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7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5.993cm"/>
    </style:style>
    <style:style style:name="co5" style:family="table-column">
      <style:table-column-properties fo:break-before="auto" style:column-width="8.451cm"/>
    </style:style>
    <style:style style:name="co6" style:family="table-column">
      <style:table-column-properties fo:break-before="auto" style:column-width="5.209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size="10pt" fo:font-weight="bold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size="10pt" fo:font-weight="normal"/>
    </style:style>
  </office:automatic-styles>
  <office:body>
    <office:spreadsheet>
      <table:calculation-settings table:automatic-find-labels="false"/>
      <table:table table:name="ssd-concep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notation</text:p>
          </table:table-cell>
          <table:table-cell office:value-type="string" calcext:value-type="string">
            <text:p>prefLabel</text:p>
          </table:table-cell>
          <table:table-cell table:number-columns-repeated="5"/>
        </table:table-row>
        <table:table-row table:style-name="ro1">
          <table:table-cell table:formula="of:=IF([.B2]=([.B1]+2);&quot;Fehler&quot;;&quot;&quot;)" office:value-type="string" office:string-value="" calcext:value-type="error">
            <text:p>#WERT!</text:p>
          </table:table-cell>
          <table:table-cell table:formula="of:=IF(LEN([.C2])=1;0;IF(LEN([.C2])=2;1;IF(LEN([.C2])=3;2;IF(LEN([.C2])=5;3;IF(LEN([.C2])=6;4;IF(LEN([.C2])=7;5;&quot;Fehler&quot;)))))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GEMEINES <text:s/>ALLGEMEINE NACHSCHLAGEWERKE UND BIBLIOGRAPHIEN <text:s/>WISSENSCHAFTSKUNDE INFORMATIONSWISSENSCHAFT <text:s/>BUCH- UND BIBLIOTHEKSWESEN PUBLIZISTIK</text:p>
          </table:table-cell>
          <table:table-cell table:number-columns-repeated="5"/>
        </table:table-row>
        <table:table-row table:style-name="ro1">
          <table:table-cell table:formula="of:=IF([.B3]=([.B2]+2);&quot;Fehler&quot;;&quot;&quot;)">
            <text:p/>
          </table:table-cell>
          <table:table-cell table:formula="of:=IF(LEN([.C3])=1;0;IF(LEN([.C3])=2;1;IF(LEN([.C3])=3;2;IF(LEN([.C3])=5;3;IF(LEN([.C3])=6;4;IF(LEN([.C3])=7;5;&quot;Fehler&quot;))))))"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LLGEMEINE NACHSCHLAGEWERKE</text:p>
          </table:table-cell>
          <table:table-cell table:number-columns-repeated="5"/>
        </table:table-row>
        <table:table-row table:style-name="ro1">
          <table:table-cell table:formula="of:=IF([.B4]=([.B3]+2);&quot;Fehler&quot;;&quot;&quot;)">
            <text:p/>
          </table:table-cell>
          <table:table-cell table:formula="of:=IF(LEN([.C4])=1;0;IF(LEN([.C4])=2;1;IF(LEN([.C4])=3;2;IF(LEN([.C4])=5;3;IF(LEN([.C4])=6;4;IF(LEN([.C4])=7;5;&quot;Fehler&quot;))))))" office:value-type="float" office:value="2" calcext:value-type="float">
            <text:p>2</text:p>
          </table:table-cell>
          <table:table-cell office:value-type="string" calcext:value-type="string">
            <text:p>AAK</text:p>
          </table:table-cell>
          <table:table-cell office:value-type="string" calcext:value-type="string">
            <text:p>ALLGEMEINE ENZYKLOPAEDIEN UND KONVERSATIONSLEXIKA IN DEUTSCHER SPRACHE</text:p>
          </table:table-cell>
          <table:table-cell table:number-columns-repeated="5"/>
        </table:table-row>
        <table:table-row table:style-name="ro1">
          <table:table-cell table:formula="of:=IF([.B5]=([.B4]+2);&quot;Fehler&quot;;&quot;&quot;)">
            <text:p/>
          </table:table-cell>
          <table:table-cell table:formula="of:=IF(LEN([.C5])=1;0;IF(LEN([.C5])=2;1;IF(LEN([.C5])=3;2;IF(LEN([.C5])=5;3;IF(LEN([.C5])=6;4;IF(LEN([.C5])=7;5;&quot;Fehler&quot;))))))" office:value-type="float" office:value="2" calcext:value-type="float">
            <text:p>2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ALLGEMEINE ENZYKLOPAEDIEN UND KONVERSATIONSLEXIKA IN FREMDEN SPRACHEN</text:p>
          </table:table-cell>
          <table:table-cell table:number-columns-repeated="5"/>
        </table:table-row>
        <table:table-row table:style-name="ro1">
          <table:table-cell table:formula="of:=IF([.B6]=([.B5]+2);&quot;Fehler&quot;;&quot;&quot;)">
            <text:p/>
          </table:table-cell>
          <table:table-cell table:formula="of:=IF(LEN([.C6])=1;0;IF(LEN([.C6])=2;1;IF(LEN([.C6])=3;2;IF(LEN([.C6])=5;3;IF(LEN([.C6])=6;4;IF(LEN([.C6])=7;5;&quot;Fehler&quot;))))))" office:value-type="float" office:value="2" calcext:value-type="float">
            <text:p>2</text:p>
          </table:table-cell>
          <table:table-cell office:value-type="string" calcext:value-type="string">
            <text:p>AAM</text:p>
          </table:table-cell>
          <table:table-cell office:value-type="string" calcext:value-type="string">
            <text:p>HANDBUECHER DES WISSENS</text:p>
          </table:table-cell>
          <table:table-cell table:number-columns-repeated="5"/>
        </table:table-row>
        <table:table-row table:style-name="ro1">
          <table:table-cell table:formula="of:=IF([.B7]=([.B6]+2);&quot;Fehler&quot;;&quot;&quot;)">
            <text:p/>
          </table:table-cell>
          <table:table-cell table:formula="of:=IF(LEN([.C7])=1;0;IF(LEN([.C7])=2;1;IF(LEN([.C7])=3;2;IF(LEN([.C7])=5;3;IF(LEN([.C7])=6;4;IF(LEN([.C7])=7;5;&quot;Fehler&quot;))))))" office:value-type="float" office:value="2" calcext:value-type="float">
            <text:p>2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ANSCHRIFTENVERZEICHNISSE (ADRESSBUECHER)</text:p>
          </table:table-cell>
          <table:table-cell table:number-columns-repeated="5"/>
        </table:table-row>
        <table:table-row table:style-name="ro1">
          <table:table-cell table:formula="of:=IF([.B8]=([.B7]+2);&quot;Fehler&quot;;&quot;&quot;)">
            <text:p/>
          </table:table-cell>
          <table:table-cell table:formula="of:=IF(LEN([.C8])=1;0;IF(LEN([.C8])=2;1;IF(LEN([.C8])=3;2;IF(LEN([.C8])=5;3;IF(LEN([.C8])=6;4;IF(LEN([.C8])=7;5;&quot;Fehler&quot;))))))" office:value-type="float" office:value="3" calcext:value-type="float">
            <text:p>3</text:p>
          </table:table-cell>
          <table:table-cell office:value-type="string" calcext:value-type="string">
            <text:p>AAN 1</text:p>
          </table:table-cell>
          <table:table-cell office:value-type="string" calcext:value-type="string">
            <text:p>EINWOHNERADRESSBUECHER EINZELNER ORTE : ALPHABETISCH NACH ORTEN GEORDNET</text:p>
          </table:table-cell>
          <table:table-cell table:number-columns-repeated="5"/>
        </table:table-row>
        <table:table-row table:style-name="ro1">
          <table:table-cell table:formula="of:=IF([.B9]=([.B8]+2);&quot;Fehler&quot;;&quot;&quot;)">
            <text:p/>
          </table:table-cell>
          <table:table-cell table:formula="of:=IF(LEN([.C9])=1;0;IF(LEN([.C9])=2;1;IF(LEN([.C9])=3;2;IF(LEN([.C9])=5;3;IF(LEN([.C9])=6;4;IF(LEN([.C9])=7;5;&quot;Fehler&quot;))))))" office:value-type="float" office:value="3" calcext:value-type="float">
            <text:p>3</text:p>
          </table:table-cell>
          <table:table-cell office:value-type="string" calcext:value-type="string">
            <text:p>AAN 2</text:p>
          </table:table-cell>
          <table:table-cell office:value-type="string" calcext:value-type="string">
            <text:p>WIRTSCHAFTSADRESSBUECHER</text:p>
          </table:table-cell>
          <table:table-cell table:number-columns-repeated="5"/>
        </table:table-row>
        <table:table-row table:style-name="ro1">
          <table:table-cell table:formula="of:=IF([.B10]=([.B9]+2);&quot;Fehler&quot;;&quot;&quot;)">
            <text:p/>
          </table:table-cell>
          <table:table-cell table:formula="of:=IF(LEN([.C10])=1;0;IF(LEN([.C10])=2;1;IF(LEN([.C10])=3;2;IF(LEN([.C10])=5;3;IF(LEN([.C10])=6;4;IF(LEN([.C10])=7;5;&quot;Fehler&quot;))))))" office:value-type="float" office:value="4" calcext:value-type="float">
            <text:p>4</text:p>
          </table:table-cell>
          <table:table-cell office:value-type="string" calcext:value-type="string">
            <text:p>AAN 20</text:p>
          </table:table-cell>
          <table:table-cell office:value-type="string" calcext:value-type="string">
            <text:p>FIRMENADRESSBUECHER</text:p>
          </table:table-cell>
          <table:table-cell table:number-columns-repeated="5"/>
        </table:table-row>
        <table:table-row table:style-name="ro1">
          <table:table-cell table:formula="of:=IF([.B11]=([.B10]+2);&quot;Fehler&quot;;&quot;&quot;)">
            <text:p/>
          </table:table-cell>
          <table:table-cell table:formula="of:=IF(LEN([.C11])=1;0;IF(LEN([.C11])=2;1;IF(LEN([.C11])=3;2;IF(LEN([.C11])=5;3;IF(LEN([.C11])=6;4;IF(LEN([.C11])=7;5;&quot;Fehler&quot;))))))" office:value-type="float" office:value="4" calcext:value-type="float">
            <text:p>4</text:p>
          </table:table-cell>
          <table:table-cell office:value-type="string" calcext:value-type="string">
            <text:p>AAN 21</text:p>
          </table:table-cell>
          <table:table-cell office:value-type="string" calcext:value-type="string">
            <text:p>BRANCHENVERZEICHNISSE</text:p>
          </table:table-cell>
          <table:table-cell table:number-columns-repeated="5"/>
        </table:table-row>
        <table:table-row table:style-name="ro1">
          <table:table-cell table:formula="of:=IF([.B12]=([.B11]+2);&quot;Fehler&quot;;&quot;&quot;)">
            <text:p/>
          </table:table-cell>
          <table:table-cell table:formula="of:=IF(LEN([.C12])=1;0;IF(LEN([.C12])=2;1;IF(LEN([.C12])=3;2;IF(LEN([.C12])=5;3;IF(LEN([.C12])=6;4;IF(LEN([.C12])=7;5;&quot;Fehler&quot;))))))" office:value-type="float" office:value="2" calcext:value-type="float">
            <text:p>2</text:p>
          </table:table-cell>
          <table:table-cell office:value-type="string" calcext:value-type="string">
            <text:p>AAO</text:p>
          </table:table-cell>
          <table:table-cell office:value-type="string" calcext:value-type="string">
            <text:p>TELEFONBUECHER (FERNSPRECHBUECHER)</text:p>
          </table:table-cell>
          <table:table-cell table:number-columns-repeated="5"/>
        </table:table-row>
        <table:table-row table:style-name="ro1">
          <table:table-cell table:formula="of:=IF([.B13]=([.B12]+2);&quot;Fehler&quot;;&quot;&quot;)">
            <text:p/>
          </table:table-cell>
          <table:table-cell table:formula="of:=IF(LEN([.C13])=1;0;IF(LEN([.C13])=2;1;IF(LEN([.C13])=3;2;IF(LEN([.C13])=5;3;IF(LEN([.C13])=6;4;IF(LEN([.C13])=7;5;&quot;Fehler&quot;))))))" office:value-type="float" office:value="2" calcext:value-type="float">
            <text:p>2</text:p>
          </table:table-cell>
          <table:table-cell office:value-type="string" calcext:value-type="string">
            <text:p>AAP</text:p>
          </table:table-cell>
          <table:table-cell office:value-type="string" calcext:value-type="string">
            <text:p>FAHRPLAENE <text:s/>KURSBUECHER</text:p>
          </table:table-cell>
          <table:table-cell table:number-columns-repeated="5"/>
        </table:table-row>
        <table:table-row table:style-name="ro1">
          <table:table-cell table:formula="of:=IF([.B14]=([.B13]+2);&quot;Fehler&quot;;&quot;&quot;)">
            <text:p/>
          </table:table-cell>
          <table:table-cell table:formula="of:=IF(LEN([.C14])=1;0;IF(LEN([.C14])=2;1;IF(LEN([.C14])=3;2;IF(LEN([.C14])=5;3;IF(LEN([.C14])=6;4;IF(LEN([.C14])=7;5;&quot;Fehler&quot;))))))" office:value-type="float" office:value="2" calcext:value-type="float">
            <text:p>2</text:p>
          </table:table-cell>
          <table:table-cell office:value-type="string" calcext:value-type="string">
            <text:p>AAQ</text:p>
          </table:table-cell>
          <table:table-cell office:value-type="string" calcext:value-type="string">
            <text:p>ABKUERZUNGSVERZEICHNISSE</text:p>
          </table:table-cell>
          <table:table-cell table:number-columns-repeated="5"/>
        </table:table-row>
        <table:table-row table:style-name="ro1">
          <table:table-cell table:formula="of:=IF([.B15]=([.B14]+2);&quot;Fehler&quot;;&quot;&quot;)">
            <text:p/>
          </table:table-cell>
          <table:table-cell table:formula="of:=IF(LEN([.C15])=1;0;IF(LEN([.C15])=2;1;IF(LEN([.C15])=3;2;IF(LEN([.C15])=5;3;IF(LEN([.C15])=6;4;IF(LEN([.C15])=7;5;&quot;Fehler&quot;))))))" office:value-type="float" office:value="2" calcext:value-type="float">
            <text:p>2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SONSTIGE NACHSCHLAGEWERKE</text:p>
          </table:table-cell>
          <table:table-cell table:number-columns-repeated="5"/>
        </table:table-row>
        <table:table-row table:style-name="ro1">
          <table:table-cell table:formula="of:=IF([.B16]=([.B15]+2);&quot;Fehler&quot;;&quot;&quot;)">
            <text:p/>
          </table:table-cell>
          <table:table-cell table:formula="of:=IF(LEN([.C16])=1;0;IF(LEN([.C16])=2;1;IF(LEN([.C16])=3;2;IF(LEN([.C16])=5;3;IF(LEN([.C16])=6;4;IF(LEN([.C16])=7;5;&quot;Fehler&quot;))))))" office:value-type="float" office:value="2" calcext:value-type="float">
            <text:p>2</text:p>
          </table:table-cell>
          <table:table-cell office:value-type="string" calcext:value-type="string">
            <text:p>AAS</text:p>
          </table:table-cell>
          <table:table-cell office:value-type="string" calcext:value-type="string">
            <text:p>VERSCHIEDENES INFORMATIONSMATERIAL</text:p>
          </table:table-cell>
          <table:table-cell table:number-columns-repeated="5"/>
        </table:table-row>
        <table:table-row table:style-name="ro1">
          <table:table-cell table:formula="of:=IF([.B17]=([.B16]+2);&quot;Fehler&quot;;&quot;&quot;)">
            <text:p/>
          </table:table-cell>
          <table:table-cell table:formula="of:=IF(LEN([.C17])=1;0;IF(LEN([.C17])=2;1;IF(LEN([.C17])=3;2;IF(LEN([.C17])=5;3;IF(LEN([.C17])=6;4;IF(LEN([.C17])=7;5;&quot;Fehler&quot;))))))" office:value-type="float" office:value="1" calcext:value-type="float">
            <text:p>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LGEMEINE BIOGRAPHISCHE NACHSCHLAGEWERKE</text:p>
          </table:table-cell>
          <table:table-cell table:number-columns-repeated="5"/>
        </table:table-row>
        <table:table-row table:style-name="ro1">
          <table:table-cell table:formula="of:=IF([.B18]=([.B17]+2);&quot;Fehler&quot;;&quot;&quot;)">
            <text:p/>
          </table:table-cell>
          <table:table-cell table:formula="of:=IF(LEN([.C18])=1;0;IF(LEN([.C18])=2;1;IF(LEN([.C18])=3;2;IF(LEN([.C18])=5;3;IF(LEN([.C18])=6;4;IF(LEN([.C18])=7;5;&quot;Fehler&quot;))))))" office:value-type="float" office:value="2" calcext:value-type="float">
            <text:p>2</text:p>
          </table:table-cell>
          <table:table-cell office:value-type="string" calcext:value-type="string">
            <text:p>ABK</text:p>
          </table:table-cell>
          <table:table-cell office:value-type="string" calcext:value-type="string">
            <text:p>BIOBIBLIOGRAPHIEN (BIOBIBLIOGRAPHISCHE NACHSCHLAGEWERKE)</text:p>
          </table:table-cell>
          <table:table-cell table:number-columns-repeated="5"/>
        </table:table-row>
        <table:table-row table:style-name="ro1">
          <table:table-cell table:formula="of:=IF([.B19]=([.B18]+2);&quot;Fehler&quot;;&quot;&quot;)">
            <text:p/>
          </table:table-cell>
          <table:table-cell table:formula="of:=IF(LEN([.C19])=1;0;IF(LEN([.C19])=2;1;IF(LEN([.C19])=3;2;IF(LEN([.C19])=5;3;IF(LEN([.C19])=6;4;IF(LEN([.C19])=7;5;&quot;Fehler&quot;))))))" office:value-type="float" office:value="2" calcext:value-type="float">
            <text:p>2</text:p>
          </table:table-cell>
          <table:table-cell office:value-type="string" calcext:value-type="string">
            <text:p>ABL</text:p>
          </table:table-cell>
          <table:table-cell office:value-type="string" calcext:value-type="string">
            <text:p>INTERNATIONALE BIOGRAPHISCHE NACHSCHLAGEWERKE</text:p>
          </table:table-cell>
          <table:table-cell table:number-columns-repeated="5"/>
        </table:table-row>
        <table:table-row table:style-name="ro1">
          <table:table-cell table:formula="of:=IF([.B20]=([.B19]+2);&quot;Fehler&quot;;&quot;&quot;)">
            <text:p/>
          </table:table-cell>
          <table:table-cell table:formula="of:=IF(LEN([.C20])=1;0;IF(LEN([.C20])=2;1;IF(LEN([.C20])=3;2;IF(LEN([.C20])=5;3;IF(LEN([.C20])=6;4;IF(LEN([.C20])=7;5;&quot;Fehler&quot;))))))" office:value-type="float" office:value="2" calcext:value-type="float">
            <text:p>2</text:p>
          </table:table-cell>
          <table:table-cell office:value-type="string" calcext:value-type="string">
            <text:p>ABM</text:p>
          </table:table-cell>
          <table:table-cell office:value-type="string" calcext:value-type="string">
            <text:p>NATIONALE BIOGRAPHISCHE NACHSCHLAGEWERKE</text:p>
          </table:table-cell>
          <table:table-cell table:number-columns-repeated="5"/>
        </table:table-row>
        <table:table-row table:style-name="ro1">
          <table:table-cell table:formula="of:=IF([.B21]=([.B20]+2);&quot;Fehler&quot;;&quot;&quot;)">
            <text:p/>
          </table:table-cell>
          <table:table-cell table:formula="of:=IF(LEN([.C21])=1;0;IF(LEN([.C21])=2;1;IF(LEN([.C21])=3;2;IF(LEN([.C21])=5;3;IF(LEN([.C21])=6;4;IF(LEN([.C21])=7;5;&quot;Fehler&quot;))))))" office:value-type="float" office:value="3" calcext:value-type="float">
            <text:p>3</text:p>
          </table:table-cell>
          <table:table-cell office:value-type="string" calcext:value-type="string">
            <text:p>ABM 1</text:p>
          </table:table-cell>
          <table:table-cell office:value-type="string" calcext:value-type="string">
            <text:p>DEUTSCHLAND - OESTERREICH - SCHWEIZ</text:p>
          </table:table-cell>
          <table:table-cell table:number-columns-repeated="5"/>
        </table:table-row>
        <table:table-row table:style-name="ro1">
          <table:table-cell table:formula="of:=IF([.B22]=([.B21]+2);&quot;Fehler&quot;;&quot;&quot;)">
            <text:p/>
          </table:table-cell>
          <table:table-cell table:formula="of:=IF(LEN([.C22])=1;0;IF(LEN([.C22])=2;1;IF(LEN([.C22])=3;2;IF(LEN([.C22])=5;3;IF(LEN([.C22])=6;4;IF(LEN([.C22])=7;5;&quot;Fehler&quot;))))))" office:value-type="float" office:value="3" calcext:value-type="float">
            <text:p>3</text:p>
          </table:table-cell>
          <table:table-cell office:value-type="string" calcext:value-type="string">
            <text:p>ABM 2</text:p>
          </table:table-cell>
          <table:table-cell office:value-type="string" calcext:value-type="string">
            <text:p>GROSSBRITANNIEN - USA</text:p>
          </table:table-cell>
          <table:table-cell table:number-columns-repeated="5"/>
        </table:table-row>
        <table:table-row table:style-name="ro1">
          <table:table-cell table:formula="of:=IF([.B23]=([.B22]+2);&quot;Fehler&quot;;&quot;&quot;)">
            <text:p/>
          </table:table-cell>
          <table:table-cell table:formula="of:=IF(LEN([.C23])=1;0;IF(LEN([.C23])=2;1;IF(LEN([.C23])=3;2;IF(LEN([.C23])=5;3;IF(LEN([.C23])=6;4;IF(LEN([.C23])=7;5;&quot;Fehler&quot;))))))" office:value-type="float" office:value="3" calcext:value-type="float">
            <text:p>3</text:p>
          </table:table-cell>
          <table:table-cell office:value-type="string" calcext:value-type="string">
            <text:p>ABM 3</text:p>
          </table:table-cell>
          <table:table-cell office:value-type="string" calcext:value-type="string">
            <text:p>FRANKREICH</text:p>
          </table:table-cell>
          <table:table-cell table:number-columns-repeated="5"/>
        </table:table-row>
        <table:table-row table:style-name="ro1">
          <table:table-cell table:formula="of:=IF([.B24]=([.B23]+2);&quot;Fehler&quot;;&quot;&quot;)">
            <text:p/>
          </table:table-cell>
          <table:table-cell table:formula="of:=IF(LEN([.C24])=1;0;IF(LEN([.C24])=2;1;IF(LEN([.C24])=3;2;IF(LEN([.C24])=5;3;IF(LEN([.C24])=6;4;IF(LEN([.C24])=7;5;&quot;Fehler&quot;))))))" office:value-type="float" office:value="3" calcext:value-type="float">
            <text:p>3</text:p>
          </table:table-cell>
          <table:table-cell office:value-type="string" calcext:value-type="string">
            <text:p>ABM 9</text:p>
          </table:table-cell>
          <table:table-cell office:value-type="string" calcext:value-type="string">
            <text:p>SONSTIGE LAENDER</text:p>
          </table:table-cell>
          <table:table-cell table:number-columns-repeated="5"/>
        </table:table-row>
        <table:table-row table:style-name="ro1">
          <table:table-cell table:formula="of:=IF([.B25]=([.B24]+2);&quot;Fehler&quot;;&quot;&quot;)">
            <text:p/>
          </table:table-cell>
          <table:table-cell table:formula="of:=IF(LEN([.C25])=1;0;IF(LEN([.C25])=2;1;IF(LEN([.C25])=3;2;IF(LEN([.C25])=5;3;IF(LEN([.C25])=6;4;IF(LEN([.C25])=7;5;&quot;Fehler&quot;))))))" office:value-type="float" office:value="2" calcext:value-type="float">
            <text:p>2</text:p>
          </table:table-cell>
          <table:table-cell office:value-type="string" calcext:value-type="string">
            <text:p>ABN</text:p>
          </table:table-cell>
          <table:table-cell office:value-type="string" calcext:value-type="string">
            <text:p>BILDNISWERKE</text:p>
          </table:table-cell>
          <table:table-cell table:number-columns-repeated="5"/>
        </table:table-row>
        <table:table-row table:style-name="ro1">
          <table:table-cell table:formula="of:=IF([.B26]=([.B25]+2);&quot;Fehler&quot;;&quot;&quot;)">
            <text:p/>
          </table:table-cell>
          <table:table-cell table:formula="of:=IF(LEN([.C26])=1;0;IF(LEN([.C26])=2;1;IF(LEN([.C26])=3;2;IF(LEN([.C26])=5;3;IF(LEN([.C26])=6;4;IF(LEN([.C26])=7;5;&quot;Fehler&quot;))))))"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LLGEMEINE ZEITUNGEN <text:s/>ALLGEMEINE ZEITSCHRIFTEN</text:p>
          </table:table-cell>
          <table:table-cell table:number-columns-repeated="5"/>
        </table:table-row>
        <table:table-row table:style-name="ro1">
          <table:table-cell table:formula="of:=IF([.B27]=([.B26]+2);&quot;Fehler&quot;;&quot;&quot;)">
            <text:p/>
          </table:table-cell>
          <table:table-cell table:formula="of:=IF(LEN([.C27])=1;0;IF(LEN([.C27])=2;1;IF(LEN([.C27])=3;2;IF(LEN([.C27])=5;3;IF(LEN([.C27])=6;4;IF(LEN([.C27])=7;5;&quot;Fehler&quot;))))))" office:value-type="float" office:value="2" calcext:value-type="float">
            <text:p>2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DEUTSCHSPRACHIGE ZEITUNGEN</text:p>
          </table:table-cell>
          <table:table-cell table:number-columns-repeated="5"/>
        </table:table-row>
        <table:table-row table:style-name="ro1">
          <table:table-cell table:formula="of:=IF([.B28]=([.B27]+2);&quot;Fehler&quot;;&quot;&quot;)">
            <text:p/>
          </table:table-cell>
          <table:table-cell table:formula="of:=IF(LEN([.C28])=1;0;IF(LEN([.C28])=2;1;IF(LEN([.C28])=3;2;IF(LEN([.C28])=5;3;IF(LEN([.C28])=6;4;IF(LEN([.C28])=7;5;&quot;Fehler&quot;))))))" office:value-type="float" office:value="2" calcext:value-type="float">
            <text:p>2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FREMDSPRACHIGE ZEITUNGEN</text:p>
          </table:table-cell>
          <table:table-cell table:number-columns-repeated="5"/>
        </table:table-row>
        <table:table-row table:style-name="ro1">
          <table:table-cell table:formula="of:=IF([.B29]=([.B28]+2);&quot;Fehler&quot;;&quot;&quot;)">
            <text:p/>
          </table:table-cell>
          <table:table-cell table:formula="of:=IF(LEN([.C29])=1;0;IF(LEN([.C29])=2;1;IF(LEN([.C29])=3;2;IF(LEN([.C29])=5;3;IF(LEN([.C29])=6;4;IF(LEN([.C29])=7;5;&quot;Fehler&quot;))))))" office:value-type="float" office:value="2" calcext:value-type="float">
            <text:p>2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LLGEMEINE KULTURZEITSCHRIFTEN <text:s/>DEUTSCHE UND AUSLAENDISCHE NACHRICHTENMAGAZINE</text:p>
          </table:table-cell>
          <table:table-cell table:number-columns-repeated="5"/>
        </table:table-row>
        <table:table-row table:style-name="ro1">
          <table:table-cell table:formula="of:=IF([.B30]=([.B29]+2);&quot;Fehler&quot;;&quot;&quot;)">
            <text:p/>
          </table:table-cell>
          <table:table-cell table:formula="of:=IF(LEN([.C30])=1;0;IF(LEN([.C30])=2;1;IF(LEN([.C30])=3;2;IF(LEN([.C30])=5;3;IF(LEN([.C30])=6;4;IF(LEN([.C30])=7;5;&quot;Fehler&quot;))))))" office:value-type="float" office:value="2" calcext:value-type="float">
            <text:p>2</text:p>
          </table:table-cell>
          <table:table-cell office:value-type="string" calcext:value-type="string">
            <text:p>ACN</text:p>
          </table:table-cell>
          <table:table-cell office:value-type="string" calcext:value-type="string">
            <text:p>INTERDISZIPLINAERE WISSENSCHAFTLICHE ZEITSCHRIFTEN UND REZENSIONSORGANE <text:s/>BUCHKRITISCHE PERIODICA DES BUCHHANDELS</text:p>
          </table:table-cell>
          <table:table-cell table:number-columns-repeated="5"/>
        </table:table-row>
        <table:table-row table:style-name="ro1">
          <table:table-cell table:formula="of:=IF([.B31]=([.B30]+2);&quot;Fehler&quot;;&quot;&quot;)">
            <text:p/>
          </table:table-cell>
          <table:table-cell table:formula="of:=IF(LEN([.C31])=1;0;IF(LEN([.C31])=2;1;IF(LEN([.C31])=3;2;IF(LEN([.C31])=5;3;IF(LEN([.C31])=6;4;IF(LEN([.C31])=7;5;&quot;Fehler&quot;))))))" office:value-type="float" office:value="2" calcext:value-type="float">
            <text:p>2</text:p>
          </table:table-cell>
          <table:table-cell office:value-type="string" calcext:value-type="string">
            <text:p>ACO</text:p>
          </table:table-cell>
          <table:table-cell office:value-type="string" calcext:value-type="string">
            <text:p>SONSTIGE ZEITSCHRIFTEN</text:p>
          </table:table-cell>
          <table:table-cell table:number-columns-repeated="5"/>
        </table:table-row>
        <table:table-row table:style-name="ro1">
          <table:table-cell table:formula="of:=IF([.B32]=([.B31]+2);&quot;Fehler&quot;;&quot;&quot;)">
            <text:p/>
          </table:table-cell>
          <table:table-cell table:formula="of:=IF(LEN([.C32])=1;0;IF(LEN([.C32])=2;1;IF(LEN([.C32])=3;2;IF(LEN([.C32])=5;3;IF(LEN([.C32])=6;4;IF(LEN([.C32])=7;5;&quot;Fehler&quot;))))))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SCHRIFTEN VERSCHIEDENEN INHALTS</text:p>
          </table:table-cell>
          <table:table-cell table:number-columns-repeated="5"/>
        </table:table-row>
        <table:table-row table:style-name="ro1">
          <table:table-cell table:formula="of:=IF([.B33]=([.B32]+2);&quot;Fehler&quot;;&quot;&quot;)">
            <text:p/>
          </table:table-cell>
          <table:table-cell table:formula="of:=IF(LEN([.C33])=1;0;IF(LEN([.C33])=2;1;IF(LEN([.C33])=3;2;IF(LEN([.C33])=5;3;IF(LEN([.C33])=6;4;IF(LEN([.C33])=7;5;&quot;Fehler&quot;))))))" office:value-type="float" office:value="2" calcext:value-type="float">
            <text:p>2</text:p>
          </table:table-cell>
          <table:table-cell office:value-type="string" calcext:value-type="string">
            <text:p>ADK</text:p>
          </table:table-cell>
          <table:table-cell office:value-type="string" calcext:value-type="string">
            <text:p>REIHEN- UND SERIENWERKE, JAHRBUECHER UND ALMANACHE VERSCHIEDENEN INHALTS AUS MEHREREN SACHGEBIETEN</text:p>
          </table:table-cell>
          <table:table-cell table:number-columns-repeated="5"/>
        </table:table-row>
        <table:table-row table:style-name="ro1">
          <table:table-cell table:formula="of:=IF([.B34]=([.B33]+2);&quot;Fehler&quot;;&quot;&quot;)">
            <text:p/>
          </table:table-cell>
          <table:table-cell table:formula="of:=IF(LEN([.C34])=1;0;IF(LEN([.C34])=2;1;IF(LEN([.C34])=3;2;IF(LEN([.C34])=5;3;IF(LEN([.C34])=6;4;IF(LEN([.C34])=7;5;&quot;Fehler&quot;))))))" office:value-type="float" office:value="2" calcext:value-type="float">
            <text:p>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VERMISCHTE SCHRIFTEN MEHRERER VERFASSER</text:p>
          </table:table-cell>
          <table:table-cell table:number-columns-repeated="5"/>
        </table:table-row>
        <table:table-row table:style-name="ro1">
          <table:table-cell table:formula="of:=IF([.B35]=([.B34]+2);&quot;Fehler&quot;;&quot;&quot;)">
            <text:p/>
          </table:table-cell>
          <table:table-cell table:formula="of:=IF(LEN([.C35])=1;0;IF(LEN([.C35])=2;1;IF(LEN([.C35])=3;2;IF(LEN([.C35])=5;3;IF(LEN([.C35])=6;4;IF(LEN([.C35])=7;5;&quot;Fehler&quot;))))))" office:value-type="float" office:value="2" calcext:value-type="float">
            <text:p>2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VERMISCHTE SCHRIFTEN EINZELNER VERFASSER</text:p>
          </table:table-cell>
          <table:table-cell table:number-columns-repeated="5"/>
        </table:table-row>
        <table:table-row table:style-name="ro1">
          <table:table-cell table:formula="of:=IF([.B36]=([.B35]+2);&quot;Fehler&quot;;&quot;&quot;)">
            <text:p/>
          </table:table-cell>
          <table:table-cell table:formula="of:=IF(LEN([.C36])=1;0;IF(LEN([.C36])=2;1;IF(LEN([.C36])=3;2;IF(LEN([.C36])=5;3;IF(LEN([.C36])=6;4;IF(LEN([.C36])=7;5;&quot;Fehler&quot;))))))" office:value-type="float" office:value="1" calcext:value-type="float">
            <text:p>1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WISSENSCHAFTSKUNDE - ALLGEMEINE KULTURPFLEGE : ALLGEMEINES</text:p>
          </table:table-cell>
          <table:table-cell table:number-columns-repeated="5"/>
        </table:table-row>
        <table:table-row table:style-name="ro1">
          <table:table-cell table:formula="of:=IF([.B37]=([.B36]+2);&quot;Fehler&quot;;&quot;&quot;)">
            <text:p/>
          </table:table-cell>
          <table:table-cell table:formula="of:=IF(LEN([.C37])=1;0;IF(LEN([.C37])=2;1;IF(LEN([.C37])=3;2;IF(LEN([.C37])=5;3;IF(LEN([.C37])=6;4;IF(LEN([.C37])=7;5;&quot;Fehler&quot;))))))" office:value-type="float" office:value="2" calcext:value-type="float">
            <text:p>2</text:p>
          </table:table-cell>
          <table:table-cell office:value-type="string" calcext:value-type="string">
            <text:p>AEK</text:p>
          </table:table-cell>
          <table:table-cell office:value-type="string" calcext:value-type="string">
            <text:p>GESCHICHTE DER WISSENSCHAFT</text:p>
          </table:table-cell>
          <table:table-cell table:number-columns-repeated="5"/>
        </table:table-row>
        <table:table-row table:style-name="ro1">
          <table:table-cell table:formula="of:=IF([.B38]=([.B37]+2);&quot;Fehler&quot;;&quot;&quot;)">
            <text:p/>
          </table:table-cell>
          <table:table-cell table:formula="of:=IF(LEN([.C38])=1;0;IF(LEN([.C38])=2;1;IF(LEN([.C38])=3;2;IF(LEN([.C38])=5;3;IF(LEN([.C38])=6;4;IF(LEN([.C38])=7;5;&quot;Fehler&quot;))))))" office:value-type="float" office:value="2" calcext:value-type="float">
            <text:p>2</text:p>
          </table:table-cell>
          <table:table-cell office:value-type="string" calcext:value-type="string">
            <text:p>AEL</text:p>
          </table:table-cell>
          <table:table-cell office:value-type="string" calcext:value-type="string">
            <text:p>WISSENSCHAFTSKUNDE <text:s/>WISSENSCHAFTSWISSENSCHAFT</text:p>
          </table:table-cell>
          <table:table-cell table:number-columns-repeated="5"/>
        </table:table-row>
        <table:table-row table:style-name="ro1">
          <table:table-cell table:formula="of:=IF([.B39]=([.B38]+2);&quot;Fehler&quot;;&quot;&quot;)">
            <text:p/>
          </table:table-cell>
          <table:table-cell table:formula="of:=IF(LEN([.C39])=1;0;IF(LEN([.C39])=2;1;IF(LEN([.C39])=3;2;IF(LEN([.C39])=5;3;IF(LEN([.C39])=6;4;IF(LEN([.C39])=7;5;&quot;Fehler&quot;))))))" office:value-type="float" office:value="2" calcext:value-type="float">
            <text:p>2</text:p>
          </table:table-cell>
          <table:table-cell office:value-type="string" calcext:value-type="string">
            <text:p>AEM</text:p>
          </table:table-cell>
          <table:table-cell office:value-type="string" calcext:value-type="string">
            <text:p>METHODIK UND TECHNIK DER GEISTIGEN ARBEIT</text:p>
          </table:table-cell>
          <table:table-cell table:number-columns-repeated="5"/>
        </table:table-row>
        <table:table-row table:style-name="ro1">
          <table:table-cell table:formula="of:=IF([.B40]=([.B39]+2);&quot;Fehler&quot;;&quot;&quot;)">
            <text:p/>
          </table:table-cell>
          <table:table-cell table:formula="of:=IF(LEN([.C40])=1;0;IF(LEN([.C40])=2;1;IF(LEN([.C40])=3;2;IF(LEN([.C40])=5;3;IF(LEN([.C40])=6;4;IF(LEN([.C40])=7;5;&quot;Fehler&quot;))))))" office:value-type="float" office:value="2" calcext:value-type="float">
            <text:p>2</text:p>
          </table:table-cell>
          <table:table-cell office:value-type="string" calcext:value-type="string">
            <text:p>AEN</text:p>
          </table:table-cell>
          <table:table-cell office:value-type="string" calcext:value-type="string">
            <text:p>ORGANISATION UND FOERDERUNG DER WISSENSCHAFT UND FORSCHUNG <text:s/>WISSENSCHAFTSPOLITIK</text:p>
          </table:table-cell>
          <table:table-cell table:number-columns-repeated="5"/>
        </table:table-row>
        <table:table-row table:style-name="ro1">
          <table:table-cell table:formula="of:=IF([.B41]=([.B40]+2);&quot;Fehler&quot;;&quot;&quot;)">
            <text:p/>
          </table:table-cell>
          <table:table-cell table:formula="of:=IF(LEN([.C41])=1;0;IF(LEN([.C41])=2;1;IF(LEN([.C41])=3;2;IF(LEN([.C41])=5;3;IF(LEN([.C41])=6;4;IF(LEN([.C41])=7;5;&quot;Fehler&quot;))))))" office:value-type="float" office:value="2" calcext:value-type="float">
            <text:p>2</text:p>
          </table:table-cell>
          <table:table-cell office:value-type="string" calcext:value-type="string">
            <text:p>AEO</text:p>
          </table:table-cell>
          <table:table-cell office:value-type="string" calcext:value-type="string">
            <text:p>WISSENSCHAFTLICHE AKADEMIEN <text:s/>GELEHRTE GESELLSCHAFTEN INSTITUTE UND STIFTUNGEN</text:p>
          </table:table-cell>
          <table:table-cell table:number-columns-repeated="5"/>
        </table:table-row>
        <table:table-row table:style-name="ro1">
          <table:table-cell table:formula="of:=IF([.B42]=([.B41]+2);&quot;Fehler&quot;;&quot;&quot;)">
            <text:p/>
          </table:table-cell>
          <table:table-cell table:formula="of:=IF(LEN([.C42])=1;0;IF(LEN([.C42])=2;1;IF(LEN([.C42])=3;2;IF(LEN([.C42])=5;3;IF(LEN([.C42])=6;4;IF(LEN([.C42])=7;5;&quot;Fehler&quot;))))))" office:value-type="float" office:value="2" calcext:value-type="float">
            <text:p>2</text:p>
          </table:table-cell>
          <table:table-cell office:value-type="string" calcext:value-type="string">
            <text:p>AEP</text:p>
          </table:table-cell>
          <table:table-cell office:value-type="string" calcext:value-type="string">
            <text:p>ALLGEMEINE KULTURPFLEGE</text:p>
          </table:table-cell>
          <table:table-cell table:number-columns-repeated="5"/>
        </table:table-row>
        <table:table-row table:style-name="ro1">
          <table:table-cell table:formula="of:=IF([.B43]=([.B42]+2);&quot;Fehler&quot;;&quot;&quot;)">
            <text:p/>
          </table:table-cell>
          <table:table-cell table:formula="of:=IF(LEN([.C43])=1;0;IF(LEN([.C43])=2;1;IF(LEN([.C43])=3;2;IF(LEN([.C43])=5;3;IF(LEN([.C43])=6;4;IF(LEN([.C43])=7;5;&quot;Fehler&quot;))))))" office:value-type="float" office:value="1" calcext:value-type="float">
            <text:p>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INFORMATIONSWISSENSCHAFT <text:s/>INFORMATION UND DOKUMENTATION</text:p>
          </table:table-cell>
          <table:table-cell table:number-columns-repeated="5"/>
        </table:table-row>
        <table:table-row table:style-name="ro1">
          <table:table-cell table:formula="of:=IF([.B44]=([.B43]+2);&quot;Fehler&quot;;&quot;&quot;)">
            <text:p/>
          </table:table-cell>
          <table:table-cell table:formula="of:=IF(LEN([.C44])=1;0;IF(LEN([.C44])=2;1;IF(LEN([.C44])=3;2;IF(LEN([.C44])=5;3;IF(LEN([.C44])=6;4;IF(LEN([.C44])=7;5;&quot;Fehler&quot;))))))" office:value-type="float" office:value="2" calcext:value-type="float">
            <text:p>2</text:p>
          </table:table-cell>
          <table:table-cell office:value-type="string" calcext:value-type="string">
            <text:p>AFA</text:p>
          </table:table-cell>
          <table:table-cell office:value-type="string" calcext:value-type="string">
            <text:p>NACHSCHLAGEWERKE - BIBLIOGRAPHIEN - ADRESSENVERZEICHNISSE</text:p>
          </table:table-cell>
          <table:table-cell table:number-columns-repeated="5"/>
        </table:table-row>
        <table:table-row table:style-name="ro1">
          <table:table-cell table:formula="of:=IF([.B45]=([.B44]+2);&quot;Fehler&quot;;&quot;&quot;)">
            <text:p/>
          </table:table-cell>
          <table:table-cell table:formula="of:=IF(LEN([.C45])=1;0;IF(LEN([.C45])=2;1;IF(LEN([.C45])=3;2;IF(LEN([.C45])=5;3;IF(LEN([.C45])=6;4;IF(LEN([.C45])=7;5;&quot;Fehler&quot;))))))" office:value-type="float" office:value="2" calcext:value-type="float">
            <text:p>2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GESCHICHTE <text:s/>INFORMATION UND DOKUMENTATION IM AUSLAND</text:p>
          </table:table-cell>
          <table:table-cell table:number-columns-repeated="5"/>
        </table:table-row>
        <table:table-row table:style-name="ro1">
          <table:table-cell table:formula="of:=IF([.B46]=([.B45]+2);&quot;Fehler&quot;;&quot;&quot;)">
            <text:p/>
          </table:table-cell>
          <table:table-cell table:formula="of:=IF(LEN([.C46])=1;0;IF(LEN([.C46])=2;1;IF(LEN([.C46])=3;2;IF(LEN([.C46])=5;3;IF(LEN([.C46])=6;4;IF(LEN([.C46])=7;5;&quot;Fehler&quot;))))))" office:value-type="float" office:value="2" calcext:value-type="float">
            <text:p>2</text:p>
          </table:table-cell>
          <table:table-cell office:value-type="string" calcext:value-type="string">
            <text:p>AFK</text:p>
          </table:table-cell>
          <table:table-cell office:value-type="string" calcext:value-type="string">
            <text:p>EINZELFRAGEN DER INFORMATIONSWISSENSCHAFT</text:p>
          </table:table-cell>
          <table:table-cell table:number-columns-repeated="5"/>
        </table:table-row>
        <table:table-row table:style-name="ro1">
          <table:table-cell table:formula="of:=IF([.B47]=([.B46]+2);&quot;Fehler&quot;;&quot;&quot;)">
            <text:p/>
          </table:table-cell>
          <table:table-cell table:formula="of:=IF(LEN([.C47])=1;0;IF(LEN([.C47])=2;1;IF(LEN([.C47])=3;2;IF(LEN([.C47])=5;3;IF(LEN([.C47])=6;4;IF(LEN([.C47])=7;5;&quot;Fehler&quot;))))))" office:value-type="float" office:value="3" calcext:value-type="float">
            <text:p>3</text:p>
          </table:table-cell>
          <table:table-cell office:value-type="string" calcext:value-type="string">
            <text:p>AFK 1</text:p>
          </table:table-cell>
          <table:table-cell office:value-type="string" calcext:value-type="string">
            <text:p>BIBLIOGRAPHISCHE KLASSIFIKATIONSSYSTEME</text:p>
          </table:table-cell>
          <table:table-cell table:number-columns-repeated="5"/>
        </table:table-row>
        <table:table-row table:style-name="ro1">
          <table:table-cell table:formula="of:=IF([.B48]=([.B47]+2);&quot;Fehler&quot;;&quot;&quot;)">
            <text:p/>
          </table:table-cell>
          <table:table-cell table:formula="of:=IF(LEN([.C48])=1;0;IF(LEN([.C48])=2;1;IF(LEN([.C48])=3;2;IF(LEN([.C48])=5;3;IF(LEN([.C48])=6;4;IF(LEN([.C48])=7;5;&quot;Fehler&quot;))))))" office:value-type="float" office:value="3" calcext:value-type="float">
            <text:p>3</text:p>
          </table:table-cell>
          <table:table-cell office:value-type="string" calcext:value-type="string">
            <text:p>AFK 2</text:p>
          </table:table-cell>
          <table:table-cell office:value-type="string" calcext:value-type="string">
            <text:p>RECHT VON INFORMATION UND DOKUMENTATION</text:p>
          </table:table-cell>
          <table:table-cell table:number-columns-repeated="5"/>
        </table:table-row>
        <table:table-row table:style-name="ro1">
          <table:table-cell table:formula="of:=IF([.B49]=([.B48]+2);&quot;Fehler&quot;;&quot;&quot;)">
            <text:p/>
          </table:table-cell>
          <table:table-cell table:formula="of:=IF(LEN([.C49])=1;0;IF(LEN([.C49])=2;1;IF(LEN([.C49])=3;2;IF(LEN([.C49])=5;3;IF(LEN([.C49])=6;4;IF(LEN([.C49])=7;5;&quot;Fehler&quot;))))))" office:value-type="float" office:value="3" calcext:value-type="float">
            <text:p>3</text:p>
          </table:table-cell>
          <table:table-cell office:value-type="string" calcext:value-type="string">
            <text:p>AFK 3</text:p>
          </table:table-cell>
          <table:table-cell office:value-type="string" calcext:value-type="string">
            <text:p>BETRIEBSWIRTSCHAFTLICHE PROBLEME VON INFORMATIONS- UND DOKUMENTATIONSSTELLEN</text:p>
          </table:table-cell>
          <table:table-cell table:number-columns-repeated="5"/>
        </table:table-row>
        <table:table-row table:style-name="ro1">
          <table:table-cell table:formula="of:=IF([.B50]=([.B49]+2);&quot;Fehler&quot;;&quot;&quot;)">
            <text:p/>
          </table:table-cell>
          <table:table-cell table:formula="of:=IF(LEN([.C50])=1;0;IF(LEN([.C50])=2;1;IF(LEN([.C50])=3;2;IF(LEN([.C50])=5;3;IF(LEN([.C50])=6;4;IF(LEN([.C50])=7;5;&quot;Fehler&quot;))))))" office:value-type="float" office:value="1" calcext:value-type="float">
            <text:p>1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LLGEMEINE BIBLIOGRAPHIEN</text:p>
          </table:table-cell>
          <table:table-cell table:number-columns-repeated="5"/>
        </table:table-row>
        <table:table-row table:style-name="ro1">
          <table:table-cell table:formula="of:=IF([.B51]=([.B50]+2);&quot;Fehler&quot;;&quot;&quot;)">
            <text:p/>
          </table:table-cell>
          <table:table-cell table:formula="of:=IF(LEN([.C51])=1;0;IF(LEN([.C51])=2;1;IF(LEN([.C51])=3;2;IF(LEN([.C51])=5;3;IF(LEN([.C51])=6;4;IF(LEN([.C51])=7;5;&quot;Fehler&quot;))))))" office:value-type="float" office:value="2" calcext:value-type="float">
            <text:p>2</text:p>
          </table:table-cell>
          <table:table-cell office:value-type="string" calcext:value-type="string">
            <text:p>AGK</text:p>
          </table:table-cell>
          <table:table-cell office:value-type="string" calcext:value-type="string">
            <text:p>BIBLIOGRAPHIE DER BIBLIOGRAPHIEN UND LEXIKALISCHEN NACHSCHLAGEWERKE</text:p>
          </table:table-cell>
          <table:table-cell table:number-columns-repeated="5"/>
        </table:table-row>
        <table:table-row table:style-name="ro1">
          <table:table-cell table:formula="of:=IF([.B52]=([.B51]+2);&quot;Fehler&quot;;&quot;&quot;)">
            <text:p/>
          </table:table-cell>
          <table:table-cell table:formula="of:=IF(LEN([.C52])=1;0;IF(LEN([.C52])=2;1;IF(LEN([.C52])=3;2;IF(LEN([.C52])=5;3;IF(LEN([.C52])=6;4;IF(LEN([.C52])=7;5;&quot;Fehler&quot;))))))" office:value-type="float" office:value="2" calcext:value-type="float">
            <text:p>2</text:p>
          </table:table-cell>
          <table:table-cell office:value-type="string" calcext:value-type="string">
            <text:p>AGL</text:p>
          </table:table-cell>
          <table:table-cell office:value-type="string" calcext:value-type="string">
            <text:p>INTERNATIONALE ALLGEMEINBIBLIOGRAPHIEN BIBLIOTHEKSKATALOGE <text:s/>REPRINTVERZEICHNISSE</text:p>
          </table:table-cell>
          <table:table-cell table:number-columns-repeated="5"/>
        </table:table-row>
        <table:table-row table:style-name="ro1">
          <table:table-cell table:formula="of:=IF([.B53]=([.B52]+2);&quot;Fehler&quot;;&quot;&quot;)">
            <text:p/>
          </table:table-cell>
          <table:table-cell table:formula="of:=IF(LEN([.C53])=1;0;IF(LEN([.C53])=2;1;IF(LEN([.C53])=3;2;IF(LEN([.C53])=5;3;IF(LEN([.C53])=6;4;IF(LEN([.C53])=7;5;&quot;Fehler&quot;))))))" office:value-type="float" office:value="2" calcext:value-type="float">
            <text:p>2</text:p>
          </table:table-cell>
          <table:table-cell office:value-type="string" calcext:value-type="string">
            <text:p>AGM</text:p>
          </table:table-cell>
          <table:table-cell office:value-type="string" calcext:value-type="string">
            <text:p>NATIONALE ALLGEMEINBIBLIOGRAPHIEN <text:s/>BARSORTIMENTSKATALOGE REPRINTVERZEICHNISSE</text:p>
          </table:table-cell>
          <table:table-cell table:number-columns-repeated="5"/>
        </table:table-row>
        <table:table-row table:style-name="ro1">
          <table:table-cell table:formula="of:=IF([.B54]=([.B53]+2);&quot;Fehler&quot;;&quot;&quot;)">
            <text:p/>
          </table:table-cell>
          <table:table-cell table:formula="of:=IF(LEN([.C54])=1;0;IF(LEN([.C54])=2;1;IF(LEN([.C54])=3;2;IF(LEN([.C54])=5;3;IF(LEN([.C54])=6;4;IF(LEN([.C54])=7;5;&quot;Fehler&quot;))))))" office:value-type="float" office:value="3" calcext:value-type="float">
            <text:p>3</text:p>
          </table:table-cell>
          <table:table-cell office:value-type="string" calcext:value-type="string">
            <text:p>AGM 1</text:p>
          </table:table-cell>
          <table:table-cell office:value-type="string" calcext:value-type="string">
            <text:p>DEUTSCHLAND - OESTERREICH - SCHWEIZ</text:p>
          </table:table-cell>
          <table:table-cell table:number-columns-repeated="5"/>
        </table:table-row>
        <table:table-row table:style-name="ro1">
          <table:table-cell table:formula="of:=IF([.B55]=([.B54]+2);&quot;Fehler&quot;;&quot;&quot;)">
            <text:p/>
          </table:table-cell>
          <table:table-cell table:formula="of:=IF(LEN([.C55])=1;0;IF(LEN([.C55])=2;1;IF(LEN([.C55])=3;2;IF(LEN([.C55])=5;3;IF(LEN([.C55])=6;4;IF(LEN([.C55])=7;5;&quot;Fehler&quot;))))))" office:value-type="float" office:value="3" calcext:value-type="float">
            <text:p>3</text:p>
          </table:table-cell>
          <table:table-cell office:value-type="string" calcext:value-type="string">
            <text:p>AGM 2</text:p>
          </table:table-cell>
          <table:table-cell office:value-type="string" calcext:value-type="string">
            <text:p>GROSSBRITANNIEN - USA</text:p>
          </table:table-cell>
          <table:table-cell table:number-columns-repeated="5"/>
        </table:table-row>
        <table:table-row table:style-name="ro1">
          <table:table-cell table:formula="of:=IF([.B56]=([.B55]+2);&quot;Fehler&quot;;&quot;&quot;)">
            <text:p/>
          </table:table-cell>
          <table:table-cell table:formula="of:=IF(LEN([.C56])=1;0;IF(LEN([.C56])=2;1;IF(LEN([.C56])=3;2;IF(LEN([.C56])=5;3;IF(LEN([.C56])=6;4;IF(LEN([.C56])=7;5;&quot;Fehler&quot;))))))" office:value-type="float" office:value="3" calcext:value-type="float">
            <text:p>3</text:p>
          </table:table-cell>
          <table:table-cell office:value-type="string" calcext:value-type="string">
            <text:p>AGM 3</text:p>
          </table:table-cell>
          <table:table-cell office:value-type="string" calcext:value-type="string">
            <text:p>FRANKREICH</text:p>
          </table:table-cell>
          <table:table-cell table:number-columns-repeated="5"/>
        </table:table-row>
        <table:table-row table:style-name="ro1">
          <table:table-cell table:formula="of:=IF([.B57]=([.B56]+2);&quot;Fehler&quot;;&quot;&quot;)">
            <text:p/>
          </table:table-cell>
          <table:table-cell table:formula="of:=IF(LEN([.C57])=1;0;IF(LEN([.C57])=2;1;IF(LEN([.C57])=3;2;IF(LEN([.C57])=5;3;IF(LEN([.C57])=6;4;IF(LEN([.C57])=7;5;&quot;Fehler&quot;))))))" office:value-type="float" office:value="3" calcext:value-type="float">
            <text:p>3</text:p>
          </table:table-cell>
          <table:table-cell office:value-type="string" calcext:value-type="string">
            <text:p>AGM 9</text:p>
          </table:table-cell>
          <table:table-cell office:value-type="string" calcext:value-type="string">
            <text:p>SONSTIGE LAENDER</text:p>
          </table:table-cell>
          <table:table-cell table:number-columns-repeated="5"/>
        </table:table-row>
        <table:table-row table:style-name="ro1">
          <table:table-cell table:formula="of:=IF([.B58]=([.B57]+2);&quot;Fehler&quot;;&quot;&quot;)">
            <text:p/>
          </table:table-cell>
          <table:table-cell table:formula="of:=IF(LEN([.C58])=1;0;IF(LEN([.C58])=2;1;IF(LEN([.C58])=3;2;IF(LEN([.C58])=5;3;IF(LEN([.C58])=6;4;IF(LEN([.C58])=7;5;&quot;Fehler&quot;))))))" office:value-type="float" office:value="2" calcext:value-type="float">
            <text:p>2</text:p>
          </table:table-cell>
          <table:table-cell office:value-type="string" calcext:value-type="string">
            <text:p>AGN</text:p>
          </table:table-cell>
          <table:table-cell office:value-type="string" calcext:value-type="string">
            <text:p>UEBERSETZUNGSBIBLIOGRAPHIEN</text:p>
          </table:table-cell>
          <table:table-cell table:number-columns-repeated="5"/>
        </table:table-row>
        <table:table-row table:style-name="ro1">
          <table:table-cell table:formula="of:=IF([.B59]=([.B58]+2);&quot;Fehler&quot;;&quot;&quot;)">
            <text:p/>
          </table:table-cell>
          <table:table-cell table:formula="of:=IF(LEN([.C59])=1;0;IF(LEN([.C59])=2;1;IF(LEN([.C59])=3;2;IF(LEN([.C59])=5;3;IF(LEN([.C59])=6;4;IF(LEN([.C59])=7;5;&quot;Fehler&quot;))))))" office:value-type="float" office:value="2" calcext:value-type="float">
            <text:p>2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BIBLIOGRAPHIEN DER VERKLEIDETEN, UNVOLLENDETEN UND VERBOTENEN LITERATUR</text:p>
          </table:table-cell>
          <table:table-cell table:number-columns-repeated="5"/>
        </table:table-row>
        <table:table-row table:style-name="ro1">
          <table:table-cell table:formula="of:=IF([.B60]=([.B59]+2);&quot;Fehler&quot;;&quot;&quot;)">
            <text:p/>
          </table:table-cell>
          <table:table-cell table:formula="of:=IF(LEN([.C60])=1;0;IF(LEN([.C60])=2;1;IF(LEN([.C60])=3;2;IF(LEN([.C60])=5;3;IF(LEN([.C60])=6;4;IF(LEN([.C60])=7;5;&quot;Fehler&quot;))))))" office:value-type="float" office:value="2" calcext:value-type="float">
            <text:p>2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BIBLIOGRAPHIEN VON HANDSCHRIFTEN UND WIEGENDRUCKEN (INKUNABELN) <text:s/>VERZEICHNISSE BIBLIOPHILER DRUCKE</text:p>
          </table:table-cell>
          <table:table-cell table:number-columns-repeated="5"/>
        </table:table-row>
        <table:table-row table:style-name="ro1">
          <table:table-cell table:formula="of:=IF([.B61]=([.B60]+2);&quot;Fehler&quot;;&quot;&quot;)">
            <text:p/>
          </table:table-cell>
          <table:table-cell table:formula="of:=IF(LEN([.C61])=1;0;IF(LEN([.C61])=2;1;IF(LEN([.C61])=3;2;IF(LEN([.C61])=5;3;IF(LEN([.C61])=6;4;IF(LEN([.C61])=7;5;&quot;Fehler&quot;))))))" office:value-type="float" office:value="2" calcext:value-type="float">
            <text:p>2</text:p>
          </table:table-cell>
          <table:table-cell office:value-type="string" calcext:value-type="string">
            <text:p>AGQ</text:p>
          </table:table-cell>
          <table:table-cell office:value-type="string" calcext:value-type="string">
            <text:p>BIBLIOGRAPHIEN VON HOCHSCHUL- UND SCHULSCHRIFTEN</text:p>
          </table:table-cell>
          <table:table-cell table:number-columns-repeated="5"/>
        </table:table-row>
        <table:table-row table:style-name="ro1">
          <table:table-cell table:formula="of:=IF([.B62]=([.B61]+2);&quot;Fehler&quot;;&quot;&quot;)">
            <text:p/>
          </table:table-cell>
          <table:table-cell table:formula="of:=IF(LEN([.C62])=1;0;IF(LEN([.C62])=2;1;IF(LEN([.C62])=3;2;IF(LEN([.C62])=5;3;IF(LEN([.C62])=6;4;IF(LEN([.C62])=7;5;&quot;Fehler&quot;))))))" office:value-type="float" office:value="2" calcext:value-type="float">
            <text:p>2</text:p>
          </table:table-cell>
          <table:table-cell office:value-type="string" calcext:value-type="string">
            <text:p>AGR</text:p>
          </table:table-cell>
          <table:table-cell office:value-type="string" calcext:value-type="string">
            <text:p>BIBLIOGRAPHIEN AMTLICHER DRUCKSCHRIFTEN</text:p>
          </table:table-cell>
          <table:table-cell table:number-columns-repeated="5"/>
        </table:table-row>
        <table:table-row table:style-name="ro1">
          <table:table-cell table:formula="of:=IF([.B63]=([.B62]+2);&quot;Fehler&quot;;&quot;&quot;)">
            <text:p/>
          </table:table-cell>
          <table:table-cell table:formula="of:=IF(LEN([.C63])=1;0;IF(LEN([.C63])=2;1;IF(LEN([.C63])=3;2;IF(LEN([.C63])=5;3;IF(LEN([.C63])=6;4;IF(LEN([.C63])=7;5;&quot;Fehler&quot;))))))" office:value-type="float" office:value="2" calcext:value-type="float">
            <text:p>2</text:p>
          </table:table-cell>
          <table:table-cell office:value-type="string" calcext:value-type="string">
            <text:p>AGS</text:p>
          </table:table-cell>
          <table:table-cell office:value-type="string" calcext:value-type="string">
            <text:p>BIBLIOGRAPHIEN UND KATALOGE VON ZEITSCHRIFTEN UND SERIENWERKEN</text:p>
          </table:table-cell>
          <table:table-cell table:number-columns-repeated="5"/>
        </table:table-row>
        <table:table-row table:style-name="ro1">
          <table:table-cell table:formula="of:=IF([.B64]=([.B63]+2);&quot;Fehler&quot;;&quot;&quot;)">
            <text:p/>
          </table:table-cell>
          <table:table-cell table:formula="of:=IF(LEN([.C64])=1;0;IF(LEN([.C64])=2;1;IF(LEN([.C64])=3;2;IF(LEN([.C64])=5;3;IF(LEN([.C64])=6;4;IF(LEN([.C64])=7;5;&quot;Fehler&quot;))))))"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SCHRIFT- UND BUCHWESEN - BUCHHANDEL UND VERLAGSWESEN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65]=([.B64]+2);&quot;Fehler&quot;;&quot;&quot;)">
            <text:p/>
          </table:table-cell>
          <table:table-cell table:formula="of:=IF(LEN([.C65])=1;0;IF(LEN([.C65])=2;1;IF(LEN([.C65])=3;2;IF(LEN([.C65])=5;3;IF(LEN([.C65])=6;4;IF(LEN([.C65])=7;5;&quot;Fehler&quot;))))))" office:value-type="float" office:value="2" calcext:value-type="float">
            <text:p>2</text:p>
          </table:table-cell>
          <table:table-cell office:value-type="string" calcext:value-type="string">
            <text:p>AHK</text:p>
          </table:table-cell>
          <table:table-cell office:value-type="string" calcext:value-type="string">
            <text:p>SCHRIFTWESEN</text:p>
          </table:table-cell>
          <table:table-cell table:number-columns-repeated="5"/>
        </table:table-row>
        <table:table-row table:style-name="ro1">
          <table:table-cell table:formula="of:=IF([.B66]=([.B65]+2);&quot;Fehler&quot;;&quot;&quot;)">
            <text:p/>
          </table:table-cell>
          <table:table-cell table:formula="of:=IF(LEN([.C66])=1;0;IF(LEN([.C66])=2;1;IF(LEN([.C66])=3;2;IF(LEN([.C66])=5;3;IF(LEN([.C66])=6;4;IF(LEN([.C66])=7;5;&quot;Fehler&quot;))))))" office:value-type="float" office:value="3" calcext:value-type="float">
            <text:p>3</text:p>
          </table:table-cell>
          <table:table-cell office:value-type="string" calcext:value-type="string">
            <text:p>AHK 1</text:p>
          </table:table-cell>
          <table:table-cell office:value-type="string" calcext:value-type="string">
            <text:p>SCHRIFTGESCHICHTE</text:p>
          </table:table-cell>
          <table:table-cell table:number-columns-repeated="5"/>
        </table:table-row>
        <table:table-row table:style-name="ro1">
          <table:table-cell table:formula="of:=IF([.B67]=([.B66]+2);&quot;Fehler&quot;;&quot;&quot;)">
            <text:p/>
          </table:table-cell>
          <table:table-cell table:formula="of:=IF(LEN([.C67])=1;0;IF(LEN([.C67])=2;1;IF(LEN([.C67])=3;2;IF(LEN([.C67])=5;3;IF(LEN([.C67])=6;4;IF(LEN([.C67])=7;5;&quot;Fehler&quot;))))))" office:value-type="float" office:value="3" calcext:value-type="float">
            <text:p>3</text:p>
          </table:table-cell>
          <table:table-cell office:value-type="string" calcext:value-type="string">
            <text:p>AHK 2</text:p>
          </table:table-cell>
          <table:table-cell office:value-type="string" calcext:value-type="string">
            <text:p>SCHRIFTKUNST : ALLGEMEINES</text:p>
          </table:table-cell>
          <table:table-cell table:number-columns-repeated="5"/>
        </table:table-row>
        <table:table-row table:style-name="ro1">
          <table:table-cell table:formula="of:=IF([.B68]=([.B67]+2);&quot;Fehler&quot;;&quot;&quot;)">
            <text:p/>
          </table:table-cell>
          <table:table-cell table:formula="of:=IF(LEN([.C68])=1;0;IF(LEN([.C68])=2;1;IF(LEN([.C68])=3;2;IF(LEN([.C68])=5;3;IF(LEN([.C68])=6;4;IF(LEN([.C68])=7;5;&quot;Fehler&quot;))))))" office:value-type="float" office:value="4" calcext:value-type="float">
            <text:p>4</text:p>
          </table:table-cell>
          <table:table-cell office:value-type="string" calcext:value-type="string">
            <text:p>AHK 20</text:p>
          </table:table-cell>
          <table:table-cell office:value-type="string" calcext:value-type="string">
            <text:p>SCHRIFTVORLAGEN <text:s/>LEHRBUECHER FUER HAND- UND KUNSTSCHRIFT</text:p>
          </table:table-cell>
          <table:table-cell table:number-columns-repeated="5"/>
        </table:table-row>
        <table:table-row table:style-name="ro1">
          <table:table-cell table:formula="of:=IF([.B69]=([.B68]+2);&quot;Fehler&quot;;&quot;&quot;)">
            <text:p/>
          </table:table-cell>
          <table:table-cell table:formula="of:=IF(LEN([.C69])=1;0;IF(LEN([.C69])=2;1;IF(LEN([.C69])=3;2;IF(LEN([.C69])=5;3;IF(LEN([.C69])=6;4;IF(LEN([.C69])=7;5;&quot;Fehler&quot;))))))" office:value-type="float" office:value="3" calcext:value-type="float">
            <text:p>3</text:p>
          </table:table-cell>
          <table:table-cell office:value-type="string" calcext:value-type="string">
            <text:p>AHK 3</text:p>
          </table:table-cell>
          <table:table-cell office:value-type="string" calcext:value-type="string">
            <text:p>KURZSCHRIFT (STENOGRAFIE) <text:s/>KURZSCHRIFTUNTERRICHT</text:p>
          </table:table-cell>
          <table:table-cell table:number-columns-repeated="5"/>
        </table:table-row>
        <table:table-row table:style-name="ro1">
          <table:table-cell table:formula="of:=IF([.B70]=([.B69]+2);&quot;Fehler&quot;;&quot;&quot;)">
            <text:p/>
          </table:table-cell>
          <table:table-cell table:formula="of:=IF(LEN([.C70])=1;0;IF(LEN([.C70])=2;1;IF(LEN([.C70])=3;2;IF(LEN([.C70])=5;3;IF(LEN([.C70])=6;4;IF(LEN([.C70])=7;5;&quot;Fehler&quot;))))))" office:value-type="float" office:value="4" calcext:value-type="float">
            <text:p>4</text:p>
          </table:table-cell>
          <table:table-cell office:value-type="string" calcext:value-type="string">
            <text:p>AHK 30</text:p>
          </table:table-cell>
          <table:table-cell office:value-type="string" calcext:value-type="string">
            <text:p>UEBUNGSTEXTE</text:p>
          </table:table-cell>
          <table:table-cell table:number-columns-repeated="5"/>
        </table:table-row>
        <table:table-row table:style-name="ro1">
          <table:table-cell table:formula="of:=IF([.B71]=([.B70]+2);&quot;Fehler&quot;;&quot;&quot;)">
            <text:p/>
          </table:table-cell>
          <table:table-cell table:formula="of:=IF(LEN([.C71])=1;0;IF(LEN([.C71])=2;1;IF(LEN([.C71])=3;2;IF(LEN([.C71])=5;3;IF(LEN([.C71])=6;4;IF(LEN([.C71])=7;5;&quot;Fehler&quot;))))))" office:value-type="float" office:value="3" calcext:value-type="float">
            <text:p>3</text:p>
          </table:table-cell>
          <table:table-cell office:value-type="string" calcext:value-type="string">
            <text:p>AHK 4</text:p>
          </table:table-cell>
          <table:table-cell office:value-type="string" calcext:value-type="string">
            <text:p>MASCHINENSCHREIBEN <text:s/>TASTSCHREIBEN AM PC</text:p>
          </table:table-cell>
          <table:table-cell table:number-columns-repeated="5"/>
        </table:table-row>
        <table:table-row table:style-name="ro1">
          <table:table-cell table:formula="of:=IF([.B72]=([.B71]+2);&quot;Fehler&quot;;&quot;&quot;)">
            <text:p/>
          </table:table-cell>
          <table:table-cell table:formula="of:=IF(LEN([.C72])=1;0;IF(LEN([.C72])=2;1;IF(LEN([.C72])=3;2;IF(LEN([.C72])=5;3;IF(LEN([.C72])=6;4;IF(LEN([.C72])=7;5;&quot;Fehler&quot;))))))" office:value-type="float" office:value="3" calcext:value-type="float">
            <text:p>3</text:p>
          </table:table-cell>
          <table:table-cell office:value-type="string" calcext:value-type="string">
            <text:p>AHK 5</text:p>
          </table:table-cell>
          <table:table-cell office:value-type="string" calcext:value-type="string">
            <text:p>SONSTIGE SCHRIFTEN</text:p>
          </table:table-cell>
          <table:table-cell table:number-columns-repeated="5"/>
        </table:table-row>
        <table:table-row table:style-name="ro1">
          <table:table-cell table:formula="of:=IF([.B73]=([.B72]+2);&quot;Fehler&quot;;&quot;&quot;)">
            <text:p/>
          </table:table-cell>
          <table:table-cell table:formula="of:=IF(LEN([.C73])=1;0;IF(LEN([.C73])=2;1;IF(LEN([.C73])=3;2;IF(LEN([.C73])=5;3;IF(LEN([.C73])=6;4;IF(LEN([.C73])=7;5;&quot;Fehler&quot;))))))" office:value-type="float" office:value="2" calcext:value-type="float">
            <text:p>2</text:p>
          </table:table-cell>
          <table:table-cell office:value-type="string" calcext:value-type="string">
            <text:p>AHL</text:p>
          </table:table-cell>
          <table:table-cell office:value-type="string" calcext:value-type="string">
            <text:p>GRAPHISCHES GEWERBE <text:s/>BUCHGEWERBE : ALLGEMEINES</text:p>
          </table:table-cell>
          <table:table-cell table:number-columns-repeated="5"/>
        </table:table-row>
        <table:table-row table:style-name="ro1">
          <table:table-cell table:formula="of:=IF([.B74]=([.B73]+2);&quot;Fehler&quot;;&quot;&quot;)">
            <text:p/>
          </table:table-cell>
          <table:table-cell table:formula="of:=IF(LEN([.C74])=1;0;IF(LEN([.C74])=2;1;IF(LEN([.C74])=3;2;IF(LEN([.C74])=5;3;IF(LEN([.C74])=6;4;IF(LEN([.C74])=7;5;&quot;Fehler&quot;))))))" office:value-type="float" office:value="3" calcext:value-type="float">
            <text:p>3</text:p>
          </table:table-cell>
          <table:table-cell office:value-type="string" calcext:value-type="string">
            <text:p>AHL 1</text:p>
          </table:table-cell>
          <table:table-cell office:value-type="string" calcext:value-type="string">
            <text:p>GESCHICHTE DES BUCHDRUCKS</text:p>
          </table:table-cell>
          <table:table-cell table:number-columns-repeated="5"/>
        </table:table-row>
        <table:table-row table:style-name="ro1">
          <table:table-cell table:formula="of:=IF([.B75]=([.B74]+2);&quot;Fehler&quot;;&quot;&quot;)">
            <text:p/>
          </table:table-cell>
          <table:table-cell table:formula="of:=IF(LEN([.C75])=1;0;IF(LEN([.C75])=2;1;IF(LEN([.C75])=3;2;IF(LEN([.C75])=5;3;IF(LEN([.C75])=6;4;IF(LEN([.C75])=7;5;&quot;Fehler&quot;))))))" office:value-type="float" office:value="3" calcext:value-type="float">
            <text:p>3</text:p>
          </table:table-cell>
          <table:table-cell office:value-type="string" calcext:value-type="string">
            <text:p>AHL 2</text:p>
          </table:table-cell>
          <table:table-cell office:value-type="string" calcext:value-type="string">
            <text:p>TYPOGRAPHIE</text:p>
          </table:table-cell>
          <table:table-cell table:number-columns-repeated="5"/>
        </table:table-row>
        <table:table-row table:style-name="ro1">
          <table:table-cell table:formula="of:=IF([.B76]=([.B75]+2);&quot;Fehler&quot;;&quot;&quot;)">
            <text:p/>
          </table:table-cell>
          <table:table-cell table:formula="of:=IF(LEN([.C76])=1;0;IF(LEN([.C76])=2;1;IF(LEN([.C76])=3;2;IF(LEN([.C76])=5;3;IF(LEN([.C76])=6;4;IF(LEN([.C76])=7;5;&quot;Fehler&quot;))))))" office:value-type="float" office:value="3" calcext:value-type="float">
            <text:p>3</text:p>
          </table:table-cell>
          <table:table-cell office:value-type="string" calcext:value-type="string">
            <text:p>AHL 3</text:p>
          </table:table-cell>
          <table:table-cell office:value-type="string" calcext:value-type="string">
            <text:p>SETZTECHNIKEN <text:s/>DRUCKTECHNIKEN</text:p>
          </table:table-cell>
          <table:table-cell table:number-columns-repeated="5"/>
        </table:table-row>
        <table:table-row table:style-name="ro1">
          <table:table-cell table:formula="of:=IF([.B77]=([.B76]+2);&quot;Fehler&quot;;&quot;&quot;)">
            <text:p/>
          </table:table-cell>
          <table:table-cell table:formula="of:=IF(LEN([.C77])=1;0;IF(LEN([.C77])=2;1;IF(LEN([.C77])=3;2;IF(LEN([.C77])=5;3;IF(LEN([.C77])=6;4;IF(LEN([.C77])=7;5;&quot;Fehler&quot;))))))" office:value-type="float" office:value="3" calcext:value-type="float">
            <text:p>3</text:p>
          </table:table-cell>
          <table:table-cell office:value-type="string" calcext:value-type="string">
            <text:p>AHL 4</text:p>
          </table:table-cell>
          <table:table-cell office:value-type="string" calcext:value-type="string">
            <text:p>BUCHBINDEREI <text:s/>BUCHEINBANDKUNDE <text:s/>BUCHPFLEGE</text:p>
          </table:table-cell>
          <table:table-cell table:number-columns-repeated="5"/>
        </table:table-row>
        <table:table-row table:style-name="ro1">
          <table:table-cell table:formula="of:=IF([.B78]=([.B77]+2);&quot;Fehler&quot;;&quot;&quot;)">
            <text:p/>
          </table:table-cell>
          <table:table-cell table:formula="of:=IF(LEN([.C78])=1;0;IF(LEN([.C78])=2;1;IF(LEN([.C78])=3;2;IF(LEN([.C78])=5;3;IF(LEN([.C78])=6;4;IF(LEN([.C78])=7;5;&quot;Fehler&quot;))))))" office:value-type="float" office:value="3" calcext:value-type="float">
            <text:p>3</text:p>
          </table:table-cell>
          <table:table-cell office:value-type="string" calcext:value-type="string">
            <text:p>AHL 5</text:p>
          </table:table-cell>
          <table:table-cell office:value-type="string" calcext:value-type="string">
            <text:p>BUCHKUNST <text:s/>BIBLIOPHILIE (BUECHERLIEBHABEREI) BUCHILLUSTRATION</text:p>
          </table:table-cell>
          <table:table-cell table:number-columns-repeated="5"/>
        </table:table-row>
        <table:table-row table:style-name="ro1">
          <table:table-cell table:formula="of:=IF([.B79]=([.B78]+2);&quot;Fehler&quot;;&quot;&quot;)">
            <text:p/>
          </table:table-cell>
          <table:table-cell table:formula="of:=IF(LEN([.C79])=1;0;IF(LEN([.C79])=2;1;IF(LEN([.C79])=3;2;IF(LEN([.C79])=5;3;IF(LEN([.C79])=6;4;IF(LEN([.C79])=7;5;&quot;Fehler&quot;))))))" office:value-type="float" office:value="2" calcext:value-type="float">
            <text:p>2</text:p>
          </table:table-cell>
          <table:table-cell office:value-type="string" calcext:value-type="string">
            <text:p>AHM</text:p>
          </table:table-cell>
          <table:table-cell office:value-type="string" calcext:value-type="string">
            <text:p>BUCHWESEN : ALLGEMEINES</text:p>
          </table:table-cell>
          <table:table-cell table:number-columns-repeated="5"/>
        </table:table-row>
        <table:table-row table:style-name="ro1">
          <table:table-cell table:formula="of:=IF([.B80]=([.B79]+2);&quot;Fehler&quot;;&quot;&quot;)">
            <text:p/>
          </table:table-cell>
          <table:table-cell table:formula="of:=IF(LEN([.C80])=1;0;IF(LEN([.C80])=2;1;IF(LEN([.C80])=3;2;IF(LEN([.C80])=5;3;IF(LEN([.C80])=6;4;IF(LEN([.C80])=7;5;&quot;Fehler&quot;))))))" office:value-type="float" office:value="3" calcext:value-type="float">
            <text:p>3</text:p>
          </table:table-cell>
          <table:table-cell office:value-type="string" calcext:value-type="string">
            <text:p>AHM 1</text:p>
          </table:table-cell>
          <table:table-cell office:value-type="string" calcext:value-type="string">
            <text:p>GESCHICHTE DES BUCHES UND DES BUCHWESENS</text:p>
          </table:table-cell>
          <table:table-cell table:number-columns-repeated="5"/>
        </table:table-row>
        <table:table-row table:style-name="ro1">
          <table:table-cell table:formula="of:=IF([.B81]=([.B80]+2);&quot;Fehler&quot;;&quot;&quot;)">
            <text:p/>
          </table:table-cell>
          <table:table-cell table:formula="of:=IF(LEN([.C81])=1;0;IF(LEN([.C81])=2;1;IF(LEN([.C81])=3;2;IF(LEN([.C81])=5;3;IF(LEN([.C81])=6;4;IF(LEN([.C81])=7;5;&quot;Fehler&quot;))))))" office:value-type="float" office:value="3" calcext:value-type="float">
            <text:p>3</text:p>
          </table:table-cell>
          <table:table-cell office:value-type="string" calcext:value-type="string">
            <text:p>AHM 2</text:p>
          </table:table-cell>
          <table:table-cell office:value-type="string" calcext:value-type="string">
            <text:p>BEDEUTUNG UND ORGANISATION DES BUCHWESENS</text:p>
          </table:table-cell>
          <table:table-cell table:number-columns-repeated="5"/>
        </table:table-row>
        <table:table-row table:style-name="ro1">
          <table:table-cell table:formula="of:=IF([.B82]=([.B81]+2);&quot;Fehler&quot;;&quot;&quot;)">
            <text:p/>
          </table:table-cell>
          <table:table-cell table:formula="of:=IF(LEN([.C82])=1;0;IF(LEN([.C82])=2;1;IF(LEN([.C82])=3;2;IF(LEN([.C82])=5;3;IF(LEN([.C82])=6;4;IF(LEN([.C82])=7;5;&quot;Fehler&quot;))))))" office:value-type="float" office:value="2" calcext:value-type="float">
            <text:p>2</text:p>
          </table:table-cell>
          <table:table-cell office:value-type="string" calcext:value-type="string">
            <text:p>AHN</text:p>
          </table:table-cell>
          <table:table-cell office:value-type="string" calcext:value-type="string">
            <text:p>BUCHHANDEL <text:s/>VERLAGSWESEN : ALLGEMEINES</text:p>
          </table:table-cell>
          <table:table-cell table:number-columns-repeated="5"/>
        </table:table-row>
        <table:table-row table:style-name="ro1">
          <table:table-cell table:formula="of:=IF([.B83]=([.B82]+2);&quot;Fehler&quot;;&quot;&quot;)">
            <text:p/>
          </table:table-cell>
          <table:table-cell table:formula="of:=IF(LEN([.C83])=1;0;IF(LEN([.C83])=2;1;IF(LEN([.C83])=3;2;IF(LEN([.C83])=5;3;IF(LEN([.C83])=6;4;IF(LEN([.C83])=7;5;&quot;Fehler&quot;))))))" office:value-type="float" office:value="3" calcext:value-type="float">
            <text:p>3</text:p>
          </table:table-cell>
          <table:table-cell office:value-type="string" calcext:value-type="string">
            <text:p>AHN 1</text:p>
          </table:table-cell>
          <table:table-cell office:value-type="string" calcext:value-type="string">
            <text:p>GESCHICHTE DES BUCHHANDELS UND VERLAGSWESENS</text:p>
          </table:table-cell>
          <table:table-cell table:number-columns-repeated="5"/>
        </table:table-row>
        <table:table-row table:style-name="ro1">
          <table:table-cell table:formula="of:=IF([.B84]=([.B83]+2);&quot;Fehler&quot;;&quot;&quot;)">
            <text:p/>
          </table:table-cell>
          <table:table-cell table:formula="of:=IF(LEN([.C84])=1;0;IF(LEN([.C84])=2;1;IF(LEN([.C84])=3;2;IF(LEN([.C84])=5;3;IF(LEN([.C84])=6;4;IF(LEN([.C84])=7;5;&quot;Fehler&quot;))))))" office:value-type="float" office:value="3" calcext:value-type="float">
            <text:p>3</text:p>
          </table:table-cell>
          <table:table-cell office:value-type="string" calcext:value-type="string">
            <text:p>AHN 2</text:p>
          </table:table-cell>
          <table:table-cell office:value-type="string" calcext:value-type="string">
            <text:p>ORGANISATION UND AUFGABEN DES BUCHHANDELS UND VERLAGSWESENS</text:p>
          </table:table-cell>
          <table:table-cell table:number-columns-repeated="5"/>
        </table:table-row>
        <table:table-row table:style-name="ro1">
          <table:table-cell table:formula="of:=IF([.B85]=([.B84]+2);&quot;Fehler&quot;;&quot;&quot;)">
            <text:p/>
          </table:table-cell>
          <table:table-cell table:formula="of:=IF(LEN([.C85])=1;0;IF(LEN([.C85])=2;1;IF(LEN([.C85])=3;2;IF(LEN([.C85])=5;3;IF(LEN([.C85])=6;4;IF(LEN([.C85])=7;5;&quot;Fehler&quot;))))))" office:value-type="float" office:value="4" calcext:value-type="float">
            <text:p>4</text:p>
          </table:table-cell>
          <table:table-cell office:value-type="string" calcext:value-type="string">
            <text:p>AHN 20</text:p>
          </table:table-cell>
          <table:table-cell office:value-type="string" calcext:value-type="string">
            <text:p>EINZELNE FORMEN DES BUCHHANDELS</text:p>
          </table:table-cell>
          <table:table-cell table:number-columns-repeated="5"/>
        </table:table-row>
        <table:table-row table:style-name="ro1">
          <table:table-cell table:formula="of:=IF([.B86]=([.B85]+2);&quot;Fehler&quot;;&quot;&quot;)">
            <text:p/>
          </table:table-cell>
          <table:table-cell table:formula="of:=IF(LEN([.C86])=1;0;IF(LEN([.C86])=2;1;IF(LEN([.C86])=3;2;IF(LEN([.C86])=5;3;IF(LEN([.C86])=6;4;IF(LEN([.C86])=7;5;&quot;Fehler&quot;))))))" office:value-type="float" office:value="3" calcext:value-type="float">
            <text:p>3</text:p>
          </table:table-cell>
          <table:table-cell office:value-type="string" calcext:value-type="string">
            <text:p>AHN 3</text:p>
          </table:table-cell>
          <table:table-cell office:value-type="string" calcext:value-type="string">
            <text:p>EINZELNE BUCHHANDLUNGEN UND VERLAGE</text:p>
          </table:table-cell>
          <table:table-cell table:number-columns-repeated="5"/>
        </table:table-row>
        <table:table-row table:style-name="ro1">
          <table:table-cell table:formula="of:=IF([.B87]=([.B86]+2);&quot;Fehler&quot;;&quot;&quot;)">
            <text:p/>
          </table:table-cell>
          <table:table-cell table:formula="of:=IF(LEN([.C87])=1;0;IF(LEN([.C87])=2;1;IF(LEN([.C87])=3;2;IF(LEN([.C87])=5;3;IF(LEN([.C87])=6;4;IF(LEN([.C87])=7;5;&quot;Fehler&quot;))))))" office:value-type="float" office:value="1" calcext:value-type="float">
            <text:p>1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PUBLIZISTIK <text:s/>MASSENKOMMUNIKATION</text:p>
          </table:table-cell>
          <table:table-cell table:number-columns-repeated="5"/>
        </table:table-row>
        <table:table-row table:style-name="ro1">
          <table:table-cell table:formula="of:=IF([.B88]=([.B87]+2);&quot;Fehler&quot;;&quot;&quot;)">
            <text:p/>
          </table:table-cell>
          <table:table-cell table:formula="of:=IF(LEN([.C88])=1;0;IF(LEN([.C88])=2;1;IF(LEN([.C88])=3;2;IF(LEN([.C88])=5;3;IF(LEN([.C88])=6;4;IF(LEN([.C88])=7;5;&quot;Fehler&quot;))))))" office:value-type="float" office:value="2" calcext:value-type="float">
            <text:p>2</text:p>
          </table:table-cell>
          <table:table-cell office:value-type="string" calcext:value-type="string">
            <text:p>AKH</text:p>
          </table:table-cell>
          <table:table-cell office:value-type="string" calcext:value-type="string">
            <text:p>MASSENKOMMUNIKATION</text:p>
          </table:table-cell>
          <table:table-cell table:number-columns-repeated="5"/>
        </table:table-row>
        <table:table-row table:style-name="ro1">
          <table:table-cell table:formula="of:=IF([.B89]=([.B88]+2);&quot;Fehler&quot;;&quot;&quot;)">
            <text:p/>
          </table:table-cell>
          <table:table-cell table:formula="of:=IF(LEN([.C89])=1;0;IF(LEN([.C89])=2;1;IF(LEN([.C89])=3;2;IF(LEN([.C89])=5;3;IF(LEN([.C89])=6;4;IF(LEN([.C89])=7;5;&quot;Fehler&quot;))))))" office:value-type="float" office:value="3" calcext:value-type="float">
            <text:p>3</text:p>
          </table:table-cell>
          <table:table-cell office:value-type="string" calcext:value-type="string">
            <text:p>AKH 1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[.B90]=([.B89]+2);&quot;Fehler&quot;;&quot;&quot;)">
            <text:p/>
          </table:table-cell>
          <table:table-cell table:formula="of:=IF(LEN([.C90])=1;0;IF(LEN([.C90])=2;1;IF(LEN([.C90])=3;2;IF(LEN([.C90])=5;3;IF(LEN([.C90])=6;4;IF(LEN([.C90])=7;5;&quot;Fehler&quot;))))))" office:value-type="float" office:value="3" calcext:value-type="float">
            <text:p>3</text:p>
          </table:table-cell>
          <table:table-cell office:value-type="string" calcext:value-type="string">
            <text:p>AKH 2</text:p>
          </table:table-cell>
          <table:table-cell office:value-type="string" calcext:value-type="string">
            <text:p>THEORIE DER MASSENKOMMUNIKATION</text:p>
          </table:table-cell>
          <table:table-cell table:number-columns-repeated="5"/>
        </table:table-row>
        <table:table-row table:style-name="ro1">
          <table:table-cell table:formula="of:=IF([.B91]=([.B90]+2);&quot;Fehler&quot;;&quot;&quot;)">
            <text:p/>
          </table:table-cell>
          <table:table-cell table:formula="of:=IF(LEN([.C91])=1;0;IF(LEN([.C91])=2;1;IF(LEN([.C91])=3;2;IF(LEN([.C91])=5;3;IF(LEN([.C91])=6;4;IF(LEN([.C91])=7;5;&quot;Fehler&quot;))))))" office:value-type="float" office:value="3" calcext:value-type="float">
            <text:p>3</text:p>
          </table:table-cell>
          <table:table-cell office:value-type="string" calcext:value-type="string">
            <text:p>AKH 3</text:p>
          </table:table-cell>
          <table:table-cell office:value-type="string" calcext:value-type="string">
            <text:p>GESCHICHTE <text:s/>MASSENMEDIEN IM AUSLAND</text:p>
          </table:table-cell>
          <table:table-cell table:number-columns-repeated="5"/>
        </table:table-row>
        <table:table-row table:style-name="ro1">
          <table:table-cell table:formula="of:=IF([.B92]=([.B91]+2);&quot;Fehler&quot;;&quot;&quot;)">
            <text:p/>
          </table:table-cell>
          <table:table-cell table:formula="of:=IF(LEN([.C92])=1;0;IF(LEN([.C92])=2;1;IF(LEN([.C92])=3;2;IF(LEN([.C92])=5;3;IF(LEN([.C92])=6;4;IF(LEN([.C92])=7;5;&quot;Fehler&quot;))))))" office:value-type="float" office:value="3" calcext:value-type="float">
            <text:p>3</text:p>
          </table:table-cell>
          <table:table-cell office:value-type="string" calcext:value-type="string">
            <text:p>AKH 4</text:p>
          </table:table-cell>
          <table:table-cell office:value-type="string" calcext:value-type="string">
            <text:p>MEDIENPOLITIK <text:s/>NEUE MEDIEN</text:p>
          </table:table-cell>
          <table:table-cell table:number-columns-repeated="5"/>
        </table:table-row>
        <table:table-row table:style-name="ro1">
          <table:table-cell table:formula="of:=IF([.B93]=([.B92]+2);&quot;Fehler&quot;;&quot;&quot;)">
            <text:p/>
          </table:table-cell>
          <table:table-cell table:formula="of:=IF(LEN([.C93])=1;0;IF(LEN([.C93])=2;1;IF(LEN([.C93])=3;2;IF(LEN([.C93])=5;3;IF(LEN([.C93])=6;4;IF(LEN([.C93])=7;5;&quot;Fehler&quot;))))))" office:value-type="float" office:value="3" calcext:value-type="float">
            <text:p>3</text:p>
          </table:table-cell>
          <table:table-cell office:value-type="string" calcext:value-type="string">
            <text:p>AKH 9</text:p>
          </table:table-cell>
          <table:table-cell office:value-type="string" calcext:value-type="string">
            <text:p>SONSTIGE EINZELFRAGEN</text:p>
          </table:table-cell>
          <table:table-cell table:number-columns-repeated="5"/>
        </table:table-row>
        <table:table-row table:style-name="ro1">
          <table:table-cell table:formula="of:=IF([.B94]=([.B93]+2);&quot;Fehler&quot;;&quot;&quot;)">
            <text:p/>
          </table:table-cell>
          <table:table-cell table:formula="of:=IF(LEN([.C94])=1;0;IF(LEN([.C94])=2;1;IF(LEN([.C94])=3;2;IF(LEN([.C94])=5;3;IF(LEN([.C94])=6;4;IF(LEN([.C94])=7;5;&quot;Fehler&quot;))))))" office:value-type="float" office:value="2" calcext:value-type="float">
            <text:p>2</text:p>
          </table:table-cell>
          <table:table-cell office:value-type="string" calcext:value-type="string">
            <text:p>AKK</text:p>
          </table:table-cell>
          <table:table-cell office:value-type="string" calcext:value-type="string">
            <text:p>PRESSEWESEN (ZEITUNGS- UND ZEITSCHRIFTENWESEN)</text:p>
          </table:table-cell>
          <table:table-cell table:number-columns-repeated="5"/>
        </table:table-row>
        <table:table-row table:style-name="ro1">
          <table:table-cell table:formula="of:=IF([.B95]=([.B94]+2);&quot;Fehler&quot;;&quot;&quot;)">
            <text:p/>
          </table:table-cell>
          <table:table-cell table:formula="of:=IF(LEN([.C95])=1;0;IF(LEN([.C95])=2;1;IF(LEN([.C95])=3;2;IF(LEN([.C95])=5;3;IF(LEN([.C95])=6;4;IF(LEN([.C95])=7;5;&quot;Fehler&quot;))))))" office:value-type="float" office:value="3" calcext:value-type="float">
            <text:p>3</text:p>
          </table:table-cell>
          <table:table-cell office:value-type="string" calcext:value-type="string">
            <text:p>AKK 1</text:p>
          </table:table-cell>
          <table:table-cell office:value-type="string" calcext:value-type="string">
            <text:p>GESCHICHTE DES PRESSEWESENS</text:p>
          </table:table-cell>
          <table:table-cell table:number-columns-repeated="5"/>
        </table:table-row>
        <table:table-row table:style-name="ro1">
          <table:table-cell table:formula="of:=IF([.B96]=([.B95]+2);&quot;Fehler&quot;;&quot;&quot;)">
            <text:p/>
          </table:table-cell>
          <table:table-cell table:formula="of:=IF(LEN([.C96])=1;0;IF(LEN([.C96])=2;1;IF(LEN([.C96])=3;2;IF(LEN([.C96])=5;3;IF(LEN([.C96])=6;4;IF(LEN([.C96])=7;5;&quot;Fehler&quot;))))))" office:value-type="float" office:value="2" calcext:value-type="float">
            <text:p>2</text:p>
          </table:table-cell>
          <table:table-cell office:value-type="string" calcext:value-type="string">
            <text:p>AKL</text:p>
          </table:table-cell>
          <table:table-cell office:value-type="string" calcext:value-type="string">
            <text:p>ZEITUNGSWESEN</text:p>
          </table:table-cell>
          <table:table-cell table:number-columns-repeated="5"/>
        </table:table-row>
        <table:table-row table:style-name="ro1">
          <table:table-cell table:formula="of:=IF([.B97]=([.B96]+2);&quot;Fehler&quot;;&quot;&quot;)">
            <text:p/>
          </table:table-cell>
          <table:table-cell table:formula="of:=IF(LEN([.C97])=1;0;IF(LEN([.C97])=2;1;IF(LEN([.C97])=3;2;IF(LEN([.C97])=5;3;IF(LEN([.C97])=6;4;IF(LEN([.C97])=7;5;&quot;Fehler&quot;))))))" office:value-type="float" office:value="3" calcext:value-type="float">
            <text:p>3</text:p>
          </table:table-cell>
          <table:table-cell office:value-type="string" calcext:value-type="string">
            <text:p>AKL 1</text:p>
          </table:table-cell>
          <table:table-cell office:value-type="string" calcext:value-type="string">
            <text:p>DARSTELLUNGEN EINZELNER ZEITUNGEN EINSCHL. FAKSIMILEDRUCKE</text:p>
          </table:table-cell>
          <table:table-cell table:number-columns-repeated="5"/>
        </table:table-row>
        <table:table-row table:style-name="ro1">
          <table:table-cell table:formula="of:=IF([.B98]=([.B97]+2);&quot;Fehler&quot;;&quot;&quot;)">
            <text:p/>
          </table:table-cell>
          <table:table-cell table:formula="of:=IF(LEN([.C98])=1;0;IF(LEN([.C98])=2;1;IF(LEN([.C98])=3;2;IF(LEN([.C98])=5;3;IF(LEN([.C98])=6;4;IF(LEN([.C98])=7;5;&quot;Fehler&quot;))))))" office:value-type="float" office:value="2" calcext:value-type="float">
            <text:p>2</text:p>
          </table:table-cell>
          <table:table-cell office:value-type="string" calcext:value-type="string">
            <text:p>AKM</text:p>
          </table:table-cell>
          <table:table-cell office:value-type="string" calcext:value-type="string">
            <text:p>ZEITSCHRIFTENWESEN</text:p>
          </table:table-cell>
          <table:table-cell table:number-columns-repeated="5"/>
        </table:table-row>
        <table:table-row table:style-name="ro1">
          <table:table-cell table:formula="of:=IF([.B99]=([.B98]+2);&quot;Fehler&quot;;&quot;&quot;)">
            <text:p/>
          </table:table-cell>
          <table:table-cell table:formula="of:=IF(LEN([.C99])=1;0;IF(LEN([.C99])=2;1;IF(LEN([.C99])=3;2;IF(LEN([.C99])=5;3;IF(LEN([.C99])=6;4;IF(LEN([.C99])=7;5;&quot;Fehler&quot;))))))" office:value-type="float" office:value="3" calcext:value-type="float">
            <text:p>3</text:p>
          </table:table-cell>
          <table:table-cell office:value-type="string" calcext:value-type="string">
            <text:p>AKM 1</text:p>
          </table:table-cell>
          <table:table-cell office:value-type="string" calcext:value-type="string">
            <text:p>DARSTELLUNGEN EINZELNER ZEITSCHRIFTEN EINSCHL. FAKSIMILEDRUCKE</text:p>
          </table:table-cell>
          <table:table-cell table:number-columns-repeated="5"/>
        </table:table-row>
        <table:table-row table:style-name="ro1">
          <table:table-cell table:formula="of:=IF([.B100]=([.B99]+2);&quot;Fehler&quot;;&quot;&quot;)">
            <text:p/>
          </table:table-cell>
          <table:table-cell table:formula="of:=IF(LEN([.C100])=1;0;IF(LEN([.C100])=2;1;IF(LEN([.C100])=3;2;IF(LEN([.C100])=5;3;IF(LEN([.C100])=6;4;IF(LEN([.C100])=7;5;&quot;Fehler&quot;))))))" office:value-type="float" office:value="1" calcext:value-type="float">
            <text:p>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BIBLIOTHEKSWESEN <text:s/>ARCHIVWESEN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01]=([.B100]+2);&quot;Fehler&quot;;&quot;&quot;)">
            <text:p/>
          </table:table-cell>
          <table:table-cell table:formula="of:=IF(LEN([.C101])=1;0;IF(LEN([.C101])=2;1;IF(LEN([.C101])=3;2;IF(LEN([.C101])=5;3;IF(LEN([.C101])=6;4;IF(LEN([.C101])=7;5;&quot;Fehler&quot;))))))" office:value-type="float" office:value="2" calcext:value-type="float">
            <text:p>2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ALLGEMEINE UND VERMISCHTE SCHRIFTEN <text:s/>FESTSCHRIFTEN</text:p>
          </table:table-cell>
          <table:table-cell table:number-columns-repeated="5"/>
        </table:table-row>
        <table:table-row table:style-name="ro1">
          <table:table-cell table:formula="of:=IF([.B102]=([.B101]+2);&quot;Fehler&quot;;&quot;&quot;)">
            <text:p/>
          </table:table-cell>
          <table:table-cell table:formula="of:=IF(LEN([.C102])=1;0;IF(LEN([.C102])=2;1;IF(LEN([.C102])=3;2;IF(LEN([.C102])=5;3;IF(LEN([.C102])=6;4;IF(LEN([.C102])=7;5;&quot;Fehler&quot;))))))" office:value-type="float" office:value="3" calcext:value-type="float">
            <text:p>3</text:p>
          </table:table-cell>
          <table:table-cell office:value-type="string" calcext:value-type="string">
            <text:p>ALG 1</text:p>
          </table:table-cell>
          <table:table-cell office:value-type="string" calcext:value-type="string">
            <text:p>NACHSCHLAGEWERKE - BIBLIOGRAPHIEN - ADRESSENVERZEICHNISSE</text:p>
          </table:table-cell>
          <table:table-cell table:number-columns-repeated="5"/>
        </table:table-row>
        <table:table-row table:style-name="ro1">
          <table:table-cell table:formula="of:=IF([.B103]=([.B102]+2);&quot;Fehler&quot;;&quot;&quot;)">
            <text:p/>
          </table:table-cell>
          <table:table-cell table:formula="of:=IF(LEN([.C103])=1;0;IF(LEN([.C103])=2;1;IF(LEN([.C103])=3;2;IF(LEN([.C103])=5;3;IF(LEN([.C103])=6;4;IF(LEN([.C103])=7;5;&quot;Fehler&quot;))))))" office:value-type="float" office:value="3" calcext:value-type="float">
            <text:p>3</text:p>
          </table:table-cell>
          <table:table-cell office:value-type="string" calcext:value-type="string">
            <text:p>ALG 2</text:p>
          </table:table-cell>
          <table:table-cell office:value-type="string" calcext:value-type="string">
            <text:p>BIBLIOTHEKSORGANISATIONEN <text:s/>BIBLIOTHEKSKONGRESSE</text:p>
          </table:table-cell>
          <table:table-cell table:number-columns-repeated="5"/>
        </table:table-row>
        <table:table-row table:style-name="ro1">
          <table:table-cell table:formula="of:=IF([.B104]=([.B103]+2);&quot;Fehler&quot;;&quot;&quot;)">
            <text:p/>
          </table:table-cell>
          <table:table-cell table:formula="of:=IF(LEN([.C104])=1;0;IF(LEN([.C104])=2;1;IF(LEN([.C104])=3;2;IF(LEN([.C104])=5;3;IF(LEN([.C104])=6;4;IF(LEN([.C104])=7;5;&quot;Fehler&quot;))))))" office:value-type="float" office:value="2" calcext:value-type="float">
            <text:p>2</text:p>
          </table:table-cell>
          <table:table-cell office:value-type="string" calcext:value-type="string">
            <text:p>ALH</text:p>
          </table:table-cell>
          <table:table-cell office:value-type="string" calcext:value-type="string">
            <text:p>BIBLIOTHEKSWISSENSCHAFT</text:p>
          </table:table-cell>
          <table:table-cell table:number-columns-repeated="5"/>
        </table:table-row>
        <table:table-row table:style-name="ro1">
          <table:table-cell table:formula="of:=IF([.B105]=([.B104]+2);&quot;Fehler&quot;;&quot;&quot;)">
            <text:p/>
          </table:table-cell>
          <table:table-cell table:formula="of:=IF(LEN([.C105])=1;0;IF(LEN([.C105])=2;1;IF(LEN([.C105])=3;2;IF(LEN([.C105])=5;3;IF(LEN([.C105])=6;4;IF(LEN([.C105])=7;5;&quot;Fehler&quot;))))))" office:value-type="float" office:value="3" calcext:value-type="float">
            <text:p>3</text:p>
          </table:table-cell>
          <table:table-cell office:value-type="string" calcext:value-type="string">
            <text:p>ALH 1</text:p>
          </table:table-cell>
          <table:table-cell office:value-type="string" calcext:value-type="string">
            <text:p>BERUF UND AUSBILDUNG</text:p>
          </table:table-cell>
          <table:table-cell table:number-columns-repeated="5"/>
        </table:table-row>
        <table:table-row table:style-name="ro1">
          <table:table-cell table:formula="of:=IF([.B106]=([.B105]+2);&quot;Fehler&quot;;&quot;&quot;)">
            <text:p/>
          </table:table-cell>
          <table:table-cell table:formula="of:=IF(LEN([.C106])=1;0;IF(LEN([.C106])=2;1;IF(LEN([.C106])=3;2;IF(LEN([.C106])=5;3;IF(LEN([.C106])=6;4;IF(LEN([.C106])=7;5;&quot;Fehler&quot;))))))" office:value-type="float" office:value="3" calcext:value-type="float">
            <text:p>3</text:p>
          </table:table-cell>
          <table:table-cell office:value-type="string" calcext:value-type="string">
            <text:p>ALH 2</text:p>
          </table:table-cell>
          <table:table-cell office:value-type="string" calcext:value-type="string">
            <text:p>BIBLIOTHEKSRECHT</text:p>
          </table:table-cell>
          <table:table-cell table:number-columns-repeated="5"/>
        </table:table-row>
        <table:table-row table:style-name="ro1">
          <table:table-cell table:formula="of:=IF([.B107]=([.B106]+2);&quot;Fehler&quot;;&quot;&quot;)">
            <text:p/>
          </table:table-cell>
          <table:table-cell table:formula="of:=IF(LEN([.C107])=1;0;IF(LEN([.C107])=2;1;IF(LEN([.C107])=3;2;IF(LEN([.C107])=5;3;IF(LEN([.C107])=6;4;IF(LEN([.C107])=7;5;&quot;Fehler&quot;))))))" office:value-type="float" office:value="3" calcext:value-type="float">
            <text:p>3</text:p>
          </table:table-cell>
          <table:table-cell office:value-type="string" calcext:value-type="string">
            <text:p>ALH 4</text:p>
          </table:table-cell>
          <table:table-cell office:value-type="string" calcext:value-type="string">
            <text:p>SONSTIGE EINZELFRAGEN</text:p>
          </table:table-cell>
          <table:table-cell table:number-columns-repeated="5"/>
        </table:table-row>
        <table:table-row table:style-name="ro1">
          <table:table-cell table:formula="of:=IF([.B108]=([.B107]+2);&quot;Fehler&quot;;&quot;&quot;)">
            <text:p/>
          </table:table-cell>
          <table:table-cell table:formula="of:=IF(LEN([.C108])=1;0;IF(LEN([.C108])=2;1;IF(LEN([.C108])=3;2;IF(LEN([.C108])=5;3;IF(LEN([.C108])=6;4;IF(LEN([.C108])=7;5;&quot;Fehler&quot;))))))" office:value-type="float" office:value="2" calcext:value-type="float">
            <text:p>2</text:p>
          </table:table-cell>
          <table:table-cell office:value-type="string" calcext:value-type="string">
            <text:p>ALK</text:p>
          </table:table-cell>
          <table:table-cell office:value-type="string" calcext:value-type="string">
            <text:p>GESCHICHTE DES BIBLIOTHEKSWESENS : GESAMTDARSTELLUNGEN</text:p>
          </table:table-cell>
          <table:table-cell table:number-columns-repeated="5"/>
        </table:table-row>
        <table:table-row table:style-name="ro1">
          <table:table-cell table:formula="of:=IF([.B109]=([.B108]+2);&quot;Fehler&quot;;&quot;&quot;)">
            <text:p/>
          </table:table-cell>
          <table:table-cell table:formula="of:=IF(LEN([.C109])=1;0;IF(LEN([.C109])=2;1;IF(LEN([.C109])=3;2;IF(LEN([.C109])=5;3;IF(LEN([.C109])=6;4;IF(LEN([.C109])=7;5;&quot;Fehler&quot;))))))" office:value-type="float" office:value="3" calcext:value-type="float">
            <text:p>3</text:p>
          </table:table-cell>
          <table:table-cell office:value-type="string" calcext:value-type="string">
            <text:p>ALK 1</text:p>
          </table:table-cell>
          <table:table-cell office:value-type="string" calcext:value-type="string">
            <text:p>EINZELNE EPOCHEN</text:p>
          </table:table-cell>
          <table:table-cell table:number-columns-repeated="5"/>
        </table:table-row>
        <table:table-row table:style-name="ro1">
          <table:table-cell table:formula="of:=IF([.B110]=([.B109]+2);&quot;Fehler&quot;;&quot;&quot;)">
            <text:p/>
          </table:table-cell>
          <table:table-cell table:formula="of:=IF(LEN([.C110])=1;0;IF(LEN([.C110])=2;1;IF(LEN([.C110])=3;2;IF(LEN([.C110])=5;3;IF(LEN([.C110])=6;4;IF(LEN([.C110])=7;5;&quot;Fehler&quot;))))))" office:value-type="float" office:value="3" calcext:value-type="float">
            <text:p>3</text:p>
          </table:table-cell>
          <table:table-cell office:value-type="string" calcext:value-type="string">
            <text:p>ALK 5</text:p>
          </table:table-cell>
          <table:table-cell office:value-type="string" calcext:value-type="string">
            <text:p>EINZELNE LAENDER</text:p>
          </table:table-cell>
          <table:table-cell table:number-columns-repeated="5"/>
        </table:table-row>
        <table:table-row table:style-name="ro1">
          <table:table-cell table:formula="of:=IF([.B111]=([.B110]+2);&quot;Fehler&quot;;&quot;&quot;)">
            <text:p/>
          </table:table-cell>
          <table:table-cell table:formula="of:=IF(LEN([.C111])=1;0;IF(LEN([.C111])=2;1;IF(LEN([.C111])=3;2;IF(LEN([.C111])=5;3;IF(LEN([.C111])=6;4;IF(LEN([.C111])=7;5;&quot;Fehler&quot;))))))" office:value-type="float" office:value="3" calcext:value-type="float">
            <text:p>3</text:p>
          </table:table-cell>
          <table:table-cell office:value-type="string" calcext:value-type="string">
            <text:p>ALK 6</text:p>
          </table:table-cell>
          <table:table-cell office:value-type="string" calcext:value-type="string">
            <text:p>EINZELNE BIBLIOTHEKEN <text:s/>BROSCHUEREN UND PROSPEKTE UEBER EINZELNE BIBLIOTHEKEN</text:p>
          </table:table-cell>
          <table:table-cell table:number-columns-repeated="5"/>
        </table:table-row>
        <table:table-row table:style-name="ro1">
          <table:table-cell table:formula="of:=IF([.B112]=([.B111]+2);&quot;Fehler&quot;;&quot;&quot;)">
            <text:p/>
          </table:table-cell>
          <table:table-cell table:formula="of:=IF(LEN([.C112])=1;0;IF(LEN([.C112])=2;1;IF(LEN([.C112])=3;2;IF(LEN([.C112])=5;3;IF(LEN([.C112])=6;4;IF(LEN([.C112])=7;5;&quot;Fehler&quot;))))))"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RGANISATION UND FORMEN DES BIBLIOTHEKSWESENS</text:p>
          </table:table-cell>
          <table:table-cell table:number-columns-repeated="5"/>
        </table:table-row>
        <table:table-row table:style-name="ro1">
          <table:table-cell table:formula="of:=IF([.B113]=([.B112]+2);&quot;Fehler&quot;;&quot;&quot;)">
            <text:p/>
          </table:table-cell>
          <table:table-cell table:formula="of:=IF(LEN([.C113])=1;0;IF(LEN([.C113])=2;1;IF(LEN([.C113])=3;2;IF(LEN([.C113])=5;3;IF(LEN([.C113])=6;4;IF(LEN([.C113])=7;5;&quot;Fehler&quot;))))))" office:value-type="float" office:value="3" calcext:value-type="float">
            <text:p>3</text:p>
          </table:table-cell>
          <table:table-cell office:value-type="string" calcext:value-type="string">
            <text:p>ALL 1</text:p>
          </table:table-cell>
          <table:table-cell office:value-type="string" calcext:value-type="string">
            <text:p>WISSENSCHAFTLICHE BIBLIOTHEKEN EINSCHL. SPEZIALBIBLIOTHEKEN, BEHOERDENBIBLIOTHEKEN UND ARCHIVE</text:p>
          </table:table-cell>
          <table:table-cell table:number-columns-repeated="5"/>
        </table:table-row>
        <table:table-row table:style-name="ro1">
          <table:table-cell table:formula="of:=IF([.B114]=([.B113]+2);&quot;Fehler&quot;;&quot;&quot;)">
            <text:p/>
          </table:table-cell>
          <table:table-cell table:formula="of:=IF(LEN([.C114])=1;0;IF(LEN([.C114])=2;1;IF(LEN([.C114])=3;2;IF(LEN([.C114])=5;3;IF(LEN([.C114])=6;4;IF(LEN([.C114])=7;5;&quot;Fehler&quot;))))))" office:value-type="float" office:value="3" calcext:value-type="float">
            <text:p>3</text:p>
          </table:table-cell>
          <table:table-cell office:value-type="string" calcext:value-type="string">
            <text:p>ALL 2</text:p>
          </table:table-cell>
          <table:table-cell office:value-type="string" calcext:value-type="string">
            <text:p>OEFFENTLICHE BIBLIOTHEKEN</text:p>
          </table:table-cell>
          <table:table-cell table:number-columns-repeated="5"/>
        </table:table-row>
        <table:table-row table:style-name="ro1">
          <table:table-cell table:formula="of:=IF([.B115]=([.B114]+2);&quot;Fehler&quot;;&quot;&quot;)">
            <text:p/>
          </table:table-cell>
          <table:table-cell table:formula="of:=IF(LEN([.C115])=1;0;IF(LEN([.C115])=2;1;IF(LEN([.C115])=3;2;IF(LEN([.C115])=5;3;IF(LEN([.C115])=6;4;IF(LEN([.C115])=7;5;&quot;Fehler&quot;))))))" office:value-type="float" office:value="4" calcext:value-type="float">
            <text:p>4</text:p>
          </table:table-cell>
          <table:table-cell office:value-type="string" calcext:value-type="string">
            <text:p>ALL 20</text:p>
          </table:table-cell>
          <table:table-cell office:value-type="string" calcext:value-type="string">
            <text:p>ORGANISATIONSFORMEN</text:p>
          </table:table-cell>
          <table:table-cell table:number-columns-repeated="5"/>
        </table:table-row>
        <table:table-row table:style-name="ro1">
          <table:table-cell table:formula="of:=IF([.B116]=([.B115]+2);&quot;Fehler&quot;;&quot;&quot;)">
            <text:p/>
          </table:table-cell>
          <table:table-cell table:formula="of:=IF(LEN([.C116])=1;0;IF(LEN([.C116])=2;1;IF(LEN([.C116])=3;2;IF(LEN([.C116])=5;3;IF(LEN([.C116])=6;4;IF(LEN([.C116])=7;5;&quot;Fehler&quot;))))))" office:value-type="float" office:value="4" calcext:value-type="float">
            <text:p>4</text:p>
          </table:table-cell>
          <table:table-cell office:value-type="string" calcext:value-type="string">
            <text:p>ALL 21</text:p>
          </table:table-cell>
          <table:table-cell office:value-type="string" calcext:value-type="string">
            <text:p>SONDERFORMEN</text:p>
          </table:table-cell>
          <table:table-cell table:number-columns-repeated="5"/>
        </table:table-row>
        <table:table-row table:style-name="ro1">
          <table:table-cell table:formula="of:=IF([.B117]=([.B116]+2);&quot;Fehler&quot;;&quot;&quot;)">
            <text:p/>
          </table:table-cell>
          <table:table-cell table:formula="of:=IF(LEN([.C117])=1;0;IF(LEN([.C117])=2;1;IF(LEN([.C117])=3;2;IF(LEN([.C117])=5;3;IF(LEN([.C117])=6;4;IF(LEN([.C117])=7;5;&quot;Fehler&quot;))))))" office:value-type="float" office:value="3" calcext:value-type="float">
            <text:p>3</text:p>
          </table:table-cell>
          <table:table-cell office:value-type="string" calcext:value-type="string">
            <text:p>ALL 3</text:p>
          </table:table-cell>
          <table:table-cell office:value-type="string" calcext:value-type="string">
            <text:p>SONSTIGE BIBLIOTHEKEN</text:p>
          </table:table-cell>
          <table:table-cell table:number-columns-repeated="5"/>
        </table:table-row>
        <table:table-row table:style-name="ro1">
          <table:table-cell table:formula="of:=IF([.B118]=([.B117]+2);&quot;Fehler&quot;;&quot;&quot;)">
            <text:p/>
          </table:table-cell>
          <table:table-cell table:formula="of:=IF(LEN([.C118])=1;0;IF(LEN([.C118])=2;1;IF(LEN([.C118])=3;2;IF(LEN([.C118])=5;3;IF(LEN([.C118])=6;4;IF(LEN([.C118])=7;5;&quot;Fehler&quot;))))))" office:value-type="float" office:value="2" calcext:value-type="float">
            <text:p>2</text:p>
          </table:table-cell>
          <table:table-cell office:value-type="string" calcext:value-type="string">
            <text:p>ALM</text:p>
          </table:table-cell>
          <table:table-cell office:value-type="string" calcext:value-type="string">
            <text:p>BIBLIOTHEKSBAU <text:s/>BIBLIOTHEKSEINRICHTUNG</text:p>
          </table:table-cell>
          <table:table-cell table:number-columns-repeated="5"/>
        </table:table-row>
        <table:table-row table:style-name="ro1">
          <table:table-cell table:formula="of:=IF([.B119]=([.B118]+2);&quot;Fehler&quot;;&quot;&quot;)">
            <text:p/>
          </table:table-cell>
          <table:table-cell table:formula="of:=IF(LEN([.C119])=1;0;IF(LEN([.C119])=2;1;IF(LEN([.C119])=3;2;IF(LEN([.C119])=5;3;IF(LEN([.C119])=6;4;IF(LEN([.C119])=7;5;&quot;Fehler&quot;))))))" office:value-type="float" office:value="2" calcext:value-type="float">
            <text:p>2</text:p>
          </table:table-cell>
          <table:table-cell office:value-type="string" calcext:value-type="string">
            <text:p>ALN</text:p>
          </table:table-cell>
          <table:table-cell office:value-type="string" calcext:value-type="string">
            <text:p>BIBLIOTHEKSVERWALTUNG</text:p>
          </table:table-cell>
          <table:table-cell table:number-columns-repeated="5"/>
        </table:table-row>
        <table:table-row table:style-name="ro1">
          <table:table-cell table:formula="of:=IF([.B120]=([.B119]+2);&quot;Fehler&quot;;&quot;&quot;)">
            <text:p/>
          </table:table-cell>
          <table:table-cell table:formula="of:=IF(LEN([.C120])=1;0;IF(LEN([.C120])=2;1;IF(LEN([.C120])=3;2;IF(LEN([.C120])=5;3;IF(LEN([.C120])=6;4;IF(LEN([.C120])=7;5;&quot;Fehler&quot;))))))" office:value-type="float" office:value="3" calcext:value-type="float">
            <text:p>3</text:p>
          </table:table-cell>
          <table:table-cell office:value-type="string" calcext:value-type="string">
            <text:p>ALN 1</text:p>
          </table:table-cell>
          <table:table-cell office:value-type="string" calcext:value-type="string">
            <text:p>ALLGEMEINE VERWALTUNG</text:p>
          </table:table-cell>
          <table:table-cell table:number-columns-repeated="5"/>
        </table:table-row>
        <table:table-row table:style-name="ro1">
          <table:table-cell table:formula="of:=IF([.B121]=([.B120]+2);&quot;Fehler&quot;;&quot;&quot;)">
            <text:p/>
          </table:table-cell>
          <table:table-cell table:formula="of:=IF(LEN([.C121])=1;0;IF(LEN([.C121])=2;1;IF(LEN([.C121])=3;2;IF(LEN([.C121])=5;3;IF(LEN([.C121])=6;4;IF(LEN([.C121])=7;5;&quot;Fehler&quot;))))))" office:value-type="float" office:value="3" calcext:value-type="float">
            <text:p>3</text:p>
          </table:table-cell>
          <table:table-cell office:value-type="string" calcext:value-type="string">
            <text:p>ALN 2</text:p>
          </table:table-cell>
          <table:table-cell office:value-type="string" calcext:value-type="string">
            <text:p>BESTANDSAUFBAU <text:s/>LEKTORATSKOOPERATION</text:p>
          </table:table-cell>
          <table:table-cell table:number-columns-repeated="5"/>
        </table:table-row>
        <table:table-row table:style-name="ro1">
          <table:table-cell table:formula="of:=IF([.B122]=([.B121]+2);&quot;Fehler&quot;;&quot;&quot;)">
            <text:p/>
          </table:table-cell>
          <table:table-cell table:formula="of:=IF(LEN([.C122])=1;0;IF(LEN([.C122])=2;1;IF(LEN([.C122])=3;2;IF(LEN([.C122])=5;3;IF(LEN([.C122])=6;4;IF(LEN([.C122])=7;5;&quot;Fehler&quot;))))))" office:value-type="float" office:value="3" calcext:value-type="float">
            <text:p>3</text:p>
          </table:table-cell>
          <table:table-cell office:value-type="string" calcext:value-type="string">
            <text:p>ALN 3</text:p>
          </table:table-cell>
          <table:table-cell office:value-type="string" calcext:value-type="string">
            <text:p>BESTANDSERSCHLIESSUNG <text:s/>KATALOGKUNDE : GESAMTDARSTELLUNGEN</text:p>
          </table:table-cell>
          <table:table-cell table:number-columns-repeated="5"/>
        </table:table-row>
        <table:table-row table:style-name="ro1">
          <table:table-cell table:formula="of:=IF([.B123]=([.B122]+2);&quot;Fehler&quot;;&quot;&quot;)">
            <text:p/>
          </table:table-cell>
          <table:table-cell table:formula="of:=IF(LEN([.C123])=1;0;IF(LEN([.C123])=2;1;IF(LEN([.C123])=3;2;IF(LEN([.C123])=5;3;IF(LEN([.C123])=6;4;IF(LEN([.C123])=7;5;&quot;Fehler&quot;))))))" office:value-type="float" office:value="4" calcext:value-type="float">
            <text:p>4</text:p>
          </table:table-cell>
          <table:table-cell office:value-type="string" calcext:value-type="string">
            <text:p>ALN 30</text:p>
          </table:table-cell>
          <table:table-cell office:value-type="string" calcext:value-type="string">
            <text:p>ALPHABETISCHER VERFASSERKATALOG <text:s/>REGELWERKE</text:p>
          </table:table-cell>
          <table:table-cell table:number-columns-repeated="5"/>
        </table:table-row>
        <table:table-row table:style-name="ro1">
          <table:table-cell table:formula="of:=IF([.B124]=([.B123]+2);&quot;Fehler&quot;;&quot;&quot;)">
            <text:p/>
          </table:table-cell>
          <table:table-cell table:formula="of:=IF(LEN([.C124])=1;0;IF(LEN([.C124])=2;1;IF(LEN([.C124])=3;2;IF(LEN([.C124])=5;3;IF(LEN([.C124])=6;4;IF(LEN([.C124])=7;5;&quot;Fehler&quot;))))))" office:value-type="float" office:value="4" calcext:value-type="float">
            <text:p>4</text:p>
          </table:table-cell>
          <table:table-cell office:value-type="string" calcext:value-type="string">
            <text:p>ALN 31</text:p>
          </table:table-cell>
          <table:table-cell office:value-type="string" calcext:value-type="string">
            <text:p>SACHKATALOGE : ALLGEMEINES</text:p>
          </table:table-cell>
          <table:table-cell table:number-columns-repeated="5"/>
        </table:table-row>
        <table:table-row table:style-name="ro1">
          <table:table-cell table:formula="of:=IF([.B125]=([.B124]+2);&quot;Fehler&quot;;&quot;&quot;)">
            <text:p/>
          </table:table-cell>
          <table:table-cell table:formula="of:=IF(LEN([.C125])=1;0;IF(LEN([.C125])=2;1;IF(LEN([.C125])=3;2;IF(LEN([.C125])=5;3;IF(LEN([.C125])=6;4;IF(LEN([.C125])=7;5;&quot;Fehler&quot;))))))" office:value-type="float" office:value="5" calcext:value-type="float">
            <text:p>5</text:p>
          </table:table-cell>
          <table:table-cell office:value-type="string" calcext:value-type="string">
            <text:p>ALN 310</text:p>
          </table:table-cell>
          <table:table-cell office:value-type="string" calcext:value-type="string">
            <text:p>SYSTEMATISCHER KATALOG <text:s/>EINZELNE KLASSIFIKATIONEN</text:p>
          </table:table-cell>
          <table:table-cell table:number-columns-repeated="5"/>
        </table:table-row>
        <table:table-row table:style-name="ro1">
          <table:table-cell table:formula="of:=IF([.B126]=([.B125]+2);&quot;Fehler&quot;;&quot;&quot;)">
            <text:p/>
          </table:table-cell>
          <table:table-cell table:formula="of:=IF(LEN([.C126])=1;0;IF(LEN([.C126])=2;1;IF(LEN([.C126])=3;2;IF(LEN([.C126])=5;3;IF(LEN([.C126])=6;4;IF(LEN([.C126])=7;5;&quot;Fehler&quot;))))))" office:value-type="float" office:value="5" calcext:value-type="float">
            <text:p>5</text:p>
          </table:table-cell>
          <table:table-cell office:value-type="string" calcext:value-type="string">
            <text:p>ALN 311</text:p>
          </table:table-cell>
          <table:table-cell office:value-type="string" calcext:value-type="string">
            <text:p>SCHLAGWORTKATALOG <text:s/>REGELWERKE</text:p>
          </table:table-cell>
          <table:table-cell table:number-columns-repeated="5"/>
        </table:table-row>
        <table:table-row table:style-name="ro1">
          <table:table-cell table:formula="of:=IF([.B127]=([.B126]+2);&quot;Fehler&quot;;&quot;&quot;)">
            <text:p/>
          </table:table-cell>
          <table:table-cell table:formula="of:=IF(LEN([.C127])=1;0;IF(LEN([.C127])=2;1;IF(LEN([.C127])=3;2;IF(LEN([.C127])=5;3;IF(LEN([.C127])=6;4;IF(LEN([.C127])=7;5;&quot;Fehler&quot;))))))" office:value-type="float" office:value="5" calcext:value-type="float">
            <text:p>5</text:p>
          </table:table-cell>
          <table:table-cell office:value-type="string" calcext:value-type="string">
            <text:p>ALN 312</text:p>
          </table:table-cell>
          <table:table-cell office:value-type="string" calcext:value-type="string">
            <text:p>SONSTIGE SACHKATALOGE</text:p>
          </table:table-cell>
          <table:table-cell table:number-columns-repeated="5"/>
        </table:table-row>
        <table:table-row table:style-name="ro1">
          <table:table-cell table:formula="of:=IF([.B128]=([.B127]+2);&quot;Fehler&quot;;&quot;&quot;)">
            <text:p/>
          </table:table-cell>
          <table:table-cell table:formula="of:=IF(LEN([.C128])=1;0;IF(LEN([.C128])=2;1;IF(LEN([.C128])=3;2;IF(LEN([.C128])=5;3;IF(LEN([.C128])=6;4;IF(LEN([.C128])=7;5;&quot;Fehler&quot;))))))" office:value-type="float" office:value="4" calcext:value-type="float">
            <text:p>4</text:p>
          </table:table-cell>
          <table:table-cell office:value-type="string" calcext:value-type="string">
            <text:p>ALN 32</text:p>
          </table:table-cell>
          <table:table-cell office:value-type="string" calcext:value-type="string">
            <text:p>SONSTIGE KATALOGE</text:p>
          </table:table-cell>
          <table:table-cell table:number-columns-repeated="5"/>
        </table:table-row>
        <table:table-row table:style-name="ro1">
          <table:table-cell table:formula="of:=IF([.B129]=([.B128]+2);&quot;Fehler&quot;;&quot;&quot;)">
            <text:p/>
          </table:table-cell>
          <table:table-cell table:formula="of:=IF(LEN([.C129])=1;0;IF(LEN([.C129])=2;1;IF(LEN([.C129])=3;2;IF(LEN([.C129])=5;3;IF(LEN([.C129])=6;4;IF(LEN([.C129])=7;5;&quot;Fehler&quot;))))))" office:value-type="float" office:value="4" calcext:value-type="float">
            <text:p>4</text:p>
          </table:table-cell>
          <table:table-cell office:value-type="string" calcext:value-type="string">
            <text:p>ALN 33</text:p>
          </table:table-cell>
          <table:table-cell office:value-type="string" calcext:value-type="string">
            <text:p>DRUCKKATALOG</text:p>
          </table:table-cell>
          <table:table-cell table:number-columns-repeated="5"/>
        </table:table-row>
        <table:table-row table:style-name="ro1">
          <table:table-cell table:formula="of:=IF([.B130]=([.B129]+2);&quot;Fehler&quot;;&quot;&quot;)">
            <text:p/>
          </table:table-cell>
          <table:table-cell table:formula="of:=IF(LEN([.C130])=1;0;IF(LEN([.C130])=2;1;IF(LEN([.C130])=3;2;IF(LEN([.C130])=5;3;IF(LEN([.C130])=6;4;IF(LEN([.C130])=7;5;&quot;Fehler&quot;))))))" office:value-type="float" office:value="4" calcext:value-type="float">
            <text:p>4</text:p>
          </table:table-cell>
          <table:table-cell office:value-type="string" calcext:value-type="string">
            <text:p>ALN 34</text:p>
          </table:table-cell>
          <table:table-cell office:value-type="string" calcext:value-type="string">
            <text:p>SONSTIGE FRAGEN DER BESTANDSERSCHLIESSUNG</text:p>
          </table:table-cell>
          <table:table-cell table:number-columns-repeated="5"/>
        </table:table-row>
        <table:table-row table:style-name="ro1">
          <table:table-cell table:formula="of:=IF([.B131]=([.B130]+2);&quot;Fehler&quot;;&quot;&quot;)">
            <text:p/>
          </table:table-cell>
          <table:table-cell table:formula="of:=IF(LEN([.C131])=1;0;IF(LEN([.C131])=2;1;IF(LEN([.C131])=3;2;IF(LEN([.C131])=5;3;IF(LEN([.C131])=6;4;IF(LEN([.C131])=7;5;&quot;Fehler&quot;))))))" office:value-type="float" office:value="3" calcext:value-type="float">
            <text:p>3</text:p>
          </table:table-cell>
          <table:table-cell office:value-type="string" calcext:value-type="string">
            <text:p>ALN 4</text:p>
          </table:table-cell>
          <table:table-cell office:value-type="string" calcext:value-type="string">
            <text:p>BIBLIOTHEKSBENUTZUNG</text:p>
          </table:table-cell>
          <table:table-cell table:number-columns-repeated="5"/>
        </table:table-row>
        <table:table-row table:style-name="ro1">
          <table:table-cell table:formula="of:=IF([.B132]=([.B131]+2);&quot;Fehler&quot;;&quot;&quot;)">
            <text:p/>
          </table:table-cell>
          <table:table-cell table:formula="of:=IF(LEN([.C132])=1;0;IF(LEN([.C132])=2;1;IF(LEN([.C132])=3;2;IF(LEN([.C132])=5;3;IF(LEN([.C132])=6;4;IF(LEN([.C132])=7;5;&quot;Fehler&quot;))))))" office:value-type="float" office:value="3" calcext:value-type="float">
            <text:p>3</text:p>
          </table:table-cell>
          <table:table-cell office:value-type="string" calcext:value-type="string">
            <text:p>ALN 5</text:p>
          </table:table-cell>
          <table:table-cell office:value-type="string" calcext:value-type="string">
            <text:p>BIBLIOTHEKSTECHNIK</text:p>
          </table:table-cell>
          <table:table-cell table:number-columns-repeated="5"/>
        </table:table-row>
        <table:table-row table:style-name="ro1">
          <table:table-cell table:formula="of:=IF([.B133]=([.B132]+2);&quot;Fehler&quot;;&quot;&quot;)">
            <text:p/>
          </table:table-cell>
          <table:table-cell table:formula="of:=IF(LEN([.C133])=1;0;IF(LEN([.C133])=2;1;IF(LEN([.C133])=3;2;IF(LEN([.C133])=5;3;IF(LEN([.C133])=6;4;IF(LEN([.C133])=7;5;&quot;Fehler&quot;))))))" office:value-type="float" office:value="3" calcext:value-type="float">
            <text:p>3</text:p>
          </table:table-cell>
          <table:table-cell office:value-type="string" calcext:value-type="string">
            <text:p>ALN 6</text:p>
          </table:table-cell>
          <table:table-cell office:value-type="string" calcext:value-type="string">
            <text:p>BIBLIOTHEKSWERBUNG <text:s/>OEFFENTLICHKEITSARBEIT</text:p>
          </table:table-cell>
          <table:table-cell table:number-columns-repeated="5"/>
        </table:table-row>
        <table:table-row table:style-name="ro1">
          <table:table-cell table:formula="of:=IF([.B134]=([.B133]+2);&quot;Fehler&quot;;&quot;&quot;)">
            <text:p/>
          </table:table-cell>
          <table:table-cell table:formula="of:=IF(LEN([.C134])=1;0;IF(LEN([.C134])=2;1;IF(LEN([.C134])=3;2;IF(LEN([.C134])=5;3;IF(LEN([.C134])=6;4;IF(LEN([.C134])=7;5;&quot;Fehler&quot;))))))" office:value-type="float" office:value="2" calcext:value-type="float">
            <text:p>2</text:p>
          </table:table-cell>
          <table:table-cell office:value-type="string" calcext:value-type="string">
            <text:p>AYB</text:p>
          </table:table-cell>
          <table:table-cell office:value-type="string" calcext:value-type="string">
            <text:p>BIOGRAPHIEN VON SCHRIFTKUENSTLERN, BUCHDRUCKERN, BUCHHAENDLERN, VERLEGERN, JOURNALISTEN, PUBLIZISTEN UND BIBLIOTHEKAREN</text:p>
          </table:table-cell>
          <table:table-cell table:number-columns-repeated="5"/>
        </table:table-row>
        <table:table-row table:style-name="ro1">
          <table:table-cell table:formula="of:=IF([.B135]=([.B134]+2);&quot;Fehler&quot;;&quot;&quot;)">
            <text:p/>
          </table:table-cell>
          <table:table-cell table:formula="of:=IF(LEN([.C135])=1;0;IF(LEN([.C135])=2;1;IF(LEN([.C135])=3;2;IF(LEN([.C135])=5;3;IF(LEN([.C135])=6;4;IF(LEN([.C135])=7;5;&quot;Fehler&quot;))))))" office:value-type="float" office:value="3" calcext:value-type="float">
            <text:p>3</text:p>
          </table:table-cell>
          <table:table-cell office:value-type="string" calcext:value-type="string">
            <text:p>AYB 1</text:p>
          </table:table-cell>
          <table:table-cell office:value-type="string" calcext:value-type="string">
            <text:p>BIOGRAPHIEN MEHRERER SCHRIFTKUENSTLER, BUCHDRUCKER, BUCHHAENDLER, VERLEGER, JOURNALISTEN, PUBLIZISTEN UND BIBLIOTHEKARE</text:p>
          </table:table-cell>
          <table:table-cell table:number-columns-repeated="5"/>
        </table:table-row>
        <table:table-row table:style-name="ro1">
          <table:table-cell table:formula="of:=IF([.B136]=([.B135]+2);&quot;Fehler&quot;;&quot;&quot;)">
            <text:p/>
          </table:table-cell>
          <table:table-cell table:formula="of:=IF(LEN([.C136])=1;0;IF(LEN([.C136])=2;1;IF(LEN([.C136])=3;2;IF(LEN([.C136])=5;3;IF(LEN([.C136])=6;4;IF(LEN([.C136])=7;5;&quot;Fehler&quot;))))))" office:value-type="float" office:value="3" calcext:value-type="float">
            <text:p>3</text:p>
          </table:table-cell>
          <table:table-cell office:value-type="string" calcext:value-type="string">
            <text:p>AYB 2</text:p>
          </table:table-cell>
          <table:table-cell office:value-type="string" calcext:value-type="string">
            <text:p>BIOGRAPHIEN EINZELNER SCHRIFTKUENSTLER, BUCHDRUCKER, BUCHHAENDLER, VERLEGER <text:s/>JOURNALISTEN, PUBLIZISTEN UND BIBLIOTHEKARE (ALPHABETISCH NACH BIOGRAPHIERTEN GEORDNET)</text:p>
          </table:table-cell>
          <table:table-cell table:number-columns-repeated="5"/>
        </table:table-row>
        <table:table-row table:style-name="ro1">
          <table:table-cell table:formula="of:=IF([.B137]=([.B136]+2);&quot;Fehler&quot;;&quot;&quot;)">
            <text:p/>
          </table:table-cell>
          <table:table-cell table:formula="of:=IF(LEN([.C137])=1;0;IF(LEN([.C137])=2;1;IF(LEN([.C137])=3;2;IF(LEN([.C137])=5;3;IF(LEN([.C137])=6;4;IF(LEN([.C137])=7;5;&quot;Fehler&quot;))))))" office:value-type="float" office:value="1" calcext:value-type="float">
            <text:p>1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[.B138]=([.B137]+2);&quot;Fehler&quot;;&quot;&quot;)">
            <text:p/>
          </table:table-cell>
          <table:table-cell table:formula="of:=IF(LEN([.C138])=1;0;IF(LEN([.C138])=2;1;IF(LEN([.C138])=3;2;IF(LEN([.C138])=5;3;IF(LEN([.C138])=6;4;IF(LEN([.C138])=7;5;&quot;Fehler&quot;)))))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OGRAPHIEN, ERINNERUNGEN, BRIEFE UND TAGEBUECHER</text:p>
          </table:table-cell>
          <table:table-cell table:number-columns-repeated="5"/>
        </table:table-row>
        <table:table-row table:style-name="ro1">
          <table:table-cell table:formula="of:=IF([.B139]=([.B138]+2);&quot;Fehler&quot;;&quot;&quot;)">
            <text:p/>
          </table:table-cell>
          <table:table-cell table:formula="of:=IF(LEN([.C139])=1;0;IF(LEN([.C139])=2;1;IF(LEN([.C139])=3;2;IF(LEN([.C139])=5;3;IF(LEN([.C139])=6;4;IF(LEN([.C139])=7;5;&quot;Fehler&quot;))))))"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MMELBIOGRAPHIEN</text:p>
          </table:table-cell>
          <table:table-cell table:number-columns-repeated="5"/>
        </table:table-row>
        <table:table-row table:style-name="ro1">
          <table:table-cell table:formula="of:=IF([.B140]=([.B139]+2);&quot;Fehler&quot;;&quot;&quot;)">
            <text:p/>
          </table:table-cell>
          <table:table-cell table:formula="of:=IF(LEN([.C140])=1;0;IF(LEN([.C140])=2;1;IF(LEN([.C140])=3;2;IF(LEN([.C140])=5;3;IF(LEN([.C140])=6;4;IF(LEN([.C140])=7;5;&quot;Fehler&quot;))))))" office:value-type="float" office:value="1" calcext:value-type="float">
            <text:p>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EINZELBIOGRAPHIEN, FAMILIENBIOGRAPHIEN (ALPHABETISCH NACH BIOGRAPHIERTEN GEORDNET)</text:p>
          </table:table-cell>
          <table:table-cell table:number-columns-repeated="5"/>
        </table:table-row>
        <table:table-row table:style-name="ro1">
          <table:table-cell table:formula="of:=IF([.B141]=([.B140]+2);&quot;Fehler&quot;;&quot;&quot;)">
            <text:p/>
          </table:table-cell>
          <table:table-cell table:formula="of:=IF(LEN([.C141])=1;0;IF(LEN([.C141])=2;1;IF(LEN([.C141])=3;2;IF(LEN([.C141])=5;3;IF(LEN([.C141])=6;4;IF(LEN([.C141])=7;5;&quot;Fehler&quot;))))))" office:value-type="float" office:value="1" calcext:value-type="float">
            <text:p>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RIEFE <text:s/>TAGEBUECHER</text:p>
          </table:table-cell>
          <table:table-cell table:number-columns-repeated="5"/>
        </table:table-row>
        <table:table-row table:style-name="ro1">
          <table:table-cell table:formula="of:=IF([.B142]=([.B141]+2);&quot;Fehler&quot;;&quot;&quot;)">
            <text:p/>
          </table:table-cell>
          <table:table-cell table:formula="of:=IF(LEN([.C142])=1;0;IF(LEN([.C142])=2;1;IF(LEN([.C142])=3;2;IF(LEN([.C142])=5;3;IF(LEN([.C142])=6;4;IF(LEN([.C142])=7;5;&quot;Fehler&quot;)))))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OGRAPHIE (ERDKUNDE) <text:s/>LAENDERKUNDE VOELKERKUNDE</text:p>
          </table:table-cell>
          <table:table-cell table:number-columns-repeated="5"/>
        </table:table-row>
        <table:table-row table:style-name="ro1">
          <table:table-cell table:formula="of:=IF([.B143]=([.B142]+2);&quot;Fehler&quot;;&quot;&quot;)">
            <text:p/>
          </table:table-cell>
          <table:table-cell table:formula="of:=IF(LEN([.C143])=1;0;IF(LEN([.C143])=2;1;IF(LEN([.C143])=3;2;IF(LEN([.C143])=5;3;IF(LEN([.C143])=6;4;IF(LEN([.C143])=7;5;&quot;Fehler&quot;))))))"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LGEMEINES</text:p>
          </table:table-cell>
          <table:table-cell table:number-columns-repeated="5"/>
        </table:table-row>
        <table:table-row table:style-name="ro1">
          <table:table-cell table:formula="of:=IF([.B144]=([.B143]+2);&quot;Fehler&quot;;&quot;&quot;)">
            <text:p/>
          </table:table-cell>
          <table:table-cell table:formula="of:=IF(LEN([.C144])=1;0;IF(LEN([.C144])=2;1;IF(LEN([.C144])=3;2;IF(LEN([.C144])=5;3;IF(LEN([.C144])=6;4;IF(LEN([.C144])=7;5;&quot;Fehler&quot;))))))" office:value-type="float" office:value="2" calcext:value-type="float">
            <text:p>2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45]=([.B144]+2);&quot;Fehler&quot;;&quot;&quot;)">
            <text:p/>
          </table:table-cell>
          <table:table-cell table:formula="of:=IF(LEN([.C145])=1;0;IF(LEN([.C145])=2;1;IF(LEN([.C145])=3;2;IF(LEN([.C145])=5;3;IF(LEN([.C145])=6;4;IF(LEN([.C145])=7;5;&quot;Fehler&quot;))))))" office:value-type="float" office:value="3" calcext:value-type="float">
            <text:p>3</text:p>
          </table:table-cell>
          <table:table-cell office:value-type="string" calcext:value-type="string">
            <text:p>CAK 1</text:p>
          </table:table-cell>
          <table:table-cell office:value-type="string" calcext:value-type="string">
            <text:p>GESAMMELTE WERKE UND VERMISCHTE SCHRIFTEN VON GEOGRAPHEN UND VOELKERKUNDLERN</text:p>
          </table:table-cell>
          <table:table-cell table:number-columns-repeated="5"/>
        </table:table-row>
        <table:table-row table:style-name="ro1">
          <table:table-cell table:formula="of:=IF([.B146]=([.B145]+2);&quot;Fehler&quot;;&quot;&quot;)">
            <text:p/>
          </table:table-cell>
          <table:table-cell table:formula="of:=IF(LEN([.C146])=1;0;IF(LEN([.C146])=2;1;IF(LEN([.C146])=3;2;IF(LEN([.C146])=5;3;IF(LEN([.C146])=6;4;IF(LEN([.C146])=7;5;&quot;Fehler&quot;))))))" office:value-type="float" office:value="2" calcext:value-type="float">
            <text:p>2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[.B147]=([.B146]+2);&quot;Fehler&quot;;&quot;&quot;)">
            <text:p/>
          </table:table-cell>
          <table:table-cell table:formula="of:=IF(LEN([.C147])=1;0;IF(LEN([.C147])=2;1;IF(LEN([.C147])=3;2;IF(LEN([.C147])=5;3;IF(LEN([.C147])=6;4;IF(LEN([.C147])=7;5;&quot;Fehler&quot;))))))" office:value-type="float" office:value="2" calcext:value-type="float">
            <text:p>2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BILDWERKE - TABELLENWERKE - ATLANTEN</text:p>
          </table:table-cell>
          <table:table-cell table:number-columns-repeated="5"/>
        </table:table-row>
        <table:table-row table:style-name="ro1">
          <table:table-cell table:formula="of:=IF([.B148]=([.B147]+2);&quot;Fehler&quot;;&quot;&quot;)">
            <text:p/>
          </table:table-cell>
          <table:table-cell table:formula="of:=IF(LEN([.C148])=1;0;IF(LEN([.C148])=2;1;IF(LEN([.C148])=3;2;IF(LEN([.C148])=5;3;IF(LEN([.C148])=6;4;IF(LEN([.C148])=7;5;&quot;Fehler&quot;))))))" office:value-type="float" office:value="3" calcext:value-type="float">
            <text:p>3</text:p>
          </table:table-cell>
          <table:table-cell office:value-type="string" calcext:value-type="string">
            <text:p>CAM 2</text:p>
          </table:table-cell>
          <table:table-cell office:value-type="string" calcext:value-type="string">
            <text:p>STADTPLAENE MEHRERER AUSLAENDISCHER STAEDTE</text:p>
          </table:table-cell>
          <table:table-cell table:number-columns-repeated="5"/>
        </table:table-row>
        <table:table-row table:style-name="ro1">
          <table:table-cell table:formula="of:=IF([.B149]=([.B148]+2);&quot;Fehler&quot;;&quot;&quot;)">
            <text:p/>
          </table:table-cell>
          <table:table-cell table:formula="of:=IF(LEN([.C149])=1;0;IF(LEN([.C149])=2;1;IF(LEN([.C149])=3;2;IF(LEN([.C149])=5;3;IF(LEN([.C149])=6;4;IF(LEN([.C149])=7;5;&quot;Fehler&quot;))))))" office:value-type="float" office:value="4" calcext:value-type="float">
            <text:p>4</text:p>
          </table:table-cell>
          <table:table-cell office:value-type="string" calcext:value-type="string">
            <text:p>CAM 25</text:p>
          </table:table-cell>
          <table:table-cell office:value-type="string" calcext:value-type="string">
            <text:p>STADTPLAENE EINZELNER AUSLAENDISCHER STAEDTE (ALPHABETISCH NACH STAEDTEN GEORDNET)</text:p>
          </table:table-cell>
          <table:table-cell table:number-columns-repeated="5"/>
        </table:table-row>
        <table:table-row table:style-name="ro1">
          <table:table-cell table:formula="of:=IF([.B150]=([.B149]+2);&quot;Fehler&quot;;&quot;&quot;)">
            <text:p/>
          </table:table-cell>
          <table:table-cell table:formula="of:=IF(LEN([.C150])=1;0;IF(LEN([.C150])=2;1;IF(LEN([.C150])=3;2;IF(LEN([.C150])=5;3;IF(LEN([.C150])=6;4;IF(LEN([.C150])=7;5;&quot;Fehler&quot;))))))"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GEOGRAPHISCHE ORGANISATIONEN <text:s/>GEOGRAPHISCHE GESELLSCHAFTEN</text:p>
          </table:table-cell>
          <table:table-cell table:number-columns-repeated="5"/>
        </table:table-row>
        <table:table-row table:style-name="ro1">
          <table:table-cell table:formula="of:=IF([.B151]=([.B150]+2);&quot;Fehler&quot;;&quot;&quot;)">
            <text:p/>
          </table:table-cell>
          <table:table-cell table:formula="of:=IF(LEN([.C151])=1;0;IF(LEN([.C151])=2;1;IF(LEN([.C151])=3;2;IF(LEN([.C151])=5;3;IF(LEN([.C151])=6;4;IF(LEN([.C151])=7;5;&quot;Fehler&quot;))))))"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REISEN : ALLGEMEINES</text:p>
          </table:table-cell>
          <table:table-cell table:number-columns-repeated="5"/>
        </table:table-row>
        <table:table-row table:style-name="ro1">
          <table:table-cell table:formula="of:=IF([.B152]=([.B151]+2);&quot;Fehler&quot;;&quot;&quot;)">
            <text:p/>
          </table:table-cell>
          <table:table-cell table:formula="of:=IF(LEN([.C152])=1;0;IF(LEN([.C152])=2;1;IF(LEN([.C152])=3;2;IF(LEN([.C152])=5;3;IF(LEN([.C152])=6;4;IF(LEN([.C152])=7;5;&quot;Fehler&quot;))))))" office:value-type="float" office:value="1" calcext:value-type="float">
            <text:p>1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GESCHICHTE DER GEOGRAPHISCHEN WISSENSCHAFT UND DER ENTDECKUNGEN : ALLGEMEINES</text:p>
          </table:table-cell>
          <table:table-cell table:number-columns-repeated="5"/>
        </table:table-row>
        <table:table-row table:style-name="ro1">
          <table:table-cell table:formula="of:=IF([.B153]=([.B152]+2);&quot;Fehler&quot;;&quot;&quot;)">
            <text:p/>
          </table:table-cell>
          <table:table-cell table:formula="of:=IF(LEN([.C153])=1;0;IF(LEN([.C153])=2;1;IF(LEN([.C153])=3;2;IF(LEN([.C153])=5;3;IF(LEN([.C153])=6;4;IF(LEN([.C153])=7;5;&quot;Fehler&quot;))))))" office:value-type="float" office:value="2" calcext:value-type="float">
            <text:p>2</text:p>
          </table:table-cell>
          <table:table-cell office:value-type="string" calcext:value-type="string">
            <text:p>CBK</text:p>
          </table:table-cell>
          <table:table-cell office:value-type="string" calcext:value-type="string">
            <text:p>GESCHICHTE UND METHODIK DER GEOGRAPHISCHEN WISSENSCHAFT</text:p>
          </table:table-cell>
          <table:table-cell table:number-columns-repeated="5"/>
        </table:table-row>
        <table:table-row table:style-name="ro1">
          <table:table-cell table:formula="of:=IF([.B154]=([.B153]+2);&quot;Fehler&quot;;&quot;&quot;)">
            <text:p/>
          </table:table-cell>
          <table:table-cell table:formula="of:=IF(LEN([.C154])=1;0;IF(LEN([.C154])=2;1;IF(LEN([.C154])=3;2;IF(LEN([.C154])=5;3;IF(LEN([.C154])=6;4;IF(LEN([.C154])=7;5;&quot;Fehler&quot;))))))" office:value-type="float" office:value="2" calcext:value-type="float">
            <text:p>2</text:p>
          </table:table-cell>
          <table:table-cell office:value-type="string" calcext:value-type="string">
            <text:p>CBL</text:p>
          </table:table-cell>
          <table:table-cell office:value-type="string" calcext:value-type="string">
            <text:p>ENTDECKUNGSGESCHICHTE</text:p>
          </table:table-cell>
          <table:table-cell table:number-columns-repeated="5"/>
        </table:table-row>
        <table:table-row table:style-name="ro1">
          <table:table-cell table:formula="of:=IF([.B155]=([.B154]+2);&quot;Fehler&quot;;&quot;&quot;)">
            <text:p/>
          </table:table-cell>
          <table:table-cell table:formula="of:=IF(LEN([.C155])=1;0;IF(LEN([.C155])=2;1;IF(LEN([.C155])=3;2;IF(LEN([.C155])=5;3;IF(LEN([.C155])=6;4;IF(LEN([.C155])=7;5;&quot;Fehler&quot;))))))" office:value-type="float" office:value="1" calcext:value-type="float">
            <text:p>1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LLGEMEINE GEOGRAPHIE</text:p>
          </table:table-cell>
          <table:table-cell table:number-columns-repeated="5"/>
        </table:table-row>
        <table:table-row table:style-name="ro1">
          <table:table-cell table:formula="of:=IF([.B156]=([.B155]+2);&quot;Fehler&quot;;&quot;&quot;)">
            <text:p/>
          </table:table-cell>
          <table:table-cell table:formula="of:=IF(LEN([.C156])=1;0;IF(LEN([.C156])=2;1;IF(LEN([.C156])=3;2;IF(LEN([.C156])=5;3;IF(LEN([.C156])=6;4;IF(LEN([.C156])=7;5;&quot;Fehler&quot;))))))" office:value-type="float" office:value="2" calcext:value-type="float">
            <text:p>2</text:p>
          </table:table-cell>
          <table:table-cell office:value-type="string" calcext:value-type="string">
            <text:p>CCK</text:p>
          </table:table-cell>
          <table:table-cell office:value-type="string" calcext:value-type="string">
            <text:p>MATHEMATISCHE GEOGRAPHIE</text:p>
          </table:table-cell>
          <table:table-cell table:number-columns-repeated="5"/>
        </table:table-row>
        <table:table-row table:style-name="ro1">
          <table:table-cell table:formula="of:=IF([.B157]=([.B156]+2);&quot;Fehler&quot;;&quot;&quot;)">
            <text:p/>
          </table:table-cell>
          <table:table-cell table:formula="of:=IF(LEN([.C157])=1;0;IF(LEN([.C157])=2;1;IF(LEN([.C157])=3;2;IF(LEN([.C157])=5;3;IF(LEN([.C157])=6;4;IF(LEN([.C157])=7;5;&quot;Fehler&quot;))))))" office:value-type="float" office:value="3" calcext:value-type="float">
            <text:p>3</text:p>
          </table:table-cell>
          <table:table-cell office:value-type="string" calcext:value-type="string">
            <text:p>CCK 1</text:p>
          </table:table-cell>
          <table:table-cell office:value-type="string" calcext:value-type="string">
            <text:p>KARTOGRAPHIE</text:p>
          </table:table-cell>
          <table:table-cell table:number-columns-repeated="5"/>
        </table:table-row>
        <table:table-row table:style-name="ro1">
          <table:table-cell table:formula="of:=IF([.B158]=([.B157]+2);&quot;Fehler&quot;;&quot;&quot;)">
            <text:p/>
          </table:table-cell>
          <table:table-cell table:formula="of:=IF(LEN([.C158])=1;0;IF(LEN([.C158])=2;1;IF(LEN([.C158])=3;2;IF(LEN([.C158])=5;3;IF(LEN([.C158])=6;4;IF(LEN([.C158])=7;5;&quot;Fehler&quot;))))))" office:value-type="float" office:value="2" calcext:value-type="float">
            <text:p>2</text:p>
          </table:table-cell>
          <table:table-cell office:value-type="string" calcext:value-type="string">
            <text:p>CCL</text:p>
          </table:table-cell>
          <table:table-cell office:value-type="string" calcext:value-type="string">
            <text:p>PHYSISCHE GEOGRAPHIE</text:p>
          </table:table-cell>
          <table:table-cell table:number-columns-repeated="5"/>
        </table:table-row>
        <table:table-row table:style-name="ro1">
          <table:table-cell table:formula="of:=IF([.B159]=([.B158]+2);&quot;Fehler&quot;;&quot;&quot;)">
            <text:p/>
          </table:table-cell>
          <table:table-cell table:formula="of:=IF(LEN([.C159])=1;0;IF(LEN([.C159])=2;1;IF(LEN([.C159])=3;2;IF(LEN([.C159])=5;3;IF(LEN([.C159])=6;4;IF(LEN([.C159])=7;5;&quot;Fehler&quot;))))))" office:value-type="float" office:value="3" calcext:value-type="float">
            <text:p>3</text:p>
          </table:table-cell>
          <table:table-cell office:value-type="string" calcext:value-type="string">
            <text:p>CCL 1</text:p>
          </table:table-cell>
          <table:table-cell office:value-type="string" calcext:value-type="string">
            <text:p>METEOROLOGIE (WETTERKUNDE) <text:s/>KLIMATOLOGIE <text:s/>BIOKLIMATOLOGIE</text:p>
          </table:table-cell>
          <table:table-cell table:number-columns-repeated="5"/>
        </table:table-row>
        <table:table-row table:style-name="ro1">
          <table:table-cell table:formula="of:=IF([.B160]=([.B159]+2);&quot;Fehler&quot;;&quot;&quot;)">
            <text:p/>
          </table:table-cell>
          <table:table-cell table:formula="of:=IF(LEN([.C160])=1;0;IF(LEN([.C160])=2;1;IF(LEN([.C160])=3;2;IF(LEN([.C160])=5;3;IF(LEN([.C160])=6;4;IF(LEN([.C160])=7;5;&quot;Fehler&quot;))))))" office:value-type="float" office:value="3" calcext:value-type="float">
            <text:p>3</text:p>
          </table:table-cell>
          <table:table-cell office:value-type="string" calcext:value-type="string">
            <text:p>CCL 2</text:p>
          </table:table-cell>
          <table:table-cell office:value-type="string" calcext:value-type="string">
            <text:p>HYDROGRAPHIE</text:p>
          </table:table-cell>
          <table:table-cell table:number-columns-repeated="5"/>
        </table:table-row>
        <table:table-row table:style-name="ro1">
          <table:table-cell table:formula="of:=IF([.B161]=([.B160]+2);&quot;Fehler&quot;;&quot;&quot;)">
            <text:p/>
          </table:table-cell>
          <table:table-cell table:formula="of:=IF(LEN([.C161])=1;0;IF(LEN([.C161])=2;1;IF(LEN([.C161])=3;2;IF(LEN([.C161])=5;3;IF(LEN([.C161])=6;4;IF(LEN([.C161])=7;5;&quot;Fehler&quot;))))))" office:value-type="float" office:value="4" calcext:value-type="float">
            <text:p>4</text:p>
          </table:table-cell>
          <table:table-cell office:value-type="string" calcext:value-type="string">
            <text:p>CCL 20</text:p>
          </table:table-cell>
          <table:table-cell office:value-type="string" calcext:value-type="string">
            <text:p>GEWAESSERKUNDE</text:p>
          </table:table-cell>
          <table:table-cell table:number-columns-repeated="5"/>
        </table:table-row>
        <table:table-row table:style-name="ro1">
          <table:table-cell table:formula="of:=IF([.B162]=([.B161]+2);&quot;Fehler&quot;;&quot;&quot;)">
            <text:p/>
          </table:table-cell>
          <table:table-cell table:formula="of:=IF(LEN([.C162])=1;0;IF(LEN([.C162])=2;1;IF(LEN([.C162])=3;2;IF(LEN([.C162])=5;3;IF(LEN([.C162])=6;4;IF(LEN([.C162])=7;5;&quot;Fehler&quot;))))))" office:value-type="float" office:value="4" calcext:value-type="float">
            <text:p>4</text:p>
          </table:table-cell>
          <table:table-cell office:value-type="string" calcext:value-type="string">
            <text:p>CCL 21</text:p>
          </table:table-cell>
          <table:table-cell office:value-type="string" calcext:value-type="string">
            <text:p>OZEANOGRAPHIE (MEERESKUNDE) : GESAMTDARSTELLUNGEN - DARSTELLUNGEN EINZELNER REGIONEN</text:p>
          </table:table-cell>
          <table:table-cell table:number-columns-repeated="5"/>
        </table:table-row>
        <table:table-row table:style-name="ro1">
          <table:table-cell table:formula="of:=IF([.B163]=([.B162]+2);&quot;Fehler&quot;;&quot;&quot;)">
            <text:p/>
          </table:table-cell>
          <table:table-cell table:formula="of:=IF(LEN([.C163])=1;0;IF(LEN([.C163])=2;1;IF(LEN([.C163])=3;2;IF(LEN([.C163])=5;3;IF(LEN([.C163])=6;4;IF(LEN([.C163])=7;5;&quot;Fehler&quot;))))))" office:value-type="float" office:value="3" calcext:value-type="float">
            <text:p>3</text:p>
          </table:table-cell>
          <table:table-cell office:value-type="string" calcext:value-type="string">
            <text:p>CCL 3</text:p>
          </table:table-cell>
          <table:table-cell office:value-type="string" calcext:value-type="string">
            <text:p>GEOMORPHOLOGIE EINSCHLIESSLICH LANDSCHAFTSKUNDE</text:p>
          </table:table-cell>
          <table:table-cell table:number-columns-repeated="5"/>
        </table:table-row>
        <table:table-row table:style-name="ro1">
          <table:table-cell table:formula="of:=IF([.B164]=([.B163]+2);&quot;Fehler&quot;;&quot;&quot;)">
            <text:p/>
          </table:table-cell>
          <table:table-cell table:formula="of:=IF(LEN([.C164])=1;0;IF(LEN([.C164])=2;1;IF(LEN([.C164])=3;2;IF(LEN([.C164])=5;3;IF(LEN([.C164])=6;4;IF(LEN([.C164])=7;5;&quot;Fehler&quot;))))))" office:value-type="float" office:value="2" calcext:value-type="float">
            <text:p>2</text:p>
          </table:table-cell>
          <table:table-cell office:value-type="string" calcext:value-type="string">
            <text:p>CCM</text:p>
          </table:table-cell>
          <table:table-cell office:value-type="string" calcext:value-type="string">
            <text:p>BIOGEOGRAPHIE</text:p>
          </table:table-cell>
          <table:table-cell table:number-columns-repeated="5"/>
        </table:table-row>
        <table:table-row table:style-name="ro1">
          <table:table-cell table:formula="of:=IF([.B165]=([.B164]+2);&quot;Fehler&quot;;&quot;&quot;)">
            <text:p/>
          </table:table-cell>
          <table:table-cell table:formula="of:=IF(LEN([.C165])=1;0;IF(LEN([.C165])=2;1;IF(LEN([.C165])=3;2;IF(LEN([.C165])=5;3;IF(LEN([.C165])=6;4;IF(LEN([.C165])=7;5;&quot;Fehler&quot;))))))" office:value-type="float" office:value="3" calcext:value-type="float">
            <text:p>3</text:p>
          </table:table-cell>
          <table:table-cell office:value-type="string" calcext:value-type="string">
            <text:p>CCM 1</text:p>
          </table:table-cell>
          <table:table-cell office:value-type="string" calcext:value-type="string">
            <text:p>PFLANZENGEOGRAPHIE</text:p>
          </table:table-cell>
          <table:table-cell table:number-columns-repeated="5"/>
        </table:table-row>
        <table:table-row table:style-name="ro1">
          <table:table-cell table:formula="of:=IF([.B166]=([.B165]+2);&quot;Fehler&quot;;&quot;&quot;)">
            <text:p/>
          </table:table-cell>
          <table:table-cell table:formula="of:=IF(LEN([.C166])=1;0;IF(LEN([.C166])=2;1;IF(LEN([.C166])=3;2;IF(LEN([.C166])=5;3;IF(LEN([.C166])=6;4;IF(LEN([.C166])=7;5;&quot;Fehler&quot;))))))" office:value-type="float" office:value="3" calcext:value-type="float">
            <text:p>3</text:p>
          </table:table-cell>
          <table:table-cell office:value-type="string" calcext:value-type="string">
            <text:p>CCM 2</text:p>
          </table:table-cell>
          <table:table-cell office:value-type="string" calcext:value-type="string">
            <text:p>TIERGEOGRAPHIE</text:p>
          </table:table-cell>
          <table:table-cell table:number-columns-repeated="5"/>
        </table:table-row>
        <table:table-row table:style-name="ro1">
          <table:table-cell table:formula="of:=IF([.B167]=([.B166]+2);&quot;Fehler&quot;;&quot;&quot;)">
            <text:p/>
          </table:table-cell>
          <table:table-cell table:formula="of:=IF(LEN([.C167])=1;0;IF(LEN([.C167])=2;1;IF(LEN([.C167])=3;2;IF(LEN([.C167])=5;3;IF(LEN([.C167])=6;4;IF(LEN([.C167])=7;5;&quot;Fehler&quot;))))))" office:value-type="float" office:value="2" calcext:value-type="float">
            <text:p>2</text:p>
          </table:table-cell>
          <table:table-cell office:value-type="string" calcext:value-type="string">
            <text:p>CCN</text:p>
          </table:table-cell>
          <table:table-cell office:value-type="string" calcext:value-type="string">
            <text:p>ANTHROPOGEOGRAPHIE</text:p>
          </table:table-cell>
          <table:table-cell table:number-columns-repeated="5"/>
        </table:table-row>
        <table:table-row table:style-name="ro1">
          <table:table-cell table:formula="of:=IF([.B168]=([.B167]+2);&quot;Fehler&quot;;&quot;&quot;)">
            <text:p/>
          </table:table-cell>
          <table:table-cell table:formula="of:=IF(LEN([.C168])=1;0;IF(LEN([.C168])=2;1;IF(LEN([.C168])=3;2;IF(LEN([.C168])=5;3;IF(LEN([.C168])=6;4;IF(LEN([.C168])=7;5;&quot;Fehler&quot;))))))" office:value-type="float" office:value="3" calcext:value-type="float">
            <text:p>3</text:p>
          </table:table-cell>
          <table:table-cell office:value-type="string" calcext:value-type="string">
            <text:p>CCN 1</text:p>
          </table:table-cell>
          <table:table-cell office:value-type="string" calcext:value-type="string">
            <text:p>SIEDLUNGSGEOGRAPHIE</text:p>
          </table:table-cell>
          <table:table-cell table:number-columns-repeated="5"/>
        </table:table-row>
        <table:table-row table:style-name="ro1">
          <table:table-cell table:formula="of:=IF([.B169]=([.B168]+2);&quot;Fehler&quot;;&quot;&quot;)">
            <text:p/>
          </table:table-cell>
          <table:table-cell table:formula="of:=IF(LEN([.C169])=1;0;IF(LEN([.C169])=2;1;IF(LEN([.C169])=3;2;IF(LEN([.C169])=5;3;IF(LEN([.C169])=6;4;IF(LEN([.C169])=7;5;&quot;Fehler&quot;))))))" office:value-type="float" office:value="3" calcext:value-type="float">
            <text:p>3</text:p>
          </table:table-cell>
          <table:table-cell office:value-type="string" calcext:value-type="string">
            <text:p>CCN 2</text:p>
          </table:table-cell>
          <table:table-cell office:value-type="string" calcext:value-type="string">
            <text:p>WIRTSCHAFTSGEOGRAPHIE <text:s/>HANDELSGEOGRAPHIE VERKEHRSGEOGRAPHIE <text:s/>AGRARGEOGRAPHIE</text:p>
          </table:table-cell>
          <table:table-cell table:number-columns-repeated="5"/>
        </table:table-row>
        <table:table-row table:style-name="ro1">
          <table:table-cell table:formula="of:=IF([.B170]=([.B169]+2);&quot;Fehler&quot;;&quot;&quot;)">
            <text:p/>
          </table:table-cell>
          <table:table-cell table:formula="of:=IF(LEN([.C170])=1;0;IF(LEN([.C170])=2;1;IF(LEN([.C170])=3;2;IF(LEN([.C170])=5;3;IF(LEN([.C170])=6;4;IF(LEN([.C170])=7;5;&quot;Fehler&quot;))))))" office:value-type="float" office:value="3" calcext:value-type="float">
            <text:p>3</text:p>
          </table:table-cell>
          <table:table-cell office:value-type="string" calcext:value-type="string">
            <text:p>CCN 3</text:p>
          </table:table-cell>
          <table:table-cell office:value-type="string" calcext:value-type="string">
            <text:p>POLITISCHE GEOGRAPHIE <text:s/>GEOPOLITIK <text:s/>HISTORISCHE GEOGRAPHIE</text:p>
          </table:table-cell>
          <table:table-cell table:number-columns-repeated="5"/>
        </table:table-row>
        <table:table-row table:style-name="ro1">
          <table:table-cell table:formula="of:=IF([.B171]=([.B170]+2);&quot;Fehler&quot;;&quot;&quot;)">
            <text:p/>
          </table:table-cell>
          <table:table-cell table:formula="of:=IF(LEN([.C171])=1;0;IF(LEN([.C171])=2;1;IF(LEN([.C171])=3;2;IF(LEN([.C171])=5;3;IF(LEN([.C171])=6;4;IF(LEN([.C171])=7;5;&quot;Fehler&quot;))))))" office:value-type="float" office:value="1" calcext:value-type="float">
            <text:p>1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LAENDERKUNDE <text:s/>VOELKERKUNDE (ETHNOLOGIE)</text:p>
          </table:table-cell>
          <table:table-cell table:number-columns-repeated="5"/>
        </table:table-row>
        <table:table-row table:style-name="ro1">
          <table:table-cell table:formula="of:=IF([.B172]=([.B171]+2);&quot;Fehler&quot;;&quot;&quot;)">
            <text:p/>
          </table:table-cell>
          <table:table-cell table:formula="of:=IF(LEN([.C172])=1;0;IF(LEN([.C172])=2;1;IF(LEN([.C172])=3;2;IF(LEN([.C172])=5;3;IF(LEN([.C172])=6;4;IF(LEN([.C172])=7;5;&quot;Fehler&quot;))))))" office:value-type="float" office:value="2" calcext:value-type="float">
            <text:p>2</text:p>
          </table:table-cell>
          <table:table-cell office:value-type="string" calcext:value-type="string">
            <text:p>CDK</text:p>
          </table:table-cell>
          <table:table-cell office:value-type="string" calcext:value-type="string">
            <text:p>VERGLEICHENDE LAENDERKUNDE <text:s/>VERGLEICHENDE VOELKERKUNDE</text:p>
          </table:table-cell>
          <table:table-cell table:number-columns-repeated="5"/>
        </table:table-row>
        <table:table-row table:style-name="ro1">
          <table:table-cell table:formula="of:=IF([.B173]=([.B172]+2);&quot;Fehler&quot;;&quot;&quot;)">
            <text:p/>
          </table:table-cell>
          <table:table-cell table:formula="of:=IF(LEN([.C173])=1;0;IF(LEN([.C173])=2;1;IF(LEN([.C173])=3;2;IF(LEN([.C173])=5;3;IF(LEN([.C173])=6;4;IF(LEN([.C173])=7;5;&quot;Fehler&quot;))))))" office:value-type="float" office:value="2" calcext:value-type="float">
            <text:p>2</text:p>
          </table:table-cell>
          <table:table-cell office:value-type="string" calcext:value-type="string">
            <text:p>CDL</text:p>
          </table:table-cell>
          <table:table-cell office:value-type="string" calcext:value-type="string">
            <text:p>VOELKERPSYCHOLOGIE (KULTURANTHROPOLOGIE)</text:p>
          </table:table-cell>
          <table:table-cell table:number-columns-repeated="5"/>
        </table:table-row>
        <table:table-row table:style-name="ro1">
          <table:table-cell table:formula="of:=IF([.B174]=([.B173]+2);&quot;Fehler&quot;;&quot;&quot;)">
            <text:p/>
          </table:table-cell>
          <table:table-cell table:formula="of:=IF(LEN([.C174])=1;0;IF(LEN([.C174])=2;1;IF(LEN([.C174])=3;2;IF(LEN([.C174])=5;3;IF(LEN([.C174])=6;4;IF(LEN([.C174])=7;5;&quot;Fehler&quot;))))))" office:value-type="float" office:value="2" calcext:value-type="float">
            <text:p>2</text:p>
          </table:table-cell>
          <table:table-cell office:value-type="string" calcext:value-type="string">
            <text:p>CDN</text:p>
          </table:table-cell>
          <table:table-cell office:value-type="string" calcext:value-type="string">
            <text:p>WELTREISEN</text:p>
          </table:table-cell>
          <table:table-cell table:number-columns-repeated="5"/>
        </table:table-row>
        <table:table-row table:style-name="ro1">
          <table:table-cell table:formula="of:=IF([.B175]=([.B174]+2);&quot;Fehler&quot;;&quot;&quot;)">
            <text:p/>
          </table:table-cell>
          <table:table-cell table:formula="of:=IF(LEN([.C175])=1;0;IF(LEN([.C175])=2;1;IF(LEN([.C175])=3;2;IF(LEN([.C175])=5;3;IF(LEN([.C175])=6;4;IF(LEN([.C175])=7;5;&quot;Fehler&quot;))))))" office:value-type="float" office:value="3" calcext:value-type="float">
            <text:p>3</text:p>
          </table:table-cell>
          <table:table-cell office:value-type="string" calcext:value-type="string">
            <text:p>CDN 1</text:p>
          </table:table-cell>
          <table:table-cell office:value-type="string" calcext:value-type="string">
            <text:p>LANDREISEN</text:p>
          </table:table-cell>
          <table:table-cell table:number-columns-repeated="5"/>
        </table:table-row>
        <table:table-row table:style-name="ro1">
          <table:table-cell table:formula="of:=IF([.B176]=([.B175]+2);&quot;Fehler&quot;;&quot;&quot;)">
            <text:p/>
          </table:table-cell>
          <table:table-cell table:formula="of:=IF(LEN([.C176])=1;0;IF(LEN([.C176])=2;1;IF(LEN([.C176])=3;2;IF(LEN([.C176])=5;3;IF(LEN([.C176])=6;4;IF(LEN([.C176])=7;5;&quot;Fehler&quot;))))))" office:value-type="float" office:value="3" calcext:value-type="float">
            <text:p>3</text:p>
          </table:table-cell>
          <table:table-cell office:value-type="string" calcext:value-type="string">
            <text:p>CDN 2</text:p>
          </table:table-cell>
          <table:table-cell office:value-type="string" calcext:value-type="string">
            <text:p>SEEREISEN</text:p>
          </table:table-cell>
          <table:table-cell table:number-columns-repeated="5"/>
        </table:table-row>
        <table:table-row table:style-name="ro1">
          <table:table-cell table:formula="of:=IF([.B177]=([.B176]+2);&quot;Fehler&quot;;&quot;&quot;)">
            <text:p/>
          </table:table-cell>
          <table:table-cell table:formula="of:=IF(LEN([.C177])=1;0;IF(LEN([.C177])=2;1;IF(LEN([.C177])=3;2;IF(LEN([.C177])=5;3;IF(LEN([.C177])=6;4;IF(LEN([.C177])=7;5;&quot;Fehler&quot;))))))" office:value-type="float" office:value="3" calcext:value-type="float">
            <text:p>3</text:p>
          </table:table-cell>
          <table:table-cell office:value-type="string" calcext:value-type="string">
            <text:p>CDN 3</text:p>
          </table:table-cell>
          <table:table-cell office:value-type="string" calcext:value-type="string">
            <text:p>LUFTREISEN</text:p>
          </table:table-cell>
          <table:table-cell table:number-columns-repeated="5"/>
        </table:table-row>
        <table:table-row table:style-name="ro1">
          <table:table-cell table:formula="of:=IF([.B178]=([.B177]+2);&quot;Fehler&quot;;&quot;&quot;)">
            <text:p/>
          </table:table-cell>
          <table:table-cell table:formula="of:=IF(LEN([.C178])=1;0;IF(LEN([.C178])=2;1;IF(LEN([.C178])=3;2;IF(LEN([.C178])=5;3;IF(LEN([.C178])=6;4;IF(LEN([.C178])=7;5;&quot;Fehler&quot;))))))"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UROPA</text:p>
          </table:table-cell>
          <table:table-cell table:number-columns-repeated="5"/>
        </table:table-row>
        <table:table-row table:style-name="ro1">
          <table:table-cell table:formula="of:=IF([.B179]=([.B178]+2);&quot;Fehler&quot;;&quot;&quot;)">
            <text:p/>
          </table:table-cell>
          <table:table-cell table:formula="of:=IF(LEN([.C179])=1;0;IF(LEN([.C179])=2;1;IF(LEN([.C179])=3;2;IF(LEN([.C179])=5;3;IF(LEN([.C179])=6;4;IF(LEN([.C179])=7;5;&quot;Fehler&quot;))))))" office:value-type="float" office:value="2" calcext:value-type="float">
            <text:p>2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MITTELEUROPA</text:p>
          </table:table-cell>
          <table:table-cell table:number-columns-repeated="5"/>
        </table:table-row>
        <table:table-row table:style-name="ro1">
          <table:table-cell table:formula="of:=IF([.B180]=([.B179]+2);&quot;Fehler&quot;;&quot;&quot;)">
            <text:p/>
          </table:table-cell>
          <table:table-cell table:formula="of:=IF(LEN([.C180])=1;0;IF(LEN([.C180])=2;1;IF(LEN([.C180])=3;2;IF(LEN([.C180])=5;3;IF(LEN([.C180])=6;4;IF(LEN([.C180])=7;5;&quot;Fehler&quot;))))))" office:value-type="float" office:value="3" calcext:value-type="float">
            <text:p>3</text:p>
          </table:table-cell>
          <table:table-cell office:value-type="string" calcext:value-type="string">
            <text:p>CEK 1</text:p>
          </table:table-cell>
          <table:table-cell office:value-type="string" calcext:value-type="string">
            <text:p>ALPEN : GESAMTGEBIET</text:p>
          </table:table-cell>
          <table:table-cell table:number-columns-repeated="5"/>
        </table:table-row>
        <table:table-row table:style-name="ro1">
          <table:table-cell table:formula="of:=IF([.B181]=([.B180]+2);&quot;Fehler&quot;;&quot;&quot;)">
            <text:p/>
          </table:table-cell>
          <table:table-cell table:formula="of:=IF(LEN([.C181])=1;0;IF(LEN([.C181])=2;1;IF(LEN([.C181])=3;2;IF(LEN([.C181])=5;3;IF(LEN([.C181])=6;4;IF(LEN([.C181])=7;5;&quot;Fehler&quot;))))))" office:value-type="float" office:value="3" calcext:value-type="float">
            <text:p>3</text:p>
          </table:table-cell>
          <table:table-cell office:value-type="string" calcext:value-type="string">
            <text:p>CEK 2</text:p>
          </table:table-cell>
          <table:table-cell office:value-type="string" calcext:value-type="string">
            <text:p>OESTERREICH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EK 2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/>
          <table:table-cell table:formula="of:=IF(LEN([.C183])=1;0;IF(LEN([.C183])=2;1;IF(LEN([.C183])=3;2;IF(LEN([.C183])=5;3;IF(LEN([.C183])=6;4;IF(LEN([.C183])=7;5;&quot;Fehler&quot;))))))" office:value-type="float" office:value="5" calcext:value-type="float">
            <text:p>5</text:p>
          </table:table-cell>
          <table:table-cell office:value-type="string" calcext:value-type="string">
            <text:p>CEK 200</text:p>
          </table:table-cell>
          <table:table-cell office:value-type="string" calcext:value-type="string">
            <text:p>WIEN</text:p>
          </table:table-cell>
          <table:table-cell table:number-columns-repeated="5"/>
        </table:table-row>
        <table:table-row table:style-name="ro1">
          <table:table-cell/>
          <table:table-cell table:formula="of:=IF(LEN([.C184])=1;0;IF(LEN([.C184])=2;1;IF(LEN([.C184])=3;2;IF(LEN([.C184])=5;3;IF(LEN([.C184])=6;4;IF(LEN([.C184])=7;5;&quot;Fehler&quot;))))))" office:value-type="float" office:value="3" calcext:value-type="float">
            <text:p>3</text:p>
          </table:table-cell>
          <table:table-cell office:value-type="string" calcext:value-type="string">
            <text:p>CEK 3</text:p>
          </table:table-cell>
          <table:table-cell office:value-type="string" calcext:value-type="string">
            <text:p>SCHWEIZ <text:s/>LIECHTENSTEIN</text:p>
          </table:table-cell>
          <table:table-cell table:number-columns-repeated="5"/>
        </table:table-row>
        <table:table-row table:style-name="ro1">
          <table:table-cell/>
          <table:table-cell table:formula="of:=IF(LEN([.C185])=1;0;IF(LEN([.C185])=2;1;IF(LEN([.C185])=3;2;IF(LEN([.C185])=5;3;IF(LEN([.C185])=6;4;IF(LEN([.C185])=7;5;&quot;Fehler&quot;))))))" office:value-type="float" office:value="3" calcext:value-type="float">
            <text:p>3</text:p>
          </table:table-cell>
          <table:table-cell office:value-type="string" calcext:value-type="string">
            <text:p>CEK 4</text:p>
          </table:table-cell>
          <table:table-cell office:value-type="string" calcext:value-type="string">
            <text:p>TSCHECHISCHE REPUBLIK <text:s/>SLOWAKEI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EK 4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/>
          <table:table-cell table:formula="of:=IF(LEN([.C187])=1;0;IF(LEN([.C187])=2;1;IF(LEN([.C187])=3;2;IF(LEN([.C187])=5;3;IF(LEN([.C187])=6;4;IF(LEN([.C187])=7;5;&quot;Fehler&quot;))))))" office:value-type="float" office:value="5" calcext:value-type="float">
            <text:p>5</text:p>
          </table:table-cell>
          <table:table-cell office:value-type="string" calcext:value-type="string">
            <text:p>CEK 400</text:p>
          </table:table-cell>
          <table:table-cell office:value-type="string" calcext:value-type="string">
            <text:p>PRAG</text:p>
          </table:table-cell>
          <table:table-cell table:number-columns-repeated="5"/>
        </table:table-row>
        <table:table-row table:style-name="ro1">
          <table:table-cell table:formula="of:=IF([.B188]=([.B187]+2);&quot;Fehler&quot;;&quot;&quot;)">
            <text:p/>
          </table:table-cell>
          <table:table-cell table:formula="of:=IF(LEN([.C188])=1;0;IF(LEN([.C188])=2;1;IF(LEN([.C188])=3;2;IF(LEN([.C188])=5;3;IF(LEN([.C188])=6;4;IF(LEN([.C188])=7;5;&quot;Fehler&quot;))))))" office:value-type="float" office:value="3" calcext:value-type="float">
            <text:p>3</text:p>
          </table:table-cell>
          <table:table-cell office:value-type="string" calcext:value-type="string">
            <text:p>CEK 5</text:p>
          </table:table-cell>
          <table:table-cell office:value-type="string" calcext:value-type="string">
            <text:p>UNGARN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EK 5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90]=([.B188]+2);&quot;Fehler&quot;;&quot;&quot;)" office:value-type="string" office:string-value="Fehler" calcext:value-type="string">
            <text:p>Fehler</text:p>
          </table:table-cell>
          <table:table-cell table:formula="of:=IF(LEN([.C190])=1;0;IF(LEN([.C190])=2;1;IF(LEN([.C190])=3;2;IF(LEN([.C190])=5;3;IF(LEN([.C190])=6;4;IF(LEN([.C190])=7;5;&quot;Fehler&quot;))))))" office:value-type="float" office:value="5" calcext:value-type="float">
            <text:p>5</text:p>
          </table:table-cell>
          <table:table-cell office:value-type="string" calcext:value-type="string">
            <text:p>CEK 500</text:p>
          </table:table-cell>
          <table:table-cell office:value-type="string" calcext:value-type="string">
            <text:p>BUDAPEST</text:p>
          </table:table-cell>
          <table:table-cell table:number-columns-repeated="5"/>
        </table:table-row>
        <table:table-row table:style-name="ro1">
          <table:table-cell table:formula="of:=IF([.B191]=([.B190]+2);&quot;Fehler&quot;;&quot;&quot;)">
            <text:p/>
          </table:table-cell>
          <table:table-cell table:formula="of:=IF(LEN([.C191])=1;0;IF(LEN([.C191])=2;1;IF(LEN([.C191])=3;2;IF(LEN([.C191])=5;3;IF(LEN([.C191])=6;4;IF(LEN([.C191])=7;5;&quot;Fehler&quot;))))))" office:value-type="float" office:value="2" calcext:value-type="float">
            <text:p>2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WESTEUROPA</text:p>
          </table:table-cell>
          <table:table-cell table:number-columns-repeated="5"/>
        </table:table-row>
        <table:table-row table:style-name="ro1">
          <table:table-cell table:formula="of:=IF([.B192]=([.B191]+2);&quot;Fehler&quot;;&quot;&quot;)">
            <text:p/>
          </table:table-cell>
          <table:table-cell table:formula="of:=IF(LEN([.C192])=1;0;IF(LEN([.C192])=2;1;IF(LEN([.C192])=3;2;IF(LEN([.C192])=5;3;IF(LEN([.C192])=6;4;IF(LEN([.C192])=7;5;&quot;Fehler&quot;))))))" office:value-type="float" office:value="3" calcext:value-type="float">
            <text:p>3</text:p>
          </table:table-cell>
          <table:table-cell office:value-type="string" calcext:value-type="string">
            <text:p>CEL 1</text:p>
          </table:table-cell>
          <table:table-cell office:value-type="string" calcext:value-type="string">
            <text:p>GROSSBRITANNIEN UND IRLAND <text:s/>GESAMTDARSTELLUNGEN DES BRITISCHEN COMMONWEALTH</text:p>
          </table:table-cell>
          <table:table-cell table:number-columns-repeated="5"/>
        </table:table-row>
        <table:table-row table:style-name="ro1">
          <table:table-cell table:formula="of:=IF([.B193]=([.B192]+2);&quot;Fehler&quot;;&quot;&quot;)">
            <text:p/>
          </table:table-cell>
          <table:table-cell table:formula="of:=IF(LEN([.C193])=1;0;IF(LEN([.C193])=2;1;IF(LEN([.C193])=3;2;IF(LEN([.C193])=5;3;IF(LEN([.C193])=6;4;IF(LEN([.C193])=7;5;&quot;Fehler&quot;))))))" office:value-type="float" office:value="4" calcext:value-type="float">
            <text:p>4</text:p>
          </table:table-cell>
          <table:table-cell office:value-type="string" calcext:value-type="string">
            <text:p>CEL 10</text:p>
          </table:table-cell>
          <table:table-cell office:value-type="string" calcext:value-type="string">
            <text:p>ENGLAND EINSCHLIESSLICH WALES</text:p>
          </table:table-cell>
          <table:table-cell table:number-columns-repeated="5"/>
        </table:table-row>
        <table:table-row table:style-name="ro1">
          <table:table-cell table:formula="of:=IF([.B194]=([.B193]+2);&quot;Fehler&quot;;&quot;&quot;)">
            <text:p/>
          </table:table-cell>
          <table:table-cell table:formula="of:=IF(LEN([.C194])=1;0;IF(LEN([.C194])=2;1;IF(LEN([.C194])=3;2;IF(LEN([.C194])=5;3;IF(LEN([.C194])=6;4;IF(LEN([.C194])=7;5;&quot;Fehler&quot;))))))" office:value-type="float" office:value="5" calcext:value-type="float">
            <text:p>5</text:p>
          </table:table-cell>
          <table:table-cell office:value-type="string" calcext:value-type="string">
            <text:p>CEL 100</text:p>
          </table:table-cell>
          <table:table-cell office:value-type="string" calcext:value-type="string">
            <text:p>LONDON</text:p>
          </table:table-cell>
          <table:table-cell table:number-columns-repeated="5"/>
        </table:table-row>
        <table:table-row table:style-name="ro1">
          <table:table-cell table:formula="of:=IF([.B195]=([.B194]+2);&quot;Fehler&quot;;&quot;&quot;)">
            <text:p/>
          </table:table-cell>
          <table:table-cell table:formula="of:=IF(LEN([.C195])=1;0;IF(LEN([.C195])=2;1;IF(LEN([.C195])=3;2;IF(LEN([.C195])=5;3;IF(LEN([.C195])=6;4;IF(LEN([.C195])=7;5;&quot;Fehler&quot;))))))" office:value-type="float" office:value="4" calcext:value-type="float">
            <text:p>4</text:p>
          </table:table-cell>
          <table:table-cell office:value-type="string" calcext:value-type="string">
            <text:p>CEL 11</text:p>
          </table:table-cell>
          <table:table-cell office:value-type="string" calcext:value-type="string">
            <text:p>SCHOTTLAND</text:p>
          </table:table-cell>
          <table:table-cell table:number-columns-repeated="5"/>
        </table:table-row>
        <table:table-row table:style-name="ro1">
          <table:table-cell table:formula="of:=IF([.B196]=([.B195]+2);&quot;Fehler&quot;;&quot;&quot;)">
            <text:p/>
          </table:table-cell>
          <table:table-cell table:formula="of:=IF(LEN([.C196])=1;0;IF(LEN([.C196])=2;1;IF(LEN([.C196])=3;2;IF(LEN([.C196])=5;3;IF(LEN([.C196])=6;4;IF(LEN([.C196])=7;5;&quot;Fehler&quot;))))))" office:value-type="float" office:value="4" calcext:value-type="float">
            <text:p>4</text:p>
          </table:table-cell>
          <table:table-cell office:value-type="string" calcext:value-type="string">
            <text:p>CEL 19</text:p>
          </table:table-cell>
          <table:table-cell office:value-type="string" calcext:value-type="string">
            <text:p>IRLAND</text:p>
          </table:table-cell>
          <table:table-cell table:number-columns-repeated="5"/>
        </table:table-row>
        <table:table-row table:style-name="ro1">
          <table:table-cell table:formula="of:=IF([.B197]=([.B196]+2);&quot;Fehler&quot;;&quot;&quot;)">
            <text:p/>
          </table:table-cell>
          <table:table-cell table:formula="of:=IF(LEN([.C197])=1;0;IF(LEN([.C197])=2;1;IF(LEN([.C197])=3;2;IF(LEN([.C197])=5;3;IF(LEN([.C197])=6;4;IF(LEN([.C197])=7;5;&quot;Fehler&quot;))))))" office:value-type="float" office:value="3" calcext:value-type="float">
            <text:p>3</text:p>
          </table:table-cell>
          <table:table-cell office:value-type="string" calcext:value-type="string">
            <text:p>CEL 2</text:p>
          </table:table-cell>
          <table:table-cell office:value-type="string" calcext:value-type="string">
            <text:p>FRANKREICH</text:p>
          </table:table-cell>
          <table:table-cell table:number-columns-repeated="5"/>
        </table:table-row>
        <table:table-row table:style-name="ro1">
          <table:table-cell table:formula="of:=IF([.B198]=([.B197]+2);&quot;Fehler&quot;;&quot;&quot;)">
            <text:p/>
          </table:table-cell>
          <table:table-cell table:formula="of:=IF(LEN([.C198])=1;0;IF(LEN([.C198])=2;1;IF(LEN([.C198])=3;2;IF(LEN([.C198])=5;3;IF(LEN([.C198])=6;4;IF(LEN([.C198])=7;5;&quot;Fehler&quot;))))))" office:value-type="float" office:value="4" calcext:value-type="float">
            <text:p>4</text:p>
          </table:table-cell>
          <table:table-cell office:value-type="string" calcext:value-type="string">
            <text:p>CEL 20</text:p>
          </table:table-cell>
          <table:table-cell office:value-type="string" calcext:value-type="string">
            <text:p>NORDFRANKREICH</text:p>
          </table:table-cell>
          <table:table-cell table:number-columns-repeated="5"/>
        </table:table-row>
        <table:table-row table:style-name="ro1">
          <table:table-cell table:formula="of:=IF([.B199]=([.B198]+2);&quot;Fehler&quot;;&quot;&quot;)">
            <text:p/>
          </table:table-cell>
          <table:table-cell table:formula="of:=IF(LEN([.C199])=1;0;IF(LEN([.C199])=2;1;IF(LEN([.C199])=3;2;IF(LEN([.C199])=5;3;IF(LEN([.C199])=6;4;IF(LEN([.C199])=7;5;&quot;Fehler&quot;))))))" office:value-type="float" office:value="5" calcext:value-type="float">
            <text:p>5</text:p>
          </table:table-cell>
          <table:table-cell office:value-type="string" calcext:value-type="string">
            <text:p>CEL 200</text:p>
          </table:table-cell>
          <table:table-cell office:value-type="string" calcext:value-type="string">
            <text:p>PARIS <text:s/>ILE DE FRANCE</text:p>
          </table:table-cell>
          <table:table-cell table:number-columns-repeated="5"/>
        </table:table-row>
        <table:table-row table:style-name="ro1">
          <table:table-cell table:formula="of:=IF([.B200]=([.B199]+2);&quot;Fehler&quot;;&quot;&quot;)">
            <text:p/>
          </table:table-cell>
          <table:table-cell table:formula="of:=IF(LEN([.C200])=1;0;IF(LEN([.C200])=2;1;IF(LEN([.C200])=3;2;IF(LEN([.C200])=5;3;IF(LEN([.C200])=6;4;IF(LEN([.C200])=7;5;&quot;Fehler&quot;))))))" office:value-type="float" office:value="5" calcext:value-type="float">
            <text:p>5</text:p>
          </table:table-cell>
          <table:table-cell office:value-type="string" calcext:value-type="string">
            <text:p>CEL 202</text:p>
          </table:table-cell>
          <table:table-cell office:value-type="string" calcext:value-type="string">
            <text:p>NORMANDIE <text:s/>BRETAGNE</text:p>
          </table:table-cell>
          <table:table-cell table:number-columns-repeated="5"/>
        </table:table-row>
        <table:table-row table:style-name="ro1">
          <table:table-cell table:formula="of:=IF([.B201]=([.B200]+2);&quot;Fehler&quot;;&quot;&quot;)">
            <text:p/>
          </table:table-cell>
          <table:table-cell table:formula="of:=IF(LEN([.C201])=1;0;IF(LEN([.C201])=2;1;IF(LEN([.C201])=3;2;IF(LEN([.C201])=5;3;IF(LEN([.C201])=6;4;IF(LEN([.C201])=7;5;&quot;Fehler&quot;))))))" office:value-type="float" office:value="5" calcext:value-type="float">
            <text:p>5</text:p>
          </table:table-cell>
          <table:table-cell office:value-type="string" calcext:value-type="string">
            <text:p>CEL 205</text:p>
          </table:table-cell>
          <table:table-cell office:value-type="string" calcext:value-type="string">
            <text:p>LOIRETAL</text:p>
          </table:table-cell>
          <table:table-cell table:number-columns-repeated="5"/>
        </table:table-row>
        <table:table-row table:style-name="ro1">
          <table:table-cell table:formula="of:=IF([.B202]=([.B201]+2);&quot;Fehler&quot;;&quot;&quot;)">
            <text:p/>
          </table:table-cell>
          <table:table-cell table:formula="of:=IF(LEN([.C202])=1;0;IF(LEN([.C202])=2;1;IF(LEN([.C202])=3;2;IF(LEN([.C202])=5;3;IF(LEN([.C202])=6;4;IF(LEN([.C202])=7;5;&quot;Fehler&quot;))))))" office:value-type="float" office:value="4" calcext:value-type="float">
            <text:p>4</text:p>
          </table:table-cell>
          <table:table-cell office:value-type="string" calcext:value-type="string">
            <text:p>CEL 22</text:p>
          </table:table-cell>
          <table:table-cell office:value-type="string" calcext:value-type="string">
            <text:p>SUEDWESTFRANKREICH <text:s/>ZENTRALMASSIV</text:p>
          </table:table-cell>
          <table:table-cell table:number-columns-repeated="5"/>
        </table:table-row>
        <table:table-row table:style-name="ro1">
          <table:table-cell table:formula="of:=IF([.B203]=([.B202]+2);&quot;Fehler&quot;;&quot;&quot;)">
            <text:p/>
          </table:table-cell>
          <table:table-cell table:formula="of:=IF(LEN([.C203])=1;0;IF(LEN([.C203])=2;1;IF(LEN([.C203])=3;2;IF(LEN([.C203])=5;3;IF(LEN([.C203])=6;4;IF(LEN([.C203])=7;5;&quot;Fehler&quot;))))))" office:value-type="float" office:value="4" calcext:value-type="float">
            <text:p>4</text:p>
          </table:table-cell>
          <table:table-cell office:value-type="string" calcext:value-type="string">
            <text:p>CEL 24</text:p>
          </table:table-cell>
          <table:table-cell office:value-type="string" calcext:value-type="string">
            <text:p>SUEDFRANKREICH</text:p>
          </table:table-cell>
          <table:table-cell table:number-columns-repeated="5"/>
        </table:table-row>
        <table:table-row table:style-name="ro1">
          <table:table-cell table:formula="of:=IF([.B204]=([.B203]+2);&quot;Fehler&quot;;&quot;&quot;)">
            <text:p/>
          </table:table-cell>
          <table:table-cell table:formula="of:=IF(LEN([.C204])=1;0;IF(LEN([.C204])=2;1;IF(LEN([.C204])=3;2;IF(LEN([.C204])=5;3;IF(LEN([.C204])=6;4;IF(LEN([.C204])=7;5;&quot;Fehler&quot;))))))" office:value-type="float" office:value="5" calcext:value-type="float">
            <text:p>5</text:p>
          </table:table-cell>
          <table:table-cell office:value-type="string" calcext:value-type="string">
            <text:p>CEL 240</text:p>
          </table:table-cell>
          <table:table-cell office:value-type="string" calcext:value-type="string">
            <text:p>PROVENCE <text:s/>LANGUEDOC-ROUSSILLON</text:p>
          </table:table-cell>
          <table:table-cell table:number-columns-repeated="5"/>
        </table:table-row>
        <table:table-row table:style-name="ro1">
          <table:table-cell table:formula="of:=IF([.B205]=([.B204]+2);&quot;Fehler&quot;;&quot;&quot;)">
            <text:p/>
          </table:table-cell>
          <table:table-cell table:formula="of:=IF(LEN([.C205])=1;0;IF(LEN([.C205])=2;1;IF(LEN([.C205])=3;2;IF(LEN([.C205])=5;3;IF(LEN([.C205])=6;4;IF(LEN([.C205])=7;5;&quot;Fehler&quot;))))))" office:value-type="float" office:value="5" calcext:value-type="float">
            <text:p>5</text:p>
          </table:table-cell>
          <table:table-cell office:value-type="string" calcext:value-type="string">
            <text:p>CEL 244</text:p>
          </table:table-cell>
          <table:table-cell office:value-type="string" calcext:value-type="string">
            <text:p>COTE D’AZUR</text:p>
          </table:table-cell>
          <table:table-cell table:number-columns-repeated="5"/>
        </table:table-row>
        <table:table-row table:style-name="ro1">
          <table:table-cell table:formula="of:=IF([.B206]=([.B205]+2);&quot;Fehler&quot;;&quot;&quot;)">
            <text:p/>
          </table:table-cell>
          <table:table-cell table:formula="of:=IF(LEN([.C206])=1;0;IF(LEN([.C206])=2;1;IF(LEN([.C206])=3;2;IF(LEN([.C206])=5;3;IF(LEN([.C206])=6;4;IF(LEN([.C206])=7;5;&quot;Fehler&quot;))))))" office:value-type="float" office:value="4" calcext:value-type="float">
            <text:p>4</text:p>
          </table:table-cell>
          <table:table-cell office:value-type="string" calcext:value-type="string">
            <text:p>CEL 26</text:p>
          </table:table-cell>
          <table:table-cell office:value-type="string" calcext:value-type="string">
            <text:p>OSTFRANKREICH</text:p>
          </table:table-cell>
          <table:table-cell table:number-columns-repeated="5"/>
        </table:table-row>
        <table:table-row table:style-name="ro1">
          <table:table-cell table:formula="of:=IF([.B207]=([.B206]+2);&quot;Fehler&quot;;&quot;&quot;)">
            <text:p/>
          </table:table-cell>
          <table:table-cell table:formula="of:=IF(LEN([.C207])=1;0;IF(LEN([.C207])=2;1;IF(LEN([.C207])=3;2;IF(LEN([.C207])=5;3;IF(LEN([.C207])=6;4;IF(LEN([.C207])=7;5;&quot;Fehler&quot;))))))" office:value-type="float" office:value="5" calcext:value-type="float">
            <text:p>5</text:p>
          </table:table-cell>
          <table:table-cell office:value-type="string" calcext:value-type="string">
            <text:p>CEL 260</text:p>
          </table:table-cell>
          <table:table-cell office:value-type="string" calcext:value-type="string">
            <text:p>ELSASS-LOTHRINGEN</text:p>
          </table:table-cell>
          <table:table-cell table:number-columns-repeated="5"/>
        </table:table-row>
        <table:table-row table:style-name="ro1">
          <table:table-cell table:formula="of:=IF([.B208]=([.B207]+2);&quot;Fehler&quot;;&quot;&quot;)">
            <text:p/>
          </table:table-cell>
          <table:table-cell table:formula="of:=IF(LEN([.C208])=1;0;IF(LEN([.C208])=2;1;IF(LEN([.C208])=3;2;IF(LEN([.C208])=5;3;IF(LEN([.C208])=6;4;IF(LEN([.C208])=7;5;&quot;Fehler&quot;))))))" office:value-type="float" office:value="4" calcext:value-type="float">
            <text:p>4</text:p>
          </table:table-cell>
          <table:table-cell office:value-type="string" calcext:value-type="string">
            <text:p>CEL 28</text:p>
          </table:table-cell>
          <table:table-cell office:value-type="string" calcext:value-type="string">
            <text:p>KORSIKA</text:p>
          </table:table-cell>
          <table:table-cell table:number-columns-repeated="5"/>
        </table:table-row>
        <table:table-row table:style-name="ro1">
          <table:table-cell table:formula="of:=IF([.B209]=([.B208]+2);&quot;Fehler&quot;;&quot;&quot;)">
            <text:p/>
          </table:table-cell>
          <table:table-cell table:formula="of:=IF(LEN([.C209])=1;0;IF(LEN([.C209])=2;1;IF(LEN([.C209])=3;2;IF(LEN([.C209])=5;3;IF(LEN([.C209])=6;4;IF(LEN([.C209])=7;5;&quot;Fehler&quot;))))))" office:value-type="float" office:value="3" calcext:value-type="float">
            <text:p>3</text:p>
          </table:table-cell>
          <table:table-cell office:value-type="string" calcext:value-type="string">
            <text:p>CEL 3</text:p>
          </table:table-cell>
          <table:table-cell office:value-type="string" calcext:value-type="string">
            <text:p>BENELUX-LAENDER</text:p>
          </table:table-cell>
          <table:table-cell table:number-columns-repeated="5"/>
        </table:table-row>
        <table:table-row table:style-name="ro1">
          <table:table-cell table:formula="of:=IF([.B210]=([.B209]+2);&quot;Fehler&quot;;&quot;&quot;)">
            <text:p/>
          </table:table-cell>
          <table:table-cell table:formula="of:=IF(LEN([.C210])=1;0;IF(LEN([.C210])=2;1;IF(LEN([.C210])=3;2;IF(LEN([.C210])=5;3;IF(LEN([.C210])=6;4;IF(LEN([.C210])=7;5;&quot;Fehler&quot;))))))" office:value-type="float" office:value="4" calcext:value-type="float">
            <text:p>4</text:p>
          </table:table-cell>
          <table:table-cell office:value-type="string" calcext:value-type="string">
            <text:p>CEL 30</text:p>
          </table:table-cell>
          <table:table-cell office:value-type="string" calcext:value-type="string">
            <text:p>BELGIEN</text:p>
          </table:table-cell>
          <table:table-cell table:number-columns-repeated="5"/>
        </table:table-row>
        <table:table-row table:style-name="ro1">
          <table:table-cell table:formula="of:=IF([.B211]=([.B210]+2);&quot;Fehler&quot;;&quot;&quot;)">
            <text:p/>
          </table:table-cell>
          <table:table-cell table:formula="of:=IF(LEN([.C211])=1;0;IF(LEN([.C211])=2;1;IF(LEN([.C211])=3;2;IF(LEN([.C211])=5;3;IF(LEN([.C211])=6;4;IF(LEN([.C211])=7;5;&quot;Fehler&quot;))))))" office:value-type="float" office:value="4" calcext:value-type="float">
            <text:p>4</text:p>
          </table:table-cell>
          <table:table-cell office:value-type="string" calcext:value-type="string">
            <text:p>CEL 31</text:p>
          </table:table-cell>
          <table:table-cell office:value-type="string" calcext:value-type="string">
            <text:p>NIEDERLANDE</text:p>
          </table:table-cell>
          <table:table-cell table:number-columns-repeated="5"/>
        </table:table-row>
        <table:table-row table:style-name="ro1">
          <table:table-cell table:formula="of:=IF([.B212]=([.B211]+2);&quot;Fehler&quot;;&quot;&quot;)">
            <text:p/>
          </table:table-cell>
          <table:table-cell table:formula="of:=IF(LEN([.C212])=1;0;IF(LEN([.C212])=2;1;IF(LEN([.C212])=3;2;IF(LEN([.C212])=5;3;IF(LEN([.C212])=6;4;IF(LEN([.C212])=7;5;&quot;Fehler&quot;))))))" office:value-type="float" office:value="4" calcext:value-type="float">
            <text:p>4</text:p>
          </table:table-cell>
          <table:table-cell office:value-type="string" calcext:value-type="string">
            <text:p>CEL 32</text:p>
          </table:table-cell>
          <table:table-cell office:value-type="string" calcext:value-type="string">
            <text:p>LUXEMBURG</text:p>
          </table:table-cell>
          <table:table-cell table:number-columns-repeated="5"/>
        </table:table-row>
        <table:table-row table:style-name="ro1">
          <table:table-cell table:formula="of:=IF([.B213]=([.B212]+2);&quot;Fehler&quot;;&quot;&quot;)">
            <text:p/>
          </table:table-cell>
          <table:table-cell table:formula="of:=IF(LEN([.C213])=1;0;IF(LEN([.C213])=2;1;IF(LEN([.C213])=3;2;IF(LEN([.C213])=5;3;IF(LEN([.C213])=6;4;IF(LEN([.C213])=7;5;&quot;Fehler&quot;))))))" office:value-type="float" office:value="2" calcext:value-type="float">
            <text:p>2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SUED- UND SUEDOSTEUROPA</text:p>
          </table:table-cell>
          <table:table-cell table:number-columns-repeated="5"/>
        </table:table-row>
        <table:table-row table:style-name="ro1">
          <table:table-cell table:formula="of:=IF([.B214]=([.B213]+2);&quot;Fehler&quot;;&quot;&quot;)">
            <text:p/>
          </table:table-cell>
          <table:table-cell table:formula="of:=IF(LEN([.C214])=1;0;IF(LEN([.C214])=2;1;IF(LEN([.C214])=3;2;IF(LEN([.C214])=5;3;IF(LEN([.C214])=6;4;IF(LEN([.C214])=7;5;&quot;Fehler&quot;))))))" office:value-type="float" office:value="3" calcext:value-type="float">
            <text:p>3</text:p>
          </table:table-cell>
          <table:table-cell office:value-type="string" calcext:value-type="string">
            <text:p>CEM 1</text:p>
          </table:table-cell>
          <table:table-cell office:value-type="string" calcext:value-type="string">
            <text:p>IBERISCHE HALBINSEL <text:s/>PYRENAEEN : GESAMTGEBIET</text:p>
          </table:table-cell>
          <table:table-cell table:number-columns-repeated="5"/>
        </table:table-row>
        <table:table-row table:style-name="ro1">
          <table:table-cell table:formula="of:=IF([.B215]=([.B214]+2);&quot;Fehler&quot;;&quot;&quot;)">
            <text:p/>
          </table:table-cell>
          <table:table-cell table:formula="of:=IF(LEN([.C215])=1;0;IF(LEN([.C215])=2;1;IF(LEN([.C215])=3;2;IF(LEN([.C215])=5;3;IF(LEN([.C215])=6;4;IF(LEN([.C215])=7;5;&quot;Fehler&quot;))))))" office:value-type="float" office:value="4" calcext:value-type="float">
            <text:p>4</text:p>
          </table:table-cell>
          <table:table-cell office:value-type="string" calcext:value-type="string">
            <text:p>CEM 10</text:p>
          </table:table-cell>
          <table:table-cell office:value-type="string" calcext:value-type="string">
            <text:p>SPANIEN</text:p>
          </table:table-cell>
          <table:table-cell table:number-columns-repeated="5"/>
        </table:table-row>
        <table:table-row table:style-name="ro1">
          <table:table-cell table:formula="of:=IF([.B216]=([.B215]+2);&quot;Fehler&quot;;&quot;&quot;)">
            <text:p/>
          </table:table-cell>
          <table:table-cell table:formula="of:=IF(LEN([.C216])=1;0;IF(LEN([.C216])=2;1;IF(LEN([.C216])=3;2;IF(LEN([.C216])=5;3;IF(LEN([.C216])=6;4;IF(LEN([.C216])=7;5;&quot;Fehler&quot;))))))" office:value-type="float" office:value="5" calcext:value-type="float">
            <text:p>5</text:p>
          </table:table-cell>
          <table:table-cell office:value-type="string" calcext:value-type="string">
            <text:p>CEM 100</text:p>
          </table:table-cell>
          <table:table-cell office:value-type="string" calcext:value-type="string">
            <text:p>EINZELNE LANDESTEILE UND STAEDTE</text:p>
          </table:table-cell>
          <table:table-cell table:number-columns-repeated="5"/>
        </table:table-row>
        <table:table-row table:style-name="ro1">
          <table:table-cell table:formula="of:=IF([.B217]=([.B216]+2);&quot;Fehler&quot;;&quot;&quot;)">
            <text:p/>
          </table:table-cell>
          <table:table-cell table:formula="of:=IF(LEN([.C217])=1;0;IF(LEN([.C217])=2;1;IF(LEN([.C217])=3;2;IF(LEN([.C217])=5;3;IF(LEN([.C217])=6;4;IF(LEN([.C217])=7;5;&quot;Fehler&quot;))))))" office:value-type="float" office:value="5" calcext:value-type="float">
            <text:p>5</text:p>
          </table:table-cell>
          <table:table-cell office:value-type="string" calcext:value-type="string">
            <text:p>CEM 108</text:p>
          </table:table-cell>
          <table:table-cell office:value-type="string" calcext:value-type="string">
            <text:p>BALEAREN</text:p>
          </table:table-cell>
          <table:table-cell table:number-columns-repeated="5"/>
        </table:table-row>
        <table:table-row table:style-name="ro1">
          <table:table-cell table:formula="of:=IF([.B218]=([.B217]+2);&quot;Fehler&quot;;&quot;&quot;)">
            <text:p/>
          </table:table-cell>
          <table:table-cell table:formula="of:=IF(LEN([.C218])=1;0;IF(LEN([.C218])=2;1;IF(LEN([.C218])=3;2;IF(LEN([.C218])=5;3;IF(LEN([.C218])=6;4;IF(LEN([.C218])=7;5;&quot;Fehler&quot;))))))" office:value-type="float" office:value="5" calcext:value-type="float">
            <text:p>5</text:p>
          </table:table-cell>
          <table:table-cell office:value-type="string" calcext:value-type="string">
            <text:p>CEM 109</text:p>
          </table:table-cell>
          <table:table-cell office:value-type="string" calcext:value-type="string">
            <text:p>GIBRALTAR</text:p>
          </table:table-cell>
          <table:table-cell table:number-columns-repeated="5"/>
        </table:table-row>
        <table:table-row table:style-name="ro1">
          <table:table-cell table:formula="of:=IF([.B219]=([.B218]+2);&quot;Fehler&quot;;&quot;&quot;)">
            <text:p/>
          </table:table-cell>
          <table:table-cell table:formula="of:=IF(LEN([.C219])=1;0;IF(LEN([.C219])=2;1;IF(LEN([.C219])=3;2;IF(LEN([.C219])=5;3;IF(LEN([.C219])=6;4;IF(LEN([.C219])=7;5;&quot;Fehler&quot;))))))" office:value-type="float" office:value="4" calcext:value-type="float">
            <text:p>4</text:p>
          </table:table-cell>
          <table:table-cell office:value-type="string" calcext:value-type="string">
            <text:p>CEM 11</text:p>
          </table:table-cell>
          <table:table-cell office:value-type="string" calcext:value-type="string">
            <text:p>PORTUGAL</text:p>
          </table:table-cell>
          <table:table-cell table:number-columns-repeated="5"/>
        </table:table-row>
        <table:table-row table:style-name="ro1">
          <table:table-cell table:formula="of:=IF([.B220]=([.B219]+2);&quot;Fehler&quot;;&quot;&quot;)">
            <text:p/>
          </table:table-cell>
          <table:table-cell table:formula="of:=IF(LEN([.C220])=1;0;IF(LEN([.C220])=2;1;IF(LEN([.C220])=3;2;IF(LEN([.C220])=5;3;IF(LEN([.C220])=6;4;IF(LEN([.C220])=7;5;&quot;Fehler&quot;))))))" office:value-type="float" office:value="4" calcext:value-type="float">
            <text:p>4</text:p>
          </table:table-cell>
          <table:table-cell office:value-type="string" calcext:value-type="string">
            <text:p>CEM 12</text:p>
          </table:table-cell>
          <table:table-cell office:value-type="string" calcext:value-type="string">
            <text:p>ANDORRA</text:p>
          </table:table-cell>
          <table:table-cell table:number-columns-repeated="5"/>
        </table:table-row>
        <table:table-row table:style-name="ro1">
          <table:table-cell table:formula="of:=IF([.B221]=([.B220]+2);&quot;Fehler&quot;;&quot;&quot;)">
            <text:p/>
          </table:table-cell>
          <table:table-cell table:formula="of:=IF(LEN([.C221])=1;0;IF(LEN([.C221])=2;1;IF(LEN([.C221])=3;2;IF(LEN([.C221])=5;3;IF(LEN([.C221])=6;4;IF(LEN([.C221])=7;5;&quot;Fehler&quot;))))))" office:value-type="float" office:value="3" calcext:value-type="float">
            <text:p>3</text:p>
          </table:table-cell>
          <table:table-cell office:value-type="string" calcext:value-type="string">
            <text:p>CEM 2</text:p>
          </table:table-cell>
          <table:table-cell office:value-type="string" calcext:value-type="string">
            <text:p>ITALIEN <text:s/>SAN MARINO <text:s/>MALTA</text:p>
          </table:table-cell>
          <table:table-cell table:number-columns-repeated="5"/>
        </table:table-row>
        <table:table-row table:style-name="ro1">
          <table:table-cell table:formula="of:=IF([.B222]=([.B221]+2);&quot;Fehler&quot;;&quot;&quot;)">
            <text:p/>
          </table:table-cell>
          <table:table-cell table:formula="of:=IF(LEN([.C222])=1;0;IF(LEN([.C222])=2;1;IF(LEN([.C222])=3;2;IF(LEN([.C222])=5;3;IF(LEN([.C222])=6;4;IF(LEN([.C222])=7;5;&quot;Fehler&quot;))))))" office:value-type="float" office:value="4" calcext:value-type="float">
            <text:p>4</text:p>
          </table:table-cell>
          <table:table-cell office:value-type="string" calcext:value-type="string">
            <text:p>CEM 20</text:p>
          </table:table-cell>
          <table:table-cell office:value-type="string" calcext:value-type="string">
            <text:p>NORDITALIEN</text:p>
          </table:table-cell>
          <table:table-cell table:number-columns-repeated="5"/>
        </table:table-row>
        <table:table-row table:style-name="ro1">
          <table:table-cell table:formula="of:=IF([.B223]=([.B222]+2);&quot;Fehler&quot;;&quot;&quot;)">
            <text:p/>
          </table:table-cell>
          <table:table-cell table:formula="of:=IF(LEN([.C223])=1;0;IF(LEN([.C223])=2;1;IF(LEN([.C223])=3;2;IF(LEN([.C223])=5;3;IF(LEN([.C223])=6;4;IF(LEN([.C223])=7;5;&quot;Fehler&quot;))))))" office:value-type="float" office:value="5" calcext:value-type="float">
            <text:p>5</text:p>
          </table:table-cell>
          <table:table-cell office:value-type="string" calcext:value-type="string">
            <text:p>CEM 200</text:p>
          </table:table-cell>
          <table:table-cell office:value-type="string" calcext:value-type="string">
            <text:p>SUEDTIROL <text:s/>TRENTINO</text:p>
          </table:table-cell>
          <table:table-cell table:number-columns-repeated="5"/>
        </table:table-row>
        <table:table-row table:style-name="ro1">
          <table:table-cell table:formula="of:=IF([.B224]=([.B223]+2);&quot;Fehler&quot;;&quot;&quot;)">
            <text:p/>
          </table:table-cell>
          <table:table-cell table:formula="of:=IF(LEN([.C224])=1;0;IF(LEN([.C224])=2;1;IF(LEN([.C224])=3;2;IF(LEN([.C224])=5;3;IF(LEN([.C224])=6;4;IF(LEN([.C224])=7;5;&quot;Fehler&quot;))))))" office:value-type="float" office:value="5" calcext:value-type="float">
            <text:p>5</text:p>
          </table:table-cell>
          <table:table-cell office:value-type="string" calcext:value-type="string">
            <text:p>CEM 201</text:p>
          </table:table-cell>
          <table:table-cell office:value-type="string" calcext:value-type="string">
            <text:p>LOMBARDEI</text:p>
          </table:table-cell>
          <table:table-cell table:number-columns-repeated="5"/>
        </table:table-row>
        <table:table-row table:style-name="ro1">
          <table:table-cell table:formula="of:=IF([.B225]=([.B224]+2);&quot;Fehler&quot;;&quot;&quot;)">
            <text:p/>
          </table:table-cell>
          <table:table-cell table:formula="of:=IF(LEN([.C225])=1;0;IF(LEN([.C225])=2;1;IF(LEN([.C225])=3;2;IF(LEN([.C225])=5;3;IF(LEN([.C225])=6;4;IF(LEN([.C225])=7;5;&quot;Fehler&quot;))))))" office:value-type="float" office:value="5" calcext:value-type="float">
            <text:p>5</text:p>
          </table:table-cell>
          <table:table-cell office:value-type="string" calcext:value-type="string">
            <text:p>CEM 202</text:p>
          </table:table-cell>
          <table:table-cell office:value-type="string" calcext:value-type="string">
            <text:p>VENETIEN</text:p>
          </table:table-cell>
          <table:table-cell table:number-columns-repeated="5"/>
        </table:table-row>
        <table:table-row table:style-name="ro1">
          <table:table-cell table:formula="of:=IF([.B226]=([.B225]+2);&quot;Fehler&quot;;&quot;&quot;)">
            <text:p/>
          </table:table-cell>
          <table:table-cell table:formula="of:=IF(LEN([.C226])=1;0;IF(LEN([.C226])=2;1;IF(LEN([.C226])=3;2;IF(LEN([.C226])=5;3;IF(LEN([.C226])=6;4;IF(LEN([.C226])=7;5;&quot;Fehler&quot;))))))" office:value-type="float" office:value="5" calcext:value-type="float">
            <text:p>5</text:p>
          </table:table-cell>
          <table:table-cell office:value-type="string" calcext:value-type="string">
            <text:p>CEM 208</text:p>
          </table:table-cell>
          <table:table-cell office:value-type="string" calcext:value-type="string">
            <text:p>EMILIA</text:p>
          </table:table-cell>
          <table:table-cell table:number-columns-repeated="5"/>
        </table:table-row>
        <table:table-row table:style-name="ro1">
          <table:table-cell table:formula="of:=IF([.B227]=([.B226]+2);&quot;Fehler&quot;;&quot;&quot;)">
            <text:p/>
          </table:table-cell>
          <table:table-cell table:formula="of:=IF(LEN([.C227])=1;0;IF(LEN([.C227])=2;1;IF(LEN([.C227])=3;2;IF(LEN([.C227])=5;3;IF(LEN([.C227])=6;4;IF(LEN([.C227])=7;5;&quot;Fehler&quot;))))))" office:value-type="float" office:value="5" calcext:value-type="float">
            <text:p>5</text:p>
          </table:table-cell>
          <table:table-cell office:value-type="string" calcext:value-type="string">
            <text:p>CEM 209</text:p>
          </table:table-cell>
          <table:table-cell office:value-type="string" calcext:value-type="string">
            <text:p>TOSKANA <text:s/>ELBA</text:p>
          </table:table-cell>
          <table:table-cell table:number-columns-repeated="5"/>
        </table:table-row>
        <table:table-row table:style-name="ro1">
          <table:table-cell table:formula="of:=IF([.B228]=([.B227]+2);&quot;Fehler&quot;;&quot;&quot;)">
            <text:p/>
          </table:table-cell>
          <table:table-cell table:formula="of:=IF(LEN([.C228])=1;0;IF(LEN([.C228])=2;1;IF(LEN([.C228])=3;2;IF(LEN([.C228])=5;3;IF(LEN([.C228])=6;4;IF(LEN([.C228])=7;5;&quot;Fehler&quot;))))))" office:value-type="float" office:value="4" calcext:value-type="float">
            <text:p>4</text:p>
          </table:table-cell>
          <table:table-cell office:value-type="string" calcext:value-type="string">
            <text:p>CEM 21</text:p>
          </table:table-cell>
          <table:table-cell office:value-type="string" calcext:value-type="string">
            <text:p>MITTEL- UND SUEDITALIEN</text:p>
          </table:table-cell>
          <table:table-cell table:number-columns-repeated="5"/>
        </table:table-row>
        <table:table-row table:style-name="ro1">
          <table:table-cell table:formula="of:=IF([.B229]=([.B228]+2);&quot;Fehler&quot;;&quot;&quot;)">
            <text:p/>
          </table:table-cell>
          <table:table-cell table:formula="of:=IF(LEN([.C229])=1;0;IF(LEN([.C229])=2;1;IF(LEN([.C229])=3;2;IF(LEN([.C229])=5;3;IF(LEN([.C229])=6;4;IF(LEN([.C229])=7;5;&quot;Fehler&quot;))))))" office:value-type="float" office:value="5" calcext:value-type="float">
            <text:p>5</text:p>
          </table:table-cell>
          <table:table-cell office:value-type="string" calcext:value-type="string">
            <text:p>CEM 210</text:p>
          </table:table-cell>
          <table:table-cell office:value-type="string" calcext:value-type="string">
            <text:p>ROM</text:p>
          </table:table-cell>
          <table:table-cell table:number-columns-repeated="5"/>
        </table:table-row>
        <table:table-row table:style-name="ro1">
          <table:table-cell table:formula="of:=IF([.B230]=([.B229]+2);&quot;Fehler&quot;;&quot;&quot;)">
            <text:p/>
          </table:table-cell>
          <table:table-cell table:formula="of:=IF(LEN([.C230])=1;0;IF(LEN([.C230])=2;1;IF(LEN([.C230])=3;2;IF(LEN([.C230])=5;3;IF(LEN([.C230])=6;4;IF(LEN([.C230])=7;5;&quot;Fehler&quot;))))))" office:value-type="float" office:value="5" calcext:value-type="float">
            <text:p>5</text:p>
          </table:table-cell>
          <table:table-cell office:value-type="string" calcext:value-type="string">
            <text:p>CEM 215</text:p>
          </table:table-cell>
          <table:table-cell office:value-type="string" calcext:value-type="string">
            <text:p>SARDINIEN</text:p>
          </table:table-cell>
          <table:table-cell table:number-columns-repeated="5"/>
        </table:table-row>
        <table:table-row table:style-name="ro1">
          <table:table-cell table:formula="of:=IF([.B231]=([.B230]+2);&quot;Fehler&quot;;&quot;&quot;)">
            <text:p/>
          </table:table-cell>
          <table:table-cell table:formula="of:=IF(LEN([.C231])=1;0;IF(LEN([.C231])=2;1;IF(LEN([.C231])=3;2;IF(LEN([.C231])=5;3;IF(LEN([.C231])=6;4;IF(LEN([.C231])=7;5;&quot;Fehler&quot;))))))" office:value-type="float" office:value="5" calcext:value-type="float">
            <text:p>5</text:p>
          </table:table-cell>
          <table:table-cell office:value-type="string" calcext:value-type="string">
            <text:p>CEM 217</text:p>
          </table:table-cell>
          <table:table-cell office:value-type="string" calcext:value-type="string">
            <text:p>SAN MARINO</text:p>
          </table:table-cell>
          <table:table-cell table:number-columns-repeated="5"/>
        </table:table-row>
        <table:table-row table:style-name="ro1">
          <table:table-cell table:formula="of:=IF([.B232]=([.B231]+2);&quot;Fehler&quot;;&quot;&quot;)">
            <text:p/>
          </table:table-cell>
          <table:table-cell table:formula="of:=IF(LEN([.C232])=1;0;IF(LEN([.C232])=2;1;IF(LEN([.C232])=3;2;IF(LEN([.C232])=5;3;IF(LEN([.C232])=6;4;IF(LEN([.C232])=7;5;&quot;Fehler&quot;))))))" office:value-type="float" office:value="5" calcext:value-type="float">
            <text:p>5</text:p>
          </table:table-cell>
          <table:table-cell office:value-type="string" calcext:value-type="string">
            <text:p>CEM 218</text:p>
          </table:table-cell>
          <table:table-cell office:value-type="string" calcext:value-type="string">
            <text:p>SIZILIEN</text:p>
          </table:table-cell>
          <table:table-cell table:number-columns-repeated="5"/>
        </table:table-row>
        <table:table-row table:style-name="ro1">
          <table:table-cell table:formula="of:=IF([.B233]=([.B232]+2);&quot;Fehler&quot;;&quot;&quot;)">
            <text:p/>
          </table:table-cell>
          <table:table-cell table:formula="of:=IF(LEN([.C233])=1;0;IF(LEN([.C233])=2;1;IF(LEN([.C233])=3;2;IF(LEN([.C233])=5;3;IF(LEN([.C233])=6;4;IF(LEN([.C233])=7;5;&quot;Fehler&quot;))))))" office:value-type="float" office:value="5" calcext:value-type="float">
            <text:p>5</text:p>
          </table:table-cell>
          <table:table-cell office:value-type="string" calcext:value-type="string">
            <text:p>CEM 219</text:p>
          </table:table-cell>
          <table:table-cell office:value-type="string" calcext:value-type="string">
            <text:p>MALTA</text:p>
          </table:table-cell>
          <table:table-cell table:number-columns-repeated="5"/>
        </table:table-row>
        <table:table-row table:style-name="ro1">
          <table:table-cell table:formula="of:=IF([.B234]=([.B233]+2);&quot;Fehler&quot;;&quot;&quot;)">
            <text:p/>
          </table:table-cell>
          <table:table-cell table:formula="of:=IF(LEN([.C234])=1;0;IF(LEN([.C234])=2;1;IF(LEN([.C234])=3;2;IF(LEN([.C234])=5;3;IF(LEN([.C234])=6;4;IF(LEN([.C234])=7;5;&quot;Fehler&quot;))))))" office:value-type="float" office:value="3" calcext:value-type="float">
            <text:p>3</text:p>
          </table:table-cell>
          <table:table-cell office:value-type="string" calcext:value-type="string">
            <text:p>CEM 3</text:p>
          </table:table-cell>
          <table:table-cell office:value-type="string" calcext:value-type="string">
            <text:p>GRIECHENLAND</text:p>
          </table:table-cell>
          <table:table-cell table:number-columns-repeated="5"/>
        </table:table-row>
        <table:table-row table:style-name="ro1">
          <table:table-cell table:formula="of:=IF([.B235]=([.B234]+2);&quot;Fehler&quot;;&quot;&quot;)">
            <text:p/>
          </table:table-cell>
          <table:table-cell table:formula="of:=IF(LEN([.C235])=1;0;IF(LEN([.C235])=2;1;IF(LEN([.C235])=3;2;IF(LEN([.C235])=5;3;IF(LEN([.C235])=6;4;IF(LEN([.C235])=7;5;&quot;Fehler&quot;))))))" office:value-type="float" office:value="4" calcext:value-type="float">
            <text:p>4</text:p>
          </table:table-cell>
          <table:table-cell office:value-type="string" calcext:value-type="string">
            <text:p>CEM 35</text:p>
          </table:table-cell>
          <table:table-cell office:value-type="string" calcext:value-type="string">
            <text:p>GRIECHISCHE INSELN</text:p>
          </table:table-cell>
          <table:table-cell table:number-columns-repeated="5"/>
        </table:table-row>
        <table:table-row table:style-name="ro1">
          <table:table-cell table:formula="of:=IF([.B236]=([.B235]+2);&quot;Fehler&quot;;&quot;&quot;)">
            <text:p/>
          </table:table-cell>
          <table:table-cell table:formula="of:=IF(LEN([.C236])=1;0;IF(LEN([.C236])=2;1;IF(LEN([.C236])=3;2;IF(LEN([.C236])=5;3;IF(LEN([.C236])=6;4;IF(LEN([.C236])=7;5;&quot;Fehler&quot;))))))" office:value-type="float" office:value="3" calcext:value-type="float">
            <text:p>3</text:p>
          </table:table-cell>
          <table:table-cell office:value-type="string" calcext:value-type="string">
            <text:p>CEM 4</text:p>
          </table:table-cell>
          <table:table-cell office:value-type="string" calcext:value-type="string">
            <text:p>JUGOSLAWIEN UND SEINE NACHFOLGESTAATEN</text:p>
          </table:table-cell>
          <table:table-cell table:number-columns-repeated="5"/>
        </table:table-row>
        <table:table-row table:style-name="ro1">
          <table:table-cell table:formula="of:=IF([.B237]=([.B236]+2);&quot;Fehler&quot;;&quot;&quot;)">
            <text:p/>
          </table:table-cell>
          <table:table-cell table:formula="of:=IF(LEN([.C237])=1;0;IF(LEN([.C237])=2;1;IF(LEN([.C237])=3;2;IF(LEN([.C237])=5;3;IF(LEN([.C237])=6;4;IF(LEN([.C237])=7;5;&quot;Fehler&quot;))))))" office:value-type="float" office:value="3" calcext:value-type="float">
            <text:p>3</text:p>
          </table:table-cell>
          <table:table-cell office:value-type="string" calcext:value-type="string">
            <text:p>CEM 5</text:p>
          </table:table-cell>
          <table:table-cell office:value-type="string" calcext:value-type="string">
            <text:p>BULGARIEN</text:p>
          </table:table-cell>
          <table:table-cell table:number-columns-repeated="5"/>
        </table:table-row>
        <table:table-row table:style-name="ro1">
          <table:table-cell table:formula="of:=IF([.B238]=([.B237]+2);&quot;Fehler&quot;;&quot;&quot;)">
            <text:p/>
          </table:table-cell>
          <table:table-cell table:formula="of:=IF(LEN([.C238])=1;0;IF(LEN([.C238])=2;1;IF(LEN([.C238])=3;2;IF(LEN([.C238])=5;3;IF(LEN([.C238])=6;4;IF(LEN([.C238])=7;5;&quot;Fehler&quot;))))))" office:value-type="float" office:value="3" calcext:value-type="float">
            <text:p>3</text:p>
          </table:table-cell>
          <table:table-cell office:value-type="string" calcext:value-type="string">
            <text:p>CEM 6</text:p>
          </table:table-cell>
          <table:table-cell office:value-type="string" calcext:value-type="string">
            <text:p>RUMAENIEN</text:p>
          </table:table-cell>
          <table:table-cell table:number-columns-repeated="5"/>
        </table:table-row>
        <table:table-row table:style-name="ro1">
          <table:table-cell table:formula="of:=IF([.B239]=([.B238]+2);&quot;Fehler&quot;;&quot;&quot;)">
            <text:p/>
          </table:table-cell>
          <table:table-cell table:formula="of:=IF(LEN([.C239])=1;0;IF(LEN([.C239])=2;1;IF(LEN([.C239])=3;2;IF(LEN([.C239])=5;3;IF(LEN([.C239])=6;4;IF(LEN([.C239])=7;5;&quot;Fehler&quot;))))))" office:value-type="float" office:value="3" calcext:value-type="float">
            <text:p>3</text:p>
          </table:table-cell>
          <table:table-cell office:value-type="string" calcext:value-type="string">
            <text:p>CEM 7</text:p>
          </table:table-cell>
          <table:table-cell office:value-type="string" calcext:value-type="string">
            <text:p>ALBANIEN</text:p>
          </table:table-cell>
          <table:table-cell table:number-columns-repeated="5"/>
        </table:table-row>
        <table:table-row table:style-name="ro1">
          <table:table-cell table:formula="of:=IF([.B240]=([.B239]+2);&quot;Fehler&quot;;&quot;&quot;)">
            <text:p/>
          </table:table-cell>
          <table:table-cell table:formula="of:=IF(LEN([.C240])=1;0;IF(LEN([.C240])=2;1;IF(LEN([.C240])=3;2;IF(LEN([.C240])=5;3;IF(LEN([.C240])=6;4;IF(LEN([.C240])=7;5;&quot;Fehler&quot;))))))" office:value-type="float" office:value="2" calcext:value-type="float">
            <text:p>2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NORDEUROPA</text:p>
          </table:table-cell>
          <table:table-cell table:number-columns-repeated="5"/>
        </table:table-row>
        <table:table-row table:style-name="ro1">
          <table:table-cell table:formula="of:=IF([.B241]=([.B240]+2);&quot;Fehler&quot;;&quot;&quot;)">
            <text:p/>
          </table:table-cell>
          <table:table-cell table:formula="of:=IF(LEN([.C241])=1;0;IF(LEN([.C241])=2;1;IF(LEN([.C241])=3;2;IF(LEN([.C241])=5;3;IF(LEN([.C241])=6;4;IF(LEN([.C241])=7;5;&quot;Fehler&quot;))))))" office:value-type="float" office:value="3" calcext:value-type="float">
            <text:p>3</text:p>
          </table:table-cell>
          <table:table-cell office:value-type="string" calcext:value-type="string">
            <text:p>CEN 1</text:p>
          </table:table-cell>
          <table:table-cell office:value-type="string" calcext:value-type="string">
            <text:p>DAENEMARK</text:p>
          </table:table-cell>
          <table:table-cell table:number-columns-repeated="5"/>
        </table:table-row>
        <table:table-row table:style-name="ro1">
          <table:table-cell table:formula="of:=IF([.B242]=([.B241]+2);&quot;Fehler&quot;;&quot;&quot;)">
            <text:p/>
          </table:table-cell>
          <table:table-cell table:formula="of:=IF(LEN([.C242])=1;0;IF(LEN([.C242])=2;1;IF(LEN([.C242])=3;2;IF(LEN([.C242])=5;3;IF(LEN([.C242])=6;4;IF(LEN([.C242])=7;5;&quot;Fehler&quot;))))))" office:value-type="float" office:value="3" calcext:value-type="float">
            <text:p>3</text:p>
          </table:table-cell>
          <table:table-cell office:value-type="string" calcext:value-type="string">
            <text:p>CEN 2</text:p>
          </table:table-cell>
          <table:table-cell office:value-type="string" calcext:value-type="string">
            <text:p>NORWEGEN</text:p>
          </table:table-cell>
          <table:table-cell table:number-columns-repeated="5"/>
        </table:table-row>
        <table:table-row table:style-name="ro1">
          <table:table-cell table:formula="of:=IF([.B243]=([.B242]+2);&quot;Fehler&quot;;&quot;&quot;)">
            <text:p/>
          </table:table-cell>
          <table:table-cell table:formula="of:=IF(LEN([.C243])=1;0;IF(LEN([.C243])=2;1;IF(LEN([.C243])=3;2;IF(LEN([.C243])=5;3;IF(LEN([.C243])=6;4;IF(LEN([.C243])=7;5;&quot;Fehler&quot;))))))" office:value-type="float" office:value="3" calcext:value-type="float">
            <text:p>3</text:p>
          </table:table-cell>
          <table:table-cell office:value-type="string" calcext:value-type="string">
            <text:p>CEN 3</text:p>
          </table:table-cell>
          <table:table-cell office:value-type="string" calcext:value-type="string">
            <text:p>SCHWEDEN</text:p>
          </table:table-cell>
          <table:table-cell table:number-columns-repeated="5"/>
        </table:table-row>
        <table:table-row table:style-name="ro1">
          <table:table-cell table:formula="of:=IF([.B244]=([.B243]+2);&quot;Fehler&quot;;&quot;&quot;)">
            <text:p/>
          </table:table-cell>
          <table:table-cell table:formula="of:=IF(LEN([.C244])=1;0;IF(LEN([.C244])=2;1;IF(LEN([.C244])=3;2;IF(LEN([.C244])=5;3;IF(LEN([.C244])=6;4;IF(LEN([.C244])=7;5;&quot;Fehler&quot;))))))" office:value-type="float" office:value="3" calcext:value-type="float">
            <text:p>3</text:p>
          </table:table-cell>
          <table:table-cell office:value-type="string" calcext:value-type="string">
            <text:p>CEN 4</text:p>
          </table:table-cell>
          <table:table-cell office:value-type="string" calcext:value-type="string">
            <text:p>FINNLAND</text:p>
          </table:table-cell>
          <table:table-cell table:number-columns-repeated="5"/>
        </table:table-row>
        <table:table-row table:style-name="ro1">
          <table:table-cell table:formula="of:=IF([.B245]=([.B244]+2);&quot;Fehler&quot;;&quot;&quot;)">
            <text:p/>
          </table:table-cell>
          <table:table-cell table:formula="of:=IF(LEN([.C245])=1;0;IF(LEN([.C245])=2;1;IF(LEN([.C245])=3;2;IF(LEN([.C245])=5;3;IF(LEN([.C245])=6;4;IF(LEN([.C245])=7;5;&quot;Fehler&quot;))))))" office:value-type="float" office:value="3" calcext:value-type="float">
            <text:p>3</text:p>
          </table:table-cell>
          <table:table-cell office:value-type="string" calcext:value-type="string">
            <text:p>CEN 9</text:p>
          </table:table-cell>
          <table:table-cell office:value-type="string" calcext:value-type="string">
            <text:p>FAEROEER <text:s/>ISLAND</text:p>
          </table:table-cell>
          <table:table-cell table:number-columns-repeated="5"/>
        </table:table-row>
        <table:table-row table:style-name="ro1">
          <table:table-cell table:formula="of:=IF([.B246]=([.B245]+2);&quot;Fehler&quot;;&quot;&quot;)">
            <text:p/>
          </table:table-cell>
          <table:table-cell table:formula="of:=IF(LEN([.C246])=1;0;IF(LEN([.C246])=2;1;IF(LEN([.C246])=3;2;IF(LEN([.C246])=5;3;IF(LEN([.C246])=6;4;IF(LEN([.C246])=7;5;&quot;Fehler&quot;))))))" office:value-type="float" office:value="2" calcext:value-type="float">
            <text:p>2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OSTEUROPA</text:p>
          </table:table-cell>
          <table:table-cell table:number-columns-repeated="5"/>
        </table:table-row>
        <table:table-row table:style-name="ro1">
          <table:table-cell table:formula="of:=IF([.B247]=([.B246]+2);&quot;Fehler&quot;;&quot;&quot;)">
            <text:p/>
          </table:table-cell>
          <table:table-cell table:formula="of:=IF(LEN([.C247])=1;0;IF(LEN([.C247])=2;1;IF(LEN([.C247])=3;2;IF(LEN([.C247])=5;3;IF(LEN([.C247])=6;4;IF(LEN([.C247])=7;5;&quot;Fehler&quot;))))))" office:value-type="float" office:value="3" calcext:value-type="float">
            <text:p>3</text:p>
          </table:table-cell>
          <table:table-cell office:value-type="string" calcext:value-type="string">
            <text:p>CEO 1</text:p>
          </table:table-cell>
          <table:table-cell office:value-type="string" calcext:value-type="string">
            <text:p>BALTIKUM</text:p>
          </table:table-cell>
          <table:table-cell table:number-columns-repeated="5"/>
        </table:table-row>
        <table:table-row table:style-name="ro1">
          <table:table-cell table:formula="of:=IF([.B248]=([.B247]+2);&quot;Fehler&quot;;&quot;&quot;)">
            <text:p/>
          </table:table-cell>
          <table:table-cell table:formula="of:=IF(LEN([.C248])=1;0;IF(LEN([.C248])=2;1;IF(LEN([.C248])=3;2;IF(LEN([.C248])=5;3;IF(LEN([.C248])=6;4;IF(LEN([.C248])=7;5;&quot;Fehler&quot;))))))" office:value-type="float" office:value="3" calcext:value-type="float">
            <text:p>3</text:p>
          </table:table-cell>
          <table:table-cell office:value-type="string" calcext:value-type="string">
            <text:p>CEO 2</text:p>
          </table:table-cell>
          <table:table-cell office:value-type="string" calcext:value-type="string">
            <text:p>POLEN</text:p>
          </table:table-cell>
          <table:table-cell table:number-columns-repeated="5"/>
        </table:table-row>
        <table:table-row table:style-name="ro1">
          <table:table-cell table:formula="of:=IF([.B249]=([.B248]+2);&quot;Fehler&quot;;&quot;&quot;)">
            <text:p/>
          </table:table-cell>
          <table:table-cell table:formula="of:=IF(LEN([.C249])=1;0;IF(LEN([.C249])=2;1;IF(LEN([.C249])=3;2;IF(LEN([.C249])=5;3;IF(LEN([.C249])=6;4;IF(LEN([.C249])=7;5;&quot;Fehler&quot;))))))" office:value-type="float" office:value="3" calcext:value-type="float">
            <text:p>3</text:p>
          </table:table-cell>
          <table:table-cell office:value-type="string" calcext:value-type="string">
            <text:p>CEO 3</text:p>
          </table:table-cell>
          <table:table-cell office:value-type="string" calcext:value-type="string">
            <text:p>GUS (GEMEINSCHAFT UNABHAENGIGER STAATEN) <text:s/>RUSSLAND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EO 3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251]=([.B249]+2);&quot;Fehler&quot;;&quot;&quot;)" office:value-type="string" office:string-value="Fehler" calcext:value-type="string">
            <text:p>Fehler</text:p>
          </table:table-cell>
          <table:table-cell table:formula="of:=IF(LEN([.C251])=1;0;IF(LEN([.C251])=2;1;IF(LEN([.C251])=3;2;IF(LEN([.C251])=5;3;IF(LEN([.C251])=6;4;IF(LEN([.C251])=7;5;&quot;Fehler&quot;))))))" office:value-type="float" office:value="5" calcext:value-type="float">
            <text:p>5</text:p>
          </table:table-cell>
          <table:table-cell office:value-type="string" calcext:value-type="string">
            <text:p>CEO 300</text:p>
          </table:table-cell>
          <table:table-cell office:value-type="string" calcext:value-type="string">
            <text:p>MOSKAU</text:p>
          </table:table-cell>
          <table:table-cell table:number-columns-repeated="5"/>
        </table:table-row>
        <table:table-row table:style-name="ro1">
          <table:table-cell table:formula="of:=IF([.B252]=([.B251]+2);&quot;Fehler&quot;;&quot;&quot;)">
            <text:p/>
          </table:table-cell>
          <table:table-cell table:formula="of:=IF(LEN([.C252])=1;0;IF(LEN([.C252])=2;1;IF(LEN([.C252])=3;2;IF(LEN([.C252])=5;3;IF(LEN([.C252])=6;4;IF(LEN([.C252])=7;5;&quot;Fehler&quot;))))))" office:value-type="float" office:value="1" calcext:value-type="float">
            <text:p>1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DEUTSCHLAND</text:p>
          </table:table-cell>
          <table:table-cell table:number-columns-repeated="5"/>
        </table:table-row>
        <table:table-row table:style-name="ro1">
          <table:table-cell table:formula="of:=IF([.B253]=([.B252]+2);&quot;Fehler&quot;;&quot;&quot;)">
            <text:p/>
          </table:table-cell>
          <table:table-cell table:formula="of:=IF(LEN([.C253])=1;0;IF(LEN([.C253])=2;1;IF(LEN([.C253])=3;2;IF(LEN([.C253])=5;3;IF(LEN([.C253])=6;4;IF(LEN([.C253])=7;5;&quot;Fehler&quot;))))))" office:value-type="float" office:value="2" calcext:value-type="float">
            <text:p>2</text:p>
          </table:table-cell>
          <table:table-cell office:value-type="string" calcext:value-type="string">
            <text:p>CFK</text:p>
          </table:table-cell>
          <table:table-cell office:value-type="string" calcext:value-type="string">
            <text:p>ALLGEMEINE, EINFUEHRENDE UND VERMISCHTE SCHRIFTEN</text:p>
          </table:table-cell>
          <table:table-cell table:number-columns-repeated="5"/>
        </table:table-row>
        <table:table-row table:style-name="ro1">
          <table:table-cell table:formula="of:=IF([.B254]=([.B253]+2);&quot;Fehler&quot;;&quot;&quot;)">
            <text:p/>
          </table:table-cell>
          <table:table-cell table:formula="of:=IF(LEN([.C254])=1;0;IF(LEN([.C254])=2;1;IF(LEN([.C254])=3;2;IF(LEN([.C254])=5;3;IF(LEN([.C254])=6;4;IF(LEN([.C254])=7;5;&quot;Fehler&quot;))))))" office:value-type="float" office:value="3" calcext:value-type="float">
            <text:p>3</text:p>
          </table:table-cell>
          <table:table-cell office:value-type="string" calcext:value-type="string">
            <text:p>CF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55]=([.B254]+2);&quot;Fehler&quot;;&quot;&quot;)">
            <text:p/>
          </table:table-cell>
          <table:table-cell table:formula="of:=IF(LEN([.C255])=1;0;IF(LEN([.C255])=2;1;IF(LEN([.C255])=3;2;IF(LEN([.C255])=5;3;IF(LEN([.C255])=6;4;IF(LEN([.C255])=7;5;&quot;Fehler&quot;))))))" office:value-type="float" office:value="3" calcext:value-type="float">
            <text:p>3</text:p>
          </table:table-cell>
          <table:table-cell office:value-type="string" calcext:value-type="string">
            <text:p>CF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[.B256]=([.B255]+2);&quot;Fehler&quot;;&quot;&quot;)">
            <text:p/>
          </table:table-cell>
          <table:table-cell table:formula="of:=IF(LEN([.C256])=1;0;IF(LEN([.C256])=2;1;IF(LEN([.C256])=3;2;IF(LEN([.C256])=5;3;IF(LEN([.C256])=6;4;IF(LEN([.C256])=7;5;&quot;Fehler&quot;))))))" office:value-type="float" office:value="3" calcext:value-type="float">
            <text:p>3</text:p>
          </table:table-cell>
          <table:table-cell office:value-type="string" calcext:value-type="string">
            <text:p>CFK 3</text:p>
          </table:table-cell>
          <table:table-cell office:value-type="string" calcext:value-type="string">
            <text:p>BILDWERKE - TABELLENWERKE - ATLANTEN</text:p>
          </table:table-cell>
          <table:table-cell table:number-columns-repeated="5"/>
        </table:table-row>
        <table:table-row table:style-name="ro1">
          <table:table-cell table:formula="of:=IF([.B257]=([.B256]+2);&quot;Fehler&quot;;&quot;&quot;)">
            <text:p/>
          </table:table-cell>
          <table:table-cell table:formula="of:=IF(LEN([.C257])=1;0;IF(LEN([.C257])=2;1;IF(LEN([.C257])=3;2;IF(LEN([.C257])=5;3;IF(LEN([.C257])=6;4;IF(LEN([.C257])=7;5;&quot;Fehler&quot;))))))" office:value-type="float" office:value="4" calcext:value-type="float">
            <text:p>4</text:p>
          </table:table-cell>
          <table:table-cell office:value-type="string" calcext:value-type="string">
            <text:p>CFK 32</text:p>
          </table:table-cell>
          <table:table-cell office:value-type="string" calcext:value-type="string">
            <text:p>STADTPLAENE MEHRERER DEUTSCHER STAEDTE</text:p>
          </table:table-cell>
          <table:table-cell table:number-columns-repeated="5"/>
        </table:table-row>
        <table:table-row table:style-name="ro1">
          <table:table-cell table:formula="of:=IF([.B258]=([.B257]+2);&quot;Fehler&quot;;&quot;&quot;)">
            <text:p/>
          </table:table-cell>
          <table:table-cell table:formula="of:=IF(LEN([.C258])=1;0;IF(LEN([.C258])=2;1;IF(LEN([.C258])=3;2;IF(LEN([.C258])=5;3;IF(LEN([.C258])=6;4;IF(LEN([.C258])=7;5;&quot;Fehler&quot;))))))" office:value-type="float" office:value="5" calcext:value-type="float">
            <text:p>5</text:p>
          </table:table-cell>
          <table:table-cell office:value-type="string" calcext:value-type="string">
            <text:p>CFK 325</text:p>
          </table:table-cell>
          <table:table-cell office:value-type="string" calcext:value-type="string">
            <text:p>STADTPLAENE EINZELNER DEUTSCHER STAEDTE (ALPHABETISCH NACH STAEDTEN GEORDNET)</text:p>
          </table:table-cell>
          <table:table-cell table:number-columns-repeated="5"/>
        </table:table-row>
        <table:table-row table:style-name="ro1">
          <table:table-cell table:formula="of:=IF([.B259]=([.B258]+2);&quot;Fehler&quot;;&quot;&quot;)">
            <text:p/>
          </table:table-cell>
          <table:table-cell table:formula="of:=IF(LEN([.C259])=1;0;IF(LEN([.C259])=2;1;IF(LEN([.C259])=3;2;IF(LEN([.C259])=5;3;IF(LEN([.C259])=6;4;IF(LEN([.C259])=7;5;&quot;Fehler&quot;))))))" office:value-type="float" office:value="3" calcext:value-type="float">
            <text:p>3</text:p>
          </table:table-cell>
          <table:table-cell office:value-type="string" calcext:value-type="string">
            <text:p>CFK 4</text:p>
          </table:table-cell>
          <table:table-cell office:value-type="string" calcext:value-type="string">
            <text:p>REISEFUEHRER</text:p>
          </table:table-cell>
          <table:table-cell table:number-columns-repeated="5"/>
        </table:table-row>
        <table:table-row table:style-name="ro1">
          <table:table-cell table:formula="of:=IF([.B260]=([.B259]+2);&quot;Fehler&quot;;&quot;&quot;)">
            <text:p/>
          </table:table-cell>
          <table:table-cell table:formula="of:=IF(LEN([.C260])=1;0;IF(LEN([.C260])=2;1;IF(LEN([.C260])=3;2;IF(LEN([.C260])=5;3;IF(LEN([.C260])=6;4;IF(LEN([.C260])=7;5;&quot;Fehler&quot;))))))" office:value-type="float" office:value="2" calcext:value-type="float">
            <text:p>2</text:p>
          </table:table-cell>
          <table:table-cell office:value-type="string" calcext:value-type="string">
            <text:p>CFL</text:p>
          </table:table-cell>
          <table:table-cell office:value-type="string" calcext:value-type="string">
            <text:p>PHYSISCHE GEOGRAPHIE</text:p>
          </table:table-cell>
          <table:table-cell table:number-columns-repeated="5"/>
        </table:table-row>
        <table:table-row table:style-name="ro1">
          <table:table-cell table:formula="of:=IF([.B261]=([.B260]+2);&quot;Fehler&quot;;&quot;&quot;)">
            <text:p/>
          </table:table-cell>
          <table:table-cell table:formula="of:=IF(LEN([.C261])=1;0;IF(LEN([.C261])=2;1;IF(LEN([.C261])=3;2;IF(LEN([.C261])=5;3;IF(LEN([.C261])=6;4;IF(LEN([.C261])=7;5;&quot;Fehler&quot;))))))" office:value-type="float" office:value="2" calcext:value-type="float">
            <text:p>2</text:p>
          </table:table-cell>
          <table:table-cell office:value-type="string" calcext:value-type="string">
            <text:p>CFM</text:p>
          </table:table-cell>
          <table:table-cell office:value-type="string" calcext:value-type="string">
            <text:p>BIOGEOGRAPHIE</text:p>
          </table:table-cell>
          <table:table-cell table:number-columns-repeated="5"/>
        </table:table-row>
        <table:table-row table:style-name="ro1">
          <table:table-cell table:formula="of:=IF([.B262]=([.B261]+2);&quot;Fehler&quot;;&quot;&quot;)">
            <text:p/>
          </table:table-cell>
          <table:table-cell table:formula="of:=IF(LEN([.C262])=1;0;IF(LEN([.C262])=2;1;IF(LEN([.C262])=3;2;IF(LEN([.C262])=5;3;IF(LEN([.C262])=6;4;IF(LEN([.C262])=7;5;&quot;Fehler&quot;))))))" office:value-type="float" office:value="2" calcext:value-type="float">
            <text:p>2</text:p>
          </table:table-cell>
          <table:table-cell office:value-type="string" calcext:value-type="string">
            <text:p>CFN</text:p>
          </table:table-cell>
          <table:table-cell office:value-type="string" calcext:value-type="string">
            <text:p>ANTHROPOGEOGRAPHIE <text:s/>POLITISCHE GEOGRAPHIE</text:p>
          </table:table-cell>
          <table:table-cell table:number-columns-repeated="5"/>
        </table:table-row>
        <table:table-row table:style-name="ro1">
          <table:table-cell table:formula="of:=IF([.B263]=([.B262]+2);&quot;Fehler&quot;;&quot;&quot;)">
            <text:p/>
          </table:table-cell>
          <table:table-cell table:formula="of:=IF(LEN([.C263])=1;0;IF(LEN([.C263])=2;1;IF(LEN([.C263])=3;2;IF(LEN([.C263])=5;3;IF(LEN([.C263])=6;4;IF(LEN([.C263])=7;5;&quot;Fehler&quot;))))))" office:value-type="float" office:value="2" calcext:value-type="float">
            <text:p>2</text:p>
          </table:table-cell>
          <table:table-cell office:value-type="string" calcext:value-type="string">
            <text:p>CFO</text:p>
          </table:table-cell>
          <table:table-cell office:value-type="string" calcext:value-type="string">
            <text:p>NORDDEUTSCHLAND</text:p>
          </table:table-cell>
          <table:table-cell table:number-columns-repeated="5"/>
        </table:table-row>
        <table:table-row table:style-name="ro1">
          <table:table-cell table:formula="of:=IF([.B264]=([.B263]+2);&quot;Fehler&quot;;&quot;&quot;)">
            <text:p/>
          </table:table-cell>
          <table:table-cell table:formula="of:=IF(LEN([.C264])=1;0;IF(LEN([.C264])=2;1;IF(LEN([.C264])=3;2;IF(LEN([.C264])=5;3;IF(LEN([.C264])=6;4;IF(LEN([.C264])=7;5;&quot;Fehler&quot;))))))" office:value-type="float" office:value="3" calcext:value-type="float">
            <text:p>3</text:p>
          </table:table-cell>
          <table:table-cell office:value-type="string" calcext:value-type="string">
            <text:p>CFO 1</text:p>
          </table:table-cell>
          <table:table-cell office:value-type="string" calcext:value-type="string">
            <text:p>NORDSEE MIT KUESTEN UND INSELN</text:p>
          </table:table-cell>
          <table:table-cell table:number-columns-repeated="5"/>
        </table:table-row>
        <table:table-row table:style-name="ro1">
          <table:table-cell table:formula="of:=IF([.B265]=([.B264]+2);&quot;Fehler&quot;;&quot;&quot;)">
            <text:p/>
          </table:table-cell>
          <table:table-cell table:formula="of:=IF(LEN([.C265])=1;0;IF(LEN([.C265])=2;1;IF(LEN([.C265])=3;2;IF(LEN([.C265])=5;3;IF(LEN([.C265])=6;4;IF(LEN([.C265])=7;5;&quot;Fehler&quot;))))))" office:value-type="float" office:value="3" calcext:value-type="float">
            <text:p>3</text:p>
          </table:table-cell>
          <table:table-cell office:value-type="string" calcext:value-type="string">
            <text:p>CFO 2</text:p>
          </table:table-cell>
          <table:table-cell office:value-type="string" calcext:value-type="string">
            <text:p>SCHLESWIG-HOLSTEIN</text:p>
          </table:table-cell>
          <table:table-cell table:number-columns-repeated="5"/>
        </table:table-row>
        <table:table-row table:style-name="ro1">
          <table:table-cell table:formula="of:=IF([.B266]=([.B265]+2);&quot;Fehler&quot;;&quot;&quot;)">
            <text:p/>
          </table:table-cell>
          <table:table-cell table:formula="of:=IF(LEN([.C266])=1;0;IF(LEN([.C266])=2;1;IF(LEN([.C266])=3;2;IF(LEN([.C266])=5;3;IF(LEN([.C266])=6;4;IF(LEN([.C266])=7;5;&quot;Fehler&quot;))))))" office:value-type="float" office:value="3" calcext:value-type="float">
            <text:p>3</text:p>
          </table:table-cell>
          <table:table-cell office:value-type="string" calcext:value-type="string">
            <text:p>CFO 3</text:p>
          </table:table-cell>
          <table:table-cell office:value-type="string" calcext:value-type="string">
            <text:p>NIEDERSACHSEN</text:p>
          </table:table-cell>
          <table:table-cell table:number-columns-repeated="5"/>
        </table:table-row>
        <table:table-row table:style-name="ro1">
          <table:table-cell table:formula="of:=IF([.B267]=([.B266]+2);&quot;Fehler&quot;;&quot;&quot;)">
            <text:p/>
          </table:table-cell>
          <table:table-cell table:formula="of:=IF(LEN([.C267])=1;0;IF(LEN([.C267])=2;1;IF(LEN([.C267])=3;2;IF(LEN([.C267])=5;3;IF(LEN([.C267])=6;4;IF(LEN([.C267])=7;5;&quot;Fehler&quot;))))))" office:value-type="float" office:value="3" calcext:value-type="float">
            <text:p>3</text:p>
          </table:table-cell>
          <table:table-cell office:value-type="string" calcext:value-type="string">
            <text:p>CFO 4</text:p>
          </table:table-cell>
          <table:table-cell office:value-type="string" calcext:value-type="string">
            <text:p>HAMBURG <text:s/>BREMEN</text:p>
          </table:table-cell>
          <table:table-cell table:number-columns-repeated="5"/>
        </table:table-row>
        <table:table-row table:style-name="ro1">
          <table:table-cell table:formula="of:=IF([.B268]=([.B267]+2);&quot;Fehler&quot;;&quot;&quot;)">
            <text:p/>
          </table:table-cell>
          <table:table-cell table:formula="of:=IF(LEN([.C268])=1;0;IF(LEN([.C268])=2;1;IF(LEN([.C268])=3;2;IF(LEN([.C268])=5;3;IF(LEN([.C268])=6;4;IF(LEN([.C268])=7;5;&quot;Fehler&quot;))))))" office:value-type="float" office:value="2" calcext:value-type="float">
            <text:p>2</text:p>
          </table:table-cell>
          <table:table-cell office:value-type="string" calcext:value-type="string">
            <text:p>CFQ</text:p>
          </table:table-cell>
          <table:table-cell office:value-type="string" calcext:value-type="string">
            <text:p>WESTDEUTSCHLAND</text:p>
          </table:table-cell>
          <table:table-cell table:number-columns-repeated="5"/>
        </table:table-row>
        <table:table-row table:style-name="ro1">
          <table:table-cell table:formula="of:=IF([.B269]=([.B268]+2);&quot;Fehler&quot;;&quot;&quot;)">
            <text:p/>
          </table:table-cell>
          <table:table-cell table:formula="of:=IF(LEN([.C269])=1;0;IF(LEN([.C269])=2;1;IF(LEN([.C269])=3;2;IF(LEN([.C269])=5;3;IF(LEN([.C269])=6;4;IF(LEN([.C269])=7;5;&quot;Fehler&quot;))))))" office:value-type="float" office:value="3" calcext:value-type="float">
            <text:p>3</text:p>
          </table:table-cell>
          <table:table-cell office:value-type="string" calcext:value-type="string">
            <text:p>CFQ 1</text:p>
          </table:table-cell>
          <table:table-cell office:value-type="string" calcext:value-type="string">
            <text:p>NORDRHEIN-WESTFALEN <text:s/>WESERBERGLAND</text:p>
          </table:table-cell>
          <table:table-cell table:number-columns-repeated="5"/>
        </table:table-row>
        <table:table-row table:style-name="ro1">
          <table:table-cell table:formula="of:=IF([.B270]=([.B269]+2);&quot;Fehler&quot;;&quot;&quot;)">
            <text:p/>
          </table:table-cell>
          <table:table-cell table:formula="of:=IF(LEN([.C270])=1;0;IF(LEN([.C270])=2;1;IF(LEN([.C270])=3;2;IF(LEN([.C270])=5;3;IF(LEN([.C270])=6;4;IF(LEN([.C270])=7;5;&quot;Fehler&quot;))))))" office:value-type="float" office:value="3" calcext:value-type="float">
            <text:p>3</text:p>
          </table:table-cell>
          <table:table-cell office:value-type="string" calcext:value-type="string">
            <text:p>CFQ 2</text:p>
          </table:table-cell>
          <table:table-cell office:value-type="string" calcext:value-type="string">
            <text:p>RHEINLANDE ALS GESAMTGEBIET</text:p>
          </table:table-cell>
          <table:table-cell table:number-columns-repeated="5"/>
        </table:table-row>
        <table:table-row table:style-name="ro1">
          <table:table-cell table:formula="of:=IF([.B271]=([.B270]+2);&quot;Fehler&quot;;&quot;&quot;)">
            <text:p/>
          </table:table-cell>
          <table:table-cell table:formula="of:=IF(LEN([.C271])=1;0;IF(LEN([.C271])=2;1;IF(LEN([.C271])=3;2;IF(LEN([.C271])=5;3;IF(LEN([.C271])=6;4;IF(LEN([.C271])=7;5;&quot;Fehler&quot;))))))" office:value-type="float" office:value="3" calcext:value-type="float">
            <text:p>3</text:p>
          </table:table-cell>
          <table:table-cell office:value-type="string" calcext:value-type="string">
            <text:p>CFQ 3</text:p>
          </table:table-cell>
          <table:table-cell office:value-type="string" calcext:value-type="string">
            <text:p>RHEINLAND-PFALZ <text:s/>SAARGEBIET</text:p>
          </table:table-cell>
          <table:table-cell table:number-columns-repeated="5"/>
        </table:table-row>
        <table:table-row table:style-name="ro1">
          <table:table-cell table:formula="of:=IF([.B272]=([.B271]+2);&quot;Fehler&quot;;&quot;&quot;)">
            <text:p/>
          </table:table-cell>
          <table:table-cell table:formula="of:=IF(LEN([.C272])=1;0;IF(LEN([.C272])=2;1;IF(LEN([.C272])=3;2;IF(LEN([.C272])=5;3;IF(LEN([.C272])=6;4;IF(LEN([.C272])=7;5;&quot;Fehler&quot;))))))" office:value-type="float" office:value="3" calcext:value-type="float">
            <text:p>3</text:p>
          </table:table-cell>
          <table:table-cell office:value-type="string" calcext:value-type="string">
            <text:p>CFQ 4</text:p>
          </table:table-cell>
          <table:table-cell office:value-type="string" calcext:value-type="string">
            <text:p>HESSEN</text:p>
          </table:table-cell>
          <table:table-cell table:number-columns-repeated="5"/>
        </table:table-row>
        <table:table-row table:style-name="ro1">
          <table:table-cell table:formula="of:=IF([.B273]=([.B272]+2);&quot;Fehler&quot;;&quot;&quot;)">
            <text:p/>
          </table:table-cell>
          <table:table-cell table:formula="of:=IF(LEN([.C273])=1;0;IF(LEN([.C273])=2;1;IF(LEN([.C273])=3;2;IF(LEN([.C273])=5;3;IF(LEN([.C273])=6;4;IF(LEN([.C273])=7;5;&quot;Fehler&quot;))))))" office:value-type="float" office:value="2" calcext:value-type="float">
            <text:p>2</text:p>
          </table:table-cell>
          <table:table-cell office:value-type="string" calcext:value-type="string">
            <text:p>CFR</text:p>
          </table:table-cell>
          <table:table-cell office:value-type="string" calcext:value-type="string">
            <text:p>SUEDDEUTSCHLAND</text:p>
          </table:table-cell>
          <table:table-cell table:number-columns-repeated="5"/>
        </table:table-row>
        <table:table-row table:style-name="ro1">
          <table:table-cell table:formula="of:=IF([.B274]=([.B273]+2);&quot;Fehler&quot;;&quot;&quot;)">
            <text:p/>
          </table:table-cell>
          <table:table-cell table:formula="of:=IF(LEN([.C274])=1;0;IF(LEN([.C274])=2;1;IF(LEN([.C274])=3;2;IF(LEN([.C274])=5;3;IF(LEN([.C274])=6;4;IF(LEN([.C274])=7;5;&quot;Fehler&quot;))))))" office:value-type="float" office:value="3" calcext:value-type="float">
            <text:p>3</text:p>
          </table:table-cell>
          <table:table-cell office:value-type="string" calcext:value-type="string">
            <text:p>CFR 1</text:p>
          </table:table-cell>
          <table:table-cell office:value-type="string" calcext:value-type="string">
            <text:p>BAYERN</text:p>
          </table:table-cell>
          <table:table-cell table:number-columns-repeated="5"/>
        </table:table-row>
        <table:table-row table:style-name="ro1">
          <table:table-cell table:formula="of:=IF([.B275]=([.B274]+2);&quot;Fehler&quot;;&quot;&quot;)">
            <text:p/>
          </table:table-cell>
          <table:table-cell table:formula="of:=IF(LEN([.C275])=1;0;IF(LEN([.C275])=2;1;IF(LEN([.C275])=3;2;IF(LEN([.C275])=5;3;IF(LEN([.C275])=6;4;IF(LEN([.C275])=7;5;&quot;Fehler&quot;))))))" office:value-type="float" office:value="4" calcext:value-type="float">
            <text:p>4</text:p>
          </table:table-cell>
          <table:table-cell office:value-type="string" calcext:value-type="string">
            <text:p>CFR 10</text:p>
          </table:table-cell>
          <table:table-cell office:value-type="string" calcext:value-type="string">
            <text:p>FRANKEN EINSCHLIESSLICH FRAENKISCHER JURA, FICHTELGEBIRGE, SPESSART, MAINGEBIET INSGESAMT</text:p>
          </table:table-cell>
          <table:table-cell table:number-columns-repeated="5"/>
        </table:table-row>
        <table:table-row table:style-name="ro1">
          <table:table-cell table:formula="of:=IF([.B276]=([.B275]+2);&quot;Fehler&quot;;&quot;&quot;)">
            <text:p/>
          </table:table-cell>
          <table:table-cell table:formula="of:=IF(LEN([.C276])=1;0;IF(LEN([.C276])=2;1;IF(LEN([.C276])=3;2;IF(LEN([.C276])=5;3;IF(LEN([.C276])=6;4;IF(LEN([.C276])=7;5;&quot;Fehler&quot;))))))" office:value-type="float" office:value="4" calcext:value-type="float">
            <text:p>4</text:p>
          </table:table-cell>
          <table:table-cell office:value-type="string" calcext:value-type="string">
            <text:p>CFR 11</text:p>
          </table:table-cell>
          <table:table-cell office:value-type="string" calcext:value-type="string">
            <text:p>DEUTSCHE ALPEN <text:s/>ALPENVORLAND SUEDLICH DER DONAU</text:p>
          </table:table-cell>
          <table:table-cell table:number-columns-repeated="5"/>
        </table:table-row>
        <table:table-row table:style-name="ro1">
          <table:table-cell table:formula="of:=IF([.B277]=([.B276]+2);&quot;Fehler&quot;;&quot;&quot;)">
            <text:p/>
          </table:table-cell>
          <table:table-cell table:formula="of:=IF(LEN([.C277])=1;0;IF(LEN([.C277])=2;1;IF(LEN([.C277])=3;2;IF(LEN([.C277])=5;3;IF(LEN([.C277])=6;4;IF(LEN([.C277])=7;5;&quot;Fehler&quot;))))))" office:value-type="float" office:value="3" calcext:value-type="float">
            <text:p>3</text:p>
          </table:table-cell>
          <table:table-cell office:value-type="string" calcext:value-type="string">
            <text:p>CFR 2</text:p>
          </table:table-cell>
          <table:table-cell office:value-type="string" calcext:value-type="string">
            <text:p>BADEN-WUERTTEMBERG</text:p>
          </table:table-cell>
          <table:table-cell table:number-columns-repeated="5"/>
        </table:table-row>
        <table:table-row table:style-name="ro1">
          <table:table-cell table:formula="of:=IF([.B278]=([.B277]+2);&quot;Fehler&quot;;&quot;&quot;)">
            <text:p/>
          </table:table-cell>
          <table:table-cell table:formula="of:=IF(LEN([.C278])=1;0;IF(LEN([.C278])=2;1;IF(LEN([.C278])=3;2;IF(LEN([.C278])=5;3;IF(LEN([.C278])=6;4;IF(LEN([.C278])=7;5;&quot;Fehler&quot;))))))" office:value-type="float" office:value="4" calcext:value-type="float">
            <text:p>4</text:p>
          </table:table-cell>
          <table:table-cell office:value-type="string" calcext:value-type="string">
            <text:p>CFR 20</text:p>
          </table:table-cell>
          <table:table-cell office:value-type="string" calcext:value-type="string">
            <text:p>SCHWARZWALD</text:p>
          </table:table-cell>
          <table:table-cell table:number-columns-repeated="5"/>
        </table:table-row>
        <table:table-row table:style-name="ro1">
          <table:table-cell table:formula="of:=IF([.B279]=([.B278]+2);&quot;Fehler&quot;;&quot;&quot;)">
            <text:p/>
          </table:table-cell>
          <table:table-cell table:formula="of:=IF(LEN([.C279])=1;0;IF(LEN([.C279])=2;1;IF(LEN([.C279])=3;2;IF(LEN([.C279])=5;3;IF(LEN([.C279])=6;4;IF(LEN([.C279])=7;5;&quot;Fehler&quot;))))))" office:value-type="float" office:value="4" calcext:value-type="float">
            <text:p>4</text:p>
          </table:table-cell>
          <table:table-cell office:value-type="string" calcext:value-type="string">
            <text:p>CFR 21</text:p>
          </table:table-cell>
          <table:table-cell office:value-type="string" calcext:value-type="string">
            <text:p>BODENSEE EINSCHLIESSLICH SEINER AUSSERDEUTSCHEN TEILE</text:p>
          </table:table-cell>
          <table:table-cell table:number-columns-repeated="5"/>
        </table:table-row>
        <table:table-row table:style-name="ro1">
          <table:table-cell table:formula="of:=IF([.B280]=([.B279]+2);&quot;Fehler&quot;;&quot;&quot;)">
            <text:p/>
          </table:table-cell>
          <table:table-cell table:formula="of:=IF(LEN([.C280])=1;0;IF(LEN([.C280])=2;1;IF(LEN([.C280])=3;2;IF(LEN([.C280])=5;3;IF(LEN([.C280])=6;4;IF(LEN([.C280])=7;5;&quot;Fehler&quot;))))))" office:value-type="float" office:value="2" calcext:value-type="float">
            <text:p>2</text:p>
          </table:table-cell>
          <table:table-cell office:value-type="string" calcext:value-type="string">
            <text:p>CFS</text:p>
          </table:table-cell>
          <table:table-cell office:value-type="string" calcext:value-type="string">
            <text:p>MITTEL- UND OSTDEUTSCHLAND <text:s/>OESTLICHE BUNDESLAENDER</text:p>
          </table:table-cell>
          <table:table-cell table:number-columns-repeated="5"/>
        </table:table-row>
        <table:table-row table:style-name="ro1">
          <table:table-cell table:formula="of:=IF([.B281]=([.B280]+2);&quot;Fehler&quot;;&quot;&quot;)">
            <text:p/>
          </table:table-cell>
          <table:table-cell table:formula="of:=IF(LEN([.C281])=1;0;IF(LEN([.C281])=2;1;IF(LEN([.C281])=3;2;IF(LEN([.C281])=5;3;IF(LEN([.C281])=6;4;IF(LEN([.C281])=7;5;&quot;Fehler&quot;))))))" office:value-type="float" office:value="3" calcext:value-type="float">
            <text:p>3</text:p>
          </table:table-cell>
          <table:table-cell office:value-type="string" calcext:value-type="string">
            <text:p>CFS 1</text:p>
          </table:table-cell>
          <table:table-cell office:value-type="string" calcext:value-type="string">
            <text:p>OSTSEE MIT KUESTEN UND INSELN</text:p>
          </table:table-cell>
          <table:table-cell table:number-columns-repeated="5"/>
        </table:table-row>
        <table:table-row table:style-name="ro1">
          <table:table-cell table:formula="of:=IF([.B282]=([.B281]+2);&quot;Fehler&quot;;&quot;&quot;)">
            <text:p/>
          </table:table-cell>
          <table:table-cell table:formula="of:=IF(LEN([.C282])=1;0;IF(LEN([.C282])=2;1;IF(LEN([.C282])=3;2;IF(LEN([.C282])=5;3;IF(LEN([.C282])=6;4;IF(LEN([.C282])=7;5;&quot;Fehler&quot;))))))" office:value-type="float" office:value="3" calcext:value-type="float">
            <text:p>3</text:p>
          </table:table-cell>
          <table:table-cell office:value-type="string" calcext:value-type="string">
            <text:p>CFS 2</text:p>
          </table:table-cell>
          <table:table-cell office:value-type="string" calcext:value-type="string">
            <text:p>MECKLENBURG-VORPOMMERN</text:p>
          </table:table-cell>
          <table:table-cell table:number-columns-repeated="5"/>
        </table:table-row>
        <table:table-row table:style-name="ro1">
          <table:table-cell table:formula="of:=IF([.B283]=([.B282]+2);&quot;Fehler&quot;;&quot;&quot;)">
            <text:p/>
          </table:table-cell>
          <table:table-cell table:formula="of:=IF(LEN([.C283])=1;0;IF(LEN([.C283])=2;1;IF(LEN([.C283])=3;2;IF(LEN([.C283])=5;3;IF(LEN([.C283])=6;4;IF(LEN([.C283])=7;5;&quot;Fehler&quot;))))))" office:value-type="float" office:value="3" calcext:value-type="float">
            <text:p>3</text:p>
          </table:table-cell>
          <table:table-cell office:value-type="string" calcext:value-type="string">
            <text:p>CFS 5</text:p>
          </table:table-cell>
          <table:table-cell office:value-type="string" calcext:value-type="string">
            <text:p>SACHSEN <text:s/>SACHSEN-ANHALT</text:p>
          </table:table-cell>
          <table:table-cell table:number-columns-repeated="5"/>
        </table:table-row>
        <table:table-row table:style-name="ro1">
          <table:table-cell table:formula="of:=IF([.B284]=([.B283]+2);&quot;Fehler&quot;;&quot;&quot;)">
            <text:p/>
          </table:table-cell>
          <table:table-cell table:formula="of:=IF(LEN([.C284])=1;0;IF(LEN([.C284])=2;1;IF(LEN([.C284])=3;2;IF(LEN([.C284])=5;3;IF(LEN([.C284])=6;4;IF(LEN([.C284])=7;5;&quot;Fehler&quot;))))))" office:value-type="float" office:value="3" calcext:value-type="float">
            <text:p>3</text:p>
          </table:table-cell>
          <table:table-cell office:value-type="string" calcext:value-type="string">
            <text:p>CFS 6</text:p>
          </table:table-cell>
          <table:table-cell office:value-type="string" calcext:value-type="string">
            <text:p>THUERINGEN</text:p>
          </table:table-cell>
          <table:table-cell table:number-columns-repeated="5"/>
        </table:table-row>
        <table:table-row table:style-name="ro1">
          <table:table-cell table:formula="of:=IF([.B285]=([.B284]+2);&quot;Fehler&quot;;&quot;&quot;)">
            <text:p/>
          </table:table-cell>
          <table:table-cell table:formula="of:=IF(LEN([.C285])=1;0;IF(LEN([.C285])=2;1;IF(LEN([.C285])=3;2;IF(LEN([.C285])=5;3;IF(LEN([.C285])=6;4;IF(LEN([.C285])=7;5;&quot;Fehler&quot;))))))" office:value-type="float" office:value="3" calcext:value-type="float">
            <text:p>3</text:p>
          </table:table-cell>
          <table:table-cell office:value-type="string" calcext:value-type="string">
            <text:p>CFS 7</text:p>
          </table:table-cell>
          <table:table-cell office:value-type="string" calcext:value-type="string">
            <text:p>BRANDENBURG</text:p>
          </table:table-cell>
          <table:table-cell table:number-columns-repeated="5"/>
        </table:table-row>
        <table:table-row table:style-name="ro1">
          <table:table-cell table:formula="of:=IF([.B286]=([.B285]+2);&quot;Fehler&quot;;&quot;&quot;)">
            <text:p/>
          </table:table-cell>
          <table:table-cell table:formula="of:=IF(LEN([.C286])=1;0;IF(LEN([.C286])=2;1;IF(LEN([.C286])=3;2;IF(LEN([.C286])=5;3;IF(LEN([.C286])=6;4;IF(LEN([.C286])=7;5;&quot;Fehler&quot;))))))" office:value-type="float" office:value="2" calcext:value-type="float">
            <text:p>2</text:p>
          </table:table-cell>
          <table:table-cell office:value-type="string" calcext:value-type="string">
            <text:p>CFT</text:p>
          </table:table-cell>
          <table:table-cell office:value-type="string" calcext:value-type="string">
            <text:p>BERLIN</text:p>
          </table:table-cell>
          <table:table-cell table:number-columns-repeated="5"/>
        </table:table-row>
        <table:table-row table:style-name="ro1">
          <table:table-cell table:formula="of:=IF([.B287]=([.B286]+2);&quot;Fehler&quot;;&quot;&quot;)">
            <text:p/>
          </table:table-cell>
          <table:table-cell table:formula="of:=IF(LEN([.C287])=1;0;IF(LEN([.C287])=2;1;IF(LEN([.C287])=3;2;IF(LEN([.C287])=5;3;IF(LEN([.C287])=6;4;IF(LEN([.C287])=7;5;&quot;Fehler&quot;))))))" office:value-type="float" office:value="1" calcext:value-type="float">
            <text:p>1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SIEN</text:p>
          </table:table-cell>
          <table:table-cell table:number-columns-repeated="5"/>
        </table:table-row>
        <table:table-row table:style-name="ro1">
          <table:table-cell table:formula="of:=IF([.B288]=([.B287]+2);&quot;Fehler&quot;;&quot;&quot;)">
            <text:p/>
          </table:table-cell>
          <table:table-cell table:formula="of:=IF(LEN([.C288])=1;0;IF(LEN([.C288])=2;1;IF(LEN([.C288])=3;2;IF(LEN([.C288])=5;3;IF(LEN([.C288])=6;4;IF(LEN([.C288])=7;5;&quot;Fehler&quot;))))))" office:value-type="float" office:value="2" calcext:value-type="float">
            <text:p>2</text:p>
          </table:table-cell>
          <table:table-cell office:value-type="string" calcext:value-type="string">
            <text:p>CGK</text:p>
          </table:table-cell>
          <table:table-cell office:value-type="string" calcext:value-type="string">
            <text:p>VORDERASIEN</text:p>
          </table:table-cell>
          <table:table-cell table:number-columns-repeated="5"/>
        </table:table-row>
        <table:table-row table:style-name="ro1">
          <table:table-cell table:formula="of:=IF([.B289]=([.B288]+2);&quot;Fehler&quot;;&quot;&quot;)">
            <text:p/>
          </table:table-cell>
          <table:table-cell table:formula="of:=IF(LEN([.C289])=1;0;IF(LEN([.C289])=2;1;IF(LEN([.C289])=3;2;IF(LEN([.C289])=5;3;IF(LEN([.C289])=6;4;IF(LEN([.C289])=7;5;&quot;Fehler&quot;))))))" office:value-type="float" office:value="3" calcext:value-type="float">
            <text:p>3</text:p>
          </table:table-cell>
          <table:table-cell office:value-type="string" calcext:value-type="string">
            <text:p>CGK 1</text:p>
          </table:table-cell>
          <table:table-cell office:value-type="string" calcext:value-type="string">
            <text:p>TUERKEI <text:s/>ZYPERN</text:p>
          </table:table-cell>
          <table:table-cell table:number-columns-repeated="5"/>
        </table:table-row>
        <table:table-row table:style-name="ro1">
          <table:table-cell table:formula="of:=IF([.B290]=([.B289]+2);&quot;Fehler&quot;;&quot;&quot;)">
            <text:p/>
          </table:table-cell>
          <table:table-cell table:formula="of:=IF(LEN([.C290])=1;0;IF(LEN([.C290])=2;1;IF(LEN([.C290])=3;2;IF(LEN([.C290])=5;3;IF(LEN([.C290])=6;4;IF(LEN([.C290])=7;5;&quot;Fehler&quot;))))))" office:value-type="float" office:value="3" calcext:value-type="float">
            <text:p>3</text:p>
          </table:table-cell>
          <table:table-cell office:value-type="string" calcext:value-type="string">
            <text:p>CGK 2</text:p>
          </table:table-cell>
          <table:table-cell office:value-type="string" calcext:value-type="string">
            <text:p>ARABISCHE LAENDER</text:p>
          </table:table-cell>
          <table:table-cell table:number-columns-repeated="5"/>
        </table:table-row>
        <table:table-row table:style-name="ro1">
          <table:table-cell table:formula="of:=IF([.B291]=([.B290]+2);&quot;Fehler&quot;;&quot;&quot;)">
            <text:p/>
          </table:table-cell>
          <table:table-cell table:formula="of:=IF(LEN([.C291])=1;0;IF(LEN([.C291])=2;1;IF(LEN([.C291])=3;2;IF(LEN([.C291])=5;3;IF(LEN([.C291])=6;4;IF(LEN([.C291])=7;5;&quot;Fehler&quot;))))))" office:value-type="float" office:value="3" calcext:value-type="float">
            <text:p>3</text:p>
          </table:table-cell>
          <table:table-cell office:value-type="string" calcext:value-type="string">
            <text:p>CGK 3</text:p>
          </table:table-cell>
          <table:table-cell office:value-type="string" calcext:value-type="string">
            <text:p>ISRAEL</text:p>
          </table:table-cell>
          <table:table-cell table:number-columns-repeated="5"/>
        </table:table-row>
        <table:table-row table:style-name="ro1">
          <table:table-cell table:formula="of:=IF([.B292]=([.B291]+2);&quot;Fehler&quot;;&quot;&quot;)">
            <text:p/>
          </table:table-cell>
          <table:table-cell table:formula="of:=IF(LEN([.C292])=1;0;IF(LEN([.C292])=2;1;IF(LEN([.C292])=3;2;IF(LEN([.C292])=5;3;IF(LEN([.C292])=6;4;IF(LEN([.C292])=7;5;&quot;Fehler&quot;))))))" office:value-type="float" office:value="3" calcext:value-type="float">
            <text:p>3</text:p>
          </table:table-cell>
          <table:table-cell office:value-type="string" calcext:value-type="string">
            <text:p>CGK 5</text:p>
          </table:table-cell>
          <table:table-cell office:value-type="string" calcext:value-type="string">
            <text:p>IRAN <text:s/>AFGHANISTAN</text:p>
          </table:table-cell>
          <table:table-cell table:number-columns-repeated="5"/>
        </table:table-row>
        <table:table-row table:style-name="ro1">
          <table:table-cell table:formula="of:=IF([.B293]=([.B292]+2);&quot;Fehler&quot;;&quot;&quot;)">
            <text:p/>
          </table:table-cell>
          <table:table-cell table:formula="of:=IF(LEN([.C293])=1;0;IF(LEN([.C293])=2;1;IF(LEN([.C293])=3;2;IF(LEN([.C293])=5;3;IF(LEN([.C293])=6;4;IF(LEN([.C293])=7;5;&quot;Fehler&quot;))))))" office:value-type="float" office:value="2" calcext:value-type="float">
            <text:p>2</text:p>
          </table:table-cell>
          <table:table-cell office:value-type="string" calcext:value-type="string">
            <text:p>CGL</text:p>
          </table:table-cell>
          <table:table-cell office:value-type="string" calcext:value-type="string">
            <text:p>SUED- UND SUEDOSTASIEN</text:p>
          </table:table-cell>
          <table:table-cell table:number-columns-repeated="5"/>
        </table:table-row>
        <table:table-row table:style-name="ro1">
          <table:table-cell table:formula="of:=IF([.B294]=([.B293]+2);&quot;Fehler&quot;;&quot;&quot;)">
            <text:p/>
          </table:table-cell>
          <table:table-cell table:formula="of:=IF(LEN([.C294])=1;0;IF(LEN([.C294])=2;1;IF(LEN([.C294])=3;2;IF(LEN([.C294])=5;3;IF(LEN([.C294])=6;4;IF(LEN([.C294])=7;5;&quot;Fehler&quot;))))))" office:value-type="float" office:value="3" calcext:value-type="float">
            <text:p>3</text:p>
          </table:table-cell>
          <table:table-cell office:value-type="string" calcext:value-type="string">
            <text:p>CGL 1</text:p>
          </table:table-cell>
          <table:table-cell office:value-type="string" calcext:value-type="string">
            <text:p>VORDERINDIEN</text:p>
          </table:table-cell>
          <table:table-cell table:number-columns-repeated="5"/>
        </table:table-row>
        <table:table-row table:style-name="ro1">
          <table:table-cell table:formula="of:=IF([.B295]=([.B294]+2);&quot;Fehler&quot;;&quot;&quot;)">
            <text:p/>
          </table:table-cell>
          <table:table-cell table:formula="of:=IF(LEN([.C295])=1;0;IF(LEN([.C295])=2;1;IF(LEN([.C295])=3;2;IF(LEN([.C295])=5;3;IF(LEN([.C295])=6;4;IF(LEN([.C295])=7;5;&quot;Fehler&quot;))))))" office:value-type="float" office:value="4" calcext:value-type="float">
            <text:p>4</text:p>
          </table:table-cell>
          <table:table-cell office:value-type="string" calcext:value-type="string">
            <text:p>CGL 10</text:p>
          </table:table-cell>
          <table:table-cell office:value-type="string" calcext:value-type="string">
            <text:p>REPUBLIK INDIEN (BHARAT)</text:p>
          </table:table-cell>
          <table:table-cell table:number-columns-repeated="5"/>
        </table:table-row>
        <table:table-row table:style-name="ro1">
          <table:table-cell table:formula="of:=IF([.B296]=([.B295]+2);&quot;Fehler&quot;;&quot;&quot;)">
            <text:p/>
          </table:table-cell>
          <table:table-cell table:formula="of:=IF(LEN([.C296])=1;0;IF(LEN([.C296])=2;1;IF(LEN([.C296])=3;2;IF(LEN([.C296])=5;3;IF(LEN([.C296])=6;4;IF(LEN([.C296])=7;5;&quot;Fehler&quot;))))))" office:value-type="float" office:value="4" calcext:value-type="float">
            <text:p>4</text:p>
          </table:table-cell>
          <table:table-cell office:value-type="string" calcext:value-type="string">
            <text:p>CGL 11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1">
          <table:table-cell table:formula="of:=IF([.B297]=([.B296]+2);&quot;Fehler&quot;;&quot;&quot;)">
            <text:p/>
          </table:table-cell>
          <table:table-cell table:formula="of:=IF(LEN([.C297])=1;0;IF(LEN([.C297])=2;1;IF(LEN([.C297])=3;2;IF(LEN([.C297])=5;3;IF(LEN([.C297])=6;4;IF(LEN([.C297])=7;5;&quot;Fehler&quot;))))))" office:value-type="float" office:value="4" calcext:value-type="float">
            <text:p>4</text:p>
          </table:table-cell>
          <table:table-cell office:value-type="string" calcext:value-type="string">
            <text:p>CGL 12</text:p>
          </table:table-cell>
          <table:table-cell office:value-type="string" calcext:value-type="string">
            <text:p>SRI LANKA</text:p>
          </table:table-cell>
          <table:table-cell table:number-columns-repeated="5"/>
        </table:table-row>
        <table:table-row table:style-name="ro1">
          <table:table-cell table:formula="of:=IF([.B298]=([.B297]+2);&quot;Fehler&quot;;&quot;&quot;)">
            <text:p/>
          </table:table-cell>
          <table:table-cell table:formula="of:=IF(LEN([.C298])=1;0;IF(LEN([.C298])=2;1;IF(LEN([.C298])=3;2;IF(LEN([.C298])=5;3;IF(LEN([.C298])=6;4;IF(LEN([.C298])=7;5;&quot;Fehler&quot;))))))" office:value-type="float" office:value="4" calcext:value-type="float">
            <text:p>4</text:p>
          </table:table-cell>
          <table:table-cell office:value-type="string" calcext:value-type="string">
            <text:p>CGL 13</text:p>
          </table:table-cell>
          <table:table-cell office:value-type="string" calcext:value-type="string">
            <text:p>BANGLADESCH</text:p>
          </table:table-cell>
          <table:table-cell table:number-columns-repeated="5"/>
        </table:table-row>
        <table:table-row table:style-name="ro1">
          <table:table-cell table:formula="of:=IF([.B299]=([.B298]+2);&quot;Fehler&quot;;&quot;&quot;)">
            <text:p/>
          </table:table-cell>
          <table:table-cell table:formula="of:=IF(LEN([.C299])=1;0;IF(LEN([.C299])=2;1;IF(LEN([.C299])=3;2;IF(LEN([.C299])=5;3;IF(LEN([.C299])=6;4;IF(LEN([.C299])=7;5;&quot;Fehler&quot;))))))" office:value-type="float" office:value="3" calcext:value-type="float">
            <text:p>3</text:p>
          </table:table-cell>
          <table:table-cell office:value-type="string" calcext:value-type="string">
            <text:p>CGL 2</text:p>
          </table:table-cell>
          <table:table-cell office:value-type="string" calcext:value-type="string">
            <text:p>HINTERINDIEN</text:p>
          </table:table-cell>
          <table:table-cell table:number-columns-repeated="5"/>
        </table:table-row>
        <table:table-row table:style-name="ro1">
          <table:table-cell table:formula="of:=IF([.B300]=([.B299]+2);&quot;Fehler&quot;;&quot;&quot;)">
            <text:p/>
          </table:table-cell>
          <table:table-cell table:formula="of:=IF(LEN([.C300])=1;0;IF(LEN([.C300])=2;1;IF(LEN([.C300])=3;2;IF(LEN([.C300])=5;3;IF(LEN([.C300])=6;4;IF(LEN([.C300])=7;5;&quot;Fehler&quot;))))))" office:value-type="float" office:value="3" calcext:value-type="float">
            <text:p>3</text:p>
          </table:table-cell>
          <table:table-cell office:value-type="string" calcext:value-type="string">
            <text:p>CGL 3</text:p>
          </table:table-cell>
          <table:table-cell office:value-type="string" calcext:value-type="string">
            <text:p>INDISCHER OZEAN <text:s/>INDONESIEN : GESAMTDARSTELLUNGEN</text:p>
          </table:table-cell>
          <table:table-cell table:number-columns-repeated="5"/>
        </table:table-row>
        <table:table-row table:style-name="ro1">
          <table:table-cell table:formula="of:=IF([.B301]=([.B300]+2);&quot;Fehler&quot;;&quot;&quot;)">
            <text:p/>
          </table:table-cell>
          <table:table-cell table:formula="of:=IF(LEN([.C301])=1;0;IF(LEN([.C301])=2;1;IF(LEN([.C301])=3;2;IF(LEN([.C301])=5;3;IF(LEN([.C301])=6;4;IF(LEN([.C301])=7;5;&quot;Fehler&quot;))))))" office:value-type="float" office:value="4" calcext:value-type="float">
            <text:p>4</text:p>
          </table:table-cell>
          <table:table-cell office:value-type="string" calcext:value-type="string">
            <text:p>CGL 30</text:p>
          </table:table-cell>
          <table:table-cell office:value-type="string" calcext:value-type="string">
            <text:p>INDONESIEN</text:p>
          </table:table-cell>
          <table:table-cell table:number-columns-repeated="5"/>
        </table:table-row>
        <table:table-row table:style-name="ro1">
          <table:table-cell table:formula="of:=IF([.B302]=([.B301]+2);&quot;Fehler&quot;;&quot;&quot;)">
            <text:p/>
          </table:table-cell>
          <table:table-cell table:formula="of:=IF(LEN([.C302])=1;0;IF(LEN([.C302])=2;1;IF(LEN([.C302])=3;2;IF(LEN([.C302])=5;3;IF(LEN([.C302])=6;4;IF(LEN([.C302])=7;5;&quot;Fehler&quot;))))))" office:value-type="float" office:value="4" calcext:value-type="float">
            <text:p>4</text:p>
          </table:table-cell>
          <table:table-cell office:value-type="string" calcext:value-type="string">
            <text:p>CGL 31</text:p>
          </table:table-cell>
          <table:table-cell office:value-type="string" calcext:value-type="string">
            <text:p>EINZELNE INSELN UND INSELGRUPPEN</text:p>
          </table:table-cell>
          <table:table-cell table:number-columns-repeated="5"/>
        </table:table-row>
        <table:table-row table:style-name="ro1">
          <table:table-cell table:formula="of:=IF([.B303]=([.B302]+2);&quot;Fehler&quot;;&quot;&quot;)">
            <text:p/>
          </table:table-cell>
          <table:table-cell table:formula="of:=IF(LEN([.C303])=1;0;IF(LEN([.C303])=2;1;IF(LEN([.C303])=3;2;IF(LEN([.C303])=5;3;IF(LEN([.C303])=6;4;IF(LEN([.C303])=7;5;&quot;Fehler&quot;))))))" office:value-type="float" office:value="2" calcext:value-type="float">
            <text:p>2</text:p>
          </table:table-cell>
          <table:table-cell office:value-type="string" calcext:value-type="string">
            <text:p>CGM</text:p>
          </table:table-cell>
          <table:table-cell office:value-type="string" calcext:value-type="string">
            <text:p>OST- UND INNERASIEN</text:p>
          </table:table-cell>
          <table:table-cell table:number-columns-repeated="5"/>
        </table:table-row>
        <table:table-row table:style-name="ro1">
          <table:table-cell table:formula="of:=IF([.B304]=([.B303]+2);&quot;Fehler&quot;;&quot;&quot;)">
            <text:p/>
          </table:table-cell>
          <table:table-cell table:formula="of:=IF(LEN([.C304])=1;0;IF(LEN([.C304])=2;1;IF(LEN([.C304])=3;2;IF(LEN([.C304])=5;3;IF(LEN([.C304])=6;4;IF(LEN([.C304])=7;5;&quot;Fehler&quot;))))))" office:value-type="float" office:value="3" calcext:value-type="float">
            <text:p>3</text:p>
          </table:table-cell>
          <table:table-cell office:value-type="string" calcext:value-type="string">
            <text:p>CGM 1</text:p>
          </table:table-cell>
          <table:table-cell office:value-type="string" calcext:value-type="string">
            <text:p>NEPAL <text:s/>TIBET <text:s/>BHUTAN <text:s/>HIMALAJA</text:p>
          </table:table-cell>
          <table:table-cell table:number-columns-repeated="5"/>
        </table:table-row>
        <table:table-row table:style-name="ro1">
          <table:table-cell table:formula="of:=IF([.B305]=([.B304]+2);&quot;Fehler&quot;;&quot;&quot;)">
            <text:p/>
          </table:table-cell>
          <table:table-cell table:formula="of:=IF(LEN([.C305])=1;0;IF(LEN([.C305])=2;1;IF(LEN([.C305])=3;2;IF(LEN([.C305])=5;3;IF(LEN([.C305])=6;4;IF(LEN([.C305])=7;5;&quot;Fehler&quot;))))))" office:value-type="float" office:value="3" calcext:value-type="float">
            <text:p>3</text:p>
          </table:table-cell>
          <table:table-cell office:value-type="string" calcext:value-type="string">
            <text:p>CGM 2</text:p>
          </table:table-cell>
          <table:table-cell office:value-type="string" calcext:value-type="string">
            <text:p>MONGOLEI <text:s/>KOREA</text:p>
          </table:table-cell>
          <table:table-cell table:number-columns-repeated="5"/>
        </table:table-row>
        <table:table-row table:style-name="ro1">
          <table:table-cell table:formula="of:=IF([.B306]=([.B305]+2);&quot;Fehler&quot;;&quot;&quot;)">
            <text:p/>
          </table:table-cell>
          <table:table-cell table:formula="of:=IF(LEN([.C306])=1;0;IF(LEN([.C306])=2;1;IF(LEN([.C306])=3;2;IF(LEN([.C306])=5;3;IF(LEN([.C306])=6;4;IF(LEN([.C306])=7;5;&quot;Fehler&quot;))))))" office:value-type="float" office:value="3" calcext:value-type="float">
            <text:p>3</text:p>
          </table:table-cell>
          <table:table-cell office:value-type="string" calcext:value-type="string">
            <text:p>CGM 3</text:p>
          </table:table-cell>
          <table:table-cell office:value-type="string" calcext:value-type="string">
            <text:p>CHINA (VOLKSREPUBLIK CHINA) <text:s/>TAIWAN <text:s/>HONGKONG <text:s/>MACAO</text:p>
          </table:table-cell>
          <table:table-cell table:number-columns-repeated="5"/>
        </table:table-row>
        <table:table-row table:style-name="ro1">
          <table:table-cell table:formula="of:=IF([.B307]=([.B306]+2);&quot;Fehler&quot;;&quot;&quot;)">
            <text:p/>
          </table:table-cell>
          <table:table-cell table:formula="of:=IF(LEN([.C307])=1;0;IF(LEN([.C307])=2;1;IF(LEN([.C307])=3;2;IF(LEN([.C307])=5;3;IF(LEN([.C307])=6;4;IF(LEN([.C307])=7;5;&quot;Fehler&quot;))))))" office:value-type="float" office:value="3" calcext:value-type="float">
            <text:p>3</text:p>
          </table:table-cell>
          <table:table-cell office:value-type="string" calcext:value-type="string">
            <text:p>CGM 4</text:p>
          </table:table-cell>
          <table:table-cell office:value-type="string" calcext:value-type="string">
            <text:p>JAPAN</text:p>
          </table:table-cell>
          <table:table-cell table:number-columns-repeated="5"/>
        </table:table-row>
        <table:table-row table:style-name="ro1">
          <table:table-cell table:formula="of:=IF([.B308]=([.B307]+2);&quot;Fehler&quot;;&quot;&quot;)">
            <text:p/>
          </table:table-cell>
          <table:table-cell table:formula="of:=IF(LEN([.C308])=1;0;IF(LEN([.C308])=2;1;IF(LEN([.C308])=3;2;IF(LEN([.C308])=5;3;IF(LEN([.C308])=6;4;IF(LEN([.C308])=7;5;&quot;Fehler&quot;))))))" office:value-type="float" office:value="3" calcext:value-type="float">
            <text:p>3</text:p>
          </table:table-cell>
          <table:table-cell office:value-type="string" calcext:value-type="string">
            <text:p>CGM 5</text:p>
          </table:table-cell>
          <table:table-cell office:value-type="string" calcext:value-type="string">
            <text:p>PHILIPPINEN</text:p>
          </table:table-cell>
          <table:table-cell table:number-columns-repeated="5"/>
        </table:table-row>
        <table:table-row table:style-name="ro1">
          <table:table-cell table:formula="of:=IF([.B309]=([.B308]+2);&quot;Fehler&quot;;&quot;&quot;)">
            <text:p/>
          </table:table-cell>
          <table:table-cell table:formula="of:=IF(LEN([.C309])=1;0;IF(LEN([.C309])=2;1;IF(LEN([.C309])=3;2;IF(LEN([.C309])=5;3;IF(LEN([.C309])=6;4;IF(LEN([.C309])=7;5;&quot;Fehler&quot;))))))" office:value-type="float" office:value="2" calcext:value-type="float">
            <text:p>2</text:p>
          </table:table-cell>
          <table:table-cell office:value-type="string" calcext:value-type="string">
            <text:p>CGN</text:p>
          </table:table-cell>
          <table:table-cell office:value-type="string" calcext:value-type="string">
            <text:p>WEST- UND NORDASIEN <text:s/>ASIATISCHE GEBIETE DER GUS</text:p>
          </table:table-cell>
          <table:table-cell table:number-columns-repeated="5"/>
        </table:table-row>
        <table:table-row table:style-name="ro1">
          <table:table-cell table:formula="of:=IF([.B310]=([.B309]+2);&quot;Fehler&quot;;&quot;&quot;)">
            <text:p/>
          </table:table-cell>
          <table:table-cell table:formula="of:=IF(LEN([.C310])=1;0;IF(LEN([.C310])=2;1;IF(LEN([.C310])=3;2;IF(LEN([.C310])=5;3;IF(LEN([.C310])=6;4;IF(LEN([.C310])=7;5;&quot;Fehler&quot;))))))" office:value-type="float" office:value="1" calcext:value-type="float">
            <text:p>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FRIKA</text:p>
          </table:table-cell>
          <table:table-cell table:number-columns-repeated="5"/>
        </table:table-row>
        <table:table-row table:style-name="ro1">
          <table:table-cell table:formula="of:=IF([.B311]=([.B310]+2);&quot;Fehler&quot;;&quot;&quot;)">
            <text:p/>
          </table:table-cell>
          <table:table-cell table:formula="of:=IF(LEN([.C311])=1;0;IF(LEN([.C311])=2;1;IF(LEN([.C311])=3;2;IF(LEN([.C311])=5;3;IF(LEN([.C311])=6;4;IF(LEN([.C311])=7;5;&quot;Fehler&quot;))))))" office:value-type="float" office:value="2" calcext:value-type="float">
            <text:p>2</text:p>
          </table:table-cell>
          <table:table-cell office:value-type="string" calcext:value-type="string">
            <text:p>CHK</text:p>
          </table:table-cell>
          <table:table-cell office:value-type="string" calcext:value-type="string">
            <text:p>NORDAFRIKA</text:p>
          </table:table-cell>
          <table:table-cell table:number-columns-repeated="5"/>
        </table:table-row>
        <table:table-row table:style-name="ro1">
          <table:table-cell table:formula="of:=IF([.B312]=([.B311]+2);&quot;Fehler&quot;;&quot;&quot;)">
            <text:p/>
          </table:table-cell>
          <table:table-cell table:formula="of:=IF(LEN([.C312])=1;0;IF(LEN([.C312])=2;1;IF(LEN([.C312])=3;2;IF(LEN([.C312])=5;3;IF(LEN([.C312])=6;4;IF(LEN([.C312])=7;5;&quot;Fehler&quot;))))))" office:value-type="float" office:value="3" calcext:value-type="float">
            <text:p>3</text:p>
          </table:table-cell>
          <table:table-cell office:value-type="string" calcext:value-type="string">
            <text:p>CHK 1</text:p>
          </table:table-cell>
          <table:table-cell office:value-type="string" calcext:value-type="string">
            <text:p>MAROKKO <text:s/>ALGERIEN <text:s/>TUNESIEN <text:s/>LIBYEN</text:p>
          </table:table-cell>
          <table:table-cell table:number-columns-repeated="5"/>
        </table:table-row>
        <table:table-row table:style-name="ro1">
          <table:table-cell table:formula="of:=IF([.B313]=([.B312]+2);&quot;Fehler&quot;;&quot;&quot;)">
            <text:p/>
          </table:table-cell>
          <table:table-cell table:formula="of:=IF(LEN([.C313])=1;0;IF(LEN([.C313])=2;1;IF(LEN([.C313])=3;2;IF(LEN([.C313])=5;3;IF(LEN([.C313])=6;4;IF(LEN([.C313])=7;5;&quot;Fehler&quot;))))))" office:value-type="float" office:value="3" calcext:value-type="float">
            <text:p>3</text:p>
          </table:table-cell>
          <table:table-cell office:value-type="string" calcext:value-type="string">
            <text:p>CHK 2</text:p>
          </table:table-cell>
          <table:table-cell office:value-type="string" calcext:value-type="string">
            <text:p>SAHARA</text:p>
          </table:table-cell>
          <table:table-cell table:number-columns-repeated="5"/>
        </table:table-row>
        <table:table-row table:style-name="ro1">
          <table:table-cell table:formula="of:=IF([.B314]=([.B313]+2);&quot;Fehler&quot;;&quot;&quot;)">
            <text:p/>
          </table:table-cell>
          <table:table-cell table:formula="of:=IF(LEN([.C314])=1;0;IF(LEN([.C314])=2;1;IF(LEN([.C314])=3;2;IF(LEN([.C314])=5;3;IF(LEN([.C314])=6;4;IF(LEN([.C314])=7;5;&quot;Fehler&quot;))))))" office:value-type="float" office:value="3" calcext:value-type="float">
            <text:p>3</text:p>
          </table:table-cell>
          <table:table-cell office:value-type="string" calcext:value-type="string">
            <text:p>CHK 3</text:p>
          </table:table-cell>
          <table:table-cell office:value-type="string" calcext:value-type="string">
            <text:p>AEGYPTEN <text:s/>SUDAN</text:p>
          </table:table-cell>
          <table:table-cell table:number-columns-repeated="5"/>
        </table:table-row>
        <table:table-row table:style-name="ro1">
          <table:table-cell table:formula="of:=IF([.B315]=([.B314]+2);&quot;Fehler&quot;;&quot;&quot;)">
            <text:p/>
          </table:table-cell>
          <table:table-cell table:formula="of:=IF(LEN([.C315])=1;0;IF(LEN([.C315])=2;1;IF(LEN([.C315])=3;2;IF(LEN([.C315])=5;3;IF(LEN([.C315])=6;4;IF(LEN([.C315])=7;5;&quot;Fehler&quot;))))))" office:value-type="float" office:value="2" calcext:value-type="float">
            <text:p>2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WEST-, ZENTRAL- UND OSTAFRIKA</text:p>
          </table:table-cell>
          <table:table-cell table:number-columns-repeated="5"/>
        </table:table-row>
        <table:table-row table:style-name="ro1">
          <table:table-cell table:formula="of:=IF([.B316]=([.B315]+2);&quot;Fehler&quot;;&quot;&quot;)">
            <text:p/>
          </table:table-cell>
          <table:table-cell table:formula="of:=IF(LEN([.C316])=1;0;IF(LEN([.C316])=2;1;IF(LEN([.C316])=3;2;IF(LEN([.C316])=5;3;IF(LEN([.C316])=6;4;IF(LEN([.C316])=7;5;&quot;Fehler&quot;))))))" office:value-type="float" office:value="3" calcext:value-type="float">
            <text:p>3</text:p>
          </table:table-cell>
          <table:table-cell office:value-type="string" calcext:value-type="string">
            <text:p>CHL 1</text:p>
          </table:table-cell>
          <table:table-cell office:value-type="string" calcext:value-type="string">
            <text:p>SENEGAL <text:s/>GAMBIA <text:s/>GUINEA <text:s/>GUINEA-BISSAU <text:s/>SIERRA LEONE LIBERIA <text:s/>ELFENBEINKUESTE <text:s/>GHANA <text:s/>TOGO <text:s/>BENIN <text:s/>BURKINA FASO</text:p>
          </table:table-cell>
          <table:table-cell table:number-columns-repeated="5"/>
        </table:table-row>
        <table:table-row table:style-name="ro1">
          <table:table-cell table:formula="of:=IF([.B317]=([.B316]+2);&quot;Fehler&quot;;&quot;&quot;)">
            <text:p/>
          </table:table-cell>
          <table:table-cell table:formula="of:=IF(LEN([.C317])=1;0;IF(LEN([.C317])=2;1;IF(LEN([.C317])=3;2;IF(LEN([.C317])=5;3;IF(LEN([.C317])=6;4;IF(LEN([.C317])=7;5;&quot;Fehler&quot;))))))" office:value-type="float" office:value="3" calcext:value-type="float">
            <text:p>3</text:p>
          </table:table-cell>
          <table:table-cell office:value-type="string" calcext:value-type="string">
            <text:p>CHL 2</text:p>
          </table:table-cell>
          <table:table-cell office:value-type="string" calcext:value-type="string">
            <text:p>NIGERIA <text:s/>KAMERUN <text:s/>AEQUATORIALGUINEA</text:p>
          </table:table-cell>
          <table:table-cell table:number-columns-repeated="5"/>
        </table:table-row>
        <table:table-row table:style-name="ro1">
          <table:table-cell table:formula="of:=IF([.B318]=([.B317]+2);&quot;Fehler&quot;;&quot;&quot;)">
            <text:p/>
          </table:table-cell>
          <table:table-cell table:formula="of:=IF(LEN([.C318])=1;0;IF(LEN([.C318])=2;1;IF(LEN([.C318])=3;2;IF(LEN([.C318])=5;3;IF(LEN([.C318])=6;4;IF(LEN([.C318])=7;5;&quot;Fehler&quot;))))))" office:value-type="float" office:value="3" calcext:value-type="float">
            <text:p>3</text:p>
          </table:table-cell>
          <table:table-cell office:value-type="string" calcext:value-type="string">
            <text:p>CHL 3</text:p>
          </table:table-cell>
          <table:table-cell office:value-type="string" calcext:value-type="string">
            <text:p>KONGO <text:s/>GABUN <text:s/>ZENTRALAFRIKANISCHE REPUBLIK</text:p>
          </table:table-cell>
          <table:table-cell table:number-columns-repeated="5"/>
        </table:table-row>
        <table:table-row table:style-name="ro1">
          <table:table-cell table:formula="of:=IF([.B319]=([.B318]+2);&quot;Fehler&quot;;&quot;&quot;)">
            <text:p/>
          </table:table-cell>
          <table:table-cell table:formula="of:=IF(LEN([.C319])=1;0;IF(LEN([.C319])=2;1;IF(LEN([.C319])=3;2;IF(LEN([.C319])=5;3;IF(LEN([.C319])=6;4;IF(LEN([.C319])=7;5;&quot;Fehler&quot;))))))" office:value-type="float" office:value="3" calcext:value-type="float">
            <text:p>3</text:p>
          </table:table-cell>
          <table:table-cell office:value-type="string" calcext:value-type="string">
            <text:p>CHL 4</text:p>
          </table:table-cell>
          <table:table-cell office:value-type="string" calcext:value-type="string">
            <text:p>UGANDA <text:s/>KENIA <text:s/>TANSANIA RUANDA <text:s/>BURUNDI</text:p>
          </table:table-cell>
          <table:table-cell table:number-columns-repeated="5"/>
        </table:table-row>
        <table:table-row table:style-name="ro1">
          <table:table-cell table:formula="of:=IF([.B320]=([.B319]+2);&quot;Fehler&quot;;&quot;&quot;)">
            <text:p/>
          </table:table-cell>
          <table:table-cell table:formula="of:=IF(LEN([.C320])=1;0;IF(LEN([.C320])=2;1;IF(LEN([.C320])=3;2;IF(LEN([.C320])=5;3;IF(LEN([.C320])=6;4;IF(LEN([.C320])=7;5;&quot;Fehler&quot;))))))" office:value-type="float" office:value="3" calcext:value-type="float">
            <text:p>3</text:p>
          </table:table-cell>
          <table:table-cell office:value-type="string" calcext:value-type="string">
            <text:p>CHL 5</text:p>
          </table:table-cell>
          <table:table-cell office:value-type="string" calcext:value-type="string">
            <text:p>AETHIOPIEN <text:s/>ERITREA SOMALIA <text:s/>DSCHIBUTI</text:p>
          </table:table-cell>
          <table:table-cell table:number-columns-repeated="5"/>
        </table:table-row>
        <table:table-row table:style-name="ro1">
          <table:table-cell table:formula="of:=IF([.B321]=([.B320]+2);&quot;Fehler&quot;;&quot;&quot;)">
            <text:p/>
          </table:table-cell>
          <table:table-cell table:formula="of:=IF(LEN([.C321])=1;0;IF(LEN([.C321])=2;1;IF(LEN([.C321])=3;2;IF(LEN([.C321])=5;3;IF(LEN([.C321])=6;4;IF(LEN([.C321])=7;5;&quot;Fehler&quot;))))))" office:value-type="float" office:value="2" calcext:value-type="float">
            <text:p>2</text:p>
          </table:table-cell>
          <table:table-cell office:value-type="string" calcext:value-type="string">
            <text:p>CHM</text:p>
          </table:table-cell>
          <table:table-cell office:value-type="string" calcext:value-type="string">
            <text:p>SUEDAFRIKA</text:p>
          </table:table-cell>
          <table:table-cell table:number-columns-repeated="5"/>
        </table:table-row>
        <table:table-row table:style-name="ro1">
          <table:table-cell table:formula="of:=IF([.B322]=([.B321]+2);&quot;Fehler&quot;;&quot;&quot;)">
            <text:p/>
          </table:table-cell>
          <table:table-cell table:formula="of:=IF(LEN([.C322])=1;0;IF(LEN([.C322])=2;1;IF(LEN([.C322])=3;2;IF(LEN([.C322])=5;3;IF(LEN([.C322])=6;4;IF(LEN([.C322])=7;5;&quot;Fehler&quot;))))))" office:value-type="float" office:value="3" calcext:value-type="float">
            <text:p>3</text:p>
          </table:table-cell>
          <table:table-cell office:value-type="string" calcext:value-type="string">
            <text:p>CHM 1</text:p>
          </table:table-cell>
          <table:table-cell office:value-type="string" calcext:value-type="string">
            <text:p>REPUBLIK SUEDAFRIKA SAMBIA <text:s/>MALAWI BOTSWANA LESOTHO SWASILAND <text:s/>NAMIBIA SIMBABWE</text:p>
          </table:table-cell>
          <table:table-cell table:number-columns-repeated="5"/>
        </table:table-row>
        <table:table-row table:style-name="ro1">
          <table:table-cell table:formula="of:=IF([.B323]=([.B322]+2);&quot;Fehler&quot;;&quot;&quot;)">
            <text:p/>
          </table:table-cell>
          <table:table-cell table:formula="of:=IF(LEN([.C323])=1;0;IF(LEN([.C323])=2;1;IF(LEN([.C323])=3;2;IF(LEN([.C323])=5;3;IF(LEN([.C323])=6;4;IF(LEN([.C323])=7;5;&quot;Fehler&quot;))))))" office:value-type="float" office:value="3" calcext:value-type="float">
            <text:p>3</text:p>
          </table:table-cell>
          <table:table-cell office:value-type="string" calcext:value-type="string">
            <text:p>CHM 2</text:p>
          </table:table-cell>
          <table:table-cell office:value-type="string" calcext:value-type="string">
            <text:p>MOSAMBIK <text:s/>ANGOLA</text:p>
          </table:table-cell>
          <table:table-cell table:number-columns-repeated="5"/>
        </table:table-row>
        <table:table-row table:style-name="ro1">
          <table:table-cell table:formula="of:=IF([.B324]=([.B323]+2);&quot;Fehler&quot;;&quot;&quot;)">
            <text:p/>
          </table:table-cell>
          <table:table-cell table:formula="of:=IF(LEN([.C324])=1;0;IF(LEN([.C324])=2;1;IF(LEN([.C324])=3;2;IF(LEN([.C324])=5;3;IF(LEN([.C324])=6;4;IF(LEN([.C324])=7;5;&quot;Fehler&quot;))))))" office:value-type="float" office:value="2" calcext:value-type="float">
            <text:p>2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AFRIKANISCHE INSELN KUESTENNAHE INSELN S. DIE BETR. LAENDER</text:p>
          </table:table-cell>
          <table:table-cell table:number-columns-repeated="5"/>
        </table:table-row>
        <table:table-row table:style-name="ro1">
          <table:table-cell table:formula="of:=IF([.B325]=([.B324]+2);&quot;Fehler&quot;;&quot;&quot;)">
            <text:p/>
          </table:table-cell>
          <table:table-cell table:formula="of:=IF(LEN([.C325])=1;0;IF(LEN([.C325])=2;1;IF(LEN([.C325])=3;2;IF(LEN([.C325])=5;3;IF(LEN([.C325])=6;4;IF(LEN([.C325])=7;5;&quot;Fehler&quot;))))))" office:value-type="float" office:value="3" calcext:value-type="float">
            <text:p>3</text:p>
          </table:table-cell>
          <table:table-cell office:value-type="string" calcext:value-type="string">
            <text:p>CHN 1</text:p>
          </table:table-cell>
          <table:table-cell office:value-type="string" calcext:value-type="string">
            <text:p>MADEIRA <text:s/>AZOREN <text:s/>PORTO SANTO</text:p>
          </table:table-cell>
          <table:table-cell table:number-columns-repeated="5"/>
        </table:table-row>
        <table:table-row table:style-name="ro1">
          <table:table-cell table:formula="of:=IF([.B326]=([.B325]+2);&quot;Fehler&quot;;&quot;&quot;)">
            <text:p/>
          </table:table-cell>
          <table:table-cell table:formula="of:=IF(LEN([.C326])=1;0;IF(LEN([.C326])=2;1;IF(LEN([.C326])=3;2;IF(LEN([.C326])=5;3;IF(LEN([.C326])=6;4;IF(LEN([.C326])=7;5;&quot;Fehler&quot;))))))" office:value-type="float" office:value="3" calcext:value-type="float">
            <text:p>3</text:p>
          </table:table-cell>
          <table:table-cell office:value-type="string" calcext:value-type="string">
            <text:p>CHN 2</text:p>
          </table:table-cell>
          <table:table-cell office:value-type="string" calcext:value-type="string">
            <text:p>KANARISCHE INSELN</text:p>
          </table:table-cell>
          <table:table-cell table:number-columns-repeated="5"/>
        </table:table-row>
        <table:table-row table:style-name="ro1">
          <table:table-cell table:formula="of:=IF([.B327]=([.B326]+2);&quot;Fehler&quot;;&quot;&quot;)">
            <text:p/>
          </table:table-cell>
          <table:table-cell table:formula="of:=IF(LEN([.C327])=1;0;IF(LEN([.C327])=2;1;IF(LEN([.C327])=3;2;IF(LEN([.C327])=5;3;IF(LEN([.C327])=6;4;IF(LEN([.C327])=7;5;&quot;Fehler&quot;))))))" office:value-type="float" office:value="3" calcext:value-type="float">
            <text:p>3</text:p>
          </table:table-cell>
          <table:table-cell office:value-type="string" calcext:value-type="string">
            <text:p>CHN 3</text:p>
          </table:table-cell>
          <table:table-cell office:value-type="string" calcext:value-type="string">
            <text:p>KAPVERDISCHE INSELN</text:p>
          </table:table-cell>
          <table:table-cell table:number-columns-repeated="5"/>
        </table:table-row>
        <table:table-row table:style-name="ro1">
          <table:table-cell table:formula="of:=IF([.B328]=([.B327]+2);&quot;Fehler&quot;;&quot;&quot;)">
            <text:p/>
          </table:table-cell>
          <table:table-cell table:formula="of:=IF(LEN([.C328])=1;0;IF(LEN([.C328])=2;1;IF(LEN([.C328])=3;2;IF(LEN([.C328])=5;3;IF(LEN([.C328])=6;4;IF(LEN([.C328])=7;5;&quot;Fehler&quot;))))))" office:value-type="float" office:value="3" calcext:value-type="float">
            <text:p>3</text:p>
          </table:table-cell>
          <table:table-cell office:value-type="string" calcext:value-type="string">
            <text:p>CHN 4</text:p>
          </table:table-cell>
          <table:table-cell office:value-type="string" calcext:value-type="string">
            <text:p>MADAGASKAR <text:s/>SEYCHELLEN KOMOREN</text:p>
          </table:table-cell>
          <table:table-cell table:number-columns-repeated="5"/>
        </table:table-row>
        <table:table-row table:style-name="ro1">
          <table:table-cell table:formula="of:=IF([.B329]=([.B328]+2);&quot;Fehler&quot;;&quot;&quot;)">
            <text:p/>
          </table:table-cell>
          <table:table-cell table:formula="of:=IF(LEN([.C329])=1;0;IF(LEN([.C329])=2;1;IF(LEN([.C329])=3;2;IF(LEN([.C329])=5;3;IF(LEN([.C329])=6;4;IF(LEN([.C329])=7;5;&quot;Fehler&quot;))))))" office:value-type="float" office:value="1" calcext:value-type="float">
            <text:p>1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AMERIKA</text:p>
          </table:table-cell>
          <table:table-cell table:number-columns-repeated="5"/>
        </table:table-row>
        <table:table-row table:style-name="ro1">
          <table:table-cell table:formula="of:=IF([.B330]=([.B329]+2);&quot;Fehler&quot;;&quot;&quot;)">
            <text:p/>
          </table:table-cell>
          <table:table-cell table:formula="of:=IF(LEN([.C330])=1;0;IF(LEN([.C330])=2;1;IF(LEN([.C330])=3;2;IF(LEN([.C330])=5;3;IF(LEN([.C330])=6;4;IF(LEN([.C330])=7;5;&quot;Fehler&quot;))))))" office:value-type="float" office:value="2" calcext:value-type="float">
            <text:p>2</text:p>
          </table:table-cell>
          <table:table-cell office:value-type="string" calcext:value-type="string">
            <text:p>CKK</text:p>
          </table:table-cell>
          <table:table-cell office:value-type="string" calcext:value-type="string">
            <text:p>NORDAMERIKA</text:p>
          </table:table-cell>
          <table:table-cell table:number-columns-repeated="5"/>
        </table:table-row>
        <table:table-row table:style-name="ro1">
          <table:table-cell table:formula="of:=IF([.B331]=([.B330]+2);&quot;Fehler&quot;;&quot;&quot;)">
            <text:p/>
          </table:table-cell>
          <table:table-cell table:formula="of:=IF(LEN([.C331])=1;0;IF(LEN([.C331])=2;1;IF(LEN([.C331])=3;2;IF(LEN([.C331])=5;3;IF(LEN([.C331])=6;4;IF(LEN([.C331])=7;5;&quot;Fehler&quot;))))))" office:value-type="float" office:value="3" calcext:value-type="float">
            <text:p>3</text:p>
          </table:table-cell>
          <table:table-cell office:value-type="string" calcext:value-type="string">
            <text:p>CKK 1</text:p>
          </table:table-cell>
          <table:table-cell office:value-type="string" calcext:value-type="string">
            <text:p>KANADA</text:p>
          </table:table-cell>
          <table:table-cell table:number-columns-repeated="5"/>
        </table:table-row>
        <table:table-row table:style-name="ro1">
          <table:table-cell table:formula="of:=IF([.B332]=([.B331]+2);&quot;Fehler&quot;;&quot;&quot;)">
            <text:p/>
          </table:table-cell>
          <table:table-cell table:formula="of:=IF(LEN([.C332])=1;0;IF(LEN([.C332])=2;1;IF(LEN([.C332])=3;2;IF(LEN([.C332])=5;3;IF(LEN([.C332])=6;4;IF(LEN([.C332])=7;5;&quot;Fehler&quot;))))))" office:value-type="float" office:value="3" calcext:value-type="float">
            <text:p>3</text:p>
          </table:table-cell>
          <table:table-cell office:value-type="string" calcext:value-type="string">
            <text:p>CKK 2</text:p>
          </table:table-cell>
          <table:table-cell office:value-type="string" calcext:value-type="string">
            <text:p>USA (VEREINIGTE STAATEN)</text:p>
          </table:table-cell>
          <table:table-cell table:number-columns-repeated="5"/>
        </table:table-row>
        <table:table-row table:style-name="ro1">
          <table:table-cell table:formula="of:=IF([.B333]=([.B332]+2);&quot;Fehler&quot;;&quot;&quot;)">
            <text:p/>
          </table:table-cell>
          <table:table-cell table:formula="of:=IF(LEN([.C333])=1;0;IF(LEN([.C333])=2;1;IF(LEN([.C333])=3;2;IF(LEN([.C333])=5;3;IF(LEN([.C333])=6;4;IF(LEN([.C333])=7;5;&quot;Fehler&quot;))))))" office:value-type="float" office:value="4" calcext:value-type="float">
            <text:p>4</text:p>
          </table:table-cell>
          <table:table-cell office:value-type="string" calcext:value-type="string">
            <text:p>CKK 21</text:p>
          </table:table-cell>
          <table:table-cell office:value-type="string" calcext:value-type="string">
            <text:p>ATLANTIKKUESTE</text:p>
          </table:table-cell>
          <table:table-cell table:number-columns-repeated="5"/>
        </table:table-row>
        <table:table-row table:style-name="ro1">
          <table:table-cell table:formula="of:=IF([.B334]=([.B333]+2);&quot;Fehler&quot;;&quot;&quot;)">
            <text:p/>
          </table:table-cell>
          <table:table-cell table:formula="of:=IF(LEN([.C334])=1;0;IF(LEN([.C334])=2;1;IF(LEN([.C334])=3;2;IF(LEN([.C334])=5;3;IF(LEN([.C334])=6;4;IF(LEN([.C334])=7;5;&quot;Fehler&quot;))))))" office:value-type="float" office:value="4" calcext:value-type="float">
            <text:p>4</text:p>
          </table:table-cell>
          <table:table-cell office:value-type="string" calcext:value-type="string">
            <text:p>CKK 22</text:p>
          </table:table-cell>
          <table:table-cell office:value-type="string" calcext:value-type="string">
            <text:p>NORDOSTSTAATEN <text:s/>NEUENGLAND</text:p>
          </table:table-cell>
          <table:table-cell table:number-columns-repeated="5"/>
        </table:table-row>
        <table:table-row table:style-name="ro1">
          <table:table-cell table:formula="of:=IF([.B335]=([.B334]+2);&quot;Fehler&quot;;&quot;&quot;)">
            <text:p/>
          </table:table-cell>
          <table:table-cell table:formula="of:=IF(LEN([.C335])=1;0;IF(LEN([.C335])=2;1;IF(LEN([.C335])=3;2;IF(LEN([.C335])=5;3;IF(LEN([.C335])=6;4;IF(LEN([.C335])=7;5;&quot;Fehler&quot;))))))" office:value-type="float" office:value="5" calcext:value-type="float">
            <text:p>5</text:p>
          </table:table-cell>
          <table:table-cell office:value-type="string" calcext:value-type="string">
            <text:p>CKK 220</text:p>
          </table:table-cell>
          <table:table-cell office:value-type="string" calcext:value-type="string">
            <text:p>NEW YORK</text:p>
          </table:table-cell>
          <table:table-cell table:number-columns-repeated="5"/>
        </table:table-row>
        <table:table-row table:style-name="ro1">
          <table:table-cell table:formula="of:=IF([.B336]=([.B335]+2);&quot;Fehler&quot;;&quot;&quot;)">
            <text:p/>
          </table:table-cell>
          <table:table-cell table:formula="of:=IF(LEN([.C336])=1;0;IF(LEN([.C336])=2;1;IF(LEN([.C336])=3;2;IF(LEN([.C336])=5;3;IF(LEN([.C336])=6;4;IF(LEN([.C336])=7;5;&quot;Fehler&quot;))))))" office:value-type="float" office:value="4" calcext:value-type="float">
            <text:p>4</text:p>
          </table:table-cell>
          <table:table-cell office:value-type="string" calcext:value-type="string">
            <text:p>CKK 23</text:p>
          </table:table-cell>
          <table:table-cell office:value-type="string" calcext:value-type="string">
            <text:p>SUEDSTAATEN</text:p>
          </table:table-cell>
          <table:table-cell table:number-columns-repeated="5"/>
        </table:table-row>
        <table:table-row table:style-name="ro1">
          <table:table-cell table:formula="of:=IF([.B337]=([.B336]+2);&quot;Fehler&quot;;&quot;&quot;)">
            <text:p/>
          </table:table-cell>
          <table:table-cell table:formula="of:=IF(LEN([.C337])=1;0;IF(LEN([.C337])=2;1;IF(LEN([.C337])=3;2;IF(LEN([.C337])=5;3;IF(LEN([.C337])=6;4;IF(LEN([.C337])=7;5;&quot;Fehler&quot;))))))" office:value-type="float" office:value="4" calcext:value-type="float">
            <text:p>4</text:p>
          </table:table-cell>
          <table:table-cell office:value-type="string" calcext:value-type="string">
            <text:p>CKK 25</text:p>
          </table:table-cell>
          <table:table-cell office:value-type="string" calcext:value-type="string">
            <text:p>DER WESTEN <text:s/>GREAT PLAINS</text:p>
          </table:table-cell>
          <table:table-cell table:number-columns-repeated="5"/>
        </table:table-row>
        <table:table-row table:style-name="ro1">
          <table:table-cell table:formula="of:=IF([.B338]=([.B337]+2);&quot;Fehler&quot;;&quot;&quot;)">
            <text:p/>
          </table:table-cell>
          <table:table-cell table:formula="of:=IF(LEN([.C338])=1;0;IF(LEN([.C338])=2;1;IF(LEN([.C338])=3;2;IF(LEN([.C338])=5;3;IF(LEN([.C338])=6;4;IF(LEN([.C338])=7;5;&quot;Fehler&quot;))))))" office:value-type="float" office:value="5" calcext:value-type="float">
            <text:p>5</text:p>
          </table:table-cell>
          <table:table-cell office:value-type="string" calcext:value-type="string">
            <text:p>CKK 253</text:p>
          </table:table-cell>
          <table:table-cell office:value-type="string" calcext:value-type="string">
            <text:p>MITTLERER WESTEN <text:s/>GROSSE SEEN</text:p>
          </table:table-cell>
          <table:table-cell table:number-columns-repeated="5"/>
        </table:table-row>
        <table:table-row table:style-name="ro1">
          <table:table-cell table:formula="of:=IF([.B339]=([.B338]+2);&quot;Fehler&quot;;&quot;&quot;)">
            <text:p/>
          </table:table-cell>
          <table:table-cell table:formula="of:=IF(LEN([.C339])=1;0;IF(LEN([.C339])=2;1;IF(LEN([.C339])=3;2;IF(LEN([.C339])=5;3;IF(LEN([.C339])=6;4;IF(LEN([.C339])=7;5;&quot;Fehler&quot;))))))" office:value-type="float" office:value="5" calcext:value-type="float">
            <text:p>5</text:p>
          </table:table-cell>
          <table:table-cell office:value-type="string" calcext:value-type="string">
            <text:p>CKK 256</text:p>
          </table:table-cell>
          <table:table-cell office:value-type="string" calcext:value-type="string">
            <text:p>ROCKY MOUNTAINS <text:s/>SUEDWESTSTAATEN</text:p>
          </table:table-cell>
          <table:table-cell table:number-columns-repeated="5"/>
        </table:table-row>
        <table:table-row table:style-name="ro1">
          <table:table-cell table:formula="of:=IF([.B340]=([.B339]+2);&quot;Fehler&quot;;&quot;&quot;)">
            <text:p/>
          </table:table-cell>
          <table:table-cell table:formula="of:=IF(LEN([.C340])=1;0;IF(LEN([.C340])=2;1;IF(LEN([.C340])=3;2;IF(LEN([.C340])=5;3;IF(LEN([.C340])=6;4;IF(LEN([.C340])=7;5;&quot;Fehler&quot;))))))" office:value-type="float" office:value="5" calcext:value-type="float">
            <text:p>5</text:p>
          </table:table-cell>
          <table:table-cell office:value-type="string" calcext:value-type="string">
            <text:p>CKK 259</text:p>
          </table:table-cell>
          <table:table-cell office:value-type="string" calcext:value-type="string">
            <text:p>PAZIFIKKUESTE</text:p>
          </table:table-cell>
          <table:table-cell table:number-columns-repeated="5"/>
        </table:table-row>
        <table:table-row table:style-name="ro1">
          <table:table-cell table:formula="of:=IF([.B341]=([.B340]+2);&quot;Fehler&quot;;&quot;&quot;)">
            <text:p/>
          </table:table-cell>
          <table:table-cell table:formula="of:=IF(LEN([.C341])=1;0;IF(LEN([.C341])=2;1;IF(LEN([.C341])=3;2;IF(LEN([.C341])=5;3;IF(LEN([.C341])=6;4;IF(LEN([.C341])=7;5;&quot;Fehler&quot;))))))" office:value-type="float" office:value="4" calcext:value-type="float">
            <text:p>4</text:p>
          </table:table-cell>
          <table:table-cell office:value-type="string" calcext:value-type="string">
            <text:p>CKK 29</text:p>
          </table:table-cell>
          <table:table-cell office:value-type="string" calcext:value-type="string">
            <text:p>ALASKA</text:p>
          </table:table-cell>
          <table:table-cell table:number-columns-repeated="5"/>
        </table:table-row>
        <table:table-row table:style-name="ro1">
          <table:table-cell table:formula="of:=IF([.B342]=([.B341]+2);&quot;Fehler&quot;;&quot;&quot;)">
            <text:p/>
          </table:table-cell>
          <table:table-cell table:formula="of:=IF(LEN([.C342])=1;0;IF(LEN([.C342])=2;1;IF(LEN([.C342])=3;2;IF(LEN([.C342])=5;3;IF(LEN([.C342])=6;4;IF(LEN([.C342])=7;5;&quot;Fehler&quot;))))))" office:value-type="float" office:value="2" calcext:value-type="float">
            <text:p>2</text:p>
          </table:table-cell>
          <table:table-cell office:value-type="string" calcext:value-type="string">
            <text:p>CKL</text:p>
          </table:table-cell>
          <table:table-cell office:value-type="string" calcext:value-type="string">
            <text:p>MITTELAMERIKA <text:s/>MEXIKO <text:s/>WESTINDISCHE INSELN</text:p>
          </table:table-cell>
          <table:table-cell table:number-columns-repeated="5"/>
        </table:table-row>
        <table:table-row table:style-name="ro1">
          <table:table-cell table:formula="of:=IF([.B343]=([.B342]+2);&quot;Fehler&quot;;&quot;&quot;)">
            <text:p/>
          </table:table-cell>
          <table:table-cell table:formula="of:=IF(LEN([.C343])=1;0;IF(LEN([.C343])=2;1;IF(LEN([.C343])=3;2;IF(LEN([.C343])=5;3;IF(LEN([.C343])=6;4;IF(LEN([.C343])=7;5;&quot;Fehler&quot;))))))" office:value-type="float" office:value="3" calcext:value-type="float">
            <text:p>3</text:p>
          </table:table-cell>
          <table:table-cell office:value-type="string" calcext:value-type="string">
            <text:p>CKL 1</text:p>
          </table:table-cell>
          <table:table-cell office:value-type="string" calcext:value-type="string">
            <text:p>MEXIKO</text:p>
          </table:table-cell>
          <table:table-cell table:number-columns-repeated="5"/>
        </table:table-row>
        <table:table-row table:style-name="ro1">
          <table:table-cell table:formula="of:=IF([.B344]=([.B343]+2);&quot;Fehler&quot;;&quot;&quot;)">
            <text:p/>
          </table:table-cell>
          <table:table-cell table:formula="of:=IF(LEN([.C344])=1;0;IF(LEN([.C344])=2;1;IF(LEN([.C344])=3;2;IF(LEN([.C344])=5;3;IF(LEN([.C344])=6;4;IF(LEN([.C344])=7;5;&quot;Fehler&quot;))))))" office:value-type="float" office:value="3" calcext:value-type="float">
            <text:p>3</text:p>
          </table:table-cell>
          <table:table-cell office:value-type="string" calcext:value-type="string">
            <text:p>CKL 2</text:p>
          </table:table-cell>
          <table:table-cell office:value-type="string" calcext:value-type="string">
            <text:p>MITTELAMERIKA</text:p>
          </table:table-cell>
          <table:table-cell table:number-columns-repeated="5"/>
        </table:table-row>
        <table:table-row table:style-name="ro1">
          <table:table-cell table:formula="of:=IF([.B345]=([.B344]+2);&quot;Fehler&quot;;&quot;&quot;)">
            <text:p/>
          </table:table-cell>
          <table:table-cell table:formula="of:=IF(LEN([.C345])=1;0;IF(LEN([.C345])=2;1;IF(LEN([.C345])=3;2;IF(LEN([.C345])=5;3;IF(LEN([.C345])=6;4;IF(LEN([.C345])=7;5;&quot;Fehler&quot;))))))" office:value-type="float" office:value="3" calcext:value-type="float">
            <text:p>3</text:p>
          </table:table-cell>
          <table:table-cell office:value-type="string" calcext:value-type="string">
            <text:p>CKL 3</text:p>
          </table:table-cell>
          <table:table-cell office:value-type="string" calcext:value-type="string">
            <text:p>WESTINDISCHE INSELN</text:p>
          </table:table-cell>
          <table:table-cell table:number-columns-repeated="5"/>
        </table:table-row>
        <table:table-row table:style-name="ro1">
          <table:table-cell table:formula="of:=IF([.B346]=([.B345]+2);&quot;Fehler&quot;;&quot;&quot;)">
            <text:p/>
          </table:table-cell>
          <table:table-cell table:formula="of:=IF(LEN([.C346])=1;0;IF(LEN([.C346])=2;1;IF(LEN([.C346])=3;2;IF(LEN([.C346])=5;3;IF(LEN([.C346])=6;4;IF(LEN([.C346])=7;5;&quot;Fehler&quot;))))))" office:value-type="float" office:value="2" calcext:value-type="float">
            <text:p>2</text:p>
          </table:table-cell>
          <table:table-cell office:value-type="string" calcext:value-type="string">
            <text:p>CKM</text:p>
          </table:table-cell>
          <table:table-cell office:value-type="string" calcext:value-type="string">
            <text:p>SUEDAMERIKA</text:p>
          </table:table-cell>
          <table:table-cell table:number-columns-repeated="5"/>
        </table:table-row>
        <table:table-row table:style-name="ro1">
          <table:table-cell table:formula="of:=IF([.B347]=([.B346]+2);&quot;Fehler&quot;;&quot;&quot;)">
            <text:p/>
          </table:table-cell>
          <table:table-cell table:formula="of:=IF(LEN([.C347])=1;0;IF(LEN([.C347])=2;1;IF(LEN([.C347])=3;2;IF(LEN([.C347])=5;3;IF(LEN([.C347])=6;4;IF(LEN([.C347])=7;5;&quot;Fehler&quot;))))))" office:value-type="float" office:value="3" calcext:value-type="float">
            <text:p>3</text:p>
          </table:table-cell>
          <table:table-cell office:value-type="string" calcext:value-type="string">
            <text:p>CKM 1</text:p>
          </table:table-cell>
          <table:table-cell office:value-type="string" calcext:value-type="string">
            <text:p>VENEZUELA <text:s/>KOLUMBIEN <text:s/>GUYANA <text:s/>SURINAME</text:p>
          </table:table-cell>
          <table:table-cell table:number-columns-repeated="5"/>
        </table:table-row>
        <table:table-row table:style-name="ro1">
          <table:table-cell table:formula="of:=IF([.B348]=([.B347]+2);&quot;Fehler&quot;;&quot;&quot;)">
            <text:p/>
          </table:table-cell>
          <table:table-cell table:formula="of:=IF(LEN([.C348])=1;0;IF(LEN([.C348])=2;1;IF(LEN([.C348])=3;2;IF(LEN([.C348])=5;3;IF(LEN([.C348])=6;4;IF(LEN([.C348])=7;5;&quot;Fehler&quot;))))))" office:value-type="float" office:value="3" calcext:value-type="float">
            <text:p>3</text:p>
          </table:table-cell>
          <table:table-cell office:value-type="string" calcext:value-type="string">
            <text:p>CKM 2</text:p>
          </table:table-cell>
          <table:table-cell office:value-type="string" calcext:value-type="string">
            <text:p>ECUADOR <text:s/>PERU <text:s/>BOLIVIEN <text:s/>CHILE <text:s/>GALAPAGOS-INSELN</text:p>
          </table:table-cell>
          <table:table-cell table:number-columns-repeated="5"/>
        </table:table-row>
        <table:table-row table:style-name="ro1">
          <table:table-cell table:formula="of:=IF([.B349]=([.B348]+2);&quot;Fehler&quot;;&quot;&quot;)">
            <text:p/>
          </table:table-cell>
          <table:table-cell table:formula="of:=IF(LEN([.C349])=1;0;IF(LEN([.C349])=2;1;IF(LEN([.C349])=3;2;IF(LEN([.C349])=5;3;IF(LEN([.C349])=6;4;IF(LEN([.C349])=7;5;&quot;Fehler&quot;))))))" office:value-type="float" office:value="3" calcext:value-type="float">
            <text:p>3</text:p>
          </table:table-cell>
          <table:table-cell office:value-type="string" calcext:value-type="string">
            <text:p>CKM 3</text:p>
          </table:table-cell>
          <table:table-cell office:value-type="string" calcext:value-type="string">
            <text:p>BRASILIEN <text:s/>AMAZONAS-GEBIET</text:p>
          </table:table-cell>
          <table:table-cell table:number-columns-repeated="5"/>
        </table:table-row>
        <table:table-row table:style-name="ro1">
          <table:table-cell table:formula="of:=IF([.B350]=([.B349]+2);&quot;Fehler&quot;;&quot;&quot;)">
            <text:p/>
          </table:table-cell>
          <table:table-cell table:formula="of:=IF(LEN([.C350])=1;0;IF(LEN([.C350])=2;1;IF(LEN([.C350])=3;2;IF(LEN([.C350])=5;3;IF(LEN([.C350])=6;4;IF(LEN([.C350])=7;5;&quot;Fehler&quot;))))))" office:value-type="float" office:value="3" calcext:value-type="float">
            <text:p>3</text:p>
          </table:table-cell>
          <table:table-cell office:value-type="string" calcext:value-type="string">
            <text:p>CKM 4</text:p>
          </table:table-cell>
          <table:table-cell office:value-type="string" calcext:value-type="string">
            <text:p>ARGENTINIEN <text:s/>PARAGUAY <text:s/>URUGUAY <text:s/>FALKLAND-INSELN</text:p>
          </table:table-cell>
          <table:table-cell table:number-columns-repeated="5"/>
        </table:table-row>
        <table:table-row table:style-name="ro1">
          <table:table-cell table:formula="of:=IF([.B351]=([.B350]+2);&quot;Fehler&quot;;&quot;&quot;)">
            <text:p/>
          </table:table-cell>
          <table:table-cell table:formula="of:=IF(LEN([.C351])=1;0;IF(LEN([.C351])=2;1;IF(LEN([.C351])=3;2;IF(LEN([.C351])=5;3;IF(LEN([.C351])=6;4;IF(LEN([.C351])=7;5;&quot;Fehler&quot;))))))"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AUSTRALIEN <text:s/>NEUSEELAND <text:s/>OZEANIEN : GESAMTDARSTELLUNGEN</text:p>
          </table:table-cell>
          <table:table-cell table:number-columns-repeated="5"/>
        </table:table-row>
        <table:table-row table:style-name="ro1">
          <table:table-cell table:formula="of:=IF([.B352]=([.B351]+2);&quot;Fehler&quot;;&quot;&quot;)">
            <text:p/>
          </table:table-cell>
          <table:table-cell table:formula="of:=IF(LEN([.C352])=1;0;IF(LEN([.C352])=2;1;IF(LEN([.C352])=3;2;IF(LEN([.C352])=5;3;IF(LEN([.C352])=6;4;IF(LEN([.C352])=7;5;&quot;Fehler&quot;))))))" office:value-type="float" office:value="2" calcext:value-type="float">
            <text:p>2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AUSTRALISCHES FESTLAND <text:s/>TASMANIEN <text:s/>NEUSEELAND</text:p>
          </table:table-cell>
          <table:table-cell table:number-columns-repeated="5"/>
        </table:table-row>
        <table:table-row table:style-name="ro1">
          <table:table-cell table:formula="of:=IF([.B353]=([.B352]+2);&quot;Fehler&quot;;&quot;&quot;)">
            <text:p/>
          </table:table-cell>
          <table:table-cell table:formula="of:=IF(LEN([.C353])=1;0;IF(LEN([.C353])=2;1;IF(LEN([.C353])=3;2;IF(LEN([.C353])=5;3;IF(LEN([.C353])=6;4;IF(LEN([.C353])=7;5;&quot;Fehler&quot;))))))" office:value-type="float" office:value="2" calcext:value-type="float">
            <text:p>2</text:p>
          </table:table-cell>
          <table:table-cell office:value-type="string" calcext:value-type="string">
            <text:p>CLL</text:p>
          </table:table-cell>
          <table:table-cell office:value-type="string" calcext:value-type="string">
            <text:p>MELANESIEN</text:p>
          </table:table-cell>
          <table:table-cell table:number-columns-repeated="5"/>
        </table:table-row>
        <table:table-row table:style-name="ro1">
          <table:table-cell table:formula="of:=IF([.B354]=([.B353]+2);&quot;Fehler&quot;;&quot;&quot;)">
            <text:p/>
          </table:table-cell>
          <table:table-cell table:formula="of:=IF(LEN([.C354])=1;0;IF(LEN([.C354])=2;1;IF(LEN([.C354])=3;2;IF(LEN([.C354])=5;3;IF(LEN([.C354])=6;4;IF(LEN([.C354])=7;5;&quot;Fehler&quot;))))))" office:value-type="float" office:value="2" calcext:value-type="float">
            <text:p>2</text:p>
          </table:table-cell>
          <table:table-cell office:value-type="string" calcext:value-type="string">
            <text:p>CLM</text:p>
          </table:table-cell>
          <table:table-cell office:value-type="string" calcext:value-type="string">
            <text:p>POLYNESIEN <text:s/>MIKRONESIEN</text:p>
          </table:table-cell>
          <table:table-cell table:number-columns-repeated="5"/>
        </table:table-row>
        <table:table-row table:style-name="ro1">
          <table:table-cell table:formula="of:=IF([.B355]=([.B354]+2);&quot;Fehler&quot;;&quot;&quot;)">
            <text:p/>
          </table:table-cell>
          <table:table-cell table:formula="of:=IF(LEN([.C355])=1;0;IF(LEN([.C355])=2;1;IF(LEN([.C355])=3;2;IF(LEN([.C355])=5;3;IF(LEN([.C355])=6;4;IF(LEN([.C355])=7;5;&quot;Fehler&quot;))))))"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POLARGEBIET</text:p>
          </table:table-cell>
          <table:table-cell table:number-columns-repeated="5"/>
        </table:table-row>
        <table:table-row table:style-name="ro1">
          <table:table-cell table:formula="of:=IF([.B356]=([.B355]+2);&quot;Fehler&quot;;&quot;&quot;)">
            <text:p/>
          </table:table-cell>
          <table:table-cell table:formula="of:=IF(LEN([.C356])=1;0;IF(LEN([.C356])=2;1;IF(LEN([.C356])=3;2;IF(LEN([.C356])=5;3;IF(LEN([.C356])=6;4;IF(LEN([.C356])=7;5;&quot;Fehler&quot;))))))" office:value-type="float" office:value="2" calcext:value-type="float">
            <text:p>2</text:p>
          </table:table-cell>
          <table:table-cell office:value-type="string" calcext:value-type="string">
            <text:p>CMK</text:p>
          </table:table-cell>
          <table:table-cell office:value-type="string" calcext:value-type="string">
            <text:p>ARKTIS (NORDPOLARGEBIET)</text:p>
          </table:table-cell>
          <table:table-cell table:number-columns-repeated="5"/>
        </table:table-row>
        <table:table-row table:style-name="ro1">
          <table:table-cell table:formula="of:=IF([.B357]=([.B356]+2);&quot;Fehler&quot;;&quot;&quot;)">
            <text:p/>
          </table:table-cell>
          <table:table-cell table:formula="of:=IF(LEN([.C357])=1;0;IF(LEN([.C357])=2;1;IF(LEN([.C357])=3;2;IF(LEN([.C357])=5;3;IF(LEN([.C357])=6;4;IF(LEN([.C357])=7;5;&quot;Fehler&quot;))))))" office:value-type="float" office:value="2" calcext:value-type="float">
            <text:p>2</text:p>
          </table:table-cell>
          <table:table-cell office:value-type="string" calcext:value-type="string">
            <text:p>CML</text:p>
          </table:table-cell>
          <table:table-cell office:value-type="string" calcext:value-type="string">
            <text:p>ANTARKTIS (SUEDPOLARGEBIET)</text:p>
          </table:table-cell>
          <table:table-cell table:number-columns-repeated="5"/>
        </table:table-row>
        <table:table-row table:style-name="ro1">
          <table:table-cell table:formula="of:=IF([.B358]=([.B357]+2);&quot;Fehler&quot;;&quot;&quot;)">
            <text:p/>
          </table:table-cell>
          <table:table-cell table:formula="of:=IF(LEN([.C358])=1;0;IF(LEN([.C358])=2;1;IF(LEN([.C358])=3;2;IF(LEN([.C358])=5;3;IF(LEN([.C358])=6;4;IF(LEN([.C358])=7;5;&quot;Fehler&quot;))))))" office:value-type="float" office:value="2" calcext:value-type="float">
            <text:p>2</text:p>
          </table:table-cell>
          <table:table-cell office:value-type="string" calcext:value-type="string">
            <text:p>CYB</text:p>
          </table:table-cell>
          <table:table-cell office:value-type="string" calcext:value-type="string">
            <text:p>BIOGRAPHIEN VON GEOGRAPHEN, LAENDER- UND VOELKERKUNDLERN, FORSCHUNGSREISENDEN UND ENTDECKUNGSREISENDEN</text:p>
          </table:table-cell>
          <table:table-cell table:number-columns-repeated="5"/>
        </table:table-row>
        <table:table-row table:style-name="ro1">
          <table:table-cell table:formula="of:=IF([.B359]=([.B358]+2);&quot;Fehler&quot;;&quot;&quot;)">
            <text:p/>
          </table:table-cell>
          <table:table-cell table:formula="of:=IF(LEN([.C359])=1;0;IF(LEN([.C359])=2;1;IF(LEN([.C359])=3;2;IF(LEN([.C359])=5;3;IF(LEN([.C359])=6;4;IF(LEN([.C359])=7;5;&quot;Fehler&quot;))))))" office:value-type="float" office:value="3" calcext:value-type="float">
            <text:p>3</text:p>
          </table:table-cell>
          <table:table-cell office:value-type="string" calcext:value-type="string">
            <text:p>CYB 1</text:p>
          </table:table-cell>
          <table:table-cell office:value-type="string" calcext:value-type="string">
            <text:p>BIOGRAPHIEN MEHRERER GEOGRAPHEN, LAENDER- UND VOELKERKUNDLER, FORSCHUNGSREISENDER UND ENTDECKUNGSREISENDER</text:p>
          </table:table-cell>
          <table:table-cell table:number-columns-repeated="5"/>
        </table:table-row>
        <table:table-row table:style-name="ro1">
          <table:table-cell table:formula="of:=IF([.B360]=([.B359]+2);&quot;Fehler&quot;;&quot;&quot;)">
            <text:p/>
          </table:table-cell>
          <table:table-cell table:formula="of:=IF(LEN([.C360])=1;0;IF(LEN([.C360])=2;1;IF(LEN([.C360])=3;2;IF(LEN([.C360])=5;3;IF(LEN([.C360])=6;4;IF(LEN([.C360])=7;5;&quot;Fehler&quot;))))))" office:value-type="float" office:value="3" calcext:value-type="float">
            <text:p>3</text:p>
          </table:table-cell>
          <table:table-cell office:value-type="string" calcext:value-type="string">
            <text:p>CYB 2</text:p>
          </table:table-cell>
          <table:table-cell office:value-type="string" calcext:value-type="string">
            <text:p>BIOGRAPHIEN EINZELNER GEOGRAPHEN, LAENDER- UND VOELKERKUNDLER, FORSCHUNGSREISENDER UND ENTDECKUNGSREISENDER (ALPHABETISCH NACH BIOGRAPHIERTEN)</text:p>
          </table:table-cell>
          <table:table-cell table:number-columns-repeated="5"/>
        </table:table-row>
        <table:table-row table:style-name="ro1">
          <table:table-cell table:formula="of:=IF([.B361]=([.B360]+2);&quot;Fehler&quot;;&quot;&quot;)">
            <text:p/>
          </table:table-cell>
          <table:table-cell table:formula="of:=IF(LEN([.C361])=1;0;IF(LEN([.C361])=2;1;IF(LEN([.C361])=3;2;IF(LEN([.C361])=5;3;IF(LEN([.C361])=6;4;IF(LEN([.C361])=7;5;&quot;Fehler&quot;))))))" office:value-type="float" office:value="1" calcext:value-type="float">
            <text:p>1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[.B362]=([.B361]+2);&quot;Fehler&quot;;&quot;&quot;)">
            <text:p/>
          </table:table-cell>
          <table:table-cell table:formula="of:=IF(LEN([.C362])=1;0;IF(LEN([.C362])=2;1;IF(LEN([.C362])=3;2;IF(LEN([.C362])=5;3;IF(LEN([.C362])=6;4;IF(LEN([.C362])=7;5;&quot;Fehler&quot;))))))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EIMATKUNDE</text:p>
          </table:table-cell>
          <table:table-cell table:number-columns-repeated="5"/>
        </table:table-row>
        <table:table-row table:style-name="ro1">
          <table:table-cell table:formula="of:=IF([.B363]=([.B362]+2);&quot;Fehler&quot;;&quot;&quot;)">
            <text:p/>
          </table:table-cell>
          <table:table-cell table:formula="of:=IF(LEN([.C363])=1;0;IF(LEN([.C363])=2;1;IF(LEN([.C363])=3;2;IF(LEN([.C363])=5;3;IF(LEN([.C363])=6;4;IF(LEN([.C363])=7;5;&quot;Fehler&quot;))))))" office:value-type="float" office:value="1" calcext:value-type="float">
            <text:p>1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ALLGEMEINES <text:s/>DARSTELLUNGEN AUS MEHREREN SACHGEBIETEN</text:p>
          </table:table-cell>
          <table:table-cell table:number-columns-repeated="5"/>
        </table:table-row>
        <table:table-row table:style-name="ro1">
          <table:table-cell table:formula="of:=IF([.B364]=([.B363]+2);&quot;Fehler&quot;;&quot;&quot;)">
            <text:p/>
          </table:table-cell>
          <table:table-cell table:formula="of:=IF(LEN([.C364])=1;0;IF(LEN([.C364])=2;1;IF(LEN([.C364])=3;2;IF(LEN([.C364])=5;3;IF(LEN([.C364])=6;4;IF(LEN([.C364])=7;5;&quot;Fehler&quot;))))))" office:value-type="float" office:value="2" calcext:value-type="float">
            <text:p>2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NACHSCHLAGEWERKE UND BIBLIOGRAPHIEN</text:p>
          </table:table-cell>
          <table:table-cell table:number-columns-repeated="5"/>
        </table:table-row>
        <table:table-row table:style-name="ro1">
          <table:table-cell table:formula="of:=IF([.B365]=([.B364]+2);&quot;Fehler&quot;;&quot;&quot;)">
            <text:p/>
          </table:table-cell>
          <table:table-cell table:formula="of:=IF(LEN([.C365])=1;0;IF(LEN([.C365])=2;1;IF(LEN([.C365])=3;2;IF(LEN([.C365])=5;3;IF(LEN([.C365])=6;4;IF(LEN([.C365])=7;5;&quot;Fehler&quot;))))))" office:value-type="float" office:value="1" calcext:value-type="float">
            <text:p>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GEOGRAPHIE EINSCHL. REISEFUEHRER</text:p>
          </table:table-cell>
          <table:table-cell table:number-columns-repeated="5"/>
        </table:table-row>
        <table:table-row table:style-name="ro1">
          <table:table-cell table:formula="of:=IF([.B366]=([.B365]+2);&quot;Fehler&quot;;&quot;&quot;)">
            <text:p/>
          </table:table-cell>
          <table:table-cell table:formula="of:=IF(LEN([.C366])=1;0;IF(LEN([.C366])=2;1;IF(LEN([.C366])=3;2;IF(LEN([.C366])=5;3;IF(LEN([.C366])=6;4;IF(LEN([.C366])=7;5;&quot;Fehler&quot;))))))" office:value-type="float" office:value="2" calcext:value-type="float">
            <text:p>2</text:p>
          </table:table-cell>
          <table:table-cell office:value-type="string" calcext:value-type="string">
            <text:p>DC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[.B367]=([.B366]+2);&quot;Fehler&quot;;&quot;&quot;)">
            <text:p/>
          </table:table-cell>
          <table:table-cell table:formula="of:=IF(LEN([.C367])=1;0;IF(LEN([.C367])=2;1;IF(LEN([.C367])=3;2;IF(LEN([.C367])=5;3;IF(LEN([.C367])=6;4;IF(LEN([.C367])=7;5;&quot;Fehler&quot;))))))" office:value-type="float" office:value="2" calcext:value-type="float">
            <text:p>2</text:p>
          </table:table-cell>
          <table:table-cell office:value-type="string" calcext:value-type="string">
            <text:p>DC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[.B368]=([.B367]+2);&quot;Fehler&quot;;&quot;&quot;)">
            <text:p/>
          </table:table-cell>
          <table:table-cell table:formula="of:=IF(LEN([.C368])=1;0;IF(LEN([.C368])=2;1;IF(LEN([.C368])=3;2;IF(LEN([.C368])=5;3;IF(LEN([.C368])=6;4;IF(LEN([.C368])=7;5;&quot;Fehler&quot;))))))" office:value-type="float" office:value="2" calcext:value-type="float">
            <text:p>2</text:p>
          </table:table-cell>
          <table:table-cell office:value-type="string" calcext:value-type="string">
            <text:p>DC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[.B369]=([.B368]+2);&quot;Fehler&quot;;&quot;&quot;)">
            <text:p/>
          </table:table-cell>
          <table:table-cell table:formula="of:=IF(LEN([.C369])=1;0;IF(LEN([.C369])=2;1;IF(LEN([.C369])=3;2;IF(LEN([.C369])=5;3;IF(LEN([.C369])=6;4;IF(LEN([.C369])=7;5;&quot;Fehler&quot;))))))" office:value-type="float" office:value="2" calcext:value-type="float">
            <text:p>2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[.B370]=([.B369]+2);&quot;Fehler&quot;;&quot;&quot;)">
            <text:p/>
          </table:table-cell>
          <table:table-cell table:formula="of:=IF(LEN([.C370])=1;0;IF(LEN([.C370])=2;1;IF(LEN([.C370])=3;2;IF(LEN([.C370])=5;3;IF(LEN([.C370])=6;4;IF(LEN([.C370])=7;5;&quot;Fehler&quot;))))))" office:value-type="float" office:value="1" calcext:value-type="float">
            <text:p>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SCHICHTE UND KULTURGESCHICHTE <text:s/>VOLKSKUNDE</text:p>
          </table:table-cell>
          <table:table-cell table:number-columns-repeated="5"/>
        </table:table-row>
        <table:table-row table:style-name="ro1">
          <table:table-cell table:formula="of:=IF([.B371]=([.B370]+2);&quot;Fehler&quot;;&quot;&quot;)">
            <text:p/>
          </table:table-cell>
          <table:table-cell table:formula="of:=IF(LEN([.C371])=1;0;IF(LEN([.C371])=2;1;IF(LEN([.C371])=3;2;IF(LEN([.C371])=5;3;IF(LEN([.C371])=6;4;IF(LEN([.C371])=7;5;&quot;Fehler&quot;))))))" office:value-type="float" office:value="2" calcext:value-type="float">
            <text:p>2</text:p>
          </table:table-cell>
          <table:table-cell office:value-type="string" calcext:value-type="string">
            <text:p>DE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[.B372]=([.B371]+2);&quot;Fehler&quot;;&quot;&quot;)">
            <text:p/>
          </table:table-cell>
          <table:table-cell table:formula="of:=IF(LEN([.C372])=1;0;IF(LEN([.C372])=2;1;IF(LEN([.C372])=3;2;IF(LEN([.C372])=5;3;IF(LEN([.C372])=6;4;IF(LEN([.C372])=7;5;&quot;Fehler&quot;))))))" office:value-type="float" office:value="2" calcext:value-type="float">
            <text:p>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[.B373]=([.B372]+2);&quot;Fehler&quot;;&quot;&quot;)">
            <text:p/>
          </table:table-cell>
          <table:table-cell table:formula="of:=IF(LEN([.C373])=1;0;IF(LEN([.C373])=2;1;IF(LEN([.C373])=3;2;IF(LEN([.C373])=5;3;IF(LEN([.C373])=6;4;IF(LEN([.C373])=7;5;&quot;Fehler&quot;))))))" office:value-type="float" office:value="2" calcext:value-type="float">
            <text:p>2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[.B374]=([.B373]+2);&quot;Fehler&quot;;&quot;&quot;)">
            <text:p/>
          </table:table-cell>
          <table:table-cell table:formula="of:=IF(LEN([.C374])=1;0;IF(LEN([.C374])=2;1;IF(LEN([.C374])=3;2;IF(LEN([.C374])=5;3;IF(LEN([.C374])=6;4;IF(LEN([.C374])=7;5;&quot;Fehler&quot;))))))" office:value-type="float" office:value="2" calcext:value-type="float">
            <text:p>2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[.B375]=([.B374]+2);&quot;Fehler&quot;;&quot;&quot;)">
            <text:p/>
          </table:table-cell>
          <table:table-cell table:formula="of:=IF(LEN([.C375])=1;0;IF(LEN([.C375])=2;1;IF(LEN([.C375])=3;2;IF(LEN([.C375])=5;3;IF(LEN([.C375])=6;4;IF(LEN([.C375])=7;5;&quot;Fehler&quot;))))))" office:value-type="float" office:value="1" calcext:value-type="float">
            <text:p>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RECHT UND VERWALTUNG</text:p>
          </table:table-cell>
          <table:table-cell table:number-columns-repeated="5"/>
        </table:table-row>
        <table:table-row table:style-name="ro1">
          <table:table-cell table:formula="of:=IF([.B376]=([.B375]+2);&quot;Fehler&quot;;&quot;&quot;)">
            <text:p/>
          </table:table-cell>
          <table:table-cell table:formula="of:=IF(LEN([.C376])=1;0;IF(LEN([.C376])=2;1;IF(LEN([.C376])=3;2;IF(LEN([.C376])=5;3;IF(LEN([.C376])=6;4;IF(LEN([.C376])=7;5;&quot;Fehler&quot;))))))" office:value-type="float" office:value="2" calcext:value-type="float">
            <text:p>2</text:p>
          </table:table-cell>
          <table:table-cell office:value-type="string" calcext:value-type="string">
            <text:p>DF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[.B377]=([.B376]+2);&quot;Fehler&quot;;&quot;&quot;)">
            <text:p/>
          </table:table-cell>
          <table:table-cell table:formula="of:=IF(LEN([.C377])=1;0;IF(LEN([.C377])=2;1;IF(LEN([.C377])=3;2;IF(LEN([.C377])=5;3;IF(LEN([.C377])=6;4;IF(LEN([.C377])=7;5;&quot;Fehler&quot;))))))" office:value-type="float" office:value="2" calcext:value-type="float">
            <text:p>2</text:p>
          </table:table-cell>
          <table:table-cell office:value-type="string" calcext:value-type="string">
            <text:p>DF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[.B378]=([.B377]+2);&quot;Fehler&quot;;&quot;&quot;)">
            <text:p/>
          </table:table-cell>
          <table:table-cell table:formula="of:=IF(LEN([.C378])=1;0;IF(LEN([.C378])=2;1;IF(LEN([.C378])=3;2;IF(LEN([.C378])=5;3;IF(LEN([.C378])=6;4;IF(LEN([.C378])=7;5;&quot;Fehler&quot;))))))" office:value-type="float" office:value="2" calcext:value-type="float">
            <text:p>2</text:p>
          </table:table-cell>
          <table:table-cell office:value-type="string" calcext:value-type="string">
            <text:p>DF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[.B379]=([.B378]+2);&quot;Fehler&quot;;&quot;&quot;)">
            <text:p/>
          </table:table-cell>
          <table:table-cell table:formula="of:=IF(LEN([.C379])=1;0;IF(LEN([.C379])=2;1;IF(LEN([.C379])=3;2;IF(LEN([.C379])=5;3;IF(LEN([.C379])=6;4;IF(LEN([.C379])=7;5;&quot;Fehler&quot;))))))" office:value-type="float" office:value="2" calcext:value-type="float">
            <text:p>2</text:p>
          </table:table-cell>
          <table:table-cell office:value-type="string" calcext:value-type="string">
            <text:p>DF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[.B380]=([.B379]+2);&quot;Fehler&quot;;&quot;&quot;)">
            <text:p/>
          </table:table-cell>
          <table:table-cell table:formula="of:=IF(LEN([.C380])=1;0;IF(LEN([.C380])=2;1;IF(LEN([.C380])=3;2;IF(LEN([.C380])=5;3;IF(LEN([.C380])=6;4;IF(LEN([.C380])=7;5;&quot;Fehler&quot;))))))" office:value-type="float" office:value="1" calcext:value-type="float">
            <text:p>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EVOELKERUNGSPOLITIK <text:s/>SOZIALPOLITIK <text:s/>SOZIALARBEIT <text:s/>STATISTIK KOMMUNALE NEUORDNUNG <text:s/>STADTPLANUNG <text:s/>REGIONALPLANUNG WOHNUNGSPOLITIK <text:s/>SIEDLUNGSPOLITIK <text:s/>UMWELTSCHUTZ VEREINSWESEN</text:p>
          </table:table-cell>
          <table:table-cell table:number-columns-repeated="5"/>
        </table:table-row>
        <table:table-row table:style-name="ro1">
          <table:table-cell table:formula="of:=IF([.B381]=([.B380]+2);&quot;Fehler&quot;;&quot;&quot;)">
            <text:p/>
          </table:table-cell>
          <table:table-cell table:formula="of:=IF(LEN([.C381])=1;0;IF(LEN([.C381])=2;1;IF(LEN([.C381])=3;2;IF(LEN([.C381])=5;3;IF(LEN([.C381])=6;4;IF(LEN([.C381])=7;5;&quot;Fehler&quot;))))))" office:value-type="float" office:value="2" calcext:value-type="float">
            <text:p>2</text:p>
          </table:table-cell>
          <table:table-cell office:value-type="string" calcext:value-type="string">
            <text:p>DG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[.B382]=([.B381]+2);&quot;Fehler&quot;;&quot;&quot;)">
            <text:p/>
          </table:table-cell>
          <table:table-cell table:formula="of:=IF(LEN([.C382])=1;0;IF(LEN([.C382])=2;1;IF(LEN([.C382])=3;2;IF(LEN([.C382])=5;3;IF(LEN([.C382])=6;4;IF(LEN([.C382])=7;5;&quot;Fehler&quot;))))))" office:value-type="float" office:value="2" calcext:value-type="float">
            <text:p>2</text:p>
          </table:table-cell>
          <table:table-cell office:value-type="string" calcext:value-type="string">
            <text:p>DG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[.B383]=([.B382]+2);&quot;Fehler&quot;;&quot;&quot;)">
            <text:p/>
          </table:table-cell>
          <table:table-cell table:formula="of:=IF(LEN([.C383])=1;0;IF(LEN([.C383])=2;1;IF(LEN([.C383])=3;2;IF(LEN([.C383])=5;3;IF(LEN([.C383])=6;4;IF(LEN([.C383])=7;5;&quot;Fehler&quot;))))))" office:value-type="float" office:value="2" calcext:value-type="float">
            <text:p>2</text:p>
          </table:table-cell>
          <table:table-cell office:value-type="string" calcext:value-type="string">
            <text:p>DG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[.B384]=([.B383]+2);&quot;Fehler&quot;;&quot;&quot;)">
            <text:p/>
          </table:table-cell>
          <table:table-cell table:formula="of:=IF(LEN([.C384])=1;0;IF(LEN([.C384])=2;1;IF(LEN([.C384])=3;2;IF(LEN([.C384])=5;3;IF(LEN([.C384])=6;4;IF(LEN([.C384])=7;5;&quot;Fehler&quot;))))))" office:value-type="float" office:value="2" calcext:value-type="float">
            <text:p>2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[.B385]=([.B384]+2);&quot;Fehler&quot;;&quot;&quot;)">
            <text:p/>
          </table:table-cell>
          <table:table-cell table:formula="of:=IF(LEN([.C385])=1;0;IF(LEN([.C385])=2;1;IF(LEN([.C385])=3;2;IF(LEN([.C385])=5;3;IF(LEN([.C385])=6;4;IF(LEN([.C385])=7;5;&quot;Fehler&quot;))))))" office:value-type="float" office:value="1" calcext:value-type="float">
            <text:p>1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WIRTSCHAFT UND VERKEHR <text:s/>INDUSTRIE UND HANDWERK</text:p>
          </table:table-cell>
          <table:table-cell table:number-columns-repeated="5"/>
        </table:table-row>
        <table:table-row table:style-name="ro1">
          <table:table-cell table:formula="of:=IF([.B386]=([.B385]+2);&quot;Fehler&quot;;&quot;&quot;)">
            <text:p/>
          </table:table-cell>
          <table:table-cell table:formula="of:=IF(LEN([.C386])=1;0;IF(LEN([.C386])=2;1;IF(LEN([.C386])=3;2;IF(LEN([.C386])=5;3;IF(LEN([.C386])=6;4;IF(LEN([.C386])=7;5;&quot;Fehler&quot;))))))" office:value-type="float" office:value="2" calcext:value-type="float">
            <text:p>2</text:p>
          </table:table-cell>
          <table:table-cell office:value-type="string" calcext:value-type="string">
            <text:p>DH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[.B387]=([.B386]+2);&quot;Fehler&quot;;&quot;&quot;)">
            <text:p/>
          </table:table-cell>
          <table:table-cell table:formula="of:=IF(LEN([.C387])=1;0;IF(LEN([.C387])=2;1;IF(LEN([.C387])=3;2;IF(LEN([.C387])=5;3;IF(LEN([.C387])=6;4;IF(LEN([.C387])=7;5;&quot;Fehler&quot;))))))" office:value-type="float" office:value="2" calcext:value-type="float">
            <text:p>2</text:p>
          </table:table-cell>
          <table:table-cell office:value-type="string" calcext:value-type="string">
            <text:p>DH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[.B388]=([.B387]+2);&quot;Fehler&quot;;&quot;&quot;)">
            <text:p/>
          </table:table-cell>
          <table:table-cell table:formula="of:=IF(LEN([.C388])=1;0;IF(LEN([.C388])=2;1;IF(LEN([.C388])=3;2;IF(LEN([.C388])=5;3;IF(LEN([.C388])=6;4;IF(LEN([.C388])=7;5;&quot;Fehler&quot;))))))" office:value-type="float" office:value="2" calcext:value-type="float">
            <text:p>2</text:p>
          </table:table-cell>
          <table:table-cell office:value-type="string" calcext:value-type="string">
            <text:p>DH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[.B389]=([.B388]+2);&quot;Fehler&quot;;&quot;&quot;)">
            <text:p/>
          </table:table-cell>
          <table:table-cell table:formula="of:=IF(LEN([.C389])=1;0;IF(LEN([.C389])=2;1;IF(LEN([.C389])=3;2;IF(LEN([.C389])=5;3;IF(LEN([.C389])=6;4;IF(LEN([.C389])=7;5;&quot;Fehler&quot;))))))" office:value-type="float" office:value="2" calcext:value-type="float">
            <text:p>2</text:p>
          </table:table-cell>
          <table:table-cell office:value-type="string" calcext:value-type="string">
            <text:p>DH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[.B390]=([.B389]+2);&quot;Fehler&quot;;&quot;&quot;)">
            <text:p/>
          </table:table-cell>
          <table:table-cell table:formula="of:=IF(LEN([.C390])=1;0;IF(LEN([.C390])=2;1;IF(LEN([.C390])=3;2;IF(LEN([.C390])=5;3;IF(LEN([.C390])=6;4;IF(LEN([.C390])=7;5;&quot;Fehler&quot;))))))" office:value-type="float" office:value="1" calcext:value-type="float">
            <text:p>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ELIGION UND KIRCHLICHES LEBEN</text:p>
          </table:table-cell>
          <table:table-cell table:number-columns-repeated="5"/>
        </table:table-row>
        <table:table-row table:style-name="ro1">
          <table:table-cell table:formula="of:=IF([.B391]=([.B390]+2);&quot;Fehler&quot;;&quot;&quot;)">
            <text:p/>
          </table:table-cell>
          <table:table-cell table:formula="of:=IF(LEN([.C391])=1;0;IF(LEN([.C391])=2;1;IF(LEN([.C391])=3;2;IF(LEN([.C391])=5;3;IF(LEN([.C391])=6;4;IF(LEN([.C391])=7;5;&quot;Fehler&quot;))))))" office:value-type="float" office:value="2" calcext:value-type="float">
            <text:p>2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[.B392]=([.B391]+2);&quot;Fehler&quot;;&quot;&quot;)">
            <text:p/>
          </table:table-cell>
          <table:table-cell table:formula="of:=IF(LEN([.C392])=1;0;IF(LEN([.C392])=2;1;IF(LEN([.C392])=3;2;IF(LEN([.C392])=5;3;IF(LEN([.C392])=6;4;IF(LEN([.C392])=7;5;&quot;Fehler&quot;))))))" office:value-type="float" office:value="2" calcext:value-type="float">
            <text:p>2</text:p>
          </table:table-cell>
          <table:table-cell office:value-type="string" calcext:value-type="string">
            <text:p>DK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[.B393]=([.B392]+2);&quot;Fehler&quot;;&quot;&quot;)">
            <text:p/>
          </table:table-cell>
          <table:table-cell table:formula="of:=IF(LEN([.C393])=1;0;IF(LEN([.C393])=2;1;IF(LEN([.C393])=3;2;IF(LEN([.C393])=5;3;IF(LEN([.C393])=6;4;IF(LEN([.C393])=7;5;&quot;Fehler&quot;))))))" office:value-type="float" office:value="2" calcext:value-type="float">
            <text:p>2</text:p>
          </table:table-cell>
          <table:table-cell office:value-type="string" calcext:value-type="string">
            <text:p>DK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[.B394]=([.B393]+2);&quot;Fehler&quot;;&quot;&quot;)">
            <text:p/>
          </table:table-cell>
          <table:table-cell table:formula="of:=IF(LEN([.C394])=1;0;IF(LEN([.C394])=2;1;IF(LEN([.C394])=3;2;IF(LEN([.C394])=5;3;IF(LEN([.C394])=6;4;IF(LEN([.C394])=7;5;&quot;Fehler&quot;))))))" office:value-type="float" office:value="2" calcext:value-type="float">
            <text:p>2</text:p>
          </table:table-cell>
          <table:table-cell office:value-type="string" calcext:value-type="string">
            <text:p>DK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[.B395]=([.B394]+2);&quot;Fehler&quot;;&quot;&quot;)">
            <text:p/>
          </table:table-cell>
          <table:table-cell table:formula="of:=IF(LEN([.C395])=1;0;IF(LEN([.C395])=2;1;IF(LEN([.C395])=3;2;IF(LEN([.C395])=5;3;IF(LEN([.C395])=6;4;IF(LEN([.C395])=7;5;&quot;Fehler&quot;))))))"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BILDUNGS- UND ERZIEHUNGSWESEN (SCHULEN, HOCHSCHULEN, ERWACHSENENBILDUNG) – FORSCHUNG</text:p>
          </table:table-cell>
          <table:table-cell table:number-columns-repeated="5"/>
        </table:table-row>
        <table:table-row table:style-name="ro1">
          <table:table-cell table:formula="of:=IF([.B396]=([.B395]+2);&quot;Fehler&quot;;&quot;&quot;)">
            <text:p/>
          </table:table-cell>
          <table:table-cell table:formula="of:=IF(LEN([.C396])=1;0;IF(LEN([.C396])=2;1;IF(LEN([.C396])=3;2;IF(LEN([.C396])=5;3;IF(LEN([.C396])=6;4;IF(LEN([.C396])=7;5;&quot;Fehler&quot;))))))" office:value-type="float" office:value="2" calcext:value-type="float">
            <text:p>2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[.B397]=([.B396]+2);&quot;Fehler&quot;;&quot;&quot;)">
            <text:p/>
          </table:table-cell>
          <table:table-cell table:formula="of:=IF(LEN([.C397])=1;0;IF(LEN([.C397])=2;1;IF(LEN([.C397])=3;2;IF(LEN([.C397])=5;3;IF(LEN([.C397])=6;4;IF(LEN([.C397])=7;5;&quot;Fehler&quot;))))))" office:value-type="float" office:value="2" calcext:value-type="float">
            <text:p>2</text:p>
          </table:table-cell>
          <table:table-cell office:value-type="string" calcext:value-type="string">
            <text:p>DN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[.B398]=([.B397]+2);&quot;Fehler&quot;;&quot;&quot;)">
            <text:p/>
          </table:table-cell>
          <table:table-cell table:formula="of:=IF(LEN([.C398])=1;0;IF(LEN([.C398])=2;1;IF(LEN([.C398])=3;2;IF(LEN([.C398])=5;3;IF(LEN([.C398])=6;4;IF(LEN([.C398])=7;5;&quot;Fehler&quot;))))))" office:value-type="float" office:value="2" calcext:value-type="float">
            <text:p>2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[.B399]=([.B398]+2);&quot;Fehler&quot;;&quot;&quot;)">
            <text:p/>
          </table:table-cell>
          <table:table-cell table:formula="of:=IF(LEN([.C399])=1;0;IF(LEN([.C399])=2;1;IF(LEN([.C399])=3;2;IF(LEN([.C399])=5;3;IF(LEN([.C399])=6;4;IF(LEN([.C399])=7;5;&quot;Fehler&quot;))))))"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[.B400]=([.B399]+2);&quot;Fehler&quot;;&quot;&quot;)">
            <text:p/>
          </table:table-cell>
          <table:table-cell table:formula="of:=IF(LEN([.C400])=1;0;IF(LEN([.C400])=2;1;IF(LEN([.C400])=3;2;IF(LEN([.C400])=5;3;IF(LEN([.C400])=6;4;IF(LEN([.C400])=7;5;&quot;Fehler&quot;))))))" office:value-type="float" office:value="1" calcext:value-type="float">
            <text:p>1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LITERATUR <text:s/>SPRACHE <text:s/>MUNDART <text:s/>BUCH- UND PRESSEWESEN</text:p>
          </table:table-cell>
          <table:table-cell table:number-columns-repeated="5"/>
        </table:table-row>
        <table:table-row table:style-name="ro1">
          <table:table-cell table:formula="of:=IF([.B401]=([.B400]+2);&quot;Fehler&quot;;&quot;&quot;)">
            <text:p/>
          </table:table-cell>
          <table:table-cell table:formula="of:=IF(LEN([.C401])=1;0;IF(LEN([.C401])=2;1;IF(LEN([.C401])=3;2;IF(LEN([.C401])=5;3;IF(LEN([.C401])=6;4;IF(LEN([.C401])=7;5;&quot;Fehler&quot;))))))" office:value-type="float" office:value="2" calcext:value-type="float">
            <text:p>2</text:p>
          </table:table-cell>
          <table:table-cell office:value-type="string" calcext:value-type="string">
            <text:p>DO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[.B402]=([.B401]+2);&quot;Fehler&quot;;&quot;&quot;)">
            <text:p/>
          </table:table-cell>
          <table:table-cell table:formula="of:=IF(LEN([.C402])=1;0;IF(LEN([.C402])=2;1;IF(LEN([.C402])=3;2;IF(LEN([.C402])=5;3;IF(LEN([.C402])=6;4;IF(LEN([.C402])=7;5;&quot;Fehler&quot;))))))" office:value-type="float" office:value="2" calcext:value-type="float">
            <text:p>2</text:p>
          </table:table-cell>
          <table:table-cell office:value-type="string" calcext:value-type="string">
            <text:p>DO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[.B403]=([.B402]+2);&quot;Fehler&quot;;&quot;&quot;)">
            <text:p/>
          </table:table-cell>
          <table:table-cell table:formula="of:=IF(LEN([.C403])=1;0;IF(LEN([.C403])=2;1;IF(LEN([.C403])=3;2;IF(LEN([.C403])=5;3;IF(LEN([.C403])=6;4;IF(LEN([.C403])=7;5;&quot;Fehler&quot;))))))" office:value-type="float" office:value="2" calcext:value-type="float">
            <text:p>2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[.B404]=([.B403]+2);&quot;Fehler&quot;;&quot;&quot;)">
            <text:p/>
          </table:table-cell>
          <table:table-cell table:formula="of:=IF(LEN([.C404])=1;0;IF(LEN([.C404])=2;1;IF(LEN([.C404])=3;2;IF(LEN([.C404])=5;3;IF(LEN([.C404])=6;4;IF(LEN([.C404])=7;5;&quot;Fehler&quot;))))))" office:value-type="float" office:value="2" calcext:value-type="float">
            <text:p>2</text:p>
          </table:table-cell>
          <table:table-cell office:value-type="string" calcext:value-type="string">
            <text:p>DO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[.B405]=([.B404]+2);&quot;Fehler&quot;;&quot;&quot;)">
            <text:p/>
          </table:table-cell>
          <table:table-cell table:formula="of:=IF(LEN([.C405])=1;0;IF(LEN([.C405])=2;1;IF(LEN([.C405])=3;2;IF(LEN([.C405])=5;3;IF(LEN([.C405])=6;4;IF(LEN([.C405])=7;5;&quot;Fehler&quot;))))))" office:value-type="float" office:value="1" calcext:value-type="float">
            <text:p>1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BILDENDE KUNST EINSCHL. KUNSTMUSEEN UND KUNSTSAMMLUNGEN DENKMALPFLEGE <text:s/>ARCHITEKTUR</text:p>
          </table:table-cell>
          <table:table-cell table:number-columns-repeated="5"/>
        </table:table-row>
        <table:table-row table:style-name="ro1">
          <table:table-cell table:formula="of:=IF([.B406]=([.B405]+2);&quot;Fehler&quot;;&quot;&quot;)">
            <text:p/>
          </table:table-cell>
          <table:table-cell table:formula="of:=IF(LEN([.C406])=1;0;IF(LEN([.C406])=2;1;IF(LEN([.C406])=3;2;IF(LEN([.C406])=5;3;IF(LEN([.C406])=6;4;IF(LEN([.C406])=7;5;&quot;Fehler&quot;))))))" office:value-type="float" office:value="2" calcext:value-type="float">
            <text:p>2</text:p>
          </table:table-cell>
          <table:table-cell office:value-type="string" calcext:value-type="string">
            <text:p>DR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[.B407]=([.B406]+2);&quot;Fehler&quot;;&quot;&quot;)">
            <text:p/>
          </table:table-cell>
          <table:table-cell table:formula="of:=IF(LEN([.C407])=1;0;IF(LEN([.C407])=2;1;IF(LEN([.C407])=3;2;IF(LEN([.C407])=5;3;IF(LEN([.C407])=6;4;IF(LEN([.C407])=7;5;&quot;Fehler&quot;))))))" office:value-type="float" office:value="2" calcext:value-type="float">
            <text:p>2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[.B408]=([.B407]+2);&quot;Fehler&quot;;&quot;&quot;)">
            <text:p/>
          </table:table-cell>
          <table:table-cell table:formula="of:=IF(LEN([.C408])=1;0;IF(LEN([.C408])=2;1;IF(LEN([.C408])=3;2;IF(LEN([.C408])=5;3;IF(LEN([.C408])=6;4;IF(LEN([.C408])=7;5;&quot;Fehler&quot;))))))" office:value-type="float" office:value="2" calcext:value-type="float">
            <text:p>2</text:p>
          </table:table-cell>
          <table:table-cell office:value-type="string" calcext:value-type="string">
            <text:p>DR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[.B409]=([.B408]+2);&quot;Fehler&quot;;&quot;&quot;)">
            <text:p/>
          </table:table-cell>
          <table:table-cell table:formula="of:=IF(LEN([.C409])=1;0;IF(LEN([.C409])=2;1;IF(LEN([.C409])=3;2;IF(LEN([.C409])=5;3;IF(LEN([.C409])=6;4;IF(LEN([.C409])=7;5;&quot;Fehler&quot;))))))" office:value-type="float" office:value="2" calcext:value-type="float">
            <text:p>2</text:p>
          </table:table-cell>
          <table:table-cell office:value-type="string" calcext:value-type="string">
            <text:p>DR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[.B410]=([.B409]+2);&quot;Fehler&quot;;&quot;&quot;)">
            <text:p/>
          </table:table-cell>
          <table:table-cell table:formula="of:=IF(LEN([.C410])=1;0;IF(LEN([.C410])=2;1;IF(LEN([.C410])=3;2;IF(LEN([.C410])=5;3;IF(LEN([.C410])=6;4;IF(LEN([.C410])=7;5;&quot;Fehler&quot;))))))" office:value-type="float" office:value="1" calcext:value-type="float">
            <text:p>1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MUSIK <text:s/>THEATER KULTURPOLITIK KULTURELLES LEBEN</text:p>
          </table:table-cell>
          <table:table-cell table:number-columns-repeated="5"/>
        </table:table-row>
        <table:table-row table:style-name="ro1">
          <table:table-cell table:formula="of:=IF([.B411]=([.B410]+2);&quot;Fehler&quot;;&quot;&quot;)">
            <text:p/>
          </table:table-cell>
          <table:table-cell table:formula="of:=IF(LEN([.C411])=1;0;IF(LEN([.C411])=2;1;IF(LEN([.C411])=3;2;IF(LEN([.C411])=5;3;IF(LEN([.C411])=6;4;IF(LEN([.C411])=7;5;&quot;Fehler&quot;))))))" office:value-type="float" office:value="2" calcext:value-type="float">
            <text:p>2</text:p>
          </table:table-cell>
          <table:table-cell office:value-type="string" calcext:value-type="string">
            <text:p>DS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[.B412]=([.B411]+2);&quot;Fehler&quot;;&quot;&quot;)">
            <text:p/>
          </table:table-cell>
          <table:table-cell table:formula="of:=IF(LEN([.C412])=1;0;IF(LEN([.C412])=2;1;IF(LEN([.C412])=3;2;IF(LEN([.C412])=5;3;IF(LEN([.C412])=6;4;IF(LEN([.C412])=7;5;&quot;Fehler&quot;))))))" office:value-type="float" office:value="2" calcext:value-type="float">
            <text:p>2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[.B413]=([.B412]+2);&quot;Fehler&quot;;&quot;&quot;)">
            <text:p/>
          </table:table-cell>
          <table:table-cell table:formula="of:=IF(LEN([.C413])=1;0;IF(LEN([.C413])=2;1;IF(LEN([.C413])=3;2;IF(LEN([.C413])=5;3;IF(LEN([.C413])=6;4;IF(LEN([.C413])=7;5;&quot;Fehler&quot;))))))" office:value-type="float" office:value="2" calcext:value-type="float">
            <text:p>2</text:p>
          </table:table-cell>
          <table:table-cell office:value-type="string" calcext:value-type="string">
            <text:p>DS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[.B414]=([.B413]+2);&quot;Fehler&quot;;&quot;&quot;)">
            <text:p/>
          </table:table-cell>
          <table:table-cell table:formula="of:=IF(LEN([.C414])=1;0;IF(LEN([.C414])=2;1;IF(LEN([.C414])=3;2;IF(LEN([.C414])=5;3;IF(LEN([.C414])=6;4;IF(LEN([.C414])=7;5;&quot;Fehler&quot;))))))" office:value-type="float" office:value="2" calcext:value-type="float">
            <text:p>2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[.B415]=([.B414]+2);&quot;Fehler&quot;;&quot;&quot;)">
            <text:p/>
          </table:table-cell>
          <table:table-cell table:formula="of:=IF(LEN([.C415])=1;0;IF(LEN([.C415])=2;1;IF(LEN([.C415])=3;2;IF(LEN([.C415])=5;3;IF(LEN([.C415])=6;4;IF(LEN([.C415])=7;5;&quot;Fehler&quot;))))))" office:value-type="float" office:value="1" calcext:value-type="float">
            <text:p>1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FLORA <text:s/>FAUNA <text:s/>GEOLOGIE ASTRONOMIE</text:p>
          </table:table-cell>
          <table:table-cell table:number-columns-repeated="5"/>
        </table:table-row>
        <table:table-row table:style-name="ro1">
          <table:table-cell table:formula="of:=IF([.B416]=([.B415]+2);&quot;Fehler&quot;;&quot;&quot;)">
            <text:p/>
          </table:table-cell>
          <table:table-cell table:formula="of:=IF(LEN([.C416])=1;0;IF(LEN([.C416])=2;1;IF(LEN([.C416])=3;2;IF(LEN([.C416])=5;3;IF(LEN([.C416])=6;4;IF(LEN([.C416])=7;5;&quot;Fehler&quot;))))))" office:value-type="float" office:value="2" calcext:value-type="float">
            <text:p>2</text:p>
          </table:table-cell>
          <table:table-cell office:value-type="string" calcext:value-type="string">
            <text:p>DU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[.B417]=([.B416]+2);&quot;Fehler&quot;;&quot;&quot;)">
            <text:p/>
          </table:table-cell>
          <table:table-cell table:formula="of:=IF(LEN([.C417])=1;0;IF(LEN([.C417])=2;1;IF(LEN([.C417])=3;2;IF(LEN([.C417])=5;3;IF(LEN([.C417])=6;4;IF(LEN([.C417])=7;5;&quot;Fehler&quot;))))))" office:value-type="float" office:value="2" calcext:value-type="float">
            <text:p>2</text:p>
          </table:table-cell>
          <table:table-cell office:value-type="string" calcext:value-type="string">
            <text:p>DU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[.B418]=([.B417]+2);&quot;Fehler&quot;;&quot;&quot;)">
            <text:p/>
          </table:table-cell>
          <table:table-cell table:formula="of:=IF(LEN([.C418])=1;0;IF(LEN([.C418])=2;1;IF(LEN([.C418])=3;2;IF(LEN([.C418])=5;3;IF(LEN([.C418])=6;4;IF(LEN([.C418])=7;5;&quot;Fehler&quot;))))))"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[.B419]=([.B418]+2);&quot;Fehler&quot;;&quot;&quot;)">
            <text:p/>
          </table:table-cell>
          <table:table-cell table:formula="of:=IF(LEN([.C419])=1;0;IF(LEN([.C419])=2;1;IF(LEN([.C419])=3;2;IF(LEN([.C419])=5;3;IF(LEN([.C419])=6;4;IF(LEN([.C419])=7;5;&quot;Fehler&quot;))))))" office:value-type="float" office:value="2" calcext:value-type="float">
            <text:p>2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[.B420]=([.B419]+2);&quot;Fehler&quot;;&quot;&quot;)">
            <text:p/>
          </table:table-cell>
          <table:table-cell table:formula="of:=IF(LEN([.C420])=1;0;IF(LEN([.C420])=2;1;IF(LEN([.C420])=3;2;IF(LEN([.C420])=5;3;IF(LEN([.C420])=6;4;IF(LEN([.C420])=7;5;&quot;Fehler&quot;))))))" office:value-type="float" office:value="1" calcext:value-type="float">
            <text:p>1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GESUNDHEITSWESEN</text:p>
          </table:table-cell>
          <table:table-cell table:number-columns-repeated="5"/>
        </table:table-row>
        <table:table-row table:style-name="ro1">
          <table:table-cell table:formula="of:=IF([.B421]=([.B420]+2);&quot;Fehler&quot;;&quot;&quot;)">
            <text:p/>
          </table:table-cell>
          <table:table-cell table:formula="of:=IF(LEN([.C421])=1;0;IF(LEN([.C421])=2;1;IF(LEN([.C421])=3;2;IF(LEN([.C421])=5;3;IF(LEN([.C421])=6;4;IF(LEN([.C421])=7;5;&quot;Fehler&quot;))))))" office:value-type="float" office:value="2" calcext:value-type="float">
            <text:p>2</text:p>
          </table:table-cell>
          <table:table-cell office:value-type="string" calcext:value-type="string">
            <text:p>DV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[.B422]=([.B421]+2);&quot;Fehler&quot;;&quot;&quot;)">
            <text:p/>
          </table:table-cell>
          <table:table-cell table:formula="of:=IF(LEN([.C422])=1;0;IF(LEN([.C422])=2;1;IF(LEN([.C422])=3;2;IF(LEN([.C422])=5;3;IF(LEN([.C422])=6;4;IF(LEN([.C422])=7;5;&quot;Fehler&quot;))))))" office:value-type="float" office:value="2" calcext:value-type="float">
            <text:p>2</text:p>
          </table:table-cell>
          <table:table-cell office:value-type="string" calcext:value-type="string">
            <text:p>DV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[.B423]=([.B422]+2);&quot;Fehler&quot;;&quot;&quot;)">
            <text:p/>
          </table:table-cell>
          <table:table-cell table:formula="of:=IF(LEN([.C423])=1;0;IF(LEN([.C423])=2;1;IF(LEN([.C423])=3;2;IF(LEN([.C423])=5;3;IF(LEN([.C423])=6;4;IF(LEN([.C423])=7;5;&quot;Fehler&quot;))))))" office:value-type="float" office:value="2" calcext:value-type="float">
            <text:p>2</text:p>
          </table:table-cell>
          <table:table-cell office:value-type="string" calcext:value-type="string">
            <text:p>DV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[.B424]=([.B423]+2);&quot;Fehler&quot;;&quot;&quot;)">
            <text:p/>
          </table:table-cell>
          <table:table-cell table:formula="of:=IF(LEN([.C424])=1;0;IF(LEN([.C424])=2;1;IF(LEN([.C424])=3;2;IF(LEN([.C424])=5;3;IF(LEN([.C424])=6;4;IF(LEN([.C424])=7;5;&quot;Fehler&quot;))))))" office:value-type="float" office:value="2" calcext:value-type="float">
            <text:p>2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[.B425]=([.B424]+2);&quot;Fehler&quot;;&quot;&quot;)">
            <text:p/>
          </table:table-cell>
          <table:table-cell table:formula="of:=IF(LEN([.C425])=1;0;IF(LEN([.C425])=2;1;IF(LEN([.C425])=3;2;IF(LEN([.C425])=5;3;IF(LEN([.C425])=6;4;IF(LEN([.C425])=7;5;&quot;Fehler&quot;))))))" office:value-type="float" office:value="1" calcext:value-type="float">
            <text:p>1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SPORT <text:s/>SPORTVEREINE SPORTSTAETTEN</text:p>
          </table:table-cell>
          <table:table-cell table:number-columns-repeated="5"/>
        </table:table-row>
        <table:table-row table:style-name="ro1">
          <table:table-cell table:formula="of:=IF([.B426]=([.B425]+2);&quot;Fehler&quot;;&quot;&quot;)">
            <text:p/>
          </table:table-cell>
          <table:table-cell table:formula="of:=IF(LEN([.C426])=1;0;IF(LEN([.C426])=2;1;IF(LEN([.C426])=3;2;IF(LEN([.C426])=5;3;IF(LEN([.C426])=6;4;IF(LEN([.C426])=7;5;&quot;Fehler&quot;))))))" office:value-type="float" office:value="2" calcext:value-type="float">
            <text:p>2</text:p>
          </table:table-cell>
          <table:table-cell office:value-type="string" calcext:value-type="string">
            <text:p>DW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[.B427]=([.B426]+2);&quot;Fehler&quot;;&quot;&quot;)">
            <text:p/>
          </table:table-cell>
          <table:table-cell table:formula="of:=IF(LEN([.C427])=1;0;IF(LEN([.C427])=2;1;IF(LEN([.C427])=3;2;IF(LEN([.C427])=5;3;IF(LEN([.C427])=6;4;IF(LEN([.C427])=7;5;&quot;Fehler&quot;))))))" office:value-type="float" office:value="2" calcext:value-type="float">
            <text:p>2</text:p>
          </table:table-cell>
          <table:table-cell office:value-type="string" calcext:value-type="string">
            <text:p>DW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[.B428]=([.B427]+2);&quot;Fehler&quot;;&quot;&quot;)">
            <text:p/>
          </table:table-cell>
          <table:table-cell table:formula="of:=IF(LEN([.C428])=1;0;IF(LEN([.C428])=2;1;IF(LEN([.C428])=3;2;IF(LEN([.C428])=5;3;IF(LEN([.C428])=6;4;IF(LEN([.C428])=7;5;&quot;Fehler&quot;))))))" office:value-type="float" office:value="2" calcext:value-type="float">
            <text:p>2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[.B429]=([.B428]+2);&quot;Fehler&quot;;&quot;&quot;)">
            <text:p/>
          </table:table-cell>
          <table:table-cell table:formula="of:=IF(LEN([.C429])=1;0;IF(LEN([.C429])=2;1;IF(LEN([.C429])=3;2;IF(LEN([.C429])=5;3;IF(LEN([.C429])=6;4;IF(LEN([.C429])=7;5;&quot;Fehler&quot;))))))" office:value-type="float" office:value="2" calcext:value-type="float">
            <text:p>2</text:p>
          </table:table-cell>
          <table:table-cell office:value-type="string" calcext:value-type="string">
            <text:p>DW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[.B430]=([.B429]+2);&quot;Fehler&quot;;&quot;&quot;)">
            <text:p/>
          </table:table-cell>
          <table:table-cell table:formula="of:=IF(LEN([.C430])=1;0;IF(LEN([.C430])=2;1;IF(LEN([.C430])=3;2;IF(LEN([.C430])=5;3;IF(LEN([.C430])=6;4;IF(LEN([.C430])=7;5;&quot;Fehler&quot;))))))" office:value-type="float" office:value="1" calcext:value-type="float">
            <text:p>1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LANDWIRTSCHAFT FORSTWIRTSCHAFT</text:p>
          </table:table-cell>
          <table:table-cell table:number-columns-repeated="5"/>
        </table:table-row>
        <table:table-row table:style-name="ro1">
          <table:table-cell table:formula="of:=IF([.B431]=([.B430]+2);&quot;Fehler&quot;;&quot;&quot;)">
            <text:p/>
          </table:table-cell>
          <table:table-cell table:formula="of:=IF(LEN([.C431])=1;0;IF(LEN([.C431])=2;1;IF(LEN([.C431])=3;2;IF(LEN([.C431])=5;3;IF(LEN([.C431])=6;4;IF(LEN([.C431])=7;5;&quot;Fehler&quot;))))))" office:value-type="float" office:value="2" calcext:value-type="float">
            <text:p>2</text:p>
          </table:table-cell>
          <table:table-cell office:value-type="string" calcext:value-type="string">
            <text:p>DX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[.B432]=([.B431]+2);&quot;Fehler&quot;;&quot;&quot;)">
            <text:p/>
          </table:table-cell>
          <table:table-cell table:formula="of:=IF(LEN([.C432])=1;0;IF(LEN([.C432])=2;1;IF(LEN([.C432])=3;2;IF(LEN([.C432])=5;3;IF(LEN([.C432])=6;4;IF(LEN([.C432])=7;5;&quot;Fehler&quot;))))))" office:value-type="float" office:value="2" calcext:value-type="float">
            <text:p>2</text:p>
          </table:table-cell>
          <table:table-cell office:value-type="string" calcext:value-type="string">
            <text:p>DX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[.B433]=([.B432]+2);&quot;Fehler&quot;;&quot;&quot;)">
            <text:p/>
          </table:table-cell>
          <table:table-cell table:formula="of:=IF(LEN([.C433])=1;0;IF(LEN([.C433])=2;1;IF(LEN([.C433])=3;2;IF(LEN([.C433])=5;3;IF(LEN([.C433])=6;4;IF(LEN([.C433])=7;5;&quot;Fehler&quot;))))))" office:value-type="float" office:value="2" calcext:value-type="float">
            <text:p>2</text:p>
          </table:table-cell>
          <table:table-cell office:value-type="string" calcext:value-type="string">
            <text:p>DX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[.B434]=([.B433]+2);&quot;Fehler&quot;;&quot;&quot;)">
            <text:p/>
          </table:table-cell>
          <table:table-cell table:formula="of:=IF(LEN([.C434])=1;0;IF(LEN([.C434])=2;1;IF(LEN([.C434])=3;2;IF(LEN([.C434])=5;3;IF(LEN([.C434])=6;4;IF(LEN([.C434])=7;5;&quot;Fehler&quot;))))))" office:value-type="float" office:value="2" calcext:value-type="float">
            <text:p>2</text:p>
          </table:table-cell>
          <table:table-cell office:value-type="string" calcext:value-type="string">
            <text:p>DX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[.B435]=([.B434]+2);&quot;Fehler&quot;;&quot;&quot;)">
            <text:p/>
          </table:table-cell>
          <table:table-cell table:formula="of:=IF(LEN([.C435])=1;0;IF(LEN([.C435])=2;1;IF(LEN([.C435])=3;2;IF(LEN([.C435])=5;3;IF(LEN([.C435])=6;4;IF(LEN([.C435])=7;5;&quot;Fehler&quot;))))))" office:value-type="float" office:value="2" calcext:value-type="float">
            <text:p>2</text:p>
          </table:table-cell>
          <table:table-cell office:value-type="string" calcext:value-type="string">
            <text:p>DYB</text:p>
          </table:table-cell>
          <table:table-cell office:value-type="string" calcext:value-type="string">
            <text:p>BIOGRAPHIEN VON PERSOENLICHKEITEN DER HEIMAT</text:p>
          </table:table-cell>
          <table:table-cell table:number-columns-repeated="5"/>
        </table:table-row>
        <table:table-row table:style-name="ro1">
          <table:table-cell table:formula="of:=IF([.B436]=([.B435]+2);&quot;Fehler&quot;;&quot;&quot;)">
            <text:p/>
          </table:table-cell>
          <table:table-cell table:formula="of:=IF(LEN([.C436])=1;0;IF(LEN([.C436])=2;1;IF(LEN([.C436])=3;2;IF(LEN([.C436])=5;3;IF(LEN([.C436])=6;4;IF(LEN([.C436])=7;5;&quot;Fehler&quot;))))))" office:value-type="float" office:value="3" calcext:value-type="float">
            <text:p>3</text:p>
          </table:table-cell>
          <table:table-cell office:value-type="string" calcext:value-type="string">
            <text:p>DYB 1</text:p>
          </table:table-cell>
          <table:table-cell office:value-type="string" calcext:value-type="string">
            <text:p>BIOGRAPHIEN MEHRERER PERSOENLICHKEITEN DER HEIMAT BIOGRAPHIEN EINZELNER FAMILIEN UND GESCHLECHTER</text:p>
          </table:table-cell>
          <table:table-cell table:number-columns-repeated="5"/>
        </table:table-row>
        <table:table-row table:style-name="ro1">
          <table:table-cell table:formula="of:=IF([.B437]=([.B436]+2);&quot;Fehler&quot;;&quot;&quot;)">
            <text:p/>
          </table:table-cell>
          <table:table-cell table:formula="of:=IF(LEN([.C437])=1;0;IF(LEN([.C437])=2;1;IF(LEN([.C437])=3;2;IF(LEN([.C437])=5;3;IF(LEN([.C437])=6;4;IF(LEN([.C437])=7;5;&quot;Fehler&quot;))))))" office:value-type="float" office:value="3" calcext:value-type="float">
            <text:p>3</text:p>
          </table:table-cell>
          <table:table-cell office:value-type="string" calcext:value-type="string">
            <text:p>DYB 2</text:p>
          </table:table-cell>
          <table:table-cell office:value-type="string" calcext:value-type="string">
            <text:p>BIOGRAPHIEN EINZELNER PERSOENLICHKEITEN DER HEIMAT</text:p>
          </table:table-cell>
          <table:table-cell table:number-columns-repeated="5"/>
        </table:table-row>
        <table:table-row table:style-name="ro1">
          <table:table-cell table:formula="of:=IF([.B438]=([.B437]+2);&quot;Fehler&quot;;&quot;&quot;)">
            <text:p/>
          </table:table-cell>
          <table:table-cell table:formula="of:=IF(LEN([.C438])=1;0;IF(LEN([.C438])=2;1;IF(LEN([.C438])=3;2;IF(LEN([.C438])=5;3;IF(LEN([.C438])=6;4;IF(LEN([.C438])=7;5;&quot;Fehler&quot;))))))" office:value-type="float" office:value="1" calcext:value-type="float">
            <text:p>1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[.B439]=([.B438]+2);&quot;Fehler&quot;;&quot;&quot;)">
            <text:p/>
          </table:table-cell>
          <table:table-cell table:formula="of:=IF(LEN([.C439])=1;0;IF(LEN([.C439])=2;1;IF(LEN([.C439])=3;2;IF(LEN([.C439])=5;3;IF(LEN([.C439])=6;4;IF(LEN([.C439])=7;5;&quot;Fehler&quot;)))))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CHICHTE <text:s/>POLITIK STAATSLEHRE KULTURGESCHICHTE VOLKSKUNDE</text:p>
          </table:table-cell>
          <table:table-cell table:number-columns-repeated="5"/>
        </table:table-row>
        <table:table-row table:style-name="ro1">
          <table:table-cell table:formula="of:=IF([.B440]=([.B439]+2);&quot;Fehler&quot;;&quot;&quot;)">
            <text:p/>
          </table:table-cell>
          <table:table-cell table:formula="of:=IF(LEN([.C440])=1;0;IF(LEN([.C440])=2;1;IF(LEN([.C440])=3;2;IF(LEN([.C440])=5;3;IF(LEN([.C440])=6;4;IF(LEN([.C440])=7;5;&quot;Fehler&quot;))))))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ALLGEMEINES - VERMISCHTE SCHRIFTEN</text:p>
          </table:table-cell>
          <table:table-cell table:number-columns-repeated="5"/>
        </table:table-row>
        <table:table-row table:style-name="ro1">
          <table:table-cell table:formula="of:=IF([.B441]=([.B440]+2);&quot;Fehler&quot;;&quot;&quot;)">
            <text:p/>
          </table:table-cell>
          <table:table-cell table:formula="of:=IF(LEN([.C441])=1;0;IF(LEN([.C441])=2;1;IF(LEN([.C441])=3;2;IF(LEN([.C441])=5;3;IF(LEN([.C441])=6;4;IF(LEN([.C441])=7;5;&quot;Fehler&quot;))))))" office:value-type="float" office:value="2" calcext:value-type="float">
            <text:p>2</text:p>
          </table:table-cell>
          <table:table-cell office:value-type="string" calcext:value-type="string">
            <text:p>EAK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442]=([.B441]+2);&quot;Fehler&quot;;&quot;&quot;)">
            <text:p/>
          </table:table-cell>
          <table:table-cell table:formula="of:=IF(LEN([.C442])=1;0;IF(LEN([.C442])=2;1;IF(LEN([.C442])=3;2;IF(LEN([.C442])=5;3;IF(LEN([.C442])=6;4;IF(LEN([.C442])=7;5;&quot;Fehler&quot;))))))" office:value-type="float" office:value="3" calcext:value-type="float">
            <text:p>3</text:p>
          </table:table-cell>
          <table:table-cell office:value-type="string" calcext:value-type="string">
            <text:p>EAK 1</text:p>
          </table:table-cell>
          <table:table-cell office:value-type="string" calcext:value-type="string">
            <text:p>GESAMMELTE UND AUSGEWAEHLTE WERKE EINZELNER HISTORIKER, GESCHICHTSPHILOSOPHEN UND POLITIKER</text:p>
          </table:table-cell>
          <table:table-cell table:number-columns-repeated="5"/>
        </table:table-row>
        <table:table-row table:style-name="ro1">
          <table:table-cell table:formula="of:=IF([.B443]=([.B442]+2);&quot;Fehler&quot;;&quot;&quot;)">
            <text:p/>
          </table:table-cell>
          <table:table-cell table:formula="of:=IF(LEN([.C443])=1;0;IF(LEN([.C443])=2;1;IF(LEN([.C443])=3;2;IF(LEN([.C443])=5;3;IF(LEN([.C443])=6;4;IF(LEN([.C443])=7;5;&quot;Fehler&quot;))))))" office:value-type="float" office:value="2" calcext:value-type="float">
            <text:p>2</text:p>
          </table:table-cell>
          <table:table-cell office:value-type="string" calcext:value-type="string">
            <text:p>EAL</text:p>
          </table:table-cell>
          <table:table-cell office:value-type="string" calcext:value-type="string">
            <text:p>NACHSCHLAGEWERKE</text:p>
          </table:table-cell>
          <table:table-cell table:number-columns-repeated="5"/>
        </table:table-row>
        <table:table-row table:style-name="ro1">
          <table:table-cell table:formula="of:=IF([.B444]=([.B443]+2);&quot;Fehler&quot;;&quot;&quot;)">
            <text:p/>
          </table:table-cell>
          <table:table-cell table:formula="of:=IF(LEN([.C444])=1;0;IF(LEN([.C444])=2;1;IF(LEN([.C444])=3;2;IF(LEN([.C444])=5;3;IF(LEN([.C444])=6;4;IF(LEN([.C444])=7;5;&quot;Fehler&quot;))))))" office:value-type="float" office:value="3" calcext:value-type="float">
            <text:p>3</text:p>
          </table:table-cell>
          <table:table-cell office:value-type="string" calcext:value-type="string">
            <text:p>EAL 1</text:p>
          </table:table-cell>
          <table:table-cell office:value-type="string" calcext:value-type="string">
            <text:p>BIBLIOGRAPHIEN - DOKUMENTATION</text:p>
          </table:table-cell>
          <table:table-cell table:number-columns-repeated="5"/>
        </table:table-row>
        <table:table-row table:style-name="ro1">
          <table:table-cell table:formula="of:=IF([.B445]=([.B444]+2);&quot;Fehler&quot;;&quot;&quot;)">
            <text:p/>
          </table:table-cell>
          <table:table-cell table:formula="of:=IF(LEN([.C445])=1;0;IF(LEN([.C445])=2;1;IF(LEN([.C445])=3;2;IF(LEN([.C445])=5;3;IF(LEN([.C445])=6;4;IF(LEN([.C445])=7;5;&quot;Fehler&quot;))))))" office:value-type="float" office:value="2" calcext:value-type="float">
            <text:p>2</text:p>
          </table:table-cell>
          <table:table-cell office:value-type="string" calcext:value-type="string">
            <text:p>EAM</text:p>
          </table:table-cell>
          <table:table-cell office:value-type="string" calcext:value-type="string">
            <text:p>BILDWERKE - TABELLENWERKE - KARTENWERKE</text:p>
          </table:table-cell>
          <table:table-cell table:number-columns-repeated="5"/>
        </table:table-row>
        <table:table-row table:style-name="ro1">
          <table:table-cell table:formula="of:=IF([.B446]=([.B445]+2);&quot;Fehler&quot;;&quot;&quot;)">
            <text:p/>
          </table:table-cell>
          <table:table-cell table:formula="of:=IF(LEN([.C446])=1;0;IF(LEN([.C446])=2;1;IF(LEN([.C446])=3;2;IF(LEN([.C446])=5;3;IF(LEN([.C446])=6;4;IF(LEN([.C446])=7;5;&quot;Fehler&quot;))))))" office:value-type="float" office:value="2" calcext:value-type="float">
            <text:p>2</text:p>
          </table:table-cell>
          <table:table-cell office:value-type="string" calcext:value-type="string">
            <text:p>EAN</text:p>
          </table:table-cell>
          <table:table-cell office:value-type="string" calcext:value-type="string">
            <text:p>GESCHICHTSPHILOSOPHIE KULTURPHILOSOPHIE GESCHICHTSSOZIOLOGIE <text:s/>KULTURSOZIOLOGIE KULTURPSYCHOLOGIE</text:p>
          </table:table-cell>
          <table:table-cell table:number-columns-repeated="5"/>
        </table:table-row>
        <table:table-row table:style-name="ro1">
          <table:table-cell table:formula="of:=IF([.B447]=([.B446]+2);&quot;Fehler&quot;;&quot;&quot;)">
            <text:p/>
          </table:table-cell>
          <table:table-cell table:formula="of:=IF(LEN([.C447])=1;0;IF(LEN([.C447])=2;1;IF(LEN([.C447])=3;2;IF(LEN([.C447])=5;3;IF(LEN([.C447])=6;4;IF(LEN([.C447])=7;5;&quot;Fehler&quot;))))))" office:value-type="float" office:value="3" calcext:value-type="float">
            <text:p>3</text:p>
          </table:table-cell>
          <table:table-cell office:value-type="string" calcext:value-type="string">
            <text:p>EAN 1</text:p>
          </table:table-cell>
          <table:table-cell office:value-type="string" calcext:value-type="string">
            <text:p>KULTURKRITIK</text:p>
          </table:table-cell>
          <table:table-cell table:number-columns-repeated="5"/>
        </table:table-row>
        <table:table-row table:style-name="ro1">
          <table:table-cell table:formula="of:=IF([.B448]=([.B447]+2);&quot;Fehler&quot;;&quot;&quot;)">
            <text:p/>
          </table:table-cell>
          <table:table-cell table:formula="of:=IF(LEN([.C448])=1;0;IF(LEN([.C448])=2;1;IF(LEN([.C448])=3;2;IF(LEN([.C448])=5;3;IF(LEN([.C448])=6;4;IF(LEN([.C448])=7;5;&quot;Fehler&quot;))))))" office:value-type="float" office:value="3" calcext:value-type="float">
            <text:p>3</text:p>
          </table:table-cell>
          <table:table-cell office:value-type="string" calcext:value-type="string">
            <text:p>EAN 2</text:p>
          </table:table-cell>
          <table:table-cell office:value-type="string" calcext:value-type="string">
            <text:p>EINZELFRAGEN</text:p>
          </table:table-cell>
          <table:table-cell table:number-columns-repeated="5"/>
        </table:table-row>
        <table:table-row table:style-name="ro1">
          <table:table-cell table:formula="of:=IF([.B449]=([.B448]+2);&quot;Fehler&quot;;&quot;&quot;)">
            <text:p/>
          </table:table-cell>
          <table:table-cell table:formula="of:=IF(LEN([.C449])=1;0;IF(LEN([.C449])=2;1;IF(LEN([.C449])=3;2;IF(LEN([.C449])=5;3;IF(LEN([.C449])=6;4;IF(LEN([.C449])=7;5;&quot;Fehler&quot;))))))" office:value-type="float" office:value="2" calcext:value-type="float">
            <text:p>2</text:p>
          </table:table-cell>
          <table:table-cell office:value-type="string" calcext:value-type="string">
            <text:p>EAP</text:p>
          </table:table-cell>
          <table:table-cell office:value-type="string" calcext:value-type="string">
            <text:p>GESCHICHTE UND METHODEN DER GESCHICHTSWISSENSCHAFT UND DER GESCHICHTSSCHREIBUNG</text:p>
          </table:table-cell>
          <table:table-cell table:number-columns-repeated="5"/>
        </table:table-row>
        <table:table-row table:style-name="ro1">
          <table:table-cell table:formula="of:=IF([.B450]=([.B449]+2);&quot;Fehler&quot;;&quot;&quot;)">
            <text:p/>
          </table:table-cell>
          <table:table-cell table:formula="of:=IF(LEN([.C450])=1;0;IF(LEN([.C450])=2;1;IF(LEN([.C450])=3;2;IF(LEN([.C450])=5;3;IF(LEN([.C450])=6;4;IF(LEN([.C450])=7;5;&quot;Fehler&quot;))))))" office:value-type="float" office:value="2" calcext:value-type="float">
            <text:p>2</text:p>
          </table:table-cell>
          <table:table-cell office:value-type="string" calcext:value-type="string">
            <text:p>EAQ</text:p>
          </table:table-cell>
          <table:table-cell office:value-type="string" calcext:value-type="string">
            <text:p>ORGANISATIONEN UND GESELLSCHAFTEN HISTORISCHE MUSEEN UND INSTITUTE</text:p>
          </table:table-cell>
          <table:table-cell table:number-columns-repeated="5"/>
        </table:table-row>
        <table:table-row table:style-name="ro1">
          <table:table-cell table:formula="of:=IF([.B451]=([.B450]+2);&quot;Fehler&quot;;&quot;&quot;)">
            <text:p/>
          </table:table-cell>
          <table:table-cell table:formula="of:=IF(LEN([.C451])=1;0;IF(LEN([.C451])=2;1;IF(LEN([.C451])=3;2;IF(LEN([.C451])=5;3;IF(LEN([.C451])=6;4;IF(LEN([.C451])=7;5;&quot;Fehler&quot;))))))"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HISTORISCHE HILFSWISSENSCHAFTEN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452]=([.B451]+2);&quot;Fehler&quot;;&quot;&quot;)">
            <text:p/>
          </table:table-cell>
          <table:table-cell table:formula="of:=IF(LEN([.C452])=1;0;IF(LEN([.C452])=2;1;IF(LEN([.C452])=3;2;IF(LEN([.C452])=5;3;IF(LEN([.C452])=6;4;IF(LEN([.C452])=7;5;&quot;Fehler&quot;))))))" office:value-type="float" office:value="2" calcext:value-type="float">
            <text:p>2</text:p>
          </table:table-cell>
          <table:table-cell office:value-type="string" calcext:value-type="string">
            <text:p>EBK</text:p>
          </table:table-cell>
          <table:table-cell office:value-type="string" calcext:value-type="string">
            <text:p>QUELLENKUNDE</text:p>
          </table:table-cell>
          <table:table-cell table:number-columns-repeated="5"/>
        </table:table-row>
        <table:table-row table:style-name="ro1">
          <table:table-cell table:formula="of:=IF([.B453]=([.B452]+2);&quot;Fehler&quot;;&quot;&quot;)">
            <text:p/>
          </table:table-cell>
          <table:table-cell table:formula="of:=IF(LEN([.C453])=1;0;IF(LEN([.C453])=2;1;IF(LEN([.C453])=3;2;IF(LEN([.C453])=5;3;IF(LEN([.C453])=6;4;IF(LEN([.C453])=7;5;&quot;Fehler&quot;))))))" office:value-type="float" office:value="2" calcext:value-type="float">
            <text:p>2</text:p>
          </table:table-cell>
          <table:table-cell office:value-type="string" calcext:value-type="string">
            <text:p>EBL</text:p>
          </table:table-cell>
          <table:table-cell office:value-type="string" calcext:value-type="string">
            <text:p>INSCHRIFTENKUNDE (EPIGRAPHIK) <text:s/>URKUNDENLEHRE (DIPLOMATIK) ARCHIV- UND AKTENKUNDE</text:p>
          </table:table-cell>
          <table:table-cell table:number-columns-repeated="5"/>
        </table:table-row>
        <table:table-row table:style-name="ro1">
          <table:table-cell table:formula="of:=IF([.B454]=([.B453]+2);&quot;Fehler&quot;;&quot;&quot;)">
            <text:p/>
          </table:table-cell>
          <table:table-cell table:formula="of:=IF(LEN([.C454])=1;0;IF(LEN([.C454])=2;1;IF(LEN([.C454])=3;2;IF(LEN([.C454])=5;3;IF(LEN([.C454])=6;4;IF(LEN([.C454])=7;5;&quot;Fehler&quot;))))))" office:value-type="float" office:value="2" calcext:value-type="float">
            <text:p>2</text:p>
          </table:table-cell>
          <table:table-cell office:value-type="string" calcext:value-type="string">
            <text:p>EBM</text:p>
          </table:table-cell>
          <table:table-cell office:value-type="string" calcext:value-type="string">
            <text:p>MUENZKUNDE (NUMISMATIK) <text:s/>PAPIERGELD</text:p>
          </table:table-cell>
          <table:table-cell table:number-columns-repeated="5"/>
        </table:table-row>
        <table:table-row table:style-name="ro1">
          <table:table-cell table:formula="of:=IF([.B455]=([.B454]+2);&quot;Fehler&quot;;&quot;&quot;)">
            <text:p/>
          </table:table-cell>
          <table:table-cell table:formula="of:=IF(LEN([.C455])=1;0;IF(LEN([.C455])=2;1;IF(LEN([.C455])=3;2;IF(LEN([.C455])=5;3;IF(LEN([.C455])=6;4;IF(LEN([.C455])=7;5;&quot;Fehler&quot;))))))" office:value-type="float" office:value="2" calcext:value-type="float">
            <text:p>2</text:p>
          </table:table-cell>
          <table:table-cell office:value-type="string" calcext:value-type="string">
            <text:p>EBN</text:p>
          </table:table-cell>
          <table:table-cell office:value-type="string" calcext:value-type="string">
            <text:p>WAPPENKUNDE (HERALDIK) <text:s/>FAHNENKUNDE <text:s/>SIEGELKUNDE (SPHRAGISTIK)</text:p>
          </table:table-cell>
          <table:table-cell table:number-columns-repeated="5"/>
        </table:table-row>
        <table:table-row table:style-name="ro1">
          <table:table-cell table:formula="of:=IF([.B456]=([.B455]+2);&quot;Fehler&quot;;&quot;&quot;)">
            <text:p/>
          </table:table-cell>
          <table:table-cell table:formula="of:=IF(LEN([.C456])=1;0;IF(LEN([.C456])=2;1;IF(LEN([.C456])=3;2;IF(LEN([.C456])=5;3;IF(LEN([.C456])=6;4;IF(LEN([.C456])=7;5;&quot;Fehler&quot;))))))" office:value-type="float" office:value="2" calcext:value-type="float">
            <text:p>2</text:p>
          </table:table-cell>
          <table:table-cell office:value-type="string" calcext:value-type="string">
            <text:p>EBO</text:p>
          </table:table-cell>
          <table:table-cell office:value-type="string" calcext:value-type="string">
            <text:p>ZEITRECHNUNGSKUNDE (CHRONOLOGIE) <text:s/>KALENDERKUNDE</text:p>
          </table:table-cell>
          <table:table-cell table:number-columns-repeated="5"/>
        </table:table-row>
        <table:table-row table:style-name="ro1">
          <table:table-cell table:formula="of:=IF([.B457]=([.B456]+2);&quot;Fehler&quot;;&quot;&quot;)">
            <text:p/>
          </table:table-cell>
          <table:table-cell table:formula="of:=IF(LEN([.C457])=1;0;IF(LEN([.C457])=2;1;IF(LEN([.C457])=3;2;IF(LEN([.C457])=5;3;IF(LEN([.C457])=6;4;IF(LEN([.C457])=7;5;&quot;Fehler&quot;))))))" office:value-type="float" office:value="2" calcext:value-type="float">
            <text:p>2</text:p>
          </table:table-cell>
          <table:table-cell office:value-type="string" calcext:value-type="string">
            <text:p>EBQ</text:p>
          </table:table-cell>
          <table:table-cell office:value-type="string" calcext:value-type="string">
            <text:p>GENEALOGIE (GESCHLECHTER- UND FAMILIENKUNDE)</text:p>
          </table:table-cell>
          <table:table-cell table:number-columns-repeated="5"/>
        </table:table-row>
        <table:table-row table:style-name="ro1">
          <table:table-cell table:formula="of:=IF([.B458]=([.B457]+2);&quot;Fehler&quot;;&quot;&quot;)">
            <text:p/>
          </table:table-cell>
          <table:table-cell table:formula="of:=IF(LEN([.C458])=1;0;IF(LEN([.C458])=2;1;IF(LEN([.C458])=3;2;IF(LEN([.C458])=5;3;IF(LEN([.C458])=6;4;IF(LEN([.C458])=7;5;&quot;Fehler&quot;))))))" office:value-type="float" office:value="2" calcext:value-type="float">
            <text:p>2</text:p>
          </table:table-cell>
          <table:table-cell office:value-type="string" calcext:value-type="string">
            <text:p>EBR</text:p>
          </table:table-cell>
          <table:table-cell office:value-type="string" calcext:value-type="string">
            <text:p>INSIGNIENKUNDE</text:p>
          </table:table-cell>
          <table:table-cell table:number-columns-repeated="5"/>
        </table:table-row>
        <table:table-row table:style-name="ro1">
          <table:table-cell table:formula="of:=IF([.B459]=([.B458]+2);&quot;Fehler&quot;;&quot;&quot;)">
            <text:p/>
          </table:table-cell>
          <table:table-cell table:formula="of:=IF(LEN([.C459])=1;0;IF(LEN([.C459])=2;1;IF(LEN([.C459])=3;2;IF(LEN([.C459])=5;3;IF(LEN([.C459])=6;4;IF(LEN([.C459])=7;5;&quot;Fehler&quot;))))))" office:value-type="float" office:value="2" calcext:value-type="float">
            <text:p>2</text:p>
          </table:table-cell>
          <table:table-cell office:value-type="string" calcext:value-type="string">
            <text:p>EBS</text:p>
          </table:table-cell>
          <table:table-cell office:value-type="string" calcext:value-type="string">
            <text:p>ORDEN UND EHRENZEICHEN</text:p>
          </table:table-cell>
          <table:table-cell table:number-columns-repeated="5"/>
        </table:table-row>
        <table:table-row table:style-name="ro1">
          <table:table-cell table:formula="of:=IF([.B460]=([.B459]+2);&quot;Fehler&quot;;&quot;&quot;)">
            <text:p/>
          </table:table-cell>
          <table:table-cell table:formula="of:=IF(LEN([.C460])=1;0;IF(LEN([.C460])=2;1;IF(LEN([.C460])=3;2;IF(LEN([.C460])=5;3;IF(LEN([.C460])=6;4;IF(LEN([.C460])=7;5;&quot;Fehler&quot;))))))"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GESCHICHTE UND METHODEN DER ARCHAEOLOGIE : GESAMTDARSTELLUNGEN - DARSTELLUNGEN MEHRERER REGIONEN UND EPOCHEN</text:p>
          </table:table-cell>
          <table:table-cell table:number-columns-repeated="5"/>
        </table:table-row>
        <table:table-row table:style-name="ro1">
          <table:table-cell table:formula="of:=IF([.B461]=([.B460]+2);&quot;Fehler&quot;;&quot;&quot;)">
            <text:p/>
          </table:table-cell>
          <table:table-cell table:formula="of:=IF(LEN([.C461])=1;0;IF(LEN([.C461])=2;1;IF(LEN([.C461])=3;2;IF(LEN([.C461])=5;3;IF(LEN([.C461])=6;4;IF(LEN([.C461])=7;5;&quot;Fehler&quot;))))))"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VOLKSKUNDE <text:s/>KULTURGESCHICHTE NACH STOFFEN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462]=([.B461]+2);&quot;Fehler&quot;;&quot;&quot;)">
            <text:p/>
          </table:table-cell>
          <table:table-cell table:formula="of:=IF(LEN([.C462])=1;0;IF(LEN([.C462])=2;1;IF(LEN([.C462])=3;2;IF(LEN([.C462])=5;3;IF(LEN([.C462])=6;4;IF(LEN([.C462])=7;5;&quot;Fehler&quot;))))))" office:value-type="float" office:value="2" calcext:value-type="float">
            <text:p>2</text:p>
          </table:table-cell>
          <table:table-cell office:value-type="string" calcext:value-type="string">
            <text:p>EDK</text:p>
          </table:table-cell>
          <table:table-cell office:value-type="string" calcext:value-type="string">
            <text:p>STAENDE</text:p>
          </table:table-cell>
          <table:table-cell table:number-columns-repeated="5"/>
        </table:table-row>
        <table:table-row table:style-name="ro1">
          <table:table-cell table:formula="of:=IF([.B463]=([.B462]+2);&quot;Fehler&quot;;&quot;&quot;)">
            <text:p/>
          </table:table-cell>
          <table:table-cell table:formula="of:=IF(LEN([.C463])=1;0;IF(LEN([.C463])=2;1;IF(LEN([.C463])=3;2;IF(LEN([.C463])=5;3;IF(LEN([.C463])=6;4;IF(LEN([.C463])=7;5;&quot;Fehler&quot;))))))" office:value-type="float" office:value="2" calcext:value-type="float">
            <text:p>2</text:p>
          </table:table-cell>
          <table:table-cell office:value-type="string" calcext:value-type="string">
            <text:p>EDL</text:p>
          </table:table-cell>
          <table:table-cell office:value-type="string" calcext:value-type="string">
            <text:p>BRAUCHTUM <text:s/>FESTE</text:p>
          </table:table-cell>
          <table:table-cell table:number-columns-repeated="5"/>
        </table:table-row>
        <table:table-row table:style-name="ro1">
          <table:table-cell table:formula="of:=IF([.B464]=([.B463]+2);&quot;Fehler&quot;;&quot;&quot;)">
            <text:p/>
          </table:table-cell>
          <table:table-cell table:formula="of:=IF(LEN([.C464])=1;0;IF(LEN([.C464])=2;1;IF(LEN([.C464])=3;2;IF(LEN([.C464])=5;3;IF(LEN([.C464])=6;4;IF(LEN([.C464])=7;5;&quot;Fehler&quot;))))))" office:value-type="float" office:value="2" calcext:value-type="float">
            <text:p>2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VOLKSGLAUBE <text:s/>VOLKSWEISHEIT ABERGLAUBE ZAUBEREI</text:p>
          </table:table-cell>
          <table:table-cell table:number-columns-repeated="5"/>
        </table:table-row>
        <table:table-row table:style-name="ro1">
          <table:table-cell table:formula="of:=IF([.B465]=([.B464]+2);&quot;Fehler&quot;;&quot;&quot;)">
            <text:p/>
          </table:table-cell>
          <table:table-cell table:formula="of:=IF(LEN([.C465])=1;0;IF(LEN([.C465])=2;1;IF(LEN([.C465])=3;2;IF(LEN([.C465])=5;3;IF(LEN([.C465])=6;4;IF(LEN([.C465])=7;5;&quot;Fehler&quot;))))))" office:value-type="float" office:value="2" calcext:value-type="float">
            <text:p>2</text:p>
          </table:table-cell>
          <table:table-cell office:value-type="string" calcext:value-type="string">
            <text:p>EDN</text:p>
          </table:table-cell>
          <table:table-cell office:value-type="string" calcext:value-type="string">
            <text:p>SIEDLUNGSGESCHICHTE</text:p>
          </table:table-cell>
          <table:table-cell table:number-columns-repeated="5"/>
        </table:table-row>
        <table:table-row table:style-name="ro1">
          <table:table-cell table:formula="of:=IF([.B466]=([.B465]+2);&quot;Fehler&quot;;&quot;&quot;)">
            <text:p/>
          </table:table-cell>
          <table:table-cell table:formula="of:=IF(LEN([.C466])=1;0;IF(LEN([.C466])=2;1;IF(LEN([.C466])=3;2;IF(LEN([.C466])=5;3;IF(LEN([.C466])=6;4;IF(LEN([.C466])=7;5;&quot;Fehler&quot;))))))" office:value-type="float" office:value="2" calcext:value-type="float">
            <text:p>2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KOSTUEMGESCHICHTE TRACHTENKUNDE <text:s/>GESCHICHTE UND SOZIOLOGIE DER MODE</text:p>
          </table:table-cell>
          <table:table-cell table:number-columns-repeated="5"/>
        </table:table-row>
        <table:table-row table:style-name="ro1">
          <table:table-cell table:formula="of:=IF([.B467]=([.B466]+2);&quot;Fehler&quot;;&quot;&quot;)">
            <text:p/>
          </table:table-cell>
          <table:table-cell table:formula="of:=IF(LEN([.C467])=1;0;IF(LEN([.C467])=2;1;IF(LEN([.C467])=3;2;IF(LEN([.C467])=5;3;IF(LEN([.C467])=6;4;IF(LEN([.C467])=7;5;&quot;Fehler&quot;))))))" office:value-type="float" office:value="2" calcext:value-type="float">
            <text:p>2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ERNAEHRUNG UND GENUSSMITTEL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468]=([.B467]+2);&quot;Fehler&quot;;&quot;&quot;)">
            <text:p/>
          </table:table-cell>
          <table:table-cell table:formula="of:=IF(LEN([.C468])=1;0;IF(LEN([.C468])=2;1;IF(LEN([.C468])=3;2;IF(LEN([.C468])=5;3;IF(LEN([.C468])=6;4;IF(LEN([.C468])=7;5;&quot;Fehler&quot;))))))" office:value-type="float" office:value="2" calcext:value-type="float">
            <text:p>2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SONSTIGE EINZELGEBIETE</text:p>
          </table:table-cell>
          <table:table-cell table:number-columns-repeated="5"/>
        </table:table-row>
        <table:table-row table:style-name="ro1">
          <table:table-cell table:formula="of:=IF([.B469]=([.B468]+2);&quot;Fehler&quot;;&quot;&quot;)">
            <text:p/>
          </table:table-cell>
          <table:table-cell table:formula="of:=IF(LEN([.C469])=1;0;IF(LEN([.C469])=2;1;IF(LEN([.C469])=3;2;IF(LEN([.C469])=5;3;IF(LEN([.C469])=6;4;IF(LEN([.C469])=7;5;&quot;Fehler&quot;))))))"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WELTGESCHICHTE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[.B470]=([.B469]+2);&quot;Fehler&quot;;&quot;&quot;)">
            <text:p/>
          </table:table-cell>
          <table:table-cell table:formula="of:=IF(LEN([.C470])=1;0;IF(LEN([.C470])=2;1;IF(LEN([.C470])=3;2;IF(LEN([.C470])=5;3;IF(LEN([.C470])=6;4;IF(LEN([.C470])=7;5;&quot;Fehler&quot;))))))" office:value-type="float" office:value="2" calcext:value-type="float">
            <text:p>2</text:p>
          </table:table-cell>
          <table:table-cell office:value-type="string" calcext:value-type="string">
            <text:p>EEL</text:p>
          </table:table-cell>
          <table:table-cell office:value-type="string" calcext:value-type="string">
            <text:p>QUELLENWERKE ZUR WELTGESCHICHTE VORGESCHICHTE (URGESCHICHTE) : GESAMTDARSTELLUNGEN - DARSTELLUNGEN MEHRERER LAENDER - DARSTELLUNGEN MEHRERER TEILGEBIETE</text:p>
          </table:table-cell>
          <table:table-cell table:number-columns-repeated="5"/>
        </table:table-row>
        <table:table-row table:style-name="ro1">
          <table:table-cell table:formula="of:=IF([.B471]=([.B470]+2);&quot;Fehler&quot;;&quot;&quot;)">
            <text:p/>
          </table:table-cell>
          <table:table-cell table:formula="of:=IF(LEN([.C471])=1;0;IF(LEN([.C471])=2;1;IF(LEN([.C471])=3;2;IF(LEN([.C471])=5;3;IF(LEN([.C471])=6;4;IF(LEN([.C471])=7;5;&quot;Fehler&quot;))))))" office:value-type="float" office:value="1" calcext:value-type="float">
            <text:p>1</text:p>
          </table:table-cell>
          <table:table-cell office:value-type="string" calcext:value-type="string">
            <text:p>EF</text:p>
          </table:table-cell>
          <table:table-cell table:number-columns-repeated="6"/>
        </table:table-row>
        <table:table-row table:style-name="ro1">
          <table:table-cell table:formula="of:=IF([.B472]=([.B471]+2);&quot;Fehler&quot;;&quot;&quot;)">
            <text:p/>
          </table:table-cell>
          <table:table-cell table:formula="of:=IF(LEN([.C472])=1;0;IF(LEN([.C472])=2;1;IF(LEN([.C472])=3;2;IF(LEN([.C472])=5;3;IF(LEN([.C472])=6;4;IF(LEN([.C472])=7;5;&quot;Fehler&quot;))))))" office:value-type="float" office:value="1" calcext:value-type="float">
            <text:p>1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GESCHICHTE UND KULTUR DES ALTERTUMS : ALLGEMEINES – GESAMTDARSTELLUNGEN</text:p>
          </table:table-cell>
          <table:table-cell table:number-columns-repeated="5"/>
        </table:table-row>
        <table:table-row table:style-name="ro1">
          <table:table-cell table:formula="of:=IF([.B473]=([.B472]+2);&quot;Fehler&quot;;&quot;&quot;)">
            <text:p/>
          </table:table-cell>
          <table:table-cell table:formula="of:=IF(LEN([.C473])=1;0;IF(LEN([.C473])=2;1;IF(LEN([.C473])=3;2;IF(LEN([.C473])=5;3;IF(LEN([.C473])=6;4;IF(LEN([.C473])=7;5;&quot;Fehler&quot;))))))" office:value-type="float" office:value="2" calcext:value-type="float">
            <text:p>2</text:p>
          </table:table-cell>
          <table:table-cell office:value-type="string" calcext:value-type="string">
            <text:p>EGK</text:p>
          </table:table-cell>
          <table:table-cell office:value-type="string" calcext:value-type="string">
            <text:p>GESCHICHTE UND KULTUR DES ALTEN ORIENTS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474]=([.B473]+2);&quot;Fehler&quot;;&quot;&quot;)">
            <text:p/>
          </table:table-cell>
          <table:table-cell table:formula="of:=IF(LEN([.C474])=1;0;IF(LEN([.C474])=2;1;IF(LEN([.C474])=3;2;IF(LEN([.C474])=5;3;IF(LEN([.C474])=6;4;IF(LEN([.C474])=7;5;&quot;Fehler&quot;))))))" office:value-type="float" office:value="3" calcext:value-type="float">
            <text:p>3</text:p>
          </table:table-cell>
          <table:table-cell office:value-type="string" calcext:value-type="string">
            <text:p>EGK 1</text:p>
          </table:table-cell>
          <table:table-cell office:value-type="string" calcext:value-type="string">
            <text:p>GESCHICHTE UND KULTUR DES ALTEN AEGYPTEN</text:p>
          </table:table-cell>
          <table:table-cell table:number-columns-repeated="5"/>
        </table:table-row>
        <table:table-row table:style-name="ro1">
          <table:table-cell table:formula="of:=IF([.B475]=([.B474]+2);&quot;Fehler&quot;;&quot;&quot;)">
            <text:p/>
          </table:table-cell>
          <table:table-cell table:formula="of:=IF(LEN([.C475])=1;0;IF(LEN([.C475])=2;1;IF(LEN([.C475])=3;2;IF(LEN([.C475])=5;3;IF(LEN([.C475])=6;4;IF(LEN([.C475])=7;5;&quot;Fehler&quot;))))))" office:value-type="float" office:value="3" calcext:value-type="float">
            <text:p>3</text:p>
          </table:table-cell>
          <table:table-cell office:value-type="string" calcext:value-type="string">
            <text:p>EGK 2</text:p>
          </table:table-cell>
          <table:table-cell office:value-type="string" calcext:value-type="string">
            <text:p>GESCHICHTE PALAESTINAS IM ALTERTUM</text:p>
          </table:table-cell>
          <table:table-cell table:number-columns-repeated="5"/>
        </table:table-row>
        <table:table-row table:style-name="ro1">
          <table:table-cell table:formula="of:=IF([.B476]=([.B475]+2);&quot;Fehler&quot;;&quot;&quot;)">
            <text:p/>
          </table:table-cell>
          <table:table-cell table:formula="of:=IF(LEN([.C476])=1;0;IF(LEN([.C476])=2;1;IF(LEN([.C476])=3;2;IF(LEN([.C476])=5;3;IF(LEN([.C476])=6;4;IF(LEN([.C476])=7;5;&quot;Fehler&quot;))))))" office:value-type="float" office:value="4" calcext:value-type="float">
            <text:p>4</text:p>
          </table:table-cell>
          <table:table-cell office:value-type="string" calcext:value-type="string">
            <text:p>EGK 20</text:p>
          </table:table-cell>
          <table:table-cell office:value-type="string" calcext:value-type="string">
            <text:p>JUEDISCHE KULTUR- UND GEISTESGESCHICHTE</text:p>
          </table:table-cell>
          <table:table-cell table:number-columns-repeated="5"/>
        </table:table-row>
        <table:table-row table:style-name="ro1">
          <table:table-cell table:formula="of:=IF([.B477]=([.B476]+2);&quot;Fehler&quot;;&quot;&quot;)">
            <text:p/>
          </table:table-cell>
          <table:table-cell table:formula="of:=IF(LEN([.C477])=1;0;IF(LEN([.C477])=2;1;IF(LEN([.C477])=3;2;IF(LEN([.C477])=5;3;IF(LEN([.C477])=6;4;IF(LEN([.C477])=7;5;&quot;Fehler&quot;))))))" office:value-type="float" office:value="2" calcext:value-type="float">
            <text:p>2</text:p>
          </table:table-cell>
          <table:table-cell office:value-type="string" calcext:value-type="string">
            <text:p>EGL</text:p>
          </table:table-cell>
          <table:table-cell office:value-type="string" calcext:value-type="string">
            <text:p>GESCHICHTE UND KULTUR DER ANTIK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478]=([.B477]+2);&quot;Fehler&quot;;&quot;&quot;)">
            <text:p/>
          </table:table-cell>
          <table:table-cell table:formula="of:=IF(LEN([.C478])=1;0;IF(LEN([.C478])=2;1;IF(LEN([.C478])=3;2;IF(LEN([.C478])=5;3;IF(LEN([.C478])=6;4;IF(LEN([.C478])=7;5;&quot;Fehler&quot;))))))" office:value-type="float" office:value="3" calcext:value-type="float">
            <text:p>3</text:p>
          </table:table-cell>
          <table:table-cell office:value-type="string" calcext:value-type="string">
            <text:p>EGL 1</text:p>
          </table:table-cell>
          <table:table-cell office:value-type="string" calcext:value-type="string">
            <text:p>ANTIKE GRIECHISCHE GESCHICHTE <text:s/>AEGAEISCHE KULTUR (KRETISCH-MYKENISCHE KULTUR)</text:p>
          </table:table-cell>
          <table:table-cell table:number-columns-repeated="5"/>
        </table:table-row>
        <table:table-row table:style-name="ro1">
          <table:table-cell table:formula="of:=IF([.B479]=([.B478]+2);&quot;Fehler&quot;;&quot;&quot;)">
            <text:p/>
          </table:table-cell>
          <table:table-cell table:formula="of:=IF(LEN([.C479])=1;0;IF(LEN([.C479])=2;1;IF(LEN([.C479])=3;2;IF(LEN([.C479])=5;3;IF(LEN([.C479])=6;4;IF(LEN([.C479])=7;5;&quot;Fehler&quot;))))))" office:value-type="float" office:value="4" calcext:value-type="float">
            <text:p>4</text:p>
          </table:table-cell>
          <table:table-cell office:value-type="string" calcext:value-type="string">
            <text:p>EGL 10</text:p>
          </table:table-cell>
          <table:table-cell office:value-type="string" calcext:value-type="string">
            <text:p>GRIECHISCHE KULTUR- UND GEISTESGESCHICHTE DER ANTIKE</text:p>
          </table:table-cell>
          <table:table-cell table:number-columns-repeated="5"/>
        </table:table-row>
        <table:table-row table:style-name="ro1">
          <table:table-cell table:formula="of:=IF([.B480]=([.B479]+2);&quot;Fehler&quot;;&quot;&quot;)">
            <text:p/>
          </table:table-cell>
          <table:table-cell table:formula="of:=IF(LEN([.C480])=1;0;IF(LEN([.C480])=2;1;IF(LEN([.C480])=3;2;IF(LEN([.C480])=5;3;IF(LEN([.C480])=6;4;IF(LEN([.C480])=7;5;&quot;Fehler&quot;))))))" office:value-type="float" office:value="3" calcext:value-type="float">
            <text:p>3</text:p>
          </table:table-cell>
          <table:table-cell office:value-type="string" calcext:value-type="string">
            <text:p>EGL 2</text:p>
          </table:table-cell>
          <table:table-cell office:value-type="string" calcext:value-type="string">
            <text:p>ANTIKE ROEMISCHE GESCHICHTE EINSCHL. ETRUSKISCHER GESCHICHTE</text:p>
          </table:table-cell>
          <table:table-cell table:number-columns-repeated="5"/>
        </table:table-row>
        <table:table-row table:style-name="ro1">
          <table:table-cell table:formula="of:=IF([.B481]=([.B480]+2);&quot;Fehler&quot;;&quot;&quot;)">
            <text:p/>
          </table:table-cell>
          <table:table-cell table:formula="of:=IF(LEN([.C481])=1;0;IF(LEN([.C481])=2;1;IF(LEN([.C481])=3;2;IF(LEN([.C481])=5;3;IF(LEN([.C481])=6;4;IF(LEN([.C481])=7;5;&quot;Fehler&quot;))))))" office:value-type="float" office:value="4" calcext:value-type="float">
            <text:p>4</text:p>
          </table:table-cell>
          <table:table-cell office:value-type="string" calcext:value-type="string">
            <text:p>EGL 20</text:p>
          </table:table-cell>
          <table:table-cell office:value-type="string" calcext:value-type="string">
            <text:p>ROEMISCHE KULTUR- UND GEISTESGESCHICHTE DER ANTIKE</text:p>
          </table:table-cell>
          <table:table-cell table:number-columns-repeated="5"/>
        </table:table-row>
        <table:table-row table:style-name="ro1">
          <table:table-cell table:formula="of:=IF([.B482]=([.B481]+2);&quot;Fehler&quot;;&quot;&quot;)">
            <text:p/>
          </table:table-cell>
          <table:table-cell table:formula="of:=IF(LEN([.C482])=1;0;IF(LEN([.C482])=2;1;IF(LEN([.C482])=3;2;IF(LEN([.C482])=5;3;IF(LEN([.C482])=6;4;IF(LEN([.C482])=7;5;&quot;Fehler&quot;))))))" office:value-type="float" office:value="3" calcext:value-type="float">
            <text:p>3</text:p>
          </table:table-cell>
          <table:table-cell office:value-type="string" calcext:value-type="string">
            <text:p>EGL 3</text:p>
          </table:table-cell>
          <table:table-cell office:value-type="string" calcext:value-type="string">
            <text:p>BYZANTINISCHE GESCHICHTE UND KULTUR BIS 1453</text:p>
          </table:table-cell>
          <table:table-cell table:number-columns-repeated="5"/>
        </table:table-row>
        <table:table-row table:style-name="ro1">
          <table:table-cell table:formula="of:=IF([.B483]=([.B482]+2);&quot;Fehler&quot;;&quot;&quot;)">
            <text:p/>
          </table:table-cell>
          <table:table-cell table:formula="of:=IF(LEN([.C483])=1;0;IF(LEN([.C483])=2;1;IF(LEN([.C483])=3;2;IF(LEN([.C483])=5;3;IF(LEN([.C483])=6;4;IF(LEN([.C483])=7;5;&quot;Fehler&quot;))))))" office:value-type="float" office:value="2" calcext:value-type="float">
            <text:p>2</text:p>
          </table:table-cell>
          <table:table-cell office:value-type="string" calcext:value-type="string">
            <text:p>EGM</text:p>
          </table:table-cell>
          <table:table-cell office:value-type="string" calcext:value-type="string">
            <text:p>GERMANISCHE UND KELTISCHE GESCHICHTE UND KULTUR BIS ZUM BEGINN DER VOELKERWANDERUNG</text:p>
          </table:table-cell>
          <table:table-cell table:number-columns-repeated="5"/>
        </table:table-row>
        <table:table-row table:style-name="ro1">
          <table:table-cell table:formula="of:=IF([.B484]=([.B483]+2);&quot;Fehler&quot;;&quot;&quot;)">
            <text:p/>
          </table:table-cell>
          <table:table-cell table:formula="of:=IF(LEN([.C484])=1;0;IF(LEN([.C484])=2;1;IF(LEN([.C484])=3;2;IF(LEN([.C484])=5;3;IF(LEN([.C484])=6;4;IF(LEN([.C484])=7;5;&quot;Fehler&quot;))))))" office:value-type="float" office:value="1" calcext:value-type="float">
            <text:p>1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GESCHICHTE UND KULTUR DES MITTELALTERS : GESAMTDARSTELLUNGEN - DARSTELLUNGEN MEHRERER LAENDER</text:p>
          </table:table-cell>
          <table:table-cell table:number-columns-repeated="5"/>
        </table:table-row>
        <table:table-row table:style-name="ro1">
          <table:table-cell table:formula="of:=IF([.B485]=([.B484]+2);&quot;Fehler&quot;;&quot;&quot;)">
            <text:p/>
          </table:table-cell>
          <table:table-cell table:formula="of:=IF(LEN([.C485])=1;0;IF(LEN([.C485])=2;1;IF(LEN([.C485])=3;2;IF(LEN([.C485])=5;3;IF(LEN([.C485])=6;4;IF(LEN([.C485])=7;5;&quot;Fehler&quot;))))))" office:value-type="float" office:value="2" calcext:value-type="float">
            <text:p>2</text:p>
          </table:table-cell>
          <table:table-cell office:value-type="string" calcext:value-type="string">
            <text:p>EHK</text:p>
          </table:table-cell>
          <table:table-cell office:value-type="string" calcext:value-type="string">
            <text:p>FRUEHES MITTELALTER : BIS 911</text:p>
          </table:table-cell>
          <table:table-cell table:number-columns-repeated="5"/>
        </table:table-row>
        <table:table-row table:style-name="ro1">
          <table:table-cell table:formula="of:=IF([.B486]=([.B485]+2);&quot;Fehler&quot;;&quot;&quot;)">
            <text:p/>
          </table:table-cell>
          <table:table-cell table:formula="of:=IF(LEN([.C486])=1;0;IF(LEN([.C486])=2;1;IF(LEN([.C486])=3;2;IF(LEN([.C486])=5;3;IF(LEN([.C486])=6;4;IF(LEN([.C486])=7;5;&quot;Fehler&quot;))))))" office:value-type="float" office:value="2" calcext:value-type="float">
            <text:p>2</text:p>
          </table:table-cell>
          <table:table-cell office:value-type="string" calcext:value-type="string">
            <text:p>EHL</text:p>
          </table:table-cell>
          <table:table-cell office:value-type="string" calcext:value-type="string">
            <text:p>HOCHMITTELALTER : 911 - 1254</text:p>
          </table:table-cell>
          <table:table-cell table:number-columns-repeated="5"/>
        </table:table-row>
        <table:table-row table:style-name="ro1">
          <table:table-cell table:formula="of:=IF([.B487]=([.B486]+2);&quot;Fehler&quot;;&quot;&quot;)">
            <text:p/>
          </table:table-cell>
          <table:table-cell table:formula="of:=IF(LEN([.C487])=1;0;IF(LEN([.C487])=2;1;IF(LEN([.C487])=3;2;IF(LEN([.C487])=5;3;IF(LEN([.C487])=6;4;IF(LEN([.C487])=7;5;&quot;Fehler&quot;))))))" office:value-type="float" office:value="2" calcext:value-type="float">
            <text:p>2</text:p>
          </table:table-cell>
          <table:table-cell office:value-type="string" calcext:value-type="string">
            <text:p>EHM</text:p>
          </table:table-cell>
          <table:table-cell office:value-type="string" calcext:value-type="string">
            <text:p>SPAETES MITTELALTER : 1254 BIS ETWA 15OO</text:p>
          </table:table-cell>
          <table:table-cell table:number-columns-repeated="5"/>
        </table:table-row>
        <table:table-row table:style-name="ro1">
          <table:table-cell table:formula="of:=IF([.B488]=([.B487]+2);&quot;Fehler&quot;;&quot;&quot;)">
            <text:p/>
          </table:table-cell>
          <table:table-cell table:formula="of:=IF(LEN([.C488])=1;0;IF(LEN([.C488])=2;1;IF(LEN([.C488])=3;2;IF(LEN([.C488])=5;3;IF(LEN([.C488])=6;4;IF(LEN([.C488])=7;5;&quot;Fehler&quot;))))))" office:value-type="float" office:value="2" calcext:value-type="float">
            <text:p>2</text:p>
          </table:table-cell>
          <table:table-cell office:value-type="string" calcext:value-type="string">
            <text:p>EHO</text:p>
          </table:table-cell>
          <table:table-cell office:value-type="string" calcext:value-type="string">
            <text:p>QUELLENWERKE</text:p>
          </table:table-cell>
          <table:table-cell table:number-columns-repeated="5"/>
        </table:table-row>
        <table:table-row table:style-name="ro1">
          <table:table-cell table:formula="of:=IF([.B489]=([.B488]+2);&quot;Fehler&quot;;&quot;&quot;)">
            <text:p/>
          </table:table-cell>
          <table:table-cell table:formula="of:=IF(LEN([.C489])=1;0;IF(LEN([.C489])=2;1;IF(LEN([.C489])=3;2;IF(LEN([.C489])=5;3;IF(LEN([.C489])=6;4;IF(LEN([.C489])=7;5;&quot;Fehler&quot;))))))" office:value-type="float" office:value="1" calcext:value-type="float">
            <text:p>1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WELTGESCHICHTE DER NEUZEIT BIS ZUR GEGENWART</text:p>
          </table:table-cell>
          <table:table-cell table:number-columns-repeated="5"/>
        </table:table-row>
        <table:table-row table:style-name="ro1">
          <table:table-cell table:formula="of:=IF([.B490]=([.B489]+2);&quot;Fehler&quot;;&quot;&quot;)">
            <text:p/>
          </table:table-cell>
          <table:table-cell table:formula="of:=IF(LEN([.C490])=1;0;IF(LEN([.C490])=2;1;IF(LEN([.C490])=3;2;IF(LEN([.C490])=5;3;IF(LEN([.C490])=6;4;IF(LEN([.C490])=7;5;&quot;Fehler&quot;))))))" office:value-type="float" office:value="2" calcext:value-type="float">
            <text:p>2</text:p>
          </table:table-cell>
          <table:table-cell office:value-type="string" calcext:value-type="string">
            <text:p>EKK</text:p>
          </table:table-cell>
          <table:table-cell office:value-type="string" calcext:value-type="string">
            <text:p>QUELLENWERKE ZU MEHREREN EPOCHEN DER NEUZEIT</text:p>
          </table:table-cell>
          <table:table-cell table:number-columns-repeated="5"/>
        </table:table-row>
        <table:table-row table:style-name="ro1">
          <table:table-cell table:formula="of:=IF([.B491]=([.B490]+2);&quot;Fehler&quot;;&quot;&quot;)">
            <text:p/>
          </table:table-cell>
          <table:table-cell table:formula="of:=IF(LEN([.C491])=1;0;IF(LEN([.C491])=2;1;IF(LEN([.C491])=3;2;IF(LEN([.C491])=5;3;IF(LEN([.C491])=6;4;IF(LEN([.C491])=7;5;&quot;Fehler&quot;))))))" office:value-type="float" office:value="2" calcext:value-type="float">
            <text:p>2</text:p>
          </table:table-cell>
          <table:table-cell office:value-type="string" calcext:value-type="string">
            <text:p>EKL</text:p>
          </table:table-cell>
          <table:table-cell office:value-type="string" calcext:value-type="string">
            <text:p>VON DER ZEIT DER GROSSEN ENTDECKUNGEN BIS ZUM ABSOLUTISMUS : 1492 – 1789</text:p>
          </table:table-cell>
          <table:table-cell table:number-columns-repeated="5"/>
        </table:table-row>
        <table:table-row table:style-name="ro1">
          <table:table-cell table:formula="of:=IF([.B492]=([.B491]+2);&quot;Fehler&quot;;&quot;&quot;)">
            <text:p/>
          </table:table-cell>
          <table:table-cell table:formula="of:=IF(LEN([.C492])=1;0;IF(LEN([.C492])=2;1;IF(LEN([.C492])=3;2;IF(LEN([.C492])=5;3;IF(LEN([.C492])=6;4;IF(LEN([.C492])=7;5;&quot;Fehler&quot;))))))" office:value-type="float" office:value="2" calcext:value-type="float">
            <text:p>2</text:p>
          </table:table-cell>
          <table:table-cell office:value-type="string" calcext:value-type="string">
            <text:p>EKM</text:p>
          </table:table-cell>
          <table:table-cell office:value-type="string" calcext:value-type="string">
            <text:p>VON DER FRANZOESISCHEN REVOLUTION BIS ZUM 1. WELTKRIEG : 1789 – 1914</text:p>
          </table:table-cell>
          <table:table-cell table:number-columns-repeated="5"/>
        </table:table-row>
        <table:table-row table:style-name="ro1">
          <table:table-cell table:formula="of:=IF([.B493]=([.B492]+2);&quot;Fehler&quot;;&quot;&quot;)">
            <text:p/>
          </table:table-cell>
          <table:table-cell table:formula="of:=IF(LEN([.C493])=1;0;IF(LEN([.C493])=2;1;IF(LEN([.C493])=3;2;IF(LEN([.C493])=5;3;IF(LEN([.C493])=6;4;IF(LEN([.C493])=7;5;&quot;Fehler&quot;))))))" office:value-type="float" office:value="2" calcext:value-type="float">
            <text:p>2</text:p>
          </table:table-cell>
          <table:table-cell office:value-type="string" calcext:value-type="string">
            <text:p>EKN</text:p>
          </table:table-cell>
          <table:table-cell office:value-type="string" calcext:value-type="string">
            <text:p>VOM 1. WELTKRIEG BIS ZUR GEGENWAR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494]=([.B493]+2);&quot;Fehler&quot;;&quot;&quot;)">
            <text:p/>
          </table:table-cell>
          <table:table-cell table:formula="of:=IF(LEN([.C494])=1;0;IF(LEN([.C494])=2;1;IF(LEN([.C494])=3;2;IF(LEN([.C494])=5;3;IF(LEN([.C494])=6;4;IF(LEN([.C494])=7;5;&quot;Fehler&quot;))))))" office:value-type="float" office:value="3" calcext:value-type="float">
            <text:p>3</text:p>
          </table:table-cell>
          <table:table-cell office:value-type="string" calcext:value-type="string">
            <text:p>EKN 3</text:p>
          </table:table-cell>
          <table:table-cell office:value-type="string" calcext:value-type="string">
            <text:p>1. WELTKRIEG EINSCHL. VORGESCHICHTE, KRIEGS- UND FRIEDENSKONFERENZEN</text:p>
          </table:table-cell>
          <table:table-cell table:number-columns-repeated="5"/>
        </table:table-row>
        <table:table-row table:style-name="ro1">
          <table:table-cell table:formula="of:=IF([.B495]=([.B494]+2);&quot;Fehler&quot;;&quot;&quot;)">
            <text:p/>
          </table:table-cell>
          <table:table-cell table:formula="of:=IF(LEN([.C495])=1;0;IF(LEN([.C495])=2;1;IF(LEN([.C495])=3;2;IF(LEN([.C495])=5;3;IF(LEN([.C495])=6;4;IF(LEN([.C495])=7;5;&quot;Fehler&quot;))))))" office:value-type="float" office:value="3" calcext:value-type="float">
            <text:p>3</text:p>
          </table:table-cell>
          <table:table-cell office:value-type="string" calcext:value-type="string">
            <text:p>EKN 4</text:p>
          </table:table-cell>
          <table:table-cell office:value-type="string" calcext:value-type="string">
            <text:p>DIE ZEIT ZWISCHEN DEN BEIDEN WELTKRIEGEN : 1918 - 1939</text:p>
          </table:table-cell>
          <table:table-cell table:number-columns-repeated="5"/>
        </table:table-row>
        <table:table-row table:style-name="ro1">
          <table:table-cell table:formula="of:=IF([.B496]=([.B495]+2);&quot;Fehler&quot;;&quot;&quot;)">
            <text:p/>
          </table:table-cell>
          <table:table-cell table:formula="of:=IF(LEN([.C496])=1;0;IF(LEN([.C496])=2;1;IF(LEN([.C496])=3;2;IF(LEN([.C496])=5;3;IF(LEN([.C496])=6;4;IF(LEN([.C496])=7;5;&quot;Fehler&quot;))))))" office:value-type="float" office:value="3" calcext:value-type="float">
            <text:p>3</text:p>
          </table:table-cell>
          <table:table-cell office:value-type="string" calcext:value-type="string">
            <text:p>EKN 5</text:p>
          </table:table-cell>
          <table:table-cell office:value-type="string" calcext:value-type="string">
            <text:p>2. WELTKRIEG EINSCHL. VORGESCHICHTE UND KONFERENZEN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497]=([.B496]+2);&quot;Fehler&quot;;&quot;&quot;)">
            <text:p/>
          </table:table-cell>
          <table:table-cell table:formula="of:=IF(LEN([.C497])=1;0;IF(LEN([.C497])=2;1;IF(LEN([.C497])=3;2;IF(LEN([.C497])=5;3;IF(LEN([.C497])=6;4;IF(LEN([.C497])=7;5;&quot;Fehler&quot;))))))" office:value-type="float" office:value="4" calcext:value-type="float">
            <text:p>4</text:p>
          </table:table-cell>
          <table:table-cell office:value-type="string" calcext:value-type="string">
            <text:p>EKN 50</text:p>
          </table:table-cell>
          <table:table-cell office:value-type="string" calcext:value-type="string">
            <text:p>SEEKRIEG</text:p>
          </table:table-cell>
          <table:table-cell table:number-columns-repeated="5"/>
        </table:table-row>
        <table:table-row table:style-name="ro1">
          <table:table-cell table:formula="of:=IF([.B498]=([.B497]+2);&quot;Fehler&quot;;&quot;&quot;)">
            <text:p/>
          </table:table-cell>
          <table:table-cell table:formula="of:=IF(LEN([.C498])=1;0;IF(LEN([.C498])=2;1;IF(LEN([.C498])=3;2;IF(LEN([.C498])=5;3;IF(LEN([.C498])=6;4;IF(LEN([.C498])=7;5;&quot;Fehler&quot;))))))" office:value-type="float" office:value="4" calcext:value-type="float">
            <text:p>4</text:p>
          </table:table-cell>
          <table:table-cell office:value-type="string" calcext:value-type="string">
            <text:p>EKN 51</text:p>
          </table:table-cell>
          <table:table-cell office:value-type="string" calcext:value-type="string">
            <text:p>LUFT- UND BOMBENKRIEG</text:p>
          </table:table-cell>
          <table:table-cell table:number-columns-repeated="5"/>
        </table:table-row>
        <table:table-row table:style-name="ro1">
          <table:table-cell table:formula="of:=IF([.B499]=([.B498]+2);&quot;Fehler&quot;;&quot;&quot;)">
            <text:p/>
          </table:table-cell>
          <table:table-cell table:formula="of:=IF(LEN([.C499])=1;0;IF(LEN([.C499])=2;1;IF(LEN([.C499])=3;2;IF(LEN([.C499])=5;3;IF(LEN([.C499])=6;4;IF(LEN([.C499])=7;5;&quot;Fehler&quot;))))))" office:value-type="float" office:value="4" calcext:value-type="float">
            <text:p>4</text:p>
          </table:table-cell>
          <table:table-cell office:value-type="string" calcext:value-type="string">
            <text:p>EKN 52</text:p>
          </table:table-cell>
          <table:table-cell office:value-type="string" calcext:value-type="string">
            <text:p>OESTLICHE KRIEGSSCHAUPLAETZE</text:p>
          </table:table-cell>
          <table:table-cell table:number-columns-repeated="5"/>
        </table:table-row>
        <table:table-row table:style-name="ro1">
          <table:table-cell table:formula="of:=IF([.B500]=([.B499]+2);&quot;Fehler&quot;;&quot;&quot;)">
            <text:p/>
          </table:table-cell>
          <table:table-cell table:formula="of:=IF(LEN([.C500])=1;0;IF(LEN([.C500])=2;1;IF(LEN([.C500])=3;2;IF(LEN([.C500])=5;3;IF(LEN([.C500])=6;4;IF(LEN([.C500])=7;5;&quot;Fehler&quot;))))))" office:value-type="float" office:value="4" calcext:value-type="float">
            <text:p>4</text:p>
          </table:table-cell>
          <table:table-cell office:value-type="string" calcext:value-type="string">
            <text:p>EKN 53</text:p>
          </table:table-cell>
          <table:table-cell office:value-type="string" calcext:value-type="string">
            <text:p>WESTLICHE KRIEGSSCHAUPLAETZE</text:p>
          </table:table-cell>
          <table:table-cell table:number-columns-repeated="5"/>
        </table:table-row>
        <table:table-row table:style-name="ro1">
          <table:table-cell table:formula="of:=IF([.B501]=([.B500]+2);&quot;Fehler&quot;;&quot;&quot;)">
            <text:p/>
          </table:table-cell>
          <table:table-cell table:formula="of:=IF(LEN([.C501])=1;0;IF(LEN([.C501])=2;1;IF(LEN([.C501])=3;2;IF(LEN([.C501])=5;3;IF(LEN([.C501])=6;4;IF(LEN([.C501])=7;5;&quot;Fehler&quot;))))))" office:value-type="float" office:value="4" calcext:value-type="float">
            <text:p>4</text:p>
          </table:table-cell>
          <table:table-cell office:value-type="string" calcext:value-type="string">
            <text:p>EKN 54</text:p>
          </table:table-cell>
          <table:table-cell office:value-type="string" calcext:value-type="string">
            <text:p>SONSTIGE KRIEGSSCHAUPLAETZE</text:p>
          </table:table-cell>
          <table:table-cell table:number-columns-repeated="5"/>
        </table:table-row>
        <table:table-row table:style-name="ro1">
          <table:table-cell table:formula="of:=IF([.B502]=([.B501]+2);&quot;Fehler&quot;;&quot;&quot;)">
            <text:p/>
          </table:table-cell>
          <table:table-cell table:formula="of:=IF(LEN([.C502])=1;0;IF(LEN([.C502])=2;1;IF(LEN([.C502])=3;2;IF(LEN([.C502])=5;3;IF(LEN([.C502])=6;4;IF(LEN([.C502])=7;5;&quot;Fehler&quot;))))))" office:value-type="float" office:value="4" calcext:value-type="float">
            <text:p>4</text:p>
          </table:table-cell>
          <table:table-cell office:value-type="string" calcext:value-type="string">
            <text:p>EKN 55</text:p>
          </table:table-cell>
          <table:table-cell office:value-type="string" calcext:value-type="string">
            <text:p>KRIEGSGEFANGENSCHAFT <text:s/>KRIEGSHEIMKEHRER</text:p>
          </table:table-cell>
          <table:table-cell table:number-columns-repeated="5"/>
        </table:table-row>
        <table:table-row table:style-name="ro1">
          <table:table-cell table:formula="of:=IF([.B503]=([.B502]+2);&quot;Fehler&quot;;&quot;&quot;)">
            <text:p/>
          </table:table-cell>
          <table:table-cell table:formula="of:=IF(LEN([.C503])=1;0;IF(LEN([.C503])=2;1;IF(LEN([.C503])=3;2;IF(LEN([.C503])=5;3;IF(LEN([.C503])=6;4;IF(LEN([.C503])=7;5;&quot;Fehler&quot;))))))" office:value-type="float" office:value="3" calcext:value-type="float">
            <text:p>3</text:p>
          </table:table-cell>
          <table:table-cell office:value-type="string" calcext:value-type="string">
            <text:p>EKN 6</text:p>
          </table:table-cell>
          <table:table-cell office:value-type="string" calcext:value-type="string">
            <text:p>DIE ZEIT VON 1945 BIS ZUR GEGENWART</text:p>
          </table:table-cell>
          <table:table-cell table:number-columns-repeated="5"/>
        </table:table-row>
        <table:table-row table:style-name="ro1">
          <table:table-cell table:formula="of:=IF([.B504]=([.B503]+2);&quot;Fehler&quot;;&quot;&quot;)">
            <text:p/>
          </table:table-cell>
          <table:table-cell table:formula="of:=IF(LEN([.C504])=1;0;IF(LEN([.C504])=2;1;IF(LEN([.C504])=3;2;IF(LEN([.C504])=5;3;IF(LEN([.C504])=6;4;IF(LEN([.C504])=7;5;&quot;Fehler&quot;))))))"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GESCHICHTE EUROPAS : GESAMTDARSTELLUNGEN – DARSTELLUNGEN MEHRERER EPOCHEN UND MEHRERER STAATEN</text:p>
          </table:table-cell>
          <table:table-cell table:number-columns-repeated="5"/>
        </table:table-row>
        <table:table-row table:style-name="ro1">
          <table:table-cell table:formula="of:=IF([.B505]=([.B504]+2);&quot;Fehler&quot;;&quot;&quot;)">
            <text:p/>
          </table:table-cell>
          <table:table-cell table:formula="of:=IF(LEN([.C505])=1;0;IF(LEN([.C505])=2;1;IF(LEN([.C505])=3;2;IF(LEN([.C505])=5;3;IF(LEN([.C505])=6;4;IF(LEN([.C505])=7;5;&quot;Fehler&quot;))))))" office:value-type="float" office:value="2" calcext:value-type="float">
            <text:p>2</text:p>
          </table:table-cell>
          <table:table-cell office:value-type="string" calcext:value-type="string">
            <text:p>ELK</text:p>
          </table:table-cell>
          <table:table-cell office:value-type="string" calcext:value-type="string">
            <text:p>KULTUR- UND GEISTESGESCHICHTE EUROPAS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506]=([.B505]+2);&quot;Fehler&quot;;&quot;&quot;)">
            <text:p/>
          </table:table-cell>
          <table:table-cell table:formula="of:=IF(LEN([.C506])=1;0;IF(LEN([.C506])=2;1;IF(LEN([.C506])=3;2;IF(LEN([.C506])=5;3;IF(LEN([.C506])=6;4;IF(LEN([.C506])=7;5;&quot;Fehler&quot;))))))" office:value-type="float" office:value="2" calcext:value-type="float">
            <text:p>2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GESCHICHTE MITTELEUROPAS : DARSTELLUNGEN MEHRERER STAATEN</text:p>
          </table:table-cell>
          <table:table-cell table:number-columns-repeated="5"/>
        </table:table-row>
        <table:table-row table:style-name="ro1">
          <table:table-cell table:formula="of:=IF([.B507]=([.B506]+2);&quot;Fehler&quot;;&quot;&quot;)">
            <text:p/>
          </table:table-cell>
          <table:table-cell table:formula="of:=IF(LEN([.C507])=1;0;IF(LEN([.C507])=2;1;IF(LEN([.C507])=3;2;IF(LEN([.C507])=5;3;IF(LEN([.C507])=6;4;IF(LEN([.C507])=7;5;&quot;Fehler&quot;))))))" office:value-type="float" office:value="3" calcext:value-type="float">
            <text:p>3</text:p>
          </table:table-cell>
          <table:table-cell office:value-type="string" calcext:value-type="string">
            <text:p>ELL 1</text:p>
          </table:table-cell>
          <table:table-cell office:value-type="string" calcext:value-type="string">
            <text:p>GESCHICHTE UND KULTUR OESTERREICHS</text:p>
          </table:table-cell>
          <table:table-cell table:number-columns-repeated="5"/>
        </table:table-row>
        <table:table-row table:style-name="ro1">
          <table:table-cell table:formula="of:=IF([.B508]=([.B507]+2);&quot;Fehler&quot;;&quot;&quot;)">
            <text:p/>
          </table:table-cell>
          <table:table-cell table:formula="of:=IF(LEN([.C508])=1;0;IF(LEN([.C508])=2;1;IF(LEN([.C508])=3;2;IF(LEN([.C508])=5;3;IF(LEN([.C508])=6;4;IF(LEN([.C508])=7;5;&quot;Fehler&quot;))))))" office:value-type="float" office:value="3" calcext:value-type="float">
            <text:p>3</text:p>
          </table:table-cell>
          <table:table-cell office:value-type="string" calcext:value-type="string">
            <text:p>ELL 2</text:p>
          </table:table-cell>
          <table:table-cell office:value-type="string" calcext:value-type="string">
            <text:p>GESCHICHTE UND KULTUR DER SCHWEIZ UND LIECHTENSTEINS</text:p>
          </table:table-cell>
          <table:table-cell table:number-columns-repeated="5"/>
        </table:table-row>
        <table:table-row table:style-name="ro1">
          <table:table-cell table:formula="of:=IF([.B509]=([.B508]+2);&quot;Fehler&quot;;&quot;&quot;)">
            <text:p/>
          </table:table-cell>
          <table:table-cell table:formula="of:=IF(LEN([.C509])=1;0;IF(LEN([.C509])=2;1;IF(LEN([.C509])=3;2;IF(LEN([.C509])=5;3;IF(LEN([.C509])=6;4;IF(LEN([.C509])=7;5;&quot;Fehler&quot;))))))" office:value-type="float" office:value="3" calcext:value-type="float">
            <text:p>3</text:p>
          </table:table-cell>
          <table:table-cell office:value-type="string" calcext:value-type="string">
            <text:p>ELL 3</text:p>
          </table:table-cell>
          <table:table-cell office:value-type="string" calcext:value-type="string">
            <text:p>GESCHICHTE UND KULTUR DER TSCHECHOSLOWAKEI BIS 1992 SLOWAKEI <text:s/>TSCHECHISCHE REPUBLIK</text:p>
          </table:table-cell>
          <table:table-cell table:number-columns-repeated="5"/>
        </table:table-row>
        <table:table-row table:style-name="ro1">
          <table:table-cell table:formula="of:=IF([.B510]=([.B509]+2);&quot;Fehler&quot;;&quot;&quot;)">
            <text:p/>
          </table:table-cell>
          <table:table-cell table:formula="of:=IF(LEN([.C510])=1;0;IF(LEN([.C510])=2;1;IF(LEN([.C510])=3;2;IF(LEN([.C510])=5;3;IF(LEN([.C510])=6;4;IF(LEN([.C510])=7;5;&quot;Fehler&quot;))))))" office:value-type="float" office:value="3" calcext:value-type="float">
            <text:p>3</text:p>
          </table:table-cell>
          <table:table-cell office:value-type="string" calcext:value-type="string">
            <text:p>ELL 4</text:p>
          </table:table-cell>
          <table:table-cell office:value-type="string" calcext:value-type="string">
            <text:p>GESCHICHTE UND KULTUR UNGARNS</text:p>
          </table:table-cell>
          <table:table-cell table:number-columns-repeated="5"/>
        </table:table-row>
        <table:table-row table:style-name="ro1">
          <table:table-cell table:formula="of:=IF([.B511]=([.B510]+2);&quot;Fehler&quot;;&quot;&quot;)">
            <text:p/>
          </table:table-cell>
          <table:table-cell table:formula="of:=IF(LEN([.C511])=1;0;IF(LEN([.C511])=2;1;IF(LEN([.C511])=3;2;IF(LEN([.C511])=5;3;IF(LEN([.C511])=6;4;IF(LEN([.C511])=7;5;&quot;Fehler&quot;))))))" office:value-type="float" office:value="2" calcext:value-type="float">
            <text:p>2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GESCHICHTE WESTEUROPAS : DARSTELLUNGEN MEHRERER STAATEN</text:p>
          </table:table-cell>
          <table:table-cell table:number-columns-repeated="5"/>
        </table:table-row>
        <table:table-row table:style-name="ro1">
          <table:table-cell table:formula="of:=IF([.B512]=([.B511]+2);&quot;Fehler&quot;;&quot;&quot;)">
            <text:p/>
          </table:table-cell>
          <table:table-cell table:formula="of:=IF(LEN([.C512])=1;0;IF(LEN([.C512])=2;1;IF(LEN([.C512])=3;2;IF(LEN([.C512])=5;3;IF(LEN([.C512])=6;4;IF(LEN([.C512])=7;5;&quot;Fehler&quot;))))))" office:value-type="float" office:value="3" calcext:value-type="float">
            <text:p>3</text:p>
          </table:table-cell>
          <table:table-cell office:value-type="string" calcext:value-type="string">
            <text:p>ELM 1</text:p>
          </table:table-cell>
          <table:table-cell office:value-type="string" calcext:value-type="string">
            <text:p>GESCHICHTE GROSSBRITANNIENS UND IRLANDS <text:s/>GESCHICHTE DES BRITISCHEN COMMONWEALTH IN GESAMTDARSTELLUNGEN</text:p>
          </table:table-cell>
          <table:table-cell table:number-columns-repeated="5"/>
        </table:table-row>
        <table:table-row table:style-name="ro1">
          <table:table-cell table:formula="of:=IF([.B513]=([.B512]+2);&quot;Fehler&quot;;&quot;&quot;)">
            <text:p/>
          </table:table-cell>
          <table:table-cell table:formula="of:=IF(LEN([.C513])=1;0;IF(LEN([.C513])=2;1;IF(LEN([.C513])=3;2;IF(LEN([.C513])=5;3;IF(LEN([.C513])=6;4;IF(LEN([.C513])=7;5;&quot;Fehler&quot;))))))" office:value-type="float" office:value="4" calcext:value-type="float">
            <text:p>4</text:p>
          </table:table-cell>
          <table:table-cell office:value-type="string" calcext:value-type="string">
            <text:p>ELM 10</text:p>
          </table:table-cell>
          <table:table-cell office:value-type="string" calcext:value-type="string">
            <text:p>KULTUR- UND GEISTESGESCHICHTE</text:p>
          </table:table-cell>
          <table:table-cell table:number-columns-repeated="5"/>
        </table:table-row>
        <table:table-row table:style-name="ro1">
          <table:table-cell table:formula="of:=IF([.B514]=([.B513]+2);&quot;Fehler&quot;;&quot;&quot;)">
            <text:p/>
          </table:table-cell>
          <table:table-cell table:formula="of:=IF(LEN([.C514])=1;0;IF(LEN([.C514])=2;1;IF(LEN([.C514])=3;2;IF(LEN([.C514])=5;3;IF(LEN([.C514])=6;4;IF(LEN([.C514])=7;5;&quot;Fehler&quot;))))))" office:value-type="float" office:value="4" calcext:value-type="float">
            <text:p>4</text:p>
          </table:table-cell>
          <table:table-cell office:value-type="string" calcext:value-type="string">
            <text:p>ELM 18</text:p>
          </table:table-cell>
          <table:table-cell office:value-type="string" calcext:value-type="string">
            <text:p>REPUBLIK IRLAND <text:s/>GESCHICHTE IRLANDS : GESAMTDARSTELLUNGEN</text:p>
          </table:table-cell>
          <table:table-cell table:number-columns-repeated="5"/>
        </table:table-row>
        <table:table-row table:style-name="ro1">
          <table:table-cell table:formula="of:=IF([.B515]=([.B514]+2);&quot;Fehler&quot;;&quot;&quot;)">
            <text:p/>
          </table:table-cell>
          <table:table-cell table:formula="of:=IF(LEN([.C515])=1;0;IF(LEN([.C515])=2;1;IF(LEN([.C515])=3;2;IF(LEN([.C515])=5;3;IF(LEN([.C515])=6;4;IF(LEN([.C515])=7;5;&quot;Fehler&quot;))))))" office:value-type="float" office:value="3" calcext:value-type="float">
            <text:p>3</text:p>
          </table:table-cell>
          <table:table-cell office:value-type="string" calcext:value-type="string">
            <text:p>ELM 2</text:p>
          </table:table-cell>
          <table:table-cell office:value-type="string" calcext:value-type="string">
            <text:p>GESCHICHTE FRANKREICHS UND BURGUNDS</text:p>
          </table:table-cell>
          <table:table-cell table:number-columns-repeated="5"/>
        </table:table-row>
        <table:table-row table:style-name="ro1">
          <table:table-cell table:formula="of:=IF([.B516]=([.B515]+2);&quot;Fehler&quot;;&quot;&quot;)">
            <text:p/>
          </table:table-cell>
          <table:table-cell table:formula="of:=IF(LEN([.C516])=1;0;IF(LEN([.C516])=2;1;IF(LEN([.C516])=3;2;IF(LEN([.C516])=5;3;IF(LEN([.C516])=6;4;IF(LEN([.C516])=7;5;&quot;Fehler&quot;))))))" office:value-type="float" office:value="4" calcext:value-type="float">
            <text:p>4</text:p>
          </table:table-cell>
          <table:table-cell office:value-type="string" calcext:value-type="string">
            <text:p>ELM 20</text:p>
          </table:table-cell>
          <table:table-cell office:value-type="string" calcext:value-type="string">
            <text:p>KULTUR- UND GEISTESGESCHICHTE</text:p>
          </table:table-cell>
          <table:table-cell table:number-columns-repeated="5"/>
        </table:table-row>
        <table:table-row table:style-name="ro1">
          <table:table-cell table:formula="of:=IF([.B517]=([.B516]+2);&quot;Fehler&quot;;&quot;&quot;)">
            <text:p/>
          </table:table-cell>
          <table:table-cell table:formula="of:=IF(LEN([.C517])=1;0;IF(LEN([.C517])=2;1;IF(LEN([.C517])=3;2;IF(LEN([.C517])=5;3;IF(LEN([.C517])=6;4;IF(LEN([.C517])=7;5;&quot;Fehler&quot;))))))" office:value-type="float" office:value="4" calcext:value-type="float">
            <text:p>4</text:p>
          </table:table-cell>
          <table:table-cell office:value-type="string" calcext:value-type="string">
            <text:p>ELM 22</text:p>
          </table:table-cell>
          <table:table-cell office:value-type="string" calcext:value-type="string">
            <text:p>FRANZOESISCHE REVOLUTION</text:p>
          </table:table-cell>
          <table:table-cell table:number-columns-repeated="5"/>
        </table:table-row>
        <table:table-row table:style-name="ro1">
          <table:table-cell table:formula="of:=IF([.B518]=([.B517]+2);&quot;Fehler&quot;;&quot;&quot;)">
            <text:p/>
          </table:table-cell>
          <table:table-cell table:formula="of:=IF(LEN([.C518])=1;0;IF(LEN([.C518])=2;1;IF(LEN([.C518])=3;2;IF(LEN([.C518])=5;3;IF(LEN([.C518])=6;4;IF(LEN([.C518])=7;5;&quot;Fehler&quot;))))))" office:value-type="float" office:value="3" calcext:value-type="float">
            <text:p>3</text:p>
          </table:table-cell>
          <table:table-cell office:value-type="string" calcext:value-type="string">
            <text:p>ELM 3</text:p>
          </table:table-cell>
          <table:table-cell office:value-type="string" calcext:value-type="string">
            <text:p>GESCHICHTE UND KULTUR DER BENELUX-LAENDER</text:p>
          </table:table-cell>
          <table:table-cell table:number-columns-repeated="5"/>
        </table:table-row>
        <table:table-row table:style-name="ro1">
          <table:table-cell table:formula="of:=IF([.B519]=([.B518]+2);&quot;Fehler&quot;;&quot;&quot;)">
            <text:p/>
          </table:table-cell>
          <table:table-cell table:formula="of:=IF(LEN([.C519])=1;0;IF(LEN([.C519])=2;1;IF(LEN([.C519])=3;2;IF(LEN([.C519])=5;3;IF(LEN([.C519])=6;4;IF(LEN([.C519])=7;5;&quot;Fehler&quot;))))))" office:value-type="float" office:value="2" calcext:value-type="float">
            <text:p>2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GESCHICHTE SUED- UND SUEDOSTEUROPAS : DARSTELLUNGEN MEHRERER STAATEN</text:p>
          </table:table-cell>
          <table:table-cell table:number-columns-repeated="5"/>
        </table:table-row>
        <table:table-row table:style-name="ro1">
          <table:table-cell table:formula="of:=IF([.B520]=([.B519]+2);&quot;Fehler&quot;;&quot;&quot;)">
            <text:p/>
          </table:table-cell>
          <table:table-cell table:formula="of:=IF(LEN([.C520])=1;0;IF(LEN([.C520])=2;1;IF(LEN([.C520])=3;2;IF(LEN([.C520])=5;3;IF(LEN([.C520])=6;4;IF(LEN([.C520])=7;5;&quot;Fehler&quot;))))))" office:value-type="float" office:value="3" calcext:value-type="float">
            <text:p>3</text:p>
          </table:table-cell>
          <table:table-cell office:value-type="string" calcext:value-type="string">
            <text:p>ELN 1</text:p>
          </table:table-cell>
          <table:table-cell office:value-type="string" calcext:value-type="string">
            <text:p>GESCHICHTE UND KULTUR SPANIENS, PORTUGALS UND ANDORRAS</text:p>
          </table:table-cell>
          <table:table-cell table:number-columns-repeated="5"/>
        </table:table-row>
        <table:table-row table:style-name="ro1">
          <table:table-cell table:formula="of:=IF([.B521]=([.B520]+2);&quot;Fehler&quot;;&quot;&quot;)">
            <text:p/>
          </table:table-cell>
          <table:table-cell table:formula="of:=IF(LEN([.C521])=1;0;IF(LEN([.C521])=2;1;IF(LEN([.C521])=3;2;IF(LEN([.C521])=5;3;IF(LEN([.C521])=6;4;IF(LEN([.C521])=7;5;&quot;Fehler&quot;))))))" office:value-type="float" office:value="4" calcext:value-type="float">
            <text:p>4</text:p>
          </table:table-cell>
          <table:table-cell office:value-type="string" calcext:value-type="string">
            <text:p>ELN 11</text:p>
          </table:table-cell>
          <table:table-cell office:value-type="string" calcext:value-type="string">
            <text:p>GESCHICHTE UND KULTUR PORTUGALS UND ANDORRAS</text:p>
          </table:table-cell>
          <table:table-cell table:number-columns-repeated="5"/>
        </table:table-row>
        <table:table-row table:style-name="ro1">
          <table:table-cell table:formula="of:=IF([.B522]=([.B521]+2);&quot;Fehler&quot;;&quot;&quot;)">
            <text:p/>
          </table:table-cell>
          <table:table-cell table:formula="of:=IF(LEN([.C522])=1;0;IF(LEN([.C522])=2;1;IF(LEN([.C522])=3;2;IF(LEN([.C522])=5;3;IF(LEN([.C522])=6;4;IF(LEN([.C522])=7;5;&quot;Fehler&quot;))))))" office:value-type="float" office:value="3" calcext:value-type="float">
            <text:p>3</text:p>
          </table:table-cell>
          <table:table-cell office:value-type="string" calcext:value-type="string">
            <text:p>ELN 2</text:p>
          </table:table-cell>
          <table:table-cell office:value-type="string" calcext:value-type="string">
            <text:p>GESCHICHTE ITALIENS EINSCHL. DER ITALIENISCHEN STADTSTAATEN GESCHICHTE SAN MARINOS UND MALTAS</text:p>
          </table:table-cell>
          <table:table-cell table:number-columns-repeated="5"/>
        </table:table-row>
        <table:table-row table:style-name="ro1">
          <table:table-cell table:formula="of:=IF([.B523]=([.B522]+2);&quot;Fehler&quot;;&quot;&quot;)">
            <text:p/>
          </table:table-cell>
          <table:table-cell table:formula="of:=IF(LEN([.C523])=1;0;IF(LEN([.C523])=2;1;IF(LEN([.C523])=3;2;IF(LEN([.C523])=5;3;IF(LEN([.C523])=6;4;IF(LEN([.C523])=7;5;&quot;Fehler&quot;))))))" office:value-type="float" office:value="4" calcext:value-type="float">
            <text:p>4</text:p>
          </table:table-cell>
          <table:table-cell office:value-type="string" calcext:value-type="string">
            <text:p>ELN 20</text:p>
          </table:table-cell>
          <table:table-cell office:value-type="string" calcext:value-type="string">
            <text:p>KULTUR- UND GEISTESGESCHICHTE</text:p>
          </table:table-cell>
          <table:table-cell table:number-columns-repeated="5"/>
        </table:table-row>
        <table:table-row table:style-name="ro1">
          <table:table-cell table:formula="of:=IF([.B524]=([.B523]+2);&quot;Fehler&quot;;&quot;&quot;)">
            <text:p/>
          </table:table-cell>
          <table:table-cell table:formula="of:=IF(LEN([.C524])=1;0;IF(LEN([.C524])=2;1;IF(LEN([.C524])=3;2;IF(LEN([.C524])=5;3;IF(LEN([.C524])=6;4;IF(LEN([.C524])=7;5;&quot;Fehler&quot;))))))" office:value-type="float" office:value="3" calcext:value-type="float">
            <text:p>3</text:p>
          </table:table-cell>
          <table:table-cell office:value-type="string" calcext:value-type="string">
            <text:p>ELN 3</text:p>
          </table:table-cell>
          <table:table-cell office:value-type="string" calcext:value-type="string">
            <text:p>GESCHICHTE UND KULTUR GRIECHENLANDS (NEUZEIT)</text:p>
          </table:table-cell>
          <table:table-cell table:number-columns-repeated="5"/>
        </table:table-row>
        <table:table-row table:style-name="ro1">
          <table:table-cell table:formula="of:=IF([.B525]=([.B524]+2);&quot;Fehler&quot;;&quot;&quot;)">
            <text:p/>
          </table:table-cell>
          <table:table-cell table:formula="of:=IF(LEN([.C525])=1;0;IF(LEN([.C525])=2;1;IF(LEN([.C525])=3;2;IF(LEN([.C525])=5;3;IF(LEN([.C525])=6;4;IF(LEN([.C525])=7;5;&quot;Fehler&quot;))))))" office:value-type="float" office:value="3" calcext:value-type="float">
            <text:p>3</text:p>
          </table:table-cell>
          <table:table-cell office:value-type="string" calcext:value-type="string">
            <text:p>ELN 4</text:p>
          </table:table-cell>
          <table:table-cell office:value-type="string" calcext:value-type="string">
            <text:p>GESCHICHTE UND KULTUR JUGOSLAWIENS BIS 1992 UND SEINER NACHFOLGESTAATEN</text:p>
          </table:table-cell>
          <table:table-cell table:number-columns-repeated="5"/>
        </table:table-row>
        <table:table-row table:style-name="ro1">
          <table:table-cell table:formula="of:=IF([.B526]=([.B525]+2);&quot;Fehler&quot;;&quot;&quot;)">
            <text:p/>
          </table:table-cell>
          <table:table-cell table:formula="of:=IF(LEN([.C526])=1;0;IF(LEN([.C526])=2;1;IF(LEN([.C526])=3;2;IF(LEN([.C526])=5;3;IF(LEN([.C526])=6;4;IF(LEN([.C526])=7;5;&quot;Fehler&quot;))))))" office:value-type="float" office:value="3" calcext:value-type="float">
            <text:p>3</text:p>
          </table:table-cell>
          <table:table-cell office:value-type="string" calcext:value-type="string">
            <text:p>ELN 5</text:p>
          </table:table-cell>
          <table:table-cell office:value-type="string" calcext:value-type="string">
            <text:p>GESCHICHTE UND KULTUR ALBANIENS</text:p>
          </table:table-cell>
          <table:table-cell table:number-columns-repeated="5"/>
        </table:table-row>
        <table:table-row table:style-name="ro1">
          <table:table-cell table:formula="of:=IF([.B527]=([.B526]+2);&quot;Fehler&quot;;&quot;&quot;)">
            <text:p/>
          </table:table-cell>
          <table:table-cell table:formula="of:=IF(LEN([.C527])=1;0;IF(LEN([.C527])=2;1;IF(LEN([.C527])=3;2;IF(LEN([.C527])=5;3;IF(LEN([.C527])=6;4;IF(LEN([.C527])=7;5;&quot;Fehler&quot;))))))" office:value-type="float" office:value="3" calcext:value-type="float">
            <text:p>3</text:p>
          </table:table-cell>
          <table:table-cell office:value-type="string" calcext:value-type="string">
            <text:p>ELN 6</text:p>
          </table:table-cell>
          <table:table-cell office:value-type="string" calcext:value-type="string">
            <text:p>GESCHICHTE UND KULTUR BULGARIENS</text:p>
          </table:table-cell>
          <table:table-cell table:number-columns-repeated="5"/>
        </table:table-row>
        <table:table-row table:style-name="ro1">
          <table:table-cell table:formula="of:=IF([.B528]=([.B527]+2);&quot;Fehler&quot;;&quot;&quot;)">
            <text:p/>
          </table:table-cell>
          <table:table-cell table:formula="of:=IF(LEN([.C528])=1;0;IF(LEN([.C528])=2;1;IF(LEN([.C528])=3;2;IF(LEN([.C528])=5;3;IF(LEN([.C528])=6;4;IF(LEN([.C528])=7;5;&quot;Fehler&quot;))))))" office:value-type="float" office:value="3" calcext:value-type="float">
            <text:p>3</text:p>
          </table:table-cell>
          <table:table-cell office:value-type="string" calcext:value-type="string">
            <text:p>ELN 7</text:p>
          </table:table-cell>
          <table:table-cell office:value-type="string" calcext:value-type="string">
            <text:p>GESCHICHTE UND KULTUR RUMAENIENS</text:p>
          </table:table-cell>
          <table:table-cell table:number-columns-repeated="5"/>
        </table:table-row>
        <table:table-row table:style-name="ro1">
          <table:table-cell table:formula="of:=IF([.B529]=([.B528]+2);&quot;Fehler&quot;;&quot;&quot;)">
            <text:p/>
          </table:table-cell>
          <table:table-cell table:formula="of:=IF(LEN([.C529])=1;0;IF(LEN([.C529])=2;1;IF(LEN([.C529])=3;2;IF(LEN([.C529])=5;3;IF(LEN([.C529])=6;4;IF(LEN([.C529])=7;5;&quot;Fehler&quot;))))))" office:value-type="float" office:value="2" calcext:value-type="float">
            <text:p>2</text:p>
          </table:table-cell>
          <table:table-cell office:value-type="string" calcext:value-type="string">
            <text:p>ELO</text:p>
          </table:table-cell>
          <table:table-cell office:value-type="string" calcext:value-type="string">
            <text:p>GESCHICHTE NORDEUROPAS</text:p>
          </table:table-cell>
          <table:table-cell table:number-columns-repeated="5"/>
        </table:table-row>
        <table:table-row table:style-name="ro1">
          <table:table-cell table:formula="of:=IF([.B530]=([.B529]+2);&quot;Fehler&quot;;&quot;&quot;)">
            <text:p/>
          </table:table-cell>
          <table:table-cell table:formula="of:=IF(LEN([.C530])=1;0;IF(LEN([.C530])=2;1;IF(LEN([.C530])=3;2;IF(LEN([.C530])=5;3;IF(LEN([.C530])=6;4;IF(LEN([.C530])=7;5;&quot;Fehler&quot;))))))" office:value-type="float" office:value="3" calcext:value-type="float">
            <text:p>3</text:p>
          </table:table-cell>
          <table:table-cell office:value-type="string" calcext:value-type="string">
            <text:p>ELO 1</text:p>
          </table:table-cell>
          <table:table-cell office:value-type="string" calcext:value-type="string">
            <text:p>GESCHICHTE UND KULTUR SCHWEDENS</text:p>
          </table:table-cell>
          <table:table-cell table:number-columns-repeated="5"/>
        </table:table-row>
        <table:table-row table:style-name="ro1">
          <table:table-cell table:formula="of:=IF([.B531]=([.B530]+2);&quot;Fehler&quot;;&quot;&quot;)">
            <text:p/>
          </table:table-cell>
          <table:table-cell table:formula="of:=IF(LEN([.C531])=1;0;IF(LEN([.C531])=2;1;IF(LEN([.C531])=3;2;IF(LEN([.C531])=5;3;IF(LEN([.C531])=6;4;IF(LEN([.C531])=7;5;&quot;Fehler&quot;))))))" office:value-type="float" office:value="2" calcext:value-type="float">
            <text:p>2</text:p>
          </table:table-cell>
          <table:table-cell office:value-type="string" calcext:value-type="string">
            <text:p>ELP</text:p>
          </table:table-cell>
          <table:table-cell office:value-type="string" calcext:value-type="string">
            <text:p>GESCHICHTE OSTEUROPAS <text:s/>GESAMTDARSTELLUNGEN DER OSTBLOCKSTAATEN UND DER SLAWISCHEN VOELKER</text:p>
          </table:table-cell>
          <table:table-cell table:number-columns-repeated="5"/>
        </table:table-row>
        <table:table-row table:style-name="ro1">
          <table:table-cell table:formula="of:=IF([.B532]=([.B531]+2);&quot;Fehler&quot;;&quot;&quot;)">
            <text:p/>
          </table:table-cell>
          <table:table-cell table:formula="of:=IF(LEN([.C532])=1;0;IF(LEN([.C532])=2;1;IF(LEN([.C532])=3;2;IF(LEN([.C532])=5;3;IF(LEN([.C532])=6;4;IF(LEN([.C532])=7;5;&quot;Fehler&quot;))))))" office:value-type="float" office:value="3" calcext:value-type="float">
            <text:p>3</text:p>
          </table:table-cell>
          <table:table-cell office:value-type="string" calcext:value-type="string">
            <text:p>ELP 1</text:p>
          </table:table-cell>
          <table:table-cell office:value-type="string" calcext:value-type="string">
            <text:p>GESCHICHTE UND KULTUR DER BALTISCHEN STAATEN</text:p>
          </table:table-cell>
          <table:table-cell table:number-columns-repeated="5"/>
        </table:table-row>
        <table:table-row table:style-name="ro1">
          <table:table-cell table:formula="of:=IF([.B533]=([.B532]+2);&quot;Fehler&quot;;&quot;&quot;)">
            <text:p/>
          </table:table-cell>
          <table:table-cell table:formula="of:=IF(LEN([.C533])=1;0;IF(LEN([.C533])=2;1;IF(LEN([.C533])=3;2;IF(LEN([.C533])=5;3;IF(LEN([.C533])=6;4;IF(LEN([.C533])=7;5;&quot;Fehler&quot;))))))" office:value-type="float" office:value="3" calcext:value-type="float">
            <text:p>3</text:p>
          </table:table-cell>
          <table:table-cell office:value-type="string" calcext:value-type="string">
            <text:p>ELP 2</text:p>
          </table:table-cell>
          <table:table-cell office:value-type="string" calcext:value-type="string">
            <text:p>GESCHICHTE UND KULTUR POLENS</text:p>
          </table:table-cell>
          <table:table-cell table:number-columns-repeated="5"/>
        </table:table-row>
        <table:table-row table:style-name="ro1">
          <table:table-cell table:formula="of:=IF([.B534]=([.B533]+2);&quot;Fehler&quot;;&quot;&quot;)">
            <text:p/>
          </table:table-cell>
          <table:table-cell table:formula="of:=IF(LEN([.C534])=1;0;IF(LEN([.C534])=2;1;IF(LEN([.C534])=3;2;IF(LEN([.C534])=5;3;IF(LEN([.C534])=6;4;IF(LEN([.C534])=7;5;&quot;Fehler&quot;))))))" office:value-type="float" office:value="3" calcext:value-type="float">
            <text:p>3</text:p>
          </table:table-cell>
          <table:table-cell office:value-type="string" calcext:value-type="string">
            <text:p>ELP 3</text:p>
          </table:table-cell>
          <table:table-cell office:value-type="string" calcext:value-type="string">
            <text:p>GESCHICHTE RUSSLANDS UND DER SOWJETUNION BIS 1991 EINSCHL. DER AUSSEREUROPAEISCHEN GEBIETE <text:s/>NACHFOLGESTAATEN DER SOWJETUNION : GESAMTDARSTELLUNGEN</text:p>
          </table:table-cell>
          <table:table-cell table:number-columns-repeated="5"/>
        </table:table-row>
        <table:table-row table:style-name="ro1">
          <table:table-cell table:formula="of:=IF([.B535]=([.B534]+2);&quot;Fehler&quot;;&quot;&quot;)">
            <text:p/>
          </table:table-cell>
          <table:table-cell table:formula="of:=IF(LEN([.C535])=1;0;IF(LEN([.C535])=2;1;IF(LEN([.C535])=3;2;IF(LEN([.C535])=5;3;IF(LEN([.C535])=6;4;IF(LEN([.C535])=7;5;&quot;Fehler&quot;))))))" office:value-type="float" office:value="4" calcext:value-type="float">
            <text:p>4</text:p>
          </table:table-cell>
          <table:table-cell office:value-type="string" calcext:value-type="string">
            <text:p>ELP 30</text:p>
          </table:table-cell>
          <table:table-cell office:value-type="string" calcext:value-type="string">
            <text:p>GESCHICHTE DER SOWJETUNION AB 1917</text:p>
          </table:table-cell>
          <table:table-cell table:number-columns-repeated="5"/>
        </table:table-row>
        <table:table-row table:style-name="ro1">
          <table:table-cell table:formula="of:=IF([.B536]=([.B535]+2);&quot;Fehler&quot;;&quot;&quot;)">
            <text:p/>
          </table:table-cell>
          <table:table-cell table:formula="of:=IF(LEN([.C536])=1;0;IF(LEN([.C536])=2;1;IF(LEN([.C536])=3;2;IF(LEN([.C536])=5;3;IF(LEN([.C536])=6;4;IF(LEN([.C536])=7;5;&quot;Fehler&quot;))))))" office:value-type="float" office:value="5" calcext:value-type="float">
            <text:p>5</text:p>
          </table:table-cell>
          <table:table-cell office:value-type="string" calcext:value-type="string">
            <text:p>ELP 301</text:p>
          </table:table-cell>
          <table:table-cell office:value-type="string" calcext:value-type="string">
            <text:p>VON DER OKTOBERREVOLUTION EINSCHL. IHRER VORGESCHICHTE BIS ZUM ENDE DES 2. WELTKRIEGES : 1917 – 1945</text:p>
          </table:table-cell>
          <table:table-cell table:number-columns-repeated="5"/>
        </table:table-row>
        <table:table-row table:style-name="ro1">
          <table:table-cell table:formula="of:=IF([.B537]=([.B536]+2);&quot;Fehler&quot;;&quot;&quot;)">
            <text:p/>
          </table:table-cell>
          <table:table-cell table:formula="of:=IF(LEN([.C537])=1;0;IF(LEN([.C537])=2;1;IF(LEN([.C537])=3;2;IF(LEN([.C537])=5;3;IF(LEN([.C537])=6;4;IF(LEN([.C537])=7;5;&quot;Fehler&quot;))))))" office:value-type="float" office:value="5" calcext:value-type="float">
            <text:p>5</text:p>
          </table:table-cell>
          <table:table-cell office:value-type="string" calcext:value-type="string">
            <text:p>ELP 302</text:p>
          </table:table-cell>
          <table:table-cell office:value-type="string" calcext:value-type="string">
            <text:p>VON 1945 BIS 1991</text:p>
          </table:table-cell>
          <table:table-cell table:number-columns-repeated="5"/>
        </table:table-row>
        <table:table-row table:style-name="ro1">
          <table:table-cell table:formula="of:=IF([.B538]=([.B537]+2);&quot;Fehler&quot;;&quot;&quot;)">
            <text:p/>
          </table:table-cell>
          <table:table-cell table:formula="of:=IF(LEN([.C538])=1;0;IF(LEN([.C538])=2;1;IF(LEN([.C538])=3;2;IF(LEN([.C538])=5;3;IF(LEN([.C538])=6;4;IF(LEN([.C538])=7;5;&quot;Fehler&quot;))))))" office:value-type="float" office:value="4" calcext:value-type="float">
            <text:p>4</text:p>
          </table:table-cell>
          <table:table-cell office:value-type="string" calcext:value-type="string">
            <text:p>ELP 31</text:p>
          </table:table-cell>
          <table:table-cell office:value-type="string" calcext:value-type="string">
            <text:p>GUS (GEMEINSCHAFT UNABHAENGIGER STAATEN)</text:p>
          </table:table-cell>
          <table:table-cell table:number-columns-repeated="5"/>
        </table:table-row>
        <table:table-row table:style-name="ro1">
          <table:table-cell table:formula="of:=IF([.B539]=([.B538]+2);&quot;Fehler&quot;;&quot;&quot;)">
            <text:p/>
          </table:table-cell>
          <table:table-cell table:formula="of:=IF(LEN([.C539])=1;0;IF(LEN([.C539])=2;1;IF(LEN([.C539])=3;2;IF(LEN([.C539])=5;3;IF(LEN([.C539])=6;4;IF(LEN([.C539])=7;5;&quot;Fehler&quot;))))))" office:value-type="float" office:value="4" calcext:value-type="float">
            <text:p>4</text:p>
          </table:table-cell>
          <table:table-cell office:value-type="string" calcext:value-type="string">
            <text:p>ELP 35</text:p>
          </table:table-cell>
          <table:table-cell office:value-type="string" calcext:value-type="string">
            <text:p>KULTUR- UND GEISTESGESCHICHTE RUSSLANDS EINSCHL. DER SOWJETUNION BIS 1991 UND IHRER NACHFOLGESTAATEN</text:p>
          </table:table-cell>
          <table:table-cell table:number-columns-repeated="5"/>
        </table:table-row>
        <table:table-row table:style-name="ro1">
          <table:table-cell table:formula="of:=IF([.B540]=([.B539]+2);&quot;Fehler&quot;;&quot;&quot;)">
            <text:p/>
          </table:table-cell>
          <table:table-cell table:formula="of:=IF(LEN([.C540])=1;0;IF(LEN([.C540])=2;1;IF(LEN([.C540])=3;2;IF(LEN([.C540])=5;3;IF(LEN([.C540])=6;4;IF(LEN([.C540])=7;5;&quot;Fehler&quot;))))))" office:value-type="float" office:value="1" calcext:value-type="float">
            <text:p>1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DEUTSCHE GESCHICHTE : ALLGEMEINES UND VERMISCHTE SCHRIFTEN</text:p>
          </table:table-cell>
          <table:table-cell table:number-columns-repeated="5"/>
        </table:table-row>
        <table:table-row table:style-name="ro1">
          <table:table-cell table:formula="of:=IF([.B541]=([.B540]+2);&quot;Fehler&quot;;&quot;&quot;)">
            <text:p/>
          </table:table-cell>
          <table:table-cell table:formula="of:=IF(LEN([.C541])=1;0;IF(LEN([.C541])=2;1;IF(LEN([.C541])=3;2;IF(LEN([.C541])=5;3;IF(LEN([.C541])=6;4;IF(LEN([.C541])=7;5;&quot;Fehler&quot;))))))" office:value-type="float" office:value="2" calcext:value-type="float">
            <text:p>2</text:p>
          </table:table-cell>
          <table:table-cell office:value-type="string" calcext:value-type="string">
            <text:p>EMK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542]=([.B541]+2);&quot;Fehler&quot;;&quot;&quot;)">
            <text:p/>
          </table:table-cell>
          <table:table-cell table:formula="of:=IF(LEN([.C542])=1;0;IF(LEN([.C542])=2;1;IF(LEN([.C542])=3;2;IF(LEN([.C542])=5;3;IF(LEN([.C542])=6;4;IF(LEN([.C542])=7;5;&quot;Fehler&quot;))))))" office:value-type="float" office:value="3" calcext:value-type="float">
            <text:p>3</text:p>
          </table:table-cell>
          <table:table-cell office:value-type="string" calcext:value-type="string">
            <text:p>EMK 1</text:p>
          </table:table-cell>
          <table:table-cell office:value-type="string" calcext:value-type="string">
            <text:p>DEUTSCHE KULTUR- UND GEISTESGESCHICHTE</text:p>
          </table:table-cell>
          <table:table-cell table:number-columns-repeated="5"/>
        </table:table-row>
        <table:table-row table:style-name="ro1">
          <table:table-cell table:formula="of:=IF([.B543]=([.B542]+2);&quot;Fehler&quot;;&quot;&quot;)">
            <text:p/>
          </table:table-cell>
          <table:table-cell table:formula="of:=IF(LEN([.C543])=1;0;IF(LEN([.C543])=2;1;IF(LEN([.C543])=3;2;IF(LEN([.C543])=5;3;IF(LEN([.C543])=6;4;IF(LEN([.C543])=7;5;&quot;Fehler&quot;))))))" office:value-type="float" office:value="3" calcext:value-type="float">
            <text:p>3</text:p>
          </table:table-cell>
          <table:table-cell office:value-type="string" calcext:value-type="string">
            <text:p>EM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[.B544]=([.B543]+2);&quot;Fehler&quot;;&quot;&quot;)">
            <text:p/>
          </table:table-cell>
          <table:table-cell table:formula="of:=IF(LEN([.C544])=1;0;IF(LEN([.C544])=2;1;IF(LEN([.C544])=3;2;IF(LEN([.C544])=5;3;IF(LEN([.C544])=6;4;IF(LEN([.C544])=7;5;&quot;Fehler&quot;))))))" office:value-type="float" office:value="3" calcext:value-type="float">
            <text:p>3</text:p>
          </table:table-cell>
          <table:table-cell office:value-type="string" calcext:value-type="string">
            <text:p>EMK 3</text:p>
          </table:table-cell>
          <table:table-cell office:value-type="string" calcext:value-type="string">
            <text:p>BILDWERKE - TABELLENWERKE - KARTENWERKE</text:p>
          </table:table-cell>
          <table:table-cell table:number-columns-repeated="5"/>
        </table:table-row>
        <table:table-row table:style-name="ro1">
          <table:table-cell table:formula="of:=IF([.B545]=([.B544]+2);&quot;Fehler&quot;;&quot;&quot;)">
            <text:p/>
          </table:table-cell>
          <table:table-cell table:formula="of:=IF(LEN([.C545])=1;0;IF(LEN([.C545])=2;1;IF(LEN([.C545])=3;2;IF(LEN([.C545])=5;3;IF(LEN([.C545])=6;4;IF(LEN([.C545])=7;5;&quot;Fehler&quot;))))))" office:value-type="float" office:value="2" calcext:value-type="float">
            <text:p>2</text:p>
          </table:table-cell>
          <table:table-cell office:value-type="string" calcext:value-type="string">
            <text:p>EMM</text:p>
          </table:table-cell>
          <table:table-cell office:value-type="string" calcext:value-type="string">
            <text:p>QUELLENWERKE ZU MEHREREN EPOCHEN DER DEUTSCHEN GESCHICHTE</text:p>
          </table:table-cell>
          <table:table-cell table:number-columns-repeated="5"/>
        </table:table-row>
        <table:table-row table:style-name="ro1">
          <table:table-cell table:formula="of:=IF([.B546]=([.B545]+2);&quot;Fehler&quot;;&quot;&quot;)">
            <text:p/>
          </table:table-cell>
          <table:table-cell table:formula="of:=IF(LEN([.C546])=1;0;IF(LEN([.C546])=2;1;IF(LEN([.C546])=3;2;IF(LEN([.C546])=5;3;IF(LEN([.C546])=6;4;IF(LEN([.C546])=7;5;&quot;Fehler&quot;))))))" office:value-type="float" office:value="2" calcext:value-type="float">
            <text:p>2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GESCHICHTE UND KULTUR DES DEUTSCHEN MITTELALTERS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547]=([.B546]+2);&quot;Fehler&quot;;&quot;&quot;)">
            <text:p/>
          </table:table-cell>
          <table:table-cell table:formula="of:=IF(LEN([.C547])=1;0;IF(LEN([.C547])=2;1;IF(LEN([.C547])=3;2;IF(LEN([.C547])=5;3;IF(LEN([.C547])=6;4;IF(LEN([.C547])=7;5;&quot;Fehler&quot;))))))" office:value-type="float" office:value="3" calcext:value-type="float">
            <text:p>3</text:p>
          </table:table-cell>
          <table:table-cell office:value-type="string" calcext:value-type="string">
            <text:p>EMN 1</text:p>
          </table:table-cell>
          <table:table-cell office:value-type="string" calcext:value-type="string">
            <text:p>DEUTSCHES FRUEHMITTELALTER : VON DER VORGESCHICHTE BIS 911</text:p>
          </table:table-cell>
          <table:table-cell table:number-columns-repeated="5"/>
        </table:table-row>
        <table:table-row table:style-name="ro1">
          <table:table-cell table:formula="of:=IF([.B548]=([.B547]+2);&quot;Fehler&quot;;&quot;&quot;)">
            <text:p/>
          </table:table-cell>
          <table:table-cell table:formula="of:=IF(LEN([.C548])=1;0;IF(LEN([.C548])=2;1;IF(LEN([.C548])=3;2;IF(LEN([.C548])=5;3;IF(LEN([.C548])=6;4;IF(LEN([.C548])=7;5;&quot;Fehler&quot;))))))" office:value-type="float" office:value="3" calcext:value-type="float">
            <text:p>3</text:p>
          </table:table-cell>
          <table:table-cell office:value-type="string" calcext:value-type="string">
            <text:p>EMN 2</text:p>
          </table:table-cell>
          <table:table-cell office:value-type="string" calcext:value-type="string">
            <text:p>DEUTSCHES HOCHMITTELALTER : 911 - 1254</text:p>
          </table:table-cell>
          <table:table-cell table:number-columns-repeated="5"/>
        </table:table-row>
        <table:table-row table:style-name="ro1">
          <table:table-cell table:formula="of:=IF([.B549]=([.B548]+2);&quot;Fehler&quot;;&quot;&quot;)">
            <text:p/>
          </table:table-cell>
          <table:table-cell table:formula="of:=IF(LEN([.C549])=1;0;IF(LEN([.C549])=2;1;IF(LEN([.C549])=3;2;IF(LEN([.C549])=5;3;IF(LEN([.C549])=6;4;IF(LEN([.C549])=7;5;&quot;Fehler&quot;))))))" office:value-type="float" office:value="3" calcext:value-type="float">
            <text:p>3</text:p>
          </table:table-cell>
          <table:table-cell office:value-type="string" calcext:value-type="string">
            <text:p>EMN 3</text:p>
          </table:table-cell>
          <table:table-cell office:value-type="string" calcext:value-type="string">
            <text:p>DEUTSCHES SPAETMITTELALTER : 1254 BIS ETWA 1500</text:p>
          </table:table-cell>
          <table:table-cell table:number-columns-repeated="5"/>
        </table:table-row>
        <table:table-row table:style-name="ro1">
          <table:table-cell table:formula="of:=IF([.B550]=([.B549]+2);&quot;Fehler&quot;;&quot;&quot;)">
            <text:p/>
          </table:table-cell>
          <table:table-cell table:formula="of:=IF(LEN([.C550])=1;0;IF(LEN([.C550])=2;1;IF(LEN([.C550])=3;2;IF(LEN([.C550])=5;3;IF(LEN([.C550])=6;4;IF(LEN([.C550])=7;5;&quot;Fehler&quot;))))))" office:value-type="float" office:value="2" calcext:value-type="float">
            <text:p>2</text:p>
          </table:table-cell>
          <table:table-cell office:value-type="string" calcext:value-type="string">
            <text:p>EMO</text:p>
          </table:table-cell>
          <table:table-cell office:value-type="string" calcext:value-type="string">
            <text:p>DEUTSCHE GESCHICHTE UND KULTUR VON DER REFORMATION BIS ZUM ENDE DES ALTEN REICHES : 1517 – 1806</text:p>
          </table:table-cell>
          <table:table-cell table:number-columns-repeated="5"/>
        </table:table-row>
        <table:table-row table:style-name="ro1">
          <table:table-cell table:formula="of:=IF([.B551]=([.B550]+2);&quot;Fehler&quot;;&quot;&quot;)">
            <text:p/>
          </table:table-cell>
          <table:table-cell table:formula="of:=IF(LEN([.C551])=1;0;IF(LEN([.C551])=2;1;IF(LEN([.C551])=3;2;IF(LEN([.C551])=5;3;IF(LEN([.C551])=6;4;IF(LEN([.C551])=7;5;&quot;Fehler&quot;))))))" office:value-type="float" office:value="3" calcext:value-type="float">
            <text:p>3</text:p>
          </table:table-cell>
          <table:table-cell office:value-type="string" calcext:value-type="string">
            <text:p>EMO 1</text:p>
          </table:table-cell>
          <table:table-cell office:value-type="string" calcext:value-type="string">
            <text:p>REFORMATIONSZEIT <text:s/>GEGENREFORMATION : 1517 - 1648</text:p>
          </table:table-cell>
          <table:table-cell table:number-columns-repeated="5"/>
        </table:table-row>
        <table:table-row table:style-name="ro1">
          <table:table-cell table:formula="of:=IF([.B552]=([.B551]+2);&quot;Fehler&quot;;&quot;&quot;)">
            <text:p/>
          </table:table-cell>
          <table:table-cell table:formula="of:=IF(LEN([.C552])=1;0;IF(LEN([.C552])=2;1;IF(LEN([.C552])=3;2;IF(LEN([.C552])=5;3;IF(LEN([.C552])=6;4;IF(LEN([.C552])=7;5;&quot;Fehler&quot;))))))" office:value-type="float" office:value="3" calcext:value-type="float">
            <text:p>3</text:p>
          </table:table-cell>
          <table:table-cell office:value-type="string" calcext:value-type="string">
            <text:p>EMO 2</text:p>
          </table:table-cell>
          <table:table-cell office:value-type="string" calcext:value-type="string">
            <text:p>VOM WESTFAELISCHEN FRIEDEN BIS ZUM ENDE DES ALTEN REICHES :</text:p>
          </table:table-cell>
          <table:table-cell table:number-columns-repeated="5"/>
        </table:table-row>
        <table:table-row table:style-name="ro1">
          <table:table-cell table:formula="of:=IF([.B553]=([.B552]+2);&quot;Fehler&quot;;&quot;&quot;)">
            <text:p/>
          </table:table-cell>
          <table:table-cell table:formula="of:=IF(LEN([.C553])=1;0;IF(LEN([.C553])=2;1;IF(LEN([.C553])=3;2;IF(LEN([.C553])=5;3;IF(LEN([.C553])=6;4;IF(LEN([.C553])=7;5;&quot;Fehler&quot;))))))" office:value-type="float" office:value="2" calcext:value-type="float">
            <text:p>2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DEUTSCHE GESCHICHTE UND KULTUR VOM 19. JAHRHUNDERTS BIS ZUR GEGENWART: GESAMTDARSTELLUNGEN - DARSTELLUNGEN MEHRERER EPOCHEN UND MEHRERER TEILGEBIETE</text:p>
          </table:table-cell>
          <table:table-cell table:number-columns-repeated="5"/>
        </table:table-row>
        <table:table-row table:style-name="ro1">
          <table:table-cell table:formula="of:=IF([.B554]=([.B553]+2);&quot;Fehler&quot;;&quot;&quot;)">
            <text:p/>
          </table:table-cell>
          <table:table-cell table:formula="of:=IF(LEN([.C554])=1;0;IF(LEN([.C554])=2;1;IF(LEN([.C554])=3;2;IF(LEN([.C554])=5;3;IF(LEN([.C554])=6;4;IF(LEN([.C554])=7;5;&quot;Fehler&quot;))))))" office:value-type="float" office:value="3" calcext:value-type="float">
            <text:p>3</text:p>
          </table:table-cell>
          <table:table-cell office:value-type="string" calcext:value-type="string">
            <text:p>EMP 1</text:p>
          </table:table-cell>
          <table:table-cell office:value-type="string" calcext:value-type="string">
            <text:p>19. JAHRHUNDERT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[.B555]=([.B554]+2);&quot;Fehler&quot;;&quot;&quot;)">
            <text:p/>
          </table:table-cell>
          <table:table-cell table:formula="of:=IF(LEN([.C555])=1;0;IF(LEN([.C555])=2;1;IF(LEN([.C555])=3;2;IF(LEN([.C555])=5;3;IF(LEN([.C555])=6;4;IF(LEN([.C555])=7;5;&quot;Fehler&quot;))))))" office:value-type="float" office:value="4" calcext:value-type="float">
            <text:p>4</text:p>
          </table:table-cell>
          <table:table-cell office:value-type="string" calcext:value-type="string">
            <text:p>EMP 10</text:p>
          </table:table-cell>
          <table:table-cell office:value-type="string" calcext:value-type="string">
            <text:p>VON DEN BEFREIUNGSKRIEGEN BIS ZUR MAERZREVOLUTION : 1813 – 1848</text:p>
          </table:table-cell>
          <table:table-cell table:number-columns-repeated="5"/>
        </table:table-row>
        <table:table-row table:style-name="ro1">
          <table:table-cell table:formula="of:=IF([.B556]=([.B555]+2);&quot;Fehler&quot;;&quot;&quot;)">
            <text:p/>
          </table:table-cell>
          <table:table-cell table:formula="of:=IF(LEN([.C556])=1;0;IF(LEN([.C556])=2;1;IF(LEN([.C556])=3;2;IF(LEN([.C556])=5;3;IF(LEN([.C556])=6;4;IF(LEN([.C556])=7;5;&quot;Fehler&quot;))))))" office:value-type="float" office:value="4" calcext:value-type="float">
            <text:p>4</text:p>
          </table:table-cell>
          <table:table-cell office:value-type="string" calcext:value-type="string">
            <text:p>EMP 11</text:p>
          </table:table-cell>
          <table:table-cell office:value-type="string" calcext:value-type="string">
            <text:p>VOM ZEITALTER BISMARCKS BIS ZUM ENDE DES 1. WELTKRIEGES : 1850 – 1918</text:p>
          </table:table-cell>
          <table:table-cell table:number-columns-repeated="5"/>
        </table:table-row>
        <table:table-row table:style-name="ro1">
          <table:table-cell table:formula="of:=IF([.B557]=([.B556]+2);&quot;Fehler&quot;;&quot;&quot;)">
            <text:p/>
          </table:table-cell>
          <table:table-cell table:formula="of:=IF(LEN([.C557])=1;0;IF(LEN([.C557])=2;1;IF(LEN([.C557])=3;2;IF(LEN([.C557])=5;3;IF(LEN([.C557])=6;4;IF(LEN([.C557])=7;5;&quot;Fehler&quot;))))))" office:value-type="float" office:value="3" calcext:value-type="float">
            <text:p>3</text:p>
          </table:table-cell>
          <table:table-cell office:value-type="string" calcext:value-type="string">
            <text:p>EMP 2</text:p>
          </table:table-cell>
          <table:table-cell office:value-type="string" calcext:value-type="string">
            <text:p>VOM 20. JAHRHUNDERT BIS ZUR GEGENWAR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558]=([.B557]+2);&quot;Fehler&quot;;&quot;&quot;)">
            <text:p/>
          </table:table-cell>
          <table:table-cell table:formula="of:=IF(LEN([.C558])=1;0;IF(LEN([.C558])=2;1;IF(LEN([.C558])=3;2;IF(LEN([.C558])=5;3;IF(LEN([.C558])=6;4;IF(LEN([.C558])=7;5;&quot;Fehler&quot;))))))" office:value-type="float" office:value="4" calcext:value-type="float">
            <text:p>4</text:p>
          </table:table-cell>
          <table:table-cell office:value-type="string" calcext:value-type="string">
            <text:p>EMP 20</text:p>
          </table:table-cell>
          <table:table-cell office:value-type="string" calcext:value-type="string">
            <text:p>WEIMARER REPUBLIK</text:p>
          </table:table-cell>
          <table:table-cell table:number-columns-repeated="5"/>
        </table:table-row>
        <table:table-row table:style-name="ro1">
          <table:table-cell table:formula="of:=IF([.B559]=([.B558]+2);&quot;Fehler&quot;;&quot;&quot;)">
            <text:p/>
          </table:table-cell>
          <table:table-cell table:formula="of:=IF(LEN([.C559])=1;0;IF(LEN([.C559])=2;1;IF(LEN([.C559])=3;2;IF(LEN([.C559])=5;3;IF(LEN([.C559])=6;4;IF(LEN([.C559])=7;5;&quot;Fehler&quot;))))))" office:value-type="float" office:value="4" calcext:value-type="float">
            <text:p>4</text:p>
          </table:table-cell>
          <table:table-cell office:value-type="string" calcext:value-type="string">
            <text:p>EMP 21</text:p>
          </table:table-cell>
          <table:table-cell office:value-type="string" calcext:value-type="string">
            <text:p>ZEIT DES NATIONALSOZIALISMUS EINSCHL. VORGESCHICHTE</text:p>
          </table:table-cell>
          <table:table-cell table:number-columns-repeated="5"/>
        </table:table-row>
        <table:table-row table:style-name="ro1">
          <table:table-cell table:formula="of:=IF([.B560]=([.B559]+2);&quot;Fehler&quot;;&quot;&quot;)">
            <text:p/>
          </table:table-cell>
          <table:table-cell table:formula="of:=IF(LEN([.C560])=1;0;IF(LEN([.C560])=2;1;IF(LEN([.C560])=3;2;IF(LEN([.C560])=5;3;IF(LEN([.C560])=6;4;IF(LEN([.C560])=7;5;&quot;Fehler&quot;))))))" office:value-type="float" office:value="5" calcext:value-type="float">
            <text:p>5</text:p>
          </table:table-cell>
          <table:table-cell office:value-type="string" calcext:value-type="string">
            <text:p>EMP 210</text:p>
          </table:table-cell>
          <table:table-cell office:value-type="string" calcext:value-type="string">
            <text:p>JUDENVERFOLGUNG</text:p>
          </table:table-cell>
          <table:table-cell table:number-columns-repeated="5"/>
        </table:table-row>
        <table:table-row table:style-name="ro1">
          <table:table-cell table:formula="of:=IF([.B561]=([.B560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P 2101</text:p>
          </table:table-cell>
          <table:table-cell office:value-type="string" calcext:value-type="string">
            <text:p>KONZENTRATIONSLAGER</text:p>
          </table:table-cell>
          <table:table-cell table:number-columns-repeated="5"/>
        </table:table-row>
        <table:table-row table:style-name="ro1">
          <table:table-cell table:formula="of:=IF([.B562]=([.B561]+2);&quot;Fehler&quot;;&quot;&quot;)">
            <text:p/>
          </table:table-cell>
          <table:table-cell table:formula="of:=IF(LEN([.C562])=1;0;IF(LEN([.C562])=2;1;IF(LEN([.C562])=3;2;IF(LEN([.C562])=5;3;IF(LEN([.C562])=6;4;IF(LEN([.C562])=7;5;&quot;Fehler&quot;))))))" office:value-type="float" office:value="5" calcext:value-type="float">
            <text:p>5</text:p>
          </table:table-cell>
          <table:table-cell office:value-type="string" calcext:value-type="string">
            <text:p>EMP 211</text:p>
          </table:table-cell>
          <table:table-cell office:value-type="string" calcext:value-type="string">
            <text:p>WIDERSTANDSBEWEGUNG</text:p>
          </table:table-cell>
          <table:table-cell table:number-columns-repeated="5"/>
        </table:table-row>
        <table:table-row table:style-name="ro1">
          <table:table-cell table:formula="of:=IF([.B563]=([.B562]+2);&quot;Fehler&quot;;&quot;&quot;)">
            <text:p/>
          </table:table-cell>
          <table:table-cell table:formula="of:=IF(LEN([.C563])=1;0;IF(LEN([.C563])=2;1;IF(LEN([.C563])=3;2;IF(LEN([.C563])=5;3;IF(LEN([.C563])=6;4;IF(LEN([.C563])=7;5;&quot;Fehler&quot;))))))" office:value-type="float" office:value="5" calcext:value-type="float">
            <text:p>5</text:p>
          </table:table-cell>
          <table:table-cell office:value-type="string" calcext:value-type="string">
            <text:p>EMP 212</text:p>
          </table:table-cell>
          <table:table-cell office:value-type="string" calcext:value-type="string">
            <text:p>SONSTIGE ERLEBNISBERICHTE AUS DER ZEIT DES NATIONALSOZIALISMUS</text:p>
          </table:table-cell>
          <table:table-cell table:number-columns-repeated="5"/>
        </table:table-row>
        <table:table-row table:style-name="ro1">
          <table:table-cell table:formula="of:=IF([.B564]=([.B563]+2);&quot;Fehler&quot;;&quot;&quot;)">
            <text:p/>
          </table:table-cell>
          <table:table-cell table:formula="of:=IF(LEN([.C564])=1;0;IF(LEN([.C564])=2;1;IF(LEN([.C564])=3;2;IF(LEN([.C564])=5;3;IF(LEN([.C564])=6;4;IF(LEN([.C564])=7;5;&quot;Fehler&quot;))))))" office:value-type="float" office:value="5" calcext:value-type="float">
            <text:p>5</text:p>
          </table:table-cell>
          <table:table-cell office:value-type="string" calcext:value-type="string">
            <text:p>EMP 219</text:p>
          </table:table-cell>
          <table:table-cell office:value-type="string" calcext:value-type="string">
            <text:p>NS-VERBRECHER-PROZESSE</text:p>
          </table:table-cell>
          <table:table-cell table:number-columns-repeated="5"/>
        </table:table-row>
        <table:table-row table:style-name="ro1">
          <table:table-cell table:formula="of:=IF([.B565]=([.B564]+2);&quot;Fehler&quot;;&quot;&quot;)">
            <text:p/>
          </table:table-cell>
          <table:table-cell table:formula="of:=IF(LEN([.C565])=1;0;IF(LEN([.C565])=2;1;IF(LEN([.C565])=3;2;IF(LEN([.C565])=5;3;IF(LEN([.C565])=6;4;IF(LEN([.C565])=7;5;&quot;Fehler&quot;))))))" office:value-type="float" office:value="4" calcext:value-type="float">
            <text:p>4</text:p>
          </table:table-cell>
          <table:table-cell office:value-type="string" calcext:value-type="string">
            <text:p>EMP 22</text:p>
          </table:table-cell>
          <table:table-cell office:value-type="string" calcext:value-type="string">
            <text:p>DEUTSCHE GESCHICHTE 1945 BIS ZUR GEGENWAR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566]=([.B565]+2);&quot;Fehler&quot;;&quot;&quot;)">
            <text:p/>
          </table:table-cell>
          <table:table-cell table:formula="of:=IF(LEN([.C566])=1;0;IF(LEN([.C566])=2;1;IF(LEN([.C566])=3;2;IF(LEN([.C566])=5;3;IF(LEN([.C566])=6;4;IF(LEN([.C566])=7;5;&quot;Fehler&quot;))))))" office:value-type="float" office:value="5" calcext:value-type="float">
            <text:p>5</text:p>
          </table:table-cell>
          <table:table-cell office:value-type="string" calcext:value-type="string">
            <text:p>EMP 220</text:p>
          </table:table-cell>
          <table:table-cell office:value-type="string" calcext:value-type="string">
            <text:p>DEUTSCHE GESCHICHTE 1945 - 1949</text:p>
          </table:table-cell>
          <table:table-cell table:number-columns-repeated="5"/>
        </table:table-row>
        <table:table-row table:style-name="ro1">
          <table:table-cell table:formula="of:=IF([.B567]=([.B566]+2);&quot;Fehler&quot;;&quot;&quot;)">
            <text:p/>
          </table:table-cell>
          <table:table-cell table:formula="of:=IF(LEN([.C567])=1;0;IF(LEN([.C567])=2;1;IF(LEN([.C567])=3;2;IF(LEN([.C567])=5;3;IF(LEN([.C567])=6;4;IF(LEN([.C567])=7;5;&quot;Fehler&quot;))))))" office:value-type="float" office:value="5" calcext:value-type="float">
            <text:p>5</text:p>
          </table:table-cell>
          <table:table-cell office:value-type="string" calcext:value-type="string">
            <text:p>EMP 221</text:p>
          </table:table-cell>
          <table:table-cell office:value-type="string" calcext:value-type="string">
            <text:p>BUNDESREPUBLIK DEUTSCHLAND : GESAMTDARSTELLUNGEN VON 1949 BIS ZUR GEGENWART</text:p>
          </table:table-cell>
          <table:table-cell table:number-columns-repeated="5"/>
        </table:table-row>
        <table:table-row table:style-name="ro1">
          <table:table-cell table:formula="of:=IF([.B568]=([.B567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P 2211</text:p>
          </table:table-cell>
          <table:table-cell office:value-type="string" calcext:value-type="string">
            <text:p>BUNDESREPUBLIK DEUTSCHLAND AB 3.10.1990</text:p>
          </table:table-cell>
          <table:table-cell table:number-columns-repeated="5"/>
        </table:table-row>
        <table:table-row table:style-name="ro1">
          <table:table-cell table:formula="of:=IF([.B569]=([.B568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P 2212</text:p>
          </table:table-cell>
          <table:table-cell office:value-type="string" calcext:value-type="string">
            <text:p>AUSSENPOLITIK DER BUNDESREPUBLIK DEUTSCHLAND</text:p>
          </table:table-cell>
          <table:table-cell table:number-columns-repeated="5"/>
        </table:table-row>
        <table:table-row table:style-name="ro1">
          <table:table-cell table:formula="of:=IF([.B570]=([.B569]+2);&quot;Fehler&quot;;&quot;&quot;)">
            <text:p/>
          </table:table-cell>
          <table:table-cell table:formula="of:=IF(LEN([.C570])=1;0;IF(LEN([.C570])=2;1;IF(LEN([.C570])=3;2;IF(LEN([.C570])=5;3;IF(LEN([.C570])=6;4;IF(LEN([.C570])=7;5;&quot;Fehler&quot;))))))" office:value-type="float" office:value="5" calcext:value-type="float">
            <text:p>5</text:p>
          </table:table-cell>
          <table:table-cell office:value-type="string" calcext:value-type="string">
            <text:p>EMP 225</text:p>
          </table:table-cell>
          <table:table-cell office:value-type="string" calcext:value-type="string">
            <text:p>DDR BIS 3.10.1990 (DEUTSCHE DEMOKRATISCHE REPUBLIK)</text:p>
          </table:table-cell>
          <table:table-cell table:number-columns-repeated="5"/>
        </table:table-row>
        <table:table-row table:style-name="ro1">
          <table:table-cell table:formula="of:=IF([.B571]=([.B570]+2);&quot;Fehler&quot;;&quot;&quot;)">
            <text:p/>
          </table:table-cell>
          <table:table-cell table:formula="of:=IF(LEN([.C571])=1;0;IF(LEN([.C571])=2;1;IF(LEN([.C571])=3;2;IF(LEN([.C571])=5;3;IF(LEN([.C571])=6;4;IF(LEN([.C571])=7;5;&quot;Fehler&quot;))))))" office:value-type="float" office:value="5" calcext:value-type="float">
            <text:p>5</text:p>
          </table:table-cell>
          <table:table-cell office:value-type="string" calcext:value-type="string">
            <text:p>EMP 226</text:p>
          </table:table-cell>
          <table:table-cell office:value-type="string" calcext:value-type="string">
            <text:p>BEZIEHUNGEN ZWISCHEN DER BUNDESREPUBLIK DEUTSCHLAND UND DER DDR BIS 3.10.1990</text:p>
          </table:table-cell>
          <table:table-cell table:number-columns-repeated="5"/>
        </table:table-row>
        <table:table-row table:style-name="ro1">
          <table:table-cell table:formula="of:=IF([.B572]=([.B571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P 2261</text:p>
          </table:table-cell>
          <table:table-cell office:value-type="string" calcext:value-type="string">
            <text:p>VOM GRUNDVERTRAG BIS ZUM EINIGUNGSVERTRAG 3.10.1990</text:p>
          </table:table-cell>
          <table:table-cell table:number-columns-repeated="5"/>
        </table:table-row>
        <table:table-row table:style-name="ro1">
          <table:table-cell table:formula="of:=IF([.B573]=([.B572]+2);&quot;Fehler&quot;;&quot;&quot;)">
            <text:p/>
          </table:table-cell>
          <table:table-cell table:formula="of:=IF(LEN([.C573])=1;0;IF(LEN([.C573])=2;1;IF(LEN([.C573])=3;2;IF(LEN([.C573])=5;3;IF(LEN([.C573])=6;4;IF(LEN([.C573])=7;5;&quot;Fehler&quot;))))))" office:value-type="float" office:value="2" calcext:value-type="float">
            <text:p>2</text:p>
          </table:table-cell>
          <table:table-cell office:value-type="string" calcext:value-type="string">
            <text:p>EMR</text:p>
          </table:table-cell>
          <table:table-cell office:value-type="string" calcext:value-type="string">
            <text:p>GESCHICHTE UND KULTUR DEUTSCHER LAENDER, LANDSCHAFTEN UND VOLKSGRUPPEN</text:p>
          </table:table-cell>
          <table:table-cell table:number-columns-repeated="5"/>
        </table:table-row>
        <table:table-row table:style-name="ro1">
          <table:table-cell table:formula="of:=IF([.B574]=([.B573]+2);&quot;Fehler&quot;;&quot;&quot;)">
            <text:p/>
          </table:table-cell>
          <table:table-cell table:formula="of:=IF(LEN([.C574])=1;0;IF(LEN([.C574])=2;1;IF(LEN([.C574])=3;2;IF(LEN([.C574])=5;3;IF(LEN([.C574])=6;4;IF(LEN([.C574])=7;5;&quot;Fehler&quot;))))))" office:value-type="float" office:value="3" calcext:value-type="float">
            <text:p>3</text:p>
          </table:table-cell>
          <table:table-cell office:value-type="string" calcext:value-type="string">
            <text:p>EMR 1</text:p>
          </table:table-cell>
          <table:table-cell office:value-type="string" calcext:value-type="string">
            <text:p>EHEMALIGE DEUTSCHE OSTGEBIETE VOR 1945</text:p>
          </table:table-cell>
          <table:table-cell table:number-columns-repeated="5"/>
        </table:table-row>
        <table:table-row table:style-name="ro1">
          <table:table-cell table:formula="of:=IF([.B575]=([.B574]+2);&quot;Fehler&quot;;&quot;&quot;)">
            <text:p/>
          </table:table-cell>
          <table:table-cell table:formula="of:=IF(LEN([.C575])=1;0;IF(LEN([.C575])=2;1;IF(LEN([.C575])=3;2;IF(LEN([.C575])=5;3;IF(LEN([.C575])=6;4;IF(LEN([.C575])=7;5;&quot;Fehler&quot;))))))" office:value-type="float" office:value="3" calcext:value-type="float">
            <text:p>3</text:p>
          </table:table-cell>
          <table:table-cell office:value-type="string" calcext:value-type="string">
            <text:p>EMR 2</text:p>
          </table:table-cell>
          <table:table-cell office:value-type="string" calcext:value-type="string">
            <text:p>RHEINLAND UND WESTFALEN</text:p>
          </table:table-cell>
          <table:table-cell table:number-columns-repeated="5"/>
        </table:table-row>
        <table:table-row table:style-name="ro1">
          <table:table-cell table:formula="of:=IF([.B576]=([.B575]+2);&quot;Fehler&quot;;&quot;&quot;)">
            <text:p/>
          </table:table-cell>
          <table:table-cell table:formula="of:=IF(LEN([.C576])=1;0;IF(LEN([.C576])=2;1;IF(LEN([.C576])=3;2;IF(LEN([.C576])=5;3;IF(LEN([.C576])=6;4;IF(LEN([.C576])=7;5;&quot;Fehler&quot;))))))" office:value-type="float" office:value="3" calcext:value-type="float">
            <text:p>3</text:p>
          </table:table-cell>
          <table:table-cell office:value-type="string" calcext:value-type="string">
            <text:p>EMR 3</text:p>
          </table:table-cell>
          <table:table-cell office:value-type="string" calcext:value-type="string">
            <text:p>SONSTIGE DEUTSCHE LAENDER UND LANDSCHAFTEN</text:p>
          </table:table-cell>
          <table:table-cell table:number-columns-repeated="5"/>
        </table:table-row>
        <table:table-row table:style-name="ro1">
          <table:table-cell table:formula="of:=IF([.B577]=([.B576]+2);&quot;Fehler&quot;;&quot;&quot;)">
            <text:p/>
          </table:table-cell>
          <table:table-cell table:formula="of:=IF(LEN([.C577])=1;0;IF(LEN([.C577])=2;1;IF(LEN([.C577])=3;2;IF(LEN([.C577])=5;3;IF(LEN([.C577])=6;4;IF(LEN([.C577])=7;5;&quot;Fehler&quot;))))))" office:value-type="float" office:value="3" calcext:value-type="float">
            <text:p>3</text:p>
          </table:table-cell>
          <table:table-cell office:value-type="string" calcext:value-type="string">
            <text:p>EMR 4</text:p>
          </table:table-cell>
          <table:table-cell office:value-type="string" calcext:value-type="string">
            <text:p>AUSLANDSDEUTSCHTUM</text:p>
          </table:table-cell>
          <table:table-cell table:number-columns-repeated="5"/>
        </table:table-row>
        <table:table-row table:style-name="ro1">
          <table:table-cell table:formula="of:=IF([.B578]=([.B577]+2);&quot;Fehler&quot;;&quot;&quot;)">
            <text:p/>
          </table:table-cell>
          <table:table-cell table:formula="of:=IF(LEN([.C578])=1;0;IF(LEN([.C578])=2;1;IF(LEN([.C578])=3;2;IF(LEN([.C578])=5;3;IF(LEN([.C578])=6;4;IF(LEN([.C578])=7;5;&quot;Fehler&quot;))))))" office:value-type="float" office:value="2" calcext:value-type="float">
            <text:p>2</text:p>
          </table:table-cell>
          <table:table-cell office:value-type="string" calcext:value-type="string">
            <text:p>EMS</text:p>
          </table:table-cell>
          <table:table-cell office:value-type="string" calcext:value-type="string">
            <text:p>GESCHICHTE UND KULTUR DEUTSCHER STAEDTE : DARSTELLUNGEN MEHRERER STAEDTE</text:p>
          </table:table-cell>
          <table:table-cell table:number-columns-repeated="5"/>
        </table:table-row>
        <table:table-row table:style-name="ro1">
          <table:table-cell table:formula="of:=IF([.B579]=([.B578]+2);&quot;Fehler&quot;;&quot;&quot;)">
            <text:p/>
          </table:table-cell>
          <table:table-cell table:formula="of:=IF(LEN([.C579])=1;0;IF(LEN([.C579])=2;1;IF(LEN([.C579])=3;2;IF(LEN([.C579])=5;3;IF(LEN([.C579])=6;4;IF(LEN([.C579])=7;5;&quot;Fehler&quot;))))))" office:value-type="float" office:value="3" calcext:value-type="float">
            <text:p>3</text:p>
          </table:table-cell>
          <table:table-cell office:value-type="string" calcext:value-type="string">
            <text:p>EMS 1</text:p>
          </table:table-cell>
          <table:table-cell office:value-type="string" calcext:value-type="string">
            <text:p>EINZELNE DEUTSCHE STAEDTE UND ORTE (ALPHABETISCH NACH STAEDTENAMEN)</text:p>
          </table:table-cell>
          <table:table-cell table:number-columns-repeated="5"/>
        </table:table-row>
        <table:table-row table:style-name="ro1">
          <table:table-cell table:formula="of:=IF([.B580]=([.B579]+2);&quot;Fehler&quot;;&quot;&quot;)">
            <text:p/>
          </table:table-cell>
          <table:table-cell table:formula="of:=IF(LEN([.C580])=1;0;IF(LEN([.C580])=2;1;IF(LEN([.C580])=3;2;IF(LEN([.C580])=5;3;IF(LEN([.C580])=6;4;IF(LEN([.C580])=7;5;&quot;Fehler&quot;))))))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ESCHICHTE UND KULTUR ASIENS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581]=([.B580]+2);&quot;Fehler&quot;;&quot;&quot;)">
            <text:p/>
          </table:table-cell>
          <table:table-cell table:formula="of:=IF(LEN([.C581])=1;0;IF(LEN([.C581])=2;1;IF(LEN([.C581])=3;2;IF(LEN([.C581])=5;3;IF(LEN([.C581])=6;4;IF(LEN([.C581])=7;5;&quot;Fehler&quot;))))))" office:value-type="float" office:value="2" calcext:value-type="float">
            <text:p>2</text:p>
          </table:table-cell>
          <table:table-cell office:value-type="string" calcext:value-type="string">
            <text:p>ENL</text:p>
          </table:table-cell>
          <table:table-cell office:value-type="string" calcext:value-type="string">
            <text:p>GESCHICHTE UND KULTUR VORDERASIENS</text:p>
          </table:table-cell>
          <table:table-cell table:number-columns-repeated="5"/>
        </table:table-row>
        <table:table-row table:style-name="ro1">
          <table:table-cell table:formula="of:=IF([.B582]=([.B581]+2);&quot;Fehler&quot;;&quot;&quot;)">
            <text:p/>
          </table:table-cell>
          <table:table-cell table:formula="of:=IF(LEN([.C582])=1;0;IF(LEN([.C582])=2;1;IF(LEN([.C582])=3;2;IF(LEN([.C582])=5;3;IF(LEN([.C582])=6;4;IF(LEN([.C582])=7;5;&quot;Fehler&quot;))))))" office:value-type="float" office:value="3" calcext:value-type="float">
            <text:p>3</text:p>
          </table:table-cell>
          <table:table-cell office:value-type="string" calcext:value-type="string">
            <text:p>ENL 1</text:p>
          </table:table-cell>
          <table:table-cell office:value-type="string" calcext:value-type="string">
            <text:p>TUERKEI <text:s/>ZYPERN</text:p>
          </table:table-cell>
          <table:table-cell table:number-columns-repeated="5"/>
        </table:table-row>
        <table:table-row table:style-name="ro1">
          <table:table-cell table:formula="of:=IF([.B583]=([.B582]+2);&quot;Fehler&quot;;&quot;&quot;)">
            <text:p/>
          </table:table-cell>
          <table:table-cell table:formula="of:=IF(LEN([.C583])=1;0;IF(LEN([.C583])=2;1;IF(LEN([.C583])=3;2;IF(LEN([.C583])=5;3;IF(LEN([.C583])=6;4;IF(LEN([.C583])=7;5;&quot;Fehler&quot;))))))" office:value-type="float" office:value="3" calcext:value-type="float">
            <text:p>3</text:p>
          </table:table-cell>
          <table:table-cell office:value-type="string" calcext:value-type="string">
            <text:p>ENL 2</text:p>
          </table:table-cell>
          <table:table-cell office:value-type="string" calcext:value-type="string">
            <text:p>ISRAEL</text:p>
          </table:table-cell>
          <table:table-cell table:number-columns-repeated="5"/>
        </table:table-row>
        <table:table-row table:style-name="ro1">
          <table:table-cell table:formula="of:=IF([.B584]=([.B583]+2);&quot;Fehler&quot;;&quot;&quot;)">
            <text:p/>
          </table:table-cell>
          <table:table-cell table:formula="of:=IF(LEN([.C584])=1;0;IF(LEN([.C584])=2;1;IF(LEN([.C584])=3;2;IF(LEN([.C584])=5;3;IF(LEN([.C584])=6;4;IF(LEN([.C584])=7;5;&quot;Fehler&quot;))))))" office:value-type="float" office:value="3" calcext:value-type="float">
            <text:p>3</text:p>
          </table:table-cell>
          <table:table-cell office:value-type="string" calcext:value-type="string">
            <text:p>ENL 3</text:p>
          </table:table-cell>
          <table:table-cell office:value-type="string" calcext:value-type="string">
            <text:p>ARABISCHE STAATEN (SYRIEN - LIBANON - JORDANIEN - IRAK – SAUDI-ARABIEN - JEMEN - KUWAIT - ARAB. EMIRATE - BAHREIN - KATAR - OMAN) <text:s/>IRAN (PERSIEN) <text:s/>AFGHANISTAN</text:p>
          </table:table-cell>
          <table:table-cell table:number-columns-repeated="5"/>
        </table:table-row>
        <table:table-row table:style-name="ro1">
          <table:table-cell table:formula="of:=IF([.B585]=([.B584]+2);&quot;Fehler&quot;;&quot;&quot;)">
            <text:p/>
          </table:table-cell>
          <table:table-cell table:formula="of:=IF(LEN([.C585])=1;0;IF(LEN([.C585])=2;1;IF(LEN([.C585])=3;2;IF(LEN([.C585])=5;3;IF(LEN([.C585])=6;4;IF(LEN([.C585])=7;5;&quot;Fehler&quot;))))))" office:value-type="float" office:value="3" calcext:value-type="float">
            <text:p>3</text:p>
          </table:table-cell>
          <table:table-cell office:value-type="string" calcext:value-type="string">
            <text:p>ENL 4</text:p>
          </table:table-cell>
          <table:table-cell office:value-type="string" calcext:value-type="string">
            <text:p>NAHOSTKONFLIKT</text:p>
          </table:table-cell>
          <table:table-cell table:number-columns-repeated="5"/>
        </table:table-row>
        <table:table-row table:style-name="ro1">
          <table:table-cell table:formula="of:=IF([.B586]=([.B585]+2);&quot;Fehler&quot;;&quot;&quot;)">
            <text:p/>
          </table:table-cell>
          <table:table-cell table:formula="of:=IF(LEN([.C586])=1;0;IF(LEN([.C586])=2;1;IF(LEN([.C586])=3;2;IF(LEN([.C586])=5;3;IF(LEN([.C586])=6;4;IF(LEN([.C586])=7;5;&quot;Fehler&quot;))))))" office:value-type="float" office:value="2" calcext:value-type="float">
            <text:p>2</text:p>
          </table:table-cell>
          <table:table-cell office:value-type="string" calcext:value-type="string">
            <text:p>ENM</text:p>
          </table:table-cell>
          <table:table-cell office:value-type="string" calcext:value-type="string">
            <text:p>GESCHICHTE UND KULTUR SUED- UND SUEDOSTASIENS</text:p>
          </table:table-cell>
          <table:table-cell table:number-columns-repeated="5"/>
        </table:table-row>
        <table:table-row table:style-name="ro1">
          <table:table-cell table:formula="of:=IF([.B587]=([.B586]+2);&quot;Fehler&quot;;&quot;&quot;)">
            <text:p/>
          </table:table-cell>
          <table:table-cell table:formula="of:=IF(LEN([.C587])=1;0;IF(LEN([.C587])=2;1;IF(LEN([.C587])=3;2;IF(LEN([.C587])=5;3;IF(LEN([.C587])=6;4;IF(LEN([.C587])=7;5;&quot;Fehler&quot;))))))" office:value-type="float" office:value="3" calcext:value-type="float">
            <text:p>3</text:p>
          </table:table-cell>
          <table:table-cell office:value-type="string" calcext:value-type="string">
            <text:p>ENM 1</text:p>
          </table:table-cell>
          <table:table-cell office:value-type="string" calcext:value-type="string">
            <text:p>VORDERINDISCHE STAATEN</text:p>
          </table:table-cell>
          <table:table-cell table:number-columns-repeated="5"/>
        </table:table-row>
        <table:table-row table:style-name="ro1">
          <table:table-cell table:formula="of:=IF([.B588]=([.B587]+2);&quot;Fehler&quot;;&quot;&quot;)">
            <text:p/>
          </table:table-cell>
          <table:table-cell table:formula="of:=IF(LEN([.C588])=1;0;IF(LEN([.C588])=2;1;IF(LEN([.C588])=3;2;IF(LEN([.C588])=5;3;IF(LEN([.C588])=6;4;IF(LEN([.C588])=7;5;&quot;Fehler&quot;))))))" office:value-type="float" office:value="3" calcext:value-type="float">
            <text:p>3</text:p>
          </table:table-cell>
          <table:table-cell office:value-type="string" calcext:value-type="string">
            <text:p>ENM 2</text:p>
          </table:table-cell>
          <table:table-cell office:value-type="string" calcext:value-type="string">
            <text:p>HINTERINDISCHE STAATEN</text:p>
          </table:table-cell>
          <table:table-cell table:number-columns-repeated="5"/>
        </table:table-row>
        <table:table-row table:style-name="ro1">
          <table:table-cell table:formula="of:=IF([.B589]=([.B588]+2);&quot;Fehler&quot;;&quot;&quot;)">
            <text:p/>
          </table:table-cell>
          <table:table-cell table:formula="of:=IF(LEN([.C589])=1;0;IF(LEN([.C589])=2;1;IF(LEN([.C589])=3;2;IF(LEN([.C589])=5;3;IF(LEN([.C589])=6;4;IF(LEN([.C589])=7;5;&quot;Fehler&quot;))))))" office:value-type="float" office:value="3" calcext:value-type="float">
            <text:p>3</text:p>
          </table:table-cell>
          <table:table-cell office:value-type="string" calcext:value-type="string">
            <text:p>ENM 3</text:p>
          </table:table-cell>
          <table:table-cell office:value-type="string" calcext:value-type="string">
            <text:p>INDONESIEN</text:p>
          </table:table-cell>
          <table:table-cell table:number-columns-repeated="5"/>
        </table:table-row>
        <table:table-row table:style-name="ro1">
          <table:table-cell table:formula="of:=IF([.B590]=([.B589]+2);&quot;Fehler&quot;;&quot;&quot;)">
            <text:p/>
          </table:table-cell>
          <table:table-cell table:formula="of:=IF(LEN([.C590])=1;0;IF(LEN([.C590])=2;1;IF(LEN([.C590])=3;2;IF(LEN([.C590])=5;3;IF(LEN([.C590])=6;4;IF(LEN([.C590])=7;5;&quot;Fehler&quot;))))))" office:value-type="float" office:value="2" calcext:value-type="float">
            <text:p>2</text:p>
          </table:table-cell>
          <table:table-cell office:value-type="string" calcext:value-type="string">
            <text:p>ENN</text:p>
          </table:table-cell>
          <table:table-cell office:value-type="string" calcext:value-type="string">
            <text:p>GESCHICHTE UND KULTUR OST- UND INNERASIENS</text:p>
          </table:table-cell>
          <table:table-cell table:number-columns-repeated="5"/>
        </table:table-row>
        <table:table-row table:style-name="ro1">
          <table:table-cell table:formula="of:=IF([.B591]=([.B590]+2);&quot;Fehler&quot;;&quot;&quot;)">
            <text:p/>
          </table:table-cell>
          <table:table-cell table:formula="of:=IF(LEN([.C591])=1;0;IF(LEN([.C591])=2;1;IF(LEN([.C591])=3;2;IF(LEN([.C591])=5;3;IF(LEN([.C591])=6;4;IF(LEN([.C591])=7;5;&quot;Fehler&quot;))))))" office:value-type="float" office:value="3" calcext:value-type="float">
            <text:p>3</text:p>
          </table:table-cell>
          <table:table-cell office:value-type="string" calcext:value-type="string">
            <text:p>ENN 1</text:p>
          </table:table-cell>
          <table:table-cell office:value-type="string" calcext:value-type="string">
            <text:p>CHINA <text:s/>TIBET <text:s/>TAIWAN <text:s/>HONGKONG <text:s/>MACAO</text:p>
          </table:table-cell>
          <table:table-cell table:number-columns-repeated="5"/>
        </table:table-row>
        <table:table-row table:style-name="ro1">
          <table:table-cell table:formula="of:=IF([.B592]=([.B591]+2);&quot;Fehler&quot;;&quot;&quot;)">
            <text:p/>
          </table:table-cell>
          <table:table-cell table:formula="of:=IF(LEN([.C592])=1;0;IF(LEN([.C592])=2;1;IF(LEN([.C592])=3;2;IF(LEN([.C592])=5;3;IF(LEN([.C592])=6;4;IF(LEN([.C592])=7;5;&quot;Fehler&quot;))))))" office:value-type="float" office:value="4" calcext:value-type="float">
            <text:p>4</text:p>
          </table:table-cell>
          <table:table-cell office:value-type="string" calcext:value-type="string">
            <text:p>ENN 10</text:p>
          </table:table-cell>
          <table:table-cell office:value-type="string" calcext:value-type="string">
            <text:p>VOLKSREPUBLIK CHINA EINSCHL. TIBET NACH 1950</text:p>
          </table:table-cell>
          <table:table-cell table:number-columns-repeated="5"/>
        </table:table-row>
        <table:table-row table:style-name="ro1">
          <table:table-cell table:formula="of:=IF([.B593]=([.B592]+2);&quot;Fehler&quot;;&quot;&quot;)">
            <text:p/>
          </table:table-cell>
          <table:table-cell table:formula="of:=IF(LEN([.C593])=1;0;IF(LEN([.C593])=2;1;IF(LEN([.C593])=3;2;IF(LEN([.C593])=5;3;IF(LEN([.C593])=6;4;IF(LEN([.C593])=7;5;&quot;Fehler&quot;))))))" office:value-type="float" office:value="3" calcext:value-type="float">
            <text:p>3</text:p>
          </table:table-cell>
          <table:table-cell office:value-type="string" calcext:value-type="string">
            <text:p>ENN 2</text:p>
          </table:table-cell>
          <table:table-cell office:value-type="string" calcext:value-type="string">
            <text:p>JAPAN</text:p>
          </table:table-cell>
          <table:table-cell table:number-columns-repeated="5"/>
        </table:table-row>
        <table:table-row table:style-name="ro1">
          <table:table-cell table:formula="of:=IF([.B594]=([.B593]+2);&quot;Fehler&quot;;&quot;&quot;)">
            <text:p/>
          </table:table-cell>
          <table:table-cell table:formula="of:=IF(LEN([.C594])=1;0;IF(LEN([.C594])=2;1;IF(LEN([.C594])=3;2;IF(LEN([.C594])=5;3;IF(LEN([.C594])=6;4;IF(LEN([.C594])=7;5;&quot;Fehler&quot;))))))" office:value-type="float" office:value="3" calcext:value-type="float">
            <text:p>3</text:p>
          </table:table-cell>
          <table:table-cell office:value-type="string" calcext:value-type="string">
            <text:p>ENN 3</text:p>
          </table:table-cell>
          <table:table-cell office:value-type="string" calcext:value-type="string">
            <text:p>MONGOLEI <text:s/>KOREA</text:p>
          </table:table-cell>
          <table:table-cell table:number-columns-repeated="5"/>
        </table:table-row>
        <table:table-row table:style-name="ro1">
          <table:table-cell table:formula="of:=IF([.B595]=([.B594]+2);&quot;Fehler&quot;;&quot;&quot;)">
            <text:p/>
          </table:table-cell>
          <table:table-cell table:formula="of:=IF(LEN([.C595])=1;0;IF(LEN([.C595])=2;1;IF(LEN([.C595])=3;2;IF(LEN([.C595])=5;3;IF(LEN([.C595])=6;4;IF(LEN([.C595])=7;5;&quot;Fehler&quot;))))))" office:value-type="float" office:value="1" calcext:value-type="float">
            <text:p>1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GESCHICHTE UND KULTUR AFRIKAS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596]=([.B595]+2);&quot;Fehler&quot;;&quot;&quot;)">
            <text:p/>
          </table:table-cell>
          <table:table-cell table:formula="of:=IF(LEN([.C596])=1;0;IF(LEN([.C596])=2;1;IF(LEN([.C596])=3;2;IF(LEN([.C596])=5;3;IF(LEN([.C596])=6;4;IF(LEN([.C596])=7;5;&quot;Fehler&quot;))))))" office:value-type="float" office:value="2" calcext:value-type="float">
            <text:p>2</text:p>
          </table:table-cell>
          <table:table-cell office:value-type="string" calcext:value-type="string">
            <text:p>EOK</text:p>
          </table:table-cell>
          <table:table-cell office:value-type="string" calcext:value-type="string">
            <text:p>NORDAFRIKA</text:p>
          </table:table-cell>
          <table:table-cell table:number-columns-repeated="5"/>
        </table:table-row>
        <table:table-row table:style-name="ro1">
          <table:table-cell table:formula="of:=IF([.B597]=([.B596]+2);&quot;Fehler&quot;;&quot;&quot;)">
            <text:p/>
          </table:table-cell>
          <table:table-cell table:formula="of:=IF(LEN([.C597])=1;0;IF(LEN([.C597])=2;1;IF(LEN([.C597])=3;2;IF(LEN([.C597])=5;3;IF(LEN([.C597])=6;4;IF(LEN([.C597])=7;5;&quot;Fehler&quot;))))))" office:value-type="float" office:value="2" calcext:value-type="float">
            <text:p>2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WEST-, ZENTRAL- UND OSTAFRIKA</text:p>
          </table:table-cell>
          <table:table-cell table:number-columns-repeated="5"/>
        </table:table-row>
        <table:table-row table:style-name="ro1">
          <table:table-cell table:formula="of:=IF([.B598]=([.B597]+2);&quot;Fehler&quot;;&quot;&quot;)">
            <text:p/>
          </table:table-cell>
          <table:table-cell table:formula="of:=IF(LEN([.C598])=1;0;IF(LEN([.C598])=2;1;IF(LEN([.C598])=3;2;IF(LEN([.C598])=5;3;IF(LEN([.C598])=6;4;IF(LEN([.C598])=7;5;&quot;Fehler&quot;))))))" office:value-type="float" office:value="2" calcext:value-type="float">
            <text:p>2</text:p>
          </table:table-cell>
          <table:table-cell office:value-type="string" calcext:value-type="string">
            <text:p>EOM</text:p>
          </table:table-cell>
          <table:table-cell office:value-type="string" calcext:value-type="string">
            <text:p>SUEDAFRIKA</text:p>
          </table:table-cell>
          <table:table-cell table:number-columns-repeated="5"/>
        </table:table-row>
        <table:table-row table:style-name="ro1">
          <table:table-cell table:formula="of:=IF([.B599]=([.B598]+2);&quot;Fehler&quot;;&quot;&quot;)">
            <text:p/>
          </table:table-cell>
          <table:table-cell table:formula="of:=IF(LEN([.C599])=1;0;IF(LEN([.C599])=2;1;IF(LEN([.C599])=3;2;IF(LEN([.C599])=5;3;IF(LEN([.C599])=6;4;IF(LEN([.C599])=7;5;&quot;Fehler&quot;))))))" office:value-type="float" office:value="1" calcext:value-type="float">
            <text:p>1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GESCHICHTE UND KULTUR AMERIKAS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600]=([.B599]+2);&quot;Fehler&quot;;&quot;&quot;)">
            <text:p/>
          </table:table-cell>
          <table:table-cell table:formula="of:=IF(LEN([.C600])=1;0;IF(LEN([.C600])=2;1;IF(LEN([.C600])=3;2;IF(LEN([.C600])=5;3;IF(LEN([.C600])=6;4;IF(LEN([.C600])=7;5;&quot;Fehler&quot;))))))" office:value-type="float" office:value="2" calcext:value-type="float">
            <text:p>2</text:p>
          </table:table-cell>
          <table:table-cell office:value-type="string" calcext:value-type="string">
            <text:p>EPL</text:p>
          </table:table-cell>
          <table:table-cell office:value-type="string" calcext:value-type="string">
            <text:p>NORDAMERIKA</text:p>
          </table:table-cell>
          <table:table-cell table:number-columns-repeated="5"/>
        </table:table-row>
        <table:table-row table:style-name="ro1">
          <table:table-cell table:formula="of:=IF([.B601]=([.B600]+2);&quot;Fehler&quot;;&quot;&quot;)">
            <text:p/>
          </table:table-cell>
          <table:table-cell table:formula="of:=IF(LEN([.C601])=1;0;IF(LEN([.C601])=2;1;IF(LEN([.C601])=3;2;IF(LEN([.C601])=5;3;IF(LEN([.C601])=6;4;IF(LEN([.C601])=7;5;&quot;Fehler&quot;))))))" office:value-type="float" office:value="3" calcext:value-type="float">
            <text:p>3</text:p>
          </table:table-cell>
          <table:table-cell office:value-type="string" calcext:value-type="string">
            <text:p>EPL 1</text:p>
          </table:table-cell>
          <table:table-cell office:value-type="string" calcext:value-type="string">
            <text:p>USA (VEREINIGTE STAATEN) : GESAMTDARSTELLUNGEN</text:p>
          </table:table-cell>
          <table:table-cell table:number-columns-repeated="5"/>
        </table:table-row>
        <table:table-row table:style-name="ro1">
          <table:table-cell table:formula="of:=IF([.B602]=([.B601]+2);&quot;Fehler&quot;;&quot;&quot;)">
            <text:p/>
          </table:table-cell>
          <table:table-cell table:formula="of:=IF(LEN([.C602])=1;0;IF(LEN([.C602])=2;1;IF(LEN([.C602])=3;2;IF(LEN([.C602])=5;3;IF(LEN([.C602])=6;4;IF(LEN([.C602])=7;5;&quot;Fehler&quot;))))))" office:value-type="float" office:value="4" calcext:value-type="float">
            <text:p>4</text:p>
          </table:table-cell>
          <table:table-cell office:value-type="string" calcext:value-type="string">
            <text:p>EPL 10</text:p>
          </table:table-cell>
          <table:table-cell office:value-type="string" calcext:value-type="string">
            <text:p>VOM UNABHAENGIKEITSKRIEG BIS ZUM ENDE DES 19. JAHRHUNDERTS</text:p>
          </table:table-cell>
          <table:table-cell table:number-columns-repeated="5"/>
        </table:table-row>
        <table:table-row table:style-name="ro1">
          <table:table-cell table:formula="of:=IF([.B603]=([.B602]+2);&quot;Fehler&quot;;&quot;&quot;)">
            <text:p/>
          </table:table-cell>
          <table:table-cell table:formula="of:=IF(LEN([.C603])=1;0;IF(LEN([.C603])=2;1;IF(LEN([.C603])=3;2;IF(LEN([.C603])=5;3;IF(LEN([.C603])=6;4;IF(LEN([.C603])=7;5;&quot;Fehler&quot;))))))" office:value-type="float" office:value="4" calcext:value-type="float">
            <text:p>4</text:p>
          </table:table-cell>
          <table:table-cell office:value-type="string" calcext:value-type="string">
            <text:p>EPL 11</text:p>
          </table:table-cell>
          <table:table-cell office:value-type="string" calcext:value-type="string">
            <text:p>20. JAHRHUNDERT <text:s/>21. JAHRHUNDERT</text:p>
          </table:table-cell>
          <table:table-cell table:number-columns-repeated="5"/>
        </table:table-row>
        <table:table-row table:style-name="ro1">
          <table:table-cell table:formula="of:=IF([.B604]=([.B603]+2);&quot;Fehler&quot;;&quot;&quot;)">
            <text:p/>
          </table:table-cell>
          <table:table-cell table:formula="of:=IF(LEN([.C604])=1;0;IF(LEN([.C604])=2;1;IF(LEN([.C604])=3;2;IF(LEN([.C604])=5;3;IF(LEN([.C604])=6;4;IF(LEN([.C604])=7;5;&quot;Fehler&quot;))))))" office:value-type="float" office:value="5" calcext:value-type="float">
            <text:p>5</text:p>
          </table:table-cell>
          <table:table-cell office:value-type="string" calcext:value-type="string">
            <text:p>EPL 112</text:p>
          </table:table-cell>
          <table:table-cell office:value-type="string" calcext:value-type="string">
            <text:p>NACH DEM 2. WELTKRIEG</text:p>
          </table:table-cell>
          <table:table-cell table:number-columns-repeated="5"/>
        </table:table-row>
        <table:table-row table:style-name="ro1">
          <table:table-cell table:formula="of:=IF([.B605]=([.B604]+2);&quot;Fehler&quot;;&quot;&quot;)">
            <text:p/>
          </table:table-cell>
          <table:table-cell table:formula="of:=IF(LEN([.C605])=1;0;IF(LEN([.C605])=2;1;IF(LEN([.C605])=3;2;IF(LEN([.C605])=5;3;IF(LEN([.C605])=6;4;IF(LEN([.C605])=7;5;&quot;Fehler&quot;))))))" office:value-type="float" office:value="4" calcext:value-type="float">
            <text:p>4</text:p>
          </table:table-cell>
          <table:table-cell office:value-type="string" calcext:value-type="string">
            <text:p>EPL 17</text:p>
          </table:table-cell>
          <table:table-cell office:value-type="string" calcext:value-type="string">
            <text:p>RASSENFRAGEN IN DEN USA EINSCHL. IHRER GESCHICHTE</text:p>
          </table:table-cell>
          <table:table-cell table:number-columns-repeated="5"/>
        </table:table-row>
        <table:table-row table:style-name="ro1">
          <table:table-cell table:formula="of:=IF([.B606]=([.B605]+2);&quot;Fehler&quot;;&quot;&quot;)">
            <text:p/>
          </table:table-cell>
          <table:table-cell table:formula="of:=IF(LEN([.C606])=1;0;IF(LEN([.C606])=2;1;IF(LEN([.C606])=3;2;IF(LEN([.C606])=5;3;IF(LEN([.C606])=6;4;IF(LEN([.C606])=7;5;&quot;Fehler&quot;))))))" office:value-type="float" office:value="3" calcext:value-type="float">
            <text:p>3</text:p>
          </table:table-cell>
          <table:table-cell office:value-type="string" calcext:value-type="string">
            <text:p>EPL 2</text:p>
          </table:table-cell>
          <table:table-cell office:value-type="string" calcext:value-type="string">
            <text:p>KANADA</text:p>
          </table:table-cell>
          <table:table-cell table:number-columns-repeated="5"/>
        </table:table-row>
        <table:table-row table:style-name="ro1">
          <table:table-cell table:formula="of:=IF([.B607]=([.B606]+2);&quot;Fehler&quot;;&quot;&quot;)">
            <text:p/>
          </table:table-cell>
          <table:table-cell table:formula="of:=IF(LEN([.C607])=1;0;IF(LEN([.C607])=2;1;IF(LEN([.C607])=3;2;IF(LEN([.C607])=5;3;IF(LEN([.C607])=6;4;IF(LEN([.C607])=7;5;&quot;Fehler&quot;))))))" office:value-type="float" office:value="2" calcext:value-type="float">
            <text:p>2</text:p>
          </table:table-cell>
          <table:table-cell office:value-type="string" calcext:value-type="string">
            <text:p>EPM</text:p>
          </table:table-cell>
          <table:table-cell office:value-type="string" calcext:value-type="string">
            <text:p>MITTELAMERIKA <text:s/>WESTINDISCHE INSELN (GROSSE ANTILLEN, KLEINE</text:p>
          </table:table-cell>
          <table:table-cell table:number-columns-repeated="5"/>
        </table:table-row>
        <table:table-row table:style-name="ro1">
          <table:table-cell table:formula="of:=IF([.B608]=([.B607]+2);&quot;Fehler&quot;;&quot;&quot;)">
            <text:p/>
          </table:table-cell>
          <table:table-cell table:formula="of:=IF(LEN([.C608])=1;0;IF(LEN([.C608])=2;1;IF(LEN([.C608])=3;2;IF(LEN([.C608])=5;3;IF(LEN([.C608])=6;4;IF(LEN([.C608])=7;5;&quot;Fehler&quot;))))))" office:value-type="float" office:value="3" calcext:value-type="float">
            <text:p>3</text:p>
          </table:table-cell>
          <table:table-cell office:value-type="string" calcext:value-type="string">
            <text:p>EPM 1</text:p>
          </table:table-cell>
          <table:table-cell office:value-type="string" calcext:value-type="string">
            <text:p>MEXIKO</text:p>
          </table:table-cell>
          <table:table-cell table:number-columns-repeated="5"/>
        </table:table-row>
        <table:table-row table:style-name="ro1">
          <table:table-cell table:formula="of:=IF([.B609]=([.B608]+2);&quot;Fehler&quot;;&quot;&quot;)">
            <text:p/>
          </table:table-cell>
          <table:table-cell table:formula="of:=IF(LEN([.C609])=1;0;IF(LEN([.C609])=2;1;IF(LEN([.C609])=3;2;IF(LEN([.C609])=5;3;IF(LEN([.C609])=6;4;IF(LEN([.C609])=7;5;&quot;Fehler&quot;))))))" office:value-type="float" office:value="2" calcext:value-type="float">
            <text:p>2</text:p>
          </table:table-cell>
          <table:table-cell office:value-type="string" calcext:value-type="string">
            <text:p>EPN</text:p>
          </table:table-cell>
          <table:table-cell office:value-type="string" calcext:value-type="string">
            <text:p>SUEDAMERIK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PN 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611]=([.B609]+2);&quot;Fehler&quot;;&quot;&quot;)" office:value-type="string" office:string-value="Fehler" calcext:value-type="string">
            <text:p>Fehler</text:p>
          </table:table-cell>
          <table:table-cell table:formula="of:=IF(LEN([.C611])=1;0;IF(LEN([.C611])=2;1;IF(LEN([.C611])=3;2;IF(LEN([.C611])=5;3;IF(LEN([.C611])=6;4;IF(LEN([.C611])=7;5;&quot;Fehler&quot;))))))" office:value-type="float" office:value="4" calcext:value-type="float">
            <text:p>4</text:p>
          </table:table-cell>
          <table:table-cell office:value-type="string" calcext:value-type="string">
            <text:p>EPN 01</text:p>
          </table:table-cell>
          <table:table-cell office:value-type="string" calcext:value-type="string">
            <text:p>PRAEKOLUMBIANISCHE HOCHKULTUREN MITTEL- UND SUEDAMERIKAS</text:p>
          </table:table-cell>
          <table:table-cell table:number-columns-repeated="5"/>
        </table:table-row>
        <table:table-row table:style-name="ro1">
          <table:table-cell table:formula="of:=IF([.B612]=([.B611]+2);&quot;Fehler&quot;;&quot;&quot;)">
            <text:p/>
          </table:table-cell>
          <table:table-cell table:formula="of:=IF(LEN([.C612])=1;0;IF(LEN([.C612])=2;1;IF(LEN([.C612])=3;2;IF(LEN([.C612])=5;3;IF(LEN([.C612])=6;4;IF(LEN([.C612])=7;5;&quot;Fehler&quot;))))))" office:value-type="float" office:value="3" calcext:value-type="float">
            <text:p>3</text:p>
          </table:table-cell>
          <table:table-cell office:value-type="string" calcext:value-type="string">
            <text:p>EPN 1</text:p>
          </table:table-cell>
          <table:table-cell office:value-type="string" calcext:value-type="string">
            <text:p>VENEZUELA <text:s/>KOLUMBIEN <text:s/>GUYANA</text:p>
          </table:table-cell>
          <table:table-cell table:number-columns-repeated="5"/>
        </table:table-row>
        <table:table-row table:style-name="ro1">
          <table:table-cell table:formula="of:=IF([.B613]=([.B612]+2);&quot;Fehler&quot;;&quot;&quot;)">
            <text:p/>
          </table:table-cell>
          <table:table-cell table:formula="of:=IF(LEN([.C613])=1;0;IF(LEN([.C613])=2;1;IF(LEN([.C613])=3;2;IF(LEN([.C613])=5;3;IF(LEN([.C613])=6;4;IF(LEN([.C613])=7;5;&quot;Fehler&quot;))))))" office:value-type="float" office:value="3" calcext:value-type="float">
            <text:p>3</text:p>
          </table:table-cell>
          <table:table-cell office:value-type="string" calcext:value-type="string">
            <text:p>EPN 2</text:p>
          </table:table-cell>
          <table:table-cell office:value-type="string" calcext:value-type="string">
            <text:p>ECUADOR <text:s/>PERU <text:s/>BOLIVIEN <text:s/>CHILE</text:p>
          </table:table-cell>
          <table:table-cell table:number-columns-repeated="5"/>
        </table:table-row>
        <table:table-row table:style-name="ro1">
          <table:table-cell table:formula="of:=IF([.B614]=([.B613]+2);&quot;Fehler&quot;;&quot;&quot;)">
            <text:p/>
          </table:table-cell>
          <table:table-cell table:formula="of:=IF(LEN([.C614])=1;0;IF(LEN([.C614])=2;1;IF(LEN([.C614])=3;2;IF(LEN([.C614])=5;3;IF(LEN([.C614])=6;4;IF(LEN([.C614])=7;5;&quot;Fehler&quot;))))))" office:value-type="float" office:value="3" calcext:value-type="float">
            <text:p>3</text:p>
          </table:table-cell>
          <table:table-cell office:value-type="string" calcext:value-type="string">
            <text:p>EPN 3</text:p>
          </table:table-cell>
          <table:table-cell office:value-type="string" calcext:value-type="string">
            <text:p>BRASILIEN</text:p>
          </table:table-cell>
          <table:table-cell table:number-columns-repeated="5"/>
        </table:table-row>
        <table:table-row table:style-name="ro1">
          <table:table-cell table:formula="of:=IF([.B615]=([.B614]+2);&quot;Fehler&quot;;&quot;&quot;)">
            <text:p/>
          </table:table-cell>
          <table:table-cell table:formula="of:=IF(LEN([.C615])=1;0;IF(LEN([.C615])=2;1;IF(LEN([.C615])=3;2;IF(LEN([.C615])=5;3;IF(LEN([.C615])=6;4;IF(LEN([.C615])=7;5;&quot;Fehler&quot;))))))" office:value-type="float" office:value="3" calcext:value-type="float">
            <text:p>3</text:p>
          </table:table-cell>
          <table:table-cell office:value-type="string" calcext:value-type="string">
            <text:p>EPN 4</text:p>
          </table:table-cell>
          <table:table-cell office:value-type="string" calcext:value-type="string">
            <text:p>ARGENTINIEN <text:s/>PARAGUAY <text:s/>URUGAY</text:p>
          </table:table-cell>
          <table:table-cell table:number-columns-repeated="5"/>
        </table:table-row>
        <table:table-row table:style-name="ro1">
          <table:table-cell table:formula="of:=IF([.B616]=([.B615]+2);&quot;Fehler&quot;;&quot;&quot;)">
            <text:p/>
          </table:table-cell>
          <table:table-cell table:formula="of:=IF(LEN([.C616])=1;0;IF(LEN([.C616])=2;1;IF(LEN([.C616])=3;2;IF(LEN([.C616])=5;3;IF(LEN([.C616])=6;4;IF(LEN([.C616])=7;5;&quot;Fehler&quot;))))))" office:value-type="float" office:value="1" calcext:value-type="float">
            <text:p>1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GESCHICHTE UND KULTUR AUSTRALIENS, NEUSEELANDS UND OZEANIENS</text:p>
          </table:table-cell>
          <table:table-cell table:number-columns-repeated="5"/>
        </table:table-row>
        <table:table-row table:style-name="ro1">
          <table:table-cell table:formula="of:=IF([.B617]=([.B616]+2);&quot;Fehler&quot;;&quot;&quot;)">
            <text:p/>
          </table:table-cell>
          <table:table-cell table:formula="of:=IF(LEN([.C617])=1;0;IF(LEN([.C617])=2;1;IF(LEN([.C617])=3;2;IF(LEN([.C617])=5;3;IF(LEN([.C617])=6;4;IF(LEN([.C617])=7;5;&quot;Fehler&quot;))))))"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OLITIK</text:p>
          </table:table-cell>
          <table:table-cell table:number-columns-repeated="5"/>
        </table:table-row>
        <table:table-row table:style-name="ro1">
          <table:table-cell table:formula="of:=IF([.B618]=([.B617]+2);&quot;Fehler&quot;;&quot;&quot;)">
            <text:p/>
          </table:table-cell>
          <table:table-cell table:formula="of:=IF(LEN([.C618])=1;0;IF(LEN([.C618])=2;1;IF(LEN([.C618])=3;2;IF(LEN([.C618])=5;3;IF(LEN([.C618])=6;4;IF(LEN([.C618])=7;5;&quot;Fehler&quot;))))))" office:value-type="float" office:value="2" calcext:value-type="float">
            <text:p>2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[.B619]=([.B618]+2);&quot;Fehler&quot;;&quot;&quot;)">
            <text:p/>
          </table:table-cell>
          <table:table-cell table:formula="of:=IF(LEN([.C619])=1;0;IF(LEN([.C619])=2;1;IF(LEN([.C619])=3;2;IF(LEN([.C619])=5;3;IF(LEN([.C619])=6;4;IF(LEN([.C619])=7;5;&quot;Fehler&quot;))))))" office:value-type="float" office:value="2" calcext:value-type="float">
            <text:p>2</text:p>
          </table:table-cell>
          <table:table-cell office:value-type="string" calcext:value-type="string">
            <text:p>ERK</text:p>
          </table:table-cell>
          <table:table-cell office:value-type="string" calcext:value-type="string">
            <text:p>POLITISCHE WISSENSCHAFT (POLITOLOGIE)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620]=([.B619]+2);&quot;Fehler&quot;;&quot;&quot;)">
            <text:p/>
          </table:table-cell>
          <table:table-cell table:formula="of:=IF(LEN([.C620])=1;0;IF(LEN([.C620])=2;1;IF(LEN([.C620])=3;2;IF(LEN([.C620])=5;3;IF(LEN([.C620])=6;4;IF(LEN([.C620])=7;5;&quot;Fehler&quot;))))))" office:value-type="float" office:value="3" calcext:value-type="float">
            <text:p>3</text:p>
          </table:table-cell>
          <table:table-cell office:value-type="string" calcext:value-type="string">
            <text:p>ERK 1</text:p>
          </table:table-cell>
          <table:table-cell office:value-type="string" calcext:value-type="string">
            <text:p>EINZELFRAGEN DER POLITISCHEN THEORIE</text:p>
          </table:table-cell>
          <table:table-cell table:number-columns-repeated="5"/>
        </table:table-row>
        <table:table-row table:style-name="ro1">
          <table:table-cell table:formula="of:=IF([.B621]=([.B620]+2);&quot;Fehler&quot;;&quot;&quot;)">
            <text:p/>
          </table:table-cell>
          <table:table-cell table:formula="of:=IF(LEN([.C621])=1;0;IF(LEN([.C621])=2;1;IF(LEN([.C621])=3;2;IF(LEN([.C621])=5;3;IF(LEN([.C621])=6;4;IF(LEN([.C621])=7;5;&quot;Fehler&quot;))))))" office:value-type="float" office:value="4" calcext:value-type="float">
            <text:p>4</text:p>
          </table:table-cell>
          <table:table-cell office:value-type="string" calcext:value-type="string">
            <text:p>ERK 15</text:p>
          </table:table-cell>
          <table:table-cell office:value-type="string" calcext:value-type="string">
            <text:p>POLITISCHE WIRTSCHAFTSLEHRE</text:p>
          </table:table-cell>
          <table:table-cell table:number-columns-repeated="5"/>
        </table:table-row>
        <table:table-row table:style-name="ro1">
          <table:table-cell table:formula="of:=IF([.B622]=([.B621]+2);&quot;Fehler&quot;;&quot;&quot;)">
            <text:p/>
          </table:table-cell>
          <table:table-cell table:formula="of:=IF(LEN([.C622])=1;0;IF(LEN([.C622])=2;1;IF(LEN([.C622])=3;2;IF(LEN([.C622])=5;3;IF(LEN([.C622])=6;4;IF(LEN([.C622])=7;5;&quot;Fehler&quot;))))))" office:value-type="float" office:value="3" calcext:value-type="float">
            <text:p>3</text:p>
          </table:table-cell>
          <table:table-cell office:value-type="string" calcext:value-type="string">
            <text:p>ERK 2</text:p>
          </table:table-cell>
          <table:table-cell office:value-type="string" calcext:value-type="string">
            <text:p>AUSSENPOLITIK <text:s/>DIPLOMATIE : ALLGEMEINES</text:p>
          </table:table-cell>
          <table:table-cell table:number-columns-repeated="5"/>
        </table:table-row>
        <table:table-row table:style-name="ro1">
          <table:table-cell table:formula="of:=IF([.B623]=([.B622]+2);&quot;Fehler&quot;;&quot;&quot;)">
            <text:p/>
          </table:table-cell>
          <table:table-cell table:formula="of:=IF(LEN([.C623])=1;0;IF(LEN([.C623])=2;1;IF(LEN([.C623])=3;2;IF(LEN([.C623])=5;3;IF(LEN([.C623])=6;4;IF(LEN([.C623])=7;5;&quot;Fehler&quot;))))))" office:value-type="float" office:value="2" calcext:value-type="float">
            <text:p>2</text:p>
          </table:table-cell>
          <table:table-cell office:value-type="string" calcext:value-type="string">
            <text:p>ERL</text:p>
          </table:table-cell>
          <table:table-cell office:value-type="string" calcext:value-type="string">
            <text:p>INTERNATIONALE BEZIEHUNGEN <text:s/>UEBER- UND INTERNATIONALE PROBLEME</text:p>
          </table:table-cell>
          <table:table-cell table:number-columns-repeated="5"/>
        </table:table-row>
        <table:table-row table:style-name="ro1">
          <table:table-cell table:formula="of:=IF([.B624]=([.B623]+2);&quot;Fehler&quot;;&quot;&quot;)">
            <text:p/>
          </table:table-cell>
          <table:table-cell table:formula="of:=IF(LEN([.C624])=1;0;IF(LEN([.C624])=2;1;IF(LEN([.C624])=3;2;IF(LEN([.C624])=5;3;IF(LEN([.C624])=6;4;IF(LEN([.C624])=7;5;&quot;Fehler&quot;))))))" office:value-type="float" office:value="3" calcext:value-type="float">
            <text:p>3</text:p>
          </table:table-cell>
          <table:table-cell office:value-type="string" calcext:value-type="string">
            <text:p>ERL 1</text:p>
          </table:table-cell>
          <table:table-cell office:value-type="string" calcext:value-type="string">
            <text:p>UEBERSTAATLICHE ORGANISATIONEN</text:p>
          </table:table-cell>
          <table:table-cell table:number-columns-repeated="5"/>
        </table:table-row>
        <table:table-row table:style-name="ro1">
          <table:table-cell table:formula="of:=IF([.B625]=([.B624]+2);&quot;Fehler&quot;;&quot;&quot;)">
            <text:p/>
          </table:table-cell>
          <table:table-cell table:formula="of:=IF(LEN([.C625])=1;0;IF(LEN([.C625])=2;1;IF(LEN([.C625])=3;2;IF(LEN([.C625])=5;3;IF(LEN([.C625])=6;4;IF(LEN([.C625])=7;5;&quot;Fehler&quot;))))))" office:value-type="float" office:value="4" calcext:value-type="float">
            <text:p>4</text:p>
          </table:table-cell>
          <table:table-cell office:value-type="string" calcext:value-type="string">
            <text:p>ERL 10</text:p>
          </table:table-cell>
          <table:table-cell office:value-type="string" calcext:value-type="string">
            <text:p>VEREINTE NATIONEN (UN) <text:s/>VOELKERBUND</text:p>
          </table:table-cell>
          <table:table-cell table:number-columns-repeated="5"/>
        </table:table-row>
        <table:table-row table:style-name="ro1">
          <table:table-cell table:formula="of:=IF([.B626]=([.B625]+2);&quot;Fehler&quot;;&quot;&quot;)">
            <text:p/>
          </table:table-cell>
          <table:table-cell table:formula="of:=IF(LEN([.C626])=1;0;IF(LEN([.C626])=2;1;IF(LEN([.C626])=3;2;IF(LEN([.C626])=5;3;IF(LEN([.C626])=6;4;IF(LEN([.C626])=7;5;&quot;Fehler&quot;))))))" office:value-type="float" office:value="4" calcext:value-type="float">
            <text:p>4</text:p>
          </table:table-cell>
          <table:table-cell office:value-type="string" calcext:value-type="string">
            <text:p>ERL 11</text:p>
          </table:table-cell>
          <table:table-cell office:value-type="string" calcext:value-type="string">
            <text:p>EUROPAEISCHE INTEGRATION</text:p>
          </table:table-cell>
          <table:table-cell table:number-columns-repeated="5"/>
        </table:table-row>
        <table:table-row table:style-name="ro1">
          <table:table-cell table:formula="of:=IF([.B627]=([.B626]+2);&quot;Fehler&quot;;&quot;&quot;)">
            <text:p/>
          </table:table-cell>
          <table:table-cell table:formula="of:=IF(LEN([.C627])=1;0;IF(LEN([.C627])=2;1;IF(LEN([.C627])=3;2;IF(LEN([.C627])=5;3;IF(LEN([.C627])=6;4;IF(LEN([.C627])=7;5;&quot;Fehler&quot;))))))" office:value-type="float" office:value="4" calcext:value-type="float">
            <text:p>4</text:p>
          </table:table-cell>
          <table:table-cell office:value-type="string" calcext:value-type="string">
            <text:p>ERL 12</text:p>
          </table:table-cell>
          <table:table-cell office:value-type="string" calcext:value-type="string">
            <text:p>NATO (ATLANTIKPAKT)</text:p>
          </table:table-cell>
          <table:table-cell table:number-columns-repeated="5"/>
        </table:table-row>
        <table:table-row table:style-name="ro1">
          <table:table-cell table:formula="of:=IF([.B628]=([.B627]+2);&quot;Fehler&quot;;&quot;&quot;)">
            <text:p/>
          </table:table-cell>
          <table:table-cell table:formula="of:=IF(LEN([.C628])=1;0;IF(LEN([.C628])=2;1;IF(LEN([.C628])=3;2;IF(LEN([.C628])=5;3;IF(LEN([.C628])=6;4;IF(LEN([.C628])=7;5;&quot;Fehler&quot;))))))" office:value-type="float" office:value="4" calcext:value-type="float">
            <text:p>4</text:p>
          </table:table-cell>
          <table:table-cell office:value-type="string" calcext:value-type="string">
            <text:p>ERL 13</text:p>
          </table:table-cell>
          <table:table-cell office:value-type="string" calcext:value-type="string">
            <text:p>ZUSAMMENSCHLUESSE VON OSTBLOCKSTAATEN</text:p>
          </table:table-cell>
          <table:table-cell table:number-columns-repeated="5"/>
        </table:table-row>
        <table:table-row table:style-name="ro1">
          <table:table-cell table:formula="of:=IF([.B629]=([.B628]+2);&quot;Fehler&quot;;&quot;&quot;)">
            <text:p/>
          </table:table-cell>
          <table:table-cell table:formula="of:=IF(LEN([.C629])=1;0;IF(LEN([.C629])=2;1;IF(LEN([.C629])=3;2;IF(LEN([.C629])=5;3;IF(LEN([.C629])=6;4;IF(LEN([.C629])=7;5;&quot;Fehler&quot;))))))" office:value-type="float" office:value="4" calcext:value-type="float">
            <text:p>4</text:p>
          </table:table-cell>
          <table:table-cell office:value-type="string" calcext:value-type="string">
            <text:p>ERL 19</text:p>
          </table:table-cell>
          <table:table-cell office:value-type="string" calcext:value-type="string">
            <text:p>SONSTIGE ZUSAMMENSCHLUESSE</text:p>
          </table:table-cell>
          <table:table-cell table:number-columns-repeated="5"/>
        </table:table-row>
        <table:table-row table:style-name="ro1">
          <table:table-cell table:formula="of:=IF([.B630]=([.B629]+2);&quot;Fehler&quot;;&quot;&quot;)">
            <text:p/>
          </table:table-cell>
          <table:table-cell table:formula="of:=IF(LEN([.C630])=1;0;IF(LEN([.C630])=2;1;IF(LEN([.C630])=3;2;IF(LEN([.C630])=5;3;IF(LEN([.C630])=6;4;IF(LEN([.C630])=7;5;&quot;Fehler&quot;))))))" office:value-type="float" office:value="3" calcext:value-type="float">
            <text:p>3</text:p>
          </table:table-cell>
          <table:table-cell office:value-type="string" calcext:value-type="string">
            <text:p>ERL 2</text:p>
          </table:table-cell>
          <table:table-cell office:value-type="string" calcext:value-type="string">
            <text:p>KRIEGSVERHUETUNG IM ATOMZEITALTER <text:s/>PAZIFISMUS FRIEDENSFORSCHUNG</text:p>
          </table:table-cell>
          <table:table-cell table:number-columns-repeated="5"/>
        </table:table-row>
        <table:table-row table:style-name="ro1">
          <table:table-cell table:formula="of:=IF([.B631]=([.B630]+2);&quot;Fehler&quot;;&quot;&quot;)">
            <text:p/>
          </table:table-cell>
          <table:table-cell table:formula="of:=IF(LEN([.C631])=1;0;IF(LEN([.C631])=2;1;IF(LEN([.C631])=3;2;IF(LEN([.C631])=5;3;IF(LEN([.C631])=6;4;IF(LEN([.C631])=7;5;&quot;Fehler&quot;))))))" office:value-type="float" office:value="4" calcext:value-type="float">
            <text:p>4</text:p>
          </table:table-cell>
          <table:table-cell office:value-type="string" calcext:value-type="string">
            <text:p>ERL 20</text:p>
          </table:table-cell>
          <table:table-cell office:value-type="string" calcext:value-type="string">
            <text:p>RUESTUNGSKONTROLLE <text:s/>ABRUESTUNGSKONFERENZEN</text:p>
          </table:table-cell>
          <table:table-cell table:number-columns-repeated="5"/>
        </table:table-row>
        <table:table-row table:style-name="ro1">
          <table:table-cell table:formula="of:=IF([.B632]=([.B631]+2);&quot;Fehler&quot;;&quot;&quot;)">
            <text:p/>
          </table:table-cell>
          <table:table-cell table:formula="of:=IF(LEN([.C632])=1;0;IF(LEN([.C632])=2;1;IF(LEN([.C632])=3;2;IF(LEN([.C632])=5;3;IF(LEN([.C632])=6;4;IF(LEN([.C632])=7;5;&quot;Fehler&quot;))))))" office:value-type="float" office:value="3" calcext:value-type="float">
            <text:p>3</text:p>
          </table:table-cell>
          <table:table-cell office:value-type="string" calcext:value-type="string">
            <text:p>ERL 3</text:p>
          </table:table-cell>
          <table:table-cell office:value-type="string" calcext:value-type="string">
            <text:p>NATIONALISMUS : ALLGEMEINES</text:p>
          </table:table-cell>
          <table:table-cell table:number-columns-repeated="5"/>
        </table:table-row>
        <table:table-row table:style-name="ro1">
          <table:table-cell table:formula="of:=IF([.B633]=([.B632]+2);&quot;Fehler&quot;;&quot;&quot;)">
            <text:p/>
          </table:table-cell>
          <table:table-cell table:formula="of:=IF(LEN([.C633])=1;0;IF(LEN([.C633])=2;1;IF(LEN([.C633])=3;2;IF(LEN([.C633])=5;3;IF(LEN([.C633])=6;4;IF(LEN([.C633])=7;5;&quot;Fehler&quot;))))))" office:value-type="float" office:value="3" calcext:value-type="float">
            <text:p>3</text:p>
          </table:table-cell>
          <table:table-cell office:value-type="string" calcext:value-type="string">
            <text:p>ERL 4</text:p>
          </table:table-cell>
          <table:table-cell office:value-type="string" calcext:value-type="string">
            <text:p>RASSENFRAGE : ALLGEMEINES</text:p>
          </table:table-cell>
          <table:table-cell table:number-columns-repeated="5"/>
        </table:table-row>
        <table:table-row table:style-name="ro1">
          <table:table-cell table:formula="of:=IF([.B634]=([.B633]+2);&quot;Fehler&quot;;&quot;&quot;)">
            <text:p/>
          </table:table-cell>
          <table:table-cell table:formula="of:=IF(LEN([.C634])=1;0;IF(LEN([.C634])=2;1;IF(LEN([.C634])=3;2;IF(LEN([.C634])=5;3;IF(LEN([.C634])=6;4;IF(LEN([.C634])=7;5;&quot;Fehler&quot;))))))" office:value-type="float" office:value="4" calcext:value-type="float">
            <text:p>4</text:p>
          </table:table-cell>
          <table:table-cell office:value-type="string" calcext:value-type="string">
            <text:p>ERL 40</text:p>
          </table:table-cell>
          <table:table-cell office:value-type="string" calcext:value-type="string">
            <text:p>ANTISEMITISMUS : ALLGEMEINES</text:p>
          </table:table-cell>
          <table:table-cell table:number-columns-repeated="5"/>
        </table:table-row>
        <table:table-row table:style-name="ro1">
          <table:table-cell table:formula="of:=IF([.B635]=([.B634]+2);&quot;Fehler&quot;;&quot;&quot;)">
            <text:p/>
          </table:table-cell>
          <table:table-cell table:formula="of:=IF(LEN([.C635])=1;0;IF(LEN([.C635])=2;1;IF(LEN([.C635])=3;2;IF(LEN([.C635])=5;3;IF(LEN([.C635])=6;4;IF(LEN([.C635])=7;5;&quot;Fehler&quot;))))))" office:value-type="float" office:value="4" calcext:value-type="float">
            <text:p>4</text:p>
          </table:table-cell>
          <table:table-cell office:value-type="string" calcext:value-type="string">
            <text:p>ERL 41</text:p>
          </table:table-cell>
          <table:table-cell office:value-type="string" calcext:value-type="string">
            <text:p>SONSTIGE RASSISCHE MINDERHEITEN <text:s/>GESCHICHTE DER SKLAVEREI U. A.</text:p>
          </table:table-cell>
          <table:table-cell table:number-columns-repeated="5"/>
        </table:table-row>
        <table:table-row table:style-name="ro1">
          <table:table-cell table:formula="of:=IF([.B636]=([.B635]+2);&quot;Fehler&quot;;&quot;&quot;)">
            <text:p/>
          </table:table-cell>
          <table:table-cell table:formula="of:=IF(LEN([.C636])=1;0;IF(LEN([.C636])=2;1;IF(LEN([.C636])=3;2;IF(LEN([.C636])=5;3;IF(LEN([.C636])=6;4;IF(LEN([.C636])=7;5;&quot;Fehler&quot;))))))" office:value-type="float" office:value="3" calcext:value-type="float">
            <text:p>3</text:p>
          </table:table-cell>
          <table:table-cell office:value-type="string" calcext:value-type="string">
            <text:p>ERL 5</text:p>
          </table:table-cell>
          <table:table-cell office:value-type="string" calcext:value-type="string">
            <text:p>KOLONIALISMUS <text:s/>KOLONIALGESCHICHTE : ALLGEMEINES - DARSTELLUNGEN MEHRERER LAENDER</text:p>
          </table:table-cell>
          <table:table-cell table:number-columns-repeated="5"/>
        </table:table-row>
        <table:table-row table:style-name="ro1">
          <table:table-cell table:formula="of:=IF([.B637]=([.B636]+2);&quot;Fehler&quot;;&quot;&quot;)">
            <text:p/>
          </table:table-cell>
          <table:table-cell table:formula="of:=IF(LEN([.C637])=1;0;IF(LEN([.C637])=2;1;IF(LEN([.C637])=3;2;IF(LEN([.C637])=5;3;IF(LEN([.C637])=6;4;IF(LEN([.C637])=7;5;&quot;Fehler&quot;))))))" office:value-type="float" office:value="3" calcext:value-type="float">
            <text:p>3</text:p>
          </table:table-cell>
          <table:table-cell office:value-type="string" calcext:value-type="string">
            <text:p>ERL 6</text:p>
          </table:table-cell>
          <table:table-cell office:value-type="string" calcext:value-type="string">
            <text:p>POLITISCHE ENTWICKLUNGSHILFE <text:s/>ENTWICKLUNGSLAENDER : GESAMTDARSTELLUNGEN</text:p>
          </table:table-cell>
          <table:table-cell table:number-columns-repeated="5"/>
        </table:table-row>
        <table:table-row table:style-name="ro1">
          <table:table-cell table:formula="of:=IF([.B638]=([.B637]+2);&quot;Fehler&quot;;&quot;&quot;)">
            <text:p/>
          </table:table-cell>
          <table:table-cell table:formula="of:=IF(LEN([.C638])=1;0;IF(LEN([.C638])=2;1;IF(LEN([.C638])=3;2;IF(LEN([.C638])=5;3;IF(LEN([.C638])=6;4;IF(LEN([.C638])=7;5;&quot;Fehler&quot;))))))" office:value-type="float" office:value="2" calcext:value-type="float">
            <text:p>2</text:p>
          </table:table-cell>
          <table:table-cell office:value-type="string" calcext:value-type="string">
            <text:p>ERM</text:p>
          </table:table-cell>
          <table:table-cell office:value-type="string" calcext:value-type="string">
            <text:p>WEHRWESEN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639]=([.B638]+2);&quot;Fehler&quot;;&quot;&quot;)">
            <text:p/>
          </table:table-cell>
          <table:table-cell table:formula="of:=IF(LEN([.C639])=1;0;IF(LEN([.C639])=2;1;IF(LEN([.C639])=3;2;IF(LEN([.C639])=5;3;IF(LEN([.C639])=6;4;IF(LEN([.C639])=7;5;&quot;Fehler&quot;))))))" office:value-type="float" office:value="3" calcext:value-type="float">
            <text:p>3</text:p>
          </table:table-cell>
          <table:table-cell office:value-type="string" calcext:value-type="string">
            <text:p>ERM 1</text:p>
          </table:table-cell>
          <table:table-cell office:value-type="string" calcext:value-type="string">
            <text:p>WEHRPOLITIK <text:s/>SICHERHEITSPOLITIK : ALLGEMEINES, DARSTELLUNGEN MEHRERER LAENDER</text:p>
          </table:table-cell>
          <table:table-cell table:number-columns-repeated="5"/>
        </table:table-row>
        <table:table-row table:style-name="ro1">
          <table:table-cell table:formula="of:=IF([.B640]=([.B639]+2);&quot;Fehler&quot;;&quot;&quot;)">
            <text:p/>
          </table:table-cell>
          <table:table-cell table:formula="of:=IF(LEN([.C640])=1;0;IF(LEN([.C640])=2;1;IF(LEN([.C640])=3;2;IF(LEN([.C640])=5;3;IF(LEN([.C640])=6;4;IF(LEN([.C640])=7;5;&quot;Fehler&quot;))))))" office:value-type="float" office:value="4" calcext:value-type="float">
            <text:p>4</text:p>
          </table:table-cell>
          <table:table-cell office:value-type="string" calcext:value-type="string">
            <text:p>ERM 10</text:p>
          </table:table-cell>
          <table:table-cell office:value-type="string" calcext:value-type="string">
            <text:p>MILITARISMUS</text:p>
          </table:table-cell>
          <table:table-cell table:number-columns-repeated="5"/>
        </table:table-row>
        <table:table-row table:style-name="ro1">
          <table:table-cell table:formula="of:=IF([.B641]=([.B640]+2);&quot;Fehler&quot;;&quot;&quot;)">
            <text:p/>
          </table:table-cell>
          <table:table-cell table:formula="of:=IF(LEN([.C641])=1;0;IF(LEN([.C641])=2;1;IF(LEN([.C641])=3;2;IF(LEN([.C641])=5;3;IF(LEN([.C641])=6;4;IF(LEN([.C641])=7;5;&quot;Fehler&quot;))))))" office:value-type="float" office:value="4" calcext:value-type="float">
            <text:p>4</text:p>
          </table:table-cell>
          <table:table-cell office:value-type="string" calcext:value-type="string">
            <text:p>ERM 11</text:p>
          </table:table-cell>
          <table:table-cell office:value-type="string" calcext:value-type="string">
            <text:p>WEHRPFLICHT <text:s/>KRIEGSDIENSTVERWEIGERUNG</text:p>
          </table:table-cell>
          <table:table-cell table:number-columns-repeated="5"/>
        </table:table-row>
        <table:table-row table:style-name="ro1">
          <table:table-cell table:formula="of:=IF([.B642]=([.B641]+2);&quot;Fehler&quot;;&quot;&quot;)">
            <text:p/>
          </table:table-cell>
          <table:table-cell table:formula="of:=IF(LEN([.C642])=1;0;IF(LEN([.C642])=2;1;IF(LEN([.C642])=3;2;IF(LEN([.C642])=5;3;IF(LEN([.C642])=6;4;IF(LEN([.C642])=7;5;&quot;Fehler&quot;))))))" office:value-type="float" office:value="3" calcext:value-type="float">
            <text:p>3</text:p>
          </table:table-cell>
          <table:table-cell office:value-type="string" calcext:value-type="string">
            <text:p>ERM 2</text:p>
          </table:table-cell>
          <table:table-cell office:value-type="string" calcext:value-type="string">
            <text:p>STRATEGIE</text:p>
          </table:table-cell>
          <table:table-cell table:number-columns-repeated="5"/>
        </table:table-row>
        <table:table-row table:style-name="ro1">
          <table:table-cell table:formula="of:=IF([.B643]=([.B642]+2);&quot;Fehler&quot;;&quot;&quot;)">
            <text:p/>
          </table:table-cell>
          <table:table-cell table:formula="of:=IF(LEN([.C643])=1;0;IF(LEN([.C643])=2;1;IF(LEN([.C643])=3;2;IF(LEN([.C643])=5;3;IF(LEN([.C643])=6;4;IF(LEN([.C643])=7;5;&quot;Fehler&quot;))))))" office:value-type="float" office:value="3" calcext:value-type="float">
            <text:p>3</text:p>
          </table:table-cell>
          <table:table-cell office:value-type="string" calcext:value-type="string">
            <text:p>ERM 3</text:p>
          </table:table-cell>
          <table:table-cell office:value-type="string" calcext:value-type="string">
            <text:p>KRIEGS- UND MILITAERGESCHICHTE</text:p>
          </table:table-cell>
          <table:table-cell table:number-columns-repeated="5"/>
        </table:table-row>
        <table:table-row table:style-name="ro1">
          <table:table-cell table:formula="of:=IF([.B644]=([.B643]+2);&quot;Fehler&quot;;&quot;&quot;)">
            <text:p/>
          </table:table-cell>
          <table:table-cell table:formula="of:=IF(LEN([.C644])=1;0;IF(LEN([.C644])=2;1;IF(LEN([.C644])=3;2;IF(LEN([.C644])=5;3;IF(LEN([.C644])=6;4;IF(LEN([.C644])=7;5;&quot;Fehler&quot;))))))" office:value-type="float" office:value="3" calcext:value-type="float">
            <text:p>3</text:p>
          </table:table-cell>
          <table:table-cell office:value-type="string" calcext:value-type="string">
            <text:p>ERM 4</text:p>
          </table:table-cell>
          <table:table-cell office:value-type="string" calcext:value-type="string">
            <text:p>WEHRWESEN EINZELNER LAENDER : ORGANISATION - VERWALTUNG – AUSBILDUNG</text:p>
          </table:table-cell>
          <table:table-cell table:number-columns-repeated="5"/>
        </table:table-row>
        <table:table-row table:style-name="ro1">
          <table:table-cell table:formula="of:=IF([.B645]=([.B644]+2);&quot;Fehler&quot;;&quot;&quot;)">
            <text:p/>
          </table:table-cell>
          <table:table-cell table:formula="of:=IF(LEN([.C645])=1;0;IF(LEN([.C645])=2;1;IF(LEN([.C645])=3;2;IF(LEN([.C645])=5;3;IF(LEN([.C645])=6;4;IF(LEN([.C645])=7;5;&quot;Fehler&quot;))))))" office:value-type="float" office:value="4" calcext:value-type="float">
            <text:p>4</text:p>
          </table:table-cell>
          <table:table-cell office:value-type="string" calcext:value-type="string">
            <text:p>ERM 40</text:p>
          </table:table-cell>
          <table:table-cell office:value-type="string" calcext:value-type="string">
            <text:p>BUNDESWEHR</text:p>
          </table:table-cell>
          <table:table-cell table:number-columns-repeated="5"/>
        </table:table-row>
        <table:table-row table:style-name="ro1">
          <table:table-cell table:formula="of:=IF([.B646]=([.B645]+2);&quot;Fehler&quot;;&quot;&quot;)">
            <text:p/>
          </table:table-cell>
          <table:table-cell table:formula="of:=IF(LEN([.C646])=1;0;IF(LEN([.C646])=2;1;IF(LEN([.C646])=3;2;IF(LEN([.C646])=5;3;IF(LEN([.C646])=6;4;IF(LEN([.C646])=7;5;&quot;Fehler&quot;))))))" office:value-type="float" office:value="3" calcext:value-type="float">
            <text:p>3</text:p>
          </table:table-cell>
          <table:table-cell office:value-type="string" calcext:value-type="string">
            <text:p>ERM 5</text:p>
          </table:table-cell>
          <table:table-cell office:value-type="string" calcext:value-type="string">
            <text:p>SPIONAGE <text:s/>MILITAERISCHER GEHEIMDIENST</text:p>
          </table:table-cell>
          <table:table-cell table:number-columns-repeated="5"/>
        </table:table-row>
        <table:table-row table:style-name="ro1">
          <table:table-cell table:formula="of:=IF([.B647]=([.B646]+2);&quot;Fehler&quot;;&quot;&quot;)">
            <text:p/>
          </table:table-cell>
          <table:table-cell table:formula="of:=IF(LEN([.C647])=1;0;IF(LEN([.C647])=2;1;IF(LEN([.C647])=3;2;IF(LEN([.C647])=5;3;IF(LEN([.C647])=6;4;IF(LEN([.C647])=7;5;&quot;Fehler&quot;))))))" office:value-type="float" office:value="2" calcext:value-type="float">
            <text:p>2</text:p>
          </table:table-cell>
          <table:table-cell office:value-type="string" calcext:value-type="string">
            <text:p>ERN</text:p>
          </table:table-cell>
          <table:table-cell office:value-type="string" calcext:value-type="string">
            <text:p>INNENPOLITIK : ALLGEMEINES</text:p>
          </table:table-cell>
          <table:table-cell table:number-columns-repeated="5"/>
        </table:table-row>
        <table:table-row table:style-name="ro1">
          <table:table-cell table:formula="of:=IF([.B648]=([.B647]+2);&quot;Fehler&quot;;&quot;&quot;)">
            <text:p/>
          </table:table-cell>
          <table:table-cell table:formula="of:=IF(LEN([.C648])=1;0;IF(LEN([.C648])=2;1;IF(LEN([.C648])=3;2;IF(LEN([.C648])=5;3;IF(LEN([.C648])=6;4;IF(LEN([.C648])=7;5;&quot;Fehler&quot;))))))" office:value-type="float" office:value="3" calcext:value-type="float">
            <text:p>3</text:p>
          </table:table-cell>
          <table:table-cell office:value-type="string" calcext:value-type="string">
            <text:p>ERN 1</text:p>
          </table:table-cell>
          <table:table-cell office:value-type="string" calcext:value-type="string">
            <text:p>STAATSBUERGERKUNDE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[.B649]=([.B648]+2);&quot;Fehler&quot;;&quot;&quot;)">
            <text:p/>
          </table:table-cell>
          <table:table-cell table:formula="of:=IF(LEN([.C649])=1;0;IF(LEN([.C649])=2;1;IF(LEN([.C649])=3;2;IF(LEN([.C649])=5;3;IF(LEN([.C649])=6;4;IF(LEN([.C649])=7;5;&quot;Fehler&quot;))))))" office:value-type="float" office:value="3" calcext:value-type="float">
            <text:p>3</text:p>
          </table:table-cell>
          <table:table-cell office:value-type="string" calcext:value-type="string">
            <text:p>ERN 2</text:p>
          </table:table-cell>
          <table:table-cell office:value-type="string" calcext:value-type="string">
            <text:p>POLITISCHE WILLENSBILDUNG : ALLGEMEINES</text:p>
          </table:table-cell>
          <table:table-cell table:number-columns-repeated="5"/>
        </table:table-row>
        <table:table-row table:style-name="ro1">
          <table:table-cell table:formula="of:=IF([.B650]=([.B649]+2);&quot;Fehler&quot;;&quot;&quot;)">
            <text:p/>
          </table:table-cell>
          <table:table-cell table:formula="of:=IF(LEN([.C650])=1;0;IF(LEN([.C650])=2;1;IF(LEN([.C650])=3;2;IF(LEN([.C650])=5;3;IF(LEN([.C650])=6;4;IF(LEN([.C650])=7;5;&quot;Fehler&quot;))))))" office:value-type="float" office:value="4" calcext:value-type="float">
            <text:p>4</text:p>
          </table:table-cell>
          <table:table-cell office:value-type="string" calcext:value-type="string">
            <text:p>ERN 20</text:p>
          </table:table-cell>
          <table:table-cell office:value-type="string" calcext:value-type="string">
            <text:p>PARLAMENTARISMUS</text:p>
          </table:table-cell>
          <table:table-cell table:number-columns-repeated="5"/>
        </table:table-row>
        <table:table-row table:style-name="ro1">
          <table:table-cell table:formula="of:=IF([.B651]=([.B650]+2);&quot;Fehler&quot;;&quot;&quot;)">
            <text:p/>
          </table:table-cell>
          <table:table-cell table:formula="of:=IF(LEN([.C651])=1;0;IF(LEN([.C651])=2;1;IF(LEN([.C651])=3;2;IF(LEN([.C651])=5;3;IF(LEN([.C651])=6;4;IF(LEN([.C651])=7;5;&quot;Fehler&quot;))))))" office:value-type="float" office:value="4" calcext:value-type="float">
            <text:p>4</text:p>
          </table:table-cell>
          <table:table-cell office:value-type="string" calcext:value-type="string">
            <text:p>ERN 21</text:p>
          </table:table-cell>
          <table:table-cell office:value-type="string" calcext:value-type="string">
            <text:p>WAHLVERFAHREN <text:s/>WAEHLERSOZIOLOGIE</text:p>
          </table:table-cell>
          <table:table-cell table:number-columns-repeated="5"/>
        </table:table-row>
        <table:table-row table:style-name="ro1">
          <table:table-cell table:formula="of:=IF([.B652]=([.B651]+2);&quot;Fehler&quot;;&quot;&quot;)">
            <text:p/>
          </table:table-cell>
          <table:table-cell table:formula="of:=IF(LEN([.C652])=1;0;IF(LEN([.C652])=2;1;IF(LEN([.C652])=3;2;IF(LEN([.C652])=5;3;IF(LEN([.C652])=6;4;IF(LEN([.C652])=7;5;&quot;Fehler&quot;))))))" office:value-type="float" office:value="3" calcext:value-type="float">
            <text:p>3</text:p>
          </table:table-cell>
          <table:table-cell office:value-type="string" calcext:value-type="string">
            <text:p>ERN 3</text:p>
          </table:table-cell>
          <table:table-cell office:value-type="string" calcext:value-type="string">
            <text:p>PARTEIEN : ALLGEMEINES - GESAMTDARSTELLUNGEN – QUELLENSAMMLUNGEN</text:p>
          </table:table-cell>
          <table:table-cell table:number-columns-repeated="5"/>
        </table:table-row>
        <table:table-row table:style-name="ro1">
          <table:table-cell table:formula="of:=IF([.B653]=([.B652]+2);&quot;Fehler&quot;;&quot;&quot;)">
            <text:p/>
          </table:table-cell>
          <table:table-cell table:formula="of:=IF(LEN([.C653])=1;0;IF(LEN([.C653])=2;1;IF(LEN([.C653])=3;2;IF(LEN([.C653])=5;3;IF(LEN([.C653])=6;4;IF(LEN([.C653])=7;5;&quot;Fehler&quot;))))))" office:value-type="float" office:value="4" calcext:value-type="float">
            <text:p>4</text:p>
          </table:table-cell>
          <table:table-cell office:value-type="string" calcext:value-type="string">
            <text:p>ERN 30</text:p>
          </table:table-cell>
          <table:table-cell office:value-type="string" calcext:value-type="string">
            <text:p>SOZIALDEMOKRATISCHE PARTEIEN <text:s/>IHRE JUGENDORGANISATIONEN</text:p>
          </table:table-cell>
          <table:table-cell table:number-columns-repeated="5"/>
        </table:table-row>
        <table:table-row table:style-name="ro1">
          <table:table-cell table:formula="of:=IF([.B654]=([.B653]+2);&quot;Fehler&quot;;&quot;&quot;)">
            <text:p/>
          </table:table-cell>
          <table:table-cell table:formula="of:=IF(LEN([.C654])=1;0;IF(LEN([.C654])=2;1;IF(LEN([.C654])=3;2;IF(LEN([.C654])=5;3;IF(LEN([.C654])=6;4;IF(LEN([.C654])=7;5;&quot;Fehler&quot;))))))" office:value-type="float" office:value="4" calcext:value-type="float">
            <text:p>4</text:p>
          </table:table-cell>
          <table:table-cell office:value-type="string" calcext:value-type="string">
            <text:p>ERN 31</text:p>
          </table:table-cell>
          <table:table-cell office:value-type="string" calcext:value-type="string">
            <text:p>KOMMUNISTISCHE PARTEIEN <text:s/>IHRE JUGENDORGANISATIONEN</text:p>
          </table:table-cell>
          <table:table-cell table:number-columns-repeated="5"/>
        </table:table-row>
        <table:table-row table:style-name="ro1">
          <table:table-cell table:formula="of:=IF([.B655]=([.B654]+2);&quot;Fehler&quot;;&quot;&quot;)">
            <text:p/>
          </table:table-cell>
          <table:table-cell table:formula="of:=IF(LEN([.C655])=1;0;IF(LEN([.C655])=2;1;IF(LEN([.C655])=3;2;IF(LEN([.C655])=5;3;IF(LEN([.C655])=6;4;IF(LEN([.C655])=7;5;&quot;Fehler&quot;))))))" office:value-type="float" office:value="4" calcext:value-type="float">
            <text:p>4</text:p>
          </table:table-cell>
          <table:table-cell office:value-type="string" calcext:value-type="string">
            <text:p>ERN 32</text:p>
          </table:table-cell>
          <table:table-cell office:value-type="string" calcext:value-type="string">
            <text:p>CHRISTLICHE PARTEIEN <text:s/>IHRE JUGENDORGANISATIONEN</text:p>
          </table:table-cell>
          <table:table-cell table:number-columns-repeated="5"/>
        </table:table-row>
        <table:table-row table:style-name="ro1">
          <table:table-cell table:formula="of:=IF([.B656]=([.B655]+2);&quot;Fehler&quot;;&quot;&quot;)">
            <text:p/>
          </table:table-cell>
          <table:table-cell table:formula="of:=IF(LEN([.C656])=1;0;IF(LEN([.C656])=2;1;IF(LEN([.C656])=3;2;IF(LEN([.C656])=5;3;IF(LEN([.C656])=6;4;IF(LEN([.C656])=7;5;&quot;Fehler&quot;))))))" office:value-type="float" office:value="4" calcext:value-type="float">
            <text:p>4</text:p>
          </table:table-cell>
          <table:table-cell office:value-type="string" calcext:value-type="string">
            <text:p>ERN 33</text:p>
          </table:table-cell>
          <table:table-cell office:value-type="string" calcext:value-type="string">
            <text:p>LIBERALE PARTEIEN <text:s/>IHRE JUGENDORGANISATIONEN</text:p>
          </table:table-cell>
          <table:table-cell table:number-columns-repeated="5"/>
        </table:table-row>
        <table:table-row table:style-name="ro1">
          <table:table-cell table:formula="of:=IF([.B657]=([.B656]+2);&quot;Fehler&quot;;&quot;&quot;)">
            <text:p/>
          </table:table-cell>
          <table:table-cell table:formula="of:=IF(LEN([.C657])=1;0;IF(LEN([.C657])=2;1;IF(LEN([.C657])=3;2;IF(LEN([.C657])=5;3;IF(LEN([.C657])=6;4;IF(LEN([.C657])=7;5;&quot;Fehler&quot;))))))" office:value-type="float" office:value="4" calcext:value-type="float">
            <text:p>4</text:p>
          </table:table-cell>
          <table:table-cell office:value-type="string" calcext:value-type="string">
            <text:p>ERN 34</text:p>
          </table:table-cell>
          <table:table-cell office:value-type="string" calcext:value-type="string">
            <text:p>UMWELTSCHUTZPARTEIEN</text:p>
          </table:table-cell>
          <table:table-cell table:number-columns-repeated="5"/>
        </table:table-row>
        <table:table-row table:style-name="ro1">
          <table:table-cell table:formula="of:=IF([.B658]=([.B657]+2);&quot;Fehler&quot;;&quot;&quot;)">
            <text:p/>
          </table:table-cell>
          <table:table-cell table:formula="of:=IF(LEN([.C658])=1;0;IF(LEN([.C658])=2;1;IF(LEN([.C658])=3;2;IF(LEN([.C658])=5;3;IF(LEN([.C658])=6;4;IF(LEN([.C658])=7;5;&quot;Fehler&quot;))))))" office:value-type="float" office:value="4" calcext:value-type="float">
            <text:p>4</text:p>
          </table:table-cell>
          <table:table-cell office:value-type="string" calcext:value-type="string">
            <text:p>ERN 35</text:p>
          </table:table-cell>
          <table:table-cell office:value-type="string" calcext:value-type="string">
            <text:p>RECHTSPARTEIEN <text:s/>IHRE JUGENDORGANISATIONEN RECHTSRADIKALISMUS</text:p>
          </table:table-cell>
          <table:table-cell table:number-columns-repeated="5"/>
        </table:table-row>
        <table:table-row table:style-name="ro1">
          <table:table-cell table:formula="of:=IF([.B659]=([.B658]+2);&quot;Fehler&quot;;&quot;&quot;)">
            <text:p/>
          </table:table-cell>
          <table:table-cell table:formula="of:=IF(LEN([.C659])=1;0;IF(LEN([.C659])=2;1;IF(LEN([.C659])=3;2;IF(LEN([.C659])=5;3;IF(LEN([.C659])=6;4;IF(LEN([.C659])=7;5;&quot;Fehler&quot;))))))" office:value-type="float" office:value="4" calcext:value-type="float">
            <text:p>4</text:p>
          </table:table-cell>
          <table:table-cell office:value-type="string" calcext:value-type="string">
            <text:p>ERN 39</text:p>
          </table:table-cell>
          <table:table-cell office:value-type="string" calcext:value-type="string">
            <text:p>SONSTIGE PARTEIEN, RICHTUNGEN UND WAEHLERGEMEINSCHAFTEN</text:p>
          </table:table-cell>
          <table:table-cell table:number-columns-repeated="5"/>
        </table:table-row>
        <table:table-row table:style-name="ro1">
          <table:table-cell table:formula="of:=IF([.B660]=([.B659]+2);&quot;Fehler&quot;;&quot;&quot;)">
            <text:p/>
          </table:table-cell>
          <table:table-cell table:formula="of:=IF(LEN([.C660])=1;0;IF(LEN([.C660])=2;1;IF(LEN([.C660])=3;2;IF(LEN([.C660])=5;3;IF(LEN([.C660])=6;4;IF(LEN([.C660])=7;5;&quot;Fehler&quot;))))))" office:value-type="float" office:value="3" calcext:value-type="float">
            <text:p>3</text:p>
          </table:table-cell>
          <table:table-cell office:value-type="string" calcext:value-type="string">
            <text:p>ERN 4</text:p>
          </table:table-cell>
          <table:table-cell office:value-type="string" calcext:value-type="string">
            <text:p>KULTURPOLITIK : ALLGEMEINES</text:p>
          </table:table-cell>
          <table:table-cell table:number-columns-repeated="5"/>
        </table:table-row>
        <table:table-row table:style-name="ro1">
          <table:table-cell table:formula="of:=IF([.B661]=([.B660]+2);&quot;Fehler&quot;;&quot;&quot;)">
            <text:p/>
          </table:table-cell>
          <table:table-cell table:formula="of:=IF(LEN([.C661])=1;0;IF(LEN([.C661])=2;1;IF(LEN([.C661])=3;2;IF(LEN([.C661])=5;3;IF(LEN([.C661])=6;4;IF(LEN([.C661])=7;5;&quot;Fehler&quot;))))))" office:value-type="float" office:value="1" calcext:value-type="float">
            <text:p>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TAATSLEHRE</text:p>
          </table:table-cell>
          <table:table-cell table:number-columns-repeated="5"/>
        </table:table-row>
        <table:table-row table:style-name="ro1">
          <table:table-cell table:formula="of:=IF([.B662]=([.B661]+2);&quot;Fehler&quot;;&quot;&quot;)">
            <text:p/>
          </table:table-cell>
          <table:table-cell table:formula="of:=IF(LEN([.C662])=1;0;IF(LEN([.C662])=2;1;IF(LEN([.C662])=3;2;IF(LEN([.C662])=5;3;IF(LEN([.C662])=6;4;IF(LEN([.C662])=7;5;&quot;Fehler&quot;))))))" office:value-type="float" office:value="2" calcext:value-type="float">
            <text:p>2</text:p>
          </table:table-cell>
          <table:table-cell office:value-type="string" calcext:value-type="string">
            <text:p>ESK</text:p>
          </table:table-cell>
          <table:table-cell office:value-type="string" calcext:value-type="string">
            <text:p>ALLGEMEINE STAATSLEHR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663]=([.B662]+2);&quot;Fehler&quot;;&quot;&quot;)">
            <text:p/>
          </table:table-cell>
          <table:table-cell table:formula="of:=IF(LEN([.C663])=1;0;IF(LEN([.C663])=2;1;IF(LEN([.C663])=3;2;IF(LEN([.C663])=5;3;IF(LEN([.C663])=6;4;IF(LEN([.C663])=7;5;&quot;Fehler&quot;))))))" office:value-type="float" office:value="3" calcext:value-type="float">
            <text:p>3</text:p>
          </table:table-cell>
          <table:table-cell office:value-type="string" calcext:value-type="string">
            <text:p>ESK 1</text:p>
          </table:table-cell>
          <table:table-cell office:value-type="string" calcext:value-type="string">
            <text:p>STAATSPHILOSOPHIE <text:s/>STAATSSOZIOLOGIE : GESCHICHTE – QUELLENSAMMLUNGEN</text:p>
          </table:table-cell>
          <table:table-cell table:number-columns-repeated="5"/>
        </table:table-row>
        <table:table-row table:style-name="ro1">
          <table:table-cell table:formula="of:=IF([.B664]=([.B663]+2);&quot;Fehler&quot;;&quot;&quot;)">
            <text:p/>
          </table:table-cell>
          <table:table-cell table:formula="of:=IF(LEN([.C664])=1;0;IF(LEN([.C664])=2;1;IF(LEN([.C664])=3;2;IF(LEN([.C664])=5;3;IF(LEN([.C664])=6;4;IF(LEN([.C664])=7;5;&quot;Fehler&quot;))))))" office:value-type="float" office:value="4" calcext:value-type="float">
            <text:p>4</text:p>
          </table:table-cell>
          <table:table-cell office:value-type="string" calcext:value-type="string">
            <text:p>ESK 10</text:p>
          </table:table-cell>
          <table:table-cell office:value-type="string" calcext:value-type="string">
            <text:p>WERKE EINZELNER STAATSPHILOSOPHEN</text:p>
          </table:table-cell>
          <table:table-cell table:number-columns-repeated="5"/>
        </table:table-row>
        <table:table-row table:style-name="ro1">
          <table:table-cell table:formula="of:=IF([.B665]=([.B664]+2);&quot;Fehler&quot;;&quot;&quot;)">
            <text:p/>
          </table:table-cell>
          <table:table-cell table:formula="of:=IF(LEN([.C665])=1;0;IF(LEN([.C665])=2;1;IF(LEN([.C665])=3;2;IF(LEN([.C665])=5;3;IF(LEN([.C665])=6;4;IF(LEN([.C665])=7;5;&quot;Fehler&quot;))))))" office:value-type="float" office:value="3" calcext:value-type="float">
            <text:p>3</text:p>
          </table:table-cell>
          <table:table-cell office:value-type="string" calcext:value-type="string">
            <text:p>ESK 2</text:p>
          </table:table-cell>
          <table:table-cell office:value-type="string" calcext:value-type="string">
            <text:p>STAATSFORMEN : ALLGEMEINES</text:p>
          </table:table-cell>
          <table:table-cell table:number-columns-repeated="5"/>
        </table:table-row>
        <table:table-row table:style-name="ro1">
          <table:table-cell table:formula="of:=IF([.B666]=([.B665]+2);&quot;Fehler&quot;;&quot;&quot;)">
            <text:p/>
          </table:table-cell>
          <table:table-cell table:formula="of:=IF(LEN([.C666])=1;0;IF(LEN([.C666])=2;1;IF(LEN([.C666])=3;2;IF(LEN([.C666])=5;3;IF(LEN([.C666])=6;4;IF(LEN([.C666])=7;5;&quot;Fehler&quot;))))))" office:value-type="float" office:value="4" calcext:value-type="float">
            <text:p>4</text:p>
          </table:table-cell>
          <table:table-cell office:value-type="string" calcext:value-type="string">
            <text:p>ESK 20</text:p>
          </table:table-cell>
          <table:table-cell office:value-type="string" calcext:value-type="string">
            <text:p>DEMOKRATIE</text:p>
          </table:table-cell>
          <table:table-cell table:number-columns-repeated="5"/>
        </table:table-row>
        <table:table-row table:style-name="ro1">
          <table:table-cell table:formula="of:=IF([.B667]=([.B666]+2);&quot;Fehler&quot;;&quot;&quot;)">
            <text:p/>
          </table:table-cell>
          <table:table-cell table:formula="of:=IF(LEN([.C667])=1;0;IF(LEN([.C667])=2;1;IF(LEN([.C667])=3;2;IF(LEN([.C667])=5;3;IF(LEN([.C667])=6;4;IF(LEN([.C667])=7;5;&quot;Fehler&quot;))))))" office:value-type="float" office:value="4" calcext:value-type="float">
            <text:p>4</text:p>
          </table:table-cell>
          <table:table-cell office:value-type="string" calcext:value-type="string">
            <text:p>ESK 21</text:p>
          </table:table-cell>
          <table:table-cell office:value-type="string" calcext:value-type="string">
            <text:p>DIKTATUR <text:s/>TOTALITARISMUS <text:s/>FASCHISMUS</text:p>
          </table:table-cell>
          <table:table-cell table:number-columns-repeated="5"/>
        </table:table-row>
        <table:table-row table:style-name="ro1">
          <table:table-cell table:formula="of:=IF([.B668]=([.B667]+2);&quot;Fehler&quot;;&quot;&quot;)">
            <text:p/>
          </table:table-cell>
          <table:table-cell table:formula="of:=IF(LEN([.C668])=1;0;IF(LEN([.C668])=2;1;IF(LEN([.C668])=3;2;IF(LEN([.C668])=5;3;IF(LEN([.C668])=6;4;IF(LEN([.C668])=7;5;&quot;Fehler&quot;))))))" office:value-type="float" office:value="4" calcext:value-type="float">
            <text:p>4</text:p>
          </table:table-cell>
          <table:table-cell office:value-type="string" calcext:value-type="string">
            <text:p>ESK 22</text:p>
          </table:table-cell>
          <table:table-cell office:value-type="string" calcext:value-type="string">
            <text:p>MONARCHIE</text:p>
          </table:table-cell>
          <table:table-cell table:number-columns-repeated="5"/>
        </table:table-row>
        <table:table-row table:style-name="ro1">
          <table:table-cell table:formula="of:=IF([.B669]=([.B668]+2);&quot;Fehler&quot;;&quot;&quot;)">
            <text:p/>
          </table:table-cell>
          <table:table-cell table:formula="of:=IF(LEN([.C669])=1;0;IF(LEN([.C669])=2;1;IF(LEN([.C669])=3;2;IF(LEN([.C669])=5;3;IF(LEN([.C669])=6;4;IF(LEN([.C669])=7;5;&quot;Fehler&quot;))))))" office:value-type="float" office:value="3" calcext:value-type="float">
            <text:p>3</text:p>
          </table:table-cell>
          <table:table-cell office:value-type="string" calcext:value-type="string">
            <text:p>ESK 3</text:p>
          </table:table-cell>
          <table:table-cell office:value-type="string" calcext:value-type="string">
            <text:p>EINZELFRAGEN DER STAATSLEHRE</text:p>
          </table:table-cell>
          <table:table-cell table:number-columns-repeated="5"/>
        </table:table-row>
        <table:table-row table:style-name="ro1">
          <table:table-cell table:formula="of:=IF([.B670]=([.B669]+2);&quot;Fehler&quot;;&quot;&quot;)">
            <text:p/>
          </table:table-cell>
          <table:table-cell table:formula="of:=IF(LEN([.C670])=1;0;IF(LEN([.C670])=2;1;IF(LEN([.C670])=3;2;IF(LEN([.C670])=5;3;IF(LEN([.C670])=6;4;IF(LEN([.C670])=7;5;&quot;Fehler&quot;))))))" office:value-type="float" office:value="4" calcext:value-type="float">
            <text:p>4</text:p>
          </table:table-cell>
          <table:table-cell office:value-type="string" calcext:value-type="string">
            <text:p>ESK 30</text:p>
          </table:table-cell>
          <table:table-cell office:value-type="string" calcext:value-type="string">
            <text:p>REVOLUTION : ALLGEMEINES - DARSTELLUNGEN MEHRERER LAENDER</text:p>
          </table:table-cell>
          <table:table-cell table:number-columns-repeated="5"/>
        </table:table-row>
        <table:table-row table:style-name="ro1">
          <table:table-cell table:formula="of:=IF([.B671]=([.B670]+2);&quot;Fehler&quot;;&quot;&quot;)">
            <text:p/>
          </table:table-cell>
          <table:table-cell table:formula="of:=IF(LEN([.C671])=1;0;IF(LEN([.C671])=2;1;IF(LEN([.C671])=3;2;IF(LEN([.C671])=5;3;IF(LEN([.C671])=6;4;IF(LEN([.C671])=7;5;&quot;Fehler&quot;))))))" office:value-type="float" office:value="4" calcext:value-type="float">
            <text:p>4</text:p>
          </table:table-cell>
          <table:table-cell office:value-type="string" calcext:value-type="string">
            <text:p>ESK 31</text:p>
          </table:table-cell>
          <table:table-cell office:value-type="string" calcext:value-type="string">
            <text:p>MACHT</text:p>
          </table:table-cell>
          <table:table-cell table:number-columns-repeated="5"/>
        </table:table-row>
        <table:table-row table:style-name="ro1">
          <table:table-cell table:formula="of:=IF([.B672]=([.B671]+2);&quot;Fehler&quot;;&quot;&quot;)">
            <text:p/>
          </table:table-cell>
          <table:table-cell table:formula="of:=IF(LEN([.C672])=1;0;IF(LEN([.C672])=2;1;IF(LEN([.C672])=3;2;IF(LEN([.C672])=5;3;IF(LEN([.C672])=6;4;IF(LEN([.C672])=7;5;&quot;Fehler&quot;))))))" office:value-type="float" office:value="2" calcext:value-type="float">
            <text:p>2</text:p>
          </table:table-cell>
          <table:table-cell office:value-type="string" calcext:value-type="string">
            <text:p>ESL</text:p>
          </table:table-cell>
          <table:table-cell office:value-type="string" calcext:value-type="string">
            <text:p>VERFASSUNGSLEHRE</text:p>
          </table:table-cell>
          <table:table-cell table:number-columns-repeated="5"/>
        </table:table-row>
        <table:table-row table:style-name="ro1">
          <table:table-cell table:formula="of:=IF([.B673]=([.B672]+2);&quot;Fehler&quot;;&quot;&quot;)">
            <text:p/>
          </table:table-cell>
          <table:table-cell table:formula="of:=IF(LEN([.C673])=1;0;IF(LEN([.C673])=2;1;IF(LEN([.C673])=3;2;IF(LEN([.C673])=5;3;IF(LEN([.C673])=6;4;IF(LEN([.C673])=7;5;&quot;Fehler&quot;))))))" office:value-type="float" office:value="3" calcext:value-type="float">
            <text:p>3</text:p>
          </table:table-cell>
          <table:table-cell office:value-type="string" calcext:value-type="string">
            <text:p>ESL 1</text:p>
          </table:table-cell>
          <table:table-cell office:value-type="string" calcext:value-type="string">
            <text:p>EINZELNE STAATEN</text:p>
          </table:table-cell>
          <table:table-cell table:number-columns-repeated="5"/>
        </table:table-row>
        <table:table-row table:style-name="ro1">
          <table:table-cell table:formula="of:=IF([.B674]=([.B673]+2);&quot;Fehler&quot;;&quot;&quot;)">
            <text:p/>
          </table:table-cell>
          <table:table-cell table:formula="of:=IF(LEN([.C674])=1;0;IF(LEN([.C674])=2;1;IF(LEN([.C674])=3;2;IF(LEN([.C674])=5;3;IF(LEN([.C674])=6;4;IF(LEN([.C674])=7;5;&quot;Fehler&quot;))))))" office:value-type="float" office:value="4" calcext:value-type="float">
            <text:p>4</text:p>
          </table:table-cell>
          <table:table-cell office:value-type="string" calcext:value-type="string">
            <text:p>ESL 10</text:p>
          </table:table-cell>
          <table:table-cell office:value-type="string" calcext:value-type="string">
            <text:p>DEUTSCHES VERFASSUNGSSYSTEM <text:s/>DEUTSCHE VERFASSUNGSGESCHICHTE</text:p>
          </table:table-cell>
          <table:table-cell table:number-columns-repeated="5"/>
        </table:table-row>
        <table:table-row table:style-name="ro1">
          <table:table-cell table:formula="of:=IF([.B675]=([.B674]+2);&quot;Fehler&quot;;&quot;&quot;)">
            <text:p/>
          </table:table-cell>
          <table:table-cell table:formula="of:=IF(LEN([.C675])=1;0;IF(LEN([.C675])=2;1;IF(LEN([.C675])=3;2;IF(LEN([.C675])=5;3;IF(LEN([.C675])=6;4;IF(LEN([.C675])=7;5;&quot;Fehler&quot;))))))" office:value-type="float" office:value="5" calcext:value-type="float">
            <text:p>5</text:p>
          </table:table-cell>
          <table:table-cell office:value-type="string" calcext:value-type="string">
            <text:p>ESL 105</text:p>
          </table:table-cell>
          <table:table-cell office:value-type="string" calcext:value-type="string">
            <text:p>VERFASSUNGSSYSTEM DER BUNDESREPUBLIK DEUTSCHLAND</text:p>
          </table:table-cell>
          <table:table-cell table:number-columns-repeated="5"/>
        </table:table-row>
        <table:table-row table:style-name="ro1">
          <table:table-cell table:formula="of:=IF([.B676]=([.B675]+2);&quot;Fehler&quot;;&quot;&quot;)">
            <text:p/>
          </table:table-cell>
          <table:table-cell table:formula="of:=IF(LEN([.C676])=1;0;IF(LEN([.C676])=2;1;IF(LEN([.C676])=3;2;IF(LEN([.C676])=5;3;IF(LEN([.C676])=6;4;IF(LEN([.C676])=7;5;&quot;Fehler&quot;))))))" office:value-type="float" office:value="5" calcext:value-type="float">
            <text:p>5</text:p>
          </table:table-cell>
          <table:table-cell office:value-type="string" calcext:value-type="string">
            <text:p>ESL 106</text:p>
          </table:table-cell>
          <table:table-cell office:value-type="string" calcext:value-type="string">
            <text:p>VERFASSUNGSSYSTEM DER DDR</text:p>
          </table:table-cell>
          <table:table-cell table:number-columns-repeated="5"/>
        </table:table-row>
        <table:table-row table:style-name="ro1">
          <table:table-cell table:formula="of:=IF([.B677]=([.B676]+2);&quot;Fehler&quot;;&quot;&quot;)">
            <text:p/>
          </table:table-cell>
          <table:table-cell table:formula="of:=IF(LEN([.C677])=1;0;IF(LEN([.C677])=2;1;IF(LEN([.C677])=3;2;IF(LEN([.C677])=5;3;IF(LEN([.C677])=6;4;IF(LEN([.C677])=7;5;&quot;Fehler&quot;))))))" office:value-type="float" office:value="4" calcext:value-type="float">
            <text:p>4</text:p>
          </table:table-cell>
          <table:table-cell office:value-type="string" calcext:value-type="string">
            <text:p>ESL 11</text:p>
          </table:table-cell>
          <table:table-cell office:value-type="string" calcext:value-type="string">
            <text:p>BRITISCHES VERFASSUNGSSYSTEM <text:s/>BRITISCHE VERFASSUNGSGESCHICHTE</text:p>
          </table:table-cell>
          <table:table-cell table:number-columns-repeated="5"/>
        </table:table-row>
        <table:table-row table:style-name="ro1">
          <table:table-cell table:formula="of:=IF([.B678]=([.B677]+2);&quot;Fehler&quot;;&quot;&quot;)">
            <text:p/>
          </table:table-cell>
          <table:table-cell table:formula="of:=IF(LEN([.C678])=1;0;IF(LEN([.C678])=2;1;IF(LEN([.C678])=3;2;IF(LEN([.C678])=5;3;IF(LEN([.C678])=6;4;IF(LEN([.C678])=7;5;&quot;Fehler&quot;))))))" office:value-type="float" office:value="4" calcext:value-type="float">
            <text:p>4</text:p>
          </table:table-cell>
          <table:table-cell office:value-type="string" calcext:value-type="string">
            <text:p>ESL 12</text:p>
          </table:table-cell>
          <table:table-cell office:value-type="string" calcext:value-type="string">
            <text:p>FRANZOESISCHES VERFASSUNGSSYSTEM <text:s/>FRANZOESISCHE VERFASSUNGSGESCHICHTE</text:p>
          </table:table-cell>
          <table:table-cell table:number-columns-repeated="5"/>
        </table:table-row>
        <table:table-row table:style-name="ro1">
          <table:table-cell table:formula="of:=IF([.B679]=([.B678]+2);&quot;Fehler&quot;;&quot;&quot;)">
            <text:p/>
          </table:table-cell>
          <table:table-cell table:formula="of:=IF(LEN([.C679])=1;0;IF(LEN([.C679])=2;1;IF(LEN([.C679])=3;2;IF(LEN([.C679])=5;3;IF(LEN([.C679])=6;4;IF(LEN([.C679])=7;5;&quot;Fehler&quot;))))))" office:value-type="float" office:value="4" calcext:value-type="float">
            <text:p>4</text:p>
          </table:table-cell>
          <table:table-cell office:value-type="string" calcext:value-type="string">
            <text:p>ESL 13</text:p>
          </table:table-cell>
          <table:table-cell office:value-type="string" calcext:value-type="string">
            <text:p>VERFASSUNGSSYSTEM DER USA <text:s/>VERFASSUNGSGESCHICHTE DER USA</text:p>
          </table:table-cell>
          <table:table-cell table:number-columns-repeated="5"/>
        </table:table-row>
        <table:table-row table:style-name="ro1">
          <table:table-cell table:formula="of:=IF([.B680]=([.B679]+2);&quot;Fehler&quot;;&quot;&quot;)">
            <text:p/>
          </table:table-cell>
          <table:table-cell table:formula="of:=IF(LEN([.C680])=1;0;IF(LEN([.C680])=2;1;IF(LEN([.C680])=3;2;IF(LEN([.C680])=5;3;IF(LEN([.C680])=6;4;IF(LEN([.C680])=7;5;&quot;Fehler&quot;))))))" office:value-type="float" office:value="4" calcext:value-type="float">
            <text:p>4</text:p>
          </table:table-cell>
          <table:table-cell office:value-type="string" calcext:value-type="string">
            <text:p>ESL 14</text:p>
          </table:table-cell>
          <table:table-cell office:value-type="string" calcext:value-type="string">
            <text:p>VERFASSUNGSSYSTEM UND VERFASSUNGSGESCHICHTE DER SOWJETUNION UND IHRER NACHFOLGESTAATEN</text:p>
          </table:table-cell>
          <table:table-cell table:number-columns-repeated="5"/>
        </table:table-row>
        <table:table-row table:style-name="ro1">
          <table:table-cell table:formula="of:=IF([.B681]=([.B680]+2);&quot;Fehler&quot;;&quot;&quot;)">
            <text:p/>
          </table:table-cell>
          <table:table-cell table:formula="of:=IF(LEN([.C681])=1;0;IF(LEN([.C681])=2;1;IF(LEN([.C681])=3;2;IF(LEN([.C681])=5;3;IF(LEN([.C681])=6;4;IF(LEN([.C681])=7;5;&quot;Fehler&quot;))))))" office:value-type="float" office:value="4" calcext:value-type="float">
            <text:p>4</text:p>
          </table:table-cell>
          <table:table-cell office:value-type="string" calcext:value-type="string">
            <text:p>ESL 19</text:p>
          </table:table-cell>
          <table:table-cell office:value-type="string" calcext:value-type="string">
            <text:p>VERFASSUNGSSYSTEME SONSTIGER STAATEN</text:p>
          </table:table-cell>
          <table:table-cell table:number-columns-repeated="5"/>
        </table:table-row>
        <table:table-row table:style-name="ro1">
          <table:table-cell table:formula="of:=IF([.B682]=([.B681]+2);&quot;Fehler&quot;;&quot;&quot;)">
            <text:p/>
          </table:table-cell>
          <table:table-cell table:formula="of:=IF(LEN([.C682])=1;0;IF(LEN([.C682])=2;1;IF(LEN([.C682])=3;2;IF(LEN([.C682])=5;3;IF(LEN([.C682])=6;4;IF(LEN([.C682])=7;5;&quot;Fehler&quot;))))))" office:value-type="float" office:value="3" calcext:value-type="float">
            <text:p>3</text:p>
          </table:table-cell>
          <table:table-cell office:value-type="string" calcext:value-type="string">
            <text:p>ESL 2</text:p>
          </table:table-cell>
          <table:table-cell office:value-type="string" calcext:value-type="string">
            <text:p>EINZELFRAGEN DER VERFASSUNGSLEHRE</text:p>
          </table:table-cell>
          <table:table-cell table:number-columns-repeated="5"/>
        </table:table-row>
        <table:table-row table:style-name="ro1">
          <table:table-cell table:formula="of:=IF([.B683]=([.B682]+2);&quot;Fehler&quot;;&quot;&quot;)">
            <text:p/>
          </table:table-cell>
          <table:table-cell table:formula="of:=IF(LEN([.C683])=1;0;IF(LEN([.C683])=2;1;IF(LEN([.C683])=3;2;IF(LEN([.C683])=5;3;IF(LEN([.C683])=6;4;IF(LEN([.C683])=7;5;&quot;Fehler&quot;))))))" office:value-type="float" office:value="1" calcext:value-type="float">
            <text:p>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SOZIALE BEWEGUNGEN <text:s/>SOZIALE THEORIEN</text:p>
          </table:table-cell>
          <table:table-cell table:number-columns-repeated="5"/>
        </table:table-row>
        <table:table-row table:style-name="ro1">
          <table:table-cell table:formula="of:=IF([.B684]=([.B683]+2);&quot;Fehler&quot;;&quot;&quot;)">
            <text:p/>
          </table:table-cell>
          <table:table-cell table:formula="of:=IF(LEN([.C684])=1;0;IF(LEN([.C684])=2;1;IF(LEN([.C684])=3;2;IF(LEN([.C684])=5;3;IF(LEN([.C684])=6;4;IF(LEN([.C684])=7;5;&quot;Fehler&quot;))))))" office:value-type="float" office:value="2" calcext:value-type="float">
            <text:p>2</text:p>
          </table:table-cell>
          <table:table-cell office:value-type="string" calcext:value-type="string">
            <text:p>ETK</text:p>
          </table:table-cell>
          <table:table-cell office:value-type="string" calcext:value-type="string">
            <text:p>GESCHICHTE DER SOZIALEN BEWEGUNGEN</text:p>
          </table:table-cell>
          <table:table-cell table:number-columns-repeated="5"/>
        </table:table-row>
        <table:table-row table:style-name="ro1">
          <table:table-cell table:formula="of:=IF([.B685]=([.B684]+2);&quot;Fehler&quot;;&quot;&quot;)">
            <text:p/>
          </table:table-cell>
          <table:table-cell table:formula="of:=IF(LEN([.C685])=1;0;IF(LEN([.C685])=2;1;IF(LEN([.C685])=3;2;IF(LEN([.C685])=5;3;IF(LEN([.C685])=6;4;IF(LEN([.C685])=7;5;&quot;Fehler&quot;))))))" office:value-type="float" office:value="3" calcext:value-type="float">
            <text:p>3</text:p>
          </table:table-cell>
          <table:table-cell office:value-type="string" calcext:value-type="string">
            <text:p>ETK 1</text:p>
          </table:table-cell>
          <table:table-cell office:value-type="string" calcext:value-type="string">
            <text:p>QUELLENSAMMLUNGEN</text:p>
          </table:table-cell>
          <table:table-cell table:number-columns-repeated="5"/>
        </table:table-row>
        <table:table-row table:style-name="ro1">
          <table:table-cell table:formula="of:=IF([.B686]=([.B685]+2);&quot;Fehler&quot;;&quot;&quot;)">
            <text:p/>
          </table:table-cell>
          <table:table-cell table:formula="of:=IF(LEN([.C686])=1;0;IF(LEN([.C686])=2;1;IF(LEN([.C686])=3;2;IF(LEN([.C686])=5;3;IF(LEN([.C686])=6;4;IF(LEN([.C686])=7;5;&quot;Fehler&quot;))))))" office:value-type="float" office:value="4" calcext:value-type="float">
            <text:p>4</text:p>
          </table:table-cell>
          <table:table-cell office:value-type="string" calcext:value-type="string">
            <text:p>ETK 10</text:p>
          </table:table-cell>
          <table:table-cell office:value-type="string" calcext:value-type="string">
            <text:p>QUELLENSCHRIFTEN EINZELNER PERSOENLICHKEITEN DES MARXISMUS UND SOZIALISMUS</text:p>
          </table:table-cell>
          <table:table-cell table:number-columns-repeated="5"/>
        </table:table-row>
        <table:table-row table:style-name="ro1">
          <table:table-cell table:formula="of:=IF([.B687]=([.B686]+2);&quot;Fehler&quot;;&quot;&quot;)">
            <text:p/>
          </table:table-cell>
          <table:table-cell table:formula="of:=IF(LEN([.C687])=1;0;IF(LEN([.C687])=2;1;IF(LEN([.C687])=3;2;IF(LEN([.C687])=5;3;IF(LEN([.C687])=6;4;IF(LEN([.C687])=7;5;&quot;Fehler&quot;))))))" office:value-type="float" office:value="3" calcext:value-type="float">
            <text:p>3</text:p>
          </table:table-cell>
          <table:table-cell office:value-type="string" calcext:value-type="string">
            <text:p>ETK 2</text:p>
          </table:table-cell>
          <table:table-cell office:value-type="string" calcext:value-type="string">
            <text:p>DEUTSCHE ARBEITERBEWEGUNG</text:p>
          </table:table-cell>
          <table:table-cell table:number-columns-repeated="5"/>
        </table:table-row>
        <table:table-row table:style-name="ro1">
          <table:table-cell table:formula="of:=IF([.B688]=([.B687]+2);&quot;Fehler&quot;;&quot;&quot;)">
            <text:p/>
          </table:table-cell>
          <table:table-cell table:formula="of:=IF(LEN([.C688])=1;0;IF(LEN([.C688])=2;1;IF(LEN([.C688])=3;2;IF(LEN([.C688])=5;3;IF(LEN([.C688])=6;4;IF(LEN([.C688])=7;5;&quot;Fehler&quot;))))))" office:value-type="float" office:value="2" calcext:value-type="float">
            <text:p>2</text:p>
          </table:table-cell>
          <table:table-cell office:value-type="string" calcext:value-type="string">
            <text:p>ETM</text:p>
          </table:table-cell>
          <table:table-cell office:value-type="string" calcext:value-type="string">
            <text:p>MARXISMUS : ALLGEMEINES -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689]=([.B688]+2);&quot;Fehler&quot;;&quot;&quot;)">
            <text:p/>
          </table:table-cell>
          <table:table-cell table:formula="of:=IF(LEN([.C689])=1;0;IF(LEN([.C689])=2;1;IF(LEN([.C689])=3;2;IF(LEN([.C689])=5;3;IF(LEN([.C689])=6;4;IF(LEN([.C689])=7;5;&quot;Fehler&quot;))))))" office:value-type="float" office:value="3" calcext:value-type="float">
            <text:p>3</text:p>
          </table:table-cell>
          <table:table-cell office:value-type="string" calcext:value-type="string">
            <text:p>ETM 1</text:p>
          </table:table-cell>
          <table:table-cell office:value-type="string" calcext:value-type="string">
            <text:p>DIALEKTISCHER UND HISTORISCHER MATERIALISMUS EINSCHL. PHILOSOPHISCHER GRUNDLAGEN</text:p>
          </table:table-cell>
          <table:table-cell table:number-columns-repeated="5"/>
        </table:table-row>
        <table:table-row table:style-name="ro1">
          <table:table-cell table:formula="of:=IF([.B690]=([.B689]+2);&quot;Fehler&quot;;&quot;&quot;)">
            <text:p/>
          </table:table-cell>
          <table:table-cell table:formula="of:=IF(LEN([.C690])=1;0;IF(LEN([.C690])=2;1;IF(LEN([.C690])=3;2;IF(LEN([.C690])=5;3;IF(LEN([.C690])=6;4;IF(LEN([.C690])=7;5;&quot;Fehler&quot;))))))" office:value-type="float" office:value="4" calcext:value-type="float">
            <text:p>4</text:p>
          </table:table-cell>
          <table:table-cell office:value-type="string" calcext:value-type="string">
            <text:p>ETM 15</text:p>
          </table:table-cell>
          <table:table-cell office:value-type="string" calcext:value-type="string">
            <text:p>MARXISTISCHE POLITISCHE OEKONOMIE</text:p>
          </table:table-cell>
          <table:table-cell table:number-columns-repeated="5"/>
        </table:table-row>
        <table:table-row table:style-name="ro1">
          <table:table-cell table:formula="of:=IF([.B691]=([.B690]+2);&quot;Fehler&quot;;&quot;&quot;)">
            <text:p/>
          </table:table-cell>
          <table:table-cell table:formula="of:=IF(LEN([.C691])=1;0;IF(LEN([.C691])=2;1;IF(LEN([.C691])=3;2;IF(LEN([.C691])=5;3;IF(LEN([.C691])=6;4;IF(LEN([.C691])=7;5;&quot;Fehler&quot;))))))" office:value-type="float" office:value="3" calcext:value-type="float">
            <text:p>3</text:p>
          </table:table-cell>
          <table:table-cell office:value-type="string" calcext:value-type="string">
            <text:p>ETM 2</text:p>
          </table:table-cell>
          <table:table-cell office:value-type="string" calcext:value-type="string">
            <text:p>KOMMUNISMUS : GESAMTDARSTELLUNGEN – DARSTELLUNGEN MEHRERER LAENDER</text:p>
          </table:table-cell>
          <table:table-cell table:number-columns-repeated="5"/>
        </table:table-row>
        <table:table-row table:style-name="ro1">
          <table:table-cell table:formula="of:=IF([.B692]=([.B691]+2);&quot;Fehler&quot;;&quot;&quot;)">
            <text:p/>
          </table:table-cell>
          <table:table-cell table:formula="of:=IF(LEN([.C692])=1;0;IF(LEN([.C692])=2;1;IF(LEN([.C692])=3;2;IF(LEN([.C692])=5;3;IF(LEN([.C692])=6;4;IF(LEN([.C692])=7;5;&quot;Fehler&quot;))))))" office:value-type="float" office:value="4" calcext:value-type="float">
            <text:p>4</text:p>
          </table:table-cell>
          <table:table-cell office:value-type="string" calcext:value-type="string">
            <text:p>ETM 20</text:p>
          </table:table-cell>
          <table:table-cell office:value-type="string" calcext:value-type="string">
            <text:p>KOMMUNISMUS DER SOWJETUNION <text:s/>GESCHICHTE DER KPDSU</text:p>
          </table:table-cell>
          <table:table-cell table:number-columns-repeated="5"/>
        </table:table-row>
        <table:table-row table:style-name="ro1">
          <table:table-cell table:formula="of:=IF([.B693]=([.B692]+2);&quot;Fehler&quot;;&quot;&quot;)">
            <text:p/>
          </table:table-cell>
          <table:table-cell table:formula="of:=IF(LEN([.C693])=1;0;IF(LEN([.C693])=2;1;IF(LEN([.C693])=3;2;IF(LEN([.C693])=5;3;IF(LEN([.C693])=6;4;IF(LEN([.C693])=7;5;&quot;Fehler&quot;))))))" office:value-type="float" office:value="4" calcext:value-type="float">
            <text:p>4</text:p>
          </table:table-cell>
          <table:table-cell office:value-type="string" calcext:value-type="string">
            <text:p>ETM 21</text:p>
          </table:table-cell>
          <table:table-cell office:value-type="string" calcext:value-type="string">
            <text:p>KOMMUNISMUS IN ANDEREN LAENDERN EINSCHL. IHRER KOMMUNISTISCHEN PARTEIEN</text:p>
          </table:table-cell>
          <table:table-cell table:number-columns-repeated="5"/>
        </table:table-row>
        <table:table-row table:style-name="ro1">
          <table:table-cell table:formula="of:=IF([.B694]=([.B693]+2);&quot;Fehler&quot;;&quot;&quot;)">
            <text:p/>
          </table:table-cell>
          <table:table-cell table:formula="of:=IF(LEN([.C694])=1;0;IF(LEN([.C694])=2;1;IF(LEN([.C694])=3;2;IF(LEN([.C694])=5;3;IF(LEN([.C694])=6;4;IF(LEN([.C694])=7;5;&quot;Fehler&quot;))))))" office:value-type="float" office:value="2" calcext:value-type="float">
            <text:p>2</text:p>
          </table:table-cell>
          <table:table-cell office:value-type="string" calcext:value-type="string">
            <text:p>ETN</text:p>
          </table:table-cell>
          <table:table-cell office:value-type="string" calcext:value-type="string">
            <text:p>FREIHEITLICH-DEMOKRATISCHER SOZIALISMUS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695]=([.B694]+2);&quot;Fehler&quot;;&quot;&quot;)">
            <text:p/>
          </table:table-cell>
          <table:table-cell table:formula="of:=IF(LEN([.C695])=1;0;IF(LEN([.C695])=2;1;IF(LEN([.C695])=3;2;IF(LEN([.C695])=5;3;IF(LEN([.C695])=6;4;IF(LEN([.C695])=7;5;&quot;Fehler&quot;))))))" office:value-type="float" office:value="3" calcext:value-type="float">
            <text:p>3</text:p>
          </table:table-cell>
          <table:table-cell office:value-type="string" calcext:value-type="string">
            <text:p>ETN 1</text:p>
          </table:table-cell>
          <table:table-cell office:value-type="string" calcext:value-type="string">
            <text:p>GESCHICHTE DER SOZIALDEMOKRATIE</text:p>
          </table:table-cell>
          <table:table-cell table:number-columns-repeated="5"/>
        </table:table-row>
        <table:table-row table:style-name="ro1">
          <table:table-cell table:formula="of:=IF([.B696]=([.B695]+2);&quot;Fehler&quot;;&quot;&quot;)">
            <text:p/>
          </table:table-cell>
          <table:table-cell table:formula="of:=IF(LEN([.C696])=1;0;IF(LEN([.C696])=2;1;IF(LEN([.C696])=3;2;IF(LEN([.C696])=5;3;IF(LEN([.C696])=6;4;IF(LEN([.C696])=7;5;&quot;Fehler&quot;))))))" office:value-type="float" office:value="2" calcext:value-type="float">
            <text:p>2</text:p>
          </table:table-cell>
          <table:table-cell office:value-type="string" calcext:value-type="string">
            <text:p>ETP</text:p>
          </table:table-cell>
          <table:table-cell office:value-type="string" calcext:value-type="string">
            <text:p>NEUE LINKE <text:s/>AUSSERPARLAMENTARISCHE OPPOSITION</text:p>
          </table:table-cell>
          <table:table-cell table:number-columns-repeated="5"/>
        </table:table-row>
        <table:table-row table:style-name="ro1">
          <table:table-cell table:formula="of:=IF([.B697]=([.B696]+2);&quot;Fehler&quot;;&quot;&quot;)">
            <text:p/>
          </table:table-cell>
          <table:table-cell table:formula="of:=IF(LEN([.C697])=1;0;IF(LEN([.C697])=2;1;IF(LEN([.C697])=3;2;IF(LEN([.C697])=5;3;IF(LEN([.C697])=6;4;IF(LEN([.C697])=7;5;&quot;Fehler&quot;))))))" office:value-type="float" office:value="3" calcext:value-type="float">
            <text:p>3</text:p>
          </table:table-cell>
          <table:table-cell office:value-type="string" calcext:value-type="string">
            <text:p>ETP 3</text:p>
          </table:table-cell>
          <table:table-cell office:value-type="string" calcext:value-type="string">
            <text:p>BUNDESREPUBLIK DEUTSCHLAND</text:p>
          </table:table-cell>
          <table:table-cell table:number-columns-repeated="5"/>
        </table:table-row>
        <table:table-row table:style-name="ro1">
          <table:table-cell table:formula="of:=IF([.B698]=([.B697]+2);&quot;Fehler&quot;;&quot;&quot;)">
            <text:p/>
          </table:table-cell>
          <table:table-cell table:formula="of:=IF(LEN([.C698])=1;0;IF(LEN([.C698])=2;1;IF(LEN([.C698])=3;2;IF(LEN([.C698])=5;3;IF(LEN([.C698])=6;4;IF(LEN([.C698])=7;5;&quot;Fehler&quot;))))))" office:value-type="float" office:value="3" calcext:value-type="float">
            <text:p>3</text:p>
          </table:table-cell>
          <table:table-cell office:value-type="string" calcext:value-type="string">
            <text:p>ETP 5</text:p>
          </table:table-cell>
          <table:table-cell office:value-type="string" calcext:value-type="string">
            <text:p>FRANKREICH</text:p>
          </table:table-cell>
          <table:table-cell table:number-columns-repeated="5"/>
        </table:table-row>
        <table:table-row table:style-name="ro1">
          <table:table-cell table:formula="of:=IF([.B699]=([.B698]+2);&quot;Fehler&quot;;&quot;&quot;)">
            <text:p/>
          </table:table-cell>
          <table:table-cell table:formula="of:=IF(LEN([.C699])=1;0;IF(LEN([.C699])=2;1;IF(LEN([.C699])=3;2;IF(LEN([.C699])=5;3;IF(LEN([.C699])=6;4;IF(LEN([.C699])=7;5;&quot;Fehler&quot;))))))" office:value-type="float" office:value="3" calcext:value-type="float">
            <text:p>3</text:p>
          </table:table-cell>
          <table:table-cell office:value-type="string" calcext:value-type="string">
            <text:p>ETP 6</text:p>
          </table:table-cell>
          <table:table-cell office:value-type="string" calcext:value-type="string">
            <text:p>USA</text:p>
          </table:table-cell>
          <table:table-cell table:number-columns-repeated="5"/>
        </table:table-row>
        <table:table-row table:style-name="ro1">
          <table:table-cell table:formula="of:=IF([.B700]=([.B699]+2);&quot;Fehler&quot;;&quot;&quot;)">
            <text:p/>
          </table:table-cell>
          <table:table-cell table:formula="of:=IF(LEN([.C700])=1;0;IF(LEN([.C700])=2;1;IF(LEN([.C700])=3;2;IF(LEN([.C700])=5;3;IF(LEN([.C700])=6;4;IF(LEN([.C700])=7;5;&quot;Fehler&quot;))))))" office:value-type="float" office:value="3" calcext:value-type="float">
            <text:p>3</text:p>
          </table:table-cell>
          <table:table-cell office:value-type="string" calcext:value-type="string">
            <text:p>ETP 9</text:p>
          </table:table-cell>
          <table:table-cell office:value-type="string" calcext:value-type="string">
            <text:p>ANDERE LAENDER</text:p>
          </table:table-cell>
          <table:table-cell table:number-columns-repeated="5"/>
        </table:table-row>
        <table:table-row table:style-name="ro1">
          <table:table-cell table:formula="of:=IF([.B701]=([.B700]+2);&quot;Fehler&quot;;&quot;&quot;)">
            <text:p/>
          </table:table-cell>
          <table:table-cell table:formula="of:=IF(LEN([.C701])=1;0;IF(LEN([.C701])=2;1;IF(LEN([.C701])=3;2;IF(LEN([.C701])=5;3;IF(LEN([.C701])=6;4;IF(LEN([.C701])=7;5;&quot;Fehler&quot;))))))" office:value-type="float" office:value="2" calcext:value-type="float">
            <text:p>2</text:p>
          </table:table-cell>
          <table:table-cell office:value-type="string" calcext:value-type="string">
            <text:p>EYB</text:p>
          </table:table-cell>
          <table:table-cell office:value-type="string" calcext:value-type="string">
            <text:p>BIOGRAPHIEN HISTORISCHER UND POLITISCHER PERSOENLICHKEITEN UND HISTORIKER</text:p>
          </table:table-cell>
          <table:table-cell table:number-columns-repeated="5"/>
        </table:table-row>
        <table:table-row table:style-name="ro1">
          <table:table-cell table:formula="of:=IF([.B702]=([.B701]+2);&quot;Fehler&quot;;&quot;&quot;)">
            <text:p/>
          </table:table-cell>
          <table:table-cell table:formula="of:=IF(LEN([.C702])=1;0;IF(LEN([.C702])=2;1;IF(LEN([.C702])=3;2;IF(LEN([.C702])=5;3;IF(LEN([.C702])=6;4;IF(LEN([.C702])=7;5;&quot;Fehler&quot;))))))" office:value-type="float" office:value="3" calcext:value-type="float">
            <text:p>3</text:p>
          </table:table-cell>
          <table:table-cell office:value-type="string" calcext:value-type="string">
            <text:p>EYB 1</text:p>
          </table:table-cell>
          <table:table-cell office:value-type="string" calcext:value-type="string">
            <text:p>BIOGRAPHIEN MEHRERER HISTORISCHER UND POLITISCHER PERSOENLICHKEITEN AUS VERSCHIEDENEN LAENDERN UND EPOCHEN</text:p>
          </table:table-cell>
          <table:table-cell table:number-columns-repeated="5"/>
        </table:table-row>
        <table:table-row table:style-name="ro1">
          <table:table-cell table:formula="of:=IF([.B703]=([.B702]+2);&quot;Fehler&quot;;&quot;&quot;)">
            <text:p/>
          </table:table-cell>
          <table:table-cell table:formula="of:=IF(LEN([.C703])=1;0;IF(LEN([.C703])=2;1;IF(LEN([.C703])=3;2;IF(LEN([.C703])=5;3;IF(LEN([.C703])=6;4;IF(LEN([.C703])=7;5;&quot;Fehler&quot;))))))" office:value-type="float" office:value="3" calcext:value-type="float">
            <text:p>3</text:p>
          </table:table-cell>
          <table:table-cell office:value-type="string" calcext:value-type="string">
            <text:p>EYB 2</text:p>
          </table:table-cell>
          <table:table-cell office:value-type="string" calcext:value-type="string">
            <text:p>BIOGRAPHIEN EINZELNER HISTORISCHER UND POLITISCHER PERSOENLICHKEITEN (ALPHABETISCH NACH BIOGRAPHIERTEN GEORDNET)</text:p>
          </table:table-cell>
          <table:table-cell table:number-columns-repeated="5"/>
        </table:table-row>
        <table:table-row table:style-name="ro1">
          <table:table-cell table:formula="of:=IF([.B704]=([.B703]+2);&quot;Fehler&quot;;&quot;&quot;)">
            <text:p/>
          </table:table-cell>
          <table:table-cell table:formula="of:=IF(LEN([.C704])=1;0;IF(LEN([.C704])=2;1;IF(LEN([.C704])=3;2;IF(LEN([.C704])=5;3;IF(LEN([.C704])=6;4;IF(LEN([.C704])=7;5;&quot;Fehler&quot;))))))" office:value-type="float" office:value="4" calcext:value-type="float">
            <text:p>4</text:p>
          </table:table-cell>
          <table:table-cell office:value-type="string" calcext:value-type="string">
            <text:p>EYB 20</text:p>
          </table:table-cell>
          <table:table-cell office:value-type="string" calcext:value-type="string">
            <text:p>HISTORISCHE UND POLITISCHE PERSOENLICHKEITEN DES ALTERTUMS (ALPHABETISCH NACH BIOGRAPHIERTEN GEORDNET)</text:p>
          </table:table-cell>
          <table:table-cell table:number-columns-repeated="5"/>
        </table:table-row>
        <table:table-row table:style-name="ro1">
          <table:table-cell table:formula="of:=IF([.B705]=([.B704]+2);&quot;Fehler&quot;;&quot;&quot;)">
            <text:p/>
          </table:table-cell>
          <table:table-cell table:formula="of:=IF(LEN([.C705])=1;0;IF(LEN([.C705])=2;1;IF(LEN([.C705])=3;2;IF(LEN([.C705])=5;3;IF(LEN([.C705])=6;4;IF(LEN([.C705])=7;5;&quot;Fehler&quot;))))))" office:value-type="float" office:value="4" calcext:value-type="float">
            <text:p>4</text:p>
          </table:table-cell>
          <table:table-cell office:value-type="string" calcext:value-type="string">
            <text:p>EYB 21</text:p>
          </table:table-cell>
          <table:table-cell office:value-type="string" calcext:value-type="string">
            <text:p>HISTORISCHE UND POLITISCHE PERSOENLICHKEITEN DES MITTELALTERS (ALPHABETISCH NACH BIOGRAPHIERTEN GEORDNET)</text:p>
          </table:table-cell>
          <table:table-cell table:number-columns-repeated="5"/>
        </table:table-row>
        <table:table-row table:style-name="ro1">
          <table:table-cell table:formula="of:=IF([.B706]=([.B705]+2);&quot;Fehler&quot;;&quot;&quot;)">
            <text:p/>
          </table:table-cell>
          <table:table-cell table:formula="of:=IF(LEN([.C706])=1;0;IF(LEN([.C706])=2;1;IF(LEN([.C706])=3;2;IF(LEN([.C706])=5;3;IF(LEN([.C706])=6;4;IF(LEN([.C706])=7;5;&quot;Fehler&quot;))))))" office:value-type="float" office:value="4" calcext:value-type="float">
            <text:p>4</text:p>
          </table:table-cell>
          <table:table-cell office:value-type="string" calcext:value-type="string">
            <text:p>EYB 22</text:p>
          </table:table-cell>
          <table:table-cell office:value-type="string" calcext:value-type="string">
            <text:p>HISTORISCHE UND POLITISCHE PERSOENLICHKEITEN DER NEUZEIT (ALPHABETISCH NACH BIOGRAPHIERTEN GEORDNET)</text:p>
          </table:table-cell>
          <table:table-cell table:number-columns-repeated="5"/>
        </table:table-row>
        <table:table-row table:style-name="ro1">
          <table:table-cell table:formula="of:=IF([.B707]=([.B706]+2);&quot;Fehler&quot;;&quot;&quot;)">
            <text:p/>
          </table:table-cell>
          <table:table-cell table:formula="of:=IF(LEN([.C707])=1;0;IF(LEN([.C707])=2;1;IF(LEN([.C707])=3;2;IF(LEN([.C707])=5;3;IF(LEN([.C707])=6;4;IF(LEN([.C707])=7;5;&quot;Fehler&quot;))))))" office:value-type="float" office:value="4" calcext:value-type="float">
            <text:p>4</text:p>
          </table:table-cell>
          <table:table-cell office:value-type="string" calcext:value-type="string">
            <text:p>EYB 23</text:p>
          </table:table-cell>
          <table:table-cell office:value-type="string" calcext:value-type="string">
            <text:p>HISTORISCHE UND POLITISCHE PERSOENLICHKEITEN DES 20. UND 21. JAHRHUNDERTS (ALPHABETISCH NACH BIOGRAPHIERTEN GEORDNET)</text:p>
          </table:table-cell>
          <table:table-cell table:number-columns-repeated="5"/>
        </table:table-row>
        <table:table-row table:style-name="ro1">
          <table:table-cell table:formula="of:=IF([.B708]=([.B707]+2);&quot;Fehler&quot;;&quot;&quot;)">
            <text:p/>
          </table:table-cell>
          <table:table-cell table:formula="of:=IF(LEN([.C708])=1;0;IF(LEN([.C708])=2;1;IF(LEN([.C708])=3;2;IF(LEN([.C708])=5;3;IF(LEN([.C708])=6;4;IF(LEN([.C708])=7;5;&quot;Fehler&quot;))))))" office:value-type="float" office:value="3" calcext:value-type="float">
            <text:p>3</text:p>
          </table:table-cell>
          <table:table-cell office:value-type="string" calcext:value-type="string">
            <text:p>EYB 3</text:p>
          </table:table-cell>
          <table:table-cell office:value-type="string" calcext:value-type="string">
            <text:p>BIOGRAPHIEN EINZELNER HISTORIKER, GESCHICHTS- UND STAATSPHILOSOPHEN, VOLKSKUNDLER UND ARCHAEOLOGEN (ALPHABETISCH NACH BIOGRAPHIERTEN GEORDNET)</text:p>
          </table:table-cell>
          <table:table-cell table:number-columns-repeated="5"/>
        </table:table-row>
        <table:table-row table:style-name="ro1">
          <table:table-cell table:formula="of:=IF([.B709]=([.B708]+2);&quot;Fehler&quot;;&quot;&quot;)">
            <text:p/>
          </table:table-cell>
          <table:table-cell table:formula="of:=IF(LEN([.C709])=1;0;IF(LEN([.C709])=2;1;IF(LEN([.C709])=3;2;IF(LEN([.C709])=5;3;IF(LEN([.C709])=6;4;IF(LEN([.C709])=7;5;&quot;Fehler&quot;))))))" office:value-type="float" office:value="1" calcext:value-type="float">
            <text:p>1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[.B710]=([.B709]+2);&quot;Fehler&quot;;&quot;&quot;)">
            <text:p/>
          </table:table-cell>
          <table:table-cell table:formula="of:=IF(LEN([.C710])=1;0;IF(LEN([.C710])=2;1;IF(LEN([.C710])=3;2;IF(LEN([.C710])=5;3;IF(LEN([.C710])=6;4;IF(LEN([.C710])=7;5;&quot;Fehler&quot;))))))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CHT</text:p>
          </table:table-cell>
          <table:table-cell table:number-columns-repeated="5"/>
        </table:table-row>
        <table:table-row table:style-name="ro1">
          <table:table-cell table:formula="of:=IF([.B711]=([.B710]+2);&quot;Fehler&quot;;&quot;&quot;)">
            <text:p/>
          </table:table-cell>
          <table:table-cell table:formula="of:=IF(LEN([.C711])=1;0;IF(LEN([.C711])=2;1;IF(LEN([.C711])=3;2;IF(LEN([.C711])=5;3;IF(LEN([.C711])=6;4;IF(LEN([.C711])=7;5;&quot;Fehler&quot;))))))" office:value-type="float" office:value="1" calcext:value-type="float">
            <text:p>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LLGEMEINES</text:p>
          </table:table-cell>
          <table:table-cell table:number-columns-repeated="5"/>
        </table:table-row>
        <table:table-row table:style-name="ro1">
          <table:table-cell table:formula="of:=IF([.B712]=([.B711]+2);&quot;Fehler&quot;;&quot;&quot;)">
            <text:p/>
          </table:table-cell>
          <table:table-cell table:formula="of:=IF(LEN([.C712])=1;0;IF(LEN([.C712])=2;1;IF(LEN([.C712])=3;2;IF(LEN([.C712])=5;3;IF(LEN([.C712])=6;4;IF(LEN([.C712])=7;5;&quot;Fehler&quot;))))))" office:value-type="float" office:value="2" calcext:value-type="float">
            <text:p>2</text:p>
          </table:table-cell>
          <table:table-cell office:value-type="string" calcext:value-type="string">
            <text:p>FAK</text:p>
          </table:table-cell>
          <table:table-cell office:value-type="string" calcext:value-type="string">
            <text:p>VERMISCHTE SCHRIFTEN</text:p>
          </table:table-cell>
          <table:table-cell table:number-columns-repeated="5"/>
        </table:table-row>
        <table:table-row table:style-name="ro1">
          <table:table-cell table:formula="of:=IF([.B713]=([.B712]+2);&quot;Fehler&quot;;&quot;&quot;)">
            <text:p/>
          </table:table-cell>
          <table:table-cell table:formula="of:=IF(LEN([.C713])=1;0;IF(LEN([.C713])=2;1;IF(LEN([.C713])=3;2;IF(LEN([.C713])=5;3;IF(LEN([.C713])=6;4;IF(LEN([.C713])=7;5;&quot;Fehler&quot;))))))" office:value-type="float" office:value="2" calcext:value-type="float">
            <text:p>2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[.B714]=([.B713]+2);&quot;Fehler&quot;;&quot;&quot;)">
            <text:p/>
          </table:table-cell>
          <table:table-cell table:formula="of:=IF(LEN([.C714])=1;0;IF(LEN([.C714])=2;1;IF(LEN([.C714])=3;2;IF(LEN([.C714])=5;3;IF(LEN([.C714])=6;4;IF(LEN([.C714])=7;5;&quot;Fehler&quot;))))))" office:value-type="float" office:value="2" calcext:value-type="float">
            <text:p>2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GRUNDLAGEN UND GESCHICHTE DER RECHTSWISSENSCHAFT UND IHR VERHAELTNIS ZU ANDEREN WISSENSCHAFTEN</text:p>
          </table:table-cell>
          <table:table-cell table:number-columns-repeated="5"/>
        </table:table-row>
        <table:table-row table:style-name="ro1">
          <table:table-cell table:formula="of:=IF([.B715]=([.B714]+2);&quot;Fehler&quot;;&quot;&quot;)">
            <text:p/>
          </table:table-cell>
          <table:table-cell table:formula="of:=IF(LEN([.C715])=1;0;IF(LEN([.C715])=2;1;IF(LEN([.C715])=3;2;IF(LEN([.C715])=5;3;IF(LEN([.C715])=6;4;IF(LEN([.C715])=7;5;&quot;Fehler&quot;))))))" office:value-type="float" office:value="3" calcext:value-type="float">
            <text:p>3</text:p>
          </table:table-cell>
          <table:table-cell office:value-type="string" calcext:value-type="string">
            <text:p>FAN 1</text:p>
          </table:table-cell>
          <table:table-cell office:value-type="string" calcext:value-type="string">
            <text:p>RECHTSPHILOSOPHIE <text:s/>RECHTSTHEORIE</text:p>
          </table:table-cell>
          <table:table-cell table:number-columns-repeated="5"/>
        </table:table-row>
        <table:table-row table:style-name="ro1">
          <table:table-cell table:formula="of:=IF([.B716]=([.B715]+2);&quot;Fehler&quot;;&quot;&quot;)">
            <text:p/>
          </table:table-cell>
          <table:table-cell table:formula="of:=IF(LEN([.C716])=1;0;IF(LEN([.C716])=2;1;IF(LEN([.C716])=3;2;IF(LEN([.C716])=5;3;IF(LEN([.C716])=6;4;IF(LEN([.C716])=7;5;&quot;Fehler&quot;))))))" office:value-type="float" office:value="4" calcext:value-type="float">
            <text:p>4</text:p>
          </table:table-cell>
          <table:table-cell office:value-type="string" calcext:value-type="string">
            <text:p>FAN 10</text:p>
          </table:table-cell>
          <table:table-cell office:value-type="string" calcext:value-type="string">
            <text:p>EINZELNE PROBLEME</text:p>
          </table:table-cell>
          <table:table-cell table:number-columns-repeated="5"/>
        </table:table-row>
        <table:table-row table:style-name="ro1">
          <table:table-cell table:formula="of:=IF([.B717]=([.B716]+2);&quot;Fehler&quot;;&quot;&quot;)">
            <text:p/>
          </table:table-cell>
          <table:table-cell table:formula="of:=IF(LEN([.C717])=1;0;IF(LEN([.C717])=2;1;IF(LEN([.C717])=3;2;IF(LEN([.C717])=5;3;IF(LEN([.C717])=6;4;IF(LEN([.C717])=7;5;&quot;Fehler&quot;))))))" office:value-type="float" office:value="3" calcext:value-type="float">
            <text:p>3</text:p>
          </table:table-cell>
          <table:table-cell office:value-type="string" calcext:value-type="string">
            <text:p>FAN 2</text:p>
          </table:table-cell>
          <table:table-cell office:value-type="string" calcext:value-type="string">
            <text:p>RECHTSSOZIOLOGIE <text:s/>RECHTSPSYCHOLOGIE</text:p>
          </table:table-cell>
          <table:table-cell table:number-columns-repeated="5"/>
        </table:table-row>
        <table:table-row table:style-name="ro1">
          <table:table-cell table:formula="of:=IF([.B718]=([.B717]+2);&quot;Fehler&quot;;&quot;&quot;)">
            <text:p/>
          </table:table-cell>
          <table:table-cell table:formula="of:=IF(LEN([.C718])=1;0;IF(LEN([.C718])=2;1;IF(LEN([.C718])=3;2;IF(LEN([.C718])=5;3;IF(LEN([.C718])=6;4;IF(LEN([.C718])=7;5;&quot;Fehler&quot;))))))" office:value-type="float" office:value="4" calcext:value-type="float">
            <text:p>4</text:p>
          </table:table-cell>
          <table:table-cell office:value-type="string" calcext:value-type="string">
            <text:p>FAN 20</text:p>
          </table:table-cell>
          <table:table-cell office:value-type="string" calcext:value-type="string">
            <text:p>EINZELNE PROBLEME</text:p>
          </table:table-cell>
          <table:table-cell table:number-columns-repeated="5"/>
        </table:table-row>
        <table:table-row table:style-name="ro1">
          <table:table-cell table:formula="of:=IF([.B719]=([.B718]+2);&quot;Fehler&quot;;&quot;&quot;)">
            <text:p/>
          </table:table-cell>
          <table:table-cell table:formula="of:=IF(LEN([.C719])=1;0;IF(LEN([.C719])=2;1;IF(LEN([.C719])=3;2;IF(LEN([.C719])=5;3;IF(LEN([.C719])=6;4;IF(LEN([.C719])=7;5;&quot;Fehler&quot;))))))" office:value-type="float" office:value="3" calcext:value-type="float">
            <text:p>3</text:p>
          </table:table-cell>
          <table:table-cell office:value-type="string" calcext:value-type="string">
            <text:p>FAN 3</text:p>
          </table:table-cell>
          <table:table-cell office:value-type="string" calcext:value-type="string">
            <text:p>METHODEN UND ARBEITSMITTEL DER RECHTSWISSENSCHAFT</text:p>
          </table:table-cell>
          <table:table-cell table:number-columns-repeated="5"/>
        </table:table-row>
        <table:table-row table:style-name="ro1">
          <table:table-cell table:formula="of:=IF([.B720]=([.B719]+2);&quot;Fehler&quot;;&quot;&quot;)">
            <text:p/>
          </table:table-cell>
          <table:table-cell table:formula="of:=IF(LEN([.C720])=1;0;IF(LEN([.C720])=2;1;IF(LEN([.C720])=3;2;IF(LEN([.C720])=5;3;IF(LEN([.C720])=6;4;IF(LEN([.C720])=7;5;&quot;Fehler&quot;))))))" office:value-type="float" office:value="2" calcext:value-type="float">
            <text:p>2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KRIMINOLOGIE <text:s/>KRIMINALPSYCHOLOGIE <text:s/>KRIMINALSOZIOLOGIE KRIMINALITAET <text:s/>GERICHTSMEDIZIN</text:p>
          </table:table-cell>
          <table:table-cell table:number-columns-repeated="5"/>
        </table:table-row>
        <table:table-row table:style-name="ro1">
          <table:table-cell table:formula="of:=IF([.B721]=([.B720]+2);&quot;Fehler&quot;;&quot;&quot;)">
            <text:p/>
          </table:table-cell>
          <table:table-cell table:formula="of:=IF(LEN([.C721])=1;0;IF(LEN([.C721])=2;1;IF(LEN([.C721])=3;2;IF(LEN([.C721])=5;3;IF(LEN([.C721])=6;4;IF(LEN([.C721])=7;5;&quot;Fehler&quot;))))))" office:value-type="float" office:value="3" calcext:value-type="float">
            <text:p>3</text:p>
          </table:table-cell>
          <table:table-cell office:value-type="string" calcext:value-type="string">
            <text:p>FAO 5</text:p>
          </table:table-cell>
          <table:table-cell office:value-type="string" calcext:value-type="string">
            <text:p>BESONDERE ERSCHEINUNGSFORMEN DER KRIMINALITAET</text:p>
          </table:table-cell>
          <table:table-cell table:number-columns-repeated="5"/>
        </table:table-row>
        <table:table-row table:style-name="ro1">
          <table:table-cell table:formula="of:=IF([.B722]=([.B721]+2);&quot;Fehler&quot;;&quot;&quot;)">
            <text:p/>
          </table:table-cell>
          <table:table-cell table:formula="of:=IF(LEN([.C722])=1;0;IF(LEN([.C722])=2;1;IF(LEN([.C722])=3;2;IF(LEN([.C722])=5;3;IF(LEN([.C722])=6;4;IF(LEN([.C722])=7;5;&quot;Fehler&quot;))))))" office:value-type="float" office:value="3" calcext:value-type="float">
            <text:p>3</text:p>
          </table:table-cell>
          <table:table-cell office:value-type="string" calcext:value-type="string">
            <text:p>FAO 9</text:p>
          </table:table-cell>
          <table:table-cell office:value-type="string" calcext:value-type="string">
            <text:p>GERICHTSMEDIZIN <text:s/>GERICHTSPSYCHOLOGIE</text:p>
          </table:table-cell>
          <table:table-cell table:number-columns-repeated="5"/>
        </table:table-row>
        <table:table-row table:style-name="ro1">
          <table:table-cell table:formula="of:=IF([.B723]=([.B722]+2);&quot;Fehler&quot;;&quot;&quot;)">
            <text:p/>
          </table:table-cell>
          <table:table-cell table:formula="of:=IF(LEN([.C723])=1;0;IF(LEN([.C723])=2;1;IF(LEN([.C723])=3;2;IF(LEN([.C723])=5;3;IF(LEN([.C723])=6;4;IF(LEN([.C723])=7;5;&quot;Fehler&quot;))))))" office:value-type="float" office:value="2" calcext:value-type="float">
            <text:p>2</text:p>
          </table:table-cell>
          <table:table-cell office:value-type="string" calcext:value-type="string">
            <text:p>FAP</text:p>
          </table:table-cell>
          <table:table-cell office:value-type="string" calcext:value-type="string">
            <text:p>KRIMINALISTIK</text:p>
          </table:table-cell>
          <table:table-cell table:number-columns-repeated="5"/>
        </table:table-row>
        <table:table-row table:style-name="ro1">
          <table:table-cell table:formula="of:=IF([.B724]=([.B723]+2);&quot;Fehler&quot;;&quot;&quot;)">
            <text:p/>
          </table:table-cell>
          <table:table-cell table:formula="of:=IF(LEN([.C724])=1;0;IF(LEN([.C724])=2;1;IF(LEN([.C724])=3;2;IF(LEN([.C724])=5;3;IF(LEN([.C724])=6;4;IF(LEN([.C724])=7;5;&quot;Fehler&quot;))))))" office:value-type="float" office:value="3" calcext:value-type="float">
            <text:p>3</text:p>
          </table:table-cell>
          <table:table-cell office:value-type="string" calcext:value-type="string">
            <text:p>FAP 1</text:p>
          </table:table-cell>
          <table:table-cell office:value-type="string" calcext:value-type="string">
            <text:p>KRIMINALFAELLE <text:s/>KRIMINALPROZESSE</text:p>
          </table:table-cell>
          <table:table-cell table:number-columns-repeated="5"/>
        </table:table-row>
        <table:table-row table:style-name="ro1">
          <table:table-cell table:formula="of:=IF([.B725]=([.B724]+2);&quot;Fehler&quot;;&quot;&quot;)">
            <text:p/>
          </table:table-cell>
          <table:table-cell table:formula="of:=IF(LEN([.C725])=1;0;IF(LEN([.C725])=2;1;IF(LEN([.C725])=3;2;IF(LEN([.C725])=5;3;IF(LEN([.C725])=6;4;IF(LEN([.C725])=7;5;&quot;Fehler&quot;))))))" office:value-type="float" office:value="2" calcext:value-type="float">
            <text:p>2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RECHTSINFORMATIK <text:s/>RECHT UND DATENVERARBEITUNG</text:p>
          </table:table-cell>
          <table:table-cell table:number-columns-repeated="5"/>
        </table:table-row>
        <table:table-row table:style-name="ro1">
          <table:table-cell table:formula="of:=IF([.B726]=([.B725]+2);&quot;Fehler&quot;;&quot;&quot;)">
            <text:p/>
          </table:table-cell>
          <table:table-cell table:formula="of:=IF(LEN([.C726])=1;0;IF(LEN([.C726])=2;1;IF(LEN([.C726])=3;2;IF(LEN([.C726])=5;3;IF(LEN([.C726])=6;4;IF(LEN([.C726])=7;5;&quot;Fehler&quot;))))))" office:value-type="float" office:value="2" calcext:value-type="float">
            <text:p>2</text:p>
          </table:table-cell>
          <table:table-cell office:value-type="string" calcext:value-type="string">
            <text:p>FAY</text:p>
          </table:table-cell>
          <table:table-cell office:value-type="string" calcext:value-type="string">
            <text:p>JURISTENAUSBILDUNG <text:s/>BERUFS- UND STANDESFRAGEN</text:p>
          </table:table-cell>
          <table:table-cell table:number-columns-repeated="5"/>
        </table:table-row>
        <table:table-row table:style-name="ro1">
          <table:table-cell table:formula="of:=IF([.B727]=([.B726]+2);&quot;Fehler&quot;;&quot;&quot;)">
            <text:p/>
          </table:table-cell>
          <table:table-cell table:formula="of:=IF(LEN([.C727])=1;0;IF(LEN([.C727])=2;1;IF(LEN([.C727])=3;2;IF(LEN([.C727])=5;3;IF(LEN([.C727])=6;4;IF(LEN([.C727])=7;5;&quot;Fehler&quot;))))))" office:value-type="float" office:value="2" calcext:value-type="float">
            <text:p>2</text:p>
          </table:table-cell>
          <table:table-cell office:value-type="string" calcext:value-type="string">
            <text:p>FAZ</text:p>
          </table:table-cell>
          <table:table-cell office:value-type="string" calcext:value-type="string">
            <text:p>ORGANISATIONEN UND GESELLSCHAFTEN</text:p>
          </table:table-cell>
          <table:table-cell table:number-columns-repeated="5"/>
        </table:table-row>
        <table:table-row table:style-name="ro1">
          <table:table-cell table:formula="of:=IF([.B728]=([.B727]+2);&quot;Fehler&quot;;&quot;&quot;)">
            <text:p/>
          </table:table-cell>
          <table:table-cell table:formula="of:=IF(LEN([.C728])=1;0;IF(LEN([.C728])=2;1;IF(LEN([.C728])=3;2;IF(LEN([.C728])=5;3;IF(LEN([.C728])=6;4;IF(LEN([.C728])=7;5;&quot;Fehler&quot;))))))" office:value-type="float" office:value="1" calcext:value-type="float">
            <text:p>1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RECHTSGESCHICHTE <text:s/>GESCHICHTE EINZELNER RECHTSGEBIETE UND DEREN QUELLEN</text:p>
          </table:table-cell>
          <table:table-cell table:number-columns-repeated="5"/>
        </table:table-row>
        <table:table-row table:style-name="ro1">
          <table:table-cell table:formula="of:=IF([.B729]=([.B728]+2);&quot;Fehler&quot;;&quot;&quot;)">
            <text:p/>
          </table:table-cell>
          <table:table-cell table:formula="of:=IF(LEN([.C729])=1;0;IF(LEN([.C729])=2;1;IF(LEN([.C729])=3;2;IF(LEN([.C729])=5;3;IF(LEN([.C729])=6;4;IF(LEN([.C729])=7;5;&quot;Fehler&quot;))))))" office:value-type="float" office:value="2" calcext:value-type="float">
            <text:p>2</text:p>
          </table:table-cell>
          <table:table-cell office:value-type="string" calcext:value-type="string">
            <text:p>FBK</text:p>
          </table:table-cell>
          <table:table-cell office:value-type="string" calcext:value-type="string">
            <text:p>ALTORIENTALISCHE RECHTSGESCHICHTE <text:s/>ALTGRIECHISCHE RECHTSGESCHICHTE</text:p>
          </table:table-cell>
          <table:table-cell table:number-columns-repeated="5"/>
        </table:table-row>
        <table:table-row table:style-name="ro1">
          <table:table-cell table:formula="of:=IF([.B730]=([.B729]+2);&quot;Fehler&quot;;&quot;&quot;)">
            <text:p/>
          </table:table-cell>
          <table:table-cell table:formula="of:=IF(LEN([.C730])=1;0;IF(LEN([.C730])=2;1;IF(LEN([.C730])=3;2;IF(LEN([.C730])=5;3;IF(LEN([.C730])=6;4;IF(LEN([.C730])=7;5;&quot;Fehler&quot;))))))" office:value-type="float" office:value="2" calcext:value-type="float">
            <text:p>2</text:p>
          </table:table-cell>
          <table:table-cell office:value-type="string" calcext:value-type="string">
            <text:p>FBL</text:p>
          </table:table-cell>
          <table:table-cell office:value-type="string" calcext:value-type="string">
            <text:p>ROEMISCHE RECHTSGESCHICHTE</text:p>
          </table:table-cell>
          <table:table-cell table:number-columns-repeated="5"/>
        </table:table-row>
        <table:table-row table:style-name="ro1">
          <table:table-cell table:formula="of:=IF([.B731]=([.B730]+2);&quot;Fehler&quot;;&quot;&quot;)">
            <text:p/>
          </table:table-cell>
          <table:table-cell table:formula="of:=IF(LEN([.C731])=1;0;IF(LEN([.C731])=2;1;IF(LEN([.C731])=3;2;IF(LEN([.C731])=5;3;IF(LEN([.C731])=6;4;IF(LEN([.C731])=7;5;&quot;Fehler&quot;))))))" office:value-type="float" office:value="2" calcext:value-type="float">
            <text:p>2</text:p>
          </table:table-cell>
          <table:table-cell office:value-type="string" calcext:value-type="string">
            <text:p>FBM</text:p>
          </table:table-cell>
          <table:table-cell office:value-type="string" calcext:value-type="string">
            <text:p>GERMANISCHE RECHTSGESCHICHTE</text:p>
          </table:table-cell>
          <table:table-cell table:number-columns-repeated="5"/>
        </table:table-row>
        <table:table-row table:style-name="ro1">
          <table:table-cell table:formula="of:=IF([.B732]=([.B731]+2);&quot;Fehler&quot;;&quot;&quot;)">
            <text:p/>
          </table:table-cell>
          <table:table-cell table:formula="of:=IF(LEN([.C732])=1;0;IF(LEN([.C732])=2;1;IF(LEN([.C732])=3;2;IF(LEN([.C732])=5;3;IF(LEN([.C732])=6;4;IF(LEN([.C732])=7;5;&quot;Fehler&quot;))))))" office:value-type="float" office:value="2" calcext:value-type="float">
            <text:p>2</text:p>
          </table:table-cell>
          <table:table-cell office:value-type="string" calcext:value-type="string">
            <text:p>FBN</text:p>
          </table:table-cell>
          <table:table-cell office:value-type="string" calcext:value-type="string">
            <text:p>DEUTSCHE RECHTSGESCHICHTE</text:p>
          </table:table-cell>
          <table:table-cell table:number-columns-repeated="5"/>
        </table:table-row>
        <table:table-row table:style-name="ro1">
          <table:table-cell table:formula="of:=IF([.B733]=([.B732]+2);&quot;Fehler&quot;;&quot;&quot;)">
            <text:p/>
          </table:table-cell>
          <table:table-cell table:formula="of:=IF(LEN([.C733])=1;0;IF(LEN([.C733])=2;1;IF(LEN([.C733])=3;2;IF(LEN([.C733])=5;3;IF(LEN([.C733])=6;4;IF(LEN([.C733])=7;5;&quot;Fehler&quot;))))))" office:value-type="float" office:value="3" calcext:value-type="float">
            <text:p>3</text:p>
          </table:table-cell>
          <table:table-cell office:value-type="string" calcext:value-type="string">
            <text:p>FBN 1</text:p>
          </table:table-cell>
          <table:table-cell office:value-type="string" calcext:value-type="string">
            <text:p>GESCHICHTE DES DEUTSCHEN TERRITORIALRECHTS SAMMLUNGEN DES ZEITGENOESSISCHEN RECHTS DER DEUTSCHEN BUNDESLAENDER</text:p>
          </table:table-cell>
          <table:table-cell table:number-columns-repeated="5"/>
        </table:table-row>
        <table:table-row table:style-name="ro1">
          <table:table-cell table:formula="of:=IF([.B734]=([.B733]+2);&quot;Fehler&quot;;&quot;&quot;)">
            <text:p/>
          </table:table-cell>
          <table:table-cell table:formula="of:=IF(LEN([.C734])=1;0;IF(LEN([.C734])=2;1;IF(LEN([.C734])=3;2;IF(LEN([.C734])=5;3;IF(LEN([.C734])=6;4;IF(LEN([.C734])=7;5;&quot;Fehler&quot;))))))" office:value-type="float" office:value="2" calcext:value-type="float">
            <text:p>2</text:p>
          </table:table-cell>
          <table:table-cell office:value-type="string" calcext:value-type="string">
            <text:p>FBO</text:p>
          </table:table-cell>
          <table:table-cell office:value-type="string" calcext:value-type="string">
            <text:p>GESCHICHTE EINZELNER RECHTSGEBIETE IN MEHREREN LAENDERN</text:p>
          </table:table-cell>
          <table:table-cell table:number-columns-repeated="5"/>
        </table:table-row>
        <table:table-row table:style-name="ro1">
          <table:table-cell table:formula="of:=IF([.B735]=([.B734]+2);&quot;Fehler&quot;;&quot;&quot;)">
            <text:p/>
          </table:table-cell>
          <table:table-cell table:formula="of:=IF(LEN([.C735])=1;0;IF(LEN([.C735])=2;1;IF(LEN([.C735])=3;2;IF(LEN([.C735])=5;3;IF(LEN([.C735])=6;4;IF(LEN([.C735])=7;5;&quot;Fehler&quot;))))))" office:value-type="float" office:value="1" calcext:value-type="float">
            <text:p>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KIRCHENRECHT</text:p>
          </table:table-cell>
          <table:table-cell table:number-columns-repeated="5"/>
        </table:table-row>
        <table:table-row table:style-name="ro1">
          <table:table-cell table:formula="of:=IF([.B736]=([.B735]+2);&quot;Fehler&quot;;&quot;&quot;)">
            <text:p/>
          </table:table-cell>
          <table:table-cell table:formula="of:=IF(LEN([.C736])=1;0;IF(LEN([.C736])=2;1;IF(LEN([.C736])=3;2;IF(LEN([.C736])=5;3;IF(LEN([.C736])=6;4;IF(LEN([.C736])=7;5;&quot;Fehler&quot;))))))" office:value-type="float" office:value="2" calcext:value-type="float">
            <text:p>2</text:p>
          </table:table-cell>
          <table:table-cell office:value-type="string" calcext:value-type="string">
            <text:p>FCK</text:p>
          </table:table-cell>
          <table:table-cell office:value-type="string" calcext:value-type="string">
            <text:p>ROEMISCH-KATHOLISCHES KIRCHENRECHT</text:p>
          </table:table-cell>
          <table:table-cell table:number-columns-repeated="5"/>
        </table:table-row>
        <table:table-row table:style-name="ro1">
          <table:table-cell table:formula="of:=IF([.B737]=([.B736]+2);&quot;Fehler&quot;;&quot;&quot;)">
            <text:p/>
          </table:table-cell>
          <table:table-cell table:formula="of:=IF(LEN([.C737])=1;0;IF(LEN([.C737])=2;1;IF(LEN([.C737])=3;2;IF(LEN([.C737])=5;3;IF(LEN([.C737])=6;4;IF(LEN([.C737])=7;5;&quot;Fehler&quot;))))))" office:value-type="float" office:value="2" calcext:value-type="float">
            <text:p>2</text:p>
          </table:table-cell>
          <table:table-cell office:value-type="string" calcext:value-type="string">
            <text:p>FCL</text:p>
          </table:table-cell>
          <table:table-cell office:value-type="string" calcext:value-type="string">
            <text:p>EVANGELISCHES KIRCHENRECHT</text:p>
          </table:table-cell>
          <table:table-cell table:number-columns-repeated="5"/>
        </table:table-row>
        <table:table-row table:style-name="ro1">
          <table:table-cell table:formula="of:=IF([.B738]=([.B737]+2);&quot;Fehler&quot;;&quot;&quot;)">
            <text:p/>
          </table:table-cell>
          <table:table-cell table:formula="of:=IF(LEN([.C738])=1;0;IF(LEN([.C738])=2;1;IF(LEN([.C738])=3;2;IF(LEN([.C738])=5;3;IF(LEN([.C738])=6;4;IF(LEN([.C738])=7;5;&quot;Fehler&quot;))))))" office:value-type="float" office:value="2" calcext:value-type="float">
            <text:p>2</text:p>
          </table:table-cell>
          <table:table-cell office:value-type="string" calcext:value-type="string">
            <text:p>FCM</text:p>
          </table:table-cell>
          <table:table-cell office:value-type="string" calcext:value-type="string">
            <text:p>RECHT SONSTIGER RELIGIONSGEMEINSCHAFTEN</text:p>
          </table:table-cell>
          <table:table-cell table:number-columns-repeated="5"/>
        </table:table-row>
        <table:table-row table:style-name="ro1">
          <table:table-cell table:formula="of:=IF([.B739]=([.B738]+2);&quot;Fehler&quot;;&quot;&quot;)">
            <text:p/>
          </table:table-cell>
          <table:table-cell table:formula="of:=IF(LEN([.C739])=1;0;IF(LEN([.C739])=2;1;IF(LEN([.C739])=3;2;IF(LEN([.C739])=5;3;IF(LEN([.C739])=6;4;IF(LEN([.C739])=7;5;&quot;Fehler&quot;))))))" office:value-type="float" office:value="1" calcext:value-type="float">
            <text:p>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VOELKERRECHT <text:s/>INTERNATIONALES RECHT : ALLGEMEINES - GESAMTDARSTELLUNGEN – NACHSCHLAGEWERKE</text:p>
          </table:table-cell>
          <table:table-cell table:number-columns-repeated="5"/>
        </table:table-row>
        <table:table-row table:style-name="ro1">
          <table:table-cell table:formula="of:=IF([.B740]=([.B739]+2);&quot;Fehler&quot;;&quot;&quot;)">
            <text:p/>
          </table:table-cell>
          <table:table-cell table:formula="of:=IF(LEN([.C740])=1;0;IF(LEN([.C740])=2;1;IF(LEN([.C740])=3;2;IF(LEN([.C740])=5;3;IF(LEN([.C740])=6;4;IF(LEN([.C740])=7;5;&quot;Fehler&quot;))))))" office:value-type="float" office:value="2" calcext:value-type="float">
            <text:p>2</text:p>
          </table:table-cell>
          <table:table-cell office:value-type="string" calcext:value-type="string">
            <text:p>FDA</text:p>
          </table:table-cell>
          <table:table-cell office:value-type="string" calcext:value-type="string">
            <text:p>RECHT DER INTERNATIONALEN BEZIEHUNGEN UND VERTRAEGE <text:s/>RECHT DER INTERNATIONALEN ZUSAMMENSCHLUESSE UND ORGANISATIONEN</text:p>
          </table:table-cell>
          <table:table-cell table:number-columns-repeated="5"/>
        </table:table-row>
        <table:table-row table:style-name="ro1">
          <table:table-cell table:formula="of:=IF([.B741]=([.B740]+2);&quot;Fehler&quot;;&quot;&quot;)">
            <text:p/>
          </table:table-cell>
          <table:table-cell table:formula="of:=IF(LEN([.C741])=1;0;IF(LEN([.C741])=2;1;IF(LEN([.C741])=3;2;IF(LEN([.C741])=5;3;IF(LEN([.C741])=6;4;IF(LEN([.C741])=7;5;&quot;Fehler&quot;))))))" office:value-type="float" office:value="3" calcext:value-type="float">
            <text:p>3</text:p>
          </table:table-cell>
          <table:table-cell office:value-type="string" calcext:value-type="string">
            <text:p>FDA 1</text:p>
          </table:table-cell>
          <table:table-cell office:value-type="string" calcext:value-type="string">
            <text:p>RECHT DER EUROPAEISCHEN BEZIEHUNGEN UND INSTITUTIONEN : GESAMTDARSTELLUNGEN</text:p>
          </table:table-cell>
          <table:table-cell table:number-columns-repeated="5"/>
        </table:table-row>
        <table:table-row table:style-name="ro1">
          <table:table-cell table:formula="of:=IF([.B742]=([.B741]+2);&quot;Fehler&quot;;&quot;&quot;)">
            <text:p/>
          </table:table-cell>
          <table:table-cell table:formula="of:=IF(LEN([.C742])=1;0;IF(LEN([.C742])=2;1;IF(LEN([.C742])=3;2;IF(LEN([.C742])=5;3;IF(LEN([.C742])=6;4;IF(LEN([.C742])=7;5;&quot;Fehler&quot;))))))" office:value-type="float" office:value="2" calcext:value-type="float">
            <text:p>2</text:p>
          </table:table-cell>
          <table:table-cell office:value-type="string" calcext:value-type="string">
            <text:p>FDC</text:p>
          </table:table-cell>
          <table:table-cell office:value-type="string" calcext:value-type="string">
            <text:p>VOELKERRECHTLICHER STATUS VON STAATEN UND RAEUMEN</text:p>
          </table:table-cell>
          <table:table-cell table:number-columns-repeated="5"/>
        </table:table-row>
        <table:table-row table:style-name="ro1">
          <table:table-cell table:formula="of:=IF([.B743]=([.B742]+2);&quot;Fehler&quot;;&quot;&quot;)">
            <text:p/>
          </table:table-cell>
          <table:table-cell table:formula="of:=IF(LEN([.C743])=1;0;IF(LEN([.C743])=2;1;IF(LEN([.C743])=3;2;IF(LEN([.C743])=5;3;IF(LEN([.C743])=6;4;IF(LEN([.C743])=7;5;&quot;Fehler&quot;))))))" office:value-type="float" office:value="2" calcext:value-type="float">
            <text:p>2</text:p>
          </table:table-cell>
          <table:table-cell office:value-type="string" calcext:value-type="string">
            <text:p>FDD</text:p>
          </table:table-cell>
          <table:table-cell office:value-type="string" calcext:value-type="string">
            <text:p>EINZELPERSONEN UND PERSONENGRUPPEN IM VOELKERRECHT – STAATSANGEHOERIGKEITSRECHT</text:p>
          </table:table-cell>
          <table:table-cell table:number-columns-repeated="5"/>
        </table:table-row>
        <table:table-row table:style-name="ro1">
          <table:table-cell table:formula="of:=IF([.B744]=([.B743]+2);&quot;Fehler&quot;;&quot;&quot;)">
            <text:p/>
          </table:table-cell>
          <table:table-cell table:formula="of:=IF(LEN([.C744])=1;0;IF(LEN([.C744])=2;1;IF(LEN([.C744])=3;2;IF(LEN([.C744])=5;3;IF(LEN([.C744])=6;4;IF(LEN([.C744])=7;5;&quot;Fehler&quot;))))))" office:value-type="float" office:value="2" calcext:value-type="float">
            <text:p>2</text:p>
          </table:table-cell>
          <table:table-cell office:value-type="string" calcext:value-type="string">
            <text:p>FDL</text:p>
          </table:table-cell>
          <table:table-cell office:value-type="string" calcext:value-type="string">
            <text:p>KRIEGSRECHT <text:s/>KRIEGSVERHUETUNGSRECHT</text:p>
          </table:table-cell>
          <table:table-cell table:number-columns-repeated="5"/>
        </table:table-row>
        <table:table-row table:style-name="ro1">
          <table:table-cell table:formula="of:=IF([.B745]=([.B744]+2);&quot;Fehler&quot;;&quot;&quot;)">
            <text:p/>
          </table:table-cell>
          <table:table-cell table:formula="of:=IF(LEN([.C745])=1;0;IF(LEN([.C745])=2;1;IF(LEN([.C745])=3;2;IF(LEN([.C745])=5;3;IF(LEN([.C745])=6;4;IF(LEN([.C745])=7;5;&quot;Fehler&quot;))))))" office:value-type="float" office:value="2" calcext:value-type="float">
            <text:p>2</text:p>
          </table:table-cell>
          <table:table-cell office:value-type="string" calcext:value-type="string">
            <text:p>FDM</text:p>
          </table:table-cell>
          <table:table-cell office:value-type="string" calcext:value-type="string">
            <text:p>INTERNATIONALES WIRTSCHAFTS-, ARBEITS- UND SOZIALRECHT</text:p>
          </table:table-cell>
          <table:table-cell table:number-columns-repeated="5"/>
        </table:table-row>
        <table:table-row table:style-name="ro1">
          <table:table-cell table:formula="of:=IF([.B746]=([.B745]+2);&quot;Fehler&quot;;&quot;&quot;)">
            <text:p/>
          </table:table-cell>
          <table:table-cell table:formula="of:=IF(LEN([.C746])=1;0;IF(LEN([.C746])=2;1;IF(LEN([.C746])=3;2;IF(LEN([.C746])=5;3;IF(LEN([.C746])=6;4;IF(LEN([.C746])=7;5;&quot;Fehler&quot;))))))" office:value-type="float" office:value="2" calcext:value-type="float">
            <text:p>2</text:p>
          </table:table-cell>
          <table:table-cell office:value-type="string" calcext:value-type="string">
            <text:p>FDN</text:p>
          </table:table-cell>
          <table:table-cell office:value-type="string" calcext:value-type="string">
            <text:p>INTERNATIONALES PRIVATRECHT</text:p>
          </table:table-cell>
          <table:table-cell table:number-columns-repeated="5"/>
        </table:table-row>
        <table:table-row table:style-name="ro1">
          <table:table-cell table:formula="of:=IF([.B747]=([.B746]+2);&quot;Fehler&quot;;&quot;&quot;)">
            <text:p/>
          </table:table-cell>
          <table:table-cell table:formula="of:=IF(LEN([.C747])=1;0;IF(LEN([.C747])=2;1;IF(LEN([.C747])=3;2;IF(LEN([.C747])=5;3;IF(LEN([.C747])=6;4;IF(LEN([.C747])=7;5;&quot;Fehler&quot;))))))" office:value-type="float" office:value="2" calcext:value-type="float">
            <text:p>2</text:p>
          </table:table-cell>
          <table:table-cell office:value-type="string" calcext:value-type="string">
            <text:p>FDO</text:p>
          </table:table-cell>
          <table:table-cell office:value-type="string" calcext:value-type="string">
            <text:p>INTERNATIONALES STRAFRECHT</text:p>
          </table:table-cell>
          <table:table-cell table:number-columns-repeated="5"/>
        </table:table-row>
        <table:table-row table:style-name="ro1">
          <table:table-cell table:formula="of:=IF([.B748]=([.B747]+2);&quot;Fehler&quot;;&quot;&quot;)">
            <text:p/>
          </table:table-cell>
          <table:table-cell table:formula="of:=IF(LEN([.C748])=1;0;IF(LEN([.C748])=2;1;IF(LEN([.C748])=3;2;IF(LEN([.C748])=5;3;IF(LEN([.C748])=6;4;IF(LEN([.C748])=7;5;&quot;Fehler&quot;))))))" office:value-type="float" office:value="2" calcext:value-type="float">
            <text:p>2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INTERNATIONALES GERICHTSRECHT <text:s/>INTERNATIONALES PROZESSRECHT</text:p>
          </table:table-cell>
          <table:table-cell table:number-columns-repeated="5"/>
        </table:table-row>
        <table:table-row table:style-name="ro1">
          <table:table-cell table:formula="of:=IF([.B749]=([.B748]+2);&quot;Fehler&quot;;&quot;&quot;)">
            <text:p/>
          </table:table-cell>
          <table:table-cell table:formula="of:=IF(LEN([.C749])=1;0;IF(LEN([.C749])=2;1;IF(LEN([.C749])=3;2;IF(LEN([.C749])=5;3;IF(LEN([.C749])=6;4;IF(LEN([.C749])=7;5;&quot;Fehler&quot;))))))"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USLAENDISCHES RECHT <text:s/>RECHT DER DDR <text:s/>RECHTSVERGLEICHUNG</text:p>
          </table:table-cell>
          <table:table-cell table:number-columns-repeated="5"/>
        </table:table-row>
        <table:table-row table:style-name="ro1">
          <table:table-cell table:formula="of:=IF([.B750]=([.B749]+2);&quot;Fehler&quot;;&quot;&quot;)">
            <text:p/>
          </table:table-cell>
          <table:table-cell table:formula="of:=IF(LEN([.C750])=1;0;IF(LEN([.C750])=2;1;IF(LEN([.C750])=3;2;IF(LEN([.C750])=5;3;IF(LEN([.C750])=6;4;IF(LEN([.C750])=7;5;&quot;Fehler&quot;))))))" office:value-type="float" office:value="2" calcext:value-type="float">
            <text:p>2</text:p>
          </table:table-cell>
          <table:table-cell office:value-type="string" calcext:value-type="string">
            <text:p>FEK</text:p>
          </table:table-cell>
          <table:table-cell office:value-type="string" calcext:value-type="string">
            <text:p>EUROPAEISCHE LAENDER : GESAMTDARSTELLUNGEN – DARSTELLUNGEN MEHRERER LAENDER</text:p>
          </table:table-cell>
          <table:table-cell table:number-columns-repeated="5"/>
        </table:table-row>
        <table:table-row table:style-name="ro1">
          <table:table-cell table:formula="of:=IF([.B751]=([.B750]+2);&quot;Fehler&quot;;&quot;&quot;)">
            <text:p/>
          </table:table-cell>
          <table:table-cell table:formula="of:=IF(LEN([.C751])=1;0;IF(LEN([.C751])=2;1;IF(LEN([.C751])=3;2;IF(LEN([.C751])=5;3;IF(LEN([.C751])=6;4;IF(LEN([.C751])=7;5;&quot;Fehler&quot;))))))" office:value-type="float" office:value="3" calcext:value-type="float">
            <text:p>3</text:p>
          </table:table-cell>
          <table:table-cell office:value-type="string" calcext:value-type="string">
            <text:p>FEK 1</text:p>
          </table:table-cell>
          <table:table-cell office:value-type="string" calcext:value-type="string">
            <text:p>DDR</text:p>
          </table:table-cell>
          <table:table-cell table:number-columns-repeated="5"/>
        </table:table-row>
        <table:table-row table:style-name="ro1">
          <table:table-cell table:formula="of:=IF([.B752]=([.B751]+2);&quot;Fehler&quot;;&quot;&quot;)">
            <text:p/>
          </table:table-cell>
          <table:table-cell table:formula="of:=IF(LEN([.C752])=1;0;IF(LEN([.C752])=2;1;IF(LEN([.C752])=3;2;IF(LEN([.C752])=5;3;IF(LEN([.C752])=6;4;IF(LEN([.C752])=7;5;&quot;Fehler&quot;))))))" office:value-type="float" office:value="3" calcext:value-type="float">
            <text:p>3</text:p>
          </table:table-cell>
          <table:table-cell office:value-type="string" calcext:value-type="string">
            <text:p>FEK 2</text:p>
          </table:table-cell>
          <table:table-cell office:value-type="string" calcext:value-type="string">
            <text:p>FRANKREICH</text:p>
          </table:table-cell>
          <table:table-cell table:number-columns-repeated="5"/>
        </table:table-row>
        <table:table-row table:style-name="ro1">
          <table:table-cell table:formula="of:=IF([.B753]=([.B752]+2);&quot;Fehler&quot;;&quot;&quot;)">
            <text:p/>
          </table:table-cell>
          <table:table-cell table:formula="of:=IF(LEN([.C753])=1;0;IF(LEN([.C753])=2;1;IF(LEN([.C753])=3;2;IF(LEN([.C753])=5;3;IF(LEN([.C753])=6;4;IF(LEN([.C753])=7;5;&quot;Fehler&quot;))))))" office:value-type="float" office:value="3" calcext:value-type="float">
            <text:p>3</text:p>
          </table:table-cell>
          <table:table-cell office:value-type="string" calcext:value-type="string">
            <text:p>FEK 3</text:p>
          </table:table-cell>
          <table:table-cell office:value-type="string" calcext:value-type="string">
            <text:p>GROSSBRITANNIEN</text:p>
          </table:table-cell>
          <table:table-cell table:number-columns-repeated="5"/>
        </table:table-row>
        <table:table-row table:style-name="ro1">
          <table:table-cell table:formula="of:=IF([.B754]=([.B753]+2);&quot;Fehler&quot;;&quot;&quot;)">
            <text:p/>
          </table:table-cell>
          <table:table-cell table:formula="of:=IF(LEN([.C754])=1;0;IF(LEN([.C754])=2;1;IF(LEN([.C754])=3;2;IF(LEN([.C754])=5;3;IF(LEN([.C754])=6;4;IF(LEN([.C754])=7;5;&quot;Fehler&quot;))))))" office:value-type="float" office:value="3" calcext:value-type="float">
            <text:p>3</text:p>
          </table:table-cell>
          <table:table-cell office:value-type="string" calcext:value-type="string">
            <text:p>FEK 4</text:p>
          </table:table-cell>
          <table:table-cell office:value-type="string" calcext:value-type="string">
            <text:p>SOWJETUNION UND NACHFOLGESTAATEN</text:p>
          </table:table-cell>
          <table:table-cell table:number-columns-repeated="5"/>
        </table:table-row>
        <table:table-row table:style-name="ro1">
          <table:table-cell table:formula="of:=IF([.B755]=([.B754]+2);&quot;Fehler&quot;;&quot;&quot;)">
            <text:p/>
          </table:table-cell>
          <table:table-cell table:formula="of:=IF(LEN([.C755])=1;0;IF(LEN([.C755])=2;1;IF(LEN([.C755])=3;2;IF(LEN([.C755])=5;3;IF(LEN([.C755])=6;4;IF(LEN([.C755])=7;5;&quot;Fehler&quot;))))))" office:value-type="float" office:value="3" calcext:value-type="float">
            <text:p>3</text:p>
          </table:table-cell>
          <table:table-cell office:value-type="string" calcext:value-type="string">
            <text:p>FEK 9</text:p>
          </table:table-cell>
          <table:table-cell office:value-type="string" calcext:value-type="string">
            <text:p>SONSTIGE EUROPAEISCHE LAENDER</text:p>
          </table:table-cell>
          <table:table-cell table:number-columns-repeated="5"/>
        </table:table-row>
        <table:table-row table:style-name="ro1">
          <table:table-cell table:formula="of:=IF([.B756]=([.B755]+2);&quot;Fehler&quot;;&quot;&quot;)">
            <text:p/>
          </table:table-cell>
          <table:table-cell table:formula="of:=IF(LEN([.C756])=1;0;IF(LEN([.C756])=2;1;IF(LEN([.C756])=3;2;IF(LEN([.C756])=5;3;IF(LEN([.C756])=6;4;IF(LEN([.C756])=7;5;&quot;Fehler&quot;))))))" office:value-type="float" office:value="2" calcext:value-type="float">
            <text:p>2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AUSSEREUROPAEISCHE LAENDER</text:p>
          </table:table-cell>
          <table:table-cell table:number-columns-repeated="5"/>
        </table:table-row>
        <table:table-row table:style-name="ro1">
          <table:table-cell table:formula="of:=IF([.B757]=([.B756]+2);&quot;Fehler&quot;;&quot;&quot;)">
            <text:p/>
          </table:table-cell>
          <table:table-cell table:formula="of:=IF(LEN([.C757])=1;0;IF(LEN([.C757])=2;1;IF(LEN([.C757])=3;2;IF(LEN([.C757])=5;3;IF(LEN([.C757])=6;4;IF(LEN([.C757])=7;5;&quot;Fehler&quot;))))))" office:value-type="float" office:value="3" calcext:value-type="float">
            <text:p>3</text:p>
          </table:table-cell>
          <table:table-cell office:value-type="string" calcext:value-type="string">
            <text:p>FEL 1</text:p>
          </table:table-cell>
          <table:table-cell office:value-type="string" calcext:value-type="string">
            <text:p>USA</text:p>
          </table:table-cell>
          <table:table-cell table:number-columns-repeated="5"/>
        </table:table-row>
        <table:table-row table:style-name="ro1">
          <table:table-cell table:formula="of:=IF([.B758]=([.B757]+2);&quot;Fehler&quot;;&quot;&quot;)">
            <text:p/>
          </table:table-cell>
          <table:table-cell table:formula="of:=IF(LEN([.C758])=1;0;IF(LEN([.C758])=2;1;IF(LEN([.C758])=3;2;IF(LEN([.C758])=5;3;IF(LEN([.C758])=6;4;IF(LEN([.C758])=7;5;&quot;Fehler&quot;))))))" office:value-type="float" office:value="2" calcext:value-type="float">
            <text:p>2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RECHTSVERGLEICHUNG <text:s/>METHODIK DER RECHTSVERGLEICHUNG</text:p>
          </table:table-cell>
          <table:table-cell table:number-columns-repeated="5"/>
        </table:table-row>
        <table:table-row table:style-name="ro1">
          <table:table-cell table:formula="of:=IF([.B759]=([.B758]+2);&quot;Fehler&quot;;&quot;&quot;)">
            <text:p/>
          </table:table-cell>
          <table:table-cell table:formula="of:=IF(LEN([.C759])=1;0;IF(LEN([.C759])=2;1;IF(LEN([.C759])=3;2;IF(LEN([.C759])=5;3;IF(LEN([.C759])=6;4;IF(LEN([.C759])=7;5;&quot;Fehler&quot;))))))"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EUTSCHES RECHT ALS GESAMTGEBIET</text:p>
          </table:table-cell>
          <table:table-cell table:number-columns-repeated="5"/>
        </table:table-row>
        <table:table-row table:style-name="ro1">
          <table:table-cell table:formula="of:=IF([.B760]=([.B759]+2);&quot;Fehler&quot;;&quot;&quot;)">
            <text:p/>
          </table:table-cell>
          <table:table-cell table:formula="of:=IF(LEN([.C760])=1;0;IF(LEN([.C760])=2;1;IF(LEN([.C760])=3;2;IF(LEN([.C760])=5;3;IF(LEN([.C760])=6;4;IF(LEN([.C760])=7;5;&quot;Fehler&quot;))))))" office:value-type="float" office:value="2" calcext:value-type="float">
            <text:p>2</text:p>
          </table:table-cell>
          <table:table-cell office:value-type="string" calcext:value-type="string">
            <text:p>FFK</text:p>
          </table:table-cell>
          <table:table-cell office:value-type="string" calcext:value-type="string">
            <text:p>RECHT DER BUNDESREPUBLIK DEUTSCHLAND : GESAMTDARSTELLUNGEN - DARSTELLUNGEN MEHRERER RECHTSGEBIETE</text:p>
          </table:table-cell>
          <table:table-cell table:number-columns-repeated="5"/>
        </table:table-row>
        <table:table-row table:style-name="ro1">
          <table:table-cell table:formula="of:=IF([.B761]=([.B760]+2);&quot;Fehler&quot;;&quot;&quot;)">
            <text:p/>
          </table:table-cell>
          <table:table-cell table:formula="of:=IF(LEN([.C761])=1;0;IF(LEN([.C761])=2;1;IF(LEN([.C761])=3;2;IF(LEN([.C761])=5;3;IF(LEN([.C761])=6;4;IF(LEN([.C761])=7;5;&quot;Fehler&quot;))))))" office:value-type="float" office:value="3" calcext:value-type="float">
            <text:p>3</text:p>
          </table:table-cell>
          <table:table-cell office:value-type="string" calcext:value-type="string">
            <text:p>FFK 1</text:p>
          </table:table-cell>
          <table:table-cell office:value-type="string" calcext:value-type="string">
            <text:p>GESETZESSAMMLUNGEN DES BUNDES UND DER LAENDER</text:p>
          </table:table-cell>
          <table:table-cell table:number-columns-repeated="5"/>
        </table:table-row>
        <table:table-row table:style-name="ro1">
          <table:table-cell table:formula="of:=IF([.B762]=([.B761]+2);&quot;Fehler&quot;;&quot;&quot;)">
            <text:p/>
          </table:table-cell>
          <table:table-cell table:formula="of:=IF(LEN([.C762])=1;0;IF(LEN([.C762])=2;1;IF(LEN([.C762])=3;2;IF(LEN([.C762])=5;3;IF(LEN([.C762])=6;4;IF(LEN([.C762])=7;5;&quot;Fehler&quot;))))))" office:value-type="float" office:value="3" calcext:value-type="float">
            <text:p>3</text:p>
          </table:table-cell>
          <table:table-cell office:value-type="string" calcext:value-type="string">
            <text:p>FFK 2</text:p>
          </table:table-cell>
          <table:table-cell office:value-type="string" calcext:value-type="string">
            <text:p>ENTSCHEIDUNGSSAMMLUNGEN</text:p>
          </table:table-cell>
          <table:table-cell table:number-columns-repeated="5"/>
        </table:table-row>
        <table:table-row table:style-name="ro1">
          <table:table-cell table:formula="of:=IF([.B763]=([.B762]+2);&quot;Fehler&quot;;&quot;&quot;)">
            <text:p/>
          </table:table-cell>
          <table:table-cell table:formula="of:=IF(LEN([.C763])=1;0;IF(LEN([.C763])=2;1;IF(LEN([.C763])=3;2;IF(LEN([.C763])=5;3;IF(LEN([.C763])=6;4;IF(LEN([.C763])=7;5;&quot;Fehler&quot;))))))" office:value-type="float" office:value="3" calcext:value-type="float">
            <text:p>3</text:p>
          </table:table-cell>
          <table:table-cell office:value-type="string" calcext:value-type="string">
            <text:p>FFK 3</text:p>
          </table:table-cell>
          <table:table-cell office:value-type="string" calcext:value-type="string">
            <text:p>FORMULARSAMMLUNGEN</text:p>
          </table:table-cell>
          <table:table-cell table:number-columns-repeated="5"/>
        </table:table-row>
        <table:table-row table:style-name="ro1">
          <table:table-cell table:formula="of:=IF([.B764]=([.B763]+2);&quot;Fehler&quot;;&quot;&quot;)">
            <text:p/>
          </table:table-cell>
          <table:table-cell table:formula="of:=IF(LEN([.C764])=1;0;IF(LEN([.C764])=2;1;IF(LEN([.C764])=3;2;IF(LEN([.C764])=5;3;IF(LEN([.C764])=6;4;IF(LEN([.C764])=7;5;&quot;Fehler&quot;))))))" office:value-type="float" office:value="3" calcext:value-type="float">
            <text:p>3</text:p>
          </table:table-cell>
          <table:table-cell office:value-type="string" calcext:value-type="string">
            <text:p>FFK 5</text:p>
          </table:table-cell>
          <table:table-cell office:value-type="string" calcext:value-type="string">
            <text:p>JURISTISCHE RATGEBER</text:p>
          </table:table-cell>
          <table:table-cell table:number-columns-repeated="5"/>
        </table:table-row>
        <table:table-row table:style-name="ro1">
          <table:table-cell table:formula="of:=IF([.B765]=([.B764]+2);&quot;Fehler&quot;;&quot;&quot;)">
            <text:p/>
          </table:table-cell>
          <table:table-cell table:formula="of:=IF(LEN([.C765])=1;0;IF(LEN([.C765])=2;1;IF(LEN([.C765])=3;2;IF(LEN([.C765])=5;3;IF(LEN([.C765])=6;4;IF(LEN([.C765])=7;5;&quot;Fehler&quot;))))))" office:value-type="float" office:value="3" calcext:value-type="float">
            <text:p>3</text:p>
          </table:table-cell>
          <table:table-cell office:value-type="string" calcext:value-type="string">
            <text:p>FFK 7</text:p>
          </table:table-cell>
          <table:table-cell office:value-type="string" calcext:value-type="string">
            <text:p>RECHTSFAELLE AUS MEHREREN RECHTSGEBIETEN</text:p>
          </table:table-cell>
          <table:table-cell table:number-columns-repeated="5"/>
        </table:table-row>
        <table:table-row table:style-name="ro1">
          <table:table-cell table:formula="of:=IF([.B766]=([.B765]+2);&quot;Fehler&quot;;&quot;&quot;)">
            <text:p/>
          </table:table-cell>
          <table:table-cell table:formula="of:=IF(LEN([.C766])=1;0;IF(LEN([.C766])=2;1;IF(LEN([.C766])=3;2;IF(LEN([.C766])=5;3;IF(LEN([.C766])=6;4;IF(LEN([.C766])=7;5;&quot;Fehler&quot;))))))" office:value-type="float" office:value="2" calcext:value-type="float">
            <text:p>2</text:p>
          </table:table-cell>
          <table:table-cell office:value-type="string" calcext:value-type="string">
            <text:p>FFM</text:p>
          </table:table-cell>
          <table:table-cell office:value-type="string" calcext:value-type="string">
            <text:p>OEFFENTLICHES RECHT</text:p>
          </table:table-cell>
          <table:table-cell table:number-columns-repeated="5"/>
        </table:table-row>
        <table:table-row table:style-name="ro1">
          <table:table-cell table:formula="of:=IF([.B767]=([.B766]+2);&quot;Fehler&quot;;&quot;&quot;)">
            <text:p/>
          </table:table-cell>
          <table:table-cell table:formula="of:=IF(LEN([.C767])=1;0;IF(LEN([.C767])=2;1;IF(LEN([.C767])=3;2;IF(LEN([.C767])=5;3;IF(LEN([.C767])=6;4;IF(LEN([.C767])=7;5;&quot;Fehler&quot;))))))" office:value-type="float" office:value="2" calcext:value-type="float">
            <text:p>2</text:p>
          </table:table-cell>
          <table:table-cell office:value-type="string" calcext:value-type="string">
            <text:p>FFP</text:p>
          </table:table-cell>
          <table:table-cell office:value-type="string" calcext:value-type="string">
            <text:p>RECHT DER FREIEN BERUFE EINSCHL. GEBUEHRENORDNUNGEN BERUFSRECHT AUS MEHREREN RECHTSGEBIETEN</text:p>
          </table:table-cell>
          <table:table-cell table:number-columns-repeated="5"/>
        </table:table-row>
        <table:table-row table:style-name="ro1">
          <table:table-cell table:formula="of:=IF([.B768]=([.B767]+2);&quot;Fehler&quot;;&quot;&quot;)">
            <text:p/>
          </table:table-cell>
          <table:table-cell table:formula="of:=IF(LEN([.C768])=1;0;IF(LEN([.C768])=2;1;IF(LEN([.C768])=3;2;IF(LEN([.C768])=5;3;IF(LEN([.C768])=6;4;IF(LEN([.C768])=7;5;&quot;Fehler&quot;))))))" office:value-type="float" office:value="3" calcext:value-type="float">
            <text:p>3</text:p>
          </table:table-cell>
          <table:table-cell office:value-type="string" calcext:value-type="string">
            <text:p>FFP 1</text:p>
          </table:table-cell>
          <table:table-cell office:value-type="string" calcext:value-type="string">
            <text:p>BERUFE AUS DEM GESUNDHEITSWESEN</text:p>
          </table:table-cell>
          <table:table-cell table:number-columns-repeated="5"/>
        </table:table-row>
        <table:table-row table:style-name="ro1">
          <table:table-cell table:formula="of:=IF([.B769]=([.B768]+2);&quot;Fehler&quot;;&quot;&quot;)">
            <text:p/>
          </table:table-cell>
          <table:table-cell table:formula="of:=IF(LEN([.C769])=1;0;IF(LEN([.C769])=2;1;IF(LEN([.C769])=3;2;IF(LEN([.C769])=5;3;IF(LEN([.C769])=6;4;IF(LEN([.C769])=7;5;&quot;Fehler&quot;))))))" office:value-type="float" office:value="3" calcext:value-type="float">
            <text:p>3</text:p>
          </table:table-cell>
          <table:table-cell office:value-type="string" calcext:value-type="string">
            <text:p>FFP 2</text:p>
          </table:table-cell>
          <table:table-cell office:value-type="string" calcext:value-type="string">
            <text:p>BERUFE AUS DEM TECHNISCHEN BEREICH</text:p>
          </table:table-cell>
          <table:table-cell table:number-columns-repeated="5"/>
        </table:table-row>
        <table:table-row table:style-name="ro1">
          <table:table-cell table:formula="of:=IF([.B770]=([.B769]+2);&quot;Fehler&quot;;&quot;&quot;)">
            <text:p/>
          </table:table-cell>
          <table:table-cell table:formula="of:=IF(LEN([.C770])=1;0;IF(LEN([.C770])=2;1;IF(LEN([.C770])=3;2;IF(LEN([.C770])=5;3;IF(LEN([.C770])=6;4;IF(LEN([.C770])=7;5;&quot;Fehler&quot;))))))" office:value-type="float" office:value="3" calcext:value-type="float">
            <text:p>3</text:p>
          </table:table-cell>
          <table:table-cell office:value-type="string" calcext:value-type="string">
            <text:p>FFP 3</text:p>
          </table:table-cell>
          <table:table-cell office:value-type="string" calcext:value-type="string">
            <text:p>BERUFE AUS DEM KUENSTLERISCHEN UND SCHRIFTSTELLERISCHEN</text:p>
          </table:table-cell>
          <table:table-cell table:number-columns-repeated="5"/>
        </table:table-row>
        <table:table-row table:style-name="ro1">
          <table:table-cell table:formula="of:=IF([.B771]=([.B770]+2);&quot;Fehler&quot;;&quot;&quot;)">
            <text:p/>
          </table:table-cell>
          <table:table-cell table:formula="of:=IF(LEN([.C771])=1;0;IF(LEN([.C771])=2;1;IF(LEN([.C771])=3;2;IF(LEN([.C771])=5;3;IF(LEN([.C771])=6;4;IF(LEN([.C771])=7;5;&quot;Fehler&quot;))))))" office:value-type="float" office:value="3" calcext:value-type="float">
            <text:p>3</text:p>
          </table:table-cell>
          <table:table-cell office:value-type="string" calcext:value-type="string">
            <text:p>FFP 9</text:p>
          </table:table-cell>
          <table:table-cell office:value-type="string" calcext:value-type="string">
            <text:p>SONSTIGE BERUFE</text:p>
          </table:table-cell>
          <table:table-cell table:number-columns-repeated="5"/>
        </table:table-row>
        <table:table-row table:style-name="ro1">
          <table:table-cell table:formula="of:=IF([.B772]=([.B771]+2);&quot;Fehler&quot;;&quot;&quot;)">
            <text:p/>
          </table:table-cell>
          <table:table-cell table:formula="of:=IF(LEN([.C772])=1;0;IF(LEN([.C772])=2;1;IF(LEN([.C772])=3;2;IF(LEN([.C772])=5;3;IF(LEN([.C772])=6;4;IF(LEN([.C772])=7;5;&quot;Fehler&quot;))))))" office:value-type="float" office:value="2" calcext:value-type="float">
            <text:p>2</text:p>
          </table:table-cell>
          <table:table-cell office:value-type="string" calcext:value-type="string">
            <text:p>FFS</text:p>
          </table:table-cell>
          <table:table-cell office:value-type="string" calcext:value-type="string">
            <text:p>RECHTLICHE BEZIEHUNGEN DER BUNDESREPUBLIK DEUTSCHLAND ZU ANDEREN STAATEN UND INTERNATIONALEN ORGANISATIONEN</text:p>
          </table:table-cell>
          <table:table-cell table:number-columns-repeated="5"/>
        </table:table-row>
        <table:table-row table:style-name="ro1">
          <table:table-cell table:formula="of:=IF([.B773]=([.B772]+2);&quot;Fehler&quot;;&quot;&quot;)">
            <text:p/>
          </table:table-cell>
          <table:table-cell table:formula="of:=IF(LEN([.C773])=1;0;IF(LEN([.C773])=2;1;IF(LEN([.C773])=3;2;IF(LEN([.C773])=5;3;IF(LEN([.C773])=6;4;IF(LEN([.C773])=7;5;&quot;Fehler&quot;))))))" office:value-type="float" office:value="2" calcext:value-type="float">
            <text:p>2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ECHTSLAGE DES GETEILTEN DEUTSCHLAND UND BERLINS RECHTSBEZIEHUNGEN DER BUNDESREPUBLIK DEUTSCHLAND ZUR DDR</text:p>
          </table:table-cell>
          <table:table-cell table:number-columns-repeated="5"/>
        </table:table-row>
        <table:table-row table:style-name="ro1">
          <table:table-cell table:formula="of:=IF([.B774]=([.B773]+2);&quot;Fehler&quot;;&quot;&quot;)">
            <text:p/>
          </table:table-cell>
          <table:table-cell table:formula="of:=IF(LEN([.C774])=1;0;IF(LEN([.C774])=2;1;IF(LEN([.C774])=3;2;IF(LEN([.C774])=5;3;IF(LEN([.C774])=6;4;IF(LEN([.C774])=7;5;&quot;Fehler&quot;))))))" office:value-type="float" office:value="1" calcext:value-type="float">
            <text:p>1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DEUTSCHES STAATS- UND VERFASSUNGSRECHT : GESAMTDARSTELLUNGEN – EINFUEHRUNGEN</text:p>
          </table:table-cell>
          <table:table-cell table:number-columns-repeated="5"/>
        </table:table-row>
        <table:table-row table:style-name="ro1">
          <table:table-cell table:formula="of:=IF([.B775]=([.B774]+2);&quot;Fehler&quot;;&quot;&quot;)">
            <text:p/>
          </table:table-cell>
          <table:table-cell table:formula="of:=IF(LEN([.C775])=1;0;IF(LEN([.C775])=2;1;IF(LEN([.C775])=3;2;IF(LEN([.C775])=5;3;IF(LEN([.C775])=6;4;IF(LEN([.C775])=7;5;&quot;Fehler&quot;))))))" office:value-type="float" office:value="2" calcext:value-type="float">
            <text:p>2</text:p>
          </table:table-cell>
          <table:table-cell office:value-type="string" calcext:value-type="string">
            <text:p>FGA</text:p>
          </table:table-cell>
          <table:table-cell office:value-type="string" calcext:value-type="string">
            <text:p>QUELLENTEXTE</text:p>
          </table:table-cell>
          <table:table-cell table:number-columns-repeated="5"/>
        </table:table-row>
        <table:table-row table:style-name="ro1">
          <table:table-cell table:formula="of:=IF([.B776]=([.B775]+2);&quot;Fehler&quot;;&quot;&quot;)">
            <text:p/>
          </table:table-cell>
          <table:table-cell table:formula="of:=IF(LEN([.C776])=1;0;IF(LEN([.C776])=2;1;IF(LEN([.C776])=3;2;IF(LEN([.C776])=5;3;IF(LEN([.C776])=6;4;IF(LEN([.C776])=7;5;&quot;Fehler&quot;))))))" office:value-type="float" office:value="2" calcext:value-type="float">
            <text:p>2</text:p>
          </table:table-cell>
          <table:table-cell office:value-type="string" calcext:value-type="string">
            <text:p>FGB</text:p>
          </table:table-cell>
          <table:table-cell office:value-type="string" calcext:value-type="string">
            <text:p>NACHSCHLAGEWERKE - BIBLIOGRAPHIEN – ENTSCHEIDUNGSSAMMLUNGEN</text:p>
          </table:table-cell>
          <table:table-cell table:number-columns-repeated="5"/>
        </table:table-row>
        <table:table-row table:style-name="ro1">
          <table:table-cell table:formula="of:=IF([.B777]=([.B776]+2);&quot;Fehler&quot;;&quot;&quot;)">
            <text:p/>
          </table:table-cell>
          <table:table-cell table:formula="of:=IF(LEN([.C777])=1;0;IF(LEN([.C777])=2;1;IF(LEN([.C777])=3;2;IF(LEN([.C777])=5;3;IF(LEN([.C777])=6;4;IF(LEN([.C777])=7;5;&quot;Fehler&quot;))))))" office:value-type="float" office:value="2" calcext:value-type="float">
            <text:p>2</text:p>
          </table:table-cell>
          <table:table-cell office:value-type="string" calcext:value-type="string">
            <text:p>FGC</text:p>
          </table:table-cell>
          <table:table-cell office:value-type="string" calcext:value-type="string">
            <text:p>VERMISCHTE SCHRIFTEN</text:p>
          </table:table-cell>
          <table:table-cell table:number-columns-repeated="5"/>
        </table:table-row>
        <table:table-row table:style-name="ro1">
          <table:table-cell table:formula="of:=IF([.B778]=([.B777]+2);&quot;Fehler&quot;;&quot;&quot;)">
            <text:p/>
          </table:table-cell>
          <table:table-cell table:formula="of:=IF(LEN([.C778])=1;0;IF(LEN([.C778])=2;1;IF(LEN([.C778])=3;2;IF(LEN([.C778])=5;3;IF(LEN([.C778])=6;4;IF(LEN([.C778])=7;5;&quot;Fehler&quot;))))))" office:value-type="float" office:value="2" calcext:value-type="float">
            <text:p>2</text:p>
          </table:table-cell>
          <table:table-cell office:value-type="string" calcext:value-type="string">
            <text:p>FGD</text:p>
          </table:table-cell>
          <table:table-cell office:value-type="string" calcext:value-type="string">
            <text:p>STAATSKIRCHENRECHT</text:p>
          </table:table-cell>
          <table:table-cell table:number-columns-repeated="5"/>
        </table:table-row>
        <table:table-row table:style-name="ro1">
          <table:table-cell table:formula="of:=IF([.B779]=([.B778]+2);&quot;Fehler&quot;;&quot;&quot;)">
            <text:p/>
          </table:table-cell>
          <table:table-cell table:formula="of:=IF(LEN([.C779])=1;0;IF(LEN([.C779])=2;1;IF(LEN([.C779])=3;2;IF(LEN([.C779])=5;3;IF(LEN([.C779])=6;4;IF(LEN([.C779])=7;5;&quot;Fehler&quot;))))))" office:value-type="float" office:value="2" calcext:value-type="float">
            <text:p>2</text:p>
          </table:table-cell>
          <table:table-cell office:value-type="string" calcext:value-type="string">
            <text:p>FGK</text:p>
          </table:table-cell>
          <table:table-cell office:value-type="string" calcext:value-type="string">
            <text:p>GRUNDGESETZ</text:p>
          </table:table-cell>
          <table:table-cell table:number-columns-repeated="5"/>
        </table:table-row>
        <table:table-row table:style-name="ro1">
          <table:table-cell table:formula="of:=IF([.B780]=([.B779]+2);&quot;Fehler&quot;;&quot;&quot;)">
            <text:p/>
          </table:table-cell>
          <table:table-cell table:formula="of:=IF(LEN([.C780])=1;0;IF(LEN([.C780])=2;1;IF(LEN([.C780])=3;2;IF(LEN([.C780])=5;3;IF(LEN([.C780])=6;4;IF(LEN([.C780])=7;5;&quot;Fehler&quot;))))))" office:value-type="float" office:value="3" calcext:value-type="float">
            <text:p>3</text:p>
          </table:table-cell>
          <table:table-cell office:value-type="string" calcext:value-type="string">
            <text:p>FGK 1</text:p>
          </table:table-cell>
          <table:table-cell office:value-type="string" calcext:value-type="string">
            <text:p>GRUNDRECHTE UND GRUNDRECHTSAEHNLICHE RECHTE</text:p>
          </table:table-cell>
          <table:table-cell table:number-columns-repeated="5"/>
        </table:table-row>
        <table:table-row table:style-name="ro1">
          <table:table-cell table:formula="of:=IF([.B781]=([.B780]+2);&quot;Fehler&quot;;&quot;&quot;)">
            <text:p/>
          </table:table-cell>
          <table:table-cell table:formula="of:=IF(LEN([.C781])=1;0;IF(LEN([.C781])=2;1;IF(LEN([.C781])=3;2;IF(LEN([.C781])=5;3;IF(LEN([.C781])=6;4;IF(LEN([.C781])=7;5;&quot;Fehler&quot;))))))" office:value-type="float" office:value="3" calcext:value-type="float">
            <text:p>3</text:p>
          </table:table-cell>
          <table:table-cell office:value-type="string" calcext:value-type="string">
            <text:p>FGK 2</text:p>
          </table:table-cell>
          <table:table-cell office:value-type="string" calcext:value-type="string">
            <text:p>BUND UND LAENDER (FOEDERALISMUS)</text:p>
          </table:table-cell>
          <table:table-cell table:number-columns-repeated="5"/>
        </table:table-row>
        <table:table-row table:style-name="ro1">
          <table:table-cell table:formula="of:=IF([.B782]=([.B781]+2);&quot;Fehler&quot;;&quot;&quot;)">
            <text:p/>
          </table:table-cell>
          <table:table-cell table:formula="of:=IF(LEN([.C782])=1;0;IF(LEN([.C782])=2;1;IF(LEN([.C782])=3;2;IF(LEN([.C782])=5;3;IF(LEN([.C782])=6;4;IF(LEN([.C782])=7;5;&quot;Fehler&quot;))))))" office:value-type="float" office:value="3" calcext:value-type="float">
            <text:p>3</text:p>
          </table:table-cell>
          <table:table-cell office:value-type="string" calcext:value-type="string">
            <text:p>FGK 5</text:p>
          </table:table-cell>
          <table:table-cell office:value-type="string" calcext:value-type="string">
            <text:p>DIE OBERSTEN BUNDESORGANE UND IHRE AUFGABEN</text:p>
          </table:table-cell>
          <table:table-cell table:number-columns-repeated="5"/>
        </table:table-row>
        <table:table-row table:style-name="ro1">
          <table:table-cell table:formula="of:=IF([.B783]=([.B782]+2);&quot;Fehler&quot;;&quot;&quot;)">
            <text:p/>
          </table:table-cell>
          <table:table-cell table:formula="of:=IF(LEN([.C783])=1;0;IF(LEN([.C783])=2;1;IF(LEN([.C783])=3;2;IF(LEN([.C783])=5;3;IF(LEN([.C783])=6;4;IF(LEN([.C783])=7;5;&quot;Fehler&quot;))))))" office:value-type="float" office:value="3" calcext:value-type="float">
            <text:p>3</text:p>
          </table:table-cell>
          <table:table-cell office:value-type="string" calcext:value-type="string">
            <text:p>FGK 9</text:p>
          </table:table-cell>
          <table:table-cell office:value-type="string" calcext:value-type="string">
            <text:p>SONSTIGE EINZELFRAGEN DES GRUNDGESETZES</text:p>
          </table:table-cell>
          <table:table-cell table:number-columns-repeated="5"/>
        </table:table-row>
        <table:table-row table:style-name="ro1">
          <table:table-cell table:formula="of:=IF([.B784]=([.B783]+2);&quot;Fehler&quot;;&quot;&quot;)">
            <text:p/>
          </table:table-cell>
          <table:table-cell table:formula="of:=IF(LEN([.C784])=1;0;IF(LEN([.C784])=2;1;IF(LEN([.C784])=3;2;IF(LEN([.C784])=5;3;IF(LEN([.C784])=6;4;IF(LEN([.C784])=7;5;&quot;Fehler&quot;))))))" office:value-type="float" office:value="2" calcext:value-type="float">
            <text:p>2</text:p>
          </table:table-cell>
          <table:table-cell office:value-type="string" calcext:value-type="string">
            <text:p>FGL</text:p>
          </table:table-cell>
          <table:table-cell office:value-type="string" calcext:value-type="string">
            <text:p>VERFASSUNGSGERICHTSBARKEIT DES BUNDES UND DER LAENDER</text:p>
          </table:table-cell>
          <table:table-cell table:number-columns-repeated="5"/>
        </table:table-row>
        <table:table-row table:style-name="ro1">
          <table:table-cell table:formula="of:=IF([.B785]=([.B784]+2);&quot;Fehler&quot;;&quot;&quot;)">
            <text:p/>
          </table:table-cell>
          <table:table-cell table:formula="of:=IF(LEN([.C785])=1;0;IF(LEN([.C785])=2;1;IF(LEN([.C785])=3;2;IF(LEN([.C785])=5;3;IF(LEN([.C785])=6;4;IF(LEN([.C785])=7;5;&quot;Fehler&quot;))))))" office:value-type="float" office:value="2" calcext:value-type="float">
            <text:p>2</text:p>
          </table:table-cell>
          <table:table-cell office:value-type="string" calcext:value-type="string">
            <text:p>FGM</text:p>
          </table:table-cell>
          <table:table-cell office:value-type="string" calcext:value-type="string">
            <text:p>STAATS- UND VERFASSUNGSRECHT DER LAENDER</text:p>
          </table:table-cell>
          <table:table-cell table:number-columns-repeated="5"/>
        </table:table-row>
        <table:table-row table:style-name="ro1">
          <table:table-cell table:formula="of:=IF([.B786]=([.B785]+2);&quot;Fehler&quot;;&quot;&quot;)">
            <text:p/>
          </table:table-cell>
          <table:table-cell table:formula="of:=IF(LEN([.C786])=1;0;IF(LEN([.C786])=2;1;IF(LEN([.C786])=3;2;IF(LEN([.C786])=5;3;IF(LEN([.C786])=6;4;IF(LEN([.C786])=7;5;&quot;Fehler&quot;))))))" office:value-type="float" office:value="2" calcext:value-type="float">
            <text:p>2</text:p>
          </table:table-cell>
          <table:table-cell office:value-type="string" calcext:value-type="string">
            <text:p>FGO</text:p>
          </table:table-cell>
          <table:table-cell office:value-type="string" calcext:value-type="string">
            <text:p>PARLAMENTSRECHT DES BUNDES UND DER LAENDER</text:p>
          </table:table-cell>
          <table:table-cell table:number-columns-repeated="5"/>
        </table:table-row>
        <table:table-row table:style-name="ro1">
          <table:table-cell table:formula="of:=IF([.B787]=([.B786]+2);&quot;Fehler&quot;;&quot;&quot;)">
            <text:p/>
          </table:table-cell>
          <table:table-cell table:formula="of:=IF(LEN([.C787])=1;0;IF(LEN([.C787])=2;1;IF(LEN([.C787])=3;2;IF(LEN([.C787])=5;3;IF(LEN([.C787])=6;4;IF(LEN([.C787])=7;5;&quot;Fehler&quot;))))))" office:value-type="float" office:value="2" calcext:value-type="float">
            <text:p>2</text:p>
          </table:table-cell>
          <table:table-cell office:value-type="string" calcext:value-type="string">
            <text:p>FGP</text:p>
          </table:table-cell>
          <table:table-cell office:value-type="string" calcext:value-type="string">
            <text:p>WAHLRECHT DES BUNDES UND DER LAENDER</text:p>
          </table:table-cell>
          <table:table-cell table:number-columns-repeated="5"/>
        </table:table-row>
        <table:table-row table:style-name="ro1">
          <table:table-cell table:formula="of:=IF([.B788]=([.B787]+2);&quot;Fehler&quot;;&quot;&quot;)">
            <text:p/>
          </table:table-cell>
          <table:table-cell table:formula="of:=IF(LEN([.C788])=1;0;IF(LEN([.C788])=2;1;IF(LEN([.C788])=3;2;IF(LEN([.C788])=5;3;IF(LEN([.C788])=6;4;IF(LEN([.C788])=7;5;&quot;Fehler&quot;))))))" office:value-type="float" office:value="2" calcext:value-type="float">
            <text:p>2</text:p>
          </table:table-cell>
          <table:table-cell office:value-type="string" calcext:value-type="string">
            <text:p>FGR</text:p>
          </table:table-cell>
          <table:table-cell office:value-type="string" calcext:value-type="string">
            <text:p>PARTEIEN UND VERBAENDE IM VERFASSUNGSRECHT</text:p>
          </table:table-cell>
          <table:table-cell table:number-columns-repeated="5"/>
        </table:table-row>
        <table:table-row table:style-name="ro1">
          <table:table-cell table:formula="of:=IF([.B789]=([.B788]+2);&quot;Fehler&quot;;&quot;&quot;)">
            <text:p/>
          </table:table-cell>
          <table:table-cell table:formula="of:=IF(LEN([.C789])=1;0;IF(LEN([.C789])=2;1;IF(LEN([.C789])=3;2;IF(LEN([.C789])=5;3;IF(LEN([.C789])=6;4;IF(LEN([.C789])=7;5;&quot;Fehler&quot;))))))" office:value-type="float" office:value="2" calcext:value-type="float">
            <text:p>2</text:p>
          </table:table-cell>
          <table:table-cell office:value-type="string" calcext:value-type="string">
            <text:p>FGS</text:p>
          </table:table-cell>
          <table:table-cell office:value-type="string" calcext:value-type="string">
            <text:p>STAATSANGEHOERIGKEITSRECHT</text:p>
          </table:table-cell>
          <table:table-cell table:number-columns-repeated="5"/>
        </table:table-row>
        <table:table-row table:style-name="ro1">
          <table:table-cell table:formula="of:=IF([.B790]=([.B789]+2);&quot;Fehler&quot;;&quot;&quot;)">
            <text:p/>
          </table:table-cell>
          <table:table-cell table:formula="of:=IF(LEN([.C790])=1;0;IF(LEN([.C790])=2;1;IF(LEN([.C790])=3;2;IF(LEN([.C790])=5;3;IF(LEN([.C790])=6;4;IF(LEN([.C790])=7;5;&quot;Fehler&quot;))))))" office:value-type="float" office:value="2" calcext:value-type="float">
            <text:p>2</text:p>
          </table:table-cell>
          <table:table-cell office:value-type="string" calcext:value-type="string">
            <text:p>FGT</text:p>
          </table:table-cell>
          <table:table-cell office:value-type="string" calcext:value-type="string">
            <text:p>VERFASSUNGSSCHUTZ</text:p>
          </table:table-cell>
          <table:table-cell table:number-columns-repeated="5"/>
        </table:table-row>
        <table:table-row table:style-name="ro1">
          <table:table-cell table:formula="of:=IF([.B791]=([.B790]+2);&quot;Fehler&quot;;&quot;&quot;)">
            <text:p/>
          </table:table-cell>
          <table:table-cell table:formula="of:=IF(LEN([.C791])=1;0;IF(LEN([.C791])=2;1;IF(LEN([.C791])=3;2;IF(LEN([.C791])=5;3;IF(LEN([.C791])=6;4;IF(LEN([.C791])=7;5;&quot;Fehler&quot;))))))" office:value-type="float" office:value="1" calcext:value-type="float">
            <text:p>1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DEUTSCHES VERWALTUNGS-, FINANZ- UND STEUERRECHT</text:p>
          </table:table-cell>
          <table:table-cell table:number-columns-repeated="5"/>
        </table:table-row>
        <table:table-row table:style-name="ro1">
          <table:table-cell table:formula="of:=IF([.B792]=([.B791]+2);&quot;Fehler&quot;;&quot;&quot;)">
            <text:p/>
          </table:table-cell>
          <table:table-cell table:formula="of:=IF(LEN([.C792])=1;0;IF(LEN([.C792])=2;1;IF(LEN([.C792])=3;2;IF(LEN([.C792])=5;3;IF(LEN([.C792])=6;4;IF(LEN([.C792])=7;5;&quot;Fehler&quot;))))))" office:value-type="float" office:value="2" calcext:value-type="float">
            <text:p>2</text:p>
          </table:table-cell>
          <table:table-cell office:value-type="string" calcext:value-type="string">
            <text:p>FHA</text:p>
          </table:table-cell>
          <table:table-cell office:value-type="string" calcext:value-type="string">
            <text:p>VERWALTUNGSRECHT : GESAMTDARSTELLUNGEN</text:p>
          </table:table-cell>
          <table:table-cell table:number-columns-repeated="5"/>
        </table:table-row>
        <table:table-row table:style-name="ro1">
          <table:table-cell table:formula="of:=IF([.B793]=([.B792]+2);&quot;Fehler&quot;;&quot;&quot;)">
            <text:p/>
          </table:table-cell>
          <table:table-cell table:formula="of:=IF(LEN([.C793])=1;0;IF(LEN([.C793])=2;1;IF(LEN([.C793])=3;2;IF(LEN([.C793])=5;3;IF(LEN([.C793])=6;4;IF(LEN([.C793])=7;5;&quot;Fehler&quot;))))))" office:value-type="float" office:value="3" calcext:value-type="float">
            <text:p>3</text:p>
          </table:table-cell>
          <table:table-cell office:value-type="string" calcext:value-type="string">
            <text:p>FHA 1</text:p>
          </table:table-cell>
          <table:table-cell office:value-type="string" calcext:value-type="string">
            <text:p>VERMISCHTE SCHRIFTEN</text:p>
          </table:table-cell>
          <table:table-cell table:number-columns-repeated="5"/>
        </table:table-row>
        <table:table-row table:style-name="ro1">
          <table:table-cell table:formula="of:=IF([.B794]=([.B793]+2);&quot;Fehler&quot;;&quot;&quot;)">
            <text:p/>
          </table:table-cell>
          <table:table-cell table:formula="of:=IF(LEN([.C794])=1;0;IF(LEN([.C794])=2;1;IF(LEN([.C794])=3;2;IF(LEN([.C794])=5;3;IF(LEN([.C794])=6;4;IF(LEN([.C794])=7;5;&quot;Fehler&quot;))))))" office:value-type="float" office:value="3" calcext:value-type="float">
            <text:p>3</text:p>
          </table:table-cell>
          <table:table-cell office:value-type="string" calcext:value-type="string">
            <text:p>FHA 2</text:p>
          </table:table-cell>
          <table:table-cell office:value-type="string" calcext:value-type="string">
            <text:p>NACHSCHLAGEWERKE</text:p>
          </table:table-cell>
          <table:table-cell table:number-columns-repeated="5"/>
        </table:table-row>
        <table:table-row table:style-name="ro1">
          <table:table-cell table:formula="of:=IF([.B795]=([.B794]+2);&quot;Fehler&quot;;&quot;&quot;)">
            <text:p/>
          </table:table-cell>
          <table:table-cell table:formula="of:=IF(LEN([.C795])=1;0;IF(LEN([.C795])=2;1;IF(LEN([.C795])=3;2;IF(LEN([.C795])=5;3;IF(LEN([.C795])=6;4;IF(LEN([.C795])=7;5;&quot;Fehler&quot;))))))" office:value-type="float" office:value="3" calcext:value-type="float">
            <text:p>3</text:p>
          </table:table-cell>
          <table:table-cell office:value-type="string" calcext:value-type="string">
            <text:p>FHA 5</text:p>
          </table:table-cell>
          <table:table-cell office:value-type="string" calcext:value-type="string">
            <text:p>VERWALTUNGSORGANISATIONSRECHT</text:p>
          </table:table-cell>
          <table:table-cell table:number-columns-repeated="5"/>
        </table:table-row>
        <table:table-row table:style-name="ro1">
          <table:table-cell table:formula="of:=IF([.B796]=([.B795]+2);&quot;Fehler&quot;;&quot;&quot;)">
            <text:p/>
          </table:table-cell>
          <table:table-cell table:formula="of:=IF(LEN([.C796])=1;0;IF(LEN([.C796])=2;1;IF(LEN([.C796])=3;2;IF(LEN([.C796])=5;3;IF(LEN([.C796])=6;4;IF(LEN([.C796])=7;5;&quot;Fehler&quot;))))))" office:value-type="float" office:value="3" calcext:value-type="float">
            <text:p>3</text:p>
          </table:table-cell>
          <table:table-cell office:value-type="string" calcext:value-type="string">
            <text:p>FHA 6</text:p>
          </table:table-cell>
          <table:table-cell office:value-type="string" calcext:value-type="string">
            <text:p>VERWALTUNGSHANDELN</text:p>
          </table:table-cell>
          <table:table-cell table:number-columns-repeated="5"/>
        </table:table-row>
        <table:table-row table:style-name="ro1">
          <table:table-cell table:formula="of:=IF([.B797]=([.B796]+2);&quot;Fehler&quot;;&quot;&quot;)">
            <text:p/>
          </table:table-cell>
          <table:table-cell table:formula="of:=IF(LEN([.C797])=1;0;IF(LEN([.C797])=2;1;IF(LEN([.C797])=3;2;IF(LEN([.C797])=5;3;IF(LEN([.C797])=6;4;IF(LEN([.C797])=7;5;&quot;Fehler&quot;))))))" office:value-type="float" office:value="3" calcext:value-type="float">
            <text:p>3</text:p>
          </table:table-cell>
          <table:table-cell office:value-type="string" calcext:value-type="string">
            <text:p>FHA 7</text:p>
          </table:table-cell>
          <table:table-cell office:value-type="string" calcext:value-type="string">
            <text:p>RECHT DER ORDNUNGSWIDRIGKEITEN : ALLGEMEINES</text:p>
          </table:table-cell>
          <table:table-cell table:number-columns-repeated="5"/>
        </table:table-row>
        <table:table-row table:style-name="ro1">
          <table:table-cell table:formula="of:=IF([.B798]=([.B797]+2);&quot;Fehler&quot;;&quot;&quot;)">
            <text:p/>
          </table:table-cell>
          <table:table-cell table:formula="of:=IF(LEN([.C798])=1;0;IF(LEN([.C798])=2;1;IF(LEN([.C798])=3;2;IF(LEN([.C798])=5;3;IF(LEN([.C798])=6;4;IF(LEN([.C798])=7;5;&quot;Fehler&quot;))))))" office:value-type="float" office:value="3" calcext:value-type="float">
            <text:p>3</text:p>
          </table:table-cell>
          <table:table-cell office:value-type="string" calcext:value-type="string">
            <text:p>FHA 8</text:p>
          </table:table-cell>
          <table:table-cell office:value-type="string" calcext:value-type="string">
            <text:p>VERWALTUNGSGEBUEHREN <text:s/>VERWALTUNGSKOSTENRECHT</text:p>
          </table:table-cell>
          <table:table-cell table:number-columns-repeated="5"/>
        </table:table-row>
        <table:table-row table:style-name="ro1">
          <table:table-cell table:formula="of:=IF([.B799]=([.B798]+2);&quot;Fehler&quot;;&quot;&quot;)">
            <text:p/>
          </table:table-cell>
          <table:table-cell table:formula="of:=IF(LEN([.C799])=1;0;IF(LEN([.C799])=2;1;IF(LEN([.C799])=3;2;IF(LEN([.C799])=5;3;IF(LEN([.C799])=6;4;IF(LEN([.C799])=7;5;&quot;Fehler&quot;))))))" office:value-type="float" office:value="3" calcext:value-type="float">
            <text:p>3</text:p>
          </table:table-cell>
          <table:table-cell office:value-type="string" calcext:value-type="string">
            <text:p>FHA 9</text:p>
          </table:table-cell>
          <table:table-cell office:value-type="string" calcext:value-type="string">
            <text:p>SONSTIGE TEILGEBIETE</text:p>
          </table:table-cell>
          <table:table-cell table:number-columns-repeated="5"/>
        </table:table-row>
        <table:table-row table:style-name="ro1">
          <table:table-cell table:formula="of:=IF([.B800]=([.B799]+2);&quot;Fehler&quot;;&quot;&quot;)">
            <text:p/>
          </table:table-cell>
          <table:table-cell table:formula="of:=IF(LEN([.C800])=1;0;IF(LEN([.C800])=2;1;IF(LEN([.C800])=3;2;IF(LEN([.C800])=5;3;IF(LEN([.C800])=6;4;IF(LEN([.C800])=7;5;&quot;Fehler&quot;))))))" office:value-type="float" office:value="2" calcext:value-type="float">
            <text:p>2</text:p>
          </table:table-cell>
          <table:table-cell office:value-type="string" calcext:value-type="string">
            <text:p>FHB</text:p>
          </table:table-cell>
          <table:table-cell office:value-type="string" calcext:value-type="string">
            <text:p>VERWALTUNGSRECHTSSCHUTZ <text:s/>AMTSHAFTUNG</text:p>
          </table:table-cell>
          <table:table-cell table:number-columns-repeated="5"/>
        </table:table-row>
        <table:table-row table:style-name="ro1">
          <table:table-cell table:formula="of:=IF([.B801]=([.B800]+2);&quot;Fehler&quot;;&quot;&quot;)">
            <text:p/>
          </table:table-cell>
          <table:table-cell table:formula="of:=IF(LEN([.C801])=1;0;IF(LEN([.C801])=2;1;IF(LEN([.C801])=3;2;IF(LEN([.C801])=5;3;IF(LEN([.C801])=6;4;IF(LEN([.C801])=7;5;&quot;Fehler&quot;))))))" office:value-type="float" office:value="3" calcext:value-type="float">
            <text:p>3</text:p>
          </table:table-cell>
          <table:table-cell office:value-type="string" calcext:value-type="string">
            <text:p>FHB 1</text:p>
          </table:table-cell>
          <table:table-cell office:value-type="string" calcext:value-type="string">
            <text:p>VERWALTUNGSGERICHTSBARKEIT <text:s/>VERWALTUNGSPROZESSRECHT</text:p>
          </table:table-cell>
          <table:table-cell table:number-columns-repeated="5"/>
        </table:table-row>
        <table:table-row table:style-name="ro1">
          <table:table-cell table:formula="of:=IF([.B802]=([.B801]+2);&quot;Fehler&quot;;&quot;&quot;)">
            <text:p/>
          </table:table-cell>
          <table:table-cell table:formula="of:=IF(LEN([.C802])=1;0;IF(LEN([.C802])=2;1;IF(LEN([.C802])=3;2;IF(LEN([.C802])=5;3;IF(LEN([.C802])=6;4;IF(LEN([.C802])=7;5;&quot;Fehler&quot;))))))" office:value-type="float" office:value="3" calcext:value-type="float">
            <text:p>3</text:p>
          </table:table-cell>
          <table:table-cell office:value-type="string" calcext:value-type="string">
            <text:p>FHB 2</text:p>
          </table:table-cell>
          <table:table-cell office:value-type="string" calcext:value-type="string">
            <text:p>AMTSHAFTUNG <text:s/>OEFFENTLICH-RECHTLICHE ENTSCHAEDIGUNG</text:p>
          </table:table-cell>
          <table:table-cell table:number-columns-repeated="5"/>
        </table:table-row>
        <table:table-row table:style-name="ro1">
          <table:table-cell table:formula="of:=IF([.B803]=([.B802]+2);&quot;Fehler&quot;;&quot;&quot;)">
            <text:p/>
          </table:table-cell>
          <table:table-cell table:formula="of:=IF(LEN([.C803])=1;0;IF(LEN([.C803])=2;1;IF(LEN([.C803])=3;2;IF(LEN([.C803])=5;3;IF(LEN([.C803])=6;4;IF(LEN([.C803])=7;5;&quot;Fehler&quot;))))))" office:value-type="float" office:value="2" calcext:value-type="float">
            <text:p>2</text:p>
          </table:table-cell>
          <table:table-cell office:value-type="string" calcext:value-type="string">
            <text:p>FHF</text:p>
          </table:table-cell>
          <table:table-cell office:value-type="string" calcext:value-type="string">
            <text:p>RECHT DES OEFFENTLICHEN DIENSTES : GESAMTDARSTELLUNGEN</text:p>
          </table:table-cell>
          <table:table-cell table:number-columns-repeated="5"/>
        </table:table-row>
        <table:table-row table:style-name="ro1">
          <table:table-cell table:formula="of:=IF([.B804]=([.B803]+2);&quot;Fehler&quot;;&quot;&quot;)">
            <text:p/>
          </table:table-cell>
          <table:table-cell table:formula="of:=IF(LEN([.C804])=1;0;IF(LEN([.C804])=2;1;IF(LEN([.C804])=3;2;IF(LEN([.C804])=5;3;IF(LEN([.C804])=6;4;IF(LEN([.C804])=7;5;&quot;Fehler&quot;))))))" office:value-type="float" office:value="3" calcext:value-type="float">
            <text:p>3</text:p>
          </table:table-cell>
          <table:table-cell office:value-type="string" calcext:value-type="string">
            <text:p>FHF 1</text:p>
          </table:table-cell>
          <table:table-cell office:value-type="string" calcext:value-type="string">
            <text:p>BEAMTENRECHT</text:p>
          </table:table-cell>
          <table:table-cell table:number-columns-repeated="5"/>
        </table:table-row>
        <table:table-row table:style-name="ro1">
          <table:table-cell table:formula="of:=IF([.B805]=([.B804]+2);&quot;Fehler&quot;;&quot;&quot;)">
            <text:p/>
          </table:table-cell>
          <table:table-cell table:formula="of:=IF(LEN([.C805])=1;0;IF(LEN([.C805])=2;1;IF(LEN([.C805])=3;2;IF(LEN([.C805])=5;3;IF(LEN([.C805])=6;4;IF(LEN([.C805])=7;5;&quot;Fehler&quot;))))))" office:value-type="float" office:value="4" calcext:value-type="float">
            <text:p>4</text:p>
          </table:table-cell>
          <table:table-cell office:value-type="string" calcext:value-type="string">
            <text:p>FHF 11</text:p>
          </table:table-cell>
          <table:table-cell office:value-type="string" calcext:value-type="string">
            <text:p>BESOLDUNGSRECHT <text:s/>VERSORGUNGSRECHT</text:p>
          </table:table-cell>
          <table:table-cell table:number-columns-repeated="5"/>
        </table:table-row>
        <table:table-row table:style-name="ro1">
          <table:table-cell table:formula="of:=IF([.B806]=([.B805]+2);&quot;Fehler&quot;;&quot;&quot;)">
            <text:p/>
          </table:table-cell>
          <table:table-cell table:formula="of:=IF(LEN([.C806])=1;0;IF(LEN([.C806])=2;1;IF(LEN([.C806])=3;2;IF(LEN([.C806])=5;3;IF(LEN([.C806])=6;4;IF(LEN([.C806])=7;5;&quot;Fehler&quot;))))))" office:value-type="float" office:value="4" calcext:value-type="float">
            <text:p>4</text:p>
          </table:table-cell>
          <table:table-cell office:value-type="string" calcext:value-type="string">
            <text:p>FHF 12</text:p>
          </table:table-cell>
          <table:table-cell office:value-type="string" calcext:value-type="string">
            <text:p>DISZIPLINARRECHT</text:p>
          </table:table-cell>
          <table:table-cell table:number-columns-repeated="5"/>
        </table:table-row>
        <table:table-row table:style-name="ro1">
          <table:table-cell table:formula="of:=IF([.B807]=([.B806]+2);&quot;Fehler&quot;;&quot;&quot;)">
            <text:p/>
          </table:table-cell>
          <table:table-cell table:formula="of:=IF(LEN([.C807])=1;0;IF(LEN([.C807])=2;1;IF(LEN([.C807])=3;2;IF(LEN([.C807])=5;3;IF(LEN([.C807])=6;4;IF(LEN([.C807])=7;5;&quot;Fehler&quot;))))))" office:value-type="float" office:value="4" calcext:value-type="float">
            <text:p>4</text:p>
          </table:table-cell>
          <table:table-cell office:value-type="string" calcext:value-type="string">
            <text:p>FHF 17</text:p>
          </table:table-cell>
          <table:table-cell office:value-type="string" calcext:value-type="string">
            <text:p>GESETZ ZU ART. 131 GG</text:p>
          </table:table-cell>
          <table:table-cell table:number-columns-repeated="5"/>
        </table:table-row>
        <table:table-row table:style-name="ro1">
          <table:table-cell table:formula="of:=IF([.B808]=([.B807]+2);&quot;Fehler&quot;;&quot;&quot;)">
            <text:p/>
          </table:table-cell>
          <table:table-cell table:formula="of:=IF(LEN([.C808])=1;0;IF(LEN([.C808])=2;1;IF(LEN([.C808])=3;2;IF(LEN([.C808])=5;3;IF(LEN([.C808])=6;4;IF(LEN([.C808])=7;5;&quot;Fehler&quot;))))))" office:value-type="float" office:value="4" calcext:value-type="float">
            <text:p>4</text:p>
          </table:table-cell>
          <table:table-cell office:value-type="string" calcext:value-type="string">
            <text:p>FHF 19</text:p>
          </table:table-cell>
          <table:table-cell office:value-type="string" calcext:value-type="string">
            <text:p>SONSTIGE TEILGEBIETE DES BEAMTENRECHTS</text:p>
          </table:table-cell>
          <table:table-cell table:number-columns-repeated="5"/>
        </table:table-row>
        <table:table-row table:style-name="ro1">
          <table:table-cell table:formula="of:=IF([.B809]=([.B808]+2);&quot;Fehler&quot;;&quot;&quot;)">
            <text:p/>
          </table:table-cell>
          <table:table-cell table:formula="of:=IF(LEN([.C809])=1;0;IF(LEN([.C809])=2;1;IF(LEN([.C809])=3;2;IF(LEN([.C809])=5;3;IF(LEN([.C809])=6;4;IF(LEN([.C809])=7;5;&quot;Fehler&quot;))))))" office:value-type="float" office:value="3" calcext:value-type="float">
            <text:p>3</text:p>
          </table:table-cell>
          <table:table-cell office:value-type="string" calcext:value-type="string">
            <text:p>FHF 2</text:p>
          </table:table-cell>
          <table:table-cell office:value-type="string" calcext:value-type="string">
            <text:p>RECHT DER ARBEITER UND ANGESTELLTEN DES OEFFENTLICHEN DIENSTES</text:p>
          </table:table-cell>
          <table:table-cell table:number-columns-repeated="5"/>
        </table:table-row>
        <table:table-row table:style-name="ro1">
          <table:table-cell table:formula="of:=IF([.B810]=([.B809]+2);&quot;Fehler&quot;;&quot;&quot;)">
            <text:p/>
          </table:table-cell>
          <table:table-cell table:formula="of:=IF(LEN([.C810])=1;0;IF(LEN([.C810])=2;1;IF(LEN([.C810])=3;2;IF(LEN([.C810])=5;3;IF(LEN([.C810])=6;4;IF(LEN([.C810])=7;5;&quot;Fehler&quot;))))))" office:value-type="float" office:value="3" calcext:value-type="float">
            <text:p>3</text:p>
          </table:table-cell>
          <table:table-cell office:value-type="string" calcext:value-type="string">
            <text:p>FHF 3</text:p>
          </table:table-cell>
          <table:table-cell office:value-type="string" calcext:value-type="string">
            <text:p>SONSTIGE TEILGEBIETE DES OEFFENTLICHEN DIENSTRECHTS</text:p>
          </table:table-cell>
          <table:table-cell table:number-columns-repeated="5"/>
        </table:table-row>
        <table:table-row table:style-name="ro1">
          <table:table-cell table:formula="of:=IF([.B811]=([.B810]+2);&quot;Fehler&quot;;&quot;&quot;)">
            <text:p/>
          </table:table-cell>
          <table:table-cell table:formula="of:=IF(LEN([.C811])=1;0;IF(LEN([.C811])=2;1;IF(LEN([.C811])=3;2;IF(LEN([.C811])=5;3;IF(LEN([.C811])=6;4;IF(LEN([.C811])=7;5;&quot;Fehler&quot;))))))" office:value-type="float" office:value="4" calcext:value-type="float">
            <text:p>4</text:p>
          </table:table-cell>
          <table:table-cell office:value-type="string" calcext:value-type="string">
            <text:p>FHF 32</text:p>
          </table:table-cell>
          <table:table-cell office:value-type="string" calcext:value-type="string">
            <text:p>PERSONALVERTRETUNGSRECHT</text:p>
          </table:table-cell>
          <table:table-cell table:number-columns-repeated="5"/>
        </table:table-row>
        <table:table-row table:style-name="ro1">
          <table:table-cell table:formula="of:=IF([.B812]=([.B811]+2);&quot;Fehler&quot;;&quot;&quot;)">
            <text:p/>
          </table:table-cell>
          <table:table-cell table:formula="of:=IF(LEN([.C812])=1;0;IF(LEN([.C812])=2;1;IF(LEN([.C812])=3;2;IF(LEN([.C812])=5;3;IF(LEN([.C812])=6;4;IF(LEN([.C812])=7;5;&quot;Fehler&quot;))))))" office:value-type="float" office:value="4" calcext:value-type="float">
            <text:p>4</text:p>
          </table:table-cell>
          <table:table-cell office:value-type="string" calcext:value-type="string">
            <text:p>FHF 33</text:p>
          </table:table-cell>
          <table:table-cell office:value-type="string" calcext:value-type="string">
            <text:p>BEIHILFENRECHT <text:s/>REISEKOSTENRECHT <text:s/>UMZUGSKOSTENRECHT</text:p>
          </table:table-cell>
          <table:table-cell table:number-columns-repeated="5"/>
        </table:table-row>
        <table:table-row table:style-name="ro1">
          <table:table-cell table:formula="of:=IF([.B813]=([.B812]+2);&quot;Fehler&quot;;&quot;&quot;)">
            <text:p/>
          </table:table-cell>
          <table:table-cell table:formula="of:=IF(LEN([.C813])=1;0;IF(LEN([.C813])=2;1;IF(LEN([.C813])=3;2;IF(LEN([.C813])=5;3;IF(LEN([.C813])=6;4;IF(LEN([.C813])=7;5;&quot;Fehler&quot;))))))" office:value-type="float" office:value="2" calcext:value-type="float">
            <text:p>2</text:p>
          </table:table-cell>
          <table:table-cell office:value-type="string" calcext:value-type="string">
            <text:p>FHG</text:p>
          </table:table-cell>
          <table:table-cell office:value-type="string" calcext:value-type="string">
            <text:p>RECHT DER SELBSTVERWALTUNG</text:p>
          </table:table-cell>
          <table:table-cell table:number-columns-repeated="5"/>
        </table:table-row>
        <table:table-row table:style-name="ro1">
          <table:table-cell table:formula="of:=IF([.B814]=([.B813]+2);&quot;Fehler&quot;;&quot;&quot;)">
            <text:p/>
          </table:table-cell>
          <table:table-cell table:formula="of:=IF(LEN([.C814])=1;0;IF(LEN([.C814])=2;1;IF(LEN([.C814])=3;2;IF(LEN([.C814])=5;3;IF(LEN([.C814])=6;4;IF(LEN([.C814])=7;5;&quot;Fehler&quot;))))))" office:value-type="float" office:value="3" calcext:value-type="float">
            <text:p>3</text:p>
          </table:table-cell>
          <table:table-cell office:value-type="string" calcext:value-type="string">
            <text:p>FHG 1</text:p>
          </table:table-cell>
          <table:table-cell office:value-type="string" calcext:value-type="string">
            <text:p>GEMEINDERECHT</text:p>
          </table:table-cell>
          <table:table-cell table:number-columns-repeated="5"/>
        </table:table-row>
        <table:table-row table:style-name="ro1">
          <table:table-cell table:formula="of:=IF([.B815]=([.B814]+2);&quot;Fehler&quot;;&quot;&quot;)">
            <text:p/>
          </table:table-cell>
          <table:table-cell table:formula="of:=IF(LEN([.C815])=1;0;IF(LEN([.C815])=2;1;IF(LEN([.C815])=3;2;IF(LEN([.C815])=5;3;IF(LEN([.C815])=6;4;IF(LEN([.C815])=7;5;&quot;Fehler&quot;))))))" office:value-type="float" office:value="4" calcext:value-type="float">
            <text:p>4</text:p>
          </table:table-cell>
          <table:table-cell office:value-type="string" calcext:value-type="string">
            <text:p>FHG 10</text:p>
          </table:table-cell>
          <table:table-cell office:value-type="string" calcext:value-type="string">
            <text:p>NACHSCHLAGEWERKE - ENTSCHEIDUNGSSAMMLUNGEN</text:p>
          </table:table-cell>
          <table:table-cell table:number-columns-repeated="5"/>
        </table:table-row>
        <table:table-row table:style-name="ro1">
          <table:table-cell table:formula="of:=IF([.B816]=([.B815]+2);&quot;Fehler&quot;;&quot;&quot;)">
            <text:p/>
          </table:table-cell>
          <table:table-cell table:formula="of:=IF(LEN([.C816])=1;0;IF(LEN([.C816])=2;1;IF(LEN([.C816])=3;2;IF(LEN([.C816])=5;3;IF(LEN([.C816])=6;4;IF(LEN([.C816])=7;5;&quot;Fehler&quot;))))))" office:value-type="float" office:value="4" calcext:value-type="float">
            <text:p>4</text:p>
          </table:table-cell>
          <table:table-cell office:value-type="string" calcext:value-type="string">
            <text:p>FHG 11</text:p>
          </table:table-cell>
          <table:table-cell office:value-type="string" calcext:value-type="string">
            <text:p>GEMEINDEORDNUNG</text:p>
          </table:table-cell>
          <table:table-cell table:number-columns-repeated="5"/>
        </table:table-row>
        <table:table-row table:style-name="ro1">
          <table:table-cell table:formula="of:=IF([.B817]=([.B816]+2);&quot;Fehler&quot;;&quot;&quot;)">
            <text:p/>
          </table:table-cell>
          <table:table-cell table:formula="of:=IF(LEN([.C817])=1;0;IF(LEN([.C817])=2;1;IF(LEN([.C817])=3;2;IF(LEN([.C817])=5;3;IF(LEN([.C817])=6;4;IF(LEN([.C817])=7;5;&quot;Fehler&quot;))))))" office:value-type="float" office:value="4" calcext:value-type="float">
            <text:p>4</text:p>
          </table:table-cell>
          <table:table-cell office:value-type="string" calcext:value-type="string">
            <text:p>FHG 12</text:p>
          </table:table-cell>
          <table:table-cell office:value-type="string" calcext:value-type="string">
            <text:p>WIRTSCHAFTS- UND FINANZRECHT DER GEMEINDE</text:p>
          </table:table-cell>
          <table:table-cell table:number-columns-repeated="5"/>
        </table:table-row>
        <table:table-row table:style-name="ro1">
          <table:table-cell table:formula="of:=IF([.B818]=([.B817]+2);&quot;Fehler&quot;;&quot;&quot;)">
            <text:p/>
          </table:table-cell>
          <table:table-cell table:formula="of:=IF(LEN([.C818])=1;0;IF(LEN([.C818])=2;1;IF(LEN([.C818])=3;2;IF(LEN([.C818])=5;3;IF(LEN([.C818])=6;4;IF(LEN([.C818])=7;5;&quot;Fehler&quot;))))))" office:value-type="float" office:value="5" calcext:value-type="float">
            <text:p>5</text:p>
          </table:table-cell>
          <table:table-cell office:value-type="string" calcext:value-type="string">
            <text:p>FHG 121</text:p>
          </table:table-cell>
          <table:table-cell office:value-type="string" calcext:value-type="string">
            <text:p>GEMEINDEHAUSHALTSRECHT <text:s/>GEMEINDEKASSENRECHT</text:p>
          </table:table-cell>
          <table:table-cell table:number-columns-repeated="5"/>
        </table:table-row>
        <table:table-row table:style-name="ro1">
          <table:table-cell table:formula="of:=IF([.B819]=([.B818]+2);&quot;Fehler&quot;;&quot;&quot;)">
            <text:p/>
          </table:table-cell>
          <table:table-cell table:formula="of:=IF(LEN([.C819])=1;0;IF(LEN([.C819])=2;1;IF(LEN([.C819])=3;2;IF(LEN([.C819])=5;3;IF(LEN([.C819])=6;4;IF(LEN([.C819])=7;5;&quot;Fehler&quot;))))))" office:value-type="float" office:value="4" calcext:value-type="float">
            <text:p>4</text:p>
          </table:table-cell>
          <table:table-cell office:value-type="string" calcext:value-type="string">
            <text:p>FHG 19</text:p>
          </table:table-cell>
          <table:table-cell office:value-type="string" calcext:value-type="string">
            <text:p>SONSTIGE TEILGEBIETE DES GEMEINDERECHTS</text:p>
          </table:table-cell>
          <table:table-cell table:number-columns-repeated="5"/>
        </table:table-row>
        <table:table-row table:style-name="ro1">
          <table:table-cell table:formula="of:=IF([.B820]=([.B819]+2);&quot;Fehler&quot;;&quot;&quot;)">
            <text:p/>
          </table:table-cell>
          <table:table-cell table:formula="of:=IF(LEN([.C820])=1;0;IF(LEN([.C820])=2;1;IF(LEN([.C820])=3;2;IF(LEN([.C820])=5;3;IF(LEN([.C820])=6;4;IF(LEN([.C820])=7;5;&quot;Fehler&quot;))))))" office:value-type="float" office:value="3" calcext:value-type="float">
            <text:p>3</text:p>
          </table:table-cell>
          <table:table-cell office:value-type="string" calcext:value-type="string">
            <text:p>FHG 2</text:p>
          </table:table-cell>
          <table:table-cell office:value-type="string" calcext:value-type="string">
            <text:p>SONSTIGE SELBSTVERWALTUNGSKOERPERSCHAFTEN</text:p>
          </table:table-cell>
          <table:table-cell table:number-columns-repeated="5"/>
        </table:table-row>
        <table:table-row table:style-name="ro1">
          <table:table-cell table:formula="of:=IF([.B821]=([.B820]+2);&quot;Fehler&quot;;&quot;&quot;)">
            <text:p/>
          </table:table-cell>
          <table:table-cell table:formula="of:=IF(LEN([.C821])=1;0;IF(LEN([.C821])=2;1;IF(LEN([.C821])=3;2;IF(LEN([.C821])=5;3;IF(LEN([.C821])=6;4;IF(LEN([.C821])=7;5;&quot;Fehler&quot;))))))" office:value-type="float" office:value="2" calcext:value-type="float">
            <text:p>2</text:p>
          </table:table-cell>
          <table:table-cell office:value-type="string" calcext:value-type="string">
            <text:p>FHK</text:p>
          </table:table-cell>
          <table:table-cell office:value-type="string" calcext:value-type="string">
            <text:p>FINANZ-, STEUER- UND HAUSHALTSRECHT</text:p>
          </table:table-cell>
          <table:table-cell table:number-columns-repeated="5"/>
        </table:table-row>
        <table:table-row table:style-name="ro1">
          <table:table-cell table:formula="of:=IF([.B822]=([.B821]+2);&quot;Fehler&quot;;&quot;&quot;)">
            <text:p/>
          </table:table-cell>
          <table:table-cell table:formula="of:=IF(LEN([.C822])=1;0;IF(LEN([.C822])=2;1;IF(LEN([.C822])=3;2;IF(LEN([.C822])=5;3;IF(LEN([.C822])=6;4;IF(LEN([.C822])=7;5;&quot;Fehler&quot;))))))" office:value-type="float" office:value="3" calcext:value-type="float">
            <text:p>3</text:p>
          </table:table-cell>
          <table:table-cell office:value-type="string" calcext:value-type="string">
            <text:p>FHK 1</text:p>
          </table:table-cell>
          <table:table-cell office:value-type="string" calcext:value-type="string">
            <text:p>STEUERRECHT</text:p>
          </table:table-cell>
          <table:table-cell table:number-columns-repeated="5"/>
        </table:table-row>
        <table:table-row table:style-name="ro1">
          <table:table-cell table:formula="of:=IF([.B823]=([.B822]+2);&quot;Fehler&quot;;&quot;&quot;)">
            <text:p/>
          </table:table-cell>
          <table:table-cell table:formula="of:=IF(LEN([.C823])=1;0;IF(LEN([.C823])=2;1;IF(LEN([.C823])=3;2;IF(LEN([.C823])=5;3;IF(LEN([.C823])=6;4;IF(LEN([.C823])=7;5;&quot;Fehler&quot;))))))" office:value-type="float" office:value="4" calcext:value-type="float">
            <text:p>4</text:p>
          </table:table-cell>
          <table:table-cell office:value-type="string" calcext:value-type="string">
            <text:p>FHK 10</text:p>
          </table:table-cell>
          <table:table-cell office:value-type="string" calcext:value-type="string">
            <text:p>NACHSCHLAGEWERKE - ENTSCHEIDUNGSSAMMLUNGEN</text:p>
          </table:table-cell>
          <table:table-cell table:number-columns-repeated="5"/>
        </table:table-row>
        <table:table-row table:style-name="ro1">
          <table:table-cell table:formula="of:=IF([.B824]=([.B823]+2);&quot;Fehler&quot;;&quot;&quot;)">
            <text:p/>
          </table:table-cell>
          <table:table-cell table:formula="of:=IF(LEN([.C824])=1;0;IF(LEN([.C824])=2;1;IF(LEN([.C824])=3;2;IF(LEN([.C824])=5;3;IF(LEN([.C824])=6;4;IF(LEN([.C824])=7;5;&quot;Fehler&quot;))))))" office:value-type="float" office:value="4" calcext:value-type="float">
            <text:p>4</text:p>
          </table:table-cell>
          <table:table-cell office:value-type="string" calcext:value-type="string">
            <text:p>FHK 11</text:p>
          </table:table-cell>
          <table:table-cell office:value-type="string" calcext:value-type="string">
            <text:p>VERMISCHTE SCHRIFTEN</text:p>
          </table:table-cell>
          <table:table-cell table:number-columns-repeated="5"/>
        </table:table-row>
        <table:table-row table:style-name="ro1">
          <table:table-cell table:formula="of:=IF([.B825]=([.B824]+2);&quot;Fehler&quot;;&quot;&quot;)">
            <text:p/>
          </table:table-cell>
          <table:table-cell table:formula="of:=IF(LEN([.C825])=1;0;IF(LEN([.C825])=2;1;IF(LEN([.C825])=3;2;IF(LEN([.C825])=5;3;IF(LEN([.C825])=6;4;IF(LEN([.C825])=7;5;&quot;Fehler&quot;))))))" office:value-type="float" office:value="4" calcext:value-type="float">
            <text:p>4</text:p>
          </table:table-cell>
          <table:table-cell office:value-type="string" calcext:value-type="string">
            <text:p>FHK 12</text:p>
          </table:table-cell>
          <table:table-cell office:value-type="string" calcext:value-type="string">
            <text:p>STEUERVERFAHRENSRECHT <text:s/>STEUERSTRAFRECHT</text:p>
          </table:table-cell>
          <table:table-cell table:number-columns-repeated="5"/>
        </table:table-row>
        <table:table-row table:style-name="ro1">
          <table:table-cell table:formula="of:=IF([.B826]=([.B825]+2);&quot;Fehler&quot;;&quot;&quot;)">
            <text:p/>
          </table:table-cell>
          <table:table-cell table:formula="of:=IF(LEN([.C826])=1;0;IF(LEN([.C826])=2;1;IF(LEN([.C826])=3;2;IF(LEN([.C826])=5;3;IF(LEN([.C826])=6;4;IF(LEN([.C826])=7;5;&quot;Fehler&quot;))))))" office:value-type="float" office:value="5" calcext:value-type="float">
            <text:p>5</text:p>
          </table:table-cell>
          <table:table-cell office:value-type="string" calcext:value-type="string">
            <text:p>FHK 121</text:p>
          </table:table-cell>
          <table:table-cell office:value-type="string" calcext:value-type="string">
            <text:p>FINANZGERICHTSBARKEIT</text:p>
          </table:table-cell>
          <table:table-cell table:number-columns-repeated="5"/>
        </table:table-row>
        <table:table-row table:style-name="ro1">
          <table:table-cell table:formula="of:=IF([.B827]=([.B826]+2);&quot;Fehler&quot;;&quot;&quot;)">
            <text:p/>
          </table:table-cell>
          <table:table-cell table:formula="of:=IF(LEN([.C827])=1;0;IF(LEN([.C827])=2;1;IF(LEN([.C827])=3;2;IF(LEN([.C827])=5;3;IF(LEN([.C827])=6;4;IF(LEN([.C827])=7;5;&quot;Fehler&quot;))))))" office:value-type="float" office:value="4" calcext:value-type="float">
            <text:p>4</text:p>
          </table:table-cell>
          <table:table-cell office:value-type="string" calcext:value-type="string">
            <text:p>FHK 14</text:p>
          </table:table-cell>
          <table:table-cell office:value-type="string" calcext:value-type="string">
            <text:p>STEUERBERATUNGSRECHT <text:s/>WIRTSCHAFTSPRUEFUNGSRECHT</text:p>
          </table:table-cell>
          <table:table-cell table:number-columns-repeated="5"/>
        </table:table-row>
        <table:table-row table:style-name="ro1">
          <table:table-cell table:formula="of:=IF([.B828]=([.B827]+2);&quot;Fehler&quot;;&quot;&quot;)">
            <text:p/>
          </table:table-cell>
          <table:table-cell table:formula="of:=IF(LEN([.C828])=1;0;IF(LEN([.C828])=2;1;IF(LEN([.C828])=3;2;IF(LEN([.C828])=5;3;IF(LEN([.C828])=6;4;IF(LEN([.C828])=7;5;&quot;Fehler&quot;))))))" office:value-type="float" office:value="4" calcext:value-type="float">
            <text:p>4</text:p>
          </table:table-cell>
          <table:table-cell office:value-type="string" calcext:value-type="string">
            <text:p>FHK 15</text:p>
          </table:table-cell>
          <table:table-cell office:value-type="string" calcext:value-type="string">
            <text:p>STEUERRECHT VON ORGANSCHAFTEN UND UNTERNEHMENSFORMEN, BERUFEN UND PERSONENGRUPPEN : GESAMTDARSTELLUNGEN</text:p>
          </table:table-cell>
          <table:table-cell table:number-columns-repeated="5"/>
        </table:table-row>
        <table:table-row table:style-name="ro1">
          <table:table-cell table:formula="of:=IF([.B829]=([.B828]+2);&quot;Fehler&quot;;&quot;&quot;)">
            <text:p/>
          </table:table-cell>
          <table:table-cell table:formula="of:=IF(LEN([.C829])=1;0;IF(LEN([.C829])=2;1;IF(LEN([.C829])=3;2;IF(LEN([.C829])=5;3;IF(LEN([.C829])=6;4;IF(LEN([.C829])=7;5;&quot;Fehler&quot;))))))" office:value-type="float" office:value="4" calcext:value-type="float">
            <text:p>4</text:p>
          </table:table-cell>
          <table:table-cell office:value-type="string" calcext:value-type="string">
            <text:p>FHK 16</text:p>
          </table:table-cell>
          <table:table-cell office:value-type="string" calcext:value-type="string">
            <text:p>BEWERTUNGSRECHT</text:p>
          </table:table-cell>
          <table:table-cell table:number-columns-repeated="5"/>
        </table:table-row>
        <table:table-row table:style-name="ro1">
          <table:table-cell table:formula="of:=IF([.B830]=([.B829]+2);&quot;Fehler&quot;;&quot;&quot;)">
            <text:p/>
          </table:table-cell>
          <table:table-cell table:formula="of:=IF(LEN([.C830])=1;0;IF(LEN([.C830])=2;1;IF(LEN([.C830])=3;2;IF(LEN([.C830])=5;3;IF(LEN([.C830])=6;4;IF(LEN([.C830])=7;5;&quot;Fehler&quot;))))))" office:value-type="float" office:value="4" calcext:value-type="float">
            <text:p>4</text:p>
          </table:table-cell>
          <table:table-cell office:value-type="string" calcext:value-type="string">
            <text:p>FHK 17</text:p>
          </table:table-cell>
          <table:table-cell office:value-type="string" calcext:value-type="string">
            <text:p>RECHT EINZELNER STEUERARTEN</text:p>
          </table:table-cell>
          <table:table-cell table:number-columns-repeated="5"/>
        </table:table-row>
        <table:table-row table:style-name="ro1">
          <table:table-cell table:formula="of:=IF([.B831]=([.B830]+2);&quot;Fehler&quot;;&quot;&quot;)">
            <text:p/>
          </table:table-cell>
          <table:table-cell table:formula="of:=IF(LEN([.C831])=1;0;IF(LEN([.C831])=2;1;IF(LEN([.C831])=3;2;IF(LEN([.C831])=5;3;IF(LEN([.C831])=6;4;IF(LEN([.C831])=7;5;&quot;Fehler&quot;))))))" office:value-type="float" office:value="5" calcext:value-type="float">
            <text:p>5</text:p>
          </table:table-cell>
          <table:table-cell office:value-type="string" calcext:value-type="string">
            <text:p>FHK 171</text:p>
          </table:table-cell>
          <table:table-cell office:value-type="string" calcext:value-type="string">
            <text:p>RECHT DER ERTRAGS- UND BESITZSTEUERN</text:p>
          </table:table-cell>
          <table:table-cell table:number-columns-repeated="5"/>
        </table:table-row>
        <table:table-row table:style-name="ro1">
          <table:table-cell table:formula="of:=IF([.B832]=([.B831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HK 1710</text:p>
          </table:table-cell>
          <table:table-cell office:value-type="string" calcext:value-type="string">
            <text:p>EINKOMMENSTEUERRECHT <text:s/>KOERPERSCHAFTSTEUERRECHT</text:p>
          </table:table-cell>
          <table:table-cell table:number-columns-repeated="5"/>
        </table:table-row>
        <table:table-row table:style-name="ro1">
          <table:table-cell table:formula="of:=IF([.B833]=([.B832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HK 1711</text:p>
          </table:table-cell>
          <table:table-cell office:value-type="string" calcext:value-type="string">
            <text:p>LOHNSTEUERRECHT</text:p>
          </table:table-cell>
          <table:table-cell table:number-columns-repeated="5"/>
        </table:table-row>
        <table:table-row table:style-name="ro1">
          <table:table-cell table:formula="of:=IF([.B834]=([.B833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HK 1712</text:p>
          </table:table-cell>
          <table:table-cell office:value-type="string" calcext:value-type="string">
            <text:p>VERMOEGENSTEUERRECHT <text:s/>ERBSCHAFTSTEUERRECHT SCHENKUNGSTEUERRECHT</text:p>
          </table:table-cell>
          <table:table-cell table:number-columns-repeated="5"/>
        </table:table-row>
        <table:table-row table:style-name="ro1">
          <table:table-cell table:formula="of:=IF([.B835]=([.B834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HK 1719</text:p>
          </table:table-cell>
          <table:table-cell office:value-type="string" calcext:value-type="string">
            <text:p>RECHT SONSTIGER BESITZSTEUERN</text:p>
          </table:table-cell>
          <table:table-cell table:number-columns-repeated="5"/>
        </table:table-row>
        <table:table-row table:style-name="ro1">
          <table:table-cell table:formula="of:=IF([.B836]=([.B835]+2);&quot;Fehler&quot;;&quot;&quot;)">
            <text:p/>
          </table:table-cell>
          <table:table-cell table:formula="of:=IF(LEN([.C836])=1;0;IF(LEN([.C836])=2;1;IF(LEN([.C836])=3;2;IF(LEN([.C836])=5;3;IF(LEN([.C836])=6;4;IF(LEN([.C836])=7;5;&quot;Fehler&quot;))))))" office:value-type="float" office:value="5" calcext:value-type="float">
            <text:p>5</text:p>
          </table:table-cell>
          <table:table-cell office:value-type="string" calcext:value-type="string">
            <text:p>FHK 172</text:p>
          </table:table-cell>
          <table:table-cell office:value-type="string" calcext:value-type="string">
            <text:p>RECHT DER VERKEHRSTEUERN</text:p>
          </table:table-cell>
          <table:table-cell table:number-columns-repeated="5"/>
        </table:table-row>
        <table:table-row table:style-name="ro1">
          <table:table-cell table:formula="of:=IF([.B837]=([.B836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HK 1720</text:p>
          </table:table-cell>
          <table:table-cell office:value-type="string" calcext:value-type="string">
            <text:p>UMSATZSTEUERRECHT (MEHRWERTSTEUERRECHT)</text:p>
          </table:table-cell>
          <table:table-cell table:number-columns-repeated="5"/>
        </table:table-row>
        <table:table-row table:style-name="ro1">
          <table:table-cell table:formula="of:=IF([.B838]=([.B837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HK 1729</text:p>
          </table:table-cell>
          <table:table-cell office:value-type="string" calcext:value-type="string">
            <text:p>RECHT SONSTIGER VERKEHRSTEUERN</text:p>
          </table:table-cell>
          <table:table-cell table:number-columns-repeated="5"/>
        </table:table-row>
        <table:table-row table:style-name="ro1">
          <table:table-cell table:formula="of:=IF([.B839]=([.B838]+2);&quot;Fehler&quot;;&quot;&quot;)">
            <text:p/>
          </table:table-cell>
          <table:table-cell table:formula="of:=IF(LEN([.C839])=1;0;IF(LEN([.C839])=2;1;IF(LEN([.C839])=3;2;IF(LEN([.C839])=5;3;IF(LEN([.C839])=6;4;IF(LEN([.C839])=7;5;&quot;Fehler&quot;))))))" office:value-type="float" office:value="5" calcext:value-type="float">
            <text:p>5</text:p>
          </table:table-cell>
          <table:table-cell office:value-type="string" calcext:value-type="string">
            <text:p>FHK 173</text:p>
          </table:table-cell>
          <table:table-cell office:value-type="string" calcext:value-type="string">
            <text:p>RECHT DER VERBRAUCHSTEUERN</text:p>
          </table:table-cell>
          <table:table-cell table:number-columns-repeated="5"/>
        </table:table-row>
        <table:table-row table:style-name="ro1">
          <table:table-cell table:formula="of:=IF([.B840]=([.B839]+2);&quot;Fehler&quot;;&quot;&quot;)">
            <text:p/>
          </table:table-cell>
          <table:table-cell table:formula="of:=IF(LEN([.C840])=1;0;IF(LEN([.C840])=2;1;IF(LEN([.C840])=3;2;IF(LEN([.C840])=5;3;IF(LEN([.C840])=6;4;IF(LEN([.C840])=7;5;&quot;Fehler&quot;))))))" office:value-type="float" office:value="5" calcext:value-type="float">
            <text:p>5</text:p>
          </table:table-cell>
          <table:table-cell office:value-type="string" calcext:value-type="string">
            <text:p>FHK 174</text:p>
          </table:table-cell>
          <table:table-cell office:value-type="string" calcext:value-type="string">
            <text:p>ZOLLRECHT</text:p>
          </table:table-cell>
          <table:table-cell table:number-columns-repeated="5"/>
        </table:table-row>
        <table:table-row table:style-name="ro1">
          <table:table-cell table:formula="of:=IF([.B841]=([.B840]+2);&quot;Fehler&quot;;&quot;&quot;)">
            <text:p/>
          </table:table-cell>
          <table:table-cell table:formula="of:=IF(LEN([.C841])=1;0;IF(LEN([.C841])=2;1;IF(LEN([.C841])=3;2;IF(LEN([.C841])=5;3;IF(LEN([.C841])=6;4;IF(LEN([.C841])=7;5;&quot;Fehler&quot;))))))" office:value-type="float" office:value="5" calcext:value-type="float">
            <text:p>5</text:p>
          </table:table-cell>
          <table:table-cell office:value-type="string" calcext:value-type="string">
            <text:p>FHK 175</text:p>
          </table:table-cell>
          <table:table-cell office:value-type="string" calcext:value-type="string">
            <text:p>KIRCHENSTEUERRECHT</text:p>
          </table:table-cell>
          <table:table-cell table:number-columns-repeated="5"/>
        </table:table-row>
        <table:table-row table:style-name="ro1">
          <table:table-cell table:formula="of:=IF([.B842]=([.B841]+2);&quot;Fehler&quot;;&quot;&quot;)">
            <text:p/>
          </table:table-cell>
          <table:table-cell table:formula="of:=IF(LEN([.C842])=1;0;IF(LEN([.C842])=2;1;IF(LEN([.C842])=3;2;IF(LEN([.C842])=5;3;IF(LEN([.C842])=6;4;IF(LEN([.C842])=7;5;&quot;Fehler&quot;))))))" office:value-type="float" office:value="5" calcext:value-type="float">
            <text:p>5</text:p>
          </table:table-cell>
          <table:table-cell office:value-type="string" calcext:value-type="string">
            <text:p>FHK 176</text:p>
          </table:table-cell>
          <table:table-cell office:value-type="string" calcext:value-type="string">
            <text:p>KOMMUNALABGABENRECHT</text:p>
          </table:table-cell>
          <table:table-cell table:number-columns-repeated="5"/>
        </table:table-row>
        <table:table-row table:style-name="ro1">
          <table:table-cell table:formula="of:=IF([.B843]=([.B842]+2);&quot;Fehler&quot;;&quot;&quot;)">
            <text:p/>
          </table:table-cell>
          <table:table-cell table:formula="of:=IF(LEN([.C843])=1;0;IF(LEN([.C843])=2;1;IF(LEN([.C843])=3;2;IF(LEN([.C843])=5;3;IF(LEN([.C843])=6;4;IF(LEN([.C843])=7;5;&quot;Fehler&quot;))))))" office:value-type="float" office:value="5" calcext:value-type="float">
            <text:p>5</text:p>
          </table:table-cell>
          <table:table-cell office:value-type="string" calcext:value-type="string">
            <text:p>FHK 179</text:p>
          </table:table-cell>
          <table:table-cell office:value-type="string" calcext:value-type="string">
            <text:p>SONSTIGE STEUERGESETZE</text:p>
          </table:table-cell>
          <table:table-cell table:number-columns-repeated="5"/>
        </table:table-row>
        <table:table-row table:style-name="ro1">
          <table:table-cell table:formula="of:=IF([.B844]=([.B843]+2);&quot;Fehler&quot;;&quot;&quot;)">
            <text:p/>
          </table:table-cell>
          <table:table-cell table:formula="of:=IF(LEN([.C844])=1;0;IF(LEN([.C844])=2;1;IF(LEN([.C844])=3;2;IF(LEN([.C844])=5;3;IF(LEN([.C844])=6;4;IF(LEN([.C844])=7;5;&quot;Fehler&quot;))))))" office:value-type="float" office:value="4" calcext:value-type="float">
            <text:p>4</text:p>
          </table:table-cell>
          <table:table-cell office:value-type="string" calcext:value-type="string">
            <text:p>FHK 18</text:p>
          </table:table-cell>
          <table:table-cell office:value-type="string" calcext:value-type="string">
            <text:p>DOPPELBESTEUERUNGSRECHT <text:s/>AUSSENSTEUERRECHT</text:p>
          </table:table-cell>
          <table:table-cell table:number-columns-repeated="5"/>
        </table:table-row>
        <table:table-row table:style-name="ro1">
          <table:table-cell table:formula="of:=IF([.B845]=([.B844]+2);&quot;Fehler&quot;;&quot;&quot;)">
            <text:p/>
          </table:table-cell>
          <table:table-cell table:formula="of:=IF(LEN([.C845])=1;0;IF(LEN([.C845])=2;1;IF(LEN([.C845])=3;2;IF(LEN([.C845])=5;3;IF(LEN([.C845])=6;4;IF(LEN([.C845])=7;5;&quot;Fehler&quot;))))))" office:value-type="float" office:value="3" calcext:value-type="float">
            <text:p>3</text:p>
          </table:table-cell>
          <table:table-cell office:value-type="string" calcext:value-type="string">
            <text:p>FHK 4</text:p>
          </table:table-cell>
          <table:table-cell office:value-type="string" calcext:value-type="string">
            <text:p>OEFFENTLICHES HAUSHALTS- UND KASSENRECHT</text:p>
          </table:table-cell>
          <table:table-cell table:number-columns-repeated="5"/>
        </table:table-row>
        <table:table-row table:style-name="ro1">
          <table:table-cell table:formula="of:=IF([.B846]=([.B845]+2);&quot;Fehler&quot;;&quot;&quot;)">
            <text:p/>
          </table:table-cell>
          <table:table-cell table:formula="of:=IF(LEN([.C846])=1;0;IF(LEN([.C846])=2;1;IF(LEN([.C846])=3;2;IF(LEN([.C846])=5;3;IF(LEN([.C846])=6;4;IF(LEN([.C846])=7;5;&quot;Fehler&quot;))))))" office:value-type="float" office:value="2" calcext:value-type="float">
            <text:p>2</text:p>
          </table:table-cell>
          <table:table-cell office:value-type="string" calcext:value-type="string">
            <text:p>FHM</text:p>
          </table:table-cell>
          <table:table-cell office:value-type="string" calcext:value-type="string">
            <text:p>KULTURRECHT <text:s/>RECHT DER MASSENMEDIEN</text:p>
          </table:table-cell>
          <table:table-cell table:number-columns-repeated="5"/>
        </table:table-row>
        <table:table-row table:style-name="ro1">
          <table:table-cell table:formula="of:=IF([.B847]=([.B846]+2);&quot;Fehler&quot;;&quot;&quot;)">
            <text:p/>
          </table:table-cell>
          <table:table-cell table:formula="of:=IF(LEN([.C847])=1;0;IF(LEN([.C847])=2;1;IF(LEN([.C847])=3;2;IF(LEN([.C847])=5;3;IF(LEN([.C847])=6;4;IF(LEN([.C847])=7;5;&quot;Fehler&quot;))))))" office:value-type="float" office:value="2" calcext:value-type="float">
            <text:p>2</text:p>
          </table:table-cell>
          <table:table-cell office:value-type="string" calcext:value-type="string">
            <text:p>FHN</text:p>
          </table:table-cell>
          <table:table-cell office:value-type="string" calcext:value-type="string">
            <text:p>POLIZEI- UND ORDNUNGSRECHT</text:p>
          </table:table-cell>
          <table:table-cell table:number-columns-repeated="5"/>
        </table:table-row>
        <table:table-row table:style-name="ro1">
          <table:table-cell table:formula="of:=IF([.B848]=([.B847]+2);&quot;Fehler&quot;;&quot;&quot;)">
            <text:p/>
          </table:table-cell>
          <table:table-cell table:formula="of:=IF(LEN([.C848])=1;0;IF(LEN([.C848])=2;1;IF(LEN([.C848])=3;2;IF(LEN([.C848])=5;3;IF(LEN([.C848])=6;4;IF(LEN([.C848])=7;5;&quot;Fehler&quot;))))))" office:value-type="float" office:value="3" calcext:value-type="float">
            <text:p>3</text:p>
          </table:table-cell>
          <table:table-cell office:value-type="string" calcext:value-type="string">
            <text:p>FHN 1</text:p>
          </table:table-cell>
          <table:table-cell office:value-type="string" calcext:value-type="string">
            <text:p>POLIZEIRECHT</text:p>
          </table:table-cell>
          <table:table-cell table:number-columns-repeated="5"/>
        </table:table-row>
        <table:table-row table:style-name="ro1">
          <table:table-cell table:formula="of:=IF([.B849]=([.B848]+2);&quot;Fehler&quot;;&quot;&quot;)">
            <text:p/>
          </table:table-cell>
          <table:table-cell table:formula="of:=IF(LEN([.C849])=1;0;IF(LEN([.C849])=2;1;IF(LEN([.C849])=3;2;IF(LEN([.C849])=5;3;IF(LEN([.C849])=6;4;IF(LEN([.C849])=7;5;&quot;Fehler&quot;))))))" office:value-type="float" office:value="3" calcext:value-type="float">
            <text:p>3</text:p>
          </table:table-cell>
          <table:table-cell office:value-type="string" calcext:value-type="string">
            <text:p>FHN 2</text:p>
          </table:table-cell>
          <table:table-cell office:value-type="string" calcext:value-type="string">
            <text:p>BESONDERES POLIZEI- UND ORDNUNGSRECHT : GESAMTDARSTELLUNGEN</text:p>
          </table:table-cell>
          <table:table-cell table:number-columns-repeated="5"/>
        </table:table-row>
        <table:table-row table:style-name="ro1">
          <table:table-cell table:formula="of:=IF([.B850]=([.B849]+2);&quot;Fehler&quot;;&quot;&quot;)">
            <text:p/>
          </table:table-cell>
          <table:table-cell table:formula="of:=IF(LEN([.C850])=1;0;IF(LEN([.C850])=2;1;IF(LEN([.C850])=3;2;IF(LEN([.C850])=5;3;IF(LEN([.C850])=6;4;IF(LEN([.C850])=7;5;&quot;Fehler&quot;))))))" office:value-type="float" office:value="4" calcext:value-type="float">
            <text:p>4</text:p>
          </table:table-cell>
          <table:table-cell office:value-type="string" calcext:value-type="string">
            <text:p>FHN 21</text:p>
          </table:table-cell>
          <table:table-cell office:value-type="string" calcext:value-type="string">
            <text:p>VERSAMMLUNGSRECHT <text:s/>VEREINIGUNGSRECHT DEMONSTRATIONSRECHT</text:p>
          </table:table-cell>
          <table:table-cell table:number-columns-repeated="5"/>
        </table:table-row>
        <table:table-row table:style-name="ro1">
          <table:table-cell table:formula="of:=IF([.B851]=([.B850]+2);&quot;Fehler&quot;;&quot;&quot;)">
            <text:p/>
          </table:table-cell>
          <table:table-cell table:formula="of:=IF(LEN([.C851])=1;0;IF(LEN([.C851])=2;1;IF(LEN([.C851])=3;2;IF(LEN([.C851])=5;3;IF(LEN([.C851])=6;4;IF(LEN([.C851])=7;5;&quot;Fehler&quot;))))))" office:value-type="float" office:value="4" calcext:value-type="float">
            <text:p>4</text:p>
          </table:table-cell>
          <table:table-cell office:value-type="string" calcext:value-type="string">
            <text:p>FHN 22</text:p>
          </table:table-cell>
          <table:table-cell office:value-type="string" calcext:value-type="string">
            <text:p>GESUNDHEITSRECHT</text:p>
          </table:table-cell>
          <table:table-cell table:number-columns-repeated="5"/>
        </table:table-row>
        <table:table-row table:style-name="ro1">
          <table:table-cell table:formula="of:=IF([.B852]=([.B851]+2);&quot;Fehler&quot;;&quot;&quot;)">
            <text:p/>
          </table:table-cell>
          <table:table-cell table:formula="of:=IF(LEN([.C852])=1;0;IF(LEN([.C852])=2;1;IF(LEN([.C852])=3;2;IF(LEN([.C852])=5;3;IF(LEN([.C852])=6;4;IF(LEN([.C852])=7;5;&quot;Fehler&quot;))))))" office:value-type="float" office:value="5" calcext:value-type="float">
            <text:p>5</text:p>
          </table:table-cell>
          <table:table-cell office:value-type="string" calcext:value-type="string">
            <text:p>FHN 221</text:p>
          </table:table-cell>
          <table:table-cell office:value-type="string" calcext:value-type="string">
            <text:p>LEBENSMITTELRECHT</text:p>
          </table:table-cell>
          <table:table-cell table:number-columns-repeated="5"/>
        </table:table-row>
        <table:table-row table:style-name="ro1">
          <table:table-cell table:formula="of:=IF([.B853]=([.B852]+2);&quot;Fehler&quot;;&quot;&quot;)">
            <text:p/>
          </table:table-cell>
          <table:table-cell table:formula="of:=IF(LEN([.C853])=1;0;IF(LEN([.C853])=2;1;IF(LEN([.C853])=3;2;IF(LEN([.C853])=5;3;IF(LEN([.C853])=6;4;IF(LEN([.C853])=7;5;&quot;Fehler&quot;))))))" office:value-type="float" office:value="5" calcext:value-type="float">
            <text:p>5</text:p>
          </table:table-cell>
          <table:table-cell office:value-type="string" calcext:value-type="string">
            <text:p>FHN 222</text:p>
          </table:table-cell>
          <table:table-cell office:value-type="string" calcext:value-type="string">
            <text:p>ARZNEIMITTELRECHT</text:p>
          </table:table-cell>
          <table:table-cell table:number-columns-repeated="5"/>
        </table:table-row>
        <table:table-row table:style-name="ro1">
          <table:table-cell table:formula="of:=IF([.B854]=([.B853]+2);&quot;Fehler&quot;;&quot;&quot;)">
            <text:p/>
          </table:table-cell>
          <table:table-cell table:formula="of:=IF(LEN([.C854])=1;0;IF(LEN([.C854])=2;1;IF(LEN([.C854])=3;2;IF(LEN([.C854])=5;3;IF(LEN([.C854])=6;4;IF(LEN([.C854])=7;5;&quot;Fehler&quot;))))))" office:value-type="float" office:value="5" calcext:value-type="float">
            <text:p>5</text:p>
          </table:table-cell>
          <table:table-cell office:value-type="string" calcext:value-type="string">
            <text:p>FHN 229</text:p>
          </table:table-cell>
          <table:table-cell office:value-type="string" calcext:value-type="string">
            <text:p>SONSTIGE TEILGEBIETE DES GESUNDHEITSRECHTS</text:p>
          </table:table-cell>
          <table:table-cell table:number-columns-repeated="5"/>
        </table:table-row>
        <table:table-row table:style-name="ro1">
          <table:table-cell table:formula="of:=IF([.B855]=([.B854]+2);&quot;Fehler&quot;;&quot;&quot;)">
            <text:p/>
          </table:table-cell>
          <table:table-cell table:formula="of:=IF(LEN([.C855])=1;0;IF(LEN([.C855])=2;1;IF(LEN([.C855])=3;2;IF(LEN([.C855])=5;3;IF(LEN([.C855])=6;4;IF(LEN([.C855])=7;5;&quot;Fehler&quot;))))))" office:value-type="float" office:value="4" calcext:value-type="float">
            <text:p>4</text:p>
          </table:table-cell>
          <table:table-cell office:value-type="string" calcext:value-type="string">
            <text:p>FHN 23</text:p>
          </table:table-cell>
          <table:table-cell office:value-type="string" calcext:value-type="string">
            <text:p>WAFFENRECHT <text:s/>MUNITIONSRECHT <text:s/>SPRENGSTOFFRECHT</text:p>
          </table:table-cell>
          <table:table-cell table:number-columns-repeated="5"/>
        </table:table-row>
        <table:table-row table:style-name="ro1">
          <table:table-cell table:formula="of:=IF([.B856]=([.B855]+2);&quot;Fehler&quot;;&quot;&quot;)">
            <text:p/>
          </table:table-cell>
          <table:table-cell table:formula="of:=IF(LEN([.C856])=1;0;IF(LEN([.C856])=2;1;IF(LEN([.C856])=3;2;IF(LEN([.C856])=5;3;IF(LEN([.C856])=6;4;IF(LEN([.C856])=7;5;&quot;Fehler&quot;))))))" office:value-type="float" office:value="4" calcext:value-type="float">
            <text:p>4</text:p>
          </table:table-cell>
          <table:table-cell office:value-type="string" calcext:value-type="string">
            <text:p>FHN 24</text:p>
          </table:table-cell>
          <table:table-cell office:value-type="string" calcext:value-type="string">
            <text:p>AUSLAENDERRECHT</text:p>
          </table:table-cell>
          <table:table-cell table:number-columns-repeated="5"/>
        </table:table-row>
        <table:table-row table:style-name="ro1">
          <table:table-cell table:formula="of:=IF([.B857]=([.B856]+2);&quot;Fehler&quot;;&quot;&quot;)">
            <text:p/>
          </table:table-cell>
          <table:table-cell table:formula="of:=IF(LEN([.C857])=1;0;IF(LEN([.C857])=2;1;IF(LEN([.C857])=3;2;IF(LEN([.C857])=5;3;IF(LEN([.C857])=6;4;IF(LEN([.C857])=7;5;&quot;Fehler&quot;))))))" office:value-type="float" office:value="4" calcext:value-type="float">
            <text:p>4</text:p>
          </table:table-cell>
          <table:table-cell office:value-type="string" calcext:value-type="string">
            <text:p>FHN 25</text:p>
          </table:table-cell>
          <table:table-cell office:value-type="string" calcext:value-type="string">
            <text:p>MESS- UND EICHRECHT</text:p>
          </table:table-cell>
          <table:table-cell table:number-columns-repeated="5"/>
        </table:table-row>
        <table:table-row table:style-name="ro1">
          <table:table-cell table:formula="of:=IF([.B858]=([.B857]+2);&quot;Fehler&quot;;&quot;&quot;)">
            <text:p/>
          </table:table-cell>
          <table:table-cell table:formula="of:=IF(LEN([.C858])=1;0;IF(LEN([.C858])=2;1;IF(LEN([.C858])=3;2;IF(LEN([.C858])=5;3;IF(LEN([.C858])=6;4;IF(LEN([.C858])=7;5;&quot;Fehler&quot;))))))" office:value-type="float" office:value="4" calcext:value-type="float">
            <text:p>4</text:p>
          </table:table-cell>
          <table:table-cell office:value-type="string" calcext:value-type="string">
            <text:p>FHN 29</text:p>
          </table:table-cell>
          <table:table-cell office:value-type="string" calcext:value-type="string">
            <text:p>SONSTIGE TEILGEBIETE</text:p>
          </table:table-cell>
          <table:table-cell table:number-columns-repeated="5"/>
        </table:table-row>
        <table:table-row table:style-name="ro1">
          <table:table-cell table:formula="of:=IF([.B859]=([.B858]+2);&quot;Fehler&quot;;&quot;&quot;)">
            <text:p/>
          </table:table-cell>
          <table:table-cell table:formula="of:=IF(LEN([.C859])=1;0;IF(LEN([.C859])=2;1;IF(LEN([.C859])=3;2;IF(LEN([.C859])=5;3;IF(LEN([.C859])=6;4;IF(LEN([.C859])=7;5;&quot;Fehler&quot;))))))" office:value-type="float" office:value="2" calcext:value-type="float">
            <text:p>2</text:p>
          </table:table-cell>
          <table:table-cell office:value-type="string" calcext:value-type="string">
            <text:p>FHO</text:p>
          </table:table-cell>
          <table:table-cell office:value-type="string" calcext:value-type="string">
            <text:p>VERKEHRSRECHT</text:p>
          </table:table-cell>
          <table:table-cell table:number-columns-repeated="5"/>
        </table:table-row>
        <table:table-row table:style-name="ro1">
          <table:table-cell table:formula="of:=IF([.B860]=([.B859]+2);&quot;Fehler&quot;;&quot;&quot;)">
            <text:p/>
          </table:table-cell>
          <table:table-cell table:formula="of:=IF(LEN([.C860])=1;0;IF(LEN([.C860])=2;1;IF(LEN([.C860])=3;2;IF(LEN([.C860])=5;3;IF(LEN([.C860])=6;4;IF(LEN([.C860])=7;5;&quot;Fehler&quot;))))))" office:value-type="float" office:value="3" calcext:value-type="float">
            <text:p>3</text:p>
          </table:table-cell>
          <table:table-cell office:value-type="string" calcext:value-type="string">
            <text:p>FHO 1</text:p>
          </table:table-cell>
          <table:table-cell office:value-type="string" calcext:value-type="string">
            <text:p>STRASSENVERKEHRSRECHT <text:s/>STRASSENVERKEHRSORDNUNG</text:p>
          </table:table-cell>
          <table:table-cell table:number-columns-repeated="5"/>
        </table:table-row>
        <table:table-row table:style-name="ro1">
          <table:table-cell table:formula="of:=IF([.B861]=([.B860]+2);&quot;Fehler&quot;;&quot;&quot;)">
            <text:p/>
          </table:table-cell>
          <table:table-cell table:formula="of:=IF(LEN([.C861])=1;0;IF(LEN([.C861])=2;1;IF(LEN([.C861])=3;2;IF(LEN([.C861])=5;3;IF(LEN([.C861])=6;4;IF(LEN([.C861])=7;5;&quot;Fehler&quot;))))))" office:value-type="float" office:value="3" calcext:value-type="float">
            <text:p>3</text:p>
          </table:table-cell>
          <table:table-cell office:value-type="string" calcext:value-type="string">
            <text:p>FHO 2</text:p>
          </table:table-cell>
          <table:table-cell office:value-type="string" calcext:value-type="string">
            <text:p>SEERECHT <text:s/>BINNENSCHIFFFAHRTVERKEHRSRECHT</text:p>
          </table:table-cell>
          <table:table-cell table:number-columns-repeated="5"/>
        </table:table-row>
        <table:table-row table:style-name="ro1">
          <table:table-cell table:formula="of:=IF([.B862]=([.B861]+2);&quot;Fehler&quot;;&quot;&quot;)">
            <text:p/>
          </table:table-cell>
          <table:table-cell table:formula="of:=IF(LEN([.C862])=1;0;IF(LEN([.C862])=2;1;IF(LEN([.C862])=3;2;IF(LEN([.C862])=5;3;IF(LEN([.C862])=6;4;IF(LEN([.C862])=7;5;&quot;Fehler&quot;))))))" office:value-type="float" office:value="3" calcext:value-type="float">
            <text:p>3</text:p>
          </table:table-cell>
          <table:table-cell office:value-type="string" calcext:value-type="string">
            <text:p>FHO 3</text:p>
          </table:table-cell>
          <table:table-cell office:value-type="string" calcext:value-type="string">
            <text:p>LUFTVERKEHRSRECHT</text:p>
          </table:table-cell>
          <table:table-cell table:number-columns-repeated="5"/>
        </table:table-row>
        <table:table-row table:style-name="ro1">
          <table:table-cell table:formula="of:=IF([.B863]=([.B862]+2);&quot;Fehler&quot;;&quot;&quot;)">
            <text:p/>
          </table:table-cell>
          <table:table-cell table:formula="of:=IF(LEN([.C863])=1;0;IF(LEN([.C863])=2;1;IF(LEN([.C863])=3;2;IF(LEN([.C863])=5;3;IF(LEN([.C863])=6;4;IF(LEN([.C863])=7;5;&quot;Fehler&quot;))))))" office:value-type="float" office:value="3" calcext:value-type="float">
            <text:p>3</text:p>
          </table:table-cell>
          <table:table-cell office:value-type="string" calcext:value-type="string">
            <text:p>FHO 4</text:p>
          </table:table-cell>
          <table:table-cell office:value-type="string" calcext:value-type="string">
            <text:p>EISENBAHNVERKEHRSRECHT</text:p>
          </table:table-cell>
          <table:table-cell table:number-columns-repeated="5"/>
        </table:table-row>
        <table:table-row table:style-name="ro1">
          <table:table-cell table:formula="of:=IF([.B864]=([.B863]+2);&quot;Fehler&quot;;&quot;&quot;)">
            <text:p/>
          </table:table-cell>
          <table:table-cell table:formula="of:=IF(LEN([.C864])=1;0;IF(LEN([.C864])=2;1;IF(LEN([.C864])=3;2;IF(LEN([.C864])=5;3;IF(LEN([.C864])=6;4;IF(LEN([.C864])=7;5;&quot;Fehler&quot;))))))" office:value-type="float" office:value="3" calcext:value-type="float">
            <text:p>3</text:p>
          </table:table-cell>
          <table:table-cell office:value-type="string" calcext:value-type="string">
            <text:p>FHO 5</text:p>
          </table:table-cell>
          <table:table-cell office:value-type="string" calcext:value-type="string">
            <text:p>PERSONENBEFOERDERUNGSRECHT <text:s/>GUETERKRAFTVERKEHRSRECHT</text:p>
          </table:table-cell>
          <table:table-cell table:number-columns-repeated="5"/>
        </table:table-row>
        <table:table-row table:style-name="ro1">
          <table:table-cell table:formula="of:=IF([.B865]=([.B864]+2);&quot;Fehler&quot;;&quot;&quot;)">
            <text:p/>
          </table:table-cell>
          <table:table-cell table:formula="of:=IF(LEN([.C865])=1;0;IF(LEN([.C865])=2;1;IF(LEN([.C865])=3;2;IF(LEN([.C865])=5;3;IF(LEN([.C865])=6;4;IF(LEN([.C865])=7;5;&quot;Fehler&quot;))))))" office:value-type="float" office:value="3" calcext:value-type="float">
            <text:p>3</text:p>
          </table:table-cell>
          <table:table-cell office:value-type="string" calcext:value-type="string">
            <text:p>FHO 6</text:p>
          </table:table-cell>
          <table:table-cell office:value-type="string" calcext:value-type="string">
            <text:p>POST- UND FERNMELDERECHT</text:p>
          </table:table-cell>
          <table:table-cell table:number-columns-repeated="5"/>
        </table:table-row>
        <table:table-row table:style-name="ro1">
          <table:table-cell table:formula="of:=IF([.B866]=([.B865]+2);&quot;Fehler&quot;;&quot;&quot;)">
            <text:p/>
          </table:table-cell>
          <table:table-cell table:formula="of:=IF(LEN([.C866])=1;0;IF(LEN([.C866])=2;1;IF(LEN([.C866])=3;2;IF(LEN([.C866])=5;3;IF(LEN([.C866])=6;4;IF(LEN([.C866])=7;5;&quot;Fehler&quot;))))))" office:value-type="float" office:value="3" calcext:value-type="float">
            <text:p>3</text:p>
          </table:table-cell>
          <table:table-cell office:value-type="string" calcext:value-type="string">
            <text:p>FHO 9</text:p>
          </table:table-cell>
          <table:table-cell office:value-type="string" calcext:value-type="string">
            <text:p>SONSTIGES VERKEHRSRECHT</text:p>
          </table:table-cell>
          <table:table-cell table:number-columns-repeated="5"/>
        </table:table-row>
        <table:table-row table:style-name="ro1">
          <table:table-cell table:formula="of:=IF([.B867]=([.B866]+2);&quot;Fehler&quot;;&quot;&quot;)">
            <text:p/>
          </table:table-cell>
          <table:table-cell table:formula="of:=IF(LEN([.C867])=1;0;IF(LEN([.C867])=2;1;IF(LEN([.C867])=3;2;IF(LEN([.C867])=5;3;IF(LEN([.C867])=6;4;IF(LEN([.C867])=7;5;&quot;Fehler&quot;))))))" office:value-type="float" office:value="2" calcext:value-type="float">
            <text:p>2</text:p>
          </table:table-cell>
          <table:table-cell office:value-type="string" calcext:value-type="string">
            <text:p>FHP</text:p>
          </table:table-cell>
          <table:table-cell office:value-type="string" calcext:value-type="string">
            <text:p>OEFFENTLICHES BODEN-, BAU- UND WOHNUNGSBAURECHT</text:p>
          </table:table-cell>
          <table:table-cell table:number-columns-repeated="5"/>
        </table:table-row>
        <table:table-row table:style-name="ro1">
          <table:table-cell table:formula="of:=IF([.B868]=([.B867]+2);&quot;Fehler&quot;;&quot;&quot;)">
            <text:p/>
          </table:table-cell>
          <table:table-cell table:formula="of:=IF(LEN([.C868])=1;0;IF(LEN([.C868])=2;1;IF(LEN([.C868])=3;2;IF(LEN([.C868])=5;3;IF(LEN([.C868])=6;4;IF(LEN([.C868])=7;5;&quot;Fehler&quot;))))))" office:value-type="float" office:value="3" calcext:value-type="float">
            <text:p>3</text:p>
          </table:table-cell>
          <table:table-cell office:value-type="string" calcext:value-type="string">
            <text:p>FHP 1</text:p>
          </table:table-cell>
          <table:table-cell office:value-type="string" calcext:value-type="string">
            <text:p>NACHSCHLAGEWERKE - ENTSCHEIDUNGSSAMMLUNGEN</text:p>
          </table:table-cell>
          <table:table-cell table:number-columns-repeated="5"/>
        </table:table-row>
        <table:table-row table:style-name="ro1">
          <table:table-cell table:formula="of:=IF([.B869]=([.B868]+2);&quot;Fehler&quot;;&quot;&quot;)">
            <text:p/>
          </table:table-cell>
          <table:table-cell table:formula="of:=IF(LEN([.C869])=1;0;IF(LEN([.C869])=2;1;IF(LEN([.C869])=3;2;IF(LEN([.C869])=5;3;IF(LEN([.C869])=6;4;IF(LEN([.C869])=7;5;&quot;Fehler&quot;))))))" office:value-type="float" office:value="3" calcext:value-type="float">
            <text:p>3</text:p>
          </table:table-cell>
          <table:table-cell office:value-type="string" calcext:value-type="string">
            <text:p>FHP 2</text:p>
          </table:table-cell>
          <table:table-cell office:value-type="string" calcext:value-type="string">
            <text:p>BAU- UND BODENRECHT</text:p>
          </table:table-cell>
          <table:table-cell table:number-columns-repeated="5"/>
        </table:table-row>
        <table:table-row table:style-name="ro1">
          <table:table-cell table:formula="of:=IF([.B870]=([.B869]+2);&quot;Fehler&quot;;&quot;&quot;)">
            <text:p/>
          </table:table-cell>
          <table:table-cell table:formula="of:=IF(LEN([.C870])=1;0;IF(LEN([.C870])=2;1;IF(LEN([.C870])=3;2;IF(LEN([.C870])=5;3;IF(LEN([.C870])=6;4;IF(LEN([.C870])=7;5;&quot;Fehler&quot;))))))" office:value-type="float" office:value="4" calcext:value-type="float">
            <text:p>4</text:p>
          </table:table-cell>
          <table:table-cell office:value-type="string" calcext:value-type="string">
            <text:p>FHP 21</text:p>
          </table:table-cell>
          <table:table-cell office:value-type="string" calcext:value-type="string">
            <text:p>BODENREFORM</text:p>
          </table:table-cell>
          <table:table-cell table:number-columns-repeated="5"/>
        </table:table-row>
        <table:table-row table:style-name="ro1">
          <table:table-cell table:formula="of:=IF([.B871]=([.B870]+2);&quot;Fehler&quot;;&quot;&quot;)">
            <text:p/>
          </table:table-cell>
          <table:table-cell table:formula="of:=IF(LEN([.C871])=1;0;IF(LEN([.C871])=2;1;IF(LEN([.C871])=3;2;IF(LEN([.C871])=5;3;IF(LEN([.C871])=6;4;IF(LEN([.C871])=7;5;&quot;Fehler&quot;))))))" office:value-type="float" office:value="4" calcext:value-type="float">
            <text:p>4</text:p>
          </table:table-cell>
          <table:table-cell office:value-type="string" calcext:value-type="string">
            <text:p>FHP 23</text:p>
          </table:table-cell>
          <table:table-cell office:value-type="string" calcext:value-type="string">
            <text:p>BUNDESBAUGESETZ <text:s/>BAUNUTZUNGSRECHT <text:s/>BAUPLANUNGSRECHT</text:p>
          </table:table-cell>
          <table:table-cell table:number-columns-repeated="5"/>
        </table:table-row>
        <table:table-row table:style-name="ro1">
          <table:table-cell table:formula="of:=IF([.B872]=([.B871]+2);&quot;Fehler&quot;;&quot;&quot;)">
            <text:p/>
          </table:table-cell>
          <table:table-cell table:formula="of:=IF(LEN([.C872])=1;0;IF(LEN([.C872])=2;1;IF(LEN([.C872])=3;2;IF(LEN([.C872])=5;3;IF(LEN([.C872])=6;4;IF(LEN([.C872])=7;5;&quot;Fehler&quot;))))))" office:value-type="float" office:value="4" calcext:value-type="float">
            <text:p>4</text:p>
          </table:table-cell>
          <table:table-cell office:value-type="string" calcext:value-type="string">
            <text:p>FHP 24</text:p>
          </table:table-cell>
          <table:table-cell office:value-type="string" calcext:value-type="string">
            <text:p>BAUORDNUNGSRECHT</text:p>
          </table:table-cell>
          <table:table-cell table:number-columns-repeated="5"/>
        </table:table-row>
        <table:table-row table:style-name="ro1">
          <table:table-cell table:formula="of:=IF([.B873]=([.B872]+2);&quot;Fehler&quot;;&quot;&quot;)">
            <text:p/>
          </table:table-cell>
          <table:table-cell table:formula="of:=IF(LEN([.C873])=1;0;IF(LEN([.C873])=2;1;IF(LEN([.C873])=3;2;IF(LEN([.C873])=5;3;IF(LEN([.C873])=6;4;IF(LEN([.C873])=7;5;&quot;Fehler&quot;))))))" office:value-type="float" office:value="4" calcext:value-type="float">
            <text:p>4</text:p>
          </table:table-cell>
          <table:table-cell office:value-type="string" calcext:value-type="string">
            <text:p>FHP 28</text:p>
          </table:table-cell>
          <table:table-cell office:value-type="string" calcext:value-type="string">
            <text:p>ENTEIGNUNG, ENTSCHAEDIGUNG, UMLEGUNG</text:p>
          </table:table-cell>
          <table:table-cell table:number-columns-repeated="5"/>
        </table:table-row>
        <table:table-row table:style-name="ro1">
          <table:table-cell table:formula="of:=IF([.B874]=([.B873]+2);&quot;Fehler&quot;;&quot;&quot;)">
            <text:p/>
          </table:table-cell>
          <table:table-cell table:formula="of:=IF(LEN([.C874])=1;0;IF(LEN([.C874])=2;1;IF(LEN([.C874])=3;2;IF(LEN([.C874])=5;3;IF(LEN([.C874])=6;4;IF(LEN([.C874])=7;5;&quot;Fehler&quot;))))))" office:value-type="float" office:value="4" calcext:value-type="float">
            <text:p>4</text:p>
          </table:table-cell>
          <table:table-cell office:value-type="string" calcext:value-type="string">
            <text:p>FHP 29</text:p>
          </table:table-cell>
          <table:table-cell office:value-type="string" calcext:value-type="string">
            <text:p>SONSTIGE TEILGEBIETE</text:p>
          </table:table-cell>
          <table:table-cell table:number-columns-repeated="5"/>
        </table:table-row>
        <table:table-row table:style-name="ro1">
          <table:table-cell table:formula="of:=IF([.B875]=([.B874]+2);&quot;Fehler&quot;;&quot;&quot;)">
            <text:p/>
          </table:table-cell>
          <table:table-cell table:formula="of:=IF(LEN([.C875])=1;0;IF(LEN([.C875])=2;1;IF(LEN([.C875])=3;2;IF(LEN([.C875])=5;3;IF(LEN([.C875])=6;4;IF(LEN([.C875])=7;5;&quot;Fehler&quot;))))))" office:value-type="float" office:value="3" calcext:value-type="float">
            <text:p>3</text:p>
          </table:table-cell>
          <table:table-cell office:value-type="string" calcext:value-type="string">
            <text:p>FHP 4</text:p>
          </table:table-cell>
          <table:table-cell office:value-type="string" calcext:value-type="string">
            <text:p>WOHNUNGSBAURECHT <text:s/>SIEDLUNGSRECHT <text:s/>HEIMSTAETTENRECHT</text:p>
          </table:table-cell>
          <table:table-cell table:number-columns-repeated="5"/>
        </table:table-row>
        <table:table-row table:style-name="ro1">
          <table:table-cell table:formula="of:=IF([.B876]=([.B875]+2);&quot;Fehler&quot;;&quot;&quot;)">
            <text:p/>
          </table:table-cell>
          <table:table-cell table:formula="of:=IF(LEN([.C876])=1;0;IF(LEN([.C876])=2;1;IF(LEN([.C876])=3;2;IF(LEN([.C876])=5;3;IF(LEN([.C876])=6;4;IF(LEN([.C876])=7;5;&quot;Fehler&quot;))))))" office:value-type="float" office:value="3" calcext:value-type="float">
            <text:p>3</text:p>
          </table:table-cell>
          <table:table-cell office:value-type="string" calcext:value-type="string">
            <text:p>FHP 5</text:p>
          </table:table-cell>
          <table:table-cell office:value-type="string" calcext:value-type="string">
            <text:p>RAUMORDNUNGSRECHT <text:s/>LANDESPLANUNGSRECHT</text:p>
          </table:table-cell>
          <table:table-cell table:number-columns-repeated="5"/>
        </table:table-row>
        <table:table-row table:style-name="ro1">
          <table:table-cell table:formula="of:=IF([.B877]=([.B876]+2);&quot;Fehler&quot;;&quot;&quot;)">
            <text:p/>
          </table:table-cell>
          <table:table-cell table:formula="of:=IF(LEN([.C877])=1;0;IF(LEN([.C877])=2;1;IF(LEN([.C877])=3;2;IF(LEN([.C877])=5;3;IF(LEN([.C877])=6;4;IF(LEN([.C877])=7;5;&quot;Fehler&quot;))))))" office:value-type="float" office:value="3" calcext:value-type="float">
            <text:p>3</text:p>
          </table:table-cell>
          <table:table-cell office:value-type="string" calcext:value-type="string">
            <text:p>FHP 6</text:p>
          </table:table-cell>
          <table:table-cell office:value-type="string" calcext:value-type="string">
            <text:p>STRASSEN- UND WEGERECHT</text:p>
          </table:table-cell>
          <table:table-cell table:number-columns-repeated="5"/>
        </table:table-row>
        <table:table-row table:style-name="ro1">
          <table:table-cell table:formula="of:=IF([.B878]=([.B877]+2);&quot;Fehler&quot;;&quot;&quot;)">
            <text:p/>
          </table:table-cell>
          <table:table-cell table:formula="of:=IF(LEN([.C878])=1;0;IF(LEN([.C878])=2;1;IF(LEN([.C878])=3;2;IF(LEN([.C878])=5;3;IF(LEN([.C878])=6;4;IF(LEN([.C878])=7;5;&quot;Fehler&quot;))))))" office:value-type="float" office:value="2" calcext:value-type="float">
            <text:p>2</text:p>
          </table:table-cell>
          <table:table-cell office:value-type="string" calcext:value-type="string">
            <text:p>FHQ</text:p>
          </table:table-cell>
          <table:table-cell office:value-type="string" calcext:value-type="string">
            <text:p>JAGDRECHT <text:s/>FISCHEREIRECHT <text:s/>LANDWIRTSCHAFTSRECHT</text:p>
          </table:table-cell>
          <table:table-cell table:number-columns-repeated="5"/>
        </table:table-row>
        <table:table-row table:style-name="ro1">
          <table:table-cell table:formula="of:=IF([.B879]=([.B878]+2);&quot;Fehler&quot;;&quot;&quot;)">
            <text:p/>
          </table:table-cell>
          <table:table-cell table:formula="of:=IF(LEN([.C879])=1;0;IF(LEN([.C879])=2;1;IF(LEN([.C879])=3;2;IF(LEN([.C879])=5;3;IF(LEN([.C879])=6;4;IF(LEN([.C879])=7;5;&quot;Fehler&quot;))))))" office:value-type="float" office:value="3" calcext:value-type="float">
            <text:p>3</text:p>
          </table:table-cell>
          <table:table-cell office:value-type="string" calcext:value-type="string">
            <text:p>FHQ 2</text:p>
          </table:table-cell>
          <table:table-cell office:value-type="string" calcext:value-type="string">
            <text:p>JAGDRECHT <text:s/>FISCHEREIRECHT</text:p>
          </table:table-cell>
          <table:table-cell table:number-columns-repeated="5"/>
        </table:table-row>
        <table:table-row table:style-name="ro1">
          <table:table-cell table:formula="of:=IF([.B880]=([.B879]+2);&quot;Fehler&quot;;&quot;&quot;)">
            <text:p/>
          </table:table-cell>
          <table:table-cell table:formula="of:=IF(LEN([.C880])=1;0;IF(LEN([.C880])=2;1;IF(LEN([.C880])=3;2;IF(LEN([.C880])=5;3;IF(LEN([.C880])=6;4;IF(LEN([.C880])=7;5;&quot;Fehler&quot;))))))" office:value-type="float" office:value="3" calcext:value-type="float">
            <text:p>3</text:p>
          </table:table-cell>
          <table:table-cell office:value-type="string" calcext:value-type="string">
            <text:p>FHQ 3</text:p>
          </table:table-cell>
          <table:table-cell office:value-type="string" calcext:value-type="string">
            <text:p>LANDWIRTSCHAFTSRECHT <text:s/>FORSTRECHT</text:p>
          </table:table-cell>
          <table:table-cell table:number-columns-repeated="5"/>
        </table:table-row>
        <table:table-row table:style-name="ro1">
          <table:table-cell table:formula="of:=IF([.B881]=([.B880]+2);&quot;Fehler&quot;;&quot;&quot;)">
            <text:p/>
          </table:table-cell>
          <table:table-cell table:formula="of:=IF(LEN([.C881])=1;0;IF(LEN([.C881])=2;1;IF(LEN([.C881])=3;2;IF(LEN([.C881])=5;3;IF(LEN([.C881])=6;4;IF(LEN([.C881])=7;5;&quot;Fehler&quot;))))))" office:value-type="float" office:value="2" calcext:value-type="float">
            <text:p>2</text:p>
          </table:table-cell>
          <table:table-cell office:value-type="string" calcext:value-type="string">
            <text:p>FHR</text:p>
          </table:table-cell>
          <table:table-cell office:value-type="string" calcext:value-type="string">
            <text:p>BERGRECHT</text:p>
          </table:table-cell>
          <table:table-cell table:number-columns-repeated="5"/>
        </table:table-row>
        <table:table-row table:style-name="ro1">
          <table:table-cell table:formula="of:=IF([.B882]=([.B881]+2);&quot;Fehler&quot;;&quot;&quot;)">
            <text:p/>
          </table:table-cell>
          <table:table-cell table:formula="of:=IF(LEN([.C882])=1;0;IF(LEN([.C882])=2;1;IF(LEN([.C882])=3;2;IF(LEN([.C882])=5;3;IF(LEN([.C882])=6;4;IF(LEN([.C882])=7;5;&quot;Fehler&quot;))))))" office:value-type="float" office:value="2" calcext:value-type="float">
            <text:p>2</text:p>
          </table:table-cell>
          <table:table-cell office:value-type="string" calcext:value-type="string">
            <text:p>FHS</text:p>
          </table:table-cell>
          <table:table-cell office:value-type="string" calcext:value-type="string">
            <text:p>ATOMRECHT EINSCHL. DER VORSCHRIFTEN AUS DEM GESUNDHEITS-, UMWELTSCHUTZ- UND WIRTSCHAFTSRECHT</text:p>
          </table:table-cell>
          <table:table-cell table:number-columns-repeated="5"/>
        </table:table-row>
        <table:table-row table:style-name="ro1">
          <table:table-cell table:formula="of:=IF([.B883]=([.B882]+2);&quot;Fehler&quot;;&quot;&quot;)">
            <text:p/>
          </table:table-cell>
          <table:table-cell table:formula="of:=IF(LEN([.C883])=1;0;IF(LEN([.C883])=2;1;IF(LEN([.C883])=3;2;IF(LEN([.C883])=5;3;IF(LEN([.C883])=6;4;IF(LEN([.C883])=7;5;&quot;Fehler&quot;))))))" office:value-type="float" office:value="2" calcext:value-type="float">
            <text:p>2</text:p>
          </table:table-cell>
          <table:table-cell office:value-type="string" calcext:value-type="string">
            <text:p>FHT</text:p>
          </table:table-cell>
          <table:table-cell office:value-type="string" calcext:value-type="string">
            <text:p>UMWELTSCHUTZRECHT EINSCHL. DER VORSCHRIFTEN AUS DEM BESONDEREN ORDNUNGSRECHT, BAURECHT UND GEWERBERECHT NATURSCHUTZRECHT : ALLGEMEINES -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884]=([.B883]+2);&quot;Fehler&quot;;&quot;&quot;)">
            <text:p/>
          </table:table-cell>
          <table:table-cell table:formula="of:=IF(LEN([.C884])=1;0;IF(LEN([.C884])=2;1;IF(LEN([.C884])=3;2;IF(LEN([.C884])=5;3;IF(LEN([.C884])=6;4;IF(LEN([.C884])=7;5;&quot;Fehler&quot;))))))" office:value-type="float" office:value="3" calcext:value-type="float">
            <text:p>3</text:p>
          </table:table-cell>
          <table:table-cell office:value-type="string" calcext:value-type="string">
            <text:p>FHT 1</text:p>
          </table:table-cell>
          <table:table-cell office:value-type="string" calcext:value-type="string">
            <text:p>ABFALLBESEITIGUNGSRECHT</text:p>
          </table:table-cell>
          <table:table-cell table:number-columns-repeated="5"/>
        </table:table-row>
        <table:table-row table:style-name="ro1">
          <table:table-cell table:formula="of:=IF([.B885]=([.B884]+2);&quot;Fehler&quot;;&quot;&quot;)">
            <text:p/>
          </table:table-cell>
          <table:table-cell table:formula="of:=IF(LEN([.C885])=1;0;IF(LEN([.C885])=2;1;IF(LEN([.C885])=3;2;IF(LEN([.C885])=5;3;IF(LEN([.C885])=6;4;IF(LEN([.C885])=7;5;&quot;Fehler&quot;))))))" office:value-type="float" office:value="3" calcext:value-type="float">
            <text:p>3</text:p>
          </table:table-cell>
          <table:table-cell office:value-type="string" calcext:value-type="string">
            <text:p>FHT 2</text:p>
          </table:table-cell>
          <table:table-cell office:value-type="string" calcext:value-type="string">
            <text:p>WASSERRECHT</text:p>
          </table:table-cell>
          <table:table-cell table:number-columns-repeated="5"/>
        </table:table-row>
        <table:table-row table:style-name="ro1">
          <table:table-cell table:formula="of:=IF([.B886]=([.B885]+2);&quot;Fehler&quot;;&quot;&quot;)">
            <text:p/>
          </table:table-cell>
          <table:table-cell table:formula="of:=IF(LEN([.C886])=1;0;IF(LEN([.C886])=2;1;IF(LEN([.C886])=3;2;IF(LEN([.C886])=5;3;IF(LEN([.C886])=6;4;IF(LEN([.C886])=7;5;&quot;Fehler&quot;))))))" office:value-type="float" office:value="3" calcext:value-type="float">
            <text:p>3</text:p>
          </table:table-cell>
          <table:table-cell office:value-type="string" calcext:value-type="string">
            <text:p>FHT 3</text:p>
          </table:table-cell>
          <table:table-cell office:value-type="string" calcext:value-type="string">
            <text:p>LAERMSCHUTZRECHT <text:s/>LUFTREINHALTUNGSRECHT</text:p>
          </table:table-cell>
          <table:table-cell table:number-columns-repeated="5"/>
        </table:table-row>
        <table:table-row table:style-name="ro1">
          <table:table-cell table:formula="of:=IF([.B887]=([.B886]+2);&quot;Fehler&quot;;&quot;&quot;)">
            <text:p/>
          </table:table-cell>
          <table:table-cell table:formula="of:=IF(LEN([.C887])=1;0;IF(LEN([.C887])=2;1;IF(LEN([.C887])=3;2;IF(LEN([.C887])=5;3;IF(LEN([.C887])=6;4;IF(LEN([.C887])=7;5;&quot;Fehler&quot;))))))" office:value-type="float" office:value="3" calcext:value-type="float">
            <text:p>3</text:p>
          </table:table-cell>
          <table:table-cell office:value-type="string" calcext:value-type="string">
            <text:p>FHT 8</text:p>
          </table:table-cell>
          <table:table-cell office:value-type="string" calcext:value-type="string">
            <text:p>TIERSCHUTZRECHT</text:p>
          </table:table-cell>
          <table:table-cell table:number-columns-repeated="5"/>
        </table:table-row>
        <table:table-row table:style-name="ro1">
          <table:table-cell table:formula="of:=IF([.B888]=([.B887]+2);&quot;Fehler&quot;;&quot;&quot;)">
            <text:p/>
          </table:table-cell>
          <table:table-cell table:formula="of:=IF(LEN([.C888])=1;0;IF(LEN([.C888])=2;1;IF(LEN([.C888])=3;2;IF(LEN([.C888])=5;3;IF(LEN([.C888])=6;4;IF(LEN([.C888])=7;5;&quot;Fehler&quot;))))))" office:value-type="float" office:value="2" calcext:value-type="float">
            <text:p>2</text:p>
          </table:table-cell>
          <table:table-cell office:value-type="string" calcext:value-type="string">
            <text:p>FHU</text:p>
          </table:table-cell>
          <table:table-cell office:value-type="string" calcext:value-type="string">
            <text:p>RECHT DER DATENVERARBEITUNG <text:s/>DATENSCHUTZRECHT</text:p>
          </table:table-cell>
          <table:table-cell table:number-columns-repeated="5"/>
        </table:table-row>
        <table:table-row table:style-name="ro1">
          <table:table-cell table:formula="of:=IF([.B889]=([.B888]+2);&quot;Fehler&quot;;&quot;&quot;)">
            <text:p/>
          </table:table-cell>
          <table:table-cell table:formula="of:=IF(LEN([.C889])=1;0;IF(LEN([.C889])=2;1;IF(LEN([.C889])=3;2;IF(LEN([.C889])=5;3;IF(LEN([.C889])=6;4;IF(LEN([.C889])=7;5;&quot;Fehler&quot;))))))" office:value-type="float" office:value="2" calcext:value-type="float">
            <text:p>2</text:p>
          </table:table-cell>
          <table:table-cell office:value-type="string" calcext:value-type="string">
            <text:p>FHZ</text:p>
          </table:table-cell>
          <table:table-cell office:value-type="string" calcext:value-type="string">
            <text:p>SONSTIGES SPEZIELLES VERWALTUNGSRECHT</text:p>
          </table:table-cell>
          <table:table-cell table:number-columns-repeated="5"/>
        </table:table-row>
        <table:table-row table:style-name="ro1">
          <table:table-cell table:formula="of:=IF([.B890]=([.B889]+2);&quot;Fehler&quot;;&quot;&quot;)">
            <text:p/>
          </table:table-cell>
          <table:table-cell table:formula="of:=IF(LEN([.C890])=1;0;IF(LEN([.C890])=2;1;IF(LEN([.C890])=3;2;IF(LEN([.C890])=5;3;IF(LEN([.C890])=6;4;IF(LEN([.C890])=7;5;&quot;Fehler&quot;))))))" office:value-type="float" office:value="1" calcext:value-type="float">
            <text:p>1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DEUTSCHES BUERGERLICHES RECH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891]=([.B890]+2);&quot;Fehler&quot;;&quot;&quot;)">
            <text:p/>
          </table:table-cell>
          <table:table-cell table:formula="of:=IF(LEN([.C891])=1;0;IF(LEN([.C891])=2;1;IF(LEN([.C891])=3;2;IF(LEN([.C891])=5;3;IF(LEN([.C891])=6;4;IF(LEN([.C891])=7;5;&quot;Fehler&quot;))))))" office:value-type="float" office:value="2" calcext:value-type="float">
            <text:p>2</text:p>
          </table:table-cell>
          <table:table-cell office:value-type="string" calcext:value-type="string">
            <text:p>FKK</text:p>
          </table:table-cell>
          <table:table-cell office:value-type="string" calcext:value-type="string">
            <text:p>ALLGEMEINER TEIL DES BGB</text:p>
          </table:table-cell>
          <table:table-cell table:number-columns-repeated="5"/>
        </table:table-row>
        <table:table-row table:style-name="ro1">
          <table:table-cell table:formula="of:=IF([.B892]=([.B891]+2);&quot;Fehler&quot;;&quot;&quot;)">
            <text:p/>
          </table:table-cell>
          <table:table-cell table:formula="of:=IF(LEN([.C892])=1;0;IF(LEN([.C892])=2;1;IF(LEN([.C892])=3;2;IF(LEN([.C892])=5;3;IF(LEN([.C892])=6;4;IF(LEN([.C892])=7;5;&quot;Fehler&quot;))))))" office:value-type="float" office:value="3" calcext:value-type="float">
            <text:p>3</text:p>
          </table:table-cell>
          <table:table-cell office:value-type="string" calcext:value-type="string">
            <text:p>FKK 1</text:p>
          </table:table-cell>
          <table:table-cell office:value-type="string" calcext:value-type="string">
            <text:p>EINZELNE TEILGEBIETE</text:p>
          </table:table-cell>
          <table:table-cell table:number-columns-repeated="5"/>
        </table:table-row>
        <table:table-row table:style-name="ro1">
          <table:table-cell table:formula="of:=IF([.B893]=([.B892]+2);&quot;Fehler&quot;;&quot;&quot;)">
            <text:p/>
          </table:table-cell>
          <table:table-cell table:formula="of:=IF(LEN([.C893])=1;0;IF(LEN([.C893])=2;1;IF(LEN([.C893])=3;2;IF(LEN([.C893])=5;3;IF(LEN([.C893])=6;4;IF(LEN([.C893])=7;5;&quot;Fehler&quot;))))))" office:value-type="float" office:value="4" calcext:value-type="float">
            <text:p>4</text:p>
          </table:table-cell>
          <table:table-cell office:value-type="string" calcext:value-type="string">
            <text:p>FKK 11</text:p>
          </table:table-cell>
          <table:table-cell office:value-type="string" calcext:value-type="string">
            <text:p>VEREINSRECHT <text:s/>VERBANDSRECHT</text:p>
          </table:table-cell>
          <table:table-cell table:number-columns-repeated="5"/>
        </table:table-row>
        <table:table-row table:style-name="ro1">
          <table:table-cell table:formula="of:=IF([.B894]=([.B893]+2);&quot;Fehler&quot;;&quot;&quot;)">
            <text:p/>
          </table:table-cell>
          <table:table-cell table:formula="of:=IF(LEN([.C894])=1;0;IF(LEN([.C894])=2;1;IF(LEN([.C894])=3;2;IF(LEN([.C894])=5;3;IF(LEN([.C894])=6;4;IF(LEN([.C894])=7;5;&quot;Fehler&quot;))))))" office:value-type="float" office:value="2" calcext:value-type="float">
            <text:p>2</text:p>
          </table:table-cell>
          <table:table-cell office:value-type="string" calcext:value-type="string">
            <text:p>FKL</text:p>
          </table:table-cell>
          <table:table-cell office:value-type="string" calcext:value-type="string">
            <text:p>SCHULD-UND SACHENRECH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895]=([.B894]+2);&quot;Fehler&quot;;&quot;&quot;)">
            <text:p/>
          </table:table-cell>
          <table:table-cell table:formula="of:=IF(LEN([.C895])=1;0;IF(LEN([.C895])=2;1;IF(LEN([.C895])=3;2;IF(LEN([.C895])=5;3;IF(LEN([.C895])=6;4;IF(LEN([.C895])=7;5;&quot;Fehler&quot;))))))" office:value-type="float" office:value="3" calcext:value-type="float">
            <text:p>3</text:p>
          </table:table-cell>
          <table:table-cell office:value-type="string" calcext:value-type="string">
            <text:p>FKL 1</text:p>
          </table:table-cell>
          <table:table-cell office:value-type="string" calcext:value-type="string">
            <text:p>SCHULDRECHT</text:p>
          </table:table-cell>
          <table:table-cell table:number-columns-repeated="5"/>
        </table:table-row>
        <table:table-row table:style-name="ro1">
          <table:table-cell table:formula="of:=IF([.B896]=([.B895]+2);&quot;Fehler&quot;;&quot;&quot;)">
            <text:p/>
          </table:table-cell>
          <table:table-cell table:formula="of:=IF(LEN([.C896])=1;0;IF(LEN([.C896])=2;1;IF(LEN([.C896])=3;2;IF(LEN([.C896])=5;3;IF(LEN([.C896])=6;4;IF(LEN([.C896])=7;5;&quot;Fehler&quot;))))))" office:value-type="float" office:value="4" calcext:value-type="float">
            <text:p>4</text:p>
          </table:table-cell>
          <table:table-cell office:value-type="string" calcext:value-type="string">
            <text:p>FKL 11</text:p>
          </table:table-cell>
          <table:table-cell office:value-type="string" calcext:value-type="string">
            <text:p>EINZELNE TEILGEBIETE</text:p>
          </table:table-cell>
          <table:table-cell table:number-columns-repeated="5"/>
        </table:table-row>
        <table:table-row table:style-name="ro1">
          <table:table-cell table:formula="of:=IF([.B897]=([.B896]+2);&quot;Fehler&quot;;&quot;&quot;)">
            <text:p/>
          </table:table-cell>
          <table:table-cell table:formula="of:=IF(LEN([.C897])=1;0;IF(LEN([.C897])=2;1;IF(LEN([.C897])=3;2;IF(LEN([.C897])=5;3;IF(LEN([.C897])=6;4;IF(LEN([.C897])=7;5;&quot;Fehler&quot;))))))" office:value-type="float" office:value="5" calcext:value-type="float">
            <text:p>5</text:p>
          </table:table-cell>
          <table:table-cell office:value-type="string" calcext:value-type="string">
            <text:p>FKL 115</text:p>
          </table:table-cell>
          <table:table-cell office:value-type="string" calcext:value-type="string">
            <text:p>RECHT DER UNERLAUBTEN HANDLUNGEN (ZIVILRECHTLICHES DELIKTSRECHT) <text:s/>HAFTPFLICHTRECHT : GESAMTDARSTELLUNGEN</text:p>
          </table:table-cell>
          <table:table-cell table:number-columns-repeated="5"/>
        </table:table-row>
        <table:table-row table:style-name="ro1">
          <table:table-cell table:formula="of:=IF([.B898]=([.B897]+2);&quot;Fehler&quot;;&quot;&quot;)">
            <text:p/>
          </table:table-cell>
          <table:table-cell table:formula="of:=IF(LEN([.C898])=1;0;IF(LEN([.C898])=2;1;IF(LEN([.C898])=3;2;IF(LEN([.C898])=5;3;IF(LEN([.C898])=6;4;IF(LEN([.C898])=7;5;&quot;Fehler&quot;))))))" office:value-type="float" office:value="3" calcext:value-type="float">
            <text:p>3</text:p>
          </table:table-cell>
          <table:table-cell office:value-type="string" calcext:value-type="string">
            <text:p>FKL 2</text:p>
          </table:table-cell>
          <table:table-cell office:value-type="string" calcext:value-type="string">
            <text:p>SACHENRECHT</text:p>
          </table:table-cell>
          <table:table-cell table:number-columns-repeated="5"/>
        </table:table-row>
        <table:table-row table:style-name="ro1">
          <table:table-cell table:formula="of:=IF([.B899]=([.B898]+2);&quot;Fehler&quot;;&quot;&quot;)">
            <text:p/>
          </table:table-cell>
          <table:table-cell table:formula="of:=IF(LEN([.C899])=1;0;IF(LEN([.C899])=2;1;IF(LEN([.C899])=3;2;IF(LEN([.C899])=5;3;IF(LEN([.C899])=6;4;IF(LEN([.C899])=7;5;&quot;Fehler&quot;))))))" office:value-type="float" office:value="4" calcext:value-type="float">
            <text:p>4</text:p>
          </table:table-cell>
          <table:table-cell office:value-type="string" calcext:value-type="string">
            <text:p>FKL 21</text:p>
          </table:table-cell>
          <table:table-cell office:value-type="string" calcext:value-type="string">
            <text:p>EINZELNE TEILGEBIETE</text:p>
          </table:table-cell>
          <table:table-cell table:number-columns-repeated="5"/>
        </table:table-row>
        <table:table-row table:style-name="ro1">
          <table:table-cell table:formula="of:=IF([.B900]=([.B899]+2);&quot;Fehler&quot;;&quot;&quot;)">
            <text:p/>
          </table:table-cell>
          <table:table-cell table:formula="of:=IF(LEN([.C900])=1;0;IF(LEN([.C900])=2;1;IF(LEN([.C900])=3;2;IF(LEN([.C900])=5;3;IF(LEN([.C900])=6;4;IF(LEN([.C900])=7;5;&quot;Fehler&quot;))))))" office:value-type="float" office:value="3" calcext:value-type="float">
            <text:p>3</text:p>
          </table:table-cell>
          <table:table-cell office:value-type="string" calcext:value-type="string">
            <text:p>FKL 3</text:p>
          </table:table-cell>
          <table:table-cell office:value-type="string" calcext:value-type="string">
            <text:p>MIET-, WOHN- UND PACHTRECHT EINSCHL. OEFFENTLICH-RECHTLICHER BESTIMMUNGEN</text:p>
          </table:table-cell>
          <table:table-cell table:number-columns-repeated="5"/>
        </table:table-row>
        <table:table-row table:style-name="ro1">
          <table:table-cell table:formula="of:=IF([.B901]=([.B900]+2);&quot;Fehler&quot;;&quot;&quot;)">
            <text:p/>
          </table:table-cell>
          <table:table-cell table:formula="of:=IF(LEN([.C901])=1;0;IF(LEN([.C901])=2;1;IF(LEN([.C901])=3;2;IF(LEN([.C901])=5;3;IF(LEN([.C901])=6;4;IF(LEN([.C901])=7;5;&quot;Fehler&quot;))))))" office:value-type="float" office:value="3" calcext:value-type="float">
            <text:p>3</text:p>
          </table:table-cell>
          <table:table-cell office:value-type="string" calcext:value-type="string">
            <text:p>FKL 4</text:p>
          </table:table-cell>
          <table:table-cell office:value-type="string" calcext:value-type="string">
            <text:p>HAUSEIGENTUMSRECHT <text:s/>WOHNUNGSEIGENTUMSRECHT</text:p>
          </table:table-cell>
          <table:table-cell table:number-columns-repeated="5"/>
        </table:table-row>
        <table:table-row table:style-name="ro1">
          <table:table-cell table:formula="of:=IF([.B902]=([.B901]+2);&quot;Fehler&quot;;&quot;&quot;)">
            <text:p/>
          </table:table-cell>
          <table:table-cell table:formula="of:=IF(LEN([.C902])=1;0;IF(LEN([.C902])=2;1;IF(LEN([.C902])=3;2;IF(LEN([.C902])=5;3;IF(LEN([.C902])=6;4;IF(LEN([.C902])=7;5;&quot;Fehler&quot;))))))" office:value-type="float" office:value="3" calcext:value-type="float">
            <text:p>3</text:p>
          </table:table-cell>
          <table:table-cell office:value-type="string" calcext:value-type="string">
            <text:p>FKL 5</text:p>
          </table:table-cell>
          <table:table-cell office:value-type="string" calcext:value-type="string">
            <text:p>BAUVERTRAGSRECHT</text:p>
          </table:table-cell>
          <table:table-cell table:number-columns-repeated="5"/>
        </table:table-row>
        <table:table-row table:style-name="ro1">
          <table:table-cell table:formula="of:=IF([.B903]=([.B902]+2);&quot;Fehler&quot;;&quot;&quot;)">
            <text:p/>
          </table:table-cell>
          <table:table-cell table:formula="of:=IF(LEN([.C903])=1;0;IF(LEN([.C903])=2;1;IF(LEN([.C903])=3;2;IF(LEN([.C903])=5;3;IF(LEN([.C903])=6;4;IF(LEN([.C903])=7;5;&quot;Fehler&quot;))))))" office:value-type="float" office:value="4" calcext:value-type="float">
            <text:p>4</text:p>
          </table:table-cell>
          <table:table-cell office:value-type="string" calcext:value-type="string">
            <text:p>FKL 52</text:p>
          </table:table-cell>
          <table:table-cell office:value-type="string" calcext:value-type="string">
            <text:p>VERTRAGS- UND GEBUEHRENRECHT DES ARCHITEKTEN, DES BAUINGENIEURS UND DES BAUHANDWERKERS, EINSCHL. HAFTUNGSRECHT</text:p>
          </table:table-cell>
          <table:table-cell table:number-columns-repeated="5"/>
        </table:table-row>
        <table:table-row table:style-name="ro1">
          <table:table-cell table:formula="of:=IF([.B904]=([.B903]+2);&quot;Fehler&quot;;&quot;&quot;)">
            <text:p/>
          </table:table-cell>
          <table:table-cell table:formula="of:=IF(LEN([.C904])=1;0;IF(LEN([.C904])=2;1;IF(LEN([.C904])=3;2;IF(LEN([.C904])=5;3;IF(LEN([.C904])=6;4;IF(LEN([.C904])=7;5;&quot;Fehler&quot;))))))" office:value-type="float" office:value="4" calcext:value-type="float">
            <text:p>4</text:p>
          </table:table-cell>
          <table:table-cell office:value-type="string" calcext:value-type="string">
            <text:p>FKL 53</text:p>
          </table:table-cell>
          <table:table-cell office:value-type="string" calcext:value-type="string">
            <text:p>BAUVERTRAGSRECHT NACH VOB</text:p>
          </table:table-cell>
          <table:table-cell table:number-columns-repeated="5"/>
        </table:table-row>
        <table:table-row table:style-name="ro1">
          <table:table-cell table:formula="of:=IF([.B905]=([.B904]+2);&quot;Fehler&quot;;&quot;&quot;)">
            <text:p/>
          </table:table-cell>
          <table:table-cell table:formula="of:=IF(LEN([.C905])=1;0;IF(LEN([.C905])=2;1;IF(LEN([.C905])=3;2;IF(LEN([.C905])=5;3;IF(LEN([.C905])=6;4;IF(LEN([.C905])=7;5;&quot;Fehler&quot;))))))" office:value-type="float" office:value="2" calcext:value-type="float">
            <text:p>2</text:p>
          </table:table-cell>
          <table:table-cell office:value-type="string" calcext:value-type="string">
            <text:p>FKM</text:p>
          </table:table-cell>
          <table:table-cell office:value-type="string" calcext:value-type="string">
            <text:p>FAMILIENRECHT <text:s/>EHERECHT</text:p>
          </table:table-cell>
          <table:table-cell table:number-columns-repeated="5"/>
        </table:table-row>
        <table:table-row table:style-name="ro1">
          <table:table-cell table:formula="of:=IF([.B906]=([.B905]+2);&quot;Fehler&quot;;&quot;&quot;)">
            <text:p/>
          </table:table-cell>
          <table:table-cell table:formula="of:=IF(LEN([.C906])=1;0;IF(LEN([.C906])=2;1;IF(LEN([.C906])=3;2;IF(LEN([.C906])=5;3;IF(LEN([.C906])=6;4;IF(LEN([.C906])=7;5;&quot;Fehler&quot;))))))" office:value-type="float" office:value="3" calcext:value-type="float">
            <text:p>3</text:p>
          </table:table-cell>
          <table:table-cell office:value-type="string" calcext:value-type="string">
            <text:p>FKM 1</text:p>
          </table:table-cell>
          <table:table-cell office:value-type="string" calcext:value-type="string">
            <text:p>EHERECHT <text:s/>HIER AUCH RECHT DER EHEAEHNLICHEN LEBENSGEMEINSCHAFT</text:p>
          </table:table-cell>
          <table:table-cell table:number-columns-repeated="5"/>
        </table:table-row>
        <table:table-row table:style-name="ro1">
          <table:table-cell table:formula="of:=IF([.B907]=([.B906]+2);&quot;Fehler&quot;;&quot;&quot;)">
            <text:p/>
          </table:table-cell>
          <table:table-cell table:formula="of:=IF(LEN([.C907])=1;0;IF(LEN([.C907])=2;1;IF(LEN([.C907])=3;2;IF(LEN([.C907])=5;3;IF(LEN([.C907])=6;4;IF(LEN([.C907])=7;5;&quot;Fehler&quot;))))))" office:value-type="float" office:value="3" calcext:value-type="float">
            <text:p>3</text:p>
          </table:table-cell>
          <table:table-cell office:value-type="string" calcext:value-type="string">
            <text:p>FKM 2</text:p>
          </table:table-cell>
          <table:table-cell office:value-type="string" calcext:value-type="string">
            <text:p>SONSTIGE TEILGEBIETE DES FAMILIENRECHTS</text:p>
          </table:table-cell>
          <table:table-cell table:number-columns-repeated="5"/>
        </table:table-row>
        <table:table-row table:style-name="ro1">
          <table:table-cell table:formula="of:=IF([.B908]=([.B907]+2);&quot;Fehler&quot;;&quot;&quot;)">
            <text:p/>
          </table:table-cell>
          <table:table-cell table:formula="of:=IF(LEN([.C908])=1;0;IF(LEN([.C908])=2;1;IF(LEN([.C908])=3;2;IF(LEN([.C908])=5;3;IF(LEN([.C908])=6;4;IF(LEN([.C908])=7;5;&quot;Fehler&quot;))))))" office:value-type="float" office:value="2" calcext:value-type="float">
            <text:p>2</text:p>
          </table:table-cell>
          <table:table-cell office:value-type="string" calcext:value-type="string">
            <text:p>FKN</text:p>
          </table:table-cell>
          <table:table-cell office:value-type="string" calcext:value-type="string">
            <text:p>ERBRECHT</text:p>
          </table:table-cell>
          <table:table-cell table:number-columns-repeated="5"/>
        </table:table-row>
        <table:table-row table:style-name="ro1">
          <table:table-cell table:formula="of:=IF([.B909]=([.B908]+2);&quot;Fehler&quot;;&quot;&quot;)">
            <text:p/>
          </table:table-cell>
          <table:table-cell table:formula="of:=IF(LEN([.C909])=1;0;IF(LEN([.C909])=2;1;IF(LEN([.C909])=3;2;IF(LEN([.C909])=5;3;IF(LEN([.C909])=6;4;IF(LEN([.C909])=7;5;&quot;Fehler&quot;))))))" office:value-type="float" office:value="3" calcext:value-type="float">
            <text:p>3</text:p>
          </table:table-cell>
          <table:table-cell office:value-type="string" calcext:value-type="string">
            <text:p>FKN 1</text:p>
          </table:table-cell>
          <table:table-cell office:value-type="string" calcext:value-type="string">
            <text:p>EINZELNE TEILGEBIETE</text:p>
          </table:table-cell>
          <table:table-cell table:number-columns-repeated="5"/>
        </table:table-row>
        <table:table-row table:style-name="ro1">
          <table:table-cell table:formula="of:=IF([.B910]=([.B909]+2);&quot;Fehler&quot;;&quot;&quot;)">
            <text:p/>
          </table:table-cell>
          <table:table-cell table:formula="of:=IF(LEN([.C910])=1;0;IF(LEN([.C910])=2;1;IF(LEN([.C910])=3;2;IF(LEN([.C910])=5;3;IF(LEN([.C910])=6;4;IF(LEN([.C910])=7;5;&quot;Fehler&quot;))))))" office:value-type="float" office:value="1" calcext:value-type="float">
            <text:p>1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EUTSCHES WIRTSCHAFTSRECHT <text:s/>HANDELS-UND GEWERBERECHT</text:p>
          </table:table-cell>
          <table:table-cell table:number-columns-repeated="5"/>
        </table:table-row>
        <table:table-row table:style-name="ro1">
          <table:table-cell table:formula="of:=IF([.B911]=([.B910]+2);&quot;Fehler&quot;;&quot;&quot;)">
            <text:p/>
          </table:table-cell>
          <table:table-cell table:formula="of:=IF(LEN([.C911])=1;0;IF(LEN([.C911])=2;1;IF(LEN([.C911])=3;2;IF(LEN([.C911])=5;3;IF(LEN([.C911])=6;4;IF(LEN([.C911])=7;5;&quot;Fehler&quot;))))))" office:value-type="float" office:value="2" calcext:value-type="float">
            <text:p>2</text:p>
          </table:table-cell>
          <table:table-cell office:value-type="string" calcext:value-type="string">
            <text:p>FLK</text:p>
          </table:table-cell>
          <table:table-cell office:value-type="string" calcext:value-type="string">
            <text:p>WIRTSCHAFTSVERFASSUNGSRECHT <text:s/>WIRTSCHAFTS-VERWALTUNGSRECHT</text:p>
          </table:table-cell>
          <table:table-cell table:number-columns-repeated="5"/>
        </table:table-row>
        <table:table-row table:style-name="ro1">
          <table:table-cell table:formula="of:=IF([.B912]=([.B911]+2);&quot;Fehler&quot;;&quot;&quot;)">
            <text:p/>
          </table:table-cell>
          <table:table-cell table:formula="of:=IF(LEN([.C912])=1;0;IF(LEN([.C912])=2;1;IF(LEN([.C912])=3;2;IF(LEN([.C912])=5;3;IF(LEN([.C912])=6;4;IF(LEN([.C912])=7;5;&quot;Fehler&quot;))))))" office:value-type="float" office:value="3" calcext:value-type="float">
            <text:p>3</text:p>
          </table:table-cell>
          <table:table-cell office:value-type="string" calcext:value-type="string">
            <text:p>FLK 1</text:p>
          </table:table-cell>
          <table:table-cell office:value-type="string" calcext:value-type="string">
            <text:p>AUSSENWIRTSCHAFTSRECHT</text:p>
          </table:table-cell>
          <table:table-cell table:number-columns-repeated="5"/>
        </table:table-row>
        <table:table-row table:style-name="ro1">
          <table:table-cell table:formula="of:=IF([.B913]=([.B912]+2);&quot;Fehler&quot;;&quot;&quot;)">
            <text:p/>
          </table:table-cell>
          <table:table-cell table:formula="of:=IF(LEN([.C913])=1;0;IF(LEN([.C913])=2;1;IF(LEN([.C913])=3;2;IF(LEN([.C913])=5;3;IF(LEN([.C913])=6;4;IF(LEN([.C913])=7;5;&quot;Fehler&quot;))))))" office:value-type="float" office:value="3" calcext:value-type="float">
            <text:p>3</text:p>
          </table:table-cell>
          <table:table-cell office:value-type="string" calcext:value-type="string">
            <text:p>FLK 2</text:p>
          </table:table-cell>
          <table:table-cell office:value-type="string" calcext:value-type="string">
            <text:p>ENERGIEWIRTSCHAFTSRECHT <text:s/>ENERGIEVERSORGUNGSRECHT</text:p>
          </table:table-cell>
          <table:table-cell table:number-columns-repeated="5"/>
        </table:table-row>
        <table:table-row table:style-name="ro1">
          <table:table-cell table:formula="of:=IF([.B914]=([.B913]+2);&quot;Fehler&quot;;&quot;&quot;)">
            <text:p/>
          </table:table-cell>
          <table:table-cell table:formula="of:=IF(LEN([.C914])=1;0;IF(LEN([.C914])=2;1;IF(LEN([.C914])=3;2;IF(LEN([.C914])=5;3;IF(LEN([.C914])=6;4;IF(LEN([.C914])=7;5;&quot;Fehler&quot;))))))" office:value-type="float" office:value="3" calcext:value-type="float">
            <text:p>3</text:p>
          </table:table-cell>
          <table:table-cell office:value-type="string" calcext:value-type="string">
            <text:p>FLK 3</text:p>
          </table:table-cell>
          <table:table-cell office:value-type="string" calcext:value-type="string">
            <text:p>RECHT DER OEFFENTLICHEN WIRTSCHAFTSTAETIGKEIT</text:p>
          </table:table-cell>
          <table:table-cell table:number-columns-repeated="5"/>
        </table:table-row>
        <table:table-row table:style-name="ro1">
          <table:table-cell table:formula="of:=IF([.B915]=([.B914]+2);&quot;Fehler&quot;;&quot;&quot;)">
            <text:p/>
          </table:table-cell>
          <table:table-cell table:formula="of:=IF(LEN([.C915])=1;0;IF(LEN([.C915])=2;1;IF(LEN([.C915])=3;2;IF(LEN([.C915])=5;3;IF(LEN([.C915])=6;4;IF(LEN([.C915])=7;5;&quot;Fehler&quot;))))))" office:value-type="float" office:value="4" calcext:value-type="float">
            <text:p>4</text:p>
          </table:table-cell>
          <table:table-cell office:value-type="string" calcext:value-type="string">
            <text:p>FLK 32</text:p>
          </table:table-cell>
          <table:table-cell office:value-type="string" calcext:value-type="string">
            <text:p>OEFFENTLICHES PREISRECHT</text:p>
          </table:table-cell>
          <table:table-cell table:number-columns-repeated="5"/>
        </table:table-row>
        <table:table-row table:style-name="ro1">
          <table:table-cell table:formula="of:=IF([.B916]=([.B915]+2);&quot;Fehler&quot;;&quot;&quot;)">
            <text:p/>
          </table:table-cell>
          <table:table-cell table:formula="of:=IF(LEN([.C916])=1;0;IF(LEN([.C916])=2;1;IF(LEN([.C916])=3;2;IF(LEN([.C916])=5;3;IF(LEN([.C916])=6;4;IF(LEN([.C916])=7;5;&quot;Fehler&quot;))))))" office:value-type="float" office:value="4" calcext:value-type="float">
            <text:p>4</text:p>
          </table:table-cell>
          <table:table-cell office:value-type="string" calcext:value-type="string">
            <text:p>FLK 33</text:p>
          </table:table-cell>
          <table:table-cell office:value-type="string" calcext:value-type="string">
            <text:p>VERDINGUNGSORDNUNGEN : GESAMTDARSTELLUNGEN</text:p>
          </table:table-cell>
          <table:table-cell table:number-columns-repeated="5"/>
        </table:table-row>
        <table:table-row table:style-name="ro1">
          <table:table-cell table:formula="of:=IF([.B917]=([.B916]+2);&quot;Fehler&quot;;&quot;&quot;)">
            <text:p/>
          </table:table-cell>
          <table:table-cell table:formula="of:=IF(LEN([.C917])=1;0;IF(LEN([.C917])=2;1;IF(LEN([.C917])=3;2;IF(LEN([.C917])=5;3;IF(LEN([.C917])=6;4;IF(LEN([.C917])=7;5;&quot;Fehler&quot;))))))" office:value-type="float" office:value="2" calcext:value-type="float">
            <text:p>2</text:p>
          </table:table-cell>
          <table:table-cell office:value-type="string" calcext:value-type="string">
            <text:p>FLL</text:p>
          </table:table-cell>
          <table:table-cell office:value-type="string" calcext:value-type="string">
            <text:p>HANDELSRECHT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LL 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919]=([.B917]+2);&quot;Fehler&quot;;&quot;&quot;)" office:value-type="string" office:string-value="Fehler" calcext:value-type="string">
            <text:p>Fehler</text:p>
          </table:table-cell>
          <table:table-cell table:formula="of:=IF(LEN([.C919])=1;0;IF(LEN([.C919])=2;1;IF(LEN([.C919])=3;2;IF(LEN([.C919])=5;3;IF(LEN([.C919])=6;4;IF(LEN([.C919])=7;5;&quot;Fehler&quot;))))))" office:value-type="float" office:value="4" calcext:value-type="float">
            <text:p>4</text:p>
          </table:table-cell>
          <table:table-cell office:value-type="string" calcext:value-type="string">
            <text:p>FLL 01</text:p>
          </table:table-cell>
          <table:table-cell office:value-type="string" calcext:value-type="string">
            <text:p>EINZELNE TEILGEBIETE DES ALLGEMEINEN HANDELSRECHTS</text:p>
          </table:table-cell>
          <table:table-cell table:number-columns-repeated="5"/>
        </table:table-row>
        <table:table-row table:style-name="ro1">
          <table:table-cell table:formula="of:=IF([.B920]=([.B919]+2);&quot;Fehler&quot;;&quot;&quot;)">
            <text:p/>
          </table:table-cell>
          <table:table-cell table:formula="of:=IF(LEN([.C920])=1;0;IF(LEN([.C920])=2;1;IF(LEN([.C920])=3;2;IF(LEN([.C920])=5;3;IF(LEN([.C920])=6;4;IF(LEN([.C920])=7;5;&quot;Fehler&quot;))))))" office:value-type="float" office:value="3" calcext:value-type="float">
            <text:p>3</text:p>
          </table:table-cell>
          <table:table-cell office:value-type="string" calcext:value-type="string">
            <text:p>FLL 1</text:p>
          </table:table-cell>
          <table:table-cell office:value-type="string" calcext:value-type="string">
            <text:p>SEEHANDELSRECHT</text:p>
          </table:table-cell>
          <table:table-cell table:number-columns-repeated="5"/>
        </table:table-row>
        <table:table-row table:style-name="ro1">
          <table:table-cell table:formula="of:=IF([.B921]=([.B920]+2);&quot;Fehler&quot;;&quot;&quot;)">
            <text:p/>
          </table:table-cell>
          <table:table-cell table:formula="of:=IF(LEN([.C921])=1;0;IF(LEN([.C921])=2;1;IF(LEN([.C921])=3;2;IF(LEN([.C921])=5;3;IF(LEN([.C921])=6;4;IF(LEN([.C921])=7;5;&quot;Fehler&quot;))))))" office:value-type="float" office:value="3" calcext:value-type="float">
            <text:p>3</text:p>
          </table:table-cell>
          <table:table-cell office:value-type="string" calcext:value-type="string">
            <text:p>FLL 2</text:p>
          </table:table-cell>
          <table:table-cell office:value-type="string" calcext:value-type="string">
            <text:p>BINNENSCHIFFFAHRTSRECHT</text:p>
          </table:table-cell>
          <table:table-cell table:number-columns-repeated="5"/>
        </table:table-row>
        <table:table-row table:style-name="ro1">
          <table:table-cell table:formula="of:=IF([.B922]=([.B921]+2);&quot;Fehler&quot;;&quot;&quot;)">
            <text:p/>
          </table:table-cell>
          <table:table-cell table:formula="of:=IF(LEN([.C922])=1;0;IF(LEN([.C922])=2;1;IF(LEN([.C922])=3;2;IF(LEN([.C922])=5;3;IF(LEN([.C922])=6;4;IF(LEN([.C922])=7;5;&quot;Fehler&quot;))))))" office:value-type="float" office:value="3" calcext:value-type="float">
            <text:p>3</text:p>
          </table:table-cell>
          <table:table-cell office:value-type="string" calcext:value-type="string">
            <text:p>FLL 3</text:p>
          </table:table-cell>
          <table:table-cell office:value-type="string" calcext:value-type="string">
            <text:p>GESELLSCHAFTS- UND GENOSSENSCHAFTSRECHT</text:p>
          </table:table-cell>
          <table:table-cell table:number-columns-repeated="5"/>
        </table:table-row>
        <table:table-row table:style-name="ro1">
          <table:table-cell table:formula="of:=IF([.B923]=([.B922]+2);&quot;Fehler&quot;;&quot;&quot;)">
            <text:p/>
          </table:table-cell>
          <table:table-cell table:formula="of:=IF(LEN([.C923])=1;0;IF(LEN([.C923])=2;1;IF(LEN([.C923])=3;2;IF(LEN([.C923])=5;3;IF(LEN([.C923])=6;4;IF(LEN([.C923])=7;5;&quot;Fehler&quot;))))))" office:value-type="float" office:value="4" calcext:value-type="float">
            <text:p>4</text:p>
          </table:table-cell>
          <table:table-cell office:value-type="string" calcext:value-type="string">
            <text:p>FLL 30</text:p>
          </table:table-cell>
          <table:table-cell office:value-type="string" calcext:value-type="string">
            <text:p>OFFENE HANDELSGESELLSCHAFT (OHG)</text:p>
          </table:table-cell>
          <table:table-cell table:number-columns-repeated="5"/>
        </table:table-row>
        <table:table-row table:style-name="ro1">
          <table:table-cell table:formula="of:=IF([.B924]=([.B923]+2);&quot;Fehler&quot;;&quot;&quot;)">
            <text:p/>
          </table:table-cell>
          <table:table-cell table:formula="of:=IF(LEN([.C924])=1;0;IF(LEN([.C924])=2;1;IF(LEN([.C924])=3;2;IF(LEN([.C924])=5;3;IF(LEN([.C924])=6;4;IF(LEN([.C924])=7;5;&quot;Fehler&quot;))))))" office:value-type="float" office:value="4" calcext:value-type="float">
            <text:p>4</text:p>
          </table:table-cell>
          <table:table-cell office:value-type="string" calcext:value-type="string">
            <text:p>FLL 31</text:p>
          </table:table-cell>
          <table:table-cell office:value-type="string" calcext:value-type="string">
            <text:p>GESELLSCHAFT MIT BESCHRAENKTER HAFTUNG (GMBH)</text:p>
          </table:table-cell>
          <table:table-cell table:number-columns-repeated="5"/>
        </table:table-row>
        <table:table-row table:style-name="ro1">
          <table:table-cell table:formula="of:=IF([.B925]=([.B924]+2);&quot;Fehler&quot;;&quot;&quot;)">
            <text:p/>
          </table:table-cell>
          <table:table-cell table:formula="of:=IF(LEN([.C925])=1;0;IF(LEN([.C925])=2;1;IF(LEN([.C925])=3;2;IF(LEN([.C925])=5;3;IF(LEN([.C925])=6;4;IF(LEN([.C925])=7;5;&quot;Fehler&quot;))))))" office:value-type="float" office:value="4" calcext:value-type="float">
            <text:p>4</text:p>
          </table:table-cell>
          <table:table-cell office:value-type="string" calcext:value-type="string">
            <text:p>FLL 32</text:p>
          </table:table-cell>
          <table:table-cell office:value-type="string" calcext:value-type="string">
            <text:p>KOMMANDITGESELLSCHAFT (KG)</text:p>
          </table:table-cell>
          <table:table-cell table:number-columns-repeated="5"/>
        </table:table-row>
        <table:table-row table:style-name="ro1">
          <table:table-cell table:formula="of:=IF([.B926]=([.B925]+2);&quot;Fehler&quot;;&quot;&quot;)">
            <text:p/>
          </table:table-cell>
          <table:table-cell table:formula="of:=IF(LEN([.C926])=1;0;IF(LEN([.C926])=2;1;IF(LEN([.C926])=3;2;IF(LEN([.C926])=5;3;IF(LEN([.C926])=6;4;IF(LEN([.C926])=7;5;&quot;Fehler&quot;))))))" office:value-type="float" office:value="4" calcext:value-type="float">
            <text:p>4</text:p>
          </table:table-cell>
          <table:table-cell office:value-type="string" calcext:value-type="string">
            <text:p>FLL 33</text:p>
          </table:table-cell>
          <table:table-cell office:value-type="string" calcext:value-type="string">
            <text:p>AKTIENGESELLSCHAFT (AG)</text:p>
          </table:table-cell>
          <table:table-cell table:number-columns-repeated="5"/>
        </table:table-row>
        <table:table-row table:style-name="ro1">
          <table:table-cell table:formula="of:=IF([.B927]=([.B926]+2);&quot;Fehler&quot;;&quot;&quot;)">
            <text:p/>
          </table:table-cell>
          <table:table-cell table:formula="of:=IF(LEN([.C927])=1;0;IF(LEN([.C927])=2;1;IF(LEN([.C927])=3;2;IF(LEN([.C927])=5;3;IF(LEN([.C927])=6;4;IF(LEN([.C927])=7;5;&quot;Fehler&quot;))))))" office:value-type="float" office:value="4" calcext:value-type="float">
            <text:p>4</text:p>
          </table:table-cell>
          <table:table-cell office:value-type="string" calcext:value-type="string">
            <text:p>FLL 39</text:p>
          </table:table-cell>
          <table:table-cell office:value-type="string" calcext:value-type="string">
            <text:p>GENOSSENSCHAFTSRECHT</text:p>
          </table:table-cell>
          <table:table-cell table:number-columns-repeated="5"/>
        </table:table-row>
        <table:table-row table:style-name="ro1">
          <table:table-cell table:formula="of:=IF([.B928]=([.B927]+2);&quot;Fehler&quot;;&quot;&quot;)">
            <text:p/>
          </table:table-cell>
          <table:table-cell table:formula="of:=IF(LEN([.C928])=1;0;IF(LEN([.C928])=2;1;IF(LEN([.C928])=3;2;IF(LEN([.C928])=5;3;IF(LEN([.C928])=6;4;IF(LEN([.C928])=7;5;&quot;Fehler&quot;))))))" office:value-type="float" office:value="3" calcext:value-type="float">
            <text:p>3</text:p>
          </table:table-cell>
          <table:table-cell office:value-type="string" calcext:value-type="string">
            <text:p>FLL 4</text:p>
          </table:table-cell>
          <table:table-cell office:value-type="string" calcext:value-type="string">
            <text:p>GELD-, BANK- UND WERTPAPIERRECHT</text:p>
          </table:table-cell>
          <table:table-cell table:number-columns-repeated="5"/>
        </table:table-row>
        <table:table-row table:style-name="ro1">
          <table:table-cell table:formula="of:=IF([.B929]=([.B928]+2);&quot;Fehler&quot;;&quot;&quot;)">
            <text:p/>
          </table:table-cell>
          <table:table-cell table:formula="of:=IF(LEN([.C929])=1;0;IF(LEN([.C929])=2;1;IF(LEN([.C929])=3;2;IF(LEN([.C929])=5;3;IF(LEN([.C929])=6;4;IF(LEN([.C929])=7;5;&quot;Fehler&quot;))))))" office:value-type="float" office:value="4" calcext:value-type="float">
            <text:p>4</text:p>
          </table:table-cell>
          <table:table-cell office:value-type="string" calcext:value-type="string">
            <text:p>FLL 41</text:p>
          </table:table-cell>
          <table:table-cell office:value-type="string" calcext:value-type="string">
            <text:p>BANK-, BOERSEN- UND SPARKASSENRECHT</text:p>
          </table:table-cell>
          <table:table-cell table:number-columns-repeated="5"/>
        </table:table-row>
        <table:table-row table:style-name="ro1">
          <table:table-cell table:formula="of:=IF([.B930]=([.B929]+2);&quot;Fehler&quot;;&quot;&quot;)">
            <text:p/>
          </table:table-cell>
          <table:table-cell table:formula="of:=IF(LEN([.C930])=1;0;IF(LEN([.C930])=2;1;IF(LEN([.C930])=3;2;IF(LEN([.C930])=5;3;IF(LEN([.C930])=6;4;IF(LEN([.C930])=7;5;&quot;Fehler&quot;))))))" office:value-type="float" office:value="4" calcext:value-type="float">
            <text:p>4</text:p>
          </table:table-cell>
          <table:table-cell office:value-type="string" calcext:value-type="string">
            <text:p>FLL 42</text:p>
          </table:table-cell>
          <table:table-cell office:value-type="string" calcext:value-type="string">
            <text:p>WERTPAPIERRECHT</text:p>
          </table:table-cell>
          <table:table-cell table:number-columns-repeated="5"/>
        </table:table-row>
        <table:table-row table:style-name="ro1">
          <table:table-cell table:formula="of:=IF([.B931]=([.B930]+2);&quot;Fehler&quot;;&quot;&quot;)">
            <text:p/>
          </table:table-cell>
          <table:table-cell table:formula="of:=IF(LEN([.C931])=1;0;IF(LEN([.C931])=2;1;IF(LEN([.C931])=3;2;IF(LEN([.C931])=5;3;IF(LEN([.C931])=6;4;IF(LEN([.C931])=7;5;&quot;Fehler&quot;))))))" office:value-type="float" office:value="4" calcext:value-type="float">
            <text:p>4</text:p>
          </table:table-cell>
          <table:table-cell office:value-type="string" calcext:value-type="string">
            <text:p>FLL 44</text:p>
          </table:table-cell>
          <table:table-cell office:value-type="string" calcext:value-type="string">
            <text:p>WAEHRUNGSRECHT <text:s/>DEVISENRECHT <text:s/>MUENZRECHT</text:p>
          </table:table-cell>
          <table:table-cell table:number-columns-repeated="5"/>
        </table:table-row>
        <table:table-row table:style-name="ro1">
          <table:table-cell table:formula="of:=IF([.B932]=([.B931]+2);&quot;Fehler&quot;;&quot;&quot;)">
            <text:p/>
          </table:table-cell>
          <table:table-cell table:formula="of:=IF(LEN([.C932])=1;0;IF(LEN([.C932])=2;1;IF(LEN([.C932])=3;2;IF(LEN([.C932])=5;3;IF(LEN([.C932])=6;4;IF(LEN([.C932])=7;5;&quot;Fehler&quot;))))))" office:value-type="float" office:value="4" calcext:value-type="float">
            <text:p>4</text:p>
          </table:table-cell>
          <table:table-cell office:value-type="string" calcext:value-type="string">
            <text:p>FLL 49</text:p>
          </table:table-cell>
          <table:table-cell office:value-type="string" calcext:value-type="string">
            <text:p>SONSTIGE TEILGEBIETE</text:p>
          </table:table-cell>
          <table:table-cell table:number-columns-repeated="5"/>
        </table:table-row>
        <table:table-row table:style-name="ro1">
          <table:table-cell table:formula="of:=IF([.B933]=([.B932]+2);&quot;Fehler&quot;;&quot;&quot;)">
            <text:p/>
          </table:table-cell>
          <table:table-cell table:formula="of:=IF(LEN([.C933])=1;0;IF(LEN([.C933])=2;1;IF(LEN([.C933])=3;2;IF(LEN([.C933])=5;3;IF(LEN([.C933])=6;4;IF(LEN([.C933])=7;5;&quot;Fehler&quot;))))))" office:value-type="float" office:value="2" calcext:value-type="float">
            <text:p>2</text:p>
          </table:table-cell>
          <table:table-cell office:value-type="string" calcext:value-type="string">
            <text:p>FLM</text:p>
          </table:table-cell>
          <table:table-cell office:value-type="string" calcext:value-type="string">
            <text:p>GEWERBE-, INDUSTRIE- UND HANDWERKSRECHT</text:p>
          </table:table-cell>
          <table:table-cell table:number-columns-repeated="5"/>
        </table:table-row>
        <table:table-row table:style-name="ro1">
          <table:table-cell table:formula="of:=IF([.B934]=([.B933]+2);&quot;Fehler&quot;;&quot;&quot;)">
            <text:p/>
          </table:table-cell>
          <table:table-cell table:formula="of:=IF(LEN([.C934])=1;0;IF(LEN([.C934])=2;1;IF(LEN([.C934])=3;2;IF(LEN([.C934])=5;3;IF(LEN([.C934])=6;4;IF(LEN([.C934])=7;5;&quot;Fehler&quot;))))))" office:value-type="float" office:value="3" calcext:value-type="float">
            <text:p>3</text:p>
          </table:table-cell>
          <table:table-cell office:value-type="string" calcext:value-type="string">
            <text:p>FLM 1</text:p>
          </table:table-cell>
          <table:table-cell office:value-type="string" calcext:value-type="string">
            <text:p>RECHT EINZELNER GEWERBEZWEIGE</text:p>
          </table:table-cell>
          <table:table-cell table:number-columns-repeated="5"/>
        </table:table-row>
        <table:table-row table:style-name="ro1">
          <table:table-cell table:formula="of:=IF([.B935]=([.B934]+2);&quot;Fehler&quot;;&quot;&quot;)">
            <text:p/>
          </table:table-cell>
          <table:table-cell table:formula="of:=IF(LEN([.C935])=1;0;IF(LEN([.C935])=2;1;IF(LEN([.C935])=3;2;IF(LEN([.C935])=5;3;IF(LEN([.C935])=6;4;IF(LEN([.C935])=7;5;&quot;Fehler&quot;))))))" office:value-type="float" office:value="4" calcext:value-type="float">
            <text:p>4</text:p>
          </table:table-cell>
          <table:table-cell office:value-type="string" calcext:value-type="string">
            <text:p>FLM 11</text:p>
          </table:table-cell>
          <table:table-cell office:value-type="string" calcext:value-type="string">
            <text:p>HANDWERKSRECHT</text:p>
          </table:table-cell>
          <table:table-cell table:number-columns-repeated="5"/>
        </table:table-row>
        <table:table-row table:style-name="ro1">
          <table:table-cell table:formula="of:=IF([.B936]=([.B935]+2);&quot;Fehler&quot;;&quot;&quot;)">
            <text:p/>
          </table:table-cell>
          <table:table-cell table:formula="of:=IF(LEN([.C936])=1;0;IF(LEN([.C936])=2;1;IF(LEN([.C936])=3;2;IF(LEN([.C936])=5;3;IF(LEN([.C936])=6;4;IF(LEN([.C936])=7;5;&quot;Fehler&quot;))))))" office:value-type="float" office:value="4" calcext:value-type="float">
            <text:p>4</text:p>
          </table:table-cell>
          <table:table-cell office:value-type="string" calcext:value-type="string">
            <text:p>FLM 15</text:p>
          </table:table-cell>
          <table:table-cell office:value-type="string" calcext:value-type="string">
            <text:p>RECHT DER TECHNISCHEN VORSCHRIFTEN</text:p>
          </table:table-cell>
          <table:table-cell table:number-columns-repeated="5"/>
        </table:table-row>
        <table:table-row table:style-name="ro1">
          <table:table-cell table:formula="of:=IF([.B937]=([.B936]+2);&quot;Fehler&quot;;&quot;&quot;)">
            <text:p/>
          </table:table-cell>
          <table:table-cell table:formula="of:=IF(LEN([.C937])=1;0;IF(LEN([.C937])=2;1;IF(LEN([.C937])=3;2;IF(LEN([.C937])=5;3;IF(LEN([.C937])=6;4;IF(LEN([.C937])=7;5;&quot;Fehler&quot;))))))" office:value-type="float" office:value="2" calcext:value-type="float">
            <text:p>2</text:p>
          </table:table-cell>
          <table:table-cell office:value-type="string" calcext:value-type="string">
            <text:p>FLN</text:p>
          </table:table-cell>
          <table:table-cell office:value-type="string" calcext:value-type="string">
            <text:p>GEWERBLICHER RECHTSSCHUTZ <text:s/>URHEBER- UND VERLAGSRECHT WETTBEWERBSRECHT</text:p>
          </table:table-cell>
          <table:table-cell table:number-columns-repeated="5"/>
        </table:table-row>
        <table:table-row table:style-name="ro1">
          <table:table-cell table:formula="of:=IF([.B938]=([.B937]+2);&quot;Fehler&quot;;&quot;&quot;)">
            <text:p/>
          </table:table-cell>
          <table:table-cell table:formula="of:=IF(LEN([.C938])=1;0;IF(LEN([.C938])=2;1;IF(LEN([.C938])=3;2;IF(LEN([.C938])=5;3;IF(LEN([.C938])=6;4;IF(LEN([.C938])=7;5;&quot;Fehler&quot;))))))" office:value-type="float" office:value="3" calcext:value-type="float">
            <text:p>3</text:p>
          </table:table-cell>
          <table:table-cell office:value-type="string" calcext:value-type="string">
            <text:p>FLN 1</text:p>
          </table:table-cell>
          <table:table-cell office:value-type="string" calcext:value-type="string">
            <text:p>URHEBER- UND VERLAGSRECHT</text:p>
          </table:table-cell>
          <table:table-cell table:number-columns-repeated="5"/>
        </table:table-row>
        <table:table-row table:style-name="ro1">
          <table:table-cell table:formula="of:=IF([.B939]=([.B938]+2);&quot;Fehler&quot;;&quot;&quot;)">
            <text:p/>
          </table:table-cell>
          <table:table-cell table:formula="of:=IF(LEN([.C939])=1;0;IF(LEN([.C939])=2;1;IF(LEN([.C939])=3;2;IF(LEN([.C939])=5;3;IF(LEN([.C939])=6;4;IF(LEN([.C939])=7;5;&quot;Fehler&quot;))))))" office:value-type="float" office:value="3" calcext:value-type="float">
            <text:p>3</text:p>
          </table:table-cell>
          <table:table-cell office:value-type="string" calcext:value-type="string">
            <text:p>FLN 3</text:p>
          </table:table-cell>
          <table:table-cell office:value-type="string" calcext:value-type="string">
            <text:p>PATENTRECHT <text:s/>ERFINDERRECHT <text:s/>GEBRAUCHSMUSTERRECHT</text:p>
          </table:table-cell>
          <table:table-cell table:number-columns-repeated="5"/>
        </table:table-row>
        <table:table-row table:style-name="ro1">
          <table:table-cell table:formula="of:=IF([.B940]=([.B939]+2);&quot;Fehler&quot;;&quot;&quot;)">
            <text:p/>
          </table:table-cell>
          <table:table-cell table:formula="of:=IF(LEN([.C940])=1;0;IF(LEN([.C940])=2;1;IF(LEN([.C940])=3;2;IF(LEN([.C940])=5;3;IF(LEN([.C940])=6;4;IF(LEN([.C940])=7;5;&quot;Fehler&quot;))))))" office:value-type="float" office:value="3" calcext:value-type="float">
            <text:p>3</text:p>
          </table:table-cell>
          <table:table-cell office:value-type="string" calcext:value-type="string">
            <text:p>FLN 4</text:p>
          </table:table-cell>
          <table:table-cell office:value-type="string" calcext:value-type="string">
            <text:p>WETTBEWERBSRECHT <text:s/>WARENZEICHENRECHT <text:s/>KARTELLRECHT</text:p>
          </table:table-cell>
          <table:table-cell table:number-columns-repeated="5"/>
        </table:table-row>
        <table:table-row table:style-name="ro1">
          <table:table-cell table:formula="of:=IF([.B941]=([.B940]+2);&quot;Fehler&quot;;&quot;&quot;)">
            <text:p/>
          </table:table-cell>
          <table:table-cell table:formula="of:=IF(LEN([.C941])=1;0;IF(LEN([.C941])=2;1;IF(LEN([.C941])=3;2;IF(LEN([.C941])=5;3;IF(LEN([.C941])=6;4;IF(LEN([.C941])=7;5;&quot;Fehler&quot;))))))" office:value-type="float" office:value="2" calcext:value-type="float">
            <text:p>2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PRIVATVERSICHERUNGSRECHT</text:p>
          </table:table-cell>
          <table:table-cell table:number-columns-repeated="5"/>
        </table:table-row>
        <table:table-row table:style-name="ro1">
          <table:table-cell table:formula="of:=IF([.B942]=([.B941]+2);&quot;Fehler&quot;;&quot;&quot;)">
            <text:p/>
          </table:table-cell>
          <table:table-cell table:formula="of:=IF(LEN([.C942])=1;0;IF(LEN([.C942])=2;1;IF(LEN([.C942])=3;2;IF(LEN([.C942])=5;3;IF(LEN([.C942])=6;4;IF(LEN([.C942])=7;5;&quot;Fehler&quot;))))))" office:value-type="float" office:value="3" calcext:value-type="float">
            <text:p>3</text:p>
          </table:table-cell>
          <table:table-cell office:value-type="string" calcext:value-type="string">
            <text:p>FLO 1</text:p>
          </table:table-cell>
          <table:table-cell office:value-type="string" calcext:value-type="string">
            <text:p>PERSONENVERSICHERUNGSRECHT</text:p>
          </table:table-cell>
          <table:table-cell table:number-columns-repeated="5"/>
        </table:table-row>
        <table:table-row table:style-name="ro1">
          <table:table-cell table:formula="of:=IF([.B943]=([.B942]+2);&quot;Fehler&quot;;&quot;&quot;)">
            <text:p/>
          </table:table-cell>
          <table:table-cell table:formula="of:=IF(LEN([.C943])=1;0;IF(LEN([.C943])=2;1;IF(LEN([.C943])=3;2;IF(LEN([.C943])=5;3;IF(LEN([.C943])=6;4;IF(LEN([.C943])=7;5;&quot;Fehler&quot;))))))" office:value-type="float" office:value="3" calcext:value-type="float">
            <text:p>3</text:p>
          </table:table-cell>
          <table:table-cell office:value-type="string" calcext:value-type="string">
            <text:p>FLO 2</text:p>
          </table:table-cell>
          <table:table-cell office:value-type="string" calcext:value-type="string">
            <text:p>SACH- UND SONSTIGES VERMOEGENSVERSICHERUNGSRECHT</text:p>
          </table:table-cell>
          <table:table-cell table:number-columns-repeated="5"/>
        </table:table-row>
        <table:table-row table:style-name="ro1">
          <table:table-cell table:formula="of:=IF([.B944]=([.B943]+2);&quot;Fehler&quot;;&quot;&quot;)">
            <text:p/>
          </table:table-cell>
          <table:table-cell table:formula="of:=IF(LEN([.C944])=1;0;IF(LEN([.C944])=2;1;IF(LEN([.C944])=3;2;IF(LEN([.C944])=5;3;IF(LEN([.C944])=6;4;IF(LEN([.C944])=7;5;&quot;Fehler&quot;))))))" office:value-type="float" office:value="1" calcext:value-type="float">
            <text:p>1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DEUTSCHES ARBEITS- UND SOZIALRECHT : GESAMTDARSTELLUNGEN</text:p>
          </table:table-cell>
          <table:table-cell table:number-columns-repeated="5"/>
        </table:table-row>
        <table:table-row table:style-name="ro1">
          <table:table-cell table:formula="of:=IF([.B945]=([.B944]+2);&quot;Fehler&quot;;&quot;&quot;)">
            <text:p/>
          </table:table-cell>
          <table:table-cell table:formula="of:=IF(LEN([.C945])=1;0;IF(LEN([.C945])=2;1;IF(LEN([.C945])=3;2;IF(LEN([.C945])=5;3;IF(LEN([.C945])=6;4;IF(LEN([.C945])=7;5;&quot;Fehler&quot;))))))" office:value-type="float" office:value="2" calcext:value-type="float">
            <text:p>2</text:p>
          </table:table-cell>
          <table:table-cell office:value-type="string" calcext:value-type="string">
            <text:p>FMB</text:p>
          </table:table-cell>
          <table:table-cell office:value-type="string" calcext:value-type="string">
            <text:p>NACHSCHLAGEWERKE - ENTSCHEIDUNGSSAMMLUNGEN</text:p>
          </table:table-cell>
          <table:table-cell table:number-columns-repeated="5"/>
        </table:table-row>
        <table:table-row table:style-name="ro1">
          <table:table-cell table:formula="of:=IF([.B946]=([.B945]+2);&quot;Fehler&quot;;&quot;&quot;)">
            <text:p/>
          </table:table-cell>
          <table:table-cell table:formula="of:=IF(LEN([.C946])=1;0;IF(LEN([.C946])=2;1;IF(LEN([.C946])=3;2;IF(LEN([.C946])=5;3;IF(LEN([.C946])=6;4;IF(LEN([.C946])=7;5;&quot;Fehler&quot;))))))" office:value-type="float" office:value="2" calcext:value-type="float">
            <text:p>2</text:p>
          </table:table-cell>
          <table:table-cell office:value-type="string" calcext:value-type="string">
            <text:p>FMD</text:p>
          </table:table-cell>
          <table:table-cell office:value-type="string" calcext:value-type="string">
            <text:p>RECHT DER BERUFSBILDUNG, AUSBILDUNGSFOERDERUNG UND ARBEITSFOERDERUNG</text:p>
          </table:table-cell>
          <table:table-cell table:number-columns-repeated="5"/>
        </table:table-row>
        <table:table-row table:style-name="ro1">
          <table:table-cell table:formula="of:=IF([.B947]=([.B946]+2);&quot;Fehler&quot;;&quot;&quot;)">
            <text:p/>
          </table:table-cell>
          <table:table-cell table:formula="of:=IF(LEN([.C947])=1;0;IF(LEN([.C947])=2;1;IF(LEN([.C947])=3;2;IF(LEN([.C947])=5;3;IF(LEN([.C947])=6;4;IF(LEN([.C947])=7;5;&quot;Fehler&quot;))))))" office:value-type="float" office:value="2" calcext:value-type="float">
            <text:p>2</text:p>
          </table:table-cell>
          <table:table-cell office:value-type="string" calcext:value-type="string">
            <text:p>FMK</text:p>
          </table:table-cell>
          <table:table-cell office:value-type="string" calcext:value-type="string">
            <text:p>ARBEITSRECHT : GESAMTDARSTELLUNGEN</text:p>
          </table:table-cell>
          <table:table-cell table:number-columns-repeated="5"/>
        </table:table-row>
        <table:table-row table:style-name="ro1">
          <table:table-cell table:formula="of:=IF([.B948]=([.B947]+2);&quot;Fehler&quot;;&quot;&quot;)">
            <text:p/>
          </table:table-cell>
          <table:table-cell table:formula="of:=IF(LEN([.C948])=1;0;IF(LEN([.C948])=2;1;IF(LEN([.C948])=3;2;IF(LEN([.C948])=5;3;IF(LEN([.C948])=6;4;IF(LEN([.C948])=7;5;&quot;Fehler&quot;))))))" office:value-type="float" office:value="3" calcext:value-type="float">
            <text:p>3</text:p>
          </table:table-cell>
          <table:table-cell office:value-type="string" calcext:value-type="string">
            <text:p>FMK 1</text:p>
          </table:table-cell>
          <table:table-cell office:value-type="string" calcext:value-type="string">
            <text:p>ARBEITSVERTRAGSRECHT</text:p>
          </table:table-cell>
          <table:table-cell table:number-columns-repeated="5"/>
        </table:table-row>
        <table:table-row table:style-name="ro1">
          <table:table-cell table:formula="of:=IF([.B949]=([.B948]+2);&quot;Fehler&quot;;&quot;&quot;)">
            <text:p/>
          </table:table-cell>
          <table:table-cell table:formula="of:=IF(LEN([.C949])=1;0;IF(LEN([.C949])=2;1;IF(LEN([.C949])=3;2;IF(LEN([.C949])=5;3;IF(LEN([.C949])=6;4;IF(LEN([.C949])=7;5;&quot;Fehler&quot;))))))" office:value-type="float" office:value="4" calcext:value-type="float">
            <text:p>4</text:p>
          </table:table-cell>
          <table:table-cell office:value-type="string" calcext:value-type="string">
            <text:p>FMK 11</text:p>
          </table:table-cell>
          <table:table-cell office:value-type="string" calcext:value-type="string">
            <text:p>LOHNRECHT <text:s/>GEHALTSRECHT</text:p>
          </table:table-cell>
          <table:table-cell table:number-columns-repeated="5"/>
        </table:table-row>
        <table:table-row table:style-name="ro1">
          <table:table-cell table:formula="of:=IF([.B950]=([.B949]+2);&quot;Fehler&quot;;&quot;&quot;)">
            <text:p/>
          </table:table-cell>
          <table:table-cell table:formula="of:=IF(LEN([.C950])=1;0;IF(LEN([.C950])=2;1;IF(LEN([.C950])=3;2;IF(LEN([.C950])=5;3;IF(LEN([.C950])=6;4;IF(LEN([.C950])=7;5;&quot;Fehler&quot;))))))" office:value-type="float" office:value="4" calcext:value-type="float">
            <text:p>4</text:p>
          </table:table-cell>
          <table:table-cell office:value-type="string" calcext:value-type="string">
            <text:p>FMK 12</text:p>
          </table:table-cell>
          <table:table-cell office:value-type="string" calcext:value-type="string">
            <text:p>URLAUBSRECHT</text:p>
          </table:table-cell>
          <table:table-cell table:number-columns-repeated="5"/>
        </table:table-row>
        <table:table-row table:style-name="ro1">
          <table:table-cell table:formula="of:=IF([.B951]=([.B950]+2);&quot;Fehler&quot;;&quot;&quot;)">
            <text:p/>
          </table:table-cell>
          <table:table-cell table:formula="of:=IF(LEN([.C951])=1;0;IF(LEN([.C951])=2;1;IF(LEN([.C951])=3;2;IF(LEN([.C951])=5;3;IF(LEN([.C951])=6;4;IF(LEN([.C951])=7;5;&quot;Fehler&quot;))))))" office:value-type="float" office:value="4" calcext:value-type="float">
            <text:p>4</text:p>
          </table:table-cell>
          <table:table-cell office:value-type="string" calcext:value-type="string">
            <text:p>FMK 15</text:p>
          </table:table-cell>
          <table:table-cell office:value-type="string" calcext:value-type="string">
            <text:p>BEENDIGUNG DES ARBEITSVERHAELTNISSES</text:p>
          </table:table-cell>
          <table:table-cell table:number-columns-repeated="5"/>
        </table:table-row>
        <table:table-row table:style-name="ro1">
          <table:table-cell table:formula="of:=IF([.B952]=([.B951]+2);&quot;Fehler&quot;;&quot;&quot;)">
            <text:p/>
          </table:table-cell>
          <table:table-cell table:formula="of:=IF(LEN([.C952])=1;0;IF(LEN([.C952])=2;1;IF(LEN([.C952])=3;2;IF(LEN([.C952])=5;3;IF(LEN([.C952])=6;4;IF(LEN([.C952])=7;5;&quot;Fehler&quot;))))))" office:value-type="float" office:value="4" calcext:value-type="float">
            <text:p>4</text:p>
          </table:table-cell>
          <table:table-cell office:value-type="string" calcext:value-type="string">
            <text:p>FMK 19</text:p>
          </table:table-cell>
          <table:table-cell office:value-type="string" calcext:value-type="string">
            <text:p>SONSTIGE TEILGEBIETE DES ARBEITSVERTRAGSRECHTS</text:p>
          </table:table-cell>
          <table:table-cell table:number-columns-repeated="5"/>
        </table:table-row>
        <table:table-row table:style-name="ro1">
          <table:table-cell table:formula="of:=IF([.B953]=([.B952]+2);&quot;Fehler&quot;;&quot;&quot;)">
            <text:p/>
          </table:table-cell>
          <table:table-cell table:formula="of:=IF(LEN([.C953])=1;0;IF(LEN([.C953])=2;1;IF(LEN([.C953])=3;2;IF(LEN([.C953])=5;3;IF(LEN([.C953])=6;4;IF(LEN([.C953])=7;5;&quot;Fehler&quot;))))))" office:value-type="float" office:value="3" calcext:value-type="float">
            <text:p>3</text:p>
          </table:table-cell>
          <table:table-cell office:value-type="string" calcext:value-type="string">
            <text:p>FMK 2</text:p>
          </table:table-cell>
          <table:table-cell office:value-type="string" calcext:value-type="string">
            <text:p>KOLLEKTIVES ARBEITSRECHT <text:s/>TARIFRECHT</text:p>
          </table:table-cell>
          <table:table-cell table:number-columns-repeated="5"/>
        </table:table-row>
        <table:table-row table:style-name="ro1">
          <table:table-cell table:formula="of:=IF([.B954]=([.B953]+2);&quot;Fehler&quot;;&quot;&quot;)">
            <text:p/>
          </table:table-cell>
          <table:table-cell table:formula="of:=IF(LEN([.C954])=1;0;IF(LEN([.C954])=2;1;IF(LEN([.C954])=3;2;IF(LEN([.C954])=5;3;IF(LEN([.C954])=6;4;IF(LEN([.C954])=7;5;&quot;Fehler&quot;))))))" office:value-type="float" office:value="4" calcext:value-type="float">
            <text:p>4</text:p>
          </table:table-cell>
          <table:table-cell office:value-type="string" calcext:value-type="string">
            <text:p>FMK 21</text:p>
          </table:table-cell>
          <table:table-cell office:value-type="string" calcext:value-type="string">
            <text:p>ARBEITSKAMPFRECHT</text:p>
          </table:table-cell>
          <table:table-cell table:number-columns-repeated="5"/>
        </table:table-row>
        <table:table-row table:style-name="ro1">
          <table:table-cell table:formula="of:=IF([.B955]=([.B954]+2);&quot;Fehler&quot;;&quot;&quot;)">
            <text:p/>
          </table:table-cell>
          <table:table-cell table:formula="of:=IF(LEN([.C955])=1;0;IF(LEN([.C955])=2;1;IF(LEN([.C955])=3;2;IF(LEN([.C955])=5;3;IF(LEN([.C955])=6;4;IF(LEN([.C955])=7;5;&quot;Fehler&quot;))))))" office:value-type="float" office:value="4" calcext:value-type="float">
            <text:p>4</text:p>
          </table:table-cell>
          <table:table-cell office:value-type="string" calcext:value-type="string">
            <text:p>FMK 22</text:p>
          </table:table-cell>
          <table:table-cell office:value-type="string" calcext:value-type="string">
            <text:p>BETRIEBSVERFASSUNGSRECHT</text:p>
          </table:table-cell>
          <table:table-cell table:number-columns-repeated="5"/>
        </table:table-row>
        <table:table-row table:style-name="ro1">
          <table:table-cell table:formula="of:=IF([.B956]=([.B955]+2);&quot;Fehler&quot;;&quot;&quot;)">
            <text:p/>
          </table:table-cell>
          <table:table-cell table:formula="of:=IF(LEN([.C956])=1;0;IF(LEN([.C956])=2;1;IF(LEN([.C956])=3;2;IF(LEN([.C956])=5;3;IF(LEN([.C956])=6;4;IF(LEN([.C956])=7;5;&quot;Fehler&quot;))))))" office:value-type="float" office:value="3" calcext:value-type="float">
            <text:p>3</text:p>
          </table:table-cell>
          <table:table-cell office:value-type="string" calcext:value-type="string">
            <text:p>FMK 3</text:p>
          </table:table-cell>
          <table:table-cell office:value-type="string" calcext:value-type="string">
            <text:p>ARBEITSSCHUTZRECHT</text:p>
          </table:table-cell>
          <table:table-cell table:number-columns-repeated="5"/>
        </table:table-row>
        <table:table-row table:style-name="ro1">
          <table:table-cell table:formula="of:=IF([.B957]=([.B956]+2);&quot;Fehler&quot;;&quot;&quot;)">
            <text:p/>
          </table:table-cell>
          <table:table-cell table:formula="of:=IF(LEN([.C957])=1;0;IF(LEN([.C957])=2;1;IF(LEN([.C957])=3;2;IF(LEN([.C957])=5;3;IF(LEN([.C957])=6;4;IF(LEN([.C957])=7;5;&quot;Fehler&quot;))))))" office:value-type="float" office:value="4" calcext:value-type="float">
            <text:p>4</text:p>
          </table:table-cell>
          <table:table-cell office:value-type="string" calcext:value-type="string">
            <text:p>FMK 31</text:p>
          </table:table-cell>
          <table:table-cell office:value-type="string" calcext:value-type="string">
            <text:p>ARBEITSSICHERHEITSRECHT</text:p>
          </table:table-cell>
          <table:table-cell table:number-columns-repeated="5"/>
        </table:table-row>
        <table:table-row table:style-name="ro1">
          <table:table-cell table:formula="of:=IF([.B958]=([.B957]+2);&quot;Fehler&quot;;&quot;&quot;)">
            <text:p/>
          </table:table-cell>
          <table:table-cell table:formula="of:=IF(LEN([.C958])=1;0;IF(LEN([.C958])=2;1;IF(LEN([.C958])=3;2;IF(LEN([.C958])=5;3;IF(LEN([.C958])=6;4;IF(LEN([.C958])=7;5;&quot;Fehler&quot;))))))" office:value-type="float" office:value="4" calcext:value-type="float">
            <text:p>4</text:p>
          </table:table-cell>
          <table:table-cell office:value-type="string" calcext:value-type="string">
            <text:p>FMK 32</text:p>
          </table:table-cell>
          <table:table-cell office:value-type="string" calcext:value-type="string">
            <text:p>ARBEITSZEITRECHT</text:p>
          </table:table-cell>
          <table:table-cell table:number-columns-repeated="5"/>
        </table:table-row>
        <table:table-row table:style-name="ro1">
          <table:table-cell table:formula="of:=IF([.B959]=([.B958]+2);&quot;Fehler&quot;;&quot;&quot;)">
            <text:p/>
          </table:table-cell>
          <table:table-cell table:formula="of:=IF(LEN([.C959])=1;0;IF(LEN([.C959])=2;1;IF(LEN([.C959])=3;2;IF(LEN([.C959])=5;3;IF(LEN([.C959])=6;4;IF(LEN([.C959])=7;5;&quot;Fehler&quot;))))))" office:value-type="float" office:value="4" calcext:value-type="float">
            <text:p>4</text:p>
          </table:table-cell>
          <table:table-cell office:value-type="string" calcext:value-type="string">
            <text:p>FMK 33</text:p>
          </table:table-cell>
          <table:table-cell office:value-type="string" calcext:value-type="string">
            <text:p>FRAUENARBEITSSCHUTZRECHT</text:p>
          </table:table-cell>
          <table:table-cell table:number-columns-repeated="5"/>
        </table:table-row>
        <table:table-row table:style-name="ro1">
          <table:table-cell table:formula="of:=IF([.B960]=([.B959]+2);&quot;Fehler&quot;;&quot;&quot;)">
            <text:p/>
          </table:table-cell>
          <table:table-cell table:formula="of:=IF(LEN([.C960])=1;0;IF(LEN([.C960])=2;1;IF(LEN([.C960])=3;2;IF(LEN([.C960])=5;3;IF(LEN([.C960])=6;4;IF(LEN([.C960])=7;5;&quot;Fehler&quot;))))))" office:value-type="float" office:value="3" calcext:value-type="float">
            <text:p>3</text:p>
          </table:table-cell>
          <table:table-cell office:value-type="string" calcext:value-type="string">
            <text:p>FMK 8</text:p>
          </table:table-cell>
          <table:table-cell office:value-type="string" calcext:value-type="string">
            <text:p>SONSTIGE TEILGEBIETE</text:p>
          </table:table-cell>
          <table:table-cell table:number-columns-repeated="5"/>
        </table:table-row>
        <table:table-row table:style-name="ro1">
          <table:table-cell table:formula="of:=IF([.B961]=([.B960]+2);&quot;Fehler&quot;;&quot;&quot;)">
            <text:p/>
          </table:table-cell>
          <table:table-cell table:formula="of:=IF(LEN([.C961])=1;0;IF(LEN([.C961])=2;1;IF(LEN([.C961])=3;2;IF(LEN([.C961])=5;3;IF(LEN([.C961])=6;4;IF(LEN([.C961])=7;5;&quot;Fehler&quot;))))))" office:value-type="float" office:value="3" calcext:value-type="float">
            <text:p>3</text:p>
          </table:table-cell>
          <table:table-cell office:value-type="string" calcext:value-type="string">
            <text:p>FMK 9</text:p>
          </table:table-cell>
          <table:table-cell office:value-type="string" calcext:value-type="string">
            <text:p>ARBEITSGERICHTSBARKEIT</text:p>
          </table:table-cell>
          <table:table-cell table:number-columns-repeated="5"/>
        </table:table-row>
        <table:table-row table:style-name="ro1">
          <table:table-cell table:formula="of:=IF([.B962]=([.B961]+2);&quot;Fehler&quot;;&quot;&quot;)">
            <text:p/>
          </table:table-cell>
          <table:table-cell table:formula="of:=IF(LEN([.C962])=1;0;IF(LEN([.C962])=2;1;IF(LEN([.C962])=3;2;IF(LEN([.C962])=5;3;IF(LEN([.C962])=6;4;IF(LEN([.C962])=7;5;&quot;Fehler&quot;))))))" office:value-type="float" office:value="2" calcext:value-type="float">
            <text:p>2</text:p>
          </table:table-cell>
          <table:table-cell office:value-type="string" calcext:value-type="string">
            <text:p>FML</text:p>
          </table:table-cell>
          <table:table-cell office:value-type="string" calcext:value-type="string">
            <text:p>SOZIALRECHT <text:s/>SOZIALGESETZBUCH IN GESAMTDARSTELLUNGEN</text:p>
          </table:table-cell>
          <table:table-cell table:number-columns-repeated="5"/>
        </table:table-row>
        <table:table-row table:style-name="ro1">
          <table:table-cell table:formula="of:=IF([.B963]=([.B962]+2);&quot;Fehler&quot;;&quot;&quot;)">
            <text:p/>
          </table:table-cell>
          <table:table-cell table:formula="of:=IF(LEN([.C963])=1;0;IF(LEN([.C963])=2;1;IF(LEN([.C963])=3;2;IF(LEN([.C963])=5;3;IF(LEN([.C963])=6;4;IF(LEN([.C963])=7;5;&quot;Fehler&quot;))))))" office:value-type="float" office:value="2" calcext:value-type="float">
            <text:p>2</text:p>
          </table:table-cell>
          <table:table-cell office:value-type="string" calcext:value-type="string">
            <text:p>FMM</text:p>
          </table:table-cell>
          <table:table-cell office:value-type="string" calcext:value-type="string">
            <text:p>SOZIALVERSICHERUNGSRECHT</text:p>
          </table:table-cell>
          <table:table-cell table:number-columns-repeated="5"/>
        </table:table-row>
        <table:table-row table:style-name="ro1">
          <table:table-cell table:formula="of:=IF([.B964]=([.B963]+2);&quot;Fehler&quot;;&quot;&quot;)">
            <text:p/>
          </table:table-cell>
          <table:table-cell table:formula="of:=IF(LEN([.C964])=1;0;IF(LEN([.C964])=2;1;IF(LEN([.C964])=3;2;IF(LEN([.C964])=5;3;IF(LEN([.C964])=6;4;IF(LEN([.C964])=7;5;&quot;Fehler&quot;))))))" office:value-type="float" office:value="3" calcext:value-type="float">
            <text:p>3</text:p>
          </table:table-cell>
          <table:table-cell office:value-type="string" calcext:value-type="string">
            <text:p>FMM 1</text:p>
          </table:table-cell>
          <table:table-cell office:value-type="string" calcext:value-type="string">
            <text:p>SOZIALES KRANKENVERSICHERUNGSRECHT</text:p>
          </table:table-cell>
          <table:table-cell table:number-columns-repeated="5"/>
        </table:table-row>
        <table:table-row table:style-name="ro1">
          <table:table-cell table:formula="of:=IF([.B965]=([.B964]+2);&quot;Fehler&quot;;&quot;&quot;)">
            <text:p/>
          </table:table-cell>
          <table:table-cell table:formula="of:=IF(LEN([.C965])=1;0;IF(LEN([.C965])=2;1;IF(LEN([.C965])=3;2;IF(LEN([.C965])=5;3;IF(LEN([.C965])=6;4;IF(LEN([.C965])=7;5;&quot;Fehler&quot;))))))" office:value-type="float" office:value="3" calcext:value-type="float">
            <text:p>3</text:p>
          </table:table-cell>
          <table:table-cell office:value-type="string" calcext:value-type="string">
            <text:p>FMM 2</text:p>
          </table:table-cell>
          <table:table-cell office:value-type="string" calcext:value-type="string">
            <text:p>SOZIALES UNFALLVERSICHERUNGSRECHT</text:p>
          </table:table-cell>
          <table:table-cell table:number-columns-repeated="5"/>
        </table:table-row>
        <table:table-row table:style-name="ro1">
          <table:table-cell table:formula="of:=IF([.B966]=([.B965]+2);&quot;Fehler&quot;;&quot;&quot;)">
            <text:p/>
          </table:table-cell>
          <table:table-cell table:formula="of:=IF(LEN([.C966])=1;0;IF(LEN([.C966])=2;1;IF(LEN([.C966])=3;2;IF(LEN([.C966])=5;3;IF(LEN([.C966])=6;4;IF(LEN([.C966])=7;5;&quot;Fehler&quot;))))))" office:value-type="float" office:value="3" calcext:value-type="float">
            <text:p>3</text:p>
          </table:table-cell>
          <table:table-cell office:value-type="string" calcext:value-type="string">
            <text:p>FMM 3</text:p>
          </table:table-cell>
          <table:table-cell office:value-type="string" calcext:value-type="string">
            <text:p>RENTENVERSICHERUNGSRECHT</text:p>
          </table:table-cell>
          <table:table-cell table:number-columns-repeated="5"/>
        </table:table-row>
        <table:table-row table:style-name="ro1">
          <table:table-cell table:formula="of:=IF([.B967]=([.B966]+2);&quot;Fehler&quot;;&quot;&quot;)">
            <text:p/>
          </table:table-cell>
          <table:table-cell table:formula="of:=IF(LEN([.C967])=1;0;IF(LEN([.C967])=2;1;IF(LEN([.C967])=3;2;IF(LEN([.C967])=5;3;IF(LEN([.C967])=6;4;IF(LEN([.C967])=7;5;&quot;Fehler&quot;))))))" office:value-type="float" office:value="3" calcext:value-type="float">
            <text:p>3</text:p>
          </table:table-cell>
          <table:table-cell office:value-type="string" calcext:value-type="string">
            <text:p>FMM 4</text:p>
          </table:table-cell>
          <table:table-cell office:value-type="string" calcext:value-type="string">
            <text:p>KNAPPSCHAFTSVERSICHERUNGSRECHT</text:p>
          </table:table-cell>
          <table:table-cell table:number-columns-repeated="5"/>
        </table:table-row>
        <table:table-row table:style-name="ro1">
          <table:table-cell table:formula="of:=IF([.B968]=([.B967]+2);&quot;Fehler&quot;;&quot;&quot;)">
            <text:p/>
          </table:table-cell>
          <table:table-cell table:formula="of:=IF(LEN([.C968])=1;0;IF(LEN([.C968])=2;1;IF(LEN([.C968])=3;2;IF(LEN([.C968])=5;3;IF(LEN([.C968])=6;4;IF(LEN([.C968])=7;5;&quot;Fehler&quot;))))))" office:value-type="float" office:value="3" calcext:value-type="float">
            <text:p>3</text:p>
          </table:table-cell>
          <table:table-cell office:value-type="string" calcext:value-type="string">
            <text:p>FMM 6</text:p>
          </table:table-cell>
          <table:table-cell office:value-type="string" calcext:value-type="string">
            <text:p>ALTERSVERSORGUNG SELBSTAENDIGER BERUFE : GESAMTDARSTELLUNGEN</text:p>
          </table:table-cell>
          <table:table-cell table:number-columns-repeated="5"/>
        </table:table-row>
        <table:table-row table:style-name="ro1">
          <table:table-cell table:formula="of:=IF([.B969]=([.B968]+2);&quot;Fehler&quot;;&quot;&quot;)">
            <text:p/>
          </table:table-cell>
          <table:table-cell table:formula="of:=IF(LEN([.C969])=1;0;IF(LEN([.C969])=2;1;IF(LEN([.C969])=3;2;IF(LEN([.C969])=5;3;IF(LEN([.C969])=6;4;IF(LEN([.C969])=7;5;&quot;Fehler&quot;))))))" office:value-type="float" office:value="2" calcext:value-type="float">
            <text:p>2</text:p>
          </table:table-cell>
          <table:table-cell office:value-type="string" calcext:value-type="string">
            <text:p>FMN</text:p>
          </table:table-cell>
          <table:table-cell office:value-type="string" calcext:value-type="string">
            <text:p>SOZIALHILFERECHT</text:p>
          </table:table-cell>
          <table:table-cell table:number-columns-repeated="5"/>
        </table:table-row>
        <table:table-row table:style-name="ro1">
          <table:table-cell table:formula="of:=IF([.B970]=([.B969]+2);&quot;Fehler&quot;;&quot;&quot;)">
            <text:p/>
          </table:table-cell>
          <table:table-cell table:formula="of:=IF(LEN([.C970])=1;0;IF(LEN([.C970])=2;1;IF(LEN([.C970])=3;2;IF(LEN([.C970])=5;3;IF(LEN([.C970])=6;4;IF(LEN([.C970])=7;5;&quot;Fehler&quot;))))))" office:value-type="float" office:value="2" calcext:value-type="float">
            <text:p>2</text:p>
          </table:table-cell>
          <table:table-cell office:value-type="string" calcext:value-type="string">
            <text:p>FMO</text:p>
          </table:table-cell>
          <table:table-cell office:value-type="string" calcext:value-type="string">
            <text:p>SCHWERBEHINDERTENRECHT</text:p>
          </table:table-cell>
          <table:table-cell table:number-columns-repeated="5"/>
        </table:table-row>
        <table:table-row table:style-name="ro1">
          <table:table-cell table:formula="of:=IF([.B971]=([.B970]+2);&quot;Fehler&quot;;&quot;&quot;)">
            <text:p/>
          </table:table-cell>
          <table:table-cell table:formula="of:=IF(LEN([.C971])=1;0;IF(LEN([.C971])=2;1;IF(LEN([.C971])=3;2;IF(LEN([.C971])=5;3;IF(LEN([.C971])=6;4;IF(LEN([.C971])=7;5;&quot;Fehler&quot;))))))" office:value-type="float" office:value="2" calcext:value-type="float">
            <text:p>2</text:p>
          </table:table-cell>
          <table:table-cell office:value-type="string" calcext:value-type="string">
            <text:p>FMP</text:p>
          </table:table-cell>
          <table:table-cell office:value-type="string" calcext:value-type="string">
            <text:p>JUGENDRECHT</text:p>
          </table:table-cell>
          <table:table-cell table:number-columns-repeated="5"/>
        </table:table-row>
        <table:table-row table:style-name="ro1">
          <table:table-cell table:formula="of:=IF([.B972]=([.B971]+2);&quot;Fehler&quot;;&quot;&quot;)">
            <text:p/>
          </table:table-cell>
          <table:table-cell table:formula="of:=IF(LEN([.C972])=1;0;IF(LEN([.C972])=2;1;IF(LEN([.C972])=3;2;IF(LEN([.C972])=5;3;IF(LEN([.C972])=6;4;IF(LEN([.C972])=7;5;&quot;Fehler&quot;))))))" office:value-type="float" office:value="3" calcext:value-type="float">
            <text:p>3</text:p>
          </table:table-cell>
          <table:table-cell office:value-type="string" calcext:value-type="string">
            <text:p>FMP 1</text:p>
          </table:table-cell>
          <table:table-cell office:value-type="string" calcext:value-type="string">
            <text:p>JUGENDHILFERECHT</text:p>
          </table:table-cell>
          <table:table-cell table:number-columns-repeated="5"/>
        </table:table-row>
        <table:table-row table:style-name="ro1">
          <table:table-cell table:formula="of:=IF([.B973]=([.B972]+2);&quot;Fehler&quot;;&quot;&quot;)">
            <text:p/>
          </table:table-cell>
          <table:table-cell table:formula="of:=IF(LEN([.C973])=1;0;IF(LEN([.C973])=2;1;IF(LEN([.C973])=3;2;IF(LEN([.C973])=5;3;IF(LEN([.C973])=6;4;IF(LEN([.C973])=7;5;&quot;Fehler&quot;))))))" office:value-type="float" office:value="3" calcext:value-type="float">
            <text:p>3</text:p>
          </table:table-cell>
          <table:table-cell office:value-type="string" calcext:value-type="string">
            <text:p>FMP 2</text:p>
          </table:table-cell>
          <table:table-cell office:value-type="string" calcext:value-type="string">
            <text:p>JUGENDSCHUTZRECHT</text:p>
          </table:table-cell>
          <table:table-cell table:number-columns-repeated="5"/>
        </table:table-row>
        <table:table-row table:style-name="ro1">
          <table:table-cell table:formula="of:=IF([.B974]=([.B973]+2);&quot;Fehler&quot;;&quot;&quot;)">
            <text:p/>
          </table:table-cell>
          <table:table-cell table:formula="of:=IF(LEN([.C974])=1;0;IF(LEN([.C974])=2;1;IF(LEN([.C974])=3;2;IF(LEN([.C974])=5;3;IF(LEN([.C974])=6;4;IF(LEN([.C974])=7;5;&quot;Fehler&quot;))))))" office:value-type="float" office:value="3" calcext:value-type="float">
            <text:p>3</text:p>
          </table:table-cell>
          <table:table-cell office:value-type="string" calcext:value-type="string">
            <text:p>FMP 3</text:p>
          </table:table-cell>
          <table:table-cell office:value-type="string" calcext:value-type="string">
            <text:p>JUGENDARBEITSRECHT <text:s/>JUGENDARBEITSSCHUTZRECHT</text:p>
          </table:table-cell>
          <table:table-cell table:number-columns-repeated="5"/>
        </table:table-row>
        <table:table-row table:style-name="ro1">
          <table:table-cell table:formula="of:=IF([.B975]=([.B974]+2);&quot;Fehler&quot;;&quot;&quot;)">
            <text:p/>
          </table:table-cell>
          <table:table-cell table:formula="of:=IF(LEN([.C975])=1;0;IF(LEN([.C975])=2;1;IF(LEN([.C975])=3;2;IF(LEN([.C975])=5;3;IF(LEN([.C975])=6;4;IF(LEN([.C975])=7;5;&quot;Fehler&quot;))))))" office:value-type="float" office:value="3" calcext:value-type="float">
            <text:p>3</text:p>
          </table:table-cell>
          <table:table-cell office:value-type="string" calcext:value-type="string">
            <text:p>FMP 9</text:p>
          </table:table-cell>
          <table:table-cell office:value-type="string" calcext:value-type="string">
            <text:p>JUGENDSTRAFRECHT</text:p>
          </table:table-cell>
          <table:table-cell table:number-columns-repeated="5"/>
        </table:table-row>
        <table:table-row table:style-name="ro1">
          <table:table-cell table:formula="of:=IF([.B976]=([.B975]+2);&quot;Fehler&quot;;&quot;&quot;)">
            <text:p/>
          </table:table-cell>
          <table:table-cell table:formula="of:=IF(LEN([.C976])=1;0;IF(LEN([.C976])=2;1;IF(LEN([.C976])=3;2;IF(LEN([.C976])=5;3;IF(LEN([.C976])=6;4;IF(LEN([.C976])=7;5;&quot;Fehler&quot;))))))" office:value-type="float" office:value="2" calcext:value-type="float">
            <text:p>2</text:p>
          </table:table-cell>
          <table:table-cell office:value-type="string" calcext:value-type="string">
            <text:p>FMQ</text:p>
          </table:table-cell>
          <table:table-cell office:value-type="string" calcext:value-type="string">
            <text:p>KINDERGELDRECHT <text:s/>RECHT DES FAMILIENLASTENAUSGLEICHS</text:p>
          </table:table-cell>
          <table:table-cell table:number-columns-repeated="5"/>
        </table:table-row>
        <table:table-row table:style-name="ro1">
          <table:table-cell table:formula="of:=IF([.B977]=([.B976]+2);&quot;Fehler&quot;;&quot;&quot;)">
            <text:p/>
          </table:table-cell>
          <table:table-cell table:formula="of:=IF(LEN([.C977])=1;0;IF(LEN([.C977])=2;1;IF(LEN([.C977])=3;2;IF(LEN([.C977])=5;3;IF(LEN([.C977])=6;4;IF(LEN([.C977])=7;5;&quot;Fehler&quot;))))))" office:value-type="float" office:value="2" calcext:value-type="float">
            <text:p>2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SOZIALES ENTSCHAEDIGUNGSRECHT EINSCHL. KRIEGSFOLGENRECHT</text:p>
          </table:table-cell>
          <table:table-cell table:number-columns-repeated="5"/>
        </table:table-row>
        <table:table-row table:style-name="ro1">
          <table:table-cell table:formula="of:=IF([.B978]=([.B977]+2);&quot;Fehler&quot;;&quot;&quot;)">
            <text:p/>
          </table:table-cell>
          <table:table-cell table:formula="of:=IF(LEN([.C978])=1;0;IF(LEN([.C978])=2;1;IF(LEN([.C978])=3;2;IF(LEN([.C978])=5;3;IF(LEN([.C978])=6;4;IF(LEN([.C978])=7;5;&quot;Fehler&quot;))))))" office:value-type="float" office:value="3" calcext:value-type="float">
            <text:p>3</text:p>
          </table:table-cell>
          <table:table-cell office:value-type="string" calcext:value-type="string">
            <text:p>FMR 1</text:p>
          </table:table-cell>
          <table:table-cell office:value-type="string" calcext:value-type="string">
            <text:p>ENTSCHAEDIGUNG DER OPFER VON GEWALTTATEN</text:p>
          </table:table-cell>
          <table:table-cell table:number-columns-repeated="5"/>
        </table:table-row>
        <table:table-row table:style-name="ro1">
          <table:table-cell table:formula="of:=IF([.B979]=([.B978]+2);&quot;Fehler&quot;;&quot;&quot;)">
            <text:p/>
          </table:table-cell>
          <table:table-cell table:formula="of:=IF(LEN([.C979])=1;0;IF(LEN([.C979])=2;1;IF(LEN([.C979])=3;2;IF(LEN([.C979])=5;3;IF(LEN([.C979])=6;4;IF(LEN([.C979])=7;5;&quot;Fehler&quot;))))))" office:value-type="float" office:value="3" calcext:value-type="float">
            <text:p>3</text:p>
          </table:table-cell>
          <table:table-cell office:value-type="string" calcext:value-type="string">
            <text:p>FMR 2</text:p>
          </table:table-cell>
          <table:table-cell office:value-type="string" calcext:value-type="string">
            <text:p>WIEDERGUTMACHUNGSRECHT <text:s/>RUECKERSTATTUNGSRECHT LASTENAUSGLEICHSRECHT</text:p>
          </table:table-cell>
          <table:table-cell table:number-columns-repeated="5"/>
        </table:table-row>
        <table:table-row table:style-name="ro1">
          <table:table-cell table:formula="of:=IF([.B980]=([.B979]+2);&quot;Fehler&quot;;&quot;&quot;)">
            <text:p/>
          </table:table-cell>
          <table:table-cell table:formula="of:=IF(LEN([.C980])=1;0;IF(LEN([.C980])=2;1;IF(LEN([.C980])=3;2;IF(LEN([.C980])=5;3;IF(LEN([.C980])=6;4;IF(LEN([.C980])=7;5;&quot;Fehler&quot;))))))" office:value-type="float" office:value="3" calcext:value-type="float">
            <text:p>3</text:p>
          </table:table-cell>
          <table:table-cell office:value-type="string" calcext:value-type="string">
            <text:p>FMR 3</text:p>
          </table:table-cell>
          <table:table-cell office:value-type="string" calcext:value-type="string">
            <text:p>KRIEGSOPFERVERSORGUNGSRECHT</text:p>
          </table:table-cell>
          <table:table-cell table:number-columns-repeated="5"/>
        </table:table-row>
        <table:table-row table:style-name="ro1">
          <table:table-cell table:formula="of:=IF([.B981]=([.B980]+2);&quot;Fehler&quot;;&quot;&quot;)">
            <text:p/>
          </table:table-cell>
          <table:table-cell table:formula="of:=IF(LEN([.C981])=1;0;IF(LEN([.C981])=2;1;IF(LEN([.C981])=3;2;IF(LEN([.C981])=5;3;IF(LEN([.C981])=6;4;IF(LEN([.C981])=7;5;&quot;Fehler&quot;))))))" office:value-type="float" office:value="3" calcext:value-type="float">
            <text:p>3</text:p>
          </table:table-cell>
          <table:table-cell office:value-type="string" calcext:value-type="string">
            <text:p>FMR 4</text:p>
          </table:table-cell>
          <table:table-cell office:value-type="string" calcext:value-type="string">
            <text:p>RECHT DER VERTRIEBENEN, FLUECHTLINGE UND UMSIEDLER</text:p>
          </table:table-cell>
          <table:table-cell table:number-columns-repeated="5"/>
        </table:table-row>
        <table:table-row table:style-name="ro1">
          <table:table-cell table:formula="of:=IF([.B982]=([.B981]+2);&quot;Fehler&quot;;&quot;&quot;)">
            <text:p/>
          </table:table-cell>
          <table:table-cell table:formula="of:=IF(LEN([.C982])=1;0;IF(LEN([.C982])=2;1;IF(LEN([.C982])=3;2;IF(LEN([.C982])=5;3;IF(LEN([.C982])=6;4;IF(LEN([.C982])=7;5;&quot;Fehler&quot;))))))" office:value-type="float" office:value="2" calcext:value-type="float">
            <text:p>2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VERMOEGENSBILDUNGSRECHT</text:p>
          </table:table-cell>
          <table:table-cell table:number-columns-repeated="5"/>
        </table:table-row>
        <table:table-row table:style-name="ro1">
          <table:table-cell table:formula="of:=IF([.B983]=([.B982]+2);&quot;Fehler&quot;;&quot;&quot;)">
            <text:p/>
          </table:table-cell>
          <table:table-cell table:formula="of:=IF(LEN([.C983])=1;0;IF(LEN([.C983])=2;1;IF(LEN([.C983])=3;2;IF(LEN([.C983])=5;3;IF(LEN([.C983])=6;4;IF(LEN([.C983])=7;5;&quot;Fehler&quot;))))))" office:value-type="float" office:value="2" calcext:value-type="float">
            <text:p>2</text:p>
          </table:table-cell>
          <table:table-cell office:value-type="string" calcext:value-type="string">
            <text:p>FMY</text:p>
          </table:table-cell>
          <table:table-cell office:value-type="string" calcext:value-type="string">
            <text:p>SONSTIGES SOZIALRECHT</text:p>
          </table:table-cell>
          <table:table-cell table:number-columns-repeated="5"/>
        </table:table-row>
        <table:table-row table:style-name="ro1">
          <table:table-cell table:formula="of:=IF([.B984]=([.B983]+2);&quot;Fehler&quot;;&quot;&quot;)">
            <text:p/>
          </table:table-cell>
          <table:table-cell table:formula="of:=IF(LEN([.C984])=1;0;IF(LEN([.C984])=2;1;IF(LEN([.C984])=3;2;IF(LEN([.C984])=5;3;IF(LEN([.C984])=6;4;IF(LEN([.C984])=7;5;&quot;Fehler&quot;))))))" office:value-type="float" office:value="2" calcext:value-type="float">
            <text:p>2</text:p>
          </table:table-cell>
          <table:table-cell office:value-type="string" calcext:value-type="string">
            <text:p>FMZ</text:p>
          </table:table-cell>
          <table:table-cell office:value-type="string" calcext:value-type="string">
            <text:p>SOZIALGERICHTSBARKEIT</text:p>
          </table:table-cell>
          <table:table-cell table:number-columns-repeated="5"/>
        </table:table-row>
        <table:table-row table:style-name="ro1">
          <table:table-cell table:formula="of:=IF([.B985]=([.B984]+2);&quot;Fehler&quot;;&quot;&quot;)">
            <text:p/>
          </table:table-cell>
          <table:table-cell table:formula="of:=IF(LEN([.C985])=1;0;IF(LEN([.C985])=2;1;IF(LEN([.C985])=3;2;IF(LEN([.C985])=5;3;IF(LEN([.C985])=6;4;IF(LEN([.C985])=7;5;&quot;Fehler&quot;))))))" office:value-type="float" office:value="1" calcext:value-type="float">
            <text:p>1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DEUTSCHES STRAFRECHT</text:p>
          </table:table-cell>
          <table:table-cell table:number-columns-repeated="5"/>
        </table:table-row>
        <table:table-row table:style-name="ro1">
          <table:table-cell table:formula="of:=IF([.B986]=([.B985]+2);&quot;Fehler&quot;;&quot;&quot;)">
            <text:p/>
          </table:table-cell>
          <table:table-cell table:formula="of:=IF(LEN([.C986])=1;0;IF(LEN([.C986])=2;1;IF(LEN([.C986])=3;2;IF(LEN([.C986])=5;3;IF(LEN([.C986])=6;4;IF(LEN([.C986])=7;5;&quot;Fehler&quot;))))))" office:value-type="float" office:value="2" calcext:value-type="float">
            <text:p>2</text:p>
          </table:table-cell>
          <table:table-cell office:value-type="string" calcext:value-type="string">
            <text:p>FNK</text:p>
          </table:table-cell>
          <table:table-cell office:value-type="string" calcext:value-type="string">
            <text:p>STRAFGESETZBUCH (STGB) : GESAMTDARSTELLUNGEN</text:p>
          </table:table-cell>
          <table:table-cell table:number-columns-repeated="5"/>
        </table:table-row>
        <table:table-row table:style-name="ro1">
          <table:table-cell table:formula="of:=IF([.B987]=([.B986]+2);&quot;Fehler&quot;;&quot;&quot;)">
            <text:p/>
          </table:table-cell>
          <table:table-cell table:formula="of:=IF(LEN([.C987])=1;0;IF(LEN([.C987])=2;1;IF(LEN([.C987])=3;2;IF(LEN([.C987])=5;3;IF(LEN([.C987])=6;4;IF(LEN([.C987])=7;5;&quot;Fehler&quot;))))))" office:value-type="float" office:value="3" calcext:value-type="float">
            <text:p>3</text:p>
          </table:table-cell>
          <table:table-cell office:value-type="string" calcext:value-type="string">
            <text:p>FNK 1</text:p>
          </table:table-cell>
          <table:table-cell office:value-type="string" calcext:value-type="string">
            <text:p>ALLGEMEINER TEIL DES STGB</text:p>
          </table:table-cell>
          <table:table-cell table:number-columns-repeated="5"/>
        </table:table-row>
        <table:table-row table:style-name="ro1">
          <table:table-cell table:formula="of:=IF([.B988]=([.B987]+2);&quot;Fehler&quot;;&quot;&quot;)">
            <text:p/>
          </table:table-cell>
          <table:table-cell table:formula="of:=IF(LEN([.C988])=1;0;IF(LEN([.C988])=2;1;IF(LEN([.C988])=3;2;IF(LEN([.C988])=5;3;IF(LEN([.C988])=6;4;IF(LEN([.C988])=7;5;&quot;Fehler&quot;))))))" office:value-type="float" office:value="3" calcext:value-type="float">
            <text:p>3</text:p>
          </table:table-cell>
          <table:table-cell office:value-type="string" calcext:value-type="string">
            <text:p>FNK 2</text:p>
          </table:table-cell>
          <table:table-cell office:value-type="string" calcext:value-type="string">
            <text:p>BESONDERER TEIL DES STGB</text:p>
          </table:table-cell>
          <table:table-cell table:number-columns-repeated="5"/>
        </table:table-row>
        <table:table-row table:style-name="ro1">
          <table:table-cell table:formula="of:=IF([.B989]=([.B988]+2);&quot;Fehler&quot;;&quot;&quot;)">
            <text:p/>
          </table:table-cell>
          <table:table-cell table:formula="of:=IF(LEN([.C989])=1;0;IF(LEN([.C989])=2;1;IF(LEN([.C989])=3;2;IF(LEN([.C989])=5;3;IF(LEN([.C989])=6;4;IF(LEN([.C989])=7;5;&quot;Fehler&quot;))))))" office:value-type="float" office:value="3" calcext:value-type="float">
            <text:p>3</text:p>
          </table:table-cell>
          <table:table-cell office:value-type="string" calcext:value-type="string">
            <text:p>FNK 3</text:p>
          </table:table-cell>
          <table:table-cell office:value-type="string" calcext:value-type="string">
            <text:p>NEBENSTRAFRECHT</text:p>
          </table:table-cell>
          <table:table-cell table:number-columns-repeated="5"/>
        </table:table-row>
        <table:table-row table:style-name="ro1">
          <table:table-cell table:formula="of:=IF([.B990]=([.B989]+2);&quot;Fehler&quot;;&quot;&quot;)">
            <text:p/>
          </table:table-cell>
          <table:table-cell table:formula="of:=IF(LEN([.C990])=1;0;IF(LEN([.C990])=2;1;IF(LEN([.C990])=3;2;IF(LEN([.C990])=5;3;IF(LEN([.C990])=6;4;IF(LEN([.C990])=7;5;&quot;Fehler&quot;))))))" office:value-type="float" office:value="4" calcext:value-type="float">
            <text:p>4</text:p>
          </table:table-cell>
          <table:table-cell office:value-type="string" calcext:value-type="string">
            <text:p>FNK 35</text:p>
          </table:table-cell>
          <table:table-cell office:value-type="string" calcext:value-type="string">
            <text:p>WIRTSCHAFTSSTRAFRECHT</text:p>
          </table:table-cell>
          <table:table-cell table:number-columns-repeated="5"/>
        </table:table-row>
        <table:table-row table:style-name="ro1">
          <table:table-cell table:formula="of:=IF([.B991]=([.B990]+2);&quot;Fehler&quot;;&quot;&quot;)">
            <text:p/>
          </table:table-cell>
          <table:table-cell table:formula="of:=IF(LEN([.C991])=1;0;IF(LEN([.C991])=2;1;IF(LEN([.C991])=3;2;IF(LEN([.C991])=5;3;IF(LEN([.C991])=6;4;IF(LEN([.C991])=7;5;&quot;Fehler&quot;))))))" office:value-type="float" office:value="1" calcext:value-type="float">
            <text:p>1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DEUTSCHE RECHTSPFLEGE <text:s/>DEUTSCHES GERICHTSWESEN ALLGEMEINES VERFAHRENSRECHT <text:s/>ZIVIL- UND STRAFPROZESSRECHT STRAFVOLLZUG</text:p>
          </table:table-cell>
          <table:table-cell table:number-columns-repeated="5"/>
        </table:table-row>
        <table:table-row table:style-name="ro1">
          <table:table-cell table:formula="of:=IF([.B992]=([.B991]+2);&quot;Fehler&quot;;&quot;&quot;)">
            <text:p/>
          </table:table-cell>
          <table:table-cell table:formula="of:=IF(LEN([.C992])=1;0;IF(LEN([.C992])=2;1;IF(LEN([.C992])=3;2;IF(LEN([.C992])=5;3;IF(LEN([.C992])=6;4;IF(LEN([.C992])=7;5;&quot;Fehler&quot;))))))" office:value-type="float" office:value="2" calcext:value-type="float">
            <text:p>2</text:p>
          </table:table-cell>
          <table:table-cell office:value-type="string" calcext:value-type="string">
            <text:p>FOK</text:p>
          </table:table-cell>
          <table:table-cell office:value-type="string" calcext:value-type="string">
            <text:p>GERICHTSVERFASSUNGSRECHT</text:p>
          </table:table-cell>
          <table:table-cell table:number-columns-repeated="5"/>
        </table:table-row>
        <table:table-row table:style-name="ro1">
          <table:table-cell table:formula="of:=IF([.B993]=([.B992]+2);&quot;Fehler&quot;;&quot;&quot;)">
            <text:p/>
          </table:table-cell>
          <table:table-cell table:formula="of:=IF(LEN([.C993])=1;0;IF(LEN([.C993])=2;1;IF(LEN([.C993])=3;2;IF(LEN([.C993])=5;3;IF(LEN([.C993])=6;4;IF(LEN([.C993])=7;5;&quot;Fehler&quot;))))))" office:value-type="float" office:value="3" calcext:value-type="float">
            <text:p>3</text:p>
          </table:table-cell>
          <table:table-cell office:value-type="string" calcext:value-type="string">
            <text:p>FOK 1</text:p>
          </table:table-cell>
          <table:table-cell office:value-type="string" calcext:value-type="string">
            <text:p>JUSTIZVERWALTUNG <text:s/>JUSTIZORGANE <text:s/>SONSTIGE PERSONEN DER RECHTSPFLEGE</text:p>
          </table:table-cell>
          <table:table-cell table:number-columns-repeated="5"/>
        </table:table-row>
        <table:table-row table:style-name="ro1">
          <table:table-cell table:formula="of:=IF([.B994]=([.B993]+2);&quot;Fehler&quot;;&quot;&quot;)">
            <text:p/>
          </table:table-cell>
          <table:table-cell table:formula="of:=IF(LEN([.C994])=1;0;IF(LEN([.C994])=2;1;IF(LEN([.C994])=3;2;IF(LEN([.C994])=5;3;IF(LEN([.C994])=6;4;IF(LEN([.C994])=7;5;&quot;Fehler&quot;))))))" office:value-type="float" office:value="3" calcext:value-type="float">
            <text:p>3</text:p>
          </table:table-cell>
          <table:table-cell office:value-type="string" calcext:value-type="string">
            <text:p>FOK 2</text:p>
          </table:table-cell>
          <table:table-cell office:value-type="string" calcext:value-type="string">
            <text:p>ALLGEMEINES VERFAHRENSRECHT</text:p>
          </table:table-cell>
          <table:table-cell table:number-columns-repeated="5"/>
        </table:table-row>
        <table:table-row table:style-name="ro1">
          <table:table-cell table:formula="of:=IF([.B995]=([.B994]+2);&quot;Fehler&quot;;&quot;&quot;)">
            <text:p/>
          </table:table-cell>
          <table:table-cell table:formula="of:=IF(LEN([.C995])=1;0;IF(LEN([.C995])=2;1;IF(LEN([.C995])=3;2;IF(LEN([.C995])=5;3;IF(LEN([.C995])=6;4;IF(LEN([.C995])=7;5;&quot;Fehler&quot;))))))" office:value-type="float" office:value="2" calcext:value-type="float">
            <text:p>2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FREIWILLIGE GERICHTSBARKEIT</text:p>
          </table:table-cell>
          <table:table-cell table:number-columns-repeated="5"/>
        </table:table-row>
        <table:table-row table:style-name="ro1">
          <table:table-cell table:formula="of:=IF([.B996]=([.B995]+2);&quot;Fehler&quot;;&quot;&quot;)">
            <text:p/>
          </table:table-cell>
          <table:table-cell table:formula="of:=IF(LEN([.C996])=1;0;IF(LEN([.C996])=2;1;IF(LEN([.C996])=3;2;IF(LEN([.C996])=5;3;IF(LEN([.C996])=6;4;IF(LEN([.C996])=7;5;&quot;Fehler&quot;))))))" office:value-type="float" office:value="3" calcext:value-type="float">
            <text:p>3</text:p>
          </table:table-cell>
          <table:table-cell office:value-type="string" calcext:value-type="string">
            <text:p>FOL 1</text:p>
          </table:table-cell>
          <table:table-cell office:value-type="string" calcext:value-type="string">
            <text:p>PERSONENSTANDSRECHT</text:p>
          </table:table-cell>
          <table:table-cell table:number-columns-repeated="5"/>
        </table:table-row>
        <table:table-row table:style-name="ro1">
          <table:table-cell table:formula="of:=IF([.B997]=([.B996]+2);&quot;Fehler&quot;;&quot;&quot;)">
            <text:p/>
          </table:table-cell>
          <table:table-cell table:formula="of:=IF(LEN([.C997])=1;0;IF(LEN([.C997])=2;1;IF(LEN([.C997])=3;2;IF(LEN([.C997])=5;3;IF(LEN([.C997])=6;4;IF(LEN([.C997])=7;5;&quot;Fehler&quot;))))))" office:value-type="float" office:value="3" calcext:value-type="float">
            <text:p>3</text:p>
          </table:table-cell>
          <table:table-cell office:value-type="string" calcext:value-type="string">
            <text:p>FOL 2</text:p>
          </table:table-cell>
          <table:table-cell office:value-type="string" calcext:value-type="string">
            <text:p>GRUNDBUCHRECHT</text:p>
          </table:table-cell>
          <table:table-cell table:number-columns-repeated="5"/>
        </table:table-row>
        <table:table-row table:style-name="ro1">
          <table:table-cell table:formula="of:=IF([.B998]=([.B997]+2);&quot;Fehler&quot;;&quot;&quot;)">
            <text:p/>
          </table:table-cell>
          <table:table-cell table:formula="of:=IF(LEN([.C998])=1;0;IF(LEN([.C998])=2;1;IF(LEN([.C998])=3;2;IF(LEN([.C998])=5;3;IF(LEN([.C998])=6;4;IF(LEN([.C998])=7;5;&quot;Fehler&quot;))))))" office:value-type="float" office:value="3" calcext:value-type="float">
            <text:p>3</text:p>
          </table:table-cell>
          <table:table-cell office:value-type="string" calcext:value-type="string">
            <text:p>FOL 3</text:p>
          </table:table-cell>
          <table:table-cell office:value-type="string" calcext:value-type="string">
            <text:p>REGISTERRECHT</text:p>
          </table:table-cell>
          <table:table-cell table:number-columns-repeated="5"/>
        </table:table-row>
        <table:table-row table:style-name="ro1">
          <table:table-cell table:formula="of:=IF([.B999]=([.B998]+2);&quot;Fehler&quot;;&quot;&quot;)">
            <text:p/>
          </table:table-cell>
          <table:table-cell table:formula="of:=IF(LEN([.C999])=1;0;IF(LEN([.C999])=2;1;IF(LEN([.C999])=3;2;IF(LEN([.C999])=5;3;IF(LEN([.C999])=6;4;IF(LEN([.C999])=7;5;&quot;Fehler&quot;))))))" office:value-type="float" office:value="3" calcext:value-type="float">
            <text:p>3</text:p>
          </table:table-cell>
          <table:table-cell office:value-type="string" calcext:value-type="string">
            <text:p>FOL 4</text:p>
          </table:table-cell>
          <table:table-cell office:value-type="string" calcext:value-type="string">
            <text:p>SCHIEDSMANN <text:s/>SCHIEDSGERICHTSBARKEIT</text:p>
          </table:table-cell>
          <table:table-cell table:number-columns-repeated="5"/>
        </table:table-row>
        <table:table-row table:style-name="ro1">
          <table:table-cell table:formula="of:=IF([.B1000]=([.B999]+2);&quot;Fehler&quot;;&quot;&quot;)">
            <text:p/>
          </table:table-cell>
          <table:table-cell table:formula="of:=IF(LEN([.C1000])=1;0;IF(LEN([.C1000])=2;1;IF(LEN([.C1000])=3;2;IF(LEN([.C1000])=5;3;IF(LEN([.C1000])=6;4;IF(LEN([.C1000])=7;5;&quot;Fehler&quot;))))))" office:value-type="float" office:value="3" calcext:value-type="float">
            <text:p>3</text:p>
          </table:table-cell>
          <table:table-cell office:value-type="string" calcext:value-type="string">
            <text:p>FOL 5</text:p>
          </table:table-cell>
          <table:table-cell office:value-type="string" calcext:value-type="string">
            <text:p>BERUFSGERICHTSBARKEIT</text:p>
          </table:table-cell>
          <table:table-cell table:number-columns-repeated="5"/>
        </table:table-row>
        <table:table-row table:style-name="ro1">
          <table:table-cell table:formula="of:=IF([.B1001]=([.B1000]+2);&quot;Fehler&quot;;&quot;&quot;)">
            <text:p/>
          </table:table-cell>
          <table:table-cell table:formula="of:=IF(LEN([.C1001])=1;0;IF(LEN([.C1001])=2;1;IF(LEN([.C1001])=3;2;IF(LEN([.C1001])=5;3;IF(LEN([.C1001])=6;4;IF(LEN([.C1001])=7;5;&quot;Fehler&quot;))))))" office:value-type="float" office:value="2" calcext:value-type="float">
            <text:p>2</text:p>
          </table:table-cell>
          <table:table-cell office:value-type="string" calcext:value-type="string">
            <text:p>FOM</text:p>
          </table:table-cell>
          <table:table-cell office:value-type="string" calcext:value-type="string">
            <text:p>RECHTSBERATUNG <text:s/>RECHTSANWALT- UND NOTARRECHT</text:p>
          </table:table-cell>
          <table:table-cell table:number-columns-repeated="5"/>
        </table:table-row>
        <table:table-row table:style-name="ro1">
          <table:table-cell table:formula="of:=IF([.B1002]=([.B1001]+2);&quot;Fehler&quot;;&quot;&quot;)">
            <text:p/>
          </table:table-cell>
          <table:table-cell table:formula="of:=IF(LEN([.C1002])=1;0;IF(LEN([.C1002])=2;1;IF(LEN([.C1002])=3;2;IF(LEN([.C1002])=5;3;IF(LEN([.C1002])=6;4;IF(LEN([.C1002])=7;5;&quot;Fehler&quot;))))))" office:value-type="float" office:value="2" calcext:value-type="float">
            <text:p>2</text:p>
          </table:table-cell>
          <table:table-cell office:value-type="string" calcext:value-type="string">
            <text:p>FON</text:p>
          </table:table-cell>
          <table:table-cell office:value-type="string" calcext:value-type="string">
            <text:p>ZIVILPROZESSRECHT</text:p>
          </table:table-cell>
          <table:table-cell table:number-columns-repeated="5"/>
        </table:table-row>
        <table:table-row table:style-name="ro1">
          <table:table-cell table:formula="of:=IF([.B1003]=([.B1002]+2);&quot;Fehler&quot;;&quot;&quot;)">
            <text:p/>
          </table:table-cell>
          <table:table-cell table:formula="of:=IF(LEN([.C1003])=1;0;IF(LEN([.C1003])=2;1;IF(LEN([.C1003])=3;2;IF(LEN([.C1003])=5;3;IF(LEN([.C1003])=6;4;IF(LEN([.C1003])=7;5;&quot;Fehler&quot;))))))" office:value-type="float" office:value="3" calcext:value-type="float">
            <text:p>3</text:p>
          </table:table-cell>
          <table:table-cell office:value-type="string" calcext:value-type="string">
            <text:p>FON 5</text:p>
          </table:table-cell>
          <table:table-cell office:value-type="string" calcext:value-type="string">
            <text:p>MAHNVERFAHREN <text:s/>ZAHLUNGSBEFEHL <text:s/>KONKURS <text:s/>VERGLEICH ZWANGSVOLLSTRECKUNG</text:p>
          </table:table-cell>
          <table:table-cell table:number-columns-repeated="5"/>
        </table:table-row>
        <table:table-row table:style-name="ro1">
          <table:table-cell table:formula="of:=IF([.B1004]=([.B1003]+2);&quot;Fehler&quot;;&quot;&quot;)">
            <text:p/>
          </table:table-cell>
          <table:table-cell table:formula="of:=IF(LEN([.C1004])=1;0;IF(LEN([.C1004])=2;1;IF(LEN([.C1004])=3;2;IF(LEN([.C1004])=5;3;IF(LEN([.C1004])=6;4;IF(LEN([.C1004])=7;5;&quot;Fehler&quot;))))))" office:value-type="float" office:value="2" calcext:value-type="float">
            <text:p>2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STRAFGERICHTSBARKEIT <text:s/>STRAFPROZESSRECHT</text:p>
          </table:table-cell>
          <table:table-cell table:number-columns-repeated="5"/>
        </table:table-row>
        <table:table-row table:style-name="ro1">
          <table:table-cell table:formula="of:=IF([.B1005]=([.B1004]+2);&quot;Fehler&quot;;&quot;&quot;)">
            <text:p/>
          </table:table-cell>
          <table:table-cell table:formula="of:=IF(LEN([.C1005])=1;0;IF(LEN([.C1005])=2;1;IF(LEN([.C1005])=3;2;IF(LEN([.C1005])=5;3;IF(LEN([.C1005])=6;4;IF(LEN([.C1005])=7;5;&quot;Fehler&quot;))))))" office:value-type="float" office:value="3" calcext:value-type="float">
            <text:p>3</text:p>
          </table:table-cell>
          <table:table-cell office:value-type="string" calcext:value-type="string">
            <text:p>FOO 5</text:p>
          </table:table-cell>
          <table:table-cell office:value-type="string" calcext:value-type="string">
            <text:p>STRAFVOLLZUG</text:p>
          </table:table-cell>
          <table:table-cell table:number-columns-repeated="5"/>
        </table:table-row>
        <table:table-row table:style-name="ro1">
          <table:table-cell table:formula="of:=IF([.B1006]=([.B1005]+2);&quot;Fehler&quot;;&quot;&quot;)">
            <text:p/>
          </table:table-cell>
          <table:table-cell table:formula="of:=IF(LEN([.C1006])=1;0;IF(LEN([.C1006])=2;1;IF(LEN([.C1006])=3;2;IF(LEN([.C1006])=5;3;IF(LEN([.C1006])=6;4;IF(LEN([.C1006])=7;5;&quot;Fehler&quot;))))))" office:value-type="float" office:value="2" calcext:value-type="float">
            <text:p>2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KOSTENRECHT</text:p>
          </table:table-cell>
          <table:table-cell table:number-columns-repeated="5"/>
        </table:table-row>
        <table:table-row table:style-name="ro1">
          <table:table-cell table:formula="of:=IF([.B1007]=([.B1006]+2);&quot;Fehler&quot;;&quot;&quot;)">
            <text:p/>
          </table:table-cell>
          <table:table-cell table:formula="of:=IF(LEN([.C1007])=1;0;IF(LEN([.C1007])=2;1;IF(LEN([.C1007])=3;2;IF(LEN([.C1007])=5;3;IF(LEN([.C1007])=6;4;IF(LEN([.C1007])=7;5;&quot;Fehler&quot;))))))" office:value-type="float" office:value="1" calcext:value-type="float">
            <text:p>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EUTSCHES WEHRRECHT - ZIVILDIENSTRECHT - RECHT DES ZIVILEN BEVOELKERUNGSSCHUTZES</text:p>
          </table:table-cell>
          <table:table-cell table:number-columns-repeated="5"/>
        </table:table-row>
        <table:table-row table:style-name="ro1">
          <table:table-cell table:formula="of:=IF([.B1008]=([.B1007]+2);&quot;Fehler&quot;;&quot;&quot;)">
            <text:p/>
          </table:table-cell>
          <table:table-cell table:formula="of:=IF(LEN([.C1008])=1;0;IF(LEN([.C1008])=2;1;IF(LEN([.C1008])=3;2;IF(LEN([.C1008])=5;3;IF(LEN([.C1008])=6;4;IF(LEN([.C1008])=7;5;&quot;Fehler&quot;))))))" office:value-type="float" office:value="2" calcext:value-type="float">
            <text:p>2</text:p>
          </table:table-cell>
          <table:table-cell office:value-type="string" calcext:value-type="string">
            <text:p>FPB</text:p>
          </table:table-cell>
          <table:table-cell office:value-type="string" calcext:value-type="string">
            <text:p>WEHRRECHT</text:p>
          </table:table-cell>
          <table:table-cell table:number-columns-repeated="5"/>
        </table:table-row>
        <table:table-row table:style-name="ro1">
          <table:table-cell table:formula="of:=IF([.B1009]=([.B1008]+2);&quot;Fehler&quot;;&quot;&quot;)">
            <text:p/>
          </table:table-cell>
          <table:table-cell table:formula="of:=IF(LEN([.C1009])=1;0;IF(LEN([.C1009])=2;1;IF(LEN([.C1009])=3;2;IF(LEN([.C1009])=5;3;IF(LEN([.C1009])=6;4;IF(LEN([.C1009])=7;5;&quot;Fehler&quot;))))))"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office:value-type="string" calcext:value-type="string">
            <text:p>ZIVILDIENSTRECHT</text:p>
          </table:table-cell>
          <table:table-cell table:number-columns-repeated="5"/>
        </table:table-row>
        <table:table-row table:style-name="ro1">
          <table:table-cell table:formula="of:=IF([.B1010]=([.B1009]+2);&quot;Fehler&quot;;&quot;&quot;)">
            <text:p/>
          </table:table-cell>
          <table:table-cell table:formula="of:=IF(LEN([.C1010])=1;0;IF(LEN([.C1010])=2;1;IF(LEN([.C1010])=3;2;IF(LEN([.C1010])=5;3;IF(LEN([.C1010])=6;4;IF(LEN([.C1010])=7;5;&quot;Fehler&quot;))))))" office:value-type="float" office:value="2" calcext:value-type="float">
            <text:p>2</text:p>
          </table:table-cell>
          <table:table-cell office:value-type="string" calcext:value-type="string">
            <text:p>FPF</text:p>
          </table:table-cell>
          <table:table-cell office:value-type="string" calcext:value-type="string">
            <text:p>RECHT DES ZIVILEN BEVOELKERUNGSSCHUTZES</text:p>
          </table:table-cell>
          <table:table-cell table:number-columns-repeated="5"/>
        </table:table-row>
        <table:table-row table:style-name="ro1">
          <table:table-cell table:formula="of:=IF([.B1011]=([.B1010]+2);&quot;Fehler&quot;;&quot;&quot;)">
            <text:p/>
          </table:table-cell>
          <table:table-cell table:formula="of:=IF(LEN([.C1011])=1;0;IF(LEN([.C1011])=2;1;IF(LEN([.C1011])=3;2;IF(LEN([.C1011])=5;3;IF(LEN([.C1011])=6;4;IF(LEN([.C1011])=7;5;&quot;Fehler&quot;))))))" office:value-type="float" office:value="1" calcext:value-type="float">
            <text:p>1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SONSTIGES DEUTSCHES RECHT</text:p>
          </table:table-cell>
          <table:table-cell table:number-columns-repeated="5"/>
        </table:table-row>
        <table:table-row table:style-name="ro1">
          <table:table-cell table:formula="of:=IF([.B1012]=([.B1011]+2);&quot;Fehler&quot;;&quot;&quot;)">
            <text:p/>
          </table:table-cell>
          <table:table-cell table:formula="of:=IF(LEN([.C1012])=1;0;IF(LEN([.C1012])=2;1;IF(LEN([.C1012])=3;2;IF(LEN([.C1012])=5;3;IF(LEN([.C1012])=6;4;IF(LEN([.C1012])=7;5;&quot;Fehler&quot;))))))" office:value-type="float" office:value="2" calcext:value-type="float">
            <text:p>2</text:p>
          </table:table-cell>
          <table:table-cell office:value-type="string" calcext:value-type="string">
            <text:p>FYB</text:p>
          </table:table-cell>
          <table:table-cell office:value-type="string" calcext:value-type="string">
            <text:p>BIOGRAPHIEN VON RECHTSWISSENSCHAFTLERN</text:p>
          </table:table-cell>
          <table:table-cell table:number-columns-repeated="5"/>
        </table:table-row>
        <table:table-row table:style-name="ro1">
          <table:table-cell table:formula="of:=IF([.B1013]=([.B1012]+2);&quot;Fehler&quot;;&quot;&quot;)">
            <text:p/>
          </table:table-cell>
          <table:table-cell table:formula="of:=IF(LEN([.C1013])=1;0;IF(LEN([.C1013])=2;1;IF(LEN([.C1013])=3;2;IF(LEN([.C1013])=5;3;IF(LEN([.C1013])=6;4;IF(LEN([.C1013])=7;5;&quot;Fehler&quot;))))))" office:value-type="float" office:value="3" calcext:value-type="float">
            <text:p>3</text:p>
          </table:table-cell>
          <table:table-cell office:value-type="string" calcext:value-type="string">
            <text:p>FYB 1</text:p>
          </table:table-cell>
          <table:table-cell office:value-type="string" calcext:value-type="string">
            <text:p>BIOGRAPHIEN MEHRERER RECHTSWISSENSCHAFTLER</text:p>
          </table:table-cell>
          <table:table-cell table:number-columns-repeated="5"/>
        </table:table-row>
        <table:table-row table:style-name="ro1">
          <table:table-cell table:formula="of:=IF([.B1014]=([.B1013]+2);&quot;Fehler&quot;;&quot;&quot;)">
            <text:p/>
          </table:table-cell>
          <table:table-cell table:formula="of:=IF(LEN([.C1014])=1;0;IF(LEN([.C1014])=2;1;IF(LEN([.C1014])=3;2;IF(LEN([.C1014])=5;3;IF(LEN([.C1014])=6;4;IF(LEN([.C1014])=7;5;&quot;Fehler&quot;))))))" office:value-type="float" office:value="3" calcext:value-type="float">
            <text:p>3</text:p>
          </table:table-cell>
          <table:table-cell office:value-type="string" calcext:value-type="string">
            <text:p>FYB 2</text:p>
          </table:table-cell>
          <table:table-cell office:value-type="string" calcext:value-type="string">
            <text:p>BIOGRAPHIEN EINZELNER RECHTSWISSENSCHAFTLER (ALPHABETISCH NACH BIOGRAPHIERTEN GEORDNET)</text:p>
          </table:table-cell>
          <table:table-cell table:number-columns-repeated="5"/>
        </table:table-row>
        <table:table-row table:style-name="ro1">
          <table:table-cell table:formula="of:=IF([.B1015]=([.B1014]+2);&quot;Fehler&quot;;&quot;&quot;)">
            <text:p/>
          </table:table-cell>
          <table:table-cell table:formula="of:=IF(LEN([.C1015])=1;0;IF(LEN([.C1015])=2;1;IF(LEN([.C1015])=3;2;IF(LEN([.C1015])=5;3;IF(LEN([.C1015])=6;4;IF(LEN([.C1015])=7;5;&quot;Fehler&quot;))))))" office:value-type="float" office:value="1" calcext:value-type="float">
            <text:p>1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[.B1016]=([.B1015]+2);&quot;Fehler&quot;;&quot;&quot;)">
            <text:p/>
          </table:table-cell>
          <table:table-cell table:formula="of:=IF(LEN([.C1016])=1;0;IF(LEN([.C1016])=2;1;IF(LEN([.C1016])=3;2;IF(LEN([.C1016])=5;3;IF(LEN([.C1016])=6;4;IF(LEN([.C1016])=7;5;&quot;Fehler&quot;))))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ZIOLOGIE <text:s/>STATISTIK <text:s/>BEVOELKERUNGSKUNDE SOZIALPOLITIK SOZIALARBEIT <text:s/>VERWALTUNGSLEHRE</text:p>
          </table:table-cell>
          <table:table-cell table:number-columns-repeated="5"/>
        </table:table-row>
        <table:table-row table:style-name="ro1">
          <table:table-cell table:formula="of:=IF([.B1017]=([.B1016]+2);&quot;Fehler&quot;;&quot;&quot;)">
            <text:p/>
          </table:table-cell>
          <table:table-cell table:formula="of:=IF(LEN([.C1017])=1;0;IF(LEN([.C1017])=2;1;IF(LEN([.C1017])=3;2;IF(LEN([.C1017])=5;3;IF(LEN([.C1017])=6;4;IF(LEN([.C1017])=7;5;&quot;Fehler&quot;))))))" office:value-type="float" office:value="1" calcext:value-type="float">
            <text:p>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LLGEMEINES</text:p>
          </table:table-cell>
          <table:table-cell table:number-columns-repeated="5"/>
        </table:table-row>
        <table:table-row table:style-name="ro1">
          <table:table-cell table:formula="of:=IF([.B1018]=([.B1017]+2);&quot;Fehler&quot;;&quot;&quot;)">
            <text:p/>
          </table:table-cell>
          <table:table-cell table:formula="of:=IF(LEN([.C1018])=1;0;IF(LEN([.C1018])=2;1;IF(LEN([.C1018])=3;2;IF(LEN([.C1018])=5;3;IF(LEN([.C1018])=6;4;IF(LEN([.C1018])=7;5;&quot;Fehler&quot;))))))" office:value-type="float" office:value="2" calcext:value-type="float">
            <text:p>2</text:p>
          </table:table-cell>
          <table:table-cell office:value-type="string" calcext:value-type="string">
            <text:p>GAK</text:p>
          </table:table-cell>
          <table:table-cell office:value-type="string" calcext:value-type="string">
            <text:p>VERMISCHTE SCHRIFTEN</text:p>
          </table:table-cell>
          <table:table-cell table:number-columns-repeated="5"/>
        </table:table-row>
        <table:table-row table:style-name="ro1">
          <table:table-cell table:formula="of:=IF([.B1019]=([.B1018]+2);&quot;Fehler&quot;;&quot;&quot;)">
            <text:p/>
          </table:table-cell>
          <table:table-cell table:formula="of:=IF(LEN([.C1019])=1;0;IF(LEN([.C1019])=2;1;IF(LEN([.C1019])=3;2;IF(LEN([.C1019])=5;3;IF(LEN([.C1019])=6;4;IF(LEN([.C1019])=7;5;&quot;Fehler&quot;))))))" office:value-type="float" office:value="2" calcext:value-type="float">
            <text:p>2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GESAMTDARSTELLUNGEN - DARSTELLUNGEN MEHRERER TEILGEBIETE EINFUEHRUNGEN</text:p>
          </table:table-cell>
          <table:table-cell table:number-columns-repeated="5"/>
        </table:table-row>
        <table:table-row table:style-name="ro1">
          <table:table-cell table:formula="of:=IF([.B1020]=([.B1019]+2);&quot;Fehler&quot;;&quot;&quot;)">
            <text:p/>
          </table:table-cell>
          <table:table-cell table:formula="of:=IF(LEN([.C1020])=1;0;IF(LEN([.C1020])=2;1;IF(LEN([.C1020])=3;2;IF(LEN([.C1020])=5;3;IF(LEN([.C1020])=6;4;IF(LEN([.C1020])=7;5;&quot;Fehler&quot;))))))" office:value-type="float" office:value="2" calcext:value-type="float">
            <text:p>2</text:p>
          </table:table-cell>
          <table:table-cell office:value-type="string" calcext:value-type="string">
            <text:p>GAM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[.B1021]=([.B1020]+2);&quot;Fehler&quot;;&quot;&quot;)">
            <text:p/>
          </table:table-cell>
          <table:table-cell table:formula="of:=IF(LEN([.C1021])=1;0;IF(LEN([.C1021])=2;1;IF(LEN([.C1021])=3;2;IF(LEN([.C1021])=5;3;IF(LEN([.C1021])=6;4;IF(LEN([.C1021])=7;5;&quot;Fehler&quot;))))))" office:value-type="float" office:value="2" calcext:value-type="float">
            <text:p>2</text:p>
          </table:table-cell>
          <table:table-cell office:value-type="string" calcext:value-type="string">
            <text:p>GAN</text:p>
          </table:table-cell>
          <table:table-cell office:value-type="string" calcext:value-type="string">
            <text:p>SOZIALPHILOSOPHIE</text:p>
          </table:table-cell>
          <table:table-cell table:number-columns-repeated="5"/>
        </table:table-row>
        <table:table-row table:style-name="ro1">
          <table:table-cell table:formula="of:=IF([.B1022]=([.B1021]+2);&quot;Fehler&quot;;&quot;&quot;)">
            <text:p/>
          </table:table-cell>
          <table:table-cell table:formula="of:=IF(LEN([.C1022])=1;0;IF(LEN([.C1022])=2;1;IF(LEN([.C1022])=3;2;IF(LEN([.C1022])=5;3;IF(LEN([.C1022])=6;4;IF(LEN([.C1022])=7;5;&quot;Fehler&quot;))))))" office:value-type="float" office:value="2" calcext:value-type="float">
            <text:p>2</text:p>
          </table:table-cell>
          <table:table-cell office:value-type="string" calcext:value-type="string">
            <text:p>GAO</text:p>
          </table:table-cell>
          <table:table-cell office:value-type="string" calcext:value-type="string">
            <text:p>GESCHICHTE DER SOZIALWISSENSCHAFTEN</text:p>
          </table:table-cell>
          <table:table-cell table:number-columns-repeated="5"/>
        </table:table-row>
        <table:table-row table:style-name="ro1">
          <table:table-cell table:formula="of:=IF([.B1023]=([.B1022]+2);&quot;Fehler&quot;;&quot;&quot;)">
            <text:p/>
          </table:table-cell>
          <table:table-cell table:formula="of:=IF(LEN([.C1023])=1;0;IF(LEN([.C1023])=2;1;IF(LEN([.C1023])=3;2;IF(LEN([.C1023])=5;3;IF(LEN([.C1023])=6;4;IF(LEN([.C1023])=7;5;&quot;Fehler&quot;))))))" office:value-type="float" office:value="2" calcext:value-type="float">
            <text:p>2</text:p>
          </table:table-cell>
          <table:table-cell office:value-type="string" calcext:value-type="string">
            <text:p>GAQ</text:p>
          </table:table-cell>
          <table:table-cell office:value-type="string" calcext:value-type="string">
            <text:p>ORGANISATIONEN UND GESELLSCHAFTEN</text:p>
          </table:table-cell>
          <table:table-cell table:number-columns-repeated="5"/>
        </table:table-row>
        <table:table-row table:style-name="ro1">
          <table:table-cell table:formula="of:=IF([.B1024]=([.B1023]+2);&quot;Fehler&quot;;&quot;&quot;)">
            <text:p/>
          </table:table-cell>
          <table:table-cell table:formula="of:=IF(LEN([.C1024])=1;0;IF(LEN([.C1024])=2;1;IF(LEN([.C1024])=3;2;IF(LEN([.C1024])=5;3;IF(LEN([.C1024])=6;4;IF(LEN([.C1024])=7;5;&quot;Fehler&quot;))))))" office:value-type="float" office:value="2" calcext:value-type="float">
            <text:p>2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GESAMTDARSTELLUNGEN DER SOZIALWISSENSCHAFTEN NACHSCHLAGEWERKE</text:p>
          </table:table-cell>
          <table:table-cell table:number-columns-repeated="5"/>
        </table:table-row>
        <table:table-row table:style-name="ro1">
          <table:table-cell table:formula="of:=IF([.B1025]=([.B1024]+2);&quot;Fehler&quot;;&quot;&quot;)">
            <text:p/>
          </table:table-cell>
          <table:table-cell table:formula="of:=IF(LEN([.C1025])=1;0;IF(LEN([.C1025])=2;1;IF(LEN([.C1025])=3;2;IF(LEN([.C1025])=5;3;IF(LEN([.C1025])=6;4;IF(LEN([.C1025])=7;5;&quot;Fehler&quot;))))))" office:value-type="float" office:value="2" calcext:value-type="float">
            <text:p>2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FUTUROLOGIE (ZUKUNFTSFORSCHUNG)</text:p>
          </table:table-cell>
          <table:table-cell table:number-columns-repeated="5"/>
        </table:table-row>
        <table:table-row table:style-name="ro1">
          <table:table-cell table:formula="of:=IF([.B1026]=([.B1025]+2);&quot;Fehler&quot;;&quot;&quot;)">
            <text:p/>
          </table:table-cell>
          <table:table-cell table:formula="of:=IF(LEN([.C1026])=1;0;IF(LEN([.C1026])=2;1;IF(LEN([.C1026])=3;2;IF(LEN([.C1026])=5;3;IF(LEN([.C1026])=6;4;IF(LEN([.C1026])=7;5;&quot;Fehler&quot;))))))" office:value-type="float" office:value="1" calcext:value-type="float">
            <text:p>1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STATISTIK</text:p>
          </table:table-cell>
          <table:table-cell table:number-columns-repeated="5"/>
        </table:table-row>
        <table:table-row table:style-name="ro1">
          <table:table-cell table:formula="of:=IF([.B1027]=([.B1026]+2);&quot;Fehler&quot;;&quot;&quot;)">
            <text:p/>
          </table:table-cell>
          <table:table-cell table:formula="of:=IF(LEN([.C1027])=1;0;IF(LEN([.C1027])=2;1;IF(LEN([.C1027])=3;2;IF(LEN([.C1027])=5;3;IF(LEN([.C1027])=6;4;IF(LEN([.C1027])=7;5;&quot;Fehler&quot;))))))" office:value-type="float" office:value="2" calcext:value-type="float">
            <text:p>2</text:p>
          </table:table-cell>
          <table:table-cell office:value-type="string" calcext:value-type="string">
            <text:p>GBK</text:p>
          </table:table-cell>
          <table:table-cell office:value-type="string" calcext:value-type="string">
            <text:p>ALLGEMEINES, GESAMTDARSTELLUNGEN - DARSTELLUNGEN MEHRERER TEILGEBIETE – EINFUEHRUNGEN</text:p>
          </table:table-cell>
          <table:table-cell table:number-columns-repeated="5"/>
        </table:table-row>
        <table:table-row table:style-name="ro1">
          <table:table-cell table:formula="of:=IF([.B1028]=([.B1027]+2);&quot;Fehler&quot;;&quot;&quot;)">
            <text:p/>
          </table:table-cell>
          <table:table-cell table:formula="of:=IF(LEN([.C1028])=1;0;IF(LEN([.C1028])=2;1;IF(LEN([.C1028])=3;2;IF(LEN([.C1028])=5;3;IF(LEN([.C1028])=6;4;IF(LEN([.C1028])=7;5;&quot;Fehler&quot;))))))" office:value-type="float" office:value="3" calcext:value-type="float">
            <text:p>3</text:p>
          </table:table-cell>
          <table:table-cell office:value-type="string" calcext:value-type="string">
            <text:p>GB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[.B1029]=([.B1028]+2);&quot;Fehler&quot;;&quot;&quot;)">
            <text:p/>
          </table:table-cell>
          <table:table-cell table:formula="of:=IF(LEN([.C1029])=1;0;IF(LEN([.C1029])=2;1;IF(LEN([.C1029])=3;2;IF(LEN([.C1029])=5;3;IF(LEN([.C1029])=6;4;IF(LEN([.C1029])=7;5;&quot;Fehler&quot;))))))" office:value-type="float" office:value="3" calcext:value-type="float">
            <text:p>3</text:p>
          </table:table-cell>
          <table:table-cell office:value-type="string" calcext:value-type="string">
            <text:p>GBK 3</text:p>
          </table:table-cell>
          <table:table-cell office:value-type="string" calcext:value-type="string">
            <text:p>METHODEN UND GESCHICHTE DER ALLGEMEINEN STATISTIK</text:p>
          </table:table-cell>
          <table:table-cell table:number-columns-repeated="5"/>
        </table:table-row>
        <table:table-row table:style-name="ro1">
          <table:table-cell table:formula="of:=IF([.B1030]=([.B1029]+2);&quot;Fehler&quot;;&quot;&quot;)">
            <text:p/>
          </table:table-cell>
          <table:table-cell table:formula="of:=IF(LEN([.C1030])=1;0;IF(LEN([.C1030])=2;1;IF(LEN([.C1030])=3;2;IF(LEN([.C1030])=5;3;IF(LEN([.C1030])=6;4;IF(LEN([.C1030])=7;5;&quot;Fehler&quot;))))))" office:value-type="float" office:value="3" calcext:value-type="float">
            <text:p>3</text:p>
          </table:table-cell>
          <table:table-cell office:value-type="string" calcext:value-type="string">
            <text:p>GBK 5</text:p>
          </table:table-cell>
          <table:table-cell office:value-type="string" calcext:value-type="string">
            <text:p>ORGANISATIONEN UND GESELLSCHAFTEN <text:s/>STATISTISCHE AEMTER</text:p>
          </table:table-cell>
          <table:table-cell table:number-columns-repeated="5"/>
        </table:table-row>
        <table:table-row table:style-name="ro1">
          <table:table-cell table:formula="of:=IF([.B1031]=([.B1030]+2);&quot;Fehler&quot;;&quot;&quot;)">
            <text:p/>
          </table:table-cell>
          <table:table-cell table:formula="of:=IF(LEN([.C1031])=1;0;IF(LEN([.C1031])=2;1;IF(LEN([.C1031])=3;2;IF(LEN([.C1031])=5;3;IF(LEN([.C1031])=6;4;IF(LEN([.C1031])=7;5;&quot;Fehler&quot;))))))" office:value-type="float" office:value="2" calcext:value-type="float">
            <text:p>2</text:p>
          </table:table-cell>
          <table:table-cell office:value-type="string" calcext:value-type="string">
            <text:p>GBL</text:p>
          </table:table-cell>
          <table:table-cell office:value-type="string" calcext:value-type="string">
            <text:p>ERGEBNISSE DER STATISTIK (SOZIALSTATISTIK)</text:p>
          </table:table-cell>
          <table:table-cell table:number-columns-repeated="5"/>
        </table:table-row>
        <table:table-row table:style-name="ro1">
          <table:table-cell table:formula="of:=IF([.B1032]=([.B1031]+2);&quot;Fehler&quot;;&quot;&quot;)">
            <text:p/>
          </table:table-cell>
          <table:table-cell table:formula="of:=IF(LEN([.C1032])=1;0;IF(LEN([.C1032])=2;1;IF(LEN([.C1032])=3;2;IF(LEN([.C1032])=5;3;IF(LEN([.C1032])=6;4;IF(LEN([.C1032])=7;5;&quot;Fehler&quot;))))))" office:value-type="float" office:value="3" calcext:value-type="float">
            <text:p>3</text:p>
          </table:table-cell>
          <table:table-cell office:value-type="string" calcext:value-type="string">
            <text:p>GBL 1</text:p>
          </table:table-cell>
          <table:table-cell office:value-type="string" calcext:value-type="string">
            <text:p>STATISTIK DER WELT : GESAMTSTATISTIK - STATISTIK MEHRERER SACHGEBIETE</text:p>
          </table:table-cell>
          <table:table-cell table:number-columns-repeated="5"/>
        </table:table-row>
        <table:table-row table:style-name="ro1">
          <table:table-cell table:formula="of:=IF([.B1033]=([.B1032]+2);&quot;Fehler&quot;;&quot;&quot;)">
            <text:p/>
          </table:table-cell>
          <table:table-cell table:formula="of:=IF(LEN([.C1033])=1;0;IF(LEN([.C1033])=2;1;IF(LEN([.C1033])=3;2;IF(LEN([.C1033])=5;3;IF(LEN([.C1033])=6;4;IF(LEN([.C1033])=7;5;&quot;Fehler&quot;))))))" office:value-type="float" office:value="4" calcext:value-type="float">
            <text:p>4</text:p>
          </table:table-cell>
          <table:table-cell office:value-type="string" calcext:value-type="string">
            <text:p>GBL 10</text:p>
          </table:table-cell>
          <table:table-cell office:value-type="string" calcext:value-type="string">
            <text:p>STATISTIK EINZELNER SACHGEBIETE (SOWEIT NICHT REGIONAL BEGRENZT)</text:p>
          </table:table-cell>
          <table:table-cell table:number-columns-repeated="5"/>
        </table:table-row>
        <table:table-row table:style-name="ro1">
          <table:table-cell table:formula="of:=IF([.B1034]=([.B1033]+2);&quot;Fehler&quot;;&quot;&quot;)">
            <text:p/>
          </table:table-cell>
          <table:table-cell table:formula="of:=IF(LEN([.C1034])=1;0;IF(LEN([.C1034])=2;1;IF(LEN([.C1034])=3;2;IF(LEN([.C1034])=5;3;IF(LEN([.C1034])=6;4;IF(LEN([.C1034])=7;5;&quot;Fehler&quot;))))))" office:value-type="float" office:value="3" calcext:value-type="float">
            <text:p>3</text:p>
          </table:table-cell>
          <table:table-cell office:value-type="string" calcext:value-type="string">
            <text:p>GBL 3</text:p>
          </table:table-cell>
          <table:table-cell office:value-type="string" calcext:value-type="string">
            <text:p>STATISTIK DER BUNDESREPUBLIK DEUTSCHLAND : GESAMTSTATISTIK - STATISTIK MEHRERER SACHGEBIETE</text:p>
          </table:table-cell>
          <table:table-cell table:number-columns-repeated="5"/>
        </table:table-row>
        <table:table-row table:style-name="ro1">
          <table:table-cell table:formula="of:=IF([.B1035]=([.B1034]+2);&quot;Fehler&quot;;&quot;&quot;)">
            <text:p/>
          </table:table-cell>
          <table:table-cell table:formula="of:=IF(LEN([.C1035])=1;0;IF(LEN([.C1035])=2;1;IF(LEN([.C1035])=3;2;IF(LEN([.C1035])=5;3;IF(LEN([.C1035])=6;4;IF(LEN([.C1035])=7;5;&quot;Fehler&quot;))))))" office:value-type="float" office:value="4" calcext:value-type="float">
            <text:p>4</text:p>
          </table:table-cell>
          <table:table-cell office:value-type="string" calcext:value-type="string">
            <text:p>GBL 30</text:p>
          </table:table-cell>
          <table:table-cell office:value-type="string" calcext:value-type="string">
            <text:p>GEBIETS- UND BEVOELKERUNGSSTATISTIK <text:s/>STATISTIK DES GESUNDHEITSWESENS <text:s/>STATISTIK DER OEFFENTLICHEN SOZIALLEISTUNGEN <text:s/>STATISTIK DER ERWERBSTAETIGKEIT WOHNUNGS- UND GEBAEUDESTATISTIK</text:p>
          </table:table-cell>
          <table:table-cell table:number-columns-repeated="5"/>
        </table:table-row>
        <table:table-row table:style-name="ro1">
          <table:table-cell table:formula="of:=IF([.B1036]=([.B1035]+2);&quot;Fehler&quot;;&quot;&quot;)">
            <text:p/>
          </table:table-cell>
          <table:table-cell table:formula="of:=IF(LEN([.C1036])=1;0;IF(LEN([.C1036])=2;1;IF(LEN([.C1036])=3;2;IF(LEN([.C1036])=5;3;IF(LEN([.C1036])=6;4;IF(LEN([.C1036])=7;5;&quot;Fehler&quot;))))))" office:value-type="float" office:value="4" calcext:value-type="float">
            <text:p>4</text:p>
          </table:table-cell>
          <table:table-cell office:value-type="string" calcext:value-type="string">
            <text:p>GBL 32</text:p>
          </table:table-cell>
          <table:table-cell office:value-type="string" calcext:value-type="string">
            <text:p>KULTUR-, BILDUNGS-, PRESSESTATISTIK <text:s/>RELIGIONS- UND KIRCHENSTATISTIK</text:p>
          </table:table-cell>
          <table:table-cell table:number-columns-repeated="5"/>
        </table:table-row>
        <table:table-row table:style-name="ro1">
          <table:table-cell table:formula="of:=IF([.B1037]=([.B1036]+2);&quot;Fehler&quot;;&quot;&quot;)">
            <text:p/>
          </table:table-cell>
          <table:table-cell table:formula="of:=IF(LEN([.C1037])=1;0;IF(LEN([.C1037])=2;1;IF(LEN([.C1037])=3;2;IF(LEN([.C1037])=5;3;IF(LEN([.C1037])=6;4;IF(LEN([.C1037])=7;5;&quot;Fehler&quot;))))))" office:value-type="float" office:value="5" calcext:value-type="float">
            <text:p>5</text:p>
          </table:table-cell>
          <table:table-cell office:value-type="string" calcext:value-type="string">
            <text:p>GBL 321</text:p>
          </table:table-cell>
          <table:table-cell office:value-type="string" calcext:value-type="string">
            <text:p>SCHUL- UND HOCHSCHULSTATISTIK</text:p>
          </table:table-cell>
          <table:table-cell table:number-columns-repeated="5"/>
        </table:table-row>
        <table:table-row table:style-name="ro1">
          <table:table-cell table:formula="of:=IF([.B1038]=([.B1037]+2);&quot;Fehler&quot;;&quot;&quot;)">
            <text:p/>
          </table:table-cell>
          <table:table-cell table:formula="of:=IF(LEN([.C1038])=1;0;IF(LEN([.C1038])=2;1;IF(LEN([.C1038])=3;2;IF(LEN([.C1038])=5;3;IF(LEN([.C1038])=6;4;IF(LEN([.C1038])=7;5;&quot;Fehler&quot;))))))" office:value-type="float" office:value="4" calcext:value-type="float">
            <text:p>4</text:p>
          </table:table-cell>
          <table:table-cell office:value-type="string" calcext:value-type="string">
            <text:p>GBL 34</text:p>
          </table:table-cell>
          <table:table-cell office:value-type="string" calcext:value-type="string">
            <text:p>WAHLSTATISTIK</text:p>
          </table:table-cell>
          <table:table-cell table:number-columns-repeated="5"/>
        </table:table-row>
        <table:table-row table:style-name="ro1">
          <table:table-cell table:formula="of:=IF([.B1039]=([.B1038]+2);&quot;Fehler&quot;;&quot;&quot;)">
            <text:p/>
          </table:table-cell>
          <table:table-cell table:formula="of:=IF(LEN([.C1039])=1;0;IF(LEN([.C1039])=2;1;IF(LEN([.C1039])=3;2;IF(LEN([.C1039])=5;3;IF(LEN([.C1039])=6;4;IF(LEN([.C1039])=7;5;&quot;Fehler&quot;))))))" office:value-type="float" office:value="4" calcext:value-type="float">
            <text:p>4</text:p>
          </table:table-cell>
          <table:table-cell office:value-type="string" calcext:value-type="string">
            <text:p>GBL 35</text:p>
          </table:table-cell>
          <table:table-cell office:value-type="string" calcext:value-type="string">
            <text:p>WIRTSCHAFTS-, HANDELS-, VERKEHRSSTATISTIK <text:s/>PREIS-, LOHN-, VERBRAUCHSSTATISTIK</text:p>
          </table:table-cell>
          <table:table-cell table:number-columns-repeated="5"/>
        </table:table-row>
        <table:table-row table:style-name="ro1">
          <table:table-cell table:formula="of:=IF([.B1040]=([.B1039]+2);&quot;Fehler&quot;;&quot;&quot;)">
            <text:p/>
          </table:table-cell>
          <table:table-cell table:formula="of:=IF(LEN([.C1040])=1;0;IF(LEN([.C1040])=2;1;IF(LEN([.C1040])=3;2;IF(LEN([.C1040])=5;3;IF(LEN([.C1040])=6;4;IF(LEN([.C1040])=7;5;&quot;Fehler&quot;))))))" office:value-type="float" office:value="4" calcext:value-type="float">
            <text:p>4</text:p>
          </table:table-cell>
          <table:table-cell office:value-type="string" calcext:value-type="string">
            <text:p>GBL 37</text:p>
          </table:table-cell>
          <table:table-cell office:value-type="string" calcext:value-type="string">
            <text:p>STATISTIK DER OEFFENTLICHEN FINANZEN <text:s/>STEUERSTATISTIK</text:p>
          </table:table-cell>
          <table:table-cell table:number-columns-repeated="5"/>
        </table:table-row>
        <table:table-row table:style-name="ro1">
          <table:table-cell table:formula="of:=IF([.B1041]=([.B1040]+2);&quot;Fehler&quot;;&quot;&quot;)">
            <text:p/>
          </table:table-cell>
          <table:table-cell table:formula="of:=IF(LEN([.C1041])=1;0;IF(LEN([.C1041])=2;1;IF(LEN([.C1041])=3;2;IF(LEN([.C1041])=5;3;IF(LEN([.C1041])=6;4;IF(LEN([.C1041])=7;5;&quot;Fehler&quot;))))))" office:value-type="float" office:value="4" calcext:value-type="float">
            <text:p>4</text:p>
          </table:table-cell>
          <table:table-cell office:value-type="string" calcext:value-type="string">
            <text:p>GBL 39</text:p>
          </table:table-cell>
          <table:table-cell office:value-type="string" calcext:value-type="string">
            <text:p>SONSTIGE SACHGEBIETE DER SOZIALSTATISTIK</text:p>
          </table:table-cell>
          <table:table-cell table:number-columns-repeated="5"/>
        </table:table-row>
        <table:table-row table:style-name="ro1">
          <table:table-cell table:formula="of:=IF([.B1042]=([.B1041]+2);&quot;Fehler&quot;;&quot;&quot;)">
            <text:p/>
          </table:table-cell>
          <table:table-cell table:formula="of:=IF(LEN([.C1042])=1;0;IF(LEN([.C1042])=2;1;IF(LEN([.C1042])=3;2;IF(LEN([.C1042])=5;3;IF(LEN([.C1042])=6;4;IF(LEN([.C1042])=7;5;&quot;Fehler&quot;))))))" office:value-type="float" office:value="3" calcext:value-type="float">
            <text:p>3</text:p>
          </table:table-cell>
          <table:table-cell office:value-type="string" calcext:value-type="string">
            <text:p>GBL 4</text:p>
          </table:table-cell>
          <table:table-cell office:value-type="string" calcext:value-type="string">
            <text:p>LAENDERSTATISTIK DER BUNDESREPUBLIK DEUTSCHLAND (AUSSER NORDRHEIN-WESTFALEN)</text:p>
          </table:table-cell>
          <table:table-cell table:number-columns-repeated="5"/>
        </table:table-row>
        <table:table-row table:style-name="ro1">
          <table:table-cell table:formula="of:=IF([.B1043]=([.B1042]+2);&quot;Fehler&quot;;&quot;&quot;)">
            <text:p/>
          </table:table-cell>
          <table:table-cell table:formula="of:=IF(LEN([.C1043])=1;0;IF(LEN([.C1043])=2;1;IF(LEN([.C1043])=3;2;IF(LEN([.C1043])=5;3;IF(LEN([.C1043])=6;4;IF(LEN([.C1043])=7;5;&quot;Fehler&quot;))))))" office:value-type="float" office:value="3" calcext:value-type="float">
            <text:p>3</text:p>
          </table:table-cell>
          <table:table-cell office:value-type="string" calcext:value-type="string">
            <text:p>GBL 5</text:p>
          </table:table-cell>
          <table:table-cell office:value-type="string" calcext:value-type="string">
            <text:p>STATISTIK NORDRHEIN-WESTFALENS : GESAMTSTATISTIK – STATISTIK MEHRERER SACHGEBIETE</text:p>
          </table:table-cell>
          <table:table-cell table:number-columns-repeated="5"/>
        </table:table-row>
        <table:table-row table:style-name="ro1">
          <table:table-cell table:formula="of:=IF([.B1044]=([.B1043]+2);&quot;Fehler&quot;;&quot;&quot;)">
            <text:p/>
          </table:table-cell>
          <table:table-cell table:formula="of:=IF(LEN([.C1044])=1;0;IF(LEN([.C1044])=2;1;IF(LEN([.C1044])=3;2;IF(LEN([.C1044])=5;3;IF(LEN([.C1044])=6;4;IF(LEN([.C1044])=7;5;&quot;Fehler&quot;))))))" office:value-type="float" office:value="4" calcext:value-type="float">
            <text:p>4</text:p>
          </table:table-cell>
          <table:table-cell office:value-type="string" calcext:value-type="string">
            <text:p>GBL 50</text:p>
          </table:table-cell>
          <table:table-cell office:value-type="string" calcext:value-type="string">
            <text:p>GEBIETS- UND BEVOELKERUNGSSTATISTIK <text:s/>STATISTIK DES GESUNDHEITSWESENS <text:s/>STATISTIK DER OEFFENTLICHEN SOZIALLEISTUNGEN <text:s/>STATISTIK DER ERWERBSTAETIGKEIT WOHNUNGS- UND GEBAEUDESTATISTIK</text:p>
          </table:table-cell>
          <table:table-cell table:number-columns-repeated="5"/>
        </table:table-row>
        <table:table-row table:style-name="ro1">
          <table:table-cell table:formula="of:=IF([.B1045]=([.B1044]+2);&quot;Fehler&quot;;&quot;&quot;)">
            <text:p/>
          </table:table-cell>
          <table:table-cell table:formula="of:=IF(LEN([.C1045])=1;0;IF(LEN([.C1045])=2;1;IF(LEN([.C1045])=3;2;IF(LEN([.C1045])=5;3;IF(LEN([.C1045])=6;4;IF(LEN([.C1045])=7;5;&quot;Fehler&quot;))))))" office:value-type="float" office:value="4" calcext:value-type="float">
            <text:p>4</text:p>
          </table:table-cell>
          <table:table-cell office:value-type="string" calcext:value-type="string">
            <text:p>GBL 52</text:p>
          </table:table-cell>
          <table:table-cell office:value-type="string" calcext:value-type="string">
            <text:p>KULTUR-, BILDUNGS-, PRESSESTATISTIK <text:s/>RELIGIONS- UND KIRCHENSTATISTIK</text:p>
          </table:table-cell>
          <table:table-cell table:number-columns-repeated="5"/>
        </table:table-row>
        <table:table-row table:style-name="ro1">
          <table:table-cell table:formula="of:=IF([.B1046]=([.B1045]+2);&quot;Fehler&quot;;&quot;&quot;)">
            <text:p/>
          </table:table-cell>
          <table:table-cell table:formula="of:=IF(LEN([.C1046])=1;0;IF(LEN([.C1046])=2;1;IF(LEN([.C1046])=3;2;IF(LEN([.C1046])=5;3;IF(LEN([.C1046])=6;4;IF(LEN([.C1046])=7;5;&quot;Fehler&quot;))))))" office:value-type="float" office:value="5" calcext:value-type="float">
            <text:p>5</text:p>
          </table:table-cell>
          <table:table-cell office:value-type="string" calcext:value-type="string">
            <text:p>GBL 521</text:p>
          </table:table-cell>
          <table:table-cell office:value-type="string" calcext:value-type="string">
            <text:p>SCHUL- UND HOCHSCHULSTATISTIK</text:p>
          </table:table-cell>
          <table:table-cell table:number-columns-repeated="5"/>
        </table:table-row>
        <table:table-row table:style-name="ro1">
          <table:table-cell table:formula="of:=IF([.B1047]=([.B1046]+2);&quot;Fehler&quot;;&quot;&quot;)">
            <text:p/>
          </table:table-cell>
          <table:table-cell table:formula="of:=IF(LEN([.C1047])=1;0;IF(LEN([.C1047])=2;1;IF(LEN([.C1047])=3;2;IF(LEN([.C1047])=5;3;IF(LEN([.C1047])=6;4;IF(LEN([.C1047])=7;5;&quot;Fehler&quot;))))))" office:value-type="float" office:value="4" calcext:value-type="float">
            <text:p>4</text:p>
          </table:table-cell>
          <table:table-cell office:value-type="string" calcext:value-type="string">
            <text:p>GBL 54</text:p>
          </table:table-cell>
          <table:table-cell office:value-type="string" calcext:value-type="string">
            <text:p>WAHLSTATISTIK</text:p>
          </table:table-cell>
          <table:table-cell table:number-columns-repeated="5"/>
        </table:table-row>
        <table:table-row table:style-name="ro1">
          <table:table-cell table:formula="of:=IF([.B1048]=([.B1047]+2);&quot;Fehler&quot;;&quot;&quot;)">
            <text:p/>
          </table:table-cell>
          <table:table-cell table:formula="of:=IF(LEN([.C1048])=1;0;IF(LEN([.C1048])=2;1;IF(LEN([.C1048])=3;2;IF(LEN([.C1048])=5;3;IF(LEN([.C1048])=6;4;IF(LEN([.C1048])=7;5;&quot;Fehler&quot;))))))" office:value-type="float" office:value="4" calcext:value-type="float">
            <text:p>4</text:p>
          </table:table-cell>
          <table:table-cell office:value-type="string" calcext:value-type="string">
            <text:p>GBL 55</text:p>
          </table:table-cell>
          <table:table-cell office:value-type="string" calcext:value-type="string">
            <text:p>WIRTSCHAFTS-, HANDELS-, VERKEHRSSTATISTIK <text:s/>PREIS-, LOHN-, VERBRAUCHSSTATISTIK</text:p>
          </table:table-cell>
          <table:table-cell table:number-columns-repeated="5"/>
        </table:table-row>
        <table:table-row table:style-name="ro1">
          <table:table-cell table:formula="of:=IF([.B1049]=([.B1048]+2);&quot;Fehler&quot;;&quot;&quot;)">
            <text:p/>
          </table:table-cell>
          <table:table-cell table:formula="of:=IF(LEN([.C1049])=1;0;IF(LEN([.C1049])=2;1;IF(LEN([.C1049])=3;2;IF(LEN([.C1049])=5;3;IF(LEN([.C1049])=6;4;IF(LEN([.C1049])=7;5;&quot;Fehler&quot;))))))" office:value-type="float" office:value="4" calcext:value-type="float">
            <text:p>4</text:p>
          </table:table-cell>
          <table:table-cell office:value-type="string" calcext:value-type="string">
            <text:p>GBL 57</text:p>
          </table:table-cell>
          <table:table-cell office:value-type="string" calcext:value-type="string">
            <text:p>STATISTIK DER OEFFENTLICHEN FINANZEN <text:s/>STEUERSTATISTIK</text:p>
          </table:table-cell>
          <table:table-cell table:number-columns-repeated="5"/>
        </table:table-row>
        <table:table-row table:style-name="ro1">
          <table:table-cell table:formula="of:=IF([.B1050]=([.B1049]+2);&quot;Fehler&quot;;&quot;&quot;)">
            <text:p/>
          </table:table-cell>
          <table:table-cell table:formula="of:=IF(LEN([.C1050])=1;0;IF(LEN([.C1050])=2;1;IF(LEN([.C1050])=3;2;IF(LEN([.C1050])=5;3;IF(LEN([.C1050])=6;4;IF(LEN([.C1050])=7;5;&quot;Fehler&quot;))))))" office:value-type="float" office:value="4" calcext:value-type="float">
            <text:p>4</text:p>
          </table:table-cell>
          <table:table-cell office:value-type="string" calcext:value-type="string">
            <text:p>GBL 59</text:p>
          </table:table-cell>
          <table:table-cell office:value-type="string" calcext:value-type="string">
            <text:p>SONSTIGE SACHGEBIETE DER SOZIALSTATISTIK</text:p>
          </table:table-cell>
          <table:table-cell table:number-columns-repeated="5"/>
        </table:table-row>
        <table:table-row table:style-name="ro1">
          <table:table-cell table:formula="of:=IF([.B1051]=([.B1050]+2);&quot;Fehler&quot;;&quot;&quot;)">
            <text:p/>
          </table:table-cell>
          <table:table-cell table:formula="of:=IF(LEN([.C1051])=1;0;IF(LEN([.C1051])=2;1;IF(LEN([.C1051])=3;2;IF(LEN([.C1051])=5;3;IF(LEN([.C1051])=6;4;IF(LEN([.C1051])=7;5;&quot;Fehler&quot;))))))" office:value-type="float" office:value="3" calcext:value-type="float">
            <text:p>3</text:p>
          </table:table-cell>
          <table:table-cell office:value-type="string" calcext:value-type="string">
            <text:p>GBL 6</text:p>
          </table:table-cell>
          <table:table-cell office:value-type="string" calcext:value-type="string">
            <text:p>GEMEINDESTATISTIK DER BUNDESREPUBLIK DEUTSCHLAND</text:p>
          </table:table-cell>
          <table:table-cell table:number-columns-repeated="5"/>
        </table:table-row>
        <table:table-row table:style-name="ro1">
          <table:table-cell table:formula="of:=IF([.B1052]=([.B1051]+2);&quot;Fehler&quot;;&quot;&quot;)">
            <text:p/>
          </table:table-cell>
          <table:table-cell table:formula="of:=IF(LEN([.C1052])=1;0;IF(LEN([.C1052])=2;1;IF(LEN([.C1052])=3;2;IF(LEN([.C1052])=5;3;IF(LEN([.C1052])=6;4;IF(LEN([.C1052])=7;5;&quot;Fehler&quot;))))))" office:value-type="float" office:value="3" calcext:value-type="float">
            <text:p>3</text:p>
          </table:table-cell>
          <table:table-cell office:value-type="string" calcext:value-type="string">
            <text:p>GBL 8</text:p>
          </table:table-cell>
          <table:table-cell office:value-type="string" calcext:value-type="string">
            <text:p>STATISTIK EUROPAS</text:p>
          </table:table-cell>
          <table:table-cell table:number-columns-repeated="5"/>
        </table:table-row>
        <table:table-row table:style-name="ro1">
          <table:table-cell table:formula="of:=IF([.B1053]=([.B1052]+2);&quot;Fehler&quot;;&quot;&quot;)">
            <text:p/>
          </table:table-cell>
          <table:table-cell table:formula="of:=IF(LEN([.C1053])=1;0;IF(LEN([.C1053])=2;1;IF(LEN([.C1053])=3;2;IF(LEN([.C1053])=5;3;IF(LEN([.C1053])=6;4;IF(LEN([.C1053])=7;5;&quot;Fehler&quot;))))))" office:value-type="float" office:value="3" calcext:value-type="float">
            <text:p>3</text:p>
          </table:table-cell>
          <table:table-cell office:value-type="string" calcext:value-type="string">
            <text:p>GBL 9</text:p>
          </table:table-cell>
          <table:table-cell office:value-type="string" calcext:value-type="string">
            <text:p>STATISTIK DES AUSLANDES (AUSSER EUROPA)</text:p>
          </table:table-cell>
          <table:table-cell table:number-columns-repeated="5"/>
        </table:table-row>
        <table:table-row table:style-name="ro1">
          <table:table-cell table:formula="of:=IF([.B1054]=([.B1053]+2);&quot;Fehler&quot;;&quot;&quot;)">
            <text:p/>
          </table:table-cell>
          <table:table-cell table:formula="of:=IF(LEN([.C1054])=1;0;IF(LEN([.C1054])=2;1;IF(LEN([.C1054])=3;2;IF(LEN([.C1054])=5;3;IF(LEN([.C1054])=6;4;IF(LEN([.C1054])=7;5;&quot;Fehler&quot;))))))" office:value-type="float" office:value="1" calcext:value-type="float">
            <text:p>1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SOZIOLOGIE <text:s/>SOZIALPSYCHOLOGIE</text:p>
          </table:table-cell>
          <table:table-cell table:number-columns-repeated="5"/>
        </table:table-row>
        <table:table-row table:style-name="ro1">
          <table:table-cell table:formula="of:=IF([.B1055]=([.B1054]+2);&quot;Fehler&quot;;&quot;&quot;)">
            <text:p/>
          </table:table-cell>
          <table:table-cell table:formula="of:=IF(LEN([.C1055])=1;0;IF(LEN([.C1055])=2;1;IF(LEN([.C1055])=3;2;IF(LEN([.C1055])=5;3;IF(LEN([.C1055])=6;4;IF(LEN([.C1055])=7;5;&quot;Fehler&quot;))))))" office:value-type="float" office:value="2" calcext:value-type="float">
            <text:p>2</text:p>
          </table:table-cell>
          <table:table-cell office:value-type="string" calcext:value-type="string">
            <text:p>GCK</text:p>
          </table:table-cell>
          <table:table-cell office:value-type="string" calcext:value-type="string">
            <text:p>ALLGEMEINES <text:s/>VERMISCHTE SCHRIFTEN</text:p>
          </table:table-cell>
          <table:table-cell table:number-columns-repeated="5"/>
        </table:table-row>
        <table:table-row table:style-name="ro1">
          <table:table-cell table:formula="of:=IF([.B1056]=([.B1055]+2);&quot;Fehler&quot;;&quot;&quot;)">
            <text:p/>
          </table:table-cell>
          <table:table-cell table:formula="of:=IF(LEN([.C1056])=1;0;IF(LEN([.C1056])=2;1;IF(LEN([.C1056])=3;2;IF(LEN([.C1056])=5;3;IF(LEN([.C1056])=6;4;IF(LEN([.C1056])=7;5;&quot;Fehler&quot;))))))" office:value-type="float" office:value="3" calcext:value-type="float">
            <text:p>3</text:p>
          </table:table-cell>
          <table:table-cell office:value-type="string" calcext:value-type="string">
            <text:p>GCK 1</text:p>
          </table:table-cell>
          <table:table-cell office:value-type="string" calcext:value-type="string">
            <text:p>GESAMTDARSTELLUNGEN - DARSTELLUNGEN MEHRERER TEILGEBIETE EINFUEHRUNGEN</text:p>
          </table:table-cell>
          <table:table-cell table:number-columns-repeated="5"/>
        </table:table-row>
        <table:table-row table:style-name="ro1">
          <table:table-cell table:formula="of:=IF([.B1057]=([.B1056]+2);&quot;Fehler&quot;;&quot;&quot;)">
            <text:p/>
          </table:table-cell>
          <table:table-cell table:formula="of:=IF(LEN([.C1057])=1;0;IF(LEN([.C1057])=2;1;IF(LEN([.C1057])=3;2;IF(LEN([.C1057])=5;3;IF(LEN([.C1057])=6;4;IF(LEN([.C1057])=7;5;&quot;Fehler&quot;))))))" office:value-type="float" office:value="3" calcext:value-type="float">
            <text:p>3</text:p>
          </table:table-cell>
          <table:table-cell office:value-type="string" calcext:value-type="string">
            <text:p>GC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[.B1058]=([.B1057]+2);&quot;Fehler&quot;;&quot;&quot;)">
            <text:p/>
          </table:table-cell>
          <table:table-cell table:formula="of:=IF(LEN([.C1058])=1;0;IF(LEN([.C1058])=2;1;IF(LEN([.C1058])=3;2;IF(LEN([.C1058])=5;3;IF(LEN([.C1058])=6;4;IF(LEN([.C1058])=7;5;&quot;Fehler&quot;))))))" office:value-type="float" office:value="3" calcext:value-type="float">
            <text:p>3</text:p>
          </table:table-cell>
          <table:table-cell office:value-type="string" calcext:value-type="string">
            <text:p>GCK 3</text:p>
          </table:table-cell>
          <table:table-cell office:value-type="string" calcext:value-type="string">
            <text:p>GESCHICHTE DER SOZIOLOGIE <text:s/>EINZELNE RICHTUNGEN UND SCHULEN QUELLENSAMMLUNGEN</text:p>
          </table:table-cell>
          <table:table-cell table:number-columns-repeated="5"/>
        </table:table-row>
        <table:table-row table:style-name="ro1">
          <table:table-cell table:formula="of:=IF([.B1059]=([.B1058]+2);&quot;Fehler&quot;;&quot;&quot;)">
            <text:p/>
          </table:table-cell>
          <table:table-cell table:formula="of:=IF(LEN([.C1059])=1;0;IF(LEN([.C1059])=2;1;IF(LEN([.C1059])=3;2;IF(LEN([.C1059])=5;3;IF(LEN([.C1059])=6;4;IF(LEN([.C1059])=7;5;&quot;Fehler&quot;))))))" office:value-type="float" office:value="4" calcext:value-type="float">
            <text:p>4</text:p>
          </table:table-cell>
          <table:table-cell office:value-type="string" calcext:value-type="string">
            <text:p>GCK 30</text:p>
          </table:table-cell>
          <table:table-cell office:value-type="string" calcext:value-type="string">
            <text:p>QUELLENSCHRIFTEN EINZELNER SOZIOLOGEN</text:p>
          </table:table-cell>
          <table:table-cell table:number-columns-repeated="5"/>
        </table:table-row>
        <table:table-row table:style-name="ro1">
          <table:table-cell table:formula="of:=IF([.B1060]=([.B1059]+2);&quot;Fehler&quot;;&quot;&quot;)">
            <text:p/>
          </table:table-cell>
          <table:table-cell table:formula="of:=IF(LEN([.C1060])=1;0;IF(LEN([.C1060])=2;1;IF(LEN([.C1060])=3;2;IF(LEN([.C1060])=5;3;IF(LEN([.C1060])=6;4;IF(LEN([.C1060])=7;5;&quot;Fehler&quot;))))))" office:value-type="float" office:value="3" calcext:value-type="float">
            <text:p>3</text:p>
          </table:table-cell>
          <table:table-cell office:value-type="string" calcext:value-type="string">
            <text:p>GCK 4</text:p>
          </table:table-cell>
          <table:table-cell office:value-type="string" calcext:value-type="string">
            <text:p>METHODEN DER SOZIOLOGIE</text:p>
          </table:table-cell>
          <table:table-cell table:number-columns-repeated="5"/>
        </table:table-row>
        <table:table-row table:style-name="ro1">
          <table:table-cell table:formula="of:=IF([.B1061]=([.B1060]+2);&quot;Fehler&quot;;&quot;&quot;)">
            <text:p/>
          </table:table-cell>
          <table:table-cell table:formula="of:=IF(LEN([.C1061])=1;0;IF(LEN([.C1061])=2;1;IF(LEN([.C1061])=3;2;IF(LEN([.C1061])=5;3;IF(LEN([.C1061])=6;4;IF(LEN([.C1061])=7;5;&quot;Fehler&quot;))))))" office:value-type="float" office:value="3" calcext:value-type="float">
            <text:p>3</text:p>
          </table:table-cell>
          <table:table-cell office:value-type="string" calcext:value-type="string">
            <text:p>GCK 5</text:p>
          </table:table-cell>
          <table:table-cell office:value-type="string" calcext:value-type="string">
            <text:p>BERUF UND AUSBILDUNG VON SOZIOLOGEN</text:p>
          </table:table-cell>
          <table:table-cell table:number-columns-repeated="5"/>
        </table:table-row>
        <table:table-row table:style-name="ro1">
          <table:table-cell table:formula="of:=IF([.B1062]=([.B1061]+2);&quot;Fehler&quot;;&quot;&quot;)">
            <text:p/>
          </table:table-cell>
          <table:table-cell table:formula="of:=IF(LEN([.C1062])=1;0;IF(LEN([.C1062])=2;1;IF(LEN([.C1062])=3;2;IF(LEN([.C1062])=5;3;IF(LEN([.C1062])=6;4;IF(LEN([.C1062])=7;5;&quot;Fehler&quot;))))))" office:value-type="float" office:value="2" calcext:value-type="float">
            <text:p>2</text:p>
          </table:table-cell>
          <table:table-cell office:value-type="string" calcext:value-type="string">
            <text:p>GCL</text:p>
          </table:table-cell>
          <table:table-cell office:value-type="string" calcext:value-type="string">
            <text:p>SOZIALES VERHALTEN <text:s/>SOZIALE SYSTEME <text:s/>SOZIALANTHROPOLOGIE</text:p>
          </table:table-cell>
          <table:table-cell table:number-columns-repeated="5"/>
        </table:table-row>
        <table:table-row table:style-name="ro1">
          <table:table-cell table:formula="of:=IF([.B1063]=([.B1062]+2);&quot;Fehler&quot;;&quot;&quot;)">
            <text:p/>
          </table:table-cell>
          <table:table-cell table:formula="of:=IF(LEN([.C1063])=1;0;IF(LEN([.C1063])=2;1;IF(LEN([.C1063])=3;2;IF(LEN([.C1063])=5;3;IF(LEN([.C1063])=6;4;IF(LEN([.C1063])=7;5;&quot;Fehler&quot;))))))" office:value-type="float" office:value="3" calcext:value-type="float">
            <text:p>3</text:p>
          </table:table-cell>
          <table:table-cell office:value-type="string" calcext:value-type="string">
            <text:p>GCL 1</text:p>
          </table:table-cell>
          <table:table-cell office:value-type="string" calcext:value-type="string">
            <text:p>SOZIOLOGIE DER EHE UND FAMILIE</text:p>
          </table:table-cell>
          <table:table-cell table:number-columns-repeated="5"/>
        </table:table-row>
        <table:table-row table:style-name="ro1">
          <table:table-cell table:formula="of:=IF([.B1064]=([.B1063]+2);&quot;Fehler&quot;;&quot;&quot;)">
            <text:p/>
          </table:table-cell>
          <table:table-cell table:formula="of:=IF(LEN([.C1064])=1;0;IF(LEN([.C1064])=2;1;IF(LEN([.C1064])=3;2;IF(LEN([.C1064])=5;3;IF(LEN([.C1064])=6;4;IF(LEN([.C1064])=7;5;&quot;Fehler&quot;))))))" office:value-type="float" office:value="3" calcext:value-type="float">
            <text:p>3</text:p>
          </table:table-cell>
          <table:table-cell office:value-type="string" calcext:value-type="string">
            <text:p>GCL 2</text:p>
          </table:table-cell>
          <table:table-cell office:value-type="string" calcext:value-type="string">
            <text:p>SOZIOLOGIE DER GENERATIONEN</text:p>
          </table:table-cell>
          <table:table-cell table:number-columns-repeated="5"/>
        </table:table-row>
        <table:table-row table:style-name="ro1">
          <table:table-cell table:formula="of:=IF([.B1065]=([.B1064]+2);&quot;Fehler&quot;;&quot;&quot;)">
            <text:p/>
          </table:table-cell>
          <table:table-cell table:formula="of:=IF(LEN([.C1065])=1;0;IF(LEN([.C1065])=2;1;IF(LEN([.C1065])=3;2;IF(LEN([.C1065])=5;3;IF(LEN([.C1065])=6;4;IF(LEN([.C1065])=7;5;&quot;Fehler&quot;))))))" office:value-type="float" office:value="4" calcext:value-type="float">
            <text:p>4</text:p>
          </table:table-cell>
          <table:table-cell office:value-type="string" calcext:value-type="string">
            <text:p>GCL 20</text:p>
          </table:table-cell>
          <table:table-cell office:value-type="string" calcext:value-type="string">
            <text:p>ALTERSSOZIOLOGIE</text:p>
          </table:table-cell>
          <table:table-cell table:number-columns-repeated="5"/>
        </table:table-row>
        <table:table-row table:style-name="ro1">
          <table:table-cell table:formula="of:=IF([.B1066]=([.B1065]+2);&quot;Fehler&quot;;&quot;&quot;)">
            <text:p/>
          </table:table-cell>
          <table:table-cell table:formula="of:=IF(LEN([.C1066])=1;0;IF(LEN([.C1066])=2;1;IF(LEN([.C1066])=3;2;IF(LEN([.C1066])=5;3;IF(LEN([.C1066])=6;4;IF(LEN([.C1066])=7;5;&quot;Fehler&quot;))))))" office:value-type="float" office:value="3" calcext:value-type="float">
            <text:p>3</text:p>
          </table:table-cell>
          <table:table-cell office:value-type="string" calcext:value-type="string">
            <text:p>GCL 5</text:p>
          </table:table-cell>
          <table:table-cell office:value-type="string" calcext:value-type="string">
            <text:p>GEMEINDESOZIOLOGIE <text:s/>SIEDLUNGSSOZIOLOGIE</text:p>
          </table:table-cell>
          <table:table-cell table:number-columns-repeated="5"/>
        </table:table-row>
        <table:table-row table:style-name="ro1">
          <table:table-cell table:formula="of:=IF([.B1067]=([.B1066]+2);&quot;Fehler&quot;;&quot;&quot;)">
            <text:p/>
          </table:table-cell>
          <table:table-cell table:formula="of:=IF(LEN([.C1067])=1;0;IF(LEN([.C1067])=2;1;IF(LEN([.C1067])=3;2;IF(LEN([.C1067])=5;3;IF(LEN([.C1067])=6;4;IF(LEN([.C1067])=7;5;&quot;Fehler&quot;))))))" office:value-type="float" office:value="4" calcext:value-type="float">
            <text:p>4</text:p>
          </table:table-cell>
          <table:table-cell office:value-type="string" calcext:value-type="string">
            <text:p>GCL 52</text:p>
          </table:table-cell>
          <table:table-cell office:value-type="string" calcext:value-type="string">
            <text:p>SOZIOLOGIE DES DORFES</text:p>
          </table:table-cell>
          <table:table-cell table:number-columns-repeated="5"/>
        </table:table-row>
        <table:table-row table:style-name="ro1">
          <table:table-cell table:formula="of:=IF([.B1068]=([.B1067]+2);&quot;Fehler&quot;;&quot;&quot;)">
            <text:p/>
          </table:table-cell>
          <table:table-cell table:formula="of:=IF(LEN([.C1068])=1;0;IF(LEN([.C1068])=2;1;IF(LEN([.C1068])=3;2;IF(LEN([.C1068])=5;3;IF(LEN([.C1068])=6;4;IF(LEN([.C1068])=7;5;&quot;Fehler&quot;))))))" office:value-type="float" office:value="4" calcext:value-type="float">
            <text:p>4</text:p>
          </table:table-cell>
          <table:table-cell office:value-type="string" calcext:value-type="string">
            <text:p>GCL 54</text:p>
          </table:table-cell>
          <table:table-cell office:value-type="string" calcext:value-type="string">
            <text:p>SOZIOLOGIE DER STADT : ALLGEMEINES</text:p>
          </table:table-cell>
          <table:table-cell table:number-columns-repeated="5"/>
        </table:table-row>
        <table:table-row table:style-name="ro1">
          <table:table-cell table:formula="of:=IF([.B1069]=([.B1068]+2);&quot;Fehler&quot;;&quot;&quot;)">
            <text:p/>
          </table:table-cell>
          <table:table-cell table:formula="of:=IF(LEN([.C1069])=1;0;IF(LEN([.C1069])=2;1;IF(LEN([.C1069])=3;2;IF(LEN([.C1069])=5;3;IF(LEN([.C1069])=6;4;IF(LEN([.C1069])=7;5;&quot;Fehler&quot;))))))" office:value-type="float" office:value="2" calcext:value-type="float">
            <text:p>2</text:p>
          </table:table-cell>
          <table:table-cell office:value-type="string" calcext:value-type="string">
            <text:p>GCM</text:p>
          </table:table-cell>
          <table:table-cell office:value-type="string" calcext:value-type="string">
            <text:p>SOZIALE SCHICHTEN <text:s/>GESELLSCHAFTEN</text:p>
          </table:table-cell>
          <table:table-cell table:number-columns-repeated="5"/>
        </table:table-row>
        <table:table-row table:style-name="ro1">
          <table:table-cell table:formula="of:=IF([.B1070]=([.B1069]+2);&quot;Fehler&quot;;&quot;&quot;)">
            <text:p/>
          </table:table-cell>
          <table:table-cell table:formula="of:=IF(LEN([.C1070])=1;0;IF(LEN([.C1070])=2;1;IF(LEN([.C1070])=3;2;IF(LEN([.C1070])=5;3;IF(LEN([.C1070])=6;4;IF(LEN([.C1070])=7;5;&quot;Fehler&quot;))))))" office:value-type="float" office:value="3" calcext:value-type="float">
            <text:p>3</text:p>
          </table:table-cell>
          <table:table-cell office:value-type="string" calcext:value-type="string">
            <text:p>GCM 1</text:p>
          </table:table-cell>
          <table:table-cell office:value-type="string" calcext:value-type="string">
            <text:p>SOZIALE MOBILITAET</text:p>
          </table:table-cell>
          <table:table-cell table:number-columns-repeated="5"/>
        </table:table-row>
        <table:table-row table:style-name="ro1">
          <table:table-cell table:formula="of:=IF([.B1071]=([.B1070]+2);&quot;Fehler&quot;;&quot;&quot;)">
            <text:p/>
          </table:table-cell>
          <table:table-cell table:formula="of:=IF(LEN([.C1071])=1;0;IF(LEN([.C1071])=2;1;IF(LEN([.C1071])=3;2;IF(LEN([.C1071])=5;3;IF(LEN([.C1071])=6;4;IF(LEN([.C1071])=7;5;&quot;Fehler&quot;))))))" office:value-type="float" office:value="3" calcext:value-type="float">
            <text:p>3</text:p>
          </table:table-cell>
          <table:table-cell office:value-type="string" calcext:value-type="string">
            <text:p>GCM 2</text:p>
          </table:table-cell>
          <table:table-cell office:value-type="string" calcext:value-type="string">
            <text:p>EINZELNE SOZIALE SCHICHTEN</text:p>
          </table:table-cell>
          <table:table-cell table:number-columns-repeated="5"/>
        </table:table-row>
        <table:table-row table:style-name="ro1">
          <table:table-cell table:formula="of:=IF([.B1072]=([.B1071]+2);&quot;Fehler&quot;;&quot;&quot;)">
            <text:p/>
          </table:table-cell>
          <table:table-cell table:formula="of:=IF(LEN([.C1072])=1;0;IF(LEN([.C1072])=2;1;IF(LEN([.C1072])=3;2;IF(LEN([.C1072])=5;3;IF(LEN([.C1072])=6;4;IF(LEN([.C1072])=7;5;&quot;Fehler&quot;))))))" office:value-type="float" office:value="4" calcext:value-type="float">
            <text:p>4</text:p>
          </table:table-cell>
          <table:table-cell office:value-type="string" calcext:value-type="string">
            <text:p>GCM 20</text:p>
          </table:table-cell>
          <table:table-cell office:value-type="string" calcext:value-type="string">
            <text:p>ARBEITER</text:p>
          </table:table-cell>
          <table:table-cell table:number-columns-repeated="5"/>
        </table:table-row>
        <table:table-row table:style-name="ro1">
          <table:table-cell table:formula="of:=IF([.B1073]=([.B1072]+2);&quot;Fehler&quot;;&quot;&quot;)">
            <text:p/>
          </table:table-cell>
          <table:table-cell table:formula="of:=IF(LEN([.C1073])=1;0;IF(LEN([.C1073])=2;1;IF(LEN([.C1073])=3;2;IF(LEN([.C1073])=5;3;IF(LEN([.C1073])=6;4;IF(LEN([.C1073])=7;5;&quot;Fehler&quot;))))))" office:value-type="float" office:value="4" calcext:value-type="float">
            <text:p>4</text:p>
          </table:table-cell>
          <table:table-cell office:value-type="string" calcext:value-type="string">
            <text:p>GCM 21</text:p>
          </table:table-cell>
          <table:table-cell office:value-type="string" calcext:value-type="string">
            <text:p>ANGESTELLTE</text:p>
          </table:table-cell>
          <table:table-cell table:number-columns-repeated="5"/>
        </table:table-row>
        <table:table-row table:style-name="ro1">
          <table:table-cell table:formula="of:=IF([.B1074]=([.B1073]+2);&quot;Fehler&quot;;&quot;&quot;)">
            <text:p/>
          </table:table-cell>
          <table:table-cell table:formula="of:=IF(LEN([.C1074])=1;0;IF(LEN([.C1074])=2;1;IF(LEN([.C1074])=3;2;IF(LEN([.C1074])=5;3;IF(LEN([.C1074])=6;4;IF(LEN([.C1074])=7;5;&quot;Fehler&quot;))))))" office:value-type="float" office:value="4" calcext:value-type="float">
            <text:p>4</text:p>
          </table:table-cell>
          <table:table-cell office:value-type="string" calcext:value-type="string">
            <text:p>GCM 22</text:p>
          </table:table-cell>
          <table:table-cell office:value-type="string" calcext:value-type="string">
            <text:p>AKADEMIKER, SELBSTAENDIGE, FREIE BERUFE, INTELLEKTUELLE</text:p>
          </table:table-cell>
          <table:table-cell table:number-columns-repeated="5"/>
        </table:table-row>
        <table:table-row table:style-name="ro1">
          <table:table-cell table:formula="of:=IF([.B1075]=([.B1074]+2);&quot;Fehler&quot;;&quot;&quot;)">
            <text:p/>
          </table:table-cell>
          <table:table-cell table:formula="of:=IF(LEN([.C1075])=1;0;IF(LEN([.C1075])=2;1;IF(LEN([.C1075])=3;2;IF(LEN([.C1075])=5;3;IF(LEN([.C1075])=6;4;IF(LEN([.C1075])=7;5;&quot;Fehler&quot;))))))" office:value-type="float" office:value="4" calcext:value-type="float">
            <text:p>4</text:p>
          </table:table-cell>
          <table:table-cell office:value-type="string" calcext:value-type="string">
            <text:p>GCM 23</text:p>
          </table:table-cell>
          <table:table-cell office:value-type="string" calcext:value-type="string">
            <text:p>SOZIALE RANDGRUPPEN <text:s/>SOZIALE UNTERSCHICHTEN</text:p>
          </table:table-cell>
          <table:table-cell table:number-columns-repeated="5"/>
        </table:table-row>
        <table:table-row table:style-name="ro1">
          <table:table-cell table:formula="of:=IF([.B1076]=([.B1075]+2);&quot;Fehler&quot;;&quot;&quot;)">
            <text:p/>
          </table:table-cell>
          <table:table-cell table:formula="of:=IF(LEN([.C1076])=1;0;IF(LEN([.C1076])=2;1;IF(LEN([.C1076])=3;2;IF(LEN([.C1076])=5;3;IF(LEN([.C1076])=6;4;IF(LEN([.C1076])=7;5;&quot;Fehler&quot;))))))" office:value-type="float" office:value="5" calcext:value-type="float">
            <text:p>5</text:p>
          </table:table-cell>
          <table:table-cell office:value-type="string" calcext:value-type="string">
            <text:p>GCM 230</text:p>
          </table:table-cell>
          <table:table-cell office:value-type="string" calcext:value-type="string">
            <text:p>AUSLAENDER</text:p>
          </table:table-cell>
          <table:table-cell table:number-columns-repeated="5"/>
        </table:table-row>
        <table:table-row table:style-name="ro1">
          <table:table-cell table:formula="of:=IF([.B1077]=([.B1076]+2);&quot;Fehler&quot;;&quot;&quot;)">
            <text:p/>
          </table:table-cell>
          <table:table-cell table:formula="of:=IF(LEN([.C1077])=1;0;IF(LEN([.C1077])=2;1;IF(LEN([.C1077])=3;2;IF(LEN([.C1077])=5;3;IF(LEN([.C1077])=6;4;IF(LEN([.C1077])=7;5;&quot;Fehler&quot;))))))" office:value-type="float" office:value="5" calcext:value-type="float">
            <text:p>5</text:p>
          </table:table-cell>
          <table:table-cell office:value-type="string" calcext:value-type="string">
            <text:p>GCM 231</text:p>
          </table:table-cell>
          <table:table-cell office:value-type="string" calcext:value-type="string">
            <text:p>OBDACHLOSE, NICHTSESSHAFTE</text:p>
          </table:table-cell>
          <table:table-cell table:number-columns-repeated="5"/>
        </table:table-row>
        <table:table-row table:style-name="ro1">
          <table:table-cell table:formula="of:=IF([.B1078]=([.B1077]+2);&quot;Fehler&quot;;&quot;&quot;)">
            <text:p/>
          </table:table-cell>
          <table:table-cell table:formula="of:=IF(LEN([.C1078])=1;0;IF(LEN([.C1078])=2;1;IF(LEN([.C1078])=3;2;IF(LEN([.C1078])=5;3;IF(LEN([.C1078])=6;4;IF(LEN([.C1078])=7;5;&quot;Fehler&quot;))))))" office:value-type="float" office:value="5" calcext:value-type="float">
            <text:p>5</text:p>
          </table:table-cell>
          <table:table-cell office:value-type="string" calcext:value-type="string">
            <text:p>GCM 232</text:p>
          </table:table-cell>
          <table:table-cell office:value-type="string" calcext:value-type="string">
            <text:p>BEHINDERTE</text:p>
          </table:table-cell>
          <table:table-cell table:number-columns-repeated="5"/>
        </table:table-row>
        <table:table-row table:style-name="ro1">
          <table:table-cell table:formula="of:=IF([.B1079]=([.B1078]+2);&quot;Fehler&quot;;&quot;&quot;)">
            <text:p/>
          </table:table-cell>
          <table:table-cell table:formula="of:=IF(LEN([.C1079])=1;0;IF(LEN([.C1079])=2;1;IF(LEN([.C1079])=3;2;IF(LEN([.C1079])=5;3;IF(LEN([.C1079])=6;4;IF(LEN([.C1079])=7;5;&quot;Fehler&quot;))))))" office:value-type="float" office:value="5" calcext:value-type="float">
            <text:p>5</text:p>
          </table:table-cell>
          <table:table-cell office:value-type="string" calcext:value-type="string">
            <text:p>GCM 239</text:p>
          </table:table-cell>
          <table:table-cell office:value-type="string" calcext:value-type="string">
            <text:p>SONSTIGE SOZIALE MINDERHEITEN</text:p>
          </table:table-cell>
          <table:table-cell table:number-columns-repeated="5"/>
        </table:table-row>
        <table:table-row table:style-name="ro1">
          <table:table-cell table:formula="of:=IF([.B1080]=([.B1079]+2);&quot;Fehler&quot;;&quot;&quot;)">
            <text:p/>
          </table:table-cell>
          <table:table-cell table:formula="of:=IF(LEN([.C1080])=1;0;IF(LEN([.C1080])=2;1;IF(LEN([.C1080])=3;2;IF(LEN([.C1080])=5;3;IF(LEN([.C1080])=6;4;IF(LEN([.C1080])=7;5;&quot;Fehler&quot;))))))" office:value-type="float" office:value="3" calcext:value-type="float">
            <text:p>3</text:p>
          </table:table-cell>
          <table:table-cell office:value-type="string" calcext:value-type="string">
            <text:p>GCM 3</text:p>
          </table:table-cell>
          <table:table-cell office:value-type="string" calcext:value-type="string">
            <text:p>EINZELNE GESELLSCHAFTEN</text:p>
          </table:table-cell>
          <table:table-cell table:number-columns-repeated="5"/>
        </table:table-row>
        <table:table-row table:style-name="ro1">
          <table:table-cell table:formula="of:=IF([.B1081]=([.B1080]+2);&quot;Fehler&quot;;&quot;&quot;)">
            <text:p/>
          </table:table-cell>
          <table:table-cell table:formula="of:=IF(LEN([.C1081])=1;0;IF(LEN([.C1081])=2;1;IF(LEN([.C1081])=3;2;IF(LEN([.C1081])=5;3;IF(LEN([.C1081])=6;4;IF(LEN([.C1081])=7;5;&quot;Fehler&quot;))))))" office:value-type="float" office:value="4" calcext:value-type="float">
            <text:p>4</text:p>
          </table:table-cell>
          <table:table-cell office:value-type="string" calcext:value-type="string">
            <text:p>GCM 31</text:p>
          </table:table-cell>
          <table:table-cell office:value-type="string" calcext:value-type="string">
            <text:p>INDUSTRIELLE GESELLSCHAFT</text:p>
          </table:table-cell>
          <table:table-cell table:number-columns-repeated="5"/>
        </table:table-row>
        <table:table-row table:style-name="ro1">
          <table:table-cell table:formula="of:=IF([.B1082]=([.B1081]+2);&quot;Fehler&quot;;&quot;&quot;)">
            <text:p/>
          </table:table-cell>
          <table:table-cell table:formula="of:=IF(LEN([.C1082])=1;0;IF(LEN([.C1082])=2;1;IF(LEN([.C1082])=3;2;IF(LEN([.C1082])=5;3;IF(LEN([.C1082])=6;4;IF(LEN([.C1082])=7;5;&quot;Fehler&quot;))))))" office:value-type="float" office:value="2" calcext:value-type="float">
            <text:p>2</text:p>
          </table:table-cell>
          <table:table-cell office:value-type="string" calcext:value-type="string">
            <text:p>GCN</text:p>
          </table:table-cell>
          <table:table-cell office:value-type="string" calcext:value-type="string">
            <text:p>GRUPPEN <text:s/>BUENDE VERBAENDE</text:p>
          </table:table-cell>
          <table:table-cell table:number-columns-repeated="5"/>
        </table:table-row>
        <table:table-row table:style-name="ro1">
          <table:table-cell table:formula="of:=IF([.B1083]=([.B1082]+2);&quot;Fehler&quot;;&quot;&quot;)">
            <text:p/>
          </table:table-cell>
          <table:table-cell table:formula="of:=IF(LEN([.C1083])=1;0;IF(LEN([.C1083])=2;1;IF(LEN([.C1083])=3;2;IF(LEN([.C1083])=5;3;IF(LEN([.C1083])=6;4;IF(LEN([.C1083])=7;5;&quot;Fehler&quot;))))))" office:value-type="float" office:value="3" calcext:value-type="float">
            <text:p>3</text:p>
          </table:table-cell>
          <table:table-cell office:value-type="string" calcext:value-type="string">
            <text:p>GCN 1</text:p>
          </table:table-cell>
          <table:table-cell office:value-type="string" calcext:value-type="string">
            <text:p>GRUPPENSOZIOLOGIE GRUPPENDYNAMIK</text:p>
          </table:table-cell>
          <table:table-cell table:number-columns-repeated="5"/>
        </table:table-row>
        <table:table-row table:style-name="ro1">
          <table:table-cell table:formula="of:=IF([.B1084]=([.B1083]+2);&quot;Fehler&quot;;&quot;&quot;)">
            <text:p/>
          </table:table-cell>
          <table:table-cell table:formula="of:=IF(LEN([.C1084])=1;0;IF(LEN([.C1084])=2;1;IF(LEN([.C1084])=3;2;IF(LEN([.C1084])=5;3;IF(LEN([.C1084])=6;4;IF(LEN([.C1084])=7;5;&quot;Fehler&quot;))))))" office:value-type="float" office:value="2" calcext:value-type="float">
            <text:p>2</text:p>
          </table:table-cell>
          <table:table-cell office:value-type="string" calcext:value-type="string">
            <text:p>GCO</text:p>
          </table:table-cell>
          <table:table-cell office:value-type="string" calcext:value-type="string">
            <text:p>MASSENPSYCHOLOGIE</text:p>
          </table:table-cell>
          <table:table-cell table:number-columns-repeated="5"/>
        </table:table-row>
        <table:table-row table:style-name="ro1">
          <table:table-cell table:formula="of:=IF([.B1085]=([.B1084]+2);&quot;Fehler&quot;;&quot;&quot;)">
            <text:p/>
          </table:table-cell>
          <table:table-cell table:formula="of:=IF(LEN([.C1085])=1;0;IF(LEN([.C1085])=2;1;IF(LEN([.C1085])=3;2;IF(LEN([.C1085])=5;3;IF(LEN([.C1085])=6;4;IF(LEN([.C1085])=7;5;&quot;Fehler&quot;))))))" office:value-type="float" office:value="2" calcext:value-type="float">
            <text:p>2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BERUFSSOZIOLOGIE : ALLGEMEINES</text:p>
          </table:table-cell>
          <table:table-cell table:number-columns-repeated="5"/>
        </table:table-row>
        <table:table-row table:style-name="ro1">
          <table:table-cell table:formula="of:=IF([.B1086]=([.B1085]+2);&quot;Fehler&quot;;&quot;&quot;)">
            <text:p/>
          </table:table-cell>
          <table:table-cell table:formula="of:=IF(LEN([.C1086])=1;0;IF(LEN([.C1086])=2;1;IF(LEN([.C1086])=3;2;IF(LEN([.C1086])=5;3;IF(LEN([.C1086])=6;4;IF(LEN([.C1086])=7;5;&quot;Fehler&quot;))))))" office:value-type="float" office:value="2" calcext:value-type="float">
            <text:p>2</text:p>
          </table:table-cell>
          <table:table-cell office:value-type="string" calcext:value-type="string">
            <text:p>GCQ</text:p>
          </table:table-cell>
          <table:table-cell office:value-type="string" calcext:value-type="string">
            <text:p>SOZIOLOGIE DER GESCHLECHTER</text:p>
          </table:table-cell>
          <table:table-cell table:number-columns-repeated="5"/>
        </table:table-row>
        <table:table-row table:style-name="ro1">
          <table:table-cell table:formula="of:=IF([.B1087]=([.B1086]+2);&quot;Fehler&quot;;&quot;&quot;)">
            <text:p/>
          </table:table-cell>
          <table:table-cell table:formula="of:=IF(LEN([.C1087])=1;0;IF(LEN([.C1087])=2;1;IF(LEN([.C1087])=3;2;IF(LEN([.C1087])=5;3;IF(LEN([.C1087])=6;4;IF(LEN([.C1087])=7;5;&quot;Fehler&quot;))))))" office:value-type="float" office:value="3" calcext:value-type="float">
            <text:p>3</text:p>
          </table:table-cell>
          <table:table-cell office:value-type="string" calcext:value-type="string">
            <text:p>GCQ 2</text:p>
          </table:table-cell>
          <table:table-cell office:value-type="string" calcext:value-type="string">
            <text:p>SOZIOLOGIE DER FRAU NACH 1949</text:p>
          </table:table-cell>
          <table:table-cell table:number-columns-repeated="5"/>
        </table:table-row>
        <table:table-row table:style-name="ro1">
          <table:table-cell table:formula="of:=IF([.B1088]=([.B1087]+2);&quot;Fehler&quot;;&quot;&quot;)">
            <text:p/>
          </table:table-cell>
          <table:table-cell table:formula="of:=IF(LEN([.C1088])=1;0;IF(LEN([.C1088])=2;1;IF(LEN([.C1088])=3;2;IF(LEN([.C1088])=5;3;IF(LEN([.C1088])=6;4;IF(LEN([.C1088])=7;5;&quot;Fehler&quot;))))))" office:value-type="float" office:value="4" calcext:value-type="float">
            <text:p>4</text:p>
          </table:table-cell>
          <table:table-cell office:value-type="string" calcext:value-type="string">
            <text:p>GCQ 21</text:p>
          </table:table-cell>
          <table:table-cell office:value-type="string" calcext:value-type="string">
            <text:p>GESCHICHTE DER FRAUENBEWEGUNG VON DEN ANFAENGEN BIS ZUR GEGENWART</text:p>
          </table:table-cell>
          <table:table-cell table:number-columns-repeated="5"/>
        </table:table-row>
        <table:table-row table:style-name="ro1">
          <table:table-cell table:formula="of:=IF([.B1089]=([.B1088]+2);&quot;Fehler&quot;;&quot;&quot;)">
            <text:p/>
          </table:table-cell>
          <table:table-cell table:formula="of:=IF(LEN([.C1089])=1;0;IF(LEN([.C1089])=2;1;IF(LEN([.C1089])=3;2;IF(LEN([.C1089])=5;3;IF(LEN([.C1089])=6;4;IF(LEN([.C1089])=7;5;&quot;Fehler&quot;))))))" office:value-type="float" office:value="4" calcext:value-type="float">
            <text:p>4</text:p>
          </table:table-cell>
          <table:table-cell office:value-type="string" calcext:value-type="string">
            <text:p>GCQ 23</text:p>
          </table:table-cell>
          <table:table-cell office:value-type="string" calcext:value-type="string">
            <text:p>DIE FRAU IM BERUF</text:p>
          </table:table-cell>
          <table:table-cell table:number-columns-repeated="5"/>
        </table:table-row>
        <table:table-row table:style-name="ro1">
          <table:table-cell table:formula="of:=IF([.B1090]=([.B1089]+2);&quot;Fehler&quot;;&quot;&quot;)">
            <text:p/>
          </table:table-cell>
          <table:table-cell table:formula="of:=IF(LEN([.C1090])=1;0;IF(LEN([.C1090])=2;1;IF(LEN([.C1090])=3;2;IF(LEN([.C1090])=5;3;IF(LEN([.C1090])=6;4;IF(LEN([.C1090])=7;5;&quot;Fehler&quot;))))))" office:value-type="float" office:value="4" calcext:value-type="float">
            <text:p>4</text:p>
          </table:table-cell>
          <table:table-cell office:value-type="string" calcext:value-type="string">
            <text:p>GCQ 25</text:p>
          </table:table-cell>
          <table:table-cell office:value-type="string" calcext:value-type="string">
            <text:p>FRAU UND SCHWANGERSCHAFTSABBRUCH</text:p>
          </table:table-cell>
          <table:table-cell table:number-columns-repeated="5"/>
        </table:table-row>
        <table:table-row table:style-name="ro1">
          <table:table-cell table:formula="of:=IF([.B1091]=([.B1090]+2);&quot;Fehler&quot;;&quot;&quot;)">
            <text:p/>
          </table:table-cell>
          <table:table-cell table:formula="of:=IF(LEN([.C1091])=1;0;IF(LEN([.C1091])=2;1;IF(LEN([.C1091])=3;2;IF(LEN([.C1091])=5;3;IF(LEN([.C1091])=6;4;IF(LEN([.C1091])=7;5;&quot;Fehler&quot;))))))" office:value-type="float" office:value="4" calcext:value-type="float">
            <text:p>4</text:p>
          </table:table-cell>
          <table:table-cell office:value-type="string" calcext:value-type="string">
            <text:p>GCQ 27</text:p>
          </table:table-cell>
          <table:table-cell office:value-type="string" calcext:value-type="string">
            <text:p>DIE FRAU IN ANDEREN LAENDERN</text:p>
          </table:table-cell>
          <table:table-cell table:number-columns-repeated="5"/>
        </table:table-row>
        <table:table-row table:style-name="ro1">
          <table:table-cell table:formula="of:=IF([.B1092]=([.B1091]+2);&quot;Fehler&quot;;&quot;&quot;)">
            <text:p/>
          </table:table-cell>
          <table:table-cell table:formula="of:=IF(LEN([.C1092])=1;0;IF(LEN([.C1092])=2;1;IF(LEN([.C1092])=3;2;IF(LEN([.C1092])=5;3;IF(LEN([.C1092])=6;4;IF(LEN([.C1092])=7;5;&quot;Fehler&quot;))))))" office:value-type="float" office:value="5" calcext:value-type="float">
            <text:p>5</text:p>
          </table:table-cell>
          <table:table-cell office:value-type="string" calcext:value-type="string">
            <text:p>GCQ 271</text:p>
          </table:table-cell>
          <table:table-cell office:value-type="string" calcext:value-type="string">
            <text:p>EUROPA (AUSSER DEUTSCHLAND)</text:p>
          </table:table-cell>
          <table:table-cell table:number-columns-repeated="5"/>
        </table:table-row>
        <table:table-row table:style-name="ro1">
          <table:table-cell table:formula="of:=IF([.B1093]=([.B1092]+2);&quot;Fehler&quot;;&quot;&quot;)">
            <text:p/>
          </table:table-cell>
          <table:table-cell table:formula="of:=IF(LEN([.C1093])=1;0;IF(LEN([.C1093])=2;1;IF(LEN([.C1093])=3;2;IF(LEN([.C1093])=5;3;IF(LEN([.C1093])=6;4;IF(LEN([.C1093])=7;5;&quot;Fehler&quot;))))))" office:value-type="float" office:value="5" calcext:value-type="float">
            <text:p>5</text:p>
          </table:table-cell>
          <table:table-cell office:value-type="string" calcext:value-type="string">
            <text:p>GCQ 273</text:p>
          </table:table-cell>
          <table:table-cell office:value-type="string" calcext:value-type="string">
            <text:p>AFRIKA</text:p>
          </table:table-cell>
          <table:table-cell table:number-columns-repeated="5"/>
        </table:table-row>
        <table:table-row table:style-name="ro1">
          <table:table-cell table:formula="of:=IF([.B1094]=([.B1093]+2);&quot;Fehler&quot;;&quot;&quot;)">
            <text:p/>
          </table:table-cell>
          <table:table-cell table:formula="of:=IF(LEN([.C1094])=1;0;IF(LEN([.C1094])=2;1;IF(LEN([.C1094])=3;2;IF(LEN([.C1094])=5;3;IF(LEN([.C1094])=6;4;IF(LEN([.C1094])=7;5;&quot;Fehler&quot;))))))" office:value-type="float" office:value="5" calcext:value-type="float">
            <text:p>5</text:p>
          </table:table-cell>
          <table:table-cell office:value-type="string" calcext:value-type="string">
            <text:p>GCQ 275</text:p>
          </table:table-cell>
          <table:table-cell office:value-type="string" calcext:value-type="string">
            <text:p>ASIEN</text:p>
          </table:table-cell>
          <table:table-cell table:number-columns-repeated="5"/>
        </table:table-row>
        <table:table-row table:style-name="ro1">
          <table:table-cell table:formula="of:=IF([.B1095]=([.B1094]+2);&quot;Fehler&quot;;&quot;&quot;)">
            <text:p/>
          </table:table-cell>
          <table:table-cell table:formula="of:=IF(LEN([.C1095])=1;0;IF(LEN([.C1095])=2;1;IF(LEN([.C1095])=3;2;IF(LEN([.C1095])=5;3;IF(LEN([.C1095])=6;4;IF(LEN([.C1095])=7;5;&quot;Fehler&quot;))))))" office:value-type="float" office:value="5" calcext:value-type="float">
            <text:p>5</text:p>
          </table:table-cell>
          <table:table-cell office:value-type="string" calcext:value-type="string">
            <text:p>GCQ 277</text:p>
          </table:table-cell>
          <table:table-cell office:value-type="string" calcext:value-type="string">
            <text:p>AMERIKA <text:s/>AUSTRALIEN NEUSEELAND OZEANIEN</text:p>
          </table:table-cell>
          <table:table-cell table:number-columns-repeated="5"/>
        </table:table-row>
        <table:table-row table:style-name="ro1">
          <table:table-cell table:formula="of:=IF([.B1096]=([.B1095]+2);&quot;Fehler&quot;;&quot;&quot;)">
            <text:p/>
          </table:table-cell>
          <table:table-cell table:formula="of:=IF(LEN([.C1096])=1;0;IF(LEN([.C1096])=2;1;IF(LEN([.C1096])=3;2;IF(LEN([.C1096])=5;3;IF(LEN([.C1096])=6;4;IF(LEN([.C1096])=7;5;&quot;Fehler&quot;))))))" office:value-type="float" office:value="3" calcext:value-type="float">
            <text:p>3</text:p>
          </table:table-cell>
          <table:table-cell office:value-type="string" calcext:value-type="string">
            <text:p>GCQ 3</text:p>
          </table:table-cell>
          <table:table-cell office:value-type="string" calcext:value-type="string">
            <text:p>SOZIOLOGIE DES MANNES</text:p>
          </table:table-cell>
          <table:table-cell table:number-columns-repeated="5"/>
        </table:table-row>
        <table:table-row table:style-name="ro1">
          <table:table-cell table:formula="of:=IF([.B1097]=([.B1096]+2);&quot;Fehler&quot;;&quot;&quot;)">
            <text:p/>
          </table:table-cell>
          <table:table-cell table:formula="of:=IF(LEN([.C1097])=1;0;IF(LEN([.C1097])=2;1;IF(LEN([.C1097])=3;2;IF(LEN([.C1097])=5;3;IF(LEN([.C1097])=6;4;IF(LEN([.C1097])=7;5;&quot;Fehler&quot;))))))" office:value-type="float" office:value="2" calcext:value-type="float">
            <text:p>2</text:p>
          </table:table-cell>
          <table:table-cell office:value-type="string" calcext:value-type="string">
            <text:p>GCR</text:p>
          </table:table-cell>
          <table:table-cell office:value-type="string" calcext:value-type="string">
            <text:p>SONSTIGE SOZIOLOGISCHE PHAENOMENE</text:p>
          </table:table-cell>
          <table:table-cell table:number-columns-repeated="5"/>
        </table:table-row>
        <table:table-row table:style-name="ro1">
          <table:table-cell table:formula="of:=IF([.B1098]=([.B1097]+2);&quot;Fehler&quot;;&quot;&quot;)">
            <text:p/>
          </table:table-cell>
          <table:table-cell table:formula="of:=IF(LEN([.C1098])=1;0;IF(LEN([.C1098])=2;1;IF(LEN([.C1098])=3;2;IF(LEN([.C1098])=5;3;IF(LEN([.C1098])=6;4;IF(LEN([.C1098])=7;5;&quot;Fehler&quot;))))))" office:value-type="float" office:value="3" calcext:value-type="float">
            <text:p>3</text:p>
          </table:table-cell>
          <table:table-cell office:value-type="string" calcext:value-type="string">
            <text:p>GCR 2</text:p>
          </table:table-cell>
          <table:table-cell office:value-type="string" calcext:value-type="string">
            <text:p>SOZIOLOGIE DER FREIZEIT</text:p>
          </table:table-cell>
          <table:table-cell table:number-columns-repeated="5"/>
        </table:table-row>
        <table:table-row table:style-name="ro1">
          <table:table-cell table:formula="of:=IF([.B1099]=([.B1098]+2);&quot;Fehler&quot;;&quot;&quot;)">
            <text:p/>
          </table:table-cell>
          <table:table-cell table:formula="of:=IF(LEN([.C1099])=1;0;IF(LEN([.C1099])=2;1;IF(LEN([.C1099])=3;2;IF(LEN([.C1099])=5;3;IF(LEN([.C1099])=6;4;IF(LEN([.C1099])=7;5;&quot;Fehler&quot;))))))" office:value-type="float" office:value="3" calcext:value-type="float">
            <text:p>3</text:p>
          </table:table-cell>
          <table:table-cell office:value-type="string" calcext:value-type="string">
            <text:p>GCR 3</text:p>
          </table:table-cell>
          <table:table-cell office:value-type="string" calcext:value-type="string">
            <text:p>SOZIOLOGIE DER SEXUALITAET SEXUALWISSENSCHAFT</text:p>
          </table:table-cell>
          <table:table-cell table:number-columns-repeated="5"/>
        </table:table-row>
        <table:table-row table:style-name="ro1">
          <table:table-cell table:formula="of:=IF([.B1100]=([.B1099]+2);&quot;Fehler&quot;;&quot;&quot;)">
            <text:p/>
          </table:table-cell>
          <table:table-cell table:formula="of:=IF(LEN([.C1100])=1;0;IF(LEN([.C1100])=2;1;IF(LEN([.C1100])=3;2;IF(LEN([.C1100])=5;3;IF(LEN([.C1100])=6;4;IF(LEN([.C1100])=7;5;&quot;Fehler&quot;))))))" office:value-type="float" office:value="2" calcext:value-type="float">
            <text:p>2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EMPIRISCHE SOZIALFORSCHUNG EINSCHLIESSLICH IHRER METHODEN</text:p>
          </table:table-cell>
          <table:table-cell table:number-columns-repeated="5"/>
        </table:table-row>
        <table:table-row table:style-name="ro1">
          <table:table-cell table:formula="of:=IF([.B1101]=([.B1100]+2);&quot;Fehler&quot;;&quot;&quot;)">
            <text:p/>
          </table:table-cell>
          <table:table-cell table:formula="of:=IF(LEN([.C1101])=1;0;IF(LEN([.C1101])=2;1;IF(LEN([.C1101])=3;2;IF(LEN([.C1101])=5;3;IF(LEN([.C1101])=6;4;IF(LEN([.C1101])=7;5;&quot;Fehler&quot;))))))" office:value-type="float" office:value="2" calcext:value-type="float">
            <text:p>2</text:p>
          </table:table-cell>
          <table:table-cell office:value-type="string" calcext:value-type="string">
            <text:p>GCU</text:p>
          </table:table-cell>
          <table:table-cell office:value-type="string" calcext:value-type="string">
            <text:p>WISSENSSOZIOLOGIE</text:p>
          </table:table-cell>
          <table:table-cell table:number-columns-repeated="5"/>
        </table:table-row>
        <table:table-row table:style-name="ro1">
          <table:table-cell table:formula="of:=IF([.B1102]=([.B1101]+2);&quot;Fehler&quot;;&quot;&quot;)">
            <text:p/>
          </table:table-cell>
          <table:table-cell table:formula="of:=IF(LEN([.C1102])=1;0;IF(LEN([.C1102])=2;1;IF(LEN([.C1102])=3;2;IF(LEN([.C1102])=5;3;IF(LEN([.C1102])=6;4;IF(LEN([.C1102])=7;5;&quot;Fehler&quot;))))))" office:value-type="float" office:value="2" calcext:value-type="float">
            <text:p>2</text:p>
          </table:table-cell>
          <table:table-cell office:value-type="string" calcext:value-type="string">
            <text:p>GCV</text:p>
          </table:table-cell>
          <table:table-cell office:value-type="string" calcext:value-type="string">
            <text:p>KOMMUNIKATIONSSOZIOLOGIE</text:p>
          </table:table-cell>
          <table:table-cell table:number-columns-repeated="5"/>
        </table:table-row>
        <table:table-row table:style-name="ro1">
          <table:table-cell table:formula="of:=IF([.B1103]=([.B1102]+2);&quot;Fehler&quot;;&quot;&quot;)">
            <text:p/>
          </table:table-cell>
          <table:table-cell table:formula="of:=IF(LEN([.C1103])=1;0;IF(LEN([.C1103])=2;1;IF(LEN([.C1103])=3;2;IF(LEN([.C1103])=5;3;IF(LEN([.C1103])=6;4;IF(LEN([.C1103])=7;5;&quot;Fehler&quot;))))))" office:value-type="float" office:value="2" calcext:value-type="float">
            <text:p>2</text:p>
          </table:table-cell>
          <table:table-cell office:value-type="string" calcext:value-type="string">
            <text:p>GCW</text:p>
          </table:table-cell>
          <table:table-cell office:value-type="string" calcext:value-type="string">
            <text:p>SOZIOLOGISCHE DARSTELLUNGEN EINZELNER LAENDER UND VOELKER</text:p>
          </table:table-cell>
          <table:table-cell table:number-columns-repeated="5"/>
        </table:table-row>
        <table:table-row table:style-name="ro1">
          <table:table-cell table:formula="of:=IF([.B1104]=([.B1103]+2);&quot;Fehler&quot;;&quot;&quot;)">
            <text:p/>
          </table:table-cell>
          <table:table-cell table:formula="of:=IF(LEN([.C1104])=1;0;IF(LEN([.C1104])=2;1;IF(LEN([.C1104])=3;2;IF(LEN([.C1104])=5;3;IF(LEN([.C1104])=6;4;IF(LEN([.C1104])=7;5;&quot;Fehler&quot;))))))" office:value-type="float" office:value="3" calcext:value-type="float">
            <text:p>3</text:p>
          </table:table-cell>
          <table:table-cell office:value-type="string" calcext:value-type="string">
            <text:p>GCW 1</text:p>
          </table:table-cell>
          <table:table-cell office:value-type="string" calcext:value-type="string">
            <text:p>EUROPA</text:p>
          </table:table-cell>
          <table:table-cell table:number-columns-repeated="5"/>
        </table:table-row>
        <table:table-row table:style-name="ro1">
          <table:table-cell table:formula="of:=IF([.B1105]=([.B1104]+2);&quot;Fehler&quot;;&quot;&quot;)">
            <text:p/>
          </table:table-cell>
          <table:table-cell table:formula="of:=IF(LEN([.C1105])=1;0;IF(LEN([.C1105])=2;1;IF(LEN([.C1105])=3;2;IF(LEN([.C1105])=5;3;IF(LEN([.C1105])=6;4;IF(LEN([.C1105])=7;5;&quot;Fehler&quot;))))))" office:value-type="float" office:value="4" calcext:value-type="float">
            <text:p>4</text:p>
          </table:table-cell>
          <table:table-cell office:value-type="string" calcext:value-type="string">
            <text:p>GCW 10</text:p>
          </table:table-cell>
          <table:table-cell office:value-type="string" calcext:value-type="string">
            <text:p>DEUTSCHLAND</text:p>
          </table:table-cell>
          <table:table-cell table:number-columns-repeated="5"/>
        </table:table-row>
        <table:table-row table:style-name="ro1">
          <table:table-cell table:formula="of:=IF([.B1106]=([.B1105]+2);&quot;Fehler&quot;;&quot;&quot;)">
            <text:p/>
          </table:table-cell>
          <table:table-cell table:formula="of:=IF(LEN([.C1106])=1;0;IF(LEN([.C1106])=2;1;IF(LEN([.C1106])=3;2;IF(LEN([.C1106])=5;3;IF(LEN([.C1106])=6;4;IF(LEN([.C1106])=7;5;&quot;Fehler&quot;))))))" office:value-type="float" office:value="5" calcext:value-type="float">
            <text:p>5</text:p>
          </table:table-cell>
          <table:table-cell office:value-type="string" calcext:value-type="string">
            <text:p>GCW 101</text:p>
          </table:table-cell>
          <table:table-cell office:value-type="string" calcext:value-type="string">
            <text:p>BUNDESREPUBLIK DEUTSCHLAND VON 1949 BIS ZUR GEGENWART</text:p>
          </table:table-cell>
          <table:table-cell table:number-columns-repeated="5"/>
        </table:table-row>
        <table:table-row table:style-name="ro1">
          <table:table-cell table:formula="of:=IF([.B1107]=([.B1106]+2);&quot;Fehler&quot;;&quot;&quot;)">
            <text:p/>
          </table:table-cell>
          <table:table-cell table:formula="of:=IF(LEN([.C1107])=1;0;IF(LEN([.C1107])=2;1;IF(LEN([.C1107])=3;2;IF(LEN([.C1107])=5;3;IF(LEN([.C1107])=6;4;IF(LEN([.C1107])=7;5;&quot;Fehler&quot;))))))" office:value-type="float" office:value="5" calcext:value-type="float">
            <text:p>5</text:p>
          </table:table-cell>
          <table:table-cell office:value-type="string" calcext:value-type="string">
            <text:p>GCW 102</text:p>
          </table:table-cell>
          <table:table-cell office:value-type="string" calcext:value-type="string">
            <text:p>DDR</text:p>
          </table:table-cell>
          <table:table-cell table:number-columns-repeated="5"/>
        </table:table-row>
        <table:table-row table:style-name="ro1">
          <table:table-cell table:formula="of:=IF([.B1108]=([.B1107]+2);&quot;Fehler&quot;;&quot;&quot;)">
            <text:p/>
          </table:table-cell>
          <table:table-cell table:formula="of:=IF(LEN([.C1108])=1;0;IF(LEN([.C1108])=2;1;IF(LEN([.C1108])=3;2;IF(LEN([.C1108])=5;3;IF(LEN([.C1108])=6;4;IF(LEN([.C1108])=7;5;&quot;Fehler&quot;))))))" office:value-type="float" office:value="4" calcext:value-type="float">
            <text:p>4</text:p>
          </table:table-cell>
          <table:table-cell office:value-type="string" calcext:value-type="string">
            <text:p>GCW 11</text:p>
          </table:table-cell>
          <table:table-cell office:value-type="string" calcext:value-type="string">
            <text:p>GROSSBRITANNIEN UND IRLAND</text:p>
          </table:table-cell>
          <table:table-cell table:number-columns-repeated="5"/>
        </table:table-row>
        <table:table-row table:style-name="ro1">
          <table:table-cell table:formula="of:=IF([.B1109]=([.B1108]+2);&quot;Fehler&quot;;&quot;&quot;)">
            <text:p/>
          </table:table-cell>
          <table:table-cell table:formula="of:=IF(LEN([.C1109])=1;0;IF(LEN([.C1109])=2;1;IF(LEN([.C1109])=3;2;IF(LEN([.C1109])=5;3;IF(LEN([.C1109])=6;4;IF(LEN([.C1109])=7;5;&quot;Fehler&quot;))))))" office:value-type="float" office:value="4" calcext:value-type="float">
            <text:p>4</text:p>
          </table:table-cell>
          <table:table-cell office:value-type="string" calcext:value-type="string">
            <text:p>GCW 12</text:p>
          </table:table-cell>
          <table:table-cell office:value-type="string" calcext:value-type="string">
            <text:p>FRANKREICH</text:p>
          </table:table-cell>
          <table:table-cell table:number-columns-repeated="5"/>
        </table:table-row>
        <table:table-row table:style-name="ro1">
          <table:table-cell table:formula="of:=IF([.B1110]=([.B1109]+2);&quot;Fehler&quot;;&quot;&quot;)">
            <text:p/>
          </table:table-cell>
          <table:table-cell table:formula="of:=IF(LEN([.C1110])=1;0;IF(LEN([.C1110])=2;1;IF(LEN([.C1110])=3;2;IF(LEN([.C1110])=5;3;IF(LEN([.C1110])=6;4;IF(LEN([.C1110])=7;5;&quot;Fehler&quot;))))))" office:value-type="float" office:value="4" calcext:value-type="float">
            <text:p>4</text:p>
          </table:table-cell>
          <table:table-cell office:value-type="string" calcext:value-type="string">
            <text:p>GCW 13</text:p>
          </table:table-cell>
          <table:table-cell office:value-type="string" calcext:value-type="string">
            <text:p>ITALIEN</text:p>
          </table:table-cell>
          <table:table-cell table:number-columns-repeated="5"/>
        </table:table-row>
        <table:table-row table:style-name="ro1">
          <table:table-cell table:formula="of:=IF([.B1111]=([.B1110]+2);&quot;Fehler&quot;;&quot;&quot;)">
            <text:p/>
          </table:table-cell>
          <table:table-cell table:formula="of:=IF(LEN([.C1111])=1;0;IF(LEN([.C1111])=2;1;IF(LEN([.C1111])=3;2;IF(LEN([.C1111])=5;3;IF(LEN([.C1111])=6;4;IF(LEN([.C1111])=7;5;&quot;Fehler&quot;))))))" office:value-type="float" office:value="4" calcext:value-type="float">
            <text:p>4</text:p>
          </table:table-cell>
          <table:table-cell office:value-type="string" calcext:value-type="string">
            <text:p>GCW 14</text:p>
          </table:table-cell>
          <table:table-cell office:value-type="string" calcext:value-type="string">
            <text:p>SOWJETUNION UND NACHFOLGESTAATEN</text:p>
          </table:table-cell>
          <table:table-cell table:number-columns-repeated="5"/>
        </table:table-row>
        <table:table-row table:style-name="ro1">
          <table:table-cell table:formula="of:=IF([.B1112]=([.B1111]+2);&quot;Fehler&quot;;&quot;&quot;)">
            <text:p/>
          </table:table-cell>
          <table:table-cell table:formula="of:=IF(LEN([.C1112])=1;0;IF(LEN([.C1112])=2;1;IF(LEN([.C1112])=3;2;IF(LEN([.C1112])=5;3;IF(LEN([.C1112])=6;4;IF(LEN([.C1112])=7;5;&quot;Fehler&quot;))))))" office:value-type="float" office:value="4" calcext:value-type="float">
            <text:p>4</text:p>
          </table:table-cell>
          <table:table-cell office:value-type="string" calcext:value-type="string">
            <text:p>GCW 19</text:p>
          </table:table-cell>
          <table:table-cell office:value-type="string" calcext:value-type="string">
            <text:p>SONSTIGE LAENDER EUROPAS</text:p>
          </table:table-cell>
          <table:table-cell table:number-columns-repeated="5"/>
        </table:table-row>
        <table:table-row table:style-name="ro1">
          <table:table-cell table:formula="of:=IF([.B1113]=([.B1112]+2);&quot;Fehler&quot;;&quot;&quot;)">
            <text:p/>
          </table:table-cell>
          <table:table-cell table:formula="of:=IF(LEN([.C1113])=1;0;IF(LEN([.C1113])=2;1;IF(LEN([.C1113])=3;2;IF(LEN([.C1113])=5;3;IF(LEN([.C1113])=6;4;IF(LEN([.C1113])=7;5;&quot;Fehler&quot;))))))" office:value-type="float" office:value="3" calcext:value-type="float">
            <text:p>3</text:p>
          </table:table-cell>
          <table:table-cell office:value-type="string" calcext:value-type="string">
            <text:p>GCW 2</text:p>
          </table:table-cell>
          <table:table-cell office:value-type="string" calcext:value-type="string">
            <text:p>AMERIKA</text:p>
          </table:table-cell>
          <table:table-cell table:number-columns-repeated="5"/>
        </table:table-row>
        <table:table-row table:style-name="ro1">
          <table:table-cell table:formula="of:=IF([.B1114]=([.B1113]+2);&quot;Fehler&quot;;&quot;&quot;)">
            <text:p/>
          </table:table-cell>
          <table:table-cell table:formula="of:=IF(LEN([.C1114])=1;0;IF(LEN([.C1114])=2;1;IF(LEN([.C1114])=3;2;IF(LEN([.C1114])=5;3;IF(LEN([.C1114])=6;4;IF(LEN([.C1114])=7;5;&quot;Fehler&quot;))))))" office:value-type="float" office:value="4" calcext:value-type="float">
            <text:p>4</text:p>
          </table:table-cell>
          <table:table-cell office:value-type="string" calcext:value-type="string">
            <text:p>GCW 20</text:p>
          </table:table-cell>
          <table:table-cell office:value-type="string" calcext:value-type="string">
            <text:p>NORDAMERIKA</text:p>
          </table:table-cell>
          <table:table-cell table:number-columns-repeated="5"/>
        </table:table-row>
        <table:table-row table:style-name="ro1">
          <table:table-cell table:formula="of:=IF([.B1115]=([.B1114]+2);&quot;Fehler&quot;;&quot;&quot;)">
            <text:p/>
          </table:table-cell>
          <table:table-cell table:formula="of:=IF(LEN([.C1115])=1;0;IF(LEN([.C1115])=2;1;IF(LEN([.C1115])=3;2;IF(LEN([.C1115])=5;3;IF(LEN([.C1115])=6;4;IF(LEN([.C1115])=7;5;&quot;Fehler&quot;))))))" office:value-type="float" office:value="4" calcext:value-type="float">
            <text:p>4</text:p>
          </table:table-cell>
          <table:table-cell office:value-type="string" calcext:value-type="string">
            <text:p>GCW 21</text:p>
          </table:table-cell>
          <table:table-cell office:value-type="string" calcext:value-type="string">
            <text:p>MITTEL- UND SUEDAMERIKA</text:p>
          </table:table-cell>
          <table:table-cell table:number-columns-repeated="5"/>
        </table:table-row>
        <table:table-row table:style-name="ro1">
          <table:table-cell table:formula="of:=IF([.B1116]=([.B1115]+2);&quot;Fehler&quot;;&quot;&quot;)">
            <text:p/>
          </table:table-cell>
          <table:table-cell table:formula="of:=IF(LEN([.C1116])=1;0;IF(LEN([.C1116])=2;1;IF(LEN([.C1116])=3;2;IF(LEN([.C1116])=5;3;IF(LEN([.C1116])=6;4;IF(LEN([.C1116])=7;5;&quot;Fehler&quot;))))))" office:value-type="float" office:value="3" calcext:value-type="float">
            <text:p>3</text:p>
          </table:table-cell>
          <table:table-cell office:value-type="string" calcext:value-type="string">
            <text:p>GCW 3</text:p>
          </table:table-cell>
          <table:table-cell office:value-type="string" calcext:value-type="string">
            <text:p>AFRIKA</text:p>
          </table:table-cell>
          <table:table-cell table:number-columns-repeated="5"/>
        </table:table-row>
        <table:table-row table:style-name="ro1">
          <table:table-cell table:formula="of:=IF([.B1117]=([.B1116]+2);&quot;Fehler&quot;;&quot;&quot;)">
            <text:p/>
          </table:table-cell>
          <table:table-cell table:formula="of:=IF(LEN([.C1117])=1;0;IF(LEN([.C1117])=2;1;IF(LEN([.C1117])=3;2;IF(LEN([.C1117])=5;3;IF(LEN([.C1117])=6;4;IF(LEN([.C1117])=7;5;&quot;Fehler&quot;))))))" office:value-type="float" office:value="3" calcext:value-type="float">
            <text:p>3</text:p>
          </table:table-cell>
          <table:table-cell office:value-type="string" calcext:value-type="string">
            <text:p>GCW 4</text:p>
          </table:table-cell>
          <table:table-cell office:value-type="string" calcext:value-type="string">
            <text:p>ASIEN</text:p>
          </table:table-cell>
          <table:table-cell table:number-columns-repeated="5"/>
        </table:table-row>
        <table:table-row table:style-name="ro1">
          <table:table-cell table:formula="of:=IF([.B1118]=([.B1117]+2);&quot;Fehler&quot;;&quot;&quot;)">
            <text:p/>
          </table:table-cell>
          <table:table-cell table:formula="of:=IF(LEN([.C1118])=1;0;IF(LEN([.C1118])=2;1;IF(LEN([.C1118])=3;2;IF(LEN([.C1118])=5;3;IF(LEN([.C1118])=6;4;IF(LEN([.C1118])=7;5;&quot;Fehler&quot;))))))" office:value-type="float" office:value="3" calcext:value-type="float">
            <text:p>3</text:p>
          </table:table-cell>
          <table:table-cell office:value-type="string" calcext:value-type="string">
            <text:p>GCW 5</text:p>
          </table:table-cell>
          <table:table-cell office:value-type="string" calcext:value-type="string">
            <text:p>AUSTRALIEN</text:p>
          </table:table-cell>
          <table:table-cell table:number-columns-repeated="5"/>
        </table:table-row>
        <table:table-row table:style-name="ro1">
          <table:table-cell table:formula="of:=IF([.B1119]=([.B1118]+2);&quot;Fehler&quot;;&quot;&quot;)">
            <text:p/>
          </table:table-cell>
          <table:table-cell table:formula="of:=IF(LEN([.C1119])=1;0;IF(LEN([.C1119])=2;1;IF(LEN([.C1119])=3;2;IF(LEN([.C1119])=5;3;IF(LEN([.C1119])=6;4;IF(LEN([.C1119])=7;5;&quot;Fehler&quot;))))))" office:value-type="float" office:value="1" calcext:value-type="float">
            <text:p>1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BEVOELKERUNGSKUNDE (DEMOGRAPHIE) <text:s/>BEVOELKERUNGSPOLITIK</text:p>
          </table:table-cell>
          <table:table-cell table:number-columns-repeated="5"/>
        </table:table-row>
        <table:table-row table:style-name="ro1">
          <table:table-cell table:formula="of:=IF([.B1120]=([.B1119]+2);&quot;Fehler&quot;;&quot;&quot;)">
            <text:p/>
          </table:table-cell>
          <table:table-cell table:formula="of:=IF(LEN([.C1120])=1;0;IF(LEN([.C1120])=2;1;IF(LEN([.C1120])=3;2;IF(LEN([.C1120])=5;3;IF(LEN([.C1120])=6;4;IF(LEN([.C1120])=7;5;&quot;Fehler&quot;))))))" office:value-type="float" office:value="2" calcext:value-type="float">
            <text:p>2</text:p>
          </table:table-cell>
          <table:table-cell office:value-type="string" calcext:value-type="string">
            <text:p>GEK</text:p>
          </table:table-cell>
          <table:table-cell office:value-type="string" calcext:value-type="string">
            <text:p>ALLGEMEINES, GESAMTDARSTELLUNGEN - DARSTELLUNGEN MEHRERER TEILGEBIETE <text:s/>EINFUEHRUNGEN</text:p>
          </table:table-cell>
          <table:table-cell table:number-columns-repeated="5"/>
        </table:table-row>
        <table:table-row table:style-name="ro1">
          <table:table-cell table:formula="of:=IF([.B1121]=([.B1120]+2);&quot;Fehler&quot;;&quot;&quot;)">
            <text:p/>
          </table:table-cell>
          <table:table-cell table:formula="of:=IF(LEN([.C1121])=1;0;IF(LEN([.C1121])=2;1;IF(LEN([.C1121])=3;2;IF(LEN([.C1121])=5;3;IF(LEN([.C1121])=6;4;IF(LEN([.C1121])=7;5;&quot;Fehler&quot;))))))" office:value-type="float" office:value="2" calcext:value-type="float">
            <text:p>2</text:p>
          </table:table-cell>
          <table:table-cell office:value-type="string" calcext:value-type="string">
            <text:p>GEL</text:p>
          </table:table-cell>
          <table:table-cell office:value-type="string" calcext:value-type="string">
            <text:p>BEVOELKERUNGSBEWEGUNG</text:p>
          </table:table-cell>
          <table:table-cell table:number-columns-repeated="5"/>
        </table:table-row>
        <table:table-row table:style-name="ro1">
          <table:table-cell table:formula="of:=IF([.B1122]=([.B1121]+2);&quot;Fehler&quot;;&quot;&quot;)">
            <text:p/>
          </table:table-cell>
          <table:table-cell table:formula="of:=IF(LEN([.C1122])=1;0;IF(LEN([.C1122])=2;1;IF(LEN([.C1122])=3;2;IF(LEN([.C1122])=5;3;IF(LEN([.C1122])=6;4;IF(LEN([.C1122])=7;5;&quot;Fehler&quot;))))))" office:value-type="float" office:value="3" calcext:value-type="float">
            <text:p>3</text:p>
          </table:table-cell>
          <table:table-cell office:value-type="string" calcext:value-type="string">
            <text:p>GEL 1</text:p>
          </table:table-cell>
          <table:table-cell office:value-type="string" calcext:value-type="string">
            <text:p>EINWANDERUNG <text:s/>AUSWANDERUNG</text:p>
          </table:table-cell>
          <table:table-cell table:number-columns-repeated="5"/>
        </table:table-row>
        <table:table-row table:style-name="ro1">
          <table:table-cell table:formula="of:=IF([.B1123]=([.B1122]+2);&quot;Fehler&quot;;&quot;&quot;)">
            <text:p/>
          </table:table-cell>
          <table:table-cell table:formula="of:=IF(LEN([.C1123])=1;0;IF(LEN([.C1123])=2;1;IF(LEN([.C1123])=3;2;IF(LEN([.C1123])=5;3;IF(LEN([.C1123])=6;4;IF(LEN([.C1123])=7;5;&quot;Fehler&quot;))))))" office:value-type="float" office:value="3" calcext:value-type="float">
            <text:p>3</text:p>
          </table:table-cell>
          <table:table-cell office:value-type="string" calcext:value-type="string">
            <text:p>GEL 2</text:p>
          </table:table-cell>
          <table:table-cell office:value-type="string" calcext:value-type="string">
            <text:p>FLUECHTLINGE <text:s/>VERTRIEBENE</text:p>
          </table:table-cell>
          <table:table-cell table:number-columns-repeated="5"/>
        </table:table-row>
        <table:table-row table:style-name="ro1">
          <table:table-cell table:formula="of:=IF([.B1124]=([.B1123]+2);&quot;Fehler&quot;;&quot;&quot;)">
            <text:p/>
          </table:table-cell>
          <table:table-cell table:formula="of:=IF(LEN([.C1124])=1;0;IF(LEN([.C1124])=2;1;IF(LEN([.C1124])=3;2;IF(LEN([.C1124])=5;3;IF(LEN([.C1124])=6;4;IF(LEN([.C1124])=7;5;&quot;Fehler&quot;))))))" office:value-type="float" office:value="2" calcext:value-type="float">
            <text:p>2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BEVOELKERUNGSPOLITIK</text:p>
          </table:table-cell>
          <table:table-cell table:number-columns-repeated="5"/>
        </table:table-row>
        <table:table-row table:style-name="ro1">
          <table:table-cell table:formula="of:=IF([.B1125]=([.B1124]+2);&quot;Fehler&quot;;&quot;&quot;)">
            <text:p/>
          </table:table-cell>
          <table:table-cell table:formula="of:=IF(LEN([.C1125])=1;0;IF(LEN([.C1125])=2;1;IF(LEN([.C1125])=3;2;IF(LEN([.C1125])=5;3;IF(LEN([.C1125])=6;4;IF(LEN([.C1125])=7;5;&quot;Fehler&quot;))))))" office:value-type="float" office:value="3" calcext:value-type="float">
            <text:p>3</text:p>
          </table:table-cell>
          <table:table-cell office:value-type="string" calcext:value-type="string">
            <text:p>GEM 1</text:p>
          </table:table-cell>
          <table:table-cell office:value-type="string" calcext:value-type="string">
            <text:p>RAUMORDNUNG <text:s/>RAUMFORSCHUNG : GESAMTDARSTELLUNGEN - DARSTELLUNGEN MEHRERER TEILGEBIETE UND REGIONEN</text:p>
          </table:table-cell>
          <table:table-cell table:number-columns-repeated="5"/>
        </table:table-row>
        <table:table-row table:style-name="ro1">
          <table:table-cell table:formula="of:=IF([.B1126]=([.B1125]+2);&quot;Fehler&quot;;&quot;&quot;)">
            <text:p/>
          </table:table-cell>
          <table:table-cell table:formula="of:=IF(LEN([.C1126])=1;0;IF(LEN([.C1126])=2;1;IF(LEN([.C1126])=3;2;IF(LEN([.C1126])=5;3;IF(LEN([.C1126])=6;4;IF(LEN([.C1126])=7;5;&quot;Fehler&quot;))))))" office:value-type="float" office:value="4" calcext:value-type="float">
            <text:p>4</text:p>
          </table:table-cell>
          <table:table-cell office:value-type="string" calcext:value-type="string">
            <text:p>GEM 11</text:p>
          </table:table-cell>
          <table:table-cell office:value-type="string" calcext:value-type="string">
            <text:p>NACHSCHLAGEWERKE, BIBLIOGRAPHIEN, KARTENWERKE, ORGANISATIONEN UND INSTITUTE</text:p>
          </table:table-cell>
          <table:table-cell table:number-columns-repeated="5"/>
        </table:table-row>
        <table:table-row table:style-name="ro1">
          <table:table-cell table:formula="of:=IF([.B1127]=([.B1126]+2);&quot;Fehler&quot;;&quot;&quot;)">
            <text:p/>
          </table:table-cell>
          <table:table-cell table:formula="of:=IF(LEN([.C1127])=1;0;IF(LEN([.C1127])=2;1;IF(LEN([.C1127])=3;2;IF(LEN([.C1127])=5;3;IF(LEN([.C1127])=6;4;IF(LEN([.C1127])=7;5;&quot;Fehler&quot;))))))" office:value-type="float" office:value="4" calcext:value-type="float">
            <text:p>4</text:p>
          </table:table-cell>
          <table:table-cell office:value-type="string" calcext:value-type="string">
            <text:p>GEM 12</text:p>
          </table:table-cell>
          <table:table-cell office:value-type="string" calcext:value-type="string">
            <text:p>GRUNDLAGEN, METHODEN UND GESCHICHTE DER RAUMORDNUNG UND RAUMFORSCHUNG</text:p>
          </table:table-cell>
          <table:table-cell table:number-columns-repeated="5"/>
        </table:table-row>
        <table:table-row table:style-name="ro1">
          <table:table-cell table:formula="of:=IF([.B1128]=([.B1127]+2);&quot;Fehler&quot;;&quot;&quot;)">
            <text:p/>
          </table:table-cell>
          <table:table-cell table:formula="of:=IF(LEN([.C1128])=1;0;IF(LEN([.C1128])=2;1;IF(LEN([.C1128])=3;2;IF(LEN([.C1128])=5;3;IF(LEN([.C1128])=6;4;IF(LEN([.C1128])=7;5;&quot;Fehler&quot;))))))" office:value-type="float" office:value="4" calcext:value-type="float">
            <text:p>4</text:p>
          </table:table-cell>
          <table:table-cell office:value-type="string" calcext:value-type="string">
            <text:p>GEM 13</text:p>
          </table:table-cell>
          <table:table-cell office:value-type="string" calcext:value-type="string">
            <text:p>LANDESPLANUNG <text:s/>REGIONALPLANUNG <text:s/>STADTPLANUNG</text:p>
          </table:table-cell>
          <table:table-cell table:number-columns-repeated="5"/>
        </table:table-row>
        <table:table-row table:style-name="ro1">
          <table:table-cell table:formula="of:=IF([.B1129]=([.B1128]+2);&quot;Fehler&quot;;&quot;&quot;)">
            <text:p/>
          </table:table-cell>
          <table:table-cell table:formula="of:=IF(LEN([.C1129])=1;0;IF(LEN([.C1129])=2;1;IF(LEN([.C1129])=3;2;IF(LEN([.C1129])=5;3;IF(LEN([.C1129])=6;4;IF(LEN([.C1129])=7;5;&quot;Fehler&quot;))))))" office:value-type="float" office:value="5" calcext:value-type="float">
            <text:p>5</text:p>
          </table:table-cell>
          <table:table-cell office:value-type="string" calcext:value-type="string">
            <text:p>GEM 132</text:p>
          </table:table-cell>
          <table:table-cell office:value-type="string" calcext:value-type="string">
            <text:p>STADTPLANUNG</text:p>
          </table:table-cell>
          <table:table-cell table:number-columns-repeated="5"/>
        </table:table-row>
        <table:table-row table:style-name="ro1">
          <table:table-cell table:formula="of:=IF([.B1130]=([.B1129]+2);&quot;Fehler&quot;;&quot;&quot;)">
            <text:p/>
          </table:table-cell>
          <table:table-cell table:formula="of:=IF(LEN([.C1130])=1;0;IF(LEN([.C1130])=2;1;IF(LEN([.C1130])=3;2;IF(LEN([.C1130])=5;3;IF(LEN([.C1130])=6;4;IF(LEN([.C1130])=7;5;&quot;Fehler&quot;))))))" office:value-type="float" office:value="5" calcext:value-type="float">
            <text:p>5</text:p>
          </table:table-cell>
          <table:table-cell office:value-type="string" calcext:value-type="string">
            <text:p>GEM 135</text:p>
          </table:table-cell>
          <table:table-cell office:value-type="string" calcext:value-type="string">
            <text:p>EINZELNE LAENDER UND REGIONEN IN DER BUNDESREPUBLIK DEUTSCHLAND</text:p>
          </table:table-cell>
          <table:table-cell table:number-columns-repeated="5"/>
        </table:table-row>
        <table:table-row table:style-name="ro1">
          <table:table-cell table:formula="of:=IF([.B1131]=([.B1130]+2);&quot;Fehler&quot;;&quot;&quot;)">
            <text:p/>
          </table:table-cell>
          <table:table-cell table:formula="of:=IF(LEN([.C1131])=1;0;IF(LEN([.C1131])=2;1;IF(LEN([.C1131])=3;2;IF(LEN([.C1131])=5;3;IF(LEN([.C1131])=6;4;IF(LEN([.C1131])=7;5;&quot;Fehler&quot;))))))" office:value-type="float" office:value="5" calcext:value-type="float">
            <text:p>5</text:p>
          </table:table-cell>
          <table:table-cell office:value-type="string" calcext:value-type="string">
            <text:p>GEM 137</text:p>
          </table:table-cell>
          <table:table-cell office:value-type="string" calcext:value-type="string">
            <text:p>NORDRHEIN-WESTFALEN</text:p>
          </table:table-cell>
          <table:table-cell table:number-columns-repeated="5"/>
        </table:table-row>
        <table:table-row table:style-name="ro1">
          <table:table-cell table:formula="of:=IF([.B1132]=([.B1131]+2);&quot;Fehler&quot;;&quot;&quot;)">
            <text:p/>
          </table:table-cell>
          <table:table-cell table:formula="of:=IF(LEN([.C1132])=1;0;IF(LEN([.C1132])=2;1;IF(LEN([.C1132])=3;2;IF(LEN([.C1132])=5;3;IF(LEN([.C1132])=6;4;IF(LEN([.C1132])=7;5;&quot;Fehler&quot;))))))" office:value-type="float" office:value="4" calcext:value-type="float">
            <text:p>4</text:p>
          </table:table-cell>
          <table:table-cell office:value-type="string" calcext:value-type="string">
            <text:p>GEM 15</text:p>
          </table:table-cell>
          <table:table-cell office:value-type="string" calcext:value-type="string">
            <text:p>RAUMORDNUNG AUF DEM LANDE</text:p>
          </table:table-cell>
          <table:table-cell table:number-columns-repeated="5"/>
        </table:table-row>
        <table:table-row table:style-name="ro1">
          <table:table-cell table:formula="of:=IF([.B1133]=([.B1132]+2);&quot;Fehler&quot;;&quot;&quot;)">
            <text:p/>
          </table:table-cell>
          <table:table-cell table:formula="of:=IF(LEN([.C1133])=1;0;IF(LEN([.C1133])=2;1;IF(LEN([.C1133])=3;2;IF(LEN([.C1133])=5;3;IF(LEN([.C1133])=6;4;IF(LEN([.C1133])=7;5;&quot;Fehler&quot;))))))" office:value-type="float" office:value="4" calcext:value-type="float">
            <text:p>4</text:p>
          </table:table-cell>
          <table:table-cell office:value-type="string" calcext:value-type="string">
            <text:p>GEM 16</text:p>
          </table:table-cell>
          <table:table-cell office:value-type="string" calcext:value-type="string">
            <text:p>RAUMORDNUNG IM AUSLAND</text:p>
          </table:table-cell>
          <table:table-cell table:number-columns-repeated="5"/>
        </table:table-row>
        <table:table-row table:style-name="ro1">
          <table:table-cell table:formula="of:=IF([.B1134]=([.B1133]+2);&quot;Fehler&quot;;&quot;&quot;)">
            <text:p/>
          </table:table-cell>
          <table:table-cell table:formula="of:=IF(LEN([.C1134])=1;0;IF(LEN([.C1134])=2;1;IF(LEN([.C1134])=3;2;IF(LEN([.C1134])=5;3;IF(LEN([.C1134])=6;4;IF(LEN([.C1134])=7;5;&quot;Fehler&quot;))))))" office:value-type="float" office:value="3" calcext:value-type="float">
            <text:p>3</text:p>
          </table:table-cell>
          <table:table-cell office:value-type="string" calcext:value-type="string">
            <text:p>GEM 2</text:p>
          </table:table-cell>
          <table:table-cell office:value-type="string" calcext:value-type="string">
            <text:p>WOHNUNGSPOLITIK <text:s/>WOHNUNGSWIRTSCHAFT</text:p>
          </table:table-cell>
          <table:table-cell table:number-columns-repeated="5"/>
        </table:table-row>
        <table:table-row table:style-name="ro1">
          <table:table-cell table:formula="of:=IF([.B1135]=([.B1134]+2);&quot;Fehler&quot;;&quot;&quot;)">
            <text:p/>
          </table:table-cell>
          <table:table-cell table:formula="of:=IF(LEN([.C1135])=1;0;IF(LEN([.C1135])=2;1;IF(LEN([.C1135])=3;2;IF(LEN([.C1135])=5;3;IF(LEN([.C1135])=6;4;IF(LEN([.C1135])=7;5;&quot;Fehler&quot;))))))" office:value-type="float" office:value="4" calcext:value-type="float">
            <text:p>4</text:p>
          </table:table-cell>
          <table:table-cell office:value-type="string" calcext:value-type="string">
            <text:p>GEM 21</text:p>
          </table:table-cell>
          <table:table-cell office:value-type="string" calcext:value-type="string">
            <text:p>WOHNUNGSPOLITIK FUER EINZELNE BEVOELKERUNGSGRUPPEN</text:p>
          </table:table-cell>
          <table:table-cell table:number-columns-repeated="5"/>
        </table:table-row>
        <table:table-row table:style-name="ro1">
          <table:table-cell table:formula="of:=IF([.B1136]=([.B1135]+2);&quot;Fehler&quot;;&quot;&quot;)">
            <text:p/>
          </table:table-cell>
          <table:table-cell table:formula="of:=IF(LEN([.C1136])=1;0;IF(LEN([.C1136])=2;1;IF(LEN([.C1136])=3;2;IF(LEN([.C1136])=5;3;IF(LEN([.C1136])=6;4;IF(LEN([.C1136])=7;5;&quot;Fehler&quot;))))))" office:value-type="float" office:value="3" calcext:value-type="float">
            <text:p>3</text:p>
          </table:table-cell>
          <table:table-cell office:value-type="string" calcext:value-type="string">
            <text:p>GEM 4</text:p>
          </table:table-cell>
          <table:table-cell office:value-type="string" calcext:value-type="string">
            <text:p>RETTUNGSWESEN</text:p>
          </table:table-cell>
          <table:table-cell table:number-columns-repeated="5"/>
        </table:table-row>
        <table:table-row table:style-name="ro1">
          <table:table-cell table:formula="of:=IF([.B1137]=([.B1136]+2);&quot;Fehler&quot;;&quot;&quot;)">
            <text:p/>
          </table:table-cell>
          <table:table-cell table:formula="of:=IF(LEN([.C1137])=1;0;IF(LEN([.C1137])=2;1;IF(LEN([.C1137])=3;2;IF(LEN([.C1137])=5;3;IF(LEN([.C1137])=6;4;IF(LEN([.C1137])=7;5;&quot;Fehler&quot;))))))" office:value-type="float" office:value="4" calcext:value-type="float">
            <text:p>4</text:p>
          </table:table-cell>
          <table:table-cell office:value-type="string" calcext:value-type="string">
            <text:p>GEM 40</text:p>
          </table:table-cell>
          <table:table-cell office:value-type="string" calcext:value-type="string">
            <text:p>FEUERWEHR <text:s/>BRANDSCHUTZ : ALLGEMEINES</text:p>
          </table:table-cell>
          <table:table-cell table:number-columns-repeated="5"/>
        </table:table-row>
        <table:table-row table:style-name="ro1">
          <table:table-cell table:formula="of:=IF([.B1138]=([.B1137]+2);&quot;Fehler&quot;;&quot;&quot;)">
            <text:p/>
          </table:table-cell>
          <table:table-cell table:formula="of:=IF(LEN([.C1138])=1;0;IF(LEN([.C1138])=2;1;IF(LEN([.C1138])=3;2;IF(LEN([.C1138])=5;3;IF(LEN([.C1138])=6;4;IF(LEN([.C1138])=7;5;&quot;Fehler&quot;))))))" office:value-type="float" office:value="4" calcext:value-type="float">
            <text:p>4</text:p>
          </table:table-cell>
          <table:table-cell office:value-type="string" calcext:value-type="string">
            <text:p>GEM 41</text:p>
          </table:table-cell>
          <table:table-cell office:value-type="string" calcext:value-type="string">
            <text:p>TECHNISCHE NOTHILFE</text:p>
          </table:table-cell>
          <table:table-cell table:number-columns-repeated="5"/>
        </table:table-row>
        <table:table-row table:style-name="ro1">
          <table:table-cell table:formula="of:=IF([.B1139]=([.B1138]+2);&quot;Fehler&quot;;&quot;&quot;)">
            <text:p/>
          </table:table-cell>
          <table:table-cell table:formula="of:=IF(LEN([.C1139])=1;0;IF(LEN([.C1139])=2;1;IF(LEN([.C1139])=3;2;IF(LEN([.C1139])=5;3;IF(LEN([.C1139])=6;4;IF(LEN([.C1139])=7;5;&quot;Fehler&quot;))))))" office:value-type="float" office:value="4" calcext:value-type="float">
            <text:p>4</text:p>
          </table:table-cell>
          <table:table-cell office:value-type="string" calcext:value-type="string">
            <text:p>GEM 42</text:p>
          </table:table-cell>
          <table:table-cell office:value-type="string" calcext:value-type="string">
            <text:p>SEERETTUNGSWESEN</text:p>
          </table:table-cell>
          <table:table-cell table:number-columns-repeated="5"/>
        </table:table-row>
        <table:table-row table:style-name="ro1">
          <table:table-cell table:formula="of:=IF([.B1140]=([.B1139]+2);&quot;Fehler&quot;;&quot;&quot;)">
            <text:p/>
          </table:table-cell>
          <table:table-cell table:formula="of:=IF(LEN([.C1140])=1;0;IF(LEN([.C1140])=2;1;IF(LEN([.C1140])=3;2;IF(LEN([.C1140])=5;3;IF(LEN([.C1140])=6;4;IF(LEN([.C1140])=7;5;&quot;Fehler&quot;))))))" office:value-type="float" office:value="4" calcext:value-type="float">
            <text:p>4</text:p>
          </table:table-cell>
          <table:table-cell office:value-type="string" calcext:value-type="string">
            <text:p>GEM 43</text:p>
          </table:table-cell>
          <table:table-cell office:value-type="string" calcext:value-type="string">
            <text:p>ZIVILSCHUTZ <text:s/>KATASTROPHENSCHUTZ</text:p>
          </table:table-cell>
          <table:table-cell table:number-columns-repeated="5"/>
        </table:table-row>
        <table:table-row table:style-name="ro1">
          <table:table-cell table:formula="of:=IF([.B1141]=([.B1140]+2);&quot;Fehler&quot;;&quot;&quot;)">
            <text:p/>
          </table:table-cell>
          <table:table-cell table:formula="of:=IF(LEN([.C1141])=1;0;IF(LEN([.C1141])=2;1;IF(LEN([.C1141])=3;2;IF(LEN([.C1141])=5;3;IF(LEN([.C1141])=6;4;IF(LEN([.C1141])=7;5;&quot;Fehler&quot;))))))" office:value-type="float" office:value="3" calcext:value-type="float">
            <text:p>3</text:p>
          </table:table-cell>
          <table:table-cell office:value-type="string" calcext:value-type="string">
            <text:p>GEM 6</text:p>
          </table:table-cell>
          <table:table-cell office:value-type="string" calcext:value-type="string">
            <text:p><text:span text:style-name="T1">UMWELTSCHUTZ UMWELTFORSCHUNG</text:span> UMWELTVERSCHMUTZUNG UMWELTPOLITIK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[.B1142]=([.B1141]+2);&quot;Fehler&quot;;&quot;&quot;)">
            <text:p/>
          </table:table-cell>
          <table:table-cell table:formula="of:=IF(LEN([.C1142])=1;0;IF(LEN([.C1142])=2;1;IF(LEN([.C1142])=3;2;IF(LEN([.C1142])=5;3;IF(LEN([.C1142])=6;4;IF(LEN([.C1142])=7;5;&quot;Fehler&quot;))))))" office:value-type="float" office:value="4" calcext:value-type="float">
            <text:p>4</text:p>
          </table:table-cell>
          <table:table-cell office:value-type="string" calcext:value-type="string">
            <text:p>GEM 60</text:p>
          </table:table-cell>
          <table:table-cell office:value-type="string" calcext:value-type="string">
            <text:p>NACHSCHLAGEWERKE, BIBLIOGRAPHIEN, KARTENWERKE, ORGANISATIONEN UND INSTITUTE</text:p>
          </table:table-cell>
          <table:table-cell table:number-columns-repeated="5"/>
        </table:table-row>
        <table:table-row table:style-name="ro1">
          <table:table-cell table:formula="of:=IF([.B1143]=([.B1142]+2);&quot;Fehler&quot;;&quot;&quot;)">
            <text:p/>
          </table:table-cell>
          <table:table-cell table:formula="of:=IF(LEN([.C1143])=1;0;IF(LEN([.C1143])=2;1;IF(LEN([.C1143])=3;2;IF(LEN([.C1143])=5;3;IF(LEN([.C1143])=6;4;IF(LEN([.C1143])=7;5;&quot;Fehler&quot;))))))" office:value-type="float" office:value="4" calcext:value-type="float">
            <text:p>4</text:p>
          </table:table-cell>
          <table:table-cell office:value-type="string" calcext:value-type="string">
            <text:p>GEM 61</text:p>
          </table:table-cell>
          <table:table-cell office:value-type="string" calcext:value-type="string">
            <text:p>UMWELTOEKONOMIE</text:p>
          </table:table-cell>
          <table:table-cell table:number-columns-repeated="5"/>
        </table:table-row>
        <table:table-row table:style-name="ro1">
          <table:table-cell table:formula="of:=IF([.B1144]=([.B1143]+2);&quot;Fehler&quot;;&quot;&quot;)">
            <text:p/>
          </table:table-cell>
          <table:table-cell table:formula="of:=IF(LEN([.C1144])=1;0;IF(LEN([.C1144])=2;1;IF(LEN([.C1144])=3;2;IF(LEN([.C1144])=5;3;IF(LEN([.C1144])=6;4;IF(LEN([.C1144])=7;5;&quot;Fehler&quot;))))))" office:value-type="float" office:value="4" calcext:value-type="float">
            <text:p>4</text:p>
          </table:table-cell>
          <table:table-cell office:value-type="string" calcext:value-type="string">
            <text:p>GEM 62</text:p>
          </table:table-cell>
          <table:table-cell office:value-type="string" calcext:value-type="string">
            <text:p>LUFTVERSCHMUTZUNG</text:p>
          </table:table-cell>
          <table:table-cell table:number-columns-repeated="5"/>
        </table:table-row>
        <table:table-row table:style-name="ro1">
          <table:table-cell table:formula="of:=IF([.B1145]=([.B1144]+2);&quot;Fehler&quot;;&quot;&quot;)">
            <text:p/>
          </table:table-cell>
          <table:table-cell table:formula="of:=IF(LEN([.C1145])=1;0;IF(LEN([.C1145])=2;1;IF(LEN([.C1145])=3;2;IF(LEN([.C1145])=5;3;IF(LEN([.C1145])=6;4;IF(LEN([.C1145])=7;5;&quot;Fehler&quot;))))))" office:value-type="float" office:value="4" calcext:value-type="float">
            <text:p>4</text:p>
          </table:table-cell>
          <table:table-cell office:value-type="string" calcext:value-type="string">
            <text:p>GEM 63</text:p>
          </table:table-cell>
          <table:table-cell office:value-type="string" calcext:value-type="string">
            <text:p>WASSERVERSCHMUTZUNG</text:p>
          </table:table-cell>
          <table:table-cell table:number-columns-repeated="5"/>
        </table:table-row>
        <table:table-row table:style-name="ro1">
          <table:table-cell table:formula="of:=IF([.B1146]=([.B1145]+2);&quot;Fehler&quot;;&quot;&quot;)">
            <text:p/>
          </table:table-cell>
          <table:table-cell table:formula="of:=IF(LEN([.C1146])=1;0;IF(LEN([.C1146])=2;1;IF(LEN([.C1146])=3;2;IF(LEN([.C1146])=5;3;IF(LEN([.C1146])=6;4;IF(LEN([.C1146])=7;5;&quot;Fehler&quot;))))))" office:value-type="float" office:value="4" calcext:value-type="float">
            <text:p>4</text:p>
          </table:table-cell>
          <table:table-cell office:value-type="string" calcext:value-type="string">
            <text:p>GEM 69</text:p>
          </table:table-cell>
          <table:table-cell office:value-type="string" calcext:value-type="string">
            <text:p>SONSTIGE PROBLEME DES UMWELTSCHUTZES</text:p>
          </table:table-cell>
          <table:table-cell table:number-columns-repeated="5"/>
        </table:table-row>
        <table:table-row table:style-name="ro1">
          <table:table-cell table:formula="of:=IF([.B1147]=([.B1146]+2);&quot;Fehler&quot;;&quot;&quot;)">
            <text:p/>
          </table:table-cell>
          <table:table-cell table:formula="of:=IF(LEN([.C1147])=1;0;IF(LEN([.C1147])=2;1;IF(LEN([.C1147])=3;2;IF(LEN([.C1147])=5;3;IF(LEN([.C1147])=6;4;IF(LEN([.C1147])=7;5;&quot;Fehler&quot;))))))" office:value-type="float" office:value="3" calcext:value-type="float">
            <text:p>3</text:p>
          </table:table-cell>
          <table:table-cell office:value-type="string" calcext:value-type="string">
            <text:p>GEM 7</text:p>
          </table:table-cell>
          <table:table-cell office:value-type="string" calcext:value-type="string">
            <text:p>FAMILIENPOLITIK</text:p>
          </table:table-cell>
          <table:table-cell table:number-columns-repeated="5"/>
        </table:table-row>
        <table:table-row table:style-name="ro1">
          <table:table-cell table:formula="of:=IF([.B1148]=([.B1147]+2);&quot;Fehler&quot;;&quot;&quot;)">
            <text:p/>
          </table:table-cell>
          <table:table-cell table:formula="of:=IF(LEN([.C1148])=1;0;IF(LEN([.C1148])=2;1;IF(LEN([.C1148])=3;2;IF(LEN([.C1148])=5;3;IF(LEN([.C1148])=6;4;IF(LEN([.C1148])=7;5;&quot;Fehler&quot;))))))"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SOZIALPOLITIK</text:p>
          </table:table-cell>
          <table:table-cell table:number-columns-repeated="5"/>
        </table:table-row>
        <table:table-row table:style-name="ro1">
          <table:table-cell table:formula="of:=IF([.B1149]=([.B1148]+2);&quot;Fehler&quot;;&quot;&quot;)">
            <text:p/>
          </table:table-cell>
          <table:table-cell table:formula="of:=IF(LEN([.C1149])=1;0;IF(LEN([.C1149])=2;1;IF(LEN([.C1149])=3;2;IF(LEN([.C1149])=5;3;IF(LEN([.C1149])=6;4;IF(LEN([.C1149])=7;5;&quot;Fehler&quot;))))))" office:value-type="float" office:value="2" calcext:value-type="float">
            <text:p>2</text:p>
          </table:table-cell>
          <table:table-cell office:value-type="string" calcext:value-type="string">
            <text:p>GFK</text:p>
          </table:table-cell>
          <table:table-cell office:value-type="string" calcext:value-type="string">
            <text:p>ALLGEMEINES, GESAMTDARSTELLUNGEN - DARSTELLUNGEN MEHRERER TEILGEBIETE <text:s/>EINFUEHRUNGEN</text:p>
          </table:table-cell>
          <table:table-cell table:number-columns-repeated="5"/>
        </table:table-row>
        <table:table-row table:style-name="ro1">
          <table:table-cell table:formula="of:=IF([.B1150]=([.B1149]+2);&quot;Fehler&quot;;&quot;&quot;)">
            <text:p/>
          </table:table-cell>
          <table:table-cell table:formula="of:=IF(LEN([.C1150])=1;0;IF(LEN([.C1150])=2;1;IF(LEN([.C1150])=3;2;IF(LEN([.C1150])=5;3;IF(LEN([.C1150])=6;4;IF(LEN([.C1150])=7;5;&quot;Fehler&quot;))))))" office:value-type="float" office:value="3" calcext:value-type="float">
            <text:p>3</text:p>
          </table:table-cell>
          <table:table-cell office:value-type="string" calcext:value-type="string">
            <text:p>GF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[.B1151]=([.B1150]+2);&quot;Fehler&quot;;&quot;&quot;)">
            <text:p/>
          </table:table-cell>
          <table:table-cell table:formula="of:=IF(LEN([.C1151])=1;0;IF(LEN([.C1151])=2;1;IF(LEN([.C1151])=3;2;IF(LEN([.C1151])=5;3;IF(LEN([.C1151])=6;4;IF(LEN([.C1151])=7;5;&quot;Fehler&quot;))))))" office:value-type="float" office:value="3" calcext:value-type="float">
            <text:p>3</text:p>
          </table:table-cell>
          <table:table-cell office:value-type="string" calcext:value-type="string">
            <text:p>GFK 3</text:p>
          </table:table-cell>
          <table:table-cell office:value-type="string" calcext:value-type="string">
            <text:p>GESCHICHTE DER SOZIALPOLITIK</text:p>
          </table:table-cell>
          <table:table-cell table:number-columns-repeated="5"/>
        </table:table-row>
        <table:table-row table:style-name="ro1">
          <table:table-cell table:formula="of:=IF([.B1152]=([.B1151]+2);&quot;Fehler&quot;;&quot;&quot;)">
            <text:p/>
          </table:table-cell>
          <table:table-cell table:formula="of:=IF(LEN([.C1152])=1;0;IF(LEN([.C1152])=2;1;IF(LEN([.C1152])=3;2;IF(LEN([.C1152])=5;3;IF(LEN([.C1152])=6;4;IF(LEN([.C1152])=7;5;&quot;Fehler&quot;))))))" office:value-type="float" office:value="4" calcext:value-type="float">
            <text:p>4</text:p>
          </table:table-cell>
          <table:table-cell office:value-type="string" calcext:value-type="string">
            <text:p>GFK 30</text:p>
          </table:table-cell>
          <table:table-cell office:value-type="string" calcext:value-type="string">
            <text:p>DEUTSCHE SOZIALPOLITIK</text:p>
          </table:table-cell>
          <table:table-cell table:number-columns-repeated="5"/>
        </table:table-row>
        <table:table-row table:style-name="ro1">
          <table:table-cell table:formula="of:=IF([.B1153]=([.B1152]+2);&quot;Fehler&quot;;&quot;&quot;)">
            <text:p/>
          </table:table-cell>
          <table:table-cell table:formula="of:=IF(LEN([.C1153])=1;0;IF(LEN([.C1153])=2;1;IF(LEN([.C1153])=3;2;IF(LEN([.C1153])=5;3;IF(LEN([.C1153])=6;4;IF(LEN([.C1153])=7;5;&quot;Fehler&quot;))))))" office:value-type="float" office:value="4" calcext:value-type="float">
            <text:p>4</text:p>
          </table:table-cell>
          <table:table-cell office:value-type="string" calcext:value-type="string">
            <text:p>GFK 31</text:p>
          </table:table-cell>
          <table:table-cell office:value-type="string" calcext:value-type="string">
            <text:p>AUSLAENDISCHE SOZIALPOLITIK</text:p>
          </table:table-cell>
          <table:table-cell table:number-columns-repeated="5"/>
        </table:table-row>
        <table:table-row table:style-name="ro1">
          <table:table-cell table:formula="of:=IF([.B1154]=([.B1153]+2);&quot;Fehler&quot;;&quot;&quot;)">
            <text:p/>
          </table:table-cell>
          <table:table-cell table:formula="of:=IF(LEN([.C1154])=1;0;IF(LEN([.C1154])=2;1;IF(LEN([.C1154])=3;2;IF(LEN([.C1154])=5;3;IF(LEN([.C1154])=6;4;IF(LEN([.C1154])=7;5;&quot;Fehler&quot;))))))" office:value-type="float" office:value="2" calcext:value-type="float">
            <text:p>2</text:p>
          </table:table-cell>
          <table:table-cell office:value-type="string" calcext:value-type="string">
            <text:p>GFL</text:p>
          </table:table-cell>
          <table:table-cell office:value-type="string" calcext:value-type="string">
            <text:p>ARBEITSVERFASSUNG <text:s/>BETRIEBSVERFASSUNG <text:s/>GEWERKSCHAFTEN</text:p>
          </table:table-cell>
          <table:table-cell table:number-columns-repeated="5"/>
        </table:table-row>
        <table:table-row table:style-name="ro1">
          <table:table-cell table:formula="of:=IF([.B1155]=([.B1154]+2);&quot;Fehler&quot;;&quot;&quot;)">
            <text:p/>
          </table:table-cell>
          <table:table-cell table:formula="of:=IF(LEN([.C1155])=1;0;IF(LEN([.C1155])=2;1;IF(LEN([.C1155])=3;2;IF(LEN([.C1155])=5;3;IF(LEN([.C1155])=6;4;IF(LEN([.C1155])=7;5;&quot;Fehler&quot;))))))" office:value-type="float" office:value="3" calcext:value-type="float">
            <text:p>3</text:p>
          </table:table-cell>
          <table:table-cell office:value-type="string" calcext:value-type="string">
            <text:p>GFL 1</text:p>
          </table:table-cell>
          <table:table-cell office:value-type="string" calcext:value-type="string">
            <text:p>BETRIEBLICHE MITBESTIMMUNG : GESAMTDARSTELLUNGEN</text:p>
          </table:table-cell>
          <table:table-cell table:number-columns-repeated="5"/>
        </table:table-row>
        <table:table-row table:style-name="ro1">
          <table:table-cell table:formula="of:=IF([.B1156]=([.B1155]+2);&quot;Fehler&quot;;&quot;&quot;)">
            <text:p/>
          </table:table-cell>
          <table:table-cell table:formula="of:=IF(LEN([.C1156])=1;0;IF(LEN([.C1156])=2;1;IF(LEN([.C1156])=3;2;IF(LEN([.C1156])=5;3;IF(LEN([.C1156])=6;4;IF(LEN([.C1156])=7;5;&quot;Fehler&quot;))))))" office:value-type="float" office:value="3" calcext:value-type="float">
            <text:p>3</text:p>
          </table:table-cell>
          <table:table-cell office:value-type="string" calcext:value-type="string">
            <text:p>GFL 4</text:p>
          </table:table-cell>
          <table:table-cell office:value-type="string" calcext:value-type="string">
            <text:p>GEWERKSCHAFTEN <text:s/>ANDERE ARBEITNEHMERVERBAENDE : ALLGEMEINES</text:p>
          </table:table-cell>
          <table:table-cell table:number-columns-repeated="5"/>
        </table:table-row>
        <table:table-row table:style-name="ro1">
          <table:table-cell table:formula="of:=IF([.B1157]=([.B1156]+2);&quot;Fehler&quot;;&quot;&quot;)">
            <text:p/>
          </table:table-cell>
          <table:table-cell table:formula="of:=IF(LEN([.C1157])=1;0;IF(LEN([.C1157])=2;1;IF(LEN([.C1157])=3;2;IF(LEN([.C1157])=5;3;IF(LEN([.C1157])=6;4;IF(LEN([.C1157])=7;5;&quot;Fehler&quot;))))))" office:value-type="float" office:value="4" calcext:value-type="float">
            <text:p>4</text:p>
          </table:table-cell>
          <table:table-cell office:value-type="string" calcext:value-type="string">
            <text:p>GFL 41</text:p>
          </table:table-cell>
          <table:table-cell office:value-type="string" calcext:value-type="string">
            <text:p>GESCHICHTE DER GEWERKSCHAFTEN <text:s/>GEWERKSCHAFTEN IN EINZELNEN LAENDERN</text:p>
          </table:table-cell>
          <table:table-cell table:number-columns-repeated="5"/>
        </table:table-row>
        <table:table-row table:style-name="ro1">
          <table:table-cell table:formula="of:=IF([.B1158]=([.B1157]+2);&quot;Fehler&quot;;&quot;&quot;)">
            <text:p/>
          </table:table-cell>
          <table:table-cell table:formula="of:=IF(LEN([.C1158])=1;0;IF(LEN([.C1158])=2;1;IF(LEN([.C1158])=3;2;IF(LEN([.C1158])=5;3;IF(LEN([.C1158])=6;4;IF(LEN([.C1158])=7;5;&quot;Fehler&quot;))))))" office:value-type="float" office:value="5" calcext:value-type="float">
            <text:p>5</text:p>
          </table:table-cell>
          <table:table-cell office:value-type="string" calcext:value-type="string">
            <text:p>GFL 411</text:p>
          </table:table-cell>
          <table:table-cell office:value-type="string" calcext:value-type="string">
            <text:p>DEUTSCHE GEWERKSCHAFTEN</text:p>
          </table:table-cell>
          <table:table-cell table:number-columns-repeated="5"/>
        </table:table-row>
        <table:table-row table:style-name="ro1">
          <table:table-cell table:formula="of:=IF([.B1159]=([.B1158]+2);&quot;Fehler&quot;;&quot;&quot;)">
            <text:p/>
          </table:table-cell>
          <table:table-cell table:formula="of:=IF(LEN([.C1159])=1;0;IF(LEN([.C1159])=2;1;IF(LEN([.C1159])=3;2;IF(LEN([.C1159])=5;3;IF(LEN([.C1159])=6;4;IF(LEN([.C1159])=7;5;&quot;Fehler&quot;))))))" office:value-type="float" office:value="4" calcext:value-type="float">
            <text:p>4</text:p>
          </table:table-cell>
          <table:table-cell office:value-type="string" calcext:value-type="string">
            <text:p>GFL 42</text:p>
          </table:table-cell>
          <table:table-cell office:value-type="string" calcext:value-type="string">
            <text:p>INTERNATIONALE GEWERKSCHAFTSBEWEGUNG</text:p>
          </table:table-cell>
          <table:table-cell table:number-columns-repeated="5"/>
        </table:table-row>
        <table:table-row table:style-name="ro1">
          <table:table-cell table:formula="of:=IF([.B1160]=([.B1159]+2);&quot;Fehler&quot;;&quot;&quot;)">
            <text:p/>
          </table:table-cell>
          <table:table-cell table:formula="of:=IF(LEN([.C1160])=1;0;IF(LEN([.C1160])=2;1;IF(LEN([.C1160])=3;2;IF(LEN([.C1160])=5;3;IF(LEN([.C1160])=6;4;IF(LEN([.C1160])=7;5;&quot;Fehler&quot;))))))" office:value-type="float" office:value="4" calcext:value-type="float">
            <text:p>4</text:p>
          </table:table-cell>
          <table:table-cell office:value-type="string" calcext:value-type="string">
            <text:p>GFL 43</text:p>
          </table:table-cell>
          <table:table-cell office:value-type="string" calcext:value-type="string">
            <text:p>GEWERKSCHAFTLICHE BILDUNGSARBEIT <text:s/>GEWERKSCHAFTLICHE JUGENDARBEIT</text:p>
          </table:table-cell>
          <table:table-cell table:number-columns-repeated="5"/>
        </table:table-row>
        <table:table-row table:style-name="ro1">
          <table:table-cell table:formula="of:=IF([.B1161]=([.B1160]+2);&quot;Fehler&quot;;&quot;&quot;)">
            <text:p/>
          </table:table-cell>
          <table:table-cell table:formula="of:=IF(LEN([.C1161])=1;0;IF(LEN([.C1161])=2;1;IF(LEN([.C1161])=3;2;IF(LEN([.C1161])=5;3;IF(LEN([.C1161])=6;4;IF(LEN([.C1161])=7;5;&quot;Fehler&quot;))))))" office:value-type="float" office:value="3" calcext:value-type="float">
            <text:p>3</text:p>
          </table:table-cell>
          <table:table-cell office:value-type="string" calcext:value-type="string">
            <text:p>GFL 5</text:p>
          </table:table-cell>
          <table:table-cell office:value-type="string" calcext:value-type="string">
            <text:p>ARBEITGEBERVERBAENDE</text:p>
          </table:table-cell>
          <table:table-cell table:number-columns-repeated="5"/>
        </table:table-row>
        <table:table-row table:style-name="ro1">
          <table:table-cell table:formula="of:=IF([.B1162]=([.B1161]+2);&quot;Fehler&quot;;&quot;&quot;)">
            <text:p/>
          </table:table-cell>
          <table:table-cell table:formula="of:=IF(LEN([.C1162])=1;0;IF(LEN([.C1162])=2;1;IF(LEN([.C1162])=3;2;IF(LEN([.C1162])=5;3;IF(LEN([.C1162])=6;4;IF(LEN([.C1162])=7;5;&quot;Fehler&quot;))))))" office:value-type="float" office:value="3" calcext:value-type="float">
            <text:p>3</text:p>
          </table:table-cell>
          <table:table-cell office:value-type="string" calcext:value-type="string">
            <text:p>GFL 6</text:p>
          </table:table-cell>
          <table:table-cell office:value-type="string" calcext:value-type="string">
            <text:p>STREIK (AUCH EINZELNE STREIKS) <text:s/>AUSSPERRUNG</text:p>
          </table:table-cell>
          <table:table-cell table:number-columns-repeated="5"/>
        </table:table-row>
        <table:table-row table:style-name="ro1">
          <table:table-cell table:formula="of:=IF([.B1163]=([.B1162]+2);&quot;Fehler&quot;;&quot;&quot;)">
            <text:p/>
          </table:table-cell>
          <table:table-cell table:formula="of:=IF(LEN([.C1163])=1;0;IF(LEN([.C1163])=2;1;IF(LEN([.C1163])=3;2;IF(LEN([.C1163])=5;3;IF(LEN([.C1163])=6;4;IF(LEN([.C1163])=7;5;&quot;Fehler&quot;))))))" office:value-type="float" office:value="2" calcext:value-type="float">
            <text:p>2</text:p>
          </table:table-cell>
          <table:table-cell office:value-type="string" calcext:value-type="string">
            <text:p>GFM</text:p>
          </table:table-cell>
          <table:table-cell office:value-type="string" calcext:value-type="string">
            <text:p>SONSTIGE PROBLEME DES ARBEITNEHMERSCHUTZES</text:p>
          </table:table-cell>
          <table:table-cell table:number-columns-repeated="5"/>
        </table:table-row>
        <table:table-row table:style-name="ro1">
          <table:table-cell table:formula="of:=IF([.B1164]=([.B1163]+2);&quot;Fehler&quot;;&quot;&quot;)">
            <text:p/>
          </table:table-cell>
          <table:table-cell table:formula="of:=IF(LEN([.C1164])=1;0;IF(LEN([.C1164])=2;1;IF(LEN([.C1164])=3;2;IF(LEN([.C1164])=5;3;IF(LEN([.C1164])=6;4;IF(LEN([.C1164])=7;5;&quot;Fehler&quot;))))))" office:value-type="float" office:value="3" calcext:value-type="float">
            <text:p>3</text:p>
          </table:table-cell>
          <table:table-cell office:value-type="string" calcext:value-type="string">
            <text:p>GFM 4</text:p>
          </table:table-cell>
          <table:table-cell office:value-type="string" calcext:value-type="string">
            <text:p>TARIFLICHE LOHNPOLITIK</text:p>
          </table:table-cell>
          <table:table-cell table:number-columns-repeated="5"/>
        </table:table-row>
        <table:table-row table:style-name="ro1">
          <table:table-cell table:formula="of:=IF([.B1165]=([.B1164]+2);&quot;Fehler&quot;;&quot;&quot;)">
            <text:p/>
          </table:table-cell>
          <table:table-cell table:formula="of:=IF(LEN([.C1165])=1;0;IF(LEN([.C1165])=2;1;IF(LEN([.C1165])=3;2;IF(LEN([.C1165])=5;3;IF(LEN([.C1165])=6;4;IF(LEN([.C1165])=7;5;&quot;Fehler&quot;))))))" office:value-type="float" office:value="3" calcext:value-type="float">
            <text:p>3</text:p>
          </table:table-cell>
          <table:table-cell office:value-type="string" calcext:value-type="string">
            <text:p>GFM 5</text:p>
          </table:table-cell>
          <table:table-cell office:value-type="string" calcext:value-type="string">
            <text:p>ARBEITSZEITVERKUERZUNG</text:p>
          </table:table-cell>
          <table:table-cell table:number-columns-repeated="5"/>
        </table:table-row>
        <table:table-row table:style-name="ro1">
          <table:table-cell table:formula="of:=IF([.B1166]=([.B1165]+2);&quot;Fehler&quot;;&quot;&quot;)">
            <text:p/>
          </table:table-cell>
          <table:table-cell table:formula="of:=IF(LEN([.C1166])=1;0;IF(LEN([.C1166])=2;1;IF(LEN([.C1166])=3;2;IF(LEN([.C1166])=5;3;IF(LEN([.C1166])=6;4;IF(LEN([.C1166])=7;5;&quot;Fehler&quot;))))))" office:value-type="float" office:value="3" calcext:value-type="float">
            <text:p>3</text:p>
          </table:table-cell>
          <table:table-cell office:value-type="string" calcext:value-type="string">
            <text:p>GFM 7</text:p>
          </table:table-cell>
          <table:table-cell office:value-type="string" calcext:value-type="string">
            <text:p>FREIWILLIGE BETRIEBLICHE SOZIALLEISTUNGEN</text:p>
          </table:table-cell>
          <table:table-cell table:number-columns-repeated="5"/>
        </table:table-row>
        <table:table-row table:style-name="ro1">
          <table:table-cell table:formula="of:=IF([.B1167]=([.B1166]+2);&quot;Fehler&quot;;&quot;&quot;)">
            <text:p/>
          </table:table-cell>
          <table:table-cell table:formula="of:=IF(LEN([.C1167])=1;0;IF(LEN([.C1167])=2;1;IF(LEN([.C1167])=3;2;IF(LEN([.C1167])=5;3;IF(LEN([.C1167])=6;4;IF(LEN([.C1167])=7;5;&quot;Fehler&quot;))))))" office:value-type="float" office:value="2" calcext:value-type="float">
            <text:p>2</text:p>
          </table:table-cell>
          <table:table-cell office:value-type="string" calcext:value-type="string">
            <text:p>GFN</text:p>
          </table:table-cell>
          <table:table-cell office:value-type="string" calcext:value-type="string">
            <text:p>ARBEITSMARKTPOLITIK</text:p>
          </table:table-cell>
          <table:table-cell table:number-columns-repeated="5"/>
        </table:table-row>
        <table:table-row table:style-name="ro1">
          <table:table-cell table:formula="of:=IF([.B1168]=([.B1167]+2);&quot;Fehler&quot;;&quot;&quot;)">
            <text:p/>
          </table:table-cell>
          <table:table-cell table:formula="of:=IF(LEN([.C1168])=1;0;IF(LEN([.C1168])=2;1;IF(LEN([.C1168])=3;2;IF(LEN([.C1168])=5;3;IF(LEN([.C1168])=6;4;IF(LEN([.C1168])=7;5;&quot;Fehler&quot;))))))" office:value-type="float" office:value="2" calcext:value-type="float">
            <text:p>2</text:p>
          </table:table-cell>
          <table:table-cell office:value-type="string" calcext:value-type="string">
            <text:p>GFQ</text:p>
          </table:table-cell>
          <table:table-cell office:value-type="string" calcext:value-type="string">
            <text:p>SOZIALVERSICHERUNGSPOLITIK</text:p>
          </table:table-cell>
          <table:table-cell table:number-columns-repeated="5"/>
        </table:table-row>
        <table:table-row table:style-name="ro1">
          <table:table-cell table:formula="of:=IF([.B1169]=([.B1168]+2);&quot;Fehler&quot;;&quot;&quot;)">
            <text:p/>
          </table:table-cell>
          <table:table-cell table:formula="of:=IF(LEN([.C1169])=1;0;IF(LEN([.C1169])=2;1;IF(LEN([.C1169])=3;2;IF(LEN([.C1169])=5;3;IF(LEN([.C1169])=6;4;IF(LEN([.C1169])=7;5;&quot;Fehler&quot;))))))" office:value-type="float" office:value="3" calcext:value-type="float">
            <text:p>3</text:p>
          </table:table-cell>
          <table:table-cell office:value-type="string" calcext:value-type="string">
            <text:p>GFQ 1</text:p>
          </table:table-cell>
          <table:table-cell office:value-type="string" calcext:value-type="string">
            <text:p>EINZELFRAGEN DER SOZIALVERSICHERUNGSPOLITIK</text:p>
          </table:table-cell>
          <table:table-cell table:number-columns-repeated="5"/>
        </table:table-row>
        <table:table-row table:style-name="ro1">
          <table:table-cell table:formula="of:=IF([.B1170]=([.B1169]+2);&quot;Fehler&quot;;&quot;&quot;)">
            <text:p/>
          </table:table-cell>
          <table:table-cell table:formula="of:=IF(LEN([.C1170])=1;0;IF(LEN([.C1170])=2;1;IF(LEN([.C1170])=3;2;IF(LEN([.C1170])=5;3;IF(LEN([.C1170])=6;4;IF(LEN([.C1170])=7;5;&quot;Fehler&quot;))))))" office:value-type="float" office:value="3" calcext:value-type="float">
            <text:p>3</text:p>
          </table:table-cell>
          <table:table-cell office:value-type="string" calcext:value-type="string">
            <text:p>GFQ 9</text:p>
          </table:table-cell>
          <table:table-cell office:value-type="string" calcext:value-type="string">
            <text:p>SOZIALVERSICHERUNGSPOLITIK DES AUSLANDES</text:p>
          </table:table-cell>
          <table:table-cell table:number-columns-repeated="5"/>
        </table:table-row>
        <table:table-row table:style-name="ro1">
          <table:table-cell table:formula="of:=IF([.B1171]=([.B1170]+2);&quot;Fehler&quot;;&quot;&quot;)">
            <text:p/>
          </table:table-cell>
          <table:table-cell table:formula="of:=IF(LEN([.C1171])=1;0;IF(LEN([.C1171])=2;1;IF(LEN([.C1171])=3;2;IF(LEN([.C1171])=5;3;IF(LEN([.C1171])=6;4;IF(LEN([.C1171])=7;5;&quot;Fehler&quot;))))))" office:value-type="float" office:value="2" calcext:value-type="float">
            <text:p>2</text:p>
          </table:table-cell>
          <table:table-cell office:value-type="string" calcext:value-type="string">
            <text:p>GFS</text:p>
          </table:table-cell>
          <table:table-cell office:value-type="string" calcext:value-type="string">
            <text:p>VERMOEGENSBILDUNG <text:s/>VERMOEGENSPOLITIK</text:p>
          </table:table-cell>
          <table:table-cell table:number-columns-repeated="5"/>
        </table:table-row>
        <table:table-row table:style-name="ro1">
          <table:table-cell table:formula="of:=IF([.B1172]=([.B1171]+2);&quot;Fehler&quot;;&quot;&quot;)">
            <text:p/>
          </table:table-cell>
          <table:table-cell table:formula="of:=IF(LEN([.C1172])=1;0;IF(LEN([.C1172])=2;1;IF(LEN([.C1172])=3;2;IF(LEN([.C1172])=5;3;IF(LEN([.C1172])=6;4;IF(LEN([.C1172])=7;5;&quot;Fehler&quot;))))))" office:value-type="float" office:value="1" calcext:value-type="float">
            <text:p>1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SOZIALARBEIT</text:p>
          </table:table-cell>
          <table:table-cell table:number-columns-repeated="5"/>
        </table:table-row>
        <table:table-row table:style-name="ro1">
          <table:table-cell table:formula="of:=IF([.B1173]=([.B1172]+2);&quot;Fehler&quot;;&quot;&quot;)">
            <text:p/>
          </table:table-cell>
          <table:table-cell table:formula="of:=IF(LEN([.C1173])=1;0;IF(LEN([.C1173])=2;1;IF(LEN([.C1173])=3;2;IF(LEN([.C1173])=5;3;IF(LEN([.C1173])=6;4;IF(LEN([.C1173])=7;5;&quot;Fehler&quot;))))))" office:value-type="float" office:value="2" calcext:value-type="float">
            <text:p>2</text:p>
          </table:table-cell>
          <table:table-cell office:value-type="string" calcext:value-type="string">
            <text:p>GGK</text:p>
          </table:table-cell>
          <table:table-cell office:value-type="string" calcext:value-type="string">
            <text:p>ALLGEMEINES <text:s/>VERMISCHTE SCHRIFTEN</text:p>
          </table:table-cell>
          <table:table-cell table:number-columns-repeated="5"/>
        </table:table-row>
        <table:table-row table:style-name="ro1">
          <table:table-cell table:formula="of:=IF([.B1174]=([.B1173]+2);&quot;Fehler&quot;;&quot;&quot;)">
            <text:p/>
          </table:table-cell>
          <table:table-cell table:formula="of:=IF(LEN([.C1174])=1;0;IF(LEN([.C1174])=2;1;IF(LEN([.C1174])=3;2;IF(LEN([.C1174])=5;3;IF(LEN([.C1174])=6;4;IF(LEN([.C1174])=7;5;&quot;Fehler&quot;))))))" office:value-type="float" office:value="3" calcext:value-type="float">
            <text:p>3</text:p>
          </table:table-cell>
          <table:table-cell office:value-type="string" calcext:value-type="string">
            <text:p>GGK 1</text:p>
          </table:table-cell>
          <table:table-cell office:value-type="string" calcext:value-type="string">
            <text:p>GESAMTDARSTELLUNGEN - DARSTELLUNGEN MEHRERER TEILGEBIETE EINFUEHRUNGEN</text:p>
          </table:table-cell>
          <table:table-cell table:number-columns-repeated="5"/>
        </table:table-row>
        <table:table-row table:style-name="ro1">
          <table:table-cell table:formula="of:=IF([.B1175]=([.B1174]+2);&quot;Fehler&quot;;&quot;&quot;)">
            <text:p/>
          </table:table-cell>
          <table:table-cell table:formula="of:=IF(LEN([.C1175])=1;0;IF(LEN([.C1175])=2;1;IF(LEN([.C1175])=3;2;IF(LEN([.C1175])=5;3;IF(LEN([.C1175])=6;4;IF(LEN([.C1175])=7;5;&quot;Fehler&quot;))))))" office:value-type="float" office:value="3" calcext:value-type="float">
            <text:p>3</text:p>
          </table:table-cell>
          <table:table-cell office:value-type="string" calcext:value-type="string">
            <text:p>GG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[.B1176]=([.B1175]+2);&quot;Fehler&quot;;&quot;&quot;)">
            <text:p/>
          </table:table-cell>
          <table:table-cell table:formula="of:=IF(LEN([.C1176])=1;0;IF(LEN([.C1176])=2;1;IF(LEN([.C1176])=3;2;IF(LEN([.C1176])=5;3;IF(LEN([.C1176])=6;4;IF(LEN([.C1176])=7;5;&quot;Fehler&quot;))))))" office:value-type="float" office:value="3" calcext:value-type="float">
            <text:p>3</text:p>
          </table:table-cell>
          <table:table-cell office:value-type="string" calcext:value-type="string">
            <text:p>GGK 3</text:p>
          </table:table-cell>
          <table:table-cell office:value-type="string" calcext:value-type="string">
            <text:p>GESCHICHTE DER SOZIALARBEIT</text:p>
          </table:table-cell>
          <table:table-cell table:number-columns-repeated="5"/>
        </table:table-row>
        <table:table-row table:style-name="ro1">
          <table:table-cell table:formula="of:=IF([.B1177]=([.B1176]+2);&quot;Fehler&quot;;&quot;&quot;)">
            <text:p/>
          </table:table-cell>
          <table:table-cell table:formula="of:=IF(LEN([.C1177])=1;0;IF(LEN([.C1177])=2;1;IF(LEN([.C1177])=3;2;IF(LEN([.C1177])=5;3;IF(LEN([.C1177])=6;4;IF(LEN([.C1177])=7;5;&quot;Fehler&quot;))))))" office:value-type="float" office:value="3" calcext:value-type="float">
            <text:p>3</text:p>
          </table:table-cell>
          <table:table-cell office:value-type="string" calcext:value-type="string">
            <text:p>GGK 4</text:p>
          </table:table-cell>
          <table:table-cell office:value-type="string" calcext:value-type="string">
            <text:p>METHODEN DER SOZIALARBEIT</text:p>
          </table:table-cell>
          <table:table-cell table:number-columns-repeated="5"/>
        </table:table-row>
        <table:table-row table:style-name="ro1">
          <table:table-cell table:formula="of:=IF([.B1178]=([.B1177]+2);&quot;Fehler&quot;;&quot;&quot;)">
            <text:p/>
          </table:table-cell>
          <table:table-cell table:formula="of:=IF(LEN([.C1178])=1;0;IF(LEN([.C1178])=2;1;IF(LEN([.C1178])=3;2;IF(LEN([.C1178])=5;3;IF(LEN([.C1178])=6;4;IF(LEN([.C1178])=7;5;&quot;Fehler&quot;))))))" office:value-type="float" office:value="4" calcext:value-type="float">
            <text:p>4</text:p>
          </table:table-cell>
          <table:table-cell office:value-type="string" calcext:value-type="string">
            <text:p>GGK 40</text:p>
          </table:table-cell>
          <table:table-cell office:value-type="string" calcext:value-type="string">
            <text:p>EINZELFALLHILFE</text:p>
          </table:table-cell>
          <table:table-cell table:number-columns-repeated="5"/>
        </table:table-row>
        <table:table-row table:style-name="ro1">
          <table:table-cell table:formula="of:=IF([.B1179]=([.B1178]+2);&quot;Fehler&quot;;&quot;&quot;)">
            <text:p/>
          </table:table-cell>
          <table:table-cell table:formula="of:=IF(LEN([.C1179])=1;0;IF(LEN([.C1179])=2;1;IF(LEN([.C1179])=3;2;IF(LEN([.C1179])=5;3;IF(LEN([.C1179])=6;4;IF(LEN([.C1179])=7;5;&quot;Fehler&quot;))))))" office:value-type="float" office:value="4" calcext:value-type="float">
            <text:p>4</text:p>
          </table:table-cell>
          <table:table-cell office:value-type="string" calcext:value-type="string">
            <text:p>GGK 41</text:p>
          </table:table-cell>
          <table:table-cell office:value-type="string" calcext:value-type="string">
            <text:p>SOZIALE GRUPPENARBEIT</text:p>
          </table:table-cell>
          <table:table-cell table:number-columns-repeated="5"/>
        </table:table-row>
        <table:table-row table:style-name="ro1">
          <table:table-cell table:formula="of:=IF([.B1180]=([.B1179]+2);&quot;Fehler&quot;;&quot;&quot;)">
            <text:p/>
          </table:table-cell>
          <table:table-cell table:formula="of:=IF(LEN([.C1180])=1;0;IF(LEN([.C1180])=2;1;IF(LEN([.C1180])=3;2;IF(LEN([.C1180])=5;3;IF(LEN([.C1180])=6;4;IF(LEN([.C1180])=7;5;&quot;Fehler&quot;))))))" office:value-type="float" office:value="3" calcext:value-type="float">
            <text:p>3</text:p>
          </table:table-cell>
          <table:table-cell office:value-type="string" calcext:value-type="string">
            <text:p>GGK 6</text:p>
          </table:table-cell>
          <table:table-cell office:value-type="string" calcext:value-type="string">
            <text:p>BERUF UND AUSBILDUNG VON SOZIALARBEITERN</text:p>
          </table:table-cell>
          <table:table-cell table:number-columns-repeated="5"/>
        </table:table-row>
        <table:table-row table:style-name="ro1">
          <table:table-cell table:formula="of:=IF([.B1181]=([.B1180]+2);&quot;Fehler&quot;;&quot;&quot;)">
            <text:p/>
          </table:table-cell>
          <table:table-cell table:formula="of:=IF(LEN([.C1181])=1;0;IF(LEN([.C1181])=2;1;IF(LEN([.C1181])=3;2;IF(LEN([.C1181])=5;3;IF(LEN([.C1181])=6;4;IF(LEN([.C1181])=7;5;&quot;Fehler&quot;))))))" office:value-type="float" office:value="2" calcext:value-type="float">
            <text:p>2</text:p>
          </table:table-cell>
          <table:table-cell office:value-type="string" calcext:value-type="string">
            <text:p>GGL</text:p>
          </table:table-cell>
          <table:table-cell office:value-type="string" calcext:value-type="string">
            <text:p>OEFFENTLICHE SOZIALHILFE UND FREIE WOHLFAHRTSPFLEGE</text:p>
          </table:table-cell>
          <table:table-cell table:number-columns-repeated="5"/>
        </table:table-row>
        <table:table-row table:style-name="ro1">
          <table:table-cell table:formula="of:=IF([.B1182]=([.B1181]+2);&quot;Fehler&quot;;&quot;&quot;)">
            <text:p/>
          </table:table-cell>
          <table:table-cell table:formula="of:=IF(LEN([.C1182])=1;0;IF(LEN([.C1182])=2;1;IF(LEN([.C1182])=3;2;IF(LEN([.C1182])=5;3;IF(LEN([.C1182])=6;4;IF(LEN([.C1182])=7;5;&quot;Fehler&quot;))))))" office:value-type="float" office:value="3" calcext:value-type="float">
            <text:p>3</text:p>
          </table:table-cell>
          <table:table-cell office:value-type="string" calcext:value-type="string">
            <text:p>GGL 1</text:p>
          </table:table-cell>
          <table:table-cell office:value-type="string" calcext:value-type="string">
            <text:p>OEFFENTLICHE SOZIALHILFE</text:p>
          </table:table-cell>
          <table:table-cell table:number-columns-repeated="5"/>
        </table:table-row>
        <table:table-row table:style-name="ro1">
          <table:table-cell table:formula="of:=IF([.B1183]=([.B1182]+2);&quot;Fehler&quot;;&quot;&quot;)">
            <text:p/>
          </table:table-cell>
          <table:table-cell table:formula="of:=IF(LEN([.C1183])=1;0;IF(LEN([.C1183])=2;1;IF(LEN([.C1183])=3;2;IF(LEN([.C1183])=5;3;IF(LEN([.C1183])=6;4;IF(LEN([.C1183])=7;5;&quot;Fehler&quot;))))))" office:value-type="float" office:value="3" calcext:value-type="float">
            <text:p>3</text:p>
          </table:table-cell>
          <table:table-cell office:value-type="string" calcext:value-type="string">
            <text:p>GGL 2</text:p>
          </table:table-cell>
          <table:table-cell office:value-type="string" calcext:value-type="string">
            <text:p>FREIE WOHLFAHRTSPFLEGE <text:s/>WOHLFAHRTSVERBAENDE</text:p>
          </table:table-cell>
          <table:table-cell table:number-columns-repeated="5"/>
        </table:table-row>
        <table:table-row table:style-name="ro1">
          <table:table-cell table:formula="of:=IF([.B1184]=([.B1183]+2);&quot;Fehler&quot;;&quot;&quot;)">
            <text:p/>
          </table:table-cell>
          <table:table-cell table:formula="of:=IF(LEN([.C1184])=1;0;IF(LEN([.C1184])=2;1;IF(LEN([.C1184])=3;2;IF(LEN([.C1184])=5;3;IF(LEN([.C1184])=6;4;IF(LEN([.C1184])=7;5;&quot;Fehler&quot;))))))" office:value-type="float" office:value="3" calcext:value-type="float">
            <text:p>3</text:p>
          </table:table-cell>
          <table:table-cell office:value-type="string" calcext:value-type="string">
            <text:p>GGL 3</text:p>
          </table:table-cell>
          <table:table-cell office:value-type="string" calcext:value-type="string">
            <text:p>INTERNATIONALE WOHLFAHRTSPFLEGE <text:s/>INTERNATIONALE WOHLFAHRTSVERBAENDE</text:p>
          </table:table-cell>
          <table:table-cell table:number-columns-repeated="5"/>
        </table:table-row>
        <table:table-row table:style-name="ro1">
          <table:table-cell table:formula="of:=IF([.B1185]=([.B1184]+2);&quot;Fehler&quot;;&quot;&quot;)">
            <text:p/>
          </table:table-cell>
          <table:table-cell table:formula="of:=IF(LEN([.C1185])=1;0;IF(LEN([.C1185])=2;1;IF(LEN([.C1185])=3;2;IF(LEN([.C1185])=5;3;IF(LEN([.C1185])=6;4;IF(LEN([.C1185])=7;5;&quot;Fehler&quot;))))))" office:value-type="float" office:value="2" calcext:value-type="float">
            <text:p>2</text:p>
          </table:table-cell>
          <table:table-cell office:value-type="string" calcext:value-type="string">
            <text:p>GGM</text:p>
          </table:table-cell>
          <table:table-cell office:value-type="string" calcext:value-type="string">
            <text:p>SPEZIELLE AUFGABEN DER SOZIALARBEIT</text:p>
          </table:table-cell>
          <table:table-cell table:number-columns-repeated="5"/>
        </table:table-row>
        <table:table-row table:style-name="ro1">
          <table:table-cell table:formula="of:=IF([.B1186]=([.B1185]+2);&quot;Fehler&quot;;&quot;&quot;)">
            <text:p/>
          </table:table-cell>
          <table:table-cell table:formula="of:=IF(LEN([.C1186])=1;0;IF(LEN([.C1186])=2;1;IF(LEN([.C1186])=3;2;IF(LEN([.C1186])=5;3;IF(LEN([.C1186])=6;4;IF(LEN([.C1186])=7;5;&quot;Fehler&quot;))))))" office:value-type="float" office:value="3" calcext:value-type="float">
            <text:p>3</text:p>
          </table:table-cell>
          <table:table-cell office:value-type="string" calcext:value-type="string">
            <text:p>GGM 1</text:p>
          </table:table-cell>
          <table:table-cell office:value-type="string" calcext:value-type="string">
            <text:p>GESUNDHEITSHILFE (GESUNDHEITSFUERSORGE)</text:p>
          </table:table-cell>
          <table:table-cell table:number-columns-repeated="5"/>
        </table:table-row>
        <table:table-row table:style-name="ro1">
          <table:table-cell table:formula="of:=IF([.B1187]=([.B1186]+2);&quot;Fehler&quot;;&quot;&quot;)">
            <text:p/>
          </table:table-cell>
          <table:table-cell table:formula="of:=IF(LEN([.C1187])=1;0;IF(LEN([.C1187])=2;1;IF(LEN([.C1187])=3;2;IF(LEN([.C1187])=5;3;IF(LEN([.C1187])=6;4;IF(LEN([.C1187])=7;5;&quot;Fehler&quot;))))))" office:value-type="float" office:value="4" calcext:value-type="float">
            <text:p>4</text:p>
          </table:table-cell>
          <table:table-cell office:value-type="string" calcext:value-type="string">
            <text:p>GGM 12</text:p>
          </table:table-cell>
          <table:table-cell office:value-type="string" calcext:value-type="string">
            <text:p>SUCHTKRANKENHILFE</text:p>
          </table:table-cell>
          <table:table-cell table:number-columns-repeated="5"/>
        </table:table-row>
        <table:table-row table:style-name="ro1">
          <table:table-cell table:formula="of:=IF([.B1188]=([.B1187]+2);&quot;Fehler&quot;;&quot;&quot;)">
            <text:p/>
          </table:table-cell>
          <table:table-cell table:formula="of:=IF(LEN([.C1188])=1;0;IF(LEN([.C1188])=2;1;IF(LEN([.C1188])=3;2;IF(LEN([.C1188])=5;3;IF(LEN([.C1188])=6;4;IF(LEN([.C1188])=7;5;&quot;Fehler&quot;))))))" office:value-type="float" office:value="4" calcext:value-type="float">
            <text:p>4</text:p>
          </table:table-cell>
          <table:table-cell office:value-type="string" calcext:value-type="string">
            <text:p>GGM 13</text:p>
          </table:table-cell>
          <table:table-cell office:value-type="string" calcext:value-type="string">
            <text:p>BEHINDERTENHILFE</text:p>
          </table:table-cell>
          <table:table-cell table:number-columns-repeated="5"/>
        </table:table-row>
        <table:table-row table:style-name="ro1">
          <table:table-cell table:formula="of:=IF([.B1189]=([.B1188]+2);&quot;Fehler&quot;;&quot;&quot;)">
            <text:p/>
          </table:table-cell>
          <table:table-cell table:formula="of:=IF(LEN([.C1189])=1;0;IF(LEN([.C1189])=2;1;IF(LEN([.C1189])=3;2;IF(LEN([.C1189])=5;3;IF(LEN([.C1189])=6;4;IF(LEN([.C1189])=7;5;&quot;Fehler&quot;))))))" office:value-type="float" office:value="3" calcext:value-type="float">
            <text:p>3</text:p>
          </table:table-cell>
          <table:table-cell office:value-type="string" calcext:value-type="string">
            <text:p>GGM 2</text:p>
          </table:table-cell>
          <table:table-cell office:value-type="string" calcext:value-type="string">
            <text:p>OBDACHLOSENHILFE</text:p>
          </table:table-cell>
          <table:table-cell table:number-columns-repeated="5"/>
        </table:table-row>
        <table:table-row table:style-name="ro1">
          <table:table-cell table:formula="of:=IF([.B1190]=([.B1189]+2);&quot;Fehler&quot;;&quot;&quot;)">
            <text:p/>
          </table:table-cell>
          <table:table-cell table:formula="of:=IF(LEN([.C1190])=1;0;IF(LEN([.C1190])=2;1;IF(LEN([.C1190])=3;2;IF(LEN([.C1190])=5;3;IF(LEN([.C1190])=6;4;IF(LEN([.C1190])=7;5;&quot;Fehler&quot;))))))" office:value-type="float" office:value="3" calcext:value-type="float">
            <text:p>3</text:p>
          </table:table-cell>
          <table:table-cell office:value-type="string" calcext:value-type="string">
            <text:p>GGM 3</text:p>
          </table:table-cell>
          <table:table-cell office:value-type="string" calcext:value-type="string">
            <text:p>ALTENHILFE</text:p>
          </table:table-cell>
          <table:table-cell table:number-columns-repeated="5"/>
        </table:table-row>
        <table:table-row table:style-name="ro1">
          <table:table-cell table:formula="of:=IF([.B1191]=([.B1190]+2);&quot;Fehler&quot;;&quot;&quot;)">
            <text:p/>
          </table:table-cell>
          <table:table-cell table:formula="of:=IF(LEN([.C1191])=1;0;IF(LEN([.C1191])=2;1;IF(LEN([.C1191])=3;2;IF(LEN([.C1191])=5;3;IF(LEN([.C1191])=6;4;IF(LEN([.C1191])=7;5;&quot;Fehler&quot;))))))" office:value-type="float" office:value="3" calcext:value-type="float">
            <text:p>3</text:p>
          </table:table-cell>
          <table:table-cell office:value-type="string" calcext:value-type="string">
            <text:p>GGM 4</text:p>
          </table:table-cell>
          <table:table-cell office:value-type="string" calcext:value-type="string">
            <text:p>GEMEINWESENARBEIT</text:p>
          </table:table-cell>
          <table:table-cell table:number-columns-repeated="5"/>
        </table:table-row>
        <table:table-row table:style-name="ro1">
          <table:table-cell table:formula="of:=IF([.B1192]=([.B1191]+2);&quot;Fehler&quot;;&quot;&quot;)">
            <text:p/>
          </table:table-cell>
          <table:table-cell table:formula="of:=IF(LEN([.C1192])=1;0;IF(LEN([.C1192])=2;1;IF(LEN([.C1192])=3;2;IF(LEN([.C1192])=5;3;IF(LEN([.C1192])=6;4;IF(LEN([.C1192])=7;5;&quot;Fehler&quot;))))))" office:value-type="float" office:value="3" calcext:value-type="float">
            <text:p>3</text:p>
          </table:table-cell>
          <table:table-cell office:value-type="string" calcext:value-type="string">
            <text:p>GGM 9</text:p>
          </table:table-cell>
          <table:table-cell office:value-type="string" calcext:value-type="string">
            <text:p>SONSTIGE AUFGABEN DER SOZIALARBEIT</text:p>
          </table:table-cell>
          <table:table-cell table:number-columns-repeated="5"/>
        </table:table-row>
        <table:table-row table:style-name="ro1">
          <table:table-cell table:formula="of:=IF([.B1193]=([.B1192]+2);&quot;Fehler&quot;;&quot;&quot;)">
            <text:p/>
          </table:table-cell>
          <table:table-cell table:formula="of:=IF(LEN([.C1193])=1;0;IF(LEN([.C1193])=2;1;IF(LEN([.C1193])=3;2;IF(LEN([.C1193])=5;3;IF(LEN([.C1193])=6;4;IF(LEN([.C1193])=7;5;&quot;Fehler&quot;))))))" office:value-type="float" office:value="1" calcext:value-type="float">
            <text:p>1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VERWALTUNGSLEHRE - VERWALTUNGSPOLITIK</text:p>
          </table:table-cell>
          <table:table-cell table:number-columns-repeated="5"/>
        </table:table-row>
        <table:table-row table:style-name="ro1">
          <table:table-cell table:formula="of:=IF([.B1194]=([.B1193]+2);&quot;Fehler&quot;;&quot;&quot;)">
            <text:p/>
          </table:table-cell>
          <table:table-cell table:formula="of:=IF(LEN([.C1194])=1;0;IF(LEN([.C1194])=2;1;IF(LEN([.C1194])=3;2;IF(LEN([.C1194])=5;3;IF(LEN([.C1194])=6;4;IF(LEN([.C1194])=7;5;&quot;Fehler&quot;))))))" office:value-type="float" office:value="2" calcext:value-type="float">
            <text:p>2</text:p>
          </table:table-cell>
          <table:table-cell office:value-type="string" calcext:value-type="string">
            <text:p>GLK</text:p>
          </table:table-cell>
          <table:table-cell office:value-type="string" calcext:value-type="string">
            <text:p>ALLGEMEINES, GESAMTDARSTELLUNGEN - DARSTELLUNGEN MEHRERER TEILGEBIETE – EINFUEHRUNGEN</text:p>
          </table:table-cell>
          <table:table-cell table:number-columns-repeated="5"/>
        </table:table-row>
        <table:table-row table:style-name="ro1">
          <table:table-cell table:formula="of:=IF([.B1195]=([.B1194]+2);&quot;Fehler&quot;;&quot;&quot;)">
            <text:p/>
          </table:table-cell>
          <table:table-cell table:formula="of:=IF(LEN([.C1195])=1;0;IF(LEN([.C1195])=2;1;IF(LEN([.C1195])=3;2;IF(LEN([.C1195])=5;3;IF(LEN([.C1195])=6;4;IF(LEN([.C1195])=7;5;&quot;Fehler&quot;))))))" office:value-type="float" office:value="3" calcext:value-type="float">
            <text:p>3</text:p>
          </table:table-cell>
          <table:table-cell office:value-type="string" calcext:value-type="string">
            <text:p>GLK 2</text:p>
          </table:table-cell>
          <table:table-cell office:value-type="string" calcext:value-type="string">
            <text:p>NACHSCHLAGEWERKE - BIBLIOGRAPHIEN - BILD-, TABELLEN- UND KARTENWERKE</text:p>
          </table:table-cell>
          <table:table-cell table:number-columns-repeated="5"/>
        </table:table-row>
        <table:table-row table:style-name="ro1">
          <table:table-cell table:formula="of:=IF([.B1196]=([.B1195]+2);&quot;Fehler&quot;;&quot;&quot;)">
            <text:p/>
          </table:table-cell>
          <table:table-cell table:formula="of:=IF(LEN([.C1196])=1;0;IF(LEN([.C1196])=2;1;IF(LEN([.C1196])=3;2;IF(LEN([.C1196])=5;3;IF(LEN([.C1196])=6;4;IF(LEN([.C1196])=7;5;&quot;Fehler&quot;))))))" office:value-type="float" office:value="3" calcext:value-type="float">
            <text:p>3</text:p>
          </table:table-cell>
          <table:table-cell office:value-type="string" calcext:value-type="string">
            <text:p>GLK 4</text:p>
          </table:table-cell>
          <table:table-cell office:value-type="string" calcext:value-type="string">
            <text:p>OEFFENTLICHER DIENST</text:p>
          </table:table-cell>
          <table:table-cell table:number-columns-repeated="5"/>
        </table:table-row>
        <table:table-row table:style-name="ro1">
          <table:table-cell table:formula="of:=IF([.B1197]=([.B1196]+2);&quot;Fehler&quot;;&quot;&quot;)">
            <text:p/>
          </table:table-cell>
          <table:table-cell table:formula="of:=IF(LEN([.C1197])=1;0;IF(LEN([.C1197])=2;1;IF(LEN([.C1197])=3;2;IF(LEN([.C1197])=5;3;IF(LEN([.C1197])=6;4;IF(LEN([.C1197])=7;5;&quot;Fehler&quot;))))))" office:value-type="float" office:value="4" calcext:value-type="float">
            <text:p>4</text:p>
          </table:table-cell>
          <table:table-cell office:value-type="string" calcext:value-type="string">
            <text:p>GLK 45</text:p>
          </table:table-cell>
          <table:table-cell office:value-type="string" calcext:value-type="string">
            <text:p>AUS- UND FORTBILDUNG IM OEFFENTLICHEN DIENST</text:p>
          </table:table-cell>
          <table:table-cell table:number-columns-repeated="5"/>
        </table:table-row>
        <table:table-row table:style-name="ro1">
          <table:table-cell table:formula="of:=IF([.B1198]=([.B1197]+2);&quot;Fehler&quot;;&quot;&quot;)">
            <text:p/>
          </table:table-cell>
          <table:table-cell table:formula="of:=IF(LEN([.C1198])=1;0;IF(LEN([.C1198])=2;1;IF(LEN([.C1198])=3;2;IF(LEN([.C1198])=5;3;IF(LEN([.C1198])=6;4;IF(LEN([.C1198])=7;5;&quot;Fehler&quot;))))))" office:value-type="float" office:value="3" calcext:value-type="float">
            <text:p>3</text:p>
          </table:table-cell>
          <table:table-cell office:value-type="string" calcext:value-type="string">
            <text:p>GLK 6</text:p>
          </table:table-cell>
          <table:table-cell office:value-type="string" calcext:value-type="string">
            <text:p>VERWALTUNGSORGANISATION <text:s/>VERWALTUNGSPRAXIS</text:p>
          </table:table-cell>
          <table:table-cell table:number-columns-repeated="5"/>
        </table:table-row>
        <table:table-row table:style-name="ro1">
          <table:table-cell table:formula="of:=IF([.B1199]=([.B1198]+2);&quot;Fehler&quot;;&quot;&quot;)">
            <text:p/>
          </table:table-cell>
          <table:table-cell table:formula="of:=IF(LEN([.C1199])=1;0;IF(LEN([.C1199])=2;1;IF(LEN([.C1199])=3;2;IF(LEN([.C1199])=5;3;IF(LEN([.C1199])=6;4;IF(LEN([.C1199])=7;5;&quot;Fehler&quot;))))))" office:value-type="float" office:value="4" calcext:value-type="float">
            <text:p>4</text:p>
          </table:table-cell>
          <table:table-cell office:value-type="string" calcext:value-type="string">
            <text:p>GLK 63</text:p>
          </table:table-cell>
          <table:table-cell office:value-type="string" calcext:value-type="string">
            <text:p>RECHNUNGSWESEN</text:p>
          </table:table-cell>
          <table:table-cell table:number-columns-repeated="5"/>
        </table:table-row>
        <table:table-row table:style-name="ro1">
          <table:table-cell table:formula="of:=IF([.B1200]=([.B1199]+2);&quot;Fehler&quot;;&quot;&quot;)">
            <text:p/>
          </table:table-cell>
          <table:table-cell table:formula="of:=IF(LEN([.C1200])=1;0;IF(LEN([.C1200])=2;1;IF(LEN([.C1200])=3;2;IF(LEN([.C1200])=5;3;IF(LEN([.C1200])=6;4;IF(LEN([.C1200])=7;5;&quot;Fehler&quot;))))))" office:value-type="float" office:value="4" calcext:value-type="float">
            <text:p>4</text:p>
          </table:table-cell>
          <table:table-cell office:value-type="string" calcext:value-type="string">
            <text:p>GLK 65</text:p>
          </table:table-cell>
          <table:table-cell office:value-type="string" calcext:value-type="string">
            <text:p>RATIONALISIERUNG <text:s/>AUTOMATION</text:p>
          </table:table-cell>
          <table:table-cell table:number-columns-repeated="5"/>
        </table:table-row>
        <table:table-row table:style-name="ro1">
          <table:table-cell table:formula="of:=IF([.B1201]=([.B1200]+2);&quot;Fehler&quot;;&quot;&quot;)">
            <text:p/>
          </table:table-cell>
          <table:table-cell table:formula="of:=IF(LEN([.C1201])=1;0;IF(LEN([.C1201])=2;1;IF(LEN([.C1201])=3;2;IF(LEN([.C1201])=5;3;IF(LEN([.C1201])=6;4;IF(LEN([.C1201])=7;5;&quot;Fehler&quot;))))))" office:value-type="float" office:value="4" calcext:value-type="float">
            <text:p>4</text:p>
          </table:table-cell>
          <table:table-cell office:value-type="string" calcext:value-type="string">
            <text:p>GLK 67</text:p>
          </table:table-cell>
          <table:table-cell office:value-type="string" calcext:value-type="string">
            <text:p>BUEROKUNDE <text:s/>SCHRIFTVERKEHR</text:p>
          </table:table-cell>
          <table:table-cell table:number-columns-repeated="5"/>
        </table:table-row>
        <table:table-row table:style-name="ro1">
          <table:table-cell table:formula="of:=IF([.B1202]=([.B1201]+2);&quot;Fehler&quot;;&quot;&quot;)">
            <text:p/>
          </table:table-cell>
          <table:table-cell table:formula="of:=IF(LEN([.C1202])=1;0;IF(LEN([.C1202])=2;1;IF(LEN([.C1202])=3;2;IF(LEN([.C1202])=5;3;IF(LEN([.C1202])=6;4;IF(LEN([.C1202])=7;5;&quot;Fehler&quot;))))))" office:value-type="float" office:value="3" calcext:value-type="float">
            <text:p>3</text:p>
          </table:table-cell>
          <table:table-cell office:value-type="string" calcext:value-type="string">
            <text:p>GLK 8</text:p>
          </table:table-cell>
          <table:table-cell office:value-type="string" calcext:value-type="string">
            <text:p>VERWALTUNGS- UND GEBIETSREFORM</text:p>
          </table:table-cell>
          <table:table-cell table:number-columns-repeated="5"/>
        </table:table-row>
        <table:table-row table:style-name="ro1">
          <table:table-cell table:formula="of:=IF([.B1203]=([.B1202]+2);&quot;Fehler&quot;;&quot;&quot;)">
            <text:p/>
          </table:table-cell>
          <table:table-cell table:formula="of:=IF(LEN([.C1203])=1;0;IF(LEN([.C1203])=2;1;IF(LEN([.C1203])=3;2;IF(LEN([.C1203])=5;3;IF(LEN([.C1203])=6;4;IF(LEN([.C1203])=7;5;&quot;Fehler&quot;))))))" office:value-type="float" office:value="2" calcext:value-type="float">
            <text:p>2</text:p>
          </table:table-cell>
          <table:table-cell office:value-type="string" calcext:value-type="string">
            <text:p>GLL</text:p>
          </table:table-cell>
          <table:table-cell office:value-type="string" calcext:value-type="string">
            <text:p>STAATSVERWALTUNG <text:s/>LANDESVERWALTUNG</text:p>
          </table:table-cell>
          <table:table-cell table:number-columns-repeated="5"/>
        </table:table-row>
        <table:table-row table:style-name="ro1">
          <table:table-cell table:formula="of:=IF([.B1204]=([.B1203]+2);&quot;Fehler&quot;;&quot;&quot;)">
            <text:p/>
          </table:table-cell>
          <table:table-cell table:formula="of:=IF(LEN([.C1204])=1;0;IF(LEN([.C1204])=2;1;IF(LEN([.C1204])=3;2;IF(LEN([.C1204])=5;3;IF(LEN([.C1204])=6;4;IF(LEN([.C1204])=7;5;&quot;Fehler&quot;))))))" office:value-type="float" office:value="2" calcext:value-type="float">
            <text:p>2</text:p>
          </table:table-cell>
          <table:table-cell office:value-type="string" calcext:value-type="string">
            <text:p>GLM</text:p>
          </table:table-cell>
          <table:table-cell office:value-type="string" calcext:value-type="string">
            <text:p>SELBSTVERWALTUNG (GEMEINDEN UND ANDERE SELBSTVERWALTUNGSKOERPERSCHAFTEN)</text:p>
          </table:table-cell>
          <table:table-cell table:number-columns-repeated="5"/>
        </table:table-row>
        <table:table-row table:style-name="ro1">
          <table:table-cell table:formula="of:=IF([.B1205]=([.B1204]+2);&quot;Fehler&quot;;&quot;&quot;)">
            <text:p/>
          </table:table-cell>
          <table:table-cell table:formula="of:=IF(LEN([.C1205])=1;0;IF(LEN([.C1205])=2;1;IF(LEN([.C1205])=3;2;IF(LEN([.C1205])=5;3;IF(LEN([.C1205])=6;4;IF(LEN([.C1205])=7;5;&quot;Fehler&quot;))))))" office:value-type="float" office:value="3" calcext:value-type="float">
            <text:p>3</text:p>
          </table:table-cell>
          <table:table-cell office:value-type="string" calcext:value-type="string">
            <text:p>GLM 1</text:p>
          </table:table-cell>
          <table:table-cell office:value-type="string" calcext:value-type="string">
            <text:p>GESCHICHTE DER SELBSTVERWALTUNG</text:p>
          </table:table-cell>
          <table:table-cell table:number-columns-repeated="5"/>
        </table:table-row>
        <table:table-row table:style-name="ro1">
          <table:table-cell table:formula="of:=IF([.B1206]=([.B1205]+2);&quot;Fehler&quot;;&quot;&quot;)">
            <text:p/>
          </table:table-cell>
          <table:table-cell table:formula="of:=IF(LEN([.C1206])=1;0;IF(LEN([.C1206])=2;1;IF(LEN([.C1206])=3;2;IF(LEN([.C1206])=5;3;IF(LEN([.C1206])=6;4;IF(LEN([.C1206])=7;5;&quot;Fehler&quot;))))))" office:value-type="float" office:value="3" calcext:value-type="float">
            <text:p>3</text:p>
          </table:table-cell>
          <table:table-cell office:value-type="string" calcext:value-type="string">
            <text:p>GLM 3</text:p>
          </table:table-cell>
          <table:table-cell office:value-type="string" calcext:value-type="string">
            <text:p>EINZELNE VERWALTUNGSZWEIGE, AEMTER UND BEHOERDEN</text:p>
          </table:table-cell>
          <table:table-cell table:number-columns-repeated="5"/>
        </table:table-row>
        <table:table-row table:style-name="ro1">
          <table:table-cell table:formula="of:=IF([.B1207]=([.B1206]+2);&quot;Fehler&quot;;&quot;&quot;)">
            <text:p/>
          </table:table-cell>
          <table:table-cell table:formula="of:=IF(LEN([.C1207])=1;0;IF(LEN([.C1207])=2;1;IF(LEN([.C1207])=3;2;IF(LEN([.C1207])=5;3;IF(LEN([.C1207])=6;4;IF(LEN([.C1207])=7;5;&quot;Fehler&quot;))))))" office:value-type="float" office:value="3" calcext:value-type="float">
            <text:p>3</text:p>
          </table:table-cell>
          <table:table-cell office:value-type="string" calcext:value-type="string">
            <text:p>GLM 4</text:p>
          </table:table-cell>
          <table:table-cell office:value-type="string" calcext:value-type="string">
            <text:p>KOMMUNALE SPITZENVERBAENDE</text:p>
          </table:table-cell>
          <table:table-cell table:number-columns-repeated="5"/>
        </table:table-row>
        <table:table-row table:style-name="ro1">
          <table:table-cell table:formula="of:=IF([.B1208]=([.B1207]+2);&quot;Fehler&quot;;&quot;&quot;)">
            <text:p/>
          </table:table-cell>
          <table:table-cell table:formula="of:=IF(LEN([.C1208])=1;0;IF(LEN([.C1208])=2;1;IF(LEN([.C1208])=3;2;IF(LEN([.C1208])=5;3;IF(LEN([.C1208])=6;4;IF(LEN([.C1208])=7;5;&quot;Fehler&quot;))))))" office:value-type="float" office:value="2" calcext:value-type="float">
            <text:p>2</text:p>
          </table:table-cell>
          <table:table-cell office:value-type="string" calcext:value-type="string">
            <text:p>GLT</text:p>
          </table:table-cell>
          <table:table-cell office:value-type="string" calcext:value-type="string">
            <text:p>VERWALTUNG IM AUSLAND</text:p>
          </table:table-cell>
          <table:table-cell table:number-columns-repeated="5"/>
        </table:table-row>
        <table:table-row table:style-name="ro1">
          <table:table-cell table:formula="of:=IF([.B1209]=([.B1208]+2);&quot;Fehler&quot;;&quot;&quot;)">
            <text:p/>
          </table:table-cell>
          <table:table-cell table:formula="of:=IF(LEN([.C1209])=1;0;IF(LEN([.C1209])=2;1;IF(LEN([.C1209])=3;2;IF(LEN([.C1209])=5;3;IF(LEN([.C1209])=6;4;IF(LEN([.C1209])=7;5;&quot;Fehler&quot;))))))" office:value-type="float" office:value="2" calcext:value-type="float">
            <text:p>2</text:p>
          </table:table-cell>
          <table:table-cell office:value-type="string" calcext:value-type="string">
            <text:p>GYB</text:p>
          </table:table-cell>
          <table:table-cell office:value-type="string" calcext:value-type="string">
            <text:p>BIOGRAPHIEN VON SOZIOLOGEN, SOZIALPOLITIKERN UND STATISTIKERN</text:p>
          </table:table-cell>
          <table:table-cell table:number-columns-repeated="5"/>
        </table:table-row>
        <table:table-row table:style-name="ro1">
          <table:table-cell table:formula="of:=IF([.B1210]=([.B1209]+2);&quot;Fehler&quot;;&quot;&quot;)">
            <text:p/>
          </table:table-cell>
          <table:table-cell table:formula="of:=IF(LEN([.C1210])=1;0;IF(LEN([.C1210])=2;1;IF(LEN([.C1210])=3;2;IF(LEN([.C1210])=5;3;IF(LEN([.C1210])=6;4;IF(LEN([.C1210])=7;5;&quot;Fehler&quot;))))))" office:value-type="float" office:value="3" calcext:value-type="float">
            <text:p>3</text:p>
          </table:table-cell>
          <table:table-cell office:value-type="string" calcext:value-type="string">
            <text:p>GYB 1</text:p>
          </table:table-cell>
          <table:table-cell office:value-type="string" calcext:value-type="string">
            <text:p>BIOGRAPHIEN MEHRERER SOZIOLOGEN, SOZIALPOLITIKER UND STATISTIKER</text:p>
          </table:table-cell>
          <table:table-cell table:number-columns-repeated="5"/>
        </table:table-row>
        <table:table-row table:style-name="ro1">
          <table:table-cell table:formula="of:=IF([.B1211]=([.B1210]+2);&quot;Fehler&quot;;&quot;&quot;)">
            <text:p/>
          </table:table-cell>
          <table:table-cell table:formula="of:=IF(LEN([.C1211])=1;0;IF(LEN([.C1211])=2;1;IF(LEN([.C1211])=3;2;IF(LEN([.C1211])=5;3;IF(LEN([.C1211])=6;4;IF(LEN([.C1211])=7;5;&quot;Fehler&quot;))))))" office:value-type="float" office:value="3" calcext:value-type="float">
            <text:p>3</text:p>
          </table:table-cell>
          <table:table-cell office:value-type="string" calcext:value-type="string">
            <text:p>GYB 2</text:p>
          </table:table-cell>
          <table:table-cell office:value-type="string" calcext:value-type="string">
            <text:p>BIOGRAPHIEN EINZELNER SOZIOLOGEN, SOZIALPOLITIKER UND STATISTIKER (ALPHABETISCH NACH BIOGRAPHIERTEN GEORDNET)</text:p>
          </table:table-cell>
          <table:table-cell table:number-columns-repeated="5"/>
        </table:table-row>
        <table:table-row table:style-name="ro1">
          <table:table-cell table:formula="of:=IF([.B1212]=([.B1211]+2);&quot;Fehler&quot;;&quot;&quot;)">
            <text:p/>
          </table:table-cell>
          <table:table-cell table:formula="of:=IF(LEN([.C1212])=1;0;IF(LEN([.C1212])=2;1;IF(LEN([.C1212])=3;2;IF(LEN([.C1212])=5;3;IF(LEN([.C1212])=6;4;IF(LEN([.C1212])=7;5;&quot;Fehler&quot;))))))" office:value-type="float" office:value="1" calcext:value-type="float">
            <text:p>1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[.B1213]=([.B1212]+2);&quot;Fehler&quot;;&quot;&quot;)">
            <text:p/>
          </table:table-cell>
          <table:table-cell table:formula="of:=IF(LEN([.C1213])=1;0;IF(LEN([.C1213])=2;1;IF(LEN([.C1213])=3;2;IF(LEN([.C1213])=5;3;IF(LEN([.C1213])=6;4;IF(LEN([.C1213])=7;5;&quot;Fehler&quot;))))))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IRTSCHAFT</text:p>
          </table:table-cell>
          <table:table-cell table:number-columns-repeated="5"/>
        </table:table-row>
        <table:table-row table:style-name="ro1">
          <table:table-cell table:formula="of:=IF([.B1214]=([.B1213]+2);&quot;Fehler&quot;;&quot;&quot;)">
            <text:p/>
          </table:table-cell>
          <table:table-cell table:formula="of:=IF(LEN([.C1214])=1;0;IF(LEN([.C1214])=2;1;IF(LEN([.C1214])=3;2;IF(LEN([.C1214])=5;3;IF(LEN([.C1214])=6;4;IF(LEN([.C1214])=7;5;&quot;Fehler&quot;))))))" office:value-type="float" office:value="1" calcext:value-type="float">
            <text:p>1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LLGEMEINES</text:p>
          </table:table-cell>
          <table:table-cell table:number-columns-repeated="5"/>
        </table:table-row>
        <table:table-row table:style-name="ro1">
          <table:table-cell table:formula="of:=IF([.B1215]=([.B1214]+2);&quot;Fehler&quot;;&quot;&quot;)">
            <text:p/>
          </table:table-cell>
          <table:table-cell table:formula="of:=IF(LEN([.C1215])=1;0;IF(LEN([.C1215])=2;1;IF(LEN([.C1215])=3;2;IF(LEN([.C1215])=5;3;IF(LEN([.C1215])=6;4;IF(LEN([.C1215])=7;5;&quot;Fehler&quot;))))))" office:value-type="float" office:value="2" calcext:value-type="float">
            <text:p>2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GESAMTDARSTELLUNGEN - DARSTELLUNGEN MEHRERER TEILGEBIETE – EINFUEHRUNGEN</text:p>
          </table:table-cell>
          <table:table-cell table:number-columns-repeated="5"/>
        </table:table-row>
        <table:table-row table:style-name="ro1">
          <table:table-cell table:formula="of:=IF([.B1216]=([.B1215]+2);&quot;Fehler&quot;;&quot;&quot;)">
            <text:p/>
          </table:table-cell>
          <table:table-cell table:formula="of:=IF(LEN([.C1216])=1;0;IF(LEN([.C1216])=2;1;IF(LEN([.C1216])=3;2;IF(LEN([.C1216])=5;3;IF(LEN([.C1216])=6;4;IF(LEN([.C1216])=7;5;&quot;Fehler&quot;))))))" office:value-type="float" office:value="3" calcext:value-type="float">
            <text:p>3</text:p>
          </table:table-cell>
          <table:table-cell office:value-type="string" calcext:value-type="string">
            <text:p>HAK 1</text:p>
          </table:table-cell>
          <table:table-cell office:value-type="string" calcext:value-type="string">
            <text:p>VERMISCHTE SCHRIFTEN</text:p>
          </table:table-cell>
          <table:table-cell table:number-columns-repeated="5"/>
        </table:table-row>
        <table:table-row table:style-name="ro1">
          <table:table-cell table:formula="of:=IF([.B1217]=([.B1216]+2);&quot;Fehler&quot;;&quot;&quot;)">
            <text:p/>
          </table:table-cell>
          <table:table-cell table:formula="of:=IF(LEN([.C1217])=1;0;IF(LEN([.C1217])=2;1;IF(LEN([.C1217])=3;2;IF(LEN([.C1217])=5;3;IF(LEN([.C1217])=6;4;IF(LEN([.C1217])=7;5;&quot;Fehler&quot;))))))" office:value-type="float" office:value="2" calcext:value-type="float">
            <text:p>2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NACHSCHLAGEWERKE - BIBLIOGRAPHIEN - WOERTERBUECHER</text:p>
          </table:table-cell>
          <table:table-cell table:number-columns-repeated="5"/>
        </table:table-row>
        <table:table-row table:style-name="ro1">
          <table:table-cell table:formula="of:=IF([.B1218]=([.B1217]+2);&quot;Fehler&quot;;&quot;&quot;)">
            <text:p/>
          </table:table-cell>
          <table:table-cell table:formula="of:=IF(LEN([.C1218])=1;0;IF(LEN([.C1218])=2;1;IF(LEN([.C1218])=3;2;IF(LEN([.C1218])=5;3;IF(LEN([.C1218])=6;4;IF(LEN([.C1218])=7;5;&quot;Fehler&quot;))))))" office:value-type="float" office:value="2" calcext:value-type="float">
            <text:p>2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BILDWERKE - TABELLENWERKE - KARTENWERKE</text:p>
          </table:table-cell>
          <table:table-cell table:number-columns-repeated="5"/>
        </table:table-row>
        <table:table-row table:style-name="ro1">
          <table:table-cell table:formula="of:=IF([.B1219]=([.B1218]+2);&quot;Fehler&quot;;&quot;&quot;)">
            <text:p/>
          </table:table-cell>
          <table:table-cell table:formula="of:=IF(LEN([.C1219])=1;0;IF(LEN([.C1219])=2;1;IF(LEN([.C1219])=3;2;IF(LEN([.C1219])=5;3;IF(LEN([.C1219])=6;4;IF(LEN([.C1219])=7;5;&quot;Fehler&quot;))))))" office:value-type="float" office:value="2" calcext:value-type="float">
            <text:p>2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PHILOSOPHIE, PSYCHOLOGIE, SOZIOLOGIE DER WIRTSCHAFT</text:p>
          </table:table-cell>
          <table:table-cell table:number-columns-repeated="5"/>
        </table:table-row>
        <table:table-row table:style-name="ro1">
          <table:table-cell table:formula="of:=IF([.B1220]=([.B1219]+2);&quot;Fehler&quot;;&quot;&quot;)">
            <text:p/>
          </table:table-cell>
          <table:table-cell table:formula="of:=IF(LEN([.C1220])=1;0;IF(LEN([.C1220])=2;1;IF(LEN([.C1220])=3;2;IF(LEN([.C1220])=5;3;IF(LEN([.C1220])=6;4;IF(LEN([.C1220])=7;5;&quot;Fehler&quot;))))))" office:value-type="float" office:value="2" calcext:value-type="float">
            <text:p>2</text:p>
          </table:table-cell>
          <table:table-cell office:value-type="string" calcext:value-type="string">
            <text:p>HAO</text:p>
          </table:table-cell>
          <table:table-cell office:value-type="string" calcext:value-type="string">
            <text:p>GESCHICHTE DER WIRTSCHAFTSWISSENSCHAFTEN <text:s/>GESCHICHTE EINZELNER RICHTUNGEN UND SCHULEN</text:p>
          </table:table-cell>
          <table:table-cell table:number-columns-repeated="5"/>
        </table:table-row>
        <table:table-row table:style-name="ro1">
          <table:table-cell table:formula="of:=IF([.B1221]=([.B1220]+2);&quot;Fehler&quot;;&quot;&quot;)">
            <text:p/>
          </table:table-cell>
          <table:table-cell table:formula="of:=IF(LEN([.C1221])=1;0;IF(LEN([.C1221])=2;1;IF(LEN([.C1221])=3;2;IF(LEN([.C1221])=5;3;IF(LEN([.C1221])=6;4;IF(LEN([.C1221])=7;5;&quot;Fehler&quot;))))))" office:value-type="float" office:value="2" calcext:value-type="float">
            <text:p>2</text:p>
          </table:table-cell>
          <table:table-cell office:value-type="string" calcext:value-type="string">
            <text:p>HAP</text:p>
          </table:table-cell>
          <table:table-cell office:value-type="string" calcext:value-type="string">
            <text:p>METHODEN DER WIRTSCHAFTSWISSENSCHAFTEN</text:p>
          </table:table-cell>
          <table:table-cell table:number-columns-repeated="5"/>
        </table:table-row>
        <table:table-row table:style-name="ro1">
          <table:table-cell table:formula="of:=IF([.B1222]=([.B1221]+2);&quot;Fehler&quot;;&quot;&quot;)">
            <text:p/>
          </table:table-cell>
          <table:table-cell table:formula="of:=IF(LEN([.C1222])=1;0;IF(LEN([.C1222])=2;1;IF(LEN([.C1222])=3;2;IF(LEN([.C1222])=5;3;IF(LEN([.C1222])=6;4;IF(LEN([.C1222])=7;5;&quot;Fehler&quot;))))))" office:value-type="float" office:value="2" calcext:value-type="float">
            <text:p>2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AUSBILDUNG UND STUDIUM VON VOLKSWIRTEN UND BETRIEBSWIRTEN</text:p>
          </table:table-cell>
          <table:table-cell table:number-columns-repeated="5"/>
        </table:table-row>
        <table:table-row table:style-name="ro1">
          <table:table-cell table:formula="of:=IF([.B1223]=([.B1222]+2);&quot;Fehler&quot;;&quot;&quot;)">
            <text:p/>
          </table:table-cell>
          <table:table-cell table:formula="of:=IF(LEN([.C1223])=1;0;IF(LEN([.C1223])=2;1;IF(LEN([.C1223])=3;2;IF(LEN([.C1223])=5;3;IF(LEN([.C1223])=6;4;IF(LEN([.C1223])=7;5;&quot;Fehler&quot;))))))" office:value-type="float" office:value="1" calcext:value-type="float">
            <text:p>1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VOLKSWIRTSCHAFTSLEHRE</text:p>
          </table:table-cell>
          <table:table-cell table:number-columns-repeated="5"/>
        </table:table-row>
        <table:table-row table:style-name="ro1">
          <table:table-cell table:formula="of:=IF([.B1224]=([.B1223]+2);&quot;Fehler&quot;;&quot;&quot;)">
            <text:p/>
          </table:table-cell>
          <table:table-cell table:formula="of:=IF(LEN([.C1224])=1;0;IF(LEN([.C1224])=2;1;IF(LEN([.C1224])=3;2;IF(LEN([.C1224])=5;3;IF(LEN([.C1224])=6;4;IF(LEN([.C1224])=7;5;&quot;Fehler&quot;))))))" office:value-type="float" office:value="2" calcext:value-type="float">
            <text:p>2</text:p>
          </table:table-cell>
          <table:table-cell office:value-type="string" calcext:value-type="string">
            <text:p>HBC</text:p>
          </table:table-cell>
          <table:table-cell office:value-type="string" calcext:value-type="string">
            <text:p>ALLGEMEINE UND VERMISCHTE SCHRIFTEN</text:p>
          </table:table-cell>
          <table:table-cell table:number-columns-repeated="5"/>
        </table:table-row>
        <table:table-row table:style-name="ro1">
          <table:table-cell table:formula="of:=IF([.B1225]=([.B1224]+2);&quot;Fehler&quot;;&quot;&quot;)">
            <text:p/>
          </table:table-cell>
          <table:table-cell table:formula="of:=IF(LEN([.C1225])=1;0;IF(LEN([.C1225])=2;1;IF(LEN([.C1225])=3;2;IF(LEN([.C1225])=5;3;IF(LEN([.C1225])=6;4;IF(LEN([.C1225])=7;5;&quot;Fehler&quot;))))))" office:value-type="float" office:value="2" calcext:value-type="float">
            <text:p>2</text:p>
          </table:table-cell>
          <table:table-cell office:value-type="string" calcext:value-type="string">
            <text:p>HBK</text:p>
          </table:table-cell>
          <table:table-cell office:value-type="string" calcext:value-type="string">
            <text:p>EINZELNE GRUNDLAGENBEREICHE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BK 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227]=([.B1225]+2);&quot;Fehler&quot;;&quot;&quot;)" office:value-type="string" office:string-value="Fehler" calcext:value-type="string">
            <text:p>Fehler</text:p>
          </table:table-cell>
          <table:table-cell table:formula="of:=IF(LEN([.C1227])=1;0;IF(LEN([.C1227])=2;1;IF(LEN([.C1227])=3;2;IF(LEN([.C1227])=5;3;IF(LEN([.C1227])=6;4;IF(LEN([.C1227])=7;5;&quot;Fehler&quot;))))))" office:value-type="float" office:value="4" calcext:value-type="float">
            <text:p>4</text:p>
          </table:table-cell>
          <table:table-cell office:value-type="string" calcext:value-type="string">
            <text:p>HBK 01</text:p>
          </table:table-cell>
          <table:table-cell office:value-type="string" calcext:value-type="string">
            <text:p>MAKROOEKONOMISCHE THEORIE : GESAMTDARSTELLUNGEN</text:p>
          </table:table-cell>
          <table:table-cell table:number-columns-repeated="5"/>
        </table:table-row>
        <table:table-row table:style-name="ro1">
          <table:table-cell table:formula="of:=IF([.B1228]=([.B1227]+2);&quot;Fehler&quot;;&quot;&quot;)">
            <text:p/>
          </table:table-cell>
          <table:table-cell table:formula="of:=IF(LEN([.C1228])=1;0;IF(LEN([.C1228])=2;1;IF(LEN([.C1228])=3;2;IF(LEN([.C1228])=5;3;IF(LEN([.C1228])=6;4;IF(LEN([.C1228])=7;5;&quot;Fehler&quot;))))))" office:value-type="float" office:value="3" calcext:value-type="float">
            <text:p>3</text:p>
          </table:table-cell>
          <table:table-cell office:value-type="string" calcext:value-type="string">
            <text:p>HBK 1</text:p>
          </table:table-cell>
          <table:table-cell office:value-type="string" calcext:value-type="string">
            <text:p>PRODUKTION <text:s/>PREISE <text:s/>WETTBEWERB <text:s/>HAUSHAL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229]=([.B1228]+2);&quot;Fehler&quot;;&quot;&quot;)">
            <text:p/>
          </table:table-cell>
          <table:table-cell table:formula="of:=IF(LEN([.C1229])=1;0;IF(LEN([.C1229])=2;1;IF(LEN([.C1229])=3;2;IF(LEN([.C1229])=5;3;IF(LEN([.C1229])=6;4;IF(LEN([.C1229])=7;5;&quot;Fehler&quot;))))))" office:value-type="float" office:value="4" calcext:value-type="float">
            <text:p>4</text:p>
          </table:table-cell>
          <table:table-cell office:value-type="string" calcext:value-type="string">
            <text:p>HBK 15</text:p>
          </table:table-cell>
          <table:table-cell office:value-type="string" calcext:value-type="string">
            <text:p>PREISE <text:s/>MAERKTE <text:s/>WETTBEWERB <text:s/>KONSUM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230]=([.B1229]+2);&quot;Fehler&quot;;&quot;&quot;)">
            <text:p/>
          </table:table-cell>
          <table:table-cell table:formula="of:=IF(LEN([.C1230])=1;0;IF(LEN([.C1230])=2;1;IF(LEN([.C1230])=3;2;IF(LEN([.C1230])=5;3;IF(LEN([.C1230])=6;4;IF(LEN([.C1230])=7;5;&quot;Fehler&quot;))))))" office:value-type="float" office:value="5" calcext:value-type="float">
            <text:p>5</text:p>
          </table:table-cell>
          <table:table-cell office:value-type="string" calcext:value-type="string">
            <text:p>HBK 155</text:p>
          </table:table-cell>
          <table:table-cell office:value-type="string" calcext:value-type="string">
            <text:p>HAUSHALTSTHEORIE <text:s/>NACHFRAGETHEORIE</text:p>
          </table:table-cell>
          <table:table-cell table:number-columns-repeated="5"/>
        </table:table-row>
        <table:table-row table:style-name="ro1">
          <table:table-cell table:formula="of:=IF([.B1231]=([.B1230]+2);&quot;Fehler&quot;;&quot;&quot;)">
            <text:p/>
          </table:table-cell>
          <table:table-cell table:formula="of:=IF(LEN([.C1231])=1;0;IF(LEN([.C1231])=2;1;IF(LEN([.C1231])=3;2;IF(LEN([.C1231])=5;3;IF(LEN([.C1231])=6;4;IF(LEN([.C1231])=7;5;&quot;Fehler&quot;))))))" office:value-type="float" office:value="3" calcext:value-type="float">
            <text:p>3</text:p>
          </table:table-cell>
          <table:table-cell office:value-type="string" calcext:value-type="string">
            <text:p>HBK 2</text:p>
          </table:table-cell>
          <table:table-cell office:value-type="string" calcext:value-type="string">
            <text:p>WIRTSCHAFTSWACHSTUM <text:s/>VOLKSEINKOMMEN KONJUNKTUR BESCHAEFTIGUNG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[.B1232]=([.B1231]+2);&quot;Fehler&quot;;&quot;&quot;)">
            <text:p/>
          </table:table-cell>
          <table:table-cell table:formula="of:=IF(LEN([.C1232])=1;0;IF(LEN([.C1232])=2;1;IF(LEN([.C1232])=3;2;IF(LEN([.C1232])=5;3;IF(LEN([.C1232])=6;4;IF(LEN([.C1232])=7;5;&quot;Fehler&quot;))))))" office:value-type="float" office:value="4" calcext:value-type="float">
            <text:p>4</text:p>
          </table:table-cell>
          <table:table-cell office:value-type="string" calcext:value-type="string">
            <text:p>HBK 21</text:p>
          </table:table-cell>
          <table:table-cell office:value-type="string" calcext:value-type="string">
            <text:p>WIRTSCHAFTSWACHSTUM <text:s/>KONJUNKTUR</text:p>
          </table:table-cell>
          <table:table-cell table:number-columns-repeated="5"/>
        </table:table-row>
        <table:table-row table:style-name="ro1">
          <table:table-cell table:formula="of:=IF([.B1233]=([.B1232]+2);&quot;Fehler&quot;;&quot;&quot;)">
            <text:p/>
          </table:table-cell>
          <table:table-cell table:formula="of:=IF(LEN([.C1233])=1;0;IF(LEN([.C1233])=2;1;IF(LEN([.C1233])=3;2;IF(LEN([.C1233])=5;3;IF(LEN([.C1233])=6;4;IF(LEN([.C1233])=7;5;&quot;Fehler&quot;))))))" office:value-type="float" office:value="4" calcext:value-type="float">
            <text:p>4</text:p>
          </table:table-cell>
          <table:table-cell office:value-type="string" calcext:value-type="string">
            <text:p>HBK 25</text:p>
          </table:table-cell>
          <table:table-cell office:value-type="string" calcext:value-type="string">
            <text:p>EINKOMMEN <text:s/>BESCHAEFTIGUNG <text:s/>SOZIALPRODUKT WOHLFAHRTSOEKONOMIE</text:p>
          </table:table-cell>
          <table:table-cell table:number-columns-repeated="5"/>
        </table:table-row>
        <table:table-row table:style-name="ro1">
          <table:table-cell table:formula="of:=IF([.B1234]=([.B1233]+2);&quot;Fehler&quot;;&quot;&quot;)">
            <text:p/>
          </table:table-cell>
          <table:table-cell table:formula="of:=IF(LEN([.C1234])=1;0;IF(LEN([.C1234])=2;1;IF(LEN([.C1234])=3;2;IF(LEN([.C1234])=5;3;IF(LEN([.C1234])=6;4;IF(LEN([.C1234])=7;5;&quot;Fehler&quot;))))))" office:value-type="float" office:value="3" calcext:value-type="float">
            <text:p>3</text:p>
          </table:table-cell>
          <table:table-cell office:value-type="string" calcext:value-type="string">
            <text:p>HBK 9</text:p>
          </table:table-cell>
          <table:table-cell office:value-type="string" calcext:value-type="string">
            <text:p>VOLKSWIRTSCHAFTLICHES RECHNUNGSWESEN (VOLKSWIRTSCHAFTLICHE GESAMTRECHNUNG)</text:p>
          </table:table-cell>
          <table:table-cell table:number-columns-repeated="5"/>
        </table:table-row>
        <table:table-row table:style-name="ro1">
          <table:table-cell table:formula="of:=IF([.B1235]=([.B1234]+2);&quot;Fehler&quot;;&quot;&quot;)">
            <text:p/>
          </table:table-cell>
          <table:table-cell table:formula="of:=IF(LEN([.C1235])=1;0;IF(LEN([.C1235])=2;1;IF(LEN([.C1235])=3;2;IF(LEN([.C1235])=5;3;IF(LEN([.C1235])=6;4;IF(LEN([.C1235])=7;5;&quot;Fehler&quot;))))))" office:value-type="float" office:value="2" calcext:value-type="float">
            <text:p>2</text:p>
          </table:table-cell>
          <table:table-cell office:value-type="string" calcext:value-type="string">
            <text:p>HBL</text:p>
          </table:table-cell>
          <table:table-cell office:value-type="string" calcext:value-type="string">
            <text:p>ALLGEMEINE WIRTSCHAFTSPOLITIK : GESAMTDARSTELLUNGEN</text:p>
          </table:table-cell>
          <table:table-cell table:number-columns-repeated="5"/>
        </table:table-row>
        <table:table-row table:style-name="ro1">
          <table:table-cell table:formula="of:=IF([.B1236]=([.B1235]+2);&quot;Fehler&quot;;&quot;&quot;)">
            <text:p/>
          </table:table-cell>
          <table:table-cell table:formula="of:=IF(LEN([.C1236])=1;0;IF(LEN([.C1236])=2;1;IF(LEN([.C1236])=3;2;IF(LEN([.C1236])=5;3;IF(LEN([.C1236])=6;4;IF(LEN([.C1236])=7;5;&quot;Fehler&quot;))))))" office:value-type="float" office:value="3" calcext:value-type="float">
            <text:p>3</text:p>
          </table:table-cell>
          <table:table-cell office:value-type="string" calcext:value-type="string">
            <text:p>HBL 1</text:p>
          </table:table-cell>
          <table:table-cell office:value-type="string" calcext:value-type="string">
            <text:p>WIRTSCHAFTSORDNUNGEN <text:s/>WIRTSCHAFTSSYSTEM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237]=([.B1236]+2);&quot;Fehler&quot;;&quot;&quot;)">
            <text:p/>
          </table:table-cell>
          <table:table-cell table:formula="of:=IF(LEN([.C1237])=1;0;IF(LEN([.C1237])=2;1;IF(LEN([.C1237])=3;2;IF(LEN([.C1237])=5;3;IF(LEN([.C1237])=6;4;IF(LEN([.C1237])=7;5;&quot;Fehler&quot;))))))" office:value-type="float" office:value="4" calcext:value-type="float">
            <text:p>4</text:p>
          </table:table-cell>
          <table:table-cell office:value-type="string" calcext:value-type="string">
            <text:p>HBL 11</text:p>
          </table:table-cell>
          <table:table-cell office:value-type="string" calcext:value-type="string">
            <text:p>MARKTWIRTSCHAFTLICHE SYSTEME</text:p>
          </table:table-cell>
          <table:table-cell table:number-columns-repeated="5"/>
        </table:table-row>
        <table:table-row table:style-name="ro1">
          <table:table-cell table:formula="of:=IF([.B1238]=([.B1237]+2);&quot;Fehler&quot;;&quot;&quot;)">
            <text:p/>
          </table:table-cell>
          <table:table-cell table:formula="of:=IF(LEN([.C1238])=1;0;IF(LEN([.C1238])=2;1;IF(LEN([.C1238])=3;2;IF(LEN([.C1238])=5;3;IF(LEN([.C1238])=6;4;IF(LEN([.C1238])=7;5;&quot;Fehler&quot;))))))" office:value-type="float" office:value="4" calcext:value-type="float">
            <text:p>4</text:p>
          </table:table-cell>
          <table:table-cell office:value-type="string" calcext:value-type="string">
            <text:p>HBL 12</text:p>
          </table:table-cell>
          <table:table-cell office:value-type="string" calcext:value-type="string">
            <text:p>NICHTMARKTWIRTSCHAFTLICHE SYSTEME</text:p>
          </table:table-cell>
          <table:table-cell table:number-columns-repeated="5"/>
        </table:table-row>
        <table:table-row table:style-name="ro1">
          <table:table-cell table:formula="of:=IF([.B1239]=([.B1238]+2);&quot;Fehler&quot;;&quot;&quot;)">
            <text:p/>
          </table:table-cell>
          <table:table-cell table:formula="of:=IF(LEN([.C1239])=1;0;IF(LEN([.C1239])=2;1;IF(LEN([.C1239])=3;2;IF(LEN([.C1239])=5;3;IF(LEN([.C1239])=6;4;IF(LEN([.C1239])=7;5;&quot;Fehler&quot;))))))" office:value-type="float" office:value="4" calcext:value-type="float">
            <text:p>4</text:p>
          </table:table-cell>
          <table:table-cell office:value-type="string" calcext:value-type="string">
            <text:p>HBL 19</text:p>
          </table:table-cell>
          <table:table-cell office:value-type="string" calcext:value-type="string">
            <text:p>SONSTIGE WIRTSCHAFTLICHE ORDNUNGSVORSTELLUNGEN</text:p>
          </table:table-cell>
          <table:table-cell table:number-columns-repeated="5"/>
        </table:table-row>
        <table:table-row table:style-name="ro1">
          <table:table-cell table:formula="of:=IF([.B1240]=([.B1239]+2);&quot;Fehler&quot;;&quot;&quot;)">
            <text:p/>
          </table:table-cell>
          <table:table-cell table:formula="of:=IF(LEN([.C1240])=1;0;IF(LEN([.C1240])=2;1;IF(LEN([.C1240])=3;2;IF(LEN([.C1240])=5;3;IF(LEN([.C1240])=6;4;IF(LEN([.C1240])=7;5;&quot;Fehler&quot;))))))" office:value-type="float" office:value="1" calcext:value-type="float">
            <text:p>1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FIRMENGESCHICHTE</text:p>
          </table:table-cell>
          <table:table-cell table:number-columns-repeated="5"/>
        </table:table-row>
        <table:table-row table:style-name="ro1">
          <table:table-cell table:formula="of:=IF([.B1241]=([.B1240]+2);&quot;Fehler&quot;;&quot;&quot;)">
            <text:p/>
          </table:table-cell>
          <table:table-cell table:formula="of:=IF(LEN([.C1241])=1;0;IF(LEN([.C1241])=2;1;IF(LEN([.C1241])=3;2;IF(LEN([.C1241])=5;3;IF(LEN([.C1241])=6;4;IF(LEN([.C1241])=7;5;&quot;Fehler&quot;))))))" office:value-type="float" office:value="2" calcext:value-type="float">
            <text:p>2</text:p>
          </table:table-cell>
          <table:table-cell office:value-type="string" calcext:value-type="string">
            <text:p>HCO</text:p>
          </table:table-cell>
          <table:table-cell office:value-type="string" calcext:value-type="string">
            <text:p>GESCHICHTE EINZELNER FIRMEN EINSCHL. FESTSCHRIFTEN UND JAHRESBERICHTE (ALPHABETISCH NACH FIRMENNAMEN GEORDNET)</text:p>
          </table:table-cell>
          <table:table-cell table:number-columns-repeated="5"/>
        </table:table-row>
        <table:table-row table:style-name="ro1">
          <table:table-cell table:formula="of:=IF([.B1242]=([.B1241]+2);&quot;Fehler&quot;;&quot;&quot;)">
            <text:p/>
          </table:table-cell>
          <table:table-cell table:formula="of:=IF(LEN([.C1242])=1;0;IF(LEN([.C1242])=2;1;IF(LEN([.C1242])=3;2;IF(LEN([.C1242])=5;3;IF(LEN([.C1242])=6;4;IF(LEN([.C1242])=7;5;&quot;Fehler&quot;))))))" office:value-type="float" office:value="2" calcext:value-type="float">
            <text:p>2</text:p>
          </table:table-cell>
          <table:table-cell office:value-type="string" calcext:value-type="string">
            <text:p>HCP</text:p>
          </table:table-cell>
          <table:table-cell office:value-type="string" calcext:value-type="string">
            <text:p>GESCHICHTE MEHRERER FIRMEN</text:p>
          </table:table-cell>
          <table:table-cell table:number-columns-repeated="5"/>
        </table:table-row>
        <table:table-row table:style-name="ro1">
          <table:table-cell table:formula="of:=IF([.B1243]=([.B1242]+2);&quot;Fehler&quot;;&quot;&quot;)">
            <text:p/>
          </table:table-cell>
          <table:table-cell table:formula="of:=IF(LEN([.C1243])=1;0;IF(LEN([.C1243])=2;1;IF(LEN([.C1243])=3;2;IF(LEN([.C1243])=5;3;IF(LEN([.C1243])=6;4;IF(LEN([.C1243])=7;5;&quot;Fehler&quot;))))))" office:value-type="float" office:value="1" calcext:value-type="float">
            <text:p>1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VOLKSWIRTSCHAFTLICHE BRANCHENUNTERSUCHUNGEN WIRTSCHAFTSFOERDERUNG <text:s/>WIRTSCHAFTSORGANISATIONEN BRANCHENPOLITIK</text:p>
          </table:table-cell>
          <table:table-cell table:number-columns-repeated="5"/>
        </table:table-row>
        <table:table-row table:style-name="ro1">
          <table:table-cell table:formula="of:=IF([.B1244]=([.B1243]+2);&quot;Fehler&quot;;&quot;&quot;)">
            <text:p/>
          </table:table-cell>
          <table:table-cell table:formula="of:=IF(LEN([.C1244])=1;0;IF(LEN([.C1244])=2;1;IF(LEN([.C1244])=3;2;IF(LEN([.C1244])=5;3;IF(LEN([.C1244])=6;4;IF(LEN([.C1244])=7;5;&quot;Fehler&quot;))))))" office:value-type="float" office:value="2" calcext:value-type="float">
            <text:p>2</text:p>
          </table:table-cell>
          <table:table-cell office:value-type="string" calcext:value-type="string">
            <text:p>HDH</text:p>
          </table:table-cell>
          <table:table-cell office:value-type="string" calcext:value-type="string">
            <text:p>WIRTSCHAFTSFOERDERUNG : GESAMTDARSTELLUNGEN - DARSTELLUNGEN EINZELNER LAENDER</text:p>
          </table:table-cell>
          <table:table-cell table:number-columns-repeated="5"/>
        </table:table-row>
        <table:table-row table:style-name="ro1">
          <table:table-cell table:formula="of:=IF([.B1245]=([.B1244]+2);&quot;Fehler&quot;;&quot;&quot;)">
            <text:p/>
          </table:table-cell>
          <table:table-cell table:formula="of:=IF(LEN([.C1245])=1;0;IF(LEN([.C1245])=2;1;IF(LEN([.C1245])=3;2;IF(LEN([.C1245])=5;3;IF(LEN([.C1245])=6;4;IF(LEN([.C1245])=7;5;&quot;Fehler&quot;))))))" office:value-type="float" office:value="3" calcext:value-type="float">
            <text:p>3</text:p>
          </table:table-cell>
          <table:table-cell office:value-type="string" calcext:value-type="string">
            <text:p>HDH 1</text:p>
          </table:table-cell>
          <table:table-cell office:value-type="string" calcext:value-type="string">
            <text:p>SEKTORALE STRUKTURPOLITIK (BRANCHENPOLITIK)</text:p>
          </table:table-cell>
          <table:table-cell table:number-columns-repeated="5"/>
        </table:table-row>
        <table:table-row table:style-name="ro1">
          <table:table-cell table:formula="of:=IF([.B1246]=([.B1245]+2);&quot;Fehler&quot;;&quot;&quot;)">
            <text:p/>
          </table:table-cell>
          <table:table-cell table:formula="of:=IF(LEN([.C1246])=1;0;IF(LEN([.C1246])=2;1;IF(LEN([.C1246])=3;2;IF(LEN([.C1246])=5;3;IF(LEN([.C1246])=6;4;IF(LEN([.C1246])=7;5;&quot;Fehler&quot;))))))" office:value-type="float" office:value="3" calcext:value-type="float">
            <text:p>3</text:p>
          </table:table-cell>
          <table:table-cell office:value-type="string" calcext:value-type="string">
            <text:p>HDH 2</text:p>
          </table:table-cell>
          <table:table-cell office:value-type="string" calcext:value-type="string">
            <text:p>REGIONALE STRUKTURPOLITIK (REGIONALPOLITIK)</text:p>
          </table:table-cell>
          <table:table-cell table:number-columns-repeated="5"/>
        </table:table-row>
        <table:table-row table:style-name="ro1">
          <table:table-cell table:formula="of:=IF([.B1247]=([.B1246]+2);&quot;Fehler&quot;;&quot;&quot;)">
            <text:p/>
          </table:table-cell>
          <table:table-cell table:formula="of:=IF(LEN([.C1247])=1;0;IF(LEN([.C1247])=2;1;IF(LEN([.C1247])=3;2;IF(LEN([.C1247])=5;3;IF(LEN([.C1247])=6;4;IF(LEN([.C1247])=7;5;&quot;Fehler&quot;))))))" office:value-type="float" office:value="3" calcext:value-type="float">
            <text:p>3</text:p>
          </table:table-cell>
          <table:table-cell office:value-type="string" calcext:value-type="string">
            <text:p>HDH 4</text:p>
          </table:table-cell>
          <table:table-cell office:value-type="string" calcext:value-type="string">
            <text:p>KOMMUNALE WIRTSCHAFTSFOERDERUNG</text:p>
          </table:table-cell>
          <table:table-cell table:number-columns-repeated="5"/>
        </table:table-row>
        <table:table-row table:style-name="ro1">
          <table:table-cell table:formula="of:=IF([.B1248]=([.B1247]+2);&quot;Fehler&quot;;&quot;&quot;)">
            <text:p/>
          </table:table-cell>
          <table:table-cell table:formula="of:=IF(LEN([.C1248])=1;0;IF(LEN([.C1248])=2;1;IF(LEN([.C1248])=3;2;IF(LEN([.C1248])=5;3;IF(LEN([.C1248])=6;4;IF(LEN([.C1248])=7;5;&quot;Fehler&quot;))))))" office:value-type="float" office:value="2" calcext:value-type="float">
            <text:p>2</text:p>
          </table:table-cell>
          <table:table-cell office:value-type="string" calcext:value-type="string">
            <text:p>HDK</text:p>
          </table:table-cell>
          <table:table-cell office:value-type="string" calcext:value-type="string">
            <text:p>BRANCHEN (WIRTSCHAFTSZWEIGE) : GESAMTDARSTELLUNGEN - DARSTELLUNGEN MEHRERER BRANCHEN</text:p>
          </table:table-cell>
          <table:table-cell table:number-columns-repeated="5"/>
        </table:table-row>
        <table:table-row table:style-name="ro1">
          <table:table-cell table:formula="of:=IF([.B1249]=([.B1248]+2);&quot;Fehler&quot;;&quot;&quot;)">
            <text:p/>
          </table:table-cell>
          <table:table-cell table:formula="of:=IF(LEN([.C1249])=1;0;IF(LEN([.C1249])=2;1;IF(LEN([.C1249])=3;2;IF(LEN([.C1249])=5;3;IF(LEN([.C1249])=6;4;IF(LEN([.C1249])=7;5;&quot;Fehler&quot;))))))" office:value-type="float" office:value="3" calcext:value-type="float">
            <text:p>3</text:p>
          </table:table-cell>
          <table:table-cell office:value-type="string" calcext:value-type="string">
            <text:p>HDK 1</text:p>
          </table:table-cell>
          <table:table-cell office:value-type="string" calcext:value-type="string">
            <text:p>LAND-, FORST- UND FISCHEREIWIRTSCHAFT <text:s/>AGRARPOLITIK</text:p>
          </table:table-cell>
          <table:table-cell table:number-columns-repeated="5"/>
        </table:table-row>
        <table:table-row table:style-name="ro1">
          <table:table-cell table:formula="of:=IF([.B1250]=([.B1249]+2);&quot;Fehler&quot;;&quot;&quot;)">
            <text:p/>
          </table:table-cell>
          <table:table-cell table:formula="of:=IF(LEN([.C1250])=1;0;IF(LEN([.C1250])=2;1;IF(LEN([.C1250])=3;2;IF(LEN([.C1250])=5;3;IF(LEN([.C1250])=6;4;IF(LEN([.C1250])=7;5;&quot;Fehler&quot;))))))" office:value-type="float" office:value="4" calcext:value-type="float">
            <text:p>4</text:p>
          </table:table-cell>
          <table:table-cell office:value-type="string" calcext:value-type="string">
            <text:p>HDK 15</text:p>
          </table:table-cell>
          <table:table-cell office:value-type="string" calcext:value-type="string">
            <text:p>NAHRUNGS- UND GENUSSMITTELGEWERBE</text:p>
          </table:table-cell>
          <table:table-cell table:number-columns-repeated="5"/>
        </table:table-row>
        <table:table-row table:style-name="ro1">
          <table:table-cell table:formula="of:=IF([.B1251]=([.B1250]+2);&quot;Fehler&quot;;&quot;&quot;)">
            <text:p/>
          </table:table-cell>
          <table:table-cell table:formula="of:=IF(LEN([.C1251])=1;0;IF(LEN([.C1251])=2;1;IF(LEN([.C1251])=3;2;IF(LEN([.C1251])=5;3;IF(LEN([.C1251])=6;4;IF(LEN([.C1251])=7;5;&quot;Fehler&quot;))))))" office:value-type="float" office:value="4" calcext:value-type="float">
            <text:p>4</text:p>
          </table:table-cell>
          <table:table-cell office:value-type="string" calcext:value-type="string">
            <text:p>HDK 19</text:p>
          </table:table-cell>
          <table:table-cell office:value-type="string" calcext:value-type="string">
            <text:p>LANDWIRTSCHAFT UND AGRARPOLITIK EINZELNER LAENDER</text:p>
          </table:table-cell>
          <table:table-cell table:number-columns-repeated="5"/>
        </table:table-row>
        <table:table-row table:style-name="ro1">
          <table:table-cell table:formula="of:=IF([.B1252]=([.B1251]+2);&quot;Fehler&quot;;&quot;&quot;)">
            <text:p/>
          </table:table-cell>
          <table:table-cell table:formula="of:=IF(LEN([.C1252])=1;0;IF(LEN([.C1252])=2;1;IF(LEN([.C1252])=3;2;IF(LEN([.C1252])=5;3;IF(LEN([.C1252])=6;4;IF(LEN([.C1252])=7;5;&quot;Fehler&quot;))))))" office:value-type="float" office:value="3" calcext:value-type="float">
            <text:p>3</text:p>
          </table:table-cell>
          <table:table-cell office:value-type="string" calcext:value-type="string">
            <text:p>HDK 2</text:p>
          </table:table-cell>
          <table:table-cell office:value-type="string" calcext:value-type="string">
            <text:p>GRUNDSTOFFINDUSTRIE</text:p>
          </table:table-cell>
          <table:table-cell table:number-columns-repeated="5"/>
        </table:table-row>
        <table:table-row table:style-name="ro1">
          <table:table-cell table:formula="of:=IF([.B1253]=([.B1252]+2);&quot;Fehler&quot;;&quot;&quot;)">
            <text:p/>
          </table:table-cell>
          <table:table-cell table:formula="of:=IF(LEN([.C1253])=1;0;IF(LEN([.C1253])=2;1;IF(LEN([.C1253])=3;2;IF(LEN([.C1253])=5;3;IF(LEN([.C1253])=6;4;IF(LEN([.C1253])=7;5;&quot;Fehler&quot;))))))" office:value-type="float" office:value="4" calcext:value-type="float">
            <text:p>4</text:p>
          </table:table-cell>
          <table:table-cell office:value-type="string" calcext:value-type="string">
            <text:p>HDK 21</text:p>
          </table:table-cell>
          <table:table-cell office:value-type="string" calcext:value-type="string">
            <text:p>BERGBAUWIRTSCHAFT</text:p>
          </table:table-cell>
          <table:table-cell table:number-columns-repeated="5"/>
        </table:table-row>
        <table:table-row table:style-name="ro1">
          <table:table-cell table:formula="of:=IF([.B1254]=([.B1253]+2);&quot;Fehler&quot;;&quot;&quot;)">
            <text:p/>
          </table:table-cell>
          <table:table-cell table:formula="of:=IF(LEN([.C1254])=1;0;IF(LEN([.C1254])=2;1;IF(LEN([.C1254])=3;2;IF(LEN([.C1254])=5;3;IF(LEN([.C1254])=6;4;IF(LEN([.C1254])=7;5;&quot;Fehler&quot;))))))" office:value-type="float" office:value="4" calcext:value-type="float">
            <text:p>4</text:p>
          </table:table-cell>
          <table:table-cell office:value-type="string" calcext:value-type="string">
            <text:p>HDK 22</text:p>
          </table:table-cell>
          <table:table-cell office:value-type="string" calcext:value-type="string">
            <text:p>EISEN- UND STAHLINDUSTRIE</text:p>
          </table:table-cell>
          <table:table-cell table:number-columns-repeated="5"/>
        </table:table-row>
        <table:table-row table:style-name="ro1">
          <table:table-cell table:formula="of:=IF([.B1255]=([.B1254]+2);&quot;Fehler&quot;;&quot;&quot;)">
            <text:p/>
          </table:table-cell>
          <table:table-cell table:formula="of:=IF(LEN([.C1255])=1;0;IF(LEN([.C1255])=2;1;IF(LEN([.C1255])=3;2;IF(LEN([.C1255])=5;3;IF(LEN([.C1255])=6;4;IF(LEN([.C1255])=7;5;&quot;Fehler&quot;))))))" office:value-type="float" office:value="4" calcext:value-type="float">
            <text:p>4</text:p>
          </table:table-cell>
          <table:table-cell office:value-type="string" calcext:value-type="string">
            <text:p>HDK 23</text:p>
          </table:table-cell>
          <table:table-cell office:value-type="string" calcext:value-type="string">
            <text:p>ENERGIEWIRTSCHAFT <text:s/>ENERGIEVERSORGUNG</text:p>
          </table:table-cell>
          <table:table-cell table:number-columns-repeated="5"/>
        </table:table-row>
        <table:table-row table:style-name="ro1">
          <table:table-cell table:formula="of:=IF([.B1256]=([.B1255]+2);&quot;Fehler&quot;;&quot;&quot;)">
            <text:p/>
          </table:table-cell>
          <table:table-cell table:formula="of:=IF(LEN([.C1256])=1;0;IF(LEN([.C1256])=2;1;IF(LEN([.C1256])=3;2;IF(LEN([.C1256])=5;3;IF(LEN([.C1256])=6;4;IF(LEN([.C1256])=7;5;&quot;Fehler&quot;))))))" office:value-type="float" office:value="5" calcext:value-type="float">
            <text:p>5</text:p>
          </table:table-cell>
          <table:table-cell office:value-type="string" calcext:value-type="string">
            <text:p>HDK 230</text:p>
          </table:table-cell>
          <table:table-cell office:value-type="string" calcext:value-type="string">
            <text:p>ENERGIEWIRTSCHAFT UND ENERGIEPOLITIK EINZELNER LAENDER</text:p>
          </table:table-cell>
          <table:table-cell table:number-columns-repeated="5"/>
        </table:table-row>
        <table:table-row table:style-name="ro1">
          <table:table-cell table:formula="of:=IF([.B1257]=([.B1256]+2);&quot;Fehler&quot;;&quot;&quot;)">
            <text:p/>
          </table:table-cell>
          <table:table-cell table:formula="of:=IF(LEN([.C1257])=1;0;IF(LEN([.C1257])=2;1;IF(LEN([.C1257])=3;2;IF(LEN([.C1257])=5;3;IF(LEN([.C1257])=6;4;IF(LEN([.C1257])=7;5;&quot;Fehler&quot;))))))" office:value-type="float" office:value="5" calcext:value-type="float">
            <text:p>5</text:p>
          </table:table-cell>
          <table:table-cell office:value-type="string" calcext:value-type="string">
            <text:p>HDK 231</text:p>
          </table:table-cell>
          <table:table-cell office:value-type="string" calcext:value-type="string">
            <text:p>ERDOEL UND ERDGAS ALS ENERGIETRAEGER</text:p>
          </table:table-cell>
          <table:table-cell table:number-columns-repeated="5"/>
        </table:table-row>
        <table:table-row table:style-name="ro1">
          <table:table-cell table:formula="of:=IF([.B1258]=([.B1257]+2);&quot;Fehler&quot;;&quot;&quot;)">
            <text:p/>
          </table:table-cell>
          <table:table-cell table:formula="of:=IF(LEN([.C1258])=1;0;IF(LEN([.C1258])=2;1;IF(LEN([.C1258])=3;2;IF(LEN([.C1258])=5;3;IF(LEN([.C1258])=6;4;IF(LEN([.C1258])=7;5;&quot;Fehler&quot;))))))" office:value-type="float" office:value="5" calcext:value-type="float">
            <text:p>5</text:p>
          </table:table-cell>
          <table:table-cell office:value-type="string" calcext:value-type="string">
            <text:p>HDK 232</text:p>
          </table:table-cell>
          <table:table-cell office:value-type="string" calcext:value-type="string">
            <text:p>KOHLE, ELEKTRIZITAET UND KERNENERGIE ALS ENERGIETRAEGER</text:p>
          </table:table-cell>
          <table:table-cell table:number-columns-repeated="5"/>
        </table:table-row>
        <table:table-row table:style-name="ro1">
          <table:table-cell table:formula="of:=IF([.B1259]=([.B1258]+2);&quot;Fehler&quot;;&quot;&quot;)">
            <text:p/>
          </table:table-cell>
          <table:table-cell table:formula="of:=IF(LEN([.C1259])=1;0;IF(LEN([.C1259])=2;1;IF(LEN([.C1259])=3;2;IF(LEN([.C1259])=5;3;IF(LEN([.C1259])=6;4;IF(LEN([.C1259])=7;5;&quot;Fehler&quot;))))))" office:value-type="float" office:value="5" calcext:value-type="float">
            <text:p>5</text:p>
          </table:table-cell>
          <table:table-cell office:value-type="string" calcext:value-type="string">
            <text:p>HDK 239</text:p>
          </table:table-cell>
          <table:table-cell office:value-type="string" calcext:value-type="string">
            <text:p>SONSTIGE ENERGIETRAEGER <text:s/>ALTERNATIVE ENERGIEN</text:p>
          </table:table-cell>
          <table:table-cell table:number-columns-repeated="5"/>
        </table:table-row>
        <table:table-row table:style-name="ro1">
          <table:table-cell table:formula="of:=IF([.B1260]=([.B1259]+2);&quot;Fehler&quot;;&quot;&quot;)">
            <text:p/>
          </table:table-cell>
          <table:table-cell table:formula="of:=IF(LEN([.C1260])=1;0;IF(LEN([.C1260])=2;1;IF(LEN([.C1260])=3;2;IF(LEN([.C1260])=5;3;IF(LEN([.C1260])=6;4;IF(LEN([.C1260])=7;5;&quot;Fehler&quot;))))))" office:value-type="float" office:value="3" calcext:value-type="float">
            <text:p>3</text:p>
          </table:table-cell>
          <table:table-cell office:value-type="string" calcext:value-type="string">
            <text:p>HDK 3</text:p>
          </table:table-cell>
          <table:table-cell office:value-type="string" calcext:value-type="string">
            <text:p>HANDWERK</text:p>
          </table:table-cell>
          <table:table-cell table:number-columns-repeated="5"/>
        </table:table-row>
        <table:table-row table:style-name="ro1">
          <table:table-cell table:formula="of:=IF([.B1261]=([.B1260]+2);&quot;Fehler&quot;;&quot;&quot;)">
            <text:p/>
          </table:table-cell>
          <table:table-cell table:formula="of:=IF(LEN([.C1261])=1;0;IF(LEN([.C1261])=2;1;IF(LEN([.C1261])=3;2;IF(LEN([.C1261])=5;3;IF(LEN([.C1261])=6;4;IF(LEN([.C1261])=7;5;&quot;Fehler&quot;))))))" office:value-type="float" office:value="3" calcext:value-type="float">
            <text:p>3</text:p>
          </table:table-cell>
          <table:table-cell office:value-type="string" calcext:value-type="string">
            <text:p>HDK 4</text:p>
          </table:table-cell>
          <table:table-cell office:value-type="string" calcext:value-type="string">
            <text:p>VERARBEITENDE INDUSTRIE</text:p>
          </table:table-cell>
          <table:table-cell table:number-columns-repeated="5"/>
        </table:table-row>
        <table:table-row table:style-name="ro1">
          <table:table-cell table:formula="of:=IF([.B1262]=([.B1261]+2);&quot;Fehler&quot;;&quot;&quot;)">
            <text:p/>
          </table:table-cell>
          <table:table-cell table:formula="of:=IF(LEN([.C1262])=1;0;IF(LEN([.C1262])=2;1;IF(LEN([.C1262])=3;2;IF(LEN([.C1262])=5;3;IF(LEN([.C1262])=6;4;IF(LEN([.C1262])=7;5;&quot;Fehler&quot;))))))" office:value-type="float" office:value="4" calcext:value-type="float">
            <text:p>4</text:p>
          </table:table-cell>
          <table:table-cell office:value-type="string" calcext:value-type="string">
            <text:p>HDK 40</text:p>
          </table:table-cell>
          <table:table-cell office:value-type="string" calcext:value-type="string">
            <text:p>METALLVERARBEITENDE INDUSTRIE</text:p>
          </table:table-cell>
          <table:table-cell table:number-columns-repeated="5"/>
        </table:table-row>
        <table:table-row table:style-name="ro1">
          <table:table-cell table:formula="of:=IF([.B1263]=([.B1262]+2);&quot;Fehler&quot;;&quot;&quot;)">
            <text:p/>
          </table:table-cell>
          <table:table-cell table:formula="of:=IF(LEN([.C1263])=1;0;IF(LEN([.C1263])=2;1;IF(LEN([.C1263])=3;2;IF(LEN([.C1263])=5;3;IF(LEN([.C1263])=6;4;IF(LEN([.C1263])=7;5;&quot;Fehler&quot;))))))" office:value-type="float" office:value="4" calcext:value-type="float">
            <text:p>4</text:p>
          </table:table-cell>
          <table:table-cell office:value-type="string" calcext:value-type="string">
            <text:p>HDK 41</text:p>
          </table:table-cell>
          <table:table-cell office:value-type="string" calcext:value-type="string">
            <text:p>TEXTILINDUSTRIE</text:p>
          </table:table-cell>
          <table:table-cell table:number-columns-repeated="5"/>
        </table:table-row>
        <table:table-row table:style-name="ro1">
          <table:table-cell table:formula="of:=IF([.B1264]=([.B1263]+2);&quot;Fehler&quot;;&quot;&quot;)">
            <text:p/>
          </table:table-cell>
          <table:table-cell table:formula="of:=IF(LEN([.C1264])=1;0;IF(LEN([.C1264])=2;1;IF(LEN([.C1264])=3;2;IF(LEN([.C1264])=5;3;IF(LEN([.C1264])=6;4;IF(LEN([.C1264])=7;5;&quot;Fehler&quot;))))))" office:value-type="float" office:value="4" calcext:value-type="float">
            <text:p>4</text:p>
          </table:table-cell>
          <table:table-cell office:value-type="string" calcext:value-type="string">
            <text:p>HDK 42</text:p>
          </table:table-cell>
          <table:table-cell office:value-type="string" calcext:value-type="string">
            <text:p>CHEMISCHE INDUSTRIE <text:s/>PAPIERINDUSTRIE</text:p>
          </table:table-cell>
          <table:table-cell table:number-columns-repeated="5"/>
        </table:table-row>
        <table:table-row table:style-name="ro1">
          <table:table-cell table:formula="of:=IF([.B1265]=([.B1264]+2);&quot;Fehler&quot;;&quot;&quot;)">
            <text:p/>
          </table:table-cell>
          <table:table-cell table:formula="of:=IF(LEN([.C1265])=1;0;IF(LEN([.C1265])=2;1;IF(LEN([.C1265])=3;2;IF(LEN([.C1265])=5;3;IF(LEN([.C1265])=6;4;IF(LEN([.C1265])=7;5;&quot;Fehler&quot;))))))" office:value-type="float" office:value="4" calcext:value-type="float">
            <text:p>4</text:p>
          </table:table-cell>
          <table:table-cell office:value-type="string" calcext:value-type="string">
            <text:p>HDK 43</text:p>
          </table:table-cell>
          <table:table-cell office:value-type="string" calcext:value-type="string">
            <text:p>BAUWIRTSCHAFT <text:s/>KERAMISCHE INDUSTRIE GLASINDUSTRIE</text:p>
          </table:table-cell>
          <table:table-cell table:number-columns-repeated="5"/>
        </table:table-row>
        <table:table-row table:style-name="ro1">
          <table:table-cell table:formula="of:=IF([.B1266]=([.B1265]+2);&quot;Fehler&quot;;&quot;&quot;)">
            <text:p/>
          </table:table-cell>
          <table:table-cell table:formula="of:=IF(LEN([.C1266])=1;0;IF(LEN([.C1266])=2;1;IF(LEN([.C1266])=3;2;IF(LEN([.C1266])=5;3;IF(LEN([.C1266])=6;4;IF(LEN([.C1266])=7;5;&quot;Fehler&quot;))))))" office:value-type="float" office:value="4" calcext:value-type="float">
            <text:p>4</text:p>
          </table:table-cell>
          <table:table-cell office:value-type="string" calcext:value-type="string">
            <text:p>HDK 44</text:p>
          </table:table-cell>
          <table:table-cell office:value-type="string" calcext:value-type="string">
            <text:p>ELEKTROINDUSTRIE <text:s/>ELEKTRONIKINDUSTRIE</text:p>
          </table:table-cell>
          <table:table-cell table:number-columns-repeated="5"/>
        </table:table-row>
        <table:table-row table:style-name="ro1">
          <table:table-cell table:formula="of:=IF([.B1267]=([.B1266]+2);&quot;Fehler&quot;;&quot;&quot;)">
            <text:p/>
          </table:table-cell>
          <table:table-cell table:formula="of:=IF(LEN([.C1267])=1;0;IF(LEN([.C1267])=2;1;IF(LEN([.C1267])=3;2;IF(LEN([.C1267])=5;3;IF(LEN([.C1267])=6;4;IF(LEN([.C1267])=7;5;&quot;Fehler&quot;))))))" office:value-type="float" office:value="4" calcext:value-type="float">
            <text:p>4</text:p>
          </table:table-cell>
          <table:table-cell office:value-type="string" calcext:value-type="string">
            <text:p>HDK 45</text:p>
          </table:table-cell>
          <table:table-cell office:value-type="string" calcext:value-type="string">
            <text:p>FAHRZEUGBAUINDUSTRIE</text:p>
          </table:table-cell>
          <table:table-cell table:number-columns-repeated="5"/>
        </table:table-row>
        <table:table-row table:style-name="ro1">
          <table:table-cell table:formula="of:=IF([.B1268]=([.B1267]+2);&quot;Fehler&quot;;&quot;&quot;)">
            <text:p/>
          </table:table-cell>
          <table:table-cell table:formula="of:=IF(LEN([.C1268])=1;0;IF(LEN([.C1268])=2;1;IF(LEN([.C1268])=3;2;IF(LEN([.C1268])=5;3;IF(LEN([.C1268])=6;4;IF(LEN([.C1268])=7;5;&quot;Fehler&quot;))))))" office:value-type="float" office:value="4" calcext:value-type="float">
            <text:p>4</text:p>
          </table:table-cell>
          <table:table-cell office:value-type="string" calcext:value-type="string">
            <text:p>HDK 48</text:p>
          </table:table-cell>
          <table:table-cell office:value-type="string" calcext:value-type="string">
            <text:p>RUESTUNGSINDUSTRIE</text:p>
          </table:table-cell>
          <table:table-cell table:number-columns-repeated="5"/>
        </table:table-row>
        <table:table-row table:style-name="ro1">
          <table:table-cell table:formula="of:=IF([.B1269]=([.B1268]+2);&quot;Fehler&quot;;&quot;&quot;)">
            <text:p/>
          </table:table-cell>
          <table:table-cell table:formula="of:=IF(LEN([.C1269])=1;0;IF(LEN([.C1269])=2;1;IF(LEN([.C1269])=3;2;IF(LEN([.C1269])=5;3;IF(LEN([.C1269])=6;4;IF(LEN([.C1269])=7;5;&quot;Fehler&quot;))))))" office:value-type="float" office:value="4" calcext:value-type="float">
            <text:p>4</text:p>
          </table:table-cell>
          <table:table-cell office:value-type="string" calcext:value-type="string">
            <text:p>HDK 49</text:p>
          </table:table-cell>
          <table:table-cell office:value-type="string" calcext:value-type="string">
            <text:p>SONSTIGE INDUSTRIEZWEIGE</text:p>
          </table:table-cell>
          <table:table-cell table:number-columns-repeated="5"/>
        </table:table-row>
        <table:table-row table:style-name="ro1">
          <table:table-cell table:formula="of:=IF([.B1270]=([.B1269]+2);&quot;Fehler&quot;;&quot;&quot;)">
            <text:p/>
          </table:table-cell>
          <table:table-cell table:formula="of:=IF(LEN([.C1270])=1;0;IF(LEN([.C1270])=2;1;IF(LEN([.C1270])=3;2;IF(LEN([.C1270])=5;3;IF(LEN([.C1270])=6;4;IF(LEN([.C1270])=7;5;&quot;Fehler&quot;))))))" office:value-type="float" office:value="3" calcext:value-type="float">
            <text:p>3</text:p>
          </table:table-cell>
          <table:table-cell office:value-type="string" calcext:value-type="string">
            <text:p>HDK 5</text:p>
          </table:table-cell>
          <table:table-cell office:value-type="string" calcext:value-type="string">
            <text:p>HANDEL <text:s/>DIENSTLEISTUNGSGEWERBE INSGESAMT</text:p>
          </table:table-cell>
          <table:table-cell table:number-columns-repeated="5"/>
        </table:table-row>
        <table:table-row table:style-name="ro1">
          <table:table-cell table:formula="of:=IF([.B1271]=([.B1270]+2);&quot;Fehler&quot;;&quot;&quot;)">
            <text:p/>
          </table:table-cell>
          <table:table-cell table:formula="of:=IF(LEN([.C1271])=1;0;IF(LEN([.C1271])=2;1;IF(LEN([.C1271])=3;2;IF(LEN([.C1271])=5;3;IF(LEN([.C1271])=6;4;IF(LEN([.C1271])=7;5;&quot;Fehler&quot;))))))" office:value-type="float" office:value="4" calcext:value-type="float">
            <text:p>4</text:p>
          </table:table-cell>
          <table:table-cell office:value-type="string" calcext:value-type="string">
            <text:p>HDK 51</text:p>
          </table:table-cell>
          <table:table-cell office:value-type="string" calcext:value-type="string">
            <text:p>EINZELHANDEL</text:p>
          </table:table-cell>
          <table:table-cell table:number-columns-repeated="5"/>
        </table:table-row>
        <table:table-row table:style-name="ro1">
          <table:table-cell table:formula="of:=IF([.B1272]=([.B1271]+2);&quot;Fehler&quot;;&quot;&quot;)">
            <text:p/>
          </table:table-cell>
          <table:table-cell table:formula="of:=IF(LEN([.C1272])=1;0;IF(LEN([.C1272])=2;1;IF(LEN([.C1272])=3;2;IF(LEN([.C1272])=5;3;IF(LEN([.C1272])=6;4;IF(LEN([.C1272])=7;5;&quot;Fehler&quot;))))))" office:value-type="float" office:value="4" calcext:value-type="float">
            <text:p>4</text:p>
          </table:table-cell>
          <table:table-cell office:value-type="string" calcext:value-type="string">
            <text:p>HDK 59</text:p>
          </table:table-cell>
          <table:table-cell office:value-type="string" calcext:value-type="string">
            <text:p>SONSTIGE HANDELSBRANCHEN</text:p>
          </table:table-cell>
          <table:table-cell table:number-columns-repeated="5"/>
        </table:table-row>
        <table:table-row table:style-name="ro1">
          <table:table-cell table:formula="of:=IF([.B1273]=([.B1272]+2);&quot;Fehler&quot;;&quot;&quot;)">
            <text:p/>
          </table:table-cell>
          <table:table-cell table:formula="of:=IF(LEN([.C1273])=1;0;IF(LEN([.C1273])=2;1;IF(LEN([.C1273])=3;2;IF(LEN([.C1273])=5;3;IF(LEN([.C1273])=6;4;IF(LEN([.C1273])=7;5;&quot;Fehler&quot;))))))" office:value-type="float" office:value="3" calcext:value-type="float">
            <text:p>3</text:p>
          </table:table-cell>
          <table:table-cell office:value-type="string" calcext:value-type="string">
            <text:p>HDK 6</text:p>
          </table:table-cell>
          <table:table-cell office:value-type="string" calcext:value-type="string">
            <text:p>VERKEHRSWIRTSCHAFT <text:s/>NACHRICHTENWESEN</text:p>
          </table:table-cell>
          <table:table-cell table:number-columns-repeated="5"/>
        </table:table-row>
        <table:table-row table:style-name="ro1">
          <table:table-cell table:formula="of:=IF([.B1274]=([.B1273]+2);&quot;Fehler&quot;;&quot;&quot;)">
            <text:p/>
          </table:table-cell>
          <table:table-cell table:formula="of:=IF(LEN([.C1274])=1;0;IF(LEN([.C1274])=2;1;IF(LEN([.C1274])=3;2;IF(LEN([.C1274])=5;3;IF(LEN([.C1274])=6;4;IF(LEN([.C1274])=7;5;&quot;Fehler&quot;))))))" office:value-type="float" office:value="4" calcext:value-type="float">
            <text:p>4</text:p>
          </table:table-cell>
          <table:table-cell office:value-type="string" calcext:value-type="string">
            <text:p>HDK 60</text:p>
          </table:table-cell>
          <table:table-cell office:value-type="string" calcext:value-type="string">
            <text:p>STRASSENVERKEHR</text:p>
          </table:table-cell>
          <table:table-cell table:number-columns-repeated="5"/>
        </table:table-row>
        <table:table-row table:style-name="ro1">
          <table:table-cell table:formula="of:=IF([.B1275]=([.B1274]+2);&quot;Fehler&quot;;&quot;&quot;)">
            <text:p/>
          </table:table-cell>
          <table:table-cell table:formula="of:=IF(LEN([.C1275])=1;0;IF(LEN([.C1275])=2;1;IF(LEN([.C1275])=3;2;IF(LEN([.C1275])=5;3;IF(LEN([.C1275])=6;4;IF(LEN([.C1275])=7;5;&quot;Fehler&quot;))))))" office:value-type="float" office:value="4" calcext:value-type="float">
            <text:p>4</text:p>
          </table:table-cell>
          <table:table-cell office:value-type="string" calcext:value-type="string">
            <text:p>HDK 61</text:p>
          </table:table-cell>
          <table:table-cell office:value-type="string" calcext:value-type="string">
            <text:p>EISENBAHNVERKEHR</text:p>
          </table:table-cell>
          <table:table-cell table:number-columns-repeated="5"/>
        </table:table-row>
        <table:table-row table:style-name="ro1">
          <table:table-cell table:formula="of:=IF([.B1276]=([.B1275]+2);&quot;Fehler&quot;;&quot;&quot;)">
            <text:p/>
          </table:table-cell>
          <table:table-cell table:formula="of:=IF(LEN([.C1276])=1;0;IF(LEN([.C1276])=2;1;IF(LEN([.C1276])=3;2;IF(LEN([.C1276])=5;3;IF(LEN([.C1276])=6;4;IF(LEN([.C1276])=7;5;&quot;Fehler&quot;))))))" office:value-type="float" office:value="4" calcext:value-type="float">
            <text:p>4</text:p>
          </table:table-cell>
          <table:table-cell office:value-type="string" calcext:value-type="string">
            <text:p>HDK 62</text:p>
          </table:table-cell>
          <table:table-cell office:value-type="string" calcext:value-type="string">
            <text:p>SCHIFFFAHRT</text:p>
          </table:table-cell>
          <table:table-cell table:number-columns-repeated="5"/>
        </table:table-row>
        <table:table-row table:style-name="ro1">
          <table:table-cell table:formula="of:=IF([.B1277]=([.B1276]+2);&quot;Fehler&quot;;&quot;&quot;)">
            <text:p/>
          </table:table-cell>
          <table:table-cell table:formula="of:=IF(LEN([.C1277])=1;0;IF(LEN([.C1277])=2;1;IF(LEN([.C1277])=3;2;IF(LEN([.C1277])=5;3;IF(LEN([.C1277])=6;4;IF(LEN([.C1277])=7;5;&quot;Fehler&quot;))))))" office:value-type="float" office:value="4" calcext:value-type="float">
            <text:p>4</text:p>
          </table:table-cell>
          <table:table-cell office:value-type="string" calcext:value-type="string">
            <text:p>HDK 63</text:p>
          </table:table-cell>
          <table:table-cell office:value-type="string" calcext:value-type="string">
            <text:p>LUFTVERKEHR</text:p>
          </table:table-cell>
          <table:table-cell table:number-columns-repeated="5"/>
        </table:table-row>
        <table:table-row table:style-name="ro1">
          <table:table-cell table:formula="of:=IF([.B1278]=([.B1277]+2);&quot;Fehler&quot;;&quot;&quot;)">
            <text:p/>
          </table:table-cell>
          <table:table-cell table:formula="of:=IF(LEN([.C1278])=1;0;IF(LEN([.C1278])=2;1;IF(LEN([.C1278])=3;2;IF(LEN([.C1278])=5;3;IF(LEN([.C1278])=6;4;IF(LEN([.C1278])=7;5;&quot;Fehler&quot;))))))" office:value-type="float" office:value="4" calcext:value-type="float">
            <text:p>4</text:p>
          </table:table-cell>
          <table:table-cell office:value-type="string" calcext:value-type="string">
            <text:p>HDK 64</text:p>
          </table:table-cell>
          <table:table-cell office:value-type="string" calcext:value-type="string">
            <text:p>POST <text:s/>FERNMELDEWESEN</text:p>
          </table:table-cell>
          <table:table-cell table:number-columns-repeated="5"/>
        </table:table-row>
        <table:table-row table:style-name="ro1">
          <table:table-cell table:formula="of:=IF([.B1279]=([.B1278]+2);&quot;Fehler&quot;;&quot;&quot;)">
            <text:p/>
          </table:table-cell>
          <table:table-cell table:formula="of:=IF(LEN([.C1279])=1;0;IF(LEN([.C1279])=2;1;IF(LEN([.C1279])=3;2;IF(LEN([.C1279])=5;3;IF(LEN([.C1279])=6;4;IF(LEN([.C1279])=7;5;&quot;Fehler&quot;))))))" office:value-type="float" office:value="4" calcext:value-type="float">
            <text:p>4</text:p>
          </table:table-cell>
          <table:table-cell office:value-type="string" calcext:value-type="string">
            <text:p>HDK 65</text:p>
          </table:table-cell>
          <table:table-cell office:value-type="string" calcext:value-type="string">
            <text:p>REISEVERKEHRSWIRTSCHAFT</text:p>
          </table:table-cell>
          <table:table-cell table:number-columns-repeated="5"/>
        </table:table-row>
        <table:table-row table:style-name="ro1">
          <table:table-cell table:formula="of:=IF([.B1280]=([.B1279]+2);&quot;Fehler&quot;;&quot;&quot;)">
            <text:p/>
          </table:table-cell>
          <table:table-cell table:formula="of:=IF(LEN([.C1280])=1;0;IF(LEN([.C1280])=2;1;IF(LEN([.C1280])=3;2;IF(LEN([.C1280])=5;3;IF(LEN([.C1280])=6;4;IF(LEN([.C1280])=7;5;&quot;Fehler&quot;))))))" office:value-type="float" office:value="4" calcext:value-type="float">
            <text:p>4</text:p>
          </table:table-cell>
          <table:table-cell office:value-type="string" calcext:value-type="string">
            <text:p>HDK 69</text:p>
          </table:table-cell>
          <table:table-cell office:value-type="string" calcext:value-type="string">
            <text:p>SONSTIGES</text:p>
          </table:table-cell>
          <table:table-cell table:number-columns-repeated="5"/>
        </table:table-row>
        <table:table-row table:style-name="ro1">
          <table:table-cell table:formula="of:=IF([.B1281]=([.B1280]+2);&quot;Fehler&quot;;&quot;&quot;)">
            <text:p/>
          </table:table-cell>
          <table:table-cell table:formula="of:=IF(LEN([.C1281])=1;0;IF(LEN([.C1281])=2;1;IF(LEN([.C1281])=3;2;IF(LEN([.C1281])=5;3;IF(LEN([.C1281])=6;4;IF(LEN([.C1281])=7;5;&quot;Fehler&quot;))))))" office:value-type="float" office:value="3" calcext:value-type="float">
            <text:p>3</text:p>
          </table:table-cell>
          <table:table-cell office:value-type="string" calcext:value-type="string">
            <text:p>HDK 7</text:p>
          </table:table-cell>
          <table:table-cell office:value-type="string" calcext:value-type="string">
            <text:p>GELD UND WAEHRUNG <text:s/>BANK- UND BOERSENWESEN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282]=([.B1281]+2);&quot;Fehler&quot;;&quot;&quot;)">
            <text:p/>
          </table:table-cell>
          <table:table-cell table:formula="of:=IF(LEN([.C1282])=1;0;IF(LEN([.C1282])=2;1;IF(LEN([.C1282])=3;2;IF(LEN([.C1282])=5;3;IF(LEN([.C1282])=6;4;IF(LEN([.C1282])=7;5;&quot;Fehler&quot;))))))" office:value-type="float" office:value="4" calcext:value-type="float">
            <text:p>4</text:p>
          </table:table-cell>
          <table:table-cell office:value-type="string" calcext:value-type="string">
            <text:p>HDK 70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[.B1283]=([.B1282]+2);&quot;Fehler&quot;;&quot;&quot;)">
            <text:p/>
          </table:table-cell>
          <table:table-cell table:formula="of:=IF(LEN([.C1283])=1;0;IF(LEN([.C1283])=2;1;IF(LEN([.C1283])=3;2;IF(LEN([.C1283])=5;3;IF(LEN([.C1283])=6;4;IF(LEN([.C1283])=7;5;&quot;Fehler&quot;))))))" office:value-type="float" office:value="4" calcext:value-type="float">
            <text:p>4</text:p>
          </table:table-cell>
          <table:table-cell office:value-type="string" calcext:value-type="string">
            <text:p>HDK 71</text:p>
          </table:table-cell>
          <table:table-cell office:value-type="string" calcext:value-type="string">
            <text:p>VERMISCHTE SCHRIFTEN</text:p>
          </table:table-cell>
          <table:table-cell table:number-columns-repeated="5"/>
        </table:table-row>
        <table:table-row table:style-name="ro1">
          <table:table-cell table:formula="of:=IF([.B1284]=([.B1283]+2);&quot;Fehler&quot;;&quot;&quot;)">
            <text:p/>
          </table:table-cell>
          <table:table-cell table:formula="of:=IF(LEN([.C1284])=1;0;IF(LEN([.C1284])=2;1;IF(LEN([.C1284])=3;2;IF(LEN([.C1284])=5;3;IF(LEN([.C1284])=6;4;IF(LEN([.C1284])=7;5;&quot;Fehler&quot;))))))" office:value-type="float" office:value="4" calcext:value-type="float">
            <text:p>4</text:p>
          </table:table-cell>
          <table:table-cell office:value-type="string" calcext:value-type="string">
            <text:p>HDK 72</text:p>
          </table:table-cell>
          <table:table-cell office:value-type="string" calcext:value-type="string">
            <text:p>GELD- UND WAEHRUNGSGESCHICHTE</text:p>
          </table:table-cell>
          <table:table-cell table:number-columns-repeated="5"/>
        </table:table-row>
        <table:table-row table:style-name="ro1">
          <table:table-cell table:formula="of:=IF([.B1285]=([.B1284]+2);&quot;Fehler&quot;;&quot;&quot;)">
            <text:p/>
          </table:table-cell>
          <table:table-cell table:formula="of:=IF(LEN([.C1285])=1;0;IF(LEN([.C1285])=2;1;IF(LEN([.C1285])=3;2;IF(LEN([.C1285])=5;3;IF(LEN([.C1285])=6;4;IF(LEN([.C1285])=7;5;&quot;Fehler&quot;))))))" office:value-type="float" office:value="4" calcext:value-type="float">
            <text:p>4</text:p>
          </table:table-cell>
          <table:table-cell office:value-type="string" calcext:value-type="string">
            <text:p>HDK 73</text:p>
          </table:table-cell>
          <table:table-cell office:value-type="string" calcext:value-type="string">
            <text:p>GELDTHEORIE</text:p>
          </table:table-cell>
          <table:table-cell table:number-columns-repeated="5"/>
        </table:table-row>
        <table:table-row table:style-name="ro1">
          <table:table-cell table:formula="of:=IF([.B1286]=([.B1285]+2);&quot;Fehler&quot;;&quot;&quot;)">
            <text:p/>
          </table:table-cell>
          <table:table-cell table:formula="of:=IF(LEN([.C1286])=1;0;IF(LEN([.C1286])=2;1;IF(LEN([.C1286])=3;2;IF(LEN([.C1286])=5;3;IF(LEN([.C1286])=6;4;IF(LEN([.C1286])=7;5;&quot;Fehler&quot;))))))" office:value-type="float" office:value="4" calcext:value-type="float">
            <text:p>4</text:p>
          </table:table-cell>
          <table:table-cell office:value-type="string" calcext:value-type="string">
            <text:p>HDK 74</text:p>
          </table:table-cell>
          <table:table-cell office:value-type="string" calcext:value-type="string">
            <text:p>GELDWERT : ALLGEMEINES - DARSTELLUNGEN EINZELNER LAENDER</text:p>
          </table:table-cell>
          <table:table-cell table:number-columns-repeated="5"/>
        </table:table-row>
        <table:table-row table:style-name="ro1">
          <table:table-cell table:formula="of:=IF([.B1287]=([.B1286]+2);&quot;Fehler&quot;;&quot;&quot;)">
            <text:p/>
          </table:table-cell>
          <table:table-cell table:formula="of:=IF(LEN([.C1287])=1;0;IF(LEN([.C1287])=2;1;IF(LEN([.C1287])=3;2;IF(LEN([.C1287])=5;3;IF(LEN([.C1287])=6;4;IF(LEN([.C1287])=7;5;&quot;Fehler&quot;))))))" office:value-type="float" office:value="4" calcext:value-type="float">
            <text:p>4</text:p>
          </table:table-cell>
          <table:table-cell office:value-type="string" calcext:value-type="string">
            <text:p>HDK 75</text:p>
          </table:table-cell>
          <table:table-cell office:value-type="string" calcext:value-type="string">
            <text:p>GELD- UND KREDITPOLITIK <text:s/>GELDMAERKTE <text:s/>KREDITINSTITUT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288]=([.B1287]+2);&quot;Fehler&quot;;&quot;&quot;)">
            <text:p/>
          </table:table-cell>
          <table:table-cell table:formula="of:=IF(LEN([.C1288])=1;0;IF(LEN([.C1288])=2;1;IF(LEN([.C1288])=3;2;IF(LEN([.C1288])=5;3;IF(LEN([.C1288])=6;4;IF(LEN([.C1288])=7;5;&quot;Fehler&quot;))))))" office:value-type="float" office:value="5" calcext:value-type="float">
            <text:p>5</text:p>
          </table:table-cell>
          <table:table-cell office:value-type="string" calcext:value-type="string">
            <text:p>HDK 751</text:p>
          </table:table-cell>
          <table:table-cell office:value-type="string" calcext:value-type="string">
            <text:p>GELDPOLITIK (WAEHRUNGSPOLITIK) <text:s/>KREDITPOLITIK</text:p>
          </table:table-cell>
          <table:table-cell table:number-columns-repeated="5"/>
        </table:table-row>
        <table:table-row table:style-name="ro1">
          <table:table-cell table:formula="of:=IF([.B1289]=([.B1288]+2);&quot;Fehler&quot;;&quot;&quot;)">
            <text:p/>
          </table:table-cell>
          <table:table-cell table:formula="of:=IF(LEN([.C1289])=1;0;IF(LEN([.C1289])=2;1;IF(LEN([.C1289])=3;2;IF(LEN([.C1289])=5;3;IF(LEN([.C1289])=6;4;IF(LEN([.C1289])=7;5;&quot;Fehler&quot;))))))" office:value-type="float" office:value="5" calcext:value-type="float">
            <text:p>5</text:p>
          </table:table-cell>
          <table:table-cell office:value-type="string" calcext:value-type="string">
            <text:p>HDK 752</text:p>
          </table:table-cell>
          <table:table-cell office:value-type="string" calcext:value-type="string">
            <text:p>KREDITINSTITUTE (GESCHAEFTSBANKEN)</text:p>
          </table:table-cell>
          <table:table-cell table:number-columns-repeated="5"/>
        </table:table-row>
        <table:table-row table:style-name="ro1">
          <table:table-cell table:formula="of:=IF([.B1290]=([.B1289]+2);&quot;Fehler&quot;;&quot;&quot;)">
            <text:p/>
          </table:table-cell>
          <table:table-cell table:formula="of:=IF(LEN([.C1290])=1;0;IF(LEN([.C1290])=2;1;IF(LEN([.C1290])=3;2;IF(LEN([.C1290])=5;3;IF(LEN([.C1290])=6;4;IF(LEN([.C1290])=7;5;&quot;Fehler&quot;))))))" office:value-type="float" office:value="5" calcext:value-type="float">
            <text:p>5</text:p>
          </table:table-cell>
          <table:table-cell office:value-type="string" calcext:value-type="string">
            <text:p>HDK 753</text:p>
          </table:table-cell>
          <table:table-cell office:value-type="string" calcext:value-type="string">
            <text:p>GELD- UND KAPITALMAERKTE <text:s/>BOERSENWESEN</text:p>
          </table:table-cell>
          <table:table-cell table:number-columns-repeated="5"/>
        </table:table-row>
        <table:table-row table:style-name="ro1">
          <table:table-cell table:formula="of:=IF([.B1291]=([.B1290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DK 7531</text:p>
          </table:table-cell>
          <table:table-cell office:value-type="string" calcext:value-type="string">
            <text:p>EFFEKTEN- UND BOERSENWESEN</text:p>
          </table:table-cell>
          <table:table-cell table:number-columns-repeated="5"/>
        </table:table-row>
        <table:table-row table:style-name="ro1">
          <table:table-cell table:formula="of:=IF([.B1292]=([.B1291]+2);&quot;Fehler&quot;;&quot;&quot;)">
            <text:p/>
          </table:table-cell>
          <table:table-cell table:formula="of:=IF(LEN([.C1292])=1;0;IF(LEN([.C1292])=2;1;IF(LEN([.C1292])=3;2;IF(LEN([.C1292])=5;3;IF(LEN([.C1292])=6;4;IF(LEN([.C1292])=7;5;&quot;Fehler&quot;))))))" office:value-type="float" office:value="5" calcext:value-type="float">
            <text:p>5</text:p>
          </table:table-cell>
          <table:table-cell office:value-type="string" calcext:value-type="string">
            <text:p>HDK 754</text:p>
          </table:table-cell>
          <table:table-cell office:value-type="string" calcext:value-type="string">
            <text:p>PRIVATE GELD- UND KAPITALANLAGE : GESAMTDARSTELLUNGEN</text:p>
          </table:table-cell>
          <table:table-cell table:number-columns-repeated="5"/>
        </table:table-row>
        <table:table-row table:style-name="ro1">
          <table:table-cell table:formula="of:=IF([.B1293]=([.B1292]+2);&quot;Fehler&quot;;&quot;&quot;)">
            <text:p/>
          </table:table-cell>
          <table:table-cell table:formula="of:=IF(LEN([.C1293])=1;0;IF(LEN([.C1293])=2;1;IF(LEN([.C1293])=3;2;IF(LEN([.C1293])=5;3;IF(LEN([.C1293])=6;4;IF(LEN([.C1293])=7;5;&quot;Fehler&quot;))))))" office:value-type="float" office:value="4" calcext:value-type="float">
            <text:p>4</text:p>
          </table:table-cell>
          <table:table-cell office:value-type="string" calcext:value-type="string">
            <text:p>HDK 77</text:p>
          </table:table-cell>
          <table:table-cell office:value-type="string" calcext:value-type="string">
            <text:p>ZAHLUNGSBILANZ <text:s/>INTERNATIONALE WAEHRUNGSPOLITIK INTERNATIONALER ZAHLUNGSVERKEHR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294]=([.B1293]+2);&quot;Fehler&quot;;&quot;&quot;)">
            <text:p/>
          </table:table-cell>
          <table:table-cell table:formula="of:=IF(LEN([.C1294])=1;0;IF(LEN([.C1294])=2;1;IF(LEN([.C1294])=3;2;IF(LEN([.C1294])=5;3;IF(LEN([.C1294])=6;4;IF(LEN([.C1294])=7;5;&quot;Fehler&quot;))))))" office:value-type="float" office:value="5" calcext:value-type="float">
            <text:p>5</text:p>
          </table:table-cell>
          <table:table-cell office:value-type="string" calcext:value-type="string">
            <text:p>HDK 771</text:p>
          </table:table-cell>
          <table:table-cell office:value-type="string" calcext:value-type="string">
            <text:p>ZAHLUNGSBILANZ <text:s/>INTERNATIONALER ZAHLUNGSVERKEHR</text:p>
          </table:table-cell>
          <table:table-cell table:number-columns-repeated="5"/>
        </table:table-row>
        <table:table-row table:style-name="ro1">
          <table:table-cell table:formula="of:=IF([.B1295]=([.B1294]+2);&quot;Fehler&quot;;&quot;&quot;)">
            <text:p/>
          </table:table-cell>
          <table:table-cell table:formula="of:=IF(LEN([.C1295])=1;0;IF(LEN([.C1295])=2;1;IF(LEN([.C1295])=3;2;IF(LEN([.C1295])=5;3;IF(LEN([.C1295])=6;4;IF(LEN([.C1295])=7;5;&quot;Fehler&quot;))))))" office:value-type="float" office:value="5" calcext:value-type="float">
            <text:p>5</text:p>
          </table:table-cell>
          <table:table-cell office:value-type="string" calcext:value-type="string">
            <text:p>HDK 772</text:p>
          </table:table-cell>
          <table:table-cell office:value-type="string" calcext:value-type="string">
            <text:p>INTERNATIONALE ZAHLUNGSABKOMMEN <text:s/>INTERNATIONALE WAEHRUNGSBEHOERDEN <text:s/>INTERNATIONALE GELDINSTITUTE</text:p>
          </table:table-cell>
          <table:table-cell table:number-columns-repeated="5"/>
        </table:table-row>
        <table:table-row table:style-name="ro1">
          <table:table-cell table:formula="of:=IF([.B1296]=([.B1295]+2);&quot;Fehler&quot;;&quot;&quot;)">
            <text:p/>
          </table:table-cell>
          <table:table-cell table:formula="of:=IF(LEN([.C1296])=1;0;IF(LEN([.C1296])=2;1;IF(LEN([.C1296])=3;2;IF(LEN([.C1296])=5;3;IF(LEN([.C1296])=6;4;IF(LEN([.C1296])=7;5;&quot;Fehler&quot;))))))" office:value-type="float" office:value="5" calcext:value-type="float">
            <text:p>5</text:p>
          </table:table-cell>
          <table:table-cell office:value-type="string" calcext:value-type="string">
            <text:p>HDK 773</text:p>
          </table:table-cell>
          <table:table-cell office:value-type="string" calcext:value-type="string">
            <text:p>INTERNATIONALE WAEHRUNGSORDNUNG</text:p>
          </table:table-cell>
          <table:table-cell table:number-columns-repeated="5"/>
        </table:table-row>
        <table:table-row table:style-name="ro1">
          <table:table-cell table:formula="of:=IF([.B1297]=([.B1296]+2);&quot;Fehler&quot;;&quot;&quot;)">
            <text:p/>
          </table:table-cell>
          <table:table-cell table:formula="of:=IF(LEN([.C1297])=1;0;IF(LEN([.C1297])=2;1;IF(LEN([.C1297])=3;2;IF(LEN([.C1297])=5;3;IF(LEN([.C1297])=6;4;IF(LEN([.C1297])=7;5;&quot;Fehler&quot;))))))" office:value-type="float" office:value="3" calcext:value-type="float">
            <text:p>3</text:p>
          </table:table-cell>
          <table:table-cell office:value-type="string" calcext:value-type="string">
            <text:p>HDK 8</text:p>
          </table:table-cell>
          <table:table-cell office:value-type="string" calcext:value-type="string">
            <text:p>VERSICHERUNGSWIRTSCHAFT EINSCHL. GESCHICHTE</text:p>
          </table:table-cell>
          <table:table-cell table:number-columns-repeated="5"/>
        </table:table-row>
        <table:table-row table:style-name="ro1">
          <table:table-cell table:formula="of:=IF([.B1298]=([.B1297]+2);&quot;Fehler&quot;;&quot;&quot;)">
            <text:p/>
          </table:table-cell>
          <table:table-cell table:formula="of:=IF(LEN([.C1298])=1;0;IF(LEN([.C1298])=2;1;IF(LEN([.C1298])=3;2;IF(LEN([.C1298])=5;3;IF(LEN([.C1298])=6;4;IF(LEN([.C1298])=7;5;&quot;Fehler&quot;))))))" office:value-type="float" office:value="3" calcext:value-type="float">
            <text:p>3</text:p>
          </table:table-cell>
          <table:table-cell office:value-type="string" calcext:value-type="string">
            <text:p>HDK 9</text:p>
          </table:table-cell>
          <table:table-cell office:value-type="string" calcext:value-type="string">
            <text:p>SONSTIGE WIRTSCHAFTZWEIGE</text:p>
          </table:table-cell>
          <table:table-cell table:number-columns-repeated="5"/>
        </table:table-row>
        <table:table-row table:style-name="ro1">
          <table:table-cell table:formula="of:=IF([.B1299]=([.B1298]+2);&quot;Fehler&quot;;&quot;&quot;)">
            <text:p/>
          </table:table-cell>
          <table:table-cell table:formula="of:=IF(LEN([.C1299])=1;0;IF(LEN([.C1299])=2;1;IF(LEN([.C1299])=3;2;IF(LEN([.C1299])=5;3;IF(LEN([.C1299])=6;4;IF(LEN([.C1299])=7;5;&quot;Fehler&quot;))))))" office:value-type="float" office:value="2" calcext:value-type="float">
            <text:p>2</text:p>
          </table:table-cell>
          <table:table-cell office:value-type="string" calcext:value-type="string">
            <text:p>HDL</text:p>
          </table:table-cell>
          <table:table-cell office:value-type="string" calcext:value-type="string">
            <text:p>WIRTSCHAFTSORGANISATIONEN <text:s/>KONZENTRATION UNTERNEHMENSFORMEN</text:p>
          </table:table-cell>
          <table:table-cell table:number-columns-repeated="5"/>
        </table:table-row>
        <table:table-row table:style-name="ro1">
          <table:table-cell table:formula="of:=IF([.B1300]=([.B1299]+2);&quot;Fehler&quot;;&quot;&quot;)">
            <text:p/>
          </table:table-cell>
          <table:table-cell table:formula="of:=IF(LEN([.C1300])=1;0;IF(LEN([.C1300])=2;1;IF(LEN([.C1300])=3;2;IF(LEN([.C1300])=5;3;IF(LEN([.C1300])=6;4;IF(LEN([.C1300])=7;5;&quot;Fehler&quot;))))))" office:value-type="float" office:value="3" calcext:value-type="float">
            <text:p>3</text:p>
          </table:table-cell>
          <table:table-cell office:value-type="string" calcext:value-type="string">
            <text:p>HDL 1</text:p>
          </table:table-cell>
          <table:table-cell office:value-type="string" calcext:value-type="string">
            <text:p>WIRTSCHAFTSORGANISATIONEN <text:s/>WIRTSCHAFTSVERBAENDE</text:p>
          </table:table-cell>
          <table:table-cell table:number-columns-repeated="5"/>
        </table:table-row>
        <table:table-row table:style-name="ro1">
          <table:table-cell table:formula="of:=IF([.B1301]=([.B1300]+2);&quot;Fehler&quot;;&quot;&quot;)">
            <text:p/>
          </table:table-cell>
          <table:table-cell table:formula="of:=IF(LEN([.C1301])=1;0;IF(LEN([.C1301])=2;1;IF(LEN([.C1301])=3;2;IF(LEN([.C1301])=5;3;IF(LEN([.C1301])=6;4;IF(LEN([.C1301])=7;5;&quot;Fehler&quot;))))))" office:value-type="float" office:value="3" calcext:value-type="float">
            <text:p>3</text:p>
          </table:table-cell>
          <table:table-cell office:value-type="string" calcext:value-type="string">
            <text:p>HDL 2</text:p>
          </table:table-cell>
          <table:table-cell office:value-type="string" calcext:value-type="string">
            <text:p>WIRTSCHAFTSKONZENTRATION <text:s/>WETTBEWERB UNTERNEHMENSFORMEN</text:p>
          </table:table-cell>
          <table:table-cell table:number-columns-repeated="5"/>
        </table:table-row>
        <table:table-row table:style-name="ro1">
          <table:table-cell table:formula="of:=IF([.B1302]=([.B1301]+2);&quot;Fehler&quot;;&quot;&quot;)">
            <text:p/>
          </table:table-cell>
          <table:table-cell table:formula="of:=IF(LEN([.C1302])=1;0;IF(LEN([.C1302])=2;1;IF(LEN([.C1302])=3;2;IF(LEN([.C1302])=5;3;IF(LEN([.C1302])=6;4;IF(LEN([.C1302])=7;5;&quot;Fehler&quot;))))))" office:value-type="float" office:value="3" calcext:value-type="float">
            <text:p>3</text:p>
          </table:table-cell>
          <table:table-cell office:value-type="string" calcext:value-type="string">
            <text:p>HDL 3</text:p>
          </table:table-cell>
          <table:table-cell office:value-type="string" calcext:value-type="string">
            <text:p>GENOSSENSCHAFTEN</text:p>
          </table:table-cell>
          <table:table-cell table:number-columns-repeated="5"/>
        </table:table-row>
        <table:table-row table:style-name="ro1">
          <table:table-cell table:formula="of:=IF([.B1303]=([.B1302]+2);&quot;Fehler&quot;;&quot;&quot;)">
            <text:p/>
          </table:table-cell>
          <table:table-cell table:formula="of:=IF(LEN([.C1303])=1;0;IF(LEN([.C1303])=2;1;IF(LEN([.C1303])=3;2;IF(LEN([.C1303])=5;3;IF(LEN([.C1303])=6;4;IF(LEN([.C1303])=7;5;&quot;Fehler&quot;))))))"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WELTWIRTSCHAFT <text:s/>WELTHANDEL <text:s/>AUSSENWIRTSCHAFTLICHE BEZIEHUNGEN <text:s/>ENTWICKLUNGSHILF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304]=([.B1303]+2);&quot;Fehler&quot;;&quot;&quot;)">
            <text:p/>
          </table:table-cell>
          <table:table-cell table:formula="of:=IF(LEN([.C1304])=1;0;IF(LEN([.C1304])=2;1;IF(LEN([.C1304])=3;2;IF(LEN([.C1304])=5;3;IF(LEN([.C1304])=6;4;IF(LEN([.C1304])=7;5;&quot;Fehler&quot;))))))" office:value-type="float" office:value="2" calcext:value-type="float">
            <text:p>2</text:p>
          </table:table-cell>
          <table:table-cell office:value-type="string" calcext:value-type="string">
            <text:p>HEA</text:p>
          </table:table-cell>
          <table:table-cell office:value-type="string" calcext:value-type="string">
            <text:p>AUSSENWIRTSCHAFTSTHEORIE <text:s/>AUSSENWIRTSCHAFTSPOLITIK</text:p>
          </table:table-cell>
          <table:table-cell table:number-columns-repeated="5"/>
        </table:table-row>
        <table:table-row table:style-name="ro1">
          <table:table-cell table:formula="of:=IF([.B1305]=([.B1304]+2);&quot;Fehler&quot;;&quot;&quot;)">
            <text:p/>
          </table:table-cell>
          <table:table-cell table:formula="of:=IF(LEN([.C1305])=1;0;IF(LEN([.C1305])=2;1;IF(LEN([.C1305])=3;2;IF(LEN([.C1305])=5;3;IF(LEN([.C1305])=6;4;IF(LEN([.C1305])=7;5;&quot;Fehler&quot;))))))" office:value-type="float" office:value="3" calcext:value-type="float">
            <text:p>3</text:p>
          </table:table-cell>
          <table:table-cell office:value-type="string" calcext:value-type="string">
            <text:p>HEA 1</text:p>
          </table:table-cell>
          <table:table-cell office:value-type="string" calcext:value-type="string">
            <text:p>EINZELNE PROBLEME DER INTERNATIONALEN WIRTSCHAFTSBEZIEHUNGEN</text:p>
          </table:table-cell>
          <table:table-cell table:number-columns-repeated="5"/>
        </table:table-row>
        <table:table-row table:style-name="ro1">
          <table:table-cell table:formula="of:=IF([.B1306]=([.B1305]+2);&quot;Fehler&quot;;&quot;&quot;)">
            <text:p/>
          </table:table-cell>
          <table:table-cell table:formula="of:=IF(LEN([.C1306])=1;0;IF(LEN([.C1306])=2;1;IF(LEN([.C1306])=3;2;IF(LEN([.C1306])=5;3;IF(LEN([.C1306])=6;4;IF(LEN([.C1306])=7;5;&quot;Fehler&quot;))))))" office:value-type="float" office:value="3" calcext:value-type="float">
            <text:p>3</text:p>
          </table:table-cell>
          <table:table-cell office:value-type="string" calcext:value-type="string">
            <text:p>HEA 7</text:p>
          </table:table-cell>
          <table:table-cell office:value-type="string" calcext:value-type="string">
            <text:p>OST-WEST-HANDEL : GESAMTDARSTELLUNGEN</text:p>
          </table:table-cell>
          <table:table-cell table:number-columns-repeated="5"/>
        </table:table-row>
        <table:table-row table:style-name="ro1">
          <table:table-cell table:formula="of:=IF([.B1307]=([.B1306]+2);&quot;Fehler&quot;;&quot;&quot;)">
            <text:p/>
          </table:table-cell>
          <table:table-cell table:formula="of:=IF(LEN([.C1307])=1;0;IF(LEN([.C1307])=2;1;IF(LEN([.C1307])=3;2;IF(LEN([.C1307])=5;3;IF(LEN([.C1307])=6;4;IF(LEN([.C1307])=7;5;&quot;Fehler&quot;))))))" office:value-type="float" office:value="2" calcext:value-type="float">
            <text:p>2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INTERNATIONALE WIRTSCHAFTLICHE ORGANISATIONEN, ZUSAMMENSCHLUESSE, ABKOMMEN, KONFERENZEN</text:p>
          </table:table-cell>
          <table:table-cell table:number-columns-repeated="5"/>
        </table:table-row>
        <table:table-row table:style-name="ro1">
          <table:table-cell table:formula="of:=IF([.B1308]=([.B1307]+2);&quot;Fehler&quot;;&quot;&quot;)">
            <text:p/>
          </table:table-cell>
          <table:table-cell table:formula="of:=IF(LEN([.C1308])=1;0;IF(LEN([.C1308])=2;1;IF(LEN([.C1308])=3;2;IF(LEN([.C1308])=5;3;IF(LEN([.C1308])=6;4;IF(LEN([.C1308])=7;5;&quot;Fehler&quot;))))))" office:value-type="float" office:value="2" calcext:value-type="float">
            <text:p>2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WELTWIRTSCHAFTSGUETER <text:s/>ROHSTOFFE ALS WELTMARKTGUETER : GESAMTDARSTELLUNGEN</text:p>
          </table:table-cell>
          <table:table-cell table:number-columns-repeated="5"/>
        </table:table-row>
        <table:table-row table:style-name="ro1">
          <table:table-cell table:formula="of:=IF([.B1309]=([.B1308]+2);&quot;Fehler&quot;;&quot;&quot;)">
            <text:p/>
          </table:table-cell>
          <table:table-cell table:formula="of:=IF(LEN([.C1309])=1;0;IF(LEN([.C1309])=2;1;IF(LEN([.C1309])=3;2;IF(LEN([.C1309])=5;3;IF(LEN([.C1309])=6;4;IF(LEN([.C1309])=7;5;&quot;Fehler&quot;))))))" office:value-type="float" office:value="3" calcext:value-type="float">
            <text:p>3</text:p>
          </table:table-cell>
          <table:table-cell office:value-type="string" calcext:value-type="string">
            <text:p>HEK 1</text:p>
          </table:table-cell>
          <table:table-cell office:value-type="string" calcext:value-type="string">
            <text:p>PFLANZLICHE UND TIERISCHE ROHSTOFFE UND PRODUKTE</text:p>
          </table:table-cell>
          <table:table-cell table:number-columns-repeated="5"/>
        </table:table-row>
        <table:table-row table:style-name="ro1">
          <table:table-cell table:formula="of:=IF([.B1310]=([.B1309]+2);&quot;Fehler&quot;;&quot;&quot;)">
            <text:p/>
          </table:table-cell>
          <table:table-cell table:formula="of:=IF(LEN([.C1310])=1;0;IF(LEN([.C1310])=2;1;IF(LEN([.C1310])=3;2;IF(LEN([.C1310])=5;3;IF(LEN([.C1310])=6;4;IF(LEN([.C1310])=7;5;&quot;Fehler&quot;))))))" office:value-type="float" office:value="3" calcext:value-type="float">
            <text:p>3</text:p>
          </table:table-cell>
          <table:table-cell office:value-type="string" calcext:value-type="string">
            <text:p>HEK 2</text:p>
          </table:table-cell>
          <table:table-cell office:value-type="string" calcext:value-type="string">
            <text:p>MINERALISCHE ROHSTOFFE UND PRODUKTE</text:p>
          </table:table-cell>
          <table:table-cell table:number-columns-repeated="5"/>
        </table:table-row>
        <table:table-row table:style-name="ro1">
          <table:table-cell table:formula="of:=IF([.B1311]=([.B1310]+2);&quot;Fehler&quot;;&quot;&quot;)">
            <text:p/>
          </table:table-cell>
          <table:table-cell table:formula="of:=IF(LEN([.C1311])=1;0;IF(LEN([.C1311])=2;1;IF(LEN([.C1311])=3;2;IF(LEN([.C1311])=5;3;IF(LEN([.C1311])=6;4;IF(LEN([.C1311])=7;5;&quot;Fehler&quot;))))))" office:value-type="float" office:value="3" calcext:value-type="float">
            <text:p>3</text:p>
          </table:table-cell>
          <table:table-cell office:value-type="string" calcext:value-type="string">
            <text:p>HEK 9</text:p>
          </table:table-cell>
          <table:table-cell office:value-type="string" calcext:value-type="string">
            <text:p>SONSTIGE ROHSTOFFE UND PRODUKTE</text:p>
          </table:table-cell>
          <table:table-cell table:number-columns-repeated="5"/>
        </table:table-row>
        <table:table-row table:style-name="ro1">
          <table:table-cell table:formula="of:=IF([.B1312]=([.B1311]+2);&quot;Fehler&quot;;&quot;&quot;)">
            <text:p/>
          </table:table-cell>
          <table:table-cell table:formula="of:=IF(LEN([.C1312])=1;0;IF(LEN([.C1312])=2;1;IF(LEN([.C1312])=3;2;IF(LEN([.C1312])=5;3;IF(LEN([.C1312])=6;4;IF(LEN([.C1312])=7;5;&quot;Fehler&quot;))))))" office:value-type="float" office:value="2" calcext:value-type="float">
            <text:p>2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WIRTSCHAFTLICHE ENTWICKLUNGSHILFE <text:s/>ENTWICKLUNGSLAENDER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313]=([.B1312]+2);&quot;Fehler&quot;;&quot;&quot;)">
            <text:p/>
          </table:table-cell>
          <table:table-cell table:formula="of:=IF(LEN([.C1313])=1;0;IF(LEN([.C1313])=2;1;IF(LEN([.C1313])=3;2;IF(LEN([.C1313])=5;3;IF(LEN([.C1313])=6;4;IF(LEN([.C1313])=7;5;&quot;Fehler&quot;))))))" office:value-type="float" office:value="3" calcext:value-type="float">
            <text:p>3</text:p>
          </table:table-cell>
          <table:table-cell office:value-type="string" calcext:value-type="string">
            <text:p>HEN 1</text:p>
          </table:table-cell>
          <table:table-cell office:value-type="string" calcext:value-type="string">
            <text:p>ENTWICKLUNGSHILFE EINZELNER LAENDER UND WIRTSCHAFTLICHER ZUSAMMENSCHLUESSE : GESAMTDARSTELLUNGEN</text:p>
          </table:table-cell>
          <table:table-cell table:number-columns-repeated="5"/>
        </table:table-row>
        <table:table-row table:style-name="ro1">
          <table:table-cell table:formula="of:=IF([.B1314]=([.B1313]+2);&quot;Fehler&quot;;&quot;&quot;)">
            <text:p/>
          </table:table-cell>
          <table:table-cell table:formula="of:=IF(LEN([.C1314])=1;0;IF(LEN([.C1314])=2;1;IF(LEN([.C1314])=3;2;IF(LEN([.C1314])=5;3;IF(LEN([.C1314])=6;4;IF(LEN([.C1314])=7;5;&quot;Fehler&quot;))))))" office:value-type="float" office:value="3" calcext:value-type="float">
            <text:p>3</text:p>
          </table:table-cell>
          <table:table-cell office:value-type="string" calcext:value-type="string">
            <text:p>HEN 2</text:p>
          </table:table-cell>
          <table:table-cell office:value-type="string" calcext:value-type="string">
            <text:p>WIRTSCHAFTLICHE EINZELFRAGEN DER ENTWICKLUNGSHILFE UND DER ENTWICKLUNGSLAENDER <text:s/>FORMEN DER ENTWICKLUNGSHILFE ENTWICKLUNGSPROJEKTE</text:p>
          </table:table-cell>
          <table:table-cell table:number-columns-repeated="5"/>
        </table:table-row>
        <table:table-row table:style-name="ro1">
          <table:table-cell table:formula="of:=IF([.B1315]=([.B1314]+2);&quot;Fehler&quot;;&quot;&quot;)">
            <text:p/>
          </table:table-cell>
          <table:table-cell table:formula="of:=IF(LEN([.C1315])=1;0;IF(LEN([.C1315])=2;1;IF(LEN([.C1315])=3;2;IF(LEN([.C1315])=5;3;IF(LEN([.C1315])=6;4;IF(LEN([.C1315])=7;5;&quot;Fehler&quot;))))))" office:value-type="float" office:value="3" calcext:value-type="float">
            <text:p>3</text:p>
          </table:table-cell>
          <table:table-cell office:value-type="string" calcext:value-type="string">
            <text:p>HEN 3</text:p>
          </table:table-cell>
          <table:table-cell office:value-type="string" calcext:value-type="string">
            <text:p>WIRTSCHAFTLICHE KOOPERATION UND ZUSAMMENSCHLUESSE DER ENTWICKLUNGSLAENDER</text:p>
          </table:table-cell>
          <table:table-cell table:number-columns-repeated="5"/>
        </table:table-row>
        <table:table-row table:style-name="ro1">
          <table:table-cell table:formula="of:=IF([.B1316]=([.B1315]+2);&quot;Fehler&quot;;&quot;&quot;)">
            <text:p/>
          </table:table-cell>
          <table:table-cell table:formula="of:=IF(LEN([.C1316])=1;0;IF(LEN([.C1316])=2;1;IF(LEN([.C1316])=3;2;IF(LEN([.C1316])=5;3;IF(LEN([.C1316])=6;4;IF(LEN([.C1316])=7;5;&quot;Fehler&quot;))))))" office:value-type="float" office:value="1" calcext:value-type="float">
            <text:p>1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REGIONALE WIRTSCHAFTSKUNDE <text:s/>REGIONALE WIRTSCHAFTSPOLITIK WIRTSCHAFTSGESCHICHT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317]=([.B1316]+2);&quot;Fehler&quot;;&quot;&quot;)">
            <text:p/>
          </table:table-cell>
          <table:table-cell table:formula="of:=IF(LEN([.C1317])=1;0;IF(LEN([.C1317])=2;1;IF(LEN([.C1317])=3;2;IF(LEN([.C1317])=5;3;IF(LEN([.C1317])=6;4;IF(LEN([.C1317])=7;5;&quot;Fehler&quot;))))))" office:value-type="float" office:value="2" calcext:value-type="float">
            <text:p>2</text:p>
          </table:table-cell>
          <table:table-cell office:value-type="string" calcext:value-type="string">
            <text:p>HFC</text:p>
          </table:table-cell>
          <table:table-cell office:value-type="string" calcext:value-type="string">
            <text:p>WIRTSCHAFTSGESCHICHTE : GESAMTDARSTELLUNGEN - DARSTELLUNGEN MEHRERER EPOCHEN</text:p>
          </table:table-cell>
          <table:table-cell table:number-columns-repeated="5"/>
        </table:table-row>
        <table:table-row table:style-name="ro1">
          <table:table-cell table:formula="of:=IF([.B1318]=([.B1317]+2);&quot;Fehler&quot;;&quot;&quot;)">
            <text:p/>
          </table:table-cell>
          <table:table-cell table:formula="of:=IF(LEN([.C1318])=1;0;IF(LEN([.C1318])=2;1;IF(LEN([.C1318])=3;2;IF(LEN([.C1318])=5;3;IF(LEN([.C1318])=6;4;IF(LEN([.C1318])=7;5;&quot;Fehler&quot;))))))" office:value-type="float" office:value="3" calcext:value-type="float">
            <text:p>3</text:p>
          </table:table-cell>
          <table:table-cell office:value-type="string" calcext:value-type="string">
            <text:p>HFC 1</text:p>
          </table:table-cell>
          <table:table-cell office:value-type="string" calcext:value-type="string">
            <text:p>WIRTSCHAFTSGESCHICHTE EINZELNER EPOCHEN : DARSTELLUNGEN MEHRERER LAENDER</text:p>
          </table:table-cell>
          <table:table-cell table:number-columns-repeated="5"/>
        </table:table-row>
        <table:table-row table:style-name="ro1">
          <table:table-cell table:formula="of:=IF([.B1319]=([.B1318]+2);&quot;Fehler&quot;;&quot;&quot;)">
            <text:p/>
          </table:table-cell>
          <table:table-cell table:formula="of:=IF(LEN([.C1319])=1;0;IF(LEN([.C1319])=2;1;IF(LEN([.C1319])=3;2;IF(LEN([.C1319])=5;3;IF(LEN([.C1319])=6;4;IF(LEN([.C1319])=7;5;&quot;Fehler&quot;))))))" office:value-type="float" office:value="2" calcext:value-type="float">
            <text:p>2</text:p>
          </table:table-cell>
          <table:table-cell office:value-type="string" calcext:value-type="string">
            <text:p>HFK</text:p>
          </table:table-cell>
          <table:table-cell office:value-type="string" calcext:value-type="string">
            <text:p>WIRTSCHAFT EUROPAS : GESAMTDARSTELLUNGEN – DARSTELLUNGEN MEHRERER LAENDER</text:p>
          </table:table-cell>
          <table:table-cell table:number-columns-repeated="5"/>
        </table:table-row>
        <table:table-row table:style-name="ro1">
          <table:table-cell table:formula="of:=IF([.B1320]=([.B1319]+2);&quot;Fehler&quot;;&quot;&quot;)">
            <text:p/>
          </table:table-cell>
          <table:table-cell table:formula="of:=IF(LEN([.C1320])=1;0;IF(LEN([.C1320])=2;1;IF(LEN([.C1320])=3;2;IF(LEN([.C1320])=5;3;IF(LEN([.C1320])=6;4;IF(LEN([.C1320])=7;5;&quot;Fehler&quot;))))))" office:value-type="float" office:value="3" calcext:value-type="float">
            <text:p>3</text:p>
          </table:table-cell>
          <table:table-cell office:value-type="string" calcext:value-type="string">
            <text:p>HFK 1</text:p>
          </table:table-cell>
          <table:table-cell office:value-type="string" calcext:value-type="string">
            <text:p>WIRTSCHAFTSGESCHICHTE EUROPAS : GESAMTDARSTELLUNGEN - DARSTELLUNGEN MEHRERER LAENDER UND EINZELNER EPOCHEN</text:p>
          </table:table-cell>
          <table:table-cell table:number-columns-repeated="5"/>
        </table:table-row>
        <table:table-row table:style-name="ro1">
          <table:table-cell table:formula="of:=IF([.B1321]=([.B1320]+2);&quot;Fehler&quot;;&quot;&quot;)">
            <text:p/>
          </table:table-cell>
          <table:table-cell table:formula="of:=IF(LEN([.C1321])=1;0;IF(LEN([.C1321])=2;1;IF(LEN([.C1321])=3;2;IF(LEN([.C1321])=5;3;IF(LEN([.C1321])=6;4;IF(LEN([.C1321])=7;5;&quot;Fehler&quot;))))))" office:value-type="float" office:value="3" calcext:value-type="float">
            <text:p>3</text:p>
          </table:table-cell>
          <table:table-cell office:value-type="string" calcext:value-type="string">
            <text:p>HFK 2</text:p>
          </table:table-cell>
          <table:table-cell office:value-type="string" calcext:value-type="string">
            <text:p>WIRTSCHAFTLICHE ZUSAMMENSCHLUESSE EUROPAS</text:p>
          </table:table-cell>
          <table:table-cell table:number-columns-repeated="5"/>
        </table:table-row>
        <table:table-row table:style-name="ro1">
          <table:table-cell table:formula="of:=IF([.B1322]=([.B1321]+2);&quot;Fehler&quot;;&quot;&quot;)">
            <text:p/>
          </table:table-cell>
          <table:table-cell table:formula="of:=IF(LEN([.C1322])=1;0;IF(LEN([.C1322])=2;1;IF(LEN([.C1322])=3;2;IF(LEN([.C1322])=5;3;IF(LEN([.C1322])=6;4;IF(LEN([.C1322])=7;5;&quot;Fehler&quot;))))))" office:value-type="float" office:value="4" calcext:value-type="float">
            <text:p>4</text:p>
          </table:table-cell>
          <table:table-cell office:value-type="string" calcext:value-type="string">
            <text:p>HFK 20</text:p>
          </table:table-cell>
          <table:table-cell office:value-type="string" calcext:value-type="string">
            <text:p>EUROPAEISCHE UNION (EU) : GESAMTDARSTELLUNGEN - DARSTELLUNGEN MEHRERER TEILGEBIETE UND LAENDER</text:p>
          </table:table-cell>
          <table:table-cell table:number-columns-repeated="5"/>
        </table:table-row>
        <table:table-row table:style-name="ro1">
          <table:table-cell table:formula="of:=IF([.B1323]=([.B1322]+2);&quot;Fehler&quot;;&quot;&quot;)">
            <text:p/>
          </table:table-cell>
          <table:table-cell table:formula="of:=IF(LEN([.C1323])=1;0;IF(LEN([.C1323])=2;1;IF(LEN([.C1323])=3;2;IF(LEN([.C1323])=5;3;IF(LEN([.C1323])=6;4;IF(LEN([.C1323])=7;5;&quot;Fehler&quot;))))))" office:value-type="float" office:value="5" calcext:value-type="float">
            <text:p>5</text:p>
          </table:table-cell>
          <table:table-cell office:value-type="string" calcext:value-type="string">
            <text:p>HFK 201</text:p>
          </table:table-cell>
          <table:table-cell office:value-type="string" calcext:value-type="string">
            <text:p>AUSSENHANDELSPOLITIK DER EU</text:p>
          </table:table-cell>
          <table:table-cell table:number-columns-repeated="5"/>
        </table:table-row>
        <table:table-row table:style-name="ro1">
          <table:table-cell table:formula="of:=IF([.B1324]=([.B1323]+2);&quot;Fehler&quot;;&quot;&quot;)">
            <text:p/>
          </table:table-cell>
          <table:table-cell table:formula="of:=IF(LEN([.C1324])=1;0;IF(LEN([.C1324])=2;1;IF(LEN([.C1324])=3;2;IF(LEN([.C1324])=5;3;IF(LEN([.C1324])=6;4;IF(LEN([.C1324])=7;5;&quot;Fehler&quot;))))))" office:value-type="float" office:value="5" calcext:value-type="float">
            <text:p>5</text:p>
          </table:table-cell>
          <table:table-cell office:value-type="string" calcext:value-type="string">
            <text:p>HFK 202</text:p>
          </table:table-cell>
          <table:table-cell office:value-type="string" calcext:value-type="string">
            <text:p>FINANZ-, WAEHRUNGS- UND HAUSHALTSPOLITIK DER EU</text:p>
          </table:table-cell>
          <table:table-cell table:number-columns-repeated="5"/>
        </table:table-row>
        <table:table-row table:style-name="ro1">
          <table:table-cell table:formula="of:=IF([.B1325]=([.B1324]+2);&quot;Fehler&quot;;&quot;&quot;)">
            <text:p/>
          </table:table-cell>
          <table:table-cell table:formula="of:=IF(LEN([.C1325])=1;0;IF(LEN([.C1325])=2;1;IF(LEN([.C1325])=3;2;IF(LEN([.C1325])=5;3;IF(LEN([.C1325])=6;4;IF(LEN([.C1325])=7;5;&quot;Fehler&quot;))))))" office:value-type="float" office:value="5" calcext:value-type="float">
            <text:p>5</text:p>
          </table:table-cell>
          <table:table-cell office:value-type="string" calcext:value-type="string">
            <text:p>HFK 203</text:p>
          </table:table-cell>
          <table:table-cell office:value-type="string" calcext:value-type="string">
            <text:p>AGRARPOLITIK DER EU</text:p>
          </table:table-cell>
          <table:table-cell table:number-columns-repeated="5"/>
        </table:table-row>
        <table:table-row table:style-name="ro1">
          <table:table-cell table:formula="of:=IF([.B1326]=([.B1325]+2);&quot;Fehler&quot;;&quot;&quot;)">
            <text:p/>
          </table:table-cell>
          <table:table-cell table:formula="of:=IF(LEN([.C1326])=1;0;IF(LEN([.C1326])=2;1;IF(LEN([.C1326])=3;2;IF(LEN([.C1326])=5;3;IF(LEN([.C1326])=6;4;IF(LEN([.C1326])=7;5;&quot;Fehler&quot;))))))" office:value-type="float" office:value="5" calcext:value-type="float">
            <text:p>5</text:p>
          </table:table-cell>
          <table:table-cell office:value-type="string" calcext:value-type="string">
            <text:p>HFK 204</text:p>
          </table:table-cell>
          <table:table-cell office:value-type="string" calcext:value-type="string">
            <text:p>KOHLE-, STAHL- UND ENERGIEPOLITIK DER EU</text:p>
          </table:table-cell>
          <table:table-cell table:number-columns-repeated="5"/>
        </table:table-row>
        <table:table-row table:style-name="ro1">
          <table:table-cell table:formula="of:=IF([.B1327]=([.B1326]+2);&quot;Fehler&quot;;&quot;&quot;)">
            <text:p/>
          </table:table-cell>
          <table:table-cell table:formula="of:=IF(LEN([.C1327])=1;0;IF(LEN([.C1327])=2;1;IF(LEN([.C1327])=3;2;IF(LEN([.C1327])=5;3;IF(LEN([.C1327])=6;4;IF(LEN([.C1327])=7;5;&quot;Fehler&quot;))))))" office:value-type="float" office:value="5" calcext:value-type="float">
            <text:p>5</text:p>
          </table:table-cell>
          <table:table-cell office:value-type="string" calcext:value-type="string">
            <text:p>HFK 209</text:p>
          </table:table-cell>
          <table:table-cell office:value-type="string" calcext:value-type="string">
            <text:p>SONSTIGE EINZELFRAGEN</text:p>
          </table:table-cell>
          <table:table-cell table:number-columns-repeated="5"/>
        </table:table-row>
        <table:table-row table:style-name="ro1">
          <table:table-cell table:formula="of:=IF([.B1328]=([.B1327]+2);&quot;Fehler&quot;;&quot;&quot;)">
            <text:p/>
          </table:table-cell>
          <table:table-cell table:formula="of:=IF(LEN([.C1328])=1;0;IF(LEN([.C1328])=2;1;IF(LEN([.C1328])=3;2;IF(LEN([.C1328])=5;3;IF(LEN([.C1328])=6;4;IF(LEN([.C1328])=7;5;&quot;Fehler&quot;))))))" office:value-type="float" office:value="3" calcext:value-type="float">
            <text:p>3</text:p>
          </table:table-cell>
          <table:table-cell office:value-type="string" calcext:value-type="string">
            <text:p>HFK 3</text:p>
          </table:table-cell>
          <table:table-cell office:value-type="string" calcext:value-type="string">
            <text:p>WIRTSCHAFT WESTEUROPAS</text:p>
          </table:table-cell>
          <table:table-cell table:number-columns-repeated="5"/>
        </table:table-row>
        <table:table-row table:style-name="ro1">
          <table:table-cell table:formula="of:=IF([.B1329]=([.B1328]+2);&quot;Fehler&quot;;&quot;&quot;)">
            <text:p/>
          </table:table-cell>
          <table:table-cell table:formula="of:=IF(LEN([.C1329])=1;0;IF(LEN([.C1329])=2;1;IF(LEN([.C1329])=3;2;IF(LEN([.C1329])=5;3;IF(LEN([.C1329])=6;4;IF(LEN([.C1329])=7;5;&quot;Fehler&quot;))))))" office:value-type="float" office:value="3" calcext:value-type="float">
            <text:p>3</text:p>
          </table:table-cell>
          <table:table-cell office:value-type="string" calcext:value-type="string">
            <text:p>HFK 4</text:p>
          </table:table-cell>
          <table:table-cell office:value-type="string" calcext:value-type="string">
            <text:p>WIRTSCHAFT NORDEUROPAS</text:p>
          </table:table-cell>
          <table:table-cell table:number-columns-repeated="5"/>
        </table:table-row>
        <table:table-row table:style-name="ro1">
          <table:table-cell table:formula="of:=IF([.B1330]=([.B1329]+2);&quot;Fehler&quot;;&quot;&quot;)">
            <text:p/>
          </table:table-cell>
          <table:table-cell table:formula="of:=IF(LEN([.C1330])=1;0;IF(LEN([.C1330])=2;1;IF(LEN([.C1330])=3;2;IF(LEN([.C1330])=5;3;IF(LEN([.C1330])=6;4;IF(LEN([.C1330])=7;5;&quot;Fehler&quot;))))))" office:value-type="float" office:value="3" calcext:value-type="float">
            <text:p>3</text:p>
          </table:table-cell>
          <table:table-cell office:value-type="string" calcext:value-type="string">
            <text:p>HFK 5</text:p>
          </table:table-cell>
          <table:table-cell office:value-type="string" calcext:value-type="string">
            <text:p>WIRTSCHAFT SUEDEUROPAS</text:p>
          </table:table-cell>
          <table:table-cell table:number-columns-repeated="5"/>
        </table:table-row>
        <table:table-row table:style-name="ro1">
          <table:table-cell table:formula="of:=IF([.B1331]=([.B1330]+2);&quot;Fehler&quot;;&quot;&quot;)">
            <text:p/>
          </table:table-cell>
          <table:table-cell table:formula="of:=IF(LEN([.C1331])=1;0;IF(LEN([.C1331])=2;1;IF(LEN([.C1331])=3;2;IF(LEN([.C1331])=5;3;IF(LEN([.C1331])=6;4;IF(LEN([.C1331])=7;5;&quot;Fehler&quot;))))))" office:value-type="float" office:value="3" calcext:value-type="float">
            <text:p>3</text:p>
          </table:table-cell>
          <table:table-cell office:value-type="string" calcext:value-type="string">
            <text:p>HFK 6</text:p>
          </table:table-cell>
          <table:table-cell office:value-type="string" calcext:value-type="string">
            <text:p>WIRTSCHAFT OSTEUROPAS</text:p>
          </table:table-cell>
          <table:table-cell table:number-columns-repeated="5"/>
        </table:table-row>
        <table:table-row table:style-name="ro1">
          <table:table-cell table:formula="of:=IF([.B1332]=([.B1331]+2);&quot;Fehler&quot;;&quot;&quot;)">
            <text:p/>
          </table:table-cell>
          <table:table-cell table:formula="of:=IF(LEN([.C1332])=1;0;IF(LEN([.C1332])=2;1;IF(LEN([.C1332])=3;2;IF(LEN([.C1332])=5;3;IF(LEN([.C1332])=6;4;IF(LEN([.C1332])=7;5;&quot;Fehler&quot;))))))" office:value-type="float" office:value="4" calcext:value-type="float">
            <text:p>4</text:p>
          </table:table-cell>
          <table:table-cell office:value-type="string" calcext:value-type="string">
            <text:p>HFK 61</text:p>
          </table:table-cell>
          <table:table-cell office:value-type="string" calcext:value-type="string">
            <text:p>WIRTSCHAFT DER SOWJETUNION UND IHRER NACHFOLGESTAATEN</text:p>
          </table:table-cell>
          <table:table-cell table:number-columns-repeated="5"/>
        </table:table-row>
        <table:table-row table:style-name="ro1">
          <table:table-cell table:formula="of:=IF([.B1333]=([.B1332]+2);&quot;Fehler&quot;;&quot;&quot;)">
            <text:p/>
          </table:table-cell>
          <table:table-cell table:formula="of:=IF(LEN([.C1333])=1;0;IF(LEN([.C1333])=2;1;IF(LEN([.C1333])=3;2;IF(LEN([.C1333])=5;3;IF(LEN([.C1333])=6;4;IF(LEN([.C1333])=7;5;&quot;Fehler&quot;))))))" office:value-type="float" office:value="2" calcext:value-type="float">
            <text:p>2</text:p>
          </table:table-cell>
          <table:table-cell office:value-type="string" calcext:value-type="string">
            <text:p>HFL</text:p>
          </table:table-cell>
          <table:table-cell office:value-type="string" calcext:value-type="string">
            <text:p>WIRTSCHAFT DEUTSCHLANDS : GESAMTDARSTELLUNGEN</text:p>
          </table:table-cell>
          <table:table-cell table:number-columns-repeated="5"/>
        </table:table-row>
        <table:table-row table:style-name="ro1">
          <table:table-cell table:formula="of:=IF([.B1334]=([.B1333]+2);&quot;Fehler&quot;;&quot;&quot;)">
            <text:p/>
          </table:table-cell>
          <table:table-cell table:formula="of:=IF(LEN([.C1334])=1;0;IF(LEN([.C1334])=2;1;IF(LEN([.C1334])=3;2;IF(LEN([.C1334])=5;3;IF(LEN([.C1334])=6;4;IF(LEN([.C1334])=7;5;&quot;Fehler&quot;))))))" office:value-type="float" office:value="3" calcext:value-type="float">
            <text:p>3</text:p>
          </table:table-cell>
          <table:table-cell office:value-type="string" calcext:value-type="string">
            <text:p>HFL 1</text:p>
          </table:table-cell>
          <table:table-cell office:value-type="string" calcext:value-type="string">
            <text:p>WIRTSCHAFT DER BUNDESREPUBLIK DEUTSCHLAND UND DER DDR BIS 1990 : GESAMTDARSTELLUNGEN</text:p>
          </table:table-cell>
          <table:table-cell table:number-columns-repeated="5"/>
        </table:table-row>
        <table:table-row table:style-name="ro1">
          <table:table-cell table:formula="of:=IF([.B1335]=([.B1334]+2);&quot;Fehler&quot;;&quot;&quot;)">
            <text:p/>
          </table:table-cell>
          <table:table-cell table:formula="of:=IF(LEN([.C1335])=1;0;IF(LEN([.C1335])=2;1;IF(LEN([.C1335])=3;2;IF(LEN([.C1335])=5;3;IF(LEN([.C1335])=6;4;IF(LEN([.C1335])=7;5;&quot;Fehler&quot;))))))" office:value-type="float" office:value="3" calcext:value-type="float">
            <text:p>3</text:p>
          </table:table-cell>
          <table:table-cell office:value-type="string" calcext:value-type="string">
            <text:p>HFL 2</text:p>
          </table:table-cell>
          <table:table-cell office:value-type="string" calcext:value-type="string">
            <text:p>WIRTSCHAFT DER BUNDESREPUBLIK DEUTSCHLAND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336]=([.B1335]+2);&quot;Fehler&quot;;&quot;&quot;)">
            <text:p/>
          </table:table-cell>
          <table:table-cell table:formula="of:=IF(LEN([.C1336])=1;0;IF(LEN([.C1336])=2;1;IF(LEN([.C1336])=3;2;IF(LEN([.C1336])=5;3;IF(LEN([.C1336])=6;4;IF(LEN([.C1336])=7;5;&quot;Fehler&quot;))))))" office:value-type="float" office:value="4" calcext:value-type="float">
            <text:p>4</text:p>
          </table:table-cell>
          <table:table-cell office:value-type="string" calcext:value-type="string">
            <text:p>HFL 24</text:p>
          </table:table-cell>
          <table:table-cell office:value-type="string" calcext:value-type="string">
            <text:p>SOZIALPRODUKT</text:p>
          </table:table-cell>
          <table:table-cell table:number-columns-repeated="5"/>
        </table:table-row>
        <table:table-row table:style-name="ro1">
          <table:table-cell table:formula="of:=IF([.B1337]=([.B1336]+2);&quot;Fehler&quot;;&quot;&quot;)">
            <text:p/>
          </table:table-cell>
          <table:table-cell table:formula="of:=IF(LEN([.C1337])=1;0;IF(LEN([.C1337])=2;1;IF(LEN([.C1337])=3;2;IF(LEN([.C1337])=5;3;IF(LEN([.C1337])=6;4;IF(LEN([.C1337])=7;5;&quot;Fehler&quot;))))))" office:value-type="float" office:value="4" calcext:value-type="float">
            <text:p>4</text:p>
          </table:table-cell>
          <table:table-cell office:value-type="string" calcext:value-type="string">
            <text:p>HFL 28</text:p>
          </table:table-cell>
          <table:table-cell office:value-type="string" calcext:value-type="string">
            <text:p>AUSSENWIRTSCHAFTLICHE BEZIEHUNGEN</text:p>
          </table:table-cell>
          <table:table-cell table:number-columns-repeated="5"/>
        </table:table-row>
        <table:table-row table:style-name="ro1">
          <table:table-cell table:formula="of:=IF([.B1338]=([.B1337]+2);&quot;Fehler&quot;;&quot;&quot;)">
            <text:p/>
          </table:table-cell>
          <table:table-cell table:formula="of:=IF(LEN([.C1338])=1;0;IF(LEN([.C1338])=2;1;IF(LEN([.C1338])=3;2;IF(LEN([.C1338])=5;3;IF(LEN([.C1338])=6;4;IF(LEN([.C1338])=7;5;&quot;Fehler&quot;))))))" office:value-type="float" office:value="4" calcext:value-type="float">
            <text:p>4</text:p>
          </table:table-cell>
          <table:table-cell office:value-type="string" calcext:value-type="string">
            <text:p>HFL 29</text:p>
          </table:table-cell>
          <table:table-cell office:value-type="string" calcext:value-type="string">
            <text:p>WIRTSCHAFT EINZELNER BUNDESLAENDER UND GEMEINDEN</text:p>
          </table:table-cell>
          <table:table-cell table:number-columns-repeated="5"/>
        </table:table-row>
        <table:table-row table:style-name="ro1">
          <table:table-cell table:formula="of:=IF([.B1339]=([.B1338]+2);&quot;Fehler&quot;;&quot;&quot;)">
            <text:p/>
          </table:table-cell>
          <table:table-cell table:formula="of:=IF(LEN([.C1339])=1;0;IF(LEN([.C1339])=2;1;IF(LEN([.C1339])=3;2;IF(LEN([.C1339])=5;3;IF(LEN([.C1339])=6;4;IF(LEN([.C1339])=7;5;&quot;Fehler&quot;))))))" office:value-type="float" office:value="3" calcext:value-type="float">
            <text:p>3</text:p>
          </table:table-cell>
          <table:table-cell office:value-type="string" calcext:value-type="string">
            <text:p>HFL 3</text:p>
          </table:table-cell>
          <table:table-cell office:value-type="string" calcext:value-type="string">
            <text:p>WIRTSCHAFT DER DDR</text:p>
          </table:table-cell>
          <table:table-cell table:number-columns-repeated="5"/>
        </table:table-row>
        <table:table-row table:style-name="ro1">
          <table:table-cell table:formula="of:=IF([.B1340]=([.B1339]+2);&quot;Fehler&quot;;&quot;&quot;)">
            <text:p/>
          </table:table-cell>
          <table:table-cell table:formula="of:=IF(LEN([.C1340])=1;0;IF(LEN([.C1340])=2;1;IF(LEN([.C1340])=3;2;IF(LEN([.C1340])=5;3;IF(LEN([.C1340])=6;4;IF(LEN([.C1340])=7;5;&quot;Fehler&quot;))))))" office:value-type="float" office:value="2" calcext:value-type="float">
            <text:p>2</text:p>
          </table:table-cell>
          <table:table-cell office:value-type="string" calcext:value-type="string">
            <text:p>HFM</text:p>
          </table:table-cell>
          <table:table-cell office:value-type="string" calcext:value-type="string">
            <text:p>WIRTSCHAFT DER USA UND KANADAS EINSCHL. WIRTSCHAFTSGESCHICHTE</text:p>
          </table:table-cell>
          <table:table-cell table:number-columns-repeated="5"/>
        </table:table-row>
        <table:table-row table:style-name="ro1">
          <table:table-cell table:formula="of:=IF([.B1341]=([.B1340]+2);&quot;Fehler&quot;;&quot;&quot;)">
            <text:p/>
          </table:table-cell>
          <table:table-cell table:formula="of:=IF(LEN([.C1341])=1;0;IF(LEN([.C1341])=2;1;IF(LEN([.C1341])=3;2;IF(LEN([.C1341])=5;3;IF(LEN([.C1341])=6;4;IF(LEN([.C1341])=7;5;&quot;Fehler&quot;))))))" office:value-type="float" office:value="2" calcext:value-type="float">
            <text:p>2</text:p>
          </table:table-cell>
          <table:table-cell office:value-type="string" calcext:value-type="string">
            <text:p>HFN</text:p>
          </table:table-cell>
          <table:table-cell office:value-type="string" calcext:value-type="string">
            <text:p>WIRTSCHAFT LATEINAMERIKAS EINSCHL. WIRTSCHAFTSGESCHICHTE</text:p>
          </table:table-cell>
          <table:table-cell table:number-columns-repeated="5"/>
        </table:table-row>
        <table:table-row table:style-name="ro1">
          <table:table-cell table:formula="of:=IF([.B1342]=([.B1341]+2);&quot;Fehler&quot;;&quot;&quot;)">
            <text:p/>
          </table:table-cell>
          <table:table-cell table:formula="of:=IF(LEN([.C1342])=1;0;IF(LEN([.C1342])=2;1;IF(LEN([.C1342])=3;2;IF(LEN([.C1342])=5;3;IF(LEN([.C1342])=6;4;IF(LEN([.C1342])=7;5;&quot;Fehler&quot;))))))" office:value-type="float" office:value="2" calcext:value-type="float">
            <text:p>2</text:p>
          </table:table-cell>
          <table:table-cell office:value-type="string" calcext:value-type="string">
            <text:p>HFO</text:p>
          </table:table-cell>
          <table:table-cell office:value-type="string" calcext:value-type="string">
            <text:p>WIRTSCHAFT AFRIKAS EINSCHL. WIRTSCHAFTSGESCHICHTE</text:p>
          </table:table-cell>
          <table:table-cell table:number-columns-repeated="5"/>
        </table:table-row>
        <table:table-row table:style-name="ro1">
          <table:table-cell table:formula="of:=IF([.B1343]=([.B1342]+2);&quot;Fehler&quot;;&quot;&quot;)">
            <text:p/>
          </table:table-cell>
          <table:table-cell table:formula="of:=IF(LEN([.C1343])=1;0;IF(LEN([.C1343])=2;1;IF(LEN([.C1343])=3;2;IF(LEN([.C1343])=5;3;IF(LEN([.C1343])=6;4;IF(LEN([.C1343])=7;5;&quot;Fehler&quot;))))))" office:value-type="float" office:value="2" calcext:value-type="float">
            <text:p>2</text:p>
          </table:table-cell>
          <table:table-cell office:value-type="string" calcext:value-type="string">
            <text:p>HFP</text:p>
          </table:table-cell>
          <table:table-cell office:value-type="string" calcext:value-type="string">
            <text:p>WIRTSCHAFT ASIENS EINSCHL. WIRTSCHAFTSGESCHICHTE</text:p>
          </table:table-cell>
          <table:table-cell table:number-columns-repeated="5"/>
        </table:table-row>
        <table:table-row table:style-name="ro1">
          <table:table-cell table:formula="of:=IF([.B1344]=([.B1343]+2);&quot;Fehler&quot;;&quot;&quot;)">
            <text:p/>
          </table:table-cell>
          <table:table-cell table:formula="of:=IF(LEN([.C1344])=1;0;IF(LEN([.C1344])=2;1;IF(LEN([.C1344])=3;2;IF(LEN([.C1344])=5;3;IF(LEN([.C1344])=6;4;IF(LEN([.C1344])=7;5;&quot;Fehler&quot;))))))" office:value-type="float" office:value="3" calcext:value-type="float">
            <text:p>3</text:p>
          </table:table-cell>
          <table:table-cell office:value-type="string" calcext:value-type="string">
            <text:p>HFP 1</text:p>
          </table:table-cell>
          <table:table-cell office:value-type="string" calcext:value-type="string">
            <text:p>WIRTSCHAFT VORDERASIENS</text:p>
          </table:table-cell>
          <table:table-cell table:number-columns-repeated="5"/>
        </table:table-row>
        <table:table-row table:style-name="ro1">
          <table:table-cell table:formula="of:=IF([.B1345]=([.B1344]+2);&quot;Fehler&quot;;&quot;&quot;)">
            <text:p/>
          </table:table-cell>
          <table:table-cell table:formula="of:=IF(LEN([.C1345])=1;0;IF(LEN([.C1345])=2;1;IF(LEN([.C1345])=3;2;IF(LEN([.C1345])=5;3;IF(LEN([.C1345])=6;4;IF(LEN([.C1345])=7;5;&quot;Fehler&quot;))))))" office:value-type="float" office:value="3" calcext:value-type="float">
            <text:p>3</text:p>
          </table:table-cell>
          <table:table-cell office:value-type="string" calcext:value-type="string">
            <text:p>HFP 2</text:p>
          </table:table-cell>
          <table:table-cell office:value-type="string" calcext:value-type="string">
            <text:p>WIRTSCHAFT SUED- UND SUEDOSTASIENS</text:p>
          </table:table-cell>
          <table:table-cell table:number-columns-repeated="5"/>
        </table:table-row>
        <table:table-row table:style-name="ro1">
          <table:table-cell table:formula="of:=IF([.B1346]=([.B1345]+2);&quot;Fehler&quot;;&quot;&quot;)">
            <text:p/>
          </table:table-cell>
          <table:table-cell table:formula="of:=IF(LEN([.C1346])=1;0;IF(LEN([.C1346])=2;1;IF(LEN([.C1346])=3;2;IF(LEN([.C1346])=5;3;IF(LEN([.C1346])=6;4;IF(LEN([.C1346])=7;5;&quot;Fehler&quot;))))))" office:value-type="float" office:value="3" calcext:value-type="float">
            <text:p>3</text:p>
          </table:table-cell>
          <table:table-cell office:value-type="string" calcext:value-type="string">
            <text:p>HFP 3</text:p>
          </table:table-cell>
          <table:table-cell office:value-type="string" calcext:value-type="string">
            <text:p>WIRTSCHAFT OST- UND INNERASIENS</text:p>
          </table:table-cell>
          <table:table-cell table:number-columns-repeated="5"/>
        </table:table-row>
        <table:table-row table:style-name="ro1">
          <table:table-cell table:formula="of:=IF([.B1347]=([.B1346]+2);&quot;Fehler&quot;;&quot;&quot;)">
            <text:p/>
          </table:table-cell>
          <table:table-cell table:formula="of:=IF(LEN([.C1347])=1;0;IF(LEN([.C1347])=2;1;IF(LEN([.C1347])=3;2;IF(LEN([.C1347])=5;3;IF(LEN([.C1347])=6;4;IF(LEN([.C1347])=7;5;&quot;Fehler&quot;))))))" office:value-type="float" office:value="4" calcext:value-type="float">
            <text:p>4</text:p>
          </table:table-cell>
          <table:table-cell office:value-type="string" calcext:value-type="string">
            <text:p>HFP 31</text:p>
          </table:table-cell>
          <table:table-cell office:value-type="string" calcext:value-type="string">
            <text:p>WIRTSCHAFT CHINAS</text:p>
          </table:table-cell>
          <table:table-cell table:number-columns-repeated="5"/>
        </table:table-row>
        <table:table-row table:style-name="ro1">
          <table:table-cell table:formula="of:=IF([.B1348]=([.B1347]+2);&quot;Fehler&quot;;&quot;&quot;)">
            <text:p/>
          </table:table-cell>
          <table:table-cell table:formula="of:=IF(LEN([.C1348])=1;0;IF(LEN([.C1348])=2;1;IF(LEN([.C1348])=3;2;IF(LEN([.C1348])=5;3;IF(LEN([.C1348])=6;4;IF(LEN([.C1348])=7;5;&quot;Fehler&quot;))))))" office:value-type="float" office:value="4" calcext:value-type="float">
            <text:p>4</text:p>
          </table:table-cell>
          <table:table-cell office:value-type="string" calcext:value-type="string">
            <text:p>HFP 32</text:p>
          </table:table-cell>
          <table:table-cell office:value-type="string" calcext:value-type="string">
            <text:p>WIRTSCHAFT JAPANS</text:p>
          </table:table-cell>
          <table:table-cell table:number-columns-repeated="5"/>
        </table:table-row>
        <table:table-row table:style-name="ro1">
          <table:table-cell table:formula="of:=IF([.B1349]=([.B1348]+2);&quot;Fehler&quot;;&quot;&quot;)">
            <text:p/>
          </table:table-cell>
          <table:table-cell table:formula="of:=IF(LEN([.C1349])=1;0;IF(LEN([.C1349])=2;1;IF(LEN([.C1349])=3;2;IF(LEN([.C1349])=5;3;IF(LEN([.C1349])=6;4;IF(LEN([.C1349])=7;5;&quot;Fehler&quot;))))))" office:value-type="float" office:value="2" calcext:value-type="float">
            <text:p>2</text:p>
          </table:table-cell>
          <table:table-cell office:value-type="string" calcext:value-type="string">
            <text:p>HFQ</text:p>
          </table:table-cell>
          <table:table-cell office:value-type="string" calcext:value-type="string">
            <text:p>WIRTSCHAFT AUSTRALIENS, NEUSEELANDS, OZEANIENS EINSCHL. WIRTSCHAFTSGESCHICHTE</text:p>
          </table:table-cell>
          <table:table-cell table:number-columns-repeated="5"/>
        </table:table-row>
        <table:table-row table:style-name="ro1">
          <table:table-cell table:formula="of:=IF([.B1350]=([.B1349]+2);&quot;Fehler&quot;;&quot;&quot;)">
            <text:p/>
          </table:table-cell>
          <table:table-cell table:formula="of:=IF(LEN([.C1350])=1;0;IF(LEN([.C1350])=2;1;IF(LEN([.C1350])=3;2;IF(LEN([.C1350])=5;3;IF(LEN([.C1350])=6;4;IF(LEN([.C1350])=7;5;&quot;Fehler&quot;))))))" office:value-type="float" office:value="1" calcext:value-type="float">
            <text:p>1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UNTERNEHMUNGEN DER OEFFENTLICHEN WIRTSCHAFT UND GEMEINWIRTSCHAFT <text:s/>OEFFENTLICHE WIRTSCHAFTSBETRIEBE</text:p>
          </table:table-cell>
          <table:table-cell table:number-columns-repeated="5"/>
        </table:table-row>
        <table:table-row table:style-name="ro1">
          <table:table-cell table:formula="of:=IF([.B1351]=([.B1350]+2);&quot;Fehler&quot;;&quot;&quot;)">
            <text:p/>
          </table:table-cell>
          <table:table-cell table:formula="of:=IF(LEN([.C1351])=1;0;IF(LEN([.C1351])=2;1;IF(LEN([.C1351])=3;2;IF(LEN([.C1351])=5;3;IF(LEN([.C1351])=6;4;IF(LEN([.C1351])=7;5;&quot;Fehler&quot;))))))" office:value-type="float" office:value="2" calcext:value-type="float">
            <text:p>2</text:p>
          </table:table-cell>
          <table:table-cell office:value-type="string" calcext:value-type="string">
            <text:p>HGL</text:p>
          </table:table-cell>
          <table:table-cell office:value-type="string" calcext:value-type="string">
            <text:p>KOMMUNALBETRIEBE : ALLGEMEINES</text:p>
          </table:table-cell>
          <table:table-cell table:number-columns-repeated="5"/>
        </table:table-row>
        <table:table-row table:style-name="ro1">
          <table:table-cell table:formula="of:=IF([.B1352]=([.B1351]+2);&quot;Fehler&quot;;&quot;&quot;)">
            <text:p/>
          </table:table-cell>
          <table:table-cell table:formula="of:=IF(LEN([.C1352])=1;0;IF(LEN([.C1352])=2;1;IF(LEN([.C1352])=3;2;IF(LEN([.C1352])=5;3;IF(LEN([.C1352])=6;4;IF(LEN([.C1352])=7;5;&quot;Fehler&quot;))))))" office:value-type="float" office:value="1" calcext:value-type="float">
            <text:p>1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FINANZWISSENSCHAFT <text:s/>FINANZPOLITIK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353]=([.B1352]+2);&quot;Fehler&quot;;&quot;&quot;)">
            <text:p/>
          </table:table-cell>
          <table:table-cell table:formula="of:=IF(LEN([.C1353])=1;0;IF(LEN([.C1353])=2;1;IF(LEN([.C1353])=3;2;IF(LEN([.C1353])=5;3;IF(LEN([.C1353])=6;4;IF(LEN([.C1353])=7;5;&quot;Fehler&quot;))))))" office:value-type="float" office:value="2" calcext:value-type="float">
            <text:p>2</text:p>
          </table:table-cell>
          <table:table-cell office:value-type="string" calcext:value-type="string">
            <text:p>HHB</text:p>
          </table:table-cell>
          <table:table-cell office:value-type="string" calcext:value-type="string">
            <text:p>GESCHICHTE DES FINANZ- UND STEUERWESENS</text:p>
          </table:table-cell>
          <table:table-cell table:number-columns-repeated="5"/>
        </table:table-row>
        <table:table-row table:style-name="ro1">
          <table:table-cell table:formula="of:=IF([.B1354]=([.B1353]+2);&quot;Fehler&quot;;&quot;&quot;)">
            <text:p/>
          </table:table-cell>
          <table:table-cell table:formula="of:=IF(LEN([.C1354])=1;0;IF(LEN([.C1354])=2;1;IF(LEN([.C1354])=3;2;IF(LEN([.C1354])=5;3;IF(LEN([.C1354])=6;4;IF(LEN([.C1354])=7;5;&quot;Fehler&quot;))))))" office:value-type="float" office:value="2" calcext:value-type="float">
            <text:p>2</text:p>
          </table:table-cell>
          <table:table-cell office:value-type="string" calcext:value-type="string">
            <text:p>HHC</text:p>
          </table:table-cell>
          <table:table-cell office:value-type="string" calcext:value-type="string">
            <text:p>THEORIE DES OEFFENTLICHEN HAUSHALTS</text:p>
          </table:table-cell>
          <table:table-cell table:number-columns-repeated="5"/>
        </table:table-row>
        <table:table-row table:style-name="ro1">
          <table:table-cell table:formula="of:=IF([.B1355]=([.B1354]+2);&quot;Fehler&quot;;&quot;&quot;)">
            <text:p/>
          </table:table-cell>
          <table:table-cell table:formula="of:=IF(LEN([.C1355])=1;0;IF(LEN([.C1355])=2;1;IF(LEN([.C1355])=3;2;IF(LEN([.C1355])=5;3;IF(LEN([.C1355])=6;4;IF(LEN([.C1355])=7;5;&quot;Fehler&quot;))))))" office:value-type="float" office:value="2" calcext:value-type="float">
            <text:p>2</text:p>
          </table:table-cell>
          <table:table-cell office:value-type="string" calcext:value-type="string">
            <text:p>HHM</text:p>
          </table:table-cell>
          <table:table-cell office:value-type="string" calcext:value-type="string">
            <text:p>OEFFENTLICHES FINANZ- UND STEUERWESEN DER LAENDER</text:p>
          </table:table-cell>
          <table:table-cell table:number-columns-repeated="5"/>
        </table:table-row>
        <table:table-row table:style-name="ro1">
          <table:table-cell table:formula="of:=IF([.B1356]=([.B1355]+2);&quot;Fehler&quot;;&quot;&quot;)">
            <text:p/>
          </table:table-cell>
          <table:table-cell table:formula="of:=IF(LEN([.C1356])=1;0;IF(LEN([.C1356])=2;1;IF(LEN([.C1356])=3;2;IF(LEN([.C1356])=5;3;IF(LEN([.C1356])=6;4;IF(LEN([.C1356])=7;5;&quot;Fehler&quot;))))))" office:value-type="float" office:value="3" calcext:value-type="float">
            <text:p>3</text:p>
          </table:table-cell>
          <table:table-cell office:value-type="string" calcext:value-type="string">
            <text:p>HHM 1</text:p>
          </table:table-cell>
          <table:table-cell office:value-type="string" calcext:value-type="string">
            <text:p>BUNDESREPUBLIK DEUTSCHLAND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357]=([.B1356]+2);&quot;Fehler&quot;;&quot;&quot;)">
            <text:p/>
          </table:table-cell>
          <table:table-cell table:formula="of:=IF(LEN([.C1357])=1;0;IF(LEN([.C1357])=2;1;IF(LEN([.C1357])=3;2;IF(LEN([.C1357])=5;3;IF(LEN([.C1357])=6;4;IF(LEN([.C1357])=7;5;&quot;Fehler&quot;))))))" office:value-type="float" office:value="4" calcext:value-type="float">
            <text:p>4</text:p>
          </table:table-cell>
          <table:table-cell office:value-type="string" calcext:value-type="string">
            <text:p>HHM 11</text:p>
          </table:table-cell>
          <table:table-cell office:value-type="string" calcext:value-type="string">
            <text:p>OEFFENTLICHER HAUSHALT <text:s/>OEFFENTLICHE FINANZWIRTSCHAFT</text:p>
          </table:table-cell>
          <table:table-cell table:number-columns-repeated="5"/>
        </table:table-row>
        <table:table-row table:style-name="ro1">
          <table:table-cell table:formula="of:=IF([.B1358]=([.B1357]+2);&quot;Fehler&quot;;&quot;&quot;)">
            <text:p/>
          </table:table-cell>
          <table:table-cell table:formula="of:=IF(LEN([.C1358])=1;0;IF(LEN([.C1358])=2;1;IF(LEN([.C1358])=3;2;IF(LEN([.C1358])=5;3;IF(LEN([.C1358])=6;4;IF(LEN([.C1358])=7;5;&quot;Fehler&quot;))))))" office:value-type="float" office:value="4" calcext:value-type="float">
            <text:p>4</text:p>
          </table:table-cell>
          <table:table-cell office:value-type="string" calcext:value-type="string">
            <text:p>HHM 17</text:p>
          </table:table-cell>
          <table:table-cell office:value-type="string" calcext:value-type="string">
            <text:p>FINANZWESEN DER BUNDESLAENDER UND GEMEINDEN</text:p>
          </table:table-cell>
          <table:table-cell table:number-columns-repeated="5"/>
        </table:table-row>
        <table:table-row table:style-name="ro1">
          <table:table-cell table:formula="of:=IF([.B1359]=([.B1358]+2);&quot;Fehler&quot;;&quot;&quot;)">
            <text:p/>
          </table:table-cell>
          <table:table-cell table:formula="of:=IF(LEN([.C1359])=1;0;IF(LEN([.C1359])=2;1;IF(LEN([.C1359])=3;2;IF(LEN([.C1359])=5;3;IF(LEN([.C1359])=6;4;IF(LEN([.C1359])=7;5;&quot;Fehler&quot;))))))" office:value-type="float" office:value="4" calcext:value-type="float">
            <text:p>4</text:p>
          </table:table-cell>
          <table:table-cell office:value-type="string" calcext:value-type="string">
            <text:p>HHM 19</text:p>
          </table:table-cell>
          <table:table-cell office:value-type="string" calcext:value-type="string">
            <text:p>FINANZVERWALTUNG <text:s/>FINANZKONTROLLE</text:p>
          </table:table-cell>
          <table:table-cell table:number-columns-repeated="5"/>
        </table:table-row>
        <table:table-row table:style-name="ro1">
          <table:table-cell table:formula="of:=IF([.B1360]=([.B1359]+2);&quot;Fehler&quot;;&quot;&quot;)">
            <text:p/>
          </table:table-cell>
          <table:table-cell table:formula="of:=IF(LEN([.C1360])=1;0;IF(LEN([.C1360])=2;1;IF(LEN([.C1360])=3;2;IF(LEN([.C1360])=5;3;IF(LEN([.C1360])=6;4;IF(LEN([.C1360])=7;5;&quot;Fehler&quot;))))))" office:value-type="float" office:value="3" calcext:value-type="float">
            <text:p>3</text:p>
          </table:table-cell>
          <table:table-cell office:value-type="string" calcext:value-type="string">
            <text:p>HHM 9</text:p>
          </table:table-cell>
          <table:table-cell office:value-type="string" calcext:value-type="string">
            <text:p>OEFFENTLICHES FINANZ- UND STEUERWESEN SONSTIGER LAENDER</text:p>
          </table:table-cell>
          <table:table-cell table:number-columns-repeated="5"/>
        </table:table-row>
        <table:table-row table:style-name="ro1">
          <table:table-cell table:formula="of:=IF([.B1361]=([.B1360]+2);&quot;Fehler&quot;;&quot;&quot;)">
            <text:p/>
          </table:table-cell>
          <table:table-cell table:formula="of:=IF(LEN([.C1361])=1;0;IF(LEN([.C1361])=2;1;IF(LEN([.C1361])=3;2;IF(LEN([.C1361])=5;3;IF(LEN([.C1361])=6;4;IF(LEN([.C1361])=7;5;&quot;Fehler&quot;))))))" office:value-type="float" office:value="1" calcext:value-type="float">
            <text:p>1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BETRIEBSWIRTSCHAFTSLEHRE : GESAMTDARSTELLUNGEN - DARSTELLUNGEN MEHRERER TEILGEBIETE – EINFUEHRUNGEN</text:p>
          </table:table-cell>
          <table:table-cell table:number-columns-repeated="5"/>
        </table:table-row>
        <table:table-row table:style-name="ro1">
          <table:table-cell table:formula="of:=IF([.B1362]=([.B1361]+2);&quot;Fehler&quot;;&quot;&quot;)">
            <text:p/>
          </table:table-cell>
          <table:table-cell table:formula="of:=IF(LEN([.C1362])=1;0;IF(LEN([.C1362])=2;1;IF(LEN([.C1362])=3;2;IF(LEN([.C1362])=5;3;IF(LEN([.C1362])=6;4;IF(LEN([.C1362])=7;5;&quot;Fehler&quot;))))))" office:value-type="float" office:value="2" calcext:value-type="float">
            <text:p>2</text:p>
          </table:table-cell>
          <table:table-cell office:value-type="string" calcext:value-type="string">
            <text:p>HKA</text:p>
          </table:table-cell>
          <table:table-cell office:value-type="string" calcext:value-type="string">
            <text:p>VERMISCHTE SCHRIFTEN</text:p>
          </table:table-cell>
          <table:table-cell table:number-columns-repeated="5"/>
        </table:table-row>
        <table:table-row table:style-name="ro1">
          <table:table-cell table:formula="of:=IF([.B1363]=([.B1362]+2);&quot;Fehler&quot;;&quot;&quot;)">
            <text:p/>
          </table:table-cell>
          <table:table-cell table:formula="of:=IF(LEN([.C1363])=1;0;IF(LEN([.C1363])=2;1;IF(LEN([.C1363])=3;2;IF(LEN([.C1363])=5;3;IF(LEN([.C1363])=6;4;IF(LEN([.C1363])=7;5;&quot;Fehler&quot;))))))" office:value-type="float" office:value="2" calcext:value-type="float">
            <text:p>2</text:p>
          </table:table-cell>
          <table:table-cell office:value-type="string" calcext:value-type="string">
            <text:p>HKB</text:p>
          </table:table-cell>
          <table:table-cell office:value-type="string" calcext:value-type="string">
            <text:p>NACHSCHLAGEWERKE - BIBLIOGRAPHIEN - TABELLENWERKE – FORMEL- UND AUFGABENSAMMLUNGEN</text:p>
          </table:table-cell>
          <table:table-cell table:number-columns-repeated="5"/>
        </table:table-row>
        <table:table-row table:style-name="ro1">
          <table:table-cell table:formula="of:=IF([.B1364]=([.B1363]+2);&quot;Fehler&quot;;&quot;&quot;)">
            <text:p/>
          </table:table-cell>
          <table:table-cell table:formula="of:=IF(LEN([.C1364])=1;0;IF(LEN([.C1364])=2;1;IF(LEN([.C1364])=3;2;IF(LEN([.C1364])=5;3;IF(LEN([.C1364])=6;4;IF(LEN([.C1364])=7;5;&quot;Fehler&quot;))))))" office:value-type="float" office:value="2" calcext:value-type="float">
            <text:p>2</text:p>
          </table:table-cell>
          <table:table-cell office:value-type="string" calcext:value-type="string">
            <text:p>HKC</text:p>
          </table:table-cell>
          <table:table-cell office:value-type="string" calcext:value-type="string">
            <text:p>ALLGEMEINE UND QUANTITATIVE, MATHEMATISCHE METHODEN DER BETRIEBSWIRTSCHAFTSLEHRE</text:p>
          </table:table-cell>
          <table:table-cell table:number-columns-repeated="5"/>
        </table:table-row>
        <table:table-row table:style-name="ro1">
          <table:table-cell table:formula="of:=IF([.B1365]=([.B1364]+2);&quot;Fehler&quot;;&quot;&quot;)">
            <text:p/>
          </table:table-cell>
          <table:table-cell table:formula="of:=IF(LEN([.C1365])=1;0;IF(LEN([.C1365])=2;1;IF(LEN([.C1365])=3;2;IF(LEN([.C1365])=5;3;IF(LEN([.C1365])=6;4;IF(LEN([.C1365])=7;5;&quot;Fehler&quot;))))))" office:value-type="float" office:value="3" calcext:value-type="float">
            <text:p>3</text:p>
          </table:table-cell>
          <table:table-cell office:value-type="string" calcext:value-type="string">
            <text:p>HKC 1</text:p>
          </table:table-cell>
          <table:table-cell office:value-type="string" calcext:value-type="string">
            <text:p>WIRTSCHAFTSRECHNEN (KAUFMAENNISCHES RECHNEN) FINANZMATHEMATIK</text:p>
          </table:table-cell>
          <table:table-cell table:number-columns-repeated="5"/>
        </table:table-row>
        <table:table-row table:style-name="ro1">
          <table:table-cell table:formula="of:=IF([.B1366]=([.B1365]+2);&quot;Fehler&quot;;&quot;&quot;)">
            <text:p/>
          </table:table-cell>
          <table:table-cell table:formula="of:=IF(LEN([.C1366])=1;0;IF(LEN([.C1366])=2;1;IF(LEN([.C1366])=3;2;IF(LEN([.C1366])=5;3;IF(LEN([.C1366])=6;4;IF(LEN([.C1366])=7;5;&quot;Fehler&quot;))))))" office:value-type="float" office:value="3" calcext:value-type="float">
            <text:p>3</text:p>
          </table:table-cell>
          <table:table-cell office:value-type="string" calcext:value-type="string">
            <text:p>HKC 3</text:p>
          </table:table-cell>
          <table:table-cell office:value-type="string" calcext:value-type="string">
            <text:p>MATHEMATISCHE PLANUNGS- UND ENTSCHEIDUNGSVERFAHREN DER BETRIEBSWIRTSCHAFTSLEHRE</text:p>
          </table:table-cell>
          <table:table-cell table:number-columns-repeated="5"/>
        </table:table-row>
        <table:table-row table:style-name="ro1">
          <table:table-cell table:formula="of:=IF([.B1367]=([.B1366]+2);&quot;Fehler&quot;;&quot;&quot;)">
            <text:p/>
          </table:table-cell>
          <table:table-cell table:formula="of:=IF(LEN([.C1367])=1;0;IF(LEN([.C1367])=2;1;IF(LEN([.C1367])=3;2;IF(LEN([.C1367])=5;3;IF(LEN([.C1367])=6;4;IF(LEN([.C1367])=7;5;&quot;Fehler&quot;))))))" office:value-type="float" office:value="3" calcext:value-type="float">
            <text:p>3</text:p>
          </table:table-cell>
          <table:table-cell office:value-type="string" calcext:value-type="string">
            <text:p>HKC 7</text:p>
          </table:table-cell>
          <table:table-cell office:value-type="string" calcext:value-type="string">
            <text:p>BETRIEBSWIRTSCHAFTLICHE STATISTIK</text:p>
          </table:table-cell>
          <table:table-cell table:number-columns-repeated="5"/>
        </table:table-row>
        <table:table-row table:style-name="ro1">
          <table:table-cell table:formula="of:=IF([.B1368]=([.B1367]+2);&quot;Fehler&quot;;&quot;&quot;)">
            <text:p/>
          </table:table-cell>
          <table:table-cell table:formula="of:=IF(LEN([.C1368])=1;0;IF(LEN([.C1368])=2;1;IF(LEN([.C1368])=3;2;IF(LEN([.C1368])=5;3;IF(LEN([.C1368])=6;4;IF(LEN([.C1368])=7;5;&quot;Fehler&quot;))))))" office:value-type="float" office:value="2" calcext:value-type="float">
            <text:p>2</text:p>
          </table:table-cell>
          <table:table-cell office:value-type="string" calcext:value-type="string">
            <text:p>HKK</text:p>
          </table:table-cell>
          <table:table-cell office:value-type="string" calcext:value-type="string">
            <text:p>UNTERNEHMENSFUEHRUNG <text:s/>UNTERNEHMENSPOLITIK UNTERNEHMENSKULTUR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KK 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370]=([.B1368]+2);&quot;Fehler&quot;;&quot;&quot;)" office:value-type="string" office:string-value="Fehler" calcext:value-type="string">
            <text:p>Fehler</text:p>
          </table:table-cell>
          <table:table-cell table:formula="of:=IF(LEN([.C1370])=1;0;IF(LEN([.C1370])=2;1;IF(LEN([.C1370])=3;2;IF(LEN([.C1370])=5;3;IF(LEN([.C1370])=6;4;IF(LEN([.C1370])=7;5;&quot;Fehler&quot;))))))" office:value-type="float" office:value="4" calcext:value-type="float">
            <text:p>4</text:p>
          </table:table-cell>
          <table:table-cell office:value-type="string" calcext:value-type="string">
            <text:p>HKK 01</text:p>
          </table:table-cell>
          <table:table-cell office:value-type="string" calcext:value-type="string">
            <text:p>UNTERNEHMER <text:s/>MANAGER</text:p>
          </table:table-cell>
          <table:table-cell table:number-columns-repeated="5"/>
        </table:table-row>
        <table:table-row table:style-name="ro1">
          <table:table-cell table:formula="of:=IF([.B1371]=([.B1370]+2);&quot;Fehler&quot;;&quot;&quot;)">
            <text:p/>
          </table:table-cell>
          <table:table-cell table:formula="of:=IF(LEN([.C1371])=1;0;IF(LEN([.C1371])=2;1;IF(LEN([.C1371])=3;2;IF(LEN([.C1371])=5;3;IF(LEN([.C1371])=6;4;IF(LEN([.C1371])=7;5;&quot;Fehler&quot;))))))" office:value-type="float" office:value="4" calcext:value-type="float">
            <text:p>4</text:p>
          </table:table-cell>
          <table:table-cell office:value-type="string" calcext:value-type="string">
            <text:p>HKK 02</text:p>
          </table:table-cell>
          <table:table-cell office:value-type="string" calcext:value-type="string">
            <text:p>UNTERNEHMENSSTANDORT UNTERNEHMENSGROESSE UNTERNEHMENSWACHSTUM</text:p>
          </table:table-cell>
          <table:table-cell table:number-columns-repeated="5"/>
        </table:table-row>
        <table:table-row table:style-name="ro1">
          <table:table-cell table:formula="of:=IF([.B1372]=([.B1371]+2);&quot;Fehler&quot;;&quot;&quot;)">
            <text:p/>
          </table:table-cell>
          <table:table-cell table:formula="of:=IF(LEN([.C1372])=1;0;IF(LEN([.C1372])=2;1;IF(LEN([.C1372])=3;2;IF(LEN([.C1372])=5;3;IF(LEN([.C1372])=6;4;IF(LEN([.C1372])=7;5;&quot;Fehler&quot;))))))" office:value-type="float" office:value="4" calcext:value-type="float">
            <text:p>4</text:p>
          </table:table-cell>
          <table:table-cell office:value-type="string" calcext:value-type="string">
            <text:p>HKK 03</text:p>
          </table:table-cell>
          <table:table-cell office:value-type="string" calcext:value-type="string">
            <text:p>UNTERNEHMENSPLANUNG <text:s/>BETRIEBLICHE PLANUNG : ALLGEMEINES – GESAMTDARSTELLUNGEN</text:p>
          </table:table-cell>
          <table:table-cell table:number-columns-repeated="5"/>
        </table:table-row>
        <table:table-row table:style-name="ro1">
          <table:table-cell table:formula="of:=IF([.B1373]=([.B1372]+2);&quot;Fehler&quot;;&quot;&quot;)">
            <text:p/>
          </table:table-cell>
          <table:table-cell table:formula="of:=IF(LEN([.C1373])=1;0;IF(LEN([.C1373])=2;1;IF(LEN([.C1373])=3;2;IF(LEN([.C1373])=5;3;IF(LEN([.C1373])=6;4;IF(LEN([.C1373])=7;5;&quot;Fehler&quot;))))))" office:value-type="float" office:value="4" calcext:value-type="float">
            <text:p>4</text:p>
          </table:table-cell>
          <table:table-cell office:value-type="string" calcext:value-type="string">
            <text:p>HKK 04</text:p>
          </table:table-cell>
          <table:table-cell office:value-type="string" calcext:value-type="string">
            <text:p>UNTERNEHMENSFUEHRUNG ALS ENTSCHEIDUNGSPROZESS</text:p>
          </table:table-cell>
          <table:table-cell table:number-columns-repeated="5"/>
        </table:table-row>
        <table:table-row table:style-name="ro1">
          <table:table-cell table:formula="of:=IF([.B1374]=([.B1373]+2);&quot;Fehler&quot;;&quot;&quot;)">
            <text:p/>
          </table:table-cell>
          <table:table-cell table:formula="of:=IF(LEN([.C1374])=1;0;IF(LEN([.C1374])=2;1;IF(LEN([.C1374])=3;2;IF(LEN([.C1374])=5;3;IF(LEN([.C1374])=6;4;IF(LEN([.C1374])=7;5;&quot;Fehler&quot;))))))" office:value-type="float" office:value="4" calcext:value-type="float">
            <text:p>4</text:p>
          </table:table-cell>
          <table:table-cell office:value-type="string" calcext:value-type="string">
            <text:p>HKK 05</text:p>
          </table:table-cell>
          <table:table-cell office:value-type="string" calcext:value-type="string">
            <text:p>BETRIEBSORGANISATION</text:p>
          </table:table-cell>
          <table:table-cell table:number-columns-repeated="5"/>
        </table:table-row>
        <table:table-row table:style-name="ro1">
          <table:table-cell table:formula="of:=IF([.B1375]=([.B1374]+2);&quot;Fehler&quot;;&quot;&quot;)">
            <text:p/>
          </table:table-cell>
          <table:table-cell table:formula="of:=IF(LEN([.C1375])=1;0;IF(LEN([.C1375])=2;1;IF(LEN([.C1375])=3;2;IF(LEN([.C1375])=5;3;IF(LEN([.C1375])=6;4;IF(LEN([.C1375])=7;5;&quot;Fehler&quot;))))))" office:value-type="float" office:value="4" calcext:value-type="float">
            <text:p>4</text:p>
          </table:table-cell>
          <table:table-cell office:value-type="string" calcext:value-type="string">
            <text:p>HKK 06</text:p>
          </table:table-cell>
          <table:table-cell office:value-type="string" calcext:value-type="string">
            <text:p>UNTERNEHMENSUEBERWACHUNG UNTERNEHMENSKONTROLLE BETRIEBSVERGLEICH</text:p>
          </table:table-cell>
          <table:table-cell table:number-columns-repeated="5"/>
        </table:table-row>
        <table:table-row table:style-name="ro1">
          <table:table-cell table:formula="of:=IF([.B1376]=([.B1375]+2);&quot;Fehler&quot;;&quot;&quot;)">
            <text:p/>
          </table:table-cell>
          <table:table-cell table:formula="of:=IF(LEN([.C1376])=1;0;IF(LEN([.C1376])=2;1;IF(LEN([.C1376])=3;2;IF(LEN([.C1376])=5;3;IF(LEN([.C1376])=6;4;IF(LEN([.C1376])=7;5;&quot;Fehler&quot;))))))" office:value-type="float" office:value="4" calcext:value-type="float">
            <text:p>4</text:p>
          </table:table-cell>
          <table:table-cell office:value-type="string" calcext:value-type="string">
            <text:p>HKK 07</text:p>
          </table:table-cell>
          <table:table-cell office:value-type="string" calcext:value-type="string">
            <text:p>BETRIEBLICHE KOMMUNIKATION <text:s/>BETRIEBLICHE INFORMATION : ALLGEMEINES</text:p>
          </table:table-cell>
          <table:table-cell table:number-columns-repeated="5"/>
        </table:table-row>
        <table:table-row table:style-name="ro1">
          <table:table-cell table:formula="of:=IF([.B1377]=([.B1376]+2);&quot;Fehler&quot;;&quot;&quot;)">
            <text:p/>
          </table:table-cell>
          <table:table-cell table:formula="of:=IF(LEN([.C1377])=1;0;IF(LEN([.C1377])=2;1;IF(LEN([.C1377])=3;2;IF(LEN([.C1377])=5;3;IF(LEN([.C1377])=6;4;IF(LEN([.C1377])=7;5;&quot;Fehler&quot;))))))" office:value-type="float" office:value="4" calcext:value-type="float">
            <text:p>4</text:p>
          </table:table-cell>
          <table:table-cell office:value-type="string" calcext:value-type="string">
            <text:p>HKK 08</text:p>
          </table:table-cell>
          <table:table-cell office:value-type="string" calcext:value-type="string">
            <text:p>BETRIEBLICHE FORSCHUNG UND ENTWICKLUNG <text:s/>BETRIEBLICHE INNOVATION</text:p>
          </table:table-cell>
          <table:table-cell table:number-columns-repeated="5"/>
        </table:table-row>
        <table:table-row table:style-name="ro1">
          <table:table-cell table:formula="of:=IF([.B1378]=([.B1377]+2);&quot;Fehler&quot;;&quot;&quot;)">
            <text:p/>
          </table:table-cell>
          <table:table-cell table:formula="of:=IF(LEN([.C1378])=1;0;IF(LEN([.C1378])=2;1;IF(LEN([.C1378])=3;2;IF(LEN([.C1378])=5;3;IF(LEN([.C1378])=6;4;IF(LEN([.C1378])=7;5;&quot;Fehler&quot;))))))" office:value-type="float" office:value="4" calcext:value-type="float">
            <text:p>4</text:p>
          </table:table-cell>
          <table:table-cell office:value-type="string" calcext:value-type="string">
            <text:p>HKK 09</text:p>
          </table:table-cell>
          <table:table-cell office:value-type="string" calcext:value-type="string">
            <text:p>UNTERNEHMENSFORMEN – UNTERNEHMENSZUSAMMENSCHLUESSE UND UNTERNEHMENSKONZENTRATION <text:s/>ZWISCHENBETRIEBLICHE ZUSAMMENARBEIT : ALLGEMEINES</text:p>
          </table:table-cell>
          <table:table-cell table:number-columns-repeated="5"/>
        </table:table-row>
        <table:table-row table:style-name="ro1">
          <table:table-cell table:formula="of:=IF([.B1379]=([.B1378]+2);&quot;Fehler&quot;;&quot;&quot;)">
            <text:p/>
          </table:table-cell>
          <table:table-cell table:formula="of:=IF(LEN([.C1379])=1;0;IF(LEN([.C1379])=2;1;IF(LEN([.C1379])=3;2;IF(LEN([.C1379])=5;3;IF(LEN([.C1379])=6;4;IF(LEN([.C1379])=7;5;&quot;Fehler&quot;))))))" office:value-type="float" office:value="3" calcext:value-type="float">
            <text:p>3</text:p>
          </table:table-cell>
          <table:table-cell office:value-type="string" calcext:value-type="string">
            <text:p>HKK 1</text:p>
          </table:table-cell>
          <table:table-cell office:value-type="string" calcext:value-type="string">
            <text:p>RATIONALISIERUNG : ALLGEMEINES, GESAMTDARSTELLUNGEN</text:p>
          </table:table-cell>
          <table:table-cell table:number-columns-repeated="5"/>
        </table:table-row>
        <table:table-row table:style-name="ro1">
          <table:table-cell table:formula="of:=IF([.B1380]=([.B1379]+2);&quot;Fehler&quot;;&quot;&quot;)">
            <text:p/>
          </table:table-cell>
          <table:table-cell table:formula="of:=IF(LEN([.C1380])=1;0;IF(LEN([.C1380])=2;1;IF(LEN([.C1380])=3;2;IF(LEN([.C1380])=5;3;IF(LEN([.C1380])=6;4;IF(LEN([.C1380])=7;5;&quot;Fehler&quot;))))))" office:value-type="float" office:value="3" calcext:value-type="float">
            <text:p>3</text:p>
          </table:table-cell>
          <table:table-cell office:value-type="string" calcext:value-type="string">
            <text:p>HKK 2</text:p>
          </table:table-cell>
          <table:table-cell office:value-type="string" calcext:value-type="string">
            <text:p>BETRIEBLICHES PERSONALWESEN <text:s/>ARBEITSWISSENSCHAFT</text:p>
          </table:table-cell>
          <table:table-cell table:number-columns-repeated="5"/>
        </table:table-row>
        <table:table-row table:style-name="ro1">
          <table:table-cell table:formula="of:=IF([.B1381]=([.B1380]+2);&quot;Fehler&quot;;&quot;&quot;)">
            <text:p/>
          </table:table-cell>
          <table:table-cell table:formula="of:=IF(LEN([.C1381])=1;0;IF(LEN([.C1381])=2;1;IF(LEN([.C1381])=3;2;IF(LEN([.C1381])=5;3;IF(LEN([.C1381])=6;4;IF(LEN([.C1381])=7;5;&quot;Fehler&quot;))))))" office:value-type="float" office:value="4" calcext:value-type="float">
            <text:p>4</text:p>
          </table:table-cell>
          <table:table-cell office:value-type="string" calcext:value-type="string">
            <text:p>HKK 21</text:p>
          </table:table-cell>
          <table:table-cell office:value-type="string" calcext:value-type="string">
            <text:p>PERSONALPLANUNG <text:s/>PERSONALBESCHAFFUNG <text:s/>PERSONALAUSWAHL</text:p>
          </table:table-cell>
          <table:table-cell table:number-columns-repeated="5"/>
        </table:table-row>
        <table:table-row table:style-name="ro1">
          <table:table-cell table:formula="of:=IF([.B1382]=([.B1381]+2);&quot;Fehler&quot;;&quot;&quot;)">
            <text:p/>
          </table:table-cell>
          <table:table-cell table:formula="of:=IF(LEN([.C1382])=1;0;IF(LEN([.C1382])=2;1;IF(LEN([.C1382])=3;2;IF(LEN([.C1382])=5;3;IF(LEN([.C1382])=6;4;IF(LEN([.C1382])=7;5;&quot;Fehler&quot;))))))" office:value-type="float" office:value="5" calcext:value-type="float">
            <text:p>5</text:p>
          </table:table-cell>
          <table:table-cell office:value-type="string" calcext:value-type="string">
            <text:p>HKK 215</text:p>
          </table:table-cell>
          <table:table-cell office:value-type="string" calcext:value-type="string">
            <text:p>BEWERBUNG</text:p>
          </table:table-cell>
          <table:table-cell table:number-columns-repeated="5"/>
        </table:table-row>
        <table:table-row table:style-name="ro1">
          <table:table-cell table:formula="of:=IF([.B1383]=([.B1382]+2);&quot;Fehler&quot;;&quot;&quot;)">
            <text:p/>
          </table:table-cell>
          <table:table-cell table:formula="of:=IF(LEN([.C1383])=1;0;IF(LEN([.C1383])=2;1;IF(LEN([.C1383])=3;2;IF(LEN([.C1383])=5;3;IF(LEN([.C1383])=6;4;IF(LEN([.C1383])=7;5;&quot;Fehler&quot;))))))" office:value-type="float" office:value="4" calcext:value-type="float">
            <text:p>4</text:p>
          </table:table-cell>
          <table:table-cell office:value-type="string" calcext:value-type="string">
            <text:p>HKK 22</text:p>
          </table:table-cell>
          <table:table-cell office:value-type="string" calcext:value-type="string">
            <text:p>PERSONALEINSATZ <text:s/>PERSONALVERWALTUNG</text:p>
          </table:table-cell>
          <table:table-cell table:number-columns-repeated="5"/>
        </table:table-row>
        <table:table-row table:style-name="ro1">
          <table:table-cell table:formula="of:=IF([.B1384]=([.B1383]+2);&quot;Fehler&quot;;&quot;&quot;)">
            <text:p/>
          </table:table-cell>
          <table:table-cell table:formula="of:=IF(LEN([.C1384])=1;0;IF(LEN([.C1384])=2;1;IF(LEN([.C1384])=3;2;IF(LEN([.C1384])=5;3;IF(LEN([.C1384])=6;4;IF(LEN([.C1384])=7;5;&quot;Fehler&quot;))))))" office:value-type="float" office:value="4" calcext:value-type="float">
            <text:p>4</text:p>
          </table:table-cell>
          <table:table-cell office:value-type="string" calcext:value-type="string">
            <text:p>HKK 25</text:p>
          </table:table-cell>
          <table:table-cell office:value-type="string" calcext:value-type="string">
            <text:p>BETRIEBSPSYCHOLOGIE <text:s/>BETRIEBSSOZIOLOGIE : ALLGEMEINES – GESAMTDARSTELLUNGEN</text:p>
          </table:table-cell>
          <table:table-cell table:number-columns-repeated="5"/>
        </table:table-row>
        <table:table-row table:style-name="ro1">
          <table:table-cell table:formula="of:=IF([.B1385]=([.B1384]+2);&quot;Fehler&quot;;&quot;&quot;)">
            <text:p/>
          </table:table-cell>
          <table:table-cell table:formula="of:=IF(LEN([.C1385])=1;0;IF(LEN([.C1385])=2;1;IF(LEN([.C1385])=3;2;IF(LEN([.C1385])=5;3;IF(LEN([.C1385])=6;4;IF(LEN([.C1385])=7;5;&quot;Fehler&quot;))))))" office:value-type="float" office:value="5" calcext:value-type="float">
            <text:p>5</text:p>
          </table:table-cell>
          <table:table-cell office:value-type="string" calcext:value-type="string">
            <text:p>HKK 250</text:p>
          </table:table-cell>
          <table:table-cell office:value-type="string" calcext:value-type="string">
            <text:p>BERUFSERFOLG : RATGEBER</text:p>
          </table:table-cell>
          <table:table-cell table:number-columns-repeated="5"/>
        </table:table-row>
        <table:table-row table:style-name="ro1">
          <table:table-cell table:formula="of:=IF([.B1386]=([.B1385]+2);&quot;Fehler&quot;;&quot;&quot;)">
            <text:p/>
          </table:table-cell>
          <table:table-cell table:formula="of:=IF(LEN([.C1386])=1;0;IF(LEN([.C1386])=2;1;IF(LEN([.C1386])=3;2;IF(LEN([.C1386])=5;3;IF(LEN([.C1386])=6;4;IF(LEN([.C1386])=7;5;&quot;Fehler&quot;))))))" office:value-type="float" office:value="5" calcext:value-type="float">
            <text:p>5</text:p>
          </table:table-cell>
          <table:table-cell office:value-type="string" calcext:value-type="string">
            <text:p>HKK 251</text:p>
          </table:table-cell>
          <table:table-cell office:value-type="string" calcext:value-type="string">
            <text:p>PSYCHOLOGIE DER PERSONALFUEHRUNG</text:p>
          </table:table-cell>
          <table:table-cell table:number-columns-repeated="5"/>
        </table:table-row>
        <table:table-row table:style-name="ro1">
          <table:table-cell table:formula="of:=IF([.B1387]=([.B1386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KK 2511</text:p>
          </table:table-cell>
          <table:table-cell office:value-type="string" calcext:value-type="string">
            <text:p>PERSONALBEURTEILUNG</text:p>
          </table:table-cell>
          <table:table-cell table:number-columns-repeated="5"/>
        </table:table-row>
        <table:table-row table:style-name="ro1">
          <table:table-cell table:formula="of:=IF([.B1388]=([.B1387]+2);&quot;Fehler&quot;;&quot;&quot;)">
            <text:p/>
          </table:table-cell>
          <table:table-cell table:formula="of:=IF(LEN([.C1388])=1;0;IF(LEN([.C1388])=2;1;IF(LEN([.C1388])=3;2;IF(LEN([.C1388])=5;3;IF(LEN([.C1388])=6;4;IF(LEN([.C1388])=7;5;&quot;Fehler&quot;))))))" office:value-type="float" office:value="5" calcext:value-type="float">
            <text:p>5</text:p>
          </table:table-cell>
          <table:table-cell office:value-type="string" calcext:value-type="string">
            <text:p>HKK 254</text:p>
          </table:table-cell>
          <table:table-cell office:value-type="string" calcext:value-type="string">
            <text:p>ARBEITSWISSENSCHAFT : ALLGEMEINES - GESAMTDARSTELLUNGEN - DARSTELLUNGEN MEHRERER TEILGEBIETE – INTERDISZIPLINAERE DARSTELLUNGEN</text:p>
          </table:table-cell>
          <table:table-cell table:number-columns-repeated="5"/>
        </table:table-row>
        <table:table-row table:style-name="ro1">
          <table:table-cell table:formula="of:=IF([.B1389]=([.B1388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KK 2541</text:p>
          </table:table-cell>
          <table:table-cell office:value-type="string" calcext:value-type="string">
            <text:p>ARBEITSGESTALTUNG <text:s/>ARBEITSPLATZGESTALTUNG ARBEITSSICHERHEIT</text:p>
          </table:table-cell>
          <table:table-cell table:number-columns-repeated="5"/>
        </table:table-row>
        <table:table-row table:style-name="ro1">
          <table:table-cell table:formula="of:=IF([.B1390]=([.B1389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KK 2543</text:p>
          </table:table-cell>
          <table:table-cell office:value-type="string" calcext:value-type="string">
            <text:p>ARBEITSZEITSTUDIUM <text:s/>ARBEITSZEITREGELUNG</text:p>
          </table:table-cell>
          <table:table-cell table:number-columns-repeated="5"/>
        </table:table-row>
        <table:table-row table:style-name="ro1">
          <table:table-cell table:formula="of:=IF([.B1391]=([.B1390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KK 2545</text:p>
          </table:table-cell>
          <table:table-cell office:value-type="string" calcext:value-type="string">
            <text:p>ARBEITSBEWERTUNG</text:p>
          </table:table-cell>
          <table:table-cell table:number-columns-repeated="5"/>
        </table:table-row>
        <table:table-row table:style-name="ro1">
          <table:table-cell table:formula="of:=IF([.B1392]=([.B1391]+2);&quot;Fehler&quot;;&quot;&quot;)">
            <text:p/>
          </table:table-cell>
          <table:table-cell table:formula="of:=IF(LEN([.C1392])=1;0;IF(LEN([.C1392])=2;1;IF(LEN([.C1392])=3;2;IF(LEN([.C1392])=5;3;IF(LEN([.C1392])=6;4;IF(LEN([.C1392])=7;5;&quot;Fehler&quot;))))))" office:value-type="float" office:value="5" calcext:value-type="float">
            <text:p>5</text:p>
          </table:table-cell>
          <table:table-cell office:value-type="string" calcext:value-type="string">
            <text:p>HKK 257</text:p>
          </table:table-cell>
          <table:table-cell office:value-type="string" calcext:value-type="string">
            <text:p>EINZELFRAGEN DER BETRIEBLICHEN SOZIALPSYCHOLOGIE</text:p>
          </table:table-cell>
          <table:table-cell table:number-columns-repeated="5"/>
        </table:table-row>
        <table:table-row table:style-name="ro1">
          <table:table-cell table:formula="of:=IF([.B1393]=([.B1392]+2);&quot;Fehler&quot;;&quot;&quot;)">
            <text:p/>
          </table:table-cell>
          <table:table-cell table:formula="of:=IF(LEN([.C1393])=1;0;IF(LEN([.C1393])=2;1;IF(LEN([.C1393])=3;2;IF(LEN([.C1393])=5;3;IF(LEN([.C1393])=6;4;IF(LEN([.C1393])=7;5;&quot;Fehler&quot;))))))" office:value-type="float" office:value="4" calcext:value-type="float">
            <text:p>4</text:p>
          </table:table-cell>
          <table:table-cell office:value-type="string" calcext:value-type="string">
            <text:p>HKK 27</text:p>
          </table:table-cell>
          <table:table-cell office:value-type="string" calcext:value-type="string">
            <text:p>PERSONALENTWICKLUNG <text:s/>WEITERBILDUNG IM BETRIEB</text:p>
          </table:table-cell>
          <table:table-cell table:number-columns-repeated="5"/>
        </table:table-row>
        <table:table-row table:style-name="ro1">
          <table:table-cell table:formula="of:=IF([.B1394]=([.B1393]+2);&quot;Fehler&quot;;&quot;&quot;)">
            <text:p/>
          </table:table-cell>
          <table:table-cell table:formula="of:=IF(LEN([.C1394])=1;0;IF(LEN([.C1394])=2;1;IF(LEN([.C1394])=3;2;IF(LEN([.C1394])=5;3;IF(LEN([.C1394])=6;4;IF(LEN([.C1394])=7;5;&quot;Fehler&quot;))))))" office:value-type="float" office:value="3" calcext:value-type="float">
            <text:p>3</text:p>
          </table:table-cell>
          <table:table-cell office:value-type="string" calcext:value-type="string">
            <text:p>HKK 3</text:p>
          </table:table-cell>
          <table:table-cell office:value-type="string" calcext:value-type="string">
            <text:p>PRODUKTION <text:s/>PRODUKTIONSPLANUNG PRODUKTIONSSTEUERUNG BETRIEBLICHE QUALITAETSKONTROLLE</text:p>
          </table:table-cell>
          <table:table-cell table:number-columns-repeated="5"/>
        </table:table-row>
        <table:table-row table:style-name="ro1">
          <table:table-cell table:formula="of:=IF([.B1395]=([.B1394]+2);&quot;Fehler&quot;;&quot;&quot;)">
            <text:p/>
          </table:table-cell>
          <table:table-cell table:formula="of:=IF(LEN([.C1395])=1;0;IF(LEN([.C1395])=2;1;IF(LEN([.C1395])=3;2;IF(LEN([.C1395])=5;3;IF(LEN([.C1395])=6;4;IF(LEN([.C1395])=7;5;&quot;Fehler&quot;))))))" office:value-type="float" office:value="3" calcext:value-type="float">
            <text:p>3</text:p>
          </table:table-cell>
          <table:table-cell office:value-type="string" calcext:value-type="string">
            <text:p>HKK 4</text:p>
          </table:table-cell>
          <table:table-cell office:value-type="string" calcext:value-type="string">
            <text:p>MATERIAL- UND LAGERWIRTSCHAFT (GESAMTDARSTELLUNGEN) BETRIEBSMITTEL</text:p>
          </table:table-cell>
          <table:table-cell table:number-columns-repeated="5"/>
        </table:table-row>
        <table:table-row table:style-name="ro1">
          <table:table-cell table:formula="of:=IF([.B1396]=([.B1395]+2);&quot;Fehler&quot;;&quot;&quot;)">
            <text:p/>
          </table:table-cell>
          <table:table-cell table:formula="of:=IF(LEN([.C1396])=1;0;IF(LEN([.C1396])=2;1;IF(LEN([.C1396])=3;2;IF(LEN([.C1396])=5;3;IF(LEN([.C1396])=6;4;IF(LEN([.C1396])=7;5;&quot;Fehler&quot;))))))" office:value-type="float" office:value="4" calcext:value-type="float">
            <text:p>4</text:p>
          </table:table-cell>
          <table:table-cell office:value-type="string" calcext:value-type="string">
            <text:p>HKK 41</text:p>
          </table:table-cell>
          <table:table-cell office:value-type="string" calcext:value-type="string">
            <text:p>BETRIEBSMITTEL</text:p>
          </table:table-cell>
          <table:table-cell table:number-columns-repeated="5"/>
        </table:table-row>
        <table:table-row table:style-name="ro1">
          <table:table-cell table:formula="of:=IF([.B1397]=([.B1396]+2);&quot;Fehler&quot;;&quot;&quot;)">
            <text:p/>
          </table:table-cell>
          <table:table-cell table:formula="of:=IF(LEN([.C1397])=1;0;IF(LEN([.C1397])=2;1;IF(LEN([.C1397])=3;2;IF(LEN([.C1397])=5;3;IF(LEN([.C1397])=6;4;IF(LEN([.C1397])=7;5;&quot;Fehler&quot;))))))" office:value-type="float" office:value="4" calcext:value-type="float">
            <text:p>4</text:p>
          </table:table-cell>
          <table:table-cell office:value-type="string" calcext:value-type="string">
            <text:p>HKK 43</text:p>
          </table:table-cell>
          <table:table-cell office:value-type="string" calcext:value-type="string">
            <text:p>BESCHAFFUNG <text:s/>EINKAUF</text:p>
          </table:table-cell>
          <table:table-cell table:number-columns-repeated="5"/>
        </table:table-row>
        <table:table-row table:style-name="ro1">
          <table:table-cell table:formula="of:=IF([.B1398]=([.B1397]+2);&quot;Fehler&quot;;&quot;&quot;)">
            <text:p/>
          </table:table-cell>
          <table:table-cell table:formula="of:=IF(LEN([.C1398])=1;0;IF(LEN([.C1398])=2;1;IF(LEN([.C1398])=3;2;IF(LEN([.C1398])=5;3;IF(LEN([.C1398])=6;4;IF(LEN([.C1398])=7;5;&quot;Fehler&quot;))))))" office:value-type="float" office:value="4" calcext:value-type="float">
            <text:p>4</text:p>
          </table:table-cell>
          <table:table-cell office:value-type="string" calcext:value-type="string">
            <text:p>HKK 45</text:p>
          </table:table-cell>
          <table:table-cell office:value-type="string" calcext:value-type="string">
            <text:p>LAGERWIRTSCHAFT</text:p>
          </table:table-cell>
          <table:table-cell table:number-columns-repeated="5"/>
        </table:table-row>
        <table:table-row table:style-name="ro1">
          <table:table-cell table:formula="of:=IF([.B1399]=([.B1398]+2);&quot;Fehler&quot;;&quot;&quot;)">
            <text:p/>
          </table:table-cell>
          <table:table-cell table:formula="of:=IF(LEN([.C1399])=1;0;IF(LEN([.C1399])=2;1;IF(LEN([.C1399])=3;2;IF(LEN([.C1399])=5;3;IF(LEN([.C1399])=6;4;IF(LEN([.C1399])=7;5;&quot;Fehler&quot;))))))" office:value-type="float" office:value="4" calcext:value-type="float">
            <text:p>4</text:p>
          </table:table-cell>
          <table:table-cell office:value-type="string" calcext:value-type="string">
            <text:p>HKK 47</text:p>
          </table:table-cell>
          <table:table-cell office:value-type="string" calcext:value-type="string">
            <text:p>MATERIALSTEUERUNG</text:p>
          </table:table-cell>
          <table:table-cell table:number-columns-repeated="5"/>
        </table:table-row>
        <table:table-row table:style-name="ro1">
          <table:table-cell table:formula="of:=IF([.B1400]=([.B1399]+2);&quot;Fehler&quot;;&quot;&quot;)">
            <text:p/>
          </table:table-cell>
          <table:table-cell table:formula="of:=IF(LEN([.C1400])=1;0;IF(LEN([.C1400])=2;1;IF(LEN([.C1400])=3;2;IF(LEN([.C1400])=5;3;IF(LEN([.C1400])=6;4;IF(LEN([.C1400])=7;5;&quot;Fehler&quot;))))))" office:value-type="float" office:value="3" calcext:value-type="float">
            <text:p>3</text:p>
          </table:table-cell>
          <table:table-cell office:value-type="string" calcext:value-type="string">
            <text:p>HKK 5</text:p>
          </table:table-cell>
          <table:table-cell office:value-type="string" calcext:value-type="string">
            <text:p>BETRIEBLICHE DATENVERARBEITUNG (WIRTSCHAFTSINFORMATIK)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401]=([.B1400]+2);&quot;Fehler&quot;;&quot;&quot;)">
            <text:p/>
          </table:table-cell>
          <table:table-cell table:formula="of:=IF(LEN([.C1401])=1;0;IF(LEN([.C1401])=2;1;IF(LEN([.C1401])=3;2;IF(LEN([.C1401])=5;3;IF(LEN([.C1401])=6;4;IF(LEN([.C1401])=7;5;&quot;Fehler&quot;))))))" office:value-type="float" office:value="4" calcext:value-type="float">
            <text:p>4</text:p>
          </table:table-cell>
          <table:table-cell office:value-type="string" calcext:value-type="string">
            <text:p>HKK 51</text:p>
          </table:table-cell>
          <table:table-cell office:value-type="string" calcext:value-type="string">
            <text:p>BETRIEBLICHE PROGRAMMIERUNG <text:s/>BETRIEBLICHE SOFTWARE</text:p>
          </table:table-cell>
          <table:table-cell table:number-columns-repeated="5"/>
        </table:table-row>
        <table:table-row table:style-name="ro1">
          <table:table-cell table:formula="of:=IF([.B1402]=([.B1401]+2);&quot;Fehler&quot;;&quot;&quot;)">
            <text:p/>
          </table:table-cell>
          <table:table-cell table:formula="of:=IF(LEN([.C1402])=1;0;IF(LEN([.C1402])=2;1;IF(LEN([.C1402])=3;2;IF(LEN([.C1402])=5;3;IF(LEN([.C1402])=6;4;IF(LEN([.C1402])=7;5;&quot;Fehler&quot;))))))" office:value-type="float" office:value="4" calcext:value-type="float">
            <text:p>4</text:p>
          </table:table-cell>
          <table:table-cell office:value-type="string" calcext:value-type="string">
            <text:p>HKK 55</text:p>
          </table:table-cell>
          <table:table-cell office:value-type="string" calcext:value-type="string">
            <text:p>ORGANISATION DER EDV</text:p>
          </table:table-cell>
          <table:table-cell table:number-columns-repeated="5"/>
        </table:table-row>
        <table:table-row table:style-name="ro1">
          <table:table-cell table:formula="of:=IF([.B1403]=([.B1402]+2);&quot;Fehler&quot;;&quot;&quot;)">
            <text:p/>
          </table:table-cell>
          <table:table-cell table:formula="of:=IF(LEN([.C1403])=1;0;IF(LEN([.C1403])=2;1;IF(LEN([.C1403])=3;2;IF(LEN([.C1403])=5;3;IF(LEN([.C1403])=6;4;IF(LEN([.C1403])=7;5;&quot;Fehler&quot;))))))" office:value-type="float" office:value="4" calcext:value-type="float">
            <text:p>4</text:p>
          </table:table-cell>
          <table:table-cell office:value-type="string" calcext:value-type="string">
            <text:p>HKK 57</text:p>
          </table:table-cell>
          <table:table-cell office:value-type="string" calcext:value-type="string">
            <text:p>COMPUTERGESTUETZTE INFORMATIONS- UND PLANUNGSSYSTEME</text:p>
          </table:table-cell>
          <table:table-cell table:number-columns-repeated="5"/>
        </table:table-row>
        <table:table-row table:style-name="ro1">
          <table:table-cell table:formula="of:=IF([.B1404]=([.B1403]+2);&quot;Fehler&quot;;&quot;&quot;)">
            <text:p/>
          </table:table-cell>
          <table:table-cell table:formula="of:=IF(LEN([.C1404])=1;0;IF(LEN([.C1404])=2;1;IF(LEN([.C1404])=3;2;IF(LEN([.C1404])=5;3;IF(LEN([.C1404])=6;4;IF(LEN([.C1404])=7;5;&quot;Fehler&quot;))))))" office:value-type="float" office:value="2" calcext:value-type="float">
            <text:p>2</text:p>
          </table:table-cell>
          <table:table-cell office:value-type="string" calcext:value-type="string">
            <text:p>HKL</text:p>
          </table:table-cell>
          <table:table-cell office:value-type="string" calcext:value-type="string">
            <text:p>BETRIEBLICHE FINANZWIRTSCHAFT</text:p>
          </table:table-cell>
          <table:table-cell table:number-columns-repeated="5"/>
        </table:table-row>
        <table:table-row table:style-name="ro1">
          <table:table-cell table:formula="of:=IF([.B1405]=([.B1404]+2);&quot;Fehler&quot;;&quot;&quot;)">
            <text:p/>
          </table:table-cell>
          <table:table-cell table:formula="of:=IF(LEN([.C1405])=1;0;IF(LEN([.C1405])=2;1;IF(LEN([.C1405])=3;2;IF(LEN([.C1405])=5;3;IF(LEN([.C1405])=6;4;IF(LEN([.C1405])=7;5;&quot;Fehler&quot;))))))" office:value-type="float" office:value="3" calcext:value-type="float">
            <text:p>3</text:p>
          </table:table-cell>
          <table:table-cell office:value-type="string" calcext:value-type="string">
            <text:p>HKL 1</text:p>
          </table:table-cell>
          <table:table-cell office:value-type="string" calcext:value-type="string">
            <text:p>BETRIEBLICHE INVESTITION</text:p>
          </table:table-cell>
          <table:table-cell table:number-columns-repeated="5"/>
        </table:table-row>
        <table:table-row table:style-name="ro1">
          <table:table-cell table:formula="of:=IF([.B1406]=([.B1405]+2);&quot;Fehler&quot;;&quot;&quot;)">
            <text:p/>
          </table:table-cell>
          <table:table-cell table:formula="of:=IF(LEN([.C1406])=1;0;IF(LEN([.C1406])=2;1;IF(LEN([.C1406])=3;2;IF(LEN([.C1406])=5;3;IF(LEN([.C1406])=6;4;IF(LEN([.C1406])=7;5;&quot;Fehler&quot;))))))" office:value-type="float" office:value="4" calcext:value-type="float">
            <text:p>4</text:p>
          </table:table-cell>
          <table:table-cell office:value-type="string" calcext:value-type="string">
            <text:p>HKL 11</text:p>
          </table:table-cell>
          <table:table-cell office:value-type="string" calcext:value-type="string">
            <text:p>INVESTITIONSRECHNUNG <text:s/>WIRTSCHAFTLICHKEITSRECHNUNG</text:p>
          </table:table-cell>
          <table:table-cell table:number-columns-repeated="5"/>
        </table:table-row>
        <table:table-row table:style-name="ro1">
          <table:table-cell table:formula="of:=IF([.B1407]=([.B1406]+2);&quot;Fehler&quot;;&quot;&quot;)">
            <text:p/>
          </table:table-cell>
          <table:table-cell table:formula="of:=IF(LEN([.C1407])=1;0;IF(LEN([.C1407])=2;1;IF(LEN([.C1407])=3;2;IF(LEN([.C1407])=5;3;IF(LEN([.C1407])=6;4;IF(LEN([.C1407])=7;5;&quot;Fehler&quot;))))))" office:value-type="float" office:value="3" calcext:value-type="float">
            <text:p>3</text:p>
          </table:table-cell>
          <table:table-cell office:value-type="string" calcext:value-type="string">
            <text:p>HKL 3</text:p>
          </table:table-cell>
          <table:table-cell office:value-type="string" calcext:value-type="string">
            <text:p>BETRIEBLICHE FINANZIERUNG</text:p>
          </table:table-cell>
          <table:table-cell table:number-columns-repeated="5"/>
        </table:table-row>
        <table:table-row table:style-name="ro1">
          <table:table-cell table:formula="of:=IF([.B1408]=([.B1407]+2);&quot;Fehler&quot;;&quot;&quot;)">
            <text:p/>
          </table:table-cell>
          <table:table-cell table:formula="of:=IF(LEN([.C1408])=1;0;IF(LEN([.C1408])=2;1;IF(LEN([.C1408])=3;2;IF(LEN([.C1408])=5;3;IF(LEN([.C1408])=6;4;IF(LEN([.C1408])=7;5;&quot;Fehler&quot;))))))" office:value-type="float" office:value="3" calcext:value-type="float">
            <text:p>3</text:p>
          </table:table-cell>
          <table:table-cell office:value-type="string" calcext:value-type="string">
            <text:p>HKL 7</text:p>
          </table:table-cell>
          <table:table-cell office:value-type="string" calcext:value-type="string">
            <text:p>GESAMTBEWERTUNG DER UNTERNEHMUNG</text:p>
          </table:table-cell>
          <table:table-cell table:number-columns-repeated="5"/>
        </table:table-row>
        <table:table-row table:style-name="ro1">
          <table:table-cell table:formula="of:=IF([.B1409]=([.B1408]+2);&quot;Fehler&quot;;&quot;&quot;)">
            <text:p/>
          </table:table-cell>
          <table:table-cell table:formula="of:=IF(LEN([.C1409])=1;0;IF(LEN([.C1409])=2;1;IF(LEN([.C1409])=3;2;IF(LEN([.C1409])=5;3;IF(LEN([.C1409])=6;4;IF(LEN([.C1409])=7;5;&quot;Fehler&quot;))))))" office:value-type="float" office:value="2" calcext:value-type="float">
            <text:p>2</text:p>
          </table:table-cell>
          <table:table-cell office:value-type="string" calcext:value-type="string">
            <text:p>HKM</text:p>
          </table:table-cell>
          <table:table-cell office:value-type="string" calcext:value-type="string">
            <text:p>ABSATZ</text:p>
          </table:table-cell>
          <table:table-cell table:number-columns-repeated="5"/>
        </table:table-row>
        <table:table-row table:style-name="ro1">
          <table:table-cell table:formula="of:=IF([.B1410]=([.B1409]+2);&quot;Fehler&quot;;&quot;&quot;)">
            <text:p/>
          </table:table-cell>
          <table:table-cell table:formula="of:=IF(LEN([.C1410])=1;0;IF(LEN([.C1410])=2;1;IF(LEN([.C1410])=3;2;IF(LEN([.C1410])=5;3;IF(LEN([.C1410])=6;4;IF(LEN([.C1410])=7;5;&quot;Fehler&quot;))))))" office:value-type="float" office:value="3" calcext:value-type="float">
            <text:p>3</text:p>
          </table:table-cell>
          <table:table-cell office:value-type="string" calcext:value-type="string">
            <text:p>HKM 1</text:p>
          </table:table-cell>
          <table:table-cell office:value-type="string" calcext:value-type="string">
            <text:p>ABSATZVORBEREITUNG <text:s/>ABSATZPLANUNG MARKETINGFORSCHUNG</text:p>
          </table:table-cell>
          <table:table-cell table:number-columns-repeated="5"/>
        </table:table-row>
        <table:table-row table:style-name="ro1">
          <table:table-cell table:formula="of:=IF([.B1411]=([.B1410]+2);&quot;Fehler&quot;;&quot;&quot;)">
            <text:p/>
          </table:table-cell>
          <table:table-cell table:formula="of:=IF(LEN([.C1411])=1;0;IF(LEN([.C1411])=2;1;IF(LEN([.C1411])=3;2;IF(LEN([.C1411])=5;3;IF(LEN([.C1411])=6;4;IF(LEN([.C1411])=7;5;&quot;Fehler&quot;))))))" office:value-type="float" office:value="3" calcext:value-type="float">
            <text:p>3</text:p>
          </table:table-cell>
          <table:table-cell office:value-type="string" calcext:value-type="string">
            <text:p>HKM 2</text:p>
          </table:table-cell>
          <table:table-cell office:value-type="string" calcext:value-type="string">
            <text:p>PRODUKT- UND SORTIMENTSPOLITIK <text:s/>PREISPOLITIK</text:p>
          </table:table-cell>
          <table:table-cell table:number-columns-repeated="5"/>
        </table:table-row>
        <table:table-row table:style-name="ro1">
          <table:table-cell table:formula="of:=IF([.B1412]=([.B1411]+2);&quot;Fehler&quot;;&quot;&quot;)">
            <text:p/>
          </table:table-cell>
          <table:table-cell table:formula="of:=IF(LEN([.C1412])=1;0;IF(LEN([.C1412])=2;1;IF(LEN([.C1412])=3;2;IF(LEN([.C1412])=5;3;IF(LEN([.C1412])=6;4;IF(LEN([.C1412])=7;5;&quot;Fehler&quot;))))))" office:value-type="float" office:value="3" calcext:value-type="float">
            <text:p>3</text:p>
          </table:table-cell>
          <table:table-cell office:value-type="string" calcext:value-type="string">
            <text:p>HKM 3</text:p>
          </table:table-cell>
          <table:table-cell office:value-type="string" calcext:value-type="string">
            <text:p>ELECTRONIC COMMERCE (E-COMMERCE) : GESAMTDARSTELLUNGEN</text:p>
          </table:table-cell>
          <table:table-cell table:number-columns-repeated="5"/>
        </table:table-row>
        <table:table-row table:style-name="ro1">
          <table:table-cell table:formula="of:=IF([.B1413]=([.B1412]+2);&quot;Fehler&quot;;&quot;&quot;)">
            <text:p/>
          </table:table-cell>
          <table:table-cell table:formula="of:=IF(LEN([.C1413])=1;0;IF(LEN([.C1413])=2;1;IF(LEN([.C1413])=3;2;IF(LEN([.C1413])=5;3;IF(LEN([.C1413])=6;4;IF(LEN([.C1413])=7;5;&quot;Fehler&quot;))))))" office:value-type="float" office:value="3" calcext:value-type="float">
            <text:p>3</text:p>
          </table:table-cell>
          <table:table-cell office:value-type="string" calcext:value-type="string">
            <text:p>HKM 5</text:p>
          </table:table-cell>
          <table:table-cell office:value-type="string" calcext:value-type="string">
            <text:p>WERBUNG</text:p>
          </table:table-cell>
          <table:table-cell table:number-columns-repeated="5"/>
        </table:table-row>
        <table:table-row table:style-name="ro1">
          <table:table-cell table:formula="of:=IF([.B1414]=([.B1413]+2);&quot;Fehler&quot;;&quot;&quot;)">
            <text:p/>
          </table:table-cell>
          <table:table-cell table:formula="of:=IF(LEN([.C1414])=1;0;IF(LEN([.C1414])=2;1;IF(LEN([.C1414])=3;2;IF(LEN([.C1414])=5;3;IF(LEN([.C1414])=6;4;IF(LEN([.C1414])=7;5;&quot;Fehler&quot;))))))" office:value-type="float" office:value="4" calcext:value-type="float">
            <text:p>4</text:p>
          </table:table-cell>
          <table:table-cell office:value-type="string" calcext:value-type="string">
            <text:p>HKM 51</text:p>
          </table:table-cell>
          <table:table-cell office:value-type="string" calcext:value-type="string">
            <text:p>WERBEPSYCHOLOGIE <text:s/>WERBESOZIOLOGIE</text:p>
          </table:table-cell>
          <table:table-cell table:number-columns-repeated="5"/>
        </table:table-row>
        <table:table-row table:style-name="ro1">
          <table:table-cell table:formula="of:=IF([.B1415]=([.B1414]+2);&quot;Fehler&quot;;&quot;&quot;)">
            <text:p/>
          </table:table-cell>
          <table:table-cell table:formula="of:=IF(LEN([.C1415])=1;0;IF(LEN([.C1415])=2;1;IF(LEN([.C1415])=3;2;IF(LEN([.C1415])=5;3;IF(LEN([.C1415])=6;4;IF(LEN([.C1415])=7;5;&quot;Fehler&quot;))))))" office:value-type="float" office:value="4" calcext:value-type="float">
            <text:p>4</text:p>
          </table:table-cell>
          <table:table-cell office:value-type="string" calcext:value-type="string">
            <text:p>HKM 53</text:p>
          </table:table-cell>
          <table:table-cell office:value-type="string" calcext:value-type="string">
            <text:p>WERBETRAEGER <text:s/>WERBEMITTEL</text:p>
          </table:table-cell>
          <table:table-cell table:number-columns-repeated="5"/>
        </table:table-row>
        <table:table-row table:style-name="ro1">
          <table:table-cell table:formula="of:=IF([.B1416]=([.B1415]+2);&quot;Fehler&quot;;&quot;&quot;)">
            <text:p/>
          </table:table-cell>
          <table:table-cell table:formula="of:=IF(LEN([.C1416])=1;0;IF(LEN([.C1416])=2;1;IF(LEN([.C1416])=3;2;IF(LEN([.C1416])=5;3;IF(LEN([.C1416])=6;4;IF(LEN([.C1416])=7;5;&quot;Fehler&quot;))))))" office:value-type="float" office:value="4" calcext:value-type="float">
            <text:p>4</text:p>
          </table:table-cell>
          <table:table-cell office:value-type="string" calcext:value-type="string">
            <text:p>HKM 58</text:p>
          </table:table-cell>
          <table:table-cell office:value-type="string" calcext:value-type="string">
            <text:p>PUBLIC RELATIONS</text:p>
          </table:table-cell>
          <table:table-cell table:number-columns-repeated="5"/>
        </table:table-row>
        <table:table-row table:style-name="ro1">
          <table:table-cell table:formula="of:=IF([.B1417]=([.B1416]+2);&quot;Fehler&quot;;&quot;&quot;)">
            <text:p/>
          </table:table-cell>
          <table:table-cell table:formula="of:=IF(LEN([.C1417])=1;0;IF(LEN([.C1417])=2;1;IF(LEN([.C1417])=3;2;IF(LEN([.C1417])=5;3;IF(LEN([.C1417])=6;4;IF(LEN([.C1417])=7;5;&quot;Fehler&quot;))))))" office:value-type="float" office:value="3" calcext:value-type="float">
            <text:p>3</text:p>
          </table:table-cell>
          <table:table-cell office:value-type="string" calcext:value-type="string">
            <text:p>HKM 7</text:p>
          </table:table-cell>
          <table:table-cell office:value-type="string" calcext:value-type="string">
            <text:p>ABSATZORGANISATION <text:s/>ABSATZMETHODEN MARKETING-LOGISTIK VERKAUF <text:s/>VERTRIEB</text:p>
          </table:table-cell>
          <table:table-cell table:number-columns-repeated="5"/>
        </table:table-row>
        <table:table-row table:style-name="ro1">
          <table:table-cell table:formula="of:=IF([.B1418]=([.B1417]+2);&quot;Fehler&quot;;&quot;&quot;)">
            <text:p/>
          </table:table-cell>
          <table:table-cell table:formula="of:=IF(LEN([.C1418])=1;0;IF(LEN([.C1418])=2;1;IF(LEN([.C1418])=3;2;IF(LEN([.C1418])=5;3;IF(LEN([.C1418])=6;4;IF(LEN([.C1418])=7;5;&quot;Fehler&quot;))))))" office:value-type="float" office:value="4" calcext:value-type="float">
            <text:p>4</text:p>
          </table:table-cell>
          <table:table-cell office:value-type="string" calcext:value-type="string">
            <text:p>HKM 72</text:p>
          </table:table-cell>
          <table:table-cell office:value-type="string" calcext:value-type="string">
            <text:p>VERKAUFSAUSSENDIENST</text:p>
          </table:table-cell>
          <table:table-cell table:number-columns-repeated="5"/>
        </table:table-row>
        <table:table-row table:style-name="ro1">
          <table:table-cell table:formula="of:=IF([.B1419]=([.B1418]+2);&quot;Fehler&quot;;&quot;&quot;)">
            <text:p/>
          </table:table-cell>
          <table:table-cell table:formula="of:=IF(LEN([.C1419])=1;0;IF(LEN([.C1419])=2;1;IF(LEN([.C1419])=3;2;IF(LEN([.C1419])=5;3;IF(LEN([.C1419])=6;4;IF(LEN([.C1419])=7;5;&quot;Fehler&quot;))))))" office:value-type="float" office:value="4" calcext:value-type="float">
            <text:p>4</text:p>
          </table:table-cell>
          <table:table-cell office:value-type="string" calcext:value-type="string">
            <text:p>HKM 74</text:p>
          </table:table-cell>
          <table:table-cell office:value-type="string" calcext:value-type="string">
            <text:p>BESONDERE ABSATZFORMEN UND VERKAUFSMETHODEN</text:p>
          </table:table-cell>
          <table:table-cell table:number-columns-repeated="5"/>
        </table:table-row>
        <table:table-row table:style-name="ro1">
          <table:table-cell table:formula="of:=IF([.B1420]=([.B1419]+2);&quot;Fehler&quot;;&quot;&quot;)">
            <text:p/>
          </table:table-cell>
          <table:table-cell table:formula="of:=IF(LEN([.C1420])=1;0;IF(LEN([.C1420])=2;1;IF(LEN([.C1420])=3;2;IF(LEN([.C1420])=5;3;IF(LEN([.C1420])=6;4;IF(LEN([.C1420])=7;5;&quot;Fehler&quot;))))))" office:value-type="float" office:value="4" calcext:value-type="float">
            <text:p>4</text:p>
          </table:table-cell>
          <table:table-cell office:value-type="string" calcext:value-type="string">
            <text:p>HKM 76</text:p>
          </table:table-cell>
          <table:table-cell office:value-type="string" calcext:value-type="string">
            <text:p>VERKAUFSSTAETTEN <text:s/>VERKAUFSMESSEN <text:s/>AUSSTELLUNGEN</text:p>
          </table:table-cell>
          <table:table-cell table:number-columns-repeated="5"/>
        </table:table-row>
        <table:table-row table:style-name="ro1">
          <table:table-cell table:formula="of:=IF([.B1421]=([.B1420]+2);&quot;Fehler&quot;;&quot;&quot;)">
            <text:p/>
          </table:table-cell>
          <table:table-cell table:formula="of:=IF(LEN([.C1421])=1;0;IF(LEN([.C1421])=2;1;IF(LEN([.C1421])=3;2;IF(LEN([.C1421])=5;3;IF(LEN([.C1421])=6;4;IF(LEN([.C1421])=7;5;&quot;Fehler&quot;))))))" office:value-type="float" office:value="4" calcext:value-type="float">
            <text:p>4</text:p>
          </table:table-cell>
          <table:table-cell office:value-type="string" calcext:value-type="string">
            <text:p>HKM 77</text:p>
          </table:table-cell>
          <table:table-cell office:value-type="string" calcext:value-type="string">
            <text:p>ABSATZFINANZIERUNG <text:s/>MARKETING-KONTROLLE</text:p>
          </table:table-cell>
          <table:table-cell table:number-columns-repeated="5"/>
        </table:table-row>
        <table:table-row table:style-name="ro1">
          <table:table-cell table:formula="of:=IF([.B1422]=([.B1421]+2);&quot;Fehler&quot;;&quot;&quot;)">
            <text:p/>
          </table:table-cell>
          <table:table-cell table:formula="of:=IF(LEN([.C1422])=1;0;IF(LEN([.C1422])=2;1;IF(LEN([.C1422])=3;2;IF(LEN([.C1422])=5;3;IF(LEN([.C1422])=6;4;IF(LEN([.C1422])=7;5;&quot;Fehler&quot;))))))" office:value-type="float" office:value="4" calcext:value-type="float">
            <text:p>4</text:p>
          </table:table-cell>
          <table:table-cell office:value-type="string" calcext:value-type="string">
            <text:p>HKM 79</text:p>
          </table:table-cell>
          <table:table-cell office:value-type="string" calcext:value-type="string">
            <text:p>EXPORT <text:s/>IMPORT</text:p>
          </table:table-cell>
          <table:table-cell table:number-columns-repeated="5"/>
        </table:table-row>
        <table:table-row table:style-name="ro1">
          <table:table-cell table:formula="of:=IF([.B1423]=([.B1422]+2);&quot;Fehler&quot;;&quot;&quot;)">
            <text:p/>
          </table:table-cell>
          <table:table-cell table:formula="of:=IF(LEN([.C1423])=1;0;IF(LEN([.C1423])=2;1;IF(LEN([.C1423])=3;2;IF(LEN([.C1423])=5;3;IF(LEN([.C1423])=6;4;IF(LEN([.C1423])=7;5;&quot;Fehler&quot;))))))" office:value-type="float" office:value="2" calcext:value-type="float">
            <text:p>2</text:p>
          </table:table-cell>
          <table:table-cell office:value-type="string" calcext:value-type="string">
            <text:p>HKN</text:p>
          </table:table-cell>
          <table:table-cell office:value-type="string" calcext:value-type="string">
            <text:p>BETRIEBSWIRTSCHAFTLICHE STEUERLEHRE</text:p>
          </table:table-cell>
          <table:table-cell table:number-columns-repeated="5"/>
        </table:table-row>
        <table:table-row table:style-name="ro1">
          <table:table-cell table:formula="of:=IF([.B1424]=([.B1423]+2);&quot;Fehler&quot;;&quot;&quot;)">
            <text:p/>
          </table:table-cell>
          <table:table-cell table:formula="of:=IF(LEN([.C1424])=1;0;IF(LEN([.C1424])=2;1;IF(LEN([.C1424])=3;2;IF(LEN([.C1424])=5;3;IF(LEN([.C1424])=6;4;IF(LEN([.C1424])=7;5;&quot;Fehler&quot;))))))" office:value-type="float" office:value="2" calcext:value-type="float">
            <text:p>2</text:p>
          </table:table-cell>
          <table:table-cell office:value-type="string" calcext:value-type="string">
            <text:p>HKO</text:p>
          </table:table-cell>
          <table:table-cell office:value-type="string" calcext:value-type="string">
            <text:p>BETRIEBLICHES RECHNUNGSWESEN</text:p>
          </table:table-cell>
          <table:table-cell table:number-columns-repeated="5"/>
        </table:table-row>
        <table:table-row table:style-name="ro1">
          <table:table-cell table:formula="of:=IF([.B1425]=([.B1424]+2);&quot;Fehler&quot;;&quot;&quot;)">
            <text:p/>
          </table:table-cell>
          <table:table-cell table:formula="of:=IF(LEN([.C1425])=1;0;IF(LEN([.C1425])=2;1;IF(LEN([.C1425])=3;2;IF(LEN([.C1425])=5;3;IF(LEN([.C1425])=6;4;IF(LEN([.C1425])=7;5;&quot;Fehler&quot;))))))" office:value-type="float" office:value="3" calcext:value-type="float">
            <text:p>3</text:p>
          </table:table-cell>
          <table:table-cell office:value-type="string" calcext:value-type="string">
            <text:p>HKO 1</text:p>
          </table:table-cell>
          <table:table-cell office:value-type="string" calcext:value-type="string">
            <text:p>BUCHFUEHRUNG UND JAHRESABSCHLUSS : GESAMTDARSTELLUNGEN</text:p>
          </table:table-cell>
          <table:table-cell table:number-columns-repeated="5"/>
        </table:table-row>
        <table:table-row table:style-name="ro1">
          <table:table-cell table:formula="of:=IF([.B1426]=([.B1425]+2);&quot;Fehler&quot;;&quot;&quot;)">
            <text:p/>
          </table:table-cell>
          <table:table-cell table:formula="of:=IF(LEN([.C1426])=1;0;IF(LEN([.C1426])=2;1;IF(LEN([.C1426])=3;2;IF(LEN([.C1426])=5;3;IF(LEN([.C1426])=6;4;IF(LEN([.C1426])=7;5;&quot;Fehler&quot;))))))" office:value-type="float" office:value="4" calcext:value-type="float">
            <text:p>4</text:p>
          </table:table-cell>
          <table:table-cell office:value-type="string" calcext:value-type="string">
            <text:p>HKO 11</text:p>
          </table:table-cell>
          <table:table-cell office:value-type="string" calcext:value-type="string">
            <text:p>BUCHFUEHRUNG <text:s/>FINANZBUCHHALTUNG</text:p>
          </table:table-cell>
          <table:table-cell table:number-columns-repeated="5"/>
        </table:table-row>
        <table:table-row table:style-name="ro1">
          <table:table-cell table:formula="of:=IF([.B1427]=([.B1426]+2);&quot;Fehler&quot;;&quot;&quot;)">
            <text:p/>
          </table:table-cell>
          <table:table-cell table:formula="of:=IF(LEN([.C1427])=1;0;IF(LEN([.C1427])=2;1;IF(LEN([.C1427])=3;2;IF(LEN([.C1427])=5;3;IF(LEN([.C1427])=6;4;IF(LEN([.C1427])=7;5;&quot;Fehler&quot;))))))" office:value-type="float" office:value="5" calcext:value-type="float">
            <text:p>5</text:p>
          </table:table-cell>
          <table:table-cell office:value-type="string" calcext:value-type="string">
            <text:p>HKO 119</text:p>
          </table:table-cell>
          <table:table-cell office:value-type="string" calcext:value-type="string">
            <text:p>BUCHHALTUNGSORGANISATION</text:p>
          </table:table-cell>
          <table:table-cell table:number-columns-repeated="5"/>
        </table:table-row>
        <table:table-row table:style-name="ro1">
          <table:table-cell table:formula="of:=IF([.B1428]=([.B1427]+2);&quot;Fehler&quot;;&quot;&quot;)">
            <text:p/>
          </table:table-cell>
          <table:table-cell table:formula="of:=IF(LEN([.C1428])=1;0;IF(LEN([.C1428])=2;1;IF(LEN([.C1428])=3;2;IF(LEN([.C1428])=5;3;IF(LEN([.C1428])=6;4;IF(LEN([.C1428])=7;5;&quot;Fehler&quot;))))))" office:value-type="float" office:value="4" calcext:value-type="float">
            <text:p>4</text:p>
          </table:table-cell>
          <table:table-cell office:value-type="string" calcext:value-type="string">
            <text:p>HKO 12</text:p>
          </table:table-cell>
          <table:table-cell office:value-type="string" calcext:value-type="string">
            <text:p>JAHRESABSCHLUSS (GESAMTDARSTELLUNGEN) <text:s/>BILANZ</text:p>
          </table:table-cell>
          <table:table-cell table:number-columns-repeated="5"/>
        </table:table-row>
        <table:table-row table:style-name="ro1">
          <table:table-cell table:formula="of:=IF([.B1429]=([.B1428]+2);&quot;Fehler&quot;;&quot;&quot;)">
            <text:p/>
          </table:table-cell>
          <table:table-cell table:formula="of:=IF(LEN([.C1429])=1;0;IF(LEN([.C1429])=2;1;IF(LEN([.C1429])=3;2;IF(LEN([.C1429])=5;3;IF(LEN([.C1429])=6;4;IF(LEN([.C1429])=7;5;&quot;Fehler&quot;))))))" office:value-type="float" office:value="5" calcext:value-type="float">
            <text:p>5</text:p>
          </table:table-cell>
          <table:table-cell office:value-type="string" calcext:value-type="string">
            <text:p>HKO 121</text:p>
          </table:table-cell>
          <table:table-cell office:value-type="string" calcext:value-type="string">
            <text:p>BEWERTUNG IN DER BILANZ</text:p>
          </table:table-cell>
          <table:table-cell table:number-columns-repeated="5"/>
        </table:table-row>
        <table:table-row table:style-name="ro1">
          <table:table-cell table:formula="of:=IF([.B1430]=([.B1429]+2);&quot;Fehler&quot;;&quot;&quot;)">
            <text:p/>
          </table:table-cell>
          <table:table-cell table:formula="of:=IF(LEN([.C1430])=1;0;IF(LEN([.C1430])=2;1;IF(LEN([.C1430])=3;2;IF(LEN([.C1430])=5;3;IF(LEN([.C1430])=6;4;IF(LEN([.C1430])=7;5;&quot;Fehler&quot;))))))" office:value-type="float" office:value="4" calcext:value-type="float">
            <text:p>4</text:p>
          </table:table-cell>
          <table:table-cell office:value-type="string" calcext:value-type="string">
            <text:p>HKO 14</text:p>
          </table:table-cell>
          <table:table-cell office:value-type="string" calcext:value-type="string">
            <text:p>GEWINN- UND VERLUSTRECHNUNG (ERFOLGSRECHNUNG) <text:s/>CASH-FLOW <text:s/>GESCHAEFTSBERICHT</text:p>
          </table:table-cell>
          <table:table-cell table:number-columns-repeated="5"/>
        </table:table-row>
        <table:table-row table:style-name="ro1">
          <table:table-cell table:formula="of:=IF([.B1431]=([.B1430]+2);&quot;Fehler&quot;;&quot;&quot;)">
            <text:p/>
          </table:table-cell>
          <table:table-cell table:formula="of:=IF(LEN([.C1431])=1;0;IF(LEN([.C1431])=2;1;IF(LEN([.C1431])=3;2;IF(LEN([.C1431])=5;3;IF(LEN([.C1431])=6;4;IF(LEN([.C1431])=7;5;&quot;Fehler&quot;))))))" office:value-type="float" office:value="3" calcext:value-type="float">
            <text:p>3</text:p>
          </table:table-cell>
          <table:table-cell office:value-type="string" calcext:value-type="string">
            <text:p>HKO 4</text:p>
          </table:table-cell>
          <table:table-cell office:value-type="string" calcext:value-type="string">
            <text:p>KOSTEN <text:s/>KOSTEN- UND LEISTUNGSRECHNUNG : GESAMTDARSTELLUNGEN</text:p>
          </table:table-cell>
          <table:table-cell table:number-columns-repeated="5"/>
        </table:table-row>
        <table:table-row table:style-name="ro1">
          <table:table-cell table:formula="of:=IF([.B1432]=([.B1431]+2);&quot;Fehler&quot;;&quot;&quot;)">
            <text:p/>
          </table:table-cell>
          <table:table-cell table:formula="of:=IF(LEN([.C1432])=1;0;IF(LEN([.C1432])=2;1;IF(LEN([.C1432])=3;2;IF(LEN([.C1432])=5;3;IF(LEN([.C1432])=6;4;IF(LEN([.C1432])=7;5;&quot;Fehler&quot;))))))" office:value-type="float" office:value="4" calcext:value-type="float">
            <text:p>4</text:p>
          </table:table-cell>
          <table:table-cell office:value-type="string" calcext:value-type="string">
            <text:p>HKO 42</text:p>
          </table:table-cell>
          <table:table-cell office:value-type="string" calcext:value-type="string">
            <text:p>KOSTENRECHNUNGSTYPEN <text:s/>KOSTENRECHNUNGSSYSTEME</text:p>
          </table:table-cell>
          <table:table-cell table:number-columns-repeated="5"/>
        </table:table-row>
        <table:table-row table:style-name="ro1">
          <table:table-cell table:formula="of:=IF([.B1433]=([.B1432]+2);&quot;Fehler&quot;;&quot;&quot;)">
            <text:p/>
          </table:table-cell>
          <table:table-cell table:formula="of:=IF(LEN([.C1433])=1;0;IF(LEN([.C1433])=2;1;IF(LEN([.C1433])=3;2;IF(LEN([.C1433])=5;3;IF(LEN([.C1433])=6;4;IF(LEN([.C1433])=7;5;&quot;Fehler&quot;))))))" office:value-type="float" office:value="4" calcext:value-type="float">
            <text:p>4</text:p>
          </table:table-cell>
          <table:table-cell office:value-type="string" calcext:value-type="string">
            <text:p>HKO 44</text:p>
          </table:table-cell>
          <table:table-cell office:value-type="string" calcext:value-type="string">
            <text:p>BETRIEBSABRECHNUNG <text:s/>KALKULATION <text:s/>KOSTENAUSWERTUNG</text:p>
          </table:table-cell>
          <table:table-cell table:number-columns-repeated="5"/>
        </table:table-row>
        <table:table-row table:style-name="ro1">
          <table:table-cell table:formula="of:=IF([.B1434]=([.B1433]+2);&quot;Fehler&quot;;&quot;&quot;)">
            <text:p/>
          </table:table-cell>
          <table:table-cell table:formula="of:=IF(LEN([.C1434])=1;0;IF(LEN([.C1434])=2;1;IF(LEN([.C1434])=3;2;IF(LEN([.C1434])=5;3;IF(LEN([.C1434])=6;4;IF(LEN([.C1434])=7;5;&quot;Fehler&quot;))))))" office:value-type="float" office:value="4" calcext:value-type="float">
            <text:p>4</text:p>
          </table:table-cell>
          <table:table-cell office:value-type="string" calcext:value-type="string">
            <text:p>HKO 46</text:p>
          </table:table-cell>
          <table:table-cell office:value-type="string" calcext:value-type="string">
            <text:p>BETRIEBSWIRTSCHAFTLICHE WERTE <text:s/>RENTABILITAET - PRODUKTIVITAET</text:p>
          </table:table-cell>
          <table:table-cell table:number-columns-repeated="5"/>
        </table:table-row>
        <table:table-row table:style-name="ro1">
          <table:table-cell table:formula="of:=IF([.B1435]=([.B1434]+2);&quot;Fehler&quot;;&quot;&quot;)">
            <text:p/>
          </table:table-cell>
          <table:table-cell table:formula="of:=IF(LEN([.C1435])=1;0;IF(LEN([.C1435])=2;1;IF(LEN([.C1435])=3;2;IF(LEN([.C1435])=5;3;IF(LEN([.C1435])=6;4;IF(LEN([.C1435])=7;5;&quot;Fehler&quot;))))))" office:value-type="float" office:value="3" calcext:value-type="float">
            <text:p>3</text:p>
          </table:table-cell>
          <table:table-cell office:value-type="string" calcext:value-type="string">
            <text:p>HKO 9</text:p>
          </table:table-cell>
          <table:table-cell office:value-type="string" calcext:value-type="string">
            <text:p>PRUEFUNG DES RECHNUNGSWESENS <text:s/>WIRTSCHAFTSPRUEFUNG</text:p>
          </table:table-cell>
          <table:table-cell table:number-columns-repeated="5"/>
        </table:table-row>
        <table:table-row table:style-name="ro1">
          <table:table-cell table:formula="of:=IF([.B1436]=([.B1435]+2);&quot;Fehler&quot;;&quot;&quot;)">
            <text:p/>
          </table:table-cell>
          <table:table-cell table:formula="of:=IF(LEN([.C1436])=1;0;IF(LEN([.C1436])=2;1;IF(LEN([.C1436])=3;2;IF(LEN([.C1436])=5;3;IF(LEN([.C1436])=6;4;IF(LEN([.C1436])=7;5;&quot;Fehler&quot;))))))" office:value-type="float" office:value="2" calcext:value-type="float">
            <text:p>2</text:p>
          </table:table-cell>
          <table:table-cell office:value-type="string" calcext:value-type="string">
            <text:p>HKP</text:p>
          </table:table-cell>
          <table:table-cell office:value-type="string" calcext:value-type="string">
            <text:p>BETRIEBLICHE VERWALTUNG (GESCHAEFTSVERWALTUNG)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437]=([.B1436]+2);&quot;Fehler&quot;;&quot;&quot;)">
            <text:p/>
          </table:table-cell>
          <table:table-cell table:formula="of:=IF(LEN([.C1437])=1;0;IF(LEN([.C1437])=2;1;IF(LEN([.C1437])=3;2;IF(LEN([.C1437])=5;3;IF(LEN([.C1437])=6;4;IF(LEN([.C1437])=7;5;&quot;Fehler&quot;))))))" office:value-type="float" office:value="3" calcext:value-type="float">
            <text:p>3</text:p>
          </table:table-cell>
          <table:table-cell office:value-type="string" calcext:value-type="string">
            <text:p>HKP 1</text:p>
          </table:table-cell>
          <table:table-cell office:value-type="string" calcext:value-type="string">
            <text:p>BUEROKUNDE <text:s/>BUEROORGANISATION <text:s/>BUEROTECHNIK</text:p>
          </table:table-cell>
          <table:table-cell table:number-columns-repeated="5"/>
        </table:table-row>
        <table:table-row table:style-name="ro1">
          <table:table-cell table:formula="of:=IF([.B1438]=([.B1437]+2);&quot;Fehler&quot;;&quot;&quot;)">
            <text:p/>
          </table:table-cell>
          <table:table-cell table:formula="of:=IF(LEN([.C1438])=1;0;IF(LEN([.C1438])=2;1;IF(LEN([.C1438])=3;2;IF(LEN([.C1438])=5;3;IF(LEN([.C1438])=6;4;IF(LEN([.C1438])=7;5;&quot;Fehler&quot;))))))" office:value-type="float" office:value="3" calcext:value-type="float">
            <text:p>3</text:p>
          </table:table-cell>
          <table:table-cell office:value-type="string" calcext:value-type="string">
            <text:p>HKP 2</text:p>
          </table:table-cell>
          <table:table-cell office:value-type="string" calcext:value-type="string">
            <text:p>HANDELSKORRESPONDENZ <text:s/>TELEFONIEREN</text:p>
          </table:table-cell>
          <table:table-cell table:number-columns-repeated="5"/>
        </table:table-row>
        <table:table-row table:style-name="ro1">
          <table:table-cell table:formula="of:=IF([.B1439]=([.B1438]+2);&quot;Fehler&quot;;&quot;&quot;)">
            <text:p/>
          </table:table-cell>
          <table:table-cell table:formula="of:=IF(LEN([.C1439])=1;0;IF(LEN([.C1439])=2;1;IF(LEN([.C1439])=3;2;IF(LEN([.C1439])=5;3;IF(LEN([.C1439])=6;4;IF(LEN([.C1439])=7;5;&quot;Fehler&quot;))))))" office:value-type="float" office:value="4" calcext:value-type="float">
            <text:p>4</text:p>
          </table:table-cell>
          <table:table-cell office:value-type="string" calcext:value-type="string">
            <text:p>HKP 21</text:p>
          </table:table-cell>
          <table:table-cell office:value-type="string" calcext:value-type="string">
            <text:p>FREMDSPRACHIGE HANDELSKORRESPONDENZ</text:p>
          </table:table-cell>
          <table:table-cell table:number-columns-repeated="5"/>
        </table:table-row>
        <table:table-row table:style-name="ro1">
          <table:table-cell table:formula="of:=IF([.B1440]=([.B1439]+2);&quot;Fehler&quot;;&quot;&quot;)">
            <text:p/>
          </table:table-cell>
          <table:table-cell table:formula="of:=IF(LEN([.C1440])=1;0;IF(LEN([.C1440])=2;1;IF(LEN([.C1440])=3;2;IF(LEN([.C1440])=5;3;IF(LEN([.C1440])=6;4;IF(LEN([.C1440])=7;5;&quot;Fehler&quot;))))))" office:value-type="float" office:value="5" calcext:value-type="float">
            <text:p>5</text:p>
          </table:table-cell>
          <table:table-cell office:value-type="string" calcext:value-type="string">
            <text:p>HKP 211</text:p>
          </table:table-cell>
          <table:table-cell office:value-type="string" calcext:value-type="string">
            <text:p>ENGLISCHE HANDELSKORRESPONDENZ UND WIRTSCHAFTSSPRACHE</text:p>
          </table:table-cell>
          <table:table-cell table:number-columns-repeated="5"/>
        </table:table-row>
        <table:table-row table:style-name="ro1">
          <table:table-cell table:formula="of:=IF([.B1441]=([.B1440]+2);&quot;Fehler&quot;;&quot;&quot;)">
            <text:p/>
          </table:table-cell>
          <table:table-cell table:formula="of:=IF(LEN([.C1441])=1;0;IF(LEN([.C1441])=2;1;IF(LEN([.C1441])=3;2;IF(LEN([.C1441])=5;3;IF(LEN([.C1441])=6;4;IF(LEN([.C1441])=7;5;&quot;Fehler&quot;))))))" office:value-type="float" office:value="5" calcext:value-type="float">
            <text:p>5</text:p>
          </table:table-cell>
          <table:table-cell office:value-type="string" calcext:value-type="string">
            <text:p>HKP 212</text:p>
          </table:table-cell>
          <table:table-cell office:value-type="string" calcext:value-type="string">
            <text:p>FRANZOESISCHE HANDELSKORRESPONDENZ UND WIRTSCHAFTSSPRACHE</text:p>
          </table:table-cell>
          <table:table-cell table:number-columns-repeated="5"/>
        </table:table-row>
        <table:table-row table:style-name="ro1">
          <table:table-cell table:formula="of:=IF([.B1442]=([.B1441]+2);&quot;Fehler&quot;;&quot;&quot;)">
            <text:p/>
          </table:table-cell>
          <table:table-cell table:formula="of:=IF(LEN([.C1442])=1;0;IF(LEN([.C1442])=2;1;IF(LEN([.C1442])=3;2;IF(LEN([.C1442])=5;3;IF(LEN([.C1442])=6;4;IF(LEN([.C1442])=7;5;&quot;Fehler&quot;))))))" office:value-type="float" office:value="5" calcext:value-type="float">
            <text:p>5</text:p>
          </table:table-cell>
          <table:table-cell office:value-type="string" calcext:value-type="string">
            <text:p>HKP 213</text:p>
          </table:table-cell>
          <table:table-cell office:value-type="string" calcext:value-type="string">
            <text:p>ITALIENISCHE UND SPANISCHE HANDELSKORRESPONDENZ UND WIRTSCHAFTSSPRACHE</text:p>
          </table:table-cell>
          <table:table-cell table:number-columns-repeated="5"/>
        </table:table-row>
        <table:table-row table:style-name="ro1">
          <table:table-cell table:formula="of:=IF([.B1443]=([.B1442]+2);&quot;Fehler&quot;;&quot;&quot;)">
            <text:p/>
          </table:table-cell>
          <table:table-cell table:formula="of:=IF(LEN([.C1443])=1;0;IF(LEN([.C1443])=2;1;IF(LEN([.C1443])=3;2;IF(LEN([.C1443])=5;3;IF(LEN([.C1443])=6;4;IF(LEN([.C1443])=7;5;&quot;Fehler&quot;))))))" office:value-type="float" office:value="5" calcext:value-type="float">
            <text:p>5</text:p>
          </table:table-cell>
          <table:table-cell office:value-type="string" calcext:value-type="string">
            <text:p>HKP 219</text:p>
          </table:table-cell>
          <table:table-cell office:value-type="string" calcext:value-type="string">
            <text:p>HANDELSKORRESPONDENZ UND WIRTSCHAFTSSPRACHE SONSTIGER FREMDSPRACHEN</text:p>
          </table:table-cell>
          <table:table-cell table:number-columns-repeated="5"/>
        </table:table-row>
        <table:table-row table:style-name="ro1">
          <table:table-cell table:formula="of:=IF([.B1444]=([.B1443]+2);&quot;Fehler&quot;;&quot;&quot;)">
            <text:p/>
          </table:table-cell>
          <table:table-cell table:formula="of:=IF(LEN([.C1444])=1;0;IF(LEN([.C1444])=2;1;IF(LEN([.C1444])=3;2;IF(LEN([.C1444])=5;3;IF(LEN([.C1444])=6;4;IF(LEN([.C1444])=7;5;&quot;Fehler&quot;))))))" office:value-type="float" office:value="2" calcext:value-type="float">
            <text:p>2</text:p>
          </table:table-cell>
          <table:table-cell office:value-type="string" calcext:value-type="string">
            <text:p>HKQ</text:p>
          </table:table-cell>
          <table:table-cell office:value-type="string" calcext:value-type="string">
            <text:p>WARENKUNDE : GESAMTDARSTELLUNGEN</text:p>
          </table:table-cell>
          <table:table-cell table:number-columns-repeated="5"/>
        </table:table-row>
        <table:table-row table:style-name="ro1">
          <table:table-cell table:formula="of:=IF([.B1445]=([.B1444]+2);&quot;Fehler&quot;;&quot;&quot;)">
            <text:p/>
          </table:table-cell>
          <table:table-cell table:formula="of:=IF(LEN([.C1445])=1;0;IF(LEN([.C1445])=2;1;IF(LEN([.C1445])=3;2;IF(LEN([.C1445])=5;3;IF(LEN([.C1445])=6;4;IF(LEN([.C1445])=7;5;&quot;Fehler&quot;))))))" office:value-type="float" office:value="3" calcext:value-type="float">
            <text:p>3</text:p>
          </table:table-cell>
          <table:table-cell office:value-type="string" calcext:value-type="string">
            <text:p>HKQ 5</text:p>
          </table:table-cell>
          <table:table-cell office:value-type="string" calcext:value-type="string">
            <text:p>VERBRAUCHERSCHUTZ <text:s/>VERBRAUCHERPOLITIK <text:s/>WARENTESTS</text:p>
          </table:table-cell>
          <table:table-cell table:number-columns-repeated="5"/>
        </table:table-row>
        <table:table-row table:style-name="ro1">
          <table:table-cell table:formula="of:=IF([.B1446]=([.B1445]+2);&quot;Fehler&quot;;&quot;&quot;)">
            <text:p/>
          </table:table-cell>
          <table:table-cell table:formula="of:=IF(LEN([.C1446])=1;0;IF(LEN([.C1446])=2;1;IF(LEN([.C1446])=3;2;IF(LEN([.C1446])=5;3;IF(LEN([.C1446])=6;4;IF(LEN([.C1446])=7;5;&quot;Fehler&quot;))))))" office:value-type="float" office:value="2" calcext:value-type="float">
            <text:p>2</text:p>
          </table:table-cell>
          <table:table-cell office:value-type="string" calcext:value-type="string">
            <text:p>HKR</text:p>
          </table:table-cell>
          <table:table-cell office:value-type="string" calcext:value-type="string">
            <text:p>BETRIEBSWIRTSCHAFTSLEHRE EINZELNER WIRTSCHAFTSZWEIGE</text:p>
          </table:table-cell>
          <table:table-cell table:number-columns-repeated="5"/>
        </table:table-row>
        <table:table-row table:style-name="ro1">
          <table:table-cell table:formula="of:=IF([.B1447]=([.B1446]+2);&quot;Fehler&quot;;&quot;&quot;)">
            <text:p/>
          </table:table-cell>
          <table:table-cell table:formula="of:=IF(LEN([.C1447])=1;0;IF(LEN([.C1447])=2;1;IF(LEN([.C1447])=3;2;IF(LEN([.C1447])=5;3;IF(LEN([.C1447])=6;4;IF(LEN([.C1447])=7;5;&quot;Fehler&quot;))))))" office:value-type="float" office:value="3" calcext:value-type="float">
            <text:p>3</text:p>
          </table:table-cell>
          <table:table-cell office:value-type="string" calcext:value-type="string">
            <text:p>HKR 1</text:p>
          </table:table-cell>
          <table:table-cell office:value-type="string" calcext:value-type="string">
            <text:p>INDUSTRIEBETRIEBSLEHRE : GESAMTDARSTELLUNGEN</text:p>
          </table:table-cell>
          <table:table-cell table:number-columns-repeated="5"/>
        </table:table-row>
        <table:table-row table:style-name="ro1">
          <table:table-cell table:formula="of:=IF([.B1448]=([.B1447]+2);&quot;Fehler&quot;;&quot;&quot;)">
            <text:p/>
          </table:table-cell>
          <table:table-cell table:formula="of:=IF(LEN([.C1448])=1;0;IF(LEN([.C1448])=2;1;IF(LEN([.C1448])=3;2;IF(LEN([.C1448])=5;3;IF(LEN([.C1448])=6;4;IF(LEN([.C1448])=7;5;&quot;Fehler&quot;))))))" office:value-type="float" office:value="3" calcext:value-type="float">
            <text:p>3</text:p>
          </table:table-cell>
          <table:table-cell office:value-type="string" calcext:value-type="string">
            <text:p>HKR 2</text:p>
          </table:table-cell>
          <table:table-cell office:value-type="string" calcext:value-type="string">
            <text:p>HANDELSBETRIEBSLEHRE : GESAMTDARSTELLUNGEN</text:p>
          </table:table-cell>
          <table:table-cell table:number-columns-repeated="5"/>
        </table:table-row>
        <table:table-row table:style-name="ro1">
          <table:table-cell table:formula="of:=IF([.B1449]=([.B1448]+2);&quot;Fehler&quot;;&quot;&quot;)">
            <text:p/>
          </table:table-cell>
          <table:table-cell table:formula="of:=IF(LEN([.C1449])=1;0;IF(LEN([.C1449])=2;1;IF(LEN([.C1449])=3;2;IF(LEN([.C1449])=5;3;IF(LEN([.C1449])=6;4;IF(LEN([.C1449])=7;5;&quot;Fehler&quot;))))))" office:value-type="float" office:value="4" calcext:value-type="float">
            <text:p>4</text:p>
          </table:table-cell>
          <table:table-cell office:value-type="string" calcext:value-type="string">
            <text:p>HKR 21</text:p>
          </table:table-cell>
          <table:table-cell office:value-type="string" calcext:value-type="string">
            <text:p>BETRIEBSLEHRE DES EINZELHANDELS</text:p>
          </table:table-cell>
          <table:table-cell table:number-columns-repeated="5"/>
        </table:table-row>
        <table:table-row table:style-name="ro1">
          <table:table-cell table:formula="of:=IF([.B1450]=([.B1449]+2);&quot;Fehler&quot;;&quot;&quot;)">
            <text:p/>
          </table:table-cell>
          <table:table-cell table:formula="of:=IF(LEN([.C1450])=1;0;IF(LEN([.C1450])=2;1;IF(LEN([.C1450])=3;2;IF(LEN([.C1450])=5;3;IF(LEN([.C1450])=6;4;IF(LEN([.C1450])=7;5;&quot;Fehler&quot;))))))" office:value-type="float" office:value="4" calcext:value-type="float">
            <text:p>4</text:p>
          </table:table-cell>
          <table:table-cell office:value-type="string" calcext:value-type="string">
            <text:p>HKR 22</text:p>
          </table:table-cell>
          <table:table-cell office:value-type="string" calcext:value-type="string">
            <text:p>BETRIEBSLEHRE DES GROSS- UND AUSSENHANDELS</text:p>
          </table:table-cell>
          <table:table-cell table:number-columns-repeated="5"/>
        </table:table-row>
        <table:table-row table:style-name="ro1">
          <table:table-cell table:formula="of:=IF([.B1451]=([.B1450]+2);&quot;Fehler&quot;;&quot;&quot;)">
            <text:p/>
          </table:table-cell>
          <table:table-cell table:formula="of:=IF(LEN([.C1451])=1;0;IF(LEN([.C1451])=2;1;IF(LEN([.C1451])=3;2;IF(LEN([.C1451])=5;3;IF(LEN([.C1451])=6;4;IF(LEN([.C1451])=7;5;&quot;Fehler&quot;))))))" office:value-type="float" office:value="4" calcext:value-type="float">
            <text:p>4</text:p>
          </table:table-cell>
          <table:table-cell office:value-type="string" calcext:value-type="string">
            <text:p>HKR 29</text:p>
          </table:table-cell>
          <table:table-cell office:value-type="string" calcext:value-type="string">
            <text:p>BETRIEBSLEHRE SONSTIGER HANDELSBRANCHEN</text:p>
          </table:table-cell>
          <table:table-cell table:number-columns-repeated="5"/>
        </table:table-row>
        <table:table-row table:style-name="ro1">
          <table:table-cell table:formula="of:=IF([.B1452]=([.B1451]+2);&quot;Fehler&quot;;&quot;&quot;)">
            <text:p/>
          </table:table-cell>
          <table:table-cell table:formula="of:=IF(LEN([.C1452])=1;0;IF(LEN([.C1452])=2;1;IF(LEN([.C1452])=3;2;IF(LEN([.C1452])=5;3;IF(LEN([.C1452])=6;4;IF(LEN([.C1452])=7;5;&quot;Fehler&quot;))))))" office:value-type="float" office:value="3" calcext:value-type="float">
            <text:p>3</text:p>
          </table:table-cell>
          <table:table-cell office:value-type="string" calcext:value-type="string">
            <text:p>HKR 3</text:p>
          </table:table-cell>
          <table:table-cell office:value-type="string" calcext:value-type="string">
            <text:p>BANKBETRIEBSLEHRE</text:p>
          </table:table-cell>
          <table:table-cell table:number-columns-repeated="5"/>
        </table:table-row>
        <table:table-row table:style-name="ro1">
          <table:table-cell table:formula="of:=IF([.B1453]=([.B1452]+2);&quot;Fehler&quot;;&quot;&quot;)">
            <text:p/>
          </table:table-cell>
          <table:table-cell table:formula="of:=IF(LEN([.C1453])=1;0;IF(LEN([.C1453])=2;1;IF(LEN([.C1453])=3;2;IF(LEN([.C1453])=5;3;IF(LEN([.C1453])=6;4;IF(LEN([.C1453])=7;5;&quot;Fehler&quot;))))))" office:value-type="float" office:value="3" calcext:value-type="float">
            <text:p>3</text:p>
          </table:table-cell>
          <table:table-cell office:value-type="string" calcext:value-type="string">
            <text:p>HKR 4</text:p>
          </table:table-cell>
          <table:table-cell office:value-type="string" calcext:value-type="string">
            <text:p>VERSICHERUNGSBETRIEBSLEHRE</text:p>
          </table:table-cell>
          <table:table-cell table:number-columns-repeated="5"/>
        </table:table-row>
        <table:table-row table:style-name="ro1">
          <table:table-cell table:formula="of:=IF([.B1454]=([.B1453]+2);&quot;Fehler&quot;;&quot;&quot;)">
            <text:p/>
          </table:table-cell>
          <table:table-cell table:formula="of:=IF(LEN([.C1454])=1;0;IF(LEN([.C1454])=2;1;IF(LEN([.C1454])=3;2;IF(LEN([.C1454])=5;3;IF(LEN([.C1454])=6;4;IF(LEN([.C1454])=7;5;&quot;Fehler&quot;))))))" office:value-type="float" office:value="3" calcext:value-type="float">
            <text:p>3</text:p>
          </table:table-cell>
          <table:table-cell office:value-type="string" calcext:value-type="string">
            <text:p>HKR 5</text:p>
          </table:table-cell>
          <table:table-cell office:value-type="string" calcext:value-type="string">
            <text:p>ALLGEMEINE HANDWERKSBETRIEBSLEHRE</text:p>
          </table:table-cell>
          <table:table-cell table:number-columns-repeated="5"/>
        </table:table-row>
        <table:table-row table:style-name="ro1">
          <table:table-cell table:formula="of:=IF([.B1455]=([.B1454]+2);&quot;Fehler&quot;;&quot;&quot;)">
            <text:p/>
          </table:table-cell>
          <table:table-cell table:formula="of:=IF(LEN([.C1455])=1;0;IF(LEN([.C1455])=2;1;IF(LEN([.C1455])=3;2;IF(LEN([.C1455])=5;3;IF(LEN([.C1455])=6;4;IF(LEN([.C1455])=7;5;&quot;Fehler&quot;))))))" office:value-type="float" office:value="3" calcext:value-type="float">
            <text:p>3</text:p>
          </table:table-cell>
          <table:table-cell office:value-type="string" calcext:value-type="string">
            <text:p>HKR 9</text:p>
          </table:table-cell>
          <table:table-cell office:value-type="string" calcext:value-type="string">
            <text:p>BETRIEBSLEHRE SONSTIGER WIRTSCHAFTSZWEIGE</text:p>
          </table:table-cell>
          <table:table-cell table:number-columns-repeated="5"/>
        </table:table-row>
        <table:table-row table:style-name="ro1">
          <table:table-cell table:formula="of:=IF([.B1456]=([.B1455]+2);&quot;Fehler&quot;;&quot;&quot;)">
            <text:p/>
          </table:table-cell>
          <table:table-cell table:formula="of:=IF(LEN([.C1456])=1;0;IF(LEN([.C1456])=2;1;IF(LEN([.C1456])=3;2;IF(LEN([.C1456])=5;3;IF(LEN([.C1456])=6;4;IF(LEN([.C1456])=7;5;&quot;Fehler&quot;))))))" office:value-type="float" office:value="2" calcext:value-type="float">
            <text:p>2</text:p>
          </table:table-cell>
          <table:table-cell office:value-type="string" calcext:value-type="string">
            <text:p>HYB</text:p>
          </table:table-cell>
          <table:table-cell office:value-type="string" calcext:value-type="string">
            <text:p>BIOGRAPHIEN VON WIRTSCHAFTSWISSENSCHAFTLERN UND PERSOENLICHKEITEN DER WIRTSCHAFT</text:p>
          </table:table-cell>
          <table:table-cell table:number-columns-repeated="5"/>
        </table:table-row>
        <table:table-row table:style-name="ro1">
          <table:table-cell table:formula="of:=IF([.B1457]=([.B1456]+2);&quot;Fehler&quot;;&quot;&quot;)">
            <text:p/>
          </table:table-cell>
          <table:table-cell table:formula="of:=IF(LEN([.C1457])=1;0;IF(LEN([.C1457])=2;1;IF(LEN([.C1457])=3;2;IF(LEN([.C1457])=5;3;IF(LEN([.C1457])=6;4;IF(LEN([.C1457])=7;5;&quot;Fehler&quot;))))))" office:value-type="float" office:value="3" calcext:value-type="float">
            <text:p>3</text:p>
          </table:table-cell>
          <table:table-cell office:value-type="string" calcext:value-type="string">
            <text:p>HYB 1</text:p>
          </table:table-cell>
          <table:table-cell office:value-type="string" calcext:value-type="string">
            <text:p>BIOGRAPHIEN MEHRERER WIRTSCHAFTSWISSENSCHAFTLER UND PERSOENLICHKEITEN DER WIRTSCHAFT</text:p>
          </table:table-cell>
          <table:table-cell table:number-columns-repeated="5"/>
        </table:table-row>
        <table:table-row table:style-name="ro1">
          <table:table-cell table:formula="of:=IF([.B1458]=([.B1457]+2);&quot;Fehler&quot;;&quot;&quot;)">
            <text:p/>
          </table:table-cell>
          <table:table-cell table:formula="of:=IF(LEN([.C1458])=1;0;IF(LEN([.C1458])=2;1;IF(LEN([.C1458])=3;2;IF(LEN([.C1458])=5;3;IF(LEN([.C1458])=6;4;IF(LEN([.C1458])=7;5;&quot;Fehler&quot;))))))" office:value-type="float" office:value="3" calcext:value-type="float">
            <text:p>3</text:p>
          </table:table-cell>
          <table:table-cell office:value-type="string" calcext:value-type="string">
            <text:p>HYB 2</text:p>
          </table:table-cell>
          <table:table-cell office:value-type="string" calcext:value-type="string">
            <text:p>BIOGRAPHIEN EINZELNER WIRTSCHAFTSWISSENSCHAFTLER UND PERSOENLICHKEITEN DER WIRTSCHAFT (ALPHABETISCH NACH BIOGRAPHIERTEN GEORDNET)</text:p>
          </table:table-cell>
          <table:table-cell table:number-columns-repeated="5"/>
        </table:table-row>
        <table:table-row table:style-name="ro1">
          <table:table-cell table:formula="of:=IF([.B1459]=([.B1458]+2);&quot;Fehler&quot;;&quot;&quot;)">
            <text:p/>
          </table:table-cell>
          <table:table-cell table:formula="of:=IF(LEN([.C1459])=1;0;IF(LEN([.C1459])=2;1;IF(LEN([.C1459])=3;2;IF(LEN([.C1459])=5;3;IF(LEN([.C1459])=6;4;IF(LEN([.C1459])=7;5;&quot;Fehler&quot;))))))" office:value-type="float" office:value="1" calcext:value-type="float">
            <text:p>1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[.B1460]=([.B1459]+2);&quot;Fehler&quot;;&quot;&quot;)">
            <text:p/>
          </table:table-cell>
          <table:table-cell table:formula="of:=IF(LEN([.C1460])=1;0;IF(LEN([.C1460])=2;1;IF(LEN([.C1460])=3;2;IF(LEN([.C1460])=5;3;IF(LEN([.C1460])=6;4;IF(LEN([.C1460])=7;5;&quot;Fehler&quot;)))))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LIGION</text:p>
          </table:table-cell>
          <table:table-cell table:number-columns-repeated="5"/>
        </table:table-row>
        <table:table-row table:style-name="ro1">
          <table:table-cell table:formula="of:=IF([.B1461]=([.B1460]+2);&quot;Fehler&quot;;&quot;&quot;)">
            <text:p/>
          </table:table-cell>
          <table:table-cell table:formula="of:=IF(LEN([.C1461])=1;0;IF(LEN([.C1461])=2;1;IF(LEN([.C1461])=3;2;IF(LEN([.C1461])=5;3;IF(LEN([.C1461])=6;4;IF(LEN([.C1461])=7;5;&quot;Fehler&quot;))))))" office:value-type="float" office:value="1" calcext:value-type="float">
            <text:p>1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ALLGEMEINES - VERMISCHTE SCHRIFTEN</text:p>
          </table:table-cell>
          <table:table-cell table:number-columns-repeated="5"/>
        </table:table-row>
        <table:table-row table:style-name="ro1">
          <table:table-cell table:formula="of:=IF([.B1462]=([.B1461]+2);&quot;Fehler&quot;;&quot;&quot;)">
            <text:p/>
          </table:table-cell>
          <table:table-cell table:formula="of:=IF(LEN([.C1462])=1;0;IF(LEN([.C1462])=2;1;IF(LEN([.C1462])=3;2;IF(LEN([.C1462])=5;3;IF(LEN([.C1462])=6;4;IF(LEN([.C1462])=7;5;&quot;Fehler&quot;))))))" office:value-type="float" office:value="2" calcext:value-type="float">
            <text:p>2</text:p>
          </table:table-cell>
          <table:table-cell office:value-type="string" calcext:value-type="string">
            <text:p>KAL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[.B1463]=([.B1462]+2);&quot;Fehler&quot;;&quot;&quot;)">
            <text:p/>
          </table:table-cell>
          <table:table-cell table:formula="of:=IF(LEN([.C1463])=1;0;IF(LEN([.C1463])=2;1;IF(LEN([.C1463])=3;2;IF(LEN([.C1463])=5;3;IF(LEN([.C1463])=6;4;IF(LEN([.C1463])=7;5;&quot;Fehler&quot;))))))" office:value-type="float" office:value="2" calcext:value-type="float">
            <text:p>2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GESCHICHTE DER RELIGIONSWISSENSCHAFT <text:s/>GESAMMELTE UND AUSGEWAEHLTE WERKE EINZELNER RELIGIONSWISSENSCHAFTLER</text:p>
          </table:table-cell>
          <table:table-cell table:number-columns-repeated="5"/>
        </table:table-row>
        <table:table-row table:style-name="ro1">
          <table:table-cell table:formula="of:=IF([.B1464]=([.B1463]+2);&quot;Fehler&quot;;&quot;&quot;)">
            <text:p/>
          </table:table-cell>
          <table:table-cell table:formula="of:=IF(LEN([.C1464])=1;0;IF(LEN([.C1464])=2;1;IF(LEN([.C1464])=3;2;IF(LEN([.C1464])=5;3;IF(LEN([.C1464])=6;4;IF(LEN([.C1464])=7;5;&quot;Fehler&quot;))))))" office:value-type="float" office:value="1" calcext:value-type="float">
            <text:p>1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LLGEMEINE UND VERGLEICHENDE RELIGIONSWISSENSCHAF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465]=([.B1464]+2);&quot;Fehler&quot;;&quot;&quot;)">
            <text:p/>
          </table:table-cell>
          <table:table-cell table:formula="of:=IF(LEN([.C1465])=1;0;IF(LEN([.C1465])=2;1;IF(LEN([.C1465])=3;2;IF(LEN([.C1465])=5;3;IF(LEN([.C1465])=6;4;IF(LEN([.C1465])=7;5;&quot;Fehler&quot;))))))" office:value-type="float" office:value="2" calcext:value-type="float">
            <text:p>2</text:p>
          </table:table-cell>
          <table:table-cell office:value-type="string" calcext:value-type="string">
            <text:p>KBK</text:p>
          </table:table-cell>
          <table:table-cell office:value-type="string" calcext:value-type="string">
            <text:p>RELIGIONSPHILOSOPHIE</text:p>
          </table:table-cell>
          <table:table-cell table:number-columns-repeated="5"/>
        </table:table-row>
        <table:table-row table:style-name="ro1">
          <table:table-cell table:formula="of:=IF([.B1466]=([.B1465]+2);&quot;Fehler&quot;;&quot;&quot;)">
            <text:p/>
          </table:table-cell>
          <table:table-cell table:formula="of:=IF(LEN([.C1466])=1;0;IF(LEN([.C1466])=2;1;IF(LEN([.C1466])=3;2;IF(LEN([.C1466])=5;3;IF(LEN([.C1466])=6;4;IF(LEN([.C1466])=7;5;&quot;Fehler&quot;))))))" office:value-type="float" office:value="2" calcext:value-type="float">
            <text:p>2</text:p>
          </table:table-cell>
          <table:table-cell office:value-type="string" calcext:value-type="string">
            <text:p>KBL</text:p>
          </table:table-cell>
          <table:table-cell office:value-type="string" calcext:value-type="string">
            <text:p>RELIGIONSPHAENOMENOLOGIE : ALLGEMEINES</text:p>
          </table:table-cell>
          <table:table-cell table:number-columns-repeated="5"/>
        </table:table-row>
        <table:table-row table:style-name="ro1">
          <table:table-cell table:formula="of:=IF([.B1467]=([.B1466]+2);&quot;Fehler&quot;;&quot;&quot;)">
            <text:p/>
          </table:table-cell>
          <table:table-cell table:formula="of:=IF(LEN([.C1467])=1;0;IF(LEN([.C1467])=2;1;IF(LEN([.C1467])=3;2;IF(LEN([.C1467])=5;3;IF(LEN([.C1467])=6;4;IF(LEN([.C1467])=7;5;&quot;Fehler&quot;))))))" office:value-type="float" office:value="3" calcext:value-type="float">
            <text:p>3</text:p>
          </table:table-cell>
          <table:table-cell office:value-type="string" calcext:value-type="string">
            <text:p>KBL 1</text:p>
          </table:table-cell>
          <table:table-cell office:value-type="string" calcext:value-type="string">
            <text:p>MYTHOLOGIE <text:s/>SYMBOLKUNDE</text:p>
          </table:table-cell>
          <table:table-cell table:number-columns-repeated="5"/>
        </table:table-row>
        <table:table-row table:style-name="ro1">
          <table:table-cell table:formula="of:=IF([.B1468]=([.B1467]+2);&quot;Fehler&quot;;&quot;&quot;)">
            <text:p/>
          </table:table-cell>
          <table:table-cell table:formula="of:=IF(LEN([.C1468])=1;0;IF(LEN([.C1468])=2;1;IF(LEN([.C1468])=3;2;IF(LEN([.C1468])=5;3;IF(LEN([.C1468])=6;4;IF(LEN([.C1468])=7;5;&quot;Fehler&quot;))))))" office:value-type="float" office:value="3" calcext:value-type="float">
            <text:p>3</text:p>
          </table:table-cell>
          <table:table-cell office:value-type="string" calcext:value-type="string">
            <text:p>KBL 2</text:p>
          </table:table-cell>
          <table:table-cell office:value-type="string" calcext:value-type="string">
            <text:p>MYSTIK</text:p>
          </table:table-cell>
          <table:table-cell table:number-columns-repeated="5"/>
        </table:table-row>
        <table:table-row table:style-name="ro1">
          <table:table-cell table:formula="of:=IF([.B1469]=([.B1468]+2);&quot;Fehler&quot;;&quot;&quot;)">
            <text:p/>
          </table:table-cell>
          <table:table-cell table:formula="of:=IF(LEN([.C1469])=1;0;IF(LEN([.C1469])=2;1;IF(LEN([.C1469])=3;2;IF(LEN([.C1469])=5;3;IF(LEN([.C1469])=6;4;IF(LEN([.C1469])=7;5;&quot;Fehler&quot;))))))" office:value-type="float" office:value="3" calcext:value-type="float">
            <text:p>3</text:p>
          </table:table-cell>
          <table:table-cell office:value-type="string" calcext:value-type="string">
            <text:p>KBL 3</text:p>
          </table:table-cell>
          <table:table-cell office:value-type="string" calcext:value-type="string">
            <text:p>SONSTIGE RELIGIOESE PHAENOMENE</text:p>
          </table:table-cell>
          <table:table-cell table:number-columns-repeated="5"/>
        </table:table-row>
        <table:table-row table:style-name="ro1">
          <table:table-cell table:formula="of:=IF([.B1470]=([.B1469]+2);&quot;Fehler&quot;;&quot;&quot;)">
            <text:p/>
          </table:table-cell>
          <table:table-cell table:formula="of:=IF(LEN([.C1470])=1;0;IF(LEN([.C1470])=2;1;IF(LEN([.C1470])=3;2;IF(LEN([.C1470])=5;3;IF(LEN([.C1470])=6;4;IF(LEN([.C1470])=7;5;&quot;Fehler&quot;))))))" office:value-type="float" office:value="2" calcext:value-type="float">
            <text:p>2</text:p>
          </table:table-cell>
          <table:table-cell office:value-type="string" calcext:value-type="string">
            <text:p>KBM</text:p>
          </table:table-cell>
          <table:table-cell office:value-type="string" calcext:value-type="string">
            <text:p>RELIGIONSPSYCHOLOGIE</text:p>
          </table:table-cell>
          <table:table-cell table:number-columns-repeated="5"/>
        </table:table-row>
        <table:table-row table:style-name="ro1">
          <table:table-cell table:formula="of:=IF([.B1471]=([.B1470]+2);&quot;Fehler&quot;;&quot;&quot;)">
            <text:p/>
          </table:table-cell>
          <table:table-cell table:formula="of:=IF(LEN([.C1471])=1;0;IF(LEN([.C1471])=2;1;IF(LEN([.C1471])=3;2;IF(LEN([.C1471])=5;3;IF(LEN([.C1471])=6;4;IF(LEN([.C1471])=7;5;&quot;Fehler&quot;))))))" office:value-type="float" office:value="2" calcext:value-type="float">
            <text:p>2</text:p>
          </table:table-cell>
          <table:table-cell office:value-type="string" calcext:value-type="string">
            <text:p>KBN</text:p>
          </table:table-cell>
          <table:table-cell office:value-type="string" calcext:value-type="string">
            <text:p>RELIGIONSSOZIOLOGIE <text:s/>KIRCHENSOZIOLOGIE</text:p>
          </table:table-cell>
          <table:table-cell table:number-columns-repeated="5"/>
        </table:table-row>
        <table:table-row table:style-name="ro1">
          <table:table-cell table:formula="of:=IF([.B1472]=([.B1471]+2);&quot;Fehler&quot;;&quot;&quot;)">
            <text:p/>
          </table:table-cell>
          <table:table-cell table:formula="of:=IF(LEN([.C1472])=1;0;IF(LEN([.C1472])=2;1;IF(LEN([.C1472])=3;2;IF(LEN([.C1472])=5;3;IF(LEN([.C1472])=6;4;IF(LEN([.C1472])=7;5;&quot;Fehler&quot;))))))" office:value-type="float" office:value="1" calcext:value-type="float">
            <text:p>1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ALLGEMEINE RELIGIONSGESCHICHTE : GESAMTDARSTELLUNGEN - DARSTELLUNGEN MEHRERER RELIGIONEN</text:p>
          </table:table-cell>
          <table:table-cell table:number-columns-repeated="5"/>
        </table:table-row>
        <table:table-row table:style-name="ro1">
          <table:table-cell table:formula="of:=IF([.B1473]=([.B1472]+2);&quot;Fehler&quot;;&quot;&quot;)">
            <text:p/>
          </table:table-cell>
          <table:table-cell table:formula="of:=IF(LEN([.C1473])=1;0;IF(LEN([.C1473])=2;1;IF(LEN([.C1473])=3;2;IF(LEN([.C1473])=5;3;IF(LEN([.C1473])=6;4;IF(LEN([.C1473])=7;5;&quot;Fehler&quot;))))))" office:value-type="float" office:value="2" calcext:value-type="float">
            <text:p>2</text:p>
          </table:table-cell>
          <table:table-cell office:value-type="string" calcext:value-type="string">
            <text:p>KCK</text:p>
          </table:table-cell>
          <table:table-cell office:value-type="string" calcext:value-type="string">
            <text:p>QUELLENSAMMLUNGEN AUS MEHREREN RELIGIONEN</text:p>
          </table:table-cell>
          <table:table-cell table:number-columns-repeated="5"/>
        </table:table-row>
        <table:table-row table:style-name="ro1">
          <table:table-cell table:formula="of:=IF([.B1474]=([.B1473]+2);&quot;Fehler&quot;;&quot;&quot;)">
            <text:p/>
          </table:table-cell>
          <table:table-cell table:formula="of:=IF(LEN([.C1474])=1;0;IF(LEN([.C1474])=2;1;IF(LEN([.C1474])=3;2;IF(LEN([.C1474])=5;3;IF(LEN([.C1474])=6;4;IF(LEN([.C1474])=7;5;&quot;Fehler&quot;))))))"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ICHTCHRISTLICHE RELIGIONEN <text:s/>BIOGRAPHIEN DER RELIGIONSSTIFTER</text:p>
          </table:table-cell>
          <table:table-cell table:number-columns-repeated="5"/>
        </table:table-row>
        <table:table-row table:style-name="ro1">
          <table:table-cell table:formula="of:=IF([.B1475]=([.B1474]+2);&quot;Fehler&quot;;&quot;&quot;)">
            <text:p/>
          </table:table-cell>
          <table:table-cell table:formula="of:=IF(LEN([.C1475])=1;0;IF(LEN([.C1475])=2;1;IF(LEN([.C1475])=3;2;IF(LEN([.C1475])=5;3;IF(LEN([.C1475])=6;4;IF(LEN([.C1475])=7;5;&quot;Fehler&quot;))))))" office:value-type="float" office:value="2" calcext:value-type="float">
            <text:p>2</text:p>
          </table:table-cell>
          <table:table-cell office:value-type="string" calcext:value-type="string">
            <text:p>KDK</text:p>
          </table:table-cell>
          <table:table-cell office:value-type="string" calcext:value-type="string">
            <text:p>VORGESCHICHTLICHE RELIGIONEN <text:s/>NATURRELIGIONEN</text:p>
          </table:table-cell>
          <table:table-cell table:number-columns-repeated="5"/>
        </table:table-row>
        <table:table-row table:style-name="ro1">
          <table:table-cell table:formula="of:=IF([.B1476]=([.B1475]+2);&quot;Fehler&quot;;&quot;&quot;)">
            <text:p/>
          </table:table-cell>
          <table:table-cell table:formula="of:=IF(LEN([.C1476])=1;0;IF(LEN([.C1476])=2;1;IF(LEN([.C1476])=3;2;IF(LEN([.C1476])=5;3;IF(LEN([.C1476])=6;4;IF(LEN([.C1476])=7;5;&quot;Fehler&quot;))))))" office:value-type="float" office:value="2" calcext:value-type="float">
            <text:p>2</text:p>
          </table:table-cell>
          <table:table-cell office:value-type="string" calcext:value-type="string">
            <text:p>KDL</text:p>
          </table:table-cell>
          <table:table-cell office:value-type="string" calcext:value-type="string">
            <text:p>ALTORIENTALISCHE RELIGIONEN : ALLGEMEINES</text:p>
          </table:table-cell>
          <table:table-cell table:number-columns-repeated="5"/>
        </table:table-row>
        <table:table-row table:style-name="ro1">
          <table:table-cell table:formula="of:=IF([.B1477]=([.B1476]+2);&quot;Fehler&quot;;&quot;&quot;)">
            <text:p/>
          </table:table-cell>
          <table:table-cell table:formula="of:=IF(LEN([.C1477])=1;0;IF(LEN([.C1477])=2;1;IF(LEN([.C1477])=3;2;IF(LEN([.C1477])=5;3;IF(LEN([.C1477])=6;4;IF(LEN([.C1477])=7;5;&quot;Fehler&quot;))))))" office:value-type="float" office:value="3" calcext:value-type="float">
            <text:p>3</text:p>
          </table:table-cell>
          <table:table-cell office:value-type="string" calcext:value-type="string">
            <text:p>KDL 1</text:p>
          </table:table-cell>
          <table:table-cell office:value-type="string" calcext:value-type="string">
            <text:p>AEGYPTISCHE RELIGION</text:p>
          </table:table-cell>
          <table:table-cell table:number-columns-repeated="5"/>
        </table:table-row>
        <table:table-row table:style-name="ro1">
          <table:table-cell table:formula="of:=IF([.B1478]=([.B1477]+2);&quot;Fehler&quot;;&quot;&quot;)">
            <text:p/>
          </table:table-cell>
          <table:table-cell table:formula="of:=IF(LEN([.C1478])=1;0;IF(LEN([.C1478])=2;1;IF(LEN([.C1478])=3;2;IF(LEN([.C1478])=5;3;IF(LEN([.C1478])=6;4;IF(LEN([.C1478])=7;5;&quot;Fehler&quot;))))))" office:value-type="float" office:value="3" calcext:value-type="float">
            <text:p>3</text:p>
          </table:table-cell>
          <table:table-cell office:value-type="string" calcext:value-type="string">
            <text:p>KDL 2</text:p>
          </table:table-cell>
          <table:table-cell office:value-type="string" calcext:value-type="string">
            <text:p>ISRAELITISCHE RELIGION EINSCHLIESSLICH MODERNER JUEDISCHER RELIGION</text:p>
          </table:table-cell>
          <table:table-cell table:number-columns-repeated="5"/>
        </table:table-row>
        <table:table-row table:style-name="ro1">
          <table:table-cell table:formula="of:=IF([.B1479]=([.B1478]+2);&quot;Fehler&quot;;&quot;&quot;)">
            <text:p/>
          </table:table-cell>
          <table:table-cell table:formula="of:=IF(LEN([.C1479])=1;0;IF(LEN([.C1479])=2;1;IF(LEN([.C1479])=3;2;IF(LEN([.C1479])=5;3;IF(LEN([.C1479])=6;4;IF(LEN([.C1479])=7;5;&quot;Fehler&quot;))))))" office:value-type="float" office:value="4" calcext:value-type="float">
            <text:p>4</text:p>
          </table:table-cell>
          <table:table-cell office:value-type="string" calcext:value-type="string">
            <text:p>KDL 20</text:p>
          </table:table-cell>
          <table:table-cell office:value-type="string" calcext:value-type="string">
            <text:p>QUELLENSCHRIFTEN UND IHRE AUSLEGUNG</text:p>
          </table:table-cell>
          <table:table-cell table:number-columns-repeated="5"/>
        </table:table-row>
        <table:table-row table:style-name="ro1">
          <table:table-cell table:formula="of:=IF([.B1480]=([.B1479]+2);&quot;Fehler&quot;;&quot;&quot;)">
            <text:p/>
          </table:table-cell>
          <table:table-cell table:formula="of:=IF(LEN([.C1480])=1;0;IF(LEN([.C1480])=2;1;IF(LEN([.C1480])=3;2;IF(LEN([.C1480])=5;3;IF(LEN([.C1480])=6;4;IF(LEN([.C1480])=7;5;&quot;Fehler&quot;))))))" office:value-type="float" office:value="4" calcext:value-type="float">
            <text:p>4</text:p>
          </table:table-cell>
          <table:table-cell office:value-type="string" calcext:value-type="string">
            <text:p>KDL 21</text:p>
          </table:table-cell>
          <table:table-cell office:value-type="string" calcext:value-type="string">
            <text:p>EINZELFRAGEN</text:p>
          </table:table-cell>
          <table:table-cell table:number-columns-repeated="5"/>
        </table:table-row>
        <table:table-row table:style-name="ro1">
          <table:table-cell table:formula="of:=IF([.B1481]=([.B1480]+2);&quot;Fehler&quot;;&quot;&quot;)">
            <text:p/>
          </table:table-cell>
          <table:table-cell table:formula="of:=IF(LEN([.C1481])=1;0;IF(LEN([.C1481])=2;1;IF(LEN([.C1481])=3;2;IF(LEN([.C1481])=5;3;IF(LEN([.C1481])=6;4;IF(LEN([.C1481])=7;5;&quot;Fehler&quot;))))))" office:value-type="float" office:value="3" calcext:value-type="float">
            <text:p>3</text:p>
          </table:table-cell>
          <table:table-cell office:value-type="string" calcext:value-type="string">
            <text:p>KDL 3</text:p>
          </table:table-cell>
          <table:table-cell office:value-type="string" calcext:value-type="string">
            <text:p>ALTIRANISCHE RELIGION (PARSISMUS)</text:p>
          </table:table-cell>
          <table:table-cell table:number-columns-repeated="5"/>
        </table:table-row>
        <table:table-row table:style-name="ro1">
          <table:table-cell table:formula="of:=IF([.B1482]=([.B1481]+2);&quot;Fehler&quot;;&quot;&quot;)">
            <text:p/>
          </table:table-cell>
          <table:table-cell table:formula="of:=IF(LEN([.C1482])=1;0;IF(LEN([.C1482])=2;1;IF(LEN([.C1482])=3;2;IF(LEN([.C1482])=5;3;IF(LEN([.C1482])=6;4;IF(LEN([.C1482])=7;5;&quot;Fehler&quot;))))))" office:value-type="float" office:value="3" calcext:value-type="float">
            <text:p>3</text:p>
          </table:table-cell>
          <table:table-cell office:value-type="string" calcext:value-type="string">
            <text:p>KDL 4</text:p>
          </table:table-cell>
          <table:table-cell office:value-type="string" calcext:value-type="string">
            <text:p>SONSTIGE ALTORIENTALISCHE RELIGIONEN</text:p>
          </table:table-cell>
          <table:table-cell table:number-columns-repeated="5"/>
        </table:table-row>
        <table:table-row table:style-name="ro1">
          <table:table-cell table:formula="of:=IF([.B1483]=([.B1482]+2);&quot;Fehler&quot;;&quot;&quot;)">
            <text:p/>
          </table:table-cell>
          <table:table-cell table:formula="of:=IF(LEN([.C1483])=1;0;IF(LEN([.C1483])=2;1;IF(LEN([.C1483])=3;2;IF(LEN([.C1483])=5;3;IF(LEN([.C1483])=6;4;IF(LEN([.C1483])=7;5;&quot;Fehler&quot;))))))" office:value-type="float" office:value="2" calcext:value-type="float">
            <text:p>2</text:p>
          </table:table-cell>
          <table:table-cell office:value-type="string" calcext:value-type="string">
            <text:p>KDM</text:p>
          </table:table-cell>
          <table:table-cell office:value-type="string" calcext:value-type="string">
            <text:p>ANTIKE RELIGIONEN : ALLGEMEINES</text:p>
          </table:table-cell>
          <table:table-cell table:number-columns-repeated="5"/>
        </table:table-row>
        <table:table-row table:style-name="ro1">
          <table:table-cell table:formula="of:=IF([.B1484]=([.B1483]+2);&quot;Fehler&quot;;&quot;&quot;)">
            <text:p/>
          </table:table-cell>
          <table:table-cell table:formula="of:=IF(LEN([.C1484])=1;0;IF(LEN([.C1484])=2;1;IF(LEN([.C1484])=3;2;IF(LEN([.C1484])=5;3;IF(LEN([.C1484])=6;4;IF(LEN([.C1484])=7;5;&quot;Fehler&quot;))))))" office:value-type="float" office:value="3" calcext:value-type="float">
            <text:p>3</text:p>
          </table:table-cell>
          <table:table-cell office:value-type="string" calcext:value-type="string">
            <text:p>KDM 1</text:p>
          </table:table-cell>
          <table:table-cell office:value-type="string" calcext:value-type="string">
            <text:p>GRIECHISCHE RELIGION</text:p>
          </table:table-cell>
          <table:table-cell table:number-columns-repeated="5"/>
        </table:table-row>
        <table:table-row table:style-name="ro1">
          <table:table-cell table:formula="of:=IF([.B1485]=([.B1484]+2);&quot;Fehler&quot;;&quot;&quot;)">
            <text:p/>
          </table:table-cell>
          <table:table-cell table:formula="of:=IF(LEN([.C1485])=1;0;IF(LEN([.C1485])=2;1;IF(LEN([.C1485])=3;2;IF(LEN([.C1485])=5;3;IF(LEN([.C1485])=6;4;IF(LEN([.C1485])=7;5;&quot;Fehler&quot;))))))" office:value-type="float" office:value="3" calcext:value-type="float">
            <text:p>3</text:p>
          </table:table-cell>
          <table:table-cell office:value-type="string" calcext:value-type="string">
            <text:p>KDM 2</text:p>
          </table:table-cell>
          <table:table-cell office:value-type="string" calcext:value-type="string">
            <text:p>ETRUSKISCHE RELIGION <text:s/>ROEMISCHE RELIGION <text:s/>HELLENISTISCHE RELIGIONEN</text:p>
          </table:table-cell>
          <table:table-cell table:number-columns-repeated="5"/>
        </table:table-row>
        <table:table-row table:style-name="ro1">
          <table:table-cell table:formula="of:=IF([.B1486]=([.B1485]+2);&quot;Fehler&quot;;&quot;&quot;)">
            <text:p/>
          </table:table-cell>
          <table:table-cell table:formula="of:=IF(LEN([.C1486])=1;0;IF(LEN([.C1486])=2;1;IF(LEN([.C1486])=3;2;IF(LEN([.C1486])=5;3;IF(LEN([.C1486])=6;4;IF(LEN([.C1486])=7;5;&quot;Fehler&quot;))))))" office:value-type="float" office:value="2" calcext:value-type="float">
            <text:p>2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GERMANISCHE RELIGION <text:s/>KELTISCHE RELIGION</text:p>
          </table:table-cell>
          <table:table-cell table:number-columns-repeated="5"/>
        </table:table-row>
        <table:table-row table:style-name="ro1">
          <table:table-cell table:formula="of:=IF([.B1487]=([.B1486]+2);&quot;Fehler&quot;;&quot;&quot;)">
            <text:p/>
          </table:table-cell>
          <table:table-cell table:formula="of:=IF(LEN([.C1487])=1;0;IF(LEN([.C1487])=2;1;IF(LEN([.C1487])=3;2;IF(LEN([.C1487])=5;3;IF(LEN([.C1487])=6;4;IF(LEN([.C1487])=7;5;&quot;Fehler&quot;))))))" office:value-type="float" office:value="2" calcext:value-type="float">
            <text:p>2</text:p>
          </table:table-cell>
          <table:table-cell office:value-type="string" calcext:value-type="string">
            <text:p>KDO</text:p>
          </table:table-cell>
          <table:table-cell office:value-type="string" calcext:value-type="string">
            <text:p>ASIATISCHE RELIGIONEN : ALLGEMEINES</text:p>
          </table:table-cell>
          <table:table-cell table:number-columns-repeated="5"/>
        </table:table-row>
        <table:table-row table:style-name="ro1">
          <table:table-cell table:formula="of:=IF([.B1488]=([.B1487]+2);&quot;Fehler&quot;;&quot;&quot;)">
            <text:p/>
          </table:table-cell>
          <table:table-cell table:formula="of:=IF(LEN([.C1488])=1;0;IF(LEN([.C1488])=2;1;IF(LEN([.C1488])=3;2;IF(LEN([.C1488])=5;3;IF(LEN([.C1488])=6;4;IF(LEN([.C1488])=7;5;&quot;Fehler&quot;))))))" office:value-type="float" office:value="3" calcext:value-type="float">
            <text:p>3</text:p>
          </table:table-cell>
          <table:table-cell office:value-type="string" calcext:value-type="string">
            <text:p>KDO 1</text:p>
          </table:table-cell>
          <table:table-cell office:value-type="string" calcext:value-type="string">
            <text:p>CHINESISCHE RELIGIONEN <text:s/>JAPANISCHE RELIGIONEN <text:s/>ANDERE OSTASIATISCHE RELIGIONEN</text:p>
          </table:table-cell>
          <table:table-cell table:number-columns-repeated="5"/>
        </table:table-row>
        <table:table-row table:style-name="ro1">
          <table:table-cell table:formula="of:=IF([.B1489]=([.B1488]+2);&quot;Fehler&quot;;&quot;&quot;)">
            <text:p/>
          </table:table-cell>
          <table:table-cell table:formula="of:=IF(LEN([.C1489])=1;0;IF(LEN([.C1489])=2;1;IF(LEN([.C1489])=3;2;IF(LEN([.C1489])=5;3;IF(LEN([.C1489])=6;4;IF(LEN([.C1489])=7;5;&quot;Fehler&quot;))))))" office:value-type="float" office:value="4" calcext:value-type="float">
            <text:p>4</text:p>
          </table:table-cell>
          <table:table-cell office:value-type="string" calcext:value-type="string">
            <text:p>KDO 10</text:p>
          </table:table-cell>
          <table:table-cell office:value-type="string" calcext:value-type="string">
            <text:p>QUELLENSCHRIFTEN UND IHRE AUSLEGUNG</text:p>
          </table:table-cell>
          <table:table-cell table:number-columns-repeated="5"/>
        </table:table-row>
        <table:table-row table:style-name="ro1">
          <table:table-cell table:formula="of:=IF([.B1490]=([.B1489]+2);&quot;Fehler&quot;;&quot;&quot;)">
            <text:p/>
          </table:table-cell>
          <table:table-cell table:formula="of:=IF(LEN([.C1490])=1;0;IF(LEN([.C1490])=2;1;IF(LEN([.C1490])=3;2;IF(LEN([.C1490])=5;3;IF(LEN([.C1490])=6;4;IF(LEN([.C1490])=7;5;&quot;Fehler&quot;))))))" office:value-type="float" office:value="4" calcext:value-type="float">
            <text:p>4</text:p>
          </table:table-cell>
          <table:table-cell office:value-type="string" calcext:value-type="string">
            <text:p>KDO 11</text:p>
          </table:table-cell>
          <table:table-cell office:value-type="string" calcext:value-type="string">
            <text:p>EINZELFRAGEN</text:p>
          </table:table-cell>
          <table:table-cell table:number-columns-repeated="5"/>
        </table:table-row>
        <table:table-row table:style-name="ro1">
          <table:table-cell table:formula="of:=IF([.B1491]=([.B1490]+2);&quot;Fehler&quot;;&quot;&quot;)">
            <text:p/>
          </table:table-cell>
          <table:table-cell table:formula="of:=IF(LEN([.C1491])=1;0;IF(LEN([.C1491])=2;1;IF(LEN([.C1491])=3;2;IF(LEN([.C1491])=5;3;IF(LEN([.C1491])=6;4;IF(LEN([.C1491])=7;5;&quot;Fehler&quot;))))))" office:value-type="float" office:value="3" calcext:value-type="float">
            <text:p>3</text:p>
          </table:table-cell>
          <table:table-cell office:value-type="string" calcext:value-type="string">
            <text:p>KDO 2</text:p>
          </table:table-cell>
          <table:table-cell office:value-type="string" calcext:value-type="string">
            <text:p>INDISCHE RELIGIONEN</text:p>
          </table:table-cell>
          <table:table-cell table:number-columns-repeated="5"/>
        </table:table-row>
        <table:table-row table:style-name="ro1">
          <table:table-cell table:formula="of:=IF([.B1492]=([.B1491]+2);&quot;Fehler&quot;;&quot;&quot;)">
            <text:p/>
          </table:table-cell>
          <table:table-cell table:formula="of:=IF(LEN([.C1492])=1;0;IF(LEN([.C1492])=2;1;IF(LEN([.C1492])=3;2;IF(LEN([.C1492])=5;3;IF(LEN([.C1492])=6;4;IF(LEN([.C1492])=7;5;&quot;Fehler&quot;))))))" office:value-type="float" office:value="4" calcext:value-type="float">
            <text:p>4</text:p>
          </table:table-cell>
          <table:table-cell office:value-type="string" calcext:value-type="string">
            <text:p>KDO 20</text:p>
          </table:table-cell>
          <table:table-cell office:value-type="string" calcext:value-type="string">
            <text:p>QUELLENSCHRIFTEN UND IHRE AUSLEGUNG</text:p>
          </table:table-cell>
          <table:table-cell table:number-columns-repeated="5"/>
        </table:table-row>
        <table:table-row table:style-name="ro1">
          <table:table-cell table:formula="of:=IF([.B1493]=([.B1492]+2);&quot;Fehler&quot;;&quot;&quot;)">
            <text:p/>
          </table:table-cell>
          <table:table-cell table:formula="of:=IF(LEN([.C1493])=1;0;IF(LEN([.C1493])=2;1;IF(LEN([.C1493])=3;2;IF(LEN([.C1493])=5;3;IF(LEN([.C1493])=6;4;IF(LEN([.C1493])=7;5;&quot;Fehler&quot;))))))" office:value-type="float" office:value="4" calcext:value-type="float">
            <text:p>4</text:p>
          </table:table-cell>
          <table:table-cell office:value-type="string" calcext:value-type="string">
            <text:p>KDO 21</text:p>
          </table:table-cell>
          <table:table-cell office:value-type="string" calcext:value-type="string">
            <text:p>EINZELFRAGEN</text:p>
          </table:table-cell>
          <table:table-cell table:number-columns-repeated="5"/>
        </table:table-row>
        <table:table-row table:style-name="ro1">
          <table:table-cell table:formula="of:=IF([.B1494]=([.B1493]+2);&quot;Fehler&quot;;&quot;&quot;)">
            <text:p/>
          </table:table-cell>
          <table:table-cell table:formula="of:=IF(LEN([.C1494])=1;0;IF(LEN([.C1494])=2;1;IF(LEN([.C1494])=3;2;IF(LEN([.C1494])=5;3;IF(LEN([.C1494])=6;4;IF(LEN([.C1494])=7;5;&quot;Fehler&quot;))))))" office:value-type="float" office:value="3" calcext:value-type="float">
            <text:p>3</text:p>
          </table:table-cell>
          <table:table-cell office:value-type="string" calcext:value-type="string">
            <text:p>KDO 3</text:p>
          </table:table-cell>
          <table:table-cell office:value-type="string" calcext:value-type="string">
            <text:p>BUDDHISMUS : GESAMTDARSTELLUNGEN</text:p>
          </table:table-cell>
          <table:table-cell table:number-columns-repeated="5"/>
        </table:table-row>
        <table:table-row table:style-name="ro1">
          <table:table-cell table:formula="of:=IF([.B1495]=([.B1494]+2);&quot;Fehler&quot;;&quot;&quot;)">
            <text:p/>
          </table:table-cell>
          <table:table-cell table:formula="of:=IF(LEN([.C1495])=1;0;IF(LEN([.C1495])=2;1;IF(LEN([.C1495])=3;2;IF(LEN([.C1495])=5;3;IF(LEN([.C1495])=6;4;IF(LEN([.C1495])=7;5;&quot;Fehler&quot;))))))" office:value-type="float" office:value="4" calcext:value-type="float">
            <text:p>4</text:p>
          </table:table-cell>
          <table:table-cell office:value-type="string" calcext:value-type="string">
            <text:p>KDO 30</text:p>
          </table:table-cell>
          <table:table-cell office:value-type="string" calcext:value-type="string">
            <text:p>QUELLENSCHRIFTEN UND IHRE AUSLEGUNG</text:p>
          </table:table-cell>
          <table:table-cell table:number-columns-repeated="5"/>
        </table:table-row>
        <table:table-row table:style-name="ro1">
          <table:table-cell table:formula="of:=IF([.B1496]=([.B1495]+2);&quot;Fehler&quot;;&quot;&quot;)">
            <text:p/>
          </table:table-cell>
          <table:table-cell table:formula="of:=IF(LEN([.C1496])=1;0;IF(LEN([.C1496])=2;1;IF(LEN([.C1496])=3;2;IF(LEN([.C1496])=5;3;IF(LEN([.C1496])=6;4;IF(LEN([.C1496])=7;5;&quot;Fehler&quot;))))))" office:value-type="float" office:value="4" calcext:value-type="float">
            <text:p>4</text:p>
          </table:table-cell>
          <table:table-cell office:value-type="string" calcext:value-type="string">
            <text:p>KDO 31</text:p>
          </table:table-cell>
          <table:table-cell office:value-type="string" calcext:value-type="string">
            <text:p>EINZELFRAGEN</text:p>
          </table:table-cell>
          <table:table-cell table:number-columns-repeated="5"/>
        </table:table-row>
        <table:table-row table:style-name="ro1">
          <table:table-cell table:formula="of:=IF([.B1497]=([.B1496]+2);&quot;Fehler&quot;;&quot;&quot;)">
            <text:p/>
          </table:table-cell>
          <table:table-cell table:formula="of:=IF(LEN([.C1497])=1;0;IF(LEN([.C1497])=2;1;IF(LEN([.C1497])=3;2;IF(LEN([.C1497])=5;3;IF(LEN([.C1497])=6;4;IF(LEN([.C1497])=7;5;&quot;Fehler&quot;))))))" office:value-type="float" office:value="3" calcext:value-type="float">
            <text:p>3</text:p>
          </table:table-cell>
          <table:table-cell office:value-type="string" calcext:value-type="string">
            <text:p>KDO 4</text:p>
          </table:table-cell>
          <table:table-cell office:value-type="string" calcext:value-type="string">
            <text:p>ISLAM : GESAMTDARSTELLUNGEN</text:p>
          </table:table-cell>
          <table:table-cell table:number-columns-repeated="5"/>
        </table:table-row>
        <table:table-row table:style-name="ro1">
          <table:table-cell table:formula="of:=IF([.B1498]=([.B1497]+2);&quot;Fehler&quot;;&quot;&quot;)">
            <text:p/>
          </table:table-cell>
          <table:table-cell table:formula="of:=IF(LEN([.C1498])=1;0;IF(LEN([.C1498])=2;1;IF(LEN([.C1498])=3;2;IF(LEN([.C1498])=5;3;IF(LEN([.C1498])=6;4;IF(LEN([.C1498])=7;5;&quot;Fehler&quot;))))))" office:value-type="float" office:value="4" calcext:value-type="float">
            <text:p>4</text:p>
          </table:table-cell>
          <table:table-cell office:value-type="string" calcext:value-type="string">
            <text:p>KDO 40</text:p>
          </table:table-cell>
          <table:table-cell office:value-type="string" calcext:value-type="string">
            <text:p>QUELLENSCHRIFTEN UND IHRE AUSLEGUNG</text:p>
          </table:table-cell>
          <table:table-cell table:number-columns-repeated="5"/>
        </table:table-row>
        <table:table-row table:style-name="ro1">
          <table:table-cell table:formula="of:=IF([.B1499]=([.B1498]+2);&quot;Fehler&quot;;&quot;&quot;)">
            <text:p/>
          </table:table-cell>
          <table:table-cell table:formula="of:=IF(LEN([.C1499])=1;0;IF(LEN([.C1499])=2;1;IF(LEN([.C1499])=3;2;IF(LEN([.C1499])=5;3;IF(LEN([.C1499])=6;4;IF(LEN([.C1499])=7;5;&quot;Fehler&quot;))))))" office:value-type="float" office:value="4" calcext:value-type="float">
            <text:p>4</text:p>
          </table:table-cell>
          <table:table-cell office:value-type="string" calcext:value-type="string">
            <text:p>KDO 41</text:p>
          </table:table-cell>
          <table:table-cell office:value-type="string" calcext:value-type="string">
            <text:p>EINZELFRAGEN</text:p>
          </table:table-cell>
          <table:table-cell table:number-columns-repeated="5"/>
        </table:table-row>
        <table:table-row table:style-name="ro1">
          <table:table-cell table:formula="of:=IF([.B1500]=([.B1499]+2);&quot;Fehler&quot;;&quot;&quot;)">
            <text:p/>
          </table:table-cell>
          <table:table-cell table:formula="of:=IF(LEN([.C1500])=1;0;IF(LEN([.C1500])=2;1;IF(LEN([.C1500])=3;2;IF(LEN([.C1500])=5;3;IF(LEN([.C1500])=6;4;IF(LEN([.C1500])=7;5;&quot;Fehler&quot;))))))" office:value-type="float" office:value="2" calcext:value-type="float">
            <text:p>2</text:p>
          </table:table-cell>
          <table:table-cell office:value-type="string" calcext:value-type="string">
            <text:p>KDP</text:p>
          </table:table-cell>
          <table:table-cell office:value-type="string" calcext:value-type="string">
            <text:p>SONSTIGE RELIGIONEN</text:p>
          </table:table-cell>
          <table:table-cell table:number-columns-repeated="5"/>
        </table:table-row>
        <table:table-row table:style-name="ro1">
          <table:table-cell table:formula="of:=IF([.B1501]=([.B1500]+2);&quot;Fehler&quot;;&quot;&quot;)">
            <text:p/>
          </table:table-cell>
          <table:table-cell table:formula="of:=IF(LEN([.C1501])=1;0;IF(LEN([.C1501])=2;1;IF(LEN([.C1501])=3;2;IF(LEN([.C1501])=5;3;IF(LEN([.C1501])=6;4;IF(LEN([.C1501])=7;5;&quot;Fehler&quot;))))))" office:value-type="float" office:value="3" calcext:value-type="float">
            <text:p>3</text:p>
          </table:table-cell>
          <table:table-cell office:value-type="string" calcext:value-type="string">
            <text:p>KDP 1</text:p>
          </table:table-cell>
          <table:table-cell office:value-type="string" calcext:value-type="string">
            <text:p>QUELLENSCHRIFTEN UND IHRE AUSLEGUNG</text:p>
          </table:table-cell>
          <table:table-cell table:number-columns-repeated="5"/>
        </table:table-row>
        <table:table-row table:style-name="ro1">
          <table:table-cell table:formula="of:=IF([.B1502]=([.B1501]+2);&quot;Fehler&quot;;&quot;&quot;)">
            <text:p/>
          </table:table-cell>
          <table:table-cell table:formula="of:=IF(LEN([.C1502])=1;0;IF(LEN([.C1502])=2;1;IF(LEN([.C1502])=3;2;IF(LEN([.C1502])=5;3;IF(LEN([.C1502])=6;4;IF(LEN([.C1502])=7;5;&quot;Fehler&quot;))))))" office:value-type="float" office:value="1" calcext:value-type="float">
            <text:p>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CHRISTLICHE RELIGION</text:p>
          </table:table-cell>
          <table:table-cell table:number-columns-repeated="5"/>
        </table:table-row>
        <table:table-row table:style-name="ro1">
          <table:table-cell table:formula="of:=IF([.B1503]=([.B1502]+2);&quot;Fehler&quot;;&quot;&quot;)">
            <text:p/>
          </table:table-cell>
          <table:table-cell table:formula="of:=IF(LEN([.C1503])=1;0;IF(LEN([.C1503])=2;1;IF(LEN([.C1503])=3;2;IF(LEN([.C1503])=5;3;IF(LEN([.C1503])=6;4;IF(LEN([.C1503])=7;5;&quot;Fehler&quot;))))))" office:value-type="float" office:value="2" calcext:value-type="float">
            <text:p>2</text:p>
          </table:table-cell>
          <table:table-cell office:value-type="string" calcext:value-type="string">
            <text:p>KEH</text:p>
          </table:table-cell>
          <table:table-cell office:value-type="string" calcext:value-type="string">
            <text:p>WESEN DES CHRISTENTUMS <text:s/>KRITIK AM CHRISTENTUM : ALLGEMEINES</text:p>
          </table:table-cell>
          <table:table-cell table:number-columns-repeated="5"/>
        </table:table-row>
        <table:table-row table:style-name="ro1">
          <table:table-cell table:formula="of:=IF([.B1504]=([.B1503]+2);&quot;Fehler&quot;;&quot;&quot;)">
            <text:p/>
          </table:table-cell>
          <table:table-cell table:formula="of:=IF(LEN([.C1504])=1;0;IF(LEN([.C1504])=2;1;IF(LEN([.C1504])=3;2;IF(LEN([.C1504])=5;3;IF(LEN([.C1504])=6;4;IF(LEN([.C1504])=7;5;&quot;Fehler&quot;))))))" office:value-type="float" office:value="3" calcext:value-type="float">
            <text:p>3</text:p>
          </table:table-cell>
          <table:table-cell office:value-type="string" calcext:value-type="string">
            <text:p>KEH 1</text:p>
          </table:table-cell>
          <table:table-cell office:value-type="string" calcext:value-type="string">
            <text:p>VERHAELTNIS DES CHRISTENTUMS ZU ANDEREN RELIGIONEN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505]=([.B1504]+2);&quot;Fehler&quot;;&quot;&quot;)">
            <text:p/>
          </table:table-cell>
          <table:table-cell table:formula="of:=IF(LEN([.C1505])=1;0;IF(LEN([.C1505])=2;1;IF(LEN([.C1505])=3;2;IF(LEN([.C1505])=5;3;IF(LEN([.C1505])=6;4;IF(LEN([.C1505])=7;5;&quot;Fehler&quot;))))))" office:value-type="float" office:value="3" calcext:value-type="float">
            <text:p>3</text:p>
          </table:table-cell>
          <table:table-cell office:value-type="string" calcext:value-type="string">
            <text:p>KEH 2</text:p>
          </table:table-cell>
          <table:table-cell office:value-type="string" calcext:value-type="string">
            <text:p>VERHAELTNIS DES CHRISTENTUMS ZU EINZELNEN WISSENSCHAFTEN</text:p>
          </table:table-cell>
          <table:table-cell table:number-columns-repeated="5"/>
        </table:table-row>
        <table:table-row table:style-name="ro1">
          <table:table-cell table:formula="of:=IF([.B1506]=([.B1505]+2);&quot;Fehler&quot;;&quot;&quot;)">
            <text:p/>
          </table:table-cell>
          <table:table-cell table:formula="of:=IF(LEN([.C1506])=1;0;IF(LEN([.C1506])=2;1;IF(LEN([.C1506])=3;2;IF(LEN([.C1506])=5;3;IF(LEN([.C1506])=6;4;IF(LEN([.C1506])=7;5;&quot;Fehler&quot;))))))" office:value-type="float" office:value="3" calcext:value-type="float">
            <text:p>3</text:p>
          </table:table-cell>
          <table:table-cell office:value-type="string" calcext:value-type="string">
            <text:p>KEH 5</text:p>
          </table:table-cell>
          <table:table-cell office:value-type="string" calcext:value-type="string">
            <text:p>VERHAELTNIS DES CHRISTENTUMS ZUM MARXISMUS <text:s/>CHRISTLICH-MARXISTISCHER DIALOG</text:p>
          </table:table-cell>
          <table:table-cell table:number-columns-repeated="5"/>
        </table:table-row>
        <table:table-row table:style-name="ro1">
          <table:table-cell table:formula="of:=IF([.B1507]=([.B1506]+2);&quot;Fehler&quot;;&quot;&quot;)">
            <text:p/>
          </table:table-cell>
          <table:table-cell table:formula="of:=IF(LEN([.C1507])=1;0;IF(LEN([.C1507])=2;1;IF(LEN([.C1507])=3;2;IF(LEN([.C1507])=5;3;IF(LEN([.C1507])=6;4;IF(LEN([.C1507])=7;5;&quot;Fehler&quot;))))))" office:value-type="float" office:value="3" calcext:value-type="float">
            <text:p>3</text:p>
          </table:table-cell>
          <table:table-cell office:value-type="string" calcext:value-type="string">
            <text:p>KEH 9</text:p>
          </table:table-cell>
          <table:table-cell office:value-type="string" calcext:value-type="string">
            <text:p>SONSTIGE EINZELPROBLEME</text:p>
          </table:table-cell>
          <table:table-cell table:number-columns-repeated="5"/>
        </table:table-row>
        <table:table-row table:style-name="ro1">
          <table:table-cell table:formula="of:=IF([.B1508]=([.B1507]+2);&quot;Fehler&quot;;&quot;&quot;)">
            <text:p/>
          </table:table-cell>
          <table:table-cell table:formula="of:=IF(LEN([.C1508])=1;0;IF(LEN([.C1508])=2;1;IF(LEN([.C1508])=3;2;IF(LEN([.C1508])=5;3;IF(LEN([.C1508])=6;4;IF(LEN([.C1508])=7;5;&quot;Fehler&quot;))))))" office:value-type="float" office:value="2" calcext:value-type="float">
            <text:p>2</text:p>
          </table:table-cell>
          <table:table-cell office:value-type="string" calcext:value-type="string">
            <text:p>KEK</text:p>
          </table:table-cell>
          <table:table-cell office:value-type="string" calcext:value-type="string">
            <text:p>KIRCHENGESCHICHTE EINSCHL. QUELLENSAMMLUNGEN : GESAMTDARSTELLUNGEN - DARSTELLUNGEN MEHRERER EPOCHEN</text:p>
          </table:table-cell>
          <table:table-cell table:number-columns-repeated="5"/>
        </table:table-row>
        <table:table-row table:style-name="ro1">
          <table:table-cell table:formula="of:=IF([.B1509]=([.B1508]+2);&quot;Fehler&quot;;&quot;&quot;)">
            <text:p/>
          </table:table-cell>
          <table:table-cell table:formula="of:=IF(LEN([.C1509])=1;0;IF(LEN([.C1509])=2;1;IF(LEN([.C1509])=3;2;IF(LEN([.C1509])=5;3;IF(LEN([.C1509])=6;4;IF(LEN([.C1509])=7;5;&quot;Fehler&quot;))))))" office:value-type="float" office:value="3" calcext:value-type="float">
            <text:p>3</text:p>
          </table:table-cell>
          <table:table-cell office:value-type="string" calcext:value-type="string">
            <text:p>KEK 1</text:p>
          </table:table-cell>
          <table:table-cell office:value-type="string" calcext:value-type="string">
            <text:p>URCHRISTENTUM <text:s/>FRUEHKIRCHE</text:p>
          </table:table-cell>
          <table:table-cell table:number-columns-repeated="5"/>
        </table:table-row>
        <table:table-row table:style-name="ro1">
          <table:table-cell table:formula="of:=IF([.B1510]=([.B1509]+2);&quot;Fehler&quot;;&quot;&quot;)">
            <text:p/>
          </table:table-cell>
          <table:table-cell table:formula="of:=IF(LEN([.C1510])=1;0;IF(LEN([.C1510])=2;1;IF(LEN([.C1510])=3;2;IF(LEN([.C1510])=5;3;IF(LEN([.C1510])=6;4;IF(LEN([.C1510])=7;5;&quot;Fehler&quot;))))))" office:value-type="float" office:value="3" calcext:value-type="float">
            <text:p>3</text:p>
          </table:table-cell>
          <table:table-cell office:value-type="string" calcext:value-type="string">
            <text:p>KEK 2</text:p>
          </table:table-cell>
          <table:table-cell office:value-type="string" calcext:value-type="string">
            <text:p>MITTELALTER <text:s/>VORREFORMATOREN</text:p>
          </table:table-cell>
          <table:table-cell table:number-columns-repeated="5"/>
        </table:table-row>
        <table:table-row table:style-name="ro1">
          <table:table-cell table:formula="of:=IF([.B1511]=([.B1510]+2);&quot;Fehler&quot;;&quot;&quot;)">
            <text:p/>
          </table:table-cell>
          <table:table-cell table:formula="of:=IF(LEN([.C1511])=1;0;IF(LEN([.C1511])=2;1;IF(LEN([.C1511])=3;2;IF(LEN([.C1511])=5;3;IF(LEN([.C1511])=6;4;IF(LEN([.C1511])=7;5;&quot;Fehler&quot;))))))" office:value-type="float" office:value="3" calcext:value-type="float">
            <text:p>3</text:p>
          </table:table-cell>
          <table:table-cell office:value-type="string" calcext:value-type="string">
            <text:p>KEK 3</text:p>
          </table:table-cell>
          <table:table-cell office:value-type="string" calcext:value-type="string">
            <text:p>REFORMATION <text:s/>GEGENREFORMATION</text:p>
          </table:table-cell>
          <table:table-cell table:number-columns-repeated="5"/>
        </table:table-row>
        <table:table-row table:style-name="ro1">
          <table:table-cell table:formula="of:=IF([.B1512]=([.B1511]+2);&quot;Fehler&quot;;&quot;&quot;)">
            <text:p/>
          </table:table-cell>
          <table:table-cell table:formula="of:=IF(LEN([.C1512])=1;0;IF(LEN([.C1512])=2;1;IF(LEN([.C1512])=3;2;IF(LEN([.C1512])=5;3;IF(LEN([.C1512])=6;4;IF(LEN([.C1512])=7;5;&quot;Fehler&quot;))))))" office:value-type="float" office:value="3" calcext:value-type="float">
            <text:p>3</text:p>
          </table:table-cell>
          <table:table-cell office:value-type="string" calcext:value-type="string">
            <text:p>KEK 4</text:p>
          </table:table-cell>
          <table:table-cell office:value-type="string" calcext:value-type="string">
            <text:p>VON DER AUFKLAERUNG BIS ZUM ENDE DES 1. WELTKRIEGES</text:p>
          </table:table-cell>
          <table:table-cell table:number-columns-repeated="5"/>
        </table:table-row>
        <table:table-row table:style-name="ro1">
          <table:table-cell table:formula="of:=IF([.B1513]=([.B1512]+2);&quot;Fehler&quot;;&quot;&quot;)">
            <text:p/>
          </table:table-cell>
          <table:table-cell table:formula="of:=IF(LEN([.C1513])=1;0;IF(LEN([.C1513])=2;1;IF(LEN([.C1513])=3;2;IF(LEN([.C1513])=5;3;IF(LEN([.C1513])=6;4;IF(LEN([.C1513])=7;5;&quot;Fehler&quot;))))))" office:value-type="float" office:value="3" calcext:value-type="float">
            <text:p>3</text:p>
          </table:table-cell>
          <table:table-cell office:value-type="string" calcext:value-type="string">
            <text:p>KEK 5</text:p>
          </table:table-cell>
          <table:table-cell office:value-type="string" calcext:value-type="string">
            <text:p>VOM ENDE DES 1. WELTKRIEGES BIS ZUR GEGENWART</text:p>
          </table:table-cell>
          <table:table-cell table:number-columns-repeated="5"/>
        </table:table-row>
        <table:table-row table:style-name="ro1">
          <table:table-cell table:formula="of:=IF([.B1514]=([.B1513]+2);&quot;Fehler&quot;;&quot;&quot;)">
            <text:p/>
          </table:table-cell>
          <table:table-cell table:formula="of:=IF(LEN([.C1514])=1;0;IF(LEN([.C1514])=2;1;IF(LEN([.C1514])=3;2;IF(LEN([.C1514])=5;3;IF(LEN([.C1514])=6;4;IF(LEN([.C1514])=7;5;&quot;Fehler&quot;))))))" office:value-type="float" office:value="4" calcext:value-type="float">
            <text:p>4</text:p>
          </table:table-cell>
          <table:table-cell office:value-type="string" calcext:value-type="string">
            <text:p>KEK 50</text:p>
          </table:table-cell>
          <table:table-cell office:value-type="string" calcext:value-type="string">
            <text:p>DIE KIRCHEN UND DER NATIONALSOZIALISMUS</text:p>
          </table:table-cell>
          <table:table-cell table:number-columns-repeated="5"/>
        </table:table-row>
        <table:table-row table:style-name="ro1">
          <table:table-cell table:formula="of:=IF([.B1515]=([.B1514]+2);&quot;Fehler&quot;;&quot;&quot;)">
            <text:p/>
          </table:table-cell>
          <table:table-cell table:formula="of:=IF(LEN([.C1515])=1;0;IF(LEN([.C1515])=2;1;IF(LEN([.C1515])=3;2;IF(LEN([.C1515])=5;3;IF(LEN([.C1515])=6;4;IF(LEN([.C1515])=7;5;&quot;Fehler&quot;))))))" office:value-type="float" office:value="4" calcext:value-type="float">
            <text:p>4</text:p>
          </table:table-cell>
          <table:table-cell office:value-type="string" calcext:value-type="string">
            <text:p>KEK 51</text:p>
          </table:table-cell>
          <table:table-cell office:value-type="string" calcext:value-type="string">
            <text:p>DIE KIRCHEN UND DER KOMMUNISMUS</text:p>
          </table:table-cell>
          <table:table-cell table:number-columns-repeated="5"/>
        </table:table-row>
        <table:table-row table:style-name="ro1">
          <table:table-cell table:formula="of:=IF([.B1516]=([.B1515]+2);&quot;Fehler&quot;;&quot;&quot;)">
            <text:p/>
          </table:table-cell>
          <table:table-cell table:formula="of:=IF(LEN([.C1516])=1;0;IF(LEN([.C1516])=2;1;IF(LEN([.C1516])=3;2;IF(LEN([.C1516])=5;3;IF(LEN([.C1516])=6;4;IF(LEN([.C1516])=7;5;&quot;Fehler&quot;))))))" office:value-type="float" office:value="4" calcext:value-type="float">
            <text:p>4</text:p>
          </table:table-cell>
          <table:table-cell office:value-type="string" calcext:value-type="string">
            <text:p>KEK 52</text:p>
          </table:table-cell>
          <table:table-cell office:value-type="string" calcext:value-type="string">
            <text:p>OEKUMENE <text:s/>INTERKONFESSIONELLES GESPRAECH : ALLGEMEINES</text:p>
          </table:table-cell>
          <table:table-cell table:number-columns-repeated="5"/>
        </table:table-row>
        <table:table-row table:style-name="ro1">
          <table:table-cell table:formula="of:=IF([.B1517]=([.B1516]+2);&quot;Fehler&quot;;&quot;&quot;)">
            <text:p/>
          </table:table-cell>
          <table:table-cell table:formula="of:=IF(LEN([.C1517])=1;0;IF(LEN([.C1517])=2;1;IF(LEN([.C1517])=3;2;IF(LEN([.C1517])=5;3;IF(LEN([.C1517])=6;4;IF(LEN([.C1517])=7;5;&quot;Fehler&quot;))))))" office:value-type="float" office:value="3" calcext:value-type="float">
            <text:p>3</text:p>
          </table:table-cell>
          <table:table-cell office:value-type="string" calcext:value-type="string">
            <text:p>KEK 6</text:p>
          </table:table-cell>
          <table:table-cell office:value-type="string" calcext:value-type="string">
            <text:p>REGIONALE KIRCHENGESCHICHTE DEUTSCHLANDS</text:p>
          </table:table-cell>
          <table:table-cell table:number-columns-repeated="5"/>
        </table:table-row>
        <table:table-row table:style-name="ro1">
          <table:table-cell table:formula="of:=IF([.B1518]=([.B1517]+2);&quot;Fehler&quot;;&quot;&quot;)">
            <text:p/>
          </table:table-cell>
          <table:table-cell table:formula="of:=IF(LEN([.C1518])=1;0;IF(LEN([.C1518])=2;1;IF(LEN([.C1518])=3;2;IF(LEN([.C1518])=5;3;IF(LEN([.C1518])=6;4;IF(LEN([.C1518])=7;5;&quot;Fehler&quot;))))))" office:value-type="float" office:value="2" calcext:value-type="float">
            <text:p>2</text:p>
          </table:table-cell>
          <table:table-cell office:value-type="string" calcext:value-type="string">
            <text:p>KEL</text:p>
          </table:table-cell>
          <table:table-cell office:value-type="string" calcext:value-type="string">
            <text:p>KONFESSIONSKUNDE <text:s/>KIRCHENKUNDE : GESAMTDARSTELLUNGEN - DARSTELLUNGEN MEHRERER KIRCHEN UND GEMEINSCHAFTEN</text:p>
          </table:table-cell>
          <table:table-cell table:number-columns-repeated="5"/>
        </table:table-row>
        <table:table-row table:style-name="ro1">
          <table:table-cell table:formula="of:=IF([.B1519]=([.B1518]+2);&quot;Fehler&quot;;&quot;&quot;)">
            <text:p/>
          </table:table-cell>
          <table:table-cell table:formula="of:=IF(LEN([.C1519])=1;0;IF(LEN([.C1519])=2;1;IF(LEN([.C1519])=3;2;IF(LEN([.C1519])=5;3;IF(LEN([.C1519])=6;4;IF(LEN([.C1519])=7;5;&quot;Fehler&quot;))))))" office:value-type="float" office:value="3" calcext:value-type="float">
            <text:p>3</text:p>
          </table:table-cell>
          <table:table-cell office:value-type="string" calcext:value-type="string">
            <text:p>KEL 1</text:p>
          </table:table-cell>
          <table:table-cell office:value-type="string" calcext:value-type="string">
            <text:p>KATHOLISCHES CHRISTENTUM <text:s/>ROEMISCH-KATHOLISCHE KIRCHE : ALLGEMEINES</text:p>
          </table:table-cell>
          <table:table-cell table:number-columns-repeated="5"/>
        </table:table-row>
        <table:table-row table:style-name="ro1">
          <table:table-cell table:formula="of:=IF([.B1520]=([.B1519]+2);&quot;Fehler&quot;;&quot;&quot;)">
            <text:p/>
          </table:table-cell>
          <table:table-cell table:formula="of:=IF(LEN([.C1520])=1;0;IF(LEN([.C1520])=2;1;IF(LEN([.C1520])=3;2;IF(LEN([.C1520])=5;3;IF(LEN([.C1520])=6;4;IF(LEN([.C1520])=7;5;&quot;Fehler&quot;))))))" office:value-type="float" office:value="4" calcext:value-type="float">
            <text:p>4</text:p>
          </table:table-cell>
          <table:table-cell office:value-type="string" calcext:value-type="string">
            <text:p>KEL 10</text:p>
          </table:table-cell>
          <table:table-cell office:value-type="string" calcext:value-type="string">
            <text:p>PAPSTTUM <text:s/>VATIKAN</text:p>
          </table:table-cell>
          <table:table-cell table:number-columns-repeated="5"/>
        </table:table-row>
        <table:table-row table:style-name="ro1">
          <table:table-cell table:formula="of:=IF([.B1521]=([.B1520]+2);&quot;Fehler&quot;;&quot;&quot;)">
            <text:p/>
          </table:table-cell>
          <table:table-cell table:formula="of:=IF(LEN([.C1521])=1;0;IF(LEN([.C1521])=2;1;IF(LEN([.C1521])=3;2;IF(LEN([.C1521])=5;3;IF(LEN([.C1521])=6;4;IF(LEN([.C1521])=7;5;&quot;Fehler&quot;))))))" office:value-type="float" office:value="5" calcext:value-type="float">
            <text:p>5</text:p>
          </table:table-cell>
          <table:table-cell office:value-type="string" calcext:value-type="string">
            <text:p>KEL 100</text:p>
          </table:table-cell>
          <table:table-cell office:value-type="string" calcext:value-type="string">
            <text:p>PAPSTGESCHICHTE</text:p>
          </table:table-cell>
          <table:table-cell table:number-columns-repeated="5"/>
        </table:table-row>
        <table:table-row table:style-name="ro1">
          <table:table-cell table:formula="of:=IF([.B1522]=([.B1521]+2);&quot;Fehler&quot;;&quot;&quot;)">
            <text:p/>
          </table:table-cell>
          <table:table-cell table:formula="of:=IF(LEN([.C1522])=1;0;IF(LEN([.C1522])=2;1;IF(LEN([.C1522])=3;2;IF(LEN([.C1522])=5;3;IF(LEN([.C1522])=6;4;IF(LEN([.C1522])=7;5;&quot;Fehler&quot;))))))" office:value-type="float" office:value="4" calcext:value-type="float">
            <text:p>4</text:p>
          </table:table-cell>
          <table:table-cell office:value-type="string" calcext:value-type="string">
            <text:p>KEL 11</text:p>
          </table:table-cell>
          <table:table-cell office:value-type="string" calcext:value-type="string">
            <text:p>KONZILIENGESCHICHTE</text:p>
          </table:table-cell>
          <table:table-cell table:number-columns-repeated="5"/>
        </table:table-row>
        <table:table-row table:style-name="ro1">
          <table:table-cell table:formula="of:=IF([.B1523]=([.B1522]+2);&quot;Fehler&quot;;&quot;&quot;)">
            <text:p/>
          </table:table-cell>
          <table:table-cell table:formula="of:=IF(LEN([.C1523])=1;0;IF(LEN([.C1523])=2;1;IF(LEN([.C1523])=3;2;IF(LEN([.C1523])=5;3;IF(LEN([.C1523])=6;4;IF(LEN([.C1523])=7;5;&quot;Fehler&quot;))))))" office:value-type="float" office:value="5" calcext:value-type="float">
            <text:p>5</text:p>
          </table:table-cell>
          <table:table-cell office:value-type="string" calcext:value-type="string">
            <text:p>KEL 110</text:p>
          </table:table-cell>
          <table:table-cell office:value-type="string" calcext:value-type="string">
            <text:p>ZWEITES VATIKANISCHES KONZIL</text:p>
          </table:table-cell>
          <table:table-cell table:number-columns-repeated="5"/>
        </table:table-row>
        <table:table-row table:style-name="ro1">
          <table:table-cell table:formula="of:=IF([.B1524]=([.B1523]+2);&quot;Fehler&quot;;&quot;&quot;)">
            <text:p/>
          </table:table-cell>
          <table:table-cell table:formula="of:=IF(LEN([.C1524])=1;0;IF(LEN([.C1524])=2;1;IF(LEN([.C1524])=3;2;IF(LEN([.C1524])=5;3;IF(LEN([.C1524])=6;4;IF(LEN([.C1524])=7;5;&quot;Fehler&quot;))))))" office:value-type="float" office:value="4" calcext:value-type="float">
            <text:p>4</text:p>
          </table:table-cell>
          <table:table-cell office:value-type="string" calcext:value-type="string">
            <text:p>KEL 12</text:p>
          </table:table-cell>
          <table:table-cell office:value-type="string" calcext:value-type="string">
            <text:p>MOENCHTUM <text:s/>KATHOLISCHE ORDENSGESCHICHTE : ALLGEMEINES</text:p>
          </table:table-cell>
          <table:table-cell table:number-columns-repeated="5"/>
        </table:table-row>
        <table:table-row table:style-name="ro1">
          <table:table-cell table:formula="of:=IF([.B1525]=([.B1524]+2);&quot;Fehler&quot;;&quot;&quot;)">
            <text:p/>
          </table:table-cell>
          <table:table-cell table:formula="of:=IF(LEN([.C1525])=1;0;IF(LEN([.C1525])=2;1;IF(LEN([.C1525])=3;2;IF(LEN([.C1525])=5;3;IF(LEN([.C1525])=6;4;IF(LEN([.C1525])=7;5;&quot;Fehler&quot;))))))" office:value-type="float" office:value="5" calcext:value-type="float">
            <text:p>5</text:p>
          </table:table-cell>
          <table:table-cell office:value-type="string" calcext:value-type="string">
            <text:p>KEL 120</text:p>
          </table:table-cell>
          <table:table-cell office:value-type="string" calcext:value-type="string">
            <text:p>EINZELNE KATHOLISCHE ORDEN UND KONGREGATIONEN EINSCHL. ORDENSREGELN</text:p>
          </table:table-cell>
          <table:table-cell table:number-columns-repeated="5"/>
        </table:table-row>
        <table:table-row table:style-name="ro1">
          <table:table-cell table:formula="of:=IF([.B1526]=([.B1525]+2);&quot;Fehler&quot;;&quot;&quot;)">
            <text:p/>
          </table:table-cell>
          <table:table-cell table:formula="of:=IF(LEN([.C1526])=1;0;IF(LEN([.C1526])=2;1;IF(LEN([.C1526])=3;2;IF(LEN([.C1526])=5;3;IF(LEN([.C1526])=6;4;IF(LEN([.C1526])=7;5;&quot;Fehler&quot;))))))" office:value-type="float" office:value="4" calcext:value-type="float">
            <text:p>4</text:p>
          </table:table-cell>
          <table:table-cell office:value-type="string" calcext:value-type="string">
            <text:p>KEL 13</text:p>
          </table:table-cell>
          <table:table-cell office:value-type="string" calcext:value-type="string">
            <text:p>SONSTIGE EINZELFRAGEN</text:p>
          </table:table-cell>
          <table:table-cell table:number-columns-repeated="5"/>
        </table:table-row>
        <table:table-row table:style-name="ro1">
          <table:table-cell table:formula="of:=IF([.B1527]=([.B1526]+2);&quot;Fehler&quot;;&quot;&quot;)">
            <text:p/>
          </table:table-cell>
          <table:table-cell table:formula="of:=IF(LEN([.C1527])=1;0;IF(LEN([.C1527])=2;1;IF(LEN([.C1527])=3;2;IF(LEN([.C1527])=5;3;IF(LEN([.C1527])=6;4;IF(LEN([.C1527])=7;5;&quot;Fehler&quot;))))))" office:value-type="float" office:value="3" calcext:value-type="float">
            <text:p>3</text:p>
          </table:table-cell>
          <table:table-cell office:value-type="string" calcext:value-type="string">
            <text:p>KEL 2</text:p>
          </table:table-cell>
          <table:table-cell office:value-type="string" calcext:value-type="string">
            <text:p>ORTHODOXES CHRISTENTUM <text:s/>OSTKIRCHE EINSCHL. DER MIT ROM UNIERTEN KIRCHEN : ALLGEMEINES</text:p>
          </table:table-cell>
          <table:table-cell table:number-columns-repeated="5"/>
        </table:table-row>
        <table:table-row table:style-name="ro1">
          <table:table-cell table:formula="of:=IF([.B1528]=([.B1527]+2);&quot;Fehler&quot;;&quot;&quot;)">
            <text:p/>
          </table:table-cell>
          <table:table-cell table:formula="of:=IF(LEN([.C1528])=1;0;IF(LEN([.C1528])=2;1;IF(LEN([.C1528])=3;2;IF(LEN([.C1528])=5;3;IF(LEN([.C1528])=6;4;IF(LEN([.C1528])=7;5;&quot;Fehler&quot;))))))" office:value-type="float" office:value="4" calcext:value-type="float">
            <text:p>4</text:p>
          </table:table-cell>
          <table:table-cell office:value-type="string" calcext:value-type="string">
            <text:p>KEL 20</text:p>
          </table:table-cell>
          <table:table-cell office:value-type="string" calcext:value-type="string">
            <text:p>EINZELFRAGEN</text:p>
          </table:table-cell>
          <table:table-cell table:number-columns-repeated="5"/>
        </table:table-row>
        <table:table-row table:style-name="ro1">
          <table:table-cell table:formula="of:=IF([.B1529]=([.B1528]+2);&quot;Fehler&quot;;&quot;&quot;)">
            <text:p/>
          </table:table-cell>
          <table:table-cell table:formula="of:=IF(LEN([.C1529])=1;0;IF(LEN([.C1529])=2;1;IF(LEN([.C1529])=3;2;IF(LEN([.C1529])=5;3;IF(LEN([.C1529])=6;4;IF(LEN([.C1529])=7;5;&quot;Fehler&quot;))))))" office:value-type="float" office:value="3" calcext:value-type="float">
            <text:p>3</text:p>
          </table:table-cell>
          <table:table-cell office:value-type="string" calcext:value-type="string">
            <text:p>KEL 3</text:p>
          </table:table-cell>
          <table:table-cell office:value-type="string" calcext:value-type="string">
            <text:p>PROTESTANTISMUS <text:s/>EVANGELISCHE KIRCHEN : ALLGEMEINES</text:p>
          </table:table-cell>
          <table:table-cell table:number-columns-repeated="5"/>
        </table:table-row>
        <table:table-row table:style-name="ro1">
          <table:table-cell table:formula="of:=IF([.B1530]=([.B1529]+2);&quot;Fehler&quot;;&quot;&quot;)">
            <text:p/>
          </table:table-cell>
          <table:table-cell table:formula="of:=IF(LEN([.C1530])=1;0;IF(LEN([.C1530])=2;1;IF(LEN([.C1530])=3;2;IF(LEN([.C1530])=5;3;IF(LEN([.C1530])=6;4;IF(LEN([.C1530])=7;5;&quot;Fehler&quot;))))))" office:value-type="float" office:value="4" calcext:value-type="float">
            <text:p>4</text:p>
          </table:table-cell>
          <table:table-cell office:value-type="string" calcext:value-type="string">
            <text:p>KEL 30</text:p>
          </table:table-cell>
          <table:table-cell office:value-type="string" calcext:value-type="string">
            <text:p>EINZELNE EVANGELISCHE KIRCHEN</text:p>
          </table:table-cell>
          <table:table-cell table:number-columns-repeated="5"/>
        </table:table-row>
        <table:table-row table:style-name="ro1">
          <table:table-cell table:formula="of:=IF([.B1531]=([.B1530]+2);&quot;Fehler&quot;;&quot;&quot;)">
            <text:p/>
          </table:table-cell>
          <table:table-cell table:formula="of:=IF(LEN([.C1531])=1;0;IF(LEN([.C1531])=2;1;IF(LEN([.C1531])=3;2;IF(LEN([.C1531])=5;3;IF(LEN([.C1531])=6;4;IF(LEN([.C1531])=7;5;&quot;Fehler&quot;))))))" office:value-type="float" office:value="4" calcext:value-type="float">
            <text:p>4</text:p>
          </table:table-cell>
          <table:table-cell office:value-type="string" calcext:value-type="string">
            <text:p>KEL 31</text:p>
          </table:table-cell>
          <table:table-cell office:value-type="string" calcext:value-type="string">
            <text:p>SONSTIGE EINZELFRAGEN</text:p>
          </table:table-cell>
          <table:table-cell table:number-columns-repeated="5"/>
        </table:table-row>
        <table:table-row table:style-name="ro1">
          <table:table-cell table:formula="of:=IF([.B1532]=([.B1531]+2);&quot;Fehler&quot;;&quot;&quot;)">
            <text:p/>
          </table:table-cell>
          <table:table-cell table:formula="of:=IF(LEN([.C1532])=1;0;IF(LEN([.C1532])=2;1;IF(LEN([.C1532])=3;2;IF(LEN([.C1532])=5;3;IF(LEN([.C1532])=6;4;IF(LEN([.C1532])=7;5;&quot;Fehler&quot;))))))" office:value-type="float" office:value="3" calcext:value-type="float">
            <text:p>3</text:p>
          </table:table-cell>
          <table:table-cell office:value-type="string" calcext:value-type="string">
            <text:p>KEL 4</text:p>
          </table:table-cell>
          <table:table-cell office:value-type="string" calcext:value-type="string">
            <text:p>CHRISTLICHE GEMEINSCHAFTEN UND SEKTEN EINSCHL. QUELLENSCHRIFTEN</text:p>
          </table:table-cell>
          <table:table-cell table:number-columns-repeated="5"/>
        </table:table-row>
        <table:table-row table:style-name="ro1">
          <table:table-cell table:formula="of:=IF([.B1533]=([.B1532]+2);&quot;Fehler&quot;;&quot;&quot;)">
            <text:p/>
          </table:table-cell>
          <table:table-cell table:formula="of:=IF(LEN([.C1533])=1;0;IF(LEN([.C1533])=2;1;IF(LEN([.C1533])=3;2;IF(LEN([.C1533])=5;3;IF(LEN([.C1533])=6;4;IF(LEN([.C1533])=7;5;&quot;Fehler&quot;))))))" office:value-type="float" office:value="2" calcext:value-type="float">
            <text:p>2</text:p>
          </table:table-cell>
          <table:table-cell office:value-type="string" calcext:value-type="string">
            <text:p>KEM</text:p>
          </table:table-cell>
          <table:table-cell office:value-type="string" calcext:value-type="string">
            <text:p>GESCHICHTE DER THEOLOGIE <text:s/>QUELLENSAMMLUNGEN ZUR THEOLOGIEGESCHICHTE</text:p>
          </table:table-cell>
          <table:table-cell table:number-columns-repeated="5"/>
        </table:table-row>
        <table:table-row table:style-name="ro1">
          <table:table-cell table:formula="of:=IF([.B1534]=([.B1533]+2);&quot;Fehler&quot;;&quot;&quot;)">
            <text:p/>
          </table:table-cell>
          <table:table-cell table:formula="of:=IF(LEN([.C1534])=1;0;IF(LEN([.C1534])=2;1;IF(LEN([.C1534])=3;2;IF(LEN([.C1534])=5;3;IF(LEN([.C1534])=6;4;IF(LEN([.C1534])=7;5;&quot;Fehler&quot;))))))" office:value-type="float" office:value="2" calcext:value-type="float">
            <text:p>2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GESAMMELTE UND AUSGEWAEHLTE WERKE EINZELNER THEOLOGEN UND RELIGIOESER PERSOENLICHKEITEN</text:p>
          </table:table-cell>
          <table:table-cell table:number-columns-repeated="5"/>
        </table:table-row>
        <table:table-row table:style-name="ro1">
          <table:table-cell table:formula="of:=IF([.B1535]=([.B1534]+2);&quot;Fehler&quot;;&quot;&quot;)">
            <text:p/>
          </table:table-cell>
          <table:table-cell table:formula="of:=IF(LEN([.C1535])=1;0;IF(LEN([.C1535])=2;1;IF(LEN([.C1535])=3;2;IF(LEN([.C1535])=5;3;IF(LEN([.C1535])=6;4;IF(LEN([.C1535])=7;5;&quot;Fehler&quot;))))))" office:value-type="float" office:value="2" calcext:value-type="float">
            <text:p>2</text:p>
          </table:table-cell>
          <table:table-cell office:value-type="string" calcext:value-type="string">
            <text:p>KEO</text:p>
          </table:table-cell>
          <table:table-cell office:value-type="string" calcext:value-type="string">
            <text:p>BIBELWISSENSCHAFT <text:s/>BIBLISCHE ARCHAEOLOGIE</text:p>
          </table:table-cell>
          <table:table-cell table:number-columns-repeated="5"/>
        </table:table-row>
        <table:table-row table:style-name="ro1">
          <table:table-cell table:formula="of:=IF([.B1536]=([.B1535]+2);&quot;Fehler&quot;;&quot;&quot;)">
            <text:p/>
          </table:table-cell>
          <table:table-cell table:formula="of:=IF(LEN([.C1536])=1;0;IF(LEN([.C1536])=2;1;IF(LEN([.C1536])=3;2;IF(LEN([.C1536])=5;3;IF(LEN([.C1536])=6;4;IF(LEN([.C1536])=7;5;&quot;Fehler&quot;))))))" office:value-type="float" office:value="3" calcext:value-type="float">
            <text:p>3</text:p>
          </table:table-cell>
          <table:table-cell office:value-type="string" calcext:value-type="string">
            <text:p>KEO 1</text:p>
          </table:table-cell>
          <table:table-cell office:value-type="string" calcext:value-type="string">
            <text:p>DIE GESAMTE BIBEL (TEXTAUSGABEN)</text:p>
          </table:table-cell>
          <table:table-cell table:number-columns-repeated="5"/>
        </table:table-row>
        <table:table-row table:style-name="ro1">
          <table:table-cell table:formula="of:=IF([.B1537]=([.B1536]+2);&quot;Fehler&quot;;&quot;&quot;)">
            <text:p/>
          </table:table-cell>
          <table:table-cell table:formula="of:=IF(LEN([.C1537])=1;0;IF(LEN([.C1537])=2;1;IF(LEN([.C1537])=3;2;IF(LEN([.C1537])=5;3;IF(LEN([.C1537])=6;4;IF(LEN([.C1537])=7;5;&quot;Fehler&quot;))))))" office:value-type="float" office:value="4" calcext:value-type="float">
            <text:p>4</text:p>
          </table:table-cell>
          <table:table-cell office:value-type="string" calcext:value-type="string">
            <text:p>KEO 10</text:p>
          </table:table-cell>
          <table:table-cell office:value-type="string" calcext:value-type="string">
            <text:p><text:span text:style-name="T1">BIBLISCHE THEOLOGIE EINSCHL. IHRER GESCHICHTE TEXTKRITIK – </text:span>TEXTAUSLEGUNG</text:p>
          </table:table-cell>
          <table:table-cell table:number-columns-repeated="5"/>
        </table:table-row>
        <table:table-row table:style-name="ro1">
          <table:table-cell table:formula="of:=IF([.B1538]=([.B1537]+2);&quot;Fehler&quot;;&quot;&quot;)">
            <text:p/>
          </table:table-cell>
          <table:table-cell table:formula="of:=IF(LEN([.C1538])=1;0;IF(LEN([.C1538])=2;1;IF(LEN([.C1538])=3;2;IF(LEN([.C1538])=5;3;IF(LEN([.C1538])=6;4;IF(LEN([.C1538])=7;5;&quot;Fehler&quot;))))))" office:value-type="float" office:value="3" calcext:value-type="float">
            <text:p>3</text:p>
          </table:table-cell>
          <table:table-cell office:value-type="string" calcext:value-type="string">
            <text:p>KEO 2</text:p>
          </table:table-cell>
          <table:table-cell office:value-type="string" calcext:value-type="string">
            <text:p>ALTES TESTAMENT (TEXTAUSGABEN)</text:p>
          </table:table-cell>
          <table:table-cell table:number-columns-repeated="5"/>
        </table:table-row>
        <table:table-row table:style-name="ro1">
          <table:table-cell table:formula="of:=IF([.B1539]=([.B1538]+2);&quot;Fehler&quot;;&quot;&quot;)">
            <text:p/>
          </table:table-cell>
          <table:table-cell table:formula="of:=IF(LEN([.C1539])=1;0;IF(LEN([.C1539])=2;1;IF(LEN([.C1539])=3;2;IF(LEN([.C1539])=5;3;IF(LEN([.C1539])=6;4;IF(LEN([.C1539])=7;5;&quot;Fehler&quot;))))))" office:value-type="float" office:value="4" calcext:value-type="float">
            <text:p>4</text:p>
          </table:table-cell>
          <table:table-cell office:value-type="string" calcext:value-type="string">
            <text:p>KEO 20</text:p>
          </table:table-cell>
          <table:table-cell office:value-type="string" calcext:value-type="string">
            <text:p>ALTTESTAMENTLICHE THEOLOGIE EINSCHL. IHRER GESCHICHTE TEXTKRITIK – TEXTAUSLEGUNG</text:p>
          </table:table-cell>
          <table:table-cell table:number-columns-repeated="5"/>
        </table:table-row>
        <table:table-row table:style-name="ro1">
          <table:table-cell table:formula="of:=IF([.B1540]=([.B1539]+2);&quot;Fehler&quot;;&quot;&quot;)">
            <text:p/>
          </table:table-cell>
          <table:table-cell table:formula="of:=IF(LEN([.C1540])=1;0;IF(LEN([.C1540])=2;1;IF(LEN([.C1540])=3;2;IF(LEN([.C1540])=5;3;IF(LEN([.C1540])=6;4;IF(LEN([.C1540])=7;5;&quot;Fehler&quot;))))))" office:value-type="float" office:value="3" calcext:value-type="float">
            <text:p>3</text:p>
          </table:table-cell>
          <table:table-cell office:value-type="string" calcext:value-type="string">
            <text:p>KEO 3</text:p>
          </table:table-cell>
          <table:table-cell office:value-type="string" calcext:value-type="string">
            <text:p>NEUES TESTAMENT (TEXTAUSGABEN)</text:p>
          </table:table-cell>
          <table:table-cell table:number-columns-repeated="5"/>
        </table:table-row>
        <table:table-row table:style-name="ro1">
          <table:table-cell table:formula="of:=IF([.B1541]=([.B1540]+2);&quot;Fehler&quot;;&quot;&quot;)">
            <text:p/>
          </table:table-cell>
          <table:table-cell table:formula="of:=IF(LEN([.C1541])=1;0;IF(LEN([.C1541])=2;1;IF(LEN([.C1541])=3;2;IF(LEN([.C1541])=5;3;IF(LEN([.C1541])=6;4;IF(LEN([.C1541])=7;5;&quot;Fehler&quot;))))))" office:value-type="float" office:value="4" calcext:value-type="float">
            <text:p>4</text:p>
          </table:table-cell>
          <table:table-cell office:value-type="string" calcext:value-type="string">
            <text:p>KEO 30</text:p>
          </table:table-cell>
          <table:table-cell office:value-type="string" calcext:value-type="string">
            <text:p>NEUTESTAMENTLICHE THEOLOGIE EINSCHL. IHRER GESCHICHTE TEXTKRITIK – TEXTAUSLEGUNG</text:p>
          </table:table-cell>
          <table:table-cell table:number-columns-repeated="5"/>
        </table:table-row>
        <table:table-row table:style-name="ro1">
          <table:table-cell table:formula="of:=IF([.B1542]=([.B1541]+2);&quot;Fehler&quot;;&quot;&quot;)">
            <text:p/>
          </table:table-cell>
          <table:table-cell table:formula="of:=IF(LEN([.C1542])=1;0;IF(LEN([.C1542])=2;1;IF(LEN([.C1542])=3;2;IF(LEN([.C1542])=5;3;IF(LEN([.C1542])=6;4;IF(LEN([.C1542])=7;5;&quot;Fehler&quot;))))))" office:value-type="float" office:value="5" calcext:value-type="float">
            <text:p>5</text:p>
          </table:table-cell>
          <table:table-cell office:value-type="string" calcext:value-type="string">
            <text:p>KEO 300</text:p>
          </table:table-cell>
          <table:table-cell office:value-type="string" calcext:value-type="string">
            <text:p>KOMMENTARE ZU EINZELNEN TEILEN DES NEUEN TESTAMENTES</text:p>
          </table:table-cell>
          <table:table-cell table:number-columns-repeated="5"/>
        </table:table-row>
        <table:table-row table:style-name="ro1">
          <table:table-cell table:formula="of:=IF([.B1543]=([.B1542]+2);&quot;Fehler&quot;;&quot;&quot;)">
            <text:p/>
          </table:table-cell>
          <table:table-cell table:formula="of:=IF(LEN([.C1543])=1;0;IF(LEN([.C1543])=2;1;IF(LEN([.C1543])=3;2;IF(LEN([.C1543])=5;3;IF(LEN([.C1543])=6;4;IF(LEN([.C1543])=7;5;&quot;Fehler&quot;))))))" office:value-type="float" office:value="3" calcext:value-type="float">
            <text:p>3</text:p>
          </table:table-cell>
          <table:table-cell office:value-type="string" calcext:value-type="string">
            <text:p>KEO 4</text:p>
          </table:table-cell>
          <table:table-cell office:value-type="string" calcext:value-type="string">
            <text:p>NICHTKANONISCHE SCHRIFTEN</text:p>
          </table:table-cell>
          <table:table-cell table:number-columns-repeated="5"/>
        </table:table-row>
        <table:table-row table:style-name="ro1">
          <table:table-cell table:formula="of:=IF([.B1544]=([.B1543]+2);&quot;Fehler&quot;;&quot;&quot;)">
            <text:p/>
          </table:table-cell>
          <table:table-cell table:formula="of:=IF(LEN([.C1544])=1;0;IF(LEN([.C1544])=2;1;IF(LEN([.C1544])=3;2;IF(LEN([.C1544])=5;3;IF(LEN([.C1544])=6;4;IF(LEN([.C1544])=7;5;&quot;Fehler&quot;))))))" office:value-type="float" office:value="3" calcext:value-type="float">
            <text:p>3</text:p>
          </table:table-cell>
          <table:table-cell office:value-type="string" calcext:value-type="string">
            <text:p>KEO 5</text:p>
          </table:table-cell>
          <table:table-cell office:value-type="string" calcext:value-type="string">
            <text:p>JESUS CHRISTUS <text:s/>CHRISTOLOGIE</text:p>
          </table:table-cell>
          <table:table-cell table:number-columns-repeated="5"/>
        </table:table-row>
        <table:table-row table:style-name="ro1">
          <table:table-cell table:formula="of:=IF([.B1545]=([.B1544]+2);&quot;Fehler&quot;;&quot;&quot;)">
            <text:p/>
          </table:table-cell>
          <table:table-cell table:formula="of:=IF(LEN([.C1545])=1;0;IF(LEN([.C1545])=2;1;IF(LEN([.C1545])=3;2;IF(LEN([.C1545])=5;3;IF(LEN([.C1545])=6;4;IF(LEN([.C1545])=7;5;&quot;Fehler&quot;))))))" office:value-type="float" office:value="3" calcext:value-type="float">
            <text:p>3</text:p>
          </table:table-cell>
          <table:table-cell office:value-type="string" calcext:value-type="string">
            <text:p>KEO 6</text:p>
          </table:table-cell>
          <table:table-cell office:value-type="string" calcext:value-type="string">
            <text:p>MARIA <text:s/>MARIOLOGIE</text:p>
          </table:table-cell>
          <table:table-cell table:number-columns-repeated="5"/>
        </table:table-row>
        <table:table-row table:style-name="ro1">
          <table:table-cell table:formula="of:=IF([.B1546]=([.B1545]+2);&quot;Fehler&quot;;&quot;&quot;)">
            <text:p/>
          </table:table-cell>
          <table:table-cell table:formula="of:=IF(LEN([.C1546])=1;0;IF(LEN([.C1546])=2;1;IF(LEN([.C1546])=3;2;IF(LEN([.C1546])=5;3;IF(LEN([.C1546])=6;4;IF(LEN([.C1546])=7;5;&quot;Fehler&quot;))))))" office:value-type="float" office:value="2" calcext:value-type="float">
            <text:p>2</text:p>
          </table:table-cell>
          <table:table-cell office:value-type="string" calcext:value-type="string">
            <text:p>KEP</text:p>
          </table:table-cell>
          <table:table-cell office:value-type="string" calcext:value-type="string">
            <text:p>SYSTEMATISCHE THEOLOGIE</text:p>
          </table:table-cell>
          <table:table-cell table:number-columns-repeated="5"/>
        </table:table-row>
        <table:table-row table:style-name="ro1">
          <table:table-cell table:formula="of:=IF([.B1547]=([.B1546]+2);&quot;Fehler&quot;;&quot;&quot;)">
            <text:p/>
          </table:table-cell>
          <table:table-cell table:formula="of:=IF(LEN([.C1547])=1;0;IF(LEN([.C1547])=2;1;IF(LEN([.C1547])=3;2;IF(LEN([.C1547])=5;3;IF(LEN([.C1547])=6;4;IF(LEN([.C1547])=7;5;&quot;Fehler&quot;))))))" office:value-type="float" office:value="3" calcext:value-type="float">
            <text:p>3</text:p>
          </table:table-cell>
          <table:table-cell office:value-type="string" calcext:value-type="string">
            <text:p>KEP 1</text:p>
          </table:table-cell>
          <table:table-cell office:value-type="string" calcext:value-type="string">
            <text:p>DOGMATIK (GLAUBENSLEHRE) <text:s/>DOGMENGESCHICHTE FUNDAMENTALTHEOLOGIE : ALLGEMEINES</text:p>
          </table:table-cell>
          <table:table-cell table:number-columns-repeated="5"/>
        </table:table-row>
        <table:table-row table:style-name="ro1">
          <table:table-cell table:formula="of:=IF([.B1548]=([.B1547]+2);&quot;Fehler&quot;;&quot;&quot;)">
            <text:p/>
          </table:table-cell>
          <table:table-cell table:formula="of:=IF(LEN([.C1548])=1;0;IF(LEN([.C1548])=2;1;IF(LEN([.C1548])=3;2;IF(LEN([.C1548])=5;3;IF(LEN([.C1548])=6;4;IF(LEN([.C1548])=7;5;&quot;Fehler&quot;))))))" office:value-type="float" office:value="4" calcext:value-type="float">
            <text:p>4</text:p>
          </table:table-cell>
          <table:table-cell office:value-type="string" calcext:value-type="string">
            <text:p>KEP 10</text:p>
          </table:table-cell>
          <table:table-cell office:value-type="string" calcext:value-type="string">
            <text:p>KATHOLISCHE GLAUBENSLEHRE (KATHOLISCHE DOGMATIK) :GESAMTDARSTELLUNGEN UND TEILDISZIPLINEN</text:p>
          </table:table-cell>
          <table:table-cell table:number-columns-repeated="5"/>
        </table:table-row>
        <table:table-row table:style-name="ro1">
          <table:table-cell table:formula="of:=IF([.B1549]=([.B1548]+2);&quot;Fehler&quot;;&quot;&quot;)">
            <text:p/>
          </table:table-cell>
          <table:table-cell table:formula="of:=IF(LEN([.C1549])=1;0;IF(LEN([.C1549])=2;1;IF(LEN([.C1549])=3;2;IF(LEN([.C1549])=5;3;IF(LEN([.C1549])=6;4;IF(LEN([.C1549])=7;5;&quot;Fehler&quot;))))))" office:value-type="float" office:value="4" calcext:value-type="float">
            <text:p>4</text:p>
          </table:table-cell>
          <table:table-cell office:value-type="string" calcext:value-type="string">
            <text:p>KEP 11</text:p>
          </table:table-cell>
          <table:table-cell office:value-type="string" calcext:value-type="string">
            <text:p>EVANGELISCHE GLAUBENSLEHRE (EVANGELISCHE DOGMATIK) : GESAMTDARSTELLUNGEN UND TEILDISZIPLINEN</text:p>
          </table:table-cell>
          <table:table-cell table:number-columns-repeated="5"/>
        </table:table-row>
        <table:table-row table:style-name="ro1">
          <table:table-cell table:formula="of:=IF([.B1550]=([.B1549]+2);&quot;Fehler&quot;;&quot;&quot;)">
            <text:p/>
          </table:table-cell>
          <table:table-cell table:formula="of:=IF(LEN([.C1550])=1;0;IF(LEN([.C1550])=2;1;IF(LEN([.C1550])=3;2;IF(LEN([.C1550])=5;3;IF(LEN([.C1550])=6;4;IF(LEN([.C1550])=7;5;&quot;Fehler&quot;))))))" office:value-type="float" office:value="3" calcext:value-type="float">
            <text:p>3</text:p>
          </table:table-cell>
          <table:table-cell office:value-type="string" calcext:value-type="string">
            <text:p>KEP 2</text:p>
          </table:table-cell>
          <table:table-cell office:value-type="string" calcext:value-type="string">
            <text:p>THEOLOGISCHE ANTHROPOLOGIE</text:p>
          </table:table-cell>
          <table:table-cell table:number-columns-repeated="5"/>
        </table:table-row>
        <table:table-row table:style-name="ro1">
          <table:table-cell table:formula="of:=IF([.B1551]=([.B1550]+2);&quot;Fehler&quot;;&quot;&quot;)">
            <text:p/>
          </table:table-cell>
          <table:table-cell table:formula="of:=IF(LEN([.C1551])=1;0;IF(LEN([.C1551])=2;1;IF(LEN([.C1551])=3;2;IF(LEN([.C1551])=5;3;IF(LEN([.C1551])=6;4;IF(LEN([.C1551])=7;5;&quot;Fehler&quot;))))))" office:value-type="float" office:value="3" calcext:value-type="float">
            <text:p>3</text:p>
          </table:table-cell>
          <table:table-cell office:value-type="string" calcext:value-type="string">
            <text:p>KEP 3</text:p>
          </table:table-cell>
          <table:table-cell office:value-type="string" calcext:value-type="string">
            <text:p>CHRISTLICHE ETHIK <text:s/>MORALTHEOLOGIE : GESAMTDARSTELLUNEN - DARSTELLUNGEN MEHRERER TEILGEBIETE</text:p>
          </table:table-cell>
          <table:table-cell table:number-columns-repeated="5"/>
        </table:table-row>
        <table:table-row table:style-name="ro1">
          <table:table-cell table:formula="of:=IF([.B1552]=([.B1551]+2);&quot;Fehler&quot;;&quot;&quot;)">
            <text:p/>
          </table:table-cell>
          <table:table-cell table:formula="of:=IF(LEN([.C1552])=1;0;IF(LEN([.C1552])=2;1;IF(LEN([.C1552])=3;2;IF(LEN([.C1552])=5;3;IF(LEN([.C1552])=6;4;IF(LEN([.C1552])=7;5;&quot;Fehler&quot;))))))" office:value-type="float" office:value="4" calcext:value-type="float">
            <text:p>4</text:p>
          </table:table-cell>
          <table:table-cell office:value-type="string" calcext:value-type="string">
            <text:p>KEP 30</text:p>
          </table:table-cell>
          <table:table-cell office:value-type="string" calcext:value-type="string">
            <text:p>CHRISTLICHE INDIVIDUALETHIK <text:s/>EINZELFRAGEN DER CHRISTLICHEN LEBENSFUEHRUNG</text:p>
          </table:table-cell>
          <table:table-cell table:number-columns-repeated="5"/>
        </table:table-row>
        <table:table-row table:style-name="ro1">
          <table:table-cell table:formula="of:=IF([.B1553]=([.B1552]+2);&quot;Fehler&quot;;&quot;&quot;)">
            <text:p/>
          </table:table-cell>
          <table:table-cell table:formula="of:=IF(LEN([.C1553])=1;0;IF(LEN([.C1553])=2;1;IF(LEN([.C1553])=3;2;IF(LEN([.C1553])=5;3;IF(LEN([.C1553])=6;4;IF(LEN([.C1553])=7;5;&quot;Fehler&quot;))))))" office:value-type="float" office:value="4" calcext:value-type="float">
            <text:p>4</text:p>
          </table:table-cell>
          <table:table-cell office:value-type="string" calcext:value-type="string">
            <text:p>KEP 31</text:p>
          </table:table-cell>
          <table:table-cell office:value-type="string" calcext:value-type="string">
            <text:p>CHRISTLICHE SOZIALETHIK</text:p>
          </table:table-cell>
          <table:table-cell table:number-columns-repeated="5"/>
        </table:table-row>
        <table:table-row table:style-name="ro1">
          <table:table-cell table:formula="of:=IF([.B1554]=([.B1553]+2);&quot;Fehler&quot;;&quot;&quot;)">
            <text:p/>
          </table:table-cell>
          <table:table-cell table:formula="of:=IF(LEN([.C1554])=1;0;IF(LEN([.C1554])=2;1;IF(LEN([.C1554])=3;2;IF(LEN([.C1554])=5;3;IF(LEN([.C1554])=6;4;IF(LEN([.C1554])=7;5;&quot;Fehler&quot;))))))" office:value-type="float" office:value="5" calcext:value-type="float">
            <text:p>5</text:p>
          </table:table-cell>
          <table:table-cell office:value-type="string" calcext:value-type="string">
            <text:p>KEP 310</text:p>
          </table:table-cell>
          <table:table-cell office:value-type="string" calcext:value-type="string">
            <text:p>CHRISTLICHE GESELLSCHAFTSETHIK (KIRCHE UND GESELLSCHAFT) CHRISTLICHE WIRTSCHAFTSETHIK</text:p>
          </table:table-cell>
          <table:table-cell table:number-columns-repeated="5"/>
        </table:table-row>
        <table:table-row table:style-name="ro1">
          <table:table-cell table:formula="of:=IF([.B1555]=([.B1554]+2);&quot;Fehler&quot;;&quot;&quot;)">
            <text:p/>
          </table:table-cell>
          <table:table-cell table:formula="of:=IF(LEN([.C1555])=1;0;IF(LEN([.C1555])=2;1;IF(LEN([.C1555])=3;2;IF(LEN([.C1555])=5;3;IF(LEN([.C1555])=6;4;IF(LEN([.C1555])=7;5;&quot;Fehler&quot;))))))" office:value-type="float" office:value="5" calcext:value-type="float">
            <text:p>5</text:p>
          </table:table-cell>
          <table:table-cell office:value-type="string" calcext:value-type="string">
            <text:p>KEP 315</text:p>
          </table:table-cell>
          <table:table-cell office:value-type="string" calcext:value-type="string">
            <text:p>CHRISTLICHE ETHIK DES POLITISCHEN (STAAT UND KIRCHE)</text:p>
          </table:table-cell>
          <table:table-cell table:number-columns-repeated="5"/>
        </table:table-row>
        <table:table-row table:style-name="ro1">
          <table:table-cell table:formula="of:=IF([.B1556]=([.B1555]+2);&quot;Fehler&quot;;&quot;&quot;)">
            <text:p/>
          </table:table-cell>
          <table:table-cell table:formula="of:=IF(LEN([.C1556])=1;0;IF(LEN([.C1556])=2;1;IF(LEN([.C1556])=3;2;IF(LEN([.C1556])=5;3;IF(LEN([.C1556])=6;4;IF(LEN([.C1556])=7;5;&quot;Fehler&quot;))))))" office:value-type="float" office:value="2" calcext:value-type="float">
            <text:p>2</text:p>
          </table:table-cell>
          <table:table-cell office:value-type="string" calcext:value-type="string">
            <text:p>KEQ</text:p>
          </table:table-cell>
          <table:table-cell office:value-type="string" calcext:value-type="string">
            <text:p>PRAKTISCHE THEOLOGIE (PASTORALTHEOLOGIE)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557]=([.B1556]+2);&quot;Fehler&quot;;&quot;&quot;)">
            <text:p/>
          </table:table-cell>
          <table:table-cell table:formula="of:=IF(LEN([.C1557])=1;0;IF(LEN([.C1557])=2;1;IF(LEN([.C1557])=3;2;IF(LEN([.C1557])=5;3;IF(LEN([.C1557])=6;4;IF(LEN([.C1557])=7;5;&quot;Fehler&quot;))))))" office:value-type="float" office:value="3" calcext:value-type="float">
            <text:p>3</text:p>
          </table:table-cell>
          <table:table-cell office:value-type="string" calcext:value-type="string">
            <text:p>KEQ 1</text:p>
          </table:table-cell>
          <table:table-cell office:value-type="string" calcext:value-type="string">
            <text:p>SEELSORGE <text:s/>KIRCHLICHE WOHLFAHRTSPFLEGE (CARITAS, INNERE MISSION U. A.) <text:s/>KIRCHLICHES GEMEINDELEBEN</text:p>
          </table:table-cell>
          <table:table-cell table:number-columns-repeated="5"/>
        </table:table-row>
        <table:table-row table:style-name="ro1">
          <table:table-cell table:formula="of:=IF([.B1558]=([.B1557]+2);&quot;Fehler&quot;;&quot;&quot;)">
            <text:p/>
          </table:table-cell>
          <table:table-cell table:formula="of:=IF(LEN([.C1558])=1;0;IF(LEN([.C1558])=2;1;IF(LEN([.C1558])=3;2;IF(LEN([.C1558])=5;3;IF(LEN([.C1558])=6;4;IF(LEN([.C1558])=7;5;&quot;Fehler&quot;))))))" office:value-type="float" office:value="3" calcext:value-type="float">
            <text:p>3</text:p>
          </table:table-cell>
          <table:table-cell office:value-type="string" calcext:value-type="string">
            <text:p>KEQ 2</text:p>
          </table:table-cell>
          <table:table-cell office:value-type="string" calcext:value-type="string">
            <text:p>HOMILETIK (PREDIGTLEHRE) <text:s/>PREDIGTSAMMLUNGEN <text:s/>GEBET, GEBETSAMMLUNGEN, MEDITATIONEN <text:s/>RELIGIOESE BETRACHTUNGEN</text:p>
          </table:table-cell>
          <table:table-cell table:number-columns-repeated="5"/>
        </table:table-row>
        <table:table-row table:style-name="ro1">
          <table:table-cell table:formula="of:=IF([.B1559]=([.B1558]+2);&quot;Fehler&quot;;&quot;&quot;)">
            <text:p/>
          </table:table-cell>
          <table:table-cell table:formula="of:=IF(LEN([.C1559])=1;0;IF(LEN([.C1559])=2;1;IF(LEN([.C1559])=3;2;IF(LEN([.C1559])=5;3;IF(LEN([.C1559])=6;4;IF(LEN([.C1559])=7;5;&quot;Fehler&quot;))))))" office:value-type="float" office:value="3" calcext:value-type="float">
            <text:p>3</text:p>
          </table:table-cell>
          <table:table-cell office:value-type="string" calcext:value-type="string">
            <text:p>KEQ 3</text:p>
          </table:table-cell>
          <table:table-cell office:value-type="string" calcext:value-type="string">
            <text:p>LITURGIK (LEHRE VON DEN FORMEN DES GOTTESDIENSTES)</text:p>
          </table:table-cell>
          <table:table-cell table:number-columns-repeated="5"/>
        </table:table-row>
        <table:table-row table:style-name="ro1">
          <table:table-cell table:formula="of:=IF([.B1560]=([.B1559]+2);&quot;Fehler&quot;;&quot;&quot;)">
            <text:p/>
          </table:table-cell>
          <table:table-cell table:formula="of:=IF(LEN([.C1560])=1;0;IF(LEN([.C1560])=2;1;IF(LEN([.C1560])=3;2;IF(LEN([.C1560])=5;3;IF(LEN([.C1560])=6;4;IF(LEN([.C1560])=7;5;&quot;Fehler&quot;))))))" office:value-type="float" office:value="3" calcext:value-type="float">
            <text:p>3</text:p>
          </table:table-cell>
          <table:table-cell office:value-type="string" calcext:value-type="string">
            <text:p>KEQ 4</text:p>
          </table:table-cell>
          <table:table-cell office:value-type="string" calcext:value-type="string">
            <text:p>KATECHETIK (LEHRE VON DER KIRCHLICHEN GLAUBENSUNTERWEISUNG)</text:p>
          </table:table-cell>
          <table:table-cell table:number-columns-repeated="5"/>
        </table:table-row>
        <table:table-row table:style-name="ro1">
          <table:table-cell table:formula="of:=IF([.B1561]=([.B1560]+2);&quot;Fehler&quot;;&quot;&quot;)">
            <text:p/>
          </table:table-cell>
          <table:table-cell table:formula="of:=IF(LEN([.C1561])=1;0;IF(LEN([.C1561])=2;1;IF(LEN([.C1561])=3;2;IF(LEN([.C1561])=5;3;IF(LEN([.C1561])=6;4;IF(LEN([.C1561])=7;5;&quot;Fehler&quot;))))))" office:value-type="float" office:value="3" calcext:value-type="float">
            <text:p>3</text:p>
          </table:table-cell>
          <table:table-cell office:value-type="string" calcext:value-type="string">
            <text:p>KEQ 5</text:p>
          </table:table-cell>
          <table:table-cell office:value-type="string" calcext:value-type="string">
            <text:p>MISSIONSGESCHICHTE <text:s/>CHRISTLICHE KIRCHE IN DEN ENTWICKLUNGSLAENDERN</text:p>
          </table:table-cell>
          <table:table-cell table:number-columns-repeated="5"/>
        </table:table-row>
        <table:table-row table:style-name="ro1">
          <table:table-cell table:formula="of:=IF([.B1562]=([.B1561]+2);&quot;Fehler&quot;;&quot;&quot;)">
            <text:p/>
          </table:table-cell>
          <table:table-cell table:formula="of:=IF(LEN([.C1562])=1;0;IF(LEN([.C1562])=2;1;IF(LEN([.C1562])=3;2;IF(LEN([.C1562])=5;3;IF(LEN([.C1562])=6;4;IF(LEN([.C1562])=7;5;&quot;Fehler&quot;))))))" office:value-type="float" office:value="2" calcext:value-type="float">
            <text:p>2</text:p>
          </table:table-cell>
          <table:table-cell office:value-type="string" calcext:value-type="string">
            <text:p>KYB</text:p>
          </table:table-cell>
          <table:table-cell office:value-type="string" calcext:value-type="string">
            <text:p>BIOGRAPHIEN VON THEOLOGEN, RELIGIONSWISSENSCHAFTLERN UND RELIGIOESEN PERSOENLICHKEITEN</text:p>
          </table:table-cell>
          <table:table-cell table:number-columns-repeated="5"/>
        </table:table-row>
        <table:table-row table:style-name="ro1">
          <table:table-cell table:formula="of:=IF([.B1563]=([.B1562]+2);&quot;Fehler&quot;;&quot;&quot;)">
            <text:p/>
          </table:table-cell>
          <table:table-cell table:formula="of:=IF(LEN([.C1563])=1;0;IF(LEN([.C1563])=2;1;IF(LEN([.C1563])=3;2;IF(LEN([.C1563])=5;3;IF(LEN([.C1563])=6;4;IF(LEN([.C1563])=7;5;&quot;Fehler&quot;))))))" office:value-type="float" office:value="3" calcext:value-type="float">
            <text:p>3</text:p>
          </table:table-cell>
          <table:table-cell office:value-type="string" calcext:value-type="string">
            <text:p>KYB 1</text:p>
          </table:table-cell>
          <table:table-cell office:value-type="string" calcext:value-type="string">
            <text:p>BIOGRAPHIEN MEHRERER THEOLOGEN, RELIGIONSWISSENSCHAFTLER UND RELIGIOESER PERSOENLICHKEITEN <text:s/>SAMMLUNGEN VON HEILIGENBIOGRAPHIEN</text:p>
          </table:table-cell>
          <table:table-cell table:number-columns-repeated="5"/>
        </table:table-row>
        <table:table-row table:style-name="ro1">
          <table:table-cell table:formula="of:=IF([.B1564]=([.B1563]+2);&quot;Fehler&quot;;&quot;&quot;)">
            <text:p/>
          </table:table-cell>
          <table:table-cell table:formula="of:=IF(LEN([.C1564])=1;0;IF(LEN([.C1564])=2;1;IF(LEN([.C1564])=3;2;IF(LEN([.C1564])=5;3;IF(LEN([.C1564])=6;4;IF(LEN([.C1564])=7;5;&quot;Fehler&quot;))))))" office:value-type="float" office:value="3" calcext:value-type="float">
            <text:p>3</text:p>
          </table:table-cell>
          <table:table-cell office:value-type="string" calcext:value-type="string">
            <text:p>KYB 2</text:p>
          </table:table-cell>
          <table:table-cell office:value-type="string" calcext:value-type="string">
            <text:p>BIOGRAPHIEN EINZELNER THEOLOGEN, RELIGIONSWISSENSCHAFTLER, HEILIGER UND RELIGIOESER PERSOENLICHKEITEN (ALPHABETISCH NACH BIOGRAPHIERTEN GEORDNET)</text:p>
          </table:table-cell>
          <table:table-cell table:number-columns-repeated="5"/>
        </table:table-row>
        <table:table-row table:style-name="ro1">
          <table:table-cell table:formula="of:=IF([.B1565]=([.B1564]+2);&quot;Fehler&quot;;&quot;&quot;)">
            <text:p/>
          </table:table-cell>
          <table:table-cell table:formula="of:=IF(LEN([.C1565])=1;0;IF(LEN([.C1565])=2;1;IF(LEN([.C1565])=3;2;IF(LEN([.C1565])=5;3;IF(LEN([.C1565])=6;4;IF(LEN([.C1565])=7;5;&quot;Fehler&quot;))))))" office:value-type="float" office:value="1" calcext:value-type="float">
            <text:p>1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[.B1566]=([.B1565]+2);&quot;Fehler&quot;;&quot;&quot;)">
            <text:p/>
          </table:table-cell>
          <table:table-cell table:formula="of:=IF(LEN([.C1566])=1;0;IF(LEN([.C1566])=2;1;IF(LEN([.C1566])=3;2;IF(LEN([.C1566])=5;3;IF(LEN([.C1566])=6;4;IF(LEN([.C1566])=7;5;&quot;Fehler&quot;))))))"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HILOSOPHIE</text:p>
          </table:table-cell>
          <table:table-cell table:number-columns-repeated="5"/>
        </table:table-row>
        <table:table-row table:style-name="ro1">
          <table:table-cell table:formula="of:=IF([.B1567]=([.B1566]+2);&quot;Fehler&quot;;&quot;&quot;)">
            <text:p/>
          </table:table-cell>
          <table:table-cell table:formula="of:=IF(LEN([.C1567])=1;0;IF(LEN([.C1567])=2;1;IF(LEN([.C1567])=3;2;IF(LEN([.C1567])=5;3;IF(LEN([.C1567])=6;4;IF(LEN([.C1567])=7;5;&quot;Fehler&quot;))))))" office:value-type="float" office:value="1" calcext:value-type="float">
            <text:p>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LLGEMEINES, VERMISCHTE SCHRIFTEN</text:p>
          </table:table-cell>
          <table:table-cell table:number-columns-repeated="5"/>
        </table:table-row>
        <table:table-row table:style-name="ro1">
          <table:table-cell table:formula="of:=IF([.B1568]=([.B1567]+2);&quot;Fehler&quot;;&quot;&quot;)">
            <text:p/>
          </table:table-cell>
          <table:table-cell table:formula="of:=IF(LEN([.C1568])=1;0;IF(LEN([.C1568])=2;1;IF(LEN([.C1568])=3;2;IF(LEN([.C1568])=5;3;IF(LEN([.C1568])=6;4;IF(LEN([.C1568])=7;5;&quot;Fehler&quot;))))))" office:value-type="float" office:value="2" calcext:value-type="float">
            <text:p>2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GESAMTDARSTELLUNGEN, HANDBUECHER</text:p>
          </table:table-cell>
          <table:table-cell table:number-columns-repeated="5"/>
        </table:table-row>
        <table:table-row table:style-name="ro1">
          <table:table-cell table:formula="of:=IF([.B1569]=([.B1568]+2);&quot;Fehler&quot;;&quot;&quot;)">
            <text:p/>
          </table:table-cell>
          <table:table-cell table:formula="of:=IF(LEN([.C1569])=1;0;IF(LEN([.C1569])=2;1;IF(LEN([.C1569])=3;2;IF(LEN([.C1569])=5;3;IF(LEN([.C1569])=6;4;IF(LEN([.C1569])=7;5;&quot;Fehler&quot;))))))" office:value-type="float" office:value="3" calcext:value-type="float">
            <text:p>3</text:p>
          </table:table-cell>
          <table:table-cell office:value-type="string" calcext:value-type="string">
            <text:p>LAK 1</text:p>
          </table:table-cell>
          <table:table-cell office:value-type="string" calcext:value-type="string">
            <text:p>EINFUEHRUNGEN</text:p>
          </table:table-cell>
          <table:table-cell table:number-columns-repeated="5"/>
        </table:table-row>
        <table:table-row table:style-name="ro1">
          <table:table-cell table:formula="of:=IF([.B1570]=([.B1569]+2);&quot;Fehler&quot;;&quot;&quot;)">
            <text:p/>
          </table:table-cell>
          <table:table-cell table:formula="of:=IF(LEN([.C1570])=1;0;IF(LEN([.C1570])=2;1;IF(LEN([.C1570])=3;2;IF(LEN([.C1570])=5;3;IF(LEN([.C1570])=6;4;IF(LEN([.C1570])=7;5;&quot;Fehler&quot;))))))" office:value-type="float" office:value="3" calcext:value-type="float">
            <text:p>3</text:p>
          </table:table-cell>
          <table:table-cell office:value-type="string" calcext:value-type="string">
            <text:p>LAK 2</text:p>
          </table:table-cell>
          <table:table-cell office:value-type="string" calcext:value-type="string">
            <text:p>AUFGABE DER PHILOSOPHIE UND IHR VERHAELTNIS ZU ANDEREN WISSENSCHAFTEN</text:p>
          </table:table-cell>
          <table:table-cell table:number-columns-repeated="5"/>
        </table:table-row>
        <table:table-row table:style-name="ro1">
          <table:table-cell table:formula="of:=IF([.B1571]=([.B1570]+2);&quot;Fehler&quot;;&quot;&quot;)">
            <text:p/>
          </table:table-cell>
          <table:table-cell table:formula="of:=IF(LEN([.C1571])=1;0;IF(LEN([.C1571])=2;1;IF(LEN([.C1571])=3;2;IF(LEN([.C1571])=5;3;IF(LEN([.C1571])=6;4;IF(LEN([.C1571])=7;5;&quot;Fehler&quot;))))))" office:value-type="float" office:value="3" calcext:value-type="float">
            <text:p>3</text:p>
          </table:table-cell>
          <table:table-cell office:value-type="string" calcext:value-type="string">
            <text:p>LAK 3</text:p>
          </table:table-cell>
          <table:table-cell office:value-type="string" calcext:value-type="string">
            <text:p>ALLGEMEINE WISSENSCHAFTSTHEORIE</text:p>
          </table:table-cell>
          <table:table-cell table:number-columns-repeated="5"/>
        </table:table-row>
        <table:table-row table:style-name="ro1">
          <table:table-cell table:formula="of:=IF([.B1572]=([.B1571]+2);&quot;Fehler&quot;;&quot;&quot;)">
            <text:p/>
          </table:table-cell>
          <table:table-cell table:formula="of:=IF(LEN([.C1572])=1;0;IF(LEN([.C1572])=2;1;IF(LEN([.C1572])=3;2;IF(LEN([.C1572])=5;3;IF(LEN([.C1572])=6;4;IF(LEN([.C1572])=7;5;&quot;Fehler&quot;))))))" office:value-type="float" office:value="3" calcext:value-type="float">
            <text:p>3</text:p>
          </table:table-cell>
          <table:table-cell office:value-type="string" calcext:value-type="string">
            <text:p>LAK 5</text:p>
          </table:table-cell>
          <table:table-cell office:value-type="string" calcext:value-type="string">
            <text:p>ALLGEMEINE SEMIOTIK</text:p>
          </table:table-cell>
          <table:table-cell table:number-columns-repeated="5"/>
        </table:table-row>
        <table:table-row table:style-name="ro1">
          <table:table-cell table:formula="of:=IF([.B1573]=([.B1572]+2);&quot;Fehler&quot;;&quot;&quot;)">
            <text:p/>
          </table:table-cell>
          <table:table-cell table:formula="of:=IF(LEN([.C1573])=1;0;IF(LEN([.C1573])=2;1;IF(LEN([.C1573])=3;2;IF(LEN([.C1573])=5;3;IF(LEN([.C1573])=6;4;IF(LEN([.C1573])=7;5;&quot;Fehler&quot;))))))" office:value-type="float" office:value="2" calcext:value-type="float">
            <text:p>2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NACHSCHLAGEWERKE, BIBLIOGRAPHIEN</text:p>
          </table:table-cell>
          <table:table-cell table:number-columns-repeated="5"/>
        </table:table-row>
        <table:table-row table:style-name="ro1">
          <table:table-cell table:formula="of:=IF([.B1574]=([.B1573]+2);&quot;Fehler&quot;;&quot;&quot;)">
            <text:p/>
          </table:table-cell>
          <table:table-cell table:formula="of:=IF(LEN([.C1574])=1;0;IF(LEN([.C1574])=2;1;IF(LEN([.C1574])=3;2;IF(LEN([.C1574])=5;3;IF(LEN([.C1574])=6;4;IF(LEN([.C1574])=7;5;&quot;Fehler&quot;))))))" office:value-type="float" office:value="1" calcext:value-type="float">
            <text:p>1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PHILOSOPHIEGESCHICHTE : GESAMTDARSTELLUNGEN, DARSTELLUNGEN MEHRERER EPOCHEN</text:p>
          </table:table-cell>
          <table:table-cell table:number-columns-repeated="5"/>
        </table:table-row>
        <table:table-row table:style-name="ro1">
          <table:table-cell table:formula="of:=IF([.B1575]=([.B1574]+2);&quot;Fehler&quot;;&quot;&quot;)">
            <text:p/>
          </table:table-cell>
          <table:table-cell table:formula="of:=IF(LEN([.C1575])=1;0;IF(LEN([.C1575])=2;1;IF(LEN([.C1575])=3;2;IF(LEN([.C1575])=5;3;IF(LEN([.C1575])=6;4;IF(LEN([.C1575])=7;5;&quot;Fehler&quot;))))))" office:value-type="float" office:value="2" calcext:value-type="float">
            <text:p>2</text:p>
          </table:table-cell>
          <table:table-cell office:value-type="string" calcext:value-type="string">
            <text:p>LBK</text:p>
          </table:table-cell>
          <table:table-cell office:value-type="string" calcext:value-type="string">
            <text:p>GESCHICHTE EINZELNER PHILOSOPHISCHER RICHTUNGEN IN VERSCHIEDENEN EPOCHEN</text:p>
          </table:table-cell>
          <table:table-cell table:number-columns-repeated="5"/>
        </table:table-row>
        <table:table-row table:style-name="ro1">
          <table:table-cell table:formula="of:=IF([.B1576]=([.B1575]+2);&quot;Fehler&quot;;&quot;&quot;)">
            <text:p/>
          </table:table-cell>
          <table:table-cell table:formula="of:=IF(LEN([.C1576])=1;0;IF(LEN([.C1576])=2;1;IF(LEN([.C1576])=3;2;IF(LEN([.C1576])=5;3;IF(LEN([.C1576])=6;4;IF(LEN([.C1576])=7;5;&quot;Fehler&quot;))))))" office:value-type="float" office:value="2" calcext:value-type="float">
            <text:p>2</text:p>
          </table:table-cell>
          <table:table-cell office:value-type="string" calcext:value-type="string">
            <text:p>LBL</text:p>
          </table:table-cell>
          <table:table-cell office:value-type="string" calcext:value-type="string">
            <text:p>QUELLENSAMMLUNGEN : TEXTE AUS MEHREREN EPOCHEN UND MEHREREN LAENDERN</text:p>
          </table:table-cell>
          <table:table-cell table:number-columns-repeated="5"/>
        </table:table-row>
        <table:table-row table:style-name="ro1">
          <table:table-cell table:formula="of:=IF([.B1577]=([.B1576]+2);&quot;Fehler&quot;;&quot;&quot;)">
            <text:p/>
          </table:table-cell>
          <table:table-cell table:formula="of:=IF(LEN([.C1577])=1;0;IF(LEN([.C1577])=2;1;IF(LEN([.C1577])=3;2;IF(LEN([.C1577])=5;3;IF(LEN([.C1577])=6;4;IF(LEN([.C1577])=7;5;&quot;Fehler&quot;))))))" office:value-type="float" office:value="2" calcext:value-type="float">
            <text:p>2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ASIATISCHE PHILOSOPHIE VON DEN ANFAENGEN BIS ZUR GEGENWART : ALLGEMEINES</text:p>
          </table:table-cell>
          <table:table-cell table:number-columns-repeated="5"/>
        </table:table-row>
        <table:table-row table:style-name="ro1">
          <table:table-cell table:formula="of:=IF([.B1578]=([.B1577]+2);&quot;Fehler&quot;;&quot;&quot;)">
            <text:p/>
          </table:table-cell>
          <table:table-cell table:formula="of:=IF(LEN([.C1578])=1;0;IF(LEN([.C1578])=2;1;IF(LEN([.C1578])=3;2;IF(LEN([.C1578])=5;3;IF(LEN([.C1578])=6;4;IF(LEN([.C1578])=7;5;&quot;Fehler&quot;))))))" office:value-type="float" office:value="3" calcext:value-type="float">
            <text:p>3</text:p>
          </table:table-cell>
          <table:table-cell office:value-type="string" calcext:value-type="string">
            <text:p>LBM 1</text:p>
          </table:table-cell>
          <table:table-cell office:value-type="string" calcext:value-type="string">
            <text:p>INDISCHE PHILOSOPHIE</text:p>
          </table:table-cell>
          <table:table-cell table:number-columns-repeated="5"/>
        </table:table-row>
        <table:table-row table:style-name="ro1">
          <table:table-cell table:formula="of:=IF([.B1579]=([.B1578]+2);&quot;Fehler&quot;;&quot;&quot;)">
            <text:p/>
          </table:table-cell>
          <table:table-cell table:formula="of:=IF(LEN([.C1579])=1;0;IF(LEN([.C1579])=2;1;IF(LEN([.C1579])=3;2;IF(LEN([.C1579])=5;3;IF(LEN([.C1579])=6;4;IF(LEN([.C1579])=7;5;&quot;Fehler&quot;))))))" office:value-type="float" office:value="4" calcext:value-type="float">
            <text:p>4</text:p>
          </table:table-cell>
          <table:table-cell office:value-type="string" calcext:value-type="string">
            <text:p>LBM 10</text:p>
          </table:table-cell>
          <table:table-cell office:value-type="string" calcext:value-type="string">
            <text:p>PHILOSOPHIE DES YOGA</text:p>
          </table:table-cell>
          <table:table-cell table:number-columns-repeated="5"/>
        </table:table-row>
        <table:table-row table:style-name="ro1">
          <table:table-cell table:formula="of:=IF([.B1580]=([.B1579]+2);&quot;Fehler&quot;;&quot;&quot;)">
            <text:p/>
          </table:table-cell>
          <table:table-cell table:formula="of:=IF(LEN([.C1580])=1;0;IF(LEN([.C1580])=2;1;IF(LEN([.C1580])=3;2;IF(LEN([.C1580])=5;3;IF(LEN([.C1580])=6;4;IF(LEN([.C1580])=7;5;&quot;Fehler&quot;))))))" office:value-type="float" office:value="3" calcext:value-type="float">
            <text:p>3</text:p>
          </table:table-cell>
          <table:table-cell office:value-type="string" calcext:value-type="string">
            <text:p>LBM 2</text:p>
          </table:table-cell>
          <table:table-cell office:value-type="string" calcext:value-type="string">
            <text:p>CHINESISCHE PHILOSOPHIE <text:s/>JAPANISCHE PHILOSOPHIE</text:p>
          </table:table-cell>
          <table:table-cell table:number-columns-repeated="5"/>
        </table:table-row>
        <table:table-row table:style-name="ro1">
          <table:table-cell table:formula="of:=IF([.B1581]=([.B1580]+2);&quot;Fehler&quot;;&quot;&quot;)">
            <text:p/>
          </table:table-cell>
          <table:table-cell table:formula="of:=IF(LEN([.C1581])=1;0;IF(LEN([.C1581])=2;1;IF(LEN([.C1581])=3;2;IF(LEN([.C1581])=5;3;IF(LEN([.C1581])=6;4;IF(LEN([.C1581])=7;5;&quot;Fehler&quot;))))))" office:value-type="float" office:value="3" calcext:value-type="float">
            <text:p>3</text:p>
          </table:table-cell>
          <table:table-cell office:value-type="string" calcext:value-type="string">
            <text:p>LBM 4</text:p>
          </table:table-cell>
          <table:table-cell office:value-type="string" calcext:value-type="string">
            <text:p>ISLAMISCHE PHILOSOPHIE (ARABISCHE PHILOSOPHIE)</text:p>
          </table:table-cell>
          <table:table-cell table:number-columns-repeated="5"/>
        </table:table-row>
        <table:table-row table:style-name="ro1">
          <table:table-cell table:formula="of:=IF([.B1582]=([.B1581]+2);&quot;Fehler&quot;;&quot;&quot;)">
            <text:p/>
          </table:table-cell>
          <table:table-cell table:formula="of:=IF(LEN([.C1582])=1;0;IF(LEN([.C1582])=2;1;IF(LEN([.C1582])=3;2;IF(LEN([.C1582])=5;3;IF(LEN([.C1582])=6;4;IF(LEN([.C1582])=7;5;&quot;Fehler&quot;))))))" office:value-type="float" office:value="2" calcext:value-type="float">
            <text:p>2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PHILOSOPHIE DER ANTIKE</text:p>
          </table:table-cell>
          <table:table-cell table:number-columns-repeated="5"/>
        </table:table-row>
        <table:table-row table:style-name="ro1">
          <table:table-cell table:formula="of:=IF([.B1583]=([.B1582]+2);&quot;Fehler&quot;;&quot;&quot;)">
            <text:p/>
          </table:table-cell>
          <table:table-cell table:formula="of:=IF(LEN([.C1583])=1;0;IF(LEN([.C1583])=2;1;IF(LEN([.C1583])=3;2;IF(LEN([.C1583])=5;3;IF(LEN([.C1583])=6;4;IF(LEN([.C1583])=7;5;&quot;Fehler&quot;))))))" office:value-type="float" office:value="3" calcext:value-type="float">
            <text:p>3</text:p>
          </table:table-cell>
          <table:table-cell office:value-type="string" calcext:value-type="string">
            <text:p>LBN 1</text:p>
          </table:table-cell>
          <table:table-cell office:value-type="string" calcext:value-type="string">
            <text:p>GRIECHISCHE PHILOSOPHIE : VON DEN VORSOKRATIKERN BIS ARISTOTELES</text:p>
          </table:table-cell>
          <table:table-cell table:number-columns-repeated="5"/>
        </table:table-row>
        <table:table-row table:style-name="ro1">
          <table:table-cell table:formula="of:=IF([.B1584]=([.B1583]+2);&quot;Fehler&quot;;&quot;&quot;)">
            <text:p/>
          </table:table-cell>
          <table:table-cell table:formula="of:=IF(LEN([.C1584])=1;0;IF(LEN([.C1584])=2;1;IF(LEN([.C1584])=3;2;IF(LEN([.C1584])=5;3;IF(LEN([.C1584])=6;4;IF(LEN([.C1584])=7;5;&quot;Fehler&quot;))))))" office:value-type="float" office:value="3" calcext:value-type="float">
            <text:p>3</text:p>
          </table:table-cell>
          <table:table-cell office:value-type="string" calcext:value-type="string">
            <text:p>LBN 2</text:p>
          </table:table-cell>
          <table:table-cell office:value-type="string" calcext:value-type="string">
            <text:p>HELLENISTISCHE UND ROEMISCHE PHILOSOPHIE : VON DER STOA BIS BOETHIUS</text:p>
          </table:table-cell>
          <table:table-cell table:number-columns-repeated="5"/>
        </table:table-row>
        <table:table-row table:style-name="ro1">
          <table:table-cell table:formula="of:=IF([.B1585]=([.B1584]+2);&quot;Fehler&quot;;&quot;&quot;)">
            <text:p/>
          </table:table-cell>
          <table:table-cell table:formula="of:=IF(LEN([.C1585])=1;0;IF(LEN([.C1585])=2;1;IF(LEN([.C1585])=3;2;IF(LEN([.C1585])=5;3;IF(LEN([.C1585])=6;4;IF(LEN([.C1585])=7;5;&quot;Fehler&quot;))))))" office:value-type="float" office:value="3" calcext:value-type="float">
            <text:p>3</text:p>
          </table:table-cell>
          <table:table-cell office:value-type="string" calcext:value-type="string">
            <text:p>LBN 5</text:p>
          </table:table-cell>
          <table:table-cell office:value-type="string" calcext:value-type="string">
            <text:p>QUELLENSAMMLUNGEN</text:p>
          </table:table-cell>
          <table:table-cell table:number-columns-repeated="5"/>
        </table:table-row>
        <table:table-row table:style-name="ro1">
          <table:table-cell table:formula="of:=IF([.B1586]=([.B1585]+2);&quot;Fehler&quot;;&quot;&quot;)">
            <text:p/>
          </table:table-cell>
          <table:table-cell table:formula="of:=IF(LEN([.C1586])=1;0;IF(LEN([.C1586])=2;1;IF(LEN([.C1586])=3;2;IF(LEN([.C1586])=5;3;IF(LEN([.C1586])=6;4;IF(LEN([.C1586])=7;5;&quot;Fehler&quot;))))))" office:value-type="float" office:value="4" calcext:value-type="float">
            <text:p>4</text:p>
          </table:table-cell>
          <table:table-cell office:value-type="string" calcext:value-type="string">
            <text:p>LBN 50</text:p>
          </table:table-cell>
          <table:table-cell office:value-type="string" calcext:value-type="string">
            <text:p>WERKE EINZELNER PHILOSOPHEN</text:p>
          </table:table-cell>
          <table:table-cell table:number-columns-repeated="5"/>
        </table:table-row>
        <table:table-row table:style-name="ro1">
          <table:table-cell table:formula="of:=IF([.B1587]=([.B1586]+2);&quot;Fehler&quot;;&quot;&quot;)">
            <text:p/>
          </table:table-cell>
          <table:table-cell table:formula="of:=IF(LEN([.C1587])=1;0;IF(LEN([.C1587])=2;1;IF(LEN([.C1587])=3;2;IF(LEN([.C1587])=5;3;IF(LEN([.C1587])=6;4;IF(LEN([.C1587])=7;5;&quot;Fehler&quot;))))))" office:value-type="float" office:value="2" calcext:value-type="float">
            <text:p>2</text:p>
          </table:table-cell>
          <table:table-cell office:value-type="string" calcext:value-type="string">
            <text:p>LBO</text:p>
          </table:table-cell>
          <table:table-cell office:value-type="string" calcext:value-type="string">
            <text:p>EUROPAEISCHE PHILOSOPHIE DES MITTELALTERS : VON ANSELM VON CANTERBURY BIS WILHELM VON OCKHAM</text:p>
          </table:table-cell>
          <table:table-cell table:number-columns-repeated="5"/>
        </table:table-row>
        <table:table-row table:style-name="ro1">
          <table:table-cell table:formula="of:=IF([.B1588]=([.B1587]+2);&quot;Fehler&quot;;&quot;&quot;)">
            <text:p/>
          </table:table-cell>
          <table:table-cell table:formula="of:=IF(LEN([.C1588])=1;0;IF(LEN([.C1588])=2;1;IF(LEN([.C1588])=3;2;IF(LEN([.C1588])=5;3;IF(LEN([.C1588])=6;4;IF(LEN([.C1588])=7;5;&quot;Fehler&quot;))))))" office:value-type="float" office:value="3" calcext:value-type="float">
            <text:p>3</text:p>
          </table:table-cell>
          <table:table-cell office:value-type="string" calcext:value-type="string">
            <text:p>LBO 2</text:p>
          </table:table-cell>
          <table:table-cell office:value-type="string" calcext:value-type="string">
            <text:p>QUELLENSAMMLUNGEN</text:p>
          </table:table-cell>
          <table:table-cell table:number-columns-repeated="5"/>
        </table:table-row>
        <table:table-row table:style-name="ro1">
          <table:table-cell table:formula="of:=IF([.B1589]=([.B1588]+2);&quot;Fehler&quot;;&quot;&quot;)">
            <text:p/>
          </table:table-cell>
          <table:table-cell table:formula="of:=IF(LEN([.C1589])=1;0;IF(LEN([.C1589])=2;1;IF(LEN([.C1589])=3;2;IF(LEN([.C1589])=5;3;IF(LEN([.C1589])=6;4;IF(LEN([.C1589])=7;5;&quot;Fehler&quot;))))))" office:value-type="float" office:value="4" calcext:value-type="float">
            <text:p>4</text:p>
          </table:table-cell>
          <table:table-cell office:value-type="string" calcext:value-type="string">
            <text:p>LBO 20</text:p>
          </table:table-cell>
          <table:table-cell office:value-type="string" calcext:value-type="string">
            <text:p>WERKE EINZELNER PHILOSOPHEN</text:p>
          </table:table-cell>
          <table:table-cell table:number-columns-repeated="5"/>
        </table:table-row>
        <table:table-row table:style-name="ro1">
          <table:table-cell table:formula="of:=IF([.B1590]=([.B1589]+2);&quot;Fehler&quot;;&quot;&quot;)">
            <text:p/>
          </table:table-cell>
          <table:table-cell table:formula="of:=IF(LEN([.C1590])=1;0;IF(LEN([.C1590])=2;1;IF(LEN([.C1590])=3;2;IF(LEN([.C1590])=5;3;IF(LEN([.C1590])=6;4;IF(LEN([.C1590])=7;5;&quot;Fehler&quot;))))))" office:value-type="float" office:value="2" calcext:value-type="float">
            <text:p>2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EUROPAEISCHE PHILOSOPHIE DER NEUZEIT VON NIKOLAUS VON CUES BIS KANT</text:p>
          </table:table-cell>
          <table:table-cell table:number-columns-repeated="5"/>
        </table:table-row>
        <table:table-row table:style-name="ro1">
          <table:table-cell table:formula="of:=IF([.B1591]=([.B1590]+2);&quot;Fehler&quot;;&quot;&quot;)">
            <text:p/>
          </table:table-cell>
          <table:table-cell table:formula="of:=IF(LEN([.C1591])=1;0;IF(LEN([.C1591])=2;1;IF(LEN([.C1591])=3;2;IF(LEN([.C1591])=5;3;IF(LEN([.C1591])=6;4;IF(LEN([.C1591])=7;5;&quot;Fehler&quot;))))))" office:value-type="float" office:value="2" calcext:value-type="float">
            <text:p>2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EUROPAEISCHE PHILOSOPHIE DER NEUZEIT VON NIKOLAUS VON CUES BIS KANT</text:p>
          </table:table-cell>
          <table:table-cell table:number-columns-repeated="5"/>
        </table:table-row>
        <table:table-row table:style-name="ro1">
          <table:table-cell table:formula="of:=IF([.B1592]=([.B1591]+2);&quot;Fehler&quot;;&quot;&quot;)">
            <text:p/>
          </table:table-cell>
          <table:table-cell table:formula="of:=IF(LEN([.C1592])=1;0;IF(LEN([.C1592])=2;1;IF(LEN([.C1592])=3;2;IF(LEN([.C1592])=5;3;IF(LEN([.C1592])=6;4;IF(LEN([.C1592])=7;5;&quot;Fehler&quot;))))))" office:value-type="float" office:value="3" calcext:value-type="float">
            <text:p>3</text:p>
          </table:table-cell>
          <table:table-cell office:value-type="string" calcext:value-type="string">
            <text:p>LBP 1</text:p>
          </table:table-cell>
          <table:table-cell office:value-type="string" calcext:value-type="string">
            <text:p>PHILOSOPHIE DER AUFKLAERUNG</text:p>
          </table:table-cell>
          <table:table-cell table:number-columns-repeated="5"/>
        </table:table-row>
        <table:table-row table:style-name="ro1">
          <table:table-cell table:formula="of:=IF([.B1593]=([.B1592]+2);&quot;Fehler&quot;;&quot;&quot;)">
            <text:p/>
          </table:table-cell>
          <table:table-cell table:formula="of:=IF(LEN([.C1593])=1;0;IF(LEN([.C1593])=2;1;IF(LEN([.C1593])=3;2;IF(LEN([.C1593])=5;3;IF(LEN([.C1593])=6;4;IF(LEN([.C1593])=7;5;&quot;Fehler&quot;))))))" office:value-type="float" office:value="3" calcext:value-type="float">
            <text:p>3</text:p>
          </table:table-cell>
          <table:table-cell office:value-type="string" calcext:value-type="string">
            <text:p>LBP 2</text:p>
          </table:table-cell>
          <table:table-cell office:value-type="string" calcext:value-type="string">
            <text:p>QUELLENSAMMLUNGEN</text:p>
          </table:table-cell>
          <table:table-cell table:number-columns-repeated="5"/>
        </table:table-row>
        <table:table-row table:style-name="ro1">
          <table:table-cell table:formula="of:=IF([.B1594]=([.B1593]+2);&quot;Fehler&quot;;&quot;&quot;)">
            <text:p/>
          </table:table-cell>
          <table:table-cell table:formula="of:=IF(LEN([.C1594])=1;0;IF(LEN([.C1594])=2;1;IF(LEN([.C1594])=3;2;IF(LEN([.C1594])=5;3;IF(LEN([.C1594])=6;4;IF(LEN([.C1594])=7;5;&quot;Fehler&quot;))))))" office:value-type="float" office:value="4" calcext:value-type="float">
            <text:p>4</text:p>
          </table:table-cell>
          <table:table-cell office:value-type="string" calcext:value-type="string">
            <text:p>LBP 20</text:p>
          </table:table-cell>
          <table:table-cell office:value-type="string" calcext:value-type="string">
            <text:p>WERKE EINZELNER PHILOSOPHEN</text:p>
          </table:table-cell>
          <table:table-cell table:number-columns-repeated="5"/>
        </table:table-row>
        <table:table-row table:style-name="ro1">
          <table:table-cell table:formula="of:=IF([.B1595]=([.B1594]+2);&quot;Fehler&quot;;&quot;&quot;)">
            <text:p/>
          </table:table-cell>
          <table:table-cell table:formula="of:=IF(LEN([.C1595])=1;0;IF(LEN([.C1595])=2;1;IF(LEN([.C1595])=3;2;IF(LEN([.C1595])=5;3;IF(LEN([.C1595])=6;4;IF(LEN([.C1595])=7;5;&quot;Fehler&quot;))))))" office:value-type="float" office:value="2" calcext:value-type="float">
            <text:p>2</text:p>
          </table:table-cell>
          <table:table-cell office:value-type="string" calcext:value-type="string">
            <text:p>LBQ</text:p>
          </table:table-cell>
          <table:table-cell office:value-type="string" calcext:value-type="string">
            <text:p>EUROPAEISCHE PHILOSOPHIE VON DER AUFKLAERUNG BIS ZUR GEGENWART : GESAMTDARSTELLUNGEN</text:p>
          </table:table-cell>
          <table:table-cell table:number-columns-repeated="5"/>
        </table:table-row>
        <table:table-row table:style-name="ro1">
          <table:table-cell table:formula="of:=IF([.B1596]=([.B1595]+2);&quot;Fehler&quot;;&quot;&quot;)">
            <text:p/>
          </table:table-cell>
          <table:table-cell table:formula="of:=IF(LEN([.C1596])=1;0;IF(LEN([.C1596])=2;1;IF(LEN([.C1596])=3;2;IF(LEN([.C1596])=5;3;IF(LEN([.C1596])=6;4;IF(LEN([.C1596])=7;5;&quot;Fehler&quot;))))))" office:value-type="float" office:value="3" calcext:value-type="float">
            <text:p>3</text:p>
          </table:table-cell>
          <table:table-cell office:value-type="string" calcext:value-type="string">
            <text:p>LBQ 1</text:p>
          </table:table-cell>
          <table:table-cell office:value-type="string" calcext:value-type="string">
            <text:p>PHILOSOPHIE DES 19. JAHRHUNDERTS</text:p>
          </table:table-cell>
          <table:table-cell table:number-columns-repeated="5"/>
        </table:table-row>
        <table:table-row table:style-name="ro1">
          <table:table-cell table:formula="of:=IF([.B1597]=([.B1596]+2);&quot;Fehler&quot;;&quot;&quot;)">
            <text:p/>
          </table:table-cell>
          <table:table-cell table:formula="of:=IF(LEN([.C1597])=1;0;IF(LEN([.C1597])=2;1;IF(LEN([.C1597])=3;2;IF(LEN([.C1597])=5;3;IF(LEN([.C1597])=6;4;IF(LEN([.C1597])=7;5;&quot;Fehler&quot;))))))" office:value-type="float" office:value="4" calcext:value-type="float">
            <text:p>4</text:p>
          </table:table-cell>
          <table:table-cell office:value-type="string" calcext:value-type="string">
            <text:p>LBQ 10</text:p>
          </table:table-cell>
          <table:table-cell office:value-type="string" calcext:value-type="string">
            <text:p>PHILOSOPHIE DES DEUTSCHEN IDEALISMUS</text:p>
          </table:table-cell>
          <table:table-cell table:number-columns-repeated="5"/>
        </table:table-row>
        <table:table-row table:style-name="ro1">
          <table:table-cell table:formula="of:=IF([.B1598]=([.B1597]+2);&quot;Fehler&quot;;&quot;&quot;)">
            <text:p/>
          </table:table-cell>
          <table:table-cell table:formula="of:=IF(LEN([.C1598])=1;0;IF(LEN([.C1598])=2;1;IF(LEN([.C1598])=3;2;IF(LEN([.C1598])=5;3;IF(LEN([.C1598])=6;4;IF(LEN([.C1598])=7;5;&quot;Fehler&quot;))))))" office:value-type="float" office:value="4" calcext:value-type="float">
            <text:p>4</text:p>
          </table:table-cell>
          <table:table-cell office:value-type="string" calcext:value-type="string">
            <text:p>LBQ 12</text:p>
          </table:table-cell>
          <table:table-cell office:value-type="string" calcext:value-type="string">
            <text:p>WEITERE PHILOSOPHISCHE RICHTUNGEN</text:p>
          </table:table-cell>
          <table:table-cell table:number-columns-repeated="5"/>
        </table:table-row>
        <table:table-row table:style-name="ro1">
          <table:table-cell table:formula="of:=IF([.B1599]=([.B1598]+2);&quot;Fehler&quot;;&quot;&quot;)">
            <text:p/>
          </table:table-cell>
          <table:table-cell table:formula="of:=IF(LEN([.C1599])=1;0;IF(LEN([.C1599])=2;1;IF(LEN([.C1599])=3;2;IF(LEN([.C1599])=5;3;IF(LEN([.C1599])=6;4;IF(LEN([.C1599])=7;5;&quot;Fehler&quot;))))))" office:value-type="float" office:value="4" calcext:value-type="float">
            <text:p>4</text:p>
          </table:table-cell>
          <table:table-cell office:value-type="string" calcext:value-type="string">
            <text:p>LBQ 19</text:p>
          </table:table-cell>
          <table:table-cell office:value-type="string" calcext:value-type="string">
            <text:p>QUELLENSAMMLUNGEN</text:p>
          </table:table-cell>
          <table:table-cell table:number-columns-repeated="5"/>
        </table:table-row>
        <table:table-row table:style-name="ro1">
          <table:table-cell table:formula="of:=IF([.B1600]=([.B1599]+2);&quot;Fehler&quot;;&quot;&quot;)">
            <text:p/>
          </table:table-cell>
          <table:table-cell table:formula="of:=IF(LEN([.C1600])=1;0;IF(LEN([.C1600])=2;1;IF(LEN([.C1600])=3;2;IF(LEN([.C1600])=5;3;IF(LEN([.C1600])=6;4;IF(LEN([.C1600])=7;5;&quot;Fehler&quot;))))))" office:value-type="float" office:value="5" calcext:value-type="float">
            <text:p>5</text:p>
          </table:table-cell>
          <table:table-cell office:value-type="string" calcext:value-type="string">
            <text:p>LBQ 190</text:p>
          </table:table-cell>
          <table:table-cell office:value-type="string" calcext:value-type="string">
            <text:p>WERKE EINZELNER PHILOSOPHEN</text:p>
          </table:table-cell>
          <table:table-cell table:number-columns-repeated="5"/>
        </table:table-row>
        <table:table-row table:style-name="ro1">
          <table:table-cell table:formula="of:=IF([.B1601]=([.B1600]+2);&quot;Fehler&quot;;&quot;&quot;)">
            <text:p/>
          </table:table-cell>
          <table:table-cell table:formula="of:=IF(LEN([.C1601])=1;0;IF(LEN([.C1601])=2;1;IF(LEN([.C1601])=3;2;IF(LEN([.C1601])=5;3;IF(LEN([.C1601])=6;4;IF(LEN([.C1601])=7;5;&quot;Fehler&quot;))))))" office:value-type="float" office:value="3" calcext:value-type="float">
            <text:p>3</text:p>
          </table:table-cell>
          <table:table-cell office:value-type="string" calcext:value-type="string">
            <text:p>LBQ 2</text:p>
          </table:table-cell>
          <table:table-cell office:value-type="string" calcext:value-type="string">
            <text:p>PHILOSOPHIE DES 20. JAHRHUNDERTS</text:p>
          </table:table-cell>
          <table:table-cell table:number-columns-repeated="5"/>
        </table:table-row>
        <table:table-row table:style-name="ro1">
          <table:table-cell table:formula="of:=IF([.B1602]=([.B1601]+2);&quot;Fehler&quot;;&quot;&quot;)">
            <text:p/>
          </table:table-cell>
          <table:table-cell table:formula="of:=IF(LEN([.C1602])=1;0;IF(LEN([.C1602])=2;1;IF(LEN([.C1602])=3;2;IF(LEN([.C1602])=5;3;IF(LEN([.C1602])=6;4;IF(LEN([.C1602])=7;5;&quot;Fehler&quot;))))))" office:value-type="float" office:value="4" calcext:value-type="float">
            <text:p>4</text:p>
          </table:table-cell>
          <table:table-cell office:value-type="string" calcext:value-type="string">
            <text:p>LBQ 20</text:p>
          </table:table-cell>
          <table:table-cell office:value-type="string" calcext:value-type="string">
            <text:p>PHAENOMENOLOGIE</text:p>
          </table:table-cell>
          <table:table-cell table:number-columns-repeated="5"/>
        </table:table-row>
        <table:table-row table:style-name="ro1">
          <table:table-cell table:formula="of:=IF([.B1603]=([.B1602]+2);&quot;Fehler&quot;;&quot;&quot;)">
            <text:p/>
          </table:table-cell>
          <table:table-cell table:formula="of:=IF(LEN([.C1603])=1;0;IF(LEN([.C1603])=2;1;IF(LEN([.C1603])=3;2;IF(LEN([.C1603])=5;3;IF(LEN([.C1603])=6;4;IF(LEN([.C1603])=7;5;&quot;Fehler&quot;))))))" office:value-type="float" office:value="4" calcext:value-type="float">
            <text:p>4</text:p>
          </table:table-cell>
          <table:table-cell office:value-type="string" calcext:value-type="string">
            <text:p>LBQ 21</text:p>
          </table:table-cell>
          <table:table-cell office:value-type="string" calcext:value-type="string">
            <text:p>EXISTENZPHILOSOPHIE</text:p>
          </table:table-cell>
          <table:table-cell table:number-columns-repeated="5"/>
        </table:table-row>
        <table:table-row table:style-name="ro1">
          <table:table-cell table:formula="of:=IF([.B1604]=([.B1603]+2);&quot;Fehler&quot;;&quot;&quot;)">
            <text:p/>
          </table:table-cell>
          <table:table-cell table:formula="of:=IF(LEN([.C1604])=1;0;IF(LEN([.C1604])=2;1;IF(LEN([.C1604])=3;2;IF(LEN([.C1604])=5;3;IF(LEN([.C1604])=6;4;IF(LEN([.C1604])=7;5;&quot;Fehler&quot;))))))" office:value-type="float" office:value="4" calcext:value-type="float">
            <text:p>4</text:p>
          </table:table-cell>
          <table:table-cell office:value-type="string" calcext:value-type="string">
            <text:p>LBQ 22</text:p>
          </table:table-cell>
          <table:table-cell office:value-type="string" calcext:value-type="string">
            <text:p>WEITERE PHILOSOPHISCHE RICHTUNGEN</text:p>
          </table:table-cell>
          <table:table-cell table:number-columns-repeated="5"/>
        </table:table-row>
        <table:table-row table:style-name="ro1">
          <table:table-cell table:formula="of:=IF([.B1605]=([.B1604]+2);&quot;Fehler&quot;;&quot;&quot;)">
            <text:p/>
          </table:table-cell>
          <table:table-cell table:formula="of:=IF(LEN([.C1605])=1;0;IF(LEN([.C1605])=2;1;IF(LEN([.C1605])=3;2;IF(LEN([.C1605])=5;3;IF(LEN([.C1605])=6;4;IF(LEN([.C1605])=7;5;&quot;Fehler&quot;))))))" office:value-type="float" office:value="4" calcext:value-type="float">
            <text:p>4</text:p>
          </table:table-cell>
          <table:table-cell office:value-type="string" calcext:value-type="string">
            <text:p>LBQ 29</text:p>
          </table:table-cell>
          <table:table-cell office:value-type="string" calcext:value-type="string">
            <text:p>QUELLENSAMMLUNGEN</text:p>
          </table:table-cell>
          <table:table-cell table:number-columns-repeated="5"/>
        </table:table-row>
        <table:table-row table:style-name="ro1">
          <table:table-cell table:formula="of:=IF([.B1606]=([.B1605]+2);&quot;Fehler&quot;;&quot;&quot;)">
            <text:p/>
          </table:table-cell>
          <table:table-cell table:formula="of:=IF(LEN([.C1606])=1;0;IF(LEN([.C1606])=2;1;IF(LEN([.C1606])=3;2;IF(LEN([.C1606])=5;3;IF(LEN([.C1606])=6;4;IF(LEN([.C1606])=7;5;&quot;Fehler&quot;))))))" office:value-type="float" office:value="5" calcext:value-type="float">
            <text:p>5</text:p>
          </table:table-cell>
          <table:table-cell office:value-type="string" calcext:value-type="string">
            <text:p>LBQ 290</text:p>
          </table:table-cell>
          <table:table-cell office:value-type="string" calcext:value-type="string">
            <text:p>WERKE EINZELNER PHILOSOPHEN</text:p>
          </table:table-cell>
          <table:table-cell table:number-columns-repeated="5"/>
        </table:table-row>
        <table:table-row table:style-name="ro1">
          <table:table-cell table:formula="of:=IF([.B1607]=([.B1606]+2);&quot;Fehler&quot;;&quot;&quot;)">
            <text:p/>
          </table:table-cell>
          <table:table-cell table:formula="of:=IF(LEN([.C1607])=1;0;IF(LEN([.C1607])=2;1;IF(LEN([.C1607])=3;2;IF(LEN([.C1607])=5;3;IF(LEN([.C1607])=6;4;IF(LEN([.C1607])=7;5;&quot;Fehler&quot;))))))" office:value-type="float" office:value="2" calcext:value-type="float">
            <text:p>2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PHILOSOPHIE EINZELNER EUROPAEISCHER, AMERIKANISCHER UND AFRIKANISCHER LAENDER : ALLGEMEINES</text:p>
          </table:table-cell>
          <table:table-cell table:number-columns-repeated="5"/>
        </table:table-row>
        <table:table-row table:style-name="ro1">
          <table:table-cell table:formula="of:=IF([.B1608]=([.B1607]+2);&quot;Fehler&quot;;&quot;&quot;)">
            <text:p/>
          </table:table-cell>
          <table:table-cell table:formula="of:=IF(LEN([.C1608])=1;0;IF(LEN([.C1608])=2;1;IF(LEN([.C1608])=3;2;IF(LEN([.C1608])=5;3;IF(LEN([.C1608])=6;4;IF(LEN([.C1608])=7;5;&quot;Fehler&quot;))))))" office:value-type="float" office:value="3" calcext:value-type="float">
            <text:p>3</text:p>
          </table:table-cell>
          <table:table-cell office:value-type="string" calcext:value-type="string">
            <text:p>LBR 1</text:p>
          </table:table-cell>
          <table:table-cell office:value-type="string" calcext:value-type="string">
            <text:p>PHILOSOPHIE EUROPAEISCHER LAENDER MIT QUELLENSAMMLUNGEN</text:p>
          </table:table-cell>
          <table:table-cell table:number-columns-repeated="5"/>
        </table:table-row>
        <table:table-row table:style-name="ro1">
          <table:table-cell table:formula="of:=IF([.B1609]=([.B1608]+2);&quot;Fehler&quot;;&quot;&quot;)">
            <text:p/>
          </table:table-cell>
          <table:table-cell table:formula="of:=IF(LEN([.C1609])=1;0;IF(LEN([.C1609])=2;1;IF(LEN([.C1609])=3;2;IF(LEN([.C1609])=5;3;IF(LEN([.C1609])=6;4;IF(LEN([.C1609])=7;5;&quot;Fehler&quot;))))))" office:value-type="float" office:value="3" calcext:value-type="float">
            <text:p>3</text:p>
          </table:table-cell>
          <table:table-cell office:value-type="string" calcext:value-type="string">
            <text:p>LBR 2</text:p>
          </table:table-cell>
          <table:table-cell office:value-type="string" calcext:value-type="string">
            <text:p>PHILOSOPHIE AMERIKANISCHER LAENDER MIT QUELLENSAMMLUNGEN</text:p>
          </table:table-cell>
          <table:table-cell table:number-columns-repeated="5"/>
        </table:table-row>
        <table:table-row table:style-name="ro1">
          <table:table-cell table:formula="of:=IF([.B1610]=([.B1609]+2);&quot;Fehler&quot;;&quot;&quot;)">
            <text:p/>
          </table:table-cell>
          <table:table-cell table:formula="of:=IF(LEN([.C1610])=1;0;IF(LEN([.C1610])=2;1;IF(LEN([.C1610])=3;2;IF(LEN([.C1610])=5;3;IF(LEN([.C1610])=6;4;IF(LEN([.C1610])=7;5;&quot;Fehler&quot;))))))" office:value-type="float" office:value="3" calcext:value-type="float">
            <text:p>3</text:p>
          </table:table-cell>
          <table:table-cell office:value-type="string" calcext:value-type="string">
            <text:p>LBR 3</text:p>
          </table:table-cell>
          <table:table-cell office:value-type="string" calcext:value-type="string">
            <text:p>PHILOSOPHIE AFRIKANISCHER LAENDER MIT QUELLENSAMMLUNGEN</text:p>
          </table:table-cell>
          <table:table-cell table:number-columns-repeated="5"/>
        </table:table-row>
        <table:table-row table:style-name="ro1">
          <table:table-cell table:formula="of:=IF([.B1611]=([.B1610]+2);&quot;Fehler&quot;;&quot;&quot;)">
            <text:p/>
          </table:table-cell>
          <table:table-cell table:formula="of:=IF(LEN([.C1611])=1;0;IF(LEN([.C1611])=2;1;IF(LEN([.C1611])=3;2;IF(LEN([.C1611])=5;3;IF(LEN([.C1611])=6;4;IF(LEN([.C1611])=7;5;&quot;Fehler&quot;))))))" office:value-type="float" office:value="1" calcext:value-type="float">
            <text:p>1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SYSTEMATISCHE PHILOSOPHIE : GESAMTDARSTELLUNGEN, DARSTELLUNGEN MEHRERER TEILGEBIETE, GESCHICHTE EINZELNER DISZIPLINEN</text:p>
          </table:table-cell>
          <table:table-cell table:number-columns-repeated="5"/>
        </table:table-row>
        <table:table-row table:style-name="ro1">
          <table:table-cell table:formula="of:=IF([.B1612]=([.B1611]+2);&quot;Fehler&quot;;&quot;&quot;)">
            <text:p/>
          </table:table-cell>
          <table:table-cell table:formula="of:=IF(LEN([.C1612])=1;0;IF(LEN([.C1612])=2;1;IF(LEN([.C1612])=3;2;IF(LEN([.C1612])=5;3;IF(LEN([.C1612])=6;4;IF(LEN([.C1612])=7;5;&quot;Fehler&quot;))))))" office:value-type="float" office:value="2" calcext:value-type="float">
            <text:p>2</text:p>
          </table:table-cell>
          <table:table-cell office:value-type="string" calcext:value-type="string">
            <text:p>LCK</text:p>
          </table:table-cell>
          <table:table-cell office:value-type="string" calcext:value-type="string">
            <text:p>LOGIK : ALLGEMEINES, GESCHICHTE</text:p>
          </table:table-cell>
          <table:table-cell table:number-columns-repeated="5"/>
        </table:table-row>
        <table:table-row table:style-name="ro1">
          <table:table-cell table:formula="of:=IF([.B1613]=([.B1612]+2);&quot;Fehler&quot;;&quot;&quot;)">
            <text:p/>
          </table:table-cell>
          <table:table-cell table:formula="of:=IF(LEN([.C1613])=1;0;IF(LEN([.C1613])=2;1;IF(LEN([.C1613])=3;2;IF(LEN([.C1613])=5;3;IF(LEN([.C1613])=6;4;IF(LEN([.C1613])=7;5;&quot;Fehler&quot;))))))" office:value-type="float" office:value="3" calcext:value-type="float">
            <text:p>3</text:p>
          </table:table-cell>
          <table:table-cell office:value-type="string" calcext:value-type="string">
            <text:p>LCK 1</text:p>
          </table:table-cell>
          <table:table-cell office:value-type="string" calcext:value-type="string">
            <text:p>MATHEMATISCHE LOGIK (LOGISTIK)</text:p>
          </table:table-cell>
          <table:table-cell table:number-columns-repeated="5"/>
        </table:table-row>
        <table:table-row table:style-name="ro1">
          <table:table-cell table:formula="of:=IF([.B1614]=([.B1613]+2);&quot;Fehler&quot;;&quot;&quot;)">
            <text:p/>
          </table:table-cell>
          <table:table-cell table:formula="of:=IF(LEN([.C1614])=1;0;IF(LEN([.C1614])=2;1;IF(LEN([.C1614])=3;2;IF(LEN([.C1614])=5;3;IF(LEN([.C1614])=6;4;IF(LEN([.C1614])=7;5;&quot;Fehler&quot;))))))" office:value-type="float" office:value="3" calcext:value-type="float">
            <text:p>3</text:p>
          </table:table-cell>
          <table:table-cell office:value-type="string" calcext:value-type="string">
            <text:p>LCK 2</text:p>
          </table:table-cell>
          <table:table-cell office:value-type="string" calcext:value-type="string">
            <text:p>EINZELNE PROBLEME UND RICHTUNGEN</text:p>
          </table:table-cell>
          <table:table-cell table:number-columns-repeated="5"/>
        </table:table-row>
        <table:table-row table:style-name="ro1">
          <table:table-cell table:formula="of:=IF([.B1615]=([.B1614]+2);&quot;Fehler&quot;;&quot;&quot;)">
            <text:p/>
          </table:table-cell>
          <table:table-cell table:formula="of:=IF(LEN([.C1615])=1;0;IF(LEN([.C1615])=2;1;IF(LEN([.C1615])=3;2;IF(LEN([.C1615])=5;3;IF(LEN([.C1615])=6;4;IF(LEN([.C1615])=7;5;&quot;Fehler&quot;))))))" office:value-type="float" office:value="2" calcext:value-type="float">
            <text:p>2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RKENNTNISTHEORIE : ALLGEMEINES, GESCHICHTE</text:p>
          </table:table-cell>
          <table:table-cell table:number-columns-repeated="5"/>
        </table:table-row>
        <table:table-row table:style-name="ro1">
          <table:table-cell table:formula="of:=IF([.B1616]=([.B1615]+2);&quot;Fehler&quot;;&quot;&quot;)">
            <text:p/>
          </table:table-cell>
          <table:table-cell table:formula="of:=IF(LEN([.C1616])=1;0;IF(LEN([.C1616])=2;1;IF(LEN([.C1616])=3;2;IF(LEN([.C1616])=5;3;IF(LEN([.C1616])=6;4;IF(LEN([.C1616])=7;5;&quot;Fehler&quot;))))))" office:value-type="float" office:value="3" calcext:value-type="float">
            <text:p>3</text:p>
          </table:table-cell>
          <table:table-cell office:value-type="string" calcext:value-type="string">
            <text:p>LCL 1</text:p>
          </table:table-cell>
          <table:table-cell office:value-type="string" calcext:value-type="string">
            <text:p>EINZELNE PROBLEME UND RICHTUNGEN</text:p>
          </table:table-cell>
          <table:table-cell table:number-columns-repeated="5"/>
        </table:table-row>
        <table:table-row table:style-name="ro1">
          <table:table-cell table:formula="of:=IF([.B1617]=([.B1616]+2);&quot;Fehler&quot;;&quot;&quot;)">
            <text:p/>
          </table:table-cell>
          <table:table-cell table:formula="of:=IF(LEN([.C1617])=1;0;IF(LEN([.C1617])=2;1;IF(LEN([.C1617])=3;2;IF(LEN([.C1617])=5;3;IF(LEN([.C1617])=6;4;IF(LEN([.C1617])=7;5;&quot;Fehler&quot;))))))" office:value-type="float" office:value="2" calcext:value-type="float">
            <text:p>2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ETAPHYSIK : ALLGEMEINES, GESCHICHTE</text:p>
          </table:table-cell>
          <table:table-cell table:number-columns-repeated="5"/>
        </table:table-row>
        <table:table-row table:style-name="ro1">
          <table:table-cell table:formula="of:=IF([.B1618]=([.B1617]+2);&quot;Fehler&quot;;&quot;&quot;)">
            <text:p/>
          </table:table-cell>
          <table:table-cell table:formula="of:=IF(LEN([.C1618])=1;0;IF(LEN([.C1618])=2;1;IF(LEN([.C1618])=3;2;IF(LEN([.C1618])=5;3;IF(LEN([.C1618])=6;4;IF(LEN([.C1618])=7;5;&quot;Fehler&quot;))))))" office:value-type="float" office:value="3" calcext:value-type="float">
            <text:p>3</text:p>
          </table:table-cell>
          <table:table-cell office:value-type="string" calcext:value-type="string">
            <text:p>LCM 1</text:p>
          </table:table-cell>
          <table:table-cell office:value-type="string" calcext:value-type="string">
            <text:p>ONTOLOGIE</text:p>
          </table:table-cell>
          <table:table-cell table:number-columns-repeated="5"/>
        </table:table-row>
        <table:table-row table:style-name="ro1">
          <table:table-cell table:formula="of:=IF([.B1619]=([.B1618]+2);&quot;Fehler&quot;;&quot;&quot;)">
            <text:p/>
          </table:table-cell>
          <table:table-cell table:formula="of:=IF(LEN([.C1619])=1;0;IF(LEN([.C1619])=2;1;IF(LEN([.C1619])=3;2;IF(LEN([.C1619])=5;3;IF(LEN([.C1619])=6;4;IF(LEN([.C1619])=7;5;&quot;Fehler&quot;))))))" office:value-type="float" office:value="4" calcext:value-type="float">
            <text:p>4</text:p>
          </table:table-cell>
          <table:table-cell office:value-type="string" calcext:value-type="string">
            <text:p>LCM 10</text:p>
          </table:table-cell>
          <table:table-cell office:value-type="string" calcext:value-type="string">
            <text:p>EINZELNE PROBLEME UND RICHTUNGEN</text:p>
          </table:table-cell>
          <table:table-cell table:number-columns-repeated="5"/>
        </table:table-row>
        <table:table-row table:style-name="ro1">
          <table:table-cell table:formula="of:=IF([.B1620]=([.B1619]+2);&quot;Fehler&quot;;&quot;&quot;)">
            <text:p/>
          </table:table-cell>
          <table:table-cell table:formula="of:=IF(LEN([.C1620])=1;0;IF(LEN([.C1620])=2;1;IF(LEN([.C1620])=3;2;IF(LEN([.C1620])=5;3;IF(LEN([.C1620])=6;4;IF(LEN([.C1620])=7;5;&quot;Fehler&quot;))))))" office:value-type="float" office:value="3" calcext:value-type="float">
            <text:p>3</text:p>
          </table:table-cell>
          <table:table-cell office:value-type="string" calcext:value-type="string">
            <text:p>LCM 2</text:p>
          </table:table-cell>
          <table:table-cell office:value-type="string" calcext:value-type="string">
            <text:p>NATURPHILOSOPHIE</text:p>
          </table:table-cell>
          <table:table-cell table:number-columns-repeated="5"/>
        </table:table-row>
        <table:table-row table:style-name="ro1">
          <table:table-cell table:formula="of:=IF([.B1621]=([.B1620]+2);&quot;Fehler&quot;;&quot;&quot;)">
            <text:p/>
          </table:table-cell>
          <table:table-cell table:formula="of:=IF(LEN([.C1621])=1;0;IF(LEN([.C1621])=2;1;IF(LEN([.C1621])=3;2;IF(LEN([.C1621])=5;3;IF(LEN([.C1621])=6;4;IF(LEN([.C1621])=7;5;&quot;Fehler&quot;))))))" office:value-type="float" office:value="4" calcext:value-type="float">
            <text:p>4</text:p>
          </table:table-cell>
          <table:table-cell office:value-type="string" calcext:value-type="string">
            <text:p>LCM 20</text:p>
          </table:table-cell>
          <table:table-cell office:value-type="string" calcext:value-type="string">
            <text:p>EINZELNE PROBLEME UND RICHTUNGEN</text:p>
          </table:table-cell>
          <table:table-cell table:number-columns-repeated="5"/>
        </table:table-row>
        <table:table-row table:style-name="ro1">
          <table:table-cell table:formula="of:=IF([.B1622]=([.B1621]+2);&quot;Fehler&quot;;&quot;&quot;)">
            <text:p/>
          </table:table-cell>
          <table:table-cell table:formula="of:=IF(LEN([.C1622])=1;0;IF(LEN([.C1622])=2;1;IF(LEN([.C1622])=3;2;IF(LEN([.C1622])=5;3;IF(LEN([.C1622])=6;4;IF(LEN([.C1622])=7;5;&quot;Fehler&quot;))))))" office:value-type="float" office:value="2" calcext:value-type="float">
            <text:p>2</text:p>
          </table:table-cell>
          <table:table-cell office:value-type="string" calcext:value-type="string">
            <text:p>LCN</text:p>
          </table:table-cell>
          <table:table-cell office:value-type="string" calcext:value-type="string">
            <text:p>PHILOSOPHISCHE ANTHROPOLOGIE : ALLGEMEINES, GESCHICHTE</text:p>
          </table:table-cell>
          <table:table-cell table:number-columns-repeated="5"/>
        </table:table-row>
        <table:table-row table:style-name="ro1">
          <table:table-cell table:formula="of:=IF([.B1623]=([.B1622]+2);&quot;Fehler&quot;;&quot;&quot;)">
            <text:p/>
          </table:table-cell>
          <table:table-cell table:formula="of:=IF(LEN([.C1623])=1;0;IF(LEN([.C1623])=2;1;IF(LEN([.C1623])=3;2;IF(LEN([.C1623])=5;3;IF(LEN([.C1623])=6;4;IF(LEN([.C1623])=7;5;&quot;Fehler&quot;))))))" office:value-type="float" office:value="3" calcext:value-type="float">
            <text:p>3</text:p>
          </table:table-cell>
          <table:table-cell office:value-type="string" calcext:value-type="string">
            <text:p>LCN 1</text:p>
          </table:table-cell>
          <table:table-cell office:value-type="string" calcext:value-type="string">
            <text:p>EINZELNE PROBLEME</text:p>
          </table:table-cell>
          <table:table-cell table:number-columns-repeated="5"/>
        </table:table-row>
        <table:table-row table:style-name="ro1">
          <table:table-cell table:formula="of:=IF([.B1624]=([.B1623]+2);&quot;Fehler&quot;;&quot;&quot;)">
            <text:p/>
          </table:table-cell>
          <table:table-cell table:formula="of:=IF(LEN([.C1624])=1;0;IF(LEN([.C1624])=2;1;IF(LEN([.C1624])=3;2;IF(LEN([.C1624])=5;3;IF(LEN([.C1624])=6;4;IF(LEN([.C1624])=7;5;&quot;Fehler&quot;))))))" office:value-type="float" office:value="2" calcext:value-type="float">
            <text:p>2</text:p>
          </table:table-cell>
          <table:table-cell office:value-type="string" calcext:value-type="string">
            <text:p>LCO</text:p>
          </table:table-cell>
          <table:table-cell office:value-type="string" calcext:value-type="string">
            <text:p>PHILOSOPHISCHE ETHIK : ALLGEMEINES - GESCHICHTE</text:p>
          </table:table-cell>
          <table:table-cell table:number-columns-repeated="5"/>
        </table:table-row>
        <table:table-row table:style-name="ro1">
          <table:table-cell table:formula="of:=IF([.B1625]=([.B1624]+2);&quot;Fehler&quot;;&quot;&quot;)">
            <text:p/>
          </table:table-cell>
          <table:table-cell table:formula="of:=IF(LEN([.C1625])=1;0;IF(LEN([.C1625])=2;1;IF(LEN([.C1625])=3;2;IF(LEN([.C1625])=5;3;IF(LEN([.C1625])=6;4;IF(LEN([.C1625])=7;5;&quot;Fehler&quot;))))))" office:value-type="float" office:value="3" calcext:value-type="float">
            <text:p>3</text:p>
          </table:table-cell>
          <table:table-cell office:value-type="string" calcext:value-type="string">
            <text:p>LCO 1</text:p>
          </table:table-cell>
          <table:table-cell office:value-type="string" calcext:value-type="string">
            <text:p>EINZELNE PROBLEME</text:p>
          </table:table-cell>
          <table:table-cell table:number-columns-repeated="5"/>
        </table:table-row>
        <table:table-row table:style-name="ro1">
          <table:table-cell table:formula="of:=IF([.B1626]=([.B1625]+2);&quot;Fehler&quot;;&quot;&quot;)">
            <text:p/>
          </table:table-cell>
          <table:table-cell table:formula="of:=IF(LEN([.C1626])=1;0;IF(LEN([.C1626])=2;1;IF(LEN([.C1626])=3;2;IF(LEN([.C1626])=5;3;IF(LEN([.C1626])=6;4;IF(LEN([.C1626])=7;5;&quot;Fehler&quot;))))))" office:value-type="float" office:value="2" calcext:value-type="float">
            <text:p>2</text:p>
          </table:table-cell>
          <table:table-cell office:value-type="string" calcext:value-type="string">
            <text:p>LCP</text:p>
          </table:table-cell>
          <table:table-cell office:value-type="string" calcext:value-type="string">
            <text:p>PHILOSOPHISCHE AESTHETIK : ALLGEMEINES, GESCHICHTE</text:p>
          </table:table-cell>
          <table:table-cell table:number-columns-repeated="5"/>
        </table:table-row>
        <table:table-row table:style-name="ro1">
          <table:table-cell table:formula="of:=IF([.B1627]=([.B1626]+2);&quot;Fehler&quot;;&quot;&quot;)">
            <text:p/>
          </table:table-cell>
          <table:table-cell table:formula="of:=IF(LEN([.C1627])=1;0;IF(LEN([.C1627])=2;1;IF(LEN([.C1627])=3;2;IF(LEN([.C1627])=5;3;IF(LEN([.C1627])=6;4;IF(LEN([.C1627])=7;5;&quot;Fehler&quot;))))))" office:value-type="float" office:value="3" calcext:value-type="float">
            <text:p>3</text:p>
          </table:table-cell>
          <table:table-cell office:value-type="string" calcext:value-type="string">
            <text:p>LCP 1</text:p>
          </table:table-cell>
          <table:table-cell office:value-type="string" calcext:value-type="string">
            <text:p>EINZELNE PROBLEME</text:p>
          </table:table-cell>
          <table:table-cell table:number-columns-repeated="5"/>
        </table:table-row>
        <table:table-row table:style-name="ro1">
          <table:table-cell table:formula="of:=IF([.B1628]=([.B1627]+2);&quot;Fehler&quot;;&quot;&quot;)">
            <text:p/>
          </table:table-cell>
          <table:table-cell table:formula="of:=IF(LEN([.C1628])=1;0;IF(LEN([.C1628])=2;1;IF(LEN([.C1628])=3;2;IF(LEN([.C1628])=5;3;IF(LEN([.C1628])=6;4;IF(LEN([.C1628])=7;5;&quot;Fehler&quot;))))))" office:value-type="float" office:value="1" calcext:value-type="float">
            <text:p>1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BESONDERE WELTANSCHAULICHE RICHTUNGEN UND BEWEGUNGEN : ALLGEMEINES - DARSTELLUNGEN MEHRERER RICHTUNGEN</text:p>
          </table:table-cell>
          <table:table-cell table:number-columns-repeated="5"/>
        </table:table-row>
        <table:table-row table:style-name="ro1">
          <table:table-cell table:formula="of:=IF([.B1629]=([.B1628]+2);&quot;Fehler&quot;;&quot;&quot;)">
            <text:p/>
          </table:table-cell>
          <table:table-cell table:formula="of:=IF(LEN([.C1629])=1;0;IF(LEN([.C1629])=2;1;IF(LEN([.C1629])=3;2;IF(LEN([.C1629])=5;3;IF(LEN([.C1629])=6;4;IF(LEN([.C1629])=7;5;&quot;Fehler&quot;))))))" office:value-type="float" office:value="2" calcext:value-type="float">
            <text:p>2</text:p>
          </table:table-cell>
          <table:table-cell office:value-type="string" calcext:value-type="string">
            <text:p>LDG</text:p>
          </table:table-cell>
          <table:table-cell office:value-type="string" calcext:value-type="string">
            <text:p>FREIRELIGIOESE BEWEGUNGEN</text:p>
          </table:table-cell>
          <table:table-cell table:number-columns-repeated="5"/>
        </table:table-row>
        <table:table-row table:style-name="ro1">
          <table:table-cell table:formula="of:=IF([.B1630]=([.B1629]+2);&quot;Fehler&quot;;&quot;&quot;)">
            <text:p/>
          </table:table-cell>
          <table:table-cell table:formula="of:=IF(LEN([.C1630])=1;0;IF(LEN([.C1630])=2;1;IF(LEN([.C1630])=3;2;IF(LEN([.C1630])=5;3;IF(LEN([.C1630])=6;4;IF(LEN([.C1630])=7;5;&quot;Fehler&quot;))))))" office:value-type="float" office:value="2" calcext:value-type="float">
            <text:p>2</text:p>
          </table:table-cell>
          <table:table-cell office:value-type="string" calcext:value-type="string">
            <text:p>LDK</text:p>
          </table:table-cell>
          <table:table-cell office:value-type="string" calcext:value-type="string">
            <text:p>THEOSOPHIE <text:s/>ANTHROPOSOPHIE <text:s/>HIER AUCH QUELLENSCHRIFTEN</text:p>
          </table:table-cell>
          <table:table-cell table:number-columns-repeated="5"/>
        </table:table-row>
        <table:table-row table:style-name="ro1">
          <table:table-cell table:formula="of:=IF([.B1631]=([.B1630]+2);&quot;Fehler&quot;;&quot;&quot;)">
            <text:p/>
          </table:table-cell>
          <table:table-cell table:formula="of:=IF(LEN([.C1631])=1;0;IF(LEN([.C1631])=2;1;IF(LEN([.C1631])=3;2;IF(LEN([.C1631])=5;3;IF(LEN([.C1631])=6;4;IF(LEN([.C1631])=7;5;&quot;Fehler&quot;))))))" office:value-type="float" office:value="2" calcext:value-type="float">
            <text:p>2</text:p>
          </table:table-cell>
          <table:table-cell office:value-type="string" calcext:value-type="string">
            <text:p>LDL</text:p>
          </table:table-cell>
          <table:table-cell office:value-type="string" calcext:value-type="string">
            <text:p>FREIMAURER</text:p>
          </table:table-cell>
          <table:table-cell table:number-columns-repeated="5"/>
        </table:table-row>
        <table:table-row table:style-name="ro1">
          <table:table-cell table:formula="of:=IF([.B1632]=([.B1631]+2);&quot;Fehler&quot;;&quot;&quot;)">
            <text:p/>
          </table:table-cell>
          <table:table-cell table:formula="of:=IF(LEN([.C1632])=1;0;IF(LEN([.C1632])=2;1;IF(LEN([.C1632])=3;2;IF(LEN([.C1632])=5;3;IF(LEN([.C1632])=6;4;IF(LEN([.C1632])=7;5;&quot;Fehler&quot;))))))" office:value-type="float" office:value="2" calcext:value-type="float">
            <text:p>2</text:p>
          </table:table-cell>
          <table:table-cell office:value-type="string" calcext:value-type="string">
            <text:p>LDM</text:p>
          </table:table-cell>
          <table:table-cell office:value-type="string" calcext:value-type="string">
            <text:p>SONSTIGE RICHTUNGEN</text:p>
          </table:table-cell>
          <table:table-cell table:number-columns-repeated="5"/>
        </table:table-row>
        <table:table-row table:style-name="ro1">
          <table:table-cell table:formula="of:=IF([.B1633]=([.B1632]+2);&quot;Fehler&quot;;&quot;&quot;)">
            <text:p/>
          </table:table-cell>
          <table:table-cell table:formula="of:=IF(LEN([.C1633])=1;0;IF(LEN([.C1633])=2;1;IF(LEN([.C1633])=3;2;IF(LEN([.C1633])=5;3;IF(LEN([.C1633])=6;4;IF(LEN([.C1633])=7;5;&quot;Fehler&quot;))))))" office:value-type="float" office:value="1" calcext:value-type="float">
            <text:p>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HILOSOPHISCHE BETRACHTUNGEN <text:s/>LEBENSWEISHEIT</text:p>
          </table:table-cell>
          <table:table-cell table:number-columns-repeated="5"/>
        </table:table-row>
        <table:table-row table:style-name="ro1">
          <table:table-cell table:formula="of:=IF([.B1634]=([.B1633]+2);&quot;Fehler&quot;;&quot;&quot;)">
            <text:p/>
          </table:table-cell>
          <table:table-cell table:formula="of:=IF(LEN([.C1634])=1;0;IF(LEN([.C1634])=2;1;IF(LEN([.C1634])=3;2;IF(LEN([.C1634])=5;3;IF(LEN([.C1634])=6;4;IF(LEN([.C1634])=7;5;&quot;Fehler&quot;))))))" office:value-type="float" office:value="2" calcext:value-type="float">
            <text:p>2</text:p>
          </table:table-cell>
          <table:table-cell office:value-type="string" calcext:value-type="string">
            <text:p>LYB</text:p>
          </table:table-cell>
          <table:table-cell office:value-type="string" calcext:value-type="string">
            <text:p>BIOGRAPHIEN VON PHILOSOPHEN UND PHILOSOPHISCHEN SCHRIFTSTELLERN</text:p>
          </table:table-cell>
          <table:table-cell table:number-columns-repeated="5"/>
        </table:table-row>
        <table:table-row table:style-name="ro1">
          <table:table-cell table:formula="of:=IF([.B1635]=([.B1634]+2);&quot;Fehler&quot;;&quot;&quot;)">
            <text:p/>
          </table:table-cell>
          <table:table-cell table:formula="of:=IF(LEN([.C1635])=1;0;IF(LEN([.C1635])=2;1;IF(LEN([.C1635])=3;2;IF(LEN([.C1635])=5;3;IF(LEN([.C1635])=6;4;IF(LEN([.C1635])=7;5;&quot;Fehler&quot;))))))" office:value-type="float" office:value="3" calcext:value-type="float">
            <text:p>3</text:p>
          </table:table-cell>
          <table:table-cell office:value-type="string" calcext:value-type="string">
            <text:p>LYB 1</text:p>
          </table:table-cell>
          <table:table-cell office:value-type="string" calcext:value-type="string">
            <text:p>BIOGRAPHIEN MEHRERER PHILOSOPHEN AUS VERSCHIEDENEN EPOCHEN UND LAENDERN</text:p>
          </table:table-cell>
          <table:table-cell table:number-columns-repeated="5"/>
        </table:table-row>
        <table:table-row table:style-name="ro1">
          <table:table-cell table:formula="of:=IF([.B1636]=([.B1635]+2);&quot;Fehler&quot;;&quot;&quot;)">
            <text:p/>
          </table:table-cell>
          <table:table-cell table:formula="of:=IF(LEN([.C1636])=1;0;IF(LEN([.C1636])=2;1;IF(LEN([.C1636])=3;2;IF(LEN([.C1636])=5;3;IF(LEN([.C1636])=6;4;IF(LEN([.C1636])=7;5;&quot;Fehler&quot;))))))" office:value-type="float" office:value="3" calcext:value-type="float">
            <text:p>3</text:p>
          </table:table-cell>
          <table:table-cell office:value-type="string" calcext:value-type="string">
            <text:p>LYB 2</text:p>
          </table:table-cell>
          <table:table-cell office:value-type="string" calcext:value-type="string">
            <text:p>BIOGRAPHIEN EINZELNER PHILOSOPHEN (ALPHABETISCH NACH BIOGRAPHIERTEN GEORDNET)</text:p>
          </table:table-cell>
          <table:table-cell table:number-columns-repeated="5"/>
        </table:table-row>
        <table:table-row table:style-name="ro1">
          <table:table-cell table:formula="of:=IF([.B1637]=([.B1636]+2);&quot;Fehler&quot;;&quot;&quot;)">
            <text:p/>
          </table:table-cell>
          <table:table-cell table:formula="of:=IF(LEN([.C1637])=1;0;IF(LEN([.C1637])=2;1;IF(LEN([.C1637])=3;2;IF(LEN([.C1637])=5;3;IF(LEN([.C1637])=6;4;IF(LEN([.C1637])=7;5;&quot;Fehler&quot;))))))" office:value-type="float" office:value="4" calcext:value-type="float">
            <text:p>4</text:p>
          </table:table-cell>
          <table:table-cell office:value-type="string" calcext:value-type="string">
            <text:p>LYB 20</text:p>
          </table:table-cell>
          <table:table-cell office:value-type="string" calcext:value-type="string">
            <text:p>ASIATISCHE PHILOSOPHEN <text:s/>ORIENTALISCHE PHILOSOPHEN (ALPHABETISCH NACH BIOGRAPHIERTEN GEORDNET)</text:p>
          </table:table-cell>
          <table:table-cell table:number-columns-repeated="5"/>
        </table:table-row>
        <table:table-row table:style-name="ro1">
          <table:table-cell table:formula="of:=IF([.B1638]=([.B1637]+2);&quot;Fehler&quot;;&quot;&quot;)">
            <text:p/>
          </table:table-cell>
          <table:table-cell table:formula="of:=IF(LEN([.C1638])=1;0;IF(LEN([.C1638])=2;1;IF(LEN([.C1638])=3;2;IF(LEN([.C1638])=5;3;IF(LEN([.C1638])=6;4;IF(LEN([.C1638])=7;5;&quot;Fehler&quot;))))))" office:value-type="float" office:value="4" calcext:value-type="float">
            <text:p>4</text:p>
          </table:table-cell>
          <table:table-cell office:value-type="string" calcext:value-type="string">
            <text:p>LYB 21</text:p>
          </table:table-cell>
          <table:table-cell office:value-type="string" calcext:value-type="string">
            <text:p>PHILOSOPHEN DER ANTIKE VON THALES BIS BOETHIUS (ALPHABETISCH NACH BIOGRAPHIERTEN GEORDNET)</text:p>
          </table:table-cell>
          <table:table-cell table:number-columns-repeated="5"/>
        </table:table-row>
        <table:table-row table:style-name="ro1">
          <table:table-cell table:formula="of:=IF([.B1639]=([.B1638]+2);&quot;Fehler&quot;;&quot;&quot;)">
            <text:p/>
          </table:table-cell>
          <table:table-cell table:formula="of:=IF(LEN([.C1639])=1;0;IF(LEN([.C1639])=2;1;IF(LEN([.C1639])=3;2;IF(LEN([.C1639])=5;3;IF(LEN([.C1639])=6;4;IF(LEN([.C1639])=7;5;&quot;Fehler&quot;))))))" office:value-type="float" office:value="4" calcext:value-type="float">
            <text:p>4</text:p>
          </table:table-cell>
          <table:table-cell office:value-type="string" calcext:value-type="string">
            <text:p>LYB 22</text:p>
          </table:table-cell>
          <table:table-cell office:value-type="string" calcext:value-type="string">
            <text:p>PHILOSOPHEN DES MITTELALTERS VON ANSELM VON CANTERBURY BIS WILHELM VON OCKHAM (ALPHABETISCH NACH BIOGRAPHIERTEN GEORDNET)</text:p>
          </table:table-cell>
          <table:table-cell table:number-columns-repeated="5"/>
        </table:table-row>
        <table:table-row table:style-name="ro1">
          <table:table-cell table:formula="of:=IF([.B1640]=([.B1639]+2);&quot;Fehler&quot;;&quot;&quot;)">
            <text:p/>
          </table:table-cell>
          <table:table-cell table:formula="of:=IF(LEN([.C1640])=1;0;IF(LEN([.C1640])=2;1;IF(LEN([.C1640])=3;2;IF(LEN([.C1640])=5;3;IF(LEN([.C1640])=6;4;IF(LEN([.C1640])=7;5;&quot;Fehler&quot;))))))" office:value-type="float" office:value="4" calcext:value-type="float">
            <text:p>4</text:p>
          </table:table-cell>
          <table:table-cell office:value-type="string" calcext:value-type="string">
            <text:p>LYB 23</text:p>
          </table:table-cell>
          <table:table-cell office:value-type="string" calcext:value-type="string">
            <text:p>PHILOSOPHEN DER NEUZEIT VON NIKOLAUS VON CUES BIS KANT (ALPHABETISCH NACH BIOGRAPHIERTEN GEORDNET)</text:p>
          </table:table-cell>
          <table:table-cell table:number-columns-repeated="5"/>
        </table:table-row>
        <table:table-row table:style-name="ro1">
          <table:table-cell table:formula="of:=IF([.B1641]=([.B1640]+2);&quot;Fehler&quot;;&quot;&quot;)">
            <text:p/>
          </table:table-cell>
          <table:table-cell table:formula="of:=IF(LEN([.C1641])=1;0;IF(LEN([.C1641])=2;1;IF(LEN([.C1641])=3;2;IF(LEN([.C1641])=5;3;IF(LEN([.C1641])=6;4;IF(LEN([.C1641])=7;5;&quot;Fehler&quot;))))))" office:value-type="float" office:value="4" calcext:value-type="float">
            <text:p>4</text:p>
          </table:table-cell>
          <table:table-cell office:value-type="string" calcext:value-type="string">
            <text:p>LYB 24</text:p>
          </table:table-cell>
          <table:table-cell office:value-type="string" calcext:value-type="string">
            <text:p>PHILOSOPHEN DES 19. JAHRHUNDERTS (ALPHABETISCH NACH BIOGRAPHIERTEN GEORDNET)</text:p>
          </table:table-cell>
          <table:table-cell table:number-columns-repeated="5"/>
        </table:table-row>
        <table:table-row table:style-name="ro1">
          <table:table-cell table:formula="of:=IF([.B1642]=([.B1641]+2);&quot;Fehler&quot;;&quot;&quot;)">
            <text:p/>
          </table:table-cell>
          <table:table-cell table:formula="of:=IF(LEN([.C1642])=1;0;IF(LEN([.C1642])=2;1;IF(LEN([.C1642])=3;2;IF(LEN([.C1642])=5;3;IF(LEN([.C1642])=6;4;IF(LEN([.C1642])=7;5;&quot;Fehler&quot;))))))" office:value-type="float" office:value="4" calcext:value-type="float">
            <text:p>4</text:p>
          </table:table-cell>
          <table:table-cell office:value-type="string" calcext:value-type="string">
            <text:p>LYB 25</text:p>
          </table:table-cell>
          <table:table-cell office:value-type="string" calcext:value-type="string">
            <text:p>PHILOSOPHEN DES 20. UND 21. JAHRHUNDERTS (ALPHABETISCH NACH BIOGRAPHIERTEN GEORDNET)</text:p>
          </table:table-cell>
          <table:table-cell table:number-columns-repeated="5"/>
        </table:table-row>
        <table:table-row table:style-name="ro1">
          <table:table-cell table:formula="of:=IF([.B1643]=([.B1642]+2);&quot;Fehler&quot;;&quot;&quot;)">
            <text:p/>
          </table:table-cell>
          <table:table-cell table:formula="of:=IF(LEN([.C1643])=1;0;IF(LEN([.C1643])=2;1;IF(LEN([.C1643])=3;2;IF(LEN([.C1643])=5;3;IF(LEN([.C1643])=6;4;IF(LEN([.C1643])=7;5;&quot;Fehler&quot;))))))" office:value-type="float" office:value="1" calcext:value-type="float">
            <text:p>1</text:p>
          </table:table-cell>
          <table:table-cell office:value-type="string" calcext:value-type="string">
            <text:p>L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[.B1644]=([.B1643]+2);&quot;Fehler&quot;;&quot;&quot;)">
            <text:p/>
          </table:table-cell>
          <table:table-cell table:formula="of:=IF(LEN([.C1644])=1;0;IF(LEN([.C1644])=2;1;IF(LEN([.C1644])=3;2;IF(LEN([.C1644])=5;3;IF(LEN([.C1644])=6;4;IF(LEN([.C1644])=7;5;&quot;Fehler&quot;))))))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SYCHOLOGIE</text:p>
          </table:table-cell>
          <table:table-cell table:number-columns-repeated="5"/>
        </table:table-row>
        <table:table-row table:style-name="ro1">
          <table:table-cell table:formula="of:=IF([.B1645]=([.B1644]+2);&quot;Fehler&quot;;&quot;&quot;)">
            <text:p/>
          </table:table-cell>
          <table:table-cell table:formula="of:=IF(LEN([.C1645])=1;0;IF(LEN([.C1645])=2;1;IF(LEN([.C1645])=3;2;IF(LEN([.C1645])=5;3;IF(LEN([.C1645])=6;4;IF(LEN([.C1645])=7;5;&quot;Fehler&quot;))))))"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LLGEMEINES - VERMISCHTE SCHRIFTEN</text:p>
          </table:table-cell>
          <table:table-cell table:number-columns-repeated="5"/>
        </table:table-row>
        <table:table-row table:style-name="ro1">
          <table:table-cell table:formula="of:=IF([.B1646]=([.B1645]+2);&quot;Fehler&quot;;&quot;&quot;)">
            <text:p/>
          </table:table-cell>
          <table:table-cell table:formula="of:=IF(LEN([.C1646])=1;0;IF(LEN([.C1646])=2;1;IF(LEN([.C1646])=3;2;IF(LEN([.C1646])=5;3;IF(LEN([.C1646])=6;4;IF(LEN([.C1646])=7;5;&quot;Fehler&quot;))))))" office:value-type="float" office:value="2" calcext:value-type="float">
            <text:p>2</text:p>
          </table:table-cell>
          <table:table-cell office:value-type="string" calcext:value-type="string">
            <text:p>MAK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647]=([.B1646]+2);&quot;Fehler&quot;;&quot;&quot;)">
            <text:p/>
          </table:table-cell>
          <table:table-cell table:formula="of:=IF(LEN([.C1647])=1;0;IF(LEN([.C1647])=2;1;IF(LEN([.C1647])=3;2;IF(LEN([.C1647])=5;3;IF(LEN([.C1647])=6;4;IF(LEN([.C1647])=7;5;&quot;Fehler&quot;))))))" office:value-type="float" office:value="3" calcext:value-type="float">
            <text:p>3</text:p>
          </table:table-cell>
          <table:table-cell office:value-type="string" calcext:value-type="string">
            <text:p>MAK 1</text:p>
          </table:table-cell>
          <table:table-cell office:value-type="string" calcext:value-type="string">
            <text:p>EINFUEHRUNGEN</text:p>
          </table:table-cell>
          <table:table-cell table:number-columns-repeated="5"/>
        </table:table-row>
        <table:table-row table:style-name="ro1">
          <table:table-cell table:formula="of:=IF([.B1648]=([.B1647]+2);&quot;Fehler&quot;;&quot;&quot;)">
            <text:p/>
          </table:table-cell>
          <table:table-cell table:formula="of:=IF(LEN([.C1648])=1;0;IF(LEN([.C1648])=2;1;IF(LEN([.C1648])=3;2;IF(LEN([.C1648])=5;3;IF(LEN([.C1648])=6;4;IF(LEN([.C1648])=7;5;&quot;Fehler&quot;))))))" office:value-type="float" office:value="2" calcext:value-type="float">
            <text:p>2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[.B1649]=([.B1648]+2);&quot;Fehler&quot;;&quot;&quot;)">
            <text:p/>
          </table:table-cell>
          <table:table-cell table:formula="of:=IF(LEN([.C1649])=1;0;IF(LEN([.C1649])=2;1;IF(LEN([.C1649])=3;2;IF(LEN([.C1649])=5;3;IF(LEN([.C1649])=6;4;IF(LEN([.C1649])=7;5;&quot;Fehler&quot;))))))"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ESEN UND AUFGABE DER PSYCHOLOGIE UND IHR VERHAELTNIS ZU ANDEREN WISSENSCHAFTEN <text:s/>METHODEN DER PSYCHOLOGIE</text:p>
          </table:table-cell>
          <table:table-cell table:number-columns-repeated="5"/>
        </table:table-row>
        <table:table-row table:style-name="ro1">
          <table:table-cell table:formula="of:=IF([.B1650]=([.B1649]+2);&quot;Fehler&quot;;&quot;&quot;)">
            <text:p/>
          </table:table-cell>
          <table:table-cell table:formula="of:=IF(LEN([.C1650])=1;0;IF(LEN([.C1650])=2;1;IF(LEN([.C1650])=3;2;IF(LEN([.C1650])=5;3;IF(LEN([.C1650])=6;4;IF(LEN([.C1650])=7;5;&quot;Fehler&quot;))))))" office:value-type="float" office:value="2" calcext:value-type="float">
            <text:p>2</text:p>
          </table:table-cell>
          <table:table-cell office:value-type="string" calcext:value-type="string">
            <text:p>MAO</text:p>
          </table:table-cell>
          <table:table-cell office:value-type="string" calcext:value-type="string">
            <text:p>GESCHICHTE DER PSYCHOLOGIE : GESAMTDARSTELLUNGEN - DARSTELLUNGEN EINZELNER EPOCHEN</text:p>
          </table:table-cell>
          <table:table-cell table:number-columns-repeated="5"/>
        </table:table-row>
        <table:table-row table:style-name="ro1">
          <table:table-cell table:formula="of:=IF([.B1651]=([.B1650]+2);&quot;Fehler&quot;;&quot;&quot;)">
            <text:p/>
          </table:table-cell>
          <table:table-cell table:formula="of:=IF(LEN([.C1651])=1;0;IF(LEN([.C1651])=2;1;IF(LEN([.C1651])=3;2;IF(LEN([.C1651])=5;3;IF(LEN([.C1651])=6;4;IF(LEN([.C1651])=7;5;&quot;Fehler&quot;))))))" office:value-type="float" office:value="3" calcext:value-type="float">
            <text:p>3</text:p>
          </table:table-cell>
          <table:table-cell office:value-type="string" calcext:value-type="string">
            <text:p>MAO 1</text:p>
          </table:table-cell>
          <table:table-cell office:value-type="string" calcext:value-type="string">
            <text:p>PSYCHOLOGIE EINZELNER LAENDER</text:p>
          </table:table-cell>
          <table:table-cell table:number-columns-repeated="5"/>
        </table:table-row>
        <table:table-row table:style-name="ro1">
          <table:table-cell table:formula="of:=IF([.B1652]=([.B1651]+2);&quot;Fehler&quot;;&quot;&quot;)">
            <text:p/>
          </table:table-cell>
          <table:table-cell table:formula="of:=IF(LEN([.C1652])=1;0;IF(LEN([.C1652])=2;1;IF(LEN([.C1652])=3;2;IF(LEN([.C1652])=5;3;IF(LEN([.C1652])=6;4;IF(LEN([.C1652])=7;5;&quot;Fehler&quot;))))))" office:value-type="float" office:value="3" calcext:value-type="float">
            <text:p>3</text:p>
          </table:table-cell>
          <table:table-cell office:value-type="string" calcext:value-type="string">
            <text:p>MAO 2</text:p>
          </table:table-cell>
          <table:table-cell office:value-type="string" calcext:value-type="string">
            <text:p>GESAMMELTE UND AUSGEWAEHLTE WERKE VON PSYCHOLOGEN</text:p>
          </table:table-cell>
          <table:table-cell table:number-columns-repeated="5"/>
        </table:table-row>
        <table:table-row table:style-name="ro1">
          <table:table-cell table:formula="of:=IF([.B1653]=([.B1652]+2);&quot;Fehler&quot;;&quot;&quot;)">
            <text:p/>
          </table:table-cell>
          <table:table-cell table:formula="of:=IF(LEN([.C1653])=1;0;IF(LEN([.C1653])=2;1;IF(LEN([.C1653])=3;2;IF(LEN([.C1653])=5;3;IF(LEN([.C1653])=6;4;IF(LEN([.C1653])=7;5;&quot;Fehler&quot;))))))" office:value-type="float" office:value="2" calcext:value-type="float">
            <text:p>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TUDIUM UND BERUF DES PSYCHOLOGEN <text:s/>ORGANISATIONEN UND GESELLSCHAFTEN</text:p>
          </table:table-cell>
          <table:table-cell table:number-columns-repeated="5"/>
        </table:table-row>
        <table:table-row table:style-name="ro1">
          <table:table-cell table:formula="of:=IF([.B1654]=([.B1653]+2);&quot;Fehler&quot;;&quot;&quot;)">
            <text:p/>
          </table:table-cell>
          <table:table-cell table:formula="of:=IF(LEN([.C1654])=1;0;IF(LEN([.C1654])=2;1;IF(LEN([.C1654])=3;2;IF(LEN([.C1654])=5;3;IF(LEN([.C1654])=6;4;IF(LEN([.C1654])=7;5;&quot;Fehler&quot;))))))" office:value-type="float" office:value="1" calcext:value-type="float">
            <text:p>1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YSTEMATISCHE PSYCHOLOGIE : GESAMTDARSTELLUNGEN - DARSTELLUNGEN MEHRERER TEILGEBIETE - EINZELNE RICHTUNGEN</text:p>
          </table:table-cell>
          <table:table-cell table:number-columns-repeated="5"/>
        </table:table-row>
        <table:table-row table:style-name="ro1">
          <table:table-cell table:formula="of:=IF([.B1655]=([.B1654]+2);&quot;Fehler&quot;;&quot;&quot;)">
            <text:p/>
          </table:table-cell>
          <table:table-cell table:formula="of:=IF(LEN([.C1655])=1;0;IF(LEN([.C1655])=2;1;IF(LEN([.C1655])=3;2;IF(LEN([.C1655])=5;3;IF(LEN([.C1655])=6;4;IF(LEN([.C1655])=7;5;&quot;Fehler&quot;))))))" office:value-type="float" office:value="2" calcext:value-type="float">
            <text:p>2</text:p>
          </table:table-cell>
          <table:table-cell office:value-type="string" calcext:value-type="string">
            <text:p>MBK</text:p>
          </table:table-cell>
          <table:table-cell office:value-type="string" calcext:value-type="string">
            <text:p>ALLGEMEINE PSYCHOLOGIE</text:p>
          </table:table-cell>
          <table:table-cell table:number-columns-repeated="5"/>
        </table:table-row>
        <table:table-row table:style-name="ro1">
          <table:table-cell table:formula="of:=IF([.B1656]=([.B1655]+2);&quot;Fehler&quot;;&quot;&quot;)">
            <text:p/>
          </table:table-cell>
          <table:table-cell table:formula="of:=IF(LEN([.C1656])=1;0;IF(LEN([.C1656])=2;1;IF(LEN([.C1656])=3;2;IF(LEN([.C1656])=5;3;IF(LEN([.C1656])=6;4;IF(LEN([.C1656])=7;5;&quot;Fehler&quot;))))))" office:value-type="float" office:value="3" calcext:value-type="float">
            <text:p>3</text:p>
          </table:table-cell>
          <table:table-cell office:value-type="string" calcext:value-type="string">
            <text:p>MBK 1</text:p>
          </table:table-cell>
          <table:table-cell office:value-type="string" calcext:value-type="string">
            <text:p>BEWUSSTSEIN - FAEHIGKEITEN - ANLAGEN</text:p>
          </table:table-cell>
          <table:table-cell table:number-columns-repeated="5"/>
        </table:table-row>
        <table:table-row table:style-name="ro1">
          <table:table-cell table:formula="of:=IF([.B1657]=([.B1656]+2);&quot;Fehler&quot;;&quot;&quot;)">
            <text:p/>
          </table:table-cell>
          <table:table-cell table:formula="of:=IF(LEN([.C1657])=1;0;IF(LEN([.C1657])=2;1;IF(LEN([.C1657])=3;2;IF(LEN([.C1657])=5;3;IF(LEN([.C1657])=6;4;IF(LEN([.C1657])=7;5;&quot;Fehler&quot;))))))" office:value-type="float" office:value="3" calcext:value-type="float">
            <text:p>3</text:p>
          </table:table-cell>
          <table:table-cell office:value-type="string" calcext:value-type="string">
            <text:p>MBK 2</text:p>
          </table:table-cell>
          <table:table-cell office:value-type="string" calcext:value-type="string">
            <text:p>EMPFINDUNG - WAHRNEHMUNG - VORSTELLUNG</text:p>
          </table:table-cell>
          <table:table-cell table:number-columns-repeated="5"/>
        </table:table-row>
        <table:table-row table:style-name="ro1">
          <table:table-cell table:formula="of:=IF([.B1658]=([.B1657]+2);&quot;Fehler&quot;;&quot;&quot;)">
            <text:p/>
          </table:table-cell>
          <table:table-cell table:formula="of:=IF(LEN([.C1658])=1;0;IF(LEN([.C1658])=2;1;IF(LEN([.C1658])=3;2;IF(LEN([.C1658])=5;3;IF(LEN([.C1658])=6;4;IF(LEN([.C1658])=7;5;&quot;Fehler&quot;))))))" office:value-type="float" office:value="3" calcext:value-type="float">
            <text:p>3</text:p>
          </table:table-cell>
          <table:table-cell office:value-type="string" calcext:value-type="string">
            <text:p>MBK 3</text:p>
          </table:table-cell>
          <table:table-cell office:value-type="string" calcext:value-type="string">
            <text:p>GEDAECHTNIS - ERINNERUNG - PHANTASIE</text:p>
          </table:table-cell>
          <table:table-cell table:number-columns-repeated="5"/>
        </table:table-row>
        <table:table-row table:style-name="ro1">
          <table:table-cell table:formula="of:=IF([.B1659]=([.B1658]+2);&quot;Fehler&quot;;&quot;&quot;)">
            <text:p/>
          </table:table-cell>
          <table:table-cell table:formula="of:=IF(LEN([.C1659])=1;0;IF(LEN([.C1659])=2;1;IF(LEN([.C1659])=3;2;IF(LEN([.C1659])=5;3;IF(LEN([.C1659])=6;4;IF(LEN([.C1659])=7;5;&quot;Fehler&quot;))))))" office:value-type="float" office:value="3" calcext:value-type="float">
            <text:p>3</text:p>
          </table:table-cell>
          <table:table-cell office:value-type="string" calcext:value-type="string">
            <text:p>MBK 4</text:p>
          </table:table-cell>
          <table:table-cell office:value-type="string" calcext:value-type="string">
            <text:p>GEFUEHLE - STIMMUNGEN - AFFEKTE</text:p>
          </table:table-cell>
          <table:table-cell table:number-columns-repeated="5"/>
        </table:table-row>
        <table:table-row table:style-name="ro1">
          <table:table-cell table:formula="of:=IF([.B1660]=([.B1659]+2);&quot;Fehler&quot;;&quot;&quot;)">
            <text:p/>
          </table:table-cell>
          <table:table-cell table:formula="of:=IF(LEN([.C1660])=1;0;IF(LEN([.C1660])=2;1;IF(LEN([.C1660])=3;2;IF(LEN([.C1660])=5;3;IF(LEN([.C1660])=6;4;IF(LEN([.C1660])=7;5;&quot;Fehler&quot;))))))" office:value-type="float" office:value="3" calcext:value-type="float">
            <text:p>3</text:p>
          </table:table-cell>
          <table:table-cell office:value-type="string" calcext:value-type="string">
            <text:p>MBK 5</text:p>
          </table:table-cell>
          <table:table-cell office:value-type="string" calcext:value-type="string">
            <text:p>REFLEX - INSTINKT - TRIEB - WILLE - MOTIVATION</text:p>
          </table:table-cell>
          <table:table-cell table:number-columns-repeated="5"/>
        </table:table-row>
        <table:table-row table:style-name="ro1">
          <table:table-cell table:formula="of:=IF([.B1661]=([.B1660]+2);&quot;Fehler&quot;;&quot;&quot;)">
            <text:p/>
          </table:table-cell>
          <table:table-cell table:formula="of:=IF(LEN([.C1661])=1;0;IF(LEN([.C1661])=2;1;IF(LEN([.C1661])=3;2;IF(LEN([.C1661])=5;3;IF(LEN([.C1661])=6;4;IF(LEN([.C1661])=7;5;&quot;Fehler&quot;))))))" office:value-type="float" office:value="3" calcext:value-type="float">
            <text:p>3</text:p>
          </table:table-cell>
          <table:table-cell office:value-type="string" calcext:value-type="string">
            <text:p>MBK 6</text:p>
          </table:table-cell>
          <table:table-cell office:value-type="string" calcext:value-type="string">
            <text:p>AUFMERKSAMKEIT - DENKEN - BEGABUNG - INTELLIGENZ – KREATIVITAET</text:p>
          </table:table-cell>
          <table:table-cell table:number-columns-repeated="5"/>
        </table:table-row>
        <table:table-row table:style-name="ro1">
          <table:table-cell table:formula="of:=IF([.B1662]=([.B1661]+2);&quot;Fehler&quot;;&quot;&quot;)">
            <text:p/>
          </table:table-cell>
          <table:table-cell table:formula="of:=IF(LEN([.C1662])=1;0;IF(LEN([.C1662])=2;1;IF(LEN([.C1662])=3;2;IF(LEN([.C1662])=5;3;IF(LEN([.C1662])=6;4;IF(LEN([.C1662])=7;5;&quot;Fehler&quot;))))))" office:value-type="float" office:value="2" calcext:value-type="float">
            <text:p>2</text:p>
          </table:table-cell>
          <table:table-cell office:value-type="string" calcext:value-type="string">
            <text:p>MBL</text:p>
          </table:table-cell>
          <table:table-cell office:value-type="string" calcext:value-type="string">
            <text:p>ENTWICKLUNGSPSYCHOLOGIE : GESAMTDARSTELLUNGEN - DARSTELLUNGEN MEHRERER ENTWICKLUNGS- UND ALTERSSTUFEN</text:p>
          </table:table-cell>
          <table:table-cell table:number-columns-repeated="5"/>
        </table:table-row>
        <table:table-row table:style-name="ro1">
          <table:table-cell table:formula="of:=IF([.B1663]=([.B1662]+2);&quot;Fehler&quot;;&quot;&quot;)">
            <text:p/>
          </table:table-cell>
          <table:table-cell table:formula="of:=IF(LEN([.C1663])=1;0;IF(LEN([.C1663])=2;1;IF(LEN([.C1663])=3;2;IF(LEN([.C1663])=5;3;IF(LEN([.C1663])=6;4;IF(LEN([.C1663])=7;5;&quot;Fehler&quot;))))))" office:value-type="float" office:value="3" calcext:value-type="float">
            <text:p>3</text:p>
          </table:table-cell>
          <table:table-cell office:value-type="string" calcext:value-type="string">
            <text:p>MBL 1</text:p>
          </table:table-cell>
          <table:table-cell office:value-type="string" calcext:value-type="string">
            <text:p>VERGLEICHENDE VERHALTENSFORSCHUNG</text:p>
          </table:table-cell>
          <table:table-cell table:number-columns-repeated="5"/>
        </table:table-row>
        <table:table-row table:style-name="ro1">
          <table:table-cell table:formula="of:=IF([.B1664]=([.B1663]+2);&quot;Fehler&quot;;&quot;&quot;)">
            <text:p/>
          </table:table-cell>
          <table:table-cell table:formula="of:=IF(LEN([.C1664])=1;0;IF(LEN([.C1664])=2;1;IF(LEN([.C1664])=3;2;IF(LEN([.C1664])=5;3;IF(LEN([.C1664])=6;4;IF(LEN([.C1664])=7;5;&quot;Fehler&quot;))))))" office:value-type="float" office:value="3" calcext:value-type="float">
            <text:p>3</text:p>
          </table:table-cell>
          <table:table-cell office:value-type="string" calcext:value-type="string">
            <text:p>MBL 2</text:p>
          </table:table-cell>
          <table:table-cell office:value-type="string" calcext:value-type="string">
            <text:p>KINDER- UND JUGENDPSYCHOLOGIE : GESAMTDARSTELLUNGEN</text:p>
          </table:table-cell>
          <table:table-cell table:number-columns-repeated="5"/>
        </table:table-row>
        <table:table-row table:style-name="ro1">
          <table:table-cell table:formula="of:=IF([.B1665]=([.B1664]+2);&quot;Fehler&quot;;&quot;&quot;)">
            <text:p/>
          </table:table-cell>
          <table:table-cell table:formula="of:=IF(LEN([.C1665])=1;0;IF(LEN([.C1665])=2;1;IF(LEN([.C1665])=3;2;IF(LEN([.C1665])=5;3;IF(LEN([.C1665])=6;4;IF(LEN([.C1665])=7;5;&quot;Fehler&quot;))))))" office:value-type="float" office:value="4" calcext:value-type="float">
            <text:p>4</text:p>
          </table:table-cell>
          <table:table-cell office:value-type="string" calcext:value-type="string">
            <text:p>MBL 20</text:p>
          </table:table-cell>
          <table:table-cell office:value-type="string" calcext:value-type="string">
            <text:p>KINDERPSYCHOLOGIE</text:p>
          </table:table-cell>
          <table:table-cell table:number-columns-repeated="5"/>
        </table:table-row>
        <table:table-row table:style-name="ro1">
          <table:table-cell table:formula="of:=IF([.B1666]=([.B1665]+2);&quot;Fehler&quot;;&quot;&quot;)">
            <text:p/>
          </table:table-cell>
          <table:table-cell table:formula="of:=IF(LEN([.C1666])=1;0;IF(LEN([.C1666])=2;1;IF(LEN([.C1666])=3;2;IF(LEN([.C1666])=5;3;IF(LEN([.C1666])=6;4;IF(LEN([.C1666])=7;5;&quot;Fehler&quot;))))))" office:value-type="float" office:value="4" calcext:value-type="float">
            <text:p>4</text:p>
          </table:table-cell>
          <table:table-cell office:value-type="string" calcext:value-type="string">
            <text:p>MBL 21</text:p>
          </table:table-cell>
          <table:table-cell office:value-type="string" calcext:value-type="string">
            <text:p>JUGENDPSYCHOLOGIE</text:p>
          </table:table-cell>
          <table:table-cell table:number-columns-repeated="5"/>
        </table:table-row>
        <table:table-row table:style-name="ro1">
          <table:table-cell table:formula="of:=IF([.B1667]=([.B1666]+2);&quot;Fehler&quot;;&quot;&quot;)">
            <text:p/>
          </table:table-cell>
          <table:table-cell table:formula="of:=IF(LEN([.C1667])=1;0;IF(LEN([.C1667])=2;1;IF(LEN([.C1667])=3;2;IF(LEN([.C1667])=5;3;IF(LEN([.C1667])=6;4;IF(LEN([.C1667])=7;5;&quot;Fehler&quot;))))))" office:value-type="float" office:value="4" calcext:value-type="float">
            <text:p>4</text:p>
          </table:table-cell>
          <table:table-cell office:value-type="string" calcext:value-type="string">
            <text:p>MBL 22</text:p>
          </table:table-cell>
          <table:table-cell office:value-type="string" calcext:value-type="string">
            <text:p>EINZELNE PROBLEME DER KINDER- UND JUGENDPSYCHOLOGIE</text:p>
          </table:table-cell>
          <table:table-cell table:number-columns-repeated="5"/>
        </table:table-row>
        <table:table-row table:style-name="ro1">
          <table:table-cell table:formula="of:=IF([.B1668]=([.B1667]+2);&quot;Fehler&quot;;&quot;&quot;)">
            <text:p/>
          </table:table-cell>
          <table:table-cell table:formula="of:=IF(LEN([.C1668])=1;0;IF(LEN([.C1668])=2;1;IF(LEN([.C1668])=3;2;IF(LEN([.C1668])=5;3;IF(LEN([.C1668])=6;4;IF(LEN([.C1668])=7;5;&quot;Fehler&quot;))))))" office:value-type="float" office:value="3" calcext:value-type="float">
            <text:p>3</text:p>
          </table:table-cell>
          <table:table-cell office:value-type="string" calcext:value-type="string">
            <text:p>MBL 3</text:p>
          </table:table-cell>
          <table:table-cell office:value-type="string" calcext:value-type="string">
            <text:p>ERWACHSENENPSYCHOLOGIE</text:p>
          </table:table-cell>
          <table:table-cell table:number-columns-repeated="5"/>
        </table:table-row>
        <table:table-row table:style-name="ro1">
          <table:table-cell table:formula="of:=IF([.B1669]=([.B1668]+2);&quot;Fehler&quot;;&quot;&quot;)">
            <text:p/>
          </table:table-cell>
          <table:table-cell table:formula="of:=IF(LEN([.C1669])=1;0;IF(LEN([.C1669])=2;1;IF(LEN([.C1669])=3;2;IF(LEN([.C1669])=5;3;IF(LEN([.C1669])=6;4;IF(LEN([.C1669])=7;5;&quot;Fehler&quot;))))))" office:value-type="float" office:value="4" calcext:value-type="float">
            <text:p>4</text:p>
          </table:table-cell>
          <table:table-cell office:value-type="string" calcext:value-type="string">
            <text:p>MBL 30</text:p>
          </table:table-cell>
          <table:table-cell office:value-type="string" calcext:value-type="string">
            <text:p>ALTERSPSYCHOLOGIE</text:p>
          </table:table-cell>
          <table:table-cell table:number-columns-repeated="5"/>
        </table:table-row>
        <table:table-row table:style-name="ro1">
          <table:table-cell table:formula="of:=IF([.B1670]=([.B1669]+2);&quot;Fehler&quot;;&quot;&quot;)">
            <text:p/>
          </table:table-cell>
          <table:table-cell table:formula="of:=IF(LEN([.C1670])=1;0;IF(LEN([.C1670])=2;1;IF(LEN([.C1670])=3;2;IF(LEN([.C1670])=5;3;IF(LEN([.C1670])=6;4;IF(LEN([.C1670])=7;5;&quot;Fehler&quot;))))))" office:value-type="float" office:value="2" calcext:value-type="float">
            <text:p>2</text:p>
          </table:table-cell>
          <table:table-cell office:value-type="string" calcext:value-type="string">
            <text:p>MBM</text:p>
          </table:table-cell>
          <table:table-cell office:value-type="string" calcext:value-type="string">
            <text:p>GESCHLECHTERPSYCHOLOGIE <text:s/>SEXUALPSYCHOLOGIE : ALLGEMEINES</text:p>
          </table:table-cell>
          <table:table-cell table:number-columns-repeated="5"/>
        </table:table-row>
        <table:table-row table:style-name="ro1">
          <table:table-cell table:formula="of:=IF([.B1671]=([.B1670]+2);&quot;Fehler&quot;;&quot;&quot;)">
            <text:p/>
          </table:table-cell>
          <table:table-cell table:formula="of:=IF(LEN([.C1671])=1;0;IF(LEN([.C1671])=2;1;IF(LEN([.C1671])=3;2;IF(LEN([.C1671])=5;3;IF(LEN([.C1671])=6;4;IF(LEN([.C1671])=7;5;&quot;Fehler&quot;))))))" office:value-type="float" office:value="3" calcext:value-type="float">
            <text:p>3</text:p>
          </table:table-cell>
          <table:table-cell office:value-type="string" calcext:value-type="string">
            <text:p>MBM 1</text:p>
          </table:table-cell>
          <table:table-cell office:value-type="string" calcext:value-type="string">
            <text:p>PSYCHOLOGIE DER FRAU</text:p>
          </table:table-cell>
          <table:table-cell table:number-columns-repeated="5"/>
        </table:table-row>
        <table:table-row table:style-name="ro1">
          <table:table-cell table:formula="of:=IF([.B1672]=([.B1671]+2);&quot;Fehler&quot;;&quot;&quot;)">
            <text:p/>
          </table:table-cell>
          <table:table-cell table:formula="of:=IF(LEN([.C1672])=1;0;IF(LEN([.C1672])=2;1;IF(LEN([.C1672])=3;2;IF(LEN([.C1672])=5;3;IF(LEN([.C1672])=6;4;IF(LEN([.C1672])=7;5;&quot;Fehler&quot;))))))" office:value-type="float" office:value="3" calcext:value-type="float">
            <text:p>3</text:p>
          </table:table-cell>
          <table:table-cell office:value-type="string" calcext:value-type="string">
            <text:p>MBM 2</text:p>
          </table:table-cell>
          <table:table-cell office:value-type="string" calcext:value-type="string">
            <text:p>PSYCHOLOGIE DES MANNES</text:p>
          </table:table-cell>
          <table:table-cell table:number-columns-repeated="5"/>
        </table:table-row>
        <table:table-row table:style-name="ro1">
          <table:table-cell table:formula="of:=IF([.B1673]=([.B1672]+2);&quot;Fehler&quot;;&quot;&quot;)">
            <text:p/>
          </table:table-cell>
          <table:table-cell table:formula="of:=IF(LEN([.C1673])=1;0;IF(LEN([.C1673])=2;1;IF(LEN([.C1673])=3;2;IF(LEN([.C1673])=5;3;IF(LEN([.C1673])=6;4;IF(LEN([.C1673])=7;5;&quot;Fehler&quot;))))))" office:value-type="float" office:value="2" calcext:value-type="float">
            <text:p>2</text:p>
          </table:table-cell>
          <table:table-cell office:value-type="string" calcext:value-type="string">
            <text:p>MBN</text:p>
          </table:table-cell>
          <table:table-cell office:value-type="string" calcext:value-type="string">
            <text:p>DIFFERENTIELLE PSYCHOLOGIE : GESAMTDARSTELLUNGEN</text:p>
          </table:table-cell>
          <table:table-cell table:number-columns-repeated="5"/>
        </table:table-row>
        <table:table-row table:style-name="ro1">
          <table:table-cell table:formula="of:=IF([.B1674]=([.B1673]+2);&quot;Fehler&quot;;&quot;&quot;)">
            <text:p/>
          </table:table-cell>
          <table:table-cell table:formula="of:=IF(LEN([.C1674])=1;0;IF(LEN([.C1674])=2;1;IF(LEN([.C1674])=3;2;IF(LEN([.C1674])=5;3;IF(LEN([.C1674])=6;4;IF(LEN([.C1674])=7;5;&quot;Fehler&quot;))))))" office:value-type="float" office:value="3" calcext:value-type="float">
            <text:p>3</text:p>
          </table:table-cell>
          <table:table-cell office:value-type="string" calcext:value-type="string">
            <text:p>MBN 1</text:p>
          </table:table-cell>
          <table:table-cell office:value-type="string" calcext:value-type="string">
            <text:p>CHARAKTERKUNDE <text:s/>TYPENLEHRE</text:p>
          </table:table-cell>
          <table:table-cell table:number-columns-repeated="5"/>
        </table:table-row>
        <table:table-row table:style-name="ro1">
          <table:table-cell table:formula="of:=IF([.B1675]=([.B1674]+2);&quot;Fehler&quot;;&quot;&quot;)">
            <text:p/>
          </table:table-cell>
          <table:table-cell table:formula="of:=IF(LEN([.C1675])=1;0;IF(LEN([.C1675])=2;1;IF(LEN([.C1675])=3;2;IF(LEN([.C1675])=5;3;IF(LEN([.C1675])=6;4;IF(LEN([.C1675])=7;5;&quot;Fehler&quot;))))))" office:value-type="float" office:value="3" calcext:value-type="float">
            <text:p>3</text:p>
          </table:table-cell>
          <table:table-cell office:value-type="string" calcext:value-type="string">
            <text:p>MBN 2</text:p>
          </table:table-cell>
          <table:table-cell office:value-type="string" calcext:value-type="string">
            <text:p>PERSOENLICHKEITSPSYCHOLOGIE</text:p>
          </table:table-cell>
          <table:table-cell table:number-columns-repeated="5"/>
        </table:table-row>
        <table:table-row table:style-name="ro1">
          <table:table-cell table:formula="of:=IF([.B1676]=([.B1675]+2);&quot;Fehler&quot;;&quot;&quot;)">
            <text:p/>
          </table:table-cell>
          <table:table-cell table:formula="of:=IF(LEN([.C1676])=1;0;IF(LEN([.C1676])=2;1;IF(LEN([.C1676])=3;2;IF(LEN([.C1676])=5;3;IF(LEN([.C1676])=6;4;IF(LEN([.C1676])=7;5;&quot;Fehler&quot;))))))" office:value-type="float" office:value="2" calcext:value-type="float">
            <text:p>2</text:p>
          </table:table-cell>
          <table:table-cell office:value-type="string" calcext:value-type="string">
            <text:p>MBO</text:p>
          </table:table-cell>
          <table:table-cell office:value-type="string" calcext:value-type="string">
            <text:p>AUSDRUCKSPSYCHOLOGI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677]=([.B1676]+2);&quot;Fehler&quot;;&quot;&quot;)">
            <text:p/>
          </table:table-cell>
          <table:table-cell table:formula="of:=IF(LEN([.C1677])=1;0;IF(LEN([.C1677])=2;1;IF(LEN([.C1677])=3;2;IF(LEN([.C1677])=5;3;IF(LEN([.C1677])=6;4;IF(LEN([.C1677])=7;5;&quot;Fehler&quot;))))))" office:value-type="float" office:value="3" calcext:value-type="float">
            <text:p>3</text:p>
          </table:table-cell>
          <table:table-cell office:value-type="string" calcext:value-type="string">
            <text:p>MBO 1</text:p>
          </table:table-cell>
          <table:table-cell office:value-type="string" calcext:value-type="string">
            <text:p>PHYSIOGNOMIK <text:s/>MIMIK</text:p>
          </table:table-cell>
          <table:table-cell table:number-columns-repeated="5"/>
        </table:table-row>
        <table:table-row table:style-name="ro1">
          <table:table-cell table:formula="of:=IF([.B1678]=([.B1677]+2);&quot;Fehler&quot;;&quot;&quot;)">
            <text:p/>
          </table:table-cell>
          <table:table-cell table:formula="of:=IF(LEN([.C1678])=1;0;IF(LEN([.C1678])=2;1;IF(LEN([.C1678])=3;2;IF(LEN([.C1678])=5;3;IF(LEN([.C1678])=6;4;IF(LEN([.C1678])=7;5;&quot;Fehler&quot;))))))" office:value-type="float" office:value="3" calcext:value-type="float">
            <text:p>3</text:p>
          </table:table-cell>
          <table:table-cell office:value-type="string" calcext:value-type="string">
            <text:p>MBO 2</text:p>
          </table:table-cell>
          <table:table-cell office:value-type="string" calcext:value-type="string">
            <text:p>GESTIK - MOTORIK</text:p>
          </table:table-cell>
          <table:table-cell table:number-columns-repeated="5"/>
        </table:table-row>
        <table:table-row table:style-name="ro1">
          <table:table-cell table:formula="of:=IF([.B1679]=([.B1678]+2);&quot;Fehler&quot;;&quot;&quot;)">
            <text:p/>
          </table:table-cell>
          <table:table-cell table:formula="of:=IF(LEN([.C1679])=1;0;IF(LEN([.C1679])=2;1;IF(LEN([.C1679])=3;2;IF(LEN([.C1679])=5;3;IF(LEN([.C1679])=6;4;IF(LEN([.C1679])=7;5;&quot;Fehler&quot;))))))" office:value-type="float" office:value="3" calcext:value-type="float">
            <text:p>3</text:p>
          </table:table-cell>
          <table:table-cell office:value-type="string" calcext:value-type="string">
            <text:p>MBO 3</text:p>
          </table:table-cell>
          <table:table-cell office:value-type="string" calcext:value-type="string">
            <text:p>GRAPHOLOGIE (HANDSCHRIFTENDEUTUNG)</text:p>
          </table:table-cell>
          <table:table-cell table:number-columns-repeated="5"/>
        </table:table-row>
        <table:table-row table:style-name="ro1">
          <table:table-cell table:formula="of:=IF([.B1680]=([.B1679]+2);&quot;Fehler&quot;;&quot;&quot;)">
            <text:p/>
          </table:table-cell>
          <table:table-cell table:formula="of:=IF(LEN([.C1680])=1;0;IF(LEN([.C1680])=2;1;IF(LEN([.C1680])=3;2;IF(LEN([.C1680])=5;3;IF(LEN([.C1680])=6;4;IF(LEN([.C1680])=7;5;&quot;Fehler&quot;))))))" office:value-type="float" office:value="3" calcext:value-type="float">
            <text:p>3</text:p>
          </table:table-cell>
          <table:table-cell office:value-type="string" calcext:value-type="string">
            <text:p>MBO 4</text:p>
          </table:table-cell>
          <table:table-cell office:value-type="string" calcext:value-type="string">
            <text:p>CHIROLOGIE (HANDFORMENKUNDE) <text:s/>CHIROMANTIK (HANDLESEKUNST)</text:p>
          </table:table-cell>
          <table:table-cell table:number-columns-repeated="5"/>
        </table:table-row>
        <table:table-row table:style-name="ro1">
          <table:table-cell table:formula="of:=IF([.B1681]=([.B1680]+2);&quot;Fehler&quot;;&quot;&quot;)">
            <text:p/>
          </table:table-cell>
          <table:table-cell table:formula="of:=IF(LEN([.C1681])=1;0;IF(LEN([.C1681])=2;1;IF(LEN([.C1681])=3;2;IF(LEN([.C1681])=5;3;IF(LEN([.C1681])=6;4;IF(LEN([.C1681])=7;5;&quot;Fehler&quot;))))))" office:value-type="float" office:value="2" calcext:value-type="float">
            <text:p>2</text:p>
          </table:table-cell>
          <table:table-cell office:value-type="string" calcext:value-type="string">
            <text:p>MBP</text:p>
          </table:table-cell>
          <table:table-cell office:value-type="string" calcext:value-type="string">
            <text:p>SONSTIGE ARBEITSGEBIETE DER SYSTEMATISCHEN PSYCHOLOGIE</text:p>
          </table:table-cell>
          <table:table-cell table:number-columns-repeated="5"/>
        </table:table-row>
        <table:table-row table:style-name="ro1">
          <table:table-cell table:formula="of:=IF([.B1682]=([.B1681]+2);&quot;Fehler&quot;;&quot;&quot;)">
            <text:p/>
          </table:table-cell>
          <table:table-cell table:formula="of:=IF(LEN([.C1682])=1;0;IF(LEN([.C1682])=2;1;IF(LEN([.C1682])=3;2;IF(LEN([.C1682])=5;3;IF(LEN([.C1682])=6;4;IF(LEN([.C1682])=7;5;&quot;Fehler&quot;))))))" office:value-type="float" office:value="2" calcext:value-type="float">
            <text:p>2</text:p>
          </table:table-cell>
          <table:table-cell office:value-type="string" calcext:value-type="string">
            <text:p>MBQ</text:p>
          </table:table-cell>
          <table:table-cell office:value-type="string" calcext:value-type="string">
            <text:p>TIEFENPSYCHOLOGIE : ALLGEMEINES -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683]=([.B1682]+2);&quot;Fehler&quot;;&quot;&quot;)">
            <text:p/>
          </table:table-cell>
          <table:table-cell table:formula="of:=IF(LEN([.C1683])=1;0;IF(LEN([.C1683])=2;1;IF(LEN([.C1683])=3;2;IF(LEN([.C1683])=5;3;IF(LEN([.C1683])=6;4;IF(LEN([.C1683])=7;5;&quot;Fehler&quot;))))))" office:value-type="float" office:value="3" calcext:value-type="float">
            <text:p>3</text:p>
          </table:table-cell>
          <table:table-cell office:value-type="string" calcext:value-type="string">
            <text:p>MBQ 1</text:p>
          </table:table-cell>
          <table:table-cell office:value-type="string" calcext:value-type="string">
            <text:p>PSYCHOANALYSE</text:p>
          </table:table-cell>
          <table:table-cell table:number-columns-repeated="5"/>
        </table:table-row>
        <table:table-row table:style-name="ro1">
          <table:table-cell table:formula="of:=IF([.B1684]=([.B1683]+2);&quot;Fehler&quot;;&quot;&quot;)">
            <text:p/>
          </table:table-cell>
          <table:table-cell table:formula="of:=IF(LEN([.C1684])=1;0;IF(LEN([.C1684])=2;1;IF(LEN([.C1684])=3;2;IF(LEN([.C1684])=5;3;IF(LEN([.C1684])=6;4;IF(LEN([.C1684])=7;5;&quot;Fehler&quot;))))))" office:value-type="float" office:value="3" calcext:value-type="float">
            <text:p>3</text:p>
          </table:table-cell>
          <table:table-cell office:value-type="string" calcext:value-type="string">
            <text:p>MBQ 2</text:p>
          </table:table-cell>
          <table:table-cell office:value-type="string" calcext:value-type="string">
            <text:p>ANALYTISCHE PSYCHOLOGIE</text:p>
          </table:table-cell>
          <table:table-cell table:number-columns-repeated="5"/>
        </table:table-row>
        <table:table-row table:style-name="ro1">
          <table:table-cell table:formula="of:=IF([.B1685]=([.B1684]+2);&quot;Fehler&quot;;&quot;&quot;)">
            <text:p/>
          </table:table-cell>
          <table:table-cell table:formula="of:=IF(LEN([.C1685])=1;0;IF(LEN([.C1685])=2;1;IF(LEN([.C1685])=3;2;IF(LEN([.C1685])=5;3;IF(LEN([.C1685])=6;4;IF(LEN([.C1685])=7;5;&quot;Fehler&quot;))))))" office:value-type="float" office:value="3" calcext:value-type="float">
            <text:p>3</text:p>
          </table:table-cell>
          <table:table-cell office:value-type="string" calcext:value-type="string">
            <text:p>MBQ 3</text:p>
          </table:table-cell>
          <table:table-cell office:value-type="string" calcext:value-type="string">
            <text:p>INDIVIDUALPSYCHOLOGIE</text:p>
          </table:table-cell>
          <table:table-cell table:number-columns-repeated="5"/>
        </table:table-row>
        <table:table-row table:style-name="ro1">
          <table:table-cell table:formula="of:=IF([.B1686]=([.B1685]+2);&quot;Fehler&quot;;&quot;&quot;)">
            <text:p/>
          </table:table-cell>
          <table:table-cell table:formula="of:=IF(LEN([.C1686])=1;0;IF(LEN([.C1686])=2;1;IF(LEN([.C1686])=3;2;IF(LEN([.C1686])=5;3;IF(LEN([.C1686])=6;4;IF(LEN([.C1686])=7;5;&quot;Fehler&quot;))))))" office:value-type="float" office:value="3" calcext:value-type="float">
            <text:p>3</text:p>
          </table:table-cell>
          <table:table-cell office:value-type="string" calcext:value-type="string">
            <text:p>MBQ 4</text:p>
          </table:table-cell>
          <table:table-cell office:value-type="string" calcext:value-type="string">
            <text:p>SONSTIGE TIEFENPSYCHOLOGISCHE RICHTUNGEN UND EINZELFRAGEN</text:p>
          </table:table-cell>
          <table:table-cell table:number-columns-repeated="5"/>
        </table:table-row>
        <table:table-row table:style-name="ro1">
          <table:table-cell table:formula="of:=IF([.B1687]=([.B1686]+2);&quot;Fehler&quot;;&quot;&quot;)">
            <text:p/>
          </table:table-cell>
          <table:table-cell table:formula="of:=IF(LEN([.C1687])=1;0;IF(LEN([.C1687])=2;1;IF(LEN([.C1687])=3;2;IF(LEN([.C1687])=5;3;IF(LEN([.C1687])=6;4;IF(LEN([.C1687])=7;5;&quot;Fehler&quot;))))))" office:value-type="float" office:value="2" calcext:value-type="float">
            <text:p>2</text:p>
          </table:table-cell>
          <table:table-cell office:value-type="string" calcext:value-type="string">
            <text:p>MBR</text:p>
          </table:table-cell>
          <table:table-cell office:value-type="string" calcext:value-type="string">
            <text:p>GANZHEITSPSYCHOLOGIE <text:s/>GESTALTPSYCHOLOGIE STRUKTURPSYCHOLOGIE</text:p>
          </table:table-cell>
          <table:table-cell table:number-columns-repeated="5"/>
        </table:table-row>
        <table:table-row table:style-name="ro1">
          <table:table-cell table:formula="of:=IF([.B1688]=([.B1687]+2);&quot;Fehler&quot;;&quot;&quot;)">
            <text:p/>
          </table:table-cell>
          <table:table-cell table:formula="of:=IF(LEN([.C1688])=1;0;IF(LEN([.C1688])=2;1;IF(LEN([.C1688])=3;2;IF(LEN([.C1688])=5;3;IF(LEN([.C1688])=6;4;IF(LEN([.C1688])=7;5;&quot;Fehler&quot;))))))" office:value-type="float" office:value="2" calcext:value-type="float">
            <text:p>2</text:p>
          </table:table-cell>
          <table:table-cell office:value-type="string" calcext:value-type="string">
            <text:p>MBS</text:p>
          </table:table-cell>
          <table:table-cell office:value-type="string" calcext:value-type="string">
            <text:p>VERHALTENSPSYCHOLOGIE <text:s/>BEHAVIORISMUS</text:p>
          </table:table-cell>
          <table:table-cell table:number-columns-repeated="5"/>
        </table:table-row>
        <table:table-row table:style-name="ro1">
          <table:table-cell table:formula="of:=IF([.B1689]=([.B1688]+2);&quot;Fehler&quot;;&quot;&quot;)">
            <text:p/>
          </table:table-cell>
          <table:table-cell table:formula="of:=IF(LEN([.C1689])=1;0;IF(LEN([.C1689])=2;1;IF(LEN([.C1689])=3;2;IF(LEN([.C1689])=5;3;IF(LEN([.C1689])=6;4;IF(LEN([.C1689])=7;5;&quot;Fehler&quot;))))))" office:value-type="float" office:value="2" calcext:value-type="float">
            <text:p>2</text:p>
          </table:table-cell>
          <table:table-cell office:value-type="string" calcext:value-type="string">
            <text:p>MBW</text:p>
          </table:table-cell>
          <table:table-cell office:value-type="string" calcext:value-type="string">
            <text:p>SONSTIGE PSYCHOLOGISCHE RICHTUNGEN UND AUFFASSUNGEN</text:p>
          </table:table-cell>
          <table:table-cell table:number-columns-repeated="5"/>
        </table:table-row>
        <table:table-row table:style-name="ro1">
          <table:table-cell table:formula="of:=IF([.B1690]=([.B1689]+2);&quot;Fehler&quot;;&quot;&quot;)">
            <text:p/>
          </table:table-cell>
          <table:table-cell table:formula="of:=IF(LEN([.C1690])=1;0;IF(LEN([.C1690])=2;1;IF(LEN([.C1690])=3;2;IF(LEN([.C1690])=5;3;IF(LEN([.C1690])=6;4;IF(LEN([.C1690])=7;5;&quot;Fehler&quot;))))))" office:value-type="float" office:value="1" calcext:value-type="float">
            <text:p>1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ANGEWANDTE PSYCHOLOGIE (PRAKTISCHE PSYCHOLOGIE)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691]=([.B1690]+2);&quot;Fehler&quot;;&quot;&quot;)">
            <text:p/>
          </table:table-cell>
          <table:table-cell table:formula="of:=IF(LEN([.C1691])=1;0;IF(LEN([.C1691])=2;1;IF(LEN([.C1691])=3;2;IF(LEN([.C1691])=5;3;IF(LEN([.C1691])=6;4;IF(LEN([.C1691])=7;5;&quot;Fehler&quot;))))))" office:value-type="float" office:value="2" calcext:value-type="float">
            <text:p>2</text:p>
          </table:table-cell>
          <table:table-cell office:value-type="string" calcext:value-type="string">
            <text:p>MCK</text:p>
          </table:table-cell>
          <table:table-cell office:value-type="string" calcext:value-type="string">
            <text:p>PSYCHODIAGNOSTIK</text:p>
          </table:table-cell>
          <table:table-cell table:number-columns-repeated="5"/>
        </table:table-row>
        <table:table-row table:style-name="ro1">
          <table:table-cell table:formula="of:=IF([.B1692]=([.B1691]+2);&quot;Fehler&quot;;&quot;&quot;)">
            <text:p/>
          </table:table-cell>
          <table:table-cell table:formula="of:=IF(LEN([.C1692])=1;0;IF(LEN([.C1692])=2;1;IF(LEN([.C1692])=3;2;IF(LEN([.C1692])=5;3;IF(LEN([.C1692])=6;4;IF(LEN([.C1692])=7;5;&quot;Fehler&quot;))))))" office:value-type="float" office:value="3" calcext:value-type="float">
            <text:p>3</text:p>
          </table:table-cell>
          <table:table-cell office:value-type="string" calcext:value-type="string">
            <text:p>MCK 1</text:p>
          </table:table-cell>
          <table:table-cell office:value-type="string" calcext:value-type="string">
            <text:p>PSYCHOLOGISCHE TESTS</text:p>
          </table:table-cell>
          <table:table-cell table:number-columns-repeated="5"/>
        </table:table-row>
        <table:table-row table:style-name="ro1">
          <table:table-cell table:formula="of:=IF([.B1693]=([.B1692]+2);&quot;Fehler&quot;;&quot;&quot;)">
            <text:p/>
          </table:table-cell>
          <table:table-cell table:formula="of:=IF(LEN([.C1693])=1;0;IF(LEN([.C1693])=2;1;IF(LEN([.C1693])=3;2;IF(LEN([.C1693])=5;3;IF(LEN([.C1693])=6;4;IF(LEN([.C1693])=7;5;&quot;Fehler&quot;))))))" office:value-type="float" office:value="2" calcext:value-type="float">
            <text:p>2</text:p>
          </table:table-cell>
          <table:table-cell office:value-type="string" calcext:value-type="string">
            <text:p>MCL</text:p>
          </table:table-cell>
          <table:table-cell office:value-type="string" calcext:value-type="string">
            <text:p>LEBENSFUEHRUNG <text:s/>PSYCHAGOGIK</text:p>
          </table:table-cell>
          <table:table-cell table:number-columns-repeated="5"/>
        </table:table-row>
        <table:table-row table:style-name="ro1">
          <table:table-cell table:formula="of:=IF([.B1694]=([.B1693]+2);&quot;Fehler&quot;;&quot;&quot;)">
            <text:p/>
          </table:table-cell>
          <table:table-cell table:formula="of:=IF(LEN([.C1694])=1;0;IF(LEN([.C1694])=2;1;IF(LEN([.C1694])=3;2;IF(LEN([.C1694])=5;3;IF(LEN([.C1694])=6;4;IF(LEN([.C1694])=7;5;&quot;Fehler&quot;))))))" office:value-type="float" office:value="3" calcext:value-type="float">
            <text:p>3</text:p>
          </table:table-cell>
          <table:table-cell office:value-type="string" calcext:value-type="string">
            <text:p>MCL 1</text:p>
          </table:table-cell>
          <table:table-cell office:value-type="string" calcext:value-type="string">
            <text:p>EINZELFRAGEN</text:p>
          </table:table-cell>
          <table:table-cell table:number-columns-repeated="5"/>
        </table:table-row>
        <table:table-row table:style-name="ro1">
          <table:table-cell table:formula="of:=IF([.B1695]=([.B1694]+2);&quot;Fehler&quot;;&quot;&quot;)">
            <text:p/>
          </table:table-cell>
          <table:table-cell table:formula="of:=IF(LEN([.C1695])=1;0;IF(LEN([.C1695])=2;1;IF(LEN([.C1695])=3;2;IF(LEN([.C1695])=5;3;IF(LEN([.C1695])=6;4;IF(LEN([.C1695])=7;5;&quot;Fehler&quot;))))))" office:value-type="float" office:value="4" calcext:value-type="float">
            <text:p>4</text:p>
          </table:table-cell>
          <table:table-cell office:value-type="string" calcext:value-type="string">
            <text:p>MCL 11</text:p>
          </table:table-cell>
          <table:table-cell office:value-type="string" calcext:value-type="string">
            <text:p>EHEBERATUNG <text:s/>PARTNERSCHAFT</text:p>
          </table:table-cell>
          <table:table-cell table:number-columns-repeated="5"/>
        </table:table-row>
        <table:table-row table:style-name="ro1">
          <table:table-cell table:formula="of:=IF([.B1696]=([.B1695]+2);&quot;Fehler&quot;;&quot;&quot;)">
            <text:p/>
          </table:table-cell>
          <table:table-cell table:formula="of:=IF(LEN([.C1696])=1;0;IF(LEN([.C1696])=2;1;IF(LEN([.C1696])=3;2;IF(LEN([.C1696])=5;3;IF(LEN([.C1696])=6;4;IF(LEN([.C1696])=7;5;&quot;Fehler&quot;))))))" office:value-type="float" office:value="4" calcext:value-type="float">
            <text:p>4</text:p>
          </table:table-cell>
          <table:table-cell office:value-type="string" calcext:value-type="string">
            <text:p>MCL 13</text:p>
          </table:table-cell>
          <table:table-cell office:value-type="string" calcext:value-type="string">
            <text:p>MEDITATION</text:p>
          </table:table-cell>
          <table:table-cell table:number-columns-repeated="5"/>
        </table:table-row>
        <table:table-row table:style-name="ro1">
          <table:table-cell table:formula="of:=IF([.B1697]=([.B1696]+2);&quot;Fehler&quot;;&quot;&quot;)">
            <text:p/>
          </table:table-cell>
          <table:table-cell table:formula="of:=IF(LEN([.C1697])=1;0;IF(LEN([.C1697])=2;1;IF(LEN([.C1697])=3;2;IF(LEN([.C1697])=5;3;IF(LEN([.C1697])=6;4;IF(LEN([.C1697])=7;5;&quot;Fehler&quot;))))))" office:value-type="float" office:value="4" calcext:value-type="float">
            <text:p>4</text:p>
          </table:table-cell>
          <table:table-cell office:value-type="string" calcext:value-type="string">
            <text:p>MCL 16</text:p>
          </table:table-cell>
          <table:table-cell office:value-type="string" calcext:value-type="string">
            <text:p>STRESS</text:p>
          </table:table-cell>
          <table:table-cell table:number-columns-repeated="5"/>
        </table:table-row>
        <table:table-row table:style-name="ro1">
          <table:table-cell table:formula="of:=IF([.B1698]=([.B1697]+2);&quot;Fehler&quot;;&quot;&quot;)">
            <text:p/>
          </table:table-cell>
          <table:table-cell table:formula="of:=IF(LEN([.C1698])=1;0;IF(LEN([.C1698])=2;1;IF(LEN([.C1698])=3;2;IF(LEN([.C1698])=5;3;IF(LEN([.C1698])=6;4;IF(LEN([.C1698])=7;5;&quot;Fehler&quot;))))))" office:value-type="float" office:value="2" calcext:value-type="float">
            <text:p>2</text:p>
          </table:table-cell>
          <table:table-cell office:value-type="string" calcext:value-type="string">
            <text:p>MCM</text:p>
          </table:table-cell>
          <table:table-cell office:value-type="string" calcext:value-type="string">
            <text:p>SONSTIGE EINZELPROBLEME DER ANGEWANDTEN PSYCHOLOGIE</text:p>
          </table:table-cell>
          <table:table-cell table:number-columns-repeated="5"/>
        </table:table-row>
        <table:table-row table:style-name="ro1">
          <table:table-cell table:formula="of:=IF([.B1699]=([.B1698]+2);&quot;Fehler&quot;;&quot;&quot;)">
            <text:p/>
          </table:table-cell>
          <table:table-cell table:formula="of:=IF(LEN([.C1699])=1;0;IF(LEN([.C1699])=2;1;IF(LEN([.C1699])=3;2;IF(LEN([.C1699])=5;3;IF(LEN([.C1699])=6;4;IF(LEN([.C1699])=7;5;&quot;Fehler&quot;))))))"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PARAPSYCHOLOGIE <text:s/>OKKULTISMUS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700]=([.B1699]+2);&quot;Fehler&quot;;&quot;&quot;)">
            <text:p/>
          </table:table-cell>
          <table:table-cell table:formula="of:=IF(LEN([.C1700])=1;0;IF(LEN([.C1700])=2;1;IF(LEN([.C1700])=3;2;IF(LEN([.C1700])=5;3;IF(LEN([.C1700])=6;4;IF(LEN([.C1700])=7;5;&quot;Fehler&quot;))))))" office:value-type="float" office:value="2" calcext:value-type="float">
            <text:p>2</text:p>
          </table:table-cell>
          <table:table-cell office:value-type="string" calcext:value-type="string">
            <text:p>MDK</text:p>
          </table:table-cell>
          <table:table-cell office:value-type="string" calcext:value-type="string">
            <text:p><text:span text:style-name="T1">HELLSEHEN  TELEPATHIE  PSYCHOKINESE PROPHEZEIUNGEN</text:span> WAHRSAGEN  TAROT</text:p>
          </table:table-cell>
          <table:table-cell table:number-columns-repeated="5"/>
        </table:table-row>
        <table:table-row table:style-name="ro1">
          <table:table-cell table:formula="of:=IF([.B1701]=([.B1700]+2);&quot;Fehler&quot;;&quot;&quot;)">
            <text:p/>
          </table:table-cell>
          <table:table-cell table:formula="of:=IF(LEN([.C1701])=1;0;IF(LEN([.C1701])=2;1;IF(LEN([.C1701])=3;2;IF(LEN([.C1701])=5;3;IF(LEN([.C1701])=6;4;IF(LEN([.C1701])=7;5;&quot;Fehler&quot;))))))" office:value-type="float" office:value="2" calcext:value-type="float">
            <text:p>2</text:p>
          </table:table-cell>
          <table:table-cell office:value-type="string" calcext:value-type="string">
            <text:p>MDL</text:p>
          </table:table-cell>
          <table:table-cell office:value-type="string" calcext:value-type="string">
            <text:p>SONSTIGE OKKULTE PHAENOMENE</text:p>
          </table:table-cell>
          <table:table-cell table:number-columns-repeated="5"/>
        </table:table-row>
        <table:table-row table:style-name="ro1">
          <table:table-cell table:formula="of:=IF([.B1702]=([.B1701]+2);&quot;Fehler&quot;;&quot;&quot;)">
            <text:p/>
          </table:table-cell>
          <table:table-cell table:formula="of:=IF(LEN([.C1702])=1;0;IF(LEN([.C1702])=2;1;IF(LEN([.C1702])=3;2;IF(LEN([.C1702])=5;3;IF(LEN([.C1702])=6;4;IF(LEN([.C1702])=7;5;&quot;Fehler&quot;))))))" office:value-type="float" office:value="2" calcext:value-type="float">
            <text:p>2</text:p>
          </table:table-cell>
          <table:table-cell office:value-type="string" calcext:value-type="string">
            <text:p>MYB</text:p>
          </table:table-cell>
          <table:table-cell office:value-type="string" calcext:value-type="string">
            <text:p>BIOGRAPHIEN VON PSYCHOLOGEN UND PSYCHOANALYTIKERN</text:p>
          </table:table-cell>
          <table:table-cell table:number-columns-repeated="5"/>
        </table:table-row>
        <table:table-row table:style-name="ro1">
          <table:table-cell table:formula="of:=IF([.B1703]=([.B1702]+2);&quot;Fehler&quot;;&quot;&quot;)">
            <text:p/>
          </table:table-cell>
          <table:table-cell table:formula="of:=IF(LEN([.C1703])=1;0;IF(LEN([.C1703])=2;1;IF(LEN([.C1703])=3;2;IF(LEN([.C1703])=5;3;IF(LEN([.C1703])=6;4;IF(LEN([.C1703])=7;5;&quot;Fehler&quot;))))))" office:value-type="float" office:value="3" calcext:value-type="float">
            <text:p>3</text:p>
          </table:table-cell>
          <table:table-cell office:value-type="string" calcext:value-type="string">
            <text:p>MYB 1</text:p>
          </table:table-cell>
          <table:table-cell office:value-type="string" calcext:value-type="string">
            <text:p>BIOGRAPHIEN MEHRERER PSYCHOLOGEN UND PSYCHOANALYTIKER</text:p>
          </table:table-cell>
          <table:table-cell table:number-columns-repeated="5"/>
        </table:table-row>
        <table:table-row table:style-name="ro1">
          <table:table-cell table:formula="of:=IF([.B1704]=([.B1703]+2);&quot;Fehler&quot;;&quot;&quot;)">
            <text:p/>
          </table:table-cell>
          <table:table-cell table:formula="of:=IF(LEN([.C1704])=1;0;IF(LEN([.C1704])=2;1;IF(LEN([.C1704])=3;2;IF(LEN([.C1704])=5;3;IF(LEN([.C1704])=6;4;IF(LEN([.C1704])=7;5;&quot;Fehler&quot;))))))" office:value-type="float" office:value="3" calcext:value-type="float">
            <text:p>3</text:p>
          </table:table-cell>
          <table:table-cell office:value-type="string" calcext:value-type="string">
            <text:p>MYB 2</text:p>
          </table:table-cell>
          <table:table-cell office:value-type="string" calcext:value-type="string">
            <text:p>BIOGRAPHIEN EINZELNER PSYCHOLOGEN UND PSYCHOANALYTIKER</text:p>
          </table:table-cell>
          <table:table-cell table:number-columns-repeated="5"/>
        </table:table-row>
        <table:table-row table:style-name="ro1">
          <table:table-cell table:formula="of:=IF([.B1705]=([.B1704]+2);&quot;Fehler&quot;;&quot;&quot;)">
            <text:p/>
          </table:table-cell>
          <table:table-cell table:formula="of:=IF(LEN([.C1705])=1;0;IF(LEN([.C1705])=2;1;IF(LEN([.C1705])=3;2;IF(LEN([.C1705])=5;3;IF(LEN([.C1705])=6;4;IF(LEN([.C1705])=7;5;&quot;Fehler&quot;))))))" office:value-type="float" office:value="1" calcext:value-type="float">
            <text:p>1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[.B1706]=([.B1705]+2);&quot;Fehler&quot;;&quot;&quot;)">
            <text:p/>
          </table:table-cell>
          <table:table-cell table:formula="of:=IF(LEN([.C1706])=1;0;IF(LEN([.C1706])=2;1;IF(LEN([.C1706])=3;2;IF(LEN([.C1706])=5;3;IF(LEN([.C1706])=6;4;IF(LEN([.C1706])=7;5;&quot;Fehler&quot;))))))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EDAGOGIK</text:p>
          </table:table-cell>
          <table:table-cell table:number-columns-repeated="5"/>
        </table:table-row>
        <table:table-row table:style-name="ro1">
          <table:table-cell table:formula="of:=IF([.B1707]=([.B1706]+2);&quot;Fehler&quot;;&quot;&quot;)">
            <text:p/>
          </table:table-cell>
          <table:table-cell table:formula="of:=IF(LEN([.C1707])=1;0;IF(LEN([.C1707])=2;1;IF(LEN([.C1707])=3;2;IF(LEN([.C1707])=5;3;IF(LEN([.C1707])=6;4;IF(LEN([.C1707])=7;5;&quot;Fehler&quot;))))))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LGEMEINES - VERMISCHTE SCHRIFTEN</text:p>
          </table:table-cell>
          <table:table-cell table:number-columns-repeated="5"/>
        </table:table-row>
        <table:table-row table:style-name="ro1">
          <table:table-cell table:formula="of:=IF([.B1708]=([.B1707]+2);&quot;Fehler&quot;;&quot;&quot;)">
            <text:p/>
          </table:table-cell>
          <table:table-cell table:formula="of:=IF(LEN([.C1708])=1;0;IF(LEN([.C1708])=2;1;IF(LEN([.C1708])=3;2;IF(LEN([.C1708])=5;3;IF(LEN([.C1708])=6;4;IF(LEN([.C1708])=7;5;&quot;Fehler&quot;))))))" office:value-type="float" office:value="2" calcext:value-type="float">
            <text:p>2</text:p>
          </table:table-cell>
          <table:table-cell office:value-type="string" calcext:value-type="string">
            <text:p>NAK</text:p>
          </table:table-cell>
          <table:table-cell office:value-type="string" calcext:value-type="string">
            <text:p>GESAMTDARSTELLUNGEN - DARSTELLUNGEN MEHRERER TEILGEBIETE – HANDBUECHER</text:p>
          </table:table-cell>
          <table:table-cell table:number-columns-repeated="5"/>
        </table:table-row>
        <table:table-row table:style-name="ro1">
          <table:table-cell table:formula="of:=IF([.B1709]=([.B1708]+2);&quot;Fehler&quot;;&quot;&quot;)">
            <text:p/>
          </table:table-cell>
          <table:table-cell table:formula="of:=IF(LEN([.C1709])=1;0;IF(LEN([.C1709])=2;1;IF(LEN([.C1709])=3;2;IF(LEN([.C1709])=5;3;IF(LEN([.C1709])=6;4;IF(LEN([.C1709])=7;5;&quot;Fehler&quot;))))))" office:value-type="float" office:value="3" calcext:value-type="float">
            <text:p>3</text:p>
          </table:table-cell>
          <table:table-cell office:value-type="string" calcext:value-type="string">
            <text:p>NAK 1</text:p>
          </table:table-cell>
          <table:table-cell office:value-type="string" calcext:value-type="string">
            <text:p>EINFUEHRUNGEN</text:p>
          </table:table-cell>
          <table:table-cell table:number-columns-repeated="5"/>
        </table:table-row>
        <table:table-row table:style-name="ro1">
          <table:table-cell table:formula="of:=IF([.B1710]=([.B1709]+2);&quot;Fehler&quot;;&quot;&quot;)">
            <text:p/>
          </table:table-cell>
          <table:table-cell table:formula="of:=IF(LEN([.C1710])=1;0;IF(LEN([.C1710])=2;1;IF(LEN([.C1710])=3;2;IF(LEN([.C1710])=5;3;IF(LEN([.C1710])=6;4;IF(LEN([.C1710])=7;5;&quot;Fehler&quot;))))))" office:value-type="float" office:value="2" calcext:value-type="float">
            <text:p>2</text:p>
          </table:table-cell>
          <table:table-cell office:value-type="string" calcext:value-type="string">
            <text:p>NAL</text:p>
          </table:table-cell>
          <table:table-cell office:value-type="string" calcext:value-type="string">
            <text:p>NACHSCHLAGEWERKE</text:p>
          </table:table-cell>
          <table:table-cell table:number-columns-repeated="5"/>
        </table:table-row>
        <table:table-row table:style-name="ro1">
          <table:table-cell table:formula="of:=IF([.B1711]=([.B1710]+2);&quot;Fehler&quot;;&quot;&quot;)">
            <text:p/>
          </table:table-cell>
          <table:table-cell table:formula="of:=IF(LEN([.C1711])=1;0;IF(LEN([.C1711])=2;1;IF(LEN([.C1711])=3;2;IF(LEN([.C1711])=5;3;IF(LEN([.C1711])=6;4;IF(LEN([.C1711])=7;5;&quot;Fehler&quot;))))))" office:value-type="float" office:value="3" calcext:value-type="float">
            <text:p>3</text:p>
          </table:table-cell>
          <table:table-cell office:value-type="string" calcext:value-type="string">
            <text:p>NAL 1</text:p>
          </table:table-cell>
          <table:table-cell office:value-type="string" calcext:value-type="string">
            <text:p>BIBLIOGRAPHIEN</text:p>
          </table:table-cell>
          <table:table-cell table:number-columns-repeated="5"/>
        </table:table-row>
        <table:table-row table:style-name="ro1">
          <table:table-cell table:formula="of:=IF([.B1712]=([.B1711]+2);&quot;Fehler&quot;;&quot;&quot;)">
            <text:p/>
          </table:table-cell>
          <table:table-cell table:formula="of:=IF(LEN([.C1712])=1;0;IF(LEN([.C1712])=2;1;IF(LEN([.C1712])=3;2;IF(LEN([.C1712])=5;3;IF(LEN([.C1712])=6;4;IF(LEN([.C1712])=7;5;&quot;Fehler&quot;))))))"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EDAGOGISCHE ORGANISATIONEN <text:s/>PAEDAGOGISCHE FACHBIBLIOTHEKEN</text:p>
          </table:table-cell>
          <table:table-cell table:number-columns-repeated="5"/>
        </table:table-row>
        <table:table-row table:style-name="ro1">
          <table:table-cell table:formula="of:=IF([.B1713]=([.B1712]+2);&quot;Fehler&quot;;&quot;&quot;)">
            <text:p/>
          </table:table-cell>
          <table:table-cell table:formula="of:=IF(LEN([.C1713])=1;0;IF(LEN([.C1713])=2;1;IF(LEN([.C1713])=3;2;IF(LEN([.C1713])=5;3;IF(LEN([.C1713])=6;4;IF(LEN([.C1713])=7;5;&quot;Fehler&quot;))))))" office:value-type="float" office:value="2" calcext:value-type="float">
            <text:p>2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AUFGABE UND METHODEN DER PAEDAGOGIK UND IHR VERHAELTNIS ZU ANDEREN WISSENSCHAFTEN</text:p>
          </table:table-cell>
          <table:table-cell table:number-columns-repeated="5"/>
        </table:table-row>
        <table:table-row table:style-name="ro1">
          <table:table-cell table:formula="of:=IF([.B1714]=([.B1713]+2);&quot;Fehler&quot;;&quot;&quot;)">
            <text:p/>
          </table:table-cell>
          <table:table-cell table:formula="of:=IF(LEN([.C1714])=1;0;IF(LEN([.C1714])=2;1;IF(LEN([.C1714])=3;2;IF(LEN([.C1714])=5;3;IF(LEN([.C1714])=6;4;IF(LEN([.C1714])=7;5;&quot;Fehler&quot;))))))" office:value-type="float" office:value="1" calcext:value-type="float">
            <text:p>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YSTEMATISCHE PAEDAGOGIK (ALLGEMEINE ERZIEHUNGSWISSENSCHAFT)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715]=([.B1714]+2);&quot;Fehler&quot;;&quot;&quot;)">
            <text:p/>
          </table:table-cell>
          <table:table-cell table:formula="of:=IF(LEN([.C1715])=1;0;IF(LEN([.C1715])=2;1;IF(LEN([.C1715])=3;2;IF(LEN([.C1715])=5;3;IF(LEN([.C1715])=6;4;IF(LEN([.C1715])=7;5;&quot;Fehler&quot;))))))" office:value-type="float" office:value="2" calcext:value-type="float">
            <text:p>2</text:p>
          </table:table-cell>
          <table:table-cell office:value-type="string" calcext:value-type="string">
            <text:p>NBK</text:p>
          </table:table-cell>
          <table:table-cell office:value-type="string" calcext:value-type="string">
            <text:p>BILDUNGSTHEORIEN <text:s/>ERZIEHUNGSTHEORIEN <text:s/>PAEDAGOGISCHE ANTHROPOLOGIE</text:p>
          </table:table-cell>
          <table:table-cell table:number-columns-repeated="5"/>
        </table:table-row>
        <table:table-row table:style-name="ro1">
          <table:table-cell table:formula="of:=IF([.B1716]=([.B1715]+2);&quot;Fehler&quot;;&quot;&quot;)">
            <text:p/>
          </table:table-cell>
          <table:table-cell table:formula="of:=IF(LEN([.C1716])=1;0;IF(LEN([.C1716])=2;1;IF(LEN([.C1716])=3;2;IF(LEN([.C1716])=5;3;IF(LEN([.C1716])=6;4;IF(LEN([.C1716])=7;5;&quot;Fehler&quot;))))))" office:value-type="float" office:value="3" calcext:value-type="float">
            <text:p>3</text:p>
          </table:table-cell>
          <table:table-cell office:value-type="string" calcext:value-type="string">
            <text:p>NBK 1</text:p>
          </table:table-cell>
          <table:table-cell office:value-type="string" calcext:value-type="string">
            <text:p>CHRISTLICHE ERZIEHUNGSLEHRE</text:p>
          </table:table-cell>
          <table:table-cell table:number-columns-repeated="5"/>
        </table:table-row>
        <table:table-row table:style-name="ro1">
          <table:table-cell table:formula="of:=IF([.B1717]=([.B1716]+2);&quot;Fehler&quot;;&quot;&quot;)">
            <text:p/>
          </table:table-cell>
          <table:table-cell table:formula="of:=IF(LEN([.C1717])=1;0;IF(LEN([.C1717])=2;1;IF(LEN([.C1717])=3;2;IF(LEN([.C1717])=5;3;IF(LEN([.C1717])=6;4;IF(LEN([.C1717])=7;5;&quot;Fehler&quot;))))))" office:value-type="float" office:value="3" calcext:value-type="float">
            <text:p>3</text:p>
          </table:table-cell>
          <table:table-cell office:value-type="string" calcext:value-type="string">
            <text:p>NBK 2</text:p>
          </table:table-cell>
          <table:table-cell office:value-type="string" calcext:value-type="string">
            <text:p>WALDORFPAEDAGOGIK</text:p>
          </table:table-cell>
          <table:table-cell table:number-columns-repeated="5"/>
        </table:table-row>
        <table:table-row table:style-name="ro1">
          <table:table-cell table:formula="of:=IF([.B1718]=([.B1717]+2);&quot;Fehler&quot;;&quot;&quot;)">
            <text:p/>
          </table:table-cell>
          <table:table-cell table:formula="of:=IF(LEN([.C1718])=1;0;IF(LEN([.C1718])=2;1;IF(LEN([.C1718])=3;2;IF(LEN([.C1718])=5;3;IF(LEN([.C1718])=6;4;IF(LEN([.C1718])=7;5;&quot;Fehler&quot;))))))" office:value-type="float" office:value="3" calcext:value-type="float">
            <text:p>3</text:p>
          </table:table-cell>
          <table:table-cell office:value-type="string" calcext:value-type="string">
            <text:p>NBK 3</text:p>
          </table:table-cell>
          <table:table-cell office:value-type="string" calcext:value-type="string">
            <text:p>SOZIALISTISCHE ERZIEHUNGSTHEORIEN</text:p>
          </table:table-cell>
          <table:table-cell table:number-columns-repeated="5"/>
        </table:table-row>
        <table:table-row table:style-name="ro1">
          <table:table-cell table:formula="of:=IF([.B1719]=([.B1718]+2);&quot;Fehler&quot;;&quot;&quot;)">
            <text:p/>
          </table:table-cell>
          <table:table-cell table:formula="of:=IF(LEN([.C1719])=1;0;IF(LEN([.C1719])=2;1;IF(LEN([.C1719])=3;2;IF(LEN([.C1719])=5;3;IF(LEN([.C1719])=6;4;IF(LEN([.C1719])=7;5;&quot;Fehler&quot;))))))" office:value-type="float" office:value="3" calcext:value-type="float">
            <text:p>3</text:p>
          </table:table-cell>
          <table:table-cell office:value-type="string" calcext:value-type="string">
            <text:p>NBK 5</text:p>
          </table:table-cell>
          <table:table-cell office:value-type="string" calcext:value-type="string">
            <text:p>SONSTIGE ERZIEHUNGS- UND SCHULMODELLE</text:p>
          </table:table-cell>
          <table:table-cell table:number-columns-repeated="5"/>
        </table:table-row>
        <table:table-row table:style-name="ro1">
          <table:table-cell table:formula="of:=IF([.B1720]=([.B1719]+2);&quot;Fehler&quot;;&quot;&quot;)">
            <text:p/>
          </table:table-cell>
          <table:table-cell table:formula="of:=IF(LEN([.C1720])=1;0;IF(LEN([.C1720])=2;1;IF(LEN([.C1720])=3;2;IF(LEN([.C1720])=5;3;IF(LEN([.C1720])=6;4;IF(LEN([.C1720])=7;5;&quot;Fehler&quot;))))))" office:value-type="float" office:value="3" calcext:value-type="float">
            <text:p>3</text:p>
          </table:table-cell>
          <table:table-cell office:value-type="string" calcext:value-type="string">
            <text:p>NBK 6</text:p>
          </table:table-cell>
          <table:table-cell office:value-type="string" calcext:value-type="string">
            <text:p>EINZELPROBLEME DER BILDUNGS- UND ERZIEHUNGSTHEORIE</text:p>
          </table:table-cell>
          <table:table-cell table:number-columns-repeated="5"/>
        </table:table-row>
        <table:table-row table:style-name="ro1">
          <table:table-cell table:formula="of:=IF([.B1721]=([.B1720]+2);&quot;Fehler&quot;;&quot;&quot;)">
            <text:p/>
          </table:table-cell>
          <table:table-cell table:formula="of:=IF(LEN([.C1721])=1;0;IF(LEN([.C1721])=2;1;IF(LEN([.C1721])=3;2;IF(LEN([.C1721])=5;3;IF(LEN([.C1721])=6;4;IF(LEN([.C1721])=7;5;&quot;Fehler&quot;))))))" office:value-type="float" office:value="2" calcext:value-type="float">
            <text:p>2</text:p>
          </table:table-cell>
          <table:table-cell office:value-type="string" calcext:value-type="string">
            <text:p>NBL</text:p>
          </table:table-cell>
          <table:table-cell office:value-type="string" calcext:value-type="string">
            <text:p>PAEDAGOGISCHE JUGENDKUNDE <text:s/>JUGENDSOZIOLOGIE JUGENDFORSCHUNG</text:p>
          </table:table-cell>
          <table:table-cell table:number-columns-repeated="5"/>
        </table:table-row>
        <table:table-row table:style-name="ro1">
          <table:table-cell table:formula="of:=IF([.B1722]=([.B1721]+2);&quot;Fehler&quot;;&quot;&quot;)">
            <text:p/>
          </table:table-cell>
          <table:table-cell table:formula="of:=IF(LEN([.C1722])=1;0;IF(LEN([.C1722])=2;1;IF(LEN([.C1722])=3;2;IF(LEN([.C1722])=5;3;IF(LEN([.C1722])=6;4;IF(LEN([.C1722])=7;5;&quot;Fehler&quot;))))))" office:value-type="float" office:value="3" calcext:value-type="float">
            <text:p>3</text:p>
          </table:table-cell>
          <table:table-cell office:value-type="string" calcext:value-type="string">
            <text:p>NBL 1</text:p>
          </table:table-cell>
          <table:table-cell office:value-type="string" calcext:value-type="string">
            <text:p>EINZELFRAGEN DER JUGENDKUNDE <text:s/>JUGEND UND MASSENMEDIEN KINDER UND MASSENMEDIEN <text:s/>MEDIENPAEDAGOGIK</text:p>
          </table:table-cell>
          <table:table-cell table:number-columns-repeated="5"/>
        </table:table-row>
        <table:table-row table:style-name="ro1">
          <table:table-cell table:formula="of:=IF([.B1723]=([.B1722]+2);&quot;Fehler&quot;;&quot;&quot;)">
            <text:p/>
          </table:table-cell>
          <table:table-cell table:formula="of:=IF(LEN([.C1723])=1;0;IF(LEN([.C1723])=2;1;IF(LEN([.C1723])=3;2;IF(LEN([.C1723])=5;3;IF(LEN([.C1723])=6;4;IF(LEN([.C1723])=7;5;&quot;Fehler&quot;))))))" office:value-type="float" office:value="4" calcext:value-type="float">
            <text:p>4</text:p>
          </table:table-cell>
          <table:table-cell office:value-type="string" calcext:value-type="string">
            <text:p>NBL 10</text:p>
          </table:table-cell>
          <table:table-cell office:value-type="string" calcext:value-type="string">
            <text:p>JUGENDLITERATUR <text:s/>GESCHICHTE DES KINDER- UND JUGENDBUCHES EINSCHL. ILLUSTRATION <text:s/>BILDERBUCH <text:s/>JUGEND UND TRIVIALLITERATUR</text:p>
          </table:table-cell>
          <table:table-cell table:number-columns-repeated="5"/>
        </table:table-row>
        <table:table-row table:style-name="ro1">
          <table:table-cell table:formula="of:=IF([.B1724]=([.B1723]+2);&quot;Fehler&quot;;&quot;&quot;)">
            <text:p/>
          </table:table-cell>
          <table:table-cell table:formula="of:=IF(LEN([.C1724])=1;0;IF(LEN([.C1724])=2;1;IF(LEN([.C1724])=3;2;IF(LEN([.C1724])=5;3;IF(LEN([.C1724])=6;4;IF(LEN([.C1724])=7;5;&quot;Fehler&quot;))))))" office:value-type="float" office:value="4" calcext:value-type="float">
            <text:p>4</text:p>
          </table:table-cell>
          <table:table-cell office:value-type="string" calcext:value-type="string">
            <text:p>NBL 11</text:p>
          </table:table-cell>
          <table:table-cell office:value-type="string" calcext:value-type="string">
            <text:p>JUGENDFILM <text:s/>KINDERFILM</text:p>
          </table:table-cell>
          <table:table-cell table:number-columns-repeated="5"/>
        </table:table-row>
        <table:table-row table:style-name="ro1">
          <table:table-cell table:formula="of:=IF([.B1725]=([.B1724]+2);&quot;Fehler&quot;;&quot;&quot;)">
            <text:p/>
          </table:table-cell>
          <table:table-cell table:formula="of:=IF(LEN([.C1725])=1;0;IF(LEN([.C1725])=2;1;IF(LEN([.C1725])=3;2;IF(LEN([.C1725])=5;3;IF(LEN([.C1725])=6;4;IF(LEN([.C1725])=7;5;&quot;Fehler&quot;))))))" office:value-type="float" office:value="4" calcext:value-type="float">
            <text:p>4</text:p>
          </table:table-cell>
          <table:table-cell office:value-type="string" calcext:value-type="string">
            <text:p>NBL 12</text:p>
          </table:table-cell>
          <table:table-cell office:value-type="string" calcext:value-type="string">
            <text:p>JUGENDFERNSEHEN <text:s/>KINDERFERNSEHEN</text:p>
          </table:table-cell>
          <table:table-cell table:number-columns-repeated="5"/>
        </table:table-row>
        <table:table-row table:style-name="ro1">
          <table:table-cell table:formula="of:=IF([.B1726]=([.B1725]+2);&quot;Fehler&quot;;&quot;&quot;)">
            <text:p/>
          </table:table-cell>
          <table:table-cell table:formula="of:=IF(LEN([.C1726])=1;0;IF(LEN([.C1726])=2;1;IF(LEN([.C1726])=3;2;IF(LEN([.C1726])=5;3;IF(LEN([.C1726])=6;4;IF(LEN([.C1726])=7;5;&quot;Fehler&quot;))))))" office:value-type="float" office:value="4" calcext:value-type="float">
            <text:p>4</text:p>
          </table:table-cell>
          <table:table-cell office:value-type="string" calcext:value-type="string">
            <text:p>NBL 13</text:p>
          </table:table-cell>
          <table:table-cell office:value-type="string" calcext:value-type="string">
            <text:p>JUGEND UND POLITIK</text:p>
          </table:table-cell>
          <table:table-cell table:number-columns-repeated="5"/>
        </table:table-row>
        <table:table-row table:style-name="ro1">
          <table:table-cell table:formula="of:=IF([.B1727]=([.B1726]+2);&quot;Fehler&quot;;&quot;&quot;)">
            <text:p/>
          </table:table-cell>
          <table:table-cell table:formula="of:=IF(LEN([.C1727])=1;0;IF(LEN([.C1727])=2;1;IF(LEN([.C1727])=3;2;IF(LEN([.C1727])=5;3;IF(LEN([.C1727])=6;4;IF(LEN([.C1727])=7;5;&quot;Fehler&quot;))))))" office:value-type="float" office:value="4" calcext:value-type="float">
            <text:p>4</text:p>
          </table:table-cell>
          <table:table-cell office:value-type="string" calcext:value-type="string">
            <text:p>NBL 14</text:p>
          </table:table-cell>
          <table:table-cell office:value-type="string" calcext:value-type="string">
            <text:p>SONSTIGE EINZELFRAGEN</text:p>
          </table:table-cell>
          <table:table-cell table:number-columns-repeated="5"/>
        </table:table-row>
        <table:table-row table:style-name="ro1">
          <table:table-cell table:formula="of:=IF([.B1728]=([.B1727]+2);&quot;Fehler&quot;;&quot;&quot;)">
            <text:p/>
          </table:table-cell>
          <table:table-cell table:formula="of:=IF(LEN([.C1728])=1;0;IF(LEN([.C1728])=2;1;IF(LEN([.C1728])=3;2;IF(LEN([.C1728])=5;3;IF(LEN([.C1728])=6;4;IF(LEN([.C1728])=7;5;&quot;Fehler&quot;))))))" office:value-type="float" office:value="2" calcext:value-type="float">
            <text:p>2</text:p>
          </table:table-cell>
          <table:table-cell office:value-type="string" calcext:value-type="string">
            <text:p>NBM</text:p>
          </table:table-cell>
          <table:table-cell office:value-type="string" calcext:value-type="string">
            <text:p>PAEDAGOGISCHE PSYCHOLOGIE : ALLGEMEINES</text:p>
          </table:table-cell>
          <table:table-cell table:number-columns-repeated="5"/>
        </table:table-row>
        <table:table-row table:style-name="ro1">
          <table:table-cell table:formula="of:=IF([.B1729]=([.B1728]+2);&quot;Fehler&quot;;&quot;&quot;)">
            <text:p/>
          </table:table-cell>
          <table:table-cell table:formula="of:=IF(LEN([.C1729])=1;0;IF(LEN([.C1729])=2;1;IF(LEN([.C1729])=3;2;IF(LEN([.C1729])=5;3;IF(LEN([.C1729])=6;4;IF(LEN([.C1729])=7;5;&quot;Fehler&quot;))))))" office:value-type="float" office:value="3" calcext:value-type="float">
            <text:p>3</text:p>
          </table:table-cell>
          <table:table-cell office:value-type="string" calcext:value-type="string">
            <text:p>NBM 1</text:p>
          </table:table-cell>
          <table:table-cell office:value-type="string" calcext:value-type="string">
            <text:p>SCHULPSYCHOLOGIE</text:p>
          </table:table-cell>
          <table:table-cell table:number-columns-repeated="5"/>
        </table:table-row>
        <table:table-row table:style-name="ro1">
          <table:table-cell table:formula="of:=IF([.B1730]=([.B1729]+2);&quot;Fehler&quot;;&quot;&quot;)">
            <text:p/>
          </table:table-cell>
          <table:table-cell table:formula="of:=IF(LEN([.C1730])=1;0;IF(LEN([.C1730])=2;1;IF(LEN([.C1730])=3;2;IF(LEN([.C1730])=5;3;IF(LEN([.C1730])=6;4;IF(LEN([.C1730])=7;5;&quot;Fehler&quot;))))))" office:value-type="float" office:value="4" calcext:value-type="float">
            <text:p>4</text:p>
          </table:table-cell>
          <table:table-cell office:value-type="string" calcext:value-type="string">
            <text:p>NBM 10</text:p>
          </table:table-cell>
          <table:table-cell office:value-type="string" calcext:value-type="string">
            <text:p>SCHULTEST</text:p>
          </table:table-cell>
          <table:table-cell table:number-columns-repeated="5"/>
        </table:table-row>
        <table:table-row table:style-name="ro1">
          <table:table-cell table:formula="of:=IF([.B1731]=([.B1730]+2);&quot;Fehler&quot;;&quot;&quot;)">
            <text:p/>
          </table:table-cell>
          <table:table-cell table:formula="of:=IF(LEN([.C1731])=1;0;IF(LEN([.C1731])=2;1;IF(LEN([.C1731])=3;2;IF(LEN([.C1731])=5;3;IF(LEN([.C1731])=6;4;IF(LEN([.C1731])=7;5;&quot;Fehler&quot;))))))" office:value-type="float" office:value="4" calcext:value-type="float">
            <text:p>4</text:p>
          </table:table-cell>
          <table:table-cell office:value-type="string" calcext:value-type="string">
            <text:p>NBM 15</text:p>
          </table:table-cell>
          <table:table-cell office:value-type="string" calcext:value-type="string">
            <text:p>SCHULLEISTUNG <text:s/>SCHUELERBEURTEILUNG</text:p>
          </table:table-cell>
          <table:table-cell table:number-columns-repeated="5"/>
        </table:table-row>
        <table:table-row table:style-name="ro1">
          <table:table-cell table:formula="of:=IF([.B1732]=([.B1731]+2);&quot;Fehler&quot;;&quot;&quot;)">
            <text:p/>
          </table:table-cell>
          <table:table-cell table:formula="of:=IF(LEN([.C1732])=1;0;IF(LEN([.C1732])=2;1;IF(LEN([.C1732])=3;2;IF(LEN([.C1732])=5;3;IF(LEN([.C1732])=6;4;IF(LEN([.C1732])=7;5;&quot;Fehler&quot;))))))" office:value-type="float" office:value="3" calcext:value-type="float">
            <text:p>3</text:p>
          </table:table-cell>
          <table:table-cell office:value-type="string" calcext:value-type="string">
            <text:p>NBM 2</text:p>
          </table:table-cell>
          <table:table-cell office:value-type="string" calcext:value-type="string">
            <text:p>LERNPSYCHOLOGIE</text:p>
          </table:table-cell>
          <table:table-cell table:number-columns-repeated="5"/>
        </table:table-row>
        <table:table-row table:style-name="ro1">
          <table:table-cell table:formula="of:=IF([.B1733]=([.B1732]+2);&quot;Fehler&quot;;&quot;&quot;)">
            <text:p/>
          </table:table-cell>
          <table:table-cell table:formula="of:=IF(LEN([.C1733])=1;0;IF(LEN([.C1733])=2;1;IF(LEN([.C1733])=3;2;IF(LEN([.C1733])=5;3;IF(LEN([.C1733])=6;4;IF(LEN([.C1733])=7;5;&quot;Fehler&quot;))))))" office:value-type="float" office:value="3" calcext:value-type="float">
            <text:p>3</text:p>
          </table:table-cell>
          <table:table-cell office:value-type="string" calcext:value-type="string">
            <text:p>NBM 3</text:p>
          </table:table-cell>
          <table:table-cell office:value-type="string" calcext:value-type="string">
            <text:p>EINZELNE SCHULISCHE ERZIEHUNGSPROBLEME</text:p>
          </table:table-cell>
          <table:table-cell table:number-columns-repeated="5"/>
        </table:table-row>
        <table:table-row table:style-name="ro1">
          <table:table-cell table:formula="of:=IF([.B1734]=([.B1733]+2);&quot;Fehler&quot;;&quot;&quot;)">
            <text:p/>
          </table:table-cell>
          <table:table-cell table:formula="of:=IF(LEN([.C1734])=1;0;IF(LEN([.C1734])=2;1;IF(LEN([.C1734])=3;2;IF(LEN([.C1734])=5;3;IF(LEN([.C1734])=6;4;IF(LEN([.C1734])=7;5;&quot;Fehler&quot;))))))" office:value-type="float" office:value="2" calcext:value-type="float">
            <text:p>2</text:p>
          </table:table-cell>
          <table:table-cell office:value-type="string" calcext:value-type="string">
            <text:p>NBN</text:p>
          </table:table-cell>
          <table:table-cell office:value-type="string" calcext:value-type="string">
            <text:p>PAEDAGOGISCHE SOZIOLOGIE</text:p>
          </table:table-cell>
          <table:table-cell table:number-columns-repeated="5"/>
        </table:table-row>
        <table:table-row table:style-name="ro1">
          <table:table-cell table:formula="of:=IF([.B1735]=([.B1734]+2);&quot;Fehler&quot;;&quot;&quot;)">
            <text:p/>
          </table:table-cell>
          <table:table-cell table:formula="of:=IF(LEN([.C1735])=1;0;IF(LEN([.C1735])=2;1;IF(LEN([.C1735])=3;2;IF(LEN([.C1735])=5;3;IF(LEN([.C1735])=6;4;IF(LEN([.C1735])=7;5;&quot;Fehler&quot;))))))" office:value-type="float" office:value="3" calcext:value-type="float">
            <text:p>3</text:p>
          </table:table-cell>
          <table:table-cell office:value-type="string" calcext:value-type="string">
            <text:p>NBN 4</text:p>
          </table:table-cell>
          <table:table-cell office:value-type="string" calcext:value-type="string">
            <text:p>GESCHLECHTSSPEZIFISCHE ERZIEHUNG</text:p>
          </table:table-cell>
          <table:table-cell table:number-columns-repeated="5"/>
        </table:table-row>
        <table:table-row table:style-name="ro1">
          <table:table-cell table:formula="of:=IF([.B1736]=([.B1735]+2);&quot;Fehler&quot;;&quot;&quot;)">
            <text:p/>
          </table:table-cell>
          <table:table-cell table:formula="of:=IF(LEN([.C1736])=1;0;IF(LEN([.C1736])=2;1;IF(LEN([.C1736])=3;2;IF(LEN([.C1736])=5;3;IF(LEN([.C1736])=6;4;IF(LEN([.C1736])=7;5;&quot;Fehler&quot;))))))" office:value-type="float" office:value="3" calcext:value-type="float">
            <text:p>3</text:p>
          </table:table-cell>
          <table:table-cell office:value-type="string" calcext:value-type="string">
            <text:p>NBN 5</text:p>
          </table:table-cell>
          <table:table-cell office:value-type="string" calcext:value-type="string">
            <text:p>AUSLAENDERPAEDAGOGIK</text:p>
          </table:table-cell>
          <table:table-cell table:number-columns-repeated="5"/>
        </table:table-row>
        <table:table-row table:style-name="ro1">
          <table:table-cell table:formula="of:=IF([.B1737]=([.B1736]+2);&quot;Fehler&quot;;&quot;&quot;)">
            <text:p/>
          </table:table-cell>
          <table:table-cell table:formula="of:=IF(LEN([.C1737])=1;0;IF(LEN([.C1737])=2;1;IF(LEN([.C1737])=3;2;IF(LEN([.C1737])=5;3;IF(LEN([.C1737])=6;4;IF(LEN([.C1737])=7;5;&quot;Fehler&quot;))))))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ESCHICHTE DER PAEDAGOGIK</text:p>
          </table:table-cell>
          <table:table-cell table:number-columns-repeated="5"/>
        </table:table-row>
        <table:table-row table:style-name="ro1">
          <table:table-cell table:formula="of:=IF([.B1738]=([.B1737]+2);&quot;Fehler&quot;;&quot;&quot;)">
            <text:p/>
          </table:table-cell>
          <table:table-cell table:formula="of:=IF(LEN([.C1738])=1;0;IF(LEN([.C1738])=2;1;IF(LEN([.C1738])=3;2;IF(LEN([.C1738])=5;3;IF(LEN([.C1738])=6;4;IF(LEN([.C1738])=7;5;&quot;Fehler&quot;))))))" office:value-type="float" office:value="2" calcext:value-type="float">
            <text:p>2</text:p>
          </table:table-cell>
          <table:table-cell office:value-type="string" calcext:value-type="string">
            <text:p>NCH</text:p>
          </table:table-cell>
          <table:table-cell office:value-type="string" calcext:value-type="string">
            <text:p>GESCHICHTE DES SCHULWESENS UND DER LEHRERBILDUNG REGIONALE SCHULGESCHICHTE</text:p>
          </table:table-cell>
          <table:table-cell table:number-columns-repeated="5"/>
        </table:table-row>
        <table:table-row table:style-name="ro1">
          <table:table-cell table:formula="of:=IF([.B1739]=([.B1738]+2);&quot;Fehler&quot;;&quot;&quot;)">
            <text:p/>
          </table:table-cell>
          <table:table-cell table:formula="of:=IF(LEN([.C1739])=1;0;IF(LEN([.C1739])=2;1;IF(LEN([.C1739])=3;2;IF(LEN([.C1739])=5;3;IF(LEN([.C1739])=6;4;IF(LEN([.C1739])=7;5;&quot;Fehler&quot;))))))" office:value-type="float" office:value="2" calcext:value-type="float">
            <text:p>2</text:p>
          </table:table-cell>
          <table:table-cell office:value-type="string" calcext:value-type="string">
            <text:p>NCK</text:p>
          </table:table-cell>
          <table:table-cell office:value-type="string" calcext:value-type="string">
            <text:p>GESCHICHTE DER PAEDAGOGIK IN EINZELNEN EPOCHEN BIS 1945</text:p>
          </table:table-cell>
          <table:table-cell table:number-columns-repeated="5"/>
        </table:table-row>
        <table:table-row table:style-name="ro1">
          <table:table-cell table:formula="of:=IF([.B1740]=([.B1739]+2);&quot;Fehler&quot;;&quot;&quot;)">
            <text:p/>
          </table:table-cell>
          <table:table-cell table:formula="of:=IF(LEN([.C1740])=1;0;IF(LEN([.C1740])=2;1;IF(LEN([.C1740])=3;2;IF(LEN([.C1740])=5;3;IF(LEN([.C1740])=6;4;IF(LEN([.C1740])=7;5;&quot;Fehler&quot;))))))" office:value-type="float" office:value="2" calcext:value-type="float">
            <text:p>2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QUELLENSAMMLUNGEN</text:p>
          </table:table-cell>
          <table:table-cell table:number-columns-repeated="5"/>
        </table:table-row>
        <table:table-row table:style-name="ro1">
          <table:table-cell table:formula="of:=IF([.B1741]=([.B1740]+2);&quot;Fehler&quot;;&quot;&quot;)">
            <text:p/>
          </table:table-cell>
          <table:table-cell table:formula="of:=IF(LEN([.C1741])=1;0;IF(LEN([.C1741])=2;1;IF(LEN([.C1741])=3;2;IF(LEN([.C1741])=5;3;IF(LEN([.C1741])=6;4;IF(LEN([.C1741])=7;5;&quot;Fehler&quot;))))))" office:value-type="float" office:value="3" calcext:value-type="float">
            <text:p>3</text:p>
          </table:table-cell>
          <table:table-cell office:value-type="string" calcext:value-type="string">
            <text:p>NCL 1</text:p>
          </table:table-cell>
          <table:table-cell office:value-type="string" calcext:value-type="string">
            <text:p>GESAMMELTE UND AUSGEWAEHLTE WERKE EINZELNER PAEDAGOGEN</text:p>
          </table:table-cell>
          <table:table-cell table:number-columns-repeated="5"/>
        </table:table-row>
        <table:table-row table:style-name="ro1">
          <table:table-cell table:formula="of:=IF([.B1742]=([.B1741]+2);&quot;Fehler&quot;;&quot;&quot;)">
            <text:p/>
          </table:table-cell>
          <table:table-cell table:formula="of:=IF(LEN([.C1742])=1;0;IF(LEN([.C1742])=2;1;IF(LEN([.C1742])=3;2;IF(LEN([.C1742])=5;3;IF(LEN([.C1742])=6;4;IF(LEN([.C1742])=7;5;&quot;Fehler&quot;))))))" office:value-type="float" office:value="1" calcext:value-type="float">
            <text:p>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ALLGEMEINE UNTERRICHTSLEHRE <text:s/>ALLGEMEINE UNTERRICHTSFORSCHUNG : GESAMTDARSTELLUNGEN, DARSTELLUNGEN MEHRERER TEILGEBIETE DER DIDAKTIK UND METHODIK</text:p>
          </table:table-cell>
          <table:table-cell table:number-columns-repeated="5"/>
        </table:table-row>
        <table:table-row table:style-name="ro1">
          <table:table-cell table:formula="of:=IF([.B1743]=([.B1742]+2);&quot;Fehler&quot;;&quot;&quot;)">
            <text:p/>
          </table:table-cell>
          <table:table-cell table:formula="of:=IF(LEN([.C1743])=1;0;IF(LEN([.C1743])=2;1;IF(LEN([.C1743])=3;2;IF(LEN([.C1743])=5;3;IF(LEN([.C1743])=6;4;IF(LEN([.C1743])=7;5;&quot;Fehler&quot;))))))" office:value-type="float" office:value="2" calcext:value-type="float">
            <text:p>2</text:p>
          </table:table-cell>
          <table:table-cell office:value-type="string" calcext:value-type="string">
            <text:p>NDF</text:p>
          </table:table-cell>
          <table:table-cell office:value-type="string" calcext:value-type="string">
            <text:p>CURRICULUMFORSCHUNG</text:p>
          </table:table-cell>
          <table:table-cell table:number-columns-repeated="5"/>
        </table:table-row>
        <table:table-row table:style-name="ro1">
          <table:table-cell table:formula="of:=IF([.B1744]=([.B1743]+2);&quot;Fehler&quot;;&quot;&quot;)">
            <text:p/>
          </table:table-cell>
          <table:table-cell table:formula="of:=IF(LEN([.C1744])=1;0;IF(LEN([.C1744])=2;1;IF(LEN([.C1744])=3;2;IF(LEN([.C1744])=5;3;IF(LEN([.C1744])=6;4;IF(LEN([.C1744])=7;5;&quot;Fehler&quot;))))))" office:value-type="float" office:value="2" calcext:value-type="float">
            <text:p>2</text:p>
          </table:table-cell>
          <table:table-cell office:value-type="string" calcext:value-type="string">
            <text:p>NDG</text:p>
          </table:table-cell>
          <table:table-cell office:value-type="string" calcext:value-type="string">
            <text:p>UNTERRICHTSPLANUNG <text:s/>DIDAKTISCHE ANALYSE UNTERRICHTSVORBEREITUNG</text:p>
          </table:table-cell>
          <table:table-cell table:number-columns-repeated="5"/>
        </table:table-row>
        <table:table-row table:style-name="ro1">
          <table:table-cell table:formula="of:=IF([.B1745]=([.B1744]+2);&quot;Fehler&quot;;&quot;&quot;)">
            <text:p/>
          </table:table-cell>
          <table:table-cell table:formula="of:=IF(LEN([.C1745])=1;0;IF(LEN([.C1745])=2;1;IF(LEN([.C1745])=3;2;IF(LEN([.C1745])=5;3;IF(LEN([.C1745])=6;4;IF(LEN([.C1745])=7;5;&quot;Fehler&quot;))))))" office:value-type="float" office:value="2" calcext:value-type="float">
            <text:p>2</text:p>
          </table:table-cell>
          <table:table-cell office:value-type="string" calcext:value-type="string">
            <text:p>NDK</text:p>
          </table:table-cell>
          <table:table-cell office:value-type="string" calcext:value-type="string">
            <text:p>UNTERRICHTSMETHODEN <text:s/>UNTERRICHTSFORMEN : ALLGEMEINES , DARSTELLUNGEN MEHRERER LEHRVERFAHREN</text:p>
          </table:table-cell>
          <table:table-cell table:number-columns-repeated="5"/>
        </table:table-row>
        <table:table-row table:style-name="ro1">
          <table:table-cell table:formula="of:=IF([.B1746]=([.B1745]+2);&quot;Fehler&quot;;&quot;&quot;)">
            <text:p/>
          </table:table-cell>
          <table:table-cell table:formula="of:=IF(LEN([.C1746])=1;0;IF(LEN([.C1746])=2;1;IF(LEN([.C1746])=3;2;IF(LEN([.C1746])=5;3;IF(LEN([.C1746])=6;4;IF(LEN([.C1746])=7;5;&quot;Fehler&quot;))))))" office:value-type="float" office:value="3" calcext:value-type="float">
            <text:p>3</text:p>
          </table:table-cell>
          <table:table-cell office:value-type="string" calcext:value-type="string">
            <text:p>NDK 1</text:p>
          </table:table-cell>
          <table:table-cell office:value-type="string" calcext:value-type="string">
            <text:p>ARBEITSSCHULUNTERRICHT <text:s/>ARBEITSUNTERRICHT</text:p>
          </table:table-cell>
          <table:table-cell table:number-columns-repeated="5"/>
        </table:table-row>
        <table:table-row table:style-name="ro1">
          <table:table-cell table:formula="of:=IF([.B1747]=([.B1746]+2);&quot;Fehler&quot;;&quot;&quot;)">
            <text:p/>
          </table:table-cell>
          <table:table-cell table:formula="of:=IF(LEN([.C1747])=1;0;IF(LEN([.C1747])=2;1;IF(LEN([.C1747])=3;2;IF(LEN([.C1747])=5;3;IF(LEN([.C1747])=6;4;IF(LEN([.C1747])=7;5;&quot;Fehler&quot;))))))" office:value-type="float" office:value="3" calcext:value-type="float">
            <text:p>3</text:p>
          </table:table-cell>
          <table:table-cell office:value-type="string" calcext:value-type="string">
            <text:p>NDK 2</text:p>
          </table:table-cell>
          <table:table-cell office:value-type="string" calcext:value-type="string">
            <text:p>GESAMTUNTERRICHT <text:s/>GANZHEITLICHER UNTERRICHT</text:p>
          </table:table-cell>
          <table:table-cell table:number-columns-repeated="5"/>
        </table:table-row>
        <table:table-row table:style-name="ro1">
          <table:table-cell table:formula="of:=IF([.B1748]=([.B1747]+2);&quot;Fehler&quot;;&quot;&quot;)">
            <text:p/>
          </table:table-cell>
          <table:table-cell table:formula="of:=IF(LEN([.C1748])=1;0;IF(LEN([.C1748])=2;1;IF(LEN([.C1748])=3;2;IF(LEN([.C1748])=5;3;IF(LEN([.C1748])=6;4;IF(LEN([.C1748])=7;5;&quot;Fehler&quot;))))))" office:value-type="float" office:value="3" calcext:value-type="float">
            <text:p>3</text:p>
          </table:table-cell>
          <table:table-cell office:value-type="string" calcext:value-type="string">
            <text:p>NDK 3</text:p>
          </table:table-cell>
          <table:table-cell office:value-type="string" calcext:value-type="string">
            <text:p>GRUPPENUNTERRICHT <text:s/>JENA-PLAN</text:p>
          </table:table-cell>
          <table:table-cell table:number-columns-repeated="5"/>
        </table:table-row>
        <table:table-row table:style-name="ro1">
          <table:table-cell table:formula="of:=IF([.B1749]=([.B1748]+2);&quot;Fehler&quot;;&quot;&quot;)">
            <text:p/>
          </table:table-cell>
          <table:table-cell table:formula="of:=IF(LEN([.C1749])=1;0;IF(LEN([.C1749])=2;1;IF(LEN([.C1749])=3;2;IF(LEN([.C1749])=5;3;IF(LEN([.C1749])=6;4;IF(LEN([.C1749])=7;5;&quot;Fehler&quot;))))))" office:value-type="float" office:value="3" calcext:value-type="float">
            <text:p>3</text:p>
          </table:table-cell>
          <table:table-cell office:value-type="string" calcext:value-type="string">
            <text:p>NDK 4</text:p>
          </table:table-cell>
          <table:table-cell office:value-type="string" calcext:value-type="string">
            <text:p>EXEMPLARISCHER UNTERRICHT</text:p>
          </table:table-cell>
          <table:table-cell table:number-columns-repeated="5"/>
        </table:table-row>
        <table:table-row table:style-name="ro1">
          <table:table-cell table:formula="of:=IF([.B1750]=([.B1749]+2);&quot;Fehler&quot;;&quot;&quot;)">
            <text:p/>
          </table:table-cell>
          <table:table-cell table:formula="of:=IF(LEN([.C1750])=1;0;IF(LEN([.C1750])=2;1;IF(LEN([.C1750])=3;2;IF(LEN([.C1750])=5;3;IF(LEN([.C1750])=6;4;IF(LEN([.C1750])=7;5;&quot;Fehler&quot;))))))" office:value-type="float" office:value="3" calcext:value-type="float">
            <text:p>3</text:p>
          </table:table-cell>
          <table:table-cell office:value-type="string" calcext:value-type="string">
            <text:p>NDK 5</text:p>
          </table:table-cell>
          <table:table-cell office:value-type="string" calcext:value-type="string">
            <text:p>PROGRAMMIERTER UNTERRICHT <text:s/>COMPUTERUNTERSTUETZTER UNTERRICHT</text:p>
          </table:table-cell>
          <table:table-cell table:number-columns-repeated="5"/>
        </table:table-row>
        <table:table-row table:style-name="ro1">
          <table:table-cell table:formula="of:=IF([.B1751]=([.B1750]+2);&quot;Fehler&quot;;&quot;&quot;)">
            <text:p/>
          </table:table-cell>
          <table:table-cell table:formula="of:=IF(LEN([.C1751])=1;0;IF(LEN([.C1751])=2;1;IF(LEN([.C1751])=3;2;IF(LEN([.C1751])=5;3;IF(LEN([.C1751])=6;4;IF(LEN([.C1751])=7;5;&quot;Fehler&quot;))))))" office:value-type="float" office:value="3" calcext:value-type="float">
            <text:p>3</text:p>
          </table:table-cell>
          <table:table-cell office:value-type="string" calcext:value-type="string">
            <text:p>NDK 6</text:p>
          </table:table-cell>
          <table:table-cell office:value-type="string" calcext:value-type="string">
            <text:p>SONSTIGE UNTERRICHTSMETHODEN UND -FORMEN</text:p>
          </table:table-cell>
          <table:table-cell table:number-columns-repeated="5"/>
        </table:table-row>
        <table:table-row table:style-name="ro1">
          <table:table-cell table:formula="of:=IF([.B1752]=([.B1751]+2);&quot;Fehler&quot;;&quot;&quot;)">
            <text:p/>
          </table:table-cell>
          <table:table-cell table:formula="of:=IF(LEN([.C1752])=1;0;IF(LEN([.C1752])=2;1;IF(LEN([.C1752])=3;2;IF(LEN([.C1752])=5;3;IF(LEN([.C1752])=6;4;IF(LEN([.C1752])=7;5;&quot;Fehler&quot;))))))" office:value-type="float" office:value="2" calcext:value-type="float">
            <text:p>2</text:p>
          </table:table-cell>
          <table:table-cell office:value-type="string" calcext:value-type="string">
            <text:p>NDL</text:p>
          </table:table-cell>
          <table:table-cell office:value-type="string" calcext:value-type="string">
            <text:p>UNTERRICHTSLEHRE EINZELNER SCHULFORMEN</text:p>
          </table:table-cell>
          <table:table-cell table:number-columns-repeated="5"/>
        </table:table-row>
        <table:table-row table:style-name="ro1">
          <table:table-cell table:formula="of:=IF([.B1753]=([.B1752]+2);&quot;Fehler&quot;;&quot;&quot;)">
            <text:p/>
          </table:table-cell>
          <table:table-cell table:formula="of:=IF(LEN([.C1753])=1;0;IF(LEN([.C1753])=2;1;IF(LEN([.C1753])=3;2;IF(LEN([.C1753])=5;3;IF(LEN([.C1753])=6;4;IF(LEN([.C1753])=7;5;&quot;Fehler&quot;))))))" office:value-type="float" office:value="3" calcext:value-type="float">
            <text:p>3</text:p>
          </table:table-cell>
          <table:table-cell office:value-type="string" calcext:value-type="string">
            <text:p>NDL 1</text:p>
          </table:table-cell>
          <table:table-cell office:value-type="string" calcext:value-type="string">
            <text:p>GRUND- UND HAUPTSCHULUNTERRICHT : ALLGEMEINES, DARSTELLUNGEN MEHRERER STUFEN, LEHRPLAENE</text:p>
          </table:table-cell>
          <table:table-cell table:number-columns-repeated="5"/>
        </table:table-row>
        <table:table-row table:style-name="ro1">
          <table:table-cell table:formula="of:=IF([.B1754]=([.B1753]+2);&quot;Fehler&quot;;&quot;&quot;)">
            <text:p/>
          </table:table-cell>
          <table:table-cell table:formula="of:=IF(LEN([.C1754])=1;0;IF(LEN([.C1754])=2;1;IF(LEN([.C1754])=3;2;IF(LEN([.C1754])=5;3;IF(LEN([.C1754])=6;4;IF(LEN([.C1754])=7;5;&quot;Fehler&quot;))))))" office:value-type="float" office:value="4" calcext:value-type="float">
            <text:p>4</text:p>
          </table:table-cell>
          <table:table-cell office:value-type="string" calcext:value-type="string">
            <text:p>NDL 10</text:p>
          </table:table-cell>
          <table:table-cell office:value-type="string" calcext:value-type="string">
            <text:p>GRUNDSCHULUNTERRICHT (1.-4. SCHULJAHR) <text:s/>LEHRPLAENE</text:p>
          </table:table-cell>
          <table:table-cell table:number-columns-repeated="5"/>
        </table:table-row>
        <table:table-row table:style-name="ro1">
          <table:table-cell table:formula="of:=IF([.B1755]=([.B1754]+2);&quot;Fehler&quot;;&quot;&quot;)">
            <text:p/>
          </table:table-cell>
          <table:table-cell table:formula="of:=IF(LEN([.C1755])=1;0;IF(LEN([.C1755])=2;1;IF(LEN([.C1755])=3;2;IF(LEN([.C1755])=5;3;IF(LEN([.C1755])=6;4;IF(LEN([.C1755])=7;5;&quot;Fehler&quot;))))))" office:value-type="float" office:value="4" calcext:value-type="float">
            <text:p>4</text:p>
          </table:table-cell>
          <table:table-cell office:value-type="string" calcext:value-type="string">
            <text:p>NDL 12</text:p>
          </table:table-cell>
          <table:table-cell office:value-type="string" calcext:value-type="string">
            <text:p>HAUPTSCHULUNTERRICHT <text:s/>LEHRPLAENE</text:p>
          </table:table-cell>
          <table:table-cell table:number-columns-repeated="5"/>
        </table:table-row>
        <table:table-row table:style-name="ro1">
          <table:table-cell table:formula="of:=IF([.B1756]=([.B1755]+2);&quot;Fehler&quot;;&quot;&quot;)">
            <text:p/>
          </table:table-cell>
          <table:table-cell table:formula="of:=IF(LEN([.C1756])=1;0;IF(LEN([.C1756])=2;1;IF(LEN([.C1756])=3;2;IF(LEN([.C1756])=5;3;IF(LEN([.C1756])=6;4;IF(LEN([.C1756])=7;5;&quot;Fehler&quot;))))))" office:value-type="float" office:value="3" calcext:value-type="float">
            <text:p>3</text:p>
          </table:table-cell>
          <table:table-cell office:value-type="string" calcext:value-type="string">
            <text:p>NDL 2</text:p>
          </table:table-cell>
          <table:table-cell office:value-type="string" calcext:value-type="string">
            <text:p>REALSCHULUNTERRICHT <text:s/>GYMNASIALUNTERRICHT <text:s/>LEHRPLAENE</text:p>
          </table:table-cell>
          <table:table-cell table:number-columns-repeated="5"/>
        </table:table-row>
        <table:table-row table:style-name="ro1">
          <table:table-cell table:formula="of:=IF([.B1757]=([.B1756]+2);&quot;Fehler&quot;;&quot;&quot;)">
            <text:p/>
          </table:table-cell>
          <table:table-cell table:formula="of:=IF(LEN([.C1757])=1;0;IF(LEN([.C1757])=2;1;IF(LEN([.C1757])=3;2;IF(LEN([.C1757])=5;3;IF(LEN([.C1757])=6;4;IF(LEN([.C1757])=7;5;&quot;Fehler&quot;))))))" office:value-type="float" office:value="3" calcext:value-type="float">
            <text:p>3</text:p>
          </table:table-cell>
          <table:table-cell office:value-type="string" calcext:value-type="string">
            <text:p>NDL 5</text:p>
          </table:table-cell>
          <table:table-cell office:value-type="string" calcext:value-type="string">
            <text:p>GESAMTSCHULUNTERRICHT <text:s/>LEHRPLAENE</text:p>
          </table:table-cell>
          <table:table-cell table:number-columns-repeated="5"/>
        </table:table-row>
        <table:table-row table:style-name="ro1">
          <table:table-cell table:formula="of:=IF([.B1758]=([.B1757]+2);&quot;Fehler&quot;;&quot;&quot;)">
            <text:p/>
          </table:table-cell>
          <table:table-cell table:formula="of:=IF(LEN([.C1758])=1;0;IF(LEN([.C1758])=2;1;IF(LEN([.C1758])=3;2;IF(LEN([.C1758])=5;3;IF(LEN([.C1758])=6;4;IF(LEN([.C1758])=7;5;&quot;Fehler&quot;))))))" office:value-type="float" office:value="2" calcext:value-type="float">
            <text:p>2</text:p>
          </table:table-cell>
          <table:table-cell office:value-type="string" calcext:value-type="string">
            <text:p>NDM</text:p>
          </table:table-cell>
          <table:table-cell office:value-type="string" calcext:value-type="string">
            <text:p>UNTERRICHTSHILFEN</text:p>
          </table:table-cell>
          <table:table-cell table:number-columns-repeated="5"/>
        </table:table-row>
        <table:table-row table:style-name="ro1">
          <table:table-cell table:formula="of:=IF([.B1759]=([.B1758]+2);&quot;Fehler&quot;;&quot;&quot;)">
            <text:p/>
          </table:table-cell>
          <table:table-cell table:formula="of:=IF(LEN([.C1759])=1;0;IF(LEN([.C1759])=2;1;IF(LEN([.C1759])=3;2;IF(LEN([.C1759])=5;3;IF(LEN([.C1759])=6;4;IF(LEN([.C1759])=7;5;&quot;Fehler&quot;))))))" office:value-type="float" office:value="3" calcext:value-type="float">
            <text:p>3</text:p>
          </table:table-cell>
          <table:table-cell office:value-type="string" calcext:value-type="string">
            <text:p>NDM 1</text:p>
          </table:table-cell>
          <table:table-cell office:value-type="string" calcext:value-type="string">
            <text:p>AUDIOVISUELLE UNTERRICHTSHILFEN (MEDIENDIDAKTIK)</text:p>
          </table:table-cell>
          <table:table-cell table:number-columns-repeated="5"/>
        </table:table-row>
        <table:table-row table:style-name="ro1">
          <table:table-cell table:formula="of:=IF([.B1760]=([.B1759]+2);&quot;Fehler&quot;;&quot;&quot;)">
            <text:p/>
          </table:table-cell>
          <table:table-cell table:formula="of:=IF(LEN([.C1760])=1;0;IF(LEN([.C1760])=2;1;IF(LEN([.C1760])=3;2;IF(LEN([.C1760])=5;3;IF(LEN([.C1760])=6;4;IF(LEN([.C1760])=7;5;&quot;Fehler&quot;))))))" office:value-type="float" office:value="2" calcext:value-type="float">
            <text:p>2</text:p>
          </table:table-cell>
          <table:table-cell office:value-type="string" calcext:value-type="string">
            <text:p>NDN</text:p>
          </table:table-cell>
          <table:table-cell office:value-type="string" calcext:value-type="string">
            <text:p>EINZELFRAGEN DER UNTERRICHTSPRAXIS</text:p>
          </table:table-cell>
          <table:table-cell table:number-columns-repeated="5"/>
        </table:table-row>
        <table:table-row table:style-name="ro1">
          <table:table-cell table:formula="of:=IF([.B1761]=([.B1760]+2);&quot;Fehler&quot;;&quot;&quot;)">
            <text:p/>
          </table:table-cell>
          <table:table-cell table:formula="of:=IF(LEN([.C1761])=1;0;IF(LEN([.C1761])=2;1;IF(LEN([.C1761])=3;2;IF(LEN([.C1761])=5;3;IF(LEN([.C1761])=6;4;IF(LEN([.C1761])=7;5;&quot;Fehler&quot;))))))" office:value-type="float" office:value="1" calcext:value-type="float">
            <text:p>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BESONDERE UNTERRICHTSLEHRE <text:s/>FAECHERUEBERGREIFENDER UNTERRICHT : DARSTELLUNGEN MEHRERER TEILGEBIETE</text:p>
          </table:table-cell>
          <table:table-cell table:number-columns-repeated="5"/>
        </table:table-row>
        <table:table-row table:style-name="ro1">
          <table:table-cell table:formula="of:=IF([.B1762]=([.B1761]+2);&quot;Fehler&quot;;&quot;&quot;)">
            <text:p/>
          </table:table-cell>
          <table:table-cell table:formula="of:=IF(LEN([.C1762])=1;0;IF(LEN([.C1762])=2;1;IF(LEN([.C1762])=3;2;IF(LEN([.C1762])=5;3;IF(LEN([.C1762])=6;4;IF(LEN([.C1762])=7;5;&quot;Fehler&quot;))))))" office:value-type="float" office:value="4" calcext:value-type="float">
            <text:p>4</text:p>
          </table:table-cell>
          <table:table-cell office:value-type="string" calcext:value-type="string">
            <text:p>NEA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[.B1763]=([.B1762]+2);&quot;Fehler&quot;;&quot;&quot;)">
            <text:p/>
          </table:table-cell>
          <table:table-cell table:formula="of:=IF(LEN([.C1763])=1;0;IF(LEN([.C1763])=2;1;IF(LEN([.C1763])=3;2;IF(LEN([.C1763])=5;3;IF(LEN([.C1763])=6;4;IF(LEN([.C1763])=7;5;&quot;Fehler&quot;))))))" office:value-type="float" office:value="2" calcext:value-type="float">
            <text:p>2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AEDAGOGIKUNTERRICHT <text:s/>PSYCHOLOGIEUNTERRICHT</text:p>
          </table:table-cell>
          <table:table-cell table:number-columns-repeated="5"/>
        </table:table-row>
        <table:table-row table:style-name="ro1">
          <table:table-cell table:formula="of:=IF([.B1764]=([.B1763]+2);&quot;Fehler&quot;;&quot;&quot;)">
            <text:p/>
          </table:table-cell>
          <table:table-cell table:formula="of:=IF(LEN([.C1764])=1;0;IF(LEN([.C1764])=2;1;IF(LEN([.C1764])=3;2;IF(LEN([.C1764])=5;3;IF(LEN([.C1764])=6;4;IF(LEN([.C1764])=7;5;&quot;Fehler&quot;))))))" office:value-type="float" office:value="2" calcext:value-type="float">
            <text:p>2</text:p>
          </table:table-cell>
          <table:table-cell office:value-type="string" calcext:value-type="string">
            <text:p>NEH</text:p>
          </table:table-cell>
          <table:table-cell office:value-type="string" calcext:value-type="string">
            <text:p>PHILOSOPHIEUNTERRICHT <text:s/>ETHIKUNTERRICHT</text:p>
          </table:table-cell>
          <table:table-cell table:number-columns-repeated="5"/>
        </table:table-row>
        <table:table-row table:style-name="ro1">
          <table:table-cell table:formula="of:=IF([.B1765]=([.B1764]+2);&quot;Fehler&quot;;&quot;&quot;)">
            <text:p/>
          </table:table-cell>
          <table:table-cell table:formula="of:=IF(LEN([.C1765])=1;0;IF(LEN([.C1765])=2;1;IF(LEN([.C1765])=3;2;IF(LEN([.C1765])=5;3;IF(LEN([.C1765])=6;4;IF(LEN([.C1765])=7;5;&quot;Fehler&quot;))))))" office:value-type="float" office:value="2" calcext:value-type="float">
            <text:p>2</text:p>
          </table:table-cell>
          <table:table-cell office:value-type="string" calcext:value-type="string">
            <text:p>NEK</text:p>
          </table:table-cell>
          <table:table-cell office:value-type="string" calcext:value-type="string">
            <text:p>RELIGIONSUNTERRICHT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K 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767]=([.B1765]+2);&quot;Fehler&quot;;&quot;&quot;)" office:value-type="string" office:string-value="Fehler" calcext:value-type="string">
            <text:p>Fehler</text:p>
          </table:table-cell>
          <table:table-cell table:formula="of:=IF(LEN([.C1767])=1;0;IF(LEN([.C1767])=2;1;IF(LEN([.C1767])=3;2;IF(LEN([.C1767])=5;3;IF(LEN([.C1767])=6;4;IF(LEN([.C1767])=7;5;&quot;Fehler&quot;))))))" office:value-type="float" office:value="4" calcext:value-type="float">
            <text:p>4</text:p>
          </table:table-cell>
          <table:table-cell office:value-type="string" calcext:value-type="string">
            <text:p>NEK 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[.B1768]=([.B1767]+2);&quot;Fehler&quot;;&quot;&quot;)">
            <text:p/>
          </table:table-cell>
          <table:table-cell table:formula="of:=IF(LEN([.C1768])=1;0;IF(LEN([.C1768])=2;1;IF(LEN([.C1768])=3;2;IF(LEN([.C1768])=5;3;IF(LEN([.C1768])=6;4;IF(LEN([.C1768])=7;5;&quot;Fehler&quot;))))))" office:value-type="float" office:value="4" calcext:value-type="float">
            <text:p>4</text:p>
          </table:table-cell>
          <table:table-cell office:value-type="string" calcext:value-type="string">
            <text:p>NEK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[.B1769]=([.B1768]+2);&quot;Fehler&quot;;&quot;&quot;)">
            <text:p/>
          </table:table-cell>
          <table:table-cell table:formula="of:=IF(LEN([.C1769])=1;0;IF(LEN([.C1769])=2;1;IF(LEN([.C1769])=3;2;IF(LEN([.C1769])=5;3;IF(LEN([.C1769])=6;4;IF(LEN([.C1769])=7;5;&quot;Fehler&quot;))))))" office:value-type="float" office:value="4" calcext:value-type="float">
            <text:p>4</text:p>
          </table:table-cell>
          <table:table-cell office:value-type="string" calcext:value-type="string">
            <text:p>NEK 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[.B1770]=([.B1769]+2);&quot;Fehler&quot;;&quot;&quot;)">
            <text:p/>
          </table:table-cell>
          <table:table-cell table:formula="of:=IF(LEN([.C1770])=1;0;IF(LEN([.C1770])=2;1;IF(LEN([.C1770])=3;2;IF(LEN([.C1770])=5;3;IF(LEN([.C1770])=6;4;IF(LEN([.C1770])=7;5;&quot;Fehler&quot;))))))" office:value-type="float" office:value="3" calcext:value-type="float">
            <text:p>3</text:p>
          </table:table-cell>
          <table:table-cell office:value-type="string" calcext:value-type="string">
            <text:p>NEK 1</text:p>
          </table:table-cell>
          <table:table-cell office:value-type="string" calcext:value-type="string">
            <text:p>KATHOLISCHER RELIGIONSUNTERRICHT</text:p>
          </table:table-cell>
          <table:table-cell table:number-columns-repeated="5"/>
        </table:table-row>
        <table:table-row table:style-name="ro1">
          <table:table-cell table:formula="of:=IF([.B1771]=([.B1770]+2);&quot;Fehler&quot;;&quot;&quot;)">
            <text:p/>
          </table:table-cell>
          <table:table-cell table:formula="of:=IF(LEN([.C1771])=1;0;IF(LEN([.C1771])=2;1;IF(LEN([.C1771])=3;2;IF(LEN([.C1771])=5;3;IF(LEN([.C1771])=6;4;IF(LEN([.C1771])=7;5;&quot;Fehler&quot;))))))" office:value-type="float" office:value="3" calcext:value-type="float">
            <text:p>3</text:p>
          </table:table-cell>
          <table:table-cell office:value-type="string" calcext:value-type="string">
            <text:p>NEK 2</text:p>
          </table:table-cell>
          <table:table-cell office:value-type="string" calcext:value-type="string">
            <text:p>EVANGELISCHER RELIGIONSUNTERRICHT</text:p>
          </table:table-cell>
          <table:table-cell table:number-columns-repeated="5"/>
        </table:table-row>
        <table:table-row table:style-name="ro1">
          <table:table-cell table:formula="of:=IF([.B1772]=([.B1771]+2);&quot;Fehler&quot;;&quot;&quot;)">
            <text:p/>
          </table:table-cell>
          <table:table-cell table:formula="of:=IF(LEN([.C1772])=1;0;IF(LEN([.C1772])=2;1;IF(LEN([.C1772])=3;2;IF(LEN([.C1772])=5;3;IF(LEN([.C1772])=6;4;IF(LEN([.C1772])=7;5;&quot;Fehler&quot;))))))" office:value-type="float" office:value="2" calcext:value-type="float">
            <text:p>2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LESENLERNEN <text:s/>SCHREIBUNTERRICHT <text:s/>FIBEL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L 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774]=([.B1772]+2);&quot;Fehler&quot;;&quot;&quot;)" office:value-type="string" office:string-value="Fehler" calcext:value-type="string">
            <text:p>Fehler</text:p>
          </table:table-cell>
          <table:table-cell table:formula="of:=IF(LEN([.C1774])=1;0;IF(LEN([.C1774])=2;1;IF(LEN([.C1774])=3;2;IF(LEN([.C1774])=5;3;IF(LEN([.C1774])=6;4;IF(LEN([.C1774])=7;5;&quot;Fehler&quot;))))))" office:value-type="float" office:value="4" calcext:value-type="float">
            <text:p>4</text:p>
          </table:table-cell>
          <table:table-cell office:value-type="string" calcext:value-type="string">
            <text:p>NEL 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[.B1775]=([.B1774]+2);&quot;Fehler&quot;;&quot;&quot;)">
            <text:p/>
          </table:table-cell>
          <table:table-cell table:formula="of:=IF(LEN([.C1775])=1;0;IF(LEN([.C1775])=2;1;IF(LEN([.C1775])=3;2;IF(LEN([.C1775])=5;3;IF(LEN([.C1775])=6;4;IF(LEN([.C1775])=7;5;&quot;Fehler&quot;))))))" office:value-type="float" office:value="4" calcext:value-type="float">
            <text:p>4</text:p>
          </table:table-cell>
          <table:table-cell office:value-type="string" calcext:value-type="string">
            <text:p>NEL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[.B1776]=([.B1775]+2);&quot;Fehler&quot;;&quot;&quot;)">
            <text:p/>
          </table:table-cell>
          <table:table-cell table:formula="of:=IF(LEN([.C1776])=1;0;IF(LEN([.C1776])=2;1;IF(LEN([.C1776])=3;2;IF(LEN([.C1776])=5;3;IF(LEN([.C1776])=6;4;IF(LEN([.C1776])=7;5;&quot;Fehler&quot;))))))" office:value-type="float" office:value="4" calcext:value-type="float">
            <text:p>4</text:p>
          </table:table-cell>
          <table:table-cell office:value-type="string" calcext:value-type="string">
            <text:p>NEL 03</text:p>
          </table:table-cell>
          <table:table-cell office:value-type="string" calcext:value-type="string">
            <text:p>SCHULBUECHER (FIBELN)</text:p>
          </table:table-cell>
          <table:table-cell table:number-columns-repeated="5"/>
        </table:table-row>
        <table:table-row table:style-name="ro1">
          <table:table-cell table:formula="of:=IF([.B1777]=([.B1776]+2);&quot;Fehler&quot;;&quot;&quot;)">
            <text:p/>
          </table:table-cell>
          <table:table-cell table:formula="of:=IF(LEN([.C1777])=1;0;IF(LEN([.C1777])=2;1;IF(LEN([.C1777])=3;2;IF(LEN([.C1777])=5;3;IF(LEN([.C1777])=6;4;IF(LEN([.C1777])=7;5;&quot;Fehler&quot;))))))" office:value-type="float" office:value="2" calcext:value-type="float">
            <text:p>2</text:p>
          </table:table-cell>
          <table:table-cell office:value-type="string" calcext:value-type="string">
            <text:p>NEM</text:p>
          </table:table-cell>
          <table:table-cell office:value-type="string" calcext:value-type="string">
            <text:p>DEUTSCHUNTERRICHT : ALLGEMEINE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M 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779]=([.B1777]+2);&quot;Fehler&quot;;&quot;&quot;)" office:value-type="string" office:string-value="Fehler" calcext:value-type="string">
            <text:p>Fehler</text:p>
          </table:table-cell>
          <table:table-cell table:formula="of:=IF(LEN([.C1779])=1;0;IF(LEN([.C1779])=2;1;IF(LEN([.C1779])=3;2;IF(LEN([.C1779])=5;3;IF(LEN([.C1779])=6;4;IF(LEN([.C1779])=7;5;&quot;Fehler&quot;))))))" office:value-type="float" office:value="4" calcext:value-type="float">
            <text:p>4</text:p>
          </table:table-cell>
          <table:table-cell office:value-type="string" calcext:value-type="string">
            <text:p>NEM 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[.B1780]=([.B1779]+2);&quot;Fehler&quot;;&quot;&quot;)">
            <text:p/>
          </table:table-cell>
          <table:table-cell table:formula="of:=IF(LEN([.C1780])=1;0;IF(LEN([.C1780])=2;1;IF(LEN([.C1780])=3;2;IF(LEN([.C1780])=5;3;IF(LEN([.C1780])=6;4;IF(LEN([.C1780])=7;5;&quot;Fehler&quot;))))))" office:value-type="float" office:value="4" calcext:value-type="float">
            <text:p>4</text:p>
          </table:table-cell>
          <table:table-cell office:value-type="string" calcext:value-type="string">
            <text:p>NEM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[.B1781]=([.B1780]+2);&quot;Fehler&quot;;&quot;&quot;)">
            <text:p/>
          </table:table-cell>
          <table:table-cell table:formula="of:=IF(LEN([.C1781])=1;0;IF(LEN([.C1781])=2;1;IF(LEN([.C1781])=3;2;IF(LEN([.C1781])=5;3;IF(LEN([.C1781])=6;4;IF(LEN([.C1781])=7;5;&quot;Fehler&quot;))))))" office:value-type="float" office:value="3" calcext:value-type="float">
            <text:p>3</text:p>
          </table:table-cell>
          <table:table-cell office:value-type="string" calcext:value-type="string">
            <text:p>NEM 1</text:p>
          </table:table-cell>
          <table:table-cell office:value-type="string" calcext:value-type="string">
            <text:p>DEUTSCHER SPRACHUNTERRICHT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M 1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783]=([.B1781]+2);&quot;Fehler&quot;;&quot;&quot;)" office:value-type="string" office:string-value="Fehler" calcext:value-type="string">
            <text:p>Fehler</text:p>
          </table:table-cell>
          <table:table-cell table:formula="of:=IF(LEN([.C1783])=1;0;IF(LEN([.C1783])=2;1;IF(LEN([.C1783])=3;2;IF(LEN([.C1783])=5;3;IF(LEN([.C1783])=6;4;IF(LEN([.C1783])=7;5;&quot;Fehler&quot;))))))" office:value-type="float" office:value="5" calcext:value-type="float">
            <text:p>5</text:p>
          </table:table-cell>
          <table:table-cell office:value-type="string" calcext:value-type="string">
            <text:p>NEM 1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[.B1784]=([.B1783]+2);&quot;Fehler&quot;;&quot;&quot;)">
            <text:p/>
          </table:table-cell>
          <table:table-cell table:formula="of:=IF(LEN([.C1784])=1;0;IF(LEN([.C1784])=2;1;IF(LEN([.C1784])=3;2;IF(LEN([.C1784])=5;3;IF(LEN([.C1784])=6;4;IF(LEN([.C1784])=7;5;&quot;Fehler&quot;))))))" office:value-type="float" office:value="3" calcext:value-type="float">
            <text:p>3</text:p>
          </table:table-cell>
          <table:table-cell office:value-type="string" calcext:value-type="string">
            <text:p>NEM 2</text:p>
          </table:table-cell>
          <table:table-cell office:value-type="string" calcext:value-type="string">
            <text:p>AUFSATZUNTERRICHT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M 2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786]=([.B1784]+2);&quot;Fehler&quot;;&quot;&quot;)" office:value-type="string" office:string-value="Fehler" calcext:value-type="string">
            <text:p>Fehler</text:p>
          </table:table-cell>
          <table:table-cell table:formula="of:=IF(LEN([.C1786])=1;0;IF(LEN([.C1786])=2;1;IF(LEN([.C1786])=3;2;IF(LEN([.C1786])=5;3;IF(LEN([.C1786])=6;4;IF(LEN([.C1786])=7;5;&quot;Fehler&quot;))))))" office:value-type="float" office:value="5" calcext:value-type="float">
            <text:p>5</text:p>
          </table:table-cell>
          <table:table-cell office:value-type="string" calcext:value-type="string">
            <text:p>NEM 2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[.B1787]=([.B1786]+2);&quot;Fehler&quot;;&quot;&quot;)">
            <text:p/>
          </table:table-cell>
          <table:table-cell table:formula="of:=IF(LEN([.C1787])=1;0;IF(LEN([.C1787])=2;1;IF(LEN([.C1787])=3;2;IF(LEN([.C1787])=5;3;IF(LEN([.C1787])=6;4;IF(LEN([.C1787])=7;5;&quot;Fehler&quot;))))))" office:value-type="float" office:value="3" calcext:value-type="float">
            <text:p>3</text:p>
          </table:table-cell>
          <table:table-cell office:value-type="string" calcext:value-type="string">
            <text:p>NEM 3</text:p>
          </table:table-cell>
          <table:table-cell office:value-type="string" calcext:value-type="string">
            <text:p>LITERATURUNTERRICHT <text:s/>LESEBUCH KLASSENLEKTUERE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M 3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789]=([.B1787]+2);&quot;Fehler&quot;;&quot;&quot;)" office:value-type="string" office:string-value="Fehler" calcext:value-type="string">
            <text:p>Fehler</text:p>
          </table:table-cell>
          <table:table-cell table:formula="of:=IF(LEN([.C1789])=1;0;IF(LEN([.C1789])=2;1;IF(LEN([.C1789])=3;2;IF(LEN([.C1789])=5;3;IF(LEN([.C1789])=6;4;IF(LEN([.C1789])=7;5;&quot;Fehler&quot;))))))" office:value-type="float" office:value="5" calcext:value-type="float">
            <text:p>5</text:p>
          </table:table-cell>
          <table:table-cell office:value-type="string" calcext:value-type="string">
            <text:p>NEM 303</text:p>
          </table:table-cell>
          <table:table-cell office:value-type="string" calcext:value-type="string">
            <text:p>SCHULBUECHER (LESEBUECHER)</text:p>
          </table:table-cell>
          <table:table-cell table:number-columns-repeated="5"/>
        </table:table-row>
        <table:table-row table:style-name="ro1">
          <table:table-cell table:formula="of:=IF([.B1790]=([.B1789]+2);&quot;Fehler&quot;;&quot;&quot;)">
            <text:p/>
          </table:table-cell>
          <table:table-cell table:formula="of:=IF(LEN([.C1790])=1;0;IF(LEN([.C1790])=2;1;IF(LEN([.C1790])=3;2;IF(LEN([.C1790])=5;3;IF(LEN([.C1790])=6;4;IF(LEN([.C1790])=7;5;&quot;Fehler&quot;))))))" office:value-type="float" office:value="3" calcext:value-type="float">
            <text:p>3</text:p>
          </table:table-cell>
          <table:table-cell office:value-type="string" calcext:value-type="string">
            <text:p>NEM 7</text:p>
          </table:table-cell>
          <table:table-cell office:value-type="string" calcext:value-type="string">
            <text:p>DEUTSCHUNTERRICHT FUER AUSLAENDER, AUCH AUSSERHALB DER SCHULE (DEUTSCH ALS FREMDSPRACHE)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M 7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792]=([.B1790]+2);&quot;Fehler&quot;;&quot;&quot;)" office:value-type="string" office:string-value="Fehler" calcext:value-type="string">
            <text:p>Fehler</text:p>
          </table:table-cell>
          <table:table-cell table:formula="of:=IF(LEN([.C1792])=1;0;IF(LEN([.C1792])=2;1;IF(LEN([.C1792])=3;2;IF(LEN([.C1792])=5;3;IF(LEN([.C1792])=6;4;IF(LEN([.C1792])=7;5;&quot;Fehler&quot;))))))" office:value-type="float" office:value="5" calcext:value-type="float">
            <text:p>5</text:p>
          </table:table-cell>
          <table:table-cell office:value-type="string" calcext:value-type="string">
            <text:p>NEM 7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[.B1793]=([.B1792]+2);&quot;Fehler&quot;;&quot;&quot;)">
            <text:p/>
          </table:table-cell>
          <table:table-cell table:formula="of:=IF(LEN([.C1793])=1;0;IF(LEN([.C1793])=2;1;IF(LEN([.C1793])=3;2;IF(LEN([.C1793])=5;3;IF(LEN([.C1793])=6;4;IF(LEN([.C1793])=7;5;&quot;Fehler&quot;))))))" office:value-type="float" office:value="5" calcext:value-type="float">
            <text:p>5</text:p>
          </table:table-cell>
          <table:table-cell office:value-type="string" calcext:value-type="string">
            <text:p>NEM 7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[.B1794]=([.B1793]+2);&quot;Fehler&quot;;&quot;&quot;)">
            <text:p/>
          </table:table-cell>
          <table:table-cell table:formula="of:=IF(LEN([.C1794])=1;0;IF(LEN([.C1794])=2;1;IF(LEN([.C1794])=3;2;IF(LEN([.C1794])=5;3;IF(LEN([.C1794])=6;4;IF(LEN([.C1794])=7;5;&quot;Fehler&quot;))))))" office:value-type="float" office:value="5" calcext:value-type="float">
            <text:p>5</text:p>
          </table:table-cell>
          <table:table-cell office:value-type="string" calcext:value-type="string">
            <text:p>NEM 7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[.B1795]=([.B1794]+2);&quot;Fehler&quot;;&quot;&quot;)">
            <text:p/>
          </table:table-cell>
          <table:table-cell table:formula="of:=IF(LEN([.C1795])=1;0;IF(LEN([.C1795])=2;1;IF(LEN([.C1795])=3;2;IF(LEN([.C1795])=5;3;IF(LEN([.C1795])=6;4;IF(LEN([.C1795])=7;5;&quot;Fehler&quot;))))))" office:value-type="float" office:value="2" calcext:value-type="float">
            <text:p>2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FREMDSPRACHLICHER UNTERRICHT : ALLGEMEINES</text:p>
          </table:table-cell>
          <table:table-cell table:number-columns-repeated="5"/>
        </table:table-row>
        <table:table-row table:style-name="ro1">
          <table:table-cell table:formula="of:=IF([.B1796]=([.B1795]+2);&quot;Fehler&quot;;&quot;&quot;)">
            <text:p/>
          </table:table-cell>
          <table:table-cell table:formula="of:=IF(LEN([.C1796])=1;0;IF(LEN([.C1796])=2;1;IF(LEN([.C1796])=3;2;IF(LEN([.C1796])=5;3;IF(LEN([.C1796])=6;4;IF(LEN([.C1796])=7;5;&quot;Fehler&quot;))))))" office:value-type="float" office:value="3" calcext:value-type="float">
            <text:p>3</text:p>
          </table:table-cell>
          <table:table-cell office:value-type="string" calcext:value-type="string">
            <text:p>NEN 1</text:p>
          </table:table-cell>
          <table:table-cell office:value-type="string" calcext:value-type="string">
            <text:p>ALTSPRACHLICHER UNTERRICHT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N 1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798]=([.B1796]+2);&quot;Fehler&quot;;&quot;&quot;)" office:value-type="string" office:string-value="Fehler" calcext:value-type="string">
            <text:p>Fehler</text:p>
          </table:table-cell>
          <table:table-cell table:formula="of:=IF(LEN([.C1798])=1;0;IF(LEN([.C1798])=2;1;IF(LEN([.C1798])=3;2;IF(LEN([.C1798])=5;3;IF(LEN([.C1798])=6;4;IF(LEN([.C1798])=7;5;&quot;Fehler&quot;))))))" office:value-type="float" office:value="5" calcext:value-type="float">
            <text:p>5</text:p>
          </table:table-cell>
          <table:table-cell office:value-type="string" calcext:value-type="string">
            <text:p>NEN 1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[.B1799]=([.B1798]+2);&quot;Fehler&quot;;&quot;&quot;)">
            <text:p/>
          </table:table-cell>
          <table:table-cell table:formula="of:=IF(LEN([.C1799])=1;0;IF(LEN([.C1799])=2;1;IF(LEN([.C1799])=3;2;IF(LEN([.C1799])=5;3;IF(LEN([.C1799])=6;4;IF(LEN([.C1799])=7;5;&quot;Fehler&quot;))))))" office:value-type="float" office:value="5" calcext:value-type="float">
            <text:p>5</text:p>
          </table:table-cell>
          <table:table-cell office:value-type="string" calcext:value-type="string">
            <text:p>NEN 1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[.B1800]=([.B1799]+2);&quot;Fehler&quot;;&quot;&quot;)">
            <text:p/>
          </table:table-cell>
          <table:table-cell table:formula="of:=IF(LEN([.C1800])=1;0;IF(LEN([.C1800])=2;1;IF(LEN([.C1800])=3;2;IF(LEN([.C1800])=5;3;IF(LEN([.C1800])=6;4;IF(LEN([.C1800])=7;5;&quot;Fehler&quot;))))))" office:value-type="float" office:value="5" calcext:value-type="float">
            <text:p>5</text:p>
          </table:table-cell>
          <table:table-cell office:value-type="string" calcext:value-type="string">
            <text:p>NEN 1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[.B1801]=([.B1800]+2);&quot;Fehler&quot;;&quot;&quot;)">
            <text:p/>
          </table:table-cell>
          <table:table-cell table:formula="of:=IF(LEN([.C1801])=1;0;IF(LEN([.C1801])=2;1;IF(LEN([.C1801])=3;2;IF(LEN([.C1801])=5;3;IF(LEN([.C1801])=6;4;IF(LEN([.C1801])=7;5;&quot;Fehler&quot;))))))" office:value-type="float" office:value="3" calcext:value-type="float">
            <text:p>3</text:p>
          </table:table-cell>
          <table:table-cell office:value-type="string" calcext:value-type="string">
            <text:p>NEN 2</text:p>
          </table:table-cell>
          <table:table-cell office:value-type="string" calcext:value-type="string">
            <text:p>NEUSPRACHLICHER UNTERRICHT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N 2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803]=([.B1801]+2);&quot;Fehler&quot;;&quot;&quot;)" office:value-type="string" office:string-value="Fehler" calcext:value-type="string">
            <text:p>Fehler</text:p>
          </table:table-cell>
          <table:table-cell table:formula="of:=IF(LEN([.C1803])=1;0;IF(LEN([.C1803])=2;1;IF(LEN([.C1803])=3;2;IF(LEN([.C1803])=5;3;IF(LEN([.C1803])=6;4;IF(LEN([.C1803])=7;5;&quot;Fehler&quot;))))))" office:value-type="float" office:value="5" calcext:value-type="float">
            <text:p>5</text:p>
          </table:table-cell>
          <table:table-cell office:value-type="string" calcext:value-type="string">
            <text:p>NEN 2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[.B1804]=([.B1803]+2);&quot;Fehler&quot;;&quot;&quot;)">
            <text:p/>
          </table:table-cell>
          <table:table-cell table:formula="of:=IF(LEN([.C1804])=1;0;IF(LEN([.C1804])=2;1;IF(LEN([.C1804])=3;2;IF(LEN([.C1804])=5;3;IF(LEN([.C1804])=6;4;IF(LEN([.C1804])=7;5;&quot;Fehler&quot;))))))" office:value-type="float" office:value="5" calcext:value-type="float">
            <text:p>5</text:p>
          </table:table-cell>
          <table:table-cell office:value-type="string" calcext:value-type="string">
            <text:p>NEN 2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[.B1805]=([.B1804]+2);&quot;Fehler&quot;;&quot;&quot;)">
            <text:p/>
          </table:table-cell>
          <table:table-cell table:formula="of:=IF(LEN([.C1805])=1;0;IF(LEN([.C1805])=2;1;IF(LEN([.C1805])=3;2;IF(LEN([.C1805])=5;3;IF(LEN([.C1805])=6;4;IF(LEN([.C1805])=7;5;&quot;Fehler&quot;))))))" office:value-type="float" office:value="5" calcext:value-type="float">
            <text:p>5</text:p>
          </table:table-cell>
          <table:table-cell office:value-type="string" calcext:value-type="string">
            <text:p>NEN 2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[.B1806]=([.B1805]+2);&quot;Fehler&quot;;&quot;&quot;)">
            <text:p/>
          </table:table-cell>
          <table:table-cell table:formula="of:=IF(LEN([.C1806])=1;0;IF(LEN([.C1806])=2;1;IF(LEN([.C1806])=3;2;IF(LEN([.C1806])=5;3;IF(LEN([.C1806])=6;4;IF(LEN([.C1806])=7;5;&quot;Fehler&quot;))))))" office:value-type="float" office:value="4" calcext:value-type="float">
            <text:p>4</text:p>
          </table:table-cell>
          <table:table-cell office:value-type="string" calcext:value-type="string">
            <text:p>NEN 21</text:p>
          </table:table-cell>
          <table:table-cell office:value-type="string" calcext:value-type="string">
            <text:p>ENGLISCHUNTERRICHT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N 21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808]=([.B1806]+2);&quot;Fehler&quot;;&quot;&quot;)" office:value-type="string" office:string-value="Fehler" calcext:value-type="string">
            <text:p>Fehl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N 21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[.B1809]=([.B1808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N 21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[.B1810]=([.B1809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N 21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[.B1811]=([.B1810]+2);&quot;Fehler&quot;;&quot;&quot;)">
            <text:p/>
          </table:table-cell>
          <table:table-cell table:formula="of:=IF(LEN([.C1811])=1;0;IF(LEN([.C1811])=2;1;IF(LEN([.C1811])=3;2;IF(LEN([.C1811])=5;3;IF(LEN([.C1811])=6;4;IF(LEN([.C1811])=7;5;&quot;Fehler&quot;))))))" office:value-type="float" office:value="4" calcext:value-type="float">
            <text:p>4</text:p>
          </table:table-cell>
          <table:table-cell office:value-type="string" calcext:value-type="string">
            <text:p>NEN 23</text:p>
          </table:table-cell>
          <table:table-cell office:value-type="string" calcext:value-type="string">
            <text:p>FRANZOESISCHUNTERRICHT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N 23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813]=([.B1811]+2);&quot;Fehler&quot;;&quot;&quot;)" office:value-type="string" office:string-value="Fehler" calcext:value-type="string">
            <text:p>Fehl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N 23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[.B1814]=([.B1813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N 23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[.B1815]=([.B1814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N 23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[.B1816]=([.B1815]+2);&quot;Fehler&quot;;&quot;&quot;)">
            <text:p/>
          </table:table-cell>
          <table:table-cell table:formula="of:=IF(LEN([.C1816])=1;0;IF(LEN([.C1816])=2;1;IF(LEN([.C1816])=3;2;IF(LEN([.C1816])=5;3;IF(LEN([.C1816])=6;4;IF(LEN([.C1816])=7;5;&quot;Fehler&quot;))))))" office:value-type="float" office:value="4" calcext:value-type="float">
            <text:p>4</text:p>
          </table:table-cell>
          <table:table-cell office:value-type="string" calcext:value-type="string">
            <text:p>NEN 26</text:p>
          </table:table-cell>
          <table:table-cell office:value-type="string" calcext:value-type="string">
            <text:p>RUSSISCHUNTERRICHT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N 26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818]=([.B1816]+2);&quot;Fehler&quot;;&quot;&quot;)" office:value-type="string" office:string-value="Fehler" calcext:value-type="string">
            <text:p>Fehl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N 26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[.B1819]=([.B1818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N 26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[.B1820]=([.B1819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N 26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[.B1821]=([.B1820]+2);&quot;Fehler&quot;;&quot;&quot;)">
            <text:p/>
          </table:table-cell>
          <table:table-cell table:formula="of:=IF(LEN([.C1821])=1;0;IF(LEN([.C1821])=2;1;IF(LEN([.C1821])=3;2;IF(LEN([.C1821])=5;3;IF(LEN([.C1821])=6;4;IF(LEN([.C1821])=7;5;&quot;Fehler&quot;))))))" office:value-type="float" office:value="2" calcext:value-type="float">
            <text:p>2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GESCHICHTSUNTERRICHT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O 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823]=([.B1821]+2);&quot;Fehler&quot;;&quot;&quot;)" office:value-type="string" office:string-value="Fehler" calcext:value-type="string">
            <text:p>Fehler</text:p>
          </table:table-cell>
          <table:table-cell table:formula="of:=IF(LEN([.C1823])=1;0;IF(LEN([.C1823])=2;1;IF(LEN([.C1823])=3;2;IF(LEN([.C1823])=5;3;IF(LEN([.C1823])=6;4;IF(LEN([.C1823])=7;5;&quot;Fehler&quot;))))))" office:value-type="float" office:value="4" calcext:value-type="float">
            <text:p>4</text:p>
          </table:table-cell>
          <table:table-cell office:value-type="string" calcext:value-type="string">
            <text:p>NEO 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[.B1824]=([.B1823]+2);&quot;Fehler&quot;;&quot;&quot;)">
            <text:p/>
          </table:table-cell>
          <table:table-cell table:formula="of:=IF(LEN([.C1824])=1;0;IF(LEN([.C1824])=2;1;IF(LEN([.C1824])=3;2;IF(LEN([.C1824])=5;3;IF(LEN([.C1824])=6;4;IF(LEN([.C1824])=7;5;&quot;Fehler&quot;))))))" office:value-type="float" office:value="4" calcext:value-type="float">
            <text:p>4</text:p>
          </table:table-cell>
          <table:table-cell office:value-type="string" calcext:value-type="string">
            <text:p>NEO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[.B1825]=([.B1824]+2);&quot;Fehler&quot;;&quot;&quot;)">
            <text:p/>
          </table:table-cell>
          <table:table-cell table:formula="of:=IF(LEN([.C1825])=1;0;IF(LEN([.C1825])=2;1;IF(LEN([.C1825])=3;2;IF(LEN([.C1825])=5;3;IF(LEN([.C1825])=6;4;IF(LEN([.C1825])=7;5;&quot;Fehler&quot;))))))" office:value-type="float" office:value="4" calcext:value-type="float">
            <text:p>4</text:p>
          </table:table-cell>
          <table:table-cell office:value-type="string" calcext:value-type="string">
            <text:p>NEO 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[.B1826]=([.B1825]+2);&quot;Fehler&quot;;&quot;&quot;)">
            <text:p/>
          </table:table-cell>
          <table:table-cell table:formula="of:=IF(LEN([.C1826])=1;0;IF(LEN([.C1826])=2;1;IF(LEN([.C1826])=3;2;IF(LEN([.C1826])=5;3;IF(LEN([.C1826])=6;4;IF(LEN([.C1826])=7;5;&quot;Fehler&quot;))))))" office:value-type="float" office:value="2" calcext:value-type="float">
            <text:p>2</text:p>
          </table:table-cell>
          <table:table-cell office:value-type="string" calcext:value-type="string">
            <text:p>NEP</text:p>
          </table:table-cell>
          <table:table-cell office:value-type="string" calcext:value-type="string">
            <text:p>POLITISCHE BILDUNG <text:s/>GESELLSCHAFTSLEHREUNTERRICHT GEMEINSCHAFTSKUNDEUNTERRICHT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P 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828]=([.B1826]+2);&quot;Fehler&quot;;&quot;&quot;)" office:value-type="string" office:string-value="Fehler" calcext:value-type="string">
            <text:p>Fehler</text:p>
          </table:table-cell>
          <table:table-cell table:formula="of:=IF(LEN([.C1828])=1;0;IF(LEN([.C1828])=2;1;IF(LEN([.C1828])=3;2;IF(LEN([.C1828])=5;3;IF(LEN([.C1828])=6;4;IF(LEN([.C1828])=7;5;&quot;Fehler&quot;))))))" office:value-type="float" office:value="4" calcext:value-type="float">
            <text:p>4</text:p>
          </table:table-cell>
          <table:table-cell office:value-type="string" calcext:value-type="string">
            <text:p>NEP 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[.B1829]=([.B1828]+2);&quot;Fehler&quot;;&quot;&quot;)">
            <text:p/>
          </table:table-cell>
          <table:table-cell table:formula="of:=IF(LEN([.C1829])=1;0;IF(LEN([.C1829])=2;1;IF(LEN([.C1829])=3;2;IF(LEN([.C1829])=5;3;IF(LEN([.C1829])=6;4;IF(LEN([.C1829])=7;5;&quot;Fehler&quot;))))))" office:value-type="float" office:value="4" calcext:value-type="float">
            <text:p>4</text:p>
          </table:table-cell>
          <table:table-cell office:value-type="string" calcext:value-type="string">
            <text:p>NEP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[.B1830]=([.B1829]+2);&quot;Fehler&quot;;&quot;&quot;)">
            <text:p/>
          </table:table-cell>
          <table:table-cell table:formula="of:=IF(LEN([.C1830])=1;0;IF(LEN([.C1830])=2;1;IF(LEN([.C1830])=3;2;IF(LEN([.C1830])=5;3;IF(LEN([.C1830])=6;4;IF(LEN([.C1830])=7;5;&quot;Fehler&quot;))))))" office:value-type="float" office:value="4" calcext:value-type="float">
            <text:p>4</text:p>
          </table:table-cell>
          <table:table-cell office:value-type="string" calcext:value-type="string">
            <text:p>NEP 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[.B1831]=([.B1830]+2);&quot;Fehler&quot;;&quot;&quot;)">
            <text:p/>
          </table:table-cell>
          <table:table-cell table:formula="of:=IF(LEN([.C1831])=1;0;IF(LEN([.C1831])=2;1;IF(LEN([.C1831])=3;2;IF(LEN([.C1831])=5;3;IF(LEN([.C1831])=6;4;IF(LEN([.C1831])=7;5;&quot;Fehler&quot;))))))" office:value-type="float" office:value="2" calcext:value-type="float">
            <text:p>2</text:p>
          </table:table-cell>
          <table:table-cell office:value-type="string" calcext:value-type="string">
            <text:p>NEQ</text:p>
          </table:table-cell>
          <table:table-cell office:value-type="string" calcext:value-type="string">
            <text:p>ERDKUNDEUNTERRICHT <text:s/>GEOLOGIEUNTERRICHT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Q 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833]=([.B1831]+2);&quot;Fehler&quot;;&quot;&quot;)" office:value-type="string" office:string-value="Fehler" calcext:value-type="string">
            <text:p>Fehler</text:p>
          </table:table-cell>
          <table:table-cell table:formula="of:=IF(LEN([.C1833])=1;0;IF(LEN([.C1833])=2;1;IF(LEN([.C1833])=3;2;IF(LEN([.C1833])=5;3;IF(LEN([.C1833])=6;4;IF(LEN([.C1833])=7;5;&quot;Fehler&quot;))))))" office:value-type="float" office:value="4" calcext:value-type="float">
            <text:p>4</text:p>
          </table:table-cell>
          <table:table-cell office:value-type="string" calcext:value-type="string">
            <text:p>NEQ 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[.B1834]=([.B1833]+2);&quot;Fehler&quot;;&quot;&quot;)">
            <text:p/>
          </table:table-cell>
          <table:table-cell table:formula="of:=IF(LEN([.C1834])=1;0;IF(LEN([.C1834])=2;1;IF(LEN([.C1834])=3;2;IF(LEN([.C1834])=5;3;IF(LEN([.C1834])=6;4;IF(LEN([.C1834])=7;5;&quot;Fehler&quot;))))))" office:value-type="float" office:value="4" calcext:value-type="float">
            <text:p>4</text:p>
          </table:table-cell>
          <table:table-cell office:value-type="string" calcext:value-type="string">
            <text:p>NEQ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[.B1835]=([.B1834]+2);&quot;Fehler&quot;;&quot;&quot;)">
            <text:p/>
          </table:table-cell>
          <table:table-cell table:formula="of:=IF(LEN([.C1835])=1;0;IF(LEN([.C1835])=2;1;IF(LEN([.C1835])=3;2;IF(LEN([.C1835])=5;3;IF(LEN([.C1835])=6;4;IF(LEN([.C1835])=7;5;&quot;Fehler&quot;))))))" office:value-type="float" office:value="4" calcext:value-type="float">
            <text:p>4</text:p>
          </table:table-cell>
          <table:table-cell office:value-type="string" calcext:value-type="string">
            <text:p>NEQ 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[.B1836]=([.B1835]+2);&quot;Fehler&quot;;&quot;&quot;)">
            <text:p/>
          </table:table-cell>
          <table:table-cell table:formula="of:=IF(LEN([.C1836])=1;0;IF(LEN([.C1836])=2;1;IF(LEN([.C1836])=3;2;IF(LEN([.C1836])=5;3;IF(LEN([.C1836])=6;4;IF(LEN([.C1836])=7;5;&quot;Fehler&quot;))))))" office:value-type="float" office:value="2" calcext:value-type="float">
            <text:p>2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SACHUNTERRICHT IN DER GRUNDSCHULE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R 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838]=([.B1836]+2);&quot;Fehler&quot;;&quot;&quot;)" office:value-type="string" office:string-value="Fehler" calcext:value-type="string">
            <text:p>Fehler</text:p>
          </table:table-cell>
          <table:table-cell table:formula="of:=IF(LEN([.C1838])=1;0;IF(LEN([.C1838])=2;1;IF(LEN([.C1838])=3;2;IF(LEN([.C1838])=5;3;IF(LEN([.C1838])=6;4;IF(LEN([.C1838])=7;5;&quot;Fehler&quot;))))))" office:value-type="float" office:value="4" calcext:value-type="float">
            <text:p>4</text:p>
          </table:table-cell>
          <table:table-cell office:value-type="string" calcext:value-type="string">
            <text:p>NER 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[.B1839]=([.B1838]+2);&quot;Fehler&quot;;&quot;&quot;)">
            <text:p/>
          </table:table-cell>
          <table:table-cell table:formula="of:=IF(LEN([.C1839])=1;0;IF(LEN([.C1839])=2;1;IF(LEN([.C1839])=3;2;IF(LEN([.C1839])=5;3;IF(LEN([.C1839])=6;4;IF(LEN([.C1839])=7;5;&quot;Fehler&quot;))))))" office:value-type="float" office:value="4" calcext:value-type="float">
            <text:p>4</text:p>
          </table:table-cell>
          <table:table-cell office:value-type="string" calcext:value-type="string">
            <text:p>NER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[.B1840]=([.B1839]+2);&quot;Fehler&quot;;&quot;&quot;)">
            <text:p/>
          </table:table-cell>
          <table:table-cell table:formula="of:=IF(LEN([.C1840])=1;0;IF(LEN([.C1840])=2;1;IF(LEN([.C1840])=3;2;IF(LEN([.C1840])=5;3;IF(LEN([.C1840])=6;4;IF(LEN([.C1840])=7;5;&quot;Fehler&quot;))))))" office:value-type="float" office:value="4" calcext:value-type="float">
            <text:p>4</text:p>
          </table:table-cell>
          <table:table-cell office:value-type="string" calcext:value-type="string">
            <text:p>NER 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[.B1841]=([.B1840]+2);&quot;Fehler&quot;;&quot;&quot;)">
            <text:p/>
          </table:table-cell>
          <table:table-cell table:formula="of:=IF(LEN([.C1841])=1;0;IF(LEN([.C1841])=2;1;IF(LEN([.C1841])=3;2;IF(LEN([.C1841])=5;3;IF(LEN([.C1841])=6;4;IF(LEN([.C1841])=7;5;&quot;Fehler&quot;))))))" office:value-type="float" office:value="2" calcext:value-type="float">
            <text:p>2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MATHEMATIKUNTERRICHT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S 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843]=([.B1841]+2);&quot;Fehler&quot;;&quot;&quot;)" office:value-type="string" office:string-value="Fehler" calcext:value-type="string">
            <text:p>Fehler</text:p>
          </table:table-cell>
          <table:table-cell table:formula="of:=IF(LEN([.C1843])=1;0;IF(LEN([.C1843])=2;1;IF(LEN([.C1843])=3;2;IF(LEN([.C1843])=5;3;IF(LEN([.C1843])=6;4;IF(LEN([.C1843])=7;5;&quot;Fehler&quot;))))))" office:value-type="float" office:value="4" calcext:value-type="float">
            <text:p>4</text:p>
          </table:table-cell>
          <table:table-cell office:value-type="string" calcext:value-type="string">
            <text:p>NES 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[.B1844]=([.B1843]+2);&quot;Fehler&quot;;&quot;&quot;)">
            <text:p/>
          </table:table-cell>
          <table:table-cell table:formula="of:=IF(LEN([.C1844])=1;0;IF(LEN([.C1844])=2;1;IF(LEN([.C1844])=3;2;IF(LEN([.C1844])=5;3;IF(LEN([.C1844])=6;4;IF(LEN([.C1844])=7;5;&quot;Fehler&quot;))))))" office:value-type="float" office:value="4" calcext:value-type="float">
            <text:p>4</text:p>
          </table:table-cell>
          <table:table-cell office:value-type="string" calcext:value-type="string">
            <text:p>NES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[.B1845]=([.B1844]+2);&quot;Fehler&quot;;&quot;&quot;)">
            <text:p/>
          </table:table-cell>
          <table:table-cell table:formula="of:=IF(LEN([.C1845])=1;0;IF(LEN([.C1845])=2;1;IF(LEN([.C1845])=3;2;IF(LEN([.C1845])=5;3;IF(LEN([.C1845])=6;4;IF(LEN([.C1845])=7;5;&quot;Fehler&quot;))))))" office:value-type="float" office:value="4" calcext:value-type="float">
            <text:p>4</text:p>
          </table:table-cell>
          <table:table-cell office:value-type="string" calcext:value-type="string">
            <text:p>NES 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[.B1846]=([.B1845]+2);&quot;Fehler&quot;;&quot;&quot;)">
            <text:p/>
          </table:table-cell>
          <table:table-cell table:formula="of:=IF(LEN([.C1846])=1;0;IF(LEN([.C1846])=2;1;IF(LEN([.C1846])=3;2;IF(LEN([.C1846])=5;3;IF(LEN([.C1846])=6;4;IF(LEN([.C1846])=7;5;&quot;Fehler&quot;))))))" office:value-type="float" office:value="3" calcext:value-type="float">
            <text:p>3</text:p>
          </table:table-cell>
          <table:table-cell office:value-type="string" calcext:value-type="string">
            <text:p>NES 1</text:p>
          </table:table-cell>
          <table:table-cell office:value-type="string" calcext:value-type="string">
            <text:p>RECHENUNTERRICHT (ZAHLENRECHNEN)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S 1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848]=([.B1846]+2);&quot;Fehler&quot;;&quot;&quot;)" office:value-type="string" office:string-value="Fehler" calcext:value-type="string">
            <text:p>Fehler</text:p>
          </table:table-cell>
          <table:table-cell table:formula="of:=IF(LEN([.C1848])=1;0;IF(LEN([.C1848])=2;1;IF(LEN([.C1848])=3;2;IF(LEN([.C1848])=5;3;IF(LEN([.C1848])=6;4;IF(LEN([.C1848])=7;5;&quot;Fehler&quot;))))))" office:value-type="float" office:value="5" calcext:value-type="float">
            <text:p>5</text:p>
          </table:table-cell>
          <table:table-cell office:value-type="string" calcext:value-type="string">
            <text:p>NES 1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[.B1849]=([.B1848]+2);&quot;Fehler&quot;;&quot;&quot;)">
            <text:p/>
          </table:table-cell>
          <table:table-cell table:formula="of:=IF(LEN([.C1849])=1;0;IF(LEN([.C1849])=2;1;IF(LEN([.C1849])=3;2;IF(LEN([.C1849])=5;3;IF(LEN([.C1849])=6;4;IF(LEN([.C1849])=7;5;&quot;Fehler&quot;))))))" office:value-type="float" office:value="3" calcext:value-type="float">
            <text:p>3</text:p>
          </table:table-cell>
          <table:table-cell office:value-type="string" calcext:value-type="string">
            <text:p>NES 2</text:p>
          </table:table-cell>
          <table:table-cell office:value-type="string" calcext:value-type="string">
            <text:p>GEOMETRIEUNTERRICHT</text:p>
          </table:table-cell>
          <table:table-cell table:number-columns-repeated="5"/>
        </table:table-row>
        <table:table-row table:style-name="ro1">
          <table:table-cell table:formula="of:=IF([.B1850]=([.B1849]+2);&quot;Fehler&quot;;&quot;&quot;)">
            <text:p/>
          </table:table-cell>
          <table:table-cell table:formula="of:=IF(LEN([.C1850])=1;0;IF(LEN([.C1850])=2;1;IF(LEN([.C1850])=3;2;IF(LEN([.C1850])=5;3;IF(LEN([.C1850])=6;4;IF(LEN([.C1850])=7;5;&quot;Fehler&quot;))))))" office:value-type="float" office:value="3" calcext:value-type="float">
            <text:p>3</text:p>
          </table:table-cell>
          <table:table-cell office:value-type="string" calcext:value-type="string">
            <text:p>NES 5</text:p>
          </table:table-cell>
          <table:table-cell office:value-type="string" calcext:value-type="string">
            <text:p>INFORMATIKUNTERRICHT</text:p>
          </table:table-cell>
          <table:table-cell table:number-columns-repeated="5"/>
        </table:table-row>
        <table:table-row table:style-name="ro1">
          <table:table-cell table:formula="of:=IF([.B1851]=([.B1850]+2);&quot;Fehler&quot;;&quot;&quot;)">
            <text:p/>
          </table:table-cell>
          <table:table-cell table:formula="of:=IF(LEN([.C1851])=1;0;IF(LEN([.C1851])=2;1;IF(LEN([.C1851])=3;2;IF(LEN([.C1851])=5;3;IF(LEN([.C1851])=6;4;IF(LEN([.C1851])=7;5;&quot;Fehler&quot;))))))" office:value-type="float" office:value="2" calcext:value-type="float">
            <text:p>2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NATURWISSENSCHAFTLICHER UNTERRICHT : ALLGEMEINE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T 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853]=([.B1851]+2);&quot;Fehler&quot;;&quot;&quot;)" office:value-type="string" office:string-value="Fehler" calcext:value-type="string">
            <text:p>Fehler</text:p>
          </table:table-cell>
          <table:table-cell table:formula="of:=IF(LEN([.C1853])=1;0;IF(LEN([.C1853])=2;1;IF(LEN([.C1853])=3;2;IF(LEN([.C1853])=5;3;IF(LEN([.C1853])=6;4;IF(LEN([.C1853])=7;5;&quot;Fehler&quot;))))))" office:value-type="float" office:value="4" calcext:value-type="float">
            <text:p>4</text:p>
          </table:table-cell>
          <table:table-cell office:value-type="string" calcext:value-type="string">
            <text:p>NET 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[.B1854]=([.B1853]+2);&quot;Fehler&quot;;&quot;&quot;)">
            <text:p/>
          </table:table-cell>
          <table:table-cell table:formula="of:=IF(LEN([.C1854])=1;0;IF(LEN([.C1854])=2;1;IF(LEN([.C1854])=3;2;IF(LEN([.C1854])=5;3;IF(LEN([.C1854])=6;4;IF(LEN([.C1854])=7;5;&quot;Fehler&quot;))))))" office:value-type="float" office:value="4" calcext:value-type="float">
            <text:p>4</text:p>
          </table:table-cell>
          <table:table-cell office:value-type="string" calcext:value-type="string">
            <text:p>NET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[.B1855]=([.B1854]+2);&quot;Fehler&quot;;&quot;&quot;)">
            <text:p/>
          </table:table-cell>
          <table:table-cell table:formula="of:=IF(LEN([.C1855])=1;0;IF(LEN([.C1855])=2;1;IF(LEN([.C1855])=3;2;IF(LEN([.C1855])=5;3;IF(LEN([.C1855])=6;4;IF(LEN([.C1855])=7;5;&quot;Fehler&quot;))))))" office:value-type="float" office:value="4" calcext:value-type="float">
            <text:p>4</text:p>
          </table:table-cell>
          <table:table-cell office:value-type="string" calcext:value-type="string">
            <text:p>NET 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[.B1856]=([.B1855]+2);&quot;Fehler&quot;;&quot;&quot;)">
            <text:p/>
          </table:table-cell>
          <table:table-cell table:formula="of:=IF(LEN([.C1856])=1;0;IF(LEN([.C1856])=2;1;IF(LEN([.C1856])=3;2;IF(LEN([.C1856])=5;3;IF(LEN([.C1856])=6;4;IF(LEN([.C1856])=7;5;&quot;Fehler&quot;))))))" office:value-type="float" office:value="3" calcext:value-type="float">
            <text:p>3</text:p>
          </table:table-cell>
          <table:table-cell office:value-type="string" calcext:value-type="string">
            <text:p>NET 1</text:p>
          </table:table-cell>
          <table:table-cell office:value-type="string" calcext:value-type="string">
            <text:p>BIOLOGIEUNTERRICHT <text:s/>NATURKUNDEUNTERRICHT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T 1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858]=([.B1856]+2);&quot;Fehler&quot;;&quot;&quot;)" office:value-type="string" office:string-value="Fehler" calcext:value-type="string">
            <text:p>Fehler</text:p>
          </table:table-cell>
          <table:table-cell table:formula="of:=IF(LEN([.C1858])=1;0;IF(LEN([.C1858])=2;1;IF(LEN([.C1858])=3;2;IF(LEN([.C1858])=5;3;IF(LEN([.C1858])=6;4;IF(LEN([.C1858])=7;5;&quot;Fehler&quot;))))))" office:value-type="float" office:value="5" calcext:value-type="float">
            <text:p>5</text:p>
          </table:table-cell>
          <table:table-cell office:value-type="string" calcext:value-type="string">
            <text:p>NET 1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[.B1859]=([.B1858]+2);&quot;Fehler&quot;;&quot;&quot;)">
            <text:p/>
          </table:table-cell>
          <table:table-cell table:formula="of:=IF(LEN([.C1859])=1;0;IF(LEN([.C1859])=2;1;IF(LEN([.C1859])=3;2;IF(LEN([.C1859])=5;3;IF(LEN([.C1859])=6;4;IF(LEN([.C1859])=7;5;&quot;Fehler&quot;))))))" office:value-type="float" office:value="5" calcext:value-type="float">
            <text:p>5</text:p>
          </table:table-cell>
          <table:table-cell office:value-type="string" calcext:value-type="string">
            <text:p>NET 1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[.B1860]=([.B1859]+2);&quot;Fehler&quot;;&quot;&quot;)">
            <text:p/>
          </table:table-cell>
          <table:table-cell table:formula="of:=IF(LEN([.C1860])=1;0;IF(LEN([.C1860])=2;1;IF(LEN([.C1860])=3;2;IF(LEN([.C1860])=5;3;IF(LEN([.C1860])=6;4;IF(LEN([.C1860])=7;5;&quot;Fehler&quot;))))))" office:value-type="float" office:value="5" calcext:value-type="float">
            <text:p>5</text:p>
          </table:table-cell>
          <table:table-cell office:value-type="string" calcext:value-type="string">
            <text:p>NET 1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[.B1861]=([.B1860]+2);&quot;Fehler&quot;;&quot;&quot;)">
            <text:p/>
          </table:table-cell>
          <table:table-cell table:formula="of:=IF(LEN([.C1861])=1;0;IF(LEN([.C1861])=2;1;IF(LEN([.C1861])=3;2;IF(LEN([.C1861])=5;3;IF(LEN([.C1861])=6;4;IF(LEN([.C1861])=7;5;&quot;Fehler&quot;))))))" office:value-type="float" office:value="3" calcext:value-type="float">
            <text:p>3</text:p>
          </table:table-cell>
          <table:table-cell office:value-type="string" calcext:value-type="string">
            <text:p>NET 2</text:p>
          </table:table-cell>
          <table:table-cell office:value-type="string" calcext:value-type="string">
            <text:p>PHYSIKUNTERRICHT <text:s/>CHEMIEUNTERRICHT : GESAMTDARSTELLUNG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T 2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863]=([.B1861]+2);&quot;Fehler&quot;;&quot;&quot;)" office:value-type="string" office:string-value="Fehler" calcext:value-type="string">
            <text:p>Fehler</text:p>
          </table:table-cell>
          <table:table-cell table:formula="of:=IF(LEN([.C1863])=1;0;IF(LEN([.C1863])=2;1;IF(LEN([.C1863])=3;2;IF(LEN([.C1863])=5;3;IF(LEN([.C1863])=6;4;IF(LEN([.C1863])=7;5;&quot;Fehler&quot;))))))" office:value-type="float" office:value="5" calcext:value-type="float">
            <text:p>5</text:p>
          </table:table-cell>
          <table:table-cell office:value-type="string" calcext:value-type="string">
            <text:p>NET 2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[.B1864]=([.B1863]+2);&quot;Fehler&quot;;&quot;&quot;)">
            <text:p/>
          </table:table-cell>
          <table:table-cell table:formula="of:=IF(LEN([.C1864])=1;0;IF(LEN([.C1864])=2;1;IF(LEN([.C1864])=3;2;IF(LEN([.C1864])=5;3;IF(LEN([.C1864])=6;4;IF(LEN([.C1864])=7;5;&quot;Fehler&quot;))))))" office:value-type="float" office:value="5" calcext:value-type="float">
            <text:p>5</text:p>
          </table:table-cell>
          <table:table-cell office:value-type="string" calcext:value-type="string">
            <text:p>NET 2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[.B1865]=([.B1864]+2);&quot;Fehler&quot;;&quot;&quot;)">
            <text:p/>
          </table:table-cell>
          <table:table-cell table:formula="of:=IF(LEN([.C1865])=1;0;IF(LEN([.C1865])=2;1;IF(LEN([.C1865])=3;2;IF(LEN([.C1865])=5;3;IF(LEN([.C1865])=6;4;IF(LEN([.C1865])=7;5;&quot;Fehler&quot;))))))" office:value-type="float" office:value="5" calcext:value-type="float">
            <text:p>5</text:p>
          </table:table-cell>
          <table:table-cell office:value-type="string" calcext:value-type="string">
            <text:p>NET 2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[.B1866]=([.B1865]+2);&quot;Fehler&quot;;&quot;&quot;)">
            <text:p/>
          </table:table-cell>
          <table:table-cell table:formula="of:=IF(LEN([.C1866])=1;0;IF(LEN([.C1866])=2;1;IF(LEN([.C1866])=3;2;IF(LEN([.C1866])=5;3;IF(LEN([.C1866])=6;4;IF(LEN([.C1866])=7;5;&quot;Fehler&quot;))))))" office:value-type="float" office:value="4" calcext:value-type="float">
            <text:p>4</text:p>
          </table:table-cell>
          <table:table-cell office:value-type="string" calcext:value-type="string">
            <text:p>NET 21</text:p>
          </table:table-cell>
          <table:table-cell office:value-type="string" calcext:value-type="string">
            <text:p>PHYSIKUNTERRICHT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T 21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868]=([.B1866]+2);&quot;Fehler&quot;;&quot;&quot;)" office:value-type="string" office:string-value="Fehler" calcext:value-type="string">
            <text:p>Fehl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 21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[.B1869]=([.B1868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 21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[.B1870]=([.B1869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 21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[.B1871]=([.B1870]+2);&quot;Fehler&quot;;&quot;&quot;)">
            <text:p/>
          </table:table-cell>
          <table:table-cell table:formula="of:=IF(LEN([.C1871])=1;0;IF(LEN([.C1871])=2;1;IF(LEN([.C1871])=3;2;IF(LEN([.C1871])=5;3;IF(LEN([.C1871])=6;4;IF(LEN([.C1871])=7;5;&quot;Fehler&quot;))))))" office:value-type="float" office:value="4" calcext:value-type="float">
            <text:p>4</text:p>
          </table:table-cell>
          <table:table-cell office:value-type="string" calcext:value-type="string">
            <text:p>NET 22</text:p>
          </table:table-cell>
          <table:table-cell office:value-type="string" calcext:value-type="string">
            <text:p>CHEMIEUNTERRICHT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T 22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873]=([.B1871]+2);&quot;Fehler&quot;;&quot;&quot;)" office:value-type="string" office:string-value="Fehler" calcext:value-type="string">
            <text:p>Fehl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 22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[.B1874]=([.B1873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 22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[.B1875]=([.B1874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 22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[.B1876]=([.B1875]+2);&quot;Fehler&quot;;&quot;&quot;)">
            <text:p/>
          </table:table-cell>
          <table:table-cell table:formula="of:=IF(LEN([.C1876])=1;0;IF(LEN([.C1876])=2;1;IF(LEN([.C1876])=3;2;IF(LEN([.C1876])=5;3;IF(LEN([.C1876])=6;4;IF(LEN([.C1876])=7;5;&quot;Fehler&quot;))))))" office:value-type="float" office:value="2" calcext:value-type="float">
            <text:p>2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AESTHETISCHE ERZIEHUNG : ALLGEMEINES</text:p>
          </table:table-cell>
          <table:table-cell table:number-columns-repeated="5"/>
        </table:table-row>
        <table:table-row table:style-name="ro1">
          <table:table-cell table:formula="of:=IF([.B1877]=([.B1876]+2);&quot;Fehler&quot;;&quot;&quot;)">
            <text:p/>
          </table:table-cell>
          <table:table-cell table:formula="of:=IF(LEN([.C1877])=1;0;IF(LEN([.C1877])=2;1;IF(LEN([.C1877])=3;2;IF(LEN([.C1877])=5;3;IF(LEN([.C1877])=6;4;IF(LEN([.C1877])=7;5;&quot;Fehler&quot;))))))" office:value-type="float" office:value="3" calcext:value-type="float">
            <text:p>3</text:p>
          </table:table-cell>
          <table:table-cell office:value-type="string" calcext:value-type="string">
            <text:p>NEU 2</text:p>
          </table:table-cell>
          <table:table-cell office:value-type="string" calcext:value-type="string">
            <text:p>KUNSTUNTERRICHT <text:s/>VISUELLE KOMMUNIKATI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U 2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879]=([.B1877]+2);&quot;Fehler&quot;;&quot;&quot;)" office:value-type="string" office:string-value="Fehler" calcext:value-type="string">
            <text:p>Fehler</text:p>
          </table:table-cell>
          <table:table-cell table:formula="of:=IF(LEN([.C1879])=1;0;IF(LEN([.C1879])=2;1;IF(LEN([.C1879])=3;2;IF(LEN([.C1879])=5;3;IF(LEN([.C1879])=6;4;IF(LEN([.C1879])=7;5;&quot;Fehler&quot;))))))" office:value-type="float" office:value="5" calcext:value-type="float">
            <text:p>5</text:p>
          </table:table-cell>
          <table:table-cell office:value-type="string" calcext:value-type="string">
            <text:p>NEU 2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[.B1880]=([.B1879]+2);&quot;Fehler&quot;;&quot;&quot;)">
            <text:p/>
          </table:table-cell>
          <table:table-cell table:formula="of:=IF(LEN([.C1880])=1;0;IF(LEN([.C1880])=2;1;IF(LEN([.C1880])=3;2;IF(LEN([.C1880])=5;3;IF(LEN([.C1880])=6;4;IF(LEN([.C1880])=7;5;&quot;Fehler&quot;))))))" office:value-type="float" office:value="5" calcext:value-type="float">
            <text:p>5</text:p>
          </table:table-cell>
          <table:table-cell office:value-type="string" calcext:value-type="string">
            <text:p>NEU 2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[.B1881]=([.B1880]+2);&quot;Fehler&quot;;&quot;&quot;)">
            <text:p/>
          </table:table-cell>
          <table:table-cell table:formula="of:=IF(LEN([.C1881])=1;0;IF(LEN([.C1881])=2;1;IF(LEN([.C1881])=3;2;IF(LEN([.C1881])=5;3;IF(LEN([.C1881])=6;4;IF(LEN([.C1881])=7;5;&quot;Fehler&quot;))))))" office:value-type="float" office:value="5" calcext:value-type="float">
            <text:p>5</text:p>
          </table:table-cell>
          <table:table-cell office:value-type="string" calcext:value-type="string">
            <text:p>NEU 2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[.B1882]=([.B1881]+2);&quot;Fehler&quot;;&quot;&quot;)">
            <text:p/>
          </table:table-cell>
          <table:table-cell table:formula="of:=IF(LEN([.C1882])=1;0;IF(LEN([.C1882])=2;1;IF(LEN([.C1882])=3;2;IF(LEN([.C1882])=5;3;IF(LEN([.C1882])=6;4;IF(LEN([.C1882])=7;5;&quot;Fehler&quot;))))))" office:value-type="float" office:value="3" calcext:value-type="float">
            <text:p>3</text:p>
          </table:table-cell>
          <table:table-cell office:value-type="string" calcext:value-type="string">
            <text:p>NEU 3</text:p>
          </table:table-cell>
          <table:table-cell office:value-type="string" calcext:value-type="string">
            <text:p>SCHULFEIERN <text:s/>SCHULSPIEL</text:p>
          </table:table-cell>
          <table:table-cell table:number-columns-repeated="5"/>
        </table:table-row>
        <table:table-row table:style-name="ro1">
          <table:table-cell table:formula="of:=IF([.B1883]=([.B1882]+2);&quot;Fehler&quot;;&quot;&quot;)">
            <text:p/>
          </table:table-cell>
          <table:table-cell table:formula="of:=IF(LEN([.C1883])=1;0;IF(LEN([.C1883])=2;1;IF(LEN([.C1883])=3;2;IF(LEN([.C1883])=5;3;IF(LEN([.C1883])=6;4;IF(LEN([.C1883])=7;5;&quot;Fehler&quot;))))))" office:value-type="float" office:value="2" calcext:value-type="float">
            <text:p>2</text:p>
          </table:table-cell>
          <table:table-cell office:value-type="string" calcext:value-type="string">
            <text:p>NEV</text:p>
          </table:table-cell>
          <table:table-cell office:value-type="string" calcext:value-type="string">
            <text:p>SPORTUNTERRICHT <text:s/>SCHWIMMUNTERRICHT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V 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885]=([.B1883]+2);&quot;Fehler&quot;;&quot;&quot;)" office:value-type="string" office:string-value="Fehler" calcext:value-type="string">
            <text:p>Fehler</text:p>
          </table:table-cell>
          <table:table-cell table:formula="of:=IF(LEN([.C1885])=1;0;IF(LEN([.C1885])=2;1;IF(LEN([.C1885])=3;2;IF(LEN([.C1885])=5;3;IF(LEN([.C1885])=6;4;IF(LEN([.C1885])=7;5;&quot;Fehler&quot;))))))" office:value-type="float" office:value="4" calcext:value-type="float">
            <text:p>4</text:p>
          </table:table-cell>
          <table:table-cell office:value-type="string" calcext:value-type="string">
            <text:p>NEV 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[.B1886]=([.B1885]+2);&quot;Fehler&quot;;&quot;&quot;)">
            <text:p/>
          </table:table-cell>
          <table:table-cell table:formula="of:=IF(LEN([.C1886])=1;0;IF(LEN([.C1886])=2;1;IF(LEN([.C1886])=3;2;IF(LEN([.C1886])=5;3;IF(LEN([.C1886])=6;4;IF(LEN([.C1886])=7;5;&quot;Fehler&quot;))))))" office:value-type="float" office:value="4" calcext:value-type="float">
            <text:p>4</text:p>
          </table:table-cell>
          <table:table-cell office:value-type="string" calcext:value-type="string">
            <text:p>NEV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[.B1887]=([.B1886]+2);&quot;Fehler&quot;;&quot;&quot;)">
            <text:p/>
          </table:table-cell>
          <table:table-cell table:formula="of:=IF(LEN([.C1887])=1;0;IF(LEN([.C1887])=2;1;IF(LEN([.C1887])=3;2;IF(LEN([.C1887])=5;3;IF(LEN([.C1887])=6;4;IF(LEN([.C1887])=7;5;&quot;Fehler&quot;))))))" office:value-type="float" office:value="4" calcext:value-type="float">
            <text:p>4</text:p>
          </table:table-cell>
          <table:table-cell office:value-type="string" calcext:value-type="string">
            <text:p>NEV 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[.B1888]=([.B1887]+2);&quot;Fehler&quot;;&quot;&quot;)">
            <text:p/>
          </table:table-cell>
          <table:table-cell table:formula="of:=IF(LEN([.C1888])=1;0;IF(LEN([.C1888])=2;1;IF(LEN([.C1888])=3;2;IF(LEN([.C1888])=5;3;IF(LEN([.C1888])=6;4;IF(LEN([.C1888])=7;5;&quot;Fehler&quot;))))))" office:value-type="float" office:value="2" calcext:value-type="float">
            <text:p>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TEXTILGESTALTUNG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W 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890]=([.B1888]+2);&quot;Fehler&quot;;&quot;&quot;)" office:value-type="string" office:string-value="Fehler" calcext:value-type="string">
            <text:p>Fehler</text:p>
          </table:table-cell>
          <table:table-cell table:formula="of:=IF(LEN([.C1890])=1;0;IF(LEN([.C1890])=2;1;IF(LEN([.C1890])=3;2;IF(LEN([.C1890])=5;3;IF(LEN([.C1890])=6;4;IF(LEN([.C1890])=7;5;&quot;Fehler&quot;))))))" office:value-type="float" office:value="4" calcext:value-type="float">
            <text:p>4</text:p>
          </table:table-cell>
          <table:table-cell office:value-type="string" calcext:value-type="string">
            <text:p>NEW 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[.B1891]=([.B1890]+2);&quot;Fehler&quot;;&quot;&quot;)">
            <text:p/>
          </table:table-cell>
          <table:table-cell table:formula="of:=IF(LEN([.C1891])=1;0;IF(LEN([.C1891])=2;1;IF(LEN([.C1891])=3;2;IF(LEN([.C1891])=5;3;IF(LEN([.C1891])=6;4;IF(LEN([.C1891])=7;5;&quot;Fehler&quot;))))))" office:value-type="float" office:value="4" calcext:value-type="float">
            <text:p>4</text:p>
          </table:table-cell>
          <table:table-cell office:value-type="string" calcext:value-type="string">
            <text:p>NEW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[.B1892]=([.B1891]+2);&quot;Fehler&quot;;&quot;&quot;)">
            <text:p/>
          </table:table-cell>
          <table:table-cell table:formula="of:=IF(LEN([.C1892])=1;0;IF(LEN([.C1892])=2;1;IF(LEN([.C1892])=3;2;IF(LEN([.C1892])=5;3;IF(LEN([.C1892])=6;4;IF(LEN([.C1892])=7;5;&quot;Fehler&quot;))))))" office:value-type="float" office:value="4" calcext:value-type="float">
            <text:p>4</text:p>
          </table:table-cell>
          <table:table-cell office:value-type="string" calcext:value-type="string">
            <text:p>NEW 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[.B1893]=([.B1892]+2);&quot;Fehler&quot;;&quot;&quot;)">
            <text:p/>
          </table:table-cell>
          <table:table-cell table:formula="of:=IF(LEN([.C1893])=1;0;IF(LEN([.C1893])=2;1;IF(LEN([.C1893])=3;2;IF(LEN([.C1893])=5;3;IF(LEN([.C1893])=6;4;IF(LEN([.C1893])=7;5;&quot;Fehler&quot;))))))" office:value-type="float" office:value="3" calcext:value-type="float">
            <text:p>3</text:p>
          </table:table-cell>
          <table:table-cell office:value-type="string" calcext:value-type="string">
            <text:p>NEW 1</text:p>
          </table:table-cell>
          <table:table-cell office:value-type="string" calcext:value-type="string">
            <text:p>TECHNIKUNTERRICHT</text:p>
          </table:table-cell>
          <table:table-cell table:number-columns-repeated="5"/>
        </table:table-row>
        <table:table-row table:style-name="ro1">
          <table:table-cell table:formula="of:=IF([.B1894]=([.B1893]+2);&quot;Fehler&quot;;&quot;&quot;)">
            <text:p/>
          </table:table-cell>
          <table:table-cell table:formula="of:=IF(LEN([.C1894])=1;0;IF(LEN([.C1894])=2;1;IF(LEN([.C1894])=3;2;IF(LEN([.C1894])=5;3;IF(LEN([.C1894])=6;4;IF(LEN([.C1894])=7;5;&quot;Fehler&quot;))))))" office:value-type="float" office:value="2" calcext:value-type="float">
            <text:p>2</text:p>
          </table:table-cell>
          <table:table-cell office:value-type="string" calcext:value-type="string">
            <text:p>NEX</text:p>
          </table:table-cell>
          <table:table-cell office:value-type="string" calcext:value-type="string">
            <text:p>VERKEHRSERZIEHUNG IM UNTERRICHT</text:p>
          </table:table-cell>
          <table:table-cell table:number-columns-repeated="5"/>
        </table:table-row>
        <table:table-row table:style-name="ro1">
          <table:table-cell table:formula="of:=IF([.B1895]=([.B1894]+2);&quot;Fehler&quot;;&quot;&quot;)">
            <text:p/>
          </table:table-cell>
          <table:table-cell table:formula="of:=IF(LEN([.C1895])=1;0;IF(LEN([.C1895])=2;1;IF(LEN([.C1895])=3;2;IF(LEN([.C1895])=5;3;IF(LEN([.C1895])=6;4;IF(LEN([.C1895])=7;5;&quot;Fehler&quot;))))))" office:value-type="float" office:value="2" calcext:value-type="float">
            <text:p>2</text:p>
          </table:table-cell>
          <table:table-cell office:value-type="string" calcext:value-type="string">
            <text:p>NEY</text:p>
          </table:table-cell>
          <table:table-cell office:value-type="string" calcext:value-type="string">
            <text:p>ARBEITSLEHREUNTERRICHT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Y 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897]=([.B1895]+2);&quot;Fehler&quot;;&quot;&quot;)" office:value-type="string" office:string-value="Fehler" calcext:value-type="string">
            <text:p>Fehler</text:p>
          </table:table-cell>
          <table:table-cell table:formula="of:=IF(LEN([.C1897])=1;0;IF(LEN([.C1897])=2;1;IF(LEN([.C1897])=3;2;IF(LEN([.C1897])=5;3;IF(LEN([.C1897])=6;4;IF(LEN([.C1897])=7;5;&quot;Fehler&quot;))))))" office:value-type="float" office:value="4" calcext:value-type="float">
            <text:p>4</text:p>
          </table:table-cell>
          <table:table-cell office:value-type="string" calcext:value-type="string">
            <text:p>NEY 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[.B1898]=([.B1897]+2);&quot;Fehler&quot;;&quot;&quot;)">
            <text:p/>
          </table:table-cell>
          <table:table-cell table:formula="of:=IF(LEN([.C1898])=1;0;IF(LEN([.C1898])=2;1;IF(LEN([.C1898])=3;2;IF(LEN([.C1898])=5;3;IF(LEN([.C1898])=6;4;IF(LEN([.C1898])=7;5;&quot;Fehler&quot;))))))" office:value-type="float" office:value="4" calcext:value-type="float">
            <text:p>4</text:p>
          </table:table-cell>
          <table:table-cell office:value-type="string" calcext:value-type="string">
            <text:p>NEY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[.B1899]=([.B1898]+2);&quot;Fehler&quot;;&quot;&quot;)">
            <text:p/>
          </table:table-cell>
          <table:table-cell table:formula="of:=IF(LEN([.C1899])=1;0;IF(LEN([.C1899])=2;1;IF(LEN([.C1899])=3;2;IF(LEN([.C1899])=5;3;IF(LEN([.C1899])=6;4;IF(LEN([.C1899])=7;5;&quot;Fehler&quot;))))))" office:value-type="float" office:value="4" calcext:value-type="float">
            <text:p>4</text:p>
          </table:table-cell>
          <table:table-cell office:value-type="string" calcext:value-type="string">
            <text:p>NEY 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[.B1900]=([.B1899]+2);&quot;Fehler&quot;;&quot;&quot;)">
            <text:p/>
          </table:table-cell>
          <table:table-cell table:formula="of:=IF(LEN([.C1900])=1;0;IF(LEN([.C1900])=2;1;IF(LEN([.C1900])=3;2;IF(LEN([.C1900])=5;3;IF(LEN([.C1900])=6;4;IF(LEN([.C1900])=7;5;&quot;Fehler&quot;))))))" office:value-type="float" office:value="2" calcext:value-type="float">
            <text:p>2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SONSTIGE UNTERRICHTSFAECHER</text:p>
          </table:table-cell>
          <table:table-cell table:number-columns-repeated="5"/>
        </table:table-row>
        <table:table-row table:style-name="ro1">
          <table:table-cell table:formula="of:=IF([.B1901]=([.B1900]+2);&quot;Fehler&quot;;&quot;&quot;)">
            <text:p/>
          </table:table-cell>
          <table:table-cell table:formula="of:=IF(LEN([.C1901])=1;0;IF(LEN([.C1901])=2;1;IF(LEN([.C1901])=3;2;IF(LEN([.C1901])=5;3;IF(LEN([.C1901])=6;4;IF(LEN([.C1901])=7;5;&quot;Fehler&quot;))))))" office:value-type="float" office:value="1" calcext:value-type="float">
            <text:p>1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SCHULWESEN <text:s/>BILDUNGSWESEN : THEORIE UND ORGANISATION</text:p>
          </table:table-cell>
          <table:table-cell table:number-columns-repeated="5"/>
        </table:table-row>
        <table:table-row table:style-name="ro1">
          <table:table-cell table:formula="of:=IF([.B1902]=([.B1901]+2);&quot;Fehler&quot;;&quot;&quot;)">
            <text:p/>
          </table:table-cell>
          <table:table-cell table:formula="of:=IF(LEN([.C1902])=1;0;IF(LEN([.C1902])=2;1;IF(LEN([.C1902])=3;2;IF(LEN([.C1902])=5;3;IF(LEN([.C1902])=6;4;IF(LEN([.C1902])=7;5;&quot;Fehler&quot;))))))" office:value-type="float" office:value="2" calcext:value-type="float">
            <text:p>2</text:p>
          </table:table-cell>
          <table:table-cell office:value-type="string" calcext:value-type="string">
            <text:p>NFK</text:p>
          </table:table-cell>
          <table:table-cell office:value-type="string" calcext:value-type="string">
            <text:p>VERGLEICHENDE ERZIEHUNGSWISSENSCHAFT <text:s/>INTERNATIONALES SCHUL- UND BILDUNGSWESEN : ALLGEMEINES, GESAMTDARSTELLUNGEN, DARSTELLUNGEN MEHRERER LAENDER</text:p>
          </table:table-cell>
          <table:table-cell table:number-columns-repeated="5"/>
        </table:table-row>
        <table:table-row table:style-name="ro1">
          <table:table-cell table:formula="of:=IF([.B1903]=([.B1902]+2);&quot;Fehler&quot;;&quot;&quot;)">
            <text:p/>
          </table:table-cell>
          <table:table-cell table:formula="of:=IF(LEN([.C1903])=1;0;IF(LEN([.C1903])=2;1;IF(LEN([.C1903])=3;2;IF(LEN([.C1903])=5;3;IF(LEN([.C1903])=6;4;IF(LEN([.C1903])=7;5;&quot;Fehler&quot;))))))" office:value-type="float" office:value="3" calcext:value-type="float">
            <text:p>3</text:p>
          </table:table-cell>
          <table:table-cell office:value-type="string" calcext:value-type="string">
            <text:p>NFK 1</text:p>
          </table:table-cell>
          <table:table-cell office:value-type="string" calcext:value-type="string">
            <text:p>INTERNATIONALES SCHUL- UND BILDUNGSWESEN : SPEZIELLE PROBLEME</text:p>
          </table:table-cell>
          <table:table-cell table:number-columns-repeated="5"/>
        </table:table-row>
        <table:table-row table:style-name="ro1">
          <table:table-cell table:formula="of:=IF([.B1904]=([.B1903]+2);&quot;Fehler&quot;;&quot;&quot;)">
            <text:p/>
          </table:table-cell>
          <table:table-cell table:formula="of:=IF(LEN([.C1904])=1;0;IF(LEN([.C1904])=2;1;IF(LEN([.C1904])=3;2;IF(LEN([.C1904])=5;3;IF(LEN([.C1904])=6;4;IF(LEN([.C1904])=7;5;&quot;Fehler&quot;))))))" office:value-type="float" office:value="4" calcext:value-type="float">
            <text:p>4</text:p>
          </table:table-cell>
          <table:table-cell office:value-type="string" calcext:value-type="string">
            <text:p>NFK 10</text:p>
          </table:table-cell>
          <table:table-cell office:value-type="string" calcext:value-type="string">
            <text:p>SCHUL- UND BILDUNGSWESEN DER SOZIALISTISCHEN LAENDER UND SEINE GESCHICHTE</text:p>
          </table:table-cell>
          <table:table-cell table:number-columns-repeated="5"/>
        </table:table-row>
        <table:table-row table:style-name="ro1">
          <table:table-cell table:formula="of:=IF([.B1905]=([.B1904]+2);&quot;Fehler&quot;;&quot;&quot;)">
            <text:p/>
          </table:table-cell>
          <table:table-cell table:formula="of:=IF(LEN([.C1905])=1;0;IF(LEN([.C1905])=2;1;IF(LEN([.C1905])=3;2;IF(LEN([.C1905])=5;3;IF(LEN([.C1905])=6;4;IF(LEN([.C1905])=7;5;&quot;Fehler&quot;))))))" office:value-type="float" office:value="4" calcext:value-type="float">
            <text:p>4</text:p>
          </table:table-cell>
          <table:table-cell office:value-type="string" calcext:value-type="string">
            <text:p>NFK 11</text:p>
          </table:table-cell>
          <table:table-cell office:value-type="string" calcext:value-type="string">
            <text:p>SCHUL- UND BILDUNGSWESEN DER USA UND SEINE GESCHICHTE</text:p>
          </table:table-cell>
          <table:table-cell table:number-columns-repeated="5"/>
        </table:table-row>
        <table:table-row table:style-name="ro1">
          <table:table-cell table:formula="of:=IF([.B1906]=([.B1905]+2);&quot;Fehler&quot;;&quot;&quot;)">
            <text:p/>
          </table:table-cell>
          <table:table-cell table:formula="of:=IF(LEN([.C1906])=1;0;IF(LEN([.C1906])=2;1;IF(LEN([.C1906])=3;2;IF(LEN([.C1906])=5;3;IF(LEN([.C1906])=6;4;IF(LEN([.C1906])=7;5;&quot;Fehler&quot;))))))" office:value-type="float" office:value="4" calcext:value-type="float">
            <text:p>4</text:p>
          </table:table-cell>
          <table:table-cell office:value-type="string" calcext:value-type="string">
            <text:p>NFK 12</text:p>
          </table:table-cell>
          <table:table-cell office:value-type="string" calcext:value-type="string">
            <text:p>ENGLISCHES SCHUL- UND BILDUNGSWESEN UND SEINE GESCHICHTE</text:p>
          </table:table-cell>
          <table:table-cell table:number-columns-repeated="5"/>
        </table:table-row>
        <table:table-row table:style-name="ro1">
          <table:table-cell table:formula="of:=IF([.B1907]=([.B1906]+2);&quot;Fehler&quot;;&quot;&quot;)">
            <text:p/>
          </table:table-cell>
          <table:table-cell table:formula="of:=IF(LEN([.C1907])=1;0;IF(LEN([.C1907])=2;1;IF(LEN([.C1907])=3;2;IF(LEN([.C1907])=5;3;IF(LEN([.C1907])=6;4;IF(LEN([.C1907])=7;5;&quot;Fehler&quot;))))))" office:value-type="float" office:value="4" calcext:value-type="float">
            <text:p>4</text:p>
          </table:table-cell>
          <table:table-cell office:value-type="string" calcext:value-type="string">
            <text:p>NFK 13</text:p>
          </table:table-cell>
          <table:table-cell office:value-type="string" calcext:value-type="string">
            <text:p>FRANZOESISCHES SCHUL- UND BILDUNGSWESEN UND SEINE GESCHICHTE</text:p>
          </table:table-cell>
          <table:table-cell table:number-columns-repeated="5"/>
        </table:table-row>
        <table:table-row table:style-name="ro1">
          <table:table-cell table:formula="of:=IF([.B1908]=([.B1907]+2);&quot;Fehler&quot;;&quot;&quot;)">
            <text:p/>
          </table:table-cell>
          <table:table-cell table:formula="of:=IF(LEN([.C1908])=1;0;IF(LEN([.C1908])=2;1;IF(LEN([.C1908])=3;2;IF(LEN([.C1908])=5;3;IF(LEN([.C1908])=6;4;IF(LEN([.C1908])=7;5;&quot;Fehler&quot;))))))" office:value-type="float" office:value="4" calcext:value-type="float">
            <text:p>4</text:p>
          </table:table-cell>
          <table:table-cell office:value-type="string" calcext:value-type="string">
            <text:p>NFK 18</text:p>
          </table:table-cell>
          <table:table-cell office:value-type="string" calcext:value-type="string">
            <text:p>SCHUL- UND BILDUNGSWESEN DER ENTWICKLUNGSLAENDER</text:p>
          </table:table-cell>
          <table:table-cell table:number-columns-repeated="5"/>
        </table:table-row>
        <table:table-row table:style-name="ro1">
          <table:table-cell table:formula="of:=IF([.B1909]=([.B1908]+2);&quot;Fehler&quot;;&quot;&quot;)">
            <text:p/>
          </table:table-cell>
          <table:table-cell table:formula="of:=IF(LEN([.C1909])=1;0;IF(LEN([.C1909])=2;1;IF(LEN([.C1909])=3;2;IF(LEN([.C1909])=5;3;IF(LEN([.C1909])=6;4;IF(LEN([.C1909])=7;5;&quot;Fehler&quot;))))))" office:value-type="float" office:value="4" calcext:value-type="float">
            <text:p>4</text:p>
          </table:table-cell>
          <table:table-cell office:value-type="string" calcext:value-type="string">
            <text:p>NFK 19</text:p>
          </table:table-cell>
          <table:table-cell office:value-type="string" calcext:value-type="string">
            <text:p>SCHUL- UND BILDUNGSWESEN SONSTIGER LAENDER UND SEINE GESCHICHTE</text:p>
          </table:table-cell>
          <table:table-cell table:number-columns-repeated="5"/>
        </table:table-row>
        <table:table-row table:style-name="ro1">
          <table:table-cell table:formula="of:=IF([.B1910]=([.B1909]+2);&quot;Fehler&quot;;&quot;&quot;)">
            <text:p/>
          </table:table-cell>
          <table:table-cell table:formula="of:=IF(LEN([.C1910])=1;0;IF(LEN([.C1910])=2;1;IF(LEN([.C1910])=3;2;IF(LEN([.C1910])=5;3;IF(LEN([.C1910])=6;4;IF(LEN([.C1910])=7;5;&quot;Fehler&quot;))))))" office:value-type="float" office:value="2" calcext:value-type="float">
            <text:p>2</text:p>
          </table:table-cell>
          <table:table-cell office:value-type="string" calcext:value-type="string">
            <text:p>NFL</text:p>
          </table:table-cell>
          <table:table-cell office:value-type="string" calcext:value-type="string">
            <text:p>SCHUL- UND BILDUNGSWESEN DER BUNDESREPUBLIK DEUTSCHLAND : BILDUNGSPLANUNG, BILDUNGSOEKONOMIE, BILDUNGSCHANCEN</text:p>
          </table:table-cell>
          <table:table-cell table:number-columns-repeated="5"/>
        </table:table-row>
        <table:table-row table:style-name="ro1">
          <table:table-cell table:formula="of:=IF([.B1911]=([.B1910]+2);&quot;Fehler&quot;;&quot;&quot;)">
            <text:p/>
          </table:table-cell>
          <table:table-cell table:formula="of:=IF(LEN([.C1911])=1;0;IF(LEN([.C1911])=2;1;IF(LEN([.C1911])=3;2;IF(LEN([.C1911])=5;3;IF(LEN([.C1911])=6;4;IF(LEN([.C1911])=7;5;&quot;Fehler&quot;))))))" office:value-type="float" office:value="3" calcext:value-type="float">
            <text:p>3</text:p>
          </table:table-cell>
          <table:table-cell office:value-type="string" calcext:value-type="string">
            <text:p>NFL 1</text:p>
          </table:table-cell>
          <table:table-cell office:value-type="string" calcext:value-type="string">
            <text:p>ORGANISATION DER SCHULE</text:p>
          </table:table-cell>
          <table:table-cell table:number-columns-repeated="5"/>
        </table:table-row>
        <table:table-row table:style-name="ro1">
          <table:table-cell table:formula="of:=IF([.B1912]=([.B1911]+2);&quot;Fehler&quot;;&quot;&quot;)">
            <text:p/>
          </table:table-cell>
          <table:table-cell table:formula="of:=IF(LEN([.C1912])=1;0;IF(LEN([.C1912])=2;1;IF(LEN([.C1912])=3;2;IF(LEN([.C1912])=5;3;IF(LEN([.C1912])=6;4;IF(LEN([.C1912])=7;5;&quot;Fehler&quot;))))))" office:value-type="float" office:value="4" calcext:value-type="float">
            <text:p>4</text:p>
          </table:table-cell>
          <table:table-cell office:value-type="string" calcext:value-type="string">
            <text:p>NFL 10</text:p>
          </table:table-cell>
          <table:table-cell office:value-type="string" calcext:value-type="string">
            <text:p>SCHULRECHT</text:p>
          </table:table-cell>
          <table:table-cell table:number-columns-repeated="5"/>
        </table:table-row>
        <table:table-row table:style-name="ro1">
          <table:table-cell table:formula="of:=IF([.B1913]=([.B1912]+2);&quot;Fehler&quot;;&quot;&quot;)">
            <text:p/>
          </table:table-cell>
          <table:table-cell table:formula="of:=IF(LEN([.C1913])=1;0;IF(LEN([.C1913])=2;1;IF(LEN([.C1913])=3;2;IF(LEN([.C1913])=5;3;IF(LEN([.C1913])=6;4;IF(LEN([.C1913])=7;5;&quot;Fehler&quot;))))))" office:value-type="float" office:value="3" calcext:value-type="float">
            <text:p>3</text:p>
          </table:table-cell>
          <table:table-cell office:value-type="string" calcext:value-type="string">
            <text:p>NFL 2</text:p>
          </table:table-cell>
          <table:table-cell office:value-type="string" calcext:value-type="string">
            <text:p>SCHULFORMEN : GESAMTDARSTELLUNGEN</text:p>
          </table:table-cell>
          <table:table-cell table:number-columns-repeated="5"/>
        </table:table-row>
        <table:table-row table:style-name="ro1">
          <table:table-cell table:formula="of:=IF([.B1914]=([.B1913]+2);&quot;Fehler&quot;;&quot;&quot;)">
            <text:p/>
          </table:table-cell>
          <table:table-cell table:formula="of:=IF(LEN([.C1914])=1;0;IF(LEN([.C1914])=2;1;IF(LEN([.C1914])=3;2;IF(LEN([.C1914])=5;3;IF(LEN([.C1914])=6;4;IF(LEN([.C1914])=7;5;&quot;Fehler&quot;))))))" office:value-type="float" office:value="4" calcext:value-type="float">
            <text:p>4</text:p>
          </table:table-cell>
          <table:table-cell office:value-type="string" calcext:value-type="string">
            <text:p>NFL 20</text:p>
          </table:table-cell>
          <table:table-cell office:value-type="string" calcext:value-type="string">
            <text:p>GRUNDSCHULE <text:s/>HAUPTSCHULE</text:p>
          </table:table-cell>
          <table:table-cell table:number-columns-repeated="5"/>
        </table:table-row>
        <table:table-row table:style-name="ro1">
          <table:table-cell table:formula="of:=IF([.B1915]=([.B1914]+2);&quot;Fehler&quot;;&quot;&quot;)">
            <text:p/>
          </table:table-cell>
          <table:table-cell table:formula="of:=IF(LEN([.C1915])=1;0;IF(LEN([.C1915])=2;1;IF(LEN([.C1915])=3;2;IF(LEN([.C1915])=5;3;IF(LEN([.C1915])=6;4;IF(LEN([.C1915])=7;5;&quot;Fehler&quot;))))))" office:value-type="float" office:value="4" calcext:value-type="float">
            <text:p>4</text:p>
          </table:table-cell>
          <table:table-cell office:value-type="string" calcext:value-type="string">
            <text:p>NFL 21</text:p>
          </table:table-cell>
          <table:table-cell office:value-type="string" calcext:value-type="string">
            <text:p>REALSCHULE <text:s/>GYMNASIUM</text:p>
          </table:table-cell>
          <table:table-cell table:number-columns-repeated="5"/>
        </table:table-row>
        <table:table-row table:style-name="ro1">
          <table:table-cell table:formula="of:=IF([.B1916]=([.B1915]+2);&quot;Fehler&quot;;&quot;&quot;)">
            <text:p/>
          </table:table-cell>
          <table:table-cell table:formula="of:=IF(LEN([.C1916])=1;0;IF(LEN([.C1916])=2;1;IF(LEN([.C1916])=3;2;IF(LEN([.C1916])=5;3;IF(LEN([.C1916])=6;4;IF(LEN([.C1916])=7;5;&quot;Fehler&quot;))))))" office:value-type="float" office:value="4" calcext:value-type="float">
            <text:p>4</text:p>
          </table:table-cell>
          <table:table-cell office:value-type="string" calcext:value-type="string">
            <text:p>NFL 22</text:p>
          </table:table-cell>
          <table:table-cell office:value-type="string" calcext:value-type="string">
            <text:p>LANDERZIEHUNGSHEIM <text:s/>SCHULLANDHEIM <text:s/>TAGESHEIMSCHULE GANZTAGSSCHULE <text:s/>INTERNATSSCHULE <text:s/>PRIVATSCHULE</text:p>
          </table:table-cell>
          <table:table-cell table:number-columns-repeated="5"/>
        </table:table-row>
        <table:table-row table:style-name="ro1">
          <table:table-cell table:formula="of:=IF([.B1917]=([.B1916]+2);&quot;Fehler&quot;;&quot;&quot;)">
            <text:p/>
          </table:table-cell>
          <table:table-cell table:formula="of:=IF(LEN([.C1917])=1;0;IF(LEN([.C1917])=2;1;IF(LEN([.C1917])=3;2;IF(LEN([.C1917])=5;3;IF(LEN([.C1917])=6;4;IF(LEN([.C1917])=7;5;&quot;Fehler&quot;))))))" office:value-type="float" office:value="4" calcext:value-type="float">
            <text:p>4</text:p>
          </table:table-cell>
          <table:table-cell office:value-type="string" calcext:value-type="string">
            <text:p>NFL 25</text:p>
          </table:table-cell>
          <table:table-cell office:value-type="string" calcext:value-type="string">
            <text:p>GESAMTSCHULE</text:p>
          </table:table-cell>
          <table:table-cell table:number-columns-repeated="5"/>
        </table:table-row>
        <table:table-row table:style-name="ro1">
          <table:table-cell table:formula="of:=IF([.B1918]=([.B1917]+2);&quot;Fehler&quot;;&quot;&quot;)">
            <text:p/>
          </table:table-cell>
          <table:table-cell table:formula="of:=IF(LEN([.C1918])=1;0;IF(LEN([.C1918])=2;1;IF(LEN([.C1918])=3;2;IF(LEN([.C1918])=5;3;IF(LEN([.C1918])=6;4;IF(LEN([.C1918])=7;5;&quot;Fehler&quot;))))))" office:value-type="float" office:value="3" calcext:value-type="float">
            <text:p>3</text:p>
          </table:table-cell>
          <table:table-cell office:value-type="string" calcext:value-type="string">
            <text:p>NFL 3</text:p>
          </table:table-cell>
          <table:table-cell office:value-type="string" calcext:value-type="string">
            <text:p>SCHULREFORM</text:p>
          </table:table-cell>
          <table:table-cell table:number-columns-repeated="5"/>
        </table:table-row>
        <table:table-row table:style-name="ro1">
          <table:table-cell table:formula="of:=IF([.B1919]=([.B1918]+2);&quot;Fehler&quot;;&quot;&quot;)">
            <text:p/>
          </table:table-cell>
          <table:table-cell table:formula="of:=IF(LEN([.C1919])=1;0;IF(LEN([.C1919])=2;1;IF(LEN([.C1919])=3;2;IF(LEN([.C1919])=5;3;IF(LEN([.C1919])=6;4;IF(LEN([.C1919])=7;5;&quot;Fehler&quot;))))))" office:value-type="float" office:value="2" calcext:value-type="float">
            <text:p>2</text:p>
          </table:table-cell>
          <table:table-cell office:value-type="string" calcext:value-type="string">
            <text:p>NFM</text:p>
          </table:table-cell>
          <table:table-cell office:value-type="string" calcext:value-type="string">
            <text:p>LEHRERBILDUNG</text:p>
          </table:table-cell>
          <table:table-cell table:number-columns-repeated="5"/>
        </table:table-row>
        <table:table-row table:style-name="ro1">
          <table:table-cell table:formula="of:=IF([.B1920]=([.B1919]+2);&quot;Fehler&quot;;&quot;&quot;)">
            <text:p/>
          </table:table-cell>
          <table:table-cell table:formula="of:=IF(LEN([.C1920])=1;0;IF(LEN([.C1920])=2;1;IF(LEN([.C1920])=3;2;IF(LEN([.C1920])=5;3;IF(LEN([.C1920])=6;4;IF(LEN([.C1920])=7;5;&quot;Fehler&quot;))))))" office:value-type="float" office:value="3" calcext:value-type="float">
            <text:p>3</text:p>
          </table:table-cell>
          <table:table-cell office:value-type="string" calcext:value-type="string">
            <text:p>NFM 2</text:p>
          </table:table-cell>
          <table:table-cell office:value-type="string" calcext:value-type="string">
            <text:p>BERUF DES LEHRERS</text:p>
          </table:table-cell>
          <table:table-cell table:number-columns-repeated="5"/>
        </table:table-row>
        <table:table-row table:style-name="ro1">
          <table:table-cell table:formula="of:=IF([.B1921]=([.B1920]+2);&quot;Fehler&quot;;&quot;&quot;)">
            <text:p/>
          </table:table-cell>
          <table:table-cell table:formula="of:=IF(LEN([.C1921])=1;0;IF(LEN([.C1921])=2;1;IF(LEN([.C1921])=3;2;IF(LEN([.C1921])=5;3;IF(LEN([.C1921])=6;4;IF(LEN([.C1921])=7;5;&quot;Fehler&quot;))))))" office:value-type="float" office:value="2" calcext:value-type="float">
            <text:p>2</text:p>
          </table:table-cell>
          <table:table-cell office:value-type="string" calcext:value-type="string">
            <text:p>NFN</text:p>
          </table:table-cell>
          <table:table-cell office:value-type="string" calcext:value-type="string">
            <text:p>HOCHSCHULWESEN</text:p>
          </table:table-cell>
          <table:table-cell table:number-columns-repeated="5"/>
        </table:table-row>
        <table:table-row table:style-name="ro1">
          <table:table-cell table:formula="of:=IF([.B1922]=([.B1921]+2);&quot;Fehler&quot;;&quot;&quot;)">
            <text:p/>
          </table:table-cell>
          <table:table-cell table:formula="of:=IF(LEN([.C1922])=1;0;IF(LEN([.C1922])=2;1;IF(LEN([.C1922])=3;2;IF(LEN([.C1922])=5;3;IF(LEN([.C1922])=6;4;IF(LEN([.C1922])=7;5;&quot;Fehler&quot;))))))" office:value-type="float" office:value="3" calcext:value-type="float">
            <text:p>3</text:p>
          </table:table-cell>
          <table:table-cell office:value-type="string" calcext:value-type="string">
            <text:p>NFN 1</text:p>
          </table:table-cell>
          <table:table-cell office:value-type="string" calcext:value-type="string">
            <text:p>GESCHICHTE DES HOCHSCHULWESENS</text:p>
          </table:table-cell>
          <table:table-cell table:number-columns-repeated="5"/>
        </table:table-row>
        <table:table-row table:style-name="ro1">
          <table:table-cell table:formula="of:=IF([.B1923]=([.B1922]+2);&quot;Fehler&quot;;&quot;&quot;)">
            <text:p/>
          </table:table-cell>
          <table:table-cell table:formula="of:=IF(LEN([.C1923])=1;0;IF(LEN([.C1923])=2;1;IF(LEN([.C1923])=3;2;IF(LEN([.C1923])=5;3;IF(LEN([.C1923])=6;4;IF(LEN([.C1923])=7;5;&quot;Fehler&quot;))))))" office:value-type="float" office:value="3" calcext:value-type="float">
            <text:p>3</text:p>
          </table:table-cell>
          <table:table-cell office:value-type="string" calcext:value-type="string">
            <text:p>NFN 2</text:p>
          </table:table-cell>
          <table:table-cell office:value-type="string" calcext:value-type="string">
            <text:p>WESEN UND AUFGABE DER HOCHSCHULE <text:s/>HOCHSCHULREFORM</text:p>
          </table:table-cell>
          <table:table-cell table:number-columns-repeated="5"/>
        </table:table-row>
        <table:table-row table:style-name="ro1">
          <table:table-cell table:formula="of:=IF([.B1924]=([.B1923]+2);&quot;Fehler&quot;;&quot;&quot;)">
            <text:p/>
          </table:table-cell>
          <table:table-cell table:formula="of:=IF(LEN([.C1924])=1;0;IF(LEN([.C1924])=2;1;IF(LEN([.C1924])=3;2;IF(LEN([.C1924])=5;3;IF(LEN([.C1924])=6;4;IF(LEN([.C1924])=7;5;&quot;Fehler&quot;))))))" office:value-type="float" office:value="3" calcext:value-type="float">
            <text:p>3</text:p>
          </table:table-cell>
          <table:table-cell office:value-type="string" calcext:value-type="string">
            <text:p>NFN 3</text:p>
          </table:table-cell>
          <table:table-cell office:value-type="string" calcext:value-type="string">
            <text:p>STUDENTEN</text:p>
          </table:table-cell>
          <table:table-cell table:number-columns-repeated="5"/>
        </table:table-row>
        <table:table-row table:style-name="ro1">
          <table:table-cell table:formula="of:=IF([.B1925]=([.B1924]+2);&quot;Fehler&quot;;&quot;&quot;)">
            <text:p/>
          </table:table-cell>
          <table:table-cell table:formula="of:=IF(LEN([.C1925])=1;0;IF(LEN([.C1925])=2;1;IF(LEN([.C1925])=3;2;IF(LEN([.C1925])=5;3;IF(LEN([.C1925])=6;4;IF(LEN([.C1925])=7;5;&quot;Fehler&quot;))))))" office:value-type="float" office:value="3" calcext:value-type="float">
            <text:p>3</text:p>
          </table:table-cell>
          <table:table-cell office:value-type="string" calcext:value-type="string">
            <text:p>NFN 4</text:p>
          </table:table-cell>
          <table:table-cell office:value-type="string" calcext:value-type="string">
            <text:p>HOCHSCHULRECHT <text:s/>HOCHSCHULVERWALTUNG <text:s/>ORGANISATION DES STUDIUMS : ALLGEMEINES</text:p>
          </table:table-cell>
          <table:table-cell table:number-columns-repeated="5"/>
        </table:table-row>
        <table:table-row table:style-name="ro1">
          <table:table-cell table:formula="of:=IF([.B1926]=([.B1925]+2);&quot;Fehler&quot;;&quot;&quot;)">
            <text:p/>
          </table:table-cell>
          <table:table-cell table:formula="of:=IF(LEN([.C1926])=1;0;IF(LEN([.C1926])=2;1;IF(LEN([.C1926])=3;2;IF(LEN([.C1926])=5;3;IF(LEN([.C1926])=6;4;IF(LEN([.C1926])=7;5;&quot;Fehler&quot;))))))" office:value-type="float" office:value="4" calcext:value-type="float">
            <text:p>4</text:p>
          </table:table-cell>
          <table:table-cell office:value-type="string" calcext:value-type="string">
            <text:p>NFN 40</text:p>
          </table:table-cell>
          <table:table-cell office:value-type="string" calcext:value-type="string">
            <text:p>HOCHSCHULEN DER BUNDESREPUBLIK DEUTSCHLAND (EINSCHLIESSLICH HOCHSCHULFUEHRER, VORLESUNGSVERZEICHNISSE)</text:p>
          </table:table-cell>
          <table:table-cell table:number-columns-repeated="5"/>
        </table:table-row>
        <table:table-row table:style-name="ro1">
          <table:table-cell table:formula="of:=IF([.B1927]=([.B1926]+2);&quot;Fehler&quot;;&quot;&quot;)">
            <text:p/>
          </table:table-cell>
          <table:table-cell table:formula="of:=IF(LEN([.C1927])=1;0;IF(LEN([.C1927])=2;1;IF(LEN([.C1927])=3;2;IF(LEN([.C1927])=5;3;IF(LEN([.C1927])=6;4;IF(LEN([.C1927])=7;5;&quot;Fehler&quot;))))))" office:value-type="float" office:value="4" calcext:value-type="float">
            <text:p>4</text:p>
          </table:table-cell>
          <table:table-cell office:value-type="string" calcext:value-type="string">
            <text:p>NFN 41</text:p>
          </table:table-cell>
          <table:table-cell office:value-type="string" calcext:value-type="string">
            <text:p>AUSLAENDISCHE HOCHSCHULEN (EINSCHLIESSLICH HOCHSCHULFUEHRER, VORLESUNGSVERZEICHNISSE)</text:p>
          </table:table-cell>
          <table:table-cell table:number-columns-repeated="5"/>
        </table:table-row>
        <table:table-row table:style-name="ro1">
          <table:table-cell table:formula="of:=IF([.B1928]=([.B1927]+2);&quot;Fehler&quot;;&quot;&quot;)">
            <text:p/>
          </table:table-cell>
          <table:table-cell table:formula="of:=IF(LEN([.C1928])=1;0;IF(LEN([.C1928])=2;1;IF(LEN([.C1928])=3;2;IF(LEN([.C1928])=5;3;IF(LEN([.C1928])=6;4;IF(LEN([.C1928])=7;5;&quot;Fehler&quot;))))))" office:value-type="float" office:value="1" calcext:value-type="float">
            <text:p>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SOZIALPAEDAGOGIK</text:p>
          </table:table-cell>
          <table:table-cell table:number-columns-repeated="5"/>
        </table:table-row>
        <table:table-row table:style-name="ro1">
          <table:table-cell table:formula="of:=IF([.B1929]=([.B1928]+2);&quot;Fehler&quot;;&quot;&quot;)">
            <text:p/>
          </table:table-cell>
          <table:table-cell table:formula="of:=IF(LEN([.C1929])=1;0;IF(LEN([.C1929])=2;1;IF(LEN([.C1929])=3;2;IF(LEN([.C1929])=5;3;IF(LEN([.C1929])=6;4;IF(LEN([.C1929])=7;5;&quot;Fehler&quot;))))))" office:value-type="float" office:value="2" calcext:value-type="float">
            <text:p>2</text:p>
          </table:table-cell>
          <table:table-cell office:value-type="string" calcext:value-type="string">
            <text:p>NGF</text:p>
          </table:table-cell>
          <table:table-cell office:value-type="string" calcext:value-type="string">
            <text:p>SPIELPAEDAGOGIK</text:p>
          </table:table-cell>
          <table:table-cell table:number-columns-repeated="5"/>
        </table:table-row>
        <table:table-row table:style-name="ro1">
          <table:table-cell table:formula="of:=IF([.B1930]=([.B1929]+2);&quot;Fehler&quot;;&quot;&quot;)">
            <text:p/>
          </table:table-cell>
          <table:table-cell table:formula="of:=IF(LEN([.C1930])=1;0;IF(LEN([.C1930])=2;1;IF(LEN([.C1930])=3;2;IF(LEN([.C1930])=5;3;IF(LEN([.C1930])=6;4;IF(LEN([.C1930])=7;5;&quot;Fehler&quot;))))))" office:value-type="float" office:value="2" calcext:value-type="float">
            <text:p>2</text:p>
          </table:table-cell>
          <table:table-cell office:value-type="string" calcext:value-type="string">
            <text:p>NGH</text:p>
          </table:table-cell>
          <table:table-cell office:value-type="string" calcext:value-type="string">
            <text:p>KINDERSPIELPLAETZE</text:p>
          </table:table-cell>
          <table:table-cell table:number-columns-repeated="5"/>
        </table:table-row>
        <table:table-row table:style-name="ro1">
          <table:table-cell table:formula="of:=IF([.B1931]=([.B1930]+2);&quot;Fehler&quot;;&quot;&quot;)">
            <text:p/>
          </table:table-cell>
          <table:table-cell table:formula="of:=IF(LEN([.C1931])=1;0;IF(LEN([.C1931])=2;1;IF(LEN([.C1931])=3;2;IF(LEN([.C1931])=5;3;IF(LEN([.C1931])=6;4;IF(LEN([.C1931])=7;5;&quot;Fehler&quot;))))))" office:value-type="float" office:value="2" calcext:value-type="float">
            <text:p>2</text:p>
          </table:table-cell>
          <table:table-cell office:value-type="string" calcext:value-type="string">
            <text:p>NGK</text:p>
          </table:table-cell>
          <table:table-cell office:value-type="string" calcext:value-type="string">
            <text:p>KINDER- UND JUGENDERZIEHUNG IM ELTERNHAUS : ALLGEMEINES</text:p>
          </table:table-cell>
          <table:table-cell table:number-columns-repeated="5"/>
        </table:table-row>
        <table:table-row table:style-name="ro1">
          <table:table-cell table:formula="of:=IF([.B1932]=([.B1931]+2);&quot;Fehler&quot;;&quot;&quot;)">
            <text:p/>
          </table:table-cell>
          <table:table-cell table:formula="of:=IF(LEN([.C1932])=1;0;IF(LEN([.C1932])=2;1;IF(LEN([.C1932])=3;2;IF(LEN([.C1932])=5;3;IF(LEN([.C1932])=6;4;IF(LEN([.C1932])=7;5;&quot;Fehler&quot;))))))" office:value-type="float" office:value="3" calcext:value-type="float">
            <text:p>3</text:p>
          </table:table-cell>
          <table:table-cell office:value-type="string" calcext:value-type="string">
            <text:p>NGK 1</text:p>
          </table:table-cell>
          <table:table-cell office:value-type="string" calcext:value-type="string">
            <text:p>ERZIEHUNG EINZELNER ALTERSSTUFEN UND GESCHLECHTER</text:p>
          </table:table-cell>
          <table:table-cell table:number-columns-repeated="5"/>
        </table:table-row>
        <table:table-row table:style-name="ro1">
          <table:table-cell table:formula="of:=IF([.B1933]=([.B1932]+2);&quot;Fehler&quot;;&quot;&quot;)">
            <text:p/>
          </table:table-cell>
          <table:table-cell table:formula="of:=IF(LEN([.C1933])=1;0;IF(LEN([.C1933])=2;1;IF(LEN([.C1933])=3;2;IF(LEN([.C1933])=5;3;IF(LEN([.C1933])=6;4;IF(LEN([.C1933])=7;5;&quot;Fehler&quot;))))))" office:value-type="float" office:value="3" calcext:value-type="float">
            <text:p>3</text:p>
          </table:table-cell>
          <table:table-cell office:value-type="string" calcext:value-type="string">
            <text:p>NGK 2</text:p>
          </table:table-cell>
          <table:table-cell office:value-type="string" calcext:value-type="string">
            <text:p>EINZELNE HAEUSLICHE ERZIEHUNGSPROBLEME</text:p>
          </table:table-cell>
          <table:table-cell table:number-columns-repeated="5"/>
        </table:table-row>
        <table:table-row table:style-name="ro1">
          <table:table-cell table:formula="of:=IF([.B1934]=([.B1933]+2);&quot;Fehler&quot;;&quot;&quot;)">
            <text:p/>
          </table:table-cell>
          <table:table-cell table:formula="of:=IF(LEN([.C1934])=1;0;IF(LEN([.C1934])=2;1;IF(LEN([.C1934])=3;2;IF(LEN([.C1934])=5;3;IF(LEN([.C1934])=6;4;IF(LEN([.C1934])=7;5;&quot;Fehler&quot;))))))" office:value-type="float" office:value="3" calcext:value-type="float">
            <text:p>3</text:p>
          </table:table-cell>
          <table:table-cell office:value-type="string" calcext:value-type="string">
            <text:p>NGK 3</text:p>
          </table:table-cell>
          <table:table-cell office:value-type="string" calcext:value-type="string">
            <text:p>KINDERBESCHAEFTIGUNG</text:p>
          </table:table-cell>
          <table:table-cell table:number-columns-repeated="5"/>
        </table:table-row>
        <table:table-row table:style-name="ro1">
          <table:table-cell table:formula="of:=IF([.B1935]=([.B1934]+2);&quot;Fehler&quot;;&quot;&quot;)">
            <text:p/>
          </table:table-cell>
          <table:table-cell table:formula="of:=IF(LEN([.C1935])=1;0;IF(LEN([.C1935])=2;1;IF(LEN([.C1935])=3;2;IF(LEN([.C1935])=5;3;IF(LEN([.C1935])=6;4;IF(LEN([.C1935])=7;5;&quot;Fehler&quot;))))))" office:value-type="float" office:value="3" calcext:value-type="float">
            <text:p>3</text:p>
          </table:table-cell>
          <table:table-cell office:value-type="string" calcext:value-type="string">
            <text:p>NGK 5</text:p>
          </table:table-cell>
          <table:table-cell office:value-type="string" calcext:value-type="string">
            <text:p>HAEUSLICHE ARBEIT MIT SCHULKINDERN (AUCH EINZELNE UNTERRICHTSFAECHER)</text:p>
          </table:table-cell>
          <table:table-cell table:number-columns-repeated="5"/>
        </table:table-row>
        <table:table-row table:style-name="ro1">
          <table:table-cell table:formula="of:=IF([.B1936]=([.B1935]+2);&quot;Fehler&quot;;&quot;&quot;)">
            <text:p/>
          </table:table-cell>
          <table:table-cell table:formula="of:=IF(LEN([.C1936])=1;0;IF(LEN([.C1936])=2;1;IF(LEN([.C1936])=3;2;IF(LEN([.C1936])=5;3;IF(LEN([.C1936])=6;4;IF(LEN([.C1936])=7;5;&quot;Fehler&quot;))))))" office:value-type="float" office:value="3" calcext:value-type="float">
            <text:p>3</text:p>
          </table:table-cell>
          <table:table-cell office:value-type="string" calcext:value-type="string">
            <text:p>NGK 6</text:p>
          </table:table-cell>
          <table:table-cell office:value-type="string" calcext:value-type="string">
            <text:p>HAEUSLICHE ARBEIT MIT VORSCHULKINDERN</text:p>
          </table:table-cell>
          <table:table-cell table:number-columns-repeated="5"/>
        </table:table-row>
        <table:table-row table:style-name="ro1">
          <table:table-cell table:formula="of:=IF([.B1937]=([.B1936]+2);&quot;Fehler&quot;;&quot;&quot;)">
            <text:p/>
          </table:table-cell>
          <table:table-cell table:formula="of:=IF(LEN([.C1937])=1;0;IF(LEN([.C1937])=2;1;IF(LEN([.C1937])=3;2;IF(LEN([.C1937])=5;3;IF(LEN([.C1937])=6;4;IF(LEN([.C1937])=7;5;&quot;Fehler&quot;))))))" office:value-type="float" office:value="2" calcext:value-type="float">
            <text:p>2</text:p>
          </table:table-cell>
          <table:table-cell office:value-type="string" calcext:value-type="string">
            <text:p>NGL</text:p>
          </table:table-cell>
          <table:table-cell office:value-type="string" calcext:value-type="string">
            <text:p>KINDERGARTEN <text:s/>KINDERHEIM <text:s/>KINDERHORT</text:p>
          </table:table-cell>
          <table:table-cell table:number-columns-repeated="5"/>
        </table:table-row>
        <table:table-row table:style-name="ro1">
          <table:table-cell table:formula="of:=IF([.B1938]=([.B1937]+2);&quot;Fehler&quot;;&quot;&quot;)">
            <text:p/>
          </table:table-cell>
          <table:table-cell table:formula="of:=IF(LEN([.C1938])=1;0;IF(LEN([.C1938])=2;1;IF(LEN([.C1938])=3;2;IF(LEN([.C1938])=5;3;IF(LEN([.C1938])=6;4;IF(LEN([.C1938])=7;5;&quot;Fehler&quot;))))))" office:value-type="float" office:value="3" calcext:value-type="float">
            <text:p>3</text:p>
          </table:table-cell>
          <table:table-cell office:value-type="string" calcext:value-type="string">
            <text:p>NGL 1</text:p>
          </table:table-cell>
          <table:table-cell office:value-type="string" calcext:value-type="string">
            <text:p>VORSCHULPAEDAGOGIK</text:p>
          </table:table-cell>
          <table:table-cell table:number-columns-repeated="5"/>
        </table:table-row>
        <table:table-row table:style-name="ro1">
          <table:table-cell table:formula="of:=IF([.B1939]=([.B1938]+2);&quot;Fehler&quot;;&quot;&quot;)">
            <text:p/>
          </table:table-cell>
          <table:table-cell table:formula="of:=IF(LEN([.C1939])=1;0;IF(LEN([.C1939])=2;1;IF(LEN([.C1939])=3;2;IF(LEN([.C1939])=5;3;IF(LEN([.C1939])=6;4;IF(LEN([.C1939])=7;5;&quot;Fehler&quot;))))))" office:value-type="float" office:value="2" calcext:value-type="float">
            <text:p>2</text:p>
          </table:table-cell>
          <table:table-cell office:value-type="string" calcext:value-type="string">
            <text:p>NGM</text:p>
          </table:table-cell>
          <table:table-cell office:value-type="string" calcext:value-type="string">
            <text:p>JUGENDVERBAENDE : ALLGEMEINES</text:p>
          </table:table-cell>
          <table:table-cell table:number-columns-repeated="5"/>
        </table:table-row>
        <table:table-row table:style-name="ro1">
          <table:table-cell table:formula="of:=IF([.B1940]=([.B1939]+2);&quot;Fehler&quot;;&quot;&quot;)">
            <text:p/>
          </table:table-cell>
          <table:table-cell table:formula="of:=IF(LEN([.C1940])=1;0;IF(LEN([.C1940])=2;1;IF(LEN([.C1940])=3;2;IF(LEN([.C1940])=5;3;IF(LEN([.C1940])=6;4;IF(LEN([.C1940])=7;5;&quot;Fehler&quot;))))))" office:value-type="float" office:value="3" calcext:value-type="float">
            <text:p>3</text:p>
          </table:table-cell>
          <table:table-cell office:value-type="string" calcext:value-type="string">
            <text:p>NGM 1</text:p>
          </table:table-cell>
          <table:table-cell office:value-type="string" calcext:value-type="string">
            <text:p>JUGENDBEWEGUNG</text:p>
          </table:table-cell>
          <table:table-cell table:number-columns-repeated="5"/>
        </table:table-row>
        <table:table-row table:style-name="ro1">
          <table:table-cell table:formula="of:=IF([.B1941]=([.B1940]+2);&quot;Fehler&quot;;&quot;&quot;)">
            <text:p/>
          </table:table-cell>
          <table:table-cell table:formula="of:=IF(LEN([.C1941])=1;0;IF(LEN([.C1941])=2;1;IF(LEN([.C1941])=3;2;IF(LEN([.C1941])=5;3;IF(LEN([.C1941])=6;4;IF(LEN([.C1941])=7;5;&quot;Fehler&quot;))))))" office:value-type="float" office:value="3" calcext:value-type="float">
            <text:p>3</text:p>
          </table:table-cell>
          <table:table-cell office:value-type="string" calcext:value-type="string">
            <text:p>NGM 2</text:p>
          </table:table-cell>
          <table:table-cell office:value-type="string" calcext:value-type="string">
            <text:p>PFADFINDER</text:p>
          </table:table-cell>
          <table:table-cell table:number-columns-repeated="5"/>
        </table:table-row>
        <table:table-row table:style-name="ro1">
          <table:table-cell table:formula="of:=IF([.B1942]=([.B1941]+2);&quot;Fehler&quot;;&quot;&quot;)">
            <text:p/>
          </table:table-cell>
          <table:table-cell table:formula="of:=IF(LEN([.C1942])=1;0;IF(LEN([.C1942])=2;1;IF(LEN([.C1942])=3;2;IF(LEN([.C1942])=5;3;IF(LEN([.C1942])=6;4;IF(LEN([.C1942])=7;5;&quot;Fehler&quot;))))))" office:value-type="float" office:value="3" calcext:value-type="float">
            <text:p>3</text:p>
          </table:table-cell>
          <table:table-cell office:value-type="string" calcext:value-type="string">
            <text:p>NGM 3</text:p>
          </table:table-cell>
          <table:table-cell office:value-type="string" calcext:value-type="string">
            <text:p>KONFESSIONELLE JUGENDVERBAENDE</text:p>
          </table:table-cell>
          <table:table-cell table:number-columns-repeated="5"/>
        </table:table-row>
        <table:table-row table:style-name="ro1">
          <table:table-cell table:formula="of:=IF([.B1943]=([.B1942]+2);&quot;Fehler&quot;;&quot;&quot;)">
            <text:p/>
          </table:table-cell>
          <table:table-cell table:formula="of:=IF(LEN([.C1943])=1;0;IF(LEN([.C1943])=2;1;IF(LEN([.C1943])=3;2;IF(LEN([.C1943])=5;3;IF(LEN([.C1943])=6;4;IF(LEN([.C1943])=7;5;&quot;Fehler&quot;))))))" office:value-type="float" office:value="3" calcext:value-type="float">
            <text:p>3</text:p>
          </table:table-cell>
          <table:table-cell office:value-type="string" calcext:value-type="string">
            <text:p>NGM 5</text:p>
          </table:table-cell>
          <table:table-cell office:value-type="string" calcext:value-type="string">
            <text:p>SONSTIGE JUGENDVERBAENDE</text:p>
          </table:table-cell>
          <table:table-cell table:number-columns-repeated="5"/>
        </table:table-row>
        <table:table-row table:style-name="ro1">
          <table:table-cell table:formula="of:=IF([.B1944]=([.B1943]+2);&quot;Fehler&quot;;&quot;&quot;)">
            <text:p/>
          </table:table-cell>
          <table:table-cell table:formula="of:=IF(LEN([.C1944])=1;0;IF(LEN([.C1944])=2;1;IF(LEN([.C1944])=3;2;IF(LEN([.C1944])=5;3;IF(LEN([.C1944])=6;4;IF(LEN([.C1944])=7;5;&quot;Fehler&quot;))))))" office:value-type="float" office:value="2" calcext:value-type="float">
            <text:p>2</text:p>
          </table:table-cell>
          <table:table-cell office:value-type="string" calcext:value-type="string">
            <text:p>NGN</text:p>
          </table:table-cell>
          <table:table-cell office:value-type="string" calcext:value-type="string">
            <text:p>JUGENDARBEIT (JUGENDPFLEGE)</text:p>
          </table:table-cell>
          <table:table-cell table:number-columns-repeated="5"/>
        </table:table-row>
        <table:table-row table:style-name="ro1">
          <table:table-cell table:formula="of:=IF([.B1945]=([.B1944]+2);&quot;Fehler&quot;;&quot;&quot;)">
            <text:p/>
          </table:table-cell>
          <table:table-cell table:formula="of:=IF(LEN([.C1945])=1;0;IF(LEN([.C1945])=2;1;IF(LEN([.C1945])=3;2;IF(LEN([.C1945])=5;3;IF(LEN([.C1945])=6;4;IF(LEN([.C1945])=7;5;&quot;Fehler&quot;))))))" office:value-type="float" office:value="2" calcext:value-type="float">
            <text:p>2</text:p>
          </table:table-cell>
          <table:table-cell office:value-type="string" calcext:value-type="string">
            <text:p>NGO</text:p>
          </table:table-cell>
          <table:table-cell office:value-type="string" calcext:value-type="string">
            <text:p>JUGENDHILFE <text:s/>JUGENDSCHUTZ</text:p>
          </table:table-cell>
          <table:table-cell table:number-columns-repeated="5"/>
        </table:table-row>
        <table:table-row table:style-name="ro1">
          <table:table-cell table:formula="of:=IF([.B1946]=([.B1945]+2);&quot;Fehler&quot;;&quot;&quot;)">
            <text:p/>
          </table:table-cell>
          <table:table-cell table:formula="of:=IF(LEN([.C1946])=1;0;IF(LEN([.C1946])=2;1;IF(LEN([.C1946])=3;2;IF(LEN([.C1946])=5;3;IF(LEN([.C1946])=6;4;IF(LEN([.C1946])=7;5;&quot;Fehler&quot;))))))" office:value-type="float" office:value="3" calcext:value-type="float">
            <text:p>3</text:p>
          </table:table-cell>
          <table:table-cell office:value-type="string" calcext:value-type="string">
            <text:p>NGO 3</text:p>
          </table:table-cell>
          <table:table-cell office:value-type="string" calcext:value-type="string">
            <text:p>JUGENDKRIMINALITAET <text:s/>JUGENDSTRAFVOLLZUG <text:s/>RESOZIALISIERUNG JUGENDLICHER</text:p>
          </table:table-cell>
          <table:table-cell table:number-columns-repeated="5"/>
        </table:table-row>
        <table:table-row table:style-name="ro1">
          <table:table-cell table:formula="of:=IF([.B1947]=([.B1946]+2);&quot;Fehler&quot;;&quot;&quot;)">
            <text:p/>
          </table:table-cell>
          <table:table-cell table:formula="of:=IF(LEN([.C1947])=1;0;IF(LEN([.C1947])=2;1;IF(LEN([.C1947])=3;2;IF(LEN([.C1947])=5;3;IF(LEN([.C1947])=6;4;IF(LEN([.C1947])=7;5;&quot;Fehler&quot;))))))" office:value-type="float" office:value="2" calcext:value-type="float">
            <text:p>2</text:p>
          </table:table-cell>
          <table:table-cell office:value-type="string" calcext:value-type="string">
            <text:p>NGP</text:p>
          </table:table-cell>
          <table:table-cell office:value-type="string" calcext:value-type="string">
            <text:p>ERZIEHUNGSBERATUNG</text:p>
          </table:table-cell>
          <table:table-cell table:number-columns-repeated="5"/>
        </table:table-row>
        <table:table-row table:style-name="ro1">
          <table:table-cell table:formula="of:=IF([.B1948]=([.B1947]+2);&quot;Fehler&quot;;&quot;&quot;)">
            <text:p/>
          </table:table-cell>
          <table:table-cell table:formula="of:=IF(LEN([.C1948])=1;0;IF(LEN([.C1948])=2;1;IF(LEN([.C1948])=3;2;IF(LEN([.C1948])=5;3;IF(LEN([.C1948])=6;4;IF(LEN([.C1948])=7;5;&quot;Fehler&quot;))))))" office:value-type="float" office:value="2" calcext:value-type="float">
            <text:p>2</text:p>
          </table:table-cell>
          <table:table-cell office:value-type="string" calcext:value-type="string">
            <text:p>NGQ</text:p>
          </table:table-cell>
          <table:table-cell office:value-type="string" calcext:value-type="string">
            <text:p>SEXUALPAEDAGOGIK</text:p>
          </table:table-cell>
          <table:table-cell table:number-columns-repeated="5"/>
        </table:table-row>
        <table:table-row table:style-name="ro1">
          <table:table-cell table:formula="of:=IF([.B1949]=([.B1948]+2);&quot;Fehler&quot;;&quot;&quot;)">
            <text:p/>
          </table:table-cell>
          <table:table-cell table:formula="of:=IF(LEN([.C1949])=1;0;IF(LEN([.C1949])=2;1;IF(LEN([.C1949])=3;2;IF(LEN([.C1949])=5;3;IF(LEN([.C1949])=6;4;IF(LEN([.C1949])=7;5;&quot;Fehler&quot;))))))" office:value-type="float" office:value="1" calcext:value-type="float">
            <text:p>1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SONDERPAEDAGOGIK : GESAMTDARSTELLUNGEN, DARSTELLUNGEN MEHRERER TEILGEBIETE</text:p>
          </table:table-cell>
          <table:table-cell table:number-columns-repeated="5"/>
        </table:table-row>
        <table:table-row table:style-name="ro1">
          <table:table-cell table:formula="of:=IF([.B1950]=([.B1949]+2);&quot;Fehler&quot;;&quot;&quot;)">
            <text:p/>
          </table:table-cell>
          <table:table-cell table:formula="of:=IF(LEN([.C1950])=1;0;IF(LEN([.C1950])=2;1;IF(LEN([.C1950])=3;2;IF(LEN([.C1950])=5;3;IF(LEN([.C1950])=6;4;IF(LEN([.C1950])=7;5;&quot;Fehler&quot;))))))" office:value-type="float" office:value="2" calcext:value-type="float">
            <text:p>2</text:p>
          </table:table-cell>
          <table:table-cell office:value-type="string" calcext:value-type="string">
            <text:p>NHK</text:p>
          </table:table-cell>
          <table:table-cell office:value-type="string" calcext:value-type="string">
            <text:p>SPEZIELLE SONDERPAEDAGOGIK <text:s/>SPEZIELLE SONDERSCHULEN</text:p>
          </table:table-cell>
          <table:table-cell table:number-columns-repeated="5"/>
        </table:table-row>
        <table:table-row table:style-name="ro1">
          <table:table-cell table:formula="of:=IF([.B1951]=([.B1950]+2);&quot;Fehler&quot;;&quot;&quot;)">
            <text:p/>
          </table:table-cell>
          <table:table-cell table:formula="of:=IF(LEN([.C1951])=1;0;IF(LEN([.C1951])=2;1;IF(LEN([.C1951])=3;2;IF(LEN([.C1951])=5;3;IF(LEN([.C1951])=6;4;IF(LEN([.C1951])=7;5;&quot;Fehler&quot;))))))" office:value-type="float" office:value="3" calcext:value-type="float">
            <text:p>3</text:p>
          </table:table-cell>
          <table:table-cell office:value-type="string" calcext:value-type="string">
            <text:p>NHK 1</text:p>
          </table:table-cell>
          <table:table-cell office:value-type="string" calcext:value-type="string">
            <text:p>KOERPERBEHINDERTENPAEDAGOGIK</text:p>
          </table:table-cell>
          <table:table-cell table:number-columns-repeated="5"/>
        </table:table-row>
        <table:table-row table:style-name="ro1">
          <table:table-cell table:formula="of:=IF([.B1952]=([.B1951]+2);&quot;Fehler&quot;;&quot;&quot;)">
            <text:p/>
          </table:table-cell>
          <table:table-cell table:formula="of:=IF(LEN([.C1952])=1;0;IF(LEN([.C1952])=2;1;IF(LEN([.C1952])=3;2;IF(LEN([.C1952])=5;3;IF(LEN([.C1952])=6;4;IF(LEN([.C1952])=7;5;&quot;Fehler&quot;))))))" office:value-type="float" office:value="3" calcext:value-type="float">
            <text:p>3</text:p>
          </table:table-cell>
          <table:table-cell office:value-type="string" calcext:value-type="string">
            <text:p>NHK 2</text:p>
          </table:table-cell>
          <table:table-cell office:value-type="string" calcext:value-type="string">
            <text:p>SCHWERHOERIGENPAEDAGOGIK <text:s/>GEHOERLOSENPAEDAGOGIK</text:p>
          </table:table-cell>
          <table:table-cell table:number-columns-repeated="5"/>
        </table:table-row>
        <table:table-row table:style-name="ro1">
          <table:table-cell table:formula="of:=IF([.B1953]=([.B1952]+2);&quot;Fehler&quot;;&quot;&quot;)">
            <text:p/>
          </table:table-cell>
          <table:table-cell table:formula="of:=IF(LEN([.C1953])=1;0;IF(LEN([.C1953])=2;1;IF(LEN([.C1953])=3;2;IF(LEN([.C1953])=5;3;IF(LEN([.C1953])=6;4;IF(LEN([.C1953])=7;5;&quot;Fehler&quot;))))))" office:value-type="float" office:value="3" calcext:value-type="float">
            <text:p>3</text:p>
          </table:table-cell>
          <table:table-cell office:value-type="string" calcext:value-type="string">
            <text:p>NHK 3</text:p>
          </table:table-cell>
          <table:table-cell office:value-type="string" calcext:value-type="string">
            <text:p>SEHBEHINDERTENPAEDAGOGIK</text:p>
          </table:table-cell>
          <table:table-cell table:number-columns-repeated="5"/>
        </table:table-row>
        <table:table-row table:style-name="ro1">
          <table:table-cell table:formula="of:=IF([.B1954]=([.B1953]+2);&quot;Fehler&quot;;&quot;&quot;)">
            <text:p/>
          </table:table-cell>
          <table:table-cell table:formula="of:=IF(LEN([.C1954])=1;0;IF(LEN([.C1954])=2;1;IF(LEN([.C1954])=3;2;IF(LEN([.C1954])=5;3;IF(LEN([.C1954])=6;4;IF(LEN([.C1954])=7;5;&quot;Fehler&quot;))))))" office:value-type="float" office:value="3" calcext:value-type="float">
            <text:p>3</text:p>
          </table:table-cell>
          <table:table-cell office:value-type="string" calcext:value-type="string">
            <text:p>NHK 4</text:p>
          </table:table-cell>
          <table:table-cell office:value-type="string" calcext:value-type="string">
            <text:p>SPRACHHEILPAEDAGOGIK</text:p>
          </table:table-cell>
          <table:table-cell table:number-columns-repeated="5"/>
        </table:table-row>
        <table:table-row table:style-name="ro1">
          <table:table-cell table:formula="of:=IF([.B1955]=([.B1954]+2);&quot;Fehler&quot;;&quot;&quot;)">
            <text:p/>
          </table:table-cell>
          <table:table-cell table:formula="of:=IF(LEN([.C1955])=1;0;IF(LEN([.C1955])=2;1;IF(LEN([.C1955])=3;2;IF(LEN([.C1955])=5;3;IF(LEN([.C1955])=6;4;IF(LEN([.C1955])=7;5;&quot;Fehler&quot;))))))" office:value-type="float" office:value="3" calcext:value-type="float">
            <text:p>3</text:p>
          </table:table-cell>
          <table:table-cell office:value-type="string" calcext:value-type="string">
            <text:p>NHK 5</text:p>
          </table:table-cell>
          <table:table-cell office:value-type="string" calcext:value-type="string">
            <text:p>LEGASTHENIE (LESE- UND RECHTSCHREIBSCHWAECHE) RECHENSCHWAECHE</text:p>
          </table:table-cell>
          <table:table-cell table:number-columns-repeated="5"/>
        </table:table-row>
        <table:table-row table:style-name="ro1">
          <table:table-cell table:formula="of:=IF([.B1956]=([.B1955]+2);&quot;Fehler&quot;;&quot;&quot;)">
            <text:p/>
          </table:table-cell>
          <table:table-cell table:formula="of:=IF(LEN([.C1956])=1;0;IF(LEN([.C1956])=2;1;IF(LEN([.C1956])=3;2;IF(LEN([.C1956])=5;3;IF(LEN([.C1956])=6;4;IF(LEN([.C1956])=7;5;&quot;Fehler&quot;))))))" office:value-type="float" office:value="3" calcext:value-type="float">
            <text:p>3</text:p>
          </table:table-cell>
          <table:table-cell office:value-type="string" calcext:value-type="string">
            <text:p>NHK 6</text:p>
          </table:table-cell>
          <table:table-cell office:value-type="string" calcext:value-type="string">
            <text:p>PAEDAGOGIK BEI VERHALTENSSTOERUNGEN</text:p>
          </table:table-cell>
          <table:table-cell table:number-columns-repeated="5"/>
        </table:table-row>
        <table:table-row table:style-name="ro1">
          <table:table-cell table:formula="of:=IF([.B1957]=([.B1956]+2);&quot;Fehler&quot;;&quot;&quot;)">
            <text:p/>
          </table:table-cell>
          <table:table-cell table:formula="of:=IF(LEN([.C1957])=1;0;IF(LEN([.C1957])=2;1;IF(LEN([.C1957])=3;2;IF(LEN([.C1957])=5;3;IF(LEN([.C1957])=6;4;IF(LEN([.C1957])=7;5;&quot;Fehler&quot;))))))" office:value-type="float" office:value="3" calcext:value-type="float">
            <text:p>3</text:p>
          </table:table-cell>
          <table:table-cell office:value-type="string" calcext:value-type="string">
            <text:p>NHK 7</text:p>
          </table:table-cell>
          <table:table-cell office:value-type="string" calcext:value-type="string">
            <text:p>PAEDAGOGIK BEI GEISTIGBEHINDERTEN</text:p>
          </table:table-cell>
          <table:table-cell table:number-columns-repeated="5"/>
        </table:table-row>
        <table:table-row table:style-name="ro1">
          <table:table-cell table:formula="of:=IF([.B1958]=([.B1957]+2);&quot;Fehler&quot;;&quot;&quot;)">
            <text:p/>
          </table:table-cell>
          <table:table-cell table:formula="of:=IF(LEN([.C1958])=1;0;IF(LEN([.C1958])=2;1;IF(LEN([.C1958])=3;2;IF(LEN([.C1958])=5;3;IF(LEN([.C1958])=6;4;IF(LEN([.C1958])=7;5;&quot;Fehler&quot;))))))" office:value-type="float" office:value="3" calcext:value-type="float">
            <text:p>3</text:p>
          </table:table-cell>
          <table:table-cell office:value-type="string" calcext:value-type="string">
            <text:p>NHK 8</text:p>
          </table:table-cell>
          <table:table-cell office:value-type="string" calcext:value-type="string">
            <text:p>SONSTIGES</text:p>
          </table:table-cell>
          <table:table-cell table:number-columns-repeated="5"/>
        </table:table-row>
        <table:table-row table:style-name="ro1">
          <table:table-cell table:formula="of:=IF([.B1959]=([.B1958]+2);&quot;Fehler&quot;;&quot;&quot;)">
            <text:p/>
          </table:table-cell>
          <table:table-cell table:formula="of:=IF(LEN([.C1959])=1;0;IF(LEN([.C1959])=2;1;IF(LEN([.C1959])=3;2;IF(LEN([.C1959])=5;3;IF(LEN([.C1959])=6;4;IF(LEN([.C1959])=7;5;&quot;Fehler&quot;))))))" office:value-type="float" office:value="3" calcext:value-type="float">
            <text:p>3</text:p>
          </table:table-cell>
          <table:table-cell office:value-type="string" calcext:value-type="string">
            <text:p>NHK 9</text:p>
          </table:table-cell>
          <table:table-cell office:value-type="string" calcext:value-type="string">
            <text:p>MEHRFACHBEHINDERTENPAEDAGOGIK</text:p>
          </table:table-cell>
          <table:table-cell table:number-columns-repeated="5"/>
        </table:table-row>
        <table:table-row table:style-name="ro1">
          <table:table-cell table:formula="of:=IF([.B1960]=([.B1959]+2);&quot;Fehler&quot;;&quot;&quot;)">
            <text:p/>
          </table:table-cell>
          <table:table-cell table:formula="of:=IF(LEN([.C1960])=1;0;IF(LEN([.C1960])=2;1;IF(LEN([.C1960])=3;2;IF(LEN([.C1960])=5;3;IF(LEN([.C1960])=6;4;IF(LEN([.C1960])=7;5;&quot;Fehler&quot;))))))" office:value-type="float" office:value="2" calcext:value-type="float">
            <text:p>2</text:p>
          </table:table-cell>
          <table:table-cell office:value-type="string" calcext:value-type="string">
            <text:p>NHL</text:p>
          </table:table-cell>
          <table:table-cell office:value-type="string" calcext:value-type="string">
            <text:p>LERNBEHINDERTENPAEDAGOGIK : ALLGEMEINES</text:p>
          </table:table-cell>
          <table:table-cell table:number-columns-repeated="5"/>
        </table:table-row>
        <table:table-row table:style-name="ro1">
          <table:table-cell table:formula="of:=IF([.B1961]=([.B1960]+2);&quot;Fehler&quot;;&quot;&quot;)">
            <text:p/>
          </table:table-cell>
          <table:table-cell table:formula="of:=IF(LEN([.C1961])=1;0;IF(LEN([.C1961])=2;1;IF(LEN([.C1961])=3;2;IF(LEN([.C1961])=5;3;IF(LEN([.C1961])=6;4;IF(LEN([.C1961])=7;5;&quot;Fehler&quot;))))))" office:value-type="float" office:value="3" calcext:value-type="float">
            <text:p>3</text:p>
          </table:table-cell>
          <table:table-cell office:value-type="string" calcext:value-type="string">
            <text:p>NHL 1</text:p>
          </table:table-cell>
          <table:table-cell office:value-type="string" calcext:value-type="string">
            <text:p>SONDERSCHULE FUER LERNBEHINDERTE : THEORIE UND ORGANISATION</text:p>
          </table:table-cell>
          <table:table-cell table:number-columns-repeated="5"/>
        </table:table-row>
        <table:table-row table:style-name="ro1">
          <table:table-cell table:formula="of:=IF([.B1962]=([.B1961]+2);&quot;Fehler&quot;;&quot;&quot;)">
            <text:p/>
          </table:table-cell>
          <table:table-cell table:formula="of:=IF(LEN([.C1962])=1;0;IF(LEN([.C1962])=2;1;IF(LEN([.C1962])=3;2;IF(LEN([.C1962])=5;3;IF(LEN([.C1962])=6;4;IF(LEN([.C1962])=7;5;&quot;Fehler&quot;))))))" office:value-type="float" office:value="4" calcext:value-type="float">
            <text:p>4</text:p>
          </table:table-cell>
          <table:table-cell office:value-type="string" calcext:value-type="string">
            <text:p>NHL 12</text:p>
          </table:table-cell>
          <table:table-cell office:value-type="string" calcext:value-type="string">
            <text:p>SONDERSCHULUNTERRICHT : ALLGEMEINES UND EINZELNE UNTERRICHTSFAECHER</text:p>
          </table:table-cell>
          <table:table-cell table:number-columns-repeated="5"/>
        </table:table-row>
        <table:table-row table:style-name="ro1">
          <table:table-cell table:formula="of:=IF([.B1963]=([.B1962]+2);&quot;Fehler&quot;;&quot;&quot;)">
            <text:p/>
          </table:table-cell>
          <table:table-cell table:formula="of:=IF(LEN([.C1963])=1;0;IF(LEN([.C1963])=2;1;IF(LEN([.C1963])=3;2;IF(LEN([.C1963])=5;3;IF(LEN([.C1963])=6;4;IF(LEN([.C1963])=7;5;&quot;Fehler&quot;))))))" office:value-type="float" office:value="3" calcext:value-type="float">
            <text:p>3</text:p>
          </table:table-cell>
          <table:table-cell office:value-type="string" calcext:value-type="string">
            <text:p>NHL 7</text:p>
          </table:table-cell>
          <table:table-cell office:value-type="string" calcext:value-type="string">
            <text:p>SONSTIGE EINZELPROBLEME DER LERNBEHINDERTENPAEDAGOGIK</text:p>
          </table:table-cell>
          <table:table-cell table:number-columns-repeated="5"/>
        </table:table-row>
        <table:table-row table:style-name="ro1">
          <table:table-cell table:formula="of:=IF([.B1964]=([.B1963]+2);&quot;Fehler&quot;;&quot;&quot;)">
            <text:p/>
          </table:table-cell>
          <table:table-cell table:formula="of:=IF(LEN([.C1964])=1;0;IF(LEN([.C1964])=2;1;IF(LEN([.C1964])=3;2;IF(LEN([.C1964])=5;3;IF(LEN([.C1964])=6;4;IF(LEN([.C1964])=7;5;&quot;Fehler&quot;))))))" office:value-type="float" office:value="1" calcext:value-type="float">
            <text:p>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BERUFSPAEDAGOGIK <text:s/>ALLGEMEINE BERUFSPSYCHOLOGI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965]=([.B1964]+2);&quot;Fehler&quot;;&quot;&quot;)">
            <text:p/>
          </table:table-cell>
          <table:table-cell table:formula="of:=IF(LEN([.C1965])=1;0;IF(LEN([.C1965])=2;1;IF(LEN([.C1965])=3;2;IF(LEN([.C1965])=5;3;IF(LEN([.C1965])=6;4;IF(LEN([.C1965])=7;5;&quot;Fehler&quot;))))))" office:value-type="float" office:value="2" calcext:value-type="float">
            <text:p>2</text:p>
          </table:table-cell>
          <table:table-cell office:value-type="string" calcext:value-type="string">
            <text:p>NLK</text:p>
          </table:table-cell>
          <table:table-cell office:value-type="string" calcext:value-type="string">
            <text:p>BERUFSBERATUNG <text:s/>BERUFSEIGNUNGSTESTS <text:s/>BERUFSWAHL</text:p>
          </table:table-cell>
          <table:table-cell table:number-columns-repeated="5"/>
        </table:table-row>
        <table:table-row table:style-name="ro1">
          <table:table-cell table:formula="of:=IF([.B1966]=([.B1965]+2);&quot;Fehler&quot;;&quot;&quot;)">
            <text:p/>
          </table:table-cell>
          <table:table-cell table:formula="of:=IF(LEN([.C1966])=1;0;IF(LEN([.C1966])=2;1;IF(LEN([.C1966])=3;2;IF(LEN([.C1966])=5;3;IF(LEN([.C1966])=6;4;IF(LEN([.C1966])=7;5;&quot;Fehler&quot;))))))" office:value-type="float" office:value="3" calcext:value-type="float">
            <text:p>3</text:p>
          </table:table-cell>
          <table:table-cell office:value-type="string" calcext:value-type="string">
            <text:p>NLK 1</text:p>
          </table:table-cell>
          <table:table-cell office:value-type="string" calcext:value-type="string">
            <text:p>SAMMLUNGEN VON BERUFSBILDERN UND JOBS</text:p>
          </table:table-cell>
          <table:table-cell table:number-columns-repeated="5"/>
        </table:table-row>
        <table:table-row table:style-name="ro1">
          <table:table-cell table:formula="of:=IF([.B1967]=([.B1966]+2);&quot;Fehler&quot;;&quot;&quot;)">
            <text:p/>
          </table:table-cell>
          <table:table-cell table:formula="of:=IF(LEN([.C1967])=1;0;IF(LEN([.C1967])=2;1;IF(LEN([.C1967])=3;2;IF(LEN([.C1967])=5;3;IF(LEN([.C1967])=6;4;IF(LEN([.C1967])=7;5;&quot;Fehler&quot;))))))" office:value-type="float" office:value="2" calcext:value-type="float">
            <text:p>2</text:p>
          </table:table-cell>
          <table:table-cell office:value-type="string" calcext:value-type="string">
            <text:p>NLL</text:p>
          </table:table-cell>
          <table:table-cell office:value-type="string" calcext:value-type="string">
            <text:p>BERUFSBILDENDE SCHUL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LL 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1969]=([.B1967]+2);&quot;Fehler&quot;;&quot;&quot;)" office:value-type="string" office:string-value="Fehler" calcext:value-type="string">
            <text:p>Fehler</text:p>
          </table:table-cell>
          <table:table-cell table:formula="of:=IF(LEN([.C1969])=1;0;IF(LEN([.C1969])=2;1;IF(LEN([.C1969])=3;2;IF(LEN([.C1969])=5;3;IF(LEN([.C1969])=6;4;IF(LEN([.C1969])=7;5;&quot;Fehler&quot;))))))" office:value-type="float" office:value="4" calcext:value-type="float">
            <text:p>4</text:p>
          </table:table-cell>
          <table:table-cell office:value-type="string" calcext:value-type="string">
            <text:p>NLL 01</text:p>
          </table:table-cell>
          <table:table-cell office:value-type="string" calcext:value-type="string">
            <text:p>RICHTLINIEN UND LEHRPLAENE</text:p>
          </table:table-cell>
          <table:table-cell table:number-columns-repeated="5"/>
        </table:table-row>
        <table:table-row table:style-name="ro1">
          <table:table-cell table:formula="of:=IF([.B1970]=([.B1969]+2);&quot;Fehler&quot;;&quot;&quot;)">
            <text:p/>
          </table:table-cell>
          <table:table-cell table:formula="of:=IF(LEN([.C1970])=1;0;IF(LEN([.C1970])=2;1;IF(LEN([.C1970])=3;2;IF(LEN([.C1970])=5;3;IF(LEN([.C1970])=6;4;IF(LEN([.C1970])=7;5;&quot;Fehler&quot;))))))" office:value-type="float" office:value="2" calcext:value-type="float">
            <text:p>2</text:p>
          </table:table-cell>
          <table:table-cell office:value-type="string" calcext:value-type="string">
            <text:p>NLM</text:p>
          </table:table-cell>
          <table:table-cell office:value-type="string" calcext:value-type="string">
            <text:p>ZWEITER BILDUNGSWEG</text:p>
          </table:table-cell>
          <table:table-cell table:number-columns-repeated="5"/>
        </table:table-row>
        <table:table-row table:style-name="ro1">
          <table:table-cell table:formula="of:=IF([.B1971]=([.B1970]+2);&quot;Fehler&quot;;&quot;&quot;)">
            <text:p/>
          </table:table-cell>
          <table:table-cell table:formula="of:=IF(LEN([.C1971])=1;0;IF(LEN([.C1971])=2;1;IF(LEN([.C1971])=3;2;IF(LEN([.C1971])=5;3;IF(LEN([.C1971])=6;4;IF(LEN([.C1971])=7;5;&quot;Fehler&quot;))))))" office:value-type="float" office:value="2" calcext:value-type="float">
            <text:p>2</text:p>
          </table:table-cell>
          <table:table-cell office:value-type="string" calcext:value-type="string">
            <text:p>NLN</text:p>
          </table:table-cell>
          <table:table-cell office:value-type="string" calcext:value-type="string">
            <text:p>BETRIEBLICHE BERUFSAUSBILDUNG</text:p>
          </table:table-cell>
          <table:table-cell table:number-columns-repeated="5"/>
        </table:table-row>
        <table:table-row table:style-name="ro1">
          <table:table-cell table:formula="of:=IF([.B1972]=([.B1971]+2);&quot;Fehler&quot;;&quot;&quot;)">
            <text:p/>
          </table:table-cell>
          <table:table-cell table:formula="of:=IF(LEN([.C1972])=1;0;IF(LEN([.C1972])=2;1;IF(LEN([.C1972])=3;2;IF(LEN([.C1972])=5;3;IF(LEN([.C1972])=6;4;IF(LEN([.C1972])=7;5;&quot;Fehler&quot;))))))" office:value-type="float" office:value="1" calcext:value-type="float">
            <text:p>1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ERWACHSENENBILDUNG <text:s/>VOLKSHOCHSCHUL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1973]=([.B1972]+2);&quot;Fehler&quot;;&quot;&quot;)">
            <text:p/>
          </table:table-cell>
          <table:table-cell table:formula="of:=IF(LEN([.C1973])=1;0;IF(LEN([.C1973])=2;1;IF(LEN([.C1973])=3;2;IF(LEN([.C1973])=5;3;IF(LEN([.C1973])=6;4;IF(LEN([.C1973])=7;5;&quot;Fehler&quot;))))))" office:value-type="float" office:value="2" calcext:value-type="float">
            <text:p>2</text:p>
          </table:table-cell>
          <table:table-cell office:value-type="string" calcext:value-type="string">
            <text:p>NMK</text:p>
          </table:table-cell>
          <table:table-cell office:value-type="string" calcext:value-type="string">
            <text:p>THEORIE DER ERWACHSENENBILDUNG</text:p>
          </table:table-cell>
          <table:table-cell table:number-columns-repeated="5"/>
        </table:table-row>
        <table:table-row table:style-name="ro1">
          <table:table-cell table:formula="of:=IF([.B1974]=([.B1973]+2);&quot;Fehler&quot;;&quot;&quot;)">
            <text:p/>
          </table:table-cell>
          <table:table-cell table:formula="of:=IF(LEN([.C1974])=1;0;IF(LEN([.C1974])=2;1;IF(LEN([.C1974])=3;2;IF(LEN([.C1974])=5;3;IF(LEN([.C1974])=6;4;IF(LEN([.C1974])=7;5;&quot;Fehler&quot;))))))" office:value-type="float" office:value="2" calcext:value-type="float">
            <text:p>2</text:p>
          </table:table-cell>
          <table:table-cell office:value-type="string" calcext:value-type="string">
            <text:p>NML</text:p>
          </table:table-cell>
          <table:table-cell office:value-type="string" calcext:value-type="string">
            <text:p>GESCHICHTE DER ERWACHSENENBILDUNG</text:p>
          </table:table-cell>
          <table:table-cell table:number-columns-repeated="5"/>
        </table:table-row>
        <table:table-row table:style-name="ro1">
          <table:table-cell table:formula="of:=IF([.B1975]=([.B1974]+2);&quot;Fehler&quot;;&quot;&quot;)">
            <text:p/>
          </table:table-cell>
          <table:table-cell table:formula="of:=IF(LEN([.C1975])=1;0;IF(LEN([.C1975])=2;1;IF(LEN([.C1975])=3;2;IF(LEN([.C1975])=5;3;IF(LEN([.C1975])=6;4;IF(LEN([.C1975])=7;5;&quot;Fehler&quot;))))))" office:value-type="float" office:value="2" calcext:value-type="float">
            <text:p>2</text:p>
          </table:table-cell>
          <table:table-cell office:value-type="string" calcext:value-type="string">
            <text:p>NMM</text:p>
          </table:table-cell>
          <table:table-cell office:value-type="string" calcext:value-type="string">
            <text:p>ORGANISATION UND METHODIK DER ERWACHSENENBILDUNG</text:p>
          </table:table-cell>
          <table:table-cell table:number-columns-repeated="5"/>
        </table:table-row>
        <table:table-row table:style-name="ro1">
          <table:table-cell table:formula="of:=IF([.B1976]=([.B1975]+2);&quot;Fehler&quot;;&quot;&quot;)">
            <text:p/>
          </table:table-cell>
          <table:table-cell table:formula="of:=IF(LEN([.C1976])=1;0;IF(LEN([.C1976])=2;1;IF(LEN([.C1976])=3;2;IF(LEN([.C1976])=5;3;IF(LEN([.C1976])=6;4;IF(LEN([.C1976])=7;5;&quot;Fehler&quot;))))))" office:value-type="float" office:value="1" calcext:value-type="float">
            <text:p>1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ELBSTERZIEHUNG : ALLGEMEINES</text:p>
          </table:table-cell>
          <table:table-cell table:number-columns-repeated="5"/>
        </table:table-row>
        <table:table-row table:style-name="ro1">
          <table:table-cell table:formula="of:=IF([.B1977]=([.B1976]+2);&quot;Fehler&quot;;&quot;&quot;)">
            <text:p/>
          </table:table-cell>
          <table:table-cell table:formula="of:=IF(LEN([.C1977])=1;0;IF(LEN([.C1977])=2;1;IF(LEN([.C1977])=3;2;IF(LEN([.C1977])=5;3;IF(LEN([.C1977])=6;4;IF(LEN([.C1977])=7;5;&quot;Fehler&quot;))))))" office:value-type="float" office:value="2" calcext:value-type="float">
            <text:p>2</text:p>
          </table:table-cell>
          <table:table-cell office:value-type="string" calcext:value-type="string">
            <text:p>NNK</text:p>
          </table:table-cell>
          <table:table-cell office:value-type="string" calcext:value-type="string">
            <text:p>UMGANGSFORMEN</text:p>
          </table:table-cell>
          <table:table-cell table:number-columns-repeated="5"/>
        </table:table-row>
        <table:table-row table:style-name="ro1">
          <table:table-cell table:formula="of:=IF([.B1978]=([.B1977]+2);&quot;Fehler&quot;;&quot;&quot;)">
            <text:p/>
          </table:table-cell>
          <table:table-cell table:formula="of:=IF(LEN([.C1978])=1;0;IF(LEN([.C1978])=2;1;IF(LEN([.C1978])=3;2;IF(LEN([.C1978])=5;3;IF(LEN([.C1978])=6;4;IF(LEN([.C1978])=7;5;&quot;Fehler&quot;))))))" office:value-type="float" office:value="2" calcext:value-type="float">
            <text:p>2</text:p>
          </table:table-cell>
          <table:table-cell office:value-type="string" calcext:value-type="string">
            <text:p>NYB</text:p>
          </table:table-cell>
          <table:table-cell office:value-type="string" calcext:value-type="string">
            <text:p>BIOGRAPHIEN VON PAEDAGOGEN</text:p>
          </table:table-cell>
          <table:table-cell table:number-columns-repeated="5"/>
        </table:table-row>
        <table:table-row table:style-name="ro1">
          <table:table-cell table:formula="of:=IF([.B1979]=([.B1978]+2);&quot;Fehler&quot;;&quot;&quot;)">
            <text:p/>
          </table:table-cell>
          <table:table-cell table:formula="of:=IF(LEN([.C1979])=1;0;IF(LEN([.C1979])=2;1;IF(LEN([.C1979])=3;2;IF(LEN([.C1979])=5;3;IF(LEN([.C1979])=6;4;IF(LEN([.C1979])=7;5;&quot;Fehler&quot;))))))" office:value-type="float" office:value="3" calcext:value-type="float">
            <text:p>3</text:p>
          </table:table-cell>
          <table:table-cell office:value-type="string" calcext:value-type="string">
            <text:p>NYB 1</text:p>
          </table:table-cell>
          <table:table-cell office:value-type="string" calcext:value-type="string">
            <text:p>BIOGRAPHIEN MEHRERER PAEDAGOGEN</text:p>
          </table:table-cell>
          <table:table-cell table:number-columns-repeated="5"/>
        </table:table-row>
        <table:table-row table:style-name="ro1">
          <table:table-cell table:formula="of:=IF([.B1980]=([.B1979]+2);&quot;Fehler&quot;;&quot;&quot;)">
            <text:p/>
          </table:table-cell>
          <table:table-cell table:formula="of:=IF(LEN([.C1980])=1;0;IF(LEN([.C1980])=2;1;IF(LEN([.C1980])=3;2;IF(LEN([.C1980])=5;3;IF(LEN([.C1980])=6;4;IF(LEN([.C1980])=7;5;&quot;Fehler&quot;))))))" office:value-type="float" office:value="3" calcext:value-type="float">
            <text:p>3</text:p>
          </table:table-cell>
          <table:table-cell office:value-type="string" calcext:value-type="string">
            <text:p>NYB 2</text:p>
          </table:table-cell>
          <table:table-cell office:value-type="string" calcext:value-type="string">
            <text:p>BIOGRAPHIEN EINZELNER PAEDAGOGEN (ALPHABETISCH NACH BIOGRAPHIERTEN GEORDNET)</text:p>
          </table:table-cell>
          <table:table-cell table:number-columns-repeated="5"/>
        </table:table-row>
        <table:table-row table:style-name="ro1">
          <table:table-cell table:formula="of:=IF([.B1981]=([.B1980]+2);&quot;Fehler&quot;;&quot;&quot;)">
            <text:p/>
          </table:table-cell>
          <table:table-cell table:formula="of:=IF(LEN([.C1981])=1;0;IF(LEN([.C1981])=2;1;IF(LEN([.C1981])=3;2;IF(LEN([.C1981])=5;3;IF(LEN([.C1981])=6;4;IF(LEN([.C1981])=7;5;&quot;Fehler&quot;))))))" office:value-type="float" office:value="1" calcext:value-type="float">
            <text:p>1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[.B1982]=([.B1981]+2);&quot;Fehler&quot;;&quot;&quot;)">
            <text:p/>
          </table:table-cell>
          <table:table-cell table:formula="of:=IF(LEN([.C1982])=1;0;IF(LEN([.C1982])=2;1;IF(LEN([.C1982])=3;2;IF(LEN([.C1982])=5;3;IF(LEN([.C1982])=6;4;IF(LEN([.C1982])=7;5;&quot;Fehler&quot;))))))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RACHE</text:p>
          </table:table-cell>
          <table:table-cell table:number-columns-repeated="5"/>
        </table:table-row>
        <table:table-row table:style-name="ro1">
          <table:table-cell table:formula="of:=IF([.B1983]=([.B1982]+2);&quot;Fehler&quot;;&quot;&quot;)">
            <text:p/>
          </table:table-cell>
          <table:table-cell table:formula="of:=IF(LEN([.C1983])=1;0;IF(LEN([.C1983])=2;1;IF(LEN([.C1983])=3;2;IF(LEN([.C1983])=5;3;IF(LEN([.C1983])=6;4;IF(LEN([.C1983])=7;5;&quot;Fehler&quot;))))))" office:value-type="float" office:value="1" calcext:value-type="float">
            <text:p>1</text:p>
          </table:table-cell>
          <table:table-cell office:value-type="string" calcext:value-type="string">
            <text:p>OA</text:p>
          </table:table-cell>
          <table:table-cell office:value-type="string" calcext:value-type="string">
            <text:p>ALLGEMEINES - VERMISCHTE SCHRIFTEN</text:p>
          </table:table-cell>
          <table:table-cell table:number-columns-repeated="5"/>
        </table:table-row>
        <table:table-row table:style-name="ro1">
          <table:table-cell table:formula="of:=IF([.B1984]=([.B1983]+2);&quot;Fehler&quot;;&quot;&quot;)">
            <text:p/>
          </table:table-cell>
          <table:table-cell table:formula="of:=IF(LEN([.C1984])=1;0;IF(LEN([.C1984])=2;1;IF(LEN([.C1984])=3;2;IF(LEN([.C1984])=5;3;IF(LEN([.C1984])=6;4;IF(LEN([.C1984])=7;5;&quot;Fehler&quot;))))))" office:value-type="float" office:value="2" calcext:value-type="float">
            <text:p>2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GESAMTDARSTELLUNGEN - DARSTELLUNGEN MEHRERER SPRACHEN</text:p>
          </table:table-cell>
          <table:table-cell table:number-columns-repeated="5"/>
        </table:table-row>
        <table:table-row table:style-name="ro1">
          <table:table-cell table:formula="of:=IF([.B1985]=([.B1984]+2);&quot;Fehler&quot;;&quot;&quot;)">
            <text:p/>
          </table:table-cell>
          <table:table-cell table:formula="of:=IF(LEN([.C1985])=1;0;IF(LEN([.C1985])=2;1;IF(LEN([.C1985])=3;2;IF(LEN([.C1985])=5;3;IF(LEN([.C1985])=6;4;IF(LEN([.C1985])=7;5;&quot;Fehler&quot;))))))" office:value-type="float" office:value="2" calcext:value-type="float">
            <text:p>2</text:p>
          </table:table-cell>
          <table:table-cell office:value-type="string" calcext:value-type="string">
            <text:p>OAL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[.B1986]=([.B1985]+2);&quot;Fehler&quot;;&quot;&quot;)">
            <text:p/>
          </table:table-cell>
          <table:table-cell table:formula="of:=IF(LEN([.C1986])=1;0;IF(LEN([.C1986])=2;1;IF(LEN([.C1986])=3;2;IF(LEN([.C1986])=5;3;IF(LEN([.C1986])=6;4;IF(LEN([.C1986])=7;5;&quot;Fehler&quot;))))))" office:value-type="float" office:value="3" calcext:value-type="float">
            <text:p>3</text:p>
          </table:table-cell>
          <table:table-cell office:value-type="string" calcext:value-type="string">
            <text:p>OAL 1</text:p>
          </table:table-cell>
          <table:table-cell office:value-type="string" calcext:value-type="string">
            <text:p>ZITATENSAMMLUNGEN UND SPRICHWOERTERSAMMLUNGEN ALLER SPRACHEN</text:p>
          </table:table-cell>
          <table:table-cell table:number-columns-repeated="5"/>
        </table:table-row>
        <table:table-row table:style-name="ro1">
          <table:table-cell table:formula="of:=IF([.B1987]=([.B1986]+2);&quot;Fehler&quot;;&quot;&quot;)">
            <text:p/>
          </table:table-cell>
          <table:table-cell table:formula="of:=IF(LEN([.C1987])=1;0;IF(LEN([.C1987])=2;1;IF(LEN([.C1987])=3;2;IF(LEN([.C1987])=5;3;IF(LEN([.C1987])=6;4;IF(LEN([.C1987])=7;5;&quot;Fehler&quot;))))))" office:value-type="float" office:value="3" calcext:value-type="float">
            <text:p>3</text:p>
          </table:table-cell>
          <table:table-cell office:value-type="string" calcext:value-type="string">
            <text:p>OAL 2</text:p>
          </table:table-cell>
          <table:table-cell office:value-type="string" calcext:value-type="string">
            <text:p>MEHRSPRACHIGE WOERTERBUECHER (POLYGLOTTEN)</text:p>
          </table:table-cell>
          <table:table-cell table:number-columns-repeated="5"/>
        </table:table-row>
        <table:table-row table:style-name="ro1">
          <table:table-cell table:formula="of:=IF([.B1988]=([.B1987]+2);&quot;Fehler&quot;;&quot;&quot;)">
            <text:p/>
          </table:table-cell>
          <table:table-cell table:formula="of:=IF(LEN([.C1988])=1;0;IF(LEN([.C1988])=2;1;IF(LEN([.C1988])=3;2;IF(LEN([.C1988])=5;3;IF(LEN([.C1988])=6;4;IF(LEN([.C1988])=7;5;&quot;Fehler&quot;))))))" office:value-type="float" office:value="2" calcext:value-type="float">
            <text:p>2</text:p>
          </table:table-cell>
          <table:table-cell office:value-type="string" calcext:value-type="string">
            <text:p>OAN</text:p>
          </table:table-cell>
          <table:table-cell office:value-type="string" calcext:value-type="string">
            <text:p>GESCHICHTE DER SPRACHWISSENSCHAFT : GESAMTDARSTELLUNGEN, DARSTELLUNGEN MEHRERER TEILGEBIETE</text:p>
          </table:table-cell>
          <table:table-cell table:number-columns-repeated="5"/>
        </table:table-row>
        <table:table-row table:style-name="ro1">
          <table:table-cell table:formula="of:=IF([.B1989]=([.B1988]+2);&quot;Fehler&quot;;&quot;&quot;)">
            <text:p/>
          </table:table-cell>
          <table:table-cell table:formula="of:=IF(LEN([.C1989])=1;0;IF(LEN([.C1989])=2;1;IF(LEN([.C1989])=3;2;IF(LEN([.C1989])=5;3;IF(LEN([.C1989])=6;4;IF(LEN([.C1989])=7;5;&quot;Fehler&quot;))))))" office:value-type="float" office:value="2" calcext:value-type="float">
            <text:p>2</text:p>
          </table:table-cell>
          <table:table-cell office:value-type="string" calcext:value-type="string">
            <text:p>OAO</text:p>
          </table:table-cell>
          <table:table-cell office:value-type="string" calcext:value-type="string">
            <text:p>ORGANISATIONEN UND GESELLSCHAFTEN</text:p>
          </table:table-cell>
          <table:table-cell table:number-columns-repeated="5"/>
        </table:table-row>
        <table:table-row table:style-name="ro1">
          <table:table-cell table:formula="of:=IF([.B1990]=([.B1989]+2);&quot;Fehler&quot;;&quot;&quot;)">
            <text:p/>
          </table:table-cell>
          <table:table-cell table:formula="of:=IF(LEN([.C1990])=1;0;IF(LEN([.C1990])=2;1;IF(LEN([.C1990])=3;2;IF(LEN([.C1990])=5;3;IF(LEN([.C1990])=6;4;IF(LEN([.C1990])=7;5;&quot;Fehler&quot;))))))" office:value-type="float" office:value="1" calcext:value-type="float">
            <text:p>1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ALLGEMEINE UND VERGLEICHENDE SPRACHWISSENSCHAFT (LINGUISTIK)</text:p>
          </table:table-cell>
          <table:table-cell table:number-columns-repeated="5"/>
        </table:table-row>
        <table:table-row table:style-name="ro1">
          <table:table-cell table:formula="of:=IF([.B1991]=([.B1990]+2);&quot;Fehler&quot;;&quot;&quot;)">
            <text:p/>
          </table:table-cell>
          <table:table-cell table:formula="of:=IF(LEN([.C1991])=1;0;IF(LEN([.C1991])=2;1;IF(LEN([.C1991])=3;2;IF(LEN([.C1991])=5;3;IF(LEN([.C1991])=6;4;IF(LEN([.C1991])=7;5;&quot;Fehler&quot;))))))" office:value-type="float" office:value="2" calcext:value-type="float">
            <text:p>2</text:p>
          </table:table-cell>
          <table:table-cell office:value-type="string" calcext:value-type="string">
            <text:p>OBF</text:p>
          </table:table-cell>
          <table:table-cell office:value-type="string" calcext:value-type="string">
            <text:p>SPRACHPHILOSOPHIE <text:s/>VERHAELTNIS DER SPRACHE ZU ANDEREN SACHGEBIETEN</text:p>
          </table:table-cell>
          <table:table-cell table:number-columns-repeated="5"/>
        </table:table-row>
        <table:table-row table:style-name="ro1">
          <table:table-cell table:formula="of:=IF([.B1992]=([.B1991]+2);&quot;Fehler&quot;;&quot;&quot;)">
            <text:p/>
          </table:table-cell>
          <table:table-cell table:formula="of:=IF(LEN([.C1992])=1;0;IF(LEN([.C1992])=2;1;IF(LEN([.C1992])=3;2;IF(LEN([.C1992])=5;3;IF(LEN([.C1992])=6;4;IF(LEN([.C1992])=7;5;&quot;Fehler&quot;))))))" office:value-type="float" office:value="2" calcext:value-type="float">
            <text:p>2</text:p>
          </table:table-cell>
          <table:table-cell office:value-type="string" calcext:value-type="string">
            <text:p>OBG</text:p>
          </table:table-cell>
          <table:table-cell office:value-type="string" calcext:value-type="string">
            <text:p>SPRACHPSYCHOLOGIE - SPRACHSOZIOLOGIE : GESAMTDARSTELLUNGEN</text:p>
          </table:table-cell>
          <table:table-cell table:number-columns-repeated="5"/>
        </table:table-row>
        <table:table-row table:style-name="ro1">
          <table:table-cell table:formula="of:=IF([.B1993]=([.B1992]+2);&quot;Fehler&quot;;&quot;&quot;)">
            <text:p/>
          </table:table-cell>
          <table:table-cell table:formula="of:=IF(LEN([.C1993])=1;0;IF(LEN([.C1993])=2;1;IF(LEN([.C1993])=3;2;IF(LEN([.C1993])=5;3;IF(LEN([.C1993])=6;4;IF(LEN([.C1993])=7;5;&quot;Fehler&quot;))))))" office:value-type="float" office:value="3" calcext:value-type="float">
            <text:p>3</text:p>
          </table:table-cell>
          <table:table-cell office:value-type="string" calcext:value-type="string">
            <text:p>OBG 2</text:p>
          </table:table-cell>
          <table:table-cell office:value-type="string" calcext:value-type="string">
            <text:p>SPRACHPSYCHOLOGIE (PSYCHOLINGUISTIK)</text:p>
          </table:table-cell>
          <table:table-cell table:number-columns-repeated="5"/>
        </table:table-row>
        <table:table-row table:style-name="ro1">
          <table:table-cell table:formula="of:=IF([.B1994]=([.B1993]+2);&quot;Fehler&quot;;&quot;&quot;)">
            <text:p/>
          </table:table-cell>
          <table:table-cell table:formula="of:=IF(LEN([.C1994])=1;0;IF(LEN([.C1994])=2;1;IF(LEN([.C1994])=3;2;IF(LEN([.C1994])=5;3;IF(LEN([.C1994])=6;4;IF(LEN([.C1994])=7;5;&quot;Fehler&quot;))))))" office:value-type="float" office:value="3" calcext:value-type="float">
            <text:p>3</text:p>
          </table:table-cell>
          <table:table-cell office:value-type="string" calcext:value-type="string">
            <text:p>OBG 3</text:p>
          </table:table-cell>
          <table:table-cell office:value-type="string" calcext:value-type="string">
            <text:p>SPRACHSOZIOLOGIE (SOZIOLINGUISTIK)</text:p>
          </table:table-cell>
          <table:table-cell table:number-columns-repeated="5"/>
        </table:table-row>
        <table:table-row table:style-name="ro1">
          <table:table-cell table:formula="of:=IF([.B1995]=([.B1994]+2);&quot;Fehler&quot;;&quot;&quot;)">
            <text:p/>
          </table:table-cell>
          <table:table-cell table:formula="of:=IF(LEN([.C1995])=1;0;IF(LEN([.C1995])=2;1;IF(LEN([.C1995])=3;2;IF(LEN([.C1995])=5;3;IF(LEN([.C1995])=6;4;IF(LEN([.C1995])=7;5;&quot;Fehler&quot;))))))" office:value-type="float" office:value="2" calcext:value-type="float">
            <text:p>2</text:p>
          </table:table-cell>
          <table:table-cell office:value-type="string" calcext:value-type="string">
            <text:p>OBH</text:p>
          </table:table-cell>
          <table:table-cell office:value-type="string" calcext:value-type="string">
            <text:p>SPRACHGEOGRAPHIE</text:p>
          </table:table-cell>
          <table:table-cell table:number-columns-repeated="5"/>
        </table:table-row>
        <table:table-row table:style-name="ro1">
          <table:table-cell table:formula="of:=IF([.B1996]=([.B1995]+2);&quot;Fehler&quot;;&quot;&quot;)">
            <text:p/>
          </table:table-cell>
          <table:table-cell table:formula="of:=IF(LEN([.C1996])=1;0;IF(LEN([.C1996])=2;1;IF(LEN([.C1996])=3;2;IF(LEN([.C1996])=5;3;IF(LEN([.C1996])=6;4;IF(LEN([.C1996])=7;5;&quot;Fehler&quot;))))))" office:value-type="float" office:value="2" calcext:value-type="float">
            <text:p>2</text:p>
          </table:table-cell>
          <table:table-cell office:value-type="string" calcext:value-type="string">
            <text:p>OBK</text:p>
          </table:table-cell>
          <table:table-cell office:value-type="string" calcext:value-type="string">
            <text:p>SPRACHTHEORIE</text:p>
          </table:table-cell>
          <table:table-cell table:number-columns-repeated="5"/>
        </table:table-row>
        <table:table-row table:style-name="ro1">
          <table:table-cell table:formula="of:=IF([.B1997]=([.B1996]+2);&quot;Fehler&quot;;&quot;&quot;)">
            <text:p/>
          </table:table-cell>
          <table:table-cell table:formula="of:=IF(LEN([.C1997])=1;0;IF(LEN([.C1997])=2;1;IF(LEN([.C1997])=3;2;IF(LEN([.C1997])=5;3;IF(LEN([.C1997])=6;4;IF(LEN([.C1997])=7;5;&quot;Fehler&quot;))))))" office:value-type="float" office:value="3" calcext:value-type="float">
            <text:p>3</text:p>
          </table:table-cell>
          <table:table-cell office:value-type="string" calcext:value-type="string">
            <text:p>OBK 3</text:p>
          </table:table-cell>
          <table:table-cell office:value-type="string" calcext:value-type="string">
            <text:p>GRAMMATIKTHEORIE</text:p>
          </table:table-cell>
          <table:table-cell table:number-columns-repeated="5"/>
        </table:table-row>
        <table:table-row table:style-name="ro1">
          <table:table-cell table:formula="of:=IF([.B1998]=([.B1997]+2);&quot;Fehler&quot;;&quot;&quot;)">
            <text:p/>
          </table:table-cell>
          <table:table-cell table:formula="of:=IF(LEN([.C1998])=1;0;IF(LEN([.C1998])=2;1;IF(LEN([.C1998])=3;2;IF(LEN([.C1998])=5;3;IF(LEN([.C1998])=6;4;IF(LEN([.C1998])=7;5;&quot;Fehler&quot;))))))" office:value-type="float" office:value="4" calcext:value-type="float">
            <text:p>4</text:p>
          </table:table-cell>
          <table:table-cell office:value-type="string" calcext:value-type="string">
            <text:p>OBK 32</text:p>
          </table:table-cell>
          <table:table-cell office:value-type="string" calcext:value-type="string">
            <text:p>SYNTAX (SATZLEHRE)</text:p>
          </table:table-cell>
          <table:table-cell table:number-columns-repeated="5"/>
        </table:table-row>
        <table:table-row table:style-name="ro1">
          <table:table-cell table:formula="of:=IF([.B1999]=([.B1998]+2);&quot;Fehler&quot;;&quot;&quot;)">
            <text:p/>
          </table:table-cell>
          <table:table-cell table:formula="of:=IF(LEN([.C1999])=1;0;IF(LEN([.C1999])=2;1;IF(LEN([.C1999])=3;2;IF(LEN([.C1999])=5;3;IF(LEN([.C1999])=6;4;IF(LEN([.C1999])=7;5;&quot;Fehler&quot;))))))" office:value-type="float" office:value="4" calcext:value-type="float">
            <text:p>4</text:p>
          </table:table-cell>
          <table:table-cell office:value-type="string" calcext:value-type="string">
            <text:p>OBK 33</text:p>
          </table:table-cell>
          <table:table-cell office:value-type="string" calcext:value-type="string">
            <text:p>MORPHOLOGIE (FORMENLEHRE)</text:p>
          </table:table-cell>
          <table:table-cell table:number-columns-repeated="5"/>
        </table:table-row>
        <table:table-row table:style-name="ro1">
          <table:table-cell table:formula="of:=IF([.B2000]=([.B1999]+2);&quot;Fehler&quot;;&quot;&quot;)">
            <text:p/>
          </table:table-cell>
          <table:table-cell table:formula="of:=IF(LEN([.C2000])=1;0;IF(LEN([.C2000])=2;1;IF(LEN([.C2000])=3;2;IF(LEN([.C2000])=5;3;IF(LEN([.C2000])=6;4;IF(LEN([.C2000])=7;5;&quot;Fehler&quot;))))))" office:value-type="float" office:value="3" calcext:value-type="float">
            <text:p>3</text:p>
          </table:table-cell>
          <table:table-cell office:value-type="string" calcext:value-type="string">
            <text:p>OBK 5</text:p>
          </table:table-cell>
          <table:table-cell office:value-type="string" calcext:value-type="string">
            <text:p>ALLGEMEINE SEMANTIK EINSCHLIESSLICH LEXIKOLOGIE (WORTSCHATZFORSCHUNG) <text:s/>WORTFELDFORSCHUNG <text:s/>SYNONYMIK HOMONYMIE</text:p>
          </table:table-cell>
          <table:table-cell table:number-columns-repeated="5"/>
        </table:table-row>
        <table:table-row table:style-name="ro1">
          <table:table-cell table:formula="of:=IF([.B2001]=([.B2000]+2);&quot;Fehler&quot;;&quot;&quot;)">
            <text:p/>
          </table:table-cell>
          <table:table-cell table:formula="of:=IF(LEN([.C2001])=1;0;IF(LEN([.C2001])=2;1;IF(LEN([.C2001])=3;2;IF(LEN([.C2001])=5;3;IF(LEN([.C2001])=6;4;IF(LEN([.C2001])=7;5;&quot;Fehler&quot;))))))" office:value-type="float" office:value="3" calcext:value-type="float">
            <text:p>3</text:p>
          </table:table-cell>
          <table:table-cell office:value-type="string" calcext:value-type="string">
            <text:p>OBK 7</text:p>
          </table:table-cell>
          <table:table-cell office:value-type="string" calcext:value-type="string">
            <text:p>PRAGMATIK</text:p>
          </table:table-cell>
          <table:table-cell table:number-columns-repeated="5"/>
        </table:table-row>
        <table:table-row table:style-name="ro1">
          <table:table-cell table:formula="of:=IF([.B2002]=([.B2001]+2);&quot;Fehler&quot;;&quot;&quot;)">
            <text:p/>
          </table:table-cell>
          <table:table-cell table:formula="of:=IF(LEN([.C2002])=1;0;IF(LEN([.C2002])=2;1;IF(LEN([.C2002])=3;2;IF(LEN([.C2002])=5;3;IF(LEN([.C2002])=6;4;IF(LEN([.C2002])=7;5;&quot;Fehler&quot;))))))"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ALLGEMEINE UND VERGLEICHENDE SPRACHGESCHICHTE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BL 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2004]=([.B2002]+2);&quot;Fehler&quot;;&quot;&quot;)" office:value-type="string" office:string-value="Fehler" calcext:value-type="string">
            <text:p>Fehler</text:p>
          </table:table-cell>
          <table:table-cell table:formula="of:=IF(LEN([.C2004])=1;0;IF(LEN([.C2004])=2;1;IF(LEN([.C2004])=3;2;IF(LEN([.C2004])=5;3;IF(LEN([.C2004])=6;4;IF(LEN([.C2004])=7;5;&quot;Fehler&quot;))))))" office:value-type="float" office:value="4" calcext:value-type="float">
            <text:p>4</text:p>
          </table:table-cell>
          <table:table-cell office:value-type="string" calcext:value-type="string">
            <text:p>OBL 01</text:p>
          </table:table-cell>
          <table:table-cell office:value-type="string" calcext:value-type="string">
            <text:p>ALLGEMEINE ETYMOLOGIE <text:s/>GESCHICHTE EINZELNER WOERTER UND BEGRIFFE</text:p>
          </table:table-cell>
          <table:table-cell table:number-columns-repeated="5"/>
        </table:table-row>
        <table:table-row table:style-name="ro1">
          <table:table-cell table:formula="of:=IF([.B2005]=([.B2004]+2);&quot;Fehler&quot;;&quot;&quot;)">
            <text:p/>
          </table:table-cell>
          <table:table-cell table:formula="of:=IF(LEN([.C2005])=1;0;IF(LEN([.C2005])=2;1;IF(LEN([.C2005])=3;2;IF(LEN([.C2005])=5;3;IF(LEN([.C2005])=6;4;IF(LEN([.C2005])=7;5;&quot;Fehler&quot;))))))" office:value-type="float" office:value="3" calcext:value-type="float">
            <text:p>3</text:p>
          </table:table-cell>
          <table:table-cell office:value-type="string" calcext:value-type="string">
            <text:p>OBL 1</text:p>
          </table:table-cell>
          <table:table-cell office:value-type="string" calcext:value-type="string">
            <text:p>INDOGERMANISCH <text:s/>URGERMANISCH <text:s/>GEMEINGERMANISCH</text:p>
          </table:table-cell>
          <table:table-cell table:number-columns-repeated="5"/>
        </table:table-row>
        <table:table-row table:style-name="ro1">
          <table:table-cell table:formula="of:=IF([.B2006]=([.B2005]+2);&quot;Fehler&quot;;&quot;&quot;)">
            <text:p/>
          </table:table-cell>
          <table:table-cell table:formula="of:=IF(LEN([.C2006])=1;0;IF(LEN([.C2006])=2;1;IF(LEN([.C2006])=3;2;IF(LEN([.C2006])=5;3;IF(LEN([.C2006])=6;4;IF(LEN([.C2006])=7;5;&quot;Fehler&quot;))))))" office:value-type="float" office:value="2" calcext:value-type="float">
            <text:p>2</text:p>
          </table:table-cell>
          <table:table-cell office:value-type="string" calcext:value-type="string">
            <text:p>OBM</text:p>
          </table:table-cell>
          <table:table-cell office:value-type="string" calcext:value-type="string">
            <text:p>TEXTKRITIK</text:p>
          </table:table-cell>
          <table:table-cell table:number-columns-repeated="5"/>
        </table:table-row>
        <table:table-row table:style-name="ro1">
          <table:table-cell table:formula="of:=IF([.B2007]=([.B2006]+2);&quot;Fehler&quot;;&quot;&quot;)">
            <text:p/>
          </table:table-cell>
          <table:table-cell table:formula="of:=IF(LEN([.C2007])=1;0;IF(LEN([.C2007])=2;1;IF(LEN([.C2007])=3;2;IF(LEN([.C2007])=5;3;IF(LEN([.C2007])=6;4;IF(LEN([.C2007])=7;5;&quot;Fehler&quot;))))))" office:value-type="float" office:value="2" calcext:value-type="float">
            <text:p>2</text:p>
          </table:table-cell>
          <table:table-cell office:value-type="string" calcext:value-type="string">
            <text:p>OBN</text:p>
          </table:table-cell>
          <table:table-cell office:value-type="string" calcext:value-type="string">
            <text:p>UEBERSETZUNG EINSCHL. MASCHINELLER UEBERSETZUNG DOLMETSCHEN : THEORIE UND METHODIK, BERUF UND AUSBILDUNG</text:p>
          </table:table-cell>
          <table:table-cell table:number-columns-repeated="5"/>
        </table:table-row>
        <table:table-row table:style-name="ro1">
          <table:table-cell table:formula="of:=IF([.B2008]=([.B2007]+2);&quot;Fehler&quot;;&quot;&quot;)">
            <text:p/>
          </table:table-cell>
          <table:table-cell table:formula="of:=IF(LEN([.C2008])=1;0;IF(LEN([.C2008])=2;1;IF(LEN([.C2008])=3;2;IF(LEN([.C2008])=5;3;IF(LEN([.C2008])=6;4;IF(LEN([.C2008])=7;5;&quot;Fehler&quot;))))))" office:value-type="float" office:value="2" calcext:value-type="float">
            <text:p>2</text:p>
          </table:table-cell>
          <table:table-cell office:value-type="string" calcext:value-type="string">
            <text:p>OBO</text:p>
          </table:table-cell>
          <table:table-cell office:value-type="string" calcext:value-type="string">
            <text:p>UNIVERSALSPRACHEN (WELTHILFSSPRACHEN)</text:p>
          </table:table-cell>
          <table:table-cell table:number-columns-repeated="5"/>
        </table:table-row>
        <table:table-row table:style-name="ro1">
          <table:table-cell table:formula="of:=IF([.B2009]=([.B2008]+2);&quot;Fehler&quot;;&quot;&quot;)">
            <text:p/>
          </table:table-cell>
          <table:table-cell table:formula="of:=IF(LEN([.C2009])=1;0;IF(LEN([.C2009])=2;1;IF(LEN([.C2009])=3;2;IF(LEN([.C2009])=5;3;IF(LEN([.C2009])=6;4;IF(LEN([.C2009])=7;5;&quot;Fehler&quot;))))))" office:value-type="float" office:value="3" calcext:value-type="float">
            <text:p>3</text:p>
          </table:table-cell>
          <table:table-cell office:value-type="string" calcext:value-type="string">
            <text:p>OBO 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[.B2010]=([.B2009]+2);&quot;Fehler&quot;;&quot;&quot;)">
            <text:p/>
          </table:table-cell>
          <table:table-cell table:formula="of:=IF(LEN([.C2010])=1;0;IF(LEN([.C2010])=2;1;IF(LEN([.C2010])=3;2;IF(LEN([.C2010])=5;3;IF(LEN([.C2010])=6;4;IF(LEN([.C2010])=7;5;&quot;Fehler&quot;))))))"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string" calcext:value-type="string">
            <text:p>MATHEMATISCHE LINGUISTIK <text:s/>SPRACHSTATISTIK COMPUTERLINGUISTIK</text:p>
          </table:table-cell>
          <table:table-cell table:number-columns-repeated="5"/>
        </table:table-row>
        <table:table-row table:style-name="ro1">
          <table:table-cell table:formula="of:=IF([.B2011]=([.B2010]+2);&quot;Fehler&quot;;&quot;&quot;)">
            <text:p/>
          </table:table-cell>
          <table:table-cell table:formula="of:=IF(LEN([.C2011])=1;0;IF(LEN([.C2011])=2;1;IF(LEN([.C2011])=3;2;IF(LEN([.C2011])=5;3;IF(LEN([.C2011])=6;4;IF(LEN([.C2011])=7;5;&quot;Fehler&quot;))))))" office:value-type="float" office:value="1" calcext:value-type="float">
            <text:p>1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ALLGEMEINE SPRECHERZIEHUNG : GESAMTDARSTELLUNGEN</text:p>
          </table:table-cell>
          <table:table-cell table:number-columns-repeated="5"/>
        </table:table-row>
        <table:table-row table:style-name="ro1">
          <table:table-cell table:formula="of:=IF([.B2012]=([.B2011]+2);&quot;Fehler&quot;;&quot;&quot;)">
            <text:p/>
          </table:table-cell>
          <table:table-cell table:formula="of:=IF(LEN([.C2012])=1;0;IF(LEN([.C2012])=2;1;IF(LEN([.C2012])=3;2;IF(LEN([.C2012])=5;3;IF(LEN([.C2012])=6;4;IF(LEN([.C2012])=7;5;&quot;Fehler&quot;))))))" office:value-type="float" office:value="2" calcext:value-type="float">
            <text:p>2</text:p>
          </table:table-cell>
          <table:table-cell office:value-type="string" calcext:value-type="string">
            <text:p>OCK</text:p>
          </table:table-cell>
          <table:table-cell office:value-type="string" calcext:value-type="string">
            <text:p>SPRECHKUNDE</text:p>
          </table:table-cell>
          <table:table-cell table:number-columns-repeated="5"/>
        </table:table-row>
        <table:table-row table:style-name="ro1">
          <table:table-cell table:formula="of:=IF([.B2013]=([.B2012]+2);&quot;Fehler&quot;;&quot;&quot;)">
            <text:p/>
          </table:table-cell>
          <table:table-cell table:formula="of:=IF(LEN([.C2013])=1;0;IF(LEN([.C2013])=2;1;IF(LEN([.C2013])=3;2;IF(LEN([.C2013])=5;3;IF(LEN([.C2013])=6;4;IF(LEN([.C2013])=7;5;&quot;Fehler&quot;))))))"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REDEKUNST (RHETORIK)</text:p>
          </table:table-cell>
          <table:table-cell table:number-columns-repeated="5"/>
        </table:table-row>
        <table:table-row table:style-name="ro1">
          <table:table-cell table:formula="of:=IF([.B2014]=([.B2013]+2);&quot;Fehler&quot;;&quot;&quot;)">
            <text:p/>
          </table:table-cell>
          <table:table-cell table:formula="of:=IF(LEN([.C2014])=1;0;IF(LEN([.C2014])=2;1;IF(LEN([.C2014])=3;2;IF(LEN([.C2014])=5;3;IF(LEN([.C2014])=6;4;IF(LEN([.C2014])=7;5;&quot;Fehler&quot;))))))" office:value-type="float" office:value="1" calcext:value-type="float">
            <text:p>1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LLGEMEINE STILISTIK <text:s/>VERGLEICHENDE STILISTIK <text:s/>ALLGEMEINE SPRACHPFLEGE</text:p>
          </table:table-cell>
          <table:table-cell table:number-columns-repeated="5"/>
        </table:table-row>
        <table:table-row table:style-name="ro1">
          <table:table-cell table:formula="of:=IF([.B2015]=([.B2014]+2);&quot;Fehler&quot;;&quot;&quot;)">
            <text:p/>
          </table:table-cell>
          <table:table-cell table:formula="of:=IF(LEN([.C2015])=1;0;IF(LEN([.C2015])=2;1;IF(LEN([.C2015])=3;2;IF(LEN([.C2015])=5;3;IF(LEN([.C2015])=6;4;IF(LEN([.C2015])=7;5;&quot;Fehler&quot;))))))" office:value-type="float" office:value="1" calcext:value-type="float">
            <text:p>1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KLASSISCHE SPRACHEN <text:s/>AUSSEREUROPAEISCHE SPRACHEN</text:p>
          </table:table-cell>
          <table:table-cell table:number-columns-repeated="5"/>
        </table:table-row>
        <table:table-row table:style-name="ro1">
          <table:table-cell table:formula="of:=IF([.B2016]=([.B2015]+2);&quot;Fehler&quot;;&quot;&quot;)">
            <text:p/>
          </table:table-cell>
          <table:table-cell table:formula="of:=IF(LEN([.C2016])=1;0;IF(LEN([.C2016])=2;1;IF(LEN([.C2016])=3;2;IF(LEN([.C2016])=5;3;IF(LEN([.C2016])=6;4;IF(LEN([.C2016])=7;5;&quot;Fehler&quot;))))))" office:value-type="float" office:value="2" calcext:value-type="float">
            <text:p>2</text:p>
          </table:table-cell>
          <table:table-cell office:value-type="string" calcext:value-type="string">
            <text:p>OEL</text:p>
          </table:table-cell>
          <table:table-cell office:value-type="string" calcext:value-type="string">
            <text:p>GRIECHISCH : ALLGEMEINES</text:p>
          </table:table-cell>
          <table:table-cell table:number-columns-repeated="5"/>
        </table:table-row>
        <table:table-row table:style-name="ro1">
          <table:table-cell table:formula="of:=IF([.B2017]=([.B2016]+2);&quot;Fehler&quot;;&quot;&quot;)">
            <text:p/>
          </table:table-cell>
          <table:table-cell table:formula="of:=IF(LEN([.C2017])=1;0;IF(LEN([.C2017])=2;1;IF(LEN([.C2017])=3;2;IF(LEN([.C2017])=5;3;IF(LEN([.C2017])=6;4;IF(LEN([.C2017])=7;5;&quot;Fehler&quot;))))))" office:value-type="float" office:value="3" calcext:value-type="float">
            <text:p>3</text:p>
          </table:table-cell>
          <table:table-cell office:value-type="string" calcext:value-type="string">
            <text:p>OEL 1</text:p>
          </table:table-cell>
          <table:table-cell office:value-type="string" calcext:value-type="string">
            <text:p>SPRACHGESCHICHTE</text:p>
          </table:table-cell>
          <table:table-cell table:number-columns-repeated="5"/>
        </table:table-row>
        <table:table-row table:style-name="ro1">
          <table:table-cell table:formula="of:=IF([.B2018]=([.B2017]+2);&quot;Fehler&quot;;&quot;&quot;)">
            <text:p/>
          </table:table-cell>
          <table:table-cell table:formula="of:=IF(LEN([.C2018])=1;0;IF(LEN([.C2018])=2;1;IF(LEN([.C2018])=3;2;IF(LEN([.C2018])=5;3;IF(LEN([.C2018])=6;4;IF(LEN([.C2018])=7;5;&quot;Fehler&quot;))))))" office:value-type="float" office:value="3" calcext:value-type="float">
            <text:p>3</text:p>
          </table:table-cell>
          <table:table-cell office:value-type="string" calcext:value-type="string">
            <text:p>OEL 2</text:p>
          </table:table-cell>
          <table:table-cell office:value-type="string" calcext:value-type="string">
            <text:p>SPRACHLEHRE</text:p>
          </table:table-cell>
          <table:table-cell table:number-columns-repeated="5"/>
        </table:table-row>
        <table:table-row table:style-name="ro1">
          <table:table-cell table:formula="of:=IF([.B2019]=([.B2018]+2);&quot;Fehler&quot;;&quot;&quot;)">
            <text:p/>
          </table:table-cell>
          <table:table-cell table:formula="of:=IF(LEN([.C2019])=1;0;IF(LEN([.C2019])=2;1;IF(LEN([.C2019])=3;2;IF(LEN([.C2019])=5;3;IF(LEN([.C2019])=6;4;IF(LEN([.C2019])=7;5;&quot;Fehler&quot;))))))" office:value-type="float" office:value="3" calcext:value-type="float">
            <text:p>3</text:p>
          </table:table-cell>
          <table:table-cell office:value-type="string" calcext:value-type="string">
            <text:p>OEL 4</text:p>
          </table:table-cell>
          <table:table-cell office:value-type="string" calcext:value-type="string">
            <text:p>STILLEHRE, REDEWENDUNGEN (IDIOMATIK)</text:p>
          </table:table-cell>
          <table:table-cell table:number-columns-repeated="5"/>
        </table:table-row>
        <table:table-row table:style-name="ro1">
          <table:table-cell table:formula="of:=IF([.B2020]=([.B2019]+2);&quot;Fehler&quot;;&quot;&quot;)">
            <text:p/>
          </table:table-cell>
          <table:table-cell table:formula="of:=IF(LEN([.C2020])=1;0;IF(LEN([.C2020])=2;1;IF(LEN([.C2020])=3;2;IF(LEN([.C2020])=5;3;IF(LEN([.C2020])=6;4;IF(LEN([.C2020])=7;5;&quot;Fehler&quot;))))))" office:value-type="float" office:value="3" calcext:value-type="float">
            <text:p>3</text:p>
          </table:table-cell>
          <table:table-cell office:value-type="string" calcext:value-type="string">
            <text:p>OEL 5</text:p>
          </table:table-cell>
          <table:table-cell office:value-type="string" calcext:value-type="string">
            <text:p>WOERTERBUECHER</text:p>
          </table:table-cell>
          <table:table-cell table:number-columns-repeated="5"/>
        </table:table-row>
        <table:table-row table:style-name="ro1">
          <table:table-cell table:formula="of:=IF([.B2021]=([.B2020]+2);&quot;Fehler&quot;;&quot;&quot;)">
            <text:p/>
          </table:table-cell>
          <table:table-cell table:formula="of:=IF(LEN([.C2021])=1;0;IF(LEN([.C2021])=2;1;IF(LEN([.C2021])=3;2;IF(LEN([.C2021])=5;3;IF(LEN([.C2021])=6;4;IF(LEN([.C2021])=7;5;&quot;Fehler&quot;))))))" office:value-type="float" office:value="2" calcext:value-type="float">
            <text:p>2</text:p>
          </table:table-cell>
          <table:table-cell office:value-type="string" calcext:value-type="string">
            <text:p>OEM</text:p>
          </table:table-cell>
          <table:table-cell office:value-type="string" calcext:value-type="string">
            <text:p>LATEINISCH EINSCHLIESSLICH MITTEL- UND NEULATEINISCH : ALLGEMEINES</text:p>
          </table:table-cell>
          <table:table-cell table:number-columns-repeated="5"/>
        </table:table-row>
        <table:table-row table:style-name="ro1">
          <table:table-cell table:formula="of:=IF([.B2022]=([.B2021]+2);&quot;Fehler&quot;;&quot;&quot;)">
            <text:p/>
          </table:table-cell>
          <table:table-cell table:formula="of:=IF(LEN([.C2022])=1;0;IF(LEN([.C2022])=2;1;IF(LEN([.C2022])=3;2;IF(LEN([.C2022])=5;3;IF(LEN([.C2022])=6;4;IF(LEN([.C2022])=7;5;&quot;Fehler&quot;))))))" office:value-type="float" office:value="3" calcext:value-type="float">
            <text:p>3</text:p>
          </table:table-cell>
          <table:table-cell office:value-type="string" calcext:value-type="string">
            <text:p>OEM 1</text:p>
          </table:table-cell>
          <table:table-cell office:value-type="string" calcext:value-type="string">
            <text:p>SPRACHGESCHICHTE</text:p>
          </table:table-cell>
          <table:table-cell table:number-columns-repeated="5"/>
        </table:table-row>
        <table:table-row table:style-name="ro1">
          <table:table-cell table:formula="of:=IF([.B2023]=([.B2022]+2);&quot;Fehler&quot;;&quot;&quot;)">
            <text:p/>
          </table:table-cell>
          <table:table-cell table:formula="of:=IF(LEN([.C2023])=1;0;IF(LEN([.C2023])=2;1;IF(LEN([.C2023])=3;2;IF(LEN([.C2023])=5;3;IF(LEN([.C2023])=6;4;IF(LEN([.C2023])=7;5;&quot;Fehler&quot;))))))" office:value-type="float" office:value="3" calcext:value-type="float">
            <text:p>3</text:p>
          </table:table-cell>
          <table:table-cell office:value-type="string" calcext:value-type="string">
            <text:p>OEM 2</text:p>
          </table:table-cell>
          <table:table-cell office:value-type="string" calcext:value-type="string">
            <text:p>SPRACHLEHRE</text:p>
          </table:table-cell>
          <table:table-cell table:number-columns-repeated="5"/>
        </table:table-row>
        <table:table-row table:style-name="ro1">
          <table:table-cell table:formula="of:=IF([.B2024]=([.B2023]+2);&quot;Fehler&quot;;&quot;&quot;)">
            <text:p/>
          </table:table-cell>
          <table:table-cell table:formula="of:=IF(LEN([.C2024])=1;0;IF(LEN([.C2024])=2;1;IF(LEN([.C2024])=3;2;IF(LEN([.C2024])=5;3;IF(LEN([.C2024])=6;4;IF(LEN([.C2024])=7;5;&quot;Fehler&quot;))))))" office:value-type="float" office:value="3" calcext:value-type="float">
            <text:p>3</text:p>
          </table:table-cell>
          <table:table-cell office:value-type="string" calcext:value-type="string">
            <text:p>OEM 4</text:p>
          </table:table-cell>
          <table:table-cell office:value-type="string" calcext:value-type="string">
            <text:p>STILLEHRE, REDEWENDUNGEN (IDIOMATIK)</text:p>
          </table:table-cell>
          <table:table-cell table:number-columns-repeated="5"/>
        </table:table-row>
        <table:table-row table:style-name="ro1">
          <table:table-cell table:formula="of:=IF([.B2025]=([.B2024]+2);&quot;Fehler&quot;;&quot;&quot;)">
            <text:p/>
          </table:table-cell>
          <table:table-cell table:formula="of:=IF(LEN([.C2025])=1;0;IF(LEN([.C2025])=2;1;IF(LEN([.C2025])=3;2;IF(LEN([.C2025])=5;3;IF(LEN([.C2025])=6;4;IF(LEN([.C2025])=7;5;&quot;Fehler&quot;))))))" office:value-type="float" office:value="3" calcext:value-type="float">
            <text:p>3</text:p>
          </table:table-cell>
          <table:table-cell office:value-type="string" calcext:value-type="string">
            <text:p>OEM 5</text:p>
          </table:table-cell>
          <table:table-cell office:value-type="string" calcext:value-type="string">
            <text:p>WOERTERBUECHER</text:p>
          </table:table-cell>
          <table:table-cell table:number-columns-repeated="5"/>
        </table:table-row>
        <table:table-row table:style-name="ro1">
          <table:table-cell table:formula="of:=IF([.B2026]=([.B2025]+2);&quot;Fehler&quot;;&quot;&quot;)">
            <text:p/>
          </table:table-cell>
          <table:table-cell table:formula="of:=IF(LEN([.C2026])=1;0;IF(LEN([.C2026])=2;1;IF(LEN([.C2026])=3;2;IF(LEN([.C2026])=5;3;IF(LEN([.C2026])=6;4;IF(LEN([.C2026])=7;5;&quot;Fehler&quot;))))))" office:value-type="float" office:value="2" calcext:value-type="float">
            <text:p>2</text:p>
          </table:table-cell>
          <table:table-cell office:value-type="string" calcext:value-type="string">
            <text:p>OEN</text:p>
          </table:table-cell>
          <table:table-cell office:value-type="string" calcext:value-type="string">
            <text:p>ORIENTALISCHE UND ASIATISCHE SPRACHEN</text:p>
          </table:table-cell>
          <table:table-cell table:number-columns-repeated="5"/>
        </table:table-row>
        <table:table-row table:style-name="ro1">
          <table:table-cell table:formula="of:=IF([.B2027]=([.B2026]+2);&quot;Fehler&quot;;&quot;&quot;)">
            <text:p/>
          </table:table-cell>
          <table:table-cell table:formula="of:=IF(LEN([.C2027])=1;0;IF(LEN([.C2027])=2;1;IF(LEN([.C2027])=3;2;IF(LEN([.C2027])=5;3;IF(LEN([.C2027])=6;4;IF(LEN([.C2027])=7;5;&quot;Fehler&quot;))))))" office:value-type="float" office:value="3" calcext:value-type="float">
            <text:p>3</text:p>
          </table:table-cell>
          <table:table-cell office:value-type="string" calcext:value-type="string">
            <text:p>OEN 1</text:p>
          </table:table-cell>
          <table:table-cell office:value-type="string" calcext:value-type="string">
            <text:p>VORDERORIENTALISCHE SPRACHEN</text:p>
          </table:table-cell>
          <table:table-cell table:number-columns-repeated="5"/>
        </table:table-row>
        <table:table-row table:style-name="ro1">
          <table:table-cell table:formula="of:=IF([.B2028]=([.B2027]+2);&quot;Fehler&quot;;&quot;&quot;)">
            <text:p/>
          </table:table-cell>
          <table:table-cell table:formula="of:=IF(LEN([.C2028])=1;0;IF(LEN([.C2028])=2;1;IF(LEN([.C2028])=3;2;IF(LEN([.C2028])=5;3;IF(LEN([.C2028])=6;4;IF(LEN([.C2028])=7;5;&quot;Fehler&quot;))))))" office:value-type="float" office:value="4" calcext:value-type="float">
            <text:p>4</text:p>
          </table:table-cell>
          <table:table-cell office:value-type="string" calcext:value-type="string">
            <text:p>OEN 1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[.B2029]=([.B2028]+2);&quot;Fehler&quot;;&quot;&quot;)">
            <text:p/>
          </table:table-cell>
          <table:table-cell table:formula="of:=IF(LEN([.C2029])=1;0;IF(LEN([.C2029])=2;1;IF(LEN([.C2029])=3;2;IF(LEN([.C2029])=5;3;IF(LEN([.C2029])=6;4;IF(LEN([.C2029])=7;5;&quot;Fehler&quot;))))))" office:value-type="float" office:value="3" calcext:value-type="float">
            <text:p>3</text:p>
          </table:table-cell>
          <table:table-cell office:value-type="string" calcext:value-type="string">
            <text:p>OEN 2</text:p>
          </table:table-cell>
          <table:table-cell office:value-type="string" calcext:value-type="string">
            <text:p>ASIATISCHE SPRACHEN</text:p>
          </table:table-cell>
          <table:table-cell table:number-columns-repeated="5"/>
        </table:table-row>
        <table:table-row table:style-name="ro1">
          <table:table-cell table:formula="of:=IF([.B2030]=([.B2029]+2);&quot;Fehler&quot;;&quot;&quot;)">
            <text:p/>
          </table:table-cell>
          <table:table-cell table:formula="of:=IF(LEN([.C2030])=1;0;IF(LEN([.C2030])=2;1;IF(LEN([.C2030])=3;2;IF(LEN([.C2030])=5;3;IF(LEN([.C2030])=6;4;IF(LEN([.C2030])=7;5;&quot;Fehler&quot;))))))" office:value-type="float" office:value="4" calcext:value-type="float">
            <text:p>4</text:p>
          </table:table-cell>
          <table:table-cell office:value-type="string" calcext:value-type="string">
            <text:p>OEN 2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[.B2031]=([.B2030]+2);&quot;Fehler&quot;;&quot;&quot;)">
            <text:p/>
          </table:table-cell>
          <table:table-cell table:formula="of:=IF(LEN([.C2031])=1;0;IF(LEN([.C2031])=2;1;IF(LEN([.C2031])=3;2;IF(LEN([.C2031])=5;3;IF(LEN([.C2031])=6;4;IF(LEN([.C2031])=7;5;&quot;Fehler&quot;))))))" office:value-type="float" office:value="2" calcext:value-type="float">
            <text:p>2</text:p>
          </table:table-cell>
          <table:table-cell office:value-type="string" calcext:value-type="string">
            <text:p>OEO</text:p>
          </table:table-cell>
          <table:table-cell office:value-type="string" calcext:value-type="string">
            <text:p>SONSTIGE SPRACHEN</text:p>
          </table:table-cell>
          <table:table-cell table:number-columns-repeated="5"/>
        </table:table-row>
        <table:table-row table:style-name="ro1">
          <table:table-cell table:formula="of:=IF([.B2032]=([.B2031]+2);&quot;Fehler&quot;;&quot;&quot;)">
            <text:p/>
          </table:table-cell>
          <table:table-cell table:formula="of:=IF(LEN([.C2032])=1;0;IF(LEN([.C2032])=2;1;IF(LEN([.C2032])=3;2;IF(LEN([.C2032])=5;3;IF(LEN([.C2032])=6;4;IF(LEN([.C2032])=7;5;&quot;Fehler&quot;))))))" office:value-type="float" office:value="3" calcext:value-type="float">
            <text:p>3</text:p>
          </table:table-cell>
          <table:table-cell office:value-type="string" calcext:value-type="string">
            <text:p>OEO 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[.B2033]=([.B2032]+2);&quot;Fehler&quot;;&quot;&quot;)">
            <text:p/>
          </table:table-cell>
          <table:table-cell table:formula="of:=IF(LEN([.C2033])=1;0;IF(LEN([.C2033])=2;1;IF(LEN([.C2033])=3;2;IF(LEN([.C2033])=5;3;IF(LEN([.C2033])=6;4;IF(LEN([.C2033])=7;5;&quot;Fehler&quot;))))))"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EUERE EUROPAEISCHE SPRACHEN : ALLGEMEINES</text:p>
          </table:table-cell>
          <table:table-cell table:number-columns-repeated="5"/>
        </table:table-row>
        <table:table-row table:style-name="ro1">
          <table:table-cell table:formula="of:=IF([.B2034]=([.B2033]+2);&quot;Fehler&quot;;&quot;&quot;)">
            <text:p/>
          </table:table-cell>
          <table:table-cell table:formula="of:=IF(LEN([.C2034])=1;0;IF(LEN([.C2034])=2;1;IF(LEN([.C2034])=3;2;IF(LEN([.C2034])=5;3;IF(LEN([.C2034])=6;4;IF(LEN([.C2034])=7;5;&quot;Fehler&quot;))))))" office:value-type="float" office:value="2" calcext:value-type="float">
            <text:p>2</text:p>
          </table:table-cell>
          <table:table-cell office:value-type="string" calcext:value-type="string">
            <text:p>OFK</text:p>
          </table:table-cell>
          <table:table-cell office:value-type="string" calcext:value-type="string">
            <text:p>ENGLISCH EINSCHL. AMERIKANISCHES ENGLISCH : ALLGEMEINES</text:p>
          </table:table-cell>
          <table:table-cell table:number-columns-repeated="5"/>
        </table:table-row>
        <table:table-row table:style-name="ro1">
          <table:table-cell table:formula="of:=IF([.B2035]=([.B2034]+2);&quot;Fehler&quot;;&quot;&quot;)">
            <text:p/>
          </table:table-cell>
          <table:table-cell table:formula="of:=IF(LEN([.C2035])=1;0;IF(LEN([.C2035])=2;1;IF(LEN([.C2035])=3;2;IF(LEN([.C2035])=5;3;IF(LEN([.C2035])=6;4;IF(LEN([.C2035])=7;5;&quot;Fehler&quot;))))))" office:value-type="float" office:value="3" calcext:value-type="float">
            <text:p>3</text:p>
          </table:table-cell>
          <table:table-cell office:value-type="string" calcext:value-type="string">
            <text:p>OFK 1</text:p>
          </table:table-cell>
          <table:table-cell office:value-type="string" calcext:value-type="string">
            <text:p>SPRACHGESCHICHTE</text:p>
          </table:table-cell>
          <table:table-cell table:number-columns-repeated="5"/>
        </table:table-row>
        <table:table-row table:style-name="ro1">
          <table:table-cell table:formula="of:=IF([.B2036]=([.B2035]+2);&quot;Fehler&quot;;&quot;&quot;)">
            <text:p/>
          </table:table-cell>
          <table:table-cell table:formula="of:=IF(LEN([.C2036])=1;0;IF(LEN([.C2036])=2;1;IF(LEN([.C2036])=3;2;IF(LEN([.C2036])=5;3;IF(LEN([.C2036])=6;4;IF(LEN([.C2036])=7;5;&quot;Fehler&quot;))))))" office:value-type="float" office:value="3" calcext:value-type="float">
            <text:p>3</text:p>
          </table:table-cell>
          <table:table-cell office:value-type="string" calcext:value-type="string">
            <text:p>OFK 2</text:p>
          </table:table-cell>
          <table:table-cell office:value-type="string" calcext:value-type="string">
            <text:p>SPRACHLEHRE</text:p>
          </table:table-cell>
          <table:table-cell table:number-columns-repeated="5"/>
        </table:table-row>
        <table:table-row table:style-name="ro1">
          <table:table-cell table:formula="of:=IF([.B2037]=([.B2036]+2);&quot;Fehler&quot;;&quot;&quot;)">
            <text:p/>
          </table:table-cell>
          <table:table-cell table:formula="of:=IF(LEN([.C2037])=1;0;IF(LEN([.C2037])=2;1;IF(LEN([.C2037])=3;2;IF(LEN([.C2037])=5;3;IF(LEN([.C2037])=6;4;IF(LEN([.C2037])=7;5;&quot;Fehler&quot;))))))" office:value-type="float" office:value="3" calcext:value-type="float">
            <text:p>3</text:p>
          </table:table-cell>
          <table:table-cell office:value-type="string" calcext:value-type="string">
            <text:p>OFK 3</text:p>
          </table:table-cell>
          <table:table-cell office:value-type="string" calcext:value-type="string">
            <text:p>SPRECHKUNDE (PHONETIK)</text:p>
          </table:table-cell>
          <table:table-cell table:number-columns-repeated="5"/>
        </table:table-row>
        <table:table-row table:style-name="ro1">
          <table:table-cell table:formula="of:=IF([.B2038]=([.B2037]+2);&quot;Fehler&quot;;&quot;&quot;)">
            <text:p/>
          </table:table-cell>
          <table:table-cell table:formula="of:=IF(LEN([.C2038])=1;0;IF(LEN([.C2038])=2;1;IF(LEN([.C2038])=3;2;IF(LEN([.C2038])=5;3;IF(LEN([.C2038])=6;4;IF(LEN([.C2038])=7;5;&quot;Fehler&quot;))))))" office:value-type="float" office:value="3" calcext:value-type="float">
            <text:p>3</text:p>
          </table:table-cell>
          <table:table-cell office:value-type="string" calcext:value-type="string">
            <text:p>OFK 4</text:p>
          </table:table-cell>
          <table:table-cell office:value-type="string" calcext:value-type="string">
            <text:p>STILLEHRE, REDEWENDUNGEN (IDIOMATIK)</text:p>
          </table:table-cell>
          <table:table-cell table:number-columns-repeated="5"/>
        </table:table-row>
        <table:table-row table:style-name="ro1">
          <table:table-cell table:formula="of:=IF([.B2039]=([.B2038]+2);&quot;Fehler&quot;;&quot;&quot;)">
            <text:p/>
          </table:table-cell>
          <table:table-cell table:formula="of:=IF(LEN([.C2039])=1;0;IF(LEN([.C2039])=2;1;IF(LEN([.C2039])=3;2;IF(LEN([.C2039])=5;3;IF(LEN([.C2039])=6;4;IF(LEN([.C2039])=7;5;&quot;Fehler&quot;))))))" office:value-type="float" office:value="3" calcext:value-type="float">
            <text:p>3</text:p>
          </table:table-cell>
          <table:table-cell office:value-type="string" calcext:value-type="string">
            <text:p>OFK 5</text:p>
          </table:table-cell>
          <table:table-cell office:value-type="string" calcext:value-type="string">
            <text:p>WOERTERBUECHER</text:p>
          </table:table-cell>
          <table:table-cell table:number-columns-repeated="5"/>
        </table:table-row>
        <table:table-row table:style-name="ro1">
          <table:table-cell table:formula="of:=IF([.B2040]=([.B2039]+2);&quot;Fehler&quot;;&quot;&quot;)">
            <text:p/>
          </table:table-cell>
          <table:table-cell table:formula="of:=IF(LEN([.C2040])=1;0;IF(LEN([.C2040])=2;1;IF(LEN([.C2040])=3;2;IF(LEN([.C2040])=5;3;IF(LEN([.C2040])=6;4;IF(LEN([.C2040])=7;5;&quot;Fehler&quot;))))))" office:value-type="float" office:value="3" calcext:value-type="float">
            <text:p>3</text:p>
          </table:table-cell>
          <table:table-cell office:value-type="string" calcext:value-type="string">
            <text:p>OFK 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[.B2041]=([.B2040]+2);&quot;Fehler&quot;;&quot;&quot;)">
            <text:p/>
          </table:table-cell>
          <table:table-cell table:formula="of:=IF(LEN([.C2041])=1;0;IF(LEN([.C2041])=2;1;IF(LEN([.C2041])=3;2;IF(LEN([.C2041])=5;3;IF(LEN([.C2041])=6;4;IF(LEN([.C2041])=7;5;&quot;Fehler&quot;))))))" office:value-type="float" office:value="2" calcext:value-type="float">
            <text:p>2</text:p>
          </table:table-cell>
          <table:table-cell office:value-type="string" calcext:value-type="string">
            <text:p>OFL</text:p>
          </table:table-cell>
          <table:table-cell office:value-type="string" calcext:value-type="string">
            <text:p>SONSTIGE GERMANISCHE SPRACHEN</text:p>
          </table:table-cell>
          <table:table-cell table:number-columns-repeated="5"/>
        </table:table-row>
        <table:table-row table:style-name="ro1">
          <table:table-cell table:formula="of:=IF([.B2042]=([.B2041]+2);&quot;Fehler&quot;;&quot;&quot;)">
            <text:p/>
          </table:table-cell>
          <table:table-cell table:formula="of:=IF(LEN([.C2042])=1;0;IF(LEN([.C2042])=2;1;IF(LEN([.C2042])=3;2;IF(LEN([.C2042])=5;3;IF(LEN([.C2042])=6;4;IF(LEN([.C2042])=7;5;&quot;Fehler&quot;))))))" office:value-type="float" office:value="3" calcext:value-type="float">
            <text:p>3</text:p>
          </table:table-cell>
          <table:table-cell office:value-type="string" calcext:value-type="string">
            <text:p>OFL 1</text:p>
          </table:table-cell>
          <table:table-cell office:value-type="string" calcext:value-type="string">
            <text:p>NIEDERLAENDISCH EINSCHL. FLAEMISCH UND AFRIKAANS</text:p>
          </table:table-cell>
          <table:table-cell table:number-columns-repeated="5"/>
        </table:table-row>
        <table:table-row table:style-name="ro1">
          <table:table-cell table:formula="of:=IF([.B2043]=([.B2042]+2);&quot;Fehler&quot;;&quot;&quot;)">
            <text:p/>
          </table:table-cell>
          <table:table-cell table:formula="of:=IF(LEN([.C2043])=1;0;IF(LEN([.C2043])=2;1;IF(LEN([.C2043])=3;2;IF(LEN([.C2043])=5;3;IF(LEN([.C2043])=6;4;IF(LEN([.C2043])=7;5;&quot;Fehler&quot;))))))" office:value-type="float" office:value="4" calcext:value-type="float">
            <text:p>4</text:p>
          </table:table-cell>
          <table:table-cell office:value-type="string" calcext:value-type="string">
            <text:p>OFL 1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[.B2044]=([.B2043]+2);&quot;Fehler&quot;;&quot;&quot;)">
            <text:p/>
          </table:table-cell>
          <table:table-cell table:formula="of:=IF(LEN([.C2044])=1;0;IF(LEN([.C2044])=2;1;IF(LEN([.C2044])=3;2;IF(LEN([.C2044])=5;3;IF(LEN([.C2044])=6;4;IF(LEN([.C2044])=7;5;&quot;Fehler&quot;))))))" office:value-type="float" office:value="3" calcext:value-type="float">
            <text:p>3</text:p>
          </table:table-cell>
          <table:table-cell office:value-type="string" calcext:value-type="string">
            <text:p>OFL 2</text:p>
          </table:table-cell>
          <table:table-cell office:value-type="string" calcext:value-type="string">
            <text:p>SKANDINAVISCHE SPRACHEN</text:p>
          </table:table-cell>
          <table:table-cell table:number-columns-repeated="5"/>
        </table:table-row>
        <table:table-row table:style-name="ro1">
          <table:table-cell table:formula="of:=IF([.B2045]=([.B2044]+2);&quot;Fehler&quot;;&quot;&quot;)">
            <text:p/>
          </table:table-cell>
          <table:table-cell table:formula="of:=IF(LEN([.C2045])=1;0;IF(LEN([.C2045])=2;1;IF(LEN([.C2045])=3;2;IF(LEN([.C2045])=5;3;IF(LEN([.C2045])=6;4;IF(LEN([.C2045])=7;5;&quot;Fehler&quot;))))))" office:value-type="float" office:value="4" calcext:value-type="float">
            <text:p>4</text:p>
          </table:table-cell>
          <table:table-cell office:value-type="string" calcext:value-type="string">
            <text:p>OFL 2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[.B2046]=([.B2045]+2);&quot;Fehler&quot;;&quot;&quot;)">
            <text:p/>
          </table:table-cell>
          <table:table-cell table:formula="of:=IF(LEN([.C2046])=1;0;IF(LEN([.C2046])=2;1;IF(LEN([.C2046])=3;2;IF(LEN([.C2046])=5;3;IF(LEN([.C2046])=6;4;IF(LEN([.C2046])=7;5;&quot;Fehler&quot;))))))" office:value-type="float" office:value="2" calcext:value-type="float">
            <text:p>2</text:p>
          </table:table-cell>
          <table:table-cell office:value-type="string" calcext:value-type="string">
            <text:p>OFM</text:p>
          </table:table-cell>
          <table:table-cell office:value-type="string" calcext:value-type="string">
            <text:p>FRANZOESISCH EINSCHL. BELGISCH-WALLONISCH UND PROVENZALISCH : ALLGEMEINES</text:p>
          </table:table-cell>
          <table:table-cell table:number-columns-repeated="5"/>
        </table:table-row>
        <table:table-row table:style-name="ro1">
          <table:table-cell table:formula="of:=IF([.B2047]=([.B2046]+2);&quot;Fehler&quot;;&quot;&quot;)">
            <text:p/>
          </table:table-cell>
          <table:table-cell table:formula="of:=IF(LEN([.C2047])=1;0;IF(LEN([.C2047])=2;1;IF(LEN([.C2047])=3;2;IF(LEN([.C2047])=5;3;IF(LEN([.C2047])=6;4;IF(LEN([.C2047])=7;5;&quot;Fehler&quot;))))))" office:value-type="float" office:value="3" calcext:value-type="float">
            <text:p>3</text:p>
          </table:table-cell>
          <table:table-cell office:value-type="string" calcext:value-type="string">
            <text:p>OFM 1</text:p>
          </table:table-cell>
          <table:table-cell office:value-type="string" calcext:value-type="string">
            <text:p>SPRACHGESCHICHTE</text:p>
          </table:table-cell>
          <table:table-cell table:number-columns-repeated="5"/>
        </table:table-row>
        <table:table-row table:style-name="ro1">
          <table:table-cell table:formula="of:=IF([.B2048]=([.B2047]+2);&quot;Fehler&quot;;&quot;&quot;)">
            <text:p/>
          </table:table-cell>
          <table:table-cell table:formula="of:=IF(LEN([.C2048])=1;0;IF(LEN([.C2048])=2;1;IF(LEN([.C2048])=3;2;IF(LEN([.C2048])=5;3;IF(LEN([.C2048])=6;4;IF(LEN([.C2048])=7;5;&quot;Fehler&quot;))))))" office:value-type="float" office:value="3" calcext:value-type="float">
            <text:p>3</text:p>
          </table:table-cell>
          <table:table-cell office:value-type="string" calcext:value-type="string">
            <text:p>OFM 2</text:p>
          </table:table-cell>
          <table:table-cell office:value-type="string" calcext:value-type="string">
            <text:p>SPRACHLEHRE</text:p>
          </table:table-cell>
          <table:table-cell table:number-columns-repeated="5"/>
        </table:table-row>
        <table:table-row table:style-name="ro1">
          <table:table-cell table:formula="of:=IF([.B2049]=([.B2048]+2);&quot;Fehler&quot;;&quot;&quot;)">
            <text:p/>
          </table:table-cell>
          <table:table-cell table:formula="of:=IF(LEN([.C2049])=1;0;IF(LEN([.C2049])=2;1;IF(LEN([.C2049])=3;2;IF(LEN([.C2049])=5;3;IF(LEN([.C2049])=6;4;IF(LEN([.C2049])=7;5;&quot;Fehler&quot;))))))" office:value-type="float" office:value="3" calcext:value-type="float">
            <text:p>3</text:p>
          </table:table-cell>
          <table:table-cell office:value-type="string" calcext:value-type="string">
            <text:p>OFM 3</text:p>
          </table:table-cell>
          <table:table-cell office:value-type="string" calcext:value-type="string">
            <text:p>SPRECHKUNDE (PHONETIK)</text:p>
          </table:table-cell>
          <table:table-cell table:number-columns-repeated="5"/>
        </table:table-row>
        <table:table-row table:style-name="ro1">
          <table:table-cell table:formula="of:=IF([.B2050]=([.B2049]+2);&quot;Fehler&quot;;&quot;&quot;)">
            <text:p/>
          </table:table-cell>
          <table:table-cell table:formula="of:=IF(LEN([.C2050])=1;0;IF(LEN([.C2050])=2;1;IF(LEN([.C2050])=3;2;IF(LEN([.C2050])=5;3;IF(LEN([.C2050])=6;4;IF(LEN([.C2050])=7;5;&quot;Fehler&quot;))))))" office:value-type="float" office:value="3" calcext:value-type="float">
            <text:p>3</text:p>
          </table:table-cell>
          <table:table-cell office:value-type="string" calcext:value-type="string">
            <text:p>OFM 4</text:p>
          </table:table-cell>
          <table:table-cell office:value-type="string" calcext:value-type="string">
            <text:p>STILLEHRE, REDEWENDUNGEN (IDIOMATIK)</text:p>
          </table:table-cell>
          <table:table-cell table:number-columns-repeated="5"/>
        </table:table-row>
        <table:table-row table:style-name="ro1">
          <table:table-cell table:formula="of:=IF([.B2051]=([.B2050]+2);&quot;Fehler&quot;;&quot;&quot;)">
            <text:p/>
          </table:table-cell>
          <table:table-cell table:formula="of:=IF(LEN([.C2051])=1;0;IF(LEN([.C2051])=2;1;IF(LEN([.C2051])=3;2;IF(LEN([.C2051])=5;3;IF(LEN([.C2051])=6;4;IF(LEN([.C2051])=7;5;&quot;Fehler&quot;))))))" office:value-type="float" office:value="3" calcext:value-type="float">
            <text:p>3</text:p>
          </table:table-cell>
          <table:table-cell office:value-type="string" calcext:value-type="string">
            <text:p>OFM 5</text:p>
          </table:table-cell>
          <table:table-cell office:value-type="string" calcext:value-type="string">
            <text:p>WOERTERBUECHER</text:p>
          </table:table-cell>
          <table:table-cell table:number-columns-repeated="5"/>
        </table:table-row>
        <table:table-row table:style-name="ro1">
          <table:table-cell table:formula="of:=IF([.B2052]=([.B2051]+2);&quot;Fehler&quot;;&quot;&quot;)">
            <text:p/>
          </table:table-cell>
          <table:table-cell table:formula="of:=IF(LEN([.C2052])=1;0;IF(LEN([.C2052])=2;1;IF(LEN([.C2052])=3;2;IF(LEN([.C2052])=5;3;IF(LEN([.C2052])=6;4;IF(LEN([.C2052])=7;5;&quot;Fehler&quot;))))))" office:value-type="float" office:value="3" calcext:value-type="float">
            <text:p>3</text:p>
          </table:table-cell>
          <table:table-cell office:value-type="string" calcext:value-type="string">
            <text:p>OFM 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[.B2053]=([.B2052]+2);&quot;Fehler&quot;;&quot;&quot;)">
            <text:p/>
          </table:table-cell>
          <table:table-cell table:formula="of:=IF(LEN([.C2053])=1;0;IF(LEN([.C2053])=2;1;IF(LEN([.C2053])=3;2;IF(LEN([.C2053])=5;3;IF(LEN([.C2053])=6;4;IF(LEN([.C2053])=7;5;&quot;Fehler&quot;))))))" office:value-type="float" office:value="2" calcext:value-type="float">
            <text:p>2</text:p>
          </table:table-cell>
          <table:table-cell office:value-type="string" calcext:value-type="string">
            <text:p>OFN</text:p>
          </table:table-cell>
          <table:table-cell office:value-type="string" calcext:value-type="string">
            <text:p>ITALIENISCH EINSCHL. RAETOROMANISCH : ALLGEMEINES</text:p>
          </table:table-cell>
          <table:table-cell table:number-columns-repeated="5"/>
        </table:table-row>
        <table:table-row table:style-name="ro1">
          <table:table-cell table:formula="of:=IF([.B2054]=([.B2053]+2);&quot;Fehler&quot;;&quot;&quot;)">
            <text:p/>
          </table:table-cell>
          <table:table-cell table:formula="of:=IF(LEN([.C2054])=1;0;IF(LEN([.C2054])=2;1;IF(LEN([.C2054])=3;2;IF(LEN([.C2054])=5;3;IF(LEN([.C2054])=6;4;IF(LEN([.C2054])=7;5;&quot;Fehler&quot;))))))" office:value-type="float" office:value="3" calcext:value-type="float">
            <text:p>3</text:p>
          </table:table-cell>
          <table:table-cell office:value-type="string" calcext:value-type="string">
            <text:p>OFN 1</text:p>
          </table:table-cell>
          <table:table-cell office:value-type="string" calcext:value-type="string">
            <text:p>SPRACHGESCHICHTE</text:p>
          </table:table-cell>
          <table:table-cell table:number-columns-repeated="5"/>
        </table:table-row>
        <table:table-row table:style-name="ro1">
          <table:table-cell table:formula="of:=IF([.B2055]=([.B2054]+2);&quot;Fehler&quot;;&quot;&quot;)">
            <text:p/>
          </table:table-cell>
          <table:table-cell table:formula="of:=IF(LEN([.C2055])=1;0;IF(LEN([.C2055])=2;1;IF(LEN([.C2055])=3;2;IF(LEN([.C2055])=5;3;IF(LEN([.C2055])=6;4;IF(LEN([.C2055])=7;5;&quot;Fehler&quot;))))))" office:value-type="float" office:value="3" calcext:value-type="float">
            <text:p>3</text:p>
          </table:table-cell>
          <table:table-cell office:value-type="string" calcext:value-type="string">
            <text:p>OFN 2</text:p>
          </table:table-cell>
          <table:table-cell office:value-type="string" calcext:value-type="string">
            <text:p>SPRACHLEHRE</text:p>
          </table:table-cell>
          <table:table-cell table:number-columns-repeated="5"/>
        </table:table-row>
        <table:table-row table:style-name="ro1">
          <table:table-cell table:formula="of:=IF([.B2056]=([.B2055]+2);&quot;Fehler&quot;;&quot;&quot;)">
            <text:p/>
          </table:table-cell>
          <table:table-cell table:formula="of:=IF(LEN([.C2056])=1;0;IF(LEN([.C2056])=2;1;IF(LEN([.C2056])=3;2;IF(LEN([.C2056])=5;3;IF(LEN([.C2056])=6;4;IF(LEN([.C2056])=7;5;&quot;Fehler&quot;))))))" office:value-type="float" office:value="3" calcext:value-type="float">
            <text:p>3</text:p>
          </table:table-cell>
          <table:table-cell office:value-type="string" calcext:value-type="string">
            <text:p>OFN 3</text:p>
          </table:table-cell>
          <table:table-cell office:value-type="string" calcext:value-type="string">
            <text:p>SPRECHKUNDE (PHONETIK)</text:p>
          </table:table-cell>
          <table:table-cell table:number-columns-repeated="5"/>
        </table:table-row>
        <table:table-row table:style-name="ro1">
          <table:table-cell table:formula="of:=IF([.B2057]=([.B2056]+2);&quot;Fehler&quot;;&quot;&quot;)">
            <text:p/>
          </table:table-cell>
          <table:table-cell table:formula="of:=IF(LEN([.C2057])=1;0;IF(LEN([.C2057])=2;1;IF(LEN([.C2057])=3;2;IF(LEN([.C2057])=5;3;IF(LEN([.C2057])=6;4;IF(LEN([.C2057])=7;5;&quot;Fehler&quot;))))))" office:value-type="float" office:value="3" calcext:value-type="float">
            <text:p>3</text:p>
          </table:table-cell>
          <table:table-cell office:value-type="string" calcext:value-type="string">
            <text:p>OFN 4</text:p>
          </table:table-cell>
          <table:table-cell office:value-type="string" calcext:value-type="string">
            <text:p>STILLEHRE, REDEWENDUNGEN (IDIOMATIK)</text:p>
          </table:table-cell>
          <table:table-cell table:number-columns-repeated="5"/>
        </table:table-row>
        <table:table-row table:style-name="ro1">
          <table:table-cell table:formula="of:=IF([.B2058]=([.B2057]+2);&quot;Fehler&quot;;&quot;&quot;)">
            <text:p/>
          </table:table-cell>
          <table:table-cell table:formula="of:=IF(LEN([.C2058])=1;0;IF(LEN([.C2058])=2;1;IF(LEN([.C2058])=3;2;IF(LEN([.C2058])=5;3;IF(LEN([.C2058])=6;4;IF(LEN([.C2058])=7;5;&quot;Fehler&quot;))))))" office:value-type="float" office:value="3" calcext:value-type="float">
            <text:p>3</text:p>
          </table:table-cell>
          <table:table-cell office:value-type="string" calcext:value-type="string">
            <text:p>OFN 5</text:p>
          </table:table-cell>
          <table:table-cell office:value-type="string" calcext:value-type="string">
            <text:p>WOERTERBUECHER</text:p>
          </table:table-cell>
          <table:table-cell table:number-columns-repeated="5"/>
        </table:table-row>
        <table:table-row table:style-name="ro1">
          <table:table-cell table:formula="of:=IF([.B2059]=([.B2058]+2);&quot;Fehler&quot;;&quot;&quot;)">
            <text:p/>
          </table:table-cell>
          <table:table-cell table:formula="of:=IF(LEN([.C2059])=1;0;IF(LEN([.C2059])=2;1;IF(LEN([.C2059])=3;2;IF(LEN([.C2059])=5;3;IF(LEN([.C2059])=6;4;IF(LEN([.C2059])=7;5;&quot;Fehler&quot;))))))" office:value-type="float" office:value="3" calcext:value-type="float">
            <text:p>3</text:p>
          </table:table-cell>
          <table:table-cell office:value-type="string" calcext:value-type="string">
            <text:p>OFN 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[.B2060]=([.B2059]+2);&quot;Fehler&quot;;&quot;&quot;)">
            <text:p/>
          </table:table-cell>
          <table:table-cell table:formula="of:=IF(LEN([.C2060])=1;0;IF(LEN([.C2060])=2;1;IF(LEN([.C2060])=3;2;IF(LEN([.C2060])=5;3;IF(LEN([.C2060])=6;4;IF(LEN([.C2060])=7;5;&quot;Fehler&quot;))))))" office:value-type="float" office:value="2" calcext:value-type="float">
            <text:p>2</text:p>
          </table:table-cell>
          <table:table-cell office:value-type="string" calcext:value-type="string">
            <text:p>OFO</text:p>
          </table:table-cell>
          <table:table-cell office:value-type="string" calcext:value-type="string">
            <text:p>SPANISCH EINSCHL. LATEINAMERIKANISCHES SPANISCH : ALLGEMEINES</text:p>
          </table:table-cell>
          <table:table-cell table:number-columns-repeated="5"/>
        </table:table-row>
        <table:table-row table:style-name="ro1">
          <table:table-cell table:formula="of:=IF([.B2061]=([.B2060]+2);&quot;Fehler&quot;;&quot;&quot;)">
            <text:p/>
          </table:table-cell>
          <table:table-cell table:formula="of:=IF(LEN([.C2061])=1;0;IF(LEN([.C2061])=2;1;IF(LEN([.C2061])=3;2;IF(LEN([.C2061])=5;3;IF(LEN([.C2061])=6;4;IF(LEN([.C2061])=7;5;&quot;Fehler&quot;))))))" office:value-type="float" office:value="3" calcext:value-type="float">
            <text:p>3</text:p>
          </table:table-cell>
          <table:table-cell office:value-type="string" calcext:value-type="string">
            <text:p>OFO 1</text:p>
          </table:table-cell>
          <table:table-cell office:value-type="string" calcext:value-type="string">
            <text:p>SPRACHGESCHICHTE</text:p>
          </table:table-cell>
          <table:table-cell table:number-columns-repeated="5"/>
        </table:table-row>
        <table:table-row table:style-name="ro1">
          <table:table-cell table:formula="of:=IF([.B2062]=([.B2061]+2);&quot;Fehler&quot;;&quot;&quot;)">
            <text:p/>
          </table:table-cell>
          <table:table-cell table:formula="of:=IF(LEN([.C2062])=1;0;IF(LEN([.C2062])=2;1;IF(LEN([.C2062])=3;2;IF(LEN([.C2062])=5;3;IF(LEN([.C2062])=6;4;IF(LEN([.C2062])=7;5;&quot;Fehler&quot;))))))" office:value-type="float" office:value="3" calcext:value-type="float">
            <text:p>3</text:p>
          </table:table-cell>
          <table:table-cell office:value-type="string" calcext:value-type="string">
            <text:p>OFO 2</text:p>
          </table:table-cell>
          <table:table-cell office:value-type="string" calcext:value-type="string">
            <text:p>SPRACHLEHRE</text:p>
          </table:table-cell>
          <table:table-cell table:number-columns-repeated="5"/>
        </table:table-row>
        <table:table-row table:style-name="ro1">
          <table:table-cell table:formula="of:=IF([.B2063]=([.B2062]+2);&quot;Fehler&quot;;&quot;&quot;)">
            <text:p/>
          </table:table-cell>
          <table:table-cell table:formula="of:=IF(LEN([.C2063])=1;0;IF(LEN([.C2063])=2;1;IF(LEN([.C2063])=3;2;IF(LEN([.C2063])=5;3;IF(LEN([.C2063])=6;4;IF(LEN([.C2063])=7;5;&quot;Fehler&quot;))))))" office:value-type="float" office:value="3" calcext:value-type="float">
            <text:p>3</text:p>
          </table:table-cell>
          <table:table-cell office:value-type="string" calcext:value-type="string">
            <text:p>OFO 3</text:p>
          </table:table-cell>
          <table:table-cell office:value-type="string" calcext:value-type="string">
            <text:p>SPRECHKUNDE (PHONETIK)</text:p>
          </table:table-cell>
          <table:table-cell table:number-columns-repeated="5"/>
        </table:table-row>
        <table:table-row table:style-name="ro1">
          <table:table-cell table:formula="of:=IF([.B2064]=([.B2063]+2);&quot;Fehler&quot;;&quot;&quot;)">
            <text:p/>
          </table:table-cell>
          <table:table-cell table:formula="of:=IF(LEN([.C2064])=1;0;IF(LEN([.C2064])=2;1;IF(LEN([.C2064])=3;2;IF(LEN([.C2064])=5;3;IF(LEN([.C2064])=6;4;IF(LEN([.C2064])=7;5;&quot;Fehler&quot;))))))" office:value-type="float" office:value="3" calcext:value-type="float">
            <text:p>3</text:p>
          </table:table-cell>
          <table:table-cell office:value-type="string" calcext:value-type="string">
            <text:p>OFO 4</text:p>
          </table:table-cell>
          <table:table-cell office:value-type="string" calcext:value-type="string">
            <text:p>STILLEHRE, REDEWENDUNGEN (IDIOMATIK)</text:p>
          </table:table-cell>
          <table:table-cell table:number-columns-repeated="5"/>
        </table:table-row>
        <table:table-row table:style-name="ro1">
          <table:table-cell table:formula="of:=IF([.B2065]=([.B2064]+2);&quot;Fehler&quot;;&quot;&quot;)">
            <text:p/>
          </table:table-cell>
          <table:table-cell table:formula="of:=IF(LEN([.C2065])=1;0;IF(LEN([.C2065])=2;1;IF(LEN([.C2065])=3;2;IF(LEN([.C2065])=5;3;IF(LEN([.C2065])=6;4;IF(LEN([.C2065])=7;5;&quot;Fehler&quot;))))))" office:value-type="float" office:value="3" calcext:value-type="float">
            <text:p>3</text:p>
          </table:table-cell>
          <table:table-cell office:value-type="string" calcext:value-type="string">
            <text:p>OFO 5</text:p>
          </table:table-cell>
          <table:table-cell office:value-type="string" calcext:value-type="string">
            <text:p>WOERTERBUECHER</text:p>
          </table:table-cell>
          <table:table-cell table:number-columns-repeated="5"/>
        </table:table-row>
        <table:table-row table:style-name="ro1">
          <table:table-cell table:formula="of:=IF([.B2066]=([.B2065]+2);&quot;Fehler&quot;;&quot;&quot;)">
            <text:p/>
          </table:table-cell>
          <table:table-cell table:formula="of:=IF(LEN([.C2066])=1;0;IF(LEN([.C2066])=2;1;IF(LEN([.C2066])=3;2;IF(LEN([.C2066])=5;3;IF(LEN([.C2066])=6;4;IF(LEN([.C2066])=7;5;&quot;Fehler&quot;))))))" office:value-type="float" office:value="3" calcext:value-type="float">
            <text:p>3</text:p>
          </table:table-cell>
          <table:table-cell office:value-type="string" calcext:value-type="string">
            <text:p>OFO 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[.B2067]=([.B2066]+2);&quot;Fehler&quot;;&quot;&quot;)">
            <text:p/>
          </table:table-cell>
          <table:table-cell table:formula="of:=IF(LEN([.C2067])=1;0;IF(LEN([.C2067])=2;1;IF(LEN([.C2067])=3;2;IF(LEN([.C2067])=5;3;IF(LEN([.C2067])=6;4;IF(LEN([.C2067])=7;5;&quot;Fehler&quot;))))))" office:value-type="float" office:value="2" calcext:value-type="float">
            <text:p>2</text:p>
          </table:table-cell>
          <table:table-cell office:value-type="string" calcext:value-type="string">
            <text:p>OFP</text:p>
          </table:table-cell>
          <table:table-cell office:value-type="string" calcext:value-type="string">
            <text:p>SONSTIGE ROMANISCHE SPRACHEN</text:p>
          </table:table-cell>
          <table:table-cell table:number-columns-repeated="5"/>
        </table:table-row>
        <table:table-row table:style-name="ro1">
          <table:table-cell table:formula="of:=IF([.B2068]=([.B2067]+2);&quot;Fehler&quot;;&quot;&quot;)">
            <text:p/>
          </table:table-cell>
          <table:table-cell table:formula="of:=IF(LEN([.C2068])=1;0;IF(LEN([.C2068])=2;1;IF(LEN([.C2068])=3;2;IF(LEN([.C2068])=5;3;IF(LEN([.C2068])=6;4;IF(LEN([.C2068])=7;5;&quot;Fehler&quot;))))))" office:value-type="float" office:value="3" calcext:value-type="float">
            <text:p>3</text:p>
          </table:table-cell>
          <table:table-cell office:value-type="string" calcext:value-type="string">
            <text:p>OFP 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[.B2069]=([.B2068]+2);&quot;Fehler&quot;;&quot;&quot;)">
            <text:p/>
          </table:table-cell>
          <table:table-cell table:formula="of:=IF(LEN([.C2069])=1;0;IF(LEN([.C2069])=2;1;IF(LEN([.C2069])=3;2;IF(LEN([.C2069])=5;3;IF(LEN([.C2069])=6;4;IF(LEN([.C2069])=7;5;&quot;Fehler&quot;))))))" office:value-type="float" office:value="2" calcext:value-type="float">
            <text:p>2</text:p>
          </table:table-cell>
          <table:table-cell office:value-type="string" calcext:value-type="string">
            <text:p>OFQ</text:p>
          </table:table-cell>
          <table:table-cell office:value-type="string" calcext:value-type="string">
            <text:p>RUSSISCH : ALLGEMEINES</text:p>
          </table:table-cell>
          <table:table-cell table:number-columns-repeated="5"/>
        </table:table-row>
        <table:table-row table:style-name="ro1">
          <table:table-cell table:formula="of:=IF([.B2070]=([.B2069]+2);&quot;Fehler&quot;;&quot;&quot;)">
            <text:p/>
          </table:table-cell>
          <table:table-cell table:formula="of:=IF(LEN([.C2070])=1;0;IF(LEN([.C2070])=2;1;IF(LEN([.C2070])=3;2;IF(LEN([.C2070])=5;3;IF(LEN([.C2070])=6;4;IF(LEN([.C2070])=7;5;&quot;Fehler&quot;))))))" office:value-type="float" office:value="3" calcext:value-type="float">
            <text:p>3</text:p>
          </table:table-cell>
          <table:table-cell office:value-type="string" calcext:value-type="string">
            <text:p>OFQ 1</text:p>
          </table:table-cell>
          <table:table-cell office:value-type="string" calcext:value-type="string">
            <text:p>SPRACHGESCHICHTE</text:p>
          </table:table-cell>
          <table:table-cell table:number-columns-repeated="5"/>
        </table:table-row>
        <table:table-row table:style-name="ro1">
          <table:table-cell table:formula="of:=IF([.B2071]=([.B2070]+2);&quot;Fehler&quot;;&quot;&quot;)">
            <text:p/>
          </table:table-cell>
          <table:table-cell table:formula="of:=IF(LEN([.C2071])=1;0;IF(LEN([.C2071])=2;1;IF(LEN([.C2071])=3;2;IF(LEN([.C2071])=5;3;IF(LEN([.C2071])=6;4;IF(LEN([.C2071])=7;5;&quot;Fehler&quot;))))))" office:value-type="float" office:value="3" calcext:value-type="float">
            <text:p>3</text:p>
          </table:table-cell>
          <table:table-cell office:value-type="string" calcext:value-type="string">
            <text:p>OFQ 2</text:p>
          </table:table-cell>
          <table:table-cell office:value-type="string" calcext:value-type="string">
            <text:p>SPRACHLEHRE</text:p>
          </table:table-cell>
          <table:table-cell table:number-columns-repeated="5"/>
        </table:table-row>
        <table:table-row table:style-name="ro1">
          <table:table-cell table:formula="of:=IF([.B2072]=([.B2071]+2);&quot;Fehler&quot;;&quot;&quot;)">
            <text:p/>
          </table:table-cell>
          <table:table-cell table:formula="of:=IF(LEN([.C2072])=1;0;IF(LEN([.C2072])=2;1;IF(LEN([.C2072])=3;2;IF(LEN([.C2072])=5;3;IF(LEN([.C2072])=6;4;IF(LEN([.C2072])=7;5;&quot;Fehler&quot;))))))" office:value-type="float" office:value="3" calcext:value-type="float">
            <text:p>3</text:p>
          </table:table-cell>
          <table:table-cell office:value-type="string" calcext:value-type="string">
            <text:p>OFQ 3</text:p>
          </table:table-cell>
          <table:table-cell office:value-type="string" calcext:value-type="string">
            <text:p>SPRECHKUNDE (PHONETIK)</text:p>
          </table:table-cell>
          <table:table-cell table:number-columns-repeated="5"/>
        </table:table-row>
        <table:table-row table:style-name="ro1">
          <table:table-cell table:formula="of:=IF([.B2073]=([.B2072]+2);&quot;Fehler&quot;;&quot;&quot;)">
            <text:p/>
          </table:table-cell>
          <table:table-cell table:formula="of:=IF(LEN([.C2073])=1;0;IF(LEN([.C2073])=2;1;IF(LEN([.C2073])=3;2;IF(LEN([.C2073])=5;3;IF(LEN([.C2073])=6;4;IF(LEN([.C2073])=7;5;&quot;Fehler&quot;))))))" office:value-type="float" office:value="3" calcext:value-type="float">
            <text:p>3</text:p>
          </table:table-cell>
          <table:table-cell office:value-type="string" calcext:value-type="string">
            <text:p>OFQ 4</text:p>
          </table:table-cell>
          <table:table-cell office:value-type="string" calcext:value-type="string">
            <text:p>STILLEHRE, REDEWENDUNGEN (IDIOMATIK)</text:p>
          </table:table-cell>
          <table:table-cell table:number-columns-repeated="5"/>
        </table:table-row>
        <table:table-row table:style-name="ro1">
          <table:table-cell table:formula="of:=IF([.B2074]=([.B2073]+2);&quot;Fehler&quot;;&quot;&quot;)">
            <text:p/>
          </table:table-cell>
          <table:table-cell table:formula="of:=IF(LEN([.C2074])=1;0;IF(LEN([.C2074])=2;1;IF(LEN([.C2074])=3;2;IF(LEN([.C2074])=5;3;IF(LEN([.C2074])=6;4;IF(LEN([.C2074])=7;5;&quot;Fehler&quot;))))))" office:value-type="float" office:value="3" calcext:value-type="float">
            <text:p>3</text:p>
          </table:table-cell>
          <table:table-cell office:value-type="string" calcext:value-type="string">
            <text:p>OFQ 5</text:p>
          </table:table-cell>
          <table:table-cell office:value-type="string" calcext:value-type="string">
            <text:p>WOERTERBUECHER</text:p>
          </table:table-cell>
          <table:table-cell table:number-columns-repeated="5"/>
        </table:table-row>
        <table:table-row table:style-name="ro1">
          <table:table-cell table:formula="of:=IF([.B2075]=([.B2074]+2);&quot;Fehler&quot;;&quot;&quot;)">
            <text:p/>
          </table:table-cell>
          <table:table-cell table:formula="of:=IF(LEN([.C2075])=1;0;IF(LEN([.C2075])=2;1;IF(LEN([.C2075])=3;2;IF(LEN([.C2075])=5;3;IF(LEN([.C2075])=6;4;IF(LEN([.C2075])=7;5;&quot;Fehler&quot;))))))" office:value-type="float" office:value="3" calcext:value-type="float">
            <text:p>3</text:p>
          </table:table-cell>
          <table:table-cell office:value-type="string" calcext:value-type="string">
            <text:p>OFQ 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[.B2076]=([.B2075]+2);&quot;Fehler&quot;;&quot;&quot;)">
            <text:p/>
          </table:table-cell>
          <table:table-cell table:formula="of:=IF(LEN([.C2076])=1;0;IF(LEN([.C2076])=2;1;IF(LEN([.C2076])=3;2;IF(LEN([.C2076])=5;3;IF(LEN([.C2076])=6;4;IF(LEN([.C2076])=7;5;&quot;Fehler&quot;))))))" office:value-type="float" office:value="2" calcext:value-type="float">
            <text:p>2</text:p>
          </table:table-cell>
          <table:table-cell office:value-type="string" calcext:value-type="string">
            <text:p>OFR</text:p>
          </table:table-cell>
          <table:table-cell office:value-type="string" calcext:value-type="string">
            <text:p>SONSTIGE SLAWISCHE SPRACHEN</text:p>
          </table:table-cell>
          <table:table-cell table:number-columns-repeated="5"/>
        </table:table-row>
        <table:table-row table:style-name="ro1">
          <table:table-cell table:formula="of:=IF([.B2077]=([.B2076]+2);&quot;Fehler&quot;;&quot;&quot;)">
            <text:p/>
          </table:table-cell>
          <table:table-cell table:formula="of:=IF(LEN([.C2077])=1;0;IF(LEN([.C2077])=2;1;IF(LEN([.C2077])=3;2;IF(LEN([.C2077])=5;3;IF(LEN([.C2077])=6;4;IF(LEN([.C2077])=7;5;&quot;Fehler&quot;))))))" office:value-type="float" office:value="3" calcext:value-type="float">
            <text:p>3</text:p>
          </table:table-cell>
          <table:table-cell office:value-type="string" calcext:value-type="string">
            <text:p>OFR 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[.B2078]=([.B2077]+2);&quot;Fehler&quot;;&quot;&quot;)">
            <text:p/>
          </table:table-cell>
          <table:table-cell table:formula="of:=IF(LEN([.C2078])=1;0;IF(LEN([.C2078])=2;1;IF(LEN([.C2078])=3;2;IF(LEN([.C2078])=5;3;IF(LEN([.C2078])=6;4;IF(LEN([.C2078])=7;5;&quot;Fehler&quot;))))))" office:value-type="float" office:value="2" calcext:value-type="float">
            <text:p>2</text:p>
          </table:table-cell>
          <table:table-cell office:value-type="string" calcext:value-type="string">
            <text:p>OFS</text:p>
          </table:table-cell>
          <table:table-cell office:value-type="string" calcext:value-type="string">
            <text:p>SONSTIGE EUROPAEISCHE SPRACHEN</text:p>
          </table:table-cell>
          <table:table-cell table:number-columns-repeated="5"/>
        </table:table-row>
        <table:table-row table:style-name="ro1">
          <table:table-cell table:formula="of:=IF([.B2079]=([.B2078]+2);&quot;Fehler&quot;;&quot;&quot;)">
            <text:p/>
          </table:table-cell>
          <table:table-cell table:formula="of:=IF(LEN([.C2079])=1;0;IF(LEN([.C2079])=2;1;IF(LEN([.C2079])=3;2;IF(LEN([.C2079])=5;3;IF(LEN([.C2079])=6;4;IF(LEN([.C2079])=7;5;&quot;Fehler&quot;))))))" office:value-type="float" office:value="3" calcext:value-type="float">
            <text:p>3</text:p>
          </table:table-cell>
          <table:table-cell office:value-type="string" calcext:value-type="string">
            <text:p>OFS 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[.B2080]=([.B2079]+2);&quot;Fehler&quot;;&quot;&quot;)">
            <text:p/>
          </table:table-cell>
          <table:table-cell table:formula="of:=IF(LEN([.C2080])=1;0;IF(LEN([.C2080])=2;1;IF(LEN([.C2080])=3;2;IF(LEN([.C2080])=5;3;IF(LEN([.C2080])=6;4;IF(LEN([.C2080])=7;5;&quot;Fehler&quot;))))))" office:value-type="float" office:value="1" calcext:value-type="float">
            <text:p>1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DEUTSCH : ALLGEMEINE UND VERMISCHTE SCHRIFTEN</text:p>
          </table:table-cell>
          <table:table-cell table:number-columns-repeated="5"/>
        </table:table-row>
        <table:table-row table:style-name="ro1">
          <table:table-cell table:formula="of:=IF([.B2081]=([.B2080]+2);&quot;Fehler&quot;;&quot;&quot;)">
            <text:p/>
          </table:table-cell>
          <table:table-cell table:formula="of:=IF(LEN([.C2081])=1;0;IF(LEN([.C2081])=2;1;IF(LEN([.C2081])=3;2;IF(LEN([.C2081])=5;3;IF(LEN([.C2081])=6;4;IF(LEN([.C2081])=7;5;&quot;Fehler&quot;))))))" office:value-type="float" office:value="2" calcext:value-type="float">
            <text:p>2</text:p>
          </table:table-cell>
          <table:table-cell office:value-type="string" calcext:value-type="string">
            <text:p>OGK</text:p>
          </table:table-cell>
          <table:table-cell office:value-type="string" calcext:value-type="string">
            <text:p>SPRACHGESCHICHTE : GESAMTDARSTELLUNGEN, DARSTELLUNGEN MEHRERER TEILGEBIETE</text:p>
          </table:table-cell>
          <table:table-cell table:number-columns-repeated="5"/>
        </table:table-row>
        <table:table-row table:style-name="ro1">
          <table:table-cell table:formula="of:=IF([.B2082]=([.B2081]+2);&quot;Fehler&quot;;&quot;&quot;)">
            <text:p/>
          </table:table-cell>
          <table:table-cell table:formula="of:=IF(LEN([.C2082])=1;0;IF(LEN([.C2082])=2;1;IF(LEN([.C2082])=3;2;IF(LEN([.C2082])=5;3;IF(LEN([.C2082])=6;4;IF(LEN([.C2082])=7;5;&quot;Fehler&quot;))))))" office:value-type="float" office:value="3" calcext:value-type="float">
            <text:p>3</text:p>
          </table:table-cell>
          <table:table-cell office:value-type="string" calcext:value-type="string">
            <text:p>OGK 1</text:p>
          </table:table-cell>
          <table:table-cell office:value-type="string" calcext:value-type="string">
            <text:p>NAMENKUNDE : ALLGEMEINES</text:p>
          </table:table-cell>
          <table:table-cell table:number-columns-repeated="5"/>
        </table:table-row>
        <table:table-row table:style-name="ro1">
          <table:table-cell table:formula="of:=IF([.B2083]=([.B2082]+2);&quot;Fehler&quot;;&quot;&quot;)">
            <text:p/>
          </table:table-cell>
          <table:table-cell table:formula="of:=IF(LEN([.C2083])=1;0;IF(LEN([.C2083])=2;1;IF(LEN([.C2083])=3;2;IF(LEN([.C2083])=5;3;IF(LEN([.C2083])=6;4;IF(LEN([.C2083])=7;5;&quot;Fehler&quot;))))))" office:value-type="float" office:value="4" calcext:value-type="float">
            <text:p>4</text:p>
          </table:table-cell>
          <table:table-cell office:value-type="string" calcext:value-type="string">
            <text:p>OGK 10</text:p>
          </table:table-cell>
          <table:table-cell office:value-type="string" calcext:value-type="string">
            <text:p>PERSONENNAMEN</text:p>
          </table:table-cell>
          <table:table-cell table:number-columns-repeated="5"/>
        </table:table-row>
        <table:table-row table:style-name="ro1">
          <table:table-cell table:formula="of:=IF([.B2084]=([.B2083]+2);&quot;Fehler&quot;;&quot;&quot;)">
            <text:p/>
          </table:table-cell>
          <table:table-cell table:formula="of:=IF(LEN([.C2084])=1;0;IF(LEN([.C2084])=2;1;IF(LEN([.C2084])=3;2;IF(LEN([.C2084])=5;3;IF(LEN([.C2084])=6;4;IF(LEN([.C2084])=7;5;&quot;Fehler&quot;))))))" office:value-type="float" office:value="4" calcext:value-type="float">
            <text:p>4</text:p>
          </table:table-cell>
          <table:table-cell office:value-type="string" calcext:value-type="string">
            <text:p>OGK 11</text:p>
          </table:table-cell>
          <table:table-cell office:value-type="string" calcext:value-type="string">
            <text:p>GEOGRAPHISCHE NAMEN, TIERNAMEN, PFLANZENNAMEN U. A.</text:p>
          </table:table-cell>
          <table:table-cell table:number-columns-repeated="5"/>
        </table:table-row>
        <table:table-row table:style-name="ro1">
          <table:table-cell table:formula="of:=IF([.B2085]=([.B2084]+2);&quot;Fehler&quot;;&quot;&quot;)">
            <text:p/>
          </table:table-cell>
          <table:table-cell table:formula="of:=IF(LEN([.C2085])=1;0;IF(LEN([.C2085])=2;1;IF(LEN([.C2085])=3;2;IF(LEN([.C2085])=5;3;IF(LEN([.C2085])=6;4;IF(LEN([.C2085])=7;5;&quot;Fehler&quot;))))))" office:value-type="float" office:value="3" calcext:value-type="float">
            <text:p>3</text:p>
          </table:table-cell>
          <table:table-cell office:value-type="string" calcext:value-type="string">
            <text:p>OGK 2</text:p>
          </table:table-cell>
          <table:table-cell office:value-type="string" calcext:value-type="string">
            <text:p>ETYMOLOGIE</text:p>
          </table:table-cell>
          <table:table-cell table:number-columns-repeated="5"/>
        </table:table-row>
        <table:table-row table:style-name="ro1">
          <table:table-cell table:formula="of:=IF([.B2086]=([.B2085]+2);&quot;Fehler&quot;;&quot;&quot;)">
            <text:p/>
          </table:table-cell>
          <table:table-cell table:formula="of:=IF(LEN([.C2086])=1;0;IF(LEN([.C2086])=2;1;IF(LEN([.C2086])=3;2;IF(LEN([.C2086])=5;3;IF(LEN([.C2086])=6;4;IF(LEN([.C2086])=7;5;&quot;Fehler&quot;))))))" office:value-type="float" office:value="4" calcext:value-type="float">
            <text:p>4</text:p>
          </table:table-cell>
          <table:table-cell office:value-type="string" calcext:value-type="string">
            <text:p>OGK 23</text:p>
          </table:table-cell>
          <table:table-cell office:value-type="string" calcext:value-type="string">
            <text:p>GESCHICHTE EINZELNER WOERTER UND BEGRIFFE</text:p>
          </table:table-cell>
          <table:table-cell table:number-columns-repeated="5"/>
        </table:table-row>
        <table:table-row table:style-name="ro1">
          <table:table-cell table:formula="of:=IF([.B2087]=([.B2086]+2);&quot;Fehler&quot;;&quot;&quot;)">
            <text:p/>
          </table:table-cell>
          <table:table-cell table:formula="of:=IF(LEN([.C2087])=1;0;IF(LEN([.C2087])=2;1;IF(LEN([.C2087])=3;2;IF(LEN([.C2087])=5;3;IF(LEN([.C2087])=6;4;IF(LEN([.C2087])=7;5;&quot;Fehler&quot;))))))" office:value-type="float" office:value="3" calcext:value-type="float">
            <text:p>3</text:p>
          </table:table-cell>
          <table:table-cell office:value-type="string" calcext:value-type="string">
            <text:p>OGK 3</text:p>
          </table:table-cell>
          <table:table-cell office:value-type="string" calcext:value-type="string">
            <text:p>ENTWICKLUNGSSTUFEN : ALLGEMEINES, GESAMTDARSTELLUNGEN</text:p>
          </table:table-cell>
          <table:table-cell table:number-columns-repeated="5"/>
        </table:table-row>
        <table:table-row table:style-name="ro1">
          <table:table-cell table:formula="of:=IF([.B2088]=([.B2087]+2);&quot;Fehler&quot;;&quot;&quot;)">
            <text:p/>
          </table:table-cell>
          <table:table-cell table:formula="of:=IF(LEN([.C2088])=1;0;IF(LEN([.C2088])=2;1;IF(LEN([.C2088])=3;2;IF(LEN([.C2088])=5;3;IF(LEN([.C2088])=6;4;IF(LEN([.C2088])=7;5;&quot;Fehler&quot;))))))" office:value-type="float" office:value="4" calcext:value-type="float">
            <text:p>4</text:p>
          </table:table-cell>
          <table:table-cell office:value-type="string" calcext:value-type="string">
            <text:p>OGK 30</text:p>
          </table:table-cell>
          <table:table-cell office:value-type="string" calcext:value-type="string">
            <text:p>GOTISCH</text:p>
          </table:table-cell>
          <table:table-cell table:number-columns-repeated="5"/>
        </table:table-row>
        <table:table-row table:style-name="ro1">
          <table:table-cell table:formula="of:=IF([.B2089]=([.B2088]+2);&quot;Fehler&quot;;&quot;&quot;)">
            <text:p/>
          </table:table-cell>
          <table:table-cell table:formula="of:=IF(LEN([.C2089])=1;0;IF(LEN([.C2089])=2;1;IF(LEN([.C2089])=3;2;IF(LEN([.C2089])=5;3;IF(LEN([.C2089])=6;4;IF(LEN([.C2089])=7;5;&quot;Fehler&quot;))))))" office:value-type="float" office:value="4" calcext:value-type="float">
            <text:p>4</text:p>
          </table:table-cell>
          <table:table-cell office:value-type="string" calcext:value-type="string">
            <text:p>OGK 31</text:p>
          </table:table-cell>
          <table:table-cell office:value-type="string" calcext:value-type="string">
            <text:p>ALTHOCHDEUTSCH</text:p>
          </table:table-cell>
          <table:table-cell table:number-columns-repeated="5"/>
        </table:table-row>
        <table:table-row table:style-name="ro1">
          <table:table-cell table:formula="of:=IF([.B2090]=([.B2089]+2);&quot;Fehler&quot;;&quot;&quot;)">
            <text:p/>
          </table:table-cell>
          <table:table-cell table:formula="of:=IF(LEN([.C2090])=1;0;IF(LEN([.C2090])=2;1;IF(LEN([.C2090])=3;2;IF(LEN([.C2090])=5;3;IF(LEN([.C2090])=6;4;IF(LEN([.C2090])=7;5;&quot;Fehler&quot;))))))" office:value-type="float" office:value="4" calcext:value-type="float">
            <text:p>4</text:p>
          </table:table-cell>
          <table:table-cell office:value-type="string" calcext:value-type="string">
            <text:p>OGK 32</text:p>
          </table:table-cell>
          <table:table-cell office:value-type="string" calcext:value-type="string">
            <text:p>MITTELHOCHDEUTSCH</text:p>
          </table:table-cell>
          <table:table-cell table:number-columns-repeated="5"/>
        </table:table-row>
        <table:table-row table:style-name="ro1">
          <table:table-cell table:formula="of:=IF([.B2091]=([.B2090]+2);&quot;Fehler&quot;;&quot;&quot;)">
            <text:p/>
          </table:table-cell>
          <table:table-cell table:formula="of:=IF(LEN([.C2091])=1;0;IF(LEN([.C2091])=2;1;IF(LEN([.C2091])=3;2;IF(LEN([.C2091])=5;3;IF(LEN([.C2091])=6;4;IF(LEN([.C2091])=7;5;&quot;Fehler&quot;))))))" office:value-type="float" office:value="4" calcext:value-type="float">
            <text:p>4</text:p>
          </table:table-cell>
          <table:table-cell office:value-type="string" calcext:value-type="string">
            <text:p>OGK 33</text:p>
          </table:table-cell>
          <table:table-cell office:value-type="string" calcext:value-type="string">
            <text:p>NEUHOCHDEUTSCH : VOM 16. JAHRHUNDERT BIS ZUR GEGENWART</text:p>
          </table:table-cell>
          <table:table-cell table:number-columns-repeated="5"/>
        </table:table-row>
        <table:table-row table:style-name="ro1">
          <table:table-cell table:formula="of:=IF([.B2092]=([.B2091]+2);&quot;Fehler&quot;;&quot;&quot;)">
            <text:p/>
          </table:table-cell>
          <table:table-cell table:formula="of:=IF(LEN([.C2092])=1;0;IF(LEN([.C2092])=2;1;IF(LEN([.C2092])=3;2;IF(LEN([.C2092])=5;3;IF(LEN([.C2092])=6;4;IF(LEN([.C2092])=7;5;&quot;Fehler&quot;))))))" office:value-type="float" office:value="5" calcext:value-type="float">
            <text:p>5</text:p>
          </table:table-cell>
          <table:table-cell office:value-type="string" calcext:value-type="string">
            <text:p>OGK 331</text:p>
          </table:table-cell>
          <table:table-cell office:value-type="string" calcext:value-type="string">
            <text:p>FRUEHNEUHOCHDEUTSCH</text:p>
          </table:table-cell>
          <table:table-cell table:number-columns-repeated="5"/>
        </table:table-row>
        <table:table-row table:style-name="ro1">
          <table:table-cell table:formula="of:=IF([.B2093]=([.B2092]+2);&quot;Fehler&quot;;&quot;&quot;)">
            <text:p/>
          </table:table-cell>
          <table:table-cell table:formula="of:=IF(LEN([.C2093])=1;0;IF(LEN([.C2093])=2;1;IF(LEN([.C2093])=3;2;IF(LEN([.C2093])=5;3;IF(LEN([.C2093])=6;4;IF(LEN([.C2093])=7;5;&quot;Fehler&quot;))))))" office:value-type="float" office:value="4" calcext:value-type="float">
            <text:p>4</text:p>
          </table:table-cell>
          <table:table-cell office:value-type="string" calcext:value-type="string">
            <text:p>OGK 34</text:p>
          </table:table-cell>
          <table:table-cell office:value-type="string" calcext:value-type="string">
            <text:p>DEUTSCHE SPRACHE DES 20. UND 21. JAHRHUNDERTS : ALLGEMEINES – GESAMTDARSTELLUNGEN</text:p>
          </table:table-cell>
          <table:table-cell table:number-columns-repeated="5"/>
        </table:table-row>
        <table:table-row table:style-name="ro1">
          <table:table-cell table:formula="of:=IF([.B2094]=([.B2093]+2);&quot;Fehler&quot;;&quot;&quot;)">
            <text:p/>
          </table:table-cell>
          <table:table-cell table:formula="of:=IF(LEN([.C2094])=1;0;IF(LEN([.C2094])=2;1;IF(LEN([.C2094])=3;2;IF(LEN([.C2094])=5;3;IF(LEN([.C2094])=6;4;IF(LEN([.C2094])=7;5;&quot;Fehler&quot;))))))" office:value-type="float" office:value="5" calcext:value-type="float">
            <text:p>5</text:p>
          </table:table-cell>
          <table:table-cell office:value-type="string" calcext:value-type="string">
            <text:p>OGK 343</text:p>
          </table:table-cell>
          <table:table-cell office:value-type="string" calcext:value-type="string">
            <text:p>SPRACHE DES NATIONALSOZIALISMUS</text:p>
          </table:table-cell>
          <table:table-cell table:number-columns-repeated="5"/>
        </table:table-row>
        <table:table-row table:style-name="ro1">
          <table:table-cell table:formula="of:=IF([.B2095]=([.B2094]+2);&quot;Fehler&quot;;&quot;&quot;)">
            <text:p/>
          </table:table-cell>
          <table:table-cell table:formula="of:=IF(LEN([.C2095])=1;0;IF(LEN([.C2095])=2;1;IF(LEN([.C2095])=3;2;IF(LEN([.C2095])=5;3;IF(LEN([.C2095])=6;4;IF(LEN([.C2095])=7;5;&quot;Fehler&quot;))))))" office:value-type="float" office:value="5" calcext:value-type="float">
            <text:p>5</text:p>
          </table:table-cell>
          <table:table-cell office:value-type="string" calcext:value-type="string">
            <text:p>OGK 344</text:p>
          </table:table-cell>
          <table:table-cell office:value-type="string" calcext:value-type="string">
            <text:p>SPRACHE IN DER BUNDESREPUBLIK DEUTSCHLAND</text:p>
          </table:table-cell>
          <table:table-cell table:number-columns-repeated="5"/>
        </table:table-row>
        <table:table-row table:style-name="ro1">
          <table:table-cell table:formula="of:=IF([.B2096]=([.B2095]+2);&quot;Fehler&quot;;&quot;&quot;)">
            <text:p/>
          </table:table-cell>
          <table:table-cell table:formula="of:=IF(LEN([.C2096])=1;0;IF(LEN([.C2096])=2;1;IF(LEN([.C2096])=3;2;IF(LEN([.C2096])=5;3;IF(LEN([.C2096])=6;4;IF(LEN([.C2096])=7;5;&quot;Fehler&quot;))))))" office:value-type="float" office:value="5" calcext:value-type="float">
            <text:p>5</text:p>
          </table:table-cell>
          <table:table-cell office:value-type="string" calcext:value-type="string">
            <text:p>OGK 345</text:p>
          </table:table-cell>
          <table:table-cell office:value-type="string" calcext:value-type="string">
            <text:p>SPRACHE IN DER DDR <text:s/>SPRACHVERGLEICH DDR – BUNDESREPUBLIK DEUTSCHLAND</text:p>
          </table:table-cell>
          <table:table-cell table:number-columns-repeated="5"/>
        </table:table-row>
        <table:table-row table:style-name="ro1">
          <table:table-cell table:formula="of:=IF([.B2097]=([.B2096]+2);&quot;Fehler&quot;;&quot;&quot;)">
            <text:p/>
          </table:table-cell>
          <table:table-cell table:formula="of:=IF(LEN([.C2097])=1;0;IF(LEN([.C2097])=2;1;IF(LEN([.C2097])=3;2;IF(LEN([.C2097])=5;3;IF(LEN([.C2097])=6;4;IF(LEN([.C2097])=7;5;&quot;Fehler&quot;))))))" office:value-type="float" office:value="5" calcext:value-type="float">
            <text:p>5</text:p>
          </table:table-cell>
          <table:table-cell office:value-type="string" calcext:value-type="string">
            <text:p>OGK 349</text:p>
          </table:table-cell>
          <table:table-cell office:value-type="string" calcext:value-type="string">
            <text:p>SONSTIGE EINZELPROBLEME</text:p>
          </table:table-cell>
          <table:table-cell table:number-columns-repeated="5"/>
        </table:table-row>
        <table:table-row table:style-name="ro1">
          <table:table-cell table:formula="of:=IF([.B2098]=([.B2097]+2);&quot;Fehler&quot;;&quot;&quot;)">
            <text:p/>
          </table:table-cell>
          <table:table-cell table:formula="of:=IF(LEN([.C2098])=1;0;IF(LEN([.C2098])=2;1;IF(LEN([.C2098])=3;2;IF(LEN([.C2098])=5;3;IF(LEN([.C2098])=6;4;IF(LEN([.C2098])=7;5;&quot;Fehler&quot;))))))" office:value-type="float" office:value="2" calcext:value-type="float">
            <text:p>2</text:p>
          </table:table-cell>
          <table:table-cell office:value-type="string" calcext:value-type="string">
            <text:p>OGL</text:p>
          </table:table-cell>
          <table:table-cell office:value-type="string" calcext:value-type="string">
            <text:p>SPRACHLEHRE DER DEUTSCHEN GEGENWARTSSPRACHE : GESAMTDARSTELLUNGEN - EINFUEHRUNGEN</text:p>
          </table:table-cell>
          <table:table-cell table:number-columns-repeated="5"/>
        </table:table-row>
        <table:table-row table:style-name="ro1">
          <table:table-cell table:formula="of:=IF([.B2099]=([.B2098]+2);&quot;Fehler&quot;;&quot;&quot;)">
            <text:p/>
          </table:table-cell>
          <table:table-cell table:formula="of:=IF(LEN([.C2099])=1;0;IF(LEN([.C2099])=2;1;IF(LEN([.C2099])=3;2;IF(LEN([.C2099])=5;3;IF(LEN([.C2099])=6;4;IF(LEN([.C2099])=7;5;&quot;Fehler&quot;))))))" office:value-type="float" office:value="3" calcext:value-type="float">
            <text:p>3</text:p>
          </table:table-cell>
          <table:table-cell office:value-type="string" calcext:value-type="string">
            <text:p>OGL 1</text:p>
          </table:table-cell>
          <table:table-cell office:value-type="string" calcext:value-type="string">
            <text:p>GRAMMATIK DER DEUTSCHEN GEGENWARTSSPRACHE : GESAMTDARSTELLUNGEN</text:p>
          </table:table-cell>
          <table:table-cell table:number-columns-repeated="5"/>
        </table:table-row>
        <table:table-row table:style-name="ro1">
          <table:table-cell table:formula="of:=IF([.B2100]=([.B2099]+2);&quot;Fehler&quot;;&quot;&quot;)">
            <text:p/>
          </table:table-cell>
          <table:table-cell table:formula="of:=IF(LEN([.C2100])=1;0;IF(LEN([.C2100])=2;1;IF(LEN([.C2100])=3;2;IF(LEN([.C2100])=5;3;IF(LEN([.C2100])=6;4;IF(LEN([.C2100])=7;5;&quot;Fehler&quot;))))))" office:value-type="float" office:value="4" calcext:value-type="float">
            <text:p>4</text:p>
          </table:table-cell>
          <table:table-cell office:value-type="string" calcext:value-type="string">
            <text:p>OGL 12</text:p>
          </table:table-cell>
          <table:table-cell office:value-type="string" calcext:value-type="string">
            <text:p>SYNTAX (SATZLEHRE)</text:p>
          </table:table-cell>
          <table:table-cell table:number-columns-repeated="5"/>
        </table:table-row>
        <table:table-row table:style-name="ro1">
          <table:table-cell table:formula="of:=IF([.B2101]=([.B2100]+2);&quot;Fehler&quot;;&quot;&quot;)">
            <text:p/>
          </table:table-cell>
          <table:table-cell table:formula="of:=IF(LEN([.C2101])=1;0;IF(LEN([.C2101])=2;1;IF(LEN([.C2101])=3;2;IF(LEN([.C2101])=5;3;IF(LEN([.C2101])=6;4;IF(LEN([.C2101])=7;5;&quot;Fehler&quot;))))))" office:value-type="float" office:value="4" calcext:value-type="float">
            <text:p>4</text:p>
          </table:table-cell>
          <table:table-cell office:value-type="string" calcext:value-type="string">
            <text:p>OGL 14</text:p>
          </table:table-cell>
          <table:table-cell office:value-type="string" calcext:value-type="string">
            <text:p>MORPHOLOGIE (FORMENLEHRE)</text:p>
          </table:table-cell>
          <table:table-cell table:number-columns-repeated="5"/>
        </table:table-row>
        <table:table-row table:style-name="ro1">
          <table:table-cell table:formula="of:=IF([.B2102]=([.B2101]+2);&quot;Fehler&quot;;&quot;&quot;)">
            <text:p/>
          </table:table-cell>
          <table:table-cell table:formula="of:=IF(LEN([.C2102])=1;0;IF(LEN([.C2102])=2;1;IF(LEN([.C2102])=3;2;IF(LEN([.C2102])=5;3;IF(LEN([.C2102])=6;4;IF(LEN([.C2102])=7;5;&quot;Fehler&quot;))))))" office:value-type="float" office:value="4" calcext:value-type="float">
            <text:p>4</text:p>
          </table:table-cell>
          <table:table-cell office:value-type="string" calcext:value-type="string">
            <text:p>OGL 19</text:p>
          </table:table-cell>
          <table:table-cell office:value-type="string" calcext:value-type="string">
            <text:p>SONSTIGE EINZELPROBLEME</text:p>
          </table:table-cell>
          <table:table-cell table:number-columns-repeated="5"/>
        </table:table-row>
        <table:table-row table:style-name="ro1">
          <table:table-cell table:formula="of:=IF([.B2103]=([.B2102]+2);&quot;Fehler&quot;;&quot;&quot;)">
            <text:p/>
          </table:table-cell>
          <table:table-cell table:formula="of:=IF(LEN([.C2103])=1;0;IF(LEN([.C2103])=2;1;IF(LEN([.C2103])=3;2;IF(LEN([.C2103])=5;3;IF(LEN([.C2103])=6;4;IF(LEN([.C2103])=7;5;&quot;Fehler&quot;))))))" office:value-type="float" office:value="3" calcext:value-type="float">
            <text:p>3</text:p>
          </table:table-cell>
          <table:table-cell office:value-type="string" calcext:value-type="string">
            <text:p>OGL 2</text:p>
          </table:table-cell>
          <table:table-cell office:value-type="string" calcext:value-type="string">
            <text:p>RECHTSCHREIBUNG (ORTHOGRAPHIE) <text:s/>ZEICHENSETZUNG (INTERPUNKTION)</text:p>
          </table:table-cell>
          <table:table-cell table:number-columns-repeated="5"/>
        </table:table-row>
        <table:table-row table:style-name="ro1">
          <table:table-cell table:formula="of:=IF([.B2104]=([.B2103]+2);&quot;Fehler&quot;;&quot;&quot;)">
            <text:p/>
          </table:table-cell>
          <table:table-cell table:formula="of:=IF(LEN([.C2104])=1;0;IF(LEN([.C2104])=2;1;IF(LEN([.C2104])=3;2;IF(LEN([.C2104])=5;3;IF(LEN([.C2104])=6;4;IF(LEN([.C2104])=7;5;&quot;Fehler&quot;))))))" office:value-type="float" office:value="2" calcext:value-type="float">
            <text:p>2</text:p>
          </table:table-cell>
          <table:table-cell office:value-type="string" calcext:value-type="string">
            <text:p>OGM</text:p>
          </table:table-cell>
          <table:table-cell office:value-type="string" calcext:value-type="string">
            <text:p>SPRECHERZIEHUNG : ALLGEMEINES</text:p>
          </table:table-cell>
          <table:table-cell table:number-columns-repeated="5"/>
        </table:table-row>
        <table:table-row table:style-name="ro1">
          <table:table-cell table:formula="of:=IF([.B2105]=([.B2104]+2);&quot;Fehler&quot;;&quot;&quot;)">
            <text:p/>
          </table:table-cell>
          <table:table-cell table:formula="of:=IF(LEN([.C2105])=1;0;IF(LEN([.C2105])=2;1;IF(LEN([.C2105])=3;2;IF(LEN([.C2105])=5;3;IF(LEN([.C2105])=6;4;IF(LEN([.C2105])=7;5;&quot;Fehler&quot;))))))" office:value-type="float" office:value="3" calcext:value-type="float">
            <text:p>3</text:p>
          </table:table-cell>
          <table:table-cell office:value-type="string" calcext:value-type="string">
            <text:p>OGM 1</text:p>
          </table:table-cell>
          <table:table-cell office:value-type="string" calcext:value-type="string">
            <text:p>SPRECHKUNDE (PHONETIK)</text:p>
          </table:table-cell>
          <table:table-cell table:number-columns-repeated="5"/>
        </table:table-row>
        <table:table-row table:style-name="ro1">
          <table:table-cell table:formula="of:=IF([.B2106]=([.B2105]+2);&quot;Fehler&quot;;&quot;&quot;)">
            <text:p/>
          </table:table-cell>
          <table:table-cell table:formula="of:=IF(LEN([.C2106])=1;0;IF(LEN([.C2106])=2;1;IF(LEN([.C2106])=3;2;IF(LEN([.C2106])=5;3;IF(LEN([.C2106])=6;4;IF(LEN([.C2106])=7;5;&quot;Fehler&quot;))))))" office:value-type="float" office:value="3" calcext:value-type="float">
            <text:p>3</text:p>
          </table:table-cell>
          <table:table-cell office:value-type="string" calcext:value-type="string">
            <text:p>OGM 2</text:p>
          </table:table-cell>
          <table:table-cell office:value-type="string" calcext:value-type="string">
            <text:p>REDEKUNST EINSCHLIESSLICH DISKUSSIONS- UND VERHANDLUNGSTECHNIK</text:p>
          </table:table-cell>
          <table:table-cell table:number-columns-repeated="5"/>
        </table:table-row>
        <table:table-row table:style-name="ro1">
          <table:table-cell table:formula="of:=IF([.B2107]=([.B2106]+2);&quot;Fehler&quot;;&quot;&quot;)">
            <text:p/>
          </table:table-cell>
          <table:table-cell table:formula="of:=IF(LEN([.C2107])=1;0;IF(LEN([.C2107])=2;1;IF(LEN([.C2107])=3;2;IF(LEN([.C2107])=5;3;IF(LEN([.C2107])=6;4;IF(LEN([.C2107])=7;5;&quot;Fehler&quot;))))))" office:value-type="float" office:value="2" calcext:value-type="float">
            <text:p>2</text:p>
          </table:table-cell>
          <table:table-cell office:value-type="string" calcext:value-type="string">
            <text:p>OGN</text:p>
          </table:table-cell>
          <table:table-cell office:value-type="string" calcext:value-type="string">
            <text:p>STILLEHRE : ALLGEMEINES</text:p>
          </table:table-cell>
          <table:table-cell table:number-columns-repeated="5"/>
        </table:table-row>
        <table:table-row table:style-name="ro1">
          <table:table-cell table:formula="of:=IF([.B2108]=([.B2107]+2);&quot;Fehler&quot;;&quot;&quot;)">
            <text:p/>
          </table:table-cell>
          <table:table-cell table:formula="of:=IF(LEN([.C2108])=1;0;IF(LEN([.C2108])=2;1;IF(LEN([.C2108])=3;2;IF(LEN([.C2108])=5;3;IF(LEN([.C2108])=6;4;IF(LEN([.C2108])=7;5;&quot;Fehler&quot;))))))" office:value-type="float" office:value="3" calcext:value-type="float">
            <text:p>3</text:p>
          </table:table-cell>
          <table:table-cell office:value-type="string" calcext:value-type="string">
            <text:p>OGN 1</text:p>
          </table:table-cell>
          <table:table-cell office:value-type="string" calcext:value-type="string">
            <text:p>SPRACHPFLEGE <text:s/>SPRACHGLOSSEN <text:s/>REDEWENDUNGEN (IDIOMATIK)</text:p>
          </table:table-cell>
          <table:table-cell table:number-columns-repeated="5"/>
        </table:table-row>
        <table:table-row table:style-name="ro1">
          <table:table-cell table:formula="of:=IF([.B2109]=([.B2108]+2);&quot;Fehler&quot;;&quot;&quot;)">
            <text:p/>
          </table:table-cell>
          <table:table-cell table:formula="of:=IF(LEN([.C2109])=1;0;IF(LEN([.C2109])=2;1;IF(LEN([.C2109])=3;2;IF(LEN([.C2109])=5;3;IF(LEN([.C2109])=6;4;IF(LEN([.C2109])=7;5;&quot;Fehler&quot;))))))" office:value-type="float" office:value="3" calcext:value-type="float">
            <text:p>3</text:p>
          </table:table-cell>
          <table:table-cell office:value-type="string" calcext:value-type="string">
            <text:p>OGN 2</text:p>
          </table:table-cell>
          <table:table-cell office:value-type="string" calcext:value-type="string">
            <text:p>BRIEFSTIL</text:p>
          </table:table-cell>
          <table:table-cell table:number-columns-repeated="5"/>
        </table:table-row>
        <table:table-row table:style-name="ro1">
          <table:table-cell table:formula="of:=IF([.B2110]=([.B2109]+2);&quot;Fehler&quot;;&quot;&quot;)">
            <text:p/>
          </table:table-cell>
          <table:table-cell table:formula="of:=IF(LEN([.C2110])=1;0;IF(LEN([.C2110])=2;1;IF(LEN([.C2110])=3;2;IF(LEN([.C2110])=5;3;IF(LEN([.C2110])=6;4;IF(LEN([.C2110])=7;5;&quot;Fehler&quot;))))))" office:value-type="float" office:value="3" calcext:value-type="float">
            <text:p>3</text:p>
          </table:table-cell>
          <table:table-cell office:value-type="string" calcext:value-type="string">
            <text:p>OGN 5</text:p>
          </table:table-cell>
          <table:table-cell office:value-type="string" calcext:value-type="string">
            <text:p>AUFSATZ</text:p>
          </table:table-cell>
          <table:table-cell table:number-columns-repeated="5"/>
        </table:table-row>
        <table:table-row table:style-name="ro1">
          <table:table-cell table:formula="of:=IF([.B2111]=([.B2110]+2);&quot;Fehler&quot;;&quot;&quot;)">
            <text:p/>
          </table:table-cell>
          <table:table-cell table:formula="of:=IF(LEN([.C2111])=1;0;IF(LEN([.C2111])=2;1;IF(LEN([.C2111])=3;2;IF(LEN([.C2111])=5;3;IF(LEN([.C2111])=6;4;IF(LEN([.C2111])=7;5;&quot;Fehler&quot;))))))" office:value-type="float" office:value="2" calcext:value-type="float">
            <text:p>2</text:p>
          </table:table-cell>
          <table:table-cell office:value-type="string" calcext:value-type="string">
            <text:p>OGO</text:p>
          </table:table-cell>
          <table:table-cell office:value-type="string" calcext:value-type="string">
            <text:p>WOERTERBUECHER DER DEUTSCHEN GEGENWARTSSPRACHE</text:p>
          </table:table-cell>
          <table:table-cell table:number-columns-repeated="5"/>
        </table:table-row>
        <table:table-row table:style-name="ro1">
          <table:table-cell table:formula="of:=IF([.B2112]=([.B2111]+2);&quot;Fehler&quot;;&quot;&quot;)">
            <text:p/>
          </table:table-cell>
          <table:table-cell table:formula="of:=IF(LEN([.C2112])=1;0;IF(LEN([.C2112])=2;1;IF(LEN([.C2112])=3;2;IF(LEN([.C2112])=5;3;IF(LEN([.C2112])=6;4;IF(LEN([.C2112])=7;5;&quot;Fehler&quot;))))))" office:value-type="float" office:value="2" calcext:value-type="float">
            <text:p>2</text:p>
          </table:table-cell>
          <table:table-cell office:value-type="string" calcext:value-type="string">
            <text:p>OGP</text:p>
          </table:table-cell>
          <table:table-cell office:value-type="string" calcext:value-type="string">
            <text:p>DEUTSCH ALS FREMDSPRACHE</text:p>
          </table:table-cell>
          <table:table-cell table:number-columns-repeated="5"/>
        </table:table-row>
        <table:table-row table:style-name="ro1">
          <table:table-cell table:formula="of:=IF([.B2113]=([.B2112]+2);&quot;Fehler&quot;;&quot;&quot;)">
            <text:p/>
          </table:table-cell>
          <table:table-cell table:formula="of:=IF(LEN([.C2113])=1;0;IF(LEN([.C2113])=2;1;IF(LEN([.C2113])=3;2;IF(LEN([.C2113])=5;3;IF(LEN([.C2113])=6;4;IF(LEN([.C2113])=7;5;&quot;Fehler&quot;))))))" office:value-type="float" office:value="3" calcext:value-type="float">
            <text:p>3</text:p>
          </table:table-cell>
          <table:table-cell office:value-type="string" calcext:value-type="string">
            <text:p>OGP 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[.B2114]=([.B2113]+2);&quot;Fehler&quot;;&quot;&quot;)">
            <text:p/>
          </table:table-cell>
          <table:table-cell table:formula="of:=IF(LEN([.C2114])=1;0;IF(LEN([.C2114])=2;1;IF(LEN([.C2114])=3;2;IF(LEN([.C2114])=5;3;IF(LEN([.C2114])=6;4;IF(LEN([.C2114])=7;5;&quot;Fehler&quot;))))))" office:value-type="float" office:value="2" calcext:value-type="float">
            <text:p>2</text:p>
          </table:table-cell>
          <table:table-cell office:value-type="string" calcext:value-type="string">
            <text:p>OGQ</text:p>
          </table:table-cell>
          <table:table-cell office:value-type="string" calcext:value-type="string">
            <text:p>DEUTSCHE MUNDARTEN : ALLGEMEINES</text:p>
          </table:table-cell>
          <table:table-cell table:number-columns-repeated="5"/>
        </table:table-row>
        <table:table-row table:style-name="ro1">
          <table:table-cell table:formula="of:=IF([.B2115]=([.B2114]+2);&quot;Fehler&quot;;&quot;&quot;)">
            <text:p/>
          </table:table-cell>
          <table:table-cell table:formula="of:=IF(LEN([.C2115])=1;0;IF(LEN([.C2115])=2;1;IF(LEN([.C2115])=3;2;IF(LEN([.C2115])=5;3;IF(LEN([.C2115])=6;4;IF(LEN([.C2115])=7;5;&quot;Fehler&quot;))))))" office:value-type="float" office:value="3" calcext:value-type="float">
            <text:p>3</text:p>
          </table:table-cell>
          <table:table-cell office:value-type="string" calcext:value-type="string">
            <text:p>OGQ 1</text:p>
          </table:table-cell>
          <table:table-cell office:value-type="string" calcext:value-type="string">
            <text:p>EINZELNE MUNDARTEN <text:s/>WOERTERBUECHER EINZELNER DEUTSCHER MUNDARTEN</text:p>
          </table:table-cell>
          <table:table-cell table:number-columns-repeated="5"/>
        </table:table-row>
        <table:table-row table:style-name="ro1">
          <table:table-cell table:formula="of:=IF([.B2116]=([.B2115]+2);&quot;Fehler&quot;;&quot;&quot;)">
            <text:p/>
          </table:table-cell>
          <table:table-cell table:formula="of:=IF(LEN([.C2116])=1;0;IF(LEN([.C2116])=2;1;IF(LEN([.C2116])=3;2;IF(LEN([.C2116])=5;3;IF(LEN([.C2116])=6;4;IF(LEN([.C2116])=7;5;&quot;Fehler&quot;))))))" office:value-type="float" office:value="2" calcext:value-type="float">
            <text:p>2</text:p>
          </table:table-cell>
          <table:table-cell office:value-type="string" calcext:value-type="string">
            <text:p>OGR</text:p>
          </table:table-cell>
          <table:table-cell office:value-type="string" calcext:value-type="string">
            <text:p>SONDERSPRACHEN <text:s/>WOERTERBUECHER DER SONDERSPRACHEN</text:p>
          </table:table-cell>
          <table:table-cell table:number-columns-repeated="5"/>
        </table:table-row>
        <table:table-row table:style-name="ro1">
          <table:table-cell table:formula="of:=IF([.B2117]=([.B2116]+2);&quot;Fehler&quot;;&quot;&quot;)">
            <text:p/>
          </table:table-cell>
          <table:table-cell table:formula="of:=IF(LEN([.C2117])=1;0;IF(LEN([.C2117])=2;1;IF(LEN([.C2117])=3;2;IF(LEN([.C2117])=5;3;IF(LEN([.C2117])=6;4;IF(LEN([.C2117])=7;5;&quot;Fehler&quot;))))))" office:value-type="float" office:value="1" calcext:value-type="float">
            <text:p>1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HILOLOGIE</text:p>
          </table:table-cell>
          <table:table-cell table:number-columns-repeated="5"/>
        </table:table-row>
        <table:table-row table:style-name="ro1">
          <table:table-cell table:formula="of:=IF([.B2118]=([.B2117]+2);&quot;Fehler&quot;;&quot;&quot;)">
            <text:p/>
          </table:table-cell>
          <table:table-cell table:formula="of:=IF(LEN([.C2118])=1;0;IF(LEN([.C2118])=2;1;IF(LEN([.C2118])=3;2;IF(LEN([.C2118])=5;3;IF(LEN([.C2118])=6;4;IF(LEN([.C2118])=7;5;&quot;Fehler&quot;))))))" office:value-type="float" office:value="2" calcext:value-type="float">
            <text:p>2</text:p>
          </table:table-cell>
          <table:table-cell office:value-type="string" calcext:value-type="string">
            <text:p>OHK</text:p>
          </table:table-cell>
          <table:table-cell office:value-type="string" calcext:value-type="string">
            <text:p>KLASSISCHE PHILOLOGIE <text:s/>BYZANTINISTIK <text:s/>MITTEL- UND NEULATEINISCHE PHILOLOGIE</text:p>
          </table:table-cell>
          <table:table-cell table:number-columns-repeated="5"/>
        </table:table-row>
        <table:table-row table:style-name="ro1">
          <table:table-cell table:formula="of:=IF([.B2119]=([.B2118]+2);&quot;Fehler&quot;;&quot;&quot;)">
            <text:p/>
          </table:table-cell>
          <table:table-cell table:formula="of:=IF(LEN([.C2119])=1;0;IF(LEN([.C2119])=2;1;IF(LEN([.C2119])=3;2;IF(LEN([.C2119])=5;3;IF(LEN([.C2119])=6;4;IF(LEN([.C2119])=7;5;&quot;Fehler&quot;))))))" office:value-type="float" office:value="2" calcext:value-type="float">
            <text:p>2</text:p>
          </table:table-cell>
          <table:table-cell office:value-type="string" calcext:value-type="string">
            <text:p>OHL</text:p>
          </table:table-cell>
          <table:table-cell office:value-type="string" calcext:value-type="string">
            <text:p>ORIENTALISCHE PHILOLOGIE</text:p>
          </table:table-cell>
          <table:table-cell table:number-columns-repeated="5"/>
        </table:table-row>
        <table:table-row table:style-name="ro1">
          <table:table-cell table:formula="of:=IF([.B2120]=([.B2119]+2);&quot;Fehler&quot;;&quot;&quot;)">
            <text:p/>
          </table:table-cell>
          <table:table-cell table:formula="of:=IF(LEN([.C2120])=1;0;IF(LEN([.C2120])=2;1;IF(LEN([.C2120])=3;2;IF(LEN([.C2120])=5;3;IF(LEN([.C2120])=6;4;IF(LEN([.C2120])=7;5;&quot;Fehler&quot;))))))" office:value-type="float" office:value="2" calcext:value-type="float">
            <text:p>2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GERMANISCHE PHILOLOGIE</text:p>
          </table:table-cell>
          <table:table-cell table:number-columns-repeated="5"/>
        </table:table-row>
        <table:table-row table:style-name="ro1">
          <table:table-cell table:formula="of:=IF([.B2121]=([.B2120]+2);&quot;Fehler&quot;;&quot;&quot;)">
            <text:p/>
          </table:table-cell>
          <table:table-cell table:formula="of:=IF(LEN([.C2121])=1;0;IF(LEN([.C2121])=2;1;IF(LEN([.C2121])=3;2;IF(LEN([.C2121])=5;3;IF(LEN([.C2121])=6;4;IF(LEN([.C2121])=7;5;&quot;Fehler&quot;))))))" office:value-type="float" office:value="2" calcext:value-type="float">
            <text:p>2</text:p>
          </table:table-cell>
          <table:table-cell office:value-type="string" calcext:value-type="string">
            <text:p>OHN</text:p>
          </table:table-cell>
          <table:table-cell office:value-type="string" calcext:value-type="string">
            <text:p>ROMANISCHE PHILOLOGIE</text:p>
          </table:table-cell>
          <table:table-cell table:number-columns-repeated="5"/>
        </table:table-row>
        <table:table-row table:style-name="ro1">
          <table:table-cell table:formula="of:=IF([.B2122]=([.B2121]+2);&quot;Fehler&quot;;&quot;&quot;)">
            <text:p/>
          </table:table-cell>
          <table:table-cell table:formula="of:=IF(LEN([.C2122])=1;0;IF(LEN([.C2122])=2;1;IF(LEN([.C2122])=3;2;IF(LEN([.C2122])=5;3;IF(LEN([.C2122])=6;4;IF(LEN([.C2122])=7;5;&quot;Fehler&quot;))))))" office:value-type="float" office:value="2" calcext:value-type="float">
            <text:p>2</text:p>
          </table:table-cell>
          <table:table-cell office:value-type="string" calcext:value-type="string">
            <text:p>OHO</text:p>
          </table:table-cell>
          <table:table-cell office:value-type="string" calcext:value-type="string">
            <text:p>SLAWISCHE PHILOLOGIE</text:p>
          </table:table-cell>
          <table:table-cell table:number-columns-repeated="5"/>
        </table:table-row>
        <table:table-row table:style-name="ro1">
          <table:table-cell table:formula="of:=IF([.B2123]=([.B2122]+2);&quot;Fehler&quot;;&quot;&quot;)">
            <text:p/>
          </table:table-cell>
          <table:table-cell table:formula="of:=IF(LEN([.C2123])=1;0;IF(LEN([.C2123])=2;1;IF(LEN([.C2123])=3;2;IF(LEN([.C2123])=5;3;IF(LEN([.C2123])=6;4;IF(LEN([.C2123])=7;5;&quot;Fehler&quot;))))))" office:value-type="float" office:value="2" calcext:value-type="float">
            <text:p>2</text:p>
          </table:table-cell>
          <table:table-cell office:value-type="string" calcext:value-type="string">
            <text:p>OHP</text:p>
          </table:table-cell>
          <table:table-cell office:value-type="string" calcext:value-type="string">
            <text:p>SONSTIGE PHILOLOGIEN</text:p>
          </table:table-cell>
          <table:table-cell table:number-columns-repeated="5"/>
        </table:table-row>
        <table:table-row table:style-name="ro1">
          <table:table-cell table:formula="of:=IF([.B2124]=([.B2123]+2);&quot;Fehler&quot;;&quot;&quot;)">
            <text:p/>
          </table:table-cell>
          <table:table-cell table:formula="of:=IF(LEN([.C2124])=1;0;IF(LEN([.C2124])=2;1;IF(LEN([.C2124])=3;2;IF(LEN([.C2124])=5;3;IF(LEN([.C2124])=6;4;IF(LEN([.C2124])=7;5;&quot;Fehler&quot;))))))" office:value-type="float" office:value="2" calcext:value-type="float">
            <text:p>2</text:p>
          </table:table-cell>
          <table:table-cell office:value-type="string" calcext:value-type="string">
            <text:p>OYB</text:p>
          </table:table-cell>
          <table:table-cell office:value-type="string" calcext:value-type="string">
            <text:p>BIOGRAPHIEN VON SPRACHWISSENSCHAFTLERN UND PHILOLOGEN</text:p>
          </table:table-cell>
          <table:table-cell table:number-columns-repeated="5"/>
        </table:table-row>
        <table:table-row table:style-name="ro1">
          <table:table-cell table:formula="of:=IF([.B2125]=([.B2124]+2);&quot;Fehler&quot;;&quot;&quot;)">
            <text:p/>
          </table:table-cell>
          <table:table-cell table:formula="of:=IF(LEN([.C2125])=1;0;IF(LEN([.C2125])=2;1;IF(LEN([.C2125])=3;2;IF(LEN([.C2125])=5;3;IF(LEN([.C2125])=6;4;IF(LEN([.C2125])=7;5;&quot;Fehler&quot;))))))" office:value-type="float" office:value="3" calcext:value-type="float">
            <text:p>3</text:p>
          </table:table-cell>
          <table:table-cell office:value-type="string" calcext:value-type="string">
            <text:p>OYB 1</text:p>
          </table:table-cell>
          <table:table-cell office:value-type="string" calcext:value-type="string">
            <text:p>BIOGRAPHIEN MEHRERER SPRACHWISSENSCHAFTLER UND PHILOLOGEN</text:p>
          </table:table-cell>
          <table:table-cell table:number-columns-repeated="5"/>
        </table:table-row>
        <table:table-row table:style-name="ro1">
          <table:table-cell table:formula="of:=IF([.B2126]=([.B2125]+2);&quot;Fehler&quot;;&quot;&quot;)">
            <text:p/>
          </table:table-cell>
          <table:table-cell table:formula="of:=IF(LEN([.C2126])=1;0;IF(LEN([.C2126])=2;1;IF(LEN([.C2126])=3;2;IF(LEN([.C2126])=5;3;IF(LEN([.C2126])=6;4;IF(LEN([.C2126])=7;5;&quot;Fehler&quot;))))))" office:value-type="float" office:value="3" calcext:value-type="float">
            <text:p>3</text:p>
          </table:table-cell>
          <table:table-cell office:value-type="string" calcext:value-type="string">
            <text:p>OYB 2</text:p>
          </table:table-cell>
          <table:table-cell office:value-type="string" calcext:value-type="string">
            <text:p>BIOGRAPHIEN EINZELNER SPRACHWISSENSCHAFTLER UND PHILOLOGEN (ALPHABETISCH NACH BIOGRAPHIERTEN GEORDNET)</text:p>
          </table:table-cell>
          <table:table-cell table:number-columns-repeated="5"/>
        </table:table-row>
        <table:table-row table:style-name="ro1">
          <table:table-cell table:formula="of:=IF([.B2127]=([.B2126]+2);&quot;Fehler&quot;;&quot;&quot;)">
            <text:p/>
          </table:table-cell>
          <table:table-cell table:formula="of:=IF(LEN([.C2127])=1;0;IF(LEN([.C2127])=2;1;IF(LEN([.C2127])=3;2;IF(LEN([.C2127])=5;3;IF(LEN([.C2127])=6;4;IF(LEN([.C2127])=7;5;&quot;Fehler&quot;))))))" office:value-type="float" office:value="1" calcext:value-type="float">
            <text:p>1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[.B2128]=([.B2127]+2);&quot;Fehler&quot;;&quot;&quot;)">
            <text:p/>
          </table:table-cell>
          <table:table-cell table:formula="of:=IF(LEN([.C2128])=1;0;IF(LEN([.C2128])=2;1;IF(LEN([.C2128])=3;2;IF(LEN([.C2128])=5;3;IF(LEN([.C2128])=6;4;IF(LEN([.C2128])=7;5;&quot;Fehler&quot;))))))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ITERATURWISSENSCHAFT</text:p>
          </table:table-cell>
          <table:table-cell table:number-columns-repeated="5"/>
        </table:table-row>
        <table:table-row table:style-name="ro1">
          <table:table-cell table:formula="of:=IF([.B2129]=([.B2128]+2);&quot;Fehler&quot;;&quot;&quot;)">
            <text:p/>
          </table:table-cell>
          <table:table-cell table:formula="of:=IF(LEN([.C2129])=1;0;IF(LEN([.C2129])=2;1;IF(LEN([.C2129])=3;2;IF(LEN([.C2129])=5;3;IF(LEN([.C2129])=6;4;IF(LEN([.C2129])=7;5;&quot;Fehler&quot;))))))"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ALLGEMEINES</text:p>
          </table:table-cell>
          <table:table-cell table:number-columns-repeated="5"/>
        </table:table-row>
        <table:table-row table:style-name="ro1">
          <table:table-cell table:formula="of:=IF([.B2130]=([.B2129]+2);&quot;Fehler&quot;;&quot;&quot;)">
            <text:p/>
          </table:table-cell>
          <table:table-cell table:formula="of:=IF(LEN([.C2130])=1;0;IF(LEN([.C2130])=2;1;IF(LEN([.C2130])=3;2;IF(LEN([.C2130])=5;3;IF(LEN([.C2130])=6;4;IF(LEN([.C2130])=7;5;&quot;Fehler&quot;))))))" office:value-type="float" office:value="2" calcext:value-type="float">
            <text:p>2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131]=([.B2130]+2);&quot;Fehler&quot;;&quot;&quot;)">
            <text:p/>
          </table:table-cell>
          <table:table-cell table:formula="of:=IF(LEN([.C2131])=1;0;IF(LEN([.C2131])=2;1;IF(LEN([.C2131])=3;2;IF(LEN([.C2131])=5;3;IF(LEN([.C2131])=6;4;IF(LEN([.C2131])=7;5;&quot;Fehler&quot;))))))" office:value-type="float" office:value="2" calcext:value-type="float">
            <text:p>2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NACHSCHLAGEWERKE, BIBLIOGRAPHIEN</text:p>
          </table:table-cell>
          <table:table-cell table:number-columns-repeated="5"/>
        </table:table-row>
        <table:table-row table:style-name="ro1">
          <table:table-cell table:formula="of:=IF([.B2132]=([.B2131]+2);&quot;Fehler&quot;;&quot;&quot;)">
            <text:p/>
          </table:table-cell>
          <table:table-cell table:formula="of:=IF(LEN([.C2132])=1;0;IF(LEN([.C2132])=2;1;IF(LEN([.C2132])=3;2;IF(LEN([.C2132])=5;3;IF(LEN([.C2132])=6;4;IF(LEN([.C2132])=7;5;&quot;Fehler&quot;))))))"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GESCHICHTE DER LITERATURWISSENSCHAFT BIOGRAPHIEN VON LITERATURWISSENSCHAFTLERN UND LITERATURKRITIKERN</text:p>
          </table:table-cell>
          <table:table-cell table:number-columns-repeated="5"/>
        </table:table-row>
        <table:table-row table:style-name="ro1">
          <table:table-cell table:formula="of:=IF([.B2133]=([.B2132]+2);&quot;Fehler&quot;;&quot;&quot;)">
            <text:p/>
          </table:table-cell>
          <table:table-cell table:formula="of:=IF(LEN([.C2133])=1;0;IF(LEN([.C2133])=2;1;IF(LEN([.C2133])=3;2;IF(LEN([.C2133])=5;3;IF(LEN([.C2133])=6;4;IF(LEN([.C2133])=7;5;&quot;Fehler&quot;))))))" office:value-type="float" office:value="2" calcext:value-type="float">
            <text:p>2</text:p>
          </table:table-cell>
          <table:table-cell office:value-type="string" calcext:value-type="string">
            <text:p>PAO</text:p>
          </table:table-cell>
          <table:table-cell office:value-type="string" calcext:value-type="string">
            <text:p>ORGANISATIONEN UND GESELLSCHAFTEN</text:p>
          </table:table-cell>
          <table:table-cell table:number-columns-repeated="5"/>
        </table:table-row>
        <table:table-row table:style-name="ro1">
          <table:table-cell table:formula="of:=IF([.B2134]=([.B2133]+2);&quot;Fehler&quot;;&quot;&quot;)">
            <text:p/>
          </table:table-cell>
          <table:table-cell table:formula="of:=IF(LEN([.C2134])=1;0;IF(LEN([.C2134])=2;1;IF(LEN([.C2134])=3;2;IF(LEN([.C2134])=5;3;IF(LEN([.C2134])=6;4;IF(LEN([.C2134])=7;5;&quot;Fehler&quot;))))))" office:value-type="float" office:value="1" calcext:value-type="float">
            <text:p>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ALLGEMEINE LITERATURWISSENSCHAFT : THEORIE UND METHODEN, GESAMTDARSTELLUNGEN, DARSTELLUNGEN MEHRERER TEILGEBIETE</text:p>
          </table:table-cell>
          <table:table-cell table:number-columns-repeated="5"/>
        </table:table-row>
        <table:table-row table:style-name="ro1">
          <table:table-cell table:formula="of:=IF([.B2135]=([.B2134]+2);&quot;Fehler&quot;;&quot;&quot;)">
            <text:p/>
          </table:table-cell>
          <table:table-cell table:formula="of:=IF(LEN([.C2135])=1;0;IF(LEN([.C2135])=2;1;IF(LEN([.C2135])=3;2;IF(LEN([.C2135])=5;3;IF(LEN([.C2135])=6;4;IF(LEN([.C2135])=7;5;&quot;Fehler&quot;))))))" office:value-type="float" office:value="2" calcext:value-type="float">
            <text:p>2</text:p>
          </table:table-cell>
          <table:table-cell office:value-type="string" calcext:value-type="string">
            <text:p>PBK</text:p>
          </table:table-cell>
          <table:table-cell office:value-type="string" calcext:value-type="string">
            <text:p>AESTHETIK DER DICHTUNG</text:p>
          </table:table-cell>
          <table:table-cell table:number-columns-repeated="5"/>
        </table:table-row>
        <table:table-row table:style-name="ro1">
          <table:table-cell table:formula="of:=IF([.B2136]=([.B2135]+2);&quot;Fehler&quot;;&quot;&quot;)">
            <text:p/>
          </table:table-cell>
          <table:table-cell table:formula="of:=IF(LEN([.C2136])=1;0;IF(LEN([.C2136])=2;1;IF(LEN([.C2136])=3;2;IF(LEN([.C2136])=5;3;IF(LEN([.C2136])=6;4;IF(LEN([.C2136])=7;5;&quot;Fehler&quot;))))))" office:value-type="float" office:value="3" calcext:value-type="float">
            <text:p>3</text:p>
          </table:table-cell>
          <table:table-cell office:value-type="string" calcext:value-type="string">
            <text:p>PBK 1</text:p>
          </table:table-cell>
          <table:table-cell office:value-type="string" calcext:value-type="string">
            <text:p>ALLGEMEINE LITERATURKRITIK : THEORIE, GESCHICHTE UND QUELLENSAMMLUNGEN</text:p>
          </table:table-cell>
          <table:table-cell table:number-columns-repeated="5"/>
        </table:table-row>
        <table:table-row table:style-name="ro1">
          <table:table-cell table:formula="of:=IF([.B2137]=([.B2136]+2);&quot;Fehler&quot;;&quot;&quot;)">
            <text:p/>
          </table:table-cell>
          <table:table-cell table:formula="of:=IF(LEN([.C2137])=1;0;IF(LEN([.C2137])=2;1;IF(LEN([.C2137])=3;2;IF(LEN([.C2137])=5;3;IF(LEN([.C2137])=6;4;IF(LEN([.C2137])=7;5;&quot;Fehler&quot;))))))" office:value-type="float" office:value="3" calcext:value-type="float">
            <text:p>3</text:p>
          </table:table-cell>
          <table:table-cell office:value-type="string" calcext:value-type="string">
            <text:p>PBK 2</text:p>
          </table:table-cell>
          <table:table-cell office:value-type="string" calcext:value-type="string">
            <text:p>EINFUEHRUNGEN IN DIE KUNST DES LESENS</text:p>
          </table:table-cell>
          <table:table-cell table:number-columns-repeated="5"/>
        </table:table-row>
        <table:table-row table:style-name="ro1">
          <table:table-cell table:formula="of:=IF([.B2138]=([.B2137]+2);&quot;Fehler&quot;;&quot;&quot;)">
            <text:p/>
          </table:table-cell>
          <table:table-cell table:formula="of:=IF(LEN([.C2138])=1;0;IF(LEN([.C2138])=2;1;IF(LEN([.C2138])=3;2;IF(LEN([.C2138])=5;3;IF(LEN([.C2138])=6;4;IF(LEN([.C2138])=7;5;&quot;Fehler&quot;))))))" office:value-type="float" office:value="3" calcext:value-type="float">
            <text:p>3</text:p>
          </table:table-cell>
          <table:table-cell office:value-type="string" calcext:value-type="string">
            <text:p>PBK 3</text:p>
          </table:table-cell>
          <table:table-cell office:value-type="string" calcext:value-type="string">
            <text:p>TRIVIALLITERATUR : THEORIE UND GESCHICHTE</text:p>
          </table:table-cell>
          <table:table-cell table:number-columns-repeated="5"/>
        </table:table-row>
        <table:table-row table:style-name="ro1">
          <table:table-cell table:formula="of:=IF([.B2139]=([.B2138]+2);&quot;Fehler&quot;;&quot;&quot;)">
            <text:p/>
          </table:table-cell>
          <table:table-cell table:formula="of:=IF(LEN([.C2139])=1;0;IF(LEN([.C2139])=2;1;IF(LEN([.C2139])=3;2;IF(LEN([.C2139])=5;3;IF(LEN([.C2139])=6;4;IF(LEN([.C2139])=7;5;&quot;Fehler&quot;))))))" office:value-type="float" office:value="2" calcext:value-type="float">
            <text:p>2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LITERATURSOZIOLOGIE <text:s/>LITERATURPSYCHOLOGIE <text:s/>LITERATURPOLITIK : GESAMTDARSTELLUNGEN, DARSTELLUNGEN MEHRERER TEILGEBIETE</text:p>
          </table:table-cell>
          <table:table-cell table:number-columns-repeated="5"/>
        </table:table-row>
        <table:table-row table:style-name="ro1">
          <table:table-cell table:formula="of:=IF([.B2140]=([.B2139]+2);&quot;Fehler&quot;;&quot;&quot;)">
            <text:p/>
          </table:table-cell>
          <table:table-cell table:formula="of:=IF(LEN([.C2140])=1;0;IF(LEN([.C2140])=2;1;IF(LEN([.C2140])=3;2;IF(LEN([.C2140])=5;3;IF(LEN([.C2140])=6;4;IF(LEN([.C2140])=7;5;&quot;Fehler&quot;))))))" office:value-type="float" office:value="3" calcext:value-type="float">
            <text:p>3</text:p>
          </table:table-cell>
          <table:table-cell office:value-type="string" calcext:value-type="string">
            <text:p>PBL 1</text:p>
          </table:table-cell>
          <table:table-cell office:value-type="string" calcext:value-type="string">
            <text:p>WECHSELBEZIEHUNGEN ZWISCHEN SCHRIFTSTELLER UND GESELLSCHAFT</text:p>
          </table:table-cell>
          <table:table-cell table:number-columns-repeated="5"/>
        </table:table-row>
        <table:table-row table:style-name="ro1">
          <table:table-cell table:formula="of:=IF([.B2141]=([.B2140]+2);&quot;Fehler&quot;;&quot;&quot;)">
            <text:p/>
          </table:table-cell>
          <table:table-cell table:formula="of:=IF(LEN([.C2141])=1;0;IF(LEN([.C2141])=2;1;IF(LEN([.C2141])=3;2;IF(LEN([.C2141])=5;3;IF(LEN([.C2141])=6;4;IF(LEN([.C2141])=7;5;&quot;Fehler&quot;))))))" office:value-type="float" office:value="3" calcext:value-type="float">
            <text:p>3</text:p>
          </table:table-cell>
          <table:table-cell office:value-type="string" calcext:value-type="string">
            <text:p>PBL 2</text:p>
          </table:table-cell>
          <table:table-cell office:value-type="string" calcext:value-type="string">
            <text:p>EINZELFRAGEN DES LITERARISCHEN LEBENS</text:p>
          </table:table-cell>
          <table:table-cell table:number-columns-repeated="5"/>
        </table:table-row>
        <table:table-row table:style-name="ro1">
          <table:table-cell table:formula="of:=IF([.B2142]=([.B2141]+2);&quot;Fehler&quot;;&quot;&quot;)">
            <text:p/>
          </table:table-cell>
          <table:table-cell table:formula="of:=IF(LEN([.C2142])=1;0;IF(LEN([.C2142])=2;1;IF(LEN([.C2142])=3;2;IF(LEN([.C2142])=5;3;IF(LEN([.C2142])=6;4;IF(LEN([.C2142])=7;5;&quot;Fehler&quot;))))))" office:value-type="float" office:value="2" calcext:value-type="float">
            <text:p>2</text:p>
          </table:table-cell>
          <table:table-cell office:value-type="string" calcext:value-type="string">
            <text:p>PBM</text:p>
          </table:table-cell>
          <table:table-cell office:value-type="string" calcext:value-type="string">
            <text:p>POETIK</text:p>
          </table:table-cell>
          <table:table-cell table:number-columns-repeated="5"/>
        </table:table-row>
        <table:table-row table:style-name="ro1">
          <table:table-cell table:formula="of:=IF([.B2143]=([.B2142]+2);&quot;Fehler&quot;;&quot;&quot;)">
            <text:p/>
          </table:table-cell>
          <table:table-cell table:formula="of:=IF(LEN([.C2143])=1;0;IF(LEN([.C2143])=2;1;IF(LEN([.C2143])=3;2;IF(LEN([.C2143])=5;3;IF(LEN([.C2143])=6;4;IF(LEN([.C2143])=7;5;&quot;Fehler&quot;))))))" office:value-type="float" office:value="3" calcext:value-type="float">
            <text:p>3</text:p>
          </table:table-cell>
          <table:table-cell office:value-type="string" calcext:value-type="string">
            <text:p>PBM 1</text:p>
          </table:table-cell>
          <table:table-cell office:value-type="string" calcext:value-type="string">
            <text:p>VERSLEHRE <text:s/>VERSGESCHICHTE <text:s/>METRIK <text:s/>RHYTHMUSFORSCHUNG</text:p>
          </table:table-cell>
          <table:table-cell table:number-columns-repeated="5"/>
        </table:table-row>
        <table:table-row table:style-name="ro1">
          <table:table-cell table:formula="of:=IF([.B2144]=([.B2143]+2);&quot;Fehler&quot;;&quot;&quot;)">
            <text:p/>
          </table:table-cell>
          <table:table-cell table:formula="of:=IF(LEN([.C2144])=1;0;IF(LEN([.C2144])=2;1;IF(LEN([.C2144])=3;2;IF(LEN([.C2144])=5;3;IF(LEN([.C2144])=6;4;IF(LEN([.C2144])=7;5;&quot;Fehler&quot;))))))" office:value-type="float" office:value="3" calcext:value-type="float">
            <text:p>3</text:p>
          </table:table-cell>
          <table:table-cell office:value-type="string" calcext:value-type="string">
            <text:p>PBM 2</text:p>
          </table:table-cell>
          <table:table-cell office:value-type="string" calcext:value-type="string">
            <text:p>LYRIK</text:p>
          </table:table-cell>
          <table:table-cell table:number-columns-repeated="5"/>
        </table:table-row>
        <table:table-row table:style-name="ro1">
          <table:table-cell table:formula="of:=IF([.B2145]=([.B2144]+2);&quot;Fehler&quot;;&quot;&quot;)">
            <text:p/>
          </table:table-cell>
          <table:table-cell table:formula="of:=IF(LEN([.C2145])=1;0;IF(LEN([.C2145])=2;1;IF(LEN([.C2145])=3;2;IF(LEN([.C2145])=5;3;IF(LEN([.C2145])=6;4;IF(LEN([.C2145])=7;5;&quot;Fehler&quot;))))))" office:value-type="float" office:value="3" calcext:value-type="float">
            <text:p>3</text:p>
          </table:table-cell>
          <table:table-cell office:value-type="string" calcext:value-type="string">
            <text:p>PBM 3</text:p>
          </table:table-cell>
          <table:table-cell office:value-type="string" calcext:value-type="string">
            <text:p>DRAMATIK <text:s/>ALLGEMEINE DRAMATURGIE</text:p>
          </table:table-cell>
          <table:table-cell table:number-columns-repeated="5"/>
        </table:table-row>
        <table:table-row table:style-name="ro1">
          <table:table-cell table:formula="of:=IF([.B2146]=([.B2145]+2);&quot;Fehler&quot;;&quot;&quot;)">
            <text:p/>
          </table:table-cell>
          <table:table-cell table:formula="of:=IF(LEN([.C2146])=1;0;IF(LEN([.C2146])=2;1;IF(LEN([.C2146])=3;2;IF(LEN([.C2146])=5;3;IF(LEN([.C2146])=6;4;IF(LEN([.C2146])=7;5;&quot;Fehler&quot;))))))" office:value-type="float" office:value="3" calcext:value-type="float">
            <text:p>3</text:p>
          </table:table-cell>
          <table:table-cell office:value-type="string" calcext:value-type="string">
            <text:p>PBM 4</text:p>
          </table:table-cell>
          <table:table-cell office:value-type="string" calcext:value-type="string">
            <text:p>EPIK</text:p>
          </table:table-cell>
          <table:table-cell table:number-columns-repeated="5"/>
        </table:table-row>
        <table:table-row table:style-name="ro1">
          <table:table-cell table:formula="of:=IF([.B2147]=([.B2146]+2);&quot;Fehler&quot;;&quot;&quot;)">
            <text:p/>
          </table:table-cell>
          <table:table-cell table:formula="of:=IF(LEN([.C2147])=1;0;IF(LEN([.C2147])=2;1;IF(LEN([.C2147])=3;2;IF(LEN([.C2147])=5;3;IF(LEN([.C2147])=6;4;IF(LEN([.C2147])=7;5;&quot;Fehler&quot;))))))" office:value-type="float" office:value="3" calcext:value-type="float">
            <text:p>3</text:p>
          </table:table-cell>
          <table:table-cell office:value-type="string" calcext:value-type="string">
            <text:p>PBM 5</text:p>
          </table:table-cell>
          <table:table-cell office:value-type="string" calcext:value-type="string">
            <text:p>VOLKSDICHTUNG EINSCHLIESSLICH GESCHICHTE : ALLGEMEINES</text:p>
          </table:table-cell>
          <table:table-cell table:number-columns-repeated="5"/>
        </table:table-row>
        <table:table-row table:style-name="ro1">
          <table:table-cell table:formula="of:=IF([.B2148]=([.B2147]+2);&quot;Fehler&quot;;&quot;&quot;)">
            <text:p/>
          </table:table-cell>
          <table:table-cell table:formula="of:=IF(LEN([.C2148])=1;0;IF(LEN([.C2148])=2;1;IF(LEN([.C2148])=3;2;IF(LEN([.C2148])=5;3;IF(LEN([.C2148])=6;4;IF(LEN([.C2148])=7;5;&quot;Fehler&quot;))))))" office:value-type="float" office:value="4" calcext:value-type="float">
            <text:p>4</text:p>
          </table:table-cell>
          <table:table-cell office:value-type="string" calcext:value-type="string">
            <text:p>PBM 50</text:p>
          </table:table-cell>
          <table:table-cell office:value-type="string" calcext:value-type="string">
            <text:p>MAERCHEN</text:p>
          </table:table-cell>
          <table:table-cell table:number-columns-repeated="5"/>
        </table:table-row>
        <table:table-row table:style-name="ro1">
          <table:table-cell table:formula="of:=IF([.B2149]=([.B2148]+2);&quot;Fehler&quot;;&quot;&quot;)">
            <text:p/>
          </table:table-cell>
          <table:table-cell table:formula="of:=IF(LEN([.C2149])=1;0;IF(LEN([.C2149])=2;1;IF(LEN([.C2149])=3;2;IF(LEN([.C2149])=5;3;IF(LEN([.C2149])=6;4;IF(LEN([.C2149])=7;5;&quot;Fehler&quot;))))))" office:value-type="float" office:value="4" calcext:value-type="float">
            <text:p>4</text:p>
          </table:table-cell>
          <table:table-cell office:value-type="string" calcext:value-type="string">
            <text:p>PBM 51</text:p>
          </table:table-cell>
          <table:table-cell office:value-type="string" calcext:value-type="string">
            <text:p>SAGE</text:p>
          </table:table-cell>
          <table:table-cell table:number-columns-repeated="5"/>
        </table:table-row>
        <table:table-row table:style-name="ro1">
          <table:table-cell table:formula="of:=IF([.B2150]=([.B2149]+2);&quot;Fehler&quot;;&quot;&quot;)">
            <text:p/>
          </table:table-cell>
          <table:table-cell table:formula="of:=IF(LEN([.C2150])=1;0;IF(LEN([.C2150])=2;1;IF(LEN([.C2150])=3;2;IF(LEN([.C2150])=5;3;IF(LEN([.C2150])=6;4;IF(LEN([.C2150])=7;5;&quot;Fehler&quot;))))))" office:value-type="float" office:value="4" calcext:value-type="float">
            <text:p>4</text:p>
          </table:table-cell>
          <table:table-cell office:value-type="string" calcext:value-type="string">
            <text:p>PBM 52</text:p>
          </table:table-cell>
          <table:table-cell office:value-type="string" calcext:value-type="string">
            <text:p>SONSTIGE FORMEN DER VOLKSDICHTUNG</text:p>
          </table:table-cell>
          <table:table-cell table:number-columns-repeated="5"/>
        </table:table-row>
        <table:table-row table:style-name="ro1">
          <table:table-cell table:formula="of:=IF([.B2151]=([.B2150]+2);&quot;Fehler&quot;;&quot;&quot;)">
            <text:p/>
          </table:table-cell>
          <table:table-cell table:formula="of:=IF(LEN([.C2151])=1;0;IF(LEN([.C2151])=2;1;IF(LEN([.C2151])=3;2;IF(LEN([.C2151])=5;3;IF(LEN([.C2151])=6;4;IF(LEN([.C2151])=7;5;&quot;Fehler&quot;))))))" office:value-type="float" office:value="3" calcext:value-type="float">
            <text:p>3</text:p>
          </table:table-cell>
          <table:table-cell office:value-type="string" calcext:value-type="string">
            <text:p>PBM 6</text:p>
          </table:table-cell>
          <table:table-cell office:value-type="string" calcext:value-type="string">
            <text:p>SONSTIGE LITERARISCHE KUNSTFORMEN</text:p>
          </table:table-cell>
          <table:table-cell table:number-columns-repeated="5"/>
        </table:table-row>
        <table:table-row table:style-name="ro1">
          <table:table-cell table:formula="of:=IF([.B2152]=([.B2151]+2);&quot;Fehler&quot;;&quot;&quot;)">
            <text:p/>
          </table:table-cell>
          <table:table-cell table:formula="of:=IF(LEN([.C2152])=1;0;IF(LEN([.C2152])=2;1;IF(LEN([.C2152])=3;2;IF(LEN([.C2152])=5;3;IF(LEN([.C2152])=6;4;IF(LEN([.C2152])=7;5;&quot;Fehler&quot;))))))"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VERGLEICHENDE LITERATURWISSENSCHAF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153]=([.B2152]+2);&quot;Fehler&quot;;&quot;&quot;)">
            <text:p/>
          </table:table-cell>
          <table:table-cell table:formula="of:=IF(LEN([.C2153])=1;0;IF(LEN([.C2153])=2;1;IF(LEN([.C2153])=3;2;IF(LEN([.C2153])=5;3;IF(LEN([.C2153])=6;4;IF(LEN([.C2153])=7;5;&quot;Fehler&quot;))))))" office:value-type="float" office:value="2" calcext:value-type="float">
            <text:p>2</text:p>
          </table:table-cell>
          <table:table-cell office:value-type="string" calcext:value-type="string">
            <text:p>PCK</text:p>
          </table:table-cell>
          <table:table-cell office:value-type="string" calcext:value-type="string">
            <text:p>WECHSELBEZIEHUNGEN ZWISCHEN EINZELNEN LITERATUREN, LITERARISCHEN STROEMUNGEN UND EPOCHEN</text:p>
          </table:table-cell>
          <table:table-cell table:number-columns-repeated="5"/>
        </table:table-row>
        <table:table-row table:style-name="ro1">
          <table:table-cell table:formula="of:=IF([.B2154]=([.B2153]+2);&quot;Fehler&quot;;&quot;&quot;)">
            <text:p/>
          </table:table-cell>
          <table:table-cell table:formula="of:=IF(LEN([.C2154])=1;0;IF(LEN([.C2154])=2;1;IF(LEN([.C2154])=3;2;IF(LEN([.C2154])=5;3;IF(LEN([.C2154])=6;4;IF(LEN([.C2154])=7;5;&quot;Fehler&quot;))))))" office:value-type="float" office:value="2" calcext:value-type="float">
            <text:p>2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STOFF- UND MOTIVGESCHICHTE : ALLGEMEINES</text:p>
          </table:table-cell>
          <table:table-cell table:number-columns-repeated="5"/>
        </table:table-row>
        <table:table-row table:style-name="ro1">
          <table:table-cell table:formula="of:=IF([.B2155]=([.B2154]+2);&quot;Fehler&quot;;&quot;&quot;)">
            <text:p/>
          </table:table-cell>
          <table:table-cell table:formula="of:=IF(LEN([.C2155])=1;0;IF(LEN([.C2155])=2;1;IF(LEN([.C2155])=3;2;IF(LEN([.C2155])=5;3;IF(LEN([.C2155])=6;4;IF(LEN([.C2155])=7;5;&quot;Fehler&quot;))))))" office:value-type="float" office:value="3" calcext:value-type="float">
            <text:p>3</text:p>
          </table:table-cell>
          <table:table-cell office:value-type="string" calcext:value-type="string">
            <text:p>PCL 1</text:p>
          </table:table-cell>
          <table:table-cell office:value-type="string" calcext:value-type="string">
            <text:p>EINZELNE STOFFE UND MOTIVE</text:p>
          </table:table-cell>
          <table:table-cell table:number-columns-repeated="5"/>
        </table:table-row>
        <table:table-row table:style-name="ro1">
          <table:table-cell table:formula="of:=IF([.B2156]=([.B2155]+2);&quot;Fehler&quot;;&quot;&quot;)">
            <text:p/>
          </table:table-cell>
          <table:table-cell table:formula="of:=IF(LEN([.C2156])=1;0;IF(LEN([.C2156])=2;1;IF(LEN([.C2156])=3;2;IF(LEN([.C2156])=5;3;IF(LEN([.C2156])=6;4;IF(LEN([.C2156])=7;5;&quot;Fehler&quot;))))))" office:value-type="float" office:value="1" calcext:value-type="float">
            <text:p>1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ESCHICHTE DER WELTLITERATUR EINSCHLIESSLICH DER EUROPAEISCHEN LITERATUR : GESAMTDARSTELLUNGEN, DARSTELLUNGEN MEHRERER EPOCHEN</text:p>
          </table:table-cell>
          <table:table-cell table:number-columns-repeated="5"/>
        </table:table-row>
        <table:table-row table:style-name="ro1">
          <table:table-cell table:formula="of:=IF([.B2157]=([.B2156]+2);&quot;Fehler&quot;;&quot;&quot;)">
            <text:p/>
          </table:table-cell>
          <table:table-cell table:formula="of:=IF(LEN([.C2157])=1;0;IF(LEN([.C2157])=2;1;IF(LEN([.C2157])=3;2;IF(LEN([.C2157])=5;3;IF(LEN([.C2157])=6;4;IF(LEN([.C2157])=7;5;&quot;Fehler&quot;))))))" office:value-type="float" office:value="2" calcext:value-type="float">
            <text:p>2</text:p>
          </table:table-cell>
          <table:table-cell office:value-type="string" calcext:value-type="string">
            <text:p>PDK</text:p>
          </table:table-cell>
          <table:table-cell office:value-type="string" calcext:value-type="string">
            <text:p>GESCHICHTE EINZELNER LITERATURGATTUNGEN IN MEHREREN LITERATUREN UND MEHREREN EPOCHEN</text:p>
          </table:table-cell>
          <table:table-cell table:number-columns-repeated="5"/>
        </table:table-row>
        <table:table-row table:style-name="ro1">
          <table:table-cell table:formula="of:=IF([.B2158]=([.B2157]+2);&quot;Fehler&quot;;&quot;&quot;)">
            <text:p/>
          </table:table-cell>
          <table:table-cell table:formula="of:=IF(LEN([.C2158])=1;0;IF(LEN([.C2158])=2;1;IF(LEN([.C2158])=3;2;IF(LEN([.C2158])=5;3;IF(LEN([.C2158])=6;4;IF(LEN([.C2158])=7;5;&quot;Fehler&quot;))))))" office:value-type="float" office:value="2" calcext:value-type="float">
            <text:p>2</text:p>
          </table:table-cell>
          <table:table-cell office:value-type="string" calcext:value-type="string">
            <text:p>PDL</text:p>
          </table:table-cell>
          <table:table-cell office:value-type="string" calcext:value-type="string">
            <text:p>EUROPAEISCHE LITERATUR VON DER FRUEHZEIT BIS ZUM MITTELALTER</text:p>
          </table:table-cell>
          <table:table-cell table:number-columns-repeated="5"/>
        </table:table-row>
        <table:table-row table:style-name="ro1">
          <table:table-cell table:formula="of:=IF([.B2159]=([.B2158]+2);&quot;Fehler&quot;;&quot;&quot;)">
            <text:p/>
          </table:table-cell>
          <table:table-cell table:formula="of:=IF(LEN([.C2159])=1;0;IF(LEN([.C2159])=2;1;IF(LEN([.C2159])=3;2;IF(LEN([.C2159])=5;3;IF(LEN([.C2159])=6;4;IF(LEN([.C2159])=7;5;&quot;Fehler&quot;))))))" office:value-type="float" office:value="2" calcext:value-type="float">
            <text:p>2</text:p>
          </table:table-cell>
          <table:table-cell office:value-type="string" calcext:value-type="string">
            <text:p>PDM</text:p>
          </table:table-cell>
          <table:table-cell office:value-type="string" calcext:value-type="string">
            <text:p>EUROPAEISCHE LITERATUR VON DER RENAISSANCE BIS ZUM NATURALISMUS</text:p>
          </table:table-cell>
          <table:table-cell table:number-columns-repeated="5"/>
        </table:table-row>
        <table:table-row table:style-name="ro1">
          <table:table-cell table:formula="of:=IF([.B2160]=([.B2159]+2);&quot;Fehler&quot;;&quot;&quot;)">
            <text:p/>
          </table:table-cell>
          <table:table-cell table:formula="of:=IF(LEN([.C2160])=1;0;IF(LEN([.C2160])=2;1;IF(LEN([.C2160])=3;2;IF(LEN([.C2160])=5;3;IF(LEN([.C2160])=6;4;IF(LEN([.C2160])=7;5;&quot;Fehler&quot;))))))" office:value-type="float" office:value="2" calcext:value-type="float">
            <text:p>2</text:p>
          </table:table-cell>
          <table:table-cell office:value-type="string" calcext:value-type="string">
            <text:p>PDN</text:p>
          </table:table-cell>
          <table:table-cell office:value-type="string" calcext:value-type="string">
            <text:p>MODERNE WELTLITERATUR VOM SYMBOLISMUS BIS ZUR GEGENWART</text:p>
          </table:table-cell>
          <table:table-cell table:number-columns-repeated="5"/>
        </table:table-row>
        <table:table-row table:style-name="ro1">
          <table:table-cell table:formula="of:=IF([.B2161]=([.B2160]+2);&quot;Fehler&quot;;&quot;&quot;)">
            <text:p/>
          </table:table-cell>
          <table:table-cell table:formula="of:=IF(LEN([.C2161])=1;0;IF(LEN([.C2161])=2;1;IF(LEN([.C2161])=3;2;IF(LEN([.C2161])=5;3;IF(LEN([.C2161])=6;4;IF(LEN([.C2161])=7;5;&quot;Fehler&quot;))))))" office:value-type="float" office:value="3" calcext:value-type="float">
            <text:p>3</text:p>
          </table:table-cell>
          <table:table-cell office:value-type="string" calcext:value-type="string">
            <text:p>PDN 1</text:p>
          </table:table-cell>
          <table:table-cell office:value-type="string" calcext:value-type="string">
            <text:p>ESSAYS ZUR MODERNEN WELTLITERATUR</text:p>
          </table:table-cell>
          <table:table-cell table:number-columns-repeated="5"/>
        </table:table-row>
        <table:table-row table:style-name="ro1">
          <table:table-cell table:formula="of:=IF([.B2162]=([.B2161]+2);&quot;Fehler&quot;;&quot;&quot;)">
            <text:p/>
          </table:table-cell>
          <table:table-cell table:formula="of:=IF(LEN([.C2162])=1;0;IF(LEN([.C2162])=2;1;IF(LEN([.C2162])=3;2;IF(LEN([.C2162])=5;3;IF(LEN([.C2162])=6;4;IF(LEN([.C2162])=7;5;&quot;Fehler&quot;))))))" office:value-type="float" office:value="1" calcext:value-type="float">
            <text:p>1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GESCHICHTE ANTIKER LITERATUREN : GESAMTDARSTELLUNGEN, DARSTELLUNGEN MEHRERER LITERATUREN</text:p>
          </table:table-cell>
          <table:table-cell table:number-columns-repeated="5"/>
        </table:table-row>
        <table:table-row table:style-name="ro1">
          <table:table-cell table:formula="of:=IF([.B2163]=([.B2162]+2);&quot;Fehler&quot;;&quot;&quot;)">
            <text:p/>
          </table:table-cell>
          <table:table-cell table:formula="of:=IF(LEN([.C2163])=1;0;IF(LEN([.C2163])=2;1;IF(LEN([.C2163])=3;2;IF(LEN([.C2163])=5;3;IF(LEN([.C2163])=6;4;IF(LEN([.C2163])=7;5;&quot;Fehler&quot;))))))" office:value-type="float" office:value="2" calcext:value-type="float">
            <text:p>2</text:p>
          </table:table-cell>
          <table:table-cell office:value-type="string" calcext:value-type="string">
            <text:p>PEK</text:p>
          </table:table-cell>
          <table:table-cell office:value-type="string" calcext:value-type="string">
            <text:p>GRIECHISCHE LITERATUR : GESAMTDARSTELLUNGEN</text:p>
          </table:table-cell>
          <table:table-cell table:number-columns-repeated="5"/>
        </table:table-row>
        <table:table-row table:style-name="ro1">
          <table:table-cell table:formula="of:=IF([.B2164]=([.B2163]+2);&quot;Fehler&quot;;&quot;&quot;)">
            <text:p/>
          </table:table-cell>
          <table:table-cell table:formula="of:=IF(LEN([.C2164])=1;0;IF(LEN([.C2164])=2;1;IF(LEN([.C2164])=3;2;IF(LEN([.C2164])=5;3;IF(LEN([.C2164])=6;4;IF(LEN([.C2164])=7;5;&quot;Fehler&quot;))))))" office:value-type="float" office:value="3" calcext:value-type="float">
            <text:p>3</text:p>
          </table:table-cell>
          <table:table-cell office:value-type="string" calcext:value-type="string">
            <text:p>PEK 1</text:p>
          </table:table-cell>
          <table:table-cell office:value-type="string" calcext:value-type="string">
            <text:p>EINZELNE EPOCHEN UND GATTUNGEN DER GRIECHISCHEN LITERATUR</text:p>
          </table:table-cell>
          <table:table-cell table:number-columns-repeated="5"/>
        </table:table-row>
        <table:table-row table:style-name="ro1">
          <table:table-cell table:formula="of:=IF([.B2165]=([.B2164]+2);&quot;Fehler&quot;;&quot;&quot;)">
            <text:p/>
          </table:table-cell>
          <table:table-cell table:formula="of:=IF(LEN([.C2165])=1;0;IF(LEN([.C2165])=2;1;IF(LEN([.C2165])=3;2;IF(LEN([.C2165])=5;3;IF(LEN([.C2165])=6;4;IF(LEN([.C2165])=7;5;&quot;Fehler&quot;))))))" office:value-type="float" office:value="2" calcext:value-type="float">
            <text:p>2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ROEMISCHE LITERATUR : GESAMTDARSTELLUNGEN</text:p>
          </table:table-cell>
          <table:table-cell table:number-columns-repeated="5"/>
        </table:table-row>
        <table:table-row table:style-name="ro1">
          <table:table-cell table:formula="of:=IF([.B2166]=([.B2165]+2);&quot;Fehler&quot;;&quot;&quot;)">
            <text:p/>
          </table:table-cell>
          <table:table-cell table:formula="of:=IF(LEN([.C2166])=1;0;IF(LEN([.C2166])=2;1;IF(LEN([.C2166])=3;2;IF(LEN([.C2166])=5;3;IF(LEN([.C2166])=6;4;IF(LEN([.C2166])=7;5;&quot;Fehler&quot;))))))" office:value-type="float" office:value="3" calcext:value-type="float">
            <text:p>3</text:p>
          </table:table-cell>
          <table:table-cell office:value-type="string" calcext:value-type="string">
            <text:p>PEL 1</text:p>
          </table:table-cell>
          <table:table-cell office:value-type="string" calcext:value-type="string">
            <text:p>EINZELNE EPOCHEN UND GATTUNGEN DER ROEMISCHEN LITERATUR</text:p>
          </table:table-cell>
          <table:table-cell table:number-columns-repeated="5"/>
        </table:table-row>
        <table:table-row table:style-name="ro1">
          <table:table-cell table:formula="of:=IF([.B2167]=([.B2166]+2);&quot;Fehler&quot;;&quot;&quot;)">
            <text:p/>
          </table:table-cell>
          <table:table-cell table:formula="of:=IF(LEN([.C2167])=1;0;IF(LEN([.C2167])=2;1;IF(LEN([.C2167])=3;2;IF(LEN([.C2167])=5;3;IF(LEN([.C2167])=6;4;IF(LEN([.C2167])=7;5;&quot;Fehler&quot;))))))" office:value-type="float" office:value="2" calcext:value-type="float">
            <text:p>2</text:p>
          </table:table-cell>
          <table:table-cell office:value-type="string" calcext:value-type="string">
            <text:p>PEM</text:p>
          </table:table-cell>
          <table:table-cell office:value-type="string" calcext:value-type="string">
            <text:p>BYZANTINISCHE LITERATUR</text:p>
          </table:table-cell>
          <table:table-cell table:number-columns-repeated="5"/>
        </table:table-row>
        <table:table-row table:style-name="ro1">
          <table:table-cell table:formula="of:=IF([.B2168]=([.B2167]+2);&quot;Fehler&quot;;&quot;&quot;)">
            <text:p/>
          </table:table-cell>
          <table:table-cell table:formula="of:=IF(LEN([.C2168])=1;0;IF(LEN([.C2168])=2;1;IF(LEN([.C2168])=3;2;IF(LEN([.C2168])=5;3;IF(LEN([.C2168])=6;4;IF(LEN([.C2168])=7;5;&quot;Fehler&quot;))))))" office:value-type="float" office:value="1" calcext:value-type="float">
            <text:p>1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GESCHICHTE GERMANISCHER LITERATUREN : GESAMTDARSTELLUNGEN - DARSTELLUNGEN MEHRERER LITERATUREN</text:p>
          </table:table-cell>
          <table:table-cell table:number-columns-repeated="5"/>
        </table:table-row>
        <table:table-row table:style-name="ro1">
          <table:table-cell table:formula="of:=IF([.B2169]=([.B2168]+2);&quot;Fehler&quot;;&quot;&quot;)">
            <text:p/>
          </table:table-cell>
          <table:table-cell table:formula="of:=IF(LEN([.C2169])=1;0;IF(LEN([.C2169])=2;1;IF(LEN([.C2169])=3;2;IF(LEN([.C2169])=5;3;IF(LEN([.C2169])=6;4;IF(LEN([.C2169])=7;5;&quot;Fehler&quot;))))))" office:value-type="float" office:value="2" calcext:value-type="float">
            <text:p>2</text:p>
          </table:table-cell>
          <table:table-cell office:value-type="string" calcext:value-type="string">
            <text:p>PFL</text:p>
          </table:table-cell>
          <table:table-cell office:value-type="string" calcext:value-type="string">
            <text:p>ENGLISCHE UND NORDAMERIKANISCHE LITERATUR : GESAMTDARSTELLUNGEN</text:p>
          </table:table-cell>
          <table:table-cell table:number-columns-repeated="5"/>
        </table:table-row>
        <table:table-row table:style-name="ro1">
          <table:table-cell table:formula="of:=IF([.B2170]=([.B2169]+2);&quot;Fehler&quot;;&quot;&quot;)">
            <text:p/>
          </table:table-cell>
          <table:table-cell table:formula="of:=IF(LEN([.C2170])=1;0;IF(LEN([.C2170])=2;1;IF(LEN([.C2170])=3;2;IF(LEN([.C2170])=5;3;IF(LEN([.C2170])=6;4;IF(LEN([.C2170])=7;5;&quot;Fehler&quot;))))))" office:value-type="float" office:value="3" calcext:value-type="float">
            <text:p>3</text:p>
          </table:table-cell>
          <table:table-cell office:value-type="string" calcext:value-type="string">
            <text:p>PFL 1</text:p>
          </table:table-cell>
          <table:table-cell office:value-type="string" calcext:value-type="string">
            <text:p>ENGLISCHE LITERATUR : GESAMTDARSTELLUNGEN</text:p>
          </table:table-cell>
          <table:table-cell table:number-columns-repeated="5"/>
        </table:table-row>
        <table:table-row table:style-name="ro1">
          <table:table-cell table:formula="of:=IF([.B2171]=([.B2170]+2);&quot;Fehler&quot;;&quot;&quot;)">
            <text:p/>
          </table:table-cell>
          <table:table-cell table:formula="of:=IF(LEN([.C2171])=1;0;IF(LEN([.C2171])=2;1;IF(LEN([.C2171])=3;2;IF(LEN([.C2171])=5;3;IF(LEN([.C2171])=6;4;IF(LEN([.C2171])=7;5;&quot;Fehler&quot;))))))" office:value-type="float" office:value="4" calcext:value-type="float">
            <text:p>4</text:p>
          </table:table-cell>
          <table:table-cell office:value-type="string" calcext:value-type="string">
            <text:p>PFL 10</text:p>
          </table:table-cell>
          <table:table-cell office:value-type="string" calcext:value-type="string">
            <text:p>EINZELNE EPOCHEN UND GATTUNGEN DER ENGLISCHEN LITERATUR</text:p>
          </table:table-cell>
          <table:table-cell table:number-columns-repeated="5"/>
        </table:table-row>
        <table:table-row table:style-name="ro1">
          <table:table-cell table:formula="of:=IF([.B2172]=([.B2171]+2);&quot;Fehler&quot;;&quot;&quot;)">
            <text:p/>
          </table:table-cell>
          <table:table-cell table:formula="of:=IF(LEN([.C2172])=1;0;IF(LEN([.C2172])=2;1;IF(LEN([.C2172])=3;2;IF(LEN([.C2172])=5;3;IF(LEN([.C2172])=6;4;IF(LEN([.C2172])=7;5;&quot;Fehler&quot;))))))" office:value-type="float" office:value="3" calcext:value-type="float">
            <text:p>3</text:p>
          </table:table-cell>
          <table:table-cell office:value-type="string" calcext:value-type="string">
            <text:p>PFL 2</text:p>
          </table:table-cell>
          <table:table-cell office:value-type="string" calcext:value-type="string">
            <text:p>NORDAMERIKANISCHE LITERATUR : GESAMTDARSTELLUNGEN</text:p>
          </table:table-cell>
          <table:table-cell table:number-columns-repeated="5"/>
        </table:table-row>
        <table:table-row table:style-name="ro1">
          <table:table-cell table:formula="of:=IF([.B2173]=([.B2172]+2);&quot;Fehler&quot;;&quot;&quot;)">
            <text:p/>
          </table:table-cell>
          <table:table-cell table:formula="of:=IF(LEN([.C2173])=1;0;IF(LEN([.C2173])=2;1;IF(LEN([.C2173])=3;2;IF(LEN([.C2173])=5;3;IF(LEN([.C2173])=6;4;IF(LEN([.C2173])=7;5;&quot;Fehler&quot;))))))" office:value-type="float" office:value="4" calcext:value-type="float">
            <text:p>4</text:p>
          </table:table-cell>
          <table:table-cell office:value-type="string" calcext:value-type="string">
            <text:p>PFL 20</text:p>
          </table:table-cell>
          <table:table-cell office:value-type="string" calcext:value-type="string">
            <text:p>EINZELNE EPOCHEN UND GATTUNGEN DER NORDAMERIKANISCHEN LITERATUR</text:p>
          </table:table-cell>
          <table:table-cell table:number-columns-repeated="5"/>
        </table:table-row>
        <table:table-row table:style-name="ro1">
          <table:table-cell table:formula="of:=IF([.B2174]=([.B2173]+2);&quot;Fehler&quot;;&quot;&quot;)">
            <text:p/>
          </table:table-cell>
          <table:table-cell table:formula="of:=IF(LEN([.C2174])=1;0;IF(LEN([.C2174])=2;1;IF(LEN([.C2174])=3;2;IF(LEN([.C2174])=5;3;IF(LEN([.C2174])=6;4;IF(LEN([.C2174])=7;5;&quot;Fehler&quot;))))))" office:value-type="float" office:value="2" calcext:value-type="float">
            <text:p>2</text:p>
          </table:table-cell>
          <table:table-cell office:value-type="string" calcext:value-type="string">
            <text:p>PFM</text:p>
          </table:table-cell>
          <table:table-cell office:value-type="string" calcext:value-type="string">
            <text:p>SKANDINAVISCHE LITERATUR : GESAMTDARSTELLUNGEN</text:p>
          </table:table-cell>
          <table:table-cell table:number-columns-repeated="5"/>
        </table:table-row>
        <table:table-row table:style-name="ro1">
          <table:table-cell table:formula="of:=IF([.B2175]=([.B2174]+2);&quot;Fehler&quot;;&quot;&quot;)">
            <text:p/>
          </table:table-cell>
          <table:table-cell table:formula="of:=IF(LEN([.C2175])=1;0;IF(LEN([.C2175])=2;1;IF(LEN([.C2175])=3;2;IF(LEN([.C2175])=5;3;IF(LEN([.C2175])=6;4;IF(LEN([.C2175])=7;5;&quot;Fehler&quot;))))))" office:value-type="float" office:value="3" calcext:value-type="float">
            <text:p>3</text:p>
          </table:table-cell>
          <table:table-cell office:value-type="string" calcext:value-type="string">
            <text:p>PFM 1</text:p>
          </table:table-cell>
          <table:table-cell office:value-type="string" calcext:value-type="string">
            <text:p>SCHWEDISCHE LITERATUR</text:p>
          </table:table-cell>
          <table:table-cell table:number-columns-repeated="5"/>
        </table:table-row>
        <table:table-row table:style-name="ro1">
          <table:table-cell table:formula="of:=IF([.B2176]=([.B2175]+2);&quot;Fehler&quot;;&quot;&quot;)">
            <text:p/>
          </table:table-cell>
          <table:table-cell table:formula="of:=IF(LEN([.C2176])=1;0;IF(LEN([.C2176])=2;1;IF(LEN([.C2176])=3;2;IF(LEN([.C2176])=5;3;IF(LEN([.C2176])=6;4;IF(LEN([.C2176])=7;5;&quot;Fehler&quot;))))))" office:value-type="float" office:value="3" calcext:value-type="float">
            <text:p>3</text:p>
          </table:table-cell>
          <table:table-cell office:value-type="string" calcext:value-type="string">
            <text:p>PFM 2</text:p>
          </table:table-cell>
          <table:table-cell office:value-type="string" calcext:value-type="string">
            <text:p>DAENISCHE LITERATUR</text:p>
          </table:table-cell>
          <table:table-cell table:number-columns-repeated="5"/>
        </table:table-row>
        <table:table-row table:style-name="ro1">
          <table:table-cell table:formula="of:=IF([.B2177]=([.B2176]+2);&quot;Fehler&quot;;&quot;&quot;)">
            <text:p/>
          </table:table-cell>
          <table:table-cell table:formula="of:=IF(LEN([.C2177])=1;0;IF(LEN([.C2177])=2;1;IF(LEN([.C2177])=3;2;IF(LEN([.C2177])=5;3;IF(LEN([.C2177])=6;4;IF(LEN([.C2177])=7;5;&quot;Fehler&quot;))))))" office:value-type="float" office:value="3" calcext:value-type="float">
            <text:p>3</text:p>
          </table:table-cell>
          <table:table-cell office:value-type="string" calcext:value-type="string">
            <text:p>PFM 3</text:p>
          </table:table-cell>
          <table:table-cell office:value-type="string" calcext:value-type="string">
            <text:p>NORWEGISCHE LITERATUR</text:p>
          </table:table-cell>
          <table:table-cell table:number-columns-repeated="5"/>
        </table:table-row>
        <table:table-row table:style-name="ro1">
          <table:table-cell table:formula="of:=IF([.B2178]=([.B2177]+2);&quot;Fehler&quot;;&quot;&quot;)">
            <text:p/>
          </table:table-cell>
          <table:table-cell table:formula="of:=IF(LEN([.C2178])=1;0;IF(LEN([.C2178])=2;1;IF(LEN([.C2178])=3;2;IF(LEN([.C2178])=5;3;IF(LEN([.C2178])=6;4;IF(LEN([.C2178])=7;5;&quot;Fehler&quot;))))))" office:value-type="float" office:value="3" calcext:value-type="float">
            <text:p>3</text:p>
          </table:table-cell>
          <table:table-cell office:value-type="string" calcext:value-type="string">
            <text:p>PFM 4</text:p>
          </table:table-cell>
          <table:table-cell office:value-type="string" calcext:value-type="string">
            <text:p>ISLAENDISCHE LITERATUR <text:s/>ALTNORDISCHE LITERATUR</text:p>
          </table:table-cell>
          <table:table-cell table:number-columns-repeated="5"/>
        </table:table-row>
        <table:table-row table:style-name="ro1">
          <table:table-cell table:formula="of:=IF([.B2179]=([.B2178]+2);&quot;Fehler&quot;;&quot;&quot;)">
            <text:p/>
          </table:table-cell>
          <table:table-cell table:formula="of:=IF(LEN([.C2179])=1;0;IF(LEN([.C2179])=2;1;IF(LEN([.C2179])=3;2;IF(LEN([.C2179])=5;3;IF(LEN([.C2179])=6;4;IF(LEN([.C2179])=7;5;&quot;Fehler&quot;))))))" office:value-type="float" office:value="2" calcext:value-type="float">
            <text:p>2</text:p>
          </table:table-cell>
          <table:table-cell office:value-type="string" calcext:value-type="string">
            <text:p>PFN</text:p>
          </table:table-cell>
          <table:table-cell office:value-type="string" calcext:value-type="string">
            <text:p>NIEDERLAENDISCHE LITERATUR <text:s/>FLAEMISCHE LITERATUR</text:p>
          </table:table-cell>
          <table:table-cell table:number-columns-repeated="5"/>
        </table:table-row>
        <table:table-row table:style-name="ro1">
          <table:table-cell table:formula="of:=IF([.B2180]=([.B2179]+2);&quot;Fehler&quot;;&quot;&quot;)">
            <text:p/>
          </table:table-cell>
          <table:table-cell table:formula="of:=IF(LEN([.C2180])=1;0;IF(LEN([.C2180])=2;1;IF(LEN([.C2180])=3;2;IF(LEN([.C2180])=5;3;IF(LEN([.C2180])=6;4;IF(LEN([.C2180])=7;5;&quot;Fehler&quot;))))))" office:value-type="float" office:value="2" calcext:value-type="float">
            <text:p>2</text:p>
          </table:table-cell>
          <table:table-cell office:value-type="string" calcext:value-type="string">
            <text:p>PFO</text:p>
          </table:table-cell>
          <table:table-cell office:value-type="string" calcext:value-type="string">
            <text:p>SONSTIGE GERMANISCHE LITERATUREN</text:p>
          </table:table-cell>
          <table:table-cell table:number-columns-repeated="5"/>
        </table:table-row>
        <table:table-row table:style-name="ro1">
          <table:table-cell table:formula="of:=IF([.B2181]=([.B2180]+2);&quot;Fehler&quot;;&quot;&quot;)">
            <text:p/>
          </table:table-cell>
          <table:table-cell table:formula="of:=IF(LEN([.C2181])=1;0;IF(LEN([.C2181])=2;1;IF(LEN([.C2181])=3;2;IF(LEN([.C2181])=5;3;IF(LEN([.C2181])=6;4;IF(LEN([.C2181])=7;5;&quot;Fehler&quot;))))))" office:value-type="float" office:value="1" calcext:value-type="float">
            <text:p>1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GESCHICHTE DER DEUTSCHSPRACHIGEN LITERATUR</text:p>
          </table:table-cell>
          <table:table-cell table:number-columns-repeated="5"/>
        </table:table-row>
        <table:table-row table:style-name="ro1">
          <table:table-cell table:formula="of:=IF([.B2182]=([.B2181]+2);&quot;Fehler&quot;;&quot;&quot;)">
            <text:p/>
          </table:table-cell>
          <table:table-cell table:formula="of:=IF(LEN([.C2182])=1;0;IF(LEN([.C2182])=2;1;IF(LEN([.C2182])=3;2;IF(LEN([.C2182])=5;3;IF(LEN([.C2182])=6;4;IF(LEN([.C2182])=7;5;&quot;Fehler&quot;))))))" office:value-type="float" office:value="2" calcext:value-type="float">
            <text:p>2</text:p>
          </table:table-cell>
          <table:table-cell office:value-type="string" calcext:value-type="string">
            <text:p>PGK</text:p>
          </table:table-cell>
          <table:table-cell office:value-type="string" calcext:value-type="string">
            <text:p>ALLGEMEINES</text:p>
          </table:table-cell>
          <table:table-cell table:number-columns-repeated="5"/>
        </table:table-row>
        <table:table-row table:style-name="ro1">
          <table:table-cell table:formula="of:=IF([.B2183]=([.B2182]+2);&quot;Fehler&quot;;&quot;&quot;)">
            <text:p/>
          </table:table-cell>
          <table:table-cell table:formula="of:=IF(LEN([.C2183])=1;0;IF(LEN([.C2183])=2;1;IF(LEN([.C2183])=3;2;IF(LEN([.C2183])=5;3;IF(LEN([.C2183])=6;4;IF(LEN([.C2183])=7;5;&quot;Fehler&quot;))))))" office:value-type="float" office:value="3" calcext:value-type="float">
            <text:p>3</text:p>
          </table:table-cell>
          <table:table-cell office:value-type="string" calcext:value-type="string">
            <text:p>PGK 1</text:p>
          </table:table-cell>
          <table:table-cell office:value-type="string" calcext:value-type="string">
            <text:p>GESAMTDARSTELLUNGEN - DARSTELLUNGEN MEHRERER EPOCHEN</text:p>
          </table:table-cell>
          <table:table-cell table:number-columns-repeated="5"/>
        </table:table-row>
        <table:table-row table:style-name="ro1">
          <table:table-cell table:formula="of:=IF([.B2184]=([.B2183]+2);&quot;Fehler&quot;;&quot;&quot;)">
            <text:p/>
          </table:table-cell>
          <table:table-cell table:formula="of:=IF(LEN([.C2184])=1;0;IF(LEN([.C2184])=2;1;IF(LEN([.C2184])=3;2;IF(LEN([.C2184])=5;3;IF(LEN([.C2184])=6;4;IF(LEN([.C2184])=7;5;&quot;Fehler&quot;))))))" office:value-type="float" office:value="3" calcext:value-type="float">
            <text:p>3</text:p>
          </table:table-cell>
          <table:table-cell office:value-type="string" calcext:value-type="string">
            <text:p>PG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[.B2185]=([.B2184]+2);&quot;Fehler&quot;;&quot;&quot;)">
            <text:p/>
          </table:table-cell>
          <table:table-cell table:formula="of:=IF(LEN([.C2185])=1;0;IF(LEN([.C2185])=2;1;IF(LEN([.C2185])=3;2;IF(LEN([.C2185])=5;3;IF(LEN([.C2185])=6;4;IF(LEN([.C2185])=7;5;&quot;Fehler&quot;))))))" office:value-type="float" office:value="2" calcext:value-type="float">
            <text:p>2</text:p>
          </table:table-cell>
          <table:table-cell office:value-type="string" calcext:value-type="string">
            <text:p>PGL</text:p>
          </table:table-cell>
          <table:table-cell office:value-type="string" calcext:value-type="string">
            <text:p>GESCHICHTE EINZELNER GATTUNGEN UND KUNSTFORMEN IN DER DEUTSCHEN LITERATUR MEHRERER EPOCHEN</text:p>
          </table:table-cell>
          <table:table-cell table:number-columns-repeated="5"/>
        </table:table-row>
        <table:table-row table:style-name="ro1">
          <table:table-cell table:formula="of:=IF([.B2186]=([.B2185]+2);&quot;Fehler&quot;;&quot;&quot;)">
            <text:p/>
          </table:table-cell>
          <table:table-cell table:formula="of:=IF(LEN([.C2186])=1;0;IF(LEN([.C2186])=2;1;IF(LEN([.C2186])=3;2;IF(LEN([.C2186])=5;3;IF(LEN([.C2186])=6;4;IF(LEN([.C2186])=7;5;&quot;Fehler&quot;))))))" office:value-type="float" office:value="3" calcext:value-type="float">
            <text:p>3</text:p>
          </table:table-cell>
          <table:table-cell office:value-type="string" calcext:value-type="string">
            <text:p>PGL 1</text:p>
          </table:table-cell>
          <table:table-cell office:value-type="string" calcext:value-type="string">
            <text:p>GESCHICHTE DER DEUTSCHEN LYRIK EINSCHLIESSLICH INTERPRETATIONSSAMMLUNGEN</text:p>
          </table:table-cell>
          <table:table-cell table:number-columns-repeated="5"/>
        </table:table-row>
        <table:table-row table:style-name="ro1">
          <table:table-cell table:formula="of:=IF([.B2187]=([.B2186]+2);&quot;Fehler&quot;;&quot;&quot;)">
            <text:p/>
          </table:table-cell>
          <table:table-cell table:formula="of:=IF(LEN([.C2187])=1;0;IF(LEN([.C2187])=2;1;IF(LEN([.C2187])=3;2;IF(LEN([.C2187])=5;3;IF(LEN([.C2187])=6;4;IF(LEN([.C2187])=7;5;&quot;Fehler&quot;))))))" office:value-type="float" office:value="3" calcext:value-type="float">
            <text:p>3</text:p>
          </table:table-cell>
          <table:table-cell office:value-type="string" calcext:value-type="string">
            <text:p>PGL 2</text:p>
          </table:table-cell>
          <table:table-cell office:value-type="string" calcext:value-type="string">
            <text:p>GESCHICHTE DES DEUTSCHEN DRAMAS EINSCHLIESSLICH INTERPRETATIONSSAMMLUNGEN</text:p>
          </table:table-cell>
          <table:table-cell table:number-columns-repeated="5"/>
        </table:table-row>
        <table:table-row table:style-name="ro1">
          <table:table-cell table:formula="of:=IF([.B2188]=([.B2187]+2);&quot;Fehler&quot;;&quot;&quot;)">
            <text:p/>
          </table:table-cell>
          <table:table-cell table:formula="of:=IF(LEN([.C2188])=1;0;IF(LEN([.C2188])=2;1;IF(LEN([.C2188])=3;2;IF(LEN([.C2188])=5;3;IF(LEN([.C2188])=6;4;IF(LEN([.C2188])=7;5;&quot;Fehler&quot;))))))" office:value-type="float" office:value="3" calcext:value-type="float">
            <text:p>3</text:p>
          </table:table-cell>
          <table:table-cell office:value-type="string" calcext:value-type="string">
            <text:p>PGL 3</text:p>
          </table:table-cell>
          <table:table-cell office:value-type="string" calcext:value-type="string">
            <text:p>GESCHICHTE DER DEUTSCHEN EPIK EINSCHLIESSLICH INTERPRETATIONSSAMMLUNGEN</text:p>
          </table:table-cell>
          <table:table-cell table:number-columns-repeated="5"/>
        </table:table-row>
        <table:table-row table:style-name="ro1">
          <table:table-cell table:formula="of:=IF([.B2189]=([.B2188]+2);&quot;Fehler&quot;;&quot;&quot;)">
            <text:p/>
          </table:table-cell>
          <table:table-cell table:formula="of:=IF(LEN([.C2189])=1;0;IF(LEN([.C2189])=2;1;IF(LEN([.C2189])=3;2;IF(LEN([.C2189])=5;3;IF(LEN([.C2189])=6;4;IF(LEN([.C2189])=7;5;&quot;Fehler&quot;))))))" office:value-type="float" office:value="2" calcext:value-type="float">
            <text:p>2</text:p>
          </table:table-cell>
          <table:table-cell office:value-type="string" calcext:value-type="string">
            <text:p>PGM</text:p>
          </table:table-cell>
          <table:table-cell office:value-type="string" calcext:value-type="string">
            <text:p>GESCHICHTE DEUTSCHER LITERARISCHER ZEITSCHRIFTEN EINSCHLIESSLICH FAKSIMILEDRUCKE</text:p>
          </table:table-cell>
          <table:table-cell table:number-columns-repeated="5"/>
        </table:table-row>
        <table:table-row table:style-name="ro1">
          <table:table-cell table:formula="of:=IF([.B2190]=([.B2189]+2);&quot;Fehler&quot;;&quot;&quot;)">
            <text:p/>
          </table:table-cell>
          <table:table-cell table:formula="of:=IF(LEN([.C2190])=1;0;IF(LEN([.C2190])=2;1;IF(LEN([.C2190])=3;2;IF(LEN([.C2190])=5;3;IF(LEN([.C2190])=6;4;IF(LEN([.C2190])=7;5;&quot;Fehler&quot;))))))" office:value-type="float" office:value="2" calcext:value-type="float">
            <text:p>2</text:p>
          </table:table-cell>
          <table:table-cell office:value-type="string" calcext:value-type="string">
            <text:p>PGN</text:p>
          </table:table-cell>
          <table:table-cell office:value-type="string" calcext:value-type="string">
            <text:p>HISTORISCH-KRITISCHE QUELLENSAMMLUNGEN ZUR DEUTSCHEN LITERATUR MEHRERER EPOCHEN</text:p>
          </table:table-cell>
          <table:table-cell table:number-columns-repeated="5"/>
        </table:table-row>
        <table:table-row table:style-name="ro1">
          <table:table-cell table:formula="of:=IF([.B2191]=([.B2190]+2);&quot;Fehler&quot;;&quot;&quot;)">
            <text:p/>
          </table:table-cell>
          <table:table-cell table:formula="of:=IF(LEN([.C2191])=1;0;IF(LEN([.C2191])=2;1;IF(LEN([.C2191])=3;2;IF(LEN([.C2191])=5;3;IF(LEN([.C2191])=6;4;IF(LEN([.C2191])=7;5;&quot;Fehler&quot;))))))" office:value-type="float" office:value="3" calcext:value-type="float">
            <text:p>3</text:p>
          </table:table-cell>
          <table:table-cell office:value-type="string" calcext:value-type="string">
            <text:p>PGN 1</text:p>
          </table:table-cell>
          <table:table-cell office:value-type="string" calcext:value-type="string">
            <text:p>GESAMMELTE UND AUSGEWAEHLTE WERKE EINZELNER DEUTSCHER LITERATURHISTORIKER</text:p>
          </table:table-cell>
          <table:table-cell table:number-columns-repeated="5"/>
        </table:table-row>
        <table:table-row table:style-name="ro1">
          <table:table-cell table:formula="of:=IF([.B2192]=([.B2191]+2);&quot;Fehler&quot;;&quot;&quot;)">
            <text:p/>
          </table:table-cell>
          <table:table-cell table:formula="of:=IF(LEN([.C2192])=1;0;IF(LEN([.C2192])=2;1;IF(LEN([.C2192])=3;2;IF(LEN([.C2192])=5;3;IF(LEN([.C2192])=6;4;IF(LEN([.C2192])=7;5;&quot;Fehler&quot;))))))" office:value-type="float" office:value="2" calcext:value-type="float">
            <text:p>2</text:p>
          </table:table-cell>
          <table:table-cell office:value-type="string" calcext:value-type="string">
            <text:p>PGO</text:p>
          </table:table-cell>
          <table:table-cell office:value-type="string" calcext:value-type="string">
            <text:p>DEUTSCHE LITERATUR VON DER FRUEHZEIT BIS ZUM MITTELALTER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193]=([.B2192]+2);&quot;Fehler&quot;;&quot;&quot;)">
            <text:p/>
          </table:table-cell>
          <table:table-cell table:formula="of:=IF(LEN([.C2193])=1;0;IF(LEN([.C2193])=2;1;IF(LEN([.C2193])=3;2;IF(LEN([.C2193])=5;3;IF(LEN([.C2193])=6;4;IF(LEN([.C2193])=7;5;&quot;Fehler&quot;))))))" office:value-type="float" office:value="3" calcext:value-type="float">
            <text:p>3</text:p>
          </table:table-cell>
          <table:table-cell office:value-type="string" calcext:value-type="string">
            <text:p>PGO 1</text:p>
          </table:table-cell>
          <table:table-cell office:value-type="string" calcext:value-type="string">
            <text:p>ALTHOCHDEUTSCHE LITERATUR <text:s/>ALTSAECHSISCHE LITERATUR</text:p>
          </table:table-cell>
          <table:table-cell table:number-columns-repeated="5"/>
        </table:table-row>
        <table:table-row table:style-name="ro1">
          <table:table-cell table:formula="of:=IF([.B2194]=([.B2193]+2);&quot;Fehler&quot;;&quot;&quot;)">
            <text:p/>
          </table:table-cell>
          <table:table-cell table:formula="of:=IF(LEN([.C2194])=1;0;IF(LEN([.C2194])=2;1;IF(LEN([.C2194])=3;2;IF(LEN([.C2194])=5;3;IF(LEN([.C2194])=6;4;IF(LEN([.C2194])=7;5;&quot;Fehler&quot;))))))" office:value-type="float" office:value="3" calcext:value-type="float">
            <text:p>3</text:p>
          </table:table-cell>
          <table:table-cell office:value-type="string" calcext:value-type="string">
            <text:p>PGO 2</text:p>
          </table:table-cell>
          <table:table-cell office:value-type="string" calcext:value-type="string">
            <text:p>MITTELHOCHDEUTSCHE LITERATUR <text:s/>MITTELNIEDERDEUTSCHE LITERATUR</text:p>
          </table:table-cell>
          <table:table-cell table:number-columns-repeated="5"/>
        </table:table-row>
        <table:table-row table:style-name="ro1">
          <table:table-cell table:formula="of:=IF([.B2195]=([.B2194]+2);&quot;Fehler&quot;;&quot;&quot;)">
            <text:p/>
          </table:table-cell>
          <table:table-cell table:formula="of:=IF(LEN([.C2195])=1;0;IF(LEN([.C2195])=2;1;IF(LEN([.C2195])=3;2;IF(LEN([.C2195])=5;3;IF(LEN([.C2195])=6;4;IF(LEN([.C2195])=7;5;&quot;Fehler&quot;))))))" office:value-type="float" office:value="3" calcext:value-type="float">
            <text:p>3</text:p>
          </table:table-cell>
          <table:table-cell office:value-type="string" calcext:value-type="string">
            <text:p>PGO 3</text:p>
          </table:table-cell>
          <table:table-cell office:value-type="string" calcext:value-type="string">
            <text:p>MITTELATEINISCHE LITERATUR IN DEUTSCHLAND</text:p>
          </table:table-cell>
          <table:table-cell table:number-columns-repeated="5"/>
        </table:table-row>
        <table:table-row table:style-name="ro1">
          <table:table-cell table:formula="of:=IF([.B2196]=([.B2195]+2);&quot;Fehler&quot;;&quot;&quot;)">
            <text:p/>
          </table:table-cell>
          <table:table-cell table:formula="of:=IF(LEN([.C2196])=1;0;IF(LEN([.C2196])=2;1;IF(LEN([.C2196])=3;2;IF(LEN([.C2196])=5;3;IF(LEN([.C2196])=6;4;IF(LEN([.C2196])=7;5;&quot;Fehler&quot;))))))" office:value-type="float" office:value="2" calcext:value-type="float">
            <text:p>2</text:p>
          </table:table-cell>
          <table:table-cell office:value-type="string" calcext:value-type="string">
            <text:p>PGP</text:p>
          </table:table-cell>
          <table:table-cell office:value-type="string" calcext:value-type="string">
            <text:p>DEUTSCHE LITERATUR VOM HUMANISMUS BIS ZUM BAROCK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197]=([.B2196]+2);&quot;Fehler&quot;;&quot;&quot;)">
            <text:p/>
          </table:table-cell>
          <table:table-cell table:formula="of:=IF(LEN([.C2197])=1;0;IF(LEN([.C2197])=2;1;IF(LEN([.C2197])=3;2;IF(LEN([.C2197])=5;3;IF(LEN([.C2197])=6;4;IF(LEN([.C2197])=7;5;&quot;Fehler&quot;))))))" office:value-type="float" office:value="3" calcext:value-type="float">
            <text:p>3</text:p>
          </table:table-cell>
          <table:table-cell office:value-type="string" calcext:value-type="string">
            <text:p>PGP 1</text:p>
          </table:table-cell>
          <table:table-cell office:value-type="string" calcext:value-type="string">
            <text:p>HUMANISMUS, RENAISSANCE, REFORMATION</text:p>
          </table:table-cell>
          <table:table-cell table:number-columns-repeated="5"/>
        </table:table-row>
        <table:table-row table:style-name="ro1">
          <table:table-cell table:formula="of:=IF([.B2198]=([.B2197]+2);&quot;Fehler&quot;;&quot;&quot;)">
            <text:p/>
          </table:table-cell>
          <table:table-cell table:formula="of:=IF(LEN([.C2198])=1;0;IF(LEN([.C2198])=2;1;IF(LEN([.C2198])=3;2;IF(LEN([.C2198])=5;3;IF(LEN([.C2198])=6;4;IF(LEN([.C2198])=7;5;&quot;Fehler&quot;))))))" office:value-type="float" office:value="3" calcext:value-type="float">
            <text:p>3</text:p>
          </table:table-cell>
          <table:table-cell office:value-type="string" calcext:value-type="string">
            <text:p>PGP 2</text:p>
          </table:table-cell>
          <table:table-cell office:value-type="string" calcext:value-type="string">
            <text:p>BAROCK, GEGENREFORMATION</text:p>
          </table:table-cell>
          <table:table-cell table:number-columns-repeated="5"/>
        </table:table-row>
        <table:table-row table:style-name="ro1">
          <table:table-cell table:formula="of:=IF([.B2199]=([.B2198]+2);&quot;Fehler&quot;;&quot;&quot;)">
            <text:p/>
          </table:table-cell>
          <table:table-cell table:formula="of:=IF(LEN([.C2199])=1;0;IF(LEN([.C2199])=2;1;IF(LEN([.C2199])=3;2;IF(LEN([.C2199])=5;3;IF(LEN([.C2199])=6;4;IF(LEN([.C2199])=7;5;&quot;Fehler&quot;))))))" office:value-type="float" office:value="2" calcext:value-type="float">
            <text:p>2</text:p>
          </table:table-cell>
          <table:table-cell office:value-type="string" calcext:value-type="string">
            <text:p>PGQ</text:p>
          </table:table-cell>
          <table:table-cell office:value-type="string" calcext:value-type="string">
            <text:p>DEUTSCHE LITERATUR VON DER AUFKLAERUNG BIS ZUR ROMANTIK (GOETHEZEIT)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200]=([.B2199]+2);&quot;Fehler&quot;;&quot;&quot;)">
            <text:p/>
          </table:table-cell>
          <table:table-cell table:formula="of:=IF(LEN([.C2200])=1;0;IF(LEN([.C2200])=2;1;IF(LEN([.C2200])=3;2;IF(LEN([.C2200])=5;3;IF(LEN([.C2200])=6;4;IF(LEN([.C2200])=7;5;&quot;Fehler&quot;))))))" office:value-type="float" office:value="3" calcext:value-type="float">
            <text:p>3</text:p>
          </table:table-cell>
          <table:table-cell office:value-type="string" calcext:value-type="string">
            <text:p>PGQ 1</text:p>
          </table:table-cell>
          <table:table-cell office:value-type="string" calcext:value-type="string">
            <text:p>AUFKLAERUNG, EMPFINDSAMKEIT, ROKOKO, STURM UND DRANG</text:p>
          </table:table-cell>
          <table:table-cell table:number-columns-repeated="5"/>
        </table:table-row>
        <table:table-row table:style-name="ro1">
          <table:table-cell table:formula="of:=IF([.B2201]=([.B2200]+2);&quot;Fehler&quot;;&quot;&quot;)">
            <text:p/>
          </table:table-cell>
          <table:table-cell table:formula="of:=IF(LEN([.C2201])=1;0;IF(LEN([.C2201])=2;1;IF(LEN([.C2201])=3;2;IF(LEN([.C2201])=5;3;IF(LEN([.C2201])=6;4;IF(LEN([.C2201])=7;5;&quot;Fehler&quot;))))))" office:value-type="float" office:value="3" calcext:value-type="float">
            <text:p>3</text:p>
          </table:table-cell>
          <table:table-cell office:value-type="string" calcext:value-type="string">
            <text:p>PGQ 2</text:p>
          </table:table-cell>
          <table:table-cell office:value-type="string" calcext:value-type="string">
            <text:p>KLASSIK</text:p>
          </table:table-cell>
          <table:table-cell table:number-columns-repeated="5"/>
        </table:table-row>
        <table:table-row table:style-name="ro1">
          <table:table-cell table:formula="of:=IF([.B2202]=([.B2201]+2);&quot;Fehler&quot;;&quot;&quot;)">
            <text:p/>
          </table:table-cell>
          <table:table-cell table:formula="of:=IF(LEN([.C2202])=1;0;IF(LEN([.C2202])=2;1;IF(LEN([.C2202])=3;2;IF(LEN([.C2202])=5;3;IF(LEN([.C2202])=6;4;IF(LEN([.C2202])=7;5;&quot;Fehler&quot;))))))" office:value-type="float" office:value="3" calcext:value-type="float">
            <text:p>3</text:p>
          </table:table-cell>
          <table:table-cell office:value-type="string" calcext:value-type="string">
            <text:p>PGQ 3</text:p>
          </table:table-cell>
          <table:table-cell office:value-type="string" calcext:value-type="string">
            <text:p>ROMANTIK</text:p>
          </table:table-cell>
          <table:table-cell table:number-columns-repeated="5"/>
        </table:table-row>
        <table:table-row table:style-name="ro1">
          <table:table-cell table:formula="of:=IF([.B2203]=([.B2202]+2);&quot;Fehler&quot;;&quot;&quot;)">
            <text:p/>
          </table:table-cell>
          <table:table-cell table:formula="of:=IF(LEN([.C2203])=1;0;IF(LEN([.C2203])=2;1;IF(LEN([.C2203])=3;2;IF(LEN([.C2203])=5;3;IF(LEN([.C2203])=6;4;IF(LEN([.C2203])=7;5;&quot;Fehler&quot;))))))" office:value-type="float" office:value="2" calcext:value-type="float">
            <text:p>2</text:p>
          </table:table-cell>
          <table:table-cell office:value-type="string" calcext:value-type="string">
            <text:p>PGR</text:p>
          </table:table-cell>
          <table:table-cell office:value-type="string" calcext:value-type="string">
            <text:p>DEUTSCHE LITERATUR VOM ENDE DER ROMANTIK 1830 BIS ZUR GEGENWAR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204]=([.B2203]+2);&quot;Fehler&quot;;&quot;&quot;)">
            <text:p/>
          </table:table-cell>
          <table:table-cell table:formula="of:=IF(LEN([.C2204])=1;0;IF(LEN([.C2204])=2;1;IF(LEN([.C2204])=3;2;IF(LEN([.C2204])=5;3;IF(LEN([.C2204])=6;4;IF(LEN([.C2204])=7;5;&quot;Fehler&quot;))))))" office:value-type="float" office:value="3" calcext:value-type="float">
            <text:p>3</text:p>
          </table:table-cell>
          <table:table-cell office:value-type="string" calcext:value-type="string">
            <text:p>PGR 1</text:p>
          </table:table-cell>
          <table:table-cell office:value-type="string" calcext:value-type="string">
            <text:p>DEUTSCHE LITERATUR DES 19. JAHRHUNDERTS VOM BIEDERMEIER BIS ZUM NATURALISMUS</text:p>
          </table:table-cell>
          <table:table-cell table:number-columns-repeated="5"/>
        </table:table-row>
        <table:table-row table:style-name="ro1">
          <table:table-cell table:formula="of:=IF([.B2205]=([.B2204]+2);&quot;Fehler&quot;;&quot;&quot;)">
            <text:p/>
          </table:table-cell>
          <table:table-cell table:formula="of:=IF(LEN([.C2205])=1;0;IF(LEN([.C2205])=2;1;IF(LEN([.C2205])=3;2;IF(LEN([.C2205])=5;3;IF(LEN([.C2205])=6;4;IF(LEN([.C2205])=7;5;&quot;Fehler&quot;))))))" office:value-type="float" office:value="3" calcext:value-type="float">
            <text:p>3</text:p>
          </table:table-cell>
          <table:table-cell office:value-type="string" calcext:value-type="string">
            <text:p>PGR 2</text:p>
          </table:table-cell>
          <table:table-cell office:value-type="string" calcext:value-type="string">
            <text:p>DEUTSCHE LITERATUR DES 20. UND 21. JAHRHUNDERTS VON DER NEUROMANTIK BIS ZUR GEGENWART</text:p>
          </table:table-cell>
          <table:table-cell table:number-columns-repeated="5"/>
        </table:table-row>
        <table:table-row table:style-name="ro1">
          <table:table-cell table:formula="of:=IF([.B2206]=([.B2205]+2);&quot;Fehler&quot;;&quot;&quot;)">
            <text:p/>
          </table:table-cell>
          <table:table-cell table:formula="of:=IF(LEN([.C2206])=1;0;IF(LEN([.C2206])=2;1;IF(LEN([.C2206])=3;2;IF(LEN([.C2206])=5;3;IF(LEN([.C2206])=6;4;IF(LEN([.C2206])=7;5;&quot;Fehler&quot;))))))" office:value-type="float" office:value="4" calcext:value-type="float">
            <text:p>4</text:p>
          </table:table-cell>
          <table:table-cell office:value-type="string" calcext:value-type="string">
            <text:p>PGR 20</text:p>
          </table:table-cell>
          <table:table-cell office:value-type="string" calcext:value-type="string">
            <text:p>DEUTSCHE LITERATUR DES EXPRESSIONISMUS</text:p>
          </table:table-cell>
          <table:table-cell table:number-columns-repeated="5"/>
        </table:table-row>
        <table:table-row table:style-name="ro1">
          <table:table-cell table:formula="of:=IF([.B2207]=([.B2206]+2);&quot;Fehler&quot;;&quot;&quot;)">
            <text:p/>
          </table:table-cell>
          <table:table-cell table:formula="of:=IF(LEN([.C2207])=1;0;IF(LEN([.C2207])=2;1;IF(LEN([.C2207])=3;2;IF(LEN([.C2207])=5;3;IF(LEN([.C2207])=6;4;IF(LEN([.C2207])=7;5;&quot;Fehler&quot;))))))" office:value-type="float" office:value="4" calcext:value-type="float">
            <text:p>4</text:p>
          </table:table-cell>
          <table:table-cell office:value-type="string" calcext:value-type="string">
            <text:p>PGR 21</text:p>
          </table:table-cell>
          <table:table-cell office:value-type="string" calcext:value-type="string">
            <text:p>DEUTSCHE LITERATUR WAEHREND DES NATIONALSOZIALISMUS DEUTSCHE EMIGRANTENLITERATUR</text:p>
          </table:table-cell>
          <table:table-cell table:number-columns-repeated="5"/>
        </table:table-row>
        <table:table-row table:style-name="ro1">
          <table:table-cell table:formula="of:=IF([.B2208]=([.B2207]+2);&quot;Fehler&quot;;&quot;&quot;)">
            <text:p/>
          </table:table-cell>
          <table:table-cell table:formula="of:=IF(LEN([.C2208])=1;0;IF(LEN([.C2208])=2;1;IF(LEN([.C2208])=3;2;IF(LEN([.C2208])=5;3;IF(LEN([.C2208])=6;4;IF(LEN([.C2208])=7;5;&quot;Fehler&quot;))))))" office:value-type="float" office:value="4" calcext:value-type="float">
            <text:p>4</text:p>
          </table:table-cell>
          <table:table-cell office:value-type="string" calcext:value-type="string">
            <text:p>PGR 22</text:p>
          </table:table-cell>
          <table:table-cell office:value-type="string" calcext:value-type="string">
            <text:p>DEUTSCHE LITERATUR NACH DEM ZWEITEN WELTKRIEG BIS 1990</text:p>
          </table:table-cell>
          <table:table-cell table:number-columns-repeated="5"/>
        </table:table-row>
        <table:table-row table:style-name="ro1">
          <table:table-cell table:formula="of:=IF([.B2209]=([.B2208]+2);&quot;Fehler&quot;;&quot;&quot;)">
            <text:p/>
          </table:table-cell>
          <table:table-cell table:formula="of:=IF(LEN([.C2209])=1;0;IF(LEN([.C2209])=2;1;IF(LEN([.C2209])=3;2;IF(LEN([.C2209])=5;3;IF(LEN([.C2209])=6;4;IF(LEN([.C2209])=7;5;&quot;Fehler&quot;))))))" office:value-type="float" office:value="5" calcext:value-type="float">
            <text:p>5</text:p>
          </table:table-cell>
          <table:table-cell office:value-type="string" calcext:value-type="string">
            <text:p>PGR 221</text:p>
          </table:table-cell>
          <table:table-cell office:value-type="string" calcext:value-type="string">
            <text:p>LITERATUR DER BUNDESREPUBLIK DEUTSCHLAND</text:p>
          </table:table-cell>
          <table:table-cell table:number-columns-repeated="5"/>
        </table:table-row>
        <table:table-row table:style-name="ro1">
          <table:table-cell table:formula="of:=IF([.B2210]=([.B2209]+2);&quot;Fehler&quot;;&quot;&quot;)">
            <text:p/>
          </table:table-cell>
          <table:table-cell table:formula="of:=IF(LEN([.C2210])=1;0;IF(LEN([.C2210])=2;1;IF(LEN([.C2210])=3;2;IF(LEN([.C2210])=5;3;IF(LEN([.C2210])=6;4;IF(LEN([.C2210])=7;5;&quot;Fehler&quot;))))))" office:value-type="float" office:value="5" calcext:value-type="float">
            <text:p>5</text:p>
          </table:table-cell>
          <table:table-cell office:value-type="string" calcext:value-type="string">
            <text:p>PGR 222</text:p>
          </table:table-cell>
          <table:table-cell office:value-type="string" calcext:value-type="string">
            <text:p>LITERATUR DER DDR</text:p>
          </table:table-cell>
          <table:table-cell table:number-columns-repeated="5"/>
        </table:table-row>
        <table:table-row table:style-name="ro1">
          <table:table-cell table:formula="of:=IF([.B2211]=([.B2210]+2);&quot;Fehler&quot;;&quot;&quot;)">
            <text:p/>
          </table:table-cell>
          <table:table-cell table:formula="of:=IF(LEN([.C2211])=1;0;IF(LEN([.C2211])=2;1;IF(LEN([.C2211])=3;2;IF(LEN([.C2211])=5;3;IF(LEN([.C2211])=6;4;IF(LEN([.C2211])=7;5;&quot;Fehler&quot;))))))" office:value-type="float" office:value="4" calcext:value-type="float">
            <text:p>4</text:p>
          </table:table-cell>
          <table:table-cell office:value-type="string" calcext:value-type="string">
            <text:p>PGR 23</text:p>
          </table:table-cell>
          <table:table-cell office:value-type="string" calcext:value-type="string">
            <text:p>DEUTSCHE LITERATUR SEIT 1990 BIS ZUR GEGENWART</text:p>
          </table:table-cell>
          <table:table-cell table:number-columns-repeated="5"/>
        </table:table-row>
        <table:table-row table:style-name="ro1">
          <table:table-cell table:formula="of:=IF([.B2212]=([.B2211]+2);&quot;Fehler&quot;;&quot;&quot;)">
            <text:p/>
          </table:table-cell>
          <table:table-cell table:formula="of:=IF(LEN([.C2212])=1;0;IF(LEN([.C2212])=2;1;IF(LEN([.C2212])=3;2;IF(LEN([.C2212])=5;3;IF(LEN([.C2212])=6;4;IF(LEN([.C2212])=7;5;&quot;Fehler&quot;))))))" office:value-type="float" office:value="2" calcext:value-type="float">
            <text:p>2</text:p>
          </table:table-cell>
          <table:table-cell office:value-type="string" calcext:value-type="string">
            <text:p>PGS</text:p>
          </table:table-cell>
          <table:table-cell office:value-type="string" calcext:value-type="string">
            <text:p>LITERATUR EINZELNER DEUTSCHSPRACHIGER LAENDER, LANDSCHAFTEN, STAEDTE UND MUNDARTEN : ALLGEMEINES</text:p>
          </table:table-cell>
          <table:table-cell table:number-columns-repeated="5"/>
        </table:table-row>
        <table:table-row table:style-name="ro1">
          <table:table-cell table:formula="of:=IF([.B2213]=([.B2212]+2);&quot;Fehler&quot;;&quot;&quot;)">
            <text:p/>
          </table:table-cell>
          <table:table-cell table:formula="of:=IF(LEN([.C2213])=1;0;IF(LEN([.C2213])=2;1;IF(LEN([.C2213])=3;2;IF(LEN([.C2213])=5;3;IF(LEN([.C2213])=6;4;IF(LEN([.C2213])=7;5;&quot;Fehler&quot;))))))" office:value-type="float" office:value="3" calcext:value-type="float">
            <text:p>3</text:p>
          </table:table-cell>
          <table:table-cell office:value-type="string" calcext:value-type="string">
            <text:p>PGS 1</text:p>
          </table:table-cell>
          <table:table-cell office:value-type="string" calcext:value-type="string">
            <text:p>OESTERREICHISCHE LITERATUR : GESAMTDARSTELLUNGEN, DARSTELLUNGEN EINZELNER EPOCHEN UND GATTUNGEN</text:p>
          </table:table-cell>
          <table:table-cell table:number-columns-repeated="5"/>
        </table:table-row>
        <table:table-row table:style-name="ro1">
          <table:table-cell table:formula="of:=IF([.B2214]=([.B2213]+2);&quot;Fehler&quot;;&quot;&quot;)">
            <text:p/>
          </table:table-cell>
          <table:table-cell table:formula="of:=IF(LEN([.C2214])=1;0;IF(LEN([.C2214])=2;1;IF(LEN([.C2214])=3;2;IF(LEN([.C2214])=5;3;IF(LEN([.C2214])=6;4;IF(LEN([.C2214])=7;5;&quot;Fehler&quot;))))))" office:value-type="float" office:value="3" calcext:value-type="float">
            <text:p>3</text:p>
          </table:table-cell>
          <table:table-cell office:value-type="string" calcext:value-type="string">
            <text:p>PGS 2</text:p>
          </table:table-cell>
          <table:table-cell office:value-type="string" calcext:value-type="string">
            <text:p>SCHWEIZERISCHE LITERATUR : GESAMTDARSTELLUNGEN - DARSTELLUNGEN EINZELNER EPOCHEN UND GATTUNGEN</text:p>
          </table:table-cell>
          <table:table-cell table:number-columns-repeated="5"/>
        </table:table-row>
        <table:table-row table:style-name="ro1">
          <table:table-cell table:formula="of:=IF([.B2215]=([.B2214]+2);&quot;Fehler&quot;;&quot;&quot;)">
            <text:p/>
          </table:table-cell>
          <table:table-cell table:formula="of:=IF(LEN([.C2215])=1;0;IF(LEN([.C2215])=2;1;IF(LEN([.C2215])=3;2;IF(LEN([.C2215])=5;3;IF(LEN([.C2215])=6;4;IF(LEN([.C2215])=7;5;&quot;Fehler&quot;))))))" office:value-type="float" office:value="3" calcext:value-type="float">
            <text:p>3</text:p>
          </table:table-cell>
          <table:table-cell office:value-type="string" calcext:value-type="string">
            <text:p>PGS 3</text:p>
          </table:table-cell>
          <table:table-cell office:value-type="string" calcext:value-type="string">
            <text:p>LITERATUR SONSTIGER EINZELNER LANDSCHAFTEN, STAEDTE UND MUNDARTEN</text:p>
          </table:table-cell>
          <table:table-cell table:number-columns-repeated="5"/>
        </table:table-row>
        <table:table-row table:style-name="ro1">
          <table:table-cell table:formula="of:=IF([.B2216]=([.B2215]+2);&quot;Fehler&quot;;&quot;&quot;)">
            <text:p/>
          </table:table-cell>
          <table:table-cell table:formula="of:=IF(LEN([.C2216])=1;0;IF(LEN([.C2216])=2;1;IF(LEN([.C2216])=3;2;IF(LEN([.C2216])=5;3;IF(LEN([.C2216])=6;4;IF(LEN([.C2216])=7;5;&quot;Fehler&quot;))))))" office:value-type="float" office:value="1" calcext:value-type="float">
            <text:p>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GESCHICHTE DER ROMANISCHEN LITERATUREN : GESAMTDARSTELLUNGEN - DARSTELLUNGEN MEHRERER LITERATUREN</text:p>
          </table:table-cell>
          <table:table-cell table:number-columns-repeated="5"/>
        </table:table-row>
        <table:table-row table:style-name="ro1">
          <table:table-cell table:formula="of:=IF([.B2217]=([.B2216]+2);&quot;Fehler&quot;;&quot;&quot;)">
            <text:p/>
          </table:table-cell>
          <table:table-cell table:formula="of:=IF(LEN([.C2217])=1;0;IF(LEN([.C2217])=2;1;IF(LEN([.C2217])=3;2;IF(LEN([.C2217])=5;3;IF(LEN([.C2217])=6;4;IF(LEN([.C2217])=7;5;&quot;Fehler&quot;))))))" office:value-type="float" office:value="2" calcext:value-type="float">
            <text:p>2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FRANZOESISCHE LITERATUR : GESAMTDARSTELLUNGEN</text:p>
          </table:table-cell>
          <table:table-cell table:number-columns-repeated="5"/>
        </table:table-row>
        <table:table-row table:style-name="ro1">
          <table:table-cell table:formula="of:=IF([.B2218]=([.B2217]+2);&quot;Fehler&quot;;&quot;&quot;)">
            <text:p/>
          </table:table-cell>
          <table:table-cell table:formula="of:=IF(LEN([.C2218])=1;0;IF(LEN([.C2218])=2;1;IF(LEN([.C2218])=3;2;IF(LEN([.C2218])=5;3;IF(LEN([.C2218])=6;4;IF(LEN([.C2218])=7;5;&quot;Fehler&quot;))))))" office:value-type="float" office:value="3" calcext:value-type="float">
            <text:p>3</text:p>
          </table:table-cell>
          <table:table-cell office:value-type="string" calcext:value-type="string">
            <text:p>PHL 1</text:p>
          </table:table-cell>
          <table:table-cell office:value-type="string" calcext:value-type="string">
            <text:p>EINZELNE EPOCHEN UND GATTUNGEN DER FRANZOESISCHEN LITERATUR</text:p>
          </table:table-cell>
          <table:table-cell table:number-columns-repeated="5"/>
        </table:table-row>
        <table:table-row table:style-name="ro1">
          <table:table-cell table:formula="of:=IF([.B2219]=([.B2218]+2);&quot;Fehler&quot;;&quot;&quot;)">
            <text:p/>
          </table:table-cell>
          <table:table-cell table:formula="of:=IF(LEN([.C2219])=1;0;IF(LEN([.C2219])=2;1;IF(LEN([.C2219])=3;2;IF(LEN([.C2219])=5;3;IF(LEN([.C2219])=6;4;IF(LEN([.C2219])=7;5;&quot;Fehler&quot;))))))" office:value-type="float" office:value="2" calcext:value-type="float">
            <text:p>2</text:p>
          </table:table-cell>
          <table:table-cell office:value-type="string" calcext:value-type="string">
            <text:p>PHM</text:p>
          </table:table-cell>
          <table:table-cell office:value-type="string" calcext:value-type="string">
            <text:p>ITALIENISCHE LITERATUR : GESAMTDARSTELLUNGEN</text:p>
          </table:table-cell>
          <table:table-cell table:number-columns-repeated="5"/>
        </table:table-row>
        <table:table-row table:style-name="ro1">
          <table:table-cell table:formula="of:=IF([.B2220]=([.B2219]+2);&quot;Fehler&quot;;&quot;&quot;)">
            <text:p/>
          </table:table-cell>
          <table:table-cell table:formula="of:=IF(LEN([.C2220])=1;0;IF(LEN([.C2220])=2;1;IF(LEN([.C2220])=3;2;IF(LEN([.C2220])=5;3;IF(LEN([.C2220])=6;4;IF(LEN([.C2220])=7;5;&quot;Fehler&quot;))))))" office:value-type="float" office:value="3" calcext:value-type="float">
            <text:p>3</text:p>
          </table:table-cell>
          <table:table-cell office:value-type="string" calcext:value-type="string">
            <text:p>PHM 1</text:p>
          </table:table-cell>
          <table:table-cell office:value-type="string" calcext:value-type="string">
            <text:p>EINZELNE EPOCHEN UND GATTUNGEN DER ITALIENISCHEN LITERATUR</text:p>
          </table:table-cell>
          <table:table-cell table:number-columns-repeated="5"/>
        </table:table-row>
        <table:table-row table:style-name="ro1">
          <table:table-cell table:formula="of:=IF([.B2221]=([.B2220]+2);&quot;Fehler&quot;;&quot;&quot;)">
            <text:p/>
          </table:table-cell>
          <table:table-cell table:formula="of:=IF(LEN([.C2221])=1;0;IF(LEN([.C2221])=2;1;IF(LEN([.C2221])=3;2;IF(LEN([.C2221])=5;3;IF(LEN([.C2221])=6;4;IF(LEN([.C2221])=7;5;&quot;Fehler&quot;))))))" office:value-type="float" office:value="2" calcext:value-type="float">
            <text:p>2</text:p>
          </table:table-cell>
          <table:table-cell office:value-type="string" calcext:value-type="string">
            <text:p>PHN</text:p>
          </table:table-cell>
          <table:table-cell office:value-type="string" calcext:value-type="string">
            <text:p>SPANISCHE UND PORTUGIESISCHE LITERATUR : ALLGEMEINES</text:p>
          </table:table-cell>
          <table:table-cell table:number-columns-repeated="5"/>
        </table:table-row>
        <table:table-row table:style-name="ro1">
          <table:table-cell table:formula="of:=IF([.B2222]=([.B2221]+2);&quot;Fehler&quot;;&quot;&quot;)">
            <text:p/>
          </table:table-cell>
          <table:table-cell table:formula="of:=IF(LEN([.C2222])=1;0;IF(LEN([.C2222])=2;1;IF(LEN([.C2222])=3;2;IF(LEN([.C2222])=5;3;IF(LEN([.C2222])=6;4;IF(LEN([.C2222])=7;5;&quot;Fehler&quot;))))))" office:value-type="float" office:value="3" calcext:value-type="float">
            <text:p>3</text:p>
          </table:table-cell>
          <table:table-cell office:value-type="string" calcext:value-type="string">
            <text:p>PHN 1</text:p>
          </table:table-cell>
          <table:table-cell office:value-type="string" calcext:value-type="string">
            <text:p>SPANISCHE LITERATUR : GESAMTDARSTELLUNGEN</text:p>
          </table:table-cell>
          <table:table-cell table:number-columns-repeated="5"/>
        </table:table-row>
        <table:table-row table:style-name="ro1">
          <table:table-cell table:formula="of:=IF([.B2223]=([.B2222]+2);&quot;Fehler&quot;;&quot;&quot;)">
            <text:p/>
          </table:table-cell>
          <table:table-cell table:formula="of:=IF(LEN([.C2223])=1;0;IF(LEN([.C2223])=2;1;IF(LEN([.C2223])=3;2;IF(LEN([.C2223])=5;3;IF(LEN([.C2223])=6;4;IF(LEN([.C2223])=7;5;&quot;Fehler&quot;))))))" office:value-type="float" office:value="4" calcext:value-type="float">
            <text:p>4</text:p>
          </table:table-cell>
          <table:table-cell office:value-type="string" calcext:value-type="string">
            <text:p>PHN 10</text:p>
          </table:table-cell>
          <table:table-cell office:value-type="string" calcext:value-type="string">
            <text:p>EINZELNE EPOCHEN UND GATTUNGEN DER SPANISCHEN LITERATUR</text:p>
          </table:table-cell>
          <table:table-cell table:number-columns-repeated="5"/>
        </table:table-row>
        <table:table-row table:style-name="ro1">
          <table:table-cell table:formula="of:=IF([.B2224]=([.B2223]+2);&quot;Fehler&quot;;&quot;&quot;)">
            <text:p/>
          </table:table-cell>
          <table:table-cell table:formula="of:=IF(LEN([.C2224])=1;0;IF(LEN([.C2224])=2;1;IF(LEN([.C2224])=3;2;IF(LEN([.C2224])=5;3;IF(LEN([.C2224])=6;4;IF(LEN([.C2224])=7;5;&quot;Fehler&quot;))))))" office:value-type="float" office:value="3" calcext:value-type="float">
            <text:p>3</text:p>
          </table:table-cell>
          <table:table-cell office:value-type="string" calcext:value-type="string">
            <text:p>PHN 2</text:p>
          </table:table-cell>
          <table:table-cell office:value-type="string" calcext:value-type="string">
            <text:p>PORTUGIESISCHE LITERATUR</text:p>
          </table:table-cell>
          <table:table-cell table:number-columns-repeated="5"/>
        </table:table-row>
        <table:table-row table:style-name="ro1">
          <table:table-cell table:formula="of:=IF([.B2225]=([.B2224]+2);&quot;Fehler&quot;;&quot;&quot;)">
            <text:p/>
          </table:table-cell>
          <table:table-cell table:formula="of:=IF(LEN([.C2225])=1;0;IF(LEN([.C2225])=2;1;IF(LEN([.C2225])=3;2;IF(LEN([.C2225])=5;3;IF(LEN([.C2225])=6;4;IF(LEN([.C2225])=7;5;&quot;Fehler&quot;))))))" office:value-type="float" office:value="3" calcext:value-type="float">
            <text:p>3</text:p>
          </table:table-cell>
          <table:table-cell office:value-type="string" calcext:value-type="string">
            <text:p>PHN 3</text:p>
          </table:table-cell>
          <table:table-cell office:value-type="string" calcext:value-type="string">
            <text:p>LATEINAMERIKANISCHE LITERATUREN</text:p>
          </table:table-cell>
          <table:table-cell table:number-columns-repeated="5"/>
        </table:table-row>
        <table:table-row table:style-name="ro1">
          <table:table-cell table:formula="of:=IF([.B2226]=([.B2225]+2);&quot;Fehler&quot;;&quot;&quot;)">
            <text:p/>
          </table:table-cell>
          <table:table-cell table:formula="of:=IF(LEN([.C2226])=1;0;IF(LEN([.C2226])=2;1;IF(LEN([.C2226])=3;2;IF(LEN([.C2226])=5;3;IF(LEN([.C2226])=6;4;IF(LEN([.C2226])=7;5;&quot;Fehler&quot;))))))" office:value-type="float" office:value="2" calcext:value-type="float">
            <text:p>2</text:p>
          </table:table-cell>
          <table:table-cell office:value-type="string" calcext:value-type="string">
            <text:p>PHO</text:p>
          </table:table-cell>
          <table:table-cell office:value-type="string" calcext:value-type="string">
            <text:p>RUMAENISCHE LITERATUR</text:p>
          </table:table-cell>
          <table:table-cell table:number-columns-repeated="5"/>
        </table:table-row>
        <table:table-row table:style-name="ro1">
          <table:table-cell table:formula="of:=IF([.B2227]=([.B2226]+2);&quot;Fehler&quot;;&quot;&quot;)">
            <text:p/>
          </table:table-cell>
          <table:table-cell table:formula="of:=IF(LEN([.C2227])=1;0;IF(LEN([.C2227])=2;1;IF(LEN([.C2227])=3;2;IF(LEN([.C2227])=5;3;IF(LEN([.C2227])=6;4;IF(LEN([.C2227])=7;5;&quot;Fehler&quot;))))))" office:value-type="float" office:value="1" calcext:value-type="float">
            <text:p>1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GESCHICHTE SLAWISCHER LITERATUREN : GESAMTDARSTELLUNGEN, DARSTELLUNGEN MEHRERER LITERATUREN</text:p>
          </table:table-cell>
          <table:table-cell table:number-columns-repeated="5"/>
        </table:table-row>
        <table:table-row table:style-name="ro1">
          <table:table-cell table:formula="of:=IF([.B2228]=([.B2227]+2);&quot;Fehler&quot;;&quot;&quot;)">
            <text:p/>
          </table:table-cell>
          <table:table-cell table:formula="of:=IF(LEN([.C2228])=1;0;IF(LEN([.C2228])=2;1;IF(LEN([.C2228])=3;2;IF(LEN([.C2228])=5;3;IF(LEN([.C2228])=6;4;IF(LEN([.C2228])=7;5;&quot;Fehler&quot;))))))" office:value-type="float" office:value="2" calcext:value-type="float">
            <text:p>2</text:p>
          </table:table-cell>
          <table:table-cell office:value-type="string" calcext:value-type="string">
            <text:p>PKL</text:p>
          </table:table-cell>
          <table:table-cell office:value-type="string" calcext:value-type="string">
            <text:p>RUSSISCHE LITERATUR <text:s/>UKRAINISCHE LITERATUR : GESAMTDARSTELLUNGEN</text:p>
          </table:table-cell>
          <table:table-cell table:number-columns-repeated="5"/>
        </table:table-row>
        <table:table-row table:style-name="ro1">
          <table:table-cell table:formula="of:=IF([.B2229]=([.B2228]+2);&quot;Fehler&quot;;&quot;&quot;)">
            <text:p/>
          </table:table-cell>
          <table:table-cell table:formula="of:=IF(LEN([.C2229])=1;0;IF(LEN([.C2229])=2;1;IF(LEN([.C2229])=3;2;IF(LEN([.C2229])=5;3;IF(LEN([.C2229])=6;4;IF(LEN([.C2229])=7;5;&quot;Fehler&quot;))))))" office:value-type="float" office:value="3" calcext:value-type="float">
            <text:p>3</text:p>
          </table:table-cell>
          <table:table-cell office:value-type="string" calcext:value-type="string">
            <text:p>PKL 1</text:p>
          </table:table-cell>
          <table:table-cell office:value-type="string" calcext:value-type="string">
            <text:p>EINZELNE EPOCHEN UND GATTUNGEN DER RUSSISCHEN LITERATUR</text:p>
          </table:table-cell>
          <table:table-cell table:number-columns-repeated="5"/>
        </table:table-row>
        <table:table-row table:style-name="ro1">
          <table:table-cell table:formula="of:=IF([.B2230]=([.B2229]+2);&quot;Fehler&quot;;&quot;&quot;)">
            <text:p/>
          </table:table-cell>
          <table:table-cell table:formula="of:=IF(LEN([.C2230])=1;0;IF(LEN([.C2230])=2;1;IF(LEN([.C2230])=3;2;IF(LEN([.C2230])=5;3;IF(LEN([.C2230])=6;4;IF(LEN([.C2230])=7;5;&quot;Fehler&quot;))))))" office:value-type="float" office:value="2" calcext:value-type="float">
            <text:p>2</text:p>
          </table:table-cell>
          <table:table-cell office:value-type="string" calcext:value-type="string">
            <text:p>PKM</text:p>
          </table:table-cell>
          <table:table-cell office:value-type="string" calcext:value-type="string">
            <text:p>POLNISCHE LITERATUR</text:p>
          </table:table-cell>
          <table:table-cell table:number-columns-repeated="5"/>
        </table:table-row>
        <table:table-row table:style-name="ro1">
          <table:table-cell table:formula="of:=IF([.B2231]=([.B2230]+2);&quot;Fehler&quot;;&quot;&quot;)">
            <text:p/>
          </table:table-cell>
          <table:table-cell table:formula="of:=IF(LEN([.C2231])=1;0;IF(LEN([.C2231])=2;1;IF(LEN([.C2231])=3;2;IF(LEN([.C2231])=5;3;IF(LEN([.C2231])=6;4;IF(LEN([.C2231])=7;5;&quot;Fehler&quot;))))))" office:value-type="float" office:value="2" calcext:value-type="float">
            <text:p>2</text:p>
          </table:table-cell>
          <table:table-cell office:value-type="string" calcext:value-type="string">
            <text:p>PKN</text:p>
          </table:table-cell>
          <table:table-cell office:value-type="string" calcext:value-type="string">
            <text:p>TSCHECHISCHE LITERATUR <text:s/>SLOWAKISCHE LITERATUR</text:p>
          </table:table-cell>
          <table:table-cell table:number-columns-repeated="5"/>
        </table:table-row>
        <table:table-row table:style-name="ro1">
          <table:table-cell table:formula="of:=IF([.B2232]=([.B2231]+2);&quot;Fehler&quot;;&quot;&quot;)">
            <text:p/>
          </table:table-cell>
          <table:table-cell table:formula="of:=IF(LEN([.C2232])=1;0;IF(LEN([.C2232])=2;1;IF(LEN([.C2232])=3;2;IF(LEN([.C2232])=5;3;IF(LEN([.C2232])=6;4;IF(LEN([.C2232])=7;5;&quot;Fehler&quot;))))))" office:value-type="float" office:value="2" calcext:value-type="float">
            <text:p>2</text:p>
          </table:table-cell>
          <table:table-cell office:value-type="string" calcext:value-type="string">
            <text:p>PKO</text:p>
          </table:table-cell>
          <table:table-cell office:value-type="string" calcext:value-type="string">
            <text:p>LITERATUREN JUGOSLAWIENS UND SEINER NACHFOLGESTAATEN</text:p>
          </table:table-cell>
          <table:table-cell table:number-columns-repeated="5"/>
        </table:table-row>
        <table:table-row table:style-name="ro1">
          <table:table-cell table:formula="of:=IF([.B2233]=([.B2232]+2);&quot;Fehler&quot;;&quot;&quot;)">
            <text:p/>
          </table:table-cell>
          <table:table-cell table:formula="of:=IF(LEN([.C2233])=1;0;IF(LEN([.C2233])=2;1;IF(LEN([.C2233])=3;2;IF(LEN([.C2233])=5;3;IF(LEN([.C2233])=6;4;IF(LEN([.C2233])=7;5;&quot;Fehler&quot;))))))" office:value-type="float" office:value="2" calcext:value-type="float">
            <text:p>2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SONSTIGE SLAWISCHE LITERATUREN</text:p>
          </table:table-cell>
          <table:table-cell table:number-columns-repeated="5"/>
        </table:table-row>
        <table:table-row table:style-name="ro1">
          <table:table-cell table:formula="of:=IF([.B2234]=([.B2233]+2);&quot;Fehler&quot;;&quot;&quot;)">
            <text:p/>
          </table:table-cell>
          <table:table-cell table:formula="of:=IF(LEN([.C2234])=1;0;IF(LEN([.C2234])=2;1;IF(LEN([.C2234])=3;2;IF(LEN([.C2234])=5;3;IF(LEN([.C2234])=6;4;IF(LEN([.C2234])=7;5;&quot;Fehler&quot;))))))"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SCHICHTE SONSTIGER EUROPAEISCHER LITERATUREN : ALLGEMEINES</text:p>
          </table:table-cell>
          <table:table-cell table:number-columns-repeated="5"/>
        </table:table-row>
        <table:table-row table:style-name="ro1">
          <table:table-cell table:formula="of:=IF([.B2235]=([.B2234]+2);&quot;Fehler&quot;;&quot;&quot;)">
            <text:p/>
          </table:table-cell>
          <table:table-cell table:formula="of:=IF(LEN([.C2235])=1;0;IF(LEN([.C2235])=2;1;IF(LEN([.C2235])=3;2;IF(LEN([.C2235])=5;3;IF(LEN([.C2235])=6;4;IF(LEN([.C2235])=7;5;&quot;Fehler&quot;))))))" office:value-type="float" office:value="2" calcext:value-type="float">
            <text:p>2</text:p>
          </table:table-cell>
          <table:table-cell office:value-type="string" calcext:value-type="string">
            <text:p>PLM</text:p>
          </table:table-cell>
          <table:table-cell office:value-type="string" calcext:value-type="string">
            <text:p>UNGARISCHE LITERATUR</text:p>
          </table:table-cell>
          <table:table-cell table:number-columns-repeated="5"/>
        </table:table-row>
        <table:table-row table:style-name="ro1">
          <table:table-cell table:formula="of:=IF([.B2236]=([.B2235]+2);&quot;Fehler&quot;;&quot;&quot;)">
            <text:p/>
          </table:table-cell>
          <table:table-cell table:formula="of:=IF(LEN([.C2236])=1;0;IF(LEN([.C2236])=2;1;IF(LEN([.C2236])=3;2;IF(LEN([.C2236])=5;3;IF(LEN([.C2236])=6;4;IF(LEN([.C2236])=7;5;&quot;Fehler&quot;))))))" office:value-type="float" office:value="2" calcext:value-type="float">
            <text:p>2</text:p>
          </table:table-cell>
          <table:table-cell office:value-type="string" calcext:value-type="string">
            <text:p>PLN</text:p>
          </table:table-cell>
          <table:table-cell office:value-type="string" calcext:value-type="string">
            <text:p>FINNISCHE LITERATUR <text:s/>ESTNISCHE LITERATUR LETTISCHE LITERATUR LITAUISCHE LITERATUR</text:p>
          </table:table-cell>
          <table:table-cell table:number-columns-repeated="5"/>
        </table:table-row>
        <table:table-row table:style-name="ro1">
          <table:table-cell table:formula="of:=IF([.B2237]=([.B2236]+2);&quot;Fehler&quot;;&quot;&quot;)">
            <text:p/>
          </table:table-cell>
          <table:table-cell table:formula="of:=IF(LEN([.C2237])=1;0;IF(LEN([.C2237])=2;1;IF(LEN([.C2237])=3;2;IF(LEN([.C2237])=5;3;IF(LEN([.C2237])=6;4;IF(LEN([.C2237])=7;5;&quot;Fehler&quot;))))))" office:value-type="float" office:value="2" calcext:value-type="float">
            <text:p>2</text:p>
          </table:table-cell>
          <table:table-cell office:value-type="string" calcext:value-type="string">
            <text:p>PLO</text:p>
          </table:table-cell>
          <table:table-cell office:value-type="string" calcext:value-type="string">
            <text:p>NEUGRIECHISCHE LITERATUR</text:p>
          </table:table-cell>
          <table:table-cell table:number-columns-repeated="5"/>
        </table:table-row>
        <table:table-row table:style-name="ro1">
          <table:table-cell table:formula="of:=IF([.B2238]=([.B2237]+2);&quot;Fehler&quot;;&quot;&quot;)">
            <text:p/>
          </table:table-cell>
          <table:table-cell table:formula="of:=IF(LEN([.C2238])=1;0;IF(LEN([.C2238])=2;1;IF(LEN([.C2238])=3;2;IF(LEN([.C2238])=5;3;IF(LEN([.C2238])=6;4;IF(LEN([.C2238])=7;5;&quot;Fehler&quot;))))))" office:value-type="float" office:value="2" calcext:value-type="float">
            <text:p>2</text:p>
          </table:table-cell>
          <table:table-cell office:value-type="string" calcext:value-type="string">
            <text:p>PLP</text:p>
          </table:table-cell>
          <table:table-cell office:value-type="string" calcext:value-type="string">
            <text:p>KELTISCHE LITERATUREN</text:p>
          </table:table-cell>
          <table:table-cell table:number-columns-repeated="5"/>
        </table:table-row>
        <table:table-row table:style-name="ro1">
          <table:table-cell table:formula="of:=IF([.B2239]=([.B2238]+2);&quot;Fehler&quot;;&quot;&quot;)">
            <text:p/>
          </table:table-cell>
          <table:table-cell table:formula="of:=IF(LEN([.C2239])=1;0;IF(LEN([.C2239])=2;1;IF(LEN([.C2239])=3;2;IF(LEN([.C2239])=5;3;IF(LEN([.C2239])=6;4;IF(LEN([.C2239])=7;5;&quot;Fehler&quot;))))))" office:value-type="float" office:value="1" calcext:value-type="float">
            <text:p>1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GESCHICHTE AUSSEREUROPAEISCHER LITERATUREN : GESAMTDARSTELLUNGEN - DARSTELLUNGEN MEHRERER LITERATUREN</text:p>
          </table:table-cell>
          <table:table-cell table:number-columns-repeated="5"/>
        </table:table-row>
        <table:table-row table:style-name="ro1">
          <table:table-cell table:formula="of:=IF([.B2240]=([.B2239]+2);&quot;Fehler&quot;;&quot;&quot;)">
            <text:p/>
          </table:table-cell>
          <table:table-cell table:formula="of:=IF(LEN([.C2240])=1;0;IF(LEN([.C2240])=2;1;IF(LEN([.C2240])=3;2;IF(LEN([.C2240])=5;3;IF(LEN([.C2240])=6;4;IF(LEN([.C2240])=7;5;&quot;Fehler&quot;))))))" office:value-type="float" office:value="2" calcext:value-type="float">
            <text:p>2</text:p>
          </table:table-cell>
          <table:table-cell office:value-type="string" calcext:value-type="string">
            <text:p>PML</text:p>
          </table:table-cell>
          <table:table-cell office:value-type="string" calcext:value-type="string">
            <text:p>LITERATUREN DES VORDEREN ORIENTS : ALLGEMEINES</text:p>
          </table:table-cell>
          <table:table-cell table:number-columns-repeated="5"/>
        </table:table-row>
        <table:table-row table:style-name="ro1">
          <table:table-cell table:formula="of:=IF([.B2241]=([.B2240]+2);&quot;Fehler&quot;;&quot;&quot;)">
            <text:p/>
          </table:table-cell>
          <table:table-cell table:formula="of:=IF(LEN([.C2241])=1;0;IF(LEN([.C2241])=2;1;IF(LEN([.C2241])=3;2;IF(LEN([.C2241])=5;3;IF(LEN([.C2241])=6;4;IF(LEN([.C2241])=7;5;&quot;Fehler&quot;))))))" office:value-type="float" office:value="3" calcext:value-type="float">
            <text:p>3</text:p>
          </table:table-cell>
          <table:table-cell office:value-type="string" calcext:value-type="string">
            <text:p>PML 1</text:p>
          </table:table-cell>
          <table:table-cell office:value-type="string" calcext:value-type="string">
            <text:p>AEGYPTISCHE LITERATUR</text:p>
          </table:table-cell>
          <table:table-cell table:number-columns-repeated="5"/>
        </table:table-row>
        <table:table-row table:style-name="ro1">
          <table:table-cell table:formula="of:=IF([.B2242]=([.B2241]+2);&quot;Fehler&quot;;&quot;&quot;)">
            <text:p/>
          </table:table-cell>
          <table:table-cell table:formula="of:=IF(LEN([.C2242])=1;0;IF(LEN([.C2242])=2;1;IF(LEN([.C2242])=3;2;IF(LEN([.C2242])=5;3;IF(LEN([.C2242])=6;4;IF(LEN([.C2242])=7;5;&quot;Fehler&quot;))))))" office:value-type="float" office:value="3" calcext:value-type="float">
            <text:p>3</text:p>
          </table:table-cell>
          <table:table-cell office:value-type="string" calcext:value-type="string">
            <text:p>PML 2</text:p>
          </table:table-cell>
          <table:table-cell office:value-type="string" calcext:value-type="string">
            <text:p>BABYLONISCH-ASSYRISCHE LITERATUR</text:p>
          </table:table-cell>
          <table:table-cell table:number-columns-repeated="5"/>
        </table:table-row>
        <table:table-row table:style-name="ro1">
          <table:table-cell table:formula="of:=IF([.B2243]=([.B2242]+2);&quot;Fehler&quot;;&quot;&quot;)">
            <text:p/>
          </table:table-cell>
          <table:table-cell table:formula="of:=IF(LEN([.C2243])=1;0;IF(LEN([.C2243])=2;1;IF(LEN([.C2243])=3;2;IF(LEN([.C2243])=5;3;IF(LEN([.C2243])=6;4;IF(LEN([.C2243])=7;5;&quot;Fehler&quot;))))))" office:value-type="float" office:value="3" calcext:value-type="float">
            <text:p>3</text:p>
          </table:table-cell>
          <table:table-cell office:value-type="string" calcext:value-type="string">
            <text:p>PML 3</text:p>
          </table:table-cell>
          <table:table-cell office:value-type="string" calcext:value-type="string">
            <text:p>ARABISCHE LITERATUR <text:s/>GESAMTDARSTELLUNGEN DER ISLAMISCHEN LITERATUR</text:p>
          </table:table-cell>
          <table:table-cell table:number-columns-repeated="5"/>
        </table:table-row>
        <table:table-row table:style-name="ro1">
          <table:table-cell table:formula="of:=IF([.B2244]=([.B2243]+2);&quot;Fehler&quot;;&quot;&quot;)">
            <text:p/>
          </table:table-cell>
          <table:table-cell table:formula="of:=IF(LEN([.C2244])=1;0;IF(LEN([.C2244])=2;1;IF(LEN([.C2244])=3;2;IF(LEN([.C2244])=5;3;IF(LEN([.C2244])=6;4;IF(LEN([.C2244])=7;5;&quot;Fehler&quot;))))))" office:value-type="float" office:value="3" calcext:value-type="float">
            <text:p>3</text:p>
          </table:table-cell>
          <table:table-cell office:value-type="string" calcext:value-type="string">
            <text:p>PML 4</text:p>
          </table:table-cell>
          <table:table-cell office:value-type="string" calcext:value-type="string">
            <text:p>HEBRAEISCHE LITERATUR (JUEDISCHE LITERATUR)</text:p>
          </table:table-cell>
          <table:table-cell table:number-columns-repeated="5"/>
        </table:table-row>
        <table:table-row table:style-name="ro1">
          <table:table-cell table:formula="of:=IF([.B2245]=([.B2244]+2);&quot;Fehler&quot;;&quot;&quot;)">
            <text:p/>
          </table:table-cell>
          <table:table-cell table:formula="of:=IF(LEN([.C2245])=1;0;IF(LEN([.C2245])=2;1;IF(LEN([.C2245])=3;2;IF(LEN([.C2245])=5;3;IF(LEN([.C2245])=6;4;IF(LEN([.C2245])=7;5;&quot;Fehler&quot;))))))" office:value-type="float" office:value="3" calcext:value-type="float">
            <text:p>3</text:p>
          </table:table-cell>
          <table:table-cell office:value-type="string" calcext:value-type="string">
            <text:p>PML 5</text:p>
          </table:table-cell>
          <table:table-cell office:value-type="string" calcext:value-type="string">
            <text:p>PERSISCHE LITERATUR (IRANISCHE LITERATUR)</text:p>
          </table:table-cell>
          <table:table-cell table:number-columns-repeated="5"/>
        </table:table-row>
        <table:table-row table:style-name="ro1">
          <table:table-cell table:formula="of:=IF([.B2246]=([.B2245]+2);&quot;Fehler&quot;;&quot;&quot;)">
            <text:p/>
          </table:table-cell>
          <table:table-cell table:formula="of:=IF(LEN([.C2246])=1;0;IF(LEN([.C2246])=2;1;IF(LEN([.C2246])=3;2;IF(LEN([.C2246])=5;3;IF(LEN([.C2246])=6;4;IF(LEN([.C2246])=7;5;&quot;Fehler&quot;))))))" office:value-type="float" office:value="3" calcext:value-type="float">
            <text:p>3</text:p>
          </table:table-cell>
          <table:table-cell office:value-type="string" calcext:value-type="string">
            <text:p>PML 6</text:p>
          </table:table-cell>
          <table:table-cell office:value-type="string" calcext:value-type="string">
            <text:p>SONSTIGE VORDERORIENTALISCHE LITERATUREN</text:p>
          </table:table-cell>
          <table:table-cell table:number-columns-repeated="5"/>
        </table:table-row>
        <table:table-row table:style-name="ro1">
          <table:table-cell table:formula="of:=IF([.B2247]=([.B2246]+2);&quot;Fehler&quot;;&quot;&quot;)">
            <text:p/>
          </table:table-cell>
          <table:table-cell table:formula="of:=IF(LEN([.C2247])=1;0;IF(LEN([.C2247])=2;1;IF(LEN([.C2247])=3;2;IF(LEN([.C2247])=5;3;IF(LEN([.C2247])=6;4;IF(LEN([.C2247])=7;5;&quot;Fehler&quot;))))))" office:value-type="float" office:value="2" calcext:value-type="float">
            <text:p>2</text:p>
          </table:table-cell>
          <table:table-cell office:value-type="string" calcext:value-type="string">
            <text:p>PMM</text:p>
          </table:table-cell>
          <table:table-cell office:value-type="string" calcext:value-type="string">
            <text:p>INDISCHE LITERATUR <text:s/>MALAIISCH-INDONESISCHE LITERATUR</text:p>
          </table:table-cell>
          <table:table-cell table:number-columns-repeated="5"/>
        </table:table-row>
        <table:table-row table:style-name="ro1">
          <table:table-cell table:formula="of:=IF([.B2248]=([.B2247]+2);&quot;Fehler&quot;;&quot;&quot;)">
            <text:p/>
          </table:table-cell>
          <table:table-cell table:formula="of:=IF(LEN([.C2248])=1;0;IF(LEN([.C2248])=2;1;IF(LEN([.C2248])=3;2;IF(LEN([.C2248])=5;3;IF(LEN([.C2248])=6;4;IF(LEN([.C2248])=7;5;&quot;Fehler&quot;))))))" office:value-type="float" office:value="2" calcext:value-type="float">
            <text:p>2</text:p>
          </table:table-cell>
          <table:table-cell office:value-type="string" calcext:value-type="string">
            <text:p>PMN</text:p>
          </table:table-cell>
          <table:table-cell office:value-type="string" calcext:value-type="string">
            <text:p>CHINESISCHE LITERATUR <text:s/>TIBETISCHE LITERATUR</text:p>
          </table:table-cell>
          <table:table-cell table:number-columns-repeated="5"/>
        </table:table-row>
        <table:table-row table:style-name="ro1">
          <table:table-cell table:formula="of:=IF([.B2249]=([.B2248]+2);&quot;Fehler&quot;;&quot;&quot;)">
            <text:p/>
          </table:table-cell>
          <table:table-cell table:formula="of:=IF(LEN([.C2249])=1;0;IF(LEN([.C2249])=2;1;IF(LEN([.C2249])=3;2;IF(LEN([.C2249])=5;3;IF(LEN([.C2249])=6;4;IF(LEN([.C2249])=7;5;&quot;Fehler&quot;))))))" office:value-type="float" office:value="2" calcext:value-type="float">
            <text:p>2</text:p>
          </table:table-cell>
          <table:table-cell office:value-type="string" calcext:value-type="string">
            <text:p>PMO</text:p>
          </table:table-cell>
          <table:table-cell office:value-type="string" calcext:value-type="string">
            <text:p>JAPANISCHE LITERATUR <text:s/>KOREANISCHE LITERATUR</text:p>
          </table:table-cell>
          <table:table-cell table:number-columns-repeated="5"/>
        </table:table-row>
        <table:table-row table:style-name="ro1">
          <table:table-cell table:formula="of:=IF([.B2250]=([.B2249]+2);&quot;Fehler&quot;;&quot;&quot;)">
            <text:p/>
          </table:table-cell>
          <table:table-cell table:formula="of:=IF(LEN([.C2250])=1;0;IF(LEN([.C2250])=2;1;IF(LEN([.C2250])=3;2;IF(LEN([.C2250])=5;3;IF(LEN([.C2250])=6;4;IF(LEN([.C2250])=7;5;&quot;Fehler&quot;))))))" office:value-type="float" office:value="2" calcext:value-type="float">
            <text:p>2</text:p>
          </table:table-cell>
          <table:table-cell office:value-type="string" calcext:value-type="string">
            <text:p>PMP</text:p>
          </table:table-cell>
          <table:table-cell office:value-type="string" calcext:value-type="string">
            <text:p>AFRIKANISCHE LITERATUREN</text:p>
          </table:table-cell>
          <table:table-cell table:number-columns-repeated="5"/>
        </table:table-row>
        <table:table-row table:style-name="ro1">
          <table:table-cell table:formula="of:=IF([.B2251]=([.B2250]+2);&quot;Fehler&quot;;&quot;&quot;)">
            <text:p/>
          </table:table-cell>
          <table:table-cell table:formula="of:=IF(LEN([.C2251])=1;0;IF(LEN([.C2251])=2;1;IF(LEN([.C2251])=3;2;IF(LEN([.C2251])=5;3;IF(LEN([.C2251])=6;4;IF(LEN([.C2251])=7;5;&quot;Fehler&quot;))))))" office:value-type="float" office:value="2" calcext:value-type="float">
            <text:p>2</text:p>
          </table:table-cell>
          <table:table-cell office:value-type="string" calcext:value-type="string">
            <text:p>PMQ</text:p>
          </table:table-cell>
          <table:table-cell office:value-type="string" calcext:value-type="string">
            <text:p>INDIANISCHE LITERATUREN</text:p>
          </table:table-cell>
          <table:table-cell table:number-columns-repeated="5"/>
        </table:table-row>
        <table:table-row table:style-name="ro1">
          <table:table-cell table:formula="of:=IF([.B2252]=([.B2251]+2);&quot;Fehler&quot;;&quot;&quot;)">
            <text:p/>
          </table:table-cell>
          <table:table-cell table:formula="of:=IF(LEN([.C2252])=1;0;IF(LEN([.C2252])=2;1;IF(LEN([.C2252])=3;2;IF(LEN([.C2252])=5;3;IF(LEN([.C2252])=6;4;IF(LEN([.C2252])=7;5;&quot;Fehler&quot;))))))" office:value-type="float" office:value="2" calcext:value-type="float">
            <text:p>2</text:p>
          </table:table-cell>
          <table:table-cell office:value-type="string" calcext:value-type="string">
            <text:p>PMR</text:p>
          </table:table-cell>
          <table:table-cell office:value-type="string" calcext:value-type="string">
            <text:p>SONSTIGE AUSSEREUROPAEISCHE LITERATUREN</text:p>
          </table:table-cell>
          <table:table-cell table:number-columns-repeated="5"/>
        </table:table-row>
        <table:table-row table:style-name="ro1">
          <table:table-cell table:formula="of:=IF([.B2253]=([.B2252]+2);&quot;Fehler&quot;;&quot;&quot;)">
            <text:p/>
          </table:table-cell>
          <table:table-cell table:formula="of:=IF(LEN([.C2253])=1;0;IF(LEN([.C2253])=2;1;IF(LEN([.C2253])=3;2;IF(LEN([.C2253])=5;3;IF(LEN([.C2253])=6;4;IF(LEN([.C2253])=7;5;&quot;Fehler&quot;))))))" office:value-type="float" office:value="2" calcext:value-type="float">
            <text:p>2</text:p>
          </table:table-cell>
          <table:table-cell office:value-type="string" calcext:value-type="string">
            <text:p>PYB</text:p>
          </table:table-cell>
          <table:table-cell office:value-type="string" calcext:value-type="string">
            <text:p>BIOGRAPHIEN VON SCHRIFTSTELLERN, LITERATURWISSENSCHAFTLERN UND LITERATURKRITIKERN</text:p>
          </table:table-cell>
          <table:table-cell table:number-columns-repeated="5"/>
        </table:table-row>
        <table:table-row table:style-name="ro1">
          <table:table-cell table:formula="of:=IF([.B2254]=([.B2253]+2);&quot;Fehler&quot;;&quot;&quot;)">
            <text:p/>
          </table:table-cell>
          <table:table-cell table:formula="of:=IF(LEN([.C2254])=1;0;IF(LEN([.C2254])=2;1;IF(LEN([.C2254])=3;2;IF(LEN([.C2254])=5;3;IF(LEN([.C2254])=6;4;IF(LEN([.C2254])=7;5;&quot;Fehler&quot;))))))" office:value-type="float" office:value="3" calcext:value-type="float">
            <text:p>3</text:p>
          </table:table-cell>
          <table:table-cell office:value-type="string" calcext:value-type="string">
            <text:p>PYB 1</text:p>
          </table:table-cell>
          <table:table-cell office:value-type="string" calcext:value-type="string">
            <text:p>BIOGRAPHIEN MEHRERER SCHRIFTSTELLER AUS VERSCHIEDENEN LITERATUREN UND EPOCHEN</text:p>
          </table:table-cell>
          <table:table-cell table:number-columns-repeated="5"/>
        </table:table-row>
        <table:table-row table:style-name="ro1">
          <table:table-cell table:formula="of:=IF([.B2255]=([.B2254]+2);&quot;Fehler&quot;;&quot;&quot;)">
            <text:p/>
          </table:table-cell>
          <table:table-cell table:formula="of:=IF(LEN([.C2255])=1;0;IF(LEN([.C2255])=2;1;IF(LEN([.C2255])=3;2;IF(LEN([.C2255])=5;3;IF(LEN([.C2255])=6;4;IF(LEN([.C2255])=7;5;&quot;Fehler&quot;))))))" office:value-type="float" office:value="3" calcext:value-type="float">
            <text:p>3</text:p>
          </table:table-cell>
          <table:table-cell office:value-type="string" calcext:value-type="string">
            <text:p>PYB 2</text:p>
          </table:table-cell>
          <table:table-cell office:value-type="string" calcext:value-type="string">
            <text:p>BIOGRAPHIEN EINZELNER SCHRIFTSTELLER (ALPHABETISCH NACH BIOGRAPHIERTEN GEORDNET)</text:p>
          </table:table-cell>
          <table:table-cell table:number-columns-repeated="5"/>
        </table:table-row>
        <table:table-row table:style-name="ro1">
          <table:table-cell table:formula="of:=IF([.B2256]=([.B2255]+2);&quot;Fehler&quot;;&quot;&quot;)">
            <text:p/>
          </table:table-cell>
          <table:table-cell table:formula="of:=IF(LEN([.C2256])=1;0;IF(LEN([.C2256])=2;1;IF(LEN([.C2256])=3;2;IF(LEN([.C2256])=5;3;IF(LEN([.C2256])=6;4;IF(LEN([.C2256])=7;5;&quot;Fehler&quot;))))))" office:value-type="float" office:value="4" calcext:value-type="float">
            <text:p>4</text:p>
          </table:table-cell>
          <table:table-cell office:value-type="string" calcext:value-type="string">
            <text:p>PYB 20</text:p>
          </table:table-cell>
          <table:table-cell office:value-type="string" calcext:value-type="string">
            <text:p>ANTIKE SCHRIFTSTELLER (ALPHABETISCH NACH BIOGRAPHIERTEN GEORDNET)</text:p>
          </table:table-cell>
          <table:table-cell table:number-columns-repeated="5"/>
        </table:table-row>
        <table:table-row table:style-name="ro1">
          <table:table-cell table:formula="of:=IF([.B2257]=([.B2256]+2);&quot;Fehler&quot;;&quot;&quot;)">
            <text:p/>
          </table:table-cell>
          <table:table-cell table:formula="of:=IF(LEN([.C2257])=1;0;IF(LEN([.C2257])=2;1;IF(LEN([.C2257])=3;2;IF(LEN([.C2257])=5;3;IF(LEN([.C2257])=6;4;IF(LEN([.C2257])=7;5;&quot;Fehler&quot;))))))" office:value-type="float" office:value="4" calcext:value-type="float">
            <text:p>4</text:p>
          </table:table-cell>
          <table:table-cell office:value-type="string" calcext:value-type="string">
            <text:p>PYB 21</text:p>
          </table:table-cell>
          <table:table-cell office:value-type="string" calcext:value-type="string">
            <text:p>ENGLISCHE UND AMERIKANISCHE SCHRIFTSTELLER (ALPHABETISCH NACH BIOGRAPHIERTEN GEORDNET)</text:p>
          </table:table-cell>
          <table:table-cell table:number-columns-repeated="5"/>
        </table:table-row>
        <table:table-row table:style-name="ro1">
          <table:table-cell table:formula="of:=IF([.B2258]=([.B2257]+2);&quot;Fehler&quot;;&quot;&quot;)">
            <text:p/>
          </table:table-cell>
          <table:table-cell table:formula="of:=IF(LEN([.C2258])=1;0;IF(LEN([.C2258])=2;1;IF(LEN([.C2258])=3;2;IF(LEN([.C2258])=5;3;IF(LEN([.C2258])=6;4;IF(LEN([.C2258])=7;5;&quot;Fehler&quot;))))))" office:value-type="float" office:value="4" calcext:value-type="float">
            <text:p>4</text:p>
          </table:table-cell>
          <table:table-cell office:value-type="string" calcext:value-type="string">
            <text:p>PYB 22</text:p>
          </table:table-cell>
          <table:table-cell office:value-type="string" calcext:value-type="string">
            <text:p>SKANDINAVISCHE SCHRIFTSTELLER (ALPHABETISCH NACH BIOGRAPHIERTEN GEORDNET)</text:p>
          </table:table-cell>
          <table:table-cell table:number-columns-repeated="5"/>
        </table:table-row>
        <table:table-row table:style-name="ro1">
          <table:table-cell table:formula="of:=IF([.B2259]=([.B2258]+2);&quot;Fehler&quot;;&quot;&quot;)">
            <text:p/>
          </table:table-cell>
          <table:table-cell table:formula="of:=IF(LEN([.C2259])=1;0;IF(LEN([.C2259])=2;1;IF(LEN([.C2259])=3;2;IF(LEN([.C2259])=5;3;IF(LEN([.C2259])=6;4;IF(LEN([.C2259])=7;5;&quot;Fehler&quot;))))))" office:value-type="float" office:value="4" calcext:value-type="float">
            <text:p>4</text:p>
          </table:table-cell>
          <table:table-cell office:value-type="string" calcext:value-type="string">
            <text:p>PYB 23</text:p>
          </table:table-cell>
          <table:table-cell office:value-type="string" calcext:value-type="string">
            <text:p>FRANZOESISCHE UND BELGISCHE SCHRIFTSTELLER (ALPHABETISCH NACH BIOGRAPHIERTEN GEORDNET)</text:p>
          </table:table-cell>
          <table:table-cell table:number-columns-repeated="5"/>
        </table:table-row>
        <table:table-row table:style-name="ro1">
          <table:table-cell table:formula="of:=IF([.B2260]=([.B2259]+2);&quot;Fehler&quot;;&quot;&quot;)">
            <text:p/>
          </table:table-cell>
          <table:table-cell table:formula="of:=IF(LEN([.C2260])=1;0;IF(LEN([.C2260])=2;1;IF(LEN([.C2260])=3;2;IF(LEN([.C2260])=5;3;IF(LEN([.C2260])=6;4;IF(LEN([.C2260])=7;5;&quot;Fehler&quot;))))))" office:value-type="float" office:value="4" calcext:value-type="float">
            <text:p>4</text:p>
          </table:table-cell>
          <table:table-cell office:value-type="string" calcext:value-type="string">
            <text:p>PYB 24</text:p>
          </table:table-cell>
          <table:table-cell office:value-type="string" calcext:value-type="string">
            <text:p>ITALIENISCHE SCHRIFTSTELLER (ALPHABETISCH NACH BIOGRAPHIERTEN GEORDNET)</text:p>
          </table:table-cell>
          <table:table-cell table:number-columns-repeated="5"/>
        </table:table-row>
        <table:table-row table:style-name="ro1">
          <table:table-cell table:formula="of:=IF([.B2261]=([.B2260]+2);&quot;Fehler&quot;;&quot;&quot;)">
            <text:p/>
          </table:table-cell>
          <table:table-cell table:formula="of:=IF(LEN([.C2261])=1;0;IF(LEN([.C2261])=2;1;IF(LEN([.C2261])=3;2;IF(LEN([.C2261])=5;3;IF(LEN([.C2261])=6;4;IF(LEN([.C2261])=7;5;&quot;Fehler&quot;))))))" office:value-type="float" office:value="4" calcext:value-type="float">
            <text:p>4</text:p>
          </table:table-cell>
          <table:table-cell office:value-type="string" calcext:value-type="string">
            <text:p>PYB 25</text:p>
          </table:table-cell>
          <table:table-cell office:value-type="string" calcext:value-type="string">
            <text:p>SPANISCHE, PORTUGIESISCHE UND LATEINAMERIKANISCHE SCHRIFTSTELLER (ALPHABETISCH NACH BIOGRAPHIERTEN GEORDNET)</text:p>
          </table:table-cell>
          <table:table-cell table:number-columns-repeated="5"/>
        </table:table-row>
        <table:table-row table:style-name="ro1">
          <table:table-cell table:formula="of:=IF([.B2262]=([.B2261]+2);&quot;Fehler&quot;;&quot;&quot;)">
            <text:p/>
          </table:table-cell>
          <table:table-cell table:formula="of:=IF(LEN([.C2262])=1;0;IF(LEN([.C2262])=2;1;IF(LEN([.C2262])=3;2;IF(LEN([.C2262])=5;3;IF(LEN([.C2262])=6;4;IF(LEN([.C2262])=7;5;&quot;Fehler&quot;))))))" office:value-type="float" office:value="4" calcext:value-type="float">
            <text:p>4</text:p>
          </table:table-cell>
          <table:table-cell office:value-type="string" calcext:value-type="string">
            <text:p>PYB 26</text:p>
          </table:table-cell>
          <table:table-cell office:value-type="string" calcext:value-type="string">
            <text:p>RUSSISCHE SCHRIFTSTELLER (ALPHABETISCH NACH BIOGRAPHIERTEN GEORDNET)</text:p>
          </table:table-cell>
          <table:table-cell table:number-columns-repeated="5"/>
        </table:table-row>
        <table:table-row table:style-name="ro1">
          <table:table-cell table:formula="of:=IF([.B2263]=([.B2262]+2);&quot;Fehler&quot;;&quot;&quot;)">
            <text:p/>
          </table:table-cell>
          <table:table-cell table:formula="of:=IF(LEN([.C2263])=1;0;IF(LEN([.C2263])=2;1;IF(LEN([.C2263])=3;2;IF(LEN([.C2263])=5;3;IF(LEN([.C2263])=6;4;IF(LEN([.C2263])=7;5;&quot;Fehler&quot;))))))" office:value-type="float" office:value="4" calcext:value-type="float">
            <text:p>4</text:p>
          </table:table-cell>
          <table:table-cell office:value-type="string" calcext:value-type="string">
            <text:p>PYB 27</text:p>
          </table:table-cell>
          <table:table-cell office:value-type="string" calcext:value-type="string">
            <text:p>SCHRIFTSTELLER SONSTIGER EUROPAEISCHER LITERATUREN (ALPHABETISCH NACH BIOGRAPHIERTEN GEORDNET)</text:p>
          </table:table-cell>
          <table:table-cell table:number-columns-repeated="5"/>
        </table:table-row>
        <table:table-row table:style-name="ro1">
          <table:table-cell table:formula="of:=IF([.B2264]=([.B2263]+2);&quot;Fehler&quot;;&quot;&quot;)">
            <text:p/>
          </table:table-cell>
          <table:table-cell table:formula="of:=IF(LEN([.C2264])=1;0;IF(LEN([.C2264])=2;1;IF(LEN([.C2264])=3;2;IF(LEN([.C2264])=5;3;IF(LEN([.C2264])=6;4;IF(LEN([.C2264])=7;5;&quot;Fehler&quot;))))))" office:value-type="float" office:value="4" calcext:value-type="float">
            <text:p>4</text:p>
          </table:table-cell>
          <table:table-cell office:value-type="string" calcext:value-type="string">
            <text:p>PYB 28</text:p>
          </table:table-cell>
          <table:table-cell office:value-type="string" calcext:value-type="string">
            <text:p>SCHRIFTSTELLER AUSSEREUROPAEISCHER LITERATUREN (ALPHABETISCH NACH BIOGRAPHIERTEN GEORDNET)</text:p>
          </table:table-cell>
          <table:table-cell table:number-columns-repeated="5"/>
        </table:table-row>
        <table:table-row table:style-name="ro1">
          <table:table-cell table:formula="of:=IF([.B2265]=([.B2264]+2);&quot;Fehler&quot;;&quot;&quot;)">
            <text:p/>
          </table:table-cell>
          <table:table-cell table:formula="of:=IF(LEN([.C2265])=1;0;IF(LEN([.C2265])=2;1;IF(LEN([.C2265])=3;2;IF(LEN([.C2265])=5;3;IF(LEN([.C2265])=6;4;IF(LEN([.C2265])=7;5;&quot;Fehler&quot;))))))" office:value-type="float" office:value="4" calcext:value-type="float">
            <text:p>4</text:p>
          </table:table-cell>
          <table:table-cell office:value-type="string" calcext:value-type="string">
            <text:p>PYB 29</text:p>
          </table:table-cell>
          <table:table-cell office:value-type="string" calcext:value-type="string">
            <text:p>DEUTSCHE, OESTERREICHISCHE UND SCHWEIZERISCHE SCHRIFTSTELLER (IN DEN UNTERGRUPPEN ALPHABETISCH NACH BIOGRAPHIERTEN GEORDNET)</text:p>
          </table:table-cell>
          <table:table-cell table:number-columns-repeated="5"/>
        </table:table-row>
        <table:table-row table:style-name="ro1">
          <table:table-cell table:formula="of:=IF([.B2266]=([.B2265]+2);&quot;Fehler&quot;;&quot;&quot;)">
            <text:p/>
          </table:table-cell>
          <table:table-cell table:formula="of:=IF(LEN([.C2266])=1;0;IF(LEN([.C2266])=2;1;IF(LEN([.C2266])=3;2;IF(LEN([.C2266])=5;3;IF(LEN([.C2266])=6;4;IF(LEN([.C2266])=7;5;&quot;Fehler&quot;))))))" office:value-type="float" office:value="5" calcext:value-type="float">
            <text:p>5</text:p>
          </table:table-cell>
          <table:table-cell office:value-type="string" calcext:value-type="string">
            <text:p>PYB 290</text:p>
          </table:table-cell>
          <table:table-cell office:value-type="string" calcext:value-type="string">
            <text:p>DEUTSCHE SCHRIFTSTELLER DES MITTELALTERS (800 – 1400) MITTELLATEINISCHE SCHRIFTSTELLER (ALPHABETISCH NACH BIOGRAPHIERTEN GEORDNET)</text:p>
          </table:table-cell>
          <table:table-cell table:number-columns-repeated="5"/>
        </table:table-row>
        <table:table-row table:style-name="ro1">
          <table:table-cell table:formula="of:=IF([.B2267]=([.B2266]+2);&quot;Fehler&quot;;&quot;&quot;)">
            <text:p/>
          </table:table-cell>
          <table:table-cell table:formula="of:=IF(LEN([.C2267])=1;0;IF(LEN([.C2267])=2;1;IF(LEN([.C2267])=3;2;IF(LEN([.C2267])=5;3;IF(LEN([.C2267])=6;4;IF(LEN([.C2267])=7;5;&quot;Fehler&quot;))))))" office:value-type="float" office:value="5" calcext:value-type="float">
            <text:p>5</text:p>
          </table:table-cell>
          <table:table-cell office:value-type="string" calcext:value-type="string">
            <text:p>PYB 291</text:p>
          </table:table-cell>
          <table:table-cell office:value-type="string" calcext:value-type="string">
            <text:p><text:span text:style-name="T2">DEUTSCHE SCHRIFTSTELLER VOM HUMANISMUS BIS ZUM BAROCK (1400 - 1700)  NEULATEINISCHE SCHRIFTSTELLER </text:span><text:span text:style-name="T3">(</text:span><text:span text:style-name="T4">ALPHABETISCH NACH BIOGRAPHIERTEN GEORDNET</text:span><text:span text:style-name="T3">)</text:span></text:p>
          </table:table-cell>
          <table:table-cell table:number-columns-repeated="5"/>
        </table:table-row>
        <table:table-row table:style-name="ro1">
          <table:table-cell table:formula="of:=IF([.B2268]=([.B2267]+2);&quot;Fehler&quot;;&quot;&quot;)">
            <text:p/>
          </table:table-cell>
          <table:table-cell table:formula="of:=IF(LEN([.C2268])=1;0;IF(LEN([.C2268])=2;1;IF(LEN([.C2268])=3;2;IF(LEN([.C2268])=5;3;IF(LEN([.C2268])=6;4;IF(LEN([.C2268])=7;5;&quot;Fehler&quot;))))))" office:value-type="float" office:value="5" calcext:value-type="float">
            <text:p>5</text:p>
          </table:table-cell>
          <table:table-cell office:value-type="string" calcext:value-type="string">
            <text:p>PYB 292</text:p>
          </table:table-cell>
          <table:table-cell office:value-type="string" calcext:value-type="string">
            <text:p>DEUTSCHE SCHRIFTSTELLER VON DER AUFKLAERUNG BIS ZUR KLASSIK UND ROMANTIK 1700 - 1830 (ALPHABETISCH NACH BIOGRAPHIERTEN GEORDNET)</text:p>
          </table:table-cell>
          <table:table-cell table:number-columns-repeated="5"/>
        </table:table-row>
        <table:table-row table:style-name="ro1">
          <table:table-cell table:formula="of:=IF([.B2269]=([.B2268]+2);&quot;Fehler&quot;;&quot;&quot;)">
            <text:p/>
          </table:table-cell>
          <table:table-cell table:formula="of:=IF(LEN([.C2269])=1;0;IF(LEN([.C2269])=2;1;IF(LEN([.C2269])=3;2;IF(LEN([.C2269])=5;3;IF(LEN([.C2269])=6;4;IF(LEN([.C2269])=7;5;&quot;Fehler&quot;))))))" office:value-type="float" office:value="5" calcext:value-type="float">
            <text:p>5</text:p>
          </table:table-cell>
          <table:table-cell office:value-type="string" calcext:value-type="string">
            <text:p>PYB 295</text:p>
          </table:table-cell>
          <table:table-cell office:value-type="string" calcext:value-type="string">
            <text:p>DEUTSCHE SCHRIFTSTELLER VOM BIEDERMEIER BIS ZUM NATURALISMUS 1830 - 1900 (ALPHABETISCH NACH BIOGRAPHIERTEN GEORDNET)</text:p>
          </table:table-cell>
          <table:table-cell table:number-columns-repeated="5"/>
        </table:table-row>
        <table:table-row table:style-name="ro1">
          <table:table-cell table:formula="of:=IF([.B2270]=([.B2269]+2);&quot;Fehler&quot;;&quot;&quot;)">
            <text:p/>
          </table:table-cell>
          <table:table-cell table:formula="of:=IF(LEN([.C2270])=1;0;IF(LEN([.C2270])=2;1;IF(LEN([.C2270])=3;2;IF(LEN([.C2270])=5;3;IF(LEN([.C2270])=6;4;IF(LEN([.C2270])=7;5;&quot;Fehler&quot;))))))" office:value-type="float" office:value="5" calcext:value-type="float">
            <text:p>5</text:p>
          </table:table-cell>
          <table:table-cell office:value-type="string" calcext:value-type="string">
            <text:p>PYB 296</text:p>
          </table:table-cell>
          <table:table-cell office:value-type="string" calcext:value-type="string">
            <text:p>DEUTSCHE SCHRIFTSTELLER DES 20. JAHRHUNDERTS (ALPHABETISCH NACH BIOGRAPHIERTEN GEORDNET)</text:p>
          </table:table-cell>
          <table:table-cell table:number-columns-repeated="5"/>
        </table:table-row>
        <table:table-row table:style-name="ro1">
          <table:table-cell table:formula="of:=IF([.B2271]=([.B2270]+2);&quot;Fehler&quot;;&quot;&quot;)">
            <text:p/>
          </table:table-cell>
          <table:table-cell table:formula="of:=IF(LEN([.C2271])=1;0;IF(LEN([.C2271])=2;1;IF(LEN([.C2271])=3;2;IF(LEN([.C2271])=5;3;IF(LEN([.C2271])=6;4;IF(LEN([.C2271])=7;5;&quot;Fehler&quot;))))))" office:value-type="float" office:value="5" calcext:value-type="float">
            <text:p>5</text:p>
          </table:table-cell>
          <table:table-cell office:value-type="string" calcext:value-type="string">
            <text:p>PYB 297</text:p>
          </table:table-cell>
          <table:table-cell office:value-type="string" calcext:value-type="string">
            <text:p>DEUTSCHE SCHRIFTSTELLER DES 21. JAHRHUNDERTS (ALPHABETISCH NACH BIOGRAPHIERTEN GEORDNET)</text:p>
          </table:table-cell>
          <table:table-cell table:number-columns-repeated="5"/>
        </table:table-row>
        <table:table-row table:style-name="ro1">
          <table:table-cell table:formula="of:=IF([.B2272]=([.B2271]+2);&quot;Fehler&quot;;&quot;&quot;)">
            <text:p/>
          </table:table-cell>
          <table:table-cell table:formula="of:=IF(LEN([.C2272])=1;0;IF(LEN([.C2272])=2;1;IF(LEN([.C2272])=3;2;IF(LEN([.C2272])=5;3;IF(LEN([.C2272])=6;4;IF(LEN([.C2272])=7;5;&quot;Fehler&quot;))))))" office:value-type="float" office:value="3" calcext:value-type="float">
            <text:p>3</text:p>
          </table:table-cell>
          <table:table-cell office:value-type="string" calcext:value-type="string">
            <text:p>PYB 3</text:p>
          </table:table-cell>
          <table:table-cell office:value-type="string" calcext:value-type="string">
            <text:p>BIOGRAPHIEN EINZELNER LITERATURWISSENSCHAFTLER UND LITERATURKRITIKER (ALPHABETISCH NACH BIOGRAPHIERTEN GEORDNET)</text:p>
          </table:table-cell>
          <table:table-cell table:number-columns-repeated="5"/>
        </table:table-row>
        <table:table-row table:style-name="ro1">
          <table:table-cell table:formula="of:=IF([.B2273]=([.B2272]+2);&quot;Fehler&quot;;&quot;&quot;)">
            <text:p/>
          </table:table-cell>
          <table:table-cell table:formula="of:=IF(LEN([.C2273])=1;0;IF(LEN([.C2273])=2;1;IF(LEN([.C2273])=3;2;IF(LEN([.C2273])=5;3;IF(LEN([.C2273])=6;4;IF(LEN([.C2273])=7;5;&quot;Fehler&quot;))))))" office:value-type="float" office:value="1" calcext:value-type="float">
            <text:p>1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[.B2274]=([.B2273]+2);&quot;Fehler&quot;;&quot;&quot;)">
            <text:p/>
          </table:table-cell>
          <table:table-cell table:formula="of:=IF(LEN([.C2274])=1;0;IF(LEN([.C2274])=2;1;IF(LEN([.C2274])=3;2;IF(LEN([.C2274])=5;3;IF(LEN([.C2274])=6;4;IF(LEN([.C2274])=7;5;&quot;Fehler&quot;))))))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ILDENDE KUNST</text:p>
          </table:table-cell>
          <table:table-cell table:number-columns-repeated="5"/>
        </table:table-row>
        <table:table-row table:style-name="ro1">
          <table:table-cell table:formula="of:=IF([.B2275]=([.B2274]+2);&quot;Fehler&quot;;&quot;&quot;)">
            <text:p/>
          </table:table-cell>
          <table:table-cell table:formula="of:=IF(LEN([.C2275])=1;0;IF(LEN([.C2275])=2;1;IF(LEN([.C2275])=3;2;IF(LEN([.C2275])=5;3;IF(LEN([.C2275])=6;4;IF(LEN([.C2275])=7;5;&quot;Fehler&quot;))))))" office:value-type="float" office:value="1" calcext:value-type="float">
            <text:p>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ALLGEMEINES - VERMISCHTE SCHRIFTEN</text:p>
          </table:table-cell>
          <table:table-cell table:number-columns-repeated="5"/>
        </table:table-row>
        <table:table-row table:style-name="ro1">
          <table:table-cell table:formula="of:=IF([.B2276]=([.B2275]+2);&quot;Fehler&quot;;&quot;&quot;)">
            <text:p/>
          </table:table-cell>
          <table:table-cell table:formula="of:=IF(LEN([.C2276])=1;0;IF(LEN([.C2276])=2;1;IF(LEN([.C2276])=3;2;IF(LEN([.C2276])=5;3;IF(LEN([.C2276])=6;4;IF(LEN([.C2276])=7;5;&quot;Fehler&quot;))))))" office:value-type="float" office:value="2" calcext:value-type="float">
            <text:p>2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277]=([.B2276]+2);&quot;Fehler&quot;;&quot;&quot;)">
            <text:p/>
          </table:table-cell>
          <table:table-cell table:formula="of:=IF(LEN([.C2277])=1;0;IF(LEN([.C2277])=2;1;IF(LEN([.C2277])=3;2;IF(LEN([.C2277])=5;3;IF(LEN([.C2277])=6;4;IF(LEN([.C2277])=7;5;&quot;Fehler&quot;))))))" office:value-type="float" office:value="2" calcext:value-type="float">
            <text:p>2</text:p>
          </table:table-cell>
          <table:table-cell office:value-type="string" calcext:value-type="string">
            <text:p>RAL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[.B2278]=([.B2277]+2);&quot;Fehler&quot;;&quot;&quot;)">
            <text:p/>
          </table:table-cell>
          <table:table-cell table:formula="of:=IF(LEN([.C2278])=1;0;IF(LEN([.C2278])=2;1;IF(LEN([.C2278])=3;2;IF(LEN([.C2278])=5;3;IF(LEN([.C2278])=6;4;IF(LEN([.C2278])=7;5;&quot;Fehler&quot;))))))" office:value-type="float" office:value="2" calcext:value-type="float">
            <text:p>2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GESCHICHTE DER KUNSTWISSENSCHAFT</text:p>
          </table:table-cell>
          <table:table-cell table:number-columns-repeated="5"/>
        </table:table-row>
        <table:table-row table:style-name="ro1">
          <table:table-cell table:formula="of:=IF([.B2279]=([.B2278]+2);&quot;Fehler&quot;;&quot;&quot;)">
            <text:p/>
          </table:table-cell>
          <table:table-cell table:formula="of:=IF(LEN([.C2279])=1;0;IF(LEN([.C2279])=2;1;IF(LEN([.C2279])=3;2;IF(LEN([.C2279])=5;3;IF(LEN([.C2279])=6;4;IF(LEN([.C2279])=7;5;&quot;Fehler&quot;))))))"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LLGEMEINE KUNSTWISSENSCHAFT : THEORIE UND METHODEN -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280]=([.B2279]+2);&quot;Fehler&quot;;&quot;&quot;)">
            <text:p/>
          </table:table-cell>
          <table:table-cell table:formula="of:=IF(LEN([.C2280])=1;0;IF(LEN([.C2280])=2;1;IF(LEN([.C2280])=3;2;IF(LEN([.C2280])=5;3;IF(LEN([.C2280])=6;4;IF(LEN([.C2280])=7;5;&quot;Fehler&quot;))))))" office:value-type="float" office:value="2" calcext:value-type="float">
            <text:p>2</text:p>
          </table:table-cell>
          <table:table-cell office:value-type="string" calcext:value-type="string">
            <text:p>RBK</text:p>
          </table:table-cell>
          <table:table-cell office:value-type="string" calcext:value-type="string">
            <text:p>KUNSTPHILOSOPHIE (AESTHETIK DER BILDENDEN KUNST) VERHAELTNIS DER KUNST ZU ANDEREN SACHGEBIETEN</text:p>
          </table:table-cell>
          <table:table-cell table:number-columns-repeated="5"/>
        </table:table-row>
        <table:table-row table:style-name="ro1">
          <table:table-cell table:formula="of:=IF([.B2281]=([.B2280]+2);&quot;Fehler&quot;;&quot;&quot;)">
            <text:p/>
          </table:table-cell>
          <table:table-cell table:formula="of:=IF(LEN([.C2281])=1;0;IF(LEN([.C2281])=2;1;IF(LEN([.C2281])=3;2;IF(LEN([.C2281])=5;3;IF(LEN([.C2281])=6;4;IF(LEN([.C2281])=7;5;&quot;Fehler&quot;))))))" office:value-type="float" office:value="3" calcext:value-type="float">
            <text:p>3</text:p>
          </table:table-cell>
          <table:table-cell office:value-type="string" calcext:value-type="string">
            <text:p>RBK 1</text:p>
          </table:table-cell>
          <table:table-cell office:value-type="string" calcext:value-type="string">
            <text:p>KUNSTBETRACHTUNG</text:p>
          </table:table-cell>
          <table:table-cell table:number-columns-repeated="5"/>
        </table:table-row>
        <table:table-row table:style-name="ro1">
          <table:table-cell table:formula="of:=IF([.B2282]=([.B2281]+2);&quot;Fehler&quot;;&quot;&quot;)">
            <text:p/>
          </table:table-cell>
          <table:table-cell table:formula="of:=IF(LEN([.C2282])=1;0;IF(LEN([.C2282])=2;1;IF(LEN([.C2282])=3;2;IF(LEN([.C2282])=5;3;IF(LEN([.C2282])=6;4;IF(LEN([.C2282])=7;5;&quot;Fehler&quot;))))))" office:value-type="float" office:value="4" calcext:value-type="float">
            <text:p>4</text:p>
          </table:table-cell>
          <table:table-cell office:value-type="string" calcext:value-type="string">
            <text:p>RBK 10</text:p>
          </table:table-cell>
          <table:table-cell office:value-type="string" calcext:value-type="string">
            <text:p>BILDBETRACHTUNG</text:p>
          </table:table-cell>
          <table:table-cell table:number-columns-repeated="5"/>
        </table:table-row>
        <table:table-row table:style-name="ro1">
          <table:table-cell table:formula="of:=IF([.B2283]=([.B2282]+2);&quot;Fehler&quot;;&quot;&quot;)">
            <text:p/>
          </table:table-cell>
          <table:table-cell table:formula="of:=IF(LEN([.C2283])=1;0;IF(LEN([.C2283])=2;1;IF(LEN([.C2283])=3;2;IF(LEN([.C2283])=5;3;IF(LEN([.C2283])=6;4;IF(LEN([.C2283])=7;5;&quot;Fehler&quot;))))))" office:value-type="float" office:value="3" calcext:value-type="float">
            <text:p>3</text:p>
          </table:table-cell>
          <table:table-cell office:value-type="string" calcext:value-type="string">
            <text:p>RBK 2</text:p>
          </table:table-cell>
          <table:table-cell office:value-type="string" calcext:value-type="string">
            <text:p>ALLGEMEINE KUNSTKRITIK</text:p>
          </table:table-cell>
          <table:table-cell table:number-columns-repeated="5"/>
        </table:table-row>
        <table:table-row table:style-name="ro1">
          <table:table-cell table:formula="of:=IF([.B2284]=([.B2283]+2);&quot;Fehler&quot;;&quot;&quot;)">
            <text:p/>
          </table:table-cell>
          <table:table-cell table:formula="of:=IF(LEN([.C2284])=1;0;IF(LEN([.C2284])=2;1;IF(LEN([.C2284])=3;2;IF(LEN([.C2284])=5;3;IF(LEN([.C2284])=6;4;IF(LEN([.C2284])=7;5;&quot;Fehler&quot;))))))" office:value-type="float" office:value="3" calcext:value-type="float">
            <text:p>3</text:p>
          </table:table-cell>
          <table:table-cell office:value-type="string" calcext:value-type="string">
            <text:p>RBK 4</text:p>
          </table:table-cell>
          <table:table-cell office:value-type="string" calcext:value-type="string">
            <text:p>TRIVIALKUNST <text:s/>KITSCH : ALLGEMEINES - THEORIE - GESCHICHTE</text:p>
          </table:table-cell>
          <table:table-cell table:number-columns-repeated="5"/>
        </table:table-row>
        <table:table-row table:style-name="ro1">
          <table:table-cell table:formula="of:=IF([.B2285]=([.B2284]+2);&quot;Fehler&quot;;&quot;&quot;)">
            <text:p/>
          </table:table-cell>
          <table:table-cell table:formula="of:=IF(LEN([.C2285])=1;0;IF(LEN([.C2285])=2;1;IF(LEN([.C2285])=3;2;IF(LEN([.C2285])=5;3;IF(LEN([.C2285])=6;4;IF(LEN([.C2285])=7;5;&quot;Fehler&quot;))))))" office:value-type="float" office:value="4" calcext:value-type="float">
            <text:p>4</text:p>
          </table:table-cell>
          <table:table-cell office:value-type="string" calcext:value-type="string">
            <text:p>RBK 43</text:p>
          </table:table-cell>
          <table:table-cell office:value-type="string" calcext:value-type="string">
            <text:p>GESCHICHTE EINZELNER FORMEN DER TRIVIALKUNST</text:p>
          </table:table-cell>
          <table:table-cell table:number-columns-repeated="5"/>
        </table:table-row>
        <table:table-row table:style-name="ro1">
          <table:table-cell table:formula="of:=IF([.B2286]=([.B2285]+2);&quot;Fehler&quot;;&quot;&quot;)">
            <text:p/>
          </table:table-cell>
          <table:table-cell table:formula="of:=IF(LEN([.C2286])=1;0;IF(LEN([.C2286])=2;1;IF(LEN([.C2286])=3;2;IF(LEN([.C2286])=5;3;IF(LEN([.C2286])=6;4;IF(LEN([.C2286])=7;5;&quot;Fehler&quot;))))))" office:value-type="float" office:value="2" calcext:value-type="float">
            <text:p>2</text:p>
          </table:table-cell>
          <table:table-cell office:value-type="string" calcext:value-type="string">
            <text:p>RBL</text:p>
          </table:table-cell>
          <table:table-cell office:value-type="string" calcext:value-type="string">
            <text:p>ALLGEMEINE STIL- UND FORMENKUNDE</text:p>
          </table:table-cell>
          <table:table-cell table:number-columns-repeated="5"/>
        </table:table-row>
        <table:table-row table:style-name="ro1">
          <table:table-cell table:formula="of:=IF([.B2287]=([.B2286]+2);&quot;Fehler&quot;;&quot;&quot;)">
            <text:p/>
          </table:table-cell>
          <table:table-cell table:formula="of:=IF(LEN([.C2287])=1;0;IF(LEN([.C2287])=2;1;IF(LEN([.C2287])=3;2;IF(LEN([.C2287])=5;3;IF(LEN([.C2287])=6;4;IF(LEN([.C2287])=7;5;&quot;Fehler&quot;))))))" office:value-type="float" office:value="2" calcext:value-type="float">
            <text:p>2</text:p>
          </table:table-cell>
          <table:table-cell office:value-type="string" calcext:value-type="string">
            <text:p>RBM</text:p>
          </table:table-cell>
          <table:table-cell office:value-type="string" calcext:value-type="string">
            <text:p>KUNSTSOZIOLOGIE <text:s/>KUNSTPSYCHOLOGIE</text:p>
          </table:table-cell>
          <table:table-cell table:number-columns-repeated="5"/>
        </table:table-row>
        <table:table-row table:style-name="ro1">
          <table:table-cell table:formula="of:=IF([.B2288]=([.B2287]+2);&quot;Fehler&quot;;&quot;&quot;)">
            <text:p/>
          </table:table-cell>
          <table:table-cell table:formula="of:=IF(LEN([.C2288])=1;0;IF(LEN([.C2288])=2;1;IF(LEN([.C2288])=3;2;IF(LEN([.C2288])=5;3;IF(LEN([.C2288])=6;4;IF(LEN([.C2288])=7;5;&quot;Fehler&quot;))))))" office:value-type="float" office:value="1" calcext:value-type="float">
            <text:p>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UNSTPFLEGE <text:s/>DENKMALPFLEGE <text:s/>KUNSTMUSEEN : ALLGEMEINES</text:p>
          </table:table-cell>
          <table:table-cell table:number-columns-repeated="5"/>
        </table:table-row>
        <table:table-row table:style-name="ro1">
          <table:table-cell table:formula="of:=IF([.B2289]=([.B2288]+2);&quot;Fehler&quot;;&quot;&quot;)">
            <text:p/>
          </table:table-cell>
          <table:table-cell table:formula="of:=IF(LEN([.C2289])=1;0;IF(LEN([.C2289])=2;1;IF(LEN([.C2289])=3;2;IF(LEN([.C2289])=5;3;IF(LEN([.C2289])=6;4;IF(LEN([.C2289])=7;5;&quot;Fehler&quot;))))))" office:value-type="float" office:value="2" calcext:value-type="float">
            <text:p>2</text:p>
          </table:table-cell>
          <table:table-cell office:value-type="string" calcext:value-type="string">
            <text:p>RCK</text:p>
          </table:table-cell>
          <table:table-cell office:value-type="string" calcext:value-type="string">
            <text:p>KONSERVIERUNG UND RESTAURIERUNG VON BAUDENKMAELERN, PLASTIKEN, GEMAELDEN, ANTIQUITAETEN : ALLGEMEINES</text:p>
          </table:table-cell>
          <table:table-cell table:number-columns-repeated="5"/>
        </table:table-row>
        <table:table-row table:style-name="ro1">
          <table:table-cell table:formula="of:=IF([.B2290]=([.B2289]+2);&quot;Fehler&quot;;&quot;&quot;)">
            <text:p/>
          </table:table-cell>
          <table:table-cell table:formula="of:=IF(LEN([.C2290])=1;0;IF(LEN([.C2290])=2;1;IF(LEN([.C2290])=3;2;IF(LEN([.C2290])=5;3;IF(LEN([.C2290])=6;4;IF(LEN([.C2290])=7;5;&quot;Fehler&quot;))))))"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KUNSTMUSEEN <text:s/>KUNSTAUSSTELLUNGEN : ALLGEMEINES</text:p>
          </table:table-cell>
          <table:table-cell table:number-columns-repeated="5"/>
        </table:table-row>
        <table:table-row table:style-name="ro1">
          <table:table-cell table:formula="of:=IF([.B2291]=([.B2290]+2);&quot;Fehler&quot;;&quot;&quot;)">
            <text:p/>
          </table:table-cell>
          <table:table-cell table:formula="of:=IF(LEN([.C2291])=1;0;IF(LEN([.C2291])=2;1;IF(LEN([.C2291])=3;2;IF(LEN([.C2291])=5;3;IF(LEN([.C2291])=6;4;IF(LEN([.C2291])=7;5;&quot;Fehler&quot;))))))" office:value-type="float" office:value="3" calcext:value-type="float">
            <text:p>3</text:p>
          </table:table-cell>
          <table:table-cell office:value-type="string" calcext:value-type="string">
            <text:p>RCL 1</text:p>
          </table:table-cell>
          <table:table-cell office:value-type="string" calcext:value-type="string">
            <text:p>KUNSTMUSEEN UND KUNSTSAMMLUNGEN MEHRERER LAENDER</text:p>
          </table:table-cell>
          <table:table-cell table:number-columns-repeated="5"/>
        </table:table-row>
        <table:table-row table:style-name="ro1">
          <table:table-cell table:formula="of:=IF([.B2292]=([.B2291]+2);&quot;Fehler&quot;;&quot;&quot;)">
            <text:p/>
          </table:table-cell>
          <table:table-cell table:formula="of:=IF(LEN([.C2292])=1;0;IF(LEN([.C2292])=2;1;IF(LEN([.C2292])=3;2;IF(LEN([.C2292])=5;3;IF(LEN([.C2292])=6;4;IF(LEN([.C2292])=7;5;&quot;Fehler&quot;))))))" office:value-type="float" office:value="4" calcext:value-type="float">
            <text:p>4</text:p>
          </table:table-cell>
          <table:table-cell office:value-type="string" calcext:value-type="string">
            <text:p>RCL 10</text:p>
          </table:table-cell>
          <table:table-cell office:value-type="string" calcext:value-type="string">
            <text:p>DEUTSCHE KUNSTMUSEEN : GESAMTDARSTELLUNGEN - DARSTELLUNGEN MEHRERER MUSEEN</text:p>
          </table:table-cell>
          <table:table-cell table:number-columns-repeated="5"/>
        </table:table-row>
        <table:table-row table:style-name="ro1">
          <table:table-cell table:formula="of:=IF([.B2293]=([.B2292]+2);&quot;Fehler&quot;;&quot;&quot;)">
            <text:p/>
          </table:table-cell>
          <table:table-cell table:formula="of:=IF(LEN([.C2293])=1;0;IF(LEN([.C2293])=2;1;IF(LEN([.C2293])=3;2;IF(LEN([.C2293])=5;3;IF(LEN([.C2293])=6;4;IF(LEN([.C2293])=7;5;&quot;Fehler&quot;))))))" office:value-type="float" office:value="5" calcext:value-type="float">
            <text:p>5</text:p>
          </table:table-cell>
          <table:table-cell office:value-type="string" calcext:value-type="string">
            <text:p>RCL 100</text:p>
          </table:table-cell>
          <table:table-cell office:value-type="string" calcext:value-type="string">
            <text:p>EINZELNE MUSEEN (ALPHABETISCH NACH ORTEN)</text:p>
          </table:table-cell>
          <table:table-cell table:number-columns-repeated="5"/>
        </table:table-row>
        <table:table-row table:style-name="ro1">
          <table:table-cell table:formula="of:=IF([.B2294]=([.B2293]+2);&quot;Fehler&quot;;&quot;&quot;)">
            <text:p/>
          </table:table-cell>
          <table:table-cell table:formula="of:=IF(LEN([.C2294])=1;0;IF(LEN([.C2294])=2;1;IF(LEN([.C2294])=3;2;IF(LEN([.C2294])=5;3;IF(LEN([.C2294])=6;4;IF(LEN([.C2294])=7;5;&quot;Fehler&quot;))))))" office:value-type="float" office:value="4" calcext:value-type="float">
            <text:p>4</text:p>
          </table:table-cell>
          <table:table-cell office:value-type="string" calcext:value-type="string">
            <text:p>RCL 11</text:p>
          </table:table-cell>
          <table:table-cell office:value-type="string" calcext:value-type="string">
            <text:p>OESTERREICHISCHE KUNSTMUSEEN <text:s/>SCHWEIZERISCHE KUNSTMUSEEN TSCHECHISCHE KUNSTMUSEEN <text:s/>SLOWAKISCHE KUNSTMUSEEN</text:p>
          </table:table-cell>
          <table:table-cell table:number-columns-repeated="5"/>
        </table:table-row>
        <table:table-row table:style-name="ro1">
          <table:table-cell table:formula="of:=IF([.B2295]=([.B2294]+2);&quot;Fehler&quot;;&quot;&quot;)">
            <text:p/>
          </table:table-cell>
          <table:table-cell table:formula="of:=IF(LEN([.C2295])=1;0;IF(LEN([.C2295])=2;1;IF(LEN([.C2295])=3;2;IF(LEN([.C2295])=5;3;IF(LEN([.C2295])=6;4;IF(LEN([.C2295])=7;5;&quot;Fehler&quot;))))))" office:value-type="float" office:value="4" calcext:value-type="float">
            <text:p>4</text:p>
          </table:table-cell>
          <table:table-cell office:value-type="string" calcext:value-type="string">
            <text:p>RCL 12</text:p>
          </table:table-cell>
          <table:table-cell office:value-type="string" calcext:value-type="string">
            <text:p>FRANZOESISCHE KUNSTMUSEEN <text:s/>BELGISCHE KUNSTMUSEEN NIEDERLAENDISCHE KUNSTMUSEEN</text:p>
          </table:table-cell>
          <table:table-cell table:number-columns-repeated="5"/>
        </table:table-row>
        <table:table-row table:style-name="ro1">
          <table:table-cell table:formula="of:=IF([.B2296]=([.B2295]+2);&quot;Fehler&quot;;&quot;&quot;)">
            <text:p/>
          </table:table-cell>
          <table:table-cell table:formula="of:=IF(LEN([.C2296])=1;0;IF(LEN([.C2296])=2;1;IF(LEN([.C2296])=3;2;IF(LEN([.C2296])=5;3;IF(LEN([.C2296])=6;4;IF(LEN([.C2296])=7;5;&quot;Fehler&quot;))))))" office:value-type="float" office:value="4" calcext:value-type="float">
            <text:p>4</text:p>
          </table:table-cell>
          <table:table-cell office:value-type="string" calcext:value-type="string">
            <text:p>RCL 13</text:p>
          </table:table-cell>
          <table:table-cell office:value-type="string" calcext:value-type="string">
            <text:p>KUNSTMUSEEN GROSSBRITANNIENS UND IRLANDS <text:s/>SKANDINAVISCHE KUNSTMUSEEN</text:p>
          </table:table-cell>
          <table:table-cell table:number-columns-repeated="5"/>
        </table:table-row>
        <table:table-row table:style-name="ro1">
          <table:table-cell table:formula="of:=IF([.B2297]=([.B2296]+2);&quot;Fehler&quot;;&quot;&quot;)">
            <text:p/>
          </table:table-cell>
          <table:table-cell table:formula="of:=IF(LEN([.C2297])=1;0;IF(LEN([.C2297])=2;1;IF(LEN([.C2297])=3;2;IF(LEN([.C2297])=5;3;IF(LEN([.C2297])=6;4;IF(LEN([.C2297])=7;5;&quot;Fehler&quot;))))))" office:value-type="float" office:value="4" calcext:value-type="float">
            <text:p>4</text:p>
          </table:table-cell>
          <table:table-cell office:value-type="string" calcext:value-type="string">
            <text:p>RCL 14</text:p>
          </table:table-cell>
          <table:table-cell office:value-type="string" calcext:value-type="string">
            <text:p>SPANISCHE KUNSTMUSEEN <text:s/>PORTUGIESISCHE KUNSTMUSEEN</text:p>
          </table:table-cell>
          <table:table-cell table:number-columns-repeated="5"/>
        </table:table-row>
        <table:table-row table:style-name="ro1">
          <table:table-cell table:formula="of:=IF([.B2298]=([.B2297]+2);&quot;Fehler&quot;;&quot;&quot;)">
            <text:p/>
          </table:table-cell>
          <table:table-cell table:formula="of:=IF(LEN([.C2298])=1;0;IF(LEN([.C2298])=2;1;IF(LEN([.C2298])=3;2;IF(LEN([.C2298])=5;3;IF(LEN([.C2298])=6;4;IF(LEN([.C2298])=7;5;&quot;Fehler&quot;))))))" office:value-type="float" office:value="4" calcext:value-type="float">
            <text:p>4</text:p>
          </table:table-cell>
          <table:table-cell office:value-type="string" calcext:value-type="string">
            <text:p>RCL 15</text:p>
          </table:table-cell>
          <table:table-cell office:value-type="string" calcext:value-type="string">
            <text:p>ITALIENISCHE KUNSTMUSEEN <text:s/>GRIECHISCHE KUNSTMUSEEN</text:p>
          </table:table-cell>
          <table:table-cell table:number-columns-repeated="5"/>
        </table:table-row>
        <table:table-row table:style-name="ro1">
          <table:table-cell table:formula="of:=IF([.B2299]=([.B2298]+2);&quot;Fehler&quot;;&quot;&quot;)">
            <text:p/>
          </table:table-cell>
          <table:table-cell table:formula="of:=IF(LEN([.C2299])=1;0;IF(LEN([.C2299])=2;1;IF(LEN([.C2299])=3;2;IF(LEN([.C2299])=5;3;IF(LEN([.C2299])=6;4;IF(LEN([.C2299])=7;5;&quot;Fehler&quot;))))))" office:value-type="float" office:value="4" calcext:value-type="float">
            <text:p>4</text:p>
          </table:table-cell>
          <table:table-cell office:value-type="string" calcext:value-type="string">
            <text:p>RCL 16</text:p>
          </table:table-cell>
          <table:table-cell office:value-type="string" calcext:value-type="string">
            <text:p>UNGARISCHE KUNSTMUSEEN <text:s/>RUMAENISCHE KUNSTMUSEEN BULGARISCHE KUNSTMUSEEN <text:s/>KUNSTMUSEEN JUGOSLAWIENS UND SEINER NACHFOLGESTAATEN</text:p>
          </table:table-cell>
          <table:table-cell table:number-columns-repeated="5"/>
        </table:table-row>
        <table:table-row table:style-name="ro1">
          <table:table-cell table:formula="of:=IF([.B2300]=([.B2299]+2);&quot;Fehler&quot;;&quot;&quot;)">
            <text:p/>
          </table:table-cell>
          <table:table-cell table:formula="of:=IF(LEN([.C2300])=1;0;IF(LEN([.C2300])=2;1;IF(LEN([.C2300])=3;2;IF(LEN([.C2300])=5;3;IF(LEN([.C2300])=6;4;IF(LEN([.C2300])=7;5;&quot;Fehler&quot;))))))" office:value-type="float" office:value="4" calcext:value-type="float">
            <text:p>4</text:p>
          </table:table-cell>
          <table:table-cell office:value-type="string" calcext:value-type="string">
            <text:p>RCL 17</text:p>
          </table:table-cell>
          <table:table-cell office:value-type="string" calcext:value-type="string">
            <text:p>RUSSISCHE KUNSTMUSEEN <text:s/>POLNISCHE KUNSTMUSEEN</text:p>
          </table:table-cell>
          <table:table-cell table:number-columns-repeated="5"/>
        </table:table-row>
        <table:table-row table:style-name="ro1">
          <table:table-cell table:formula="of:=IF([.B2301]=([.B2300]+2);&quot;Fehler&quot;;&quot;&quot;)">
            <text:p/>
          </table:table-cell>
          <table:table-cell table:formula="of:=IF(LEN([.C2301])=1;0;IF(LEN([.C2301])=2;1;IF(LEN([.C2301])=3;2;IF(LEN([.C2301])=5;3;IF(LEN([.C2301])=6;4;IF(LEN([.C2301])=7;5;&quot;Fehler&quot;))))))" office:value-type="float" office:value="4" calcext:value-type="float">
            <text:p>4</text:p>
          </table:table-cell>
          <table:table-cell office:value-type="string" calcext:value-type="string">
            <text:p>RCL 18</text:p>
          </table:table-cell>
          <table:table-cell office:value-type="string" calcext:value-type="string">
            <text:p>AMERIKANISCHE KUNSTMUSEEN</text:p>
          </table:table-cell>
          <table:table-cell table:number-columns-repeated="5"/>
        </table:table-row>
        <table:table-row table:style-name="ro1">
          <table:table-cell table:formula="of:=IF([.B2302]=([.B2301]+2);&quot;Fehler&quot;;&quot;&quot;)">
            <text:p/>
          </table:table-cell>
          <table:table-cell table:formula="of:=IF(LEN([.C2302])=1;0;IF(LEN([.C2302])=2;1;IF(LEN([.C2302])=3;2;IF(LEN([.C2302])=5;3;IF(LEN([.C2302])=6;4;IF(LEN([.C2302])=7;5;&quot;Fehler&quot;))))))" office:value-type="float" office:value="4" calcext:value-type="float">
            <text:p>4</text:p>
          </table:table-cell>
          <table:table-cell office:value-type="string" calcext:value-type="string">
            <text:p>RCL 19</text:p>
          </table:table-cell>
          <table:table-cell office:value-type="string" calcext:value-type="string">
            <text:p>KUNSTMUSEEN SONSTIGER LAENDER</text:p>
          </table:table-cell>
          <table:table-cell table:number-columns-repeated="5"/>
        </table:table-row>
        <table:table-row table:style-name="ro1">
          <table:table-cell table:formula="of:=IF([.B2303]=([.B2302]+2);&quot;Fehler&quot;;&quot;&quot;)">
            <text:p/>
          </table:table-cell>
          <table:table-cell table:formula="of:=IF(LEN([.C2303])=1;0;IF(LEN([.C2303])=2;1;IF(LEN([.C2303])=3;2;IF(LEN([.C2303])=5;3;IF(LEN([.C2303])=6;4;IF(LEN([.C2303])=7;5;&quot;Fehler&quot;))))))" office:value-type="float" office:value="2" calcext:value-type="float">
            <text:p>2</text:p>
          </table:table-cell>
          <table:table-cell office:value-type="string" calcext:value-type="string">
            <text:p>RCM</text:p>
          </table:table-cell>
          <table:table-cell office:value-type="string" calcext:value-type="string">
            <text:p>KUNSTHANDEL <text:s/>KUNSTSAMMELN <text:s/>ANTIQUITAETENSAMMELN</text:p>
          </table:table-cell>
          <table:table-cell table:number-columns-repeated="5"/>
        </table:table-row>
        <table:table-row table:style-name="ro1">
          <table:table-cell table:formula="of:=IF([.B2304]=([.B2303]+2);&quot;Fehler&quot;;&quot;&quot;)">
            <text:p/>
          </table:table-cell>
          <table:table-cell table:formula="of:=IF(LEN([.C2304])=1;0;IF(LEN([.C2304])=2;1;IF(LEN([.C2304])=3;2;IF(LEN([.C2304])=5;3;IF(LEN([.C2304])=6;4;IF(LEN([.C2304])=7;5;&quot;Fehler&quot;))))))" office:value-type="float" office:value="1" calcext:value-type="float">
            <text:p>1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BERUF UND AUSBILDUNG DES KUENSTLERS – KUENSTLERISCHE TECHNIKEN</text:p>
          </table:table-cell>
          <table:table-cell table:number-columns-repeated="5"/>
        </table:table-row>
        <table:table-row table:style-name="ro1">
          <table:table-cell table:formula="of:=IF([.B2305]=([.B2304]+2);&quot;Fehler&quot;;&quot;&quot;)">
            <text:p/>
          </table:table-cell>
          <table:table-cell table:formula="of:=IF(LEN([.C2305])=1;0;IF(LEN([.C2305])=2;1;IF(LEN([.C2305])=3;2;IF(LEN([.C2305])=5;3;IF(LEN([.C2305])=6;4;IF(LEN([.C2305])=7;5;&quot;Fehler&quot;))))))" office:value-type="float" office:value="2" calcext:value-type="float">
            <text:p>2</text:p>
          </table:table-cell>
          <table:table-cell office:value-type="string" calcext:value-type="string">
            <text:p>RDG</text:p>
          </table:table-cell>
          <table:table-cell office:value-type="string" calcext:value-type="string">
            <text:p>BERUF DES KUENSTLERS - GESCHICHTE, PSYCHOLOGIE UND SOZIOLOGIE DES KUENSTLERS</text:p>
          </table:table-cell>
          <table:table-cell table:number-columns-repeated="5"/>
        </table:table-row>
        <table:table-row table:style-name="ro1">
          <table:table-cell table:formula="of:=IF([.B2306]=([.B2305]+2);&quot;Fehler&quot;;&quot;&quot;)">
            <text:p/>
          </table:table-cell>
          <table:table-cell table:formula="of:=IF(LEN([.C2306])=1;0;IF(LEN([.C2306])=2;1;IF(LEN([.C2306])=3;2;IF(LEN([.C2306])=5;3;IF(LEN([.C2306])=6;4;IF(LEN([.C2306])=7;5;&quot;Fehler&quot;))))))" office:value-type="float" office:value="2" calcext:value-type="float">
            <text:p>2</text:p>
          </table:table-cell>
          <table:table-cell office:value-type="string" calcext:value-type="string">
            <text:p>RDK</text:p>
          </table:table-cell>
          <table:table-cell office:value-type="string" calcext:value-type="string">
            <text:p>AUSBILDUNG DES KUENSTLERS</text:p>
          </table:table-cell>
          <table:table-cell table:number-columns-repeated="5"/>
        </table:table-row>
        <table:table-row table:style-name="ro1">
          <table:table-cell table:formula="of:=IF([.B2307]=([.B2306]+2);&quot;Fehler&quot;;&quot;&quot;)">
            <text:p/>
          </table:table-cell>
          <table:table-cell table:formula="of:=IF(LEN([.C2307])=1;0;IF(LEN([.C2307])=2;1;IF(LEN([.C2307])=3;2;IF(LEN([.C2307])=5;3;IF(LEN([.C2307])=6;4;IF(LEN([.C2307])=7;5;&quot;Fehler&quot;))))))" office:value-type="float" office:value="2" calcext:value-type="float">
            <text:p>2</text:p>
          </table:table-cell>
          <table:table-cell office:value-type="string" calcext:value-type="string">
            <text:p>RDL</text:p>
          </table:table-cell>
          <table:table-cell office:value-type="string" calcext:value-type="string">
            <text:p>KUENSTLERISCHE GESTALTUNGSLEHRE : ALLGEMEINES</text:p>
          </table:table-cell>
          <table:table-cell table:number-columns-repeated="5"/>
        </table:table-row>
        <table:table-row table:style-name="ro1">
          <table:table-cell table:formula="of:=IF([.B2308]=([.B2307]+2);&quot;Fehler&quot;;&quot;&quot;)">
            <text:p/>
          </table:table-cell>
          <table:table-cell table:formula="of:=IF(LEN([.C2308])=1;0;IF(LEN([.C2308])=2;1;IF(LEN([.C2308])=3;2;IF(LEN([.C2308])=5;3;IF(LEN([.C2308])=6;4;IF(LEN([.C2308])=7;5;&quot;Fehler&quot;))))))" office:value-type="float" office:value="3" calcext:value-type="float">
            <text:p>3</text:p>
          </table:table-cell>
          <table:table-cell office:value-type="string" calcext:value-type="string">
            <text:p>RDL 1</text:p>
          </table:table-cell>
          <table:table-cell office:value-type="string" calcext:value-type="string">
            <text:p>PERSPEKTIVLEHRE <text:s/>PROPORTIONSLEHRE</text:p>
          </table:table-cell>
          <table:table-cell table:number-columns-repeated="5"/>
        </table:table-row>
        <table:table-row table:style-name="ro1">
          <table:table-cell table:formula="of:=IF([.B2309]=([.B2308]+2);&quot;Fehler&quot;;&quot;&quot;)">
            <text:p/>
          </table:table-cell>
          <table:table-cell table:formula="of:=IF(LEN([.C2309])=1;0;IF(LEN([.C2309])=2;1;IF(LEN([.C2309])=3;2;IF(LEN([.C2309])=5;3;IF(LEN([.C2309])=6;4;IF(LEN([.C2309])=7;5;&quot;Fehler&quot;))))))" office:value-type="float" office:value="3" calcext:value-type="float">
            <text:p>3</text:p>
          </table:table-cell>
          <table:table-cell office:value-type="string" calcext:value-type="string">
            <text:p>RDL 2</text:p>
          </table:table-cell>
          <table:table-cell office:value-type="string" calcext:value-type="string">
            <text:p>KUENSTLERISCHE ANATOMIE</text:p>
          </table:table-cell>
          <table:table-cell table:number-columns-repeated="5"/>
        </table:table-row>
        <table:table-row table:style-name="ro1">
          <table:table-cell table:formula="of:=IF([.B2310]=([.B2309]+2);&quot;Fehler&quot;;&quot;&quot;)">
            <text:p/>
          </table:table-cell>
          <table:table-cell table:formula="of:=IF(LEN([.C2310])=1;0;IF(LEN([.C2310])=2;1;IF(LEN([.C2310])=3;2;IF(LEN([.C2310])=5;3;IF(LEN([.C2310])=6;4;IF(LEN([.C2310])=7;5;&quot;Fehler&quot;))))))" office:value-type="float" office:value="3" calcext:value-type="float">
            <text:p>3</text:p>
          </table:table-cell>
          <table:table-cell office:value-type="string" calcext:value-type="string">
            <text:p>RDL 3</text:p>
          </table:table-cell>
          <table:table-cell office:value-type="string" calcext:value-type="string">
            <text:p>KUENSTLERISCHE FARBENLEHRE</text:p>
          </table:table-cell>
          <table:table-cell table:number-columns-repeated="5"/>
        </table:table-row>
        <table:table-row table:style-name="ro1">
          <table:table-cell table:formula="of:=IF([.B2311]=([.B2310]+2);&quot;Fehler&quot;;&quot;&quot;)">
            <text:p/>
          </table:table-cell>
          <table:table-cell table:formula="of:=IF(LEN([.C2311])=1;0;IF(LEN([.C2311])=2;1;IF(LEN([.C2311])=3;2;IF(LEN([.C2311])=5;3;IF(LEN([.C2311])=6;4;IF(LEN([.C2311])=7;5;&quot;Fehler&quot;))))))" office:value-type="float" office:value="2" calcext:value-type="float">
            <text:p>2</text:p>
          </table:table-cell>
          <table:table-cell office:value-type="string" calcext:value-type="string">
            <text:p>RDM</text:p>
          </table:table-cell>
          <table:table-cell office:value-type="string" calcext:value-type="string">
            <text:p>BILDNERISCHE TECHNIKEN : DARSTELLUNGEN MEHRERER TECHNIKEN</text:p>
          </table:table-cell>
          <table:table-cell table:number-columns-repeated="5"/>
        </table:table-row>
        <table:table-row table:style-name="ro1">
          <table:table-cell table:formula="of:=IF([.B2312]=([.B2311]+2);&quot;Fehler&quot;;&quot;&quot;)">
            <text:p/>
          </table:table-cell>
          <table:table-cell table:formula="of:=IF(LEN([.C2312])=1;0;IF(LEN([.C2312])=2;1;IF(LEN([.C2312])=3;2;IF(LEN([.C2312])=5;3;IF(LEN([.C2312])=6;4;IF(LEN([.C2312])=7;5;&quot;Fehler&quot;))))))" office:value-type="float" office:value="3" calcext:value-type="float">
            <text:p>3</text:p>
          </table:table-cell>
          <table:table-cell office:value-type="string" calcext:value-type="string">
            <text:p>RDM 1</text:p>
          </table:table-cell>
          <table:table-cell office:value-type="string" calcext:value-type="string">
            <text:p>ZEICHENTECHNIKEN</text:p>
          </table:table-cell>
          <table:table-cell table:number-columns-repeated="5"/>
        </table:table-row>
        <table:table-row table:style-name="ro1">
          <table:table-cell table:formula="of:=IF([.B2313]=([.B2312]+2);&quot;Fehler&quot;;&quot;&quot;)">
            <text:p/>
          </table:table-cell>
          <table:table-cell table:formula="of:=IF(LEN([.C2313])=1;0;IF(LEN([.C2313])=2;1;IF(LEN([.C2313])=3;2;IF(LEN([.C2313])=5;3;IF(LEN([.C2313])=6;4;IF(LEN([.C2313])=7;5;&quot;Fehler&quot;))))))" office:value-type="float" office:value="3" calcext:value-type="float">
            <text:p>3</text:p>
          </table:table-cell>
          <table:table-cell office:value-type="string" calcext:value-type="string">
            <text:p>RDM 2</text:p>
          </table:table-cell>
          <table:table-cell office:value-type="string" calcext:value-type="string">
            <text:p>GRAPHISCHE TECHNIKEN</text:p>
          </table:table-cell>
          <table:table-cell table:number-columns-repeated="5"/>
        </table:table-row>
        <table:table-row table:style-name="ro1">
          <table:table-cell table:formula="of:=IF([.B2314]=([.B2313]+2);&quot;Fehler&quot;;&quot;&quot;)">
            <text:p/>
          </table:table-cell>
          <table:table-cell table:formula="of:=IF(LEN([.C2314])=1;0;IF(LEN([.C2314])=2;1;IF(LEN([.C2314])=3;2;IF(LEN([.C2314])=5;3;IF(LEN([.C2314])=6;4;IF(LEN([.C2314])=7;5;&quot;Fehler&quot;))))))" office:value-type="float" office:value="3" calcext:value-type="float">
            <text:p>3</text:p>
          </table:table-cell>
          <table:table-cell office:value-type="string" calcext:value-type="string">
            <text:p>RDM 3</text:p>
          </table:table-cell>
          <table:table-cell office:value-type="string" calcext:value-type="string">
            <text:p>MALTECHNIKEN <text:s/>BEMALEN VON HOLZ, GLAS, PORZELLAN U.A.</text:p>
          </table:table-cell>
          <table:table-cell table:number-columns-repeated="5"/>
        </table:table-row>
        <table:table-row table:style-name="ro1">
          <table:table-cell table:formula="of:=IF([.B2315]=([.B2314]+2);&quot;Fehler&quot;;&quot;&quot;)">
            <text:p/>
          </table:table-cell>
          <table:table-cell table:formula="of:=IF(LEN([.C2315])=1;0;IF(LEN([.C2315])=2;1;IF(LEN([.C2315])=3;2;IF(LEN([.C2315])=5;3;IF(LEN([.C2315])=6;4;IF(LEN([.C2315])=7;5;&quot;Fehler&quot;))))))" office:value-type="float" office:value="3" calcext:value-type="float">
            <text:p>3</text:p>
          </table:table-cell>
          <table:table-cell office:value-type="string" calcext:value-type="string">
            <text:p>RDM 4</text:p>
          </table:table-cell>
          <table:table-cell office:value-type="string" calcext:value-type="string">
            <text:p>PLASTISCHE TECHNIKEN</text:p>
          </table:table-cell>
          <table:table-cell table:number-columns-repeated="5"/>
        </table:table-row>
        <table:table-row table:style-name="ro1">
          <table:table-cell table:formula="of:=IF([.B2316]=([.B2315]+2);&quot;Fehler&quot;;&quot;&quot;)">
            <text:p/>
          </table:table-cell>
          <table:table-cell table:formula="of:=IF(LEN([.C2316])=1;0;IF(LEN([.C2316])=2;1;IF(LEN([.C2316])=3;2;IF(LEN([.C2316])=5;3;IF(LEN([.C2316])=6;4;IF(LEN([.C2316])=7;5;&quot;Fehler&quot;))))))" office:value-type="float" office:value="3" calcext:value-type="float">
            <text:p>3</text:p>
          </table:table-cell>
          <table:table-cell office:value-type="string" calcext:value-type="string">
            <text:p>RDM 5</text:p>
          </table:table-cell>
          <table:table-cell office:value-type="string" calcext:value-type="string">
            <text:p>BILDNERISCHE TECHNIKEN MIT TEXTILIEN</text:p>
          </table:table-cell>
          <table:table-cell table:number-columns-repeated="5"/>
        </table:table-row>
        <table:table-row table:style-name="ro1">
          <table:table-cell table:formula="of:=IF([.B2317]=([.B2316]+2);&quot;Fehler&quot;;&quot;&quot;)">
            <text:p/>
          </table:table-cell>
          <table:table-cell table:formula="of:=IF(LEN([.C2317])=1;0;IF(LEN([.C2317])=2;1;IF(LEN([.C2317])=3;2;IF(LEN([.C2317])=5;3;IF(LEN([.C2317])=6;4;IF(LEN([.C2317])=7;5;&quot;Fehler&quot;))))))" office:value-type="float" office:value="3" calcext:value-type="float">
            <text:p>3</text:p>
          </table:table-cell>
          <table:table-cell office:value-type="string" calcext:value-type="string">
            <text:p>RDM 8</text:p>
          </table:table-cell>
          <table:table-cell office:value-type="string" calcext:value-type="string">
            <text:p>MOSAIKARBEITEN <text:s/>EINLEGEARBEITEN (INTARSIEN) ZUSAMMENGESETZTE GLASBILDER UND -LAMPEN</text:p>
          </table:table-cell>
          <table:table-cell table:number-columns-repeated="5"/>
        </table:table-row>
        <table:table-row table:style-name="ro1">
          <table:table-cell table:formula="of:=IF([.B2318]=([.B2317]+2);&quot;Fehler&quot;;&quot;&quot;)">
            <text:p/>
          </table:table-cell>
          <table:table-cell table:formula="of:=IF(LEN([.C2318])=1;0;IF(LEN([.C2318])=2;1;IF(LEN([.C2318])=3;2;IF(LEN([.C2318])=5;3;IF(LEN([.C2318])=6;4;IF(LEN([.C2318])=7;5;&quot;Fehler&quot;))))))" office:value-type="float" office:value="3" calcext:value-type="float">
            <text:p>3</text:p>
          </table:table-cell>
          <table:table-cell office:value-type="string" calcext:value-type="string">
            <text:p>RDM 9</text:p>
          </table:table-cell>
          <table:table-cell office:value-type="string" calcext:value-type="string">
            <text:p>SONSTIGE BILDNERISCHE TECHNIKEN</text:p>
          </table:table-cell>
          <table:table-cell table:number-columns-repeated="5"/>
        </table:table-row>
        <table:table-row table:style-name="ro1">
          <table:table-cell table:formula="of:=IF([.B2319]=([.B2318]+2);&quot;Fehler&quot;;&quot;&quot;)">
            <text:p/>
          </table:table-cell>
          <table:table-cell table:formula="of:=IF(LEN([.C2319])=1;0;IF(LEN([.C2319])=2;1;IF(LEN([.C2319])=3;2;IF(LEN([.C2319])=5;3;IF(LEN([.C2319])=6;4;IF(LEN([.C2319])=7;5;&quot;Fehler&quot;))))))" office:value-type="float" office:value="1" calcext:value-type="float">
            <text:p>1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LLGEMEINE KUNSTGESCHICHTE : GESAMTDARSTELLUNGEN DER KUNST ALLER VOELKER UND ZEITEN</text:p>
          </table:table-cell>
          <table:table-cell table:number-columns-repeated="5"/>
        </table:table-row>
        <table:table-row table:style-name="ro1">
          <table:table-cell table:formula="of:=IF([.B2320]=([.B2319]+2);&quot;Fehler&quot;;&quot;&quot;)">
            <text:p/>
          </table:table-cell>
          <table:table-cell table:formula="of:=IF(LEN([.C2320])=1;0;IF(LEN([.C2320])=2;1;IF(LEN([.C2320])=3;2;IF(LEN([.C2320])=5;3;IF(LEN([.C2320])=6;4;IF(LEN([.C2320])=7;5;&quot;Fehler&quot;))))))" office:value-type="float" office:value="2" calcext:value-type="float">
            <text:p>2</text:p>
          </table:table-cell>
          <table:table-cell office:value-type="string" calcext:value-type="string">
            <text:p>REK</text:p>
          </table:table-cell>
          <table:table-cell office:value-type="string" calcext:value-type="string">
            <text:p>EINZELNE KUNSTGATTUNGEN : THEORIE UND GESCHICHTE DER KUNSTGATTUNGEN IN MEHREREN LAENDERN UND MEHREREN EPOCHEN</text:p>
          </table:table-cell>
          <table:table-cell table:number-columns-repeated="5"/>
        </table:table-row>
        <table:table-row table:style-name="ro1">
          <table:table-cell table:formula="of:=IF([.B2321]=([.B2320]+2);&quot;Fehler&quot;;&quot;&quot;)">
            <text:p/>
          </table:table-cell>
          <table:table-cell table:formula="of:=IF(LEN([.C2321])=1;0;IF(LEN([.C2321])=2;1;IF(LEN([.C2321])=3;2;IF(LEN([.C2321])=5;3;IF(LEN([.C2321])=6;4;IF(LEN([.C2321])=7;5;&quot;Fehler&quot;))))))" office:value-type="float" office:value="3" calcext:value-type="float">
            <text:p>3</text:p>
          </table:table-cell>
          <table:table-cell office:value-type="string" calcext:value-type="string">
            <text:p>REK 1</text:p>
          </table:table-cell>
          <table:table-cell office:value-type="string" calcext:value-type="string">
            <text:p>ARCHITEKTUR (BAUKUNST) <text:s/>EINZELNE GATTUNGEN UND WERKSTOFFE DER ARCHITEKTUR <text:s/>EINZELNE BAUTEILE <text:s/>STAEDTEBAU</text:p>
          </table:table-cell>
          <table:table-cell table:number-columns-repeated="5"/>
        </table:table-row>
        <table:table-row table:style-name="ro1">
          <table:table-cell table:formula="of:=IF([.B2322]=([.B2321]+2);&quot;Fehler&quot;;&quot;&quot;)">
            <text:p/>
          </table:table-cell>
          <table:table-cell table:formula="of:=IF(LEN([.C2322])=1;0;IF(LEN([.C2322])=2;1;IF(LEN([.C2322])=3;2;IF(LEN([.C2322])=5;3;IF(LEN([.C2322])=6;4;IF(LEN([.C2322])=7;5;&quot;Fehler&quot;))))))" office:value-type="float" office:value="3" calcext:value-type="float">
            <text:p>3</text:p>
          </table:table-cell>
          <table:table-cell office:value-type="string" calcext:value-type="string">
            <text:p>REK 2</text:p>
          </table:table-cell>
          <table:table-cell office:value-type="string" calcext:value-type="string">
            <text:p>PLASTIK (SKULPTUR) <text:s/>EINZELNE GATTUNGEN UND WERKSTOFFE DER PLASTIK</text:p>
          </table:table-cell>
          <table:table-cell table:number-columns-repeated="5"/>
        </table:table-row>
        <table:table-row table:style-name="ro1">
          <table:table-cell table:formula="of:=IF([.B2323]=([.B2322]+2);&quot;Fehler&quot;;&quot;&quot;)">
            <text:p/>
          </table:table-cell>
          <table:table-cell table:formula="of:=IF(LEN([.C2323])=1;0;IF(LEN([.C2323])=2;1;IF(LEN([.C2323])=3;2;IF(LEN([.C2323])=5;3;IF(LEN([.C2323])=6;4;IF(LEN([.C2323])=7;5;&quot;Fehler&quot;))))))" office:value-type="float" office:value="3" calcext:value-type="float">
            <text:p>3</text:p>
          </table:table-cell>
          <table:table-cell office:value-type="string" calcext:value-type="string">
            <text:p>REK 3</text:p>
          </table:table-cell>
          <table:table-cell office:value-type="string" calcext:value-type="string">
            <text:p>MALEREI</text:p>
          </table:table-cell>
          <table:table-cell table:number-columns-repeated="5"/>
        </table:table-row>
        <table:table-row table:style-name="ro1">
          <table:table-cell table:formula="of:=IF([.B2324]=([.B2323]+2);&quot;Fehler&quot;;&quot;&quot;)">
            <text:p/>
          </table:table-cell>
          <table:table-cell table:formula="of:=IF(LEN([.C2324])=1;0;IF(LEN([.C2324])=2;1;IF(LEN([.C2324])=3;2;IF(LEN([.C2324])=5;3;IF(LEN([.C2324])=6;4;IF(LEN([.C2324])=7;5;&quot;Fehler&quot;))))))" office:value-type="float" office:value="4" calcext:value-type="float">
            <text:p>4</text:p>
          </table:table-cell>
          <table:table-cell office:value-type="string" calcext:value-type="string">
            <text:p>REK 30</text:p>
          </table:table-cell>
          <table:table-cell office:value-type="string" calcext:value-type="string">
            <text:p>EINZELNE GATTUNGEN UND WERKSTOFFE DER MALEREI</text:p>
          </table:table-cell>
          <table:table-cell table:number-columns-repeated="5"/>
        </table:table-row>
        <table:table-row table:style-name="ro1">
          <table:table-cell table:formula="of:=IF([.B2325]=([.B2324]+2);&quot;Fehler&quot;;&quot;&quot;)">
            <text:p/>
          </table:table-cell>
          <table:table-cell table:formula="of:=IF(LEN([.C2325])=1;0;IF(LEN([.C2325])=2;1;IF(LEN([.C2325])=3;2;IF(LEN([.C2325])=5;3;IF(LEN([.C2325])=6;4;IF(LEN([.C2325])=7;5;&quot;Fehler&quot;))))))" office:value-type="float" office:value="3" calcext:value-type="float">
            <text:p>3</text:p>
          </table:table-cell>
          <table:table-cell office:value-type="string" calcext:value-type="string">
            <text:p>REK 4</text:p>
          </table:table-cell>
          <table:table-cell office:value-type="string" calcext:value-type="string">
            <text:p>GRAPHIK (HANDZEICHNUNG UND DRUCKGRAPHIK) <text:s/>EINZELNE GATTUNGEN DER HANDZEICHNUNG UND DRUCKGRAPHIK</text:p>
          </table:table-cell>
          <table:table-cell table:number-columns-repeated="5"/>
        </table:table-row>
        <table:table-row table:style-name="ro1">
          <table:table-cell table:formula="of:=IF([.B2326]=([.B2325]+2);&quot;Fehler&quot;;&quot;&quot;)">
            <text:p/>
          </table:table-cell>
          <table:table-cell table:formula="of:=IF(LEN([.C2326])=1;0;IF(LEN([.C2326])=2;1;IF(LEN([.C2326])=3;2;IF(LEN([.C2326])=5;3;IF(LEN([.C2326])=6;4;IF(LEN([.C2326])=7;5;&quot;Fehler&quot;))))))" office:value-type="float" office:value="2" calcext:value-type="float">
            <text:p>2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SONDERGEBIETE DER ALLGEMEINEN KUNSTGESCHICHTE</text:p>
          </table:table-cell>
          <table:table-cell table:number-columns-repeated="5"/>
        </table:table-row>
        <table:table-row table:style-name="ro1">
          <table:table-cell table:formula="of:=IF([.B2327]=([.B2326]+2);&quot;Fehler&quot;;&quot;&quot;)">
            <text:p/>
          </table:table-cell>
          <table:table-cell table:formula="of:=IF(LEN([.C2327])=1;0;IF(LEN([.C2327])=2;1;IF(LEN([.C2327])=3;2;IF(LEN([.C2327])=5;3;IF(LEN([.C2327])=6;4;IF(LEN([.C2327])=7;5;&quot;Fehler&quot;))))))" office:value-type="float" office:value="3" calcext:value-type="float">
            <text:p>3</text:p>
          </table:table-cell>
          <table:table-cell office:value-type="string" calcext:value-type="string">
            <text:p>REL 2</text:p>
          </table:table-cell>
          <table:table-cell office:value-type="string" calcext:value-type="string">
            <text:p>NAIVE KUNST</text:p>
          </table:table-cell>
          <table:table-cell table:number-columns-repeated="5"/>
        </table:table-row>
        <table:table-row table:style-name="ro1">
          <table:table-cell table:formula="of:=IF([.B2328]=([.B2327]+2);&quot;Fehler&quot;;&quot;&quot;)">
            <text:p/>
          </table:table-cell>
          <table:table-cell table:formula="of:=IF(LEN([.C2328])=1;0;IF(LEN([.C2328])=2;1;IF(LEN([.C2328])=3;2;IF(LEN([.C2328])=5;3;IF(LEN([.C2328])=6;4;IF(LEN([.C2328])=7;5;&quot;Fehler&quot;))))))" office:value-type="float" office:value="3" calcext:value-type="float">
            <text:p>3</text:p>
          </table:table-cell>
          <table:table-cell office:value-type="string" calcext:value-type="string">
            <text:p>REL 3</text:p>
          </table:table-cell>
          <table:table-cell office:value-type="string" calcext:value-type="string">
            <text:p>KINDERKUNST</text:p>
          </table:table-cell>
          <table:table-cell table:number-columns-repeated="5"/>
        </table:table-row>
        <table:table-row table:style-name="ro1">
          <table:table-cell table:formula="of:=IF([.B2329]=([.B2328]+2);&quot;Fehler&quot;;&quot;&quot;)">
            <text:p/>
          </table:table-cell>
          <table:table-cell table:formula="of:=IF(LEN([.C2329])=1;0;IF(LEN([.C2329])=2;1;IF(LEN([.C2329])=3;2;IF(LEN([.C2329])=5;3;IF(LEN([.C2329])=6;4;IF(LEN([.C2329])=7;5;&quot;Fehler&quot;))))))" office:value-type="float" office:value="3" calcext:value-type="float">
            <text:p>3</text:p>
          </table:table-cell>
          <table:table-cell office:value-type="string" calcext:value-type="string">
            <text:p>REL 4</text:p>
          </table:table-cell>
          <table:table-cell office:value-type="string" calcext:value-type="string">
            <text:p>PHANTASTISCHE KUNST <text:s/>KUNST UNTER DEM EINFLUSS VON DROGEN KUNST PSYCHISCH KRANKER</text:p>
          </table:table-cell>
          <table:table-cell table:number-columns-repeated="5"/>
        </table:table-row>
        <table:table-row table:style-name="ro1">
          <table:table-cell table:formula="of:=IF([.B2330]=([.B2329]+2);&quot;Fehler&quot;;&quot;&quot;)">
            <text:p/>
          </table:table-cell>
          <table:table-cell table:formula="of:=IF(LEN([.C2330])=1;0;IF(LEN([.C2330])=2;1;IF(LEN([.C2330])=3;2;IF(LEN([.C2330])=5;3;IF(LEN([.C2330])=6;4;IF(LEN([.C2330])=7;5;&quot;Fehler&quot;))))))" office:value-type="float" office:value="2" calcext:value-type="float">
            <text:p>2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IKONOGRAPHIE <text:s/>IKONOLOGIE : ALLGEMEINES</text:p>
          </table:table-cell>
          <table:table-cell table:number-columns-repeated="5"/>
        </table:table-row>
        <table:table-row table:style-name="ro1">
          <table:table-cell table:formula="of:=IF([.B2331]=([.B2330]+2);&quot;Fehler&quot;;&quot;&quot;)">
            <text:p/>
          </table:table-cell>
          <table:table-cell table:formula="of:=IF(LEN([.C2331])=1;0;IF(LEN([.C2331])=2;1;IF(LEN([.C2331])=3;2;IF(LEN([.C2331])=5;3;IF(LEN([.C2331])=6;4;IF(LEN([.C2331])=7;5;&quot;Fehler&quot;))))))" office:value-type="float" office:value="3" calcext:value-type="float">
            <text:p>3</text:p>
          </table:table-cell>
          <table:table-cell office:value-type="string" calcext:value-type="string">
            <text:p>REM 1</text:p>
          </table:table-cell>
          <table:table-cell office:value-type="string" calcext:value-type="string">
            <text:p>EINZELNE THEMEN UND MOTIVE DER KUNST</text:p>
          </table:table-cell>
          <table:table-cell table:number-columns-repeated="5"/>
        </table:table-row>
        <table:table-row table:style-name="ro1">
          <table:table-cell table:formula="of:=IF([.B2332]=([.B2331]+2);&quot;Fehler&quot;;&quot;&quot;)">
            <text:p/>
          </table:table-cell>
          <table:table-cell table:formula="of:=IF(LEN([.C2332])=1;0;IF(LEN([.C2332])=2;1;IF(LEN([.C2332])=3;2;IF(LEN([.C2332])=5;3;IF(LEN([.C2332])=6;4;IF(LEN([.C2332])=7;5;&quot;Fehler&quot;))))))" office:value-type="float" office:value="1" calcext:value-type="float">
            <text:p>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UROPAEISCHE KUNST : GESAMTDARSTELLUNGEN – DARSTELLUNGEN MEHRERER LAENDER UND EPOCHEN</text:p>
          </table:table-cell>
          <table:table-cell table:number-columns-repeated="5"/>
        </table:table-row>
        <table:table-row table:style-name="ro1">
          <table:table-cell table:formula="of:=IF([.B2333]=([.B2332]+2);&quot;Fehler&quot;;&quot;&quot;)">
            <text:p/>
          </table:table-cell>
          <table:table-cell table:formula="of:=IF(LEN([.C2333])=1;0;IF(LEN([.C2333])=2;1;IF(LEN([.C2333])=3;2;IF(LEN([.C2333])=5;3;IF(LEN([.C2333])=6;4;IF(LEN([.C2333])=7;5;&quot;Fehler&quot;))))))" office:value-type="float" office:value="2" calcext:value-type="float">
            <text:p>2</text:p>
          </table:table-cell>
          <table:table-cell office:value-type="string" calcext:value-type="string">
            <text:p>RFK</text:p>
          </table:table-cell>
          <table:table-cell office:value-type="string" calcext:value-type="string">
            <text:p>EUROPAEISCHE KUNSTTOPOGRAPHIE</text:p>
          </table:table-cell>
          <table:table-cell table:number-columns-repeated="5"/>
        </table:table-row>
        <table:table-row table:style-name="ro1">
          <table:table-cell table:formula="of:=IF([.B2334]=([.B2333]+2);&quot;Fehler&quot;;&quot;&quot;)">
            <text:p/>
          </table:table-cell>
          <table:table-cell table:formula="of:=IF(LEN([.C2334])=1;0;IF(LEN([.C2334])=2;1;IF(LEN([.C2334])=3;2;IF(LEN([.C2334])=5;3;IF(LEN([.C2334])=6;4;IF(LEN([.C2334])=7;5;&quot;Fehler&quot;))))))" office:value-type="float" office:value="3" calcext:value-type="float">
            <text:p>3</text:p>
          </table:table-cell>
          <table:table-cell office:value-type="string" calcext:value-type="string">
            <text:p>RFK 1</text:p>
          </table:table-cell>
          <table:table-cell office:value-type="string" calcext:value-type="string">
            <text:p>MITTELEUROPAEISCHE KUNST</text:p>
          </table:table-cell>
          <table:table-cell table:number-columns-repeated="5"/>
        </table:table-row>
        <table:table-row table:style-name="ro1">
          <table:table-cell table:formula="of:=IF([.B2335]=([.B2334]+2);&quot;Fehler&quot;;&quot;&quot;)">
            <text:p/>
          </table:table-cell>
          <table:table-cell table:formula="of:=IF(LEN([.C2335])=1;0;IF(LEN([.C2335])=2;1;IF(LEN([.C2335])=3;2;IF(LEN([.C2335])=5;3;IF(LEN([.C2335])=6;4;IF(LEN([.C2335])=7;5;&quot;Fehler&quot;))))))" office:value-type="float" office:value="4" calcext:value-type="float">
            <text:p>4</text:p>
          </table:table-cell>
          <table:table-cell office:value-type="string" calcext:value-type="string">
            <text:p>RFK 10</text:p>
          </table:table-cell>
          <table:table-cell office:value-type="string" calcext:value-type="string">
            <text:p>OESTERREICHISCHE KUNST : GESAMTDARSTELLUNGEN</text:p>
          </table:table-cell>
          <table:table-cell table:number-columns-repeated="5"/>
        </table:table-row>
        <table:table-row table:style-name="ro1">
          <table:table-cell table:formula="of:=IF([.B2336]=([.B2335]+2);&quot;Fehler&quot;;&quot;&quot;)">
            <text:p/>
          </table:table-cell>
          <table:table-cell table:formula="of:=IF(LEN([.C2336])=1;0;IF(LEN([.C2336])=2;1;IF(LEN([.C2336])=3;2;IF(LEN([.C2336])=5;3;IF(LEN([.C2336])=6;4;IF(LEN([.C2336])=7;5;&quot;Fehler&quot;))))))" office:value-type="float" office:value="5" calcext:value-type="float">
            <text:p>5</text:p>
          </table:table-cell>
          <table:table-cell office:value-type="string" calcext:value-type="string">
            <text:p>RFK 100</text:p>
          </table:table-cell>
          <table:table-cell office:value-type="string" calcext:value-type="string">
            <text:p>KUNST EINZELNER OESTERREICHISCHER LANDSCHAFTEN</text:p>
          </table:table-cell>
          <table:table-cell table:number-columns-repeated="5"/>
        </table:table-row>
        <table:table-row table:style-name="ro1">
          <table:table-cell table:formula="of:=IF([.B2337]=([.B2336]+2);&quot;Fehler&quot;;&quot;&quot;)">
            <text:p/>
          </table:table-cell>
          <table:table-cell table:formula="of:=IF(LEN([.C2337])=1;0;IF(LEN([.C2337])=2;1;IF(LEN([.C2337])=3;2;IF(LEN([.C2337])=5;3;IF(LEN([.C2337])=6;4;IF(LEN([.C2337])=7;5;&quot;Fehler&quot;))))))" office:value-type="float" office:value="5" calcext:value-type="float">
            <text:p>5</text:p>
          </table:table-cell>
          <table:table-cell office:value-type="string" calcext:value-type="string">
            <text:p>RFK 101</text:p>
          </table:table-cell>
          <table:table-cell office:value-type="string" calcext:value-type="string">
            <text:p>KUNST EINZELNER OESTERREICHISCHER ORTE (ALPHABETISCH NACH ORTEN)</text:p>
          </table:table-cell>
          <table:table-cell table:number-columns-repeated="5"/>
        </table:table-row>
        <table:table-row table:style-name="ro1">
          <table:table-cell table:formula="of:=IF([.B2338]=([.B2337]+2);&quot;Fehler&quot;;&quot;&quot;)">
            <text:p/>
          </table:table-cell>
          <table:table-cell table:formula="of:=IF(LEN([.C2338])=1;0;IF(LEN([.C2338])=2;1;IF(LEN([.C2338])=3;2;IF(LEN([.C2338])=5;3;IF(LEN([.C2338])=6;4;IF(LEN([.C2338])=7;5;&quot;Fehler&quot;))))))" office:value-type="float" office:value="4" calcext:value-type="float">
            <text:p>4</text:p>
          </table:table-cell>
          <table:table-cell office:value-type="string" calcext:value-type="string">
            <text:p>RFK 11</text:p>
          </table:table-cell>
          <table:table-cell office:value-type="string" calcext:value-type="string">
            <text:p>SCHWEIZERISCHE KUNST</text:p>
          </table:table-cell>
          <table:table-cell table:number-columns-repeated="5"/>
        </table:table-row>
        <table:table-row table:style-name="ro1">
          <table:table-cell table:formula="of:=IF([.B2339]=([.B2338]+2);&quot;Fehler&quot;;&quot;&quot;)">
            <text:p/>
          </table:table-cell>
          <table:table-cell table:formula="of:=IF(LEN([.C2339])=1;0;IF(LEN([.C2339])=2;1;IF(LEN([.C2339])=3;2;IF(LEN([.C2339])=5;3;IF(LEN([.C2339])=6;4;IF(LEN([.C2339])=7;5;&quot;Fehler&quot;))))))" office:value-type="float" office:value="4" calcext:value-type="float">
            <text:p>4</text:p>
          </table:table-cell>
          <table:table-cell office:value-type="string" calcext:value-type="string">
            <text:p>RFK 12</text:p>
          </table:table-cell>
          <table:table-cell office:value-type="string" calcext:value-type="string">
            <text:p>TSCHECHISCHE UND SLOWAKISCHE KUNST</text:p>
          </table:table-cell>
          <table:table-cell table:number-columns-repeated="5"/>
        </table:table-row>
        <table:table-row table:style-name="ro1">
          <table:table-cell table:formula="of:=IF([.B2340]=([.B2339]+2);&quot;Fehler&quot;;&quot;&quot;)">
            <text:p/>
          </table:table-cell>
          <table:table-cell table:formula="of:=IF(LEN([.C2340])=1;0;IF(LEN([.C2340])=2;1;IF(LEN([.C2340])=3;2;IF(LEN([.C2340])=5;3;IF(LEN([.C2340])=6;4;IF(LEN([.C2340])=7;5;&quot;Fehler&quot;))))))" office:value-type="float" office:value="3" calcext:value-type="float">
            <text:p>3</text:p>
          </table:table-cell>
          <table:table-cell office:value-type="string" calcext:value-type="string">
            <text:p>RFK 2</text:p>
          </table:table-cell>
          <table:table-cell office:value-type="string" calcext:value-type="string">
            <text:p>WESTEUROPAEISCHE KUNST</text:p>
          </table:table-cell>
          <table:table-cell table:number-columns-repeated="5"/>
        </table:table-row>
        <table:table-row table:style-name="ro1">
          <table:table-cell table:formula="of:=IF([.B2341]=([.B2340]+2);&quot;Fehler&quot;;&quot;&quot;)">
            <text:p/>
          </table:table-cell>
          <table:table-cell table:formula="of:=IF(LEN([.C2341])=1;0;IF(LEN([.C2341])=2;1;IF(LEN([.C2341])=3;2;IF(LEN([.C2341])=5;3;IF(LEN([.C2341])=6;4;IF(LEN([.C2341])=7;5;&quot;Fehler&quot;))))))" office:value-type="float" office:value="4" calcext:value-type="float">
            <text:p>4</text:p>
          </table:table-cell>
          <table:table-cell office:value-type="string" calcext:value-type="string">
            <text:p>RFK 20</text:p>
          </table:table-cell>
          <table:table-cell office:value-type="string" calcext:value-type="string">
            <text:p>KUNST GROSSBRITANNIENS <text:s/>KUNST IRLANDS : GESAMTDARSTELLUNGEN</text:p>
          </table:table-cell>
          <table:table-cell table:number-columns-repeated="5"/>
        </table:table-row>
        <table:table-row table:style-name="ro1">
          <table:table-cell table:formula="of:=IF([.B2342]=([.B2341]+2);&quot;Fehler&quot;;&quot;&quot;)">
            <text:p/>
          </table:table-cell>
          <table:table-cell table:formula="of:=IF(LEN([.C2342])=1;0;IF(LEN([.C2342])=2;1;IF(LEN([.C2342])=3;2;IF(LEN([.C2342])=5;3;IF(LEN([.C2342])=6;4;IF(LEN([.C2342])=7;5;&quot;Fehler&quot;))))))" office:value-type="float" office:value="5" calcext:value-type="float">
            <text:p>5</text:p>
          </table:table-cell>
          <table:table-cell office:value-type="string" calcext:value-type="string">
            <text:p>RFK 200</text:p>
          </table:table-cell>
          <table:table-cell office:value-type="string" calcext:value-type="string">
            <text:p>KUNST EINZELNER LANDSCHAFTEN</text:p>
          </table:table-cell>
          <table:table-cell table:number-columns-repeated="5"/>
        </table:table-row>
        <table:table-row table:style-name="ro1">
          <table:table-cell table:formula="of:=IF([.B2343]=([.B2342]+2);&quot;Fehler&quot;;&quot;&quot;)">
            <text:p/>
          </table:table-cell>
          <table:table-cell table:formula="of:=IF(LEN([.C2343])=1;0;IF(LEN([.C2343])=2;1;IF(LEN([.C2343])=3;2;IF(LEN([.C2343])=5;3;IF(LEN([.C2343])=6;4;IF(LEN([.C2343])=7;5;&quot;Fehler&quot;))))))" office:value-type="float" office:value="5" calcext:value-type="float">
            <text:p>5</text:p>
          </table:table-cell>
          <table:table-cell office:value-type="string" calcext:value-type="string">
            <text:p>RFK 201</text:p>
          </table:table-cell>
          <table:table-cell office:value-type="string" calcext:value-type="string">
            <text:p>KUNST EINZELNER ORTE (ALPHABETISCH NACH ORTEN)</text:p>
          </table:table-cell>
          <table:table-cell table:number-columns-repeated="5"/>
        </table:table-row>
        <table:table-row table:style-name="ro1">
          <table:table-cell table:formula="of:=IF([.B2344]=([.B2343]+2);&quot;Fehler&quot;;&quot;&quot;)">
            <text:p/>
          </table:table-cell>
          <table:table-cell table:formula="of:=IF(LEN([.C2344])=1;0;IF(LEN([.C2344])=2;1;IF(LEN([.C2344])=3;2;IF(LEN([.C2344])=5;3;IF(LEN([.C2344])=6;4;IF(LEN([.C2344])=7;5;&quot;Fehler&quot;))))))" office:value-type="float" office:value="4" calcext:value-type="float">
            <text:p>4</text:p>
          </table:table-cell>
          <table:table-cell office:value-type="string" calcext:value-type="string">
            <text:p>RFK 21</text:p>
          </table:table-cell>
          <table:table-cell office:value-type="string" calcext:value-type="string">
            <text:p>FRANZOESISCHE KUNST : GESAMTDARSTELLUNGEN</text:p>
          </table:table-cell>
          <table:table-cell table:number-columns-repeated="5"/>
        </table:table-row>
        <table:table-row table:style-name="ro1">
          <table:table-cell table:formula="of:=IF([.B2345]=([.B2344]+2);&quot;Fehler&quot;;&quot;&quot;)">
            <text:p/>
          </table:table-cell>
          <table:table-cell table:formula="of:=IF(LEN([.C2345])=1;0;IF(LEN([.C2345])=2;1;IF(LEN([.C2345])=3;2;IF(LEN([.C2345])=5;3;IF(LEN([.C2345])=6;4;IF(LEN([.C2345])=7;5;&quot;Fehler&quot;))))))" office:value-type="float" office:value="5" calcext:value-type="float">
            <text:p>5</text:p>
          </table:table-cell>
          <table:table-cell office:value-type="string" calcext:value-type="string">
            <text:p>RFK 210</text:p>
          </table:table-cell>
          <table:table-cell office:value-type="string" calcext:value-type="string">
            <text:p>KUNST EINZELNER FRANZOESISCHER LANDSCHAFTEN</text:p>
          </table:table-cell>
          <table:table-cell table:number-columns-repeated="5"/>
        </table:table-row>
        <table:table-row table:style-name="ro1">
          <table:table-cell table:formula="of:=IF([.B2346]=([.B2345]+2);&quot;Fehler&quot;;&quot;&quot;)">
            <text:p/>
          </table:table-cell>
          <table:table-cell table:formula="of:=IF(LEN([.C2346])=1;0;IF(LEN([.C2346])=2;1;IF(LEN([.C2346])=3;2;IF(LEN([.C2346])=5;3;IF(LEN([.C2346])=6;4;IF(LEN([.C2346])=7;5;&quot;Fehler&quot;))))))" office:value-type="float" office:value="5" calcext:value-type="float">
            <text:p>5</text:p>
          </table:table-cell>
          <table:table-cell office:value-type="string" calcext:value-type="string">
            <text:p>RFK 211</text:p>
          </table:table-cell>
          <table:table-cell office:value-type="string" calcext:value-type="string">
            <text:p>KUNST EINZELNER FRANZOESISCHER ORTE (ALPHABETISCH NACH ORTEN)</text:p>
          </table:table-cell>
          <table:table-cell table:number-columns-repeated="5"/>
        </table:table-row>
        <table:table-row table:style-name="ro1">
          <table:table-cell table:formula="of:=IF([.B2347]=([.B2346]+2);&quot;Fehler&quot;;&quot;&quot;)">
            <text:p/>
          </table:table-cell>
          <table:table-cell table:formula="of:=IF(LEN([.C2347])=1;0;IF(LEN([.C2347])=2;1;IF(LEN([.C2347])=3;2;IF(LEN([.C2347])=5;3;IF(LEN([.C2347])=6;4;IF(LEN([.C2347])=7;5;&quot;Fehler&quot;))))))" office:value-type="float" office:value="4" calcext:value-type="float">
            <text:p>4</text:p>
          </table:table-cell>
          <table:table-cell office:value-type="string" calcext:value-type="string">
            <text:p>RFK 23</text:p>
          </table:table-cell>
          <table:table-cell office:value-type="string" calcext:value-type="string">
            <text:p>NIEDERLAENDISCHE KUNST <text:s/>BELGISCHE KUNST <text:s/>LUXEMBURGISCHE KUNST</text:p>
          </table:table-cell>
          <table:table-cell table:number-columns-repeated="5"/>
        </table:table-row>
        <table:table-row table:style-name="ro1">
          <table:table-cell table:formula="of:=IF([.B2348]=([.B2347]+2);&quot;Fehler&quot;;&quot;&quot;)">
            <text:p/>
          </table:table-cell>
          <table:table-cell table:formula="of:=IF(LEN([.C2348])=1;0;IF(LEN([.C2348])=2;1;IF(LEN([.C2348])=3;2;IF(LEN([.C2348])=5;3;IF(LEN([.C2348])=6;4;IF(LEN([.C2348])=7;5;&quot;Fehler&quot;))))))" office:value-type="float" office:value="3" calcext:value-type="float">
            <text:p>3</text:p>
          </table:table-cell>
          <table:table-cell office:value-type="string" calcext:value-type="string">
            <text:p>RFK 3</text:p>
          </table:table-cell>
          <table:table-cell office:value-type="string" calcext:value-type="string">
            <text:p>SUEDEUROPAEISCHE KUNST</text:p>
          </table:table-cell>
          <table:table-cell table:number-columns-repeated="5"/>
        </table:table-row>
        <table:table-row table:style-name="ro1">
          <table:table-cell table:formula="of:=IF([.B2349]=([.B2348]+2);&quot;Fehler&quot;;&quot;&quot;)">
            <text:p/>
          </table:table-cell>
          <table:table-cell table:formula="of:=IF(LEN([.C2349])=1;0;IF(LEN([.C2349])=2;1;IF(LEN([.C2349])=3;2;IF(LEN([.C2349])=5;3;IF(LEN([.C2349])=6;4;IF(LEN([.C2349])=7;5;&quot;Fehler&quot;))))))" office:value-type="float" office:value="4" calcext:value-type="float">
            <text:p>4</text:p>
          </table:table-cell>
          <table:table-cell office:value-type="string" calcext:value-type="string">
            <text:p>RFK 30</text:p>
          </table:table-cell>
          <table:table-cell office:value-type="string" calcext:value-type="string">
            <text:p>SPANISCHE KUNST <text:s/>PORTUGIESISCHE KUNST : GESAMTDARSTELLUNGEN</text:p>
          </table:table-cell>
          <table:table-cell table:number-columns-repeated="5"/>
        </table:table-row>
        <table:table-row table:style-name="ro1">
          <table:table-cell table:formula="of:=IF([.B2350]=([.B2349]+2);&quot;Fehler&quot;;&quot;&quot;)">
            <text:p/>
          </table:table-cell>
          <table:table-cell table:formula="of:=IF(LEN([.C2350])=1;0;IF(LEN([.C2350])=2;1;IF(LEN([.C2350])=3;2;IF(LEN([.C2350])=5;3;IF(LEN([.C2350])=6;4;IF(LEN([.C2350])=7;5;&quot;Fehler&quot;))))))" office:value-type="float" office:value="5" calcext:value-type="float">
            <text:p>5</text:p>
          </table:table-cell>
          <table:table-cell office:value-type="string" calcext:value-type="string">
            <text:p>RFK 300</text:p>
          </table:table-cell>
          <table:table-cell office:value-type="string" calcext:value-type="string">
            <text:p>KUNST EINZELNER SPANISCHER UND PORTUGIESISCHER LANDSCHAFTEN UND ORTE</text:p>
          </table:table-cell>
          <table:table-cell table:number-columns-repeated="5"/>
        </table:table-row>
        <table:table-row table:style-name="ro1">
          <table:table-cell table:formula="of:=IF([.B2351]=([.B2350]+2);&quot;Fehler&quot;;&quot;&quot;)">
            <text:p/>
          </table:table-cell>
          <table:table-cell table:formula="of:=IF(LEN([.C2351])=1;0;IF(LEN([.C2351])=2;1;IF(LEN([.C2351])=3;2;IF(LEN([.C2351])=5;3;IF(LEN([.C2351])=6;4;IF(LEN([.C2351])=7;5;&quot;Fehler&quot;))))))" office:value-type="float" office:value="4" calcext:value-type="float">
            <text:p>4</text:p>
          </table:table-cell>
          <table:table-cell office:value-type="string" calcext:value-type="string">
            <text:p>RFK 31</text:p>
          </table:table-cell>
          <table:table-cell office:value-type="string" calcext:value-type="string">
            <text:p>ITALIENISCHE KUNST : GESAMTDARSTELLUNGEN</text:p>
          </table:table-cell>
          <table:table-cell table:number-columns-repeated="5"/>
        </table:table-row>
        <table:table-row table:style-name="ro1">
          <table:table-cell table:formula="of:=IF([.B2352]=([.B2351]+2);&quot;Fehler&quot;;&quot;&quot;)">
            <text:p/>
          </table:table-cell>
          <table:table-cell table:formula="of:=IF(LEN([.C2352])=1;0;IF(LEN([.C2352])=2;1;IF(LEN([.C2352])=3;2;IF(LEN([.C2352])=5;3;IF(LEN([.C2352])=6;4;IF(LEN([.C2352])=7;5;&quot;Fehler&quot;))))))" office:value-type="float" office:value="5" calcext:value-type="float">
            <text:p>5</text:p>
          </table:table-cell>
          <table:table-cell office:value-type="string" calcext:value-type="string">
            <text:p>RFK 310</text:p>
          </table:table-cell>
          <table:table-cell office:value-type="string" calcext:value-type="string">
            <text:p>KUNST EINZELNER ITALIENISCHER LANDSCHAFTEN</text:p>
          </table:table-cell>
          <table:table-cell table:number-columns-repeated="5"/>
        </table:table-row>
        <table:table-row table:style-name="ro1">
          <table:table-cell table:formula="of:=IF([.B2353]=([.B2352]+2);&quot;Fehler&quot;;&quot;&quot;)">
            <text:p/>
          </table:table-cell>
          <table:table-cell table:formula="of:=IF(LEN([.C2353])=1;0;IF(LEN([.C2353])=2;1;IF(LEN([.C2353])=3;2;IF(LEN([.C2353])=5;3;IF(LEN([.C2353])=6;4;IF(LEN([.C2353])=7;5;&quot;Fehler&quot;))))))" office:value-type="float" office:value="5" calcext:value-type="float">
            <text:p>5</text:p>
          </table:table-cell>
          <table:table-cell office:value-type="string" calcext:value-type="string">
            <text:p>RFK 311</text:p>
          </table:table-cell>
          <table:table-cell office:value-type="string" calcext:value-type="string">
            <text:p>KUNST EINZELNER ITALIENISCHER ORTE (ALPHABETISCH NACH ORTEN)</text:p>
          </table:table-cell>
          <table:table-cell table:number-columns-repeated="5"/>
        </table:table-row>
        <table:table-row table:style-name="ro1">
          <table:table-cell table:formula="of:=IF([.B2354]=([.B2353]+2);&quot;Fehler&quot;;&quot;&quot;)">
            <text:p/>
          </table:table-cell>
          <table:table-cell table:formula="of:=IF(LEN([.C2354])=1;0;IF(LEN([.C2354])=2;1;IF(LEN([.C2354])=3;2;IF(LEN([.C2354])=5;3;IF(LEN([.C2354])=6;4;IF(LEN([.C2354])=7;5;&quot;Fehler&quot;))))))" office:value-type="float" office:value="3" calcext:value-type="float">
            <text:p>3</text:p>
          </table:table-cell>
          <table:table-cell office:value-type="string" calcext:value-type="string">
            <text:p>RFK 4</text:p>
          </table:table-cell>
          <table:table-cell office:value-type="string" calcext:value-type="string">
            <text:p>SUEDOSTEUROPAEISCHE KUNST</text:p>
          </table:table-cell>
          <table:table-cell table:number-columns-repeated="5"/>
        </table:table-row>
        <table:table-row table:style-name="ro1">
          <table:table-cell table:formula="of:=IF([.B2355]=([.B2354]+2);&quot;Fehler&quot;;&quot;&quot;)">
            <text:p/>
          </table:table-cell>
          <table:table-cell table:formula="of:=IF(LEN([.C2355])=1;0;IF(LEN([.C2355])=2;1;IF(LEN([.C2355])=3;2;IF(LEN([.C2355])=5;3;IF(LEN([.C2355])=6;4;IF(LEN([.C2355])=7;5;&quot;Fehler&quot;))))))" office:value-type="float" office:value="4" calcext:value-type="float">
            <text:p>4</text:p>
          </table:table-cell>
          <table:table-cell office:value-type="string" calcext:value-type="string">
            <text:p>RFK 41</text:p>
          </table:table-cell>
          <table:table-cell office:value-type="string" calcext:value-type="string">
            <text:p>KUNST JUGOSLAWIENS UND SEINER NACHFOLGESTAATEN</text:p>
          </table:table-cell>
          <table:table-cell table:number-columns-repeated="5"/>
        </table:table-row>
        <table:table-row table:style-name="ro1">
          <table:table-cell table:formula="of:=IF([.B2356]=([.B2355]+2);&quot;Fehler&quot;;&quot;&quot;)">
            <text:p/>
          </table:table-cell>
          <table:table-cell table:formula="of:=IF(LEN([.C2356])=1;0;IF(LEN([.C2356])=2;1;IF(LEN([.C2356])=3;2;IF(LEN([.C2356])=5;3;IF(LEN([.C2356])=6;4;IF(LEN([.C2356])=7;5;&quot;Fehler&quot;))))))" office:value-type="float" office:value="4" calcext:value-type="float">
            <text:p>4</text:p>
          </table:table-cell>
          <table:table-cell office:value-type="string" calcext:value-type="string">
            <text:p>RFK 43</text:p>
          </table:table-cell>
          <table:table-cell office:value-type="string" calcext:value-type="string">
            <text:p>UNGARISCHE KUNST</text:p>
          </table:table-cell>
          <table:table-cell table:number-columns-repeated="5"/>
        </table:table-row>
        <table:table-row table:style-name="ro1">
          <table:table-cell table:formula="of:=IF([.B2357]=([.B2356]+2);&quot;Fehler&quot;;&quot;&quot;)">
            <text:p/>
          </table:table-cell>
          <table:table-cell table:formula="of:=IF(LEN([.C2357])=1;0;IF(LEN([.C2357])=2;1;IF(LEN([.C2357])=3;2;IF(LEN([.C2357])=5;3;IF(LEN([.C2357])=6;4;IF(LEN([.C2357])=7;5;&quot;Fehler&quot;))))))" office:value-type="float" office:value="4" calcext:value-type="float">
            <text:p>4</text:p>
          </table:table-cell>
          <table:table-cell office:value-type="string" calcext:value-type="string">
            <text:p>RFK 44</text:p>
          </table:table-cell>
          <table:table-cell office:value-type="string" calcext:value-type="string">
            <text:p>RUMAENISCHE KUNST</text:p>
          </table:table-cell>
          <table:table-cell table:number-columns-repeated="5"/>
        </table:table-row>
        <table:table-row table:style-name="ro1">
          <table:table-cell table:formula="of:=IF([.B2358]=([.B2357]+2);&quot;Fehler&quot;;&quot;&quot;)">
            <text:p/>
          </table:table-cell>
          <table:table-cell table:formula="of:=IF(LEN([.C2358])=1;0;IF(LEN([.C2358])=2;1;IF(LEN([.C2358])=3;2;IF(LEN([.C2358])=5;3;IF(LEN([.C2358])=6;4;IF(LEN([.C2358])=7;5;&quot;Fehler&quot;))))))" office:value-type="float" office:value="4" calcext:value-type="float">
            <text:p>4</text:p>
          </table:table-cell>
          <table:table-cell office:value-type="string" calcext:value-type="string">
            <text:p>RFK 45</text:p>
          </table:table-cell>
          <table:table-cell office:value-type="string" calcext:value-type="string">
            <text:p>BULGARISCHE KUNST</text:p>
          </table:table-cell>
          <table:table-cell table:number-columns-repeated="5"/>
        </table:table-row>
        <table:table-row table:style-name="ro1">
          <table:table-cell table:formula="of:=IF([.B2359]=([.B2358]+2);&quot;Fehler&quot;;&quot;&quot;)">
            <text:p/>
          </table:table-cell>
          <table:table-cell table:formula="of:=IF(LEN([.C2359])=1;0;IF(LEN([.C2359])=2;1;IF(LEN([.C2359])=3;2;IF(LEN([.C2359])=5;3;IF(LEN([.C2359])=6;4;IF(LEN([.C2359])=7;5;&quot;Fehler&quot;))))))" office:value-type="float" office:value="4" calcext:value-type="float">
            <text:p>4</text:p>
          </table:table-cell>
          <table:table-cell office:value-type="string" calcext:value-type="string">
            <text:p>RFK 46</text:p>
          </table:table-cell>
          <table:table-cell office:value-type="string" calcext:value-type="string">
            <text:p>KUNST IN GRIECHENLAND</text:p>
          </table:table-cell>
          <table:table-cell table:number-columns-repeated="5"/>
        </table:table-row>
        <table:table-row table:style-name="ro1">
          <table:table-cell table:formula="of:=IF([.B2360]=([.B2359]+2);&quot;Fehler&quot;;&quot;&quot;)">
            <text:p/>
          </table:table-cell>
          <table:table-cell table:formula="of:=IF(LEN([.C2360])=1;0;IF(LEN([.C2360])=2;1;IF(LEN([.C2360])=3;2;IF(LEN([.C2360])=5;3;IF(LEN([.C2360])=6;4;IF(LEN([.C2360])=7;5;&quot;Fehler&quot;))))))" office:value-type="float" office:value="5" calcext:value-type="float">
            <text:p>5</text:p>
          </table:table-cell>
          <table:table-cell office:value-type="string" calcext:value-type="string">
            <text:p>RFK 460</text:p>
          </table:table-cell>
          <table:table-cell office:value-type="string" calcext:value-type="string">
            <text:p>KUNST EINZELNER GRIECHISCHER LANDSCHAFTEN DES FESTLANDES</text:p>
          </table:table-cell>
          <table:table-cell table:number-columns-repeated="5"/>
        </table:table-row>
        <table:table-row table:style-name="ro1">
          <table:table-cell table:formula="of:=IF([.B2361]=([.B2360]+2);&quot;Fehler&quot;;&quot;&quot;)">
            <text:p/>
          </table:table-cell>
          <table:table-cell table:formula="of:=IF(LEN([.C2361])=1;0;IF(LEN([.C2361])=2;1;IF(LEN([.C2361])=3;2;IF(LEN([.C2361])=5;3;IF(LEN([.C2361])=6;4;IF(LEN([.C2361])=7;5;&quot;Fehler&quot;))))))" office:value-type="float" office:value="5" calcext:value-type="float">
            <text:p>5</text:p>
          </table:table-cell>
          <table:table-cell office:value-type="string" calcext:value-type="string">
            <text:p>RFK 461</text:p>
          </table:table-cell>
          <table:table-cell office:value-type="string" calcext:value-type="string">
            <text:p>KUNST EINZELNER GRIECHISCHER ORTE DES FESTLANDES (ALPHABETISCH NACH ORTEN)</text:p>
          </table:table-cell>
          <table:table-cell table:number-columns-repeated="5"/>
        </table:table-row>
        <table:table-row table:style-name="ro1">
          <table:table-cell table:formula="of:=IF([.B2362]=([.B2361]+2);&quot;Fehler&quot;;&quot;&quot;)">
            <text:p/>
          </table:table-cell>
          <table:table-cell table:formula="of:=IF(LEN([.C2362])=1;0;IF(LEN([.C2362])=2;1;IF(LEN([.C2362])=3;2;IF(LEN([.C2362])=5;3;IF(LEN([.C2362])=6;4;IF(LEN([.C2362])=7;5;&quot;Fehler&quot;))))))" office:value-type="float" office:value="5" calcext:value-type="float">
            <text:p>5</text:p>
          </table:table-cell>
          <table:table-cell office:value-type="string" calcext:value-type="string">
            <text:p>RFK 463</text:p>
          </table:table-cell>
          <table:table-cell office:value-type="string" calcext:value-type="string">
            <text:p>KUNST DER GRIECHISCHEN INSELN : GESAMTDARSTELLUNGEN</text:p>
          </table:table-cell>
          <table:table-cell table:number-columns-repeated="5"/>
        </table:table-row>
        <table:table-row table:style-name="ro1">
          <table:table-cell table:formula="of:=IF([.B2363]=([.B2362]+2);&quot;Fehler&quot;;&quot;&quot;)">
            <text:p/>
          </table:table-cell>
          <table:table-cell table:formula="of:=IF(LEN([.C2363])=1;0;IF(LEN([.C2363])=2;1;IF(LEN([.C2363])=3;2;IF(LEN([.C2363])=5;3;IF(LEN([.C2363])=6;4;IF(LEN([.C2363])=7;5;&quot;Fehler&quot;))))))" office:value-type="float" office:value="5" calcext:value-type="float">
            <text:p>5</text:p>
          </table:table-cell>
          <table:table-cell office:value-type="string" calcext:value-type="string">
            <text:p>RFK 464</text:p>
          </table:table-cell>
          <table:table-cell office:value-type="string" calcext:value-type="string">
            <text:p>KUNST EINZELNER GRIECHISCHER INSELN (ALPHABETISCH NACH INSELN)</text:p>
          </table:table-cell>
          <table:table-cell table:number-columns-repeated="5"/>
        </table:table-row>
        <table:table-row table:style-name="ro1">
          <table:table-cell table:formula="of:=IF([.B2364]=([.B2363]+2);&quot;Fehler&quot;;&quot;&quot;)">
            <text:p/>
          </table:table-cell>
          <table:table-cell table:formula="of:=IF(LEN([.C2364])=1;0;IF(LEN([.C2364])=2;1;IF(LEN([.C2364])=3;2;IF(LEN([.C2364])=5;3;IF(LEN([.C2364])=6;4;IF(LEN([.C2364])=7;5;&quot;Fehler&quot;))))))" office:value-type="float" office:value="3" calcext:value-type="float">
            <text:p>3</text:p>
          </table:table-cell>
          <table:table-cell office:value-type="string" calcext:value-type="string">
            <text:p>RFK 5</text:p>
          </table:table-cell>
          <table:table-cell office:value-type="string" calcext:value-type="string">
            <text:p>OSTEUROPAEISCHE KUNST</text:p>
          </table:table-cell>
          <table:table-cell table:number-columns-repeated="5"/>
        </table:table-row>
        <table:table-row table:style-name="ro1">
          <table:table-cell table:formula="of:=IF([.B2365]=([.B2364]+2);&quot;Fehler&quot;;&quot;&quot;)">
            <text:p/>
          </table:table-cell>
          <table:table-cell table:formula="of:=IF(LEN([.C2365])=1;0;IF(LEN([.C2365])=2;1;IF(LEN([.C2365])=3;2;IF(LEN([.C2365])=5;3;IF(LEN([.C2365])=6;4;IF(LEN([.C2365])=7;5;&quot;Fehler&quot;))))))" office:value-type="float" office:value="4" calcext:value-type="float">
            <text:p>4</text:p>
          </table:table-cell>
          <table:table-cell office:value-type="string" calcext:value-type="string">
            <text:p>RFK 50</text:p>
          </table:table-cell>
          <table:table-cell office:value-type="string" calcext:value-type="string">
            <text:p>POLNISCHE KUNST</text:p>
          </table:table-cell>
          <table:table-cell table:number-columns-repeated="5"/>
        </table:table-row>
        <table:table-row table:style-name="ro1">
          <table:table-cell table:formula="of:=IF([.B2366]=([.B2365]+2);&quot;Fehler&quot;;&quot;&quot;)">
            <text:p/>
          </table:table-cell>
          <table:table-cell table:formula="of:=IF(LEN([.C2366])=1;0;IF(LEN([.C2366])=2;1;IF(LEN([.C2366])=3;2;IF(LEN([.C2366])=5;3;IF(LEN([.C2366])=6;4;IF(LEN([.C2366])=7;5;&quot;Fehler&quot;))))))" office:value-type="float" office:value="4" calcext:value-type="float">
            <text:p>4</text:p>
          </table:table-cell>
          <table:table-cell office:value-type="string" calcext:value-type="string">
            <text:p>RFK 51</text:p>
          </table:table-cell>
          <table:table-cell office:value-type="string" calcext:value-type="string">
            <text:p>RUSSISCHE KUNST : GESAMTDARSTELLUNGEN</text:p>
          </table:table-cell>
          <table:table-cell table:number-columns-repeated="5"/>
        </table:table-row>
        <table:table-row table:style-name="ro1">
          <table:table-cell table:formula="of:=IF([.B2367]=([.B2366]+2);&quot;Fehler&quot;;&quot;&quot;)">
            <text:p/>
          </table:table-cell>
          <table:table-cell table:formula="of:=IF(LEN([.C2367])=1;0;IF(LEN([.C2367])=2;1;IF(LEN([.C2367])=3;2;IF(LEN([.C2367])=5;3;IF(LEN([.C2367])=6;4;IF(LEN([.C2367])=7;5;&quot;Fehler&quot;))))))" office:value-type="float" office:value="5" calcext:value-type="float">
            <text:p>5</text:p>
          </table:table-cell>
          <table:table-cell office:value-type="string" calcext:value-type="string">
            <text:p>RFK 510</text:p>
          </table:table-cell>
          <table:table-cell office:value-type="string" calcext:value-type="string">
            <text:p>KUNST EINZELNER LANDSCHAFTEN UND ORTE</text:p>
          </table:table-cell>
          <table:table-cell table:number-columns-repeated="5"/>
        </table:table-row>
        <table:table-row table:style-name="ro1">
          <table:table-cell table:formula="of:=IF([.B2368]=([.B2367]+2);&quot;Fehler&quot;;&quot;&quot;)">
            <text:p/>
          </table:table-cell>
          <table:table-cell table:formula="of:=IF(LEN([.C2368])=1;0;IF(LEN([.C2368])=2;1;IF(LEN([.C2368])=3;2;IF(LEN([.C2368])=5;3;IF(LEN([.C2368])=6;4;IF(LEN([.C2368])=7;5;&quot;Fehler&quot;))))))" office:value-type="float" office:value="4" calcext:value-type="float">
            <text:p>4</text:p>
          </table:table-cell>
          <table:table-cell office:value-type="string" calcext:value-type="string">
            <text:p>RFK 53</text:p>
          </table:table-cell>
          <table:table-cell office:value-type="string" calcext:value-type="string">
            <text:p>KUNST DES BALTIKUMS</text:p>
          </table:table-cell>
          <table:table-cell table:number-columns-repeated="5"/>
        </table:table-row>
        <table:table-row table:style-name="ro1">
          <table:table-cell table:formula="of:=IF([.B2369]=([.B2368]+2);&quot;Fehler&quot;;&quot;&quot;)">
            <text:p/>
          </table:table-cell>
          <table:table-cell table:formula="of:=IF(LEN([.C2369])=1;0;IF(LEN([.C2369])=2;1;IF(LEN([.C2369])=3;2;IF(LEN([.C2369])=5;3;IF(LEN([.C2369])=6;4;IF(LEN([.C2369])=7;5;&quot;Fehler&quot;))))))" office:value-type="float" office:value="3" calcext:value-type="float">
            <text:p>3</text:p>
          </table:table-cell>
          <table:table-cell office:value-type="string" calcext:value-type="string">
            <text:p>RFK 6</text:p>
          </table:table-cell>
          <table:table-cell office:value-type="string" calcext:value-type="string">
            <text:p>NORDEUROPAEISCHE KUNST</text:p>
          </table:table-cell>
          <table:table-cell table:number-columns-repeated="5"/>
        </table:table-row>
        <table:table-row table:style-name="ro1">
          <table:table-cell table:formula="of:=IF([.B2370]=([.B2369]+2);&quot;Fehler&quot;;&quot;&quot;)">
            <text:p/>
          </table:table-cell>
          <table:table-cell table:formula="of:=IF(LEN([.C2370])=1;0;IF(LEN([.C2370])=2;1;IF(LEN([.C2370])=3;2;IF(LEN([.C2370])=5;3;IF(LEN([.C2370])=6;4;IF(LEN([.C2370])=7;5;&quot;Fehler&quot;))))))" office:value-type="float" office:value="2" calcext:value-type="float">
            <text:p>2</text:p>
          </table:table-cell>
          <table:table-cell office:value-type="string" calcext:value-type="string">
            <text:p>RFL</text:p>
          </table:table-cell>
          <table:table-cell office:value-type="string" calcext:value-type="string">
            <text:p>DEUTSCHE KUNST : GESAMTDARSTELLUNGEN – DARSTELLUNGEN MEHRERER EPOCHEN - DARSTELLUNGEN EINZELNER GATTUNGEN DER DEUTSCHEN KUNST</text:p>
          </table:table-cell>
          <table:table-cell table:number-columns-repeated="5"/>
        </table:table-row>
        <table:table-row table:style-name="ro1">
          <table:table-cell table:formula="of:=IF([.B2371]=([.B2370]+2);&quot;Fehler&quot;;&quot;&quot;)">
            <text:p/>
          </table:table-cell>
          <table:table-cell table:formula="of:=IF(LEN([.C2371])=1;0;IF(LEN([.C2371])=2;1;IF(LEN([.C2371])=3;2;IF(LEN([.C2371])=5;3;IF(LEN([.C2371])=6;4;IF(LEN([.C2371])=7;5;&quot;Fehler&quot;))))))" office:value-type="float" office:value="3" calcext:value-type="float">
            <text:p>3</text:p>
          </table:table-cell>
          <table:table-cell office:value-type="string" calcext:value-type="string">
            <text:p>RFL 1</text:p>
          </table:table-cell>
          <table:table-cell office:value-type="string" calcext:value-type="string">
            <text:p>KUNSTTOPOGRAPHIE DEUTSCHER LANDSCHAFTEN : DARSTELLUNGEN MEHRERER LANDSCHAFTEN - REGIONAL GEORDNETE KUNSTFUEHRER</text:p>
          </table:table-cell>
          <table:table-cell table:number-columns-repeated="5"/>
        </table:table-row>
        <table:table-row table:style-name="ro1">
          <table:table-cell table:formula="of:=IF([.B2372]=([.B2371]+2);&quot;Fehler&quot;;&quot;&quot;)">
            <text:p/>
          </table:table-cell>
          <table:table-cell table:formula="of:=IF(LEN([.C2372])=1;0;IF(LEN([.C2372])=2;1;IF(LEN([.C2372])=3;2;IF(LEN([.C2372])=5;3;IF(LEN([.C2372])=6;4;IF(LEN([.C2372])=7;5;&quot;Fehler&quot;))))))" office:value-type="float" office:value="4" calcext:value-type="float">
            <text:p>4</text:p>
          </table:table-cell>
          <table:table-cell office:value-type="string" calcext:value-type="string">
            <text:p>RFL 10</text:p>
          </table:table-cell>
          <table:table-cell office:value-type="string" calcext:value-type="string">
            <text:p>NORDDEUTSCHE KUNST</text:p>
          </table:table-cell>
          <table:table-cell table:number-columns-repeated="5"/>
        </table:table-row>
        <table:table-row table:style-name="ro1">
          <table:table-cell table:formula="of:=IF([.B2373]=([.B2372]+2);&quot;Fehler&quot;;&quot;&quot;)">
            <text:p/>
          </table:table-cell>
          <table:table-cell table:formula="of:=IF(LEN([.C2373])=1;0;IF(LEN([.C2373])=2;1;IF(LEN([.C2373])=3;2;IF(LEN([.C2373])=5;3;IF(LEN([.C2373])=6;4;IF(LEN([.C2373])=7;5;&quot;Fehler&quot;))))))" office:value-type="float" office:value="4" calcext:value-type="float">
            <text:p>4</text:p>
          </table:table-cell>
          <table:table-cell office:value-type="string" calcext:value-type="string">
            <text:p>RFL 11</text:p>
          </table:table-cell>
          <table:table-cell office:value-type="string" calcext:value-type="string">
            <text:p>WESTDEUTSCHE KUNST</text:p>
          </table:table-cell>
          <table:table-cell table:number-columns-repeated="5"/>
        </table:table-row>
        <table:table-row table:style-name="ro1">
          <table:table-cell table:formula="of:=IF([.B2374]=([.B2373]+2);&quot;Fehler&quot;;&quot;&quot;)">
            <text:p/>
          </table:table-cell>
          <table:table-cell table:formula="of:=IF(LEN([.C2374])=1;0;IF(LEN([.C2374])=2;1;IF(LEN([.C2374])=3;2;IF(LEN([.C2374])=5;3;IF(LEN([.C2374])=6;4;IF(LEN([.C2374])=7;5;&quot;Fehler&quot;))))))" office:value-type="float" office:value="4" calcext:value-type="float">
            <text:p>4</text:p>
          </table:table-cell>
          <table:table-cell office:value-type="string" calcext:value-type="string">
            <text:p>RFL 12</text:p>
          </table:table-cell>
          <table:table-cell office:value-type="string" calcext:value-type="string">
            <text:p>SUEDDEUTSCHE KUNST</text:p>
          </table:table-cell>
          <table:table-cell table:number-columns-repeated="5"/>
        </table:table-row>
        <table:table-row table:style-name="ro1">
          <table:table-cell table:formula="of:=IF([.B2375]=([.B2374]+2);&quot;Fehler&quot;;&quot;&quot;)">
            <text:p/>
          </table:table-cell>
          <table:table-cell table:formula="of:=IF(LEN([.C2375])=1;0;IF(LEN([.C2375])=2;1;IF(LEN([.C2375])=3;2;IF(LEN([.C2375])=5;3;IF(LEN([.C2375])=6;4;IF(LEN([.C2375])=7;5;&quot;Fehler&quot;))))))" office:value-type="float" office:value="4" calcext:value-type="float">
            <text:p>4</text:p>
          </table:table-cell>
          <table:table-cell office:value-type="string" calcext:value-type="string">
            <text:p>RFL 13</text:p>
          </table:table-cell>
          <table:table-cell office:value-type="string" calcext:value-type="string">
            <text:p>MITTEL- UND OSTDEUTSCHE KUNST</text:p>
          </table:table-cell>
          <table:table-cell table:number-columns-repeated="5"/>
        </table:table-row>
        <table:table-row table:style-name="ro1">
          <table:table-cell table:formula="of:=IF([.B2376]=([.B2375]+2);&quot;Fehler&quot;;&quot;&quot;)">
            <text:p/>
          </table:table-cell>
          <table:table-cell table:formula="of:=IF(LEN([.C2376])=1;0;IF(LEN([.C2376])=2;1;IF(LEN([.C2376])=3;2;IF(LEN([.C2376])=5;3;IF(LEN([.C2376])=6;4;IF(LEN([.C2376])=7;5;&quot;Fehler&quot;))))))" office:value-type="float" office:value="4" calcext:value-type="float">
            <text:p>4</text:p>
          </table:table-cell>
          <table:table-cell office:value-type="string" calcext:value-type="string">
            <text:p>RFL 14</text:p>
          </table:table-cell>
          <table:table-cell office:value-type="string" calcext:value-type="string">
            <text:p>KUNST DER EHEMALS DEUTSCHEN OSTGEBIETE VOR 1945</text:p>
          </table:table-cell>
          <table:table-cell table:number-columns-repeated="5"/>
        </table:table-row>
        <table:table-row table:style-name="ro1">
          <table:table-cell table:formula="of:=IF([.B2377]=([.B2376]+2);&quot;Fehler&quot;;&quot;&quot;)">
            <text:p/>
          </table:table-cell>
          <table:table-cell table:formula="of:=IF(LEN([.C2377])=1;0;IF(LEN([.C2377])=2;1;IF(LEN([.C2377])=3;2;IF(LEN([.C2377])=5;3;IF(LEN([.C2377])=6;4;IF(LEN([.C2377])=7;5;&quot;Fehler&quot;))))))" office:value-type="float" office:value="3" calcext:value-type="float">
            <text:p>3</text:p>
          </table:table-cell>
          <table:table-cell office:value-type="string" calcext:value-type="string">
            <text:p>RFL 2</text:p>
          </table:table-cell>
          <table:table-cell office:value-type="string" calcext:value-type="string">
            <text:p>KUNSTTOPOGRAPHIE EINZELNER DEUTSCHER ORTE (ALPHABETISCH NACH ORTEN)</text:p>
          </table:table-cell>
          <table:table-cell table:number-columns-repeated="5"/>
        </table:table-row>
        <table:table-row table:style-name="ro1">
          <table:table-cell table:formula="of:=IF([.B2378]=([.B2377]+2);&quot;Fehler&quot;;&quot;&quot;)">
            <text:p/>
          </table:table-cell>
          <table:table-cell table:formula="of:=IF(LEN([.C2378])=1;0;IF(LEN([.C2378])=2;1;IF(LEN([.C2378])=3;2;IF(LEN([.C2378])=5;3;IF(LEN([.C2378])=6;4;IF(LEN([.C2378])=7;5;&quot;Fehler&quot;))))))" office:value-type="float" office:value="1" calcext:value-type="float">
            <text:p>1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VORGESCHICHTLICHE KUNST : VON DER EISZEIT BIS ZUR EISENZEIT</text:p>
          </table:table-cell>
          <table:table-cell table:number-columns-repeated="5"/>
        </table:table-row>
        <table:table-row table:style-name="ro1">
          <table:table-cell table:formula="of:=IF([.B2379]=([.B2378]+2);&quot;Fehler&quot;;&quot;&quot;)">
            <text:p/>
          </table:table-cell>
          <table:table-cell table:formula="of:=IF(LEN([.C2379])=1;0;IF(LEN([.C2379])=2;1;IF(LEN([.C2379])=3;2;IF(LEN([.C2379])=5;3;IF(LEN([.C2379])=6;4;IF(LEN([.C2379])=7;5;&quot;Fehler&quot;))))))" office:value-type="float" office:value="1" calcext:value-type="float">
            <text:p>1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KUNST DES ALTERTUMS EINSCHLIESSLICH DER ALTORIENTALISCHEN KUNST : GESAMTDARSTELLUNGEN - DARSTELLUNGEN MEHRERER EPOCHEN</text:p>
          </table:table-cell>
          <table:table-cell table:number-columns-repeated="5"/>
        </table:table-row>
        <table:table-row table:style-name="ro1">
          <table:table-cell table:formula="of:=IF([.B2380]=([.B2379]+2);&quot;Fehler&quot;;&quot;&quot;)">
            <text:p/>
          </table:table-cell>
          <table:table-cell table:formula="of:=IF(LEN([.C2380])=1;0;IF(LEN([.C2380])=2;1;IF(LEN([.C2380])=3;2;IF(LEN([.C2380])=5;3;IF(LEN([.C2380])=6;4;IF(LEN([.C2380])=7;5;&quot;Fehler&quot;))))))" office:value-type="float" office:value="2" calcext:value-type="float">
            <text:p>2</text:p>
          </table:table-cell>
          <table:table-cell office:value-type="string" calcext:value-type="string">
            <text:p>RHK</text:p>
          </table:table-cell>
          <table:table-cell office:value-type="string" calcext:value-type="string">
            <text:p>ALTORIENTALISCHE KUNST : GESAMTDARSTELLUNGEN</text:p>
          </table:table-cell>
          <table:table-cell table:number-columns-repeated="5"/>
        </table:table-row>
        <table:table-row table:style-name="ro1">
          <table:table-cell table:formula="of:=IF([.B2381]=([.B2380]+2);&quot;Fehler&quot;;&quot;&quot;)">
            <text:p/>
          </table:table-cell>
          <table:table-cell table:formula="of:=IF(LEN([.C2381])=1;0;IF(LEN([.C2381])=2;1;IF(LEN([.C2381])=3;2;IF(LEN([.C2381])=5;3;IF(LEN([.C2381])=6;4;IF(LEN([.C2381])=7;5;&quot;Fehler&quot;))))))" office:value-type="float" office:value="3" calcext:value-type="float">
            <text:p>3</text:p>
          </table:table-cell>
          <table:table-cell office:value-type="string" calcext:value-type="string">
            <text:p>RHK 1</text:p>
          </table:table-cell>
          <table:table-cell office:value-type="string" calcext:value-type="string">
            <text:p>MESOPOTAMISCHE KUNST</text:p>
          </table:table-cell>
          <table:table-cell table:number-columns-repeated="5"/>
        </table:table-row>
        <table:table-row table:style-name="ro1">
          <table:table-cell table:formula="of:=IF([.B2382]=([.B2381]+2);&quot;Fehler&quot;;&quot;&quot;)">
            <text:p/>
          </table:table-cell>
          <table:table-cell table:formula="of:=IF(LEN([.C2382])=1;0;IF(LEN([.C2382])=2;1;IF(LEN([.C2382])=3;2;IF(LEN([.C2382])=5;3;IF(LEN([.C2382])=6;4;IF(LEN([.C2382])=7;5;&quot;Fehler&quot;))))))" office:value-type="float" office:value="3" calcext:value-type="float">
            <text:p>3</text:p>
          </table:table-cell>
          <table:table-cell office:value-type="string" calcext:value-type="string">
            <text:p>RHK 2</text:p>
          </table:table-cell>
          <table:table-cell office:value-type="string" calcext:value-type="string">
            <text:p>ALTAEGYPTISCHE KUNST</text:p>
          </table:table-cell>
          <table:table-cell table:number-columns-repeated="5"/>
        </table:table-row>
        <table:table-row table:style-name="ro1">
          <table:table-cell table:formula="of:=IF([.B2383]=([.B2382]+2);&quot;Fehler&quot;;&quot;&quot;)">
            <text:p/>
          </table:table-cell>
          <table:table-cell table:formula="of:=IF(LEN([.C2383])=1;0;IF(LEN([.C2383])=2;1;IF(LEN([.C2383])=3;2;IF(LEN([.C2383])=5;3;IF(LEN([.C2383])=6;4;IF(LEN([.C2383])=7;5;&quot;Fehler&quot;))))))" office:value-type="float" office:value="3" calcext:value-type="float">
            <text:p>3</text:p>
          </table:table-cell>
          <table:table-cell office:value-type="string" calcext:value-type="string">
            <text:p>RHK 3</text:p>
          </table:table-cell>
          <table:table-cell office:value-type="string" calcext:value-type="string">
            <text:p>ALTIRANISCHE KUNST</text:p>
          </table:table-cell>
          <table:table-cell table:number-columns-repeated="5"/>
        </table:table-row>
        <table:table-row table:style-name="ro1">
          <table:table-cell table:formula="of:=IF([.B2384]=([.B2383]+2);&quot;Fehler&quot;;&quot;&quot;)">
            <text:p/>
          </table:table-cell>
          <table:table-cell table:formula="of:=IF(LEN([.C2384])=1;0;IF(LEN([.C2384])=2;1;IF(LEN([.C2384])=3;2;IF(LEN([.C2384])=5;3;IF(LEN([.C2384])=6;4;IF(LEN([.C2384])=7;5;&quot;Fehler&quot;))))))" office:value-type="float" office:value="3" calcext:value-type="float">
            <text:p>3</text:p>
          </table:table-cell>
          <table:table-cell office:value-type="string" calcext:value-type="string">
            <text:p>RHK 4</text:p>
          </table:table-cell>
          <table:table-cell office:value-type="string" calcext:value-type="string">
            <text:p>KUNST SONSTIGER VORDERORIENTALISCHER LAENDER UND VOELKER</text:p>
          </table:table-cell>
          <table:table-cell table:number-columns-repeated="5"/>
        </table:table-row>
        <table:table-row table:style-name="ro1">
          <table:table-cell table:formula="of:=IF([.B2385]=([.B2384]+2);&quot;Fehler&quot;;&quot;&quot;)">
            <text:p/>
          </table:table-cell>
          <table:table-cell table:formula="of:=IF(LEN([.C2385])=1;0;IF(LEN([.C2385])=2;1;IF(LEN([.C2385])=3;2;IF(LEN([.C2385])=5;3;IF(LEN([.C2385])=6;4;IF(LEN([.C2385])=7;5;&quot;Fehler&quot;))))))" office:value-type="float" office:value="2" calcext:value-type="float">
            <text:p>2</text:p>
          </table:table-cell>
          <table:table-cell office:value-type="string" calcext:value-type="string">
            <text:p>RHL</text:p>
          </table:table-cell>
          <table:table-cell office:value-type="string" calcext:value-type="string">
            <text:p>ANTIKE KUNST : GESAMTDARSTELLUNGEN</text:p>
          </table:table-cell>
          <table:table-cell table:number-columns-repeated="5"/>
        </table:table-row>
        <table:table-row table:style-name="ro1">
          <table:table-cell table:formula="of:=IF([.B2386]=([.B2385]+2);&quot;Fehler&quot;;&quot;&quot;)">
            <text:p/>
          </table:table-cell>
          <table:table-cell table:formula="of:=IF(LEN([.C2386])=1;0;IF(LEN([.C2386])=2;1;IF(LEN([.C2386])=3;2;IF(LEN([.C2386])=5;3;IF(LEN([.C2386])=6;4;IF(LEN([.C2386])=7;5;&quot;Fehler&quot;))))))" office:value-type="float" office:value="3" calcext:value-type="float">
            <text:p>3</text:p>
          </table:table-cell>
          <table:table-cell office:value-type="string" calcext:value-type="string">
            <text:p>RHL 1</text:p>
          </table:table-cell>
          <table:table-cell office:value-type="string" calcext:value-type="string">
            <text:p>KRETISCH-MYKENISCHE KUNST (AEGAEISCHE KUNST)</text:p>
          </table:table-cell>
          <table:table-cell table:number-columns-repeated="5"/>
        </table:table-row>
        <table:table-row table:style-name="ro1">
          <table:table-cell table:formula="of:=IF([.B2387]=([.B2386]+2);&quot;Fehler&quot;;&quot;&quot;)">
            <text:p/>
          </table:table-cell>
          <table:table-cell table:formula="of:=IF(LEN([.C2387])=1;0;IF(LEN([.C2387])=2;1;IF(LEN([.C2387])=3;2;IF(LEN([.C2387])=5;3;IF(LEN([.C2387])=6;4;IF(LEN([.C2387])=7;5;&quot;Fehler&quot;))))))" office:value-type="float" office:value="3" calcext:value-type="float">
            <text:p>3</text:p>
          </table:table-cell>
          <table:table-cell office:value-type="string" calcext:value-type="string">
            <text:p>RHL 2</text:p>
          </table:table-cell>
          <table:table-cell office:value-type="string" calcext:value-type="string">
            <text:p>GRIECHISCHE KUNST <text:s/>KUNST DES HELLENISMUS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388]=([.B2387]+2);&quot;Fehler&quot;;&quot;&quot;)">
            <text:p/>
          </table:table-cell>
          <table:table-cell table:formula="of:=IF(LEN([.C2388])=1;0;IF(LEN([.C2388])=2;1;IF(LEN([.C2388])=3;2;IF(LEN([.C2388])=5;3;IF(LEN([.C2388])=6;4;IF(LEN([.C2388])=7;5;&quot;Fehler&quot;))))))" office:value-type="float" office:value="4" calcext:value-type="float">
            <text:p>4</text:p>
          </table:table-cell>
          <table:table-cell office:value-type="string" calcext:value-type="string">
            <text:p>RHL 20</text:p>
          </table:table-cell>
          <table:table-cell office:value-type="string" calcext:value-type="string">
            <text:p>GRIECHISCHE ARCHITEKTUR</text:p>
          </table:table-cell>
          <table:table-cell table:number-columns-repeated="5"/>
        </table:table-row>
        <table:table-row table:style-name="ro1">
          <table:table-cell table:formula="of:=IF([.B2389]=([.B2388]+2);&quot;Fehler&quot;;&quot;&quot;)">
            <text:p/>
          </table:table-cell>
          <table:table-cell table:formula="of:=IF(LEN([.C2389])=1;0;IF(LEN([.C2389])=2;1;IF(LEN([.C2389])=3;2;IF(LEN([.C2389])=5;3;IF(LEN([.C2389])=6;4;IF(LEN([.C2389])=7;5;&quot;Fehler&quot;))))))" office:value-type="float" office:value="4" calcext:value-type="float">
            <text:p>4</text:p>
          </table:table-cell>
          <table:table-cell office:value-type="string" calcext:value-type="string">
            <text:p>RHL 21</text:p>
          </table:table-cell>
          <table:table-cell office:value-type="string" calcext:value-type="string">
            <text:p>GRIECHISCHE PLASTIK</text:p>
          </table:table-cell>
          <table:table-cell table:number-columns-repeated="5"/>
        </table:table-row>
        <table:table-row table:style-name="ro1">
          <table:table-cell table:formula="of:=IF([.B2390]=([.B2389]+2);&quot;Fehler&quot;;&quot;&quot;)">
            <text:p/>
          </table:table-cell>
          <table:table-cell table:formula="of:=IF(LEN([.C2390])=1;0;IF(LEN([.C2390])=2;1;IF(LEN([.C2390])=3;2;IF(LEN([.C2390])=5;3;IF(LEN([.C2390])=6;4;IF(LEN([.C2390])=7;5;&quot;Fehler&quot;))))))" office:value-type="float" office:value="4" calcext:value-type="float">
            <text:p>4</text:p>
          </table:table-cell>
          <table:table-cell office:value-type="string" calcext:value-type="string">
            <text:p>RHL 23</text:p>
          </table:table-cell>
          <table:table-cell office:value-type="string" calcext:value-type="string">
            <text:p>GRIECHISCHE MALEREI <text:s/>GRIECHISCHE VASENKUNST</text:p>
          </table:table-cell>
          <table:table-cell table:number-columns-repeated="5"/>
        </table:table-row>
        <table:table-row table:style-name="ro1">
          <table:table-cell table:formula="of:=IF([.B2391]=([.B2390]+2);&quot;Fehler&quot;;&quot;&quot;)">
            <text:p/>
          </table:table-cell>
          <table:table-cell table:formula="of:=IF(LEN([.C2391])=1;0;IF(LEN([.C2391])=2;1;IF(LEN([.C2391])=3;2;IF(LEN([.C2391])=5;3;IF(LEN([.C2391])=6;4;IF(LEN([.C2391])=7;5;&quot;Fehler&quot;))))))" office:value-type="float" office:value="3" calcext:value-type="float">
            <text:p>3</text:p>
          </table:table-cell>
          <table:table-cell office:value-type="string" calcext:value-type="string">
            <text:p>RHL 3</text:p>
          </table:table-cell>
          <table:table-cell office:value-type="string" calcext:value-type="string">
            <text:p>ETRUSKISCHE KUNST</text:p>
          </table:table-cell>
          <table:table-cell table:number-columns-repeated="5"/>
        </table:table-row>
        <table:table-row table:style-name="ro1">
          <table:table-cell table:formula="of:=IF([.B2392]=([.B2391]+2);&quot;Fehler&quot;;&quot;&quot;)">
            <text:p/>
          </table:table-cell>
          <table:table-cell table:formula="of:=IF(LEN([.C2392])=1;0;IF(LEN([.C2392])=2;1;IF(LEN([.C2392])=3;2;IF(LEN([.C2392])=5;3;IF(LEN([.C2392])=6;4;IF(LEN([.C2392])=7;5;&quot;Fehler&quot;))))))" office:value-type="float" office:value="3" calcext:value-type="float">
            <text:p>3</text:p>
          </table:table-cell>
          <table:table-cell office:value-type="string" calcext:value-type="string">
            <text:p>RHL 4</text:p>
          </table:table-cell>
          <table:table-cell office:value-type="string" calcext:value-type="string">
            <text:p>ROEMISCHE KUNST <text:s/>KUNST DER ROEMISCHEN PROVINZEN IN GALLIEN, GERMANIEN, AFRIKA U. A.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393]=([.B2392]+2);&quot;Fehler&quot;;&quot;&quot;)">
            <text:p/>
          </table:table-cell>
          <table:table-cell table:formula="of:=IF(LEN([.C2393])=1;0;IF(LEN([.C2393])=2;1;IF(LEN([.C2393])=3;2;IF(LEN([.C2393])=5;3;IF(LEN([.C2393])=6;4;IF(LEN([.C2393])=7;5;&quot;Fehler&quot;))))))" office:value-type="float" office:value="4" calcext:value-type="float">
            <text:p>4</text:p>
          </table:table-cell>
          <table:table-cell office:value-type="string" calcext:value-type="string">
            <text:p>RHL 40</text:p>
          </table:table-cell>
          <table:table-cell office:value-type="string" calcext:value-type="string">
            <text:p>ROEMISCHE ARCHITEKTUR</text:p>
          </table:table-cell>
          <table:table-cell table:number-columns-repeated="5"/>
        </table:table-row>
        <table:table-row table:style-name="ro1">
          <table:table-cell table:formula="of:=IF([.B2394]=([.B2393]+2);&quot;Fehler&quot;;&quot;&quot;)">
            <text:p/>
          </table:table-cell>
          <table:table-cell table:formula="of:=IF(LEN([.C2394])=1;0;IF(LEN([.C2394])=2;1;IF(LEN([.C2394])=3;2;IF(LEN([.C2394])=5;3;IF(LEN([.C2394])=6;4;IF(LEN([.C2394])=7;5;&quot;Fehler&quot;))))))" office:value-type="float" office:value="4" calcext:value-type="float">
            <text:p>4</text:p>
          </table:table-cell>
          <table:table-cell office:value-type="string" calcext:value-type="string">
            <text:p>RHL 41</text:p>
          </table:table-cell>
          <table:table-cell office:value-type="string" calcext:value-type="string">
            <text:p>ROEMISCHE PLASTIK</text:p>
          </table:table-cell>
          <table:table-cell table:number-columns-repeated="5"/>
        </table:table-row>
        <table:table-row table:style-name="ro1">
          <table:table-cell table:formula="of:=IF([.B2395]=([.B2394]+2);&quot;Fehler&quot;;&quot;&quot;)">
            <text:p/>
          </table:table-cell>
          <table:table-cell table:formula="of:=IF(LEN([.C2395])=1;0;IF(LEN([.C2395])=2;1;IF(LEN([.C2395])=3;2;IF(LEN([.C2395])=5;3;IF(LEN([.C2395])=6;4;IF(LEN([.C2395])=7;5;&quot;Fehler&quot;))))))" office:value-type="float" office:value="4" calcext:value-type="float">
            <text:p>4</text:p>
          </table:table-cell>
          <table:table-cell office:value-type="string" calcext:value-type="string">
            <text:p>RHL 42</text:p>
          </table:table-cell>
          <table:table-cell office:value-type="string" calcext:value-type="string">
            <text:p>ROEMISCHE MALEREI</text:p>
          </table:table-cell>
          <table:table-cell table:number-columns-repeated="5"/>
        </table:table-row>
        <table:table-row table:style-name="ro1">
          <table:table-cell table:formula="of:=IF([.B2396]=([.B2395]+2);&quot;Fehler&quot;;&quot;&quot;)">
            <text:p/>
          </table:table-cell>
          <table:table-cell table:formula="of:=IF(LEN([.C2396])=1;0;IF(LEN([.C2396])=2;1;IF(LEN([.C2396])=3;2;IF(LEN([.C2396])=5;3;IF(LEN([.C2396])=6;4;IF(LEN([.C2396])=7;5;&quot;Fehler&quot;))))))" office:value-type="float" office:value="1" calcext:value-type="float">
            <text:p>1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MITTELALTERLICHE EUROPAEISCHE KUNST <text:s/>ALTCHRISTLICHE, BYZANTINISCHE UND GERMANISCHE KUNST : GESAMTDARSTELLUNGEN - DARSTELLUNGEN MEHRERER EPOCHEN</text:p>
          </table:table-cell>
          <table:table-cell table:number-columns-repeated="5"/>
        </table:table-row>
        <table:table-row table:style-name="ro1">
          <table:table-cell table:formula="of:=IF([.B2397]=([.B2396]+2);&quot;Fehler&quot;;&quot;&quot;)">
            <text:p/>
          </table:table-cell>
          <table:table-cell table:formula="of:=IF(LEN([.C2397])=1;0;IF(LEN([.C2397])=2;1;IF(LEN([.C2397])=3;2;IF(LEN([.C2397])=5;3;IF(LEN([.C2397])=6;4;IF(LEN([.C2397])=7;5;&quot;Fehler&quot;))))))" office:value-type="float" office:value="2" calcext:value-type="float">
            <text:p>2</text:p>
          </table:table-cell>
          <table:table-cell office:value-type="string" calcext:value-type="string">
            <text:p>RKK</text:p>
          </table:table-cell>
          <table:table-cell office:value-type="string" calcext:value-type="string">
            <text:p>ALTCHRISTLICHE UND BYZANTINISCHE KUNST : GESAMTDARSTELLUNGEN</text:p>
          </table:table-cell>
          <table:table-cell table:number-columns-repeated="5"/>
        </table:table-row>
        <table:table-row table:style-name="ro1">
          <table:table-cell table:formula="of:=IF([.B2398]=([.B2397]+2);&quot;Fehler&quot;;&quot;&quot;)">
            <text:p/>
          </table:table-cell>
          <table:table-cell table:formula="of:=IF(LEN([.C2398])=1;0;IF(LEN([.C2398])=2;1;IF(LEN([.C2398])=3;2;IF(LEN([.C2398])=5;3;IF(LEN([.C2398])=6;4;IF(LEN([.C2398])=7;5;&quot;Fehler&quot;))))))" office:value-type="float" office:value="3" calcext:value-type="float">
            <text:p>3</text:p>
          </table:table-cell>
          <table:table-cell office:value-type="string" calcext:value-type="string">
            <text:p>RKK 1</text:p>
          </table:table-cell>
          <table:table-cell office:value-type="string" calcext:value-type="string">
            <text:p>ALTCHRISTLICHE KUNST</text:p>
          </table:table-cell>
          <table:table-cell table:number-columns-repeated="5"/>
        </table:table-row>
        <table:table-row table:style-name="ro1">
          <table:table-cell table:formula="of:=IF([.B2399]=([.B2398]+2);&quot;Fehler&quot;;&quot;&quot;)">
            <text:p/>
          </table:table-cell>
          <table:table-cell table:formula="of:=IF(LEN([.C2399])=1;0;IF(LEN([.C2399])=2;1;IF(LEN([.C2399])=3;2;IF(LEN([.C2399])=5;3;IF(LEN([.C2399])=6;4;IF(LEN([.C2399])=7;5;&quot;Fehler&quot;))))))" office:value-type="float" office:value="3" calcext:value-type="float">
            <text:p>3</text:p>
          </table:table-cell>
          <table:table-cell office:value-type="string" calcext:value-type="string">
            <text:p>RKK 2</text:p>
          </table:table-cell>
          <table:table-cell office:value-type="string" calcext:value-type="string">
            <text:p>BYZANTINISCHE KUNST</text:p>
          </table:table-cell>
          <table:table-cell table:number-columns-repeated="5"/>
        </table:table-row>
        <table:table-row table:style-name="ro1">
          <table:table-cell table:formula="of:=IF([.B2400]=([.B2399]+2);&quot;Fehler&quot;;&quot;&quot;)">
            <text:p/>
          </table:table-cell>
          <table:table-cell table:formula="of:=IF(LEN([.C2400])=1;0;IF(LEN([.C2400])=2;1;IF(LEN([.C2400])=3;2;IF(LEN([.C2400])=5;3;IF(LEN([.C2400])=6;4;IF(LEN([.C2400])=7;5;&quot;Fehler&quot;))))))" office:value-type="float" office:value="2" calcext:value-type="float">
            <text:p>2</text:p>
          </table:table-cell>
          <table:table-cell office:value-type="string" calcext:value-type="string">
            <text:p>RKL</text:p>
          </table:table-cell>
          <table:table-cell office:value-type="string" calcext:value-type="string">
            <text:p>GERMANISCHE KUNST <text:s/>KELTISCHE KUNST <text:s/>ALTNORDISCHE KUNST NORMANNISCHE KUNST</text:p>
          </table:table-cell>
          <table:table-cell table:number-columns-repeated="5"/>
        </table:table-row>
        <table:table-row table:style-name="ro1">
          <table:table-cell table:formula="of:=IF([.B2401]=([.B2400]+2);&quot;Fehler&quot;;&quot;&quot;)">
            <text:p/>
          </table:table-cell>
          <table:table-cell table:formula="of:=IF(LEN([.C2401])=1;0;IF(LEN([.C2401])=2;1;IF(LEN([.C2401])=3;2;IF(LEN([.C2401])=5;3;IF(LEN([.C2401])=6;4;IF(LEN([.C2401])=7;5;&quot;Fehler&quot;))))))" office:value-type="float" office:value="2" calcext:value-type="float">
            <text:p>2</text:p>
          </table:table-cell>
          <table:table-cell office:value-type="string" calcext:value-type="string">
            <text:p>RKM</text:p>
          </table:table-cell>
          <table:table-cell office:value-type="string" calcext:value-type="string">
            <text:p>ROMANISCHE KUNST <text:s/>KAROLINGISCHE KUNST <text:s/>OTTONISCHE KUNS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402]=([.B2401]+2);&quot;Fehler&quot;;&quot;&quot;)">
            <text:p/>
          </table:table-cell>
          <table:table-cell table:formula="of:=IF(LEN([.C2402])=1;0;IF(LEN([.C2402])=2;1;IF(LEN([.C2402])=3;2;IF(LEN([.C2402])=5;3;IF(LEN([.C2402])=6;4;IF(LEN([.C2402])=7;5;&quot;Fehler&quot;))))))" office:value-type="float" office:value="3" calcext:value-type="float">
            <text:p>3</text:p>
          </table:table-cell>
          <table:table-cell office:value-type="string" calcext:value-type="string">
            <text:p>RKM 1</text:p>
          </table:table-cell>
          <table:table-cell office:value-type="string" calcext:value-type="string">
            <text:p>ROMANISCHE ARCHITEKTUR</text:p>
          </table:table-cell>
          <table:table-cell table:number-columns-repeated="5"/>
        </table:table-row>
        <table:table-row table:style-name="ro1">
          <table:table-cell table:formula="of:=IF([.B2403]=([.B2402]+2);&quot;Fehler&quot;;&quot;&quot;)">
            <text:p/>
          </table:table-cell>
          <table:table-cell table:formula="of:=IF(LEN([.C2403])=1;0;IF(LEN([.C2403])=2;1;IF(LEN([.C2403])=3;2;IF(LEN([.C2403])=5;3;IF(LEN([.C2403])=6;4;IF(LEN([.C2403])=7;5;&quot;Fehler&quot;))))))" office:value-type="float" office:value="3" calcext:value-type="float">
            <text:p>3</text:p>
          </table:table-cell>
          <table:table-cell office:value-type="string" calcext:value-type="string">
            <text:p>RKM 2</text:p>
          </table:table-cell>
          <table:table-cell office:value-type="string" calcext:value-type="string">
            <text:p>ROMANISCHE PLASTIK</text:p>
          </table:table-cell>
          <table:table-cell table:number-columns-repeated="5"/>
        </table:table-row>
        <table:table-row table:style-name="ro1">
          <table:table-cell table:formula="of:=IF([.B2404]=([.B2403]+2);&quot;Fehler&quot;;&quot;&quot;)">
            <text:p/>
          </table:table-cell>
          <table:table-cell table:formula="of:=IF(LEN([.C2404])=1;0;IF(LEN([.C2404])=2;1;IF(LEN([.C2404])=3;2;IF(LEN([.C2404])=5;3;IF(LEN([.C2404])=6;4;IF(LEN([.C2404])=7;5;&quot;Fehler&quot;))))))" office:value-type="float" office:value="3" calcext:value-type="float">
            <text:p>3</text:p>
          </table:table-cell>
          <table:table-cell office:value-type="string" calcext:value-type="string">
            <text:p>RKM 3</text:p>
          </table:table-cell>
          <table:table-cell office:value-type="string" calcext:value-type="string">
            <text:p>ROMANISCHE MALEREI</text:p>
          </table:table-cell>
          <table:table-cell table:number-columns-repeated="5"/>
        </table:table-row>
        <table:table-row table:style-name="ro1">
          <table:table-cell table:formula="of:=IF([.B2405]=([.B2404]+2);&quot;Fehler&quot;;&quot;&quot;)">
            <text:p/>
          </table:table-cell>
          <table:table-cell table:formula="of:=IF(LEN([.C2405])=1;0;IF(LEN([.C2405])=2;1;IF(LEN([.C2405])=3;2;IF(LEN([.C2405])=5;3;IF(LEN([.C2405])=6;4;IF(LEN([.C2405])=7;5;&quot;Fehler&quot;))))))" office:value-type="float" office:value="2" calcext:value-type="float">
            <text:p>2</text:p>
          </table:table-cell>
          <table:table-cell office:value-type="string" calcext:value-type="string">
            <text:p>RKN</text:p>
          </table:table-cell>
          <table:table-cell office:value-type="string" calcext:value-type="string">
            <text:p>GOTISCHE KUNST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[.B2406]=([.B2405]+2);&quot;Fehler&quot;;&quot;&quot;)">
            <text:p/>
          </table:table-cell>
          <table:table-cell table:formula="of:=IF(LEN([.C2406])=1;0;IF(LEN([.C2406])=2;1;IF(LEN([.C2406])=3;2;IF(LEN([.C2406])=5;3;IF(LEN([.C2406])=6;4;IF(LEN([.C2406])=7;5;&quot;Fehler&quot;))))))" office:value-type="float" office:value="3" calcext:value-type="float">
            <text:p>3</text:p>
          </table:table-cell>
          <table:table-cell office:value-type="string" calcext:value-type="string">
            <text:p>RKN 1</text:p>
          </table:table-cell>
          <table:table-cell office:value-type="string" calcext:value-type="string">
            <text:p>GOTISCHE ARCHITEKTUR</text:p>
          </table:table-cell>
          <table:table-cell table:number-columns-repeated="5"/>
        </table:table-row>
        <table:table-row table:style-name="ro1">
          <table:table-cell table:formula="of:=IF([.B2407]=([.B2406]+2);&quot;Fehler&quot;;&quot;&quot;)">
            <text:p/>
          </table:table-cell>
          <table:table-cell table:formula="of:=IF(LEN([.C2407])=1;0;IF(LEN([.C2407])=2;1;IF(LEN([.C2407])=3;2;IF(LEN([.C2407])=5;3;IF(LEN([.C2407])=6;4;IF(LEN([.C2407])=7;5;&quot;Fehler&quot;))))))" office:value-type="float" office:value="3" calcext:value-type="float">
            <text:p>3</text:p>
          </table:table-cell>
          <table:table-cell office:value-type="string" calcext:value-type="string">
            <text:p>RKN 2</text:p>
          </table:table-cell>
          <table:table-cell office:value-type="string" calcext:value-type="string">
            <text:p>GOTISCHE PLASTIK</text:p>
          </table:table-cell>
          <table:table-cell table:number-columns-repeated="5"/>
        </table:table-row>
        <table:table-row table:style-name="ro1">
          <table:table-cell table:formula="of:=IF([.B2408]=([.B2407]+2);&quot;Fehler&quot;;&quot;&quot;)">
            <text:p/>
          </table:table-cell>
          <table:table-cell table:formula="of:=IF(LEN([.C2408])=1;0;IF(LEN([.C2408])=2;1;IF(LEN([.C2408])=3;2;IF(LEN([.C2408])=5;3;IF(LEN([.C2408])=6;4;IF(LEN([.C2408])=7;5;&quot;Fehler&quot;))))))" office:value-type="float" office:value="3" calcext:value-type="float">
            <text:p>3</text:p>
          </table:table-cell>
          <table:table-cell office:value-type="string" calcext:value-type="string">
            <text:p>RKN 3</text:p>
          </table:table-cell>
          <table:table-cell office:value-type="string" calcext:value-type="string">
            <text:p>GOTISCHE MALEREI</text:p>
          </table:table-cell>
          <table:table-cell table:number-columns-repeated="5"/>
        </table:table-row>
        <table:table-row table:style-name="ro1">
          <table:table-cell table:formula="of:=IF([.B2409]=([.B2408]+2);&quot;Fehler&quot;;&quot;&quot;)">
            <text:p/>
          </table:table-cell>
          <table:table-cell table:formula="of:=IF(LEN([.C2409])=1;0;IF(LEN([.C2409])=2;1;IF(LEN([.C2409])=3;2;IF(LEN([.C2409])=5;3;IF(LEN([.C2409])=6;4;IF(LEN([.C2409])=7;5;&quot;Fehler&quot;))))))" office:value-type="float" office:value="1" calcext:value-type="float">
            <text:p>1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EUROPAEISCHE KUNST DER NEUZEIT VON DER RENAISSANCE BIS ZUM KLASSIZISMUS : GESAMTDARSTELLUNGEN – DARSTELLUNGEN MEHRERER EPOCHEN</text:p>
          </table:table-cell>
          <table:table-cell table:number-columns-repeated="5"/>
        </table:table-row>
        <table:table-row table:style-name="ro1">
          <table:table-cell table:formula="of:=IF([.B2410]=([.B2409]+2);&quot;Fehler&quot;;&quot;&quot;)">
            <text:p/>
          </table:table-cell>
          <table:table-cell table:formula="of:=IF(LEN([.C2410])=1;0;IF(LEN([.C2410])=2;1;IF(LEN([.C2410])=3;2;IF(LEN([.C2410])=5;3;IF(LEN([.C2410])=6;4;IF(LEN([.C2410])=7;5;&quot;Fehler&quot;))))))" office:value-type="float" office:value="2" calcext:value-type="float">
            <text:p>2</text:p>
          </table:table-cell>
          <table:table-cell office:value-type="string" calcext:value-type="string">
            <text:p>RLK</text:p>
          </table:table-cell>
          <table:table-cell office:value-type="string" calcext:value-type="string">
            <text:p>KUNST DER RENAISSANC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411]=([.B2410]+2);&quot;Fehler&quot;;&quot;&quot;)">
            <text:p/>
          </table:table-cell>
          <table:table-cell table:formula="of:=IF(LEN([.C2411])=1;0;IF(LEN([.C2411])=2;1;IF(LEN([.C2411])=3;2;IF(LEN([.C2411])=5;3;IF(LEN([.C2411])=6;4;IF(LEN([.C2411])=7;5;&quot;Fehler&quot;))))))" office:value-type="float" office:value="3" calcext:value-type="float">
            <text:p>3</text:p>
          </table:table-cell>
          <table:table-cell office:value-type="string" calcext:value-type="string">
            <text:p>RLK 1</text:p>
          </table:table-cell>
          <table:table-cell office:value-type="string" calcext:value-type="string">
            <text:p>ARCHITEKTUR DER RENAISSANCE</text:p>
          </table:table-cell>
          <table:table-cell table:number-columns-repeated="5"/>
        </table:table-row>
        <table:table-row table:style-name="ro1">
          <table:table-cell table:formula="of:=IF([.B2412]=([.B2411]+2);&quot;Fehler&quot;;&quot;&quot;)">
            <text:p/>
          </table:table-cell>
          <table:table-cell table:formula="of:=IF(LEN([.C2412])=1;0;IF(LEN([.C2412])=2;1;IF(LEN([.C2412])=3;2;IF(LEN([.C2412])=5;3;IF(LEN([.C2412])=6;4;IF(LEN([.C2412])=7;5;&quot;Fehler&quot;))))))" office:value-type="float" office:value="3" calcext:value-type="float">
            <text:p>3</text:p>
          </table:table-cell>
          <table:table-cell office:value-type="string" calcext:value-type="string">
            <text:p>RLK 2</text:p>
          </table:table-cell>
          <table:table-cell office:value-type="string" calcext:value-type="string">
            <text:p>PLASTIK DER RENAISSANCE</text:p>
          </table:table-cell>
          <table:table-cell table:number-columns-repeated="5"/>
        </table:table-row>
        <table:table-row table:style-name="ro1">
          <table:table-cell table:formula="of:=IF([.B2413]=([.B2412]+2);&quot;Fehler&quot;;&quot;&quot;)">
            <text:p/>
          </table:table-cell>
          <table:table-cell table:formula="of:=IF(LEN([.C2413])=1;0;IF(LEN([.C2413])=2;1;IF(LEN([.C2413])=3;2;IF(LEN([.C2413])=5;3;IF(LEN([.C2413])=6;4;IF(LEN([.C2413])=7;5;&quot;Fehler&quot;))))))" office:value-type="float" office:value="3" calcext:value-type="float">
            <text:p>3</text:p>
          </table:table-cell>
          <table:table-cell office:value-type="string" calcext:value-type="string">
            <text:p>RLK 3</text:p>
          </table:table-cell>
          <table:table-cell office:value-type="string" calcext:value-type="string">
            <text:p>MALEREI UND GRAPHIK DER RENAISSANCE</text:p>
          </table:table-cell>
          <table:table-cell table:number-columns-repeated="5"/>
        </table:table-row>
        <table:table-row table:style-name="ro1">
          <table:table-cell table:formula="of:=IF([.B2414]=([.B2413]+2);&quot;Fehler&quot;;&quot;&quot;)">
            <text:p/>
          </table:table-cell>
          <table:table-cell table:formula="of:=IF(LEN([.C2414])=1;0;IF(LEN([.C2414])=2;1;IF(LEN([.C2414])=3;2;IF(LEN([.C2414])=5;3;IF(LEN([.C2414])=6;4;IF(LEN([.C2414])=7;5;&quot;Fehler&quot;))))))" office:value-type="float" office:value="2" calcext:value-type="float">
            <text:p>2</text:p>
          </table:table-cell>
          <table:table-cell office:value-type="string" calcext:value-type="string">
            <text:p>RLL</text:p>
          </table:table-cell>
          <table:table-cell office:value-type="string" calcext:value-type="string">
            <text:p>KUNST DES MANIERISMUS</text:p>
          </table:table-cell>
          <table:table-cell table:number-columns-repeated="5"/>
        </table:table-row>
        <table:table-row table:style-name="ro1">
          <table:table-cell table:formula="of:=IF([.B2415]=([.B2414]+2);&quot;Fehler&quot;;&quot;&quot;)">
            <text:p/>
          </table:table-cell>
          <table:table-cell table:formula="of:=IF(LEN([.C2415])=1;0;IF(LEN([.C2415])=2;1;IF(LEN([.C2415])=3;2;IF(LEN([.C2415])=5;3;IF(LEN([.C2415])=6;4;IF(LEN([.C2415])=7;5;&quot;Fehler&quot;))))))" office:value-type="float" office:value="2" calcext:value-type="float">
            <text:p>2</text:p>
          </table:table-cell>
          <table:table-cell office:value-type="string" calcext:value-type="string">
            <text:p>RLM</text:p>
          </table:table-cell>
          <table:table-cell office:value-type="string" calcext:value-type="string">
            <text:p>KUNST DES BAROCK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[.B2416]=([.B2415]+2);&quot;Fehler&quot;;&quot;&quot;)">
            <text:p/>
          </table:table-cell>
          <table:table-cell table:formula="of:=IF(LEN([.C2416])=1;0;IF(LEN([.C2416])=2;1;IF(LEN([.C2416])=3;2;IF(LEN([.C2416])=5;3;IF(LEN([.C2416])=6;4;IF(LEN([.C2416])=7;5;&quot;Fehler&quot;))))))" office:value-type="float" office:value="3" calcext:value-type="float">
            <text:p>3</text:p>
          </table:table-cell>
          <table:table-cell office:value-type="string" calcext:value-type="string">
            <text:p>RLM 1</text:p>
          </table:table-cell>
          <table:table-cell office:value-type="string" calcext:value-type="string">
            <text:p>ARCHITEKTUR DES BAROCK</text:p>
          </table:table-cell>
          <table:table-cell table:number-columns-repeated="5"/>
        </table:table-row>
        <table:table-row table:style-name="ro1">
          <table:table-cell table:formula="of:=IF([.B2417]=([.B2416]+2);&quot;Fehler&quot;;&quot;&quot;)">
            <text:p/>
          </table:table-cell>
          <table:table-cell table:formula="of:=IF(LEN([.C2417])=1;0;IF(LEN([.C2417])=2;1;IF(LEN([.C2417])=3;2;IF(LEN([.C2417])=5;3;IF(LEN([.C2417])=6;4;IF(LEN([.C2417])=7;5;&quot;Fehler&quot;))))))" office:value-type="float" office:value="3" calcext:value-type="float">
            <text:p>3</text:p>
          </table:table-cell>
          <table:table-cell office:value-type="string" calcext:value-type="string">
            <text:p>RLM 2</text:p>
          </table:table-cell>
          <table:table-cell office:value-type="string" calcext:value-type="string">
            <text:p>PLASTIK DES BAROCK</text:p>
          </table:table-cell>
          <table:table-cell table:number-columns-repeated="5"/>
        </table:table-row>
        <table:table-row table:style-name="ro1">
          <table:table-cell table:formula="of:=IF([.B2418]=([.B2417]+2);&quot;Fehler&quot;;&quot;&quot;)">
            <text:p/>
          </table:table-cell>
          <table:table-cell table:formula="of:=IF(LEN([.C2418])=1;0;IF(LEN([.C2418])=2;1;IF(LEN([.C2418])=3;2;IF(LEN([.C2418])=5;3;IF(LEN([.C2418])=6;4;IF(LEN([.C2418])=7;5;&quot;Fehler&quot;))))))" office:value-type="float" office:value="3" calcext:value-type="float">
            <text:p>3</text:p>
          </table:table-cell>
          <table:table-cell office:value-type="string" calcext:value-type="string">
            <text:p>RLM 3</text:p>
          </table:table-cell>
          <table:table-cell office:value-type="string" calcext:value-type="string">
            <text:p>MALEREI UND GRAPHIK DES BAROCK</text:p>
          </table:table-cell>
          <table:table-cell table:number-columns-repeated="5"/>
        </table:table-row>
        <table:table-row table:style-name="ro1">
          <table:table-cell table:formula="of:=IF([.B2419]=([.B2418]+2);&quot;Fehler&quot;;&quot;&quot;)">
            <text:p/>
          </table:table-cell>
          <table:table-cell table:formula="of:=IF(LEN([.C2419])=1;0;IF(LEN([.C2419])=2;1;IF(LEN([.C2419])=3;2;IF(LEN([.C2419])=5;3;IF(LEN([.C2419])=6;4;IF(LEN([.C2419])=7;5;&quot;Fehler&quot;))))))" office:value-type="float" office:value="2" calcext:value-type="float">
            <text:p>2</text:p>
          </table:table-cell>
          <table:table-cell office:value-type="string" calcext:value-type="string">
            <text:p>RLN</text:p>
          </table:table-cell>
          <table:table-cell office:value-type="string" calcext:value-type="string">
            <text:p>KUNST DES ROKOKO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[.B2420]=([.B2419]+2);&quot;Fehler&quot;;&quot;&quot;)">
            <text:p/>
          </table:table-cell>
          <table:table-cell table:formula="of:=IF(LEN([.C2420])=1;0;IF(LEN([.C2420])=2;1;IF(LEN([.C2420])=3;2;IF(LEN([.C2420])=5;3;IF(LEN([.C2420])=6;4;IF(LEN([.C2420])=7;5;&quot;Fehler&quot;))))))" office:value-type="float" office:value="3" calcext:value-type="float">
            <text:p>3</text:p>
          </table:table-cell>
          <table:table-cell office:value-type="string" calcext:value-type="string">
            <text:p>RLN 1</text:p>
          </table:table-cell>
          <table:table-cell office:value-type="string" calcext:value-type="string">
            <text:p>ARCHITEKTUR DES ROKOKO</text:p>
          </table:table-cell>
          <table:table-cell table:number-columns-repeated="5"/>
        </table:table-row>
        <table:table-row table:style-name="ro1">
          <table:table-cell table:formula="of:=IF([.B2421]=([.B2420]+2);&quot;Fehler&quot;;&quot;&quot;)">
            <text:p/>
          </table:table-cell>
          <table:table-cell table:formula="of:=IF(LEN([.C2421])=1;0;IF(LEN([.C2421])=2;1;IF(LEN([.C2421])=3;2;IF(LEN([.C2421])=5;3;IF(LEN([.C2421])=6;4;IF(LEN([.C2421])=7;5;&quot;Fehler&quot;))))))" office:value-type="float" office:value="3" calcext:value-type="float">
            <text:p>3</text:p>
          </table:table-cell>
          <table:table-cell office:value-type="string" calcext:value-type="string">
            <text:p>RLN 2</text:p>
          </table:table-cell>
          <table:table-cell office:value-type="string" calcext:value-type="string">
            <text:p>PLASTIK DES ROKOKO</text:p>
          </table:table-cell>
          <table:table-cell table:number-columns-repeated="5"/>
        </table:table-row>
        <table:table-row table:style-name="ro1">
          <table:table-cell table:formula="of:=IF([.B2422]=([.B2421]+2);&quot;Fehler&quot;;&quot;&quot;)">
            <text:p/>
          </table:table-cell>
          <table:table-cell table:formula="of:=IF(LEN([.C2422])=1;0;IF(LEN([.C2422])=2;1;IF(LEN([.C2422])=3;2;IF(LEN([.C2422])=5;3;IF(LEN([.C2422])=6;4;IF(LEN([.C2422])=7;5;&quot;Fehler&quot;))))))" office:value-type="float" office:value="3" calcext:value-type="float">
            <text:p>3</text:p>
          </table:table-cell>
          <table:table-cell office:value-type="string" calcext:value-type="string">
            <text:p>RLN 3</text:p>
          </table:table-cell>
          <table:table-cell office:value-type="string" calcext:value-type="string">
            <text:p>MALEREI UND GRAPHIK DES ROKOKO</text:p>
          </table:table-cell>
          <table:table-cell table:number-columns-repeated="5"/>
        </table:table-row>
        <table:table-row table:style-name="ro1">
          <table:table-cell table:formula="of:=IF([.B2423]=([.B2422]+2);&quot;Fehler&quot;;&quot;&quot;)">
            <text:p/>
          </table:table-cell>
          <table:table-cell table:formula="of:=IF(LEN([.C2423])=1;0;IF(LEN([.C2423])=2;1;IF(LEN([.C2423])=3;2;IF(LEN([.C2423])=5;3;IF(LEN([.C2423])=6;4;IF(LEN([.C2423])=7;5;&quot;Fehler&quot;))))))" office:value-type="float" office:value="2" calcext:value-type="float">
            <text:p>2</text:p>
          </table:table-cell>
          <table:table-cell office:value-type="string" calcext:value-type="string">
            <text:p>RLO</text:p>
          </table:table-cell>
          <table:table-cell office:value-type="string" calcext:value-type="string">
            <text:p>KUNST DES KLASSIZISMUS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424]=([.B2423]+2);&quot;Fehler&quot;;&quot;&quot;)">
            <text:p/>
          </table:table-cell>
          <table:table-cell table:formula="of:=IF(LEN([.C2424])=1;0;IF(LEN([.C2424])=2;1;IF(LEN([.C2424])=3;2;IF(LEN([.C2424])=5;3;IF(LEN([.C2424])=6;4;IF(LEN([.C2424])=7;5;&quot;Fehler&quot;))))))" office:value-type="float" office:value="3" calcext:value-type="float">
            <text:p>3</text:p>
          </table:table-cell>
          <table:table-cell office:value-type="string" calcext:value-type="string">
            <text:p>RLO 1</text:p>
          </table:table-cell>
          <table:table-cell office:value-type="string" calcext:value-type="string">
            <text:p>ARCHITEKTUR DES KLASSIZISMUS</text:p>
          </table:table-cell>
          <table:table-cell table:number-columns-repeated="5"/>
        </table:table-row>
        <table:table-row table:style-name="ro1">
          <table:table-cell table:formula="of:=IF([.B2425]=([.B2424]+2);&quot;Fehler&quot;;&quot;&quot;)">
            <text:p/>
          </table:table-cell>
          <table:table-cell table:formula="of:=IF(LEN([.C2425])=1;0;IF(LEN([.C2425])=2;1;IF(LEN([.C2425])=3;2;IF(LEN([.C2425])=5;3;IF(LEN([.C2425])=6;4;IF(LEN([.C2425])=7;5;&quot;Fehler&quot;))))))" office:value-type="float" office:value="3" calcext:value-type="float">
            <text:p>3</text:p>
          </table:table-cell>
          <table:table-cell office:value-type="string" calcext:value-type="string">
            <text:p>RLO 2</text:p>
          </table:table-cell>
          <table:table-cell office:value-type="string" calcext:value-type="string">
            <text:p>PLASTIK DES KLASSIZISMUS</text:p>
          </table:table-cell>
          <table:table-cell table:number-columns-repeated="5"/>
        </table:table-row>
        <table:table-row table:style-name="ro1">
          <table:table-cell table:formula="of:=IF([.B2426]=([.B2425]+2);&quot;Fehler&quot;;&quot;&quot;)">
            <text:p/>
          </table:table-cell>
          <table:table-cell table:formula="of:=IF(LEN([.C2426])=1;0;IF(LEN([.C2426])=2;1;IF(LEN([.C2426])=3;2;IF(LEN([.C2426])=5;3;IF(LEN([.C2426])=6;4;IF(LEN([.C2426])=7;5;&quot;Fehler&quot;))))))" office:value-type="float" office:value="3" calcext:value-type="float">
            <text:p>3</text:p>
          </table:table-cell>
          <table:table-cell office:value-type="string" calcext:value-type="string">
            <text:p>RLO 3</text:p>
          </table:table-cell>
          <table:table-cell office:value-type="string" calcext:value-type="string">
            <text:p>MALEREI UND GRAPHIK DES KLASSIZISMUS</text:p>
          </table:table-cell>
          <table:table-cell table:number-columns-repeated="5"/>
        </table:table-row>
        <table:table-row table:style-name="ro1">
          <table:table-cell table:formula="of:=IF([.B2427]=([.B2426]+2);&quot;Fehler&quot;;&quot;&quot;)">
            <text:p/>
          </table:table-cell>
          <table:table-cell table:formula="of:=IF(LEN([.C2427])=1;0;IF(LEN([.C2427])=2;1;IF(LEN([.C2427])=3;2;IF(LEN([.C2427])=5;3;IF(LEN([.C2427])=6;4;IF(LEN([.C2427])=7;5;&quot;Fehler&quot;))))))" office:value-type="float" office:value="1" calcext:value-type="float">
            <text:p>1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EUROPAEISCHE KUNST VOM 19. JAHRHUNDERT BIS ZUR GEGENWART : ALLGEMEINES</text:p>
          </table:table-cell>
          <table:table-cell table:number-columns-repeated="5"/>
        </table:table-row>
        <table:table-row table:style-name="ro1">
          <table:table-cell table:formula="of:=IF([.B2428]=([.B2427]+2);&quot;Fehler&quot;;&quot;&quot;)">
            <text:p/>
          </table:table-cell>
          <table:table-cell table:formula="of:=IF(LEN([.C2428])=1;0;IF(LEN([.C2428])=2;1;IF(LEN([.C2428])=3;2;IF(LEN([.C2428])=5;3;IF(LEN([.C2428])=6;4;IF(LEN([.C2428])=7;5;&quot;Fehler&quot;))))))" office:value-type="float" office:value="2" calcext:value-type="float">
            <text:p>2</text:p>
          </table:table-cell>
          <table:table-cell office:value-type="string" calcext:value-type="string">
            <text:p>RMK</text:p>
          </table:table-cell>
          <table:table-cell office:value-type="string" calcext:value-type="string">
            <text:p>KUNST DES 19. JAHRHUNDERTS</text:p>
          </table:table-cell>
          <table:table-cell table:number-columns-repeated="5"/>
        </table:table-row>
        <table:table-row table:style-name="ro1">
          <table:table-cell table:formula="of:=IF([.B2429]=([.B2428]+2);&quot;Fehler&quot;;&quot;&quot;)">
            <text:p/>
          </table:table-cell>
          <table:table-cell table:formula="of:=IF(LEN([.C2429])=1;0;IF(LEN([.C2429])=2;1;IF(LEN([.C2429])=3;2;IF(LEN([.C2429])=5;3;IF(LEN([.C2429])=6;4;IF(LEN([.C2429])=7;5;&quot;Fehler&quot;))))))" office:value-type="float" office:value="3" calcext:value-type="float">
            <text:p>3</text:p>
          </table:table-cell>
          <table:table-cell office:value-type="string" calcext:value-type="string">
            <text:p>RMK 1</text:p>
          </table:table-cell>
          <table:table-cell office:value-type="string" calcext:value-type="string">
            <text:p>ARCHITEKTUR DES 19. JAHRHUNDERTS</text:p>
          </table:table-cell>
          <table:table-cell table:number-columns-repeated="5"/>
        </table:table-row>
        <table:table-row table:style-name="ro1">
          <table:table-cell table:formula="of:=IF([.B2430]=([.B2429]+2);&quot;Fehler&quot;;&quot;&quot;)">
            <text:p/>
          </table:table-cell>
          <table:table-cell table:formula="of:=IF(LEN([.C2430])=1;0;IF(LEN([.C2430])=2;1;IF(LEN([.C2430])=3;2;IF(LEN([.C2430])=5;3;IF(LEN([.C2430])=6;4;IF(LEN([.C2430])=7;5;&quot;Fehler&quot;))))))" office:value-type="float" office:value="3" calcext:value-type="float">
            <text:p>3</text:p>
          </table:table-cell>
          <table:table-cell office:value-type="string" calcext:value-type="string">
            <text:p>RMK 2</text:p>
          </table:table-cell>
          <table:table-cell office:value-type="string" calcext:value-type="string">
            <text:p>PLASTIK DES 19. JAHRHUNDERTS</text:p>
          </table:table-cell>
          <table:table-cell table:number-columns-repeated="5"/>
        </table:table-row>
        <table:table-row table:style-name="ro1">
          <table:table-cell table:formula="of:=IF([.B2431]=([.B2430]+2);&quot;Fehler&quot;;&quot;&quot;)">
            <text:p/>
          </table:table-cell>
          <table:table-cell table:formula="of:=IF(LEN([.C2431])=1;0;IF(LEN([.C2431])=2;1;IF(LEN([.C2431])=3;2;IF(LEN([.C2431])=5;3;IF(LEN([.C2431])=6;4;IF(LEN([.C2431])=7;5;&quot;Fehler&quot;))))))" office:value-type="float" office:value="3" calcext:value-type="float">
            <text:p>3</text:p>
          </table:table-cell>
          <table:table-cell office:value-type="string" calcext:value-type="string">
            <text:p>RMK 3</text:p>
          </table:table-cell>
          <table:table-cell office:value-type="string" calcext:value-type="string">
            <text:p>MALEREI UND GRAPHIK DES 19. JAHRHUNDERTS</text:p>
          </table:table-cell>
          <table:table-cell table:number-columns-repeated="5"/>
        </table:table-row>
        <table:table-row table:style-name="ro1">
          <table:table-cell table:formula="of:=IF([.B2432]=([.B2431]+2);&quot;Fehler&quot;;&quot;&quot;)">
            <text:p/>
          </table:table-cell>
          <table:table-cell table:formula="of:=IF(LEN([.C2432])=1;0;IF(LEN([.C2432])=2;1;IF(LEN([.C2432])=3;2;IF(LEN([.C2432])=5;3;IF(LEN([.C2432])=6;4;IF(LEN([.C2432])=7;5;&quot;Fehler&quot;))))))" office:value-type="float" office:value="4" calcext:value-type="float">
            <text:p>4</text:p>
          </table:table-cell>
          <table:table-cell office:value-type="string" calcext:value-type="string">
            <text:p>RMK 35</text:p>
          </table:table-cell>
          <table:table-cell office:value-type="string" calcext:value-type="string">
            <text:p>KUNST DES IMPRESSIONISMUS</text:p>
          </table:table-cell>
          <table:table-cell table:number-columns-repeated="5"/>
        </table:table-row>
        <table:table-row table:style-name="ro1">
          <table:table-cell table:formula="of:=IF([.B2433]=([.B2432]+2);&quot;Fehler&quot;;&quot;&quot;)">
            <text:p/>
          </table:table-cell>
          <table:table-cell table:formula="of:=IF(LEN([.C2433])=1;0;IF(LEN([.C2433])=2;1;IF(LEN([.C2433])=3;2;IF(LEN([.C2433])=5;3;IF(LEN([.C2433])=6;4;IF(LEN([.C2433])=7;5;&quot;Fehler&quot;))))))" office:value-type="float" office:value="2" calcext:value-type="float">
            <text:p>2</text:p>
          </table:table-cell>
          <table:table-cell office:value-type="string" calcext:value-type="string">
            <text:p>RML</text:p>
          </table:table-cell>
          <table:table-cell office:value-type="string" calcext:value-type="string">
            <text:p>KUNST DES 20. JAHRHUNDERT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ML 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2435]=([.B2433]+2);&quot;Fehler&quot;;&quot;&quot;)" office:value-type="string" office:string-value="Fehler" calcext:value-type="string">
            <text:p>Fehler</text:p>
          </table:table-cell>
          <table:table-cell table:formula="of:=IF(LEN([.C2435])=1;0;IF(LEN([.C2435])=2;1;IF(LEN([.C2435])=3;2;IF(LEN([.C2435])=5;3;IF(LEN([.C2435])=6;4;IF(LEN([.C2435])=7;5;&quot;Fehler&quot;))))))" office:value-type="float" office:value="4" calcext:value-type="float">
            <text:p>4</text:p>
          </table:table-cell>
          <table:table-cell office:value-type="string" calcext:value-type="string">
            <text:p>RML 01</text:p>
          </table:table-cell>
          <table:table-cell office:value-type="string" calcext:value-type="string">
            <text:p>NACHSCHLAGEWERKE</text:p>
          </table:table-cell>
          <table:table-cell table:number-columns-repeated="5"/>
        </table:table-row>
        <table:table-row table:style-name="ro1">
          <table:table-cell table:formula="of:=IF([.B2436]=([.B2435]+2);&quot;Fehler&quot;;&quot;&quot;)">
            <text:p/>
          </table:table-cell>
          <table:table-cell table:formula="of:=IF(LEN([.C2436])=1;0;IF(LEN([.C2436])=2;1;IF(LEN([.C2436])=3;2;IF(LEN([.C2436])=5;3;IF(LEN([.C2436])=6;4;IF(LEN([.C2436])=7;5;&quot;Fehler&quot;))))))" office:value-type="float" office:value="4" calcext:value-type="float">
            <text:p>4</text:p>
          </table:table-cell>
          <table:table-cell office:value-type="string" calcext:value-type="string">
            <text:p>RML 02</text:p>
          </table:table-cell>
          <table:table-cell office:value-type="string" calcext:value-type="string">
            <text:p>BIBLIOGRAPHIEN</text:p>
          </table:table-cell>
          <table:table-cell table:number-columns-repeated="5"/>
        </table:table-row>
        <table:table-row table:style-name="ro1">
          <table:table-cell table:formula="of:=IF([.B2437]=([.B2436]+2);&quot;Fehler&quot;;&quot;&quot;)">
            <text:p/>
          </table:table-cell>
          <table:table-cell table:formula="of:=IF(LEN([.C2437])=1;0;IF(LEN([.C2437])=2;1;IF(LEN([.C2437])=3;2;IF(LEN([.C2437])=5;3;IF(LEN([.C2437])=6;4;IF(LEN([.C2437])=7;5;&quot;Fehler&quot;))))))" office:value-type="float" office:value="3" calcext:value-type="float">
            <text:p>3</text:p>
          </table:table-cell>
          <table:table-cell office:value-type="string" calcext:value-type="string">
            <text:p>RML 1</text:p>
          </table:table-cell>
          <table:table-cell office:value-type="string" calcext:value-type="string">
            <text:p>GESCHICHTE DER MODERNEN KUNST : GESAMTDARSTELLUNGEN - DARSTELLUNGEN MEHRERER GATTUNGEN</text:p>
          </table:table-cell>
          <table:table-cell table:number-columns-repeated="5"/>
        </table:table-row>
        <table:table-row table:style-name="ro1">
          <table:table-cell table:formula="of:=IF([.B2438]=([.B2437]+2);&quot;Fehler&quot;;&quot;&quot;)">
            <text:p/>
          </table:table-cell>
          <table:table-cell table:formula="of:=IF(LEN([.C2438])=1;0;IF(LEN([.C2438])=2;1;IF(LEN([.C2438])=3;2;IF(LEN([.C2438])=5;3;IF(LEN([.C2438])=6;4;IF(LEN([.C2438])=7;5;&quot;Fehler&quot;))))))" office:value-type="float" office:value="4" calcext:value-type="float">
            <text:p>4</text:p>
          </table:table-cell>
          <table:table-cell office:value-type="string" calcext:value-type="string">
            <text:p>RML 10</text:p>
          </table:table-cell>
          <table:table-cell office:value-type="string" calcext:value-type="string">
            <text:p>MODERNE ARCHITEKTUR : GESCHICHTE UND THEORIE</text:p>
          </table:table-cell>
          <table:table-cell table:number-columns-repeated="5"/>
        </table:table-row>
        <table:table-row table:style-name="ro1">
          <table:table-cell table:formula="of:=IF([.B2439]=([.B2438]+2);&quot;Fehler&quot;;&quot;&quot;)">
            <text:p/>
          </table:table-cell>
          <table:table-cell table:formula="of:=IF(LEN([.C2439])=1;0;IF(LEN([.C2439])=2;1;IF(LEN([.C2439])=3;2;IF(LEN([.C2439])=5;3;IF(LEN([.C2439])=6;4;IF(LEN([.C2439])=7;5;&quot;Fehler&quot;))))))" office:value-type="float" office:value="5" calcext:value-type="float">
            <text:p>5</text:p>
          </table:table-cell>
          <table:table-cell office:value-type="string" calcext:value-type="string">
            <text:p>RML 100</text:p>
          </table:table-cell>
          <table:table-cell office:value-type="string" calcext:value-type="string">
            <text:p>MODERNE ARCHITEKTUR EINZELNER LAENDER</text:p>
          </table:table-cell>
          <table:table-cell table:number-columns-repeated="5"/>
        </table:table-row>
        <table:table-row table:style-name="ro1">
          <table:table-cell table:formula="of:=IF([.B2440]=([.B2439]+2);&quot;Fehler&quot;;&quot;&quot;)">
            <text:p/>
          </table:table-cell>
          <table:table-cell table:formula="of:=IF(LEN([.C2440])=1;0;IF(LEN([.C2440])=2;1;IF(LEN([.C2440])=3;2;IF(LEN([.C2440])=5;3;IF(LEN([.C2440])=6;4;IF(LEN([.C2440])=7;5;&quot;Fehler&quot;))))))" office:value-type="float" office:value="5" calcext:value-type="float">
            <text:p>5</text:p>
          </table:table-cell>
          <table:table-cell office:value-type="string" calcext:value-type="string">
            <text:p>RML 101</text:p>
          </table:table-cell>
          <table:table-cell office:value-type="string" calcext:value-type="string">
            <text:p>KUNST AM BAU <text:s/>KUNST IM STADTBILD <text:s/>KUNST IM OEFFENTLICHEN RAUM</text:p>
          </table:table-cell>
          <table:table-cell table:number-columns-repeated="5"/>
        </table:table-row>
        <table:table-row table:style-name="ro1">
          <table:table-cell table:formula="of:=IF([.B2441]=([.B2440]+2);&quot;Fehler&quot;;&quot;&quot;)">
            <text:p/>
          </table:table-cell>
          <table:table-cell table:formula="of:=IF(LEN([.C2441])=1;0;IF(LEN([.C2441])=2;1;IF(LEN([.C2441])=3;2;IF(LEN([.C2441])=5;3;IF(LEN([.C2441])=6;4;IF(LEN([.C2441])=7;5;&quot;Fehler&quot;))))))" office:value-type="float" office:value="4" calcext:value-type="float">
            <text:p>4</text:p>
          </table:table-cell>
          <table:table-cell office:value-type="string" calcext:value-type="string">
            <text:p>RML 11</text:p>
          </table:table-cell>
          <table:table-cell office:value-type="string" calcext:value-type="string">
            <text:p>MODERNE PLASTIK : GESCHICHTE UND THEORIE</text:p>
          </table:table-cell>
          <table:table-cell table:number-columns-repeated="5"/>
        </table:table-row>
        <table:table-row table:style-name="ro1">
          <table:table-cell table:formula="of:=IF([.B2442]=([.B2441]+2);&quot;Fehler&quot;;&quot;&quot;)">
            <text:p/>
          </table:table-cell>
          <table:table-cell table:formula="of:=IF(LEN([.C2442])=1;0;IF(LEN([.C2442])=2;1;IF(LEN([.C2442])=3;2;IF(LEN([.C2442])=5;3;IF(LEN([.C2442])=6;4;IF(LEN([.C2442])=7;5;&quot;Fehler&quot;))))))" office:value-type="float" office:value="4" calcext:value-type="float">
            <text:p>4</text:p>
          </table:table-cell>
          <table:table-cell office:value-type="string" calcext:value-type="string">
            <text:p>RML 12</text:p>
          </table:table-cell>
          <table:table-cell office:value-type="string" calcext:value-type="string">
            <text:p>MODERNE MALEREI : GESCHICHTE UND THEORIE</text:p>
          </table:table-cell>
          <table:table-cell table:number-columns-repeated="5"/>
        </table:table-row>
        <table:table-row table:style-name="ro1">
          <table:table-cell table:formula="of:=IF([.B2443]=([.B2442]+2);&quot;Fehler&quot;;&quot;&quot;)">
            <text:p/>
          </table:table-cell>
          <table:table-cell table:formula="of:=IF(LEN([.C2443])=1;0;IF(LEN([.C2443])=2;1;IF(LEN([.C2443])=3;2;IF(LEN([.C2443])=5;3;IF(LEN([.C2443])=6;4;IF(LEN([.C2443])=7;5;&quot;Fehler&quot;))))))" office:value-type="float" office:value="4" calcext:value-type="float">
            <text:p>4</text:p>
          </table:table-cell>
          <table:table-cell office:value-type="string" calcext:value-type="string">
            <text:p>RML 13</text:p>
          </table:table-cell>
          <table:table-cell office:value-type="string" calcext:value-type="string">
            <text:p>MODERNE GRAPHIK : GESCHICHTE UND THEORIE</text:p>
          </table:table-cell>
          <table:table-cell table:number-columns-repeated="5"/>
        </table:table-row>
        <table:table-row table:style-name="ro1">
          <table:table-cell table:formula="of:=IF([.B2444]=([.B2443]+2);&quot;Fehler&quot;;&quot;&quot;)">
            <text:p/>
          </table:table-cell>
          <table:table-cell table:formula="of:=IF(LEN([.C2444])=1;0;IF(LEN([.C2444])=2;1;IF(LEN([.C2444])=3;2;IF(LEN([.C2444])=5;3;IF(LEN([.C2444])=6;4;IF(LEN([.C2444])=7;5;&quot;Fehler&quot;))))))" office:value-type="float" office:value="4" calcext:value-type="float">
            <text:p>4</text:p>
          </table:table-cell>
          <table:table-cell office:value-type="string" calcext:value-type="string">
            <text:p>RML 15</text:p>
          </table:table-cell>
          <table:table-cell office:value-type="string" calcext:value-type="string">
            <text:p>NEUE GATTUNGEN UND FORMEN DER KUNST DES 20. JAHRHUNDERTS</text:p>
          </table:table-cell>
          <table:table-cell table:number-columns-repeated="5"/>
        </table:table-row>
        <table:table-row table:style-name="ro1">
          <table:table-cell table:formula="of:=IF([.B2445]=([.B2444]+2);&quot;Fehler&quot;;&quot;&quot;)">
            <text:p/>
          </table:table-cell>
          <table:table-cell table:formula="of:=IF(LEN([.C2445])=1;0;IF(LEN([.C2445])=2;1;IF(LEN([.C2445])=3;2;IF(LEN([.C2445])=5;3;IF(LEN([.C2445])=6;4;IF(LEN([.C2445])=7;5;&quot;Fehler&quot;))))))" office:value-type="float" office:value="5" calcext:value-type="float">
            <text:p>5</text:p>
          </table:table-cell>
          <table:table-cell office:value-type="string" calcext:value-type="string">
            <text:p>RML 151</text:p>
          </table:table-cell>
          <table:table-cell office:value-type="string" calcext:value-type="string">
            <text:p>COLLAGE <text:s/>ASSEMBLAGE <text:s/>READY-MADE <text:s/>OBJEKTKUNST CORRESPONDENCE ART</text:p>
          </table:table-cell>
          <table:table-cell table:number-columns-repeated="5"/>
        </table:table-row>
        <table:table-row table:style-name="ro1">
          <table:table-cell table:formula="of:=IF([.B2446]=([.B2445]+2);&quot;Fehler&quot;;&quot;&quot;)">
            <text:p/>
          </table:table-cell>
          <table:table-cell table:formula="of:=IF(LEN([.C2446])=1;0;IF(LEN([.C2446])=2;1;IF(LEN([.C2446])=3;2;IF(LEN([.C2446])=5;3;IF(LEN([.C2446])=6;4;IF(LEN([.C2446])=7;5;&quot;Fehler&quot;))))))" office:value-type="float" office:value="5" calcext:value-type="float">
            <text:p>5</text:p>
          </table:table-cell>
          <table:table-cell office:value-type="string" calcext:value-type="string">
            <text:p>RML 153</text:p>
          </table:table-cell>
          <table:table-cell office:value-type="string" calcext:value-type="string">
            <text:p>ENVIRONMENT <text:s/>HAPPENING <text:s/>FLUXUS <text:s/>AKTIONSKUNST <text:s/>MIXED MEDIA</text:p>
          </table:table-cell>
          <table:table-cell table:number-columns-repeated="5"/>
        </table:table-row>
        <table:table-row table:style-name="ro1">
          <table:table-cell table:formula="of:=IF([.B2447]=([.B2446]+2);&quot;Fehler&quot;;&quot;&quot;)">
            <text:p/>
          </table:table-cell>
          <table:table-cell table:formula="of:=IF(LEN([.C2447])=1;0;IF(LEN([.C2447])=2;1;IF(LEN([.C2447])=3;2;IF(LEN([.C2447])=5;3;IF(LEN([.C2447])=6;4;IF(LEN([.C2447])=7;5;&quot;Fehler&quot;))))))" office:value-type="float" office:value="5" calcext:value-type="float">
            <text:p>5</text:p>
          </table:table-cell>
          <table:table-cell office:value-type="string" calcext:value-type="string">
            <text:p>RML 156</text:p>
          </table:table-cell>
          <table:table-cell office:value-type="string" calcext:value-type="string">
            <text:p>KINETIK</text:p>
          </table:table-cell>
          <table:table-cell table:number-columns-repeated="5"/>
        </table:table-row>
        <table:table-row table:style-name="ro1">
          <table:table-cell table:formula="of:=IF([.B2448]=([.B2447]+2);&quot;Fehler&quot;;&quot;&quot;)">
            <text:p/>
          </table:table-cell>
          <table:table-cell table:formula="of:=IF(LEN([.C2448])=1;0;IF(LEN([.C2448])=2;1;IF(LEN([.C2448])=3;2;IF(LEN([.C2448])=5;3;IF(LEN([.C2448])=6;4;IF(LEN([.C2448])=7;5;&quot;Fehler&quot;))))))" office:value-type="float" office:value="5" calcext:value-type="float">
            <text:p>5</text:p>
          </table:table-cell>
          <table:table-cell office:value-type="string" calcext:value-type="string">
            <text:p>RML 157</text:p>
          </table:table-cell>
          <table:table-cell office:value-type="string" calcext:value-type="string">
            <text:p>TECHNOLOGISCHE KUNSTFORMEN</text:p>
          </table:table-cell>
          <table:table-cell table:number-columns-repeated="5"/>
        </table:table-row>
        <table:table-row table:style-name="ro1">
          <table:table-cell table:formula="of:=IF([.B2449]=([.B2448]+2);&quot;Fehler&quot;;&quot;&quot;)">
            <text:p/>
          </table:table-cell>
          <table:table-cell table:formula="of:=IF(LEN([.C2449])=1;0;IF(LEN([.C2449])=2;1;IF(LEN([.C2449])=3;2;IF(LEN([.C2449])=5;3;IF(LEN([.C2449])=6;4;IF(LEN([.C2449])=7;5;&quot;Fehler&quot;))))))" office:value-type="float" office:value="3" calcext:value-type="float">
            <text:p>3</text:p>
          </table:table-cell>
          <table:table-cell office:value-type="string" calcext:value-type="string">
            <text:p>RML 2</text:p>
          </table:table-cell>
          <table:table-cell office:value-type="string" calcext:value-type="string">
            <text:p>KUNST DER 1. HAELFTE DES 20. JAHRHUNDERTS</text:p>
          </table:table-cell>
          <table:table-cell table:number-columns-repeated="5"/>
        </table:table-row>
        <table:table-row table:style-name="ro1">
          <table:table-cell table:formula="of:=IF([.B2450]=([.B2449]+2);&quot;Fehler&quot;;&quot;&quot;)">
            <text:p/>
          </table:table-cell>
          <table:table-cell table:formula="of:=IF(LEN([.C2450])=1;0;IF(LEN([.C2450])=2;1;IF(LEN([.C2450])=3;2;IF(LEN([.C2450])=5;3;IF(LEN([.C2450])=6;4;IF(LEN([.C2450])=7;5;&quot;Fehler&quot;))))))" office:value-type="float" office:value="4" calcext:value-type="float">
            <text:p>4</text:p>
          </table:table-cell>
          <table:table-cell office:value-type="string" calcext:value-type="string">
            <text:p>RML 20</text:p>
          </table:table-cell>
          <table:table-cell office:value-type="string" calcext:value-type="string">
            <text:p>JUGENDSTIL</text:p>
          </table:table-cell>
          <table:table-cell table:number-columns-repeated="5"/>
        </table:table-row>
        <table:table-row table:style-name="ro1">
          <table:table-cell table:formula="of:=IF([.B2451]=([.B2450]+2);&quot;Fehler&quot;;&quot;&quot;)">
            <text:p/>
          </table:table-cell>
          <table:table-cell table:formula="of:=IF(LEN([.C2451])=1;0;IF(LEN([.C2451])=2;1;IF(LEN([.C2451])=3;2;IF(LEN([.C2451])=5;3;IF(LEN([.C2451])=6;4;IF(LEN([.C2451])=7;5;&quot;Fehler&quot;))))))" office:value-type="float" office:value="4" calcext:value-type="float">
            <text:p>4</text:p>
          </table:table-cell>
          <table:table-cell office:value-type="string" calcext:value-type="string">
            <text:p>RML 21</text:p>
          </table:table-cell>
          <table:table-cell office:value-type="string" calcext:value-type="string">
            <text:p>KUBISMUS <text:s/>FUTURISMUS</text:p>
          </table:table-cell>
          <table:table-cell table:number-columns-repeated="5"/>
        </table:table-row>
        <table:table-row table:style-name="ro1">
          <table:table-cell table:formula="of:=IF([.B2452]=([.B2451]+2);&quot;Fehler&quot;;&quot;&quot;)">
            <text:p/>
          </table:table-cell>
          <table:table-cell table:formula="of:=IF(LEN([.C2452])=1;0;IF(LEN([.C2452])=2;1;IF(LEN([.C2452])=3;2;IF(LEN([.C2452])=5;3;IF(LEN([.C2452])=6;4;IF(LEN([.C2452])=7;5;&quot;Fehler&quot;))))))" office:value-type="float" office:value="4" calcext:value-type="float">
            <text:p>4</text:p>
          </table:table-cell>
          <table:table-cell office:value-type="string" calcext:value-type="string">
            <text:p>RML 22</text:p>
          </table:table-cell>
          <table:table-cell office:value-type="string" calcext:value-type="string">
            <text:p>EXPRESSIONISMUS</text:p>
          </table:table-cell>
          <table:table-cell table:number-columns-repeated="5"/>
        </table:table-row>
        <table:table-row table:style-name="ro1">
          <table:table-cell table:formula="of:=IF([.B2453]=([.B2452]+2);&quot;Fehler&quot;;&quot;&quot;)">
            <text:p/>
          </table:table-cell>
          <table:table-cell table:formula="of:=IF(LEN([.C2453])=1;0;IF(LEN([.C2453])=2;1;IF(LEN([.C2453])=3;2;IF(LEN([.C2453])=5;3;IF(LEN([.C2453])=6;4;IF(LEN([.C2453])=7;5;&quot;Fehler&quot;))))))" office:value-type="float" office:value="4" calcext:value-type="float">
            <text:p>4</text:p>
          </table:table-cell>
          <table:table-cell office:value-type="string" calcext:value-type="string">
            <text:p>RML 23</text:p>
          </table:table-cell>
          <table:table-cell office:value-type="string" calcext:value-type="string">
            <text:p>DADAISMUS <text:s/>SURREALISMUS</text:p>
          </table:table-cell>
          <table:table-cell table:number-columns-repeated="5"/>
        </table:table-row>
        <table:table-row table:style-name="ro1">
          <table:table-cell table:formula="of:=IF([.B2454]=([.B2453]+2);&quot;Fehler&quot;;&quot;&quot;)">
            <text:p/>
          </table:table-cell>
          <table:table-cell table:formula="of:=IF(LEN([.C2454])=1;0;IF(LEN([.C2454])=2;1;IF(LEN([.C2454])=3;2;IF(LEN([.C2454])=5;3;IF(LEN([.C2454])=6;4;IF(LEN([.C2454])=7;5;&quot;Fehler&quot;))))))" office:value-type="float" office:value="4" calcext:value-type="float">
            <text:p>4</text:p>
          </table:table-cell>
          <table:table-cell office:value-type="string" calcext:value-type="string">
            <text:p>RML 24</text:p>
          </table:table-cell>
          <table:table-cell office:value-type="string" calcext:value-type="string">
            <text:p>ABSTRAKTE KUNST</text:p>
          </table:table-cell>
          <table:table-cell table:number-columns-repeated="5"/>
        </table:table-row>
        <table:table-row table:style-name="ro1">
          <table:table-cell table:formula="of:=IF([.B2455]=([.B2454]+2);&quot;Fehler&quot;;&quot;&quot;)">
            <text:p/>
          </table:table-cell>
          <table:table-cell table:formula="of:=IF(LEN([.C2455])=1;0;IF(LEN([.C2455])=2;1;IF(LEN([.C2455])=3;2;IF(LEN([.C2455])=5;3;IF(LEN([.C2455])=6;4;IF(LEN([.C2455])=7;5;&quot;Fehler&quot;))))))" office:value-type="float" office:value="4" calcext:value-type="float">
            <text:p>4</text:p>
          </table:table-cell>
          <table:table-cell office:value-type="string" calcext:value-type="string">
            <text:p>RML 25</text:p>
          </table:table-cell>
          <table:table-cell office:value-type="string" calcext:value-type="string">
            <text:p>NEUE SACHLICHKEIT <text:s/>MAGISCHER REALISMUS <text:s/>ANDERE REALISTISCHE RICHTUNGEN DER ZWANZIGER UND DREISSIGER JAHRE</text:p>
          </table:table-cell>
          <table:table-cell table:number-columns-repeated="5"/>
        </table:table-row>
        <table:table-row table:style-name="ro1">
          <table:table-cell table:formula="of:=IF([.B2456]=([.B2455]+2);&quot;Fehler&quot;;&quot;&quot;)">
            <text:p/>
          </table:table-cell>
          <table:table-cell table:formula="of:=IF(LEN([.C2456])=1;0;IF(LEN([.C2456])=2;1;IF(LEN([.C2456])=3;2;IF(LEN([.C2456])=5;3;IF(LEN([.C2456])=6;4;IF(LEN([.C2456])=7;5;&quot;Fehler&quot;))))))" office:value-type="float" office:value="4" calcext:value-type="float">
            <text:p>4</text:p>
          </table:table-cell>
          <table:table-cell office:value-type="string" calcext:value-type="string">
            <text:p>RML 26</text:p>
          </table:table-cell>
          <table:table-cell office:value-type="string" calcext:value-type="string">
            <text:p>SOZIALISTISCHER REALISMUS</text:p>
          </table:table-cell>
          <table:table-cell table:number-columns-repeated="5"/>
        </table:table-row>
        <table:table-row table:style-name="ro1">
          <table:table-cell table:formula="of:=IF([.B2457]=([.B2456]+2);&quot;Fehler&quot;;&quot;&quot;)">
            <text:p/>
          </table:table-cell>
          <table:table-cell table:formula="of:=IF(LEN([.C2457])=1;0;IF(LEN([.C2457])=2;1;IF(LEN([.C2457])=3;2;IF(LEN([.C2457])=5;3;IF(LEN([.C2457])=6;4;IF(LEN([.C2457])=7;5;&quot;Fehler&quot;))))))" office:value-type="float" office:value="4" calcext:value-type="float">
            <text:p>4</text:p>
          </table:table-cell>
          <table:table-cell office:value-type="string" calcext:value-type="string">
            <text:p>RML 27</text:p>
          </table:table-cell>
          <table:table-cell office:value-type="string" calcext:value-type="string">
            <text:p>KUNST IM NATIONALSOZIALISMUS <text:s/>KUNST IM FASCHISMUS</text:p>
          </table:table-cell>
          <table:table-cell table:number-columns-repeated="5"/>
        </table:table-row>
        <table:table-row table:style-name="ro1">
          <table:table-cell table:formula="of:=IF([.B2458]=([.B2457]+2);&quot;Fehler&quot;;&quot;&quot;)">
            <text:p/>
          </table:table-cell>
          <table:table-cell table:formula="of:=IF(LEN([.C2458])=1;0;IF(LEN([.C2458])=2;1;IF(LEN([.C2458])=3;2;IF(LEN([.C2458])=5;3;IF(LEN([.C2458])=6;4;IF(LEN([.C2458])=7;5;&quot;Fehler&quot;))))))" office:value-type="float" office:value="4" calcext:value-type="float">
            <text:p>4</text:p>
          </table:table-cell>
          <table:table-cell office:value-type="string" calcext:value-type="string">
            <text:p>RML 29</text:p>
          </table:table-cell>
          <table:table-cell office:value-type="string" calcext:value-type="string">
            <text:p>SONSTIGE KUNSTRICHTUNGEN</text:p>
          </table:table-cell>
          <table:table-cell table:number-columns-repeated="5"/>
        </table:table-row>
        <table:table-row table:style-name="ro1">
          <table:table-cell table:formula="of:=IF([.B2459]=([.B2458]+2);&quot;Fehler&quot;;&quot;&quot;)">
            <text:p/>
          </table:table-cell>
          <table:table-cell table:formula="of:=IF(LEN([.C2459])=1;0;IF(LEN([.C2459])=2;1;IF(LEN([.C2459])=3;2;IF(LEN([.C2459])=5;3;IF(LEN([.C2459])=6;4;IF(LEN([.C2459])=7;5;&quot;Fehler&quot;))))))" office:value-type="float" office:value="3" calcext:value-type="float">
            <text:p>3</text:p>
          </table:table-cell>
          <table:table-cell office:value-type="string" calcext:value-type="string">
            <text:p>RML 3</text:p>
          </table:table-cell>
          <table:table-cell office:value-type="string" calcext:value-type="string">
            <text:p>KUNST DER 2. HAELFTE DES 20. JAHRHUNDERTS (SEIT ETWA 1945)</text:p>
          </table:table-cell>
          <table:table-cell table:number-columns-repeated="5"/>
        </table:table-row>
        <table:table-row table:style-name="ro1">
          <table:table-cell table:formula="of:=IF([.B2460]=([.B2459]+2);&quot;Fehler&quot;;&quot;&quot;)">
            <text:p/>
          </table:table-cell>
          <table:table-cell table:formula="of:=IF(LEN([.C2460])=1;0;IF(LEN([.C2460])=2;1;IF(LEN([.C2460])=3;2;IF(LEN([.C2460])=5;3;IF(LEN([.C2460])=6;4;IF(LEN([.C2460])=7;5;&quot;Fehler&quot;))))))" office:value-type="float" office:value="4" calcext:value-type="float">
            <text:p>4</text:p>
          </table:table-cell>
          <table:table-cell office:value-type="string" calcext:value-type="string">
            <text:p>RML 31</text:p>
          </table:table-cell>
          <table:table-cell office:value-type="string" calcext:value-type="string">
            <text:p>ABSTRAKTER EXPRESSIONISMUS <text:s/>LYRISCHE ABSTRAKTION <text:s/>ACTION PAINTING <text:s/>TACHISMUS <text:s/>INFORMEL</text:p>
          </table:table-cell>
          <table:table-cell table:number-columns-repeated="5"/>
        </table:table-row>
        <table:table-row table:style-name="ro1">
          <table:table-cell table:formula="of:=IF([.B2461]=([.B2460]+2);&quot;Fehler&quot;;&quot;&quot;)">
            <text:p/>
          </table:table-cell>
          <table:table-cell table:formula="of:=IF(LEN([.C2461])=1;0;IF(LEN([.C2461])=2;1;IF(LEN([.C2461])=3;2;IF(LEN([.C2461])=5;3;IF(LEN([.C2461])=6;4;IF(LEN([.C2461])=7;5;&quot;Fehler&quot;))))))" office:value-type="float" office:value="4" calcext:value-type="float">
            <text:p>4</text:p>
          </table:table-cell>
          <table:table-cell office:value-type="string" calcext:value-type="string">
            <text:p>RML 32</text:p>
          </table:table-cell>
          <table:table-cell office:value-type="string" calcext:value-type="string">
            <text:p>PHANTASTISCHER REALISMUS (WIENER SCHULE)</text:p>
          </table:table-cell>
          <table:table-cell table:number-columns-repeated="5"/>
        </table:table-row>
        <table:table-row table:style-name="ro1">
          <table:table-cell table:formula="of:=IF([.B2462]=([.B2461]+2);&quot;Fehler&quot;;&quot;&quot;)">
            <text:p/>
          </table:table-cell>
          <table:table-cell table:formula="of:=IF(LEN([.C2462])=1;0;IF(LEN([.C2462])=2;1;IF(LEN([.C2462])=3;2;IF(LEN([.C2462])=5;3;IF(LEN([.C2462])=6;4;IF(LEN([.C2462])=7;5;&quot;Fehler&quot;))))))" office:value-type="float" office:value="4" calcext:value-type="float">
            <text:p>4</text:p>
          </table:table-cell>
          <table:table-cell office:value-type="string" calcext:value-type="string">
            <text:p>RML 34</text:p>
          </table:table-cell>
          <table:table-cell office:value-type="string" calcext:value-type="string">
            <text:p>POP ART</text:p>
          </table:table-cell>
          <table:table-cell table:number-columns-repeated="5"/>
        </table:table-row>
        <table:table-row table:style-name="ro1">
          <table:table-cell table:formula="of:=IF([.B2463]=([.B2462]+2);&quot;Fehler&quot;;&quot;&quot;)">
            <text:p/>
          </table:table-cell>
          <table:table-cell table:formula="of:=IF(LEN([.C2463])=1;0;IF(LEN([.C2463])=2;1;IF(LEN([.C2463])=3;2;IF(LEN([.C2463])=5;3;IF(LEN([.C2463])=6;4;IF(LEN([.C2463])=7;5;&quot;Fehler&quot;))))))" office:value-type="float" office:value="4" calcext:value-type="float">
            <text:p>4</text:p>
          </table:table-cell>
          <table:table-cell office:value-type="string" calcext:value-type="string">
            <text:p>RML 35</text:p>
          </table:table-cell>
          <table:table-cell office:value-type="string" calcext:value-type="string">
            <text:p>NACHMALERISCHE ABSTRAKTION (POST-PAINTERLY-ABSTRACTION) NEUE KONKRETE KUNST <text:s/>OP ART <text:s/>MINIMAL ART <text:s/>ARTE POVERA LAND ART <text:s/>CONCEPT ART <text:s/>PROJECT ART</text:p>
          </table:table-cell>
          <table:table-cell table:number-columns-repeated="5"/>
        </table:table-row>
        <table:table-row table:style-name="ro1">
          <table:table-cell table:formula="of:=IF([.B2464]=([.B2463]+2);&quot;Fehler&quot;;&quot;&quot;)">
            <text:p/>
          </table:table-cell>
          <table:table-cell table:formula="of:=IF(LEN([.C2464])=1;0;IF(LEN([.C2464])=2;1;IF(LEN([.C2464])=3;2;IF(LEN([.C2464])=5;3;IF(LEN([.C2464])=6;4;IF(LEN([.C2464])=7;5;&quot;Fehler&quot;))))))" office:value-type="float" office:value="4" calcext:value-type="float">
            <text:p>4</text:p>
          </table:table-cell>
          <table:table-cell office:value-type="string" calcext:value-type="string">
            <text:p>RML 36</text:p>
          </table:table-cell>
          <table:table-cell office:value-type="string" calcext:value-type="string">
            <text:p>KUNST DER SIEBZIGER JAHRE</text:p>
          </table:table-cell>
          <table:table-cell table:number-columns-repeated="5"/>
        </table:table-row>
        <table:table-row table:style-name="ro1">
          <table:table-cell table:formula="of:=IF([.B2465]=([.B2464]+2);&quot;Fehler&quot;;&quot;&quot;)">
            <text:p/>
          </table:table-cell>
          <table:table-cell table:formula="of:=IF(LEN([.C2465])=1;0;IF(LEN([.C2465])=2;1;IF(LEN([.C2465])=3;2;IF(LEN([.C2465])=5;3;IF(LEN([.C2465])=6;4;IF(LEN([.C2465])=7;5;&quot;Fehler&quot;))))))" office:value-type="float" office:value="4" calcext:value-type="float">
            <text:p>4</text:p>
          </table:table-cell>
          <table:table-cell office:value-type="string" calcext:value-type="string">
            <text:p>RML 38</text:p>
          </table:table-cell>
          <table:table-cell office:value-type="string" calcext:value-type="string">
            <text:p>KUNST DER ACHTZIGER JAHRE <text:s/>KUNST DER NEUNZIGER JAHRE</text:p>
          </table:table-cell>
          <table:table-cell table:number-columns-repeated="5"/>
        </table:table-row>
        <table:table-row table:style-name="ro1">
          <table:table-cell table:formula="of:=IF([.B2466]=([.B2465]+2);&quot;Fehler&quot;;&quot;&quot;)">
            <text:p/>
          </table:table-cell>
          <table:table-cell table:formula="of:=IF(LEN([.C2466])=1;0;IF(LEN([.C2466])=2;1;IF(LEN([.C2466])=3;2;IF(LEN([.C2466])=5;3;IF(LEN([.C2466])=6;4;IF(LEN([.C2466])=7;5;&quot;Fehler&quot;))))))" office:value-type="float" office:value="3" calcext:value-type="float">
            <text:p>3</text:p>
          </table:table-cell>
          <table:table-cell office:value-type="string" calcext:value-type="string">
            <text:p>RML 9</text:p>
          </table:table-cell>
          <table:table-cell office:value-type="string" calcext:value-type="string">
            <text:p>EINZELFRAGEN DER KUNST DES 20. JAHRHUNDERTS</text:p>
          </table:table-cell>
          <table:table-cell table:number-columns-repeated="5"/>
        </table:table-row>
        <table:table-row table:style-name="ro1">
          <table:table-cell table:formula="of:=IF([.B2467]=([.B2466]+2);&quot;Fehler&quot;;&quot;&quot;)">
            <text:p/>
          </table:table-cell>
          <table:table-cell table:formula="of:=IF(LEN([.C2467])=1;0;IF(LEN([.C2467])=2;1;IF(LEN([.C2467])=3;2;IF(LEN([.C2467])=5;3;IF(LEN([.C2467])=6;4;IF(LEN([.C2467])=7;5;&quot;Fehler&quot;))))))" office:value-type="float" office:value="2" calcext:value-type="float">
            <text:p>2</text:p>
          </table:table-cell>
          <table:table-cell office:value-type="string" calcext:value-type="string">
            <text:p>RMM</text:p>
          </table:table-cell>
          <table:table-cell office:value-type="string" calcext:value-type="string">
            <text:p>KUNST DES 21. JAHRHUNDERTS</text:p>
          </table:table-cell>
          <table:table-cell table:number-columns-repeated="5"/>
        </table:table-row>
        <table:table-row table:style-name="ro1">
          <table:table-cell table:formula="of:=IF([.B2468]=([.B2467]+2);&quot;Fehler&quot;;&quot;&quot;)">
            <text:p/>
          </table:table-cell>
          <table:table-cell table:formula="of:=IF(LEN([.C2468])=1;0;IF(LEN([.C2468])=2;1;IF(LEN([.C2468])=3;2;IF(LEN([.C2468])=5;3;IF(LEN([.C2468])=6;4;IF(LEN([.C2468])=7;5;&quot;Fehler&quot;))))))" office:value-type="float" office:value="1" calcext:value-type="float">
            <text:p>1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AUSSEREUROPAEISCHE KUNS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469]=([.B2468]+2);&quot;Fehler&quot;;&quot;&quot;)">
            <text:p/>
          </table:table-cell>
          <table:table-cell table:formula="of:=IF(LEN([.C2469])=1;0;IF(LEN([.C2469])=2;1;IF(LEN([.C2469])=3;2;IF(LEN([.C2469])=5;3;IF(LEN([.C2469])=6;4;IF(LEN([.C2469])=7;5;&quot;Fehler&quot;))))))" office:value-type="float" office:value="2" calcext:value-type="float">
            <text:p>2</text:p>
          </table:table-cell>
          <table:table-cell office:value-type="string" calcext:value-type="string">
            <text:p>RNK</text:p>
          </table:table-cell>
          <table:table-cell office:value-type="string" calcext:value-type="string">
            <text:p>KUNST DER NATURVOELKER : GESAMTDARSTELLUNGEN - DARSTELLUNGEN MEHRERER LAENDER</text:p>
          </table:table-cell>
          <table:table-cell table:number-columns-repeated="5"/>
        </table:table-row>
        <table:table-row table:style-name="ro1">
          <table:table-cell table:formula="of:=IF([.B2470]=([.B2469]+2);&quot;Fehler&quot;;&quot;&quot;)">
            <text:p/>
          </table:table-cell>
          <table:table-cell table:formula="of:=IF(LEN([.C2470])=1;0;IF(LEN([.C2470])=2;1;IF(LEN([.C2470])=3;2;IF(LEN([.C2470])=5;3;IF(LEN([.C2470])=6;4;IF(LEN([.C2470])=7;5;&quot;Fehler&quot;))))))" office:value-type="float" office:value="2" calcext:value-type="float">
            <text:p>2</text:p>
          </table:table-cell>
          <table:table-cell office:value-type="string" calcext:value-type="string">
            <text:p>RNL</text:p>
          </table:table-cell>
          <table:table-cell office:value-type="string" calcext:value-type="string">
            <text:p>ISLAMISCHE KUNST : GESAMTDARSTELLUNGEN – DARSTELLUNGEN MEHRERER LAENDER</text:p>
          </table:table-cell>
          <table:table-cell table:number-columns-repeated="5"/>
        </table:table-row>
        <table:table-row table:style-name="ro1">
          <table:table-cell table:formula="of:=IF([.B2471]=([.B2470]+2);&quot;Fehler&quot;;&quot;&quot;)">
            <text:p/>
          </table:table-cell>
          <table:table-cell table:formula="of:=IF(LEN([.C2471])=1;0;IF(LEN([.C2471])=2;1;IF(LEN([.C2471])=3;2;IF(LEN([.C2471])=5;3;IF(LEN([.C2471])=6;4;IF(LEN([.C2471])=7;5;&quot;Fehler&quot;))))))" office:value-type="float" office:value="2" calcext:value-type="float">
            <text:p>2</text:p>
          </table:table-cell>
          <table:table-cell office:value-type="string" calcext:value-type="string">
            <text:p>RNM</text:p>
          </table:table-cell>
          <table:table-cell office:value-type="string" calcext:value-type="string">
            <text:p>ASIATISCHE KUNST : GESAMTDARSTELLUNGEN – DARSTELLUNGEN MEHRERER LAENDER</text:p>
          </table:table-cell>
          <table:table-cell table:number-columns-repeated="5"/>
        </table:table-row>
        <table:table-row table:style-name="ro1">
          <table:table-cell table:formula="of:=IF([.B2472]=([.B2471]+2);&quot;Fehler&quot;;&quot;&quot;)">
            <text:p/>
          </table:table-cell>
          <table:table-cell table:formula="of:=IF(LEN([.C2472])=1;0;IF(LEN([.C2472])=2;1;IF(LEN([.C2472])=3;2;IF(LEN([.C2472])=5;3;IF(LEN([.C2472])=6;4;IF(LEN([.C2472])=7;5;&quot;Fehler&quot;))))))" office:value-type="float" office:value="3" calcext:value-type="float">
            <text:p>3</text:p>
          </table:table-cell>
          <table:table-cell office:value-type="string" calcext:value-type="string">
            <text:p>RNM 1</text:p>
          </table:table-cell>
          <table:table-cell office:value-type="string" calcext:value-type="string">
            <text:p>INDISCHE KUNST EINSCHL. DER KUNST IN HINTERINDIEN, NEPAL, PAKISTAN, SRI LANKA UND INDONESIEN</text:p>
          </table:table-cell>
          <table:table-cell table:number-columns-repeated="5"/>
        </table:table-row>
        <table:table-row table:style-name="ro1">
          <table:table-cell table:formula="of:=IF([.B2473]=([.B2472]+2);&quot;Fehler&quot;;&quot;&quot;)">
            <text:p/>
          </table:table-cell>
          <table:table-cell table:formula="of:=IF(LEN([.C2473])=1;0;IF(LEN([.C2473])=2;1;IF(LEN([.C2473])=3;2;IF(LEN([.C2473])=5;3;IF(LEN([.C2473])=6;4;IF(LEN([.C2473])=7;5;&quot;Fehler&quot;))))))" office:value-type="float" office:value="3" calcext:value-type="float">
            <text:p>3</text:p>
          </table:table-cell>
          <table:table-cell office:value-type="string" calcext:value-type="string">
            <text:p>RNM 2</text:p>
          </table:table-cell>
          <table:table-cell office:value-type="string" calcext:value-type="string">
            <text:p>CHINESISCHE KUNST</text:p>
          </table:table-cell>
          <table:table-cell table:number-columns-repeated="5"/>
        </table:table-row>
        <table:table-row table:style-name="ro1">
          <table:table-cell table:formula="of:=IF([.B2474]=([.B2473]+2);&quot;Fehler&quot;;&quot;&quot;)">
            <text:p/>
          </table:table-cell>
          <table:table-cell table:formula="of:=IF(LEN([.C2474])=1;0;IF(LEN([.C2474])=2;1;IF(LEN([.C2474])=3;2;IF(LEN([.C2474])=5;3;IF(LEN([.C2474])=6;4;IF(LEN([.C2474])=7;5;&quot;Fehler&quot;))))))" office:value-type="float" office:value="4" calcext:value-type="float">
            <text:p>4</text:p>
          </table:table-cell>
          <table:table-cell office:value-type="string" calcext:value-type="string">
            <text:p>RNM 22</text:p>
          </table:table-cell>
          <table:table-cell office:value-type="string" calcext:value-type="string">
            <text:p>MODERNE CHINESISCHE KUNST</text:p>
          </table:table-cell>
          <table:table-cell table:number-columns-repeated="5"/>
        </table:table-row>
        <table:table-row table:style-name="ro1">
          <table:table-cell table:formula="of:=IF([.B2475]=([.B2474]+2);&quot;Fehler&quot;;&quot;&quot;)">
            <text:p/>
          </table:table-cell>
          <table:table-cell table:formula="of:=IF(LEN([.C2475])=1;0;IF(LEN([.C2475])=2;1;IF(LEN([.C2475])=3;2;IF(LEN([.C2475])=5;3;IF(LEN([.C2475])=6;4;IF(LEN([.C2475])=7;5;&quot;Fehler&quot;))))))" office:value-type="float" office:value="3" calcext:value-type="float">
            <text:p>3</text:p>
          </table:table-cell>
          <table:table-cell office:value-type="string" calcext:value-type="string">
            <text:p>RNM 3</text:p>
          </table:table-cell>
          <table:table-cell office:value-type="string" calcext:value-type="string">
            <text:p>JAPANISCHE KUNST</text:p>
          </table:table-cell>
          <table:table-cell table:number-columns-repeated="5"/>
        </table:table-row>
        <table:table-row table:style-name="ro1">
          <table:table-cell table:formula="of:=IF([.B2476]=([.B2475]+2);&quot;Fehler&quot;;&quot;&quot;)">
            <text:p/>
          </table:table-cell>
          <table:table-cell table:formula="of:=IF(LEN([.C2476])=1;0;IF(LEN([.C2476])=2;1;IF(LEN([.C2476])=3;2;IF(LEN([.C2476])=5;3;IF(LEN([.C2476])=6;4;IF(LEN([.C2476])=7;5;&quot;Fehler&quot;))))))" office:value-type="float" office:value="3" calcext:value-type="float">
            <text:p>3</text:p>
          </table:table-cell>
          <table:table-cell office:value-type="string" calcext:value-type="string">
            <text:p>RNM 4</text:p>
          </table:table-cell>
          <table:table-cell office:value-type="string" calcext:value-type="string">
            <text:p>PERSISCHE KUNST</text:p>
          </table:table-cell>
          <table:table-cell table:number-columns-repeated="5"/>
        </table:table-row>
        <table:table-row table:style-name="ro1">
          <table:table-cell table:formula="of:=IF([.B2477]=([.B2476]+2);&quot;Fehler&quot;;&quot;&quot;)">
            <text:p/>
          </table:table-cell>
          <table:table-cell table:formula="of:=IF(LEN([.C2477])=1;0;IF(LEN([.C2477])=2;1;IF(LEN([.C2477])=3;2;IF(LEN([.C2477])=5;3;IF(LEN([.C2477])=6;4;IF(LEN([.C2477])=7;5;&quot;Fehler&quot;))))))" office:value-type="float" office:value="3" calcext:value-type="float">
            <text:p>3</text:p>
          </table:table-cell>
          <table:table-cell office:value-type="string" calcext:value-type="string">
            <text:p>RNM 5</text:p>
          </table:table-cell>
          <table:table-cell office:value-type="string" calcext:value-type="string">
            <text:p>TUERKISCHE KUNST</text:p>
          </table:table-cell>
          <table:table-cell table:number-columns-repeated="5"/>
        </table:table-row>
        <table:table-row table:style-name="ro1">
          <table:table-cell table:formula="of:=IF([.B2478]=([.B2477]+2);&quot;Fehler&quot;;&quot;&quot;)">
            <text:p/>
          </table:table-cell>
          <table:table-cell table:formula="of:=IF(LEN([.C2478])=1;0;IF(LEN([.C2478])=2;1;IF(LEN([.C2478])=3;2;IF(LEN([.C2478])=5;3;IF(LEN([.C2478])=6;4;IF(LEN([.C2478])=7;5;&quot;Fehler&quot;))))))" office:value-type="float" office:value="3" calcext:value-type="float">
            <text:p>3</text:p>
          </table:table-cell>
          <table:table-cell office:value-type="string" calcext:value-type="string">
            <text:p>RNM 6</text:p>
          </table:table-cell>
          <table:table-cell office:value-type="string" calcext:value-type="string">
            <text:p>ISRAELITISCHE KUNST <text:s/>GESAMTDARSTELLUNGEN DER JUEDISCHEN KUNST</text:p>
          </table:table-cell>
          <table:table-cell table:number-columns-repeated="5"/>
        </table:table-row>
        <table:table-row table:style-name="ro1">
          <table:table-cell table:formula="of:=IF([.B2479]=([.B2478]+2);&quot;Fehler&quot;;&quot;&quot;)">
            <text:p/>
          </table:table-cell>
          <table:table-cell table:formula="of:=IF(LEN([.C2479])=1;0;IF(LEN([.C2479])=2;1;IF(LEN([.C2479])=3;2;IF(LEN([.C2479])=5;3;IF(LEN([.C2479])=6;4;IF(LEN([.C2479])=7;5;&quot;Fehler&quot;))))))" office:value-type="float" office:value="3" calcext:value-type="float">
            <text:p>3</text:p>
          </table:table-cell>
          <table:table-cell office:value-type="string" calcext:value-type="string">
            <text:p>RNM 7</text:p>
          </table:table-cell>
          <table:table-cell office:value-type="string" calcext:value-type="string">
            <text:p>KUNST SONSTIGER ASIATISCHER LAENDER</text:p>
          </table:table-cell>
          <table:table-cell table:number-columns-repeated="5"/>
        </table:table-row>
        <table:table-row table:style-name="ro1">
          <table:table-cell table:formula="of:=IF([.B2480]=([.B2479]+2);&quot;Fehler&quot;;&quot;&quot;)">
            <text:p/>
          </table:table-cell>
          <table:table-cell table:formula="of:=IF(LEN([.C2480])=1;0;IF(LEN([.C2480])=2;1;IF(LEN([.C2480])=3;2;IF(LEN([.C2480])=5;3;IF(LEN([.C2480])=6;4;IF(LEN([.C2480])=7;5;&quot;Fehler&quot;))))))" office:value-type="float" office:value="2" calcext:value-type="float">
            <text:p>2</text:p>
          </table:table-cell>
          <table:table-cell office:value-type="string" calcext:value-type="string">
            <text:p>RNN</text:p>
          </table:table-cell>
          <table:table-cell office:value-type="string" calcext:value-type="string">
            <text:p>AMERIKANISCHE KUNST : GESAMTDARSTELLUNGEN</text:p>
          </table:table-cell>
          <table:table-cell table:number-columns-repeated="5"/>
        </table:table-row>
        <table:table-row table:style-name="ro1">
          <table:table-cell table:formula="of:=IF([.B2481]=([.B2480]+2);&quot;Fehler&quot;;&quot;&quot;)">
            <text:p/>
          </table:table-cell>
          <table:table-cell table:formula="of:=IF(LEN([.C2481])=1;0;IF(LEN([.C2481])=2;1;IF(LEN([.C2481])=3;2;IF(LEN([.C2481])=5;3;IF(LEN([.C2481])=6;4;IF(LEN([.C2481])=7;5;&quot;Fehler&quot;))))))" office:value-type="float" office:value="3" calcext:value-type="float">
            <text:p>3</text:p>
          </table:table-cell>
          <table:table-cell office:value-type="string" calcext:value-type="string">
            <text:p>RNN 1</text:p>
          </table:table-cell>
          <table:table-cell office:value-type="string" calcext:value-type="string">
            <text:p>ALTAMERIKANISCHE KUNST</text:p>
          </table:table-cell>
          <table:table-cell table:number-columns-repeated="5"/>
        </table:table-row>
        <table:table-row table:style-name="ro1">
          <table:table-cell table:formula="of:=IF([.B2482]=([.B2481]+2);&quot;Fehler&quot;;&quot;&quot;)">
            <text:p/>
          </table:table-cell>
          <table:table-cell table:formula="of:=IF(LEN([.C2482])=1;0;IF(LEN([.C2482])=2;1;IF(LEN([.C2482])=3;2;IF(LEN([.C2482])=5;3;IF(LEN([.C2482])=6;4;IF(LEN([.C2482])=7;5;&quot;Fehler&quot;))))))" office:value-type="float" office:value="3" calcext:value-type="float">
            <text:p>3</text:p>
          </table:table-cell>
          <table:table-cell office:value-type="string" calcext:value-type="string">
            <text:p>RNN 2</text:p>
          </table:table-cell>
          <table:table-cell office:value-type="string" calcext:value-type="string">
            <text:p>NORDAMERIKANISCHE KUNST</text:p>
          </table:table-cell>
          <table:table-cell table:number-columns-repeated="5"/>
        </table:table-row>
        <table:table-row table:style-name="ro1">
          <table:table-cell table:formula="of:=IF([.B2483]=([.B2482]+2);&quot;Fehler&quot;;&quot;&quot;)">
            <text:p/>
          </table:table-cell>
          <table:table-cell table:formula="of:=IF(LEN([.C2483])=1;0;IF(LEN([.C2483])=2;1;IF(LEN([.C2483])=3;2;IF(LEN([.C2483])=5;3;IF(LEN([.C2483])=6;4;IF(LEN([.C2483])=7;5;&quot;Fehler&quot;))))))" office:value-type="float" office:value="3" calcext:value-type="float">
            <text:p>3</text:p>
          </table:table-cell>
          <table:table-cell office:value-type="string" calcext:value-type="string">
            <text:p>RNN 4</text:p>
          </table:table-cell>
          <table:table-cell office:value-type="string" calcext:value-type="string">
            <text:p>LATEINAMERIKANISCHE KUNST</text:p>
          </table:table-cell>
          <table:table-cell table:number-columns-repeated="5"/>
        </table:table-row>
        <table:table-row table:style-name="ro1">
          <table:table-cell table:formula="of:=IF([.B2484]=([.B2483]+2);&quot;Fehler&quot;;&quot;&quot;)">
            <text:p/>
          </table:table-cell>
          <table:table-cell table:formula="of:=IF(LEN([.C2484])=1;0;IF(LEN([.C2484])=2;1;IF(LEN([.C2484])=3;2;IF(LEN([.C2484])=5;3;IF(LEN([.C2484])=6;4;IF(LEN([.C2484])=7;5;&quot;Fehler&quot;))))))" office:value-type="float" office:value="2" calcext:value-type="float">
            <text:p>2</text:p>
          </table:table-cell>
          <table:table-cell office:value-type="string" calcext:value-type="string">
            <text:p>RNO</text:p>
          </table:table-cell>
          <table:table-cell office:value-type="string" calcext:value-type="string">
            <text:p>AFRIKANISCHE KUNST</text:p>
          </table:table-cell>
          <table:table-cell table:number-columns-repeated="5"/>
        </table:table-row>
        <table:table-row table:style-name="ro1">
          <table:table-cell table:formula="of:=IF([.B2485]=([.B2484]+2);&quot;Fehler&quot;;&quot;&quot;)">
            <text:p/>
          </table:table-cell>
          <table:table-cell table:formula="of:=IF(LEN([.C2485])=1;0;IF(LEN([.C2485])=2;1;IF(LEN([.C2485])=3;2;IF(LEN([.C2485])=5;3;IF(LEN([.C2485])=6;4;IF(LEN([.C2485])=7;5;&quot;Fehler&quot;))))))" office:value-type="float" office:value="2" calcext:value-type="float">
            <text:p>2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AUSTRALISCHE KUNST <text:s/>OZEANISCHE KUNST</text:p>
          </table:table-cell>
          <table:table-cell table:number-columns-repeated="5"/>
        </table:table-row>
        <table:table-row table:style-name="ro1">
          <table:table-cell table:formula="of:=IF([.B2486]=([.B2485]+2);&quot;Fehler&quot;;&quot;&quot;)">
            <text:p/>
          </table:table-cell>
          <table:table-cell table:formula="of:=IF(LEN([.C2486])=1;0;IF(LEN([.C2486])=2;1;IF(LEN([.C2486])=3;2;IF(LEN([.C2486])=5;3;IF(LEN([.C2486])=6;4;IF(LEN([.C2486])=7;5;&quot;Fehler&quot;))))))"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VOLKSKUNST EINSCHLIESSLICH VOLKSKUNSTFORSCHUNG</text:p>
          </table:table-cell>
          <table:table-cell table:number-columns-repeated="5"/>
        </table:table-row>
        <table:table-row table:style-name="ro1">
          <table:table-cell table:formula="of:=IF([.B2487]=([.B2486]+2);&quot;Fehler&quot;;&quot;&quot;)">
            <text:p/>
          </table:table-cell>
          <table:table-cell table:formula="of:=IF(LEN([.C2487])=1;0;IF(LEN([.C2487])=2;1;IF(LEN([.C2487])=3;2;IF(LEN([.C2487])=5;3;IF(LEN([.C2487])=6;4;IF(LEN([.C2487])=7;5;&quot;Fehler&quot;))))))" office:value-type="float" office:value="2" calcext:value-type="float">
            <text:p>2</text:p>
          </table:table-cell>
          <table:table-cell office:value-type="string" calcext:value-type="string">
            <text:p>RPK</text:p>
          </table:table-cell>
          <table:table-cell office:value-type="string" calcext:value-type="string">
            <text:p>EUROPAEISCHE VOLKSKUNST</text:p>
          </table:table-cell>
          <table:table-cell table:number-columns-repeated="5"/>
        </table:table-row>
        <table:table-row table:style-name="ro1">
          <table:table-cell table:formula="of:=IF([.B2488]=([.B2487]+2);&quot;Fehler&quot;;&quot;&quot;)">
            <text:p/>
          </table:table-cell>
          <table:table-cell table:formula="of:=IF(LEN([.C2488])=1;0;IF(LEN([.C2488])=2;1;IF(LEN([.C2488])=3;2;IF(LEN([.C2488])=5;3;IF(LEN([.C2488])=6;4;IF(LEN([.C2488])=7;5;&quot;Fehler&quot;))))))" office:value-type="float" office:value="2" calcext:value-type="float">
            <text:p>2</text:p>
          </table:table-cell>
          <table:table-cell office:value-type="string" calcext:value-type="string">
            <text:p>RPL</text:p>
          </table:table-cell>
          <table:table-cell office:value-type="string" calcext:value-type="string">
            <text:p>DEUTSCHE VOLKSKUNST</text:p>
          </table:table-cell>
          <table:table-cell table:number-columns-repeated="5"/>
        </table:table-row>
        <table:table-row table:style-name="ro1">
          <table:table-cell table:formula="of:=IF([.B2489]=([.B2488]+2);&quot;Fehler&quot;;&quot;&quot;)">
            <text:p/>
          </table:table-cell>
          <table:table-cell table:formula="of:=IF(LEN([.C2489])=1;0;IF(LEN([.C2489])=2;1;IF(LEN([.C2489])=3;2;IF(LEN([.C2489])=5;3;IF(LEN([.C2489])=6;4;IF(LEN([.C2489])=7;5;&quot;Fehler&quot;))))))" office:value-type="float" office:value="1" calcext:value-type="float">
            <text:p>1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ANGEWANDTE KUNST UND IHRE GESCHICHTE : GESAMTDARSTELLUNGEN - DARSTELLUNGEN MEHRERER TEILGEBIETE - DARSTELLUNGEN EINZELNER LAENDER</text:p>
          </table:table-cell>
          <table:table-cell table:number-columns-repeated="5"/>
        </table:table-row>
        <table:table-row table:style-name="ro1">
          <table:table-cell table:formula="of:=IF([.B2490]=([.B2489]+2);&quot;Fehler&quot;;&quot;&quot;)">
            <text:p/>
          </table:table-cell>
          <table:table-cell table:formula="of:=IF(LEN([.C2490])=1;0;IF(LEN([.C2490])=2;1;IF(LEN([.C2490])=3;2;IF(LEN([.C2490])=5;3;IF(LEN([.C2490])=6;4;IF(LEN([.C2490])=7;5;&quot;Fehler&quot;))))))" office:value-type="float" office:value="2" calcext:value-type="float">
            <text:p>2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GARTENARCHITEKTUR <text:s/>LANDSCHAFTSGESTALTUNG : GESCHICHTE, DARSTELLUNGEN EINZELNER LAENDER</text:p>
          </table:table-cell>
          <table:table-cell table:number-columns-repeated="5"/>
        </table:table-row>
        <table:table-row table:style-name="ro1">
          <table:table-cell table:formula="of:=IF([.B2491]=([.B2490]+2);&quot;Fehler&quot;;&quot;&quot;)">
            <text:p/>
          </table:table-cell>
          <table:table-cell table:formula="of:=IF(LEN([.C2491])=1;0;IF(LEN([.C2491])=2;1;IF(LEN([.C2491])=3;2;IF(LEN([.C2491])=5;3;IF(LEN([.C2491])=6;4;IF(LEN([.C2491])=7;5;&quot;Fehler&quot;))))))" office:value-type="float" office:value="2" calcext:value-type="float">
            <text:p>2</text:p>
          </table:table-cell>
          <table:table-cell office:value-type="string" calcext:value-type="string">
            <text:p>RQL</text:p>
          </table:table-cell>
          <table:table-cell office:value-type="string" calcext:value-type="string">
            <text:p>INNENARCHITEKTUR <text:s/>WOHNKULTUR : ALLGEMEINES</text:p>
          </table:table-cell>
          <table:table-cell table:number-columns-repeated="5"/>
        </table:table-row>
        <table:table-row table:style-name="ro1">
          <table:table-cell table:formula="of:=IF([.B2492]=([.B2491]+2);&quot;Fehler&quot;;&quot;&quot;)">
            <text:p/>
          </table:table-cell>
          <table:table-cell table:formula="of:=IF(LEN([.C2492])=1;0;IF(LEN([.C2492])=2;1;IF(LEN([.C2492])=3;2;IF(LEN([.C2492])=5;3;IF(LEN([.C2492])=6;4;IF(LEN([.C2492])=7;5;&quot;Fehler&quot;))))))" office:value-type="float" office:value="3" calcext:value-type="float">
            <text:p>3</text:p>
          </table:table-cell>
          <table:table-cell office:value-type="string" calcext:value-type="string">
            <text:p>RQL 1</text:p>
          </table:table-cell>
          <table:table-cell office:value-type="string" calcext:value-type="string">
            <text:p>MODERNE WOHNKULTUR</text:p>
          </table:table-cell>
          <table:table-cell table:number-columns-repeated="5"/>
        </table:table-row>
        <table:table-row table:style-name="ro1">
          <table:table-cell table:formula="of:=IF([.B2493]=([.B2492]+2);&quot;Fehler&quot;;&quot;&quot;)">
            <text:p/>
          </table:table-cell>
          <table:table-cell table:formula="of:=IF(LEN([.C2493])=1;0;IF(LEN([.C2493])=2;1;IF(LEN([.C2493])=3;2;IF(LEN([.C2493])=5;3;IF(LEN([.C2493])=6;4;IF(LEN([.C2493])=7;5;&quot;Fehler&quot;))))))" office:value-type="float" office:value="4" calcext:value-type="float">
            <text:p>4</text:p>
          </table:table-cell>
          <table:table-cell office:value-type="string" calcext:value-type="string">
            <text:p>RQL 15</text:p>
          </table:table-cell>
          <table:table-cell office:value-type="string" calcext:value-type="string">
            <text:p>MODERNE MOEBEL (20. JAHRHUNDERT)</text:p>
          </table:table-cell>
          <table:table-cell table:number-columns-repeated="5"/>
        </table:table-row>
        <table:table-row table:style-name="ro1">
          <table:table-cell table:formula="of:=IF([.B2494]=([.B2493]+2);&quot;Fehler&quot;;&quot;&quot;)">
            <text:p/>
          </table:table-cell>
          <table:table-cell table:formula="of:=IF(LEN([.C2494])=1;0;IF(LEN([.C2494])=2;1;IF(LEN([.C2494])=3;2;IF(LEN([.C2494])=5;3;IF(LEN([.C2494])=6;4;IF(LEN([.C2494])=7;5;&quot;Fehler&quot;))))))" office:value-type="float" office:value="3" calcext:value-type="float">
            <text:p>3</text:p>
          </table:table-cell>
          <table:table-cell office:value-type="string" calcext:value-type="string">
            <text:p>RQL 2</text:p>
          </table:table-cell>
          <table:table-cell office:value-type="string" calcext:value-type="string">
            <text:p>GESCHICHTE DER WOHNKULTUR</text:p>
          </table:table-cell>
          <table:table-cell table:number-columns-repeated="5"/>
        </table:table-row>
        <table:table-row table:style-name="ro1">
          <table:table-cell table:formula="of:=IF([.B2495]=([.B2494]+2);&quot;Fehler&quot;;&quot;&quot;)">
            <text:p/>
          </table:table-cell>
          <table:table-cell table:formula="of:=IF(LEN([.C2495])=1;0;IF(LEN([.C2495])=2;1;IF(LEN([.C2495])=3;2;IF(LEN([.C2495])=5;3;IF(LEN([.C2495])=6;4;IF(LEN([.C2495])=7;5;&quot;Fehler&quot;))))))" office:value-type="float" office:value="4" calcext:value-type="float">
            <text:p>4</text:p>
          </table:table-cell>
          <table:table-cell office:value-type="string" calcext:value-type="string">
            <text:p>RQL 25</text:p>
          </table:table-cell>
          <table:table-cell office:value-type="string" calcext:value-type="string">
            <text:p>GESCHICHTE DES MOEBELS <text:s/>MOEBELSTILKUNDE : GESAMTDARSTELLUNGEN - DARSTELLUNGEN EINZELNER LAENDER</text:p>
          </table:table-cell>
          <table:table-cell table:number-columns-repeated="5"/>
        </table:table-row>
        <table:table-row table:style-name="ro1">
          <table:table-cell table:formula="of:=IF([.B2496]=([.B2495]+2);&quot;Fehler&quot;;&quot;&quot;)">
            <text:p/>
          </table:table-cell>
          <table:table-cell table:formula="of:=IF(LEN([.C2496])=1;0;IF(LEN([.C2496])=2;1;IF(LEN([.C2496])=3;2;IF(LEN([.C2496])=5;3;IF(LEN([.C2496])=6;4;IF(LEN([.C2496])=7;5;&quot;Fehler&quot;))))))" office:value-type="float" office:value="5" calcext:value-type="float">
            <text:p>5</text:p>
          </table:table-cell>
          <table:table-cell office:value-type="string" calcext:value-type="string">
            <text:p>RQL 255</text:p>
          </table:table-cell>
          <table:table-cell office:value-type="string" calcext:value-type="string">
            <text:p>MOEBEL EINZELNER FRUEHERER STILPERIODEN</text:p>
          </table:table-cell>
          <table:table-cell table:number-columns-repeated="5"/>
        </table:table-row>
        <table:table-row table:style-name="ro1">
          <table:table-cell table:formula="of:=IF([.B2497]=([.B2496]+2);&quot;Fehler&quot;;&quot;&quot;)">
            <text:p/>
          </table:table-cell>
          <table:table-cell table:formula="of:=IF(LEN([.C2497])=1;0;IF(LEN([.C2497])=2;1;IF(LEN([.C2497])=3;2;IF(LEN([.C2497])=5;3;IF(LEN([.C2497])=6;4;IF(LEN([.C2497])=7;5;&quot;Fehler&quot;))))))" office:value-type="float" office:value="2" calcext:value-type="float">
            <text:p>2</text:p>
          </table:table-cell>
          <table:table-cell office:value-type="string" calcext:value-type="string">
            <text:p>RQM</text:p>
          </table:table-cell>
          <table:table-cell office:value-type="string" calcext:value-type="string">
            <text:p>GRAPHIK-DESIGN</text:p>
          </table:table-cell>
          <table:table-cell table:number-columns-repeated="5"/>
        </table:table-row>
        <table:table-row table:style-name="ro1">
          <table:table-cell table:formula="of:=IF([.B2498]=([.B2497]+2);&quot;Fehler&quot;;&quot;&quot;)">
            <text:p/>
          </table:table-cell>
          <table:table-cell table:formula="of:=IF(LEN([.C2498])=1;0;IF(LEN([.C2498])=2;1;IF(LEN([.C2498])=3;2;IF(LEN([.C2498])=5;3;IF(LEN([.C2498])=6;4;IF(LEN([.C2498])=7;5;&quot;Fehler&quot;))))))" office:value-type="float" office:value="2" calcext:value-type="float">
            <text:p>2</text:p>
          </table:table-cell>
          <table:table-cell office:value-type="string" calcext:value-type="string">
            <text:p>RQN</text:p>
          </table:table-cell>
          <table:table-cell office:value-type="string" calcext:value-type="string">
            <text:p>KUNSTHANDWERK UND SEINE GESCHICHTE : GESAMTDARSTELLUNGEN - DARSTELLUNGEN MEHRERER TEILGEBIETE - DARSTELLUNGEN EINZELNER LAENDER</text:p>
          </table:table-cell>
          <table:table-cell table:number-columns-repeated="5"/>
        </table:table-row>
        <table:table-row table:style-name="ro1">
          <table:table-cell table:formula="of:=IF([.B2499]=([.B2498]+2);&quot;Fehler&quot;;&quot;&quot;)">
            <text:p/>
          </table:table-cell>
          <table:table-cell table:formula="of:=IF(LEN([.C2499])=1;0;IF(LEN([.C2499])=2;1;IF(LEN([.C2499])=3;2;IF(LEN([.C2499])=5;3;IF(LEN([.C2499])=6;4;IF(LEN([.C2499])=7;5;&quot;Fehler&quot;))))))" office:value-type="float" office:value="3" calcext:value-type="float">
            <text:p>3</text:p>
          </table:table-cell>
          <table:table-cell office:value-type="string" calcext:value-type="string">
            <text:p>RQN 1</text:p>
          </table:table-cell>
          <table:table-cell office:value-type="string" calcext:value-type="string">
            <text:p>KUENSTLERISCHE METALLARBEITEN</text:p>
          </table:table-cell>
          <table:table-cell table:number-columns-repeated="5"/>
        </table:table-row>
        <table:table-row table:style-name="ro1">
          <table:table-cell table:formula="of:=IF([.B2500]=([.B2499]+2);&quot;Fehler&quot;;&quot;&quot;)">
            <text:p/>
          </table:table-cell>
          <table:table-cell table:formula="of:=IF(LEN([.C2500])=1;0;IF(LEN([.C2500])=2;1;IF(LEN([.C2500])=3;2;IF(LEN([.C2500])=5;3;IF(LEN([.C2500])=6;4;IF(LEN([.C2500])=7;5;&quot;Fehler&quot;))))))" office:value-type="float" office:value="4" calcext:value-type="float">
            <text:p>4</text:p>
          </table:table-cell>
          <table:table-cell office:value-type="string" calcext:value-type="string">
            <text:p>RQN 10</text:p>
          </table:table-cell>
          <table:table-cell office:value-type="string" calcext:value-type="string">
            <text:p>GOLD-UND SILBERSCHMIEDEKUNST</text:p>
          </table:table-cell>
          <table:table-cell table:number-columns-repeated="5"/>
        </table:table-row>
        <table:table-row table:style-name="ro1">
          <table:table-cell table:formula="of:=IF([.B2501]=([.B2500]+2);&quot;Fehler&quot;;&quot;&quot;)">
            <text:p/>
          </table:table-cell>
          <table:table-cell table:formula="of:=IF(LEN([.C2501])=1;0;IF(LEN([.C2501])=2;1;IF(LEN([.C2501])=3;2;IF(LEN([.C2501])=5;3;IF(LEN([.C2501])=6;4;IF(LEN([.C2501])=7;5;&quot;Fehler&quot;))))))" office:value-type="float" office:value="4" calcext:value-type="float">
            <text:p>4</text:p>
          </table:table-cell>
          <table:table-cell office:value-type="string" calcext:value-type="string">
            <text:p>RQN 11</text:p>
          </table:table-cell>
          <table:table-cell office:value-type="string" calcext:value-type="string">
            <text:p>SCHMIEDEEISENKUNST (SCHMIEDEKUNST)</text:p>
          </table:table-cell>
          <table:table-cell table:number-columns-repeated="5"/>
        </table:table-row>
        <table:table-row table:style-name="ro1">
          <table:table-cell table:formula="of:=IF([.B2502]=([.B2501]+2);&quot;Fehler&quot;;&quot;&quot;)">
            <text:p/>
          </table:table-cell>
          <table:table-cell table:formula="of:=IF(LEN([.C2502])=1;0;IF(LEN([.C2502])=2;1;IF(LEN([.C2502])=3;2;IF(LEN([.C2502])=5;3;IF(LEN([.C2502])=6;4;IF(LEN([.C2502])=7;5;&quot;Fehler&quot;))))))" office:value-type="float" office:value="4" calcext:value-type="float">
            <text:p>4</text:p>
          </table:table-cell>
          <table:table-cell office:value-type="string" calcext:value-type="string">
            <text:p>RQN 12</text:p>
          </table:table-cell>
          <table:table-cell office:value-type="string" calcext:value-type="string">
            <text:p>SONSTIGE KUENSTLERISCHE METALLARBEITEN UND EMAILARBEITEN</text:p>
          </table:table-cell>
          <table:table-cell table:number-columns-repeated="5"/>
        </table:table-row>
        <table:table-row table:style-name="ro1">
          <table:table-cell table:formula="of:=IF([.B2503]=([.B2502]+2);&quot;Fehler&quot;;&quot;&quot;)">
            <text:p/>
          </table:table-cell>
          <table:table-cell table:formula="of:=IF(LEN([.C2503])=1;0;IF(LEN([.C2503])=2;1;IF(LEN([.C2503])=3;2;IF(LEN([.C2503])=5;3;IF(LEN([.C2503])=6;4;IF(LEN([.C2503])=7;5;&quot;Fehler&quot;))))))" office:value-type="float" office:value="3" calcext:value-type="float">
            <text:p>3</text:p>
          </table:table-cell>
          <table:table-cell office:value-type="string" calcext:value-type="string">
            <text:p>RQN 2</text:p>
          </table:table-cell>
          <table:table-cell office:value-type="string" calcext:value-type="string">
            <text:p>KERAMIK : ALLGEMEINES</text:p>
          </table:table-cell>
          <table:table-cell table:number-columns-repeated="5"/>
        </table:table-row>
        <table:table-row table:style-name="ro1">
          <table:table-cell table:formula="of:=IF([.B2504]=([.B2503]+2);&quot;Fehler&quot;;&quot;&quot;)">
            <text:p/>
          </table:table-cell>
          <table:table-cell table:formula="of:=IF(LEN([.C2504])=1;0;IF(LEN([.C2504])=2;1;IF(LEN([.C2504])=3;2;IF(LEN([.C2504])=5;3;IF(LEN([.C2504])=6;4;IF(LEN([.C2504])=7;5;&quot;Fehler&quot;))))))" office:value-type="float" office:value="4" calcext:value-type="float">
            <text:p>4</text:p>
          </table:table-cell>
          <table:table-cell office:value-type="string" calcext:value-type="string">
            <text:p>RQN 20</text:p>
          </table:table-cell>
          <table:table-cell office:value-type="string" calcext:value-type="string">
            <text:p>PORZELLAN</text:p>
          </table:table-cell>
          <table:table-cell table:number-columns-repeated="5"/>
        </table:table-row>
        <table:table-row table:style-name="ro1">
          <table:table-cell table:formula="of:=IF([.B2505]=([.B2504]+2);&quot;Fehler&quot;;&quot;&quot;)">
            <text:p/>
          </table:table-cell>
          <table:table-cell table:formula="of:=IF(LEN([.C2505])=1;0;IF(LEN([.C2505])=2;1;IF(LEN([.C2505])=3;2;IF(LEN([.C2505])=5;3;IF(LEN([.C2505])=6;4;IF(LEN([.C2505])=7;5;&quot;Fehler&quot;))))))" office:value-type="float" office:value="4" calcext:value-type="float">
            <text:p>4</text:p>
          </table:table-cell>
          <table:table-cell office:value-type="string" calcext:value-type="string">
            <text:p>RQN 21</text:p>
          </table:table-cell>
          <table:table-cell office:value-type="string" calcext:value-type="string">
            <text:p>FAYENCE (MAJOLIKA) <text:s/>STEINZEUG <text:s/>KACHELN <text:s/>FLIESEN</text:p>
          </table:table-cell>
          <table:table-cell table:number-columns-repeated="5"/>
        </table:table-row>
        <table:table-row table:style-name="ro1">
          <table:table-cell table:formula="of:=IF([.B2506]=([.B2505]+2);&quot;Fehler&quot;;&quot;&quot;)">
            <text:p/>
          </table:table-cell>
          <table:table-cell table:formula="of:=IF(LEN([.C2506])=1;0;IF(LEN([.C2506])=2;1;IF(LEN([.C2506])=3;2;IF(LEN([.C2506])=5;3;IF(LEN([.C2506])=6;4;IF(LEN([.C2506])=7;5;&quot;Fehler&quot;))))))" office:value-type="float" office:value="3" calcext:value-type="float">
            <text:p>3</text:p>
          </table:table-cell>
          <table:table-cell office:value-type="string" calcext:value-type="string">
            <text:p>RQN 3</text:p>
          </table:table-cell>
          <table:table-cell office:value-type="string" calcext:value-type="string">
            <text:p>GLASKUNST</text:p>
          </table:table-cell>
          <table:table-cell table:number-columns-repeated="5"/>
        </table:table-row>
        <table:table-row table:style-name="ro1">
          <table:table-cell table:formula="of:=IF([.B2507]=([.B2506]+2);&quot;Fehler&quot;;&quot;&quot;)">
            <text:p/>
          </table:table-cell>
          <table:table-cell table:formula="of:=IF(LEN([.C2507])=1;0;IF(LEN([.C2507])=2;1;IF(LEN([.C2507])=3;2;IF(LEN([.C2507])=5;3;IF(LEN([.C2507])=6;4;IF(LEN([.C2507])=7;5;&quot;Fehler&quot;))))))" office:value-type="float" office:value="3" calcext:value-type="float">
            <text:p>3</text:p>
          </table:table-cell>
          <table:table-cell office:value-type="string" calcext:value-type="string">
            <text:p>RQN 4</text:p>
          </table:table-cell>
          <table:table-cell office:value-type="string" calcext:value-type="string">
            <text:p>GEMMEN <text:s/>KAMEEN (STEINSCHNEIDEKUNST) <text:s/>ELFENBEINSCHNITZEREI LACKKUNST</text:p>
          </table:table-cell>
          <table:table-cell table:number-columns-repeated="5"/>
        </table:table-row>
        <table:table-row table:style-name="ro1">
          <table:table-cell table:formula="of:=IF([.B2508]=([.B2507]+2);&quot;Fehler&quot;;&quot;&quot;)">
            <text:p/>
          </table:table-cell>
          <table:table-cell table:formula="of:=IF(LEN([.C2508])=1;0;IF(LEN([.C2508])=2;1;IF(LEN([.C2508])=3;2;IF(LEN([.C2508])=5;3;IF(LEN([.C2508])=6;4;IF(LEN([.C2508])=7;5;&quot;Fehler&quot;))))))" office:value-type="float" office:value="3" calcext:value-type="float">
            <text:p>3</text:p>
          </table:table-cell>
          <table:table-cell office:value-type="string" calcext:value-type="string">
            <text:p>RQN 5</text:p>
          </table:table-cell>
          <table:table-cell office:value-type="string" calcext:value-type="string">
            <text:p>TEXTILKUNST : ALLGEMEINES</text:p>
          </table:table-cell>
          <table:table-cell table:number-columns-repeated="5"/>
        </table:table-row>
        <table:table-row table:style-name="ro1">
          <table:table-cell table:formula="of:=IF([.B2509]=([.B2508]+2);&quot;Fehler&quot;;&quot;&quot;)">
            <text:p/>
          </table:table-cell>
          <table:table-cell table:formula="of:=IF(LEN([.C2509])=1;0;IF(LEN([.C2509])=2;1;IF(LEN([.C2509])=3;2;IF(LEN([.C2509])=5;3;IF(LEN([.C2509])=6;4;IF(LEN([.C2509])=7;5;&quot;Fehler&quot;))))))" office:value-type="float" office:value="4" calcext:value-type="float">
            <text:p>4</text:p>
          </table:table-cell>
          <table:table-cell office:value-type="string" calcext:value-type="string">
            <text:p>RQN 50</text:p>
          </table:table-cell>
          <table:table-cell office:value-type="string" calcext:value-type="string">
            <text:p>TEPPICHE</text:p>
          </table:table-cell>
          <table:table-cell table:number-columns-repeated="5"/>
        </table:table-row>
        <table:table-row table:style-name="ro1">
          <table:table-cell table:formula="of:=IF([.B2510]=([.B2509]+2);&quot;Fehler&quot;;&quot;&quot;)">
            <text:p/>
          </table:table-cell>
          <table:table-cell table:formula="of:=IF(LEN([.C2510])=1;0;IF(LEN([.C2510])=2;1;IF(LEN([.C2510])=3;2;IF(LEN([.C2510])=5;3;IF(LEN([.C2510])=6;4;IF(LEN([.C2510])=7;5;&quot;Fehler&quot;))))))" office:value-type="float" office:value="4" calcext:value-type="float">
            <text:p>4</text:p>
          </table:table-cell>
          <table:table-cell office:value-type="string" calcext:value-type="string">
            <text:p>RQN 51</text:p>
          </table:table-cell>
          <table:table-cell office:value-type="string" calcext:value-type="string">
            <text:p>BILDWIRKEREI (BILDTEPPICHE) <text:s/>WEBEREI <text:s/>STICKEREI <text:s/>SPITZEN STOFFDRUCK <text:s/>STOFFMALEREI</text:p>
          </table:table-cell>
          <table:table-cell table:number-columns-repeated="5"/>
        </table:table-row>
        <table:table-row table:style-name="ro1">
          <table:table-cell table:formula="of:=IF([.B2511]=([.B2510]+2);&quot;Fehler&quot;;&quot;&quot;)">
            <text:p/>
          </table:table-cell>
          <table:table-cell table:formula="of:=IF(LEN([.C2511])=1;0;IF(LEN([.C2511])=2;1;IF(LEN([.C2511])=3;2;IF(LEN([.C2511])=5;3;IF(LEN([.C2511])=6;4;IF(LEN([.C2511])=7;5;&quot;Fehler&quot;))))))" office:value-type="float" office:value="3" calcext:value-type="float">
            <text:p>3</text:p>
          </table:table-cell>
          <table:table-cell office:value-type="string" calcext:value-type="string">
            <text:p>RQN 6</text:p>
          </table:table-cell>
          <table:table-cell office:value-type="string" calcext:value-type="string">
            <text:p>SONSTIGE MATERIALIEN</text:p>
          </table:table-cell>
          <table:table-cell table:number-columns-repeated="5"/>
        </table:table-row>
        <table:table-row table:style-name="ro1">
          <table:table-cell table:formula="of:=IF([.B2512]=([.B2511]+2);&quot;Fehler&quot;;&quot;&quot;)">
            <text:p/>
          </table:table-cell>
          <table:table-cell table:formula="of:=IF(LEN([.C2512])=1;0;IF(LEN([.C2512])=2;1;IF(LEN([.C2512])=3;2;IF(LEN([.C2512])=5;3;IF(LEN([.C2512])=6;4;IF(LEN([.C2512])=7;5;&quot;Fehler&quot;))))))" office:value-type="float" office:value="3" calcext:value-type="float">
            <text:p>3</text:p>
          </table:table-cell>
          <table:table-cell office:value-type="string" calcext:value-type="string">
            <text:p>RQN 7</text:p>
          </table:table-cell>
          <table:table-cell office:value-type="string" calcext:value-type="string">
            <text:p>SONSTIGE EINZELGEGENSTAENDE AUS VERSCHIEDENEN MATERIALIEN</text:p>
          </table:table-cell>
          <table:table-cell table:number-columns-repeated="5"/>
        </table:table-row>
        <table:table-row table:style-name="ro1">
          <table:table-cell table:formula="of:=IF([.B2513]=([.B2512]+2);&quot;Fehler&quot;;&quot;&quot;)">
            <text:p/>
          </table:table-cell>
          <table:table-cell table:formula="of:=IF(LEN([.C2513])=1;0;IF(LEN([.C2513])=2;1;IF(LEN([.C2513])=3;2;IF(LEN([.C2513])=5;3;IF(LEN([.C2513])=6;4;IF(LEN([.C2513])=7;5;&quot;Fehler&quot;))))))" office:value-type="float" office:value="2" calcext:value-type="float">
            <text:p>2</text:p>
          </table:table-cell>
          <table:table-cell office:value-type="string" calcext:value-type="string">
            <text:p>RQO</text:p>
          </table:table-cell>
          <table:table-cell office:value-type="string" calcext:value-type="string">
            <text:p>INDUSTRIE-DESIGN</text:p>
          </table:table-cell>
          <table:table-cell table:number-columns-repeated="5"/>
        </table:table-row>
        <table:table-row table:style-name="ro1">
          <table:table-cell table:formula="of:=IF([.B2514]=([.B2513]+2);&quot;Fehler&quot;;&quot;&quot;)">
            <text:p/>
          </table:table-cell>
          <table:table-cell table:formula="of:=IF(LEN([.C2514])=1;0;IF(LEN([.C2514])=2;1;IF(LEN([.C2514])=3;2;IF(LEN([.C2514])=5;3;IF(LEN([.C2514])=6;4;IF(LEN([.C2514])=7;5;&quot;Fehler&quot;))))))" office:value-type="float" office:value="1" calcext:value-type="float">
            <text:p>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KARIKATUREN <text:s/>CARTOONS</text:p>
          </table:table-cell>
          <table:table-cell table:number-columns-repeated="5"/>
        </table:table-row>
        <table:table-row table:style-name="ro1">
          <table:table-cell table:formula="of:=IF([.B2515]=([.B2514]+2);&quot;Fehler&quot;;&quot;&quot;)">
            <text:p/>
          </table:table-cell>
          <table:table-cell table:formula="of:=IF(LEN([.C2515])=1;0;IF(LEN([.C2515])=2;1;IF(LEN([.C2515])=3;2;IF(LEN([.C2515])=5;3;IF(LEN([.C2515])=6;4;IF(LEN([.C2515])=7;5;&quot;Fehler&quot;))))))" office:value-type="float" office:value="2" calcext:value-type="float">
            <text:p>2</text:p>
          </table:table-cell>
          <table:table-cell office:value-type="string" calcext:value-type="string">
            <text:p>RRK</text:p>
          </table:table-cell>
          <table:table-cell office:value-type="string" calcext:value-type="string">
            <text:p>EINZELNE KARIKATURISTEN UND CARTOONISTEN</text:p>
          </table:table-cell>
          <table:table-cell table:number-columns-repeated="5"/>
        </table:table-row>
        <table:table-row table:style-name="ro1">
          <table:table-cell table:formula="of:=IF([.B2516]=([.B2515]+2);&quot;Fehler&quot;;&quot;&quot;)">
            <text:p/>
          </table:table-cell>
          <table:table-cell table:formula="of:=IF(LEN([.C2516])=1;0;IF(LEN([.C2516])=2;1;IF(LEN([.C2516])=3;2;IF(LEN([.C2516])=5;3;IF(LEN([.C2516])=6;4;IF(LEN([.C2516])=7;5;&quot;Fehler&quot;))))))" office:value-type="float" office:value="2" calcext:value-type="float">
            <text:p>2</text:p>
          </table:table-cell>
          <table:table-cell office:value-type="string" calcext:value-type="string">
            <text:p>RYB</text:p>
          </table:table-cell>
          <table:table-cell office:value-type="string" calcext:value-type="string">
            <text:p>LEBEN UND WERK VON KUENSTLERN, KUNSTWISSENSCHAFTLERN, KUNSTKRITIKERN, KUNSTHAENDLERN, KUNSTSAMMLERN UND KUNSTLIEBHABERN</text:p>
          </table:table-cell>
          <table:table-cell table:number-columns-repeated="5"/>
        </table:table-row>
        <table:table-row table:style-name="ro1">
          <table:table-cell table:formula="of:=IF([.B2517]=([.B2516]+2);&quot;Fehler&quot;;&quot;&quot;)">
            <text:p/>
          </table:table-cell>
          <table:table-cell table:formula="of:=IF(LEN([.C2517])=1;0;IF(LEN([.C2517])=2;1;IF(LEN([.C2517])=3;2;IF(LEN([.C2517])=5;3;IF(LEN([.C2517])=6;4;IF(LEN([.C2517])=7;5;&quot;Fehler&quot;))))))" office:value-type="float" office:value="3" calcext:value-type="float">
            <text:p>3</text:p>
          </table:table-cell>
          <table:table-cell office:value-type="string" calcext:value-type="string">
            <text:p>RYB 1</text:p>
          </table:table-cell>
          <table:table-cell office:value-type="string" calcext:value-type="string">
            <text:p>LEBEN UND WERK MEHRERER KUENSTLER, KUNSTWISSENSCHAFTLER, KUNSTKRITIKER, KUNSTHAENDLER UND KUNSTSAMMLER AUS VERSCHIEDENEN LAENDERN UND EPOCHEN</text:p>
          </table:table-cell>
          <table:table-cell table:number-columns-repeated="5"/>
        </table:table-row>
        <table:table-row table:style-name="ro1">
          <table:table-cell table:formula="of:=IF([.B2518]=([.B2517]+2);&quot;Fehler&quot;;&quot;&quot;)">
            <text:p/>
          </table:table-cell>
          <table:table-cell table:formula="of:=IF(LEN([.C2518])=1;0;IF(LEN([.C2518])=2;1;IF(LEN([.C2518])=3;2;IF(LEN([.C2518])=5;3;IF(LEN([.C2518])=6;4;IF(LEN([.C2518])=7;5;&quot;Fehler&quot;))))))" office:value-type="float" office:value="3" calcext:value-type="float">
            <text:p>3</text:p>
          </table:table-cell>
          <table:table-cell office:value-type="string" calcext:value-type="string">
            <text:p>RYB 2</text:p>
          </table:table-cell>
          <table:table-cell office:value-type="string" calcext:value-type="string">
            <text:p>LEBEN UND WERK EINZELNER KUENSTLER (ALPHABETISCH NACH BIOGRAPHIERTEN GEORDNET)</text:p>
          </table:table-cell>
          <table:table-cell table:number-columns-repeated="5"/>
        </table:table-row>
        <table:table-row table:style-name="ro1">
          <table:table-cell table:formula="of:=IF([.B2519]=([.B2518]+2);&quot;Fehler&quot;;&quot;&quot;)">
            <text:p/>
          </table:table-cell>
          <table:table-cell table:formula="of:=IF(LEN([.C2519])=1;0;IF(LEN([.C2519])=2;1;IF(LEN([.C2519])=3;2;IF(LEN([.C2519])=5;3;IF(LEN([.C2519])=6;4;IF(LEN([.C2519])=7;5;&quot;Fehler&quot;))))))" office:value-type="float" office:value="4" calcext:value-type="float">
            <text:p>4</text:p>
          </table:table-cell>
          <table:table-cell office:value-type="string" calcext:value-type="string">
            <text:p>RYB 20</text:p>
          </table:table-cell>
          <table:table-cell office:value-type="string" calcext:value-type="string">
            <text:p>KUENSTLER VOM ALTERTUM BIS ZUM IMPRESSIONISMUS (ALPHABETISCH NACH BIOGRAPHIERTEN GEORDNET)</text:p>
          </table:table-cell>
          <table:table-cell table:number-columns-repeated="5"/>
        </table:table-row>
        <table:table-row table:style-name="ro1">
          <table:table-cell table:formula="of:=IF([.B2520]=([.B2519]+2);&quot;Fehler&quot;;&quot;&quot;)">
            <text:p/>
          </table:table-cell>
          <table:table-cell table:formula="of:=IF(LEN([.C2520])=1;0;IF(LEN([.C2520])=2;1;IF(LEN([.C2520])=3;2;IF(LEN([.C2520])=5;3;IF(LEN([.C2520])=6;4;IF(LEN([.C2520])=7;5;&quot;Fehler&quot;))))))" office:value-type="float" office:value="4" calcext:value-type="float">
            <text:p>4</text:p>
          </table:table-cell>
          <table:table-cell office:value-type="string" calcext:value-type="string">
            <text:p>RYB 25</text:p>
          </table:table-cell>
          <table:table-cell office:value-type="string" calcext:value-type="string">
            <text:p>KUENSTLER VOM JUGENDSTIL BIS ZUR GEGENWART (ALPHABETISCH NACH BIOGRAPHIERTEN GEORDNET)</text:p>
          </table:table-cell>
          <table:table-cell table:number-columns-repeated="5"/>
        </table:table-row>
        <table:table-row table:style-name="ro1">
          <table:table-cell table:formula="of:=IF([.B2521]=([.B2520]+2);&quot;Fehler&quot;;&quot;&quot;)">
            <text:p/>
          </table:table-cell>
          <table:table-cell table:formula="of:=IF(LEN([.C2521])=1;0;IF(LEN([.C2521])=2;1;IF(LEN([.C2521])=3;2;IF(LEN([.C2521])=5;3;IF(LEN([.C2521])=6;4;IF(LEN([.C2521])=7;5;&quot;Fehler&quot;))))))" office:value-type="float" office:value="3" calcext:value-type="float">
            <text:p>3</text:p>
          </table:table-cell>
          <table:table-cell office:value-type="string" calcext:value-type="string">
            <text:p>RYB 3</text:p>
          </table:table-cell>
          <table:table-cell office:value-type="string" calcext:value-type="string">
            <text:p>LEBEN UND WERK EINZELNER KUNSTWISSENSCHAFTLER, KUNSTKRITIKER, KONSERVATOREN, KUNSTHAENDLER, KUNSTSAMMLER (ALPHABETISCH NACH BIOGRAPHIERTEN GEORDNET)</text:p>
          </table:table-cell>
          <table:table-cell table:number-columns-repeated="5"/>
        </table:table-row>
        <table:table-row table:style-name="ro1">
          <table:table-cell table:formula="of:=IF([.B2522]=([.B2521]+2);&quot;Fehler&quot;;&quot;&quot;)">
            <text:p/>
          </table:table-cell>
          <table:table-cell table:formula="of:=IF(LEN([.C2522])=1;0;IF(LEN([.C2522])=2;1;IF(LEN([.C2522])=3;2;IF(LEN([.C2522])=5;3;IF(LEN([.C2522])=6;4;IF(LEN([.C2522])=7;5;&quot;Fehler&quot;))))))" office:value-type="float" office:value="1" calcext:value-type="float">
            <text:p>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[.B2523]=([.B2522]+2);&quot;Fehler&quot;;&quot;&quot;)">
            <text:p/>
          </table:table-cell>
          <table:table-cell table:formula="of:=IF(LEN([.C2523])=1;0;IF(LEN([.C2523])=2;1;IF(LEN([.C2523])=3;2;IF(LEN([.C2523])=5;3;IF(LEN([.C2523])=6;4;IF(LEN([.C2523])=7;5;&quot;Fehler&quot;))))))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SIK <text:s/>TANZ THEATER FILM HOERFUNK FERNSEHEN</text:p>
          </table:table-cell>
          <table:table-cell table:number-columns-repeated="5"/>
        </table:table-row>
        <table:table-row table:style-name="ro1">
          <table:table-cell table:formula="of:=IF([.B2524]=([.B2523]+2);&quot;Fehler&quot;;&quot;&quot;)">
            <text:p/>
          </table:table-cell>
          <table:table-cell table:formula="of:=IF(LEN([.C2524])=1;0;IF(LEN([.C2524])=2;1;IF(LEN([.C2524])=3;2;IF(LEN([.C2524])=5;3;IF(LEN([.C2524])=6;4;IF(LEN([.C2524])=7;5;&quot;Fehler&quot;))))))" office:value-type="float" office:value="1" calcext:value-type="float">
            <text:p>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LLGEMEINES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525]=([.B2524]+2);&quot;Fehler&quot;;&quot;&quot;)">
            <text:p/>
          </table:table-cell>
          <table:table-cell table:formula="of:=IF(LEN([.C2525])=1;0;IF(LEN([.C2525])=2;1;IF(LEN([.C2525])=3;2;IF(LEN([.C2525])=5;3;IF(LEN([.C2525])=6;4;IF(LEN([.C2525])=7;5;&quot;Fehler&quot;))))))"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USIK</text:p>
          </table:table-cell>
          <table:table-cell table:number-columns-repeated="5"/>
        </table:table-row>
        <table:table-row table:style-name="ro1">
          <table:table-cell table:formula="of:=IF([.B2526]=([.B2525]+2);&quot;Fehler&quot;;&quot;&quot;)">
            <text:p/>
          </table:table-cell>
          <table:table-cell table:formula="of:=IF(LEN([.C2526])=1;0;IF(LEN([.C2526])=2;1;IF(LEN([.C2526])=3;2;IF(LEN([.C2526])=5;3;IF(LEN([.C2526])=6;4;IF(LEN([.C2526])=7;5;&quot;Fehler&quot;))))))" office:value-type="float" office:value="2" calcext:value-type="float">
            <text:p>2</text:p>
          </table:table-cell>
          <table:table-cell office:value-type="string" calcext:value-type="string">
            <text:p>SBA</text:p>
          </table:table-cell>
          <table:table-cell office:value-type="string" calcext:value-type="string">
            <text:p>NACHSCHLAGEWERKE</text:p>
          </table:table-cell>
          <table:table-cell table:number-columns-repeated="5"/>
        </table:table-row>
        <table:table-row table:style-name="ro1">
          <table:table-cell table:formula="of:=IF([.B2527]=([.B2526]+2);&quot;Fehler&quot;;&quot;&quot;)">
            <text:p/>
          </table:table-cell>
          <table:table-cell table:formula="of:=IF(LEN([.C2527])=1;0;IF(LEN([.C2527])=2;1;IF(LEN([.C2527])=3;2;IF(LEN([.C2527])=5;3;IF(LEN([.C2527])=6;4;IF(LEN([.C2527])=7;5;&quot;Fehler&quot;))))))" office:value-type="float" office:value="3" calcext:value-type="float">
            <text:p>3</text:p>
          </table:table-cell>
          <table:table-cell office:value-type="string" calcext:value-type="string">
            <text:p>SBA 1</text:p>
          </table:table-cell>
          <table:table-cell office:value-type="string" calcext:value-type="string">
            <text:p>ENZYKLOPAEDIEN - LEXIKA</text:p>
          </table:table-cell>
          <table:table-cell table:number-columns-repeated="5"/>
        </table:table-row>
        <table:table-row table:style-name="ro1">
          <table:table-cell table:formula="of:=IF([.B2528]=([.B2527]+2);&quot;Fehler&quot;;&quot;&quot;)">
            <text:p/>
          </table:table-cell>
          <table:table-cell table:formula="of:=IF(LEN([.C2528])=1;0;IF(LEN([.C2528])=2;1;IF(LEN([.C2528])=3;2;IF(LEN([.C2528])=5;3;IF(LEN([.C2528])=6;4;IF(LEN([.C2528])=7;5;&quot;Fehler&quot;))))))" office:value-type="float" office:value="3" calcext:value-type="float">
            <text:p>3</text:p>
          </table:table-cell>
          <table:table-cell office:value-type="string" calcext:value-type="string">
            <text:p>SBA 2</text:p>
          </table:table-cell>
          <table:table-cell office:value-type="string" calcext:value-type="string">
            <text:p>ALLGEMEINE BIBLIOGRAPHIEN DISKOGRAPHIEN</text:p>
          </table:table-cell>
          <table:table-cell table:number-columns-repeated="5"/>
        </table:table-row>
        <table:table-row table:style-name="ro1">
          <table:table-cell table:formula="of:=IF([.B2529]=([.B2528]+2);&quot;Fehler&quot;;&quot;&quot;)">
            <text:p/>
          </table:table-cell>
          <table:table-cell table:formula="of:=IF(LEN([.C2529])=1;0;IF(LEN([.C2529])=2;1;IF(LEN([.C2529])=3;2;IF(LEN([.C2529])=5;3;IF(LEN([.C2529])=6;4;IF(LEN([.C2529])=7;5;&quot;Fehler&quot;))))))" office:value-type="float" office:value="3" calcext:value-type="float">
            <text:p>3</text:p>
          </table:table-cell>
          <table:table-cell office:value-type="string" calcext:value-type="string">
            <text:p>SBA 3</text:p>
          </table:table-cell>
          <table:table-cell office:value-type="string" calcext:value-type="string">
            <text:p>KATALOGE VON MUSIKALIENSAMMLUNGEN, AUSSTELLUNGEN U. A.</text:p>
          </table:table-cell>
          <table:table-cell table:number-columns-repeated="5"/>
        </table:table-row>
        <table:table-row table:style-name="ro1">
          <table:table-cell table:formula="of:=IF([.B2530]=([.B2529]+2);&quot;Fehler&quot;;&quot;&quot;)">
            <text:p/>
          </table:table-cell>
          <table:table-cell table:formula="of:=IF(LEN([.C2530])=1;0;IF(LEN([.C2530])=2;1;IF(LEN([.C2530])=3;2;IF(LEN([.C2530])=5;3;IF(LEN([.C2530])=6;4;IF(LEN([.C2530])=7;5;&quot;Fehler&quot;))))))" office:value-type="float" office:value="3" calcext:value-type="float">
            <text:p>3</text:p>
          </table:table-cell>
          <table:table-cell office:value-type="string" calcext:value-type="string">
            <text:p>SBA 4</text:p>
          </table:table-cell>
          <table:table-cell office:value-type="string" calcext:value-type="string">
            <text:p>BIBLIOGRAPHIEN UND DISKOGRAPHIEN ZU SPEZIELLEN MUSIKGEBIETEN</text:p>
          </table:table-cell>
          <table:table-cell table:number-columns-repeated="5"/>
        </table:table-row>
        <table:table-row table:style-name="ro1">
          <table:table-cell table:formula="of:=IF([.B2531]=([.B2530]+2);&quot;Fehler&quot;;&quot;&quot;)">
            <text:p/>
          </table:table-cell>
          <table:table-cell table:formula="of:=IF(LEN([.C2531])=1;0;IF(LEN([.C2531])=2;1;IF(LEN([.C2531])=3;2;IF(LEN([.C2531])=5;3;IF(LEN([.C2531])=6;4;IF(LEN([.C2531])=7;5;&quot;Fehler&quot;))))))" office:value-type="float" office:value="3" calcext:value-type="float">
            <text:p>3</text:p>
          </table:table-cell>
          <table:table-cell office:value-type="string" calcext:value-type="string">
            <text:p>SBA 5</text:p>
          </table:table-cell>
          <table:table-cell office:value-type="string" calcext:value-type="string">
            <text:p>WERKVERZEICHNISSE, BIBLIOGRAPHIEN, DISKOGRAPHIEN EINZELNER KOMPONISTEN : ALPHABETISCH NACH KOMPONISTEN GEORDNET</text:p>
          </table:table-cell>
          <table:table-cell table:number-columns-repeated="5"/>
        </table:table-row>
        <table:table-row table:style-name="ro1">
          <table:table-cell table:formula="of:=IF([.B2532]=([.B2531]+2);&quot;Fehler&quot;;&quot;&quot;)">
            <text:p/>
          </table:table-cell>
          <table:table-cell table:formula="of:=IF(LEN([.C2532])=1;0;IF(LEN([.C2532])=2;1;IF(LEN([.C2532])=3;2;IF(LEN([.C2532])=5;3;IF(LEN([.C2532])=6;4;IF(LEN([.C2532])=7;5;&quot;Fehler&quot;))))))" office:value-type="float" office:value="3" calcext:value-type="float">
            <text:p>3</text:p>
          </table:table-cell>
          <table:table-cell office:value-type="string" calcext:value-type="string">
            <text:p>SBA 6</text:p>
          </table:table-cell>
          <table:table-cell office:value-type="string" calcext:value-type="string">
            <text:p>ALLGEMEINE MUSIKFUEHRER</text:p>
          </table:table-cell>
          <table:table-cell table:number-columns-repeated="5"/>
        </table:table-row>
        <table:table-row table:style-name="ro1">
          <table:table-cell table:formula="of:=IF([.B2533]=([.B2532]+2);&quot;Fehler&quot;;&quot;&quot;)">
            <text:p/>
          </table:table-cell>
          <table:table-cell table:formula="of:=IF(LEN([.C2533])=1;0;IF(LEN([.C2533])=2;1;IF(LEN([.C2533])=3;2;IF(LEN([.C2533])=5;3;IF(LEN([.C2533])=6;4;IF(LEN([.C2533])=7;5;&quot;Fehler&quot;))))))" office:value-type="float" office:value="3" calcext:value-type="float">
            <text:p>3</text:p>
          </table:table-cell>
          <table:table-cell office:value-type="string" calcext:value-type="string">
            <text:p>SBA 7</text:p>
          </table:table-cell>
          <table:table-cell office:value-type="string" calcext:value-type="string">
            <text:p>SPEZIELLE MUSIKFUEHRER NACH EINZELNEN GATTUNGEN</text:p>
          </table:table-cell>
          <table:table-cell table:number-columns-repeated="5"/>
        </table:table-row>
        <table:table-row table:style-name="ro1">
          <table:table-cell table:formula="of:=IF([.B2534]=([.B2533]+2);&quot;Fehler&quot;;&quot;&quot;)">
            <text:p/>
          </table:table-cell>
          <table:table-cell table:formula="of:=IF(LEN([.C2534])=1;0;IF(LEN([.C2534])=2;1;IF(LEN([.C2534])=3;2;IF(LEN([.C2534])=5;3;IF(LEN([.C2534])=6;4;IF(LEN([.C2534])=7;5;&quot;Fehler&quot;))))))" office:value-type="float" office:value="4" calcext:value-type="float">
            <text:p>4</text:p>
          </table:table-cell>
          <table:table-cell office:value-type="string" calcext:value-type="string">
            <text:p>SBA 70</text:p>
          </table:table-cell>
          <table:table-cell office:value-type="string" calcext:value-type="string">
            <text:p>VOKALMUSIK-FUEHRER</text:p>
          </table:table-cell>
          <table:table-cell table:number-columns-repeated="5"/>
        </table:table-row>
        <table:table-row table:style-name="ro1">
          <table:table-cell table:formula="of:=IF([.B2535]=([.B2534]+2);&quot;Fehler&quot;;&quot;&quot;)">
            <text:p/>
          </table:table-cell>
          <table:table-cell table:formula="of:=IF(LEN([.C2535])=1;0;IF(LEN([.C2535])=2;1;IF(LEN([.C2535])=3;2;IF(LEN([.C2535])=5;3;IF(LEN([.C2535])=6;4;IF(LEN([.C2535])=7;5;&quot;Fehler&quot;))))))" office:value-type="float" office:value="4" calcext:value-type="float">
            <text:p>4</text:p>
          </table:table-cell>
          <table:table-cell office:value-type="string" calcext:value-type="string">
            <text:p>SBA 71</text:p>
          </table:table-cell>
          <table:table-cell office:value-type="string" calcext:value-type="string">
            <text:p>INSTRUMENTALMUSIK-FUEHRER</text:p>
          </table:table-cell>
          <table:table-cell table:number-columns-repeated="5"/>
        </table:table-row>
        <table:table-row table:style-name="ro1">
          <table:table-cell table:formula="of:=IF([.B2536]=([.B2535]+2);&quot;Fehler&quot;;&quot;&quot;)">
            <text:p/>
          </table:table-cell>
          <table:table-cell table:formula="of:=IF(LEN([.C2536])=1;0;IF(LEN([.C2536])=2;1;IF(LEN([.C2536])=3;2;IF(LEN([.C2536])=5;3;IF(LEN([.C2536])=6;4;IF(LEN([.C2536])=7;5;&quot;Fehler&quot;))))))" office:value-type="float" office:value="4" calcext:value-type="float">
            <text:p>4</text:p>
          </table:table-cell>
          <table:table-cell office:value-type="string" calcext:value-type="string">
            <text:p>SBA 72</text:p>
          </table:table-cell>
          <table:table-cell office:value-type="string" calcext:value-type="string">
            <text:p>DRAMATISCHE MUSIK</text:p>
          </table:table-cell>
          <table:table-cell table:number-columns-repeated="5"/>
        </table:table-row>
        <table:table-row table:style-name="ro1">
          <table:table-cell table:formula="of:=IF([.B2537]=([.B2536]+2);&quot;Fehler&quot;;&quot;&quot;)">
            <text:p/>
          </table:table-cell>
          <table:table-cell table:formula="of:=IF(LEN([.C2537])=1;0;IF(LEN([.C2537])=2;1;IF(LEN([.C2537])=3;2;IF(LEN([.C2537])=5;3;IF(LEN([.C2537])=6;4;IF(LEN([.C2537])=7;5;&quot;Fehler&quot;))))))" office:value-type="float" office:value="4" calcext:value-type="float">
            <text:p>4</text:p>
          </table:table-cell>
          <table:table-cell office:value-type="string" calcext:value-type="string">
            <text:p>SBA 73</text:p>
          </table:table-cell>
          <table:table-cell office:value-type="string" calcext:value-type="string">
            <text:p>SONSTIGE GATTUNGEN</text:p>
          </table:table-cell>
          <table:table-cell table:number-columns-repeated="5"/>
        </table:table-row>
        <table:table-row table:style-name="ro1">
          <table:table-cell table:formula="of:=IF([.B2538]=([.B2537]+2);&quot;Fehler&quot;;&quot;&quot;)">
            <text:p/>
          </table:table-cell>
          <table:table-cell table:formula="of:=IF(LEN([.C2538])=1;0;IF(LEN([.C2538])=2;1;IF(LEN([.C2538])=3;2;IF(LEN([.C2538])=5;3;IF(LEN([.C2538])=6;4;IF(LEN([.C2538])=7;5;&quot;Fehler&quot;))))))" office:value-type="float" office:value="2" calcext:value-type="float">
            <text:p>2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ALLGEMEINE UND EINFUEHRENDE SCHRIFTEN GESAMTDARSTELLUNGEN</text:p>
          </table:table-cell>
          <table:table-cell table:number-columns-repeated="5"/>
        </table:table-row>
        <table:table-row table:style-name="ro1">
          <table:table-cell table:formula="of:=IF([.B2539]=([.B2538]+2);&quot;Fehler&quot;;&quot;&quot;)">
            <text:p/>
          </table:table-cell>
          <table:table-cell table:formula="of:=IF(LEN([.C2539])=1;0;IF(LEN([.C2539])=2;1;IF(LEN([.C2539])=3;2;IF(LEN([.C2539])=5;3;IF(LEN([.C2539])=6;4;IF(LEN([.C2539])=7;5;&quot;Fehler&quot;))))))" office:value-type="float" office:value="3" calcext:value-type="float">
            <text:p>3</text:p>
          </table:table-cell>
          <table:table-cell office:value-type="string" calcext:value-type="string">
            <text:p>SBB 1</text:p>
          </table:table-cell>
          <table:table-cell office:value-type="string" calcext:value-type="string">
            <text:p>GESAMTDARSTELLUNGEN</text:p>
          </table:table-cell>
          <table:table-cell table:number-columns-repeated="5"/>
        </table:table-row>
        <table:table-row table:style-name="ro1">
          <table:table-cell table:formula="of:=IF([.B2540]=([.B2539]+2);&quot;Fehler&quot;;&quot;&quot;)">
            <text:p/>
          </table:table-cell>
          <table:table-cell table:formula="of:=IF(LEN([.C2540])=1;0;IF(LEN([.C2540])=2;1;IF(LEN([.C2540])=3;2;IF(LEN([.C2540])=5;3;IF(LEN([.C2540])=6;4;IF(LEN([.C2540])=7;5;&quot;Fehler&quot;))))))" office:value-type="float" office:value="3" calcext:value-type="float">
            <text:p>3</text:p>
          </table:table-cell>
          <table:table-cell office:value-type="string" calcext:value-type="string">
            <text:p>SBB 2</text:p>
          </table:table-cell>
          <table:table-cell office:value-type="string" calcext:value-type="string">
            <text:p>DARSTELLUNGEN MEHRERER TEILGEBIETE</text:p>
          </table:table-cell>
          <table:table-cell table:number-columns-repeated="5"/>
        </table:table-row>
        <table:table-row table:style-name="ro1">
          <table:table-cell table:formula="of:=IF([.B2541]=([.B2540]+2);&quot;Fehler&quot;;&quot;&quot;)">
            <text:p/>
          </table:table-cell>
          <table:table-cell table:formula="of:=IF(LEN([.C2541])=1;0;IF(LEN([.C2541])=2;1;IF(LEN([.C2541])=3;2;IF(LEN([.C2541])=5;3;IF(LEN([.C2541])=6;4;IF(LEN([.C2541])=7;5;&quot;Fehler&quot;))))))" office:value-type="float" office:value="3" calcext:value-type="float">
            <text:p>3</text:p>
          </table:table-cell>
          <table:table-cell office:value-type="string" calcext:value-type="string">
            <text:p>SBB 3</text:p>
          </table:table-cell>
          <table:table-cell office:value-type="string" calcext:value-type="string">
            <text:p>EINFUEHRENDE UND VERMISCHTE SCHRIFTEN</text:p>
          </table:table-cell>
          <table:table-cell table:number-columns-repeated="5"/>
        </table:table-row>
        <table:table-row table:style-name="ro1">
          <table:table-cell table:formula="of:=IF([.B2542]=([.B2541]+2);&quot;Fehler&quot;;&quot;&quot;)">
            <text:p/>
          </table:table-cell>
          <table:table-cell table:formula="of:=IF(LEN([.C2542])=1;0;IF(LEN([.C2542])=2;1;IF(LEN([.C2542])=3;2;IF(LEN([.C2542])=5;3;IF(LEN([.C2542])=6;4;IF(LEN([.C2542])=7;5;&quot;Fehler&quot;))))))" office:value-type="float" office:value="2" calcext:value-type="float">
            <text:p>2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LLGEMEINE GRUNDLAGEN DER MUSIKWISSENSCHAFT</text:p>
          </table:table-cell>
          <table:table-cell table:number-columns-repeated="5"/>
        </table:table-row>
        <table:table-row table:style-name="ro1">
          <table:table-cell table:formula="of:=IF([.B2543]=([.B2542]+2);&quot;Fehler&quot;;&quot;&quot;)">
            <text:p/>
          </table:table-cell>
          <table:table-cell table:formula="of:=IF(LEN([.C2543])=1;0;IF(LEN([.C2543])=2;1;IF(LEN([.C2543])=3;2;IF(LEN([.C2543])=5;3;IF(LEN([.C2543])=6;4;IF(LEN([.C2543])=7;5;&quot;Fehler&quot;))))))" office:value-type="float" office:value="3" calcext:value-type="float">
            <text:p>3</text:p>
          </table:table-cell>
          <table:table-cell office:value-type="string" calcext:value-type="string">
            <text:p>SBC 1</text:p>
          </table:table-cell>
          <table:table-cell office:value-type="string" calcext:value-type="string">
            <text:p>ALLGEMEINES -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[.B2544]=([.B2543]+2);&quot;Fehler&quot;;&quot;&quot;)">
            <text:p/>
          </table:table-cell>
          <table:table-cell table:formula="of:=IF(LEN([.C2544])=1;0;IF(LEN([.C2544])=2;1;IF(LEN([.C2544])=3;2;IF(LEN([.C2544])=5;3;IF(LEN([.C2544])=6;4;IF(LEN([.C2544])=7;5;&quot;Fehler&quot;))))))" office:value-type="float" office:value="3" calcext:value-type="float">
            <text:p>3</text:p>
          </table:table-cell>
          <table:table-cell office:value-type="string" calcext:value-type="string">
            <text:p>SBC 2</text:p>
          </table:table-cell>
          <table:table-cell office:value-type="string" calcext:value-type="string">
            <text:p>PHYSIKALISCHE UND PHYSIOLOGISCHE GRUNDLAGEN DER MUSIK</text:p>
          </table:table-cell>
          <table:table-cell table:number-columns-repeated="5"/>
        </table:table-row>
        <table:table-row table:style-name="ro1">
          <table:table-cell table:formula="of:=IF([.B2545]=([.B2544]+2);&quot;Fehler&quot;;&quot;&quot;)">
            <text:p/>
          </table:table-cell>
          <table:table-cell table:formula="of:=IF(LEN([.C2545])=1;0;IF(LEN([.C2545])=2;1;IF(LEN([.C2545])=3;2;IF(LEN([.C2545])=5;3;IF(LEN([.C2545])=6;4;IF(LEN([.C2545])=7;5;&quot;Fehler&quot;))))))" office:value-type="float" office:value="3" calcext:value-type="float">
            <text:p>3</text:p>
          </table:table-cell>
          <table:table-cell office:value-type="string" calcext:value-type="string">
            <text:p>SBC 3</text:p>
          </table:table-cell>
          <table:table-cell office:value-type="string" calcext:value-type="string">
            <text:p>PHILOSOPHIE UND AESTHETIK DER MUSIK</text:p>
          </table:table-cell>
          <table:table-cell table:number-columns-repeated="5"/>
        </table:table-row>
        <table:table-row table:style-name="ro1">
          <table:table-cell table:formula="of:=IF([.B2546]=([.B2545]+2);&quot;Fehler&quot;;&quot;&quot;)">
            <text:p/>
          </table:table-cell>
          <table:table-cell table:formula="of:=IF(LEN([.C2546])=1;0;IF(LEN([.C2546])=2;1;IF(LEN([.C2546])=3;2;IF(LEN([.C2546])=5;3;IF(LEN([.C2546])=6;4;IF(LEN([.C2546])=7;5;&quot;Fehler&quot;))))))" office:value-type="float" office:value="3" calcext:value-type="float">
            <text:p>3</text:p>
          </table:table-cell>
          <table:table-cell office:value-type="string" calcext:value-type="string">
            <text:p>SBC 4</text:p>
          </table:table-cell>
          <table:table-cell office:value-type="string" calcext:value-type="string">
            <text:p>MUSIKSOZIOLOGIE <text:s/>MUSIKPSYCHOLOGIE</text:p>
          </table:table-cell>
          <table:table-cell table:number-columns-repeated="5"/>
        </table:table-row>
        <table:table-row table:style-name="ro1">
          <table:table-cell table:formula="of:=IF([.B2547]=([.B2546]+2);&quot;Fehler&quot;;&quot;&quot;)">
            <text:p/>
          </table:table-cell>
          <table:table-cell table:formula="of:=IF(LEN([.C2547])=1;0;IF(LEN([.C2547])=2;1;IF(LEN([.C2547])=3;2;IF(LEN([.C2547])=5;3;IF(LEN([.C2547])=6;4;IF(LEN([.C2547])=7;5;&quot;Fehler&quot;))))))" office:value-type="float" office:value="3" calcext:value-type="float">
            <text:p>3</text:p>
          </table:table-cell>
          <table:table-cell office:value-type="string" calcext:value-type="string">
            <text:p>SBC 5</text:p>
          </table:table-cell>
          <table:table-cell office:value-type="string" calcext:value-type="string">
            <text:p>MUSIKKRITIK <text:s/>SAMMLUNGEN VON MUSIKKRITIKEN</text:p>
          </table:table-cell>
          <table:table-cell table:number-columns-repeated="5"/>
        </table:table-row>
        <table:table-row table:style-name="ro1">
          <table:table-cell table:formula="of:=IF([.B2548]=([.B2547]+2);&quot;Fehler&quot;;&quot;&quot;)">
            <text:p/>
          </table:table-cell>
          <table:table-cell table:formula="of:=IF(LEN([.C2548])=1;0;IF(LEN([.C2548])=2;1;IF(LEN([.C2548])=3;2;IF(LEN([.C2548])=5;3;IF(LEN([.C2548])=6;4;IF(LEN([.C2548])=7;5;&quot;Fehler&quot;))))))" office:value-type="float" office:value="3" calcext:value-type="float">
            <text:p>3</text:p>
          </table:table-cell>
          <table:table-cell office:value-type="string" calcext:value-type="string">
            <text:p>SBC 6</text:p>
          </table:table-cell>
          <table:table-cell office:value-type="string" calcext:value-type="string">
            <text:p>STILKUNDE</text:p>
          </table:table-cell>
          <table:table-cell table:number-columns-repeated="5"/>
        </table:table-row>
        <table:table-row table:style-name="ro1">
          <table:table-cell table:formula="of:=IF([.B2549]=([.B2548]+2);&quot;Fehler&quot;;&quot;&quot;)">
            <text:p/>
          </table:table-cell>
          <table:table-cell table:formula="of:=IF(LEN([.C2549])=1;0;IF(LEN([.C2549])=2;1;IF(LEN([.C2549])=3;2;IF(LEN([.C2549])=5;3;IF(LEN([.C2549])=6;4;IF(LEN([.C2549])=7;5;&quot;Fehler&quot;))))))" office:value-type="float" office:value="3" calcext:value-type="float">
            <text:p>3</text:p>
          </table:table-cell>
          <table:table-cell office:value-type="string" calcext:value-type="string">
            <text:p>SBC 7</text:p>
          </table:table-cell>
          <table:table-cell office:value-type="string" calcext:value-type="string">
            <text:p>GESCHICHTE DER MUSIKWISSENSCHAFT</text:p>
          </table:table-cell>
          <table:table-cell table:number-columns-repeated="5"/>
        </table:table-row>
        <table:table-row table:style-name="ro1">
          <table:table-cell table:formula="of:=IF([.B2550]=([.B2549]+2);&quot;Fehler&quot;;&quot;&quot;)">
            <text:p/>
          </table:table-cell>
          <table:table-cell table:formula="of:=IF(LEN([.C2550])=1;0;IF(LEN([.C2550])=2;1;IF(LEN([.C2550])=3;2;IF(LEN([.C2550])=5;3;IF(LEN([.C2550])=6;4;IF(LEN([.C2550])=7;5;&quot;Fehler&quot;))))))" office:value-type="float" office:value="2" calcext:value-type="float">
            <text:p>2</text:p>
          </table:table-cell>
          <table:table-cell office:value-type="string" calcext:value-type="string">
            <text:p>SBD</text:p>
          </table:table-cell>
          <table:table-cell office:value-type="string" calcext:value-type="string">
            <text:p>VERGLEICHENDE MUSIKWISSENSCHAFT</text:p>
          </table:table-cell>
          <table:table-cell table:number-columns-repeated="5"/>
        </table:table-row>
        <table:table-row table:style-name="ro1">
          <table:table-cell table:formula="of:=IF([.B2551]=([.B2550]+2);&quot;Fehler&quot;;&quot;&quot;)">
            <text:p/>
          </table:table-cell>
          <table:table-cell table:formula="of:=IF(LEN([.C2551])=1;0;IF(LEN([.C2551])=2;1;IF(LEN([.C2551])=3;2;IF(LEN([.C2551])=5;3;IF(LEN([.C2551])=6;4;IF(LEN([.C2551])=7;5;&quot;Fehler&quot;))))))" office:value-type="float" office:value="3" calcext:value-type="float">
            <text:p>3</text:p>
          </table:table-cell>
          <table:table-cell office:value-type="string" calcext:value-type="string">
            <text:p>SBD 1</text:p>
          </table:table-cell>
          <table:table-cell office:value-type="string" calcext:value-type="string">
            <text:p>ALLGEMEINES -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[.B2552]=([.B2551]+2);&quot;Fehler&quot;;&quot;&quot;)">
            <text:p/>
          </table:table-cell>
          <table:table-cell table:formula="of:=IF(LEN([.C2552])=1;0;IF(LEN([.C2552])=2;1;IF(LEN([.C2552])=3;2;IF(LEN([.C2552])=5;3;IF(LEN([.C2552])=6;4;IF(LEN([.C2552])=7;5;&quot;Fehler&quot;))))))" office:value-type="float" office:value="3" calcext:value-type="float">
            <text:p>3</text:p>
          </table:table-cell>
          <table:table-cell office:value-type="string" calcext:value-type="string">
            <text:p>SBD 2</text:p>
          </table:table-cell>
          <table:table-cell office:value-type="string" calcext:value-type="string">
            <text:p>MUSIKALISCHE ETHNOLOGIE <text:s/>MUSIKALISCHE ANTHROPOLOGIE</text:p>
          </table:table-cell>
          <table:table-cell table:number-columns-repeated="5"/>
        </table:table-row>
        <table:table-row table:style-name="ro1">
          <table:table-cell table:formula="of:=IF([.B2553]=([.B2552]+2);&quot;Fehler&quot;;&quot;&quot;)">
            <text:p/>
          </table:table-cell>
          <table:table-cell table:formula="of:=IF(LEN([.C2553])=1;0;IF(LEN([.C2553])=2;1;IF(LEN([.C2553])=3;2;IF(LEN([.C2553])=5;3;IF(LEN([.C2553])=6;4;IF(LEN([.C2553])=7;5;&quot;Fehler&quot;))))))" office:value-type="float" office:value="3" calcext:value-type="float">
            <text:p>3</text:p>
          </table:table-cell>
          <table:table-cell office:value-type="string" calcext:value-type="string">
            <text:p>SBD 3</text:p>
          </table:table-cell>
          <table:table-cell office:value-type="string" calcext:value-type="string">
            <text:p>AUSSEREUROPAEISCHE MUSIKKULTUREN <text:s/>AUSSEREUROPAEISCHE VOLKSMUSIK (FOLKLORE)</text:p>
          </table:table-cell>
          <table:table-cell table:number-columns-repeated="5"/>
        </table:table-row>
        <table:table-row table:style-name="ro1">
          <table:table-cell table:formula="of:=IF([.B2554]=([.B2553]+2);&quot;Fehler&quot;;&quot;&quot;)">
            <text:p/>
          </table:table-cell>
          <table:table-cell table:formula="of:=IF(LEN([.C2554])=1;0;IF(LEN([.C2554])=2;1;IF(LEN([.C2554])=3;2;IF(LEN([.C2554])=5;3;IF(LEN([.C2554])=6;4;IF(LEN([.C2554])=7;5;&quot;Fehler&quot;))))))" office:value-type="float" office:value="3" calcext:value-type="float">
            <text:p>3</text:p>
          </table:table-cell>
          <table:table-cell office:value-type="string" calcext:value-type="string">
            <text:p>SBD 4</text:p>
          </table:table-cell>
          <table:table-cell office:value-type="string" calcext:value-type="string">
            <text:p>VERGLEICHENDE INSTRUMENTENKUNDE</text:p>
          </table:table-cell>
          <table:table-cell table:number-columns-repeated="5"/>
        </table:table-row>
        <table:table-row table:style-name="ro1">
          <table:table-cell table:formula="of:=IF([.B2555]=([.B2554]+2);&quot;Fehler&quot;;&quot;&quot;)">
            <text:p/>
          </table:table-cell>
          <table:table-cell table:formula="of:=IF(LEN([.C2555])=1;0;IF(LEN([.C2555])=2;1;IF(LEN([.C2555])=3;2;IF(LEN([.C2555])=5;3;IF(LEN([.C2555])=6;4;IF(LEN([.C2555])=7;5;&quot;Fehler&quot;))))))" office:value-type="float" office:value="2" calcext:value-type="float">
            <text:p>2</text:p>
          </table:table-cell>
          <table:table-cell office:value-type="string" calcext:value-type="string">
            <text:p>SBE</text:p>
          </table:table-cell>
          <table:table-cell office:value-type="string" calcext:value-type="string">
            <text:p>GRENZGEBIETE DER MUSIK</text:p>
          </table:table-cell>
          <table:table-cell table:number-columns-repeated="5"/>
        </table:table-row>
        <table:table-row table:style-name="ro1">
          <table:table-cell table:formula="of:=IF([.B2556]=([.B2555]+2);&quot;Fehler&quot;;&quot;&quot;)">
            <text:p/>
          </table:table-cell>
          <table:table-cell table:formula="of:=IF(LEN([.C2556])=1;0;IF(LEN([.C2556])=2;1;IF(LEN([.C2556])=3;2;IF(LEN([.C2556])=5;3;IF(LEN([.C2556])=6;4;IF(LEN([.C2556])=7;5;&quot;Fehler&quot;))))))" office:value-type="float" office:value="3" calcext:value-type="float">
            <text:p>3</text:p>
          </table:table-cell>
          <table:table-cell office:value-type="string" calcext:value-type="string">
            <text:p>SBE 1</text:p>
          </table:table-cell>
          <table:table-cell office:value-type="string" calcext:value-type="string">
            <text:p>ALLGEMEINES -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[.B2557]=([.B2556]+2);&quot;Fehler&quot;;&quot;&quot;)">
            <text:p/>
          </table:table-cell>
          <table:table-cell table:formula="of:=IF(LEN([.C2557])=1;0;IF(LEN([.C2557])=2;1;IF(LEN([.C2557])=3;2;IF(LEN([.C2557])=5;3;IF(LEN([.C2557])=6;4;IF(LEN([.C2557])=7;5;&quot;Fehler&quot;))))))" office:value-type="float" office:value="3" calcext:value-type="float">
            <text:p>3</text:p>
          </table:table-cell>
          <table:table-cell office:value-type="string" calcext:value-type="string">
            <text:p>SBE 2</text:p>
          </table:table-cell>
          <table:table-cell office:value-type="string" calcext:value-type="string">
            <text:p>MUSIK UND ANDERE KUENSTE</text:p>
          </table:table-cell>
          <table:table-cell table:number-columns-repeated="5"/>
        </table:table-row>
        <table:table-row table:style-name="ro1">
          <table:table-cell table:formula="of:=IF([.B2558]=([.B2557]+2);&quot;Fehler&quot;;&quot;&quot;)">
            <text:p/>
          </table:table-cell>
          <table:table-cell table:formula="of:=IF(LEN([.C2558])=1;0;IF(LEN([.C2558])=2;1;IF(LEN([.C2558])=3;2;IF(LEN([.C2558])=5;3;IF(LEN([.C2558])=6;4;IF(LEN([.C2558])=7;5;&quot;Fehler&quot;))))))" office:value-type="float" office:value="4" calcext:value-type="float">
            <text:p>4</text:p>
          </table:table-cell>
          <table:table-cell office:value-type="string" calcext:value-type="string">
            <text:p>SBE 20</text:p>
          </table:table-cell>
          <table:table-cell office:value-type="string" calcext:value-type="string">
            <text:p>MUSIK UND LITERATUR</text:p>
          </table:table-cell>
          <table:table-cell table:number-columns-repeated="5"/>
        </table:table-row>
        <table:table-row table:style-name="ro1">
          <table:table-cell table:formula="of:=IF([.B2559]=([.B2558]+2);&quot;Fehler&quot;;&quot;&quot;)">
            <text:p/>
          </table:table-cell>
          <table:table-cell table:formula="of:=IF(LEN([.C2559])=1;0;IF(LEN([.C2559])=2;1;IF(LEN([.C2559])=3;2;IF(LEN([.C2559])=5;3;IF(LEN([.C2559])=6;4;IF(LEN([.C2559])=7;5;&quot;Fehler&quot;))))))" office:value-type="float" office:value="4" calcext:value-type="float">
            <text:p>4</text:p>
          </table:table-cell>
          <table:table-cell office:value-type="string" calcext:value-type="string">
            <text:p>SBE 21</text:p>
          </table:table-cell>
          <table:table-cell office:value-type="string" calcext:value-type="string">
            <text:p>MUSIK UND BILDENDE KUNST</text:p>
          </table:table-cell>
          <table:table-cell table:number-columns-repeated="5"/>
        </table:table-row>
        <table:table-row table:style-name="ro1">
          <table:table-cell table:formula="of:=IF([.B2560]=([.B2559]+2);&quot;Fehler&quot;;&quot;&quot;)">
            <text:p/>
          </table:table-cell>
          <table:table-cell table:formula="of:=IF(LEN([.C2560])=1;0;IF(LEN([.C2560])=2;1;IF(LEN([.C2560])=3;2;IF(LEN([.C2560])=5;3;IF(LEN([.C2560])=6;4;IF(LEN([.C2560])=7;5;&quot;Fehler&quot;))))))" office:value-type="float" office:value="4" calcext:value-type="float">
            <text:p>4</text:p>
          </table:table-cell>
          <table:table-cell office:value-type="string" calcext:value-type="string">
            <text:p>SBE 22</text:p>
          </table:table-cell>
          <table:table-cell office:value-type="string" calcext:value-type="string">
            <text:p>MUSIK UND SONSTIGE KUNSTBEREICHE</text:p>
          </table:table-cell>
          <table:table-cell table:number-columns-repeated="5"/>
        </table:table-row>
        <table:table-row table:style-name="ro1">
          <table:table-cell table:formula="of:=IF([.B2561]=([.B2560]+2);&quot;Fehler&quot;;&quot;&quot;)">
            <text:p/>
          </table:table-cell>
          <table:table-cell table:formula="of:=IF(LEN([.C2561])=1;0;IF(LEN([.C2561])=2;1;IF(LEN([.C2561])=3;2;IF(LEN([.C2561])=5;3;IF(LEN([.C2561])=6;4;IF(LEN([.C2561])=7;5;&quot;Fehler&quot;))))))" office:value-type="float" office:value="3" calcext:value-type="float">
            <text:p>3</text:p>
          </table:table-cell>
          <table:table-cell office:value-type="string" calcext:value-type="string">
            <text:p>SBE 3</text:p>
          </table:table-cell>
          <table:table-cell office:value-type="string" calcext:value-type="string">
            <text:p>MUSIKTHERAPIE <text:s/>MUSIK UND MEDIZIN</text:p>
          </table:table-cell>
          <table:table-cell table:number-columns-repeated="5"/>
        </table:table-row>
        <table:table-row table:style-name="ro1">
          <table:table-cell table:formula="of:=IF([.B2562]=([.B2561]+2);&quot;Fehler&quot;;&quot;&quot;)">
            <text:p/>
          </table:table-cell>
          <table:table-cell table:formula="of:=IF(LEN([.C2562])=1;0;IF(LEN([.C2562])=2;1;IF(LEN([.C2562])=3;2;IF(LEN([.C2562])=5;3;IF(LEN([.C2562])=6;4;IF(LEN([.C2562])=7;5;&quot;Fehler&quot;))))))" office:value-type="float" office:value="3" calcext:value-type="float">
            <text:p>3</text:p>
          </table:table-cell>
          <table:table-cell office:value-type="string" calcext:value-type="string">
            <text:p>SBE 4</text:p>
          </table:table-cell>
          <table:table-cell office:value-type="string" calcext:value-type="string">
            <text:p>MUSIK UND TECHNIK</text:p>
          </table:table-cell>
          <table:table-cell table:number-columns-repeated="5"/>
        </table:table-row>
        <table:table-row table:style-name="ro1">
          <table:table-cell table:formula="of:=IF([.B2563]=([.B2562]+2);&quot;Fehler&quot;;&quot;&quot;)">
            <text:p/>
          </table:table-cell>
          <table:table-cell table:formula="of:=IF(LEN([.C2563])=1;0;IF(LEN([.C2563])=2;1;IF(LEN([.C2563])=3;2;IF(LEN([.C2563])=5;3;IF(LEN([.C2563])=6;4;IF(LEN([.C2563])=7;5;&quot;Fehler&quot;))))))" office:value-type="float" office:value="3" calcext:value-type="float">
            <text:p>3</text:p>
          </table:table-cell>
          <table:table-cell office:value-type="string" calcext:value-type="string">
            <text:p>SBE 5</text:p>
          </table:table-cell>
          <table:table-cell office:value-type="string" calcext:value-type="string">
            <text:p>MUSIK UND SONSTIGE WISSENSCHAFTEN</text:p>
          </table:table-cell>
          <table:table-cell table:number-columns-repeated="5"/>
        </table:table-row>
        <table:table-row table:style-name="ro1">
          <table:table-cell table:formula="of:=IF([.B2564]=([.B2563]+2);&quot;Fehler&quot;;&quot;&quot;)">
            <text:p/>
          </table:table-cell>
          <table:table-cell table:formula="of:=IF(LEN([.C2564])=1;0;IF(LEN([.C2564])=2;1;IF(LEN([.C2564])=3;2;IF(LEN([.C2564])=5;3;IF(LEN([.C2564])=6;4;IF(LEN([.C2564])=7;5;&quot;Fehler&quot;))))))" office:value-type="float" office:value="3" calcext:value-type="float">
            <text:p>3</text:p>
          </table:table-cell>
          <table:table-cell office:value-type="string" calcext:value-type="string">
            <text:p>SBE 6</text:p>
          </table:table-cell>
          <table:table-cell office:value-type="string" calcext:value-type="string">
            <text:p>MUSIK UND POLITIK</text:p>
          </table:table-cell>
          <table:table-cell table:number-columns-repeated="5"/>
        </table:table-row>
        <table:table-row table:style-name="ro1">
          <table:table-cell table:formula="of:=IF([.B2565]=([.B2564]+2);&quot;Fehler&quot;;&quot;&quot;)">
            <text:p/>
          </table:table-cell>
          <table:table-cell table:formula="of:=IF(LEN([.C2565])=1;0;IF(LEN([.C2565])=2;1;IF(LEN([.C2565])=3;2;IF(LEN([.C2565])=5;3;IF(LEN([.C2565])=6;4;IF(LEN([.C2565])=7;5;&quot;Fehler&quot;))))))" office:value-type="float" office:value="2" calcext:value-type="float">
            <text:p>2</text:p>
          </table:table-cell>
          <table:table-cell office:value-type="string" calcext:value-type="string">
            <text:p>SBF</text:p>
          </table:table-cell>
          <table:table-cell office:value-type="string" calcext:value-type="string">
            <text:p>ORGANISATION DES MUSIKWESENS</text:p>
          </table:table-cell>
          <table:table-cell table:number-columns-repeated="5"/>
        </table:table-row>
        <table:table-row table:style-name="ro1">
          <table:table-cell table:formula="of:=IF([.B2566]=([.B2565]+2);&quot;Fehler&quot;;&quot;&quot;)">
            <text:p/>
          </table:table-cell>
          <table:table-cell table:formula="of:=IF(LEN([.C2566])=1;0;IF(LEN([.C2566])=2;1;IF(LEN([.C2566])=3;2;IF(LEN([.C2566])=5;3;IF(LEN([.C2566])=6;4;IF(LEN([.C2566])=7;5;&quot;Fehler&quot;))))))" office:value-type="float" office:value="3" calcext:value-type="float">
            <text:p>3</text:p>
          </table:table-cell>
          <table:table-cell office:value-type="string" calcext:value-type="string">
            <text:p>SBF 1</text:p>
          </table:table-cell>
          <table:table-cell office:value-type="string" calcext:value-type="string">
            <text:p>ALLGEMEINES -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[.B2567]=([.B2566]+2);&quot;Fehler&quot;;&quot;&quot;)">
            <text:p/>
          </table:table-cell>
          <table:table-cell table:formula="of:=IF(LEN([.C2567])=1;0;IF(LEN([.C2567])=2;1;IF(LEN([.C2567])=3;2;IF(LEN([.C2567])=5;3;IF(LEN([.C2567])=6;4;IF(LEN([.C2567])=7;5;&quot;Fehler&quot;))))))" office:value-type="float" office:value="3" calcext:value-type="float">
            <text:p>3</text:p>
          </table:table-cell>
          <table:table-cell office:value-type="string" calcext:value-type="string">
            <text:p>SBF 2</text:p>
          </table:table-cell>
          <table:table-cell office:value-type="string" calcext:value-type="string">
            <text:p>GESELLSCHAFTEN - FACHVERBAENDE - ORGANISATIONEN</text:p>
          </table:table-cell>
          <table:table-cell table:number-columns-repeated="5"/>
        </table:table-row>
        <table:table-row table:style-name="ro1">
          <table:table-cell table:formula="of:=IF([.B2568]=([.B2567]+2);&quot;Fehler&quot;;&quot;&quot;)">
            <text:p/>
          </table:table-cell>
          <table:table-cell table:formula="of:=IF(LEN([.C2568])=1;0;IF(LEN([.C2568])=2;1;IF(LEN([.C2568])=3;2;IF(LEN([.C2568])=5;3;IF(LEN([.C2568])=6;4;IF(LEN([.C2568])=7;5;&quot;Fehler&quot;))))))" office:value-type="float" office:value="3" calcext:value-type="float">
            <text:p>3</text:p>
          </table:table-cell>
          <table:table-cell office:value-type="string" calcext:value-type="string">
            <text:p>SBF 3</text:p>
          </table:table-cell>
          <table:table-cell office:value-type="string" calcext:value-type="string">
            <text:p>MUSIKINSTITUTE</text:p>
          </table:table-cell>
          <table:table-cell table:number-columns-repeated="5"/>
        </table:table-row>
        <table:table-row table:style-name="ro1">
          <table:table-cell table:formula="of:=IF([.B2569]=([.B2568]+2);&quot;Fehler&quot;;&quot;&quot;)">
            <text:p/>
          </table:table-cell>
          <table:table-cell table:formula="of:=IF(LEN([.C2569])=1;0;IF(LEN([.C2569])=2;1;IF(LEN([.C2569])=3;2;IF(LEN([.C2569])=5;3;IF(LEN([.C2569])=6;4;IF(LEN([.C2569])=7;5;&quot;Fehler&quot;))))))" office:value-type="float" office:value="3" calcext:value-type="float">
            <text:p>3</text:p>
          </table:table-cell>
          <table:table-cell office:value-type="string" calcext:value-type="string">
            <text:p>SBF 4</text:p>
          </table:table-cell>
          <table:table-cell office:value-type="string" calcext:value-type="string">
            <text:p>MUSIKBIBLIOTHEKEN <text:s/>SAMMLUNGEN - MUSEEN</text:p>
          </table:table-cell>
          <table:table-cell table:number-columns-repeated="5"/>
        </table:table-row>
        <table:table-row table:style-name="ro1">
          <table:table-cell table:formula="of:=IF([.B2570]=([.B2569]+2);&quot;Fehler&quot;;&quot;&quot;)">
            <text:p/>
          </table:table-cell>
          <table:table-cell table:formula="of:=IF(LEN([.C2570])=1;0;IF(LEN([.C2570])=2;1;IF(LEN([.C2570])=3;2;IF(LEN([.C2570])=5;3;IF(LEN([.C2570])=6;4;IF(LEN([.C2570])=7;5;&quot;Fehler&quot;))))))" office:value-type="float" office:value="3" calcext:value-type="float">
            <text:p>3</text:p>
          </table:table-cell>
          <table:table-cell office:value-type="string" calcext:value-type="string">
            <text:p>SBF 5</text:p>
          </table:table-cell>
          <table:table-cell office:value-type="string" calcext:value-type="string">
            <text:p>MUSIKVERLAGE <text:s/>MUSIKALIENHANDEL <text:s/>MUSIKALISCHE EDITIONSPRAXIS</text:p>
          </table:table-cell>
          <table:table-cell table:number-columns-repeated="5"/>
        </table:table-row>
        <table:table-row table:style-name="ro1">
          <table:table-cell table:formula="of:=IF([.B2571]=([.B2570]+2);&quot;Fehler&quot;;&quot;&quot;)">
            <text:p/>
          </table:table-cell>
          <table:table-cell table:formula="of:=IF(LEN([.C2571])=1;0;IF(LEN([.C2571])=2;1;IF(LEN([.C2571])=3;2;IF(LEN([.C2571])=5;3;IF(LEN([.C2571])=6;4;IF(LEN([.C2571])=7;5;&quot;Fehler&quot;))))))" office:value-type="float" office:value="3" calcext:value-type="float">
            <text:p>3</text:p>
          </table:table-cell>
          <table:table-cell office:value-type="string" calcext:value-type="string">
            <text:p>SBF 6</text:p>
          </table:table-cell>
          <table:table-cell office:value-type="string" calcext:value-type="string">
            <text:p>RECHTSFRAGEN DES MUSIKWESENS</text:p>
          </table:table-cell>
          <table:table-cell table:number-columns-repeated="5"/>
        </table:table-row>
        <table:table-row table:style-name="ro1">
          <table:table-cell table:formula="of:=IF([.B2572]=([.B2571]+2);&quot;Fehler&quot;;&quot;&quot;)">
            <text:p/>
          </table:table-cell>
          <table:table-cell table:formula="of:=IF(LEN([.C2572])=1;0;IF(LEN([.C2572])=2;1;IF(LEN([.C2572])=3;2;IF(LEN([.C2572])=5;3;IF(LEN([.C2572])=6;4;IF(LEN([.C2572])=7;5;&quot;Fehler&quot;))))))" office:value-type="float" office:value="2" calcext:value-type="float">
            <text:p>2</text:p>
          </table:table-cell>
          <table:table-cell office:value-type="string" calcext:value-type="string">
            <text:p>SBG</text:p>
          </table:table-cell>
          <table:table-cell office:value-type="string" calcext:value-type="string">
            <text:p>MUSIKPRAXIS</text:p>
          </table:table-cell>
          <table:table-cell table:number-columns-repeated="5"/>
        </table:table-row>
        <table:table-row table:style-name="ro1">
          <table:table-cell table:formula="of:=IF([.B2573]=([.B2572]+2);&quot;Fehler&quot;;&quot;&quot;)">
            <text:p/>
          </table:table-cell>
          <table:table-cell table:formula="of:=IF(LEN([.C2573])=1;0;IF(LEN([.C2573])=2;1;IF(LEN([.C2573])=3;2;IF(LEN([.C2573])=5;3;IF(LEN([.C2573])=6;4;IF(LEN([.C2573])=7;5;&quot;Fehler&quot;))))))" office:value-type="float" office:value="3" calcext:value-type="float">
            <text:p>3</text:p>
          </table:table-cell>
          <table:table-cell office:value-type="string" calcext:value-type="string">
            <text:p>SBG 1</text:p>
          </table:table-cell>
          <table:table-cell office:value-type="string" calcext:value-type="string">
            <text:p>ALLGEMEINES -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[.B2574]=([.B2573]+2);&quot;Fehler&quot;;&quot;&quot;)">
            <text:p/>
          </table:table-cell>
          <table:table-cell table:formula="of:=IF(LEN([.C2574])=1;0;IF(LEN([.C2574])=2;1;IF(LEN([.C2574])=3;2;IF(LEN([.C2574])=5;3;IF(LEN([.C2574])=6;4;IF(LEN([.C2574])=7;5;&quot;Fehler&quot;))))))" office:value-type="float" office:value="3" calcext:value-type="float">
            <text:p>3</text:p>
          </table:table-cell>
          <table:table-cell office:value-type="string" calcext:value-type="string">
            <text:p>SBG 2</text:p>
          </table:table-cell>
          <table:table-cell office:value-type="string" calcext:value-type="string">
            <text:p>MUSIKLEBEN <text:s/>MUSIKKULTUR</text:p>
          </table:table-cell>
          <table:table-cell table:number-columns-repeated="5"/>
        </table:table-row>
        <table:table-row table:style-name="ro1">
          <table:table-cell table:formula="of:=IF([.B2575]=([.B2574]+2);&quot;Fehler&quot;;&quot;&quot;)">
            <text:p/>
          </table:table-cell>
          <table:table-cell table:formula="of:=IF(LEN([.C2575])=1;0;IF(LEN([.C2575])=2;1;IF(LEN([.C2575])=3;2;IF(LEN([.C2575])=5;3;IF(LEN([.C2575])=6;4;IF(LEN([.C2575])=7;5;&quot;Fehler&quot;))))))" office:value-type="float" office:value="3" calcext:value-type="float">
            <text:p>3</text:p>
          </table:table-cell>
          <table:table-cell office:value-type="string" calcext:value-type="string">
            <text:p>SBG 3</text:p>
          </table:table-cell>
          <table:table-cell office:value-type="string" calcext:value-type="string">
            <text:p>AUFFUEHRUNGSPRAXIS - INTERPRETATION – VERZIERUNGSLEHRE (ORNAMENTIK)</text:p>
          </table:table-cell>
          <table:table-cell table:number-columns-repeated="5"/>
        </table:table-row>
        <table:table-row table:style-name="ro1">
          <table:table-cell table:formula="of:=IF([.B2576]=([.B2575]+2);&quot;Fehler&quot;;&quot;&quot;)">
            <text:p/>
          </table:table-cell>
          <table:table-cell table:formula="of:=IF(LEN([.C2576])=1;0;IF(LEN([.C2576])=2;1;IF(LEN([.C2576])=3;2;IF(LEN([.C2576])=5;3;IF(LEN([.C2576])=6;4;IF(LEN([.C2576])=7;5;&quot;Fehler&quot;))))))" office:value-type="float" office:value="3" calcext:value-type="float">
            <text:p>3</text:p>
          </table:table-cell>
          <table:table-cell office:value-type="string" calcext:value-type="string">
            <text:p>SBG 4</text:p>
          </table:table-cell>
          <table:table-cell office:value-type="string" calcext:value-type="string">
            <text:p>RUNDFUNKMUSIK</text:p>
          </table:table-cell>
          <table:table-cell table:number-columns-repeated="5"/>
        </table:table-row>
        <table:table-row table:style-name="ro1">
          <table:table-cell table:formula="of:=IF([.B2577]=([.B2576]+2);&quot;Fehler&quot;;&quot;&quot;)">
            <text:p/>
          </table:table-cell>
          <table:table-cell table:formula="of:=IF(LEN([.C2577])=1;0;IF(LEN([.C2577])=2;1;IF(LEN([.C2577])=3;2;IF(LEN([.C2577])=5;3;IF(LEN([.C2577])=6;4;IF(LEN([.C2577])=7;5;&quot;Fehler&quot;))))))" office:value-type="float" office:value="3" calcext:value-type="float">
            <text:p>3</text:p>
          </table:table-cell>
          <table:table-cell office:value-type="string" calcext:value-type="string">
            <text:p>SBG 5</text:p>
          </table:table-cell>
          <table:table-cell office:value-type="string" calcext:value-type="string">
            <text:p>MUSIKTONTRAEGER</text:p>
          </table:table-cell>
          <table:table-cell table:number-columns-repeated="5"/>
        </table:table-row>
        <table:table-row table:style-name="ro1">
          <table:table-cell table:formula="of:=IF([.B2578]=([.B2577]+2);&quot;Fehler&quot;;&quot;&quot;)">
            <text:p/>
          </table:table-cell>
          <table:table-cell table:formula="of:=IF(LEN([.C2578])=1;0;IF(LEN([.C2578])=2;1;IF(LEN([.C2578])=3;2;IF(LEN([.C2578])=5;3;IF(LEN([.C2578])=6;4;IF(LEN([.C2578])=7;5;&quot;Fehler&quot;))))))" office:value-type="float" office:value="2" calcext:value-type="float">
            <text:p>2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MUSIKPAEDAGOGIK</text:p>
          </table:table-cell>
          <table:table-cell table:number-columns-repeated="5"/>
        </table:table-row>
        <table:table-row table:style-name="ro1">
          <table:table-cell table:formula="of:=IF([.B2579]=([.B2578]+2);&quot;Fehler&quot;;&quot;&quot;)">
            <text:p/>
          </table:table-cell>
          <table:table-cell table:formula="of:=IF(LEN([.C2579])=1;0;IF(LEN([.C2579])=2;1;IF(LEN([.C2579])=3;2;IF(LEN([.C2579])=5;3;IF(LEN([.C2579])=6;4;IF(LEN([.C2579])=7;5;&quot;Fehler&quot;))))))" office:value-type="float" office:value="3" calcext:value-type="float">
            <text:p>3</text:p>
          </table:table-cell>
          <table:table-cell office:value-type="string" calcext:value-type="string">
            <text:p>SBH 1</text:p>
          </table:table-cell>
          <table:table-cell office:value-type="string" calcext:value-type="string">
            <text:p>ALLGEMEINES -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[.B2580]=([.B2579]+2);&quot;Fehler&quot;;&quot;&quot;)">
            <text:p/>
          </table:table-cell>
          <table:table-cell table:formula="of:=IF(LEN([.C2580])=1;0;IF(LEN([.C2580])=2;1;IF(LEN([.C2580])=3;2;IF(LEN([.C2580])=5;3;IF(LEN([.C2580])=6;4;IF(LEN([.C2580])=7;5;&quot;Fehler&quot;))))))" office:value-type="float" office:value="3" calcext:value-type="float">
            <text:p>3</text:p>
          </table:table-cell>
          <table:table-cell office:value-type="string" calcext:value-type="string">
            <text:p>SBH 2</text:p>
          </table:table-cell>
          <table:table-cell office:value-type="string" calcext:value-type="string">
            <text:p>ELEMENTARMUSIKERZIEHUNG <text:s/>MUSIKALISCH-RHYTHMISCHE ERZIEHUNG</text:p>
          </table:table-cell>
          <table:table-cell table:number-columns-repeated="5"/>
        </table:table-row>
        <table:table-row table:style-name="ro1">
          <table:table-cell table:formula="of:=IF([.B2581]=([.B2580]+2);&quot;Fehler&quot;;&quot;&quot;)">
            <text:p/>
          </table:table-cell>
          <table:table-cell table:formula="of:=IF(LEN([.C2581])=1;0;IF(LEN([.C2581])=2;1;IF(LEN([.C2581])=3;2;IF(LEN([.C2581])=5;3;IF(LEN([.C2581])=6;4;IF(LEN([.C2581])=7;5;&quot;Fehler&quot;))))))" office:value-type="float" office:value="4" calcext:value-type="float">
            <text:p>4</text:p>
          </table:table-cell>
          <table:table-cell office:value-type="string" calcext:value-type="string">
            <text:p>SBH 20</text:p>
          </table:table-cell>
          <table:table-cell office:value-type="string" calcext:value-type="string">
            <text:p>MUSIKALISCHE FRUEHERZIEHUNG (VORSCHULISCHE MUSIKPAEDAGOGIK)</text:p>
          </table:table-cell>
          <table:table-cell table:number-columns-repeated="5"/>
        </table:table-row>
        <table:table-row table:style-name="ro1">
          <table:table-cell table:formula="of:=IF([.B2582]=([.B2581]+2);&quot;Fehler&quot;;&quot;&quot;)">
            <text:p/>
          </table:table-cell>
          <table:table-cell table:formula="of:=IF(LEN([.C2582])=1;0;IF(LEN([.C2582])=2;1;IF(LEN([.C2582])=3;2;IF(LEN([.C2582])=5;3;IF(LEN([.C2582])=6;4;IF(LEN([.C2582])=7;5;&quot;Fehler&quot;))))))" office:value-type="float" office:value="3" calcext:value-type="float">
            <text:p>3</text:p>
          </table:table-cell>
          <table:table-cell office:value-type="string" calcext:value-type="string">
            <text:p>SBH 3</text:p>
          </table:table-cell>
          <table:table-cell office:value-type="string" calcext:value-type="string">
            <text:p>GESANGSPAEDAGOGIK</text:p>
          </table:table-cell>
          <table:table-cell table:number-columns-repeated="5"/>
        </table:table-row>
        <table:table-row table:style-name="ro1">
          <table:table-cell table:formula="of:=IF([.B2583]=([.B2582]+2);&quot;Fehler&quot;;&quot;&quot;)">
            <text:p/>
          </table:table-cell>
          <table:table-cell table:formula="of:=IF(LEN([.C2583])=1;0;IF(LEN([.C2583])=2;1;IF(LEN([.C2583])=3;2;IF(LEN([.C2583])=5;3;IF(LEN([.C2583])=6;4;IF(LEN([.C2583])=7;5;&quot;Fehler&quot;))))))" office:value-type="float" office:value="4" calcext:value-type="float">
            <text:p>4</text:p>
          </table:table-cell>
          <table:table-cell office:value-type="string" calcext:value-type="string">
            <text:p>SBH 30</text:p>
          </table:table-cell>
          <table:table-cell office:value-type="string" calcext:value-type="string">
            <text:p>ELEMENTARE STIMMBILDUNG</text:p>
          </table:table-cell>
          <table:table-cell table:number-columns-repeated="5"/>
        </table:table-row>
        <table:table-row table:style-name="ro1">
          <table:table-cell table:formula="of:=IF([.B2584]=([.B2583]+2);&quot;Fehler&quot;;&quot;&quot;)">
            <text:p/>
          </table:table-cell>
          <table:table-cell table:formula="of:=IF(LEN([.C2584])=1;0;IF(LEN([.C2584])=2;1;IF(LEN([.C2584])=3;2;IF(LEN([.C2584])=5;3;IF(LEN([.C2584])=6;4;IF(LEN([.C2584])=7;5;&quot;Fehler&quot;))))))" office:value-type="float" office:value="4" calcext:value-type="float">
            <text:p>4</text:p>
          </table:table-cell>
          <table:table-cell office:value-type="string" calcext:value-type="string">
            <text:p>SBH 31</text:p>
          </table:table-cell>
          <table:table-cell office:value-type="string" calcext:value-type="string">
            <text:p>SOLOGESANG</text:p>
          </table:table-cell>
          <table:table-cell table:number-columns-repeated="5"/>
        </table:table-row>
        <table:table-row table:style-name="ro1">
          <table:table-cell table:formula="of:=IF([.B2585]=([.B2584]+2);&quot;Fehler&quot;;&quot;&quot;)">
            <text:p/>
          </table:table-cell>
          <table:table-cell table:formula="of:=IF(LEN([.C2585])=1;0;IF(LEN([.C2585])=2;1;IF(LEN([.C2585])=3;2;IF(LEN([.C2585])=5;3;IF(LEN([.C2585])=6;4;IF(LEN([.C2585])=7;5;&quot;Fehler&quot;))))))" office:value-type="float" office:value="4" calcext:value-type="float">
            <text:p>4</text:p>
          </table:table-cell>
          <table:table-cell office:value-type="string" calcext:value-type="string">
            <text:p>SBH 32</text:p>
          </table:table-cell>
          <table:table-cell office:value-type="string" calcext:value-type="string">
            <text:p>CHORGESANG</text:p>
          </table:table-cell>
          <table:table-cell table:number-columns-repeated="5"/>
        </table:table-row>
        <table:table-row table:style-name="ro1">
          <table:table-cell table:formula="of:=IF([.B2586]=([.B2585]+2);&quot;Fehler&quot;;&quot;&quot;)">
            <text:p/>
          </table:table-cell>
          <table:table-cell table:formula="of:=IF(LEN([.C2586])=1;0;IF(LEN([.C2586])=2;1;IF(LEN([.C2586])=3;2;IF(LEN([.C2586])=5;3;IF(LEN([.C2586])=6;4;IF(LEN([.C2586])=7;5;&quot;Fehler&quot;))))))" office:value-type="float" office:value="4" calcext:value-type="float">
            <text:p>4</text:p>
          </table:table-cell>
          <table:table-cell office:value-type="string" calcext:value-type="string">
            <text:p>SBH 33</text:p>
          </table:table-cell>
          <table:table-cell office:value-type="string" calcext:value-type="string">
            <text:p>OPERNSCHULE</text:p>
          </table:table-cell>
          <table:table-cell table:number-columns-repeated="5"/>
        </table:table-row>
        <table:table-row table:style-name="ro1">
          <table:table-cell table:formula="of:=IF([.B2587]=([.B2586]+2);&quot;Fehler&quot;;&quot;&quot;)">
            <text:p/>
          </table:table-cell>
          <table:table-cell table:formula="of:=IF(LEN([.C2587])=1;0;IF(LEN([.C2587])=2;1;IF(LEN([.C2587])=3;2;IF(LEN([.C2587])=5;3;IF(LEN([.C2587])=6;4;IF(LEN([.C2587])=7;5;&quot;Fehler&quot;))))))" office:value-type="float" office:value="3" calcext:value-type="float">
            <text:p>3</text:p>
          </table:table-cell>
          <table:table-cell office:value-type="string" calcext:value-type="string">
            <text:p>SBH 4</text:p>
          </table:table-cell>
          <table:table-cell office:value-type="string" calcext:value-type="string">
            <text:p>INSTRUMENTALAUSBILDUNG</text:p>
          </table:table-cell>
          <table:table-cell table:number-columns-repeated="5"/>
        </table:table-row>
        <table:table-row table:style-name="ro1">
          <table:table-cell table:formula="of:=IF([.B2588]=([.B2587]+2);&quot;Fehler&quot;;&quot;&quot;)">
            <text:p/>
          </table:table-cell>
          <table:table-cell table:formula="of:=IF(LEN([.C2588])=1;0;IF(LEN([.C2588])=2;1;IF(LEN([.C2588])=3;2;IF(LEN([.C2588])=5;3;IF(LEN([.C2588])=6;4;IF(LEN([.C2588])=7;5;&quot;Fehler&quot;))))))" office:value-type="float" office:value="4" calcext:value-type="float">
            <text:p>4</text:p>
          </table:table-cell>
          <table:table-cell office:value-type="string" calcext:value-type="string">
            <text:p>SBH 40</text:p>
          </table:table-cell>
          <table:table-cell office:value-type="string" calcext:value-type="string">
            <text:p>TASTENINSTRUMENTE</text:p>
          </table:table-cell>
          <table:table-cell table:number-columns-repeated="5"/>
        </table:table-row>
        <table:table-row table:style-name="ro1">
          <table:table-cell table:formula="of:=IF([.B2589]=([.B2588]+2);&quot;Fehler&quot;;&quot;&quot;)">
            <text:p/>
          </table:table-cell>
          <table:table-cell table:formula="of:=IF(LEN([.C2589])=1;0;IF(LEN([.C2589])=2;1;IF(LEN([.C2589])=3;2;IF(LEN([.C2589])=5;3;IF(LEN([.C2589])=6;4;IF(LEN([.C2589])=7;5;&quot;Fehler&quot;))))))" office:value-type="float" office:value="4" calcext:value-type="float">
            <text:p>4</text:p>
          </table:table-cell>
          <table:table-cell office:value-type="string" calcext:value-type="string">
            <text:p>SBH 41</text:p>
          </table:table-cell>
          <table:table-cell office:value-type="string" calcext:value-type="string">
            <text:p>STREICHINSTRUMENTE</text:p>
          </table:table-cell>
          <table:table-cell table:number-columns-repeated="5"/>
        </table:table-row>
        <table:table-row table:style-name="ro1">
          <table:table-cell table:formula="of:=IF([.B2590]=([.B2589]+2);&quot;Fehler&quot;;&quot;&quot;)">
            <text:p/>
          </table:table-cell>
          <table:table-cell table:formula="of:=IF(LEN([.C2590])=1;0;IF(LEN([.C2590])=2;1;IF(LEN([.C2590])=3;2;IF(LEN([.C2590])=5;3;IF(LEN([.C2590])=6;4;IF(LEN([.C2590])=7;5;&quot;Fehler&quot;))))))" office:value-type="float" office:value="4" calcext:value-type="float">
            <text:p>4</text:p>
          </table:table-cell>
          <table:table-cell office:value-type="string" calcext:value-type="string">
            <text:p>SBH 42</text:p>
          </table:table-cell>
          <table:table-cell office:value-type="string" calcext:value-type="string">
            <text:p>BLASINSTRUMENTE</text:p>
          </table:table-cell>
          <table:table-cell table:number-columns-repeated="5"/>
        </table:table-row>
        <table:table-row table:style-name="ro1">
          <table:table-cell table:formula="of:=IF([.B2591]=([.B2590]+2);&quot;Fehler&quot;;&quot;&quot;)">
            <text:p/>
          </table:table-cell>
          <table:table-cell table:formula="of:=IF(LEN([.C2591])=1;0;IF(LEN([.C2591])=2;1;IF(LEN([.C2591])=3;2;IF(LEN([.C2591])=5;3;IF(LEN([.C2591])=6;4;IF(LEN([.C2591])=7;5;&quot;Fehler&quot;))))))" office:value-type="float" office:value="4" calcext:value-type="float">
            <text:p>4</text:p>
          </table:table-cell>
          <table:table-cell office:value-type="string" calcext:value-type="string">
            <text:p>SBH 43</text:p>
          </table:table-cell>
          <table:table-cell office:value-type="string" calcext:value-type="string">
            <text:p>SCHLAGINSTRUMENTE</text:p>
          </table:table-cell>
          <table:table-cell table:number-columns-repeated="5"/>
        </table:table-row>
        <table:table-row table:style-name="ro1">
          <table:table-cell table:formula="of:=IF([.B2592]=([.B2591]+2);&quot;Fehler&quot;;&quot;&quot;)">
            <text:p/>
          </table:table-cell>
          <table:table-cell table:formula="of:=IF(LEN([.C2592])=1;0;IF(LEN([.C2592])=2;1;IF(LEN([.C2592])=3;2;IF(LEN([.C2592])=5;3;IF(LEN([.C2592])=6;4;IF(LEN([.C2592])=7;5;&quot;Fehler&quot;))))))" office:value-type="float" office:value="4" calcext:value-type="float">
            <text:p>4</text:p>
          </table:table-cell>
          <table:table-cell office:value-type="string" calcext:value-type="string">
            <text:p>SBH 44</text:p>
          </table:table-cell>
          <table:table-cell office:value-type="string" calcext:value-type="string">
            <text:p>ZUPFINSTRUMENTE</text:p>
          </table:table-cell>
          <table:table-cell table:number-columns-repeated="5"/>
        </table:table-row>
        <table:table-row table:style-name="ro1">
          <table:table-cell table:formula="of:=IF([.B2593]=([.B2592]+2);&quot;Fehler&quot;;&quot;&quot;)">
            <text:p/>
          </table:table-cell>
          <table:table-cell table:formula="of:=IF(LEN([.C2593])=1;0;IF(LEN([.C2593])=2;1;IF(LEN([.C2593])=3;2;IF(LEN([.C2593])=5;3;IF(LEN([.C2593])=6;4;IF(LEN([.C2593])=7;5;&quot;Fehler&quot;))))))" office:value-type="float" office:value="4" calcext:value-type="float">
            <text:p>4</text:p>
          </table:table-cell>
          <table:table-cell office:value-type="string" calcext:value-type="string">
            <text:p>SBH 45</text:p>
          </table:table-cell>
          <table:table-cell office:value-type="string" calcext:value-type="string">
            <text:p>SONSTIGE INSTRUMENTE</text:p>
          </table:table-cell>
          <table:table-cell table:number-columns-repeated="5"/>
        </table:table-row>
        <table:table-row table:style-name="ro1">
          <table:table-cell table:formula="of:=IF([.B2594]=([.B2593]+2);&quot;Fehler&quot;;&quot;&quot;)">
            <text:p/>
          </table:table-cell>
          <table:table-cell table:formula="of:=IF(LEN([.C2594])=1;0;IF(LEN([.C2594])=2;1;IF(LEN([.C2594])=3;2;IF(LEN([.C2594])=5;3;IF(LEN([.C2594])=6;4;IF(LEN([.C2594])=7;5;&quot;Fehler&quot;))))))" office:value-type="float" office:value="3" calcext:value-type="float">
            <text:p>3</text:p>
          </table:table-cell>
          <table:table-cell office:value-type="string" calcext:value-type="string">
            <text:p>SBH 5</text:p>
          </table:table-cell>
          <table:table-cell office:value-type="string" calcext:value-type="string">
            <text:p>DIRIGIEREN</text:p>
          </table:table-cell>
          <table:table-cell table:number-columns-repeated="5"/>
        </table:table-row>
        <table:table-row table:style-name="ro1">
          <table:table-cell table:formula="of:=IF([.B2595]=([.B2594]+2);&quot;Fehler&quot;;&quot;&quot;)">
            <text:p/>
          </table:table-cell>
          <table:table-cell table:formula="of:=IF(LEN([.C2595])=1;0;IF(LEN([.C2595])=2;1;IF(LEN([.C2595])=3;2;IF(LEN([.C2595])=5;3;IF(LEN([.C2595])=6;4;IF(LEN([.C2595])=7;5;&quot;Fehler&quot;))))))" office:value-type="float" office:value="4" calcext:value-type="float">
            <text:p>4</text:p>
          </table:table-cell>
          <table:table-cell office:value-type="string" calcext:value-type="string">
            <text:p>SBH 50</text:p>
          </table:table-cell>
          <table:table-cell office:value-type="string" calcext:value-type="string">
            <text:p>GRUNDLAGEN</text:p>
          </table:table-cell>
          <table:table-cell table:number-columns-repeated="5"/>
        </table:table-row>
        <table:table-row table:style-name="ro1">
          <table:table-cell table:formula="of:=IF([.B2596]=([.B2595]+2);&quot;Fehler&quot;;&quot;&quot;)">
            <text:p/>
          </table:table-cell>
          <table:table-cell table:formula="of:=IF(LEN([.C2596])=1;0;IF(LEN([.C2596])=2;1;IF(LEN([.C2596])=3;2;IF(LEN([.C2596])=5;3;IF(LEN([.C2596])=6;4;IF(LEN([.C2596])=7;5;&quot;Fehler&quot;))))))" office:value-type="float" office:value="4" calcext:value-type="float">
            <text:p>4</text:p>
          </table:table-cell>
          <table:table-cell office:value-type="string" calcext:value-type="string">
            <text:p>SBH 51</text:p>
          </table:table-cell>
          <table:table-cell office:value-type="string" calcext:value-type="string">
            <text:p>ORCHESTERLEITUNG</text:p>
          </table:table-cell>
          <table:table-cell table:number-columns-repeated="5"/>
        </table:table-row>
        <table:table-row table:style-name="ro1">
          <table:table-cell table:formula="of:=IF([.B2597]=([.B2596]+2);&quot;Fehler&quot;;&quot;&quot;)">
            <text:p/>
          </table:table-cell>
          <table:table-cell table:formula="of:=IF(LEN([.C2597])=1;0;IF(LEN([.C2597])=2;1;IF(LEN([.C2597])=3;2;IF(LEN([.C2597])=5;3;IF(LEN([.C2597])=6;4;IF(LEN([.C2597])=7;5;&quot;Fehler&quot;))))))" office:value-type="float" office:value="4" calcext:value-type="float">
            <text:p>4</text:p>
          </table:table-cell>
          <table:table-cell office:value-type="string" calcext:value-type="string">
            <text:p>SBH 52</text:p>
          </table:table-cell>
          <table:table-cell office:value-type="string" calcext:value-type="string">
            <text:p>CHORLEITUNG</text:p>
          </table:table-cell>
          <table:table-cell table:number-columns-repeated="5"/>
        </table:table-row>
        <table:table-row table:style-name="ro1">
          <table:table-cell table:formula="of:=IF([.B2598]=([.B2597]+2);&quot;Fehler&quot;;&quot;&quot;)">
            <text:p/>
          </table:table-cell>
          <table:table-cell table:formula="of:=IF(LEN([.C2598])=1;0;IF(LEN([.C2598])=2;1;IF(LEN([.C2598])=3;2;IF(LEN([.C2598])=5;3;IF(LEN([.C2598])=6;4;IF(LEN([.C2598])=7;5;&quot;Fehler&quot;))))))" office:value-type="float" office:value="3" calcext:value-type="float">
            <text:p>3</text:p>
          </table:table-cell>
          <table:table-cell office:value-type="string" calcext:value-type="string">
            <text:p>SBH 6</text:p>
          </table:table-cell>
          <table:table-cell office:value-type="string" calcext:value-type="string">
            <text:p>SCHULMUSIK (MUSIKUNTERRICHT)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BH 6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2600]=([.B2598]+2);&quot;Fehler&quot;;&quot;&quot;)" office:value-type="string" office:string-value="Fehler" calcext:value-type="string">
            <text:p>Fehler</text:p>
          </table:table-cell>
          <table:table-cell table:formula="of:=IF(LEN([.C2600])=1;0;IF(LEN([.C2600])=2;1;IF(LEN([.C2600])=3;2;IF(LEN([.C2600])=5;3;IF(LEN([.C2600])=6;4;IF(LEN([.C2600])=7;5;&quot;Fehler&quot;))))))" office:value-type="float" office:value="5" calcext:value-type="float">
            <text:p>5</text:p>
          </table:table-cell>
          <table:table-cell office:value-type="string" calcext:value-type="string">
            <text:p>SBH 6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[.B2601]=([.B2600]+2);&quot;Fehler&quot;;&quot;&quot;)">
            <text:p/>
          </table:table-cell>
          <table:table-cell table:formula="of:=IF(LEN([.C2601])=1;0;IF(LEN([.C2601])=2;1;IF(LEN([.C2601])=3;2;IF(LEN([.C2601])=5;3;IF(LEN([.C2601])=6;4;IF(LEN([.C2601])=7;5;&quot;Fehler&quot;))))))" office:value-type="float" office:value="5" calcext:value-type="float">
            <text:p>5</text:p>
          </table:table-cell>
          <table:table-cell office:value-type="string" calcext:value-type="string">
            <text:p>SBH 6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[.B2602]=([.B2601]+2);&quot;Fehler&quot;;&quot;&quot;)">
            <text:p/>
          </table:table-cell>
          <table:table-cell table:formula="of:=IF(LEN([.C2602])=1;0;IF(LEN([.C2602])=2;1;IF(LEN([.C2602])=3;2;IF(LEN([.C2602])=5;3;IF(LEN([.C2602])=6;4;IF(LEN([.C2602])=7;5;&quot;Fehler&quot;))))))" office:value-type="float" office:value="5" calcext:value-type="float">
            <text:p>5</text:p>
          </table:table-cell>
          <table:table-cell office:value-type="string" calcext:value-type="string">
            <text:p>SBH 6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[.B2603]=([.B2602]+2);&quot;Fehler&quot;;&quot;&quot;)">
            <text:p/>
          </table:table-cell>
          <table:table-cell table:formula="of:=IF(LEN([.C2603])=1;0;IF(LEN([.C2603])=2;1;IF(LEN([.C2603])=3;2;IF(LEN([.C2603])=5;3;IF(LEN([.C2603])=6;4;IF(LEN([.C2603])=7;5;&quot;Fehler&quot;))))))" office:value-type="float" office:value="3" calcext:value-type="float">
            <text:p>3</text:p>
          </table:table-cell>
          <table:table-cell office:value-type="string" calcext:value-type="string">
            <text:p>SBH 7</text:p>
          </table:table-cell>
          <table:table-cell office:value-type="string" calcext:value-type="string">
            <text:p>KIRCHENMUSIK</text:p>
          </table:table-cell>
          <table:table-cell table:number-columns-repeated="5"/>
        </table:table-row>
        <table:table-row table:style-name="ro1">
          <table:table-cell table:formula="of:=IF([.B2604]=([.B2603]+2);&quot;Fehler&quot;;&quot;&quot;)">
            <text:p/>
          </table:table-cell>
          <table:table-cell table:formula="of:=IF(LEN([.C2604])=1;0;IF(LEN([.C2604])=2;1;IF(LEN([.C2604])=3;2;IF(LEN([.C2604])=5;3;IF(LEN([.C2604])=6;4;IF(LEN([.C2604])=7;5;&quot;Fehler&quot;))))))" office:value-type="float" office:value="3" calcext:value-type="float">
            <text:p>3</text:p>
          </table:table-cell>
          <table:table-cell office:value-type="string" calcext:value-type="string">
            <text:p>SBH 8</text:p>
          </table:table-cell>
          <table:table-cell office:value-type="string" calcext:value-type="string">
            <text:p>GESCHICHTE DER MUSIKPAEDAGOGIK</text:p>
          </table:table-cell>
          <table:table-cell table:number-columns-repeated="5"/>
        </table:table-row>
        <table:table-row table:style-name="ro1">
          <table:table-cell table:formula="of:=IF([.B2605]=([.B2604]+2);&quot;Fehler&quot;;&quot;&quot;)">
            <text:p/>
          </table:table-cell>
          <table:table-cell table:formula="of:=IF(LEN([.C2605])=1;0;IF(LEN([.C2605])=2;1;IF(LEN([.C2605])=3;2;IF(LEN([.C2605])=5;3;IF(LEN([.C2605])=6;4;IF(LEN([.C2605])=7;5;&quot;Fehler&quot;))))))" office:value-type="float" office:value="2" calcext:value-type="float">
            <text:p>2</text:p>
          </table:table-cell>
          <table:table-cell office:value-type="string" calcext:value-type="string">
            <text:p>SBL</text:p>
          </table:table-cell>
          <table:table-cell office:value-type="string" calcext:value-type="string">
            <text:p>MUSIKINSTRUMENTE</text:p>
          </table:table-cell>
          <table:table-cell table:number-columns-repeated="5"/>
        </table:table-row>
        <table:table-row table:style-name="ro1">
          <table:table-cell table:formula="of:=IF([.B2606]=([.B2605]+2);&quot;Fehler&quot;;&quot;&quot;)">
            <text:p/>
          </table:table-cell>
          <table:table-cell table:formula="of:=IF(LEN([.C2606])=1;0;IF(LEN([.C2606])=2;1;IF(LEN([.C2606])=3;2;IF(LEN([.C2606])=5;3;IF(LEN([.C2606])=6;4;IF(LEN([.C2606])=7;5;&quot;Fehler&quot;))))))" office:value-type="float" office:value="3" calcext:value-type="float">
            <text:p>3</text:p>
          </table:table-cell>
          <table:table-cell office:value-type="string" calcext:value-type="string">
            <text:p>SBL 1</text:p>
          </table:table-cell>
          <table:table-cell office:value-type="string" calcext:value-type="string">
            <text:p>INSTRUMENTENKUNDE <text:s/>INSTRUMENTENBAU INSTRUMENTENPFLEGE : ALLGEMEINES -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[.B2607]=([.B2606]+2);&quot;Fehler&quot;;&quot;&quot;)">
            <text:p/>
          </table:table-cell>
          <table:table-cell table:formula="of:=IF(LEN([.C2607])=1;0;IF(LEN([.C2607])=2;1;IF(LEN([.C2607])=3;2;IF(LEN([.C2607])=5;3;IF(LEN([.C2607])=6;4;IF(LEN([.C2607])=7;5;&quot;Fehler&quot;))))))" office:value-type="float" office:value="3" calcext:value-type="float">
            <text:p>3</text:p>
          </table:table-cell>
          <table:table-cell office:value-type="string" calcext:value-type="string">
            <text:p>SBL 2</text:p>
          </table:table-cell>
          <table:table-cell office:value-type="string" calcext:value-type="string">
            <text:p>TASTENINSTRUMENTE</text:p>
          </table:table-cell>
          <table:table-cell table:number-columns-repeated="5"/>
        </table:table-row>
        <table:table-row table:style-name="ro1">
          <table:table-cell table:formula="of:=IF([.B2608]=([.B2607]+2);&quot;Fehler&quot;;&quot;&quot;)">
            <text:p/>
          </table:table-cell>
          <table:table-cell table:formula="of:=IF(LEN([.C2608])=1;0;IF(LEN([.C2608])=2;1;IF(LEN([.C2608])=3;2;IF(LEN([.C2608])=5;3;IF(LEN([.C2608])=6;4;IF(LEN([.C2608])=7;5;&quot;Fehler&quot;))))))" office:value-type="float" office:value="4" calcext:value-type="float">
            <text:p>4</text:p>
          </table:table-cell>
          <table:table-cell office:value-type="string" calcext:value-type="string">
            <text:p>SBL 20</text:p>
          </table:table-cell>
          <table:table-cell office:value-type="string" calcext:value-type="string">
            <text:p>ORGEL UND HARMONIUM</text:p>
          </table:table-cell>
          <table:table-cell table:number-columns-repeated="5"/>
        </table:table-row>
        <table:table-row table:style-name="ro1">
          <table:table-cell table:formula="of:=IF([.B2609]=([.B2608]+2);&quot;Fehler&quot;;&quot;&quot;)">
            <text:p/>
          </table:table-cell>
          <table:table-cell table:formula="of:=IF(LEN([.C2609])=1;0;IF(LEN([.C2609])=2;1;IF(LEN([.C2609])=3;2;IF(LEN([.C2609])=5;3;IF(LEN([.C2609])=6;4;IF(LEN([.C2609])=7;5;&quot;Fehler&quot;))))))" office:value-type="float" office:value="4" calcext:value-type="float">
            <text:p>4</text:p>
          </table:table-cell>
          <table:table-cell office:value-type="string" calcext:value-type="string">
            <text:p>SBL 21</text:p>
          </table:table-cell>
          <table:table-cell office:value-type="string" calcext:value-type="string">
            <text:p>KLAVIERINSTRUMENTE</text:p>
          </table:table-cell>
          <table:table-cell table:number-columns-repeated="5"/>
        </table:table-row>
        <table:table-row table:style-name="ro1">
          <table:table-cell table:formula="of:=IF([.B2610]=([.B2609]+2);&quot;Fehler&quot;;&quot;&quot;)">
            <text:p/>
          </table:table-cell>
          <table:table-cell table:formula="of:=IF(LEN([.C2610])=1;0;IF(LEN([.C2610])=2;1;IF(LEN([.C2610])=3;2;IF(LEN([.C2610])=5;3;IF(LEN([.C2610])=6;4;IF(LEN([.C2610])=7;5;&quot;Fehler&quot;))))))" office:value-type="float" office:value="4" calcext:value-type="float">
            <text:p>4</text:p>
          </table:table-cell>
          <table:table-cell office:value-type="string" calcext:value-type="string">
            <text:p>SBL 22</text:p>
          </table:table-cell>
          <table:table-cell office:value-type="string" calcext:value-type="string">
            <text:p>SONSTIGE TASTENINSTRUMENTE</text:p>
          </table:table-cell>
          <table:table-cell table:number-columns-repeated="5"/>
        </table:table-row>
        <table:table-row table:style-name="ro1">
          <table:table-cell table:formula="of:=IF([.B2611]=([.B2610]+2);&quot;Fehler&quot;;&quot;&quot;)">
            <text:p/>
          </table:table-cell>
          <table:table-cell table:formula="of:=IF(LEN([.C2611])=1;0;IF(LEN([.C2611])=2;1;IF(LEN([.C2611])=3;2;IF(LEN([.C2611])=5;3;IF(LEN([.C2611])=6;4;IF(LEN([.C2611])=7;5;&quot;Fehler&quot;))))))" office:value-type="float" office:value="3" calcext:value-type="float">
            <text:p>3</text:p>
          </table:table-cell>
          <table:table-cell office:value-type="string" calcext:value-type="string">
            <text:p>SBL 3</text:p>
          </table:table-cell>
          <table:table-cell office:value-type="string" calcext:value-type="string">
            <text:p>STREICHINSTRUMENTE</text:p>
          </table:table-cell>
          <table:table-cell table:number-columns-repeated="5"/>
        </table:table-row>
        <table:table-row table:style-name="ro1">
          <table:table-cell table:formula="of:=IF([.B2612]=([.B2611]+2);&quot;Fehler&quot;;&quot;&quot;)">
            <text:p/>
          </table:table-cell>
          <table:table-cell table:formula="of:=IF(LEN([.C2612])=1;0;IF(LEN([.C2612])=2;1;IF(LEN([.C2612])=3;2;IF(LEN([.C2612])=5;3;IF(LEN([.C2612])=6;4;IF(LEN([.C2612])=7;5;&quot;Fehler&quot;))))))" office:value-type="float" office:value="4" calcext:value-type="float">
            <text:p>4</text:p>
          </table:table-cell>
          <table:table-cell office:value-type="string" calcext:value-type="string">
            <text:p>SBL 30</text:p>
          </table:table-cell>
          <table:table-cell office:value-type="string" calcext:value-type="string">
            <text:p>VIOLINE UND VIOLA</text:p>
          </table:table-cell>
          <table:table-cell table:number-columns-repeated="5"/>
        </table:table-row>
        <table:table-row table:style-name="ro1">
          <table:table-cell table:formula="of:=IF([.B2613]=([.B2612]+2);&quot;Fehler&quot;;&quot;&quot;)">
            <text:p/>
          </table:table-cell>
          <table:table-cell table:formula="of:=IF(LEN([.C2613])=1;0;IF(LEN([.C2613])=2;1;IF(LEN([.C2613])=3;2;IF(LEN([.C2613])=5;3;IF(LEN([.C2613])=6;4;IF(LEN([.C2613])=7;5;&quot;Fehler&quot;))))))" office:value-type="float" office:value="4" calcext:value-type="float">
            <text:p>4</text:p>
          </table:table-cell>
          <table:table-cell office:value-type="string" calcext:value-type="string">
            <text:p>SBL 31</text:p>
          </table:table-cell>
          <table:table-cell office:value-type="string" calcext:value-type="string">
            <text:p>VIOLONCELLO UND KONTRABASS</text:p>
          </table:table-cell>
          <table:table-cell table:number-columns-repeated="5"/>
        </table:table-row>
        <table:table-row table:style-name="ro1">
          <table:table-cell table:formula="of:=IF([.B2614]=([.B2613]+2);&quot;Fehler&quot;;&quot;&quot;)">
            <text:p/>
          </table:table-cell>
          <table:table-cell table:formula="of:=IF(LEN([.C2614])=1;0;IF(LEN([.C2614])=2;1;IF(LEN([.C2614])=3;2;IF(LEN([.C2614])=5;3;IF(LEN([.C2614])=6;4;IF(LEN([.C2614])=7;5;&quot;Fehler&quot;))))))" office:value-type="float" office:value="4" calcext:value-type="float">
            <text:p>4</text:p>
          </table:table-cell>
          <table:table-cell office:value-type="string" calcext:value-type="string">
            <text:p>SBL 32</text:p>
          </table:table-cell>
          <table:table-cell office:value-type="string" calcext:value-type="string">
            <text:p>SONSTIGE STREICHINSTRUMENTE</text:p>
          </table:table-cell>
          <table:table-cell table:number-columns-repeated="5"/>
        </table:table-row>
        <table:table-row table:style-name="ro1">
          <table:table-cell table:formula="of:=IF([.B2615]=([.B2614]+2);&quot;Fehler&quot;;&quot;&quot;)">
            <text:p/>
          </table:table-cell>
          <table:table-cell table:formula="of:=IF(LEN([.C2615])=1;0;IF(LEN([.C2615])=2;1;IF(LEN([.C2615])=3;2;IF(LEN([.C2615])=5;3;IF(LEN([.C2615])=6;4;IF(LEN([.C2615])=7;5;&quot;Fehler&quot;))))))" office:value-type="float" office:value="3" calcext:value-type="float">
            <text:p>3</text:p>
          </table:table-cell>
          <table:table-cell office:value-type="string" calcext:value-type="string">
            <text:p>SBL 4</text:p>
          </table:table-cell>
          <table:table-cell office:value-type="string" calcext:value-type="string">
            <text:p>BLASINSTRUMENTE</text:p>
          </table:table-cell>
          <table:table-cell table:number-columns-repeated="5"/>
        </table:table-row>
        <table:table-row table:style-name="ro1">
          <table:table-cell table:formula="of:=IF([.B2616]=([.B2615]+2);&quot;Fehler&quot;;&quot;&quot;)">
            <text:p/>
          </table:table-cell>
          <table:table-cell table:formula="of:=IF(LEN([.C2616])=1;0;IF(LEN([.C2616])=2;1;IF(LEN([.C2616])=3;2;IF(LEN([.C2616])=5;3;IF(LEN([.C2616])=6;4;IF(LEN([.C2616])=7;5;&quot;Fehler&quot;))))))" office:value-type="float" office:value="4" calcext:value-type="float">
            <text:p>4</text:p>
          </table:table-cell>
          <table:table-cell office:value-type="string" calcext:value-type="string">
            <text:p>SBL 40</text:p>
          </table:table-cell>
          <table:table-cell office:value-type="string" calcext:value-type="string">
            <text:p>HOLZBLASINSTRUMENTE</text:p>
          </table:table-cell>
          <table:table-cell table:number-columns-repeated="5"/>
        </table:table-row>
        <table:table-row table:style-name="ro1">
          <table:table-cell table:formula="of:=IF([.B2617]=([.B2616]+2);&quot;Fehler&quot;;&quot;&quot;)">
            <text:p/>
          </table:table-cell>
          <table:table-cell table:formula="of:=IF(LEN([.C2617])=1;0;IF(LEN([.C2617])=2;1;IF(LEN([.C2617])=3;2;IF(LEN([.C2617])=5;3;IF(LEN([.C2617])=6;4;IF(LEN([.C2617])=7;5;&quot;Fehler&quot;))))))" office:value-type="float" office:value="4" calcext:value-type="float">
            <text:p>4</text:p>
          </table:table-cell>
          <table:table-cell office:value-type="string" calcext:value-type="string">
            <text:p>SBL 41</text:p>
          </table:table-cell>
          <table:table-cell office:value-type="string" calcext:value-type="string">
            <text:p>BLECHBLASINSTRUMENTE</text:p>
          </table:table-cell>
          <table:table-cell table:number-columns-repeated="5"/>
        </table:table-row>
        <table:table-row table:style-name="ro1">
          <table:table-cell table:formula="of:=IF([.B2618]=([.B2617]+2);&quot;Fehler&quot;;&quot;&quot;)">
            <text:p/>
          </table:table-cell>
          <table:table-cell table:formula="of:=IF(LEN([.C2618])=1;0;IF(LEN([.C2618])=2;1;IF(LEN([.C2618])=3;2;IF(LEN([.C2618])=5;3;IF(LEN([.C2618])=6;4;IF(LEN([.C2618])=7;5;&quot;Fehler&quot;))))))" office:value-type="float" office:value="4" calcext:value-type="float">
            <text:p>4</text:p>
          </table:table-cell>
          <table:table-cell office:value-type="string" calcext:value-type="string">
            <text:p>SBL 42</text:p>
          </table:table-cell>
          <table:table-cell office:value-type="string" calcext:value-type="string">
            <text:p>SONSTIGE BLASINSTRUMENTE</text:p>
          </table:table-cell>
          <table:table-cell table:number-columns-repeated="5"/>
        </table:table-row>
        <table:table-row table:style-name="ro1">
          <table:table-cell table:formula="of:=IF([.B2619]=([.B2618]+2);&quot;Fehler&quot;;&quot;&quot;)">
            <text:p/>
          </table:table-cell>
          <table:table-cell table:formula="of:=IF(LEN([.C2619])=1;0;IF(LEN([.C2619])=2;1;IF(LEN([.C2619])=3;2;IF(LEN([.C2619])=5;3;IF(LEN([.C2619])=6;4;IF(LEN([.C2619])=7;5;&quot;Fehler&quot;))))))" office:value-type="float" office:value="3" calcext:value-type="float">
            <text:p>3</text:p>
          </table:table-cell>
          <table:table-cell office:value-type="string" calcext:value-type="string">
            <text:p>SBL 5</text:p>
          </table:table-cell>
          <table:table-cell office:value-type="string" calcext:value-type="string">
            <text:p>SCHLAGINSTRUMENTE - GLOCKEN UND SONSTIGE IDIOPHONE</text:p>
          </table:table-cell>
          <table:table-cell table:number-columns-repeated="5"/>
        </table:table-row>
        <table:table-row table:style-name="ro1">
          <table:table-cell table:formula="of:=IF([.B2620]=([.B2619]+2);&quot;Fehler&quot;;&quot;&quot;)">
            <text:p/>
          </table:table-cell>
          <table:table-cell table:formula="of:=IF(LEN([.C2620])=1;0;IF(LEN([.C2620])=2;1;IF(LEN([.C2620])=3;2;IF(LEN([.C2620])=5;3;IF(LEN([.C2620])=6;4;IF(LEN([.C2620])=7;5;&quot;Fehler&quot;))))))" office:value-type="float" office:value="3" calcext:value-type="float">
            <text:p>3</text:p>
          </table:table-cell>
          <table:table-cell office:value-type="string" calcext:value-type="string">
            <text:p>SBL 6</text:p>
          </table:table-cell>
          <table:table-cell office:value-type="string" calcext:value-type="string">
            <text:p>ZUPFINSTRUMENTE</text:p>
          </table:table-cell>
          <table:table-cell table:number-columns-repeated="5"/>
        </table:table-row>
        <table:table-row table:style-name="ro1">
          <table:table-cell table:formula="of:=IF([.B2621]=([.B2620]+2);&quot;Fehler&quot;;&quot;&quot;)">
            <text:p/>
          </table:table-cell>
          <table:table-cell table:formula="of:=IF(LEN([.C2621])=1;0;IF(LEN([.C2621])=2;1;IF(LEN([.C2621])=3;2;IF(LEN([.C2621])=5;3;IF(LEN([.C2621])=6;4;IF(LEN([.C2621])=7;5;&quot;Fehler&quot;))))))" office:value-type="float" office:value="3" calcext:value-type="float">
            <text:p>3</text:p>
          </table:table-cell>
          <table:table-cell office:value-type="string" calcext:value-type="string">
            <text:p>SBL 7</text:p>
          </table:table-cell>
          <table:table-cell office:value-type="string" calcext:value-type="string">
            <text:p>HARMONIKAINSTRUMENTE</text:p>
          </table:table-cell>
          <table:table-cell table:number-columns-repeated="5"/>
        </table:table-row>
        <table:table-row table:style-name="ro1">
          <table:table-cell table:formula="of:=IF([.B2622]=([.B2621]+2);&quot;Fehler&quot;;&quot;&quot;)">
            <text:p/>
          </table:table-cell>
          <table:table-cell table:formula="of:=IF(LEN([.C2622])=1;0;IF(LEN([.C2622])=2;1;IF(LEN([.C2622])=3;2;IF(LEN([.C2622])=5;3;IF(LEN([.C2622])=6;4;IF(LEN([.C2622])=7;5;&quot;Fehler&quot;))))))" office:value-type="float" office:value="3" calcext:value-type="float">
            <text:p>3</text:p>
          </table:table-cell>
          <table:table-cell office:value-type="string" calcext:value-type="string">
            <text:p>SBL 8</text:p>
          </table:table-cell>
          <table:table-cell office:value-type="string" calcext:value-type="string">
            <text:p>MECHANISCHE MUSIKINSTRUMENTE</text:p>
          </table:table-cell>
          <table:table-cell table:number-columns-repeated="5"/>
        </table:table-row>
        <table:table-row table:style-name="ro1">
          <table:table-cell table:formula="of:=IF([.B2623]=([.B2622]+2);&quot;Fehler&quot;;&quot;&quot;)">
            <text:p/>
          </table:table-cell>
          <table:table-cell table:formula="of:=IF(LEN([.C2623])=1;0;IF(LEN([.C2623])=2;1;IF(LEN([.C2623])=3;2;IF(LEN([.C2623])=5;3;IF(LEN([.C2623])=6;4;IF(LEN([.C2623])=7;5;&quot;Fehler&quot;))))))" office:value-type="float" office:value="3" calcext:value-type="float">
            <text:p>3</text:p>
          </table:table-cell>
          <table:table-cell office:value-type="string" calcext:value-type="string">
            <text:p>SBL 9</text:p>
          </table:table-cell>
          <table:table-cell office:value-type="string" calcext:value-type="string">
            <text:p>ELEKTRONISCHE MUSIKINSTRUMENTE <text:s/>ELEKTRISCHE MUSIKINSTRUMENTE</text:p>
          </table:table-cell>
          <table:table-cell table:number-columns-repeated="5"/>
        </table:table-row>
        <table:table-row table:style-name="ro1">
          <table:table-cell table:formula="of:=IF([.B2624]=([.B2623]+2);&quot;Fehler&quot;;&quot;&quot;)">
            <text:p/>
          </table:table-cell>
          <table:table-cell table:formula="of:=IF(LEN([.C2624])=1;0;IF(LEN([.C2624])=2;1;IF(LEN([.C2624])=3;2;IF(LEN([.C2624])=5;3;IF(LEN([.C2624])=6;4;IF(LEN([.C2624])=7;5;&quot;Fehler&quot;))))))" office:value-type="float" office:value="2" calcext:value-type="float">
            <text:p>2</text:p>
          </table:table-cell>
          <table:table-cell office:value-type="string" calcext:value-type="string">
            <text:p>SBM</text:p>
          </table:table-cell>
          <table:table-cell office:value-type="string" calcext:value-type="string">
            <text:p>EUROPAEISCHE MUSIKGESCHICHTE</text:p>
          </table:table-cell>
          <table:table-cell table:number-columns-repeated="5"/>
        </table:table-row>
        <table:table-row table:style-name="ro1">
          <table:table-cell table:formula="of:=IF([.B2625]=([.B2624]+2);&quot;Fehler&quot;;&quot;&quot;)">
            <text:p/>
          </table:table-cell>
          <table:table-cell table:formula="of:=IF(LEN([.C2625])=1;0;IF(LEN([.C2625])=2;1;IF(LEN([.C2625])=3;2;IF(LEN([.C2625])=5;3;IF(LEN([.C2625])=6;4;IF(LEN([.C2625])=7;5;&quot;Fehler&quot;))))))" office:value-type="float" office:value="3" calcext:value-type="float">
            <text:p>3</text:p>
          </table:table-cell>
          <table:table-cell office:value-type="string" calcext:value-type="string">
            <text:p>SBM 1</text:p>
          </table:table-cell>
          <table:table-cell office:value-type="string" calcext:value-type="string">
            <text:p>ALLGEMEINES - QUELLENKUNDE - NOTATIONSKUNDE</text:p>
          </table:table-cell>
          <table:table-cell table:number-columns-repeated="5"/>
        </table:table-row>
        <table:table-row table:style-name="ro1">
          <table:table-cell table:formula="of:=IF([.B2626]=([.B2625]+2);&quot;Fehler&quot;;&quot;&quot;)">
            <text:p/>
          </table:table-cell>
          <table:table-cell table:formula="of:=IF(LEN([.C2626])=1;0;IF(LEN([.C2626])=2;1;IF(LEN([.C2626])=3;2;IF(LEN([.C2626])=5;3;IF(LEN([.C2626])=6;4;IF(LEN([.C2626])=7;5;&quot;Fehler&quot;))))))" office:value-type="float" office:value="3" calcext:value-type="float">
            <text:p>3</text:p>
          </table:table-cell>
          <table:table-cell office:value-type="string" calcext:value-type="string">
            <text:p>SBM 2</text:p>
          </table:table-cell>
          <table:table-cell office:value-type="string" calcext:value-type="string">
            <text:p>GESAMTDARSTELLUNGEN</text:p>
          </table:table-cell>
          <table:table-cell table:number-columns-repeated="5"/>
        </table:table-row>
        <table:table-row table:style-name="ro1">
          <table:table-cell table:formula="of:=IF([.B2627]=([.B2626]+2);&quot;Fehler&quot;;&quot;&quot;)">
            <text:p/>
          </table:table-cell>
          <table:table-cell table:formula="of:=IF(LEN([.C2627])=1;0;IF(LEN([.C2627])=2;1;IF(LEN([.C2627])=3;2;IF(LEN([.C2627])=5;3;IF(LEN([.C2627])=6;4;IF(LEN([.C2627])=7;5;&quot;Fehler&quot;))))))" office:value-type="float" office:value="3" calcext:value-type="float">
            <text:p>3</text:p>
          </table:table-cell>
          <table:table-cell office:value-type="string" calcext:value-type="string">
            <text:p>SBM 3</text:p>
          </table:table-cell>
          <table:table-cell office:value-type="string" calcext:value-type="string">
            <text:p>DARSTELLUNGEN MEHRERER LAENDER UND EPOCHEN</text:p>
          </table:table-cell>
          <table:table-cell table:number-columns-repeated="5"/>
        </table:table-row>
        <table:table-row table:style-name="ro1">
          <table:table-cell table:formula="of:=IF([.B2628]=([.B2627]+2);&quot;Fehler&quot;;&quot;&quot;)">
            <text:p/>
          </table:table-cell>
          <table:table-cell table:formula="of:=IF(LEN([.C2628])=1;0;IF(LEN([.C2628])=2;1;IF(LEN([.C2628])=3;2;IF(LEN([.C2628])=5;3;IF(LEN([.C2628])=6;4;IF(LEN([.C2628])=7;5;&quot;Fehler&quot;))))))" office:value-type="float" office:value="3" calcext:value-type="float">
            <text:p>3</text:p>
          </table:table-cell>
          <table:table-cell office:value-type="string" calcext:value-type="string">
            <text:p>SBM 4</text:p>
          </table:table-cell>
          <table:table-cell office:value-type="string" calcext:value-type="string">
            <text:p>MUSIKGESCHICHTE NACH EPOCHEN</text:p>
          </table:table-cell>
          <table:table-cell table:number-columns-repeated="5"/>
        </table:table-row>
        <table:table-row table:style-name="ro1">
          <table:table-cell table:formula="of:=IF([.B2629]=([.B2628]+2);&quot;Fehler&quot;;&quot;&quot;)">
            <text:p/>
          </table:table-cell>
          <table:table-cell table:formula="of:=IF(LEN([.C2629])=1;0;IF(LEN([.C2629])=2;1;IF(LEN([.C2629])=3;2;IF(LEN([.C2629])=5;3;IF(LEN([.C2629])=6;4;IF(LEN([.C2629])=7;5;&quot;Fehler&quot;))))))" office:value-type="float" office:value="4" calcext:value-type="float">
            <text:p>4</text:p>
          </table:table-cell>
          <table:table-cell office:value-type="string" calcext:value-type="string">
            <text:p>SBM 40</text:p>
          </table:table-cell>
          <table:table-cell office:value-type="string" calcext:value-type="string">
            <text:p>ALTERTUM : MUSIKGESCHICHTE BIS 600 N. CHR.</text:p>
          </table:table-cell>
          <table:table-cell table:number-columns-repeated="5"/>
        </table:table-row>
        <table:table-row table:style-name="ro1">
          <table:table-cell table:formula="of:=IF([.B2630]=([.B2629]+2);&quot;Fehler&quot;;&quot;&quot;)">
            <text:p/>
          </table:table-cell>
          <table:table-cell table:formula="of:=IF(LEN([.C2630])=1;0;IF(LEN([.C2630])=2;1;IF(LEN([.C2630])=3;2;IF(LEN([.C2630])=5;3;IF(LEN([.C2630])=6;4;IF(LEN([.C2630])=7;5;&quot;Fehler&quot;))))))" office:value-type="float" office:value="4" calcext:value-type="float">
            <text:p>4</text:p>
          </table:table-cell>
          <table:table-cell office:value-type="string" calcext:value-type="string">
            <text:p>SBM 41</text:p>
          </table:table-cell>
          <table:table-cell office:value-type="string" calcext:value-type="string">
            <text:p>EINSTIMMIGKEIT : MUSIKGESCHICHTE 600 - 1000</text:p>
          </table:table-cell>
          <table:table-cell table:number-columns-repeated="5"/>
        </table:table-row>
        <table:table-row table:style-name="ro1">
          <table:table-cell table:formula="of:=IF([.B2631]=([.B2630]+2);&quot;Fehler&quot;;&quot;&quot;)">
            <text:p/>
          </table:table-cell>
          <table:table-cell table:formula="of:=IF(LEN([.C2631])=1;0;IF(LEN([.C2631])=2;1;IF(LEN([.C2631])=3;2;IF(LEN([.C2631])=5;3;IF(LEN([.C2631])=6;4;IF(LEN([.C2631])=7;5;&quot;Fehler&quot;))))))" office:value-type="float" office:value="4" calcext:value-type="float">
            <text:p>4</text:p>
          </table:table-cell>
          <table:table-cell office:value-type="string" calcext:value-type="string">
            <text:p>SBM 42</text:p>
          </table:table-cell>
          <table:table-cell office:value-type="string" calcext:value-type="string">
            <text:p>FRUEHE MEHRSTIMMIGKEIT : MUSIKGESCHICHTE 1000 - 1300</text:p>
          </table:table-cell>
          <table:table-cell table:number-columns-repeated="5"/>
        </table:table-row>
        <table:table-row table:style-name="ro1">
          <table:table-cell table:formula="of:=IF([.B2632]=([.B2631]+2);&quot;Fehler&quot;;&quot;&quot;)">
            <text:p/>
          </table:table-cell>
          <table:table-cell table:formula="of:=IF(LEN([.C2632])=1;0;IF(LEN([.C2632])=2;1;IF(LEN([.C2632])=3;2;IF(LEN([.C2632])=5;3;IF(LEN([.C2632])=6;4;IF(LEN([.C2632])=7;5;&quot;Fehler&quot;))))))" office:value-type="float" office:value="4" calcext:value-type="float">
            <text:p>4</text:p>
          </table:table-cell>
          <table:table-cell office:value-type="string" calcext:value-type="string">
            <text:p>SBM 43</text:p>
          </table:table-cell>
          <table:table-cell office:value-type="string" calcext:value-type="string">
            <text:p>SPAETE MEHRSTIMMIGKEIT : MUSIKGESCHICHTE 1300 - 1600</text:p>
          </table:table-cell>
          <table:table-cell table:number-columns-repeated="5"/>
        </table:table-row>
        <table:table-row table:style-name="ro1">
          <table:table-cell table:formula="of:=IF([.B2633]=([.B2632]+2);&quot;Fehler&quot;;&quot;&quot;)">
            <text:p/>
          </table:table-cell>
          <table:table-cell table:formula="of:=IF(LEN([.C2633])=1;0;IF(LEN([.C2633])=2;1;IF(LEN([.C2633])=3;2;IF(LEN([.C2633])=5;3;IF(LEN([.C2633])=6;4;IF(LEN([.C2633])=7;5;&quot;Fehler&quot;))))))" office:value-type="float" office:value="4" calcext:value-type="float">
            <text:p>4</text:p>
          </table:table-cell>
          <table:table-cell office:value-type="string" calcext:value-type="string">
            <text:p>SBM 44</text:p>
          </table:table-cell>
          <table:table-cell office:value-type="string" calcext:value-type="string">
            <text:p>GENERALBASSZEITALTER : MUSIKGESCHICHTE 1600 - 1750</text:p>
          </table:table-cell>
          <table:table-cell table:number-columns-repeated="5"/>
        </table:table-row>
        <table:table-row table:style-name="ro1">
          <table:table-cell table:formula="of:=IF([.B2634]=([.B2633]+2);&quot;Fehler&quot;;&quot;&quot;)">
            <text:p/>
          </table:table-cell>
          <table:table-cell table:formula="of:=IF(LEN([.C2634])=1;0;IF(LEN([.C2634])=2;1;IF(LEN([.C2634])=3;2;IF(LEN([.C2634])=5;3;IF(LEN([.C2634])=6;4;IF(LEN([.C2634])=7;5;&quot;Fehler&quot;))))))" office:value-type="float" office:value="4" calcext:value-type="float">
            <text:p>4</text:p>
          </table:table-cell>
          <table:table-cell office:value-type="string" calcext:value-type="string">
            <text:p>SBM 45</text:p>
          </table:table-cell>
          <table:table-cell office:value-type="string" calcext:value-type="string">
            <text:p>VORKLASSIK UND KLASSIK : MUSIKGESCHICHTE 1750 - 1830</text:p>
          </table:table-cell>
          <table:table-cell table:number-columns-repeated="5"/>
        </table:table-row>
        <table:table-row table:style-name="ro1">
          <table:table-cell table:formula="of:=IF([.B2635]=([.B2634]+2);&quot;Fehler&quot;;&quot;&quot;)">
            <text:p/>
          </table:table-cell>
          <table:table-cell table:formula="of:=IF(LEN([.C2635])=1;0;IF(LEN([.C2635])=2;1;IF(LEN([.C2635])=3;2;IF(LEN([.C2635])=5;3;IF(LEN([.C2635])=6;4;IF(LEN([.C2635])=7;5;&quot;Fehler&quot;))))))" office:value-type="float" office:value="4" calcext:value-type="float">
            <text:p>4</text:p>
          </table:table-cell>
          <table:table-cell office:value-type="string" calcext:value-type="string">
            <text:p>SBM 46</text:p>
          </table:table-cell>
          <table:table-cell office:value-type="string" calcext:value-type="string">
            <text:p>NEUNZEHNTES JAHRHUNDERT : MUSIKGESCHICHTE 1830 - 1900</text:p>
          </table:table-cell>
          <table:table-cell table:number-columns-repeated="5"/>
        </table:table-row>
        <table:table-row table:style-name="ro1">
          <table:table-cell table:formula="of:=IF([.B2636]=([.B2635]+2);&quot;Fehler&quot;;&quot;&quot;)">
            <text:p/>
          </table:table-cell>
          <table:table-cell table:formula="of:=IF(LEN([.C2636])=1;0;IF(LEN([.C2636])=2;1;IF(LEN([.C2636])=3;2;IF(LEN([.C2636])=5;3;IF(LEN([.C2636])=6;4;IF(LEN([.C2636])=7;5;&quot;Fehler&quot;))))))" office:value-type="float" office:value="4" calcext:value-type="float">
            <text:p>4</text:p>
          </table:table-cell>
          <table:table-cell office:value-type="string" calcext:value-type="string">
            <text:p>SBM 47</text:p>
          </table:table-cell>
          <table:table-cell office:value-type="string" calcext:value-type="string">
            <text:p>ZWANZIGSTES JAHRHUNDERT</text:p>
          </table:table-cell>
          <table:table-cell table:number-columns-repeated="5"/>
        </table:table-row>
        <table:table-row table:style-name="ro1">
          <table:table-cell table:formula="of:=IF([.B2637]=([.B2636]+2);&quot;Fehler&quot;;&quot;&quot;)">
            <text:p/>
          </table:table-cell>
          <table:table-cell table:formula="of:=IF(LEN([.C2637])=1;0;IF(LEN([.C2637])=2;1;IF(LEN([.C2637])=3;2;IF(LEN([.C2637])=5;3;IF(LEN([.C2637])=6;4;IF(LEN([.C2637])=7;5;&quot;Fehler&quot;))))))" office:value-type="float" office:value="4" calcext:value-type="float">
            <text:p>4</text:p>
          </table:table-cell>
          <table:table-cell office:value-type="string" calcext:value-type="string">
            <text:p>SBM 48</text:p>
          </table:table-cell>
          <table:table-cell office:value-type="string" calcext:value-type="string">
            <text:p>EINUNDZWANZIGSTES JAHRHUNDERT</text:p>
          </table:table-cell>
          <table:table-cell table:number-columns-repeated="5"/>
        </table:table-row>
        <table:table-row table:style-name="ro1">
          <table:table-cell table:formula="of:=IF([.B2638]=([.B2637]+2);&quot;Fehler&quot;;&quot;&quot;)">
            <text:p/>
          </table:table-cell>
          <table:table-cell table:formula="of:=IF(LEN([.C2638])=1;0;IF(LEN([.C2638])=2;1;IF(LEN([.C2638])=3;2;IF(LEN([.C2638])=5;3;IF(LEN([.C2638])=6;4;IF(LEN([.C2638])=7;5;&quot;Fehler&quot;))))))" office:value-type="float" office:value="3" calcext:value-type="float">
            <text:p>3</text:p>
          </table:table-cell>
          <table:table-cell office:value-type="string" calcext:value-type="string">
            <text:p>SBM 5</text:p>
          </table:table-cell>
          <table:table-cell office:value-type="string" calcext:value-type="string">
            <text:p>MUSIKGESCHICHTE NACH RAEUMEN</text:p>
          </table:table-cell>
          <table:table-cell table:number-columns-repeated="5"/>
        </table:table-row>
        <table:table-row table:style-name="ro1">
          <table:table-cell table:formula="of:=IF([.B2639]=([.B2638]+2);&quot;Fehler&quot;;&quot;&quot;)">
            <text:p/>
          </table:table-cell>
          <table:table-cell table:formula="of:=IF(LEN([.C2639])=1;0;IF(LEN([.C2639])=2;1;IF(LEN([.C2639])=3;2;IF(LEN([.C2639])=5;3;IF(LEN([.C2639])=6;4;IF(LEN([.C2639])=7;5;&quot;Fehler&quot;))))))" office:value-type="float" office:value="4" calcext:value-type="float">
            <text:p>4</text:p>
          </table:table-cell>
          <table:table-cell office:value-type="string" calcext:value-type="string">
            <text:p>SBM 51</text:p>
          </table:table-cell>
          <table:table-cell office:value-type="string" calcext:value-type="string">
            <text:p>MUSIKGESCHICHTE EINZELNER LAENDER (ALPHABETISCH NACH LAENDERN GEORDNET)</text:p>
          </table:table-cell>
          <table:table-cell table:number-columns-repeated="5"/>
        </table:table-row>
        <table:table-row table:style-name="ro1">
          <table:table-cell table:formula="of:=IF([.B2640]=([.B2639]+2);&quot;Fehler&quot;;&quot;&quot;)">
            <text:p/>
          </table:table-cell>
          <table:table-cell table:formula="of:=IF(LEN([.C2640])=1;0;IF(LEN([.C2640])=2;1;IF(LEN([.C2640])=3;2;IF(LEN([.C2640])=5;3;IF(LEN([.C2640])=6;4;IF(LEN([.C2640])=7;5;&quot;Fehler&quot;))))))" office:value-type="float" office:value="4" calcext:value-type="float">
            <text:p>4</text:p>
          </table:table-cell>
          <table:table-cell office:value-type="string" calcext:value-type="string">
            <text:p>SBM 53</text:p>
          </table:table-cell>
          <table:table-cell office:value-type="string" calcext:value-type="string">
            <text:p>MUSIKGESCHICHTE EINZELNER LANDSCHAFTEN, ORTE, OPERNHAEUSER, ORCHESTER UND CHOERE (ALPHABETISCH NACH LANDSCHAFTEN UND ORTEN GEORDNET)</text:p>
          </table:table-cell>
          <table:table-cell table:number-columns-repeated="5"/>
        </table:table-row>
        <table:table-row table:style-name="ro1">
          <table:table-cell table:formula="of:=IF([.B2641]=([.B2640]+2);&quot;Fehler&quot;;&quot;&quot;)">
            <text:p/>
          </table:table-cell>
          <table:table-cell table:formula="of:=IF(LEN([.C2641])=1;0;IF(LEN([.C2641])=2;1;IF(LEN([.C2641])=3;2;IF(LEN([.C2641])=5;3;IF(LEN([.C2641])=6;4;IF(LEN([.C2641])=7;5;&quot;Fehler&quot;))))))" office:value-type="float" office:value="3" calcext:value-type="float">
            <text:p>3</text:p>
          </table:table-cell>
          <table:table-cell office:value-type="string" calcext:value-type="string">
            <text:p>SBM 6</text:p>
          </table:table-cell>
          <table:table-cell office:value-type="string" calcext:value-type="string">
            <text:p>MUSIKGESCHICHTE NACH FORMEN</text:p>
          </table:table-cell>
          <table:table-cell table:number-columns-repeated="5"/>
        </table:table-row>
        <table:table-row table:style-name="ro1">
          <table:table-cell table:formula="of:=IF([.B2642]=([.B2641]+2);&quot;Fehler&quot;;&quot;&quot;)">
            <text:p/>
          </table:table-cell>
          <table:table-cell table:formula="of:=IF(LEN([.C2642])=1;0;IF(LEN([.C2642])=2;1;IF(LEN([.C2642])=3;2;IF(LEN([.C2642])=5;3;IF(LEN([.C2642])=6;4;IF(LEN([.C2642])=7;5;&quot;Fehler&quot;))))))" office:value-type="float" office:value="4" calcext:value-type="float">
            <text:p>4</text:p>
          </table:table-cell>
          <table:table-cell office:value-type="string" calcext:value-type="string">
            <text:p>SBM 60</text:p>
          </table:table-cell>
          <table:table-cell office:value-type="string" calcext:value-type="string">
            <text:p>ALLGEMEINES -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[.B2643]=([.B2642]+2);&quot;Fehler&quot;;&quot;&quot;)">
            <text:p/>
          </table:table-cell>
          <table:table-cell table:formula="of:=IF(LEN([.C2643])=1;0;IF(LEN([.C2643])=2;1;IF(LEN([.C2643])=3;2;IF(LEN([.C2643])=5;3;IF(LEN([.C2643])=6;4;IF(LEN([.C2643])=7;5;&quot;Fehler&quot;))))))" office:value-type="float" office:value="4" calcext:value-type="float">
            <text:p>4</text:p>
          </table:table-cell>
          <table:table-cell office:value-type="string" calcext:value-type="string">
            <text:p>SBM 61</text:p>
          </table:table-cell>
          <table:table-cell office:value-type="string" calcext:value-type="string">
            <text:p>GESCHICHTE EINZELNER MUSIKALISCHER FORMEN</text:p>
          </table:table-cell>
          <table:table-cell table:number-columns-repeated="5"/>
        </table:table-row>
        <table:table-row table:style-name="ro1">
          <table:table-cell table:formula="of:=IF([.B2644]=([.B2643]+2);&quot;Fehler&quot;;&quot;&quot;)">
            <text:p/>
          </table:table-cell>
          <table:table-cell table:formula="of:=IF(LEN([.C2644])=1;0;IF(LEN([.C2644])=2;1;IF(LEN([.C2644])=3;2;IF(LEN([.C2644])=5;3;IF(LEN([.C2644])=6;4;IF(LEN([.C2644])=7;5;&quot;Fehler&quot;))))))" office:value-type="float" office:value="2" calcext:value-type="float">
            <text:p>2</text:p>
          </table:table-cell>
          <table:table-cell office:value-type="string" calcext:value-type="string">
            <text:p>SBN</text:p>
          </table:table-cell>
          <table:table-cell office:value-type="string" calcext:value-type="string">
            <text:p>MUSIKALISCHE GATTUNGEN UND IHRE GESCHICHTE</text:p>
          </table:table-cell>
          <table:table-cell table:number-columns-repeated="5"/>
        </table:table-row>
        <table:table-row table:style-name="ro1">
          <table:table-cell table:formula="of:=IF([.B2645]=([.B2644]+2);&quot;Fehler&quot;;&quot;&quot;)">
            <text:p/>
          </table:table-cell>
          <table:table-cell table:formula="of:=IF(LEN([.C2645])=1;0;IF(LEN([.C2645])=2;1;IF(LEN([.C2645])=3;2;IF(LEN([.C2645])=5;3;IF(LEN([.C2645])=6;4;IF(LEN([.C2645])=7;5;&quot;Fehler&quot;))))))" office:value-type="float" office:value="3" calcext:value-type="float">
            <text:p>3</text:p>
          </table:table-cell>
          <table:table-cell office:value-type="string" calcext:value-type="string">
            <text:p>SBN 1</text:p>
          </table:table-cell>
          <table:table-cell office:value-type="string" calcext:value-type="string">
            <text:p>ALLGEMEINES -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[.B2646]=([.B2645]+2);&quot;Fehler&quot;;&quot;&quot;)">
            <text:p/>
          </table:table-cell>
          <table:table-cell table:formula="of:=IF(LEN([.C2646])=1;0;IF(LEN([.C2646])=2;1;IF(LEN([.C2646])=3;2;IF(LEN([.C2646])=5;3;IF(LEN([.C2646])=6;4;IF(LEN([.C2646])=7;5;&quot;Fehler&quot;))))))" office:value-type="float" office:value="3" calcext:value-type="float">
            <text:p>3</text:p>
          </table:table-cell>
          <table:table-cell office:value-type="string" calcext:value-type="string">
            <text:p>SBN 2</text:p>
          </table:table-cell>
          <table:table-cell office:value-type="string" calcext:value-type="string">
            <text:p>VOKALMUSIK MIT UND OHNE INSTRUMENTALBEGLEITUNG</text:p>
          </table:table-cell>
          <table:table-cell table:number-columns-repeated="5"/>
        </table:table-row>
        <table:table-row table:style-name="ro1">
          <table:table-cell table:formula="of:=IF([.B2647]=([.B2646]+2);&quot;Fehler&quot;;&quot;&quot;)">
            <text:p/>
          </table:table-cell>
          <table:table-cell table:formula="of:=IF(LEN([.C2647])=1;0;IF(LEN([.C2647])=2;1;IF(LEN([.C2647])=3;2;IF(LEN([.C2647])=5;3;IF(LEN([.C2647])=6;4;IF(LEN([.C2647])=7;5;&quot;Fehler&quot;))))))" office:value-type="float" office:value="4" calcext:value-type="float">
            <text:p>4</text:p>
          </table:table-cell>
          <table:table-cell office:value-type="string" calcext:value-type="string">
            <text:p>SBN 20</text:p>
          </table:table-cell>
          <table:table-cell office:value-type="string" calcext:value-type="string">
            <text:p>SOLOGESANG</text:p>
          </table:table-cell>
          <table:table-cell table:number-columns-repeated="5"/>
        </table:table-row>
        <table:table-row table:style-name="ro1">
          <table:table-cell table:formula="of:=IF([.B2648]=([.B2647]+2);&quot;Fehler&quot;;&quot;&quot;)">
            <text:p/>
          </table:table-cell>
          <table:table-cell table:formula="of:=IF(LEN([.C2648])=1;0;IF(LEN([.C2648])=2;1;IF(LEN([.C2648])=3;2;IF(LEN([.C2648])=5;3;IF(LEN([.C2648])=6;4;IF(LEN([.C2648])=7;5;&quot;Fehler&quot;))))))" office:value-type="float" office:value="4" calcext:value-type="float">
            <text:p>4</text:p>
          </table:table-cell>
          <table:table-cell office:value-type="string" calcext:value-type="string">
            <text:p>SBN 21</text:p>
          </table:table-cell>
          <table:table-cell office:value-type="string" calcext:value-type="string">
            <text:p>CHORGESANG</text:p>
          </table:table-cell>
          <table:table-cell table:number-columns-repeated="5"/>
        </table:table-row>
        <table:table-row table:style-name="ro1">
          <table:table-cell table:formula="of:=IF([.B2649]=([.B2648]+2);&quot;Fehler&quot;;&quot;&quot;)">
            <text:p/>
          </table:table-cell>
          <table:table-cell table:formula="of:=IF(LEN([.C2649])=1;0;IF(LEN([.C2649])=2;1;IF(LEN([.C2649])=3;2;IF(LEN([.C2649])=5;3;IF(LEN([.C2649])=6;4;IF(LEN([.C2649])=7;5;&quot;Fehler&quot;))))))" office:value-type="float" office:value="3" calcext:value-type="float">
            <text:p>3</text:p>
          </table:table-cell>
          <table:table-cell office:value-type="string" calcext:value-type="string">
            <text:p>SBN 3</text:p>
          </table:table-cell>
          <table:table-cell office:value-type="string" calcext:value-type="string">
            <text:p>INSTRUMENTALMUSIK</text:p>
          </table:table-cell>
          <table:table-cell table:number-columns-repeated="5"/>
        </table:table-row>
        <table:table-row table:style-name="ro1">
          <table:table-cell table:formula="of:=IF([.B2650]=([.B2649]+2);&quot;Fehler&quot;;&quot;&quot;)">
            <text:p/>
          </table:table-cell>
          <table:table-cell table:formula="of:=IF(LEN([.C2650])=1;0;IF(LEN([.C2650])=2;1;IF(LEN([.C2650])=3;2;IF(LEN([.C2650])=5;3;IF(LEN([.C2650])=6;4;IF(LEN([.C2650])=7;5;&quot;Fehler&quot;))))))" office:value-type="float" office:value="4" calcext:value-type="float">
            <text:p>4</text:p>
          </table:table-cell>
          <table:table-cell office:value-type="string" calcext:value-type="string">
            <text:p>SBN 30</text:p>
          </table:table-cell>
          <table:table-cell office:value-type="string" calcext:value-type="string">
            <text:p>ORCHESTERMUSIK</text:p>
          </table:table-cell>
          <table:table-cell table:number-columns-repeated="5"/>
        </table:table-row>
        <table:table-row table:style-name="ro1">
          <table:table-cell table:formula="of:=IF([.B2651]=([.B2650]+2);&quot;Fehler&quot;;&quot;&quot;)">
            <text:p/>
          </table:table-cell>
          <table:table-cell table:formula="of:=IF(LEN([.C2651])=1;0;IF(LEN([.C2651])=2;1;IF(LEN([.C2651])=3;2;IF(LEN([.C2651])=5;3;IF(LEN([.C2651])=6;4;IF(LEN([.C2651])=7;5;&quot;Fehler&quot;))))))" office:value-type="float" office:value="4" calcext:value-type="float">
            <text:p>4</text:p>
          </table:table-cell>
          <table:table-cell office:value-type="string" calcext:value-type="string">
            <text:p>SBN 31</text:p>
          </table:table-cell>
          <table:table-cell office:value-type="string" calcext:value-type="string">
            <text:p>KAMMERMUSIK</text:p>
          </table:table-cell>
          <table:table-cell table:number-columns-repeated="5"/>
        </table:table-row>
        <table:table-row table:style-name="ro1">
          <table:table-cell table:formula="of:=IF([.B2652]=([.B2651]+2);&quot;Fehler&quot;;&quot;&quot;)">
            <text:p/>
          </table:table-cell>
          <table:table-cell table:formula="of:=IF(LEN([.C2652])=1;0;IF(LEN([.C2652])=2;1;IF(LEN([.C2652])=3;2;IF(LEN([.C2652])=5;3;IF(LEN([.C2652])=6;4;IF(LEN([.C2652])=7;5;&quot;Fehler&quot;))))))" office:value-type="float" office:value="4" calcext:value-type="float">
            <text:p>4</text:p>
          </table:table-cell>
          <table:table-cell office:value-type="string" calcext:value-type="string">
            <text:p>SBN 32</text:p>
          </table:table-cell>
          <table:table-cell office:value-type="string" calcext:value-type="string">
            <text:p>MUSIK FUER EINZELNE INSTRUMENTE</text:p>
          </table:table-cell>
          <table:table-cell table:number-columns-repeated="5"/>
        </table:table-row>
        <table:table-row table:style-name="ro1">
          <table:table-cell table:formula="of:=IF([.B2653]=([.B2652]+2);&quot;Fehler&quot;;&quot;&quot;)">
            <text:p/>
          </table:table-cell>
          <table:table-cell table:formula="of:=IF(LEN([.C2653])=1;0;IF(LEN([.C2653])=2;1;IF(LEN([.C2653])=3;2;IF(LEN([.C2653])=5;3;IF(LEN([.C2653])=6;4;IF(LEN([.C2653])=7;5;&quot;Fehler&quot;))))))" office:value-type="float" office:value="3" calcext:value-type="float">
            <text:p>3</text:p>
          </table:table-cell>
          <table:table-cell office:value-type="string" calcext:value-type="string">
            <text:p>SBN 4</text:p>
          </table:table-cell>
          <table:table-cell office:value-type="string" calcext:value-type="string">
            <text:p>DRAMATISCHE MUSIK</text:p>
          </table:table-cell>
          <table:table-cell table:number-columns-repeated="5"/>
        </table:table-row>
        <table:table-row table:style-name="ro1">
          <table:table-cell table:formula="of:=IF([.B2654]=([.B2653]+2);&quot;Fehler&quot;;&quot;&quot;)">
            <text:p/>
          </table:table-cell>
          <table:table-cell table:formula="of:=IF(LEN([.C2654])=1;0;IF(LEN([.C2654])=2;1;IF(LEN([.C2654])=3;2;IF(LEN([.C2654])=5;3;IF(LEN([.C2654])=6;4;IF(LEN([.C2654])=7;5;&quot;Fehler&quot;))))))" office:value-type="float" office:value="4" calcext:value-type="float">
            <text:p>4</text:p>
          </table:table-cell>
          <table:table-cell office:value-type="string" calcext:value-type="string">
            <text:p>SBN 40</text:p>
          </table:table-cell>
          <table:table-cell office:value-type="string" calcext:value-type="string">
            <text:p>OPER - SINGSPIEL</text:p>
          </table:table-cell>
          <table:table-cell table:number-columns-repeated="5"/>
        </table:table-row>
        <table:table-row table:style-name="ro1">
          <table:table-cell table:formula="of:=IF([.B2655]=([.B2654]+2);&quot;Fehler&quot;;&quot;&quot;)">
            <text:p/>
          </table:table-cell>
          <table:table-cell table:formula="of:=IF(LEN([.C2655])=1;0;IF(LEN([.C2655])=2;1;IF(LEN([.C2655])=3;2;IF(LEN([.C2655])=5;3;IF(LEN([.C2655])=6;4;IF(LEN([.C2655])=7;5;&quot;Fehler&quot;))))))" office:value-type="float" office:value="4" calcext:value-type="float">
            <text:p>4</text:p>
          </table:table-cell>
          <table:table-cell office:value-type="string" calcext:value-type="string">
            <text:p>SBN 41</text:p>
          </table:table-cell>
          <table:table-cell office:value-type="string" calcext:value-type="string">
            <text:p>OPERETTE - MUSICAL - REVUEMUSIK</text:p>
          </table:table-cell>
          <table:table-cell table:number-columns-repeated="5"/>
        </table:table-row>
        <table:table-row table:style-name="ro1">
          <table:table-cell table:formula="of:=IF([.B2656]=([.B2655]+2);&quot;Fehler&quot;;&quot;&quot;)">
            <text:p/>
          </table:table-cell>
          <table:table-cell table:formula="of:=IF(LEN([.C2656])=1;0;IF(LEN([.C2656])=2;1;IF(LEN([.C2656])=3;2;IF(LEN([.C2656])=5;3;IF(LEN([.C2656])=6;4;IF(LEN([.C2656])=7;5;&quot;Fehler&quot;))))))" office:value-type="float" office:value="4" calcext:value-type="float">
            <text:p>4</text:p>
          </table:table-cell>
          <table:table-cell office:value-type="string" calcext:value-type="string">
            <text:p>SBN 42</text:p>
          </table:table-cell>
          <table:table-cell office:value-type="string" calcext:value-type="string">
            <text:p>SCHAUSPIELMUSIK</text:p>
          </table:table-cell>
          <table:table-cell table:number-columns-repeated="5"/>
        </table:table-row>
        <table:table-row table:style-name="ro1">
          <table:table-cell table:formula="of:=IF([.B2657]=([.B2656]+2);&quot;Fehler&quot;;&quot;&quot;)">
            <text:p/>
          </table:table-cell>
          <table:table-cell table:formula="of:=IF(LEN([.C2657])=1;0;IF(LEN([.C2657])=2;1;IF(LEN([.C2657])=3;2;IF(LEN([.C2657])=5;3;IF(LEN([.C2657])=6;4;IF(LEN([.C2657])=7;5;&quot;Fehler&quot;))))))" office:value-type="float" office:value="4" calcext:value-type="float">
            <text:p>4</text:p>
          </table:table-cell>
          <table:table-cell office:value-type="string" calcext:value-type="string">
            <text:p>SBN 43</text:p>
          </table:table-cell>
          <table:table-cell office:value-type="string" calcext:value-type="string">
            <text:p>FILMMUSIK - FERNSEHMUSIK</text:p>
          </table:table-cell>
          <table:table-cell table:number-columns-repeated="5"/>
        </table:table-row>
        <table:table-row table:style-name="ro1">
          <table:table-cell table:formula="of:=IF([.B2658]=([.B2657]+2);&quot;Fehler&quot;;&quot;&quot;)">
            <text:p/>
          </table:table-cell>
          <table:table-cell table:formula="of:=IF(LEN([.C2658])=1;0;IF(LEN([.C2658])=2;1;IF(LEN([.C2658])=3;2;IF(LEN([.C2658])=5;3;IF(LEN([.C2658])=6;4;IF(LEN([.C2658])=7;5;&quot;Fehler&quot;))))))" office:value-type="float" office:value="3" calcext:value-type="float">
            <text:p>3</text:p>
          </table:table-cell>
          <table:table-cell office:value-type="string" calcext:value-type="string">
            <text:p>SBN 5</text:p>
          </table:table-cell>
          <table:table-cell office:value-type="string" calcext:value-type="string">
            <text:p>SONSTIGE GATTUNGEN</text:p>
          </table:table-cell>
          <table:table-cell table:number-columns-repeated="5"/>
        </table:table-row>
        <table:table-row table:style-name="ro1">
          <table:table-cell table:formula="of:=IF([.B2659]=([.B2658]+2);&quot;Fehler&quot;;&quot;&quot;)">
            <text:p/>
          </table:table-cell>
          <table:table-cell table:formula="of:=IF(LEN([.C2659])=1;0;IF(LEN([.C2659])=2;1;IF(LEN([.C2659])=3;2;IF(LEN([.C2659])=5;3;IF(LEN([.C2659])=6;4;IF(LEN([.C2659])=7;5;&quot;Fehler&quot;))))))" office:value-type="float" office:value="4" calcext:value-type="float">
            <text:p>4</text:p>
          </table:table-cell>
          <table:table-cell office:value-type="string" calcext:value-type="string">
            <text:p>SBN 50</text:p>
          </table:table-cell>
          <table:table-cell office:value-type="string" calcext:value-type="string">
            <text:p>BALLETTMUSIK</text:p>
          </table:table-cell>
          <table:table-cell table:number-columns-repeated="5"/>
        </table:table-row>
        <table:table-row table:style-name="ro1">
          <table:table-cell table:formula="of:=IF([.B2660]=([.B2659]+2);&quot;Fehler&quot;;&quot;&quot;)">
            <text:p/>
          </table:table-cell>
          <table:table-cell table:formula="of:=IF(LEN([.C2660])=1;0;IF(LEN([.C2660])=2;1;IF(LEN([.C2660])=3;2;IF(LEN([.C2660])=5;3;IF(LEN([.C2660])=6;4;IF(LEN([.C2660])=7;5;&quot;Fehler&quot;))))))" office:value-type="float" office:value="4" calcext:value-type="float">
            <text:p>4</text:p>
          </table:table-cell>
          <table:table-cell office:value-type="string" calcext:value-type="string">
            <text:p>SBN 51</text:p>
          </table:table-cell>
          <table:table-cell office:value-type="string" calcext:value-type="string">
            <text:p>KIRCHENMUSIK</text:p>
          </table:table-cell>
          <table:table-cell table:number-columns-repeated="5"/>
        </table:table-row>
        <table:table-row table:style-name="ro1">
          <table:table-cell table:formula="of:=IF([.B2661]=([.B2660]+2);&quot;Fehler&quot;;&quot;&quot;)">
            <text:p/>
          </table:table-cell>
          <table:table-cell table:formula="of:=IF(LEN([.C2661])=1;0;IF(LEN([.C2661])=2;1;IF(LEN([.C2661])=3;2;IF(LEN([.C2661])=5;3;IF(LEN([.C2661])=6;4;IF(LEN([.C2661])=7;5;&quot;Fehler&quot;))))))" office:value-type="float" office:value="4" calcext:value-type="float">
            <text:p>4</text:p>
          </table:table-cell>
          <table:table-cell office:value-type="string" calcext:value-type="string">
            <text:p>SBN 52</text:p>
          </table:table-cell>
          <table:table-cell office:value-type="string" calcext:value-type="string">
            <text:p>VOLKSMUSIK</text:p>
          </table:table-cell>
          <table:table-cell table:number-columns-repeated="5"/>
        </table:table-row>
        <table:table-row table:style-name="ro1">
          <table:table-cell table:formula="of:=IF([.B2662]=([.B2661]+2);&quot;Fehler&quot;;&quot;&quot;)">
            <text:p/>
          </table:table-cell>
          <table:table-cell table:formula="of:=IF(LEN([.C2662])=1;0;IF(LEN([.C2662])=2;1;IF(LEN([.C2662])=3;2;IF(LEN([.C2662])=5;3;IF(LEN([.C2662])=6;4;IF(LEN([.C2662])=7;5;&quot;Fehler&quot;))))))" office:value-type="float" office:value="4" calcext:value-type="float">
            <text:p>4</text:p>
          </table:table-cell>
          <table:table-cell office:value-type="string" calcext:value-type="string">
            <text:p>SBN 53</text:p>
          </table:table-cell>
          <table:table-cell office:value-type="string" calcext:value-type="string">
            <text:p>HAUSMUSIK - LAIENMUSIK - JUGENDMUSIK</text:p>
          </table:table-cell>
          <table:table-cell table:number-columns-repeated="5"/>
        </table:table-row>
        <table:table-row table:style-name="ro1">
          <table:table-cell table:formula="of:=IF([.B2663]=([.B2662]+2);&quot;Fehler&quot;;&quot;&quot;)">
            <text:p/>
          </table:table-cell>
          <table:table-cell table:formula="of:=IF(LEN([.C2663])=1;0;IF(LEN([.C2663])=2;1;IF(LEN([.C2663])=3;2;IF(LEN([.C2663])=5;3;IF(LEN([.C2663])=6;4;IF(LEN([.C2663])=7;5;&quot;Fehler&quot;))))))" office:value-type="float" office:value="4" calcext:value-type="float">
            <text:p>4</text:p>
          </table:table-cell>
          <table:table-cell office:value-type="string" calcext:value-type="string">
            <text:p>SBN 54</text:p>
          </table:table-cell>
          <table:table-cell office:value-type="string" calcext:value-type="string">
            <text:p>UNTERHALTUNGS- UND TANZMUSIK</text:p>
          </table:table-cell>
          <table:table-cell table:number-columns-repeated="5"/>
        </table:table-row>
        <table:table-row table:style-name="ro1">
          <table:table-cell table:formula="of:=IF([.B2664]=([.B2663]+2);&quot;Fehler&quot;;&quot;&quot;)">
            <text:p/>
          </table:table-cell>
          <table:table-cell table:formula="of:=IF(LEN([.C2664])=1;0;IF(LEN([.C2664])=2;1;IF(LEN([.C2664])=3;2;IF(LEN([.C2664])=5;3;IF(LEN([.C2664])=6;4;IF(LEN([.C2664])=7;5;&quot;Fehler&quot;))))))" office:value-type="float" office:value="4" calcext:value-type="float">
            <text:p>4</text:p>
          </table:table-cell>
          <table:table-cell office:value-type="string" calcext:value-type="string">
            <text:p>SBN 55</text:p>
          </table:table-cell>
          <table:table-cell office:value-type="string" calcext:value-type="string">
            <text:p>MUSIK EINZELNER STAENDE UND BERUFE</text:p>
          </table:table-cell>
          <table:table-cell table:number-columns-repeated="5"/>
        </table:table-row>
        <table:table-row table:style-name="ro1">
          <table:table-cell table:formula="of:=IF([.B2665]=([.B2664]+2);&quot;Fehler&quot;;&quot;&quot;)">
            <text:p/>
          </table:table-cell>
          <table:table-cell table:formula="of:=IF(LEN([.C2665])=1;0;IF(LEN([.C2665])=2;1;IF(LEN([.C2665])=3;2;IF(LEN([.C2665])=5;3;IF(LEN([.C2665])=6;4;IF(LEN([.C2665])=7;5;&quot;Fehler&quot;))))))" office:value-type="float" office:value="4" calcext:value-type="float">
            <text:p>4</text:p>
          </table:table-cell>
          <table:table-cell office:value-type="string" calcext:value-type="string">
            <text:p>SBN 56</text:p>
          </table:table-cell>
          <table:table-cell office:value-type="string" calcext:value-type="string">
            <text:p>JAZZ</text:p>
          </table:table-cell>
          <table:table-cell table:number-columns-repeated="5"/>
        </table:table-row>
        <table:table-row table:style-name="ro1">
          <table:table-cell table:formula="of:=IF([.B2666]=([.B2665]+2);&quot;Fehler&quot;;&quot;&quot;)">
            <text:p/>
          </table:table-cell>
          <table:table-cell table:formula="of:=IF(LEN([.C2666])=1;0;IF(LEN([.C2666])=2;1;IF(LEN([.C2666])=3;2;IF(LEN([.C2666])=5;3;IF(LEN([.C2666])=6;4;IF(LEN([.C2666])=7;5;&quot;Fehler&quot;))))))" office:value-type="float" office:value="4" calcext:value-type="float">
            <text:p>4</text:p>
          </table:table-cell>
          <table:table-cell office:value-type="string" calcext:value-type="string">
            <text:p>SBN 57</text:p>
          </table:table-cell>
          <table:table-cell office:value-type="string" calcext:value-type="string">
            <text:p>ELEKTRONISCHE MUSIK - MUSIQUE CONCRETE</text:p>
          </table:table-cell>
          <table:table-cell table:number-columns-repeated="5"/>
        </table:table-row>
        <table:table-row table:style-name="ro1">
          <table:table-cell table:formula="of:=IF([.B2667]=([.B2666]+2);&quot;Fehler&quot;;&quot;&quot;)">
            <text:p/>
          </table:table-cell>
          <table:table-cell table:formula="of:=IF(LEN([.C2667])=1;0;IF(LEN([.C2667])=2;1;IF(LEN([.C2667])=3;2;IF(LEN([.C2667])=5;3;IF(LEN([.C2667])=6;4;IF(LEN([.C2667])=7;5;&quot;Fehler&quot;))))))" office:value-type="float" office:value="2" calcext:value-type="float">
            <text:p>2</text:p>
          </table:table-cell>
          <table:table-cell office:value-type="string" calcext:value-type="string">
            <text:p>SBO</text:p>
          </table:table-cell>
          <table:table-cell office:value-type="string" calcext:value-type="string">
            <text:p>MUSIKTHEORIE UND IHRE GESCHICHTE</text:p>
          </table:table-cell>
          <table:table-cell table:number-columns-repeated="5"/>
        </table:table-row>
        <table:table-row table:style-name="ro1">
          <table:table-cell table:formula="of:=IF([.B2668]=([.B2667]+2);&quot;Fehler&quot;;&quot;&quot;)">
            <text:p/>
          </table:table-cell>
          <table:table-cell table:formula="of:=IF(LEN([.C2668])=1;0;IF(LEN([.C2668])=2;1;IF(LEN([.C2668])=3;2;IF(LEN([.C2668])=5;3;IF(LEN([.C2668])=6;4;IF(LEN([.C2668])=7;5;&quot;Fehler&quot;))))))" office:value-type="float" office:value="3" calcext:value-type="float">
            <text:p>3</text:p>
          </table:table-cell>
          <table:table-cell office:value-type="string" calcext:value-type="string">
            <text:p>SBO 1</text:p>
          </table:table-cell>
          <table:table-cell office:value-type="string" calcext:value-type="string">
            <text:p>ALLGEMEINE MUSIKLEHRE</text:p>
          </table:table-cell>
          <table:table-cell table:number-columns-repeated="5"/>
        </table:table-row>
        <table:table-row table:style-name="ro1">
          <table:table-cell table:formula="of:=IF([.B2669]=([.B2668]+2);&quot;Fehler&quot;;&quot;&quot;)">
            <text:p/>
          </table:table-cell>
          <table:table-cell table:formula="of:=IF(LEN([.C2669])=1;0;IF(LEN([.C2669])=2;1;IF(LEN([.C2669])=3;2;IF(LEN([.C2669])=5;3;IF(LEN([.C2669])=6;4;IF(LEN([.C2669])=7;5;&quot;Fehler&quot;))))))" office:value-type="float" office:value="3" calcext:value-type="float">
            <text:p>3</text:p>
          </table:table-cell>
          <table:table-cell office:value-type="string" calcext:value-type="string">
            <text:p>SBO 2</text:p>
          </table:table-cell>
          <table:table-cell office:value-type="string" calcext:value-type="string">
            <text:p>FACHTHEORIE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[.B2670]=([.B2669]+2);&quot;Fehler&quot;;&quot;&quot;)">
            <text:p/>
          </table:table-cell>
          <table:table-cell table:formula="of:=IF(LEN([.C2670])=1;0;IF(LEN([.C2670])=2;1;IF(LEN([.C2670])=3;2;IF(LEN([.C2670])=5;3;IF(LEN([.C2670])=6;4;IF(LEN([.C2670])=7;5;&quot;Fehler&quot;))))))" office:value-type="float" office:value="4" calcext:value-type="float">
            <text:p>4</text:p>
          </table:table-cell>
          <table:table-cell office:value-type="string" calcext:value-type="string">
            <text:p>SBO 20</text:p>
          </table:table-cell>
          <table:table-cell office:value-type="string" calcext:value-type="string">
            <text:p>METRIK - RHYTHMIK - TAKT - AGOGIK - DYNAMIK</text:p>
          </table:table-cell>
          <table:table-cell table:number-columns-repeated="5"/>
        </table:table-row>
        <table:table-row table:style-name="ro1">
          <table:table-cell table:formula="of:=IF([.B2671]=([.B2670]+2);&quot;Fehler&quot;;&quot;&quot;)">
            <text:p/>
          </table:table-cell>
          <table:table-cell table:formula="of:=IF(LEN([.C2671])=1;0;IF(LEN([.C2671])=2;1;IF(LEN([.C2671])=3;2;IF(LEN([.C2671])=5;3;IF(LEN([.C2671])=6;4;IF(LEN([.C2671])=7;5;&quot;Fehler&quot;))))))" office:value-type="float" office:value="4" calcext:value-type="float">
            <text:p>4</text:p>
          </table:table-cell>
          <table:table-cell office:value-type="string" calcext:value-type="string">
            <text:p>SBO 21</text:p>
          </table:table-cell>
          <table:table-cell office:value-type="string" calcext:value-type="string">
            <text:p>MELODIELEHRE</text:p>
          </table:table-cell>
          <table:table-cell table:number-columns-repeated="5"/>
        </table:table-row>
        <table:table-row table:style-name="ro1">
          <table:table-cell table:formula="of:=IF([.B2672]=([.B2671]+2);&quot;Fehler&quot;;&quot;&quot;)">
            <text:p/>
          </table:table-cell>
          <table:table-cell table:formula="of:=IF(LEN([.C2672])=1;0;IF(LEN([.C2672])=2;1;IF(LEN([.C2672])=3;2;IF(LEN([.C2672])=5;3;IF(LEN([.C2672])=6;4;IF(LEN([.C2672])=7;5;&quot;Fehler&quot;))))))" office:value-type="float" office:value="4" calcext:value-type="float">
            <text:p>4</text:p>
          </table:table-cell>
          <table:table-cell office:value-type="string" calcext:value-type="string">
            <text:p>SBO 22</text:p>
          </table:table-cell>
          <table:table-cell office:value-type="string" calcext:value-type="string">
            <text:p>HARMONIELEHRE <text:s/>MODULATION</text:p>
          </table:table-cell>
          <table:table-cell table:number-columns-repeated="5"/>
        </table:table-row>
        <table:table-row table:style-name="ro1">
          <table:table-cell table:formula="of:=IF([.B2673]=([.B2672]+2);&quot;Fehler&quot;;&quot;&quot;)">
            <text:p/>
          </table:table-cell>
          <table:table-cell table:formula="of:=IF(LEN([.C2673])=1;0;IF(LEN([.C2673])=2;1;IF(LEN([.C2673])=3;2;IF(LEN([.C2673])=5;3;IF(LEN([.C2673])=6;4;IF(LEN([.C2673])=7;5;&quot;Fehler&quot;))))))" office:value-type="float" office:value="4" calcext:value-type="float">
            <text:p>4</text:p>
          </table:table-cell>
          <table:table-cell office:value-type="string" calcext:value-type="string">
            <text:p>SBO 23</text:p>
          </table:table-cell>
          <table:table-cell office:value-type="string" calcext:value-type="string">
            <text:p>GENERALBASSLEHRE</text:p>
          </table:table-cell>
          <table:table-cell table:number-columns-repeated="5"/>
        </table:table-row>
        <table:table-row table:style-name="ro1">
          <table:table-cell table:formula="of:=IF([.B2674]=([.B2673]+2);&quot;Fehler&quot;;&quot;&quot;)">
            <text:p/>
          </table:table-cell>
          <table:table-cell table:formula="of:=IF(LEN([.C2674])=1;0;IF(LEN([.C2674])=2;1;IF(LEN([.C2674])=3;2;IF(LEN([.C2674])=5;3;IF(LEN([.C2674])=6;4;IF(LEN([.C2674])=7;5;&quot;Fehler&quot;))))))" office:value-type="float" office:value="4" calcext:value-type="float">
            <text:p>4</text:p>
          </table:table-cell>
          <table:table-cell office:value-type="string" calcext:value-type="string">
            <text:p>SBO 24</text:p>
          </table:table-cell>
          <table:table-cell office:value-type="string" calcext:value-type="string">
            <text:p>KONTRAPUNKT</text:p>
          </table:table-cell>
          <table:table-cell table:number-columns-repeated="5"/>
        </table:table-row>
        <table:table-row table:style-name="ro1">
          <table:table-cell table:formula="of:=IF([.B2675]=([.B2674]+2);&quot;Fehler&quot;;&quot;&quot;)">
            <text:p/>
          </table:table-cell>
          <table:table-cell table:formula="of:=IF(LEN([.C2675])=1;0;IF(LEN([.C2675])=2;1;IF(LEN([.C2675])=3;2;IF(LEN([.C2675])=5;3;IF(LEN([.C2675])=6;4;IF(LEN([.C2675])=7;5;&quot;Fehler&quot;))))))" office:value-type="float" office:value="4" calcext:value-type="float">
            <text:p>4</text:p>
          </table:table-cell>
          <table:table-cell office:value-type="string" calcext:value-type="string">
            <text:p>SBO 25</text:p>
          </table:table-cell>
          <table:table-cell office:value-type="string" calcext:value-type="string">
            <text:p>MUSIKALISCHE FORMENLEHRE</text:p>
          </table:table-cell>
          <table:table-cell table:number-columns-repeated="5"/>
        </table:table-row>
        <table:table-row table:style-name="ro1">
          <table:table-cell table:formula="of:=IF([.B2676]=([.B2675]+2);&quot;Fehler&quot;;&quot;&quot;)">
            <text:p/>
          </table:table-cell>
          <table:table-cell table:formula="of:=IF(LEN([.C2676])=1;0;IF(LEN([.C2676])=2;1;IF(LEN([.C2676])=3;2;IF(LEN([.C2676])=5;3;IF(LEN([.C2676])=6;4;IF(LEN([.C2676])=7;5;&quot;Fehler&quot;))))))" office:value-type="float" office:value="4" calcext:value-type="float">
            <text:p>4</text:p>
          </table:table-cell>
          <table:table-cell office:value-type="string" calcext:value-type="string">
            <text:p>SBO 26</text:p>
          </table:table-cell>
          <table:table-cell office:value-type="string" calcext:value-type="string">
            <text:p>IMPROVISATIONSLEHRE</text:p>
          </table:table-cell>
          <table:table-cell table:number-columns-repeated="5"/>
        </table:table-row>
        <table:table-row table:style-name="ro1">
          <table:table-cell table:formula="of:=IF([.B2677]=([.B2676]+2);&quot;Fehler&quot;;&quot;&quot;)">
            <text:p/>
          </table:table-cell>
          <table:table-cell table:formula="of:=IF(LEN([.C2677])=1;0;IF(LEN([.C2677])=2;1;IF(LEN([.C2677])=3;2;IF(LEN([.C2677])=5;3;IF(LEN([.C2677])=6;4;IF(LEN([.C2677])=7;5;&quot;Fehler&quot;))))))" office:value-type="float" office:value="4" calcext:value-type="float">
            <text:p>4</text:p>
          </table:table-cell>
          <table:table-cell office:value-type="string" calcext:value-type="string">
            <text:p>SBO 27</text:p>
          </table:table-cell>
          <table:table-cell office:value-type="string" calcext:value-type="string">
            <text:p>INSTRUMENTATIONSLEHRE</text:p>
          </table:table-cell>
          <table:table-cell table:number-columns-repeated="5"/>
        </table:table-row>
        <table:table-row table:style-name="ro1">
          <table:table-cell table:formula="of:=IF([.B2678]=([.B2677]+2);&quot;Fehler&quot;;&quot;&quot;)">
            <text:p/>
          </table:table-cell>
          <table:table-cell table:formula="of:=IF(LEN([.C2678])=1;0;IF(LEN([.C2678])=2;1;IF(LEN([.C2678])=3;2;IF(LEN([.C2678])=5;3;IF(LEN([.C2678])=6;4;IF(LEN([.C2678])=7;5;&quot;Fehler&quot;))))))" office:value-type="float" office:value="4" calcext:value-type="float">
            <text:p>4</text:p>
          </table:table-cell>
          <table:table-cell office:value-type="string" calcext:value-type="string">
            <text:p>SBO 28</text:p>
          </table:table-cell>
          <table:table-cell office:value-type="string" calcext:value-type="string">
            <text:p>TONSATZLEHRE <text:s/>KOMPOSITIONSLEHRE</text:p>
          </table:table-cell>
          <table:table-cell table:number-columns-repeated="5"/>
        </table:table-row>
        <table:table-row table:style-name="ro1">
          <table:table-cell table:formula="of:=IF([.B2679]=([.B2678]+2);&quot;Fehler&quot;;&quot;&quot;)">
            <text:p/>
          </table:table-cell>
          <table:table-cell table:formula="of:=IF(LEN([.C2679])=1;0;IF(LEN([.C2679])=2;1;IF(LEN([.C2679])=3;2;IF(LEN([.C2679])=5;3;IF(LEN([.C2679])=6;4;IF(LEN([.C2679])=7;5;&quot;Fehler&quot;))))))" office:value-type="float" office:value="3" calcext:value-type="float">
            <text:p>3</text:p>
          </table:table-cell>
          <table:table-cell office:value-type="string" calcext:value-type="string">
            <text:p>SBO 3</text:p>
          </table:table-cell>
          <table:table-cell office:value-type="string" calcext:value-type="string">
            <text:p>SPEZIELLE MUSIKTHEORIEN</text:p>
          </table:table-cell>
          <table:table-cell table:number-columns-repeated="5"/>
        </table:table-row>
        <table:table-row table:style-name="ro1">
          <table:table-cell table:formula="of:=IF([.B2680]=([.B2679]+2);&quot;Fehler&quot;;&quot;&quot;)">
            <text:p/>
          </table:table-cell>
          <table:table-cell table:formula="of:=IF(LEN([.C2680])=1;0;IF(LEN([.C2680])=2;1;IF(LEN([.C2680])=3;2;IF(LEN([.C2680])=5;3;IF(LEN([.C2680])=6;4;IF(LEN([.C2680])=7;5;&quot;Fehler&quot;))))))" office:value-type="float" office:value="3" calcext:value-type="float">
            <text:p>3</text:p>
          </table:table-cell>
          <table:table-cell office:value-type="string" calcext:value-type="string">
            <text:p>SBO 4</text:p>
          </table:table-cell>
          <table:table-cell office:value-type="string" calcext:value-type="string">
            <text:p>GESCHICHTE DER MUSIKTHEORIE IN GESAMTDARSTELLUNGEN</text:p>
          </table:table-cell>
          <table:table-cell table:number-columns-repeated="5"/>
        </table:table-row>
        <table:table-row table:style-name="ro1">
          <table:table-cell table:formula="of:=IF([.B2681]=([.B2680]+2);&quot;Fehler&quot;;&quot;&quot;)">
            <text:p/>
          </table:table-cell>
          <table:table-cell table:formula="of:=IF(LEN([.C2681])=1;0;IF(LEN([.C2681])=2;1;IF(LEN([.C2681])=3;2;IF(LEN([.C2681])=5;3;IF(LEN([.C2681])=6;4;IF(LEN([.C2681])=7;5;&quot;Fehler&quot;))))))" office:value-type="float" office:value="2" calcext:value-type="float">
            <text:p>2</text:p>
          </table:table-cell>
          <table:table-cell office:value-type="string" calcext:value-type="string">
            <text:p>SBT</text:p>
          </table:table-cell>
          <table:table-cell office:value-type="string" calcext:value-type="string">
            <text:p>TEXTBUECHER ZU MUSIKALISCHEN WERKEN</text:p>
          </table:table-cell>
          <table:table-cell table:number-columns-repeated="5"/>
        </table:table-row>
        <table:table-row table:style-name="ro1">
          <table:table-cell table:formula="of:=IF([.B2682]=([.B2681]+2);&quot;Fehler&quot;;&quot;&quot;)">
            <text:p/>
          </table:table-cell>
          <table:table-cell table:formula="of:=IF(LEN([.C2682])=1;0;IF(LEN([.C2682])=2;1;IF(LEN([.C2682])=3;2;IF(LEN([.C2682])=5;3;IF(LEN([.C2682])=6;4;IF(LEN([.C2682])=7;5;&quot;Fehler&quot;))))))" office:value-type="float" office:value="3" calcext:value-type="float">
            <text:p>3</text:p>
          </table:table-cell>
          <table:table-cell office:value-type="string" calcext:value-type="string">
            <text:p>SBT 1</text:p>
          </table:table-cell>
          <table:table-cell office:value-type="string" calcext:value-type="string">
            <text:p>TEXTBUECHER ZU WERKEN MEHRERER KOMPONISTEN</text:p>
          </table:table-cell>
          <table:table-cell table:number-columns-repeated="5"/>
        </table:table-row>
        <table:table-row table:style-name="ro1">
          <table:table-cell table:formula="of:=IF([.B2683]=([.B2682]+2);&quot;Fehler&quot;;&quot;&quot;)">
            <text:p/>
          </table:table-cell>
          <table:table-cell table:formula="of:=IF(LEN([.C2683])=1;0;IF(LEN([.C2683])=2;1;IF(LEN([.C2683])=3;2;IF(LEN([.C2683])=5;3;IF(LEN([.C2683])=6;4;IF(LEN([.C2683])=7;5;&quot;Fehler&quot;))))))" office:value-type="float" office:value="4" calcext:value-type="float">
            <text:p>4</text:p>
          </table:table-cell>
          <table:table-cell office:value-type="string" calcext:value-type="string">
            <text:p>SBT 10</text:p>
          </table:table-cell>
          <table:table-cell office:value-type="string" calcext:value-type="string">
            <text:p>TEXTBUECHER ZU WERKEN EINZELNER KOMPONISTEN : ALPHABETISCH NACH KOMPONISTEN GEORDNET</text:p>
          </table:table-cell>
          <table:table-cell table:number-columns-repeated="5"/>
        </table:table-row>
        <table:table-row table:style-name="ro1">
          <table:table-cell table:formula="of:=IF([.B2684]=([.B2683]+2);&quot;Fehler&quot;;&quot;&quot;)">
            <text:p/>
          </table:table-cell>
          <table:table-cell table:formula="of:=IF(LEN([.C2684])=1;0;IF(LEN([.C2684])=2;1;IF(LEN([.C2684])=3;2;IF(LEN([.C2684])=5;3;IF(LEN([.C2684])=6;4;IF(LEN([.C2684])=7;5;&quot;Fehler&quot;))))))" office:value-type="float" office:value="4" calcext:value-type="float">
            <text:p>4</text:p>
          </table:table-cell>
          <table:table-cell office:value-type="string" calcext:value-type="string">
            <text:p>SBT 11</text:p>
          </table:table-cell>
          <table:table-cell office:value-type="string" calcext:value-type="string">
            <text:p>TEXTSAMMLUNGEN</text:p>
          </table:table-cell>
          <table:table-cell table:number-columns-repeated="5"/>
        </table:table-row>
        <table:table-row table:style-name="ro1">
          <table:table-cell table:formula="of:=IF([.B2685]=([.B2684]+2);&quot;Fehler&quot;;&quot;&quot;)">
            <text:p/>
          </table:table-cell>
          <table:table-cell table:formula="of:=IF(LEN([.C2685])=1;0;IF(LEN([.C2685])=2;1;IF(LEN([.C2685])=3;2;IF(LEN([.C2685])=5;3;IF(LEN([.C2685])=6;4;IF(LEN([.C2685])=7;5;&quot;Fehler&quot;))))))" office:value-type="float" office:value="2" calcext:value-type="float">
            <text:p>2</text:p>
          </table:table-cell>
          <table:table-cell office:value-type="string" calcext:value-type="string">
            <text:p>SBY</text:p>
          </table:table-cell>
          <table:table-cell office:value-type="string" calcext:value-type="string">
            <text:p>BIOGRAPHIEN VON MUSIKERN</text:p>
          </table:table-cell>
          <table:table-cell table:number-columns-repeated="5"/>
        </table:table-row>
        <table:table-row table:style-name="ro1">
          <table:table-cell table:formula="of:=IF([.B2686]=([.B2685]+2);&quot;Fehler&quot;;&quot;&quot;)">
            <text:p/>
          </table:table-cell>
          <table:table-cell table:formula="of:=IF(LEN([.C2686])=1;0;IF(LEN([.C2686])=2;1;IF(LEN([.C2686])=3;2;IF(LEN([.C2686])=5;3;IF(LEN([.C2686])=6;4;IF(LEN([.C2686])=7;5;&quot;Fehler&quot;))))))" office:value-type="float" office:value="3" calcext:value-type="float">
            <text:p>3</text:p>
          </table:table-cell>
          <table:table-cell office:value-type="string" calcext:value-type="string">
            <text:p>SBY 1</text:p>
          </table:table-cell>
          <table:table-cell office:value-type="string" calcext:value-type="string">
            <text:p>BIOGRAPHIEN MEHRERER MUSIKER</text:p>
          </table:table-cell>
          <table:table-cell table:number-columns-repeated="5"/>
        </table:table-row>
        <table:table-row table:style-name="ro1">
          <table:table-cell table:formula="of:=IF([.B2687]=([.B2686]+2);&quot;Fehler&quot;;&quot;&quot;)">
            <text:p/>
          </table:table-cell>
          <table:table-cell table:formula="of:=IF(LEN([.C2687])=1;0;IF(LEN([.C2687])=2;1;IF(LEN([.C2687])=3;2;IF(LEN([.C2687])=5;3;IF(LEN([.C2687])=6;4;IF(LEN([.C2687])=7;5;&quot;Fehler&quot;))))))" office:value-type="float" office:value="4" calcext:value-type="float">
            <text:p>4</text:p>
          </table:table-cell>
          <table:table-cell office:value-type="string" calcext:value-type="string">
            <text:p>SBY 10</text:p>
          </table:table-cell>
          <table:table-cell office:value-type="string" calcext:value-type="string">
            <text:p>BIOGRAPHIEN MEHRERER MUSIKWISSENSCHAFTLER, MUSIKKRITIKER UND KONZERTVERMITTLER</text:p>
          </table:table-cell>
          <table:table-cell table:number-columns-repeated="5"/>
        </table:table-row>
        <table:table-row table:style-name="ro1">
          <table:table-cell table:formula="of:=IF([.B2688]=([.B2687]+2);&quot;Fehler&quot;;&quot;&quot;)">
            <text:p/>
          </table:table-cell>
          <table:table-cell table:formula="of:=IF(LEN([.C2688])=1;0;IF(LEN([.C2688])=2;1;IF(LEN([.C2688])=3;2;IF(LEN([.C2688])=5;3;IF(LEN([.C2688])=6;4;IF(LEN([.C2688])=7;5;&quot;Fehler&quot;))))))" office:value-type="float" office:value="4" calcext:value-type="float">
            <text:p>4</text:p>
          </table:table-cell>
          <table:table-cell office:value-type="string" calcext:value-type="string">
            <text:p>SBY 11</text:p>
          </table:table-cell>
          <table:table-cell office:value-type="string" calcext:value-type="string">
            <text:p>BIOGRAPHIEN MEHRERER KOMPONISTEN, INTERPRETEN UND LIBRETTISTEN</text:p>
          </table:table-cell>
          <table:table-cell table:number-columns-repeated="5"/>
        </table:table-row>
        <table:table-row table:style-name="ro1">
          <table:table-cell table:formula="of:=IF([.B2689]=([.B2688]+2);&quot;Fehler&quot;;&quot;&quot;)">
            <text:p/>
          </table:table-cell>
          <table:table-cell table:formula="of:=IF(LEN([.C2689])=1;0;IF(LEN([.C2689])=2;1;IF(LEN([.C2689])=3;2;IF(LEN([.C2689])=5;3;IF(LEN([.C2689])=6;4;IF(LEN([.C2689])=7;5;&quot;Fehler&quot;))))))" office:value-type="float" office:value="3" calcext:value-type="float">
            <text:p>3</text:p>
          </table:table-cell>
          <table:table-cell office:value-type="string" calcext:value-type="string">
            <text:p>SBY 2</text:p>
          </table:table-cell>
          <table:table-cell office:value-type="string" calcext:value-type="string">
            <text:p>BIOGRAPHIEN EINZELNER MUSIKER : ALPHABETISCH NACH BIOGRAPHIERTEN GEORDNET</text:p>
          </table:table-cell>
          <table:table-cell table:number-columns-repeated="5"/>
        </table:table-row>
        <table:table-row table:style-name="ro1">
          <table:table-cell table:formula="of:=IF([.B2690]=([.B2689]+2);&quot;Fehler&quot;;&quot;&quot;)">
            <text:p/>
          </table:table-cell>
          <table:table-cell table:formula="of:=IF(LEN([.C2690])=1;0;IF(LEN([.C2690])=2;1;IF(LEN([.C2690])=3;2;IF(LEN([.C2690])=5;3;IF(LEN([.C2690])=6;4;IF(LEN([.C2690])=7;5;&quot;Fehler&quot;))))))" office:value-type="float" office:value="4" calcext:value-type="float">
            <text:p>4</text:p>
          </table:table-cell>
          <table:table-cell office:value-type="string" calcext:value-type="string">
            <text:p>SBY 20</text:p>
          </table:table-cell>
          <table:table-cell office:value-type="string" calcext:value-type="string">
            <text:p>BIOGRAPHIEN EINZELNER MUSIKWISSENSCHAFTLER, MUSIKKRITIKER UND KONZERTVERMITTLER : ALPHABETISCH NACH BIOGRAPHIERTEN GEORDNET</text:p>
          </table:table-cell>
          <table:table-cell table:number-columns-repeated="5"/>
        </table:table-row>
        <table:table-row table:style-name="ro1">
          <table:table-cell table:formula="of:=IF([.B2691]=([.B2690]+2);&quot;Fehler&quot;;&quot;&quot;)">
            <text:p/>
          </table:table-cell>
          <table:table-cell table:formula="of:=IF(LEN([.C2691])=1;0;IF(LEN([.C2691])=2;1;IF(LEN([.C2691])=3;2;IF(LEN([.C2691])=5;3;IF(LEN([.C2691])=6;4;IF(LEN([.C2691])=7;5;&quot;Fehler&quot;))))))" office:value-type="float" office:value="4" calcext:value-type="float">
            <text:p>4</text:p>
          </table:table-cell>
          <table:table-cell office:value-type="string" calcext:value-type="string">
            <text:p>SBY 21</text:p>
          </table:table-cell>
          <table:table-cell office:value-type="string" calcext:value-type="string">
            <text:p>BIOGRAPHIEN EINZELNER KOMPONISTEN, INTERPRETEN, LIBRETTISTEN UND OPERNREGISSEURE : ALPHABETISCH NACH BIOGRAPHIERTEN GEORDNET</text:p>
          </table:table-cell>
          <table:table-cell table:number-columns-repeated="5"/>
        </table:table-row>
        <table:table-row table:style-name="ro1">
          <table:table-cell table:formula="of:=IF([.B2692]=([.B2691]+2);&quot;Fehler&quot;;&quot;&quot;)">
            <text:p/>
          </table:table-cell>
          <table:table-cell table:formula="of:=IF(LEN([.C2692])=1;0;IF(LEN([.C2692])=2;1;IF(LEN([.C2692])=3;2;IF(LEN([.C2692])=5;3;IF(LEN([.C2692])=6;4;IF(LEN([.C2692])=7;5;&quot;Fehler&quot;))))))" office:value-type="float" office:value="2" calcext:value-type="float">
            <text:p>2</text:p>
          </table:table-cell>
          <table:table-cell office:value-type="string" calcext:value-type="string">
            <text:p>SB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[.B2693]=([.B2692]+2);&quot;Fehler&quot;;&quot;&quot;)">
            <text:p/>
          </table:table-cell>
          <table:table-cell table:formula="of:=IF(LEN([.C2693])=1;0;IF(LEN([.C2693])=2;1;IF(LEN([.C2693])=3;2;IF(LEN([.C2693])=5;3;IF(LEN([.C2693])=6;4;IF(LEN([.C2693])=7;5;&quot;Fehler&quot;))))))" office:value-type="float" office:value="1" calcext:value-type="float">
            <text:p>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ANZ</text:p>
          </table:table-cell>
          <table:table-cell table:number-columns-repeated="5"/>
        </table:table-row>
        <table:table-row table:style-name="ro1">
          <table:table-cell table:formula="of:=IF([.B2694]=([.B2693]+2);&quot;Fehler&quot;;&quot;&quot;)">
            <text:p/>
          </table:table-cell>
          <table:table-cell table:formula="of:=IF(LEN([.C2694])=1;0;IF(LEN([.C2694])=2;1;IF(LEN([.C2694])=3;2;IF(LEN([.C2694])=5;3;IF(LEN([.C2694])=6;4;IF(LEN([.C2694])=7;5;&quot;Fehler&quot;))))))" office:value-type="float" office:value="2" calcext:value-type="float">
            <text:p>2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ALLGEMEINES - VERMISCHTE SCHRIFTEN</text:p>
          </table:table-cell>
          <table:table-cell table:number-columns-repeated="5"/>
        </table:table-row>
        <table:table-row table:style-name="ro1">
          <table:table-cell table:formula="of:=IF([.B2695]=([.B2694]+2);&quot;Fehler&quot;;&quot;&quot;)">
            <text:p/>
          </table:table-cell>
          <table:table-cell table:formula="of:=IF(LEN([.C2695])=1;0;IF(LEN([.C2695])=2;1;IF(LEN([.C2695])=3;2;IF(LEN([.C2695])=5;3;IF(LEN([.C2695])=6;4;IF(LEN([.C2695])=7;5;&quot;Fehler&quot;))))))" office:value-type="float" office:value="3" calcext:value-type="float">
            <text:p>3</text:p>
          </table:table-cell>
          <table:table-cell office:value-type="string" calcext:value-type="string">
            <text:p>SC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696]=([.B2695]+2);&quot;Fehler&quot;;&quot;&quot;)">
            <text:p/>
          </table:table-cell>
          <table:table-cell table:formula="of:=IF(LEN([.C2696])=1;0;IF(LEN([.C2696])=2;1;IF(LEN([.C2696])=3;2;IF(LEN([.C2696])=5;3;IF(LEN([.C2696])=6;4;IF(LEN([.C2696])=7;5;&quot;Fehler&quot;))))))" office:value-type="float" office:value="3" calcext:value-type="float">
            <text:p>3</text:p>
          </table:table-cell>
          <table:table-cell office:value-type="string" calcext:value-type="string">
            <text:p>SC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[.B2697]=([.B2696]+2);&quot;Fehler&quot;;&quot;&quot;)">
            <text:p/>
          </table:table-cell>
          <table:table-cell table:formula="of:=IF(LEN([.C2697])=1;0;IF(LEN([.C2697])=2;1;IF(LEN([.C2697])=3;2;IF(LEN([.C2697])=5;3;IF(LEN([.C2697])=6;4;IF(LEN([.C2697])=7;5;&quot;Fehler&quot;))))))" office:value-type="float" office:value="3" calcext:value-type="float">
            <text:p>3</text:p>
          </table:table-cell>
          <table:table-cell office:value-type="string" calcext:value-type="string">
            <text:p>SCK 3</text:p>
          </table:table-cell>
          <table:table-cell office:value-type="string" calcext:value-type="string">
            <text:p>AESTHETIK, PSYCHOLOGIE UND SOZIOLOGIE DES TANZES UND SEIN VERHAELTNIS ZU ANDEREN SACHGEBIETEN</text:p>
          </table:table-cell>
          <table:table-cell table:number-columns-repeated="5"/>
        </table:table-row>
        <table:table-row table:style-name="ro1">
          <table:table-cell table:formula="of:=IF([.B2698]=([.B2697]+2);&quot;Fehler&quot;;&quot;&quot;)">
            <text:p/>
          </table:table-cell>
          <table:table-cell table:formula="of:=IF(LEN([.C2698])=1;0;IF(LEN([.C2698])=2;1;IF(LEN([.C2698])=3;2;IF(LEN([.C2698])=5;3;IF(LEN([.C2698])=6;4;IF(LEN([.C2698])=7;5;&quot;Fehler&quot;))))))" office:value-type="float" office:value="3" calcext:value-type="float">
            <text:p>3</text:p>
          </table:table-cell>
          <table:table-cell office:value-type="string" calcext:value-type="string">
            <text:p>SCK 4</text:p>
          </table:table-cell>
          <table:table-cell office:value-type="string" calcext:value-type="string">
            <text:p>GESCHICHTE DES TANZES : GESAMTDARSTELLUNGEN – DARSTELLUNGEN EINZELNER LAENDER UND EPOCHEN</text:p>
          </table:table-cell>
          <table:table-cell table:number-columns-repeated="5"/>
        </table:table-row>
        <table:table-row table:style-name="ro1">
          <table:table-cell table:formula="of:=IF([.B2699]=([.B2698]+2);&quot;Fehler&quot;;&quot;&quot;)">
            <text:p/>
          </table:table-cell>
          <table:table-cell table:formula="of:=IF(LEN([.C2699])=1;0;IF(LEN([.C2699])=2;1;IF(LEN([.C2699])=3;2;IF(LEN([.C2699])=5;3;IF(LEN([.C2699])=6;4;IF(LEN([.C2699])=7;5;&quot;Fehler&quot;))))))" office:value-type="float" office:value="3" calcext:value-type="float">
            <text:p>3</text:p>
          </table:table-cell>
          <table:table-cell office:value-type="string" calcext:value-type="string">
            <text:p>SCK 5</text:p>
          </table:table-cell>
          <table:table-cell office:value-type="string" calcext:value-type="string">
            <text:p>LEHRE UND PFLEGE DES TANZES</text:p>
          </table:table-cell>
          <table:table-cell table:number-columns-repeated="5"/>
        </table:table-row>
        <table:table-row table:style-name="ro1">
          <table:table-cell table:formula="of:=IF([.B2700]=([.B2699]+2);&quot;Fehler&quot;;&quot;&quot;)">
            <text:p/>
          </table:table-cell>
          <table:table-cell table:formula="of:=IF(LEN([.C2700])=1;0;IF(LEN([.C2700])=2;1;IF(LEN([.C2700])=3;2;IF(LEN([.C2700])=5;3;IF(LEN([.C2700])=6;4;IF(LEN([.C2700])=7;5;&quot;Fehler&quot;))))))" office:value-type="float" office:value="2" calcext:value-type="float">
            <text:p>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KULTISCHER TANZ UND SEINE GESCHICHTE <text:s/>VOLKSTANZ UND SEINE GESCHICHTE</text:p>
          </table:table-cell>
          <table:table-cell table:number-columns-repeated="5"/>
        </table:table-row>
        <table:table-row table:style-name="ro1">
          <table:table-cell table:formula="of:=IF([.B2701]=([.B2700]+2);&quot;Fehler&quot;;&quot;&quot;)">
            <text:p/>
          </table:table-cell>
          <table:table-cell table:formula="of:=IF(LEN([.C2701])=1;0;IF(LEN([.C2701])=2;1;IF(LEN([.C2701])=3;2;IF(LEN([.C2701])=5;3;IF(LEN([.C2701])=6;4;IF(LEN([.C2701])=7;5;&quot;Fehler&quot;))))))" office:value-type="float" office:value="2" calcext:value-type="float">
            <text:p>2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GESELLSCHAFTSTANZ UND SEINE GESCHICHTE</text:p>
          </table:table-cell>
          <table:table-cell table:number-columns-repeated="5"/>
        </table:table-row>
        <table:table-row table:style-name="ro1">
          <table:table-cell table:formula="of:=IF([.B2702]=([.B2701]+2);&quot;Fehler&quot;;&quot;&quot;)">
            <text:p/>
          </table:table-cell>
          <table:table-cell table:formula="of:=IF(LEN([.C2702])=1;0;IF(LEN([.C2702])=2;1;IF(LEN([.C2702])=3;2;IF(LEN([.C2702])=5;3;IF(LEN([.C2702])=6;4;IF(LEN([.C2702])=7;5;&quot;Fehler&quot;))))))" office:value-type="float" office:value="2" calcext:value-type="float">
            <text:p>2</text:p>
          </table:table-cell>
          <table:table-cell office:value-type="string" calcext:value-type="string">
            <text:p>SCN</text:p>
          </table:table-cell>
          <table:table-cell office:value-type="string" calcext:value-type="string">
            <text:p>KUNSTTANZ UND SEINE GESCHICHTE : ALLGEMEINES</text:p>
          </table:table-cell>
          <table:table-cell table:number-columns-repeated="5"/>
        </table:table-row>
        <table:table-row table:style-name="ro1">
          <table:table-cell table:formula="of:=IF([.B2703]=([.B2702]+2);&quot;Fehler&quot;;&quot;&quot;)">
            <text:p/>
          </table:table-cell>
          <table:table-cell table:formula="of:=IF(LEN([.C2703])=1;0;IF(LEN([.C2703])=2;1;IF(LEN([.C2703])=3;2;IF(LEN([.C2703])=5;3;IF(LEN([.C2703])=6;4;IF(LEN([.C2703])=7;5;&quot;Fehler&quot;))))))" office:value-type="float" office:value="3" calcext:value-type="float">
            <text:p>3</text:p>
          </table:table-cell>
          <table:table-cell office:value-type="string" calcext:value-type="string">
            <text:p>SCN 1</text:p>
          </table:table-cell>
          <table:table-cell office:value-type="string" calcext:value-type="string">
            <text:p>BALLETT UND SEINE GESCHICHT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704]=([.B2703]+2);&quot;Fehler&quot;;&quot;&quot;)">
            <text:p/>
          </table:table-cell>
          <table:table-cell table:formula="of:=IF(LEN([.C2704])=1;0;IF(LEN([.C2704])=2;1;IF(LEN([.C2704])=3;2;IF(LEN([.C2704])=5;3;IF(LEN([.C2704])=6;4;IF(LEN([.C2704])=7;5;&quot;Fehler&quot;))))))" office:value-type="float" office:value="4" calcext:value-type="float">
            <text:p>4</text:p>
          </table:table-cell>
          <table:table-cell office:value-type="string" calcext:value-type="string">
            <text:p>SCN 10</text:p>
          </table:table-cell>
          <table:table-cell office:value-type="string" calcext:value-type="string">
            <text:p>BALLETT EINZELNER LAENDER <text:s/>EINZELNE BALLETTENSEMBLES</text:p>
          </table:table-cell>
          <table:table-cell table:number-columns-repeated="5"/>
        </table:table-row>
        <table:table-row table:style-name="ro1">
          <table:table-cell table:formula="of:=IF([.B2705]=([.B2704]+2);&quot;Fehler&quot;;&quot;&quot;)">
            <text:p/>
          </table:table-cell>
          <table:table-cell table:formula="of:=IF(LEN([.C2705])=1;0;IF(LEN([.C2705])=2;1;IF(LEN([.C2705])=3;2;IF(LEN([.C2705])=5;3;IF(LEN([.C2705])=6;4;IF(LEN([.C2705])=7;5;&quot;Fehler&quot;))))))" office:value-type="float" office:value="2" calcext:value-type="float">
            <text:p>2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AUSDRUCKSTANZ</text:p>
          </table:table-cell>
          <table:table-cell table:number-columns-repeated="5"/>
        </table:table-row>
        <table:table-row table:style-name="ro1">
          <table:table-cell table:formula="of:=IF([.B2706]=([.B2705]+2);&quot;Fehler&quot;;&quot;&quot;)">
            <text:p/>
          </table:table-cell>
          <table:table-cell table:formula="of:=IF(LEN([.C2706])=1;0;IF(LEN([.C2706])=2;1;IF(LEN([.C2706])=3;2;IF(LEN([.C2706])=5;3;IF(LEN([.C2706])=6;4;IF(LEN([.C2706])=7;5;&quot;Fehler&quot;))))))" office:value-type="float" office:value="2" calcext:value-type="float">
            <text:p>2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MODERN DANCE</text:p>
          </table:table-cell>
          <table:table-cell table:number-columns-repeated="5"/>
        </table:table-row>
        <table:table-row table:style-name="ro1">
          <table:table-cell table:formula="of:=IF([.B2707]=([.B2706]+2);&quot;Fehler&quot;;&quot;&quot;)">
            <text:p/>
          </table:table-cell>
          <table:table-cell table:formula="of:=IF(LEN([.C2707])=1;0;IF(LEN([.C2707])=2;1;IF(LEN([.C2707])=3;2;IF(LEN([.C2707])=5;3;IF(LEN([.C2707])=6;4;IF(LEN([.C2707])=7;5;&quot;Fehler&quot;))))))" office:value-type="float" office:value="2" calcext:value-type="float">
            <text:p>2</text:p>
          </table:table-cell>
          <table:table-cell office:value-type="string" calcext:value-type="string">
            <text:p>SCQ</text:p>
          </table:table-cell>
          <table:table-cell office:value-type="string" calcext:value-type="string">
            <text:p>JAZZTANZ</text:p>
          </table:table-cell>
          <table:table-cell table:number-columns-repeated="5"/>
        </table:table-row>
        <table:table-row table:style-name="ro1">
          <table:table-cell table:formula="of:=IF([.B2708]=([.B2707]+2);&quot;Fehler&quot;;&quot;&quot;)">
            <text:p/>
          </table:table-cell>
          <table:table-cell table:formula="of:=IF(LEN([.C2708])=1;0;IF(LEN([.C2708])=2;1;IF(LEN([.C2708])=3;2;IF(LEN([.C2708])=5;3;IF(LEN([.C2708])=6;4;IF(LEN([.C2708])=7;5;&quot;Fehler&quot;))))))" office:value-type="float" office:value="2" calcext:value-type="float">
            <text:p>2</text:p>
          </table:table-cell>
          <table:table-cell office:value-type="string" calcext:value-type="string">
            <text:p>SCR</text:p>
          </table:table-cell>
          <table:table-cell office:value-type="string" calcext:value-type="string">
            <text:p>PANTOMIME</text:p>
          </table:table-cell>
          <table:table-cell table:number-columns-repeated="5"/>
        </table:table-row>
        <table:table-row table:style-name="ro1">
          <table:table-cell table:formula="of:=IF([.B2709]=([.B2708]+2);&quot;Fehler&quot;;&quot;&quot;)">
            <text:p/>
          </table:table-cell>
          <table:table-cell table:formula="of:=IF(LEN([.C2709])=1;0;IF(LEN([.C2709])=2;1;IF(LEN([.C2709])=3;2;IF(LEN([.C2709])=5;3;IF(LEN([.C2709])=6;4;IF(LEN([.C2709])=7;5;&quot;Fehler&quot;))))))" office:value-type="float" office:value="1" calcext:value-type="float">
            <text:p>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HEATER</text:p>
          </table:table-cell>
          <table:table-cell table:number-columns-repeated="5"/>
        </table:table-row>
        <table:table-row table:style-name="ro1">
          <table:table-cell table:formula="of:=IF([.B2710]=([.B2709]+2);&quot;Fehler&quot;;&quot;&quot;)">
            <text:p/>
          </table:table-cell>
          <table:table-cell table:formula="of:=IF(LEN([.C2710])=1;0;IF(LEN([.C2710])=2;1;IF(LEN([.C2710])=3;2;IF(LEN([.C2710])=5;3;IF(LEN([.C2710])=6;4;IF(LEN([.C2710])=7;5;&quot;Fehler&quot;))))))" office:value-type="float" office:value="2" calcext:value-type="float">
            <text:p>2</text:p>
          </table:table-cell>
          <table:table-cell office:value-type="string" calcext:value-type="string">
            <text:p>SDK</text:p>
          </table:table-cell>
          <table:table-cell office:value-type="string" calcext:value-type="string">
            <text:p>ALLGEMEINES - VERMISCHTE SCHRIFTEN</text:p>
          </table:table-cell>
          <table:table-cell table:number-columns-repeated="5"/>
        </table:table-row>
        <table:table-row table:style-name="ro1">
          <table:table-cell table:formula="of:=IF([.B2711]=([.B2710]+2);&quot;Fehler&quot;;&quot;&quot;)">
            <text:p/>
          </table:table-cell>
          <table:table-cell table:formula="of:=IF(LEN([.C2711])=1;0;IF(LEN([.C2711])=2;1;IF(LEN([.C2711])=3;2;IF(LEN([.C2711])=5;3;IF(LEN([.C2711])=6;4;IF(LEN([.C2711])=7;5;&quot;Fehler&quot;))))))" office:value-type="float" office:value="3" calcext:value-type="float">
            <text:p>3</text:p>
          </table:table-cell>
          <table:table-cell office:value-type="string" calcext:value-type="string">
            <text:p>SD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712]=([.B2711]+2);&quot;Fehler&quot;;&quot;&quot;)">
            <text:p/>
          </table:table-cell>
          <table:table-cell table:formula="of:=IF(LEN([.C2712])=1;0;IF(LEN([.C2712])=2;1;IF(LEN([.C2712])=3;2;IF(LEN([.C2712])=5;3;IF(LEN([.C2712])=6;4;IF(LEN([.C2712])=7;5;&quot;Fehler&quot;))))))" office:value-type="float" office:value="3" calcext:value-type="float">
            <text:p>3</text:p>
          </table:table-cell>
          <table:table-cell office:value-type="string" calcext:value-type="string">
            <text:p>SD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[.B2713]=([.B2712]+2);&quot;Fehler&quot;;&quot;&quot;)">
            <text:p/>
          </table:table-cell>
          <table:table-cell table:formula="of:=IF(LEN([.C2713])=1;0;IF(LEN([.C2713])=2;1;IF(LEN([.C2713])=3;2;IF(LEN([.C2713])=5;3;IF(LEN([.C2713])=6;4;IF(LEN([.C2713])=7;5;&quot;Fehler&quot;))))))" office:value-type="float" office:value="3" calcext:value-type="float">
            <text:p>3</text:p>
          </table:table-cell>
          <table:table-cell office:value-type="string" calcext:value-type="string">
            <text:p>SDK 3</text:p>
          </table:table-cell>
          <table:table-cell office:value-type="string" calcext:value-type="string">
            <text:p>THEATERWISSENSCHAFT</text:p>
          </table:table-cell>
          <table:table-cell table:number-columns-repeated="5"/>
        </table:table-row>
        <table:table-row table:style-name="ro1">
          <table:table-cell table:formula="of:=IF([.B2714]=([.B2713]+2);&quot;Fehler&quot;;&quot;&quot;)">
            <text:p/>
          </table:table-cell>
          <table:table-cell table:formula="of:=IF(LEN([.C2714])=1;0;IF(LEN([.C2714])=2;1;IF(LEN([.C2714])=3;2;IF(LEN([.C2714])=5;3;IF(LEN([.C2714])=6;4;IF(LEN([.C2714])=7;5;&quot;Fehler&quot;))))))" office:value-type="float" office:value="3" calcext:value-type="float">
            <text:p>3</text:p>
          </table:table-cell>
          <table:table-cell office:value-type="string" calcext:value-type="string">
            <text:p>SDK 4</text:p>
          </table:table-cell>
          <table:table-cell office:value-type="string" calcext:value-type="string">
            <text:p>AESTHETIK, PSYCHOLOGIE, SOZIOLOGIE DES THEATERS UND SEIN VERHAELTNIS ZU ANDEREN SACHGEBIETEN <text:s/>THEATERPOLITIK</text:p>
          </table:table-cell>
          <table:table-cell table:number-columns-repeated="5"/>
        </table:table-row>
        <table:table-row table:style-name="ro1">
          <table:table-cell table:formula="of:=IF([.B2715]=([.B2714]+2);&quot;Fehler&quot;;&quot;&quot;)">
            <text:p/>
          </table:table-cell>
          <table:table-cell table:formula="of:=IF(LEN([.C2715])=1;0;IF(LEN([.C2715])=2;1;IF(LEN([.C2715])=3;2;IF(LEN([.C2715])=5;3;IF(LEN([.C2715])=6;4;IF(LEN([.C2715])=7;5;&quot;Fehler&quot;))))))" office:value-type="float" office:value="3" calcext:value-type="float">
            <text:p>3</text:p>
          </table:table-cell>
          <table:table-cell office:value-type="string" calcext:value-type="string">
            <text:p>SDK 5</text:p>
          </table:table-cell>
          <table:table-cell office:value-type="string" calcext:value-type="string">
            <text:p>THEATERKRITIK</text:p>
          </table:table-cell>
          <table:table-cell table:number-columns-repeated="5"/>
        </table:table-row>
        <table:table-row table:style-name="ro1">
          <table:table-cell table:formula="of:=IF([.B2716]=([.B2715]+2);&quot;Fehler&quot;;&quot;&quot;)">
            <text:p/>
          </table:table-cell>
          <table:table-cell table:formula="of:=IF(LEN([.C2716])=1;0;IF(LEN([.C2716])=2;1;IF(LEN([.C2716])=3;2;IF(LEN([.C2716])=5;3;IF(LEN([.C2716])=6;4;IF(LEN([.C2716])=7;5;&quot;Fehler&quot;))))))" office:value-type="float" office:value="3" calcext:value-type="float">
            <text:p>3</text:p>
          </table:table-cell>
          <table:table-cell office:value-type="string" calcext:value-type="string">
            <text:p>SDK 6</text:p>
          </table:table-cell>
          <table:table-cell office:value-type="string" calcext:value-type="string">
            <text:p>SCHAUSPIELFUEHRER</text:p>
          </table:table-cell>
          <table:table-cell table:number-columns-repeated="5"/>
        </table:table-row>
        <table:table-row table:style-name="ro1">
          <table:table-cell table:formula="of:=IF([.B2717]=([.B2716]+2);&quot;Fehler&quot;;&quot;&quot;)">
            <text:p/>
          </table:table-cell>
          <table:table-cell table:formula="of:=IF(LEN([.C2717])=1;0;IF(LEN([.C2717])=2;1;IF(LEN([.C2717])=3;2;IF(LEN([.C2717])=5;3;IF(LEN([.C2717])=6;4;IF(LEN([.C2717])=7;5;&quot;Fehler&quot;))))))" office:value-type="float" office:value="2" calcext:value-type="float">
            <text:p>2</text:p>
          </table:table-cell>
          <table:table-cell office:value-type="string" calcext:value-type="string">
            <text:p>SDL</text:p>
          </table:table-cell>
          <table:table-cell office:value-type="string" calcext:value-type="string">
            <text:p>GESCHICHTE DES THEATERS UND DER SCHAUSPIELKUNS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718]=([.B2717]+2);&quot;Fehler&quot;;&quot;&quot;)">
            <text:p/>
          </table:table-cell>
          <table:table-cell table:formula="of:=IF(LEN([.C2718])=1;0;IF(LEN([.C2718])=2;1;IF(LEN([.C2718])=3;2;IF(LEN([.C2718])=5;3;IF(LEN([.C2718])=6;4;IF(LEN([.C2718])=7;5;&quot;Fehler&quot;))))))" office:value-type="float" office:value="3" calcext:value-type="float">
            <text:p>3</text:p>
          </table:table-cell>
          <table:table-cell office:value-type="string" calcext:value-type="string">
            <text:p>SDL 1</text:p>
          </table:table-cell>
          <table:table-cell office:value-type="string" calcext:value-type="string">
            <text:p>THEATERGESCHICHTE EINZELNER EPOCHEN (IN MEHREREN LAENDERN)</text:p>
          </table:table-cell>
          <table:table-cell table:number-columns-repeated="5"/>
        </table:table-row>
        <table:table-row table:style-name="ro1">
          <table:table-cell table:formula="of:=IF([.B2719]=([.B2718]+2);&quot;Fehler&quot;;&quot;&quot;)">
            <text:p/>
          </table:table-cell>
          <table:table-cell table:formula="of:=IF(LEN([.C2719])=1;0;IF(LEN([.C2719])=2;1;IF(LEN([.C2719])=3;2;IF(LEN([.C2719])=5;3;IF(LEN([.C2719])=6;4;IF(LEN([.C2719])=7;5;&quot;Fehler&quot;))))))" office:value-type="float" office:value="4" calcext:value-type="float">
            <text:p>4</text:p>
          </table:table-cell>
          <table:table-cell office:value-type="string" calcext:value-type="string">
            <text:p>SDL 15</text:p>
          </table:table-cell>
          <table:table-cell office:value-type="string" calcext:value-type="string">
            <text:p>MODERNES THEATER</text:p>
          </table:table-cell>
          <table:table-cell table:number-columns-repeated="5"/>
        </table:table-row>
        <table:table-row table:style-name="ro1">
          <table:table-cell table:formula="of:=IF([.B2720]=([.B2719]+2);&quot;Fehler&quot;;&quot;&quot;)">
            <text:p/>
          </table:table-cell>
          <table:table-cell table:formula="of:=IF(LEN([.C2720])=1;0;IF(LEN([.C2720])=2;1;IF(LEN([.C2720])=3;2;IF(LEN([.C2720])=5;3;IF(LEN([.C2720])=6;4;IF(LEN([.C2720])=7;5;&quot;Fehler&quot;))))))" office:value-type="float" office:value="3" calcext:value-type="float">
            <text:p>3</text:p>
          </table:table-cell>
          <table:table-cell office:value-type="string" calcext:value-type="string">
            <text:p>SDL 2</text:p>
          </table:table-cell>
          <table:table-cell office:value-type="string" calcext:value-type="string">
            <text:p>THEATERGESCHICHTE EINZELNER LAENDER <text:s/>GESCHICHTE EINZELNER THEATER UND -ENSEMBLES</text:p>
          </table:table-cell>
          <table:table-cell table:number-columns-repeated="5"/>
        </table:table-row>
        <table:table-row table:style-name="ro1">
          <table:table-cell table:formula="of:=IF([.B2721]=([.B2720]+2);&quot;Fehler&quot;;&quot;&quot;)">
            <text:p/>
          </table:table-cell>
          <table:table-cell table:formula="of:=IF(LEN([.C2721])=1;0;IF(LEN([.C2721])=2;1;IF(LEN([.C2721])=3;2;IF(LEN([.C2721])=5;3;IF(LEN([.C2721])=6;4;IF(LEN([.C2721])=7;5;&quot;Fehler&quot;))))))" office:value-type="float" office:value="4" calcext:value-type="float">
            <text:p>4</text:p>
          </table:table-cell>
          <table:table-cell office:value-type="string" calcext:value-type="string">
            <text:p>SDL 20</text:p>
          </table:table-cell>
          <table:table-cell office:value-type="string" calcext:value-type="string">
            <text:p>DEUTSCHE THEATERGESCHICHTE <text:s/>GESCHICHTE EINZELNER THEATER UND THEATERENSEMBLES</text:p>
          </table:table-cell>
          <table:table-cell table:number-columns-repeated="5"/>
        </table:table-row>
        <table:table-row table:style-name="ro1">
          <table:table-cell table:formula="of:=IF([.B2722]=([.B2721]+2);&quot;Fehler&quot;;&quot;&quot;)">
            <text:p/>
          </table:table-cell>
          <table:table-cell table:formula="of:=IF(LEN([.C2722])=1;0;IF(LEN([.C2722])=2;1;IF(LEN([.C2722])=3;2;IF(LEN([.C2722])=5;3;IF(LEN([.C2722])=6;4;IF(LEN([.C2722])=7;5;&quot;Fehler&quot;))))))" office:value-type="float" office:value="3" calcext:value-type="float">
            <text:p>3</text:p>
          </table:table-cell>
          <table:table-cell office:value-type="string" calcext:value-type="string">
            <text:p>SDL 3</text:p>
          </table:table-cell>
          <table:table-cell office:value-type="string" calcext:value-type="string">
            <text:p>SONSTIGE EINZELFRAGEN DER THEATERGESCHICHTE</text:p>
          </table:table-cell>
          <table:table-cell table:number-columns-repeated="5"/>
        </table:table-row>
        <table:table-row table:style-name="ro1">
          <table:table-cell table:formula="of:=IF([.B2723]=([.B2722]+2);&quot;Fehler&quot;;&quot;&quot;)">
            <text:p/>
          </table:table-cell>
          <table:table-cell table:formula="of:=IF(LEN([.C2723])=1;0;IF(LEN([.C2723])=2;1;IF(LEN([.C2723])=3;2;IF(LEN([.C2723])=5;3;IF(LEN([.C2723])=6;4;IF(LEN([.C2723])=7;5;&quot;Fehler&quot;))))))" office:value-type="float" office:value="2" calcext:value-type="float">
            <text:p>2</text:p>
          </table:table-cell>
          <table:table-cell office:value-type="string" calcext:value-type="string">
            <text:p>SDM</text:p>
          </table:table-cell>
          <table:table-cell office:value-type="string" calcext:value-type="string">
            <text:p>THEATERINSZENIERUNG</text:p>
          </table:table-cell>
          <table:table-cell table:number-columns-repeated="5"/>
        </table:table-row>
        <table:table-row table:style-name="ro1">
          <table:table-cell table:formula="of:=IF([.B2724]=([.B2723]+2);&quot;Fehler&quot;;&quot;&quot;)">
            <text:p/>
          </table:table-cell>
          <table:table-cell table:formula="of:=IF(LEN([.C2724])=1;0;IF(LEN([.C2724])=2;1;IF(LEN([.C2724])=3;2;IF(LEN([.C2724])=5;3;IF(LEN([.C2724])=6;4;IF(LEN([.C2724])=7;5;&quot;Fehler&quot;))))))" office:value-type="float" office:value="3" calcext:value-type="float">
            <text:p>3</text:p>
          </table:table-cell>
          <table:table-cell office:value-type="string" calcext:value-type="string">
            <text:p>SDM 1</text:p>
          </table:table-cell>
          <table:table-cell office:value-type="string" calcext:value-type="string">
            <text:p>THEATERDRAMATURGIE <text:s/>THEATERREGIE</text:p>
          </table:table-cell>
          <table:table-cell table:number-columns-repeated="5"/>
        </table:table-row>
        <table:table-row table:style-name="ro1">
          <table:table-cell table:formula="of:=IF([.B2725]=([.B2724]+2);&quot;Fehler&quot;;&quot;&quot;)">
            <text:p/>
          </table:table-cell>
          <table:table-cell table:formula="of:=IF(LEN([.C2725])=1;0;IF(LEN([.C2725])=2;1;IF(LEN([.C2725])=3;2;IF(LEN([.C2725])=5;3;IF(LEN([.C2725])=6;4;IF(LEN([.C2725])=7;5;&quot;Fehler&quot;))))))" office:value-type="float" office:value="3" calcext:value-type="float">
            <text:p>3</text:p>
          </table:table-cell>
          <table:table-cell office:value-type="string" calcext:value-type="string">
            <text:p>SDM 2</text:p>
          </table:table-cell>
          <table:table-cell office:value-type="string" calcext:value-type="string">
            <text:p>BUEHNENAUSSTATTUNG <text:s/>BUEHNENTECHNIK <text:s/>THEATERKOSTUEME</text:p>
          </table:table-cell>
          <table:table-cell table:number-columns-repeated="5"/>
        </table:table-row>
        <table:table-row table:style-name="ro1">
          <table:table-cell table:formula="of:=IF([.B2726]=([.B2725]+2);&quot;Fehler&quot;;&quot;&quot;)">
            <text:p/>
          </table:table-cell>
          <table:table-cell table:formula="of:=IF(LEN([.C2726])=1;0;IF(LEN([.C2726])=2;1;IF(LEN([.C2726])=3;2;IF(LEN([.C2726])=5;3;IF(LEN([.C2726])=6;4;IF(LEN([.C2726])=7;5;&quot;Fehler&quot;))))))" office:value-type="float" office:value="3" calcext:value-type="float">
            <text:p>3</text:p>
          </table:table-cell>
          <table:table-cell office:value-type="string" calcext:value-type="string">
            <text:p>SDM 3</text:p>
          </table:table-cell>
          <table:table-cell office:value-type="string" calcext:value-type="string">
            <text:p>INSZENIERUNGEN EINZELNER BUEHNENWERKE</text:p>
          </table:table-cell>
          <table:table-cell table:number-columns-repeated="5"/>
        </table:table-row>
        <table:table-row table:style-name="ro1">
          <table:table-cell table:formula="of:=IF([.B2727]=([.B2726]+2);&quot;Fehler&quot;;&quot;&quot;)">
            <text:p/>
          </table:table-cell>
          <table:table-cell table:formula="of:=IF(LEN([.C2727])=1;0;IF(LEN([.C2727])=2;1;IF(LEN([.C2727])=3;2;IF(LEN([.C2727])=5;3;IF(LEN([.C2727])=6;4;IF(LEN([.C2727])=7;5;&quot;Fehler&quot;))))))" office:value-type="float" office:value="2" calcext:value-type="float">
            <text:p>2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CHAUSPIELKUNST : ALLGEMEINES - GESAMTDARSTELLUNGEN</text:p>
          </table:table-cell>
          <table:table-cell table:number-columns-repeated="5"/>
        </table:table-row>
        <table:table-row table:style-name="ro1">
          <table:table-cell table:formula="of:=IF([.B2728]=([.B2727]+2);&quot;Fehler&quot;;&quot;&quot;)">
            <text:p/>
          </table:table-cell>
          <table:table-cell table:formula="of:=IF(LEN([.C2728])=1;0;IF(LEN([.C2728])=2;1;IF(LEN([.C2728])=3;2;IF(LEN([.C2728])=5;3;IF(LEN([.C2728])=6;4;IF(LEN([.C2728])=7;5;&quot;Fehler&quot;))))))" office:value-type="float" office:value="3" calcext:value-type="float">
            <text:p>3</text:p>
          </table:table-cell>
          <table:table-cell office:value-type="string" calcext:value-type="string">
            <text:p>SDN 1</text:p>
          </table:table-cell>
          <table:table-cell office:value-type="string" calcext:value-type="string">
            <text:p>EINZELFRAGEN</text:p>
          </table:table-cell>
          <table:table-cell table:number-columns-repeated="5"/>
        </table:table-row>
        <table:table-row table:style-name="ro1">
          <table:table-cell table:formula="of:=IF([.B2729]=([.B2728]+2);&quot;Fehler&quot;;&quot;&quot;)">
            <text:p/>
          </table:table-cell>
          <table:table-cell table:formula="of:=IF(LEN([.C2729])=1;0;IF(LEN([.C2729])=2;1;IF(LEN([.C2729])=3;2;IF(LEN([.C2729])=5;3;IF(LEN([.C2729])=6;4;IF(LEN([.C2729])=7;5;&quot;Fehler&quot;))))))" office:value-type="float" office:value="2" calcext:value-type="float">
            <text:p>2</text:p>
          </table:table-cell>
          <table:table-cell office:value-type="string" calcext:value-type="string">
            <text:p>SDO</text:p>
          </table:table-cell>
          <table:table-cell office:value-type="string" calcext:value-type="string">
            <text:p>LAIENSPIEL <text:s/>KINDERTHEATER <text:s/>JUGENDTHEATER <text:s/>STUDENTENTHEATER : THEORIE UND GESCHICHTE</text:p>
          </table:table-cell>
          <table:table-cell table:number-columns-repeated="5"/>
        </table:table-row>
        <table:table-row table:style-name="ro1">
          <table:table-cell table:formula="of:=IF([.B2730]=([.B2729]+2);&quot;Fehler&quot;;&quot;&quot;)">
            <text:p/>
          </table:table-cell>
          <table:table-cell table:formula="of:=IF(LEN([.C2730])=1;0;IF(LEN([.C2730])=2;1;IF(LEN([.C2730])=3;2;IF(LEN([.C2730])=5;3;IF(LEN([.C2730])=6;4;IF(LEN([.C2730])=7;5;&quot;Fehler&quot;))))))" office:value-type="float" office:value="3" calcext:value-type="float">
            <text:p>3</text:p>
          </table:table-cell>
          <table:table-cell office:value-type="string" calcext:value-type="string">
            <text:p>SDO 1</text:p>
          </table:table-cell>
          <table:table-cell office:value-type="string" calcext:value-type="string">
            <text:p>KINDERSPIELTEXTE <text:s/>MAERCHENSPIELTEXTE</text:p>
          </table:table-cell>
          <table:table-cell table:number-columns-repeated="5"/>
        </table:table-row>
        <table:table-row table:style-name="ro1">
          <table:table-cell table:formula="of:=IF([.B2731]=([.B2730]+2);&quot;Fehler&quot;;&quot;&quot;)">
            <text:p/>
          </table:table-cell>
          <table:table-cell table:formula="of:=IF(LEN([.C2731])=1;0;IF(LEN([.C2731])=2;1;IF(LEN([.C2731])=3;2;IF(LEN([.C2731])=5;3;IF(LEN([.C2731])=6;4;IF(LEN([.C2731])=7;5;&quot;Fehler&quot;))))))" office:value-type="float" office:value="3" calcext:value-type="float">
            <text:p>3</text:p>
          </table:table-cell>
          <table:table-cell office:value-type="string" calcext:value-type="string">
            <text:p>SDO 2</text:p>
          </table:table-cell>
          <table:table-cell office:value-type="string" calcext:value-type="string">
            <text:p>SPIELTEXTE FUER JUGENDGRUPPEN UND SCHULKLASSEN</text:p>
          </table:table-cell>
          <table:table-cell table:number-columns-repeated="5"/>
        </table:table-row>
        <table:table-row table:style-name="ro1">
          <table:table-cell table:formula="of:=IF([.B2732]=([.B2731]+2);&quot;Fehler&quot;;&quot;&quot;)">
            <text:p/>
          </table:table-cell>
          <table:table-cell table:formula="of:=IF(LEN([.C2732])=1;0;IF(LEN([.C2732])=2;1;IF(LEN([.C2732])=3;2;IF(LEN([.C2732])=5;3;IF(LEN([.C2732])=6;4;IF(LEN([.C2732])=7;5;&quot;Fehler&quot;))))))" office:value-type="float" office:value="3" calcext:value-type="float">
            <text:p>3</text:p>
          </table:table-cell>
          <table:table-cell office:value-type="string" calcext:value-type="string">
            <text:p>SDO 4</text:p>
          </table:table-cell>
          <table:table-cell office:value-type="string" calcext:value-type="string">
            <text:p>SPIELTEXTE ZUM FESTKREIS DES JAHRES</text:p>
          </table:table-cell>
          <table:table-cell table:number-columns-repeated="5"/>
        </table:table-row>
        <table:table-row table:style-name="ro1">
          <table:table-cell table:formula="of:=IF([.B2733]=([.B2732]+2);&quot;Fehler&quot;;&quot;&quot;)">
            <text:p/>
          </table:table-cell>
          <table:table-cell table:formula="of:=IF(LEN([.C2733])=1;0;IF(LEN([.C2733])=2;1;IF(LEN([.C2733])=3;2;IF(LEN([.C2733])=5;3;IF(LEN([.C2733])=6;4;IF(LEN([.C2733])=7;5;&quot;Fehler&quot;))))))" office:value-type="float" office:value="3" calcext:value-type="float">
            <text:p>3</text:p>
          </table:table-cell>
          <table:table-cell office:value-type="string" calcext:value-type="string">
            <text:p>SDO 9</text:p>
          </table:table-cell>
          <table:table-cell office:value-type="string" calcext:value-type="string">
            <text:p>SONSTIGE SPIELTEXTE</text:p>
          </table:table-cell>
          <table:table-cell table:number-columns-repeated="5"/>
        </table:table-row>
        <table:table-row table:style-name="ro1">
          <table:table-cell table:formula="of:=IF([.B2734]=([.B2733]+2);&quot;Fehler&quot;;&quot;&quot;)">
            <text:p/>
          </table:table-cell>
          <table:table-cell table:formula="of:=IF(LEN([.C2734])=1;0;IF(LEN([.C2734])=2;1;IF(LEN([.C2734])=3;2;IF(LEN([.C2734])=5;3;IF(LEN([.C2734])=6;4;IF(LEN([.C2734])=7;5;&quot;Fehler&quot;))))))"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string" calcext:value-type="string">
            <text:p>PUPPENSPIEL <text:s/>MARIONETTENSPIEL <text:s/>PAPIERTHEATER SCHATTENSPIEL SCHWARZES THEATER : THEORIE UND GESCHICHTE</text:p>
          </table:table-cell>
          <table:table-cell table:number-columns-repeated="5"/>
        </table:table-row>
        <table:table-row table:style-name="ro1">
          <table:table-cell table:formula="of:=IF([.B2735]=([.B2734]+2);&quot;Fehler&quot;;&quot;&quot;)">
            <text:p/>
          </table:table-cell>
          <table:table-cell table:formula="of:=IF(LEN([.C2735])=1;0;IF(LEN([.C2735])=2;1;IF(LEN([.C2735])=3;2;IF(LEN([.C2735])=5;3;IF(LEN([.C2735])=6;4;IF(LEN([.C2735])=7;5;&quot;Fehler&quot;))))))" office:value-type="float" office:value="3" calcext:value-type="float">
            <text:p>3</text:p>
          </table:table-cell>
          <table:table-cell office:value-type="string" calcext:value-type="string">
            <text:p>SDP 1</text:p>
          </table:table-cell>
          <table:table-cell office:value-type="string" calcext:value-type="string">
            <text:p>SPIELTEXTE</text:p>
          </table:table-cell>
          <table:table-cell table:number-columns-repeated="5"/>
        </table:table-row>
        <table:table-row table:style-name="ro1">
          <table:table-cell table:formula="of:=IF([.B2736]=([.B2735]+2);&quot;Fehler&quot;;&quot;&quot;)">
            <text:p/>
          </table:table-cell>
          <table:table-cell table:formula="of:=IF(LEN([.C2736])=1;0;IF(LEN([.C2736])=2;1;IF(LEN([.C2736])=3;2;IF(LEN([.C2736])=5;3;IF(LEN([.C2736])=6;4;IF(LEN([.C2736])=7;5;&quot;Fehler&quot;))))))" office:value-type="float" office:value="2" calcext:value-type="float">
            <text:p>2</text:p>
          </table:table-cell>
          <table:table-cell office:value-type="string" calcext:value-type="string">
            <text:p>SDQ</text:p>
          </table:table-cell>
          <table:table-cell office:value-type="string" calcext:value-type="string">
            <text:p>ARTISTIK <text:s/>KABARETT <text:s/>SHOW : ALLGEMEINES BIOGRAPHIEN EINZELNER KUENSTLER DES KABARETTS, ZIRKUS UND VARIETES</text:p>
          </table:table-cell>
          <table:table-cell table:number-columns-repeated="5"/>
        </table:table-row>
        <table:table-row table:style-name="ro1">
          <table:table-cell table:formula="of:=IF([.B2737]=([.B2736]+2);&quot;Fehler&quot;;&quot;&quot;)">
            <text:p/>
          </table:table-cell>
          <table:table-cell table:formula="of:=IF(LEN([.C2737])=1;0;IF(LEN([.C2737])=2;1;IF(LEN([.C2737])=3;2;IF(LEN([.C2737])=5;3;IF(LEN([.C2737])=6;4;IF(LEN([.C2737])=7;5;&quot;Fehler&quot;))))))" office:value-type="float" office:value="3" calcext:value-type="float">
            <text:p>3</text:p>
          </table:table-cell>
          <table:table-cell office:value-type="string" calcext:value-type="string">
            <text:p>SDQ 1</text:p>
          </table:table-cell>
          <table:table-cell office:value-type="string" calcext:value-type="string">
            <text:p>KABARETT <text:s/>COMEDY</text:p>
          </table:table-cell>
          <table:table-cell table:number-columns-repeated="5"/>
        </table:table-row>
        <table:table-row table:style-name="ro1">
          <table:table-cell table:formula="of:=IF([.B2738]=([.B2737]+2);&quot;Fehler&quot;;&quot;&quot;)">
            <text:p/>
          </table:table-cell>
          <table:table-cell table:formula="of:=IF(LEN([.C2738])=1;0;IF(LEN([.C2738])=2;1;IF(LEN([.C2738])=3;2;IF(LEN([.C2738])=5;3;IF(LEN([.C2738])=6;4;IF(LEN([.C2738])=7;5;&quot;Fehler&quot;))))))" office:value-type="float" office:value="3" calcext:value-type="float">
            <text:p>3</text:p>
          </table:table-cell>
          <table:table-cell office:value-type="string" calcext:value-type="string">
            <text:p>SDQ 2</text:p>
          </table:table-cell>
          <table:table-cell office:value-type="string" calcext:value-type="string">
            <text:p>ZIRKUS <text:s/>VARIETE <text:s/>REVUE</text:p>
          </table:table-cell>
          <table:table-cell table:number-columns-repeated="5"/>
        </table:table-row>
        <table:table-row table:style-name="ro1">
          <table:table-cell table:formula="of:=IF([.B2739]=([.B2738]+2);&quot;Fehler&quot;;&quot;&quot;)">
            <text:p/>
          </table:table-cell>
          <table:table-cell table:formula="of:=IF(LEN([.C2739])=1;0;IF(LEN([.C2739])=2;1;IF(LEN([.C2739])=3;2;IF(LEN([.C2739])=5;3;IF(LEN([.C2739])=6;4;IF(LEN([.C2739])=7;5;&quot;Fehler&quot;))))))" office:value-type="float" office:value="1" calcext:value-type="float">
            <text:p>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FILM (KINOFILM)</text:p>
          </table:table-cell>
          <table:table-cell table:number-columns-repeated="5"/>
        </table:table-row>
        <table:table-row table:style-name="ro1">
          <table:table-cell table:formula="of:=IF([.B2740]=([.B2739]+2);&quot;Fehler&quot;;&quot;&quot;)">
            <text:p/>
          </table:table-cell>
          <table:table-cell table:formula="of:=IF(LEN([.C2740])=1;0;IF(LEN([.C2740])=2;1;IF(LEN([.C2740])=3;2;IF(LEN([.C2740])=5;3;IF(LEN([.C2740])=6;4;IF(LEN([.C2740])=7;5;&quot;Fehler&quot;))))))" office:value-type="float" office:value="2" calcext:value-type="float">
            <text:p>2</text:p>
          </table:table-cell>
          <table:table-cell office:value-type="string" calcext:value-type="string">
            <text:p>SEK</text:p>
          </table:table-cell>
          <table:table-cell office:value-type="string" calcext:value-type="string">
            <text:p>ALLGEMEINES - VERMISCHTE SCHRIFTEN</text:p>
          </table:table-cell>
          <table:table-cell table:number-columns-repeated="5"/>
        </table:table-row>
        <table:table-row table:style-name="ro1">
          <table:table-cell table:formula="of:=IF([.B2741]=([.B2740]+2);&quot;Fehler&quot;;&quot;&quot;)">
            <text:p/>
          </table:table-cell>
          <table:table-cell table:formula="of:=IF(LEN([.C2741])=1;0;IF(LEN([.C2741])=2;1;IF(LEN([.C2741])=3;2;IF(LEN([.C2741])=5;3;IF(LEN([.C2741])=6;4;IF(LEN([.C2741])=7;5;&quot;Fehler&quot;))))))" office:value-type="float" office:value="3" calcext:value-type="float">
            <text:p>3</text:p>
          </table:table-cell>
          <table:table-cell office:value-type="string" calcext:value-type="string">
            <text:p>SE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742]=([.B2741]+2);&quot;Fehler&quot;;&quot;&quot;)">
            <text:p/>
          </table:table-cell>
          <table:table-cell table:formula="of:=IF(LEN([.C2742])=1;0;IF(LEN([.C2742])=2;1;IF(LEN([.C2742])=3;2;IF(LEN([.C2742])=5;3;IF(LEN([.C2742])=6;4;IF(LEN([.C2742])=7;5;&quot;Fehler&quot;))))))" office:value-type="float" office:value="3" calcext:value-type="float">
            <text:p>3</text:p>
          </table:table-cell>
          <table:table-cell office:value-type="string" calcext:value-type="string">
            <text:p>SEK 2</text:p>
          </table:table-cell>
          <table:table-cell office:value-type="string" calcext:value-type="string">
            <text:p>NACHSCHLAGEWERKE - BIBLIOGRAPHIEN <text:s/>FILMFUEHRER</text:p>
          </table:table-cell>
          <table:table-cell table:number-columns-repeated="5"/>
        </table:table-row>
        <table:table-row table:style-name="ro1">
          <table:table-cell table:formula="of:=IF([.B2743]=([.B2742]+2);&quot;Fehler&quot;;&quot;&quot;)">
            <text:p/>
          </table:table-cell>
          <table:table-cell table:formula="of:=IF(LEN([.C2743])=1;0;IF(LEN([.C2743])=2;1;IF(LEN([.C2743])=3;2;IF(LEN([.C2743])=5;3;IF(LEN([.C2743])=6;4;IF(LEN([.C2743])=7;5;&quot;Fehler&quot;))))))" office:value-type="float" office:value="3" calcext:value-type="float">
            <text:p>3</text:p>
          </table:table-cell>
          <table:table-cell office:value-type="string" calcext:value-type="string">
            <text:p>SEK 3</text:p>
          </table:table-cell>
          <table:table-cell office:value-type="string" calcext:value-type="string">
            <text:p>AESTHETIK, PSYCHOLOGIE, SOZIOLOGIE DES FILMS UND SEIN VERHAELTNIS ZU ANDEREN SACHGEBIETEN</text:p>
          </table:table-cell>
          <table:table-cell table:number-columns-repeated="5"/>
        </table:table-row>
        <table:table-row table:style-name="ro1">
          <table:table-cell table:formula="of:=IF([.B2744]=([.B2743]+2);&quot;Fehler&quot;;&quot;&quot;)">
            <text:p/>
          </table:table-cell>
          <table:table-cell table:formula="of:=IF(LEN([.C2744])=1;0;IF(LEN([.C2744])=2;1;IF(LEN([.C2744])=3;2;IF(LEN([.C2744])=5;3;IF(LEN([.C2744])=6;4;IF(LEN([.C2744])=7;5;&quot;Fehler&quot;))))))" office:value-type="float" office:value="3" calcext:value-type="float">
            <text:p>3</text:p>
          </table:table-cell>
          <table:table-cell office:value-type="string" calcext:value-type="string">
            <text:p>SEK 4</text:p>
          </table:table-cell>
          <table:table-cell office:value-type="string" calcext:value-type="string">
            <text:p>FILMFOERDERUNG <text:s/>FILMZENSUR <text:s/>KOMMUNALES KINO</text:p>
          </table:table-cell>
          <table:table-cell table:number-columns-repeated="5"/>
        </table:table-row>
        <table:table-row table:style-name="ro1">
          <table:table-cell table:formula="of:=IF([.B2745]=([.B2744]+2);&quot;Fehler&quot;;&quot;&quot;)">
            <text:p/>
          </table:table-cell>
          <table:table-cell table:formula="of:=IF(LEN([.C2745])=1;0;IF(LEN([.C2745])=2;1;IF(LEN([.C2745])=3;2;IF(LEN([.C2745])=5;3;IF(LEN([.C2745])=6;4;IF(LEN([.C2745])=7;5;&quot;Fehler&quot;))))))" office:value-type="float" office:value="3" calcext:value-type="float">
            <text:p>3</text:p>
          </table:table-cell>
          <table:table-cell office:value-type="string" calcext:value-type="string">
            <text:p>SEK 5</text:p>
          </table:table-cell>
          <table:table-cell office:value-type="string" calcext:value-type="string">
            <text:p>FILMKRITIK</text:p>
          </table:table-cell>
          <table:table-cell table:number-columns-repeated="5"/>
        </table:table-row>
        <table:table-row table:style-name="ro1">
          <table:table-cell table:formula="of:=IF([.B2746]=([.B2745]+2);&quot;Fehler&quot;;&quot;&quot;)">
            <text:p/>
          </table:table-cell>
          <table:table-cell table:formula="of:=IF(LEN([.C2746])=1;0;IF(LEN([.C2746])=2;1;IF(LEN([.C2746])=3;2;IF(LEN([.C2746])=5;3;IF(LEN([.C2746])=6;4;IF(LEN([.C2746])=7;5;&quot;Fehler&quot;))))))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FILMDRAMATURGIE <text:s/>FILMREGIE <text:s/>DREHBUCH</text:p>
          </table:table-cell>
          <table:table-cell table:number-columns-repeated="5"/>
        </table:table-row>
        <table:table-row table:style-name="ro1">
          <table:table-cell table:formula="of:=IF([.B2747]=([.B2746]+2);&quot;Fehler&quot;;&quot;&quot;)">
            <text:p/>
          </table:table-cell>
          <table:table-cell table:formula="of:=IF(LEN([.C2747])=1;0;IF(LEN([.C2747])=2;1;IF(LEN([.C2747])=3;2;IF(LEN([.C2747])=5;3;IF(LEN([.C2747])=6;4;IF(LEN([.C2747])=7;5;&quot;Fehler&quot;))))))" office:value-type="float" office:value="3" calcext:value-type="float">
            <text:p>3</text:p>
          </table:table-cell>
          <table:table-cell office:value-type="string" calcext:value-type="string">
            <text:p>SEL 3</text:p>
          </table:table-cell>
          <table:table-cell office:value-type="string" calcext:value-type="string">
            <text:p>EINZELNE FILME</text:p>
          </table:table-cell>
          <table:table-cell table:number-columns-repeated="5"/>
        </table:table-row>
        <table:table-row table:style-name="ro1">
          <table:table-cell table:formula="of:=IF([.B2748]=([.B2747]+2);&quot;Fehler&quot;;&quot;&quot;)">
            <text:p/>
          </table:table-cell>
          <table:table-cell table:formula="of:=IF(LEN([.C2748])=1;0;IF(LEN([.C2748])=2;1;IF(LEN([.C2748])=3;2;IF(LEN([.C2748])=5;3;IF(LEN([.C2748])=6;4;IF(LEN([.C2748])=7;5;&quot;Fehler&quot;))))))" office:value-type="float" office:value="2" calcext:value-type="float">
            <text:p>2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FILMGESCHICHTE : GESAMTDARSTELLUNGEN – DARSTELLUNGEN EINZELNER EPOCHEN IN MEHREREN LAENDERN</text:p>
          </table:table-cell>
          <table:table-cell table:number-columns-repeated="5"/>
        </table:table-row>
        <table:table-row table:style-name="ro1">
          <table:table-cell table:formula="of:=IF([.B2749]=([.B2748]+2);&quot;Fehler&quot;;&quot;&quot;)">
            <text:p/>
          </table:table-cell>
          <table:table-cell table:formula="of:=IF(LEN([.C2749])=1;0;IF(LEN([.C2749])=2;1;IF(LEN([.C2749])=3;2;IF(LEN([.C2749])=5;3;IF(LEN([.C2749])=6;4;IF(LEN([.C2749])=7;5;&quot;Fehler&quot;))))))" office:value-type="float" office:value="3" calcext:value-type="float">
            <text:p>3</text:p>
          </table:table-cell>
          <table:table-cell office:value-type="string" calcext:value-type="string">
            <text:p>SEM 1</text:p>
          </table:table-cell>
          <table:table-cell office:value-type="string" calcext:value-type="string">
            <text:p>FILMGESCHICHTE IN EINZELNEN LAENDERN</text:p>
          </table:table-cell>
          <table:table-cell table:number-columns-repeated="5"/>
        </table:table-row>
        <table:table-row table:style-name="ro1">
          <table:table-cell table:formula="of:=IF([.B2750]=([.B2749]+2);&quot;Fehler&quot;;&quot;&quot;)">
            <text:p/>
          </table:table-cell>
          <table:table-cell table:formula="of:=IF(LEN([.C2750])=1;0;IF(LEN([.C2750])=2;1;IF(LEN([.C2750])=3;2;IF(LEN([.C2750])=5;3;IF(LEN([.C2750])=6;4;IF(LEN([.C2750])=7;5;&quot;Fehler&quot;))))))" office:value-type="float" office:value="4" calcext:value-type="float">
            <text:p>4</text:p>
          </table:table-cell>
          <table:table-cell office:value-type="string" calcext:value-type="string">
            <text:p>SEM 10</text:p>
          </table:table-cell>
          <table:table-cell office:value-type="string" calcext:value-type="string">
            <text:p>DEUTSCHE FILMGESCHICHTE</text:p>
          </table:table-cell>
          <table:table-cell table:number-columns-repeated="5"/>
        </table:table-row>
        <table:table-row table:style-name="ro1">
          <table:table-cell table:formula="of:=IF([.B2751]=([.B2750]+2);&quot;Fehler&quot;;&quot;&quot;)">
            <text:p/>
          </table:table-cell>
          <table:table-cell table:formula="of:=IF(LEN([.C2751])=1;0;IF(LEN([.C2751])=2;1;IF(LEN([.C2751])=3;2;IF(LEN([.C2751])=5;3;IF(LEN([.C2751])=6;4;IF(LEN([.C2751])=7;5;&quot;Fehler&quot;))))))" office:value-type="float" office:value="2" calcext:value-type="float">
            <text:p>2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EINZELNE GATTUNGEN UND FORMEN DES FILMS</text:p>
          </table:table-cell>
          <table:table-cell table:number-columns-repeated="5"/>
        </table:table-row>
        <table:table-row table:style-name="ro1">
          <table:table-cell table:formula="of:=IF([.B2752]=([.B2751]+2);&quot;Fehler&quot;;&quot;&quot;)">
            <text:p/>
          </table:table-cell>
          <table:table-cell table:formula="of:=IF(LEN([.C2752])=1;0;IF(LEN([.C2752])=2;1;IF(LEN([.C2752])=3;2;IF(LEN([.C2752])=5;3;IF(LEN([.C2752])=6;4;IF(LEN([.C2752])=7;5;&quot;Fehler&quot;))))))" office:value-type="float" office:value="2" calcext:value-type="float">
            <text:p>2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EINZELNE STOFFE UND MOTIVE IM FILM</text:p>
          </table:table-cell>
          <table:table-cell table:number-columns-repeated="5"/>
        </table:table-row>
        <table:table-row table:style-name="ro1">
          <table:table-cell table:formula="of:=IF([.B2753]=([.B2752]+2);&quot;Fehler&quot;;&quot;&quot;)">
            <text:p/>
          </table:table-cell>
          <table:table-cell table:formula="of:=IF(LEN([.C2753])=1;0;IF(LEN([.C2753])=2;1;IF(LEN([.C2753])=3;2;IF(LEN([.C2753])=5;3;IF(LEN([.C2753])=6;4;IF(LEN([.C2753])=7;5;&quot;Fehler&quot;))))))" office:value-type="float" office:value="2" calcext:value-type="float">
            <text:p>2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VIDEOFILME <text:s/>DVD-VIDEOFILME</text:p>
          </table:table-cell>
          <table:table-cell table:number-columns-repeated="5"/>
        </table:table-row>
        <table:table-row table:style-name="ro1">
          <table:table-cell table:formula="of:=IF([.B2754]=([.B2753]+2);&quot;Fehler&quot;;&quot;&quot;)">
            <text:p/>
          </table:table-cell>
          <table:table-cell table:formula="of:=IF(LEN([.C2754])=1;0;IF(LEN([.C2754])=2;1;IF(LEN([.C2754])=3;2;IF(LEN([.C2754])=5;3;IF(LEN([.C2754])=6;4;IF(LEN([.C2754])=7;5;&quot;Fehler&quot;))))))" office:value-type="float" office:value="1" calcext:value-type="float">
            <text:p>1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HOERFUNK (HOERRUNDFUNK) <text:s/>HIER AUCH ZUSAMMENFASSENDE DARSTELLUNGEN VON HOERFUNK UND FERNSEHEN (RUNDFUNK)</text:p>
          </table:table-cell>
          <table:table-cell table:number-columns-repeated="5"/>
        </table:table-row>
        <table:table-row table:style-name="ro1">
          <table:table-cell table:formula="of:=IF([.B2755]=([.B2754]+2);&quot;Fehler&quot;;&quot;&quot;)">
            <text:p/>
          </table:table-cell>
          <table:table-cell table:formula="of:=IF(LEN([.C2755])=1;0;IF(LEN([.C2755])=2;1;IF(LEN([.C2755])=3;2;IF(LEN([.C2755])=5;3;IF(LEN([.C2755])=6;4;IF(LEN([.C2755])=7;5;&quot;Fehler&quot;))))))" office:value-type="float" office:value="2" calcext:value-type="float">
            <text:p>2</text:p>
          </table:table-cell>
          <table:table-cell office:value-type="string" calcext:value-type="string">
            <text:p>SFK</text:p>
          </table:table-cell>
          <table:table-cell office:value-type="string" calcext:value-type="string">
            <text:p>ALLGEMEINES - VERMISCHTE SCHRIFTEN</text:p>
          </table:table-cell>
          <table:table-cell table:number-columns-repeated="5"/>
        </table:table-row>
        <table:table-row table:style-name="ro1">
          <table:table-cell table:formula="of:=IF([.B2756]=([.B2755]+2);&quot;Fehler&quot;;&quot;&quot;)">
            <text:p/>
          </table:table-cell>
          <table:table-cell table:formula="of:=IF(LEN([.C2756])=1;0;IF(LEN([.C2756])=2;1;IF(LEN([.C2756])=3;2;IF(LEN([.C2756])=5;3;IF(LEN([.C2756])=6;4;IF(LEN([.C2756])=7;5;&quot;Fehler&quot;))))))" office:value-type="float" office:value="3" calcext:value-type="float">
            <text:p>3</text:p>
          </table:table-cell>
          <table:table-cell office:value-type="string" calcext:value-type="string">
            <text:p>SF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757]=([.B2756]+2);&quot;Fehler&quot;;&quot;&quot;)">
            <text:p/>
          </table:table-cell>
          <table:table-cell table:formula="of:=IF(LEN([.C2757])=1;0;IF(LEN([.C2757])=2;1;IF(LEN([.C2757])=3;2;IF(LEN([.C2757])=5;3;IF(LEN([.C2757])=6;4;IF(LEN([.C2757])=7;5;&quot;Fehler&quot;))))))" office:value-type="float" office:value="3" calcext:value-type="float">
            <text:p>3</text:p>
          </table:table-cell>
          <table:table-cell office:value-type="string" calcext:value-type="string">
            <text:p>SF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[.B2758]=([.B2757]+2);&quot;Fehler&quot;;&quot;&quot;)">
            <text:p/>
          </table:table-cell>
          <table:table-cell table:formula="of:=IF(LEN([.C2758])=1;0;IF(LEN([.C2758])=2;1;IF(LEN([.C2758])=3;2;IF(LEN([.C2758])=5;3;IF(LEN([.C2758])=6;4;IF(LEN([.C2758])=7;5;&quot;Fehler&quot;))))))" office:value-type="float" office:value="3" calcext:value-type="float">
            <text:p>3</text:p>
          </table:table-cell>
          <table:table-cell office:value-type="string" calcext:value-type="string">
            <text:p>SFK 3</text:p>
          </table:table-cell>
          <table:table-cell office:value-type="string" calcext:value-type="string">
            <text:p>AESTHETIK, PSYCHOLOGIE, SOZIOLOGIE DES RUNDFUNKS UND SEIN VERHAELTNIS ZU ANDEREN SACHGEBIETEN</text:p>
          </table:table-cell>
          <table:table-cell table:number-columns-repeated="5"/>
        </table:table-row>
        <table:table-row table:style-name="ro1">
          <table:table-cell table:formula="of:=IF([.B2759]=([.B2758]+2);&quot;Fehler&quot;;&quot;&quot;)">
            <text:p/>
          </table:table-cell>
          <table:table-cell table:formula="of:=IF(LEN([.C2759])=1;0;IF(LEN([.C2759])=2;1;IF(LEN([.C2759])=3;2;IF(LEN([.C2759])=5;3;IF(LEN([.C2759])=6;4;IF(LEN([.C2759])=7;5;&quot;Fehler&quot;))))))" office:value-type="float" office:value="3" calcext:value-type="float">
            <text:p>3</text:p>
          </table:table-cell>
          <table:table-cell office:value-type="string" calcext:value-type="string">
            <text:p>SFK 4</text:p>
          </table:table-cell>
          <table:table-cell office:value-type="string" calcext:value-type="string">
            <text:p>GESCHICHTE DES RUNDFUNKS</text:p>
          </table:table-cell>
          <table:table-cell table:number-columns-repeated="5"/>
        </table:table-row>
        <table:table-row table:style-name="ro1">
          <table:table-cell table:formula="of:=IF([.B2760]=([.B2759]+2);&quot;Fehler&quot;;&quot;&quot;)">
            <text:p/>
          </table:table-cell>
          <table:table-cell table:formula="of:=IF(LEN([.C2760])=1;0;IF(LEN([.C2760])=2;1;IF(LEN([.C2760])=3;2;IF(LEN([.C2760])=5;3;IF(LEN([.C2760])=6;4;IF(LEN([.C2760])=7;5;&quot;Fehler&quot;))))))" office:value-type="float" office:value="4" calcext:value-type="float">
            <text:p>4</text:p>
          </table:table-cell>
          <table:table-cell office:value-type="string" calcext:value-type="string">
            <text:p>SFK 40</text:p>
          </table:table-cell>
          <table:table-cell office:value-type="string" calcext:value-type="string">
            <text:p>EINZELNE RUNDFUNKANSTALTEN : ORGANISATION, VERWALTUNG UND GESCHICHTE</text:p>
          </table:table-cell>
          <table:table-cell table:number-columns-repeated="5"/>
        </table:table-row>
        <table:table-row table:style-name="ro1">
          <table:table-cell table:formula="of:=IF([.B2761]=([.B2760]+2);&quot;Fehler&quot;;&quot;&quot;)">
            <text:p/>
          </table:table-cell>
          <table:table-cell table:formula="of:=IF(LEN([.C2761])=1;0;IF(LEN([.C2761])=2;1;IF(LEN([.C2761])=3;2;IF(LEN([.C2761])=5;3;IF(LEN([.C2761])=6;4;IF(LEN([.C2761])=7;5;&quot;Fehler&quot;))))))" office:value-type="float" office:value="2" calcext:value-type="float">
            <text:p>2</text:p>
          </table:table-cell>
          <table:table-cell office:value-type="string" calcext:value-type="string">
            <text:p>SFL</text:p>
          </table:table-cell>
          <table:table-cell office:value-type="string" calcext:value-type="string">
            <text:p>PROGRAMMGESTALTUNG <text:s/>FUNKDRAMATURGIE FUNKREGIE</text:p>
          </table:table-cell>
          <table:table-cell table:number-columns-repeated="5"/>
        </table:table-row>
        <table:table-row table:style-name="ro1">
          <table:table-cell table:formula="of:=IF([.B2762]=([.B2761]+2);&quot;Fehler&quot;;&quot;&quot;)">
            <text:p/>
          </table:table-cell>
          <table:table-cell table:formula="of:=IF(LEN([.C2762])=1;0;IF(LEN([.C2762])=2;1;IF(LEN([.C2762])=3;2;IF(LEN([.C2762])=5;3;IF(LEN([.C2762])=6;4;IF(LEN([.C2762])=7;5;&quot;Fehler&quot;))))))" office:value-type="float" office:value="2" calcext:value-type="float">
            <text:p>2</text:p>
          </table:table-cell>
          <table:table-cell office:value-type="string" calcext:value-type="string">
            <text:p>SFM</text:p>
          </table:table-cell>
          <table:table-cell office:value-type="string" calcext:value-type="string">
            <text:p>EINZELNE SENDEFORMEN</text:p>
          </table:table-cell>
          <table:table-cell table:number-columns-repeated="5"/>
        </table:table-row>
        <table:table-row table:style-name="ro1">
          <table:table-cell table:formula="of:=IF([.B2763]=([.B2762]+2);&quot;Fehler&quot;;&quot;&quot;)">
            <text:p/>
          </table:table-cell>
          <table:table-cell table:formula="of:=IF(LEN([.C2763])=1;0;IF(LEN([.C2763])=2;1;IF(LEN([.C2763])=3;2;IF(LEN([.C2763])=5;3;IF(LEN([.C2763])=6;4;IF(LEN([.C2763])=7;5;&quot;Fehler&quot;))))))" office:value-type="float" office:value="2" calcext:value-type="float">
            <text:p>2</text:p>
          </table:table-cell>
          <table:table-cell office:value-type="string" calcext:value-type="string">
            <text:p>SFP</text:p>
          </table:table-cell>
          <table:table-cell office:value-type="string" calcext:value-type="string">
            <text:p>EINZELNE STOFFE UND MOTIVE IM HOERFUNK</text:p>
          </table:table-cell>
          <table:table-cell table:number-columns-repeated="5"/>
        </table:table-row>
        <table:table-row table:style-name="ro1">
          <table:table-cell table:formula="of:=IF([.B2764]=([.B2763]+2);&quot;Fehler&quot;;&quot;&quot;)">
            <text:p/>
          </table:table-cell>
          <table:table-cell table:formula="of:=IF(LEN([.C2764])=1;0;IF(LEN([.C2764])=2;1;IF(LEN([.C2764])=3;2;IF(LEN([.C2764])=5;3;IF(LEN([.C2764])=6;4;IF(LEN([.C2764])=7;5;&quot;Fehler&quot;))))))" office:value-type="float" office:value="1" calcext:value-type="float">
            <text:p>1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FERNSEHEN <text:s/>KABELFERNSEHEN</text:p>
          </table:table-cell>
          <table:table-cell table:number-columns-repeated="5"/>
        </table:table-row>
        <table:table-row table:style-name="ro1">
          <table:table-cell table:formula="of:=IF([.B2765]=([.B2764]+2);&quot;Fehler&quot;;&quot;&quot;)">
            <text:p/>
          </table:table-cell>
          <table:table-cell table:formula="of:=IF(LEN([.C2765])=1;0;IF(LEN([.C2765])=2;1;IF(LEN([.C2765])=3;2;IF(LEN([.C2765])=5;3;IF(LEN([.C2765])=6;4;IF(LEN([.C2765])=7;5;&quot;Fehler&quot;))))))" office:value-type="float" office:value="2" calcext:value-type="float">
            <text:p>2</text:p>
          </table:table-cell>
          <table:table-cell office:value-type="string" calcext:value-type="string">
            <text:p>SGK</text:p>
          </table:table-cell>
          <table:table-cell office:value-type="string" calcext:value-type="string">
            <text:p>ALLGEMEINES - VERMISCHTE SCHRIFTEN</text:p>
          </table:table-cell>
          <table:table-cell table:number-columns-repeated="5"/>
        </table:table-row>
        <table:table-row table:style-name="ro1">
          <table:table-cell table:formula="of:=IF([.B2766]=([.B2765]+2);&quot;Fehler&quot;;&quot;&quot;)">
            <text:p/>
          </table:table-cell>
          <table:table-cell table:formula="of:=IF(LEN([.C2766])=1;0;IF(LEN([.C2766])=2;1;IF(LEN([.C2766])=3;2;IF(LEN([.C2766])=5;3;IF(LEN([.C2766])=6;4;IF(LEN([.C2766])=7;5;&quot;Fehler&quot;))))))" office:value-type="float" office:value="3" calcext:value-type="float">
            <text:p>3</text:p>
          </table:table-cell>
          <table:table-cell office:value-type="string" calcext:value-type="string">
            <text:p>SGK 1</text:p>
          </table:table-cell>
          <table:table-cell office:value-type="string" calcext:value-type="string">
            <text:p>GESAMTDARSTELLUNGEN - DARSTELLUNGEN MEHRERER TEILGEBIETE NACHSCHLAGEWERKE UND BIBLIOGRAPHIEN</text:p>
          </table:table-cell>
          <table:table-cell table:number-columns-repeated="5"/>
        </table:table-row>
        <table:table-row table:style-name="ro1">
          <table:table-cell table:formula="of:=IF([.B2767]=([.B2766]+2);&quot;Fehler&quot;;&quot;&quot;)">
            <text:p/>
          </table:table-cell>
          <table:table-cell table:formula="of:=IF(LEN([.C2767])=1;0;IF(LEN([.C2767])=2;1;IF(LEN([.C2767])=3;2;IF(LEN([.C2767])=5;3;IF(LEN([.C2767])=6;4;IF(LEN([.C2767])=7;5;&quot;Fehler&quot;))))))" office:value-type="float" office:value="3" calcext:value-type="float">
            <text:p>3</text:p>
          </table:table-cell>
          <table:table-cell office:value-type="string" calcext:value-type="string">
            <text:p>SGK 2</text:p>
          </table:table-cell>
          <table:table-cell office:value-type="string" calcext:value-type="string">
            <text:p>AESTHETIK, PSYCHOLOGIE, SOZIOLOGIE DES FERNSEHENS UND SEIN VERHAELTNIS ZU ANDEREN SACHGEBIETEN</text:p>
          </table:table-cell>
          <table:table-cell table:number-columns-repeated="5"/>
        </table:table-row>
        <table:table-row table:style-name="ro1">
          <table:table-cell table:formula="of:=IF([.B2768]=([.B2767]+2);&quot;Fehler&quot;;&quot;&quot;)">
            <text:p/>
          </table:table-cell>
          <table:table-cell table:formula="of:=IF(LEN([.C2768])=1;0;IF(LEN([.C2768])=2;1;IF(LEN([.C2768])=3;2;IF(LEN([.C2768])=5;3;IF(LEN([.C2768])=6;4;IF(LEN([.C2768])=7;5;&quot;Fehler&quot;))))))" office:value-type="float" office:value="3" calcext:value-type="float">
            <text:p>3</text:p>
          </table:table-cell>
          <table:table-cell office:value-type="string" calcext:value-type="string">
            <text:p>SGK 3</text:p>
          </table:table-cell>
          <table:table-cell office:value-type="string" calcext:value-type="string">
            <text:p>GESCHICHTE DES FERNSEHENS</text:p>
          </table:table-cell>
          <table:table-cell table:number-columns-repeated="5"/>
        </table:table-row>
        <table:table-row table:style-name="ro1">
          <table:table-cell table:formula="of:=IF([.B2769]=([.B2768]+2);&quot;Fehler&quot;;&quot;&quot;)">
            <text:p/>
          </table:table-cell>
          <table:table-cell table:formula="of:=IF(LEN([.C2769])=1;0;IF(LEN([.C2769])=2;1;IF(LEN([.C2769])=3;2;IF(LEN([.C2769])=5;3;IF(LEN([.C2769])=6;4;IF(LEN([.C2769])=7;5;&quot;Fehler&quot;))))))" office:value-type="float" office:value="4" calcext:value-type="float">
            <text:p>4</text:p>
          </table:table-cell>
          <table:table-cell office:value-type="string" calcext:value-type="string">
            <text:p>SGK 30</text:p>
          </table:table-cell>
          <table:table-cell office:value-type="string" calcext:value-type="string">
            <text:p>EINZELNE FERNSEHANSTALTEN : ORGANISATION, VERWALTUNG UND GESCHICHTE</text:p>
          </table:table-cell>
          <table:table-cell table:number-columns-repeated="5"/>
        </table:table-row>
        <table:table-row table:style-name="ro1">
          <table:table-cell table:formula="of:=IF([.B2770]=([.B2769]+2);&quot;Fehler&quot;;&quot;&quot;)">
            <text:p/>
          </table:table-cell>
          <table:table-cell table:formula="of:=IF(LEN([.C2770])=1;0;IF(LEN([.C2770])=2;1;IF(LEN([.C2770])=3;2;IF(LEN([.C2770])=5;3;IF(LEN([.C2770])=6;4;IF(LEN([.C2770])=7;5;&quot;Fehler&quot;))))))" office:value-type="float" office:value="2" calcext:value-type="float">
            <text:p>2</text:p>
          </table:table-cell>
          <table:table-cell office:value-type="string" calcext:value-type="string">
            <text:p>SGL</text:p>
          </table:table-cell>
          <table:table-cell office:value-type="string" calcext:value-type="string">
            <text:p>PROGRAMMGESTALTUNG <text:s/>FERNSEHDRAMATURGIE FERNSEHREGIE</text:p>
          </table:table-cell>
          <table:table-cell table:number-columns-repeated="5"/>
        </table:table-row>
        <table:table-row table:style-name="ro1">
          <table:table-cell table:formula="of:=IF([.B2771]=([.B2770]+2);&quot;Fehler&quot;;&quot;&quot;)">
            <text:p/>
          </table:table-cell>
          <table:table-cell table:formula="of:=IF(LEN([.C2771])=1;0;IF(LEN([.C2771])=2;1;IF(LEN([.C2771])=3;2;IF(LEN([.C2771])=5;3;IF(LEN([.C2771])=6;4;IF(LEN([.C2771])=7;5;&quot;Fehler&quot;))))))" office:value-type="float" office:value="3" calcext:value-type="float">
            <text:p>3</text:p>
          </table:table-cell>
          <table:table-cell office:value-type="string" calcext:value-type="string">
            <text:p>SGL 3</text:p>
          </table:table-cell>
          <table:table-cell office:value-type="string" calcext:value-type="string">
            <text:p>EINZELNE FERNSEHSENDUNGEN</text:p>
          </table:table-cell>
          <table:table-cell table:number-columns-repeated="5"/>
        </table:table-row>
        <table:table-row table:style-name="ro1">
          <table:table-cell table:formula="of:=IF([.B2772]=([.B2771]+2);&quot;Fehler&quot;;&quot;&quot;)">
            <text:p/>
          </table:table-cell>
          <table:table-cell table:formula="of:=IF(LEN([.C2772])=1;0;IF(LEN([.C2772])=2;1;IF(LEN([.C2772])=3;2;IF(LEN([.C2772])=5;3;IF(LEN([.C2772])=6;4;IF(LEN([.C2772])=7;5;&quot;Fehler&quot;))))))" office:value-type="float" office:value="2" calcext:value-type="float">
            <text:p>2</text:p>
          </table:table-cell>
          <table:table-cell office:value-type="string" calcext:value-type="string">
            <text:p>SGM</text:p>
          </table:table-cell>
          <table:table-cell office:value-type="string" calcext:value-type="string">
            <text:p>EINZELNE SENDEFORMEN</text:p>
          </table:table-cell>
          <table:table-cell table:number-columns-repeated="5"/>
        </table:table-row>
        <table:table-row table:style-name="ro1">
          <table:table-cell table:formula="of:=IF([.B2773]=([.B2772]+2);&quot;Fehler&quot;;&quot;&quot;)">
            <text:p/>
          </table:table-cell>
          <table:table-cell table:formula="of:=IF(LEN([.C2773])=1;0;IF(LEN([.C2773])=2;1;IF(LEN([.C2773])=3;2;IF(LEN([.C2773])=5;3;IF(LEN([.C2773])=6;4;IF(LEN([.C2773])=7;5;&quot;Fehler&quot;))))))" office:value-type="float" office:value="2" calcext:value-type="float">
            <text:p>2</text:p>
          </table:table-cell>
          <table:table-cell office:value-type="string" calcext:value-type="string">
            <text:p>SGS</text:p>
          </table:table-cell>
          <table:table-cell office:value-type="string" calcext:value-type="string">
            <text:p>EINZELNE STOFFE UND MOTIVE IM FERNSEHEN</text:p>
          </table:table-cell>
          <table:table-cell table:number-columns-repeated="5"/>
        </table:table-row>
        <table:table-row table:style-name="ro1">
          <table:table-cell table:formula="of:=IF([.B2774]=([.B2773]+2);&quot;Fehler&quot;;&quot;&quot;)">
            <text:p/>
          </table:table-cell>
          <table:table-cell table:formula="of:=IF(LEN([.C2774])=1;0;IF(LEN([.C2774])=2;1;IF(LEN([.C2774])=3;2;IF(LEN([.C2774])=5;3;IF(LEN([.C2774])=6;4;IF(LEN([.C2774])=7;5;&quot;Fehler&quot;))))))" office:value-type="float" office:value="2" calcext:value-type="float">
            <text:p>2</text:p>
          </table:table-cell>
          <table:table-cell office:value-type="string" calcext:value-type="string">
            <text:p>SGT</text:p>
          </table:table-cell>
          <table:table-cell office:value-type="string" calcext:value-type="string">
            <text:p>PRIVATRECHTLICHER RUNDFUNK</text:p>
          </table:table-cell>
          <table:table-cell table:number-columns-repeated="5"/>
        </table:table-row>
        <table:table-row table:style-name="ro1">
          <table:table-cell table:formula="of:=IF([.B2775]=([.B2774]+2);&quot;Fehler&quot;;&quot;&quot;)">
            <text:p/>
          </table:table-cell>
          <table:table-cell table:formula="of:=IF(LEN([.C2775])=1;0;IF(LEN([.C2775])=2;1;IF(LEN([.C2775])=3;2;IF(LEN([.C2775])=5;3;IF(LEN([.C2775])=6;4;IF(LEN([.C2775])=7;5;&quot;Fehler&quot;))))))" office:value-type="float" office:value="2" calcext:value-type="float">
            <text:p>2</text:p>
          </table:table-cell>
          <table:table-cell office:value-type="string" calcext:value-type="string">
            <text:p>SYB</text:p>
          </table:table-cell>
          <table:table-cell office:value-type="string" calcext:value-type="string">
            <text:p>BIOGRAPHIEN VON SCHAUSPIELERN, REGISSEUREN, TAENZERN, KABARETTISTEN UND ARTISTEN</text:p>
          </table:table-cell>
          <table:table-cell table:number-columns-repeated="5"/>
        </table:table-row>
        <table:table-row table:style-name="ro1">
          <table:table-cell table:formula="of:=IF([.B2776]=([.B2775]+2);&quot;Fehler&quot;;&quot;&quot;)">
            <text:p/>
          </table:table-cell>
          <table:table-cell table:formula="of:=IF(LEN([.C2776])=1;0;IF(LEN([.C2776])=2;1;IF(LEN([.C2776])=3;2;IF(LEN([.C2776])=5;3;IF(LEN([.C2776])=6;4;IF(LEN([.C2776])=7;5;&quot;Fehler&quot;))))))" office:value-type="float" office:value="3" calcext:value-type="float">
            <text:p>3</text:p>
          </table:table-cell>
          <table:table-cell office:value-type="string" calcext:value-type="string">
            <text:p>SYB 1</text:p>
          </table:table-cell>
          <table:table-cell office:value-type="string" calcext:value-type="string">
            <text:p>BIOGRAPHIEN MEHRERER SCHAUSPIELER, REGISSEURE, TAENZER, CHOREOGRAPHEN, KABARETTISTEN UND ARTISTEN</text:p>
          </table:table-cell>
          <table:table-cell table:number-columns-repeated="5"/>
        </table:table-row>
        <table:table-row table:style-name="ro1">
          <table:table-cell table:formula="of:=IF([.B2777]=([.B2776]+2);&quot;Fehler&quot;;&quot;&quot;)">
            <text:p/>
          </table:table-cell>
          <table:table-cell table:formula="of:=IF(LEN([.C2777])=1;0;IF(LEN([.C2777])=2;1;IF(LEN([.C2777])=3;2;IF(LEN([.C2777])=5;3;IF(LEN([.C2777])=6;4;IF(LEN([.C2777])=7;5;&quot;Fehler&quot;))))))" office:value-type="float" office:value="4" calcext:value-type="float">
            <text:p>4</text:p>
          </table:table-cell>
          <table:table-cell office:value-type="string" calcext:value-type="string">
            <text:p>SYB 12</text:p>
          </table:table-cell>
          <table:table-cell office:value-type="string" calcext:value-type="string">
            <text:p>BIOGRAPHIEN MEHRERER SCHAUSPIELER, REGISSEURE (THEATER UND FILM) <text:s/>TAENZER, CHOREOGRAPHEN</text:p>
          </table:table-cell>
          <table:table-cell table:number-columns-repeated="5"/>
        </table:table-row>
        <table:table-row table:style-name="ro1">
          <table:table-cell table:formula="of:=IF([.B2778]=([.B2777]+2);&quot;Fehler&quot;;&quot;&quot;)">
            <text:p/>
          </table:table-cell>
          <table:table-cell table:formula="of:=IF(LEN([.C2778])=1;0;IF(LEN([.C2778])=2;1;IF(LEN([.C2778])=3;2;IF(LEN([.C2778])=5;3;IF(LEN([.C2778])=6;4;IF(LEN([.C2778])=7;5;&quot;Fehler&quot;))))))" office:value-type="float" office:value="4" calcext:value-type="float">
            <text:p>4</text:p>
          </table:table-cell>
          <table:table-cell office:value-type="string" calcext:value-type="string">
            <text:p>SYB 13</text:p>
          </table:table-cell>
          <table:table-cell office:value-type="string" calcext:value-type="string">
            <text:p>BIOGRAPHIEN MEHRERER KUENSTLER DES KABARETTS, ZIRKUS UND VARIETES</text:p>
          </table:table-cell>
          <table:table-cell table:number-columns-repeated="5"/>
        </table:table-row>
        <table:table-row table:style-name="ro1">
          <table:table-cell table:formula="of:=IF([.B2779]=([.B2778]+2);&quot;Fehler&quot;;&quot;&quot;)">
            <text:p/>
          </table:table-cell>
          <table:table-cell table:formula="of:=IF(LEN([.C2779])=1;0;IF(LEN([.C2779])=2;1;IF(LEN([.C2779])=3;2;IF(LEN([.C2779])=5;3;IF(LEN([.C2779])=6;4;IF(LEN([.C2779])=7;5;&quot;Fehler&quot;))))))" office:value-type="float" office:value="3" calcext:value-type="float">
            <text:p>3</text:p>
          </table:table-cell>
          <table:table-cell office:value-type="string" calcext:value-type="string">
            <text:p>SYB 2</text:p>
          </table:table-cell>
          <table:table-cell office:value-type="string" calcext:value-type="string">
            <text:p>BIOGRAPHIEN EINZELNER SCHAUSPIELER, REGISSEURE, TAENZER, KABARETTISTEN UND ARTISTEN (ALPHABETISCH NACH BIOGRAPHIERTEN GEORDNET)</text:p>
          </table:table-cell>
          <table:table-cell table:number-columns-repeated="5"/>
        </table:table-row>
        <table:table-row table:style-name="ro1">
          <table:table-cell table:formula="of:=IF([.B2780]=([.B2779]+2);&quot;Fehler&quot;;&quot;&quot;)">
            <text:p/>
          </table:table-cell>
          <table:table-cell table:formula="of:=IF(LEN([.C2780])=1;0;IF(LEN([.C2780])=2;1;IF(LEN([.C2780])=3;2;IF(LEN([.C2780])=5;3;IF(LEN([.C2780])=6;4;IF(LEN([.C2780])=7;5;&quot;Fehler&quot;))))))" office:value-type="float" office:value="4" calcext:value-type="float">
            <text:p>4</text:p>
          </table:table-cell>
          <table:table-cell office:value-type="string" calcext:value-type="string">
            <text:p>SYB 22</text:p>
          </table:table-cell>
          <table:table-cell office:value-type="string" calcext:value-type="string">
            <text:p>BIOGRAPHIEN EINZELNER SCHAUSPIELER, REGISSEURE (THEATER UND FILM) <text:s/>TAENZER, CHOREOGRAPHEN (ALPHABETISCH NACH BIOGRAPHIERTEN GEORDNET)</text:p>
          </table:table-cell>
          <table:table-cell table:number-columns-repeated="5"/>
        </table:table-row>
        <table:table-row table:style-name="ro1">
          <table:table-cell table:formula="of:=IF([.B2781]=([.B2780]+2);&quot;Fehler&quot;;&quot;&quot;)">
            <text:p/>
          </table:table-cell>
          <table:table-cell table:formula="of:=IF(LEN([.C2781])=1;0;IF(LEN([.C2781])=2;1;IF(LEN([.C2781])=3;2;IF(LEN([.C2781])=5;3;IF(LEN([.C2781])=6;4;IF(LEN([.C2781])=7;5;&quot;Fehler&quot;))))))" office:value-type="float" office:value="4" calcext:value-type="float">
            <text:p>4</text:p>
          </table:table-cell>
          <table:table-cell office:value-type="string" calcext:value-type="string">
            <text:p>SYB 23</text:p>
          </table:table-cell>
          <table:table-cell office:value-type="string" calcext:value-type="string">
            <text:p>BIOGRAPHIEN EINZELNER KUENSTLER DES KABARETTS, ZIRKUS UND VARIETES (ALPHABETISCH NACH BIOGRAPHIERTEN GEORDNET)</text:p>
          </table:table-cell>
          <table:table-cell table:number-columns-repeated="5"/>
        </table:table-row>
        <table:table-row table:style-name="ro1">
          <table:table-cell table:formula="of:=IF([.B2782]=([.B2781]+2);&quot;Fehler&quot;;&quot;&quot;)">
            <text:p/>
          </table:table-cell>
          <table:table-cell table:formula="of:=IF(LEN([.C2782])=1;0;IF(LEN([.C2782])=2;1;IF(LEN([.C2782])=3;2;IF(LEN([.C2782])=5;3;IF(LEN([.C2782])=6;4;IF(LEN([.C2782])=7;5;&quot;Fehler&quot;))))))" office:value-type="float" office:value="1" calcext:value-type="float">
            <text:p>1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[.B2783]=([.B2782]+2);&quot;Fehler&quot;;&quot;&quot;)">
            <text:p/>
          </table:table-cell>
          <table:table-cell table:formula="of:=IF(LEN([.C2783])=1;0;IF(LEN([.C2783])=2;1;IF(LEN([.C2783])=3;2;IF(LEN([.C2783])=5;3;IF(LEN([.C2783])=6;4;IF(LEN([.C2783])=7;5;&quot;Fehler&quot;))))))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ATHEMATIK</text:p>
          </table:table-cell>
          <table:table-cell table:number-columns-repeated="5"/>
        </table:table-row>
        <table:table-row table:style-name="ro1">
          <table:table-cell table:formula="of:=IF([.B2784]=([.B2783]+2);&quot;Fehler&quot;;&quot;&quot;)">
            <text:p/>
          </table:table-cell>
          <table:table-cell table:formula="of:=IF(LEN([.C2784])=1;0;IF(LEN([.C2784])=2;1;IF(LEN([.C2784])=3;2;IF(LEN([.C2784])=5;3;IF(LEN([.C2784])=6;4;IF(LEN([.C2784])=7;5;&quot;Fehler&quot;))))))" office:value-type="float" office:value="1" calcext:value-type="float">
            <text:p>1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LLGEMEINES, EINFUEHRUNGEN <text:s/>MATHEMATIKSTUDIUM</text:p>
          </table:table-cell>
          <table:table-cell table:number-columns-repeated="5"/>
        </table:table-row>
        <table:table-row table:style-name="ro1">
          <table:table-cell table:formula="of:=IF([.B2785]=([.B2784]+2);&quot;Fehler&quot;;&quot;&quot;)">
            <text:p/>
          </table:table-cell>
          <table:table-cell table:formula="of:=IF(LEN([.C2785])=1;0;IF(LEN([.C2785])=2;1;IF(LEN([.C2785])=3;2;IF(LEN([.C2785])=5;3;IF(LEN([.C2785])=6;4;IF(LEN([.C2785])=7;5;&quot;Fehler&quot;))))))" office:value-type="float" office:value="2" calcext:value-type="float">
            <text:p>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786]=([.B2785]+2);&quot;Fehler&quot;;&quot;&quot;)">
            <text:p/>
          </table:table-cell>
          <table:table-cell table:formula="of:=IF(LEN([.C2786])=1;0;IF(LEN([.C2786])=2;1;IF(LEN([.C2786])=3;2;IF(LEN([.C2786])=5;3;IF(LEN([.C2786])=6;4;IF(LEN([.C2786])=7;5;&quot;Fehler&quot;))))))" office:value-type="float" office:value="2" calcext:value-type="float">
            <text:p>2</text:p>
          </table:table-cell>
          <table:table-cell office:value-type="string" calcext:value-type="string">
            <text:p>TAL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[.B2787]=([.B2786]+2);&quot;Fehler&quot;;&quot;&quot;)">
            <text:p/>
          </table:table-cell>
          <table:table-cell table:formula="of:=IF(LEN([.C2787])=1;0;IF(LEN([.C2787])=2;1;IF(LEN([.C2787])=3;2;IF(LEN([.C2787])=5;3;IF(LEN([.C2787])=6;4;IF(LEN([.C2787])=7;5;&quot;Fehler&quot;))))))" office:value-type="float" office:value="2" calcext:value-type="float">
            <text:p>2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BELLENWERKE - LOGARITHMENTAFELN - FORMEL- UND AUFGABENSAMMLUNGEN</text:p>
          </table:table-cell>
          <table:table-cell table:number-columns-repeated="5"/>
        </table:table-row>
        <table:table-row table:style-name="ro1">
          <table:table-cell table:formula="of:=IF([.B2788]=([.B2787]+2);&quot;Fehler&quot;;&quot;&quot;)">
            <text:p/>
          </table:table-cell>
          <table:table-cell table:formula="of:=IF(LEN([.C2788])=1;0;IF(LEN([.C2788])=2;1;IF(LEN([.C2788])=3;2;IF(LEN([.C2788])=5;3;IF(LEN([.C2788])=6;4;IF(LEN([.C2788])=7;5;&quot;Fehler&quot;))))))" office:value-type="float" office:value="2" calcext:value-type="float">
            <text:p>2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PHILOSOPHIE DER MATHEMATIK <text:s/>MATHEMATISCHE GRUNDLAGENFORSCHUNG <text:s/>VERHAELTNIS DER MATHEMATIK ZU ANDEREN SACHGEBIETEN</text:p>
          </table:table-cell>
          <table:table-cell table:number-columns-repeated="5"/>
        </table:table-row>
        <table:table-row table:style-name="ro1">
          <table:table-cell table:formula="of:=IF([.B2789]=([.B2788]+2);&quot;Fehler&quot;;&quot;&quot;)">
            <text:p/>
          </table:table-cell>
          <table:table-cell table:formula="of:=IF(LEN([.C2789])=1;0;IF(LEN([.C2789])=2;1;IF(LEN([.C2789])=3;2;IF(LEN([.C2789])=5;3;IF(LEN([.C2789])=6;4;IF(LEN([.C2789])=7;5;&quot;Fehler&quot;))))))" office:value-type="float" office:value="2" calcext:value-type="float">
            <text:p>2</text:p>
          </table:table-cell>
          <table:table-cell office:value-type="string" calcext:value-type="string">
            <text:p>TAO</text:p>
          </table:table-cell>
          <table:table-cell office:value-type="string" calcext:value-type="string">
            <text:p>MATHEMATISCHE INSTRUMENTE</text:p>
          </table:table-cell>
          <table:table-cell table:number-columns-repeated="5"/>
        </table:table-row>
        <table:table-row table:style-name="ro1">
          <table:table-cell table:formula="of:=IF([.B2790]=([.B2789]+2);&quot;Fehler&quot;;&quot;&quot;)">
            <text:p/>
          </table:table-cell>
          <table:table-cell table:formula="of:=IF(LEN([.C2790])=1;0;IF(LEN([.C2790])=2;1;IF(LEN([.C2790])=3;2;IF(LEN([.C2790])=5;3;IF(LEN([.C2790])=6;4;IF(LEN([.C2790])=7;5;&quot;Fehler&quot;))))))" office:value-type="float" office:value="2" calcext:value-type="float">
            <text:p>2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GESCHICHTE DER MATHEMATIK <text:s/>ORGANISATIONEN UND GESELLSCHAFTEN</text:p>
          </table:table-cell>
          <table:table-cell table:number-columns-repeated="5"/>
        </table:table-row>
        <table:table-row table:style-name="ro1">
          <table:table-cell table:formula="of:=IF([.B2791]=([.B2790]+2);&quot;Fehler&quot;;&quot;&quot;)">
            <text:p/>
          </table:table-cell>
          <table:table-cell table:formula="of:=IF(LEN([.C2791])=1;0;IF(LEN([.C2791])=2;1;IF(LEN([.C2791])=3;2;IF(LEN([.C2791])=5;3;IF(LEN([.C2791])=6;4;IF(LEN([.C2791])=7;5;&quot;Fehler&quot;))))))" office:value-type="float" office:value="1" calcext:value-type="float">
            <text:p>1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RITHMETIK, ALGEBRA, MENGENLEHRE</text:p>
          </table:table-cell>
          <table:table-cell table:number-columns-repeated="5"/>
        </table:table-row>
        <table:table-row table:style-name="ro1">
          <table:table-cell table:formula="of:=IF([.B2792]=([.B2791]+2);&quot;Fehler&quot;;&quot;&quot;)">
            <text:p/>
          </table:table-cell>
          <table:table-cell table:formula="of:=IF(LEN([.C2792])=1;0;IF(LEN([.C2792])=2;1;IF(LEN([.C2792])=3;2;IF(LEN([.C2792])=5;3;IF(LEN([.C2792])=6;4;IF(LEN([.C2792])=7;5;&quot;Fehler&quot;))))))" office:value-type="float" office:value="2" calcext:value-type="float">
            <text:p>2</text:p>
          </table:table-cell>
          <table:table-cell office:value-type="string" calcext:value-type="string">
            <text:p>TBK</text:p>
          </table:table-cell>
          <table:table-cell office:value-type="string" calcext:value-type="string">
            <text:p>ELEMENTARES RECHNEN</text:p>
          </table:table-cell>
          <table:table-cell table:number-columns-repeated="5"/>
        </table:table-row>
        <table:table-row table:style-name="ro1">
          <table:table-cell table:formula="of:=IF([.B2793]=([.B2792]+2);&quot;Fehler&quot;;&quot;&quot;)">
            <text:p/>
          </table:table-cell>
          <table:table-cell table:formula="of:=IF(LEN([.C2793])=1;0;IF(LEN([.C2793])=2;1;IF(LEN([.C2793])=3;2;IF(LEN([.C2793])=5;3;IF(LEN([.C2793])=6;4;IF(LEN([.C2793])=7;5;&quot;Fehler&quot;))))))" office:value-type="float" office:value="2" calcext:value-type="float">
            <text:p>2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ARITHMETIK <text:s/>ALGEBRA EINSCHL. MODERNER ALGEBRA (ALGEBRAISCHE STRUKTUREN)</text:p>
          </table:table-cell>
          <table:table-cell table:number-columns-repeated="5"/>
        </table:table-row>
        <table:table-row table:style-name="ro1">
          <table:table-cell table:formula="of:=IF([.B2794]=([.B2793]+2);&quot;Fehler&quot;;&quot;&quot;)">
            <text:p/>
          </table:table-cell>
          <table:table-cell table:formula="of:=IF(LEN([.C2794])=1;0;IF(LEN([.C2794])=2;1;IF(LEN([.C2794])=3;2;IF(LEN([.C2794])=5;3;IF(LEN([.C2794])=6;4;IF(LEN([.C2794])=7;5;&quot;Fehler&quot;))))))" office:value-type="float" office:value="3" calcext:value-type="float">
            <text:p>3</text:p>
          </table:table-cell>
          <table:table-cell office:value-type="string" calcext:value-type="string">
            <text:p>TBL 3</text:p>
          </table:table-cell>
          <table:table-cell office:value-type="string" calcext:value-type="string">
            <text:p>GRUPPEN <text:s/>HALBGRUPPEN</text:p>
          </table:table-cell>
          <table:table-cell table:number-columns-repeated="5"/>
        </table:table-row>
        <table:table-row table:style-name="ro1">
          <table:table-cell table:formula="of:=IF([.B2795]=([.B2794]+2);&quot;Fehler&quot;;&quot;&quot;)">
            <text:p/>
          </table:table-cell>
          <table:table-cell table:formula="of:=IF(LEN([.C2795])=1;0;IF(LEN([.C2795])=2;1;IF(LEN([.C2795])=3;2;IF(LEN([.C2795])=5;3;IF(LEN([.C2795])=6;4;IF(LEN([.C2795])=7;5;&quot;Fehler&quot;))))))" office:value-type="float" office:value="3" calcext:value-type="float">
            <text:p>3</text:p>
          </table:table-cell>
          <table:table-cell office:value-type="string" calcext:value-type="string">
            <text:p>TBL 4</text:p>
          </table:table-cell>
          <table:table-cell office:value-type="string" calcext:value-type="string">
            <text:p>LINEARE ALGEBRA <text:s/>VEKTORRAEUME MULTILINEARE ALGEBRA TENSORRAEUME</text:p>
          </table:table-cell>
          <table:table-cell table:number-columns-repeated="5"/>
        </table:table-row>
        <table:table-row table:style-name="ro1">
          <table:table-cell table:formula="of:=IF([.B2796]=([.B2795]+2);&quot;Fehler&quot;;&quot;&quot;)">
            <text:p/>
          </table:table-cell>
          <table:table-cell table:formula="of:=IF(LEN([.C2796])=1;0;IF(LEN([.C2796])=2;1;IF(LEN([.C2796])=3;2;IF(LEN([.C2796])=5;3;IF(LEN([.C2796])=6;4;IF(LEN([.C2796])=7;5;&quot;Fehler&quot;))))))" office:value-type="float" office:value="4" calcext:value-type="float">
            <text:p>4</text:p>
          </table:table-cell>
          <table:table-cell office:value-type="string" calcext:value-type="string">
            <text:p>TBL 41</text:p>
          </table:table-cell>
          <table:table-cell office:value-type="string" calcext:value-type="string">
            <text:p>LINEARE GLEICHUNGEN <text:s/>LINEARE UNGLEICHUNGEN</text:p>
          </table:table-cell>
          <table:table-cell table:number-columns-repeated="5"/>
        </table:table-row>
        <table:table-row table:style-name="ro1">
          <table:table-cell table:formula="of:=IF([.B2797]=([.B2796]+2);&quot;Fehler&quot;;&quot;&quot;)">
            <text:p/>
          </table:table-cell>
          <table:table-cell table:formula="of:=IF(LEN([.C2797])=1;0;IF(LEN([.C2797])=2;1;IF(LEN([.C2797])=3;2;IF(LEN([.C2797])=5;3;IF(LEN([.C2797])=6;4;IF(LEN([.C2797])=7;5;&quot;Fehler&quot;))))))" office:value-type="float" office:value="4" calcext:value-type="float">
            <text:p>4</text:p>
          </table:table-cell>
          <table:table-cell office:value-type="string" calcext:value-type="string">
            <text:p>TBL 43</text:p>
          </table:table-cell>
          <table:table-cell office:value-type="string" calcext:value-type="string">
            <text:p>MATRIZEN <text:s/>DETERMINANTEN</text:p>
          </table:table-cell>
          <table:table-cell table:number-columns-repeated="5"/>
        </table:table-row>
        <table:table-row table:style-name="ro1">
          <table:table-cell table:formula="of:=IF([.B2798]=([.B2797]+2);&quot;Fehler&quot;;&quot;&quot;)">
            <text:p/>
          </table:table-cell>
          <table:table-cell table:formula="of:=IF(LEN([.C2798])=1;0;IF(LEN([.C2798])=2;1;IF(LEN([.C2798])=3;2;IF(LEN([.C2798])=5;3;IF(LEN([.C2798])=6;4;IF(LEN([.C2798])=7;5;&quot;Fehler&quot;))))))" office:value-type="float" office:value="2" calcext:value-type="float">
            <text:p>2</text:p>
          </table:table-cell>
          <table:table-cell office:value-type="string" calcext:value-type="string">
            <text:p>TBM</text:p>
          </table:table-cell>
          <table:table-cell office:value-type="string" calcext:value-type="string">
            <text:p>WAHRSCHEINLICHKEITSRECHNUNG <text:s/>KOMBINATORIK WAHRSCHEINLICHKEITSTHEORIE <text:s/>STOCHASTIK</text:p>
          </table:table-cell>
          <table:table-cell table:number-columns-repeated="5"/>
        </table:table-row>
        <table:table-row table:style-name="ro1">
          <table:table-cell table:formula="of:=IF([.B2799]=([.B2798]+2);&quot;Fehler&quot;;&quot;&quot;)">
            <text:p/>
          </table:table-cell>
          <table:table-cell table:formula="of:=IF(LEN([.C2799])=1;0;IF(LEN([.C2799])=2;1;IF(LEN([.C2799])=3;2;IF(LEN([.C2799])=5;3;IF(LEN([.C2799])=6;4;IF(LEN([.C2799])=7;5;&quot;Fehler&quot;))))))" office:value-type="float" office:value="3" calcext:value-type="float">
            <text:p>3</text:p>
          </table:table-cell>
          <table:table-cell office:value-type="string" calcext:value-type="string">
            <text:p>TBM 6</text:p>
          </table:table-cell>
          <table:table-cell office:value-type="string" calcext:value-type="string">
            <text:p>ANWENDUNGEN DER WAHRSCHEINLICHKEITSTHEORIE UND STOCHASTIK</text:p>
          </table:table-cell>
          <table:table-cell table:number-columns-repeated="5"/>
        </table:table-row>
        <table:table-row table:style-name="ro1">
          <table:table-cell table:formula="of:=IF([.B2800]=([.B2799]+2);&quot;Fehler&quot;;&quot;&quot;)">
            <text:p/>
          </table:table-cell>
          <table:table-cell table:formula="of:=IF(LEN([.C2800])=1;0;IF(LEN([.C2800])=2;1;IF(LEN([.C2800])=3;2;IF(LEN([.C2800])=5;3;IF(LEN([.C2800])=6;4;IF(LEN([.C2800])=7;5;&quot;Fehler&quot;))))))" office:value-type="float" office:value="2" calcext:value-type="float">
            <text:p>2</text:p>
          </table:table-cell>
          <table:table-cell office:value-type="string" calcext:value-type="string">
            <text:p>TBN</text:p>
          </table:table-cell>
          <table:table-cell office:value-type="string" calcext:value-type="string">
            <text:p>ZAHLEN <text:s/>MENGENLEHRE</text:p>
          </table:table-cell>
          <table:table-cell table:number-columns-repeated="5"/>
        </table:table-row>
        <table:table-row table:style-name="ro1">
          <table:table-cell table:formula="of:=IF([.B2801]=([.B2800]+2);&quot;Fehler&quot;;&quot;&quot;)">
            <text:p/>
          </table:table-cell>
          <table:table-cell table:formula="of:=IF(LEN([.C2801])=1;0;IF(LEN([.C2801])=2;1;IF(LEN([.C2801])=3;2;IF(LEN([.C2801])=5;3;IF(LEN([.C2801])=6;4;IF(LEN([.C2801])=7;5;&quot;Fehler&quot;))))))" office:value-type="float" office:value="1" calcext:value-type="float">
            <text:p>1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GEOMETRIE</text:p>
          </table:table-cell>
          <table:table-cell table:number-columns-repeated="5"/>
        </table:table-row>
        <table:table-row table:style-name="ro1">
          <table:table-cell table:formula="of:=IF([.B2802]=([.B2801]+2);&quot;Fehler&quot;;&quot;&quot;)">
            <text:p/>
          </table:table-cell>
          <table:table-cell table:formula="of:=IF(LEN([.C2802])=1;0;IF(LEN([.C2802])=2;1;IF(LEN([.C2802])=3;2;IF(LEN([.C2802])=5;3;IF(LEN([.C2802])=6;4;IF(LEN([.C2802])=7;5;&quot;Fehler&quot;))))))" office:value-type="float" office:value="2" calcext:value-type="float">
            <text:p>2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PLANIMETRIE (GEOMETRIE DER EBENE)</text:p>
          </table:table-cell>
          <table:table-cell table:number-columns-repeated="5"/>
        </table:table-row>
        <table:table-row table:style-name="ro1">
          <table:table-cell table:formula="of:=IF([.B2803]=([.B2802]+2);&quot;Fehler&quot;;&quot;&quot;)">
            <text:p/>
          </table:table-cell>
          <table:table-cell table:formula="of:=IF(LEN([.C2803])=1;0;IF(LEN([.C2803])=2;1;IF(LEN([.C2803])=3;2;IF(LEN([.C2803])=5;3;IF(LEN([.C2803])=6;4;IF(LEN([.C2803])=7;5;&quot;Fehler&quot;))))))" office:value-type="float" office:value="2" calcext:value-type="float">
            <text:p>2</text:p>
          </table:table-cell>
          <table:table-cell office:value-type="string" calcext:value-type="string">
            <text:p>TCL</text:p>
          </table:table-cell>
          <table:table-cell office:value-type="string" calcext:value-type="string">
            <text:p>TRIGONOMETRIE <text:s/>GONIOMETRIE (WINKELMESSUNG)</text:p>
          </table:table-cell>
          <table:table-cell table:number-columns-repeated="5"/>
        </table:table-row>
        <table:table-row table:style-name="ro1">
          <table:table-cell table:formula="of:=IF([.B2804]=([.B2803]+2);&quot;Fehler&quot;;&quot;&quot;)">
            <text:p/>
          </table:table-cell>
          <table:table-cell table:formula="of:=IF(LEN([.C2804])=1;0;IF(LEN([.C2804])=2;1;IF(LEN([.C2804])=3;2;IF(LEN([.C2804])=5;3;IF(LEN([.C2804])=6;4;IF(LEN([.C2804])=7;5;&quot;Fehler&quot;))))))" office:value-type="float" office:value="2" calcext:value-type="float">
            <text:p>2</text:p>
          </table:table-cell>
          <table:table-cell office:value-type="string" calcext:value-type="string">
            <text:p>TCM</text:p>
          </table:table-cell>
          <table:table-cell office:value-type="string" calcext:value-type="string">
            <text:p>STEREOMETRIE (GEOMETRIE DES RAUMES) TOPOLOGIE (GEOMETRIE DER LAGE)</text:p>
          </table:table-cell>
          <table:table-cell table:number-columns-repeated="5"/>
        </table:table-row>
        <table:table-row table:style-name="ro1">
          <table:table-cell table:formula="of:=IF([.B2805]=([.B2804]+2);&quot;Fehler&quot;;&quot;&quot;)">
            <text:p/>
          </table:table-cell>
          <table:table-cell table:formula="of:=IF(LEN([.C2805])=1;0;IF(LEN([.C2805])=2;1;IF(LEN([.C2805])=3;2;IF(LEN([.C2805])=5;3;IF(LEN([.C2805])=6;4;IF(LEN([.C2805])=7;5;&quot;Fehler&quot;))))))" office:value-type="float" office:value="2" calcext:value-type="float">
            <text:p>2</text:p>
          </table:table-cell>
          <table:table-cell office:value-type="string" calcext:value-type="string">
            <text:p>TCN</text:p>
          </table:table-cell>
          <table:table-cell office:value-type="string" calcext:value-type="string">
            <text:p>ANALYTISCHE GEOMETRIE <text:s/>KEGELSCHNITTE</text:p>
          </table:table-cell>
          <table:table-cell table:number-columns-repeated="5"/>
        </table:table-row>
        <table:table-row table:style-name="ro1">
          <table:table-cell table:formula="of:=IF([.B2806]=([.B2805]+2);&quot;Fehler&quot;;&quot;&quot;)">
            <text:p/>
          </table:table-cell>
          <table:table-cell table:formula="of:=IF(LEN([.C2806])=1;0;IF(LEN([.C2806])=2;1;IF(LEN([.C2806])=3;2;IF(LEN([.C2806])=5;3;IF(LEN([.C2806])=6;4;IF(LEN([.C2806])=7;5;&quot;Fehler&quot;))))))" office:value-type="float" office:value="2" calcext:value-type="float">
            <text:p>2</text:p>
          </table:table-cell>
          <table:table-cell office:value-type="string" calcext:value-type="string">
            <text:p>TCO</text:p>
          </table:table-cell>
          <table:table-cell office:value-type="string" calcext:value-type="string">
            <text:p>VEKTORRECHNUNG <text:s/>TENSORRECHNUNG</text:p>
          </table:table-cell>
          <table:table-cell table:number-columns-repeated="5"/>
        </table:table-row>
        <table:table-row table:style-name="ro1">
          <table:table-cell table:formula="of:=IF([.B2807]=([.B2806]+2);&quot;Fehler&quot;;&quot;&quot;)">
            <text:p/>
          </table:table-cell>
          <table:table-cell table:formula="of:=IF(LEN([.C2807])=1;0;IF(LEN([.C2807])=2;1;IF(LEN([.C2807])=3;2;IF(LEN([.C2807])=5;3;IF(LEN([.C2807])=6;4;IF(LEN([.C2807])=7;5;&quot;Fehler&quot;))))))" office:value-type="float" office:value="2" calcext:value-type="float">
            <text:p>2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PROJEKTIVE GEOMETRIE <text:s/>ALGEBRAISCHE GEOMETRIE AFFINE GEOMETRIE <text:s/>ABBILDUNGSGEOMETRIE</text:p>
          </table:table-cell>
          <table:table-cell table:number-columns-repeated="5"/>
        </table:table-row>
        <table:table-row table:style-name="ro1">
          <table:table-cell table:formula="of:=IF([.B2808]=([.B2807]+2);&quot;Fehler&quot;;&quot;&quot;)">
            <text:p/>
          </table:table-cell>
          <table:table-cell table:formula="of:=IF(LEN([.C2808])=1;0;IF(LEN([.C2808])=2;1;IF(LEN([.C2808])=3;2;IF(LEN([.C2808])=5;3;IF(LEN([.C2808])=6;4;IF(LEN([.C2808])=7;5;&quot;Fehler&quot;))))))" office:value-type="float" office:value="2" calcext:value-type="float">
            <text:p>2</text:p>
          </table:table-cell>
          <table:table-cell office:value-type="string" calcext:value-type="string">
            <text:p>TCQ</text:p>
          </table:table-cell>
          <table:table-cell office:value-type="string" calcext:value-type="string">
            <text:p>DIFFERENTIALGEOMETRIE <text:s/>KONVEXE KOERPER</text:p>
          </table:table-cell>
          <table:table-cell table:number-columns-repeated="5"/>
        </table:table-row>
        <table:table-row table:style-name="ro1">
          <table:table-cell table:formula="of:=IF([.B2809]=([.B2808]+2);&quot;Fehler&quot;;&quot;&quot;)">
            <text:p/>
          </table:table-cell>
          <table:table-cell table:formula="of:=IF(LEN([.C2809])=1;0;IF(LEN([.C2809])=2;1;IF(LEN([.C2809])=3;2;IF(LEN([.C2809])=5;3;IF(LEN([.C2809])=6;4;IF(LEN([.C2809])=7;5;&quot;Fehler&quot;))))))" office:value-type="float" office:value="2" calcext:value-type="float">
            <text:p>2</text:p>
          </table:table-cell>
          <table:table-cell office:value-type="string" calcext:value-type="string">
            <text:p>TCR</text:p>
          </table:table-cell>
          <table:table-cell office:value-type="string" calcext:value-type="string">
            <text:p>NICHTEUKLIDISCHE GEOMETRIEN</text:p>
          </table:table-cell>
          <table:table-cell table:number-columns-repeated="5"/>
        </table:table-row>
        <table:table-row table:style-name="ro1">
          <table:table-cell table:formula="of:=IF([.B2810]=([.B2809]+2);&quot;Fehler&quot;;&quot;&quot;)">
            <text:p/>
          </table:table-cell>
          <table:table-cell table:formula="of:=IF(LEN([.C2810])=1;0;IF(LEN([.C2810])=2;1;IF(LEN([.C2810])=3;2;IF(LEN([.C2810])=5;3;IF(LEN([.C2810])=6;4;IF(LEN([.C2810])=7;5;&quot;Fehler&quot;))))))"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NALYSIS</text:p>
          </table:table-cell>
          <table:table-cell table:number-columns-repeated="5"/>
        </table:table-row>
        <table:table-row table:style-name="ro1">
          <table:table-cell table:formula="of:=IF([.B2811]=([.B2810]+2);&quot;Fehler&quot;;&quot;&quot;)">
            <text:p/>
          </table:table-cell>
          <table:table-cell table:formula="of:=IF(LEN([.C2811])=1;0;IF(LEN([.C2811])=2;1;IF(LEN([.C2811])=3;2;IF(LEN([.C2811])=5;3;IF(LEN([.C2811])=6;4;IF(LEN([.C2811])=7;5;&quot;Fehler&quot;))))))" office:value-type="float" office:value="2" calcext:value-type="float">
            <text:p>2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INFINITESIMALRECHNUNG</text:p>
          </table:table-cell>
          <table:table-cell table:number-columns-repeated="5"/>
        </table:table-row>
        <table:table-row table:style-name="ro1">
          <table:table-cell table:formula="of:=IF([.B2812]=([.B2811]+2);&quot;Fehler&quot;;&quot;&quot;)">
            <text:p/>
          </table:table-cell>
          <table:table-cell table:formula="of:=IF(LEN([.C2812])=1;0;IF(LEN([.C2812])=2;1;IF(LEN([.C2812])=3;2;IF(LEN([.C2812])=5;3;IF(LEN([.C2812])=6;4;IF(LEN([.C2812])=7;5;&quot;Fehler&quot;))))))" office:value-type="float" office:value="2" calcext:value-type="float">
            <text:p>2</text:p>
          </table:table-cell>
          <table:table-cell office:value-type="string" calcext:value-type="string">
            <text:p>TDL</text:p>
          </table:table-cell>
          <table:table-cell office:value-type="string" calcext:value-type="string">
            <text:p>FUNKTIONEN, OPERATOREN</text:p>
          </table:table-cell>
          <table:table-cell table:number-columns-repeated="5"/>
        </table:table-row>
        <table:table-row table:style-name="ro1">
          <table:table-cell table:formula="of:=IF([.B2813]=([.B2812]+2);&quot;Fehler&quot;;&quot;&quot;)">
            <text:p/>
          </table:table-cell>
          <table:table-cell table:formula="of:=IF(LEN([.C2813])=1;0;IF(LEN([.C2813])=2;1;IF(LEN([.C2813])=3;2;IF(LEN([.C2813])=5;3;IF(LEN([.C2813])=6;4;IF(LEN([.C2813])=7;5;&quot;Fehler&quot;))))))" office:value-type="float" office:value="2" calcext:value-type="float">
            <text:p>2</text:p>
          </table:table-cell>
          <table:table-cell office:value-type="string" calcext:value-type="string">
            <text:p>TDM</text:p>
          </table:table-cell>
          <table:table-cell office:value-type="string" calcext:value-type="string">
            <text:p>FOLGEN, REIHEN, GRENZWERTE, STETIGKEIT</text:p>
          </table:table-cell>
          <table:table-cell table:number-columns-repeated="5"/>
        </table:table-row>
        <table:table-row table:style-name="ro1">
          <table:table-cell table:formula="of:=IF([.B2814]=([.B2813]+2);&quot;Fehler&quot;;&quot;&quot;)">
            <text:p/>
          </table:table-cell>
          <table:table-cell table:formula="of:=IF(LEN([.C2814])=1;0;IF(LEN([.C2814])=2;1;IF(LEN([.C2814])=3;2;IF(LEN([.C2814])=5;3;IF(LEN([.C2814])=6;4;IF(LEN([.C2814])=7;5;&quot;Fehler&quot;))))))" office:value-type="float" office:value="2" calcext:value-type="float">
            <text:p>2</text:p>
          </table:table-cell>
          <table:table-cell office:value-type="string" calcext:value-type="string">
            <text:p>TDN</text:p>
          </table:table-cell>
          <table:table-cell office:value-type="string" calcext:value-type="string">
            <text:p>VARIATIONSRECHNUNG</text:p>
          </table:table-cell>
          <table:table-cell table:number-columns-repeated="5"/>
        </table:table-row>
        <table:table-row table:style-name="ro1">
          <table:table-cell table:formula="of:=IF([.B2815]=([.B2814]+2);&quot;Fehler&quot;;&quot;&quot;)">
            <text:p/>
          </table:table-cell>
          <table:table-cell table:formula="of:=IF(LEN([.C2815])=1;0;IF(LEN([.C2815])=2;1;IF(LEN([.C2815])=3;2;IF(LEN([.C2815])=5;3;IF(LEN([.C2815])=6;4;IF(LEN([.C2815])=7;5;&quot;Fehler&quot;))))))" office:value-type="float" office:value="1" calcext:value-type="float">
            <text:p>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RAKTISCHE MATHEMATIK <text:s/>ANGEWANDTE MATHEMATIK</text:p>
          </table:table-cell>
          <table:table-cell table:number-columns-repeated="5"/>
        </table:table-row>
        <table:table-row table:style-name="ro1">
          <table:table-cell table:formula="of:=IF([.B2816]=([.B2815]+2);&quot;Fehler&quot;;&quot;&quot;)">
            <text:p/>
          </table:table-cell>
          <table:table-cell table:formula="of:=IF(LEN([.C2816])=1;0;IF(LEN([.C2816])=2;1;IF(LEN([.C2816])=3;2;IF(LEN([.C2816])=5;3;IF(LEN([.C2816])=6;4;IF(LEN([.C2816])=7;5;&quot;Fehler&quot;))))))" office:value-type="float" office:value="2" calcext:value-type="float">
            <text:p>2</text:p>
          </table:table-cell>
          <table:table-cell office:value-type="string" calcext:value-type="string">
            <text:p>TEK</text:p>
          </table:table-cell>
          <table:table-cell office:value-type="string" calcext:value-type="string">
            <text:p>DARSTELLENDE GEOMETRIE</text:p>
          </table:table-cell>
          <table:table-cell table:number-columns-repeated="5"/>
        </table:table-row>
        <table:table-row table:style-name="ro1">
          <table:table-cell table:formula="of:=IF([.B2817]=([.B2816]+2);&quot;Fehler&quot;;&quot;&quot;)">
            <text:p/>
          </table:table-cell>
          <table:table-cell table:formula="of:=IF(LEN([.C2817])=1;0;IF(LEN([.C2817])=2;1;IF(LEN([.C2817])=3;2;IF(LEN([.C2817])=5;3;IF(LEN([.C2817])=6;4;IF(LEN([.C2817])=7;5;&quot;Fehler&quot;))))))" office:value-type="float" office:value="2" calcext:value-type="float">
            <text:p>2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GEODAESIE (VERMESSUNGSKUNDE) <text:s/>GEODAETISCHE INSTRUMENTE</text:p>
          </table:table-cell>
          <table:table-cell table:number-columns-repeated="5"/>
        </table:table-row>
        <table:table-row table:style-name="ro1">
          <table:table-cell table:formula="of:=IF([.B2818]=([.B2817]+2);&quot;Fehler&quot;;&quot;&quot;)">
            <text:p/>
          </table:table-cell>
          <table:table-cell table:formula="of:=IF(LEN([.C2818])=1;0;IF(LEN([.C2818])=2;1;IF(LEN([.C2818])=3;2;IF(LEN([.C2818])=5;3;IF(LEN([.C2818])=6;4;IF(LEN([.C2818])=7;5;&quot;Fehler&quot;))))))" office:value-type="float" office:value="2" calcext:value-type="float">
            <text:p>2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NUMERISCHE MATHEMATIK <text:s/>NAEHERUNGSRECHNUNG</text:p>
          </table:table-cell>
          <table:table-cell table:number-columns-repeated="5"/>
        </table:table-row>
        <table:table-row table:style-name="ro1">
          <table:table-cell table:formula="of:=IF([.B2819]=([.B2818]+2);&quot;Fehler&quot;;&quot;&quot;)">
            <text:p/>
          </table:table-cell>
          <table:table-cell table:formula="of:=IF(LEN([.C2819])=1;0;IF(LEN([.C2819])=2;1;IF(LEN([.C2819])=3;2;IF(LEN([.C2819])=5;3;IF(LEN([.C2819])=6;4;IF(LEN([.C2819])=7;5;&quot;Fehler&quot;))))))" office:value-type="float" office:value="2" calcext:value-type="float">
            <text:p>2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FEHLERRECHNUNG <text:s/>AUSGLEICHSRECHNUNG</text:p>
          </table:table-cell>
          <table:table-cell table:number-columns-repeated="5"/>
        </table:table-row>
        <table:table-row table:style-name="ro1">
          <table:table-cell table:formula="of:=IF([.B2820]=([.B2819]+2);&quot;Fehler&quot;;&quot;&quot;)">
            <text:p/>
          </table:table-cell>
          <table:table-cell table:formula="of:=IF(LEN([.C2820])=1;0;IF(LEN([.C2820])=2;1;IF(LEN([.C2820])=3;2;IF(LEN([.C2820])=5;3;IF(LEN([.C2820])=6;4;IF(LEN([.C2820])=7;5;&quot;Fehler&quot;))))))" office:value-type="float" office:value="2" calcext:value-type="float">
            <text:p>2</text:p>
          </table:table-cell>
          <table:table-cell office:value-type="string" calcext:value-type="string">
            <text:p>TEO</text:p>
          </table:table-cell>
          <table:table-cell office:value-type="string" calcext:value-type="string">
            <text:p>GRAPHENTHEORIE <text:s/>GRAPHISCHE METHODEN</text:p>
          </table:table-cell>
          <table:table-cell table:number-columns-repeated="5"/>
        </table:table-row>
        <table:table-row table:style-name="ro1">
          <table:table-cell table:formula="of:=IF([.B2821]=([.B2820]+2);&quot;Fehler&quot;;&quot;&quot;)">
            <text:p/>
          </table:table-cell>
          <table:table-cell table:formula="of:=IF(LEN([.C2821])=1;0;IF(LEN([.C2821])=2;1;IF(LEN([.C2821])=3;2;IF(LEN([.C2821])=5;3;IF(LEN([.C2821])=6;4;IF(LEN([.C2821])=7;5;&quot;Fehler&quot;))))))" office:value-type="float" office:value="2" calcext:value-type="float">
            <text:p>2</text:p>
          </table:table-cell>
          <table:table-cell office:value-type="string" calcext:value-type="string">
            <text:p>TEP</text:p>
          </table:table-cell>
          <table:table-cell office:value-type="string" calcext:value-type="string">
            <text:p>DATENVERARBEITUNG IN DER MATHEMATIK MATHEMATIKPROGRAMME</text:p>
          </table:table-cell>
          <table:table-cell table:number-columns-repeated="5"/>
        </table:table-row>
        <table:table-row table:style-name="ro1">
          <table:table-cell table:formula="of:=IF([.B2822]=([.B2821]+2);&quot;Fehler&quot;;&quot;&quot;)">
            <text:p/>
          </table:table-cell>
          <table:table-cell table:formula="of:=IF(LEN([.C2822])=1;0;IF(LEN([.C2822])=2;1;IF(LEN([.C2822])=3;2;IF(LEN([.C2822])=5;3;IF(LEN([.C2822])=6;4;IF(LEN([.C2822])=7;5;&quot;Fehler&quot;))))))" office:value-type="float" office:value="2" calcext:value-type="float">
            <text:p>2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MATHEMATISCHE OPTIMIERUNG (LINEARE UND NICHTLINEARE PROGRAMMIERUNG)</text:p>
          </table:table-cell>
          <table:table-cell table:number-columns-repeated="5"/>
        </table:table-row>
        <table:table-row table:style-name="ro1">
          <table:table-cell table:formula="of:=IF([.B2823]=([.B2822]+2);&quot;Fehler&quot;;&quot;&quot;)">
            <text:p/>
          </table:table-cell>
          <table:table-cell table:formula="of:=IF(LEN([.C2823])=1;0;IF(LEN([.C2823])=2;1;IF(LEN([.C2823])=3;2;IF(LEN([.C2823])=5;3;IF(LEN([.C2823])=6;4;IF(LEN([.C2823])=7;5;&quot;Fehler&quot;))))))" office:value-type="float" office:value="1" calcext:value-type="float">
            <text:p>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UNTERHALTUNGSMATHEMATIK</text:p>
          </table:table-cell>
          <table:table-cell table:number-columns-repeated="5"/>
        </table:table-row>
        <table:table-row table:style-name="ro1">
          <table:table-cell table:formula="of:=IF([.B2824]=([.B2823]+2);&quot;Fehler&quot;;&quot;&quot;)">
            <text:p/>
          </table:table-cell>
          <table:table-cell table:formula="of:=IF(LEN([.C2824])=1;0;IF(LEN([.C2824])=2;1;IF(LEN([.C2824])=3;2;IF(LEN([.C2824])=5;3;IF(LEN([.C2824])=6;4;IF(LEN([.C2824])=7;5;&quot;Fehler&quot;))))))" office:value-type="float" office:value="1" calcext:value-type="float">
            <text:p>1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SPEZIALGEBIETE UND NEUERE MATHEMATISCHE THEORIEN</text:p>
          </table:table-cell>
          <table:table-cell table:number-columns-repeated="5"/>
        </table:table-row>
        <table:table-row table:style-name="ro1">
          <table:table-cell table:formula="of:=IF([.B2825]=([.B2824]+2);&quot;Fehler&quot;;&quot;&quot;)">
            <text:p/>
          </table:table-cell>
          <table:table-cell table:formula="of:=IF(LEN([.C2825])=1;0;IF(LEN([.C2825])=2;1;IF(LEN([.C2825])=3;2;IF(LEN([.C2825])=5;3;IF(LEN([.C2825])=6;4;IF(LEN([.C2825])=7;5;&quot;Fehler&quot;))))))" office:value-type="float" office:value="2" calcext:value-type="float">
            <text:p>2</text:p>
          </table:table-cell>
          <table:table-cell office:value-type="string" calcext:value-type="string">
            <text:p>TYB</text:p>
          </table:table-cell>
          <table:table-cell office:value-type="string" calcext:value-type="string">
            <text:p>BIOGRAPHIEN VON MATHEMATIKERN</text:p>
          </table:table-cell>
          <table:table-cell table:number-columns-repeated="5"/>
        </table:table-row>
        <table:table-row table:style-name="ro1">
          <table:table-cell table:formula="of:=IF([.B2826]=([.B2825]+2);&quot;Fehler&quot;;&quot;&quot;)">
            <text:p/>
          </table:table-cell>
          <table:table-cell table:formula="of:=IF(LEN([.C2826])=1;0;IF(LEN([.C2826])=2;1;IF(LEN([.C2826])=3;2;IF(LEN([.C2826])=5;3;IF(LEN([.C2826])=6;4;IF(LEN([.C2826])=7;5;&quot;Fehler&quot;))))))" office:value-type="float" office:value="3" calcext:value-type="float">
            <text:p>3</text:p>
          </table:table-cell>
          <table:table-cell office:value-type="string" calcext:value-type="string">
            <text:p>TYB 1</text:p>
          </table:table-cell>
          <table:table-cell office:value-type="string" calcext:value-type="string">
            <text:p>BIOGRAPHIEN MEHRERER MATHEMATIKER</text:p>
          </table:table-cell>
          <table:table-cell table:number-columns-repeated="5"/>
        </table:table-row>
        <table:table-row table:style-name="ro1">
          <table:table-cell table:formula="of:=IF([.B2827]=([.B2826]+2);&quot;Fehler&quot;;&quot;&quot;)">
            <text:p/>
          </table:table-cell>
          <table:table-cell table:formula="of:=IF(LEN([.C2827])=1;0;IF(LEN([.C2827])=2;1;IF(LEN([.C2827])=3;2;IF(LEN([.C2827])=5;3;IF(LEN([.C2827])=6;4;IF(LEN([.C2827])=7;5;&quot;Fehler&quot;))))))" office:value-type="float" office:value="3" calcext:value-type="float">
            <text:p>3</text:p>
          </table:table-cell>
          <table:table-cell office:value-type="string" calcext:value-type="string">
            <text:p>TYB 2</text:p>
          </table:table-cell>
          <table:table-cell office:value-type="string" calcext:value-type="string">
            <text:p>BIOGRAPHIEN EINZELNER MATHEMATIKER (ALPHABETISCH NACH</text:p>
          </table:table-cell>
          <table:table-cell table:number-columns-repeated="5"/>
        </table:table-row>
        <table:table-row table:style-name="ro1">
          <table:table-cell table:formula="of:=IF([.B2828]=([.B2827]+2);&quot;Fehler&quot;;&quot;&quot;)">
            <text:p/>
          </table:table-cell>
          <table:table-cell table:formula="of:=IF(LEN([.C2828])=1;0;IF(LEN([.C2828])=2;1;IF(LEN([.C2828])=3;2;IF(LEN([.C2828])=5;3;IF(LEN([.C2828])=6;4;IF(LEN([.C2828])=7;5;&quot;Fehler&quot;))))))" office:value-type="float" office:value="1" calcext:value-type="float">
            <text:p>1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[.B2829]=([.B2828]+2);&quot;Fehler&quot;;&quot;&quot;)">
            <text:p/>
          </table:table-cell>
          <table:table-cell table:formula="of:=IF(LEN([.C2829])=1;0;IF(LEN([.C2829])=2;1;IF(LEN([.C2829])=3;2;IF(LEN([.C2829])=5;3;IF(LEN([.C2829])=6;4;IF(LEN([.C2829])=7;5;&quot;Fehler&quot;))))))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TURWISSENSCHAFTEN</text:p>
          </table:table-cell>
          <table:table-cell table:number-columns-repeated="5"/>
        </table:table-row>
        <table:table-row table:style-name="ro1">
          <table:table-cell table:formula="of:=IF([.B2830]=([.B2829]+2);&quot;Fehler&quot;;&quot;&quot;)">
            <text:p/>
          </table:table-cell>
          <table:table-cell table:formula="of:=IF(LEN([.C2830])=1;0;IF(LEN([.C2830])=2;1;IF(LEN([.C2830])=3;2;IF(LEN([.C2830])=5;3;IF(LEN([.C2830])=6;4;IF(LEN([.C2830])=7;5;&quot;Fehler&quot;))))))" office:value-type="float" office:value="1" calcext:value-type="float">
            <text:p>1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ALLGEMEINES</text:p>
          </table:table-cell>
          <table:table-cell table:number-columns-repeated="5"/>
        </table:table-row>
        <table:table-row table:style-name="ro1">
          <table:table-cell table:formula="of:=IF([.B2831]=([.B2830]+2);&quot;Fehler&quot;;&quot;&quot;)">
            <text:p/>
          </table:table-cell>
          <table:table-cell table:formula="of:=IF(LEN([.C2831])=1;0;IF(LEN([.C2831])=2;1;IF(LEN([.C2831])=3;2;IF(LEN([.C2831])=5;3;IF(LEN([.C2831])=6;4;IF(LEN([.C2831])=7;5;&quot;Fehler&quot;))))))" office:value-type="float" office:value="2" calcext:value-type="float">
            <text:p>2</text:p>
          </table:table-cell>
          <table:table-cell office:value-type="string" calcext:value-type="string">
            <text:p>UAK</text:p>
          </table:table-cell>
          <table:table-cell office:value-type="string" calcext:value-type="string">
            <text:p>EINFUEHRENDE UND VERMISCHTE SCHRIFTEN</text:p>
          </table:table-cell>
          <table:table-cell table:number-columns-repeated="5"/>
        </table:table-row>
        <table:table-row table:style-name="ro1">
          <table:table-cell table:formula="of:=IF([.B2832]=([.B2831]+2);&quot;Fehler&quot;;&quot;&quot;)">
            <text:p/>
          </table:table-cell>
          <table:table-cell table:formula="of:=IF(LEN([.C2832])=1;0;IF(LEN([.C2832])=2;1;IF(LEN([.C2832])=3;2;IF(LEN([.C2832])=5;3;IF(LEN([.C2832])=6;4;IF(LEN([.C2832])=7;5;&quot;Fehler&quot;))))))" office:value-type="float" office:value="2" calcext:value-type="float">
            <text:p>2</text:p>
          </table:table-cell>
          <table:table-cell office:value-type="string" calcext:value-type="string">
            <text:p>UAL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833]=([.B2832]+2);&quot;Fehler&quot;;&quot;&quot;)">
            <text:p/>
          </table:table-cell>
          <table:table-cell table:formula="of:=IF(LEN([.C2833])=1;0;IF(LEN([.C2833])=2;1;IF(LEN([.C2833])=3;2;IF(LEN([.C2833])=5;3;IF(LEN([.C2833])=6;4;IF(LEN([.C2833])=7;5;&quot;Fehler&quot;))))))" office:value-type="float" office:value="2" calcext:value-type="float">
            <text:p>2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NACHSCHLAGEWERKE - BIBLIOGRAPHIEN - TABELLEN – AUFGABENSAMMLUNGEN</text:p>
          </table:table-cell>
          <table:table-cell table:number-columns-repeated="5"/>
        </table:table-row>
        <table:table-row table:style-name="ro1">
          <table:table-cell table:formula="of:=IF([.B2834]=([.B2833]+2);&quot;Fehler&quot;;&quot;&quot;)">
            <text:p/>
          </table:table-cell>
          <table:table-cell table:formula="of:=IF(LEN([.C2834])=1;0;IF(LEN([.C2834])=2;1;IF(LEN([.C2834])=3;2;IF(LEN([.C2834])=5;3;IF(LEN([.C2834])=6;4;IF(LEN([.C2834])=7;5;&quot;Fehler&quot;))))))" office:value-type="float" office:value="2" calcext:value-type="float">
            <text:p>2</text:p>
          </table:table-cell>
          <table:table-cell office:value-type="string" calcext:value-type="string">
            <text:p>UAP</text:p>
          </table:table-cell>
          <table:table-cell office:value-type="string" calcext:value-type="string">
            <text:p>PHILOSOPHIE DER NATURWISSENSCHAFTEN NATURWISSENSCHAFTLICHES WELTBILD <text:s/>VERHAELTNIS ZU ANDEREN WISSENSCHAFTEN</text:p>
          </table:table-cell>
          <table:table-cell table:number-columns-repeated="5"/>
        </table:table-row>
        <table:table-row table:style-name="ro1">
          <table:table-cell table:formula="of:=IF([.B2835]=([.B2834]+2);&quot;Fehler&quot;;&quot;&quot;)">
            <text:p/>
          </table:table-cell>
          <table:table-cell table:formula="of:=IF(LEN([.C2835])=1;0;IF(LEN([.C2835])=2;1;IF(LEN([.C2835])=3;2;IF(LEN([.C2835])=5;3;IF(LEN([.C2835])=6;4;IF(LEN([.C2835])=7;5;&quot;Fehler&quot;))))))" office:value-type="float" office:value="2" calcext:value-type="float">
            <text:p>2</text:p>
          </table:table-cell>
          <table:table-cell office:value-type="string" calcext:value-type="string">
            <text:p>UAQ</text:p>
          </table:table-cell>
          <table:table-cell office:value-type="string" calcext:value-type="string">
            <text:p>METHODEN , ARBEITSMITTEL UND BEOBACHTUNGSANLEITUNGEN MATHEMATIK FUER NATURWISSENSCHAFTLER</text:p>
          </table:table-cell>
          <table:table-cell table:number-columns-repeated="5"/>
        </table:table-row>
        <table:table-row table:style-name="ro1">
          <table:table-cell table:formula="of:=IF([.B2836]=([.B2835]+2);&quot;Fehler&quot;;&quot;&quot;)">
            <text:p/>
          </table:table-cell>
          <table:table-cell table:formula="of:=IF(LEN([.C2836])=1;0;IF(LEN([.C2836])=2;1;IF(LEN([.C2836])=3;2;IF(LEN([.C2836])=5;3;IF(LEN([.C2836])=6;4;IF(LEN([.C2836])=7;5;&quot;Fehler&quot;))))))" office:value-type="float" office:value="2" calcext:value-type="float">
            <text:p>2</text:p>
          </table:table-cell>
          <table:table-cell office:value-type="string" calcext:value-type="string">
            <text:p>UAR</text:p>
          </table:table-cell>
          <table:table-cell office:value-type="string" calcext:value-type="string">
            <text:p>GESCHICHTE DER NATURWISSENSCHAFTEN <text:s/>ORGANISATIONEN UND GESELLSCHAFTEN</text:p>
          </table:table-cell>
          <table:table-cell table:number-columns-repeated="5"/>
        </table:table-row>
        <table:table-row table:style-name="ro1">
          <table:table-cell table:formula="of:=IF([.B2837]=([.B2836]+2);&quot;Fehler&quot;;&quot;&quot;)">
            <text:p/>
          </table:table-cell>
          <table:table-cell table:formula="of:=IF(LEN([.C2837])=1;0;IF(LEN([.C2837])=2;1;IF(LEN([.C2837])=3;2;IF(LEN([.C2837])=5;3;IF(LEN([.C2837])=6;4;IF(LEN([.C2837])=7;5;&quot;Fehler&quot;))))))" office:value-type="float" office:value="2" calcext:value-type="float">
            <text:p>2</text:p>
          </table:table-cell>
          <table:table-cell office:value-type="string" calcext:value-type="string">
            <text:p>UAS</text:p>
          </table:table-cell>
          <table:table-cell office:value-type="string" calcext:value-type="string">
            <text:p>NATURSCHUTZ</text:p>
          </table:table-cell>
          <table:table-cell table:number-columns-repeated="5"/>
        </table:table-row>
        <table:table-row table:style-name="ro1">
          <table:table-cell table:formula="of:=IF([.B2838]=([.B2837]+2);&quot;Fehler&quot;;&quot;&quot;)">
            <text:p/>
          </table:table-cell>
          <table:table-cell table:formula="of:=IF(LEN([.C2838])=1;0;IF(LEN([.C2838])=2;1;IF(LEN([.C2838])=3;2;IF(LEN([.C2838])=5;3;IF(LEN([.C2838])=6;4;IF(LEN([.C2838])=7;5;&quot;Fehler&quot;))))))" office:value-type="float" office:value="3" calcext:value-type="float">
            <text:p>3</text:p>
          </table:table-cell>
          <table:table-cell office:value-type="string" calcext:value-type="string">
            <text:p>UAS 5</text:p>
          </table:table-cell>
          <table:table-cell office:value-type="string" calcext:value-type="string">
            <text:p>NATURSCHUTZGEBIETE <text:s/>LANDSCHAFTSSCHUTZGEBIETE NATIONALPARKS <text:s/>NATURPARKS</text:p>
          </table:table-cell>
          <table:table-cell table:number-columns-repeated="5"/>
        </table:table-row>
        <table:table-row table:style-name="ro1">
          <table:table-cell table:formula="of:=IF([.B2839]=([.B2838]+2);&quot;Fehler&quot;;&quot;&quot;)">
            <text:p/>
          </table:table-cell>
          <table:table-cell table:formula="of:=IF(LEN([.C2839])=1;0;IF(LEN([.C2839])=2;1;IF(LEN([.C2839])=3;2;IF(LEN([.C2839])=5;3;IF(LEN([.C2839])=6;4;IF(LEN([.C2839])=7;5;&quot;Fehler&quot;))))))" office:value-type="float" office:value="1" calcext:value-type="float">
            <text:p>1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ASTRONOMIE</text:p>
          </table:table-cell>
          <table:table-cell table:number-columns-repeated="5"/>
        </table:table-row>
        <table:table-row table:style-name="ro1">
          <table:table-cell table:formula="of:=IF([.B2840]=([.B2839]+2);&quot;Fehler&quot;;&quot;&quot;)">
            <text:p/>
          </table:table-cell>
          <table:table-cell table:formula="of:=IF(LEN([.C2840])=1;0;IF(LEN([.C2840])=2;1;IF(LEN([.C2840])=3;2;IF(LEN([.C2840])=5;3;IF(LEN([.C2840])=6;4;IF(LEN([.C2840])=7;5;&quot;Fehler&quot;))))))" office:value-type="float" office:value="2" calcext:value-type="float">
            <text:p>2</text:p>
          </table:table-cell>
          <table:table-cell office:value-type="string" calcext:value-type="string">
            <text:p>UBK</text:p>
          </table:table-cell>
          <table:table-cell office:value-type="string" calcext:value-type="string">
            <text:p>ALLGEMEINE, EINFUEHRENDE UND VERMISCHTE SCHRIFTEN ASTRONOMIESTUDIUM</text:p>
          </table:table-cell>
          <table:table-cell table:number-columns-repeated="5"/>
        </table:table-row>
        <table:table-row table:style-name="ro1">
          <table:table-cell table:formula="of:=IF([.B2841]=([.B2840]+2);&quot;Fehler&quot;;&quot;&quot;)">
            <text:p/>
          </table:table-cell>
          <table:table-cell table:formula="of:=IF(LEN([.C2841])=1;0;IF(LEN([.C2841])=2;1;IF(LEN([.C2841])=3;2;IF(LEN([.C2841])=5;3;IF(LEN([.C2841])=6;4;IF(LEN([.C2841])=7;5;&quot;Fehler&quot;))))))" office:value-type="float" office:value="3" calcext:value-type="float">
            <text:p>3</text:p>
          </table:table-cell>
          <table:table-cell office:value-type="string" calcext:value-type="string">
            <text:p>UB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842]=([.B2841]+2);&quot;Fehler&quot;;&quot;&quot;)">
            <text:p/>
          </table:table-cell>
          <table:table-cell table:formula="of:=IF(LEN([.C2842])=1;0;IF(LEN([.C2842])=2;1;IF(LEN([.C2842])=3;2;IF(LEN([.C2842])=5;3;IF(LEN([.C2842])=6;4;IF(LEN([.C2842])=7;5;&quot;Fehler&quot;))))))" office:value-type="float" office:value="3" calcext:value-type="float">
            <text:p>3</text:p>
          </table:table-cell>
          <table:table-cell office:value-type="string" calcext:value-type="string">
            <text:p>UB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[.B2843]=([.B2842]+2);&quot;Fehler&quot;;&quot;&quot;)">
            <text:p/>
          </table:table-cell>
          <table:table-cell table:formula="of:=IF(LEN([.C2843])=1;0;IF(LEN([.C2843])=2;1;IF(LEN([.C2843])=3;2;IF(LEN([.C2843])=5;3;IF(LEN([.C2843])=6;4;IF(LEN([.C2843])=7;5;&quot;Fehler&quot;))))))" office:value-type="float" office:value="3" calcext:value-type="float">
            <text:p>3</text:p>
          </table:table-cell>
          <table:table-cell office:value-type="string" calcext:value-type="string">
            <text:p>UBK 3</text:p>
          </table:table-cell>
          <table:table-cell office:value-type="string" calcext:value-type="string">
            <text:p>BILD-, TABELLEN-, KARTENWERKE</text:p>
          </table:table-cell>
          <table:table-cell table:number-columns-repeated="5"/>
        </table:table-row>
        <table:table-row table:style-name="ro1">
          <table:table-cell table:formula="of:=IF([.B2844]=([.B2843]+2);&quot;Fehler&quot;;&quot;&quot;)">
            <text:p/>
          </table:table-cell>
          <table:table-cell table:formula="of:=IF(LEN([.C2844])=1;0;IF(LEN([.C2844])=2;1;IF(LEN([.C2844])=3;2;IF(LEN([.C2844])=5;3;IF(LEN([.C2844])=6;4;IF(LEN([.C2844])=7;5;&quot;Fehler&quot;))))))" office:value-type="float" office:value="3" calcext:value-type="float">
            <text:p>3</text:p>
          </table:table-cell>
          <table:table-cell office:value-type="string" calcext:value-type="string">
            <text:p>UBK 4</text:p>
          </table:table-cell>
          <table:table-cell office:value-type="string" calcext:value-type="string">
            <text:p>ASTRONOMISCHE ZEITRECHNUNG <text:s/>GESAMTDARSTELLUNGEN DER ASTRONOMISCHEN UND HISTORISCHEN ZEITRECHNUNG</text:p>
          </table:table-cell>
          <table:table-cell table:number-columns-repeated="5"/>
        </table:table-row>
        <table:table-row table:style-name="ro1">
          <table:table-cell table:formula="of:=IF([.B2845]=([.B2844]+2);&quot;Fehler&quot;;&quot;&quot;)">
            <text:p/>
          </table:table-cell>
          <table:table-cell table:formula="of:=IF(LEN([.C2845])=1;0;IF(LEN([.C2845])=2;1;IF(LEN([.C2845])=3;2;IF(LEN([.C2845])=5;3;IF(LEN([.C2845])=6;4;IF(LEN([.C2845])=7;5;&quot;Fehler&quot;))))))" office:value-type="float" office:value="3" calcext:value-type="float">
            <text:p>3</text:p>
          </table:table-cell>
          <table:table-cell office:value-type="string" calcext:value-type="string">
            <text:p>UBK 5</text:p>
          </table:table-cell>
          <table:table-cell office:value-type="string" calcext:value-type="string">
            <text:p>METHODEN UND ARBEITSMITTEL</text:p>
          </table:table-cell>
          <table:table-cell table:number-columns-repeated="5"/>
        </table:table-row>
        <table:table-row table:style-name="ro1">
          <table:table-cell table:formula="of:=IF([.B2846]=([.B2845]+2);&quot;Fehler&quot;;&quot;&quot;)">
            <text:p/>
          </table:table-cell>
          <table:table-cell table:formula="of:=IF(LEN([.C2846])=1;0;IF(LEN([.C2846])=2;1;IF(LEN([.C2846])=3;2;IF(LEN([.C2846])=5;3;IF(LEN([.C2846])=6;4;IF(LEN([.C2846])=7;5;&quot;Fehler&quot;))))))" office:value-type="float" office:value="4" calcext:value-type="float">
            <text:p>4</text:p>
          </table:table-cell>
          <table:table-cell office:value-type="string" calcext:value-type="string">
            <text:p>UBK 50</text:p>
          </table:table-cell>
          <table:table-cell office:value-type="string" calcext:value-type="string">
            <text:p>ASTRONOMISCHE INSTRUMENTE IM SICHTBAREN SPEKTRALBEREICH BEOBACHTUNGSANLEITUNGEN</text:p>
          </table:table-cell>
          <table:table-cell table:number-columns-repeated="5"/>
        </table:table-row>
        <table:table-row table:style-name="ro1">
          <table:table-cell table:formula="of:=IF([.B2847]=([.B2846]+2);&quot;Fehler&quot;;&quot;&quot;)">
            <text:p/>
          </table:table-cell>
          <table:table-cell table:formula="of:=IF(LEN([.C2847])=1;0;IF(LEN([.C2847])=2;1;IF(LEN([.C2847])=3;2;IF(LEN([.C2847])=5;3;IF(LEN([.C2847])=6;4;IF(LEN([.C2847])=7;5;&quot;Fehler&quot;))))))" office:value-type="float" office:value="4" calcext:value-type="float">
            <text:p>4</text:p>
          </table:table-cell>
          <table:table-cell office:value-type="string" calcext:value-type="string">
            <text:p>UBK 51</text:p>
          </table:table-cell>
          <table:table-cell office:value-type="string" calcext:value-type="string">
            <text:p>STERNWARTEN <text:s/>PLANETARIEN</text:p>
          </table:table-cell>
          <table:table-cell table:number-columns-repeated="5"/>
        </table:table-row>
        <table:table-row table:style-name="ro1">
          <table:table-cell table:formula="of:=IF([.B2848]=([.B2847]+2);&quot;Fehler&quot;;&quot;&quot;)">
            <text:p/>
          </table:table-cell>
          <table:table-cell table:formula="of:=IF(LEN([.C2848])=1;0;IF(LEN([.C2848])=2;1;IF(LEN([.C2848])=3;2;IF(LEN([.C2848])=5;3;IF(LEN([.C2848])=6;4;IF(LEN([.C2848])=7;5;&quot;Fehler&quot;))))))" office:value-type="float" office:value="4" calcext:value-type="float">
            <text:p>4</text:p>
          </table:table-cell>
          <table:table-cell office:value-type="string" calcext:value-type="string">
            <text:p>UBK 52</text:p>
          </table:table-cell>
          <table:table-cell office:value-type="string" calcext:value-type="string">
            <text:p>ASTRONOMISCHE INSTRUMENTE AUSSERHALB DES SICHTBAREN SPEKTRALBEREICHS</text:p>
          </table:table-cell>
          <table:table-cell table:number-columns-repeated="5"/>
        </table:table-row>
        <table:table-row table:style-name="ro1">
          <table:table-cell table:formula="of:=IF([.B2849]=([.B2848]+2);&quot;Fehler&quot;;&quot;&quot;)">
            <text:p/>
          </table:table-cell>
          <table:table-cell table:formula="of:=IF(LEN([.C2849])=1;0;IF(LEN([.C2849])=2;1;IF(LEN([.C2849])=3;2;IF(LEN([.C2849])=5;3;IF(LEN([.C2849])=6;4;IF(LEN([.C2849])=7;5;&quot;Fehler&quot;))))))" office:value-type="float" office:value="3" calcext:value-type="float">
            <text:p>3</text:p>
          </table:table-cell>
          <table:table-cell office:value-type="string" calcext:value-type="string">
            <text:p>UBK 6</text:p>
          </table:table-cell>
          <table:table-cell office:value-type="string" calcext:value-type="string">
            <text:p>ASTRONOMISCHE KALENDER <text:s/>ASTRONOMISCHE JAHRBUECHER EPHEMERIDEN</text:p>
          </table:table-cell>
          <table:table-cell table:number-columns-repeated="5"/>
        </table:table-row>
        <table:table-row table:style-name="ro1">
          <table:table-cell table:formula="of:=IF([.B2850]=([.B2849]+2);&quot;Fehler&quot;;&quot;&quot;)">
            <text:p/>
          </table:table-cell>
          <table:table-cell table:formula="of:=IF(LEN([.C2850])=1;0;IF(LEN([.C2850])=2;1;IF(LEN([.C2850])=3;2;IF(LEN([.C2850])=5;3;IF(LEN([.C2850])=6;4;IF(LEN([.C2850])=7;5;&quot;Fehler&quot;))))))" office:value-type="float" office:value="3" calcext:value-type="float">
            <text:p>3</text:p>
          </table:table-cell>
          <table:table-cell office:value-type="string" calcext:value-type="string">
            <text:p>UBK 7</text:p>
          </table:table-cell>
          <table:table-cell office:value-type="string" calcext:value-type="string">
            <text:p>GESCHICHTE DER ASTRONOMIE <text:s/>ORGANISATIONEN UND GESELLSCHAFTEN</text:p>
          </table:table-cell>
          <table:table-cell table:number-columns-repeated="5"/>
        </table:table-row>
        <table:table-row table:style-name="ro1">
          <table:table-cell table:formula="of:=IF([.B2851]=([.B2850]+2);&quot;Fehler&quot;;&quot;&quot;)">
            <text:p/>
          </table:table-cell>
          <table:table-cell table:formula="of:=IF(LEN([.C2851])=1;0;IF(LEN([.C2851])=2;1;IF(LEN([.C2851])=3;2;IF(LEN([.C2851])=5;3;IF(LEN([.C2851])=6;4;IF(LEN([.C2851])=7;5;&quot;Fehler&quot;))))))" office:value-type="float" office:value="3" calcext:value-type="float">
            <text:p>3</text:p>
          </table:table-cell>
          <table:table-cell office:value-type="string" calcext:value-type="string">
            <text:p>UBK 9</text:p>
          </table:table-cell>
          <table:table-cell office:value-type="string" calcext:value-type="string">
            <text:p>KOSMOLOGIE <text:s/>KOSMOGONIE</text:p>
          </table:table-cell>
          <table:table-cell table:number-columns-repeated="5"/>
        </table:table-row>
        <table:table-row table:style-name="ro1">
          <table:table-cell table:formula="of:=IF([.B2852]=([.B2851]+2);&quot;Fehler&quot;;&quot;&quot;)">
            <text:p/>
          </table:table-cell>
          <table:table-cell table:formula="of:=IF(LEN([.C2852])=1;0;IF(LEN([.C2852])=2;1;IF(LEN([.C2852])=3;2;IF(LEN([.C2852])=5;3;IF(LEN([.C2852])=6;4;IF(LEN([.C2852])=7;5;&quot;Fehler&quot;))))))" office:value-type="float" office:value="2" calcext:value-type="float">
            <text:p>2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HIMMELSKOERPER <text:s/>STERNSYSTEME</text:p>
          </table:table-cell>
          <table:table-cell table:number-columns-repeated="5"/>
        </table:table-row>
        <table:table-row table:style-name="ro1">
          <table:table-cell table:formula="of:=IF([.B2853]=([.B2852]+2);&quot;Fehler&quot;;&quot;&quot;)">
            <text:p/>
          </table:table-cell>
          <table:table-cell table:formula="of:=IF(LEN([.C2853])=1;0;IF(LEN([.C2853])=2;1;IF(LEN([.C2853])=3;2;IF(LEN([.C2853])=5;3;IF(LEN([.C2853])=6;4;IF(LEN([.C2853])=7;5;&quot;Fehler&quot;))))))" office:value-type="float" office:value="3" calcext:value-type="float">
            <text:p>3</text:p>
          </table:table-cell>
          <table:table-cell office:value-type="string" calcext:value-type="string">
            <text:p>UBM 1</text:p>
          </table:table-cell>
          <table:table-cell office:value-type="string" calcext:value-type="string">
            <text:p>UNSERE SONNE UND IHR PLANETENSYSTEM</text:p>
          </table:table-cell>
          <table:table-cell table:number-columns-repeated="5"/>
        </table:table-row>
        <table:table-row table:style-name="ro1">
          <table:table-cell table:formula="of:=IF([.B2854]=([.B2853]+2);&quot;Fehler&quot;;&quot;&quot;)">
            <text:p/>
          </table:table-cell>
          <table:table-cell table:formula="of:=IF(LEN([.C2854])=1;0;IF(LEN([.C2854])=2;1;IF(LEN([.C2854])=3;2;IF(LEN([.C2854])=5;3;IF(LEN([.C2854])=6;4;IF(LEN([.C2854])=7;5;&quot;Fehler&quot;))))))" office:value-type="float" office:value="3" calcext:value-type="float">
            <text:p>3</text:p>
          </table:table-cell>
          <table:table-cell office:value-type="string" calcext:value-type="string">
            <text:p>UBM 2</text:p>
          </table:table-cell>
          <table:table-cell office:value-type="string" calcext:value-type="string">
            <text:p>ERDE ALS PLANET <text:s/>MOND (ERDMOND)</text:p>
          </table:table-cell>
          <table:table-cell table:number-columns-repeated="5"/>
        </table:table-row>
        <table:table-row table:style-name="ro1">
          <table:table-cell table:formula="of:=IF([.B2855]=([.B2854]+2);&quot;Fehler&quot;;&quot;&quot;)">
            <text:p/>
          </table:table-cell>
          <table:table-cell table:formula="of:=IF(LEN([.C2855])=1;0;IF(LEN([.C2855])=2;1;IF(LEN([.C2855])=3;2;IF(LEN([.C2855])=5;3;IF(LEN([.C2855])=6;4;IF(LEN([.C2855])=7;5;&quot;Fehler&quot;))))))" office:value-type="float" office:value="3" calcext:value-type="float">
            <text:p>3</text:p>
          </table:table-cell>
          <table:table-cell office:value-type="string" calcext:value-type="string">
            <text:p>UBM 3</text:p>
          </table:table-cell>
          <table:table-cell office:value-type="string" calcext:value-type="string">
            <text:p>SONSTIGE HIMMELSOBJEKTE AUSSERHALB UNSERES SONNENSYSTEMS STERNE <text:s/>GALAXIEN</text:p>
          </table:table-cell>
          <table:table-cell table:number-columns-repeated="5"/>
        </table:table-row>
        <table:table-row table:style-name="ro1">
          <table:table-cell table:formula="of:=IF([.B2856]=([.B2855]+2);&quot;Fehler&quot;;&quot;&quot;)">
            <text:p/>
          </table:table-cell>
          <table:table-cell table:formula="of:=IF(LEN([.C2856])=1;0;IF(LEN([.C2856])=2;1;IF(LEN([.C2856])=3;2;IF(LEN([.C2856])=5;3;IF(LEN([.C2856])=6;4;IF(LEN([.C2856])=7;5;&quot;Fehler&quot;))))))" office:value-type="float" office:value="2" calcext:value-type="float">
            <text:p>2</text:p>
          </table:table-cell>
          <table:table-cell office:value-type="string" calcext:value-type="string">
            <text:p>UBN</text:p>
          </table:table-cell>
          <table:table-cell office:value-type="string" calcext:value-type="string">
            <text:p>ASTROLOGIE <text:s/>UFOS</text:p>
          </table:table-cell>
          <table:table-cell table:number-columns-repeated="5"/>
        </table:table-row>
        <table:table-row table:style-name="ro1">
          <table:table-cell table:formula="of:=IF([.B2857]=([.B2856]+2);&quot;Fehler&quot;;&quot;&quot;)">
            <text:p/>
          </table:table-cell>
          <table:table-cell table:formula="of:=IF(LEN([.C2857])=1;0;IF(LEN([.C2857])=2;1;IF(LEN([.C2857])=3;2;IF(LEN([.C2857])=5;3;IF(LEN([.C2857])=6;4;IF(LEN([.C2857])=7;5;&quot;Fehler&quot;))))))" office:value-type="float" office:value="1" calcext:value-type="float">
            <text:p>1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PHYSIK</text:p>
          </table:table-cell>
          <table:table-cell table:number-columns-repeated="5"/>
        </table:table-row>
        <table:table-row table:style-name="ro1">
          <table:table-cell table:formula="of:=IF([.B2858]=([.B2857]+2);&quot;Fehler&quot;;&quot;&quot;)">
            <text:p/>
          </table:table-cell>
          <table:table-cell table:formula="of:=IF(LEN([.C2858])=1;0;IF(LEN([.C2858])=2;1;IF(LEN([.C2858])=3;2;IF(LEN([.C2858])=5;3;IF(LEN([.C2858])=6;4;IF(LEN([.C2858])=7;5;&quot;Fehler&quot;))))))" office:value-type="float" office:value="2" calcext:value-type="float">
            <text:p>2</text:p>
          </table:table-cell>
          <table:table-cell office:value-type="string" calcext:value-type="string">
            <text:p>UCK</text:p>
          </table:table-cell>
          <table:table-cell office:value-type="string" calcext:value-type="string">
            <text:p>ALLGEMEINE, EINFUEHRENDE UND VERMISCHTE SCHRIFTEN - VERHAELTNIS DER PHYSIK ZU ANDEREN WISSENSCHAFTEN UND BEREICHEN DES LEBENS <text:s/>PHYSIKSTUDIUM</text:p>
          </table:table-cell>
          <table:table-cell table:number-columns-repeated="5"/>
        </table:table-row>
        <table:table-row table:style-name="ro1">
          <table:table-cell table:formula="of:=IF([.B2859]=([.B2858]+2);&quot;Fehler&quot;;&quot;&quot;)">
            <text:p/>
          </table:table-cell>
          <table:table-cell table:formula="of:=IF(LEN([.C2859])=1;0;IF(LEN([.C2859])=2;1;IF(LEN([.C2859])=3;2;IF(LEN([.C2859])=5;3;IF(LEN([.C2859])=6;4;IF(LEN([.C2859])=7;5;&quot;Fehler&quot;))))))" office:value-type="float" office:value="3" calcext:value-type="float">
            <text:p>3</text:p>
          </table:table-cell>
          <table:table-cell office:value-type="string" calcext:value-type="string">
            <text:p>UC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860]=([.B2859]+2);&quot;Fehler&quot;;&quot;&quot;)">
            <text:p/>
          </table:table-cell>
          <table:table-cell table:formula="of:=IF(LEN([.C2860])=1;0;IF(LEN([.C2860])=2;1;IF(LEN([.C2860])=3;2;IF(LEN([.C2860])=5;3;IF(LEN([.C2860])=6;4;IF(LEN([.C2860])=7;5;&quot;Fehler&quot;))))))" office:value-type="float" office:value="3" calcext:value-type="float">
            <text:p>3</text:p>
          </table:table-cell>
          <table:table-cell office:value-type="string" calcext:value-type="string">
            <text:p>UCK 2</text:p>
          </table:table-cell>
          <table:table-cell office:value-type="string" calcext:value-type="string">
            <text:p>NACHSCHLAGEWERKE – BIBLIOGRAPHIEN TABELLENWERKE <text:s/>FORMEL- UND AUFGABENSAMMLUNGEN</text:p>
          </table:table-cell>
          <table:table-cell table:number-columns-repeated="5"/>
        </table:table-row>
        <table:table-row table:style-name="ro1">
          <table:table-cell table:formula="of:=IF([.B2861]=([.B2860]+2);&quot;Fehler&quot;;&quot;&quot;)">
            <text:p/>
          </table:table-cell>
          <table:table-cell table:formula="of:=IF(LEN([.C2861])=1;0;IF(LEN([.C2861])=2;1;IF(LEN([.C2861])=3;2;IF(LEN([.C2861])=5;3;IF(LEN([.C2861])=6;4;IF(LEN([.C2861])=7;5;&quot;Fehler&quot;))))))" office:value-type="float" office:value="3" calcext:value-type="float">
            <text:p>3</text:p>
          </table:table-cell>
          <table:table-cell office:value-type="string" calcext:value-type="string">
            <text:p>UCK 3</text:p>
          </table:table-cell>
          <table:table-cell office:value-type="string" calcext:value-type="string">
            <text:p>PHILOSOPHISCHE GRUNDLAGEN, SPRACHE UND LOGIK DER PHYSIK - PHILOSOPHIE DER QUANTENTHEORIE</text:p>
          </table:table-cell>
          <table:table-cell table:number-columns-repeated="5"/>
        </table:table-row>
        <table:table-row table:style-name="ro1">
          <table:table-cell table:formula="of:=IF([.B2862]=([.B2861]+2);&quot;Fehler&quot;;&quot;&quot;)">
            <text:p/>
          </table:table-cell>
          <table:table-cell table:formula="of:=IF(LEN([.C2862])=1;0;IF(LEN([.C2862])=2;1;IF(LEN([.C2862])=3;2;IF(LEN([.C2862])=5;3;IF(LEN([.C2862])=6;4;IF(LEN([.C2862])=7;5;&quot;Fehler&quot;))))))" office:value-type="float" office:value="3" calcext:value-type="float">
            <text:p>3</text:p>
          </table:table-cell>
          <table:table-cell office:value-type="string" calcext:value-type="string">
            <text:p>UCK 4</text:p>
          </table:table-cell>
          <table:table-cell office:value-type="string" calcext:value-type="string">
            <text:p>METHODEN UND ARBEITSMITTEL <text:s/>MATHEMATISCHE PHYSIK</text:p>
          </table:table-cell>
          <table:table-cell table:number-columns-repeated="5"/>
        </table:table-row>
        <table:table-row table:style-name="ro1">
          <table:table-cell table:formula="of:=IF([.B2863]=([.B2862]+2);&quot;Fehler&quot;;&quot;&quot;)">
            <text:p/>
          </table:table-cell>
          <table:table-cell table:formula="of:=IF(LEN([.C2863])=1;0;IF(LEN([.C2863])=2;1;IF(LEN([.C2863])=3;2;IF(LEN([.C2863])=5;3;IF(LEN([.C2863])=6;4;IF(LEN([.C2863])=7;5;&quot;Fehler&quot;))))))" office:value-type="float" office:value="4" calcext:value-type="float">
            <text:p>4</text:p>
          </table:table-cell>
          <table:table-cell office:value-type="string" calcext:value-type="string">
            <text:p>UCK 45</text:p>
          </table:table-cell>
          <table:table-cell office:value-type="string" calcext:value-type="string">
            <text:p>MIKROSKOPIE</text:p>
          </table:table-cell>
          <table:table-cell table:number-columns-repeated="5"/>
        </table:table-row>
        <table:table-row table:style-name="ro1">
          <table:table-cell table:formula="of:=IF([.B2864]=([.B2863]+2);&quot;Fehler&quot;;&quot;&quot;)">
            <text:p/>
          </table:table-cell>
          <table:table-cell table:formula="of:=IF(LEN([.C2864])=1;0;IF(LEN([.C2864])=2;1;IF(LEN([.C2864])=3;2;IF(LEN([.C2864])=5;3;IF(LEN([.C2864])=6;4;IF(LEN([.C2864])=7;5;&quot;Fehler&quot;))))))" office:value-type="float" office:value="4" calcext:value-type="float">
            <text:p>4</text:p>
          </table:table-cell>
          <table:table-cell office:value-type="string" calcext:value-type="string">
            <text:p>UCK 47</text:p>
          </table:table-cell>
          <table:table-cell office:value-type="string" calcext:value-type="string">
            <text:p>PHYSIKALISCHES PRAKTIKUM</text:p>
          </table:table-cell>
          <table:table-cell table:number-columns-repeated="5"/>
        </table:table-row>
        <table:table-row table:style-name="ro1">
          <table:table-cell table:formula="of:=IF([.B2865]=([.B2864]+2);&quot;Fehler&quot;;&quot;&quot;)">
            <text:p/>
          </table:table-cell>
          <table:table-cell table:formula="of:=IF(LEN([.C2865])=1;0;IF(LEN([.C2865])=2;1;IF(LEN([.C2865])=3;2;IF(LEN([.C2865])=5;3;IF(LEN([.C2865])=6;4;IF(LEN([.C2865])=7;5;&quot;Fehler&quot;))))))" office:value-type="float" office:value="4" calcext:value-type="float">
            <text:p>4</text:p>
          </table:table-cell>
          <table:table-cell office:value-type="string" calcext:value-type="string">
            <text:p>UCK 49</text:p>
          </table:table-cell>
          <table:table-cell office:value-type="string" calcext:value-type="string">
            <text:p>EXPERIMENTIERBUECHER</text:p>
          </table:table-cell>
          <table:table-cell table:number-columns-repeated="5"/>
        </table:table-row>
        <table:table-row table:style-name="ro1">
          <table:table-cell table:formula="of:=IF([.B2866]=([.B2865]+2);&quot;Fehler&quot;;&quot;&quot;)">
            <text:p/>
          </table:table-cell>
          <table:table-cell table:formula="of:=IF(LEN([.C2866])=1;0;IF(LEN([.C2866])=2;1;IF(LEN([.C2866])=3;2;IF(LEN([.C2866])=5;3;IF(LEN([.C2866])=6;4;IF(LEN([.C2866])=7;5;&quot;Fehler&quot;))))))" office:value-type="float" office:value="3" calcext:value-type="float">
            <text:p>3</text:p>
          </table:table-cell>
          <table:table-cell office:value-type="string" calcext:value-type="string">
            <text:p>UCK 5</text:p>
          </table:table-cell>
          <table:table-cell office:value-type="string" calcext:value-type="string">
            <text:p>PHYSIKALISCHE GROESSEN <text:s/>PHYSIKALISCHE EINHEITEN PHYSIKALISCHE MASSYSTEME</text:p>
          </table:table-cell>
          <table:table-cell table:number-columns-repeated="5"/>
        </table:table-row>
        <table:table-row table:style-name="ro1">
          <table:table-cell table:formula="of:=IF([.B2867]=([.B2866]+2);&quot;Fehler&quot;;&quot;&quot;)">
            <text:p/>
          </table:table-cell>
          <table:table-cell table:formula="of:=IF(LEN([.C2867])=1;0;IF(LEN([.C2867])=2;1;IF(LEN([.C2867])=3;2;IF(LEN([.C2867])=5;3;IF(LEN([.C2867])=6;4;IF(LEN([.C2867])=7;5;&quot;Fehler&quot;))))))" office:value-type="float" office:value="3" calcext:value-type="float">
            <text:p>3</text:p>
          </table:table-cell>
          <table:table-cell office:value-type="string" calcext:value-type="string">
            <text:p>UCK 6</text:p>
          </table:table-cell>
          <table:table-cell office:value-type="string" calcext:value-type="string">
            <text:p>GESCHICHTE DER PHYSIK <text:s/>ORGANISATIONEN UND GESELLSCHAFTEN</text:p>
          </table:table-cell>
          <table:table-cell table:number-columns-repeated="5"/>
        </table:table-row>
        <table:table-row table:style-name="ro1">
          <table:table-cell table:formula="of:=IF([.B2868]=([.B2867]+2);&quot;Fehler&quot;;&quot;&quot;)">
            <text:p/>
          </table:table-cell>
          <table:table-cell table:formula="of:=IF(LEN([.C2868])=1;0;IF(LEN([.C2868])=2;1;IF(LEN([.C2868])=3;2;IF(LEN([.C2868])=5;3;IF(LEN([.C2868])=6;4;IF(LEN([.C2868])=7;5;&quot;Fehler&quot;))))))" office:value-type="float" office:value="2" calcext:value-type="float">
            <text:p>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KLASSISCHE MECHANIK</text:p>
          </table:table-cell>
          <table:table-cell table:number-columns-repeated="5"/>
        </table:table-row>
        <table:table-row table:style-name="ro1">
          <table:table-cell table:formula="of:=IF([.B2869]=([.B2868]+2);&quot;Fehler&quot;;&quot;&quot;)">
            <text:p/>
          </table:table-cell>
          <table:table-cell table:formula="of:=IF(LEN([.C2869])=1;0;IF(LEN([.C2869])=2;1;IF(LEN([.C2869])=3;2;IF(LEN([.C2869])=5;3;IF(LEN([.C2869])=6;4;IF(LEN([.C2869])=7;5;&quot;Fehler&quot;))))))" office:value-type="float" office:value="3" calcext:value-type="float">
            <text:p>3</text:p>
          </table:table-cell>
          <table:table-cell office:value-type="string" calcext:value-type="string">
            <text:p>UCL 3</text:p>
          </table:table-cell>
          <table:table-cell office:value-type="string" calcext:value-type="string">
            <text:p>HYDRODYNAMIK <text:s/>AERODYNAMIK</text:p>
          </table:table-cell>
          <table:table-cell table:number-columns-repeated="5"/>
        </table:table-row>
        <table:table-row table:style-name="ro1">
          <table:table-cell table:formula="of:=IF([.B2870]=([.B2869]+2);&quot;Fehler&quot;;&quot;&quot;)">
            <text:p/>
          </table:table-cell>
          <table:table-cell table:formula="of:=IF(LEN([.C2870])=1;0;IF(LEN([.C2870])=2;1;IF(LEN([.C2870])=3;2;IF(LEN([.C2870])=5;3;IF(LEN([.C2870])=6;4;IF(LEN([.C2870])=7;5;&quot;Fehler&quot;))))))" office:value-type="float" office:value="2" calcext:value-type="float">
            <text:p>2</text:p>
          </table:table-cell>
          <table:table-cell office:value-type="string" calcext:value-type="string">
            <text:p>UCM</text:p>
          </table:table-cell>
          <table:table-cell office:value-type="string" calcext:value-type="string">
            <text:p>WAERMELEHRE <text:s/>THERMODYNAMIK <text:s/>STATISTISCHE PHYSIK</text:p>
          </table:table-cell>
          <table:table-cell table:number-columns-repeated="5"/>
        </table:table-row>
        <table:table-row table:style-name="ro1">
          <table:table-cell table:formula="of:=IF([.B2871]=([.B2870]+2);&quot;Fehler&quot;;&quot;&quot;)">
            <text:p/>
          </table:table-cell>
          <table:table-cell table:formula="of:=IF(LEN([.C2871])=1;0;IF(LEN([.C2871])=2;1;IF(LEN([.C2871])=3;2;IF(LEN([.C2871])=5;3;IF(LEN([.C2871])=6;4;IF(LEN([.C2871])=7;5;&quot;Fehler&quot;))))))" office:value-type="float" office:value="2" calcext:value-type="float">
            <text:p>2</text:p>
          </table:table-cell>
          <table:table-cell office:value-type="string" calcext:value-type="string">
            <text:p>UCN</text:p>
          </table:table-cell>
          <table:table-cell office:value-type="string" calcext:value-type="string">
            <text:p>AKUSTIK</text:p>
          </table:table-cell>
          <table:table-cell table:number-columns-repeated="5"/>
        </table:table-row>
        <table:table-row table:style-name="ro1">
          <table:table-cell table:formula="of:=IF([.B2872]=([.B2871]+2);&quot;Fehler&quot;;&quot;&quot;)">
            <text:p/>
          </table:table-cell>
          <table:table-cell table:formula="of:=IF(LEN([.C2872])=1;0;IF(LEN([.C2872])=2;1;IF(LEN([.C2872])=3;2;IF(LEN([.C2872])=5;3;IF(LEN([.C2872])=6;4;IF(LEN([.C2872])=7;5;&quot;Fehler&quot;))))))" office:value-type="float" office:value="2" calcext:value-type="float">
            <text:p>2</text:p>
          </table:table-cell>
          <table:table-cell office:value-type="string" calcext:value-type="string">
            <text:p>UCO</text:p>
          </table:table-cell>
          <table:table-cell office:value-type="string" calcext:value-type="string">
            <text:p>OPTIK <text:s/>PHYSIKALISCHE FARBENLEHRE</text:p>
          </table:table-cell>
          <table:table-cell table:number-columns-repeated="5"/>
        </table:table-row>
        <table:table-row table:style-name="ro1">
          <table:table-cell table:formula="of:=IF([.B2873]=([.B2872]+2);&quot;Fehler&quot;;&quot;&quot;)">
            <text:p/>
          </table:table-cell>
          <table:table-cell table:formula="of:=IF(LEN([.C2873])=1;0;IF(LEN([.C2873])=2;1;IF(LEN([.C2873])=3;2;IF(LEN([.C2873])=5;3;IF(LEN([.C2873])=6;4;IF(LEN([.C2873])=7;5;&quot;Fehler&quot;))))))" office:value-type="float" office:value="2" calcext:value-type="float">
            <text:p>2</text:p>
          </table:table-cell>
          <table:table-cell office:value-type="string" calcext:value-type="string">
            <text:p>UCP</text:p>
          </table:table-cell>
          <table:table-cell office:value-type="string" calcext:value-type="string">
            <text:p>ELEKTRIZITAET <text:s/>MAGNETISMUS <text:s/>KLASSISCHE ELEKTRODYNAMIK</text:p>
          </table:table-cell>
          <table:table-cell table:number-columns-repeated="5"/>
        </table:table-row>
        <table:table-row table:style-name="ro1">
          <table:table-cell table:formula="of:=IF([.B2874]=([.B2873]+2);&quot;Fehler&quot;;&quot;&quot;)">
            <text:p/>
          </table:table-cell>
          <table:table-cell table:formula="of:=IF(LEN([.C2874])=1;0;IF(LEN([.C2874])=2;1;IF(LEN([.C2874])=3;2;IF(LEN([.C2874])=5;3;IF(LEN([.C2874])=6;4;IF(LEN([.C2874])=7;5;&quot;Fehler&quot;))))))" office:value-type="float" office:value="2" calcext:value-type="float">
            <text:p>2</text:p>
          </table:table-cell>
          <table:table-cell office:value-type="string" calcext:value-type="string">
            <text:p>UCQ</text:p>
          </table:table-cell>
          <table:table-cell office:value-type="string" calcext:value-type="string">
            <text:p>AUFBAU UND EIGENSCHAFTEN DER MATERIE</text:p>
          </table:table-cell>
          <table:table-cell table:number-columns-repeated="5"/>
        </table:table-row>
        <table:table-row table:style-name="ro1">
          <table:table-cell table:formula="of:=IF([.B2875]=([.B2874]+2);&quot;Fehler&quot;;&quot;&quot;)">
            <text:p/>
          </table:table-cell>
          <table:table-cell table:formula="of:=IF(LEN([.C2875])=1;0;IF(LEN([.C2875])=2;1;IF(LEN([.C2875])=3;2;IF(LEN([.C2875])=5;3;IF(LEN([.C2875])=6;4;IF(LEN([.C2875])=7;5;&quot;Fehler&quot;))))))" office:value-type="float" office:value="3" calcext:value-type="float">
            <text:p>3</text:p>
          </table:table-cell>
          <table:table-cell office:value-type="string" calcext:value-type="string">
            <text:p>UCQ 1</text:p>
          </table:table-cell>
          <table:table-cell office:value-type="string" calcext:value-type="string">
            <text:p>STRAHLENSCHUTZ <text:s/>STRAHLENSCHAEDEN DOSIMETRIE</text:p>
          </table:table-cell>
          <table:table-cell table:number-columns-repeated="5"/>
        </table:table-row>
        <table:table-row table:style-name="ro1">
          <table:table-cell table:formula="of:=IF([.B2876]=([.B2875]+2);&quot;Fehler&quot;;&quot;&quot;)">
            <text:p/>
          </table:table-cell>
          <table:table-cell table:formula="of:=IF(LEN([.C2876])=1;0;IF(LEN([.C2876])=2;1;IF(LEN([.C2876])=3;2;IF(LEN([.C2876])=5;3;IF(LEN([.C2876])=6;4;IF(LEN([.C2876])=7;5;&quot;Fehler&quot;))))))" office:value-type="float" office:value="3" calcext:value-type="float">
            <text:p>3</text:p>
          </table:table-cell>
          <table:table-cell office:value-type="string" calcext:value-type="string">
            <text:p>UCQ 2</text:p>
          </table:table-cell>
          <table:table-cell office:value-type="string" calcext:value-type="string">
            <text:p>KERNPHYSIK <text:s/>KERNCHEMIE <text:s/>RADIOCHEMIE</text:p>
          </table:table-cell>
          <table:table-cell table:number-columns-repeated="5"/>
        </table:table-row>
        <table:table-row table:style-name="ro1">
          <table:table-cell table:formula="of:=IF([.B2877]=([.B2876]+2);&quot;Fehler&quot;;&quot;&quot;)">
            <text:p/>
          </table:table-cell>
          <table:table-cell table:formula="of:=IF(LEN([.C2877])=1;0;IF(LEN([.C2877])=2;1;IF(LEN([.C2877])=3;2;IF(LEN([.C2877])=5;3;IF(LEN([.C2877])=6;4;IF(LEN([.C2877])=7;5;&quot;Fehler&quot;))))))" office:value-type="float" office:value="3" calcext:value-type="float">
            <text:p>3</text:p>
          </table:table-cell>
          <table:table-cell office:value-type="string" calcext:value-type="string">
            <text:p>UCQ 4</text:p>
          </table:table-cell>
          <table:table-cell office:value-type="string" calcext:value-type="string">
            <text:p>ATOME <text:s/>MOLEKUELE</text:p>
          </table:table-cell>
          <table:table-cell table:number-columns-repeated="5"/>
        </table:table-row>
        <table:table-row table:style-name="ro1">
          <table:table-cell table:formula="of:=IF([.B2878]=([.B2877]+2);&quot;Fehler&quot;;&quot;&quot;)">
            <text:p/>
          </table:table-cell>
          <table:table-cell table:formula="of:=IF(LEN([.C2878])=1;0;IF(LEN([.C2878])=2;1;IF(LEN([.C2878])=3;2;IF(LEN([.C2878])=5;3;IF(LEN([.C2878])=6;4;IF(LEN([.C2878])=7;5;&quot;Fehler&quot;))))))" office:value-type="float" office:value="3" calcext:value-type="float">
            <text:p>3</text:p>
          </table:table-cell>
          <table:table-cell office:value-type="string" calcext:value-type="string">
            <text:p>UCQ 6</text:p>
          </table:table-cell>
          <table:table-cell office:value-type="string" calcext:value-type="string">
            <text:p>KONDENSIERTE MATERIE <text:s/>FESTKOERPER FLUESSIGKEITEN</text:p>
          </table:table-cell>
          <table:table-cell table:number-columns-repeated="5"/>
        </table:table-row>
        <table:table-row table:style-name="ro1">
          <table:table-cell table:formula="of:=IF([.B2879]=([.B2878]+2);&quot;Fehler&quot;;&quot;&quot;)">
            <text:p/>
          </table:table-cell>
          <table:table-cell table:formula="of:=IF(LEN([.C2879])=1;0;IF(LEN([.C2879])=2;1;IF(LEN([.C2879])=3;2;IF(LEN([.C2879])=5;3;IF(LEN([.C2879])=6;4;IF(LEN([.C2879])=7;5;&quot;Fehler&quot;))))))" office:value-type="float" office:value="3" calcext:value-type="float">
            <text:p>3</text:p>
          </table:table-cell>
          <table:table-cell office:value-type="string" calcext:value-type="string">
            <text:p>UCQ 8</text:p>
          </table:table-cell>
          <table:table-cell office:value-type="string" calcext:value-type="string">
            <text:p>HOCHENERGIEPHYSIK <text:s/>ELEMENTARTEILCHEN PLASMAPHYSIK</text:p>
          </table:table-cell>
          <table:table-cell table:number-columns-repeated="5"/>
        </table:table-row>
        <table:table-row table:style-name="ro1">
          <table:table-cell table:formula="of:=IF([.B2880]=([.B2879]+2);&quot;Fehler&quot;;&quot;&quot;)">
            <text:p/>
          </table:table-cell>
          <table:table-cell table:formula="of:=IF(LEN([.C2880])=1;0;IF(LEN([.C2880])=2;1;IF(LEN([.C2880])=3;2;IF(LEN([.C2880])=5;3;IF(LEN([.C2880])=6;4;IF(LEN([.C2880])=7;5;&quot;Fehler&quot;))))))" office:value-type="float" office:value="2" calcext:value-type="float">
            <text:p>2</text:p>
          </table:table-cell>
          <table:table-cell office:value-type="string" calcext:value-type="string">
            <text:p>UCR</text:p>
          </table:table-cell>
          <table:table-cell office:value-type="string" calcext:value-type="string">
            <text:p>QUANTEN - FELDER - RELATIVITAET</text:p>
          </table:table-cell>
          <table:table-cell table:number-columns-repeated="5"/>
        </table:table-row>
        <table:table-row table:style-name="ro1">
          <table:table-cell table:formula="of:=IF([.B2881]=([.B2880]+2);&quot;Fehler&quot;;&quot;&quot;)">
            <text:p/>
          </table:table-cell>
          <table:table-cell table:formula="of:=IF(LEN([.C2881])=1;0;IF(LEN([.C2881])=2;1;IF(LEN([.C2881])=3;2;IF(LEN([.C2881])=5;3;IF(LEN([.C2881])=6;4;IF(LEN([.C2881])=7;5;&quot;Fehler&quot;))))))" office:value-type="float" office:value="3" calcext:value-type="float">
            <text:p>3</text:p>
          </table:table-cell>
          <table:table-cell office:value-type="string" calcext:value-type="string">
            <text:p>UCR 1</text:p>
          </table:table-cell>
          <table:table-cell office:value-type="string" calcext:value-type="string">
            <text:p>QUANTENMECHANIK</text:p>
          </table:table-cell>
          <table:table-cell table:number-columns-repeated="5"/>
        </table:table-row>
        <table:table-row table:style-name="ro1">
          <table:table-cell table:formula="of:=IF([.B2882]=([.B2881]+2);&quot;Fehler&quot;;&quot;&quot;)">
            <text:p/>
          </table:table-cell>
          <table:table-cell table:formula="of:=IF(LEN([.C2882])=1;0;IF(LEN([.C2882])=2;1;IF(LEN([.C2882])=3;2;IF(LEN([.C2882])=5;3;IF(LEN([.C2882])=6;4;IF(LEN([.C2882])=7;5;&quot;Fehler&quot;))))))" office:value-type="float" office:value="3" calcext:value-type="float">
            <text:p>3</text:p>
          </table:table-cell>
          <table:table-cell office:value-type="string" calcext:value-type="string">
            <text:p>UCR 2</text:p>
          </table:table-cell>
          <table:table-cell office:value-type="string" calcext:value-type="string">
            <text:p>RELATIVITAETSTHEORIEN <text:s/>QUANTENFELDTHEORIEN</text:p>
          </table:table-cell>
          <table:table-cell table:number-columns-repeated="5"/>
        </table:table-row>
        <table:table-row table:style-name="ro1">
          <table:table-cell table:formula="of:=IF([.B2883]=([.B2882]+2);&quot;Fehler&quot;;&quot;&quot;)">
            <text:p/>
          </table:table-cell>
          <table:table-cell table:formula="of:=IF(LEN([.C2883])=1;0;IF(LEN([.C2883])=2;1;IF(LEN([.C2883])=3;2;IF(LEN([.C2883])=5;3;IF(LEN([.C2883])=6;4;IF(LEN([.C2883])=7;5;&quot;Fehler&quot;))))))" office:value-type="float" office:value="1" calcext:value-type="float">
            <text:p>1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CHEMIE</text:p>
          </table:table-cell>
          <table:table-cell table:number-columns-repeated="5"/>
        </table:table-row>
        <table:table-row table:style-name="ro1">
          <table:table-cell table:formula="of:=IF([.B2884]=([.B2883]+2);&quot;Fehler&quot;;&quot;&quot;)">
            <text:p/>
          </table:table-cell>
          <table:table-cell table:formula="of:=IF(LEN([.C2884])=1;0;IF(LEN([.C2884])=2;1;IF(LEN([.C2884])=3;2;IF(LEN([.C2884])=5;3;IF(LEN([.C2884])=6;4;IF(LEN([.C2884])=7;5;&quot;Fehler&quot;))))))" office:value-type="float" office:value="2" calcext:value-type="float">
            <text:p>2</text:p>
          </table:table-cell>
          <table:table-cell office:value-type="string" calcext:value-type="string">
            <text:p>UDK</text:p>
          </table:table-cell>
          <table:table-cell office:value-type="string" calcext:value-type="string">
            <text:p>ALLGEMEINE, EINFUEHRENDE UND VERMISCHTE SCHRIFTEN CHEMIESTUDIUM</text:p>
          </table:table-cell>
          <table:table-cell table:number-columns-repeated="5"/>
        </table:table-row>
        <table:table-row table:style-name="ro1">
          <table:table-cell table:formula="of:=IF([.B2885]=([.B2884]+2);&quot;Fehler&quot;;&quot;&quot;)">
            <text:p/>
          </table:table-cell>
          <table:table-cell table:formula="of:=IF(LEN([.C2885])=1;0;IF(LEN([.C2885])=2;1;IF(LEN([.C2885])=3;2;IF(LEN([.C2885])=5;3;IF(LEN([.C2885])=6;4;IF(LEN([.C2885])=7;5;&quot;Fehler&quot;))))))" office:value-type="float" office:value="3" calcext:value-type="float">
            <text:p>3</text:p>
          </table:table-cell>
          <table:table-cell office:value-type="string" calcext:value-type="string">
            <text:p>UD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886]=([.B2885]+2);&quot;Fehler&quot;;&quot;&quot;)">
            <text:p/>
          </table:table-cell>
          <table:table-cell table:formula="of:=IF(LEN([.C2886])=1;0;IF(LEN([.C2886])=2;1;IF(LEN([.C2886])=3;2;IF(LEN([.C2886])=5;3;IF(LEN([.C2886])=6;4;IF(LEN([.C2886])=7;5;&quot;Fehler&quot;))))))" office:value-type="float" office:value="3" calcext:value-type="float">
            <text:p>3</text:p>
          </table:table-cell>
          <table:table-cell office:value-type="string" calcext:value-type="string">
            <text:p>UDK 2</text:p>
          </table:table-cell>
          <table:table-cell office:value-type="string" calcext:value-type="string">
            <text:p>NACHSCHLAGEWERKE - TABELLEN - BIBLIOGRAPHIEN - FORMEL- UND AUFGABENSAMMLUNGEN</text:p>
          </table:table-cell>
          <table:table-cell table:number-columns-repeated="5"/>
        </table:table-row>
        <table:table-row table:style-name="ro1">
          <table:table-cell table:formula="of:=IF([.B2887]=([.B2886]+2);&quot;Fehler&quot;;&quot;&quot;)">
            <text:p/>
          </table:table-cell>
          <table:table-cell table:formula="of:=IF(LEN([.C2887])=1;0;IF(LEN([.C2887])=2;1;IF(LEN([.C2887])=3;2;IF(LEN([.C2887])=5;3;IF(LEN([.C2887])=6;4;IF(LEN([.C2887])=7;5;&quot;Fehler&quot;))))))" office:value-type="float" office:value="3" calcext:value-type="float">
            <text:p>3</text:p>
          </table:table-cell>
          <table:table-cell office:value-type="string" calcext:value-type="string">
            <text:p>UDK 4</text:p>
          </table:table-cell>
          <table:table-cell office:value-type="string" calcext:value-type="string">
            <text:p>METHODEN UND ARBEITSMITTEL</text:p>
          </table:table-cell>
          <table:table-cell table:number-columns-repeated="5"/>
        </table:table-row>
        <table:table-row table:style-name="ro1">
          <table:table-cell table:formula="of:=IF([.B2888]=([.B2887]+2);&quot;Fehler&quot;;&quot;&quot;)">
            <text:p/>
          </table:table-cell>
          <table:table-cell table:formula="of:=IF(LEN([.C2888])=1;0;IF(LEN([.C2888])=2;1;IF(LEN([.C2888])=3;2;IF(LEN([.C2888])=5;3;IF(LEN([.C2888])=6;4;IF(LEN([.C2888])=7;5;&quot;Fehler&quot;))))))" office:value-type="float" office:value="4" calcext:value-type="float">
            <text:p>4</text:p>
          </table:table-cell>
          <table:table-cell office:value-type="string" calcext:value-type="string">
            <text:p>UDK 45</text:p>
          </table:table-cell>
          <table:table-cell office:value-type="string" calcext:value-type="string">
            <text:p>CHEMISCHES PRAKTIKUM</text:p>
          </table:table-cell>
          <table:table-cell table:number-columns-repeated="5"/>
        </table:table-row>
        <table:table-row table:style-name="ro1">
          <table:table-cell table:formula="of:=IF([.B2889]=([.B2888]+2);&quot;Fehler&quot;;&quot;&quot;)">
            <text:p/>
          </table:table-cell>
          <table:table-cell table:formula="of:=IF(LEN([.C2889])=1;0;IF(LEN([.C2889])=2;1;IF(LEN([.C2889])=3;2;IF(LEN([.C2889])=5;3;IF(LEN([.C2889])=6;4;IF(LEN([.C2889])=7;5;&quot;Fehler&quot;))))))" office:value-type="float" office:value="4" calcext:value-type="float">
            <text:p>4</text:p>
          </table:table-cell>
          <table:table-cell office:value-type="string" calcext:value-type="string">
            <text:p>UDK 49</text:p>
          </table:table-cell>
          <table:table-cell office:value-type="string" calcext:value-type="string">
            <text:p>EXPERIMENTIERBUECHER</text:p>
          </table:table-cell>
          <table:table-cell table:number-columns-repeated="5"/>
        </table:table-row>
        <table:table-row table:style-name="ro1">
          <table:table-cell table:formula="of:=IF([.B2890]=([.B2889]+2);&quot;Fehler&quot;;&quot;&quot;)">
            <text:p/>
          </table:table-cell>
          <table:table-cell table:formula="of:=IF(LEN([.C2890])=1;0;IF(LEN([.C2890])=2;1;IF(LEN([.C2890])=3;2;IF(LEN([.C2890])=5;3;IF(LEN([.C2890])=6;4;IF(LEN([.C2890])=7;5;&quot;Fehler&quot;))))))" office:value-type="float" office:value="3" calcext:value-type="float">
            <text:p>3</text:p>
          </table:table-cell>
          <table:table-cell office:value-type="string" calcext:value-type="string">
            <text:p>UDK 5</text:p>
          </table:table-cell>
          <table:table-cell office:value-type="string" calcext:value-type="string">
            <text:p>GESCHICHTE DER CHEMIE <text:s/>ALCHEMIE <text:s/>ORGANISATIONEN UND GESELLSCHAFTEN</text:p>
          </table:table-cell>
          <table:table-cell table:number-columns-repeated="5"/>
        </table:table-row>
        <table:table-row table:style-name="ro1">
          <table:table-cell table:formula="of:=IF([.B2891]=([.B2890]+2);&quot;Fehler&quot;;&quot;&quot;)">
            <text:p/>
          </table:table-cell>
          <table:table-cell table:formula="of:=IF(LEN([.C2891])=1;0;IF(LEN([.C2891])=2;1;IF(LEN([.C2891])=3;2;IF(LEN([.C2891])=5;3;IF(LEN([.C2891])=6;4;IF(LEN([.C2891])=7;5;&quot;Fehler&quot;))))))" office:value-type="float" office:value="3" calcext:value-type="float">
            <text:p>3</text:p>
          </table:table-cell>
          <table:table-cell office:value-type="string" calcext:value-type="string">
            <text:p>UDK 7</text:p>
          </table:table-cell>
          <table:table-cell office:value-type="string" calcext:value-type="string">
            <text:p>STOECHIOMETRIE</text:p>
          </table:table-cell>
          <table:table-cell table:number-columns-repeated="5"/>
        </table:table-row>
        <table:table-row table:style-name="ro1">
          <table:table-cell table:formula="of:=IF([.B2892]=([.B2891]+2);&quot;Fehler&quot;;&quot;&quot;)">
            <text:p/>
          </table:table-cell>
          <table:table-cell table:formula="of:=IF(LEN([.C2892])=1;0;IF(LEN([.C2892])=2;1;IF(LEN([.C2892])=3;2;IF(LEN([.C2892])=5;3;IF(LEN([.C2892])=6;4;IF(LEN([.C2892])=7;5;&quot;Fehler&quot;))))))" office:value-type="float" office:value="2" calcext:value-type="float">
            <text:p>2</text:p>
          </table:table-cell>
          <table:table-cell office:value-type="string" calcext:value-type="string">
            <text:p>UDL</text:p>
          </table:table-cell>
          <table:table-cell office:value-type="string" calcext:value-type="string">
            <text:p>THEORETISCHE CHEMIE <text:s/>ALLGEMEINE CHEMIE <text:s/>ANORGANISCHE CHEMIE</text:p>
          </table:table-cell>
          <table:table-cell table:number-columns-repeated="5"/>
        </table:table-row>
        <table:table-row table:style-name="ro1">
          <table:table-cell table:formula="of:=IF([.B2893]=([.B2892]+2);&quot;Fehler&quot;;&quot;&quot;)">
            <text:p/>
          </table:table-cell>
          <table:table-cell table:formula="of:=IF(LEN([.C2893])=1;0;IF(LEN([.C2893])=2;1;IF(LEN([.C2893])=3;2;IF(LEN([.C2893])=5;3;IF(LEN([.C2893])=6;4;IF(LEN([.C2893])=7;5;&quot;Fehler&quot;))))))" office:value-type="float" office:value="3" calcext:value-type="float">
            <text:p>3</text:p>
          </table:table-cell>
          <table:table-cell office:value-type="string" calcext:value-type="string">
            <text:p>UDL 1</text:p>
          </table:table-cell>
          <table:table-cell office:value-type="string" calcext:value-type="string">
            <text:p>THEORETISCHE CHEMIE <text:s/>ALLGEMEINE CHEMIE</text:p>
          </table:table-cell>
          <table:table-cell table:number-columns-repeated="5"/>
        </table:table-row>
        <table:table-row table:style-name="ro1">
          <table:table-cell table:formula="of:=IF([.B2894]=([.B2893]+2);&quot;Fehler&quot;;&quot;&quot;)">
            <text:p/>
          </table:table-cell>
          <table:table-cell table:formula="of:=IF(LEN([.C2894])=1;0;IF(LEN([.C2894])=2;1;IF(LEN([.C2894])=3;2;IF(LEN([.C2894])=5;3;IF(LEN([.C2894])=6;4;IF(LEN([.C2894])=7;5;&quot;Fehler&quot;))))))" office:value-type="float" office:value="3" calcext:value-type="float">
            <text:p>3</text:p>
          </table:table-cell>
          <table:table-cell office:value-type="string" calcext:value-type="string">
            <text:p>UDL 2</text:p>
          </table:table-cell>
          <table:table-cell office:value-type="string" calcext:value-type="string">
            <text:p>ANORGANISCHE CHEMIE</text:p>
          </table:table-cell>
          <table:table-cell table:number-columns-repeated="5"/>
        </table:table-row>
        <table:table-row table:style-name="ro1">
          <table:table-cell table:formula="of:=IF([.B2895]=([.B2894]+2);&quot;Fehler&quot;;&quot;&quot;)">
            <text:p/>
          </table:table-cell>
          <table:table-cell table:formula="of:=IF(LEN([.C2895])=1;0;IF(LEN([.C2895])=2;1;IF(LEN([.C2895])=3;2;IF(LEN([.C2895])=5;3;IF(LEN([.C2895])=6;4;IF(LEN([.C2895])=7;5;&quot;Fehler&quot;))))))" office:value-type="float" office:value="2" calcext:value-type="float">
            <text:p>2</text:p>
          </table:table-cell>
          <table:table-cell office:value-type="string" calcext:value-type="string">
            <text:p>UDM</text:p>
          </table:table-cell>
          <table:table-cell office:value-type="string" calcext:value-type="string">
            <text:p>ORGANISCHE CHEMIE</text:p>
          </table:table-cell>
          <table:table-cell table:number-columns-repeated="5"/>
        </table:table-row>
        <table:table-row table:style-name="ro1">
          <table:table-cell table:formula="of:=IF([.B2896]=([.B2895]+2);&quot;Fehler&quot;;&quot;&quot;)">
            <text:p/>
          </table:table-cell>
          <table:table-cell table:formula="of:=IF(LEN([.C2896])=1;0;IF(LEN([.C2896])=2;1;IF(LEN([.C2896])=3;2;IF(LEN([.C2896])=5;3;IF(LEN([.C2896])=6;4;IF(LEN([.C2896])=7;5;&quot;Fehler&quot;))))))" office:value-type="float" office:value="2" calcext:value-type="float">
            <text:p>2</text:p>
          </table:table-cell>
          <table:table-cell office:value-type="string" calcext:value-type="string">
            <text:p>UDN</text:p>
          </table:table-cell>
          <table:table-cell office:value-type="string" calcext:value-type="string">
            <text:p>ANALYTISCHE CHEMIE</text:p>
          </table:table-cell>
          <table:table-cell table:number-columns-repeated="5"/>
        </table:table-row>
        <table:table-row table:style-name="ro1">
          <table:table-cell table:formula="of:=IF([.B2897]=([.B2896]+2);&quot;Fehler&quot;;&quot;&quot;)">
            <text:p/>
          </table:table-cell>
          <table:table-cell table:formula="of:=IF(LEN([.C2897])=1;0;IF(LEN([.C2897])=2;1;IF(LEN([.C2897])=3;2;IF(LEN([.C2897])=5;3;IF(LEN([.C2897])=6;4;IF(LEN([.C2897])=7;5;&quot;Fehler&quot;))))))" office:value-type="float" office:value="3" calcext:value-type="float">
            <text:p>3</text:p>
          </table:table-cell>
          <table:table-cell office:value-type="string" calcext:value-type="string">
            <text:p>UDN 1</text:p>
          </table:table-cell>
          <table:table-cell office:value-type="string" calcext:value-type="string">
            <text:p>QUALITATIVE CHEMISCHE ANALYSE</text:p>
          </table:table-cell>
          <table:table-cell table:number-columns-repeated="5"/>
        </table:table-row>
        <table:table-row table:style-name="ro1">
          <table:table-cell table:formula="of:=IF([.B2898]=([.B2897]+2);&quot;Fehler&quot;;&quot;&quot;)">
            <text:p/>
          </table:table-cell>
          <table:table-cell table:formula="of:=IF(LEN([.C2898])=1;0;IF(LEN([.C2898])=2;1;IF(LEN([.C2898])=3;2;IF(LEN([.C2898])=5;3;IF(LEN([.C2898])=6;4;IF(LEN([.C2898])=7;5;&quot;Fehler&quot;))))))" office:value-type="float" office:value="3" calcext:value-type="float">
            <text:p>3</text:p>
          </table:table-cell>
          <table:table-cell office:value-type="string" calcext:value-type="string">
            <text:p>UDN 2</text:p>
          </table:table-cell>
          <table:table-cell office:value-type="string" calcext:value-type="string">
            <text:p>QUANTITATIVE CHEMISCHE ANALYSE</text:p>
          </table:table-cell>
          <table:table-cell table:number-columns-repeated="5"/>
        </table:table-row>
        <table:table-row table:style-name="ro1">
          <table:table-cell table:formula="of:=IF([.B2899]=([.B2898]+2);&quot;Fehler&quot;;&quot;&quot;)">
            <text:p/>
          </table:table-cell>
          <table:table-cell table:formula="of:=IF(LEN([.C2899])=1;0;IF(LEN([.C2899])=2;1;IF(LEN([.C2899])=3;2;IF(LEN([.C2899])=5;3;IF(LEN([.C2899])=6;4;IF(LEN([.C2899])=7;5;&quot;Fehler&quot;))))))" office:value-type="float" office:value="3" calcext:value-type="float">
            <text:p>3</text:p>
          </table:table-cell>
          <table:table-cell office:value-type="string" calcext:value-type="string">
            <text:p>UDN 3</text:p>
          </table:table-cell>
          <table:table-cell office:value-type="string" calcext:value-type="string">
            <text:p>PHYSIKALISCHE VERFAHREN</text:p>
          </table:table-cell>
          <table:table-cell table:number-columns-repeated="5"/>
        </table:table-row>
        <table:table-row table:style-name="ro1">
          <table:table-cell table:formula="of:=IF([.B2900]=([.B2899]+2);&quot;Fehler&quot;;&quot;&quot;)">
            <text:p/>
          </table:table-cell>
          <table:table-cell table:formula="of:=IF(LEN([.C2900])=1;0;IF(LEN([.C2900])=2;1;IF(LEN([.C2900])=3;2;IF(LEN([.C2900])=5;3;IF(LEN([.C2900])=6;4;IF(LEN([.C2900])=7;5;&quot;Fehler&quot;))))))" office:value-type="float" office:value="2" calcext:value-type="float">
            <text:p>2</text:p>
          </table:table-cell>
          <table:table-cell office:value-type="string" calcext:value-type="string">
            <text:p>UDO</text:p>
          </table:table-cell>
          <table:table-cell office:value-type="string" calcext:value-type="string">
            <text:p>PHYSIKALISCHE CHEMIE</text:p>
          </table:table-cell>
          <table:table-cell table:number-columns-repeated="5"/>
        </table:table-row>
        <table:table-row table:style-name="ro1">
          <table:table-cell table:formula="of:=IF([.B2901]=([.B2900]+2);&quot;Fehler&quot;;&quot;&quot;)">
            <text:p/>
          </table:table-cell>
          <table:table-cell table:formula="of:=IF(LEN([.C2901])=1;0;IF(LEN([.C2901])=2;1;IF(LEN([.C2901])=3;2;IF(LEN([.C2901])=5;3;IF(LEN([.C2901])=6;4;IF(LEN([.C2901])=7;5;&quot;Fehler&quot;))))))" office:value-type="float" office:value="3" calcext:value-type="float">
            <text:p>3</text:p>
          </table:table-cell>
          <table:table-cell office:value-type="string" calcext:value-type="string">
            <text:p>UDO 1</text:p>
          </table:table-cell>
          <table:table-cell office:value-type="string" calcext:value-type="string">
            <text:p>THERMOCHEMIE <text:s/>KINETIK CHEMISCHER REAKTIONEN</text:p>
          </table:table-cell>
          <table:table-cell table:number-columns-repeated="5"/>
        </table:table-row>
        <table:table-row table:style-name="ro1">
          <table:table-cell table:formula="of:=IF([.B2902]=([.B2901]+2);&quot;Fehler&quot;;&quot;&quot;)">
            <text:p/>
          </table:table-cell>
          <table:table-cell table:formula="of:=IF(LEN([.C2902])=1;0;IF(LEN([.C2902])=2;1;IF(LEN([.C2902])=3;2;IF(LEN([.C2902])=5;3;IF(LEN([.C2902])=6;4;IF(LEN([.C2902])=7;5;&quot;Fehler&quot;))))))" office:value-type="float" office:value="3" calcext:value-type="float">
            <text:p>3</text:p>
          </table:table-cell>
          <table:table-cell office:value-type="string" calcext:value-type="string">
            <text:p>UDO 2</text:p>
          </table:table-cell>
          <table:table-cell office:value-type="string" calcext:value-type="string">
            <text:p>ELEKTROCHEMIE</text:p>
          </table:table-cell>
          <table:table-cell table:number-columns-repeated="5"/>
        </table:table-row>
        <table:table-row table:style-name="ro1">
          <table:table-cell table:formula="of:=IF([.B2903]=([.B2902]+2);&quot;Fehler&quot;;&quot;&quot;)">
            <text:p/>
          </table:table-cell>
          <table:table-cell table:formula="of:=IF(LEN([.C2903])=1;0;IF(LEN([.C2903])=2;1;IF(LEN([.C2903])=3;2;IF(LEN([.C2903])=5;3;IF(LEN([.C2903])=6;4;IF(LEN([.C2903])=7;5;&quot;Fehler&quot;))))))" office:value-type="float" office:value="3" calcext:value-type="float">
            <text:p>3</text:p>
          </table:table-cell>
          <table:table-cell office:value-type="string" calcext:value-type="string">
            <text:p>UDO 3</text:p>
          </table:table-cell>
          <table:table-cell office:value-type="string" calcext:value-type="string">
            <text:p>STRAHLENCHEMIE <text:s/>PHOTOCHEMIE</text:p>
          </table:table-cell>
          <table:table-cell table:number-columns-repeated="5"/>
        </table:table-row>
        <table:table-row table:style-name="ro1">
          <table:table-cell table:formula="of:=IF([.B2904]=([.B2903]+2);&quot;Fehler&quot;;&quot;&quot;)">
            <text:p/>
          </table:table-cell>
          <table:table-cell table:formula="of:=IF(LEN([.C2904])=1;0;IF(LEN([.C2904])=2;1;IF(LEN([.C2904])=3;2;IF(LEN([.C2904])=5;3;IF(LEN([.C2904])=6;4;IF(LEN([.C2904])=7;5;&quot;Fehler&quot;))))))" office:value-type="float" office:value="3" calcext:value-type="float">
            <text:p>3</text:p>
          </table:table-cell>
          <table:table-cell office:value-type="string" calcext:value-type="string">
            <text:p>UDO 4</text:p>
          </table:table-cell>
          <table:table-cell office:value-type="string" calcext:value-type="string">
            <text:p>KOLLOIDCHEMIE <text:s/>GRENZFLAECHENCHEMIE</text:p>
          </table:table-cell>
          <table:table-cell table:number-columns-repeated="5"/>
        </table:table-row>
        <table:table-row table:style-name="ro1">
          <table:table-cell table:formula="of:=IF([.B2905]=([.B2904]+2);&quot;Fehler&quot;;&quot;&quot;)">
            <text:p/>
          </table:table-cell>
          <table:table-cell table:formula="of:=IF(LEN([.C2905])=1;0;IF(LEN([.C2905])=2;1;IF(LEN([.C2905])=3;2;IF(LEN([.C2905])=5;3;IF(LEN([.C2905])=6;4;IF(LEN([.C2905])=7;5;&quot;Fehler&quot;))))))" office:value-type="float" office:value="1" calcext:value-type="float">
            <text:p>1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EOWISSENSCHAFTEN</text:p>
          </table:table-cell>
          <table:table-cell table:number-columns-repeated="5"/>
        </table:table-row>
        <table:table-row table:style-name="ro1">
          <table:table-cell table:formula="of:=IF([.B2906]=([.B2905]+2);&quot;Fehler&quot;;&quot;&quot;)">
            <text:p/>
          </table:table-cell>
          <table:table-cell table:formula="of:=IF(LEN([.C2906])=1;0;IF(LEN([.C2906])=2;1;IF(LEN([.C2906])=3;2;IF(LEN([.C2906])=5;3;IF(LEN([.C2906])=6;4;IF(LEN([.C2906])=7;5;&quot;Fehler&quot;))))))" office:value-type="float" office:value="2" calcext:value-type="float">
            <text:p>2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ALLGEMEINE, EINFUEHRENDE UND VERMISCHTE SCHRIFTEN</text:p>
          </table:table-cell>
          <table:table-cell table:number-columns-repeated="5"/>
        </table:table-row>
        <table:table-row table:style-name="ro1">
          <table:table-cell table:formula="of:=IF([.B2907]=([.B2906]+2);&quot;Fehler&quot;;&quot;&quot;)">
            <text:p/>
          </table:table-cell>
          <table:table-cell table:formula="of:=IF(LEN([.C2907])=1;0;IF(LEN([.C2907])=2;1;IF(LEN([.C2907])=3;2;IF(LEN([.C2907])=5;3;IF(LEN([.C2907])=6;4;IF(LEN([.C2907])=7;5;&quot;Fehler&quot;))))))" office:value-type="float" office:value="3" calcext:value-type="float">
            <text:p>3</text:p>
          </table:table-cell>
          <table:table-cell office:value-type="string" calcext:value-type="string">
            <text:p>UE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908]=([.B2907]+2);&quot;Fehler&quot;;&quot;&quot;)">
            <text:p/>
          </table:table-cell>
          <table:table-cell table:formula="of:=IF(LEN([.C2908])=1;0;IF(LEN([.C2908])=2;1;IF(LEN([.C2908])=3;2;IF(LEN([.C2908])=5;3;IF(LEN([.C2908])=6;4;IF(LEN([.C2908])=7;5;&quot;Fehler&quot;))))))" office:value-type="float" office:value="3" calcext:value-type="float">
            <text:p>3</text:p>
          </table:table-cell>
          <table:table-cell office:value-type="string" calcext:value-type="string">
            <text:p>UE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[.B2909]=([.B2908]+2);&quot;Fehler&quot;;&quot;&quot;)">
            <text:p/>
          </table:table-cell>
          <table:table-cell table:formula="of:=IF(LEN([.C2909])=1;0;IF(LEN([.C2909])=2;1;IF(LEN([.C2909])=3;2;IF(LEN([.C2909])=5;3;IF(LEN([.C2909])=6;4;IF(LEN([.C2909])=7;5;&quot;Fehler&quot;))))))" office:value-type="float" office:value="3" calcext:value-type="float">
            <text:p>3</text:p>
          </table:table-cell>
          <table:table-cell office:value-type="string" calcext:value-type="string">
            <text:p>UEK 3</text:p>
          </table:table-cell>
          <table:table-cell office:value-type="string" calcext:value-type="string">
            <text:p>BILD-, TABELLEN- UND KARTENWERKE</text:p>
          </table:table-cell>
          <table:table-cell table:number-columns-repeated="5"/>
        </table:table-row>
        <table:table-row table:style-name="ro1">
          <table:table-cell table:formula="of:=IF([.B2910]=([.B2909]+2);&quot;Fehler&quot;;&quot;&quot;)">
            <text:p/>
          </table:table-cell>
          <table:table-cell table:formula="of:=IF(LEN([.C2910])=1;0;IF(LEN([.C2910])=2;1;IF(LEN([.C2910])=3;2;IF(LEN([.C2910])=5;3;IF(LEN([.C2910])=6;4;IF(LEN([.C2910])=7;5;&quot;Fehler&quot;))))))" office:value-type="float" office:value="3" calcext:value-type="float">
            <text:p>3</text:p>
          </table:table-cell>
          <table:table-cell office:value-type="string" calcext:value-type="string">
            <text:p>UEK 5</text:p>
          </table:table-cell>
          <table:table-cell office:value-type="string" calcext:value-type="string">
            <text:p>METHODEN UND ARBEITSMITTEL <text:s/>BEOBACHTUNGS- UND SAMMELANLEITUNGEN <text:s/>BESTIMMUNGSBUECHER</text:p>
          </table:table-cell>
          <table:table-cell table:number-columns-repeated="5"/>
        </table:table-row>
        <table:table-row table:style-name="ro1">
          <table:table-cell table:formula="of:=IF([.B2911]=([.B2910]+2);&quot;Fehler&quot;;&quot;&quot;)">
            <text:p/>
          </table:table-cell>
          <table:table-cell table:formula="of:=IF(LEN([.C2911])=1;0;IF(LEN([.C2911])=2;1;IF(LEN([.C2911])=3;2;IF(LEN([.C2911])=5;3;IF(LEN([.C2911])=6;4;IF(LEN([.C2911])=7;5;&quot;Fehler&quot;))))))" office:value-type="float" office:value="3" calcext:value-type="float">
            <text:p>3</text:p>
          </table:table-cell>
          <table:table-cell office:value-type="string" calcext:value-type="string">
            <text:p>UEK 6</text:p>
          </table:table-cell>
          <table:table-cell office:value-type="string" calcext:value-type="string">
            <text:p>GESCHICHTE <text:s/>ORGANISATIONEN UND GESELLSCHAFTEN</text:p>
          </table:table-cell>
          <table:table-cell table:number-columns-repeated="5"/>
        </table:table-row>
        <table:table-row table:style-name="ro1">
          <table:table-cell table:formula="of:=IF([.B2912]=([.B2911]+2);&quot;Fehler&quot;;&quot;&quot;)">
            <text:p/>
          </table:table-cell>
          <table:table-cell table:formula="of:=IF(LEN([.C2912])=1;0;IF(LEN([.C2912])=2;1;IF(LEN([.C2912])=3;2;IF(LEN([.C2912])=5;3;IF(LEN([.C2912])=6;4;IF(LEN([.C2912])=7;5;&quot;Fehler&quot;))))))" office:value-type="float" office:value="3" calcext:value-type="float">
            <text:p>3</text:p>
          </table:table-cell>
          <table:table-cell office:value-type="string" calcext:value-type="string">
            <text:p>UEK 7</text:p>
          </table:table-cell>
          <table:table-cell office:value-type="string" calcext:value-type="string">
            <text:p>MUSEEN UND SAMMLUNGEN</text:p>
          </table:table-cell>
          <table:table-cell table:number-columns-repeated="5"/>
        </table:table-row>
        <table:table-row table:style-name="ro1">
          <table:table-cell table:formula="of:=IF([.B2913]=([.B2912]+2);&quot;Fehler&quot;;&quot;&quot;)">
            <text:p/>
          </table:table-cell>
          <table:table-cell table:formula="of:=IF(LEN([.C2913])=1;0;IF(LEN([.C2913])=2;1;IF(LEN([.C2913])=3;2;IF(LEN([.C2913])=5;3;IF(LEN([.C2913])=6;4;IF(LEN([.C2913])=7;5;&quot;Fehler&quot;))))))" office:value-type="float" office:value="2" calcext:value-type="float">
            <text:p>2</text:p>
          </table:table-cell>
          <table:table-cell office:value-type="string" calcext:value-type="string">
            <text:p>UEL</text:p>
          </table:table-cell>
          <table:table-cell office:value-type="string" calcext:value-type="string">
            <text:p>GEOLOGIE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EL 1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2915]=([.B2913]+2);&quot;Fehler&quot;;&quot;&quot;)" office:value-type="string" office:string-value="Fehler" calcext:value-type="string">
            <text:p>Fehler</text:p>
          </table:table-cell>
          <table:table-cell table:formula="of:=IF(LEN([.C2915])=1;0;IF(LEN([.C2915])=2;1;IF(LEN([.C2915])=3;2;IF(LEN([.C2915])=5;3;IF(LEN([.C2915])=6;4;IF(LEN([.C2915])=7;5;&quot;Fehler&quot;))))))" office:value-type="float" office:value="4" calcext:value-type="float">
            <text:p>4</text:p>
          </table:table-cell>
          <table:table-cell office:value-type="string" calcext:value-type="string">
            <text:p>UEL 10</text:p>
          </table:table-cell>
          <table:table-cell office:value-type="string" calcext:value-type="string">
            <text:p>GEOCHEMIE <text:s/>GEOPHYSIK</text:p>
          </table:table-cell>
          <table:table-cell table:number-columns-repeated="5"/>
        </table:table-row>
        <table:table-row table:style-name="ro1">
          <table:table-cell table:formula="of:=IF([.B2916]=([.B2915]+2);&quot;Fehler&quot;;&quot;&quot;)">
            <text:p/>
          </table:table-cell>
          <table:table-cell table:formula="of:=IF(LEN([.C2916])=1;0;IF(LEN([.C2916])=2;1;IF(LEN([.C2916])=3;2;IF(LEN([.C2916])=5;3;IF(LEN([.C2916])=6;4;IF(LEN([.C2916])=7;5;&quot;Fehler&quot;))))))" office:value-type="float" office:value="4" calcext:value-type="float">
            <text:p>4</text:p>
          </table:table-cell>
          <table:table-cell office:value-type="string" calcext:value-type="string">
            <text:p>UEL 11</text:p>
          </table:table-cell>
          <table:table-cell office:value-type="string" calcext:value-type="string">
            <text:p>TEKTONIK</text:p>
          </table:table-cell>
          <table:table-cell table:number-columns-repeated="5"/>
        </table:table-row>
        <table:table-row table:style-name="ro1">
          <table:table-cell table:formula="of:=IF([.B2917]=([.B2916]+2);&quot;Fehler&quot;;&quot;&quot;)">
            <text:p/>
          </table:table-cell>
          <table:table-cell table:formula="of:=IF(LEN([.C2917])=1;0;IF(LEN([.C2917])=2;1;IF(LEN([.C2917])=3;2;IF(LEN([.C2917])=5;3;IF(LEN([.C2917])=6;4;IF(LEN([.C2917])=7;5;&quot;Fehler&quot;))))))" office:value-type="float" office:value="4" calcext:value-type="float">
            <text:p>4</text:p>
          </table:table-cell>
          <table:table-cell office:value-type="string" calcext:value-type="string">
            <text:p>UEL 12</text:p>
          </table:table-cell>
          <table:table-cell office:value-type="string" calcext:value-type="string">
            <text:p>HOEHLENKUNDE</text:p>
          </table:table-cell>
          <table:table-cell table:number-columns-repeated="5"/>
        </table:table-row>
        <table:table-row table:style-name="ro1">
          <table:table-cell table:formula="of:=IF([.B2918]=([.B2917]+2);&quot;Fehler&quot;;&quot;&quot;)">
            <text:p/>
          </table:table-cell>
          <table:table-cell table:formula="of:=IF(LEN([.C2918])=1;0;IF(LEN([.C2918])=2;1;IF(LEN([.C2918])=3;2;IF(LEN([.C2918])=5;3;IF(LEN([.C2918])=6;4;IF(LEN([.C2918])=7;5;&quot;Fehler&quot;))))))" office:value-type="float" office:value="4" calcext:value-type="float">
            <text:p>4</text:p>
          </table:table-cell>
          <table:table-cell office:value-type="string" calcext:value-type="string">
            <text:p>UEL 13</text:p>
          </table:table-cell>
          <table:table-cell office:value-type="string" calcext:value-type="string">
            <text:p>ERDBEBENKUNDE (SEISMOLOGIE) <text:s/>VULKANISMUS MAGMATISMUS</text:p>
          </table:table-cell>
          <table:table-cell table:number-columns-repeated="5"/>
        </table:table-row>
        <table:table-row table:style-name="ro1">
          <table:table-cell table:formula="of:=IF([.B2919]=([.B2918]+2);&quot;Fehler&quot;;&quot;&quot;)">
            <text:p/>
          </table:table-cell>
          <table:table-cell table:formula="of:=IF(LEN([.C2919])=1;0;IF(LEN([.C2919])=2;1;IF(LEN([.C2919])=3;2;IF(LEN([.C2919])=5;3;IF(LEN([.C2919])=6;4;IF(LEN([.C2919])=7;5;&quot;Fehler&quot;))))))" office:value-type="float" office:value="3" calcext:value-type="float">
            <text:p>3</text:p>
          </table:table-cell>
          <table:table-cell office:value-type="string" calcext:value-type="string">
            <text:p>UEL 2</text:p>
          </table:table-cell>
          <table:table-cell office:value-type="string" calcext:value-type="string">
            <text:p>HISTORISCHE GEOLOGIE (ERDGESCHICHTE)</text:p>
          </table:table-cell>
          <table:table-cell table:number-columns-repeated="5"/>
        </table:table-row>
        <table:table-row table:style-name="ro1">
          <table:table-cell table:formula="of:=IF([.B2920]=([.B2919]+2);&quot;Fehler&quot;;&quot;&quot;)">
            <text:p/>
          </table:table-cell>
          <table:table-cell table:formula="of:=IF(LEN([.C2920])=1;0;IF(LEN([.C2920])=2;1;IF(LEN([.C2920])=3;2;IF(LEN([.C2920])=5;3;IF(LEN([.C2920])=6;4;IF(LEN([.C2920])=7;5;&quot;Fehler&quot;))))))" office:value-type="float" office:value="4" calcext:value-type="float">
            <text:p>4</text:p>
          </table:table-cell>
          <table:table-cell office:value-type="string" calcext:value-type="string">
            <text:p>UEL 20</text:p>
          </table:table-cell>
          <table:table-cell office:value-type="string" calcext:value-type="string">
            <text:p>GEOLOGISCHE FORMATIONEN (STRATIGRAPHIE)</text:p>
          </table:table-cell>
          <table:table-cell table:number-columns-repeated="5"/>
        </table:table-row>
        <table:table-row table:style-name="ro1">
          <table:table-cell table:formula="of:=IF([.B2921]=([.B2920]+2);&quot;Fehler&quot;;&quot;&quot;)">
            <text:p/>
          </table:table-cell>
          <table:table-cell table:formula="of:=IF(LEN([.C2921])=1;0;IF(LEN([.C2921])=2;1;IF(LEN([.C2921])=3;2;IF(LEN([.C2921])=5;3;IF(LEN([.C2921])=6;4;IF(LEN([.C2921])=7;5;&quot;Fehler&quot;))))))" office:value-type="float" office:value="4" calcext:value-type="float">
            <text:p>4</text:p>
          </table:table-cell>
          <table:table-cell office:value-type="string" calcext:value-type="string">
            <text:p>UEL 21</text:p>
          </table:table-cell>
          <table:table-cell office:value-type="string" calcext:value-type="string">
            <text:p>PALAEONTOLOGIE <text:s/>PALAEOEKOLOGIE <text:s/>FOSSILIENKUNDE</text:p>
          </table:table-cell>
          <table:table-cell table:number-columns-repeated="5"/>
        </table:table-row>
        <table:table-row table:style-name="ro1">
          <table:table-cell table:formula="of:=IF([.B2922]=([.B2921]+2);&quot;Fehler&quot;;&quot;&quot;)">
            <text:p/>
          </table:table-cell>
          <table:table-cell table:formula="of:=IF(LEN([.C2922])=1;0;IF(LEN([.C2922])=2;1;IF(LEN([.C2922])=3;2;IF(LEN([.C2922])=5;3;IF(LEN([.C2922])=6;4;IF(LEN([.C2922])=7;5;&quot;Fehler&quot;))))))" office:value-type="float" office:value="3" calcext:value-type="float">
            <text:p>3</text:p>
          </table:table-cell>
          <table:table-cell office:value-type="string" calcext:value-type="string">
            <text:p>UEL 3</text:p>
          </table:table-cell>
          <table:table-cell office:value-type="string" calcext:value-type="string">
            <text:p>REGIONALE GEOLOGIE</text:p>
          </table:table-cell>
          <table:table-cell table:number-columns-repeated="5"/>
        </table:table-row>
        <table:table-row table:style-name="ro1">
          <table:table-cell table:formula="of:=IF([.B2923]=([.B2922]+2);&quot;Fehler&quot;;&quot;&quot;)">
            <text:p/>
          </table:table-cell>
          <table:table-cell table:formula="of:=IF(LEN([.C2923])=1;0;IF(LEN([.C2923])=2;1;IF(LEN([.C2923])=3;2;IF(LEN([.C2923])=5;3;IF(LEN([.C2923])=6;4;IF(LEN([.C2923])=7;5;&quot;Fehler&quot;))))))" office:value-type="float" office:value="2" calcext:value-type="float">
            <text:p>2</text:p>
          </table:table-cell>
          <table:table-cell office:value-type="string" calcext:value-type="string">
            <text:p>UEM</text:p>
          </table:table-cell>
          <table:table-cell office:value-type="string" calcext:value-type="string">
            <text:p>MINERALOGIE : ALLGEMEINES - GESAMTDARSTELLUNGEN - DARSTELLUNGEN MEHRERER TEILGEBIETE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EM 1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2925]=([.B2923]+2);&quot;Fehler&quot;;&quot;&quot;)" office:value-type="string" office:string-value="Fehler" calcext:value-type="string">
            <text:p>Fehler</text:p>
          </table:table-cell>
          <table:table-cell table:formula="of:=IF(LEN([.C2925])=1;0;IF(LEN([.C2925])=2;1;IF(LEN([.C2925])=3;2;IF(LEN([.C2925])=5;3;IF(LEN([.C2925])=6;4;IF(LEN([.C2925])=7;5;&quot;Fehler&quot;))))))" office:value-type="float" office:value="4" calcext:value-type="float">
            <text:p>4</text:p>
          </table:table-cell>
          <table:table-cell office:value-type="string" calcext:value-type="string">
            <text:p>UEM 10</text:p>
          </table:table-cell>
          <table:table-cell office:value-type="string" calcext:value-type="string">
            <text:p>KRISTALLOGRAPHIE (KRISTALLKUNDE)</text:p>
          </table:table-cell>
          <table:table-cell table:number-columns-repeated="5"/>
        </table:table-row>
        <table:table-row table:style-name="ro1">
          <table:table-cell table:formula="of:=IF([.B2926]=([.B2925]+2);&quot;Fehler&quot;;&quot;&quot;)">
            <text:p/>
          </table:table-cell>
          <table:table-cell table:formula="of:=IF(LEN([.C2926])=1;0;IF(LEN([.C2926])=2;1;IF(LEN([.C2926])=3;2;IF(LEN([.C2926])=5;3;IF(LEN([.C2926])=6;4;IF(LEN([.C2926])=7;5;&quot;Fehler&quot;))))))" office:value-type="float" office:value="3" calcext:value-type="float">
            <text:p>3</text:p>
          </table:table-cell>
          <table:table-cell office:value-type="string" calcext:value-type="string">
            <text:p>UEM 2</text:p>
          </table:table-cell>
          <table:table-cell office:value-type="string" calcext:value-type="string">
            <text:p>SPEZIELLE MINERALOGIE</text:p>
          </table:table-cell>
          <table:table-cell table:number-columns-repeated="5"/>
        </table:table-row>
        <table:table-row table:style-name="ro1">
          <table:table-cell table:formula="of:=IF([.B2927]=([.B2926]+2);&quot;Fehler&quot;;&quot;&quot;)">
            <text:p/>
          </table:table-cell>
          <table:table-cell table:formula="of:=IF(LEN([.C2927])=1;0;IF(LEN([.C2927])=2;1;IF(LEN([.C2927])=3;2;IF(LEN([.C2927])=5;3;IF(LEN([.C2927])=6;4;IF(LEN([.C2927])=7;5;&quot;Fehler&quot;))))))" office:value-type="float" office:value="4" calcext:value-type="float">
            <text:p>4</text:p>
          </table:table-cell>
          <table:table-cell office:value-type="string" calcext:value-type="string">
            <text:p>UEM 20</text:p>
          </table:table-cell>
          <table:table-cell office:value-type="string" calcext:value-type="string">
            <text:p>EDELSTEINKUNDE</text:p>
          </table:table-cell>
          <table:table-cell table:number-columns-repeated="5"/>
        </table:table-row>
        <table:table-row table:style-name="ro1">
          <table:table-cell table:formula="of:=IF([.B2928]=([.B2927]+2);&quot;Fehler&quot;;&quot;&quot;)">
            <text:p/>
          </table:table-cell>
          <table:table-cell table:formula="of:=IF(LEN([.C2928])=1;0;IF(LEN([.C2928])=2;1;IF(LEN([.C2928])=3;2;IF(LEN([.C2928])=5;3;IF(LEN([.C2928])=6;4;IF(LEN([.C2928])=7;5;&quot;Fehler&quot;))))))" office:value-type="float" office:value="2" calcext:value-type="float">
            <text:p>2</text:p>
          </table:table-cell>
          <table:table-cell office:value-type="string" calcext:value-type="string">
            <text:p>UEN</text:p>
          </table:table-cell>
          <table:table-cell office:value-type="string" calcext:value-type="string">
            <text:p>GESTEINSKUNDE (PETROLOGIE) <text:s/>PETROGRAPHIE</text:p>
          </table:table-cell>
          <table:table-cell table:number-columns-repeated="5"/>
        </table:table-row>
        <table:table-row table:style-name="ro1">
          <table:table-cell table:formula="of:=IF([.B2929]=([.B2928]+2);&quot;Fehler&quot;;&quot;&quot;)">
            <text:p/>
          </table:table-cell>
          <table:table-cell table:formula="of:=IF(LEN([.C2929])=1;0;IF(LEN([.C2929])=2;1;IF(LEN([.C2929])=3;2;IF(LEN([.C2929])=5;3;IF(LEN([.C2929])=6;4;IF(LEN([.C2929])=7;5;&quot;Fehler&quot;))))))" office:value-type="float" office:value="2" calcext:value-type="float">
            <text:p>2</text:p>
          </table:table-cell>
          <table:table-cell office:value-type="string" calcext:value-type="string">
            <text:p>UEO</text:p>
          </table:table-cell>
          <table:table-cell office:value-type="string" calcext:value-type="string">
            <text:p>LAGERSTAETTENKUNDE</text:p>
          </table:table-cell>
          <table:table-cell table:number-columns-repeated="5"/>
        </table:table-row>
        <table:table-row table:style-name="ro1">
          <table:table-cell table:formula="of:=IF([.B2930]=([.B2929]+2);&quot;Fehler&quot;;&quot;&quot;)">
            <text:p/>
          </table:table-cell>
          <table:table-cell table:formula="of:=IF(LEN([.C2930])=1;0;IF(LEN([.C2930])=2;1;IF(LEN([.C2930])=3;2;IF(LEN([.C2930])=5;3;IF(LEN([.C2930])=6;4;IF(LEN([.C2930])=7;5;&quot;Fehler&quot;))))))" office:value-type="float" office:value="3" calcext:value-type="float">
            <text:p>3</text:p>
          </table:table-cell>
          <table:table-cell office:value-type="string" calcext:value-type="string">
            <text:p>UEO 1</text:p>
          </table:table-cell>
          <table:table-cell office:value-type="string" calcext:value-type="string">
            <text:p>ERZE <text:s/>MINERALIEN</text:p>
          </table:table-cell>
          <table:table-cell table:number-columns-repeated="5"/>
        </table:table-row>
        <table:table-row table:style-name="ro1">
          <table:table-cell table:formula="of:=IF([.B2931]=([.B2930]+2);&quot;Fehler&quot;;&quot;&quot;)">
            <text:p/>
          </table:table-cell>
          <table:table-cell table:formula="of:=IF(LEN([.C2931])=1;0;IF(LEN([.C2931])=2;1;IF(LEN([.C2931])=3;2;IF(LEN([.C2931])=5;3;IF(LEN([.C2931])=6;4;IF(LEN([.C2931])=7;5;&quot;Fehler&quot;))))))" office:value-type="float" office:value="3" calcext:value-type="float">
            <text:p>3</text:p>
          </table:table-cell>
          <table:table-cell office:value-type="string" calcext:value-type="string">
            <text:p>UEO 2</text:p>
          </table:table-cell>
          <table:table-cell office:value-type="string" calcext:value-type="string">
            <text:p>KOHLE - ERDOEL - ERDGAS - BERNSTEIN</text:p>
          </table:table-cell>
          <table:table-cell table:number-columns-repeated="5"/>
        </table:table-row>
        <table:table-row table:style-name="ro1">
          <table:table-cell table:formula="of:=IF([.B2932]=([.B2931]+2);&quot;Fehler&quot;;&quot;&quot;)">
            <text:p/>
          </table:table-cell>
          <table:table-cell table:formula="of:=IF(LEN([.C2932])=1;0;IF(LEN([.C2932])=2;1;IF(LEN([.C2932])=3;2;IF(LEN([.C2932])=5;3;IF(LEN([.C2932])=6;4;IF(LEN([.C2932])=7;5;&quot;Fehler&quot;))))))" office:value-type="float" office:value="1" calcext:value-type="float">
            <text:p>1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BIOLOGIE ALS GESAMTGEBIET - ALLGEMEINE BIOLOGIE</text:p>
          </table:table-cell>
          <table:table-cell table:number-columns-repeated="5"/>
        </table:table-row>
        <table:table-row table:style-name="ro1">
          <table:table-cell table:formula="of:=IF([.B2933]=([.B2932]+2);&quot;Fehler&quot;;&quot;&quot;)">
            <text:p/>
          </table:table-cell>
          <table:table-cell table:formula="of:=IF(LEN([.C2933])=1;0;IF(LEN([.C2933])=2;1;IF(LEN([.C2933])=3;2;IF(LEN([.C2933])=5;3;IF(LEN([.C2933])=6;4;IF(LEN([.C2933])=7;5;&quot;Fehler&quot;))))))" office:value-type="float" office:value="2" calcext:value-type="float">
            <text:p>2</text:p>
          </table:table-cell>
          <table:table-cell office:value-type="string" calcext:value-type="string">
            <text:p>UFK</text:p>
          </table:table-cell>
          <table:table-cell office:value-type="string" calcext:value-type="string">
            <text:p>ALLGEMEINE, EINFUEHRENDE UND VERMISCHTE SCHRIFTEN BIOLOGIESTUDIUM</text:p>
          </table:table-cell>
          <table:table-cell table:number-columns-repeated="5"/>
        </table:table-row>
        <table:table-row table:style-name="ro1">
          <table:table-cell table:formula="of:=IF([.B2934]=([.B2933]+2);&quot;Fehler&quot;;&quot;&quot;)">
            <text:p/>
          </table:table-cell>
          <table:table-cell table:formula="of:=IF(LEN([.C2934])=1;0;IF(LEN([.C2934])=2;1;IF(LEN([.C2934])=3;2;IF(LEN([.C2934])=5;3;IF(LEN([.C2934])=6;4;IF(LEN([.C2934])=7;5;&quot;Fehler&quot;))))))" office:value-type="float" office:value="3" calcext:value-type="float">
            <text:p>3</text:p>
          </table:table-cell>
          <table:table-cell office:value-type="string" calcext:value-type="string">
            <text:p>UF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935]=([.B2934]+2);&quot;Fehler&quot;;&quot;&quot;)">
            <text:p/>
          </table:table-cell>
          <table:table-cell table:formula="of:=IF(LEN([.C2935])=1;0;IF(LEN([.C2935])=2;1;IF(LEN([.C2935])=3;2;IF(LEN([.C2935])=5;3;IF(LEN([.C2935])=6;4;IF(LEN([.C2935])=7;5;&quot;Fehler&quot;))))))" office:value-type="float" office:value="3" calcext:value-type="float">
            <text:p>3</text:p>
          </table:table-cell>
          <table:table-cell office:value-type="string" calcext:value-type="string">
            <text:p>UFK 2</text:p>
          </table:table-cell>
          <table:table-cell office:value-type="string" calcext:value-type="string">
            <text:p>NACHSCHLAGEWERKE - BIBLIOGRAPHIEN - TABELLEN – AUFGABENSAMMLUNGEN</text:p>
          </table:table-cell>
          <table:table-cell table:number-columns-repeated="5"/>
        </table:table-row>
        <table:table-row table:style-name="ro1">
          <table:table-cell table:formula="of:=IF([.B2936]=([.B2935]+2);&quot;Fehler&quot;;&quot;&quot;)">
            <text:p/>
          </table:table-cell>
          <table:table-cell table:formula="of:=IF(LEN([.C2936])=1;0;IF(LEN([.C2936])=2;1;IF(LEN([.C2936])=3;2;IF(LEN([.C2936])=5;3;IF(LEN([.C2936])=6;4;IF(LEN([.C2936])=7;5;&quot;Fehler&quot;))))))" office:value-type="float" office:value="3" calcext:value-type="float">
            <text:p>3</text:p>
          </table:table-cell>
          <table:table-cell office:value-type="string" calcext:value-type="string">
            <text:p>UFK 4</text:p>
          </table:table-cell>
          <table:table-cell office:value-type="string" calcext:value-type="string">
            <text:p>PHILOSOPHIE DER BIOLOGIE</text:p>
          </table:table-cell>
          <table:table-cell table:number-columns-repeated="5"/>
        </table:table-row>
        <table:table-row table:style-name="ro1">
          <table:table-cell table:formula="of:=IF([.B2937]=([.B2936]+2);&quot;Fehler&quot;;&quot;&quot;)">
            <text:p/>
          </table:table-cell>
          <table:table-cell table:formula="of:=IF(LEN([.C2937])=1;0;IF(LEN([.C2937])=2;1;IF(LEN([.C2937])=3;2;IF(LEN([.C2937])=5;3;IF(LEN([.C2937])=6;4;IF(LEN([.C2937])=7;5;&quot;Fehler&quot;))))))" office:value-type="float" office:value="3" calcext:value-type="float">
            <text:p>3</text:p>
          </table:table-cell>
          <table:table-cell office:value-type="string" calcext:value-type="string">
            <text:p>UFK 5</text:p>
          </table:table-cell>
          <table:table-cell office:value-type="string" calcext:value-type="string">
            <text:p>METHODEN UND ARBEITSMITTEL ALLGEMEINE BEOBACHTUNGSANLEITUNGEN</text:p>
          </table:table-cell>
          <table:table-cell table:number-columns-repeated="5"/>
        </table:table-row>
        <table:table-row table:style-name="ro1">
          <table:table-cell table:formula="of:=IF([.B2938]=([.B2937]+2);&quot;Fehler&quot;;&quot;&quot;)">
            <text:p/>
          </table:table-cell>
          <table:table-cell table:formula="of:=IF(LEN([.C2938])=1;0;IF(LEN([.C2938])=2;1;IF(LEN([.C2938])=3;2;IF(LEN([.C2938])=5;3;IF(LEN([.C2938])=6;4;IF(LEN([.C2938])=7;5;&quot;Fehler&quot;))))))" office:value-type="float" office:value="4" calcext:value-type="float">
            <text:p>4</text:p>
          </table:table-cell>
          <table:table-cell office:value-type="string" calcext:value-type="string">
            <text:p>UFK 55</text:p>
          </table:table-cell>
          <table:table-cell office:value-type="string" calcext:value-type="string">
            <text:p>SAMMELN UND PRAEPARIEREN BIOLOGISCHER OBJEKTE (PFLANZEN UND TIERE)</text:p>
          </table:table-cell>
          <table:table-cell table:number-columns-repeated="5"/>
        </table:table-row>
        <table:table-row table:style-name="ro1">
          <table:table-cell table:formula="of:=IF([.B2939]=([.B2938]+2);&quot;Fehler&quot;;&quot;&quot;)">
            <text:p/>
          </table:table-cell>
          <table:table-cell table:formula="of:=IF(LEN([.C2939])=1;0;IF(LEN([.C2939])=2;1;IF(LEN([.C2939])=3;2;IF(LEN([.C2939])=5;3;IF(LEN([.C2939])=6;4;IF(LEN([.C2939])=7;5;&quot;Fehler&quot;))))))" office:value-type="float" office:value="4" calcext:value-type="float">
            <text:p>4</text:p>
          </table:table-cell>
          <table:table-cell office:value-type="string" calcext:value-type="string">
            <text:p>UFK 59</text:p>
          </table:table-cell>
          <table:table-cell office:value-type="string" calcext:value-type="string">
            <text:p>BESTIMMUNGSBUECHER (PFLANZEN UND TIERE)</text:p>
          </table:table-cell>
          <table:table-cell table:number-columns-repeated="5"/>
        </table:table-row>
        <table:table-row table:style-name="ro1">
          <table:table-cell table:formula="of:=IF([.B2940]=([.B2939]+2);&quot;Fehler&quot;;&quot;&quot;)">
            <text:p/>
          </table:table-cell>
          <table:table-cell table:formula="of:=IF(LEN([.C2940])=1;0;IF(LEN([.C2940])=2;1;IF(LEN([.C2940])=3;2;IF(LEN([.C2940])=5;3;IF(LEN([.C2940])=6;4;IF(LEN([.C2940])=7;5;&quot;Fehler&quot;))))))" office:value-type="float" office:value="3" calcext:value-type="float">
            <text:p>3</text:p>
          </table:table-cell>
          <table:table-cell office:value-type="string" calcext:value-type="string">
            <text:p>UFK 6</text:p>
          </table:table-cell>
          <table:table-cell office:value-type="string" calcext:value-type="string">
            <text:p>AQUARIUM <text:s/>TERRARIUM <text:s/>VIVARIUM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941]=([.B2940]+2);&quot;Fehler&quot;;&quot;&quot;)">
            <text:p/>
          </table:table-cell>
          <table:table-cell table:formula="of:=IF(LEN([.C2941])=1;0;IF(LEN([.C2941])=2;1;IF(LEN([.C2941])=3;2;IF(LEN([.C2941])=5;3;IF(LEN([.C2941])=6;4;IF(LEN([.C2941])=7;5;&quot;Fehler&quot;))))))" office:value-type="float" office:value="4" calcext:value-type="float">
            <text:p>4</text:p>
          </table:table-cell>
          <table:table-cell office:value-type="string" calcext:value-type="string">
            <text:p>UFK 63</text:p>
          </table:table-cell>
          <table:table-cell office:value-type="string" calcext:value-type="string">
            <text:p>AQUARIUM : ALLGEMEINES <text:s/>AQUARIENTECHNIK <text:s/>AQUARIENCHEMIE</text:p>
          </table:table-cell>
          <table:table-cell table:number-columns-repeated="5"/>
        </table:table-row>
        <table:table-row table:style-name="ro1">
          <table:table-cell table:formula="of:=IF([.B2942]=([.B2941]+2);&quot;Fehler&quot;;&quot;&quot;)">
            <text:p/>
          </table:table-cell>
          <table:table-cell table:formula="of:=IF(LEN([.C2942])=1;0;IF(LEN([.C2942])=2;1;IF(LEN([.C2942])=3;2;IF(LEN([.C2942])=5;3;IF(LEN([.C2942])=6;4;IF(LEN([.C2942])=7;5;&quot;Fehler&quot;))))))" office:value-type="float" office:value="4" calcext:value-type="float">
            <text:p>4</text:p>
          </table:table-cell>
          <table:table-cell office:value-type="string" calcext:value-type="string">
            <text:p>UFK 65</text:p>
          </table:table-cell>
          <table:table-cell office:value-type="string" calcext:value-type="string">
            <text:p>HALTUNG, PFLEGE UND ZUCHT VON AQUARIENFISCHEN UND AQUARIENTIEREN</text:p>
          </table:table-cell>
          <table:table-cell table:number-columns-repeated="5"/>
        </table:table-row>
        <table:table-row table:style-name="ro1">
          <table:table-cell table:formula="of:=IF([.B2943]=([.B2942]+2);&quot;Fehler&quot;;&quot;&quot;)">
            <text:p/>
          </table:table-cell>
          <table:table-cell table:formula="of:=IF(LEN([.C2943])=1;0;IF(LEN([.C2943])=2;1;IF(LEN([.C2943])=3;2;IF(LEN([.C2943])=5;3;IF(LEN([.C2943])=6;4;IF(LEN([.C2943])=7;5;&quot;Fehler&quot;))))))" office:value-type="float" office:value="4" calcext:value-type="float">
            <text:p>4</text:p>
          </table:table-cell>
          <table:table-cell office:value-type="string" calcext:value-type="string">
            <text:p>UFK 66</text:p>
          </table:table-cell>
          <table:table-cell office:value-type="string" calcext:value-type="string">
            <text:p>AQUARIENPFLANZEN</text:p>
          </table:table-cell>
          <table:table-cell table:number-columns-repeated="5"/>
        </table:table-row>
        <table:table-row table:style-name="ro1">
          <table:table-cell table:formula="of:=IF([.B2944]=([.B2943]+2);&quot;Fehler&quot;;&quot;&quot;)">
            <text:p/>
          </table:table-cell>
          <table:table-cell table:formula="of:=IF(LEN([.C2944])=1;0;IF(LEN([.C2944])=2;1;IF(LEN([.C2944])=3;2;IF(LEN([.C2944])=5;3;IF(LEN([.C2944])=6;4;IF(LEN([.C2944])=7;5;&quot;Fehler&quot;))))))" office:value-type="float" office:value="4" calcext:value-type="float">
            <text:p>4</text:p>
          </table:table-cell>
          <table:table-cell office:value-type="string" calcext:value-type="string">
            <text:p>UFK 67</text:p>
          </table:table-cell>
          <table:table-cell office:value-type="string" calcext:value-type="string">
            <text:p>TERRARIUM : ALLGEMEINES <text:s/>TERRARIENTECHNIK TERRARIENPFLANZEN</text:p>
          </table:table-cell>
          <table:table-cell table:number-columns-repeated="5"/>
        </table:table-row>
        <table:table-row table:style-name="ro1">
          <table:table-cell table:formula="of:=IF([.B2945]=([.B2944]+2);&quot;Fehler&quot;;&quot;&quot;)">
            <text:p/>
          </table:table-cell>
          <table:table-cell table:formula="of:=IF(LEN([.C2945])=1;0;IF(LEN([.C2945])=2;1;IF(LEN([.C2945])=3;2;IF(LEN([.C2945])=5;3;IF(LEN([.C2945])=6;4;IF(LEN([.C2945])=7;5;&quot;Fehler&quot;))))))" office:value-type="float" office:value="4" calcext:value-type="float">
            <text:p>4</text:p>
          </table:table-cell>
          <table:table-cell office:value-type="string" calcext:value-type="string">
            <text:p>UFK 68</text:p>
          </table:table-cell>
          <table:table-cell office:value-type="string" calcext:value-type="string">
            <text:p>HALTUNG, PFLEGE UND ZUCHT VON TERRARIENTIEREN</text:p>
          </table:table-cell>
          <table:table-cell table:number-columns-repeated="5"/>
        </table:table-row>
        <table:table-row table:style-name="ro1">
          <table:table-cell table:formula="of:=IF([.B2946]=([.B2945]+2);&quot;Fehler&quot;;&quot;&quot;)">
            <text:p/>
          </table:table-cell>
          <table:table-cell table:formula="of:=IF(LEN([.C2946])=1;0;IF(LEN([.C2946])=2;1;IF(LEN([.C2946])=3;2;IF(LEN([.C2946])=5;3;IF(LEN([.C2946])=6;4;IF(LEN([.C2946])=7;5;&quot;Fehler&quot;))))))" office:value-type="float" office:value="3" calcext:value-type="float">
            <text:p>3</text:p>
          </table:table-cell>
          <table:table-cell office:value-type="string" calcext:value-type="string">
            <text:p>UFK 8</text:p>
          </table:table-cell>
          <table:table-cell office:value-type="string" calcext:value-type="string">
            <text:p>GESCHICHTE DER BIOLOGIE <text:s/>ORGANISATIONEN UND GESELLSCHAFTEN</text:p>
          </table:table-cell>
          <table:table-cell table:number-columns-repeated="5"/>
        </table:table-row>
        <table:table-row table:style-name="ro1">
          <table:table-cell table:formula="of:=IF([.B2947]=([.B2946]+2);&quot;Fehler&quot;;&quot;&quot;)">
            <text:p/>
          </table:table-cell>
          <table:table-cell table:formula="of:=IF(LEN([.C2947])=1;0;IF(LEN([.C2947])=2;1;IF(LEN([.C2947])=3;2;IF(LEN([.C2947])=5;3;IF(LEN([.C2947])=6;4;IF(LEN([.C2947])=7;5;&quot;Fehler&quot;))))))" office:value-type="float" office:value="2" calcext:value-type="float">
            <text:p>2</text:p>
          </table:table-cell>
          <table:table-cell office:value-type="string" calcext:value-type="string">
            <text:p>UFL</text:p>
          </table:table-cell>
          <table:table-cell office:value-type="string" calcext:value-type="string">
            <text:p>ALLGEMEINE BIOLOGIE</text:p>
          </table:table-cell>
          <table:table-cell table:number-columns-repeated="5"/>
        </table:table-row>
        <table:table-row table:style-name="ro1">
          <table:table-cell table:formula="of:=IF([.B2948]=([.B2947]+2);&quot;Fehler&quot;;&quot;&quot;)">
            <text:p/>
          </table:table-cell>
          <table:table-cell table:formula="of:=IF(LEN([.C2948])=1;0;IF(LEN([.C2948])=2;1;IF(LEN([.C2948])=3;2;IF(LEN([.C2948])=5;3;IF(LEN([.C2948])=6;4;IF(LEN([.C2948])=7;5;&quot;Fehler&quot;))))))" office:value-type="float" office:value="3" calcext:value-type="float">
            <text:p>3</text:p>
          </table:table-cell>
          <table:table-cell office:value-type="string" calcext:value-type="string">
            <text:p>UFL 1</text:p>
          </table:table-cell>
          <table:table-cell office:value-type="string" calcext:value-type="string">
            <text:p>ALLGEMEINE UND VERGLEICHENDE MORPHOLOGIE, ANATOMIE UND HISTOLOGIE</text:p>
          </table:table-cell>
          <table:table-cell table:number-columns-repeated="5"/>
        </table:table-row>
        <table:table-row table:style-name="ro1">
          <table:table-cell table:formula="of:=IF([.B2949]=([.B2948]+2);&quot;Fehler&quot;;&quot;&quot;)">
            <text:p/>
          </table:table-cell>
          <table:table-cell table:formula="of:=IF(LEN([.C2949])=1;0;IF(LEN([.C2949])=2;1;IF(LEN([.C2949])=3;2;IF(LEN([.C2949])=5;3;IF(LEN([.C2949])=6;4;IF(LEN([.C2949])=7;5;&quot;Fehler&quot;))))))" office:value-type="float" office:value="4" calcext:value-type="float">
            <text:p>4</text:p>
          </table:table-cell>
          <table:table-cell office:value-type="string" calcext:value-type="string">
            <text:p>UFL 10</text:p>
          </table:table-cell>
          <table:table-cell office:value-type="string" calcext:value-type="string">
            <text:p>ALLGEMEINE ZYTOLOGIE (ZELLENLEHRE)</text:p>
          </table:table-cell>
          <table:table-cell table:number-columns-repeated="5"/>
        </table:table-row>
        <table:table-row table:style-name="ro1">
          <table:table-cell table:formula="of:=IF([.B2950]=([.B2949]+2);&quot;Fehler&quot;;&quot;&quot;)">
            <text:p/>
          </table:table-cell>
          <table:table-cell table:formula="of:=IF(LEN([.C2950])=1;0;IF(LEN([.C2950])=2;1;IF(LEN([.C2950])=3;2;IF(LEN([.C2950])=5;3;IF(LEN([.C2950])=6;4;IF(LEN([.C2950])=7;5;&quot;Fehler&quot;))))))" office:value-type="float" office:value="3" calcext:value-type="float">
            <text:p>3</text:p>
          </table:table-cell>
          <table:table-cell office:value-type="string" calcext:value-type="string">
            <text:p>UFL 2</text:p>
          </table:table-cell>
          <table:table-cell office:value-type="string" calcext:value-type="string">
            <text:p>ALLGEMEINE UND VERGLEICHENDE PHYSIOLOGIE</text:p>
          </table:table-cell>
          <table:table-cell table:number-columns-repeated="5"/>
        </table:table-row>
        <table:table-row table:style-name="ro1">
          <table:table-cell table:formula="of:=IF([.B2951]=([.B2950]+2);&quot;Fehler&quot;;&quot;&quot;)">
            <text:p/>
          </table:table-cell>
          <table:table-cell table:formula="of:=IF(LEN([.C2951])=1;0;IF(LEN([.C2951])=2;1;IF(LEN([.C2951])=3;2;IF(LEN([.C2951])=5;3;IF(LEN([.C2951])=6;4;IF(LEN([.C2951])=7;5;&quot;Fehler&quot;))))))" office:value-type="float" office:value="4" calcext:value-type="float">
            <text:p>4</text:p>
          </table:table-cell>
          <table:table-cell office:value-type="string" calcext:value-type="string">
            <text:p>UFL 20</text:p>
          </table:table-cell>
          <table:table-cell office:value-type="string" calcext:value-type="string">
            <text:p>BIOCHEMIE <text:s/>PHYSIOLOGISCHE CHEMIE</text:p>
          </table:table-cell>
          <table:table-cell table:number-columns-repeated="5"/>
        </table:table-row>
        <table:table-row table:style-name="ro1">
          <table:table-cell table:formula="of:=IF([.B2952]=([.B2951]+2);&quot;Fehler&quot;;&quot;&quot;)">
            <text:p/>
          </table:table-cell>
          <table:table-cell table:formula="of:=IF(LEN([.C2952])=1;0;IF(LEN([.C2952])=2;1;IF(LEN([.C2952])=3;2;IF(LEN([.C2952])=5;3;IF(LEN([.C2952])=6;4;IF(LEN([.C2952])=7;5;&quot;Fehler&quot;))))))" office:value-type="float" office:value="4" calcext:value-type="float">
            <text:p>4</text:p>
          </table:table-cell>
          <table:table-cell office:value-type="string" calcext:value-type="string">
            <text:p>UFL 25</text:p>
          </table:table-cell>
          <table:table-cell office:value-type="string" calcext:value-type="string">
            <text:p>BIOPHYSIK</text:p>
          </table:table-cell>
          <table:table-cell table:number-columns-repeated="5"/>
        </table:table-row>
        <table:table-row table:style-name="ro1">
          <table:table-cell table:formula="of:=IF([.B2953]=([.B2952]+2);&quot;Fehler&quot;;&quot;&quot;)">
            <text:p/>
          </table:table-cell>
          <table:table-cell table:formula="of:=IF(LEN([.C2953])=1;0;IF(LEN([.C2953])=2;1;IF(LEN([.C2953])=3;2;IF(LEN([.C2953])=5;3;IF(LEN([.C2953])=6;4;IF(LEN([.C2953])=7;5;&quot;Fehler&quot;))))))" office:value-type="float" office:value="3" calcext:value-type="float">
            <text:p>3</text:p>
          </table:table-cell>
          <table:table-cell office:value-type="string" calcext:value-type="string">
            <text:p>UFL 3</text:p>
          </table:table-cell>
          <table:table-cell office:value-type="string" calcext:value-type="string">
            <text:p>ALLGEMEINE UND VERGLEICHENDE ENTWICKLUNGSGESCHICHTE ALLGEMEINE GENETIK (VERERBUNGSLEHRE)</text:p>
          </table:table-cell>
          <table:table-cell table:number-columns-repeated="5"/>
        </table:table-row>
        <table:table-row table:style-name="ro1">
          <table:table-cell table:formula="of:=IF([.B2954]=([.B2953]+2);&quot;Fehler&quot;;&quot;&quot;)">
            <text:p/>
          </table:table-cell>
          <table:table-cell table:formula="of:=IF(LEN([.C2954])=1;0;IF(LEN([.C2954])=2;1;IF(LEN([.C2954])=3;2;IF(LEN([.C2954])=5;3;IF(LEN([.C2954])=6;4;IF(LEN([.C2954])=7;5;&quot;Fehler&quot;))))))" office:value-type="float" office:value="4" calcext:value-type="float">
            <text:p>4</text:p>
          </table:table-cell>
          <table:table-cell office:value-type="string" calcext:value-type="string">
            <text:p>UFL 30</text:p>
          </table:table-cell>
          <table:table-cell office:value-type="string" calcext:value-type="string">
            <text:p>ONTOGENIE (INDIVIDUALENTWICKLUNG)</text:p>
          </table:table-cell>
          <table:table-cell table:number-columns-repeated="5"/>
        </table:table-row>
        <table:table-row table:style-name="ro1">
          <table:table-cell table:formula="of:=IF([.B2955]=([.B2954]+2);&quot;Fehler&quot;;&quot;&quot;)">
            <text:p/>
          </table:table-cell>
          <table:table-cell table:formula="of:=IF(LEN([.C2955])=1;0;IF(LEN([.C2955])=2;1;IF(LEN([.C2955])=3;2;IF(LEN([.C2955])=5;3;IF(LEN([.C2955])=6;4;IF(LEN([.C2955])=7;5;&quot;Fehler&quot;))))))" office:value-type="float" office:value="4" calcext:value-type="float">
            <text:p>4</text:p>
          </table:table-cell>
          <table:table-cell office:value-type="string" calcext:value-type="string">
            <text:p>UFL 31</text:p>
          </table:table-cell>
          <table:table-cell office:value-type="string" calcext:value-type="string">
            <text:p>ALLGEMEINE GENETIK (VERERBUNGSLEHRE) MOLEKULARBIOLOGIE</text:p>
          </table:table-cell>
          <table:table-cell table:number-columns-repeated="5"/>
        </table:table-row>
        <table:table-row table:style-name="ro1">
          <table:table-cell table:formula="of:=IF([.B2956]=([.B2955]+2);&quot;Fehler&quot;;&quot;&quot;)">
            <text:p/>
          </table:table-cell>
          <table:table-cell table:formula="of:=IF(LEN([.C2956])=1;0;IF(LEN([.C2956])=2;1;IF(LEN([.C2956])=3;2;IF(LEN([.C2956])=5;3;IF(LEN([.C2956])=6;4;IF(LEN([.C2956])=7;5;&quot;Fehler&quot;))))))" office:value-type="float" office:value="5" calcext:value-type="float">
            <text:p>5</text:p>
          </table:table-cell>
          <table:table-cell office:value-type="string" calcext:value-type="string">
            <text:p>UFL 315</text:p>
          </table:table-cell>
          <table:table-cell office:value-type="string" calcext:value-type="string">
            <text:p>GENETISCHE MANIPULATION <text:s/>HIER AUCH ZUSAMMENFASSENDE DARSTELLUNGEN AUS MEHREREN SACHGEBIETEN</text:p>
          </table:table-cell>
          <table:table-cell table:number-columns-repeated="5"/>
        </table:table-row>
        <table:table-row table:style-name="ro1">
          <table:table-cell table:formula="of:=IF([.B2957]=([.B2956]+2);&quot;Fehler&quot;;&quot;&quot;)">
            <text:p/>
          </table:table-cell>
          <table:table-cell table:formula="of:=IF(LEN([.C2957])=1;0;IF(LEN([.C2957])=2;1;IF(LEN([.C2957])=3;2;IF(LEN([.C2957])=5;3;IF(LEN([.C2957])=6;4;IF(LEN([.C2957])=7;5;&quot;Fehler&quot;))))))" office:value-type="float" office:value="4" calcext:value-type="float">
            <text:p>4</text:p>
          </table:table-cell>
          <table:table-cell office:value-type="string" calcext:value-type="string">
            <text:p>UFL 32</text:p>
          </table:table-cell>
          <table:table-cell office:value-type="string" calcext:value-type="string">
            <text:p>PHYLOGENIE (STAMMESENTWICKLUNG) EVOLUTION : ALLGEMEINES</text:p>
          </table:table-cell>
          <table:table-cell table:number-columns-repeated="5"/>
        </table:table-row>
        <table:table-row table:style-name="ro1">
          <table:table-cell table:formula="of:=IF([.B2958]=([.B2957]+2);&quot;Fehler&quot;;&quot;&quot;)">
            <text:p/>
          </table:table-cell>
          <table:table-cell table:formula="of:=IF(LEN([.C2958])=1;0;IF(LEN([.C2958])=2;1;IF(LEN([.C2958])=3;2;IF(LEN([.C2958])=5;3;IF(LEN([.C2958])=6;4;IF(LEN([.C2958])=7;5;&quot;Fehler&quot;))))))" office:value-type="float" office:value="3" calcext:value-type="float">
            <text:p>3</text:p>
          </table:table-cell>
          <table:table-cell office:value-type="string" calcext:value-type="string">
            <text:p>UFL 4</text:p>
          </table:table-cell>
          <table:table-cell office:value-type="string" calcext:value-type="string">
            <text:p>ALLGEMEINE OEKOLOGIE <text:s/>LEBENSGEMEINSCHAFTEN OEKOSYSTEME</text:p>
          </table:table-cell>
          <table:table-cell table:number-columns-repeated="5"/>
        </table:table-row>
        <table:table-row table:style-name="ro1">
          <table:table-cell table:formula="of:=IF([.B2959]=([.B2958]+2);&quot;Fehler&quot;;&quot;&quot;)">
            <text:p/>
          </table:table-cell>
          <table:table-cell table:formula="of:=IF(LEN([.C2959])=1;0;IF(LEN([.C2959])=2;1;IF(LEN([.C2959])=3;2;IF(LEN([.C2959])=5;3;IF(LEN([.C2959])=6;4;IF(LEN([.C2959])=7;5;&quot;Fehler&quot;))))))" office:value-type="float" office:value="4" calcext:value-type="float">
            <text:p>4</text:p>
          </table:table-cell>
          <table:table-cell office:value-type="string" calcext:value-type="string">
            <text:p>UFL 41</text:p>
          </table:table-cell>
          <table:table-cell office:value-type="string" calcext:value-type="string">
            <text:p>OEKOLOGIE DER GEWAESSER <text:s/>HYDROBIOLOGIE BIOLOGIE DER FEUCHTGEBIETE</text:p>
          </table:table-cell>
          <table:table-cell table:number-columns-repeated="5"/>
        </table:table-row>
        <table:table-row table:style-name="ro1">
          <table:table-cell table:formula="of:=IF([.B2960]=([.B2959]+2);&quot;Fehler&quot;;&quot;&quot;)">
            <text:p/>
          </table:table-cell>
          <table:table-cell table:formula="of:=IF(LEN([.C2960])=1;0;IF(LEN([.C2960])=2;1;IF(LEN([.C2960])=3;2;IF(LEN([.C2960])=5;3;IF(LEN([.C2960])=6;4;IF(LEN([.C2960])=7;5;&quot;Fehler&quot;))))))" office:value-type="float" office:value="2" calcext:value-type="float">
            <text:p>2</text:p>
          </table:table-cell>
          <table:table-cell office:value-type="string" calcext:value-type="string">
            <text:p>UFM</text:p>
          </table:table-cell>
          <table:table-cell office:value-type="string" calcext:value-type="string">
            <text:p>MIKROBIOLOGIE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[.B2961]=([.B2960]+2);&quot;Fehler&quot;;&quot;&quot;)">
            <text:p/>
          </table:table-cell>
          <table:table-cell table:formula="of:=IF(LEN([.C2961])=1;0;IF(LEN([.C2961])=2;1;IF(LEN([.C2961])=3;2;IF(LEN([.C2961])=5;3;IF(LEN([.C2961])=6;4;IF(LEN([.C2961])=7;5;&quot;Fehler&quot;))))))" office:value-type="float" office:value="3" calcext:value-type="float">
            <text:p>3</text:p>
          </table:table-cell>
          <table:table-cell office:value-type="string" calcext:value-type="string">
            <text:p>UFM 1</text:p>
          </table:table-cell>
          <table:table-cell office:value-type="string" calcext:value-type="string">
            <text:p>ZELLULAERE MIKROORGANISMEN</text:p>
          </table:table-cell>
          <table:table-cell table:number-columns-repeated="5"/>
        </table:table-row>
        <table:table-row table:style-name="ro1">
          <table:table-cell table:formula="of:=IF([.B2962]=([.B2961]+2);&quot;Fehler&quot;;&quot;&quot;)">
            <text:p/>
          </table:table-cell>
          <table:table-cell table:formula="of:=IF(LEN([.C2962])=1;0;IF(LEN([.C2962])=2;1;IF(LEN([.C2962])=3;2;IF(LEN([.C2962])=5;3;IF(LEN([.C2962])=6;4;IF(LEN([.C2962])=7;5;&quot;Fehler&quot;))))))" office:value-type="float" office:value="3" calcext:value-type="float">
            <text:p>3</text:p>
          </table:table-cell>
          <table:table-cell office:value-type="string" calcext:value-type="string">
            <text:p>UFM 2</text:p>
          </table:table-cell>
          <table:table-cell office:value-type="string" calcext:value-type="string">
            <text:p>VIREN - BAKTERIOPHAGEN</text:p>
          </table:table-cell>
          <table:table-cell table:number-columns-repeated="5"/>
        </table:table-row>
        <table:table-row table:style-name="ro1">
          <table:table-cell table:formula="of:=IF([.B2963]=([.B2962]+2);&quot;Fehler&quot;;&quot;&quot;)">
            <text:p/>
          </table:table-cell>
          <table:table-cell table:formula="of:=IF(LEN([.C2963])=1;0;IF(LEN([.C2963])=2;1;IF(LEN([.C2963])=3;2;IF(LEN([.C2963])=5;3;IF(LEN([.C2963])=6;4;IF(LEN([.C2963])=7;5;&quot;Fehler&quot;))))))" office:value-type="float" office:value="2" calcext:value-type="float">
            <text:p>2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BIONIK <text:s/>BIOKYBERNETIK <text:s/>BIOTECHNIK</text:p>
          </table:table-cell>
          <table:table-cell table:number-columns-repeated="5"/>
        </table:table-row>
        <table:table-row table:style-name="ro1">
          <table:table-cell table:formula="of:=IF([.B2964]=([.B2963]+2);&quot;Fehler&quot;;&quot;&quot;)">
            <text:p/>
          </table:table-cell>
          <table:table-cell table:formula="of:=IF(LEN([.C2964])=1;0;IF(LEN([.C2964])=2;1;IF(LEN([.C2964])=3;2;IF(LEN([.C2964])=5;3;IF(LEN([.C2964])=6;4;IF(LEN([.C2964])=7;5;&quot;Fehler&quot;))))))" office:value-type="float" office:value="1" calcext:value-type="float">
            <text:p>1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BOTANIK (PFLANZENKUNDE)</text:p>
          </table:table-cell>
          <table:table-cell table:number-columns-repeated="5"/>
        </table:table-row>
        <table:table-row table:style-name="ro1">
          <table:table-cell table:formula="of:=IF([.B2965]=([.B2964]+2);&quot;Fehler&quot;;&quot;&quot;)">
            <text:p/>
          </table:table-cell>
          <table:table-cell table:formula="of:=IF(LEN([.C2965])=1;0;IF(LEN([.C2965])=2;1;IF(LEN([.C2965])=3;2;IF(LEN([.C2965])=5;3;IF(LEN([.C2965])=6;4;IF(LEN([.C2965])=7;5;&quot;Fehler&quot;))))))" office:value-type="float" office:value="2" calcext:value-type="float">
            <text:p>2</text:p>
          </table:table-cell>
          <table:table-cell office:value-type="string" calcext:value-type="string">
            <text:p>UGK</text:p>
          </table:table-cell>
          <table:table-cell office:value-type="string" calcext:value-type="string">
            <text:p>ALLGEMEINE, EINFUEHRENDE UND VERMISCHTE SCHRIFTEN</text:p>
          </table:table-cell>
          <table:table-cell table:number-columns-repeated="5"/>
        </table:table-row>
        <table:table-row table:style-name="ro1">
          <table:table-cell table:formula="of:=IF([.B2966]=([.B2965]+2);&quot;Fehler&quot;;&quot;&quot;)">
            <text:p/>
          </table:table-cell>
          <table:table-cell table:formula="of:=IF(LEN([.C2966])=1;0;IF(LEN([.C2966])=2;1;IF(LEN([.C2966])=3;2;IF(LEN([.C2966])=5;3;IF(LEN([.C2966])=6;4;IF(LEN([.C2966])=7;5;&quot;Fehler&quot;))))))" office:value-type="float" office:value="3" calcext:value-type="float">
            <text:p>3</text:p>
          </table:table-cell>
          <table:table-cell office:value-type="string" calcext:value-type="string">
            <text:p>UG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967]=([.B2966]+2);&quot;Fehler&quot;;&quot;&quot;)">
            <text:p/>
          </table:table-cell>
          <table:table-cell table:formula="of:=IF(LEN([.C2967])=1;0;IF(LEN([.C2967])=2;1;IF(LEN([.C2967])=3;2;IF(LEN([.C2967])=5;3;IF(LEN([.C2967])=6;4;IF(LEN([.C2967])=7;5;&quot;Fehler&quot;))))))" office:value-type="float" office:value="3" calcext:value-type="float">
            <text:p>3</text:p>
          </table:table-cell>
          <table:table-cell office:value-type="string" calcext:value-type="string">
            <text:p>UGK 2</text:p>
          </table:table-cell>
          <table:table-cell office:value-type="string" calcext:value-type="string">
            <text:p>NACHSCHLAGEWERKE - BIBLIOGRAPHIEN - TABELLEN – AUFGABENSAMMLUNGEN</text:p>
          </table:table-cell>
          <table:table-cell table:number-columns-repeated="5"/>
        </table:table-row>
        <table:table-row table:style-name="ro1">
          <table:table-cell table:formula="of:=IF([.B2968]=([.B2967]+2);&quot;Fehler&quot;;&quot;&quot;)">
            <text:p/>
          </table:table-cell>
          <table:table-cell table:formula="of:=IF(LEN([.C2968])=1;0;IF(LEN([.C2968])=2;1;IF(LEN([.C2968])=3;2;IF(LEN([.C2968])=5;3;IF(LEN([.C2968])=6;4;IF(LEN([.C2968])=7;5;&quot;Fehler&quot;))))))" office:value-type="float" office:value="3" calcext:value-type="float">
            <text:p>3</text:p>
          </table:table-cell>
          <table:table-cell office:value-type="string" calcext:value-type="string">
            <text:p>UGK 5</text:p>
          </table:table-cell>
          <table:table-cell office:value-type="string" calcext:value-type="string">
            <text:p>METHODEN UND ARBEITSMITTEL DER BOTANIK BEOBACHTUNGSANLEITUNGEN</text:p>
          </table:table-cell>
          <table:table-cell table:number-columns-repeated="5"/>
        </table:table-row>
        <table:table-row table:style-name="ro1">
          <table:table-cell table:formula="of:=IF([.B2969]=([.B2968]+2);&quot;Fehler&quot;;&quot;&quot;)">
            <text:p/>
          </table:table-cell>
          <table:table-cell table:formula="of:=IF(LEN([.C2969])=1;0;IF(LEN([.C2969])=2;1;IF(LEN([.C2969])=3;2;IF(LEN([.C2969])=5;3;IF(LEN([.C2969])=6;4;IF(LEN([.C2969])=7;5;&quot;Fehler&quot;))))))" office:value-type="float" office:value="4" calcext:value-type="float">
            <text:p>4</text:p>
          </table:table-cell>
          <table:table-cell office:value-type="string" calcext:value-type="string">
            <text:p>UGK 55</text:p>
          </table:table-cell>
          <table:table-cell office:value-type="string" calcext:value-type="string">
            <text:p>HERBARIENKUNDE <text:s/>SAMMELN UND PRAEPARIEREN VON PFLANZEN</text:p>
          </table:table-cell>
          <table:table-cell table:number-columns-repeated="5"/>
        </table:table-row>
        <table:table-row table:style-name="ro1">
          <table:table-cell table:formula="of:=IF([.B2970]=([.B2969]+2);&quot;Fehler&quot;;&quot;&quot;)">
            <text:p/>
          </table:table-cell>
          <table:table-cell table:formula="of:=IF(LEN([.C2970])=1;0;IF(LEN([.C2970])=2;1;IF(LEN([.C2970])=3;2;IF(LEN([.C2970])=5;3;IF(LEN([.C2970])=6;4;IF(LEN([.C2970])=7;5;&quot;Fehler&quot;))))))" office:value-type="float" office:value="4" calcext:value-type="float">
            <text:p>4</text:p>
          </table:table-cell>
          <table:table-cell office:value-type="string" calcext:value-type="string">
            <text:p>UGK 59</text:p>
          </table:table-cell>
          <table:table-cell office:value-type="string" calcext:value-type="string">
            <text:p>BOTANISCHE BESTIMMUNGSBUECHER</text:p>
          </table:table-cell>
          <table:table-cell table:number-columns-repeated="5"/>
        </table:table-row>
        <table:table-row table:style-name="ro1">
          <table:table-cell table:formula="of:=IF([.B2971]=([.B2970]+2);&quot;Fehler&quot;;&quot;&quot;)">
            <text:p/>
          </table:table-cell>
          <table:table-cell table:formula="of:=IF(LEN([.C2971])=1;0;IF(LEN([.C2971])=2;1;IF(LEN([.C2971])=3;2;IF(LEN([.C2971])=5;3;IF(LEN([.C2971])=6;4;IF(LEN([.C2971])=7;5;&quot;Fehler&quot;))))))" office:value-type="float" office:value="3" calcext:value-type="float">
            <text:p>3</text:p>
          </table:table-cell>
          <table:table-cell office:value-type="string" calcext:value-type="string">
            <text:p>UGK 6</text:p>
          </table:table-cell>
          <table:table-cell office:value-type="string" calcext:value-type="string">
            <text:p>BOTANISCHE GAERTEN</text:p>
          </table:table-cell>
          <table:table-cell table:number-columns-repeated="5"/>
        </table:table-row>
        <table:table-row table:style-name="ro1">
          <table:table-cell table:formula="of:=IF([.B2972]=([.B2971]+2);&quot;Fehler&quot;;&quot;&quot;)">
            <text:p/>
          </table:table-cell>
          <table:table-cell table:formula="of:=IF(LEN([.C2972])=1;0;IF(LEN([.C2972])=2;1;IF(LEN([.C2972])=3;2;IF(LEN([.C2972])=5;3;IF(LEN([.C2972])=6;4;IF(LEN([.C2972])=7;5;&quot;Fehler&quot;))))))" office:value-type="float" office:value="3" calcext:value-type="float">
            <text:p>3</text:p>
          </table:table-cell>
          <table:table-cell office:value-type="string" calcext:value-type="string">
            <text:p>UGK 7</text:p>
          </table:table-cell>
          <table:table-cell office:value-type="string" calcext:value-type="string">
            <text:p>GESCHICHTE DER BOTANIK <text:s/>ORGANISATIONEN UND GESELLSCHAFTEN</text:p>
          </table:table-cell>
          <table:table-cell table:number-columns-repeated="5"/>
        </table:table-row>
        <table:table-row table:style-name="ro1">
          <table:table-cell table:formula="of:=IF([.B2973]=([.B2972]+2);&quot;Fehler&quot;;&quot;&quot;)">
            <text:p/>
          </table:table-cell>
          <table:table-cell table:formula="of:=IF(LEN([.C2973])=1;0;IF(LEN([.C2973])=2;1;IF(LEN([.C2973])=3;2;IF(LEN([.C2973])=5;3;IF(LEN([.C2973])=6;4;IF(LEN([.C2973])=7;5;&quot;Fehler&quot;))))))" office:value-type="float" office:value="2" calcext:value-type="float">
            <text:p>2</text:p>
          </table:table-cell>
          <table:table-cell office:value-type="string" calcext:value-type="string">
            <text:p>UGL</text:p>
          </table:table-cell>
          <table:table-cell office:value-type="string" calcext:value-type="string">
            <text:p>ALLGEMEINE BOTANIK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[.B2974]=([.B2973]+2);&quot;Fehler&quot;;&quot;&quot;)">
            <text:p/>
          </table:table-cell>
          <table:table-cell table:formula="of:=IF(LEN([.C2974])=1;0;IF(LEN([.C2974])=2;1;IF(LEN([.C2974])=3;2;IF(LEN([.C2974])=5;3;IF(LEN([.C2974])=6;4;IF(LEN([.C2974])=7;5;&quot;Fehler&quot;))))))" office:value-type="float" office:value="3" calcext:value-type="float">
            <text:p>3</text:p>
          </table:table-cell>
          <table:table-cell office:value-type="string" calcext:value-type="string">
            <text:p>UGL 1</text:p>
          </table:table-cell>
          <table:table-cell office:value-type="string" calcext:value-type="string">
            <text:p>MORPHOLOGIE DER PFLANZEN</text:p>
          </table:table-cell>
          <table:table-cell table:number-columns-repeated="5"/>
        </table:table-row>
        <table:table-row table:style-name="ro1">
          <table:table-cell table:formula="of:=IF([.B2975]=([.B2974]+2);&quot;Fehler&quot;;&quot;&quot;)">
            <text:p/>
          </table:table-cell>
          <table:table-cell table:formula="of:=IF(LEN([.C2975])=1;0;IF(LEN([.C2975])=2;1;IF(LEN([.C2975])=3;2;IF(LEN([.C2975])=5;3;IF(LEN([.C2975])=6;4;IF(LEN([.C2975])=7;5;&quot;Fehler&quot;))))))" office:value-type="float" office:value="3" calcext:value-type="float">
            <text:p>3</text:p>
          </table:table-cell>
          <table:table-cell office:value-type="string" calcext:value-type="string">
            <text:p>UGL 2</text:p>
          </table:table-cell>
          <table:table-cell office:value-type="string" calcext:value-type="string">
            <text:p>PHYSIOLOGIE DER PFLANZEN</text:p>
          </table:table-cell>
          <table:table-cell table:number-columns-repeated="5"/>
        </table:table-row>
        <table:table-row table:style-name="ro1">
          <table:table-cell table:formula="of:=IF([.B2976]=([.B2975]+2);&quot;Fehler&quot;;&quot;&quot;)">
            <text:p/>
          </table:table-cell>
          <table:table-cell table:formula="of:=IF(LEN([.C2976])=1;0;IF(LEN([.C2976])=2;1;IF(LEN([.C2976])=3;2;IF(LEN([.C2976])=5;3;IF(LEN([.C2976])=6;4;IF(LEN([.C2976])=7;5;&quot;Fehler&quot;))))))" office:value-type="float" office:value="4" calcext:value-type="float">
            <text:p>4</text:p>
          </table:table-cell>
          <table:table-cell office:value-type="string" calcext:value-type="string">
            <text:p>UGL 20</text:p>
          </table:table-cell>
          <table:table-cell office:value-type="string" calcext:value-type="string">
            <text:p>STOFFWECHSEL <text:s/>ASSIMILATION (PHOTOSYNTHESE) <text:s/>DISSIMILATION DER PFLANZEN</text:p>
          </table:table-cell>
          <table:table-cell table:number-columns-repeated="5"/>
        </table:table-row>
        <table:table-row table:style-name="ro1">
          <table:table-cell table:formula="of:=IF([.B2977]=([.B2976]+2);&quot;Fehler&quot;;&quot;&quot;)">
            <text:p/>
          </table:table-cell>
          <table:table-cell table:formula="of:=IF(LEN([.C2977])=1;0;IF(LEN([.C2977])=2;1;IF(LEN([.C2977])=3;2;IF(LEN([.C2977])=5;3;IF(LEN([.C2977])=6;4;IF(LEN([.C2977])=7;5;&quot;Fehler&quot;))))))" office:value-type="float" office:value="4" calcext:value-type="float">
            <text:p>4</text:p>
          </table:table-cell>
          <table:table-cell office:value-type="string" calcext:value-type="string">
            <text:p>UGL 21</text:p>
          </table:table-cell>
          <table:table-cell office:value-type="string" calcext:value-type="string">
            <text:p>PFLANZLICHE BEWEGUNGEN - REIZPHYSIOLOGIE (SENSIBILITAET)</text:p>
          </table:table-cell>
          <table:table-cell table:number-columns-repeated="5"/>
        </table:table-row>
        <table:table-row table:style-name="ro1">
          <table:table-cell table:formula="of:=IF([.B2978]=([.B2977]+2);&quot;Fehler&quot;;&quot;&quot;)">
            <text:p/>
          </table:table-cell>
          <table:table-cell table:formula="of:=IF(LEN([.C2978])=1;0;IF(LEN([.C2978])=2;1;IF(LEN([.C2978])=3;2;IF(LEN([.C2978])=5;3;IF(LEN([.C2978])=6;4;IF(LEN([.C2978])=7;5;&quot;Fehler&quot;))))))" office:value-type="float" office:value="4" calcext:value-type="float">
            <text:p>4</text:p>
          </table:table-cell>
          <table:table-cell office:value-type="string" calcext:value-type="string">
            <text:p>UGL 22</text:p>
          </table:table-cell>
          <table:table-cell office:value-type="string" calcext:value-type="string">
            <text:p>ONTOGENIE DER PFLANZEN (INDIVIDUALENTWICKLUNG) FORTPFLANZUNG, GENETIK DER PFLANZEN</text:p>
          </table:table-cell>
          <table:table-cell table:number-columns-repeated="5"/>
        </table:table-row>
        <table:table-row table:style-name="ro1">
          <table:table-cell table:formula="of:=IF([.B2979]=([.B2978]+2);&quot;Fehler&quot;;&quot;&quot;)">
            <text:p/>
          </table:table-cell>
          <table:table-cell table:formula="of:=IF(LEN([.C2979])=1;0;IF(LEN([.C2979])=2;1;IF(LEN([.C2979])=3;2;IF(LEN([.C2979])=5;3;IF(LEN([.C2979])=6;4;IF(LEN([.C2979])=7;5;&quot;Fehler&quot;))))))" office:value-type="float" office:value="3" calcext:value-type="float">
            <text:p>3</text:p>
          </table:table-cell>
          <table:table-cell office:value-type="string" calcext:value-type="string">
            <text:p>UGL 3</text:p>
          </table:table-cell>
          <table:table-cell office:value-type="string" calcext:value-type="string">
            <text:p>OEKOLOGIE DER PFLANZEN <text:s/>PFLANZENSOZIOLOGIE</text:p>
          </table:table-cell>
          <table:table-cell table:number-columns-repeated="5"/>
        </table:table-row>
        <table:table-row table:style-name="ro1">
          <table:table-cell table:formula="of:=IF([.B2980]=([.B2979]+2);&quot;Fehler&quot;;&quot;&quot;)">
            <text:p/>
          </table:table-cell>
          <table:table-cell table:formula="of:=IF(LEN([.C2980])=1;0;IF(LEN([.C2980])=2;1;IF(LEN([.C2980])=3;2;IF(LEN([.C2980])=5;3;IF(LEN([.C2980])=6;4;IF(LEN([.C2980])=7;5;&quot;Fehler&quot;))))))" office:value-type="float" office:value="2" calcext:value-type="float">
            <text:p>2</text:p>
          </table:table-cell>
          <table:table-cell office:value-type="string" calcext:value-type="string">
            <text:p>UGM</text:p>
          </table:table-cell>
          <table:table-cell office:value-type="string" calcext:value-type="string">
            <text:p>SPEZIELLE BOTANIK (SYSTEMATISCHE BOTANIK) <text:s/>PHYLOGENIE DER PFLANZEN (STAMMESENTWICKLUNG)</text:p>
          </table:table-cell>
          <table:table-cell table:number-columns-repeated="5"/>
        </table:table-row>
        <table:table-row table:style-name="ro1">
          <table:table-cell table:formula="of:=IF([.B2981]=([.B2980]+2);&quot;Fehler&quot;;&quot;&quot;)">
            <text:p/>
          </table:table-cell>
          <table:table-cell table:formula="of:=IF(LEN([.C2981])=1;0;IF(LEN([.C2981])=2;1;IF(LEN([.C2981])=3;2;IF(LEN([.C2981])=5;3;IF(LEN([.C2981])=6;4;IF(LEN([.C2981])=7;5;&quot;Fehler&quot;))))))" office:value-type="float" office:value="3" calcext:value-type="float">
            <text:p>3</text:p>
          </table:table-cell>
          <table:table-cell office:value-type="string" calcext:value-type="string">
            <text:p>UGM 1</text:p>
          </table:table-cell>
          <table:table-cell office:value-type="string" calcext:value-type="string">
            <text:p>NIEDERE PFLANZEN</text:p>
          </table:table-cell>
          <table:table-cell table:number-columns-repeated="5"/>
        </table:table-row>
        <table:table-row table:style-name="ro1">
          <table:table-cell table:formula="of:=IF([.B2982]=([.B2981]+2);&quot;Fehler&quot;;&quot;&quot;)">
            <text:p/>
          </table:table-cell>
          <table:table-cell table:formula="of:=IF(LEN([.C2982])=1;0;IF(LEN([.C2982])=2;1;IF(LEN([.C2982])=3;2;IF(LEN([.C2982])=5;3;IF(LEN([.C2982])=6;4;IF(LEN([.C2982])=7;5;&quot;Fehler&quot;))))))" office:value-type="float" office:value="4" calcext:value-type="float">
            <text:p>4</text:p>
          </table:table-cell>
          <table:table-cell office:value-type="string" calcext:value-type="string">
            <text:p>UGM 10</text:p>
          </table:table-cell>
          <table:table-cell office:value-type="string" calcext:value-type="string">
            <text:p>PILZE</text:p>
          </table:table-cell>
          <table:table-cell table:number-columns-repeated="5"/>
        </table:table-row>
        <table:table-row table:style-name="ro1">
          <table:table-cell table:formula="of:=IF([.B2983]=([.B2982]+2);&quot;Fehler&quot;;&quot;&quot;)">
            <text:p/>
          </table:table-cell>
          <table:table-cell table:formula="of:=IF(LEN([.C2983])=1;0;IF(LEN([.C2983])=2;1;IF(LEN([.C2983])=3;2;IF(LEN([.C2983])=5;3;IF(LEN([.C2983])=6;4;IF(LEN([.C2983])=7;5;&quot;Fehler&quot;))))))" office:value-type="float" office:value="3" calcext:value-type="float">
            <text:p>3</text:p>
          </table:table-cell>
          <table:table-cell office:value-type="string" calcext:value-type="string">
            <text:p>UGM 2</text:p>
          </table:table-cell>
          <table:table-cell office:value-type="string" calcext:value-type="string">
            <text:p>SAMENPFLANZEN</text:p>
          </table:table-cell>
          <table:table-cell table:number-columns-repeated="5"/>
        </table:table-row>
        <table:table-row table:style-name="ro1">
          <table:table-cell table:formula="of:=IF([.B2984]=([.B2983]+2);&quot;Fehler&quot;;&quot;&quot;)">
            <text:p/>
          </table:table-cell>
          <table:table-cell table:formula="of:=IF(LEN([.C2984])=1;0;IF(LEN([.C2984])=2;1;IF(LEN([.C2984])=3;2;IF(LEN([.C2984])=5;3;IF(LEN([.C2984])=6;4;IF(LEN([.C2984])=7;5;&quot;Fehler&quot;))))))" office:value-type="float" office:value="4" calcext:value-type="float">
            <text:p>4</text:p>
          </table:table-cell>
          <table:table-cell office:value-type="string" calcext:value-type="string">
            <text:p>UGM 20</text:p>
          </table:table-cell>
          <table:table-cell office:value-type="string" calcext:value-type="string">
            <text:p>NACKTSAMIGE PFLANZEN</text:p>
          </table:table-cell>
          <table:table-cell table:number-columns-repeated="5"/>
        </table:table-row>
        <table:table-row table:style-name="ro1">
          <table:table-cell table:formula="of:=IF([.B2985]=([.B2984]+2);&quot;Fehler&quot;;&quot;&quot;)">
            <text:p/>
          </table:table-cell>
          <table:table-cell table:formula="of:=IF(LEN([.C2985])=1;0;IF(LEN([.C2985])=2;1;IF(LEN([.C2985])=3;2;IF(LEN([.C2985])=5;3;IF(LEN([.C2985])=6;4;IF(LEN([.C2985])=7;5;&quot;Fehler&quot;))))))" office:value-type="float" office:value="4" calcext:value-type="float">
            <text:p>4</text:p>
          </table:table-cell>
          <table:table-cell office:value-type="string" calcext:value-type="string">
            <text:p>UGM 21</text:p>
          </table:table-cell>
          <table:table-cell office:value-type="string" calcext:value-type="string">
            <text:p>BEDECKTSAMIGE PFLANZEN</text:p>
          </table:table-cell>
          <table:table-cell table:number-columns-repeated="5"/>
        </table:table-row>
        <table:table-row table:style-name="ro1">
          <table:table-cell table:formula="of:=IF([.B2986]=([.B2985]+2);&quot;Fehler&quot;;&quot;&quot;)">
            <text:p/>
          </table:table-cell>
          <table:table-cell table:formula="of:=IF(LEN([.C2986])=1;0;IF(LEN([.C2986])=2;1;IF(LEN([.C2986])=3;2;IF(LEN([.C2986])=5;3;IF(LEN([.C2986])=6;4;IF(LEN([.C2986])=7;5;&quot;Fehler&quot;))))))" office:value-type="float" office:value="5" calcext:value-type="float">
            <text:p>5</text:p>
          </table:table-cell>
          <table:table-cell office:value-type="string" calcext:value-type="string">
            <text:p>UGM 210</text:p>
          </table:table-cell>
          <table:table-cell office:value-type="string" calcext:value-type="string">
            <text:p>EINKEIMBLAETTRIGE PFLANZEN</text:p>
          </table:table-cell>
          <table:table-cell table:number-columns-repeated="5"/>
        </table:table-row>
        <table:table-row table:style-name="ro1">
          <table:table-cell table:formula="of:=IF([.B2987]=([.B2986]+2);&quot;Fehler&quot;;&quot;&quot;)">
            <text:p/>
          </table:table-cell>
          <table:table-cell table:formula="of:=IF(LEN([.C2987])=1;0;IF(LEN([.C2987])=2;1;IF(LEN([.C2987])=3;2;IF(LEN([.C2987])=5;3;IF(LEN([.C2987])=6;4;IF(LEN([.C2987])=7;5;&quot;Fehler&quot;))))))" office:value-type="float" office:value="5" calcext:value-type="float">
            <text:p>5</text:p>
          </table:table-cell>
          <table:table-cell office:value-type="string" calcext:value-type="string">
            <text:p>UGM 211</text:p>
          </table:table-cell>
          <table:table-cell office:value-type="string" calcext:value-type="string">
            <text:p>ZWEIKEIMBLAETTRIGE PFLANZEN</text:p>
          </table:table-cell>
          <table:table-cell table:number-columns-repeated="5"/>
        </table:table-row>
        <table:table-row table:style-name="ro1">
          <table:table-cell table:formula="of:=IF([.B2988]=([.B2987]+2);&quot;Fehler&quot;;&quot;&quot;)">
            <text:p/>
          </table:table-cell>
          <table:table-cell table:formula="of:=IF(LEN([.C2988])=1;0;IF(LEN([.C2988])=2;1;IF(LEN([.C2988])=3;2;IF(LEN([.C2988])=5;3;IF(LEN([.C2988])=6;4;IF(LEN([.C2988])=7;5;&quot;Fehler&quot;))))))"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ZOOLOGIE (TIERKUNDE)</text:p>
          </table:table-cell>
          <table:table-cell table:number-columns-repeated="5"/>
        </table:table-row>
        <table:table-row table:style-name="ro1">
          <table:table-cell table:formula="of:=IF([.B2989]=([.B2988]+2);&quot;Fehler&quot;;&quot;&quot;)">
            <text:p/>
          </table:table-cell>
          <table:table-cell table:formula="of:=IF(LEN([.C2989])=1;0;IF(LEN([.C2989])=2;1;IF(LEN([.C2989])=3;2;IF(LEN([.C2989])=5;3;IF(LEN([.C2989])=6;4;IF(LEN([.C2989])=7;5;&quot;Fehler&quot;))))))" office:value-type="float" office:value="2" calcext:value-type="float">
            <text:p>2</text:p>
          </table:table-cell>
          <table:table-cell office:value-type="string" calcext:value-type="string">
            <text:p>UHK</text:p>
          </table:table-cell>
          <table:table-cell office:value-type="string" calcext:value-type="string">
            <text:p>ALLGEMEINE, EINFUEHRENDE UND VERMISCHTE SCHRIFTEN</text:p>
          </table:table-cell>
          <table:table-cell table:number-columns-repeated="5"/>
        </table:table-row>
        <table:table-row table:style-name="ro1">
          <table:table-cell table:formula="of:=IF([.B2990]=([.B2989]+2);&quot;Fehler&quot;;&quot;&quot;)">
            <text:p/>
          </table:table-cell>
          <table:table-cell table:formula="of:=IF(LEN([.C2990])=1;0;IF(LEN([.C2990])=2;1;IF(LEN([.C2990])=3;2;IF(LEN([.C2990])=5;3;IF(LEN([.C2990])=6;4;IF(LEN([.C2990])=7;5;&quot;Fehler&quot;))))))" office:value-type="float" office:value="3" calcext:value-type="float">
            <text:p>3</text:p>
          </table:table-cell>
          <table:table-cell office:value-type="string" calcext:value-type="string">
            <text:p>UH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2991]=([.B2990]+2);&quot;Fehler&quot;;&quot;&quot;)">
            <text:p/>
          </table:table-cell>
          <table:table-cell table:formula="of:=IF(LEN([.C2991])=1;0;IF(LEN([.C2991])=2;1;IF(LEN([.C2991])=3;2;IF(LEN([.C2991])=5;3;IF(LEN([.C2991])=6;4;IF(LEN([.C2991])=7;5;&quot;Fehler&quot;))))))" office:value-type="float" office:value="3" calcext:value-type="float">
            <text:p>3</text:p>
          </table:table-cell>
          <table:table-cell office:value-type="string" calcext:value-type="string">
            <text:p>UHK 2</text:p>
          </table:table-cell>
          <table:table-cell office:value-type="string" calcext:value-type="string">
            <text:p>NACHSCHLAGEWERKE - BIBLIOGRAPHIEN - TABELLEN – AUFGABENSAMMLUNGEN</text:p>
          </table:table-cell>
          <table:table-cell table:number-columns-repeated="5"/>
        </table:table-row>
        <table:table-row table:style-name="ro1">
          <table:table-cell table:formula="of:=IF([.B2992]=([.B2991]+2);&quot;Fehler&quot;;&quot;&quot;)">
            <text:p/>
          </table:table-cell>
          <table:table-cell table:formula="of:=IF(LEN([.C2992])=1;0;IF(LEN([.C2992])=2;1;IF(LEN([.C2992])=3;2;IF(LEN([.C2992])=5;3;IF(LEN([.C2992])=6;4;IF(LEN([.C2992])=7;5;&quot;Fehler&quot;))))))" office:value-type="float" office:value="3" calcext:value-type="float">
            <text:p>3</text:p>
          </table:table-cell>
          <table:table-cell office:value-type="string" calcext:value-type="string">
            <text:p>UHK 5</text:p>
          </table:table-cell>
          <table:table-cell office:value-type="string" calcext:value-type="string">
            <text:p>METHODEN UND ARBEITSMITTEL DER ZOOLOGIE BEOBACHTUNGSANLEITUNGEN</text:p>
          </table:table-cell>
          <table:table-cell table:number-columns-repeated="5"/>
        </table:table-row>
        <table:table-row table:style-name="ro1">
          <table:table-cell table:formula="of:=IF([.B2993]=([.B2992]+2);&quot;Fehler&quot;;&quot;&quot;)">
            <text:p/>
          </table:table-cell>
          <table:table-cell table:formula="of:=IF(LEN([.C2993])=1;0;IF(LEN([.C2993])=2;1;IF(LEN([.C2993])=3;2;IF(LEN([.C2993])=5;3;IF(LEN([.C2993])=6;4;IF(LEN([.C2993])=7;5;&quot;Fehler&quot;))))))" office:value-type="float" office:value="4" calcext:value-type="float">
            <text:p>4</text:p>
          </table:table-cell>
          <table:table-cell office:value-type="string" calcext:value-type="string">
            <text:p>UHK 55</text:p>
          </table:table-cell>
          <table:table-cell office:value-type="string" calcext:value-type="string">
            <text:p>FANGEN, SAMMELN UND PRAEPARIEREN VON TIEREN</text:p>
          </table:table-cell>
          <table:table-cell table:number-columns-repeated="5"/>
        </table:table-row>
        <table:table-row table:style-name="ro1">
          <table:table-cell table:formula="of:=IF([.B2994]=([.B2993]+2);&quot;Fehler&quot;;&quot;&quot;)">
            <text:p/>
          </table:table-cell>
          <table:table-cell table:formula="of:=IF(LEN([.C2994])=1;0;IF(LEN([.C2994])=2;1;IF(LEN([.C2994])=3;2;IF(LEN([.C2994])=5;3;IF(LEN([.C2994])=6;4;IF(LEN([.C2994])=7;5;&quot;Fehler&quot;))))))" office:value-type="float" office:value="4" calcext:value-type="float">
            <text:p>4</text:p>
          </table:table-cell>
          <table:table-cell office:value-type="string" calcext:value-type="string">
            <text:p>UHK 59</text:p>
          </table:table-cell>
          <table:table-cell office:value-type="string" calcext:value-type="string">
            <text:p>ZOOLOGISCHE BESTIMMUNGSBUECHER</text:p>
          </table:table-cell>
          <table:table-cell table:number-columns-repeated="5"/>
        </table:table-row>
        <table:table-row table:style-name="ro1">
          <table:table-cell table:formula="of:=IF([.B2995]=([.B2994]+2);&quot;Fehler&quot;;&quot;&quot;)">
            <text:p/>
          </table:table-cell>
          <table:table-cell table:formula="of:=IF(LEN([.C2995])=1;0;IF(LEN([.C2995])=2;1;IF(LEN([.C2995])=3;2;IF(LEN([.C2995])=5;3;IF(LEN([.C2995])=6;4;IF(LEN([.C2995])=7;5;&quot;Fehler&quot;))))))" office:value-type="float" office:value="3" calcext:value-type="float">
            <text:p>3</text:p>
          </table:table-cell>
          <table:table-cell office:value-type="string" calcext:value-type="string">
            <text:p>UHK 6</text:p>
          </table:table-cell>
          <table:table-cell office:value-type="string" calcext:value-type="string">
            <text:p>ZOOLOGISCHE GAERTEN</text:p>
          </table:table-cell>
          <table:table-cell table:number-columns-repeated="5"/>
        </table:table-row>
        <table:table-row table:style-name="ro1">
          <table:table-cell table:formula="of:=IF([.B2996]=([.B2995]+2);&quot;Fehler&quot;;&quot;&quot;)">
            <text:p/>
          </table:table-cell>
          <table:table-cell table:formula="of:=IF(LEN([.C2996])=1;0;IF(LEN([.C2996])=2;1;IF(LEN([.C2996])=3;2;IF(LEN([.C2996])=5;3;IF(LEN([.C2996])=6;4;IF(LEN([.C2996])=7;5;&quot;Fehler&quot;))))))" office:value-type="float" office:value="3" calcext:value-type="float">
            <text:p>3</text:p>
          </table:table-cell>
          <table:table-cell office:value-type="string" calcext:value-type="string">
            <text:p>UHK 7</text:p>
          </table:table-cell>
          <table:table-cell office:value-type="string" calcext:value-type="string">
            <text:p>GESCHICHTE DER ZOOLOGIE <text:s/>ORGANISATIONEN UND GESELLSCHAFTEN</text:p>
          </table:table-cell>
          <table:table-cell table:number-columns-repeated="5"/>
        </table:table-row>
        <table:table-row table:style-name="ro1">
          <table:table-cell table:formula="of:=IF([.B2997]=([.B2996]+2);&quot;Fehler&quot;;&quot;&quot;)">
            <text:p/>
          </table:table-cell>
          <table:table-cell table:formula="of:=IF(LEN([.C2997])=1;0;IF(LEN([.C2997])=2;1;IF(LEN([.C2997])=3;2;IF(LEN([.C2997])=5;3;IF(LEN([.C2997])=6;4;IF(LEN([.C2997])=7;5;&quot;Fehler&quot;))))))" office:value-type="float" office:value="2" calcext:value-type="float">
            <text:p>2</text:p>
          </table:table-cell>
          <table:table-cell office:value-type="string" calcext:value-type="string">
            <text:p>UHL</text:p>
          </table:table-cell>
          <table:table-cell office:value-type="string" calcext:value-type="string">
            <text:p>TIERERLEBNISBUECHER</text:p>
          </table:table-cell>
          <table:table-cell table:number-columns-repeated="5"/>
        </table:table-row>
        <table:table-row table:style-name="ro1">
          <table:table-cell table:formula="of:=IF([.B2998]=([.B2997]+2);&quot;Fehler&quot;;&quot;&quot;)">
            <text:p/>
          </table:table-cell>
          <table:table-cell table:formula="of:=IF(LEN([.C2998])=1;0;IF(LEN([.C2998])=2;1;IF(LEN([.C2998])=3;2;IF(LEN([.C2998])=5;3;IF(LEN([.C2998])=6;4;IF(LEN([.C2998])=7;5;&quot;Fehler&quot;))))))" office:value-type="float" office:value="3" calcext:value-type="float">
            <text:p>3</text:p>
          </table:table-cell>
          <table:table-cell office:value-type="string" calcext:value-type="string">
            <text:p>UHL 2</text:p>
          </table:table-cell>
          <table:table-cell office:value-type="string" calcext:value-type="string">
            <text:p>ERLEBNISSE MIT FREILEBENDEN TIEREN</text:p>
          </table:table-cell>
          <table:table-cell table:number-columns-repeated="5"/>
        </table:table-row>
        <table:table-row table:style-name="ro1">
          <table:table-cell table:formula="of:=IF([.B2999]=([.B2998]+2);&quot;Fehler&quot;;&quot;&quot;)">
            <text:p/>
          </table:table-cell>
          <table:table-cell table:formula="of:=IF(LEN([.C2999])=1;0;IF(LEN([.C2999])=2;1;IF(LEN([.C2999])=3;2;IF(LEN([.C2999])=5;3;IF(LEN([.C2999])=6;4;IF(LEN([.C2999])=7;5;&quot;Fehler&quot;))))))" office:value-type="float" office:value="2" calcext:value-type="float">
            <text:p>2</text:p>
          </table:table-cell>
          <table:table-cell office:value-type="string" calcext:value-type="string">
            <text:p>UHM</text:p>
          </table:table-cell>
          <table:table-cell office:value-type="string" calcext:value-type="string">
            <text:p>ALLGEMEINE ZOOLOGIE</text:p>
          </table:table-cell>
          <table:table-cell table:number-columns-repeated="5"/>
        </table:table-row>
        <table:table-row table:style-name="ro1">
          <table:table-cell table:formula="of:=IF([.B3000]=([.B2999]+2);&quot;Fehler&quot;;&quot;&quot;)">
            <text:p/>
          </table:table-cell>
          <table:table-cell table:formula="of:=IF(LEN([.C3000])=1;0;IF(LEN([.C3000])=2;1;IF(LEN([.C3000])=3;2;IF(LEN([.C3000])=5;3;IF(LEN([.C3000])=6;4;IF(LEN([.C3000])=7;5;&quot;Fehler&quot;))))))" office:value-type="float" office:value="3" calcext:value-type="float">
            <text:p>3</text:p>
          </table:table-cell>
          <table:table-cell office:value-type="string" calcext:value-type="string">
            <text:p>UHM 1</text:p>
          </table:table-cell>
          <table:table-cell office:value-type="string" calcext:value-type="string">
            <text:p>MORPHOLOGIE DER TIERE</text:p>
          </table:table-cell>
          <table:table-cell table:number-columns-repeated="5"/>
        </table:table-row>
        <table:table-row table:style-name="ro1">
          <table:table-cell table:formula="of:=IF([.B3001]=([.B3000]+2);&quot;Fehler&quot;;&quot;&quot;)">
            <text:p/>
          </table:table-cell>
          <table:table-cell table:formula="of:=IF(LEN([.C3001])=1;0;IF(LEN([.C3001])=2;1;IF(LEN([.C3001])=3;2;IF(LEN([.C3001])=5;3;IF(LEN([.C3001])=6;4;IF(LEN([.C3001])=7;5;&quot;Fehler&quot;))))))" office:value-type="float" office:value="3" calcext:value-type="float">
            <text:p>3</text:p>
          </table:table-cell>
          <table:table-cell office:value-type="string" calcext:value-type="string">
            <text:p>UHM 2</text:p>
          </table:table-cell>
          <table:table-cell office:value-type="string" calcext:value-type="string">
            <text:p>PHYSIOLOGIE DER TIERE</text:p>
          </table:table-cell>
          <table:table-cell table:number-columns-repeated="5"/>
        </table:table-row>
        <table:table-row table:style-name="ro1">
          <table:table-cell table:formula="of:=IF([.B3002]=([.B3001]+2);&quot;Fehler&quot;;&quot;&quot;)">
            <text:p/>
          </table:table-cell>
          <table:table-cell table:formula="of:=IF(LEN([.C3002])=1;0;IF(LEN([.C3002])=2;1;IF(LEN([.C3002])=3;2;IF(LEN([.C3002])=5;3;IF(LEN([.C3002])=6;4;IF(LEN([.C3002])=7;5;&quot;Fehler&quot;))))))" office:value-type="float" office:value="4" calcext:value-type="float">
            <text:p>4</text:p>
          </table:table-cell>
          <table:table-cell office:value-type="string" calcext:value-type="string">
            <text:p>UHM 20</text:p>
          </table:table-cell>
          <table:table-cell office:value-type="string" calcext:value-type="string">
            <text:p>STOFFWECHSEL DER TIERE</text:p>
          </table:table-cell>
          <table:table-cell table:number-columns-repeated="5"/>
        </table:table-row>
        <table:table-row table:style-name="ro1">
          <table:table-cell table:formula="of:=IF([.B3003]=([.B3002]+2);&quot;Fehler&quot;;&quot;&quot;)">
            <text:p/>
          </table:table-cell>
          <table:table-cell table:formula="of:=IF(LEN([.C3003])=1;0;IF(LEN([.C3003])=2;1;IF(LEN([.C3003])=3;2;IF(LEN([.C3003])=5;3;IF(LEN([.C3003])=6;4;IF(LEN([.C3003])=7;5;&quot;Fehler&quot;))))))" office:value-type="float" office:value="4" calcext:value-type="float">
            <text:p>4</text:p>
          </table:table-cell>
          <table:table-cell office:value-type="string" calcext:value-type="string">
            <text:p>UHM 21</text:p>
          </table:table-cell>
          <table:table-cell office:value-type="string" calcext:value-type="string">
            <text:p>REIZPHYSIOLOGIE - SINNESPHYSIOLOGIE - NERVENPHYSIOLOGIE - BEWEGUNGSPHYSIOLOGIE DER TIERE</text:p>
          </table:table-cell>
          <table:table-cell table:number-columns-repeated="5"/>
        </table:table-row>
        <table:table-row table:style-name="ro1">
          <table:table-cell table:formula="of:=IF([.B3004]=([.B3003]+2);&quot;Fehler&quot;;&quot;&quot;)">
            <text:p/>
          </table:table-cell>
          <table:table-cell table:formula="of:=IF(LEN([.C3004])=1;0;IF(LEN([.C3004])=2;1;IF(LEN([.C3004])=3;2;IF(LEN([.C3004])=5;3;IF(LEN([.C3004])=6;4;IF(LEN([.C3004])=7;5;&quot;Fehler&quot;))))))" office:value-type="float" office:value="4" calcext:value-type="float">
            <text:p>4</text:p>
          </table:table-cell>
          <table:table-cell office:value-type="string" calcext:value-type="string">
            <text:p>UHM 22</text:p>
          </table:table-cell>
          <table:table-cell office:value-type="string" calcext:value-type="string">
            <text:p>ONTOGENIE (INDIVIDUALENTWICKLUNG) <text:s/>FORTPFLANZUNG, GENETIK DER TIERE</text:p>
          </table:table-cell>
          <table:table-cell table:number-columns-repeated="5"/>
        </table:table-row>
        <table:table-row table:style-name="ro1">
          <table:table-cell table:formula="of:=IF([.B3005]=([.B3004]+2);&quot;Fehler&quot;;&quot;&quot;)">
            <text:p/>
          </table:table-cell>
          <table:table-cell table:formula="of:=IF(LEN([.C3005])=1;0;IF(LEN([.C3005])=2;1;IF(LEN([.C3005])=3;2;IF(LEN([.C3005])=5;3;IF(LEN([.C3005])=6;4;IF(LEN([.C3005])=7;5;&quot;Fehler&quot;))))))" office:value-type="float" office:value="3" calcext:value-type="float">
            <text:p>3</text:p>
          </table:table-cell>
          <table:table-cell office:value-type="string" calcext:value-type="string">
            <text:p>UHM 3</text:p>
          </table:table-cell>
          <table:table-cell office:value-type="string" calcext:value-type="string">
            <text:p>OEKOLOGIE DER TIERE <text:s/>TIERSOZIOLOGIE</text:p>
          </table:table-cell>
          <table:table-cell table:number-columns-repeated="5"/>
        </table:table-row>
        <table:table-row table:style-name="ro1">
          <table:table-cell table:formula="of:=IF([.B3006]=([.B3005]+2);&quot;Fehler&quot;;&quot;&quot;)">
            <text:p/>
          </table:table-cell>
          <table:table-cell table:formula="of:=IF(LEN([.C3006])=1;0;IF(LEN([.C3006])=2;1;IF(LEN([.C3006])=3;2;IF(LEN([.C3006])=5;3;IF(LEN([.C3006])=6;4;IF(LEN([.C3006])=7;5;&quot;Fehler&quot;))))))" office:value-type="float" office:value="3" calcext:value-type="float">
            <text:p>3</text:p>
          </table:table-cell>
          <table:table-cell office:value-type="string" calcext:value-type="string">
            <text:p>UHM 4</text:p>
          </table:table-cell>
          <table:table-cell office:value-type="string" calcext:value-type="string">
            <text:p>TIERISCHE VERHALTENSLEHRE <text:s/>TIERPSYCHOLOGIE</text:p>
          </table:table-cell>
          <table:table-cell table:number-columns-repeated="5"/>
        </table:table-row>
        <table:table-row table:style-name="ro1">
          <table:table-cell table:formula="of:=IF([.B3007]=([.B3006]+2);&quot;Fehler&quot;;&quot;&quot;)">
            <text:p/>
          </table:table-cell>
          <table:table-cell table:formula="of:=IF(LEN([.C3007])=1;0;IF(LEN([.C3007])=2;1;IF(LEN([.C3007])=3;2;IF(LEN([.C3007])=5;3;IF(LEN([.C3007])=6;4;IF(LEN([.C3007])=7;5;&quot;Fehler&quot;))))))" office:value-type="float" office:value="2" calcext:value-type="float">
            <text:p>2</text:p>
          </table:table-cell>
          <table:table-cell office:value-type="string" calcext:value-type="string">
            <text:p>UHN</text:p>
          </table:table-cell>
          <table:table-cell office:value-type="string" calcext:value-type="string">
            <text:p>SPEZIELLE ZOOLOGIE (SYSTEMATISCHE ZOOLOGIE) <text:s/>PHYLOGENIE DER TIERE (ABSTAMMUNGSLEHRE)</text:p>
          </table:table-cell>
          <table:table-cell table:number-columns-repeated="5"/>
        </table:table-row>
        <table:table-row table:style-name="ro1">
          <table:table-cell table:formula="of:=IF([.B3008]=([.B3007]+2);&quot;Fehler&quot;;&quot;&quot;)">
            <text:p/>
          </table:table-cell>
          <table:table-cell table:formula="of:=IF(LEN([.C3008])=1;0;IF(LEN([.C3008])=2;1;IF(LEN([.C3008])=3;2;IF(LEN([.C3008])=5;3;IF(LEN([.C3008])=6;4;IF(LEN([.C3008])=7;5;&quot;Fehler&quot;))))))" office:value-type="float" office:value="3" calcext:value-type="float">
            <text:p>3</text:p>
          </table:table-cell>
          <table:table-cell office:value-type="string" calcext:value-type="string">
            <text:p>UHN 1</text:p>
          </table:table-cell>
          <table:table-cell office:value-type="string" calcext:value-type="string">
            <text:p>WIRBELLOSE TIERE <text:s/>INSEKTEN</text:p>
          </table:table-cell>
          <table:table-cell table:number-columns-repeated="5"/>
        </table:table-row>
        <table:table-row table:style-name="ro1">
          <table:table-cell table:formula="of:=IF([.B3009]=([.B3008]+2);&quot;Fehler&quot;;&quot;&quot;)">
            <text:p/>
          </table:table-cell>
          <table:table-cell table:formula="of:=IF(LEN([.C3009])=1;0;IF(LEN([.C3009])=2;1;IF(LEN([.C3009])=3;2;IF(LEN([.C3009])=5;3;IF(LEN([.C3009])=6;4;IF(LEN([.C3009])=7;5;&quot;Fehler&quot;))))))" office:value-type="float" office:value="3" calcext:value-type="float">
            <text:p>3</text:p>
          </table:table-cell>
          <table:table-cell office:value-type="string" calcext:value-type="string">
            <text:p>UHN 2</text:p>
          </table:table-cell>
          <table:table-cell office:value-type="string" calcext:value-type="string">
            <text:p>CHORDATIERE <text:s/>WIRBELTIERE</text:p>
          </table:table-cell>
          <table:table-cell table:number-columns-repeated="5"/>
        </table:table-row>
        <table:table-row table:style-name="ro1">
          <table:table-cell table:formula="of:=IF([.B3010]=([.B3009]+2);&quot;Fehler&quot;;&quot;&quot;)">
            <text:p/>
          </table:table-cell>
          <table:table-cell table:formula="of:=IF(LEN([.C3010])=1;0;IF(LEN([.C3010])=2;1;IF(LEN([.C3010])=3;2;IF(LEN([.C3010])=5;3;IF(LEN([.C3010])=6;4;IF(LEN([.C3010])=7;5;&quot;Fehler&quot;))))))" office:value-type="float" office:value="4" calcext:value-type="float">
            <text:p>4</text:p>
          </table:table-cell>
          <table:table-cell office:value-type="string" calcext:value-type="string">
            <text:p>UHN 21</text:p>
          </table:table-cell>
          <table:table-cell office:value-type="string" calcext:value-type="string">
            <text:p>FISCHE</text:p>
          </table:table-cell>
          <table:table-cell table:number-columns-repeated="5"/>
        </table:table-row>
        <table:table-row table:style-name="ro1">
          <table:table-cell table:formula="of:=IF([.B3011]=([.B3010]+2);&quot;Fehler&quot;;&quot;&quot;)">
            <text:p/>
          </table:table-cell>
          <table:table-cell table:formula="of:=IF(LEN([.C3011])=1;0;IF(LEN([.C3011])=2;1;IF(LEN([.C3011])=3;2;IF(LEN([.C3011])=5;3;IF(LEN([.C3011])=6;4;IF(LEN([.C3011])=7;5;&quot;Fehler&quot;))))))" office:value-type="float" office:value="4" calcext:value-type="float">
            <text:p>4</text:p>
          </table:table-cell>
          <table:table-cell office:value-type="string" calcext:value-type="string">
            <text:p>UHN 22</text:p>
          </table:table-cell>
          <table:table-cell office:value-type="string" calcext:value-type="string">
            <text:p>LURCHE (AMPHIBIEN) <text:s/>KRIECHTIERE (REPTILIEN)</text:p>
          </table:table-cell>
          <table:table-cell table:number-columns-repeated="5"/>
        </table:table-row>
        <table:table-row table:style-name="ro1">
          <table:table-cell table:formula="of:=IF([.B3012]=([.B3011]+2);&quot;Fehler&quot;;&quot;&quot;)">
            <text:p/>
          </table:table-cell>
          <table:table-cell table:formula="of:=IF(LEN([.C3012])=1;0;IF(LEN([.C3012])=2;1;IF(LEN([.C3012])=3;2;IF(LEN([.C3012])=5;3;IF(LEN([.C3012])=6;4;IF(LEN([.C3012])=7;5;&quot;Fehler&quot;))))))" office:value-type="float" office:value="4" calcext:value-type="float">
            <text:p>4</text:p>
          </table:table-cell>
          <table:table-cell office:value-type="string" calcext:value-type="string">
            <text:p>UHN 23</text:p>
          </table:table-cell>
          <table:table-cell office:value-type="string" calcext:value-type="string">
            <text:p>VOEGEL</text:p>
          </table:table-cell>
          <table:table-cell table:number-columns-repeated="5"/>
        </table:table-row>
        <table:table-row table:style-name="ro1">
          <table:table-cell table:formula="of:=IF([.B3013]=([.B3012]+2);&quot;Fehler&quot;;&quot;&quot;)">
            <text:p/>
          </table:table-cell>
          <table:table-cell table:formula="of:=IF(LEN([.C3013])=1;0;IF(LEN([.C3013])=2;1;IF(LEN([.C3013])=3;2;IF(LEN([.C3013])=5;3;IF(LEN([.C3013])=6;4;IF(LEN([.C3013])=7;5;&quot;Fehler&quot;))))))" office:value-type="float" office:value="4" calcext:value-type="float">
            <text:p>4</text:p>
          </table:table-cell>
          <table:table-cell office:value-type="string" calcext:value-type="string">
            <text:p>UHN 24</text:p>
          </table:table-cell>
          <table:table-cell office:value-type="string" calcext:value-type="string">
            <text:p>SAEUGETIERE</text:p>
          </table:table-cell>
          <table:table-cell table:number-columns-repeated="5"/>
        </table:table-row>
        <table:table-row table:style-name="ro1">
          <table:table-cell table:formula="of:=IF([.B3014]=([.B3013]+2);&quot;Fehler&quot;;&quot;&quot;)">
            <text:p/>
          </table:table-cell>
          <table:table-cell table:formula="of:=IF(LEN([.C3014])=1;0;IF(LEN([.C3014])=2;1;IF(LEN([.C3014])=3;2;IF(LEN([.C3014])=5;3;IF(LEN([.C3014])=6;4;IF(LEN([.C3014])=7;5;&quot;Fehler&quot;))))))" office:value-type="float" office:value="1" calcext:value-type="float">
            <text:p>1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NTHROPOBIOLOGIE (HUMANBIOLOGIE)</text:p>
          </table:table-cell>
          <table:table-cell table:number-columns-repeated="5"/>
        </table:table-row>
        <table:table-row table:style-name="ro1">
          <table:table-cell table:formula="of:=IF([.B3015]=([.B3014]+2);&quot;Fehler&quot;;&quot;&quot;)">
            <text:p/>
          </table:table-cell>
          <table:table-cell table:formula="of:=IF(LEN([.C3015])=1;0;IF(LEN([.C3015])=2;1;IF(LEN([.C3015])=3;2;IF(LEN([.C3015])=5;3;IF(LEN([.C3015])=6;4;IF(LEN([.C3015])=7;5;&quot;Fehler&quot;))))))" office:value-type="float" office:value="2" calcext:value-type="float">
            <text:p>2</text:p>
          </table:table-cell>
          <table:table-cell office:value-type="string" calcext:value-type="string">
            <text:p>UKK</text:p>
          </table:table-cell>
          <table:table-cell office:value-type="string" calcext:value-type="string">
            <text:p>ALLGEMEINE, EINFUEHRENDE UND VERMISCHTE SCHRIFTEN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3016]=([.B3015]+2);&quot;Fehler&quot;;&quot;&quot;)">
            <text:p/>
          </table:table-cell>
          <table:table-cell table:formula="of:=IF(LEN([.C3016])=1;0;IF(LEN([.C3016])=2;1;IF(LEN([.C3016])=3;2;IF(LEN([.C3016])=5;3;IF(LEN([.C3016])=6;4;IF(LEN([.C3016])=7;5;&quot;Fehler&quot;))))))" office:value-type="float" office:value="3" calcext:value-type="float">
            <text:p>3</text:p>
          </table:table-cell>
          <table:table-cell office:value-type="string" calcext:value-type="string">
            <text:p>UKK 2</text:p>
          </table:table-cell>
          <table:table-cell office:value-type="string" calcext:value-type="string">
            <text:p>NACHSCHLAGEWERKE - BIBLIOGRAPHIEN - AUFGABENSAMMLUNGEN</text:p>
          </table:table-cell>
          <table:table-cell table:number-columns-repeated="5"/>
        </table:table-row>
        <table:table-row table:style-name="ro1">
          <table:table-cell table:formula="of:=IF([.B3017]=([.B3016]+2);&quot;Fehler&quot;;&quot;&quot;)">
            <text:p/>
          </table:table-cell>
          <table:table-cell table:formula="of:=IF(LEN([.C3017])=1;0;IF(LEN([.C3017])=2;1;IF(LEN([.C3017])=3;2;IF(LEN([.C3017])=5;3;IF(LEN([.C3017])=6;4;IF(LEN([.C3017])=7;5;&quot;Fehler&quot;))))))" office:value-type="float" office:value="3" calcext:value-type="float">
            <text:p>3</text:p>
          </table:table-cell>
          <table:table-cell office:value-type="string" calcext:value-type="string">
            <text:p>UKK 3</text:p>
          </table:table-cell>
          <table:table-cell office:value-type="string" calcext:value-type="string">
            <text:p>METHODEN UND ARBEITSMITTEL DER ANTHROPOBIOLOGIE ANTHROPOMETRIE</text:p>
          </table:table-cell>
          <table:table-cell table:number-columns-repeated="5"/>
        </table:table-row>
        <table:table-row table:style-name="ro1">
          <table:table-cell table:formula="of:=IF([.B3018]=([.B3017]+2);&quot;Fehler&quot;;&quot;&quot;)">
            <text:p/>
          </table:table-cell>
          <table:table-cell table:formula="of:=IF(LEN([.C3018])=1;0;IF(LEN([.C3018])=2;1;IF(LEN([.C3018])=3;2;IF(LEN([.C3018])=5;3;IF(LEN([.C3018])=6;4;IF(LEN([.C3018])=7;5;&quot;Fehler&quot;))))))" office:value-type="float" office:value="3" calcext:value-type="float">
            <text:p>3</text:p>
          </table:table-cell>
          <table:table-cell office:value-type="string" calcext:value-type="string">
            <text:p>UKK 4</text:p>
          </table:table-cell>
          <table:table-cell office:value-type="string" calcext:value-type="string">
            <text:p>GESCHICHTE DER ANTHROPOBIOLOGIE <text:s/>ORGANISATIONEN UND GESELLSCHAFTEN</text:p>
          </table:table-cell>
          <table:table-cell table:number-columns-repeated="5"/>
        </table:table-row>
        <table:table-row table:style-name="ro1">
          <table:table-cell table:formula="of:=IF([.B3019]=([.B3018]+2);&quot;Fehler&quot;;&quot;&quot;)">
            <text:p/>
          </table:table-cell>
          <table:table-cell table:formula="of:=IF(LEN([.C3019])=1;0;IF(LEN([.C3019])=2;1;IF(LEN([.C3019])=3;2;IF(LEN([.C3019])=5;3;IF(LEN([.C3019])=6;4;IF(LEN([.C3019])=7;5;&quot;Fehler&quot;))))))" office:value-type="float" office:value="2" calcext:value-type="float">
            <text:p>2</text:p>
          </table:table-cell>
          <table:table-cell office:value-type="string" calcext:value-type="string">
            <text:p>UKL</text:p>
          </table:table-cell>
          <table:table-cell office:value-type="string" calcext:value-type="string">
            <text:p>ENTSTEHUNG UND ABSTAMMUNG DES MENSCHEN (ANTHROPOGENESE) <text:s/>EVOLUTION DES MENSCHEN</text:p>
          </table:table-cell>
          <table:table-cell table:number-columns-repeated="5"/>
        </table:table-row>
        <table:table-row table:style-name="ro1">
          <table:table-cell table:formula="of:=IF([.B3020]=([.B3019]+2);&quot;Fehler&quot;;&quot;&quot;)">
            <text:p/>
          </table:table-cell>
          <table:table-cell table:formula="of:=IF(LEN([.C3020])=1;0;IF(LEN([.C3020])=2;1;IF(LEN([.C3020])=3;2;IF(LEN([.C3020])=5;3;IF(LEN([.C3020])=6;4;IF(LEN([.C3020])=7;5;&quot;Fehler&quot;))))))" office:value-type="float" office:value="2" calcext:value-type="float">
            <text:p>2</text:p>
          </table:table-cell>
          <table:table-cell office:value-type="string" calcext:value-type="string">
            <text:p>UKM</text:p>
          </table:table-cell>
          <table:table-cell office:value-type="string" calcext:value-type="string">
            <text:p>HUMANGENETIK (VERERBUNGSLEHRE)</text:p>
          </table:table-cell>
          <table:table-cell table:number-columns-repeated="5"/>
        </table:table-row>
        <table:table-row table:style-name="ro1">
          <table:table-cell table:formula="of:=IF([.B3021]=([.B3020]+2);&quot;Fehler&quot;;&quot;&quot;)">
            <text:p/>
          </table:table-cell>
          <table:table-cell table:formula="of:=IF(LEN([.C3021])=1;0;IF(LEN([.C3021])=2;1;IF(LEN([.C3021])=3;2;IF(LEN([.C3021])=5;3;IF(LEN([.C3021])=6;4;IF(LEN([.C3021])=7;5;&quot;Fehler&quot;))))))" office:value-type="float" office:value="2" calcext:value-type="float">
            <text:p>2</text:p>
          </table:table-cell>
          <table:table-cell office:value-type="string" calcext:value-type="string">
            <text:p>UKO</text:p>
          </table:table-cell>
          <table:table-cell office:value-type="string" calcext:value-type="string">
            <text:p>EUGENIK (ERBGESUNDHEITSLEHRE)</text:p>
          </table:table-cell>
          <table:table-cell table:number-columns-repeated="5"/>
        </table:table-row>
        <table:table-row table:style-name="ro1">
          <table:table-cell table:formula="of:=IF([.B3022]=([.B3021]+2);&quot;Fehler&quot;;&quot;&quot;)">
            <text:p/>
          </table:table-cell>
          <table:table-cell table:formula="of:=IF(LEN([.C3022])=1;0;IF(LEN([.C3022])=2;1;IF(LEN([.C3022])=3;2;IF(LEN([.C3022])=5;3;IF(LEN([.C3022])=6;4;IF(LEN([.C3022])=7;5;&quot;Fehler&quot;))))))" office:value-type="float" office:value="2" calcext:value-type="float">
            <text:p>2</text:p>
          </table:table-cell>
          <table:table-cell office:value-type="string" calcext:value-type="string">
            <text:p>UYB</text:p>
          </table:table-cell>
          <table:table-cell office:value-type="string" calcext:value-type="string">
            <text:p>BIOGRAPHIEN VON NATURWISSENSCHAFTLERN : ASTRONOMEN, PHYSIKER, CHEMIKER, GEOLOGEN, BIOLOGEN, BOTANIKER, ZOOLOGEN, ANTHROPOLOGEN</text:p>
          </table:table-cell>
          <table:table-cell table:number-columns-repeated="5"/>
        </table:table-row>
        <table:table-row table:style-name="ro1">
          <table:table-cell table:formula="of:=IF([.B3023]=([.B3022]+2);&quot;Fehler&quot;;&quot;&quot;)">
            <text:p/>
          </table:table-cell>
          <table:table-cell table:formula="of:=IF(LEN([.C3023])=1;0;IF(LEN([.C3023])=2;1;IF(LEN([.C3023])=3;2;IF(LEN([.C3023])=5;3;IF(LEN([.C3023])=6;4;IF(LEN([.C3023])=7;5;&quot;Fehler&quot;))))))" office:value-type="float" office:value="3" calcext:value-type="float">
            <text:p>3</text:p>
          </table:table-cell>
          <table:table-cell office:value-type="string" calcext:value-type="string">
            <text:p>UYB 1</text:p>
          </table:table-cell>
          <table:table-cell office:value-type="string" calcext:value-type="string">
            <text:p>BIOGRAPHIEN MEHRERER NATURWISSENSCHAFTLER</text:p>
          </table:table-cell>
          <table:table-cell table:number-columns-repeated="5"/>
        </table:table-row>
        <table:table-row table:style-name="ro1">
          <table:table-cell table:formula="of:=IF([.B3024]=([.B3023]+2);&quot;Fehler&quot;;&quot;&quot;)">
            <text:p/>
          </table:table-cell>
          <table:table-cell table:formula="of:=IF(LEN([.C3024])=1;0;IF(LEN([.C3024])=2;1;IF(LEN([.C3024])=3;2;IF(LEN([.C3024])=5;3;IF(LEN([.C3024])=6;4;IF(LEN([.C3024])=7;5;&quot;Fehler&quot;))))))" office:value-type="float" office:value="3" calcext:value-type="float">
            <text:p>3</text:p>
          </table:table-cell>
          <table:table-cell office:value-type="string" calcext:value-type="string">
            <text:p>UYB 2</text:p>
          </table:table-cell>
          <table:table-cell office:value-type="string" calcext:value-type="string">
            <text:p>BIOGRAPHIEN EINZELNER NATURWISSENSCHAFTLER (ALPHABETISCH NACH BIOGRAPHIERTEN GEORDNET)</text:p>
          </table:table-cell>
          <table:table-cell table:number-columns-repeated="5"/>
        </table:table-row>
        <table:table-row table:style-name="ro1">
          <table:table-cell table:formula="of:=IF([.B3025]=([.B3024]+2);&quot;Fehler&quot;;&quot;&quot;)">
            <text:p/>
          </table:table-cell>
          <table:table-cell table:formula="of:=IF(LEN([.C3025])=1;0;IF(LEN([.C3025])=2;1;IF(LEN([.C3025])=3;2;IF(LEN([.C3025])=5;3;IF(LEN([.C3025])=6;4;IF(LEN([.C3025])=7;5;&quot;Fehler&quot;))))))" office:value-type="float" office:value="1" calcext:value-type="float">
            <text:p>1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[.B3026]=([.B3025]+2);&quot;Fehler&quot;;&quot;&quot;)">
            <text:p/>
          </table:table-cell>
          <table:table-cell table:formula="of:=IF(LEN([.C3026])=1;0;IF(LEN([.C3026])=2;1;IF(LEN([.C3026])=3;2;IF(LEN([.C3026])=5;3;IF(LEN([.C3026])=6;4;IF(LEN([.C3026])=7;5;&quot;Fehler&quot;))))))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EDIZIN</text:p>
          </table:table-cell>
          <table:table-cell table:number-columns-repeated="5"/>
        </table:table-row>
        <table:table-row table:style-name="ro1">
          <table:table-cell table:formula="of:=IF([.B3027]=([.B3026]+2);&quot;Fehler&quot;;&quot;&quot;)">
            <text:p/>
          </table:table-cell>
          <table:table-cell table:formula="of:=IF(LEN([.C3027])=1;0;IF(LEN([.C3027])=2;1;IF(LEN([.C3027])=3;2;IF(LEN([.C3027])=5;3;IF(LEN([.C3027])=6;4;IF(LEN([.C3027])=7;5;&quot;Fehler&quot;))))))"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LGEMEINE, EINFUEHRENDE UND VERMISCHTE SCHRIFTEN</text:p>
          </table:table-cell>
          <table:table-cell table:number-columns-repeated="5"/>
        </table:table-row>
        <table:table-row table:style-name="ro1">
          <table:table-cell table:formula="of:=IF([.B3028]=([.B3027]+2);&quot;Fehler&quot;;&quot;&quot;)">
            <text:p/>
          </table:table-cell>
          <table:table-cell table:formula="of:=IF(LEN([.C3028])=1;0;IF(LEN([.C3028])=2;1;IF(LEN([.C3028])=3;2;IF(LEN([.C3028])=5;3;IF(LEN([.C3028])=6;4;IF(LEN([.C3028])=7;5;&quot;Fehler&quot;))))))" office:value-type="float" office:value="2" calcext:value-type="float">
            <text:p>2</text:p>
          </table:table-cell>
          <table:table-cell office:value-type="string" calcext:value-type="string">
            <text:p>VAK</text:p>
          </table:table-cell>
          <table:table-cell office:value-type="string" calcext:value-type="string">
            <text:p>GESAMTDARSTELLUNGEN, DARSTELLUNGEN MEHRERER TEILGEBIETE</text:p>
          </table:table-cell>
          <table:table-cell table:number-columns-repeated="5"/>
        </table:table-row>
        <table:table-row table:style-name="ro1">
          <table:table-cell table:formula="of:=IF([.B3029]=([.B3028]+2);&quot;Fehler&quot;;&quot;&quot;)">
            <text:p/>
          </table:table-cell>
          <table:table-cell table:formula="of:=IF(LEN([.C3029])=1;0;IF(LEN([.C3029])=2;1;IF(LEN([.C3029])=3;2;IF(LEN([.C3029])=5;3;IF(LEN([.C3029])=6;4;IF(LEN([.C3029])=7;5;&quot;Fehler&quot;))))))" office:value-type="float" office:value="2" calcext:value-type="float">
            <text:p>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ACHSCHLAGEWERKE, BIBLIOGRAPHIEN, TABELLEN</text:p>
          </table:table-cell>
          <table:table-cell table:number-columns-repeated="5"/>
        </table:table-row>
        <table:table-row table:style-name="ro1">
          <table:table-cell table:formula="of:=IF([.B3030]=([.B3029]+2);&quot;Fehler&quot;;&quot;&quot;)">
            <text:p/>
          </table:table-cell>
          <table:table-cell table:formula="of:=IF(LEN([.C3030])=1;0;IF(LEN([.C3030])=2;1;IF(LEN([.C3030])=3;2;IF(LEN([.C3030])=5;3;IF(LEN([.C3030])=6;4;IF(LEN([.C3030])=7;5;&quot;Fehler&quot;))))))" office:value-type="float" office:value="2" calcext:value-type="float">
            <text:p>2</text:p>
          </table:table-cell>
          <table:table-cell office:value-type="string" calcext:value-type="string">
            <text:p>VAM</text:p>
          </table:table-cell>
          <table:table-cell office:value-type="string" calcext:value-type="string">
            <text:p>PHILOSOPHIE DER MEDIZIN</text:p>
          </table:table-cell>
          <table:table-cell table:number-columns-repeated="5"/>
        </table:table-row>
        <table:table-row table:style-name="ro1">
          <table:table-cell table:formula="of:=IF([.B3031]=([.B3030]+2);&quot;Fehler&quot;;&quot;&quot;)">
            <text:p/>
          </table:table-cell>
          <table:table-cell table:formula="of:=IF(LEN([.C3031])=1;0;IF(LEN([.C3031])=2;1;IF(LEN([.C3031])=3;2;IF(LEN([.C3031])=5;3;IF(LEN([.C3031])=6;4;IF(LEN([.C3031])=7;5;&quot;Fehler&quot;))))))" office:value-type="float" office:value="2" calcext:value-type="float">
            <text:p>2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MEDIZINISCHE UND KLINISCHE PSYCHOLOGIE <text:s/>MEDIZINISCHE SOZIOLOGIE <text:s/>KRANKHEIT UND GESELLSCHAFT <text:s/>STERBEBEGLEITUNG HOSPIZBEWEGUNG</text:p>
          </table:table-cell>
          <table:table-cell table:number-columns-repeated="5"/>
        </table:table-row>
        <table:table-row table:style-name="ro1">
          <table:table-cell table:formula="of:=IF([.B3032]=([.B3031]+2);&quot;Fehler&quot;;&quot;&quot;)">
            <text:p/>
          </table:table-cell>
          <table:table-cell table:formula="of:=IF(LEN([.C3032])=1;0;IF(LEN([.C3032])=2;1;IF(LEN([.C3032])=3;2;IF(LEN([.C3032])=5;3;IF(LEN([.C3032])=6;4;IF(LEN([.C3032])=7;5;&quot;Fehler&quot;))))))" office:value-type="float" office:value="2" calcext:value-type="float">
            <text:p>2</text:p>
          </table:table-cell>
          <table:table-cell office:value-type="string" calcext:value-type="string">
            <text:p>VAO</text:p>
          </table:table-cell>
          <table:table-cell office:value-type="string" calcext:value-type="string">
            <text:p>GESCHICHTE DER MEDIZIN</text:p>
          </table:table-cell>
          <table:table-cell table:number-columns-repeated="5"/>
        </table:table-row>
        <table:table-row table:style-name="ro1">
          <table:table-cell table:formula="of:=IF([.B3033]=([.B3032]+2);&quot;Fehler&quot;;&quot;&quot;)">
            <text:p/>
          </table:table-cell>
          <table:table-cell table:formula="of:=IF(LEN([.C3033])=1;0;IF(LEN([.C3033])=2;1;IF(LEN([.C3033])=3;2;IF(LEN([.C3033])=5;3;IF(LEN([.C3033])=6;4;IF(LEN([.C3033])=7;5;&quot;Fehler&quot;))))))" office:value-type="float" office:value="2" calcext:value-type="float">
            <text:p>2</text:p>
          </table:table-cell>
          <table:table-cell office:value-type="string" calcext:value-type="string">
            <text:p>VAP</text:p>
          </table:table-cell>
          <table:table-cell office:value-type="string" calcext:value-type="string">
            <text:p>MEDIZINISCHE ORGANISATIONEN <text:s/>MEDIZINISCHE GESELLSCHAFTEN</text:p>
          </table:table-cell>
          <table:table-cell table:number-columns-repeated="5"/>
        </table:table-row>
        <table:table-row table:style-name="ro1">
          <table:table-cell table:formula="of:=IF([.B3034]=([.B3033]+2);&quot;Fehler&quot;;&quot;&quot;)">
            <text:p/>
          </table:table-cell>
          <table:table-cell table:formula="of:=IF(LEN([.C3034])=1;0;IF(LEN([.C3034])=2;1;IF(LEN([.C3034])=3;2;IF(LEN([.C3034])=5;3;IF(LEN([.C3034])=6;4;IF(LEN([.C3034])=7;5;&quot;Fehler&quot;))))))" office:value-type="float" office:value="2" calcext:value-type="float">
            <text:p>2</text:p>
          </table:table-cell>
          <table:table-cell office:value-type="string" calcext:value-type="string">
            <text:p>VAQ</text:p>
          </table:table-cell>
          <table:table-cell office:value-type="string" calcext:value-type="string">
            <text:p>BERUF UND AUSBILDUNG DER ARZTHELFERIN UND MEDIZINISCH-TECHNISCHEN ASSISTENTIN</text:p>
          </table:table-cell>
          <table:table-cell table:number-columns-repeated="5"/>
        </table:table-row>
        <table:table-row table:style-name="ro1">
          <table:table-cell table:formula="of:=IF([.B3035]=([.B3034]+2);&quot;Fehler&quot;;&quot;&quot;)">
            <text:p/>
          </table:table-cell>
          <table:table-cell table:formula="of:=IF(LEN([.C3035])=1;0;IF(LEN([.C3035])=2;1;IF(LEN([.C3035])=3;2;IF(LEN([.C3035])=5;3;IF(LEN([.C3035])=6;4;IF(LEN([.C3035])=7;5;&quot;Fehler&quot;))))))" office:value-type="float" office:value="2" calcext:value-type="float">
            <text:p>2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AERZTLICHE AUSBILDUNG UND STANDESKUNDE</text:p>
          </table:table-cell>
          <table:table-cell table:number-columns-repeated="5"/>
        </table:table-row>
        <table:table-row table:style-name="ro1">
          <table:table-cell table:formula="of:=IF([.B3036]=([.B3035]+2);&quot;Fehler&quot;;&quot;&quot;)">
            <text:p/>
          </table:table-cell>
          <table:table-cell table:formula="of:=IF(LEN([.C3036])=1;0;IF(LEN([.C3036])=2;1;IF(LEN([.C3036])=3;2;IF(LEN([.C3036])=5;3;IF(LEN([.C3036])=6;4;IF(LEN([.C3036])=7;5;&quot;Fehler&quot;))))))" office:value-type="float" office:value="2" calcext:value-type="float">
            <text:p>2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METHODEN UND ARBEITSMITTEL DER MEDIZIN</text:p>
          </table:table-cell>
          <table:table-cell table:number-columns-repeated="5"/>
        </table:table-row>
        <table:table-row table:style-name="ro1">
          <table:table-cell table:formula="of:=IF([.B3037]=([.B3036]+2);&quot;Fehler&quot;;&quot;&quot;)">
            <text:p/>
          </table:table-cell>
          <table:table-cell table:formula="of:=IF(LEN([.C3037])=1;0;IF(LEN([.C3037])=2;1;IF(LEN([.C3037])=3;2;IF(LEN([.C3037])=5;3;IF(LEN([.C3037])=6;4;IF(LEN([.C3037])=7;5;&quot;Fehler&quot;))))))" office:value-type="float" office:value="3" calcext:value-type="float">
            <text:p>3</text:p>
          </table:table-cell>
          <table:table-cell office:value-type="string" calcext:value-type="string">
            <text:p>VAT 4</text:p>
          </table:table-cell>
          <table:table-cell office:value-type="string" calcext:value-type="string">
            <text:p>CHEMIE FUER MEDIZINER UND AERZTLICHES HILFSPERSONAL ALLGEMEINE CHEMISCHE METHODEN IN DER MEDIZIN LABORATORIUMSMEDIZIN <text:s/>KLINISCHE CHEMIE</text:p>
          </table:table-cell>
          <table:table-cell table:number-columns-repeated="5"/>
        </table:table-row>
        <table:table-row table:style-name="ro1">
          <table:table-cell table:formula="of:=IF([.B3038]=([.B3037]+2);&quot;Fehler&quot;;&quot;&quot;)">
            <text:p/>
          </table:table-cell>
          <table:table-cell table:formula="of:=IF(LEN([.C3038])=1;0;IF(LEN([.C3038])=2;1;IF(LEN([.C3038])=3;2;IF(LEN([.C3038])=5;3;IF(LEN([.C3038])=6;4;IF(LEN([.C3038])=7;5;&quot;Fehler&quot;))))))" office:value-type="float" office:value="3" calcext:value-type="float">
            <text:p>3</text:p>
          </table:table-cell>
          <table:table-cell office:value-type="string" calcext:value-type="string">
            <text:p>VAT 6</text:p>
          </table:table-cell>
          <table:table-cell office:value-type="string" calcext:value-type="string">
            <text:p>TECHNISCHE HILFSMITTEL DER MEDIZIN <text:s/>MEDIZINISCHE MESSTECHNIK</text:p>
          </table:table-cell>
          <table:table-cell table:number-columns-repeated="5"/>
        </table:table-row>
        <table:table-row table:style-name="ro1">
          <table:table-cell table:formula="of:=IF([.B3039]=([.B3038]+2);&quot;Fehler&quot;;&quot;&quot;)">
            <text:p/>
          </table:table-cell>
          <table:table-cell table:formula="of:=IF(LEN([.C3039])=1;0;IF(LEN([.C3039])=2;1;IF(LEN([.C3039])=3;2;IF(LEN([.C3039])=5;3;IF(LEN([.C3039])=6;4;IF(LEN([.C3039])=7;5;&quot;Fehler&quot;))))))" office:value-type="float" office:value="4" calcext:value-type="float">
            <text:p>4</text:p>
          </table:table-cell>
          <table:table-cell office:value-type="string" calcext:value-type="string">
            <text:p>VAT 64</text:p>
          </table:table-cell>
          <table:table-cell office:value-type="string" calcext:value-type="string">
            <text:p>ELEKTRONISCHE DATENVERARBEITUNG IN DER MEDIZIN</text:p>
          </table:table-cell>
          <table:table-cell table:number-columns-repeated="5"/>
        </table:table-row>
        <table:table-row table:style-name="ro1">
          <table:table-cell table:formula="of:=IF([.B3040]=([.B3039]+2);&quot;Fehler&quot;;&quot;&quot;)">
            <text:p/>
          </table:table-cell>
          <table:table-cell table:formula="of:=IF(LEN([.C3040])=1;0;IF(LEN([.C3040])=2;1;IF(LEN([.C3040])=3;2;IF(LEN([.C3040])=5;3;IF(LEN([.C3040])=6;4;IF(LEN([.C3040])=7;5;&quot;Fehler&quot;))))))"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ANATOMIE, HISTOLOGIE, PHYSIOLOGIE DES MENSCHEN : GESAMTDARSTELLUNGEN</text:p>
          </table:table-cell>
          <table:table-cell table:number-columns-repeated="5"/>
        </table:table-row>
        <table:table-row table:style-name="ro1">
          <table:table-cell table:formula="of:=IF([.B3041]=([.B3040]+2);&quot;Fehler&quot;;&quot;&quot;)">
            <text:p/>
          </table:table-cell>
          <table:table-cell table:formula="of:=IF(LEN([.C3041])=1;0;IF(LEN([.C3041])=2;1;IF(LEN([.C3041])=3;2;IF(LEN([.C3041])=5;3;IF(LEN([.C3041])=6;4;IF(LEN([.C3041])=7;5;&quot;Fehler&quot;))))))" office:value-type="float" office:value="2" calcext:value-type="float">
            <text:p>2</text:p>
          </table:table-cell>
          <table:table-cell office:value-type="string" calcext:value-type="string">
            <text:p>VBK</text:p>
          </table:table-cell>
          <table:table-cell office:value-type="string" calcext:value-type="string">
            <text:p>ANATOMIE, HISTOLOGIE, ZYTOLOGIE DES MENSCHEN</text:p>
          </table:table-cell>
          <table:table-cell table:number-columns-repeated="5"/>
        </table:table-row>
        <table:table-row table:style-name="ro1">
          <table:table-cell table:formula="of:=IF([.B3042]=([.B3041]+2);&quot;Fehler&quot;;&quot;&quot;)">
            <text:p/>
          </table:table-cell>
          <table:table-cell table:formula="of:=IF(LEN([.C3042])=1;0;IF(LEN([.C3042])=2;1;IF(LEN([.C3042])=3;2;IF(LEN([.C3042])=5;3;IF(LEN([.C3042])=6;4;IF(LEN([.C3042])=7;5;&quot;Fehler&quot;))))))" office:value-type="float" office:value="2" calcext:value-type="float">
            <text:p>2</text:p>
          </table:table-cell>
          <table:table-cell office:value-type="string" calcext:value-type="string">
            <text:p>VBL</text:p>
          </table:table-cell>
          <table:table-cell office:value-type="string" calcext:value-type="string">
            <text:p>PHYSIOLOGIE DES MENSCHEN</text:p>
          </table:table-cell>
          <table:table-cell table:number-columns-repeated="5"/>
        </table:table-row>
        <table:table-row table:style-name="ro1">
          <table:table-cell table:formula="of:=IF([.B3043]=([.B3042]+2);&quot;Fehler&quot;;&quot;&quot;)">
            <text:p/>
          </table:table-cell>
          <table:table-cell table:formula="of:=IF(LEN([.C3043])=1;0;IF(LEN([.C3043])=2;1;IF(LEN([.C3043])=3;2;IF(LEN([.C3043])=5;3;IF(LEN([.C3043])=6;4;IF(LEN([.C3043])=7;5;&quot;Fehler&quot;))))))" office:value-type="float" office:value="1" calcext:value-type="float">
            <text:p>1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HYGIENE (GESUNDHEITSLEHRE UND -PFLEGE) <text:s/>SOZIALMEDIZIN OEFFENTLICHES GESUNDHEITSWESEN <text:s/>UMWELTMEDIZIN ARBEITSMEDIZIN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3045]=([.B3043]+2);&quot;Fehler&quot;;&quot;&quot;)" office:value-type="string" office:string-value="Fehler" calcext:value-type="string">
            <text:p>Fehler</text:p>
          </table:table-cell>
          <table:table-cell table:formula="of:=IF(LEN([.C3045])=1;0;IF(LEN([.C3045])=2;1;IF(LEN([.C3045])=3;2;IF(LEN([.C3045])=5;3;IF(LEN([.C3045])=6;4;IF(LEN([.C3045])=7;5;&quot;Fehler&quot;))))))" office:value-type="float" office:value="3" calcext:value-type="float">
            <text:p>3</text:p>
          </table:table-cell>
          <table:table-cell office:value-type="string" calcext:value-type="string">
            <text:p>VCK 1</text:p>
          </table:table-cell>
          <table:table-cell office:value-type="string" calcext:value-type="string">
            <text:p>ENTSPANNUNGSTECHNIKEN</text:p>
          </table:table-cell>
          <table:table-cell table:number-columns-repeated="5"/>
        </table:table-row>
        <table:table-row table:style-name="ro1">
          <table:table-cell table:formula="of:=IF([.B3046]=([.B3045]+2);&quot;Fehler&quot;;&quot;&quot;)">
            <text:p/>
          </table:table-cell>
          <table:table-cell table:formula="of:=IF(LEN([.C3046])=1;0;IF(LEN([.C3046])=2;1;IF(LEN([.C3046])=3;2;IF(LEN([.C3046])=5;3;IF(LEN([.C3046])=6;4;IF(LEN([.C3046])=7;5;&quot;Fehler&quot;))))))" office:value-type="float" office:value="4" calcext:value-type="float">
            <text:p>4</text:p>
          </table:table-cell>
          <table:table-cell office:value-type="string" calcext:value-type="string">
            <text:p>VCK 12</text:p>
          </table:table-cell>
          <table:table-cell office:value-type="string" calcext:value-type="string">
            <text:p>AUTOGENES TRAINING</text:p>
          </table:table-cell>
          <table:table-cell table:number-columns-repeated="5"/>
        </table:table-row>
        <table:table-row table:style-name="ro1">
          <table:table-cell table:formula="of:=IF([.B3047]=([.B3046]+2);&quot;Fehler&quot;;&quot;&quot;)">
            <text:p/>
          </table:table-cell>
          <table:table-cell table:formula="of:=IF(LEN([.C3047])=1;0;IF(LEN([.C3047])=2;1;IF(LEN([.C3047])=3;2;IF(LEN([.C3047])=5;3;IF(LEN([.C3047])=6;4;IF(LEN([.C3047])=7;5;&quot;Fehler&quot;))))))" office:value-type="float" office:value="4" calcext:value-type="float">
            <text:p>4</text:p>
          </table:table-cell>
          <table:table-cell office:value-type="string" calcext:value-type="string">
            <text:p>VCK 14</text:p>
          </table:table-cell>
          <table:table-cell office:value-type="string" calcext:value-type="string">
            <text:p>YOGA</text:p>
          </table:table-cell>
          <table:table-cell table:number-columns-repeated="5"/>
        </table:table-row>
        <table:table-row table:style-name="ro1">
          <table:table-cell table:formula="of:=IF([.B3048]=([.B3047]+2);&quot;Fehler&quot;;&quot;&quot;)">
            <text:p/>
          </table:table-cell>
          <table:table-cell table:formula="of:=IF(LEN([.C3048])=1;0;IF(LEN([.C3048])=2;1;IF(LEN([.C3048])=3;2;IF(LEN([.C3048])=5;3;IF(LEN([.C3048])=6;4;IF(LEN([.C3048])=7;5;&quot;Fehler&quot;))))))" office:value-type="float" office:value="3" calcext:value-type="float">
            <text:p>3</text:p>
          </table:table-cell>
          <table:table-cell office:value-type="string" calcext:value-type="string">
            <text:p>VCK 2</text:p>
          </table:table-cell>
          <table:table-cell office:value-type="string" calcext:value-type="string">
            <text:p>HEILGYMNASTIK <text:s/>MASSAGE <text:s/>BEWEGUNGSTHERAPIE</text:p>
          </table:table-cell>
          <table:table-cell table:number-columns-repeated="5"/>
        </table:table-row>
        <table:table-row table:style-name="ro1">
          <table:table-cell table:formula="of:=IF([.B3049]=([.B3048]+2);&quot;Fehler&quot;;&quot;&quot;)">
            <text:p/>
          </table:table-cell>
          <table:table-cell table:formula="of:=IF(LEN([.C3049])=1;0;IF(LEN([.C3049])=2;1;IF(LEN([.C3049])=3;2;IF(LEN([.C3049])=5;3;IF(LEN([.C3049])=6;4;IF(LEN([.C3049])=7;5;&quot;Fehler&quot;))))))" office:value-type="float" office:value="2" calcext:value-type="float">
            <text:p>2</text:p>
          </table:table-cell>
          <table:table-cell office:value-type="string" calcext:value-type="string">
            <text:p>VCL</text:p>
          </table:table-cell>
          <table:table-cell office:value-type="string" calcext:value-type="string">
            <text:p>ERNAEHRUNGSLEHRE</text:p>
          </table:table-cell>
          <table:table-cell table:number-columns-repeated="5"/>
        </table:table-row>
        <table:table-row table:style-name="ro1">
          <table:table-cell table:formula="of:=IF([.B3050]=([.B3049]+2);&quot;Fehler&quot;;&quot;&quot;)">
            <text:p/>
          </table:table-cell>
          <table:table-cell table:formula="of:=IF(LEN([.C3050])=1;0;IF(LEN([.C3050])=2;1;IF(LEN([.C3050])=3;2;IF(LEN([.C3050])=5;3;IF(LEN([.C3050])=6;4;IF(LEN([.C3050])=7;5;&quot;Fehler&quot;))))))" office:value-type="float" office:value="3" calcext:value-type="float">
            <text:p>3</text:p>
          </table:table-cell>
          <table:table-cell office:value-type="string" calcext:value-type="string">
            <text:p>VCL 3</text:p>
          </table:table-cell>
          <table:table-cell office:value-type="string" calcext:value-type="string">
            <text:p>ERNAEHRUNG BEI GEWICHTSPROBLEMEN</text:p>
          </table:table-cell>
          <table:table-cell table:number-columns-repeated="5"/>
        </table:table-row>
        <table:table-row table:style-name="ro1">
          <table:table-cell table:formula="of:=IF([.B3051]=([.B3050]+2);&quot;Fehler&quot;;&quot;&quot;)">
            <text:p/>
          </table:table-cell>
          <table:table-cell table:formula="of:=IF(LEN([.C3051])=1;0;IF(LEN([.C3051])=2;1;IF(LEN([.C3051])=3;2;IF(LEN([.C3051])=5;3;IF(LEN([.C3051])=6;4;IF(LEN([.C3051])=7;5;&quot;Fehler&quot;))))))" office:value-type="float" office:value="3" calcext:value-type="float">
            <text:p>3</text:p>
          </table:table-cell>
          <table:table-cell office:value-type="string" calcext:value-type="string">
            <text:p>VCL 6</text:p>
          </table:table-cell>
          <table:table-cell office:value-type="string" calcext:value-type="string">
            <text:p>HEILFASTEN</text:p>
          </table:table-cell>
          <table:table-cell table:number-columns-repeated="5"/>
        </table:table-row>
        <table:table-row table:style-name="ro1">
          <table:table-cell table:formula="of:=IF([.B3052]=([.B3051]+2);&quot;Fehler&quot;;&quot;&quot;)">
            <text:p/>
          </table:table-cell>
          <table:table-cell table:formula="of:=IF(LEN([.C3052])=1;0;IF(LEN([.C3052])=2;1;IF(LEN([.C3052])=3;2;IF(LEN([.C3052])=5;3;IF(LEN([.C3052])=6;4;IF(LEN([.C3052])=7;5;&quot;Fehler&quot;))))))" office:value-type="float" office:value="2" calcext:value-type="float">
            <text:p>2</text:p>
          </table:table-cell>
          <table:table-cell office:value-type="string" calcext:value-type="string">
            <text:p>VCN</text:p>
          </table:table-cell>
          <table:table-cell office:value-type="string" calcext:value-type="string">
            <text:p>GERONTOLOGIE (ALTERSFORSCHUNG)</text:p>
          </table:table-cell>
          <table:table-cell table:number-columns-repeated="5"/>
        </table:table-row>
        <table:table-row table:style-name="ro1">
          <table:table-cell table:formula="of:=IF([.B3053]=([.B3052]+2);&quot;Fehler&quot;;&quot;&quot;)">
            <text:p/>
          </table:table-cell>
          <table:table-cell table:formula="of:=IF(LEN([.C3053])=1;0;IF(LEN([.C3053])=2;1;IF(LEN([.C3053])=3;2;IF(LEN([.C3053])=5;3;IF(LEN([.C3053])=6;4;IF(LEN([.C3053])=7;5;&quot;Fehler&quot;))))))" office:value-type="float" office:value="2" calcext:value-type="float">
            <text:p>2</text:p>
          </table:table-cell>
          <table:table-cell office:value-type="string" calcext:value-type="string">
            <text:p>VCO</text:p>
          </table:table-cell>
          <table:table-cell office:value-type="string" calcext:value-type="string">
            <text:p>SEXUALBIOLOGIE <text:s/>SEXUALHYGIENE <text:s/>SEXUALPATHOLOGIE DES MENSCHEN</text:p>
          </table:table-cell>
          <table:table-cell table:number-columns-repeated="5"/>
        </table:table-row>
        <table:table-row table:style-name="ro1">
          <table:table-cell table:formula="of:=IF([.B3054]=([.B3053]+2);&quot;Fehler&quot;;&quot;&quot;)">
            <text:p/>
          </table:table-cell>
          <table:table-cell table:formula="of:=IF(LEN([.C3054])=1;0;IF(LEN([.C3054])=2;1;IF(LEN([.C3054])=3;2;IF(LEN([.C3054])=5;3;IF(LEN([.C3054])=6;4;IF(LEN([.C3054])=7;5;&quot;Fehler&quot;))))))" office:value-type="float" office:value="2" calcext:value-type="float">
            <text:p>2</text:p>
          </table:table-cell>
          <table:table-cell office:value-type="string" calcext:value-type="string">
            <text:p>VCP</text:p>
          </table:table-cell>
          <table:table-cell office:value-type="string" calcext:value-type="string">
            <text:p>OEFFENTLICHES GESUNDHEITSWESEN <text:s/>SOZIALMEDIZIN SOZIALHYGIENE <text:s/>UMWELT- UND ARBEITSMEDIZIN</text:p>
          </table:table-cell>
          <table:table-cell table:number-columns-repeated="5"/>
        </table:table-row>
        <table:table-row table:style-name="ro1">
          <table:table-cell table:formula="of:=IF([.B3055]=([.B3054]+2);&quot;Fehler&quot;;&quot;&quot;)">
            <text:p/>
          </table:table-cell>
          <table:table-cell table:formula="of:=IF(LEN([.C3055])=1;0;IF(LEN([.C3055])=2;1;IF(LEN([.C3055])=3;2;IF(LEN([.C3055])=5;3;IF(LEN([.C3055])=6;4;IF(LEN([.C3055])=7;5;&quot;Fehler&quot;))))))" office:value-type="float" office:value="3" calcext:value-type="float">
            <text:p>3</text:p>
          </table:table-cell>
          <table:table-cell office:value-type="string" calcext:value-type="string">
            <text:p>VCP 1</text:p>
          </table:table-cell>
          <table:table-cell office:value-type="string" calcext:value-type="string">
            <text:p>OEFFENTLICHER GESUNDHEITSDIENST</text:p>
          </table:table-cell>
          <table:table-cell table:number-columns-repeated="5"/>
        </table:table-row>
        <table:table-row table:style-name="ro1">
          <table:table-cell table:formula="of:=IF([.B3056]=([.B3055]+2);&quot;Fehler&quot;;&quot;&quot;)">
            <text:p/>
          </table:table-cell>
          <table:table-cell table:formula="of:=IF(LEN([.C3056])=1;0;IF(LEN([.C3056])=2;1;IF(LEN([.C3056])=3;2;IF(LEN([.C3056])=5;3;IF(LEN([.C3056])=6;4;IF(LEN([.C3056])=7;5;&quot;Fehler&quot;))))))" office:value-type="float" office:value="3" calcext:value-type="float">
            <text:p>3</text:p>
          </table:table-cell>
          <table:table-cell office:value-type="string" calcext:value-type="string">
            <text:p>VCP 2</text:p>
          </table:table-cell>
          <table:table-cell office:value-type="string" calcext:value-type="string">
            <text:p>UMWELTMEDIZIN <text:s/>ARBEITSMEDIZIN</text:p>
          </table:table-cell>
          <table:table-cell table:number-columns-repeated="5"/>
        </table:table-row>
        <table:table-row table:style-name="ro1">
          <table:table-cell table:formula="of:=IF([.B3057]=([.B3056]+2);&quot;Fehler&quot;;&quot;&quot;)">
            <text:p/>
          </table:table-cell>
          <table:table-cell table:formula="of:=IF(LEN([.C3057])=1;0;IF(LEN([.C3057])=2;1;IF(LEN([.C3057])=3;2;IF(LEN([.C3057])=5;3;IF(LEN([.C3057])=6;4;IF(LEN([.C3057])=7;5;&quot;Fehler&quot;))))))" office:value-type="float" office:value="3" calcext:value-type="float">
            <text:p>3</text:p>
          </table:table-cell>
          <table:table-cell office:value-type="string" calcext:value-type="string">
            <text:p>VCP 3</text:p>
          </table:table-cell>
          <table:table-cell office:value-type="string" calcext:value-type="string">
            <text:p>VERSICHERUNGSMEDIZIN <text:s/>VERSORGUNGSMEDIZIN UNFALLMEDIZIN VERKEHRSMEDIZIN</text:p>
          </table:table-cell>
          <table:table-cell table:number-columns-repeated="5"/>
        </table:table-row>
        <table:table-row table:style-name="ro1">
          <table:table-cell table:formula="of:=IF([.B3058]=([.B3057]+2);&quot;Fehler&quot;;&quot;&quot;)">
            <text:p/>
          </table:table-cell>
          <table:table-cell table:formula="of:=IF(LEN([.C3058])=1;0;IF(LEN([.C3058])=2;1;IF(LEN([.C3058])=3;2;IF(LEN([.C3058])=5;3;IF(LEN([.C3058])=6;4;IF(LEN([.C3058])=7;5;&quot;Fehler&quot;))))))" office:value-type="float" office:value="1" calcext:value-type="float">
            <text:p>1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KRANKHEITSLEHRE <text:s/>DIAGNOSTIK <text:s/>THERAPIE : ALLGEMEINES</text:p>
          </table:table-cell>
          <table:table-cell table:number-columns-repeated="5"/>
        </table:table-row>
        <table:table-row table:style-name="ro1">
          <table:table-cell table:formula="of:=IF([.B3059]=([.B3058]+2);&quot;Fehler&quot;;&quot;&quot;)">
            <text:p/>
          </table:table-cell>
          <table:table-cell table:formula="of:=IF(LEN([.C3059])=1;0;IF(LEN([.C3059])=2;1;IF(LEN([.C3059])=3;2;IF(LEN([.C3059])=5;3;IF(LEN([.C3059])=6;4;IF(LEN([.C3059])=7;5;&quot;Fehler&quot;))))))" office:value-type="float" office:value="2" calcext:value-type="float">
            <text:p>2</text:p>
          </table:table-cell>
          <table:table-cell office:value-type="string" calcext:value-type="string">
            <text:p>VEK</text:p>
          </table:table-cell>
          <table:table-cell office:value-type="string" calcext:value-type="string">
            <text:p>THERAPEUTISCHE UND DIAGNOSTISCHE METHODEN : ALLGEMEINES</text:p>
          </table:table-cell>
          <table:table-cell table:number-columns-repeated="5"/>
        </table:table-row>
        <table:table-row table:style-name="ro1">
          <table:table-cell table:formula="of:=IF([.B3060]=([.B3059]+2);&quot;Fehler&quot;;&quot;&quot;)">
            <text:p/>
          </table:table-cell>
          <table:table-cell table:formula="of:=IF(LEN([.C3060])=1;0;IF(LEN([.C3060])=2;1;IF(LEN([.C3060])=3;2;IF(LEN([.C3060])=5;3;IF(LEN([.C3060])=6;4;IF(LEN([.C3060])=7;5;&quot;Fehler&quot;))))))" office:value-type="float" office:value="3" calcext:value-type="float">
            <text:p>3</text:p>
          </table:table-cell>
          <table:table-cell office:value-type="string" calcext:value-type="string">
            <text:p>VEK 1</text:p>
          </table:table-cell>
          <table:table-cell office:value-type="string" calcext:value-type="string">
            <text:p>BAEDERKUNDE (BALNEOLOGIE) <text:s/>KLIMAHEILKUNDE (KLIMATOTHERAPIE)</text:p>
          </table:table-cell>
          <table:table-cell table:number-columns-repeated="5"/>
        </table:table-row>
        <table:table-row table:style-name="ro1">
          <table:table-cell table:formula="of:=IF([.B3061]=([.B3060]+2);&quot;Fehler&quot;;&quot;&quot;)">
            <text:p/>
          </table:table-cell>
          <table:table-cell table:formula="of:=IF(LEN([.C3061])=1;0;IF(LEN([.C3061])=2;1;IF(LEN([.C3061])=3;2;IF(LEN([.C3061])=5;3;IF(LEN([.C3061])=6;4;IF(LEN([.C3061])=7;5;&quot;Fehler&quot;))))))" office:value-type="float" office:value="3" calcext:value-type="float">
            <text:p>3</text:p>
          </table:table-cell>
          <table:table-cell office:value-type="string" calcext:value-type="string">
            <text:p>VEK 2</text:p>
          </table:table-cell>
          <table:table-cell office:value-type="string" calcext:value-type="string">
            <text:p>NATURHEILKUNDE</text:p>
          </table:table-cell>
          <table:table-cell table:number-columns-repeated="5"/>
        </table:table-row>
        <table:table-row table:style-name="ro1">
          <table:table-cell table:formula="of:=IF([.B3062]=([.B3061]+2);&quot;Fehler&quot;;&quot;&quot;)">
            <text:p/>
          </table:table-cell>
          <table:table-cell table:formula="of:=IF(LEN([.C3062])=1;0;IF(LEN([.C3062])=2;1;IF(LEN([.C3062])=3;2;IF(LEN([.C3062])=5;3;IF(LEN([.C3062])=6;4;IF(LEN([.C3062])=7;5;&quot;Fehler&quot;))))))" office:value-type="float" office:value="3" calcext:value-type="float">
            <text:p>3</text:p>
          </table:table-cell>
          <table:table-cell office:value-type="string" calcext:value-type="string">
            <text:p>VEK 3</text:p>
          </table:table-cell>
          <table:table-cell office:value-type="string" calcext:value-type="string">
            <text:p>MEDIZINISCHE RADIOLOGIE</text:p>
          </table:table-cell>
          <table:table-cell table:number-columns-repeated="5"/>
        </table:table-row>
        <table:table-row table:style-name="ro1">
          <table:table-cell table:formula="of:=IF([.B3063]=([.B3062]+2);&quot;Fehler&quot;;&quot;&quot;)">
            <text:p/>
          </table:table-cell>
          <table:table-cell table:formula="of:=IF(LEN([.C3063])=1;0;IF(LEN([.C3063])=2;1;IF(LEN([.C3063])=3;2;IF(LEN([.C3063])=5;3;IF(LEN([.C3063])=6;4;IF(LEN([.C3063])=7;5;&quot;Fehler&quot;))))))" office:value-type="float" office:value="3" calcext:value-type="float">
            <text:p>3</text:p>
          </table:table-cell>
          <table:table-cell office:value-type="string" calcext:value-type="string">
            <text:p>VEK 5</text:p>
          </table:table-cell>
          <table:table-cell office:value-type="string" calcext:value-type="string">
            <text:p>HOMOEOPATHIE</text:p>
          </table:table-cell>
          <table:table-cell table:number-columns-repeated="5"/>
        </table:table-row>
        <table:table-row table:style-name="ro1">
          <table:table-cell table:formula="of:=IF([.B3064]=([.B3063]+2);&quot;Fehler&quot;;&quot;&quot;)">
            <text:p/>
          </table:table-cell>
          <table:table-cell table:formula="of:=IF(LEN([.C3064])=1;0;IF(LEN([.C3064])=2;1;IF(LEN([.C3064])=3;2;IF(LEN([.C3064])=5;3;IF(LEN([.C3064])=6;4;IF(LEN([.C3064])=7;5;&quot;Fehler&quot;))))))" office:value-type="float" office:value="3" calcext:value-type="float">
            <text:p>3</text:p>
          </table:table-cell>
          <table:table-cell office:value-type="string" calcext:value-type="string">
            <text:p>VEK 9</text:p>
          </table:table-cell>
          <table:table-cell office:value-type="string" calcext:value-type="string">
            <text:p>SONSTIGE VERFAHREN DER DIAGNOSE UND THERAPIE</text:p>
          </table:table-cell>
          <table:table-cell table:number-columns-repeated="5"/>
        </table:table-row>
        <table:table-row table:style-name="ro1">
          <table:table-cell table:formula="of:=IF([.B3065]=([.B3064]+2);&quot;Fehler&quot;;&quot;&quot;)">
            <text:p/>
          </table:table-cell>
          <table:table-cell table:formula="of:=IF(LEN([.C3065])=1;0;IF(LEN([.C3065])=2;1;IF(LEN([.C3065])=3;2;IF(LEN([.C3065])=5;3;IF(LEN([.C3065])=6;4;IF(LEN([.C3065])=7;5;&quot;Fehler&quot;))))))" office:value-type="float" office:value="4" calcext:value-type="float">
            <text:p>4</text:p>
          </table:table-cell>
          <table:table-cell office:value-type="string" calcext:value-type="string">
            <text:p>VEK 93</text:p>
          </table:table-cell>
          <table:table-cell office:value-type="string" calcext:value-type="string">
            <text:p>AKUPUNKTUR <text:s/>AKUPRESSUR</text:p>
          </table:table-cell>
          <table:table-cell table:number-columns-repeated="5"/>
        </table:table-row>
        <table:table-row table:style-name="ro1">
          <table:table-cell table:formula="of:=IF([.B3066]=([.B3065]+2);&quot;Fehler&quot;;&quot;&quot;)">
            <text:p/>
          </table:table-cell>
          <table:table-cell table:formula="of:=IF(LEN([.C3066])=1;0;IF(LEN([.C3066])=2;1;IF(LEN([.C3066])=3;2;IF(LEN([.C3066])=5;3;IF(LEN([.C3066])=6;4;IF(LEN([.C3066])=7;5;&quot;Fehler&quot;))))))" office:value-type="float" office:value="2" calcext:value-type="float">
            <text:p>2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INNERE MEDIZIN : ALLGEMEINES, GESAMTDARSTELLUNGEN, DARSTELLUNGEN MEHRERER TEILGEBIETE</text:p>
          </table:table-cell>
          <table:table-cell table:number-columns-repeated="5"/>
        </table:table-row>
        <table:table-row table:style-name="ro1">
          <table:table-cell table:formula="of:=IF([.B3067]=([.B3066]+2);&quot;Fehler&quot;;&quot;&quot;)">
            <text:p/>
          </table:table-cell>
          <table:table-cell table:formula="of:=IF(LEN([.C3067])=1;0;IF(LEN([.C3067])=2;1;IF(LEN([.C3067])=3;2;IF(LEN([.C3067])=5;3;IF(LEN([.C3067])=6;4;IF(LEN([.C3067])=7;5;&quot;Fehler&quot;))))))" office:value-type="float" office:value="3" calcext:value-type="float">
            <text:p>3</text:p>
          </table:table-cell>
          <table:table-cell office:value-type="string" calcext:value-type="string">
            <text:p>VEL 1</text:p>
          </table:table-cell>
          <table:table-cell office:value-type="string" calcext:value-type="string">
            <text:p>INFEKTIONSKRANKHEITEN <text:s/>MEDIZINISCHE IMMUNITAET SCHUTZIMPFUNG</text:p>
          </table:table-cell>
          <table:table-cell table:number-columns-repeated="5"/>
        </table:table-row>
        <table:table-row table:style-name="ro1">
          <table:table-cell table:formula="of:=IF([.B3068]=([.B3067]+2);&quot;Fehler&quot;;&quot;&quot;)">
            <text:p/>
          </table:table-cell>
          <table:table-cell table:formula="of:=IF(LEN([.C3068])=1;0;IF(LEN([.C3068])=2;1;IF(LEN([.C3068])=3;2;IF(LEN([.C3068])=5;3;IF(LEN([.C3068])=6;4;IF(LEN([.C3068])=7;5;&quot;Fehler&quot;))))))" office:value-type="float" office:value="4" calcext:value-type="float">
            <text:p>4</text:p>
          </table:table-cell>
          <table:table-cell office:value-type="string" calcext:value-type="string">
            <text:p>VEL 10</text:p>
          </table:table-cell>
          <table:table-cell office:value-type="string" calcext:value-type="string">
            <text:p>AIDS</text:p>
          </table:table-cell>
          <table:table-cell table:number-columns-repeated="5"/>
        </table:table-row>
        <table:table-row table:style-name="ro1">
          <table:table-cell table:formula="of:=IF([.B3069]=([.B3068]+2);&quot;Fehler&quot;;&quot;&quot;)">
            <text:p/>
          </table:table-cell>
          <table:table-cell table:formula="of:=IF(LEN([.C3069])=1;0;IF(LEN([.C3069])=2;1;IF(LEN([.C3069])=3;2;IF(LEN([.C3069])=5;3;IF(LEN([.C3069])=6;4;IF(LEN([.C3069])=7;5;&quot;Fehler&quot;))))))" office:value-type="float" office:value="3" calcext:value-type="float">
            <text:p>3</text:p>
          </table:table-cell>
          <table:table-cell office:value-type="string" calcext:value-type="string">
            <text:p>VEL 2</text:p>
          </table:table-cell>
          <table:table-cell office:value-type="string" calcext:value-type="string">
            <text:p>KRANKHEITEN UND BIOLOGIE DES HERZ-KREISLAUFSYSTEMS</text:p>
          </table:table-cell>
          <table:table-cell table:number-columns-repeated="5"/>
        </table:table-row>
        <table:table-row table:style-name="ro1">
          <table:table-cell table:formula="of:=IF([.B3070]=([.B3069]+2);&quot;Fehler&quot;;&quot;&quot;)">
            <text:p/>
          </table:table-cell>
          <table:table-cell table:formula="of:=IF(LEN([.C3070])=1;0;IF(LEN([.C3070])=2;1;IF(LEN([.C3070])=3;2;IF(LEN([.C3070])=5;3;IF(LEN([.C3070])=6;4;IF(LEN([.C3070])=7;5;&quot;Fehler&quot;))))))" office:value-type="float" office:value="3" calcext:value-type="float">
            <text:p>3</text:p>
          </table:table-cell>
          <table:table-cell office:value-type="string" calcext:value-type="string">
            <text:p>VEL 3</text:p>
          </table:table-cell>
          <table:table-cell office:value-type="string" calcext:value-type="string">
            <text:p>KRANKHEITEN UND BIOLOGIE DER ATMUNGSORGANE</text:p>
          </table:table-cell>
          <table:table-cell table:number-columns-repeated="5"/>
        </table:table-row>
        <table:table-row table:style-name="ro1">
          <table:table-cell table:formula="of:=IF([.B3071]=([.B3070]+2);&quot;Fehler&quot;;&quot;&quot;)">
            <text:p/>
          </table:table-cell>
          <table:table-cell table:formula="of:=IF(LEN([.C3071])=1;0;IF(LEN([.C3071])=2;1;IF(LEN([.C3071])=3;2;IF(LEN([.C3071])=5;3;IF(LEN([.C3071])=6;4;IF(LEN([.C3071])=7;5;&quot;Fehler&quot;))))))" office:value-type="float" office:value="3" calcext:value-type="float">
            <text:p>3</text:p>
          </table:table-cell>
          <table:table-cell office:value-type="string" calcext:value-type="string">
            <text:p>VEL 4</text:p>
          </table:table-cell>
          <table:table-cell office:value-type="string" calcext:value-type="string">
            <text:p>KRANKHEITEN UND BIOLOGIE DER VERDAUUNGSORGANE</text:p>
          </table:table-cell>
          <table:table-cell table:number-columns-repeated="5"/>
        </table:table-row>
        <table:table-row table:style-name="ro1">
          <table:table-cell table:formula="of:=IF([.B3072]=([.B3071]+2);&quot;Fehler&quot;;&quot;&quot;)">
            <text:p/>
          </table:table-cell>
          <table:table-cell table:formula="of:=IF(LEN([.C3072])=1;0;IF(LEN([.C3072])=2;1;IF(LEN([.C3072])=3;2;IF(LEN([.C3072])=5;3;IF(LEN([.C3072])=6;4;IF(LEN([.C3072])=7;5;&quot;Fehler&quot;))))))" office:value-type="float" office:value="3" calcext:value-type="float">
            <text:p>3</text:p>
          </table:table-cell>
          <table:table-cell office:value-type="string" calcext:value-type="string">
            <text:p>VEL 5</text:p>
          </table:table-cell>
          <table:table-cell office:value-type="string" calcext:value-type="string">
            <text:p>KRANKHEITEN UND BIOLOGIE DER HARNORGANE (UROLOGIE)</text:p>
          </table:table-cell>
          <table:table-cell table:number-columns-repeated="5"/>
        </table:table-row>
        <table:table-row table:style-name="ro1">
          <table:table-cell table:formula="of:=IF([.B3073]=([.B3072]+2);&quot;Fehler&quot;;&quot;&quot;)">
            <text:p/>
          </table:table-cell>
          <table:table-cell table:formula="of:=IF(LEN([.C3073])=1;0;IF(LEN([.C3073])=2;1;IF(LEN([.C3073])=3;2;IF(LEN([.C3073])=5;3;IF(LEN([.C3073])=6;4;IF(LEN([.C3073])=7;5;&quot;Fehler&quot;))))))" office:value-type="float" office:value="3" calcext:value-type="float">
            <text:p>3</text:p>
          </table:table-cell>
          <table:table-cell office:value-type="string" calcext:value-type="string">
            <text:p>VEL 6</text:p>
          </table:table-cell>
          <table:table-cell office:value-type="string" calcext:value-type="string">
            <text:p>ERNAEHRUNGS- UND STOFFWECHSELKRANKHEITEN <text:s/>BIOLOGIE UND KRANKHEITEN DER DRUESEN <text:s/>INNERE SEKRETION</text:p>
          </table:table-cell>
          <table:table-cell table:number-columns-repeated="5"/>
        </table:table-row>
        <table:table-row table:style-name="ro1">
          <table:table-cell table:formula="of:=IF([.B3074]=([.B3073]+2);&quot;Fehler&quot;;&quot;&quot;)">
            <text:p/>
          </table:table-cell>
          <table:table-cell table:formula="of:=IF(LEN([.C3074])=1;0;IF(LEN([.C3074])=2;1;IF(LEN([.C3074])=3;2;IF(LEN([.C3074])=5;3;IF(LEN([.C3074])=6;4;IF(LEN([.C3074])=7;5;&quot;Fehler&quot;))))))" office:value-type="float" office:value="3" calcext:value-type="float">
            <text:p>3</text:p>
          </table:table-cell>
          <table:table-cell office:value-type="string" calcext:value-type="string">
            <text:p>VEL 8</text:p>
          </table:table-cell>
          <table:table-cell office:value-type="string" calcext:value-type="string">
            <text:p>GESCHWULSTKRANKHEITEN <text:s/>KREBSKRANKHEITEN</text:p>
          </table:table-cell>
          <table:table-cell table:number-columns-repeated="5"/>
        </table:table-row>
        <table:table-row table:style-name="ro1">
          <table:table-cell table:formula="of:=IF([.B3075]=([.B3074]+2);&quot;Fehler&quot;;&quot;&quot;)">
            <text:p/>
          </table:table-cell>
          <table:table-cell table:formula="of:=IF(LEN([.C3075])=1;0;IF(LEN([.C3075])=2;1;IF(LEN([.C3075])=3;2;IF(LEN([.C3075])=5;3;IF(LEN([.C3075])=6;4;IF(LEN([.C3075])=7;5;&quot;Fehler&quot;))))))" office:value-type="float" office:value="2" calcext:value-type="float">
            <text:p>2</text:p>
          </table:table-cell>
          <table:table-cell office:value-type="string" calcext:value-type="string">
            <text:p>VEM</text:p>
          </table:table-cell>
          <table:table-cell office:value-type="string" calcext:value-type="string">
            <text:p>CHIRURGIE, ANAESTHESIE, ORTHOPAEDIE : GESAMTDARSTELLUNGEN</text:p>
          </table:table-cell>
          <table:table-cell table:number-columns-repeated="5"/>
        </table:table-row>
        <table:table-row table:style-name="ro1">
          <table:table-cell table:formula="of:=IF([.B3076]=([.B3075]+2);&quot;Fehler&quot;;&quot;&quot;)">
            <text:p/>
          </table:table-cell>
          <table:table-cell table:formula="of:=IF(LEN([.C3076])=1;0;IF(LEN([.C3076])=2;1;IF(LEN([.C3076])=3;2;IF(LEN([.C3076])=5;3;IF(LEN([.C3076])=6;4;IF(LEN([.C3076])=7;5;&quot;Fehler&quot;))))))" office:value-type="float" office:value="3" calcext:value-type="float">
            <text:p>3</text:p>
          </table:table-cell>
          <table:table-cell office:value-type="string" calcext:value-type="string">
            <text:p>VEM 1</text:p>
          </table:table-cell>
          <table:table-cell office:value-type="string" calcext:value-type="string">
            <text:p>CHIRURGIE : ALLGEMEINES</text:p>
          </table:table-cell>
          <table:table-cell table:number-columns-repeated="5"/>
        </table:table-row>
        <table:table-row table:style-name="ro1">
          <table:table-cell table:formula="of:=IF([.B3077]=([.B3076]+2);&quot;Fehler&quot;;&quot;&quot;)">
            <text:p/>
          </table:table-cell>
          <table:table-cell table:formula="of:=IF(LEN([.C3077])=1;0;IF(LEN([.C3077])=2;1;IF(LEN([.C3077])=3;2;IF(LEN([.C3077])=5;3;IF(LEN([.C3077])=6;4;IF(LEN([.C3077])=7;5;&quot;Fehler&quot;))))))" office:value-type="float" office:value="3" calcext:value-type="float">
            <text:p>3</text:p>
          </table:table-cell>
          <table:table-cell office:value-type="string" calcext:value-type="string">
            <text:p>VEM 2</text:p>
          </table:table-cell>
          <table:table-cell office:value-type="string" calcext:value-type="string">
            <text:p>ANAESTHESIE <text:s/>NARKOSE</text:p>
          </table:table-cell>
          <table:table-cell table:number-columns-repeated="5"/>
        </table:table-row>
        <table:table-row table:style-name="ro1">
          <table:table-cell table:formula="of:=IF([.B3078]=([.B3077]+2);&quot;Fehler&quot;;&quot;&quot;)">
            <text:p/>
          </table:table-cell>
          <table:table-cell table:formula="of:=IF(LEN([.C3078])=1;0;IF(LEN([.C3078])=2;1;IF(LEN([.C3078])=3;2;IF(LEN([.C3078])=5;3;IF(LEN([.C3078])=6;4;IF(LEN([.C3078])=7;5;&quot;Fehler&quot;))))))" office:value-type="float" office:value="3" calcext:value-type="float">
            <text:p>3</text:p>
          </table:table-cell>
          <table:table-cell office:value-type="string" calcext:value-type="string">
            <text:p>VEM 3</text:p>
          </table:table-cell>
          <table:table-cell office:value-type="string" calcext:value-type="string">
            <text:p>ORTHOPAEDIE (KRANKHEITEN UND THERAPIE DES STUETZ- UND BEWEGUNGSAPPARATES)</text:p>
          </table:table-cell>
          <table:table-cell table:number-columns-repeated="5"/>
        </table:table-row>
        <table:table-row table:style-name="ro1">
          <table:table-cell table:formula="of:=IF([.B3079]=([.B3078]+2);&quot;Fehler&quot;;&quot;&quot;)">
            <text:p/>
          </table:table-cell>
          <table:table-cell table:formula="of:=IF(LEN([.C3079])=1;0;IF(LEN([.C3079])=2;1;IF(LEN([.C3079])=3;2;IF(LEN([.C3079])=5;3;IF(LEN([.C3079])=6;4;IF(LEN([.C3079])=7;5;&quot;Fehler&quot;))))))" office:value-type="float" office:value="3" calcext:value-type="float">
            <text:p>3</text:p>
          </table:table-cell>
          <table:table-cell office:value-type="string" calcext:value-type="string">
            <text:p>VEM 4</text:p>
          </table:table-cell>
          <table:table-cell office:value-type="string" calcext:value-type="string">
            <text:p>MEDIZINISCHE VERBANDLEHRE</text:p>
          </table:table-cell>
          <table:table-cell table:number-columns-repeated="5"/>
        </table:table-row>
        <table:table-row table:style-name="ro1">
          <table:table-cell table:formula="of:=IF([.B3080]=([.B3079]+2);&quot;Fehler&quot;;&quot;&quot;)">
            <text:p/>
          </table:table-cell>
          <table:table-cell table:formula="of:=IF(LEN([.C3080])=1;0;IF(LEN([.C3080])=2;1;IF(LEN([.C3080])=3;2;IF(LEN([.C3080])=5;3;IF(LEN([.C3080])=6;4;IF(LEN([.C3080])=7;5;&quot;Fehler&quot;))))))" office:value-type="float" office:value="2" calcext:value-type="float">
            <text:p>2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KRANKHEITEN UND BIOLOGIE DER AUGEN</text:p>
          </table:table-cell>
          <table:table-cell table:number-columns-repeated="5"/>
        </table:table-row>
        <table:table-row table:style-name="ro1">
          <table:table-cell table:formula="of:=IF([.B3081]=([.B3080]+2);&quot;Fehler&quot;;&quot;&quot;)">
            <text:p/>
          </table:table-cell>
          <table:table-cell table:formula="of:=IF(LEN([.C3081])=1;0;IF(LEN([.C3081])=2;1;IF(LEN([.C3081])=3;2;IF(LEN([.C3081])=5;3;IF(LEN([.C3081])=6;4;IF(LEN([.C3081])=7;5;&quot;Fehler&quot;))))))" office:value-type="float" office:value="2" calcext:value-type="float">
            <text:p>2</text:p>
          </table:table-cell>
          <table:table-cell office:value-type="string" calcext:value-type="string">
            <text:p>VEO</text:p>
          </table:table-cell>
          <table:table-cell office:value-type="string" calcext:value-type="string">
            <text:p>KRANKHEITEN UND BIOLOGIE VON HALS, NASE UND OHREN</text:p>
          </table:table-cell>
          <table:table-cell table:number-columns-repeated="5"/>
        </table:table-row>
        <table:table-row table:style-name="ro1">
          <table:table-cell table:formula="of:=IF([.B3082]=([.B3081]+2);&quot;Fehler&quot;;&quot;&quot;)">
            <text:p/>
          </table:table-cell>
          <table:table-cell table:formula="of:=IF(LEN([.C3082])=1;0;IF(LEN([.C3082])=2;1;IF(LEN([.C3082])=3;2;IF(LEN([.C3082])=5;3;IF(LEN([.C3082])=6;4;IF(LEN([.C3082])=7;5;&quot;Fehler&quot;))))))" office:value-type="float" office:value="2" calcext:value-type="float">
            <text:p>2</text:p>
          </table:table-cell>
          <table:table-cell office:value-type="string" calcext:value-type="string">
            <text:p>VEP</text:p>
          </table:table-cell>
          <table:table-cell office:value-type="string" calcext:value-type="string">
            <text:p>KRANKHEITEN UND BIOLOGIE DER ZAEHNE UND DES KIEFERS ZAHNHEILKUNDE</text:p>
          </table:table-cell>
          <table:table-cell table:number-columns-repeated="5"/>
        </table:table-row>
        <table:table-row table:style-name="ro1">
          <table:table-cell table:formula="of:=IF([.B3083]=([.B3082]+2);&quot;Fehler&quot;;&quot;&quot;)">
            <text:p/>
          </table:table-cell>
          <table:table-cell table:formula="of:=IF(LEN([.C3083])=1;0;IF(LEN([.C3083])=2;1;IF(LEN([.C3083])=3;2;IF(LEN([.C3083])=5;3;IF(LEN([.C3083])=6;4;IF(LEN([.C3083])=7;5;&quot;Fehler&quot;))))))" office:value-type="float" office:value="2" calcext:value-type="float">
            <text:p>2</text:p>
          </table:table-cell>
          <table:table-cell office:value-type="string" calcext:value-type="string">
            <text:p>VEQ</text:p>
          </table:table-cell>
          <table:table-cell office:value-type="string" calcext:value-type="string">
            <text:p>BIOLOGIE DER FRAU <text:s/>FRAUENHEILKUNDE (GYNAEKOLOGIE) GESUNDHEITSPFLEGE DER FRAU <text:s/>GEBURT</text:p>
          </table:table-cell>
          <table:table-cell table:number-columns-repeated="5"/>
        </table:table-row>
        <table:table-row table:style-name="ro1">
          <table:table-cell table:formula="of:=IF([.B3084]=([.B3083]+2);&quot;Fehler&quot;;&quot;&quot;)">
            <text:p/>
          </table:table-cell>
          <table:table-cell table:formula="of:=IF(LEN([.C3084])=1;0;IF(LEN([.C3084])=2;1;IF(LEN([.C3084])=3;2;IF(LEN([.C3084])=5;3;IF(LEN([.C3084])=6;4;IF(LEN([.C3084])=7;5;&quot;Fehler&quot;))))))" office:value-type="float" office:value="3" calcext:value-type="float">
            <text:p>3</text:p>
          </table:table-cell>
          <table:table-cell office:value-type="string" calcext:value-type="string">
            <text:p>VEQ 2</text:p>
          </table:table-cell>
          <table:table-cell office:value-type="string" calcext:value-type="string">
            <text:p>EMBRYOLOGIE <text:s/>SCHWANGERSCHAFT <text:s/>GEBURT</text:p>
          </table:table-cell>
          <table:table-cell table:number-columns-repeated="5"/>
        </table:table-row>
        <table:table-row table:style-name="ro1">
          <table:table-cell table:formula="of:=IF([.B3085]=([.B3084]+2);&quot;Fehler&quot;;&quot;&quot;)">
            <text:p/>
          </table:table-cell>
          <table:table-cell table:formula="of:=IF(LEN([.C3085])=1;0;IF(LEN([.C3085])=2;1;IF(LEN([.C3085])=3;2;IF(LEN([.C3085])=5;3;IF(LEN([.C3085])=6;4;IF(LEN([.C3085])=7;5;&quot;Fehler&quot;))))))" office:value-type="float" office:value="2" calcext:value-type="float">
            <text:p>2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KINDERHEILKUNDE (PAEDIATRIE) <text:s/>SAEUGLINGSPFLEGE <text:s/>KINDERPFLEGE</text:p>
          </table:table-cell>
          <table:table-cell table:number-columns-repeated="5"/>
        </table:table-row>
        <table:table-row table:style-name="ro1">
          <table:table-cell table:formula="of:=IF([.B3086]=([.B3085]+2);&quot;Fehler&quot;;&quot;&quot;)">
            <text:p/>
          </table:table-cell>
          <table:table-cell table:formula="of:=IF(LEN([.C3086])=1;0;IF(LEN([.C3086])=2;1;IF(LEN([.C3086])=3;2;IF(LEN([.C3086])=5;3;IF(LEN([.C3086])=6;4;IF(LEN([.C3086])=7;5;&quot;Fehler&quot;))))))" office:value-type="float" office:value="2" calcext:value-type="float">
            <text:p>2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KRANKHEITEN UND BIOLOGIE DER HAUT <text:s/>GESCHLECHTSKRANKHEITEN</text:p>
          </table:table-cell>
          <table:table-cell table:number-columns-repeated="5"/>
        </table:table-row>
        <table:table-row table:style-name="ro1">
          <table:table-cell table:formula="of:=IF([.B3087]=([.B3086]+2);&quot;Fehler&quot;;&quot;&quot;)">
            <text:p/>
          </table:table-cell>
          <table:table-cell table:formula="of:=IF(LEN([.C3087])=1;0;IF(LEN([.C3087])=2;1;IF(LEN([.C3087])=3;2;IF(LEN([.C3087])=5;3;IF(LEN([.C3087])=6;4;IF(LEN([.C3087])=7;5;&quot;Fehler&quot;))))))" office:value-type="float" office:value="2" calcext:value-type="float">
            <text:p>2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KRANKHEITEN UND BIOLOGIE DER NERVEN (NEUROLOGIE) PSYCHIATRIE <text:s/>PSYCHOTHERAPIE : ALLGEMEINES, GESAMTDARSTELLUNGEN, DARSTELLUNGEN MEHRERER TEILGEBIETE</text:p>
          </table:table-cell>
          <table:table-cell table:number-columns-repeated="5"/>
        </table:table-row>
        <table:table-row table:style-name="ro1">
          <table:table-cell table:formula="of:=IF([.B3088]=([.B3087]+2);&quot;Fehler&quot;;&quot;&quot;)">
            <text:p/>
          </table:table-cell>
          <table:table-cell table:formula="of:=IF(LEN([.C3088])=1;0;IF(LEN([.C3088])=2;1;IF(LEN([.C3088])=3;2;IF(LEN([.C3088])=5;3;IF(LEN([.C3088])=6;4;IF(LEN([.C3088])=7;5;&quot;Fehler&quot;))))))" office:value-type="float" office:value="3" calcext:value-type="float">
            <text:p>3</text:p>
          </table:table-cell>
          <table:table-cell office:value-type="string" calcext:value-type="string">
            <text:p>VET 1</text:p>
          </table:table-cell>
          <table:table-cell office:value-type="string" calcext:value-type="string">
            <text:p>PSYCHIATRIE</text:p>
          </table:table-cell>
          <table:table-cell table:number-columns-repeated="5"/>
        </table:table-row>
        <table:table-row table:style-name="ro1">
          <table:table-cell table:formula="of:=IF([.B3089]=([.B3088]+2);&quot;Fehler&quot;;&quot;&quot;)">
            <text:p/>
          </table:table-cell>
          <table:table-cell table:formula="of:=IF(LEN([.C3089])=1;0;IF(LEN([.C3089])=2;1;IF(LEN([.C3089])=3;2;IF(LEN([.C3089])=5;3;IF(LEN([.C3089])=6;4;IF(LEN([.C3089])=7;5;&quot;Fehler&quot;))))))" office:value-type="float" office:value="3" calcext:value-type="float">
            <text:p>3</text:p>
          </table:table-cell>
          <table:table-cell office:value-type="string" calcext:value-type="string">
            <text:p>VET 2</text:p>
          </table:table-cell>
          <table:table-cell office:value-type="string" calcext:value-type="string">
            <text:p>PSYCHOTHERAPIE</text:p>
          </table:table-cell>
          <table:table-cell table:number-columns-repeated="5"/>
        </table:table-row>
        <table:table-row table:style-name="ro1">
          <table:table-cell table:formula="of:=IF([.B3090]=([.B3089]+2);&quot;Fehler&quot;;&quot;&quot;)">
            <text:p/>
          </table:table-cell>
          <table:table-cell table:formula="of:=IF(LEN([.C3090])=1;0;IF(LEN([.C3090])=2;1;IF(LEN([.C3090])=3;2;IF(LEN([.C3090])=5;3;IF(LEN([.C3090])=6;4;IF(LEN([.C3090])=7;5;&quot;Fehler&quot;))))))" office:value-type="float" office:value="2" calcext:value-type="float">
            <text:p>2</text:p>
          </table:table-cell>
          <table:table-cell office:value-type="string" calcext:value-type="string">
            <text:p>VEU</text:p>
          </table:table-cell>
          <table:table-cell office:value-type="string" calcext:value-type="string">
            <text:p>PSYCHOSOMATIK <text:s/>GANZHEITSMEDIZIN</text:p>
          </table:table-cell>
          <table:table-cell table:number-columns-repeated="5"/>
        </table:table-row>
        <table:table-row table:style-name="ro1">
          <table:table-cell table:formula="of:=IF([.B3091]=([.B3090]+2);&quot;Fehler&quot;;&quot;&quot;)">
            <text:p/>
          </table:table-cell>
          <table:table-cell table:formula="of:=IF(LEN([.C3091])=1;0;IF(LEN([.C3091])=2;1;IF(LEN([.C3091])=3;2;IF(LEN([.C3091])=5;3;IF(LEN([.C3091])=6;4;IF(LEN([.C3091])=7;5;&quot;Fehler&quot;))))))" office:value-type="float" office:value="1" calcext:value-type="float">
            <text:p>1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KRANKENPFLEGE <text:s/>ERSTE HILFE NOTFALLMEDIZIN KATASTROPHENMEDIZIN</text:p>
          </table:table-cell>
          <table:table-cell table:number-columns-repeated="5"/>
        </table:table-row>
        <table:table-row table:style-name="ro1">
          <table:table-cell table:formula="of:=IF([.B3092]=([.B3091]+2);&quot;Fehler&quot;;&quot;&quot;)">
            <text:p/>
          </table:table-cell>
          <table:table-cell table:formula="of:=IF(LEN([.C3092])=1;0;IF(LEN([.C3092])=2;1;IF(LEN([.C3092])=3;2;IF(LEN([.C3092])=5;3;IF(LEN([.C3092])=6;4;IF(LEN([.C3092])=7;5;&quot;Fehler&quot;))))))" office:value-type="float" office:value="2" calcext:value-type="float">
            <text:p>2</text:p>
          </table:table-cell>
          <table:table-cell office:value-type="string" calcext:value-type="string">
            <text:p>VFK</text:p>
          </table:table-cell>
          <table:table-cell office:value-type="string" calcext:value-type="string">
            <text:p>ERSTE HILFE <text:s/>NOTFALLMEDIZIN KATASTROPHENMEDIZIN</text:p>
          </table:table-cell>
          <table:table-cell table:number-columns-repeated="5"/>
        </table:table-row>
        <table:table-row table:style-name="ro1">
          <table:table-cell table:formula="of:=IF([.B3093]=([.B3092]+2);&quot;Fehler&quot;;&quot;&quot;)">
            <text:p/>
          </table:table-cell>
          <table:table-cell table:formula="of:=IF(LEN([.C3093])=1;0;IF(LEN([.C3093])=2;1;IF(LEN([.C3093])=3;2;IF(LEN([.C3093])=5;3;IF(LEN([.C3093])=6;4;IF(LEN([.C3093])=7;5;&quot;Fehler&quot;))))))" office:value-type="float" office:value="2" calcext:value-type="float">
            <text:p>2</text:p>
          </table:table-cell>
          <table:table-cell office:value-type="string" calcext:value-type="string">
            <text:p>VFL</text:p>
          </table:table-cell>
          <table:table-cell office:value-type="string" calcext:value-type="string">
            <text:p>KRANKENPFLEGE</text:p>
          </table:table-cell>
          <table:table-cell table:number-columns-repeated="5"/>
        </table:table-row>
        <table:table-row table:style-name="ro1">
          <table:table-cell table:formula="of:=IF([.B3094]=([.B3093]+2);&quot;Fehler&quot;;&quot;&quot;)">
            <text:p/>
          </table:table-cell>
          <table:table-cell table:formula="of:=IF(LEN([.C3094])=1;0;IF(LEN([.C3094])=2;1;IF(LEN([.C3094])=3;2;IF(LEN([.C3094])=5;3;IF(LEN([.C3094])=6;4;IF(LEN([.C3094])=7;5;&quot;Fehler&quot;))))))" office:value-type="float" office:value="1" calcext:value-type="float">
            <text:p>1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ARZNEIMITTELKUNDE (PHARMAKOLOGIE) PHARMAZIE</text:p>
          </table:table-cell>
          <table:table-cell table:number-columns-repeated="5"/>
        </table:table-row>
        <table:table-row table:style-name="ro1">
          <table:table-cell table:formula="of:=IF([.B3095]=([.B3094]+2);&quot;Fehler&quot;;&quot;&quot;)">
            <text:p/>
          </table:table-cell>
          <table:table-cell table:formula="of:=IF(LEN([.C3095])=1;0;IF(LEN([.C3095])=2;1;IF(LEN([.C3095])=3;2;IF(LEN([.C3095])=5;3;IF(LEN([.C3095])=6;4;IF(LEN([.C3095])=7;5;&quot;Fehler&quot;))))))" office:value-type="float" office:value="2" calcext:value-type="float">
            <text:p>2</text:p>
          </table:table-cell>
          <table:table-cell office:value-type="string" calcext:value-type="string">
            <text:p>VGL</text:p>
          </table:table-cell>
          <table:table-cell office:value-type="string" calcext:value-type="string">
            <text:p>HEILPFLANZENKUNDE</text:p>
          </table:table-cell>
          <table:table-cell table:number-columns-repeated="5"/>
        </table:table-row>
        <table:table-row table:style-name="ro1">
          <table:table-cell table:formula="of:=IF([.B3096]=([.B3095]+2);&quot;Fehler&quot;;&quot;&quot;)">
            <text:p/>
          </table:table-cell>
          <table:table-cell table:formula="of:=IF(LEN([.C3096])=1;0;IF(LEN([.C3096])=2;1;IF(LEN([.C3096])=3;2;IF(LEN([.C3096])=5;3;IF(LEN([.C3096])=6;4;IF(LEN([.C3096])=7;5;&quot;Fehler&quot;))))))" office:value-type="float" office:value="2" calcext:value-type="float">
            <text:p>2</text:p>
          </table:table-cell>
          <table:table-cell office:value-type="string" calcext:value-type="string">
            <text:p>VGM</text:p>
          </table:table-cell>
          <table:table-cell office:value-type="string" calcext:value-type="string">
            <text:p>GIFTE <text:s/>VERGIFTUNGEN (TOXIKOLOGIE)</text:p>
          </table:table-cell>
          <table:table-cell table:number-columns-repeated="5"/>
        </table:table-row>
        <table:table-row table:style-name="ro1">
          <table:table-cell table:formula="of:=IF([.B3097]=([.B3096]+2);&quot;Fehler&quot;;&quot;&quot;)">
            <text:p/>
          </table:table-cell>
          <table:table-cell table:formula="of:=IF(LEN([.C3097])=1;0;IF(LEN([.C3097])=2;1;IF(LEN([.C3097])=3;2;IF(LEN([.C3097])=5;3;IF(LEN([.C3097])=6;4;IF(LEN([.C3097])=7;5;&quot;Fehler&quot;))))))" office:value-type="float" office:value="2" calcext:value-type="float">
            <text:p>2</text:p>
          </table:table-cell>
          <table:table-cell office:value-type="string" calcext:value-type="string">
            <text:p>VGN</text:p>
          </table:table-cell>
          <table:table-cell office:value-type="string" calcext:value-type="string">
            <text:p>SUECHTIGKEIT <text:s/>SUCHTMITTEL : ZUSAMMENFASSENDE DARSTELLUNGEN AUS MEHREREN SACHGEBIETEN</text:p>
          </table:table-cell>
          <table:table-cell table:number-columns-repeated="5"/>
        </table:table-row>
        <table:table-row table:style-name="ro1">
          <table:table-cell table:formula="of:=IF([.B3098]=([.B3097]+2);&quot;Fehler&quot;;&quot;&quot;)">
            <text:p/>
          </table:table-cell>
          <table:table-cell table:formula="of:=IF(LEN([.C3098])=1;0;IF(LEN([.C3098])=2;1;IF(LEN([.C3098])=3;2;IF(LEN([.C3098])=5;3;IF(LEN([.C3098])=6;4;IF(LEN([.C3098])=7;5;&quot;Fehler&quot;))))))" office:value-type="float" office:value="3" calcext:value-type="float">
            <text:p>3</text:p>
          </table:table-cell>
          <table:table-cell office:value-type="string" calcext:value-type="string">
            <text:p>VGN 3</text:p>
          </table:table-cell>
          <table:table-cell office:value-type="string" calcext:value-type="string">
            <text:p>ALKOHOLISMUS</text:p>
          </table:table-cell>
          <table:table-cell table:number-columns-repeated="5"/>
        </table:table-row>
        <table:table-row table:style-name="ro1">
          <table:table-cell table:formula="of:=IF([.B3099]=([.B3098]+2);&quot;Fehler&quot;;&quot;&quot;)">
            <text:p/>
          </table:table-cell>
          <table:table-cell table:formula="of:=IF(LEN([.C3099])=1;0;IF(LEN([.C3099])=2;1;IF(LEN([.C3099])=3;2;IF(LEN([.C3099])=5;3;IF(LEN([.C3099])=6;4;IF(LEN([.C3099])=7;5;&quot;Fehler&quot;))))))" office:value-type="float" office:value="3" calcext:value-type="float">
            <text:p>3</text:p>
          </table:table-cell>
          <table:table-cell office:value-type="string" calcext:value-type="string">
            <text:p>VGN 4</text:p>
          </table:table-cell>
          <table:table-cell office:value-type="string" calcext:value-type="string">
            <text:p>RAUCHEN</text:p>
          </table:table-cell>
          <table:table-cell table:number-columns-repeated="5"/>
        </table:table-row>
        <table:table-row table:style-name="ro1">
          <table:table-cell table:formula="of:=IF([.B3100]=([.B3099]+2);&quot;Fehler&quot;;&quot;&quot;)">
            <text:p/>
          </table:table-cell>
          <table:table-cell table:formula="of:=IF(LEN([.C3100])=1;0;IF(LEN([.C3100])=2;1;IF(LEN([.C3100])=3;2;IF(LEN([.C3100])=5;3;IF(LEN([.C3100])=6;4;IF(LEN([.C3100])=7;5;&quot;Fehler&quot;))))))" office:value-type="float" office:value="1" calcext:value-type="float">
            <text:p>1</text:p>
          </table:table-cell>
          <table:table-cell office:value-type="string" calcext:value-type="string">
            <text:p>VK</text:p>
          </table:table-cell>
          <table:table-cell office:value-type="string" calcext:value-type="string">
            <text:p>TIERHEILKUNDE (VETERINAERMEDIZIN) : PATHOLOGIE, DIAGNOSTIK, THERAPIE</text:p>
          </table:table-cell>
          <table:table-cell table:number-columns-repeated="5"/>
        </table:table-row>
        <table:table-row table:style-name="ro1">
          <table:table-cell table:formula="of:=IF([.B3101]=([.B3100]+2);&quot;Fehler&quot;;&quot;&quot;)">
            <text:p/>
          </table:table-cell>
          <table:table-cell table:formula="of:=IF(LEN([.C3101])=1;0;IF(LEN([.C3101])=2;1;IF(LEN([.C3101])=3;2;IF(LEN([.C3101])=5;3;IF(LEN([.C3101])=6;4;IF(LEN([.C3101])=7;5;&quot;Fehler&quot;))))))" office:value-type="float" office:value="2" calcext:value-type="float">
            <text:p>2</text:p>
          </table:table-cell>
          <table:table-cell office:value-type="string" calcext:value-type="string">
            <text:p>VYB</text:p>
          </table:table-cell>
          <table:table-cell office:value-type="string" calcext:value-type="string">
            <text:p>BIOGRAPHIEN VON MEDIZINERN UND ANDEREN PERSONEN AUS DEM BEREICH DER MEDIZIN</text:p>
          </table:table-cell>
          <table:table-cell table:number-columns-repeated="5"/>
        </table:table-row>
        <table:table-row table:style-name="ro1">
          <table:table-cell table:formula="of:=IF([.B3102]=([.B3101]+2);&quot;Fehler&quot;;&quot;&quot;)">
            <text:p/>
          </table:table-cell>
          <table:table-cell table:formula="of:=IF(LEN([.C3102])=1;0;IF(LEN([.C3102])=2;1;IF(LEN([.C3102])=3;2;IF(LEN([.C3102])=5;3;IF(LEN([.C3102])=6;4;IF(LEN([.C3102])=7;5;&quot;Fehler&quot;))))))" office:value-type="float" office:value="3" calcext:value-type="float">
            <text:p>3</text:p>
          </table:table-cell>
          <table:table-cell office:value-type="string" calcext:value-type="string">
            <text:p>VYB 1</text:p>
          </table:table-cell>
          <table:table-cell office:value-type="string" calcext:value-type="string">
            <text:p>BIOGRAPHIEN MEHRERER MEDIZINER</text:p>
          </table:table-cell>
          <table:table-cell table:number-columns-repeated="5"/>
        </table:table-row>
        <table:table-row table:style-name="ro1">
          <table:table-cell table:formula="of:=IF([.B3103]=([.B3102]+2);&quot;Fehler&quot;;&quot;&quot;)">
            <text:p/>
          </table:table-cell>
          <table:table-cell table:formula="of:=IF(LEN([.C3103])=1;0;IF(LEN([.C3103])=2;1;IF(LEN([.C3103])=3;2;IF(LEN([.C3103])=5;3;IF(LEN([.C3103])=6;4;IF(LEN([.C3103])=7;5;&quot;Fehler&quot;))))))" office:value-type="float" office:value="3" calcext:value-type="float">
            <text:p>3</text:p>
          </table:table-cell>
          <table:table-cell office:value-type="string" calcext:value-type="string">
            <text:p>VYB 2</text:p>
          </table:table-cell>
          <table:table-cell office:value-type="string" calcext:value-type="string">
            <text:p>BIOGRAPHIEN EINZELNER MEDIZINER (ALPHABETISCH NACH</text:p>
          </table:table-cell>
          <table:table-cell table:number-columns-repeated="5"/>
        </table:table-row>
        <table:table-row table:style-name="ro1">
          <table:table-cell table:formula="of:=IF([.B3104]=([.B3103]+2);&quot;Fehler&quot;;&quot;&quot;)">
            <text:p/>
          </table:table-cell>
          <table:table-cell table:formula="of:=IF(LEN([.C3104])=1;0;IF(LEN([.C3104])=2;1;IF(LEN([.C3104])=3;2;IF(LEN([.C3104])=5;3;IF(LEN([.C3104])=6;4;IF(LEN([.C3104])=7;5;&quot;Fehler&quot;))))))" office:value-type="float" office:value="1" calcext:value-type="float">
            <text:p>1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[.B3105]=([.B3104]+2);&quot;Fehler&quot;;&quot;&quot;)">
            <text:p/>
          </table:table-cell>
          <table:table-cell table:formula="of:=IF(LEN([.C3105])=1;0;IF(LEN([.C3105])=2;1;IF(LEN([.C3105])=3;2;IF(LEN([.C3105])=5;3;IF(LEN([.C3105])=6;4;IF(LEN([.C3105])=7;5;&quot;Fehler&quot;))))))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ECHNIK <text:s/>HANDWERK GEWERBE</text:p>
          </table:table-cell>
          <table:table-cell table:number-columns-repeated="5"/>
        </table:table-row>
        <table:table-row table:style-name="ro1">
          <table:table-cell table:formula="of:=IF([.B3106]=([.B3105]+2);&quot;Fehler&quot;;&quot;&quot;)">
            <text:p/>
          </table:table-cell>
          <table:table-cell table:formula="of:=IF(LEN([.C3106])=1;0;IF(LEN([.C3106])=2;1;IF(LEN([.C3106])=3;2;IF(LEN([.C3106])=5;3;IF(LEN([.C3106])=6;4;IF(LEN([.C3106])=7;5;&quot;Fehler&quot;))))))" office:value-type="float" office:value="1" calcext:value-type="float">
            <text:p>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ALLGEMEINE, EINFUEHRENDE UND VERMISCHTE SCHRIFTEN</text:p>
          </table:table-cell>
          <table:table-cell table:number-columns-repeated="5"/>
        </table:table-row>
        <table:table-row table:style-name="ro1">
          <table:table-cell table:formula="of:=IF([.B3107]=([.B3106]+2);&quot;Fehler&quot;;&quot;&quot;)">
            <text:p/>
          </table:table-cell>
          <table:table-cell table:formula="of:=IF(LEN([.C3107])=1;0;IF(LEN([.C3107])=2;1;IF(LEN([.C3107])=3;2;IF(LEN([.C3107])=5;3;IF(LEN([.C3107])=6;4;IF(LEN([.C3107])=7;5;&quot;Fehler&quot;))))))" office:value-type="float" office:value="2" calcext:value-type="float">
            <text:p>2</text:p>
          </table:table-cell>
          <table:table-cell office:value-type="string" calcext:value-type="string">
            <text:p>WAK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3108]=([.B3107]+2);&quot;Fehler&quot;;&quot;&quot;)">
            <text:p/>
          </table:table-cell>
          <table:table-cell table:formula="of:=IF(LEN([.C3108])=1;0;IF(LEN([.C3108])=2;1;IF(LEN([.C3108])=3;2;IF(LEN([.C3108])=5;3;IF(LEN([.C3108])=6;4;IF(LEN([.C3108])=7;5;&quot;Fehler&quot;))))))" office:value-type="float" office:value="2" calcext:value-type="float">
            <text:p>2</text:p>
          </table:table-cell>
          <table:table-cell office:value-type="string" calcext:value-type="string">
            <text:p>WAL</text:p>
          </table:table-cell>
          <table:table-cell office:value-type="string" calcext:value-type="string">
            <text:p>NACHSCHLAGEWERKE - BIBLIOGRAPHIEN - WOERTERBUECHER - TABELLEN – FORMELSAMMLUNGEN</text:p>
          </table:table-cell>
          <table:table-cell table:number-columns-repeated="5"/>
        </table:table-row>
        <table:table-row table:style-name="ro1">
          <table:table-cell table:formula="of:=IF([.B3109]=([.B3108]+2);&quot;Fehler&quot;;&quot;&quot;)">
            <text:p/>
          </table:table-cell>
          <table:table-cell table:formula="of:=IF(LEN([.C3109])=1;0;IF(LEN([.C3109])=2;1;IF(LEN([.C3109])=3;2;IF(LEN([.C3109])=5;3;IF(LEN([.C3109])=6;4;IF(LEN([.C3109])=7;5;&quot;Fehler&quot;))))))" office:value-type="float" office:value="2" calcext:value-type="float">
            <text:p>2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ALLGEMEINE BERUFSKUNDE - AUSBILDUNG UND STUDIUM</text:p>
          </table:table-cell>
          <table:table-cell table:number-columns-repeated="5"/>
        </table:table-row>
        <table:table-row table:style-name="ro1">
          <table:table-cell table:formula="of:=IF([.B3110]=([.B3109]+2);&quot;Fehler&quot;;&quot;&quot;)">
            <text:p/>
          </table:table-cell>
          <table:table-cell table:formula="of:=IF(LEN([.C3110])=1;0;IF(LEN([.C3110])=2;1;IF(LEN([.C3110])=3;2;IF(LEN([.C3110])=5;3;IF(LEN([.C3110])=6;4;IF(LEN([.C3110])=7;5;&quot;Fehler&quot;))))))" office:value-type="float" office:value="2" calcext:value-type="float">
            <text:p>2</text:p>
          </table:table-cell>
          <table:table-cell office:value-type="string" calcext:value-type="string">
            <text:p>WAO</text:p>
          </table:table-cell>
          <table:table-cell office:value-type="string" calcext:value-type="string">
            <text:p>PHILOSOPHIE DER TECHNIK SOZIOLOGIE DER TECHNIK TECHNISCHE FUTUROLOGIE</text:p>
          </table:table-cell>
          <table:table-cell table:number-columns-repeated="5"/>
        </table:table-row>
        <table:table-row table:style-name="ro1">
          <table:table-cell table:formula="of:=IF([.B3111]=([.B3110]+2);&quot;Fehler&quot;;&quot;&quot;)">
            <text:p/>
          </table:table-cell>
          <table:table-cell table:formula="of:=IF(LEN([.C3111])=1;0;IF(LEN([.C3111])=2;1;IF(LEN([.C3111])=3;2;IF(LEN([.C3111])=5;3;IF(LEN([.C3111])=6;4;IF(LEN([.C3111])=7;5;&quot;Fehler&quot;))))))" office:value-type="float" office:value="2" calcext:value-type="float">
            <text:p>2</text:p>
          </table:table-cell>
          <table:table-cell office:value-type="string" calcext:value-type="string">
            <text:p>WAP</text:p>
          </table:table-cell>
          <table:table-cell office:value-type="string" calcext:value-type="string">
            <text:p>GESCHICHTE DER TECHNIK - GESCHICHTE DES HANDWERKS</text:p>
          </table:table-cell>
          <table:table-cell table:number-columns-repeated="5"/>
        </table:table-row>
        <table:table-row table:style-name="ro1">
          <table:table-cell table:formula="of:=IF([.B3112]=([.B3111]+2);&quot;Fehler&quot;;&quot;&quot;)">
            <text:p/>
          </table:table-cell>
          <table:table-cell table:formula="of:=IF(LEN([.C3112])=1;0;IF(LEN([.C3112])=2;1;IF(LEN([.C3112])=3;2;IF(LEN([.C3112])=5;3;IF(LEN([.C3112])=6;4;IF(LEN([.C3112])=7;5;&quot;Fehler&quot;))))))" office:value-type="float" office:value="2" calcext:value-type="float">
            <text:p>2</text:p>
          </table:table-cell>
          <table:table-cell office:value-type="string" calcext:value-type="string">
            <text:p>WAQ</text:p>
          </table:table-cell>
          <table:table-cell office:value-type="string" calcext:value-type="string">
            <text:p>ORGANISATIONEN UND GESELLSCHAFTEN</text:p>
          </table:table-cell>
          <table:table-cell table:number-columns-repeated="5"/>
        </table:table-row>
        <table:table-row table:style-name="ro1">
          <table:table-cell table:formula="of:=IF([.B3113]=([.B3112]+2);&quot;Fehler&quot;;&quot;&quot;)">
            <text:p/>
          </table:table-cell>
          <table:table-cell table:formula="of:=IF(LEN([.C3113])=1;0;IF(LEN([.C3113])=2;1;IF(LEN([.C3113])=3;2;IF(LEN([.C3113])=5;3;IF(LEN([.C3113])=6;4;IF(LEN([.C3113])=7;5;&quot;Fehler&quot;))))))" office:value-type="float" office:value="2" calcext:value-type="float">
            <text:p>2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HANDWERKLICHE SELBSTHILFE</text:p>
          </table:table-cell>
          <table:table-cell table:number-columns-repeated="5"/>
        </table:table-row>
        <table:table-row table:style-name="ro1">
          <table:table-cell table:formula="of:=IF([.B3114]=([.B3113]+2);&quot;Fehler&quot;;&quot;&quot;)">
            <text:p/>
          </table:table-cell>
          <table:table-cell table:formula="of:=IF(LEN([.C3114])=1;0;IF(LEN([.C3114])=2;1;IF(LEN([.C3114])=3;2;IF(LEN([.C3114])=5;3;IF(LEN([.C3114])=6;4;IF(LEN([.C3114])=7;5;&quot;Fehler&quot;))))))" office:value-type="float" office:value="2" calcext:value-type="float">
            <text:p>2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ECHNIK DES UMWELTSCHUTZES</text:p>
          </table:table-cell>
          <table:table-cell table:number-columns-repeated="5"/>
        </table:table-row>
        <table:table-row table:style-name="ro1">
          <table:table-cell table:formula="of:=IF([.B3115]=([.B3114]+2);&quot;Fehler&quot;;&quot;&quot;)">
            <text:p/>
          </table:table-cell>
          <table:table-cell table:formula="of:=IF(LEN([.C3115])=1;0;IF(LEN([.C3115])=2;1;IF(LEN([.C3115])=3;2;IF(LEN([.C3115])=5;3;IF(LEN([.C3115])=6;4;IF(LEN([.C3115])=7;5;&quot;Fehler&quot;))))))" office:value-type="float" office:value="3" calcext:value-type="float">
            <text:p>3</text:p>
          </table:table-cell>
          <table:table-cell office:value-type="string" calcext:value-type="string">
            <text:p>WAS 2</text:p>
          </table:table-cell>
          <table:table-cell office:value-type="string" calcext:value-type="string">
            <text:p>TECHNIK DER LUFTREINHALTUNG</text:p>
          </table:table-cell>
          <table:table-cell table:number-columns-repeated="5"/>
        </table:table-row>
        <table:table-row table:style-name="ro1">
          <table:table-cell table:formula="of:=IF([.B3116]=([.B3115]+2);&quot;Fehler&quot;;&quot;&quot;)">
            <text:p/>
          </table:table-cell>
          <table:table-cell table:formula="of:=IF(LEN([.C3116])=1;0;IF(LEN([.C3116])=2;1;IF(LEN([.C3116])=3;2;IF(LEN([.C3116])=5;3;IF(LEN([.C3116])=6;4;IF(LEN([.C3116])=7;5;&quot;Fehler&quot;))))))" office:value-type="float" office:value="3" calcext:value-type="float">
            <text:p>3</text:p>
          </table:table-cell>
          <table:table-cell office:value-type="string" calcext:value-type="string">
            <text:p>WAS 3</text:p>
          </table:table-cell>
          <table:table-cell office:value-type="string" calcext:value-type="string">
            <text:p>LAERM UND TECHNIK DER LAERMBEKAEMPFUNG</text:p>
          </table:table-cell>
          <table:table-cell table:number-columns-repeated="5"/>
        </table:table-row>
        <table:table-row table:style-name="ro1">
          <table:table-cell table:formula="of:=IF([.B3117]=([.B3116]+2);&quot;Fehler&quot;;&quot;&quot;)">
            <text:p/>
          </table:table-cell>
          <table:table-cell table:formula="of:=IF(LEN([.C3117])=1;0;IF(LEN([.C3117])=2;1;IF(LEN([.C3117])=3;2;IF(LEN([.C3117])=5;3;IF(LEN([.C3117])=6;4;IF(LEN([.C3117])=7;5;&quot;Fehler&quot;))))))" office:value-type="float" office:value="3" calcext:value-type="float">
            <text:p>3</text:p>
          </table:table-cell>
          <table:table-cell office:value-type="string" calcext:value-type="string">
            <text:p>WAS 4</text:p>
          </table:table-cell>
          <table:table-cell office:value-type="string" calcext:value-type="string">
            <text:p>TECHNIK DER ABFALLBESEITIGUNG <text:s/>RECYCLING <text:s/>ABFALLVERMEIDUNG</text:p>
          </table:table-cell>
          <table:table-cell table:number-columns-repeated="5"/>
        </table:table-row>
        <table:table-row table:style-name="ro1">
          <table:table-cell table:formula="of:=IF([.B3118]=([.B3117]+2);&quot;Fehler&quot;;&quot;&quot;)">
            <text:p/>
          </table:table-cell>
          <table:table-cell table:formula="of:=IF(LEN([.C3118])=1;0;IF(LEN([.C3118])=2;1;IF(LEN([.C3118])=3;2;IF(LEN([.C3118])=5;3;IF(LEN([.C3118])=6;4;IF(LEN([.C3118])=7;5;&quot;Fehler&quot;))))))" office:value-type="float" office:value="3" calcext:value-type="float">
            <text:p>3</text:p>
          </table:table-cell>
          <table:table-cell office:value-type="string" calcext:value-type="string">
            <text:p>WAS 6</text:p>
          </table:table-cell>
          <table:table-cell office:value-type="string" calcext:value-type="string">
            <text:p>UMWELTCHEMIE <text:s/>OEKOLOGISCHE CHEMIE <text:s/>UMWELTSCHADSTOFFE</text:p>
          </table:table-cell>
          <table:table-cell table:number-columns-repeated="5"/>
        </table:table-row>
        <table:table-row table:style-name="ro1">
          <table:table-cell table:formula="of:=IF([.B3119]=([.B3118]+2);&quot;Fehler&quot;;&quot;&quot;)">
            <text:p/>
          </table:table-cell>
          <table:table-cell table:formula="of:=IF(LEN([.C3119])=1;0;IF(LEN([.C3119])=2;1;IF(LEN([.C3119])=3;2;IF(LEN([.C3119])=5;3;IF(LEN([.C3119])=6;4;IF(LEN([.C3119])=7;5;&quot;Fehler&quot;))))))" office:value-type="float" office:value="2" calcext:value-type="float">
            <text:p>2</text:p>
          </table:table-cell>
          <table:table-cell office:value-type="string" calcext:value-type="string">
            <text:p>WAV</text:p>
          </table:table-cell>
          <table:table-cell office:value-type="string" calcext:value-type="string">
            <text:p>WEHRTECHNIK <text:s/>WAFFENTECHNIK</text:p>
          </table:table-cell>
          <table:table-cell table:number-columns-repeated="5"/>
        </table:table-row>
        <table:table-row table:style-name="ro1">
          <table:table-cell table:formula="of:=IF([.B3120]=([.B3119]+2);&quot;Fehler&quot;;&quot;&quot;)">
            <text:p/>
          </table:table-cell>
          <table:table-cell table:formula="of:=IF(LEN([.C3120])=1;0;IF(LEN([.C3120])=2;1;IF(LEN([.C3120])=3;2;IF(LEN([.C3120])=5;3;IF(LEN([.C3120])=6;4;IF(LEN([.C3120])=7;5;&quot;Fehler&quot;))))))" office:value-type="float" office:value="2" calcext:value-type="float">
            <text:p>2</text:p>
          </table:table-cell>
          <table:table-cell office:value-type="string" calcext:value-type="string">
            <text:p>WAW</text:p>
          </table:table-cell>
          <table:table-cell office:value-type="string" calcext:value-type="string">
            <text:p>ALLGEMEINE MEERESTECHNIK</text:p>
          </table:table-cell>
          <table:table-cell table:number-columns-repeated="5"/>
        </table:table-row>
        <table:table-row table:style-name="ro1">
          <table:table-cell table:formula="of:=IF([.B3121]=([.B3120]+2);&quot;Fehler&quot;;&quot;&quot;)">
            <text:p/>
          </table:table-cell>
          <table:table-cell table:formula="of:=IF(LEN([.C3121])=1;0;IF(LEN([.C3121])=2;1;IF(LEN([.C3121])=3;2;IF(LEN([.C3121])=5;3;IF(LEN([.C3121])=6;4;IF(LEN([.C3121])=7;5;&quot;Fehler&quot;))))))"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GRUND- UND HILFSWISSENSCHAFTEN DER TECHNIK</text:p>
          </table:table-cell>
          <table:table-cell table:number-columns-repeated="5"/>
        </table:table-row>
        <table:table-row table:style-name="ro1">
          <table:table-cell table:formula="of:=IF([.B3122]=([.B3121]+2);&quot;Fehler&quot;;&quot;&quot;)">
            <text:p/>
          </table:table-cell>
          <table:table-cell table:formula="of:=IF(LEN([.C3122])=1;0;IF(LEN([.C3122])=2;1;IF(LEN([.C3122])=3;2;IF(LEN([.C3122])=5;3;IF(LEN([.C3122])=6;4;IF(LEN([.C3122])=7;5;&quot;Fehler&quot;))))))" office:value-type="float" office:value="2" calcext:value-type="float">
            <text:p>2</text:p>
          </table:table-cell>
          <table:table-cell office:value-type="string" calcext:value-type="string">
            <text:p>WBK</text:p>
          </table:table-cell>
          <table:table-cell office:value-type="string" calcext:value-type="string">
            <text:p>TECHNISCHE MATHEMATIK <text:s/>MATHEMATIK FUER TECHNIKER</text:p>
          </table:table-cell>
          <table:table-cell table:number-columns-repeated="5"/>
        </table:table-row>
        <table:table-row table:style-name="ro1">
          <table:table-cell table:formula="of:=IF([.B3123]=([.B3122]+2);&quot;Fehler&quot;;&quot;&quot;)">
            <text:p/>
          </table:table-cell>
          <table:table-cell table:formula="of:=IF(LEN([.C3123])=1;0;IF(LEN([.C3123])=2;1;IF(LEN([.C3123])=3;2;IF(LEN([.C3123])=5;3;IF(LEN([.C3123])=6;4;IF(LEN([.C3123])=7;5;&quot;Fehler&quot;))))))" office:value-type="float" office:value="2" calcext:value-type="float">
            <text:p>2</text:p>
          </table:table-cell>
          <table:table-cell office:value-type="string" calcext:value-type="string">
            <text:p>WBL</text:p>
          </table:table-cell>
          <table:table-cell office:value-type="string" calcext:value-type="string">
            <text:p>TECHNISCHE PHYSIK <text:s/>PHYSIK FUER TECHNIKER</text:p>
          </table:table-cell>
          <table:table-cell table:number-columns-repeated="5"/>
        </table:table-row>
        <table:table-row table:style-name="ro1">
          <table:table-cell table:formula="of:=IF([.B3124]=([.B3123]+2);&quot;Fehler&quot;;&quot;&quot;)">
            <text:p/>
          </table:table-cell>
          <table:table-cell table:formula="of:=IF(LEN([.C3124])=1;0;IF(LEN([.C3124])=2;1;IF(LEN([.C3124])=3;2;IF(LEN([.C3124])=5;3;IF(LEN([.C3124])=6;4;IF(LEN([.C3124])=7;5;&quot;Fehler&quot;))))))" office:value-type="float" office:value="3" calcext:value-type="float">
            <text:p>3</text:p>
          </table:table-cell>
          <table:table-cell office:value-type="string" calcext:value-type="string">
            <text:p>WBL 1</text:p>
          </table:table-cell>
          <table:table-cell office:value-type="string" calcext:value-type="string">
            <text:p>TECHNISCHE STATIK, ELASTIZITAET UND FESTIGKEIT</text:p>
          </table:table-cell>
          <table:table-cell table:number-columns-repeated="5"/>
        </table:table-row>
        <table:table-row table:style-name="ro1">
          <table:table-cell table:formula="of:=IF([.B3125]=([.B3124]+2);&quot;Fehler&quot;;&quot;&quot;)">
            <text:p/>
          </table:table-cell>
          <table:table-cell table:formula="of:=IF(LEN([.C3125])=1;0;IF(LEN([.C3125])=2;1;IF(LEN([.C3125])=3;2;IF(LEN([.C3125])=5;3;IF(LEN([.C3125])=6;4;IF(LEN([.C3125])=7;5;&quot;Fehler&quot;))))))" office:value-type="float" office:value="3" calcext:value-type="float">
            <text:p>3</text:p>
          </table:table-cell>
          <table:table-cell office:value-type="string" calcext:value-type="string">
            <text:p>WBL 6</text:p>
          </table:table-cell>
          <table:table-cell office:value-type="string" calcext:value-type="string">
            <text:p>STROEMUNGSLEHRE</text:p>
          </table:table-cell>
          <table:table-cell table:number-columns-repeated="5"/>
        </table:table-row>
        <table:table-row table:style-name="ro1">
          <table:table-cell table:formula="of:=IF([.B3126]=([.B3125]+2);&quot;Fehler&quot;;&quot;&quot;)">
            <text:p/>
          </table:table-cell>
          <table:table-cell table:formula="of:=IF(LEN([.C3126])=1;0;IF(LEN([.C3126])=2;1;IF(LEN([.C3126])=3;2;IF(LEN([.C3126])=5;3;IF(LEN([.C3126])=6;4;IF(LEN([.C3126])=7;5;&quot;Fehler&quot;))))))" office:value-type="float" office:value="2" calcext:value-type="float">
            <text:p>2</text:p>
          </table:table-cell>
          <table:table-cell office:value-type="string" calcext:value-type="string">
            <text:p>WBM</text:p>
          </table:table-cell>
          <table:table-cell office:value-type="string" calcext:value-type="string">
            <text:p>TECHNISCHE CHEMIE <text:s/>CHEMIE FUER TECHNIKER</text:p>
          </table:table-cell>
          <table:table-cell table:number-columns-repeated="5"/>
        </table:table-row>
        <table:table-row table:style-name="ro1">
          <table:table-cell table:formula="of:=IF([.B3127]=([.B3126]+2);&quot;Fehler&quot;;&quot;&quot;)">
            <text:p/>
          </table:table-cell>
          <table:table-cell table:formula="of:=IF(LEN([.C3127])=1;0;IF(LEN([.C3127])=2;1;IF(LEN([.C3127])=3;2;IF(LEN([.C3127])=5;3;IF(LEN([.C3127])=6;4;IF(LEN([.C3127])=7;5;&quot;Fehler&quot;))))))" office:value-type="float" office:value="3" calcext:value-type="float">
            <text:p>3</text:p>
          </table:table-cell>
          <table:table-cell office:value-type="string" calcext:value-type="string">
            <text:p>WBM 1</text:p>
          </table:table-cell>
          <table:table-cell office:value-type="string" calcext:value-type="string">
            <text:p>TECHNISCHE WAERMELEHRE <text:s/>TECHNISCHE THERMODYNAMIK</text:p>
          </table:table-cell>
          <table:table-cell table:number-columns-repeated="5"/>
        </table:table-row>
        <table:table-row table:style-name="ro1">
          <table:table-cell table:formula="of:=IF([.B3128]=([.B3127]+2);&quot;Fehler&quot;;&quot;&quot;)">
            <text:p/>
          </table:table-cell>
          <table:table-cell table:formula="of:=IF(LEN([.C3128])=1;0;IF(LEN([.C3128])=2;1;IF(LEN([.C3128])=3;2;IF(LEN([.C3128])=5;3;IF(LEN([.C3128])=6;4;IF(LEN([.C3128])=7;5;&quot;Fehler&quot;))))))" office:value-type="float" office:value="2" calcext:value-type="float">
            <text:p>2</text:p>
          </table:table-cell>
          <table:table-cell office:value-type="string" calcext:value-type="string">
            <text:p>WBN</text:p>
          </table:table-cell>
          <table:table-cell office:value-type="string" calcext:value-type="string">
            <text:p>ALLGEMEINE MATERIALKUNDE UND MATERIALPRUEFUNG ALLGEMEINE WERKSTOFFKUNDE UND WERKSTOFFPRUEFUNG</text:p>
          </table:table-cell>
          <table:table-cell table:number-columns-repeated="5"/>
        </table:table-row>
        <table:table-row table:style-name="ro1">
          <table:table-cell table:formula="of:=IF([.B3129]=([.B3128]+2);&quot;Fehler&quot;;&quot;&quot;)">
            <text:p/>
          </table:table-cell>
          <table:table-cell table:formula="of:=IF(LEN([.C3129])=1;0;IF(LEN([.C3129])=2;1;IF(LEN([.C3129])=3;2;IF(LEN([.C3129])=5;3;IF(LEN([.C3129])=6;4;IF(LEN([.C3129])=7;5;&quot;Fehler&quot;))))))" office:value-type="float" office:value="2" calcext:value-type="float">
            <text:p>2</text:p>
          </table:table-cell>
          <table:table-cell office:value-type="string" calcext:value-type="string">
            <text:p>WBO</text:p>
          </table:table-cell>
          <table:table-cell office:value-type="string" calcext:value-type="string">
            <text:p>KONSTRUKTIONSLEHRE <text:s/>COMPUTER AIDED DESIGN (CAD) TECHNISCHES ZEICHNEN</text:p>
          </table:table-cell>
          <table:table-cell table:number-columns-repeated="5"/>
        </table:table-row>
        <table:table-row table:style-name="ro1">
          <table:table-cell table:formula="of:=IF([.B3130]=([.B3129]+2);&quot;Fehler&quot;;&quot;&quot;)">
            <text:p/>
          </table:table-cell>
          <table:table-cell table:formula="of:=IF(LEN([.C3130])=1;0;IF(LEN([.C3130])=2;1;IF(LEN([.C3130])=3;2;IF(LEN([.C3130])=5;3;IF(LEN([.C3130])=6;4;IF(LEN([.C3130])=7;5;&quot;Fehler&quot;))))))" office:value-type="float" office:value="2" calcext:value-type="float">
            <text:p>2</text:p>
          </table:table-cell>
          <table:table-cell office:value-type="string" calcext:value-type="string">
            <text:p>WBP</text:p>
          </table:table-cell>
          <table:table-cell office:value-type="string" calcext:value-type="string">
            <text:p>ALLGEMEINE MESSTECHNIK <text:s/>ALLGEMEINE PRUEFTECHNIK</text:p>
          </table:table-cell>
          <table:table-cell table:number-columns-repeated="5"/>
        </table:table-row>
        <table:table-row table:style-name="ro1">
          <table:table-cell table:formula="of:=IF([.B3131]=([.B3130]+2);&quot;Fehler&quot;;&quot;&quot;)">
            <text:p/>
          </table:table-cell>
          <table:table-cell table:formula="of:=IF(LEN([.C3131])=1;0;IF(LEN([.C3131])=2;1;IF(LEN([.C3131])=3;2;IF(LEN([.C3131])=5;3;IF(LEN([.C3131])=6;4;IF(LEN([.C3131])=7;5;&quot;Fehler&quot;))))))" office:value-type="float" office:value="2" calcext:value-type="float">
            <text:p>2</text:p>
          </table:table-cell>
          <table:table-cell office:value-type="string" calcext:value-type="string">
            <text:p>WBQ</text:p>
          </table:table-cell>
          <table:table-cell office:value-type="string" calcext:value-type="string">
            <text:p>TECHNISCHE NORMUNG UND STANDARDISIERUNG <text:s/>ALLGEMEINE TECHNISCHE RICHTLINIEN</text:p>
          </table:table-cell>
          <table:table-cell table:number-columns-repeated="5"/>
        </table:table-row>
        <table:table-row table:style-name="ro1">
          <table:table-cell table:formula="of:=IF([.B3132]=([.B3131]+2);&quot;Fehler&quot;;&quot;&quot;)">
            <text:p/>
          </table:table-cell>
          <table:table-cell table:formula="of:=IF(LEN([.C3132])=1;0;IF(LEN([.C3132])=2;1;IF(LEN([.C3132])=3;2;IF(LEN([.C3132])=5;3;IF(LEN([.C3132])=6;4;IF(LEN([.C3132])=7;5;&quot;Fehler&quot;))))))" office:value-type="float" office:value="2" calcext:value-type="float">
            <text:p>2</text:p>
          </table:table-cell>
          <table:table-cell office:value-type="string" calcext:value-type="string">
            <text:p>WBR</text:p>
          </table:table-cell>
          <table:table-cell office:value-type="string" calcext:value-type="string">
            <text:p>AUTOMATISIERUNGSTECHNIK <text:s/>KYBERNETIK</text:p>
          </table:table-cell>
          <table:table-cell table:number-columns-repeated="5"/>
        </table:table-row>
        <table:table-row table:style-name="ro1">
          <table:table-cell table:formula="of:=IF([.B3133]=([.B3132]+2);&quot;Fehler&quot;;&quot;&quot;)">
            <text:p/>
          </table:table-cell>
          <table:table-cell table:formula="of:=IF(LEN([.C3133])=1;0;IF(LEN([.C3133])=2;1;IF(LEN([.C3133])=3;2;IF(LEN([.C3133])=5;3;IF(LEN([.C3133])=6;4;IF(LEN([.C3133])=7;5;&quot;Fehler&quot;))))))" office:value-type="float" office:value="3" calcext:value-type="float">
            <text:p>3</text:p>
          </table:table-cell>
          <table:table-cell office:value-type="string" calcext:value-type="string">
            <text:p>WBR 2</text:p>
          </table:table-cell>
          <table:table-cell office:value-type="string" calcext:value-type="string">
            <text:p>STEUERUNGSTECHNIK <text:s/>REGELUNGSTECHNIK</text:p>
          </table:table-cell>
          <table:table-cell table:number-columns-repeated="5"/>
        </table:table-row>
        <table:table-row table:style-name="ro1">
          <table:table-cell table:formula="of:=IF([.B3134]=([.B3133]+2);&quot;Fehler&quot;;&quot;&quot;)">
            <text:p/>
          </table:table-cell>
          <table:table-cell table:formula="of:=IF(LEN([.C3134])=1;0;IF(LEN([.C3134])=2;1;IF(LEN([.C3134])=3;2;IF(LEN([.C3134])=5;3;IF(LEN([.C3134])=6;4;IF(LEN([.C3134])=7;5;&quot;Fehler&quot;))))))" office:value-type="float" office:value="3" calcext:value-type="float">
            <text:p>3</text:p>
          </table:table-cell>
          <table:table-cell office:value-type="string" calcext:value-type="string">
            <text:p>WBR 5</text:p>
          </table:table-cell>
          <table:table-cell office:value-type="string" calcext:value-type="string">
            <text:p>KYBERNETIK</text:p>
          </table:table-cell>
          <table:table-cell table:number-columns-repeated="5"/>
        </table:table-row>
        <table:table-row table:style-name="ro1">
          <table:table-cell table:formula="of:=IF([.B3135]=([.B3134]+2);&quot;Fehler&quot;;&quot;&quot;)">
            <text:p/>
          </table:table-cell>
          <table:table-cell table:formula="of:=IF(LEN([.C3135])=1;0;IF(LEN([.C3135])=2;1;IF(LEN([.C3135])=3;2;IF(LEN([.C3135])=5;3;IF(LEN([.C3135])=6;4;IF(LEN([.C3135])=7;5;&quot;Fehler&quot;))))))" office:value-type="float" office:value="4" calcext:value-type="float">
            <text:p>4</text:p>
          </table:table-cell>
          <table:table-cell office:value-type="string" calcext:value-type="string">
            <text:p>WBR 53</text:p>
          </table:table-cell>
          <table:table-cell office:value-type="string" calcext:value-type="string">
            <text:p>ALLGEMEINE SYSTEMTHEORIE <text:s/>ALLGEMEINE SYSTEMTECHNIK</text:p>
          </table:table-cell>
          <table:table-cell table:number-columns-repeated="5"/>
        </table:table-row>
        <table:table-row table:style-name="ro1">
          <table:table-cell table:formula="of:=IF([.B3136]=([.B3135]+2);&quot;Fehler&quot;;&quot;&quot;)">
            <text:p/>
          </table:table-cell>
          <table:table-cell table:formula="of:=IF(LEN([.C3136])=1;0;IF(LEN([.C3136])=2;1;IF(LEN([.C3136])=3;2;IF(LEN([.C3136])=5;3;IF(LEN([.C3136])=6;4;IF(LEN([.C3136])=7;5;&quot;Fehler&quot;))))))" office:value-type="float" office:value="4" calcext:value-type="float">
            <text:p>4</text:p>
          </table:table-cell>
          <table:table-cell office:value-type="string" calcext:value-type="string">
            <text:p>WBR 56</text:p>
          </table:table-cell>
          <table:table-cell office:value-type="string" calcext:value-type="string">
            <text:p>KUENSTLICHE INTELLIGENZ <text:s/>PATTERN RECOGNITION (ZEICHENERKENNUNG, MUSTERERKENNUNG) <text:s/>MENSCH-MASCHINE-SYSTEM</text:p>
          </table:table-cell>
          <table:table-cell table:number-columns-repeated="5"/>
        </table:table-row>
        <table:table-row table:style-name="ro1">
          <table:table-cell table:formula="of:=IF([.B3137]=([.B3136]+2);&quot;Fehler&quot;;&quot;&quot;)">
            <text:p/>
          </table:table-cell>
          <table:table-cell table:formula="of:=IF(LEN([.C3137])=1;0;IF(LEN([.C3137])=2;1;IF(LEN([.C3137])=3;2;IF(LEN([.C3137])=5;3;IF(LEN([.C3137])=6;4;IF(LEN([.C3137])=7;5;&quot;Fehler&quot;))))))" office:value-type="float" office:value="5" calcext:value-type="float">
            <text:p>5</text:p>
          </table:table-cell>
          <table:table-cell office:value-type="string" calcext:value-type="string">
            <text:p>WBR 564</text:p>
          </table:table-cell>
          <table:table-cell office:value-type="string" calcext:value-type="string">
            <text:p>PATTERN RECOGNITION (ZEICHENERKENNUNG, MUSTERERKENNUNG) BILDVERARBEITUNG</text:p>
          </table:table-cell>
          <table:table-cell table:number-columns-repeated="5"/>
        </table:table-row>
        <table:table-row table:style-name="ro1">
          <table:table-cell table:formula="of:=IF([.B3138]=([.B3137]+2);&quot;Fehler&quot;;&quot;&quot;)">
            <text:p/>
          </table:table-cell>
          <table:table-cell table:formula="of:=IF(LEN([.C3138])=1;0;IF(LEN([.C3138])=2;1;IF(LEN([.C3138])=3;2;IF(LEN([.C3138])=5;3;IF(LEN([.C3138])=6;4;IF(LEN([.C3138])=7;5;&quot;Fehler&quot;))))))" office:value-type="float" office:value="3" calcext:value-type="float">
            <text:p>3</text:p>
          </table:table-cell>
          <table:table-cell office:value-type="string" calcext:value-type="string">
            <text:p>WBR 6</text:p>
          </table:table-cell>
          <table:table-cell office:value-type="string" calcext:value-type="string">
            <text:p>INFORMATIONSTHEORIE <text:s/>CODIERUNGSTHEORIE</text:p>
          </table:table-cell>
          <table:table-cell table:number-columns-repeated="5"/>
        </table:table-row>
        <table:table-row table:style-name="ro1">
          <table:table-cell table:formula="of:=IF([.B3139]=([.B3138]+2);&quot;Fehler&quot;;&quot;&quot;)">
            <text:p/>
          </table:table-cell>
          <table:table-cell table:formula="of:=IF(LEN([.C3139])=1;0;IF(LEN([.C3139])=2;1;IF(LEN([.C3139])=3;2;IF(LEN([.C3139])=5;3;IF(LEN([.C3139])=6;4;IF(LEN([.C3139])=7;5;&quot;Fehler&quot;))))))" office:value-type="float" office:value="2" calcext:value-type="float">
            <text:p>2</text:p>
          </table:table-cell>
          <table:table-cell office:value-type="string" calcext:value-type="string">
            <text:p>WBS</text:p>
          </table:table-cell>
          <table:table-cell office:value-type="string" calcext:value-type="string">
            <text:p>ALLGEMEINE VERFAHRENSTECHNIK <text:s/>APPARATEBAU <text:s/>ALLGEMEINE TECHNOLOGIE</text:p>
          </table:table-cell>
          <table:table-cell table:number-columns-repeated="5"/>
        </table:table-row>
        <table:table-row table:style-name="ro1">
          <table:table-cell table:formula="of:=IF([.B3140]=([.B3139]+2);&quot;Fehler&quot;;&quot;&quot;)">
            <text:p/>
          </table:table-cell>
          <table:table-cell table:formula="of:=IF(LEN([.C3140])=1;0;IF(LEN([.C3140])=2;1;IF(LEN([.C3140])=3;2;IF(LEN([.C3140])=5;3;IF(LEN([.C3140])=6;4;IF(LEN([.C3140])=7;5;&quot;Fehler&quot;))))))" office:value-type="float" office:value="2" calcext:value-type="float">
            <text:p>2</text:p>
          </table:table-cell>
          <table:table-cell office:value-type="string" calcext:value-type="string">
            <text:p>WBT</text:p>
          </table:table-cell>
          <table:table-cell office:value-type="string" calcext:value-type="string">
            <text:p>TECHNISCHE ZUVERLAESSIGKEIT UND INSTANDHALTUNG SICHERHEITSTECHNIK <text:s/>TRIBOLOGIE</text:p>
          </table:table-cell>
          <table:table-cell table:number-columns-repeated="5"/>
        </table:table-row>
        <table:table-row table:style-name="ro1">
          <table:table-cell table:formula="of:=IF([.B3141]=([.B3140]+2);&quot;Fehler&quot;;&quot;&quot;)">
            <text:p/>
          </table:table-cell>
          <table:table-cell table:formula="of:=IF(LEN([.C3141])=1;0;IF(LEN([.C3141])=2;1;IF(LEN([.C3141])=3;2;IF(LEN([.C3141])=5;3;IF(LEN([.C3141])=6;4;IF(LEN([.C3141])=7;5;&quot;Fehler&quot;))))))" office:value-type="float" office:value="1" calcext:value-type="float">
            <text:p>1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ATENTWESEN <text:s/>PATENTSCHRIFTEN</text:p>
          </table:table-cell>
          <table:table-cell table:number-columns-repeated="5"/>
        </table:table-row>
        <table:table-row table:style-name="ro1">
          <table:table-cell table:formula="of:=IF([.B3142]=([.B3141]+2);&quot;Fehler&quot;;&quot;&quot;)">
            <text:p/>
          </table:table-cell>
          <table:table-cell table:formula="of:=IF(LEN([.C3142])=1;0;IF(LEN([.C3142])=2;1;IF(LEN([.C3142])=3;2;IF(LEN([.C3142])=5;3;IF(LEN([.C3142])=6;4;IF(LEN([.C3142])=7;5;&quot;Fehler&quot;))))))" office:value-type="float" office:value="1" calcext:value-type="float">
            <text:p>1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BERGBAU - HUETTENWESEN - METALLURGIE - METALLOGRAPHIE</text:p>
          </table:table-cell>
          <table:table-cell table:number-columns-repeated="5"/>
        </table:table-row>
        <table:table-row table:style-name="ro1">
          <table:table-cell table:formula="of:=IF([.B3143]=([.B3142]+2);&quot;Fehler&quot;;&quot;&quot;)">
            <text:p/>
          </table:table-cell>
          <table:table-cell table:formula="of:=IF(LEN([.C3143])=1;0;IF(LEN([.C3143])=2;1;IF(LEN([.C3143])=3;2;IF(LEN([.C3143])=5;3;IF(LEN([.C3143])=6;4;IF(LEN([.C3143])=7;5;&quot;Fehler&quot;))))))" office:value-type="float" office:value="2" calcext:value-type="float">
            <text:p>2</text:p>
          </table:table-cell>
          <table:table-cell office:value-type="string" calcext:value-type="string">
            <text:p>WDK</text:p>
          </table:table-cell>
          <table:table-cell office:value-type="string" calcext:value-type="string">
            <text:p>BERGBAU</text:p>
          </table:table-cell>
          <table:table-cell table:number-columns-repeated="5"/>
        </table:table-row>
        <table:table-row table:style-name="ro1">
          <table:table-cell table:formula="of:=IF([.B3144]=([.B3143]+2);&quot;Fehler&quot;;&quot;&quot;)">
            <text:p/>
          </table:table-cell>
          <table:table-cell table:formula="of:=IF(LEN([.C3144])=1;0;IF(LEN([.C3144])=2;1;IF(LEN([.C3144])=3;2;IF(LEN([.C3144])=5;3;IF(LEN([.C3144])=6;4;IF(LEN([.C3144])=7;5;&quot;Fehler&quot;))))))" office:value-type="float" office:value="3" calcext:value-type="float">
            <text:p>3</text:p>
          </table:table-cell>
          <table:table-cell office:value-type="string" calcext:value-type="string">
            <text:p>WDK 1</text:p>
          </table:table-cell>
          <table:table-cell office:value-type="string" calcext:value-type="string">
            <text:p>STEINKOHLENBERGBAU <text:s/>STEINKOHLENBRIKETTIERUNG</text:p>
          </table:table-cell>
          <table:table-cell table:number-columns-repeated="5"/>
        </table:table-row>
        <table:table-row table:style-name="ro1">
          <table:table-cell table:formula="of:=IF([.B3145]=([.B3144]+2);&quot;Fehler&quot;;&quot;&quot;)">
            <text:p/>
          </table:table-cell>
          <table:table-cell table:formula="of:=IF(LEN([.C3145])=1;0;IF(LEN([.C3145])=2;1;IF(LEN([.C3145])=3;2;IF(LEN([.C3145])=5;3;IF(LEN([.C3145])=6;4;IF(LEN([.C3145])=7;5;&quot;Fehler&quot;))))))" office:value-type="float" office:value="3" calcext:value-type="float">
            <text:p>3</text:p>
          </table:table-cell>
          <table:table-cell office:value-type="string" calcext:value-type="string">
            <text:p>WDK 2</text:p>
          </table:table-cell>
          <table:table-cell office:value-type="string" calcext:value-type="string">
            <text:p>BRAUNKOHLENBERGBAU <text:s/>BRAUNKOHLENBRIKETTIERUNG TORFGEWINNUNG</text:p>
          </table:table-cell>
          <table:table-cell table:number-columns-repeated="5"/>
        </table:table-row>
        <table:table-row table:style-name="ro1">
          <table:table-cell table:formula="of:=IF([.B3146]=([.B3145]+2);&quot;Fehler&quot;;&quot;&quot;)">
            <text:p/>
          </table:table-cell>
          <table:table-cell table:formula="of:=IF(LEN([.C3146])=1;0;IF(LEN([.C3146])=2;1;IF(LEN([.C3146])=3;2;IF(LEN([.C3146])=5;3;IF(LEN([.C3146])=6;4;IF(LEN([.C3146])=7;5;&quot;Fehler&quot;))))))" office:value-type="float" office:value="3" calcext:value-type="float">
            <text:p>3</text:p>
          </table:table-cell>
          <table:table-cell office:value-type="string" calcext:value-type="string">
            <text:p>WDK 3</text:p>
          </table:table-cell>
          <table:table-cell office:value-type="string" calcext:value-type="string">
            <text:p>ERDOELGEWINNUNG <text:s/>ERDGASGEWINNUNG <text:s/>TIEFBOHREN</text:p>
          </table:table-cell>
          <table:table-cell table:number-columns-repeated="5"/>
        </table:table-row>
        <table:table-row table:style-name="ro1">
          <table:table-cell table:formula="of:=IF([.B3147]=([.B3146]+2);&quot;Fehler&quot;;&quot;&quot;)">
            <text:p/>
          </table:table-cell>
          <table:table-cell table:formula="of:=IF(LEN([.C3147])=1;0;IF(LEN([.C3147])=2;1;IF(LEN([.C3147])=3;2;IF(LEN([.C3147])=5;3;IF(LEN([.C3147])=6;4;IF(LEN([.C3147])=7;5;&quot;Fehler&quot;))))))" office:value-type="float" office:value="3" calcext:value-type="float">
            <text:p>3</text:p>
          </table:table-cell>
          <table:table-cell office:value-type="string" calcext:value-type="string">
            <text:p>WDK 4</text:p>
          </table:table-cell>
          <table:table-cell office:value-type="string" calcext:value-type="string">
            <text:p>ABBAU VON MINERALIEN</text:p>
          </table:table-cell>
          <table:table-cell table:number-columns-repeated="5"/>
        </table:table-row>
        <table:table-row table:style-name="ro1">
          <table:table-cell table:formula="of:=IF([.B3148]=([.B3147]+2);&quot;Fehler&quot;;&quot;&quot;)">
            <text:p/>
          </table:table-cell>
          <table:table-cell table:formula="of:=IF(LEN([.C3148])=1;0;IF(LEN([.C3148])=2;1;IF(LEN([.C3148])=3;2;IF(LEN([.C3148])=5;3;IF(LEN([.C3148])=6;4;IF(LEN([.C3148])=7;5;&quot;Fehler&quot;))))))" office:value-type="float" office:value="2" calcext:value-type="float">
            <text:p>2</text:p>
          </table:table-cell>
          <table:table-cell office:value-type="string" calcext:value-type="string">
            <text:p>WDL</text:p>
          </table:table-cell>
          <table:table-cell office:value-type="string" calcext:value-type="string">
            <text:p>EISENHUETTENWESEN <text:s/>EISEN UND STAHL UND IHRE LEGIERUNGEN</text:p>
          </table:table-cell>
          <table:table-cell table:number-columns-repeated="5"/>
        </table:table-row>
        <table:table-row table:style-name="ro1">
          <table:table-cell table:formula="of:=IF([.B3149]=([.B3148]+2);&quot;Fehler&quot;;&quot;&quot;)">
            <text:p/>
          </table:table-cell>
          <table:table-cell table:formula="of:=IF(LEN([.C3149])=1;0;IF(LEN([.C3149])=2;1;IF(LEN([.C3149])=3;2;IF(LEN([.C3149])=5;3;IF(LEN([.C3149])=6;4;IF(LEN([.C3149])=7;5;&quot;Fehler&quot;))))))" office:value-type="float" office:value="3" calcext:value-type="float">
            <text:p>3</text:p>
          </table:table-cell>
          <table:table-cell office:value-type="string" calcext:value-type="string">
            <text:p>WDL 1</text:p>
          </table:table-cell>
          <table:table-cell office:value-type="string" calcext:value-type="string">
            <text:p>ERZGEWINNUNG <text:s/>ERZBERGBAU</text:p>
          </table:table-cell>
          <table:table-cell table:number-columns-repeated="5"/>
        </table:table-row>
        <table:table-row table:style-name="ro1">
          <table:table-cell table:formula="of:=IF([.B3150]=([.B3149]+2);&quot;Fehler&quot;;&quot;&quot;)">
            <text:p/>
          </table:table-cell>
          <table:table-cell table:formula="of:=IF(LEN([.C3150])=1;0;IF(LEN([.C3150])=2;1;IF(LEN([.C3150])=3;2;IF(LEN([.C3150])=5;3;IF(LEN([.C3150])=6;4;IF(LEN([.C3150])=7;5;&quot;Fehler&quot;))))))" office:value-type="float" office:value="3" calcext:value-type="float">
            <text:p>3</text:p>
          </table:table-cell>
          <table:table-cell office:value-type="string" calcext:value-type="string">
            <text:p>WDL 2</text:p>
          </table:table-cell>
          <table:table-cell office:value-type="string" calcext:value-type="string">
            <text:p>EISENHERSTELLUNG <text:s/>EISEN UND SEINE LEGIERUNGEN</text:p>
          </table:table-cell>
          <table:table-cell table:number-columns-repeated="5"/>
        </table:table-row>
        <table:table-row table:style-name="ro1">
          <table:table-cell table:formula="of:=IF([.B3151]=([.B3150]+2);&quot;Fehler&quot;;&quot;&quot;)">
            <text:p/>
          </table:table-cell>
          <table:table-cell table:formula="of:=IF(LEN([.C3151])=1;0;IF(LEN([.C3151])=2;1;IF(LEN([.C3151])=3;2;IF(LEN([.C3151])=5;3;IF(LEN([.C3151])=6;4;IF(LEN([.C3151])=7;5;&quot;Fehler&quot;))))))" office:value-type="float" office:value="3" calcext:value-type="float">
            <text:p>3</text:p>
          </table:table-cell>
          <table:table-cell office:value-type="string" calcext:value-type="string">
            <text:p>WDL 3</text:p>
          </table:table-cell>
          <table:table-cell office:value-type="string" calcext:value-type="string">
            <text:p>STAHLHERSTELLUNG <text:s/>STAHL UND SEINE LEGIERUNGEN</text:p>
          </table:table-cell>
          <table:table-cell table:number-columns-repeated="5"/>
        </table:table-row>
        <table:table-row table:style-name="ro1">
          <table:table-cell table:formula="of:=IF([.B3152]=([.B3151]+2);&quot;Fehler&quot;;&quot;&quot;)">
            <text:p/>
          </table:table-cell>
          <table:table-cell table:formula="of:=IF(LEN([.C3152])=1;0;IF(LEN([.C3152])=2;1;IF(LEN([.C3152])=3;2;IF(LEN([.C3152])=5;3;IF(LEN([.C3152])=6;4;IF(LEN([.C3152])=7;5;&quot;Fehler&quot;))))))" office:value-type="float" office:value="3" calcext:value-type="float">
            <text:p>3</text:p>
          </table:table-cell>
          <table:table-cell office:value-type="string" calcext:value-type="string">
            <text:p>WDL 4</text:p>
          </table:table-cell>
          <table:table-cell office:value-type="string" calcext:value-type="string">
            <text:p>GIESSEREI <text:s/>GUSSEISEN <text:s/>URFORMEN</text:p>
          </table:table-cell>
          <table:table-cell table:number-columns-repeated="5"/>
        </table:table-row>
        <table:table-row table:style-name="ro1">
          <table:table-cell table:formula="of:=IF([.B3153]=([.B3152]+2);&quot;Fehler&quot;;&quot;&quot;)">
            <text:p/>
          </table:table-cell>
          <table:table-cell table:formula="of:=IF(LEN([.C3153])=1;0;IF(LEN([.C3153])=2;1;IF(LEN([.C3153])=3;2;IF(LEN([.C3153])=5;3;IF(LEN([.C3153])=6;4;IF(LEN([.C3153])=7;5;&quot;Fehler&quot;))))))" office:value-type="float" office:value="3" calcext:value-type="float">
            <text:p>3</text:p>
          </table:table-cell>
          <table:table-cell office:value-type="string" calcext:value-type="string">
            <text:p>WDL 5</text:p>
          </table:table-cell>
          <table:table-cell office:value-type="string" calcext:value-type="string">
            <text:p>WALZWERKTECHNIK <text:s/>WALZEN - ZIEHEN</text:p>
          </table:table-cell>
          <table:table-cell table:number-columns-repeated="5"/>
        </table:table-row>
        <table:table-row table:style-name="ro1">
          <table:table-cell table:formula="of:=IF([.B3154]=([.B3153]+2);&quot;Fehler&quot;;&quot;&quot;)">
            <text:p/>
          </table:table-cell>
          <table:table-cell table:formula="of:=IF(LEN([.C3154])=1;0;IF(LEN([.C3154])=2;1;IF(LEN([.C3154])=3;2;IF(LEN([.C3154])=5;3;IF(LEN([.C3154])=6;4;IF(LEN([.C3154])=7;5;&quot;Fehler&quot;))))))" office:value-type="float" office:value="2" calcext:value-type="float">
            <text:p>2</text:p>
          </table:table-cell>
          <table:table-cell office:value-type="string" calcext:value-type="string">
            <text:p>WDM</text:p>
          </table:table-cell>
          <table:table-cell office:value-type="string" calcext:value-type="string">
            <text:p>METALLHUETTENKUNDE <text:s/>NICHTEISENMETALLE UND IHRE LEGIERUNGEN</text:p>
          </table:table-cell>
          <table:table-cell table:number-columns-repeated="5"/>
        </table:table-row>
        <table:table-row table:style-name="ro1">
          <table:table-cell table:formula="of:=IF([.B3155]=([.B3154]+2);&quot;Fehler&quot;;&quot;&quot;)">
            <text:p/>
          </table:table-cell>
          <table:table-cell table:formula="of:=IF(LEN([.C3155])=1;0;IF(LEN([.C3155])=2;1;IF(LEN([.C3155])=3;2;IF(LEN([.C3155])=5;3;IF(LEN([.C3155])=6;4;IF(LEN([.C3155])=7;5;&quot;Fehler&quot;))))))" office:value-type="float" office:value="3" calcext:value-type="float">
            <text:p>3</text:p>
          </table:table-cell>
          <table:table-cell office:value-type="string" calcext:value-type="string">
            <text:p>WDM 1</text:p>
          </table:table-cell>
          <table:table-cell office:value-type="string" calcext:value-type="string">
            <text:p>EDELMETALLE UND IHRE LEGIERUNGEN - VERARBEITUNG VON EDELMETALLEN</text:p>
          </table:table-cell>
          <table:table-cell table:number-columns-repeated="5"/>
        </table:table-row>
        <table:table-row table:style-name="ro1">
          <table:table-cell table:formula="of:=IF([.B3156]=([.B3155]+2);&quot;Fehler&quot;;&quot;&quot;)">
            <text:p/>
          </table:table-cell>
          <table:table-cell table:formula="of:=IF(LEN([.C3156])=1;0;IF(LEN([.C3156])=2;1;IF(LEN([.C3156])=3;2;IF(LEN([.C3156])=5;3;IF(LEN([.C3156])=6;4;IF(LEN([.C3156])=7;5;&quot;Fehler&quot;))))))" office:value-type="float" office:value="3" calcext:value-type="float">
            <text:p>3</text:p>
          </table:table-cell>
          <table:table-cell office:value-type="string" calcext:value-type="string">
            <text:p>WDM 2</text:p>
          </table:table-cell>
          <table:table-cell office:value-type="string" calcext:value-type="string">
            <text:p>LEICHTMETALLE UND IHRE LEGIERUNGEN - VERARBEITUNG VON LEICHTMETALLEN</text:p>
          </table:table-cell>
          <table:table-cell table:number-columns-repeated="5"/>
        </table:table-row>
        <table:table-row table:style-name="ro1">
          <table:table-cell table:formula="of:=IF([.B3157]=([.B3156]+2);&quot;Fehler&quot;;&quot;&quot;)">
            <text:p/>
          </table:table-cell>
          <table:table-cell table:formula="of:=IF(LEN([.C3157])=1;0;IF(LEN([.C3157])=2;1;IF(LEN([.C3157])=3;2;IF(LEN([.C3157])=5;3;IF(LEN([.C3157])=6;4;IF(LEN([.C3157])=7;5;&quot;Fehler&quot;))))))" office:value-type="float" office:value="3" calcext:value-type="float">
            <text:p>3</text:p>
          </table:table-cell>
          <table:table-cell office:value-type="string" calcext:value-type="string">
            <text:p>WDM 3</text:p>
          </table:table-cell>
          <table:table-cell office:value-type="string" calcext:value-type="string">
            <text:p>VERARBEITUNG VON SONSTIGEN NICHTEISENMETALLEN – SONSTIGE NICHTEISENMETALLE UND IHRE LEGIERUNGEN</text:p>
          </table:table-cell>
          <table:table-cell table:number-columns-repeated="5"/>
        </table:table-row>
        <table:table-row table:style-name="ro1">
          <table:table-cell table:formula="of:=IF([.B3158]=([.B3157]+2);&quot;Fehler&quot;;&quot;&quot;)">
            <text:p/>
          </table:table-cell>
          <table:table-cell table:formula="of:=IF(LEN([.C3158])=1;0;IF(LEN([.C3158])=2;1;IF(LEN([.C3158])=3;2;IF(LEN([.C3158])=5;3;IF(LEN([.C3158])=6;4;IF(LEN([.C3158])=7;5;&quot;Fehler&quot;))))))" office:value-type="float" office:value="3" calcext:value-type="float">
            <text:p>3</text:p>
          </table:table-cell>
          <table:table-cell office:value-type="string" calcext:value-type="string">
            <text:p>WDM 4</text:p>
          </table:table-cell>
          <table:table-cell office:value-type="string" calcext:value-type="string">
            <text:p>PULVERMETALLURGIE <text:s/>HARTMETALLE</text:p>
          </table:table-cell>
          <table:table-cell table:number-columns-repeated="5"/>
        </table:table-row>
        <table:table-row table:style-name="ro1">
          <table:table-cell table:formula="of:=IF([.B3159]=([.B3158]+2);&quot;Fehler&quot;;&quot;&quot;)">
            <text:p/>
          </table:table-cell>
          <table:table-cell table:formula="of:=IF(LEN([.C3159])=1;0;IF(LEN([.C3159])=2;1;IF(LEN([.C3159])=3;2;IF(LEN([.C3159])=5;3;IF(LEN([.C3159])=6;4;IF(LEN([.C3159])=7;5;&quot;Fehler&quot;))))))" office:value-type="float" office:value="1" calcext:value-type="float">
            <text:p>1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ALLGEMEINE FERTIGUNGSTECHNIK - METALLBEARBEITUNG – FEINWERKTECHNIK</text:p>
          </table:table-cell>
          <table:table-cell table:number-columns-repeated="5"/>
        </table:table-row>
        <table:table-row table:style-name="ro1">
          <table:table-cell table:formula="of:=IF([.B3160]=([.B3159]+2);&quot;Fehler&quot;;&quot;&quot;)">
            <text:p/>
          </table:table-cell>
          <table:table-cell table:formula="of:=IF(LEN([.C3160])=1;0;IF(LEN([.C3160])=2;1;IF(LEN([.C3160])=3;2;IF(LEN([.C3160])=5;3;IF(LEN([.C3160])=6;4;IF(LEN([.C3160])=7;5;&quot;Fehler&quot;))))))" office:value-type="float" office:value="2" calcext:value-type="float">
            <text:p>2</text:p>
          </table:table-cell>
          <table:table-cell office:value-type="string" calcext:value-type="string">
            <text:p>WEK</text:p>
          </table:table-cell>
          <table:table-cell office:value-type="string" calcext:value-type="string">
            <text:p>GRUNDLAGEN DER METALLBEARBEITUNG</text:p>
          </table:table-cell>
          <table:table-cell table:number-columns-repeated="5"/>
        </table:table-row>
        <table:table-row table:style-name="ro1">
          <table:table-cell table:formula="of:=IF([.B3161]=([.B3160]+2);&quot;Fehler&quot;;&quot;&quot;)">
            <text:p/>
          </table:table-cell>
          <table:table-cell table:formula="of:=IF(LEN([.C3161])=1;0;IF(LEN([.C3161])=2;1;IF(LEN([.C3161])=3;2;IF(LEN([.C3161])=5;3;IF(LEN([.C3161])=6;4;IF(LEN([.C3161])=7;5;&quot;Fehler&quot;))))))" office:value-type="float" office:value="3" calcext:value-type="float">
            <text:p>3</text:p>
          </table:table-cell>
          <table:table-cell office:value-type="string" calcext:value-type="string">
            <text:p>WEK 1</text:p>
          </table:table-cell>
          <table:table-cell office:value-type="string" calcext:value-type="string">
            <text:p>SCHLOSSEREI <text:s/>WERKZEUGHERSTELLUNG</text:p>
          </table:table-cell>
          <table:table-cell table:number-columns-repeated="5"/>
        </table:table-row>
        <table:table-row table:style-name="ro1">
          <table:table-cell table:formula="of:=IF([.B3162]=([.B3161]+2);&quot;Fehler&quot;;&quot;&quot;)">
            <text:p/>
          </table:table-cell>
          <table:table-cell table:formula="of:=IF(LEN([.C3162])=1;0;IF(LEN([.C3162])=2;1;IF(LEN([.C3162])=3;2;IF(LEN([.C3162])=5;3;IF(LEN([.C3162])=6;4;IF(LEN([.C3162])=7;5;&quot;Fehler&quot;))))))" office:value-type="float" office:value="3" calcext:value-type="float">
            <text:p>3</text:p>
          </table:table-cell>
          <table:table-cell office:value-type="string" calcext:value-type="string">
            <text:p>WEK 2</text:p>
          </table:table-cell>
          <table:table-cell office:value-type="string" calcext:value-type="string">
            <text:p>SCHMIEDEHANDWERK <text:s/>TREIBARBEITEN</text:p>
          </table:table-cell>
          <table:table-cell table:number-columns-repeated="5"/>
        </table:table-row>
        <table:table-row table:style-name="ro1">
          <table:table-cell table:formula="of:=IF([.B3163]=([.B3162]+2);&quot;Fehler&quot;;&quot;&quot;)">
            <text:p/>
          </table:table-cell>
          <table:table-cell table:formula="of:=IF(LEN([.C3163])=1;0;IF(LEN([.C3163])=2;1;IF(LEN([.C3163])=3;2;IF(LEN([.C3163])=5;3;IF(LEN([.C3163])=6;4;IF(LEN([.C3163])=7;5;&quot;Fehler&quot;))))))" office:value-type="float" office:value="2" calcext:value-type="float">
            <text:p>2</text:p>
          </table:table-cell>
          <table:table-cell office:value-type="string" calcext:value-type="string">
            <text:p>WEL</text:p>
          </table:table-cell>
          <table:table-cell office:value-type="string" calcext:value-type="string">
            <text:p>ALLGEMEINE FERTIGUNGSTECHNIK - ARBEITSVERFAHREN DER METALLBEARBEITUNG <text:s/>HIER AUCH BEARBEITUNG EINZELNER METALLE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EL 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3165]=([.B3163]+2);&quot;Fehler&quot;;&quot;&quot;)" office:value-type="string" office:string-value="Fehler" calcext:value-type="string">
            <text:p>Fehler</text:p>
          </table:table-cell>
          <table:table-cell table:formula="of:=IF(LEN([.C3165])=1;0;IF(LEN([.C3165])=2;1;IF(LEN([.C3165])=3;2;IF(LEN([.C3165])=5;3;IF(LEN([.C3165])=6;4;IF(LEN([.C3165])=7;5;&quot;Fehler&quot;))))))" office:value-type="float" office:value="4" calcext:value-type="float">
            <text:p>4</text:p>
          </table:table-cell>
          <table:table-cell office:value-type="string" calcext:value-type="string">
            <text:p>WEL 05</text:p>
          </table:table-cell>
          <table:table-cell office:value-type="string" calcext:value-type="string">
            <text:p>COMPUTERUNTERSTUETZTE FERTIGUNG (CAM) FERTIGUNGSAUTOMATISIERUNG</text:p>
          </table:table-cell>
          <table:table-cell table:number-columns-repeated="5"/>
        </table:table-row>
        <table:table-row table:style-name="ro1">
          <table:table-cell table:formula="of:=IF([.B3166]=([.B3165]+2);&quot;Fehler&quot;;&quot;&quot;)">
            <text:p/>
          </table:table-cell>
          <table:table-cell table:formula="of:=IF(LEN([.C3166])=1;0;IF(LEN([.C3166])=2;1;IF(LEN([.C3166])=3;2;IF(LEN([.C3166])=5;3;IF(LEN([.C3166])=6;4;IF(LEN([.C3166])=7;5;&quot;Fehler&quot;))))))" office:value-type="float" office:value="3" calcext:value-type="float">
            <text:p>3</text:p>
          </table:table-cell>
          <table:table-cell office:value-type="string" calcext:value-type="string">
            <text:p>WEL 1</text:p>
          </table:table-cell>
          <table:table-cell office:value-type="string" calcext:value-type="string">
            <text:p>SPANGEBENDE FORMUNG <text:s/>ABTRAGEVERFAHREN <text:s/>TRENNVERFAHREN</text:p>
          </table:table-cell>
          <table:table-cell table:number-columns-repeated="5"/>
        </table:table-row>
        <table:table-row table:style-name="ro1">
          <table:table-cell table:formula="of:=IF([.B3167]=([.B3166]+2);&quot;Fehler&quot;;&quot;&quot;)">
            <text:p/>
          </table:table-cell>
          <table:table-cell table:formula="of:=IF(LEN([.C3167])=1;0;IF(LEN([.C3167])=2;1;IF(LEN([.C3167])=3;2;IF(LEN([.C3167])=5;3;IF(LEN([.C3167])=6;4;IF(LEN([.C3167])=7;5;&quot;Fehler&quot;))))))" office:value-type="float" office:value="3" calcext:value-type="float">
            <text:p>3</text:p>
          </table:table-cell>
          <table:table-cell office:value-type="string" calcext:value-type="string">
            <text:p>WEL 2</text:p>
          </table:table-cell>
          <table:table-cell office:value-type="string" calcext:value-type="string">
            <text:p>SPANLOSE FORMUNG <text:s/>UMFORMTECHNIK</text:p>
          </table:table-cell>
          <table:table-cell table:number-columns-repeated="5"/>
        </table:table-row>
        <table:table-row table:style-name="ro1">
          <table:table-cell table:formula="of:=IF([.B3168]=([.B3167]+2);&quot;Fehler&quot;;&quot;&quot;)">
            <text:p/>
          </table:table-cell>
          <table:table-cell table:formula="of:=IF(LEN([.C3168])=1;0;IF(LEN([.C3168])=2;1;IF(LEN([.C3168])=3;2;IF(LEN([.C3168])=5;3;IF(LEN([.C3168])=6;4;IF(LEN([.C3168])=7;5;&quot;Fehler&quot;))))))" office:value-type="float" office:value="3" calcext:value-type="float">
            <text:p>3</text:p>
          </table:table-cell>
          <table:table-cell office:value-type="string" calcext:value-type="string">
            <text:p>WEL 3</text:p>
          </table:table-cell>
          <table:table-cell office:value-type="string" calcext:value-type="string">
            <text:p>VERBINDUNGSVERFAHREN <text:s/>FUEGEN MONTAGETECHNIK</text:p>
          </table:table-cell>
          <table:table-cell table:number-columns-repeated="5"/>
        </table:table-row>
        <table:table-row table:style-name="ro1">
          <table:table-cell table:formula="of:=IF([.B3169]=([.B3168]+2);&quot;Fehler&quot;;&quot;&quot;)">
            <text:p/>
          </table:table-cell>
          <table:table-cell table:formula="of:=IF(LEN([.C3169])=1;0;IF(LEN([.C3169])=2;1;IF(LEN([.C3169])=3;2;IF(LEN([.C3169])=5;3;IF(LEN([.C3169])=6;4;IF(LEN([.C3169])=7;5;&quot;Fehler&quot;))))))" office:value-type="float" office:value="3" calcext:value-type="float">
            <text:p>3</text:p>
          </table:table-cell>
          <table:table-cell office:value-type="string" calcext:value-type="string">
            <text:p>WEL 4</text:p>
          </table:table-cell>
          <table:table-cell office:value-type="string" calcext:value-type="string">
            <text:p>ALLGEMEINE OBERFLAECHENBEHANDLUNG – KORROSION KORROSIONSSCHUTZ <text:s/>WAERMEBEHANDLUNG DER METALLE</text:p>
          </table:table-cell>
          <table:table-cell table:number-columns-repeated="5"/>
        </table:table-row>
        <table:table-row table:style-name="ro1">
          <table:table-cell table:formula="of:=IF([.B3170]=([.B3169]+2);&quot;Fehler&quot;;&quot;&quot;)">
            <text:p/>
          </table:table-cell>
          <table:table-cell table:formula="of:=IF(LEN([.C3170])=1;0;IF(LEN([.C3170])=2;1;IF(LEN([.C3170])=3;2;IF(LEN([.C3170])=5;3;IF(LEN([.C3170])=6;4;IF(LEN([.C3170])=7;5;&quot;Fehler&quot;))))))" office:value-type="float" office:value="2" calcext:value-type="float">
            <text:p>2</text:p>
          </table:table-cell>
          <table:table-cell office:value-type="string" calcext:value-type="string">
            <text:p>WEM</text:p>
          </table:table-cell>
          <table:table-cell office:value-type="string" calcext:value-type="string">
            <text:p>FEINWERKTECHNIK <text:s/>GERAETEBAU <text:s/>MIKROMECHANIK</text:p>
          </table:table-cell>
          <table:table-cell table:number-columns-repeated="5"/>
        </table:table-row>
        <table:table-row table:style-name="ro1">
          <table:table-cell table:formula="of:=IF([.B3171]=([.B3170]+2);&quot;Fehler&quot;;&quot;&quot;)">
            <text:p/>
          </table:table-cell>
          <table:table-cell table:formula="of:=IF(LEN([.C3171])=1;0;IF(LEN([.C3171])=2;1;IF(LEN([.C3171])=3;2;IF(LEN([.C3171])=5;3;IF(LEN([.C3171])=6;4;IF(LEN([.C3171])=7;5;&quot;Fehler&quot;))))))" office:value-type="float" office:value="3" calcext:value-type="float">
            <text:p>3</text:p>
          </table:table-cell>
          <table:table-cell office:value-type="string" calcext:value-type="string">
            <text:p>WEM 1</text:p>
          </table:table-cell>
          <table:table-cell office:value-type="string" calcext:value-type="string">
            <text:p>BUEROMASCHINEN</text:p>
          </table:table-cell>
          <table:table-cell table:number-columns-repeated="5"/>
        </table:table-row>
        <table:table-row table:style-name="ro1">
          <table:table-cell table:formula="of:=IF([.B3172]=([.B3171]+2);&quot;Fehler&quot;;&quot;&quot;)">
            <text:p/>
          </table:table-cell>
          <table:table-cell table:formula="of:=IF(LEN([.C3172])=1;0;IF(LEN([.C3172])=2;1;IF(LEN([.C3172])=3;2;IF(LEN([.C3172])=5;3;IF(LEN([.C3172])=6;4;IF(LEN([.C3172])=7;5;&quot;Fehler&quot;))))))" office:value-type="float" office:value="3" calcext:value-type="float">
            <text:p>3</text:p>
          </table:table-cell>
          <table:table-cell office:value-type="string" calcext:value-type="string">
            <text:p>WEM 3</text:p>
          </table:table-cell>
          <table:table-cell office:value-type="string" calcext:value-type="string">
            <text:p>OPTISCHE GERAETE <text:s/>TECHNISCHE OPTIK</text:p>
          </table:table-cell>
          <table:table-cell table:number-columns-repeated="5"/>
        </table:table-row>
        <table:table-row table:style-name="ro1">
          <table:table-cell table:formula="of:=IF([.B3173]=([.B3172]+2);&quot;Fehler&quot;;&quot;&quot;)">
            <text:p/>
          </table:table-cell>
          <table:table-cell table:formula="of:=IF(LEN([.C3173])=1;0;IF(LEN([.C3173])=2;1;IF(LEN([.C3173])=3;2;IF(LEN([.C3173])=5;3;IF(LEN([.C3173])=6;4;IF(LEN([.C3173])=7;5;&quot;Fehler&quot;))))))" office:value-type="float" office:value="3" calcext:value-type="float">
            <text:p>3</text:p>
          </table:table-cell>
          <table:table-cell office:value-type="string" calcext:value-type="string">
            <text:p>WEM 4</text:p>
          </table:table-cell>
          <table:table-cell office:value-type="string" calcext:value-type="string">
            <text:p>SCHUSSWAFFEN</text:p>
          </table:table-cell>
          <table:table-cell table:number-columns-repeated="5"/>
        </table:table-row>
        <table:table-row table:style-name="ro1">
          <table:table-cell table:formula="of:=IF([.B3174]=([.B3173]+2);&quot;Fehler&quot;;&quot;&quot;)">
            <text:p/>
          </table:table-cell>
          <table:table-cell table:formula="of:=IF(LEN([.C3174])=1;0;IF(LEN([.C3174])=2;1;IF(LEN([.C3174])=3;2;IF(LEN([.C3174])=5;3;IF(LEN([.C3174])=6;4;IF(LEN([.C3174])=7;5;&quot;Fehler&quot;))))))" office:value-type="float" office:value="2" calcext:value-type="float">
            <text:p>2</text:p>
          </table:table-cell>
          <table:table-cell office:value-type="string" calcext:value-type="string">
            <text:p>WEN</text:p>
          </table:table-cell>
          <table:table-cell office:value-type="string" calcext:value-type="string">
            <text:p>UHREN <text:s/>UHRMACHERHANDWERK <text:s/>BEARBEITUNG VON EDELMETALLEN UND EDELSTEINEN</text:p>
          </table:table-cell>
          <table:table-cell table:number-columns-repeated="5"/>
        </table:table-row>
        <table:table-row table:style-name="ro1">
          <table:table-cell table:formula="of:=IF([.B3175]=([.B3174]+2);&quot;Fehler&quot;;&quot;&quot;)">
            <text:p/>
          </table:table-cell>
          <table:table-cell table:formula="of:=IF(LEN([.C3175])=1;0;IF(LEN([.C3175])=2;1;IF(LEN([.C3175])=3;2;IF(LEN([.C3175])=5;3;IF(LEN([.C3175])=6;4;IF(LEN([.C3175])=7;5;&quot;Fehler&quot;))))))" office:value-type="float" office:value="1" calcext:value-type="float">
            <text:p>1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ENERGIETECHNIK <text:s/>MASCHINENBAU</text:p>
          </table:table-cell>
          <table:table-cell table:number-columns-repeated="5"/>
        </table:table-row>
        <table:table-row table:style-name="ro1">
          <table:table-cell table:formula="of:=IF([.B3176]=([.B3175]+2);&quot;Fehler&quot;;&quot;&quot;)">
            <text:p/>
          </table:table-cell>
          <table:table-cell table:formula="of:=IF(LEN([.C3176])=1;0;IF(LEN([.C3176])=2;1;IF(LEN([.C3176])=3;2;IF(LEN([.C3176])=5;3;IF(LEN([.C3176])=6;4;IF(LEN([.C3176])=7;5;&quot;Fehler&quot;))))))" office:value-type="float" office:value="2" calcext:value-type="float">
            <text:p>2</text:p>
          </table:table-cell>
          <table:table-cell office:value-type="string" calcext:value-type="string">
            <text:p>WFK</text:p>
          </table:table-cell>
          <table:table-cell office:value-type="string" calcext:value-type="string">
            <text:p>GRUNDLAGEN DES MASCHINENBAUS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3177]=([.B3176]+2);&quot;Fehler&quot;;&quot;&quot;)">
            <text:p/>
          </table:table-cell>
          <table:table-cell table:formula="of:=IF(LEN([.C3177])=1;0;IF(LEN([.C3177])=2;1;IF(LEN([.C3177])=3;2;IF(LEN([.C3177])=5;3;IF(LEN([.C3177])=6;4;IF(LEN([.C3177])=7;5;&quot;Fehler&quot;))))))" office:value-type="float" office:value="3" calcext:value-type="float">
            <text:p>3</text:p>
          </table:table-cell>
          <table:table-cell office:value-type="string" calcext:value-type="string">
            <text:p>WFK 1</text:p>
          </table:table-cell>
          <table:table-cell office:value-type="string" calcext:value-type="string">
            <text:p>PHYSIKALISCHE UND PHYSIKALISCH-CHEMISCHE GRUNDLAGEN DES MASCHINENBAUS <text:s/>MECHATRONIK</text:p>
          </table:table-cell>
          <table:table-cell table:number-columns-repeated="5"/>
        </table:table-row>
        <table:table-row table:style-name="ro1">
          <table:table-cell table:formula="of:=IF([.B3178]=([.B3177]+2);&quot;Fehler&quot;;&quot;&quot;)">
            <text:p/>
          </table:table-cell>
          <table:table-cell table:formula="of:=IF(LEN([.C3178])=1;0;IF(LEN([.C3178])=2;1;IF(LEN([.C3178])=3;2;IF(LEN([.C3178])=5;3;IF(LEN([.C3178])=6;4;IF(LEN([.C3178])=7;5;&quot;Fehler&quot;))))))" office:value-type="float" office:value="3" calcext:value-type="float">
            <text:p>3</text:p>
          </table:table-cell>
          <table:table-cell office:value-type="string" calcext:value-type="string">
            <text:p>WFK 2</text:p>
          </table:table-cell>
          <table:table-cell office:value-type="string" calcext:value-type="string">
            <text:p>MATHEMATIK FUER MASCHINENBAUER MASCHINENZEICHNEN</text:p>
          </table:table-cell>
          <table:table-cell table:number-columns-repeated="5"/>
        </table:table-row>
        <table:table-row table:style-name="ro1">
          <table:table-cell table:formula="of:=IF([.B3179]=([.B3178]+2);&quot;Fehler&quot;;&quot;&quot;)">
            <text:p/>
          </table:table-cell>
          <table:table-cell table:formula="of:=IF(LEN([.C3179])=1;0;IF(LEN([.C3179])=2;1;IF(LEN([.C3179])=3;2;IF(LEN([.C3179])=5;3;IF(LEN([.C3179])=6;4;IF(LEN([.C3179])=7;5;&quot;Fehler&quot;))))))" office:value-type="float" office:value="3" calcext:value-type="float">
            <text:p>3</text:p>
          </table:table-cell>
          <table:table-cell office:value-type="string" calcext:value-type="string">
            <text:p>WFK 3</text:p>
          </table:table-cell>
          <table:table-cell office:value-type="string" calcext:value-type="string">
            <text:p>MASCHINENPRUEFUNG</text:p>
          </table:table-cell>
          <table:table-cell table:number-columns-repeated="5"/>
        </table:table-row>
        <table:table-row table:style-name="ro1">
          <table:table-cell table:formula="of:=IF([.B3180]=([.B3179]+2);&quot;Fehler&quot;;&quot;&quot;)">
            <text:p/>
          </table:table-cell>
          <table:table-cell table:formula="of:=IF(LEN([.C3180])=1;0;IF(LEN([.C3180])=2;1;IF(LEN([.C3180])=3;2;IF(LEN([.C3180])=5;3;IF(LEN([.C3180])=6;4;IF(LEN([.C3180])=7;5;&quot;Fehler&quot;))))))" office:value-type="float" office:value="3" calcext:value-type="float">
            <text:p>3</text:p>
          </table:table-cell>
          <table:table-cell office:value-type="string" calcext:value-type="string">
            <text:p>WFK 4</text:p>
          </table:table-cell>
          <table:table-cell office:value-type="string" calcext:value-type="string">
            <text:p>MASCHINENELEMENTE</text:p>
          </table:table-cell>
          <table:table-cell table:number-columns-repeated="5"/>
        </table:table-row>
        <table:table-row table:style-name="ro1">
          <table:table-cell table:formula="of:=IF([.B3181]=([.B3180]+2);&quot;Fehler&quot;;&quot;&quot;)">
            <text:p/>
          </table:table-cell>
          <table:table-cell table:formula="of:=IF(LEN([.C3181])=1;0;IF(LEN([.C3181])=2;1;IF(LEN([.C3181])=3;2;IF(LEN([.C3181])=5;3;IF(LEN([.C3181])=6;4;IF(LEN([.C3181])=7;5;&quot;Fehler&quot;))))))" office:value-type="float" office:value="3" calcext:value-type="float">
            <text:p>3</text:p>
          </table:table-cell>
          <table:table-cell office:value-type="string" calcext:value-type="string">
            <text:p>WFK 6</text:p>
          </table:table-cell>
          <table:table-cell office:value-type="string" calcext:value-type="string">
            <text:p>STAHLBAU <text:s/>LEICHTBAU <text:s/>METALLBAU</text:p>
          </table:table-cell>
          <table:table-cell table:number-columns-repeated="5"/>
        </table:table-row>
        <table:table-row table:style-name="ro1">
          <table:table-cell table:formula="of:=IF([.B3182]=([.B3181]+2);&quot;Fehler&quot;;&quot;&quot;)">
            <text:p/>
          </table:table-cell>
          <table:table-cell table:formula="of:=IF(LEN([.C3182])=1;0;IF(LEN([.C3182])=2;1;IF(LEN([.C3182])=3;2;IF(LEN([.C3182])=5;3;IF(LEN([.C3182])=6;4;IF(LEN([.C3182])=7;5;&quot;Fehler&quot;))))))" office:value-type="float" office:value="2" calcext:value-type="float">
            <text:p>2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ENERGIETECHNIK <text:s/>KRAFTWERKSTECHNIK KRAFTMASCHINEN</text:p>
          </table:table-cell>
          <table:table-cell table:number-columns-repeated="5"/>
        </table:table-row>
        <table:table-row table:style-name="ro1">
          <table:table-cell table:formula="of:=IF([.B3183]=([.B3182]+2);&quot;Fehler&quot;;&quot;&quot;)">
            <text:p/>
          </table:table-cell>
          <table:table-cell table:formula="of:=IF(LEN([.C3183])=1;0;IF(LEN([.C3183])=2;1;IF(LEN([.C3183])=3;2;IF(LEN([.C3183])=5;3;IF(LEN([.C3183])=6;4;IF(LEN([.C3183])=7;5;&quot;Fehler&quot;))))))" office:value-type="float" office:value="3" calcext:value-type="float">
            <text:p>3</text:p>
          </table:table-cell>
          <table:table-cell office:value-type="string" calcext:value-type="string">
            <text:p>WFL 1</text:p>
          </table:table-cell>
          <table:table-cell office:value-type="string" calcext:value-type="string">
            <text:p>DAMPFKRAFTWERKE <text:s/>THERMISCHE KRAFTWERKE KOHLEKRAFTWERKE</text:p>
          </table:table-cell>
          <table:table-cell table:number-columns-repeated="5"/>
        </table:table-row>
        <table:table-row table:style-name="ro1">
          <table:table-cell table:formula="of:=IF([.B3184]=([.B3183]+2);&quot;Fehler&quot;;&quot;&quot;)">
            <text:p/>
          </table:table-cell>
          <table:table-cell table:formula="of:=IF(LEN([.C3184])=1;0;IF(LEN([.C3184])=2;1;IF(LEN([.C3184])=3;2;IF(LEN([.C3184])=5;3;IF(LEN([.C3184])=6;4;IF(LEN([.C3184])=7;5;&quot;Fehler&quot;))))))" office:value-type="float" office:value="4" calcext:value-type="float">
            <text:p>4</text:p>
          </table:table-cell>
          <table:table-cell office:value-type="string" calcext:value-type="string">
            <text:p>WFL 10</text:p>
          </table:table-cell>
          <table:table-cell office:value-type="string" calcext:value-type="string">
            <text:p>DAMPFERZEUGER <text:s/>DAMPFKESSEL</text:p>
          </table:table-cell>
          <table:table-cell table:number-columns-repeated="5"/>
        </table:table-row>
        <table:table-row table:style-name="ro1">
          <table:table-cell table:formula="of:=IF([.B3185]=([.B3184]+2);&quot;Fehler&quot;;&quot;&quot;)">
            <text:p/>
          </table:table-cell>
          <table:table-cell table:formula="of:=IF(LEN([.C3185])=1;0;IF(LEN([.C3185])=2;1;IF(LEN([.C3185])=3;2;IF(LEN([.C3185])=5;3;IF(LEN([.C3185])=6;4;IF(LEN([.C3185])=7;5;&quot;Fehler&quot;))))))" office:value-type="float" office:value="3" calcext:value-type="float">
            <text:p>3</text:p>
          </table:table-cell>
          <table:table-cell office:value-type="string" calcext:value-type="string">
            <text:p>WFL 2</text:p>
          </table:table-cell>
          <table:table-cell office:value-type="string" calcext:value-type="string">
            <text:p>VERBRENNUNGSKRAFTMASCHINEN</text:p>
          </table:table-cell>
          <table:table-cell table:number-columns-repeated="5"/>
        </table:table-row>
        <table:table-row table:style-name="ro1">
          <table:table-cell table:formula="of:=IF([.B3186]=([.B3185]+2);&quot;Fehler&quot;;&quot;&quot;)">
            <text:p/>
          </table:table-cell>
          <table:table-cell table:formula="of:=IF(LEN([.C3186])=1;0;IF(LEN([.C3186])=2;1;IF(LEN([.C3186])=3;2;IF(LEN([.C3186])=5;3;IF(LEN([.C3186])=6;4;IF(LEN([.C3186])=7;5;&quot;Fehler&quot;))))))" office:value-type="float" office:value="4" calcext:value-type="float">
            <text:p>4</text:p>
          </table:table-cell>
          <table:table-cell office:value-type="string" calcext:value-type="string">
            <text:p>WFL 20</text:p>
          </table:table-cell>
          <table:table-cell office:value-type="string" calcext:value-type="string">
            <text:p>DIESELMOTOREN <text:s/>DIESELKRAFTWERKE</text:p>
          </table:table-cell>
          <table:table-cell table:number-columns-repeated="5"/>
        </table:table-row>
        <table:table-row table:style-name="ro1">
          <table:table-cell table:formula="of:=IF([.B3187]=([.B3186]+2);&quot;Fehler&quot;;&quot;&quot;)">
            <text:p/>
          </table:table-cell>
          <table:table-cell table:formula="of:=IF(LEN([.C3187])=1;0;IF(LEN([.C3187])=2;1;IF(LEN([.C3187])=3;2;IF(LEN([.C3187])=5;3;IF(LEN([.C3187])=6;4;IF(LEN([.C3187])=7;5;&quot;Fehler&quot;))))))" office:value-type="float" office:value="4" calcext:value-type="float">
            <text:p>4</text:p>
          </table:table-cell>
          <table:table-cell office:value-type="string" calcext:value-type="string">
            <text:p>WFL 25</text:p>
          </table:table-cell>
          <table:table-cell office:value-type="string" calcext:value-type="string">
            <text:p>GASTURBINEN</text:p>
          </table:table-cell>
          <table:table-cell table:number-columns-repeated="5"/>
        </table:table-row>
        <table:table-row table:style-name="ro1">
          <table:table-cell table:formula="of:=IF([.B3188]=([.B3187]+2);&quot;Fehler&quot;;&quot;&quot;)">
            <text:p/>
          </table:table-cell>
          <table:table-cell table:formula="of:=IF(LEN([.C3188])=1;0;IF(LEN([.C3188])=2;1;IF(LEN([.C3188])=3;2;IF(LEN([.C3188])=5;3;IF(LEN([.C3188])=6;4;IF(LEN([.C3188])=7;5;&quot;Fehler&quot;))))))" office:value-type="float" office:value="3" calcext:value-type="float">
            <text:p>3</text:p>
          </table:table-cell>
          <table:table-cell office:value-type="string" calcext:value-type="string">
            <text:p>WFL 3</text:p>
          </table:table-cell>
          <table:table-cell office:value-type="string" calcext:value-type="string">
            <text:p>WASSERKRAFTWERKE <text:s/>WASSERKRAFTMASCHINEN</text:p>
          </table:table-cell>
          <table:table-cell table:number-columns-repeated="5"/>
        </table:table-row>
        <table:table-row table:style-name="ro1">
          <table:table-cell table:formula="of:=IF([.B3189]=([.B3188]+2);&quot;Fehler&quot;;&quot;&quot;)">
            <text:p/>
          </table:table-cell>
          <table:table-cell table:formula="of:=IF(LEN([.C3189])=1;0;IF(LEN([.C3189])=2;1;IF(LEN([.C3189])=3;2;IF(LEN([.C3189])=5;3;IF(LEN([.C3189])=6;4;IF(LEN([.C3189])=7;5;&quot;Fehler&quot;))))))" office:value-type="float" office:value="3" calcext:value-type="float">
            <text:p>3</text:p>
          </table:table-cell>
          <table:table-cell office:value-type="string" calcext:value-type="string">
            <text:p>WFL 4</text:p>
          </table:table-cell>
          <table:table-cell office:value-type="string" calcext:value-type="string">
            <text:p>SONDERFORMEN DER ENERGIEERZEUGUNG - SONDERFORMEN DER KRAFTMASCHINEN - REGENERATIVE ENERGIE</text:p>
          </table:table-cell>
          <table:table-cell table:number-columns-repeated="5"/>
        </table:table-row>
        <table:table-row table:style-name="ro1">
          <table:table-cell table:formula="of:=IF([.B3190]=([.B3189]+2);&quot;Fehler&quot;;&quot;&quot;)">
            <text:p/>
          </table:table-cell>
          <table:table-cell table:formula="of:=IF(LEN([.C3190])=1;0;IF(LEN([.C3190])=2;1;IF(LEN([.C3190])=3;2;IF(LEN([.C3190])=5;3;IF(LEN([.C3190])=6;4;IF(LEN([.C3190])=7;5;&quot;Fehler&quot;))))))" office:value-type="float" office:value="3" calcext:value-type="float">
            <text:p>3</text:p>
          </table:table-cell>
          <table:table-cell office:value-type="string" calcext:value-type="string">
            <text:p>WFL 5</text:p>
          </table:table-cell>
          <table:table-cell office:value-type="string" calcext:value-type="string">
            <text:p>KERNTECHNIK <text:s/>KERNKRAFTWERKE</text:p>
          </table:table-cell>
          <table:table-cell table:number-columns-repeated="5"/>
        </table:table-row>
        <table:table-row table:style-name="ro1">
          <table:table-cell table:formula="of:=IF([.B3191]=([.B3190]+2);&quot;Fehler&quot;;&quot;&quot;)">
            <text:p/>
          </table:table-cell>
          <table:table-cell table:formula="of:=IF(LEN([.C3191])=1;0;IF(LEN([.C3191])=2;1;IF(LEN([.C3191])=3;2;IF(LEN([.C3191])=5;3;IF(LEN([.C3191])=6;4;IF(LEN([.C3191])=7;5;&quot;Fehler&quot;))))))" office:value-type="float" office:value="2" calcext:value-type="float">
            <text:p>2</text:p>
          </table:table-cell>
          <table:table-cell office:value-type="string" calcext:value-type="string">
            <text:p>WFM</text:p>
          </table:table-cell>
          <table:table-cell office:value-type="string" calcext:value-type="string">
            <text:p>ARBEITSMASCHINEN <text:s/>VERARBEITUNGSMASCHINEN : ALLGEMEINES</text:p>
          </table:table-cell>
          <table:table-cell table:number-columns-repeated="5"/>
        </table:table-row>
        <table:table-row table:style-name="ro1">
          <table:table-cell table:formula="of:=IF([.B3192]=([.B3191]+2);&quot;Fehler&quot;;&quot;&quot;)">
            <text:p/>
          </table:table-cell>
          <table:table-cell table:formula="of:=IF(LEN([.C3192])=1;0;IF(LEN([.C3192])=2;1;IF(LEN([.C3192])=3;2;IF(LEN([.C3192])=5;3;IF(LEN([.C3192])=6;4;IF(LEN([.C3192])=7;5;&quot;Fehler&quot;))))))" office:value-type="float" office:value="3" calcext:value-type="float">
            <text:p>3</text:p>
          </table:table-cell>
          <table:table-cell office:value-type="string" calcext:value-type="string">
            <text:p>WFM 1</text:p>
          </table:table-cell>
          <table:table-cell office:value-type="string" calcext:value-type="string">
            <text:p>WERKZEUGMASCHINEN <text:s/>VORRICHTUNGSBAU</text:p>
          </table:table-cell>
          <table:table-cell table:number-columns-repeated="5"/>
        </table:table-row>
        <table:table-row table:style-name="ro1">
          <table:table-cell table:formula="of:=IF([.B3193]=([.B3192]+2);&quot;Fehler&quot;;&quot;&quot;)">
            <text:p/>
          </table:table-cell>
          <table:table-cell table:formula="of:=IF(LEN([.C3193])=1;0;IF(LEN([.C3193])=2;1;IF(LEN([.C3193])=3;2;IF(LEN([.C3193])=5;3;IF(LEN([.C3193])=6;4;IF(LEN([.C3193])=7;5;&quot;Fehler&quot;))))))" office:value-type="float" office:value="4" calcext:value-type="float">
            <text:p>4</text:p>
          </table:table-cell>
          <table:table-cell office:value-type="string" calcext:value-type="string">
            <text:p>WFM 13</text:p>
          </table:table-cell>
          <table:table-cell office:value-type="string" calcext:value-type="string">
            <text:p>NC-, CNC-, DNC-MASCHINEN</text:p>
          </table:table-cell>
          <table:table-cell table:number-columns-repeated="5"/>
        </table:table-row>
        <table:table-row table:style-name="ro1">
          <table:table-cell table:formula="of:=IF([.B3194]=([.B3193]+2);&quot;Fehler&quot;;&quot;&quot;)">
            <text:p/>
          </table:table-cell>
          <table:table-cell table:formula="of:=IF(LEN([.C3194])=1;0;IF(LEN([.C3194])=2;1;IF(LEN([.C3194])=3;2;IF(LEN([.C3194])=5;3;IF(LEN([.C3194])=6;4;IF(LEN([.C3194])=7;5;&quot;Fehler&quot;))))))" office:value-type="float" office:value="4" calcext:value-type="float">
            <text:p>4</text:p>
          </table:table-cell>
          <table:table-cell office:value-type="string" calcext:value-type="string">
            <text:p>WFM 15</text:p>
          </table:table-cell>
          <table:table-cell office:value-type="string" calcext:value-type="string">
            <text:p>HANDHABUNGSTECHNIK <text:s/>MANIPULATOREN <text:s/>INDUSTRIEROBOTER</text:p>
          </table:table-cell>
          <table:table-cell table:number-columns-repeated="5"/>
        </table:table-row>
        <table:table-row table:style-name="ro1">
          <table:table-cell table:formula="of:=IF([.B3195]=([.B3194]+2);&quot;Fehler&quot;;&quot;&quot;)">
            <text:p/>
          </table:table-cell>
          <table:table-cell table:formula="of:=IF(LEN([.C3195])=1;0;IF(LEN([.C3195])=2;1;IF(LEN([.C3195])=3;2;IF(LEN([.C3195])=5;3;IF(LEN([.C3195])=6;4;IF(LEN([.C3195])=7;5;&quot;Fehler&quot;))))))" office:value-type="float" office:value="3" calcext:value-type="float">
            <text:p>3</text:p>
          </table:table-cell>
          <table:table-cell office:value-type="string" calcext:value-type="string">
            <text:p>WFM 2</text:p>
          </table:table-cell>
          <table:table-cell office:value-type="string" calcext:value-type="string">
            <text:p>DRUCKLUFTTECHNIK <text:s/>PUMPEN</text:p>
          </table:table-cell>
          <table:table-cell table:number-columns-repeated="5"/>
        </table:table-row>
        <table:table-row table:style-name="ro1">
          <table:table-cell table:formula="of:=IF([.B3196]=([.B3195]+2);&quot;Fehler&quot;;&quot;&quot;)">
            <text:p/>
          </table:table-cell>
          <table:table-cell table:formula="of:=IF(LEN([.C3196])=1;0;IF(LEN([.C3196])=2;1;IF(LEN([.C3196])=3;2;IF(LEN([.C3196])=5;3;IF(LEN([.C3196])=6;4;IF(LEN([.C3196])=7;5;&quot;Fehler&quot;))))))" office:value-type="float" office:value="4" calcext:value-type="float">
            <text:p>4</text:p>
          </table:table-cell>
          <table:table-cell office:value-type="string" calcext:value-type="string">
            <text:p>WFM 25</text:p>
          </table:table-cell>
          <table:table-cell office:value-type="string" calcext:value-type="string">
            <text:p>KAELTETECHNIK <text:s/>KUEHLTECHNIK</text:p>
          </table:table-cell>
          <table:table-cell table:number-columns-repeated="5"/>
        </table:table-row>
        <table:table-row table:style-name="ro1">
          <table:table-cell table:formula="of:=IF([.B3197]=([.B3196]+2);&quot;Fehler&quot;;&quot;&quot;)">
            <text:p/>
          </table:table-cell>
          <table:table-cell table:formula="of:=IF(LEN([.C3197])=1;0;IF(LEN([.C3197])=2;1;IF(LEN([.C3197])=3;2;IF(LEN([.C3197])=5;3;IF(LEN([.C3197])=6;4;IF(LEN([.C3197])=7;5;&quot;Fehler&quot;))))))" office:value-type="float" office:value="3" calcext:value-type="float">
            <text:p>3</text:p>
          </table:table-cell>
          <table:table-cell office:value-type="string" calcext:value-type="string">
            <text:p>WFM 3</text:p>
          </table:table-cell>
          <table:table-cell office:value-type="string" calcext:value-type="string">
            <text:p>FOERDERTECHNIK <text:s/>HEBEZEUGE <text:s/>ROHRLEITUNGEN</text:p>
          </table:table-cell>
          <table:table-cell table:number-columns-repeated="5"/>
        </table:table-row>
        <table:table-row table:style-name="ro1">
          <table:table-cell table:formula="of:=IF([.B3198]=([.B3197]+2);&quot;Fehler&quot;;&quot;&quot;)">
            <text:p/>
          </table:table-cell>
          <table:table-cell table:formula="of:=IF(LEN([.C3198])=1;0;IF(LEN([.C3198])=2;1;IF(LEN([.C3198])=3;2;IF(LEN([.C3198])=5;3;IF(LEN([.C3198])=6;4;IF(LEN([.C3198])=7;5;&quot;Fehler&quot;))))))" office:value-type="float" office:value="1" calcext:value-type="float">
            <text:p>1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ELEKTROTECHNIK <text:s/>ELEKTRONIK - NACHRICHTENTECHNIK : GESAMTDARSTELLLUNGEN - DARSTELLUNGEN MEHRERER TEILGEBIETE</text:p>
          </table:table-cell>
          <table:table-cell table:number-columns-repeated="5"/>
        </table:table-row>
        <table:table-row table:style-name="ro1">
          <table:table-cell table:formula="of:=IF([.B3199]=([.B3198]+2);&quot;Fehler&quot;;&quot;&quot;)">
            <text:p/>
          </table:table-cell>
          <table:table-cell table:formula="of:=IF(LEN([.C3199])=1;0;IF(LEN([.C3199])=2;1;IF(LEN([.C3199])=3;2;IF(LEN([.C3199])=5;3;IF(LEN([.C3199])=6;4;IF(LEN([.C3199])=7;5;&quot;Fehler&quot;))))))" office:value-type="float" office:value="2" calcext:value-type="float">
            <text:p>2</text:p>
          </table:table-cell>
          <table:table-cell office:value-type="string" calcext:value-type="string">
            <text:p>WGK</text:p>
          </table:table-cell>
          <table:table-cell office:value-type="string" calcext:value-type="string">
            <text:p>GRUNDLAGEN DER ELEKTROTECHNIK - ALLGEMEINE ELEKTROTECHNIK - THEORETISCHE ELEKTROTECHNIK</text:p>
          </table:table-cell>
          <table:table-cell table:number-columns-repeated="5"/>
        </table:table-row>
        <table:table-row table:style-name="ro1">
          <table:table-cell table:formula="of:=IF([.B3200]=([.B3199]+2);&quot;Fehler&quot;;&quot;&quot;)">
            <text:p/>
          </table:table-cell>
          <table:table-cell table:formula="of:=IF(LEN([.C3200])=1;0;IF(LEN([.C3200])=2;1;IF(LEN([.C3200])=3;2;IF(LEN([.C3200])=5;3;IF(LEN([.C3200])=6;4;IF(LEN([.C3200])=7;5;&quot;Fehler&quot;))))))" office:value-type="float" office:value="3" calcext:value-type="float">
            <text:p>3</text:p>
          </table:table-cell>
          <table:table-cell office:value-type="string" calcext:value-type="string">
            <text:p>WGK 3</text:p>
          </table:table-cell>
          <table:table-cell office:value-type="string" calcext:value-type="string">
            <text:p>MATHEMATISCHE VERFAHREN DER ELEKTROTECHNIK UND ELEKTRONIK</text:p>
          </table:table-cell>
          <table:table-cell table:number-columns-repeated="5"/>
        </table:table-row>
        <table:table-row table:style-name="ro1">
          <table:table-cell table:formula="of:=IF([.B3201]=([.B3200]+2);&quot;Fehler&quot;;&quot;&quot;)">
            <text:p/>
          </table:table-cell>
          <table:table-cell table:formula="of:=IF(LEN([.C3201])=1;0;IF(LEN([.C3201])=2;1;IF(LEN([.C3201])=3;2;IF(LEN([.C3201])=5;3;IF(LEN([.C3201])=6;4;IF(LEN([.C3201])=7;5;&quot;Fehler&quot;))))))" office:value-type="float" office:value="3" calcext:value-type="float">
            <text:p>3</text:p>
          </table:table-cell>
          <table:table-cell office:value-type="string" calcext:value-type="string">
            <text:p>WGK 4</text:p>
          </table:table-cell>
          <table:table-cell office:value-type="string" calcext:value-type="string">
            <text:p>WERKSTOFFE DER ELEKTROTECHNIK UND ELEKTRONIK</text:p>
          </table:table-cell>
          <table:table-cell table:number-columns-repeated="5"/>
        </table:table-row>
        <table:table-row table:style-name="ro1">
          <table:table-cell table:formula="of:=IF([.B3202]=([.B3201]+2);&quot;Fehler&quot;;&quot;&quot;)">
            <text:p/>
          </table:table-cell>
          <table:table-cell table:formula="of:=IF(LEN([.C3202])=1;0;IF(LEN([.C3202])=2;1;IF(LEN([.C3202])=3;2;IF(LEN([.C3202])=5;3;IF(LEN([.C3202])=6;4;IF(LEN([.C3202])=7;5;&quot;Fehler&quot;))))))" office:value-type="float" office:value="3" calcext:value-type="float">
            <text:p>3</text:p>
          </table:table-cell>
          <table:table-cell office:value-type="string" calcext:value-type="string">
            <text:p>WGK 6</text:p>
          </table:table-cell>
          <table:table-cell office:value-type="string" calcext:value-type="string">
            <text:p>ELEKTRISCHE MESSTECHNIK <text:s/>ELEKTRONISCHE MESSTECHNIK</text:p>
          </table:table-cell>
          <table:table-cell table:number-columns-repeated="5"/>
        </table:table-row>
        <table:table-row table:style-name="ro1">
          <table:table-cell table:formula="of:=IF([.B3203]=([.B3202]+2);&quot;Fehler&quot;;&quot;&quot;)">
            <text:p/>
          </table:table-cell>
          <table:table-cell table:formula="of:=IF(LEN([.C3203])=1;0;IF(LEN([.C3203])=2;1;IF(LEN([.C3203])=3;2;IF(LEN([.C3203])=5;3;IF(LEN([.C3203])=6;4;IF(LEN([.C3203])=7;5;&quot;Fehler&quot;))))))" office:value-type="float" office:value="2" calcext:value-type="float">
            <text:p>2</text:p>
          </table:table-cell>
          <table:table-cell office:value-type="string" calcext:value-type="string">
            <text:p>WGL</text:p>
          </table:table-cell>
          <table:table-cell office:value-type="string" calcext:value-type="string">
            <text:p>ALLGEMEINE ELEKTRISCHE UND ELEKTRONISCHE SCHALTUNGSTECHNIK : GESAMTDARSTELLUNGEN</text:p>
          </table:table-cell>
          <table:table-cell table:number-columns-repeated="5"/>
        </table:table-row>
        <table:table-row table:style-name="ro1">
          <table:table-cell table:formula="of:=IF([.B3204]=([.B3203]+2);&quot;Fehler&quot;;&quot;&quot;)">
            <text:p/>
          </table:table-cell>
          <table:table-cell table:formula="of:=IF(LEN([.C3204])=1;0;IF(LEN([.C3204])=2;1;IF(LEN([.C3204])=3;2;IF(LEN([.C3204])=5;3;IF(LEN([.C3204])=6;4;IF(LEN([.C3204])=7;5;&quot;Fehler&quot;))))))" office:value-type="float" office:value="3" calcext:value-type="float">
            <text:p>3</text:p>
          </table:table-cell>
          <table:table-cell office:value-type="string" calcext:value-type="string">
            <text:p>WGL 1</text:p>
          </table:table-cell>
          <table:table-cell office:value-type="string" calcext:value-type="string">
            <text:p>ALLGEMEINE ELEKTRONIK <text:s/>ELEKTRONISCHE SCHALTUNGEN</text:p>
          </table:table-cell>
          <table:table-cell table:number-columns-repeated="5"/>
        </table:table-row>
        <table:table-row table:style-name="ro1">
          <table:table-cell table:formula="of:=IF([.B3205]=([.B3204]+2);&quot;Fehler&quot;;&quot;&quot;)">
            <text:p/>
          </table:table-cell>
          <table:table-cell table:formula="of:=IF(LEN([.C3205])=1;0;IF(LEN([.C3205])=2;1;IF(LEN([.C3205])=3;2;IF(LEN([.C3205])=5;3;IF(LEN([.C3205])=6;4;IF(LEN([.C3205])=7;5;&quot;Fehler&quot;))))))" office:value-type="float" office:value="4" calcext:value-type="float">
            <text:p>4</text:p>
          </table:table-cell>
          <table:table-cell office:value-type="string" calcext:value-type="string">
            <text:p>WGL 10</text:p>
          </table:table-cell>
          <table:table-cell office:value-type="string" calcext:value-type="string">
            <text:p>INFORMATIK <text:s/>ELEKTRONISCHE DATENVERARBEITUNG</text:p>
          </table:table-cell>
          <table:table-cell table:number-columns-repeated="5"/>
        </table:table-row>
        <table:table-row table:style-name="ro1">
          <table:table-cell table:formula="of:=IF([.B3206]=([.B3205]+2);&quot;Fehler&quot;;&quot;&quot;)">
            <text:p/>
          </table:table-cell>
          <table:table-cell table:formula="of:=IF(LEN([.C3206])=1;0;IF(LEN([.C3206])=2;1;IF(LEN([.C3206])=3;2;IF(LEN([.C3206])=5;3;IF(LEN([.C3206])=6;4;IF(LEN([.C3206])=7;5;&quot;Fehler&quot;))))))" office:value-type="float" office:value="5" calcext:value-type="float">
            <text:p>5</text:p>
          </table:table-cell>
          <table:table-cell office:value-type="string" calcext:value-type="string">
            <text:p>WGL 102</text:p>
          </table:table-cell>
          <table:table-cell office:value-type="string" calcext:value-type="string">
            <text:p>NACHSCHLAGEWERKE - BIBLIOGRAPHIEN - WOERTERBUECHER – BERUFSKUNDE</text:p>
          </table:table-cell>
          <table:table-cell table:number-columns-repeated="5"/>
        </table:table-row>
        <table:table-row table:style-name="ro1">
          <table:table-cell table:formula="of:=IF([.B3207]=([.B3206]+2);&quot;Fehler&quot;;&quot;&quot;)">
            <text:p/>
          </table:table-cell>
          <table:table-cell table:formula="of:=IF(LEN([.C3207])=1;0;IF(LEN([.C3207])=2;1;IF(LEN([.C3207])=3;2;IF(LEN([.C3207])=5;3;IF(LEN([.C3207])=6;4;IF(LEN([.C3207])=7;5;&quot;Fehler&quot;))))))" office:value-type="float" office:value="5" calcext:value-type="float">
            <text:p>5</text:p>
          </table:table-cell>
          <table:table-cell office:value-type="string" calcext:value-type="string">
            <text:p>WGL 104</text:p>
          </table:table-cell>
          <table:table-cell office:value-type="string" calcext:value-type="string">
            <text:p>GESCHICHTE DER DATENVERARBEITUNG <text:s/>COMPUTER UND GESELLSCHAFT <text:s/>MENSCH UND COMPUTER <text:s/>PHILOSOPHIE UND SOZIOLOGIE DER DATENVERARBEITUNG</text:p>
          </table:table-cell>
          <table:table-cell table:number-columns-repeated="5"/>
        </table:table-row>
        <table:table-row table:style-name="ro1">
          <table:table-cell table:formula="of:=IF([.B3208]=([.B3207]+2);&quot;Fehler&quot;;&quot;&quot;)">
            <text:p/>
          </table:table-cell>
          <table:table-cell table:formula="of:=IF(LEN([.C3208])=1;0;IF(LEN([.C3208])=2;1;IF(LEN([.C3208])=3;2;IF(LEN([.C3208])=5;3;IF(LEN([.C3208])=6;4;IF(LEN([.C3208])=7;5;&quot;Fehler&quot;))))))" office:value-type="float" office:value="5" calcext:value-type="float">
            <text:p>5</text:p>
          </table:table-cell>
          <table:table-cell office:value-type="string" calcext:value-type="string">
            <text:p>WGL 105</text:p>
          </table:table-cell>
          <table:table-cell office:value-type="string" calcext:value-type="string">
            <text:p>THEORETISCHE INFORMATIK <text:s/>MATHEMATISCHE METHODEN DER DATENVERARBEITUNG</text:p>
          </table:table-cell>
          <table:table-cell table:number-columns-repeated="5"/>
        </table:table-row>
        <table:table-row table:style-name="ro1">
          <table:table-cell table:formula="of:=IF([.B3209]=([.B3208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GL 1052</text:p>
          </table:table-cell>
          <table:table-cell office:value-type="string" calcext:value-type="string">
            <text:p>AUTOMATENTHEORIE <text:s/>FORMALE SPRACHEN</text:p>
          </table:table-cell>
          <table:table-cell table:number-columns-repeated="5"/>
        </table:table-row>
        <table:table-row table:style-name="ro1">
          <table:table-cell table:formula="of:=IF([.B3210]=([.B3209]+2);&quot;Fehler&quot;;&quot;&quot;)">
            <text:p/>
          </table:table-cell>
          <table:table-cell table:formula="of:=IF(LEN([.C3210])=1;0;IF(LEN([.C3210])=2;1;IF(LEN([.C3210])=3;2;IF(LEN([.C3210])=5;3;IF(LEN([.C3210])=6;4;IF(LEN([.C3210])=7;5;&quot;Fehler&quot;))))))" office:value-type="float" office:value="5" calcext:value-type="float">
            <text:p>5</text:p>
          </table:table-cell>
          <table:table-cell office:value-type="string" calcext:value-type="string">
            <text:p>WGL 109</text:p>
          </table:table-cell>
          <table:table-cell office:value-type="string" calcext:value-type="string">
            <text:p>DATENSICHERUNG <text:s/>KRYPTOLOGIE <text:s/>COMPUTERSICHERHEIT</text:p>
          </table:table-cell>
          <table:table-cell table:number-columns-repeated="5"/>
        </table:table-row>
        <table:table-row table:style-name="ro1">
          <table:table-cell table:formula="of:=IF([.B3211]=([.B3210]+2);&quot;Fehler&quot;;&quot;&quot;)">
            <text:p/>
          </table:table-cell>
          <table:table-cell table:formula="of:=IF(LEN([.C3211])=1;0;IF(LEN([.C3211])=2;1;IF(LEN([.C3211])=3;2;IF(LEN([.C3211])=5;3;IF(LEN([.C3211])=6;4;IF(LEN([.C3211])=7;5;&quot;Fehler&quot;))))))" office:value-type="float" office:value="4" calcext:value-type="float">
            <text:p>4</text:p>
          </table:table-cell>
          <table:table-cell office:value-type="string" calcext:value-type="string">
            <text:p>WGL 11</text:p>
          </table:table-cell>
          <table:table-cell office:value-type="string" calcext:value-type="string">
            <text:p>TECHNISCHE INFORMATIK <text:s/>HARDWARE <text:s/>DIGITALRECHNER</text:p>
          </table:table-cell>
          <table:table-cell table:number-columns-repeated="5"/>
        </table:table-row>
        <table:table-row table:style-name="ro1">
          <table:table-cell table:formula="of:=IF([.B3212]=([.B3211]+2);&quot;Fehler&quot;;&quot;&quot;)">
            <text:p/>
          </table:table-cell>
          <table:table-cell table:formula="of:=IF(LEN([.C3212])=1;0;IF(LEN([.C3212])=2;1;IF(LEN([.C3212])=3;2;IF(LEN([.C3212])=5;3;IF(LEN([.C3212])=6;4;IF(LEN([.C3212])=7;5;&quot;Fehler&quot;))))))" office:value-type="float" office:value="5" calcext:value-type="float">
            <text:p>5</text:p>
          </table:table-cell>
          <table:table-cell office:value-type="string" calcext:value-type="string">
            <text:p>WGL 112</text:p>
          </table:table-cell>
          <table:table-cell office:value-type="string" calcext:value-type="string">
            <text:p>ZENTRALEINHEIT</text:p>
          </table:table-cell>
          <table:table-cell table:number-columns-repeated="5"/>
        </table:table-row>
        <table:table-row table:style-name="ro1">
          <table:table-cell table:formula="of:=IF([.B3213]=([.B3212]+2);&quot;Fehler&quot;;&quot;&quot;)">
            <text:p/>
          </table:table-cell>
          <table:table-cell table:formula="of:=IF(LEN([.C3213])=1;0;IF(LEN([.C3213])=2;1;IF(LEN([.C3213])=3;2;IF(LEN([.C3213])=5;3;IF(LEN([.C3213])=6;4;IF(LEN([.C3213])=7;5;&quot;Fehler&quot;))))))" office:value-type="float" office:value="5" calcext:value-type="float">
            <text:p>5</text:p>
          </table:table-cell>
          <table:table-cell office:value-type="string" calcext:value-type="string">
            <text:p>WGL 113</text:p>
          </table:table-cell>
          <table:table-cell office:value-type="string" calcext:value-type="string">
            <text:p>PERIPHERIEGERAETE</text:p>
          </table:table-cell>
          <table:table-cell table:number-columns-repeated="5"/>
        </table:table-row>
        <table:table-row table:style-name="ro1">
          <table:table-cell table:formula="of:=IF([.B3214]=([.B3213]+2);&quot;Fehler&quot;;&quot;&quot;)">
            <text:p/>
          </table:table-cell>
          <table:table-cell table:formula="of:=IF(LEN([.C3214])=1;0;IF(LEN([.C3214])=2;1;IF(LEN([.C3214])=3;2;IF(LEN([.C3214])=5;3;IF(LEN([.C3214])=6;4;IF(LEN([.C3214])=7;5;&quot;Fehler&quot;))))))" office:value-type="float" office:value="5" calcext:value-type="float">
            <text:p>5</text:p>
          </table:table-cell>
          <table:table-cell office:value-type="string" calcext:value-type="string">
            <text:p>WGL 114</text:p>
          </table:table-cell>
          <table:table-cell office:value-type="string" calcext:value-type="string">
            <text:p>DATENSPEICHERUNG <text:s/>DATENTRAEGER <text:s/>LAUFWERKE</text:p>
          </table:table-cell>
          <table:table-cell table:number-columns-repeated="5"/>
        </table:table-row>
        <table:table-row table:style-name="ro1">
          <table:table-cell table:formula="of:=IF([.B3215]=([.B3214]+2);&quot;Fehler&quot;;&quot;&quot;)">
            <text:p/>
          </table:table-cell>
          <table:table-cell table:formula="of:=IF(LEN([.C3215])=1;0;IF(LEN([.C3215])=2;1;IF(LEN([.C3215])=3;2;IF(LEN([.C3215])=5;3;IF(LEN([.C3215])=6;4;IF(LEN([.C3215])=7;5;&quot;Fehler&quot;))))))" office:value-type="float" office:value="5" calcext:value-type="float">
            <text:p>5</text:p>
          </table:table-cell>
          <table:table-cell office:value-type="string" calcext:value-type="string">
            <text:p>WGL 115</text:p>
          </table:table-cell>
          <table:table-cell office:value-type="string" calcext:value-type="string">
            <text:p>BETRIEBSARTEN <text:s/>RECHENZENTREN</text:p>
          </table:table-cell>
          <table:table-cell table:number-columns-repeated="5"/>
        </table:table-row>
        <table:table-row table:style-name="ro1">
          <table:table-cell table:formula="of:=IF([.B3216]=([.B3215]+2);&quot;Fehler&quot;;&quot;&quot;)">
            <text:p/>
          </table:table-cell>
          <table:table-cell table:formula="of:=IF(LEN([.C3216])=1;0;IF(LEN([.C3216])=2;1;IF(LEN([.C3216])=3;2;IF(LEN([.C3216])=5;3;IF(LEN([.C3216])=6;4;IF(LEN([.C3216])=7;5;&quot;Fehler&quot;))))))" office:value-type="float" office:value="4" calcext:value-type="float">
            <text:p>4</text:p>
          </table:table-cell>
          <table:table-cell office:value-type="string" calcext:value-type="string">
            <text:p>WGL 12</text:p>
          </table:table-cell>
          <table:table-cell office:value-type="string" calcext:value-type="string">
            <text:p>SOFTWARE</text:p>
          </table:table-cell>
          <table:table-cell table:number-columns-repeated="5"/>
        </table:table-row>
        <table:table-row table:style-name="ro1">
          <table:table-cell table:formula="of:=IF([.B3217]=([.B3216]+2);&quot;Fehler&quot;;&quot;&quot;)">
            <text:p/>
          </table:table-cell>
          <table:table-cell table:formula="of:=IF(LEN([.C3217])=1;0;IF(LEN([.C3217])=2;1;IF(LEN([.C3217])=3;2;IF(LEN([.C3217])=5;3;IF(LEN([.C3217])=6;4;IF(LEN([.C3217])=7;5;&quot;Fehler&quot;))))))" office:value-type="float" office:value="5" calcext:value-type="float">
            <text:p>5</text:p>
          </table:table-cell>
          <table:table-cell office:value-type="string" calcext:value-type="string">
            <text:p>WGL 122</text:p>
          </table:table-cell>
          <table:table-cell office:value-type="string" calcext:value-type="string">
            <text:p>BETRIEBSSYSTEME <text:s/>SYSTEMPROGRAMME</text:p>
          </table:table-cell>
          <table:table-cell table:number-columns-repeated="5"/>
        </table:table-row>
        <table:table-row table:style-name="ro1">
          <table:table-cell table:formula="of:=IF([.B3218]=([.B3217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GL 1224</text:p>
          </table:table-cell>
          <table:table-cell office:value-type="string" calcext:value-type="string">
            <text:p>WINDOWS</text:p>
          </table:table-cell>
          <table:table-cell table:number-columns-repeated="5"/>
        </table:table-row>
        <table:table-row table:style-name="ro1">
          <table:table-cell table:formula="of:=IF([.B3219]=([.B3218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GL 1226</text:p>
          </table:table-cell>
          <table:table-cell office:value-type="string" calcext:value-type="string">
            <text:p>UNIX <text:s/>LINUX</text:p>
          </table:table-cell>
          <table:table-cell table:number-columns-repeated="5"/>
        </table:table-row>
        <table:table-row table:style-name="ro1">
          <table:table-cell table:formula="of:=IF([.B3220]=([.B3219]+2);&quot;Fehler&quot;;&quot;&quot;)">
            <text:p/>
          </table:table-cell>
          <table:table-cell table:formula="of:=IF(LEN([.C3220])=1;0;IF(LEN([.C3220])=2;1;IF(LEN([.C3220])=3;2;IF(LEN([.C3220])=5;3;IF(LEN([.C3220])=6;4;IF(LEN([.C3220])=7;5;&quot;Fehler&quot;))))))" office:value-type="float" office:value="5" calcext:value-type="float">
            <text:p>5</text:p>
          </table:table-cell>
          <table:table-cell office:value-type="string" calcext:value-type="string">
            <text:p>WGL 123</text:p>
          </table:table-cell>
          <table:table-cell office:value-type="string" calcext:value-type="string">
            <text:p>DATENORGANISATION <text:s/>DATENSTRUKTUREN</text:p>
          </table:table-cell>
          <table:table-cell table:number-columns-repeated="5"/>
        </table:table-row>
        <table:table-row table:style-name="ro1">
          <table:table-cell table:formula="of:=IF([.B3221]=([.B3220]+2);&quot;Fehler&quot;;&quot;&quot;)">
            <text:p/>
          </table:table-cell>
          <table:table-cell table:formula="of:=IF(LEN([.C3221])=1;0;IF(LEN([.C3221])=2;1;IF(LEN([.C3221])=3;2;IF(LEN([.C3221])=5;3;IF(LEN([.C3221])=6;4;IF(LEN([.C3221])=7;5;&quot;Fehler&quot;))))))" office:value-type="float" office:value="5" calcext:value-type="float">
            <text:p>5</text:p>
          </table:table-cell>
          <table:table-cell office:value-type="string" calcext:value-type="string">
            <text:p>WGL 124</text:p>
          </table:table-cell>
          <table:table-cell office:value-type="string" calcext:value-type="string">
            <text:p>SOFTWARE-ENGINEERING <text:s/>SOFTWARE-ENTWICKLUNG PROGRAMMIERUNG <text:s/>PROGRAMMIERSPRACHEN</text:p>
          </table:table-cell>
          <table:table-cell table:number-columns-repeated="5"/>
        </table:table-row>
        <table:table-row table:style-name="ro1">
          <table:table-cell table:formula="of:=IF([.B3222]=([.B3221]+2);&quot;Fehler&quot;;&quot;&quot;)">
            <text:p/>
          </table:table-cell>
          <table:table-cell table:formula="of:=IF(LEN([.C3222])=1;0;IF(LEN([.C3222])=2;1;IF(LEN([.C3222])=3;2;IF(LEN([.C3222])=5;3;IF(LEN([.C3222])=6;4;IF(LEN([.C3222])=7;5;&quot;Fehler&quot;))))))" office:value-type="float" office:value="5" calcext:value-type="float">
            <text:p>5</text:p>
          </table:table-cell>
          <table:table-cell office:value-type="string" calcext:value-type="string">
            <text:p>WGL 125</text:p>
          </table:table-cell>
          <table:table-cell office:value-type="string" calcext:value-type="string">
            <text:p>MASCHINENSPRACHE <text:s/>ASSEMBLER COMPILER INTERPRETER PROGRAMMGENERATOREN</text:p>
          </table:table-cell>
          <table:table-cell table:number-columns-repeated="5"/>
        </table:table-row>
        <table:table-row table:style-name="ro1">
          <table:table-cell table:formula="of:=IF([.B3223]=([.B3222]+2);&quot;Fehler&quot;;&quot;&quot;)">
            <text:p/>
          </table:table-cell>
          <table:table-cell table:formula="of:=IF(LEN([.C3223])=1;0;IF(LEN([.C3223])=2;1;IF(LEN([.C3223])=3;2;IF(LEN([.C3223])=5;3;IF(LEN([.C3223])=6;4;IF(LEN([.C3223])=7;5;&quot;Fehler&quot;))))))" office:value-type="float" office:value="5" calcext:value-type="float">
            <text:p>5</text:p>
          </table:table-cell>
          <table:table-cell office:value-type="string" calcext:value-type="string">
            <text:p>WGL 126</text:p>
          </table:table-cell>
          <table:table-cell office:value-type="string" calcext:value-type="string">
            <text:p>HOEHERE PROGRAMMIERSPRACHEN</text:p>
          </table:table-cell>
          <table:table-cell table:number-columns-repeated="5"/>
        </table:table-row>
        <table:table-row table:style-name="ro1">
          <table:table-cell table:formula="of:=IF([.B3224]=([.B3223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GL 1261</text:p>
          </table:table-cell>
          <table:table-cell office:value-type="string" calcext:value-type="string">
            <text:p>ALGOL</text:p>
          </table:table-cell>
          <table:table-cell table:number-columns-repeated="5"/>
        </table:table-row>
        <table:table-row table:style-name="ro1">
          <table:table-cell table:formula="of:=IF([.B3225]=([.B3224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GL 1262</text:p>
          </table:table-cell>
          <table:table-cell office:value-type="string" calcext:value-type="string">
            <text:p>BASIC</text:p>
          </table:table-cell>
          <table:table-cell table:number-columns-repeated="5"/>
        </table:table-row>
        <table:table-row table:style-name="ro1">
          <table:table-cell table:formula="of:=IF([.B3226]=([.B3225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GL 1264</text:p>
          </table:table-cell>
          <table:table-cell office:value-type="string" calcext:value-type="string">
            <text:p>COBOL</text:p>
          </table:table-cell>
          <table:table-cell table:number-columns-repeated="5"/>
        </table:table-row>
        <table:table-row table:style-name="ro1">
          <table:table-cell table:formula="of:=IF([.B3227]=([.B3226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GL 1265</text:p>
          </table:table-cell>
          <table:table-cell office:value-type="string" calcext:value-type="string">
            <text:p>FORTRAN</text:p>
          </table:table-cell>
          <table:table-cell table:number-columns-repeated="5"/>
        </table:table-row>
        <table:table-row table:style-name="ro1">
          <table:table-cell table:formula="of:=IF([.B3228]=([.B3227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GL 1266</text:p>
          </table:table-cell>
          <table:table-cell office:value-type="string" calcext:value-type="string">
            <text:p>PASCAL <text:s/>DELPHI</text:p>
          </table:table-cell>
          <table:table-cell table:number-columns-repeated="5"/>
        </table:table-row>
        <table:table-row table:style-name="ro1">
          <table:table-cell table:formula="of:=IF([.B3229]=([.B3228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GL 1267</text:p>
          </table:table-cell>
          <table:table-cell office:value-type="string" calcext:value-type="string">
            <text:p>C <text:s/>ADA <text:s/>MODULA</text:p>
          </table:table-cell>
          <table:table-cell table:number-columns-repeated="5"/>
        </table:table-row>
        <table:table-row table:style-name="ro1">
          <table:table-cell table:formula="of:=IF([.B3230]=([.B3229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GL 1268</text:p>
          </table:table-cell>
          <table:table-cell office:value-type="string" calcext:value-type="string">
            <text:p>JAVA</text:p>
          </table:table-cell>
          <table:table-cell table:number-columns-repeated="5"/>
        </table:table-row>
        <table:table-row table:style-name="ro1">
          <table:table-cell table:formula="of:=IF([.B3231]=([.B3230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GL 1269</text:p>
          </table:table-cell>
          <table:table-cell office:value-type="string" calcext:value-type="string">
            <text:p>PL-1</text:p>
          </table:table-cell>
          <table:table-cell table:number-columns-repeated="5"/>
        </table:table-row>
        <table:table-row table:style-name="ro1">
          <table:table-cell table:formula="of:=IF([.B3232]=([.B3231]+2);&quot;Fehler&quot;;&quot;&quot;)">
            <text:p/>
          </table:table-cell>
          <table:table-cell table:formula="of:=IF(LEN([.C3232])=1;0;IF(LEN([.C3232])=2;1;IF(LEN([.C3232])=3;2;IF(LEN([.C3232])=5;3;IF(LEN([.C3232])=6;4;IF(LEN([.C3232])=7;5;&quot;Fehler&quot;))))))" office:value-type="float" office:value="5" calcext:value-type="float">
            <text:p>5</text:p>
          </table:table-cell>
          <table:table-cell office:value-type="string" calcext:value-type="string">
            <text:p>WGL 127</text:p>
          </table:table-cell>
          <table:table-cell office:value-type="string" calcext:value-type="string">
            <text:p>SONSTIGE PROGRAMMIERSPRACHEN</text:p>
          </table:table-cell>
          <table:table-cell table:number-columns-repeated="5"/>
        </table:table-row>
        <table:table-row table:style-name="ro1">
          <table:table-cell table:formula="of:=IF([.B3233]=([.B3232]+2);&quot;Fehler&quot;;&quot;&quot;)">
            <text:p/>
          </table:table-cell>
          <table:table-cell table:formula="of:=IF(LEN([.C3233])=1;0;IF(LEN([.C3233])=2;1;IF(LEN([.C3233])=3;2;IF(LEN([.C3233])=5;3;IF(LEN([.C3233])=6;4;IF(LEN([.C3233])=7;5;&quot;Fehler&quot;))))))" office:value-type="float" office:value="4" calcext:value-type="float">
            <text:p>4</text:p>
          </table:table-cell>
          <table:table-cell office:value-type="string" calcext:value-type="string">
            <text:p>WGL 13</text:p>
          </table:table-cell>
          <table:table-cell office:value-type="string" calcext:value-type="string">
            <text:p>MIKROCOMPUTER <text:s/>PC <text:s/>TASCHENRECHNER</text:p>
          </table:table-cell>
          <table:table-cell table:number-columns-repeated="5"/>
        </table:table-row>
        <table:table-row table:style-name="ro1">
          <table:table-cell table:formula="of:=IF([.B3234]=([.B3233]+2);&quot;Fehler&quot;;&quot;&quot;)">
            <text:p/>
          </table:table-cell>
          <table:table-cell table:formula="of:=IF(LEN([.C3234])=1;0;IF(LEN([.C3234])=2;1;IF(LEN([.C3234])=3;2;IF(LEN([.C3234])=5;3;IF(LEN([.C3234])=6;4;IF(LEN([.C3234])=7;5;&quot;Fehler&quot;))))))" office:value-type="float" office:value="5" calcext:value-type="float">
            <text:p>5</text:p>
          </table:table-cell>
          <table:table-cell office:value-type="string" calcext:value-type="string">
            <text:p>WGL 132</text:p>
          </table:table-cell>
          <table:table-cell office:value-type="string" calcext:value-type="string">
            <text:p>EINZELNE PC-MODELLE</text:p>
          </table:table-cell>
          <table:table-cell table:number-columns-repeated="5"/>
        </table:table-row>
        <table:table-row table:style-name="ro1">
          <table:table-cell table:formula="of:=IF([.B3235]=([.B3234]+2);&quot;Fehler&quot;;&quot;&quot;)">
            <text:p/>
          </table:table-cell>
          <table:table-cell table:formula="of:=IF(LEN([.C3235])=1;0;IF(LEN([.C3235])=2;1;IF(LEN([.C3235])=3;2;IF(LEN([.C3235])=5;3;IF(LEN([.C3235])=6;4;IF(LEN([.C3235])=7;5;&quot;Fehler&quot;))))))" office:value-type="float" office:value="5" calcext:value-type="float">
            <text:p>5</text:p>
          </table:table-cell>
          <table:table-cell office:value-type="string" calcext:value-type="string">
            <text:p>WGL 133</text:p>
          </table:table-cell>
          <table:table-cell office:value-type="string" calcext:value-type="string">
            <text:p>MIKROPROZESSOREN <text:s/>MIKROCONTROLLER</text:p>
          </table:table-cell>
          <table:table-cell table:number-columns-repeated="5"/>
        </table:table-row>
        <table:table-row table:style-name="ro1">
          <table:table-cell table:formula="of:=IF([.B3236]=([.B3235]+2);&quot;Fehler&quot;;&quot;&quot;)">
            <text:p/>
          </table:table-cell>
          <table:table-cell table:formula="of:=IF(LEN([.C3236])=1;0;IF(LEN([.C3236])=2;1;IF(LEN([.C3236])=3;2;IF(LEN([.C3236])=5;3;IF(LEN([.C3236])=6;4;IF(LEN([.C3236])=7;5;&quot;Fehler&quot;))))))" office:value-type="float" office:value="5" calcext:value-type="float">
            <text:p>5</text:p>
          </table:table-cell>
          <table:table-cell office:value-type="string" calcext:value-type="string">
            <text:p>WGL 134</text:p>
          </table:table-cell>
          <table:table-cell office:value-type="string" calcext:value-type="string">
            <text:p>SPEZIELLE MIKROPROZESSOREN UND MICROCONTROLLER</text:p>
          </table:table-cell>
          <table:table-cell table:number-columns-repeated="5"/>
        </table:table-row>
        <table:table-row table:style-name="ro1">
          <table:table-cell table:formula="of:=IF([.B3237]=([.B3236]+2);&quot;Fehler&quot;;&quot;&quot;)">
            <text:p/>
          </table:table-cell>
          <table:table-cell table:formula="of:=IF(LEN([.C3237])=1;0;IF(LEN([.C3237])=2;1;IF(LEN([.C3237])=3;2;IF(LEN([.C3237])=5;3;IF(LEN([.C3237])=6;4;IF(LEN([.C3237])=7;5;&quot;Fehler&quot;))))))" office:value-type="float" office:value="5" calcext:value-type="float">
            <text:p>5</text:p>
          </table:table-cell>
          <table:table-cell office:value-type="string" calcext:value-type="string">
            <text:p>WGL 135</text:p>
          </table:table-cell>
          <table:table-cell office:value-type="string" calcext:value-type="string">
            <text:p>TASCHENRECHNER <text:s/>TRAGBARE PC</text:p>
          </table:table-cell>
          <table:table-cell table:number-columns-repeated="5"/>
        </table:table-row>
        <table:table-row table:style-name="ro1">
          <table:table-cell table:formula="of:=IF([.B3238]=([.B3237]+2);&quot;Fehler&quot;;&quot;&quot;)">
            <text:p/>
          </table:table-cell>
          <table:table-cell table:formula="of:=IF(LEN([.C3238])=1;0;IF(LEN([.C3238])=2;1;IF(LEN([.C3238])=3;2;IF(LEN([.C3238])=5;3;IF(LEN([.C3238])=6;4;IF(LEN([.C3238])=7;5;&quot;Fehler&quot;))))))" office:value-type="float" office:value="4" calcext:value-type="float">
            <text:p>4</text:p>
          </table:table-cell>
          <table:table-cell office:value-type="string" calcext:value-type="string">
            <text:p>WGL 14</text:p>
          </table:table-cell>
          <table:table-cell office:value-type="string" calcext:value-type="string">
            <text:p>PRAKTISCHE INFORMATIK <text:s/>MULTIMEDIA : GESAMTDARSTELLUNGEN</text:p>
          </table:table-cell>
          <table:table-cell table:number-columns-repeated="5"/>
        </table:table-row>
        <table:table-row table:style-name="ro1">
          <table:table-cell table:formula="of:=IF([.B3239]=([.B3238]+2);&quot;Fehler&quot;;&quot;&quot;)">
            <text:p/>
          </table:table-cell>
          <table:table-cell table:formula="of:=IF(LEN([.C3239])=1;0;IF(LEN([.C3239])=2;1;IF(LEN([.C3239])=3;2;IF(LEN([.C3239])=5;3;IF(LEN([.C3239])=6;4;IF(LEN([.C3239])=7;5;&quot;Fehler&quot;))))))" office:value-type="float" office:value="5" calcext:value-type="float">
            <text:p>5</text:p>
          </table:table-cell>
          <table:table-cell office:value-type="string" calcext:value-type="string">
            <text:p>WGL 143</text:p>
          </table:table-cell>
          <table:table-cell office:value-type="string" calcext:value-type="string">
            <text:p>INFORMATIONSSYSTEME <text:s/>DATENBANKEN</text:p>
          </table:table-cell>
          <table:table-cell table:number-columns-repeated="5"/>
        </table:table-row>
        <table:table-row table:style-name="ro1">
          <table:table-cell table:formula="of:=IF([.B3240]=([.B3239]+2);&quot;Fehler&quot;;&quot;&quot;)">
            <text:p/>
          </table:table-cell>
          <table:table-cell table:formula="of:=IF(LEN([.C3240])=1;0;IF(LEN([.C3240])=2;1;IF(LEN([.C3240])=3;2;IF(LEN([.C3240])=5;3;IF(LEN([.C3240])=6;4;IF(LEN([.C3240])=7;5;&quot;Fehler&quot;))))))" office:value-type="float" office:value="5" calcext:value-type="float">
            <text:p>5</text:p>
          </table:table-cell>
          <table:table-cell office:value-type="string" calcext:value-type="string">
            <text:p>WGL 144</text:p>
          </table:table-cell>
          <table:table-cell office:value-type="string" calcext:value-type="string">
            <text:p>GRAPHISCHE DATENVERARBEITUNG</text:p>
          </table:table-cell>
          <table:table-cell table:number-columns-repeated="5"/>
        </table:table-row>
        <table:table-row table:style-name="ro1">
          <table:table-cell table:formula="of:=IF([.B3241]=([.B3240]+2);&quot;Fehler&quot;;&quot;&quot;)">
            <text:p/>
          </table:table-cell>
          <table:table-cell table:formula="of:=IF(LEN([.C3241])=1;0;IF(LEN([.C3241])=2;1;IF(LEN([.C3241])=3;2;IF(LEN([.C3241])=5;3;IF(LEN([.C3241])=6;4;IF(LEN([.C3241])=7;5;&quot;Fehler&quot;))))))" office:value-type="float" office:value="5" calcext:value-type="float">
            <text:p>5</text:p>
          </table:table-cell>
          <table:table-cell office:value-type="string" calcext:value-type="string">
            <text:p>WGL 145</text:p>
          </table:table-cell>
          <table:table-cell office:value-type="string" calcext:value-type="string">
            <text:p>TEXTVERARBEITUNG <text:s/>DESKTOP PUBLISHING</text:p>
          </table:table-cell>
          <table:table-cell table:number-columns-repeated="5"/>
        </table:table-row>
        <table:table-row table:style-name="ro1">
          <table:table-cell table:formula="of:=IF([.B3242]=([.B3241]+2);&quot;Fehler&quot;;&quot;&quot;)">
            <text:p/>
          </table:table-cell>
          <table:table-cell table:formula="of:=IF(LEN([.C3242])=1;0;IF(LEN([.C3242])=2;1;IF(LEN([.C3242])=3;2;IF(LEN([.C3242])=5;3;IF(LEN([.C3242])=6;4;IF(LEN([.C3242])=7;5;&quot;Fehler&quot;))))))" office:value-type="float" office:value="4" calcext:value-type="float">
            <text:p>4</text:p>
          </table:table-cell>
          <table:table-cell office:value-type="string" calcext:value-type="string">
            <text:p>WGL 15</text:p>
          </table:table-cell>
          <table:table-cell office:value-type="string" calcext:value-type="string">
            <text:p>PROZESSAUTOMATISIERUNG <text:s/>ELEKTRONISCHE STEUERUNG UND REGELUNG <text:s/>PROZESSDATENVERARBEITUNG</text:p>
          </table:table-cell>
          <table:table-cell table:number-columns-repeated="5"/>
        </table:table-row>
        <table:table-row table:style-name="ro1">
          <table:table-cell table:formula="of:=IF([.B3243]=([.B3242]+2);&quot;Fehler&quot;;&quot;&quot;)">
            <text:p/>
          </table:table-cell>
          <table:table-cell table:formula="of:=IF(LEN([.C3243])=1;0;IF(LEN([.C3243])=2;1;IF(LEN([.C3243])=3;2;IF(LEN([.C3243])=5;3;IF(LEN([.C3243])=6;4;IF(LEN([.C3243])=7;5;&quot;Fehler&quot;))))))" office:value-type="float" office:value="4" calcext:value-type="float">
            <text:p>4</text:p>
          </table:table-cell>
          <table:table-cell office:value-type="string" calcext:value-type="string">
            <text:p>WGL 16</text:p>
          </table:table-cell>
          <table:table-cell office:value-type="string" calcext:value-type="string">
            <text:p>ANALOGE DATENVERARBEITUNG <text:s/>HYBRIDRECHNER</text:p>
          </table:table-cell>
          <table:table-cell table:number-columns-repeated="5"/>
        </table:table-row>
        <table:table-row table:style-name="ro1">
          <table:table-cell table:formula="of:=IF([.B3244]=([.B3243]+2);&quot;Fehler&quot;;&quot;&quot;)">
            <text:p/>
          </table:table-cell>
          <table:table-cell table:formula="of:=IF(LEN([.C3244])=1;0;IF(LEN([.C3244])=2;1;IF(LEN([.C3244])=3;2;IF(LEN([.C3244])=5;3;IF(LEN([.C3244])=6;4;IF(LEN([.C3244])=7;5;&quot;Fehler&quot;))))))" office:value-type="float" office:value="3" calcext:value-type="float">
            <text:p>3</text:p>
          </table:table-cell>
          <table:table-cell office:value-type="string" calcext:value-type="string">
            <text:p>WGL 2</text:p>
          </table:table-cell>
          <table:table-cell office:value-type="string" calcext:value-type="string">
            <text:p>OPTOELEKTRONIK <text:s/>FOTOELEKTRONIK</text:p>
          </table:table-cell>
          <table:table-cell table:number-columns-repeated="5"/>
        </table:table-row>
        <table:table-row table:style-name="ro1">
          <table:table-cell table:formula="of:=IF([.B3245]=([.B3244]+2);&quot;Fehler&quot;;&quot;&quot;)">
            <text:p/>
          </table:table-cell>
          <table:table-cell table:formula="of:=IF(LEN([.C3245])=1;0;IF(LEN([.C3245])=2;1;IF(LEN([.C3245])=3;2;IF(LEN([.C3245])=5;3;IF(LEN([.C3245])=6;4;IF(LEN([.C3245])=7;5;&quot;Fehler&quot;))))))" office:value-type="float" office:value="3" calcext:value-type="float">
            <text:p>3</text:p>
          </table:table-cell>
          <table:table-cell office:value-type="string" calcext:value-type="string">
            <text:p>WGL 4</text:p>
          </table:table-cell>
          <table:table-cell office:value-type="string" calcext:value-type="string">
            <text:p>BAUELEMENTE DER ELEKTROTECHNIK UND ELEKTRONIK UND IHRE SCHALTUNGEN</text:p>
          </table:table-cell>
          <table:table-cell table:number-columns-repeated="5"/>
        </table:table-row>
        <table:table-row table:style-name="ro1">
          <table:table-cell table:formula="of:=IF([.B3246]=([.B3245]+2);&quot;Fehler&quot;;&quot;&quot;)">
            <text:p/>
          </table:table-cell>
          <table:table-cell table:formula="of:=IF(LEN([.C3246])=1;0;IF(LEN([.C3246])=2;1;IF(LEN([.C3246])=3;2;IF(LEN([.C3246])=5;3;IF(LEN([.C3246])=6;4;IF(LEN([.C3246])=7;5;&quot;Fehler&quot;))))))" office:value-type="float" office:value="4" calcext:value-type="float">
            <text:p>4</text:p>
          </table:table-cell>
          <table:table-cell office:value-type="string" calcext:value-type="string">
            <text:p>WGL 41</text:p>
          </table:table-cell>
          <table:table-cell office:value-type="string" calcext:value-type="string">
            <text:p>PASSIVE BAUELEMENTE <text:s/>WIDERSTAENDE <text:s/>KONDENSATOREN <text:s/>RELAIS</text:p>
          </table:table-cell>
          <table:table-cell table:number-columns-repeated="5"/>
        </table:table-row>
        <table:table-row table:style-name="ro1">
          <table:table-cell table:formula="of:=IF([.B3247]=([.B3246]+2);&quot;Fehler&quot;;&quot;&quot;)">
            <text:p/>
          </table:table-cell>
          <table:table-cell table:formula="of:=IF(LEN([.C3247])=1;0;IF(LEN([.C3247])=2;1;IF(LEN([.C3247])=3;2;IF(LEN([.C3247])=5;3;IF(LEN([.C3247])=6;4;IF(LEN([.C3247])=7;5;&quot;Fehler&quot;))))))" office:value-type="float" office:value="4" calcext:value-type="float">
            <text:p>4</text:p>
          </table:table-cell>
          <table:table-cell office:value-type="string" calcext:value-type="string">
            <text:p>WGL 42</text:p>
          </table:table-cell>
          <table:table-cell office:value-type="string" calcext:value-type="string">
            <text:p>VAKUUMELEKTRONIK <text:s/>ELEKTRONENROEHREN <text:s/>IONENROEHREN</text:p>
          </table:table-cell>
          <table:table-cell table:number-columns-repeated="5"/>
        </table:table-row>
        <table:table-row table:style-name="ro1">
          <table:table-cell table:formula="of:=IF([.B3248]=([.B3247]+2);&quot;Fehler&quot;;&quot;&quot;)">
            <text:p/>
          </table:table-cell>
          <table:table-cell table:formula="of:=IF(LEN([.C3248])=1;0;IF(LEN([.C3248])=2;1;IF(LEN([.C3248])=3;2;IF(LEN([.C3248])=5;3;IF(LEN([.C3248])=6;4;IF(LEN([.C3248])=7;5;&quot;Fehler&quot;))))))" office:value-type="float" office:value="4" calcext:value-type="float">
            <text:p>4</text:p>
          </table:table-cell>
          <table:table-cell office:value-type="string" calcext:value-type="string">
            <text:p>WGL 43</text:p>
          </table:table-cell>
          <table:table-cell office:value-type="string" calcext:value-type="string">
            <text:p>HALBLEITERBAUELEMENTE <text:s/>HALBLEITERSCHALTUNGEN FESTKOERPERELEKTRONIK</text:p>
          </table:table-cell>
          <table:table-cell table:number-columns-repeated="5"/>
        </table:table-row>
        <table:table-row table:style-name="ro1">
          <table:table-cell table:formula="of:=IF([.B3249]=([.B3248]+2);&quot;Fehler&quot;;&quot;&quot;)">
            <text:p/>
          </table:table-cell>
          <table:table-cell table:formula="of:=IF(LEN([.C3249])=1;0;IF(LEN([.C3249])=2;1;IF(LEN([.C3249])=3;2;IF(LEN([.C3249])=5;3;IF(LEN([.C3249])=6;4;IF(LEN([.C3249])=7;5;&quot;Fehler&quot;))))))" office:value-type="float" office:value="5" calcext:value-type="float">
            <text:p>5</text:p>
          </table:table-cell>
          <table:table-cell office:value-type="string" calcext:value-type="string">
            <text:p>WGL 431</text:p>
          </table:table-cell>
          <table:table-cell office:value-type="string" calcext:value-type="string">
            <text:p>HALBLEITERDIODEN</text:p>
          </table:table-cell>
          <table:table-cell table:number-columns-repeated="5"/>
        </table:table-row>
        <table:table-row table:style-name="ro1">
          <table:table-cell table:formula="of:=IF([.B3250]=([.B3249]+2);&quot;Fehler&quot;;&quot;&quot;)">
            <text:p/>
          </table:table-cell>
          <table:table-cell table:formula="of:=IF(LEN([.C3250])=1;0;IF(LEN([.C3250])=2;1;IF(LEN([.C3250])=3;2;IF(LEN([.C3250])=5;3;IF(LEN([.C3250])=6;4;IF(LEN([.C3250])=7;5;&quot;Fehler&quot;))))))" office:value-type="float" office:value="5" calcext:value-type="float">
            <text:p>5</text:p>
          </table:table-cell>
          <table:table-cell office:value-type="string" calcext:value-type="string">
            <text:p>WGL 432</text:p>
          </table:table-cell>
          <table:table-cell office:value-type="string" calcext:value-type="string">
            <text:p>TRANSISTOREN</text:p>
          </table:table-cell>
          <table:table-cell table:number-columns-repeated="5"/>
        </table:table-row>
        <table:table-row table:style-name="ro1">
          <table:table-cell table:formula="of:=IF([.B3251]=([.B3250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GL 4322</text:p>
          </table:table-cell>
          <table:table-cell office:value-type="string" calcext:value-type="string">
            <text:p>FELDEFFEKTTRANSISTOREN <text:s/>UNIPOLARE TRANSISTOREN</text:p>
          </table:table-cell>
          <table:table-cell table:number-columns-repeated="5"/>
        </table:table-row>
        <table:table-row table:style-name="ro1">
          <table:table-cell table:formula="of:=IF([.B3252]=([.B3251]+2);&quot;Fehler&quot;;&quot;&quot;)">
            <text:p/>
          </table:table-cell>
          <table:table-cell table:formula="of:=IF(LEN([.C3252])=1;0;IF(LEN([.C3252])=2;1;IF(LEN([.C3252])=3;2;IF(LEN([.C3252])=5;3;IF(LEN([.C3252])=6;4;IF(LEN([.C3252])=7;5;&quot;Fehler&quot;))))))" office:value-type="float" office:value="5" calcext:value-type="float">
            <text:p>5</text:p>
          </table:table-cell>
          <table:table-cell office:value-type="string" calcext:value-type="string">
            <text:p>WGL 433</text:p>
          </table:table-cell>
          <table:table-cell office:value-type="string" calcext:value-type="string">
            <text:p>THYRISTOREN <text:s/>TRIACS</text:p>
          </table:table-cell>
          <table:table-cell table:number-columns-repeated="5"/>
        </table:table-row>
        <table:table-row table:style-name="ro1">
          <table:table-cell table:formula="of:=IF([.B3253]=([.B3252]+2);&quot;Fehler&quot;;&quot;&quot;)">
            <text:p/>
          </table:table-cell>
          <table:table-cell table:formula="of:=IF(LEN([.C3253])=1;0;IF(LEN([.C3253])=2;1;IF(LEN([.C3253])=3;2;IF(LEN([.C3253])=5;3;IF(LEN([.C3253])=6;4;IF(LEN([.C3253])=7;5;&quot;Fehler&quot;))))))" office:value-type="float" office:value="5" calcext:value-type="float">
            <text:p>5</text:p>
          </table:table-cell>
          <table:table-cell office:value-type="string" calcext:value-type="string">
            <text:p>WGL 437</text:p>
          </table:table-cell>
          <table:table-cell office:value-type="string" calcext:value-type="string">
            <text:p>MIKROELEKTRONIK <text:s/>INTEGRIERTE SCHALTUNGEN</text:p>
          </table:table-cell>
          <table:table-cell table:number-columns-repeated="5"/>
        </table:table-row>
        <table:table-row table:style-name="ro1">
          <table:table-cell table:formula="of:=IF([.B3254]=([.B3253]+2);&quot;Fehler&quot;;&quot;&quot;)">
            <text:p/>
          </table:table-cell>
          <table:table-cell table:formula="of:=IF(LEN([.C3254])=1;0;IF(LEN([.C3254])=2;1;IF(LEN([.C3254])=3;2;IF(LEN([.C3254])=5;3;IF(LEN([.C3254])=6;4;IF(LEN([.C3254])=7;5;&quot;Fehler&quot;))))))" office:value-type="float" office:value="3" calcext:value-type="float">
            <text:p>3</text:p>
          </table:table-cell>
          <table:table-cell office:value-type="string" calcext:value-type="string">
            <text:p>WGL 5</text:p>
          </table:table-cell>
          <table:table-cell office:value-type="string" calcext:value-type="string">
            <text:p>DIGITALSCHALTUNGEN</text:p>
          </table:table-cell>
          <table:table-cell table:number-columns-repeated="5"/>
        </table:table-row>
        <table:table-row table:style-name="ro1">
          <table:table-cell table:formula="of:=IF([.B3255]=([.B3254]+2);&quot;Fehler&quot;;&quot;&quot;)">
            <text:p/>
          </table:table-cell>
          <table:table-cell table:formula="of:=IF(LEN([.C3255])=1;0;IF(LEN([.C3255])=2;1;IF(LEN([.C3255])=3;2;IF(LEN([.C3255])=5;3;IF(LEN([.C3255])=6;4;IF(LEN([.C3255])=7;5;&quot;Fehler&quot;))))))" office:value-type="float" office:value="3" calcext:value-type="float">
            <text:p>3</text:p>
          </table:table-cell>
          <table:table-cell office:value-type="string" calcext:value-type="string">
            <text:p>WGL 6</text:p>
          </table:table-cell>
          <table:table-cell office:value-type="string" calcext:value-type="string">
            <text:p>ANALOGSCHALTUNGEN VERSTAERKERSCHALTUNGEN <text:s/>OSZILLATOREN</text:p>
          </table:table-cell>
          <table:table-cell table:number-columns-repeated="5"/>
        </table:table-row>
        <table:table-row table:style-name="ro1">
          <table:table-cell table:formula="of:=IF([.B3256]=([.B3255]+2);&quot;Fehler&quot;;&quot;&quot;)">
            <text:p/>
          </table:table-cell>
          <table:table-cell table:formula="of:=IF(LEN([.C3256])=1;0;IF(LEN([.C3256])=2;1;IF(LEN([.C3256])=3;2;IF(LEN([.C3256])=5;3;IF(LEN([.C3256])=6;4;IF(LEN([.C3256])=7;5;&quot;Fehler&quot;))))))" office:value-type="float" office:value="3" calcext:value-type="float">
            <text:p>3</text:p>
          </table:table-cell>
          <table:table-cell office:value-type="string" calcext:value-type="string">
            <text:p>WGL 9</text:p>
          </table:table-cell>
          <table:table-cell office:value-type="string" calcext:value-type="string">
            <text:p>SONSTIGE BAUELEMENTE DER ELEKTROTECHNIK UND ELEKTRONIK</text:p>
          </table:table-cell>
          <table:table-cell table:number-columns-repeated="5"/>
        </table:table-row>
        <table:table-row table:style-name="ro1">
          <table:table-cell table:formula="of:=IF([.B3257]=([.B3256]+2);&quot;Fehler&quot;;&quot;&quot;)">
            <text:p/>
          </table:table-cell>
          <table:table-cell table:formula="of:=IF(LEN([.C3257])=1;0;IF(LEN([.C3257])=2;1;IF(LEN([.C3257])=3;2;IF(LEN([.C3257])=5;3;IF(LEN([.C3257])=6;4;IF(LEN([.C3257])=7;5;&quot;Fehler&quot;))))))" office:value-type="float" office:value="2" calcext:value-type="float">
            <text:p>2</text:p>
          </table:table-cell>
          <table:table-cell office:value-type="string" calcext:value-type="string">
            <text:p>WGM</text:p>
          </table:table-cell>
          <table:table-cell office:value-type="string" calcext:value-type="string">
            <text:p>STARKSTROMTECHNIK ELEKTRISCHE ENERGIETECHNIK</text:p>
          </table:table-cell>
          <table:table-cell table:number-columns-repeated="5"/>
        </table:table-row>
        <table:table-row table:style-name="ro1">
          <table:table-cell table:formula="of:=IF([.B3258]=([.B3257]+2);&quot;Fehler&quot;;&quot;&quot;)">
            <text:p/>
          </table:table-cell>
          <table:table-cell table:formula="of:=IF(LEN([.C3258])=1;0;IF(LEN([.C3258])=2;1;IF(LEN([.C3258])=3;2;IF(LEN([.C3258])=5;3;IF(LEN([.C3258])=6;4;IF(LEN([.C3258])=7;5;&quot;Fehler&quot;))))))" office:value-type="float" office:value="3" calcext:value-type="float">
            <text:p>3</text:p>
          </table:table-cell>
          <table:table-cell office:value-type="string" calcext:value-type="string">
            <text:p>WGM 1</text:p>
          </table:table-cell>
          <table:table-cell office:value-type="string" calcext:value-type="string">
            <text:p>ELEKTRISCHE MASCHINEN ELEKTRISCHE ANTRIEBE</text:p>
          </table:table-cell>
          <table:table-cell table:number-columns-repeated="5"/>
        </table:table-row>
        <table:table-row table:style-name="ro1">
          <table:table-cell table:formula="of:=IF([.B3259]=([.B3258]+2);&quot;Fehler&quot;;&quot;&quot;)">
            <text:p/>
          </table:table-cell>
          <table:table-cell table:formula="of:=IF(LEN([.C3259])=1;0;IF(LEN([.C3259])=2;1;IF(LEN([.C3259])=3;2;IF(LEN([.C3259])=5;3;IF(LEN([.C3259])=6;4;IF(LEN([.C3259])=7;5;&quot;Fehler&quot;))))))" office:value-type="float" office:value="3" calcext:value-type="float">
            <text:p>3</text:p>
          </table:table-cell>
          <table:table-cell office:value-type="string" calcext:value-type="string">
            <text:p>WGM 2</text:p>
          </table:table-cell>
          <table:table-cell office:value-type="string" calcext:value-type="string">
            <text:p>UMFORMUNG ELEKTRISCHER ENERGIE UMSPANNUNG ELEKTRISCHER ENERGIE <text:s/>LEISTUNGSELEKTRONIK</text:p>
          </table:table-cell>
          <table:table-cell table:number-columns-repeated="5"/>
        </table:table-row>
        <table:table-row table:style-name="ro1">
          <table:table-cell table:formula="of:=IF([.B3260]=([.B3259]+2);&quot;Fehler&quot;;&quot;&quot;)">
            <text:p/>
          </table:table-cell>
          <table:table-cell table:formula="of:=IF(LEN([.C3260])=1;0;IF(LEN([.C3260])=2;1;IF(LEN([.C3260])=3;2;IF(LEN([.C3260])=5;3;IF(LEN([.C3260])=6;4;IF(LEN([.C3260])=7;5;&quot;Fehler&quot;))))))" office:value-type="float" office:value="3" calcext:value-type="float">
            <text:p>3</text:p>
          </table:table-cell>
          <table:table-cell office:value-type="string" calcext:value-type="string">
            <text:p>WGM 3</text:p>
          </table:table-cell>
          <table:table-cell office:value-type="string" calcext:value-type="string">
            <text:p>ELEKTRIZITAETSWERKE ELEKTRIZITAETSNETZE ELEKTROENERGIEANLAGEN</text:p>
          </table:table-cell>
          <table:table-cell table:number-columns-repeated="5"/>
        </table:table-row>
        <table:table-row table:style-name="ro1">
          <table:table-cell table:formula="of:=IF([.B3261]=([.B3260]+2);&quot;Fehler&quot;;&quot;&quot;)">
            <text:p/>
          </table:table-cell>
          <table:table-cell table:formula="of:=IF(LEN([.C3261])=1;0;IF(LEN([.C3261])=2;1;IF(LEN([.C3261])=3;2;IF(LEN([.C3261])=5;3;IF(LEN([.C3261])=6;4;IF(LEN([.C3261])=7;5;&quot;Fehler&quot;))))))" office:value-type="float" office:value="3" calcext:value-type="float">
            <text:p>3</text:p>
          </table:table-cell>
          <table:table-cell office:value-type="string" calcext:value-type="string">
            <text:p>WGM 4</text:p>
          </table:table-cell>
          <table:table-cell office:value-type="string" calcext:value-type="string">
            <text:p>ELEKTROWAERME <text:s/>LICHTTECHNIK BELEUCHTUNGSTECHNIK</text:p>
          </table:table-cell>
          <table:table-cell table:number-columns-repeated="5"/>
        </table:table-row>
        <table:table-row table:style-name="ro1">
          <table:table-cell table:formula="of:=IF([.B3262]=([.B3261]+2);&quot;Fehler&quot;;&quot;&quot;)">
            <text:p/>
          </table:table-cell>
          <table:table-cell table:formula="of:=IF(LEN([.C3262])=1;0;IF(LEN([.C3262])=2;1;IF(LEN([.C3262])=3;2;IF(LEN([.C3262])=5;3;IF(LEN([.C3262])=6;4;IF(LEN([.C3262])=7;5;&quot;Fehler&quot;))))))" office:value-type="float" office:value="3" calcext:value-type="float">
            <text:p>3</text:p>
          </table:table-cell>
          <table:table-cell office:value-type="string" calcext:value-type="string">
            <text:p>WGM 5</text:p>
          </table:table-cell>
          <table:table-cell office:value-type="string" calcext:value-type="string">
            <text:p>ELEKTRISCHE GERAETE IN HAUSHALT UND GEWERBE</text:p>
          </table:table-cell>
          <table:table-cell table:number-columns-repeated="5"/>
        </table:table-row>
        <table:table-row table:style-name="ro1">
          <table:table-cell table:formula="of:=IF([.B3263]=([.B3262]+2);&quot;Fehler&quot;;&quot;&quot;)">
            <text:p/>
          </table:table-cell>
          <table:table-cell table:formula="of:=IF(LEN([.C3263])=1;0;IF(LEN([.C3263])=2;1;IF(LEN([.C3263])=3;2;IF(LEN([.C3263])=5;3;IF(LEN([.C3263])=6;4;IF(LEN([.C3263])=7;5;&quot;Fehler&quot;))))))" office:value-type="float" office:value="2" calcext:value-type="float">
            <text:p>2</text:p>
          </table:table-cell>
          <table:table-cell office:value-type="string" calcext:value-type="string">
            <text:p>WGN</text:p>
          </table:table-cell>
          <table:table-cell office:value-type="string" calcext:value-type="string">
            <text:p>HOCHFREQUENZTECHNIK <text:s/>TELEKOMMUNIKATION INFORMATIONSTECHNIK : GESAM TDARSTELLUNGEN – DARSTELLUNGEN MEHRERER TEILGEBIETE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GN 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3265]=([.B3263]+2);&quot;Fehler&quot;;&quot;&quot;)" office:value-type="string" office:string-value="Fehler" calcext:value-type="string">
            <text:p>Fehler</text:p>
          </table:table-cell>
          <table:table-cell table:formula="of:=IF(LEN([.C3265])=1;0;IF(LEN([.C3265])=2;1;IF(LEN([.C3265])=3;2;IF(LEN([.C3265])=5;3;IF(LEN([.C3265])=6;4;IF(LEN([.C3265])=7;5;&quot;Fehler&quot;))))))" office:value-type="float" office:value="4" calcext:value-type="float">
            <text:p>4</text:p>
          </table:table-cell>
          <table:table-cell office:value-type="string" calcext:value-type="string">
            <text:p>WGN 03</text:p>
          </table:table-cell>
          <table:table-cell office:value-type="string" calcext:value-type="string">
            <text:p>HOCHFREQUENZTECHNIK <text:s/>NF-TECHNIK</text:p>
          </table:table-cell>
          <table:table-cell table:number-columns-repeated="5"/>
        </table:table-row>
        <table:table-row table:style-name="ro1">
          <table:table-cell table:formula="of:=IF([.B3266]=([.B3265]+2);&quot;Fehler&quot;;&quot;&quot;)">
            <text:p/>
          </table:table-cell>
          <table:table-cell table:formula="of:=IF(LEN([.C3266])=1;0;IF(LEN([.C3266])=2;1;IF(LEN([.C3266])=3;2;IF(LEN([.C3266])=5;3;IF(LEN([.C3266])=6;4;IF(LEN([.C3266])=7;5;&quot;Fehler&quot;))))))" office:value-type="float" office:value="3" calcext:value-type="float">
            <text:p>3</text:p>
          </table:table-cell>
          <table:table-cell office:value-type="string" calcext:value-type="string">
            <text:p>WGN 1</text:p>
          </table:table-cell>
          <table:table-cell office:value-type="string" calcext:value-type="string">
            <text:p>TELEKOMMUNIKATION <text:s/>NACHRICHTENTECHNIK KOMMUNIKATIONSTECHNIK <text:s/>INFORMATIONSTECHNIK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3267]=([.B3266]+2);&quot;Fehler&quot;;&quot;&quot;)">
            <text:p/>
          </table:table-cell>
          <table:table-cell table:formula="of:=IF(LEN([.C3267])=1;0;IF(LEN([.C3267])=2;1;IF(LEN([.C3267])=3;2;IF(LEN([.C3267])=5;3;IF(LEN([.C3267])=6;4;IF(LEN([.C3267])=7;5;&quot;Fehler&quot;))))))" office:value-type="float" office:value="4" calcext:value-type="float">
            <text:p>4</text:p>
          </table:table-cell>
          <table:table-cell office:value-type="string" calcext:value-type="string">
            <text:p>WGN 10</text:p>
          </table:table-cell>
          <table:table-cell office:value-type="string" calcext:value-type="string">
            <text:p>DIGITALE NETZE</text:p>
          </table:table-cell>
          <table:table-cell table:number-columns-repeated="5"/>
        </table:table-row>
        <table:table-row table:style-name="ro1">
          <table:table-cell table:formula="of:=IF([.B3268]=([.B3267]+2);&quot;Fehler&quot;;&quot;&quot;)">
            <text:p/>
          </table:table-cell>
          <table:table-cell table:formula="of:=IF(LEN([.C3268])=1;0;IF(LEN([.C3268])=2;1;IF(LEN([.C3268])=3;2;IF(LEN([.C3268])=5;3;IF(LEN([.C3268])=6;4;IF(LEN([.C3268])=7;5;&quot;Fehler&quot;))))))" office:value-type="float" office:value="5" calcext:value-type="float">
            <text:p>5</text:p>
          </table:table-cell>
          <table:table-cell office:value-type="string" calcext:value-type="string">
            <text:p>WGN 105</text:p>
          </table:table-cell>
          <table:table-cell office:value-type="string" calcext:value-type="string">
            <text:p>DIGITALE VERMITTLUNGSTECHNIK DIGITALE WAEHLTECHNIK</text:p>
          </table:table-cell>
          <table:table-cell table:number-columns-repeated="5"/>
        </table:table-row>
        <table:table-row table:style-name="ro1">
          <table:table-cell table:formula="of:=IF([.B3269]=([.B3268]+2);&quot;Fehler&quot;;&quot;&quot;)">
            <text:p/>
          </table:table-cell>
          <table:table-cell table:formula="of:=IF(LEN([.C3269])=1;0;IF(LEN([.C3269])=2;1;IF(LEN([.C3269])=3;2;IF(LEN([.C3269])=5;3;IF(LEN([.C3269])=6;4;IF(LEN([.C3269])=7;5;&quot;Fehler&quot;))))))" office:value-type="float" office:value="4" calcext:value-type="float">
            <text:p>4</text:p>
          </table:table-cell>
          <table:table-cell office:value-type="string" calcext:value-type="string">
            <text:p>WGN 11</text:p>
          </table:table-cell>
          <table:table-cell office:value-type="string" calcext:value-type="string">
            <text:p>FERNSPRECHTECHNIK <text:s/>TELEFON</text:p>
          </table:table-cell>
          <table:table-cell table:number-columns-repeated="5"/>
        </table:table-row>
        <table:table-row table:style-name="ro1">
          <table:table-cell table:formula="of:=IF([.B3270]=([.B3269]+2);&quot;Fehler&quot;;&quot;&quot;)">
            <text:p/>
          </table:table-cell>
          <table:table-cell table:formula="of:=IF(LEN([.C3270])=1;0;IF(LEN([.C3270])=2;1;IF(LEN([.C3270])=3;2;IF(LEN([.C3270])=5;3;IF(LEN([.C3270])=6;4;IF(LEN([.C3270])=7;5;&quot;Fehler&quot;))))))" office:value-type="float" office:value="5" calcext:value-type="float">
            <text:p>5</text:p>
          </table:table-cell>
          <table:table-cell office:value-type="string" calcext:value-type="string">
            <text:p>WGN 115</text:p>
          </table:table-cell>
          <table:table-cell office:value-type="string" calcext:value-type="string">
            <text:p>MOBILKOMMUNIKATION <text:s/>FUNKRUFDIENSTE</text:p>
          </table:table-cell>
          <table:table-cell table:number-columns-repeated="5"/>
        </table:table-row>
        <table:table-row table:style-name="ro1">
          <table:table-cell table:formula="of:=IF([.B3271]=([.B3270]+2);&quot;Fehler&quot;;&quot;&quot;)">
            <text:p/>
          </table:table-cell>
          <table:table-cell table:formula="of:=IF(LEN([.C3271])=1;0;IF(LEN([.C3271])=2;1;IF(LEN([.C3271])=3;2;IF(LEN([.C3271])=5;3;IF(LEN([.C3271])=6;4;IF(LEN([.C3271])=7;5;&quot;Fehler&quot;))))))" office:value-type="float" office:value="4" calcext:value-type="float">
            <text:p>4</text:p>
          </table:table-cell>
          <table:table-cell office:value-type="string" calcext:value-type="string">
            <text:p>WGN 12</text:p>
          </table:table-cell>
          <table:table-cell office:value-type="string" calcext:value-type="string">
            <text:p>TEXTKOMMUNIKATION <text:s/>BILDKOMMUNIKATION</text:p>
          </table:table-cell>
          <table:table-cell table:number-columns-repeated="5"/>
        </table:table-row>
        <table:table-row table:style-name="ro1">
          <table:table-cell table:formula="of:=IF([.B3272]=([.B3271]+2);&quot;Fehler&quot;;&quot;&quot;)">
            <text:p/>
          </table:table-cell>
          <table:table-cell table:formula="of:=IF(LEN([.C3272])=1;0;IF(LEN([.C3272])=2;1;IF(LEN([.C3272])=3;2;IF(LEN([.C3272])=5;3;IF(LEN([.C3272])=6;4;IF(LEN([.C3272])=7;5;&quot;Fehler&quot;))))))" office:value-type="float" office:value="4" calcext:value-type="float">
            <text:p>4</text:p>
          </table:table-cell>
          <table:table-cell office:value-type="string" calcext:value-type="string">
            <text:p>WGN 13</text:p>
          </table:table-cell>
          <table:table-cell office:value-type="string" calcext:value-type="string">
            <text:p>RECHNERNETZE <text:s/>DATENKOMMUNIKATION DATENFERNUEBERTRAGUNG</text:p>
          </table:table-cell>
          <table:table-cell table:number-columns-repeated="5"/>
        </table:table-row>
        <table:table-row table:style-name="ro1">
          <table:table-cell table:formula="of:=IF([.B3273]=([.B3272]+2);&quot;Fehler&quot;;&quot;&quot;)">
            <text:p/>
          </table:table-cell>
          <table:table-cell table:formula="of:=IF(LEN([.C3273])=1;0;IF(LEN([.C3273])=2;1;IF(LEN([.C3273])=3;2;IF(LEN([.C3273])=5;3;IF(LEN([.C3273])=6;4;IF(LEN([.C3273])=7;5;&quot;Fehler&quot;))))))" office:value-type="float" office:value="5" calcext:value-type="float">
            <text:p>5</text:p>
          </table:table-cell>
          <table:table-cell office:value-type="string" calcext:value-type="string">
            <text:p>WGN 133</text:p>
          </table:table-cell>
          <table:table-cell office:value-type="string" calcext:value-type="string">
            <text:p>INTERNET</text:p>
          </table:table-cell>
          <table:table-cell table:number-columns-repeated="5"/>
        </table:table-row>
        <table:table-row table:style-name="ro1">
          <table:table-cell table:formula="of:=IF([.B3274]=([.B3273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GN 1333</text:p>
          </table:table-cell>
          <table:table-cell office:value-type="string" calcext:value-type="string">
            <text:p>HYPERTEXT-DIENSTE <text:s/>WWW (WORLD WIDE WEB)</text:p>
          </table:table-cell>
          <table:table-cell table:number-columns-repeated="5"/>
        </table:table-row>
        <table:table-row table:style-name="ro1">
          <table:table-cell table:formula="of:=IF([.B3275]=([.B3274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GN 1335</text:p>
          </table:table-cell>
          <table:table-cell office:value-type="string" calcext:value-type="string">
            <text:p>INTERNET-SUCHE <text:s/>SUCHMASCHINEN</text:p>
          </table:table-cell>
          <table:table-cell table:number-columns-repeated="5"/>
        </table:table-row>
        <table:table-row table:style-name="ro1">
          <table:table-cell table:formula="of:=IF([.B3276]=([.B3275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GN 1336</text:p>
          </table:table-cell>
          <table:table-cell office:value-type="string" calcext:value-type="string">
            <text:p><text:span text:style-name="T1">3D-MODELLE IM INTERNET  CYBERSPACE IM INTERNET INTERNET-</text:span>SPIELE</text:p>
          </table:table-cell>
          <table:table-cell table:number-columns-repeated="5"/>
        </table:table-row>
        <table:table-row table:style-name="ro1">
          <table:table-cell table:formula="of:=IF([.B3277]=([.B3276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GN 1338</text:p>
          </table:table-cell>
          <table:table-cell office:value-type="string" calcext:value-type="string">
            <text:p>INTERNET-SPRACHEN <text:s/>WEB-PUBLISHING</text:p>
          </table:table-cell>
          <table:table-cell table:number-columns-repeated="5"/>
        </table:table-row>
        <table:table-row table:style-name="ro1">
          <table:table-cell table:formula="of:=IF([.B3278]=([.B3277]+2);&quot;Fehler&quot;;&quot;&quot;)">
            <text:p/>
          </table:table-cell>
          <table:table-cell table:formula="of:=IF(LEN([.C3278])=1;0;IF(LEN([.C3278])=2;1;IF(LEN([.C3278])=3;2;IF(LEN([.C3278])=5;3;IF(LEN([.C3278])=6;4;IF(LEN([.C3278])=7;5;&quot;Fehler&quot;))))))" office:value-type="float" office:value="5" calcext:value-type="float">
            <text:p>5</text:p>
          </table:table-cell>
          <table:table-cell office:value-type="string" calcext:value-type="string">
            <text:p>WGN 135</text:p>
          </table:table-cell>
          <table:table-cell office:value-type="string" calcext:value-type="string">
            <text:p>LOKALE NETZE <text:s/>INTRANET <text:s/>MAN</text:p>
          </table:table-cell>
          <table:table-cell table:number-columns-repeated="5"/>
        </table:table-row>
        <table:table-row table:style-name="ro1">
          <table:table-cell table:formula="of:=IF([.B3279]=([.B3278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GN 1355</text:p>
          </table:table-cell>
          <table:table-cell office:value-type="string" calcext:value-type="string">
            <text:p>INTRANET</text:p>
          </table:table-cell>
          <table:table-cell table:number-columns-repeated="5"/>
        </table:table-row>
        <table:table-row table:style-name="ro1">
          <table:table-cell table:formula="of:=IF([.B3280]=([.B3279]+2);&quot;Fehler&quot;;&quot;&quot;)">
            <text:p/>
          </table:table-cell>
          <table:table-cell table:formula="of:=IF(LEN([.C3280])=1;0;IF(LEN([.C3280])=2;1;IF(LEN([.C3280])=3;2;IF(LEN([.C3280])=5;3;IF(LEN([.C3280])=6;4;IF(LEN([.C3280])=7;5;&quot;Fehler&quot;))))))" office:value-type="float" office:value="5" calcext:value-type="float">
            <text:p>5</text:p>
          </table:table-cell>
          <table:table-cell office:value-type="string" calcext:value-type="string">
            <text:p>WGN 137</text:p>
          </table:table-cell>
          <table:table-cell office:value-type="string" calcext:value-type="string">
            <text:p>ONLINE-DIENSTE <text:s/>INTERNET-SERVICE-PROVIDER</text:p>
          </table:table-cell>
          <table:table-cell table:number-columns-repeated="5"/>
        </table:table-row>
        <table:table-row table:style-name="ro1">
          <table:table-cell table:formula="of:=IF([.B3281]=([.B3280]+2);&quot;Fehler&quot;;&quot;&quot;)">
            <text:p/>
          </table:table-cell>
          <table:table-cell table:formula="of:=IF(LEN([.C3281])=1;0;IF(LEN([.C3281])=2;1;IF(LEN([.C3281])=3;2;IF(LEN([.C3281])=5;3;IF(LEN([.C3281])=6;4;IF(LEN([.C3281])=7;5;&quot;Fehler&quot;))))))" office:value-type="float" office:value="5" calcext:value-type="float">
            <text:p>5</text:p>
          </table:table-cell>
          <table:table-cell office:value-type="string" calcext:value-type="string">
            <text:p>WGN 138</text:p>
          </table:table-cell>
          <table:table-cell office:value-type="string" calcext:value-type="string">
            <text:p>E-MAIL (ELEKTRONISCHE POST) <text:s/>USENET</text:p>
          </table:table-cell>
          <table:table-cell table:number-columns-repeated="5"/>
        </table:table-row>
        <table:table-row table:style-name="ro1">
          <table:table-cell table:formula="of:=IF([.B3282]=([.B3281]+2);&quot;Fehler&quot;;&quot;&quot;)">
            <text:p/>
          </table:table-cell>
          <table:table-cell table:formula="of:=IF(LEN([.C3282])=1;0;IF(LEN([.C3282])=2;1;IF(LEN([.C3282])=3;2;IF(LEN([.C3282])=5;3;IF(LEN([.C3282])=6;4;IF(LEN([.C3282])=7;5;&quot;Fehler&quot;))))))" office:value-type="float" office:value="4" calcext:value-type="float">
            <text:p>4</text:p>
          </table:table-cell>
          <table:table-cell office:value-type="string" calcext:value-type="string">
            <text:p>WGN 17</text:p>
          </table:table-cell>
          <table:table-cell office:value-type="string" calcext:value-type="string">
            <text:p>NACHRICHTENUEBERTRAGUNG</text:p>
          </table:table-cell>
          <table:table-cell table:number-columns-repeated="5"/>
        </table:table-row>
        <table:table-row table:style-name="ro1">
          <table:table-cell table:formula="of:=IF([.B3283]=([.B3282]+2);&quot;Fehler&quot;;&quot;&quot;)">
            <text:p/>
          </table:table-cell>
          <table:table-cell table:formula="of:=IF(LEN([.C3283])=1;0;IF(LEN([.C3283])=2;1;IF(LEN([.C3283])=3;2;IF(LEN([.C3283])=5;3;IF(LEN([.C3283])=6;4;IF(LEN([.C3283])=7;5;&quot;Fehler&quot;))))))" office:value-type="float" office:value="5" calcext:value-type="float">
            <text:p>5</text:p>
          </table:table-cell>
          <table:table-cell office:value-type="string" calcext:value-type="string">
            <text:p>WGN 173</text:p>
          </table:table-cell>
          <table:table-cell office:value-type="string" calcext:value-type="string">
            <text:p>SIGNAL- UND SYSTEMTHEORIE <text:s/>DIGITALE UEBERTRAGUNGSTECHNIK</text:p>
          </table:table-cell>
          <table:table-cell table:number-columns-repeated="5"/>
        </table:table-row>
        <table:table-row table:style-name="ro1">
          <table:table-cell table:formula="of:=IF([.B3284]=([.B3283]+2);&quot;Fehler&quot;;&quot;&quot;)">
            <text:p/>
          </table:table-cell>
          <table:table-cell table:formula="of:=IF(LEN([.C3284])=1;0;IF(LEN([.C3284])=2;1;IF(LEN([.C3284])=3;2;IF(LEN([.C3284])=5;3;IF(LEN([.C3284])=6;4;IF(LEN([.C3284])=7;5;&quot;Fehler&quot;))))))" office:value-type="float" office:value="3" calcext:value-type="float">
            <text:p>3</text:p>
          </table:table-cell>
          <table:table-cell office:value-type="string" calcext:value-type="string">
            <text:p>WGN 2</text:p>
          </table:table-cell>
          <table:table-cell office:value-type="string" calcext:value-type="string">
            <text:p>ALLGEMEINE ULTRASCHALLTECHNIK <text:s/>RADARTECHNIK <text:s/>ALLGEMEINE FUNKORTUNG <text:s/>ALLGEMEINE ROENTGENTECHNIK</text:p>
          </table:table-cell>
          <table:table-cell table:number-columns-repeated="5"/>
        </table:table-row>
        <table:table-row table:style-name="ro1">
          <table:table-cell table:formula="of:=IF([.B3285]=([.B3284]+2);&quot;Fehler&quot;;&quot;&quot;)">
            <text:p/>
          </table:table-cell>
          <table:table-cell table:formula="of:=IF(LEN([.C3285])=1;0;IF(LEN([.C3285])=2;1;IF(LEN([.C3285])=3;2;IF(LEN([.C3285])=5;3;IF(LEN([.C3285])=6;4;IF(LEN([.C3285])=7;5;&quot;Fehler&quot;))))))" office:value-type="float" office:value="3" calcext:value-type="float">
            <text:p>3</text:p>
          </table:table-cell>
          <table:table-cell office:value-type="string" calcext:value-type="string">
            <text:p>WGN 4</text:p>
          </table:table-cell>
          <table:table-cell office:value-type="string" calcext:value-type="string">
            <text:p>QUANTENELEKTRONIK <text:s/>OPTISCHE NACHRICHTENTECHNIK</text:p>
          </table:table-cell>
          <table:table-cell table:number-columns-repeated="5"/>
        </table:table-row>
        <table:table-row table:style-name="ro1">
          <table:table-cell table:formula="of:=IF([.B3286]=([.B3285]+2);&quot;Fehler&quot;;&quot;&quot;)">
            <text:p/>
          </table:table-cell>
          <table:table-cell table:formula="of:=IF(LEN([.C3286])=1;0;IF(LEN([.C3286])=2;1;IF(LEN([.C3286])=3;2;IF(LEN([.C3286])=5;3;IF(LEN([.C3286])=6;4;IF(LEN([.C3286])=7;5;&quot;Fehler&quot;))))))" office:value-type="float" office:value="4" calcext:value-type="float">
            <text:p>4</text:p>
          </table:table-cell>
          <table:table-cell office:value-type="string" calcext:value-type="string">
            <text:p>WGN 43</text:p>
          </table:table-cell>
          <table:table-cell office:value-type="string" calcext:value-type="string">
            <text:p>OPTISCHE NACHRICHTENTECHNIK</text:p>
          </table:table-cell>
          <table:table-cell table:number-columns-repeated="5"/>
        </table:table-row>
        <table:table-row table:style-name="ro1">
          <table:table-cell table:formula="of:=IF([.B3287]=([.B3286]+2);&quot;Fehler&quot;;&quot;&quot;)">
            <text:p/>
          </table:table-cell>
          <table:table-cell table:formula="of:=IF(LEN([.C3287])=1;0;IF(LEN([.C3287])=2;1;IF(LEN([.C3287])=3;2;IF(LEN([.C3287])=5;3;IF(LEN([.C3287])=6;4;IF(LEN([.C3287])=7;5;&quot;Fehler&quot;))))))" office:value-type="float" office:value="5" calcext:value-type="float">
            <text:p>5</text:p>
          </table:table-cell>
          <table:table-cell office:value-type="string" calcext:value-type="string">
            <text:p>WGN 435</text:p>
          </table:table-cell>
          <table:table-cell office:value-type="string" calcext:value-type="string">
            <text:p>LICHTWELLENLEITER <text:s/>GLASFASERKABEL</text:p>
          </table:table-cell>
          <table:table-cell table:number-columns-repeated="5"/>
        </table:table-row>
        <table:table-row table:style-name="ro1">
          <table:table-cell table:formula="of:=IF([.B3288]=([.B3287]+2);&quot;Fehler&quot;;&quot;&quot;)">
            <text:p/>
          </table:table-cell>
          <table:table-cell table:formula="of:=IF(LEN([.C3288])=1;0;IF(LEN([.C3288])=2;1;IF(LEN([.C3288])=3;2;IF(LEN([.C3288])=5;3;IF(LEN([.C3288])=6;4;IF(LEN([.C3288])=7;5;&quot;Fehler&quot;))))))" office:value-type="float" office:value="4" calcext:value-type="float">
            <text:p>4</text:p>
          </table:table-cell>
          <table:table-cell office:value-type="string" calcext:value-type="string">
            <text:p>WGN 46</text:p>
          </table:table-cell>
          <table:table-cell office:value-type="string" calcext:value-type="string">
            <text:p>HOLOGRAPHIE</text:p>
          </table:table-cell>
          <table:table-cell table:number-columns-repeated="5"/>
        </table:table-row>
        <table:table-row table:style-name="ro1">
          <table:table-cell table:formula="of:=IF([.B3289]=([.B3288]+2);&quot;Fehler&quot;;&quot;&quot;)">
            <text:p/>
          </table:table-cell>
          <table:table-cell table:formula="of:=IF(LEN([.C3289])=1;0;IF(LEN([.C3289])=2;1;IF(LEN([.C3289])=3;2;IF(LEN([.C3289])=5;3;IF(LEN([.C3289])=6;4;IF(LEN([.C3289])=7;5;&quot;Fehler&quot;))))))" office:value-type="float" office:value="3" calcext:value-type="float">
            <text:p>3</text:p>
          </table:table-cell>
          <table:table-cell office:value-type="string" calcext:value-type="string">
            <text:p>WGN 5</text:p>
          </table:table-cell>
          <table:table-cell office:value-type="string" calcext:value-type="string">
            <text:p>MELDE- UND SIGNALTECHNIK <text:s/>ELEKTRONISCHE UEBERWACHUNGSTECHNIK <text:s/>ELEKTRONISCHE SICHERHEITSTECHNIK</text:p>
          </table:table-cell>
          <table:table-cell table:number-columns-repeated="5"/>
        </table:table-row>
        <table:table-row table:style-name="ro1">
          <table:table-cell table:formula="of:=IF([.B3290]=([.B3289]+2);&quot;Fehler&quot;;&quot;&quot;)">
            <text:p/>
          </table:table-cell>
          <table:table-cell table:formula="of:=IF(LEN([.C3290])=1;0;IF(LEN([.C3290])=2;1;IF(LEN([.C3290])=3;2;IF(LEN([.C3290])=5;3;IF(LEN([.C3290])=6;4;IF(LEN([.C3290])=7;5;&quot;Fehler&quot;))))))" office:value-type="float" office:value="2" calcext:value-type="float">
            <text:p>2</text:p>
          </table:table-cell>
          <table:table-cell office:value-type="string" calcext:value-type="string">
            <text:p>WGO</text:p>
          </table:table-cell>
          <table:table-cell office:value-type="string" calcext:value-type="string">
            <text:p>TECHNISCHE ELEKTROCHEMIE <text:s/>ELEKTROCHEMISCHE ENERGIEERZEUGUNG</text:p>
          </table:table-cell>
          <table:table-cell table:number-columns-repeated="5"/>
        </table:table-row>
        <table:table-row table:style-name="ro1">
          <table:table-cell table:formula="of:=IF([.B3291]=([.B3290]+2);&quot;Fehler&quot;;&quot;&quot;)">
            <text:p/>
          </table:table-cell>
          <table:table-cell table:formula="of:=IF(LEN([.C3291])=1;0;IF(LEN([.C3291])=2;1;IF(LEN([.C3291])=3;2;IF(LEN([.C3291])=5;3;IF(LEN([.C3291])=6;4;IF(LEN([.C3291])=7;5;&quot;Fehler&quot;))))))" office:value-type="float" office:value="1" calcext:value-type="float">
            <text:p>1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FUNKTECHNIK <text:s/>RUNDFUNKTECHNIK ELEKTROAKUSTIK UNTERHALTUNGSELEKTRONIK</text:p>
          </table:table-cell>
          <table:table-cell table:number-columns-repeated="5"/>
        </table:table-row>
        <table:table-row table:style-name="ro1">
          <table:table-cell table:formula="of:=IF([.B3292]=([.B3291]+2);&quot;Fehler&quot;;&quot;&quot;)">
            <text:p/>
          </table:table-cell>
          <table:table-cell table:formula="of:=IF(LEN([.C3292])=1;0;IF(LEN([.C3292])=2;1;IF(LEN([.C3292])=3;2;IF(LEN([.C3292])=5;3;IF(LEN([.C3292])=6;4;IF(LEN([.C3292])=7;5;&quot;Fehler&quot;))))))" office:value-type="float" office:value="2" calcext:value-type="float">
            <text:p>2</text:p>
          </table:table-cell>
          <table:table-cell office:value-type="string" calcext:value-type="string">
            <text:p>WHK</text:p>
          </table:table-cell>
          <table:table-cell office:value-type="string" calcext:value-type="string">
            <text:p>FUNKTECHNIK <text:s/>RUNDFUNK- UND FERNSEHTECHNIK : GESAMTDARSTELLUNGEN UND DARSTELLUNGEN MEHRERER TEILGEBIETE</text:p>
          </table:table-cell>
          <table:table-cell table:number-columns-repeated="5"/>
        </table:table-row>
        <table:table-row table:style-name="ro1">
          <table:table-cell table:formula="of:=IF([.B3293]=([.B3292]+2);&quot;Fehler&quot;;&quot;&quot;)">
            <text:p/>
          </table:table-cell>
          <table:table-cell table:formula="of:=IF(LEN([.C3293])=1;0;IF(LEN([.C3293])=2;1;IF(LEN([.C3293])=3;2;IF(LEN([.C3293])=5;3;IF(LEN([.C3293])=6;4;IF(LEN([.C3293])=7;5;&quot;Fehler&quot;))))))" office:value-type="float" office:value="3" calcext:value-type="float">
            <text:p>3</text:p>
          </table:table-cell>
          <table:table-cell office:value-type="string" calcext:value-type="string">
            <text:p>WHK 1</text:p>
          </table:table-cell>
          <table:table-cell office:value-type="string" calcext:value-type="string">
            <text:p>FUNKTECHNIK</text:p>
          </table:table-cell>
          <table:table-cell table:number-columns-repeated="5"/>
        </table:table-row>
        <table:table-row table:style-name="ro1">
          <table:table-cell table:formula="of:=IF([.B3294]=([.B3293]+2);&quot;Fehler&quot;;&quot;&quot;)">
            <text:p/>
          </table:table-cell>
          <table:table-cell table:formula="of:=IF(LEN([.C3294])=1;0;IF(LEN([.C3294])=2;1;IF(LEN([.C3294])=3;2;IF(LEN([.C3294])=5;3;IF(LEN([.C3294])=6;4;IF(LEN([.C3294])=7;5;&quot;Fehler&quot;))))))" office:value-type="float" office:value="4" calcext:value-type="float">
            <text:p>4</text:p>
          </table:table-cell>
          <table:table-cell office:value-type="string" calcext:value-type="string">
            <text:p>WHK 15</text:p>
          </table:table-cell>
          <table:table-cell office:value-type="string" calcext:value-type="string">
            <text:p>AMATEURFUNK</text:p>
          </table:table-cell>
          <table:table-cell table:number-columns-repeated="5"/>
        </table:table-row>
        <table:table-row table:style-name="ro1">
          <table:table-cell table:formula="of:=IF([.B3295]=([.B3294]+2);&quot;Fehler&quot;;&quot;&quot;)">
            <text:p/>
          </table:table-cell>
          <table:table-cell table:formula="of:=IF(LEN([.C3295])=1;0;IF(LEN([.C3295])=2;1;IF(LEN([.C3295])=3;2;IF(LEN([.C3295])=5;3;IF(LEN([.C3295])=6;4;IF(LEN([.C3295])=7;5;&quot;Fehler&quot;))))))" office:value-type="float" office:value="3" calcext:value-type="float">
            <text:p>3</text:p>
          </table:table-cell>
          <table:table-cell office:value-type="string" calcext:value-type="string">
            <text:p>WHK 2</text:p>
          </table:table-cell>
          <table:table-cell office:value-type="string" calcext:value-type="string">
            <text:p>ANTENNEN <text:s/>EMPFANGS- UND VERTEILANLAGEN</text:p>
          </table:table-cell>
          <table:table-cell table:number-columns-repeated="5"/>
        </table:table-row>
        <table:table-row table:style-name="ro1">
          <table:table-cell table:formula="of:=IF([.B3296]=([.B3295]+2);&quot;Fehler&quot;;&quot;&quot;)">
            <text:p/>
          </table:table-cell>
          <table:table-cell table:formula="of:=IF(LEN([.C3296])=1;0;IF(LEN([.C3296])=2;1;IF(LEN([.C3296])=3;2;IF(LEN([.C3296])=5;3;IF(LEN([.C3296])=6;4;IF(LEN([.C3296])=7;5;&quot;Fehler&quot;))))))" office:value-type="float" office:value="3" calcext:value-type="float">
            <text:p>3</text:p>
          </table:table-cell>
          <table:table-cell office:value-type="string" calcext:value-type="string">
            <text:p>WHK 3</text:p>
          </table:table-cell>
          <table:table-cell office:value-type="string" calcext:value-type="string">
            <text:p>RUNDFUNK- UND FERNSEHTECHNIK</text:p>
          </table:table-cell>
          <table:table-cell table:number-columns-repeated="5"/>
        </table:table-row>
        <table:table-row table:style-name="ro1">
          <table:table-cell table:formula="of:=IF([.B3297]=([.B3296]+2);&quot;Fehler&quot;;&quot;&quot;)">
            <text:p/>
          </table:table-cell>
          <table:table-cell table:formula="of:=IF(LEN([.C3297])=1;0;IF(LEN([.C3297])=2;1;IF(LEN([.C3297])=3;2;IF(LEN([.C3297])=5;3;IF(LEN([.C3297])=6;4;IF(LEN([.C3297])=7;5;&quot;Fehler&quot;))))))" office:value-type="float" office:value="4" calcext:value-type="float">
            <text:p>4</text:p>
          </table:table-cell>
          <table:table-cell office:value-type="string" calcext:value-type="string">
            <text:p>WHK 33</text:p>
          </table:table-cell>
          <table:table-cell office:value-type="string" calcext:value-type="string">
            <text:p>RUNDFUNKTECHNIK</text:p>
          </table:table-cell>
          <table:table-cell table:number-columns-repeated="5"/>
        </table:table-row>
        <table:table-row table:style-name="ro1">
          <table:table-cell table:formula="of:=IF([.B3298]=([.B3297]+2);&quot;Fehler&quot;;&quot;&quot;)">
            <text:p/>
          </table:table-cell>
          <table:table-cell table:formula="of:=IF(LEN([.C3298])=1;0;IF(LEN([.C3298])=2;1;IF(LEN([.C3298])=3;2;IF(LEN([.C3298])=5;3;IF(LEN([.C3298])=6;4;IF(LEN([.C3298])=7;5;&quot;Fehler&quot;))))))" office:value-type="float" office:value="4" calcext:value-type="float">
            <text:p>4</text:p>
          </table:table-cell>
          <table:table-cell office:value-type="string" calcext:value-type="string">
            <text:p>WHK 35</text:p>
          </table:table-cell>
          <table:table-cell office:value-type="string" calcext:value-type="string">
            <text:p>FERNSEHTECHNIK</text:p>
          </table:table-cell>
          <table:table-cell table:number-columns-repeated="5"/>
        </table:table-row>
        <table:table-row table:style-name="ro1">
          <table:table-cell table:formula="of:=IF([.B3299]=([.B3298]+2);&quot;Fehler&quot;;&quot;&quot;)">
            <text:p/>
          </table:table-cell>
          <table:table-cell table:formula="of:=IF(LEN([.C3299])=1;0;IF(LEN([.C3299])=2;1;IF(LEN([.C3299])=3;2;IF(LEN([.C3299])=5;3;IF(LEN([.C3299])=6;4;IF(LEN([.C3299])=7;5;&quot;Fehler&quot;))))))" office:value-type="float" office:value="3" calcext:value-type="float">
            <text:p>3</text:p>
          </table:table-cell>
          <table:table-cell office:value-type="string" calcext:value-type="string">
            <text:p>WHK 4</text:p>
          </table:table-cell>
          <table:table-cell office:value-type="string" calcext:value-type="string">
            <text:p>SATELLITENKOMMUNIKATION</text:p>
          </table:table-cell>
          <table:table-cell table:number-columns-repeated="5"/>
        </table:table-row>
        <table:table-row table:style-name="ro1">
          <table:table-cell table:formula="of:=IF([.B3300]=([.B3299]+2);&quot;Fehler&quot;;&quot;&quot;)">
            <text:p/>
          </table:table-cell>
          <table:table-cell table:formula="of:=IF(LEN([.C3300])=1;0;IF(LEN([.C3300])=2;1;IF(LEN([.C3300])=3;2;IF(LEN([.C3300])=5;3;IF(LEN([.C3300])=6;4;IF(LEN([.C3300])=7;5;&quot;Fehler&quot;))))))" office:value-type="float" office:value="2" calcext:value-type="float">
            <text:p>2</text:p>
          </table:table-cell>
          <table:table-cell office:value-type="string" calcext:value-type="string">
            <text:p>WHL</text:p>
          </table:table-cell>
          <table:table-cell office:value-type="string" calcext:value-type="string">
            <text:p>ELEKTROAKUSTIK <text:s/>AUDIOTECHNIK <text:s/>TONAUFNAHME UND – WIEDERGABE</text:p>
          </table:table-cell>
          <table:table-cell table:number-columns-repeated="5"/>
        </table:table-row>
        <table:table-row table:style-name="ro1">
          <table:table-cell table:formula="of:=IF([.B3301]=([.B3300]+2);&quot;Fehler&quot;;&quot;&quot;)">
            <text:p/>
          </table:table-cell>
          <table:table-cell table:formula="of:=IF(LEN([.C3301])=1;0;IF(LEN([.C3301])=2;1;IF(LEN([.C3301])=3;2;IF(LEN([.C3301])=5;3;IF(LEN([.C3301])=6;4;IF(LEN([.C3301])=7;5;&quot;Fehler&quot;))))))" office:value-type="float" office:value="3" calcext:value-type="float">
            <text:p>3</text:p>
          </table:table-cell>
          <table:table-cell office:value-type="string" calcext:value-type="string">
            <text:p>WHL 1</text:p>
          </table:table-cell>
          <table:table-cell office:value-type="string" calcext:value-type="string">
            <text:p>TONAUFNAHME <text:s/>TONSTUDIOTECHNIK</text:p>
          </table:table-cell>
          <table:table-cell table:number-columns-repeated="5"/>
        </table:table-row>
        <table:table-row table:style-name="ro1">
          <table:table-cell table:formula="of:=IF([.B3302]=([.B3301]+2);&quot;Fehler&quot;;&quot;&quot;)">
            <text:p/>
          </table:table-cell>
          <table:table-cell table:formula="of:=IF(LEN([.C3302])=1;0;IF(LEN([.C3302])=2;1;IF(LEN([.C3302])=3;2;IF(LEN([.C3302])=5;3;IF(LEN([.C3302])=6;4;IF(LEN([.C3302])=7;5;&quot;Fehler&quot;))))))" office:value-type="float" office:value="3" calcext:value-type="float">
            <text:p>3</text:p>
          </table:table-cell>
          <table:table-cell office:value-type="string" calcext:value-type="string">
            <text:p>WHL 2</text:p>
          </table:table-cell>
          <table:table-cell office:value-type="string" calcext:value-type="string">
            <text:p>TONTRAEGER <text:s/>ABSPIELGERAETE</text:p>
          </table:table-cell>
          <table:table-cell table:number-columns-repeated="5"/>
        </table:table-row>
        <table:table-row table:style-name="ro1">
          <table:table-cell table:formula="of:=IF([.B3303]=([.B3302]+2);&quot;Fehler&quot;;&quot;&quot;)">
            <text:p/>
          </table:table-cell>
          <table:table-cell table:formula="of:=IF(LEN([.C3303])=1;0;IF(LEN([.C3303])=2;1;IF(LEN([.C3303])=3;2;IF(LEN([.C3303])=5;3;IF(LEN([.C3303])=6;4;IF(LEN([.C3303])=7;5;&quot;Fehler&quot;))))))" office:value-type="float" office:value="3" calcext:value-type="float">
            <text:p>3</text:p>
          </table:table-cell>
          <table:table-cell office:value-type="string" calcext:value-type="string">
            <text:p>WHL 4</text:p>
          </table:table-cell>
          <table:table-cell office:value-type="string" calcext:value-type="string">
            <text:p>BESCHALLUNGSTECHNIK <text:s/>LAUTSPRECHER</text:p>
          </table:table-cell>
          <table:table-cell table:number-columns-repeated="5"/>
        </table:table-row>
        <table:table-row table:style-name="ro1">
          <table:table-cell table:formula="of:=IF([.B3304]=([.B3303]+2);&quot;Fehler&quot;;&quot;&quot;)">
            <text:p/>
          </table:table-cell>
          <table:table-cell table:formula="of:=IF(LEN([.C3304])=1;0;IF(LEN([.C3304])=2;1;IF(LEN([.C3304])=3;2;IF(LEN([.C3304])=5;3;IF(LEN([.C3304])=6;4;IF(LEN([.C3304])=7;5;&quot;Fehler&quot;))))))" office:value-type="float" office:value="2" calcext:value-type="float">
            <text:p>2</text:p>
          </table:table-cell>
          <table:table-cell office:value-type="string" calcext:value-type="string">
            <text:p>WHN</text:p>
          </table:table-cell>
          <table:table-cell office:value-type="string" calcext:value-type="string">
            <text:p>VIDEOTECHNIK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[.B3305]=([.B3304]+2);&quot;Fehler&quot;;&quot;&quot;)">
            <text:p/>
          </table:table-cell>
          <table:table-cell table:formula="of:=IF(LEN([.C3305])=1;0;IF(LEN([.C3305])=2;1;IF(LEN([.C3305])=3;2;IF(LEN([.C3305])=5;3;IF(LEN([.C3305])=6;4;IF(LEN([.C3305])=7;5;&quot;Fehler&quot;))))))" office:value-type="float" office:value="2" calcext:value-type="float">
            <text:p>2</text:p>
          </table:table-cell>
          <table:table-cell office:value-type="string" calcext:value-type="string">
            <text:p>WHQ</text:p>
          </table:table-cell>
          <table:table-cell office:value-type="string" calcext:value-type="string">
            <text:p>COMPUTERSPIELE <text:s/>ELEKTRONISCHE SPIELE</text:p>
          </table:table-cell>
          <table:table-cell table:number-columns-repeated="5"/>
        </table:table-row>
        <table:table-row table:style-name="ro1">
          <table:table-cell table:formula="of:=IF([.B3306]=([.B3305]+2);&quot;Fehler&quot;;&quot;&quot;)">
            <text:p/>
          </table:table-cell>
          <table:table-cell table:formula="of:=IF(LEN([.C3306])=1;0;IF(LEN([.C3306])=2;1;IF(LEN([.C3306])=3;2;IF(LEN([.C3306])=5;3;IF(LEN([.C3306])=6;4;IF(LEN([.C3306])=7;5;&quot;Fehler&quot;))))))" office:value-type="float" office:value="3" calcext:value-type="float">
            <text:p>3</text:p>
          </table:table-cell>
          <table:table-cell office:value-type="string" calcext:value-type="string">
            <text:p>WHQ 5</text:p>
          </table:table-cell>
          <table:table-cell office:value-type="string" calcext:value-type="string">
            <text:p>PROGRAMMIEREN VON COMPUTERSPIELEN</text:p>
          </table:table-cell>
          <table:table-cell table:number-columns-repeated="5"/>
        </table:table-row>
        <table:table-row table:style-name="ro1">
          <table:table-cell table:formula="of:=IF([.B3307]=([.B3306]+2);&quot;Fehler&quot;;&quot;&quot;)">
            <text:p/>
          </table:table-cell>
          <table:table-cell table:formula="of:=IF(LEN([.C3307])=1;0;IF(LEN([.C3307])=2;1;IF(LEN([.C3307])=3;2;IF(LEN([.C3307])=5;3;IF(LEN([.C3307])=6;4;IF(LEN([.C3307])=7;5;&quot;Fehler&quot;))))))" office:value-type="float" office:value="3" calcext:value-type="float">
            <text:p>3</text:p>
          </table:table-cell>
          <table:table-cell office:value-type="string" calcext:value-type="string">
            <text:p>WHQ 8</text:p>
          </table:table-cell>
          <table:table-cell office:value-type="string" calcext:value-type="string">
            <text:p>SPIELANLEITUNGEN</text:p>
          </table:table-cell>
          <table:table-cell table:number-columns-repeated="5"/>
        </table:table-row>
        <table:table-row table:style-name="ro1">
          <table:table-cell table:formula="of:=IF([.B3308]=([.B3307]+2);&quot;Fehler&quot;;&quot;&quot;)">
            <text:p/>
          </table:table-cell>
          <table:table-cell table:formula="of:=IF(LEN([.C3308])=1;0;IF(LEN([.C3308])=2;1;IF(LEN([.C3308])=3;2;IF(LEN([.C3308])=5;3;IF(LEN([.C3308])=6;4;IF(LEN([.C3308])=7;5;&quot;Fehler&quot;))))))" office:value-type="float" office:value="1" calcext:value-type="float">
            <text:p>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VERKEHRSTECHNIK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[.B3309]=([.B3308]+2);&quot;Fehler&quot;;&quot;&quot;)">
            <text:p/>
          </table:table-cell>
          <table:table-cell table:formula="of:=IF(LEN([.C3309])=1;0;IF(LEN([.C3309])=2;1;IF(LEN([.C3309])=3;2;IF(LEN([.C3309])=5;3;IF(LEN([.C3309])=6;4;IF(LEN([.C3309])=7;5;&quot;Fehler&quot;))))))" office:value-type="float" office:value="2" calcext:value-type="float">
            <text:p>2</text:p>
          </table:table-cell>
          <table:table-cell office:value-type="string" calcext:value-type="string">
            <text:p>WKK</text:p>
          </table:table-cell>
          <table:table-cell office:value-type="string" calcext:value-type="string">
            <text:p>SCHIFFFAHRT <text:s/>SCHIFFBAU</text:p>
          </table:table-cell>
          <table:table-cell table:number-columns-repeated="5"/>
        </table:table-row>
        <table:table-row table:style-name="ro1">
          <table:table-cell table:formula="of:=IF([.B3310]=([.B3309]+2);&quot;Fehler&quot;;&quot;&quot;)">
            <text:p/>
          </table:table-cell>
          <table:table-cell table:formula="of:=IF(LEN([.C3310])=1;0;IF(LEN([.C3310])=2;1;IF(LEN([.C3310])=3;2;IF(LEN([.C3310])=5;3;IF(LEN([.C3310])=6;4;IF(LEN([.C3310])=7;5;&quot;Fehler&quot;))))))" office:value-type="float" office:value="3" calcext:value-type="float">
            <text:p>3</text:p>
          </table:table-cell>
          <table:table-cell office:value-type="string" calcext:value-type="string">
            <text:p>WKK 1</text:p>
          </table:table-cell>
          <table:table-cell office:value-type="string" calcext:value-type="string">
            <text:p>BERUFSKUNDE FUER SEELEUTE UND BINNENSCHIFFER</text:p>
          </table:table-cell>
          <table:table-cell table:number-columns-repeated="5"/>
        </table:table-row>
        <table:table-row table:style-name="ro1">
          <table:table-cell table:formula="of:=IF([.B3311]=([.B3310]+2);&quot;Fehler&quot;;&quot;&quot;)">
            <text:p/>
          </table:table-cell>
          <table:table-cell table:formula="of:=IF(LEN([.C3311])=1;0;IF(LEN([.C3311])=2;1;IF(LEN([.C3311])=3;2;IF(LEN([.C3311])=5;3;IF(LEN([.C3311])=6;4;IF(LEN([.C3311])=7;5;&quot;Fehler&quot;))))))" office:value-type="float" office:value="3" calcext:value-type="float">
            <text:p>3</text:p>
          </table:table-cell>
          <table:table-cell office:value-type="string" calcext:value-type="string">
            <text:p>WKK 2</text:p>
          </table:table-cell>
          <table:table-cell office:value-type="string" calcext:value-type="string">
            <text:p>SCHIFFSNAVIGATION <text:s/>SCHIFFSIGNALANLAGEN SEEFUNK LEUCHTTUERME</text:p>
          </table:table-cell>
          <table:table-cell table:number-columns-repeated="5"/>
        </table:table-row>
        <table:table-row table:style-name="ro1">
          <table:table-cell table:formula="of:=IF([.B3312]=([.B3311]+2);&quot;Fehler&quot;;&quot;&quot;)">
            <text:p/>
          </table:table-cell>
          <table:table-cell table:formula="of:=IF(LEN([.C3312])=1;0;IF(LEN([.C3312])=2;1;IF(LEN([.C3312])=3;2;IF(LEN([.C3312])=5;3;IF(LEN([.C3312])=6;4;IF(LEN([.C3312])=7;5;&quot;Fehler&quot;))))))" office:value-type="float" office:value="3" calcext:value-type="float">
            <text:p>3</text:p>
          </table:table-cell>
          <table:table-cell office:value-type="string" calcext:value-type="string">
            <text:p>WKK 3</text:p>
          </table:table-cell>
          <table:table-cell office:value-type="string" calcext:value-type="string">
            <text:p>SEGELSCHIFFE <text:s/>SEGELYACHTEN <text:s/>RUDERBOOTE MOTORBOOTE</text:p>
          </table:table-cell>
          <table:table-cell table:number-columns-repeated="5"/>
        </table:table-row>
        <table:table-row table:style-name="ro1">
          <table:table-cell table:formula="of:=IF([.B3313]=([.B3312]+2);&quot;Fehler&quot;;&quot;&quot;)">
            <text:p/>
          </table:table-cell>
          <table:table-cell table:formula="of:=IF(LEN([.C3313])=1;0;IF(LEN([.C3313])=2;1;IF(LEN([.C3313])=3;2;IF(LEN([.C3313])=5;3;IF(LEN([.C3313])=6;4;IF(LEN([.C3313])=7;5;&quot;Fehler&quot;))))))" office:value-type="float" office:value="3" calcext:value-type="float">
            <text:p>3</text:p>
          </table:table-cell>
          <table:table-cell office:value-type="string" calcext:value-type="string">
            <text:p>WKK 4</text:p>
          </table:table-cell>
          <table:table-cell office:value-type="string" calcext:value-type="string">
            <text:p>MASCHINENGETRIEBENE SCHIFFE</text:p>
          </table:table-cell>
          <table:table-cell table:number-columns-repeated="5"/>
        </table:table-row>
        <table:table-row table:style-name="ro1">
          <table:table-cell table:formula="of:=IF([.B3314]=([.B3313]+2);&quot;Fehler&quot;;&quot;&quot;)">
            <text:p/>
          </table:table-cell>
          <table:table-cell table:formula="of:=IF(LEN([.C3314])=1;0;IF(LEN([.C3314])=2;1;IF(LEN([.C3314])=3;2;IF(LEN([.C3314])=5;3;IF(LEN([.C3314])=6;4;IF(LEN([.C3314])=7;5;&quot;Fehler&quot;))))))" office:value-type="float" office:value="3" calcext:value-type="float">
            <text:p>3</text:p>
          </table:table-cell>
          <table:table-cell office:value-type="string" calcext:value-type="string">
            <text:p>WKK 5</text:p>
          </table:table-cell>
          <table:table-cell office:value-type="string" calcext:value-type="string">
            <text:p>UNTERWASSERFAHRZEUGE <text:s/>TAUCHTECHNIK FUER BERUFSTAUCHER</text:p>
          </table:table-cell>
          <table:table-cell table:number-columns-repeated="5"/>
        </table:table-row>
        <table:table-row table:style-name="ro1">
          <table:table-cell table:formula="of:=IF([.B3315]=([.B3314]+2);&quot;Fehler&quot;;&quot;&quot;)">
            <text:p/>
          </table:table-cell>
          <table:table-cell table:formula="of:=IF(LEN([.C3315])=1;0;IF(LEN([.C3315])=2;1;IF(LEN([.C3315])=3;2;IF(LEN([.C3315])=5;3;IF(LEN([.C3315])=6;4;IF(LEN([.C3315])=7;5;&quot;Fehler&quot;))))))" office:value-type="float" office:value="2" calcext:value-type="float">
            <text:p>2</text:p>
          </table:table-cell>
          <table:table-cell office:value-type="string" calcext:value-type="string">
            <text:p>WKL</text:p>
          </table:table-cell>
          <table:table-cell office:value-type="string" calcext:value-type="string">
            <text:p>TECHNIK DES SPURGEBUNDENEN VERKEHRS</text:p>
          </table:table-cell>
          <table:table-cell table:number-columns-repeated="5"/>
        </table:table-row>
        <table:table-row table:style-name="ro1">
          <table:table-cell table:formula="of:=IF([.B3316]=([.B3315]+2);&quot;Fehler&quot;;&quot;&quot;)">
            <text:p/>
          </table:table-cell>
          <table:table-cell table:formula="of:=IF(LEN([.C3316])=1;0;IF(LEN([.C3316])=2;1;IF(LEN([.C3316])=3;2;IF(LEN([.C3316])=5;3;IF(LEN([.C3316])=6;4;IF(LEN([.C3316])=7;5;&quot;Fehler&quot;))))))" office:value-type="float" office:value="3" calcext:value-type="float">
            <text:p>3</text:p>
          </table:table-cell>
          <table:table-cell office:value-type="string" calcext:value-type="string">
            <text:p>WKL 1</text:p>
          </table:table-cell>
          <table:table-cell office:value-type="string" calcext:value-type="string">
            <text:p>EISENBAHN</text:p>
          </table:table-cell>
          <table:table-cell table:number-columns-repeated="5"/>
        </table:table-row>
        <table:table-row table:style-name="ro1">
          <table:table-cell table:formula="of:=IF([.B3317]=([.B3316]+2);&quot;Fehler&quot;;&quot;&quot;)">
            <text:p/>
          </table:table-cell>
          <table:table-cell table:formula="of:=IF(LEN([.C3317])=1;0;IF(LEN([.C3317])=2;1;IF(LEN([.C3317])=3;2;IF(LEN([.C3317])=5;3;IF(LEN([.C3317])=6;4;IF(LEN([.C3317])=7;5;&quot;Fehler&quot;))))))" office:value-type="float" office:value="3" calcext:value-type="float">
            <text:p>3</text:p>
          </table:table-cell>
          <table:table-cell office:value-type="string" calcext:value-type="string">
            <text:p>WKL 2</text:p>
          </table:table-cell>
          <table:table-cell office:value-type="string" calcext:value-type="string">
            <text:p>STRASSENBAHN <text:s/>U-BAHN <text:s/>S-BAHN <text:s/>NEUE SPURGEBUNDENE VERKEHRSMITTEL</text:p>
          </table:table-cell>
          <table:table-cell table:number-columns-repeated="5"/>
        </table:table-row>
        <table:table-row table:style-name="ro1">
          <table:table-cell table:formula="of:=IF([.B3318]=([.B3317]+2);&quot;Fehler&quot;;&quot;&quot;)">
            <text:p/>
          </table:table-cell>
          <table:table-cell table:formula="of:=IF(LEN([.C3318])=1;0;IF(LEN([.C3318])=2;1;IF(LEN([.C3318])=3;2;IF(LEN([.C3318])=5;3;IF(LEN([.C3318])=6;4;IF(LEN([.C3318])=7;5;&quot;Fehler&quot;))))))" office:value-type="float" office:value="3" calcext:value-type="float">
            <text:p>3</text:p>
          </table:table-cell>
          <table:table-cell office:value-type="string" calcext:value-type="string">
            <text:p>WKL 3</text:p>
          </table:table-cell>
          <table:table-cell office:value-type="string" calcext:value-type="string">
            <text:p>SEILBAHN <text:s/>SCHWEBEBAHN</text:p>
          </table:table-cell>
          <table:table-cell table:number-columns-repeated="5"/>
        </table:table-row>
        <table:table-row table:style-name="ro1">
          <table:table-cell table:formula="of:=IF([.B3319]=([.B3318]+2);&quot;Fehler&quot;;&quot;&quot;)">
            <text:p/>
          </table:table-cell>
          <table:table-cell table:formula="of:=IF(LEN([.C3319])=1;0;IF(LEN([.C3319])=2;1;IF(LEN([.C3319])=3;2;IF(LEN([.C3319])=5;3;IF(LEN([.C3319])=6;4;IF(LEN([.C3319])=7;5;&quot;Fehler&quot;))))))" office:value-type="float" office:value="2" calcext:value-type="float">
            <text:p>2</text:p>
          </table:table-cell>
          <table:table-cell office:value-type="string" calcext:value-type="string">
            <text:p>WKM</text:p>
          </table:table-cell>
          <table:table-cell office:value-type="string" calcext:value-type="string">
            <text:p>STRASSENFAHRZEUGE <text:s/>KRAFTFAHRZEUGE</text:p>
          </table:table-cell>
          <table:table-cell table:number-columns-repeated="5"/>
        </table:table-row>
        <table:table-row table:style-name="ro1">
          <table:table-cell table:formula="of:=IF([.B3320]=([.B3319]+2);&quot;Fehler&quot;;&quot;&quot;)">
            <text:p/>
          </table:table-cell>
          <table:table-cell table:formula="of:=IF(LEN([.C3320])=1;0;IF(LEN([.C3320])=2;1;IF(LEN([.C3320])=3;2;IF(LEN([.C3320])=5;3;IF(LEN([.C3320])=6;4;IF(LEN([.C3320])=7;5;&quot;Fehler&quot;))))))" office:value-type="float" office:value="3" calcext:value-type="float">
            <text:p>3</text:p>
          </table:table-cell>
          <table:table-cell office:value-type="string" calcext:value-type="string">
            <text:p>WKM 1</text:p>
          </table:table-cell>
          <table:table-cell office:value-type="string" calcext:value-type="string">
            <text:p>KRAFTFAHRZEUGTECHNIK <text:s/>BERUFSKUNDE FUER KRAFTFAHRZEUGMECHANIKER UND TANKWARTE</text:p>
          </table:table-cell>
          <table:table-cell table:number-columns-repeated="5"/>
        </table:table-row>
        <table:table-row table:style-name="ro1">
          <table:table-cell table:formula="of:=IF([.B3321]=([.B3320]+2);&quot;Fehler&quot;;&quot;&quot;)">
            <text:p/>
          </table:table-cell>
          <table:table-cell table:formula="of:=IF(LEN([.C3321])=1;0;IF(LEN([.C3321])=2;1;IF(LEN([.C3321])=3;2;IF(LEN([.C3321])=5;3;IF(LEN([.C3321])=6;4;IF(LEN([.C3321])=7;5;&quot;Fehler&quot;))))))" office:value-type="float" office:value="3" calcext:value-type="float">
            <text:p>3</text:p>
          </table:table-cell>
          <table:table-cell office:value-type="string" calcext:value-type="string">
            <text:p>WKM 2</text:p>
          </table:table-cell>
          <table:table-cell office:value-type="string" calcext:value-type="string">
            <text:p>PERSONENKRAFTWAGEN</text:p>
          </table:table-cell>
          <table:table-cell table:number-columns-repeated="5"/>
        </table:table-row>
        <table:table-row table:style-name="ro1">
          <table:table-cell table:formula="of:=IF([.B3322]=([.B3321]+2);&quot;Fehler&quot;;&quot;&quot;)">
            <text:p/>
          </table:table-cell>
          <table:table-cell table:formula="of:=IF(LEN([.C3322])=1;0;IF(LEN([.C3322])=2;1;IF(LEN([.C3322])=3;2;IF(LEN([.C3322])=5;3;IF(LEN([.C3322])=6;4;IF(LEN([.C3322])=7;5;&quot;Fehler&quot;))))))" office:value-type="float" office:value="3" calcext:value-type="float">
            <text:p>3</text:p>
          </table:table-cell>
          <table:table-cell office:value-type="string" calcext:value-type="string">
            <text:p>WKM 3</text:p>
          </table:table-cell>
          <table:table-cell office:value-type="string" calcext:value-type="string">
            <text:p>MOTORRAD <text:s/>MOTORROLLER <text:s/>MOPED <text:s/>MOFA <text:s/>SONSTIGE MOTORGETRIEBENE ZWEIRAEDER</text:p>
          </table:table-cell>
          <table:table-cell table:number-columns-repeated="5"/>
        </table:table-row>
        <table:table-row table:style-name="ro1">
          <table:table-cell table:formula="of:=IF([.B3323]=([.B3322]+2);&quot;Fehler&quot;;&quot;&quot;)">
            <text:p/>
          </table:table-cell>
          <table:table-cell table:formula="of:=IF(LEN([.C3323])=1;0;IF(LEN([.C3323])=2;1;IF(LEN([.C3323])=3;2;IF(LEN([.C3323])=5;3;IF(LEN([.C3323])=6;4;IF(LEN([.C3323])=7;5;&quot;Fehler&quot;))))))" office:value-type="float" office:value="3" calcext:value-type="float">
            <text:p>3</text:p>
          </table:table-cell>
          <table:table-cell office:value-type="string" calcext:value-type="string">
            <text:p>WKM 4</text:p>
          </table:table-cell>
          <table:table-cell office:value-type="string" calcext:value-type="string">
            <text:p>NUTZFAHRZEUGE <text:s/>MILITAERFAHRZEUGE <text:s/>SPEZIALFAHRZEUGE</text:p>
          </table:table-cell>
          <table:table-cell table:number-columns-repeated="5"/>
        </table:table-row>
        <table:table-row table:style-name="ro1">
          <table:table-cell table:formula="of:=IF([.B3324]=([.B3323]+2);&quot;Fehler&quot;;&quot;&quot;)">
            <text:p/>
          </table:table-cell>
          <table:table-cell table:formula="of:=IF(LEN([.C3324])=1;0;IF(LEN([.C3324])=2;1;IF(LEN([.C3324])=3;2;IF(LEN([.C3324])=5;3;IF(LEN([.C3324])=6;4;IF(LEN([.C3324])=7;5;&quot;Fehler&quot;))))))" office:value-type="float" office:value="3" calcext:value-type="float">
            <text:p>3</text:p>
          </table:table-cell>
          <table:table-cell office:value-type="string" calcext:value-type="string">
            <text:p>WKM 5</text:p>
          </table:table-cell>
          <table:table-cell office:value-type="string" calcext:value-type="string">
            <text:p>KRAFTFAHRZEUGEINZELTEILE <text:s/>KRAFTFAHRZEUGELEKTRIK</text:p>
          </table:table-cell>
          <table:table-cell table:number-columns-repeated="5"/>
        </table:table-row>
        <table:table-row table:style-name="ro1">
          <table:table-cell table:formula="of:=IF([.B3325]=([.B3324]+2);&quot;Fehler&quot;;&quot;&quot;)">
            <text:p/>
          </table:table-cell>
          <table:table-cell table:formula="of:=IF(LEN([.C3325])=1;0;IF(LEN([.C3325])=2;1;IF(LEN([.C3325])=3;2;IF(LEN([.C3325])=5;3;IF(LEN([.C3325])=6;4;IF(LEN([.C3325])=7;5;&quot;Fehler&quot;))))))" office:value-type="float" office:value="2" calcext:value-type="float">
            <text:p>2</text:p>
          </table:table-cell>
          <table:table-cell office:value-type="string" calcext:value-type="string">
            <text:p>WKN</text:p>
          </table:table-cell>
          <table:table-cell office:value-type="string" calcext:value-type="string">
            <text:p>FAHRRAD <text:s/>NICHT MOTORGETRIEBENE STRASSENFAHRZEUGE</text:p>
          </table:table-cell>
          <table:table-cell table:number-columns-repeated="5"/>
        </table:table-row>
        <table:table-row table:style-name="ro1">
          <table:table-cell table:formula="of:=IF([.B3326]=([.B3325]+2);&quot;Fehler&quot;;&quot;&quot;)">
            <text:p/>
          </table:table-cell>
          <table:table-cell table:formula="of:=IF(LEN([.C3326])=1;0;IF(LEN([.C3326])=2;1;IF(LEN([.C3326])=3;2;IF(LEN([.C3326])=5;3;IF(LEN([.C3326])=6;4;IF(LEN([.C3326])=7;5;&quot;Fehler&quot;))))))" office:value-type="float" office:value="2" calcext:value-type="float">
            <text:p>2</text:p>
          </table:table-cell>
          <table:table-cell office:value-type="string" calcext:value-type="string">
            <text:p>WKO</text:p>
          </table:table-cell>
          <table:table-cell office:value-type="string" calcext:value-type="string">
            <text:p>LUFTFAHRT <text:s/>WELTRAUMFAHRT</text:p>
          </table:table-cell>
          <table:table-cell table:number-columns-repeated="5"/>
        </table:table-row>
        <table:table-row table:style-name="ro1">
          <table:table-cell table:formula="of:=IF([.B3327]=([.B3326]+2);&quot;Fehler&quot;;&quot;&quot;)">
            <text:p/>
          </table:table-cell>
          <table:table-cell table:formula="of:=IF(LEN([.C3327])=1;0;IF(LEN([.C3327])=2;1;IF(LEN([.C3327])=3;2;IF(LEN([.C3327])=5;3;IF(LEN([.C3327])=6;4;IF(LEN([.C3327])=7;5;&quot;Fehler&quot;))))))" office:value-type="float" office:value="3" calcext:value-type="float">
            <text:p>3</text:p>
          </table:table-cell>
          <table:table-cell office:value-type="string" calcext:value-type="string">
            <text:p>WKO 1</text:p>
          </table:table-cell>
          <table:table-cell office:value-type="string" calcext:value-type="string">
            <text:p>BALLON <text:s/>FALLSCHIRM</text:p>
          </table:table-cell>
          <table:table-cell table:number-columns-repeated="5"/>
        </table:table-row>
        <table:table-row table:style-name="ro1">
          <table:table-cell table:formula="of:=IF([.B3328]=([.B3327]+2);&quot;Fehler&quot;;&quot;&quot;)">
            <text:p/>
          </table:table-cell>
          <table:table-cell table:formula="of:=IF(LEN([.C3328])=1;0;IF(LEN([.C3328])=2;1;IF(LEN([.C3328])=3;2;IF(LEN([.C3328])=5;3;IF(LEN([.C3328])=6;4;IF(LEN([.C3328])=7;5;&quot;Fehler&quot;))))))" office:value-type="float" office:value="3" calcext:value-type="float">
            <text:p>3</text:p>
          </table:table-cell>
          <table:table-cell office:value-type="string" calcext:value-type="string">
            <text:p>WKO 2</text:p>
          </table:table-cell>
          <table:table-cell office:value-type="string" calcext:value-type="string">
            <text:p>SEGELFLUGZEUGE</text:p>
          </table:table-cell>
          <table:table-cell table:number-columns-repeated="5"/>
        </table:table-row>
        <table:table-row table:style-name="ro1">
          <table:table-cell table:formula="of:=IF([.B3329]=([.B3328]+2);&quot;Fehler&quot;;&quot;&quot;)">
            <text:p/>
          </table:table-cell>
          <table:table-cell table:formula="of:=IF(LEN([.C3329])=1;0;IF(LEN([.C3329])=2;1;IF(LEN([.C3329])=3;2;IF(LEN([.C3329])=5;3;IF(LEN([.C3329])=6;4;IF(LEN([.C3329])=7;5;&quot;Fehler&quot;))))))" office:value-type="float" office:value="3" calcext:value-type="float">
            <text:p>3</text:p>
          </table:table-cell>
          <table:table-cell office:value-type="string" calcext:value-type="string">
            <text:p>WKO 3</text:p>
          </table:table-cell>
          <table:table-cell office:value-type="string" calcext:value-type="string">
            <text:p>MOTORFLUGZEUGE <text:s/>DUESENFLUGZEUGE HUBSCHRAUBER</text:p>
          </table:table-cell>
          <table:table-cell table:number-columns-repeated="5"/>
        </table:table-row>
        <table:table-row table:style-name="ro1">
          <table:table-cell table:formula="of:=IF([.B3330]=([.B3329]+2);&quot;Fehler&quot;;&quot;&quot;)">
            <text:p/>
          </table:table-cell>
          <table:table-cell table:formula="of:=IF(LEN([.C3330])=1;0;IF(LEN([.C3330])=2;1;IF(LEN([.C3330])=3;2;IF(LEN([.C3330])=5;3;IF(LEN([.C3330])=6;4;IF(LEN([.C3330])=7;5;&quot;Fehler&quot;))))))" office:value-type="float" office:value="3" calcext:value-type="float">
            <text:p>3</text:p>
          </table:table-cell>
          <table:table-cell office:value-type="string" calcext:value-type="string">
            <text:p>WKO 4</text:p>
          </table:table-cell>
          <table:table-cell office:value-type="string" calcext:value-type="string">
            <text:p>LUFTSCHIFFE</text:p>
          </table:table-cell>
          <table:table-cell table:number-columns-repeated="5"/>
        </table:table-row>
        <table:table-row table:style-name="ro1">
          <table:table-cell table:formula="of:=IF([.B3331]=([.B3330]+2);&quot;Fehler&quot;;&quot;&quot;)">
            <text:p/>
          </table:table-cell>
          <table:table-cell table:formula="of:=IF(LEN([.C3331])=1;0;IF(LEN([.C3331])=2;1;IF(LEN([.C3331])=3;2;IF(LEN([.C3331])=5;3;IF(LEN([.C3331])=6;4;IF(LEN([.C3331])=7;5;&quot;Fehler&quot;))))))" office:value-type="float" office:value="3" calcext:value-type="float">
            <text:p>3</text:p>
          </table:table-cell>
          <table:table-cell office:value-type="string" calcext:value-type="string">
            <text:p>WKO 5</text:p>
          </table:table-cell>
          <table:table-cell office:value-type="string" calcext:value-type="string">
            <text:p>WELTRAUMFAHRT <text:s/>SATELLITENTECHNIK</text:p>
          </table:table-cell>
          <table:table-cell table:number-columns-repeated="5"/>
        </table:table-row>
        <table:table-row table:style-name="ro1">
          <table:table-cell table:formula="of:=IF([.B3332]=([.B3331]+2);&quot;Fehler&quot;;&quot;&quot;)">
            <text:p/>
          </table:table-cell>
          <table:table-cell table:formula="of:=IF(LEN([.C3332])=1;0;IF(LEN([.C3332])=2;1;IF(LEN([.C3332])=3;2;IF(LEN([.C3332])=5;3;IF(LEN([.C3332])=6;4;IF(LEN([.C3332])=7;5;&quot;Fehler&quot;))))))" office:value-type="float" office:value="1" calcext:value-type="float">
            <text:p>1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BAUWESEN UND VERWANDTE GEBIET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3333]=([.B3332]+2);&quot;Fehler&quot;;&quot;&quot;)">
            <text:p/>
          </table:table-cell>
          <table:table-cell table:formula="of:=IF(LEN([.C3333])=1;0;IF(LEN([.C3333])=2;1;IF(LEN([.C3333])=3;2;IF(LEN([.C3333])=5;3;IF(LEN([.C3333])=6;4;IF(LEN([.C3333])=7;5;&quot;Fehler&quot;))))))" office:value-type="float" office:value="2" calcext:value-type="float">
            <text:p>2</text:p>
          </table:table-cell>
          <table:table-cell office:value-type="string" calcext:value-type="string">
            <text:p>WMF</text:p>
          </table:table-cell>
          <table:table-cell office:value-type="string" calcext:value-type="string">
            <text:p>RATGEBER FUER DEN BAUHERRN</text:p>
          </table:table-cell>
          <table:table-cell table:number-columns-repeated="5"/>
        </table:table-row>
        <table:table-row table:style-name="ro1">
          <table:table-cell table:formula="of:=IF([.B3334]=([.B3333]+2);&quot;Fehler&quot;;&quot;&quot;)">
            <text:p/>
          </table:table-cell>
          <table:table-cell table:formula="of:=IF(LEN([.C3334])=1;0;IF(LEN([.C3334])=2;1;IF(LEN([.C3334])=3;2;IF(LEN([.C3334])=5;3;IF(LEN([.C3334])=6;4;IF(LEN([.C3334])=7;5;&quot;Fehler&quot;))))))" office:value-type="float" office:value="2" calcext:value-type="float">
            <text:p>2</text:p>
          </table:table-cell>
          <table:table-cell office:value-type="string" calcext:value-type="string">
            <text:p>WMK</text:p>
          </table:table-cell>
          <table:table-cell office:value-type="string" calcext:value-type="string">
            <text:p>ALLGEMEINE GRUNDLAGEN DES BAUWESENS : GESAMTDARSTELLUNGEN</text:p>
          </table:table-cell>
          <table:table-cell table:number-columns-repeated="5"/>
        </table:table-row>
        <table:table-row table:style-name="ro1">
          <table:table-cell table:formula="of:=IF([.B3335]=([.B3334]+2);&quot;Fehler&quot;;&quot;&quot;)">
            <text:p/>
          </table:table-cell>
          <table:table-cell table:formula="of:=IF(LEN([.C3335])=1;0;IF(LEN([.C3335])=2;1;IF(LEN([.C3335])=3;2;IF(LEN([.C3335])=5;3;IF(LEN([.C3335])=6;4;IF(LEN([.C3335])=7;5;&quot;Fehler&quot;))))))" office:value-type="float" office:value="3" calcext:value-type="float">
            <text:p>3</text:p>
          </table:table-cell>
          <table:table-cell office:value-type="string" calcext:value-type="string">
            <text:p>WMK 1</text:p>
          </table:table-cell>
          <table:table-cell office:value-type="string" calcext:value-type="string">
            <text:p>BAUSTOFFE <text:s/>BAUCHEMIE</text:p>
          </table:table-cell>
          <table:table-cell table:number-columns-repeated="5"/>
        </table:table-row>
        <table:table-row table:style-name="ro1">
          <table:table-cell table:formula="of:=IF([.B3336]=([.B3335]+2);&quot;Fehler&quot;;&quot;&quot;)">
            <text:p/>
          </table:table-cell>
          <table:table-cell table:formula="of:=IF(LEN([.C3336])=1;0;IF(LEN([.C3336])=2;1;IF(LEN([.C3336])=3;2;IF(LEN([.C3336])=5;3;IF(LEN([.C3336])=6;4;IF(LEN([.C3336])=7;5;&quot;Fehler&quot;))))))" office:value-type="float" office:value="3" calcext:value-type="float">
            <text:p>3</text:p>
          </table:table-cell>
          <table:table-cell office:value-type="string" calcext:value-type="string">
            <text:p>WMK 2</text:p>
          </table:table-cell>
          <table:table-cell office:value-type="string" calcext:value-type="string">
            <text:p>BAUSTATIK <text:s/>BAUMECHANIK</text:p>
          </table:table-cell>
          <table:table-cell table:number-columns-repeated="5"/>
        </table:table-row>
        <table:table-row table:style-name="ro1">
          <table:table-cell table:formula="of:=IF([.B3337]=([.B3336]+2);&quot;Fehler&quot;;&quot;&quot;)">
            <text:p/>
          </table:table-cell>
          <table:table-cell table:formula="of:=IF(LEN([.C3337])=1;0;IF(LEN([.C3337])=2;1;IF(LEN([.C3337])=3;2;IF(LEN([.C3337])=5;3;IF(LEN([.C3337])=6;4;IF(LEN([.C3337])=7;5;&quot;Fehler&quot;))))))" office:value-type="float" office:value="3" calcext:value-type="float">
            <text:p>3</text:p>
          </table:table-cell>
          <table:table-cell office:value-type="string" calcext:value-type="string">
            <text:p>WMK 3</text:p>
          </table:table-cell>
          <table:table-cell office:value-type="string" calcext:value-type="string">
            <text:p>BAUZEICHNEN <text:s/>ARCHITEKTURMODELLE</text:p>
          </table:table-cell>
          <table:table-cell table:number-columns-repeated="5"/>
        </table:table-row>
        <table:table-row table:style-name="ro1">
          <table:table-cell table:formula="of:=IF([.B3338]=([.B3337]+2);&quot;Fehler&quot;;&quot;&quot;)">
            <text:p/>
          </table:table-cell>
          <table:table-cell table:formula="of:=IF(LEN([.C3338])=1;0;IF(LEN([.C3338])=2;1;IF(LEN([.C3338])=3;2;IF(LEN([.C3338])=5;3;IF(LEN([.C3338])=6;4;IF(LEN([.C3338])=7;5;&quot;Fehler&quot;))))))" office:value-type="float" office:value="3" calcext:value-type="float">
            <text:p>3</text:p>
          </table:table-cell>
          <table:table-cell office:value-type="string" calcext:value-type="string">
            <text:p>WMK 4</text:p>
          </table:table-cell>
          <table:table-cell office:value-type="string" calcext:value-type="string">
            <text:p>BAUTEILE <text:s/>BAUELEMENTE</text:p>
          </table:table-cell>
          <table:table-cell table:number-columns-repeated="5"/>
        </table:table-row>
        <table:table-row table:style-name="ro1">
          <table:table-cell table:formula="of:=IF([.B3339]=([.B3338]+2);&quot;Fehler&quot;;&quot;&quot;)">
            <text:p/>
          </table:table-cell>
          <table:table-cell table:formula="of:=IF(LEN([.C3339])=1;0;IF(LEN([.C3339])=2;1;IF(LEN([.C3339])=3;2;IF(LEN([.C3339])=5;3;IF(LEN([.C3339])=6;4;IF(LEN([.C3339])=7;5;&quot;Fehler&quot;))))))" office:value-type="float" office:value="3" calcext:value-type="float">
            <text:p>3</text:p>
          </table:table-cell>
          <table:table-cell office:value-type="string" calcext:value-type="string">
            <text:p>WMK 5</text:p>
          </table:table-cell>
          <table:table-cell office:value-type="string" calcext:value-type="string">
            <text:p>BAUKONSTRUKTION <text:s/>BAUENTWURFSLEHRE</text:p>
          </table:table-cell>
          <table:table-cell table:number-columns-repeated="5"/>
        </table:table-row>
        <table:table-row table:style-name="ro1">
          <table:table-cell table:formula="of:=IF([.B3340]=([.B3339]+2);&quot;Fehler&quot;;&quot;&quot;)">
            <text:p/>
          </table:table-cell>
          <table:table-cell table:formula="of:=IF(LEN([.C3340])=1;0;IF(LEN([.C3340])=2;1;IF(LEN([.C3340])=3;2;IF(LEN([.C3340])=5;3;IF(LEN([.C3340])=6;4;IF(LEN([.C3340])=7;5;&quot;Fehler&quot;))))))" office:value-type="float" office:value="3" calcext:value-type="float">
            <text:p>3</text:p>
          </table:table-cell>
          <table:table-cell office:value-type="string" calcext:value-type="string">
            <text:p>WMK 6</text:p>
          </table:table-cell>
          <table:table-cell office:value-type="string" calcext:value-type="string">
            <text:p>BAUMASCHINEN <text:s/>BAUGERAETE BAUTRANSPORTWESEN</text:p>
          </table:table-cell>
          <table:table-cell table:number-columns-repeated="5"/>
        </table:table-row>
        <table:table-row table:style-name="ro1">
          <table:table-cell table:formula="of:=IF([.B3341]=([.B3340]+2);&quot;Fehler&quot;;&quot;&quot;)">
            <text:p/>
          </table:table-cell>
          <table:table-cell table:formula="of:=IF(LEN([.C3341])=1;0;IF(LEN([.C3341])=2;1;IF(LEN([.C3341])=3;2;IF(LEN([.C3341])=5;3;IF(LEN([.C3341])=6;4;IF(LEN([.C3341])=7;5;&quot;Fehler&quot;))))))" office:value-type="float" office:value="3" calcext:value-type="float">
            <text:p>3</text:p>
          </table:table-cell>
          <table:table-cell office:value-type="string" calcext:value-type="string">
            <text:p>WMK 7</text:p>
          </table:table-cell>
          <table:table-cell office:value-type="string" calcext:value-type="string">
            <text:p>BAUSCHAEDEN : GESAMTDARSTELLUNGEN</text:p>
          </table:table-cell>
          <table:table-cell table:number-columns-repeated="5"/>
        </table:table-row>
        <table:table-row table:style-name="ro1">
          <table:table-cell table:formula="of:=IF([.B3342]=([.B3341]+2);&quot;Fehler&quot;;&quot;&quot;)">
            <text:p/>
          </table:table-cell>
          <table:table-cell table:formula="of:=IF(LEN([.C3342])=1;0;IF(LEN([.C3342])=2;1;IF(LEN([.C3342])=3;2;IF(LEN([.C3342])=5;3;IF(LEN([.C3342])=6;4;IF(LEN([.C3342])=7;5;&quot;Fehler&quot;))))))" office:value-type="float" office:value="3" calcext:value-type="float">
            <text:p>3</text:p>
          </table:table-cell>
          <table:table-cell office:value-type="string" calcext:value-type="string">
            <text:p>WMK 8</text:p>
          </table:table-cell>
          <table:table-cell office:value-type="string" calcext:value-type="string">
            <text:p>BAUPHYSIK <text:s/>BAUTENSCHUTZ <text:s/>ISOLIERERHANDWERK</text:p>
          </table:table-cell>
          <table:table-cell table:number-columns-repeated="5"/>
        </table:table-row>
        <table:table-row table:style-name="ro1">
          <table:table-cell table:formula="of:=IF([.B3343]=([.B3342]+2);&quot;Fehler&quot;;&quot;&quot;)">
            <text:p/>
          </table:table-cell>
          <table:table-cell table:formula="of:=IF(LEN([.C3343])=1;0;IF(LEN([.C3343])=2;1;IF(LEN([.C3343])=3;2;IF(LEN([.C3343])=5;3;IF(LEN([.C3343])=6;4;IF(LEN([.C3343])=7;5;&quot;Fehler&quot;))))))" office:value-type="float" office:value="4" calcext:value-type="float">
            <text:p>4</text:p>
          </table:table-cell>
          <table:table-cell office:value-type="string" calcext:value-type="string">
            <text:p>WMK 82</text:p>
          </table:table-cell>
          <table:table-cell office:value-type="string" calcext:value-type="string">
            <text:p>WAERMESCHUTZ - KAELTESCHUTZ</text:p>
          </table:table-cell>
          <table:table-cell table:number-columns-repeated="5"/>
        </table:table-row>
        <table:table-row table:style-name="ro1">
          <table:table-cell table:formula="of:=IF([.B3344]=([.B3343]+2);&quot;Fehler&quot;;&quot;&quot;)">
            <text:p/>
          </table:table-cell>
          <table:table-cell table:formula="of:=IF(LEN([.C3344])=1;0;IF(LEN([.C3344])=2;1;IF(LEN([.C3344])=3;2;IF(LEN([.C3344])=5;3;IF(LEN([.C3344])=6;4;IF(LEN([.C3344])=7;5;&quot;Fehler&quot;))))))" office:value-type="float" office:value="4" calcext:value-type="float">
            <text:p>4</text:p>
          </table:table-cell>
          <table:table-cell office:value-type="string" calcext:value-type="string">
            <text:p>WMK 84</text:p>
          </table:table-cell>
          <table:table-cell office:value-type="string" calcext:value-type="string">
            <text:p>BAUAKUSTIK <text:s/>SCHALLSCHUTZ</text:p>
          </table:table-cell>
          <table:table-cell table:number-columns-repeated="5"/>
        </table:table-row>
        <table:table-row table:style-name="ro1">
          <table:table-cell table:formula="of:=IF([.B3345]=([.B3344]+2);&quot;Fehler&quot;;&quot;&quot;)">
            <text:p/>
          </table:table-cell>
          <table:table-cell table:formula="of:=IF(LEN([.C3345])=1;0;IF(LEN([.C3345])=2;1;IF(LEN([.C3345])=3;2;IF(LEN([.C3345])=5;3;IF(LEN([.C3345])=6;4;IF(LEN([.C3345])=7;5;&quot;Fehler&quot;))))))" office:value-type="float" office:value="4" calcext:value-type="float">
            <text:p>4</text:p>
          </table:table-cell>
          <table:table-cell office:value-type="string" calcext:value-type="string">
            <text:p>WMK 86</text:p>
          </table:table-cell>
          <table:table-cell office:value-type="string" calcext:value-type="string">
            <text:p>FEUCHTIGKEIT - FEUCHTIGKEITSSCHUTZ</text:p>
          </table:table-cell>
          <table:table-cell table:number-columns-repeated="5"/>
        </table:table-row>
        <table:table-row table:style-name="ro1">
          <table:table-cell table:formula="of:=IF([.B3346]=([.B3345]+2);&quot;Fehler&quot;;&quot;&quot;)">
            <text:p/>
          </table:table-cell>
          <table:table-cell table:formula="of:=IF(LEN([.C3346])=1;0;IF(LEN([.C3346])=2;1;IF(LEN([.C3346])=3;2;IF(LEN([.C3346])=5;3;IF(LEN([.C3346])=6;4;IF(LEN([.C3346])=7;5;&quot;Fehler&quot;))))))" office:value-type="float" office:value="4" calcext:value-type="float">
            <text:p>4</text:p>
          </table:table-cell>
          <table:table-cell office:value-type="string" calcext:value-type="string">
            <text:p>WMK 88</text:p>
          </table:table-cell>
          <table:table-cell office:value-type="string" calcext:value-type="string">
            <text:p>TECHNISCHER BRANDSCHUTZ</text:p>
          </table:table-cell>
          <table:table-cell table:number-columns-repeated="5"/>
        </table:table-row>
        <table:table-row table:style-name="ro1">
          <table:table-cell table:formula="of:=IF([.B3347]=([.B3346]+2);&quot;Fehler&quot;;&quot;&quot;)">
            <text:p/>
          </table:table-cell>
          <table:table-cell table:formula="of:=IF(LEN([.C3347])=1;0;IF(LEN([.C3347])=2;1;IF(LEN([.C3347])=3;2;IF(LEN([.C3347])=5;3;IF(LEN([.C3347])=6;4;IF(LEN([.C3347])=7;5;&quot;Fehler&quot;))))))" office:value-type="float" office:value="2" calcext:value-type="float">
            <text:p>2</text:p>
          </table:table-cell>
          <table:table-cell office:value-type="string" calcext:value-type="string">
            <text:p>WML</text:p>
          </table:table-cell>
          <table:table-cell office:value-type="string" calcext:value-type="string">
            <text:p>HOCHBAU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3348]=([.B3347]+2);&quot;Fehler&quot;;&quot;&quot;)">
            <text:p/>
          </table:table-cell>
          <table:table-cell table:formula="of:=IF(LEN([.C3348])=1;0;IF(LEN([.C3348])=2;1;IF(LEN([.C3348])=3;2;IF(LEN([.C3348])=5;3;IF(LEN([.C3348])=6;4;IF(LEN([.C3348])=7;5;&quot;Fehler&quot;))))))" office:value-type="float" office:value="3" calcext:value-type="float">
            <text:p>3</text:p>
          </table:table-cell>
          <table:table-cell office:value-type="string" calcext:value-type="string">
            <text:p>WML 1</text:p>
          </table:table-cell>
          <table:table-cell office:value-type="string" calcext:value-type="string">
            <text:p>STEINBAU</text:p>
          </table:table-cell>
          <table:table-cell table:number-columns-repeated="5"/>
        </table:table-row>
        <table:table-row table:style-name="ro1">
          <table:table-cell table:formula="of:=IF([.B3349]=([.B3348]+2);&quot;Fehler&quot;;&quot;&quot;)">
            <text:p/>
          </table:table-cell>
          <table:table-cell table:formula="of:=IF(LEN([.C3349])=1;0;IF(LEN([.C3349])=2;1;IF(LEN([.C3349])=3;2;IF(LEN([.C3349])=5;3;IF(LEN([.C3349])=6;4;IF(LEN([.C3349])=7;5;&quot;Fehler&quot;))))))" office:value-type="float" office:value="3" calcext:value-type="float">
            <text:p>3</text:p>
          </table:table-cell>
          <table:table-cell office:value-type="string" calcext:value-type="string">
            <text:p>WML 2</text:p>
          </table:table-cell>
          <table:table-cell office:value-type="string" calcext:value-type="string">
            <text:p>HOLZBAU <text:s/>FACHWERKBAU</text:p>
          </table:table-cell>
          <table:table-cell table:number-columns-repeated="5"/>
        </table:table-row>
        <table:table-row table:style-name="ro1">
          <table:table-cell table:formula="of:=IF([.B3350]=([.B3349]+2);&quot;Fehler&quot;;&quot;&quot;)">
            <text:p/>
          </table:table-cell>
          <table:table-cell table:formula="of:=IF(LEN([.C3350])=1;0;IF(LEN([.C3350])=2;1;IF(LEN([.C3350])=3;2;IF(LEN([.C3350])=5;3;IF(LEN([.C3350])=6;4;IF(LEN([.C3350])=7;5;&quot;Fehler&quot;))))))" office:value-type="float" office:value="3" calcext:value-type="float">
            <text:p>3</text:p>
          </table:table-cell>
          <table:table-cell office:value-type="string" calcext:value-type="string">
            <text:p>WML 3</text:p>
          </table:table-cell>
          <table:table-cell office:value-type="string" calcext:value-type="string">
            <text:p>STAHLHOCHBAU <text:s/>STAHLBETONBAU BETONBAU <text:s/>MASSIVBAU</text:p>
          </table:table-cell>
          <table:table-cell table:number-columns-repeated="5"/>
        </table:table-row>
        <table:table-row table:style-name="ro1">
          <table:table-cell table:formula="of:=IF([.B3351]=([.B3350]+2);&quot;Fehler&quot;;&quot;&quot;)">
            <text:p/>
          </table:table-cell>
          <table:table-cell table:formula="of:=IF(LEN([.C3351])=1;0;IF(LEN([.C3351])=2;1;IF(LEN([.C3351])=3;2;IF(LEN([.C3351])=5;3;IF(LEN([.C3351])=6;4;IF(LEN([.C3351])=7;5;&quot;Fehler&quot;))))))" office:value-type="float" office:value="3" calcext:value-type="float">
            <text:p>3</text:p>
          </table:table-cell>
          <table:table-cell office:value-type="string" calcext:value-type="string">
            <text:p>WML 4</text:p>
          </table:table-cell>
          <table:table-cell office:value-type="string" calcext:value-type="string">
            <text:p>FERTIGHAUSBAU <text:s/>MONTAGEBAU</text:p>
          </table:table-cell>
          <table:table-cell table:number-columns-repeated="5"/>
        </table:table-row>
        <table:table-row table:style-name="ro1">
          <table:table-cell table:formula="of:=IF([.B3352]=([.B3351]+2);&quot;Fehler&quot;;&quot;&quot;)">
            <text:p/>
          </table:table-cell>
          <table:table-cell table:formula="of:=IF(LEN([.C3352])=1;0;IF(LEN([.C3352])=2;1;IF(LEN([.C3352])=3;2;IF(LEN([.C3352])=5;3;IF(LEN([.C3352])=6;4;IF(LEN([.C3352])=7;5;&quot;Fehler&quot;))))))" office:value-type="float" office:value="3" calcext:value-type="float">
            <text:p>3</text:p>
          </table:table-cell>
          <table:table-cell office:value-type="string" calcext:value-type="string">
            <text:p>WML 5</text:p>
          </table:table-cell>
          <table:table-cell office:value-type="string" calcext:value-type="string">
            <text:p>GEBAEUDEARTEN</text:p>
          </table:table-cell>
          <table:table-cell table:number-columns-repeated="5"/>
        </table:table-row>
        <table:table-row table:style-name="ro1">
          <table:table-cell table:formula="of:=IF([.B3353]=([.B3352]+2);&quot;Fehler&quot;;&quot;&quot;)">
            <text:p/>
          </table:table-cell>
          <table:table-cell table:formula="of:=IF(LEN([.C3353])=1;0;IF(LEN([.C3353])=2;1;IF(LEN([.C3353])=3;2;IF(LEN([.C3353])=5;3;IF(LEN([.C3353])=6;4;IF(LEN([.C3353])=7;5;&quot;Fehler&quot;))))))" office:value-type="float" office:value="4" calcext:value-type="float">
            <text:p>4</text:p>
          </table:table-cell>
          <table:table-cell office:value-type="string" calcext:value-type="string">
            <text:p>WML 50</text:p>
          </table:table-cell>
          <table:table-cell office:value-type="string" calcext:value-type="string">
            <text:p>EINFAMILIENHAEUSER</text:p>
          </table:table-cell>
          <table:table-cell table:number-columns-repeated="5"/>
        </table:table-row>
        <table:table-row table:style-name="ro1">
          <table:table-cell table:formula="of:=IF([.B3354]=([.B3353]+2);&quot;Fehler&quot;;&quot;&quot;)">
            <text:p/>
          </table:table-cell>
          <table:table-cell table:formula="of:=IF(LEN([.C3354])=1;0;IF(LEN([.C3354])=2;1;IF(LEN([.C3354])=3;2;IF(LEN([.C3354])=5;3;IF(LEN([.C3354])=6;4;IF(LEN([.C3354])=7;5;&quot;Fehler&quot;))))))" office:value-type="float" office:value="4" calcext:value-type="float">
            <text:p>4</text:p>
          </table:table-cell>
          <table:table-cell office:value-type="string" calcext:value-type="string">
            <text:p>WML 51</text:p>
          </table:table-cell>
          <table:table-cell office:value-type="string" calcext:value-type="string">
            <text:p>WOHNBAUTEN</text:p>
          </table:table-cell>
          <table:table-cell table:number-columns-repeated="5"/>
        </table:table-row>
        <table:table-row table:style-name="ro1">
          <table:table-cell table:formula="of:=IF([.B3355]=([.B3354]+2);&quot;Fehler&quot;;&quot;&quot;)">
            <text:p/>
          </table:table-cell>
          <table:table-cell table:formula="of:=IF(LEN([.C3355])=1;0;IF(LEN([.C3355])=2;1;IF(LEN([.C3355])=3;2;IF(LEN([.C3355])=5;3;IF(LEN([.C3355])=6;4;IF(LEN([.C3355])=7;5;&quot;Fehler&quot;))))))" office:value-type="float" office:value="4" calcext:value-type="float">
            <text:p>4</text:p>
          </table:table-cell>
          <table:table-cell office:value-type="string" calcext:value-type="string">
            <text:p>WML 52</text:p>
          </table:table-cell>
          <table:table-cell office:value-type="string" calcext:value-type="string">
            <text:p>VERWALTUNGSBAUTEN</text:p>
          </table:table-cell>
          <table:table-cell table:number-columns-repeated="5"/>
        </table:table-row>
        <table:table-row table:style-name="ro1">
          <table:table-cell table:formula="of:=IF([.B3356]=([.B3355]+2);&quot;Fehler&quot;;&quot;&quot;)">
            <text:p/>
          </table:table-cell>
          <table:table-cell table:formula="of:=IF(LEN([.C3356])=1;0;IF(LEN([.C3356])=2;1;IF(LEN([.C3356])=3;2;IF(LEN([.C3356])=5;3;IF(LEN([.C3356])=6;4;IF(LEN([.C3356])=7;5;&quot;Fehler&quot;))))))" office:value-type="float" office:value="4" calcext:value-type="float">
            <text:p>4</text:p>
          </table:table-cell>
          <table:table-cell office:value-type="string" calcext:value-type="string">
            <text:p>WML 53</text:p>
          </table:table-cell>
          <table:table-cell office:value-type="string" calcext:value-type="string">
            <text:p>SCHULBAU <text:s/>HOCHSCHULBAU <text:s/>KINDERGARTENBAU</text:p>
          </table:table-cell>
          <table:table-cell table:number-columns-repeated="5"/>
        </table:table-row>
        <table:table-row table:style-name="ro1">
          <table:table-cell table:formula="of:=IF([.B3357]=([.B3356]+2);&quot;Fehler&quot;;&quot;&quot;)">
            <text:p/>
          </table:table-cell>
          <table:table-cell table:formula="of:=IF(LEN([.C3357])=1;0;IF(LEN([.C3357])=2;1;IF(LEN([.C3357])=3;2;IF(LEN([.C3357])=5;3;IF(LEN([.C3357])=6;4;IF(LEN([.C3357])=7;5;&quot;Fehler&quot;))))))" office:value-type="float" office:value="4" calcext:value-type="float">
            <text:p>4</text:p>
          </table:table-cell>
          <table:table-cell office:value-type="string" calcext:value-type="string">
            <text:p>WML 54</text:p>
          </table:table-cell>
          <table:table-cell office:value-type="string" calcext:value-type="string">
            <text:p>BAUTEN DES GESUNDHEITSWESENS</text:p>
          </table:table-cell>
          <table:table-cell table:number-columns-repeated="5"/>
        </table:table-row>
        <table:table-row table:style-name="ro1">
          <table:table-cell table:formula="of:=IF([.B3358]=([.B3357]+2);&quot;Fehler&quot;;&quot;&quot;)">
            <text:p/>
          </table:table-cell>
          <table:table-cell table:formula="of:=IF(LEN([.C3358])=1;0;IF(LEN([.C3358])=2;1;IF(LEN([.C3358])=3;2;IF(LEN([.C3358])=5;3;IF(LEN([.C3358])=6;4;IF(LEN([.C3358])=7;5;&quot;Fehler&quot;))))))" office:value-type="float" office:value="4" calcext:value-type="float">
            <text:p>4</text:p>
          </table:table-cell>
          <table:table-cell office:value-type="string" calcext:value-type="string">
            <text:p>WML 55</text:p>
          </table:table-cell>
          <table:table-cell office:value-type="string" calcext:value-type="string">
            <text:p>VERSAMMLUNGSSTAETTEN <text:s/>AUSSTELLUNGSBAUTEN</text:p>
          </table:table-cell>
          <table:table-cell table:number-columns-repeated="5"/>
        </table:table-row>
        <table:table-row table:style-name="ro1">
          <table:table-cell table:formula="of:=IF([.B3359]=([.B3358]+2);&quot;Fehler&quot;;&quot;&quot;)">
            <text:p/>
          </table:table-cell>
          <table:table-cell table:formula="of:=IF(LEN([.C3359])=1;0;IF(LEN([.C3359])=2;1;IF(LEN([.C3359])=3;2;IF(LEN([.C3359])=5;3;IF(LEN([.C3359])=6;4;IF(LEN([.C3359])=7;5;&quot;Fehler&quot;))))))" office:value-type="float" office:value="4" calcext:value-type="float">
            <text:p>4</text:p>
          </table:table-cell>
          <table:table-cell office:value-type="string" calcext:value-type="string">
            <text:p>WML 56</text:p>
          </table:table-cell>
          <table:table-cell office:value-type="string" calcext:value-type="string">
            <text:p>SPORTSTAETTENBAU</text:p>
          </table:table-cell>
          <table:table-cell table:number-columns-repeated="5"/>
        </table:table-row>
        <table:table-row table:style-name="ro1">
          <table:table-cell table:formula="of:=IF([.B3360]=([.B3359]+2);&quot;Fehler&quot;;&quot;&quot;)">
            <text:p/>
          </table:table-cell>
          <table:table-cell table:formula="of:=IF(LEN([.C3360])=1;0;IF(LEN([.C3360])=2;1;IF(LEN([.C3360])=3;2;IF(LEN([.C3360])=5;3;IF(LEN([.C3360])=6;4;IF(LEN([.C3360])=7;5;&quot;Fehler&quot;))))))" office:value-type="float" office:value="3" calcext:value-type="float">
            <text:p>3</text:p>
          </table:table-cell>
          <table:table-cell office:value-type="string" calcext:value-type="string">
            <text:p>WML 7</text:p>
          </table:table-cell>
          <table:table-cell office:value-type="string" calcext:value-type="string">
            <text:p>ALTERNATIVES BAUEN <text:s/>OEKOLOGISCHES BAUEN <text:s/>BIOLOGISCHES BAUEN</text:p>
          </table:table-cell>
          <table:table-cell table:number-columns-repeated="5"/>
        </table:table-row>
        <table:table-row table:style-name="ro1">
          <table:table-cell table:formula="of:=IF([.B3361]=([.B3360]+2);&quot;Fehler&quot;;&quot;&quot;)">
            <text:p/>
          </table:table-cell>
          <table:table-cell table:formula="of:=IF(LEN([.C3361])=1;0;IF(LEN([.C3361])=2;1;IF(LEN([.C3361])=3;2;IF(LEN([.C3361])=5;3;IF(LEN([.C3361])=6;4;IF(LEN([.C3361])=7;5;&quot;Fehler&quot;))))))" office:value-type="float" office:value="2" calcext:value-type="float">
            <text:p>2</text:p>
          </table:table-cell>
          <table:table-cell office:value-type="string" calcext:value-type="string">
            <text:p>WMM</text:p>
          </table:table-cell>
          <table:table-cell office:value-type="string" calcext:value-type="string">
            <text:p>TIEFBAU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3362]=([.B3361]+2);&quot;Fehler&quot;;&quot;&quot;)">
            <text:p/>
          </table:table-cell>
          <table:table-cell table:formula="of:=IF(LEN([.C3362])=1;0;IF(LEN([.C3362])=2;1;IF(LEN([.C3362])=3;2;IF(LEN([.C3362])=5;3;IF(LEN([.C3362])=6;4;IF(LEN([.C3362])=7;5;&quot;Fehler&quot;))))))" office:value-type="float" office:value="3" calcext:value-type="float">
            <text:p>3</text:p>
          </table:table-cell>
          <table:table-cell office:value-type="string" calcext:value-type="string">
            <text:p>WMM 1</text:p>
          </table:table-cell>
          <table:table-cell office:value-type="string" calcext:value-type="string">
            <text:p>GEOTECHNIK <text:s/>GRUNDBAU <text:s/>ERDBAU <text:s/>TUNNELBAU INGENIEURGEOLOGIE</text:p>
          </table:table-cell>
          <table:table-cell table:number-columns-repeated="5"/>
        </table:table-row>
        <table:table-row table:style-name="ro1">
          <table:table-cell table:formula="of:=IF([.B3363]=([.B3362]+2);&quot;Fehler&quot;;&quot;&quot;)">
            <text:p/>
          </table:table-cell>
          <table:table-cell table:formula="of:=IF(LEN([.C3363])=1;0;IF(LEN([.C3363])=2;1;IF(LEN([.C3363])=3;2;IF(LEN([.C3363])=5;3;IF(LEN([.C3363])=6;4;IF(LEN([.C3363])=7;5;&quot;Fehler&quot;))))))" office:value-type="float" office:value="3" calcext:value-type="float">
            <text:p>3</text:p>
          </table:table-cell>
          <table:table-cell office:value-type="string" calcext:value-type="string">
            <text:p>WMM 2</text:p>
          </table:table-cell>
          <table:table-cell office:value-type="string" calcext:value-type="string">
            <text:p>VERKEHRSBAU <text:s/>STRASSENBAU <text:s/>EISENBAHNBAU</text:p>
          </table:table-cell>
          <table:table-cell table:number-columns-repeated="5"/>
        </table:table-row>
        <table:table-row table:style-name="ro1">
          <table:table-cell table:formula="of:=IF([.B3364]=([.B3363]+2);&quot;Fehler&quot;;&quot;&quot;)">
            <text:p/>
          </table:table-cell>
          <table:table-cell table:formula="of:=IF(LEN([.C3364])=1;0;IF(LEN([.C3364])=2;1;IF(LEN([.C3364])=3;2;IF(LEN([.C3364])=5;3;IF(LEN([.C3364])=6;4;IF(LEN([.C3364])=7;5;&quot;Fehler&quot;))))))" office:value-type="float" office:value="3" calcext:value-type="float">
            <text:p>3</text:p>
          </table:table-cell>
          <table:table-cell office:value-type="string" calcext:value-type="string">
            <text:p>WMM 3</text:p>
          </table:table-cell>
          <table:table-cell office:value-type="string" calcext:value-type="string">
            <text:p>WASSERBAU</text:p>
          </table:table-cell>
          <table:table-cell table:number-columns-repeated="5"/>
        </table:table-row>
        <table:table-row table:style-name="ro1">
          <table:table-cell table:formula="of:=IF([.B3365]=([.B3364]+2);&quot;Fehler&quot;;&quot;&quot;)">
            <text:p/>
          </table:table-cell>
          <table:table-cell table:formula="of:=IF(LEN([.C3365])=1;0;IF(LEN([.C3365])=2;1;IF(LEN([.C3365])=3;2;IF(LEN([.C3365])=5;3;IF(LEN([.C3365])=6;4;IF(LEN([.C3365])=7;5;&quot;Fehler&quot;))))))" office:value-type="float" office:value="3" calcext:value-type="float">
            <text:p>3</text:p>
          </table:table-cell>
          <table:table-cell office:value-type="string" calcext:value-type="string">
            <text:p>WMM 4</text:p>
          </table:table-cell>
          <table:table-cell office:value-type="string" calcext:value-type="string">
            <text:p>BRUECKENBAU</text:p>
          </table:table-cell>
          <table:table-cell table:number-columns-repeated="5"/>
        </table:table-row>
        <table:table-row table:style-name="ro1">
          <table:table-cell table:formula="of:=IF([.B3366]=([.B3365]+2);&quot;Fehler&quot;;&quot;&quot;)">
            <text:p/>
          </table:table-cell>
          <table:table-cell table:formula="of:=IF(LEN([.C3366])=1;0;IF(LEN([.C3366])=2;1;IF(LEN([.C3366])=3;2;IF(LEN([.C3366])=5;3;IF(LEN([.C3366])=6;4;IF(LEN([.C3366])=7;5;&quot;Fehler&quot;))))))" office:value-type="float" office:value="3" calcext:value-type="float">
            <text:p>3</text:p>
          </table:table-cell>
          <table:table-cell office:value-type="string" calcext:value-type="string">
            <text:p>WMM 7</text:p>
          </table:table-cell>
          <table:table-cell office:value-type="string" calcext:value-type="string">
            <text:p>WASSER (GESAMTDARSTELLUNGEN) <text:s/>WASSERWIRTSCHAFT WASSERVERSORGUNG UND -ENTSORGUNG</text:p>
          </table:table-cell>
          <table:table-cell table:number-columns-repeated="5"/>
        </table:table-row>
        <table:table-row table:style-name="ro1">
          <table:table-cell table:formula="of:=IF([.B3367]=([.B3366]+2);&quot;Fehler&quot;;&quot;&quot;)">
            <text:p/>
          </table:table-cell>
          <table:table-cell table:formula="of:=IF(LEN([.C3367])=1;0;IF(LEN([.C3367])=2;1;IF(LEN([.C3367])=3;2;IF(LEN([.C3367])=5;3;IF(LEN([.C3367])=6;4;IF(LEN([.C3367])=7;5;&quot;Fehler&quot;))))))" office:value-type="float" office:value="4" calcext:value-type="float">
            <text:p>4</text:p>
          </table:table-cell>
          <table:table-cell office:value-type="string" calcext:value-type="string">
            <text:p>WMM 73</text:p>
          </table:table-cell>
          <table:table-cell office:value-type="string" calcext:value-type="string">
            <text:p>WASSERVERSORGUNG UND -ENTSORGUNG</text:p>
          </table:table-cell>
          <table:table-cell table:number-columns-repeated="5"/>
        </table:table-row>
        <table:table-row table:style-name="ro1">
          <table:table-cell table:formula="of:=IF([.B3368]=([.B3367]+2);&quot;Fehler&quot;;&quot;&quot;)">
            <text:p/>
          </table:table-cell>
          <table:table-cell table:formula="of:=IF(LEN([.C3368])=1;0;IF(LEN([.C3368])=2;1;IF(LEN([.C3368])=3;2;IF(LEN([.C3368])=5;3;IF(LEN([.C3368])=6;4;IF(LEN([.C3368])=7;5;&quot;Fehler&quot;))))))" office:value-type="float" office:value="4" calcext:value-type="float">
            <text:p>4</text:p>
          </table:table-cell>
          <table:table-cell office:value-type="string" calcext:value-type="string">
            <text:p>WMM 76</text:p>
          </table:table-cell>
          <table:table-cell office:value-type="string" calcext:value-type="string">
            <text:p>ABWASSER <text:s/>WASSERAUFBEREITUNG</text:p>
          </table:table-cell>
          <table:table-cell table:number-columns-repeated="5"/>
        </table:table-row>
        <table:table-row table:style-name="ro1">
          <table:table-cell table:formula="of:=IF([.B3369]=([.B3368]+2);&quot;Fehler&quot;;&quot;&quot;)">
            <text:p/>
          </table:table-cell>
          <table:table-cell table:formula="of:=IF(LEN([.C3369])=1;0;IF(LEN([.C3369])=2;1;IF(LEN([.C3369])=3;2;IF(LEN([.C3369])=5;3;IF(LEN([.C3369])=6;4;IF(LEN([.C3369])=7;5;&quot;Fehler&quot;))))))" office:value-type="float" office:value="2" calcext:value-type="float">
            <text:p>2</text:p>
          </table:table-cell>
          <table:table-cell office:value-type="string" calcext:value-type="string">
            <text:p>WMN</text:p>
          </table:table-cell>
          <table:table-cell office:value-type="string" calcext:value-type="string">
            <text:p>STAEDTEBAU : TECHNISCHE ERSCHLIESSUNG UND BEBAUUNG</text:p>
          </table:table-cell>
          <table:table-cell table:number-columns-repeated="5"/>
        </table:table-row>
        <table:table-row table:style-name="ro1">
          <table:table-cell table:formula="of:=IF([.B3370]=([.B3369]+2);&quot;Fehler&quot;;&quot;&quot;)">
            <text:p/>
          </table:table-cell>
          <table:table-cell table:formula="of:=IF(LEN([.C3370])=1;0;IF(LEN([.C3370])=2;1;IF(LEN([.C3370])=3;2;IF(LEN([.C3370])=5;3;IF(LEN([.C3370])=6;4;IF(LEN([.C3370])=7;5;&quot;Fehler&quot;))))))" office:value-type="float" office:value="2" calcext:value-type="float">
            <text:p>2</text:p>
          </table:table-cell>
          <table:table-cell office:value-type="string" calcext:value-type="string">
            <text:p>WMO</text:p>
          </table:table-cell>
          <table:table-cell office:value-type="string" calcext:value-type="string">
            <text:p>GEBAEUDEAUSBAU <text:s/>INNENAUSBAU HAUSTECHNIK</text:p>
          </table:table-cell>
          <table:table-cell table:number-columns-repeated="5"/>
        </table:table-row>
        <table:table-row table:style-name="ro1">
          <table:table-cell table:formula="of:=IF([.B3371]=([.B3370]+2);&quot;Fehler&quot;;&quot;&quot;)">
            <text:p/>
          </table:table-cell>
          <table:table-cell table:formula="of:=IF(LEN([.C3371])=1;0;IF(LEN([.C3371])=2;1;IF(LEN([.C3371])=3;2;IF(LEN([.C3371])=5;3;IF(LEN([.C3371])=6;4;IF(LEN([.C3371])=7;5;&quot;Fehler&quot;))))))" office:value-type="float" office:value="3" calcext:value-type="float">
            <text:p>3</text:p>
          </table:table-cell>
          <table:table-cell office:value-type="string" calcext:value-type="string">
            <text:p>WMO 2</text:p>
          </table:table-cell>
          <table:table-cell office:value-type="string" calcext:value-type="string">
            <text:p>PUTZARBEITEN <text:s/>STUCKARBEITEN</text:p>
          </table:table-cell>
          <table:table-cell table:number-columns-repeated="5"/>
        </table:table-row>
        <table:table-row table:style-name="ro1">
          <table:table-cell table:formula="of:=IF([.B3372]=([.B3371]+2);&quot;Fehler&quot;;&quot;&quot;)">
            <text:p/>
          </table:table-cell>
          <table:table-cell table:formula="of:=IF(LEN([.C3372])=1;0;IF(LEN([.C3372])=2;1;IF(LEN([.C3372])=3;2;IF(LEN([.C3372])=5;3;IF(LEN([.C3372])=6;4;IF(LEN([.C3372])=7;5;&quot;Fehler&quot;))))))" office:value-type="float" office:value="3" calcext:value-type="float">
            <text:p>3</text:p>
          </table:table-cell>
          <table:table-cell office:value-type="string" calcext:value-type="string">
            <text:p>WMO 3</text:p>
          </table:table-cell>
          <table:table-cell office:value-type="string" calcext:value-type="string">
            <text:p>FUSSBOEDEN <text:s/>BODENBELAEGE</text:p>
          </table:table-cell>
          <table:table-cell table:number-columns-repeated="5"/>
        </table:table-row>
        <table:table-row table:style-name="ro1">
          <table:table-cell table:formula="of:=IF([.B3373]=([.B3372]+2);&quot;Fehler&quot;;&quot;&quot;)">
            <text:p/>
          </table:table-cell>
          <table:table-cell table:formula="of:=IF(LEN([.C3373])=1;0;IF(LEN([.C3373])=2;1;IF(LEN([.C3373])=3;2;IF(LEN([.C3373])=5;3;IF(LEN([.C3373])=6;4;IF(LEN([.C3373])=7;5;&quot;Fehler&quot;))))))" office:value-type="float" office:value="3" calcext:value-type="float">
            <text:p>3</text:p>
          </table:table-cell>
          <table:table-cell office:value-type="string" calcext:value-type="string">
            <text:p>WMO 4</text:p>
          </table:table-cell>
          <table:table-cell office:value-type="string" calcext:value-type="string">
            <text:p>DACHDECKUNG <text:s/>DACHDECKERHANDWERK</text:p>
          </table:table-cell>
          <table:table-cell table:number-columns-repeated="5"/>
        </table:table-row>
        <table:table-row table:style-name="ro1">
          <table:table-cell table:formula="of:=IF([.B3374]=([.B3373]+2);&quot;Fehler&quot;;&quot;&quot;)">
            <text:p/>
          </table:table-cell>
          <table:table-cell table:formula="of:=IF(LEN([.C3374])=1;0;IF(LEN([.C3374])=2;1;IF(LEN([.C3374])=3;2;IF(LEN([.C3374])=5;3;IF(LEN([.C3374])=6;4;IF(LEN([.C3374])=7;5;&quot;Fehler&quot;))))))" office:value-type="float" office:value="3" calcext:value-type="float">
            <text:p>3</text:p>
          </table:table-cell>
          <table:table-cell office:value-type="string" calcext:value-type="string">
            <text:p>WMO 5</text:p>
          </table:table-cell>
          <table:table-cell office:value-type="string" calcext:value-type="string">
            <text:p>SANITAERTECHNIK <text:s/>GASINSTALLATION KLIMA- UND LUEFTUNGSTECHNIK</text:p>
          </table:table-cell>
          <table:table-cell table:number-columns-repeated="5"/>
        </table:table-row>
        <table:table-row table:style-name="ro1">
          <table:table-cell table:formula="of:=IF([.B3375]=([.B3374]+2);&quot;Fehler&quot;;&quot;&quot;)">
            <text:p/>
          </table:table-cell>
          <table:table-cell table:formula="of:=IF(LEN([.C3375])=1;0;IF(LEN([.C3375])=2;1;IF(LEN([.C3375])=3;2;IF(LEN([.C3375])=5;3;IF(LEN([.C3375])=6;4;IF(LEN([.C3375])=7;5;&quot;Fehler&quot;))))))" office:value-type="float" office:value="3" calcext:value-type="float">
            <text:p>3</text:p>
          </table:table-cell>
          <table:table-cell office:value-type="string" calcext:value-type="string">
            <text:p>WMO 6</text:p>
          </table:table-cell>
          <table:table-cell office:value-type="string" calcext:value-type="string">
            <text:p>HEIZUNGSTECHNIK <text:s/>OFENBAU <text:s/>FEUERUNGSTECHNIK SCHORNSTEINE</text:p>
          </table:table-cell>
          <table:table-cell table:number-columns-repeated="5"/>
        </table:table-row>
        <table:table-row table:style-name="ro1">
          <table:table-cell table:formula="of:=IF([.B3376]=([.B3375]+2);&quot;Fehler&quot;;&quot;&quot;)">
            <text:p/>
          </table:table-cell>
          <table:table-cell table:formula="of:=IF(LEN([.C3376])=1;0;IF(LEN([.C3376])=2;1;IF(LEN([.C3376])=3;2;IF(LEN([.C3376])=5;3;IF(LEN([.C3376])=6;4;IF(LEN([.C3376])=7;5;&quot;Fehler&quot;))))))" office:value-type="float" office:value="3" calcext:value-type="float">
            <text:p>3</text:p>
          </table:table-cell>
          <table:table-cell office:value-type="string" calcext:value-type="string">
            <text:p>WMO 7</text:p>
          </table:table-cell>
          <table:table-cell office:value-type="string" calcext:value-type="string">
            <text:p>ANSTRICHTECHNIK <text:s/>LACKIERTECHNIK TAPEZIEREN</text:p>
          </table:table-cell>
          <table:table-cell table:number-columns-repeated="5"/>
        </table:table-row>
        <table:table-row table:style-name="ro1">
          <table:table-cell table:formula="of:=IF([.B3377]=([.B3376]+2);&quot;Fehler&quot;;&quot;&quot;)">
            <text:p/>
          </table:table-cell>
          <table:table-cell table:formula="of:=IF(LEN([.C3377])=1;0;IF(LEN([.C3377])=2;1;IF(LEN([.C3377])=3;2;IF(LEN([.C3377])=5;3;IF(LEN([.C3377])=6;4;IF(LEN([.C3377])=7;5;&quot;Fehler&quot;))))))" office:value-type="float" office:value="3" calcext:value-type="float">
            <text:p>3</text:p>
          </table:table-cell>
          <table:table-cell office:value-type="string" calcext:value-type="string">
            <text:p>WMO 8</text:p>
          </table:table-cell>
          <table:table-cell office:value-type="string" calcext:value-type="string">
            <text:p>BAUBESCHLAEGE <text:s/>ANSCHLAEGE</text:p>
          </table:table-cell>
          <table:table-cell table:number-columns-repeated="5"/>
        </table:table-row>
        <table:table-row table:style-name="ro1">
          <table:table-cell table:formula="of:=IF([.B3378]=([.B3377]+2);&quot;Fehler&quot;;&quot;&quot;)">
            <text:p/>
          </table:table-cell>
          <table:table-cell table:formula="of:=IF(LEN([.C3378])=1;0;IF(LEN([.C3378])=2;1;IF(LEN([.C3378])=3;2;IF(LEN([.C3378])=5;3;IF(LEN([.C3378])=6;4;IF(LEN([.C3378])=7;5;&quot;Fehler&quot;))))))" office:value-type="float" office:value="1" calcext:value-type="float">
            <text:p>1</text:p>
          </table:table-cell>
          <table:table-cell office:value-type="string" calcext:value-type="string">
            <text:p>WN</text:p>
          </table:table-cell>
          <table:table-cell office:value-type="string" calcext:value-type="string">
            <text:p>KERAMISCHE INDUSTRIE <text:s/>GLASINDUSTRIE VERARBEITUNG VON NATURSTEINEN</text:p>
          </table:table-cell>
          <table:table-cell table:number-columns-repeated="5"/>
        </table:table-row>
        <table:table-row table:style-name="ro1">
          <table:table-cell table:formula="of:=IF([.B3379]=([.B3378]+2);&quot;Fehler&quot;;&quot;&quot;)">
            <text:p/>
          </table:table-cell>
          <table:table-cell table:formula="of:=IF(LEN([.C3379])=1;0;IF(LEN([.C3379])=2;1;IF(LEN([.C3379])=3;2;IF(LEN([.C3379])=5;3;IF(LEN([.C3379])=6;4;IF(LEN([.C3379])=7;5;&quot;Fehler&quot;))))))" office:value-type="float" office:value="2" calcext:value-type="float">
            <text:p>2</text:p>
          </table:table-cell>
          <table:table-cell office:value-type="string" calcext:value-type="string">
            <text:p>WNK</text:p>
          </table:table-cell>
          <table:table-cell office:value-type="string" calcext:value-type="string">
            <text:p>GROBKERAMIK <text:s/>NATURSTEINE</text:p>
          </table:table-cell>
          <table:table-cell table:number-columns-repeated="5"/>
        </table:table-row>
        <table:table-row table:style-name="ro1">
          <table:table-cell table:formula="of:=IF([.B3380]=([.B3379]+2);&quot;Fehler&quot;;&quot;&quot;)">
            <text:p/>
          </table:table-cell>
          <table:table-cell table:formula="of:=IF(LEN([.C3380])=1;0;IF(LEN([.C3380])=2;1;IF(LEN([.C3380])=3;2;IF(LEN([.C3380])=5;3;IF(LEN([.C3380])=6;4;IF(LEN([.C3380])=7;5;&quot;Fehler&quot;))))))" office:value-type="float" office:value="2" calcext:value-type="float">
            <text:p>2</text:p>
          </table:table-cell>
          <table:table-cell office:value-type="string" calcext:value-type="string">
            <text:p>WNL</text:p>
          </table:table-cell>
          <table:table-cell office:value-type="string" calcext:value-type="string">
            <text:p>FEINKERAMIK <text:s/>EMAILLE</text:p>
          </table:table-cell>
          <table:table-cell table:number-columns-repeated="5"/>
        </table:table-row>
        <table:table-row table:style-name="ro1">
          <table:table-cell table:formula="of:=IF([.B3381]=([.B3380]+2);&quot;Fehler&quot;;&quot;&quot;)">
            <text:p/>
          </table:table-cell>
          <table:table-cell table:formula="of:=IF(LEN([.C3381])=1;0;IF(LEN([.C3381])=2;1;IF(LEN([.C3381])=3;2;IF(LEN([.C3381])=5;3;IF(LEN([.C3381])=6;4;IF(LEN([.C3381])=7;5;&quot;Fehler&quot;))))))" office:value-type="float" office:value="2" calcext:value-type="float">
            <text:p>2</text:p>
          </table:table-cell>
          <table:table-cell office:value-type="string" calcext:value-type="string">
            <text:p>WNM</text:p>
          </table:table-cell>
          <table:table-cell office:value-type="string" calcext:value-type="string">
            <text:p>GLASINDUSTRIE <text:s/>GLAS AM BAU <text:s/>GLASERHANDWERK</text:p>
          </table:table-cell>
          <table:table-cell table:number-columns-repeated="5"/>
        </table:table-row>
        <table:table-row table:style-name="ro1">
          <table:table-cell table:formula="of:=IF([.B3382]=([.B3381]+2);&quot;Fehler&quot;;&quot;&quot;)">
            <text:p/>
          </table:table-cell>
          <table:table-cell table:formula="of:=IF(LEN([.C3382])=1;0;IF(LEN([.C3382])=2;1;IF(LEN([.C3382])=3;2;IF(LEN([.C3382])=5;3;IF(LEN([.C3382])=6;4;IF(LEN([.C3382])=7;5;&quot;Fehler&quot;))))))"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HOLZBEARBEITUNG</text:p>
          </table:table-cell>
          <table:table-cell table:number-columns-repeated="5"/>
        </table:table-row>
        <table:table-row table:style-name="ro1">
          <table:table-cell table:formula="of:=IF([.B3383]=([.B3382]+2);&quot;Fehler&quot;;&quot;&quot;)">
            <text:p/>
          </table:table-cell>
          <table:table-cell table:formula="of:=IF(LEN([.C3383])=1;0;IF(LEN([.C3383])=2;1;IF(LEN([.C3383])=3;2;IF(LEN([.C3383])=5;3;IF(LEN([.C3383])=6;4;IF(LEN([.C3383])=7;5;&quot;Fehler&quot;))))))" office:value-type="float" office:value="2" calcext:value-type="float">
            <text:p>2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WERKSTOFFKUNDE DES HOLZES</text:p>
          </table:table-cell>
          <table:table-cell table:number-columns-repeated="5"/>
        </table:table-row>
        <table:table-row table:style-name="ro1">
          <table:table-cell table:formula="of:=IF([.B3384]=([.B3383]+2);&quot;Fehler&quot;;&quot;&quot;)">
            <text:p/>
          </table:table-cell>
          <table:table-cell table:formula="of:=IF(LEN([.C3384])=1;0;IF(LEN([.C3384])=2;1;IF(LEN([.C3384])=3;2;IF(LEN([.C3384])=5;3;IF(LEN([.C3384])=6;4;IF(LEN([.C3384])=7;5;&quot;Fehler&quot;))))))" office:value-type="float" office:value="2" calcext:value-type="float">
            <text:p>2</text:p>
          </table:table-cell>
          <table:table-cell office:value-type="string" calcext:value-type="string">
            <text:p>WOL</text:p>
          </table:table-cell>
          <table:table-cell office:value-type="string" calcext:value-type="string">
            <text:p>ZIMMERHANDWERK <text:s/>BAUTISCHLERHANDWERK HOLZINNENAUSBAU</text:p>
          </table:table-cell>
          <table:table-cell table:number-columns-repeated="5"/>
        </table:table-row>
        <table:table-row table:style-name="ro1">
          <table:table-cell table:formula="of:=IF([.B3385]=([.B3384]+2);&quot;Fehler&quot;;&quot;&quot;)">
            <text:p/>
          </table:table-cell>
          <table:table-cell table:formula="of:=IF(LEN([.C3385])=1;0;IF(LEN([.C3385])=2;1;IF(LEN([.C3385])=3;2;IF(LEN([.C3385])=5;3;IF(LEN([.C3385])=6;4;IF(LEN([.C3385])=7;5;&quot;Fehler&quot;))))))" office:value-type="float" office:value="2" calcext:value-type="float">
            <text:p>2</text:p>
          </table:table-cell>
          <table:table-cell office:value-type="string" calcext:value-type="string">
            <text:p>WOM</text:p>
          </table:table-cell>
          <table:table-cell office:value-type="string" calcext:value-type="string">
            <text:p>MOEBELHERSTELLUNG</text:p>
          </table:table-cell>
          <table:table-cell table:number-columns-repeated="5"/>
        </table:table-row>
        <table:table-row table:style-name="ro1">
          <table:table-cell table:formula="of:=IF([.B3386]=([.B3385]+2);&quot;Fehler&quot;;&quot;&quot;)">
            <text:p/>
          </table:table-cell>
          <table:table-cell table:formula="of:=IF(LEN([.C3386])=1;0;IF(LEN([.C3386])=2;1;IF(LEN([.C3386])=3;2;IF(LEN([.C3386])=5;3;IF(LEN([.C3386])=6;4;IF(LEN([.C3386])=7;5;&quot;Fehler&quot;))))))" office:value-type="float" office:value="2" calcext:value-type="float">
            <text:p>2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HERSTELLUNG VON HOLZGEFAESSEN <text:s/>DRECHSELN</text:p>
          </table:table-cell>
          <table:table-cell table:number-columns-repeated="5"/>
        </table:table-row>
        <table:table-row table:style-name="ro1">
          <table:table-cell table:formula="of:=IF([.B3387]=([.B3386]+2);&quot;Fehler&quot;;&quot;&quot;)">
            <text:p/>
          </table:table-cell>
          <table:table-cell table:formula="of:=IF(LEN([.C3387])=1;0;IF(LEN([.C3387])=2;1;IF(LEN([.C3387])=3;2;IF(LEN([.C3387])=5;3;IF(LEN([.C3387])=6;4;IF(LEN([.C3387])=7;5;&quot;Fehler&quot;))))))" office:value-type="float" office:value="1" calcext:value-type="float">
            <text:p>1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TEXTILVERARBEITUNG - LEDERVERARBEITUNG – BEKLEIDUNGSGEWERBE - MOD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3388]=([.B3387]+2);&quot;Fehler&quot;;&quot;&quot;)">
            <text:p/>
          </table:table-cell>
          <table:table-cell table:formula="of:=IF(LEN([.C3388])=1;0;IF(LEN([.C3388])=2;1;IF(LEN([.C3388])=3;2;IF(LEN([.C3388])=5;3;IF(LEN([.C3388])=6;4;IF(LEN([.C3388])=7;5;&quot;Fehler&quot;))))))" office:value-type="float" office:value="2" calcext:value-type="float">
            <text:p>2</text:p>
          </table:table-cell>
          <table:table-cell office:value-type="string" calcext:value-type="string">
            <text:p>WPK</text:p>
          </table:table-cell>
          <table:table-cell office:value-type="string" calcext:value-type="string">
            <text:p>TEXTILHERSTELLUNG <text:s/>TEXTILVERARBEITUNG</text:p>
          </table:table-cell>
          <table:table-cell table:number-columns-repeated="5"/>
        </table:table-row>
        <table:table-row table:style-name="ro1">
          <table:table-cell table:formula="of:=IF([.B3389]=([.B3388]+2);&quot;Fehler&quot;;&quot;&quot;)">
            <text:p/>
          </table:table-cell>
          <table:table-cell table:formula="of:=IF(LEN([.C3389])=1;0;IF(LEN([.C3389])=2;1;IF(LEN([.C3389])=3;2;IF(LEN([.C3389])=5;3;IF(LEN([.C3389])=6;4;IF(LEN([.C3389])=7;5;&quot;Fehler&quot;))))))" office:value-type="float" office:value="3" calcext:value-type="float">
            <text:p>3</text:p>
          </table:table-cell>
          <table:table-cell office:value-type="string" calcext:value-type="string">
            <text:p>WPK 1</text:p>
          </table:table-cell>
          <table:table-cell office:value-type="string" calcext:value-type="string">
            <text:p>TEXTILIEN <text:s/>TEXTILE WERKSTOFFE</text:p>
          </table:table-cell>
          <table:table-cell table:number-columns-repeated="5"/>
        </table:table-row>
        <table:table-row table:style-name="ro1">
          <table:table-cell table:formula="of:=IF([.B3390]=([.B3389]+2);&quot;Fehler&quot;;&quot;&quot;)">
            <text:p/>
          </table:table-cell>
          <table:table-cell table:formula="of:=IF(LEN([.C3390])=1;0;IF(LEN([.C3390])=2;1;IF(LEN([.C3390])=3;2;IF(LEN([.C3390])=5;3;IF(LEN([.C3390])=6;4;IF(LEN([.C3390])=7;5;&quot;Fehler&quot;))))))" office:value-type="float" office:value="2" calcext:value-type="float">
            <text:p>2</text:p>
          </table:table-cell>
          <table:table-cell office:value-type="string" calcext:value-type="string">
            <text:p>WPL</text:p>
          </table:table-cell>
          <table:table-cell office:value-type="string" calcext:value-type="string">
            <text:p>RAUMAUSSTATTUNG <text:s/>HEIMTEXTILIEN</text:p>
          </table:table-cell>
          <table:table-cell table:number-columns-repeated="5"/>
        </table:table-row>
        <table:table-row table:style-name="ro1">
          <table:table-cell table:formula="of:=IF([.B3391]=([.B3390]+2);&quot;Fehler&quot;;&quot;&quot;)">
            <text:p/>
          </table:table-cell>
          <table:table-cell table:formula="of:=IF(LEN([.C3391])=1;0;IF(LEN([.C3391])=2;1;IF(LEN([.C3391])=3;2;IF(LEN([.C3391])=5;3;IF(LEN([.C3391])=6;4;IF(LEN([.C3391])=7;5;&quot;Fehler&quot;))))))" office:value-type="float" office:value="2" calcext:value-type="float">
            <text:p>2</text:p>
          </table:table-cell>
          <table:table-cell office:value-type="string" calcext:value-type="string">
            <text:p>WPM</text:p>
          </table:table-cell>
          <table:table-cell office:value-type="string" calcext:value-type="string">
            <text:p>BEKLEIDUNGSGEWERBE <text:s/>MODE</text:p>
          </table:table-cell>
          <table:table-cell table:number-columns-repeated="5"/>
        </table:table-row>
        <table:table-row table:style-name="ro1">
          <table:table-cell table:formula="of:=IF([.B3392]=([.B3391]+2);&quot;Fehler&quot;;&quot;&quot;)">
            <text:p/>
          </table:table-cell>
          <table:table-cell table:formula="of:=IF(LEN([.C3392])=1;0;IF(LEN([.C3392])=2;1;IF(LEN([.C3392])=3;2;IF(LEN([.C3392])=5;3;IF(LEN([.C3392])=6;4;IF(LEN([.C3392])=7;5;&quot;Fehler&quot;))))))" office:value-type="float" office:value="2" calcext:value-type="float">
            <text:p>2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LEDERHERSTELLUNG <text:s/>LEDERVERARBEITUNG PELZVERARBEITUNG</text:p>
          </table:table-cell>
          <table:table-cell table:number-columns-repeated="5"/>
        </table:table-row>
        <table:table-row table:style-name="ro1">
          <table:table-cell table:formula="of:=IF([.B3393]=([.B3392]+2);&quot;Fehler&quot;;&quot;&quot;)">
            <text:p/>
          </table:table-cell>
          <table:table-cell table:formula="of:=IF(LEN([.C3393])=1;0;IF(LEN([.C3393])=2;1;IF(LEN([.C3393])=3;2;IF(LEN([.C3393])=5;3;IF(LEN([.C3393])=6;4;IF(LEN([.C3393])=7;5;&quot;Fehler&quot;))))))" office:value-type="float" office:value="2" calcext:value-type="float">
            <text:p>2</text:p>
          </table:table-cell>
          <table:table-cell office:value-type="string" calcext:value-type="string">
            <text:p>WPO</text:p>
          </table:table-cell>
          <table:table-cell office:value-type="string" calcext:value-type="string">
            <text:p>TEXTILVEREDLUNG <text:s/>TEXTILREINIGUNG</text:p>
          </table:table-cell>
          <table:table-cell table:number-columns-repeated="5"/>
        </table:table-row>
        <table:table-row table:style-name="ro1">
          <table:table-cell table:formula="of:=IF([.B3394]=([.B3393]+2);&quot;Fehler&quot;;&quot;&quot;)">
            <text:p/>
          </table:table-cell>
          <table:table-cell table:formula="of:=IF(LEN([.C3394])=1;0;IF(LEN([.C3394])=2;1;IF(LEN([.C3394])=3;2;IF(LEN([.C3394])=5;3;IF(LEN([.C3394])=6;4;IF(LEN([.C3394])=7;5;&quot;Fehler&quot;))))))" office:value-type="float" office:value="1" calcext:value-type="float">
            <text:p>1</text:p>
          </table:table-cell>
          <table:table-cell office:value-type="string" calcext:value-type="string">
            <text:p>WQ</text:p>
          </table:table-cell>
          <table:table-cell office:value-type="string" calcext:value-type="string">
            <text:p>PAPIERINDUSTRIE <text:s/>VERPACKUNGSINDUSTRIE</text:p>
          </table:table-cell>
          <table:table-cell table:number-columns-repeated="5"/>
        </table:table-row>
        <table:table-row table:style-name="ro1">
          <table:table-cell table:formula="of:=IF([.B3395]=([.B3394]+2);&quot;Fehler&quot;;&quot;&quot;)">
            <text:p/>
          </table:table-cell>
          <table:table-cell table:formula="of:=IF(LEN([.C3395])=1;0;IF(LEN([.C3395])=2;1;IF(LEN([.C3395])=3;2;IF(LEN([.C3395])=5;3;IF(LEN([.C3395])=6;4;IF(LEN([.C3395])=7;5;&quot;Fehler&quot;))))))" office:value-type="float" office:value="2" calcext:value-type="float">
            <text:p>2</text:p>
          </table:table-cell>
          <table:table-cell office:value-type="string" calcext:value-type="string">
            <text:p>WQK</text:p>
          </table:table-cell>
          <table:table-cell office:value-type="string" calcext:value-type="string">
            <text:p>WERKSTOFFKUNDE UND WERKSTOFFPRUEFUNG DES PAPIERS</text:p>
          </table:table-cell>
          <table:table-cell table:number-columns-repeated="5"/>
        </table:table-row>
        <table:table-row table:style-name="ro1">
          <table:table-cell table:formula="of:=IF([.B3396]=([.B3395]+2);&quot;Fehler&quot;;&quot;&quot;)">
            <text:p/>
          </table:table-cell>
          <table:table-cell table:formula="of:=IF(LEN([.C3396])=1;0;IF(LEN([.C3396])=2;1;IF(LEN([.C3396])=3;2;IF(LEN([.C3396])=5;3;IF(LEN([.C3396])=6;4;IF(LEN([.C3396])=7;5;&quot;Fehler&quot;))))))" office:value-type="float" office:value="2" calcext:value-type="float">
            <text:p>2</text:p>
          </table:table-cell>
          <table:table-cell office:value-type="string" calcext:value-type="string">
            <text:p>WQL</text:p>
          </table:table-cell>
          <table:table-cell office:value-type="string" calcext:value-type="string">
            <text:p>PAPIERHERSTELLUNG</text:p>
          </table:table-cell>
          <table:table-cell table:number-columns-repeated="5"/>
        </table:table-row>
        <table:table-row table:style-name="ro1">
          <table:table-cell table:formula="of:=IF([.B3397]=([.B3396]+2);&quot;Fehler&quot;;&quot;&quot;)">
            <text:p/>
          </table:table-cell>
          <table:table-cell table:formula="of:=IF(LEN([.C3397])=1;0;IF(LEN([.C3397])=2;1;IF(LEN([.C3397])=3;2;IF(LEN([.C3397])=5;3;IF(LEN([.C3397])=6;4;IF(LEN([.C3397])=7;5;&quot;Fehler&quot;))))))" office:value-type="float" office:value="1" calcext:value-type="float">
            <text:p>1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CHEMISCHE INDUSTRIE <text:s/>CHEMISCHE TECHNOLOGIE BIOTECHNOLOGI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3398]=([.B3397]+2);&quot;Fehler&quot;;&quot;&quot;)">
            <text:p/>
          </table:table-cell>
          <table:table-cell table:formula="of:=IF(LEN([.C3398])=1;0;IF(LEN([.C3398])=2;1;IF(LEN([.C3398])=3;2;IF(LEN([.C3398])=5;3;IF(LEN([.C3398])=6;4;IF(LEN([.C3398])=7;5;&quot;Fehler&quot;))))))" office:value-type="float" office:value="2" calcext:value-type="float">
            <text:p>2</text:p>
          </table:table-cell>
          <table:table-cell office:value-type="string" calcext:value-type="string">
            <text:p>WRK</text:p>
          </table:table-cell>
          <table:table-cell office:value-type="string" calcext:value-type="string">
            <text:p>CHEMISCHE VERFAHRENSTECHNIK <text:s/>CHEMISCHE REAKTIONSTECHNIK CHEMISCHE LABORTECHNIK</text:p>
          </table:table-cell>
          <table:table-cell table:number-columns-repeated="5"/>
        </table:table-row>
        <table:table-row table:style-name="ro1">
          <table:table-cell table:formula="of:=IF([.B3399]=([.B3398]+2);&quot;Fehler&quot;;&quot;&quot;)">
            <text:p/>
          </table:table-cell>
          <table:table-cell table:formula="of:=IF(LEN([.C3399])=1;0;IF(LEN([.C3399])=2;1;IF(LEN([.C3399])=3;2;IF(LEN([.C3399])=5;3;IF(LEN([.C3399])=6;4;IF(LEN([.C3399])=7;5;&quot;Fehler&quot;))))))" office:value-type="float" office:value="2" calcext:value-type="float">
            <text:p>2</text:p>
          </table:table-cell>
          <table:table-cell office:value-type="string" calcext:value-type="string">
            <text:p>WRL</text:p>
          </table:table-cell>
          <table:table-cell office:value-type="string" calcext:value-type="string">
            <text:p>ANORGANISCHE TECHNOLOGIE</text:p>
          </table:table-cell>
          <table:table-cell table:number-columns-repeated="5"/>
        </table:table-row>
        <table:table-row table:style-name="ro1">
          <table:table-cell table:formula="of:=IF([.B3400]=([.B3399]+2);&quot;Fehler&quot;;&quot;&quot;)">
            <text:p/>
          </table:table-cell>
          <table:table-cell table:formula="of:=IF(LEN([.C3400])=1;0;IF(LEN([.C3400])=2;1;IF(LEN([.C3400])=3;2;IF(LEN([.C3400])=5;3;IF(LEN([.C3400])=6;4;IF(LEN([.C3400])=7;5;&quot;Fehler&quot;))))))" office:value-type="float" office:value="2" calcext:value-type="float">
            <text:p>2</text:p>
          </table:table-cell>
          <table:table-cell office:value-type="string" calcext:value-type="string">
            <text:p>WRM</text:p>
          </table:table-cell>
          <table:table-cell office:value-type="string" calcext:value-type="string">
            <text:p>NATUERLICHE UND SYNTHETISCHE ELASTOMERE <text:s/>GUMMIHERSTELLUNG</text:p>
          </table:table-cell>
          <table:table-cell table:number-columns-repeated="5"/>
        </table:table-row>
        <table:table-row table:style-name="ro1">
          <table:table-cell table:formula="of:=IF([.B3401]=([.B3400]+2);&quot;Fehler&quot;;&quot;&quot;)">
            <text:p/>
          </table:table-cell>
          <table:table-cell table:formula="of:=IF(LEN([.C3401])=1;0;IF(LEN([.C3401])=2;1;IF(LEN([.C3401])=3;2;IF(LEN([.C3401])=5;3;IF(LEN([.C3401])=6;4;IF(LEN([.C3401])=7;5;&quot;Fehler&quot;))))))" office:value-type="float" office:value="2" calcext:value-type="float">
            <text:p>2</text:p>
          </table:table-cell>
          <table:table-cell office:value-type="string" calcext:value-type="string">
            <text:p>WRN</text:p>
          </table:table-cell>
          <table:table-cell office:value-type="string" calcext:value-type="string">
            <text:p>ENERGIETRAEGER - BRENNSTOFFE - TREIBSTOFFE <text:s/>PETROCHEMIE – KOHLECHEMIE</text:p>
          </table:table-cell>
          <table:table-cell table:number-columns-repeated="5"/>
        </table:table-row>
        <table:table-row table:style-name="ro1">
          <table:table-cell table:formula="of:=IF([.B3402]=([.B3401]+2);&quot;Fehler&quot;;&quot;&quot;)">
            <text:p/>
          </table:table-cell>
          <table:table-cell table:formula="of:=IF(LEN([.C3402])=1;0;IF(LEN([.C3402])=2;1;IF(LEN([.C3402])=3;2;IF(LEN([.C3402])=5;3;IF(LEN([.C3402])=6;4;IF(LEN([.C3402])=7;5;&quot;Fehler&quot;))))))" office:value-type="float" office:value="3" calcext:value-type="float">
            <text:p>3</text:p>
          </table:table-cell>
          <table:table-cell office:value-type="string" calcext:value-type="string">
            <text:p>WRN 1</text:p>
          </table:table-cell>
          <table:table-cell office:value-type="string" calcext:value-type="string">
            <text:p>TECHNOLOGIE DES ERDOELS <text:s/>PETROCHEMIE <text:s/>MINERALOEL</text:p>
          </table:table-cell>
          <table:table-cell table:number-columns-repeated="5"/>
        </table:table-row>
        <table:table-row table:style-name="ro1">
          <table:table-cell table:formula="of:=IF([.B3403]=([.B3402]+2);&quot;Fehler&quot;;&quot;&quot;)">
            <text:p/>
          </table:table-cell>
          <table:table-cell table:formula="of:=IF(LEN([.C3403])=1;0;IF(LEN([.C3403])=2;1;IF(LEN([.C3403])=3;2;IF(LEN([.C3403])=5;3;IF(LEN([.C3403])=6;4;IF(LEN([.C3403])=7;5;&quot;Fehler&quot;))))))" office:value-type="float" office:value="3" calcext:value-type="float">
            <text:p>3</text:p>
          </table:table-cell>
          <table:table-cell office:value-type="string" calcext:value-type="string">
            <text:p>WRN 2</text:p>
          </table:table-cell>
          <table:table-cell office:value-type="string" calcext:value-type="string">
            <text:p>KOHLECHEMIE <text:s/>GESAMTDARSTELLUNGEN FESTER BRENNSTOFFE UND IHRER DESTILLATIONSPRODUKTE</text:p>
          </table:table-cell>
          <table:table-cell table:number-columns-repeated="5"/>
        </table:table-row>
        <table:table-row table:style-name="ro1">
          <table:table-cell table:formula="of:=IF([.B3404]=([.B3403]+2);&quot;Fehler&quot;;&quot;&quot;)">
            <text:p/>
          </table:table-cell>
          <table:table-cell table:formula="of:=IF(LEN([.C3404])=1;0;IF(LEN([.C3404])=2;1;IF(LEN([.C3404])=3;2;IF(LEN([.C3404])=5;3;IF(LEN([.C3404])=6;4;IF(LEN([.C3404])=7;5;&quot;Fehler&quot;))))))" office:value-type="float" office:value="3" calcext:value-type="float">
            <text:p>3</text:p>
          </table:table-cell>
          <table:table-cell office:value-type="string" calcext:value-type="string">
            <text:p>WRN 3</text:p>
          </table:table-cell>
          <table:table-cell office:value-type="string" calcext:value-type="string">
            <text:p>BRAUNKOHLEVERARBEITUNG <text:s/>HOLZVERKOHLUNG HOLZVERGASUNG <text:s/>TORFVERARBEITUNG</text:p>
          </table:table-cell>
          <table:table-cell table:number-columns-repeated="5"/>
        </table:table-row>
        <table:table-row table:style-name="ro1">
          <table:table-cell table:formula="of:=IF([.B3405]=([.B3404]+2);&quot;Fehler&quot;;&quot;&quot;)">
            <text:p/>
          </table:table-cell>
          <table:table-cell table:formula="of:=IF(LEN([.C3405])=1;0;IF(LEN([.C3405])=2;1;IF(LEN([.C3405])=3;2;IF(LEN([.C3405])=5;3;IF(LEN([.C3405])=6;4;IF(LEN([.C3405])=7;5;&quot;Fehler&quot;))))))" office:value-type="float" office:value="3" calcext:value-type="float">
            <text:p>3</text:p>
          </table:table-cell>
          <table:table-cell office:value-type="string" calcext:value-type="string">
            <text:p>WRN 5</text:p>
          </table:table-cell>
          <table:table-cell office:value-type="string" calcext:value-type="string">
            <text:p>GASFOERMIGE BRENN- UND TREIBSTOFFE <text:s/>TECHNIK DER GASVERSORGUNG <text:s/>WASSERSTOFFTECHNOLOGIE</text:p>
          </table:table-cell>
          <table:table-cell table:number-columns-repeated="5"/>
        </table:table-row>
        <table:table-row table:style-name="ro1">
          <table:table-cell table:formula="of:=IF([.B3406]=([.B3405]+2);&quot;Fehler&quot;;&quot;&quot;)">
            <text:p/>
          </table:table-cell>
          <table:table-cell table:formula="of:=IF(LEN([.C3406])=1;0;IF(LEN([.C3406])=2;1;IF(LEN([.C3406])=3;2;IF(LEN([.C3406])=5;3;IF(LEN([.C3406])=6;4;IF(LEN([.C3406])=7;5;&quot;Fehler&quot;))))))" office:value-type="float" office:value="2" calcext:value-type="float">
            <text:p>2</text:p>
          </table:table-cell>
          <table:table-cell office:value-type="string" calcext:value-type="string">
            <text:p>WRO</text:p>
          </table:table-cell>
          <table:table-cell office:value-type="string" calcext:value-type="string">
            <text:p>GRENZFLAECHENAKTIVE STOFFE - ANSTRICHSTOFFE - KLEBSTOFFE - NATURHARZE – WACHSE</text:p>
          </table:table-cell>
          <table:table-cell table:number-columns-repeated="5"/>
        </table:table-row>
        <table:table-row table:style-name="ro1">
          <table:table-cell table:formula="of:=IF([.B3407]=([.B3406]+2);&quot;Fehler&quot;;&quot;&quot;)">
            <text:p/>
          </table:table-cell>
          <table:table-cell table:formula="of:=IF(LEN([.C3407])=1;0;IF(LEN([.C3407])=2;1;IF(LEN([.C3407])=3;2;IF(LEN([.C3407])=5;3;IF(LEN([.C3407])=6;4;IF(LEN([.C3407])=7;5;&quot;Fehler&quot;))))))" office:value-type="float" office:value="3" calcext:value-type="float">
            <text:p>3</text:p>
          </table:table-cell>
          <table:table-cell office:value-type="string" calcext:value-type="string">
            <text:p>WRO 1</text:p>
          </table:table-cell>
          <table:table-cell office:value-type="string" calcext:value-type="string">
            <text:p>GRENZFLAECHENAKTIVE STOFFE <text:s/>FETTE, OELE, WACHSE, SCHMIERSTOFFE</text:p>
          </table:table-cell>
          <table:table-cell table:number-columns-repeated="5"/>
        </table:table-row>
        <table:table-row table:style-name="ro1">
          <table:table-cell table:formula="of:=IF([.B3408]=([.B3407]+2);&quot;Fehler&quot;;&quot;&quot;)">
            <text:p/>
          </table:table-cell>
          <table:table-cell table:formula="of:=IF(LEN([.C3408])=1;0;IF(LEN([.C3408])=2;1;IF(LEN([.C3408])=3;2;IF(LEN([.C3408])=5;3;IF(LEN([.C3408])=6;4;IF(LEN([.C3408])=7;5;&quot;Fehler&quot;))))))" office:value-type="float" office:value="4" calcext:value-type="float">
            <text:p>4</text:p>
          </table:table-cell>
          <table:table-cell office:value-type="string" calcext:value-type="string">
            <text:p>WRO 15</text:p>
          </table:table-cell>
          <table:table-cell office:value-type="string" calcext:value-type="string">
            <text:p>TEXTILHILFSMITTEL, WASCHMITTEL, SEIFEN</text:p>
          </table:table-cell>
          <table:table-cell table:number-columns-repeated="5"/>
        </table:table-row>
        <table:table-row table:style-name="ro1">
          <table:table-cell table:formula="of:=IF([.B3409]=([.B3408]+2);&quot;Fehler&quot;;&quot;&quot;)">
            <text:p/>
          </table:table-cell>
          <table:table-cell table:formula="of:=IF(LEN([.C3409])=1;0;IF(LEN([.C3409])=2;1;IF(LEN([.C3409])=3;2;IF(LEN([.C3409])=5;3;IF(LEN([.C3409])=6;4;IF(LEN([.C3409])=7;5;&quot;Fehler&quot;))))))" office:value-type="float" office:value="3" calcext:value-type="float">
            <text:p>3</text:p>
          </table:table-cell>
          <table:table-cell office:value-type="string" calcext:value-type="string">
            <text:p>WRO 2</text:p>
          </table:table-cell>
          <table:table-cell office:value-type="string" calcext:value-type="string">
            <text:p>ANSTRICHSTOFFE <text:s/>FARBSTOFFE</text:p>
          </table:table-cell>
          <table:table-cell table:number-columns-repeated="5"/>
        </table:table-row>
        <table:table-row table:style-name="ro1">
          <table:table-cell table:formula="of:=IF([.B3410]=([.B3409]+2);&quot;Fehler&quot;;&quot;&quot;)">
            <text:p/>
          </table:table-cell>
          <table:table-cell table:formula="of:=IF(LEN([.C3410])=1;0;IF(LEN([.C3410])=2;1;IF(LEN([.C3410])=3;2;IF(LEN([.C3410])=5;3;IF(LEN([.C3410])=6;4;IF(LEN([.C3410])=7;5;&quot;Fehler&quot;))))))" office:value-type="float" office:value="3" calcext:value-type="float">
            <text:p>3</text:p>
          </table:table-cell>
          <table:table-cell office:value-type="string" calcext:value-type="string">
            <text:p>WRO 3</text:p>
          </table:table-cell>
          <table:table-cell office:value-type="string" calcext:value-type="string">
            <text:p>KLEBSTOFFE <text:s/>LEIME</text:p>
          </table:table-cell>
          <table:table-cell table:number-columns-repeated="5"/>
        </table:table-row>
        <table:table-row table:style-name="ro1">
          <table:table-cell table:formula="of:=IF([.B3411]=([.B3410]+2);&quot;Fehler&quot;;&quot;&quot;)">
            <text:p/>
          </table:table-cell>
          <table:table-cell table:formula="of:=IF(LEN([.C3411])=1;0;IF(LEN([.C3411])=2;1;IF(LEN([.C3411])=3;2;IF(LEN([.C3411])=5;3;IF(LEN([.C3411])=6;4;IF(LEN([.C3411])=7;5;&quot;Fehler&quot;))))))" office:value-type="float" office:value="3" calcext:value-type="float">
            <text:p>3</text:p>
          </table:table-cell>
          <table:table-cell office:value-type="string" calcext:value-type="string">
            <text:p>WRO 4</text:p>
          </table:table-cell>
          <table:table-cell office:value-type="string" calcext:value-type="string">
            <text:p>HARZE</text:p>
          </table:table-cell>
          <table:table-cell table:number-columns-repeated="5"/>
        </table:table-row>
        <table:table-row table:style-name="ro1">
          <table:table-cell table:formula="of:=IF([.B3412]=([.B3411]+2);&quot;Fehler&quot;;&quot;&quot;)">
            <text:p/>
          </table:table-cell>
          <table:table-cell table:formula="of:=IF(LEN([.C3412])=1;0;IF(LEN([.C3412])=2;1;IF(LEN([.C3412])=3;2;IF(LEN([.C3412])=5;3;IF(LEN([.C3412])=6;4;IF(LEN([.C3412])=7;5;&quot;Fehler&quot;))))))" office:value-type="float" office:value="2" calcext:value-type="float">
            <text:p>2</text:p>
          </table:table-cell>
          <table:table-cell office:value-type="string" calcext:value-type="string">
            <text:p>WRP</text:p>
          </table:table-cell>
          <table:table-cell office:value-type="string" calcext:value-type="string">
            <text:p>PHARMAZEUTISCHE INDUSTRIE <text:s/>PHARMAZEUTISCHE TECHNOLOGIE KOSMETISCHE INDUSTRIE</text:p>
          </table:table-cell>
          <table:table-cell table:number-columns-repeated="5"/>
        </table:table-row>
        <table:table-row table:style-name="ro1">
          <table:table-cell table:formula="of:=IF([.B3413]=([.B3412]+2);&quot;Fehler&quot;;&quot;&quot;)">
            <text:p/>
          </table:table-cell>
          <table:table-cell table:formula="of:=IF(LEN([.C3413])=1;0;IF(LEN([.C3413])=2;1;IF(LEN([.C3413])=3;2;IF(LEN([.C3413])=5;3;IF(LEN([.C3413])=6;4;IF(LEN([.C3413])=7;5;&quot;Fehler&quot;))))))" office:value-type="float" office:value="2" calcext:value-type="float">
            <text:p>2</text:p>
          </table:table-cell>
          <table:table-cell office:value-type="string" calcext:value-type="string">
            <text:p>WRQ</text:p>
          </table:table-cell>
          <table:table-cell office:value-type="string" calcext:value-type="string">
            <text:p>KUNSTSTOFFINDUSTRIE <text:s/>KUNSTSTOFFTECHNOLOGIE <text:s/>POLYMERE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RQ 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3415]=([.B3413]+2);&quot;Fehler&quot;;&quot;&quot;)" office:value-type="string" office:string-value="Fehler" calcext:value-type="string">
            <text:p>Fehler</text:p>
          </table:table-cell>
          <table:table-cell table:formula="of:=IF(LEN([.C3415])=1;0;IF(LEN([.C3415])=2;1;IF(LEN([.C3415])=3;2;IF(LEN([.C3415])=5;3;IF(LEN([.C3415])=6;4;IF(LEN([.C3415])=7;5;&quot;Fehler&quot;))))))" office:value-type="float" office:value="4" calcext:value-type="float">
            <text:p>4</text:p>
          </table:table-cell>
          <table:table-cell office:value-type="string" calcext:value-type="string">
            <text:p>WRQ 04</text:p>
          </table:table-cell>
          <table:table-cell office:value-type="string" calcext:value-type="string">
            <text:p>ALLGEMEINE WERKSTOFFKUNDE UND WERKSTOFFPRUEFUNG DER KUNSTSTOFFE <text:s/>ALLGEMEINE PHYSIK UND CHEMIE DER KUNSTSTOFFE</text:p>
          </table:table-cell>
          <table:table-cell table:number-columns-repeated="5"/>
        </table:table-row>
        <table:table-row table:style-name="ro1">
          <table:table-cell table:formula="of:=IF([.B3416]=([.B3415]+2);&quot;Fehler&quot;;&quot;&quot;)">
            <text:p/>
          </table:table-cell>
          <table:table-cell table:formula="of:=IF(LEN([.C3416])=1;0;IF(LEN([.C3416])=2;1;IF(LEN([.C3416])=3;2;IF(LEN([.C3416])=5;3;IF(LEN([.C3416])=6;4;IF(LEN([.C3416])=7;5;&quot;Fehler&quot;))))))" office:value-type="float" office:value="4" calcext:value-type="float">
            <text:p>4</text:p>
          </table:table-cell>
          <table:table-cell office:value-type="string" calcext:value-type="string">
            <text:p>WRQ 05</text:p>
          </table:table-cell>
          <table:table-cell office:value-type="string" calcext:value-type="string">
            <text:p>KUNSTSTOFFHERSTELLUNG <text:s/>KUNSTSTOFFVERARBEITUNG</text:p>
          </table:table-cell>
          <table:table-cell table:number-columns-repeated="5"/>
        </table:table-row>
        <table:table-row table:style-name="ro1">
          <table:table-cell table:formula="of:=IF([.B3417]=([.B3416]+2);&quot;Fehler&quot;;&quot;&quot;)">
            <text:p/>
          </table:table-cell>
          <table:table-cell table:formula="of:=IF(LEN([.C3417])=1;0;IF(LEN([.C3417])=2;1;IF(LEN([.C3417])=3;2;IF(LEN([.C3417])=5;3;IF(LEN([.C3417])=6;4;IF(LEN([.C3417])=7;5;&quot;Fehler&quot;))))))" office:value-type="float" office:value="5" calcext:value-type="float">
            <text:p>5</text:p>
          </table:table-cell>
          <table:table-cell office:value-type="string" calcext:value-type="string">
            <text:p>WRQ 052</text:p>
          </table:table-cell>
          <table:table-cell office:value-type="string" calcext:value-type="string">
            <text:p>GIESSEN - SPRITZGIESSEN - PRESSEN</text:p>
          </table:table-cell>
          <table:table-cell table:number-columns-repeated="5"/>
        </table:table-row>
        <table:table-row table:style-name="ro1">
          <table:table-cell table:formula="of:=IF([.B3418]=([.B3417]+2);&quot;Fehler&quot;;&quot;&quot;)">
            <text:p/>
          </table:table-cell>
          <table:table-cell table:formula="of:=IF(LEN([.C3418])=1;0;IF(LEN([.C3418])=2;1;IF(LEN([.C3418])=3;2;IF(LEN([.C3418])=5;3;IF(LEN([.C3418])=6;4;IF(LEN([.C3418])=7;5;&quot;Fehler&quot;))))))" office:value-type="float" office:value="5" calcext:value-type="float">
            <text:p>5</text:p>
          </table:table-cell>
          <table:table-cell office:value-type="string" calcext:value-type="string">
            <text:p>WRQ 053</text:p>
          </table:table-cell>
          <table:table-cell office:value-type="string" calcext:value-type="string">
            <text:p>EXTRUDIEREN (STRANGPRESSEN) <text:s/>KALANDRIEREN</text:p>
          </table:table-cell>
          <table:table-cell table:number-columns-repeated="5"/>
        </table:table-row>
        <table:table-row table:style-name="ro1">
          <table:table-cell table:formula="of:=IF([.B3419]=([.B3418]+2);&quot;Fehler&quot;;&quot;&quot;)">
            <text:p/>
          </table:table-cell>
          <table:table-cell table:formula="of:=IF(LEN([.C3419])=1;0;IF(LEN([.C3419])=2;1;IF(LEN([.C3419])=3;2;IF(LEN([.C3419])=5;3;IF(LEN([.C3419])=6;4;IF(LEN([.C3419])=7;5;&quot;Fehler&quot;))))))" office:value-type="float" office:value="5" calcext:value-type="float">
            <text:p>5</text:p>
          </table:table-cell>
          <table:table-cell office:value-type="string" calcext:value-type="string">
            <text:p>WRQ 055</text:p>
          </table:table-cell>
          <table:table-cell office:value-type="string" calcext:value-type="string">
            <text:p>VERARBEITUNG VON HALBZEUG - KLEBEN VON KUNSTSTOFFEN</text:p>
          </table:table-cell>
          <table:table-cell table:number-columns-repeated="5"/>
        </table:table-row>
        <table:table-row table:style-name="ro1">
          <table:table-cell table:formula="of:=IF([.B3420]=([.B3419]+2);&quot;Fehler&quot;;&quot;&quot;)">
            <text:p/>
          </table:table-cell>
          <table:table-cell table:formula="of:=IF(LEN([.C3420])=1;0;IF(LEN([.C3420])=2;1;IF(LEN([.C3420])=3;2;IF(LEN([.C3420])=5;3;IF(LEN([.C3420])=6;4;IF(LEN([.C3420])=7;5;&quot;Fehler&quot;))))))" office:value-type="float" office:value="3" calcext:value-type="float">
            <text:p>3</text:p>
          </table:table-cell>
          <table:table-cell office:value-type="string" calcext:value-type="string">
            <text:p>WRQ 1</text:p>
          </table:table-cell>
          <table:table-cell office:value-type="string" calcext:value-type="string">
            <text:p>KUNSTSTOFFE AUS NATURPRODUKTEN</text:p>
          </table:table-cell>
          <table:table-cell table:number-columns-repeated="5"/>
        </table:table-row>
        <table:table-row table:style-name="ro1">
          <table:table-cell table:formula="of:=IF([.B3421]=([.B3420]+2);&quot;Fehler&quot;;&quot;&quot;)">
            <text:p/>
          </table:table-cell>
          <table:table-cell table:formula="of:=IF(LEN([.C3421])=1;0;IF(LEN([.C3421])=2;1;IF(LEN([.C3421])=3;2;IF(LEN([.C3421])=5;3;IF(LEN([.C3421])=6;4;IF(LEN([.C3421])=7;5;&quot;Fehler&quot;))))))" office:value-type="float" office:value="3" calcext:value-type="float">
            <text:p>3</text:p>
          </table:table-cell>
          <table:table-cell office:value-type="string" calcext:value-type="string">
            <text:p>WRQ 2</text:p>
          </table:table-cell>
          <table:table-cell office:value-type="string" calcext:value-type="string">
            <text:p>CHEMIEFASERN <text:s/>TEXTILE SYNTHETISCHE FASERN</text:p>
          </table:table-cell>
          <table:table-cell table:number-columns-repeated="5"/>
        </table:table-row>
        <table:table-row table:style-name="ro1">
          <table:table-cell table:formula="of:=IF([.B3422]=([.B3421]+2);&quot;Fehler&quot;;&quot;&quot;)">
            <text:p/>
          </table:table-cell>
          <table:table-cell table:formula="of:=IF(LEN([.C3422])=1;0;IF(LEN([.C3422])=2;1;IF(LEN([.C3422])=3;2;IF(LEN([.C3422])=5;3;IF(LEN([.C3422])=6;4;IF(LEN([.C3422])=7;5;&quot;Fehler&quot;))))))" office:value-type="float" office:value="3" calcext:value-type="float">
            <text:p>3</text:p>
          </table:table-cell>
          <table:table-cell office:value-type="string" calcext:value-type="string">
            <text:p>WRQ 3</text:p>
          </table:table-cell>
          <table:table-cell office:value-type="string" calcext:value-type="string">
            <text:p>DUROPLASTE <text:s/>KUNSTHARZE <text:s/>FASERVERSTAERKTE KUNSTSTOFFE</text:p>
          </table:table-cell>
          <table:table-cell table:number-columns-repeated="5"/>
        </table:table-row>
        <table:table-row table:style-name="ro1">
          <table:table-cell table:formula="of:=IF([.B3423]=([.B3422]+2);&quot;Fehler&quot;;&quot;&quot;)">
            <text:p/>
          </table:table-cell>
          <table:table-cell table:formula="of:=IF(LEN([.C3423])=1;0;IF(LEN([.C3423])=2;1;IF(LEN([.C3423])=3;2;IF(LEN([.C3423])=5;3;IF(LEN([.C3423])=6;4;IF(LEN([.C3423])=7;5;&quot;Fehler&quot;))))))" office:value-type="float" office:value="2" calcext:value-type="float">
            <text:p>2</text:p>
          </table:table-cell>
          <table:table-cell office:value-type="string" calcext:value-type="string">
            <text:p>WRR</text:p>
          </table:table-cell>
          <table:table-cell office:value-type="string" calcext:value-type="string">
            <text:p>DUENGEMITTELINDUSTRIE <text:s/>DUENGEMITTELTECHNOLOGIE</text:p>
          </table:table-cell>
          <table:table-cell table:number-columns-repeated="5"/>
        </table:table-row>
        <table:table-row table:style-name="ro1">
          <table:table-cell table:formula="of:=IF([.B3424]=([.B3423]+2);&quot;Fehler&quot;;&quot;&quot;)">
            <text:p/>
          </table:table-cell>
          <table:table-cell table:formula="of:=IF(LEN([.C3424])=1;0;IF(LEN([.C3424])=2;1;IF(LEN([.C3424])=3;2;IF(LEN([.C3424])=5;3;IF(LEN([.C3424])=6;4;IF(LEN([.C3424])=7;5;&quot;Fehler&quot;))))))" office:value-type="float" office:value="2" calcext:value-type="float">
            <text:p>2</text:p>
          </table:table-cell>
          <table:table-cell office:value-type="string" calcext:value-type="string">
            <text:p>WRS</text:p>
          </table:table-cell>
          <table:table-cell office:value-type="string" calcext:value-type="string">
            <text:p>EXPLOSIVSTOFFE, ZUENDWAREN UND IHRE HERSTELLUNG SPRENGTECHNIK</text:p>
          </table:table-cell>
          <table:table-cell table:number-columns-repeated="5"/>
        </table:table-row>
        <table:table-row table:style-name="ro1">
          <table:table-cell table:formula="of:=IF([.B3425]=([.B3424]+2);&quot;Fehler&quot;;&quot;&quot;)">
            <text:p/>
          </table:table-cell>
          <table:table-cell table:formula="of:=IF(LEN([.C3425])=1;0;IF(LEN([.C3425])=2;1;IF(LEN([.C3425])=3;2;IF(LEN([.C3425])=5;3;IF(LEN([.C3425])=6;4;IF(LEN([.C3425])=7;5;&quot;Fehler&quot;))))))" office:value-type="float" office:value="2" calcext:value-type="float">
            <text:p>2</text:p>
          </table:table-cell>
          <table:table-cell office:value-type="string" calcext:value-type="string">
            <text:p>WRT</text:p>
          </table:table-cell>
          <table:table-cell office:value-type="string" calcext:value-type="string">
            <text:p>SYNTHETISCHE EDELSTEINE <text:s/>KRISTALLZUECHTUNG</text:p>
          </table:table-cell>
          <table:table-cell table:number-columns-repeated="5"/>
        </table:table-row>
        <table:table-row table:style-name="ro1">
          <table:table-cell table:formula="of:=IF([.B3426]=([.B3425]+2);&quot;Fehler&quot;;&quot;&quot;)">
            <text:p/>
          </table:table-cell>
          <table:table-cell table:formula="of:=IF(LEN([.C3426])=1;0;IF(LEN([.C3426])=2;1;IF(LEN([.C3426])=3;2;IF(LEN([.C3426])=5;3;IF(LEN([.C3426])=6;4;IF(LEN([.C3426])=7;5;&quot;Fehler&quot;))))))" office:value-type="float" office:value="2" calcext:value-type="float">
            <text:p>2</text:p>
          </table:table-cell>
          <table:table-cell office:value-type="string" calcext:value-type="string">
            <text:p>WRV</text:p>
          </table:table-cell>
          <table:table-cell office:value-type="string" calcext:value-type="string">
            <text:p>BIOTECHNOLOGIE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[.B3427]=([.B3426]+2);&quot;Fehler&quot;;&quot;&quot;)">
            <text:p/>
          </table:table-cell>
          <table:table-cell table:formula="of:=IF(LEN([.C3427])=1;0;IF(LEN([.C3427])=2;1;IF(LEN([.C3427])=3;2;IF(LEN([.C3427])=5;3;IF(LEN([.C3427])=6;4;IF(LEN([.C3427])=7;5;&quot;Fehler&quot;))))))" office:value-type="float" office:value="1" calcext:value-type="float">
            <text:p>1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FOTOGRAFIE</text:p>
          </table:table-cell>
          <table:table-cell table:number-columns-repeated="5"/>
        </table:table-row>
        <table:table-row table:style-name="ro1">
          <table:table-cell table:formula="of:=IF([.B3428]=([.B3427]+2);&quot;Fehler&quot;;&quot;&quot;)">
            <text:p/>
          </table:table-cell>
          <table:table-cell table:formula="of:=IF(LEN([.C3428])=1;0;IF(LEN([.C3428])=2;1;IF(LEN([.C3428])=3;2;IF(LEN([.C3428])=5;3;IF(LEN([.C3428])=6;4;IF(LEN([.C3428])=7;5;&quot;Fehler&quot;))))))" office:value-type="float" office:value="2" calcext:value-type="float">
            <text:p>2</text:p>
          </table:table-cell>
          <table:table-cell office:value-type="string" calcext:value-type="string">
            <text:p>WSD</text:p>
          </table:table-cell>
          <table:table-cell office:value-type="string" calcext:value-type="string">
            <text:p>DIGITALE FOTOGRAFIE : GESAMTDARSTELLUNGEN</text:p>
          </table:table-cell>
          <table:table-cell table:number-columns-repeated="5"/>
        </table:table-row>
        <table:table-row table:style-name="ro1">
          <table:table-cell table:formula="of:=IF([.B3429]=([.B3428]+2);&quot;Fehler&quot;;&quot;&quot;)">
            <text:p/>
          </table:table-cell>
          <table:table-cell table:formula="of:=IF(LEN([.C3429])=1;0;IF(LEN([.C3429])=2;1;IF(LEN([.C3429])=3;2;IF(LEN([.C3429])=5;3;IF(LEN([.C3429])=6;4;IF(LEN([.C3429])=7;5;&quot;Fehler&quot;))))))" office:value-type="float" office:value="2" calcext:value-type="float">
            <text:p>2</text:p>
          </table:table-cell>
          <table:table-cell office:value-type="string" calcext:value-type="string">
            <text:p>WSK</text:p>
          </table:table-cell>
          <table:table-cell office:value-type="string" calcext:value-type="string">
            <text:p>BILDWERKE</text:p>
          </table:table-cell>
          <table:table-cell table:number-columns-repeated="5"/>
        </table:table-row>
        <table:table-row table:style-name="ro1">
          <table:table-cell table:formula="of:=IF([.B3430]=([.B3429]+2);&quot;Fehler&quot;;&quot;&quot;)">
            <text:p/>
          </table:table-cell>
          <table:table-cell table:formula="of:=IF(LEN([.C3430])=1;0;IF(LEN([.C3430])=2;1;IF(LEN([.C3430])=3;2;IF(LEN([.C3430])=5;3;IF(LEN([.C3430])=6;4;IF(LEN([.C3430])=7;5;&quot;Fehler&quot;))))))" office:value-type="float" office:value="2" calcext:value-type="float">
            <text:p>2</text:p>
          </table:table-cell>
          <table:table-cell office:value-type="string" calcext:value-type="string">
            <text:p>WSL</text:p>
          </table:table-cell>
          <table:table-cell office:value-type="string" calcext:value-type="string">
            <text:p>PHYSIKALISCHE, TECHNISCHE UND CHEMISCHE GRUNDLAGEN DER FOTOGRAFIE</text:p>
          </table:table-cell>
          <table:table-cell table:number-columns-repeated="5"/>
        </table:table-row>
        <table:table-row table:style-name="ro1">
          <table:table-cell table:formula="of:=IF([.B3431]=([.B3430]+2);&quot;Fehler&quot;;&quot;&quot;)">
            <text:p/>
          </table:table-cell>
          <table:table-cell table:formula="of:=IF(LEN([.C3431])=1;0;IF(LEN([.C3431])=2;1;IF(LEN([.C3431])=3;2;IF(LEN([.C3431])=5;3;IF(LEN([.C3431])=6;4;IF(LEN([.C3431])=7;5;&quot;Fehler&quot;))))))" office:value-type="float" office:value="2" calcext:value-type="float">
            <text:p>2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FOTOGRAFISCHE LABORTECHNIK</text:p>
          </table:table-cell>
          <table:table-cell table:number-columns-repeated="5"/>
        </table:table-row>
        <table:table-row table:style-name="ro1">
          <table:table-cell table:formula="of:=IF([.B3432]=([.B3431]+2);&quot;Fehler&quot;;&quot;&quot;)">
            <text:p/>
          </table:table-cell>
          <table:table-cell table:formula="of:=IF(LEN([.C3432])=1;0;IF(LEN([.C3432])=2;1;IF(LEN([.C3432])=3;2;IF(LEN([.C3432])=5;3;IF(LEN([.C3432])=6;4;IF(LEN([.C3432])=7;5;&quot;Fehler&quot;))))))" office:value-type="float" office:value="2" calcext:value-type="float">
            <text:p>2</text:p>
          </table:table-cell>
          <table:table-cell office:value-type="string" calcext:value-type="string">
            <text:p>WSN</text:p>
          </table:table-cell>
          <table:table-cell office:value-type="string" calcext:value-type="string">
            <text:p>FOTOGRAFISCHE AUFNAHMETECHNIK UND IHRE TECHNISCHEN HILFSMITTEL</text:p>
          </table:table-cell>
          <table:table-cell table:number-columns-repeated="5"/>
        </table:table-row>
        <table:table-row table:style-name="ro1">
          <table:table-cell table:formula="of:=IF([.B3433]=([.B3432]+2);&quot;Fehler&quot;;&quot;&quot;)">
            <text:p/>
          </table:table-cell>
          <table:table-cell table:formula="of:=IF(LEN([.C3433])=1;0;IF(LEN([.C3433])=2;1;IF(LEN([.C3433])=3;2;IF(LEN([.C3433])=5;3;IF(LEN([.C3433])=6;4;IF(LEN([.C3433])=7;5;&quot;Fehler&quot;))))))" office:value-type="float" office:value="3" calcext:value-type="float">
            <text:p>3</text:p>
          </table:table-cell>
          <table:table-cell office:value-type="string" calcext:value-type="string">
            <text:p>WSN 5</text:p>
          </table:table-cell>
          <table:table-cell office:value-type="string" calcext:value-type="string">
            <text:p>FOTOGRAFISCHE BELICHTUNG <text:s/>FOTOGRAFISCHE BELEUCHTUNG</text:p>
          </table:table-cell>
          <table:table-cell table:number-columns-repeated="5"/>
        </table:table-row>
        <table:table-row table:style-name="ro1">
          <table:table-cell table:formula="of:=IF([.B3434]=([.B3433]+2);&quot;Fehler&quot;;&quot;&quot;)">
            <text:p/>
          </table:table-cell>
          <table:table-cell table:formula="of:=IF(LEN([.C3434])=1;0;IF(LEN([.C3434])=2;1;IF(LEN([.C3434])=3;2;IF(LEN([.C3434])=5;3;IF(LEN([.C3434])=6;4;IF(LEN([.C3434])=7;5;&quot;Fehler&quot;))))))" office:value-type="float" office:value="3" calcext:value-type="float">
            <text:p>3</text:p>
          </table:table-cell>
          <table:table-cell office:value-type="string" calcext:value-type="string">
            <text:p>WSN 6</text:p>
          </table:table-cell>
          <table:table-cell office:value-type="string" calcext:value-type="string">
            <text:p>FOTOKAMERAS : TYPEN UND FABRIKATE</text:p>
          </table:table-cell>
          <table:table-cell table:number-columns-repeated="5"/>
        </table:table-row>
        <table:table-row table:style-name="ro1">
          <table:table-cell table:formula="of:=IF([.B3435]=([.B3434]+2);&quot;Fehler&quot;;&quot;&quot;)">
            <text:p/>
          </table:table-cell>
          <table:table-cell table:formula="of:=IF(LEN([.C3435])=1;0;IF(LEN([.C3435])=2;1;IF(LEN([.C3435])=3;2;IF(LEN([.C3435])=5;3;IF(LEN([.C3435])=6;4;IF(LEN([.C3435])=7;5;&quot;Fehler&quot;))))))" office:value-type="float" office:value="3" calcext:value-type="float">
            <text:p>3</text:p>
          </table:table-cell>
          <table:table-cell office:value-type="string" calcext:value-type="string">
            <text:p>WSN 7</text:p>
          </table:table-cell>
          <table:table-cell office:value-type="string" calcext:value-type="string">
            <text:p>AUFNAHMETECHNIK BESTIMMTER FOTOGRAFISCHER MOTIVE UND THEMEN</text:p>
          </table:table-cell>
          <table:table-cell table:number-columns-repeated="5"/>
        </table:table-row>
        <table:table-row table:style-name="ro1">
          <table:table-cell table:formula="of:=IF([.B3436]=([.B3435]+2);&quot;Fehler&quot;;&quot;&quot;)">
            <text:p/>
          </table:table-cell>
          <table:table-cell table:formula="of:=IF(LEN([.C3436])=1;0;IF(LEN([.C3436])=2;1;IF(LEN([.C3436])=3;2;IF(LEN([.C3436])=5;3;IF(LEN([.C3436])=6;4;IF(LEN([.C3436])=7;5;&quot;Fehler&quot;))))))" office:value-type="float" office:value="2" calcext:value-type="float">
            <text:p>2</text:p>
          </table:table-cell>
          <table:table-cell office:value-type="string" calcext:value-type="string">
            <text:p>WSO</text:p>
          </table:table-cell>
          <table:table-cell office:value-type="string" calcext:value-type="string">
            <text:p>SCHWARZWEISS-FOTOGRAFIE</text:p>
          </table:table-cell>
          <table:table-cell table:number-columns-repeated="5"/>
        </table:table-row>
        <table:table-row table:style-name="ro1">
          <table:table-cell table:formula="of:=IF([.B3437]=([.B3436]+2);&quot;Fehler&quot;;&quot;&quot;)">
            <text:p/>
          </table:table-cell>
          <table:table-cell table:formula="of:=IF(LEN([.C3437])=1;0;IF(LEN([.C3437])=2;1;IF(LEN([.C3437])=3;2;IF(LEN([.C3437])=5;3;IF(LEN([.C3437])=6;4;IF(LEN([.C3437])=7;5;&quot;Fehler&quot;))))))" office:value-type="float" office:value="2" calcext:value-type="float">
            <text:p>2</text:p>
          </table:table-cell>
          <table:table-cell office:value-type="string" calcext:value-type="string">
            <text:p>WSP</text:p>
          </table:table-cell>
          <table:table-cell office:value-type="string" calcext:value-type="string">
            <text:p>DIA-FOTOGRAFIE <text:s/>DIA-PROJEKTION</text:p>
          </table:table-cell>
          <table:table-cell table:number-columns-repeated="5"/>
        </table:table-row>
        <table:table-row table:style-name="ro1">
          <table:table-cell table:formula="of:=IF([.B3438]=([.B3437]+2);&quot;Fehler&quot;;&quot;&quot;)">
            <text:p/>
          </table:table-cell>
          <table:table-cell table:formula="of:=IF(LEN([.C3438])=1;0;IF(LEN([.C3438])=2;1;IF(LEN([.C3438])=3;2;IF(LEN([.C3438])=5;3;IF(LEN([.C3438])=6;4;IF(LEN([.C3438])=7;5;&quot;Fehler&quot;))))))" office:value-type="float" office:value="2" calcext:value-type="float">
            <text:p>2</text:p>
          </table:table-cell>
          <table:table-cell office:value-type="string" calcext:value-type="string">
            <text:p>WSQ</text:p>
          </table:table-cell>
          <table:table-cell office:value-type="string" calcext:value-type="string">
            <text:p>ROENTGENFOTOGRAFIE <text:s/>MIKROFOTOGRAFIE <text:s/>MIKROFILMTECHNIK</text:p>
          </table:table-cell>
          <table:table-cell table:number-columns-repeated="5"/>
        </table:table-row>
        <table:table-row table:style-name="ro1">
          <table:table-cell table:formula="of:=IF([.B3439]=([.B3438]+2);&quot;Fehler&quot;;&quot;&quot;)">
            <text:p/>
          </table:table-cell>
          <table:table-cell table:formula="of:=IF(LEN([.C3439])=1;0;IF(LEN([.C3439])=2;1;IF(LEN([.C3439])=3;2;IF(LEN([.C3439])=5;3;IF(LEN([.C3439])=6;4;IF(LEN([.C3439])=7;5;&quot;Fehler&quot;))))))" office:value-type="float" office:value="2" calcext:value-type="float">
            <text:p>2</text:p>
          </table:table-cell>
          <table:table-cell office:value-type="string" calcext:value-type="string">
            <text:p>WSR</text:p>
          </table:table-cell>
          <table:table-cell office:value-type="string" calcext:value-type="string">
            <text:p>SCHMALFILMTECHNIK</text:p>
          </table:table-cell>
          <table:table-cell table:number-columns-repeated="5"/>
        </table:table-row>
        <table:table-row table:style-name="ro1">
          <table:table-cell table:formula="of:=IF([.B3440]=([.B3439]+2);&quot;Fehler&quot;;&quot;&quot;)">
            <text:p/>
          </table:table-cell>
          <table:table-cell table:formula="of:=IF(LEN([.C3440])=1;0;IF(LEN([.C3440])=2;1;IF(LEN([.C3440])=3;2;IF(LEN([.C3440])=5;3;IF(LEN([.C3440])=6;4;IF(LEN([.C3440])=7;5;&quot;Fehler&quot;))))))" office:value-type="float" office:value="2" calcext:value-type="float">
            <text:p>2</text:p>
          </table:table-cell>
          <table:table-cell office:value-type="string" calcext:value-type="string">
            <text:p>WSS</text:p>
          </table:table-cell>
          <table:table-cell office:value-type="string" calcext:value-type="string">
            <text:p>TECHNIK DES TONFILMS</text:p>
          </table:table-cell>
          <table:table-cell table:number-columns-repeated="5"/>
        </table:table-row>
        <table:table-row table:style-name="ro1">
          <table:table-cell table:formula="of:=IF([.B3441]=([.B3440]+2);&quot;Fehler&quot;;&quot;&quot;)">
            <text:p/>
          </table:table-cell>
          <table:table-cell table:formula="of:=IF(LEN([.C3441])=1;0;IF(LEN([.C3441])=2;1;IF(LEN([.C3441])=3;2;IF(LEN([.C3441])=5;3;IF(LEN([.C3441])=6;4;IF(LEN([.C3441])=7;5;&quot;Fehler&quot;))))))" office:value-type="float" office:value="2" calcext:value-type="float">
            <text:p>2</text:p>
          </table:table-cell>
          <table:table-cell office:value-type="string" calcext:value-type="string">
            <text:p>WST</text:p>
          </table:table-cell>
          <table:table-cell office:value-type="string" calcext:value-type="string">
            <text:p>FOTOGRAFISCHE INDUSTRIE <text:s/>FOTOWARENKUNDE</text:p>
          </table:table-cell>
          <table:table-cell table:number-columns-repeated="5"/>
        </table:table-row>
        <table:table-row table:style-name="ro1">
          <table:table-cell table:formula="of:=IF([.B3442]=([.B3441]+2);&quot;Fehler&quot;;&quot;&quot;)">
            <text:p/>
          </table:table-cell>
          <table:table-cell table:formula="of:=IF(LEN([.C3442])=1;0;IF(LEN([.C3442])=2;1;IF(LEN([.C3442])=3;2;IF(LEN([.C3442])=5;3;IF(LEN([.C3442])=6;4;IF(LEN([.C3442])=7;5;&quot;Fehler&quot;))))))"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AHRUNGSMITTELGEWERBE <text:s/>LEBENSMITTELTECHNOLOGIE LEBENSMITTELCHEMIE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[.B3443]=([.B3442]+2);&quot;Fehler&quot;;&quot;&quot;)">
            <text:p/>
          </table:table-cell>
          <table:table-cell table:formula="of:=IF(LEN([.C3443])=1;0;IF(LEN([.C3443])=2;1;IF(LEN([.C3443])=3;2;IF(LEN([.C3443])=5;3;IF(LEN([.C3443])=6;4;IF(LEN([.C3443])=7;5;&quot;Fehler&quot;))))))" office:value-type="float" office:value="2" calcext:value-type="float">
            <text:p>2</text:p>
          </table:table-cell>
          <table:table-cell office:value-type="string" calcext:value-type="string">
            <text:p>WTK</text:p>
          </table:table-cell>
          <table:table-cell office:value-type="string" calcext:value-type="string">
            <text:p>TIERISCHE LEBENSMITTEL</text:p>
          </table:table-cell>
          <table:table-cell table:number-columns-repeated="5"/>
        </table:table-row>
        <table:table-row table:style-name="ro1">
          <table:table-cell table:formula="of:=IF([.B3444]=([.B3443]+2);&quot;Fehler&quot;;&quot;&quot;)">
            <text:p/>
          </table:table-cell>
          <table:table-cell table:formula="of:=IF(LEN([.C3444])=1;0;IF(LEN([.C3444])=2;1;IF(LEN([.C3444])=3;2;IF(LEN([.C3444])=5;3;IF(LEN([.C3444])=6;4;IF(LEN([.C3444])=7;5;&quot;Fehler&quot;))))))" office:value-type="float" office:value="2" calcext:value-type="float">
            <text:p>2</text:p>
          </table:table-cell>
          <table:table-cell office:value-type="string" calcext:value-type="string">
            <text:p>WTL</text:p>
          </table:table-cell>
          <table:table-cell office:value-type="string" calcext:value-type="string">
            <text:p>GETRAENKE</text:p>
          </table:table-cell>
          <table:table-cell table:number-columns-repeated="5"/>
        </table:table-row>
        <table:table-row table:style-name="ro1">
          <table:table-cell table:formula="of:=IF([.B3445]=([.B3444]+2);&quot;Fehler&quot;;&quot;&quot;)">
            <text:p/>
          </table:table-cell>
          <table:table-cell table:formula="of:=IF(LEN([.C3445])=1;0;IF(LEN([.C3445])=2;1;IF(LEN([.C3445])=3;2;IF(LEN([.C3445])=5;3;IF(LEN([.C3445])=6;4;IF(LEN([.C3445])=7;5;&quot;Fehler&quot;))))))" office:value-type="float" office:value="3" calcext:value-type="float">
            <text:p>3</text:p>
          </table:table-cell>
          <table:table-cell office:value-type="string" calcext:value-type="string">
            <text:p>WTL 3</text:p>
          </table:table-cell>
          <table:table-cell office:value-type="string" calcext:value-type="string">
            <text:p>WEIN</text:p>
          </table:table-cell>
          <table:table-cell table:number-columns-repeated="5"/>
        </table:table-row>
        <table:table-row table:style-name="ro1">
          <table:table-cell table:formula="of:=IF([.B3446]=([.B3445]+2);&quot;Fehler&quot;;&quot;&quot;)">
            <text:p/>
          </table:table-cell>
          <table:table-cell table:formula="of:=IF(LEN([.C3446])=1;0;IF(LEN([.C3446])=2;1;IF(LEN([.C3446])=3;2;IF(LEN([.C3446])=5;3;IF(LEN([.C3446])=6;4;IF(LEN([.C3446])=7;5;&quot;Fehler&quot;))))))" office:value-type="float" office:value="3" calcext:value-type="float">
            <text:p>3</text:p>
          </table:table-cell>
          <table:table-cell office:value-type="string" calcext:value-type="string">
            <text:p>WTL 5</text:p>
          </table:table-cell>
          <table:table-cell office:value-type="string" calcext:value-type="string">
            <text:p>HAUSBAR</text:p>
          </table:table-cell>
          <table:table-cell table:number-columns-repeated="5"/>
        </table:table-row>
        <table:table-row table:style-name="ro1">
          <table:table-cell table:formula="of:=IF([.B3447]=([.B3446]+2);&quot;Fehler&quot;;&quot;&quot;)">
            <text:p/>
          </table:table-cell>
          <table:table-cell table:formula="of:=IF(LEN([.C3447])=1;0;IF(LEN([.C3447])=2;1;IF(LEN([.C3447])=3;2;IF(LEN([.C3447])=5;3;IF(LEN([.C3447])=6;4;IF(LEN([.C3447])=7;5;&quot;Fehler&quot;))))))" office:value-type="float" office:value="2" calcext:value-type="float">
            <text:p>2</text:p>
          </table:table-cell>
          <table:table-cell office:value-type="string" calcext:value-type="string">
            <text:p>WTM</text:p>
          </table:table-cell>
          <table:table-cell office:value-type="string" calcext:value-type="string">
            <text:p>PFLANZLICHE LEBENSMITTEL <text:s/>GENUSSMITTEL</text:p>
          </table:table-cell>
          <table:table-cell table:number-columns-repeated="5"/>
        </table:table-row>
        <table:table-row table:style-name="ro1">
          <table:table-cell table:formula="of:=IF([.B3448]=([.B3447]+2);&quot;Fehler&quot;;&quot;&quot;)">
            <text:p/>
          </table:table-cell>
          <table:table-cell table:formula="of:=IF(LEN([.C3448])=1;0;IF(LEN([.C3448])=2;1;IF(LEN([.C3448])=3;2;IF(LEN([.C3448])=5;3;IF(LEN([.C3448])=6;4;IF(LEN([.C3448])=7;5;&quot;Fehler&quot;))))))" office:value-type="float" office:value="2" calcext:value-type="float">
            <text:p>2</text:p>
          </table:table-cell>
          <table:table-cell office:value-type="string" calcext:value-type="string">
            <text:p>WTP</text:p>
          </table:table-cell>
          <table:table-cell office:value-type="string" calcext:value-type="string">
            <text:p>SPEISEFETTE <text:s/>SPEISEOELE</text:p>
          </table:table-cell>
          <table:table-cell table:number-columns-repeated="5"/>
        </table:table-row>
        <table:table-row table:style-name="ro1">
          <table:table-cell table:formula="of:=IF([.B3449]=([.B3448]+2);&quot;Fehler&quot;;&quot;&quot;)">
            <text:p/>
          </table:table-cell>
          <table:table-cell table:formula="of:=IF(LEN([.C3449])=1;0;IF(LEN([.C3449])=2;1;IF(LEN([.C3449])=3;2;IF(LEN([.C3449])=5;3;IF(LEN([.C3449])=6;4;IF(LEN([.C3449])=7;5;&quot;Fehler&quot;))))))" office:value-type="float" office:value="1" calcext:value-type="float">
            <text:p>1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SONSTIGE TECHNISCHE UND HANDWERKLICHE BERUFE</text:p>
          </table:table-cell>
          <table:table-cell table:number-columns-repeated="5"/>
        </table:table-row>
        <table:table-row table:style-name="ro1">
          <table:table-cell table:formula="of:=IF([.B3450]=([.B3449]+2);&quot;Fehler&quot;;&quot;&quot;)">
            <text:p/>
          </table:table-cell>
          <table:table-cell table:formula="of:=IF(LEN([.C3450])=1;0;IF(LEN([.C3450])=2;1;IF(LEN([.C3450])=3;2;IF(LEN([.C3450])=5;3;IF(LEN([.C3450])=6;4;IF(LEN([.C3450])=7;5;&quot;Fehler&quot;))))))" office:value-type="float" office:value="2" calcext:value-type="float">
            <text:p>2</text:p>
          </table:table-cell>
          <table:table-cell office:value-type="string" calcext:value-type="string">
            <text:p>WUK</text:p>
          </table:table-cell>
          <table:table-cell office:value-type="string" calcext:value-type="string">
            <text:p>KOSMETIK <text:s/>PARFUEMERIE <text:s/>FRISEURBERUF <text:s/>DROGISTENGEWERBE</text:p>
          </table:table-cell>
          <table:table-cell table:number-columns-repeated="5"/>
        </table:table-row>
        <table:table-row table:style-name="ro1">
          <table:table-cell table:formula="of:=IF([.B3451]=([.B3450]+2);&quot;Fehler&quot;;&quot;&quot;)">
            <text:p/>
          </table:table-cell>
          <table:table-cell table:formula="of:=IF(LEN([.C3451])=1;0;IF(LEN([.C3451])=2;1;IF(LEN([.C3451])=3;2;IF(LEN([.C3451])=5;3;IF(LEN([.C3451])=6;4;IF(LEN([.C3451])=7;5;&quot;Fehler&quot;))))))" office:value-type="float" office:value="2" calcext:value-type="float">
            <text:p>2</text:p>
          </table:table-cell>
          <table:table-cell office:value-type="string" calcext:value-type="string">
            <text:p>WUM</text:p>
          </table:table-cell>
          <table:table-cell office:value-type="string" calcext:value-type="string">
            <text:p>HOTEL- UND GASTSTAETTENGEWERBE</text:p>
          </table:table-cell>
          <table:table-cell table:number-columns-repeated="5"/>
        </table:table-row>
        <table:table-row table:style-name="ro1">
          <table:table-cell table:formula="of:=IF([.B3452]=([.B3451]+2);&quot;Fehler&quot;;&quot;&quot;)">
            <text:p/>
          </table:table-cell>
          <table:table-cell table:formula="of:=IF(LEN([.C3452])=1;0;IF(LEN([.C3452])=2;1;IF(LEN([.C3452])=3;2;IF(LEN([.C3452])=5;3;IF(LEN([.C3452])=6;4;IF(LEN([.C3452])=7;5;&quot;Fehler&quot;))))))" office:value-type="float" office:value="2" calcext:value-type="float">
            <text:p>2</text:p>
          </table:table-cell>
          <table:table-cell office:value-type="string" calcext:value-type="string">
            <text:p>WYB</text:p>
          </table:table-cell>
          <table:table-cell office:value-type="string" calcext:value-type="string">
            <text:p>BIOGRAPHIEN AUS DEM BEREICH DER TECHNIK</text:p>
          </table:table-cell>
          <table:table-cell table:number-columns-repeated="5"/>
        </table:table-row>
        <table:table-row table:style-name="ro1">
          <table:table-cell table:formula="of:=IF([.B3453]=([.B3452]+2);&quot;Fehler&quot;;&quot;&quot;)">
            <text:p/>
          </table:table-cell>
          <table:table-cell table:formula="of:=IF(LEN([.C3453])=1;0;IF(LEN([.C3453])=2;1;IF(LEN([.C3453])=3;2;IF(LEN([.C3453])=5;3;IF(LEN([.C3453])=6;4;IF(LEN([.C3453])=7;5;&quot;Fehler&quot;))))))" office:value-type="float" office:value="3" calcext:value-type="float">
            <text:p>3</text:p>
          </table:table-cell>
          <table:table-cell office:value-type="string" calcext:value-type="string">
            <text:p>WYB 1</text:p>
          </table:table-cell>
          <table:table-cell office:value-type="string" calcext:value-type="string">
            <text:p>BIOGRAPHIEN MEHRERER PERSOENLICHKEITEN AUS DEM BEREICH DER TECHNIK</text:p>
          </table:table-cell>
          <table:table-cell table:number-columns-repeated="5"/>
        </table:table-row>
        <table:table-row table:style-name="ro1">
          <table:table-cell table:formula="of:=IF([.B3454]=([.B3453]+2);&quot;Fehler&quot;;&quot;&quot;)">
            <text:p/>
          </table:table-cell>
          <table:table-cell table:formula="of:=IF(LEN([.C3454])=1;0;IF(LEN([.C3454])=2;1;IF(LEN([.C3454])=3;2;IF(LEN([.C3454])=5;3;IF(LEN([.C3454])=6;4;IF(LEN([.C3454])=7;5;&quot;Fehler&quot;))))))" office:value-type="float" office:value="3" calcext:value-type="float">
            <text:p>3</text:p>
          </table:table-cell>
          <table:table-cell office:value-type="string" calcext:value-type="string">
            <text:p>WYB 2</text:p>
          </table:table-cell>
          <table:table-cell office:value-type="string" calcext:value-type="string">
            <text:p>BIOGRAPHIEN EINZELNER PERSOENLICHKEITEN AUS DEM BEREICH DER TECHNIK (ALPHABETISCH NACH BIOGRAPHIERTEN GEORDNET)</text:p>
          </table:table-cell>
          <table:table-cell table:number-columns-repeated="5"/>
        </table:table-row>
        <table:table-row table:style-name="ro1">
          <table:table-cell table:formula="of:=IF([.B3455]=([.B3454]+2);&quot;Fehler&quot;;&quot;&quot;)">
            <text:p/>
          </table:table-cell>
          <table:table-cell table:formula="of:=IF(LEN([.C3455])=1;0;IF(LEN([.C3455])=2;1;IF(LEN([.C3455])=3;2;IF(LEN([.C3455])=5;3;IF(LEN([.C3455])=6;4;IF(LEN([.C3455])=7;5;&quot;Fehler&quot;))))))" office:value-type="float" office:value="1" calcext:value-type="float">
            <text:p>1</text:p>
          </table:table-cell>
          <table:table-cell office:value-type="string" calcext:value-type="string">
            <text:p>W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[.B3456]=([.B3455]+2);&quot;Fehler&quot;;&quot;&quot;)">
            <text:p/>
          </table:table-cell>
          <table:table-cell table:formula="of:=IF(LEN([.C3456])=1;0;IF(LEN([.C3456])=2;1;IF(LEN([.C3456])=3;2;IF(LEN([.C3456])=5;3;IF(LEN([.C3456])=6;4;IF(LEN([.C3456])=7;5;&quot;Fehler&quot;)))))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NDWIRTSCHAFT <text:s/>FORSTWIRTSCHAFT GARTENBAU JAGD FISCHEREI <text:s/>HAUSWIRTSCHAFT</text:p>
          </table:table-cell>
          <table:table-cell table:number-columns-repeated="5"/>
        </table:table-row>
        <table:table-row table:style-name="ro1">
          <table:table-cell table:formula="of:=IF([.B3457]=([.B3456]+2);&quot;Fehler&quot;;&quot;&quot;)">
            <text:p/>
          </table:table-cell>
          <table:table-cell table:formula="of:=IF(LEN([.C3457])=1;0;IF(LEN([.C3457])=2;1;IF(LEN([.C3457])=3;2;IF(LEN([.C3457])=5;3;IF(LEN([.C3457])=6;4;IF(LEN([.C3457])=7;5;&quot;Fehler&quot;))))))" office:value-type="float" office:value="1" calcext:value-type="float">
            <text:p>1</text:p>
          </table:table-cell>
          <table:table-cell office:value-type="string" calcext:value-type="string">
            <text:p>XA</text:p>
          </table:table-cell>
          <table:table-cell office:value-type="string" calcext:value-type="string">
            <text:p>ALLGEMEINES</text:p>
          </table:table-cell>
          <table:table-cell table:number-columns-repeated="5"/>
        </table:table-row>
        <table:table-row table:style-name="ro1">
          <table:table-cell table:formula="of:=IF([.B3458]=([.B3457]+2);&quot;Fehler&quot;;&quot;&quot;)">
            <text:p/>
          </table:table-cell>
          <table:table-cell table:formula="of:=IF(LEN([.C3458])=1;0;IF(LEN([.C3458])=2;1;IF(LEN([.C3458])=3;2;IF(LEN([.C3458])=5;3;IF(LEN([.C3458])=6;4;IF(LEN([.C3458])=7;5;&quot;Fehler&quot;))))))" office:value-type="float" office:value="2" calcext:value-type="float">
            <text:p>2</text:p>
          </table:table-cell>
          <table:table-cell office:value-type="string" calcext:value-type="string">
            <text:p>XAK</text:p>
          </table:table-cell>
          <table:table-cell office:value-type="string" calcext:value-type="string">
            <text:p>EINFUEHRENDE UND VERMISCHTE SCHRIFTEN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3459]=([.B3458]+2);&quot;Fehler&quot;;&quot;&quot;)">
            <text:p/>
          </table:table-cell>
          <table:table-cell table:formula="of:=IF(LEN([.C3459])=1;0;IF(LEN([.C3459])=2;1;IF(LEN([.C3459])=3;2;IF(LEN([.C3459])=5;3;IF(LEN([.C3459])=6;4;IF(LEN([.C3459])=7;5;&quot;Fehler&quot;))))))" office:value-type="float" office:value="2" calcext:value-type="float">
            <text:p>2</text:p>
          </table:table-cell>
          <table:table-cell office:value-type="string" calcext:value-type="string">
            <text:p>XAM</text:p>
          </table:table-cell>
          <table:table-cell office:value-type="string" calcext:value-type="string">
            <text:p>NACHSCHLAGEWERKE - BIBLIOGRAPHIEN - TABELLEN</text:p>
          </table:table-cell>
          <table:table-cell table:number-columns-repeated="5"/>
        </table:table-row>
        <table:table-row table:style-name="ro1">
          <table:table-cell table:formula="of:=IF([.B3460]=([.B3459]+2);&quot;Fehler&quot;;&quot;&quot;)">
            <text:p/>
          </table:table-cell>
          <table:table-cell table:formula="of:=IF(LEN([.C3460])=1;0;IF(LEN([.C3460])=2;1;IF(LEN([.C3460])=3;2;IF(LEN([.C3460])=5;3;IF(LEN([.C3460])=6;4;IF(LEN([.C3460])=7;5;&quot;Fehler&quot;))))))" office:value-type="float" office:value="2" calcext:value-type="float">
            <text:p>2</text:p>
          </table:table-cell>
          <table:table-cell office:value-type="string" calcext:value-type="string">
            <text:p>XAO</text:p>
          </table:table-cell>
          <table:table-cell office:value-type="string" calcext:value-type="string">
            <text:p>GESCHICHTE <text:s/>ORGANISATIONEN UND GESELLSCHAFTEN</text:p>
          </table:table-cell>
          <table:table-cell table:number-columns-repeated="5"/>
        </table:table-row>
        <table:table-row table:style-name="ro1">
          <table:table-cell table:formula="of:=IF([.B3461]=([.B3460]+2);&quot;Fehler&quot;;&quot;&quot;)">
            <text:p/>
          </table:table-cell>
          <table:table-cell table:formula="of:=IF(LEN([.C3461])=1;0;IF(LEN([.C3461])=2;1;IF(LEN([.C3461])=3;2;IF(LEN([.C3461])=5;3;IF(LEN([.C3461])=6;4;IF(LEN([.C3461])=7;5;&quot;Fehler&quot;))))))" office:value-type="float" office:value="2" calcext:value-type="float">
            <text:p>2</text:p>
          </table:table-cell>
          <table:table-cell office:value-type="string" calcext:value-type="string">
            <text:p>XAQ</text:p>
          </table:table-cell>
          <table:table-cell office:value-type="string" calcext:value-type="string">
            <text:p>AGRIKULTURCHEMIE</text:p>
          </table:table-cell>
          <table:table-cell table:number-columns-repeated="5"/>
        </table:table-row>
        <table:table-row table:style-name="ro1">
          <table:table-cell table:formula="of:=IF([.B3462]=([.B3461]+2);&quot;Fehler&quot;;&quot;&quot;)">
            <text:p/>
          </table:table-cell>
          <table:table-cell table:formula="of:=IF(LEN([.C3462])=1;0;IF(LEN([.C3462])=2;1;IF(LEN([.C3462])=3;2;IF(LEN([.C3462])=5;3;IF(LEN([.C3462])=6;4;IF(LEN([.C3462])=7;5;&quot;Fehler&quot;))))))" office:value-type="float" office:value="1" calcext:value-type="float">
            <text:p>1</text:p>
          </table:table-cell>
          <table:table-cell office:value-type="string" calcext:value-type="string">
            <text:p>XB</text:p>
          </table:table-cell>
          <table:table-cell office:value-type="string" calcext:value-type="string">
            <text:p>LANDWIRTSCHAFT <text:s/>GARTENBAU <text:s/>BIOLOGIE UND ZUCHT VON HAUS- UND NUTZTIEREN</text:p>
          </table:table-cell>
          <table:table-cell table:number-columns-repeated="5"/>
        </table:table-row>
        <table:table-row table:style-name="ro1">
          <table:table-cell table:formula="of:=IF([.B3463]=([.B3462]+2);&quot;Fehler&quot;;&quot;&quot;)">
            <text:p/>
          </table:table-cell>
          <table:table-cell table:formula="of:=IF(LEN([.C3463])=1;0;IF(LEN([.C3463])=2;1;IF(LEN([.C3463])=3;2;IF(LEN([.C3463])=5;3;IF(LEN([.C3463])=6;4;IF(LEN([.C3463])=7;5;&quot;Fehler&quot;))))))" office:value-type="float" office:value="2" calcext:value-type="float">
            <text:p>2</text:p>
          </table:table-cell>
          <table:table-cell office:value-type="string" calcext:value-type="string">
            <text:p>XBK</text:p>
          </table:table-cell>
          <table:table-cell office:value-type="string" calcext:value-type="string">
            <text:p>ALLGEMEINE, EINFUEHRENDE UND VERMISCHTE SCHRIFTEN</text:p>
          </table:table-cell>
          <table:table-cell table:number-columns-repeated="5"/>
        </table:table-row>
        <table:table-row table:style-name="ro1">
          <table:table-cell table:formula="of:=IF([.B3464]=([.B3463]+2);&quot;Fehler&quot;;&quot;&quot;)">
            <text:p/>
          </table:table-cell>
          <table:table-cell table:formula="of:=IF(LEN([.C3464])=1;0;IF(LEN([.C3464])=2;1;IF(LEN([.C3464])=3;2;IF(LEN([.C3464])=5;3;IF(LEN([.C3464])=6;4;IF(LEN([.C3464])=7;5;&quot;Fehler&quot;))))))" office:value-type="float" office:value="3" calcext:value-type="float">
            <text:p>3</text:p>
          </table:table-cell>
          <table:table-cell office:value-type="string" calcext:value-type="string">
            <text:p>XB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3465]=([.B3464]+2);&quot;Fehler&quot;;&quot;&quot;)">
            <text:p/>
          </table:table-cell>
          <table:table-cell table:formula="of:=IF(LEN([.C3465])=1;0;IF(LEN([.C3465])=2;1;IF(LEN([.C3465])=3;2;IF(LEN([.C3465])=5;3;IF(LEN([.C3465])=6;4;IF(LEN([.C3465])=7;5;&quot;Fehler&quot;))))))" office:value-type="float" office:value="3" calcext:value-type="float">
            <text:p>3</text:p>
          </table:table-cell>
          <table:table-cell office:value-type="string" calcext:value-type="string">
            <text:p>XBK 2</text:p>
          </table:table-cell>
          <table:table-cell office:value-type="string" calcext:value-type="string">
            <text:p>LANDWIRTSCHAFTLICHE GERAETE <text:s/>LANDMASCHINEN LANDWIRTSCHAFTLICHE FAHRZEUGE</text:p>
          </table:table-cell>
          <table:table-cell table:number-columns-repeated="5"/>
        </table:table-row>
        <table:table-row table:style-name="ro1">
          <table:table-cell table:formula="of:=IF([.B3466]=([.B3465]+2);&quot;Fehler&quot;;&quot;&quot;)">
            <text:p/>
          </table:table-cell>
          <table:table-cell table:formula="of:=IF(LEN([.C3466])=1;0;IF(LEN([.C3466])=2;1;IF(LEN([.C3466])=3;2;IF(LEN([.C3466])=5;3;IF(LEN([.C3466])=6;4;IF(LEN([.C3466])=7;5;&quot;Fehler&quot;))))))" office:value-type="float" office:value="2" calcext:value-type="float">
            <text:p>2</text:p>
          </table:table-cell>
          <table:table-cell office:value-type="string" calcext:value-type="string">
            <text:p>XBL</text:p>
          </table:table-cell>
          <table:table-cell office:value-type="string" calcext:value-type="string">
            <text:p>LANDWIRTSCHAFTLICHE BETRIEBSLEHRE</text:p>
          </table:table-cell>
          <table:table-cell table:number-columns-repeated="5"/>
        </table:table-row>
        <table:table-row table:style-name="ro1">
          <table:table-cell table:formula="of:=IF([.B3467]=([.B3466]+2);&quot;Fehler&quot;;&quot;&quot;)">
            <text:p/>
          </table:table-cell>
          <table:table-cell table:formula="of:=IF(LEN([.C3467])=1;0;IF(LEN([.C3467])=2;1;IF(LEN([.C3467])=3;2;IF(LEN([.C3467])=5;3;IF(LEN([.C3467])=6;4;IF(LEN([.C3467])=7;5;&quot;Fehler&quot;))))))" office:value-type="float" office:value="2" calcext:value-type="float">
            <text:p>2</text:p>
          </table:table-cell>
          <table:table-cell office:value-type="string" calcext:value-type="string">
            <text:p>XBM</text:p>
          </table:table-cell>
          <table:table-cell office:value-type="string" calcext:value-type="string">
            <text:p>LANDWIRTSCHAFTLICHE BODENKUNDE</text:p>
          </table:table-cell>
          <table:table-cell table:number-columns-repeated="5"/>
        </table:table-row>
        <table:table-row table:style-name="ro1">
          <table:table-cell table:formula="of:=IF([.B3468]=([.B3467]+2);&quot;Fehler&quot;;&quot;&quot;)">
            <text:p/>
          </table:table-cell>
          <table:table-cell table:formula="of:=IF(LEN([.C3468])=1;0;IF(LEN([.C3468])=2;1;IF(LEN([.C3468])=3;2;IF(LEN([.C3468])=5;3;IF(LEN([.C3468])=6;4;IF(LEN([.C3468])=7;5;&quot;Fehler&quot;))))))" office:value-type="float" office:value="3" calcext:value-type="float">
            <text:p>3</text:p>
          </table:table-cell>
          <table:table-cell office:value-type="string" calcext:value-type="string">
            <text:p>XBM 1</text:p>
          </table:table-cell>
          <table:table-cell office:value-type="string" calcext:value-type="string">
            <text:p>BODENBEARBEITUNG</text:p>
          </table:table-cell>
          <table:table-cell table:number-columns-repeated="5"/>
        </table:table-row>
        <table:table-row table:style-name="ro1">
          <table:table-cell table:formula="of:=IF([.B3469]=([.B3468]+2);&quot;Fehler&quot;;&quot;&quot;)">
            <text:p/>
          </table:table-cell>
          <table:table-cell table:formula="of:=IF(LEN([.C3469])=1;0;IF(LEN([.C3469])=2;1;IF(LEN([.C3469])=3;2;IF(LEN([.C3469])=5;3;IF(LEN([.C3469])=6;4;IF(LEN([.C3469])=7;5;&quot;Fehler&quot;))))))" office:value-type="float" office:value="2" calcext:value-type="float">
            <text:p>2</text:p>
          </table:table-cell>
          <table:table-cell office:value-type="string" calcext:value-type="string">
            <text:p>XBN</text:p>
          </table:table-cell>
          <table:table-cell office:value-type="string" calcext:value-type="string">
            <text:p>PFLANZENBAU <text:s/>BIOLOGIE DER KULTURPFLANZEN</text:p>
          </table:table-cell>
          <table:table-cell table:number-columns-repeated="5"/>
        </table:table-row>
        <table:table-row table:style-name="ro1">
          <table:table-cell table:formula="of:=IF([.B3470]=([.B3469]+2);&quot;Fehler&quot;;&quot;&quot;)">
            <text:p/>
          </table:table-cell>
          <table:table-cell table:formula="of:=IF(LEN([.C3470])=1;0;IF(LEN([.C3470])=2;1;IF(LEN([.C3470])=3;2;IF(LEN([.C3470])=5;3;IF(LEN([.C3470])=6;4;IF(LEN([.C3470])=7;5;&quot;Fehler&quot;))))))" office:value-type="float" office:value="3" calcext:value-type="float">
            <text:p>3</text:p>
          </table:table-cell>
          <table:table-cell office:value-type="string" calcext:value-type="string">
            <text:p>XBN 1</text:p>
          </table:table-cell>
          <table:table-cell office:value-type="string" calcext:value-type="string">
            <text:p>ALLGEMEINE PFLANZENZUECHTUNG</text:p>
          </table:table-cell>
          <table:table-cell table:number-columns-repeated="5"/>
        </table:table-row>
        <table:table-row table:style-name="ro1">
          <table:table-cell table:formula="of:=IF([.B3471]=([.B3470]+2);&quot;Fehler&quot;;&quot;&quot;)">
            <text:p/>
          </table:table-cell>
          <table:table-cell table:formula="of:=IF(LEN([.C3471])=1;0;IF(LEN([.C3471])=2;1;IF(LEN([.C3471])=3;2;IF(LEN([.C3471])=5;3;IF(LEN([.C3471])=6;4;IF(LEN([.C3471])=7;5;&quot;Fehler&quot;))))))" office:value-type="float" office:value="4" calcext:value-type="float">
            <text:p>4</text:p>
          </table:table-cell>
          <table:table-cell office:value-type="string" calcext:value-type="string">
            <text:p>XBN 10</text:p>
          </table:table-cell>
          <table:table-cell office:value-type="string" calcext:value-type="string">
            <text:p>OEKOLOGIE, VERMEHRUNG UND VEREDELUNG DER KULTURPFLANZEN</text:p>
          </table:table-cell>
          <table:table-cell table:number-columns-repeated="5"/>
        </table:table-row>
        <table:table-row table:style-name="ro1">
          <table:table-cell table:formula="of:=IF([.B3472]=([.B3471]+2);&quot;Fehler&quot;;&quot;&quot;)">
            <text:p/>
          </table:table-cell>
          <table:table-cell table:formula="of:=IF(LEN([.C3472])=1;0;IF(LEN([.C3472])=2;1;IF(LEN([.C3472])=3;2;IF(LEN([.C3472])=5;3;IF(LEN([.C3472])=6;4;IF(LEN([.C3472])=7;5;&quot;Fehler&quot;))))))" office:value-type="float" office:value="4" calcext:value-type="float">
            <text:p>4</text:p>
          </table:table-cell>
          <table:table-cell office:value-type="string" calcext:value-type="string">
            <text:p>XBN 11</text:p>
          </table:table-cell>
          <table:table-cell office:value-type="string" calcext:value-type="string">
            <text:p>PFLANZENKRANKHEITEN <text:s/>PFLANZENSCHAEDLINGE UND IHRE BEKAEMPFUNG</text:p>
          </table:table-cell>
          <table:table-cell table:number-columns-repeated="5"/>
        </table:table-row>
        <table:table-row table:style-name="ro1">
          <table:table-cell table:formula="of:=IF([.B3473]=([.B3472]+2);&quot;Fehler&quot;;&quot;&quot;)">
            <text:p/>
          </table:table-cell>
          <table:table-cell table:formula="of:=IF(LEN([.C3473])=1;0;IF(LEN([.C3473])=2;1;IF(LEN([.C3473])=3;2;IF(LEN([.C3473])=5;3;IF(LEN([.C3473])=6;4;IF(LEN([.C3473])=7;5;&quot;Fehler&quot;))))))" office:value-type="float" office:value="4" calcext:value-type="float">
            <text:p>4</text:p>
          </table:table-cell>
          <table:table-cell office:value-type="string" calcext:value-type="string">
            <text:p>XBN 12</text:p>
          </table:table-cell>
          <table:table-cell office:value-type="string" calcext:value-type="string">
            <text:p>UNTERGLASANBAU</text:p>
          </table:table-cell>
          <table:table-cell table:number-columns-repeated="5"/>
        </table:table-row>
        <table:table-row table:style-name="ro1">
          <table:table-cell table:formula="of:=IF([.B3474]=([.B3473]+2);&quot;Fehler&quot;;&quot;&quot;)">
            <text:p/>
          </table:table-cell>
          <table:table-cell table:formula="of:=IF(LEN([.C3474])=1;0;IF(LEN([.C3474])=2;1;IF(LEN([.C3474])=3;2;IF(LEN([.C3474])=5;3;IF(LEN([.C3474])=6;4;IF(LEN([.C3474])=7;5;&quot;Fehler&quot;))))))" office:value-type="float" office:value="3" calcext:value-type="float">
            <text:p>3</text:p>
          </table:table-cell>
          <table:table-cell office:value-type="string" calcext:value-type="string">
            <text:p>XBN 2</text:p>
          </table:table-cell>
          <table:table-cell office:value-type="string" calcext:value-type="string">
            <text:p>BIOLOGIE UND ANBAU VON SPEZIELLEN KULTURPFLANZEN</text:p>
          </table:table-cell>
          <table:table-cell table:number-columns-repeated="5"/>
        </table:table-row>
        <table:table-row table:style-name="ro1">
          <table:table-cell table:formula="of:=IF([.B3475]=([.B3474]+2);&quot;Fehler&quot;;&quot;&quot;)">
            <text:p/>
          </table:table-cell>
          <table:table-cell table:formula="of:=IF(LEN([.C3475])=1;0;IF(LEN([.C3475])=2;1;IF(LEN([.C3475])=3;2;IF(LEN([.C3475])=5;3;IF(LEN([.C3475])=6;4;IF(LEN([.C3475])=7;5;&quot;Fehler&quot;))))))" office:value-type="float" office:value="4" calcext:value-type="float">
            <text:p>4</text:p>
          </table:table-cell>
          <table:table-cell office:value-type="string" calcext:value-type="string">
            <text:p>XBN 20</text:p>
          </table:table-cell>
          <table:table-cell office:value-type="string" calcext:value-type="string">
            <text:p>GETREIDE <text:s/>FASERPFLANZEN <text:s/>ZIERGRAESER <text:s/>FUTTERGRAESER</text:p>
          </table:table-cell>
          <table:table-cell table:number-columns-repeated="5"/>
        </table:table-row>
        <table:table-row table:style-name="ro1">
          <table:table-cell table:formula="of:=IF([.B3476]=([.B3475]+2);&quot;Fehler&quot;;&quot;&quot;)">
            <text:p/>
          </table:table-cell>
          <table:table-cell table:formula="of:=IF(LEN([.C3476])=1;0;IF(LEN([.C3476])=2;1;IF(LEN([.C3476])=3;2;IF(LEN([.C3476])=5;3;IF(LEN([.C3476])=6;4;IF(LEN([.C3476])=7;5;&quot;Fehler&quot;))))))" office:value-type="float" office:value="4" calcext:value-type="float">
            <text:p>4</text:p>
          </table:table-cell>
          <table:table-cell office:value-type="string" calcext:value-type="string">
            <text:p>XBN 21</text:p>
          </table:table-cell>
          <table:table-cell office:value-type="string" calcext:value-type="string">
            <text:p>HACKFRUECHTE</text:p>
          </table:table-cell>
          <table:table-cell table:number-columns-repeated="5"/>
        </table:table-row>
        <table:table-row table:style-name="ro1">
          <table:table-cell table:formula="of:=IF([.B3477]=([.B3476]+2);&quot;Fehler&quot;;&quot;&quot;)">
            <text:p/>
          </table:table-cell>
          <table:table-cell table:formula="of:=IF(LEN([.C3477])=1;0;IF(LEN([.C3477])=2;1;IF(LEN([.C3477])=3;2;IF(LEN([.C3477])=5;3;IF(LEN([.C3477])=6;4;IF(LEN([.C3477])=7;5;&quot;Fehler&quot;))))))" office:value-type="float" office:value="4" calcext:value-type="float">
            <text:p>4</text:p>
          </table:table-cell>
          <table:table-cell office:value-type="string" calcext:value-type="string">
            <text:p>XBN 23</text:p>
          </table:table-cell>
          <table:table-cell office:value-type="string" calcext:value-type="string">
            <text:p>OELPFLANZEN <text:s/>ANBAU UND GEWINNUNG VON NATURKAUTSCHUK</text:p>
          </table:table-cell>
          <table:table-cell table:number-columns-repeated="5"/>
        </table:table-row>
        <table:table-row table:style-name="ro1">
          <table:table-cell table:formula="of:=IF([.B3478]=([.B3477]+2);&quot;Fehler&quot;;&quot;&quot;)">
            <text:p/>
          </table:table-cell>
          <table:table-cell table:formula="of:=IF(LEN([.C3478])=1;0;IF(LEN([.C3478])=2;1;IF(LEN([.C3478])=3;2;IF(LEN([.C3478])=5;3;IF(LEN([.C3478])=6;4;IF(LEN([.C3478])=7;5;&quot;Fehler&quot;))))))" office:value-type="float" office:value="4" calcext:value-type="float">
            <text:p>4</text:p>
          </table:table-cell>
          <table:table-cell office:value-type="string" calcext:value-type="string">
            <text:p>XBN 24</text:p>
          </table:table-cell>
          <table:table-cell office:value-type="string" calcext:value-type="string">
            <text:p>GENUSSMITTELPFLANZEN <text:s/>GEWUERZPFLANZEN HEILPFLANZEN</text:p>
          </table:table-cell>
          <table:table-cell table:number-columns-repeated="5"/>
        </table:table-row>
        <table:table-row table:style-name="ro1">
          <table:table-cell table:formula="of:=IF([.B3479]=([.B3478]+2);&quot;Fehler&quot;;&quot;&quot;)">
            <text:p/>
          </table:table-cell>
          <table:table-cell table:formula="of:=IF(LEN([.C3479])=1;0;IF(LEN([.C3479])=2;1;IF(LEN([.C3479])=3;2;IF(LEN([.C3479])=5;3;IF(LEN([.C3479])=6;4;IF(LEN([.C3479])=7;5;&quot;Fehler&quot;))))))" office:value-type="float" office:value="4" calcext:value-type="float">
            <text:p>4</text:p>
          </table:table-cell>
          <table:table-cell office:value-type="string" calcext:value-type="string">
            <text:p>XBN 25</text:p>
          </table:table-cell>
          <table:table-cell office:value-type="string" calcext:value-type="string">
            <text:p>GEMUESE <text:s/>SPEISEPILZZUCHT</text:p>
          </table:table-cell>
          <table:table-cell table:number-columns-repeated="5"/>
        </table:table-row>
        <table:table-row table:style-name="ro1">
          <table:table-cell table:formula="of:=IF([.B3480]=([.B3479]+2);&quot;Fehler&quot;;&quot;&quot;)">
            <text:p/>
          </table:table-cell>
          <table:table-cell table:formula="of:=IF(LEN([.C3480])=1;0;IF(LEN([.C3480])=2;1;IF(LEN([.C3480])=3;2;IF(LEN([.C3480])=5;3;IF(LEN([.C3480])=6;4;IF(LEN([.C3480])=7;5;&quot;Fehler&quot;))))))" office:value-type="float" office:value="4" calcext:value-type="float">
            <text:p>4</text:p>
          </table:table-cell>
          <table:table-cell office:value-type="string" calcext:value-type="string">
            <text:p>XBN 26</text:p>
          </table:table-cell>
          <table:table-cell office:value-type="string" calcext:value-type="string">
            <text:p>OBSTBAU <text:s/>NUESSE</text:p>
          </table:table-cell>
          <table:table-cell table:number-columns-repeated="5"/>
        </table:table-row>
        <table:table-row table:style-name="ro1">
          <table:table-cell table:formula="of:=IF([.B3481]=([.B3480]+2);&quot;Fehler&quot;;&quot;&quot;)">
            <text:p/>
          </table:table-cell>
          <table:table-cell table:formula="of:=IF(LEN([.C3481])=1;0;IF(LEN([.C3481])=2;1;IF(LEN([.C3481])=3;2;IF(LEN([.C3481])=5;3;IF(LEN([.C3481])=6;4;IF(LEN([.C3481])=7;5;&quot;Fehler&quot;))))))" office:value-type="float" office:value="4" calcext:value-type="float">
            <text:p>4</text:p>
          </table:table-cell>
          <table:table-cell office:value-type="string" calcext:value-type="string">
            <text:p>XBN 27</text:p>
          </table:table-cell>
          <table:table-cell office:value-type="string" calcext:value-type="string">
            <text:p>WEINBAU <text:s/>HOPFENBAU</text:p>
          </table:table-cell>
          <table:table-cell table:number-columns-repeated="5"/>
        </table:table-row>
        <table:table-row table:style-name="ro1">
          <table:table-cell table:formula="of:=IF([.B3482]=([.B3481]+2);&quot;Fehler&quot;;&quot;&quot;)">
            <text:p/>
          </table:table-cell>
          <table:table-cell table:formula="of:=IF(LEN([.C3482])=1;0;IF(LEN([.C3482])=2;1;IF(LEN([.C3482])=3;2;IF(LEN([.C3482])=5;3;IF(LEN([.C3482])=6;4;IF(LEN([.C3482])=7;5;&quot;Fehler&quot;))))))" office:value-type="float" office:value="4" calcext:value-type="float">
            <text:p>4</text:p>
          </table:table-cell>
          <table:table-cell office:value-type="string" calcext:value-type="string">
            <text:p>XBN 28</text:p>
          </table:table-cell>
          <table:table-cell office:value-type="string" calcext:value-type="string">
            <text:p>ZIMMERPFLANZEN <text:s/>BALKONPFLANZEN <text:s/>TERRASSENPFLANZEN</text:p>
          </table:table-cell>
          <table:table-cell table:number-columns-repeated="5"/>
        </table:table-row>
        <table:table-row table:style-name="ro1">
          <table:table-cell table:formula="of:=IF([.B3483]=([.B3482]+2);&quot;Fehler&quot;;&quot;&quot;)">
            <text:p/>
          </table:table-cell>
          <table:table-cell table:formula="of:=IF(LEN([.C3483])=1;0;IF(LEN([.C3483])=2;1;IF(LEN([.C3483])=3;2;IF(LEN([.C3483])=5;3;IF(LEN([.C3483])=6;4;IF(LEN([.C3483])=7;5;&quot;Fehler&quot;))))))" office:value-type="float" office:value="4" calcext:value-type="float">
            <text:p>4</text:p>
          </table:table-cell>
          <table:table-cell office:value-type="string" calcext:value-type="string">
            <text:p>XBN 29</text:p>
          </table:table-cell>
          <table:table-cell office:value-type="string" calcext:value-type="string">
            <text:p>ROSEN <text:s/>ORCHIDEEN</text:p>
          </table:table-cell>
          <table:table-cell table:number-columns-repeated="5"/>
        </table:table-row>
        <table:table-row table:style-name="ro1">
          <table:table-cell table:formula="of:=IF([.B3484]=([.B3483]+2);&quot;Fehler&quot;;&quot;&quot;)">
            <text:p/>
          </table:table-cell>
          <table:table-cell table:formula="of:=IF(LEN([.C3484])=1;0;IF(LEN([.C3484])=2;1;IF(LEN([.C3484])=3;2;IF(LEN([.C3484])=5;3;IF(LEN([.C3484])=6;4;IF(LEN([.C3484])=7;5;&quot;Fehler&quot;))))))" office:value-type="float" office:value="2" calcext:value-type="float">
            <text:p>2</text:p>
          </table:table-cell>
          <table:table-cell office:value-type="string" calcext:value-type="string">
            <text:p>XBO</text:p>
          </table:table-cell>
          <table:table-cell office:value-type="string" calcext:value-type="string">
            <text:p>GARTENBAU <text:s/>ZIERPFLANZEN</text:p>
          </table:table-cell>
          <table:table-cell table:number-columns-repeated="5"/>
        </table:table-row>
        <table:table-row table:style-name="ro1">
          <table:table-cell table:formula="of:=IF([.B3485]=([.B3484]+2);&quot;Fehler&quot;;&quot;&quot;)">
            <text:p/>
          </table:table-cell>
          <table:table-cell table:formula="of:=IF(LEN([.C3485])=1;0;IF(LEN([.C3485])=2;1;IF(LEN([.C3485])=3;2;IF(LEN([.C3485])=5;3;IF(LEN([.C3485])=6;4;IF(LEN([.C3485])=7;5;&quot;Fehler&quot;))))))" office:value-type="float" office:value="3" calcext:value-type="float">
            <text:p>3</text:p>
          </table:table-cell>
          <table:table-cell office:value-type="string" calcext:value-type="string">
            <text:p>XBO 1</text:p>
          </table:table-cell>
          <table:table-cell office:value-type="string" calcext:value-type="string">
            <text:p>HAUSGARTEN <text:s/>KLEINGARTEN</text:p>
          </table:table-cell>
          <table:table-cell table:number-columns-repeated="5"/>
        </table:table-row>
        <table:table-row table:style-name="ro1">
          <table:table-cell table:formula="of:=IF([.B3486]=([.B3485]+2);&quot;Fehler&quot;;&quot;&quot;)">
            <text:p/>
          </table:table-cell>
          <table:table-cell table:formula="of:=IF(LEN([.C3486])=1;0;IF(LEN([.C3486])=2;1;IF(LEN([.C3486])=3;2;IF(LEN([.C3486])=5;3;IF(LEN([.C3486])=6;4;IF(LEN([.C3486])=7;5;&quot;Fehler&quot;))))))" office:value-type="float" office:value="4" calcext:value-type="float">
            <text:p>4</text:p>
          </table:table-cell>
          <table:table-cell office:value-type="string" calcext:value-type="string">
            <text:p>XBO 12</text:p>
          </table:table-cell>
          <table:table-cell office:value-type="string" calcext:value-type="string">
            <text:p>BIOLOGISCHER GARTENBAU <text:s/>NATURGARTEN</text:p>
          </table:table-cell>
          <table:table-cell table:number-columns-repeated="5"/>
        </table:table-row>
        <table:table-row table:style-name="ro1">
          <table:table-cell table:formula="of:=IF([.B3487]=([.B3486]+2);&quot;Fehler&quot;;&quot;&quot;)">
            <text:p/>
          </table:table-cell>
          <table:table-cell table:formula="of:=IF(LEN([.C3487])=1;0;IF(LEN([.C3487])=2;1;IF(LEN([.C3487])=3;2;IF(LEN([.C3487])=5;3;IF(LEN([.C3487])=6;4;IF(LEN([.C3487])=7;5;&quot;Fehler&quot;))))))" office:value-type="float" office:value="4" calcext:value-type="float">
            <text:p>4</text:p>
          </table:table-cell>
          <table:table-cell office:value-type="string" calcext:value-type="string">
            <text:p>XBO 13</text:p>
          </table:table-cell>
          <table:table-cell office:value-type="string" calcext:value-type="string">
            <text:p>WASSERGARTEN <text:s/>STEINGARTEN <text:s/>HEIDEGARTEN BAUERNGARTEN</text:p>
          </table:table-cell>
          <table:table-cell table:number-columns-repeated="5"/>
        </table:table-row>
        <table:table-row table:style-name="ro1">
          <table:table-cell table:formula="of:=IF([.B3488]=([.B3487]+2);&quot;Fehler&quot;;&quot;&quot;)">
            <text:p/>
          </table:table-cell>
          <table:table-cell table:formula="of:=IF(LEN([.C3488])=1;0;IF(LEN([.C3488])=2;1;IF(LEN([.C3488])=3;2;IF(LEN([.C3488])=5;3;IF(LEN([.C3488])=6;4;IF(LEN([.C3488])=7;5;&quot;Fehler&quot;))))))" office:value-type="float" office:value="3" calcext:value-type="float">
            <text:p>3</text:p>
          </table:table-cell>
          <table:table-cell office:value-type="string" calcext:value-type="string">
            <text:p>XBO 2</text:p>
          </table:table-cell>
          <table:table-cell office:value-type="string" calcext:value-type="string">
            <text:p>ERWERBSGAERTNEREI</text:p>
          </table:table-cell>
          <table:table-cell table:number-columns-repeated="5"/>
        </table:table-row>
        <table:table-row table:style-name="ro1">
          <table:table-cell table:formula="of:=IF([.B3489]=([.B3488]+2);&quot;Fehler&quot;;&quot;&quot;)">
            <text:p/>
          </table:table-cell>
          <table:table-cell table:formula="of:=IF(LEN([.C3489])=1;0;IF(LEN([.C3489])=2;1;IF(LEN([.C3489])=3;2;IF(LEN([.C3489])=5;3;IF(LEN([.C3489])=6;4;IF(LEN([.C3489])=7;5;&quot;Fehler&quot;))))))" office:value-type="float" office:value="3" calcext:value-type="float">
            <text:p>3</text:p>
          </table:table-cell>
          <table:table-cell office:value-type="string" calcext:value-type="string">
            <text:p>XBO 3</text:p>
          </table:table-cell>
          <table:table-cell office:value-type="string" calcext:value-type="string">
            <text:p>OEFFENTLICHE GRUENFLAECHEN <text:s/>LANDSCHAFTSBAU INGENIEURBIOLOGIE</text:p>
          </table:table-cell>
          <table:table-cell table:number-columns-repeated="5"/>
        </table:table-row>
        <table:table-row table:style-name="ro1">
          <table:table-cell table:formula="of:=IF([.B3490]=([.B3489]+2);&quot;Fehler&quot;;&quot;&quot;)">
            <text:p/>
          </table:table-cell>
          <table:table-cell table:formula="of:=IF(LEN([.C3490])=1;0;IF(LEN([.C3490])=2;1;IF(LEN([.C3490])=3;2;IF(LEN([.C3490])=5;3;IF(LEN([.C3490])=6;4;IF(LEN([.C3490])=7;5;&quot;Fehler&quot;))))))" office:value-type="float" office:value="3" calcext:value-type="float">
            <text:p>3</text:p>
          </table:table-cell>
          <table:table-cell office:value-type="string" calcext:value-type="string">
            <text:p>XBO 4</text:p>
          </table:table-cell>
          <table:table-cell office:value-type="string" calcext:value-type="string">
            <text:p>FLORISTIK</text:p>
          </table:table-cell>
          <table:table-cell table:number-columns-repeated="5"/>
        </table:table-row>
        <table:table-row table:style-name="ro1">
          <table:table-cell table:formula="of:=IF([.B3491]=([.B3490]+2);&quot;Fehler&quot;;&quot;&quot;)">
            <text:p/>
          </table:table-cell>
          <table:table-cell table:formula="of:=IF(LEN([.C3491])=1;0;IF(LEN([.C3491])=2;1;IF(LEN([.C3491])=3;2;IF(LEN([.C3491])=5;3;IF(LEN([.C3491])=6;4;IF(LEN([.C3491])=7;5;&quot;Fehler&quot;))))))" office:value-type="float" office:value="2" calcext:value-type="float">
            <text:p>2</text:p>
          </table:table-cell>
          <table:table-cell office:value-type="string" calcext:value-type="string">
            <text:p>XBP</text:p>
          </table:table-cell>
          <table:table-cell office:value-type="string" calcext:value-type="string">
            <text:p>TIERZUCHT <text:s/>TIERHALTUNG : BIOLOGIE, PFLEGE, FUETTERUNG, DRESSUR</text:p>
          </table:table-cell>
          <table:table-cell table:number-columns-repeated="5"/>
        </table:table-row>
        <table:table-row table:style-name="ro1">
          <table:table-cell table:formula="of:=IF([.B3492]=([.B3491]+2);&quot;Fehler&quot;;&quot;&quot;)">
            <text:p/>
          </table:table-cell>
          <table:table-cell table:formula="of:=IF(LEN([.C3492])=1;0;IF(LEN([.C3492])=2;1;IF(LEN([.C3492])=3;2;IF(LEN([.C3492])=5;3;IF(LEN([.C3492])=6;4;IF(LEN([.C3492])=7;5;&quot;Fehler&quot;))))))" office:value-type="float" office:value="3" calcext:value-type="float">
            <text:p>3</text:p>
          </table:table-cell>
          <table:table-cell office:value-type="string" calcext:value-type="string">
            <text:p>XBP 1</text:p>
          </table:table-cell>
          <table:table-cell office:value-type="string" calcext:value-type="string">
            <text:p>PFERDE</text:p>
          </table:table-cell>
          <table:table-cell table:number-columns-repeated="5"/>
        </table:table-row>
        <table:table-row table:style-name="ro1">
          <table:table-cell table:formula="of:=IF([.B3493]=([.B3492]+2);&quot;Fehler&quot;;&quot;&quot;)">
            <text:p/>
          </table:table-cell>
          <table:table-cell table:formula="of:=IF(LEN([.C3493])=1;0;IF(LEN([.C3493])=2;1;IF(LEN([.C3493])=3;2;IF(LEN([.C3493])=5;3;IF(LEN([.C3493])=6;4;IF(LEN([.C3493])=7;5;&quot;Fehler&quot;))))))" office:value-type="float" office:value="4" calcext:value-type="float">
            <text:p>4</text:p>
          </table:table-cell>
          <table:table-cell office:value-type="string" calcext:value-type="string">
            <text:p>XBP 15</text:p>
          </table:table-cell>
          <table:table-cell office:value-type="string" calcext:value-type="string">
            <text:p>SONSTIGE HUFTIERE - GESAMTDARSTELLUNGEN ZU SAEMTLICHEN HUFTIEREN</text:p>
          </table:table-cell>
          <table:table-cell table:number-columns-repeated="5"/>
        </table:table-row>
        <table:table-row table:style-name="ro1">
          <table:table-cell table:formula="of:=IF([.B3494]=([.B3493]+2);&quot;Fehler&quot;;&quot;&quot;)">
            <text:p/>
          </table:table-cell>
          <table:table-cell table:formula="of:=IF(LEN([.C3494])=1;0;IF(LEN([.C3494])=2;1;IF(LEN([.C3494])=3;2;IF(LEN([.C3494])=5;3;IF(LEN([.C3494])=6;4;IF(LEN([.C3494])=7;5;&quot;Fehler&quot;))))))" office:value-type="float" office:value="3" calcext:value-type="float">
            <text:p>3</text:p>
          </table:table-cell>
          <table:table-cell office:value-type="string" calcext:value-type="string">
            <text:p>XBP 2</text:p>
          </table:table-cell>
          <table:table-cell office:value-type="string" calcext:value-type="string">
            <text:p>HAUSHUNDE - HAUSKATZEN</text:p>
          </table:table-cell>
          <table:table-cell table:number-columns-repeated="5"/>
        </table:table-row>
        <table:table-row table:style-name="ro1">
          <table:table-cell table:formula="of:=IF([.B3495]=([.B3494]+2);&quot;Fehler&quot;;&quot;&quot;)">
            <text:p/>
          </table:table-cell>
          <table:table-cell table:formula="of:=IF(LEN([.C3495])=1;0;IF(LEN([.C3495])=2;1;IF(LEN([.C3495])=3;2;IF(LEN([.C3495])=5;3;IF(LEN([.C3495])=6;4;IF(LEN([.C3495])=7;5;&quot;Fehler&quot;))))))" office:value-type="float" office:value="4" calcext:value-type="float">
            <text:p>4</text:p>
          </table:table-cell>
          <table:table-cell office:value-type="string" calcext:value-type="string">
            <text:p>XBP 20</text:p>
          </table:table-cell>
          <table:table-cell office:value-type="string" calcext:value-type="string">
            <text:p>HAUSHUNDE</text:p>
          </table:table-cell>
          <table:table-cell table:number-columns-repeated="5"/>
        </table:table-row>
        <table:table-row table:style-name="ro1">
          <table:table-cell table:formula="of:=IF([.B3496]=([.B3495]+2);&quot;Fehler&quot;;&quot;&quot;)">
            <text:p/>
          </table:table-cell>
          <table:table-cell table:formula="of:=IF(LEN([.C3496])=1;0;IF(LEN([.C3496])=2;1;IF(LEN([.C3496])=3;2;IF(LEN([.C3496])=5;3;IF(LEN([.C3496])=6;4;IF(LEN([.C3496])=7;5;&quot;Fehler&quot;))))))" office:value-type="float" office:value="4" calcext:value-type="float">
            <text:p>4</text:p>
          </table:table-cell>
          <table:table-cell office:value-type="string" calcext:value-type="string">
            <text:p>XBP 21</text:p>
          </table:table-cell>
          <table:table-cell office:value-type="string" calcext:value-type="string">
            <text:p>HAUSKATZEN</text:p>
          </table:table-cell>
          <table:table-cell table:number-columns-repeated="5"/>
        </table:table-row>
        <table:table-row table:style-name="ro1">
          <table:table-cell table:formula="of:=IF([.B3497]=([.B3496]+2);&quot;Fehler&quot;;&quot;&quot;)">
            <text:p/>
          </table:table-cell>
          <table:table-cell table:formula="of:=IF(LEN([.C3497])=1;0;IF(LEN([.C3497])=2;1;IF(LEN([.C3497])=3;2;IF(LEN([.C3497])=5;3;IF(LEN([.C3497])=6;4;IF(LEN([.C3497])=7;5;&quot;Fehler&quot;))))))" office:value-type="float" office:value="3" calcext:value-type="float">
            <text:p>3</text:p>
          </table:table-cell>
          <table:table-cell office:value-type="string" calcext:value-type="string">
            <text:p>XBP 3</text:p>
          </table:table-cell>
          <table:table-cell office:value-type="string" calcext:value-type="string">
            <text:p>ZUCHT UND HALTUNG SONSTIGER SAEUGETIERE</text:p>
          </table:table-cell>
          <table:table-cell table:number-columns-repeated="5"/>
        </table:table-row>
        <table:table-row table:style-name="ro1">
          <table:table-cell table:formula="of:=IF([.B3498]=([.B3497]+2);&quot;Fehler&quot;;&quot;&quot;)">
            <text:p/>
          </table:table-cell>
          <table:table-cell table:formula="of:=IF(LEN([.C3498])=1;0;IF(LEN([.C3498])=2;1;IF(LEN([.C3498])=3;2;IF(LEN([.C3498])=5;3;IF(LEN([.C3498])=6;4;IF(LEN([.C3498])=7;5;&quot;Fehler&quot;))))))" office:value-type="float" office:value="3" calcext:value-type="float">
            <text:p>3</text:p>
          </table:table-cell>
          <table:table-cell office:value-type="string" calcext:value-type="string">
            <text:p>XBP 4</text:p>
          </table:table-cell>
          <table:table-cell office:value-type="string" calcext:value-type="string">
            <text:p>ZUCHT UND HALTUNG VON GEFLUEGEL UND ZIERVOEGELN</text:p>
          </table:table-cell>
          <table:table-cell table:number-columns-repeated="5"/>
        </table:table-row>
        <table:table-row table:style-name="ro1">
          <table:table-cell table:formula="of:=IF([.B3499]=([.B3498]+2);&quot;Fehler&quot;;&quot;&quot;)">
            <text:p/>
          </table:table-cell>
          <table:table-cell table:formula="of:=IF(LEN([.C3499])=1;0;IF(LEN([.C3499])=2;1;IF(LEN([.C3499])=3;2;IF(LEN([.C3499])=5;3;IF(LEN([.C3499])=6;4;IF(LEN([.C3499])=7;5;&quot;Fehler&quot;))))))" office:value-type="float" office:value="4" calcext:value-type="float">
            <text:p>4</text:p>
          </table:table-cell>
          <table:table-cell office:value-type="string" calcext:value-type="string">
            <text:p>XBP 40</text:p>
          </table:table-cell>
          <table:table-cell office:value-type="string" calcext:value-type="string">
            <text:p>GEFLUEGEL</text:p>
          </table:table-cell>
          <table:table-cell table:number-columns-repeated="5"/>
        </table:table-row>
        <table:table-row table:style-name="ro1">
          <table:table-cell table:formula="of:=IF([.B3500]=([.B3499]+2);&quot;Fehler&quot;;&quot;&quot;)">
            <text:p/>
          </table:table-cell>
          <table:table-cell table:formula="of:=IF(LEN([.C3500])=1;0;IF(LEN([.C3500])=2;1;IF(LEN([.C3500])=3;2;IF(LEN([.C3500])=5;3;IF(LEN([.C3500])=6;4;IF(LEN([.C3500])=7;5;&quot;Fehler&quot;))))))" office:value-type="float" office:value="4" calcext:value-type="float">
            <text:p>4</text:p>
          </table:table-cell>
          <table:table-cell office:value-type="string" calcext:value-type="string">
            <text:p>XBP 41</text:p>
          </table:table-cell>
          <table:table-cell office:value-type="string" calcext:value-type="string">
            <text:p>ZIERVOEGEL</text:p>
          </table:table-cell>
          <table:table-cell table:number-columns-repeated="5"/>
        </table:table-row>
        <table:table-row table:style-name="ro1">
          <table:table-cell table:formula="of:=IF([.B3501]=([.B3500]+2);&quot;Fehler&quot;;&quot;&quot;)">
            <text:p/>
          </table:table-cell>
          <table:table-cell table:formula="of:=IF(LEN([.C3501])=1;0;IF(LEN([.C3501])=2;1;IF(LEN([.C3501])=3;2;IF(LEN([.C3501])=5;3;IF(LEN([.C3501])=6;4;IF(LEN([.C3501])=7;5;&quot;Fehler&quot;))))))" office:value-type="float" office:value="3" calcext:value-type="float">
            <text:p>3</text:p>
          </table:table-cell>
          <table:table-cell office:value-type="string" calcext:value-type="string">
            <text:p>XBP 5</text:p>
          </table:table-cell>
          <table:table-cell office:value-type="string" calcext:value-type="string">
            <text:p>ZUCHT UND HALTUNG VON HONIGBIENEN (IMKEREI) SEIDENRAUPENZUCHT</text:p>
          </table:table-cell>
          <table:table-cell table:number-columns-repeated="5"/>
        </table:table-row>
        <table:table-row table:style-name="ro1">
          <table:table-cell table:formula="of:=IF([.B3502]=([.B3501]+2);&quot;Fehler&quot;;&quot;&quot;)">
            <text:p/>
          </table:table-cell>
          <table:table-cell table:formula="of:=IF(LEN([.C3502])=1;0;IF(LEN([.C3502])=2;1;IF(LEN([.C3502])=3;2;IF(LEN([.C3502])=5;3;IF(LEN([.C3502])=6;4;IF(LEN([.C3502])=7;5;&quot;Fehler&quot;))))))" office:value-type="float" office:value="3" calcext:value-type="float">
            <text:p>3</text:p>
          </table:table-cell>
          <table:table-cell office:value-type="string" calcext:value-type="string">
            <text:p>XBP 6</text:p>
          </table:table-cell>
          <table:table-cell office:value-type="string" calcext:value-type="string">
            <text:p>ZUCHT UND HALTUNG SONSTIGER TIERE</text:p>
          </table:table-cell>
          <table:table-cell table:number-columns-repeated="5"/>
        </table:table-row>
        <table:table-row table:style-name="ro1">
          <table:table-cell table:formula="of:=IF([.B3503]=([.B3502]+2);&quot;Fehler&quot;;&quot;&quot;)">
            <text:p/>
          </table:table-cell>
          <table:table-cell table:formula="of:=IF(LEN([.C3503])=1;0;IF(LEN([.C3503])=2;1;IF(LEN([.C3503])=3;2;IF(LEN([.C3503])=5;3;IF(LEN([.C3503])=6;4;IF(LEN([.C3503])=7;5;&quot;Fehler&quot;))))))" office:value-type="float" office:value="1" calcext:value-type="float">
            <text:p>1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FORSTWIRTSCHAFT <text:s/>JAGD</text:p>
          </table:table-cell>
          <table:table-cell table:number-columns-repeated="5"/>
        </table:table-row>
        <table:table-row table:style-name="ro1">
          <table:table-cell table:formula="of:=IF([.B3504]=([.B3503]+2);&quot;Fehler&quot;;&quot;&quot;)">
            <text:p/>
          </table:table-cell>
          <table:table-cell table:formula="of:=IF(LEN([.C3504])=1;0;IF(LEN([.C3504])=2;1;IF(LEN([.C3504])=3;2;IF(LEN([.C3504])=5;3;IF(LEN([.C3504])=6;4;IF(LEN([.C3504])=7;5;&quot;Fehler&quot;))))))" office:value-type="float" office:value="2" calcext:value-type="float">
            <text:p>2</text:p>
          </table:table-cell>
          <table:table-cell office:value-type="string" calcext:value-type="string">
            <text:p>XCK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3505]=([.B3504]+2);&quot;Fehler&quot;;&quot;&quot;)">
            <text:p/>
          </table:table-cell>
          <table:table-cell table:formula="of:=IF(LEN([.C3505])=1;0;IF(LEN([.C3505])=2;1;IF(LEN([.C3505])=3;2;IF(LEN([.C3505])=5;3;IF(LEN([.C3505])=6;4;IF(LEN([.C3505])=7;5;&quot;Fehler&quot;))))))" office:value-type="float" office:value="2" calcext:value-type="float">
            <text:p>2</text:p>
          </table:table-cell>
          <table:table-cell office:value-type="string" calcext:value-type="string">
            <text:p>XCL</text:p>
          </table:table-cell>
          <table:table-cell office:value-type="string" calcext:value-type="string">
            <text:p>FORSTLICHE BETRIEBSLEHRE FORSTTECHNIK</text:p>
          </table:table-cell>
          <table:table-cell table:number-columns-repeated="5"/>
        </table:table-row>
        <table:table-row table:style-name="ro1">
          <table:table-cell table:formula="of:=IF([.B3506]=([.B3505]+2);&quot;Fehler&quot;;&quot;&quot;)">
            <text:p/>
          </table:table-cell>
          <table:table-cell table:formula="of:=IF(LEN([.C3506])=1;0;IF(LEN([.C3506])=2;1;IF(LEN([.C3506])=3;2;IF(LEN([.C3506])=5;3;IF(LEN([.C3506])=6;4;IF(LEN([.C3506])=7;5;&quot;Fehler&quot;))))))" office:value-type="float" office:value="2" calcext:value-type="float">
            <text:p>2</text:p>
          </table:table-cell>
          <table:table-cell office:value-type="string" calcext:value-type="string">
            <text:p>XCN</text:p>
          </table:table-cell>
          <table:table-cell office:value-type="string" calcext:value-type="string">
            <text:p>FORSTBOTANIK <text:s/>WALDBAU WALDERZEUGNISSE</text:p>
          </table:table-cell>
          <table:table-cell table:number-columns-repeated="5"/>
        </table:table-row>
        <table:table-row table:style-name="ro1">
          <table:table-cell table:formula="of:=IF([.B3507]=([.B3506]+2);&quot;Fehler&quot;;&quot;&quot;)">
            <text:p/>
          </table:table-cell>
          <table:table-cell table:formula="of:=IF(LEN([.C3507])=1;0;IF(LEN([.C3507])=2;1;IF(LEN([.C3507])=3;2;IF(LEN([.C3507])=5;3;IF(LEN([.C3507])=6;4;IF(LEN([.C3507])=7;5;&quot;Fehler&quot;))))))" office:value-type="float" office:value="2" calcext:value-type="float">
            <text:p>2</text:p>
          </table:table-cell>
          <table:table-cell office:value-type="string" calcext:value-type="string">
            <text:p>XCO</text:p>
          </table:table-cell>
          <table:table-cell office:value-type="string" calcext:value-type="string">
            <text:p>FORSTLICHE ZOOLOGIE (WILDKUNDE)</text:p>
          </table:table-cell>
          <table:table-cell table:number-columns-repeated="5"/>
        </table:table-row>
        <table:table-row table:style-name="ro1">
          <table:table-cell table:formula="of:=IF([.B3508]=([.B3507]+2);&quot;Fehler&quot;;&quot;&quot;)">
            <text:p/>
          </table:table-cell>
          <table:table-cell table:formula="of:=IF(LEN([.C3508])=1;0;IF(LEN([.C3508])=2;1;IF(LEN([.C3508])=3;2;IF(LEN([.C3508])=5;3;IF(LEN([.C3508])=6;4;IF(LEN([.C3508])=7;5;&quot;Fehler&quot;))))))" office:value-type="float" office:value="3" calcext:value-type="float">
            <text:p>3</text:p>
          </table:table-cell>
          <table:table-cell office:value-type="string" calcext:value-type="string">
            <text:p>XCO 1</text:p>
          </table:table-cell>
          <table:table-cell office:value-type="string" calcext:value-type="string">
            <text:p>HOCHWILD <text:s/>HOCHJAGD</text:p>
          </table:table-cell>
          <table:table-cell table:number-columns-repeated="5"/>
        </table:table-row>
        <table:table-row table:style-name="ro1">
          <table:table-cell table:formula="of:=IF([.B3509]=([.B3508]+2);&quot;Fehler&quot;;&quot;&quot;)">
            <text:p/>
          </table:table-cell>
          <table:table-cell table:formula="of:=IF(LEN([.C3509])=1;0;IF(LEN([.C3509])=2;1;IF(LEN([.C3509])=3;2;IF(LEN([.C3509])=5;3;IF(LEN([.C3509])=6;4;IF(LEN([.C3509])=7;5;&quot;Fehler&quot;))))))" office:value-type="float" office:value="3" calcext:value-type="float">
            <text:p>3</text:p>
          </table:table-cell>
          <table:table-cell office:value-type="string" calcext:value-type="string">
            <text:p>XCO 2</text:p>
          </table:table-cell>
          <table:table-cell office:value-type="string" calcext:value-type="string">
            <text:p>NIEDERWILD <text:s/>NIEDERJAGD</text:p>
          </table:table-cell>
          <table:table-cell table:number-columns-repeated="5"/>
        </table:table-row>
        <table:table-row table:style-name="ro1">
          <table:table-cell table:formula="of:=IF([.B3510]=([.B3509]+2);&quot;Fehler&quot;;&quot;&quot;)">
            <text:p/>
          </table:table-cell>
          <table:table-cell table:formula="of:=IF(LEN([.C3510])=1;0;IF(LEN([.C3510])=2;1;IF(LEN([.C3510])=3;2;IF(LEN([.C3510])=5;3;IF(LEN([.C3510])=6;4;IF(LEN([.C3510])=7;5;&quot;Fehler&quot;))))))" office:value-type="float" office:value="3" calcext:value-type="float">
            <text:p>3</text:p>
          </table:table-cell>
          <table:table-cell office:value-type="string" calcext:value-type="string">
            <text:p>XCO 3</text:p>
          </table:table-cell>
          <table:table-cell office:value-type="string" calcext:value-type="string">
            <text:p>FEDERWILD <text:s/>JAGD AUF FEDERWILD</text:p>
          </table:table-cell>
          <table:table-cell table:number-columns-repeated="5"/>
        </table:table-row>
        <table:table-row table:style-name="ro1">
          <table:table-cell table:formula="of:=IF([.B3511]=([.B3510]+2);&quot;Fehler&quot;;&quot;&quot;)">
            <text:p/>
          </table:table-cell>
          <table:table-cell table:formula="of:=IF(LEN([.C3511])=1;0;IF(LEN([.C3511])=2;1;IF(LEN([.C3511])=3;2;IF(LEN([.C3511])=5;3;IF(LEN([.C3511])=6;4;IF(LEN([.C3511])=7;5;&quot;Fehler&quot;))))))" office:value-type="float" office:value="2" calcext:value-type="float">
            <text:p>2</text:p>
          </table:table-cell>
          <table:table-cell office:value-type="string" calcext:value-type="string">
            <text:p>XCP</text:p>
          </table:table-cell>
          <table:table-cell office:value-type="string" calcext:value-type="string">
            <text:p>WALDSCHUTZ <text:s/>WALDSCHAEDEN FORSTSCHAEDLINGE UND IHRE BEKAEMPFUNG</text:p>
          </table:table-cell>
          <table:table-cell table:number-columns-repeated="5"/>
        </table:table-row>
        <table:table-row table:style-name="ro1">
          <table:table-cell table:formula="of:=IF([.B3512]=([.B3511]+2);&quot;Fehler&quot;;&quot;&quot;)">
            <text:p/>
          </table:table-cell>
          <table:table-cell table:formula="of:=IF(LEN([.C3512])=1;0;IF(LEN([.C3512])=2;1;IF(LEN([.C3512])=3;2;IF(LEN([.C3512])=5;3;IF(LEN([.C3512])=6;4;IF(LEN([.C3512])=7;5;&quot;Fehler&quot;))))))" office:value-type="float" office:value="2" calcext:value-type="float">
            <text:p>2</text:p>
          </table:table-cell>
          <table:table-cell office:value-type="string" calcext:value-type="string">
            <text:p>XCQ</text:p>
          </table:table-cell>
          <table:table-cell office:value-type="string" calcext:value-type="string">
            <text:p>JAGD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3513]=([.B3512]+2);&quot;Fehler&quot;;&quot;&quot;)">
            <text:p/>
          </table:table-cell>
          <table:table-cell table:formula="of:=IF(LEN([.C3513])=1;0;IF(LEN([.C3513])=2;1;IF(LEN([.C3513])=3;2;IF(LEN([.C3513])=5;3;IF(LEN([.C3513])=6;4;IF(LEN([.C3513])=7;5;&quot;Fehler&quot;))))))" office:value-type="float" office:value="3" calcext:value-type="float">
            <text:p>3</text:p>
          </table:table-cell>
          <table:table-cell office:value-type="string" calcext:value-type="string">
            <text:p>XCQ 1</text:p>
          </table:table-cell>
          <table:table-cell office:value-type="string" calcext:value-type="string">
            <text:p>JAGDARTEN</text:p>
          </table:table-cell>
          <table:table-cell table:number-columns-repeated="5"/>
        </table:table-row>
        <table:table-row table:style-name="ro1">
          <table:table-cell table:formula="of:=IF([.B3514]=([.B3513]+2);&quot;Fehler&quot;;&quot;&quot;)">
            <text:p/>
          </table:table-cell>
          <table:table-cell table:formula="of:=IF(LEN([.C3514])=1;0;IF(LEN([.C3514])=2;1;IF(LEN([.C3514])=3;2;IF(LEN([.C3514])=5;3;IF(LEN([.C3514])=6;4;IF(LEN([.C3514])=7;5;&quot;Fehler&quot;))))))" office:value-type="float" office:value="3" calcext:value-type="float">
            <text:p>3</text:p>
          </table:table-cell>
          <table:table-cell office:value-type="string" calcext:value-type="string">
            <text:p>XCQ 2</text:p>
          </table:table-cell>
          <table:table-cell office:value-type="string" calcext:value-type="string">
            <text:p>JAGDGERAETE <text:s/>TECHNISCHE HILFSMITTEL DER JAGD</text:p>
          </table:table-cell>
          <table:table-cell table:number-columns-repeated="5"/>
        </table:table-row>
        <table:table-row table:style-name="ro1">
          <table:table-cell table:formula="of:=IF([.B3515]=([.B3514]+2);&quot;Fehler&quot;;&quot;&quot;)">
            <text:p/>
          </table:table-cell>
          <table:table-cell table:formula="of:=IF(LEN([.C3515])=1;0;IF(LEN([.C3515])=2;1;IF(LEN([.C3515])=3;2;IF(LEN([.C3515])=5;3;IF(LEN([.C3515])=6;4;IF(LEN([.C3515])=7;5;&quot;Fehler&quot;))))))" office:value-type="float" office:value="3" calcext:value-type="float">
            <text:p>3</text:p>
          </table:table-cell>
          <table:table-cell office:value-type="string" calcext:value-type="string">
            <text:p>XCQ 5</text:p>
          </table:table-cell>
          <table:table-cell office:value-type="string" calcext:value-type="string">
            <text:p>JAGDERLEBNISSE</text:p>
          </table:table-cell>
          <table:table-cell table:number-columns-repeated="5"/>
        </table:table-row>
        <table:table-row table:style-name="ro1">
          <table:table-cell table:formula="of:=IF([.B3516]=([.B3515]+2);&quot;Fehler&quot;;&quot;&quot;)">
            <text:p/>
          </table:table-cell>
          <table:table-cell table:formula="of:=IF(LEN([.C3516])=1;0;IF(LEN([.C3516])=2;1;IF(LEN([.C3516])=3;2;IF(LEN([.C3516])=5;3;IF(LEN([.C3516])=6;4;IF(LEN([.C3516])=7;5;&quot;Fehler&quot;))))))" office:value-type="float" office:value="1" calcext:value-type="float">
            <text:p>1</text:p>
          </table:table-cell>
          <table:table-cell office:value-type="string" calcext:value-type="string">
            <text:p>XD</text:p>
          </table:table-cell>
          <table:table-cell office:value-type="string" calcext:value-type="string">
            <text:p>FISCHEREI UND TEICHWIRTSCHAFT</text:p>
          </table:table-cell>
          <table:table-cell table:number-columns-repeated="5"/>
        </table:table-row>
        <table:table-row table:style-name="ro1">
          <table:table-cell table:formula="of:=IF([.B3517]=([.B3516]+2);&quot;Fehler&quot;;&quot;&quot;)">
            <text:p/>
          </table:table-cell>
          <table:table-cell table:formula="of:=IF(LEN([.C3517])=1;0;IF(LEN([.C3517])=2;1;IF(LEN([.C3517])=3;2;IF(LEN([.C3517])=5;3;IF(LEN([.C3517])=6;4;IF(LEN([.C3517])=7;5;&quot;Fehler&quot;))))))" office:value-type="float" office:value="2" calcext:value-type="float">
            <text:p>2</text:p>
          </table:table-cell>
          <table:table-cell office:value-type="string" calcext:value-type="string">
            <text:p>XDK</text:p>
          </table:table-cell>
          <table:table-cell office:value-type="string" calcext:value-type="string">
            <text:p>ALLGEMEINES, VERMISCHTES, GESAMTDARSTELLUNGEN</text:p>
          </table:table-cell>
          <table:table-cell table:number-columns-repeated="5"/>
        </table:table-row>
        <table:table-row table:style-name="ro1">
          <table:table-cell table:formula="of:=IF([.B3518]=([.B3517]+2);&quot;Fehler&quot;;&quot;&quot;)">
            <text:p/>
          </table:table-cell>
          <table:table-cell table:formula="of:=IF(LEN([.C3518])=1;0;IF(LEN([.C3518])=2;1;IF(LEN([.C3518])=3;2;IF(LEN([.C3518])=5;3;IF(LEN([.C3518])=6;4;IF(LEN([.C3518])=7;5;&quot;Fehler&quot;))))))" office:value-type="float" office:value="2" calcext:value-type="float">
            <text:p>2</text:p>
          </table:table-cell>
          <table:table-cell office:value-type="string" calcext:value-type="string">
            <text:p>XDN</text:p>
          </table:table-cell>
          <table:table-cell office:value-type="string" calcext:value-type="string">
            <text:p>FISCHZUCH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3519]=([.B3518]+2);&quot;Fehler&quot;;&quot;&quot;)">
            <text:p/>
          </table:table-cell>
          <table:table-cell table:formula="of:=IF(LEN([.C3519])=1;0;IF(LEN([.C3519])=2;1;IF(LEN([.C3519])=3;2;IF(LEN([.C3519])=5;3;IF(LEN([.C3519])=6;4;IF(LEN([.C3519])=7;5;&quot;Fehler&quot;))))))" office:value-type="float" office:value="2" calcext:value-type="float">
            <text:p>2</text:p>
          </table:table-cell>
          <table:table-cell office:value-type="string" calcext:value-type="string">
            <text:p>XDO</text:p>
          </table:table-cell>
          <table:table-cell office:value-type="string" calcext:value-type="string">
            <text:p>FISCHEREI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3520]=([.B3519]+2);&quot;Fehler&quot;;&quot;&quot;)">
            <text:p/>
          </table:table-cell>
          <table:table-cell table:formula="of:=IF(LEN([.C3520])=1;0;IF(LEN([.C3520])=2;1;IF(LEN([.C3520])=3;2;IF(LEN([.C3520])=5;3;IF(LEN([.C3520])=6;4;IF(LEN([.C3520])=7;5;&quot;Fehler&quot;))))))" office:value-type="float" office:value="3" calcext:value-type="float">
            <text:p>3</text:p>
          </table:table-cell>
          <table:table-cell office:value-type="string" calcext:value-type="string">
            <text:p>XDO 1</text:p>
          </table:table-cell>
          <table:table-cell office:value-type="string" calcext:value-type="string">
            <text:p>BINNENFISCHEREI</text:p>
          </table:table-cell>
          <table:table-cell table:number-columns-repeated="5"/>
        </table:table-row>
        <table:table-row table:style-name="ro1">
          <table:table-cell table:formula="of:=IF([.B3521]=([.B3520]+2);&quot;Fehler&quot;;&quot;&quot;)">
            <text:p/>
          </table:table-cell>
          <table:table-cell table:formula="of:=IF(LEN([.C3521])=1;0;IF(LEN([.C3521])=2;1;IF(LEN([.C3521])=3;2;IF(LEN([.C3521])=5;3;IF(LEN([.C3521])=6;4;IF(LEN([.C3521])=7;5;&quot;Fehler&quot;))))))" office:value-type="float" office:value="3" calcext:value-type="float">
            <text:p>3</text:p>
          </table:table-cell>
          <table:table-cell office:value-type="string" calcext:value-type="string">
            <text:p>XDO 3</text:p>
          </table:table-cell>
          <table:table-cell office:value-type="string" calcext:value-type="string">
            <text:p>HOCHSEEFISCHEREI <text:s/>KUESTENFISCHEREI</text:p>
          </table:table-cell>
          <table:table-cell table:number-columns-repeated="5"/>
        </table:table-row>
        <table:table-row table:style-name="ro1">
          <table:table-cell table:formula="of:=IF([.B3522]=([.B3521]+2);&quot;Fehler&quot;;&quot;&quot;)">
            <text:p/>
          </table:table-cell>
          <table:table-cell table:formula="of:=IF(LEN([.C3522])=1;0;IF(LEN([.C3522])=2;1;IF(LEN([.C3522])=3;2;IF(LEN([.C3522])=5;3;IF(LEN([.C3522])=6;4;IF(LEN([.C3522])=7;5;&quot;Fehler&quot;))))))" office:value-type="float" office:value="3" calcext:value-type="float">
            <text:p>3</text:p>
          </table:table-cell>
          <table:table-cell office:value-type="string" calcext:value-type="string">
            <text:p>XDO 5</text:p>
          </table:table-cell>
          <table:table-cell office:value-type="string" calcext:value-type="string">
            <text:p>ANGELSPORT <text:s/>SPORTFISCHEREI</text:p>
          </table:table-cell>
          <table:table-cell table:number-columns-repeated="5"/>
        </table:table-row>
        <table:table-row table:style-name="ro1">
          <table:table-cell table:formula="of:=IF([.B3523]=([.B3522]+2);&quot;Fehler&quot;;&quot;&quot;)">
            <text:p/>
          </table:table-cell>
          <table:table-cell table:formula="of:=IF(LEN([.C3523])=1;0;IF(LEN([.C3523])=2;1;IF(LEN([.C3523])=3;2;IF(LEN([.C3523])=5;3;IF(LEN([.C3523])=6;4;IF(LEN([.C3523])=7;5;&quot;Fehler&quot;))))))" office:value-type="float" office:value="3" calcext:value-type="float">
            <text:p>3</text:p>
          </table:table-cell>
          <table:table-cell office:value-type="string" calcext:value-type="string">
            <text:p>XDO 6</text:p>
          </table:table-cell>
          <table:table-cell office:value-type="string" calcext:value-type="string">
            <text:p>FANG UND JAGD VON MEERESSAEUGERN</text:p>
          </table:table-cell>
          <table:table-cell table:number-columns-repeated="5"/>
        </table:table-row>
        <table:table-row table:style-name="ro1">
          <table:table-cell table:formula="of:=IF([.B3524]=([.B3523]+2);&quot;Fehler&quot;;&quot;&quot;)">
            <text:p/>
          </table:table-cell>
          <table:table-cell table:formula="of:=IF(LEN([.C3524])=1;0;IF(LEN([.C3524])=2;1;IF(LEN([.C3524])=3;2;IF(LEN([.C3524])=5;3;IF(LEN([.C3524])=6;4;IF(LEN([.C3524])=7;5;&quot;Fehler&quot;))))))" office:value-type="float" office:value="1" calcext:value-type="float">
            <text:p>1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HAUSWIRTSCHAFT</text:p>
          </table:table-cell>
          <table:table-cell table:number-columns-repeated="5"/>
        </table:table-row>
        <table:table-row table:style-name="ro1">
          <table:table-cell table:formula="of:=IF([.B3525]=([.B3524]+2);&quot;Fehler&quot;;&quot;&quot;)">
            <text:p/>
          </table:table-cell>
          <table:table-cell table:formula="of:=IF(LEN([.C3525])=1;0;IF(LEN([.C3525])=2;1;IF(LEN([.C3525])=3;2;IF(LEN([.C3525])=5;3;IF(LEN([.C3525])=6;4;IF(LEN([.C3525])=7;5;&quot;Fehler&quot;))))))" office:value-type="float" office:value="2" calcext:value-type="float">
            <text:p>2</text:p>
          </table:table-cell>
          <table:table-cell office:value-type="string" calcext:value-type="string">
            <text:p>XEK</text:p>
          </table:table-cell>
          <table:table-cell office:value-type="string" calcext:value-type="string">
            <text:p>ALLGEMEINE, EINFUEHRENDE UND VERMISCHTE SCHRIFTEN</text:p>
          </table:table-cell>
          <table:table-cell table:number-columns-repeated="5"/>
        </table:table-row>
        <table:table-row table:style-name="ro1">
          <table:table-cell table:formula="of:=IF([.B3526]=([.B3525]+2);&quot;Fehler&quot;;&quot;&quot;)">
            <text:p/>
          </table:table-cell>
          <table:table-cell table:formula="of:=IF(LEN([.C3526])=1;0;IF(LEN([.C3526])=2;1;IF(LEN([.C3526])=3;2;IF(LEN([.C3526])=5;3;IF(LEN([.C3526])=6;4;IF(LEN([.C3526])=7;5;&quot;Fehler&quot;))))))" office:value-type="float" office:value="3" calcext:value-type="float">
            <text:p>3</text:p>
          </table:table-cell>
          <table:table-cell office:value-type="string" calcext:value-type="string">
            <text:p>XE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3527]=([.B3526]+2);&quot;Fehler&quot;;&quot;&quot;)">
            <text:p/>
          </table:table-cell>
          <table:table-cell table:formula="of:=IF(LEN([.C3527])=1;0;IF(LEN([.C3527])=2;1;IF(LEN([.C3527])=3;2;IF(LEN([.C3527])=5;3;IF(LEN([.C3527])=6;4;IF(LEN([.C3527])=7;5;&quot;Fehler&quot;))))))" office:value-type="float" office:value="2" calcext:value-type="float">
            <text:p>2</text:p>
          </table:table-cell>
          <table:table-cell office:value-type="string" calcext:value-type="string">
            <text:p>XEL</text:p>
          </table:table-cell>
          <table:table-cell office:value-type="string" calcext:value-type="string">
            <text:p>BETRIEBSLEHRE DES HAUSHALTS</text:p>
          </table:table-cell>
          <table:table-cell table:number-columns-repeated="5"/>
        </table:table-row>
        <table:table-row table:style-name="ro1">
          <table:table-cell table:formula="of:=IF([.B3528]=([.B3527]+2);&quot;Fehler&quot;;&quot;&quot;)">
            <text:p/>
          </table:table-cell>
          <table:table-cell table:formula="of:=IF(LEN([.C3528])=1;0;IF(LEN([.C3528])=2;1;IF(LEN([.C3528])=3;2;IF(LEN([.C3528])=5;3;IF(LEN([.C3528])=6;4;IF(LEN([.C3528])=7;5;&quot;Fehler&quot;))))))" office:value-type="float" office:value="2" calcext:value-type="float">
            <text:p>2</text:p>
          </table:table-cell>
          <table:table-cell office:value-type="string" calcext:value-type="string">
            <text:p>XEM</text:p>
          </table:table-cell>
          <table:table-cell office:value-type="string" calcext:value-type="string">
            <text:p>WOHNUNGSEINRICHTUNG <text:s/>WOHNUNGSPFLEGE <text:s/>HAUSHALTSGERAETE</text:p>
          </table:table-cell>
          <table:table-cell table:number-columns-repeated="5"/>
        </table:table-row>
        <table:table-row table:style-name="ro1">
          <table:table-cell table:formula="of:=IF([.B3529]=([.B3528]+2);&quot;Fehler&quot;;&quot;&quot;)">
            <text:p/>
          </table:table-cell>
          <table:table-cell table:formula="of:=IF(LEN([.C3529])=1;0;IF(LEN([.C3529])=2;1;IF(LEN([.C3529])=3;2;IF(LEN([.C3529])=5;3;IF(LEN([.C3529])=6;4;IF(LEN([.C3529])=7;5;&quot;Fehler&quot;))))))" office:value-type="float" office:value="3" calcext:value-type="float">
            <text:p>3</text:p>
          </table:table-cell>
          <table:table-cell office:value-type="string" calcext:value-type="string">
            <text:p>XEM 3</text:p>
          </table:table-cell>
          <table:table-cell office:value-type="string" calcext:value-type="string">
            <text:p>HAUSHALTSGERAETE</text:p>
          </table:table-cell>
          <table:table-cell table:number-columns-repeated="5"/>
        </table:table-row>
        <table:table-row table:style-name="ro1">
          <table:table-cell table:formula="of:=IF([.B3530]=([.B3529]+2);&quot;Fehler&quot;;&quot;&quot;)">
            <text:p/>
          </table:table-cell>
          <table:table-cell table:formula="of:=IF(LEN([.C3530])=1;0;IF(LEN([.C3530])=2;1;IF(LEN([.C3530])=3;2;IF(LEN([.C3530])=5;3;IF(LEN([.C3530])=6;4;IF(LEN([.C3530])=7;5;&quot;Fehler&quot;))))))" office:value-type="float" office:value="2" calcext:value-type="float">
            <text:p>2</text:p>
          </table:table-cell>
          <table:table-cell office:value-type="string" calcext:value-type="string">
            <text:p>XEN</text:p>
          </table:table-cell>
          <table:table-cell office:value-type="string" calcext:value-type="string">
            <text:p>NAEHEN <text:s/>HANDARBEITEN</text:p>
          </table:table-cell>
          <table:table-cell table:number-columns-repeated="5"/>
        </table:table-row>
        <table:table-row table:style-name="ro1">
          <table:table-cell table:formula="of:=IF([.B3531]=([.B3530]+2);&quot;Fehler&quot;;&quot;&quot;)">
            <text:p/>
          </table:table-cell>
          <table:table-cell table:formula="of:=IF(LEN([.C3531])=1;0;IF(LEN([.C3531])=2;1;IF(LEN([.C3531])=3;2;IF(LEN([.C3531])=5;3;IF(LEN([.C3531])=6;4;IF(LEN([.C3531])=7;5;&quot;Fehler&quot;))))))" office:value-type="float" office:value="3" calcext:value-type="float">
            <text:p>3</text:p>
          </table:table-cell>
          <table:table-cell office:value-type="string" calcext:value-type="string">
            <text:p>XEN 1</text:p>
          </table:table-cell>
          <table:table-cell office:value-type="string" calcext:value-type="string">
            <text:p>NAEHEN <text:s/>SCHNEIDERN</text:p>
          </table:table-cell>
          <table:table-cell table:number-columns-repeated="5"/>
        </table:table-row>
        <table:table-row table:style-name="ro1">
          <table:table-cell table:formula="of:=IF([.B3532]=([.B3531]+2);&quot;Fehler&quot;;&quot;&quot;)">
            <text:p/>
          </table:table-cell>
          <table:table-cell table:formula="of:=IF(LEN([.C3532])=1;0;IF(LEN([.C3532])=2;1;IF(LEN([.C3532])=3;2;IF(LEN([.C3532])=5;3;IF(LEN([.C3532])=6;4;IF(LEN([.C3532])=7;5;&quot;Fehler&quot;))))))" office:value-type="float" office:value="3" calcext:value-type="float">
            <text:p>3</text:p>
          </table:table-cell>
          <table:table-cell office:value-type="string" calcext:value-type="string">
            <text:p>XEN 3</text:p>
          </table:table-cell>
          <table:table-cell office:value-type="string" calcext:value-type="string">
            <text:p>HANDARBEITEN</text:p>
          </table:table-cell>
          <table:table-cell table:number-columns-repeated="5"/>
        </table:table-row>
        <table:table-row table:style-name="ro1">
          <table:table-cell table:formula="of:=IF([.B3533]=([.B3532]+2);&quot;Fehler&quot;;&quot;&quot;)">
            <text:p/>
          </table:table-cell>
          <table:table-cell table:formula="of:=IF(LEN([.C3533])=1;0;IF(LEN([.C3533])=2;1;IF(LEN([.C3533])=3;2;IF(LEN([.C3533])=5;3;IF(LEN([.C3533])=6;4;IF(LEN([.C3533])=7;5;&quot;Fehler&quot;))))))" office:value-type="float" office:value="4" calcext:value-type="float">
            <text:p>4</text:p>
          </table:table-cell>
          <table:table-cell office:value-type="string" calcext:value-type="string">
            <text:p>XEN 30</text:p>
          </table:table-cell>
          <table:table-cell office:value-type="string" calcext:value-type="string">
            <text:p>STRICKEN</text:p>
          </table:table-cell>
          <table:table-cell table:number-columns-repeated="5"/>
        </table:table-row>
        <table:table-row table:style-name="ro1">
          <table:table-cell table:formula="of:=IF([.B3534]=([.B3533]+2);&quot;Fehler&quot;;&quot;&quot;)">
            <text:p/>
          </table:table-cell>
          <table:table-cell table:formula="of:=IF(LEN([.C3534])=1;0;IF(LEN([.C3534])=2;1;IF(LEN([.C3534])=3;2;IF(LEN([.C3534])=5;3;IF(LEN([.C3534])=6;4;IF(LEN([.C3534])=7;5;&quot;Fehler&quot;))))))" office:value-type="float" office:value="4" calcext:value-type="float">
            <text:p>4</text:p>
          </table:table-cell>
          <table:table-cell office:value-type="string" calcext:value-type="string">
            <text:p>XEN 31</text:p>
          </table:table-cell>
          <table:table-cell office:value-type="string" calcext:value-type="string">
            <text:p>STICKEN</text:p>
          </table:table-cell>
          <table:table-cell table:number-columns-repeated="5"/>
        </table:table-row>
        <table:table-row table:style-name="ro1">
          <table:table-cell table:formula="of:=IF([.B3535]=([.B3534]+2);&quot;Fehler&quot;;&quot;&quot;)">
            <text:p/>
          </table:table-cell>
          <table:table-cell table:formula="of:=IF(LEN([.C3535])=1;0;IF(LEN([.C3535])=2;1;IF(LEN([.C3535])=3;2;IF(LEN([.C3535])=5;3;IF(LEN([.C3535])=6;4;IF(LEN([.C3535])=7;5;&quot;Fehler&quot;))))))" office:value-type="float" office:value="4" calcext:value-type="float">
            <text:p>4</text:p>
          </table:table-cell>
          <table:table-cell office:value-type="string" calcext:value-type="string">
            <text:p>XEN 32</text:p>
          </table:table-cell>
          <table:table-cell office:value-type="string" calcext:value-type="string">
            <text:p>HAEKELN</text:p>
          </table:table-cell>
          <table:table-cell table:number-columns-repeated="5"/>
        </table:table-row>
        <table:table-row table:style-name="ro1">
          <table:table-cell table:formula="of:=IF([.B3536]=([.B3535]+2);&quot;Fehler&quot;;&quot;&quot;)">
            <text:p/>
          </table:table-cell>
          <table:table-cell table:formula="of:=IF(LEN([.C3536])=1;0;IF(LEN([.C3536])=2;1;IF(LEN([.C3536])=3;2;IF(LEN([.C3536])=5;3;IF(LEN([.C3536])=6;4;IF(LEN([.C3536])=7;5;&quot;Fehler&quot;))))))" office:value-type="float" office:value="4" calcext:value-type="float">
            <text:p>4</text:p>
          </table:table-cell>
          <table:table-cell office:value-type="string" calcext:value-type="string">
            <text:p>XEN 33</text:p>
          </table:table-cell>
          <table:table-cell office:value-type="string" calcext:value-type="string">
            <text:p>SONSTIGE HANDARBEITSTECHNIKEN</text:p>
          </table:table-cell>
          <table:table-cell table:number-columns-repeated="5"/>
        </table:table-row>
        <table:table-row table:style-name="ro1">
          <table:table-cell table:formula="of:=IF([.B3537]=([.B3536]+2);&quot;Fehler&quot;;&quot;&quot;)">
            <text:p/>
          </table:table-cell>
          <table:table-cell table:formula="of:=IF(LEN([.C3537])=1;0;IF(LEN([.C3537])=2;1;IF(LEN([.C3537])=3;2;IF(LEN([.C3537])=5;3;IF(LEN([.C3537])=6;4;IF(LEN([.C3537])=7;5;&quot;Fehler&quot;))))))" office:value-type="float" office:value="2" calcext:value-type="float">
            <text:p>2</text:p>
          </table:table-cell>
          <table:table-cell office:value-type="string" calcext:value-type="string">
            <text:p>XEO</text:p>
          </table:table-cell>
          <table:table-cell office:value-type="string" calcext:value-type="string">
            <text:p>HAEUSLICHES KOCHEN, BACKEN UND KONSERVIEREN : GESAMTDARSTELLUNGEN</text:p>
          </table:table-cell>
          <table:table-cell table:number-columns-repeated="5"/>
        </table:table-row>
        <table:table-row table:style-name="ro1">
          <table:table-cell table:formula="of:=IF([.B3538]=([.B3537]+2);&quot;Fehler&quot;;&quot;&quot;)">
            <text:p/>
          </table:table-cell>
          <table:table-cell table:formula="of:=IF(LEN([.C3538])=1;0;IF(LEN([.C3538])=2;1;IF(LEN([.C3538])=3;2;IF(LEN([.C3538])=5;3;IF(LEN([.C3538])=6;4;IF(LEN([.C3538])=7;5;&quot;Fehler&quot;))))))" office:value-type="float" office:value="3" calcext:value-type="float">
            <text:p>3</text:p>
          </table:table-cell>
          <table:table-cell office:value-type="string" calcext:value-type="string">
            <text:p>XEO 2</text:p>
          </table:table-cell>
          <table:table-cell office:value-type="string" calcext:value-type="string">
            <text:p>KOCHEN <text:s/>BACKEN : ALLGEMEINES, VERMISCHTES</text:p>
          </table:table-cell>
          <table:table-cell table:number-columns-repeated="5"/>
        </table:table-row>
        <table:table-row table:style-name="ro1">
          <table:table-cell table:formula="of:=IF([.B3539]=([.B3538]+2);&quot;Fehler&quot;;&quot;&quot;)">
            <text:p/>
          </table:table-cell>
          <table:table-cell table:formula="of:=IF(LEN([.C3539])=1;0;IF(LEN([.C3539])=2;1;IF(LEN([.C3539])=3;2;IF(LEN([.C3539])=5;3;IF(LEN([.C3539])=6;4;IF(LEN([.C3539])=7;5;&quot;Fehler&quot;))))))" office:value-type="float" office:value="4" calcext:value-type="float">
            <text:p>4</text:p>
          </table:table-cell>
          <table:table-cell office:value-type="string" calcext:value-type="string">
            <text:p>XEO 21</text:p>
          </table:table-cell>
          <table:table-cell office:value-type="string" calcext:value-type="string">
            <text:p>REGIONALE KUECHE : ALLGEMEINES,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3540]=([.B3539]+2);&quot;Fehler&quot;;&quot;&quot;)">
            <text:p/>
          </table:table-cell>
          <table:table-cell table:formula="of:=IF(LEN([.C3540])=1;0;IF(LEN([.C3540])=2;1;IF(LEN([.C3540])=3;2;IF(LEN([.C3540])=5;3;IF(LEN([.C3540])=6;4;IF(LEN([.C3540])=7;5;&quot;Fehler&quot;))))))" office:value-type="float" office:value="5" calcext:value-type="float">
            <text:p>5</text:p>
          </table:table-cell>
          <table:table-cell office:value-type="string" calcext:value-type="string">
            <text:p>XEO 213</text:p>
          </table:table-cell>
          <table:table-cell office:value-type="string" calcext:value-type="string">
            <text:p>DEUTSCHE KUECHE</text:p>
          </table:table-cell>
          <table:table-cell table:number-columns-repeated="5"/>
        </table:table-row>
        <table:table-row table:style-name="ro1">
          <table:table-cell table:formula="of:=IF([.B3541]=([.B3540]+2);&quot;Fehler&quot;;&quot;&quot;)">
            <text:p/>
          </table:table-cell>
          <table:table-cell table:formula="of:=IF(LEN([.C3541])=1;0;IF(LEN([.C3541])=2;1;IF(LEN([.C3541])=3;2;IF(LEN([.C3541])=5;3;IF(LEN([.C3541])=6;4;IF(LEN([.C3541])=7;5;&quot;Fehler&quot;))))))" office:value-type="float" office:value="5" calcext:value-type="float">
            <text:p>5</text:p>
          </table:table-cell>
          <table:table-cell office:value-type="string" calcext:value-type="string">
            <text:p>XEO 215</text:p>
          </table:table-cell>
          <table:table-cell office:value-type="string" calcext:value-type="string">
            <text:p>EUROPAEISCHE KUECHE</text:p>
          </table:table-cell>
          <table:table-cell table:number-columns-repeated="5"/>
        </table:table-row>
        <table:table-row table:style-name="ro1">
          <table:table-cell table:formula="of:=IF([.B3542]=([.B3541]+2);&quot;Fehler&quot;;&quot;&quot;)">
            <text:p/>
          </table:table-cell>
          <table:table-cell table:formula="of:=IF(LEN([.C3542])=1;0;IF(LEN([.C3542])=2;1;IF(LEN([.C3542])=3;2;IF(LEN([.C3542])=5;3;IF(LEN([.C3542])=6;4;IF(LEN([.C3542])=7;5;&quot;Fehler&quot;))))))" office:value-type="float" office:value="5" calcext:value-type="float">
            <text:p>5</text:p>
          </table:table-cell>
          <table:table-cell office:value-type="string" calcext:value-type="string">
            <text:p>XEO 217</text:p>
          </table:table-cell>
          <table:table-cell office:value-type="string" calcext:value-type="string">
            <text:p>AUSSEREUROPAEISCHE KUECHE</text:p>
          </table:table-cell>
          <table:table-cell table:number-columns-repeated="5"/>
        </table:table-row>
        <table:table-row table:style-name="ro1">
          <table:table-cell table:formula="of:=IF([.B3543]=([.B3542]+2);&quot;Fehler&quot;;&quot;&quot;)">
            <text:p/>
          </table:table-cell>
          <table:table-cell table:formula="of:=IF(LEN([.C3543])=1;0;IF(LEN([.C3543])=2;1;IF(LEN([.C3543])=3;2;IF(LEN([.C3543])=5;3;IF(LEN([.C3543])=6;4;IF(LEN([.C3543])=7;5;&quot;Fehler&quot;))))))" office:value-type="float" office:value="4" calcext:value-type="float">
            <text:p>4</text:p>
          </table:table-cell>
          <table:table-cell office:value-type="string" calcext:value-type="string">
            <text:p>XEO 22</text:p>
          </table:table-cell>
          <table:table-cell office:value-type="string" calcext:value-type="string">
            <text:p>VOLLWERTKUECHE <text:s/>VEGETARISCHE KUECHE</text:p>
          </table:table-cell>
          <table:table-cell table:number-columns-repeated="5"/>
        </table:table-row>
        <table:table-row table:style-name="ro1">
          <table:table-cell table:formula="of:=IF([.B3544]=([.B3543]+2);&quot;Fehler&quot;;&quot;&quot;)">
            <text:p/>
          </table:table-cell>
          <table:table-cell table:formula="of:=IF(LEN([.C3544])=1;0;IF(LEN([.C3544])=2;1;IF(LEN([.C3544])=3;2;IF(LEN([.C3544])=5;3;IF(LEN([.C3544])=6;4;IF(LEN([.C3544])=7;5;&quot;Fehler&quot;))))))" office:value-type="float" office:value="4" calcext:value-type="float">
            <text:p>4</text:p>
          </table:table-cell>
          <table:table-cell office:value-type="string" calcext:value-type="string">
            <text:p>XEO 23</text:p>
          </table:table-cell>
          <table:table-cell office:value-type="string" calcext:value-type="string">
            <text:p>SPEZIELLE ZUBEREITUNGSARTEN UND GERAETE</text:p>
          </table:table-cell>
          <table:table-cell table:number-columns-repeated="5"/>
        </table:table-row>
        <table:table-row table:style-name="ro1">
          <table:table-cell table:formula="of:=IF([.B3545]=([.B3544]+2);&quot;Fehler&quot;;&quot;&quot;)">
            <text:p/>
          </table:table-cell>
          <table:table-cell table:formula="of:=IF(LEN([.C3545])=1;0;IF(LEN([.C3545])=2;1;IF(LEN([.C3545])=3;2;IF(LEN([.C3545])=5;3;IF(LEN([.C3545])=6;4;IF(LEN([.C3545])=7;5;&quot;Fehler&quot;))))))" office:value-type="float" office:value="4" calcext:value-type="float">
            <text:p>4</text:p>
          </table:table-cell>
          <table:table-cell office:value-type="string" calcext:value-type="string">
            <text:p>XEO 24</text:p>
          </table:table-cell>
          <table:table-cell office:value-type="string" calcext:value-type="string">
            <text:p>KOCHEN UND BACKEN FUER EINZELNE ANLAESSE <text:s/>JAHRESZEITLICHES KOCHEN UND BACKEN</text:p>
          </table:table-cell>
          <table:table-cell table:number-columns-repeated="5"/>
        </table:table-row>
        <table:table-row table:style-name="ro1">
          <table:table-cell table:formula="of:=IF([.B3546]=([.B3545]+2);&quot;Fehler&quot;;&quot;&quot;)">
            <text:p/>
          </table:table-cell>
          <table:table-cell table:formula="of:=IF(LEN([.C3546])=1;0;IF(LEN([.C3546])=2;1;IF(LEN([.C3546])=3;2;IF(LEN([.C3546])=5;3;IF(LEN([.C3546])=6;4;IF(LEN([.C3546])=7;5;&quot;Fehler&quot;))))))" office:value-type="float" office:value="4" calcext:value-type="float">
            <text:p>4</text:p>
          </table:table-cell>
          <table:table-cell office:value-type="string" calcext:value-type="string">
            <text:p>XEO 25</text:p>
          </table:table-cell>
          <table:table-cell office:value-type="string" calcext:value-type="string">
            <text:p>BACKEN</text:p>
          </table:table-cell>
          <table:table-cell table:number-columns-repeated="5"/>
        </table:table-row>
        <table:table-row table:style-name="ro1">
          <table:table-cell table:formula="of:=IF([.B3547]=([.B3546]+2);&quot;Fehler&quot;;&quot;&quot;)">
            <text:p/>
          </table:table-cell>
          <table:table-cell table:formula="of:=IF(LEN([.C3547])=1;0;IF(LEN([.C3547])=2;1;IF(LEN([.C3547])=3;2;IF(LEN([.C3547])=5;3;IF(LEN([.C3547])=6;4;IF(LEN([.C3547])=7;5;&quot;Fehler&quot;))))))" office:value-type="float" office:value="4" calcext:value-type="float">
            <text:p>4</text:p>
          </table:table-cell>
          <table:table-cell office:value-type="string" calcext:value-type="string">
            <text:p>XEO 27</text:p>
          </table:table-cell>
          <table:table-cell office:value-type="string" calcext:value-type="string">
            <text:p>ZUBEREITUNG EINZELNER SPEISEN UND LEBENSMITTEL</text:p>
          </table:table-cell>
          <table:table-cell table:number-columns-repeated="5"/>
        </table:table-row>
        <table:table-row table:style-name="ro1">
          <table:table-cell table:formula="of:=IF([.B3548]=([.B3547]+2);&quot;Fehler&quot;;&quot;&quot;)">
            <text:p/>
          </table:table-cell>
          <table:table-cell table:formula="of:=IF(LEN([.C3548])=1;0;IF(LEN([.C3548])=2;1;IF(LEN([.C3548])=3;2;IF(LEN([.C3548])=5;3;IF(LEN([.C3548])=6;4;IF(LEN([.C3548])=7;5;&quot;Fehler&quot;))))))" office:value-type="float" office:value="3" calcext:value-type="float">
            <text:p>3</text:p>
          </table:table-cell>
          <table:table-cell office:value-type="string" calcext:value-type="string">
            <text:p>XEO 3</text:p>
          </table:table-cell>
          <table:table-cell office:value-type="string" calcext:value-type="string">
            <text:p>KONSERVIEREN VON LEBENSMITTELN FUER DEN HAUSHALT</text:p>
          </table:table-cell>
          <table:table-cell table:number-columns-repeated="5"/>
        </table:table-row>
        <table:table-row table:style-name="ro1">
          <table:table-cell table:formula="of:=IF([.B3549]=([.B3548]+2);&quot;Fehler&quot;;&quot;&quot;)">
            <text:p/>
          </table:table-cell>
          <table:table-cell table:formula="of:=IF(LEN([.C3549])=1;0;IF(LEN([.C3549])=2;1;IF(LEN([.C3549])=3;2;IF(LEN([.C3549])=5;3;IF(LEN([.C3549])=6;4;IF(LEN([.C3549])=7;5;&quot;Fehler&quot;))))))" office:value-type="float" office:value="1" calcext:value-type="float">
            <text:p>1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[.B3550]=([.B3549]+2);&quot;Fehler&quot;;&quot;&quot;)">
            <text:p/>
          </table:table-cell>
          <table:table-cell table:formula="of:=IF(LEN([.C3550])=1;0;IF(LEN([.C3550])=2;1;IF(LEN([.C3550])=3;2;IF(LEN([.C3550])=5;3;IF(LEN([.C3550])=6;4;IF(LEN([.C3550])=7;5;&quot;Fehler&quot;))))))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ORT <text:s/>SPIELE BASTELN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3552]=([.B3550]+2);&quot;Fehler&quot;;&quot;&quot;)" office:value-type="string" office:string-value="Fehler" calcext:value-type="string">
            <text:p>Fehler</text:p>
          </table:table-cell>
          <table:table-cell table:formula="of:=IF(LEN([.C3552])=1;0;IF(LEN([.C3552])=2;1;IF(LEN([.C3552])=3;2;IF(LEN([.C3552])=5;3;IF(LEN([.C3552])=6;4;IF(LEN([.C3552])=7;5;&quot;Fehler&quot;))))))" office:value-type="float" office:value="2" calcext:value-type="float">
            <text:p>2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EINFUEHRENDE UND VERMISCHTE SCHRIFTEN</text:p>
          </table:table-cell>
          <table:table-cell table:number-columns-repeated="5"/>
        </table:table-row>
        <table:table-row table:style-name="ro1">
          <table:table-cell table:formula="of:=IF([.B3553]=([.B3552]+2);&quot;Fehler&quot;;&quot;&quot;)">
            <text:p/>
          </table:table-cell>
          <table:table-cell table:formula="of:=IF(LEN([.C3553])=1;0;IF(LEN([.C3553])=2;1;IF(LEN([.C3553])=3;2;IF(LEN([.C3553])=5;3;IF(LEN([.C3553])=6;4;IF(LEN([.C3553])=7;5;&quot;Fehler&quot;))))))" office:value-type="float" office:value="2" calcext:value-type="float">
            <text:p>2</text:p>
          </table:table-cell>
          <table:table-cell office:value-type="string" calcext:value-type="string">
            <text:p>YAL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3554]=([.B3553]+2);&quot;Fehler&quot;;&quot;&quot;)">
            <text:p/>
          </table:table-cell>
          <table:table-cell table:formula="of:=IF(LEN([.C3554])=1;0;IF(LEN([.C3554])=2;1;IF(LEN([.C3554])=3;2;IF(LEN([.C3554])=5;3;IF(LEN([.C3554])=6;4;IF(LEN([.C3554])=7;5;&quot;Fehler&quot;))))))" office:value-type="float" office:value="2" calcext:value-type="float">
            <text:p>2</text:p>
          </table:table-cell>
          <table:table-cell office:value-type="string" calcext:value-type="string">
            <text:p>YAM</text:p>
          </table:table-cell>
          <table:table-cell office:value-type="string" calcext:value-type="string">
            <text:p>THEORIE DES SPIELENS</text:p>
          </table:table-cell>
          <table:table-cell table:number-columns-repeated="5"/>
        </table:table-row>
        <table:table-row table:style-name="ro1">
          <table:table-cell table:formula="of:=IF([.B3555]=([.B3554]+2);&quot;Fehler&quot;;&quot;&quot;)">
            <text:p/>
          </table:table-cell>
          <table:table-cell table:formula="of:=IF(LEN([.C3555])=1;0;IF(LEN([.C3555])=2;1;IF(LEN([.C3555])=3;2;IF(LEN([.C3555])=5;3;IF(LEN([.C3555])=6;4;IF(LEN([.C3555])=7;5;&quot;Fehler&quot;))))))" office:value-type="float" office:value="1" calcext:value-type="float">
            <text:p>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SPORT</text:p>
          </table:table-cell>
          <table:table-cell table:number-columns-repeated="5"/>
        </table:table-row>
        <table:table-row table:style-name="ro1">
          <table:table-cell table:formula="of:=IF([.B3556]=([.B3555]+2);&quot;Fehler&quot;;&quot;&quot;)">
            <text:p/>
          </table:table-cell>
          <table:table-cell table:formula="of:=IF(LEN([.C3556])=1;0;IF(LEN([.C3556])=2;1;IF(LEN([.C3556])=3;2;IF(LEN([.C3556])=5;3;IF(LEN([.C3556])=6;4;IF(LEN([.C3556])=7;5;&quot;Fehler&quot;))))))" office:value-type="float" office:value="2" calcext:value-type="float">
            <text:p>2</text:p>
          </table:table-cell>
          <table:table-cell office:value-type="string" calcext:value-type="string">
            <text:p>YBK</text:p>
          </table:table-cell>
          <table:table-cell office:value-type="string" calcext:value-type="string">
            <text:p>ALLGEMEINE, EINFUEHRENDE UND VERMISCHTE SCHRIFTEN</text:p>
          </table:table-cell>
          <table:table-cell table:number-columns-repeated="5"/>
        </table:table-row>
        <table:table-row table:style-name="ro1">
          <table:table-cell table:formula="of:=IF([.B3557]=([.B3556]+2);&quot;Fehler&quot;;&quot;&quot;)">
            <text:p/>
          </table:table-cell>
          <table:table-cell table:formula="of:=IF(LEN([.C3557])=1;0;IF(LEN([.C3557])=2;1;IF(LEN([.C3557])=3;2;IF(LEN([.C3557])=5;3;IF(LEN([.C3557])=6;4;IF(LEN([.C3557])=7;5;&quot;Fehler&quot;))))))" office:value-type="float" office:value="3" calcext:value-type="float">
            <text:p>3</text:p>
          </table:table-cell>
          <table:table-cell office:value-type="string" calcext:value-type="string">
            <text:p>YBK 1</text:p>
          </table:table-cell>
          <table:table-cell office:value-type="string" calcext:value-type="string">
            <text:p>SPORTWISSENSCHAFT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[.B3558]=([.B3557]+2);&quot;Fehler&quot;;&quot;&quot;)">
            <text:p/>
          </table:table-cell>
          <table:table-cell table:formula="of:=IF(LEN([.C3558])=1;0;IF(LEN([.C3558])=2;1;IF(LEN([.C3558])=3;2;IF(LEN([.C3558])=5;3;IF(LEN([.C3558])=6;4;IF(LEN([.C3558])=7;5;&quot;Fehler&quot;))))))" office:value-type="float" office:value="3" calcext:value-type="float">
            <text:p>3</text:p>
          </table:table-cell>
          <table:table-cell office:value-type="string" calcext:value-type="string">
            <text:p>YB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[.B3559]=([.B3558]+2);&quot;Fehler&quot;;&quot;&quot;)">
            <text:p/>
          </table:table-cell>
          <table:table-cell table:formula="of:=IF(LEN([.C3559])=1;0;IF(LEN([.C3559])=2;1;IF(LEN([.C3559])=3;2;IF(LEN([.C3559])=5;3;IF(LEN([.C3559])=6;4;IF(LEN([.C3559])=7;5;&quot;Fehler&quot;))))))" office:value-type="float" office:value="3" calcext:value-type="float">
            <text:p>3</text:p>
          </table:table-cell>
          <table:table-cell office:value-type="string" calcext:value-type="string">
            <text:p>YBK 3</text:p>
          </table:table-cell>
          <table:table-cell office:value-type="string" calcext:value-type="string">
            <text:p>ALLGEMEINE TRAININGSLEHRE FITNESSTRAINING KONDITIONSTRAINING</text:p>
          </table:table-cell>
          <table:table-cell table:number-columns-repeated="5"/>
        </table:table-row>
        <table:table-row table:style-name="ro1">
          <table:table-cell table:formula="of:=IF([.B3560]=([.B3559]+2);&quot;Fehler&quot;;&quot;&quot;)">
            <text:p/>
          </table:table-cell>
          <table:table-cell table:formula="of:=IF(LEN([.C3560])=1;0;IF(LEN([.C3560])=2;1;IF(LEN([.C3560])=3;2;IF(LEN([.C3560])=5;3;IF(LEN([.C3560])=6;4;IF(LEN([.C3560])=7;5;&quot;Fehler&quot;))))))" office:value-type="float" office:value="3" calcext:value-type="float">
            <text:p>3</text:p>
          </table:table-cell>
          <table:table-cell office:value-type="string" calcext:value-type="string">
            <text:p>YBK 4</text:p>
          </table:table-cell>
          <table:table-cell office:value-type="string" calcext:value-type="string">
            <text:p>SPORTMEDIZIN SPORTPHYSIOLOGIE SPORTPSYCHOLOGIE</text:p>
          </table:table-cell>
          <table:table-cell table:number-columns-repeated="5"/>
        </table:table-row>
        <table:table-row table:style-name="ro1">
          <table:table-cell table:formula="of:=IF([.B3561]=([.B3560]+2);&quot;Fehler&quot;;&quot;&quot;)">
            <text:p/>
          </table:table-cell>
          <table:table-cell table:formula="of:=IF(LEN([.C3561])=1;0;IF(LEN([.C3561])=2;1;IF(LEN([.C3561])=3;2;IF(LEN([.C3561])=5;3;IF(LEN([.C3561])=6;4;IF(LEN([.C3561])=7;5;&quot;Fehler&quot;))))))" office:value-type="float" office:value="3" calcext:value-type="float">
            <text:p>3</text:p>
          </table:table-cell>
          <table:table-cell office:value-type="string" calcext:value-type="string">
            <text:p>YBK 5</text:p>
          </table:table-cell>
          <table:table-cell office:value-type="string" calcext:value-type="string">
            <text:p>SPORTGERAETE SPORTAUSRUESTUNG SPORTANLAGEN</text:p>
          </table:table-cell>
          <table:table-cell table:number-columns-repeated="5"/>
        </table:table-row>
        <table:table-row table:style-name="ro1">
          <table:table-cell table:formula="of:=IF([.B3562]=([.B3561]+2);&quot;Fehler&quot;;&quot;&quot;)">
            <text:p/>
          </table:table-cell>
          <table:table-cell table:formula="of:=IF(LEN([.C3562])=1;0;IF(LEN([.C3562])=2;1;IF(LEN([.C3562])=3;2;IF(LEN([.C3562])=5;3;IF(LEN([.C3562])=6;4;IF(LEN([.C3562])=7;5;&quot;Fehler&quot;))))))" office:value-type="float" office:value="3" calcext:value-type="float">
            <text:p>3</text:p>
          </table:table-cell>
          <table:table-cell office:value-type="string" calcext:value-type="string">
            <text:p>YBK 6</text:p>
          </table:table-cell>
          <table:table-cell office:value-type="string" calcext:value-type="string">
            <text:p>SPORTSOZIOLOGIE SPORTPOLITIK</text:p>
          </table:table-cell>
          <table:table-cell table:number-columns-repeated="5"/>
        </table:table-row>
        <table:table-row table:style-name="ro1">
          <table:table-cell table:formula="of:=IF([.B3563]=([.B3562]+2);&quot;Fehler&quot;;&quot;&quot;)">
            <text:p/>
          </table:table-cell>
          <table:table-cell table:formula="of:=IF(LEN([.C3563])=1;0;IF(LEN([.C3563])=2;1;IF(LEN([.C3563])=3;2;IF(LEN([.C3563])=5;3;IF(LEN([.C3563])=6;4;IF(LEN([.C3563])=7;5;&quot;Fehler&quot;))))))" office:value-type="float" office:value="3" calcext:value-type="float">
            <text:p>3</text:p>
          </table:table-cell>
          <table:table-cell office:value-type="string" calcext:value-type="string">
            <text:p>YBK 7</text:p>
          </table:table-cell>
          <table:table-cell office:value-type="string" calcext:value-type="string">
            <text:p>SPORTGESCHICHTE <text:s/>OLYMPISCHE SPIELE SPORT IN EINZELNEN LAENDERN (GESAMTDARSTELLUNGEN)</text:p>
          </table:table-cell>
          <table:table-cell table:number-columns-repeated="5"/>
        </table:table-row>
        <table:table-row table:style-name="ro1">
          <table:table-cell table:formula="of:=IF([.B3564]=([.B3563]+2);&quot;Fehler&quot;;&quot;&quot;)">
            <text:p/>
          </table:table-cell>
          <table:table-cell table:formula="of:=IF(LEN([.C3564])=1;0;IF(LEN([.C3564])=2;1;IF(LEN([.C3564])=3;2;IF(LEN([.C3564])=5;3;IF(LEN([.C3564])=6;4;IF(LEN([.C3564])=7;5;&quot;Fehler&quot;))))))" office:value-type="float" office:value="4" calcext:value-type="float">
            <text:p>4</text:p>
          </table:table-cell>
          <table:table-cell office:value-type="string" calcext:value-type="string">
            <text:p>YBK 73</text:p>
          </table:table-cell>
          <table:table-cell office:value-type="string" calcext:value-type="string">
            <text:p>OLYMPISCHE SPIELE</text:p>
          </table:table-cell>
          <table:table-cell table:number-columns-repeated="5"/>
        </table:table-row>
        <table:table-row table:style-name="ro1">
          <table:table-cell table:formula="of:=IF([.B3565]=([.B3564]+2);&quot;Fehler&quot;;&quot;&quot;)">
            <text:p/>
          </table:table-cell>
          <table:table-cell table:formula="of:=IF(LEN([.C3565])=1;0;IF(LEN([.C3565])=2;1;IF(LEN([.C3565])=3;2;IF(LEN([.C3565])=5;3;IF(LEN([.C3565])=6;4;IF(LEN([.C3565])=7;5;&quot;Fehler&quot;))))))" office:value-type="float" office:value="3" calcext:value-type="float">
            <text:p>3</text:p>
          </table:table-cell>
          <table:table-cell office:value-type="string" calcext:value-type="string">
            <text:p>YBK 9</text:p>
          </table:table-cell>
          <table:table-cell office:value-type="string" calcext:value-type="string">
            <text:p>ALTERSSPORT <text:s/>BEHINDERTENSPORT <text:s/>AUCH SPEZIELLE SPORTARTEN</text:p>
          </table:table-cell>
          <table:table-cell table:number-columns-repeated="5"/>
        </table:table-row>
        <table:table-row table:style-name="ro1">
          <table:table-cell table:formula="of:=IF([.B3566]=([.B3565]+2);&quot;Fehler&quot;;&quot;&quot;)">
            <text:p/>
          </table:table-cell>
          <table:table-cell table:formula="of:=IF(LEN([.C3566])=1;0;IF(LEN([.C3566])=2;1;IF(LEN([.C3566])=3;2;IF(LEN([.C3566])=5;3;IF(LEN([.C3566])=6;4;IF(LEN([.C3566])=7;5;&quot;Fehler&quot;))))))" office:value-type="float" office:value="2" calcext:value-type="float">
            <text:p>2</text:p>
          </table:table-cell>
          <table:table-cell office:value-type="string" calcext:value-type="string">
            <text:p>YBL</text:p>
          </table:table-cell>
          <table:table-cell office:value-type="string" calcext:value-type="string">
            <text:p>TURNEN <text:s/>GYMNASTIK <text:s/>RHYTHMISCHE GYMNASTIK</text:p>
          </table:table-cell>
          <table:table-cell table:number-columns-repeated="5"/>
        </table:table-row>
        <table:table-row table:style-name="ro1">
          <table:table-cell table:formula="of:=IF([.B3567]=([.B3566]+2);&quot;Fehler&quot;;&quot;&quot;)">
            <text:p/>
          </table:table-cell>
          <table:table-cell table:formula="of:=IF(LEN([.C3567])=1;0;IF(LEN([.C3567])=2;1;IF(LEN([.C3567])=3;2;IF(LEN([.C3567])=5;3;IF(LEN([.C3567])=6;4;IF(LEN([.C3567])=7;5;&quot;Fehler&quot;))))))" office:value-type="float" office:value="2" calcext:value-type="float">
            <text:p>2</text:p>
          </table:table-cell>
          <table:table-cell office:value-type="string" calcext:value-type="string">
            <text:p>YBM</text:p>
          </table:table-cell>
          <table:table-cell office:value-type="string" calcext:value-type="string">
            <text:p>LEICHTATHLETIK</text:p>
          </table:table-cell>
          <table:table-cell table:number-columns-repeated="5"/>
        </table:table-row>
        <table:table-row table:style-name="ro1">
          <table:table-cell table:formula="of:=IF([.B3568]=([.B3567]+2);&quot;Fehler&quot;;&quot;&quot;)">
            <text:p/>
          </table:table-cell>
          <table:table-cell table:formula="of:=IF(LEN([.C3568])=1;0;IF(LEN([.C3568])=2;1;IF(LEN([.C3568])=3;2;IF(LEN([.C3568])=5;3;IF(LEN([.C3568])=6;4;IF(LEN([.C3568])=7;5;&quot;Fehler&quot;))))))" office:value-type="float" office:value="2" calcext:value-type="float">
            <text:p>2</text:p>
          </table:table-cell>
          <table:table-cell office:value-type="string" calcext:value-type="string">
            <text:p>YBN</text:p>
          </table:table-cell>
          <table:table-cell office:value-type="string" calcext:value-type="string">
            <text:p>BEWEGUNGSSPIELE <text:s/>BALLSPIELE</text:p>
          </table:table-cell>
          <table:table-cell table:number-columns-repeated="5"/>
        </table:table-row>
        <table:table-row table:style-name="ro1">
          <table:table-cell table:formula="of:=IF([.B3569]=([.B3568]+2);&quot;Fehler&quot;;&quot;&quot;)">
            <text:p/>
          </table:table-cell>
          <table:table-cell table:formula="of:=IF(LEN([.C3569])=1;0;IF(LEN([.C3569])=2;1;IF(LEN([.C3569])=3;2;IF(LEN([.C3569])=5;3;IF(LEN([.C3569])=6;4;IF(LEN([.C3569])=7;5;&quot;Fehler&quot;))))))" office:value-type="float" office:value="3" calcext:value-type="float">
            <text:p>3</text:p>
          </table:table-cell>
          <table:table-cell office:value-type="string" calcext:value-type="string">
            <text:p>YBN 1</text:p>
          </table:table-cell>
          <table:table-cell office:value-type="string" calcext:value-type="string">
            <text:p>FUSSBALL</text:p>
          </table:table-cell>
          <table:table-cell table:number-columns-repeated="5"/>
        </table:table-row>
        <table:table-row table:style-name="ro1">
          <table:table-cell table:formula="of:=IF([.B3570]=([.B3569]+2);&quot;Fehler&quot;;&quot;&quot;)">
            <text:p/>
          </table:table-cell>
          <table:table-cell table:formula="of:=IF(LEN([.C3570])=1;0;IF(LEN([.C3570])=2;1;IF(LEN([.C3570])=3;2;IF(LEN([.C3570])=5;3;IF(LEN([.C3570])=6;4;IF(LEN([.C3570])=7;5;&quot;Fehler&quot;))))))" office:value-type="float" office:value="3" calcext:value-type="float">
            <text:p>3</text:p>
          </table:table-cell>
          <table:table-cell office:value-type="string" calcext:value-type="string">
            <text:p>YBN 2</text:p>
          </table:table-cell>
          <table:table-cell office:value-type="string" calcext:value-type="string">
            <text:p>HANDBALL <text:s/>BASKETBALL <text:s/>VOLLEYBALL FAUSTBALL</text:p>
          </table:table-cell>
          <table:table-cell table:number-columns-repeated="5"/>
        </table:table-row>
        <table:table-row table:style-name="ro1">
          <table:table-cell table:formula="of:=IF([.B3571]=([.B3570]+2);&quot;Fehler&quot;;&quot;&quot;)">
            <text:p/>
          </table:table-cell>
          <table:table-cell table:formula="of:=IF(LEN([.C3571])=1;0;IF(LEN([.C3571])=2;1;IF(LEN([.C3571])=3;2;IF(LEN([.C3571])=5;3;IF(LEN([.C3571])=6;4;IF(LEN([.C3571])=7;5;&quot;Fehler&quot;))))))" office:value-type="float" office:value="3" calcext:value-type="float">
            <text:p>3</text:p>
          </table:table-cell>
          <table:table-cell office:value-type="string" calcext:value-type="string">
            <text:p>YBN 3</text:p>
          </table:table-cell>
          <table:table-cell office:value-type="string" calcext:value-type="string">
            <text:p>TENNIS <text:s/>SQUASH</text:p>
          </table:table-cell>
          <table:table-cell table:number-columns-repeated="5"/>
        </table:table-row>
        <table:table-row table:style-name="ro1">
          <table:table-cell table:formula="of:=IF([.B3572]=([.B3571]+2);&quot;Fehler&quot;;&quot;&quot;)">
            <text:p/>
          </table:table-cell>
          <table:table-cell table:formula="of:=IF(LEN([.C3572])=1;0;IF(LEN([.C3572])=2;1;IF(LEN([.C3572])=3;2;IF(LEN([.C3572])=5;3;IF(LEN([.C3572])=6;4;IF(LEN([.C3572])=7;5;&quot;Fehler&quot;))))))" office:value-type="float" office:value="4" calcext:value-type="float">
            <text:p>4</text:p>
          </table:table-cell>
          <table:table-cell office:value-type="string" calcext:value-type="string">
            <text:p>YBN 30</text:p>
          </table:table-cell>
          <table:table-cell office:value-type="string" calcext:value-type="string">
            <text:p>TISCHTENNIS <text:s/>BADMINTON</text:p>
          </table:table-cell>
          <table:table-cell table:number-columns-repeated="5"/>
        </table:table-row>
        <table:table-row table:style-name="ro1">
          <table:table-cell table:formula="of:=IF([.B3573]=([.B3572]+2);&quot;Fehler&quot;;&quot;&quot;)">
            <text:p/>
          </table:table-cell>
          <table:table-cell table:formula="of:=IF(LEN([.C3573])=1;0;IF(LEN([.C3573])=2;1;IF(LEN([.C3573])=3;2;IF(LEN([.C3573])=5;3;IF(LEN([.C3573])=6;4;IF(LEN([.C3573])=7;5;&quot;Fehler&quot;))))))" office:value-type="float" office:value="2" calcext:value-type="float">
            <text:p>2</text:p>
          </table:table-cell>
          <table:table-cell office:value-type="string" calcext:value-type="string">
            <text:p>YBO</text:p>
          </table:table-cell>
          <table:table-cell office:value-type="string" calcext:value-type="string">
            <text:p>BOXEN <text:s/>SCHWERATHLETIK</text:p>
          </table:table-cell>
          <table:table-cell table:number-columns-repeated="5"/>
        </table:table-row>
        <table:table-row table:style-name="ro1">
          <table:table-cell table:formula="of:=IF([.B3574]=([.B3573]+2);&quot;Fehler&quot;;&quot;&quot;)">
            <text:p/>
          </table:table-cell>
          <table:table-cell table:formula="of:=IF(LEN([.C3574])=1;0;IF(LEN([.C3574])=2;1;IF(LEN([.C3574])=3;2;IF(LEN([.C3574])=5;3;IF(LEN([.C3574])=6;4;IF(LEN([.C3574])=7;5;&quot;Fehler&quot;))))))" office:value-type="float" office:value="3" calcext:value-type="float">
            <text:p>3</text:p>
          </table:table-cell>
          <table:table-cell office:value-type="string" calcext:value-type="string">
            <text:p>YBO 5</text:p>
          </table:table-cell>
          <table:table-cell office:value-type="string" calcext:value-type="string">
            <text:p>SELBSTVERTEIDIGUNGSSPORT</text:p>
          </table:table-cell>
          <table:table-cell table:number-columns-repeated="5"/>
        </table:table-row>
        <table:table-row table:style-name="ro1">
          <table:table-cell table:formula="of:=IF([.B3575]=([.B3574]+2);&quot;Fehler&quot;;&quot;&quot;)">
            <text:p/>
          </table:table-cell>
          <table:table-cell table:formula="of:=IF(LEN([.C3575])=1;0;IF(LEN([.C3575])=2;1;IF(LEN([.C3575])=3;2;IF(LEN([.C3575])=5;3;IF(LEN([.C3575])=6;4;IF(LEN([.C3575])=7;5;&quot;Fehler&quot;))))))" office:value-type="float" office:value="2" calcext:value-type="float">
            <text:p>2</text:p>
          </table:table-cell>
          <table:table-cell office:value-type="string" calcext:value-type="string">
            <text:p>YBP</text:p>
          </table:table-cell>
          <table:table-cell office:value-type="string" calcext:value-type="string">
            <text:p>FECHTEN <text:s/>SCHIESSSPORT <text:s/>BOGENSCHIESSEN</text:p>
          </table:table-cell>
          <table:table-cell table:number-columns-repeated="5"/>
        </table:table-row>
        <table:table-row table:style-name="ro1">
          <table:table-cell table:formula="of:=IF([.B3576]=([.B3575]+2);&quot;Fehler&quot;;&quot;&quot;)">
            <text:p/>
          </table:table-cell>
          <table:table-cell table:formula="of:=IF(LEN([.C3576])=1;0;IF(LEN([.C3576])=2;1;IF(LEN([.C3576])=3;2;IF(LEN([.C3576])=5;3;IF(LEN([.C3576])=6;4;IF(LEN([.C3576])=7;5;&quot;Fehler&quot;))))))" office:value-type="float" office:value="2" calcext:value-type="float">
            <text:p>2</text:p>
          </table:table-cell>
          <table:table-cell office:value-type="string" calcext:value-type="string">
            <text:p>YBQ</text:p>
          </table:table-cell>
          <table:table-cell office:value-type="string" calcext:value-type="string">
            <text:p>REITSPORT <text:s/>FAHRSPORT</text:p>
          </table:table-cell>
          <table:table-cell table:number-columns-repeated="5"/>
        </table:table-row>
        <table:table-row table:style-name="ro1">
          <table:table-cell table:formula="of:=IF([.B3577]=([.B3576]+2);&quot;Fehler&quot;;&quot;&quot;)">
            <text:p/>
          </table:table-cell>
          <table:table-cell table:formula="of:=IF(LEN([.C3577])=1;0;IF(LEN([.C3577])=2;1;IF(LEN([.C3577])=3;2;IF(LEN([.C3577])=5;3;IF(LEN([.C3577])=6;4;IF(LEN([.C3577])=7;5;&quot;Fehler&quot;))))))" office:value-type="float" office:value="2" calcext:value-type="float">
            <text:p>2</text:p>
          </table:table-cell>
          <table:table-cell office:value-type="string" calcext:value-type="string">
            <text:p>YBR</text:p>
          </table:table-cell>
          <table:table-cell office:value-type="string" calcext:value-type="string">
            <text:p>BERGSPORT <text:s/>BERGSTEIGEN <text:s/>WANDERN <text:s/>CAMPING</text:p>
          </table:table-cell>
          <table:table-cell table:number-columns-repeated="5"/>
        </table:table-row>
        <table:table-row table:style-name="ro1">
          <table:table-cell table:formula="of:=IF([.B3578]=([.B3577]+2);&quot;Fehler&quot;;&quot;&quot;)">
            <text:p/>
          </table:table-cell>
          <table:table-cell table:formula="of:=IF(LEN([.C3578])=1;0;IF(LEN([.C3578])=2;1;IF(LEN([.C3578])=3;2;IF(LEN([.C3578])=5;3;IF(LEN([.C3578])=6;4;IF(LEN([.C3578])=7;5;&quot;Fehler&quot;))))))" office:value-type="float" office:value="2" calcext:value-type="float">
            <text:p>2</text:p>
          </table:table-cell>
          <table:table-cell office:value-type="string" calcext:value-type="string">
            <text:p>YBS</text:p>
          </table:table-cell>
          <table:table-cell office:value-type="string" calcext:value-type="string">
            <text:p>WINTERSPORT</text:p>
          </table:table-cell>
          <table:table-cell table:number-columns-repeated="5"/>
        </table:table-row>
        <table:table-row table:style-name="ro1">
          <table:table-cell table:formula="of:=IF([.B3579]=([.B3578]+2);&quot;Fehler&quot;;&quot;&quot;)">
            <text:p/>
          </table:table-cell>
          <table:table-cell table:formula="of:=IF(LEN([.C3579])=1;0;IF(LEN([.C3579])=2;1;IF(LEN([.C3579])=3;2;IF(LEN([.C3579])=5;3;IF(LEN([.C3579])=6;4;IF(LEN([.C3579])=7;5;&quot;Fehler&quot;))))))" office:value-type="float" office:value="2" calcext:value-type="float">
            <text:p>2</text:p>
          </table:table-cell>
          <table:table-cell office:value-type="string" calcext:value-type="string">
            <text:p>YBT</text:p>
          </table:table-cell>
          <table:table-cell office:value-type="string" calcext:value-type="string">
            <text:p>WASSERSPORT</text:p>
          </table:table-cell>
          <table:table-cell table:number-columns-repeated="5"/>
        </table:table-row>
        <table:table-row table:style-name="ro1">
          <table:table-cell table:formula="of:=IF([.B3580]=([.B3579]+2);&quot;Fehler&quot;;&quot;&quot;)">
            <text:p/>
          </table:table-cell>
          <table:table-cell table:formula="of:=IF(LEN([.C3580])=1;0;IF(LEN([.C3580])=2;1;IF(LEN([.C3580])=3;2;IF(LEN([.C3580])=5;3;IF(LEN([.C3580])=6;4;IF(LEN([.C3580])=7;5;&quot;Fehler&quot;))))))" office:value-type="float" office:value="3" calcext:value-type="float">
            <text:p>3</text:p>
          </table:table-cell>
          <table:table-cell office:value-type="string" calcext:value-type="string">
            <text:p>YBT 1</text:p>
          </table:table-cell>
          <table:table-cell office:value-type="string" calcext:value-type="string">
            <text:p>SCHWIMMEN <text:s/>TAUCHSPORT <text:s/>WASSERBALL</text:p>
          </table:table-cell>
          <table:table-cell table:number-columns-repeated="5"/>
        </table:table-row>
        <table:table-row table:style-name="ro1">
          <table:table-cell table:formula="of:=IF([.B3581]=([.B3580]+2);&quot;Fehler&quot;;&quot;&quot;)">
            <text:p/>
          </table:table-cell>
          <table:table-cell table:formula="of:=IF(LEN([.C3581])=1;0;IF(LEN([.C3581])=2;1;IF(LEN([.C3581])=3;2;IF(LEN([.C3581])=5;3;IF(LEN([.C3581])=6;4;IF(LEN([.C3581])=7;5;&quot;Fehler&quot;))))))" office:value-type="float" office:value="3" calcext:value-type="float">
            <text:p>3</text:p>
          </table:table-cell>
          <table:table-cell office:value-type="string" calcext:value-type="string">
            <text:p>YBT 5</text:p>
          </table:table-cell>
          <table:table-cell office:value-type="string" calcext:value-type="string">
            <text:p>SEGELSPORT <text:s/>SEGELREGATTEN</text:p>
          </table:table-cell>
          <table:table-cell table:number-columns-repeated="5"/>
        </table:table-row>
        <table:table-row table:style-name="ro1">
          <table:table-cell table:formula="of:=IF([.B3582]=([.B3581]+2);&quot;Fehler&quot;;&quot;&quot;)">
            <text:p/>
          </table:table-cell>
          <table:table-cell table:formula="of:=IF(LEN([.C3582])=1;0;IF(LEN([.C3582])=2;1;IF(LEN([.C3582])=3;2;IF(LEN([.C3582])=5;3;IF(LEN([.C3582])=6;4;IF(LEN([.C3582])=7;5;&quot;Fehler&quot;))))))" office:value-type="float" office:value="3" calcext:value-type="float">
            <text:p>3</text:p>
          </table:table-cell>
          <table:table-cell office:value-type="string" calcext:value-type="string">
            <text:p>YBT 6</text:p>
          </table:table-cell>
          <table:table-cell office:value-type="string" calcext:value-type="string">
            <text:p>WINDSURFEN <text:s/>WELLENREITEN <text:s/>WASSERSKI</text:p>
          </table:table-cell>
          <table:table-cell table:number-columns-repeated="5"/>
        </table:table-row>
        <table:table-row table:style-name="ro1">
          <table:table-cell table:formula="of:=IF([.B3583]=([.B3582]+2);&quot;Fehler&quot;;&quot;&quot;)">
            <text:p/>
          </table:table-cell>
          <table:table-cell table:formula="of:=IF(LEN([.C3583])=1;0;IF(LEN([.C3583])=2;1;IF(LEN([.C3583])=3;2;IF(LEN([.C3583])=5;3;IF(LEN([.C3583])=6;4;IF(LEN([.C3583])=7;5;&quot;Fehler&quot;))))))" office:value-type="float" office:value="2" calcext:value-type="float">
            <text:p>2</text:p>
          </table:table-cell>
          <table:table-cell office:value-type="string" calcext:value-type="string">
            <text:p>YBU</text:p>
          </table:table-cell>
          <table:table-cell office:value-type="string" calcext:value-type="string">
            <text:p>RADSPORT <text:s/>MOTORSPORT</text:p>
          </table:table-cell>
          <table:table-cell table:number-columns-repeated="5"/>
        </table:table-row>
        <table:table-row table:style-name="ro1">
          <table:table-cell table:formula="of:=IF([.B3584]=([.B3583]+2);&quot;Fehler&quot;;&quot;&quot;)">
            <text:p/>
          </table:table-cell>
          <table:table-cell table:formula="of:=IF(LEN([.C3584])=1;0;IF(LEN([.C3584])=2;1;IF(LEN([.C3584])=3;2;IF(LEN([.C3584])=5;3;IF(LEN([.C3584])=6;4;IF(LEN([.C3584])=7;5;&quot;Fehler&quot;))))))" office:value-type="float" office:value="3" calcext:value-type="float">
            <text:p>3</text:p>
          </table:table-cell>
          <table:table-cell office:value-type="string" calcext:value-type="string">
            <text:p>YBU 3</text:p>
          </table:table-cell>
          <table:table-cell office:value-type="string" calcext:value-type="string">
            <text:p>RADSPORT</text:p>
          </table:table-cell>
          <table:table-cell table:number-columns-repeated="5"/>
        </table:table-row>
        <table:table-row table:style-name="ro1">
          <table:table-cell table:formula="of:=IF([.B3585]=([.B3584]+2);&quot;Fehler&quot;;&quot;&quot;)">
            <text:p/>
          </table:table-cell>
          <table:table-cell table:formula="of:=IF(LEN([.C3585])=1;0;IF(LEN([.C3585])=2;1;IF(LEN([.C3585])=3;2;IF(LEN([.C3585])=5;3;IF(LEN([.C3585])=6;4;IF(LEN([.C3585])=7;5;&quot;Fehler&quot;))))))" office:value-type="float" office:value="3" calcext:value-type="float">
            <text:p>3</text:p>
          </table:table-cell>
          <table:table-cell office:value-type="string" calcext:value-type="string">
            <text:p>YBU 6</text:p>
          </table:table-cell>
          <table:table-cell office:value-type="string" calcext:value-type="string">
            <text:p>AUTOMOBILSPORT <text:s/>MOTORRADSPORT</text:p>
          </table:table-cell>
          <table:table-cell table:number-columns-repeated="5"/>
        </table:table-row>
        <table:table-row table:style-name="ro1">
          <table:table-cell table:formula="of:=IF([.B3586]=([.B3585]+2);&quot;Fehler&quot;;&quot;&quot;)">
            <text:p/>
          </table:table-cell>
          <table:table-cell table:formula="of:=IF(LEN([.C3586])=1;0;IF(LEN([.C3586])=2;1;IF(LEN([.C3586])=3;2;IF(LEN([.C3586])=5;3;IF(LEN([.C3586])=6;4;IF(LEN([.C3586])=7;5;&quot;Fehler&quot;))))))" office:value-type="float" office:value="2" calcext:value-type="float">
            <text:p>2</text:p>
          </table:table-cell>
          <table:table-cell office:value-type="string" calcext:value-type="string">
            <text:p>YBV</text:p>
          </table:table-cell>
          <table:table-cell office:value-type="string" calcext:value-type="string">
            <text:p>FLUGSPORT <text:s/>SEGELFLUGSPORT FALLSCHIRMSPRINGEN</text:p>
          </table:table-cell>
          <table:table-cell table:number-columns-repeated="5"/>
        </table:table-row>
        <table:table-row table:style-name="ro1">
          <table:table-cell table:formula="of:=IF([.B3587]=([.B3586]+2);&quot;Fehler&quot;;&quot;&quot;)">
            <text:p/>
          </table:table-cell>
          <table:table-cell table:formula="of:=IF(LEN([.C3587])=1;0;IF(LEN([.C3587])=2;1;IF(LEN([.C3587])=3;2;IF(LEN([.C3587])=5;3;IF(LEN([.C3587])=6;4;IF(LEN([.C3587])=7;5;&quot;Fehler&quot;))))))" office:value-type="float" office:value="2" calcext:value-type="float">
            <text:p>2</text:p>
          </table:table-cell>
          <table:table-cell office:value-type="string" calcext:value-type="string">
            <text:p>YBW</text:p>
          </table:table-cell>
          <table:table-cell office:value-type="string" calcext:value-type="string">
            <text:p>SONSTIGE SPORTARTEN</text:p>
          </table:table-cell>
          <table:table-cell table:number-columns-repeated="5"/>
        </table:table-row>
        <table:table-row table:style-name="ro1">
          <table:table-cell table:formula="of:=IF([.B3588]=([.B3587]+2);&quot;Fehler&quot;;&quot;&quot;)">
            <text:p/>
          </table:table-cell>
          <table:table-cell table:formula="of:=IF(LEN([.C3588])=1;0;IF(LEN([.C3588])=2;1;IF(LEN([.C3588])=3;2;IF(LEN([.C3588])=5;3;IF(LEN([.C3588])=6;4;IF(LEN([.C3588])=7;5;&quot;Fehler&quot;))))))" office:value-type="float" office:value="1" calcext:value-type="float">
            <text:p>1</text:p>
          </table:table-cell>
          <table:table-cell office:value-type="string" calcext:value-type="string">
            <text:p>YC</text:p>
          </table:table-cell>
          <table:table-cell office:value-type="string" calcext:value-type="string">
            <text:p>SPIELE <text:s/>HOBBIES <text:s/>FESTGESTALTUNG</text:p>
          </table:table-cell>
          <table:table-cell table:number-columns-repeated="5"/>
        </table:table-row>
        <table:table-row table:style-name="ro1">
          <table:table-cell table:formula="of:=IF([.B3589]=([.B3588]+2);&quot;Fehler&quot;;&quot;&quot;)">
            <text:p/>
          </table:table-cell>
          <table:table-cell table:formula="of:=IF(LEN([.C3589])=1;0;IF(LEN([.C3589])=2;1;IF(LEN([.C3589])=3;2;IF(LEN([.C3589])=5;3;IF(LEN([.C3589])=6;4;IF(LEN([.C3589])=7;5;&quot;Fehler&quot;))))))" office:value-type="float" office:value="2" calcext:value-type="float">
            <text:p>2</text:p>
          </table:table-cell>
          <table:table-cell office:value-type="string" calcext:value-type="string">
            <text:p>YCK</text:p>
          </table:table-cell>
          <table:table-cell office:value-type="string" calcext:value-type="string">
            <text:p>SPIELBUECHER <text:s/>BESCHAEFTIGUNGSBUECHER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[.B3590]=([.B3589]+2);&quot;Fehler&quot;;&quot;&quot;)">
            <text:p/>
          </table:table-cell>
          <table:table-cell table:formula="of:=IF(LEN([.C3590])=1;0;IF(LEN([.C3590])=2;1;IF(LEN([.C3590])=3;2;IF(LEN([.C3590])=5;3;IF(LEN([.C3590])=6;4;IF(LEN([.C3590])=7;5;&quot;Fehler&quot;))))))" office:value-type="float" office:value="3" calcext:value-type="float">
            <text:p>3</text:p>
          </table:table-cell>
          <table:table-cell office:value-type="string" calcext:value-type="string">
            <text:p>YCK 1</text:p>
          </table:table-cell>
          <table:table-cell office:value-type="string" calcext:value-type="string">
            <text:p>FESTGESTALTUNG <text:s/>FEIERN</text:p>
          </table:table-cell>
          <table:table-cell table:number-columns-repeated="5"/>
        </table:table-row>
        <table:table-row table:style-name="ro1">
          <table:table-cell table:formula="of:=IF([.B3591]=([.B3590]+2);&quot;Fehler&quot;;&quot;&quot;)">
            <text:p/>
          </table:table-cell>
          <table:table-cell table:formula="of:=IF(LEN([.C3591])=1;0;IF(LEN([.C3591])=2;1;IF(LEN([.C3591])=3;2;IF(LEN([.C3591])=5;3;IF(LEN([.C3591])=6;4;IF(LEN([.C3591])=7;5;&quot;Fehler&quot;))))))" office:value-type="float" office:value="4" calcext:value-type="float">
            <text:p>4</text:p>
          </table:table-cell>
          <table:table-cell office:value-type="string" calcext:value-type="string">
            <text:p>YCK 13</text:p>
          </table:table-cell>
          <table:table-cell office:value-type="string" calcext:value-type="string">
            <text:p>KINDERFESTE</text:p>
          </table:table-cell>
          <table:table-cell table:number-columns-repeated="5"/>
        </table:table-row>
        <table:table-row table:style-name="ro1">
          <table:table-cell table:formula="of:=IF([.B3592]=([.B3591]+2);&quot;Fehler&quot;;&quot;&quot;)">
            <text:p/>
          </table:table-cell>
          <table:table-cell table:formula="of:=IF(LEN([.C3592])=1;0;IF(LEN([.C3592])=2;1;IF(LEN([.C3592])=3;2;IF(LEN([.C3592])=5;3;IF(LEN([.C3592])=6;4;IF(LEN([.C3592])=7;5;&quot;Fehler&quot;))))))" office:value-type="float" office:value="3" calcext:value-type="float">
            <text:p>3</text:p>
          </table:table-cell>
          <table:table-cell office:value-type="string" calcext:value-type="string">
            <text:p>YCK 2</text:p>
          </table:table-cell>
          <table:table-cell office:value-type="string" calcext:value-type="string">
            <text:p>ADVENT UND WEIHNACHTEN</text:p>
          </table:table-cell>
          <table:table-cell table:number-columns-repeated="5"/>
        </table:table-row>
        <table:table-row table:style-name="ro1">
          <table:table-cell table:formula="of:=IF([.B3593]=([.B3592]+2);&quot;Fehler&quot;;&quot;&quot;)">
            <text:p/>
          </table:table-cell>
          <table:table-cell table:formula="of:=IF(LEN([.C3593])=1;0;IF(LEN([.C3593])=2;1;IF(LEN([.C3593])=3;2;IF(LEN([.C3593])=5;3;IF(LEN([.C3593])=6;4;IF(LEN([.C3593])=7;5;&quot;Fehler&quot;))))))" office:value-type="float" office:value="2" calcext:value-type="float">
            <text:p>2</text:p>
          </table:table-cell>
          <table:table-cell office:value-type="string" calcext:value-type="string">
            <text:p>YCL</text:p>
          </table:table-cell>
          <table:table-cell office:value-type="string" calcext:value-type="string">
            <text:p>GESELLSCHAFTSSPIELE</text:p>
          </table:table-cell>
          <table:table-cell table:number-columns-repeated="5"/>
        </table:table-row>
        <table:table-row table:style-name="ro1">
          <table:table-cell table:formula="of:=IF([.B3594]=([.B3593]+2);&quot;Fehler&quot;;&quot;&quot;)">
            <text:p/>
          </table:table-cell>
          <table:table-cell table:formula="of:=IF(LEN([.C3594])=1;0;IF(LEN([.C3594])=2;1;IF(LEN([.C3594])=3;2;IF(LEN([.C3594])=5;3;IF(LEN([.C3594])=6;4;IF(LEN([.C3594])=7;5;&quot;Fehler&quot;))))))" office:value-type="float" office:value="3" calcext:value-type="float">
            <text:p>3</text:p>
          </table:table-cell>
          <table:table-cell office:value-type="string" calcext:value-type="string">
            <text:p>YCL 9</text:p>
          </table:table-cell>
          <table:table-cell office:value-type="string" calcext:value-type="string">
            <text:p>ZAUBERSPIELE</text:p>
          </table:table-cell>
          <table:table-cell table:number-columns-repeated="5"/>
        </table:table-row>
        <table:table-row table:style-name="ro1">
          <table:table-cell table:formula="of:=IF([.B3595]=([.B3594]+2);&quot;Fehler&quot;;&quot;&quot;)">
            <text:p/>
          </table:table-cell>
          <table:table-cell table:formula="of:=IF(LEN([.C3595])=1;0;IF(LEN([.C3595])=2;1;IF(LEN([.C3595])=3;2;IF(LEN([.C3595])=5;3;IF(LEN([.C3595])=6;4;IF(LEN([.C3595])=7;5;&quot;Fehler&quot;))))))" office:value-type="float" office:value="2" calcext:value-type="float">
            <text:p>2</text:p>
          </table:table-cell>
          <table:table-cell office:value-type="string" calcext:value-type="string">
            <text:p>YCM</text:p>
          </table:table-cell>
          <table:table-cell office:value-type="string" calcext:value-type="string">
            <text:p>RAETSEL <text:s/>QUIZ <text:s/>DENKSPORT</text:p>
          </table:table-cell>
          <table:table-cell table:number-columns-repeated="5"/>
        </table:table-row>
        <table:table-row table:style-name="ro1">
          <table:table-cell table:formula="of:=IF([.B3596]=([.B3595]+2);&quot;Fehler&quot;;&quot;&quot;)">
            <text:p/>
          </table:table-cell>
          <table:table-cell table:formula="of:=IF(LEN([.C3596])=1;0;IF(LEN([.C3596])=2;1;IF(LEN([.C3596])=3;2;IF(LEN([.C3596])=5;3;IF(LEN([.C3596])=6;4;IF(LEN([.C3596])=7;5;&quot;Fehler&quot;))))))" office:value-type="float" office:value="2" calcext:value-type="float">
            <text:p>2</text:p>
          </table:table-cell>
          <table:table-cell office:value-type="string" calcext:value-type="string">
            <text:p>YCN</text:p>
          </table:table-cell>
          <table:table-cell office:value-type="string" calcext:value-type="string">
            <text:p>KARTENSPIELE</text:p>
          </table:table-cell>
          <table:table-cell table:number-columns-repeated="5"/>
        </table:table-row>
        <table:table-row table:style-name="ro1">
          <table:table-cell table:formula="of:=IF([.B3597]=([.B3596]+2);&quot;Fehler&quot;;&quot;&quot;)">
            <text:p/>
          </table:table-cell>
          <table:table-cell table:formula="of:=IF(LEN([.C3597])=1;0;IF(LEN([.C3597])=2;1;IF(LEN([.C3597])=3;2;IF(LEN([.C3597])=5;3;IF(LEN([.C3597])=6;4;IF(LEN([.C3597])=7;5;&quot;Fehler&quot;))))))" office:value-type="float" office:value="2" calcext:value-type="float">
            <text:p>2</text:p>
          </table:table-cell>
          <table:table-cell office:value-type="string" calcext:value-type="string">
            <text:p>YCO</text:p>
          </table:table-cell>
          <table:table-cell office:value-type="string" calcext:value-type="string">
            <text:p>BRETTSPIELE</text:p>
          </table:table-cell>
          <table:table-cell table:number-columns-repeated="5"/>
        </table:table-row>
        <table:table-row table:style-name="ro1">
          <table:table-cell table:formula="of:=IF([.B3598]=([.B3597]+2);&quot;Fehler&quot;;&quot;&quot;)">
            <text:p/>
          </table:table-cell>
          <table:table-cell table:formula="of:=IF(LEN([.C3598])=1;0;IF(LEN([.C3598])=2;1;IF(LEN([.C3598])=3;2;IF(LEN([.C3598])=5;3;IF(LEN([.C3598])=6;4;IF(LEN([.C3598])=7;5;&quot;Fehler&quot;))))))" office:value-type="float" office:value="3" calcext:value-type="float">
            <text:p>3</text:p>
          </table:table-cell>
          <table:table-cell office:value-type="string" calcext:value-type="string">
            <text:p>YCO 1</text:p>
          </table:table-cell>
          <table:table-cell office:value-type="string" calcext:value-type="string">
            <text:p>SCHACH</text:p>
          </table:table-cell>
          <table:table-cell table:number-columns-repeated="5"/>
        </table:table-row>
        <table:table-row table:style-name="ro1">
          <table:table-cell table:formula="of:=IF([.B3599]=([.B3598]+2);&quot;Fehler&quot;;&quot;&quot;)">
            <text:p/>
          </table:table-cell>
          <table:table-cell table:formula="of:=IF(LEN([.C3599])=1;0;IF(LEN([.C3599])=2;1;IF(LEN([.C3599])=3;2;IF(LEN([.C3599])=5;3;IF(LEN([.C3599])=6;4;IF(LEN([.C3599])=7;5;&quot;Fehler&quot;))))))" office:value-type="float" office:value="2" calcext:value-type="float">
            <text:p>2</text:p>
          </table:table-cell>
          <table:table-cell office:value-type="string" calcext:value-type="string">
            <text:p>YCP</text:p>
          </table:table-cell>
          <table:table-cell office:value-type="string" calcext:value-type="string">
            <text:p>BRIEFMARKENSAMMELN (PHILATELIE)</text:p>
          </table:table-cell>
          <table:table-cell table:number-columns-repeated="5"/>
        </table:table-row>
        <table:table-row table:style-name="ro1">
          <table:table-cell table:formula="of:=IF([.B3600]=([.B3599]+2);&quot;Fehler&quot;;&quot;&quot;)">
            <text:p/>
          </table:table-cell>
          <table:table-cell table:formula="of:=IF(LEN([.C3600])=1;0;IF(LEN([.C3600])=2;1;IF(LEN([.C3600])=3;2;IF(LEN([.C3600])=5;3;IF(LEN([.C3600])=6;4;IF(LEN([.C3600])=7;5;&quot;Fehler&quot;))))))" office:value-type="float" office:value="2" calcext:value-type="float">
            <text:p>2</text:p>
          </table:table-cell>
          <table:table-cell office:value-type="string" calcext:value-type="string">
            <text:p>YCQ</text:p>
          </table:table-cell>
          <table:table-cell office:value-type="string" calcext:value-type="string">
            <text:p>GLUECKSSPIELE</text:p>
          </table:table-cell>
          <table:table-cell table:number-columns-repeated="5"/>
        </table:table-row>
        <table:table-row table:style-name="ro1">
          <table:table-cell table:formula="of:=IF([.B3601]=([.B3600]+2);&quot;Fehler&quot;;&quot;&quot;)">
            <text:p/>
          </table:table-cell>
          <table:table-cell table:formula="of:=IF(LEN([.C3601])=1;0;IF(LEN([.C3601])=2;1;IF(LEN([.C3601])=3;2;IF(LEN([.C3601])=5;3;IF(LEN([.C3601])=6;4;IF(LEN([.C3601])=7;5;&quot;Fehler&quot;))))))" office:value-type="float" office:value="1" calcext:value-type="float">
            <text:p>1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BASTELN</text:p>
          </table:table-cell>
          <table:table-cell table:number-columns-repeated="5"/>
        </table:table-row>
        <table:table-row table:style-name="ro1">
          <table:table-cell table:formula="of:=IF([.B3602]=([.B3601]+2);&quot;Fehler&quot;;&quot;&quot;)">
            <text:p/>
          </table:table-cell>
          <table:table-cell table:formula="of:=IF(LEN([.C3602])=1;0;IF(LEN([.C3602])=2;1;IF(LEN([.C3602])=3;2;IF(LEN([.C3602])=5;3;IF(LEN([.C3602])=6;4;IF(LEN([.C3602])=7;5;&quot;Fehler&quot;))))))" office:value-type="float" office:value="2" calcext:value-type="float">
            <text:p>2</text:p>
          </table:table-cell>
          <table:table-cell office:value-type="string" calcext:value-type="string">
            <text:p>YDK</text:p>
          </table:table-cell>
          <table:table-cell office:value-type="string" calcext:value-type="string">
            <text:p>BASTELN MIT EINZELNEN MATERIALIEN</text:p>
          </table:table-cell>
          <table:table-cell table:number-columns-repeated="5"/>
        </table:table-row>
        <table:table-row table:style-name="ro1">
          <table:table-cell table:formula="of:=IF([.B3603]=([.B3602]+2);&quot;Fehler&quot;;&quot;&quot;)">
            <text:p/>
          </table:table-cell>
          <table:table-cell table:formula="of:=IF(LEN([.C3603])=1;0;IF(LEN([.C3603])=2;1;IF(LEN([.C3603])=3;2;IF(LEN([.C3603])=5;3;IF(LEN([.C3603])=6;4;IF(LEN([.C3603])=7;5;&quot;Fehler&quot;))))))" office:value-type="float" office:value="2" calcext:value-type="float">
            <text:p>2</text:p>
          </table:table-cell>
          <table:table-cell office:value-type="string" calcext:value-type="string">
            <text:p>YDL</text:p>
          </table:table-cell>
          <table:table-cell office:value-type="string" calcext:value-type="string">
            <text:p>FLUGMODELLBAU <text:s/>FERNSTEUERUNG</text:p>
          </table:table-cell>
          <table:table-cell table:number-columns-repeated="5"/>
        </table:table-row>
        <table:table-row table:style-name="ro1">
          <table:table-cell table:formula="of:=IF([.B3604]=([.B3603]+2);&quot;Fehler&quot;;&quot;&quot;)">
            <text:p/>
          </table:table-cell>
          <table:table-cell table:formula="of:=IF(LEN([.C3604])=1;0;IF(LEN([.C3604])=2;1;IF(LEN([.C3604])=3;2;IF(LEN([.C3604])=5;3;IF(LEN([.C3604])=6;4;IF(LEN([.C3604])=7;5;&quot;Fehler&quot;))))))" office:value-type="float" office:value="2" calcext:value-type="float">
            <text:p>2</text:p>
          </table:table-cell>
          <table:table-cell office:value-type="string" calcext:value-type="string">
            <text:p>YDM</text:p>
          </table:table-cell>
          <table:table-cell office:value-type="string" calcext:value-type="string">
            <text:p>MODELLEISENBAHN <text:s/>FERNSTEUERUNG</text:p>
          </table:table-cell>
          <table:table-cell table:number-columns-repeated="5"/>
        </table:table-row>
        <table:table-row table:style-name="ro1">
          <table:table-cell table:formula="of:=IF([.B3605]=([.B3604]+2);&quot;Fehler&quot;;&quot;&quot;)">
            <text:p/>
          </table:table-cell>
          <table:table-cell table:formula="of:=IF(LEN([.C3605])=1;0;IF(LEN([.C3605])=2;1;IF(LEN([.C3605])=3;2;IF(LEN([.C3605])=5;3;IF(LEN([.C3605])=6;4;IF(LEN([.C3605])=7;5;&quot;Fehler&quot;))))))" office:value-type="float" office:value="2" calcext:value-type="float">
            <text:p>2</text:p>
          </table:table-cell>
          <table:table-cell office:value-type="string" calcext:value-type="string">
            <text:p>YDN</text:p>
          </table:table-cell>
          <table:table-cell office:value-type="string" calcext:value-type="string">
            <text:p>SONSTIGES MODELLBASTELN EINSCHL. FERNSTEUERUNG</text:p>
          </table:table-cell>
          <table:table-cell table:number-columns-repeated="5"/>
        </table:table-row>
        <table:table-row table:style-name="ro1">
          <table:table-cell table:formula="of:=IF([.B3606]=([.B3605]+2);&quot;Fehler&quot;;&quot;&quot;)">
            <text:p/>
          </table:table-cell>
          <table:table-cell table:formula="of:=IF(LEN([.C3606])=1;0;IF(LEN([.C3606])=2;1;IF(LEN([.C3606])=3;2;IF(LEN([.C3606])=5;3;IF(LEN([.C3606])=6;4;IF(LEN([.C3606])=7;5;&quot;Fehler&quot;))))))" office:value-type="float" office:value="2" calcext:value-type="float">
            <text:p>2</text:p>
          </table:table-cell>
          <table:table-cell office:value-type="string" calcext:value-type="string">
            <text:p>YDO</text:p>
          </table:table-cell>
          <table:table-cell office:value-type="string" calcext:value-type="string">
            <text:p>SPIELZEUGBASTELN</text:p>
          </table:table-cell>
          <table:table-cell table:number-columns-repeated="5"/>
        </table:table-row>
        <table:table-row table:style-name="ro1">
          <table:table-cell table:formula="of:=IF([.B3607]=([.B3606]+2);&quot;Fehler&quot;;&quot;&quot;)">
            <text:p/>
          </table:table-cell>
          <table:table-cell table:formula="of:=IF(LEN([.C3607])=1;0;IF(LEN([.C3607])=2;1;IF(LEN([.C3607])=3;2;IF(LEN([.C3607])=5;3;IF(LEN([.C3607])=6;4;IF(LEN([.C3607])=7;5;&quot;Fehler&quot;))))))" office:value-type="float" office:value="2" calcext:value-type="float">
            <text:p>2</text:p>
          </table:table-cell>
          <table:table-cell office:value-type="string" calcext:value-type="string">
            <text:p>YDP</text:p>
          </table:table-cell>
          <table:table-cell office:value-type="string" calcext:value-type="string">
            <text:p>BASTELN FUER ADVENT UND WEIHNACHTEN <text:s/>WINTERLICHES BASTELN</text:p>
          </table:table-cell>
          <table:table-cell table:number-columns-repeated="5"/>
        </table:table-row>
        <table:table-row table:style-name="ro1">
          <table:table-cell table:formula="of:=IF([.B3608]=([.B3607]+2);&quot;Fehler&quot;;&quot;&quot;)">
            <text:p/>
          </table:table-cell>
          <table:table-cell table:formula="of:=IF(LEN([.C3608])=1;0;IF(LEN([.C3608])=2;1;IF(LEN([.C3608])=3;2;IF(LEN([.C3608])=5;3;IF(LEN([.C3608])=6;4;IF(LEN([.C3608])=7;5;&quot;Fehler&quot;))))))" office:value-type="float" office:value="2" calcext:value-type="float">
            <text:p>2</text:p>
          </table:table-cell>
          <table:table-cell office:value-type="string" calcext:value-type="string">
            <text:p>YDQ</text:p>
          </table:table-cell>
          <table:table-cell office:value-type="string" calcext:value-type="string">
            <text:p>BASTELN FUER OSTERN UND SONSTIGE JAHRESZEITEN</text:p>
          </table:table-cell>
          <table:table-cell table:number-columns-repeated="5"/>
        </table:table-row>
        <table:table-row table:style-name="ro1">
          <table:table-cell table:formula="of:=IF([.B3609]=([.B3608]+2);&quot;Fehler&quot;;&quot;&quot;)">
            <text:p/>
          </table:table-cell>
          <table:table-cell table:formula="of:=IF(LEN([.C3609])=1;0;IF(LEN([.C3609])=2;1;IF(LEN([.C3609])=3;2;IF(LEN([.C3609])=5;3;IF(LEN([.C3609])=6;4;IF(LEN([.C3609])=7;5;&quot;Fehler&quot;))))))" office:value-type="float" office:value="2" calcext:value-type="float">
            <text:p>2</text:p>
          </table:table-cell>
          <table:table-cell office:value-type="string" calcext:value-type="string">
            <text:p>YDR</text:p>
          </table:table-cell>
          <table:table-cell office:value-type="string" calcext:value-type="string">
            <text:p>BASTELN FUER EINZELNE ANLAESSE UND SONSTIGE FESTE</text:p>
          </table:table-cell>
          <table:table-cell table:number-columns-repeated="5"/>
        </table:table-row>
        <table:table-row table:style-name="ro1">
          <table:table-cell table:formula="of:=IF([.B3610]=([.B3609]+2);&quot;Fehler&quot;;&quot;&quot;)">
            <text:p/>
          </table:table-cell>
          <table:table-cell table:formula="of:=IF(LEN([.C3610])=1;0;IF(LEN([.C3610])=2;1;IF(LEN([.C3610])=3;2;IF(LEN([.C3610])=5;3;IF(LEN([.C3610])=6;4;IF(LEN([.C3610])=7;5;&quot;Fehler&quot;))))))" office:value-type="float" office:value="1" calcext:value-type="float">
            <text:p>1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[.B3611]=([.B3610]+2);&quot;Fehler&quot;;&quot;&quot;)">
            <text:p/>
          </table:table-cell>
          <table:table-cell table:formula="of:=IF(LEN([.C3611])=1;0;IF(LEN([.C3611])=2;1;IF(LEN([.C3611])=3;2;IF(LEN([.C3611])=5;3;IF(LEN([.C3611])=6;4;IF(LEN([.C3611])=7;5;&quot;Fehler&quot;))))))" office:value-type="float" office:value="0" calcext:value-type="float">
            <text:p>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CHOENE LITERATUR MIT STOFFKREISFUEHR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3613]=([.B3611]+2);&quot;Fehler&quot;;&quot;&quot;)" office:value-type="string" office:string-value="Fehler" calcext:value-type="string">
            <text:p>Fehler</text:p>
          </table:table-cell>
          <table:table-cell table:formula="of:=IF(LEN([.C3613])=1;0;IF(LEN([.C3613])=2;1;IF(LEN([.C3613])=3;2;IF(LEN([.C3613])=5;3;IF(LEN([.C3613])=6;4;IF(LEN([.C3613])=7;5;&quot;Fehler&quot;))))))" office:value-type="float" office:value="2" calcext:value-type="float">
            <text:p>2</text:p>
          </table:table-cell>
          <table:table-cell office:value-type="string" calcext:value-type="string">
            <text:p>ZAA</text:p>
          </table:table-cell>
          <table:table-cell office:value-type="string" calcext:value-type="string">
            <text:p>DEUTSCHE UND INS DEUTSCHE UEBERSETZTE ROMANE UND ERZAEHLUNGEN EINZELNER SCHRIFTSTELLER</text:p>
          </table:table-cell>
          <table:table-cell table:number-columns-repeated="5"/>
        </table:table-row>
        <table:table-row table:style-name="ro1">
          <table:table-cell table:formula="of:=IF([.B3614]=([.B3613]+2);&quot;Fehler&quot;;&quot;&quot;)">
            <text:p/>
          </table:table-cell>
          <table:table-cell table:formula="of:=IF(LEN([.C3614])=1;0;IF(LEN([.C3614])=2;1;IF(LEN([.C3614])=3;2;IF(LEN([.C3614])=5;3;IF(LEN([.C3614])=6;4;IF(LEN([.C3614])=7;5;&quot;Fehler&quot;))))))" office:value-type="float" office:value="2" calcext:value-type="float">
            <text:p>2</text:p>
          </table:table-cell>
          <table:table-cell office:value-type="string" calcext:value-type="string">
            <text:p>ZAB</text:p>
          </table:table-cell>
          <table:table-cell office:value-type="string" calcext:value-type="string">
            <text:p>ROMANE UND ERZAEHLUNGEN NACH THEMEN UND STOFFKREIS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AB 0</text:p>
          </table:table-cell>
          <table:table-cell office:value-type="string" calcext:value-type="string">
            <text:p>Hilfsebene (nicht originärer Teil der Systematik)</text:p>
          </table:table-cell>
          <table:table-cell table:number-columns-repeated="5"/>
        </table:table-row>
        <table:table-row table:style-name="ro1">
          <table:table-cell table:formula="of:=IF([.B3616]=([.B3614]+2);&quot;Fehler&quot;;&quot;&quot;)" office:value-type="string" office:string-value="Fehler" calcext:value-type="string">
            <text:p>Fehler</text:p>
          </table:table-cell>
          <table:table-cell table:formula="of:=IF(LEN([.C3616])=1;0;IF(LEN([.C3616])=2;1;IF(LEN([.C3616])=3;2;IF(LEN([.C3616])=5;3;IF(LEN([.C3616])=6;4;IF(LEN([.C3616])=7;5;&quot;Fehler&quot;))))))" office:value-type="float" office:value="4" calcext:value-type="float">
            <text:p>4</text:p>
          </table:table-cell>
          <table:table-cell office:value-type="string" calcext:value-type="string">
            <text:p>ZAB 01</text:p>
          </table:table-cell>
          <table:table-cell office:value-type="string" calcext:value-type="string">
            <text:p>KRIMINALROMANE</text:p>
          </table:table-cell>
          <table:table-cell table:number-columns-repeated="5"/>
        </table:table-row>
        <table:table-row table:style-name="ro1">
          <table:table-cell table:formula="of:=IF([.B3617]=([.B3616]+2);&quot;Fehler&quot;;&quot;&quot;)">
            <text:p/>
          </table:table-cell>
          <table:table-cell table:formula="of:=IF(LEN([.C3617])=1;0;IF(LEN([.C3617])=2;1;IF(LEN([.C3617])=3;2;IF(LEN([.C3617])=5;3;IF(LEN([.C3617])=6;4;IF(LEN([.C3617])=7;5;&quot;Fehler&quot;))))))" office:value-type="float" office:value="4" calcext:value-type="float">
            <text:p>4</text:p>
          </table:table-cell>
          <table:table-cell office:value-type="string" calcext:value-type="string">
            <text:p>ZAB 02</text:p>
          </table:table-cell>
          <table:table-cell office:value-type="string" calcext:value-type="string">
            <text:p>SPIONAGEROMANE <text:s/>POLIT-THRILLER</text:p>
          </table:table-cell>
          <table:table-cell table:number-columns-repeated="5"/>
        </table:table-row>
        <table:table-row table:style-name="ro1">
          <table:table-cell table:formula="of:=IF([.B3618]=([.B3617]+2);&quot;Fehler&quot;;&quot;&quot;)">
            <text:p/>
          </table:table-cell>
          <table:table-cell table:formula="of:=IF(LEN([.C3618])=1;0;IF(LEN([.C3618])=2;1;IF(LEN([.C3618])=3;2;IF(LEN([.C3618])=5;3;IF(LEN([.C3618])=6;4;IF(LEN([.C3618])=7;5;&quot;Fehler&quot;))))))" office:value-type="float" office:value="4" calcext:value-type="float">
            <text:p>4</text:p>
          </table:table-cell>
          <table:table-cell office:value-type="string" calcext:value-type="string">
            <text:p>ZAB 03</text:p>
          </table:table-cell>
          <table:table-cell office:value-type="string" calcext:value-type="string">
            <text:p>ABENTEUERROMANE <text:s/>WILDWESTROMANE <text:s/>NATURKATASTROPHEN EXPEDITIONSROMANE <text:s/>INDIANERROMANE</text:p>
          </table:table-cell>
          <table:table-cell table:number-columns-repeated="5"/>
        </table:table-row>
        <table:table-row table:style-name="ro1">
          <table:table-cell table:formula="of:=IF([.B3619]=([.B3618]+2);&quot;Fehler&quot;;&quot;&quot;)">
            <text:p/>
          </table:table-cell>
          <table:table-cell table:formula="of:=IF(LEN([.C3619])=1;0;IF(LEN([.C3619])=2;1;IF(LEN([.C3619])=3;2;IF(LEN([.C3619])=5;3;IF(LEN([.C3619])=6;4;IF(LEN([.C3619])=7;5;&quot;Fehler&quot;))))))" office:value-type="float" office:value="4" calcext:value-type="float">
            <text:p>4</text:p>
          </table:table-cell>
          <table:table-cell office:value-type="string" calcext:value-type="string">
            <text:p>ZAB 04</text:p>
          </table:table-cell>
          <table:table-cell office:value-type="string" calcext:value-type="string">
            <text:p>PSYCHOTHRILLER <text:s/>ROMANTIC-THRILLER</text:p>
          </table:table-cell>
          <table:table-cell table:number-columns-repeated="5"/>
        </table:table-row>
        <table:table-row table:style-name="ro1">
          <table:table-cell table:formula="of:=IF([.B3620]=([.B3619]+2);&quot;Fehler&quot;;&quot;&quot;)">
            <text:p/>
          </table:table-cell>
          <table:table-cell table:formula="of:=IF(LEN([.C3620])=1;0;IF(LEN([.C3620])=2;1;IF(LEN([.C3620])=3;2;IF(LEN([.C3620])=5;3;IF(LEN([.C3620])=6;4;IF(LEN([.C3620])=7;5;&quot;Fehler&quot;))))))" office:value-type="float" office:value="4" calcext:value-type="float">
            <text:p>4</text:p>
          </table:table-cell>
          <table:table-cell office:value-type="string" calcext:value-type="string">
            <text:p>ZAB 05</text:p>
          </table:table-cell>
          <table:table-cell office:value-type="string" calcext:value-type="string">
            <text:p>SCIENCE FICTION <text:s/>UTOPISCHE ROMANE</text:p>
          </table:table-cell>
          <table:table-cell table:number-columns-repeated="5"/>
        </table:table-row>
        <table:table-row table:style-name="ro1">
          <table:table-cell table:formula="of:=IF([.B3621]=([.B3620]+2);&quot;Fehler&quot;;&quot;&quot;)">
            <text:p/>
          </table:table-cell>
          <table:table-cell table:formula="of:=IF(LEN([.C3621])=1;0;IF(LEN([.C3621])=2;1;IF(LEN([.C3621])=3;2;IF(LEN([.C3621])=5;3;IF(LEN([.C3621])=6;4;IF(LEN([.C3621])=7;5;&quot;Fehler&quot;))))))" office:value-type="float" office:value="4" calcext:value-type="float">
            <text:p>4</text:p>
          </table:table-cell>
          <table:table-cell office:value-type="string" calcext:value-type="string">
            <text:p>ZAB 06</text:p>
          </table:table-cell>
          <table:table-cell office:value-type="string" calcext:value-type="string">
            <text:p>SEEROMANE <text:s/>SEEKRIEGSROMANE</text:p>
          </table:table-cell>
          <table:table-cell table:number-columns-repeated="5"/>
        </table:table-row>
        <table:table-row table:style-name="ro1">
          <table:table-cell table:formula="of:=IF([.B3622]=([.B3621]+2);&quot;Fehler&quot;;&quot;&quot;)">
            <text:p/>
          </table:table-cell>
          <table:table-cell table:formula="of:=IF(LEN([.C3622])=1;0;IF(LEN([.C3622])=2;1;IF(LEN([.C3622])=3;2;IF(LEN([.C3622])=5;3;IF(LEN([.C3622])=6;4;IF(LEN([.C3622])=7;5;&quot;Fehler&quot;))))))" office:value-type="float" office:value="4" calcext:value-type="float">
            <text:p>4</text:p>
          </table:table-cell>
          <table:table-cell office:value-type="string" calcext:value-type="string">
            <text:p>ZAB 07</text:p>
          </table:table-cell>
          <table:table-cell office:value-type="string" calcext:value-type="string">
            <text:p>FLIEGER- UND ASTRONAUTENROMANE</text:p>
          </table:table-cell>
          <table:table-cell table:number-columns-repeated="5"/>
        </table:table-row>
        <table:table-row table:style-name="ro1">
          <table:table-cell table:formula="of:=IF([.B3623]=([.B3622]+2);&quot;Fehler&quot;;&quot;&quot;)">
            <text:p/>
          </table:table-cell>
          <table:table-cell table:formula="of:=IF(LEN([.C3623])=1;0;IF(LEN([.C3623])=2;1;IF(LEN([.C3623])=3;2;IF(LEN([.C3623])=5;3;IF(LEN([.C3623])=6;4;IF(LEN([.C3623])=7;5;&quot;Fehler&quot;))))))" office:value-type="float" office:value="4" calcext:value-type="float">
            <text:p>4</text:p>
          </table:table-cell>
          <table:table-cell office:value-type="string" calcext:value-type="string">
            <text:p>ZAB 08</text:p>
          </table:table-cell>
          <table:table-cell office:value-type="string" calcext:value-type="string">
            <text:p>KRIEGSROMANE <text:s/>ANTIKRIEGSROMANE</text:p>
          </table:table-cell>
          <table:table-cell table:number-columns-repeated="5"/>
        </table:table-row>
        <table:table-row table:style-name="ro1">
          <table:table-cell table:formula="of:=IF([.B3624]=([.B3623]+2);&quot;Fehler&quot;;&quot;&quot;)">
            <text:p/>
          </table:table-cell>
          <table:table-cell table:formula="of:=IF(LEN([.C3624])=1;0;IF(LEN([.C3624])=2;1;IF(LEN([.C3624])=3;2;IF(LEN([.C3624])=5;3;IF(LEN([.C3624])=6;4;IF(LEN([.C3624])=7;5;&quot;Fehler&quot;))))))" office:value-type="float" office:value="5" calcext:value-type="float">
            <text:p>5</text:p>
          </table:table-cell>
          <table:table-cell office:value-type="string" calcext:value-type="string">
            <text:p>ZAB 081</text:p>
          </table:table-cell>
          <table:table-cell office:value-type="string" calcext:value-type="string">
            <text:p>ROMANE AUS DER WIDERSTANDSBEWEGUNG</text:p>
          </table:table-cell>
          <table:table-cell table:number-columns-repeated="5"/>
        </table:table-row>
        <table:table-row table:style-name="ro1">
          <table:table-cell table:formula="of:=IF([.B3625]=([.B3624]+2);&quot;Fehler&quot;;&quot;&quot;)">
            <text:p/>
          </table:table-cell>
          <table:table-cell table:formula="of:=IF(LEN([.C3625])=1;0;IF(LEN([.C3625])=2;1;IF(LEN([.C3625])=3;2;IF(LEN([.C3625])=5;3;IF(LEN([.C3625])=6;4;IF(LEN([.C3625])=7;5;&quot;Fehler&quot;))))))" office:value-type="float" office:value="5" calcext:value-type="float">
            <text:p>5</text:p>
          </table:table-cell>
          <table:table-cell office:value-type="string" calcext:value-type="string">
            <text:p>ZAB 082</text:p>
          </table:table-cell>
          <table:table-cell office:value-type="string" calcext:value-type="string">
            <text:p>HEIMKEHRERROMANE</text:p>
          </table:table-cell>
          <table:table-cell table:number-columns-repeated="5"/>
        </table:table-row>
        <table:table-row table:style-name="ro1">
          <table:table-cell table:formula="of:=IF([.B3626]=([.B3625]+2);&quot;Fehler&quot;;&quot;&quot;)">
            <text:p/>
          </table:table-cell>
          <table:table-cell table:formula="of:=IF(LEN([.C3626])=1;0;IF(LEN([.C3626])=2;1;IF(LEN([.C3626])=3;2;IF(LEN([.C3626])=5;3;IF(LEN([.C3626])=6;4;IF(LEN([.C3626])=7;5;&quot;Fehler&quot;))))))" office:value-type="float" office:value="4" calcext:value-type="float">
            <text:p>4</text:p>
          </table:table-cell>
          <table:table-cell office:value-type="string" calcext:value-type="string">
            <text:p>ZAB 14</text:p>
          </table:table-cell>
          <table:table-cell office:value-type="string" calcext:value-type="string">
            <text:p>REISEROMANE <text:s/>LANDSCHAFTSROMANE <text:s/>NATUR IM ROMAN</text:p>
          </table:table-cell>
          <table:table-cell table:number-columns-repeated="5"/>
        </table:table-row>
        <table:table-row table:style-name="ro1">
          <table:table-cell table:formula="of:=IF([.B3627]=([.B3626]+2);&quot;Fehler&quot;;&quot;&quot;)">
            <text:p/>
          </table:table-cell>
          <table:table-cell table:formula="of:=IF(LEN([.C3627])=1;0;IF(LEN([.C3627])=2;1;IF(LEN([.C3627])=3;2;IF(LEN([.C3627])=5;3;IF(LEN([.C3627])=6;4;IF(LEN([.C3627])=7;5;&quot;Fehler&quot;))))))" office:value-type="float" office:value="4" calcext:value-type="float">
            <text:p>4</text:p>
          </table:table-cell>
          <table:table-cell office:value-type="string" calcext:value-type="string">
            <text:p>ZAB 15</text:p>
          </table:table-cell>
          <table:table-cell office:value-type="string" calcext:value-type="string">
            <text:p>TIER- UND JAGDROMANE</text:p>
          </table:table-cell>
          <table:table-cell table:number-columns-repeated="5"/>
        </table:table-row>
        <table:table-row table:style-name="ro1">
          <table:table-cell table:formula="of:=IF([.B3628]=([.B3627]+2);&quot;Fehler&quot;;&quot;&quot;)">
            <text:p/>
          </table:table-cell>
          <table:table-cell table:formula="of:=IF(LEN([.C3628])=1;0;IF(LEN([.C3628])=2;1;IF(LEN([.C3628])=3;2;IF(LEN([.C3628])=5;3;IF(LEN([.C3628])=6;4;IF(LEN([.C3628])=7;5;&quot;Fehler&quot;))))))" office:value-type="float" office:value="4" calcext:value-type="float">
            <text:p>4</text:p>
          </table:table-cell>
          <table:table-cell office:value-type="string" calcext:value-type="string">
            <text:p>ZAB 16</text:p>
          </table:table-cell>
          <table:table-cell office:value-type="string" calcext:value-type="string">
            <text:p>VOELKERKUNDLICHE ROMANE</text:p>
          </table:table-cell>
          <table:table-cell table:number-columns-repeated="5"/>
        </table:table-row>
        <table:table-row table:style-name="ro1">
          <table:table-cell table:formula="of:=IF([.B3629]=([.B3628]+2);&quot;Fehler&quot;;&quot;&quot;)">
            <text:p/>
          </table:table-cell>
          <table:table-cell table:formula="of:=IF(LEN([.C3629])=1;0;IF(LEN([.C3629])=2;1;IF(LEN([.C3629])=3;2;IF(LEN([.C3629])=5;3;IF(LEN([.C3629])=6;4;IF(LEN([.C3629])=7;5;&quot;Fehler&quot;))))))" office:value-type="float" office:value="4" calcext:value-type="float">
            <text:p>4</text:p>
          </table:table-cell>
          <table:table-cell office:value-type="string" calcext:value-type="string">
            <text:p>ZAB 17</text:p>
          </table:table-cell>
          <table:table-cell office:value-type="string" calcext:value-type="string">
            <text:p>HEIMATROMANE <text:s/>BAUERN-, FISCHER- UND BERGROMANE</text:p>
          </table:table-cell>
          <table:table-cell table:number-columns-repeated="5"/>
        </table:table-row>
        <table:table-row table:style-name="ro1">
          <table:table-cell table:formula="of:=IF([.B3630]=([.B3629]+2);&quot;Fehler&quot;;&quot;&quot;)">
            <text:p/>
          </table:table-cell>
          <table:table-cell table:formula="of:=IF(LEN([.C3630])=1;0;IF(LEN([.C3630])=2;1;IF(LEN([.C3630])=3;2;IF(LEN([.C3630])=5;3;IF(LEN([.C3630])=6;4;IF(LEN([.C3630])=7;5;&quot;Fehler&quot;))))))" office:value-type="float" office:value="4" calcext:value-type="float">
            <text:p>4</text:p>
          </table:table-cell>
          <table:table-cell office:value-type="string" calcext:value-type="string">
            <text:p>ZAB 18</text:p>
          </table:table-cell>
          <table:table-cell office:value-type="string" calcext:value-type="string">
            <text:p>ROMANE AUS DER NIEDERRHEINISCHEN HEIMAT</text:p>
          </table:table-cell>
          <table:table-cell table:number-columns-repeated="5"/>
        </table:table-row>
        <table:table-row table:style-name="ro1">
          <table:table-cell table:formula="of:=IF([.B3631]=([.B3630]+2);&quot;Fehler&quot;;&quot;&quot;)">
            <text:p/>
          </table:table-cell>
          <table:table-cell table:formula="of:=IF(LEN([.C3631])=1;0;IF(LEN([.C3631])=2;1;IF(LEN([.C3631])=3;2;IF(LEN([.C3631])=5;3;IF(LEN([.C3631])=6;4;IF(LEN([.C3631])=7;5;&quot;Fehler&quot;))))))" office:value-type="float" office:value="4" calcext:value-type="float">
            <text:p>4</text:p>
          </table:table-cell>
          <table:table-cell office:value-type="string" calcext:value-type="string">
            <text:p>ZAB 19</text:p>
          </table:table-cell>
          <table:table-cell office:value-type="string" calcext:value-type="string">
            <text:p>AUSWANDERER-, FARMER- UND PIONIERROMANE</text:p>
          </table:table-cell>
          <table:table-cell table:number-columns-repeated="5"/>
        </table:table-row>
        <table:table-row table:style-name="ro1">
          <table:table-cell table:formula="of:=IF([.B3632]=([.B3631]+2);&quot;Fehler&quot;;&quot;&quot;)">
            <text:p/>
          </table:table-cell>
          <table:table-cell table:formula="of:=IF(LEN([.C3632])=1;0;IF(LEN([.C3632])=2;1;IF(LEN([.C3632])=3;2;IF(LEN([.C3632])=5;3;IF(LEN([.C3632])=6;4;IF(LEN([.C3632])=7;5;&quot;Fehler&quot;))))))" office:value-type="float" office:value="4" calcext:value-type="float">
            <text:p>4</text:p>
          </table:table-cell>
          <table:table-cell office:value-type="string" calcext:value-type="string">
            <text:p>ZAB 30</text:p>
          </table:table-cell>
          <table:table-cell office:value-type="string" calcext:value-type="string">
            <text:p>ASIEN IM ROMAN</text:p>
          </table:table-cell>
          <table:table-cell table:number-columns-repeated="5"/>
        </table:table-row>
        <table:table-row table:style-name="ro1">
          <table:table-cell table:formula="of:=IF([.B3633]=([.B3632]+2);&quot;Fehler&quot;;&quot;&quot;)">
            <text:p/>
          </table:table-cell>
          <table:table-cell table:formula="of:=IF(LEN([.C3633])=1;0;IF(LEN([.C3633])=2;1;IF(LEN([.C3633])=3;2;IF(LEN([.C3633])=5;3;IF(LEN([.C3633])=6;4;IF(LEN([.C3633])=7;5;&quot;Fehler&quot;))))))" office:value-type="float" office:value="5" calcext:value-type="float">
            <text:p>5</text:p>
          </table:table-cell>
          <table:table-cell office:value-type="string" calcext:value-type="string">
            <text:p>ZAB 301</text:p>
          </table:table-cell>
          <table:table-cell office:value-type="string" calcext:value-type="string">
            <text:p>EINZELNE STAATEN IN ALPHABETISCHER REIHENFOLGE</text:p>
          </table:table-cell>
          <table:table-cell table:number-columns-repeated="5"/>
        </table:table-row>
        <table:table-row table:style-name="ro1">
          <table:table-cell table:formula="of:=IF([.B3634]=([.B3633]+2);&quot;Fehler&quot;;&quot;&quot;)">
            <text:p/>
          </table:table-cell>
          <table:table-cell table:formula="of:=IF(LEN([.C3634])=1;0;IF(LEN([.C3634])=2;1;IF(LEN([.C3634])=3;2;IF(LEN([.C3634])=5;3;IF(LEN([.C3634])=6;4;IF(LEN([.C3634])=7;5;&quot;Fehler&quot;))))))" office:value-type="float" office:value="4" calcext:value-type="float">
            <text:p>4</text:p>
          </table:table-cell>
          <table:table-cell office:value-type="string" calcext:value-type="string">
            <text:p>ZAB 31</text:p>
          </table:table-cell>
          <table:table-cell office:value-type="string" calcext:value-type="string">
            <text:p>AFRIKA IM ROMAN</text:p>
          </table:table-cell>
          <table:table-cell table:number-columns-repeated="5"/>
        </table:table-row>
        <table:table-row table:style-name="ro1">
          <table:table-cell table:formula="of:=IF([.B3635]=([.B3634]+2);&quot;Fehler&quot;;&quot;&quot;)">
            <text:p/>
          </table:table-cell>
          <table:table-cell table:formula="of:=IF(LEN([.C3635])=1;0;IF(LEN([.C3635])=2;1;IF(LEN([.C3635])=3;2;IF(LEN([.C3635])=5;3;IF(LEN([.C3635])=6;4;IF(LEN([.C3635])=7;5;&quot;Fehler&quot;))))))" office:value-type="float" office:value="5" calcext:value-type="float">
            <text:p>5</text:p>
          </table:table-cell>
          <table:table-cell office:value-type="string" calcext:value-type="string">
            <text:p>ZAB 311</text:p>
          </table:table-cell>
          <table:table-cell office:value-type="string" calcext:value-type="string">
            <text:p>EINZELNE STAATEN IN ALPHABETISCHER REIHENFOLGE</text:p>
          </table:table-cell>
          <table:table-cell table:number-columns-repeated="5"/>
        </table:table-row>
        <table:table-row table:style-name="ro1">
          <table:table-cell table:formula="of:=IF([.B3636]=([.B3635]+2);&quot;Fehler&quot;;&quot;&quot;)">
            <text:p/>
          </table:table-cell>
          <table:table-cell table:formula="of:=IF(LEN([.C3636])=1;0;IF(LEN([.C3636])=2;1;IF(LEN([.C3636])=3;2;IF(LEN([.C3636])=5;3;IF(LEN([.C3636])=6;4;IF(LEN([.C3636])=7;5;&quot;Fehler&quot;))))))" office:value-type="float" office:value="4" calcext:value-type="float">
            <text:p>4</text:p>
          </table:table-cell>
          <table:table-cell office:value-type="string" calcext:value-type="string">
            <text:p>ZAB 32</text:p>
          </table:table-cell>
          <table:table-cell office:value-type="string" calcext:value-type="string">
            <text:p>MITTEL- UND SUEDAMERIKA IM ROMAN</text:p>
          </table:table-cell>
          <table:table-cell table:number-columns-repeated="5"/>
        </table:table-row>
        <table:table-row table:style-name="ro1">
          <table:table-cell table:formula="of:=IF([.B3637]=([.B3636]+2);&quot;Fehler&quot;;&quot;&quot;)">
            <text:p/>
          </table:table-cell>
          <table:table-cell table:formula="of:=IF(LEN([.C3637])=1;0;IF(LEN([.C3637])=2;1;IF(LEN([.C3637])=3;2;IF(LEN([.C3637])=5;3;IF(LEN([.C3637])=6;4;IF(LEN([.C3637])=7;5;&quot;Fehler&quot;))))))" office:value-type="float" office:value="5" calcext:value-type="float">
            <text:p>5</text:p>
          </table:table-cell>
          <table:table-cell office:value-type="string" calcext:value-type="string">
            <text:p>ZAB 321</text:p>
          </table:table-cell>
          <table:table-cell office:value-type="string" calcext:value-type="string">
            <text:p>EINZELNE STAATEN IN ALPHABETISCHER REIHENFOLGE</text:p>
          </table:table-cell>
          <table:table-cell table:number-columns-repeated="5"/>
        </table:table-row>
        <table:table-row table:style-name="ro1">
          <table:table-cell table:formula="of:=IF([.B3638]=([.B3637]+2);&quot;Fehler&quot;;&quot;&quot;)">
            <text:p/>
          </table:table-cell>
          <table:table-cell table:formula="of:=IF(LEN([.C3638])=1;0;IF(LEN([.C3638])=2;1;IF(LEN([.C3638])=3;2;IF(LEN([.C3638])=5;3;IF(LEN([.C3638])=6;4;IF(LEN([.C3638])=7;5;&quot;Fehler&quot;))))))" office:value-type="float" office:value="4" calcext:value-type="float">
            <text:p>4</text:p>
          </table:table-cell>
          <table:table-cell office:value-type="string" calcext:value-type="string">
            <text:p>ZAB 33</text:p>
          </table:table-cell>
          <table:table-cell office:value-type="string" calcext:value-type="string">
            <text:p>NORDAMERIKA IM ROMAN</text:p>
          </table:table-cell>
          <table:table-cell table:number-columns-repeated="5"/>
        </table:table-row>
        <table:table-row table:style-name="ro1">
          <table:table-cell table:formula="of:=IF([.B3639]=([.B3638]+2);&quot;Fehler&quot;;&quot;&quot;)">
            <text:p/>
          </table:table-cell>
          <table:table-cell table:formula="of:=IF(LEN([.C3639])=1;0;IF(LEN([.C3639])=2;1;IF(LEN([.C3639])=3;2;IF(LEN([.C3639])=5;3;IF(LEN([.C3639])=6;4;IF(LEN([.C3639])=7;5;&quot;Fehler&quot;))))))" office:value-type="float" office:value="5" calcext:value-type="float">
            <text:p>5</text:p>
          </table:table-cell>
          <table:table-cell office:value-type="string" calcext:value-type="string">
            <text:p>ZAB 331</text:p>
          </table:table-cell>
          <table:table-cell office:value-type="string" calcext:value-type="string">
            <text:p>EINZELNE STAATEN IN ALPHABETISCHER REIHENFOLGE</text:p>
          </table:table-cell>
          <table:table-cell table:number-columns-repeated="5"/>
        </table:table-row>
        <table:table-row table:style-name="ro1">
          <table:table-cell table:formula="of:=IF([.B3640]=([.B3639]+2);&quot;Fehler&quot;;&quot;&quot;)">
            <text:p/>
          </table:table-cell>
          <table:table-cell table:formula="of:=IF(LEN([.C3640])=1;0;IF(LEN([.C3640])=2;1;IF(LEN([.C3640])=3;2;IF(LEN([.C3640])=5;3;IF(LEN([.C3640])=6;4;IF(LEN([.C3640])=7;5;&quot;Fehler&quot;))))))" office:value-type="float" office:value="4" calcext:value-type="float">
            <text:p>4</text:p>
          </table:table-cell>
          <table:table-cell office:value-type="string" calcext:value-type="string">
            <text:p>ZAB 34</text:p>
          </table:table-cell>
          <table:table-cell office:value-type="string" calcext:value-type="string">
            <text:p>AUSTRALIEN, NEUSEELAND, OZEANIEN, SUEDSEE UND ANTARKTIS IM ROMAN</text:p>
          </table:table-cell>
          <table:table-cell table:number-columns-repeated="5"/>
        </table:table-row>
        <table:table-row table:style-name="ro1">
          <table:table-cell table:formula="of:=IF([.B3641]=([.B3640]+2);&quot;Fehler&quot;;&quot;&quot;)">
            <text:p/>
          </table:table-cell>
          <table:table-cell table:formula="of:=IF(LEN([.C3641])=1;0;IF(LEN([.C3641])=2;1;IF(LEN([.C3641])=3;2;IF(LEN([.C3641])=5;3;IF(LEN([.C3641])=6;4;IF(LEN([.C3641])=7;5;&quot;Fehler&quot;))))))" office:value-type="float" office:value="5" calcext:value-type="float">
            <text:p>5</text:p>
          </table:table-cell>
          <table:table-cell office:value-type="string" calcext:value-type="string">
            <text:p>ZAB 341</text:p>
          </table:table-cell>
          <table:table-cell office:value-type="string" calcext:value-type="string">
            <text:p>EINZELNE STAATEN IN ALPHABETISCHER REIHENFOLGE</text:p>
          </table:table-cell>
          <table:table-cell table:number-columns-repeated="5"/>
        </table:table-row>
        <table:table-row table:style-name="ro1">
          <table:table-cell table:formula="of:=IF([.B3642]=([.B3641]+2);&quot;Fehler&quot;;&quot;&quot;)">
            <text:p/>
          </table:table-cell>
          <table:table-cell table:formula="of:=IF(LEN([.C3642])=1;0;IF(LEN([.C3642])=2;1;IF(LEN([.C3642])=3;2;IF(LEN([.C3642])=5;3;IF(LEN([.C3642])=6;4;IF(LEN([.C3642])=7;5;&quot;Fehler&quot;))))))" office:value-type="float" office:value="4" calcext:value-type="float">
            <text:p>4</text:p>
          </table:table-cell>
          <table:table-cell office:value-type="string" calcext:value-type="string">
            <text:p>ZAB 35</text:p>
          </table:table-cell>
          <table:table-cell office:value-type="string" calcext:value-type="string">
            <text:p>EUROPA IM ROMAN</text:p>
          </table:table-cell>
          <table:table-cell table:number-columns-repeated="5"/>
        </table:table-row>
        <table:table-row table:style-name="ro1">
          <table:table-cell table:formula="of:=IF([.B3643]=([.B3642]+2);&quot;Fehler&quot;;&quot;&quot;)">
            <text:p/>
          </table:table-cell>
          <table:table-cell table:formula="of:=IF(LEN([.C3643])=1;0;IF(LEN([.C3643])=2;1;IF(LEN([.C3643])=3;2;IF(LEN([.C3643])=5;3;IF(LEN([.C3643])=6;4;IF(LEN([.C3643])=7;5;&quot;Fehler&quot;))))))" office:value-type="float" office:value="5" calcext:value-type="float">
            <text:p>5</text:p>
          </table:table-cell>
          <table:table-cell office:value-type="string" calcext:value-type="string">
            <text:p>ZAB 351</text:p>
          </table:table-cell>
          <table:table-cell office:value-type="string" calcext:value-type="string">
            <text:p>EINZELNE STAATEN IN ALPHABETISCHER REIHENFOLGE</text:p>
          </table:table-cell>
          <table:table-cell table:number-columns-repeated="5"/>
        </table:table-row>
        <table:table-row table:style-name="ro1">
          <table:table-cell table:formula="of:=IF([.B3644]=([.B3643]+2);&quot;Fehler&quot;;&quot;&quot;)">
            <text:p/>
          </table:table-cell>
          <table:table-cell table:formula="of:=IF(LEN([.C3644])=1;0;IF(LEN([.C3644])=2;1;IF(LEN([.C3644])=3;2;IF(LEN([.C3644])=5;3;IF(LEN([.C3644])=6;4;IF(LEN([.C3644])=7;5;&quot;Fehler&quot;))))))" office:value-type="float" office:value="4" calcext:value-type="float">
            <text:p>4</text:p>
          </table:table-cell>
          <table:table-cell office:value-type="string" calcext:value-type="string">
            <text:p>ZAB 36</text:p>
          </table:table-cell>
          <table:table-cell office:value-type="string" calcext:value-type="string">
            <text:p>DEUTSCHLAND BIS 1949</text:p>
          </table:table-cell>
          <table:table-cell table:number-columns-repeated="5"/>
        </table:table-row>
        <table:table-row table:style-name="ro1">
          <table:table-cell table:formula="of:=IF([.B3645]=([.B3644]+2);&quot;Fehler&quot;;&quot;&quot;)">
            <text:p/>
          </table:table-cell>
          <table:table-cell table:formula="of:=IF(LEN([.C3645])=1;0;IF(LEN([.C3645])=2;1;IF(LEN([.C3645])=3;2;IF(LEN([.C3645])=5;3;IF(LEN([.C3645])=6;4;IF(LEN([.C3645])=7;5;&quot;Fehler&quot;))))))" office:value-type="float" office:value="5" calcext:value-type="float">
            <text:p>5</text:p>
          </table:table-cell>
          <table:table-cell office:value-type="string" calcext:value-type="string">
            <text:p>ZAB 362</text:p>
          </table:table-cell>
          <table:table-cell office:value-type="string" calcext:value-type="string">
            <text:p>BUNDESREPUBLIK DEUTSCHLAND 1949-1990</text:p>
          </table:table-cell>
          <table:table-cell table:number-columns-repeated="5"/>
        </table:table-row>
        <table:table-row table:style-name="ro1">
          <table:table-cell table:formula="of:=IF([.B3646]=([.B3645]+2);&quot;Fehler&quot;;&quot;&quot;)">
            <text:p/>
          </table:table-cell>
          <table:table-cell table:formula="of:=IF(LEN([.C3646])=1;0;IF(LEN([.C3646])=2;1;IF(LEN([.C3646])=3;2;IF(LEN([.C3646])=5;3;IF(LEN([.C3646])=6;4;IF(LEN([.C3646])=7;5;&quot;Fehler&quot;))))))" office:value-type="float" office:value="5" calcext:value-type="float">
            <text:p>5</text:p>
          </table:table-cell>
          <table:table-cell office:value-type="string" calcext:value-type="string">
            <text:p>ZAB 363</text:p>
          </table:table-cell>
          <table:table-cell office:value-type="string" calcext:value-type="string">
            <text:p>DDR (DEUTSCHE DEMOKRATISCHE REPUBLIK)</text:p>
          </table:table-cell>
          <table:table-cell table:number-columns-repeated="5"/>
        </table:table-row>
        <table:table-row table:style-name="ro1">
          <table:table-cell table:formula="of:=IF([.B3647]=([.B3646]+2);&quot;Fehler&quot;;&quot;&quot;)">
            <text:p/>
          </table:table-cell>
          <table:table-cell table:formula="of:=IF(LEN([.C3647])=1;0;IF(LEN([.C3647])=2;1;IF(LEN([.C3647])=3;2;IF(LEN([.C3647])=5;3;IF(LEN([.C3647])=6;4;IF(LEN([.C3647])=7;5;&quot;Fehler&quot;))))))" office:value-type="float" office:value="5" calcext:value-type="float">
            <text:p>5</text:p>
          </table:table-cell>
          <table:table-cell office:value-type="string" calcext:value-type="string">
            <text:p>ZAB 365</text:p>
          </table:table-cell>
          <table:table-cell office:value-type="string" calcext:value-type="string">
            <text:p>BUNDESREPUBLIK DEUTSCHLAND AB 1990</text:p>
          </table:table-cell>
          <table:table-cell table:number-columns-repeated="5"/>
        </table:table-row>
        <table:table-row table:style-name="ro1">
          <table:table-cell table:formula="of:=IF([.B3648]=([.B3647]+2);&quot;Fehler&quot;;&quot;&quot;)">
            <text:p/>
          </table:table-cell>
          <table:table-cell table:formula="of:=IF(LEN([.C3648])=1;0;IF(LEN([.C3648])=2;1;IF(LEN([.C3648])=3;2;IF(LEN([.C3648])=5;3;IF(LEN([.C3648])=6;4;IF(LEN([.C3648])=7;5;&quot;Fehler&quot;))))))" office:value-type="float" office:value="4" calcext:value-type="float">
            <text:p>4</text:p>
          </table:table-cell>
          <table:table-cell office:value-type="string" calcext:value-type="string">
            <text:p>ZAB 37</text:p>
          </table:table-cell>
          <table:table-cell office:value-type="string" calcext:value-type="string">
            <text:p>RUSSLAND, SOWJETUNION UND GUS IM ROMAN</text:p>
          </table:table-cell>
          <table:table-cell table:number-columns-repeated="5"/>
        </table:table-row>
        <table:table-row table:style-name="ro1">
          <table:table-cell table:formula="of:=IF([.B3649]=([.B3648]+2);&quot;Fehler&quot;;&quot;&quot;)">
            <text:p/>
          </table:table-cell>
          <table:table-cell table:formula="of:=IF(LEN([.C3649])=1;0;IF(LEN([.C3649])=2;1;IF(LEN([.C3649])=3;2;IF(LEN([.C3649])=5;3;IF(LEN([.C3649])=6;4;IF(LEN([.C3649])=7;5;&quot;Fehler&quot;))))))" office:value-type="float" office:value="5" calcext:value-type="float">
            <text:p>5</text:p>
          </table:table-cell>
          <table:table-cell office:value-type="string" calcext:value-type="string">
            <text:p>ZAB 371</text:p>
          </table:table-cell>
          <table:table-cell office:value-type="string" calcext:value-type="string">
            <text:p>RUSSLAND BIS 1917</text:p>
          </table:table-cell>
          <table:table-cell table:number-columns-repeated="5"/>
        </table:table-row>
        <table:table-row table:style-name="ro1">
          <table:table-cell table:formula="of:=IF([.B3650]=([.B3649]+2);&quot;Fehler&quot;;&quot;&quot;)">
            <text:p/>
          </table:table-cell>
          <table:table-cell table:formula="of:=IF(LEN([.C3650])=1;0;IF(LEN([.C3650])=2;1;IF(LEN([.C3650])=3;2;IF(LEN([.C3650])=5;3;IF(LEN([.C3650])=6;4;IF(LEN([.C3650])=7;5;&quot;Fehler&quot;))))))" office:value-type="float" office:value="5" calcext:value-type="float">
            <text:p>5</text:p>
          </table:table-cell>
          <table:table-cell office:value-type="string" calcext:value-type="string">
            <text:p>ZAB 372</text:p>
          </table:table-cell>
          <table:table-cell office:value-type="string" calcext:value-type="string">
            <text:p>SOWJETUNION BIS 1991</text:p>
          </table:table-cell>
          <table:table-cell table:number-columns-repeated="5"/>
        </table:table-row>
        <table:table-row table:style-name="ro1">
          <table:table-cell table:formula="of:=IF([.B3651]=([.B3650]+2);&quot;Fehler&quot;;&quot;&quot;)">
            <text:p/>
          </table:table-cell>
          <table:table-cell table:formula="of:=IF(LEN([.C3651])=1;0;IF(LEN([.C3651])=2;1;IF(LEN([.C3651])=3;2;IF(LEN([.C3651])=5;3;IF(LEN([.C3651])=6;4;IF(LEN([.C3651])=7;5;&quot;Fehler&quot;))))))" office:value-type="float" office:value="5" calcext:value-type="float">
            <text:p>5</text:p>
          </table:table-cell>
          <table:table-cell office:value-type="string" calcext:value-type="string">
            <text:p>ZAB 373</text:p>
          </table:table-cell>
          <table:table-cell office:value-type="string" calcext:value-type="string">
            <text:p>GUS (GEMEINSCHAFT UNABHAENGIGER STAATEN)</text:p>
          </table:table-cell>
          <table:table-cell table:number-columns-repeated="5"/>
        </table:table-row>
        <table:table-row table:style-name="ro1">
          <table:table-cell table:formula="of:=IF([.B3652]=([.B3651]+2);&quot;Fehler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AB 3731</text:p>
          </table:table-cell>
          <table:table-cell office:value-type="string" calcext:value-type="string">
            <text:p>EINZELNE STAATEN (IN ALPHABETISCHER REIHENFOLGE)</text:p>
          </table:table-cell>
          <table:table-cell table:number-columns-repeated="5"/>
        </table:table-row>
        <table:table-row table:style-name="ro1">
          <table:table-cell table:formula="of:=IF([.B3653]=([.B3652]+2);&quot;Fehler&quot;;&quot;&quot;)">
            <text:p/>
          </table:table-cell>
          <table:table-cell table:formula="of:=IF(LEN([.C3653])=1;0;IF(LEN([.C3653])=2;1;IF(LEN([.C3653])=3;2;IF(LEN([.C3653])=5;3;IF(LEN([.C3653])=6;4;IF(LEN([.C3653])=7;5;&quot;Fehler&quot;))))))" office:value-type="float" office:value="4" calcext:value-type="float">
            <text:p>4</text:p>
          </table:table-cell>
          <table:table-cell office:value-type="string" calcext:value-type="string">
            <text:p>ZAB 40</text:p>
          </table:table-cell>
          <table:table-cell office:value-type="string" calcext:value-type="string">
            <text:p>STAEDTE IM ROMAN</text:p>
          </table:table-cell>
          <table:table-cell table:number-columns-repeated="5"/>
        </table:table-row>
        <table:table-row table:style-name="ro1">
          <table:table-cell table:formula="of:=IF([.B3654]=([.B3653]+2);&quot;Fehler&quot;;&quot;&quot;)">
            <text:p/>
          </table:table-cell>
          <table:table-cell table:formula="of:=IF(LEN([.C3654])=1;0;IF(LEN([.C3654])=2;1;IF(LEN([.C3654])=3;2;IF(LEN([.C3654])=5;3;IF(LEN([.C3654])=6;4;IF(LEN([.C3654])=7;5;&quot;Fehler&quot;))))))" office:value-type="float" office:value="5" calcext:value-type="float">
            <text:p>5</text:p>
          </table:table-cell>
          <table:table-cell office:value-type="string" calcext:value-type="string">
            <text:p>ZAB 401</text:p>
          </table:table-cell>
          <table:table-cell office:value-type="string" calcext:value-type="string">
            <text:p>EINZELNE STAEDTE IN ALPHABETISCHER REIHENFOLGE</text:p>
          </table:table-cell>
          <table:table-cell table:number-columns-repeated="5"/>
        </table:table-row>
        <table:table-row table:style-name="ro1">
          <table:table-cell table:formula="of:=IF([.B3655]=([.B3654]+2);&quot;Fehler&quot;;&quot;&quot;)">
            <text:p/>
          </table:table-cell>
          <table:table-cell table:formula="of:=IF(LEN([.C3655])=1;0;IF(LEN([.C3655])=2;1;IF(LEN([.C3655])=3;2;IF(LEN([.C3655])=5;3;IF(LEN([.C3655])=6;4;IF(LEN([.C3655])=7;5;&quot;Fehler&quot;))))))" office:value-type="float" office:value="4" calcext:value-type="float">
            <text:p>4</text:p>
          </table:table-cell>
          <table:table-cell office:value-type="string" calcext:value-type="string">
            <text:p>ZAB 50</text:p>
          </table:table-cell>
          <table:table-cell office:value-type="string" calcext:value-type="string">
            <text:p>ROMANE AUS WIRTSCHAFT, FINANZWELT UND JUSTIZ <text:s/>WELT DER MEDIEN</text:p>
          </table:table-cell>
          <table:table-cell table:number-columns-repeated="5"/>
        </table:table-row>
        <table:table-row table:style-name="ro1">
          <table:table-cell table:formula="of:=IF([.B3656]=([.B3655]+2);&quot;Fehler&quot;;&quot;&quot;)">
            <text:p/>
          </table:table-cell>
          <table:table-cell table:formula="of:=IF(LEN([.C3656])=1;0;IF(LEN([.C3656])=2;1;IF(LEN([.C3656])=3;2;IF(LEN([.C3656])=5;3;IF(LEN([.C3656])=6;4;IF(LEN([.C3656])=7;5;&quot;Fehler&quot;))))))" office:value-type="float" office:value="4" calcext:value-type="float">
            <text:p>4</text:p>
          </table:table-cell>
          <table:table-cell office:value-type="string" calcext:value-type="string">
            <text:p>ZAB 51</text:p>
          </table:table-cell>
          <table:table-cell office:value-type="string" calcext:value-type="string">
            <text:p>ARBEITSWELT</text:p>
          </table:table-cell>
          <table:table-cell table:number-columns-repeated="5"/>
        </table:table-row>
        <table:table-row table:style-name="ro1">
          <table:table-cell table:formula="of:=IF([.B3657]=([.B3656]+2);&quot;Fehler&quot;;&quot;&quot;)">
            <text:p/>
          </table:table-cell>
          <table:table-cell table:formula="of:=IF(LEN([.C3657])=1;0;IF(LEN([.C3657])=2;1;IF(LEN([.C3657])=3;2;IF(LEN([.C3657])=5;3;IF(LEN([.C3657])=6;4;IF(LEN([.C3657])=7;5;&quot;Fehler&quot;))))))" office:value-type="float" office:value="4" calcext:value-type="float">
            <text:p>4</text:p>
          </table:table-cell>
          <table:table-cell office:value-type="string" calcext:value-type="string">
            <text:p>ZAB 52</text:p>
          </table:table-cell>
          <table:table-cell office:value-type="string" calcext:value-type="string">
            <text:p>ARZTROMANE</text:p>
          </table:table-cell>
          <table:table-cell table:number-columns-repeated="5"/>
        </table:table-row>
        <table:table-row table:style-name="ro1">
          <table:table-cell table:formula="of:=IF([.B3658]=([.B3657]+2);&quot;Fehler&quot;;&quot;&quot;)">
            <text:p/>
          </table:table-cell>
          <table:table-cell table:formula="of:=IF(LEN([.C3658])=1;0;IF(LEN([.C3658])=2;1;IF(LEN([.C3658])=3;2;IF(LEN([.C3658])=5;3;IF(LEN([.C3658])=6;4;IF(LEN([.C3658])=7;5;&quot;Fehler&quot;))))))" office:value-type="float" office:value="4" calcext:value-type="float">
            <text:p>4</text:p>
          </table:table-cell>
          <table:table-cell office:value-type="string" calcext:value-type="string">
            <text:p>ZAB 53</text:p>
          </table:table-cell>
          <table:table-cell office:value-type="string" calcext:value-type="string">
            <text:p>KUENSTLER IM ROMAN</text:p>
          </table:table-cell>
          <table:table-cell table:number-columns-repeated="5"/>
        </table:table-row>
        <table:table-row table:style-name="ro1">
          <table:table-cell table:formula="of:=IF([.B3659]=([.B3658]+2);&quot;Fehler&quot;;&quot;&quot;)">
            <text:p/>
          </table:table-cell>
          <table:table-cell table:formula="of:=IF(LEN([.C3659])=1;0;IF(LEN([.C3659])=2;1;IF(LEN([.C3659])=3;2;IF(LEN([.C3659])=5;3;IF(LEN([.C3659])=6;4;IF(LEN([.C3659])=7;5;&quot;Fehler&quot;))))))" office:value-type="float" office:value="4" calcext:value-type="float">
            <text:p>4</text:p>
          </table:table-cell>
          <table:table-cell office:value-type="string" calcext:value-type="string">
            <text:p>ZAB 54</text:p>
          </table:table-cell>
          <table:table-cell office:value-type="string" calcext:value-type="string">
            <text:p>SPORTROMANE</text:p>
          </table:table-cell>
          <table:table-cell table:number-columns-repeated="5"/>
        </table:table-row>
        <table:table-row table:style-name="ro1">
          <table:table-cell table:formula="of:=IF([.B3660]=([.B3659]+2);&quot;Fehler&quot;;&quot;&quot;)">
            <text:p/>
          </table:table-cell>
          <table:table-cell table:formula="of:=IF(LEN([.C3660])=1;0;IF(LEN([.C3660])=2;1;IF(LEN([.C3660])=3;2;IF(LEN([.C3660])=5;3;IF(LEN([.C3660])=6;4;IF(LEN([.C3660])=7;5;&quot;Fehler&quot;))))))" office:value-type="float" office:value="4" calcext:value-type="float">
            <text:p>4</text:p>
          </table:table-cell>
          <table:table-cell office:value-type="string" calcext:value-type="string">
            <text:p>ZAB 55</text:p>
          </table:table-cell>
          <table:table-cell office:value-type="string" calcext:value-type="string">
            <text:p>PROBLEME DER FRAU IM ROMAN <text:s/>PROBLEME DES MANNES IM ROMAN</text:p>
          </table:table-cell>
          <table:table-cell table:number-columns-repeated="5"/>
        </table:table-row>
        <table:table-row table:style-name="ro1">
          <table:table-cell table:formula="of:=IF([.B3661]=([.B3660]+2);&quot;Fehler&quot;;&quot;&quot;)">
            <text:p/>
          </table:table-cell>
          <table:table-cell table:formula="of:=IF(LEN([.C3661])=1;0;IF(LEN([.C3661])=2;1;IF(LEN([.C3661])=3;2;IF(LEN([.C3661])=5;3;IF(LEN([.C3661])=6;4;IF(LEN([.C3661])=7;5;&quot;Fehler&quot;))))))" office:value-type="float" office:value="4" calcext:value-type="float">
            <text:p>4</text:p>
          </table:table-cell>
          <table:table-cell office:value-type="string" calcext:value-type="string">
            <text:p>ZAB 56</text:p>
          </table:table-cell>
          <table:table-cell office:value-type="string" calcext:value-type="string">
            <text:p>HEITERE ROMANE UND ERZAEHLUNGEN</text:p>
          </table:table-cell>
          <table:table-cell table:number-columns-repeated="5"/>
        </table:table-row>
        <table:table-row table:style-name="ro1">
          <table:table-cell table:formula="of:=IF([.B3662]=([.B3661]+2);&quot;Fehler&quot;;&quot;&quot;)">
            <text:p/>
          </table:table-cell>
          <table:table-cell table:formula="of:=IF(LEN([.C3662])=1;0;IF(LEN([.C3662])=2;1;IF(LEN([.C3662])=3;2;IF(LEN([.C3662])=5;3;IF(LEN([.C3662])=6;4;IF(LEN([.C3662])=7;5;&quot;Fehler&quot;))))))" office:value-type="float" office:value="4" calcext:value-type="float">
            <text:p>4</text:p>
          </table:table-cell>
          <table:table-cell office:value-type="string" calcext:value-type="string">
            <text:p>ZAB 57</text:p>
          </table:table-cell>
          <table:table-cell office:value-type="string" calcext:value-type="string">
            <text:p>SATIREN UND GROTESKEN</text:p>
          </table:table-cell>
          <table:table-cell table:number-columns-repeated="5"/>
        </table:table-row>
        <table:table-row table:style-name="ro1">
          <table:table-cell table:formula="of:=IF([.B3663]=([.B3662]+2);&quot;Fehler&quot;;&quot;&quot;)">
            <text:p/>
          </table:table-cell>
          <table:table-cell table:formula="of:=IF(LEN([.C3663])=1;0;IF(LEN([.C3663])=2;1;IF(LEN([.C3663])=3;2;IF(LEN([.C3663])=5;3;IF(LEN([.C3663])=6;4;IF(LEN([.C3663])=7;5;&quot;Fehler&quot;))))))" office:value-type="float" office:value="4" calcext:value-type="float">
            <text:p>4</text:p>
          </table:table-cell>
          <table:table-cell office:value-type="string" calcext:value-type="string">
            <text:p>ZAB 58</text:p>
          </table:table-cell>
          <table:table-cell office:value-type="string" calcext:value-type="string">
            <text:p>ROMANE IRRATIONAL-PHANTASTISCHEN INHALTS <text:s/>FANTASY GRUSELGESCHICHTEN <text:s/>SCHWARZER HUMOR <text:s/>HORRORROMANE</text:p>
          </table:table-cell>
          <table:table-cell table:number-columns-repeated="5"/>
        </table:table-row>
        <table:table-row table:style-name="ro1">
          <table:table-cell table:formula="of:=IF([.B3664]=([.B3663]+2);&quot;Fehler&quot;;&quot;&quot;)">
            <text:p/>
          </table:table-cell>
          <table:table-cell table:formula="of:=IF(LEN([.C3664])=1;0;IF(LEN([.C3664])=2;1;IF(LEN([.C3664])=3;2;IF(LEN([.C3664])=5;3;IF(LEN([.C3664])=6;4;IF(LEN([.C3664])=7;5;&quot;Fehler&quot;))))))" office:value-type="float" office:value="4" calcext:value-type="float">
            <text:p>4</text:p>
          </table:table-cell>
          <table:table-cell office:value-type="string" calcext:value-type="string">
            <text:p>ZAB 59</text:p>
          </table:table-cell>
          <table:table-cell office:value-type="string" calcext:value-type="string">
            <text:p>MYTHEN-, SAGEN- UND MAERCHENSTOFFE IM ROMAN</text:p>
          </table:table-cell>
          <table:table-cell table:number-columns-repeated="5"/>
        </table:table-row>
        <table:table-row table:style-name="ro1">
          <table:table-cell table:formula="of:=IF([.B3665]=([.B3664]+2);&quot;Fehler&quot;;&quot;&quot;)">
            <text:p/>
          </table:table-cell>
          <table:table-cell table:formula="of:=IF(LEN([.C3665])=1;0;IF(LEN([.C3665])=2;1;IF(LEN([.C3665])=3;2;IF(LEN([.C3665])=5;3;IF(LEN([.C3665])=6;4;IF(LEN([.C3665])=7;5;&quot;Fehler&quot;))))))" office:value-type="float" office:value="4" calcext:value-type="float">
            <text:p>4</text:p>
          </table:table-cell>
          <table:table-cell office:value-type="string" calcext:value-type="string">
            <text:p>ZAB 70</text:p>
          </table:table-cell>
          <table:table-cell office:value-type="string" calcext:value-type="string">
            <text:p>HISTORISCHE ROMANE</text:p>
          </table:table-cell>
          <table:table-cell table:number-columns-repeated="5"/>
        </table:table-row>
        <table:table-row table:style-name="ro1">
          <table:table-cell table:formula="of:=IF([.B3666]=([.B3665]+2);&quot;Fehler&quot;;&quot;&quot;)">
            <text:p/>
          </table:table-cell>
          <table:table-cell table:formula="of:=IF(LEN([.C3666])=1;0;IF(LEN([.C3666])=2;1;IF(LEN([.C3666])=3;2;IF(LEN([.C3666])=5;3;IF(LEN([.C3666])=6;4;IF(LEN([.C3666])=7;5;&quot;Fehler&quot;))))))" office:value-type="float" office:value="5" calcext:value-type="float">
            <text:p>5</text:p>
          </table:table-cell>
          <table:table-cell office:value-type="string" calcext:value-type="string">
            <text:p>ZAB 701</text:p>
          </table:table-cell>
          <table:table-cell office:value-type="string" calcext:value-type="string">
            <text:p>FRUEHZEIT UND ALTERTUM</text:p>
          </table:table-cell>
          <table:table-cell table:number-columns-repeated="5"/>
        </table:table-row>
        <table:table-row table:style-name="ro1">
          <table:table-cell table:formula="of:=IF([.B3667]=([.B3666]+2);&quot;Fehler&quot;;&quot;&quot;)">
            <text:p/>
          </table:table-cell>
          <table:table-cell table:formula="of:=IF(LEN([.C3667])=1;0;IF(LEN([.C3667])=2;1;IF(LEN([.C3667])=3;2;IF(LEN([.C3667])=5;3;IF(LEN([.C3667])=6;4;IF(LEN([.C3667])=7;5;&quot;Fehler&quot;))))))" office:value-type="float" office:value="5" calcext:value-type="float">
            <text:p>5</text:p>
          </table:table-cell>
          <table:table-cell office:value-type="string" calcext:value-type="string">
            <text:p>ZAB 702</text:p>
          </table:table-cell>
          <table:table-cell office:value-type="string" calcext:value-type="string">
            <text:p>300 V. CHR. BIS CA 1500 : VOELKERWANDERUNG UND MITTELALTER</text:p>
          </table:table-cell>
          <table:table-cell table:number-columns-repeated="5"/>
        </table:table-row>
        <table:table-row table:style-name="ro1">
          <table:table-cell table:formula="of:=IF([.B3668]=([.B3667]+2);&quot;Fehler&quot;;&quot;&quot;)">
            <text:p/>
          </table:table-cell>
          <table:table-cell table:formula="of:=IF(LEN([.C3668])=1;0;IF(LEN([.C3668])=2;1;IF(LEN([.C3668])=3;2;IF(LEN([.C3668])=5;3;IF(LEN([.C3668])=6;4;IF(LEN([.C3668])=7;5;&quot;Fehler&quot;))))))" office:value-type="float" office:value="5" calcext:value-type="float">
            <text:p>5</text:p>
          </table:table-cell>
          <table:table-cell office:value-type="string" calcext:value-type="string">
            <text:p>ZAB 703</text:p>
          </table:table-cell>
          <table:table-cell office:value-type="string" calcext:value-type="string">
            <text:p>16. JAHRHUNDERT : RENAISSANCE, REFORMATION, BAUERNKRIEGE</text:p>
          </table:table-cell>
          <table:table-cell table:number-columns-repeated="5"/>
        </table:table-row>
        <table:table-row table:style-name="ro1">
          <table:table-cell table:formula="of:=IF([.B3669]=([.B3668]+2);&quot;Fehler&quot;;&quot;&quot;)">
            <text:p/>
          </table:table-cell>
          <table:table-cell table:formula="of:=IF(LEN([.C3669])=1;0;IF(LEN([.C3669])=2;1;IF(LEN([.C3669])=3;2;IF(LEN([.C3669])=5;3;IF(LEN([.C3669])=6;4;IF(LEN([.C3669])=7;5;&quot;Fehler&quot;))))))" office:value-type="float" office:value="5" calcext:value-type="float">
            <text:p>5</text:p>
          </table:table-cell>
          <table:table-cell office:value-type="string" calcext:value-type="string">
            <text:p>ZAB 704</text:p>
          </table:table-cell>
          <table:table-cell office:value-type="string" calcext:value-type="string">
            <text:p>17. JAHRHUNDERT : DREISSIGJAEHRIGER KRIEG, ZEITALTER DES ABSOLUTISMUS</text:p>
          </table:table-cell>
          <table:table-cell table:number-columns-repeated="5"/>
        </table:table-row>
        <table:table-row table:style-name="ro1">
          <table:table-cell table:formula="of:=IF([.B3670]=([.B3669]+2);&quot;Fehler&quot;;&quot;&quot;)">
            <text:p/>
          </table:table-cell>
          <table:table-cell table:formula="of:=IF(LEN([.C3670])=1;0;IF(LEN([.C3670])=2;1;IF(LEN([.C3670])=3;2;IF(LEN([.C3670])=5;3;IF(LEN([.C3670])=6;4;IF(LEN([.C3670])=7;5;&quot;Fehler&quot;))))))" office:value-type="float" office:value="5" calcext:value-type="float">
            <text:p>5</text:p>
          </table:table-cell>
          <table:table-cell office:value-type="string" calcext:value-type="string">
            <text:p>ZAB 706</text:p>
          </table:table-cell>
          <table:table-cell office:value-type="string" calcext:value-type="string">
            <text:p>18. JAHRHUNDERT : FRANZOESISCHE REVOLUTION, ZEITALTER NAPOLEONS</text:p>
          </table:table-cell>
          <table:table-cell table:number-columns-repeated="5"/>
        </table:table-row>
        <table:table-row table:style-name="ro1">
          <table:table-cell table:formula="of:=IF([.B3671]=([.B3670]+2);&quot;Fehler&quot;;&quot;&quot;)">
            <text:p/>
          </table:table-cell>
          <table:table-cell table:formula="of:=IF(LEN([.C3671])=1;0;IF(LEN([.C3671])=2;1;IF(LEN([.C3671])=3;2;IF(LEN([.C3671])=5;3;IF(LEN([.C3671])=6;4;IF(LEN([.C3671])=7;5;&quot;Fehler&quot;))))))" office:value-type="float" office:value="5" calcext:value-type="float">
            <text:p>5</text:p>
          </table:table-cell>
          <table:table-cell office:value-type="string" calcext:value-type="string">
            <text:p>ZAB 707</text:p>
          </table:table-cell>
          <table:table-cell office:value-type="string" calcext:value-type="string">
            <text:p>19. JAHRHUNDERT</text:p>
          </table:table-cell>
          <table:table-cell table:number-columns-repeated="5"/>
        </table:table-row>
        <table:table-row table:style-name="ro1">
          <table:table-cell table:formula="of:=IF([.B3672]=([.B3671]+2);&quot;Fehler&quot;;&quot;&quot;)">
            <text:p/>
          </table:table-cell>
          <table:table-cell table:formula="of:=IF(LEN([.C3672])=1;0;IF(LEN([.C3672])=2;1;IF(LEN([.C3672])=3;2;IF(LEN([.C3672])=5;3;IF(LEN([.C3672])=6;4;IF(LEN([.C3672])=7;5;&quot;Fehler&quot;))))))" office:value-type="float" office:value="5" calcext:value-type="float">
            <text:p>5</text:p>
          </table:table-cell>
          <table:table-cell office:value-type="string" calcext:value-type="string">
            <text:p>ZAB 708</text:p>
          </table:table-cell>
          <table:table-cell office:value-type="string" calcext:value-type="string">
            <text:p>20. JAHRHUNDERT</text:p>
          </table:table-cell>
          <table:table-cell table:number-columns-repeated="5"/>
        </table:table-row>
        <table:table-row table:style-name="ro1">
          <table:table-cell table:formula="of:=IF([.B3673]=([.B3672]+2);&quot;Fehler&quot;;&quot;&quot;)">
            <text:p/>
          </table:table-cell>
          <table:table-cell table:formula="of:=IF(LEN([.C3673])=1;0;IF(LEN([.C3673])=2;1;IF(LEN([.C3673])=3;2;IF(LEN([.C3673])=5;3;IF(LEN([.C3673])=6;4;IF(LEN([.C3673])=7;5;&quot;Fehler&quot;))))))" office:value-type="float" office:value="5" calcext:value-type="float">
            <text:p>5</text:p>
          </table:table-cell>
          <table:table-cell office:value-type="string" calcext:value-type="string">
            <text:p>ZAB 709</text:p>
          </table:table-cell>
          <table:table-cell office:value-type="string" calcext:value-type="string">
            <text:p>21. JAHRHUNDERT</text:p>
          </table:table-cell>
          <table:table-cell table:number-columns-repeated="5"/>
        </table:table-row>
        <table:table-row table:style-name="ro1">
          <table:table-cell table:formula="of:=IF([.B3674]=([.B3673]+2);&quot;Fehler&quot;;&quot;&quot;)">
            <text:p/>
          </table:table-cell>
          <table:table-cell table:formula="of:=IF(LEN([.C3674])=1;0;IF(LEN([.C3674])=2;1;IF(LEN([.C3674])=3;2;IF(LEN([.C3674])=5;3;IF(LEN([.C3674])=6;4;IF(LEN([.C3674])=7;5;&quot;Fehler&quot;))))))" office:value-type="float" office:value="4" calcext:value-type="float">
            <text:p>4</text:p>
          </table:table-cell>
          <table:table-cell office:value-type="string" calcext:value-type="string">
            <text:p>ZAB 75</text:p>
          </table:table-cell>
          <table:table-cell office:value-type="string" calcext:value-type="string">
            <text:p>POLITISCHE ROMANE</text:p>
          </table:table-cell>
          <table:table-cell table:number-columns-repeated="5"/>
        </table:table-row>
        <table:table-row table:style-name="ro1">
          <table:table-cell table:formula="of:=IF([.B3675]=([.B3674]+2);&quot;Fehler&quot;;&quot;&quot;)">
            <text:p/>
          </table:table-cell>
          <table:table-cell table:formula="of:=IF(LEN([.C3675])=1;0;IF(LEN([.C3675])=2;1;IF(LEN([.C3675])=3;2;IF(LEN([.C3675])=5;3;IF(LEN([.C3675])=6;4;IF(LEN([.C3675])=7;5;&quot;Fehler&quot;))))))" office:value-type="float" office:value="4" calcext:value-type="float">
            <text:p>4</text:p>
          </table:table-cell>
          <table:table-cell office:value-type="string" calcext:value-type="string">
            <text:p>ZAB 76</text:p>
          </table:table-cell>
          <table:table-cell office:value-type="string" calcext:value-type="string">
            <text:p>ROMANE AUS DER ZEIT DES NATIONALSOZIALISMUS</text:p>
          </table:table-cell>
          <table:table-cell table:number-columns-repeated="5"/>
        </table:table-row>
        <table:table-row table:style-name="ro1">
          <table:table-cell table:formula="of:=IF([.B3676]=([.B3675]+2);&quot;Fehler&quot;;&quot;&quot;)">
            <text:p/>
          </table:table-cell>
          <table:table-cell table:formula="of:=IF(LEN([.C3676])=1;0;IF(LEN([.C3676])=2;1;IF(LEN([.C3676])=3;2;IF(LEN([.C3676])=5;3;IF(LEN([.C3676])=6;4;IF(LEN([.C3676])=7;5;&quot;Fehler&quot;))))))" office:value-type="float" office:value="4" calcext:value-type="float">
            <text:p>4</text:p>
          </table:table-cell>
          <table:table-cell office:value-type="string" calcext:value-type="string">
            <text:p>ZAB 77</text:p>
          </table:table-cell>
          <table:table-cell office:value-type="string" calcext:value-type="string">
            <text:p>ROMANE AUS WISSENSCHAFT, FORSCHUNG UND TECHNIK</text:p>
          </table:table-cell>
          <table:table-cell table:number-columns-repeated="5"/>
        </table:table-row>
        <table:table-row table:style-name="ro1">
          <table:table-cell table:formula="of:=IF([.B3677]=([.B3676]+2);&quot;Fehler&quot;;&quot;&quot;)">
            <text:p/>
          </table:table-cell>
          <table:table-cell table:formula="of:=IF(LEN([.C3677])=1;0;IF(LEN([.C3677])=2;1;IF(LEN([.C3677])=3;2;IF(LEN([.C3677])=5;3;IF(LEN([.C3677])=6;4;IF(LEN([.C3677])=7;5;&quot;Fehler&quot;))))))" office:value-type="float" office:value="4" calcext:value-type="float">
            <text:p>4</text:p>
          </table:table-cell>
          <table:table-cell office:value-type="string" calcext:value-type="string">
            <text:p>ZAB 78</text:p>
          </table:table-cell>
          <table:table-cell office:value-type="string" calcext:value-type="string">
            <text:p>ROMANE ZUM THEMA UMWELTSCHUTZ UND OEKOLOGIE</text:p>
          </table:table-cell>
          <table:table-cell table:number-columns-repeated="5"/>
        </table:table-row>
        <table:table-row table:style-name="ro1">
          <table:table-cell table:formula="of:=IF([.B3678]=([.B3677]+2);&quot;Fehler&quot;;&quot;&quot;)">
            <text:p/>
          </table:table-cell>
          <table:table-cell table:formula="of:=IF(LEN([.C3678])=1;0;IF(LEN([.C3678])=2;1;IF(LEN([.C3678])=3;2;IF(LEN([.C3678])=5;3;IF(LEN([.C3678])=6;4;IF(LEN([.C3678])=7;5;&quot;Fehler&quot;))))))" office:value-type="float" office:value="4" calcext:value-type="float">
            <text:p>4</text:p>
          </table:table-cell>
          <table:table-cell office:value-type="string" calcext:value-type="string">
            <text:p>ZAB 80</text:p>
          </table:table-cell>
          <table:table-cell office:value-type="string" calcext:value-type="string">
            <text:p>KINDHEIT UND JUGEND IM ROMAN</text:p>
          </table:table-cell>
          <table:table-cell table:number-columns-repeated="5"/>
        </table:table-row>
        <table:table-row table:style-name="ro1">
          <table:table-cell table:formula="of:=IF([.B3679]=([.B3678]+2);&quot;Fehler&quot;;&quot;&quot;)">
            <text:p/>
          </table:table-cell>
          <table:table-cell table:formula="of:=IF(LEN([.C3679])=1;0;IF(LEN([.C3679])=2;1;IF(LEN([.C3679])=3;2;IF(LEN([.C3679])=5;3;IF(LEN([.C3679])=6;4;IF(LEN([.C3679])=7;5;&quot;Fehler&quot;))))))" office:value-type="float" office:value="4" calcext:value-type="float">
            <text:p>4</text:p>
          </table:table-cell>
          <table:table-cell office:value-type="string" calcext:value-type="string">
            <text:p>ZAB 81</text:p>
          </table:table-cell>
          <table:table-cell office:value-type="string" calcext:value-type="string">
            <text:p>BILDUNGS-,ENTWICKLUNGS- UND SCHELMENROMANE</text:p>
          </table:table-cell>
          <table:table-cell table:number-columns-repeated="5"/>
        </table:table-row>
        <table:table-row table:style-name="ro1">
          <table:table-cell table:formula="of:=IF([.B3680]=([.B3679]+2);&quot;Fehler&quot;;&quot;&quot;)">
            <text:p/>
          </table:table-cell>
          <table:table-cell table:formula="of:=IF(LEN([.C3680])=1;0;IF(LEN([.C3680])=2;1;IF(LEN([.C3680])=3;2;IF(LEN([.C3680])=5;3;IF(LEN([.C3680])=6;4;IF(LEN([.C3680])=7;5;&quot;Fehler&quot;))))))" office:value-type="float" office:value="4" calcext:value-type="float">
            <text:p>4</text:p>
          </table:table-cell>
          <table:table-cell office:value-type="string" calcext:value-type="string">
            <text:p>ZAB 82</text:p>
          </table:table-cell>
          <table:table-cell office:value-type="string" calcext:value-type="string">
            <text:p>RELIGIOESE THEMEN UND BIBLISCHE GESTALTEN IM ROMAN</text:p>
          </table:table-cell>
          <table:table-cell table:number-columns-repeated="5"/>
        </table:table-row>
        <table:table-row table:style-name="ro1">
          <table:table-cell table:formula="of:=IF([.B3681]=([.B3680]+2);&quot;Fehler&quot;;&quot;&quot;)">
            <text:p/>
          </table:table-cell>
          <table:table-cell table:formula="of:=IF(LEN([.C3681])=1;0;IF(LEN([.C3681])=2;1;IF(LEN([.C3681])=3;2;IF(LEN([.C3681])=5;3;IF(LEN([.C3681])=6;4;IF(LEN([.C3681])=7;5;&quot;Fehler&quot;))))))" office:value-type="float" office:value="4" calcext:value-type="float">
            <text:p>4</text:p>
          </table:table-cell>
          <table:table-cell office:value-type="string" calcext:value-type="string">
            <text:p>ZAB 83</text:p>
          </table:table-cell>
          <table:table-cell office:value-type="string" calcext:value-type="string">
            <text:p>RASSENFRAGE IM ROMAN</text:p>
          </table:table-cell>
          <table:table-cell table:number-columns-repeated="5"/>
        </table:table-row>
        <table:table-row table:style-name="ro1">
          <table:table-cell table:formula="of:=IF([.B3682]=([.B3681]+2);&quot;Fehler&quot;;&quot;&quot;)">
            <text:p/>
          </table:table-cell>
          <table:table-cell table:formula="of:=IF(LEN([.C3682])=1;0;IF(LEN([.C3682])=2;1;IF(LEN([.C3682])=3;2;IF(LEN([.C3682])=5;3;IF(LEN([.C3682])=6;4;IF(LEN([.C3682])=7;5;&quot;Fehler&quot;))))))" office:value-type="float" office:value="4" calcext:value-type="float">
            <text:p>4</text:p>
          </table:table-cell>
          <table:table-cell office:value-type="string" calcext:value-type="string">
            <text:p>ZAB 84</text:p>
          </table:table-cell>
          <table:table-cell office:value-type="string" calcext:value-type="string">
            <text:p>ROMANE AUS DEM JUDENTUM</text:p>
          </table:table-cell>
          <table:table-cell table:number-columns-repeated="5"/>
        </table:table-row>
        <table:table-row table:style-name="ro1">
          <table:table-cell table:formula="of:=IF([.B3683]=([.B3682]+2);&quot;Fehler&quot;;&quot;&quot;)">
            <text:p/>
          </table:table-cell>
          <table:table-cell table:formula="of:=IF(LEN([.C3683])=1;0;IF(LEN([.C3683])=2;1;IF(LEN([.C3683])=3;2;IF(LEN([.C3683])=5;3;IF(LEN([.C3683])=6;4;IF(LEN([.C3683])=7;5;&quot;Fehler&quot;))))))" office:value-type="float" office:value="4" calcext:value-type="float">
            <text:p>4</text:p>
          </table:table-cell>
          <table:table-cell office:value-type="string" calcext:value-type="string">
            <text:p>ZAB 85</text:p>
          </table:table-cell>
          <table:table-cell office:value-type="string" calcext:value-type="string">
            <text:p>ZEIT- UND GESELLSCHAFTSKRITISCHE ROMANE <text:s/>SOZIALKRITISCHE ROMANE</text:p>
          </table:table-cell>
          <table:table-cell table:number-columns-repeated="5"/>
        </table:table-row>
        <table:table-row table:style-name="ro1">
          <table:table-cell table:formula="of:=IF([.B3684]=([.B3683]+2);&quot;Fehler&quot;;&quot;&quot;)">
            <text:p/>
          </table:table-cell>
          <table:table-cell table:formula="of:=IF(LEN([.C3684])=1;0;IF(LEN([.C3684])=2;1;IF(LEN([.C3684])=3;2;IF(LEN([.C3684])=5;3;IF(LEN([.C3684])=6;4;IF(LEN([.C3684])=7;5;&quot;Fehler&quot;))))))" office:value-type="float" office:value="4" calcext:value-type="float">
            <text:p>4</text:p>
          </table:table-cell>
          <table:table-cell office:value-type="string" calcext:value-type="string">
            <text:p>ZAB 90</text:p>
          </table:table-cell>
          <table:table-cell office:value-type="string" calcext:value-type="string">
            <text:p>PHILOSOPHISCHE THEMEN IM ROMAN <text:s/>IDEENROMANE</text:p>
          </table:table-cell>
          <table:table-cell table:number-columns-repeated="5"/>
        </table:table-row>
        <table:table-row table:style-name="ro1">
          <table:table-cell table:formula="of:=IF([.B3685]=([.B3684]+2);&quot;Fehler&quot;;&quot;&quot;)">
            <text:p/>
          </table:table-cell>
          <table:table-cell table:formula="of:=IF(LEN([.C3685])=1;0;IF(LEN([.C3685])=2;1;IF(LEN([.C3685])=3;2;IF(LEN([.C3685])=5;3;IF(LEN([.C3685])=6;4;IF(LEN([.C3685])=7;5;&quot;Fehler&quot;))))))" office:value-type="float" office:value="4" calcext:value-type="float">
            <text:p>4</text:p>
          </table:table-cell>
          <table:table-cell office:value-type="string" calcext:value-type="string">
            <text:p>ZAB 91</text:p>
          </table:table-cell>
          <table:table-cell office:value-type="string" calcext:value-type="string">
            <text:p>PSYCHOLOGISCHE ROMANE <text:s/>PSYCHOLOGISCHE THEMEN IM ROMAN</text:p>
          </table:table-cell>
          <table:table-cell table:number-columns-repeated="5"/>
        </table:table-row>
        <table:table-row table:style-name="ro1">
          <table:table-cell table:formula="of:=IF([.B3686]=([.B3685]+2);&quot;Fehler&quot;;&quot;&quot;)">
            <text:p/>
          </table:table-cell>
          <table:table-cell table:formula="of:=IF(LEN([.C3686])=1;0;IF(LEN([.C3686])=2;1;IF(LEN([.C3686])=3;2;IF(LEN([.C3686])=5;3;IF(LEN([.C3686])=6;4;IF(LEN([.C3686])=7;5;&quot;Fehler&quot;))))))" office:value-type="float" office:value="4" calcext:value-type="float">
            <text:p>4</text:p>
          </table:table-cell>
          <table:table-cell office:value-type="string" calcext:value-type="string">
            <text:p>ZAB 92</text:p>
          </table:table-cell>
          <table:table-cell office:value-type="string" calcext:value-type="string">
            <text:p>EXPERIMENTELLE PROSA <text:s/>NOUVEAU ROMAN</text:p>
          </table:table-cell>
          <table:table-cell table:number-columns-repeated="5"/>
        </table:table-row>
        <table:table-row table:style-name="ro1">
          <table:table-cell table:formula="of:=IF([.B3687]=([.B3686]+2);&quot;Fehler&quot;;&quot;&quot;)">
            <text:p/>
          </table:table-cell>
          <table:table-cell table:formula="of:=IF(LEN([.C3687])=1;0;IF(LEN([.C3687])=2;1;IF(LEN([.C3687])=3;2;IF(LEN([.C3687])=5;3;IF(LEN([.C3687])=6;4;IF(LEN([.C3687])=7;5;&quot;Fehler&quot;))))))" office:value-type="float" office:value="2" calcext:value-type="float">
            <text:p>2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GESAMMELTE WERKE - GEDICHTE - EPEN UND DRAMEN EINZELNER FREMDSPRACHIGER SCHRIFTSTELLER - ANONYM ERSCHIENENE WERKE</text:p>
          </table:table-cell>
          <table:table-cell table:number-columns-repeated="5"/>
        </table:table-row>
        <table:table-row table:style-name="ro1">
          <table:table-cell table:formula="of:=IF([.B3688]=([.B3687]+2);&quot;Fehler&quot;;&quot;&quot;)">
            <text:p/>
          </table:table-cell>
          <table:table-cell table:formula="of:=IF(LEN([.C3688])=1;0;IF(LEN([.C3688])=2;1;IF(LEN([.C3688])=3;2;IF(LEN([.C3688])=5;3;IF(LEN([.C3688])=6;4;IF(LEN([.C3688])=7;5;&quot;Fehler&quot;))))))" office:value-type="float" office:value="3" calcext:value-type="float">
            <text:p>3</text:p>
          </table:table-cell>
          <table:table-cell office:value-type="string" calcext:value-type="string">
            <text:p>ZAC 1</text:p>
          </table:table-cell>
          <table:table-cell office:value-type="string" calcext:value-type="string">
            <text:p>WERKE IN GRIECHISCHER UND LATEINISCHER SPRACHE, UEBERSETZUNGEN AUS DEM GRIECHISCHEN UND LATEINISCHEN</text:p>
          </table:table-cell>
          <table:table-cell table:number-columns-repeated="5"/>
        </table:table-row>
        <table:table-row table:style-name="ro1">
          <table:table-cell table:formula="of:=IF([.B3689]=([.B3688]+2);&quot;Fehler&quot;;&quot;&quot;)">
            <text:p/>
          </table:table-cell>
          <table:table-cell table:formula="of:=IF(LEN([.C3689])=1;0;IF(LEN([.C3689])=2;1;IF(LEN([.C3689])=3;2;IF(LEN([.C3689])=5;3;IF(LEN([.C3689])=6;4;IF(LEN([.C3689])=7;5;&quot;Fehler&quot;))))))" office:value-type="float" office:value="3" calcext:value-type="float">
            <text:p>3</text:p>
          </table:table-cell>
          <table:table-cell office:value-type="string" calcext:value-type="string">
            <text:p>ZAC 2</text:p>
          </table:table-cell>
          <table:table-cell office:value-type="string" calcext:value-type="string">
            <text:p>WERKE IN GERMANISCHEN SPRACHEN</text:p>
          </table:table-cell>
          <table:table-cell table:number-columns-repeated="5"/>
        </table:table-row>
        <table:table-row table:style-name="ro1">
          <table:table-cell table:formula="of:=IF([.B3690]=([.B3689]+2);&quot;Fehler&quot;;&quot;&quot;)">
            <text:p/>
          </table:table-cell>
          <table:table-cell table:formula="of:=IF(LEN([.C3690])=1;0;IF(LEN([.C3690])=2;1;IF(LEN([.C3690])=3;2;IF(LEN([.C3690])=5;3;IF(LEN([.C3690])=6;4;IF(LEN([.C3690])=7;5;&quot;Fehler&quot;))))))" office:value-type="float" office:value="4" calcext:value-type="float">
            <text:p>4</text:p>
          </table:table-cell>
          <table:table-cell office:value-type="string" calcext:value-type="string">
            <text:p>ZAC 20</text:p>
          </table:table-cell>
          <table:table-cell office:value-type="string" calcext:value-type="string">
            <text:p>WERKE IN ENGLISCHER SPRACHE, UEBERSETZUNGEN AUS DEM v</text:p>
          </table:table-cell>
          <table:table-cell table:number-columns-repeated="5"/>
        </table:table-row>
        <table:table-row table:style-name="ro1">
          <table:table-cell table:formula="of:=IF([.B3691]=([.B3690]+2);&quot;Fehler&quot;;&quot;&quot;)">
            <text:p/>
          </table:table-cell>
          <table:table-cell table:formula="of:=IF(LEN([.C3691])=1;0;IF(LEN([.C3691])=2;1;IF(LEN([.C3691])=3;2;IF(LEN([.C3691])=5;3;IF(LEN([.C3691])=6;4;IF(LEN([.C3691])=7;5;&quot;Fehler&quot;))))))" office:value-type="float" office:value="4" calcext:value-type="float">
            <text:p>4</text:p>
          </table:table-cell>
          <table:table-cell office:value-type="string" calcext:value-type="string">
            <text:p>ZAC 22</text:p>
          </table:table-cell>
          <table:table-cell office:value-type="string" calcext:value-type="string">
            <text:p>WERKE IN NORWEGISCHER, SCHWEDISCHER, DAENISCHER UND ISLAENDISCHER SPRACHE <text:s/>UEBERSETZUNGEN AUS DEM NORWEGISCHEN, SCHWEDISCHEN, DAENISCHEN UND ISLAENDISCHEN</text:p>
          </table:table-cell>
          <table:table-cell table:number-columns-repeated="5"/>
        </table:table-row>
        <table:table-row table:style-name="ro1">
          <table:table-cell table:formula="of:=IF([.B3692]=([.B3691]+2);&quot;Fehler&quot;;&quot;&quot;)">
            <text:p/>
          </table:table-cell>
          <table:table-cell table:formula="of:=IF(LEN([.C3692])=1;0;IF(LEN([.C3692])=2;1;IF(LEN([.C3692])=3;2;IF(LEN([.C3692])=5;3;IF(LEN([.C3692])=6;4;IF(LEN([.C3692])=7;5;&quot;Fehler&quot;))))))" office:value-type="float" office:value="4" calcext:value-type="float">
            <text:p>4</text:p>
          </table:table-cell>
          <table:table-cell office:value-type="string" calcext:value-type="string">
            <text:p>ZAC 29</text:p>
          </table:table-cell>
          <table:table-cell office:value-type="string" calcext:value-type="string">
            <text:p>WERKE IN SONSTIGEN GERMANISCHEN SPRACHEN</text:p>
          </table:table-cell>
          <table:table-cell table:number-columns-repeated="5"/>
        </table:table-row>
        <table:table-row table:style-name="ro1">
          <table:table-cell table:formula="of:=IF([.B3693]=([.B3692]+2);&quot;Fehler&quot;;&quot;&quot;)">
            <text:p/>
          </table:table-cell>
          <table:table-cell table:formula="of:=IF(LEN([.C3693])=1;0;IF(LEN([.C3693])=2;1;IF(LEN([.C3693])=3;2;IF(LEN([.C3693])=5;3;IF(LEN([.C3693])=6;4;IF(LEN([.C3693])=7;5;&quot;Fehler&quot;))))))" office:value-type="float" office:value="3" calcext:value-type="float">
            <text:p>3</text:p>
          </table:table-cell>
          <table:table-cell office:value-type="string" calcext:value-type="string">
            <text:p>ZAC 3</text:p>
          </table:table-cell>
          <table:table-cell office:value-type="string" calcext:value-type="string">
            <text:p>WERKE IN ROMANISCHEN SPRACHEN</text:p>
          </table:table-cell>
          <table:table-cell table:number-columns-repeated="5"/>
        </table:table-row>
        <table:table-row table:style-name="ro1">
          <table:table-cell table:formula="of:=IF([.B3694]=([.B3693]+2);&quot;Fehler&quot;;&quot;&quot;)">
            <text:p/>
          </table:table-cell>
          <table:table-cell table:formula="of:=IF(LEN([.C3694])=1;0;IF(LEN([.C3694])=2;1;IF(LEN([.C3694])=3;2;IF(LEN([.C3694])=5;3;IF(LEN([.C3694])=6;4;IF(LEN([.C3694])=7;5;&quot;Fehler&quot;))))))" office:value-type="float" office:value="4" calcext:value-type="float">
            <text:p>4</text:p>
          </table:table-cell>
          <table:table-cell office:value-type="string" calcext:value-type="string">
            <text:p>ZAC 30</text:p>
          </table:table-cell>
          <table:table-cell office:value-type="string" calcext:value-type="string">
            <text:p>WERKE IN FRANZOESISCHER SPRACHE, UEBERSETZUNGEN AUS DEM FRANZOESISCHEN</text:p>
          </table:table-cell>
          <table:table-cell table:number-columns-repeated="5"/>
        </table:table-row>
        <table:table-row table:style-name="ro1">
          <table:table-cell table:formula="of:=IF([.B3695]=([.B3694]+2);&quot;Fehler&quot;;&quot;&quot;)">
            <text:p/>
          </table:table-cell>
          <table:table-cell table:formula="of:=IF(LEN([.C3695])=1;0;IF(LEN([.C3695])=2;1;IF(LEN([.C3695])=3;2;IF(LEN([.C3695])=5;3;IF(LEN([.C3695])=6;4;IF(LEN([.C3695])=7;5;&quot;Fehler&quot;))))))" office:value-type="float" office:value="4" calcext:value-type="float">
            <text:p>4</text:p>
          </table:table-cell>
          <table:table-cell office:value-type="string" calcext:value-type="string">
            <text:p>ZAC 31</text:p>
          </table:table-cell>
          <table:table-cell office:value-type="string" calcext:value-type="string">
            <text:p>WERKE IN ITALIENISCHER SPRACHE, UEBERSETZUNGEN AUS DEM ITALIENISCHEN</text:p>
          </table:table-cell>
          <table:table-cell table:number-columns-repeated="5"/>
        </table:table-row>
        <table:table-row table:style-name="ro1">
          <table:table-cell table:formula="of:=IF([.B3696]=([.B3695]+2);&quot;Fehler&quot;;&quot;&quot;)">
            <text:p/>
          </table:table-cell>
          <table:table-cell table:formula="of:=IF(LEN([.C3696])=1;0;IF(LEN([.C3696])=2;1;IF(LEN([.C3696])=3;2;IF(LEN([.C3696])=5;3;IF(LEN([.C3696])=6;4;IF(LEN([.C3696])=7;5;&quot;Fehler&quot;))))))" office:value-type="float" office:value="4" calcext:value-type="float">
            <text:p>4</text:p>
          </table:table-cell>
          <table:table-cell office:value-type="string" calcext:value-type="string">
            <text:p>ZAC 32</text:p>
          </table:table-cell>
          <table:table-cell office:value-type="string" calcext:value-type="string">
            <text:p>WERKE IN SPANISCHER UND PORTUGIESISCHER SPRACHE, UEBERSETZUNGEN AUS DEM SPANISCHEN UND PORTUGIESISCHEN</text:p>
          </table:table-cell>
          <table:table-cell table:number-columns-repeated="5"/>
        </table:table-row>
        <table:table-row table:style-name="ro1">
          <table:table-cell table:formula="of:=IF([.B3697]=([.B3696]+2);&quot;Fehler&quot;;&quot;&quot;)">
            <text:p/>
          </table:table-cell>
          <table:table-cell table:formula="of:=IF(LEN([.C3697])=1;0;IF(LEN([.C3697])=2;1;IF(LEN([.C3697])=3;2;IF(LEN([.C3697])=5;3;IF(LEN([.C3697])=6;4;IF(LEN([.C3697])=7;5;&quot;Fehler&quot;))))))" office:value-type="float" office:value="4" calcext:value-type="float">
            <text:p>4</text:p>
          </table:table-cell>
          <table:table-cell office:value-type="string" calcext:value-type="string">
            <text:p>ZAC 39</text:p>
          </table:table-cell>
          <table:table-cell office:value-type="string" calcext:value-type="string">
            <text:p>WERKE IN SONSTIGEN ROMANISCHEN SPRACHEN</text:p>
          </table:table-cell>
          <table:table-cell table:number-columns-repeated="5"/>
        </table:table-row>
        <table:table-row table:style-name="ro1">
          <table:table-cell table:formula="of:=IF([.B3698]=([.B3697]+2);&quot;Fehler&quot;;&quot;&quot;)">
            <text:p/>
          </table:table-cell>
          <table:table-cell table:formula="of:=IF(LEN([.C3698])=1;0;IF(LEN([.C3698])=2;1;IF(LEN([.C3698])=3;2;IF(LEN([.C3698])=5;3;IF(LEN([.C3698])=6;4;IF(LEN([.C3698])=7;5;&quot;Fehler&quot;))))))" office:value-type="float" office:value="3" calcext:value-type="float">
            <text:p>3</text:p>
          </table:table-cell>
          <table:table-cell office:value-type="string" calcext:value-type="string">
            <text:p>ZAC 4</text:p>
          </table:table-cell>
          <table:table-cell office:value-type="string" calcext:value-type="string">
            <text:p>WERKE IN SLAWISCHEN SPRACHEN</text:p>
          </table:table-cell>
          <table:table-cell table:number-columns-repeated="5"/>
        </table:table-row>
        <table:table-row table:style-name="ro1">
          <table:table-cell table:formula="of:=IF([.B3699]=([.B3698]+2);&quot;Fehler&quot;;&quot;&quot;)">
            <text:p/>
          </table:table-cell>
          <table:table-cell table:formula="of:=IF(LEN([.C3699])=1;0;IF(LEN([.C3699])=2;1;IF(LEN([.C3699])=3;2;IF(LEN([.C3699])=5;3;IF(LEN([.C3699])=6;4;IF(LEN([.C3699])=7;5;&quot;Fehler&quot;))))))" office:value-type="float" office:value="4" calcext:value-type="float">
            <text:p>4</text:p>
          </table:table-cell>
          <table:table-cell office:value-type="string" calcext:value-type="string">
            <text:p>ZAC 40</text:p>
          </table:table-cell>
          <table:table-cell office:value-type="string" calcext:value-type="string">
            <text:p>WERKE IN RUSSISCHER UND POLNISCHER SPRACHE, UEBERSETZUNGEN AUS DEM RUSSISCHEN UND POLNISCHEN</text:p>
          </table:table-cell>
          <table:table-cell table:number-columns-repeated="5"/>
        </table:table-row>
        <table:table-row table:style-name="ro1">
          <table:table-cell table:formula="of:=IF([.B3700]=([.B3699]+2);&quot;Fehler&quot;;&quot;&quot;)">
            <text:p/>
          </table:table-cell>
          <table:table-cell table:formula="of:=IF(LEN([.C3700])=1;0;IF(LEN([.C3700])=2;1;IF(LEN([.C3700])=3;2;IF(LEN([.C3700])=5;3;IF(LEN([.C3700])=6;4;IF(LEN([.C3700])=7;5;&quot;Fehler&quot;))))))" office:value-type="float" office:value="4" calcext:value-type="float">
            <text:p>4</text:p>
          </table:table-cell>
          <table:table-cell office:value-type="string" calcext:value-type="string">
            <text:p>ZAC 49</text:p>
          </table:table-cell>
          <table:table-cell office:value-type="string" calcext:value-type="string">
            <text:p>WERKE IN SONSTIGEN SLAWISCHEN SPRACHEN</text:p>
          </table:table-cell>
          <table:table-cell table:number-columns-repeated="5"/>
        </table:table-row>
        <table:table-row table:style-name="ro1">
          <table:table-cell table:formula="of:=IF([.B3701]=([.B3700]+2);&quot;Fehler&quot;;&quot;&quot;)">
            <text:p/>
          </table:table-cell>
          <table:table-cell table:formula="of:=IF(LEN([.C3701])=1;0;IF(LEN([.C3701])=2;1;IF(LEN([.C3701])=3;2;IF(LEN([.C3701])=5;3;IF(LEN([.C3701])=6;4;IF(LEN([.C3701])=7;5;&quot;Fehler&quot;))))))" office:value-type="float" office:value="3" calcext:value-type="float">
            <text:p>3</text:p>
          </table:table-cell>
          <table:table-cell office:value-type="string" calcext:value-type="string">
            <text:p>ZAC 9</text:p>
          </table:table-cell>
          <table:table-cell office:value-type="string" calcext:value-type="string">
            <text:p>WERKE IN SONSTIGEN SPRACHEN</text:p>
          </table:table-cell>
          <table:table-cell table:number-columns-repeated="5"/>
        </table:table-row>
        <table:table-row table:style-name="ro1">
          <table:table-cell table:formula="of:=IF([.B3702]=([.B3701]+2);&quot;Fehler&quot;;&quot;&quot;)">
            <text:p/>
          </table:table-cell>
          <table:table-cell table:formula="of:=IF(LEN([.C3702])=1;0;IF(LEN([.C3702])=2;1;IF(LEN([.C3702])=3;2;IF(LEN([.C3702])=5;3;IF(LEN([.C3702])=6;4;IF(LEN([.C3702])=7;5;&quot;Fehler&quot;))))))" office:value-type="float" office:value="2" calcext:value-type="float">
            <text:p>2</text:p>
          </table:table-cell>
          <table:table-cell office:value-type="string" calcext:value-type="string">
            <text:p>ZAD</text:p>
          </table:table-cell>
          <table:table-cell office:value-type="string" calcext:value-type="string">
            <text:p>GESAMMELTE WERKE - GEDICHTE - EPEN UND DRAMEN EINZELNER DEUTSCHSPRACHIGER SCHRIFTSTELLER - ANONYM ERSCHIENENE WERKE</text:p>
          </table:table-cell>
          <table:table-cell table:number-columns-repeated="5"/>
        </table:table-row>
        <table:table-row table:style-name="ro1">
          <table:table-cell table:formula="of:=IF([.B3703]=([.B3702]+2);&quot;Fehler&quot;;&quot;&quot;)">
            <text:p/>
          </table:table-cell>
          <table:table-cell table:formula="of:=IF(LEN([.C3703])=1;0;IF(LEN([.C3703])=2;1;IF(LEN([.C3703])=3;2;IF(LEN([.C3703])=5;3;IF(LEN([.C3703])=6;4;IF(LEN([.C3703])=7;5;&quot;Fehler&quot;))))))" office:value-type="float" office:value="3" calcext:value-type="float">
            <text:p>3</text:p>
          </table:table-cell>
          <table:table-cell office:value-type="string" calcext:value-type="string">
            <text:p>ZAD 1</text:p>
          </table:table-cell>
          <table:table-cell office:value-type="string" calcext:value-type="string">
            <text:p>WERKE DEUTSCHSPRACHIGER SCHRIFTSTELLER BIS 1900</text:p>
          </table:table-cell>
          <table:table-cell table:number-columns-repeated="5"/>
        </table:table-row>
        <table:table-row table:style-name="ro1">
          <table:table-cell table:formula="of:=IF([.B3704]=([.B3703]+2);&quot;Fehler&quot;;&quot;&quot;)">
            <text:p/>
          </table:table-cell>
          <table:table-cell table:formula="of:=IF(LEN([.C3704])=1;0;IF(LEN([.C3704])=2;1;IF(LEN([.C3704])=3;2;IF(LEN([.C3704])=5;3;IF(LEN([.C3704])=6;4;IF(LEN([.C3704])=7;5;&quot;Fehler&quot;))))))" office:value-type="float" office:value="3" calcext:value-type="float">
            <text:p>3</text:p>
          </table:table-cell>
          <table:table-cell office:value-type="string" calcext:value-type="string">
            <text:p>ZAD 5</text:p>
          </table:table-cell>
          <table:table-cell office:value-type="string" calcext:value-type="string">
            <text:p>WERKE DEUTSCHSPRACHIGER SCHRIFTSTELLER DES 20. JAHRHUNDERTS</text:p>
          </table:table-cell>
          <table:table-cell table:number-columns-repeated="5"/>
        </table:table-row>
        <table:table-row table:style-name="ro1">
          <table:table-cell table:formula="of:=IF([.B3705]=([.B3704]+2);&quot;Fehler&quot;;&quot;&quot;)">
            <text:p/>
          </table:table-cell>
          <table:table-cell table:formula="of:=IF(LEN([.C3705])=1;0;IF(LEN([.C3705])=2;1;IF(LEN([.C3705])=3;2;IF(LEN([.C3705])=5;3;IF(LEN([.C3705])=6;4;IF(LEN([.C3705])=7;5;&quot;Fehler&quot;))))))" office:value-type="float" office:value="3" calcext:value-type="float">
            <text:p>3</text:p>
          </table:table-cell>
          <table:table-cell office:value-type="string" calcext:value-type="string">
            <text:p>ZAD 7</text:p>
          </table:table-cell>
          <table:table-cell office:value-type="string" calcext:value-type="string">
            <text:p>WERKE DEUTSCHSPRACHIGER SCHRIFTSTELLER DES 21. JAHRHUNDERTS</text:p>
          </table:table-cell>
          <table:table-cell table:number-columns-repeated="5"/>
        </table:table-row>
        <table:table-row table:style-name="ro1">
          <table:table-cell table:formula="of:=IF([.B3706]=([.B3705]+2);&quot;Fehler&quot;;&quot;&quot;)">
            <text:p/>
          </table:table-cell>
          <table:table-cell table:formula="of:=IF(LEN([.C3706])=1;0;IF(LEN([.C3706])=2;1;IF(LEN([.C3706])=3;2;IF(LEN([.C3706])=5;3;IF(LEN([.C3706])=6;4;IF(LEN([.C3706])=7;5;&quot;Fehler&quot;))))))" office:value-type="float" office:value="2" calcext:value-type="float">
            <text:p>2</text:p>
          </table:table-cell>
          <table:table-cell office:value-type="string" calcext:value-type="string">
            <text:p>ZAE</text:p>
          </table:table-cell>
          <table:table-cell office:value-type="string" calcext:value-type="string">
            <text:p>LYRIKSAMMLUNGEN MEHRERER SCHRIFTSTELLER</text:p>
          </table:table-cell>
          <table:table-cell table:number-columns-repeated="5"/>
        </table:table-row>
        <table:table-row table:style-name="ro1">
          <table:table-cell table:formula="of:=IF([.B3707]=([.B3706]+2);&quot;Fehler&quot;;&quot;&quot;)">
            <text:p/>
          </table:table-cell>
          <table:table-cell table:formula="of:=IF(LEN([.C3707])=1;0;IF(LEN([.C3707])=2;1;IF(LEN([.C3707])=3;2;IF(LEN([.C3707])=5;3;IF(LEN([.C3707])=6;4;IF(LEN([.C3707])=7;5;&quot;Fehler&quot;))))))" office:value-type="float" office:value="2" calcext:value-type="float">
            <text:p>2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DRAMENSAMMLUNGEN <text:s/>FERNSEHSPIELSAMMLUNGEN HOERSPIELSAMMLUNGEN <text:s/>FILMTEXTSAMMLUNGEN MEHRERER SCHRIFTSTELLER</text:p>
          </table:table-cell>
          <table:table-cell table:number-columns-repeated="5"/>
        </table:table-row>
        <table:table-row table:style-name="ro1">
          <table:table-cell table:formula="of:=IF([.B3708]=([.B3707]+2);&quot;Fehler&quot;;&quot;&quot;)">
            <text:p/>
          </table:table-cell>
          <table:table-cell table:formula="of:=IF(LEN([.C3708])=1;0;IF(LEN([.C3708])=2;1;IF(LEN([.C3708])=3;2;IF(LEN([.C3708])=5;3;IF(LEN([.C3708])=6;4;IF(LEN([.C3708])=7;5;&quot;Fehler&quot;))))))" office:value-type="float" office:value="2" calcext:value-type="float">
            <text:p>2</text:p>
          </table:table-cell>
          <table:table-cell office:value-type="string" calcext:value-type="string">
            <text:p>ZAG</text:p>
          </table:table-cell>
          <table:table-cell office:value-type="string" calcext:value-type="string">
            <text:p>FERNSEHSPIELTEXTE <text:s/>HOERSPIELTEXTE <text:s/>FILMTEXTE EINZELNER SCHRIFTSTELLER</text:p>
          </table:table-cell>
          <table:table-cell table:number-columns-repeated="5"/>
        </table:table-row>
        <table:table-row table:style-name="ro1">
          <table:table-cell table:formula="of:=IF([.B3709]=([.B3708]+2);&quot;Fehler&quot;;&quot;&quot;)">
            <text:p/>
          </table:table-cell>
          <table:table-cell table:formula="of:=IF(LEN([.C3709])=1;0;IF(LEN([.C3709])=2;1;IF(LEN([.C3709])=3;2;IF(LEN([.C3709])=5;3;IF(LEN([.C3709])=6;4;IF(LEN([.C3709])=7;5;&quot;Fehler&quot;))))))" office:value-type="float" office:value="2" calcext:value-type="float">
            <text:p>2</text:p>
          </table:table-cell>
          <table:table-cell office:value-type="string" calcext:value-type="string">
            <text:p>ZAH</text:p>
          </table:table-cell>
          <table:table-cell office:value-type="string" calcext:value-type="string">
            <text:p>MAERCHEN - SAGEN - VOLKSBUECHER - SCHWAENKE - LEGENDEN – FABELN</text:p>
          </table:table-cell>
          <table:table-cell table:number-columns-repeated="5"/>
        </table:table-row>
        <table:table-row table:style-name="ro1">
          <table:table-cell table:formula="of:=IF([.B3710]=([.B3709]+2);&quot;Fehler&quot;;&quot;&quot;)">
            <text:p/>
          </table:table-cell>
          <table:table-cell table:formula="of:=IF(LEN([.C3710])=1;0;IF(LEN([.C3710])=2;1;IF(LEN([.C3710])=3;2;IF(LEN([.C3710])=5;3;IF(LEN([.C3710])=6;4;IF(LEN([.C3710])=7;5;&quot;Fehler&quot;))))))" office:value-type="float" office:value="3" calcext:value-type="float">
            <text:p>3</text:p>
          </table:table-cell>
          <table:table-cell office:value-type="string" calcext:value-type="string">
            <text:p>ZAH 1</text:p>
          </table:table-cell>
          <table:table-cell office:value-type="string" calcext:value-type="string">
            <text:p>MAERCHEN (VOLKS- UND KUNSTMAERCHEN)</text:p>
          </table:table-cell>
          <table:table-cell table:number-columns-repeated="5"/>
        </table:table-row>
        <table:table-row table:style-name="ro1">
          <table:table-cell table:formula="of:=IF([.B3711]=([.B3710]+2);&quot;Fehler&quot;;&quot;&quot;)">
            <text:p/>
          </table:table-cell>
          <table:table-cell table:formula="of:=IF(LEN([.C3711])=1;0;IF(LEN([.C3711])=2;1;IF(LEN([.C3711])=3;2;IF(LEN([.C3711])=5;3;IF(LEN([.C3711])=6;4;IF(LEN([.C3711])=7;5;&quot;Fehler&quot;))))))" office:value-type="float" office:value="3" calcext:value-type="float">
            <text:p>3</text:p>
          </table:table-cell>
          <table:table-cell office:value-type="string" calcext:value-type="string">
            <text:p>ZAH 2</text:p>
          </table:table-cell>
          <table:table-cell office:value-type="string" calcext:value-type="string">
            <text:p>SAGEN - VOLKSBUECHER - SCHWAENKE</text:p>
          </table:table-cell>
          <table:table-cell table:number-columns-repeated="5"/>
        </table:table-row>
        <table:table-row table:style-name="ro1">
          <table:table-cell table:formula="of:=IF([.B3712]=([.B3711]+2);&quot;Fehler&quot;;&quot;&quot;)">
            <text:p/>
          </table:table-cell>
          <table:table-cell table:formula="of:=IF(LEN([.C3712])=1;0;IF(LEN([.C3712])=2;1;IF(LEN([.C3712])=3;2;IF(LEN([.C3712])=5;3;IF(LEN([.C3712])=6;4;IF(LEN([.C3712])=7;5;&quot;Fehler&quot;))))))" office:value-type="float" office:value="3" calcext:value-type="float">
            <text:p>3</text:p>
          </table:table-cell>
          <table:table-cell office:value-type="string" calcext:value-type="string">
            <text:p>ZAH 3</text:p>
          </table:table-cell>
          <table:table-cell office:value-type="string" calcext:value-type="string">
            <text:p>LEGENDEN</text:p>
          </table:table-cell>
          <table:table-cell table:number-columns-repeated="5"/>
        </table:table-row>
        <table:table-row table:style-name="ro1">
          <table:table-cell table:formula="of:=IF([.B3713]=([.B3712]+2);&quot;Fehler&quot;;&quot;&quot;)">
            <text:p/>
          </table:table-cell>
          <table:table-cell table:formula="of:=IF(LEN([.C3713])=1;0;IF(LEN([.C3713])=2;1;IF(LEN([.C3713])=3;2;IF(LEN([.C3713])=5;3;IF(LEN([.C3713])=6;4;IF(LEN([.C3713])=7;5;&quot;Fehler&quot;))))))" office:value-type="float" office:value="3" calcext:value-type="float">
            <text:p>3</text:p>
          </table:table-cell>
          <table:table-cell office:value-type="string" calcext:value-type="string">
            <text:p>ZAH 4</text:p>
          </table:table-cell>
          <table:table-cell office:value-type="string" calcext:value-type="string">
            <text:p>FABELN</text:p>
          </table:table-cell>
          <table:table-cell table:number-columns-repeated="5"/>
        </table:table-row>
        <table:table-row table:style-name="ro1">
          <table:table-cell table:formula="of:=IF([.B3714]=([.B3713]+2);&quot;Fehler&quot;;&quot;&quot;)">
            <text:p/>
          </table:table-cell>
          <table:table-cell table:formula="of:=IF(LEN([.C3714])=1;0;IF(LEN([.C3714])=2;1;IF(LEN([.C3714])=3;2;IF(LEN([.C3714])=5;3;IF(LEN([.C3714])=6;4;IF(LEN([.C3714])=7;5;&quot;Fehler&quot;))))))" office:value-type="float" office:value="2" calcext:value-type="float">
            <text:p>2</text:p>
          </table:table-cell>
          <table:table-cell office:value-type="string" calcext:value-type="string">
            <text:p>ZAK</text:p>
          </table:table-cell>
          <table:table-cell office:value-type="string" calcext:value-type="string">
            <text:p>MUNDARTDICHTUNG</text:p>
          </table:table-cell>
          <table:table-cell table:number-columns-repeated="5"/>
        </table:table-row>
        <table:table-row table:style-name="ro1">
          <table:table-cell table:formula="of:=IF([.B3715]=([.B3714]+2);&quot;Fehler&quot;;&quot;&quot;)">
            <text:p/>
          </table:table-cell>
          <table:table-cell table:formula="of:=IF(LEN([.C3715])=1;0;IF(LEN([.C3715])=2;1;IF(LEN([.C3715])=3;2;IF(LEN([.C3715])=5;3;IF(LEN([.C3715])=6;4;IF(LEN([.C3715])=7;5;&quot;Fehler&quot;))))))" office:value-type="float" office:value="2" calcext:value-type="float">
            <text:p>2</text:p>
          </table:table-cell>
          <table:table-cell office:value-type="string" calcext:value-type="string">
            <text:p>ZAL</text:p>
          </table:table-cell>
          <table:table-cell office:value-type="string" calcext:value-type="string">
            <text:p>BILDGESCHICHTEN - COMICS - FEUILLETONS - PARODIEN - ANEKDOTEN - WITZE - GLOSSEN - SPRUECHE - DICHTERISCHE APHORISMEN</text:p>
          </table:table-cell>
          <table:table-cell table:number-columns-repeated="5"/>
        </table:table-row>
        <table:table-row table:style-name="ro1">
          <table:table-cell table:formula="of:=IF([.B3716]=([.B3715]+2);&quot;Fehler&quot;;&quot;&quot;)">
            <text:p/>
          </table:table-cell>
          <table:table-cell table:formula="of:=IF(LEN([.C3716])=1;0;IF(LEN([.C3716])=2;1;IF(LEN([.C3716])=3;2;IF(LEN([.C3716])=5;3;IF(LEN([.C3716])=6;4;IF(LEN([.C3716])=7;5;&quot;Fehler&quot;))))))" office:value-type="float" office:value="2" calcext:value-type="float">
            <text:p>2</text:p>
          </table:table-cell>
          <table:table-cell office:value-type="string" calcext:value-type="string">
            <text:p>ZAM</text:p>
          </table:table-cell>
          <table:table-cell office:value-type="string" calcext:value-type="string">
            <text:p>SAMMLUNGEN VON GEDICHTEN, DRAMEN UND PROSA MEHRERER SCHRIFTSTELLER</text:p>
          </table:table-cell>
          <table:table-cell table:number-columns-repeated="5"/>
        </table:table-row>
        <table:table-row table:style-name="ro1">
          <table:table-cell table:formula="of:=IF([.B3717]=([.B3716]+2);&quot;Fehler&quot;;&quot;&quot;)">
            <text:p/>
          </table:table-cell>
          <table:table-cell table:formula="of:=IF(LEN([.C3717])=1;0;IF(LEN([.C3717])=2;1;IF(LEN([.C3717])=3;2;IF(LEN([.C3717])=5;3;IF(LEN([.C3717])=6;4;IF(LEN([.C3717])=7;5;&quot;Fehler&quot;))))))" office:value-type="float" office:value="2" calcext:value-type="float">
            <text:p>2</text:p>
          </table:table-cell>
          <table:table-cell office:value-type="string" calcext:value-type="string">
            <text:p>ZAN</text:p>
          </table:table-cell>
          <table:table-cell office:value-type="string" calcext:value-type="string">
            <text:p>PROSASAMMLUNGEN MEHRERER SCHRIFTSTELLER</text:p>
          </table:table-cell>
          <table:table-cell table:number-columns-repeated="5"/>
        </table:table-row>
        <table:table-row table:style-name="ro1">
          <table:table-cell table:formula="of:=IF([.B3718]=([.B3717]+2);&quot;Fehler&quot;;&quot;&quot;)">
            <text:p/>
          </table:table-cell>
          <table:table-cell table:formula="of:=IF(LEN([.C3718])=1;0;IF(LEN([.C3718])=2;1;IF(LEN([.C3718])=3;2;IF(LEN([.C3718])=5;3;IF(LEN([.C3718])=6;4;IF(LEN([.C3718])=7;5;&quot;Fehler&quot;))))))" office:value-type="float" office:value="2" calcext:value-type="float">
            <text:p>2</text:p>
          </table:table-cell>
          <table:table-cell office:value-type="string" calcext:value-type="string">
            <text:p>ZAR</text:p>
          </table:table-cell>
          <table:table-cell office:value-type="string" calcext:value-type="string">
            <text:p>FREMDSPRACHIGE ROMANE UND ERZAEHLUNGEN EINZELNER SCHRIFTSTELLER</text:p>
          </table:table-cell>
          <table:table-cell table:number-columns-repeated="5"/>
        </table:table-row>
        <table:table-row table:style-name="ro1">
          <table:table-cell table:formula="of:=IF([.B3719]=([.B3718]+2);&quot;Fehler&quot;;&quot;&quot;)">
            <text:p/>
          </table:table-cell>
          <table:table-cell table:formula="of:=IF(LEN([.C3719])=1;0;IF(LEN([.C3719])=2;1;IF(LEN([.C3719])=3;2;IF(LEN([.C3719])=5;3;IF(LEN([.C3719])=6;4;IF(LEN([.C3719])=7;5;&quot;Fehler&quot;))))))" office:value-type="float" office:value="3" calcext:value-type="float">
            <text:p>3</text:p>
          </table:table-cell>
          <table:table-cell office:value-type="string" calcext:value-type="string">
            <text:p>ZAR 1</text:p>
          </table:table-cell>
          <table:table-cell office:value-type="string" calcext:value-type="string">
            <text:p>ROMANE UND ERZAEHLUNGEN IN GRIECHISCHER UND LATEINISCHER SPRACHE</text:p>
          </table:table-cell>
          <table:table-cell table:number-columns-repeated="5"/>
        </table:table-row>
        <table:table-row table:style-name="ro1">
          <table:table-cell table:formula="of:=IF([.B3720]=([.B3719]+2);&quot;Fehler&quot;;&quot;&quot;)">
            <text:p/>
          </table:table-cell>
          <table:table-cell table:formula="of:=IF(LEN([.C3720])=1;0;IF(LEN([.C3720])=2;1;IF(LEN([.C3720])=3;2;IF(LEN([.C3720])=5;3;IF(LEN([.C3720])=6;4;IF(LEN([.C3720])=7;5;&quot;Fehler&quot;))))))" office:value-type="float" office:value="3" calcext:value-type="float">
            <text:p>3</text:p>
          </table:table-cell>
          <table:table-cell office:value-type="string" calcext:value-type="string">
            <text:p>ZAR 2</text:p>
          </table:table-cell>
          <table:table-cell office:value-type="string" calcext:value-type="string">
            <text:p>ROMANE UND ERZAEHLUNGEN IN GERMANISCHEN SPRACHEN</text:p>
          </table:table-cell>
          <table:table-cell table:number-columns-repeated="5"/>
        </table:table-row>
        <table:table-row table:style-name="ro1">
          <table:table-cell table:formula="of:=IF([.B3721]=([.B3720]+2);&quot;Fehler&quot;;&quot;&quot;)">
            <text:p/>
          </table:table-cell>
          <table:table-cell table:formula="of:=IF(LEN([.C3721])=1;0;IF(LEN([.C3721])=2;1;IF(LEN([.C3721])=3;2;IF(LEN([.C3721])=5;3;IF(LEN([.C3721])=6;4;IF(LEN([.C3721])=7;5;&quot;Fehler&quot;))))))" office:value-type="float" office:value="4" calcext:value-type="float">
            <text:p>4</text:p>
          </table:table-cell>
          <table:table-cell office:value-type="string" calcext:value-type="string">
            <text:p>ZAR 20</text:p>
          </table:table-cell>
          <table:table-cell office:value-type="string" calcext:value-type="string">
            <text:p>ROMANE UND ERZAEHLUNGEN IN ENGLISCHER SPRACHE</text:p>
          </table:table-cell>
          <table:table-cell table:number-columns-repeated="5"/>
        </table:table-row>
        <table:table-row table:style-name="ro1">
          <table:table-cell table:formula="of:=IF([.B3722]=([.B3721]+2);&quot;Fehler&quot;;&quot;&quot;)">
            <text:p/>
          </table:table-cell>
          <table:table-cell table:formula="of:=IF(LEN([.C3722])=1;0;IF(LEN([.C3722])=2;1;IF(LEN([.C3722])=3;2;IF(LEN([.C3722])=5;3;IF(LEN([.C3722])=6;4;IF(LEN([.C3722])=7;5;&quot;Fehler&quot;))))))" office:value-type="float" office:value="4" calcext:value-type="float">
            <text:p>4</text:p>
          </table:table-cell>
          <table:table-cell office:value-type="string" calcext:value-type="string">
            <text:p>ZAR 21</text:p>
          </table:table-cell>
          <table:table-cell office:value-type="string" calcext:value-type="string">
            <text:p>ROMANE UND ERZAEHLUNGEN IN NIEDERLAENDISCHER SPRACHE</text:p>
          </table:table-cell>
          <table:table-cell table:number-columns-repeated="5"/>
        </table:table-row>
        <table:table-row table:style-name="ro1">
          <table:table-cell table:formula="of:=IF([.B3723]=([.B3722]+2);&quot;Fehler&quot;;&quot;&quot;)">
            <text:p/>
          </table:table-cell>
          <table:table-cell table:formula="of:=IF(LEN([.C3723])=1;0;IF(LEN([.C3723])=2;1;IF(LEN([.C3723])=3;2;IF(LEN([.C3723])=5;3;IF(LEN([.C3723])=6;4;IF(LEN([.C3723])=7;5;&quot;Fehler&quot;))))))" office:value-type="float" office:value="4" calcext:value-type="float">
            <text:p>4</text:p>
          </table:table-cell>
          <table:table-cell office:value-type="string" calcext:value-type="string">
            <text:p>ZAR 29</text:p>
          </table:table-cell>
          <table:table-cell office:value-type="string" calcext:value-type="string">
            <text:p>ROMANE UND ERZAEHLUNGEN IN SONSTIGEN GERMANISCHEN SPRACHEN</text:p>
          </table:table-cell>
          <table:table-cell table:number-columns-repeated="5"/>
        </table:table-row>
        <table:table-row table:style-name="ro1">
          <table:table-cell table:formula="of:=IF([.B3724]=([.B3723]+2);&quot;Fehler&quot;;&quot;&quot;)">
            <text:p/>
          </table:table-cell>
          <table:table-cell table:formula="of:=IF(LEN([.C3724])=1;0;IF(LEN([.C3724])=2;1;IF(LEN([.C3724])=3;2;IF(LEN([.C3724])=5;3;IF(LEN([.C3724])=6;4;IF(LEN([.C3724])=7;5;&quot;Fehler&quot;))))))" office:value-type="float" office:value="3" calcext:value-type="float">
            <text:p>3</text:p>
          </table:table-cell>
          <table:table-cell office:value-type="string" calcext:value-type="string">
            <text:p>ZAR 3</text:p>
          </table:table-cell>
          <table:table-cell office:value-type="string" calcext:value-type="string">
            <text:p>ROMANE UND ERZAEHLUNGEN IN ROMANISCHEN SPRACHEN</text:p>
          </table:table-cell>
          <table:table-cell table:number-columns-repeated="5"/>
        </table:table-row>
        <table:table-row table:style-name="ro1">
          <table:table-cell table:formula="of:=IF([.B3725]=([.B3724]+2);&quot;Fehler&quot;;&quot;&quot;)">
            <text:p/>
          </table:table-cell>
          <table:table-cell table:formula="of:=IF(LEN([.C3725])=1;0;IF(LEN([.C3725])=2;1;IF(LEN([.C3725])=3;2;IF(LEN([.C3725])=5;3;IF(LEN([.C3725])=6;4;IF(LEN([.C3725])=7;5;&quot;Fehler&quot;))))))" office:value-type="float" office:value="4" calcext:value-type="float">
            <text:p>4</text:p>
          </table:table-cell>
          <table:table-cell office:value-type="string" calcext:value-type="string">
            <text:p>ZAR 30</text:p>
          </table:table-cell>
          <table:table-cell office:value-type="string" calcext:value-type="string">
            <text:p>ROMANE UND ERZAEHLUNGEN IN FRANZOESISCHER SPRACHE</text:p>
          </table:table-cell>
          <table:table-cell table:number-columns-repeated="5"/>
        </table:table-row>
        <table:table-row table:style-name="ro1">
          <table:table-cell table:formula="of:=IF([.B3726]=([.B3725]+2);&quot;Fehler&quot;;&quot;&quot;)">
            <text:p/>
          </table:table-cell>
          <table:table-cell table:formula="of:=IF(LEN([.C3726])=1;0;IF(LEN([.C3726])=2;1;IF(LEN([.C3726])=3;2;IF(LEN([.C3726])=5;3;IF(LEN([.C3726])=6;4;IF(LEN([.C3726])=7;5;&quot;Fehler&quot;))))))" office:value-type="float" office:value="4" calcext:value-type="float">
            <text:p>4</text:p>
          </table:table-cell>
          <table:table-cell office:value-type="string" calcext:value-type="string">
            <text:p>ZAR 31</text:p>
          </table:table-cell>
          <table:table-cell office:value-type="string" calcext:value-type="string">
            <text:p>ROMANE UND ERZAEHLUNGEN IN ITALIENISCHER SPRACHE</text:p>
          </table:table-cell>
          <table:table-cell table:number-columns-repeated="5"/>
        </table:table-row>
        <table:table-row table:style-name="ro1">
          <table:table-cell table:formula="of:=IF([.B3727]=([.B3726]+2);&quot;Fehler&quot;;&quot;&quot;)">
            <text:p/>
          </table:table-cell>
          <table:table-cell table:formula="of:=IF(LEN([.C3727])=1;0;IF(LEN([.C3727])=2;1;IF(LEN([.C3727])=3;2;IF(LEN([.C3727])=5;3;IF(LEN([.C3727])=6;4;IF(LEN([.C3727])=7;5;&quot;Fehler&quot;))))))" office:value-type="float" office:value="4" calcext:value-type="float">
            <text:p>4</text:p>
          </table:table-cell>
          <table:table-cell office:value-type="string" calcext:value-type="string">
            <text:p>ZAR 32</text:p>
          </table:table-cell>
          <table:table-cell office:value-type="string" calcext:value-type="string">
            <text:p>ROMANE UND ERZAEHLUNGEN IN SPANISCHER SPRACHE</text:p>
          </table:table-cell>
          <table:table-cell table:number-columns-repeated="5"/>
        </table:table-row>
        <table:table-row table:style-name="ro1">
          <table:table-cell table:formula="of:=IF([.B3728]=([.B3727]+2);&quot;Fehler&quot;;&quot;&quot;)">
            <text:p/>
          </table:table-cell>
          <table:table-cell table:formula="of:=IF(LEN([.C3728])=1;0;IF(LEN([.C3728])=2;1;IF(LEN([.C3728])=3;2;IF(LEN([.C3728])=5;3;IF(LEN([.C3728])=6;4;IF(LEN([.C3728])=7;5;&quot;Fehler&quot;))))))" office:value-type="float" office:value="4" calcext:value-type="float">
            <text:p>4</text:p>
          </table:table-cell>
          <table:table-cell office:value-type="string" calcext:value-type="string">
            <text:p>ZAR 33</text:p>
          </table:table-cell>
          <table:table-cell office:value-type="string" calcext:value-type="string">
            <text:p>ROMANE UND ERZAEHLUNGEN IN PORTUGIESISCHER SPRACHE</text:p>
          </table:table-cell>
          <table:table-cell table:number-columns-repeated="5"/>
        </table:table-row>
        <table:table-row table:style-name="ro1">
          <table:table-cell table:formula="of:=IF([.B3729]=([.B3728]+2);&quot;Fehler&quot;;&quot;&quot;)">
            <text:p/>
          </table:table-cell>
          <table:table-cell table:formula="of:=IF(LEN([.C3729])=1;0;IF(LEN([.C3729])=2;1;IF(LEN([.C3729])=3;2;IF(LEN([.C3729])=5;3;IF(LEN([.C3729])=6;4;IF(LEN([.C3729])=7;5;&quot;Fehler&quot;))))))" office:value-type="float" office:value="4" calcext:value-type="float">
            <text:p>4</text:p>
          </table:table-cell>
          <table:table-cell office:value-type="string" calcext:value-type="string">
            <text:p>ZAR 39</text:p>
          </table:table-cell>
          <table:table-cell office:value-type="string" calcext:value-type="string">
            <text:p>ROMANE UND ERZAEHLUNGEN IN SONSTIGEN ROMANISCHENSPRACHEN</text:p>
          </table:table-cell>
          <table:table-cell table:number-columns-repeated="5"/>
        </table:table-row>
        <table:table-row table:style-name="ro1">
          <table:table-cell table:formula="of:=IF([.B3730]=([.B3729]+2);&quot;Fehler&quot;;&quot;&quot;)">
            <text:p/>
          </table:table-cell>
          <table:table-cell table:formula="of:=IF(LEN([.C3730])=1;0;IF(LEN([.C3730])=2;1;IF(LEN([.C3730])=3;2;IF(LEN([.C3730])=5;3;IF(LEN([.C3730])=6;4;IF(LEN([.C3730])=7;5;&quot;Fehler&quot;))))))" office:value-type="float" office:value="3" calcext:value-type="float">
            <text:p>3</text:p>
          </table:table-cell>
          <table:table-cell office:value-type="string" calcext:value-type="string">
            <text:p>ZAR 4</text:p>
          </table:table-cell>
          <table:table-cell office:value-type="string" calcext:value-type="string">
            <text:p>ROMANE UND ERZAEHLUNGEN IN SLAWISCHEN SPRACHEN</text:p>
          </table:table-cell>
          <table:table-cell table:number-columns-repeated="5"/>
        </table:table-row>
        <table:table-row table:style-name="ro1">
          <table:table-cell table:formula="of:=IF([.B3731]=([.B3730]+2);&quot;Fehler&quot;;&quot;&quot;)">
            <text:p/>
          </table:table-cell>
          <table:table-cell table:formula="of:=IF(LEN([.C3731])=1;0;IF(LEN([.C3731])=2;1;IF(LEN([.C3731])=3;2;IF(LEN([.C3731])=5;3;IF(LEN([.C3731])=6;4;IF(LEN([.C3731])=7;5;&quot;Fehler&quot;))))))" office:value-type="float" office:value="4" calcext:value-type="float">
            <text:p>4</text:p>
          </table:table-cell>
          <table:table-cell office:value-type="string" calcext:value-type="string">
            <text:p>ZAR 40</text:p>
          </table:table-cell>
          <table:table-cell office:value-type="string" calcext:value-type="string">
            <text:p>ROMANE UND ERZAEHLUNGEN IN RUSSISCHER SPRACHE</text:p>
          </table:table-cell>
          <table:table-cell table:number-columns-repeated="5"/>
        </table:table-row>
        <table:table-row table:style-name="ro1">
          <table:table-cell table:formula="of:=IF([.B3732]=([.B3731]+2);&quot;Fehler&quot;;&quot;&quot;)">
            <text:p/>
          </table:table-cell>
          <table:table-cell table:formula="of:=IF(LEN([.C3732])=1;0;IF(LEN([.C3732])=2;1;IF(LEN([.C3732])=3;2;IF(LEN([.C3732])=5;3;IF(LEN([.C3732])=6;4;IF(LEN([.C3732])=7;5;&quot;Fehler&quot;))))))" office:value-type="float" office:value="4" calcext:value-type="float">
            <text:p>4</text:p>
          </table:table-cell>
          <table:table-cell office:value-type="string" calcext:value-type="string">
            <text:p>ZAR 41</text:p>
          </table:table-cell>
          <table:table-cell office:value-type="string" calcext:value-type="string">
            <text:p>ROMANE UND ERZAEHLUNGEN IN POLNISCHER SPRACHE</text:p>
          </table:table-cell>
          <table:table-cell table:number-columns-repeated="5"/>
        </table:table-row>
        <table:table-row table:style-name="ro1">
          <table:table-cell table:formula="of:=IF([.B3733]=([.B3732]+2);&quot;Fehler&quot;;&quot;&quot;)">
            <text:p/>
          </table:table-cell>
          <table:table-cell table:formula="of:=IF(LEN([.C3733])=1;0;IF(LEN([.C3733])=2;1;IF(LEN([.C3733])=3;2;IF(LEN([.C3733])=5;3;IF(LEN([.C3733])=6;4;IF(LEN([.C3733])=7;5;&quot;Fehler&quot;))))))" office:value-type="float" office:value="4" calcext:value-type="float">
            <text:p>4</text:p>
          </table:table-cell>
          <table:table-cell office:value-type="string" calcext:value-type="string">
            <text:p>ZAR 42</text:p>
          </table:table-cell>
          <table:table-cell office:value-type="string" calcext:value-type="string">
            <text:p>ROMANE UND ERZAEHLUNGEN IN KROATISCHER UND SERBISCHER (SERBOKROATISCHER) SPRACHE</text:p>
          </table:table-cell>
          <table:table-cell table:number-columns-repeated="5"/>
        </table:table-row>
        <table:table-row table:style-name="ro1">
          <table:table-cell table:formula="of:=IF([.B3734]=([.B3733]+2);&quot;Fehler&quot;;&quot;&quot;)">
            <text:p/>
          </table:table-cell>
          <table:table-cell table:formula="of:=IF(LEN([.C3734])=1;0;IF(LEN([.C3734])=2;1;IF(LEN([.C3734])=3;2;IF(LEN([.C3734])=5;3;IF(LEN([.C3734])=6;4;IF(LEN([.C3734])=7;5;&quot;Fehler&quot;))))))" office:value-type="float" office:value="4" calcext:value-type="float">
            <text:p>4</text:p>
          </table:table-cell>
          <table:table-cell office:value-type="string" calcext:value-type="string">
            <text:p>ZAR 49</text:p>
          </table:table-cell>
          <table:table-cell office:value-type="string" calcext:value-type="string">
            <text:p>ROMANE UND ERZAEHLUNGEN IN SONSTIGEN SLAWISCHEN SPRACHEN</text:p>
          </table:table-cell>
          <table:table-cell table:number-columns-repeated="5"/>
        </table:table-row>
        <table:table-row table:style-name="ro1">
          <table:table-cell table:formula="of:=IF([.B3735]=([.B3734]+2);&quot;Fehler&quot;;&quot;&quot;)">
            <text:p/>
          </table:table-cell>
          <table:table-cell table:formula="of:=IF(LEN([.C3735])=1;0;IF(LEN([.C3735])=2;1;IF(LEN([.C3735])=3;2;IF(LEN([.C3735])=5;3;IF(LEN([.C3735])=6;4;IF(LEN([.C3735])=7;5;&quot;Fehler&quot;))))))" office:value-type="float" office:value="3" calcext:value-type="float">
            <text:p>3</text:p>
          </table:table-cell>
          <table:table-cell office:value-type="string" calcext:value-type="string">
            <text:p>ZAR 5</text:p>
          </table:table-cell>
          <table:table-cell office:value-type="string" calcext:value-type="string">
            <text:p>ROMANE UND ERZAEHLUNGEN IN NEUGRIECHISCHER SPRACHE</text:p>
          </table:table-cell>
          <table:table-cell table:number-columns-repeated="5"/>
        </table:table-row>
        <table:table-row table:style-name="ro1">
          <table:table-cell table:formula="of:=IF([.B3736]=([.B3735]+2);&quot;Fehler&quot;;&quot;&quot;)">
            <text:p/>
          </table:table-cell>
          <table:table-cell table:formula="of:=IF(LEN([.C3736])=1;0;IF(LEN([.C3736])=2;1;IF(LEN([.C3736])=3;2;IF(LEN([.C3736])=5;3;IF(LEN([.C3736])=6;4;IF(LEN([.C3736])=7;5;&quot;Fehler&quot;))))))" office:value-type="float" office:value="3" calcext:value-type="float">
            <text:p>3</text:p>
          </table:table-cell>
          <table:table-cell office:value-type="string" calcext:value-type="string">
            <text:p>ZAR 6</text:p>
          </table:table-cell>
          <table:table-cell office:value-type="string" calcext:value-type="string">
            <text:p>ROMANE UND ERZAEHLUNGEN IN ORIENTALISCHEN UND ASIATISCHEN SPRACHEN</text:p>
          </table:table-cell>
          <table:table-cell table:number-columns-repeated="5"/>
        </table:table-row>
        <table:table-row table:style-name="ro1">
          <table:table-cell table:formula="of:=IF([.B3737]=([.B3736]+2);&quot;Fehler&quot;;&quot;&quot;)">
            <text:p/>
          </table:table-cell>
          <table:table-cell table:formula="of:=IF(LEN([.C3737])=1;0;IF(LEN([.C3737])=2;1;IF(LEN([.C3737])=3;2;IF(LEN([.C3737])=5;3;IF(LEN([.C3737])=6;4;IF(LEN([.C3737])=7;5;&quot;Fehler&quot;))))))" office:value-type="float" office:value="4" calcext:value-type="float">
            <text:p>4</text:p>
          </table:table-cell>
          <table:table-cell office:value-type="string" calcext:value-type="string">
            <text:p>ZAR 60</text:p>
          </table:table-cell>
          <table:table-cell office:value-type="string" calcext:value-type="string">
            <text:p>ROMANE UND ERZAEHLUNGEN IN TUERKISCHER SPRACHE</text:p>
          </table:table-cell>
          <table:table-cell table:number-columns-repeated="5"/>
        </table:table-row>
        <table:table-row table:style-name="ro1">
          <table:table-cell table:formula="of:=IF([.B3738]=([.B3737]+2);&quot;Fehler&quot;;&quot;&quot;)">
            <text:p/>
          </table:table-cell>
          <table:table-cell table:formula="of:=IF(LEN([.C3738])=1;0;IF(LEN([.C3738])=2;1;IF(LEN([.C3738])=3;2;IF(LEN([.C3738])=5;3;IF(LEN([.C3738])=6;4;IF(LEN([.C3738])=7;5;&quot;Fehler&quot;))))))" office:value-type="float" office:value="3" calcext:value-type="float">
            <text:p>3</text:p>
          </table:table-cell>
          <table:table-cell office:value-type="string" calcext:value-type="string">
            <text:p>ZAR 9</text:p>
          </table:table-cell>
          <table:table-cell office:value-type="string" calcext:value-type="string">
            <text:p>ROMANE UND ERZAEHLUNGEN IN SONSTIGEN SPRACHEN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ssd-concepts'.B1:'ssd-concepts'.D373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.00.0000</text:date>, <text:time style:data-style-name="N2" text:time-value="14:49:39.71868976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2T15:11:30.103307395</dc:date>
    <meta:editing-duration>PT2H35M13S</meta:editing-duration>
    <meta:editing-cycles>28</meta:editing-cycles>
    <meta:generator>LibreOffice/6.4.7.2$Linux_X86_64 LibreOffice_project/40$Build-2</meta:generator>
    <meta:document-statistic meta:table-count="1" meta:cell-count="14898" meta:object-count="0"/>
  </office:meta>
</office:document-meta>
</file>